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1"/>
    <style:style style:name="ce11" style:family="table-cell" style:parent-style-name="Default" style:data-style-name="N11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fo:background-color="#b2b2b2"/>
    </style:style>
    <style:style style:name="ce13" style:family="table-cell" style:parent-style-name="Default" style:data-style-name="N11">
      <style:table-cell-properties fo:background-color="#b2b2b2"/>
      <style:text-properties fo:font-weight="bold" style:font-weight-asian="bold" style:font-weight-complex="bold"/>
    </style:style>
    <style:style style:name="ce7" style:family="table-cell" style:parent-style-name="Default" style:data-style-name="N61"/>
    <style:style style:name="ce8" style:family="table-cell" style:parent-style-name="Default"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able-cell-properties fo:background-color="#b2b2b2"/>
    </style:style>
    <style:style style:name="ce17" style:family="table-cell" style:parent-style-name="Default" style:data-style-name="N61">
      <style:table-cell-properties fo:background-color="#b2b2b2"/>
    </style:style>
    <style:style style:name="ce18" style:family="table-cell" style:parent-style-name="Default">
      <style:table-cell-properties fo:background-color="#b2b2b2"/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-objval" table:style-name="ta1">
        <table:table-column table:style-name="co1" table:number-columns-repeated="10" table:default-cell-style-name="Default"/>
        <table:table-column table:style-name="co1" table:number-columns-repeated="9" table:default-cell-style-name="ce6"/>
        <table:table-row table:style-name="ro1">
          <table:table-cell table:style-name="ce1" office:value-type="string" calcext:value-type="string">
            <text:p>J/5</text:p>
          </table:table-cell>
          <table:table-cell table:style-name="ce1" office:value-type="string" calcext:value-type="string">
            <text:p>J/10</text:p>
          </table:table-cell>
          <table:table-cell table:style-name="ce1" office:value-type="string" calcext:value-type="string">
            <text:p>J/11</text:p>
          </table:table-cell>
          <table:table-cell table:style-name="ce1" office:value-type="string" calcext:value-type="string">
            <text:p>J/12</text:p>
          </table:table-cell>
          <table:table-cell table:style-name="ce1" office:value-type="string" calcext:value-type="string">
            <text:p>J/15</text:p>
          </table:table-cell>
          <table:table-cell table:style-name="ce1" office:value-type="string" calcext:value-type="string">
            <text:p>J/20</text:p>
          </table:table-cell>
          <table:table-cell table:style-name="ce1" office:value-type="string" calcext:value-type="string">
            <text:p>J/25</text:p>
          </table:table-cell>
          <table:table-cell table:style-name="ce1" office:value-type="string" calcext:value-type="string">
            <text:p>J/50</text:p>
          </table:table-cell>
          <table:table-cell table:style-name="ce1" office:value-type="string" calcext:value-type="string">
            <text:p>J/100</text:p>
          </table:table-cell>
          <table:table-cell table:style-name="ce1" office:value-type="string" calcext:value-type="string">
            <text:p>optimal</text:p>
          </table:table-cell>
          <table:table-cell table:style-name="ce1" office:value-type="string" calcext:value-type="string">
            <text:p>gap J/5</text:p>
          </table:table-cell>
          <table:table-cell table:style-name="ce1" office:value-type="string" calcext:value-type="string">
            <text:p>gap J/10</text:p>
          </table:table-cell>
          <table:table-cell table:style-name="ce1" office:value-type="string" calcext:value-type="string">
            <text:p>gap J/11</text:p>
          </table:table-cell>
          <table:table-cell table:style-name="ce1" office:value-type="string" calcext:value-type="string">
            <text:p>gap J/12</text:p>
          </table:table-cell>
          <table:table-cell table:style-name="ce1" office:value-type="string" calcext:value-type="string">
            <text:p>gap J/15</text:p>
          </table:table-cell>
          <table:table-cell table:style-name="ce1" office:value-type="string" calcext:value-type="string">
            <text:p>gap J/20</text:p>
          </table:table-cell>
          <table:table-cell table:style-name="ce1" office:value-type="string" calcext:value-type="string">
            <text:p>gap J/25</text:p>
          </table:table-cell>
          <table:table-cell table:style-name="ce1" office:value-type="string" calcext:value-type="string">
            <text:p>gap J/50</text:p>
          </table:table-cell>
          <table:table-cell table:style-name="ce1" office:value-type="string" calcext:value-type="string">
            <text:p>gap J/100</text:p>
          </table:table-cell>
        </table:table-row>
        <table:table-row table:style-name="ro1"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99.3" calcext:value-type="float">
            <text:p>99.3</text:p>
          </table:table-cell>
          <table:table-cell office:value-type="float" office:value="99.1" calcext:value-type="float">
            <text:p>99.1</text:p>
          </table:table-cell>
          <table:table-cell office:value-type="float" office:value="98.9" calcext:value-type="float">
            <text:p>98.9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8.4" calcext:value-type="float">
            <text:p>98.4</text:p>
          </table:table-cell>
          <table:table-cell office:value-type="float" office:value="96.9" calcext:value-type="float">
            <text:p>96.9</text:p>
          </table:table-cell>
          <table:table-cell office:value-type="float" office:value="100" calcext:value-type="float">
            <text:p>100</text:p>
          </table:table-cell>
          <table:table-cell table:formula="of:=([.J2]-[.A2])/[.A2]" office:value-type="percentage" office:value="0.0245901639344263" calcext:value-type="percentage">
            <text:p>2.46%</text:p>
          </table:table-cell>
          <table:table-cell table:formula="of:=([.J2]-[.B2])/[.B2]" office:value-type="percentage" office:value="0.0101010101010101" calcext:value-type="percentage">
            <text:p>1.01%</text:p>
          </table:table-cell>
          <table:table-cell table:formula="of:=([.J2]-[.C2])/[.C2]" office:value-type="percentage" office:value="0.00704934541792551" calcext:value-type="percentage">
            <text:p>0.70%</text:p>
          </table:table-cell>
          <table:table-cell table:formula="of:=([.J2]-[.D2])/[.D2]" office:value-type="percentage" office:value="0.00908173562058533" calcext:value-type="percentage">
            <text:p>0.91%</text:p>
          </table:table-cell>
          <table:table-cell table:formula="of:=([.J2]-[.E2])/[.E2]" office:value-type="percentage" office:value="0.0111223458038422" calcext:value-type="percentage">
            <text:p>1.11%</text:p>
          </table:table-cell>
          <table:table-cell table:formula="of:=([.J2]-[.F2])/[.F2]" office:value-type="percentage" office:value="0.0101010101010101" calcext:value-type="percentage">
            <text:p>1.01%</text:p>
          </table:table-cell>
          <table:table-cell table:formula="of:=([.J2]-[.G2])/[.G2]" office:value-type="percentage" office:value="0.0101010101010101" calcext:value-type="percentage">
            <text:p>1.01%</text:p>
          </table:table-cell>
          <table:table-cell table:formula="of:=([.J2]-[.H2])/[.H2]" office:value-type="percentage" office:value="0.016260162601626" calcext:value-type="percentage">
            <text:p>1.63%</text:p>
          </table:table-cell>
          <table:table-cell table:formula="of:=([.J2]-[.I2])/[.I2]" office:value-type="percentage" office:value="0.0319917440660474" calcext:value-type="percentage">
            <text:p>3.20%</text:p>
          </table:table-cell>
        </table:table-row>
        <table:table-row table:style-name="ro1">
          <table:table-cell table:number-columns-repeated="10" office:value-type="float" office:value="103" calcext:value-type="float">
            <text:p>103</text:p>
          </table:table-cell>
          <table:table-cell table:formula="of:=([.J3]-[.A3])/[.A3]" office:value-type="percentage" office:value="0" calcext:value-type="percentage">
            <text:p>0.00%</text:p>
          </table:table-cell>
          <table:table-cell table:formula="of:=([.J3]-[.B3])/[.B3]" office:value-type="percentage" office:value="0" calcext:value-type="percentage">
            <text:p>0.00%</text:p>
          </table:table-cell>
          <table:table-cell table:formula="of:=([.J3]-[.C3])/[.C3]" office:value-type="percentage" office:value="0" calcext:value-type="percentage">
            <text:p>0.00%</text:p>
          </table:table-cell>
          <table:table-cell table:formula="of:=([.J3]-[.D3])/[.D3]" office:value-type="percentage" office:value="0" calcext:value-type="percentage">
            <text:p>0.00%</text:p>
          </table:table-cell>
          <table:table-cell table:formula="of:=([.J3]-[.E3])/[.E3]" office:value-type="percentage" office:value="0" calcext:value-type="percentage">
            <text:p>0.00%</text:p>
          </table:table-cell>
          <table:table-cell table:formula="of:=([.J3]-[.F3])/[.F3]" office:value-type="percentage" office:value="0" calcext:value-type="percentage">
            <text:p>0.00%</text:p>
          </table:table-cell>
          <table:table-cell table:formula="of:=([.J3]-[.G3])/[.G3]" office:value-type="percentage" office:value="0" calcext:value-type="percentage">
            <text:p>0.00%</text:p>
          </table:table-cell>
          <table:table-cell table:formula="of:=([.J3]-[.H3])/[.H3]" office:value-type="percentage" office:value="0" calcext:value-type="percentage">
            <text:p>0.00%</text:p>
          </table:table-cell>
          <table:table-cell table:formula="of:=([.J3]-[.I3])/[.I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03" calcext:value-type="float">
            <text:p>103</text:p>
          </table:table-cell>
          <table:table-cell table:formula="of:=([.J4]-[.A4])/[.A4]" office:value-type="percentage" office:value="0" calcext:value-type="percentage">
            <text:p>0.00%</text:p>
          </table:table-cell>
          <table:table-cell table:formula="of:=([.J4]-[.B4])/[.B4]" office:value-type="percentage" office:value="0" calcext:value-type="percentage">
            <text:p>0.00%</text:p>
          </table:table-cell>
          <table:table-cell table:formula="of:=([.J4]-[.C4])/[.C4]" office:value-type="percentage" office:value="0" calcext:value-type="percentage">
            <text:p>0.00%</text:p>
          </table:table-cell>
          <table:table-cell table:formula="of:=([.J4]-[.D4])/[.D4]" office:value-type="percentage" office:value="0" calcext:value-type="percentage">
            <text:p>0.00%</text:p>
          </table:table-cell>
          <table:table-cell table:formula="of:=([.J4]-[.E4])/[.E4]" office:value-type="percentage" office:value="0" calcext:value-type="percentage">
            <text:p>0.00%</text:p>
          </table:table-cell>
          <table:table-cell table:formula="of:=([.J4]-[.F4])/[.F4]" office:value-type="percentage" office:value="0" calcext:value-type="percentage">
            <text:p>0.00%</text:p>
          </table:table-cell>
          <table:table-cell table:formula="of:=([.J4]-[.G4])/[.G4]" office:value-type="percentage" office:value="0" calcext:value-type="percentage">
            <text:p>0.00%</text:p>
          </table:table-cell>
          <table:table-cell table:formula="of:=([.J4]-[.H4])/[.H4]" office:value-type="percentage" office:value="0" calcext:value-type="percentage">
            <text:p>0.00%</text:p>
          </table:table-cell>
          <table:table-cell table:formula="of:=([.J4]-[.I4])/[.I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10" calcext:value-type="float">
            <text:p>110</text:p>
          </table:table-cell>
          <table:table-cell table:formula="of:=([.J5]-[.A5])/[.A5]" office:value-type="percentage" office:value="0" calcext:value-type="percentage">
            <text:p>0.00%</text:p>
          </table:table-cell>
          <table:table-cell table:formula="of:=([.J5]-[.B5])/[.B5]" office:value-type="percentage" office:value="0" calcext:value-type="percentage">
            <text:p>0.00%</text:p>
          </table:table-cell>
          <table:table-cell table:formula="of:=([.J5]-[.C5])/[.C5]" office:value-type="percentage" office:value="0" calcext:value-type="percentage">
            <text:p>0.00%</text:p>
          </table:table-cell>
          <table:table-cell table:formula="of:=([.J5]-[.D5])/[.D5]" office:value-type="percentage" office:value="0" calcext:value-type="percentage">
            <text:p>0.00%</text:p>
          </table:table-cell>
          <table:table-cell table:formula="of:=([.J5]-[.E5])/[.E5]" office:value-type="percentage" office:value="0" calcext:value-type="percentage">
            <text:p>0.00%</text:p>
          </table:table-cell>
          <table:table-cell table:formula="of:=([.J5]-[.F5])/[.F5]" office:value-type="percentage" office:value="0" calcext:value-type="percentage">
            <text:p>0.00%</text:p>
          </table:table-cell>
          <table:table-cell table:formula="of:=([.J5]-[.G5])/[.G5]" office:value-type="percentage" office:value="0" calcext:value-type="percentage">
            <text:p>0.00%</text:p>
          </table:table-cell>
          <table:table-cell table:formula="of:=([.J5]-[.H5])/[.H5]" office:value-type="percentage" office:value="0" calcext:value-type="percentage">
            <text:p>0.00%</text:p>
          </table:table-cell>
          <table:table-cell table:formula="of:=([.J5]-[.I5])/[.I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11" calcext:value-type="float">
            <text:p>111</text:p>
          </table:table-cell>
          <table:table-cell table:formula="of:=([.J6]-[.A6])/[.A6]" office:value-type="percentage" office:value="0" calcext:value-type="percentage">
            <text:p>0.00%</text:p>
          </table:table-cell>
          <table:table-cell table:formula="of:=([.J6]-[.B6])/[.B6]" office:value-type="percentage" office:value="0" calcext:value-type="percentage">
            <text:p>0.00%</text:p>
          </table:table-cell>
          <table:table-cell table:formula="of:=([.J6]-[.C6])/[.C6]" office:value-type="percentage" office:value="0" calcext:value-type="percentage">
            <text:p>0.00%</text:p>
          </table:table-cell>
          <table:table-cell table:formula="of:=([.J6]-[.D6])/[.D6]" office:value-type="percentage" office:value="0" calcext:value-type="percentage">
            <text:p>0.00%</text:p>
          </table:table-cell>
          <table:table-cell table:formula="of:=([.J6]-[.E6])/[.E6]" office:value-type="percentage" office:value="0" calcext:value-type="percentage">
            <text:p>0.00%</text:p>
          </table:table-cell>
          <table:table-cell table:formula="of:=([.J6]-[.F6])/[.F6]" office:value-type="percentage" office:value="0" calcext:value-type="percentage">
            <text:p>0.00%</text:p>
          </table:table-cell>
          <table:table-cell table:formula="of:=([.J6]-[.G6])/[.G6]" office:value-type="percentage" office:value="0" calcext:value-type="percentage">
            <text:p>0.00%</text:p>
          </table:table-cell>
          <table:table-cell table:formula="of:=([.J6]-[.H6])/[.H6]" office:value-type="percentage" office:value="0" calcext:value-type="percentage">
            <text:p>0.00%</text:p>
          </table:table-cell>
          <table:table-cell table:formula="of:=([.J6]-[.I6])/[.I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12" calcext:value-type="float">
            <text:p>112</text:p>
          </table:table-cell>
          <table:table-cell table:formula="of:=([.J7]-[.A7])/[.A7]" office:value-type="percentage" office:value="0" calcext:value-type="percentage">
            <text:p>0.00%</text:p>
          </table:table-cell>
          <table:table-cell table:formula="of:=([.J7]-[.B7])/[.B7]" office:value-type="percentage" office:value="0" calcext:value-type="percentage">
            <text:p>0.00%</text:p>
          </table:table-cell>
          <table:table-cell table:formula="of:=([.J7]-[.C7])/[.C7]" office:value-type="percentage" office:value="0" calcext:value-type="percentage">
            <text:p>0.00%</text:p>
          </table:table-cell>
          <table:table-cell table:formula="of:=([.J7]-[.D7])/[.D7]" office:value-type="percentage" office:value="0" calcext:value-type="percentage">
            <text:p>0.00%</text:p>
          </table:table-cell>
          <table:table-cell table:formula="of:=([.J7]-[.E7])/[.E7]" office:value-type="percentage" office:value="0" calcext:value-type="percentage">
            <text:p>0.00%</text:p>
          </table:table-cell>
          <table:table-cell table:formula="of:=([.J7]-[.F7])/[.F7]" office:value-type="percentage" office:value="0" calcext:value-type="percentage">
            <text:p>0.00%</text:p>
          </table:table-cell>
          <table:table-cell table:formula="of:=([.J7]-[.G7])/[.G7]" office:value-type="percentage" office:value="0" calcext:value-type="percentage">
            <text:p>0.00%</text:p>
          </table:table-cell>
          <table:table-cell table:formula="of:=([.J7]-[.H7])/[.H7]" office:value-type="percentage" office:value="0" calcext:value-type="percentage">
            <text:p>0.00%</text:p>
          </table:table-cell>
          <table:table-cell table:formula="of:=([.J7]-[.I7])/[.I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14" calcext:value-type="float">
            <text:p>114</text:p>
          </table:table-cell>
          <table:table-cell table:formula="of:=([.J8]-[.A8])/[.A8]" office:value-type="percentage" office:value="0" calcext:value-type="percentage">
            <text:p>0.00%</text:p>
          </table:table-cell>
          <table:table-cell table:formula="of:=([.J8]-[.B8])/[.B8]" office:value-type="percentage" office:value="0" calcext:value-type="percentage">
            <text:p>0.00%</text:p>
          </table:table-cell>
          <table:table-cell table:formula="of:=([.J8]-[.C8])/[.C8]" office:value-type="percentage" office:value="0" calcext:value-type="percentage">
            <text:p>0.00%</text:p>
          </table:table-cell>
          <table:table-cell table:formula="of:=([.J8]-[.D8])/[.D8]" office:value-type="percentage" office:value="0" calcext:value-type="percentage">
            <text:p>0.00%</text:p>
          </table:table-cell>
          <table:table-cell table:formula="of:=([.J8]-[.E8])/[.E8]" office:value-type="percentage" office:value="0" calcext:value-type="percentage">
            <text:p>0.00%</text:p>
          </table:table-cell>
          <table:table-cell table:formula="of:=([.J8]-[.F8])/[.F8]" office:value-type="percentage" office:value="0" calcext:value-type="percentage">
            <text:p>0.00%</text:p>
          </table:table-cell>
          <table:table-cell table:formula="of:=([.J8]-[.G8])/[.G8]" office:value-type="percentage" office:value="0" calcext:value-type="percentage">
            <text:p>0.00%</text:p>
          </table:table-cell>
          <table:table-cell table:formula="of:=([.J8]-[.H8])/[.H8]" office:value-type="percentage" office:value="0" calcext:value-type="percentage">
            <text:p>0.00%</text:p>
          </table:table-cell>
          <table:table-cell table:formula="of:=([.J8]-[.I8])/[.I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27" calcext:value-type="float">
            <text:p>127</text:p>
          </table:table-cell>
          <table:table-cell table:formula="of:=([.J9]-[.A9])/[.A9]" office:value-type="percentage" office:value="0" calcext:value-type="percentage">
            <text:p>0.00%</text:p>
          </table:table-cell>
          <table:table-cell table:formula="of:=([.J9]-[.B9])/[.B9]" office:value-type="percentage" office:value="0" calcext:value-type="percentage">
            <text:p>0.00%</text:p>
          </table:table-cell>
          <table:table-cell table:formula="of:=([.J9]-[.C9])/[.C9]" office:value-type="percentage" office:value="0" calcext:value-type="percentage">
            <text:p>0.00%</text:p>
          </table:table-cell>
          <table:table-cell table:formula="of:=([.J9]-[.D9])/[.D9]" office:value-type="percentage" office:value="0" calcext:value-type="percentage">
            <text:p>0.00%</text:p>
          </table:table-cell>
          <table:table-cell table:formula="of:=([.J9]-[.E9])/[.E9]" office:value-type="percentage" office:value="0" calcext:value-type="percentage">
            <text:p>0.00%</text:p>
          </table:table-cell>
          <table:table-cell table:formula="of:=([.J9]-[.F9])/[.F9]" office:value-type="percentage" office:value="0" calcext:value-type="percentage">
            <text:p>0.00%</text:p>
          </table:table-cell>
          <table:table-cell table:formula="of:=([.J9]-[.G9])/[.G9]" office:value-type="percentage" office:value="0" calcext:value-type="percentage">
            <text:p>0.00%</text:p>
          </table:table-cell>
          <table:table-cell table:formula="of:=([.J9]-[.H9])/[.H9]" office:value-type="percentage" office:value="0" calcext:value-type="percentage">
            <text:p>0.00%</text:p>
          </table:table-cell>
          <table:table-cell table:formula="of:=([.J9]-[.I9])/[.I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28" calcext:value-type="float">
            <text:p>128</text:p>
          </table:table-cell>
          <table:table-cell table:formula="of:=([.J10]-[.A10])/[.A10]" office:value-type="percentage" office:value="0" calcext:value-type="percentage">
            <text:p>0.00%</text:p>
          </table:table-cell>
          <table:table-cell table:formula="of:=([.J10]-[.B10])/[.B10]" office:value-type="percentage" office:value="0" calcext:value-type="percentage">
            <text:p>0.00%</text:p>
          </table:table-cell>
          <table:table-cell table:formula="of:=([.J10]-[.C10])/[.C10]" office:value-type="percentage" office:value="0" calcext:value-type="percentage">
            <text:p>0.00%</text:p>
          </table:table-cell>
          <table:table-cell table:formula="of:=([.J10]-[.D10])/[.D10]" office:value-type="percentage" office:value="0" calcext:value-type="percentage">
            <text:p>0.00%</text:p>
          </table:table-cell>
          <table:table-cell table:formula="of:=([.J10]-[.E10])/[.E10]" office:value-type="percentage" office:value="0" calcext:value-type="percentage">
            <text:p>0.00%</text:p>
          </table:table-cell>
          <table:table-cell table:formula="of:=([.J10]-[.F10])/[.F10]" office:value-type="percentage" office:value="0" calcext:value-type="percentage">
            <text:p>0.00%</text:p>
          </table:table-cell>
          <table:table-cell table:formula="of:=([.J10]-[.G10])/[.G10]" office:value-type="percentage" office:value="0" calcext:value-type="percentage">
            <text:p>0.00%</text:p>
          </table:table-cell>
          <table:table-cell table:formula="of:=([.J10]-[.H10])/[.H10]" office:value-type="percentage" office:value="0" calcext:value-type="percentage">
            <text:p>0.00%</text:p>
          </table:table-cell>
          <table:table-cell table:formula="of:=([.J10]-[.I10])/[.I1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38" calcext:value-type="float">
            <text:p>138</text:p>
          </table:table-cell>
          <table:table-cell table:formula="of:=([.J11]-[.A11])/[.A11]" office:value-type="percentage" office:value="0" calcext:value-type="percentage">
            <text:p>0.00%</text:p>
          </table:table-cell>
          <table:table-cell table:formula="of:=([.J11]-[.B11])/[.B11]" office:value-type="percentage" office:value="0" calcext:value-type="percentage">
            <text:p>0.00%</text:p>
          </table:table-cell>
          <table:table-cell table:formula="of:=([.J11]-[.C11])/[.C11]" office:value-type="percentage" office:value="0" calcext:value-type="percentage">
            <text:p>0.00%</text:p>
          </table:table-cell>
          <table:table-cell table:formula="of:=([.J11]-[.D11])/[.D11]" office:value-type="percentage" office:value="0" calcext:value-type="percentage">
            <text:p>0.00%</text:p>
          </table:table-cell>
          <table:table-cell table:formula="of:=([.J11]-[.E11])/[.E11]" office:value-type="percentage" office:value="0" calcext:value-type="percentage">
            <text:p>0.00%</text:p>
          </table:table-cell>
          <table:table-cell table:formula="of:=([.J11]-[.F11])/[.F11]" office:value-type="percentage" office:value="0" calcext:value-type="percentage">
            <text:p>0.00%</text:p>
          </table:table-cell>
          <table:table-cell table:formula="of:=([.J11]-[.G11])/[.G11]" office:value-type="percentage" office:value="0" calcext:value-type="percentage">
            <text:p>0.00%</text:p>
          </table:table-cell>
          <table:table-cell table:formula="of:=([.J11]-[.H11])/[.H11]" office:value-type="percentage" office:value="0" calcext:value-type="percentage">
            <text:p>0.00%</text:p>
          </table:table-cell>
          <table:table-cell table:formula="of:=([.J11]-[.I11])/[.I1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7.4" calcext:value-type="float">
            <text:p>137.4</text:p>
          </table:table-cell>
          <table:table-cell table:number-columns-repeated="9" office:value-type="float" office:value="138" calcext:value-type="float">
            <text:p>138</text:p>
          </table:table-cell>
          <table:table-cell table:formula="of:=([.J12]-[.A12])/[.A12]" office:value-type="percentage" office:value="0.00436681222707419" calcext:value-type="percentage">
            <text:p>0.44%</text:p>
          </table:table-cell>
          <table:table-cell table:formula="of:=([.J12]-[.B12])/[.B12]" office:value-type="percentage" office:value="0" calcext:value-type="percentage">
            <text:p>0.00%</text:p>
          </table:table-cell>
          <table:table-cell table:formula="of:=([.J12]-[.C12])/[.C12]" office:value-type="percentage" office:value="0" calcext:value-type="percentage">
            <text:p>0.00%</text:p>
          </table:table-cell>
          <table:table-cell table:formula="of:=([.J12]-[.D12])/[.D12]" office:value-type="percentage" office:value="0" calcext:value-type="percentage">
            <text:p>0.00%</text:p>
          </table:table-cell>
          <table:table-cell table:formula="of:=([.J12]-[.E12])/[.E12]" office:value-type="percentage" office:value="0" calcext:value-type="percentage">
            <text:p>0.00%</text:p>
          </table:table-cell>
          <table:table-cell table:formula="of:=([.J12]-[.F12])/[.F12]" office:value-type="percentage" office:value="0" calcext:value-type="percentage">
            <text:p>0.00%</text:p>
          </table:table-cell>
          <table:table-cell table:formula="of:=([.J12]-[.G12])/[.G12]" office:value-type="percentage" office:value="0" calcext:value-type="percentage">
            <text:p>0.00%</text:p>
          </table:table-cell>
          <table:table-cell table:formula="of:=([.J12]-[.H12])/[.H12]" office:value-type="percentage" office:value="0" calcext:value-type="percentage">
            <text:p>0.00%</text:p>
          </table:table-cell>
          <table:table-cell table:formula="of:=([.J12]-[.I12])/[.I1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41" calcext:value-type="float">
            <text:p>141</text:p>
          </table:table-cell>
          <table:table-cell table:formula="of:=([.J13]-[.A13])/[.A13]" office:value-type="percentage" office:value="0" calcext:value-type="percentage">
            <text:p>0.00%</text:p>
          </table:table-cell>
          <table:table-cell table:formula="of:=([.J13]-[.B13])/[.B13]" office:value-type="percentage" office:value="0" calcext:value-type="percentage">
            <text:p>0.00%</text:p>
          </table:table-cell>
          <table:table-cell table:formula="of:=([.J13]-[.C13])/[.C13]" office:value-type="percentage" office:value="0" calcext:value-type="percentage">
            <text:p>0.00%</text:p>
          </table:table-cell>
          <table:table-cell table:formula="of:=([.J13]-[.D13])/[.D13]" office:value-type="percentage" office:value="0" calcext:value-type="percentage">
            <text:p>0.00%</text:p>
          </table:table-cell>
          <table:table-cell table:formula="of:=([.J13]-[.E13])/[.E13]" office:value-type="percentage" office:value="0" calcext:value-type="percentage">
            <text:p>0.00%</text:p>
          </table:table-cell>
          <table:table-cell table:formula="of:=([.J13]-[.F13])/[.F13]" office:value-type="percentage" office:value="0" calcext:value-type="percentage">
            <text:p>0.00%</text:p>
          </table:table-cell>
          <table:table-cell table:formula="of:=([.J13]-[.G13])/[.G13]" office:value-type="percentage" office:value="0" calcext:value-type="percentage">
            <text:p>0.00%</text:p>
          </table:table-cell>
          <table:table-cell table:formula="of:=([.J13]-[.H13])/[.H13]" office:value-type="percentage" office:value="0" calcext:value-type="percentage">
            <text:p>0.00%</text:p>
          </table:table-cell>
          <table:table-cell table:formula="of:=([.J13]-[.I13])/[.I1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29.7" calcext:value-type="float">
            <text:p>129.7</text:p>
          </table:table-cell>
          <table:table-cell office:value-type="float" office:value="132.8" calcext:value-type="float">
            <text:p>132.8</text:p>
          </table:table-cell>
          <table:table-cell office:value-type="float" office:value="134.3" calcext:value-type="float">
            <text:p>134.3</text:p>
          </table:table-cell>
          <table:table-cell office:value-type="float" office:value="135.2" calcext:value-type="float">
            <text:p>135.2</text:p>
          </table:table-cell>
          <table:table-cell office:value-type="float" office:value="135.4" calcext:value-type="float">
            <text:p>135.4</text:p>
          </table:table-cell>
          <table:table-cell office:value-type="float" office:value="136.3" calcext:value-type="float">
            <text:p>136.3</text:p>
          </table:table-cell>
          <table:table-cell office:value-type="float" office:value="136" calcext:value-type="float">
            <text:p>136</text:p>
          </table:table-cell>
          <table:table-cell office:value-type="float" office:value="135.5" calcext:value-type="float">
            <text:p>135.5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table:formula="of:=([.J14]-[.A14])/[.A14]" office:value-type="percentage" office:value="0.10254433307633" calcext:value-type="percentage">
            <text:p>10.25%</text:p>
          </table:table-cell>
          <table:table-cell table:formula="of:=([.J14]-[.B14])/[.B14]" office:value-type="percentage" office:value="0.0768072289156626" calcext:value-type="percentage">
            <text:p>7.68%</text:p>
          </table:table-cell>
          <table:table-cell table:formula="of:=([.J14]-[.C14])/[.C14]" office:value-type="percentage" office:value="0.0647803425167534" calcext:value-type="percentage">
            <text:p>6.48%</text:p>
          </table:table-cell>
          <table:table-cell table:formula="of:=([.J14]-[.D14])/[.D14]" office:value-type="percentage" office:value="0.0576923076923078" calcext:value-type="percentage">
            <text:p>5.77%</text:p>
          </table:table-cell>
          <table:table-cell table:formula="of:=([.J14]-[.E14])/[.E14]" office:value-type="percentage" office:value="0.0561299852289512" calcext:value-type="percentage">
            <text:p>5.61%</text:p>
          </table:table-cell>
          <table:table-cell table:formula="of:=([.J14]-[.F14])/[.F14]" office:value-type="percentage" office:value="0.049156272927366" calcext:value-type="percentage">
            <text:p>4.92%</text:p>
          </table:table-cell>
          <table:table-cell table:formula="of:=([.J14]-[.G14])/[.G14]" office:value-type="percentage" office:value="0.0514705882352941" calcext:value-type="percentage">
            <text:p>5.15%</text:p>
          </table:table-cell>
          <table:table-cell table:formula="of:=([.J14]-[.H14])/[.H14]" office:value-type="percentage" office:value="0.0553505535055351" calcext:value-type="percentage">
            <text:p>5.54%</text:p>
          </table:table-cell>
          <table:table-cell table:formula="of:=([.J14]-[.I14])/[.I14]" office:value-type="percentage" office:value="0.075187969924812" calcext:value-type="percentage">
            <text:p>7.52%</text:p>
          </table:table-cell>
        </table:table-row>
        <table:table-row table:style-name="ro1">
          <table:table-cell table:number-columns-repeated="10" office:value-type="float" office:value="144" calcext:value-type="float">
            <text:p>144</text:p>
          </table:table-cell>
          <table:table-cell table:formula="of:=([.J15]-[.A15])/[.A15]" office:value-type="percentage" office:value="0" calcext:value-type="percentage">
            <text:p>0.00%</text:p>
          </table:table-cell>
          <table:table-cell table:formula="of:=([.J15]-[.B15])/[.B15]" office:value-type="percentage" office:value="0" calcext:value-type="percentage">
            <text:p>0.00%</text:p>
          </table:table-cell>
          <table:table-cell table:formula="of:=([.J15]-[.C15])/[.C15]" office:value-type="percentage" office:value="0" calcext:value-type="percentage">
            <text:p>0.00%</text:p>
          </table:table-cell>
          <table:table-cell table:formula="of:=([.J15]-[.D15])/[.D15]" office:value-type="percentage" office:value="0" calcext:value-type="percentage">
            <text:p>0.00%</text:p>
          </table:table-cell>
          <table:table-cell table:formula="of:=([.J15]-[.E15])/[.E15]" office:value-type="percentage" office:value="0" calcext:value-type="percentage">
            <text:p>0.00%</text:p>
          </table:table-cell>
          <table:table-cell table:formula="of:=([.J15]-[.F15])/[.F15]" office:value-type="percentage" office:value="0" calcext:value-type="percentage">
            <text:p>0.00%</text:p>
          </table:table-cell>
          <table:table-cell table:formula="of:=([.J15]-[.G15])/[.G15]" office:value-type="percentage" office:value="0" calcext:value-type="percentage">
            <text:p>0.00%</text:p>
          </table:table-cell>
          <table:table-cell table:formula="of:=([.J15]-[.H15])/[.H15]" office:value-type="percentage" office:value="0" calcext:value-type="percentage">
            <text:p>0.00%</text:p>
          </table:table-cell>
          <table:table-cell table:formula="of:=([.J15]-[.I15])/[.I1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49" calcext:value-type="float">
            <text:p>149</text:p>
          </table:table-cell>
          <table:table-cell table:formula="of:=([.J16]-[.A16])/[.A16]" office:value-type="percentage" office:value="0" calcext:value-type="percentage">
            <text:p>0.00%</text:p>
          </table:table-cell>
          <table:table-cell table:formula="of:=([.J16]-[.B16])/[.B16]" office:value-type="percentage" office:value="0" calcext:value-type="percentage">
            <text:p>0.00%</text:p>
          </table:table-cell>
          <table:table-cell table:formula="of:=([.J16]-[.C16])/[.C16]" office:value-type="percentage" office:value="0" calcext:value-type="percentage">
            <text:p>0.00%</text:p>
          </table:table-cell>
          <table:table-cell table:formula="of:=([.J16]-[.D16])/[.D16]" office:value-type="percentage" office:value="0" calcext:value-type="percentage">
            <text:p>0.00%</text:p>
          </table:table-cell>
          <table:table-cell table:formula="of:=([.J16]-[.E16])/[.E16]" office:value-type="percentage" office:value="0" calcext:value-type="percentage">
            <text:p>0.00%</text:p>
          </table:table-cell>
          <table:table-cell table:formula="of:=([.J16]-[.F16])/[.F16]" office:value-type="percentage" office:value="0" calcext:value-type="percentage">
            <text:p>0.00%</text:p>
          </table:table-cell>
          <table:table-cell table:formula="of:=([.J16]-[.G16])/[.G16]" office:value-type="percentage" office:value="0" calcext:value-type="percentage">
            <text:p>0.00%</text:p>
          </table:table-cell>
          <table:table-cell table:formula="of:=([.J16]-[.H16])/[.H16]" office:value-type="percentage" office:value="0" calcext:value-type="percentage">
            <text:p>0.00%</text:p>
          </table:table-cell>
          <table:table-cell table:formula="of:=([.J16]-[.I16])/[.I1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4.6" calcext:value-type="float">
            <text:p>154.6</text:p>
          </table:table-cell>
          <table:table-cell table:number-columns-repeated="9" office:value-type="float" office:value="155" calcext:value-type="float">
            <text:p>155</text:p>
          </table:table-cell>
          <table:table-cell table:formula="of:=([.J17]-[.A17])/[.A17]" office:value-type="percentage" office:value="0.00258732212160418" calcext:value-type="percentage">
            <text:p>0.26%</text:p>
          </table:table-cell>
          <table:table-cell table:formula="of:=([.J17]-[.B17])/[.B17]" office:value-type="percentage" office:value="0" calcext:value-type="percentage">
            <text:p>0.00%</text:p>
          </table:table-cell>
          <table:table-cell table:formula="of:=([.J17]-[.C17])/[.C17]" office:value-type="percentage" office:value="0" calcext:value-type="percentage">
            <text:p>0.00%</text:p>
          </table:table-cell>
          <table:table-cell table:formula="of:=([.J17]-[.D17])/[.D17]" office:value-type="percentage" office:value="0" calcext:value-type="percentage">
            <text:p>0.00%</text:p>
          </table:table-cell>
          <table:table-cell table:formula="of:=([.J17]-[.E17])/[.E17]" office:value-type="percentage" office:value="0" calcext:value-type="percentage">
            <text:p>0.00%</text:p>
          </table:table-cell>
          <table:table-cell table:formula="of:=([.J17]-[.F17])/[.F17]" office:value-type="percentage" office:value="0" calcext:value-type="percentage">
            <text:p>0.00%</text:p>
          </table:table-cell>
          <table:table-cell table:formula="of:=([.J17]-[.G17])/[.G17]" office:value-type="percentage" office:value="0" calcext:value-type="percentage">
            <text:p>0.00%</text:p>
          </table:table-cell>
          <table:table-cell table:formula="of:=([.J17]-[.H17])/[.H17]" office:value-type="percentage" office:value="0" calcext:value-type="percentage">
            <text:p>0.00%</text:p>
          </table:table-cell>
          <table:table-cell table:formula="of:=([.J17]-[.I17])/[.I1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56" calcext:value-type="float">
            <text:p>156</text:p>
          </table:table-cell>
          <table:table-cell table:formula="of:=([.J18]-[.A18])/[.A18]" office:value-type="percentage" office:value="0" calcext:value-type="percentage">
            <text:p>0.00%</text:p>
          </table:table-cell>
          <table:table-cell table:formula="of:=([.J18]-[.B18])/[.B18]" office:value-type="percentage" office:value="0" calcext:value-type="percentage">
            <text:p>0.00%</text:p>
          </table:table-cell>
          <table:table-cell table:formula="of:=([.J18]-[.C18])/[.C18]" office:value-type="percentage" office:value="0" calcext:value-type="percentage">
            <text:p>0.00%</text:p>
          </table:table-cell>
          <table:table-cell table:formula="of:=([.J18]-[.D18])/[.D18]" office:value-type="percentage" office:value="0" calcext:value-type="percentage">
            <text:p>0.00%</text:p>
          </table:table-cell>
          <table:table-cell table:formula="of:=([.J18]-[.E18])/[.E18]" office:value-type="percentage" office:value="0" calcext:value-type="percentage">
            <text:p>0.00%</text:p>
          </table:table-cell>
          <table:table-cell table:formula="of:=([.J18]-[.F18])/[.F18]" office:value-type="percentage" office:value="0" calcext:value-type="percentage">
            <text:p>0.00%</text:p>
          </table:table-cell>
          <table:table-cell table:formula="of:=([.J18]-[.G18])/[.G18]" office:value-type="percentage" office:value="0" calcext:value-type="percentage">
            <text:p>0.00%</text:p>
          </table:table-cell>
          <table:table-cell table:formula="of:=([.J18]-[.H18])/[.H18]" office:value-type="percentage" office:value="0" calcext:value-type="percentage">
            <text:p>0.00%</text:p>
          </table:table-cell>
          <table:table-cell table:formula="of:=([.J18]-[.I18])/[.I1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7.3" calcext:value-type="float">
            <text:p>137.3</text:p>
          </table:table-cell>
          <table:table-cell office:value-type="float" office:value="142.6" calcext:value-type="float">
            <text:p>142.6</text:p>
          </table:table-cell>
          <table:table-cell office:value-type="float" office:value="143.4" calcext:value-type="float">
            <text:p>143.4</text:p>
          </table:table-cell>
          <table:table-cell office:value-type="float" office:value="142.1" calcext:value-type="float">
            <text:p>142.1</text:p>
          </table:table-cell>
          <table:table-cell office:value-type="float" office:value="144.3" calcext:value-type="float">
            <text:p>144.3</text:p>
          </table:table-cell>
          <table:table-cell office:value-type="float" office:value="144" calcext:value-type="float">
            <text:p>144</text:p>
          </table:table-cell>
          <table:table-cell office:value-type="float" office:value="143.2" calcext:value-type="float">
            <text:p>143.2</text:p>
          </table:table-cell>
          <table:table-cell office:value-type="float" office:value="143.8" calcext:value-type="float">
            <text:p>143.8</text:p>
          </table:table-cell>
          <table:table-cell office:value-type="float" office:value="141.6" calcext:value-type="float">
            <text:p>141.6</text:p>
          </table:table-cell>
          <table:table-cell office:value-type="float" office:value="147" calcext:value-type="float">
            <text:p>147</text:p>
          </table:table-cell>
          <table:table-cell table:formula="of:=([.J19]-[.A19])/[.A19]" office:value-type="percentage" office:value="0.0706482155863073" calcext:value-type="percentage">
            <text:p>7.06%</text:p>
          </table:table-cell>
          <table:table-cell table:formula="of:=([.J19]-[.B19])/[.B19]" office:value-type="percentage" office:value="0.0308555399719495" calcext:value-type="percentage">
            <text:p>3.09%</text:p>
          </table:table-cell>
          <table:table-cell table:formula="of:=([.J19]-[.C19])/[.C19]" office:value-type="percentage" office:value="0.0251046025104602" calcext:value-type="percentage">
            <text:p>2.51%</text:p>
          </table:table-cell>
          <table:table-cell table:formula="of:=([.J19]-[.D19])/[.D19]" office:value-type="percentage" office:value="0.0344827586206897" calcext:value-type="percentage">
            <text:p>3.45%</text:p>
          </table:table-cell>
          <table:table-cell table:formula="of:=([.J19]-[.E19])/[.E19]" office:value-type="percentage" office:value="0.0187110187110186" calcext:value-type="percentage">
            <text:p>1.87%</text:p>
          </table:table-cell>
          <table:table-cell table:formula="of:=([.J19]-[.F19])/[.F19]" office:value-type="percentage" office:value="0.0208333333333333" calcext:value-type="percentage">
            <text:p>2.08%</text:p>
          </table:table-cell>
          <table:table-cell table:formula="of:=([.J19]-[.G19])/[.G19]" office:value-type="percentage" office:value="0.0265363128491621" calcext:value-type="percentage">
            <text:p>2.65%</text:p>
          </table:table-cell>
          <table:table-cell table:formula="of:=([.J19]-[.H19])/[.H19]" office:value-type="percentage" office:value="0.0222531293463142" calcext:value-type="percentage">
            <text:p>2.23%</text:p>
          </table:table-cell>
          <table:table-cell table:formula="of:=([.J19]-[.I19])/[.I19]" office:value-type="percentage" office:value="0.038135593220339" calcext:value-type="percentage">
            <text:p>3.81%</text:p>
          </table:table-cell>
        </table:table-row>
        <table:table-row table:style-name="ro1">
          <table:table-cell table:number-columns-repeated="10" office:value-type="float" office:value="160" calcext:value-type="float">
            <text:p>160</text:p>
          </table:table-cell>
          <table:table-cell table:formula="of:=([.J20]-[.A20])/[.A20]" office:value-type="percentage" office:value="0" calcext:value-type="percentage">
            <text:p>0.00%</text:p>
          </table:table-cell>
          <table:table-cell table:formula="of:=([.J20]-[.B20])/[.B20]" office:value-type="percentage" office:value="0" calcext:value-type="percentage">
            <text:p>0.00%</text:p>
          </table:table-cell>
          <table:table-cell table:formula="of:=([.J20]-[.C20])/[.C20]" office:value-type="percentage" office:value="0" calcext:value-type="percentage">
            <text:p>0.00%</text:p>
          </table:table-cell>
          <table:table-cell table:formula="of:=([.J20]-[.D20])/[.D20]" office:value-type="percentage" office:value="0" calcext:value-type="percentage">
            <text:p>0.00%</text:p>
          </table:table-cell>
          <table:table-cell table:formula="of:=([.J20]-[.E20])/[.E20]" office:value-type="percentage" office:value="0" calcext:value-type="percentage">
            <text:p>0.00%</text:p>
          </table:table-cell>
          <table:table-cell table:formula="of:=([.J20]-[.F20])/[.F20]" office:value-type="percentage" office:value="0" calcext:value-type="percentage">
            <text:p>0.00%</text:p>
          </table:table-cell>
          <table:table-cell table:formula="of:=([.J20]-[.G20])/[.G20]" office:value-type="percentage" office:value="0" calcext:value-type="percentage">
            <text:p>0.00%</text:p>
          </table:table-cell>
          <table:table-cell table:formula="of:=([.J20]-[.H20])/[.H20]" office:value-type="percentage" office:value="0" calcext:value-type="percentage">
            <text:p>0.00%</text:p>
          </table:table-cell>
          <table:table-cell table:formula="of:=([.J20]-[.I20])/[.I2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64" calcext:value-type="float">
            <text:p>164</text:p>
          </table:table-cell>
          <table:table-cell table:formula="of:=([.J21]-[.A21])/[.A21]" office:value-type="percentage" office:value="0" calcext:value-type="percentage">
            <text:p>0.00%</text:p>
          </table:table-cell>
          <table:table-cell table:formula="of:=([.J21]-[.B21])/[.B21]" office:value-type="percentage" office:value="0" calcext:value-type="percentage">
            <text:p>0.00%</text:p>
          </table:table-cell>
          <table:table-cell table:formula="of:=([.J21]-[.C21])/[.C21]" office:value-type="percentage" office:value="0" calcext:value-type="percentage">
            <text:p>0.00%</text:p>
          </table:table-cell>
          <table:table-cell table:formula="of:=([.J21]-[.D21])/[.D21]" office:value-type="percentage" office:value="0" calcext:value-type="percentage">
            <text:p>0.00%</text:p>
          </table:table-cell>
          <table:table-cell table:formula="of:=([.J21]-[.E21])/[.E21]" office:value-type="percentage" office:value="0" calcext:value-type="percentage">
            <text:p>0.00%</text:p>
          </table:table-cell>
          <table:table-cell table:formula="of:=([.J21]-[.F21])/[.F21]" office:value-type="percentage" office:value="0" calcext:value-type="percentage">
            <text:p>0.00%</text:p>
          </table:table-cell>
          <table:table-cell table:formula="of:=([.J21]-[.G21])/[.G21]" office:value-type="percentage" office:value="0" calcext:value-type="percentage">
            <text:p>0.00%</text:p>
          </table:table-cell>
          <table:table-cell table:formula="of:=([.J21]-[.H21])/[.H21]" office:value-type="percentage" office:value="0" calcext:value-type="percentage">
            <text:p>0.00%</text:p>
          </table:table-cell>
          <table:table-cell table:formula="of:=([.J21]-[.I21])/[.I2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64" calcext:value-type="float">
            <text:p>164</text:p>
          </table:table-cell>
          <table:table-cell table:formula="of:=([.J22]-[.A22])/[.A22]" office:value-type="percentage" office:value="0" calcext:value-type="percentage">
            <text:p>0.00%</text:p>
          </table:table-cell>
          <table:table-cell table:formula="of:=([.J22]-[.B22])/[.B22]" office:value-type="percentage" office:value="0" calcext:value-type="percentage">
            <text:p>0.00%</text:p>
          </table:table-cell>
          <table:table-cell table:formula="of:=([.J22]-[.C22])/[.C22]" office:value-type="percentage" office:value="0" calcext:value-type="percentage">
            <text:p>0.00%</text:p>
          </table:table-cell>
          <table:table-cell table:formula="of:=([.J22]-[.D22])/[.D22]" office:value-type="percentage" office:value="0" calcext:value-type="percentage">
            <text:p>0.00%</text:p>
          </table:table-cell>
          <table:table-cell table:formula="of:=([.J22]-[.E22])/[.E22]" office:value-type="percentage" office:value="0" calcext:value-type="percentage">
            <text:p>0.00%</text:p>
          </table:table-cell>
          <table:table-cell table:formula="of:=([.J22]-[.F22])/[.F22]" office:value-type="percentage" office:value="0" calcext:value-type="percentage">
            <text:p>0.00%</text:p>
          </table:table-cell>
          <table:table-cell table:formula="of:=([.J22]-[.G22])/[.G22]" office:value-type="percentage" office:value="0" calcext:value-type="percentage">
            <text:p>0.00%</text:p>
          </table:table-cell>
          <table:table-cell table:formula="of:=([.J22]-[.H22])/[.H22]" office:value-type="percentage" office:value="0" calcext:value-type="percentage">
            <text:p>0.00%</text:p>
          </table:table-cell>
          <table:table-cell table:formula="of:=([.J22]-[.I22])/[.I2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66" calcext:value-type="float">
            <text:p>166</text:p>
          </table:table-cell>
          <table:table-cell table:formula="of:=([.J23]-[.A23])/[.A23]" office:value-type="percentage" office:value="0" calcext:value-type="percentage">
            <text:p>0.00%</text:p>
          </table:table-cell>
          <table:table-cell table:formula="of:=([.J23]-[.B23])/[.B23]" office:value-type="percentage" office:value="0" calcext:value-type="percentage">
            <text:p>0.00%</text:p>
          </table:table-cell>
          <table:table-cell table:formula="of:=([.J23]-[.C23])/[.C23]" office:value-type="percentage" office:value="0" calcext:value-type="percentage">
            <text:p>0.00%</text:p>
          </table:table-cell>
          <table:table-cell table:formula="of:=([.J23]-[.D23])/[.D23]" office:value-type="percentage" office:value="0" calcext:value-type="percentage">
            <text:p>0.00%</text:p>
          </table:table-cell>
          <table:table-cell table:formula="of:=([.J23]-[.E23])/[.E23]" office:value-type="percentage" office:value="0" calcext:value-type="percentage">
            <text:p>0.00%</text:p>
          </table:table-cell>
          <table:table-cell table:formula="of:=([.J23]-[.F23])/[.F23]" office:value-type="percentage" office:value="0" calcext:value-type="percentage">
            <text:p>0.00%</text:p>
          </table:table-cell>
          <table:table-cell table:formula="of:=([.J23]-[.G23])/[.G23]" office:value-type="percentage" office:value="0" calcext:value-type="percentage">
            <text:p>0.00%</text:p>
          </table:table-cell>
          <table:table-cell table:formula="of:=([.J23]-[.H23])/[.H23]" office:value-type="percentage" office:value="0" calcext:value-type="percentage">
            <text:p>0.00%</text:p>
          </table:table-cell>
          <table:table-cell table:formula="of:=([.J23]-[.I23])/[.I2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73" calcext:value-type="float">
            <text:p>173</text:p>
          </table:table-cell>
          <table:table-cell table:formula="of:=([.J24]-[.A24])/[.A24]" office:value-type="percentage" office:value="0" calcext:value-type="percentage">
            <text:p>0.00%</text:p>
          </table:table-cell>
          <table:table-cell table:formula="of:=([.J24]-[.B24])/[.B24]" office:value-type="percentage" office:value="0" calcext:value-type="percentage">
            <text:p>0.00%</text:p>
          </table:table-cell>
          <table:table-cell table:formula="of:=([.J24]-[.C24])/[.C24]" office:value-type="percentage" office:value="0" calcext:value-type="percentage">
            <text:p>0.00%</text:p>
          </table:table-cell>
          <table:table-cell table:formula="of:=([.J24]-[.D24])/[.D24]" office:value-type="percentage" office:value="0" calcext:value-type="percentage">
            <text:p>0.00%</text:p>
          </table:table-cell>
          <table:table-cell table:formula="of:=([.J24]-[.E24])/[.E24]" office:value-type="percentage" office:value="0" calcext:value-type="percentage">
            <text:p>0.00%</text:p>
          </table:table-cell>
          <table:table-cell table:formula="of:=([.J24]-[.F24])/[.F24]" office:value-type="percentage" office:value="0" calcext:value-type="percentage">
            <text:p>0.00%</text:p>
          </table:table-cell>
          <table:table-cell table:formula="of:=([.J24]-[.G24])/[.G24]" office:value-type="percentage" office:value="0" calcext:value-type="percentage">
            <text:p>0.00%</text:p>
          </table:table-cell>
          <table:table-cell table:formula="of:=([.J24]-[.H24])/[.H24]" office:value-type="percentage" office:value="0" calcext:value-type="percentage">
            <text:p>0.00%</text:p>
          </table:table-cell>
          <table:table-cell table:formula="of:=([.J24]-[.I24])/[.I2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74" calcext:value-type="float">
            <text:p>174</text:p>
          </table:table-cell>
          <table:table-cell table:formula="of:=([.J25]-[.A25])/[.A25]" office:value-type="percentage" office:value="0" calcext:value-type="percentage">
            <text:p>0.00%</text:p>
          </table:table-cell>
          <table:table-cell table:formula="of:=([.J25]-[.B25])/[.B25]" office:value-type="percentage" office:value="0" calcext:value-type="percentage">
            <text:p>0.00%</text:p>
          </table:table-cell>
          <table:table-cell table:formula="of:=([.J25]-[.C25])/[.C25]" office:value-type="percentage" office:value="0" calcext:value-type="percentage">
            <text:p>0.00%</text:p>
          </table:table-cell>
          <table:table-cell table:formula="of:=([.J25]-[.D25])/[.D25]" office:value-type="percentage" office:value="0" calcext:value-type="percentage">
            <text:p>0.00%</text:p>
          </table:table-cell>
          <table:table-cell table:formula="of:=([.J25]-[.E25])/[.E25]" office:value-type="percentage" office:value="0" calcext:value-type="percentage">
            <text:p>0.00%</text:p>
          </table:table-cell>
          <table:table-cell table:formula="of:=([.J25]-[.F25])/[.F25]" office:value-type="percentage" office:value="0" calcext:value-type="percentage">
            <text:p>0.00%</text:p>
          </table:table-cell>
          <table:table-cell table:formula="of:=([.J25]-[.G25])/[.G25]" office:value-type="percentage" office:value="0" calcext:value-type="percentage">
            <text:p>0.00%</text:p>
          </table:table-cell>
          <table:table-cell table:formula="of:=([.J25]-[.H25])/[.H25]" office:value-type="percentage" office:value="0" calcext:value-type="percentage">
            <text:p>0.00%</text:p>
          </table:table-cell>
          <table:table-cell table:formula="of:=([.J25]-[.I25])/[.I2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4.1" calcext:value-type="float">
            <text:p>134.1</text:p>
          </table:table-cell>
          <table:table-cell office:value-type="float" office:value="134.8" calcext:value-type="float">
            <text:p>134.8</text:p>
          </table:table-cell>
          <table:table-cell office:value-type="float" office:value="135" calcext:value-type="float">
            <text:p>135</text:p>
          </table:table-cell>
          <table:table-cell office:value-type="float" office:value="134.9" calcext:value-type="float">
            <text:p>134.9</text:p>
          </table:table-cell>
          <table:table-cell table:number-columns-repeated="3" office:value-type="float" office:value="135" calcext:value-type="float">
            <text:p>135</text:p>
          </table:table-cell>
          <table:table-cell table:number-columns-repeated="2" office:value-type="float" office:value="134.9" calcext:value-type="float">
            <text:p>134.9</text:p>
          </table:table-cell>
          <table:table-cell table:style-name="ce5" office:value-type="float" office:value="135" calcext:value-type="float">
            <text:p>135</text:p>
          </table:table-cell>
          <table:table-cell table:formula="of:=([.J26]-[.A26])/[.A26]" office:value-type="percentage" office:value="0.0067114093959732" calcext:value-type="percentage">
            <text:p>0.67%</text:p>
          </table:table-cell>
          <table:table-cell table:formula="of:=([.J26]-[.B26])/[.B26]" office:value-type="percentage" office:value="0.00148367952522247" calcext:value-type="percentage">
            <text:p>0.15%</text:p>
          </table:table-cell>
          <table:table-cell table:formula="of:=([.J26]-[.C26])/[.C26]" office:value-type="percentage" office:value="0" calcext:value-type="percentage">
            <text:p>0.00%</text:p>
          </table:table-cell>
          <table:table-cell table:formula="of:=([.J26]-[.D26])/[.D26]" office:value-type="percentage" office:value="0.00074128984432909" calcext:value-type="percentage">
            <text:p>0.07%</text:p>
          </table:table-cell>
          <table:table-cell table:formula="of:=([.J26]-[.E26])/[.E26]" office:value-type="percentage" office:value="0" calcext:value-type="percentage">
            <text:p>0.00%</text:p>
          </table:table-cell>
          <table:table-cell table:formula="of:=([.J26]-[.F26])/[.F26]" office:value-type="percentage" office:value="0" calcext:value-type="percentage">
            <text:p>0.00%</text:p>
          </table:table-cell>
          <table:table-cell table:formula="of:=([.J26]-[.G26])/[.G26]" office:value-type="percentage" office:value="0" calcext:value-type="percentage">
            <text:p>0.00%</text:p>
          </table:table-cell>
          <table:table-cell table:formula="of:=([.J26]-[.H26])/[.H26]" office:value-type="percentage" office:value="0.00074128984432909" calcext:value-type="percentage">
            <text:p>0.07%</text:p>
          </table:table-cell>
          <table:table-cell table:formula="of:=([.J26]-[.I26])/[.I26]" office:value-type="percentage" office:value="0.00074128984432909" calcext:value-type="percentage">
            <text:p>0.07%</text:p>
          </table:table-cell>
        </table:table-row>
        <table:table-row table:style-name="ro1">
          <table:table-cell table:number-columns-repeated="9" office:value-type="float" office:value="175" calcext:value-type="float">
            <text:p>175</text:p>
          </table:table-cell>
          <table:table-cell table:style-name="ce5" office:value-type="float" office:value="175" calcext:value-type="float">
            <text:p>175</text:p>
          </table:table-cell>
          <table:table-cell table:formula="of:=([.J27]-[.A27])/[.A27]" office:value-type="percentage" office:value="0" calcext:value-type="percentage">
            <text:p>0.00%</text:p>
          </table:table-cell>
          <table:table-cell table:formula="of:=([.J27]-[.B27])/[.B27]" office:value-type="percentage" office:value="0" calcext:value-type="percentage">
            <text:p>0.00%</text:p>
          </table:table-cell>
          <table:table-cell table:formula="of:=([.J27]-[.C27])/[.C27]" office:value-type="percentage" office:value="0" calcext:value-type="percentage">
            <text:p>0.00%</text:p>
          </table:table-cell>
          <table:table-cell table:formula="of:=([.J27]-[.D27])/[.D27]" office:value-type="percentage" office:value="0" calcext:value-type="percentage">
            <text:p>0.00%</text:p>
          </table:table-cell>
          <table:table-cell table:formula="of:=([.J27]-[.E27])/[.E27]" office:value-type="percentage" office:value="0" calcext:value-type="percentage">
            <text:p>0.00%</text:p>
          </table:table-cell>
          <table:table-cell table:formula="of:=([.J27]-[.F27])/[.F27]" office:value-type="percentage" office:value="0" calcext:value-type="percentage">
            <text:p>0.00%</text:p>
          </table:table-cell>
          <table:table-cell table:formula="of:=([.J27]-[.G27])/[.G27]" office:value-type="percentage" office:value="0" calcext:value-type="percentage">
            <text:p>0.00%</text:p>
          </table:table-cell>
          <table:table-cell table:formula="of:=([.J27]-[.H27])/[.H27]" office:value-type="percentage" office:value="0" calcext:value-type="percentage">
            <text:p>0.00%</text:p>
          </table:table-cell>
          <table:table-cell table:formula="of:=([.J27]-[.I27])/[.I2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76" calcext:value-type="float">
            <text:p>176</text:p>
          </table:table-cell>
          <table:table-cell table:formula="of:=([.J28]-[.A28])/[.A28]" office:value-type="percentage" office:value="0" calcext:value-type="percentage">
            <text:p>0.00%</text:p>
          </table:table-cell>
          <table:table-cell table:formula="of:=([.J28]-[.B28])/[.B28]" office:value-type="percentage" office:value="0" calcext:value-type="percentage">
            <text:p>0.00%</text:p>
          </table:table-cell>
          <table:table-cell table:formula="of:=([.J28]-[.C28])/[.C28]" office:value-type="percentage" office:value="0" calcext:value-type="percentage">
            <text:p>0.00%</text:p>
          </table:table-cell>
          <table:table-cell table:formula="of:=([.J28]-[.D28])/[.D28]" office:value-type="percentage" office:value="0" calcext:value-type="percentage">
            <text:p>0.00%</text:p>
          </table:table-cell>
          <table:table-cell table:formula="of:=([.J28]-[.E28])/[.E28]" office:value-type="percentage" office:value="0" calcext:value-type="percentage">
            <text:p>0.00%</text:p>
          </table:table-cell>
          <table:table-cell table:formula="of:=([.J28]-[.F28])/[.F28]" office:value-type="percentage" office:value="0" calcext:value-type="percentage">
            <text:p>0.00%</text:p>
          </table:table-cell>
          <table:table-cell table:formula="of:=([.J28]-[.G28])/[.G28]" office:value-type="percentage" office:value="0" calcext:value-type="percentage">
            <text:p>0.00%</text:p>
          </table:table-cell>
          <table:table-cell table:formula="of:=([.J28]-[.H28])/[.H28]" office:value-type="percentage" office:value="0" calcext:value-type="percentage">
            <text:p>0.00%</text:p>
          </table:table-cell>
          <table:table-cell table:formula="of:=([.J28]-[.I28])/[.I2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0.2" calcext:value-type="float">
            <text:p>170.2</text:p>
          </table:table-cell>
          <table:table-cell office:value-type="float" office:value="171.2" calcext:value-type="float">
            <text:p>171.2</text:p>
          </table:table-cell>
          <table:table-cell office:value-type="float" office:value="171.3" calcext:value-type="float">
            <text:p>171.3</text:p>
          </table:table-cell>
          <table:table-cell office:value-type="float" office:value="171.7" calcext:value-type="float">
            <text:p>171.7</text:p>
          </table:table-cell>
          <table:table-cell office:value-type="float" office:value="172.3" calcext:value-type="float">
            <text:p>172.3</text:p>
          </table:table-cell>
          <table:table-cell office:value-type="float" office:value="172.2" calcext:value-type="float">
            <text:p>172.2</text:p>
          </table:table-cell>
          <table:table-cell office:value-type="float" office:value="172.9" calcext:value-type="float">
            <text:p>172.9</text:p>
          </table:table-cell>
          <table:table-cell office:value-type="float" office:value="171.6" calcext:value-type="float">
            <text:p>171.6</text:p>
          </table:table-cell>
          <table:table-cell office:value-type="float" office:value="169.8" calcext:value-type="float">
            <text:p>169.8</text:p>
          </table:table-cell>
          <table:table-cell office:value-type="float" office:value="173" calcext:value-type="float">
            <text:p>173</text:p>
          </table:table-cell>
          <table:table-cell table:formula="of:=([.J29]-[.A29])/[.A29]" office:value-type="percentage" office:value="0.0164512338425383" calcext:value-type="percentage">
            <text:p>1.65%</text:p>
          </table:table-cell>
          <table:table-cell table:formula="of:=([.J29]-[.B29])/[.B29]" office:value-type="percentage" office:value="0.0105140186915889" calcext:value-type="percentage">
            <text:p>1.05%</text:p>
          </table:table-cell>
          <table:table-cell table:formula="of:=([.J29]-[.C29])/[.C29]" office:value-type="percentage" office:value="0.00992410974897833" calcext:value-type="percentage">
            <text:p>0.99%</text:p>
          </table:table-cell>
          <table:table-cell table:formula="of:=([.J29]-[.D29])/[.D29]" office:value-type="percentage" office:value="0.00757134536983117" calcext:value-type="percentage">
            <text:p>0.76%</text:p>
          </table:table-cell>
          <table:table-cell table:formula="of:=([.J29]-[.E29])/[.E29]" office:value-type="percentage" office:value="0.00406268136970394" calcext:value-type="percentage">
            <text:p>0.41%</text:p>
          </table:table-cell>
          <table:table-cell table:formula="of:=([.J29]-[.F29])/[.F29]" office:value-type="percentage" office:value="0.00464576074332179" calcext:value-type="percentage">
            <text:p>0.46%</text:p>
          </table:table-cell>
          <table:table-cell table:formula="of:=([.J29]-[.G29])/[.G29]" office:value-type="percentage" office:value="0.000578368999421598" calcext:value-type="percentage">
            <text:p>0.06%</text:p>
          </table:table-cell>
          <table:table-cell table:formula="of:=([.J29]-[.H29])/[.H29]" office:value-type="percentage" office:value="0.00815850815850819" calcext:value-type="percentage">
            <text:p>0.82%</text:p>
          </table:table-cell>
          <table:table-cell table:formula="of:=([.J29]-[.I29])/[.I29]" office:value-type="percentage" office:value="0.0188457008244993" calcext:value-type="percentage">
            <text:p>1.88%</text:p>
          </table:table-cell>
        </table:table-row>
        <table:table-row table:style-name="ro1">
          <table:table-cell office:value-type="float" office:value="164.7" calcext:value-type="float">
            <text:p>164.7</text:p>
          </table:table-cell>
          <table:table-cell office:value-type="float" office:value="168.4" calcext:value-type="float">
            <text:p>168.4</text:p>
          </table:table-cell>
          <table:table-cell office:value-type="float" office:value="168.5" calcext:value-type="float">
            <text:p>168.5</text:p>
          </table:table-cell>
          <table:table-cell office:value-type="float" office:value="168.7" calcext:value-type="float">
            <text:p>168.7</text:p>
          </table:table-cell>
          <table:table-cell table:number-columns-repeated="2" office:value-type="float" office:value="168.8" calcext:value-type="float">
            <text:p>168.8</text:p>
          </table:table-cell>
          <table:table-cell office:value-type="float" office:value="169" calcext:value-type="float">
            <text:p>169</text:p>
          </table:table-cell>
          <table:table-cell office:value-type="float" office:value="168.8" calcext:value-type="float">
            <text:p>168.8</text:p>
          </table:table-cell>
          <table:table-cell office:value-type="float" office:value="167.9" calcext:value-type="float">
            <text:p>167.9</text:p>
          </table:table-cell>
          <table:table-cell office:value-type="float" office:value="169" calcext:value-type="float">
            <text:p>169</text:p>
          </table:table-cell>
          <table:table-cell table:formula="of:=([.J30]-[.A30])/[.A30]" office:value-type="percentage" office:value="0.0261080752884032" calcext:value-type="percentage">
            <text:p>2.61%</text:p>
          </table:table-cell>
          <table:table-cell table:formula="of:=([.J30]-[.B30])/[.B30]" office:value-type="percentage" office:value="0.00356294536817099" calcext:value-type="percentage">
            <text:p>0.36%</text:p>
          </table:table-cell>
          <table:table-cell table:formula="of:=([.J30]-[.C30])/[.C30]" office:value-type="percentage" office:value="0.0029673590504451" calcext:value-type="percentage">
            <text:p>0.30%</text:p>
          </table:table-cell>
          <table:table-cell table:formula="of:=([.J30]-[.D30])/[.D30]" office:value-type="percentage" office:value="0.00177830468286907" calcext:value-type="percentage">
            <text:p>0.18%</text:p>
          </table:table-cell>
          <table:table-cell table:formula="of:=([.J30]-[.E30])/[.E30]" office:value-type="percentage" office:value="0.00118483412322268" calcext:value-type="percentage">
            <text:p>0.12%</text:p>
          </table:table-cell>
          <table:table-cell table:formula="of:=([.J30]-[.F30])/[.F30]" office:value-type="percentage" office:value="0.00118483412322268" calcext:value-type="percentage">
            <text:p>0.12%</text:p>
          </table:table-cell>
          <table:table-cell table:formula="of:=([.J30]-[.G30])/[.G30]" office:value-type="percentage" office:value="0" calcext:value-type="percentage">
            <text:p>0.00%</text:p>
          </table:table-cell>
          <table:table-cell table:formula="of:=([.J30]-[.H30])/[.H30]" office:value-type="percentage" office:value="0.00118483412322268" calcext:value-type="percentage">
            <text:p>0.12%</text:p>
          </table:table-cell>
          <table:table-cell table:formula="of:=([.J30]-[.I30])/[.I30]" office:value-type="percentage" office:value="0.00655151876116733" calcext:value-type="percentage">
            <text:p>0.66%</text:p>
          </table:table-cell>
        </table:table-row>
        <table:table-row table:style-name="ro1">
          <table:table-cell office:value-type="float" office:value="181.4" calcext:value-type="float">
            <text:p>181.4</text:p>
          </table:table-cell>
          <table:table-cell table:number-columns-repeated="7" office:value-type="float" office:value="182" calcext:value-type="float">
            <text:p>182</text:p>
          </table:table-cell>
          <table:table-cell office:value-type="float" office:value="181.9" calcext:value-type="float">
            <text:p>181.9</text:p>
          </table:table-cell>
          <table:table-cell office:value-type="float" office:value="182" calcext:value-type="float">
            <text:p>182</text:p>
          </table:table-cell>
          <table:table-cell table:formula="of:=([.J31]-[.A31])/[.A31]" office:value-type="percentage" office:value="0.00330760749724363" calcext:value-type="percentage">
            <text:p>0.33%</text:p>
          </table:table-cell>
          <table:table-cell table:formula="of:=([.J31]-[.B31])/[.B31]" office:value-type="percentage" office:value="0" calcext:value-type="percentage">
            <text:p>0.00%</text:p>
          </table:table-cell>
          <table:table-cell table:formula="of:=([.J31]-[.C31])/[.C31]" office:value-type="percentage" office:value="0" calcext:value-type="percentage">
            <text:p>0.00%</text:p>
          </table:table-cell>
          <table:table-cell table:formula="of:=([.J31]-[.D31])/[.D31]" office:value-type="percentage" office:value="0" calcext:value-type="percentage">
            <text:p>0.00%</text:p>
          </table:table-cell>
          <table:table-cell table:formula="of:=([.J31]-[.E31])/[.E31]" office:value-type="percentage" office:value="0" calcext:value-type="percentage">
            <text:p>0.00%</text:p>
          </table:table-cell>
          <table:table-cell table:formula="of:=([.J31]-[.F31])/[.F31]" office:value-type="percentage" office:value="0" calcext:value-type="percentage">
            <text:p>0.00%</text:p>
          </table:table-cell>
          <table:table-cell table:formula="of:=([.J31]-[.G31])/[.G31]" office:value-type="percentage" office:value="0" calcext:value-type="percentage">
            <text:p>0.00%</text:p>
          </table:table-cell>
          <table:table-cell table:formula="of:=([.J31]-[.H31])/[.H31]" office:value-type="percentage" office:value="0" calcext:value-type="percentage">
            <text:p>0.00%</text:p>
          </table:table-cell>
          <table:table-cell table:formula="of:=([.J31]-[.I31])/[.I31]" office:value-type="percentage" office:value="0.000549752611324873" calcext:value-type="percentage">
            <text:p>0.05%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6.5" calcext:value-type="float">
            <text:p>186.5</text:p>
          </table:table-cell>
          <table:table-cell office:value-type="float" office:value="186.7" calcext:value-type="float">
            <text:p>186.7</text:p>
          </table:table-cell>
          <table:table-cell office:value-type="float" office:value="186.5" calcext:value-type="float">
            <text:p>186.5</text:p>
          </table:table-cell>
          <table:table-cell office:value-type="float" office:value="186" calcext:value-type="float">
            <text:p>186</text:p>
          </table:table-cell>
          <table:table-cell office:value-type="float" office:value="186.9" calcext:value-type="float">
            <text:p>186.9</text:p>
          </table:table-cell>
          <table:table-cell office:value-type="float" office:value="187" calcext:value-type="float">
            <text:p>187</text:p>
          </table:table-cell>
          <table:table-cell office:value-type="float" office:value="186.9" calcext:value-type="float">
            <text:p>186.9</text:p>
          </table:table-cell>
          <table:table-cell office:value-type="float" office:value="183.5" calcext:value-type="float">
            <text:p>183.5</text:p>
          </table:table-cell>
          <table:table-cell office:value-type="float" office:value="187" calcext:value-type="float">
            <text:p>187</text:p>
          </table:table-cell>
          <table:table-cell table:formula="of:=([.J32]-[.A32])/[.A32]" office:value-type="percentage" office:value="0.0274725274725275" calcext:value-type="percentage">
            <text:p>2.75%</text:p>
          </table:table-cell>
          <table:table-cell table:formula="of:=([.J32]-[.B32])/[.B32]" office:value-type="percentage" office:value="0.00268096514745308" calcext:value-type="percentage">
            <text:p>0.27%</text:p>
          </table:table-cell>
          <table:table-cell table:formula="of:=([.J32]-[.C32])/[.C32]" office:value-type="percentage" office:value="0.00160685591858603" calcext:value-type="percentage">
            <text:p>0.16%</text:p>
          </table:table-cell>
          <table:table-cell table:formula="of:=([.J32]-[.D32])/[.D32]" office:value-type="percentage" office:value="0.00268096514745308" calcext:value-type="percentage">
            <text:p>0.27%</text:p>
          </table:table-cell>
          <table:table-cell table:formula="of:=([.J32]-[.E32])/[.E32]" office:value-type="percentage" office:value="0.00537634408602151" calcext:value-type="percentage">
            <text:p>0.54%</text:p>
          </table:table-cell>
          <table:table-cell table:formula="of:=([.J32]-[.F32])/[.F32]" office:value-type="percentage" office:value="0.000535045478865673" calcext:value-type="percentage">
            <text:p>0.05%</text:p>
          </table:table-cell>
          <table:table-cell table:formula="of:=([.J32]-[.G32])/[.G32]" office:value-type="percentage" office:value="0" calcext:value-type="percentage">
            <text:p>0.00%</text:p>
          </table:table-cell>
          <table:table-cell table:formula="of:=([.J32]-[.H32])/[.H32]" office:value-type="percentage" office:value="0.000535045478865673" calcext:value-type="percentage">
            <text:p>0.05%</text:p>
          </table:table-cell>
          <table:table-cell table:formula="of:=([.J32]-[.I32])/[.I32]" office:value-type="percentage" office:value="0.0190735694822888" calcext:value-type="percentage">
            <text:p>1.91%</text:p>
          </table:table-cell>
        </table:table-row>
        <table:table-row table:style-name="ro1">
          <table:table-cell table:number-columns-repeated="9" office:value-type="float" office:value="189" calcext:value-type="float">
            <text:p>189</text:p>
          </table:table-cell>
          <table:table-cell table:style-name="ce5" office:value-type="float" office:value="189" calcext:value-type="float">
            <text:p>189</text:p>
          </table:table-cell>
          <table:table-cell table:formula="of:=([.J33]-[.A33])/[.A33]" office:value-type="percentage" office:value="0" calcext:value-type="percentage">
            <text:p>0.00%</text:p>
          </table:table-cell>
          <table:table-cell table:formula="of:=([.J33]-[.B33])/[.B33]" office:value-type="percentage" office:value="0" calcext:value-type="percentage">
            <text:p>0.00%</text:p>
          </table:table-cell>
          <table:table-cell table:formula="of:=([.J33]-[.C33])/[.C33]" office:value-type="percentage" office:value="0" calcext:value-type="percentage">
            <text:p>0.00%</text:p>
          </table:table-cell>
          <table:table-cell table:formula="of:=([.J33]-[.D33])/[.D33]" office:value-type="percentage" office:value="0" calcext:value-type="percentage">
            <text:p>0.00%</text:p>
          </table:table-cell>
          <table:table-cell table:formula="of:=([.J33]-[.E33])/[.E33]" office:value-type="percentage" office:value="0" calcext:value-type="percentage">
            <text:p>0.00%</text:p>
          </table:table-cell>
          <table:table-cell table:formula="of:=([.J33]-[.F33])/[.F33]" office:value-type="percentage" office:value="0" calcext:value-type="percentage">
            <text:p>0.00%</text:p>
          </table:table-cell>
          <table:table-cell table:formula="of:=([.J33]-[.G33])/[.G33]" office:value-type="percentage" office:value="0" calcext:value-type="percentage">
            <text:p>0.00%</text:p>
          </table:table-cell>
          <table:table-cell table:formula="of:=([.J33]-[.H33])/[.H33]" office:value-type="percentage" office:value="0" calcext:value-type="percentage">
            <text:p>0.00%</text:p>
          </table:table-cell>
          <table:table-cell table:formula="of:=([.J33]-[.I33])/[.I3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4.2" calcext:value-type="float">
            <text:p>184.2</text:p>
          </table:table-cell>
          <table:table-cell table:number-columns-repeated="3" office:value-type="float" office:value="191" calcext:value-type="float">
            <text:p>191</text:p>
          </table:table-cell>
          <table:table-cell office:value-type="float" office:value="190.9" calcext:value-type="float">
            <text:p>190.9</text:p>
          </table:table-cell>
          <table:table-cell table:number-columns-repeated="3" office:value-type="float" office:value="191" calcext:value-type="float">
            <text:p>191</text:p>
          </table:table-cell>
          <table:table-cell office:value-type="float" office:value="189.9" calcext:value-type="float">
            <text:p>189.9</text:p>
          </table:table-cell>
          <table:table-cell table:style-name="ce5" office:value-type="float" office:value="191" calcext:value-type="float">
            <text:p>191</text:p>
          </table:table-cell>
          <table:table-cell table:formula="of:=([.J34]-[.A34])/[.A34]" office:value-type="percentage" office:value="0.0369163952225842" calcext:value-type="percentage">
            <text:p>3.69%</text:p>
          </table:table-cell>
          <table:table-cell table:formula="of:=([.J34]-[.B34])/[.B34]" office:value-type="percentage" office:value="0" calcext:value-type="percentage">
            <text:p>0.00%</text:p>
          </table:table-cell>
          <table:table-cell table:formula="of:=([.J34]-[.C34])/[.C34]" office:value-type="percentage" office:value="0" calcext:value-type="percentage">
            <text:p>0.00%</text:p>
          </table:table-cell>
          <table:table-cell table:formula="of:=([.J34]-[.D34])/[.D34]" office:value-type="percentage" office:value="0" calcext:value-type="percentage">
            <text:p>0.00%</text:p>
          </table:table-cell>
          <table:table-cell table:formula="of:=([.J34]-[.E34])/[.E34]" office:value-type="percentage" office:value="0.000523834468307985" calcext:value-type="percentage">
            <text:p>0.05%</text:p>
          </table:table-cell>
          <table:table-cell table:formula="of:=([.J34]-[.F34])/[.F34]" office:value-type="percentage" office:value="0" calcext:value-type="percentage">
            <text:p>0.00%</text:p>
          </table:table-cell>
          <table:table-cell table:formula="of:=([.J34]-[.G34])/[.G34]" office:value-type="percentage" office:value="0" calcext:value-type="percentage">
            <text:p>0.00%</text:p>
          </table:table-cell>
          <table:table-cell table:formula="of:=([.J34]-[.H34])/[.H34]" office:value-type="percentage" office:value="0" calcext:value-type="percentage">
            <text:p>0.00%</text:p>
          </table:table-cell>
          <table:table-cell table:formula="of:=([.J34]-[.I34])/[.I34]" office:value-type="percentage" office:value="0.00579252238020008" calcext:value-type="percentage">
            <text:p>0.58%</text:p>
          </table:table-cell>
        </table:table-row>
        <table:table-row table:style-name="ro1">
          <table:table-cell table:number-columns-repeated="10" office:value-type="float" office:value="191" calcext:value-type="float">
            <text:p>191</text:p>
          </table:table-cell>
          <table:table-cell table:formula="of:=([.J35]-[.A35])/[.A35]" office:value-type="percentage" office:value="0" calcext:value-type="percentage">
            <text:p>0.00%</text:p>
          </table:table-cell>
          <table:table-cell table:formula="of:=([.J35]-[.B35])/[.B35]" office:value-type="percentage" office:value="0" calcext:value-type="percentage">
            <text:p>0.00%</text:p>
          </table:table-cell>
          <table:table-cell table:formula="of:=([.J35]-[.C35])/[.C35]" office:value-type="percentage" office:value="0" calcext:value-type="percentage">
            <text:p>0.00%</text:p>
          </table:table-cell>
          <table:table-cell table:formula="of:=([.J35]-[.D35])/[.D35]" office:value-type="percentage" office:value="0" calcext:value-type="percentage">
            <text:p>0.00%</text:p>
          </table:table-cell>
          <table:table-cell table:formula="of:=([.J35]-[.E35])/[.E35]" office:value-type="percentage" office:value="0" calcext:value-type="percentage">
            <text:p>0.00%</text:p>
          </table:table-cell>
          <table:table-cell table:formula="of:=([.J35]-[.F35])/[.F35]" office:value-type="percentage" office:value="0" calcext:value-type="percentage">
            <text:p>0.00%</text:p>
          </table:table-cell>
          <table:table-cell table:formula="of:=([.J35]-[.G35])/[.G35]" office:value-type="percentage" office:value="0" calcext:value-type="percentage">
            <text:p>0.00%</text:p>
          </table:table-cell>
          <table:table-cell table:formula="of:=([.J35]-[.H35])/[.H35]" office:value-type="percentage" office:value="0" calcext:value-type="percentage">
            <text:p>0.00%</text:p>
          </table:table-cell>
          <table:table-cell table:formula="of:=([.J35]-[.I35])/[.I3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195" calcext:value-type="float">
            <text:p>195</text:p>
          </table:table-cell>
          <table:table-cell table:style-name="ce5" office:value-type="float" office:value="195" calcext:value-type="float">
            <text:p>195</text:p>
          </table:table-cell>
          <table:table-cell table:formula="of:=([.J36]-[.A36])/[.A36]" office:value-type="percentage" office:value="0" calcext:value-type="percentage">
            <text:p>0.00%</text:p>
          </table:table-cell>
          <table:table-cell table:formula="of:=([.J36]-[.B36])/[.B36]" office:value-type="percentage" office:value="0" calcext:value-type="percentage">
            <text:p>0.00%</text:p>
          </table:table-cell>
          <table:table-cell table:formula="of:=([.J36]-[.C36])/[.C36]" office:value-type="percentage" office:value="0" calcext:value-type="percentage">
            <text:p>0.00%</text:p>
          </table:table-cell>
          <table:table-cell table:formula="of:=([.J36]-[.D36])/[.D36]" office:value-type="percentage" office:value="0" calcext:value-type="percentage">
            <text:p>0.00%</text:p>
          </table:table-cell>
          <table:table-cell table:formula="of:=([.J36]-[.E36])/[.E36]" office:value-type="percentage" office:value="0" calcext:value-type="percentage">
            <text:p>0.00%</text:p>
          </table:table-cell>
          <table:table-cell table:formula="of:=([.J36]-[.F36])/[.F36]" office:value-type="percentage" office:value="0" calcext:value-type="percentage">
            <text:p>0.00%</text:p>
          </table:table-cell>
          <table:table-cell table:formula="of:=([.J36]-[.G36])/[.G36]" office:value-type="percentage" office:value="0" calcext:value-type="percentage">
            <text:p>0.00%</text:p>
          </table:table-cell>
          <table:table-cell table:formula="of:=([.J36]-[.H36])/[.H36]" office:value-type="percentage" office:value="0" calcext:value-type="percentage">
            <text:p>0.00%</text:p>
          </table:table-cell>
          <table:table-cell table:formula="of:=([.J36]-[.I36])/[.I3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196" calcext:value-type="float">
            <text:p>196</text:p>
          </table:table-cell>
          <table:table-cell table:style-name="ce5" office:value-type="float" office:value="196" calcext:value-type="float">
            <text:p>196</text:p>
          </table:table-cell>
          <table:table-cell table:formula="of:=([.J37]-[.A37])/[.A37]" office:value-type="percentage" office:value="0" calcext:value-type="percentage">
            <text:p>0.00%</text:p>
          </table:table-cell>
          <table:table-cell table:formula="of:=([.J37]-[.B37])/[.B37]" office:value-type="percentage" office:value="0" calcext:value-type="percentage">
            <text:p>0.00%</text:p>
          </table:table-cell>
          <table:table-cell table:formula="of:=([.J37]-[.C37])/[.C37]" office:value-type="percentage" office:value="0" calcext:value-type="percentage">
            <text:p>0.00%</text:p>
          </table:table-cell>
          <table:table-cell table:formula="of:=([.J37]-[.D37])/[.D37]" office:value-type="percentage" office:value="0" calcext:value-type="percentage">
            <text:p>0.00%</text:p>
          </table:table-cell>
          <table:table-cell table:formula="of:=([.J37]-[.E37])/[.E37]" office:value-type="percentage" office:value="0" calcext:value-type="percentage">
            <text:p>0.00%</text:p>
          </table:table-cell>
          <table:table-cell table:formula="of:=([.J37]-[.F37])/[.F37]" office:value-type="percentage" office:value="0" calcext:value-type="percentage">
            <text:p>0.00%</text:p>
          </table:table-cell>
          <table:table-cell table:formula="of:=([.J37]-[.G37])/[.G37]" office:value-type="percentage" office:value="0" calcext:value-type="percentage">
            <text:p>0.00%</text:p>
          </table:table-cell>
          <table:table-cell table:formula="of:=([.J37]-[.H37])/[.H37]" office:value-type="percentage" office:value="0" calcext:value-type="percentage">
            <text:p>0.00%</text:p>
          </table:table-cell>
          <table:table-cell table:formula="of:=([.J37]-[.I37])/[.I3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98" calcext:value-type="float">
            <text:p>198</text:p>
          </table:table-cell>
          <table:table-cell table:formula="of:=([.J38]-[.A38])/[.A38]" office:value-type="percentage" office:value="0" calcext:value-type="percentage">
            <text:p>0.00%</text:p>
          </table:table-cell>
          <table:table-cell table:formula="of:=([.J38]-[.B38])/[.B38]" office:value-type="percentage" office:value="0" calcext:value-type="percentage">
            <text:p>0.00%</text:p>
          </table:table-cell>
          <table:table-cell table:formula="of:=([.J38]-[.C38])/[.C38]" office:value-type="percentage" office:value="0" calcext:value-type="percentage">
            <text:p>0.00%</text:p>
          </table:table-cell>
          <table:table-cell table:formula="of:=([.J38]-[.D38])/[.D38]" office:value-type="percentage" office:value="0" calcext:value-type="percentage">
            <text:p>0.00%</text:p>
          </table:table-cell>
          <table:table-cell table:formula="of:=([.J38]-[.E38])/[.E38]" office:value-type="percentage" office:value="0" calcext:value-type="percentage">
            <text:p>0.00%</text:p>
          </table:table-cell>
          <table:table-cell table:formula="of:=([.J38]-[.F38])/[.F38]" office:value-type="percentage" office:value="0" calcext:value-type="percentage">
            <text:p>0.00%</text:p>
          </table:table-cell>
          <table:table-cell table:formula="of:=([.J38]-[.G38])/[.G38]" office:value-type="percentage" office:value="0" calcext:value-type="percentage">
            <text:p>0.00%</text:p>
          </table:table-cell>
          <table:table-cell table:formula="of:=([.J38]-[.H38])/[.H38]" office:value-type="percentage" office:value="0" calcext:value-type="percentage">
            <text:p>0.00%</text:p>
          </table:table-cell>
          <table:table-cell table:formula="of:=([.J38]-[.I38])/[.I3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98" calcext:value-type="float">
            <text:p>198</text:p>
          </table:table-cell>
          <table:table-cell table:formula="of:=([.J39]-[.A39])/[.A39]" office:value-type="percentage" office:value="0" calcext:value-type="percentage">
            <text:p>0.00%</text:p>
          </table:table-cell>
          <table:table-cell table:formula="of:=([.J39]-[.B39])/[.B39]" office:value-type="percentage" office:value="0" calcext:value-type="percentage">
            <text:p>0.00%</text:p>
          </table:table-cell>
          <table:table-cell table:formula="of:=([.J39]-[.C39])/[.C39]" office:value-type="percentage" office:value="0" calcext:value-type="percentage">
            <text:p>0.00%</text:p>
          </table:table-cell>
          <table:table-cell table:formula="of:=([.J39]-[.D39])/[.D39]" office:value-type="percentage" office:value="0" calcext:value-type="percentage">
            <text:p>0.00%</text:p>
          </table:table-cell>
          <table:table-cell table:formula="of:=([.J39]-[.E39])/[.E39]" office:value-type="percentage" office:value="0" calcext:value-type="percentage">
            <text:p>0.00%</text:p>
          </table:table-cell>
          <table:table-cell table:formula="of:=([.J39]-[.F39])/[.F39]" office:value-type="percentage" office:value="0" calcext:value-type="percentage">
            <text:p>0.00%</text:p>
          </table:table-cell>
          <table:table-cell table:formula="of:=([.J39]-[.G39])/[.G39]" office:value-type="percentage" office:value="0" calcext:value-type="percentage">
            <text:p>0.00%</text:p>
          </table:table-cell>
          <table:table-cell table:formula="of:=([.J39]-[.H39])/[.H39]" office:value-type="percentage" office:value="0" calcext:value-type="percentage">
            <text:p>0.00%</text:p>
          </table:table-cell>
          <table:table-cell table:formula="of:=([.J39]-[.I39])/[.I3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98" calcext:value-type="float">
            <text:p>198</text:p>
          </table:table-cell>
          <table:table-cell table:formula="of:=([.J40]-[.A40])/[.A40]" office:value-type="percentage" office:value="0" calcext:value-type="percentage">
            <text:p>0.00%</text:p>
          </table:table-cell>
          <table:table-cell table:formula="of:=([.J40]-[.B40])/[.B40]" office:value-type="percentage" office:value="0" calcext:value-type="percentage">
            <text:p>0.00%</text:p>
          </table:table-cell>
          <table:table-cell table:formula="of:=([.J40]-[.C40])/[.C40]" office:value-type="percentage" office:value="0" calcext:value-type="percentage">
            <text:p>0.00%</text:p>
          </table:table-cell>
          <table:table-cell table:formula="of:=([.J40]-[.D40])/[.D40]" office:value-type="percentage" office:value="0" calcext:value-type="percentage">
            <text:p>0.00%</text:p>
          </table:table-cell>
          <table:table-cell table:formula="of:=([.J40]-[.E40])/[.E40]" office:value-type="percentage" office:value="0" calcext:value-type="percentage">
            <text:p>0.00%</text:p>
          </table:table-cell>
          <table:table-cell table:formula="of:=([.J40]-[.F40])/[.F40]" office:value-type="percentage" office:value="0" calcext:value-type="percentage">
            <text:p>0.00%</text:p>
          </table:table-cell>
          <table:table-cell table:formula="of:=([.J40]-[.G40])/[.G40]" office:value-type="percentage" office:value="0" calcext:value-type="percentage">
            <text:p>0.00%</text:p>
          </table:table-cell>
          <table:table-cell table:formula="of:=([.J40]-[.H40])/[.H40]" office:value-type="percentage" office:value="0" calcext:value-type="percentage">
            <text:p>0.00%</text:p>
          </table:table-cell>
          <table:table-cell table:formula="of:=([.J40]-[.I40])/[.I4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99" calcext:value-type="float">
            <text:p>199</text:p>
          </table:table-cell>
          <table:table-cell table:formula="of:=([.J41]-[.A41])/[.A41]" office:value-type="percentage" office:value="0" calcext:value-type="percentage">
            <text:p>0.00%</text:p>
          </table:table-cell>
          <table:table-cell table:formula="of:=([.J41]-[.B41])/[.B41]" office:value-type="percentage" office:value="0" calcext:value-type="percentage">
            <text:p>0.00%</text:p>
          </table:table-cell>
          <table:table-cell table:formula="of:=([.J41]-[.C41])/[.C41]" office:value-type="percentage" office:value="0" calcext:value-type="percentage">
            <text:p>0.00%</text:p>
          </table:table-cell>
          <table:table-cell table:formula="of:=([.J41]-[.D41])/[.D41]" office:value-type="percentage" office:value="0" calcext:value-type="percentage">
            <text:p>0.00%</text:p>
          </table:table-cell>
          <table:table-cell table:formula="of:=([.J41]-[.E41])/[.E41]" office:value-type="percentage" office:value="0" calcext:value-type="percentage">
            <text:p>0.00%</text:p>
          </table:table-cell>
          <table:table-cell table:formula="of:=([.J41]-[.F41])/[.F41]" office:value-type="percentage" office:value="0" calcext:value-type="percentage">
            <text:p>0.00%</text:p>
          </table:table-cell>
          <table:table-cell table:formula="of:=([.J41]-[.G41])/[.G41]" office:value-type="percentage" office:value="0" calcext:value-type="percentage">
            <text:p>0.00%</text:p>
          </table:table-cell>
          <table:table-cell table:formula="of:=([.J41]-[.H41])/[.H41]" office:value-type="percentage" office:value="0" calcext:value-type="percentage">
            <text:p>0.00%</text:p>
          </table:table-cell>
          <table:table-cell table:formula="of:=([.J41]-[.I41])/[.I4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01" calcext:value-type="float">
            <text:p>201</text:p>
          </table:table-cell>
          <table:table-cell table:formula="of:=([.J42]-[.A42])/[.A42]" office:value-type="percentage" office:value="0" calcext:value-type="percentage">
            <text:p>0.00%</text:p>
          </table:table-cell>
          <table:table-cell table:formula="of:=([.J42]-[.B42])/[.B42]" office:value-type="percentage" office:value="0" calcext:value-type="percentage">
            <text:p>0.00%</text:p>
          </table:table-cell>
          <table:table-cell table:formula="of:=([.J42]-[.C42])/[.C42]" office:value-type="percentage" office:value="0" calcext:value-type="percentage">
            <text:p>0.00%</text:p>
          </table:table-cell>
          <table:table-cell table:formula="of:=([.J42]-[.D42])/[.D42]" office:value-type="percentage" office:value="0" calcext:value-type="percentage">
            <text:p>0.00%</text:p>
          </table:table-cell>
          <table:table-cell table:formula="of:=([.J42]-[.E42])/[.E42]" office:value-type="percentage" office:value="0" calcext:value-type="percentage">
            <text:p>0.00%</text:p>
          </table:table-cell>
          <table:table-cell table:formula="of:=([.J42]-[.F42])/[.F42]" office:value-type="percentage" office:value="0" calcext:value-type="percentage">
            <text:p>0.00%</text:p>
          </table:table-cell>
          <table:table-cell table:formula="of:=([.J42]-[.G42])/[.G42]" office:value-type="percentage" office:value="0" calcext:value-type="percentage">
            <text:p>0.00%</text:p>
          </table:table-cell>
          <table:table-cell table:formula="of:=([.J42]-[.H42])/[.H42]" office:value-type="percentage" office:value="0" calcext:value-type="percentage">
            <text:p>0.00%</text:p>
          </table:table-cell>
          <table:table-cell table:formula="of:=([.J42]-[.I42])/[.I4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02" calcext:value-type="float">
            <text:p>202</text:p>
          </table:table-cell>
          <table:table-cell table:formula="of:=([.J43]-[.A43])/[.A43]" office:value-type="percentage" office:value="0" calcext:value-type="percentage">
            <text:p>0.00%</text:p>
          </table:table-cell>
          <table:table-cell table:formula="of:=([.J43]-[.B43])/[.B43]" office:value-type="percentage" office:value="0" calcext:value-type="percentage">
            <text:p>0.00%</text:p>
          </table:table-cell>
          <table:table-cell table:formula="of:=([.J43]-[.C43])/[.C43]" office:value-type="percentage" office:value="0" calcext:value-type="percentage">
            <text:p>0.00%</text:p>
          </table:table-cell>
          <table:table-cell table:formula="of:=([.J43]-[.D43])/[.D43]" office:value-type="percentage" office:value="0" calcext:value-type="percentage">
            <text:p>0.00%</text:p>
          </table:table-cell>
          <table:table-cell table:formula="of:=([.J43]-[.E43])/[.E43]" office:value-type="percentage" office:value="0" calcext:value-type="percentage">
            <text:p>0.00%</text:p>
          </table:table-cell>
          <table:table-cell table:formula="of:=([.J43]-[.F43])/[.F43]" office:value-type="percentage" office:value="0" calcext:value-type="percentage">
            <text:p>0.00%</text:p>
          </table:table-cell>
          <table:table-cell table:formula="of:=([.J43]-[.G43])/[.G43]" office:value-type="percentage" office:value="0" calcext:value-type="percentage">
            <text:p>0.00%</text:p>
          </table:table-cell>
          <table:table-cell table:formula="of:=([.J43]-[.H43])/[.H43]" office:value-type="percentage" office:value="0" calcext:value-type="percentage">
            <text:p>0.00%</text:p>
          </table:table-cell>
          <table:table-cell table:formula="of:=([.J43]-[.I43])/[.I4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03" calcext:value-type="float">
            <text:p>203</text:p>
          </table:table-cell>
          <table:table-cell table:formula="of:=([.J44]-[.A44])/[.A44]" office:value-type="percentage" office:value="0" calcext:value-type="percentage">
            <text:p>0.00%</text:p>
          </table:table-cell>
          <table:table-cell table:formula="of:=([.J44]-[.B44])/[.B44]" office:value-type="percentage" office:value="0" calcext:value-type="percentage">
            <text:p>0.00%</text:p>
          </table:table-cell>
          <table:table-cell table:formula="of:=([.J44]-[.C44])/[.C44]" office:value-type="percentage" office:value="0" calcext:value-type="percentage">
            <text:p>0.00%</text:p>
          </table:table-cell>
          <table:table-cell table:formula="of:=([.J44]-[.D44])/[.D44]" office:value-type="percentage" office:value="0" calcext:value-type="percentage">
            <text:p>0.00%</text:p>
          </table:table-cell>
          <table:table-cell table:formula="of:=([.J44]-[.E44])/[.E44]" office:value-type="percentage" office:value="0" calcext:value-type="percentage">
            <text:p>0.00%</text:p>
          </table:table-cell>
          <table:table-cell table:formula="of:=([.J44]-[.F44])/[.F44]" office:value-type="percentage" office:value="0" calcext:value-type="percentage">
            <text:p>0.00%</text:p>
          </table:table-cell>
          <table:table-cell table:formula="of:=([.J44]-[.G44])/[.G44]" office:value-type="percentage" office:value="0" calcext:value-type="percentage">
            <text:p>0.00%</text:p>
          </table:table-cell>
          <table:table-cell table:formula="of:=([.J44]-[.H44])/[.H44]" office:value-type="percentage" office:value="0" calcext:value-type="percentage">
            <text:p>0.00%</text:p>
          </table:table-cell>
          <table:table-cell table:formula="of:=([.J44]-[.I44])/[.I4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2.9" calcext:value-type="float">
            <text:p>202.9</text:p>
          </table:table-cell>
          <table:table-cell table:number-columns-repeated="2" office:value-type="float" office:value="204.8" calcext:value-type="float">
            <text:p>204.8</text:p>
          </table:table-cell>
          <table:table-cell office:value-type="float" office:value="204.9" calcext:value-type="float">
            <text:p>204.9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204.7" calcext:value-type="float">
            <text:p>204.7</text:p>
          </table:table-cell>
          <table:table-cell office:value-type="float" office:value="205" calcext:value-type="float">
            <text:p>205</text:p>
          </table:table-cell>
          <table:table-cell office:value-type="float" office:value="204.4" calcext:value-type="float">
            <text:p>204.4</text:p>
          </table:table-cell>
          <table:table-cell office:value-type="float" office:value="205" calcext:value-type="float">
            <text:p>205</text:p>
          </table:table-cell>
          <table:table-cell table:formula="of:=([.J45]-[.A45])/[.A45]" office:value-type="percentage" office:value="0.0103499260719566" calcext:value-type="percentage">
            <text:p>1.03%</text:p>
          </table:table-cell>
          <table:table-cell table:formula="of:=([.J45]-[.B45])/[.B45]" office:value-type="percentage" office:value="0.000976562499999944" calcext:value-type="percentage">
            <text:p>0.10%</text:p>
          </table:table-cell>
          <table:table-cell table:formula="of:=([.J45]-[.C45])/[.C45]" office:value-type="percentage" office:value="0.000976562499999944" calcext:value-type="percentage">
            <text:p>0.10%</text:p>
          </table:table-cell>
          <table:table-cell table:formula="of:=([.J45]-[.D45])/[.D45]" office:value-type="percentage" office:value="0.000488042947779377" calcext:value-type="percentage">
            <text:p>0.05%</text:p>
          </table:table-cell>
          <table:table-cell table:formula="of:=([.J45]-[.E45])/[.E45]" office:value-type="percentage" office:value="0" calcext:value-type="percentage">
            <text:p>0.00%</text:p>
          </table:table-cell>
          <table:table-cell table:formula="of:=([.J45]-[.F45])/[.F45]" office:value-type="percentage" office:value="0" calcext:value-type="percentage">
            <text:p>0.00%</text:p>
          </table:table-cell>
          <table:table-cell table:formula="of:=([.J45]-[.G45])/[.G45]" office:value-type="percentage" office:value="0.00146555935515394" calcext:value-type="percentage">
            <text:p>0.15%</text:p>
          </table:table-cell>
          <table:table-cell table:formula="of:=([.J45]-[.H45])/[.H45]" office:value-type="percentage" office:value="0" calcext:value-type="percentage">
            <text:p>0.00%</text:p>
          </table:table-cell>
          <table:table-cell table:formula="of:=([.J45]-[.I45])/[.I45]" office:value-type="percentage" office:value="0.00293542074363989" calcext:value-type="percentage">
            <text:p>0.29%</text:p>
          </table:table-cell>
        </table:table-row>
        <table:table-row table:style-name="ro1">
          <table:table-cell office:value-type="float" office:value="206.3" calcext:value-type="float">
            <text:p>206.3</text:p>
          </table:table-cell>
          <table:table-cell table:number-columns-repeated="7" office:value-type="float" office:value="207" calcext:value-type="float">
            <text:p>207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table:formula="of:=([.J46]-[.A46])/[.A46]" office:value-type="percentage" office:value="0.00339311682016475" calcext:value-type="percentage">
            <text:p>0.34%</text:p>
          </table:table-cell>
          <table:table-cell table:formula="of:=([.J46]-[.B46])/[.B46]" office:value-type="percentage" office:value="0" calcext:value-type="percentage">
            <text:p>0.00%</text:p>
          </table:table-cell>
          <table:table-cell table:formula="of:=([.J46]-[.C46])/[.C46]" office:value-type="percentage" office:value="0" calcext:value-type="percentage">
            <text:p>0.00%</text:p>
          </table:table-cell>
          <table:table-cell table:formula="of:=([.J46]-[.D46])/[.D46]" office:value-type="percentage" office:value="0" calcext:value-type="percentage">
            <text:p>0.00%</text:p>
          </table:table-cell>
          <table:table-cell table:formula="of:=([.J46]-[.E46])/[.E46]" office:value-type="percentage" office:value="0" calcext:value-type="percentage">
            <text:p>0.00%</text:p>
          </table:table-cell>
          <table:table-cell table:formula="of:=([.J46]-[.F46])/[.F46]" office:value-type="percentage" office:value="0" calcext:value-type="percentage">
            <text:p>0.00%</text:p>
          </table:table-cell>
          <table:table-cell table:formula="of:=([.J46]-[.G46])/[.G46]" office:value-type="percentage" office:value="0" calcext:value-type="percentage">
            <text:p>0.00%</text:p>
          </table:table-cell>
          <table:table-cell table:formula="of:=([.J46]-[.H46])/[.H46]" office:value-type="percentage" office:value="0" calcext:value-type="percentage">
            <text:p>0.00%</text:p>
          </table:table-cell>
          <table:table-cell table:formula="of:=([.J46]-[.I46])/[.I46]" office:value-type="percentage" office:value="0.00485436893203883" calcext:value-type="percentage">
            <text:p>0.49%</text:p>
          </table:table-cell>
        </table:table-row>
        <table:table-row table:style-name="ro1">
          <table:table-cell table:number-columns-repeated="10" office:value-type="float" office:value="207" calcext:value-type="float">
            <text:p>207</text:p>
          </table:table-cell>
          <table:table-cell table:formula="of:=([.J47]-[.A47])/[.A47]" office:value-type="percentage" office:value="0" calcext:value-type="percentage">
            <text:p>0.00%</text:p>
          </table:table-cell>
          <table:table-cell table:formula="of:=([.J47]-[.B47])/[.B47]" office:value-type="percentage" office:value="0" calcext:value-type="percentage">
            <text:p>0.00%</text:p>
          </table:table-cell>
          <table:table-cell table:formula="of:=([.J47]-[.C47])/[.C47]" office:value-type="percentage" office:value="0" calcext:value-type="percentage">
            <text:p>0.00%</text:p>
          </table:table-cell>
          <table:table-cell table:formula="of:=([.J47]-[.D47])/[.D47]" office:value-type="percentage" office:value="0" calcext:value-type="percentage">
            <text:p>0.00%</text:p>
          </table:table-cell>
          <table:table-cell table:formula="of:=([.J47]-[.E47])/[.E47]" office:value-type="percentage" office:value="0" calcext:value-type="percentage">
            <text:p>0.00%</text:p>
          </table:table-cell>
          <table:table-cell table:formula="of:=([.J47]-[.F47])/[.F47]" office:value-type="percentage" office:value="0" calcext:value-type="percentage">
            <text:p>0.00%</text:p>
          </table:table-cell>
          <table:table-cell table:formula="of:=([.J47]-[.G47])/[.G47]" office:value-type="percentage" office:value="0" calcext:value-type="percentage">
            <text:p>0.00%</text:p>
          </table:table-cell>
          <table:table-cell table:formula="of:=([.J47]-[.H47])/[.H47]" office:value-type="percentage" office:value="0" calcext:value-type="percentage">
            <text:p>0.00%</text:p>
          </table:table-cell>
          <table:table-cell table:formula="of:=([.J47]-[.I47])/[.I4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2.3" calcext:value-type="float">
            <text:p>202.3</text:p>
          </table:table-cell>
          <table:table-cell office:value-type="float" office:value="205.8" calcext:value-type="float">
            <text:p>205.8</text:p>
          </table:table-cell>
          <table:table-cell office:value-type="float" office:value="206.1" calcext:value-type="float">
            <text:p>206.1</text:p>
          </table:table-cell>
          <table:table-cell office:value-type="float" office:value="206" calcext:value-type="float">
            <text:p>206</text:p>
          </table:table-cell>
          <table:table-cell office:value-type="float" office:value="206.8" calcext:value-type="float">
            <text:p>206.8</text:p>
          </table:table-cell>
          <table:table-cell office:value-type="float" office:value="207.2" calcext:value-type="float">
            <text:p>207.2</text:p>
          </table:table-cell>
          <table:table-cell office:value-type="float" office:value="206.4" calcext:value-type="float">
            <text:p>206.4</text:p>
          </table:table-cell>
          <table:table-cell office:value-type="float" office:value="206.1" calcext:value-type="float">
            <text:p>206.1</text:p>
          </table:table-cell>
          <table:table-cell office:value-type="float" office:value="204.8" calcext:value-type="float">
            <text:p>204.8</text:p>
          </table:table-cell>
          <table:table-cell office:value-type="float" office:value="208" calcext:value-type="float">
            <text:p>208</text:p>
          </table:table-cell>
          <table:table-cell table:formula="of:=([.J48]-[.A48])/[.A48]" office:value-type="percentage" office:value="0.028175976272862" calcext:value-type="percentage">
            <text:p>2.82%</text:p>
          </table:table-cell>
          <table:table-cell table:formula="of:=([.J48]-[.B48])/[.B48]" office:value-type="percentage" office:value="0.010689990281827" calcext:value-type="percentage">
            <text:p>1.07%</text:p>
          </table:table-cell>
          <table:table-cell table:formula="of:=([.J48]-[.C48])/[.C48]" office:value-type="percentage" office:value="0.0092188258127123" calcext:value-type="percentage">
            <text:p>0.92%</text:p>
          </table:table-cell>
          <table:table-cell table:formula="of:=([.J48]-[.D48])/[.D48]" office:value-type="percentage" office:value="0.00970873786407767" calcext:value-type="percentage">
            <text:p>0.97%</text:p>
          </table:table-cell>
          <table:table-cell table:formula="of:=([.J48]-[.E48])/[.E48]" office:value-type="percentage" office:value="0.00580270793036745" calcext:value-type="percentage">
            <text:p>0.58%</text:p>
          </table:table-cell>
          <table:table-cell table:formula="of:=([.J48]-[.F48])/[.F48]" office:value-type="percentage" office:value="0.00386100386100392" calcext:value-type="percentage">
            <text:p>0.39%</text:p>
          </table:table-cell>
          <table:table-cell table:formula="of:=([.J48]-[.G48])/[.G48]" office:value-type="percentage" office:value="0.0077519379844961" calcext:value-type="percentage">
            <text:p>0.78%</text:p>
          </table:table-cell>
          <table:table-cell table:formula="of:=([.J48]-[.H48])/[.H48]" office:value-type="percentage" office:value="0.0092188258127123" calcext:value-type="percentage">
            <text:p>0.92%</text:p>
          </table:table-cell>
          <table:table-cell table:formula="of:=([.J48]-[.I48])/[.I48]" office:value-type="percentage" office:value="0.0156249999999999" calcext:value-type="percentage">
            <text:p>1.56%</text:p>
          </table:table-cell>
        </table:table-row>
        <table:table-row table:style-name="ro1">
          <table:table-cell table:number-columns-repeated="10" office:value-type="float" office:value="208" calcext:value-type="float">
            <text:p>208</text:p>
          </table:table-cell>
          <table:table-cell table:formula="of:=([.J49]-[.A49])/[.A49]" office:value-type="percentage" office:value="0" calcext:value-type="percentage">
            <text:p>0.00%</text:p>
          </table:table-cell>
          <table:table-cell table:formula="of:=([.J49]-[.B49])/[.B49]" office:value-type="percentage" office:value="0" calcext:value-type="percentage">
            <text:p>0.00%</text:p>
          </table:table-cell>
          <table:table-cell table:formula="of:=([.J49]-[.C49])/[.C49]" office:value-type="percentage" office:value="0" calcext:value-type="percentage">
            <text:p>0.00%</text:p>
          </table:table-cell>
          <table:table-cell table:formula="of:=([.J49]-[.D49])/[.D49]" office:value-type="percentage" office:value="0" calcext:value-type="percentage">
            <text:p>0.00%</text:p>
          </table:table-cell>
          <table:table-cell table:formula="of:=([.J49]-[.E49])/[.E49]" office:value-type="percentage" office:value="0" calcext:value-type="percentage">
            <text:p>0.00%</text:p>
          </table:table-cell>
          <table:table-cell table:formula="of:=([.J49]-[.F49])/[.F49]" office:value-type="percentage" office:value="0" calcext:value-type="percentage">
            <text:p>0.00%</text:p>
          </table:table-cell>
          <table:table-cell table:formula="of:=([.J49]-[.G49])/[.G49]" office:value-type="percentage" office:value="0" calcext:value-type="percentage">
            <text:p>0.00%</text:p>
          </table:table-cell>
          <table:table-cell table:formula="of:=([.J49]-[.H49])/[.H49]" office:value-type="percentage" office:value="0" calcext:value-type="percentage">
            <text:p>0.00%</text:p>
          </table:table-cell>
          <table:table-cell table:formula="of:=([.J49]-[.I49])/[.I4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11" calcext:value-type="float">
            <text:p>211</text:p>
          </table:table-cell>
          <table:table-cell table:formula="of:=([.J50]-[.A50])/[.A50]" office:value-type="percentage" office:value="0" calcext:value-type="percentage">
            <text:p>0.00%</text:p>
          </table:table-cell>
          <table:table-cell table:formula="of:=([.J50]-[.B50])/[.B50]" office:value-type="percentage" office:value="0" calcext:value-type="percentage">
            <text:p>0.00%</text:p>
          </table:table-cell>
          <table:table-cell table:formula="of:=([.J50]-[.C50])/[.C50]" office:value-type="percentage" office:value="0" calcext:value-type="percentage">
            <text:p>0.00%</text:p>
          </table:table-cell>
          <table:table-cell table:formula="of:=([.J50]-[.D50])/[.D50]" office:value-type="percentage" office:value="0" calcext:value-type="percentage">
            <text:p>0.00%</text:p>
          </table:table-cell>
          <table:table-cell table:formula="of:=([.J50]-[.E50])/[.E50]" office:value-type="percentage" office:value="0" calcext:value-type="percentage">
            <text:p>0.00%</text:p>
          </table:table-cell>
          <table:table-cell table:formula="of:=([.J50]-[.F50])/[.F50]" office:value-type="percentage" office:value="0" calcext:value-type="percentage">
            <text:p>0.00%</text:p>
          </table:table-cell>
          <table:table-cell table:formula="of:=([.J50]-[.G50])/[.G50]" office:value-type="percentage" office:value="0" calcext:value-type="percentage">
            <text:p>0.00%</text:p>
          </table:table-cell>
          <table:table-cell table:formula="of:=([.J50]-[.H50])/[.H50]" office:value-type="percentage" office:value="0" calcext:value-type="percentage">
            <text:p>0.00%</text:p>
          </table:table-cell>
          <table:table-cell table:formula="of:=([.J50]-[.I50])/[.I5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11" calcext:value-type="float">
            <text:p>211</text:p>
          </table:table-cell>
          <table:table-cell table:formula="of:=([.J51]-[.A51])/[.A51]" office:value-type="percentage" office:value="0" calcext:value-type="percentage">
            <text:p>0.00%</text:p>
          </table:table-cell>
          <table:table-cell table:formula="of:=([.J51]-[.B51])/[.B51]" office:value-type="percentage" office:value="0" calcext:value-type="percentage">
            <text:p>0.00%</text:p>
          </table:table-cell>
          <table:table-cell table:formula="of:=([.J51]-[.C51])/[.C51]" office:value-type="percentage" office:value="0" calcext:value-type="percentage">
            <text:p>0.00%</text:p>
          </table:table-cell>
          <table:table-cell table:formula="of:=([.J51]-[.D51])/[.D51]" office:value-type="percentage" office:value="0" calcext:value-type="percentage">
            <text:p>0.00%</text:p>
          </table:table-cell>
          <table:table-cell table:formula="of:=([.J51]-[.E51])/[.E51]" office:value-type="percentage" office:value="0" calcext:value-type="percentage">
            <text:p>0.00%</text:p>
          </table:table-cell>
          <table:table-cell table:formula="of:=([.J51]-[.F51])/[.F51]" office:value-type="percentage" office:value="0" calcext:value-type="percentage">
            <text:p>0.00%</text:p>
          </table:table-cell>
          <table:table-cell table:formula="of:=([.J51]-[.G51])/[.G51]" office:value-type="percentage" office:value="0" calcext:value-type="percentage">
            <text:p>0.00%</text:p>
          </table:table-cell>
          <table:table-cell table:formula="of:=([.J51]-[.H51])/[.H51]" office:value-type="percentage" office:value="0" calcext:value-type="percentage">
            <text:p>0.00%</text:p>
          </table:table-cell>
          <table:table-cell table:formula="of:=([.J51]-[.I51])/[.I5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12" calcext:value-type="float">
            <text:p>212</text:p>
          </table:table-cell>
          <table:table-cell table:formula="of:=([.J52]-[.A52])/[.A52]" office:value-type="percentage" office:value="0" calcext:value-type="percentage">
            <text:p>0.00%</text:p>
          </table:table-cell>
          <table:table-cell table:formula="of:=([.J52]-[.B52])/[.B52]" office:value-type="percentage" office:value="0" calcext:value-type="percentage">
            <text:p>0.00%</text:p>
          </table:table-cell>
          <table:table-cell table:formula="of:=([.J52]-[.C52])/[.C52]" office:value-type="percentage" office:value="0" calcext:value-type="percentage">
            <text:p>0.00%</text:p>
          </table:table-cell>
          <table:table-cell table:formula="of:=([.J52]-[.D52])/[.D52]" office:value-type="percentage" office:value="0" calcext:value-type="percentage">
            <text:p>0.00%</text:p>
          </table:table-cell>
          <table:table-cell table:formula="of:=([.J52]-[.E52])/[.E52]" office:value-type="percentage" office:value="0" calcext:value-type="percentage">
            <text:p>0.00%</text:p>
          </table:table-cell>
          <table:table-cell table:formula="of:=([.J52]-[.F52])/[.F52]" office:value-type="percentage" office:value="0" calcext:value-type="percentage">
            <text:p>0.00%</text:p>
          </table:table-cell>
          <table:table-cell table:formula="of:=([.J52]-[.G52])/[.G52]" office:value-type="percentage" office:value="0" calcext:value-type="percentage">
            <text:p>0.00%</text:p>
          </table:table-cell>
          <table:table-cell table:formula="of:=([.J52]-[.H52])/[.H52]" office:value-type="percentage" office:value="0" calcext:value-type="percentage">
            <text:p>0.00%</text:p>
          </table:table-cell>
          <table:table-cell table:formula="of:=([.J52]-[.I52])/[.I5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13" calcext:value-type="float">
            <text:p>213</text:p>
          </table:table-cell>
          <table:table-cell table:formula="of:=([.J53]-[.A53])/[.A53]" office:value-type="percentage" office:value="0" calcext:value-type="percentage">
            <text:p>0.00%</text:p>
          </table:table-cell>
          <table:table-cell table:formula="of:=([.J53]-[.B53])/[.B53]" office:value-type="percentage" office:value="0" calcext:value-type="percentage">
            <text:p>0.00%</text:p>
          </table:table-cell>
          <table:table-cell table:formula="of:=([.J53]-[.C53])/[.C53]" office:value-type="percentage" office:value="0" calcext:value-type="percentage">
            <text:p>0.00%</text:p>
          </table:table-cell>
          <table:table-cell table:formula="of:=([.J53]-[.D53])/[.D53]" office:value-type="percentage" office:value="0" calcext:value-type="percentage">
            <text:p>0.00%</text:p>
          </table:table-cell>
          <table:table-cell table:formula="of:=([.J53]-[.E53])/[.E53]" office:value-type="percentage" office:value="0" calcext:value-type="percentage">
            <text:p>0.00%</text:p>
          </table:table-cell>
          <table:table-cell table:formula="of:=([.J53]-[.F53])/[.F53]" office:value-type="percentage" office:value="0" calcext:value-type="percentage">
            <text:p>0.00%</text:p>
          </table:table-cell>
          <table:table-cell table:formula="of:=([.J53]-[.G53])/[.G53]" office:value-type="percentage" office:value="0" calcext:value-type="percentage">
            <text:p>0.00%</text:p>
          </table:table-cell>
          <table:table-cell table:formula="of:=([.J53]-[.H53])/[.H53]" office:value-type="percentage" office:value="0" calcext:value-type="percentage">
            <text:p>0.00%</text:p>
          </table:table-cell>
          <table:table-cell table:formula="of:=([.J53]-[.I53])/[.I5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14" calcext:value-type="float">
            <text:p>214</text:p>
          </table:table-cell>
          <table:table-cell table:formula="of:=([.J54]-[.A54])/[.A54]" office:value-type="percentage" office:value="0" calcext:value-type="percentage">
            <text:p>0.00%</text:p>
          </table:table-cell>
          <table:table-cell table:formula="of:=([.J54]-[.B54])/[.B54]" office:value-type="percentage" office:value="0" calcext:value-type="percentage">
            <text:p>0.00%</text:p>
          </table:table-cell>
          <table:table-cell table:formula="of:=([.J54]-[.C54])/[.C54]" office:value-type="percentage" office:value="0" calcext:value-type="percentage">
            <text:p>0.00%</text:p>
          </table:table-cell>
          <table:table-cell table:formula="of:=([.J54]-[.D54])/[.D54]" office:value-type="percentage" office:value="0" calcext:value-type="percentage">
            <text:p>0.00%</text:p>
          </table:table-cell>
          <table:table-cell table:formula="of:=([.J54]-[.E54])/[.E54]" office:value-type="percentage" office:value="0" calcext:value-type="percentage">
            <text:p>0.00%</text:p>
          </table:table-cell>
          <table:table-cell table:formula="of:=([.J54]-[.F54])/[.F54]" office:value-type="percentage" office:value="0" calcext:value-type="percentage">
            <text:p>0.00%</text:p>
          </table:table-cell>
          <table:table-cell table:formula="of:=([.J54]-[.G54])/[.G54]" office:value-type="percentage" office:value="0" calcext:value-type="percentage">
            <text:p>0.00%</text:p>
          </table:table-cell>
          <table:table-cell table:formula="of:=([.J54]-[.H54])/[.H54]" office:value-type="percentage" office:value="0" calcext:value-type="percentage">
            <text:p>0.00%</text:p>
          </table:table-cell>
          <table:table-cell table:formula="of:=([.J54]-[.I54])/[.I5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15" calcext:value-type="float">
            <text:p>215</text:p>
          </table:table-cell>
          <table:table-cell table:formula="of:=([.J55]-[.A55])/[.A55]" office:value-type="percentage" office:value="0" calcext:value-type="percentage">
            <text:p>0.00%</text:p>
          </table:table-cell>
          <table:table-cell table:formula="of:=([.J55]-[.B55])/[.B55]" office:value-type="percentage" office:value="0" calcext:value-type="percentage">
            <text:p>0.00%</text:p>
          </table:table-cell>
          <table:table-cell table:formula="of:=([.J55]-[.C55])/[.C55]" office:value-type="percentage" office:value="0" calcext:value-type="percentage">
            <text:p>0.00%</text:p>
          </table:table-cell>
          <table:table-cell table:formula="of:=([.J55]-[.D55])/[.D55]" office:value-type="percentage" office:value="0" calcext:value-type="percentage">
            <text:p>0.00%</text:p>
          </table:table-cell>
          <table:table-cell table:formula="of:=([.J55]-[.E55])/[.E55]" office:value-type="percentage" office:value="0" calcext:value-type="percentage">
            <text:p>0.00%</text:p>
          </table:table-cell>
          <table:table-cell table:formula="of:=([.J55]-[.F55])/[.F55]" office:value-type="percentage" office:value="0" calcext:value-type="percentage">
            <text:p>0.00%</text:p>
          </table:table-cell>
          <table:table-cell table:formula="of:=([.J55]-[.G55])/[.G55]" office:value-type="percentage" office:value="0" calcext:value-type="percentage">
            <text:p>0.00%</text:p>
          </table:table-cell>
          <table:table-cell table:formula="of:=([.J55]-[.H55])/[.H55]" office:value-type="percentage" office:value="0" calcext:value-type="percentage">
            <text:p>0.00%</text:p>
          </table:table-cell>
          <table:table-cell table:formula="of:=([.J55]-[.I55])/[.I5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16" calcext:value-type="float">
            <text:p>216</text:p>
          </table:table-cell>
          <table:table-cell table:formula="of:=([.J56]-[.A56])/[.A56]" office:value-type="percentage" office:value="0" calcext:value-type="percentage">
            <text:p>0.00%</text:p>
          </table:table-cell>
          <table:table-cell table:formula="of:=([.J56]-[.B56])/[.B56]" office:value-type="percentage" office:value="0" calcext:value-type="percentage">
            <text:p>0.00%</text:p>
          </table:table-cell>
          <table:table-cell table:formula="of:=([.J56]-[.C56])/[.C56]" office:value-type="percentage" office:value="0" calcext:value-type="percentage">
            <text:p>0.00%</text:p>
          </table:table-cell>
          <table:table-cell table:formula="of:=([.J56]-[.D56])/[.D56]" office:value-type="percentage" office:value="0" calcext:value-type="percentage">
            <text:p>0.00%</text:p>
          </table:table-cell>
          <table:table-cell table:formula="of:=([.J56]-[.E56])/[.E56]" office:value-type="percentage" office:value="0" calcext:value-type="percentage">
            <text:p>0.00%</text:p>
          </table:table-cell>
          <table:table-cell table:formula="of:=([.J56]-[.F56])/[.F56]" office:value-type="percentage" office:value="0" calcext:value-type="percentage">
            <text:p>0.00%</text:p>
          </table:table-cell>
          <table:table-cell table:formula="of:=([.J56]-[.G56])/[.G56]" office:value-type="percentage" office:value="0" calcext:value-type="percentage">
            <text:p>0.00%</text:p>
          </table:table-cell>
          <table:table-cell table:formula="of:=([.J56]-[.H56])/[.H56]" office:value-type="percentage" office:value="0" calcext:value-type="percentage">
            <text:p>0.00%</text:p>
          </table:table-cell>
          <table:table-cell table:formula="of:=([.J56]-[.I56])/[.I5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17" calcext:value-type="float">
            <text:p>217</text:p>
          </table:table-cell>
          <table:table-cell table:formula="of:=([.J57]-[.A57])/[.A57]" office:value-type="percentage" office:value="0" calcext:value-type="percentage">
            <text:p>0.00%</text:p>
          </table:table-cell>
          <table:table-cell table:formula="of:=([.J57]-[.B57])/[.B57]" office:value-type="percentage" office:value="0" calcext:value-type="percentage">
            <text:p>0.00%</text:p>
          </table:table-cell>
          <table:table-cell table:formula="of:=([.J57]-[.C57])/[.C57]" office:value-type="percentage" office:value="0" calcext:value-type="percentage">
            <text:p>0.00%</text:p>
          </table:table-cell>
          <table:table-cell table:formula="of:=([.J57]-[.D57])/[.D57]" office:value-type="percentage" office:value="0" calcext:value-type="percentage">
            <text:p>0.00%</text:p>
          </table:table-cell>
          <table:table-cell table:formula="of:=([.J57]-[.E57])/[.E57]" office:value-type="percentage" office:value="0" calcext:value-type="percentage">
            <text:p>0.00%</text:p>
          </table:table-cell>
          <table:table-cell table:formula="of:=([.J57]-[.F57])/[.F57]" office:value-type="percentage" office:value="0" calcext:value-type="percentage">
            <text:p>0.00%</text:p>
          </table:table-cell>
          <table:table-cell table:formula="of:=([.J57]-[.G57])/[.G57]" office:value-type="percentage" office:value="0" calcext:value-type="percentage">
            <text:p>0.00%</text:p>
          </table:table-cell>
          <table:table-cell table:formula="of:=([.J57]-[.H57])/[.H57]" office:value-type="percentage" office:value="0" calcext:value-type="percentage">
            <text:p>0.00%</text:p>
          </table:table-cell>
          <table:table-cell table:formula="of:=([.J57]-[.I57])/[.I5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17" calcext:value-type="float">
            <text:p>217</text:p>
          </table:table-cell>
          <table:table-cell table:formula="of:=([.J58]-[.A58])/[.A58]" office:value-type="percentage" office:value="0" calcext:value-type="percentage">
            <text:p>0.00%</text:p>
          </table:table-cell>
          <table:table-cell table:formula="of:=([.J58]-[.B58])/[.B58]" office:value-type="percentage" office:value="0" calcext:value-type="percentage">
            <text:p>0.00%</text:p>
          </table:table-cell>
          <table:table-cell table:formula="of:=([.J58]-[.C58])/[.C58]" office:value-type="percentage" office:value="0" calcext:value-type="percentage">
            <text:p>0.00%</text:p>
          </table:table-cell>
          <table:table-cell table:formula="of:=([.J58]-[.D58])/[.D58]" office:value-type="percentage" office:value="0" calcext:value-type="percentage">
            <text:p>0.00%</text:p>
          </table:table-cell>
          <table:table-cell table:formula="of:=([.J58]-[.E58])/[.E58]" office:value-type="percentage" office:value="0" calcext:value-type="percentage">
            <text:p>0.00%</text:p>
          </table:table-cell>
          <table:table-cell table:formula="of:=([.J58]-[.F58])/[.F58]" office:value-type="percentage" office:value="0" calcext:value-type="percentage">
            <text:p>0.00%</text:p>
          </table:table-cell>
          <table:table-cell table:formula="of:=([.J58]-[.G58])/[.G58]" office:value-type="percentage" office:value="0" calcext:value-type="percentage">
            <text:p>0.00%</text:p>
          </table:table-cell>
          <table:table-cell table:formula="of:=([.J58]-[.H58])/[.H58]" office:value-type="percentage" office:value="0" calcext:value-type="percentage">
            <text:p>0.00%</text:p>
          </table:table-cell>
          <table:table-cell table:formula="of:=([.J58]-[.I58])/[.I5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9.6" calcext:value-type="float">
            <text:p>179.6</text:p>
          </table:table-cell>
          <table:table-cell office:value-type="float" office:value="180.9" calcext:value-type="float">
            <text:p>180.9</text:p>
          </table:table-cell>
          <table:table-cell office:value-type="float" office:value="181" calcext:value-type="float">
            <text:p>181</text:p>
          </table:table-cell>
          <table:table-cell office:value-type="float" office:value="180.8" calcext:value-type="float">
            <text:p>180.8</text:p>
          </table:table-cell>
          <table:table-cell table:number-columns-repeated="3" office:value-type="float" office:value="180.9" calcext:value-type="float">
            <text:p>180.9</text:p>
          </table:table-cell>
          <table:table-cell table:number-columns-repeated="3" office:value-type="float" office:value="181" calcext:value-type="float">
            <text:p>181</text:p>
          </table:table-cell>
          <table:table-cell table:formula="of:=([.J59]-[.A59])/[.A59]" office:value-type="percentage" office:value="0.00779510022271718" calcext:value-type="percentage">
            <text:p>0.78%</text:p>
          </table:table-cell>
          <table:table-cell table:formula="of:=([.J59]-[.B59])/[.B59]" office:value-type="percentage" office:value="0.000552791597567686" calcext:value-type="percentage">
            <text:p>0.06%</text:p>
          </table:table-cell>
          <table:table-cell table:formula="of:=([.J59]-[.C59])/[.C59]" office:value-type="percentage" office:value="0" calcext:value-type="percentage">
            <text:p>0.00%</text:p>
          </table:table-cell>
          <table:table-cell table:formula="of:=([.J59]-[.D59])/[.D59]" office:value-type="percentage" office:value="0.00110619469026542" calcext:value-type="percentage">
            <text:p>0.11%</text:p>
          </table:table-cell>
          <table:table-cell table:formula="of:=([.J59]-[.E59])/[.E59]" office:value-type="percentage" office:value="0.000552791597567686" calcext:value-type="percentage">
            <text:p>0.06%</text:p>
          </table:table-cell>
          <table:table-cell table:formula="of:=([.J59]-[.F59])/[.F59]" office:value-type="percentage" office:value="0.000552791597567686" calcext:value-type="percentage">
            <text:p>0.06%</text:p>
          </table:table-cell>
          <table:table-cell table:formula="of:=([.J59]-[.G59])/[.G59]" office:value-type="percentage" office:value="0.000552791597567686" calcext:value-type="percentage">
            <text:p>0.06%</text:p>
          </table:table-cell>
          <table:table-cell table:formula="of:=([.J59]-[.H59])/[.H59]" office:value-type="percentage" office:value="0" calcext:value-type="percentage">
            <text:p>0.00%</text:p>
          </table:table-cell>
          <table:table-cell table:formula="of:=([.J59]-[.I59])/[.I5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18" calcext:value-type="float">
            <text:p>218</text:p>
          </table:table-cell>
          <table:table-cell table:formula="of:=([.J60]-[.A60])/[.A60]" office:value-type="percentage" office:value="0" calcext:value-type="percentage">
            <text:p>0.00%</text:p>
          </table:table-cell>
          <table:table-cell table:formula="of:=([.J60]-[.B60])/[.B60]" office:value-type="percentage" office:value="0" calcext:value-type="percentage">
            <text:p>0.00%</text:p>
          </table:table-cell>
          <table:table-cell table:formula="of:=([.J60]-[.C60])/[.C60]" office:value-type="percentage" office:value="0" calcext:value-type="percentage">
            <text:p>0.00%</text:p>
          </table:table-cell>
          <table:table-cell table:formula="of:=([.J60]-[.D60])/[.D60]" office:value-type="percentage" office:value="0" calcext:value-type="percentage">
            <text:p>0.00%</text:p>
          </table:table-cell>
          <table:table-cell table:formula="of:=([.J60]-[.E60])/[.E60]" office:value-type="percentage" office:value="0" calcext:value-type="percentage">
            <text:p>0.00%</text:p>
          </table:table-cell>
          <table:table-cell table:formula="of:=([.J60]-[.F60])/[.F60]" office:value-type="percentage" office:value="0" calcext:value-type="percentage">
            <text:p>0.00%</text:p>
          </table:table-cell>
          <table:table-cell table:formula="of:=([.J60]-[.G60])/[.G60]" office:value-type="percentage" office:value="0" calcext:value-type="percentage">
            <text:p>0.00%</text:p>
          </table:table-cell>
          <table:table-cell table:formula="of:=([.J60]-[.H60])/[.H60]" office:value-type="percentage" office:value="0" calcext:value-type="percentage">
            <text:p>0.00%</text:p>
          </table:table-cell>
          <table:table-cell table:formula="of:=([.J60]-[.I60])/[.I6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19" calcext:value-type="float">
            <text:p>219</text:p>
          </table:table-cell>
          <table:table-cell table:formula="of:=([.J61]-[.A61])/[.A61]" office:value-type="percentage" office:value="0" calcext:value-type="percentage">
            <text:p>0.00%</text:p>
          </table:table-cell>
          <table:table-cell table:formula="of:=([.J61]-[.B61])/[.B61]" office:value-type="percentage" office:value="0" calcext:value-type="percentage">
            <text:p>0.00%</text:p>
          </table:table-cell>
          <table:table-cell table:formula="of:=([.J61]-[.C61])/[.C61]" office:value-type="percentage" office:value="0" calcext:value-type="percentage">
            <text:p>0.00%</text:p>
          </table:table-cell>
          <table:table-cell table:formula="of:=([.J61]-[.D61])/[.D61]" office:value-type="percentage" office:value="0" calcext:value-type="percentage">
            <text:p>0.00%</text:p>
          </table:table-cell>
          <table:table-cell table:formula="of:=([.J61]-[.E61])/[.E61]" office:value-type="percentage" office:value="0" calcext:value-type="percentage">
            <text:p>0.00%</text:p>
          </table:table-cell>
          <table:table-cell table:formula="of:=([.J61]-[.F61])/[.F61]" office:value-type="percentage" office:value="0" calcext:value-type="percentage">
            <text:p>0.00%</text:p>
          </table:table-cell>
          <table:table-cell table:formula="of:=([.J61]-[.G61])/[.G61]" office:value-type="percentage" office:value="0" calcext:value-type="percentage">
            <text:p>0.00%</text:p>
          </table:table-cell>
          <table:table-cell table:formula="of:=([.J61]-[.H61])/[.H61]" office:value-type="percentage" office:value="0" calcext:value-type="percentage">
            <text:p>0.00%</text:p>
          </table:table-cell>
          <table:table-cell table:formula="of:=([.J61]-[.I61])/[.I6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20" calcext:value-type="float">
            <text:p>220</text:p>
          </table:table-cell>
          <table:table-cell table:formula="of:=([.J62]-[.A62])/[.A62]" office:value-type="percentage" office:value="0" calcext:value-type="percentage">
            <text:p>0.00%</text:p>
          </table:table-cell>
          <table:table-cell table:formula="of:=([.J62]-[.B62])/[.B62]" office:value-type="percentage" office:value="0" calcext:value-type="percentage">
            <text:p>0.00%</text:p>
          </table:table-cell>
          <table:table-cell table:formula="of:=([.J62]-[.C62])/[.C62]" office:value-type="percentage" office:value="0" calcext:value-type="percentage">
            <text:p>0.00%</text:p>
          </table:table-cell>
          <table:table-cell table:formula="of:=([.J62]-[.D62])/[.D62]" office:value-type="percentage" office:value="0" calcext:value-type="percentage">
            <text:p>0.00%</text:p>
          </table:table-cell>
          <table:table-cell table:formula="of:=([.J62]-[.E62])/[.E62]" office:value-type="percentage" office:value="0" calcext:value-type="percentage">
            <text:p>0.00%</text:p>
          </table:table-cell>
          <table:table-cell table:formula="of:=([.J62]-[.F62])/[.F62]" office:value-type="percentage" office:value="0" calcext:value-type="percentage">
            <text:p>0.00%</text:p>
          </table:table-cell>
          <table:table-cell table:formula="of:=([.J62]-[.G62])/[.G62]" office:value-type="percentage" office:value="0" calcext:value-type="percentage">
            <text:p>0.00%</text:p>
          </table:table-cell>
          <table:table-cell table:formula="of:=([.J62]-[.H62])/[.H62]" office:value-type="percentage" office:value="0" calcext:value-type="percentage">
            <text:p>0.00%</text:p>
          </table:table-cell>
          <table:table-cell table:formula="of:=([.J62]-[.I62])/[.I6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9.1" calcext:value-type="float">
            <text:p>209.1</text:p>
          </table:table-cell>
          <table:table-cell office:value-type="float" office:value="216.5" calcext:value-type="float">
            <text:p>216.5</text:p>
          </table:table-cell>
          <table:table-cell office:value-type="float" office:value="217" calcext:value-type="float">
            <text:p>217</text:p>
          </table:table-cell>
          <table:table-cell office:value-type="float" office:value="216.9" calcext:value-type="float">
            <text:p>216.9</text:p>
          </table:table-cell>
          <table:table-cell office:value-type="float" office:value="219.3" calcext:value-type="float">
            <text:p>219.3</text:p>
          </table:table-cell>
          <table:table-cell office:value-type="float" office:value="219.5" calcext:value-type="float">
            <text:p>219.5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table:formula="of:=([.J63]-[.A63])/[.A63]" office:value-type="percentage" office:value="0.052128168340507" calcext:value-type="percentage">
            <text:p>5.21%</text:p>
          </table:table-cell>
          <table:table-cell table:formula="of:=([.J63]-[.B63])/[.B63]" office:value-type="percentage" office:value="0.0161662817551963" calcext:value-type="percentage">
            <text:p>1.62%</text:p>
          </table:table-cell>
          <table:table-cell table:formula="of:=([.J63]-[.C63])/[.C63]" office:value-type="percentage" office:value="0.0138248847926267" calcext:value-type="percentage">
            <text:p>1.38%</text:p>
          </table:table-cell>
          <table:table-cell table:formula="of:=([.J63]-[.D63])/[.D63]" office:value-type="percentage" office:value="0.0142923005993545" calcext:value-type="percentage">
            <text:p>1.43%</text:p>
          </table:table-cell>
          <table:table-cell table:formula="of:=([.J63]-[.E63])/[.E63]" office:value-type="percentage" office:value="0.00319197446420423" calcext:value-type="percentage">
            <text:p>0.32%</text:p>
          </table:table-cell>
          <table:table-cell table:formula="of:=([.J63]-[.F63])/[.F63]" office:value-type="percentage" office:value="0.00227790432801822" calcext:value-type="percentage">
            <text:p>0.23%</text:p>
          </table:table-cell>
          <table:table-cell table:formula="of:=([.J63]-[.G63])/[.G63]" office:value-type="percentage" office:value="0" calcext:value-type="percentage">
            <text:p>0.00%</text:p>
          </table:table-cell>
          <table:table-cell table:formula="of:=([.J63]-[.H63])/[.H63]" office:value-type="percentage" office:value="0" calcext:value-type="percentage">
            <text:p>0.00%</text:p>
          </table:table-cell>
          <table:table-cell table:formula="of:=([.J63]-[.I63])/[.I63]" office:value-type="percentage" office:value="0.0091743119266055" calcext:value-type="percentage">
            <text:p>0.92%</text:p>
          </table:table-cell>
        </table:table-row>
        <table:table-row table:style-name="ro1">
          <table:table-cell table:number-columns-repeated="10" office:value-type="float" office:value="222" calcext:value-type="float">
            <text:p>222</text:p>
          </table:table-cell>
          <table:table-cell table:formula="of:=([.J64]-[.A64])/[.A64]" office:value-type="percentage" office:value="0" calcext:value-type="percentage">
            <text:p>0.00%</text:p>
          </table:table-cell>
          <table:table-cell table:formula="of:=([.J64]-[.B64])/[.B64]" office:value-type="percentage" office:value="0" calcext:value-type="percentage">
            <text:p>0.00%</text:p>
          </table:table-cell>
          <table:table-cell table:formula="of:=([.J64]-[.C64])/[.C64]" office:value-type="percentage" office:value="0" calcext:value-type="percentage">
            <text:p>0.00%</text:p>
          </table:table-cell>
          <table:table-cell table:formula="of:=([.J64]-[.D64])/[.D64]" office:value-type="percentage" office:value="0" calcext:value-type="percentage">
            <text:p>0.00%</text:p>
          </table:table-cell>
          <table:table-cell table:formula="of:=([.J64]-[.E64])/[.E64]" office:value-type="percentage" office:value="0" calcext:value-type="percentage">
            <text:p>0.00%</text:p>
          </table:table-cell>
          <table:table-cell table:formula="of:=([.J64]-[.F64])/[.F64]" office:value-type="percentage" office:value="0" calcext:value-type="percentage">
            <text:p>0.00%</text:p>
          </table:table-cell>
          <table:table-cell table:formula="of:=([.J64]-[.G64])/[.G64]" office:value-type="percentage" office:value="0" calcext:value-type="percentage">
            <text:p>0.00%</text:p>
          </table:table-cell>
          <table:table-cell table:formula="of:=([.J64]-[.H64])/[.H64]" office:value-type="percentage" office:value="0" calcext:value-type="percentage">
            <text:p>0.00%</text:p>
          </table:table-cell>
          <table:table-cell table:formula="of:=([.J64]-[.I64])/[.I6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23" calcext:value-type="float">
            <text:p>223</text:p>
          </table:table-cell>
          <table:table-cell table:formula="of:=([.J65]-[.A65])/[.A65]" office:value-type="percentage" office:value="0" calcext:value-type="percentage">
            <text:p>0.00%</text:p>
          </table:table-cell>
          <table:table-cell table:formula="of:=([.J65]-[.B65])/[.B65]" office:value-type="percentage" office:value="0" calcext:value-type="percentage">
            <text:p>0.00%</text:p>
          </table:table-cell>
          <table:table-cell table:formula="of:=([.J65]-[.C65])/[.C65]" office:value-type="percentage" office:value="0" calcext:value-type="percentage">
            <text:p>0.00%</text:p>
          </table:table-cell>
          <table:table-cell table:formula="of:=([.J65]-[.D65])/[.D65]" office:value-type="percentage" office:value="0" calcext:value-type="percentage">
            <text:p>0.00%</text:p>
          </table:table-cell>
          <table:table-cell table:formula="of:=([.J65]-[.E65])/[.E65]" office:value-type="percentage" office:value="0" calcext:value-type="percentage">
            <text:p>0.00%</text:p>
          </table:table-cell>
          <table:table-cell table:formula="of:=([.J65]-[.F65])/[.F65]" office:value-type="percentage" office:value="0" calcext:value-type="percentage">
            <text:p>0.00%</text:p>
          </table:table-cell>
          <table:table-cell table:formula="of:=([.J65]-[.G65])/[.G65]" office:value-type="percentage" office:value="0" calcext:value-type="percentage">
            <text:p>0.00%</text:p>
          </table:table-cell>
          <table:table-cell table:formula="of:=([.J65]-[.H65])/[.H65]" office:value-type="percentage" office:value="0" calcext:value-type="percentage">
            <text:p>0.00%</text:p>
          </table:table-cell>
          <table:table-cell table:formula="of:=([.J65]-[.I65])/[.I6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223" calcext:value-type="float">
            <text:p>223</text:p>
          </table:table-cell>
          <table:table-cell table:style-name="ce5" office:value-type="float" office:value="223" calcext:value-type="float">
            <text:p>223</text:p>
          </table:table-cell>
          <table:table-cell table:formula="of:=([.J66]-[.A66])/[.A66]" office:value-type="percentage" office:value="0" calcext:value-type="percentage">
            <text:p>0.00%</text:p>
          </table:table-cell>
          <table:table-cell table:formula="of:=([.J66]-[.B66])/[.B66]" office:value-type="percentage" office:value="0" calcext:value-type="percentage">
            <text:p>0.00%</text:p>
          </table:table-cell>
          <table:table-cell table:formula="of:=([.J66]-[.C66])/[.C66]" office:value-type="percentage" office:value="0" calcext:value-type="percentage">
            <text:p>0.00%</text:p>
          </table:table-cell>
          <table:table-cell table:formula="of:=([.J66]-[.D66])/[.D66]" office:value-type="percentage" office:value="0" calcext:value-type="percentage">
            <text:p>0.00%</text:p>
          </table:table-cell>
          <table:table-cell table:formula="of:=([.J66]-[.E66])/[.E66]" office:value-type="percentage" office:value="0" calcext:value-type="percentage">
            <text:p>0.00%</text:p>
          </table:table-cell>
          <table:table-cell table:formula="of:=([.J66]-[.F66])/[.F66]" office:value-type="percentage" office:value="0" calcext:value-type="percentage">
            <text:p>0.00%</text:p>
          </table:table-cell>
          <table:table-cell table:formula="of:=([.J66]-[.G66])/[.G66]" office:value-type="percentage" office:value="0" calcext:value-type="percentage">
            <text:p>0.00%</text:p>
          </table:table-cell>
          <table:table-cell table:formula="of:=([.J66]-[.H66])/[.H66]" office:value-type="percentage" office:value="0" calcext:value-type="percentage">
            <text:p>0.00%</text:p>
          </table:table-cell>
          <table:table-cell table:formula="of:=([.J66]-[.I66])/[.I6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225" calcext:value-type="float">
            <text:p>225</text:p>
          </table:table-cell>
          <table:table-cell table:style-name="ce5" office:value-type="float" office:value="225" calcext:value-type="float">
            <text:p>225</text:p>
          </table:table-cell>
          <table:table-cell table:formula="of:=([.J67]-[.A67])/[.A67]" office:value-type="percentage" office:value="0" calcext:value-type="percentage">
            <text:p>0.00%</text:p>
          </table:table-cell>
          <table:table-cell table:formula="of:=([.J67]-[.B67])/[.B67]" office:value-type="percentage" office:value="0" calcext:value-type="percentage">
            <text:p>0.00%</text:p>
          </table:table-cell>
          <table:table-cell table:formula="of:=([.J67]-[.C67])/[.C67]" office:value-type="percentage" office:value="0" calcext:value-type="percentage">
            <text:p>0.00%</text:p>
          </table:table-cell>
          <table:table-cell table:formula="of:=([.J67]-[.D67])/[.D67]" office:value-type="percentage" office:value="0" calcext:value-type="percentage">
            <text:p>0.00%</text:p>
          </table:table-cell>
          <table:table-cell table:formula="of:=([.J67]-[.E67])/[.E67]" office:value-type="percentage" office:value="0" calcext:value-type="percentage">
            <text:p>0.00%</text:p>
          </table:table-cell>
          <table:table-cell table:formula="of:=([.J67]-[.F67])/[.F67]" office:value-type="percentage" office:value="0" calcext:value-type="percentage">
            <text:p>0.00%</text:p>
          </table:table-cell>
          <table:table-cell table:formula="of:=([.J67]-[.G67])/[.G67]" office:value-type="percentage" office:value="0" calcext:value-type="percentage">
            <text:p>0.00%</text:p>
          </table:table-cell>
          <table:table-cell table:formula="of:=([.J67]-[.H67])/[.H67]" office:value-type="percentage" office:value="0" calcext:value-type="percentage">
            <text:p>0.00%</text:p>
          </table:table-cell>
          <table:table-cell table:formula="of:=([.J67]-[.I67])/[.I6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26" calcext:value-type="float">
            <text:p>226</text:p>
          </table:table-cell>
          <table:table-cell table:formula="of:=([.J68]-[.A68])/[.A68]" office:value-type="percentage" office:value="0" calcext:value-type="percentage">
            <text:p>0.00%</text:p>
          </table:table-cell>
          <table:table-cell table:formula="of:=([.J68]-[.B68])/[.B68]" office:value-type="percentage" office:value="0" calcext:value-type="percentage">
            <text:p>0.00%</text:p>
          </table:table-cell>
          <table:table-cell table:formula="of:=([.J68]-[.C68])/[.C68]" office:value-type="percentage" office:value="0" calcext:value-type="percentage">
            <text:p>0.00%</text:p>
          </table:table-cell>
          <table:table-cell table:formula="of:=([.J68]-[.D68])/[.D68]" office:value-type="percentage" office:value="0" calcext:value-type="percentage">
            <text:p>0.00%</text:p>
          </table:table-cell>
          <table:table-cell table:formula="of:=([.J68]-[.E68])/[.E68]" office:value-type="percentage" office:value="0" calcext:value-type="percentage">
            <text:p>0.00%</text:p>
          </table:table-cell>
          <table:table-cell table:formula="of:=([.J68]-[.F68])/[.F68]" office:value-type="percentage" office:value="0" calcext:value-type="percentage">
            <text:p>0.00%</text:p>
          </table:table-cell>
          <table:table-cell table:formula="of:=([.J68]-[.G68])/[.G68]" office:value-type="percentage" office:value="0" calcext:value-type="percentage">
            <text:p>0.00%</text:p>
          </table:table-cell>
          <table:table-cell table:formula="of:=([.J68]-[.H68])/[.H68]" office:value-type="percentage" office:value="0" calcext:value-type="percentage">
            <text:p>0.00%</text:p>
          </table:table-cell>
          <table:table-cell table:formula="of:=([.J68]-[.I68])/[.I6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26" calcext:value-type="float">
            <text:p>226</text:p>
          </table:table-cell>
          <table:table-cell table:formula="of:=([.J69]-[.A69])/[.A69]" office:value-type="percentage" office:value="0" calcext:value-type="percentage">
            <text:p>0.00%</text:p>
          </table:table-cell>
          <table:table-cell table:formula="of:=([.J69]-[.B69])/[.B69]" office:value-type="percentage" office:value="0" calcext:value-type="percentage">
            <text:p>0.00%</text:p>
          </table:table-cell>
          <table:table-cell table:formula="of:=([.J69]-[.C69])/[.C69]" office:value-type="percentage" office:value="0" calcext:value-type="percentage">
            <text:p>0.00%</text:p>
          </table:table-cell>
          <table:table-cell table:formula="of:=([.J69]-[.D69])/[.D69]" office:value-type="percentage" office:value="0" calcext:value-type="percentage">
            <text:p>0.00%</text:p>
          </table:table-cell>
          <table:table-cell table:formula="of:=([.J69]-[.E69])/[.E69]" office:value-type="percentage" office:value="0" calcext:value-type="percentage">
            <text:p>0.00%</text:p>
          </table:table-cell>
          <table:table-cell table:formula="of:=([.J69]-[.F69])/[.F69]" office:value-type="percentage" office:value="0" calcext:value-type="percentage">
            <text:p>0.00%</text:p>
          </table:table-cell>
          <table:table-cell table:formula="of:=([.J69]-[.G69])/[.G69]" office:value-type="percentage" office:value="0" calcext:value-type="percentage">
            <text:p>0.00%</text:p>
          </table:table-cell>
          <table:table-cell table:formula="of:=([.J69]-[.H69])/[.H69]" office:value-type="percentage" office:value="0" calcext:value-type="percentage">
            <text:p>0.00%</text:p>
          </table:table-cell>
          <table:table-cell table:formula="of:=([.J69]-[.I69])/[.I6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8.7" calcext:value-type="float">
            <text:p>228.7</text:p>
          </table:table-cell>
          <table:table-cell table:number-columns-repeated="9" office:value-type="float" office:value="229" calcext:value-type="float">
            <text:p>229</text:p>
          </table:table-cell>
          <table:table-cell table:formula="of:=([.J70]-[.A70])/[.A70]" office:value-type="percentage" office:value="0.00131176213379979" calcext:value-type="percentage">
            <text:p>0.13%</text:p>
          </table:table-cell>
          <table:table-cell table:formula="of:=([.J70]-[.B70])/[.B70]" office:value-type="percentage" office:value="0" calcext:value-type="percentage">
            <text:p>0.00%</text:p>
          </table:table-cell>
          <table:table-cell table:formula="of:=([.J70]-[.C70])/[.C70]" office:value-type="percentage" office:value="0" calcext:value-type="percentage">
            <text:p>0.00%</text:p>
          </table:table-cell>
          <table:table-cell table:formula="of:=([.J70]-[.D70])/[.D70]" office:value-type="percentage" office:value="0" calcext:value-type="percentage">
            <text:p>0.00%</text:p>
          </table:table-cell>
          <table:table-cell table:formula="of:=([.J70]-[.E70])/[.E70]" office:value-type="percentage" office:value="0" calcext:value-type="percentage">
            <text:p>0.00%</text:p>
          </table:table-cell>
          <table:table-cell table:formula="of:=([.J70]-[.F70])/[.F70]" office:value-type="percentage" office:value="0" calcext:value-type="percentage">
            <text:p>0.00%</text:p>
          </table:table-cell>
          <table:table-cell table:formula="of:=([.J70]-[.G70])/[.G70]" office:value-type="percentage" office:value="0" calcext:value-type="percentage">
            <text:p>0.00%</text:p>
          </table:table-cell>
          <table:table-cell table:formula="of:=([.J70]-[.H70])/[.H70]" office:value-type="percentage" office:value="0" calcext:value-type="percentage">
            <text:p>0.00%</text:p>
          </table:table-cell>
          <table:table-cell table:formula="of:=([.J70]-[.I70])/[.I7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43" calcext:value-type="float">
            <text:p>243</text:p>
          </table:table-cell>
          <table:table-cell table:formula="of:=([.J71]-[.A71])/[.A71]" office:value-type="percentage" office:value="0" calcext:value-type="percentage">
            <text:p>0.00%</text:p>
          </table:table-cell>
          <table:table-cell table:formula="of:=([.J71]-[.B71])/[.B71]" office:value-type="percentage" office:value="0" calcext:value-type="percentage">
            <text:p>0.00%</text:p>
          </table:table-cell>
          <table:table-cell table:formula="of:=([.J71]-[.C71])/[.C71]" office:value-type="percentage" office:value="0" calcext:value-type="percentage">
            <text:p>0.00%</text:p>
          </table:table-cell>
          <table:table-cell table:formula="of:=([.J71]-[.D71])/[.D71]" office:value-type="percentage" office:value="0" calcext:value-type="percentage">
            <text:p>0.00%</text:p>
          </table:table-cell>
          <table:table-cell table:formula="of:=([.J71]-[.E71])/[.E71]" office:value-type="percentage" office:value="0" calcext:value-type="percentage">
            <text:p>0.00%</text:p>
          </table:table-cell>
          <table:table-cell table:formula="of:=([.J71]-[.F71])/[.F71]" office:value-type="percentage" office:value="0" calcext:value-type="percentage">
            <text:p>0.00%</text:p>
          </table:table-cell>
          <table:table-cell table:formula="of:=([.J71]-[.G71])/[.G71]" office:value-type="percentage" office:value="0" calcext:value-type="percentage">
            <text:p>0.00%</text:p>
          </table:table-cell>
          <table:table-cell table:formula="of:=([.J71]-[.H71])/[.H71]" office:value-type="percentage" office:value="0" calcext:value-type="percentage">
            <text:p>0.00%</text:p>
          </table:table-cell>
          <table:table-cell table:formula="of:=([.J71]-[.I71])/[.I7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46" calcext:value-type="float">
            <text:p>246</text:p>
          </table:table-cell>
          <table:table-cell table:formula="of:=([.J72]-[.A72])/[.A72]" office:value-type="percentage" office:value="0" calcext:value-type="percentage">
            <text:p>0.00%</text:p>
          </table:table-cell>
          <table:table-cell table:formula="of:=([.J72]-[.B72])/[.B72]" office:value-type="percentage" office:value="0" calcext:value-type="percentage">
            <text:p>0.00%</text:p>
          </table:table-cell>
          <table:table-cell table:formula="of:=([.J72]-[.C72])/[.C72]" office:value-type="percentage" office:value="0" calcext:value-type="percentage">
            <text:p>0.00%</text:p>
          </table:table-cell>
          <table:table-cell table:formula="of:=([.J72]-[.D72])/[.D72]" office:value-type="percentage" office:value="0" calcext:value-type="percentage">
            <text:p>0.00%</text:p>
          </table:table-cell>
          <table:table-cell table:formula="of:=([.J72]-[.E72])/[.E72]" office:value-type="percentage" office:value="0" calcext:value-type="percentage">
            <text:p>0.00%</text:p>
          </table:table-cell>
          <table:table-cell table:formula="of:=([.J72]-[.F72])/[.F72]" office:value-type="percentage" office:value="0" calcext:value-type="percentage">
            <text:p>0.00%</text:p>
          </table:table-cell>
          <table:table-cell table:formula="of:=([.J72]-[.G72])/[.G72]" office:value-type="percentage" office:value="0" calcext:value-type="percentage">
            <text:p>0.00%</text:p>
          </table:table-cell>
          <table:table-cell table:formula="of:=([.J72]-[.H72])/[.H72]" office:value-type="percentage" office:value="0" calcext:value-type="percentage">
            <text:p>0.00%</text:p>
          </table:table-cell>
          <table:table-cell table:formula="of:=([.J72]-[.I72])/[.I7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47" calcext:value-type="float">
            <text:p>247</text:p>
          </table:table-cell>
          <table:table-cell table:formula="of:=([.J73]-[.A73])/[.A73]" office:value-type="percentage" office:value="0" calcext:value-type="percentage">
            <text:p>0.00%</text:p>
          </table:table-cell>
          <table:table-cell table:formula="of:=([.J73]-[.B73])/[.B73]" office:value-type="percentage" office:value="0" calcext:value-type="percentage">
            <text:p>0.00%</text:p>
          </table:table-cell>
          <table:table-cell table:formula="of:=([.J73]-[.C73])/[.C73]" office:value-type="percentage" office:value="0" calcext:value-type="percentage">
            <text:p>0.00%</text:p>
          </table:table-cell>
          <table:table-cell table:formula="of:=([.J73]-[.D73])/[.D73]" office:value-type="percentage" office:value="0" calcext:value-type="percentage">
            <text:p>0.00%</text:p>
          </table:table-cell>
          <table:table-cell table:formula="of:=([.J73]-[.E73])/[.E73]" office:value-type="percentage" office:value="0" calcext:value-type="percentage">
            <text:p>0.00%</text:p>
          </table:table-cell>
          <table:table-cell table:formula="of:=([.J73]-[.F73])/[.F73]" office:value-type="percentage" office:value="0" calcext:value-type="percentage">
            <text:p>0.00%</text:p>
          </table:table-cell>
          <table:table-cell table:formula="of:=([.J73]-[.G73])/[.G73]" office:value-type="percentage" office:value="0" calcext:value-type="percentage">
            <text:p>0.00%</text:p>
          </table:table-cell>
          <table:table-cell table:formula="of:=([.J73]-[.H73])/[.H73]" office:value-type="percentage" office:value="0" calcext:value-type="percentage">
            <text:p>0.00%</text:p>
          </table:table-cell>
          <table:table-cell table:formula="of:=([.J73]-[.I73])/[.I7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50" calcext:value-type="float">
            <text:p>250</text:p>
          </table:table-cell>
          <table:table-cell table:formula="of:=([.J74]-[.A74])/[.A74]" office:value-type="percentage" office:value="0" calcext:value-type="percentage">
            <text:p>0.00%</text:p>
          </table:table-cell>
          <table:table-cell table:formula="of:=([.J74]-[.B74])/[.B74]" office:value-type="percentage" office:value="0" calcext:value-type="percentage">
            <text:p>0.00%</text:p>
          </table:table-cell>
          <table:table-cell table:formula="of:=([.J74]-[.C74])/[.C74]" office:value-type="percentage" office:value="0" calcext:value-type="percentage">
            <text:p>0.00%</text:p>
          </table:table-cell>
          <table:table-cell table:formula="of:=([.J74]-[.D74])/[.D74]" office:value-type="percentage" office:value="0" calcext:value-type="percentage">
            <text:p>0.00%</text:p>
          </table:table-cell>
          <table:table-cell table:formula="of:=([.J74]-[.E74])/[.E74]" office:value-type="percentage" office:value="0" calcext:value-type="percentage">
            <text:p>0.00%</text:p>
          </table:table-cell>
          <table:table-cell table:formula="of:=([.J74]-[.F74])/[.F74]" office:value-type="percentage" office:value="0" calcext:value-type="percentage">
            <text:p>0.00%</text:p>
          </table:table-cell>
          <table:table-cell table:formula="of:=([.J74]-[.G74])/[.G74]" office:value-type="percentage" office:value="0" calcext:value-type="percentage">
            <text:p>0.00%</text:p>
          </table:table-cell>
          <table:table-cell table:formula="of:=([.J74]-[.H74])/[.H74]" office:value-type="percentage" office:value="0" calcext:value-type="percentage">
            <text:p>0.00%</text:p>
          </table:table-cell>
          <table:table-cell table:formula="of:=([.J74]-[.I74])/[.I7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62" calcext:value-type="float">
            <text:p>262</text:p>
          </table:table-cell>
          <table:table-cell table:formula="of:=([.J75]-[.A75])/[.A75]" office:value-type="percentage" office:value="0" calcext:value-type="percentage">
            <text:p>0.00%</text:p>
          </table:table-cell>
          <table:table-cell table:formula="of:=([.J75]-[.B75])/[.B75]" office:value-type="percentage" office:value="0" calcext:value-type="percentage">
            <text:p>0.00%</text:p>
          </table:table-cell>
          <table:table-cell table:formula="of:=([.J75]-[.C75])/[.C75]" office:value-type="percentage" office:value="0" calcext:value-type="percentage">
            <text:p>0.00%</text:p>
          </table:table-cell>
          <table:table-cell table:formula="of:=([.J75]-[.D75])/[.D75]" office:value-type="percentage" office:value="0" calcext:value-type="percentage">
            <text:p>0.00%</text:p>
          </table:table-cell>
          <table:table-cell table:formula="of:=([.J75]-[.E75])/[.E75]" office:value-type="percentage" office:value="0" calcext:value-type="percentage">
            <text:p>0.00%</text:p>
          </table:table-cell>
          <table:table-cell table:formula="of:=([.J75]-[.F75])/[.F75]" office:value-type="percentage" office:value="0" calcext:value-type="percentage">
            <text:p>0.00%</text:p>
          </table:table-cell>
          <table:table-cell table:formula="of:=([.J75]-[.G75])/[.G75]" office:value-type="percentage" office:value="0" calcext:value-type="percentage">
            <text:p>0.00%</text:p>
          </table:table-cell>
          <table:table-cell table:formula="of:=([.J75]-[.H75])/[.H75]" office:value-type="percentage" office:value="0" calcext:value-type="percentage">
            <text:p>0.00%</text:p>
          </table:table-cell>
          <table:table-cell table:formula="of:=([.J75]-[.I75])/[.I7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78" calcext:value-type="float">
            <text:p>278</text:p>
          </table:table-cell>
          <table:table-cell table:formula="of:=([.J76]-[.A76])/[.A76]" office:value-type="percentage" office:value="0" calcext:value-type="percentage">
            <text:p>0.00%</text:p>
          </table:table-cell>
          <table:table-cell table:formula="of:=([.J76]-[.B76])/[.B76]" office:value-type="percentage" office:value="0" calcext:value-type="percentage">
            <text:p>0.00%</text:p>
          </table:table-cell>
          <table:table-cell table:formula="of:=([.J76]-[.C76])/[.C76]" office:value-type="percentage" office:value="0" calcext:value-type="percentage">
            <text:p>0.00%</text:p>
          </table:table-cell>
          <table:table-cell table:formula="of:=([.J76]-[.D76])/[.D76]" office:value-type="percentage" office:value="0" calcext:value-type="percentage">
            <text:p>0.00%</text:p>
          </table:table-cell>
          <table:table-cell table:formula="of:=([.J76]-[.E76])/[.E76]" office:value-type="percentage" office:value="0" calcext:value-type="percentage">
            <text:p>0.00%</text:p>
          </table:table-cell>
          <table:table-cell table:formula="of:=([.J76]-[.F76])/[.F76]" office:value-type="percentage" office:value="0" calcext:value-type="percentage">
            <text:p>0.00%</text:p>
          </table:table-cell>
          <table:table-cell table:formula="of:=([.J76]-[.G76])/[.G76]" office:value-type="percentage" office:value="0" calcext:value-type="percentage">
            <text:p>0.00%</text:p>
          </table:table-cell>
          <table:table-cell table:formula="of:=([.J76]-[.H76])/[.H76]" office:value-type="percentage" office:value="0" calcext:value-type="percentage">
            <text:p>0.00%</text:p>
          </table:table-cell>
          <table:table-cell table:formula="of:=([.J76]-[.I76])/[.I7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87" calcext:value-type="float">
            <text:p>287</text:p>
          </table:table-cell>
          <table:table-cell table:formula="of:=([.J77]-[.A77])/[.A77]" office:value-type="percentage" office:value="0" calcext:value-type="percentage">
            <text:p>0.00%</text:p>
          </table:table-cell>
          <table:table-cell table:formula="of:=([.J77]-[.B77])/[.B77]" office:value-type="percentage" office:value="0" calcext:value-type="percentage">
            <text:p>0.00%</text:p>
          </table:table-cell>
          <table:table-cell table:formula="of:=([.J77]-[.C77])/[.C77]" office:value-type="percentage" office:value="0" calcext:value-type="percentage">
            <text:p>0.00%</text:p>
          </table:table-cell>
          <table:table-cell table:formula="of:=([.J77]-[.D77])/[.D77]" office:value-type="percentage" office:value="0" calcext:value-type="percentage">
            <text:p>0.00%</text:p>
          </table:table-cell>
          <table:table-cell table:formula="of:=([.J77]-[.E77])/[.E77]" office:value-type="percentage" office:value="0" calcext:value-type="percentage">
            <text:p>0.00%</text:p>
          </table:table-cell>
          <table:table-cell table:formula="of:=([.J77]-[.F77])/[.F77]" office:value-type="percentage" office:value="0" calcext:value-type="percentage">
            <text:p>0.00%</text:p>
          </table:table-cell>
          <table:table-cell table:formula="of:=([.J77]-[.G77])/[.G77]" office:value-type="percentage" office:value="0" calcext:value-type="percentage">
            <text:p>0.00%</text:p>
          </table:table-cell>
          <table:table-cell table:formula="of:=([.J77]-[.H77])/[.H77]" office:value-type="percentage" office:value="0" calcext:value-type="percentage">
            <text:p>0.00%</text:p>
          </table:table-cell>
          <table:table-cell table:formula="of:=([.J77]-[.I77])/[.I7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96" calcext:value-type="float">
            <text:p>296</text:p>
          </table:table-cell>
          <table:table-cell table:formula="of:=([.J78]-[.A78])/[.A78]" office:value-type="percentage" office:value="0" calcext:value-type="percentage">
            <text:p>0.00%</text:p>
          </table:table-cell>
          <table:table-cell table:formula="of:=([.J78]-[.B78])/[.B78]" office:value-type="percentage" office:value="0" calcext:value-type="percentage">
            <text:p>0.00%</text:p>
          </table:table-cell>
          <table:table-cell table:formula="of:=([.J78]-[.C78])/[.C78]" office:value-type="percentage" office:value="0" calcext:value-type="percentage">
            <text:p>0.00%</text:p>
          </table:table-cell>
          <table:table-cell table:formula="of:=([.J78]-[.D78])/[.D78]" office:value-type="percentage" office:value="0" calcext:value-type="percentage">
            <text:p>0.00%</text:p>
          </table:table-cell>
          <table:table-cell table:formula="of:=([.J78]-[.E78])/[.E78]" office:value-type="percentage" office:value="0" calcext:value-type="percentage">
            <text:p>0.00%</text:p>
          </table:table-cell>
          <table:table-cell table:formula="of:=([.J78]-[.F78])/[.F78]" office:value-type="percentage" office:value="0" calcext:value-type="percentage">
            <text:p>0.00%</text:p>
          </table:table-cell>
          <table:table-cell table:formula="of:=([.J78]-[.G78])/[.G78]" office:value-type="percentage" office:value="0" calcext:value-type="percentage">
            <text:p>0.00%</text:p>
          </table:table-cell>
          <table:table-cell table:formula="of:=([.J78]-[.H78])/[.H78]" office:value-type="percentage" office:value="0" calcext:value-type="percentage">
            <text:p>0.00%</text:p>
          </table:table-cell>
          <table:table-cell table:formula="of:=([.J78]-[.I78])/[.I7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99" calcext:value-type="float">
            <text:p>299</text:p>
          </table:table-cell>
          <table:table-cell table:formula="of:=([.J79]-[.A79])/[.A79]" office:value-type="percentage" office:value="0" calcext:value-type="percentage">
            <text:p>0.00%</text:p>
          </table:table-cell>
          <table:table-cell table:formula="of:=([.J79]-[.B79])/[.B79]" office:value-type="percentage" office:value="0" calcext:value-type="percentage">
            <text:p>0.00%</text:p>
          </table:table-cell>
          <table:table-cell table:formula="of:=([.J79]-[.C79])/[.C79]" office:value-type="percentage" office:value="0" calcext:value-type="percentage">
            <text:p>0.00%</text:p>
          </table:table-cell>
          <table:table-cell table:formula="of:=([.J79]-[.D79])/[.D79]" office:value-type="percentage" office:value="0" calcext:value-type="percentage">
            <text:p>0.00%</text:p>
          </table:table-cell>
          <table:table-cell table:formula="of:=([.J79]-[.E79])/[.E79]" office:value-type="percentage" office:value="0" calcext:value-type="percentage">
            <text:p>0.00%</text:p>
          </table:table-cell>
          <table:table-cell table:formula="of:=([.J79]-[.F79])/[.F79]" office:value-type="percentage" office:value="0" calcext:value-type="percentage">
            <text:p>0.00%</text:p>
          </table:table-cell>
          <table:table-cell table:formula="of:=([.J79]-[.G79])/[.G79]" office:value-type="percentage" office:value="0" calcext:value-type="percentage">
            <text:p>0.00%</text:p>
          </table:table-cell>
          <table:table-cell table:formula="of:=([.J79]-[.H79])/[.H79]" office:value-type="percentage" office:value="0" calcext:value-type="percentage">
            <text:p>0.00%</text:p>
          </table:table-cell>
          <table:table-cell table:formula="of:=([.J79]-[.I79])/[.I7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00" calcext:value-type="float">
            <text:p>300</text:p>
          </table:table-cell>
          <table:table-cell table:formula="of:=([.J80]-[.A80])/[.A80]" office:value-type="percentage" office:value="0" calcext:value-type="percentage">
            <text:p>0.00%</text:p>
          </table:table-cell>
          <table:table-cell table:formula="of:=([.J80]-[.B80])/[.B80]" office:value-type="percentage" office:value="0" calcext:value-type="percentage">
            <text:p>0.00%</text:p>
          </table:table-cell>
          <table:table-cell table:formula="of:=([.J80]-[.C80])/[.C80]" office:value-type="percentage" office:value="0" calcext:value-type="percentage">
            <text:p>0.00%</text:p>
          </table:table-cell>
          <table:table-cell table:formula="of:=([.J80]-[.D80])/[.D80]" office:value-type="percentage" office:value="0" calcext:value-type="percentage">
            <text:p>0.00%</text:p>
          </table:table-cell>
          <table:table-cell table:formula="of:=([.J80]-[.E80])/[.E80]" office:value-type="percentage" office:value="0" calcext:value-type="percentage">
            <text:p>0.00%</text:p>
          </table:table-cell>
          <table:table-cell table:formula="of:=([.J80]-[.F80])/[.F80]" office:value-type="percentage" office:value="0" calcext:value-type="percentage">
            <text:p>0.00%</text:p>
          </table:table-cell>
          <table:table-cell table:formula="of:=([.J80]-[.G80])/[.G80]" office:value-type="percentage" office:value="0" calcext:value-type="percentage">
            <text:p>0.00%</text:p>
          </table:table-cell>
          <table:table-cell table:formula="of:=([.J80]-[.H80])/[.H80]" office:value-type="percentage" office:value="0" calcext:value-type="percentage">
            <text:p>0.00%</text:p>
          </table:table-cell>
          <table:table-cell table:formula="of:=([.J80]-[.I80])/[.I8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01" calcext:value-type="float">
            <text:p>301</text:p>
          </table:table-cell>
          <table:table-cell table:formula="of:=([.J81]-[.A81])/[.A81]" office:value-type="percentage" office:value="0" calcext:value-type="percentage">
            <text:p>0.00%</text:p>
          </table:table-cell>
          <table:table-cell table:formula="of:=([.J81]-[.B81])/[.B81]" office:value-type="percentage" office:value="0" calcext:value-type="percentage">
            <text:p>0.00%</text:p>
          </table:table-cell>
          <table:table-cell table:formula="of:=([.J81]-[.C81])/[.C81]" office:value-type="percentage" office:value="0" calcext:value-type="percentage">
            <text:p>0.00%</text:p>
          </table:table-cell>
          <table:table-cell table:formula="of:=([.J81]-[.D81])/[.D81]" office:value-type="percentage" office:value="0" calcext:value-type="percentage">
            <text:p>0.00%</text:p>
          </table:table-cell>
          <table:table-cell table:formula="of:=([.J81]-[.E81])/[.E81]" office:value-type="percentage" office:value="0" calcext:value-type="percentage">
            <text:p>0.00%</text:p>
          </table:table-cell>
          <table:table-cell table:formula="of:=([.J81]-[.F81])/[.F81]" office:value-type="percentage" office:value="0" calcext:value-type="percentage">
            <text:p>0.00%</text:p>
          </table:table-cell>
          <table:table-cell table:formula="of:=([.J81]-[.G81])/[.G81]" office:value-type="percentage" office:value="0" calcext:value-type="percentage">
            <text:p>0.00%</text:p>
          </table:table-cell>
          <table:table-cell table:formula="of:=([.J81]-[.H81])/[.H81]" office:value-type="percentage" office:value="0" calcext:value-type="percentage">
            <text:p>0.00%</text:p>
          </table:table-cell>
          <table:table-cell table:formula="of:=([.J81]-[.I81])/[.I8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02.2" calcext:value-type="float">
            <text:p>302.2</text:p>
          </table:table-cell>
          <table:table-cell table:number-columns-repeated="9" office:value-type="float" office:value="304" calcext:value-type="float">
            <text:p>304</text:p>
          </table:table-cell>
          <table:table-cell table:formula="of:=([.J82]-[.A82])/[.A82]" office:value-type="percentage" office:value="0.00595632031767045" calcext:value-type="percentage">
            <text:p>0.60%</text:p>
          </table:table-cell>
          <table:table-cell table:formula="of:=([.J82]-[.B82])/[.B82]" office:value-type="percentage" office:value="0" calcext:value-type="percentage">
            <text:p>0.00%</text:p>
          </table:table-cell>
          <table:table-cell table:formula="of:=([.J82]-[.C82])/[.C82]" office:value-type="percentage" office:value="0" calcext:value-type="percentage">
            <text:p>0.00%</text:p>
          </table:table-cell>
          <table:table-cell table:formula="of:=([.J82]-[.D82])/[.D82]" office:value-type="percentage" office:value="0" calcext:value-type="percentage">
            <text:p>0.00%</text:p>
          </table:table-cell>
          <table:table-cell table:formula="of:=([.J82]-[.E82])/[.E82]" office:value-type="percentage" office:value="0" calcext:value-type="percentage">
            <text:p>0.00%</text:p>
          </table:table-cell>
          <table:table-cell table:formula="of:=([.J82]-[.F82])/[.F82]" office:value-type="percentage" office:value="0" calcext:value-type="percentage">
            <text:p>0.00%</text:p>
          </table:table-cell>
          <table:table-cell table:formula="of:=([.J82]-[.G82])/[.G82]" office:value-type="percentage" office:value="0" calcext:value-type="percentage">
            <text:p>0.00%</text:p>
          </table:table-cell>
          <table:table-cell table:formula="of:=([.J82]-[.H82])/[.H82]" office:value-type="percentage" office:value="0" calcext:value-type="percentage">
            <text:p>0.00%</text:p>
          </table:table-cell>
          <table:table-cell table:formula="of:=([.J82]-[.I82])/[.I8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04" calcext:value-type="float">
            <text:p>304</text:p>
          </table:table-cell>
          <table:table-cell table:formula="of:=([.J83]-[.A83])/[.A83]" office:value-type="percentage" office:value="0" calcext:value-type="percentage">
            <text:p>0.00%</text:p>
          </table:table-cell>
          <table:table-cell table:formula="of:=([.J83]-[.B83])/[.B83]" office:value-type="percentage" office:value="0" calcext:value-type="percentage">
            <text:p>0.00%</text:p>
          </table:table-cell>
          <table:table-cell table:formula="of:=([.J83]-[.C83])/[.C83]" office:value-type="percentage" office:value="0" calcext:value-type="percentage">
            <text:p>0.00%</text:p>
          </table:table-cell>
          <table:table-cell table:formula="of:=([.J83]-[.D83])/[.D83]" office:value-type="percentage" office:value="0" calcext:value-type="percentage">
            <text:p>0.00%</text:p>
          </table:table-cell>
          <table:table-cell table:formula="of:=([.J83]-[.E83])/[.E83]" office:value-type="percentage" office:value="0" calcext:value-type="percentage">
            <text:p>0.00%</text:p>
          </table:table-cell>
          <table:table-cell table:formula="of:=([.J83]-[.F83])/[.F83]" office:value-type="percentage" office:value="0" calcext:value-type="percentage">
            <text:p>0.00%</text:p>
          </table:table-cell>
          <table:table-cell table:formula="of:=([.J83]-[.G83])/[.G83]" office:value-type="percentage" office:value="0" calcext:value-type="percentage">
            <text:p>0.00%</text:p>
          </table:table-cell>
          <table:table-cell table:formula="of:=([.J83]-[.H83])/[.H83]" office:value-type="percentage" office:value="0" calcext:value-type="percentage">
            <text:p>0.00%</text:p>
          </table:table-cell>
          <table:table-cell table:formula="of:=([.J83]-[.I83])/[.I8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04" calcext:value-type="float">
            <text:p>304</text:p>
          </table:table-cell>
          <table:table-cell table:formula="of:=([.J84]-[.A84])/[.A84]" office:value-type="percentage" office:value="0" calcext:value-type="percentage">
            <text:p>0.00%</text:p>
          </table:table-cell>
          <table:table-cell table:formula="of:=([.J84]-[.B84])/[.B84]" office:value-type="percentage" office:value="0" calcext:value-type="percentage">
            <text:p>0.00%</text:p>
          </table:table-cell>
          <table:table-cell table:formula="of:=([.J84]-[.C84])/[.C84]" office:value-type="percentage" office:value="0" calcext:value-type="percentage">
            <text:p>0.00%</text:p>
          </table:table-cell>
          <table:table-cell table:formula="of:=([.J84]-[.D84])/[.D84]" office:value-type="percentage" office:value="0" calcext:value-type="percentage">
            <text:p>0.00%</text:p>
          </table:table-cell>
          <table:table-cell table:formula="of:=([.J84]-[.E84])/[.E84]" office:value-type="percentage" office:value="0" calcext:value-type="percentage">
            <text:p>0.00%</text:p>
          </table:table-cell>
          <table:table-cell table:formula="of:=([.J84]-[.F84])/[.F84]" office:value-type="percentage" office:value="0" calcext:value-type="percentage">
            <text:p>0.00%</text:p>
          </table:table-cell>
          <table:table-cell table:formula="of:=([.J84]-[.G84])/[.G84]" office:value-type="percentage" office:value="0" calcext:value-type="percentage">
            <text:p>0.00%</text:p>
          </table:table-cell>
          <table:table-cell table:formula="of:=([.J84]-[.H84])/[.H84]" office:value-type="percentage" office:value="0" calcext:value-type="percentage">
            <text:p>0.00%</text:p>
          </table:table-cell>
          <table:table-cell table:formula="of:=([.J84]-[.I84])/[.I8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07" calcext:value-type="float">
            <text:p>307</text:p>
          </table:table-cell>
          <table:table-cell table:formula="of:=([.J85]-[.A85])/[.A85]" office:value-type="percentage" office:value="0" calcext:value-type="percentage">
            <text:p>0.00%</text:p>
          </table:table-cell>
          <table:table-cell table:formula="of:=([.J85]-[.B85])/[.B85]" office:value-type="percentage" office:value="0" calcext:value-type="percentage">
            <text:p>0.00%</text:p>
          </table:table-cell>
          <table:table-cell table:formula="of:=([.J85]-[.C85])/[.C85]" office:value-type="percentage" office:value="0" calcext:value-type="percentage">
            <text:p>0.00%</text:p>
          </table:table-cell>
          <table:table-cell table:formula="of:=([.J85]-[.D85])/[.D85]" office:value-type="percentage" office:value="0" calcext:value-type="percentage">
            <text:p>0.00%</text:p>
          </table:table-cell>
          <table:table-cell table:formula="of:=([.J85]-[.E85])/[.E85]" office:value-type="percentage" office:value="0" calcext:value-type="percentage">
            <text:p>0.00%</text:p>
          </table:table-cell>
          <table:table-cell table:formula="of:=([.J85]-[.F85])/[.F85]" office:value-type="percentage" office:value="0" calcext:value-type="percentage">
            <text:p>0.00%</text:p>
          </table:table-cell>
          <table:table-cell table:formula="of:=([.J85]-[.G85])/[.G85]" office:value-type="percentage" office:value="0" calcext:value-type="percentage">
            <text:p>0.00%</text:p>
          </table:table-cell>
          <table:table-cell table:formula="of:=([.J85]-[.H85])/[.H85]" office:value-type="percentage" office:value="0" calcext:value-type="percentage">
            <text:p>0.00%</text:p>
          </table:table-cell>
          <table:table-cell table:formula="of:=([.J85]-[.I85])/[.I8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07.9" calcext:value-type="float">
            <text:p>307.9</text:p>
          </table:table-cell>
          <table:table-cell table:number-columns-repeated="9" office:value-type="float" office:value="308" calcext:value-type="float">
            <text:p>308</text:p>
          </table:table-cell>
          <table:table-cell table:formula="of:=([.J86]-[.A86])/[.A86]" office:value-type="percentage" office:value="0.000324780772978314" calcext:value-type="percentage">
            <text:p>0.03%</text:p>
          </table:table-cell>
          <table:table-cell table:formula="of:=([.J86]-[.B86])/[.B86]" office:value-type="percentage" office:value="0" calcext:value-type="percentage">
            <text:p>0.00%</text:p>
          </table:table-cell>
          <table:table-cell table:formula="of:=([.J86]-[.C86])/[.C86]" office:value-type="percentage" office:value="0" calcext:value-type="percentage">
            <text:p>0.00%</text:p>
          </table:table-cell>
          <table:table-cell table:formula="of:=([.J86]-[.D86])/[.D86]" office:value-type="percentage" office:value="0" calcext:value-type="percentage">
            <text:p>0.00%</text:p>
          </table:table-cell>
          <table:table-cell table:formula="of:=([.J86]-[.E86])/[.E86]" office:value-type="percentage" office:value="0" calcext:value-type="percentage">
            <text:p>0.00%</text:p>
          </table:table-cell>
          <table:table-cell table:formula="of:=([.J86]-[.F86])/[.F86]" office:value-type="percentage" office:value="0" calcext:value-type="percentage">
            <text:p>0.00%</text:p>
          </table:table-cell>
          <table:table-cell table:formula="of:=([.J86]-[.G86])/[.G86]" office:value-type="percentage" office:value="0" calcext:value-type="percentage">
            <text:p>0.00%</text:p>
          </table:table-cell>
          <table:table-cell table:formula="of:=([.J86]-[.H86])/[.H86]" office:value-type="percentage" office:value="0" calcext:value-type="percentage">
            <text:p>0.00%</text:p>
          </table:table-cell>
          <table:table-cell table:formula="of:=([.J86]-[.I86])/[.I8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08" calcext:value-type="float">
            <text:p>308</text:p>
          </table:table-cell>
          <table:table-cell table:formula="of:=([.J87]-[.A87])/[.A87]" office:value-type="percentage" office:value="0" calcext:value-type="percentage">
            <text:p>0.00%</text:p>
          </table:table-cell>
          <table:table-cell table:formula="of:=([.J87]-[.B87])/[.B87]" office:value-type="percentage" office:value="0" calcext:value-type="percentage">
            <text:p>0.00%</text:p>
          </table:table-cell>
          <table:table-cell table:formula="of:=([.J87]-[.C87])/[.C87]" office:value-type="percentage" office:value="0" calcext:value-type="percentage">
            <text:p>0.00%</text:p>
          </table:table-cell>
          <table:table-cell table:formula="of:=([.J87]-[.D87])/[.D87]" office:value-type="percentage" office:value="0" calcext:value-type="percentage">
            <text:p>0.00%</text:p>
          </table:table-cell>
          <table:table-cell table:formula="of:=([.J87]-[.E87])/[.E87]" office:value-type="percentage" office:value="0" calcext:value-type="percentage">
            <text:p>0.00%</text:p>
          </table:table-cell>
          <table:table-cell table:formula="of:=([.J87]-[.F87])/[.F87]" office:value-type="percentage" office:value="0" calcext:value-type="percentage">
            <text:p>0.00%</text:p>
          </table:table-cell>
          <table:table-cell table:formula="of:=([.J87]-[.G87])/[.G87]" office:value-type="percentage" office:value="0" calcext:value-type="percentage">
            <text:p>0.00%</text:p>
          </table:table-cell>
          <table:table-cell table:formula="of:=([.J87]-[.H87])/[.H87]" office:value-type="percentage" office:value="0" calcext:value-type="percentage">
            <text:p>0.00%</text:p>
          </table:table-cell>
          <table:table-cell table:formula="of:=([.J87]-[.I87])/[.I8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01.1" calcext:value-type="float">
            <text:p>301.1</text:p>
          </table:table-cell>
          <table:table-cell office:value-type="float" office:value="303.9" calcext:value-type="float">
            <text:p>303.9</text:p>
          </table:table-cell>
          <table:table-cell office:value-type="float" office:value="304.1" calcext:value-type="float">
            <text:p>304.1</text:p>
          </table:table-cell>
          <table:table-cell office:value-type="float" office:value="304" calcext:value-type="float">
            <text:p>304</text:p>
          </table:table-cell>
          <table:table-cell office:value-type="float" office:value="305.9" calcext:value-type="float">
            <text:p>305.9</text:p>
          </table:table-cell>
          <table:table-cell office:value-type="float" office:value="306.2" calcext:value-type="float">
            <text:p>306.2</text:p>
          </table:table-cell>
          <table:table-cell office:value-type="float" office:value="306.8" calcext:value-type="float">
            <text:p>306.8</text:p>
          </table:table-cell>
          <table:table-cell office:value-type="float" office:value="307" calcext:value-type="float">
            <text:p>307</text:p>
          </table:table-cell>
          <table:table-cell office:value-type="float" office:value="305.9" calcext:value-type="float">
            <text:p>305.9</text:p>
          </table:table-cell>
          <table:table-cell office:value-type="float" office:value="308" calcext:value-type="float">
            <text:p>308</text:p>
          </table:table-cell>
          <table:table-cell table:formula="of:=([.J88]-[.A88])/[.A88]" office:value-type="percentage" office:value="0.0229159747592161" calcext:value-type="percentage">
            <text:p>2.29%</text:p>
          </table:table-cell>
          <table:table-cell table:formula="of:=([.J88]-[.B88])/[.B88]" office:value-type="percentage" office:value="0.0134912800263245" calcext:value-type="percentage">
            <text:p>1.35%</text:p>
          </table:table-cell>
          <table:table-cell table:formula="of:=([.J88]-[.C88])/[.C88]" office:value-type="percentage" office:value="0.0128247287076619" calcext:value-type="percentage">
            <text:p>1.28%</text:p>
          </table:table-cell>
          <table:table-cell table:formula="of:=([.J88]-[.D88])/[.D88]" office:value-type="percentage" office:value="0.0131578947368421" calcext:value-type="percentage">
            <text:p>1.32%</text:p>
          </table:table-cell>
          <table:table-cell table:formula="of:=([.J88]-[.E88])/[.E88]" office:value-type="percentage" office:value="0.00686498855835248" calcext:value-type="percentage">
            <text:p>0.69%</text:p>
          </table:table-cell>
          <table:table-cell table:formula="of:=([.J88]-[.F88])/[.F88]" office:value-type="percentage" office:value="0.0058785107772698" calcext:value-type="percentage">
            <text:p>0.59%</text:p>
          </table:table-cell>
          <table:table-cell table:formula="of:=([.J88]-[.G88])/[.G88]" office:value-type="percentage" office:value="0.0039113428943937" calcext:value-type="percentage">
            <text:p>0.39%</text:p>
          </table:table-cell>
          <table:table-cell table:formula="of:=([.J88]-[.H88])/[.H88]" office:value-type="percentage" office:value="0.00325732899022801" calcext:value-type="percentage">
            <text:p>0.33%</text:p>
          </table:table-cell>
          <table:table-cell table:formula="of:=([.J88]-[.I88])/[.I88]" office:value-type="percentage" office:value="0.00686498855835248" calcext:value-type="percentage">
            <text:p>0.69%</text:p>
          </table:table-cell>
        </table:table-row>
        <table:table-row table:style-name="ro1">
          <table:table-cell table:number-columns-repeated="10" office:value-type="float" office:value="310" calcext:value-type="float">
            <text:p>310</text:p>
          </table:table-cell>
          <table:table-cell table:formula="of:=([.J89]-[.A89])/[.A89]" office:value-type="percentage" office:value="0" calcext:value-type="percentage">
            <text:p>0.00%</text:p>
          </table:table-cell>
          <table:table-cell table:formula="of:=([.J89]-[.B89])/[.B89]" office:value-type="percentage" office:value="0" calcext:value-type="percentage">
            <text:p>0.00%</text:p>
          </table:table-cell>
          <table:table-cell table:formula="of:=([.J89]-[.C89])/[.C89]" office:value-type="percentage" office:value="0" calcext:value-type="percentage">
            <text:p>0.00%</text:p>
          </table:table-cell>
          <table:table-cell table:formula="of:=([.J89]-[.D89])/[.D89]" office:value-type="percentage" office:value="0" calcext:value-type="percentage">
            <text:p>0.00%</text:p>
          </table:table-cell>
          <table:table-cell table:formula="of:=([.J89]-[.E89])/[.E89]" office:value-type="percentage" office:value="0" calcext:value-type="percentage">
            <text:p>0.00%</text:p>
          </table:table-cell>
          <table:table-cell table:formula="of:=([.J89]-[.F89])/[.F89]" office:value-type="percentage" office:value="0" calcext:value-type="percentage">
            <text:p>0.00%</text:p>
          </table:table-cell>
          <table:table-cell table:formula="of:=([.J89]-[.G89])/[.G89]" office:value-type="percentage" office:value="0" calcext:value-type="percentage">
            <text:p>0.00%</text:p>
          </table:table-cell>
          <table:table-cell table:formula="of:=([.J89]-[.H89])/[.H89]" office:value-type="percentage" office:value="0" calcext:value-type="percentage">
            <text:p>0.00%</text:p>
          </table:table-cell>
          <table:table-cell table:formula="of:=([.J89]-[.I89])/[.I8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15" calcext:value-type="float">
            <text:p>315</text:p>
          </table:table-cell>
          <table:table-cell table:formula="of:=([.J90]-[.A90])/[.A90]" office:value-type="percentage" office:value="0" calcext:value-type="percentage">
            <text:p>0.00%</text:p>
          </table:table-cell>
          <table:table-cell table:formula="of:=([.J90]-[.B90])/[.B90]" office:value-type="percentage" office:value="0" calcext:value-type="percentage">
            <text:p>0.00%</text:p>
          </table:table-cell>
          <table:table-cell table:formula="of:=([.J90]-[.C90])/[.C90]" office:value-type="percentage" office:value="0" calcext:value-type="percentage">
            <text:p>0.00%</text:p>
          </table:table-cell>
          <table:table-cell table:formula="of:=([.J90]-[.D90])/[.D90]" office:value-type="percentage" office:value="0" calcext:value-type="percentage">
            <text:p>0.00%</text:p>
          </table:table-cell>
          <table:table-cell table:formula="of:=([.J90]-[.E90])/[.E90]" office:value-type="percentage" office:value="0" calcext:value-type="percentage">
            <text:p>0.00%</text:p>
          </table:table-cell>
          <table:table-cell table:formula="of:=([.J90]-[.F90])/[.F90]" office:value-type="percentage" office:value="0" calcext:value-type="percentage">
            <text:p>0.00%</text:p>
          </table:table-cell>
          <table:table-cell table:formula="of:=([.J90]-[.G90])/[.G90]" office:value-type="percentage" office:value="0" calcext:value-type="percentage">
            <text:p>0.00%</text:p>
          </table:table-cell>
          <table:table-cell table:formula="of:=([.J90]-[.H90])/[.H90]" office:value-type="percentage" office:value="0" calcext:value-type="percentage">
            <text:p>0.00%</text:p>
          </table:table-cell>
          <table:table-cell table:formula="of:=([.J90]-[.I90])/[.I9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6.7" calcext:value-type="float">
            <text:p>276.7</text:p>
          </table:table-cell>
          <table:table-cell table:number-columns-repeated="2" office:value-type="float" office:value="280.2" calcext:value-type="float">
            <text:p>280.2</text:p>
          </table:table-cell>
          <table:table-cell office:value-type="float" office:value="280.4" calcext:value-type="float">
            <text:p>280.4</text:p>
          </table:table-cell>
          <table:table-cell table:number-columns-repeated="2" office:value-type="float" office:value="280.9" calcext:value-type="float">
            <text:p>280.9</text:p>
          </table:table-cell>
          <table:table-cell table:number-columns-repeated="4" office:value-type="float" office:value="281" calcext:value-type="float">
            <text:p>281</text:p>
          </table:table-cell>
          <table:table-cell table:formula="of:=([.J91]-[.A91])/[.A91]" office:value-type="percentage" office:value="0.0155402963498374" calcext:value-type="percentage">
            <text:p>1.55%</text:p>
          </table:table-cell>
          <table:table-cell table:formula="of:=([.J91]-[.B91])/[.B91]" office:value-type="percentage" office:value="0.00285510349750183" calcext:value-type="percentage">
            <text:p>0.29%</text:p>
          </table:table-cell>
          <table:table-cell table:formula="of:=([.J91]-[.C91])/[.C91]" office:value-type="percentage" office:value="0.00285510349750183" calcext:value-type="percentage">
            <text:p>0.29%</text:p>
          </table:table-cell>
          <table:table-cell table:formula="of:=([.J91]-[.D91])/[.D91]" office:value-type="percentage" office:value="0.00213980028530679" calcext:value-type="percentage">
            <text:p>0.21%</text:p>
          </table:table-cell>
          <table:table-cell table:formula="of:=([.J91]-[.E91])/[.E91]" office:value-type="percentage" office:value="0.000355998576005777" calcext:value-type="percentage">
            <text:p>0.04%</text:p>
          </table:table-cell>
          <table:table-cell table:formula="of:=([.J91]-[.F91])/[.F91]" office:value-type="percentage" office:value="0.000355998576005777" calcext:value-type="percentage">
            <text:p>0.04%</text:p>
          </table:table-cell>
          <table:table-cell table:formula="of:=([.J91]-[.G91])/[.G91]" office:value-type="percentage" office:value="0" calcext:value-type="percentage">
            <text:p>0.00%</text:p>
          </table:table-cell>
          <table:table-cell table:formula="of:=([.J91]-[.H91])/[.H91]" office:value-type="percentage" office:value="0" calcext:value-type="percentage">
            <text:p>0.00%</text:p>
          </table:table-cell>
          <table:table-cell table:formula="of:=([.J91]-[.I91])/[.I9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17" calcext:value-type="float">
            <text:p>317</text:p>
          </table:table-cell>
          <table:table-cell table:formula="of:=([.J92]-[.A92])/[.A92]" office:value-type="percentage" office:value="0" calcext:value-type="percentage">
            <text:p>0.00%</text:p>
          </table:table-cell>
          <table:table-cell table:formula="of:=([.J92]-[.B92])/[.B92]" office:value-type="percentage" office:value="0" calcext:value-type="percentage">
            <text:p>0.00%</text:p>
          </table:table-cell>
          <table:table-cell table:formula="of:=([.J92]-[.C92])/[.C92]" office:value-type="percentage" office:value="0" calcext:value-type="percentage">
            <text:p>0.00%</text:p>
          </table:table-cell>
          <table:table-cell table:formula="of:=([.J92]-[.D92])/[.D92]" office:value-type="percentage" office:value="0" calcext:value-type="percentage">
            <text:p>0.00%</text:p>
          </table:table-cell>
          <table:table-cell table:formula="of:=([.J92]-[.E92])/[.E92]" office:value-type="percentage" office:value="0" calcext:value-type="percentage">
            <text:p>0.00%</text:p>
          </table:table-cell>
          <table:table-cell table:formula="of:=([.J92]-[.F92])/[.F92]" office:value-type="percentage" office:value="0" calcext:value-type="percentage">
            <text:p>0.00%</text:p>
          </table:table-cell>
          <table:table-cell table:formula="of:=([.J92]-[.G92])/[.G92]" office:value-type="percentage" office:value="0" calcext:value-type="percentage">
            <text:p>0.00%</text:p>
          </table:table-cell>
          <table:table-cell table:formula="of:=([.J92]-[.H92])/[.H92]" office:value-type="percentage" office:value="0" calcext:value-type="percentage">
            <text:p>0.00%</text:p>
          </table:table-cell>
          <table:table-cell table:formula="of:=([.J92]-[.I92])/[.I9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17" calcext:value-type="float">
            <text:p>317</text:p>
          </table:table-cell>
          <table:table-cell table:formula="of:=([.J93]-[.A93])/[.A93]" office:value-type="percentage" office:value="0" calcext:value-type="percentage">
            <text:p>0.00%</text:p>
          </table:table-cell>
          <table:table-cell table:formula="of:=([.J93]-[.B93])/[.B93]" office:value-type="percentage" office:value="0" calcext:value-type="percentage">
            <text:p>0.00%</text:p>
          </table:table-cell>
          <table:table-cell table:formula="of:=([.J93]-[.C93])/[.C93]" office:value-type="percentage" office:value="0" calcext:value-type="percentage">
            <text:p>0.00%</text:p>
          </table:table-cell>
          <table:table-cell table:formula="of:=([.J93]-[.D93])/[.D93]" office:value-type="percentage" office:value="0" calcext:value-type="percentage">
            <text:p>0.00%</text:p>
          </table:table-cell>
          <table:table-cell table:formula="of:=([.J93]-[.E93])/[.E93]" office:value-type="percentage" office:value="0" calcext:value-type="percentage">
            <text:p>0.00%</text:p>
          </table:table-cell>
          <table:table-cell table:formula="of:=([.J93]-[.F93])/[.F93]" office:value-type="percentage" office:value="0" calcext:value-type="percentage">
            <text:p>0.00%</text:p>
          </table:table-cell>
          <table:table-cell table:formula="of:=([.J93]-[.G93])/[.G93]" office:value-type="percentage" office:value="0" calcext:value-type="percentage">
            <text:p>0.00%</text:p>
          </table:table-cell>
          <table:table-cell table:formula="of:=([.J93]-[.H93])/[.H93]" office:value-type="percentage" office:value="0" calcext:value-type="percentage">
            <text:p>0.00%</text:p>
          </table:table-cell>
          <table:table-cell table:formula="of:=([.J93]-[.I93])/[.I9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18" calcext:value-type="float">
            <text:p>318</text:p>
          </table:table-cell>
          <table:table-cell table:formula="of:=([.J94]-[.A94])/[.A94]" office:value-type="percentage" office:value="0" calcext:value-type="percentage">
            <text:p>0.00%</text:p>
          </table:table-cell>
          <table:table-cell table:formula="of:=([.J94]-[.B94])/[.B94]" office:value-type="percentage" office:value="0" calcext:value-type="percentage">
            <text:p>0.00%</text:p>
          </table:table-cell>
          <table:table-cell table:formula="of:=([.J94]-[.C94])/[.C94]" office:value-type="percentage" office:value="0" calcext:value-type="percentage">
            <text:p>0.00%</text:p>
          </table:table-cell>
          <table:table-cell table:formula="of:=([.J94]-[.D94])/[.D94]" office:value-type="percentage" office:value="0" calcext:value-type="percentage">
            <text:p>0.00%</text:p>
          </table:table-cell>
          <table:table-cell table:formula="of:=([.J94]-[.E94])/[.E94]" office:value-type="percentage" office:value="0" calcext:value-type="percentage">
            <text:p>0.00%</text:p>
          </table:table-cell>
          <table:table-cell table:formula="of:=([.J94]-[.F94])/[.F94]" office:value-type="percentage" office:value="0" calcext:value-type="percentage">
            <text:p>0.00%</text:p>
          </table:table-cell>
          <table:table-cell table:formula="of:=([.J94]-[.G94])/[.G94]" office:value-type="percentage" office:value="0" calcext:value-type="percentage">
            <text:p>0.00%</text:p>
          </table:table-cell>
          <table:table-cell table:formula="of:=([.J94]-[.H94])/[.H94]" office:value-type="percentage" office:value="0" calcext:value-type="percentage">
            <text:p>0.00%</text:p>
          </table:table-cell>
          <table:table-cell table:formula="of:=([.J94]-[.I94])/[.I9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19" calcext:value-type="float">
            <text:p>319</text:p>
          </table:table-cell>
          <table:table-cell table:formula="of:=([.J95]-[.A95])/[.A95]" office:value-type="percentage" office:value="0" calcext:value-type="percentage">
            <text:p>0.00%</text:p>
          </table:table-cell>
          <table:table-cell table:formula="of:=([.J95]-[.B95])/[.B95]" office:value-type="percentage" office:value="0" calcext:value-type="percentage">
            <text:p>0.00%</text:p>
          </table:table-cell>
          <table:table-cell table:formula="of:=([.J95]-[.C95])/[.C95]" office:value-type="percentage" office:value="0" calcext:value-type="percentage">
            <text:p>0.00%</text:p>
          </table:table-cell>
          <table:table-cell table:formula="of:=([.J95]-[.D95])/[.D95]" office:value-type="percentage" office:value="0" calcext:value-type="percentage">
            <text:p>0.00%</text:p>
          </table:table-cell>
          <table:table-cell table:formula="of:=([.J95]-[.E95])/[.E95]" office:value-type="percentage" office:value="0" calcext:value-type="percentage">
            <text:p>0.00%</text:p>
          </table:table-cell>
          <table:table-cell table:formula="of:=([.J95]-[.F95])/[.F95]" office:value-type="percentage" office:value="0" calcext:value-type="percentage">
            <text:p>0.00%</text:p>
          </table:table-cell>
          <table:table-cell table:formula="of:=([.J95]-[.G95])/[.G95]" office:value-type="percentage" office:value="0" calcext:value-type="percentage">
            <text:p>0.00%</text:p>
          </table:table-cell>
          <table:table-cell table:formula="of:=([.J95]-[.H95])/[.H95]" office:value-type="percentage" office:value="0" calcext:value-type="percentage">
            <text:p>0.00%</text:p>
          </table:table-cell>
          <table:table-cell table:formula="of:=([.J95]-[.I95])/[.I9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24" calcext:value-type="float">
            <text:p>324</text:p>
          </table:table-cell>
          <table:table-cell table:formula="of:=([.J96]-[.A96])/[.A96]" office:value-type="percentage" office:value="0" calcext:value-type="percentage">
            <text:p>0.00%</text:p>
          </table:table-cell>
          <table:table-cell table:formula="of:=([.J96]-[.B96])/[.B96]" office:value-type="percentage" office:value="0" calcext:value-type="percentage">
            <text:p>0.00%</text:p>
          </table:table-cell>
          <table:table-cell table:formula="of:=([.J96]-[.C96])/[.C96]" office:value-type="percentage" office:value="0" calcext:value-type="percentage">
            <text:p>0.00%</text:p>
          </table:table-cell>
          <table:table-cell table:formula="of:=([.J96]-[.D96])/[.D96]" office:value-type="percentage" office:value="0" calcext:value-type="percentage">
            <text:p>0.00%</text:p>
          </table:table-cell>
          <table:table-cell table:formula="of:=([.J96]-[.E96])/[.E96]" office:value-type="percentage" office:value="0" calcext:value-type="percentage">
            <text:p>0.00%</text:p>
          </table:table-cell>
          <table:table-cell table:formula="of:=([.J96]-[.F96])/[.F96]" office:value-type="percentage" office:value="0" calcext:value-type="percentage">
            <text:p>0.00%</text:p>
          </table:table-cell>
          <table:table-cell table:formula="of:=([.J96]-[.G96])/[.G96]" office:value-type="percentage" office:value="0" calcext:value-type="percentage">
            <text:p>0.00%</text:p>
          </table:table-cell>
          <table:table-cell table:formula="of:=([.J96]-[.H96])/[.H96]" office:value-type="percentage" office:value="0" calcext:value-type="percentage">
            <text:p>0.00%</text:p>
          </table:table-cell>
          <table:table-cell table:formula="of:=([.J96]-[.I96])/[.I9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25" calcext:value-type="float">
            <text:p>325</text:p>
          </table:table-cell>
          <table:table-cell table:formula="of:=([.J97]-[.A97])/[.A97]" office:value-type="percentage" office:value="0" calcext:value-type="percentage">
            <text:p>0.00%</text:p>
          </table:table-cell>
          <table:table-cell table:formula="of:=([.J97]-[.B97])/[.B97]" office:value-type="percentage" office:value="0" calcext:value-type="percentage">
            <text:p>0.00%</text:p>
          </table:table-cell>
          <table:table-cell table:formula="of:=([.J97]-[.C97])/[.C97]" office:value-type="percentage" office:value="0" calcext:value-type="percentage">
            <text:p>0.00%</text:p>
          </table:table-cell>
          <table:table-cell table:formula="of:=([.J97]-[.D97])/[.D97]" office:value-type="percentage" office:value="0" calcext:value-type="percentage">
            <text:p>0.00%</text:p>
          </table:table-cell>
          <table:table-cell table:formula="of:=([.J97]-[.E97])/[.E97]" office:value-type="percentage" office:value="0" calcext:value-type="percentage">
            <text:p>0.00%</text:p>
          </table:table-cell>
          <table:table-cell table:formula="of:=([.J97]-[.F97])/[.F97]" office:value-type="percentage" office:value="0" calcext:value-type="percentage">
            <text:p>0.00%</text:p>
          </table:table-cell>
          <table:table-cell table:formula="of:=([.J97]-[.G97])/[.G97]" office:value-type="percentage" office:value="0" calcext:value-type="percentage">
            <text:p>0.00%</text:p>
          </table:table-cell>
          <table:table-cell table:formula="of:=([.J97]-[.H97])/[.H97]" office:value-type="percentage" office:value="0" calcext:value-type="percentage">
            <text:p>0.00%</text:p>
          </table:table-cell>
          <table:table-cell table:formula="of:=([.J97]-[.I97])/[.I9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25" calcext:value-type="float">
            <text:p>325</text:p>
          </table:table-cell>
          <table:table-cell table:style-name="ce5" office:value-type="float" office:value="325" calcext:value-type="float">
            <text:p>325</text:p>
          </table:table-cell>
          <table:table-cell table:formula="of:=([.J98]-[.A98])/[.A98]" office:value-type="percentage" office:value="0" calcext:value-type="percentage">
            <text:p>0.00%</text:p>
          </table:table-cell>
          <table:table-cell table:formula="of:=([.J98]-[.B98])/[.B98]" office:value-type="percentage" office:value="0" calcext:value-type="percentage">
            <text:p>0.00%</text:p>
          </table:table-cell>
          <table:table-cell table:formula="of:=([.J98]-[.C98])/[.C98]" office:value-type="percentage" office:value="0" calcext:value-type="percentage">
            <text:p>0.00%</text:p>
          </table:table-cell>
          <table:table-cell table:formula="of:=([.J98]-[.D98])/[.D98]" office:value-type="percentage" office:value="0" calcext:value-type="percentage">
            <text:p>0.00%</text:p>
          </table:table-cell>
          <table:table-cell table:formula="of:=([.J98]-[.E98])/[.E98]" office:value-type="percentage" office:value="0" calcext:value-type="percentage">
            <text:p>0.00%</text:p>
          </table:table-cell>
          <table:table-cell table:formula="of:=([.J98]-[.F98])/[.F98]" office:value-type="percentage" office:value="0" calcext:value-type="percentage">
            <text:p>0.00%</text:p>
          </table:table-cell>
          <table:table-cell table:formula="of:=([.J98]-[.G98])/[.G98]" office:value-type="percentage" office:value="0" calcext:value-type="percentage">
            <text:p>0.00%</text:p>
          </table:table-cell>
          <table:table-cell table:formula="of:=([.J98]-[.H98])/[.H98]" office:value-type="percentage" office:value="0" calcext:value-type="percentage">
            <text:p>0.00%</text:p>
          </table:table-cell>
          <table:table-cell table:formula="of:=([.J98]-[.I98])/[.I9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29" calcext:value-type="float">
            <text:p>329</text:p>
          </table:table-cell>
          <table:table-cell table:style-name="ce5" office:value-type="float" office:value="329" calcext:value-type="float">
            <text:p>329</text:p>
          </table:table-cell>
          <table:table-cell table:formula="of:=([.J99]-[.A99])/[.A99]" office:value-type="percentage" office:value="0" calcext:value-type="percentage">
            <text:p>0.00%</text:p>
          </table:table-cell>
          <table:table-cell table:formula="of:=([.J99]-[.B99])/[.B99]" office:value-type="percentage" office:value="0" calcext:value-type="percentage">
            <text:p>0.00%</text:p>
          </table:table-cell>
          <table:table-cell table:formula="of:=([.J99]-[.C99])/[.C99]" office:value-type="percentage" office:value="0" calcext:value-type="percentage">
            <text:p>0.00%</text:p>
          </table:table-cell>
          <table:table-cell table:formula="of:=([.J99]-[.D99])/[.D99]" office:value-type="percentage" office:value="0" calcext:value-type="percentage">
            <text:p>0.00%</text:p>
          </table:table-cell>
          <table:table-cell table:formula="of:=([.J99]-[.E99])/[.E99]" office:value-type="percentage" office:value="0" calcext:value-type="percentage">
            <text:p>0.00%</text:p>
          </table:table-cell>
          <table:table-cell table:formula="of:=([.J99]-[.F99])/[.F99]" office:value-type="percentage" office:value="0" calcext:value-type="percentage">
            <text:p>0.00%</text:p>
          </table:table-cell>
          <table:table-cell table:formula="of:=([.J99]-[.G99])/[.G99]" office:value-type="percentage" office:value="0" calcext:value-type="percentage">
            <text:p>0.00%</text:p>
          </table:table-cell>
          <table:table-cell table:formula="of:=([.J99]-[.H99])/[.H99]" office:value-type="percentage" office:value="0" calcext:value-type="percentage">
            <text:p>0.00%</text:p>
          </table:table-cell>
          <table:table-cell table:formula="of:=([.J99]-[.I99])/[.I9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29" calcext:value-type="float">
            <text:p>329</text:p>
          </table:table-cell>
          <table:table-cell table:style-name="ce5" office:value-type="float" office:value="329" calcext:value-type="float">
            <text:p>329</text:p>
          </table:table-cell>
          <table:table-cell table:formula="of:=([.J100]-[.A100])/[.A100]" office:value-type="percentage" office:value="0" calcext:value-type="percentage">
            <text:p>0.00%</text:p>
          </table:table-cell>
          <table:table-cell table:formula="of:=([.J100]-[.B100])/[.B100]" office:value-type="percentage" office:value="0" calcext:value-type="percentage">
            <text:p>0.00%</text:p>
          </table:table-cell>
          <table:table-cell table:formula="of:=([.J100]-[.C100])/[.C100]" office:value-type="percentage" office:value="0" calcext:value-type="percentage">
            <text:p>0.00%</text:p>
          </table:table-cell>
          <table:table-cell table:formula="of:=([.J100]-[.D100])/[.D100]" office:value-type="percentage" office:value="0" calcext:value-type="percentage">
            <text:p>0.00%</text:p>
          </table:table-cell>
          <table:table-cell table:formula="of:=([.J100]-[.E100])/[.E100]" office:value-type="percentage" office:value="0" calcext:value-type="percentage">
            <text:p>0.00%</text:p>
          </table:table-cell>
          <table:table-cell table:formula="of:=([.J100]-[.F100])/[.F100]" office:value-type="percentage" office:value="0" calcext:value-type="percentage">
            <text:p>0.00%</text:p>
          </table:table-cell>
          <table:table-cell table:formula="of:=([.J100]-[.G100])/[.G100]" office:value-type="percentage" office:value="0" calcext:value-type="percentage">
            <text:p>0.00%</text:p>
          </table:table-cell>
          <table:table-cell table:formula="of:=([.J100]-[.H100])/[.H100]" office:value-type="percentage" office:value="0" calcext:value-type="percentage">
            <text:p>0.00%</text:p>
          </table:table-cell>
          <table:table-cell table:formula="of:=([.J100]-[.I100])/[.I10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31" calcext:value-type="float">
            <text:p>331</text:p>
          </table:table-cell>
          <table:table-cell table:formula="of:=([.J101]-[.A101])/[.A101]" office:value-type="percentage" office:value="0" calcext:value-type="percentage">
            <text:p>0.00%</text:p>
          </table:table-cell>
          <table:table-cell table:formula="of:=([.J101]-[.B101])/[.B101]" office:value-type="percentage" office:value="0" calcext:value-type="percentage">
            <text:p>0.00%</text:p>
          </table:table-cell>
          <table:table-cell table:formula="of:=([.J101]-[.C101])/[.C101]" office:value-type="percentage" office:value="0" calcext:value-type="percentage">
            <text:p>0.00%</text:p>
          </table:table-cell>
          <table:table-cell table:formula="of:=([.J101]-[.D101])/[.D101]" office:value-type="percentage" office:value="0" calcext:value-type="percentage">
            <text:p>0.00%</text:p>
          </table:table-cell>
          <table:table-cell table:formula="of:=([.J101]-[.E101])/[.E101]" office:value-type="percentage" office:value="0" calcext:value-type="percentage">
            <text:p>0.00%</text:p>
          </table:table-cell>
          <table:table-cell table:formula="of:=([.J101]-[.F101])/[.F101]" office:value-type="percentage" office:value="0" calcext:value-type="percentage">
            <text:p>0.00%</text:p>
          </table:table-cell>
          <table:table-cell table:formula="of:=([.J101]-[.G101])/[.G101]" office:value-type="percentage" office:value="0" calcext:value-type="percentage">
            <text:p>0.00%</text:p>
          </table:table-cell>
          <table:table-cell table:formula="of:=([.J101]-[.H101])/[.H101]" office:value-type="percentage" office:value="0" calcext:value-type="percentage">
            <text:p>0.00%</text:p>
          </table:table-cell>
          <table:table-cell table:formula="of:=([.J101]-[.I101])/[.I10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32" calcext:value-type="float">
            <text:p>332</text:p>
          </table:table-cell>
          <table:table-cell table:formula="of:=([.J102]-[.A102])/[.A102]" office:value-type="percentage" office:value="0" calcext:value-type="percentage">
            <text:p>0.00%</text:p>
          </table:table-cell>
          <table:table-cell table:formula="of:=([.J102]-[.B102])/[.B102]" office:value-type="percentage" office:value="0" calcext:value-type="percentage">
            <text:p>0.00%</text:p>
          </table:table-cell>
          <table:table-cell table:formula="of:=([.J102]-[.C102])/[.C102]" office:value-type="percentage" office:value="0" calcext:value-type="percentage">
            <text:p>0.00%</text:p>
          </table:table-cell>
          <table:table-cell table:formula="of:=([.J102]-[.D102])/[.D102]" office:value-type="percentage" office:value="0" calcext:value-type="percentage">
            <text:p>0.00%</text:p>
          </table:table-cell>
          <table:table-cell table:formula="of:=([.J102]-[.E102])/[.E102]" office:value-type="percentage" office:value="0" calcext:value-type="percentage">
            <text:p>0.00%</text:p>
          </table:table-cell>
          <table:table-cell table:formula="of:=([.J102]-[.F102])/[.F102]" office:value-type="percentage" office:value="0" calcext:value-type="percentage">
            <text:p>0.00%</text:p>
          </table:table-cell>
          <table:table-cell table:formula="of:=([.J102]-[.G102])/[.G102]" office:value-type="percentage" office:value="0" calcext:value-type="percentage">
            <text:p>0.00%</text:p>
          </table:table-cell>
          <table:table-cell table:formula="of:=([.J102]-[.H102])/[.H102]" office:value-type="percentage" office:value="0" calcext:value-type="percentage">
            <text:p>0.00%</text:p>
          </table:table-cell>
          <table:table-cell table:formula="of:=([.J102]-[.I102])/[.I10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33" calcext:value-type="float">
            <text:p>333</text:p>
          </table:table-cell>
          <table:table-cell table:formula="of:=([.J103]-[.A103])/[.A103]" office:value-type="percentage" office:value="0" calcext:value-type="percentage">
            <text:p>0.00%</text:p>
          </table:table-cell>
          <table:table-cell table:formula="of:=([.J103]-[.B103])/[.B103]" office:value-type="percentage" office:value="0" calcext:value-type="percentage">
            <text:p>0.00%</text:p>
          </table:table-cell>
          <table:table-cell table:formula="of:=([.J103]-[.C103])/[.C103]" office:value-type="percentage" office:value="0" calcext:value-type="percentage">
            <text:p>0.00%</text:p>
          </table:table-cell>
          <table:table-cell table:formula="of:=([.J103]-[.D103])/[.D103]" office:value-type="percentage" office:value="0" calcext:value-type="percentage">
            <text:p>0.00%</text:p>
          </table:table-cell>
          <table:table-cell table:formula="of:=([.J103]-[.E103])/[.E103]" office:value-type="percentage" office:value="0" calcext:value-type="percentage">
            <text:p>0.00%</text:p>
          </table:table-cell>
          <table:table-cell table:formula="of:=([.J103]-[.F103])/[.F103]" office:value-type="percentage" office:value="0" calcext:value-type="percentage">
            <text:p>0.00%</text:p>
          </table:table-cell>
          <table:table-cell table:formula="of:=([.J103]-[.G103])/[.G103]" office:value-type="percentage" office:value="0" calcext:value-type="percentage">
            <text:p>0.00%</text:p>
          </table:table-cell>
          <table:table-cell table:formula="of:=([.J103]-[.H103])/[.H103]" office:value-type="percentage" office:value="0" calcext:value-type="percentage">
            <text:p>0.00%</text:p>
          </table:table-cell>
          <table:table-cell table:formula="of:=([.J103]-[.I103])/[.I10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30" calcext:value-type="float">
            <text:p>330</text:p>
          </table:table-cell>
          <table:table-cell table:formula="of:=([.J104]-[.A104])/[.A104]" office:value-type="percentage" office:value="0" calcext:value-type="percentage">
            <text:p>0.00%</text:p>
          </table:table-cell>
          <table:table-cell table:formula="of:=([.J104]-[.B104])/[.B104]" office:value-type="percentage" office:value="0" calcext:value-type="percentage">
            <text:p>0.00%</text:p>
          </table:table-cell>
          <table:table-cell table:formula="of:=([.J104]-[.C104])/[.C104]" office:value-type="percentage" office:value="0" calcext:value-type="percentage">
            <text:p>0.00%</text:p>
          </table:table-cell>
          <table:table-cell table:formula="of:=([.J104]-[.D104])/[.D104]" office:value-type="percentage" office:value="0" calcext:value-type="percentage">
            <text:p>0.00%</text:p>
          </table:table-cell>
          <table:table-cell table:formula="of:=([.J104]-[.E104])/[.E104]" office:value-type="percentage" office:value="0" calcext:value-type="percentage">
            <text:p>0.00%</text:p>
          </table:table-cell>
          <table:table-cell table:formula="of:=([.J104]-[.F104])/[.F104]" office:value-type="percentage" office:value="0" calcext:value-type="percentage">
            <text:p>0.00%</text:p>
          </table:table-cell>
          <table:table-cell table:formula="of:=([.J104]-[.G104])/[.G104]" office:value-type="percentage" office:value="0" calcext:value-type="percentage">
            <text:p>0.00%</text:p>
          </table:table-cell>
          <table:table-cell table:formula="of:=([.J104]-[.H104])/[.H104]" office:value-type="percentage" office:value="0" calcext:value-type="percentage">
            <text:p>0.00%</text:p>
          </table:table-cell>
          <table:table-cell table:formula="of:=([.J104]-[.I104])/[.I10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35" calcext:value-type="float">
            <text:p>335</text:p>
          </table:table-cell>
          <table:table-cell table:formula="of:=([.J105]-[.A105])/[.A105]" office:value-type="percentage" office:value="0" calcext:value-type="percentage">
            <text:p>0.00%</text:p>
          </table:table-cell>
          <table:table-cell table:formula="of:=([.J105]-[.B105])/[.B105]" office:value-type="percentage" office:value="0" calcext:value-type="percentage">
            <text:p>0.00%</text:p>
          </table:table-cell>
          <table:table-cell table:formula="of:=([.J105]-[.C105])/[.C105]" office:value-type="percentage" office:value="0" calcext:value-type="percentage">
            <text:p>0.00%</text:p>
          </table:table-cell>
          <table:table-cell table:formula="of:=([.J105]-[.D105])/[.D105]" office:value-type="percentage" office:value="0" calcext:value-type="percentage">
            <text:p>0.00%</text:p>
          </table:table-cell>
          <table:table-cell table:formula="of:=([.J105]-[.E105])/[.E105]" office:value-type="percentage" office:value="0" calcext:value-type="percentage">
            <text:p>0.00%</text:p>
          </table:table-cell>
          <table:table-cell table:formula="of:=([.J105]-[.F105])/[.F105]" office:value-type="percentage" office:value="0" calcext:value-type="percentage">
            <text:p>0.00%</text:p>
          </table:table-cell>
          <table:table-cell table:formula="of:=([.J105]-[.G105])/[.G105]" office:value-type="percentage" office:value="0" calcext:value-type="percentage">
            <text:p>0.00%</text:p>
          </table:table-cell>
          <table:table-cell table:formula="of:=([.J105]-[.H105])/[.H105]" office:value-type="percentage" office:value="0" calcext:value-type="percentage">
            <text:p>0.00%</text:p>
          </table:table-cell>
          <table:table-cell table:formula="of:=([.J105]-[.I105])/[.I10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36" calcext:value-type="float">
            <text:p>336</text:p>
          </table:table-cell>
          <table:table-cell table:formula="of:=([.J106]-[.A106])/[.A106]" office:value-type="percentage" office:value="0" calcext:value-type="percentage">
            <text:p>0.00%</text:p>
          </table:table-cell>
          <table:table-cell table:formula="of:=([.J106]-[.B106])/[.B106]" office:value-type="percentage" office:value="0" calcext:value-type="percentage">
            <text:p>0.00%</text:p>
          </table:table-cell>
          <table:table-cell table:formula="of:=([.J106]-[.C106])/[.C106]" office:value-type="percentage" office:value="0" calcext:value-type="percentage">
            <text:p>0.00%</text:p>
          </table:table-cell>
          <table:table-cell table:formula="of:=([.J106]-[.D106])/[.D106]" office:value-type="percentage" office:value="0" calcext:value-type="percentage">
            <text:p>0.00%</text:p>
          </table:table-cell>
          <table:table-cell table:formula="of:=([.J106]-[.E106])/[.E106]" office:value-type="percentage" office:value="0" calcext:value-type="percentage">
            <text:p>0.00%</text:p>
          </table:table-cell>
          <table:table-cell table:formula="of:=([.J106]-[.F106])/[.F106]" office:value-type="percentage" office:value="0" calcext:value-type="percentage">
            <text:p>0.00%</text:p>
          </table:table-cell>
          <table:table-cell table:formula="of:=([.J106]-[.G106])/[.G106]" office:value-type="percentage" office:value="0" calcext:value-type="percentage">
            <text:p>0.00%</text:p>
          </table:table-cell>
          <table:table-cell table:formula="of:=([.J106]-[.H106])/[.H106]" office:value-type="percentage" office:value="0" calcext:value-type="percentage">
            <text:p>0.00%</text:p>
          </table:table-cell>
          <table:table-cell table:formula="of:=([.J106]-[.I106])/[.I10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40" calcext:value-type="float">
            <text:p>340</text:p>
          </table:table-cell>
          <table:table-cell table:formula="of:=([.J107]-[.A107])/[.A107]" office:value-type="percentage" office:value="0" calcext:value-type="percentage">
            <text:p>0.00%</text:p>
          </table:table-cell>
          <table:table-cell table:formula="of:=([.J107]-[.B107])/[.B107]" office:value-type="percentage" office:value="0" calcext:value-type="percentage">
            <text:p>0.00%</text:p>
          </table:table-cell>
          <table:table-cell table:formula="of:=([.J107]-[.C107])/[.C107]" office:value-type="percentage" office:value="0" calcext:value-type="percentage">
            <text:p>0.00%</text:p>
          </table:table-cell>
          <table:table-cell table:formula="of:=([.J107]-[.D107])/[.D107]" office:value-type="percentage" office:value="0" calcext:value-type="percentage">
            <text:p>0.00%</text:p>
          </table:table-cell>
          <table:table-cell table:formula="of:=([.J107]-[.E107])/[.E107]" office:value-type="percentage" office:value="0" calcext:value-type="percentage">
            <text:p>0.00%</text:p>
          </table:table-cell>
          <table:table-cell table:formula="of:=([.J107]-[.F107])/[.F107]" office:value-type="percentage" office:value="0" calcext:value-type="percentage">
            <text:p>0.00%</text:p>
          </table:table-cell>
          <table:table-cell table:formula="of:=([.J107]-[.G107])/[.G107]" office:value-type="percentage" office:value="0" calcext:value-type="percentage">
            <text:p>0.00%</text:p>
          </table:table-cell>
          <table:table-cell table:formula="of:=([.J107]-[.H107])/[.H107]" office:value-type="percentage" office:value="0" calcext:value-type="percentage">
            <text:p>0.00%</text:p>
          </table:table-cell>
          <table:table-cell table:formula="of:=([.J107]-[.I107])/[.I10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43" calcext:value-type="float">
            <text:p>343</text:p>
          </table:table-cell>
          <table:table-cell table:formula="of:=([.J108]-[.A108])/[.A108]" office:value-type="percentage" office:value="0" calcext:value-type="percentage">
            <text:p>0.00%</text:p>
          </table:table-cell>
          <table:table-cell table:formula="of:=([.J108]-[.B108])/[.B108]" office:value-type="percentage" office:value="0" calcext:value-type="percentage">
            <text:p>0.00%</text:p>
          </table:table-cell>
          <table:table-cell table:formula="of:=([.J108]-[.C108])/[.C108]" office:value-type="percentage" office:value="0" calcext:value-type="percentage">
            <text:p>0.00%</text:p>
          </table:table-cell>
          <table:table-cell table:formula="of:=([.J108]-[.D108])/[.D108]" office:value-type="percentage" office:value="0" calcext:value-type="percentage">
            <text:p>0.00%</text:p>
          </table:table-cell>
          <table:table-cell table:formula="of:=([.J108]-[.E108])/[.E108]" office:value-type="percentage" office:value="0" calcext:value-type="percentage">
            <text:p>0.00%</text:p>
          </table:table-cell>
          <table:table-cell table:formula="of:=([.J108]-[.F108])/[.F108]" office:value-type="percentage" office:value="0" calcext:value-type="percentage">
            <text:p>0.00%</text:p>
          </table:table-cell>
          <table:table-cell table:formula="of:=([.J108]-[.G108])/[.G108]" office:value-type="percentage" office:value="0" calcext:value-type="percentage">
            <text:p>0.00%</text:p>
          </table:table-cell>
          <table:table-cell table:formula="of:=([.J108]-[.H108])/[.H108]" office:value-type="percentage" office:value="0" calcext:value-type="percentage">
            <text:p>0.00%</text:p>
          </table:table-cell>
          <table:table-cell table:formula="of:=([.J108]-[.I108])/[.I10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1.2" calcext:value-type="float">
            <text:p>271.2</text:p>
          </table:table-cell>
          <table:table-cell office:value-type="float" office:value="277.6" calcext:value-type="float">
            <text:p>277.6</text:p>
          </table:table-cell>
          <table:table-cell office:value-type="float" office:value="278.5" calcext:value-type="float">
            <text:p>278.5</text:p>
          </table:table-cell>
          <table:table-cell office:value-type="float" office:value="279.2" calcext:value-type="float">
            <text:p>279.2</text:p>
          </table:table-cell>
          <table:table-cell office:value-type="float" office:value="279.7" calcext:value-type="float">
            <text:p>279.7</text:p>
          </table:table-cell>
          <table:table-cell office:value-type="float" office:value="280.4" calcext:value-type="float">
            <text:p>280.4</text:p>
          </table:table-cell>
          <table:table-cell office:value-type="float" office:value="280.9" calcext:value-type="float">
            <text:p>280.9</text:p>
          </table:table-cell>
          <table:table-cell office:value-type="float" office:value="281" calcext:value-type="float">
            <text:p>281</text:p>
          </table:table-cell>
          <table:table-cell office:value-type="float" office:value="280.9" calcext:value-type="float">
            <text:p>280.9</text:p>
          </table:table-cell>
          <table:table-cell office:value-type="float" office:value="281" calcext:value-type="float">
            <text:p>281</text:p>
          </table:table-cell>
          <table:table-cell table:formula="of:=([.J109]-[.A109])/[.A109]" office:value-type="percentage" office:value="0.0361356932153393" calcext:value-type="percentage">
            <text:p>3.61%</text:p>
          </table:table-cell>
          <table:table-cell table:formula="of:=([.J109]-[.B109])/[.B109]" office:value-type="percentage" office:value="0.0122478386167146" calcext:value-type="percentage">
            <text:p>1.22%</text:p>
          </table:table-cell>
          <table:table-cell table:formula="of:=([.J109]-[.C109])/[.C109]" office:value-type="percentage" office:value="0.00897666068222621" calcext:value-type="percentage">
            <text:p>0.90%</text:p>
          </table:table-cell>
          <table:table-cell table:formula="of:=([.J109]-[.D109])/[.D109]" office:value-type="percentage" office:value="0.0064469914040115" calcext:value-type="percentage">
            <text:p>0.64%</text:p>
          </table:table-cell>
          <table:table-cell table:formula="of:=([.J109]-[.E109])/[.E109]" office:value-type="percentage" office:value="0.00464783696818023" calcext:value-type="percentage">
            <text:p>0.46%</text:p>
          </table:table-cell>
          <table:table-cell table:formula="of:=([.J109]-[.F109])/[.F109]" office:value-type="percentage" office:value="0.00213980028530679" calcext:value-type="percentage">
            <text:p>0.21%</text:p>
          </table:table-cell>
          <table:table-cell table:formula="of:=([.J109]-[.G109])/[.G109]" office:value-type="percentage" office:value="0.000355998576005777" calcext:value-type="percentage">
            <text:p>0.04%</text:p>
          </table:table-cell>
          <table:table-cell table:formula="of:=([.J109]-[.H109])/[.H109]" office:value-type="percentage" office:value="0" calcext:value-type="percentage">
            <text:p>0.00%</text:p>
          </table:table-cell>
          <table:table-cell table:formula="of:=([.J109]-[.I109])/[.I109]" office:value-type="percentage" office:value="0.000355998576005777" calcext:value-type="percentage">
            <text:p>0.04%</text:p>
          </table:table-cell>
        </table:table-row>
        <table:table-row table:style-name="ro1">
          <table:table-cell office:value-type="float" office:value="324.5" calcext:value-type="float">
            <text:p>324.5</text:p>
          </table:table-cell>
          <table:table-cell office:value-type="float" office:value="333.2" calcext:value-type="float">
            <text:p>333.2</text:p>
          </table:table-cell>
          <table:table-cell office:value-type="float" office:value="334.9" calcext:value-type="float">
            <text:p>334.9</text:p>
          </table:table-cell>
          <table:table-cell office:value-type="float" office:value="335.8" calcext:value-type="float">
            <text:p>335.8</text:p>
          </table:table-cell>
          <table:table-cell office:value-type="float" office:value="338.1" calcext:value-type="float">
            <text:p>338.1</text:p>
          </table:table-cell>
          <table:table-cell office:value-type="float" office:value="339.4" calcext:value-type="float">
            <text:p>339.4</text:p>
          </table:table-cell>
          <table:table-cell office:value-type="float" office:value="340.7" calcext:value-type="float">
            <text:p>340.7</text:p>
          </table:table-cell>
          <table:table-cell table:number-columns-repeated="2" office:value-type="float" office:value="342.8" calcext:value-type="float">
            <text:p>342.8</text:p>
          </table:table-cell>
          <table:table-cell table:style-name="ce5" office:value-type="float" office:value="343" calcext:value-type="float">
            <text:p>343</text:p>
          </table:table-cell>
          <table:table-cell table:formula="of:=([.J110]-[.A110])/[.A110]" office:value-type="percentage" office:value="0.0570107858243452" calcext:value-type="percentage">
            <text:p>5.70%</text:p>
          </table:table-cell>
          <table:table-cell table:formula="of:=([.J110]-[.B110])/[.B110]" office:value-type="percentage" office:value="0.0294117647058824" calcext:value-type="percentage">
            <text:p>2.94%</text:p>
          </table:table-cell>
          <table:table-cell table:formula="of:=([.J110]-[.C110])/[.C110]" office:value-type="percentage" office:value="0.0241863242759033" calcext:value-type="percentage">
            <text:p>2.42%</text:p>
          </table:table-cell>
          <table:table-cell table:formula="of:=([.J110]-[.D110])/[.D110]" office:value-type="percentage" office:value="0.0214413341274568" calcext:value-type="percentage">
            <text:p>2.14%</text:p>
          </table:table-cell>
          <table:table-cell table:formula="of:=([.J110]-[.E110])/[.E110]" office:value-type="percentage" office:value="0.0144927536231883" calcext:value-type="percentage">
            <text:p>1.45%</text:p>
          </table:table-cell>
          <table:table-cell table:formula="of:=([.J110]-[.F110])/[.F110]" office:value-type="percentage" office:value="0.0106069534472599" calcext:value-type="percentage">
            <text:p>1.06%</text:p>
          </table:table-cell>
          <table:table-cell table:formula="of:=([.J110]-[.G110])/[.G110]" office:value-type="percentage" office:value="0.00675080716172589" calcext:value-type="percentage">
            <text:p>0.68%</text:p>
          </table:table-cell>
          <table:table-cell table:formula="of:=([.J110]-[.H110])/[.H110]" office:value-type="percentage" office:value="0.000583430571761927" calcext:value-type="percentage">
            <text:p>0.06%</text:p>
          </table:table-cell>
          <table:table-cell table:formula="of:=([.J110]-[.I110])/[.I110]" office:value-type="percentage" office:value="0.000583430571761927" calcext:value-type="percentage">
            <text:p>0.06%</text:p>
          </table:table-cell>
        </table:table-row>
        <table:table-row table:style-name="ro1">
          <table:table-cell office:value-type="float" office:value="324.7" calcext:value-type="float">
            <text:p>324.7</text:p>
          </table:table-cell>
          <table:table-cell office:value-type="float" office:value="336" calcext:value-type="float">
            <text:p>336</text:p>
          </table:table-cell>
          <table:table-cell office:value-type="float" office:value="337.6" calcext:value-type="float">
            <text:p>337.6</text:p>
          </table:table-cell>
          <table:table-cell office:value-type="float" office:value="337.9" calcext:value-type="float">
            <text:p>337.9</text:p>
          </table:table-cell>
          <table:table-cell office:value-type="float" office:value="338.3" calcext:value-type="float">
            <text:p>338.3</text:p>
          </table:table-cell>
          <table:table-cell office:value-type="float" office:value="339.8" calcext:value-type="float">
            <text:p>339.8</text:p>
          </table:table-cell>
          <table:table-cell office:value-type="float" office:value="339.7" calcext:value-type="float">
            <text:p>339.7</text:p>
          </table:table-cell>
          <table:table-cell table:number-columns-repeated="2" office:value-type="float" office:value="340.8" calcext:value-type="float">
            <text:p>340.8</text:p>
          </table:table-cell>
          <table:table-cell table:style-name="ce5" office:value-type="float" office:value="341" calcext:value-type="float">
            <text:p>341</text:p>
          </table:table-cell>
          <table:table-cell table:formula="of:=([.J111]-[.A111])/[.A111]" office:value-type="percentage" office:value="0.0502001847859563" calcext:value-type="percentage">
            <text:p>5.02%</text:p>
          </table:table-cell>
          <table:table-cell table:formula="of:=([.J111]-[.B111])/[.B111]" office:value-type="percentage" office:value="0.0148809523809524" calcext:value-type="percentage">
            <text:p>1.49%</text:p>
          </table:table-cell>
          <table:table-cell table:formula="of:=([.J111]-[.C111])/[.C111]" office:value-type="percentage" office:value="0.0100710900473933" calcext:value-type="percentage">
            <text:p>1.01%</text:p>
          </table:table-cell>
          <table:table-cell table:formula="of:=([.J111]-[.D111])/[.D111]" office:value-type="percentage" office:value="0.00917431192660557" calcext:value-type="percentage">
            <text:p>0.92%</text:p>
          </table:table-cell>
          <table:table-cell table:formula="of:=([.J111]-[.E111])/[.E111]" office:value-type="percentage" office:value="0.00798108187998814" calcext:value-type="percentage">
            <text:p>0.80%</text:p>
          </table:table-cell>
          <table:table-cell table:formula="of:=([.J111]-[.F111])/[.F111]" office:value-type="percentage" office:value="0.00353148911124187" calcext:value-type="percentage">
            <text:p>0.35%</text:p>
          </table:table-cell>
          <table:table-cell table:formula="of:=([.J111]-[.G111])/[.G111]" office:value-type="percentage" office:value="0.00382690609361204" calcext:value-type="percentage">
            <text:p>0.38%</text:p>
          </table:table-cell>
          <table:table-cell table:formula="of:=([.J111]-[.H111])/[.H111]" office:value-type="percentage" office:value="0.000586854460093863" calcext:value-type="percentage">
            <text:p>0.06%</text:p>
          </table:table-cell>
          <table:table-cell table:formula="of:=([.J111]-[.I111])/[.I111]" office:value-type="percentage" office:value="0.000586854460093863" calcext:value-type="percentage">
            <text:p>0.06%</text:p>
          </table:table-cell>
        </table:table-row>
        <table:table-row table:style-name="ro1">
          <table:table-cell table:number-columns-repeated="10" office:value-type="float" office:value="347" calcext:value-type="float">
            <text:p>347</text:p>
          </table:table-cell>
          <table:table-cell table:formula="of:=([.J112]-[.A112])/[.A112]" office:value-type="percentage" office:value="0" calcext:value-type="percentage">
            <text:p>0.00%</text:p>
          </table:table-cell>
          <table:table-cell table:formula="of:=([.J112]-[.B112])/[.B112]" office:value-type="percentage" office:value="0" calcext:value-type="percentage">
            <text:p>0.00%</text:p>
          </table:table-cell>
          <table:table-cell table:formula="of:=([.J112]-[.C112])/[.C112]" office:value-type="percentage" office:value="0" calcext:value-type="percentage">
            <text:p>0.00%</text:p>
          </table:table-cell>
          <table:table-cell table:formula="of:=([.J112]-[.D112])/[.D112]" office:value-type="percentage" office:value="0" calcext:value-type="percentage">
            <text:p>0.00%</text:p>
          </table:table-cell>
          <table:table-cell table:formula="of:=([.J112]-[.E112])/[.E112]" office:value-type="percentage" office:value="0" calcext:value-type="percentage">
            <text:p>0.00%</text:p>
          </table:table-cell>
          <table:table-cell table:formula="of:=([.J112]-[.F112])/[.F112]" office:value-type="percentage" office:value="0" calcext:value-type="percentage">
            <text:p>0.00%</text:p>
          </table:table-cell>
          <table:table-cell table:formula="of:=([.J112]-[.G112])/[.G112]" office:value-type="percentage" office:value="0" calcext:value-type="percentage">
            <text:p>0.00%</text:p>
          </table:table-cell>
          <table:table-cell table:formula="of:=([.J112]-[.H112])/[.H112]" office:value-type="percentage" office:value="0" calcext:value-type="percentage">
            <text:p>0.00%</text:p>
          </table:table-cell>
          <table:table-cell table:formula="of:=([.J112]-[.I112])/[.I11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46" calcext:value-type="float">
            <text:p>346</text:p>
          </table:table-cell>
          <table:table-cell table:formula="of:=([.J113]-[.A113])/[.A113]" office:value-type="percentage" office:value="0" calcext:value-type="percentage">
            <text:p>0.00%</text:p>
          </table:table-cell>
          <table:table-cell table:formula="of:=([.J113]-[.B113])/[.B113]" office:value-type="percentage" office:value="0" calcext:value-type="percentage">
            <text:p>0.00%</text:p>
          </table:table-cell>
          <table:table-cell table:formula="of:=([.J113]-[.C113])/[.C113]" office:value-type="percentage" office:value="0" calcext:value-type="percentage">
            <text:p>0.00%</text:p>
          </table:table-cell>
          <table:table-cell table:formula="of:=([.J113]-[.D113])/[.D113]" office:value-type="percentage" office:value="0" calcext:value-type="percentage">
            <text:p>0.00%</text:p>
          </table:table-cell>
          <table:table-cell table:formula="of:=([.J113]-[.E113])/[.E113]" office:value-type="percentage" office:value="0" calcext:value-type="percentage">
            <text:p>0.00%</text:p>
          </table:table-cell>
          <table:table-cell table:formula="of:=([.J113]-[.F113])/[.F113]" office:value-type="percentage" office:value="0" calcext:value-type="percentage">
            <text:p>0.00%</text:p>
          </table:table-cell>
          <table:table-cell table:formula="of:=([.J113]-[.G113])/[.G113]" office:value-type="percentage" office:value="0" calcext:value-type="percentage">
            <text:p>0.00%</text:p>
          </table:table-cell>
          <table:table-cell table:formula="of:=([.J113]-[.H113])/[.H113]" office:value-type="percentage" office:value="0" calcext:value-type="percentage">
            <text:p>0.00%</text:p>
          </table:table-cell>
          <table:table-cell table:formula="of:=([.J113]-[.I113])/[.I11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46" calcext:value-type="float">
            <text:p>346</text:p>
          </table:table-cell>
          <table:table-cell table:formula="of:=([.J114]-[.A114])/[.A114]" office:value-type="percentage" office:value="0" calcext:value-type="percentage">
            <text:p>0.00%</text:p>
          </table:table-cell>
          <table:table-cell table:formula="of:=([.J114]-[.B114])/[.B114]" office:value-type="percentage" office:value="0" calcext:value-type="percentage">
            <text:p>0.00%</text:p>
          </table:table-cell>
          <table:table-cell table:formula="of:=([.J114]-[.C114])/[.C114]" office:value-type="percentage" office:value="0" calcext:value-type="percentage">
            <text:p>0.00%</text:p>
          </table:table-cell>
          <table:table-cell table:formula="of:=([.J114]-[.D114])/[.D114]" office:value-type="percentage" office:value="0" calcext:value-type="percentage">
            <text:p>0.00%</text:p>
          </table:table-cell>
          <table:table-cell table:formula="of:=([.J114]-[.E114])/[.E114]" office:value-type="percentage" office:value="0" calcext:value-type="percentage">
            <text:p>0.00%</text:p>
          </table:table-cell>
          <table:table-cell table:formula="of:=([.J114]-[.F114])/[.F114]" office:value-type="percentage" office:value="0" calcext:value-type="percentage">
            <text:p>0.00%</text:p>
          </table:table-cell>
          <table:table-cell table:formula="of:=([.J114]-[.G114])/[.G114]" office:value-type="percentage" office:value="0" calcext:value-type="percentage">
            <text:p>0.00%</text:p>
          </table:table-cell>
          <table:table-cell table:formula="of:=([.J114]-[.H114])/[.H114]" office:value-type="percentage" office:value="0" calcext:value-type="percentage">
            <text:p>0.00%</text:p>
          </table:table-cell>
          <table:table-cell table:formula="of:=([.J114]-[.I114])/[.I11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48" calcext:value-type="float">
            <text:p>348</text:p>
          </table:table-cell>
          <table:table-cell table:formula="of:=([.J115]-[.A115])/[.A115]" office:value-type="percentage" office:value="0" calcext:value-type="percentage">
            <text:p>0.00%</text:p>
          </table:table-cell>
          <table:table-cell table:formula="of:=([.J115]-[.B115])/[.B115]" office:value-type="percentage" office:value="0" calcext:value-type="percentage">
            <text:p>0.00%</text:p>
          </table:table-cell>
          <table:table-cell table:formula="of:=([.J115]-[.C115])/[.C115]" office:value-type="percentage" office:value="0" calcext:value-type="percentage">
            <text:p>0.00%</text:p>
          </table:table-cell>
          <table:table-cell table:formula="of:=([.J115]-[.D115])/[.D115]" office:value-type="percentage" office:value="0" calcext:value-type="percentage">
            <text:p>0.00%</text:p>
          </table:table-cell>
          <table:table-cell table:formula="of:=([.J115]-[.E115])/[.E115]" office:value-type="percentage" office:value="0" calcext:value-type="percentage">
            <text:p>0.00%</text:p>
          </table:table-cell>
          <table:table-cell table:formula="of:=([.J115]-[.F115])/[.F115]" office:value-type="percentage" office:value="0" calcext:value-type="percentage">
            <text:p>0.00%</text:p>
          </table:table-cell>
          <table:table-cell table:formula="of:=([.J115]-[.G115])/[.G115]" office:value-type="percentage" office:value="0" calcext:value-type="percentage">
            <text:p>0.00%</text:p>
          </table:table-cell>
          <table:table-cell table:formula="of:=([.J115]-[.H115])/[.H115]" office:value-type="percentage" office:value="0" calcext:value-type="percentage">
            <text:p>0.00%</text:p>
          </table:table-cell>
          <table:table-cell table:formula="of:=([.J115]-[.I115])/[.I11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1" calcext:value-type="float">
            <text:p>351</text:p>
          </table:table-cell>
          <table:table-cell table:formula="of:=([.J116]-[.A116])/[.A116]" office:value-type="percentage" office:value="0" calcext:value-type="percentage">
            <text:p>0.00%</text:p>
          </table:table-cell>
          <table:table-cell table:formula="of:=([.J116]-[.B116])/[.B116]" office:value-type="percentage" office:value="0" calcext:value-type="percentage">
            <text:p>0.00%</text:p>
          </table:table-cell>
          <table:table-cell table:formula="of:=([.J116]-[.C116])/[.C116]" office:value-type="percentage" office:value="0" calcext:value-type="percentage">
            <text:p>0.00%</text:p>
          </table:table-cell>
          <table:table-cell table:formula="of:=([.J116]-[.D116])/[.D116]" office:value-type="percentage" office:value="0" calcext:value-type="percentage">
            <text:p>0.00%</text:p>
          </table:table-cell>
          <table:table-cell table:formula="of:=([.J116]-[.E116])/[.E116]" office:value-type="percentage" office:value="0" calcext:value-type="percentage">
            <text:p>0.00%</text:p>
          </table:table-cell>
          <table:table-cell table:formula="of:=([.J116]-[.F116])/[.F116]" office:value-type="percentage" office:value="0" calcext:value-type="percentage">
            <text:p>0.00%</text:p>
          </table:table-cell>
          <table:table-cell table:formula="of:=([.J116]-[.G116])/[.G116]" office:value-type="percentage" office:value="0" calcext:value-type="percentage">
            <text:p>0.00%</text:p>
          </table:table-cell>
          <table:table-cell table:formula="of:=([.J116]-[.H116])/[.H116]" office:value-type="percentage" office:value="0" calcext:value-type="percentage">
            <text:p>0.00%</text:p>
          </table:table-cell>
          <table:table-cell table:formula="of:=([.J116]-[.I116])/[.I11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0" calcext:value-type="float">
            <text:p>350</text:p>
          </table:table-cell>
          <table:table-cell table:formula="of:=([.J117]-[.A117])/[.A117]" office:value-type="percentage" office:value="0" calcext:value-type="percentage">
            <text:p>0.00%</text:p>
          </table:table-cell>
          <table:table-cell table:formula="of:=([.J117]-[.B117])/[.B117]" office:value-type="percentage" office:value="0" calcext:value-type="percentage">
            <text:p>0.00%</text:p>
          </table:table-cell>
          <table:table-cell table:formula="of:=([.J117]-[.C117])/[.C117]" office:value-type="percentage" office:value="0" calcext:value-type="percentage">
            <text:p>0.00%</text:p>
          </table:table-cell>
          <table:table-cell table:formula="of:=([.J117]-[.D117])/[.D117]" office:value-type="percentage" office:value="0" calcext:value-type="percentage">
            <text:p>0.00%</text:p>
          </table:table-cell>
          <table:table-cell table:formula="of:=([.J117]-[.E117])/[.E117]" office:value-type="percentage" office:value="0" calcext:value-type="percentage">
            <text:p>0.00%</text:p>
          </table:table-cell>
          <table:table-cell table:formula="of:=([.J117]-[.F117])/[.F117]" office:value-type="percentage" office:value="0" calcext:value-type="percentage">
            <text:p>0.00%</text:p>
          </table:table-cell>
          <table:table-cell table:formula="of:=([.J117]-[.G117])/[.G117]" office:value-type="percentage" office:value="0" calcext:value-type="percentage">
            <text:p>0.00%</text:p>
          </table:table-cell>
          <table:table-cell table:formula="of:=([.J117]-[.H117])/[.H117]" office:value-type="percentage" office:value="0" calcext:value-type="percentage">
            <text:p>0.00%</text:p>
          </table:table-cell>
          <table:table-cell table:formula="of:=([.J117]-[.I117])/[.I11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52" calcext:value-type="float">
            <text:p>352</text:p>
          </table:table-cell>
          <table:table-cell table:style-name="ce5" office:value-type="float" office:value="352" calcext:value-type="float">
            <text:p>352</text:p>
          </table:table-cell>
          <table:table-cell table:formula="of:=([.J118]-[.A118])/[.A118]" office:value-type="percentage" office:value="0" calcext:value-type="percentage">
            <text:p>0.00%</text:p>
          </table:table-cell>
          <table:table-cell table:formula="of:=([.J118]-[.B118])/[.B118]" office:value-type="percentage" office:value="0" calcext:value-type="percentage">
            <text:p>0.00%</text:p>
          </table:table-cell>
          <table:table-cell table:formula="of:=([.J118]-[.C118])/[.C118]" office:value-type="percentage" office:value="0" calcext:value-type="percentage">
            <text:p>0.00%</text:p>
          </table:table-cell>
          <table:table-cell table:formula="of:=([.J118]-[.D118])/[.D118]" office:value-type="percentage" office:value="0" calcext:value-type="percentage">
            <text:p>0.00%</text:p>
          </table:table-cell>
          <table:table-cell table:formula="of:=([.J118]-[.E118])/[.E118]" office:value-type="percentage" office:value="0" calcext:value-type="percentage">
            <text:p>0.00%</text:p>
          </table:table-cell>
          <table:table-cell table:formula="of:=([.J118]-[.F118])/[.F118]" office:value-type="percentage" office:value="0" calcext:value-type="percentage">
            <text:p>0.00%</text:p>
          </table:table-cell>
          <table:table-cell table:formula="of:=([.J118]-[.G118])/[.G118]" office:value-type="percentage" office:value="0" calcext:value-type="percentage">
            <text:p>0.00%</text:p>
          </table:table-cell>
          <table:table-cell table:formula="of:=([.J118]-[.H118])/[.H118]" office:value-type="percentage" office:value="0" calcext:value-type="percentage">
            <text:p>0.00%</text:p>
          </table:table-cell>
          <table:table-cell table:formula="of:=([.J118]-[.I118])/[.I11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52" calcext:value-type="float">
            <text:p>352</text:p>
          </table:table-cell>
          <table:table-cell table:style-name="ce5" office:value-type="float" office:value="352" calcext:value-type="float">
            <text:p>352</text:p>
          </table:table-cell>
          <table:table-cell table:formula="of:=([.J119]-[.A119])/[.A119]" office:value-type="percentage" office:value="0" calcext:value-type="percentage">
            <text:p>0.00%</text:p>
          </table:table-cell>
          <table:table-cell table:formula="of:=([.J119]-[.B119])/[.B119]" office:value-type="percentage" office:value="0" calcext:value-type="percentage">
            <text:p>0.00%</text:p>
          </table:table-cell>
          <table:table-cell table:formula="of:=([.J119]-[.C119])/[.C119]" office:value-type="percentage" office:value="0" calcext:value-type="percentage">
            <text:p>0.00%</text:p>
          </table:table-cell>
          <table:table-cell table:formula="of:=([.J119]-[.D119])/[.D119]" office:value-type="percentage" office:value="0" calcext:value-type="percentage">
            <text:p>0.00%</text:p>
          </table:table-cell>
          <table:table-cell table:formula="of:=([.J119]-[.E119])/[.E119]" office:value-type="percentage" office:value="0" calcext:value-type="percentage">
            <text:p>0.00%</text:p>
          </table:table-cell>
          <table:table-cell table:formula="of:=([.J119]-[.F119])/[.F119]" office:value-type="percentage" office:value="0" calcext:value-type="percentage">
            <text:p>0.00%</text:p>
          </table:table-cell>
          <table:table-cell table:formula="of:=([.J119]-[.G119])/[.G119]" office:value-type="percentage" office:value="0" calcext:value-type="percentage">
            <text:p>0.00%</text:p>
          </table:table-cell>
          <table:table-cell table:formula="of:=([.J119]-[.H119])/[.H119]" office:value-type="percentage" office:value="0" calcext:value-type="percentage">
            <text:p>0.00%</text:p>
          </table:table-cell>
          <table:table-cell table:formula="of:=([.J119]-[.I119])/[.I11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52" calcext:value-type="float">
            <text:p>352</text:p>
          </table:table-cell>
          <table:table-cell table:style-name="ce5" office:value-type="float" office:value="352" calcext:value-type="float">
            <text:p>352</text:p>
          </table:table-cell>
          <table:table-cell table:formula="of:=([.J120]-[.A120])/[.A120]" office:value-type="percentage" office:value="0" calcext:value-type="percentage">
            <text:p>0.00%</text:p>
          </table:table-cell>
          <table:table-cell table:formula="of:=([.J120]-[.B120])/[.B120]" office:value-type="percentage" office:value="0" calcext:value-type="percentage">
            <text:p>0.00%</text:p>
          </table:table-cell>
          <table:table-cell table:formula="of:=([.J120]-[.C120])/[.C120]" office:value-type="percentage" office:value="0" calcext:value-type="percentage">
            <text:p>0.00%</text:p>
          </table:table-cell>
          <table:table-cell table:formula="of:=([.J120]-[.D120])/[.D120]" office:value-type="percentage" office:value="0" calcext:value-type="percentage">
            <text:p>0.00%</text:p>
          </table:table-cell>
          <table:table-cell table:formula="of:=([.J120]-[.E120])/[.E120]" office:value-type="percentage" office:value="0" calcext:value-type="percentage">
            <text:p>0.00%</text:p>
          </table:table-cell>
          <table:table-cell table:formula="of:=([.J120]-[.F120])/[.F120]" office:value-type="percentage" office:value="0" calcext:value-type="percentage">
            <text:p>0.00%</text:p>
          </table:table-cell>
          <table:table-cell table:formula="of:=([.J120]-[.G120])/[.G120]" office:value-type="percentage" office:value="0" calcext:value-type="percentage">
            <text:p>0.00%</text:p>
          </table:table-cell>
          <table:table-cell table:formula="of:=([.J120]-[.H120])/[.H120]" office:value-type="percentage" office:value="0" calcext:value-type="percentage">
            <text:p>0.00%</text:p>
          </table:table-cell>
          <table:table-cell table:formula="of:=([.J120]-[.I120])/[.I12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53" calcext:value-type="float">
            <text:p>353</text:p>
          </table:table-cell>
          <table:table-cell table:style-name="ce5" office:value-type="float" office:value="353" calcext:value-type="float">
            <text:p>353</text:p>
          </table:table-cell>
          <table:table-cell table:formula="of:=([.J121]-[.A121])/[.A121]" office:value-type="percentage" office:value="0" calcext:value-type="percentage">
            <text:p>0.00%</text:p>
          </table:table-cell>
          <table:table-cell table:formula="of:=([.J121]-[.B121])/[.B121]" office:value-type="percentage" office:value="0" calcext:value-type="percentage">
            <text:p>0.00%</text:p>
          </table:table-cell>
          <table:table-cell table:formula="of:=([.J121]-[.C121])/[.C121]" office:value-type="percentage" office:value="0" calcext:value-type="percentage">
            <text:p>0.00%</text:p>
          </table:table-cell>
          <table:table-cell table:formula="of:=([.J121]-[.D121])/[.D121]" office:value-type="percentage" office:value="0" calcext:value-type="percentage">
            <text:p>0.00%</text:p>
          </table:table-cell>
          <table:table-cell table:formula="of:=([.J121]-[.E121])/[.E121]" office:value-type="percentage" office:value="0" calcext:value-type="percentage">
            <text:p>0.00%</text:p>
          </table:table-cell>
          <table:table-cell table:formula="of:=([.J121]-[.F121])/[.F121]" office:value-type="percentage" office:value="0" calcext:value-type="percentage">
            <text:p>0.00%</text:p>
          </table:table-cell>
          <table:table-cell table:formula="of:=([.J121]-[.G121])/[.G121]" office:value-type="percentage" office:value="0" calcext:value-type="percentage">
            <text:p>0.00%</text:p>
          </table:table-cell>
          <table:table-cell table:formula="of:=([.J121]-[.H121])/[.H121]" office:value-type="percentage" office:value="0" calcext:value-type="percentage">
            <text:p>0.00%</text:p>
          </table:table-cell>
          <table:table-cell table:formula="of:=([.J121]-[.I121])/[.I12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54" calcext:value-type="float">
            <text:p>354</text:p>
          </table:table-cell>
          <table:table-cell table:style-name="ce5" office:value-type="float" office:value="354" calcext:value-type="float">
            <text:p>354</text:p>
          </table:table-cell>
          <table:table-cell table:formula="of:=([.J122]-[.A122])/[.A122]" office:value-type="percentage" office:value="0" calcext:value-type="percentage">
            <text:p>0.00%</text:p>
          </table:table-cell>
          <table:table-cell table:formula="of:=([.J122]-[.B122])/[.B122]" office:value-type="percentage" office:value="0" calcext:value-type="percentage">
            <text:p>0.00%</text:p>
          </table:table-cell>
          <table:table-cell table:formula="of:=([.J122]-[.C122])/[.C122]" office:value-type="percentage" office:value="0" calcext:value-type="percentage">
            <text:p>0.00%</text:p>
          </table:table-cell>
          <table:table-cell table:formula="of:=([.J122]-[.D122])/[.D122]" office:value-type="percentage" office:value="0" calcext:value-type="percentage">
            <text:p>0.00%</text:p>
          </table:table-cell>
          <table:table-cell table:formula="of:=([.J122]-[.E122])/[.E122]" office:value-type="percentage" office:value="0" calcext:value-type="percentage">
            <text:p>0.00%</text:p>
          </table:table-cell>
          <table:table-cell table:formula="of:=([.J122]-[.F122])/[.F122]" office:value-type="percentage" office:value="0" calcext:value-type="percentage">
            <text:p>0.00%</text:p>
          </table:table-cell>
          <table:table-cell table:formula="of:=([.J122]-[.G122])/[.G122]" office:value-type="percentage" office:value="0" calcext:value-type="percentage">
            <text:p>0.00%</text:p>
          </table:table-cell>
          <table:table-cell table:formula="of:=([.J122]-[.H122])/[.H122]" office:value-type="percentage" office:value="0" calcext:value-type="percentage">
            <text:p>0.00%</text:p>
          </table:table-cell>
          <table:table-cell table:formula="of:=([.J122]-[.I122])/[.I12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1.9" calcext:value-type="float">
            <text:p>351.9</text:p>
          </table:table-cell>
          <table:table-cell table:number-columns-repeated="8" office:value-type="float" office:value="354" calcext:value-type="float">
            <text:p>354</text:p>
          </table:table-cell>
          <table:table-cell table:style-name="ce5" office:value-type="float" office:value="354" calcext:value-type="float">
            <text:p>354</text:p>
          </table:table-cell>
          <table:table-cell table:formula="of:=([.J123]-[.A123])/[.A123]" office:value-type="percentage" office:value="0.00596760443307764" calcext:value-type="percentage">
            <text:p>0.60%</text:p>
          </table:table-cell>
          <table:table-cell table:formula="of:=([.J123]-[.B123])/[.B123]" office:value-type="percentage" office:value="0" calcext:value-type="percentage">
            <text:p>0.00%</text:p>
          </table:table-cell>
          <table:table-cell table:formula="of:=([.J123]-[.C123])/[.C123]" office:value-type="percentage" office:value="0" calcext:value-type="percentage">
            <text:p>0.00%</text:p>
          </table:table-cell>
          <table:table-cell table:formula="of:=([.J123]-[.D123])/[.D123]" office:value-type="percentage" office:value="0" calcext:value-type="percentage">
            <text:p>0.00%</text:p>
          </table:table-cell>
          <table:table-cell table:formula="of:=([.J123]-[.E123])/[.E123]" office:value-type="percentage" office:value="0" calcext:value-type="percentage">
            <text:p>0.00%</text:p>
          </table:table-cell>
          <table:table-cell table:formula="of:=([.J123]-[.F123])/[.F123]" office:value-type="percentage" office:value="0" calcext:value-type="percentage">
            <text:p>0.00%</text:p>
          </table:table-cell>
          <table:table-cell table:formula="of:=([.J123]-[.G123])/[.G123]" office:value-type="percentage" office:value="0" calcext:value-type="percentage">
            <text:p>0.00%</text:p>
          </table:table-cell>
          <table:table-cell table:formula="of:=([.J123]-[.H123])/[.H123]" office:value-type="percentage" office:value="0" calcext:value-type="percentage">
            <text:p>0.00%</text:p>
          </table:table-cell>
          <table:table-cell table:formula="of:=([.J123]-[.I123])/[.I12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25.6" calcext:value-type="float">
            <text:p>325.6</text:p>
          </table:table-cell>
          <table:table-cell table:number-columns-repeated="2" office:value-type="float" office:value="326.8" calcext:value-type="float">
            <text:p>326.8</text:p>
          </table:table-cell>
          <table:table-cell office:value-type="float" office:value="326.7" calcext:value-type="float">
            <text:p>326.7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326.9" calcext:value-type="float">
            <text:p>326.9</text:p>
          </table:table-cell>
          <table:table-cell table:number-columns-repeated="2" office:value-type="float" office:value="327" calcext:value-type="float">
            <text:p>327</text:p>
          </table:table-cell>
          <table:table-cell table:style-name="ce5" office:value-type="float" office:value="327" calcext:value-type="float">
            <text:p>327</text:p>
          </table:table-cell>
          <table:table-cell table:formula="of:=([.J124]-[.A124])/[.A124]" office:value-type="percentage" office:value="0.00429975429975423" calcext:value-type="percentage">
            <text:p>0.43%</text:p>
          </table:table-cell>
          <table:table-cell table:formula="of:=([.J124]-[.B124])/[.B124]" office:value-type="percentage" office:value="0.000611995104039133" calcext:value-type="percentage">
            <text:p>0.06%</text:p>
          </table:table-cell>
          <table:table-cell table:formula="of:=([.J124]-[.C124])/[.C124]" office:value-type="percentage" office:value="0.000611995104039133" calcext:value-type="percentage">
            <text:p>0.06%</text:p>
          </table:table-cell>
          <table:table-cell table:formula="of:=([.J124]-[.D124])/[.D124]" office:value-type="percentage" office:value="0.000918273645546408" calcext:value-type="percentage">
            <text:p>0.09%</text:p>
          </table:table-cell>
          <table:table-cell table:formula="of:=([.J124]-[.E124])/[.E124]" office:value-type="percentage" office:value="0" calcext:value-type="percentage">
            <text:p>0.00%</text:p>
          </table:table-cell>
          <table:table-cell table:formula="of:=([.J124]-[.F124])/[.F124]" office:value-type="percentage" office:value="0" calcext:value-type="percentage">
            <text:p>0.00%</text:p>
          </table:table-cell>
          <table:table-cell table:formula="of:=([.J124]-[.G124])/[.G124]" office:value-type="percentage" office:value="0.000305903946160975" calcext:value-type="percentage">
            <text:p>0.03%</text:p>
          </table:table-cell>
          <table:table-cell table:formula="of:=([.J124]-[.H124])/[.H124]" office:value-type="percentage" office:value="0" calcext:value-type="percentage">
            <text:p>0.00%</text:p>
          </table:table-cell>
          <table:table-cell table:formula="of:=([.J124]-[.I124])/[.I12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6" calcext:value-type="float">
            <text:p>356</text:p>
          </table:table-cell>
          <table:table-cell table:formula="of:=([.J125]-[.A125])/[.A125]" office:value-type="percentage" office:value="0" calcext:value-type="percentage">
            <text:p>0.00%</text:p>
          </table:table-cell>
          <table:table-cell table:formula="of:=([.J125]-[.B125])/[.B125]" office:value-type="percentage" office:value="0" calcext:value-type="percentage">
            <text:p>0.00%</text:p>
          </table:table-cell>
          <table:table-cell table:formula="of:=([.J125]-[.C125])/[.C125]" office:value-type="percentage" office:value="0" calcext:value-type="percentage">
            <text:p>0.00%</text:p>
          </table:table-cell>
          <table:table-cell table:formula="of:=([.J125]-[.D125])/[.D125]" office:value-type="percentage" office:value="0" calcext:value-type="percentage">
            <text:p>0.00%</text:p>
          </table:table-cell>
          <table:table-cell table:formula="of:=([.J125]-[.E125])/[.E125]" office:value-type="percentage" office:value="0" calcext:value-type="percentage">
            <text:p>0.00%</text:p>
          </table:table-cell>
          <table:table-cell table:formula="of:=([.J125]-[.F125])/[.F125]" office:value-type="percentage" office:value="0" calcext:value-type="percentage">
            <text:p>0.00%</text:p>
          </table:table-cell>
          <table:table-cell table:formula="of:=([.J125]-[.G125])/[.G125]" office:value-type="percentage" office:value="0" calcext:value-type="percentage">
            <text:p>0.00%</text:p>
          </table:table-cell>
          <table:table-cell table:formula="of:=([.J125]-[.H125])/[.H125]" office:value-type="percentage" office:value="0" calcext:value-type="percentage">
            <text:p>0.00%</text:p>
          </table:table-cell>
          <table:table-cell table:formula="of:=([.J125]-[.I125])/[.I12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6" calcext:value-type="float">
            <text:p>356</text:p>
          </table:table-cell>
          <table:table-cell table:formula="of:=([.J126]-[.A126])/[.A126]" office:value-type="percentage" office:value="0" calcext:value-type="percentage">
            <text:p>0.00%</text:p>
          </table:table-cell>
          <table:table-cell table:formula="of:=([.J126]-[.B126])/[.B126]" office:value-type="percentage" office:value="0" calcext:value-type="percentage">
            <text:p>0.00%</text:p>
          </table:table-cell>
          <table:table-cell table:formula="of:=([.J126]-[.C126])/[.C126]" office:value-type="percentage" office:value="0" calcext:value-type="percentage">
            <text:p>0.00%</text:p>
          </table:table-cell>
          <table:table-cell table:formula="of:=([.J126]-[.D126])/[.D126]" office:value-type="percentage" office:value="0" calcext:value-type="percentage">
            <text:p>0.00%</text:p>
          </table:table-cell>
          <table:table-cell table:formula="of:=([.J126]-[.E126])/[.E126]" office:value-type="percentage" office:value="0" calcext:value-type="percentage">
            <text:p>0.00%</text:p>
          </table:table-cell>
          <table:table-cell table:formula="of:=([.J126]-[.F126])/[.F126]" office:value-type="percentage" office:value="0" calcext:value-type="percentage">
            <text:p>0.00%</text:p>
          </table:table-cell>
          <table:table-cell table:formula="of:=([.J126]-[.G126])/[.G126]" office:value-type="percentage" office:value="0" calcext:value-type="percentage">
            <text:p>0.00%</text:p>
          </table:table-cell>
          <table:table-cell table:formula="of:=([.J126]-[.H126])/[.H126]" office:value-type="percentage" office:value="0" calcext:value-type="percentage">
            <text:p>0.00%</text:p>
          </table:table-cell>
          <table:table-cell table:formula="of:=([.J126]-[.I126])/[.I12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7" calcext:value-type="float">
            <text:p>357</text:p>
          </table:table-cell>
          <table:table-cell table:formula="of:=([.J127]-[.A127])/[.A127]" office:value-type="percentage" office:value="0" calcext:value-type="percentage">
            <text:p>0.00%</text:p>
          </table:table-cell>
          <table:table-cell table:formula="of:=([.J127]-[.B127])/[.B127]" office:value-type="percentage" office:value="0" calcext:value-type="percentage">
            <text:p>0.00%</text:p>
          </table:table-cell>
          <table:table-cell table:formula="of:=([.J127]-[.C127])/[.C127]" office:value-type="percentage" office:value="0" calcext:value-type="percentage">
            <text:p>0.00%</text:p>
          </table:table-cell>
          <table:table-cell table:formula="of:=([.J127]-[.D127])/[.D127]" office:value-type="percentage" office:value="0" calcext:value-type="percentage">
            <text:p>0.00%</text:p>
          </table:table-cell>
          <table:table-cell table:formula="of:=([.J127]-[.E127])/[.E127]" office:value-type="percentage" office:value="0" calcext:value-type="percentage">
            <text:p>0.00%</text:p>
          </table:table-cell>
          <table:table-cell table:formula="of:=([.J127]-[.F127])/[.F127]" office:value-type="percentage" office:value="0" calcext:value-type="percentage">
            <text:p>0.00%</text:p>
          </table:table-cell>
          <table:table-cell table:formula="of:=([.J127]-[.G127])/[.G127]" office:value-type="percentage" office:value="0" calcext:value-type="percentage">
            <text:p>0.00%</text:p>
          </table:table-cell>
          <table:table-cell table:formula="of:=([.J127]-[.H127])/[.H127]" office:value-type="percentage" office:value="0" calcext:value-type="percentage">
            <text:p>0.00%</text:p>
          </table:table-cell>
          <table:table-cell table:formula="of:=([.J127]-[.I127])/[.I12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7" calcext:value-type="float">
            <text:p>357</text:p>
          </table:table-cell>
          <table:table-cell table:formula="of:=([.J128]-[.A128])/[.A128]" office:value-type="percentage" office:value="0" calcext:value-type="percentage">
            <text:p>0.00%</text:p>
          </table:table-cell>
          <table:table-cell table:formula="of:=([.J128]-[.B128])/[.B128]" office:value-type="percentage" office:value="0" calcext:value-type="percentage">
            <text:p>0.00%</text:p>
          </table:table-cell>
          <table:table-cell table:formula="of:=([.J128]-[.C128])/[.C128]" office:value-type="percentage" office:value="0" calcext:value-type="percentage">
            <text:p>0.00%</text:p>
          </table:table-cell>
          <table:table-cell table:formula="of:=([.J128]-[.D128])/[.D128]" office:value-type="percentage" office:value="0" calcext:value-type="percentage">
            <text:p>0.00%</text:p>
          </table:table-cell>
          <table:table-cell table:formula="of:=([.J128]-[.E128])/[.E128]" office:value-type="percentage" office:value="0" calcext:value-type="percentage">
            <text:p>0.00%</text:p>
          </table:table-cell>
          <table:table-cell table:formula="of:=([.J128]-[.F128])/[.F128]" office:value-type="percentage" office:value="0" calcext:value-type="percentage">
            <text:p>0.00%</text:p>
          </table:table-cell>
          <table:table-cell table:formula="of:=([.J128]-[.G128])/[.G128]" office:value-type="percentage" office:value="0" calcext:value-type="percentage">
            <text:p>0.00%</text:p>
          </table:table-cell>
          <table:table-cell table:formula="of:=([.J128]-[.H128])/[.H128]" office:value-type="percentage" office:value="0" calcext:value-type="percentage">
            <text:p>0.00%</text:p>
          </table:table-cell>
          <table:table-cell table:formula="of:=([.J128]-[.I128])/[.I12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58" calcext:value-type="float">
            <text:p>358</text:p>
          </table:table-cell>
          <table:table-cell table:style-name="ce5" office:value-type="float" office:value="358" calcext:value-type="float">
            <text:p>358</text:p>
          </table:table-cell>
          <table:table-cell table:formula="of:=([.J129]-[.A129])/[.A129]" office:value-type="percentage" office:value="0" calcext:value-type="percentage">
            <text:p>0.00%</text:p>
          </table:table-cell>
          <table:table-cell table:formula="of:=([.J129]-[.B129])/[.B129]" office:value-type="percentage" office:value="0" calcext:value-type="percentage">
            <text:p>0.00%</text:p>
          </table:table-cell>
          <table:table-cell table:formula="of:=([.J129]-[.C129])/[.C129]" office:value-type="percentage" office:value="0" calcext:value-type="percentage">
            <text:p>0.00%</text:p>
          </table:table-cell>
          <table:table-cell table:formula="of:=([.J129]-[.D129])/[.D129]" office:value-type="percentage" office:value="0" calcext:value-type="percentage">
            <text:p>0.00%</text:p>
          </table:table-cell>
          <table:table-cell table:formula="of:=([.J129]-[.E129])/[.E129]" office:value-type="percentage" office:value="0" calcext:value-type="percentage">
            <text:p>0.00%</text:p>
          </table:table-cell>
          <table:table-cell table:formula="of:=([.J129]-[.F129])/[.F129]" office:value-type="percentage" office:value="0" calcext:value-type="percentage">
            <text:p>0.00%</text:p>
          </table:table-cell>
          <table:table-cell table:formula="of:=([.J129]-[.G129])/[.G129]" office:value-type="percentage" office:value="0" calcext:value-type="percentage">
            <text:p>0.00%</text:p>
          </table:table-cell>
          <table:table-cell table:formula="of:=([.J129]-[.H129])/[.H129]" office:value-type="percentage" office:value="0" calcext:value-type="percentage">
            <text:p>0.00%</text:p>
          </table:table-cell>
          <table:table-cell table:formula="of:=([.J129]-[.I129])/[.I12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60" calcext:value-type="float">
            <text:p>360</text:p>
          </table:table-cell>
          <table:table-cell table:style-name="ce5" office:value-type="float" office:value="360" calcext:value-type="float">
            <text:p>360</text:p>
          </table:table-cell>
          <table:table-cell table:formula="of:=([.J130]-[.A130])/[.A130]" office:value-type="percentage" office:value="0" calcext:value-type="percentage">
            <text:p>0.00%</text:p>
          </table:table-cell>
          <table:table-cell table:formula="of:=([.J130]-[.B130])/[.B130]" office:value-type="percentage" office:value="0" calcext:value-type="percentage">
            <text:p>0.00%</text:p>
          </table:table-cell>
          <table:table-cell table:formula="of:=([.J130]-[.C130])/[.C130]" office:value-type="percentage" office:value="0" calcext:value-type="percentage">
            <text:p>0.00%</text:p>
          </table:table-cell>
          <table:table-cell table:formula="of:=([.J130]-[.D130])/[.D130]" office:value-type="percentage" office:value="0" calcext:value-type="percentage">
            <text:p>0.00%</text:p>
          </table:table-cell>
          <table:table-cell table:formula="of:=([.J130]-[.E130])/[.E130]" office:value-type="percentage" office:value="0" calcext:value-type="percentage">
            <text:p>0.00%</text:p>
          </table:table-cell>
          <table:table-cell table:formula="of:=([.J130]-[.F130])/[.F130]" office:value-type="percentage" office:value="0" calcext:value-type="percentage">
            <text:p>0.00%</text:p>
          </table:table-cell>
          <table:table-cell table:formula="of:=([.J130]-[.G130])/[.G130]" office:value-type="percentage" office:value="0" calcext:value-type="percentage">
            <text:p>0.00%</text:p>
          </table:table-cell>
          <table:table-cell table:formula="of:=([.J130]-[.H130])/[.H130]" office:value-type="percentage" office:value="0" calcext:value-type="percentage">
            <text:p>0.00%</text:p>
          </table:table-cell>
          <table:table-cell table:formula="of:=([.J130]-[.I130])/[.I13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6.6" calcext:value-type="float">
            <text:p>356.6</text:p>
          </table:table-cell>
          <table:table-cell office:value-type="float" office:value="361.1" calcext:value-type="float">
            <text:p>361.1</text:p>
          </table:table-cell>
          <table:table-cell office:value-type="float" office:value="360.9" calcext:value-type="float">
            <text:p>360.9</text:p>
          </table:table-cell>
          <table:table-cell office:value-type="float" office:value="361.6" calcext:value-type="float">
            <text:p>361.6</text:p>
          </table:table-cell>
          <table:table-cell office:value-type="float" office:value="363.5" calcext:value-type="float">
            <text:p>363.5</text:p>
          </table:table-cell>
          <table:table-cell office:value-type="float" office:value="363.6" calcext:value-type="float">
            <text:p>363.6</text:p>
          </table:table-cell>
          <table:table-cell office:value-type="float" office:value="365" calcext:value-type="float">
            <text:p>365</text:p>
          </table:table-cell>
          <table:table-cell office:value-type="float" office:value="364.8" calcext:value-type="float">
            <text:p>364.8</text:p>
          </table:table-cell>
          <table:table-cell office:value-type="float" office:value="363.2" calcext:value-type="float">
            <text:p>363.2</text:p>
          </table:table-cell>
          <table:table-cell table:style-name="ce5" office:value-type="float" office:value="365" calcext:value-type="float">
            <text:p>365</text:p>
          </table:table-cell>
          <table:table-cell table:formula="of:=([.J131]-[.A131])/[.A131]" office:value-type="percentage" office:value="0.0235558048233314" calcext:value-type="percentage">
            <text:p>2.36%</text:p>
          </table:table-cell>
          <table:table-cell table:formula="of:=([.J131]-[.B131])/[.B131]" office:value-type="percentage" office:value="0.0108003323179174" calcext:value-type="percentage">
            <text:p>1.08%</text:p>
          </table:table-cell>
          <table:table-cell table:formula="of:=([.J131]-[.C131])/[.C131]" office:value-type="percentage" office:value="0.0113604876697147" calcext:value-type="percentage">
            <text:p>1.14%</text:p>
          </table:table-cell>
          <table:table-cell table:formula="of:=([.J131]-[.D131])/[.D131]" office:value-type="percentage" office:value="0.00940265486725657" calcext:value-type="percentage">
            <text:p>0.94%</text:p>
          </table:table-cell>
          <table:table-cell table:formula="of:=([.J131]-[.E131])/[.E131]" office:value-type="percentage" office:value="0.00412654745529574" calcext:value-type="percentage">
            <text:p>0.41%</text:p>
          </table:table-cell>
          <table:table-cell table:formula="of:=([.J131]-[.F131])/[.F131]" office:value-type="percentage" office:value="0.00385038503850379" calcext:value-type="percentage">
            <text:p>0.39%</text:p>
          </table:table-cell>
          <table:table-cell table:formula="of:=([.J131]-[.G131])/[.G131]" office:value-type="percentage" office:value="0" calcext:value-type="percentage">
            <text:p>0.00%</text:p>
          </table:table-cell>
          <table:table-cell table:formula="of:=([.J131]-[.H131])/[.H131]" office:value-type="percentage" office:value="0.000548245614035057" calcext:value-type="percentage">
            <text:p>0.05%</text:p>
          </table:table-cell>
          <table:table-cell table:formula="of:=([.J131]-[.I131])/[.I131]" office:value-type="percentage" office:value="0.00495594713656391" calcext:value-type="percentage">
            <text:p>0.50%</text:p>
          </table:table-cell>
        </table:table-row>
        <table:table-row table:style-name="ro1">
          <table:table-cell office:value-type="float" office:value="319.5" calcext:value-type="float">
            <text:p>319.5</text:p>
          </table:table-cell>
          <table:table-cell office:value-type="float" office:value="326.6" calcext:value-type="float">
            <text:p>326.6</text:p>
          </table:table-cell>
          <table:table-cell office:value-type="float" office:value="327.8" calcext:value-type="float">
            <text:p>327.8</text:p>
          </table:table-cell>
          <table:table-cell office:value-type="float" office:value="327" calcext:value-type="float">
            <text:p>327</text:p>
          </table:table-cell>
          <table:table-cell office:value-type="float" office:value="328.7" calcext:value-type="float">
            <text:p>328.7</text:p>
          </table:table-cell>
          <table:table-cell office:value-type="float" office:value="329.8" calcext:value-type="float">
            <text:p>329.8</text:p>
          </table:table-cell>
          <table:table-cell office:value-type="float" office:value="330.3" calcext:value-type="float">
            <text:p>330.3</text:p>
          </table:table-cell>
          <table:table-cell office:value-type="float" office:value="330.7" calcext:value-type="float">
            <text:p>330.7</text:p>
          </table:table-cell>
          <table:table-cell table:number-columns-repeated="2" office:value-type="float" office:value="331" calcext:value-type="float">
            <text:p>331</text:p>
          </table:table-cell>
          <table:table-cell table:formula="of:=([.J132]-[.A132])/[.A132]" office:value-type="percentage" office:value="0.0359937402190923" calcext:value-type="percentage">
            <text:p>3.60%</text:p>
          </table:table-cell>
          <table:table-cell table:formula="of:=([.J132]-[.B132])/[.B132]" office:value-type="percentage" office:value="0.0134721371708511" calcext:value-type="percentage">
            <text:p>1.35%</text:p>
          </table:table-cell>
          <table:table-cell table:formula="of:=([.J132]-[.C132])/[.C132]" office:value-type="percentage" office:value="0.00976205003050637" calcext:value-type="percentage">
            <text:p>0.98%</text:p>
          </table:table-cell>
          <table:table-cell table:formula="of:=([.J132]-[.D132])/[.D132]" office:value-type="percentage" office:value="0.0122324159021407" calcext:value-type="percentage">
            <text:p>1.22%</text:p>
          </table:table-cell>
          <table:table-cell table:formula="of:=([.J132]-[.E132])/[.E132]" office:value-type="percentage" office:value="0.00699726194097965" calcext:value-type="percentage">
            <text:p>0.70%</text:p>
          </table:table-cell>
          <table:table-cell table:formula="of:=([.J132]-[.F132])/[.F132]" office:value-type="percentage" office:value="0.00363856882959366" calcext:value-type="percentage">
            <text:p>0.36%</text:p>
          </table:table-cell>
          <table:table-cell table:formula="of:=([.J132]-[.G132])/[.G132]" office:value-type="percentage" office:value="0.00211928549803206" calcext:value-type="percentage">
            <text:p>0.21%</text:p>
          </table:table-cell>
          <table:table-cell table:formula="of:=([.J132]-[.H132])/[.H132]" office:value-type="percentage" office:value="0.000907166616268556" calcext:value-type="percentage">
            <text:p>0.09%</text:p>
          </table:table-cell>
          <table:table-cell table:formula="of:=([.J132]-[.I132])/[.I13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2.6" calcext:value-type="float">
            <text:p>352.6</text:p>
          </table:table-cell>
          <table:table-cell office:value-type="float" office:value="359.7" calcext:value-type="float">
            <text:p>359.7</text:p>
          </table:table-cell>
          <table:table-cell office:value-type="float" office:value="359.5" calcext:value-type="float">
            <text:p>359.5</text:p>
          </table:table-cell>
          <table:table-cell office:value-type="float" office:value="361.9" calcext:value-type="float">
            <text:p>361.9</text:p>
          </table:table-cell>
          <table:table-cell office:value-type="float" office:value="362.5" calcext:value-type="float">
            <text:p>362.5</text:p>
          </table:table-cell>
          <table:table-cell office:value-type="float" office:value="365.2" calcext:value-type="float">
            <text:p>365.2</text:p>
          </table:table-cell>
          <table:table-cell office:value-type="float" office:value="365.4" calcext:value-type="float">
            <text:p>365.4</text:p>
          </table:table-cell>
          <table:table-cell office:value-type="float" office:value="365.2" calcext:value-type="float">
            <text:p>365.2</text:p>
          </table:table-cell>
          <table:table-cell office:value-type="float" office:value="364" calcext:value-type="float">
            <text:p>364</text:p>
          </table:table-cell>
          <table:table-cell office:value-type="float" office:value="366" calcext:value-type="float">
            <text:p>366</text:p>
          </table:table-cell>
          <table:table-cell table:formula="of:=([.J133]-[.A133])/[.A133]" office:value-type="percentage" office:value="0.0380034032898468" calcext:value-type="percentage">
            <text:p>3.80%</text:p>
          </table:table-cell>
          <table:table-cell table:formula="of:=([.J133]-[.B133])/[.B133]" office:value-type="percentage" office:value="0.0175145954962469" calcext:value-type="percentage">
            <text:p>1.75%</text:p>
          </table:table-cell>
          <table:table-cell table:formula="of:=([.J133]-[.C133])/[.C133]" office:value-type="percentage" office:value="0.0180806675938804" calcext:value-type="percentage">
            <text:p>1.81%</text:p>
          </table:table-cell>
          <table:table-cell table:formula="of:=([.J133]-[.D133])/[.D133]" office:value-type="percentage" office:value="0.0113290964354795" calcext:value-type="percentage">
            <text:p>1.13%</text:p>
          </table:table-cell>
          <table:table-cell table:formula="of:=([.J133]-[.E133])/[.E133]" office:value-type="percentage" office:value="0.0096551724137931" calcext:value-type="percentage">
            <text:p>0.97%</text:p>
          </table:table-cell>
          <table:table-cell table:formula="of:=([.J133]-[.F133])/[.F133]" office:value-type="percentage" office:value="0.00219058050383355" calcext:value-type="percentage">
            <text:p>0.22%</text:p>
          </table:table-cell>
          <table:table-cell table:formula="of:=([.J133]-[.G133])/[.G133]" office:value-type="percentage" office:value="0.00164203612479481" calcext:value-type="percentage">
            <text:p>0.16%</text:p>
          </table:table-cell>
          <table:table-cell table:formula="of:=([.J133]-[.H133])/[.H133]" office:value-type="percentage" office:value="0.00219058050383355" calcext:value-type="percentage">
            <text:p>0.22%</text:p>
          </table:table-cell>
          <table:table-cell table:formula="of:=([.J133]-[.I133])/[.I133]" office:value-type="percentage" office:value="0.00549450549450549" calcext:value-type="percentage">
            <text:p>0.55%</text:p>
          </table:table-cell>
        </table:table-row>
        <table:table-row table:style-name="ro1">
          <table:table-cell office:value-type="float" office:value="338.7" calcext:value-type="float">
            <text:p>338.7</text:p>
          </table:table-cell>
          <table:table-cell office:value-type="float" office:value="350.7" calcext:value-type="float">
            <text:p>350.7</text:p>
          </table:table-cell>
          <table:table-cell office:value-type="float" office:value="352.9" calcext:value-type="float">
            <text:p>352.9</text:p>
          </table:table-cell>
          <table:table-cell office:value-type="float" office:value="353.3" calcext:value-type="float">
            <text:p>353.3</text:p>
          </table:table-cell>
          <table:table-cell office:value-type="float" office:value="356.7" calcext:value-type="float">
            <text:p>356.7</text:p>
          </table:table-cell>
          <table:table-cell office:value-type="float" office:value="360.3" calcext:value-type="float">
            <text:p>360.3</text:p>
          </table:table-cell>
          <table:table-cell office:value-type="float" office:value="363.2" calcext:value-type="float">
            <text:p>363.2</text:p>
          </table:table-cell>
          <table:table-cell office:value-type="float" office:value="362" calcext:value-type="float">
            <text:p>362</text:p>
          </table:table-cell>
          <table:table-cell office:value-type="float" office:value="362.9" calcext:value-type="float">
            <text:p>362.9</text:p>
          </table:table-cell>
          <table:table-cell office:value-type="float" office:value="369" calcext:value-type="float">
            <text:p>369</text:p>
          </table:table-cell>
          <table:table-cell table:formula="of:=([.J134]-[.A134])/[.A134]" office:value-type="percentage" office:value="0.0894596988485386" calcext:value-type="percentage">
            <text:p>8.95%</text:p>
          </table:table-cell>
          <table:table-cell table:formula="of:=([.J134]-[.B134])/[.B134]" office:value-type="percentage" office:value="0.0521813515825492" calcext:value-type="percentage">
            <text:p>5.22%</text:p>
          </table:table-cell>
          <table:table-cell table:formula="of:=([.J134]-[.C134])/[.C134]" office:value-type="percentage" office:value="0.0456219892320771" calcext:value-type="percentage">
            <text:p>4.56%</text:p>
          </table:table-cell>
          <table:table-cell table:formula="of:=([.J134]-[.D134])/[.D134]" office:value-type="percentage" office:value="0.0444381545428814" calcext:value-type="percentage">
            <text:p>4.44%</text:p>
          </table:table-cell>
          <table:table-cell table:formula="of:=([.J134]-[.E134])/[.E134]" office:value-type="percentage" office:value="0.0344827586206897" calcext:value-type="percentage">
            <text:p>3.45%</text:p>
          </table:table-cell>
          <table:table-cell table:formula="of:=([.J134]-[.F134])/[.F134]" office:value-type="percentage" office:value="0.0241465445462115" calcext:value-type="percentage">
            <text:p>2.41%</text:p>
          </table:table-cell>
          <table:table-cell table:formula="of:=([.J134]-[.G134])/[.G134]" office:value-type="percentage" office:value="0.0159691629955947" calcext:value-type="percentage">
            <text:p>1.60%</text:p>
          </table:table-cell>
          <table:table-cell table:formula="of:=([.J134]-[.H134])/[.H134]" office:value-type="percentage" office:value="0.0193370165745856" calcext:value-type="percentage">
            <text:p>1.93%</text:p>
          </table:table-cell>
          <table:table-cell table:formula="of:=([.J134]-[.I134])/[.I134]" office:value-type="percentage" office:value="0.0168090383025628" calcext:value-type="percentage">
            <text:p>1.68%</text:p>
          </table:table-cell>
        </table:table-row>
        <table:table-row table:style-name="ro1">
          <table:table-cell table:number-columns-repeated="9" office:value-type="float" office:value="369" calcext:value-type="float">
            <text:p>369</text:p>
          </table:table-cell>
          <table:table-cell table:style-name="ce5" office:value-type="float" office:value="369" calcext:value-type="float">
            <text:p>369</text:p>
          </table:table-cell>
          <table:table-cell table:formula="of:=([.J135]-[.A135])/[.A135]" office:value-type="percentage" office:value="0" calcext:value-type="percentage">
            <text:p>0.00%</text:p>
          </table:table-cell>
          <table:table-cell table:formula="of:=([.J135]-[.B135])/[.B135]" office:value-type="percentage" office:value="0" calcext:value-type="percentage">
            <text:p>0.00%</text:p>
          </table:table-cell>
          <table:table-cell table:formula="of:=([.J135]-[.C135])/[.C135]" office:value-type="percentage" office:value="0" calcext:value-type="percentage">
            <text:p>0.00%</text:p>
          </table:table-cell>
          <table:table-cell table:formula="of:=([.J135]-[.D135])/[.D135]" office:value-type="percentage" office:value="0" calcext:value-type="percentage">
            <text:p>0.00%</text:p>
          </table:table-cell>
          <table:table-cell table:formula="of:=([.J135]-[.E135])/[.E135]" office:value-type="percentage" office:value="0" calcext:value-type="percentage">
            <text:p>0.00%</text:p>
          </table:table-cell>
          <table:table-cell table:formula="of:=([.J135]-[.F135])/[.F135]" office:value-type="percentage" office:value="0" calcext:value-type="percentage">
            <text:p>0.00%</text:p>
          </table:table-cell>
          <table:table-cell table:formula="of:=([.J135]-[.G135])/[.G135]" office:value-type="percentage" office:value="0" calcext:value-type="percentage">
            <text:p>0.00%</text:p>
          </table:table-cell>
          <table:table-cell table:formula="of:=([.J135]-[.H135])/[.H135]" office:value-type="percentage" office:value="0" calcext:value-type="percentage">
            <text:p>0.00%</text:p>
          </table:table-cell>
          <table:table-cell table:formula="of:=([.J135]-[.I135])/[.I13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6.9" calcext:value-type="float">
            <text:p>356.9</text:p>
          </table:table-cell>
          <table:table-cell office:value-type="float" office:value="364" calcext:value-type="float">
            <text:p>364</text:p>
          </table:table-cell>
          <table:table-cell office:value-type="float" office:value="364.9" calcext:value-type="float">
            <text:p>364.9</text:p>
          </table:table-cell>
          <table:table-cell office:value-type="float" office:value="365.1" calcext:value-type="float">
            <text:p>365.1</text:p>
          </table:table-cell>
          <table:table-cell office:value-type="float" office:value="367.4" calcext:value-type="float">
            <text:p>367.4</text:p>
          </table:table-cell>
          <table:table-cell office:value-type="float" office:value="368.8" calcext:value-type="float">
            <text:p>368.8</text:p>
          </table:table-cell>
          <table:table-cell office:value-type="float" office:value="368.7" calcext:value-type="float">
            <text:p>368.7</text:p>
          </table:table-cell>
          <table:table-cell office:value-type="float" office:value="368.9" calcext:value-type="float">
            <text:p>368.9</text:p>
          </table:table-cell>
          <table:table-cell office:value-type="float" office:value="366.7" calcext:value-type="float">
            <text:p>366.7</text:p>
          </table:table-cell>
          <table:table-cell table:style-name="ce5" office:value-type="float" office:value="370" calcext:value-type="float">
            <text:p>370</text:p>
          </table:table-cell>
          <table:table-cell table:formula="of:=([.J136]-[.A136])/[.A136]" office:value-type="percentage" office:value="0.0367049593723733" calcext:value-type="percentage">
            <text:p>3.67%</text:p>
          </table:table-cell>
          <table:table-cell table:formula="of:=([.J136]-[.B136])/[.B136]" office:value-type="percentage" office:value="0.0164835164835165" calcext:value-type="percentage">
            <text:p>1.65%</text:p>
          </table:table-cell>
          <table:table-cell table:formula="of:=([.J136]-[.C136])/[.C136]" office:value-type="percentage" office:value="0.0139764318991505" calcext:value-type="percentage">
            <text:p>1.40%</text:p>
          </table:table-cell>
          <table:table-cell table:formula="of:=([.J136]-[.D136])/[.D136]" office:value-type="percentage" office:value="0.013420980553273" calcext:value-type="percentage">
            <text:p>1.34%</text:p>
          </table:table-cell>
          <table:table-cell table:formula="of:=([.J136]-[.E136])/[.E136]" office:value-type="percentage" office:value="0.00707675557974965" calcext:value-type="percentage">
            <text:p>0.71%</text:p>
          </table:table-cell>
          <table:table-cell table:formula="of:=([.J136]-[.F136])/[.F136]" office:value-type="percentage" office:value="0.00325379609544465" calcext:value-type="percentage">
            <text:p>0.33%</text:p>
          </table:table-cell>
          <table:table-cell table:formula="of:=([.J136]-[.G136])/[.G136]" office:value-type="percentage" office:value="0.00352590181719558" calcext:value-type="percentage">
            <text:p>0.35%</text:p>
          </table:table-cell>
          <table:table-cell table:formula="of:=([.J136]-[.H136])/[.H136]" office:value-type="percentage" office:value="0.00298183789644896" calcext:value-type="percentage">
            <text:p>0.30%</text:p>
          </table:table-cell>
          <table:table-cell table:formula="of:=([.J136]-[.I136])/[.I136]" office:value-type="percentage" office:value="0.00899918189255525" calcext:value-type="percentage">
            <text:p>0.90%</text:p>
          </table:table-cell>
        </table:table-row>
        <table:table-row table:style-name="ro1">
          <table:table-cell table:number-columns-repeated="10" office:value-type="float" office:value="370" calcext:value-type="float">
            <text:p>370</text:p>
          </table:table-cell>
          <table:table-cell table:formula="of:=([.J137]-[.A137])/[.A137]" office:value-type="percentage" office:value="0" calcext:value-type="percentage">
            <text:p>0.00%</text:p>
          </table:table-cell>
          <table:table-cell table:formula="of:=([.J137]-[.B137])/[.B137]" office:value-type="percentage" office:value="0" calcext:value-type="percentage">
            <text:p>0.00%</text:p>
          </table:table-cell>
          <table:table-cell table:formula="of:=([.J137]-[.C137])/[.C137]" office:value-type="percentage" office:value="0" calcext:value-type="percentage">
            <text:p>0.00%</text:p>
          </table:table-cell>
          <table:table-cell table:formula="of:=([.J137]-[.D137])/[.D137]" office:value-type="percentage" office:value="0" calcext:value-type="percentage">
            <text:p>0.00%</text:p>
          </table:table-cell>
          <table:table-cell table:formula="of:=([.J137]-[.E137])/[.E137]" office:value-type="percentage" office:value="0" calcext:value-type="percentage">
            <text:p>0.00%</text:p>
          </table:table-cell>
          <table:table-cell table:formula="of:=([.J137]-[.F137])/[.F137]" office:value-type="percentage" office:value="0" calcext:value-type="percentage">
            <text:p>0.00%</text:p>
          </table:table-cell>
          <table:table-cell table:formula="of:=([.J137]-[.G137])/[.G137]" office:value-type="percentage" office:value="0" calcext:value-type="percentage">
            <text:p>0.00%</text:p>
          </table:table-cell>
          <table:table-cell table:formula="of:=([.J137]-[.H137])/[.H137]" office:value-type="percentage" office:value="0" calcext:value-type="percentage">
            <text:p>0.00%</text:p>
          </table:table-cell>
          <table:table-cell table:formula="of:=([.J137]-[.I137])/[.I13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3.2" calcext:value-type="float">
            <text:p>353.2</text:p>
          </table:table-cell>
          <table:table-cell office:value-type="float" office:value="357.2" calcext:value-type="float">
            <text:p>357.2</text:p>
          </table:table-cell>
          <table:table-cell office:value-type="float" office:value="358" calcext:value-type="float">
            <text:p>358</text:p>
          </table:table-cell>
          <table:table-cell office:value-type="float" office:value="359.1" calcext:value-type="float">
            <text:p>359.1</text:p>
          </table:table-cell>
          <table:table-cell office:value-type="float" office:value="359.6" calcext:value-type="float">
            <text:p>359.6</text:p>
          </table:table-cell>
          <table:table-cell office:value-type="float" office:value="361.9" calcext:value-type="float">
            <text:p>361.9</text:p>
          </table:table-cell>
          <table:table-cell office:value-type="float" office:value="362.8" calcext:value-type="float">
            <text:p>362.8</text:p>
          </table:table-cell>
          <table:table-cell office:value-type="float" office:value="363.4" calcext:value-type="float">
            <text:p>363.4</text:p>
          </table:table-cell>
          <table:table-cell office:value-type="float" office:value="359.9" calcext:value-type="float">
            <text:p>359.9</text:p>
          </table:table-cell>
          <table:table-cell table:style-name="ce5" office:value-type="float" office:value="368" calcext:value-type="float">
            <text:p>368</text:p>
          </table:table-cell>
          <table:table-cell table:formula="of:=([.J138]-[.A138])/[.A138]" office:value-type="percentage" office:value="0.0419026047565119" calcext:value-type="percentage">
            <text:p>4.19%</text:p>
          </table:table-cell>
          <table:table-cell table:formula="of:=([.J138]-[.B138])/[.B138]" office:value-type="percentage" office:value="0.0302351623740202" calcext:value-type="percentage">
            <text:p>3.02%</text:p>
          </table:table-cell>
          <table:table-cell table:formula="of:=([.J138]-[.C138])/[.C138]" office:value-type="percentage" office:value="0.0279329608938547" calcext:value-type="percentage">
            <text:p>2.79%</text:p>
          </table:table-cell>
          <table:table-cell table:formula="of:=([.J138]-[.D138])/[.D138]" office:value-type="percentage" office:value="0.0247841826789195" calcext:value-type="percentage">
            <text:p>2.48%</text:p>
          </table:table-cell>
          <table:table-cell table:formula="of:=([.J138]-[.E138])/[.E138]" office:value-type="percentage" office:value="0.0233592880978865" calcext:value-type="percentage">
            <text:p>2.34%</text:p>
          </table:table-cell>
          <table:table-cell table:formula="of:=([.J138]-[.F138])/[.F138]" office:value-type="percentage" office:value="0.0168554849405914" calcext:value-type="percentage">
            <text:p>1.69%</text:p>
          </table:table-cell>
          <table:table-cell table:formula="of:=([.J138]-[.G138])/[.G138]" office:value-type="percentage" office:value="0.0143329658213892" calcext:value-type="percentage">
            <text:p>1.43%</text:p>
          </table:table-cell>
          <table:table-cell table:formula="of:=([.J138]-[.H138])/[.H138]" office:value-type="percentage" office:value="0.0126582278481013" calcext:value-type="percentage">
            <text:p>1.27%</text:p>
          </table:table-cell>
          <table:table-cell table:formula="of:=([.J138]-[.I138])/[.I138]" office:value-type="percentage" office:value="0.0225062517365936" calcext:value-type="percentage">
            <text:p>2.25%</text:p>
          </table:table-cell>
        </table:table-row>
        <table:table-row table:style-name="ro1">
          <table:table-cell office:value-type="float" office:value="317.1" calcext:value-type="float">
            <text:p>317.1</text:p>
          </table:table-cell>
          <table:table-cell office:value-type="float" office:value="318.6" calcext:value-type="float">
            <text:p>318.6</text:p>
          </table:table-cell>
          <table:table-cell office:value-type="float" office:value="318.8" calcext:value-type="float">
            <text:p>318.8</text:p>
          </table:table-cell>
          <table:table-cell office:value-type="float" office:value="318.7" calcext:value-type="float">
            <text:p>318.7</text:p>
          </table:table-cell>
          <table:table-cell office:value-type="float" office:value="318.9" calcext:value-type="float">
            <text:p>318.9</text:p>
          </table:table-cell>
          <table:table-cell table:number-columns-repeated="4" office:value-type="float" office:value="319" calcext:value-type="float">
            <text:p>319</text:p>
          </table:table-cell>
          <table:table-cell table:style-name="ce5" office:value-type="float" office:value="319" calcext:value-type="float">
            <text:p>319</text:p>
          </table:table-cell>
          <table:table-cell table:formula="of:=([.J139]-[.A139])/[.A139]" office:value-type="percentage" office:value="0.00599180069378738" calcext:value-type="percentage">
            <text:p>0.60%</text:p>
          </table:table-cell>
          <table:table-cell table:formula="of:=([.J139]-[.B139])/[.B139]" office:value-type="percentage" office:value="0.00125549278091644" calcext:value-type="percentage">
            <text:p>0.13%</text:p>
          </table:table-cell>
          <table:table-cell table:formula="of:=([.J139]-[.C139])/[.C139]" office:value-type="percentage" office:value="0.00062735257214551" calcext:value-type="percentage">
            <text:p>0.06%</text:p>
          </table:table-cell>
          <table:table-cell table:formula="of:=([.J139]-[.D139])/[.D139]" office:value-type="percentage" office:value="0.000941324129275216" calcext:value-type="percentage">
            <text:p>0.09%</text:p>
          </table:table-cell>
          <table:table-cell table:formula="of:=([.J139]-[.E139])/[.E139]" office:value-type="percentage" office:value="0.000313577924114214" calcext:value-type="percentage">
            <text:p>0.03%</text:p>
          </table:table-cell>
          <table:table-cell table:formula="of:=([.J139]-[.F139])/[.F139]" office:value-type="percentage" office:value="0" calcext:value-type="percentage">
            <text:p>0.00%</text:p>
          </table:table-cell>
          <table:table-cell table:formula="of:=([.J139]-[.G139])/[.G139]" office:value-type="percentage" office:value="0" calcext:value-type="percentage">
            <text:p>0.00%</text:p>
          </table:table-cell>
          <table:table-cell table:formula="of:=([.J139]-[.H139])/[.H139]" office:value-type="percentage" office:value="0" calcext:value-type="percentage">
            <text:p>0.00%</text:p>
          </table:table-cell>
          <table:table-cell table:formula="of:=([.J139]-[.I139])/[.I13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71" calcext:value-type="float">
            <text:p>371</text:p>
          </table:table-cell>
          <table:table-cell table:formula="of:=([.J140]-[.A140])/[.A140]" office:value-type="percentage" office:value="0" calcext:value-type="percentage">
            <text:p>0.00%</text:p>
          </table:table-cell>
          <table:table-cell table:formula="of:=([.J140]-[.B140])/[.B140]" office:value-type="percentage" office:value="0" calcext:value-type="percentage">
            <text:p>0.00%</text:p>
          </table:table-cell>
          <table:table-cell table:formula="of:=([.J140]-[.C140])/[.C140]" office:value-type="percentage" office:value="0" calcext:value-type="percentage">
            <text:p>0.00%</text:p>
          </table:table-cell>
          <table:table-cell table:formula="of:=([.J140]-[.D140])/[.D140]" office:value-type="percentage" office:value="0" calcext:value-type="percentage">
            <text:p>0.00%</text:p>
          </table:table-cell>
          <table:table-cell table:formula="of:=([.J140]-[.E140])/[.E140]" office:value-type="percentage" office:value="0" calcext:value-type="percentage">
            <text:p>0.00%</text:p>
          </table:table-cell>
          <table:table-cell table:formula="of:=([.J140]-[.F140])/[.F140]" office:value-type="percentage" office:value="0" calcext:value-type="percentage">
            <text:p>0.00%</text:p>
          </table:table-cell>
          <table:table-cell table:formula="of:=([.J140]-[.G140])/[.G140]" office:value-type="percentage" office:value="0" calcext:value-type="percentage">
            <text:p>0.00%</text:p>
          </table:table-cell>
          <table:table-cell table:formula="of:=([.J140]-[.H140])/[.H140]" office:value-type="percentage" office:value="0" calcext:value-type="percentage">
            <text:p>0.00%</text:p>
          </table:table-cell>
          <table:table-cell table:formula="of:=([.J140]-[.I140])/[.I14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71" calcext:value-type="float">
            <text:p>371</text:p>
          </table:table-cell>
          <table:table-cell table:formula="of:=([.J141]-[.A141])/[.A141]" office:value-type="percentage" office:value="0" calcext:value-type="percentage">
            <text:p>0.00%</text:p>
          </table:table-cell>
          <table:table-cell table:formula="of:=([.J141]-[.B141])/[.B141]" office:value-type="percentage" office:value="0" calcext:value-type="percentage">
            <text:p>0.00%</text:p>
          </table:table-cell>
          <table:table-cell table:formula="of:=([.J141]-[.C141])/[.C141]" office:value-type="percentage" office:value="0" calcext:value-type="percentage">
            <text:p>0.00%</text:p>
          </table:table-cell>
          <table:table-cell table:formula="of:=([.J141]-[.D141])/[.D141]" office:value-type="percentage" office:value="0" calcext:value-type="percentage">
            <text:p>0.00%</text:p>
          </table:table-cell>
          <table:table-cell table:formula="of:=([.J141]-[.E141])/[.E141]" office:value-type="percentage" office:value="0" calcext:value-type="percentage">
            <text:p>0.00%</text:p>
          </table:table-cell>
          <table:table-cell table:formula="of:=([.J141]-[.F141])/[.F141]" office:value-type="percentage" office:value="0" calcext:value-type="percentage">
            <text:p>0.00%</text:p>
          </table:table-cell>
          <table:table-cell table:formula="of:=([.J141]-[.G141])/[.G141]" office:value-type="percentage" office:value="0" calcext:value-type="percentage">
            <text:p>0.00%</text:p>
          </table:table-cell>
          <table:table-cell table:formula="of:=([.J141]-[.H141])/[.H141]" office:value-type="percentage" office:value="0" calcext:value-type="percentage">
            <text:p>0.00%</text:p>
          </table:table-cell>
          <table:table-cell table:formula="of:=([.J141]-[.I141])/[.I14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7.3" calcext:value-type="float">
            <text:p>357.3</text:p>
          </table:table-cell>
          <table:table-cell office:value-type="float" office:value="360" calcext:value-type="float">
            <text:p>360</text:p>
          </table:table-cell>
          <table:table-cell office:value-type="float" office:value="362.2" calcext:value-type="float">
            <text:p>362.2</text:p>
          </table:table-cell>
          <table:table-cell office:value-type="float" office:value="361.8" calcext:value-type="float">
            <text:p>361.8</text:p>
          </table:table-cell>
          <table:table-cell office:value-type="float" office:value="362.7" calcext:value-type="float">
            <text:p>362.7</text:p>
          </table:table-cell>
          <table:table-cell office:value-type="float" office:value="363.6" calcext:value-type="float">
            <text:p>363.6</text:p>
          </table:table-cell>
          <table:table-cell office:value-type="float" office:value="364.5" calcext:value-type="float">
            <text:p>364.5</text:p>
          </table:table-cell>
          <table:table-cell office:value-type="float" office:value="364.9" calcext:value-type="float">
            <text:p>364.9</text:p>
          </table:table-cell>
          <table:table-cell office:value-type="float" office:value="362.2" calcext:value-type="float">
            <text:p>362.2</text:p>
          </table:table-cell>
          <table:table-cell office:value-type="float" office:value="369" calcext:value-type="float">
            <text:p>369</text:p>
          </table:table-cell>
          <table:table-cell table:formula="of:=([.J142]-[.A142])/[.A142]" office:value-type="percentage" office:value="0.0327455919395466" calcext:value-type="percentage">
            <text:p>3.27%</text:p>
          </table:table-cell>
          <table:table-cell table:formula="of:=([.J142]-[.B142])/[.B142]" office:value-type="percentage" office:value="0.025" calcext:value-type="percentage">
            <text:p>2.50%</text:p>
          </table:table-cell>
          <table:table-cell table:formula="of:=([.J142]-[.C142])/[.C142]" office:value-type="percentage" office:value="0.018774157923799" calcext:value-type="percentage">
            <text:p>1.88%</text:p>
          </table:table-cell>
          <table:table-cell table:formula="of:=([.J142]-[.D142])/[.D142]" office:value-type="percentage" office:value="0.0199004975124378" calcext:value-type="percentage">
            <text:p>1.99%</text:p>
          </table:table-cell>
          <table:table-cell table:formula="of:=([.J142]-[.E142])/[.E142]" office:value-type="percentage" office:value="0.0173697270471464" calcext:value-type="percentage">
            <text:p>1.74%</text:p>
          </table:table-cell>
          <table:table-cell table:formula="of:=([.J142]-[.F142])/[.F142]" office:value-type="percentage" office:value="0.0148514851485148" calcext:value-type="percentage">
            <text:p>1.49%</text:p>
          </table:table-cell>
          <table:table-cell table:formula="of:=([.J142]-[.G142])/[.G142]" office:value-type="percentage" office:value="0.0123456790123457" calcext:value-type="percentage">
            <text:p>1.23%</text:p>
          </table:table-cell>
          <table:table-cell table:formula="of:=([.J142]-[.H142])/[.H142]" office:value-type="percentage" office:value="0.0112359550561798" calcext:value-type="percentage">
            <text:p>1.12%</text:p>
          </table:table-cell>
          <table:table-cell table:formula="of:=([.J142]-[.I142])/[.I142]" office:value-type="percentage" office:value="0.018774157923799" calcext:value-type="percentage">
            <text:p>1.88%</text:p>
          </table:table-cell>
        </table:table-row>
        <table:table-row table:style-name="ro1">
          <table:table-cell table:number-columns-repeated="10" office:value-type="float" office:value="372" calcext:value-type="float">
            <text:p>372</text:p>
          </table:table-cell>
          <table:table-cell table:formula="of:=([.J143]-[.A143])/[.A143]" office:value-type="percentage" office:value="0" calcext:value-type="percentage">
            <text:p>0.00%</text:p>
          </table:table-cell>
          <table:table-cell table:formula="of:=([.J143]-[.B143])/[.B143]" office:value-type="percentage" office:value="0" calcext:value-type="percentage">
            <text:p>0.00%</text:p>
          </table:table-cell>
          <table:table-cell table:formula="of:=([.J143]-[.C143])/[.C143]" office:value-type="percentage" office:value="0" calcext:value-type="percentage">
            <text:p>0.00%</text:p>
          </table:table-cell>
          <table:table-cell table:formula="of:=([.J143]-[.D143])/[.D143]" office:value-type="percentage" office:value="0" calcext:value-type="percentage">
            <text:p>0.00%</text:p>
          </table:table-cell>
          <table:table-cell table:formula="of:=([.J143]-[.E143])/[.E143]" office:value-type="percentage" office:value="0" calcext:value-type="percentage">
            <text:p>0.00%</text:p>
          </table:table-cell>
          <table:table-cell table:formula="of:=([.J143]-[.F143])/[.F143]" office:value-type="percentage" office:value="0" calcext:value-type="percentage">
            <text:p>0.00%</text:p>
          </table:table-cell>
          <table:table-cell table:formula="of:=([.J143]-[.G143])/[.G143]" office:value-type="percentage" office:value="0" calcext:value-type="percentage">
            <text:p>0.00%</text:p>
          </table:table-cell>
          <table:table-cell table:formula="of:=([.J143]-[.H143])/[.H143]" office:value-type="percentage" office:value="0" calcext:value-type="percentage">
            <text:p>0.00%</text:p>
          </table:table-cell>
          <table:table-cell table:formula="of:=([.J143]-[.I143])/[.I14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73" calcext:value-type="float">
            <text:p>373</text:p>
          </table:table-cell>
          <table:table-cell table:formula="of:=([.J144]-[.A144])/[.A144]" office:value-type="percentage" office:value="0" calcext:value-type="percentage">
            <text:p>0.00%</text:p>
          </table:table-cell>
          <table:table-cell table:formula="of:=([.J144]-[.B144])/[.B144]" office:value-type="percentage" office:value="0" calcext:value-type="percentage">
            <text:p>0.00%</text:p>
          </table:table-cell>
          <table:table-cell table:formula="of:=([.J144]-[.C144])/[.C144]" office:value-type="percentage" office:value="0" calcext:value-type="percentage">
            <text:p>0.00%</text:p>
          </table:table-cell>
          <table:table-cell table:formula="of:=([.J144]-[.D144])/[.D144]" office:value-type="percentage" office:value="0" calcext:value-type="percentage">
            <text:p>0.00%</text:p>
          </table:table-cell>
          <table:table-cell table:formula="of:=([.J144]-[.E144])/[.E144]" office:value-type="percentage" office:value="0" calcext:value-type="percentage">
            <text:p>0.00%</text:p>
          </table:table-cell>
          <table:table-cell table:formula="of:=([.J144]-[.F144])/[.F144]" office:value-type="percentage" office:value="0" calcext:value-type="percentage">
            <text:p>0.00%</text:p>
          </table:table-cell>
          <table:table-cell table:formula="of:=([.J144]-[.G144])/[.G144]" office:value-type="percentage" office:value="0" calcext:value-type="percentage">
            <text:p>0.00%</text:p>
          </table:table-cell>
          <table:table-cell table:formula="of:=([.J144]-[.H144])/[.H144]" office:value-type="percentage" office:value="0" calcext:value-type="percentage">
            <text:p>0.00%</text:p>
          </table:table-cell>
          <table:table-cell table:formula="of:=([.J144]-[.I144])/[.I14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2.7" calcext:value-type="float">
            <text:p>372.7</text:p>
          </table:table-cell>
          <table:table-cell table:number-columns-repeated="8" office:value-type="float" office:value="373" calcext:value-type="float">
            <text:p>373</text:p>
          </table:table-cell>
          <table:table-cell table:style-name="ce5" office:value-type="float" office:value="373" calcext:value-type="float">
            <text:p>373</text:p>
          </table:table-cell>
          <table:table-cell table:formula="of:=([.J145]-[.A145])/[.A145]" office:value-type="percentage" office:value="0.00080493694660588" calcext:value-type="percentage">
            <text:p>0.08%</text:p>
          </table:table-cell>
          <table:table-cell table:formula="of:=([.J145]-[.B145])/[.B145]" office:value-type="percentage" office:value="0" calcext:value-type="percentage">
            <text:p>0.00%</text:p>
          </table:table-cell>
          <table:table-cell table:formula="of:=([.J145]-[.C145])/[.C145]" office:value-type="percentage" office:value="0" calcext:value-type="percentage">
            <text:p>0.00%</text:p>
          </table:table-cell>
          <table:table-cell table:formula="of:=([.J145]-[.D145])/[.D145]" office:value-type="percentage" office:value="0" calcext:value-type="percentage">
            <text:p>0.00%</text:p>
          </table:table-cell>
          <table:table-cell table:formula="of:=([.J145]-[.E145])/[.E145]" office:value-type="percentage" office:value="0" calcext:value-type="percentage">
            <text:p>0.00%</text:p>
          </table:table-cell>
          <table:table-cell table:formula="of:=([.J145]-[.F145])/[.F145]" office:value-type="percentage" office:value="0" calcext:value-type="percentage">
            <text:p>0.00%</text:p>
          </table:table-cell>
          <table:table-cell table:formula="of:=([.J145]-[.G145])/[.G145]" office:value-type="percentage" office:value="0" calcext:value-type="percentage">
            <text:p>0.00%</text:p>
          </table:table-cell>
          <table:table-cell table:formula="of:=([.J145]-[.H145])/[.H145]" office:value-type="percentage" office:value="0" calcext:value-type="percentage">
            <text:p>0.00%</text:p>
          </table:table-cell>
          <table:table-cell table:formula="of:=([.J145]-[.I145])/[.I14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33.8" calcext:value-type="float">
            <text:p>333.8</text:p>
          </table:table-cell>
          <table:table-cell office:value-type="float" office:value="342.8" calcext:value-type="float">
            <text:p>342.8</text:p>
          </table:table-cell>
          <table:table-cell office:value-type="float" office:value="342.7" calcext:value-type="float">
            <text:p>342.7</text:p>
          </table:table-cell>
          <table:table-cell office:value-type="float" office:value="343.4" calcext:value-type="float">
            <text:p>343.4</text:p>
          </table:table-cell>
          <table:table-cell office:value-type="float" office:value="345.3" calcext:value-type="float">
            <text:p>345.3</text:p>
          </table:table-cell>
          <table:table-cell office:value-type="float" office:value="346.1" calcext:value-type="float">
            <text:p>346.1</text:p>
          </table:table-cell>
          <table:table-cell office:value-type="float" office:value="346.6" calcext:value-type="float">
            <text:p>346.6</text:p>
          </table:table-cell>
          <table:table-cell office:value-type="float" office:value="347" calcext:value-type="float">
            <text:p>347</text:p>
          </table:table-cell>
          <table:table-cell office:value-type="float" office:value="346.9" calcext:value-type="float">
            <text:p>346.9</text:p>
          </table:table-cell>
          <table:table-cell table:style-name="ce5" office:value-type="float" office:value="347" calcext:value-type="float">
            <text:p>347</text:p>
          </table:table-cell>
          <table:table-cell table:formula="of:=([.J146]-[.A146])/[.A146]" office:value-type="percentage" office:value="0.0395446375074895" calcext:value-type="percentage">
            <text:p>3.95%</text:p>
          </table:table-cell>
          <table:table-cell table:formula="of:=([.J146]-[.B146])/[.B146]" office:value-type="percentage" office:value="0.0122520420070011" calcext:value-type="percentage">
            <text:p>1.23%</text:p>
          </table:table-cell>
          <table:table-cell table:formula="of:=([.J146]-[.C146])/[.C146]" office:value-type="percentage" office:value="0.0125474175663846" calcext:value-type="percentage">
            <text:p>1.25%</text:p>
          </table:table-cell>
          <table:table-cell table:formula="of:=([.J146]-[.D146])/[.D146]" office:value-type="percentage" office:value="0.0104834012813047" calcext:value-type="percentage">
            <text:p>1.05%</text:p>
          </table:table-cell>
          <table:table-cell table:formula="of:=([.J146]-[.E146])/[.E146]" office:value-type="percentage" office:value="0.00492325514045754" calcext:value-type="percentage">
            <text:p>0.49%</text:p>
          </table:table-cell>
          <table:table-cell table:formula="of:=([.J146]-[.F146])/[.F146]" office:value-type="percentage" office:value="0.00260040450736775" calcext:value-type="percentage">
            <text:p>0.26%</text:p>
          </table:table-cell>
          <table:table-cell table:formula="of:=([.J146]-[.G146])/[.G146]" office:value-type="percentage" office:value="0.00115406809001725" calcext:value-type="percentage">
            <text:p>0.12%</text:p>
          </table:table-cell>
          <table:table-cell table:formula="of:=([.J146]-[.H146])/[.H146]" office:value-type="percentage" office:value="0" calcext:value-type="percentage">
            <text:p>0.00%</text:p>
          </table:table-cell>
          <table:table-cell table:formula="of:=([.J146]-[.I146])/[.I146]" office:value-type="percentage" office:value="0.000288267512251435" calcext:value-type="percentage">
            <text:p>0.03%</text:p>
          </table:table-cell>
        </table:table-row>
        <table:table-row table:style-name="ro1">
          <table:table-cell table:number-columns-repeated="9" office:value-type="float" office:value="375" calcext:value-type="float">
            <text:p>375</text:p>
          </table:table-cell>
          <table:table-cell table:style-name="ce5" office:value-type="float" office:value="375" calcext:value-type="float">
            <text:p>375</text:p>
          </table:table-cell>
          <table:table-cell table:formula="of:=([.J147]-[.A147])/[.A147]" office:value-type="percentage" office:value="0" calcext:value-type="percentage">
            <text:p>0.00%</text:p>
          </table:table-cell>
          <table:table-cell table:formula="of:=([.J147]-[.B147])/[.B147]" office:value-type="percentage" office:value="0" calcext:value-type="percentage">
            <text:p>0.00%</text:p>
          </table:table-cell>
          <table:table-cell table:formula="of:=([.J147]-[.C147])/[.C147]" office:value-type="percentage" office:value="0" calcext:value-type="percentage">
            <text:p>0.00%</text:p>
          </table:table-cell>
          <table:table-cell table:formula="of:=([.J147]-[.D147])/[.D147]" office:value-type="percentage" office:value="0" calcext:value-type="percentage">
            <text:p>0.00%</text:p>
          </table:table-cell>
          <table:table-cell table:formula="of:=([.J147]-[.E147])/[.E147]" office:value-type="percentage" office:value="0" calcext:value-type="percentage">
            <text:p>0.00%</text:p>
          </table:table-cell>
          <table:table-cell table:formula="of:=([.J147]-[.F147])/[.F147]" office:value-type="percentage" office:value="0" calcext:value-type="percentage">
            <text:p>0.00%</text:p>
          </table:table-cell>
          <table:table-cell table:formula="of:=([.J147]-[.G147])/[.G147]" office:value-type="percentage" office:value="0" calcext:value-type="percentage">
            <text:p>0.00%</text:p>
          </table:table-cell>
          <table:table-cell table:formula="of:=([.J147]-[.H147])/[.H147]" office:value-type="percentage" office:value="0" calcext:value-type="percentage">
            <text:p>0.00%</text:p>
          </table:table-cell>
          <table:table-cell table:formula="of:=([.J147]-[.I147])/[.I14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75" calcext:value-type="float">
            <text:p>375</text:p>
          </table:table-cell>
          <table:table-cell table:style-name="ce5" office:value-type="float" office:value="375" calcext:value-type="float">
            <text:p>375</text:p>
          </table:table-cell>
          <table:table-cell table:formula="of:=([.J148]-[.A148])/[.A148]" office:value-type="percentage" office:value="0" calcext:value-type="percentage">
            <text:p>0.00%</text:p>
          </table:table-cell>
          <table:table-cell table:formula="of:=([.J148]-[.B148])/[.B148]" office:value-type="percentage" office:value="0" calcext:value-type="percentage">
            <text:p>0.00%</text:p>
          </table:table-cell>
          <table:table-cell table:formula="of:=([.J148]-[.C148])/[.C148]" office:value-type="percentage" office:value="0" calcext:value-type="percentage">
            <text:p>0.00%</text:p>
          </table:table-cell>
          <table:table-cell table:formula="of:=([.J148]-[.D148])/[.D148]" office:value-type="percentage" office:value="0" calcext:value-type="percentage">
            <text:p>0.00%</text:p>
          </table:table-cell>
          <table:table-cell table:formula="of:=([.J148]-[.E148])/[.E148]" office:value-type="percentage" office:value="0" calcext:value-type="percentage">
            <text:p>0.00%</text:p>
          </table:table-cell>
          <table:table-cell table:formula="of:=([.J148]-[.F148])/[.F148]" office:value-type="percentage" office:value="0" calcext:value-type="percentage">
            <text:p>0.00%</text:p>
          </table:table-cell>
          <table:table-cell table:formula="of:=([.J148]-[.G148])/[.G148]" office:value-type="percentage" office:value="0" calcext:value-type="percentage">
            <text:p>0.00%</text:p>
          </table:table-cell>
          <table:table-cell table:formula="of:=([.J148]-[.H148])/[.H148]" office:value-type="percentage" office:value="0" calcext:value-type="percentage">
            <text:p>0.00%</text:p>
          </table:table-cell>
          <table:table-cell table:formula="of:=([.J148]-[.I148])/[.I14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76" calcext:value-type="float">
            <text:p>376</text:p>
          </table:table-cell>
          <table:table-cell table:style-name="ce5" office:value-type="float" office:value="376" calcext:value-type="float">
            <text:p>376</text:p>
          </table:table-cell>
          <table:table-cell table:formula="of:=([.J149]-[.A149])/[.A149]" office:value-type="percentage" office:value="0" calcext:value-type="percentage">
            <text:p>0.00%</text:p>
          </table:table-cell>
          <table:table-cell table:formula="of:=([.J149]-[.B149])/[.B149]" office:value-type="percentage" office:value="0" calcext:value-type="percentage">
            <text:p>0.00%</text:p>
          </table:table-cell>
          <table:table-cell table:formula="of:=([.J149]-[.C149])/[.C149]" office:value-type="percentage" office:value="0" calcext:value-type="percentage">
            <text:p>0.00%</text:p>
          </table:table-cell>
          <table:table-cell table:formula="of:=([.J149]-[.D149])/[.D149]" office:value-type="percentage" office:value="0" calcext:value-type="percentage">
            <text:p>0.00%</text:p>
          </table:table-cell>
          <table:table-cell table:formula="of:=([.J149]-[.E149])/[.E149]" office:value-type="percentage" office:value="0" calcext:value-type="percentage">
            <text:p>0.00%</text:p>
          </table:table-cell>
          <table:table-cell table:formula="of:=([.J149]-[.F149])/[.F149]" office:value-type="percentage" office:value="0" calcext:value-type="percentage">
            <text:p>0.00%</text:p>
          </table:table-cell>
          <table:table-cell table:formula="of:=([.J149]-[.G149])/[.G149]" office:value-type="percentage" office:value="0" calcext:value-type="percentage">
            <text:p>0.00%</text:p>
          </table:table-cell>
          <table:table-cell table:formula="of:=([.J149]-[.H149])/[.H149]" office:value-type="percentage" office:value="0" calcext:value-type="percentage">
            <text:p>0.00%</text:p>
          </table:table-cell>
          <table:table-cell table:formula="of:=([.J149]-[.I149])/[.I14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76" calcext:value-type="float">
            <text:p>376</text:p>
          </table:table-cell>
          <table:table-cell table:style-name="ce5" office:value-type="float" office:value="376" calcext:value-type="float">
            <text:p>376</text:p>
          </table:table-cell>
          <table:table-cell table:formula="of:=([.J150]-[.A150])/[.A150]" office:value-type="percentage" office:value="0" calcext:value-type="percentage">
            <text:p>0.00%</text:p>
          </table:table-cell>
          <table:table-cell table:formula="of:=([.J150]-[.B150])/[.B150]" office:value-type="percentage" office:value="0" calcext:value-type="percentage">
            <text:p>0.00%</text:p>
          </table:table-cell>
          <table:table-cell table:formula="of:=([.J150]-[.C150])/[.C150]" office:value-type="percentage" office:value="0" calcext:value-type="percentage">
            <text:p>0.00%</text:p>
          </table:table-cell>
          <table:table-cell table:formula="of:=([.J150]-[.D150])/[.D150]" office:value-type="percentage" office:value="0" calcext:value-type="percentage">
            <text:p>0.00%</text:p>
          </table:table-cell>
          <table:table-cell table:formula="of:=([.J150]-[.E150])/[.E150]" office:value-type="percentage" office:value="0" calcext:value-type="percentage">
            <text:p>0.00%</text:p>
          </table:table-cell>
          <table:table-cell table:formula="of:=([.J150]-[.F150])/[.F150]" office:value-type="percentage" office:value="0" calcext:value-type="percentage">
            <text:p>0.00%</text:p>
          </table:table-cell>
          <table:table-cell table:formula="of:=([.J150]-[.G150])/[.G150]" office:value-type="percentage" office:value="0" calcext:value-type="percentage">
            <text:p>0.00%</text:p>
          </table:table-cell>
          <table:table-cell table:formula="of:=([.J150]-[.H150])/[.H150]" office:value-type="percentage" office:value="0" calcext:value-type="percentage">
            <text:p>0.00%</text:p>
          </table:table-cell>
          <table:table-cell table:formula="of:=([.J150]-[.I150])/[.I15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76" calcext:value-type="float">
            <text:p>376</text:p>
          </table:table-cell>
          <table:table-cell table:formula="of:=([.J151]-[.A151])/[.A151]" office:value-type="percentage" office:value="0" calcext:value-type="percentage">
            <text:p>0.00%</text:p>
          </table:table-cell>
          <table:table-cell table:formula="of:=([.J151]-[.B151])/[.B151]" office:value-type="percentage" office:value="0" calcext:value-type="percentage">
            <text:p>0.00%</text:p>
          </table:table-cell>
          <table:table-cell table:formula="of:=([.J151]-[.C151])/[.C151]" office:value-type="percentage" office:value="0" calcext:value-type="percentage">
            <text:p>0.00%</text:p>
          </table:table-cell>
          <table:table-cell table:formula="of:=([.J151]-[.D151])/[.D151]" office:value-type="percentage" office:value="0" calcext:value-type="percentage">
            <text:p>0.00%</text:p>
          </table:table-cell>
          <table:table-cell table:formula="of:=([.J151]-[.E151])/[.E151]" office:value-type="percentage" office:value="0" calcext:value-type="percentage">
            <text:p>0.00%</text:p>
          </table:table-cell>
          <table:table-cell table:formula="of:=([.J151]-[.F151])/[.F151]" office:value-type="percentage" office:value="0" calcext:value-type="percentage">
            <text:p>0.00%</text:p>
          </table:table-cell>
          <table:table-cell table:formula="of:=([.J151]-[.G151])/[.G151]" office:value-type="percentage" office:value="0" calcext:value-type="percentage">
            <text:p>0.00%</text:p>
          </table:table-cell>
          <table:table-cell table:formula="of:=([.J151]-[.H151])/[.H151]" office:value-type="percentage" office:value="0" calcext:value-type="percentage">
            <text:p>0.00%</text:p>
          </table:table-cell>
          <table:table-cell table:formula="of:=([.J151]-[.I151])/[.I15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77" calcext:value-type="float">
            <text:p>377</text:p>
          </table:table-cell>
          <table:table-cell table:formula="of:=([.J152]-[.A152])/[.A152]" office:value-type="percentage" office:value="0" calcext:value-type="percentage">
            <text:p>0.00%</text:p>
          </table:table-cell>
          <table:table-cell table:formula="of:=([.J152]-[.B152])/[.B152]" office:value-type="percentage" office:value="0" calcext:value-type="percentage">
            <text:p>0.00%</text:p>
          </table:table-cell>
          <table:table-cell table:formula="of:=([.J152]-[.C152])/[.C152]" office:value-type="percentage" office:value="0" calcext:value-type="percentage">
            <text:p>0.00%</text:p>
          </table:table-cell>
          <table:table-cell table:formula="of:=([.J152]-[.D152])/[.D152]" office:value-type="percentage" office:value="0" calcext:value-type="percentage">
            <text:p>0.00%</text:p>
          </table:table-cell>
          <table:table-cell table:formula="of:=([.J152]-[.E152])/[.E152]" office:value-type="percentage" office:value="0" calcext:value-type="percentage">
            <text:p>0.00%</text:p>
          </table:table-cell>
          <table:table-cell table:formula="of:=([.J152]-[.F152])/[.F152]" office:value-type="percentage" office:value="0" calcext:value-type="percentage">
            <text:p>0.00%</text:p>
          </table:table-cell>
          <table:table-cell table:formula="of:=([.J152]-[.G152])/[.G152]" office:value-type="percentage" office:value="0" calcext:value-type="percentage">
            <text:p>0.00%</text:p>
          </table:table-cell>
          <table:table-cell table:formula="of:=([.J152]-[.H152])/[.H152]" office:value-type="percentage" office:value="0" calcext:value-type="percentage">
            <text:p>0.00%</text:p>
          </table:table-cell>
          <table:table-cell table:formula="of:=([.J152]-[.I152])/[.I15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77" calcext:value-type="float">
            <text:p>377</text:p>
          </table:table-cell>
          <table:table-cell table:formula="of:=([.J153]-[.A153])/[.A153]" office:value-type="percentage" office:value="0" calcext:value-type="percentage">
            <text:p>0.00%</text:p>
          </table:table-cell>
          <table:table-cell table:formula="of:=([.J153]-[.B153])/[.B153]" office:value-type="percentage" office:value="0" calcext:value-type="percentage">
            <text:p>0.00%</text:p>
          </table:table-cell>
          <table:table-cell table:formula="of:=([.J153]-[.C153])/[.C153]" office:value-type="percentage" office:value="0" calcext:value-type="percentage">
            <text:p>0.00%</text:p>
          </table:table-cell>
          <table:table-cell table:formula="of:=([.J153]-[.D153])/[.D153]" office:value-type="percentage" office:value="0" calcext:value-type="percentage">
            <text:p>0.00%</text:p>
          </table:table-cell>
          <table:table-cell table:formula="of:=([.J153]-[.E153])/[.E153]" office:value-type="percentage" office:value="0" calcext:value-type="percentage">
            <text:p>0.00%</text:p>
          </table:table-cell>
          <table:table-cell table:formula="of:=([.J153]-[.F153])/[.F153]" office:value-type="percentage" office:value="0" calcext:value-type="percentage">
            <text:p>0.00%</text:p>
          </table:table-cell>
          <table:table-cell table:formula="of:=([.J153]-[.G153])/[.G153]" office:value-type="percentage" office:value="0" calcext:value-type="percentage">
            <text:p>0.00%</text:p>
          </table:table-cell>
          <table:table-cell table:formula="of:=([.J153]-[.H153])/[.H153]" office:value-type="percentage" office:value="0" calcext:value-type="percentage">
            <text:p>0.00%</text:p>
          </table:table-cell>
          <table:table-cell table:formula="of:=([.J153]-[.I153])/[.I15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0" calcext:value-type="float">
            <text:p>380</text:p>
          </table:table-cell>
          <table:table-cell table:formula="of:=([.J154]-[.A154])/[.A154]" office:value-type="percentage" office:value="0" calcext:value-type="percentage">
            <text:p>0.00%</text:p>
          </table:table-cell>
          <table:table-cell table:formula="of:=([.J154]-[.B154])/[.B154]" office:value-type="percentage" office:value="0" calcext:value-type="percentage">
            <text:p>0.00%</text:p>
          </table:table-cell>
          <table:table-cell table:formula="of:=([.J154]-[.C154])/[.C154]" office:value-type="percentage" office:value="0" calcext:value-type="percentage">
            <text:p>0.00%</text:p>
          </table:table-cell>
          <table:table-cell table:formula="of:=([.J154]-[.D154])/[.D154]" office:value-type="percentage" office:value="0" calcext:value-type="percentage">
            <text:p>0.00%</text:p>
          </table:table-cell>
          <table:table-cell table:formula="of:=([.J154]-[.E154])/[.E154]" office:value-type="percentage" office:value="0" calcext:value-type="percentage">
            <text:p>0.00%</text:p>
          </table:table-cell>
          <table:table-cell table:formula="of:=([.J154]-[.F154])/[.F154]" office:value-type="percentage" office:value="0" calcext:value-type="percentage">
            <text:p>0.00%</text:p>
          </table:table-cell>
          <table:table-cell table:formula="of:=([.J154]-[.G154])/[.G154]" office:value-type="percentage" office:value="0" calcext:value-type="percentage">
            <text:p>0.00%</text:p>
          </table:table-cell>
          <table:table-cell table:formula="of:=([.J154]-[.H154])/[.H154]" office:value-type="percentage" office:value="0" calcext:value-type="percentage">
            <text:p>0.00%</text:p>
          </table:table-cell>
          <table:table-cell table:formula="of:=([.J154]-[.I154])/[.I15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0" calcext:value-type="float">
            <text:p>380</text:p>
          </table:table-cell>
          <table:table-cell table:formula="of:=([.J155]-[.A155])/[.A155]" office:value-type="percentage" office:value="0" calcext:value-type="percentage">
            <text:p>0.00%</text:p>
          </table:table-cell>
          <table:table-cell table:formula="of:=([.J155]-[.B155])/[.B155]" office:value-type="percentage" office:value="0" calcext:value-type="percentage">
            <text:p>0.00%</text:p>
          </table:table-cell>
          <table:table-cell table:formula="of:=([.J155]-[.C155])/[.C155]" office:value-type="percentage" office:value="0" calcext:value-type="percentage">
            <text:p>0.00%</text:p>
          </table:table-cell>
          <table:table-cell table:formula="of:=([.J155]-[.D155])/[.D155]" office:value-type="percentage" office:value="0" calcext:value-type="percentage">
            <text:p>0.00%</text:p>
          </table:table-cell>
          <table:table-cell table:formula="of:=([.J155]-[.E155])/[.E155]" office:value-type="percentage" office:value="0" calcext:value-type="percentage">
            <text:p>0.00%</text:p>
          </table:table-cell>
          <table:table-cell table:formula="of:=([.J155]-[.F155])/[.F155]" office:value-type="percentage" office:value="0" calcext:value-type="percentage">
            <text:p>0.00%</text:p>
          </table:table-cell>
          <table:table-cell table:formula="of:=([.J155]-[.G155])/[.G155]" office:value-type="percentage" office:value="0" calcext:value-type="percentage">
            <text:p>0.00%</text:p>
          </table:table-cell>
          <table:table-cell table:formula="of:=([.J155]-[.H155])/[.H155]" office:value-type="percentage" office:value="0" calcext:value-type="percentage">
            <text:p>0.00%</text:p>
          </table:table-cell>
          <table:table-cell table:formula="of:=([.J155]-[.I155])/[.I15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5.7" calcext:value-type="float">
            <text:p>375.7</text:p>
          </table:table-cell>
          <table:table-cell office:value-type="float" office:value="380.5" calcext:value-type="float">
            <text:p>380.5</text:p>
          </table:table-cell>
          <table:table-cell office:value-type="float" office:value="380.9" calcext:value-type="float">
            <text:p>380.9</text:p>
          </table:table-cell>
          <table:table-cell office:value-type="float" office:value="381" calcext:value-type="float">
            <text:p>381</text:p>
          </table:table-cell>
          <table:table-cell office:value-type="float" office:value="380.9" calcext:value-type="float">
            <text:p>380.9</text:p>
          </table:table-cell>
          <table:table-cell table:number-columns-repeated="5" office:value-type="float" office:value="381" calcext:value-type="float">
            <text:p>381</text:p>
          </table:table-cell>
          <table:table-cell table:formula="of:=([.J156]-[.A156])/[.A156]" office:value-type="percentage" office:value="0.0141070002661698" calcext:value-type="percentage">
            <text:p>1.41%</text:p>
          </table:table-cell>
          <table:table-cell table:formula="of:=([.J156]-[.B156])/[.B156]" office:value-type="percentage" office:value="0.00131406044678055" calcext:value-type="percentage">
            <text:p>0.13%</text:p>
          </table:table-cell>
          <table:table-cell table:formula="of:=([.J156]-[.C156])/[.C156]" office:value-type="percentage" office:value="0.000262536098713633" calcext:value-type="percentage">
            <text:p>0.03%</text:p>
          </table:table-cell>
          <table:table-cell table:formula="of:=([.J156]-[.D156])/[.D156]" office:value-type="percentage" office:value="0" calcext:value-type="percentage">
            <text:p>0.00%</text:p>
          </table:table-cell>
          <table:table-cell table:formula="of:=([.J156]-[.E156])/[.E156]" office:value-type="percentage" office:value="0.000262536098713633" calcext:value-type="percentage">
            <text:p>0.03%</text:p>
          </table:table-cell>
          <table:table-cell table:formula="of:=([.J156]-[.F156])/[.F156]" office:value-type="percentage" office:value="0" calcext:value-type="percentage">
            <text:p>0.00%</text:p>
          </table:table-cell>
          <table:table-cell table:formula="of:=([.J156]-[.G156])/[.G156]" office:value-type="percentage" office:value="0" calcext:value-type="percentage">
            <text:p>0.00%</text:p>
          </table:table-cell>
          <table:table-cell table:formula="of:=([.J156]-[.H156])/[.H156]" office:value-type="percentage" office:value="0" calcext:value-type="percentage">
            <text:p>0.00%</text:p>
          </table:table-cell>
          <table:table-cell table:formula="of:=([.J156]-[.I156])/[.I15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1" calcext:value-type="float">
            <text:p>381</text:p>
          </table:table-cell>
          <table:table-cell table:formula="of:=([.J157]-[.A157])/[.A157]" office:value-type="percentage" office:value="0" calcext:value-type="percentage">
            <text:p>0.00%</text:p>
          </table:table-cell>
          <table:table-cell table:formula="of:=([.J157]-[.B157])/[.B157]" office:value-type="percentage" office:value="0" calcext:value-type="percentage">
            <text:p>0.00%</text:p>
          </table:table-cell>
          <table:table-cell table:formula="of:=([.J157]-[.C157])/[.C157]" office:value-type="percentage" office:value="0" calcext:value-type="percentage">
            <text:p>0.00%</text:p>
          </table:table-cell>
          <table:table-cell table:formula="of:=([.J157]-[.D157])/[.D157]" office:value-type="percentage" office:value="0" calcext:value-type="percentage">
            <text:p>0.00%</text:p>
          </table:table-cell>
          <table:table-cell table:formula="of:=([.J157]-[.E157])/[.E157]" office:value-type="percentage" office:value="0" calcext:value-type="percentage">
            <text:p>0.00%</text:p>
          </table:table-cell>
          <table:table-cell table:formula="of:=([.J157]-[.F157])/[.F157]" office:value-type="percentage" office:value="0" calcext:value-type="percentage">
            <text:p>0.00%</text:p>
          </table:table-cell>
          <table:table-cell table:formula="of:=([.J157]-[.G157])/[.G157]" office:value-type="percentage" office:value="0" calcext:value-type="percentage">
            <text:p>0.00%</text:p>
          </table:table-cell>
          <table:table-cell table:formula="of:=([.J157]-[.H157])/[.H157]" office:value-type="percentage" office:value="0" calcext:value-type="percentage">
            <text:p>0.00%</text:p>
          </table:table-cell>
          <table:table-cell table:formula="of:=([.J157]-[.I157])/[.I15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2" calcext:value-type="float">
            <text:p>382</text:p>
          </table:table-cell>
          <table:table-cell table:formula="of:=([.J158]-[.A158])/[.A158]" office:value-type="percentage" office:value="0" calcext:value-type="percentage">
            <text:p>0.00%</text:p>
          </table:table-cell>
          <table:table-cell table:formula="of:=([.J158]-[.B158])/[.B158]" office:value-type="percentage" office:value="0" calcext:value-type="percentage">
            <text:p>0.00%</text:p>
          </table:table-cell>
          <table:table-cell table:formula="of:=([.J158]-[.C158])/[.C158]" office:value-type="percentage" office:value="0" calcext:value-type="percentage">
            <text:p>0.00%</text:p>
          </table:table-cell>
          <table:table-cell table:formula="of:=([.J158]-[.D158])/[.D158]" office:value-type="percentage" office:value="0" calcext:value-type="percentage">
            <text:p>0.00%</text:p>
          </table:table-cell>
          <table:table-cell table:formula="of:=([.J158]-[.E158])/[.E158]" office:value-type="percentage" office:value="0" calcext:value-type="percentage">
            <text:p>0.00%</text:p>
          </table:table-cell>
          <table:table-cell table:formula="of:=([.J158]-[.F158])/[.F158]" office:value-type="percentage" office:value="0" calcext:value-type="percentage">
            <text:p>0.00%</text:p>
          </table:table-cell>
          <table:table-cell table:formula="of:=([.J158]-[.G158])/[.G158]" office:value-type="percentage" office:value="0" calcext:value-type="percentage">
            <text:p>0.00%</text:p>
          </table:table-cell>
          <table:table-cell table:formula="of:=([.J158]-[.H158])/[.H158]" office:value-type="percentage" office:value="0" calcext:value-type="percentage">
            <text:p>0.00%</text:p>
          </table:table-cell>
          <table:table-cell table:formula="of:=([.J158]-[.I158])/[.I15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3.6" calcext:value-type="float">
            <text:p>343.6</text:p>
          </table:table-cell>
          <table:table-cell office:value-type="float" office:value="346.9" calcext:value-type="float">
            <text:p>346.9</text:p>
          </table:table-cell>
          <table:table-cell office:value-type="float" office:value="346.8" calcext:value-type="float">
            <text:p>346.8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8.4" calcext:value-type="float">
            <text:p>348.4</text:p>
          </table:table-cell>
          <table:table-cell office:value-type="float" office:value="348.8" calcext:value-type="float">
            <text:p>348.8</text:p>
          </table:table-cell>
          <table:table-cell office:value-type="float" office:value="348.9" calcext:value-type="float">
            <text:p>348.9</text:p>
          </table:table-cell>
          <table:table-cell table:number-columns-repeated="2" office:value-type="float" office:value="349" calcext:value-type="float">
            <text:p>349</text:p>
          </table:table-cell>
          <table:table-cell table:formula="of:=([.J159]-[.A159])/[.A159]" office:value-type="percentage" office:value="0.0157159487776484" calcext:value-type="percentage">
            <text:p>1.57%</text:p>
          </table:table-cell>
          <table:table-cell table:formula="of:=([.J159]-[.B159])/[.B159]" office:value-type="percentage" office:value="0.00605361775727882" calcext:value-type="percentage">
            <text:p>0.61%</text:p>
          </table:table-cell>
          <table:table-cell table:formula="of:=([.J159]-[.C159])/[.C159]" office:value-type="percentage" office:value="0.00634371395617067" calcext:value-type="percentage">
            <text:p>0.63%</text:p>
          </table:table-cell>
          <table:table-cell table:formula="of:=([.J159]-[.D159])/[.D159]" office:value-type="percentage" office:value="0.00576368876080692" calcext:value-type="percentage">
            <text:p>0.58%</text:p>
          </table:table-cell>
          <table:table-cell table:formula="of:=([.J159]-[.E159])/[.E159]" office:value-type="percentage" office:value="0.0028735632183908" calcext:value-type="percentage">
            <text:p>0.29%</text:p>
          </table:table-cell>
          <table:table-cell table:formula="of:=([.J159]-[.F159])/[.F159]" office:value-type="percentage" office:value="0.00172215843857641" calcext:value-type="percentage">
            <text:p>0.17%</text:p>
          </table:table-cell>
          <table:table-cell table:formula="of:=([.J159]-[.G159])/[.G159]" office:value-type="percentage" office:value="0.000573394495412811" calcext:value-type="percentage">
            <text:p>0.06%</text:p>
          </table:table-cell>
          <table:table-cell table:formula="of:=([.J159]-[.H159])/[.H159]" office:value-type="percentage" office:value="0.00028661507595306" calcext:value-type="percentage">
            <text:p>0.03%</text:p>
          </table:table-cell>
          <table:table-cell table:formula="of:=([.J159]-[.I159])/[.I15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2" calcext:value-type="float">
            <text:p>382</text:p>
          </table:table-cell>
          <table:table-cell table:formula="of:=([.J160]-[.A160])/[.A160]" office:value-type="percentage" office:value="0" calcext:value-type="percentage">
            <text:p>0.00%</text:p>
          </table:table-cell>
          <table:table-cell table:formula="of:=([.J160]-[.B160])/[.B160]" office:value-type="percentage" office:value="0" calcext:value-type="percentage">
            <text:p>0.00%</text:p>
          </table:table-cell>
          <table:table-cell table:formula="of:=([.J160]-[.C160])/[.C160]" office:value-type="percentage" office:value="0" calcext:value-type="percentage">
            <text:p>0.00%</text:p>
          </table:table-cell>
          <table:table-cell table:formula="of:=([.J160]-[.D160])/[.D160]" office:value-type="percentage" office:value="0" calcext:value-type="percentage">
            <text:p>0.00%</text:p>
          </table:table-cell>
          <table:table-cell table:formula="of:=([.J160]-[.E160])/[.E160]" office:value-type="percentage" office:value="0" calcext:value-type="percentage">
            <text:p>0.00%</text:p>
          </table:table-cell>
          <table:table-cell table:formula="of:=([.J160]-[.F160])/[.F160]" office:value-type="percentage" office:value="0" calcext:value-type="percentage">
            <text:p>0.00%</text:p>
          </table:table-cell>
          <table:table-cell table:formula="of:=([.J160]-[.G160])/[.G160]" office:value-type="percentage" office:value="0" calcext:value-type="percentage">
            <text:p>0.00%</text:p>
          </table:table-cell>
          <table:table-cell table:formula="of:=([.J160]-[.H160])/[.H160]" office:value-type="percentage" office:value="0" calcext:value-type="percentage">
            <text:p>0.00%</text:p>
          </table:table-cell>
          <table:table-cell table:formula="of:=([.J160]-[.I160])/[.I16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3" calcext:value-type="float">
            <text:p>383</text:p>
          </table:table-cell>
          <table:table-cell table:formula="of:=([.J161]-[.A161])/[.A161]" office:value-type="percentage" office:value="0" calcext:value-type="percentage">
            <text:p>0.00%</text:p>
          </table:table-cell>
          <table:table-cell table:formula="of:=([.J161]-[.B161])/[.B161]" office:value-type="percentage" office:value="0" calcext:value-type="percentage">
            <text:p>0.00%</text:p>
          </table:table-cell>
          <table:table-cell table:formula="of:=([.J161]-[.C161])/[.C161]" office:value-type="percentage" office:value="0" calcext:value-type="percentage">
            <text:p>0.00%</text:p>
          </table:table-cell>
          <table:table-cell table:formula="of:=([.J161]-[.D161])/[.D161]" office:value-type="percentage" office:value="0" calcext:value-type="percentage">
            <text:p>0.00%</text:p>
          </table:table-cell>
          <table:table-cell table:formula="of:=([.J161]-[.E161])/[.E161]" office:value-type="percentage" office:value="0" calcext:value-type="percentage">
            <text:p>0.00%</text:p>
          </table:table-cell>
          <table:table-cell table:formula="of:=([.J161]-[.F161])/[.F161]" office:value-type="percentage" office:value="0" calcext:value-type="percentage">
            <text:p>0.00%</text:p>
          </table:table-cell>
          <table:table-cell table:formula="of:=([.J161]-[.G161])/[.G161]" office:value-type="percentage" office:value="0" calcext:value-type="percentage">
            <text:p>0.00%</text:p>
          </table:table-cell>
          <table:table-cell table:formula="of:=([.J161]-[.H161])/[.H161]" office:value-type="percentage" office:value="0" calcext:value-type="percentage">
            <text:p>0.00%</text:p>
          </table:table-cell>
          <table:table-cell table:formula="of:=([.J161]-[.I161])/[.I16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3" calcext:value-type="float">
            <text:p>383</text:p>
          </table:table-cell>
          <table:table-cell table:formula="of:=([.J162]-[.A162])/[.A162]" office:value-type="percentage" office:value="0" calcext:value-type="percentage">
            <text:p>0.00%</text:p>
          </table:table-cell>
          <table:table-cell table:formula="of:=([.J162]-[.B162])/[.B162]" office:value-type="percentage" office:value="0" calcext:value-type="percentage">
            <text:p>0.00%</text:p>
          </table:table-cell>
          <table:table-cell table:formula="of:=([.J162]-[.C162])/[.C162]" office:value-type="percentage" office:value="0" calcext:value-type="percentage">
            <text:p>0.00%</text:p>
          </table:table-cell>
          <table:table-cell table:formula="of:=([.J162]-[.D162])/[.D162]" office:value-type="percentage" office:value="0" calcext:value-type="percentage">
            <text:p>0.00%</text:p>
          </table:table-cell>
          <table:table-cell table:formula="of:=([.J162]-[.E162])/[.E162]" office:value-type="percentage" office:value="0" calcext:value-type="percentage">
            <text:p>0.00%</text:p>
          </table:table-cell>
          <table:table-cell table:formula="of:=([.J162]-[.F162])/[.F162]" office:value-type="percentage" office:value="0" calcext:value-type="percentage">
            <text:p>0.00%</text:p>
          </table:table-cell>
          <table:table-cell table:formula="of:=([.J162]-[.G162])/[.G162]" office:value-type="percentage" office:value="0" calcext:value-type="percentage">
            <text:p>0.00%</text:p>
          </table:table-cell>
          <table:table-cell table:formula="of:=([.J162]-[.H162])/[.H162]" office:value-type="percentage" office:value="0" calcext:value-type="percentage">
            <text:p>0.00%</text:p>
          </table:table-cell>
          <table:table-cell table:formula="of:=([.J162]-[.I162])/[.I16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4" calcext:value-type="float">
            <text:p>384</text:p>
          </table:table-cell>
          <table:table-cell table:formula="of:=([.J163]-[.A163])/[.A163]" office:value-type="percentage" office:value="0" calcext:value-type="percentage">
            <text:p>0.00%</text:p>
          </table:table-cell>
          <table:table-cell table:formula="of:=([.J163]-[.B163])/[.B163]" office:value-type="percentage" office:value="0" calcext:value-type="percentage">
            <text:p>0.00%</text:p>
          </table:table-cell>
          <table:table-cell table:formula="of:=([.J163]-[.C163])/[.C163]" office:value-type="percentage" office:value="0" calcext:value-type="percentage">
            <text:p>0.00%</text:p>
          </table:table-cell>
          <table:table-cell table:formula="of:=([.J163]-[.D163])/[.D163]" office:value-type="percentage" office:value="0" calcext:value-type="percentage">
            <text:p>0.00%</text:p>
          </table:table-cell>
          <table:table-cell table:formula="of:=([.J163]-[.E163])/[.E163]" office:value-type="percentage" office:value="0" calcext:value-type="percentage">
            <text:p>0.00%</text:p>
          </table:table-cell>
          <table:table-cell table:formula="of:=([.J163]-[.F163])/[.F163]" office:value-type="percentage" office:value="0" calcext:value-type="percentage">
            <text:p>0.00%</text:p>
          </table:table-cell>
          <table:table-cell table:formula="of:=([.J163]-[.G163])/[.G163]" office:value-type="percentage" office:value="0" calcext:value-type="percentage">
            <text:p>0.00%</text:p>
          </table:table-cell>
          <table:table-cell table:formula="of:=([.J163]-[.H163])/[.H163]" office:value-type="percentage" office:value="0" calcext:value-type="percentage">
            <text:p>0.00%</text:p>
          </table:table-cell>
          <table:table-cell table:formula="of:=([.J163]-[.I163])/[.I16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5" calcext:value-type="float">
            <text:p>385</text:p>
          </table:table-cell>
          <table:table-cell table:formula="of:=([.J164]-[.A164])/[.A164]" office:value-type="percentage" office:value="0" calcext:value-type="percentage">
            <text:p>0.00%</text:p>
          </table:table-cell>
          <table:table-cell table:formula="of:=([.J164]-[.B164])/[.B164]" office:value-type="percentage" office:value="0" calcext:value-type="percentage">
            <text:p>0.00%</text:p>
          </table:table-cell>
          <table:table-cell table:formula="of:=([.J164]-[.C164])/[.C164]" office:value-type="percentage" office:value="0" calcext:value-type="percentage">
            <text:p>0.00%</text:p>
          </table:table-cell>
          <table:table-cell table:formula="of:=([.J164]-[.D164])/[.D164]" office:value-type="percentage" office:value="0" calcext:value-type="percentage">
            <text:p>0.00%</text:p>
          </table:table-cell>
          <table:table-cell table:formula="of:=([.J164]-[.E164])/[.E164]" office:value-type="percentage" office:value="0" calcext:value-type="percentage">
            <text:p>0.00%</text:p>
          </table:table-cell>
          <table:table-cell table:formula="of:=([.J164]-[.F164])/[.F164]" office:value-type="percentage" office:value="0" calcext:value-type="percentage">
            <text:p>0.00%</text:p>
          </table:table-cell>
          <table:table-cell table:formula="of:=([.J164]-[.G164])/[.G164]" office:value-type="percentage" office:value="0" calcext:value-type="percentage">
            <text:p>0.00%</text:p>
          </table:table-cell>
          <table:table-cell table:formula="of:=([.J164]-[.H164])/[.H164]" office:value-type="percentage" office:value="0" calcext:value-type="percentage">
            <text:p>0.00%</text:p>
          </table:table-cell>
          <table:table-cell table:formula="of:=([.J164]-[.I164])/[.I16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86" calcext:value-type="float">
            <text:p>386</text:p>
          </table:table-cell>
          <table:table-cell table:style-name="ce5" office:value-type="float" office:value="386" calcext:value-type="float">
            <text:p>386</text:p>
          </table:table-cell>
          <table:table-cell table:formula="of:=([.J165]-[.A165])/[.A165]" office:value-type="percentage" office:value="0" calcext:value-type="percentage">
            <text:p>0.00%</text:p>
          </table:table-cell>
          <table:table-cell table:formula="of:=([.J165]-[.B165])/[.B165]" office:value-type="percentage" office:value="0" calcext:value-type="percentage">
            <text:p>0.00%</text:p>
          </table:table-cell>
          <table:table-cell table:formula="of:=([.J165]-[.C165])/[.C165]" office:value-type="percentage" office:value="0" calcext:value-type="percentage">
            <text:p>0.00%</text:p>
          </table:table-cell>
          <table:table-cell table:formula="of:=([.J165]-[.D165])/[.D165]" office:value-type="percentage" office:value="0" calcext:value-type="percentage">
            <text:p>0.00%</text:p>
          </table:table-cell>
          <table:table-cell table:formula="of:=([.J165]-[.E165])/[.E165]" office:value-type="percentage" office:value="0" calcext:value-type="percentage">
            <text:p>0.00%</text:p>
          </table:table-cell>
          <table:table-cell table:formula="of:=([.J165]-[.F165])/[.F165]" office:value-type="percentage" office:value="0" calcext:value-type="percentage">
            <text:p>0.00%</text:p>
          </table:table-cell>
          <table:table-cell table:formula="of:=([.J165]-[.G165])/[.G165]" office:value-type="percentage" office:value="0" calcext:value-type="percentage">
            <text:p>0.00%</text:p>
          </table:table-cell>
          <table:table-cell table:formula="of:=([.J165]-[.H165])/[.H165]" office:value-type="percentage" office:value="0" calcext:value-type="percentage">
            <text:p>0.00%</text:p>
          </table:table-cell>
          <table:table-cell table:formula="of:=([.J165]-[.I165])/[.I16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2.1" calcext:value-type="float">
            <text:p>372.1</text:p>
          </table:table-cell>
          <table:table-cell office:value-type="float" office:value="377.8" calcext:value-type="float">
            <text:p>377.8</text:p>
          </table:table-cell>
          <table:table-cell office:value-type="float" office:value="377.5" calcext:value-type="float">
            <text:p>377.5</text:p>
          </table:table-cell>
          <table:table-cell office:value-type="float" office:value="378.4" calcext:value-type="float">
            <text:p>378.4</text:p>
          </table:table-cell>
          <table:table-cell office:value-type="float" office:value="380.2" calcext:value-type="float">
            <text:p>380.2</text:p>
          </table:table-cell>
          <table:table-cell office:value-type="float" office:value="382.6" calcext:value-type="float">
            <text:p>382.6</text:p>
          </table:table-cell>
          <table:table-cell office:value-type="float" office:value="382.7" calcext:value-type="float">
            <text:p>382.7</text:p>
          </table:table-cell>
          <table:table-cell office:value-type="float" office:value="383.6" calcext:value-type="float">
            <text:p>383.6</text:p>
          </table:table-cell>
          <table:table-cell office:value-type="float" office:value="379.9" calcext:value-type="float">
            <text:p>379.9</text:p>
          </table:table-cell>
          <table:table-cell table:style-name="ce5" office:value-type="float" office:value="387" calcext:value-type="float">
            <text:p>387</text:p>
          </table:table-cell>
          <table:table-cell table:formula="of:=([.J166]-[.A166])/[.A166]" office:value-type="percentage" office:value="0.0400429991937651" calcext:value-type="percentage">
            <text:p>4.00%</text:p>
          </table:table-cell>
          <table:table-cell table:formula="of:=([.J166]-[.B166])/[.B166]" office:value-type="percentage" office:value="0.0243515087347803" calcext:value-type="percentage">
            <text:p>2.44%</text:p>
          </table:table-cell>
          <table:table-cell table:formula="of:=([.J166]-[.C166])/[.C166]" office:value-type="percentage" office:value="0.0251655629139073" calcext:value-type="percentage">
            <text:p>2.52%</text:p>
          </table:table-cell>
          <table:table-cell table:formula="of:=([.J166]-[.D166])/[.D166]" office:value-type="percentage" office:value="0.0227272727272728" calcext:value-type="percentage">
            <text:p>2.27%</text:p>
          </table:table-cell>
          <table:table-cell table:formula="of:=([.J166]-[.E166])/[.E166]" office:value-type="percentage" office:value="0.0178853235139401" calcext:value-type="percentage">
            <text:p>1.79%</text:p>
          </table:table-cell>
          <table:table-cell table:formula="of:=([.J166]-[.F166])/[.F166]" office:value-type="percentage" office:value="0.0115002613695765" calcext:value-type="percentage">
            <text:p>1.15%</text:p>
          </table:table-cell>
          <table:table-cell table:formula="of:=([.J166]-[.G166])/[.G166]" office:value-type="percentage" office:value="0.0112359550561798" calcext:value-type="percentage">
            <text:p>1.12%</text:p>
          </table:table-cell>
          <table:table-cell table:formula="of:=([.J166]-[.H166])/[.H166]" office:value-type="percentage" office:value="0.00886339937434822" calcext:value-type="percentage">
            <text:p>0.89%</text:p>
          </table:table-cell>
          <table:table-cell table:formula="of:=([.J166]-[.I166])/[.I166]" office:value-type="percentage" office:value="0.0186891287180838" calcext:value-type="percentage">
            <text:p>1.87%</text:p>
          </table:table-cell>
        </table:table-row>
        <table:table-row table:style-name="ro1">
          <table:table-cell table:number-columns-repeated="9" office:value-type="float" office:value="387" calcext:value-type="float">
            <text:p>387</text:p>
          </table:table-cell>
          <table:table-cell table:style-name="ce5" office:value-type="float" office:value="387" calcext:value-type="float">
            <text:p>387</text:p>
          </table:table-cell>
          <table:table-cell table:formula="of:=([.J167]-[.A167])/[.A167]" office:value-type="percentage" office:value="0" calcext:value-type="percentage">
            <text:p>0.00%</text:p>
          </table:table-cell>
          <table:table-cell table:formula="of:=([.J167]-[.B167])/[.B167]" office:value-type="percentage" office:value="0" calcext:value-type="percentage">
            <text:p>0.00%</text:p>
          </table:table-cell>
          <table:table-cell table:formula="of:=([.J167]-[.C167])/[.C167]" office:value-type="percentage" office:value="0" calcext:value-type="percentage">
            <text:p>0.00%</text:p>
          </table:table-cell>
          <table:table-cell table:formula="of:=([.J167]-[.D167])/[.D167]" office:value-type="percentage" office:value="0" calcext:value-type="percentage">
            <text:p>0.00%</text:p>
          </table:table-cell>
          <table:table-cell table:formula="of:=([.J167]-[.E167])/[.E167]" office:value-type="percentage" office:value="0" calcext:value-type="percentage">
            <text:p>0.00%</text:p>
          </table:table-cell>
          <table:table-cell table:formula="of:=([.J167]-[.F167])/[.F167]" office:value-type="percentage" office:value="0" calcext:value-type="percentage">
            <text:p>0.00%</text:p>
          </table:table-cell>
          <table:table-cell table:formula="of:=([.J167]-[.G167])/[.G167]" office:value-type="percentage" office:value="0" calcext:value-type="percentage">
            <text:p>0.00%</text:p>
          </table:table-cell>
          <table:table-cell table:formula="of:=([.J167]-[.H167])/[.H167]" office:value-type="percentage" office:value="0" calcext:value-type="percentage">
            <text:p>0.00%</text:p>
          </table:table-cell>
          <table:table-cell table:formula="of:=([.J167]-[.I167])/[.I16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8" calcext:value-type="float">
            <text:p>388</text:p>
          </table:table-cell>
          <table:table-cell table:formula="of:=([.J168]-[.A168])/[.A168]" office:value-type="percentage" office:value="0" calcext:value-type="percentage">
            <text:p>0.00%</text:p>
          </table:table-cell>
          <table:table-cell table:formula="of:=([.J168]-[.B168])/[.B168]" office:value-type="percentage" office:value="0" calcext:value-type="percentage">
            <text:p>0.00%</text:p>
          </table:table-cell>
          <table:table-cell table:formula="of:=([.J168]-[.C168])/[.C168]" office:value-type="percentage" office:value="0" calcext:value-type="percentage">
            <text:p>0.00%</text:p>
          </table:table-cell>
          <table:table-cell table:formula="of:=([.J168]-[.D168])/[.D168]" office:value-type="percentage" office:value="0" calcext:value-type="percentage">
            <text:p>0.00%</text:p>
          </table:table-cell>
          <table:table-cell table:formula="of:=([.J168]-[.E168])/[.E168]" office:value-type="percentage" office:value="0" calcext:value-type="percentage">
            <text:p>0.00%</text:p>
          </table:table-cell>
          <table:table-cell table:formula="of:=([.J168]-[.F168])/[.F168]" office:value-type="percentage" office:value="0" calcext:value-type="percentage">
            <text:p>0.00%</text:p>
          </table:table-cell>
          <table:table-cell table:formula="of:=([.J168]-[.G168])/[.G168]" office:value-type="percentage" office:value="0" calcext:value-type="percentage">
            <text:p>0.00%</text:p>
          </table:table-cell>
          <table:table-cell table:formula="of:=([.J168]-[.H168])/[.H168]" office:value-type="percentage" office:value="0" calcext:value-type="percentage">
            <text:p>0.00%</text:p>
          </table:table-cell>
          <table:table-cell table:formula="of:=([.J168]-[.I168])/[.I16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8" calcext:value-type="float">
            <text:p>388</text:p>
          </table:table-cell>
          <table:table-cell table:formula="of:=([.J169]-[.A169])/[.A169]" office:value-type="percentage" office:value="0" calcext:value-type="percentage">
            <text:p>0.00%</text:p>
          </table:table-cell>
          <table:table-cell table:formula="of:=([.J169]-[.B169])/[.B169]" office:value-type="percentage" office:value="0" calcext:value-type="percentage">
            <text:p>0.00%</text:p>
          </table:table-cell>
          <table:table-cell table:formula="of:=([.J169]-[.C169])/[.C169]" office:value-type="percentage" office:value="0" calcext:value-type="percentage">
            <text:p>0.00%</text:p>
          </table:table-cell>
          <table:table-cell table:formula="of:=([.J169]-[.D169])/[.D169]" office:value-type="percentage" office:value="0" calcext:value-type="percentage">
            <text:p>0.00%</text:p>
          </table:table-cell>
          <table:table-cell table:formula="of:=([.J169]-[.E169])/[.E169]" office:value-type="percentage" office:value="0" calcext:value-type="percentage">
            <text:p>0.00%</text:p>
          </table:table-cell>
          <table:table-cell table:formula="of:=([.J169]-[.F169])/[.F169]" office:value-type="percentage" office:value="0" calcext:value-type="percentage">
            <text:p>0.00%</text:p>
          </table:table-cell>
          <table:table-cell table:formula="of:=([.J169]-[.G169])/[.G169]" office:value-type="percentage" office:value="0" calcext:value-type="percentage">
            <text:p>0.00%</text:p>
          </table:table-cell>
          <table:table-cell table:formula="of:=([.J169]-[.H169])/[.H169]" office:value-type="percentage" office:value="0" calcext:value-type="percentage">
            <text:p>0.00%</text:p>
          </table:table-cell>
          <table:table-cell table:formula="of:=([.J169]-[.I169])/[.I16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8" calcext:value-type="float">
            <text:p>388</text:p>
          </table:table-cell>
          <table:table-cell table:formula="of:=([.J170]-[.A170])/[.A170]" office:value-type="percentage" office:value="0" calcext:value-type="percentage">
            <text:p>0.00%</text:p>
          </table:table-cell>
          <table:table-cell table:formula="of:=([.J170]-[.B170])/[.B170]" office:value-type="percentage" office:value="0" calcext:value-type="percentage">
            <text:p>0.00%</text:p>
          </table:table-cell>
          <table:table-cell table:formula="of:=([.J170]-[.C170])/[.C170]" office:value-type="percentage" office:value="0" calcext:value-type="percentage">
            <text:p>0.00%</text:p>
          </table:table-cell>
          <table:table-cell table:formula="of:=([.J170]-[.D170])/[.D170]" office:value-type="percentage" office:value="0" calcext:value-type="percentage">
            <text:p>0.00%</text:p>
          </table:table-cell>
          <table:table-cell table:formula="of:=([.J170]-[.E170])/[.E170]" office:value-type="percentage" office:value="0" calcext:value-type="percentage">
            <text:p>0.00%</text:p>
          </table:table-cell>
          <table:table-cell table:formula="of:=([.J170]-[.F170])/[.F170]" office:value-type="percentage" office:value="0" calcext:value-type="percentage">
            <text:p>0.00%</text:p>
          </table:table-cell>
          <table:table-cell table:formula="of:=([.J170]-[.G170])/[.G170]" office:value-type="percentage" office:value="0" calcext:value-type="percentage">
            <text:p>0.00%</text:p>
          </table:table-cell>
          <table:table-cell table:formula="of:=([.J170]-[.H170])/[.H170]" office:value-type="percentage" office:value="0" calcext:value-type="percentage">
            <text:p>0.00%</text:p>
          </table:table-cell>
          <table:table-cell table:formula="of:=([.J170]-[.I170])/[.I17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90" calcext:value-type="float">
            <text:p>390</text:p>
          </table:table-cell>
          <table:table-cell table:formula="of:=([.J171]-[.A171])/[.A171]" office:value-type="percentage" office:value="0" calcext:value-type="percentage">
            <text:p>0.00%</text:p>
          </table:table-cell>
          <table:table-cell table:formula="of:=([.J171]-[.B171])/[.B171]" office:value-type="percentage" office:value="0" calcext:value-type="percentage">
            <text:p>0.00%</text:p>
          </table:table-cell>
          <table:table-cell table:formula="of:=([.J171]-[.C171])/[.C171]" office:value-type="percentage" office:value="0" calcext:value-type="percentage">
            <text:p>0.00%</text:p>
          </table:table-cell>
          <table:table-cell table:formula="of:=([.J171]-[.D171])/[.D171]" office:value-type="percentage" office:value="0" calcext:value-type="percentage">
            <text:p>0.00%</text:p>
          </table:table-cell>
          <table:table-cell table:formula="of:=([.J171]-[.E171])/[.E171]" office:value-type="percentage" office:value="0" calcext:value-type="percentage">
            <text:p>0.00%</text:p>
          </table:table-cell>
          <table:table-cell table:formula="of:=([.J171]-[.F171])/[.F171]" office:value-type="percentage" office:value="0" calcext:value-type="percentage">
            <text:p>0.00%</text:p>
          </table:table-cell>
          <table:table-cell table:formula="of:=([.J171]-[.G171])/[.G171]" office:value-type="percentage" office:value="0" calcext:value-type="percentage">
            <text:p>0.00%</text:p>
          </table:table-cell>
          <table:table-cell table:formula="of:=([.J171]-[.H171])/[.H171]" office:value-type="percentage" office:value="0" calcext:value-type="percentage">
            <text:p>0.00%</text:p>
          </table:table-cell>
          <table:table-cell table:formula="of:=([.J171]-[.I171])/[.I17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92" calcext:value-type="float">
            <text:p>392</text:p>
          </table:table-cell>
          <table:table-cell table:formula="of:=([.J172]-[.A172])/[.A172]" office:value-type="percentage" office:value="0" calcext:value-type="percentage">
            <text:p>0.00%</text:p>
          </table:table-cell>
          <table:table-cell table:formula="of:=([.J172]-[.B172])/[.B172]" office:value-type="percentage" office:value="0" calcext:value-type="percentage">
            <text:p>0.00%</text:p>
          </table:table-cell>
          <table:table-cell table:formula="of:=([.J172]-[.C172])/[.C172]" office:value-type="percentage" office:value="0" calcext:value-type="percentage">
            <text:p>0.00%</text:p>
          </table:table-cell>
          <table:table-cell table:formula="of:=([.J172]-[.D172])/[.D172]" office:value-type="percentage" office:value="0" calcext:value-type="percentage">
            <text:p>0.00%</text:p>
          </table:table-cell>
          <table:table-cell table:formula="of:=([.J172]-[.E172])/[.E172]" office:value-type="percentage" office:value="0" calcext:value-type="percentage">
            <text:p>0.00%</text:p>
          </table:table-cell>
          <table:table-cell table:formula="of:=([.J172]-[.F172])/[.F172]" office:value-type="percentage" office:value="0" calcext:value-type="percentage">
            <text:p>0.00%</text:p>
          </table:table-cell>
          <table:table-cell table:formula="of:=([.J172]-[.G172])/[.G172]" office:value-type="percentage" office:value="0" calcext:value-type="percentage">
            <text:p>0.00%</text:p>
          </table:table-cell>
          <table:table-cell table:formula="of:=([.J172]-[.H172])/[.H172]" office:value-type="percentage" office:value="0" calcext:value-type="percentage">
            <text:p>0.00%</text:p>
          </table:table-cell>
          <table:table-cell table:formula="of:=([.J172]-[.I172])/[.I17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93" calcext:value-type="float">
            <text:p>393</text:p>
          </table:table-cell>
          <table:table-cell table:formula="of:=([.J173]-[.A173])/[.A173]" office:value-type="percentage" office:value="0" calcext:value-type="percentage">
            <text:p>0.00%</text:p>
          </table:table-cell>
          <table:table-cell table:formula="of:=([.J173]-[.B173])/[.B173]" office:value-type="percentage" office:value="0" calcext:value-type="percentage">
            <text:p>0.00%</text:p>
          </table:table-cell>
          <table:table-cell table:formula="of:=([.J173]-[.C173])/[.C173]" office:value-type="percentage" office:value="0" calcext:value-type="percentage">
            <text:p>0.00%</text:p>
          </table:table-cell>
          <table:table-cell table:formula="of:=([.J173]-[.D173])/[.D173]" office:value-type="percentage" office:value="0" calcext:value-type="percentage">
            <text:p>0.00%</text:p>
          </table:table-cell>
          <table:table-cell table:formula="of:=([.J173]-[.E173])/[.E173]" office:value-type="percentage" office:value="0" calcext:value-type="percentage">
            <text:p>0.00%</text:p>
          </table:table-cell>
          <table:table-cell table:formula="of:=([.J173]-[.F173])/[.F173]" office:value-type="percentage" office:value="0" calcext:value-type="percentage">
            <text:p>0.00%</text:p>
          </table:table-cell>
          <table:table-cell table:formula="of:=([.J173]-[.G173])/[.G173]" office:value-type="percentage" office:value="0" calcext:value-type="percentage">
            <text:p>0.00%</text:p>
          </table:table-cell>
          <table:table-cell table:formula="of:=([.J173]-[.H173])/[.H173]" office:value-type="percentage" office:value="0" calcext:value-type="percentage">
            <text:p>0.00%</text:p>
          </table:table-cell>
          <table:table-cell table:formula="of:=([.J173]-[.I173])/[.I17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94" calcext:value-type="float">
            <text:p>394</text:p>
          </table:table-cell>
          <table:table-cell table:formula="of:=([.J174]-[.A174])/[.A174]" office:value-type="percentage" office:value="0" calcext:value-type="percentage">
            <text:p>0.00%</text:p>
          </table:table-cell>
          <table:table-cell table:formula="of:=([.J174]-[.B174])/[.B174]" office:value-type="percentage" office:value="0" calcext:value-type="percentage">
            <text:p>0.00%</text:p>
          </table:table-cell>
          <table:table-cell table:formula="of:=([.J174]-[.C174])/[.C174]" office:value-type="percentage" office:value="0" calcext:value-type="percentage">
            <text:p>0.00%</text:p>
          </table:table-cell>
          <table:table-cell table:formula="of:=([.J174]-[.D174])/[.D174]" office:value-type="percentage" office:value="0" calcext:value-type="percentage">
            <text:p>0.00%</text:p>
          </table:table-cell>
          <table:table-cell table:formula="of:=([.J174]-[.E174])/[.E174]" office:value-type="percentage" office:value="0" calcext:value-type="percentage">
            <text:p>0.00%</text:p>
          </table:table-cell>
          <table:table-cell table:formula="of:=([.J174]-[.F174])/[.F174]" office:value-type="percentage" office:value="0" calcext:value-type="percentage">
            <text:p>0.00%</text:p>
          </table:table-cell>
          <table:table-cell table:formula="of:=([.J174]-[.G174])/[.G174]" office:value-type="percentage" office:value="0" calcext:value-type="percentage">
            <text:p>0.00%</text:p>
          </table:table-cell>
          <table:table-cell table:formula="of:=([.J174]-[.H174])/[.H174]" office:value-type="percentage" office:value="0" calcext:value-type="percentage">
            <text:p>0.00%</text:p>
          </table:table-cell>
          <table:table-cell table:formula="of:=([.J174]-[.I174])/[.I17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96" calcext:value-type="float">
            <text:p>396</text:p>
          </table:table-cell>
          <table:table-cell table:formula="of:=([.J175]-[.A175])/[.A175]" office:value-type="percentage" office:value="0" calcext:value-type="percentage">
            <text:p>0.00%</text:p>
          </table:table-cell>
          <table:table-cell table:formula="of:=([.J175]-[.B175])/[.B175]" office:value-type="percentage" office:value="0" calcext:value-type="percentage">
            <text:p>0.00%</text:p>
          </table:table-cell>
          <table:table-cell table:formula="of:=([.J175]-[.C175])/[.C175]" office:value-type="percentage" office:value="0" calcext:value-type="percentage">
            <text:p>0.00%</text:p>
          </table:table-cell>
          <table:table-cell table:formula="of:=([.J175]-[.D175])/[.D175]" office:value-type="percentage" office:value="0" calcext:value-type="percentage">
            <text:p>0.00%</text:p>
          </table:table-cell>
          <table:table-cell table:formula="of:=([.J175]-[.E175])/[.E175]" office:value-type="percentage" office:value="0" calcext:value-type="percentage">
            <text:p>0.00%</text:p>
          </table:table-cell>
          <table:table-cell table:formula="of:=([.J175]-[.F175])/[.F175]" office:value-type="percentage" office:value="0" calcext:value-type="percentage">
            <text:p>0.00%</text:p>
          </table:table-cell>
          <table:table-cell table:formula="of:=([.J175]-[.G175])/[.G175]" office:value-type="percentage" office:value="0" calcext:value-type="percentage">
            <text:p>0.00%</text:p>
          </table:table-cell>
          <table:table-cell table:formula="of:=([.J175]-[.H175])/[.H175]" office:value-type="percentage" office:value="0" calcext:value-type="percentage">
            <text:p>0.00%</text:p>
          </table:table-cell>
          <table:table-cell table:formula="of:=([.J175]-[.I175])/[.I17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97" calcext:value-type="float">
            <text:p>397</text:p>
          </table:table-cell>
          <table:table-cell table:formula="of:=([.J176]-[.A176])/[.A176]" office:value-type="percentage" office:value="0" calcext:value-type="percentage">
            <text:p>0.00%</text:p>
          </table:table-cell>
          <table:table-cell table:formula="of:=([.J176]-[.B176])/[.B176]" office:value-type="percentage" office:value="0" calcext:value-type="percentage">
            <text:p>0.00%</text:p>
          </table:table-cell>
          <table:table-cell table:formula="of:=([.J176]-[.C176])/[.C176]" office:value-type="percentage" office:value="0" calcext:value-type="percentage">
            <text:p>0.00%</text:p>
          </table:table-cell>
          <table:table-cell table:formula="of:=([.J176]-[.D176])/[.D176]" office:value-type="percentage" office:value="0" calcext:value-type="percentage">
            <text:p>0.00%</text:p>
          </table:table-cell>
          <table:table-cell table:formula="of:=([.J176]-[.E176])/[.E176]" office:value-type="percentage" office:value="0" calcext:value-type="percentage">
            <text:p>0.00%</text:p>
          </table:table-cell>
          <table:table-cell table:formula="of:=([.J176]-[.F176])/[.F176]" office:value-type="percentage" office:value="0" calcext:value-type="percentage">
            <text:p>0.00%</text:p>
          </table:table-cell>
          <table:table-cell table:formula="of:=([.J176]-[.G176])/[.G176]" office:value-type="percentage" office:value="0" calcext:value-type="percentage">
            <text:p>0.00%</text:p>
          </table:table-cell>
          <table:table-cell table:formula="of:=([.J176]-[.H176])/[.H176]" office:value-type="percentage" office:value="0" calcext:value-type="percentage">
            <text:p>0.00%</text:p>
          </table:table-cell>
          <table:table-cell table:formula="of:=([.J176]-[.I176])/[.I17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400" calcext:value-type="float">
            <text:p>400</text:p>
          </table:table-cell>
          <table:table-cell table:formula="of:=([.J177]-[.A177])/[.A177]" office:value-type="percentage" office:value="0" calcext:value-type="percentage">
            <text:p>0.00%</text:p>
          </table:table-cell>
          <table:table-cell table:formula="of:=([.J177]-[.B177])/[.B177]" office:value-type="percentage" office:value="0" calcext:value-type="percentage">
            <text:p>0.00%</text:p>
          </table:table-cell>
          <table:table-cell table:formula="of:=([.J177]-[.C177])/[.C177]" office:value-type="percentage" office:value="0" calcext:value-type="percentage">
            <text:p>0.00%</text:p>
          </table:table-cell>
          <table:table-cell table:formula="of:=([.J177]-[.D177])/[.D177]" office:value-type="percentage" office:value="0" calcext:value-type="percentage">
            <text:p>0.00%</text:p>
          </table:table-cell>
          <table:table-cell table:formula="of:=([.J177]-[.E177])/[.E177]" office:value-type="percentage" office:value="0" calcext:value-type="percentage">
            <text:p>0.00%</text:p>
          </table:table-cell>
          <table:table-cell table:formula="of:=([.J177]-[.F177])/[.F177]" office:value-type="percentage" office:value="0" calcext:value-type="percentage">
            <text:p>0.00%</text:p>
          </table:table-cell>
          <table:table-cell table:formula="of:=([.J177]-[.G177])/[.G177]" office:value-type="percentage" office:value="0" calcext:value-type="percentage">
            <text:p>0.00%</text:p>
          </table:table-cell>
          <table:table-cell table:formula="of:=([.J177]-[.H177])/[.H177]" office:value-type="percentage" office:value="0" calcext:value-type="percentage">
            <text:p>0.00%</text:p>
          </table:table-cell>
          <table:table-cell table:formula="of:=([.J177]-[.I177])/[.I17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2.8" calcext:value-type="float">
            <text:p>392.8</text:p>
          </table:table-cell>
          <table:table-cell office:value-type="float" office:value="400.7" calcext:value-type="float">
            <text:p>400.7</text:p>
          </table:table-cell>
          <table:table-cell office:value-type="float" office:value="401.9" calcext:value-type="float">
            <text:p>401.9</text:p>
          </table:table-cell>
          <table:table-cell office:value-type="float" office:value="401.6" calcext:value-type="float">
            <text:p>401.6</text:p>
          </table:table-cell>
          <table:table-cell table:number-columns-repeated="6" office:value-type="float" office:value="402" calcext:value-type="float">
            <text:p>402</text:p>
          </table:table-cell>
          <table:table-cell table:formula="of:=([.J178]-[.A178])/[.A178]" office:value-type="percentage" office:value="0.0234215885947047" calcext:value-type="percentage">
            <text:p>2.34%</text:p>
          </table:table-cell>
          <table:table-cell table:formula="of:=([.J178]-[.B178])/[.B178]" office:value-type="percentage" office:value="0.00324432243573749" calcext:value-type="percentage">
            <text:p>0.32%</text:p>
          </table:table-cell>
          <table:table-cell table:formula="of:=([.J178]-[.C178])/[.C178]" office:value-type="percentage" office:value="0.000248818113958753" calcext:value-type="percentage">
            <text:p>0.02%</text:p>
          </table:table-cell>
          <table:table-cell table:formula="of:=([.J178]-[.D178])/[.D178]" office:value-type="percentage" office:value="0.000996015936254923" calcext:value-type="percentage">
            <text:p>0.10%</text:p>
          </table:table-cell>
          <table:table-cell table:formula="of:=([.J178]-[.E178])/[.E178]" office:value-type="percentage" office:value="0" calcext:value-type="percentage">
            <text:p>0.00%</text:p>
          </table:table-cell>
          <table:table-cell table:formula="of:=([.J178]-[.F178])/[.F178]" office:value-type="percentage" office:value="0" calcext:value-type="percentage">
            <text:p>0.00%</text:p>
          </table:table-cell>
          <table:table-cell table:formula="of:=([.J178]-[.G178])/[.G178]" office:value-type="percentage" office:value="0" calcext:value-type="percentage">
            <text:p>0.00%</text:p>
          </table:table-cell>
          <table:table-cell table:formula="of:=([.J178]-[.H178])/[.H178]" office:value-type="percentage" office:value="0" calcext:value-type="percentage">
            <text:p>0.00%</text:p>
          </table:table-cell>
          <table:table-cell table:formula="of:=([.J178]-[.I178])/[.I17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403" calcext:value-type="float">
            <text:p>403</text:p>
          </table:table-cell>
          <table:table-cell table:formula="of:=([.J179]-[.A179])/[.A179]" office:value-type="percentage" office:value="0" calcext:value-type="percentage">
            <text:p>0.00%</text:p>
          </table:table-cell>
          <table:table-cell table:formula="of:=([.J179]-[.B179])/[.B179]" office:value-type="percentage" office:value="0" calcext:value-type="percentage">
            <text:p>0.00%</text:p>
          </table:table-cell>
          <table:table-cell table:formula="of:=([.J179]-[.C179])/[.C179]" office:value-type="percentage" office:value="0" calcext:value-type="percentage">
            <text:p>0.00%</text:p>
          </table:table-cell>
          <table:table-cell table:formula="of:=([.J179]-[.D179])/[.D179]" office:value-type="percentage" office:value="0" calcext:value-type="percentage">
            <text:p>0.00%</text:p>
          </table:table-cell>
          <table:table-cell table:formula="of:=([.J179]-[.E179])/[.E179]" office:value-type="percentage" office:value="0" calcext:value-type="percentage">
            <text:p>0.00%</text:p>
          </table:table-cell>
          <table:table-cell table:formula="of:=([.J179]-[.F179])/[.F179]" office:value-type="percentage" office:value="0" calcext:value-type="percentage">
            <text:p>0.00%</text:p>
          </table:table-cell>
          <table:table-cell table:formula="of:=([.J179]-[.G179])/[.G179]" office:value-type="percentage" office:value="0" calcext:value-type="percentage">
            <text:p>0.00%</text:p>
          </table:table-cell>
          <table:table-cell table:formula="of:=([.J179]-[.H179])/[.H179]" office:value-type="percentage" office:value="0" calcext:value-type="percentage">
            <text:p>0.00%</text:p>
          </table:table-cell>
          <table:table-cell table:formula="of:=([.J179]-[.I179])/[.I17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9.2" calcext:value-type="float">
            <text:p>379.2</text:p>
          </table:table-cell>
          <table:table-cell office:value-type="float" office:value="388.4" calcext:value-type="float">
            <text:p>388.4</text:p>
          </table:table-cell>
          <table:table-cell office:value-type="float" office:value="390" calcext:value-type="float">
            <text:p>390</text:p>
          </table:table-cell>
          <table:table-cell office:value-type="float" office:value="389.6" calcext:value-type="float">
            <text:p>389.6</text:p>
          </table:table-cell>
          <table:table-cell office:value-type="float" office:value="392.6" calcext:value-type="float">
            <text:p>392.6</text:p>
          </table:table-cell>
          <table:table-cell office:value-type="float" office:value="392.8" calcext:value-type="float">
            <text:p>392.8</text:p>
          </table:table-cell>
          <table:table-cell office:value-type="float" office:value="395.2" calcext:value-type="float">
            <text:p>395.2</text:p>
          </table:table-cell>
          <table:table-cell office:value-type="float" office:value="394.1" calcext:value-type="float">
            <text:p>394.1</text:p>
          </table:table-cell>
          <table:table-cell office:value-type="float" office:value="392.3" calcext:value-type="float">
            <text:p>392.3</text:p>
          </table:table-cell>
          <table:table-cell office:value-type="float" office:value="406" calcext:value-type="float">
            <text:p>406</text:p>
          </table:table-cell>
          <table:table-cell table:formula="of:=([.J180]-[.A180])/[.A180]" office:value-type="percentage" office:value="0.0706751054852321" calcext:value-type="percentage">
            <text:p>7.07%</text:p>
          </table:table-cell>
          <table:table-cell table:formula="of:=([.J180]-[.B180])/[.B180]" office:value-type="percentage" office:value="0.0453141091658085" calcext:value-type="percentage">
            <text:p>4.53%</text:p>
          </table:table-cell>
          <table:table-cell table:formula="of:=([.J180]-[.C180])/[.C180]" office:value-type="percentage" office:value="0.041025641025641" calcext:value-type="percentage">
            <text:p>4.10%</text:p>
          </table:table-cell>
          <table:table-cell table:formula="of:=([.J180]-[.D180])/[.D180]" office:value-type="percentage" office:value="0.042094455852156" calcext:value-type="percentage">
            <text:p>4.21%</text:p>
          </table:table-cell>
          <table:table-cell table:formula="of:=([.J180]-[.E180])/[.E180]" office:value-type="percentage" office:value="0.0341314314824248" calcext:value-type="percentage">
            <text:p>3.41%</text:p>
          </table:table-cell>
          <table:table-cell table:formula="of:=([.J180]-[.F180])/[.F180]" office:value-type="percentage" office:value="0.0336048879837067" calcext:value-type="percentage">
            <text:p>3.36%</text:p>
          </table:table-cell>
          <table:table-cell table:formula="of:=([.J180]-[.G180])/[.G180]" office:value-type="percentage" office:value="0.0273279352226721" calcext:value-type="percentage">
            <text:p>2.73%</text:p>
          </table:table-cell>
          <table:table-cell table:formula="of:=([.J180]-[.H180])/[.H180]" office:value-type="percentage" office:value="0.0301953818827708" calcext:value-type="percentage">
            <text:p>3.02%</text:p>
          </table:table-cell>
          <table:table-cell table:formula="of:=([.J180]-[.I180])/[.I180]" office:value-type="percentage" office:value="0.0349222533775172" calcext:value-type="percentage">
            <text:p>3.49%</text:p>
          </table:table-cell>
        </table:table-row>
        <table:table-row table:style-name="ro1">
          <table:table-cell table:number-columns-repeated="10" office:value-type="float" office:value="406" calcext:value-type="float">
            <text:p>406</text:p>
          </table:table-cell>
          <table:table-cell table:formula="of:=([.J181]-[.A181])/[.A181]" office:value-type="percentage" office:value="0" calcext:value-type="percentage">
            <text:p>0.00%</text:p>
          </table:table-cell>
          <table:table-cell table:formula="of:=([.J181]-[.B181])/[.B181]" office:value-type="percentage" office:value="0" calcext:value-type="percentage">
            <text:p>0.00%</text:p>
          </table:table-cell>
          <table:table-cell table:formula="of:=([.J181]-[.C181])/[.C181]" office:value-type="percentage" office:value="0" calcext:value-type="percentage">
            <text:p>0.00%</text:p>
          </table:table-cell>
          <table:table-cell table:formula="of:=([.J181]-[.D181])/[.D181]" office:value-type="percentage" office:value="0" calcext:value-type="percentage">
            <text:p>0.00%</text:p>
          </table:table-cell>
          <table:table-cell table:formula="of:=([.J181]-[.E181])/[.E181]" office:value-type="percentage" office:value="0" calcext:value-type="percentage">
            <text:p>0.00%</text:p>
          </table:table-cell>
          <table:table-cell table:formula="of:=([.J181]-[.F181])/[.F181]" office:value-type="percentage" office:value="0" calcext:value-type="percentage">
            <text:p>0.00%</text:p>
          </table:table-cell>
          <table:table-cell table:formula="of:=([.J181]-[.G181])/[.G181]" office:value-type="percentage" office:value="0" calcext:value-type="percentage">
            <text:p>0.00%</text:p>
          </table:table-cell>
          <table:table-cell table:formula="of:=([.J181]-[.H181])/[.H181]" office:value-type="percentage" office:value="0" calcext:value-type="percentage">
            <text:p>0.00%</text:p>
          </table:table-cell>
          <table:table-cell table:formula="of:=([.J181]-[.I181])/[.I18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406" calcext:value-type="float">
            <text:p>406</text:p>
          </table:table-cell>
          <table:table-cell table:formula="of:=([.J182]-[.A182])/[.A182]" office:value-type="percentage" office:value="0" calcext:value-type="percentage">
            <text:p>0.00%</text:p>
          </table:table-cell>
          <table:table-cell table:formula="of:=([.J182]-[.B182])/[.B182]" office:value-type="percentage" office:value="0" calcext:value-type="percentage">
            <text:p>0.00%</text:p>
          </table:table-cell>
          <table:table-cell table:formula="of:=([.J182]-[.C182])/[.C182]" office:value-type="percentage" office:value="0" calcext:value-type="percentage">
            <text:p>0.00%</text:p>
          </table:table-cell>
          <table:table-cell table:formula="of:=([.J182]-[.D182])/[.D182]" office:value-type="percentage" office:value="0" calcext:value-type="percentage">
            <text:p>0.00%</text:p>
          </table:table-cell>
          <table:table-cell table:formula="of:=([.J182]-[.E182])/[.E182]" office:value-type="percentage" office:value="0" calcext:value-type="percentage">
            <text:p>0.00%</text:p>
          </table:table-cell>
          <table:table-cell table:formula="of:=([.J182]-[.F182])/[.F182]" office:value-type="percentage" office:value="0" calcext:value-type="percentage">
            <text:p>0.00%</text:p>
          </table:table-cell>
          <table:table-cell table:formula="of:=([.J182]-[.G182])/[.G182]" office:value-type="percentage" office:value="0" calcext:value-type="percentage">
            <text:p>0.00%</text:p>
          </table:table-cell>
          <table:table-cell table:formula="of:=([.J182]-[.H182])/[.H182]" office:value-type="percentage" office:value="0" calcext:value-type="percentage">
            <text:p>0.00%</text:p>
          </table:table-cell>
          <table:table-cell table:formula="of:=([.J182]-[.I182])/[.I18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408" calcext:value-type="float">
            <text:p>408</text:p>
          </table:table-cell>
          <table:table-cell table:formula="of:=([.J183]-[.A183])/[.A183]" office:value-type="percentage" office:value="0" calcext:value-type="percentage">
            <text:p>0.00%</text:p>
          </table:table-cell>
          <table:table-cell table:formula="of:=([.J183]-[.B183])/[.B183]" office:value-type="percentage" office:value="0" calcext:value-type="percentage">
            <text:p>0.00%</text:p>
          </table:table-cell>
          <table:table-cell table:formula="of:=([.J183]-[.C183])/[.C183]" office:value-type="percentage" office:value="0" calcext:value-type="percentage">
            <text:p>0.00%</text:p>
          </table:table-cell>
          <table:table-cell table:formula="of:=([.J183]-[.D183])/[.D183]" office:value-type="percentage" office:value="0" calcext:value-type="percentage">
            <text:p>0.00%</text:p>
          </table:table-cell>
          <table:table-cell table:formula="of:=([.J183]-[.E183])/[.E183]" office:value-type="percentage" office:value="0" calcext:value-type="percentage">
            <text:p>0.00%</text:p>
          </table:table-cell>
          <table:table-cell table:formula="of:=([.J183]-[.F183])/[.F183]" office:value-type="percentage" office:value="0" calcext:value-type="percentage">
            <text:p>0.00%</text:p>
          </table:table-cell>
          <table:table-cell table:formula="of:=([.J183]-[.G183])/[.G183]" office:value-type="percentage" office:value="0" calcext:value-type="percentage">
            <text:p>0.00%</text:p>
          </table:table-cell>
          <table:table-cell table:formula="of:=([.J183]-[.H183])/[.H183]" office:value-type="percentage" office:value="0" calcext:value-type="percentage">
            <text:p>0.00%</text:p>
          </table:table-cell>
          <table:table-cell table:formula="of:=([.J183]-[.I183])/[.I18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9" office:value-type="float" office:value="408" calcext:value-type="float">
            <text:p>408</text:p>
          </table:table-cell>
          <table:table-cell table:formula="of:=([.J184]-[.A184])/[.A184]" office:value-type="percentage" office:value="0.00740740740740741" calcext:value-type="percentage">
            <text:p>0.74%</text:p>
          </table:table-cell>
          <table:table-cell table:formula="of:=([.J184]-[.B184])/[.B184]" office:value-type="percentage" office:value="0" calcext:value-type="percentage">
            <text:p>0.00%</text:p>
          </table:table-cell>
          <table:table-cell table:formula="of:=([.J184]-[.C184])/[.C184]" office:value-type="percentage" office:value="0" calcext:value-type="percentage">
            <text:p>0.00%</text:p>
          </table:table-cell>
          <table:table-cell table:formula="of:=([.J184]-[.D184])/[.D184]" office:value-type="percentage" office:value="0" calcext:value-type="percentage">
            <text:p>0.00%</text:p>
          </table:table-cell>
          <table:table-cell table:formula="of:=([.J184]-[.E184])/[.E184]" office:value-type="percentage" office:value="0" calcext:value-type="percentage">
            <text:p>0.00%</text:p>
          </table:table-cell>
          <table:table-cell table:formula="of:=([.J184]-[.F184])/[.F184]" office:value-type="percentage" office:value="0" calcext:value-type="percentage">
            <text:p>0.00%</text:p>
          </table:table-cell>
          <table:table-cell table:formula="of:=([.J184]-[.G184])/[.G184]" office:value-type="percentage" office:value="0" calcext:value-type="percentage">
            <text:p>0.00%</text:p>
          </table:table-cell>
          <table:table-cell table:formula="of:=([.J184]-[.H184])/[.H184]" office:value-type="percentage" office:value="0" calcext:value-type="percentage">
            <text:p>0.00%</text:p>
          </table:table-cell>
          <table:table-cell table:formula="of:=([.J184]-[.I184])/[.I18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411" calcext:value-type="float">
            <text:p>411</text:p>
          </table:table-cell>
          <table:table-cell table:formula="of:=([.J185]-[.A185])/[.A185]" office:value-type="percentage" office:value="0" calcext:value-type="percentage">
            <text:p>0.00%</text:p>
          </table:table-cell>
          <table:table-cell table:formula="of:=([.J185]-[.B185])/[.B185]" office:value-type="percentage" office:value="0" calcext:value-type="percentage">
            <text:p>0.00%</text:p>
          </table:table-cell>
          <table:table-cell table:formula="of:=([.J185]-[.C185])/[.C185]" office:value-type="percentage" office:value="0" calcext:value-type="percentage">
            <text:p>0.00%</text:p>
          </table:table-cell>
          <table:table-cell table:formula="of:=([.J185]-[.D185])/[.D185]" office:value-type="percentage" office:value="0" calcext:value-type="percentage">
            <text:p>0.00%</text:p>
          </table:table-cell>
          <table:table-cell table:formula="of:=([.J185]-[.E185])/[.E185]" office:value-type="percentage" office:value="0" calcext:value-type="percentage">
            <text:p>0.00%</text:p>
          </table:table-cell>
          <table:table-cell table:formula="of:=([.J185]-[.F185])/[.F185]" office:value-type="percentage" office:value="0" calcext:value-type="percentage">
            <text:p>0.00%</text:p>
          </table:table-cell>
          <table:table-cell table:formula="of:=([.J185]-[.G185])/[.G185]" office:value-type="percentage" office:value="0" calcext:value-type="percentage">
            <text:p>0.00%</text:p>
          </table:table-cell>
          <table:table-cell table:formula="of:=([.J185]-[.H185])/[.H185]" office:value-type="percentage" office:value="0" calcext:value-type="percentage">
            <text:p>0.00%</text:p>
          </table:table-cell>
          <table:table-cell table:formula="of:=([.J185]-[.I185])/[.I18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43" calcext:value-type="float">
            <text:p>43</text:p>
          </table:table-cell>
          <table:table-cell table:formula="of:=([.J186]-[.A186])/[.A186]" office:value-type="percentage" office:value="0" calcext:value-type="percentage">
            <text:p>0.00%</text:p>
          </table:table-cell>
          <table:table-cell table:formula="of:=([.J186]-[.B186])/[.B186]" office:value-type="percentage" office:value="0" calcext:value-type="percentage">
            <text:p>0.00%</text:p>
          </table:table-cell>
          <table:table-cell table:formula="of:=([.J186]-[.C186])/[.C186]" office:value-type="percentage" office:value="0" calcext:value-type="percentage">
            <text:p>0.00%</text:p>
          </table:table-cell>
          <table:table-cell table:formula="of:=([.J186]-[.D186])/[.D186]" office:value-type="percentage" office:value="0" calcext:value-type="percentage">
            <text:p>0.00%</text:p>
          </table:table-cell>
          <table:table-cell table:formula="of:=([.J186]-[.E186])/[.E186]" office:value-type="percentage" office:value="0" calcext:value-type="percentage">
            <text:p>0.00%</text:p>
          </table:table-cell>
          <table:table-cell table:formula="of:=([.J186]-[.F186])/[.F186]" office:value-type="percentage" office:value="0" calcext:value-type="percentage">
            <text:p>0.00%</text:p>
          </table:table-cell>
          <table:table-cell table:formula="of:=([.J186]-[.G186])/[.G186]" office:value-type="percentage" office:value="0" calcext:value-type="percentage">
            <text:p>0.00%</text:p>
          </table:table-cell>
          <table:table-cell table:formula="of:=([.J186]-[.H186])/[.H186]" office:value-type="percentage" office:value="0" calcext:value-type="percentage">
            <text:p>0.00%</text:p>
          </table:table-cell>
          <table:table-cell table:formula="of:=([.J186]-[.I186])/[.I18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43" calcext:value-type="float">
            <text:p>43</text:p>
          </table:table-cell>
          <table:table-cell office:value-type="float" office:value="42.8" calcext:value-type="float">
            <text:p>42.8</text:p>
          </table:table-cell>
          <table:table-cell office:value-type="float" office:value="43" calcext:value-type="float">
            <text:p>43</text:p>
          </table:table-cell>
          <table:table-cell office:value-type="float" office:value="42.9" calcext:value-type="float">
            <text:p>42.9</text:p>
          </table:table-cell>
          <table:table-cell office:value-type="float" office:value="42.8" calcext:value-type="float">
            <text:p>42.8</text:p>
          </table:table-cell>
          <table:table-cell table:number-columns-repeated="2" office:value-type="float" office:value="42.7" calcext:value-type="float">
            <text:p>42.7</text:p>
          </table:table-cell>
          <table:table-cell office:value-type="float" office:value="42.5" calcext:value-type="float">
            <text:p>42.5</text:p>
          </table:table-cell>
          <table:table-cell office:value-type="float" office:value="43" calcext:value-type="float">
            <text:p>43</text:p>
          </table:table-cell>
          <table:table-cell table:formula="of:=([.J187]-[.A187])/[.A187]" office:value-type="percentage" office:value="0.00233100233100236" calcext:value-type="percentage">
            <text:p>0.23%</text:p>
          </table:table-cell>
          <table:table-cell table:formula="of:=([.J187]-[.B187])/[.B187]" office:value-type="percentage" office:value="0" calcext:value-type="percentage">
            <text:p>0.00%</text:p>
          </table:table-cell>
          <table:table-cell table:formula="of:=([.J187]-[.C187])/[.C187]" office:value-type="percentage" office:value="0.00467289719626175" calcext:value-type="percentage">
            <text:p>0.47%</text:p>
          </table:table-cell>
          <table:table-cell table:formula="of:=([.J187]-[.D187])/[.D187]" office:value-type="percentage" office:value="0" calcext:value-type="percentage">
            <text:p>0.00%</text:p>
          </table:table-cell>
          <table:table-cell table:formula="of:=([.J187]-[.E187])/[.E187]" office:value-type="percentage" office:value="0.00233100233100236" calcext:value-type="percentage">
            <text:p>0.23%</text:p>
          </table:table-cell>
          <table:table-cell table:formula="of:=([.J187]-[.F187])/[.F187]" office:value-type="percentage" office:value="0.00467289719626175" calcext:value-type="percentage">
            <text:p>0.47%</text:p>
          </table:table-cell>
          <table:table-cell table:formula="of:=([.J187]-[.G187])/[.G187]" office:value-type="percentage" office:value="0.00702576112412171" calcext:value-type="percentage">
            <text:p>0.70%</text:p>
          </table:table-cell>
          <table:table-cell table:formula="of:=([.J187]-[.H187])/[.H187]" office:value-type="percentage" office:value="0.00702576112412171" calcext:value-type="percentage">
            <text:p>0.70%</text:p>
          </table:table-cell>
          <table:table-cell table:formula="of:=([.J187]-[.I187])/[.I187]" office:value-type="percentage" office:value="0.0117647058823529" calcext:value-type="percentage">
            <text:p>1.18%</text:p>
          </table:table-cell>
        </table:table-row>
        <table:table-row table:style-name="ro1">
          <table:table-cell table:number-columns-repeated="10" office:value-type="float" office:value="48" calcext:value-type="float">
            <text:p>48</text:p>
          </table:table-cell>
          <table:table-cell table:formula="of:=([.J188]-[.A188])/[.A188]" office:value-type="percentage" office:value="0" calcext:value-type="percentage">
            <text:p>0.00%</text:p>
          </table:table-cell>
          <table:table-cell table:formula="of:=([.J188]-[.B188])/[.B188]" office:value-type="percentage" office:value="0" calcext:value-type="percentage">
            <text:p>0.00%</text:p>
          </table:table-cell>
          <table:table-cell table:formula="of:=([.J188]-[.C188])/[.C188]" office:value-type="percentage" office:value="0" calcext:value-type="percentage">
            <text:p>0.00%</text:p>
          </table:table-cell>
          <table:table-cell table:formula="of:=([.J188]-[.D188])/[.D188]" office:value-type="percentage" office:value="0" calcext:value-type="percentage">
            <text:p>0.00%</text:p>
          </table:table-cell>
          <table:table-cell table:formula="of:=([.J188]-[.E188])/[.E188]" office:value-type="percentage" office:value="0" calcext:value-type="percentage">
            <text:p>0.00%</text:p>
          </table:table-cell>
          <table:table-cell table:formula="of:=([.J188]-[.F188])/[.F188]" office:value-type="percentage" office:value="0" calcext:value-type="percentage">
            <text:p>0.00%</text:p>
          </table:table-cell>
          <table:table-cell table:formula="of:=([.J188]-[.G188])/[.G188]" office:value-type="percentage" office:value="0" calcext:value-type="percentage">
            <text:p>0.00%</text:p>
          </table:table-cell>
          <table:table-cell table:formula="of:=([.J188]-[.H188])/[.H188]" office:value-type="percentage" office:value="0" calcext:value-type="percentage">
            <text:p>0.00%</text:p>
          </table:table-cell>
          <table:table-cell table:formula="of:=([.J188]-[.I188])/[.I18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588.1" calcext:value-type="float">
            <text:p>588.1</text:p>
          </table:table-cell>
          <table:table-cell office:value-type="float" office:value="597.8" calcext:value-type="float">
            <text:p>597.8</text:p>
          </table:table-cell>
          <table:table-cell office:value-type="float" office:value="597.1" calcext:value-type="float">
            <text:p>597.1</text:p>
          </table:table-cell>
          <table:table-cell table:number-columns-repeated="7" office:value-type="float" office:value="599" calcext:value-type="float">
            <text:p>599</text:p>
          </table:table-cell>
          <table:table-cell table:formula="of:=([.J189]-[.A189])/[.A189]" office:value-type="percentage" office:value="0.0185342628804625" calcext:value-type="percentage">
            <text:p>1.85%</text:p>
          </table:table-cell>
          <table:table-cell table:formula="of:=([.J189]-[.B189])/[.B189]" office:value-type="percentage" office:value="0.00200736032117773" calcext:value-type="percentage">
            <text:p>0.20%</text:p>
          </table:table-cell>
          <table:table-cell table:formula="of:=([.J189]-[.C189])/[.C189]" office:value-type="percentage" office:value="0.00318204655836539" calcext:value-type="percentage">
            <text:p>0.32%</text:p>
          </table:table-cell>
          <table:table-cell table:formula="of:=([.J189]-[.D189])/[.D189]" office:value-type="percentage" office:value="0" calcext:value-type="percentage">
            <text:p>0.00%</text:p>
          </table:table-cell>
          <table:table-cell table:formula="of:=([.J189]-[.E189])/[.E189]" office:value-type="percentage" office:value="0" calcext:value-type="percentage">
            <text:p>0.00%</text:p>
          </table:table-cell>
          <table:table-cell table:formula="of:=([.J189]-[.F189])/[.F189]" office:value-type="percentage" office:value="0" calcext:value-type="percentage">
            <text:p>0.00%</text:p>
          </table:table-cell>
          <table:table-cell table:formula="of:=([.J189]-[.G189])/[.G189]" office:value-type="percentage" office:value="0" calcext:value-type="percentage">
            <text:p>0.00%</text:p>
          </table:table-cell>
          <table:table-cell table:formula="of:=([.J189]-[.H189])/[.H189]" office:value-type="percentage" office:value="0" calcext:value-type="percentage">
            <text:p>0.00%</text:p>
          </table:table-cell>
          <table:table-cell table:formula="of:=([.J189]-[.I189])/[.I18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747.7" calcext:value-type="float">
            <text:p>747.7</text:p>
          </table:table-cell>
          <table:table-cell table:number-columns-repeated="9" office:value-type="float" office:value="749" calcext:value-type="float">
            <text:p>749</text:p>
          </table:table-cell>
          <table:table-cell table:formula="of:=([.J190]-[.A190])/[.A190]" office:value-type="percentage" office:value="0.00173866524006949" calcext:value-type="percentage">
            <text:p>0.17%</text:p>
          </table:table-cell>
          <table:table-cell table:formula="of:=([.J190]-[.B190])/[.B190]" office:value-type="percentage" office:value="0" calcext:value-type="percentage">
            <text:p>0.00%</text:p>
          </table:table-cell>
          <table:table-cell table:formula="of:=([.J190]-[.C190])/[.C190]" office:value-type="percentage" office:value="0" calcext:value-type="percentage">
            <text:p>0.00%</text:p>
          </table:table-cell>
          <table:table-cell table:formula="of:=([.J190]-[.D190])/[.D190]" office:value-type="percentage" office:value="0" calcext:value-type="percentage">
            <text:p>0.00%</text:p>
          </table:table-cell>
          <table:table-cell table:formula="of:=([.J190]-[.E190])/[.E190]" office:value-type="percentage" office:value="0" calcext:value-type="percentage">
            <text:p>0.00%</text:p>
          </table:table-cell>
          <table:table-cell table:formula="of:=([.J190]-[.F190])/[.F190]" office:value-type="percentage" office:value="0" calcext:value-type="percentage">
            <text:p>0.00%</text:p>
          </table:table-cell>
          <table:table-cell table:formula="of:=([.J190]-[.G190])/[.G190]" office:value-type="percentage" office:value="0" calcext:value-type="percentage">
            <text:p>0.00%</text:p>
          </table:table-cell>
          <table:table-cell table:formula="of:=([.J190]-[.H190])/[.H190]" office:value-type="percentage" office:value="0" calcext:value-type="percentage">
            <text:p>0.00%</text:p>
          </table:table-cell>
          <table:table-cell table:formula="of:=([.J190]-[.I190])/[.I19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80" calcext:value-type="float">
            <text:p>80</text:p>
          </table:table-cell>
          <table:table-cell table:formula="of:=([.J191]-[.A191])/[.A191]" office:value-type="percentage" office:value="0" calcext:value-type="percentage">
            <text:p>0.00%</text:p>
          </table:table-cell>
          <table:table-cell table:formula="of:=([.J191]-[.B191])/[.B191]" office:value-type="percentage" office:value="0" calcext:value-type="percentage">
            <text:p>0.00%</text:p>
          </table:table-cell>
          <table:table-cell table:formula="of:=([.J191]-[.C191])/[.C191]" office:value-type="percentage" office:value="0" calcext:value-type="percentage">
            <text:p>0.00%</text:p>
          </table:table-cell>
          <table:table-cell table:formula="of:=([.J191]-[.D191])/[.D191]" office:value-type="percentage" office:value="0" calcext:value-type="percentage">
            <text:p>0.00%</text:p>
          </table:table-cell>
          <table:table-cell table:formula="of:=([.J191]-[.E191])/[.E191]" office:value-type="percentage" office:value="0" calcext:value-type="percentage">
            <text:p>0.00%</text:p>
          </table:table-cell>
          <table:table-cell table:formula="of:=([.J191]-[.F191])/[.F191]" office:value-type="percentage" office:value="0" calcext:value-type="percentage">
            <text:p>0.00%</text:p>
          </table:table-cell>
          <table:table-cell table:formula="of:=([.J191]-[.G191])/[.G191]" office:value-type="percentage" office:value="0" calcext:value-type="percentage">
            <text:p>0.00%</text:p>
          </table:table-cell>
          <table:table-cell table:formula="of:=([.J191]-[.H191])/[.H191]" office:value-type="percentage" office:value="0" calcext:value-type="percentage">
            <text:p>0.00%</text:p>
          </table:table-cell>
          <table:table-cell table:formula="of:=([.J191]-[.I191])/[.I19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8" calcext:value-type="float">
            <text:p>8</text:p>
          </table:table-cell>
          <table:table-cell table:formula="of:=([.J192]-[.A192])/[.A192]" office:value-type="percentage" office:value="0" calcext:value-type="percentage">
            <text:p>0.00%</text:p>
          </table:table-cell>
          <table:table-cell table:formula="of:=([.J192]-[.B192])/[.B192]" office:value-type="percentage" office:value="0" calcext:value-type="percentage">
            <text:p>0.00%</text:p>
          </table:table-cell>
          <table:table-cell table:formula="of:=([.J192]-[.C192])/[.C192]" office:value-type="percentage" office:value="0" calcext:value-type="percentage">
            <text:p>0.00%</text:p>
          </table:table-cell>
          <table:table-cell table:formula="of:=([.J192]-[.D192])/[.D192]" office:value-type="percentage" office:value="0" calcext:value-type="percentage">
            <text:p>0.00%</text:p>
          </table:table-cell>
          <table:table-cell table:formula="of:=([.J192]-[.E192])/[.E192]" office:value-type="percentage" office:value="0" calcext:value-type="percentage">
            <text:p>0.00%</text:p>
          </table:table-cell>
          <table:table-cell table:formula="of:=([.J192]-[.F192])/[.F192]" office:value-type="percentage" office:value="0" calcext:value-type="percentage">
            <text:p>0.00%</text:p>
          </table:table-cell>
          <table:table-cell table:formula="of:=([.J192]-[.G192])/[.G192]" office:value-type="percentage" office:value="0" calcext:value-type="percentage">
            <text:p>0.00%</text:p>
          </table:table-cell>
          <table:table-cell table:formula="of:=([.J192]-[.H192])/[.H192]" office:value-type="percentage" office:value="0" calcext:value-type="percentage">
            <text:p>0.00%</text:p>
          </table:table-cell>
          <table:table-cell table:formula="of:=([.J192]-[.I192])/[.I19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7.9" calcext:value-type="float">
            <text:p>7.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.7" calcext:value-type="float">
            <text:p>7.7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7.9" calcext:value-type="float">
            <text:p>7.9</text:p>
          </table:table-cell>
          <table:table-cell office:value-type="float" office:value="7.7" calcext:value-type="float">
            <text:p>7.7</text:p>
          </table:table-cell>
          <table:table-cell office:value-type="float" office:value="8" calcext:value-type="float">
            <text:p>8</text:p>
          </table:table-cell>
          <table:table-cell table:formula="of:=([.J193]-[.A193])/[.A193]" office:value-type="percentage" office:value="0.0126582278481012" calcext:value-type="percentage">
            <text:p>1.27%</text:p>
          </table:table-cell>
          <table:table-cell table:formula="of:=([.J193]-[.B193])/[.B193]" office:value-type="percentage" office:value="0.0126582278481012" calcext:value-type="percentage">
            <text:p>1.27%</text:p>
          </table:table-cell>
          <table:table-cell table:formula="of:=([.J193]-[.C193])/[.C193]" office:value-type="percentage" office:value="0" calcext:value-type="percentage">
            <text:p>0.00%</text:p>
          </table:table-cell>
          <table:table-cell table:formula="of:=([.J193]-[.D193])/[.D193]" office:value-type="percentage" office:value="0" calcext:value-type="percentage">
            <text:p>0.00%</text:p>
          </table:table-cell>
          <table:table-cell table:formula="of:=([.J193]-[.E193])/[.E193]" office:value-type="percentage" office:value="0.0389610389610389" calcext:value-type="percentage">
            <text:p>3.90%</text:p>
          </table:table-cell>
          <table:table-cell table:formula="of:=([.J193]-[.F193])/[.F193]" office:value-type="percentage" office:value="0.0256410256410257" calcext:value-type="percentage">
            <text:p>2.56%</text:p>
          </table:table-cell>
          <table:table-cell table:formula="of:=([.J193]-[.G193])/[.G193]" office:value-type="percentage" office:value="0.0126582278481012" calcext:value-type="percentage">
            <text:p>1.27%</text:p>
          </table:table-cell>
          <table:table-cell table:formula="of:=([.J193]-[.H193])/[.H193]" office:value-type="percentage" office:value="0.0126582278481012" calcext:value-type="percentage">
            <text:p>1.27%</text:p>
          </table:table-cell>
          <table:table-cell table:formula="of:=([.J193]-[.I193])/[.I193]" office:value-type="percentage" office:value="0.0389610389610389" calcext:value-type="percentage">
            <text:p>3.90%</text:p>
          </table:table-cell>
        </table:table-row>
        <table:table-row table:style-name="ro1">
          <table:table-cell table:number-columns-repeated="10" office:value-type="float" office:value="96" calcext:value-type="float">
            <text:p>96</text:p>
          </table:table-cell>
          <table:table-cell table:formula="of:=([.J194]-[.A194])/[.A194]" office:value-type="percentage" office:value="0" calcext:value-type="percentage">
            <text:p>0.00%</text:p>
          </table:table-cell>
          <table:table-cell table:formula="of:=([.J194]-[.B194])/[.B194]" office:value-type="percentage" office:value="0" calcext:value-type="percentage">
            <text:p>0.00%</text:p>
          </table:table-cell>
          <table:table-cell table:formula="of:=([.J194]-[.C194])/[.C194]" office:value-type="percentage" office:value="0" calcext:value-type="percentage">
            <text:p>0.00%</text:p>
          </table:table-cell>
          <table:table-cell table:formula="of:=([.J194]-[.D194])/[.D194]" office:value-type="percentage" office:value="0" calcext:value-type="percentage">
            <text:p>0.00%</text:p>
          </table:table-cell>
          <table:table-cell table:formula="of:=([.J194]-[.E194])/[.E194]" office:value-type="percentage" office:value="0" calcext:value-type="percentage">
            <text:p>0.00%</text:p>
          </table:table-cell>
          <table:table-cell table:formula="of:=([.J194]-[.F194])/[.F194]" office:value-type="percentage" office:value="0" calcext:value-type="percentage">
            <text:p>0.00%</text:p>
          </table:table-cell>
          <table:table-cell table:formula="of:=([.J194]-[.G194])/[.G194]" office:value-type="percentage" office:value="0" calcext:value-type="percentage">
            <text:p>0.00%</text:p>
          </table:table-cell>
          <table:table-cell table:formula="of:=([.J194]-[.H194])/[.H194]" office:value-type="percentage" office:value="0" calcext:value-type="percentage">
            <text:p>0.00%</text:p>
          </table:table-cell>
          <table:table-cell table:formula="of:=([.J194]-[.I194])/[.I19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/>
          <table:table-cell table:style-name="ce11" table:formula="of:=SUM([.K2:.K194])/193" office:value-type="percentage" office:value="0.00608574573423254" calcext:value-type="percentage">
            <text:p>0.61%</text:p>
          </table:table-cell>
          <table:table-cell table:style-name="ce11" table:formula="of:=SUM([.L2:.L194])/193" office:value-type="percentage" office:value="0.00265299370523185" calcext:value-type="percentage">
            <text:p>0.27%</text:p>
          </table:table-cell>
          <table:table-cell table:style-name="ce11" table:formula="of:=SUM([.M2:.M194])/193" office:value-type="percentage" office:value="0.00225162446542873" calcext:value-type="percentage">
            <text:p>0.23%</text:p>
          </table:table-cell>
          <table:table-cell table:style-name="ce11" table:formula="of:=SUM([.N2:.N194])/193" office:value-type="percentage" office:value="0.00213169290354803" calcext:value-type="percentage">
            <text:p>0.21%</text:p>
          </table:table-cell>
          <table:table-cell table:style-name="ce11" table:formula="of:=SUM([.O2:.O194])/193" office:value-type="percentage" office:value="0.00179145293893547" calcext:value-type="percentage">
            <text:p>0.18%</text:p>
          </table:table-cell>
          <table:table-cell table:style-name="ce11" table:formula="of:=SUM([.P2:.P194])/193" office:value-type="percentage" office:value="0.00136885590119172" calcext:value-type="percentage">
            <text:p>0.14%</text:p>
          </table:table-cell>
          <table:table-cell table:style-name="ce11" table:formula="of:=SUM([.Q2:.Q194])/193" office:value-type="percentage" office:value="0.00115812383885938" calcext:value-type="percentage">
            <text:p>0.12%</text:p>
          </table:table-cell>
          <table:table-cell table:style-name="ce11" table:formula="of:=SUM([.R2:.R194])/193" office:value-type="percentage" office:value="0.00117626102750231" calcext:value-type="percentage">
            <text:p>0.12%</text:p>
          </table:table-cell>
          <table:table-cell table:style-name="ce11" table:formula="of:=SUM([.S2:.S194])/193" office:value-type="percentage" office:value="0.0021762409938929" calcext:value-type="percentage">
            <text:p>0.22%</text:p>
          </table:table-cell>
        </table:table-row>
      </table:table>
      <table:table table:name="B-objval" table:style-name="ta1">
        <table:table-column table:style-name="co1" table:number-columns-repeated="10" table:default-cell-style-name="Default"/>
        <table:table-column table:style-name="co1" table:number-columns-repeated="9" table:default-cell-style-name="ce6"/>
        <table:table-row table:style-name="ro1">
          <table:table-cell table:style-name="ce1" office:value-type="string" calcext:value-type="string">
            <text:p>J/5</text:p>
          </table:table-cell>
          <table:table-cell table:style-name="ce1" office:value-type="string" calcext:value-type="string">
            <text:p>J/10</text:p>
          </table:table-cell>
          <table:table-cell table:style-name="ce1" office:value-type="string" calcext:value-type="string">
            <text:p>J/11</text:p>
          </table:table-cell>
          <table:table-cell table:style-name="ce1" office:value-type="string" calcext:value-type="string">
            <text:p>J/12</text:p>
          </table:table-cell>
          <table:table-cell table:style-name="ce1" office:value-type="string" calcext:value-type="string">
            <text:p>J/15</text:p>
          </table:table-cell>
          <table:table-cell table:style-name="ce1" office:value-type="string" calcext:value-type="string">
            <text:p>J/20</text:p>
          </table:table-cell>
          <table:table-cell table:style-name="ce1" office:value-type="string" calcext:value-type="string">
            <text:p>J/25</text:p>
          </table:table-cell>
          <table:table-cell table:style-name="ce1" office:value-type="string" calcext:value-type="string">
            <text:p>J/50</text:p>
          </table:table-cell>
          <table:table-cell table:style-name="ce1" office:value-type="string" calcext:value-type="string">
            <text:p>J/100</text:p>
          </table:table-cell>
          <table:table-cell table:style-name="ce1" office:value-type="string" calcext:value-type="string">
            <text:p>optimal</text:p>
          </table:table-cell>
          <table:table-cell table:style-name="ce1" office:value-type="string" calcext:value-type="string">
            <text:p>gap J/5</text:p>
          </table:table-cell>
          <table:table-cell table:style-name="ce1" office:value-type="string" calcext:value-type="string">
            <text:p>gap J/10</text:p>
          </table:table-cell>
          <table:table-cell table:style-name="ce1" office:value-type="string" calcext:value-type="string">
            <text:p>gap J/11</text:p>
          </table:table-cell>
          <table:table-cell table:style-name="ce1" office:value-type="string" calcext:value-type="string">
            <text:p>gap J/12</text:p>
          </table:table-cell>
          <table:table-cell table:style-name="ce1" office:value-type="string" calcext:value-type="string">
            <text:p>gap J/15</text:p>
          </table:table-cell>
          <table:table-cell table:style-name="ce1" office:value-type="string" calcext:value-type="string">
            <text:p>gap J/20</text:p>
          </table:table-cell>
          <table:table-cell table:style-name="ce1" office:value-type="string" calcext:value-type="string">
            <text:p>gap J/25</text:p>
          </table:table-cell>
          <table:table-cell table:style-name="ce1" office:value-type="string" calcext:value-type="string">
            <text:p>gap J/50</text:p>
          </table:table-cell>
          <table:table-cell table:style-name="ce1" office:value-type="string" calcext:value-type="string">
            <text:p>gap J/100</text:p>
          </table:table-cell>
        </table:table-row>
        <table:table-row table:style-name="ro1">
          <table:table-cell table:number-columns-repeated="10" office:value-type="float" office:value="102" calcext:value-type="float">
            <text:p>102</text:p>
          </table:table-cell>
          <table:table-cell table:formula="of:=([.J2]-[.A2])/[.A2]" office:value-type="percentage" office:value="0" calcext:value-type="percentage">
            <text:p>0.00%</text:p>
          </table:table-cell>
          <table:table-cell table:formula="of:=([.J2]-[.B2])/[.B2]" office:value-type="percentage" office:value="0" calcext:value-type="percentage">
            <text:p>0.00%</text:p>
          </table:table-cell>
          <table:table-cell table:formula="of:=([.J2]-[.C2])/[.C2]" office:value-type="percentage" office:value="0" calcext:value-type="percentage">
            <text:p>0.00%</text:p>
          </table:table-cell>
          <table:table-cell table:formula="of:=([.J2]-[.D2])/[.D2]" office:value-type="percentage" office:value="0" calcext:value-type="percentage">
            <text:p>0.00%</text:p>
          </table:table-cell>
          <table:table-cell table:formula="of:=([.J2]-[.E2])/[.E2]" office:value-type="percentage" office:value="0" calcext:value-type="percentage">
            <text:p>0.00%</text:p>
          </table:table-cell>
          <table:table-cell table:formula="of:=([.J2]-[.F2])/[.F2]" office:value-type="percentage" office:value="0" calcext:value-type="percentage">
            <text:p>0.00%</text:p>
          </table:table-cell>
          <table:table-cell table:formula="of:=([.J2]-[.G2])/[.G2]" office:value-type="percentage" office:value="0" calcext:value-type="percentage">
            <text:p>0.00%</text:p>
          </table:table-cell>
          <table:table-cell table:formula="of:=([.J2]-[.H2])/[.H2]" office:value-type="percentage" office:value="0" calcext:value-type="percentage">
            <text:p>0.00%</text:p>
          </table:table-cell>
          <table:table-cell table:formula="of:=([.J2]-[.I2])/[.I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101.5" calcext:value-type="float">
            <text:p>101.5</text:p>
          </table:table-cell>
          <table:table-cell office:value-type="float" office:value="101" calcext:value-type="float">
            <text:p>101</text:p>
          </table:table-cell>
          <table:table-cell office:value-type="float" office:value="101.4" calcext:value-type="float">
            <text:p>101.4</text:p>
          </table:table-cell>
          <table:table-cell office:value-type="float" office:value="101.1" calcext:value-type="float">
            <text:p>101.1</text:p>
          </table:table-cell>
          <table:table-cell office:value-type="float" office:value="100.6" calcext:value-type="float">
            <text:p>100.6</text:p>
          </table:table-cell>
          <table:table-cell office:value-type="float" office:value="101" calcext:value-type="float">
            <text:p>101</text:p>
          </table:table-cell>
          <table:table-cell office:value-type="float" office:value="100.1" calcext:value-type="float">
            <text:p>100.1</text:p>
          </table:table-cell>
          <table:table-cell office:value-type="float" office:value="99.8" calcext:value-type="float">
            <text:p>99.8</text:p>
          </table:table-cell>
          <table:table-cell office:value-type="float" office:value="103" calcext:value-type="float">
            <text:p>103</text:p>
          </table:table-cell>
          <table:table-cell table:formula="of:=([.J3]-[.A3])/[.A3]" office:value-type="percentage" office:value="0.0177865612648221" calcext:value-type="percentage">
            <text:p>1.78%</text:p>
          </table:table-cell>
          <table:table-cell table:formula="of:=([.J3]-[.B3])/[.B3]" office:value-type="percentage" office:value="0.0147783251231527" calcext:value-type="percentage">
            <text:p>1.48%</text:p>
          </table:table-cell>
          <table:table-cell table:formula="of:=([.J3]-[.C3])/[.C3]" office:value-type="percentage" office:value="0.0198019801980198" calcext:value-type="percentage">
            <text:p>1.98%</text:p>
          </table:table-cell>
          <table:table-cell table:formula="of:=([.J3]-[.D3])/[.D3]" office:value-type="percentage" office:value="0.0157790927021696" calcext:value-type="percentage">
            <text:p>1.58%</text:p>
          </table:table-cell>
          <table:table-cell table:formula="of:=([.J3]-[.E3])/[.E3]" office:value-type="percentage" office:value="0.0187932739861524" calcext:value-type="percentage">
            <text:p>1.88%</text:p>
          </table:table-cell>
          <table:table-cell table:formula="of:=([.J3]-[.F3])/[.F3]" office:value-type="percentage" office:value="0.0238568588469185" calcext:value-type="percentage">
            <text:p>2.39%</text:p>
          </table:table-cell>
          <table:table-cell table:formula="of:=([.J3]-[.G3])/[.G3]" office:value-type="percentage" office:value="0.0198019801980198" calcext:value-type="percentage">
            <text:p>1.98%</text:p>
          </table:table-cell>
          <table:table-cell table:formula="of:=([.J3]-[.H3])/[.H3]" office:value-type="percentage" office:value="0.028971028971029" calcext:value-type="percentage">
            <text:p>2.90%</text:p>
          </table:table-cell>
          <table:table-cell table:formula="of:=([.J3]-[.I3])/[.I3]" office:value-type="percentage" office:value="0.0320641282565131" calcext:value-type="percentage">
            <text:p>3.21%</text:p>
          </table:table-cell>
        </table:table-row>
        <table:table-row table:style-name="ro1">
          <table:table-cell table:number-columns-repeated="10" office:value-type="float" office:value="103" calcext:value-type="float">
            <text:p>103</text:p>
          </table:table-cell>
          <table:table-cell table:formula="of:=([.J4]-[.A4])/[.A4]" office:value-type="percentage" office:value="0" calcext:value-type="percentage">
            <text:p>0.00%</text:p>
          </table:table-cell>
          <table:table-cell table:formula="of:=([.J4]-[.B4])/[.B4]" office:value-type="percentage" office:value="0" calcext:value-type="percentage">
            <text:p>0.00%</text:p>
          </table:table-cell>
          <table:table-cell table:formula="of:=([.J4]-[.C4])/[.C4]" office:value-type="percentage" office:value="0" calcext:value-type="percentage">
            <text:p>0.00%</text:p>
          </table:table-cell>
          <table:table-cell table:formula="of:=([.J4]-[.D4])/[.D4]" office:value-type="percentage" office:value="0" calcext:value-type="percentage">
            <text:p>0.00%</text:p>
          </table:table-cell>
          <table:table-cell table:formula="of:=([.J4]-[.E4])/[.E4]" office:value-type="percentage" office:value="0" calcext:value-type="percentage">
            <text:p>0.00%</text:p>
          </table:table-cell>
          <table:table-cell table:formula="of:=([.J4]-[.F4])/[.F4]" office:value-type="percentage" office:value="0" calcext:value-type="percentage">
            <text:p>0.00%</text:p>
          </table:table-cell>
          <table:table-cell table:formula="of:=([.J4]-[.G4])/[.G4]" office:value-type="percentage" office:value="0" calcext:value-type="percentage">
            <text:p>0.00%</text:p>
          </table:table-cell>
          <table:table-cell table:formula="of:=([.J4]-[.H4])/[.H4]" office:value-type="percentage" office:value="0" calcext:value-type="percentage">
            <text:p>0.00%</text:p>
          </table:table-cell>
          <table:table-cell table:formula="of:=([.J4]-[.I4])/[.I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10" calcext:value-type="float">
            <text:p>110</text:p>
          </table:table-cell>
          <table:table-cell table:formula="of:=([.J5]-[.A5])/[.A5]" office:value-type="percentage" office:value="0" calcext:value-type="percentage">
            <text:p>0.00%</text:p>
          </table:table-cell>
          <table:table-cell table:formula="of:=([.J5]-[.B5])/[.B5]" office:value-type="percentage" office:value="0" calcext:value-type="percentage">
            <text:p>0.00%</text:p>
          </table:table-cell>
          <table:table-cell table:formula="of:=([.J5]-[.C5])/[.C5]" office:value-type="percentage" office:value="0" calcext:value-type="percentage">
            <text:p>0.00%</text:p>
          </table:table-cell>
          <table:table-cell table:formula="of:=([.J5]-[.D5])/[.D5]" office:value-type="percentage" office:value="0" calcext:value-type="percentage">
            <text:p>0.00%</text:p>
          </table:table-cell>
          <table:table-cell table:formula="of:=([.J5]-[.E5])/[.E5]" office:value-type="percentage" office:value="0" calcext:value-type="percentage">
            <text:p>0.00%</text:p>
          </table:table-cell>
          <table:table-cell table:formula="of:=([.J5]-[.F5])/[.F5]" office:value-type="percentage" office:value="0" calcext:value-type="percentage">
            <text:p>0.00%</text:p>
          </table:table-cell>
          <table:table-cell table:formula="of:=([.J5]-[.G5])/[.G5]" office:value-type="percentage" office:value="0" calcext:value-type="percentage">
            <text:p>0.00%</text:p>
          </table:table-cell>
          <table:table-cell table:formula="of:=([.J5]-[.H5])/[.H5]" office:value-type="percentage" office:value="0" calcext:value-type="percentage">
            <text:p>0.00%</text:p>
          </table:table-cell>
          <table:table-cell table:formula="of:=([.J5]-[.I5])/[.I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11" calcext:value-type="float">
            <text:p>111</text:p>
          </table:table-cell>
          <table:table-cell table:formula="of:=([.J6]-[.A6])/[.A6]" office:value-type="percentage" office:value="0" calcext:value-type="percentage">
            <text:p>0.00%</text:p>
          </table:table-cell>
          <table:table-cell table:formula="of:=([.J6]-[.B6])/[.B6]" office:value-type="percentage" office:value="0" calcext:value-type="percentage">
            <text:p>0.00%</text:p>
          </table:table-cell>
          <table:table-cell table:formula="of:=([.J6]-[.C6])/[.C6]" office:value-type="percentage" office:value="0" calcext:value-type="percentage">
            <text:p>0.00%</text:p>
          </table:table-cell>
          <table:table-cell table:formula="of:=([.J6]-[.D6])/[.D6]" office:value-type="percentage" office:value="0" calcext:value-type="percentage">
            <text:p>0.00%</text:p>
          </table:table-cell>
          <table:table-cell table:formula="of:=([.J6]-[.E6])/[.E6]" office:value-type="percentage" office:value="0" calcext:value-type="percentage">
            <text:p>0.00%</text:p>
          </table:table-cell>
          <table:table-cell table:formula="of:=([.J6]-[.F6])/[.F6]" office:value-type="percentage" office:value="0" calcext:value-type="percentage">
            <text:p>0.00%</text:p>
          </table:table-cell>
          <table:table-cell table:formula="of:=([.J6]-[.G6])/[.G6]" office:value-type="percentage" office:value="0" calcext:value-type="percentage">
            <text:p>0.00%</text:p>
          </table:table-cell>
          <table:table-cell table:formula="of:=([.J6]-[.H6])/[.H6]" office:value-type="percentage" office:value="0" calcext:value-type="percentage">
            <text:p>0.00%</text:p>
          </table:table-cell>
          <table:table-cell table:formula="of:=([.J6]-[.I6])/[.I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12" calcext:value-type="float">
            <text:p>112</text:p>
          </table:table-cell>
          <table:table-cell table:formula="of:=([.J7]-[.A7])/[.A7]" office:value-type="percentage" office:value="0" calcext:value-type="percentage">
            <text:p>0.00%</text:p>
          </table:table-cell>
          <table:table-cell table:formula="of:=([.J7]-[.B7])/[.B7]" office:value-type="percentage" office:value="0" calcext:value-type="percentage">
            <text:p>0.00%</text:p>
          </table:table-cell>
          <table:table-cell table:formula="of:=([.J7]-[.C7])/[.C7]" office:value-type="percentage" office:value="0" calcext:value-type="percentage">
            <text:p>0.00%</text:p>
          </table:table-cell>
          <table:table-cell table:formula="of:=([.J7]-[.D7])/[.D7]" office:value-type="percentage" office:value="0" calcext:value-type="percentage">
            <text:p>0.00%</text:p>
          </table:table-cell>
          <table:table-cell table:formula="of:=([.J7]-[.E7])/[.E7]" office:value-type="percentage" office:value="0" calcext:value-type="percentage">
            <text:p>0.00%</text:p>
          </table:table-cell>
          <table:table-cell table:formula="of:=([.J7]-[.F7])/[.F7]" office:value-type="percentage" office:value="0" calcext:value-type="percentage">
            <text:p>0.00%</text:p>
          </table:table-cell>
          <table:table-cell table:formula="of:=([.J7]-[.G7])/[.G7]" office:value-type="percentage" office:value="0" calcext:value-type="percentage">
            <text:p>0.00%</text:p>
          </table:table-cell>
          <table:table-cell table:formula="of:=([.J7]-[.H7])/[.H7]" office:value-type="percentage" office:value="0" calcext:value-type="percentage">
            <text:p>0.00%</text:p>
          </table:table-cell>
          <table:table-cell table:formula="of:=([.J7]-[.I7])/[.I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14" calcext:value-type="float">
            <text:p>114</text:p>
          </table:table-cell>
          <table:table-cell table:formula="of:=([.J8]-[.A8])/[.A8]" office:value-type="percentage" office:value="0" calcext:value-type="percentage">
            <text:p>0.00%</text:p>
          </table:table-cell>
          <table:table-cell table:formula="of:=([.J8]-[.B8])/[.B8]" office:value-type="percentage" office:value="0" calcext:value-type="percentage">
            <text:p>0.00%</text:p>
          </table:table-cell>
          <table:table-cell table:formula="of:=([.J8]-[.C8])/[.C8]" office:value-type="percentage" office:value="0" calcext:value-type="percentage">
            <text:p>0.00%</text:p>
          </table:table-cell>
          <table:table-cell table:formula="of:=([.J8]-[.D8])/[.D8]" office:value-type="percentage" office:value="0" calcext:value-type="percentage">
            <text:p>0.00%</text:p>
          </table:table-cell>
          <table:table-cell table:formula="of:=([.J8]-[.E8])/[.E8]" office:value-type="percentage" office:value="0" calcext:value-type="percentage">
            <text:p>0.00%</text:p>
          </table:table-cell>
          <table:table-cell table:formula="of:=([.J8]-[.F8])/[.F8]" office:value-type="percentage" office:value="0" calcext:value-type="percentage">
            <text:p>0.00%</text:p>
          </table:table-cell>
          <table:table-cell table:formula="of:=([.J8]-[.G8])/[.G8]" office:value-type="percentage" office:value="0" calcext:value-type="percentage">
            <text:p>0.00%</text:p>
          </table:table-cell>
          <table:table-cell table:formula="of:=([.J8]-[.H8])/[.H8]" office:value-type="percentage" office:value="0" calcext:value-type="percentage">
            <text:p>0.00%</text:p>
          </table:table-cell>
          <table:table-cell table:formula="of:=([.J8]-[.I8])/[.I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24.9" calcext:value-type="float">
            <text:p>124.9</text:p>
          </table:table-cell>
          <table:table-cell office:value-type="float" office:value="125.5" calcext:value-type="float">
            <text:p>125.5</text:p>
          </table:table-cell>
          <table:table-cell office:value-type="float" office:value="125.4" calcext:value-type="float">
            <text:p>125.4</text:p>
          </table:table-cell>
          <table:table-cell table:number-columns-repeated="2" office:value-type="float" office:value="125.8" calcext:value-type="float">
            <text:p>125.8</text:p>
          </table:table-cell>
          <table:table-cell office:value-type="float" office:value="125.6" calcext:value-type="float">
            <text:p>125.6</text:p>
          </table:table-cell>
          <table:table-cell office:value-type="float" office:value="125.4" calcext:value-type="float">
            <text:p>125.4</text:p>
          </table:table-cell>
          <table:table-cell office:value-type="float" office:value="124.2" calcext:value-type="float">
            <text:p>124.2</text:p>
          </table:table-cell>
          <table:table-cell office:value-type="float" office:value="124.3" calcext:value-type="float">
            <text:p>124.3</text:p>
          </table:table-cell>
          <table:table-cell office:value-type="float" office:value="127" calcext:value-type="float">
            <text:p>127</text:p>
          </table:table-cell>
          <table:table-cell table:formula="of:=([.J9]-[.A9])/[.A9]" office:value-type="percentage" office:value="0.0168134507606084" calcext:value-type="percentage">
            <text:p>1.68%</text:p>
          </table:table-cell>
          <table:table-cell table:formula="of:=([.J9]-[.B9])/[.B9]" office:value-type="percentage" office:value="0.0119521912350598" calcext:value-type="percentage">
            <text:p>1.20%</text:p>
          </table:table-cell>
          <table:table-cell table:formula="of:=([.J9]-[.C9])/[.C9]" office:value-type="percentage" office:value="0.0127591706539075" calcext:value-type="percentage">
            <text:p>1.28%</text:p>
          </table:table-cell>
          <table:table-cell table:formula="of:=([.J9]-[.D9])/[.D9]" office:value-type="percentage" office:value="0.00953895071542133" calcext:value-type="percentage">
            <text:p>0.95%</text:p>
          </table:table-cell>
          <table:table-cell table:formula="of:=([.J9]-[.E9])/[.E9]" office:value-type="percentage" office:value="0.00953895071542133" calcext:value-type="percentage">
            <text:p>0.95%</text:p>
          </table:table-cell>
          <table:table-cell table:formula="of:=([.J9]-[.F9])/[.F9]" office:value-type="percentage" office:value="0.0111464968152867" calcext:value-type="percentage">
            <text:p>1.11%</text:p>
          </table:table-cell>
          <table:table-cell table:formula="of:=([.J9]-[.G9])/[.G9]" office:value-type="percentage" office:value="0.0127591706539075" calcext:value-type="percentage">
            <text:p>1.28%</text:p>
          </table:table-cell>
          <table:table-cell table:formula="of:=([.J9]-[.H9])/[.H9]" office:value-type="percentage" office:value="0.0225442834138486" calcext:value-type="percentage">
            <text:p>2.25%</text:p>
          </table:table-cell>
          <table:table-cell table:formula="of:=([.J9]-[.I9])/[.I9]" office:value-type="percentage" office:value="0.0217216411906678" calcext:value-type="percentage">
            <text:p>2.17%</text:p>
          </table:table-cell>
        </table:table-row>
        <table:table-row table:style-name="ro1">
          <table:table-cell table:number-columns-repeated="10" office:value-type="float" office:value="128" calcext:value-type="float">
            <text:p>128</text:p>
          </table:table-cell>
          <table:table-cell table:formula="of:=([.J10]-[.A10])/[.A10]" office:value-type="percentage" office:value="0" calcext:value-type="percentage">
            <text:p>0.00%</text:p>
          </table:table-cell>
          <table:table-cell table:formula="of:=([.J10]-[.B10])/[.B10]" office:value-type="percentage" office:value="0" calcext:value-type="percentage">
            <text:p>0.00%</text:p>
          </table:table-cell>
          <table:table-cell table:formula="of:=([.J10]-[.C10])/[.C10]" office:value-type="percentage" office:value="0" calcext:value-type="percentage">
            <text:p>0.00%</text:p>
          </table:table-cell>
          <table:table-cell table:formula="of:=([.J10]-[.D10])/[.D10]" office:value-type="percentage" office:value="0" calcext:value-type="percentage">
            <text:p>0.00%</text:p>
          </table:table-cell>
          <table:table-cell table:formula="of:=([.J10]-[.E10])/[.E10]" office:value-type="percentage" office:value="0" calcext:value-type="percentage">
            <text:p>0.00%</text:p>
          </table:table-cell>
          <table:table-cell table:formula="of:=([.J10]-[.F10])/[.F10]" office:value-type="percentage" office:value="0" calcext:value-type="percentage">
            <text:p>0.00%</text:p>
          </table:table-cell>
          <table:table-cell table:formula="of:=([.J10]-[.G10])/[.G10]" office:value-type="percentage" office:value="0" calcext:value-type="percentage">
            <text:p>0.00%</text:p>
          </table:table-cell>
          <table:table-cell table:formula="of:=([.J10]-[.H10])/[.H10]" office:value-type="percentage" office:value="0" calcext:value-type="percentage">
            <text:p>0.00%</text:p>
          </table:table-cell>
          <table:table-cell table:formula="of:=([.J10]-[.I10])/[.I1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38" calcext:value-type="float">
            <text:p>138</text:p>
          </table:table-cell>
          <table:table-cell table:formula="of:=([.J11]-[.A11])/[.A11]" office:value-type="percentage" office:value="0" calcext:value-type="percentage">
            <text:p>0.00%</text:p>
          </table:table-cell>
          <table:table-cell table:formula="of:=([.J11]-[.B11])/[.B11]" office:value-type="percentage" office:value="0" calcext:value-type="percentage">
            <text:p>0.00%</text:p>
          </table:table-cell>
          <table:table-cell table:formula="of:=([.J11]-[.C11])/[.C11]" office:value-type="percentage" office:value="0" calcext:value-type="percentage">
            <text:p>0.00%</text:p>
          </table:table-cell>
          <table:table-cell table:formula="of:=([.J11]-[.D11])/[.D11]" office:value-type="percentage" office:value="0" calcext:value-type="percentage">
            <text:p>0.00%</text:p>
          </table:table-cell>
          <table:table-cell table:formula="of:=([.J11]-[.E11])/[.E11]" office:value-type="percentage" office:value="0" calcext:value-type="percentage">
            <text:p>0.00%</text:p>
          </table:table-cell>
          <table:table-cell table:formula="of:=([.J11]-[.F11])/[.F11]" office:value-type="percentage" office:value="0" calcext:value-type="percentage">
            <text:p>0.00%</text:p>
          </table:table-cell>
          <table:table-cell table:formula="of:=([.J11]-[.G11])/[.G11]" office:value-type="percentage" office:value="0" calcext:value-type="percentage">
            <text:p>0.00%</text:p>
          </table:table-cell>
          <table:table-cell table:formula="of:=([.J11]-[.H11])/[.H11]" office:value-type="percentage" office:value="0" calcext:value-type="percentage">
            <text:p>0.00%</text:p>
          </table:table-cell>
          <table:table-cell table:formula="of:=([.J11]-[.I11])/[.I1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7.8" calcext:value-type="float">
            <text:p>137.8</text:p>
          </table:table-cell>
          <table:table-cell office:value-type="float" office:value="138" calcext:value-type="float">
            <text:p>138</text:p>
          </table:table-cell>
          <table:table-cell office:value-type="float" office:value="137.7" calcext:value-type="float">
            <text:p>137.7</text:p>
          </table:table-cell>
          <table:table-cell table:number-columns-repeated="2" office:value-type="float" office:value="137.8" calcext:value-type="float">
            <text:p>137.8</text:p>
          </table:table-cell>
          <table:table-cell office:value-type="float" office:value="137.9" calcext:value-type="float">
            <text:p>137.9</text:p>
          </table:table-cell>
          <table:table-cell office:value-type="float" office:value="137.8" calcext:value-type="float">
            <text:p>137.8</text:p>
          </table:table-cell>
          <table:table-cell office:value-type="float" office:value="136.6" calcext:value-type="float">
            <text:p>136.6</text:p>
          </table:table-cell>
          <table:table-cell office:value-type="float" office:value="138" calcext:value-type="float">
            <text:p>138</text:p>
          </table:table-cell>
          <table:table-cell table:formula="of:=([.J12]-[.A12])/[.A12]" office:value-type="percentage" office:value="0.0072992700729927" calcext:value-type="percentage">
            <text:p>0.73%</text:p>
          </table:table-cell>
          <table:table-cell table:formula="of:=([.J12]-[.B12])/[.B12]" office:value-type="percentage" office:value="0.00145137880986929" calcext:value-type="percentage">
            <text:p>0.15%</text:p>
          </table:table-cell>
          <table:table-cell table:formula="of:=([.J12]-[.C12])/[.C12]" office:value-type="percentage" office:value="0" calcext:value-type="percentage">
            <text:p>0.00%</text:p>
          </table:table-cell>
          <table:table-cell table:formula="of:=([.J12]-[.D12])/[.D12]" office:value-type="percentage" office:value="0.00217864923747285" calcext:value-type="percentage">
            <text:p>0.22%</text:p>
          </table:table-cell>
          <table:table-cell table:formula="of:=([.J12]-[.E12])/[.E12]" office:value-type="percentage" office:value="0.00145137880986929" calcext:value-type="percentage">
            <text:p>0.15%</text:p>
          </table:table-cell>
          <table:table-cell table:formula="of:=([.J12]-[.F12])/[.F12]" office:value-type="percentage" office:value="0.00145137880986929" calcext:value-type="percentage">
            <text:p>0.15%</text:p>
          </table:table-cell>
          <table:table-cell table:formula="of:=([.J12]-[.G12])/[.G12]" office:value-type="percentage" office:value="0.000725163161711344" calcext:value-type="percentage">
            <text:p>0.07%</text:p>
          </table:table-cell>
          <table:table-cell table:formula="of:=([.J12]-[.H12])/[.H12]" office:value-type="percentage" office:value="0.00145137880986929" calcext:value-type="percentage">
            <text:p>0.15%</text:p>
          </table:table-cell>
          <table:table-cell table:formula="of:=([.J12]-[.I12])/[.I12]" office:value-type="percentage" office:value="0.0102489019033675" calcext:value-type="percentage">
            <text:p>1.02%</text:p>
          </table:table-cell>
        </table:table-row>
        <table:table-row table:style-name="ro1">
          <table:table-cell table:number-columns-repeated="10" office:value-type="float" office:value="141" calcext:value-type="float">
            <text:p>141</text:p>
          </table:table-cell>
          <table:table-cell table:formula="of:=([.J13]-[.A13])/[.A13]" office:value-type="percentage" office:value="0" calcext:value-type="percentage">
            <text:p>0.00%</text:p>
          </table:table-cell>
          <table:table-cell table:formula="of:=([.J13]-[.B13])/[.B13]" office:value-type="percentage" office:value="0" calcext:value-type="percentage">
            <text:p>0.00%</text:p>
          </table:table-cell>
          <table:table-cell table:formula="of:=([.J13]-[.C13])/[.C13]" office:value-type="percentage" office:value="0" calcext:value-type="percentage">
            <text:p>0.00%</text:p>
          </table:table-cell>
          <table:table-cell table:formula="of:=([.J13]-[.D13])/[.D13]" office:value-type="percentage" office:value="0" calcext:value-type="percentage">
            <text:p>0.00%</text:p>
          </table:table-cell>
          <table:table-cell table:formula="of:=([.J13]-[.E13])/[.E13]" office:value-type="percentage" office:value="0" calcext:value-type="percentage">
            <text:p>0.00%</text:p>
          </table:table-cell>
          <table:table-cell table:formula="of:=([.J13]-[.F13])/[.F13]" office:value-type="percentage" office:value="0" calcext:value-type="percentage">
            <text:p>0.00%</text:p>
          </table:table-cell>
          <table:table-cell table:formula="of:=([.J13]-[.G13])/[.G13]" office:value-type="percentage" office:value="0" calcext:value-type="percentage">
            <text:p>0.00%</text:p>
          </table:table-cell>
          <table:table-cell table:formula="of:=([.J13]-[.H13])/[.H13]" office:value-type="percentage" office:value="0" calcext:value-type="percentage">
            <text:p>0.00%</text:p>
          </table:table-cell>
          <table:table-cell table:formula="of:=([.J13]-[.I13])/[.I1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4.4" calcext:value-type="float">
            <text:p>134.4</text:p>
          </table:table-cell>
          <table:table-cell office:value-type="float" office:value="134.2" calcext:value-type="float">
            <text:p>134.2</text:p>
          </table:table-cell>
          <table:table-cell office:value-type="float" office:value="135.1" calcext:value-type="float">
            <text:p>135.1</text:p>
          </table:table-cell>
          <table:table-cell office:value-type="float" office:value="135.6" calcext:value-type="float">
            <text:p>135.6</text:p>
          </table:table-cell>
          <table:table-cell office:value-type="float" office:value="134.5" calcext:value-type="float">
            <text:p>134.5</text:p>
          </table:table-cell>
          <table:table-cell office:value-type="float" office:value="132.8" calcext:value-type="float">
            <text:p>132.8</text:p>
          </table:table-cell>
          <table:table-cell office:value-type="float" office:value="131.4" calcext:value-type="float">
            <text:p>131.4</text:p>
          </table:table-cell>
          <table:table-cell office:value-type="float" office:value="139" calcext:value-type="float">
            <text:p>139</text:p>
          </table:table-cell>
          <table:table-cell table:formula="of:=([.J14]-[.A14])/[.A14]" office:value-type="percentage" office:value="0.0451127819548872" calcext:value-type="percentage">
            <text:p>4.51%</text:p>
          </table:table-cell>
          <table:table-cell table:formula="of:=([.J14]-[.B14])/[.B14]" office:value-type="percentage" office:value="0.0373134328358209" calcext:value-type="percentage">
            <text:p>3.73%</text:p>
          </table:table-cell>
          <table:table-cell table:formula="of:=([.J14]-[.C14])/[.C14]" office:value-type="percentage" office:value="0.0342261904761904" calcext:value-type="percentage">
            <text:p>3.42%</text:p>
          </table:table-cell>
          <table:table-cell table:formula="of:=([.J14]-[.D14])/[.D14]" office:value-type="percentage" office:value="0.0357675111773473" calcext:value-type="percentage">
            <text:p>3.58%</text:p>
          </table:table-cell>
          <table:table-cell table:formula="of:=([.J14]-[.E14])/[.E14]" office:value-type="percentage" office:value="0.0288675055514434" calcext:value-type="percentage">
            <text:p>2.89%</text:p>
          </table:table-cell>
          <table:table-cell table:formula="of:=([.J14]-[.F14])/[.F14]" office:value-type="percentage" office:value="0.0250737463126844" calcext:value-type="percentage">
            <text:p>2.51%</text:p>
          </table:table-cell>
          <table:table-cell table:formula="of:=([.J14]-[.G14])/[.G14]" office:value-type="percentage" office:value="0.033457249070632" calcext:value-type="percentage">
            <text:p>3.35%</text:p>
          </table:table-cell>
          <table:table-cell table:formula="of:=([.J14]-[.H14])/[.H14]" office:value-type="percentage" office:value="0.0466867469879517" calcext:value-type="percentage">
            <text:p>4.67%</text:p>
          </table:table-cell>
          <table:table-cell table:formula="of:=([.J14]-[.I14])/[.I14]" office:value-type="percentage" office:value="0.0578386605783866" calcext:value-type="percentage">
            <text:p>5.78%</text:p>
          </table:table-cell>
        </table:table-row>
        <table:table-row table:style-name="ro1">
          <table:table-cell office:value-type="float" office:value="143.3" calcext:value-type="float">
            <text:p>143.3</text:p>
          </table:table-cell>
          <table:table-cell office:value-type="float" office:value="143.6" calcext:value-type="float">
            <text:p>143.6</text:p>
          </table:table-cell>
          <table:table-cell office:value-type="float" office:value="143.2" calcext:value-type="float">
            <text:p>143.2</text:p>
          </table:table-cell>
          <table:table-cell office:value-type="float" office:value="143.5" calcext:value-type="float">
            <text:p>143.5</text:p>
          </table:table-cell>
          <table:table-cell office:value-type="float" office:value="143.6" calcext:value-type="float">
            <text:p>143.6</text:p>
          </table:table-cell>
          <table:table-cell office:value-type="float" office:value="143.7" calcext:value-type="float">
            <text:p>143.7</text:p>
          </table:table-cell>
          <table:table-cell office:value-type="float" office:value="143.6" calcext:value-type="float">
            <text:p>143.6</text:p>
          </table:table-cell>
          <table:table-cell office:value-type="float" office:value="141.9" calcext:value-type="float">
            <text:p>141.9</text:p>
          </table:table-cell>
          <table:table-cell office:value-type="float" office:value="139.3" calcext:value-type="float">
            <text:p>139.3</text:p>
          </table:table-cell>
          <table:table-cell office:value-type="float" office:value="144" calcext:value-type="float">
            <text:p>144</text:p>
          </table:table-cell>
          <table:table-cell table:formula="of:=([.J15]-[.A15])/[.A15]" office:value-type="percentage" office:value="0.00488485694347515" calcext:value-type="percentage">
            <text:p>0.49%</text:p>
          </table:table-cell>
          <table:table-cell table:formula="of:=([.J15]-[.B15])/[.B15]" office:value-type="percentage" office:value="0.0027855153203343" calcext:value-type="percentage">
            <text:p>0.28%</text:p>
          </table:table-cell>
          <table:table-cell table:formula="of:=([.J15]-[.C15])/[.C15]" office:value-type="percentage" office:value="0.00558659217877103" calcext:value-type="percentage">
            <text:p>0.56%</text:p>
          </table:table-cell>
          <table:table-cell table:formula="of:=([.J15]-[.D15])/[.D15]" office:value-type="percentage" office:value="0.00348432055749129" calcext:value-type="percentage">
            <text:p>0.35%</text:p>
          </table:table-cell>
          <table:table-cell table:formula="of:=([.J15]-[.E15])/[.E15]" office:value-type="percentage" office:value="0.0027855153203343" calcext:value-type="percentage">
            <text:p>0.28%</text:p>
          </table:table-cell>
          <table:table-cell table:formula="of:=([.J15]-[.F15])/[.F15]" office:value-type="percentage" office:value="0.0020876826722339" calcext:value-type="percentage">
            <text:p>0.21%</text:p>
          </table:table-cell>
          <table:table-cell table:formula="of:=([.J15]-[.G15])/[.G15]" office:value-type="percentage" office:value="0.0027855153203343" calcext:value-type="percentage">
            <text:p>0.28%</text:p>
          </table:table-cell>
          <table:table-cell table:formula="of:=([.J15]-[.H15])/[.H15]" office:value-type="percentage" office:value="0.014799154334038" calcext:value-type="percentage">
            <text:p>1.48%</text:p>
          </table:table-cell>
          <table:table-cell table:formula="of:=([.J15]-[.I15])/[.I15]" office:value-type="percentage" office:value="0.0337401292175161" calcext:value-type="percentage">
            <text:p>3.37%</text:p>
          </table:table-cell>
        </table:table-row>
        <table:table-row table:style-name="ro1">
          <table:table-cell table:number-columns-repeated="10" office:value-type="float" office:value="149" calcext:value-type="float">
            <text:p>149</text:p>
          </table:table-cell>
          <table:table-cell table:formula="of:=([.J16]-[.A16])/[.A16]" office:value-type="percentage" office:value="0" calcext:value-type="percentage">
            <text:p>0.00%</text:p>
          </table:table-cell>
          <table:table-cell table:formula="of:=([.J16]-[.B16])/[.B16]" office:value-type="percentage" office:value="0" calcext:value-type="percentage">
            <text:p>0.00%</text:p>
          </table:table-cell>
          <table:table-cell table:formula="of:=([.J16]-[.C16])/[.C16]" office:value-type="percentage" office:value="0" calcext:value-type="percentage">
            <text:p>0.00%</text:p>
          </table:table-cell>
          <table:table-cell table:formula="of:=([.J16]-[.D16])/[.D16]" office:value-type="percentage" office:value="0" calcext:value-type="percentage">
            <text:p>0.00%</text:p>
          </table:table-cell>
          <table:table-cell table:formula="of:=([.J16]-[.E16])/[.E16]" office:value-type="percentage" office:value="0" calcext:value-type="percentage">
            <text:p>0.00%</text:p>
          </table:table-cell>
          <table:table-cell table:formula="of:=([.J16]-[.F16])/[.F16]" office:value-type="percentage" office:value="0" calcext:value-type="percentage">
            <text:p>0.00%</text:p>
          </table:table-cell>
          <table:table-cell table:formula="of:=([.J16]-[.G16])/[.G16]" office:value-type="percentage" office:value="0" calcext:value-type="percentage">
            <text:p>0.00%</text:p>
          </table:table-cell>
          <table:table-cell table:formula="of:=([.J16]-[.H16])/[.H16]" office:value-type="percentage" office:value="0" calcext:value-type="percentage">
            <text:p>0.00%</text:p>
          </table:table-cell>
          <table:table-cell table:formula="of:=([.J16]-[.I16])/[.I1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55" calcext:value-type="float">
            <text:p>155</text:p>
          </table:table-cell>
          <table:table-cell table:formula="of:=([.J17]-[.A17])/[.A17]" office:value-type="percentage" office:value="0" calcext:value-type="percentage">
            <text:p>0.00%</text:p>
          </table:table-cell>
          <table:table-cell table:formula="of:=([.J17]-[.B17])/[.B17]" office:value-type="percentage" office:value="0" calcext:value-type="percentage">
            <text:p>0.00%</text:p>
          </table:table-cell>
          <table:table-cell table:formula="of:=([.J17]-[.C17])/[.C17]" office:value-type="percentage" office:value="0" calcext:value-type="percentage">
            <text:p>0.00%</text:p>
          </table:table-cell>
          <table:table-cell table:formula="of:=([.J17]-[.D17])/[.D17]" office:value-type="percentage" office:value="0" calcext:value-type="percentage">
            <text:p>0.00%</text:p>
          </table:table-cell>
          <table:table-cell table:formula="of:=([.J17]-[.E17])/[.E17]" office:value-type="percentage" office:value="0" calcext:value-type="percentage">
            <text:p>0.00%</text:p>
          </table:table-cell>
          <table:table-cell table:formula="of:=([.J17]-[.F17])/[.F17]" office:value-type="percentage" office:value="0" calcext:value-type="percentage">
            <text:p>0.00%</text:p>
          </table:table-cell>
          <table:table-cell table:formula="of:=([.J17]-[.G17])/[.G17]" office:value-type="percentage" office:value="0" calcext:value-type="percentage">
            <text:p>0.00%</text:p>
          </table:table-cell>
          <table:table-cell table:formula="of:=([.J17]-[.H17])/[.H17]" office:value-type="percentage" office:value="0" calcext:value-type="percentage">
            <text:p>0.00%</text:p>
          </table:table-cell>
          <table:table-cell table:formula="of:=([.J17]-[.I17])/[.I1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4.6" calcext:value-type="float">
            <text:p>154.6</text:p>
          </table:table-cell>
          <table:table-cell office:value-type="float" office:value="155.1" calcext:value-type="float">
            <text:p>155.1</text:p>
          </table:table-cell>
          <table:table-cell office:value-type="float" office:value="155.2" calcext:value-type="float">
            <text:p>155.2</text:p>
          </table:table-cell>
          <table:table-cell office:value-type="float" office:value="155.1" calcext:value-type="float">
            <text:p>155.1</text:p>
          </table:table-cell>
          <table:table-cell office:value-type="float" office:value="155.7" calcext:value-type="float">
            <text:p>155.7</text:p>
          </table:table-cell>
          <table:table-cell office:value-type="float" office:value="156" calcext:value-type="float">
            <text:p>156</text:p>
          </table:table-cell>
          <table:table-cell office:value-type="float" office:value="155.4" calcext:value-type="float">
            <text:p>155.4</text:p>
          </table:table-cell>
          <table:table-cell office:value-type="float" office:value="154.6" calcext:value-type="float">
            <text:p>154.6</text:p>
          </table:table-cell>
          <table:table-cell office:value-type="float" office:value="151.9" calcext:value-type="float">
            <text:p>151.9</text:p>
          </table:table-cell>
          <table:table-cell office:value-type="float" office:value="156" calcext:value-type="float">
            <text:p>156</text:p>
          </table:table-cell>
          <table:table-cell table:formula="of:=([.J18]-[.A18])/[.A18]" office:value-type="percentage" office:value="0.00905562742561453" calcext:value-type="percentage">
            <text:p>0.91%</text:p>
          </table:table-cell>
          <table:table-cell table:formula="of:=([.J18]-[.B18])/[.B18]" office:value-type="percentage" office:value="0.00580270793036754" calcext:value-type="percentage">
            <text:p>0.58%</text:p>
          </table:table-cell>
          <table:table-cell table:formula="of:=([.J18]-[.C18])/[.C18]" office:value-type="percentage" office:value="0.00515463917525781" calcext:value-type="percentage">
            <text:p>0.52%</text:p>
          </table:table-cell>
          <table:table-cell table:formula="of:=([.J18]-[.D18])/[.D18]" office:value-type="percentage" office:value="0.00580270793036754" calcext:value-type="percentage">
            <text:p>0.58%</text:p>
          </table:table-cell>
          <table:table-cell table:formula="of:=([.J18]-[.E18])/[.E18]" office:value-type="percentage" office:value="0.00192678227360316" calcext:value-type="percentage">
            <text:p>0.19%</text:p>
          </table:table-cell>
          <table:table-cell table:formula="of:=([.J18]-[.F18])/[.F18]" office:value-type="percentage" office:value="0" calcext:value-type="percentage">
            <text:p>0.00%</text:p>
          </table:table-cell>
          <table:table-cell table:formula="of:=([.J18]-[.G18])/[.G18]" office:value-type="percentage" office:value="0.00386100386100382" calcext:value-type="percentage">
            <text:p>0.39%</text:p>
          </table:table-cell>
          <table:table-cell table:formula="of:=([.J18]-[.H18])/[.H18]" office:value-type="percentage" office:value="0.00905562742561453" calcext:value-type="percentage">
            <text:p>0.91%</text:p>
          </table:table-cell>
          <table:table-cell table:formula="of:=([.J18]-[.I18])/[.I18]" office:value-type="percentage" office:value="0.0269914417379855" calcext:value-type="percentage">
            <text:p>2.70%</text:p>
          </table:table-cell>
        </table:table-row>
        <table:table-row table:style-name="ro1">
          <table:table-cell office:value-type="float" office:value="146.4" calcext:value-type="float">
            <text:p>146.4</text:p>
          </table:table-cell>
          <table:table-cell office:value-type="float" office:value="149.9" calcext:value-type="float">
            <text:p>149.9</text:p>
          </table:table-cell>
          <table:table-cell office:value-type="float" office:value="151.1" calcext:value-type="float">
            <text:p>151.1</text:p>
          </table:table-cell>
          <table:table-cell office:value-type="float" office:value="151.5" calcext:value-type="float">
            <text:p>151.5</text:p>
          </table:table-cell>
          <table:table-cell office:value-type="float" office:value="152.5" calcext:value-type="float">
            <text:p>152.5</text:p>
          </table:table-cell>
          <table:table-cell office:value-type="float" office:value="152" calcext:value-type="float">
            <text:p>152</text:p>
          </table:table-cell>
          <table:table-cell office:value-type="float" office:value="152.3" calcext:value-type="float">
            <text:p>152.3</text:p>
          </table:table-cell>
          <table:table-cell office:value-type="float" office:value="151.6" calcext:value-type="float">
            <text:p>151.6</text:p>
          </table:table-cell>
          <table:table-cell office:value-type="float" office:value="149.1" calcext:value-type="float">
            <text:p>149.1</text:p>
          </table:table-cell>
          <table:table-cell office:value-type="float" office:value="155" calcext:value-type="float">
            <text:p>155</text:p>
          </table:table-cell>
          <table:table-cell table:formula="of:=([.J19]-[.A19])/[.A19]" office:value-type="percentage" office:value="0.0587431693989071" calcext:value-type="percentage">
            <text:p>5.87%</text:p>
          </table:table-cell>
          <table:table-cell table:formula="of:=([.J19]-[.B19])/[.B19]" office:value-type="percentage" office:value="0.0340226817878585" calcext:value-type="percentage">
            <text:p>3.40%</text:p>
          </table:table-cell>
          <table:table-cell table:formula="of:=([.J19]-[.C19])/[.C19]" office:value-type="percentage" office:value="0.0258107213765718" calcext:value-type="percentage">
            <text:p>2.58%</text:p>
          </table:table-cell>
          <table:table-cell table:formula="of:=([.J19]-[.D19])/[.D19]" office:value-type="percentage" office:value="0.0231023102310231" calcext:value-type="percentage">
            <text:p>2.31%</text:p>
          </table:table-cell>
          <table:table-cell table:formula="of:=([.J19]-[.E19])/[.E19]" office:value-type="percentage" office:value="0.0163934426229508" calcext:value-type="percentage">
            <text:p>1.64%</text:p>
          </table:table-cell>
          <table:table-cell table:formula="of:=([.J19]-[.F19])/[.F19]" office:value-type="percentage" office:value="0.0197368421052632" calcext:value-type="percentage">
            <text:p>1.97%</text:p>
          </table:table-cell>
          <table:table-cell table:formula="of:=([.J19]-[.G19])/[.G19]" office:value-type="percentage" office:value="0.0177281680892974" calcext:value-type="percentage">
            <text:p>1.77%</text:p>
          </table:table-cell>
          <table:table-cell table:formula="of:=([.J19]-[.H19])/[.H19]" office:value-type="percentage" office:value="0.0224274406332454" calcext:value-type="percentage">
            <text:p>2.24%</text:p>
          </table:table-cell>
          <table:table-cell table:formula="of:=([.J19]-[.I19])/[.I19]" office:value-type="percentage" office:value="0.0395707578806171" calcext:value-type="percentage">
            <text:p>3.96%</text:p>
          </table:table-cell>
        </table:table-row>
        <table:table-row table:style-name="ro1">
          <table:table-cell table:number-columns-repeated="10" office:value-type="float" office:value="160" calcext:value-type="float">
            <text:p>160</text:p>
          </table:table-cell>
          <table:table-cell table:formula="of:=([.J20]-[.A20])/[.A20]" office:value-type="percentage" office:value="0" calcext:value-type="percentage">
            <text:p>0.00%</text:p>
          </table:table-cell>
          <table:table-cell table:formula="of:=([.J20]-[.B20])/[.B20]" office:value-type="percentage" office:value="0" calcext:value-type="percentage">
            <text:p>0.00%</text:p>
          </table:table-cell>
          <table:table-cell table:formula="of:=([.J20]-[.C20])/[.C20]" office:value-type="percentage" office:value="0" calcext:value-type="percentage">
            <text:p>0.00%</text:p>
          </table:table-cell>
          <table:table-cell table:formula="of:=([.J20]-[.D20])/[.D20]" office:value-type="percentage" office:value="0" calcext:value-type="percentage">
            <text:p>0.00%</text:p>
          </table:table-cell>
          <table:table-cell table:formula="of:=([.J20]-[.E20])/[.E20]" office:value-type="percentage" office:value="0" calcext:value-type="percentage">
            <text:p>0.00%</text:p>
          </table:table-cell>
          <table:table-cell table:formula="of:=([.J20]-[.F20])/[.F20]" office:value-type="percentage" office:value="0" calcext:value-type="percentage">
            <text:p>0.00%</text:p>
          </table:table-cell>
          <table:table-cell table:formula="of:=([.J20]-[.G20])/[.G20]" office:value-type="percentage" office:value="0" calcext:value-type="percentage">
            <text:p>0.00%</text:p>
          </table:table-cell>
          <table:table-cell table:formula="of:=([.J20]-[.H20])/[.H20]" office:value-type="percentage" office:value="0" calcext:value-type="percentage">
            <text:p>0.00%</text:p>
          </table:table-cell>
          <table:table-cell table:formula="of:=([.J20]-[.I20])/[.I2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64" calcext:value-type="float">
            <text:p>164</text:p>
          </table:table-cell>
          <table:table-cell table:formula="of:=([.J21]-[.A21])/[.A21]" office:value-type="percentage" office:value="0" calcext:value-type="percentage">
            <text:p>0.00%</text:p>
          </table:table-cell>
          <table:table-cell table:formula="of:=([.J21]-[.B21])/[.B21]" office:value-type="percentage" office:value="0" calcext:value-type="percentage">
            <text:p>0.00%</text:p>
          </table:table-cell>
          <table:table-cell table:formula="of:=([.J21]-[.C21])/[.C21]" office:value-type="percentage" office:value="0" calcext:value-type="percentage">
            <text:p>0.00%</text:p>
          </table:table-cell>
          <table:table-cell table:formula="of:=([.J21]-[.D21])/[.D21]" office:value-type="percentage" office:value="0" calcext:value-type="percentage">
            <text:p>0.00%</text:p>
          </table:table-cell>
          <table:table-cell table:formula="of:=([.J21]-[.E21])/[.E21]" office:value-type="percentage" office:value="0" calcext:value-type="percentage">
            <text:p>0.00%</text:p>
          </table:table-cell>
          <table:table-cell table:formula="of:=([.J21]-[.F21])/[.F21]" office:value-type="percentage" office:value="0" calcext:value-type="percentage">
            <text:p>0.00%</text:p>
          </table:table-cell>
          <table:table-cell table:formula="of:=([.J21]-[.G21])/[.G21]" office:value-type="percentage" office:value="0" calcext:value-type="percentage">
            <text:p>0.00%</text:p>
          </table:table-cell>
          <table:table-cell table:formula="of:=([.J21]-[.H21])/[.H21]" office:value-type="percentage" office:value="0" calcext:value-type="percentage">
            <text:p>0.00%</text:p>
          </table:table-cell>
          <table:table-cell table:formula="of:=([.J21]-[.I21])/[.I2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64" calcext:value-type="float">
            <text:p>164</text:p>
          </table:table-cell>
          <table:table-cell table:formula="of:=([.J22]-[.A22])/[.A22]" office:value-type="percentage" office:value="0" calcext:value-type="percentage">
            <text:p>0.00%</text:p>
          </table:table-cell>
          <table:table-cell table:formula="of:=([.J22]-[.B22])/[.B22]" office:value-type="percentage" office:value="0" calcext:value-type="percentage">
            <text:p>0.00%</text:p>
          </table:table-cell>
          <table:table-cell table:formula="of:=([.J22]-[.C22])/[.C22]" office:value-type="percentage" office:value="0" calcext:value-type="percentage">
            <text:p>0.00%</text:p>
          </table:table-cell>
          <table:table-cell table:formula="of:=([.J22]-[.D22])/[.D22]" office:value-type="percentage" office:value="0" calcext:value-type="percentage">
            <text:p>0.00%</text:p>
          </table:table-cell>
          <table:table-cell table:formula="of:=([.J22]-[.E22])/[.E22]" office:value-type="percentage" office:value="0" calcext:value-type="percentage">
            <text:p>0.00%</text:p>
          </table:table-cell>
          <table:table-cell table:formula="of:=([.J22]-[.F22])/[.F22]" office:value-type="percentage" office:value="0" calcext:value-type="percentage">
            <text:p>0.00%</text:p>
          </table:table-cell>
          <table:table-cell table:formula="of:=([.J22]-[.G22])/[.G22]" office:value-type="percentage" office:value="0" calcext:value-type="percentage">
            <text:p>0.00%</text:p>
          </table:table-cell>
          <table:table-cell table:formula="of:=([.J22]-[.H22])/[.H22]" office:value-type="percentage" office:value="0" calcext:value-type="percentage">
            <text:p>0.00%</text:p>
          </table:table-cell>
          <table:table-cell table:formula="of:=([.J22]-[.I22])/[.I2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66" calcext:value-type="float">
            <text:p>166</text:p>
          </table:table-cell>
          <table:table-cell table:formula="of:=([.J23]-[.A23])/[.A23]" office:value-type="percentage" office:value="0" calcext:value-type="percentage">
            <text:p>0.00%</text:p>
          </table:table-cell>
          <table:table-cell table:formula="of:=([.J23]-[.B23])/[.B23]" office:value-type="percentage" office:value="0" calcext:value-type="percentage">
            <text:p>0.00%</text:p>
          </table:table-cell>
          <table:table-cell table:formula="of:=([.J23]-[.C23])/[.C23]" office:value-type="percentage" office:value="0" calcext:value-type="percentage">
            <text:p>0.00%</text:p>
          </table:table-cell>
          <table:table-cell table:formula="of:=([.J23]-[.D23])/[.D23]" office:value-type="percentage" office:value="0" calcext:value-type="percentage">
            <text:p>0.00%</text:p>
          </table:table-cell>
          <table:table-cell table:formula="of:=([.J23]-[.E23])/[.E23]" office:value-type="percentage" office:value="0" calcext:value-type="percentage">
            <text:p>0.00%</text:p>
          </table:table-cell>
          <table:table-cell table:formula="of:=([.J23]-[.F23])/[.F23]" office:value-type="percentage" office:value="0" calcext:value-type="percentage">
            <text:p>0.00%</text:p>
          </table:table-cell>
          <table:table-cell table:formula="of:=([.J23]-[.G23])/[.G23]" office:value-type="percentage" office:value="0" calcext:value-type="percentage">
            <text:p>0.00%</text:p>
          </table:table-cell>
          <table:table-cell table:formula="of:=([.J23]-[.H23])/[.H23]" office:value-type="percentage" office:value="0" calcext:value-type="percentage">
            <text:p>0.00%</text:p>
          </table:table-cell>
          <table:table-cell table:formula="of:=([.J23]-[.I23])/[.I2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73" calcext:value-type="float">
            <text:p>173</text:p>
          </table:table-cell>
          <table:table-cell table:formula="of:=([.J24]-[.A24])/[.A24]" office:value-type="percentage" office:value="0" calcext:value-type="percentage">
            <text:p>0.00%</text:p>
          </table:table-cell>
          <table:table-cell table:formula="of:=([.J24]-[.B24])/[.B24]" office:value-type="percentage" office:value="0" calcext:value-type="percentage">
            <text:p>0.00%</text:p>
          </table:table-cell>
          <table:table-cell table:formula="of:=([.J24]-[.C24])/[.C24]" office:value-type="percentage" office:value="0" calcext:value-type="percentage">
            <text:p>0.00%</text:p>
          </table:table-cell>
          <table:table-cell table:formula="of:=([.J24]-[.D24])/[.D24]" office:value-type="percentage" office:value="0" calcext:value-type="percentage">
            <text:p>0.00%</text:p>
          </table:table-cell>
          <table:table-cell table:formula="of:=([.J24]-[.E24])/[.E24]" office:value-type="percentage" office:value="0" calcext:value-type="percentage">
            <text:p>0.00%</text:p>
          </table:table-cell>
          <table:table-cell table:formula="of:=([.J24]-[.F24])/[.F24]" office:value-type="percentage" office:value="0" calcext:value-type="percentage">
            <text:p>0.00%</text:p>
          </table:table-cell>
          <table:table-cell table:formula="of:=([.J24]-[.G24])/[.G24]" office:value-type="percentage" office:value="0" calcext:value-type="percentage">
            <text:p>0.00%</text:p>
          </table:table-cell>
          <table:table-cell table:formula="of:=([.J24]-[.H24])/[.H24]" office:value-type="percentage" office:value="0" calcext:value-type="percentage">
            <text:p>0.00%</text:p>
          </table:table-cell>
          <table:table-cell table:formula="of:=([.J24]-[.I24])/[.I2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74" calcext:value-type="float">
            <text:p>174</text:p>
          </table:table-cell>
          <table:table-cell table:formula="of:=([.J25]-[.A25])/[.A25]" office:value-type="percentage" office:value="0" calcext:value-type="percentage">
            <text:p>0.00%</text:p>
          </table:table-cell>
          <table:table-cell table:formula="of:=([.J25]-[.B25])/[.B25]" office:value-type="percentage" office:value="0" calcext:value-type="percentage">
            <text:p>0.00%</text:p>
          </table:table-cell>
          <table:table-cell table:formula="of:=([.J25]-[.C25])/[.C25]" office:value-type="percentage" office:value="0" calcext:value-type="percentage">
            <text:p>0.00%</text:p>
          </table:table-cell>
          <table:table-cell table:formula="of:=([.J25]-[.D25])/[.D25]" office:value-type="percentage" office:value="0" calcext:value-type="percentage">
            <text:p>0.00%</text:p>
          </table:table-cell>
          <table:table-cell table:formula="of:=([.J25]-[.E25])/[.E25]" office:value-type="percentage" office:value="0" calcext:value-type="percentage">
            <text:p>0.00%</text:p>
          </table:table-cell>
          <table:table-cell table:formula="of:=([.J25]-[.F25])/[.F25]" office:value-type="percentage" office:value="0" calcext:value-type="percentage">
            <text:p>0.00%</text:p>
          </table:table-cell>
          <table:table-cell table:formula="of:=([.J25]-[.G25])/[.G25]" office:value-type="percentage" office:value="0" calcext:value-type="percentage">
            <text:p>0.00%</text:p>
          </table:table-cell>
          <table:table-cell table:formula="of:=([.J25]-[.H25])/[.H25]" office:value-type="percentage" office:value="0" calcext:value-type="percentage">
            <text:p>0.00%</text:p>
          </table:table-cell>
          <table:table-cell table:formula="of:=([.J25]-[.I25])/[.I2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4.1" calcext:value-type="float">
            <text:p>144.1</text:p>
          </table:table-cell>
          <table:table-cell table:number-columns-repeated="3" office:value-type="float" office:value="144.9" calcext:value-type="float">
            <text:p>144.9</text:p>
          </table:table-cell>
          <table:table-cell office:value-type="float" office:value="145" calcext:value-type="float">
            <text:p>145</text:p>
          </table:table-cell>
          <table:table-cell office:value-type="float" office:value="144.7" calcext:value-type="float">
            <text:p>144.7</text:p>
          </table:table-cell>
          <table:table-cell table:number-columns-repeated="3" office:value-type="float" office:value="144.9" calcext:value-type="float">
            <text:p>144.9</text:p>
          </table:table-cell>
          <table:table-cell table:style-name="ce5" office:value-type="float" office:value="145" calcext:value-type="float">
            <text:p>145</text:p>
          </table:table-cell>
          <table:table-cell table:formula="of:=([.J26]-[.A26])/[.A26]" office:value-type="percentage" office:value="0.00624566273421239" calcext:value-type="percentage">
            <text:p>0.62%</text:p>
          </table:table-cell>
          <table:table-cell table:formula="of:=([.J26]-[.B26])/[.B26]" office:value-type="percentage" office:value="0.000690131124913694" calcext:value-type="percentage">
            <text:p>0.07%</text:p>
          </table:table-cell>
          <table:table-cell table:formula="of:=([.J26]-[.C26])/[.C26]" office:value-type="percentage" office:value="0.000690131124913694" calcext:value-type="percentage">
            <text:p>0.07%</text:p>
          </table:table-cell>
          <table:table-cell table:formula="of:=([.J26]-[.D26])/[.D26]" office:value-type="percentage" office:value="0.000690131124913694" calcext:value-type="percentage">
            <text:p>0.07%</text:p>
          </table:table-cell>
          <table:table-cell table:formula="of:=([.J26]-[.E26])/[.E26]" office:value-type="percentage" office:value="0" calcext:value-type="percentage">
            <text:p>0.00%</text:p>
          </table:table-cell>
          <table:table-cell table:formula="of:=([.J26]-[.F26])/[.F26]" office:value-type="percentage" office:value="0.00207325501036635" calcext:value-type="percentage">
            <text:p>0.21%</text:p>
          </table:table-cell>
          <table:table-cell table:formula="of:=([.J26]-[.G26])/[.G26]" office:value-type="percentage" office:value="0.000690131124913694" calcext:value-type="percentage">
            <text:p>0.07%</text:p>
          </table:table-cell>
          <table:table-cell table:formula="of:=([.J26]-[.H26])/[.H26]" office:value-type="percentage" office:value="0.000690131124913694" calcext:value-type="percentage">
            <text:p>0.07%</text:p>
          </table:table-cell>
          <table:table-cell table:formula="of:=([.J26]-[.I26])/[.I26]" office:value-type="percentage" office:value="0.000690131124913694" calcext:value-type="percentage">
            <text:p>0.07%</text:p>
          </table:table-cell>
        </table:table-row>
        <table:table-row table:style-name="ro1">
          <table:table-cell table:number-columns-repeated="9" office:value-type="float" office:value="175" calcext:value-type="float">
            <text:p>175</text:p>
          </table:table-cell>
          <table:table-cell table:style-name="ce5" office:value-type="float" office:value="175" calcext:value-type="float">
            <text:p>175</text:p>
          </table:table-cell>
          <table:table-cell table:formula="of:=([.J27]-[.A27])/[.A27]" office:value-type="percentage" office:value="0" calcext:value-type="percentage">
            <text:p>0.00%</text:p>
          </table:table-cell>
          <table:table-cell table:formula="of:=([.J27]-[.B27])/[.B27]" office:value-type="percentage" office:value="0" calcext:value-type="percentage">
            <text:p>0.00%</text:p>
          </table:table-cell>
          <table:table-cell table:formula="of:=([.J27]-[.C27])/[.C27]" office:value-type="percentage" office:value="0" calcext:value-type="percentage">
            <text:p>0.00%</text:p>
          </table:table-cell>
          <table:table-cell table:formula="of:=([.J27]-[.D27])/[.D27]" office:value-type="percentage" office:value="0" calcext:value-type="percentage">
            <text:p>0.00%</text:p>
          </table:table-cell>
          <table:table-cell table:formula="of:=([.J27]-[.E27])/[.E27]" office:value-type="percentage" office:value="0" calcext:value-type="percentage">
            <text:p>0.00%</text:p>
          </table:table-cell>
          <table:table-cell table:formula="of:=([.J27]-[.F27])/[.F27]" office:value-type="percentage" office:value="0" calcext:value-type="percentage">
            <text:p>0.00%</text:p>
          </table:table-cell>
          <table:table-cell table:formula="of:=([.J27]-[.G27])/[.G27]" office:value-type="percentage" office:value="0" calcext:value-type="percentage">
            <text:p>0.00%</text:p>
          </table:table-cell>
          <table:table-cell table:formula="of:=([.J27]-[.H27])/[.H27]" office:value-type="percentage" office:value="0" calcext:value-type="percentage">
            <text:p>0.00%</text:p>
          </table:table-cell>
          <table:table-cell table:formula="of:=([.J27]-[.I27])/[.I2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76" calcext:value-type="float">
            <text:p>176</text:p>
          </table:table-cell>
          <table:table-cell table:formula="of:=([.J28]-[.A28])/[.A28]" office:value-type="percentage" office:value="0" calcext:value-type="percentage">
            <text:p>0.00%</text:p>
          </table:table-cell>
          <table:table-cell table:formula="of:=([.J28]-[.B28])/[.B28]" office:value-type="percentage" office:value="0" calcext:value-type="percentage">
            <text:p>0.00%</text:p>
          </table:table-cell>
          <table:table-cell table:formula="of:=([.J28]-[.C28])/[.C28]" office:value-type="percentage" office:value="0" calcext:value-type="percentage">
            <text:p>0.00%</text:p>
          </table:table-cell>
          <table:table-cell table:formula="of:=([.J28]-[.D28])/[.D28]" office:value-type="percentage" office:value="0" calcext:value-type="percentage">
            <text:p>0.00%</text:p>
          </table:table-cell>
          <table:table-cell table:formula="of:=([.J28]-[.E28])/[.E28]" office:value-type="percentage" office:value="0" calcext:value-type="percentage">
            <text:p>0.00%</text:p>
          </table:table-cell>
          <table:table-cell table:formula="of:=([.J28]-[.F28])/[.F28]" office:value-type="percentage" office:value="0" calcext:value-type="percentage">
            <text:p>0.00%</text:p>
          </table:table-cell>
          <table:table-cell table:formula="of:=([.J28]-[.G28])/[.G28]" office:value-type="percentage" office:value="0" calcext:value-type="percentage">
            <text:p>0.00%</text:p>
          </table:table-cell>
          <table:table-cell table:formula="of:=([.J28]-[.H28])/[.H28]" office:value-type="percentage" office:value="0" calcext:value-type="percentage">
            <text:p>0.00%</text:p>
          </table:table-cell>
          <table:table-cell table:formula="of:=([.J28]-[.I28])/[.I2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78" calcext:value-type="float">
            <text:p>178</text:p>
          </table:table-cell>
          <table:table-cell table:formula="of:=([.J29]-[.A29])/[.A29]" office:value-type="percentage" office:value="0" calcext:value-type="percentage">
            <text:p>0.00%</text:p>
          </table:table-cell>
          <table:table-cell table:formula="of:=([.J29]-[.B29])/[.B29]" office:value-type="percentage" office:value="0" calcext:value-type="percentage">
            <text:p>0.00%</text:p>
          </table:table-cell>
          <table:table-cell table:formula="of:=([.J29]-[.C29])/[.C29]" office:value-type="percentage" office:value="0" calcext:value-type="percentage">
            <text:p>0.00%</text:p>
          </table:table-cell>
          <table:table-cell table:formula="of:=([.J29]-[.D29])/[.D29]" office:value-type="percentage" office:value="0" calcext:value-type="percentage">
            <text:p>0.00%</text:p>
          </table:table-cell>
          <table:table-cell table:formula="of:=([.J29]-[.E29])/[.E29]" office:value-type="percentage" office:value="0" calcext:value-type="percentage">
            <text:p>0.00%</text:p>
          </table:table-cell>
          <table:table-cell table:formula="of:=([.J29]-[.F29])/[.F29]" office:value-type="percentage" office:value="0" calcext:value-type="percentage">
            <text:p>0.00%</text:p>
          </table:table-cell>
          <table:table-cell table:formula="of:=([.J29]-[.G29])/[.G29]" office:value-type="percentage" office:value="0" calcext:value-type="percentage">
            <text:p>0.00%</text:p>
          </table:table-cell>
          <table:table-cell table:formula="of:=([.J29]-[.H29])/[.H29]" office:value-type="percentage" office:value="0" calcext:value-type="percentage">
            <text:p>0.00%</text:p>
          </table:table-cell>
          <table:table-cell table:formula="of:=([.J29]-[.I29])/[.I2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5.6" calcext:value-type="float">
            <text:p>175.6</text:p>
          </table:table-cell>
          <table:table-cell office:value-type="float" office:value="176.9" calcext:value-type="float">
            <text:p>176.9</text:p>
          </table:table-cell>
          <table:table-cell table:number-columns-repeated="2" office:value-type="float" office:value="176.4" calcext:value-type="float">
            <text:p>176.4</text:p>
          </table:table-cell>
          <table:table-cell office:value-type="float" office:value="176.7" calcext:value-type="float">
            <text:p>176.7</text:p>
          </table:table-cell>
          <table:table-cell office:value-type="float" office:value="176.8" calcext:value-type="float">
            <text:p>176.8</text:p>
          </table:table-cell>
          <table:table-cell office:value-type="float" office:value="176.9" calcext:value-type="float">
            <text:p>176.9</text:p>
          </table:table-cell>
          <table:table-cell office:value-type="float" office:value="176.7" calcext:value-type="float">
            <text:p>176.7</text:p>
          </table:table-cell>
          <table:table-cell office:value-type="float" office:value="175.4" calcext:value-type="float">
            <text:p>175.4</text:p>
          </table:table-cell>
          <table:table-cell office:value-type="float" office:value="177" calcext:value-type="float">
            <text:p>177</text:p>
          </table:table-cell>
          <table:table-cell table:formula="of:=([.J30]-[.A30])/[.A30]" office:value-type="percentage" office:value="0.00797266514806381" calcext:value-type="percentage">
            <text:p>0.80%</text:p>
          </table:table-cell>
          <table:table-cell table:formula="of:=([.J30]-[.B30])/[.B30]" office:value-type="percentage" office:value="0.000565291124929307" calcext:value-type="percentage">
            <text:p>0.06%</text:p>
          </table:table-cell>
          <table:table-cell table:formula="of:=([.J30]-[.C30])/[.C30]" office:value-type="percentage" office:value="0.00340136054421765" calcext:value-type="percentage">
            <text:p>0.34%</text:p>
          </table:table-cell>
          <table:table-cell table:formula="of:=([.J30]-[.D30])/[.D30]" office:value-type="percentage" office:value="0.00340136054421765" calcext:value-type="percentage">
            <text:p>0.34%</text:p>
          </table:table-cell>
          <table:table-cell table:formula="of:=([.J30]-[.E30])/[.E30]" office:value-type="percentage" office:value="0.00169779286927001" calcext:value-type="percentage">
            <text:p>0.17%</text:p>
          </table:table-cell>
          <table:table-cell table:formula="of:=([.J30]-[.F30])/[.F30]" office:value-type="percentage" office:value="0.00113122171945695" calcext:value-type="percentage">
            <text:p>0.11%</text:p>
          </table:table-cell>
          <table:table-cell table:formula="of:=([.J30]-[.G30])/[.G30]" office:value-type="percentage" office:value="0.000565291124929307" calcext:value-type="percentage">
            <text:p>0.06%</text:p>
          </table:table-cell>
          <table:table-cell table:formula="of:=([.J30]-[.H30])/[.H30]" office:value-type="percentage" office:value="0.00169779286927001" calcext:value-type="percentage">
            <text:p>0.17%</text:p>
          </table:table-cell>
          <table:table-cell table:formula="of:=([.J30]-[.I30])/[.I30]" office:value-type="percentage" office:value="0.0091220068415051" calcext:value-type="percentage">
            <text:p>0.91%</text:p>
          </table:table-cell>
        </table:table-row>
        <table:table-row table:style-name="ro1">
          <table:table-cell office:value-type="float" office:value="178.6" calcext:value-type="float">
            <text:p>178.6</text:p>
          </table:table-cell>
          <table:table-cell office:value-type="float" office:value="178.8" calcext:value-type="float">
            <text:p>178.8</text:p>
          </table:table-cell>
          <table:table-cell office:value-type="float" office:value="179.8" calcext:value-type="float">
            <text:p>179.8</text:p>
          </table:table-cell>
          <table:table-cell office:value-type="float" office:value="180.3" calcext:value-type="float">
            <text:p>180.3</text:p>
          </table:table-cell>
          <table:table-cell office:value-type="float" office:value="179.3" calcext:value-type="float">
            <text:p>179.3</text:p>
          </table:table-cell>
          <table:table-cell office:value-type="float" office:value="179.8" calcext:value-type="float">
            <text:p>179.8</text:p>
          </table:table-cell>
          <table:table-cell office:value-type="float" office:value="180.4" calcext:value-type="float">
            <text:p>180.4</text:p>
          </table:table-cell>
          <table:table-cell office:value-type="float" office:value="179.6" calcext:value-type="float">
            <text:p>179.6</text:p>
          </table:table-cell>
          <table:table-cell office:value-type="float" office:value="174.2" calcext:value-type="float">
            <text:p>174.2</text:p>
          </table:table-cell>
          <table:table-cell office:value-type="float" office:value="182" calcext:value-type="float">
            <text:p>182</text:p>
          </table:table-cell>
          <table:table-cell table:formula="of:=([.J31]-[.A31])/[.A31]" office:value-type="percentage" office:value="0.0190369540873461" calcext:value-type="percentage">
            <text:p>1.90%</text:p>
          </table:table-cell>
          <table:table-cell table:formula="of:=([.J31]-[.B31])/[.B31]" office:value-type="percentage" office:value="0.017897091722595" calcext:value-type="percentage">
            <text:p>1.79%</text:p>
          </table:table-cell>
          <table:table-cell table:formula="of:=([.J31]-[.C31])/[.C31]" office:value-type="percentage" office:value="0.0122358175750834" calcext:value-type="percentage">
            <text:p>1.22%</text:p>
          </table:table-cell>
          <table:table-cell table:formula="of:=([.J31]-[.D31])/[.D31]" office:value-type="percentage" office:value="0.00942872989462001" calcext:value-type="percentage">
            <text:p>0.94%</text:p>
          </table:table-cell>
          <table:table-cell table:formula="of:=([.J31]-[.E31])/[.E31]" office:value-type="percentage" office:value="0.0150585610708309" calcext:value-type="percentage">
            <text:p>1.51%</text:p>
          </table:table-cell>
          <table:table-cell table:formula="of:=([.J31]-[.F31])/[.F31]" office:value-type="percentage" office:value="0.0122358175750834" calcext:value-type="percentage">
            <text:p>1.22%</text:p>
          </table:table-cell>
          <table:table-cell table:formula="of:=([.J31]-[.G31])/[.G31]" office:value-type="percentage" office:value="0.00886917960088689" calcext:value-type="percentage">
            <text:p>0.89%</text:p>
          </table:table-cell>
          <table:table-cell table:formula="of:=([.J31]-[.H31])/[.H31]" office:value-type="percentage" office:value="0.0133630289532294" calcext:value-type="percentage">
            <text:p>1.34%</text:p>
          </table:table-cell>
          <table:table-cell table:formula="of:=([.J31]-[.I31])/[.I31]" office:value-type="percentage" office:value="0.0447761194029851" calcext:value-type="percentage">
            <text:p>4.48%</text:p>
          </table:table-cell>
        </table:table-row>
        <table:table-row table:style-name="ro1">
          <table:table-cell office:value-type="float" office:value="177.5" calcext:value-type="float">
            <text:p>177.5</text:p>
          </table:table-cell>
          <table:table-cell office:value-type="float" office:value="179.1" calcext:value-type="float">
            <text:p>179.1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0.8" calcext:value-type="float">
            <text:p>180.8</text:p>
          </table:table-cell>
          <table:table-cell office:value-type="float" office:value="180.1" calcext:value-type="float">
            <text:p>180.1</text:p>
          </table:table-cell>
          <table:table-cell office:value-type="float" office:value="181" calcext:value-type="float">
            <text:p>181</text:p>
          </table:table-cell>
          <table:table-cell office:value-type="float" office:value="178.9" calcext:value-type="float">
            <text:p>178.9</text:p>
          </table:table-cell>
          <table:table-cell office:value-type="float" office:value="175.7" calcext:value-type="float">
            <text:p>175.7</text:p>
          </table:table-cell>
          <table:table-cell office:value-type="float" office:value="186" calcext:value-type="float">
            <text:p>186</text:p>
          </table:table-cell>
          <table:table-cell table:formula="of:=([.J32]-[.A32])/[.A32]" office:value-type="percentage" office:value="0.047887323943662" calcext:value-type="percentage">
            <text:p>4.79%</text:p>
          </table:table-cell>
          <table:table-cell table:formula="of:=([.J32]-[.B32])/[.B32]" office:value-type="percentage" office:value="0.0385259631490788" calcext:value-type="percentage">
            <text:p>3.85%</text:p>
          </table:table-cell>
          <table:table-cell table:formula="of:=([.J32]-[.C32])/[.C32]" office:value-type="percentage" office:value="0.0414333706606943" calcext:value-type="percentage">
            <text:p>4.14%</text:p>
          </table:table-cell>
          <table:table-cell table:formula="of:=([.J32]-[.D32])/[.D32]" office:value-type="percentage" office:value="0.0356347438752784" calcext:value-type="percentage">
            <text:p>3.56%</text:p>
          </table:table-cell>
          <table:table-cell table:formula="of:=([.J32]-[.E32])/[.E32]" office:value-type="percentage" office:value="0.0287610619469026" calcext:value-type="percentage">
            <text:p>2.88%</text:p>
          </table:table-cell>
          <table:table-cell table:formula="of:=([.J32]-[.F32])/[.F32]" office:value-type="percentage" office:value="0.0327595780122155" calcext:value-type="percentage">
            <text:p>3.28%</text:p>
          </table:table-cell>
          <table:table-cell table:formula="of:=([.J32]-[.G32])/[.G32]" office:value-type="percentage" office:value="0.0276243093922652" calcext:value-type="percentage">
            <text:p>2.76%</text:p>
          </table:table-cell>
          <table:table-cell table:formula="of:=([.J32]-[.H32])/[.H32]" office:value-type="percentage" office:value="0.0396869759642258" calcext:value-type="percentage">
            <text:p>3.97%</text:p>
          </table:table-cell>
          <table:table-cell table:formula="of:=([.J32]-[.I32])/[.I32]" office:value-type="percentage" office:value="0.0586226522481503" calcext:value-type="percentage">
            <text:p>5.86%</text:p>
          </table:table-cell>
        </table:table-row>
        <table:table-row table:style-name="ro1">
          <table:table-cell table:number-columns-repeated="9" office:value-type="float" office:value="189" calcext:value-type="float">
            <text:p>189</text:p>
          </table:table-cell>
          <table:table-cell table:style-name="ce5" office:value-type="float" office:value="189" calcext:value-type="float">
            <text:p>189</text:p>
          </table:table-cell>
          <table:table-cell table:formula="of:=([.J33]-[.A33])/[.A33]" office:value-type="percentage" office:value="0" calcext:value-type="percentage">
            <text:p>0.00%</text:p>
          </table:table-cell>
          <table:table-cell table:formula="of:=([.J33]-[.B33])/[.B33]" office:value-type="percentage" office:value="0" calcext:value-type="percentage">
            <text:p>0.00%</text:p>
          </table:table-cell>
          <table:table-cell table:formula="of:=([.J33]-[.C33])/[.C33]" office:value-type="percentage" office:value="0" calcext:value-type="percentage">
            <text:p>0.00%</text:p>
          </table:table-cell>
          <table:table-cell table:formula="of:=([.J33]-[.D33])/[.D33]" office:value-type="percentage" office:value="0" calcext:value-type="percentage">
            <text:p>0.00%</text:p>
          </table:table-cell>
          <table:table-cell table:formula="of:=([.J33]-[.E33])/[.E33]" office:value-type="percentage" office:value="0" calcext:value-type="percentage">
            <text:p>0.00%</text:p>
          </table:table-cell>
          <table:table-cell table:formula="of:=([.J33]-[.F33])/[.F33]" office:value-type="percentage" office:value="0" calcext:value-type="percentage">
            <text:p>0.00%</text:p>
          </table:table-cell>
          <table:table-cell table:formula="of:=([.J33]-[.G33])/[.G33]" office:value-type="percentage" office:value="0" calcext:value-type="percentage">
            <text:p>0.00%</text:p>
          </table:table-cell>
          <table:table-cell table:formula="of:=([.J33]-[.H33])/[.H33]" office:value-type="percentage" office:value="0" calcext:value-type="percentage">
            <text:p>0.00%</text:p>
          </table:table-cell>
          <table:table-cell table:formula="of:=([.J33]-[.I33])/[.I3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7.8" calcext:value-type="float">
            <text:p>187.8</text:p>
          </table:table-cell>
          <table:table-cell office:value-type="float" office:value="188.2" calcext:value-type="float">
            <text:p>188.2</text:p>
          </table:table-cell>
          <table:table-cell office:value-type="float" office:value="188.1" calcext:value-type="float">
            <text:p>188.1</text:p>
          </table:table-cell>
          <table:table-cell office:value-type="float" office:value="188.9" calcext:value-type="float">
            <text:p>188.9</text:p>
          </table:table-cell>
          <table:table-cell office:value-type="float" office:value="189.7" calcext:value-type="float">
            <text:p>189.7</text:p>
          </table:table-cell>
          <table:table-cell office:value-type="float" office:value="186.8" calcext:value-type="float">
            <text:p>186.8</text:p>
          </table:table-cell>
          <table:table-cell office:value-type="float" office:value="183.2" calcext:value-type="float">
            <text:p>183.2</text:p>
          </table:table-cell>
          <table:table-cell table:style-name="ce5" office:value-type="float" office:value="191" calcext:value-type="float">
            <text:p>191</text:p>
          </table:table-cell>
          <table:table-cell table:formula="of:=([.J34]-[.A34])/[.A34]" office:value-type="percentage" office:value="0.0324324324324324" calcext:value-type="percentage">
            <text:p>3.24%</text:p>
          </table:table-cell>
          <table:table-cell table:formula="of:=([.J34]-[.B34])/[.B34]" office:value-type="percentage" office:value="0.0213903743315508" calcext:value-type="percentage">
            <text:p>2.14%</text:p>
          </table:table-cell>
          <table:table-cell table:formula="of:=([.J34]-[.C34])/[.C34]" office:value-type="percentage" office:value="0.0170394036208732" calcext:value-type="percentage">
            <text:p>1.70%</text:p>
          </table:table-cell>
          <table:table-cell table:formula="of:=([.J34]-[.D34])/[.D34]" office:value-type="percentage" office:value="0.0148777895855474" calcext:value-type="percentage">
            <text:p>1.49%</text:p>
          </table:table-cell>
          <table:table-cell table:formula="of:=([.J34]-[.E34])/[.E34]" office:value-type="percentage" office:value="0.0154173312068049" calcext:value-type="percentage">
            <text:p>1.54%</text:p>
          </table:table-cell>
          <table:table-cell table:formula="of:=([.J34]-[.F34])/[.F34]" office:value-type="percentage" office:value="0.0111169931180518" calcext:value-type="percentage">
            <text:p>1.11%</text:p>
          </table:table-cell>
          <table:table-cell table:formula="of:=([.J34]-[.G34])/[.G34]" office:value-type="percentage" office:value="0.00685292567211392" calcext:value-type="percentage">
            <text:p>0.69%</text:p>
          </table:table-cell>
          <table:table-cell table:formula="of:=([.J34]-[.H34])/[.H34]" office:value-type="percentage" office:value="0.0224839400428265" calcext:value-type="percentage">
            <text:p>2.25%</text:p>
          </table:table-cell>
          <table:table-cell table:formula="of:=([.J34]-[.I34])/[.I34]" office:value-type="percentage" office:value="0.0425764192139739" calcext:value-type="percentage">
            <text:p>4.26%</text:p>
          </table:table-cell>
        </table:table-row>
        <table:table-row table:style-name="ro1">
          <table:table-cell table:number-columns-repeated="10" office:value-type="float" office:value="191" calcext:value-type="float">
            <text:p>191</text:p>
          </table:table-cell>
          <table:table-cell table:formula="of:=([.J35]-[.A35])/[.A35]" office:value-type="percentage" office:value="0" calcext:value-type="percentage">
            <text:p>0.00%</text:p>
          </table:table-cell>
          <table:table-cell table:formula="of:=([.J35]-[.B35])/[.B35]" office:value-type="percentage" office:value="0" calcext:value-type="percentage">
            <text:p>0.00%</text:p>
          </table:table-cell>
          <table:table-cell table:formula="of:=([.J35]-[.C35])/[.C35]" office:value-type="percentage" office:value="0" calcext:value-type="percentage">
            <text:p>0.00%</text:p>
          </table:table-cell>
          <table:table-cell table:formula="of:=([.J35]-[.D35])/[.D35]" office:value-type="percentage" office:value="0" calcext:value-type="percentage">
            <text:p>0.00%</text:p>
          </table:table-cell>
          <table:table-cell table:formula="of:=([.J35]-[.E35])/[.E35]" office:value-type="percentage" office:value="0" calcext:value-type="percentage">
            <text:p>0.00%</text:p>
          </table:table-cell>
          <table:table-cell table:formula="of:=([.J35]-[.F35])/[.F35]" office:value-type="percentage" office:value="0" calcext:value-type="percentage">
            <text:p>0.00%</text:p>
          </table:table-cell>
          <table:table-cell table:formula="of:=([.J35]-[.G35])/[.G35]" office:value-type="percentage" office:value="0" calcext:value-type="percentage">
            <text:p>0.00%</text:p>
          </table:table-cell>
          <table:table-cell table:formula="of:=([.J35]-[.H35])/[.H35]" office:value-type="percentage" office:value="0" calcext:value-type="percentage">
            <text:p>0.00%</text:p>
          </table:table-cell>
          <table:table-cell table:formula="of:=([.J35]-[.I35])/[.I3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195" calcext:value-type="float">
            <text:p>195</text:p>
          </table:table-cell>
          <table:table-cell table:style-name="ce5" office:value-type="float" office:value="195" calcext:value-type="float">
            <text:p>195</text:p>
          </table:table-cell>
          <table:table-cell table:formula="of:=([.J36]-[.A36])/[.A36]" office:value-type="percentage" office:value="0" calcext:value-type="percentage">
            <text:p>0.00%</text:p>
          </table:table-cell>
          <table:table-cell table:formula="of:=([.J36]-[.B36])/[.B36]" office:value-type="percentage" office:value="0" calcext:value-type="percentage">
            <text:p>0.00%</text:p>
          </table:table-cell>
          <table:table-cell table:formula="of:=([.J36]-[.C36])/[.C36]" office:value-type="percentage" office:value="0" calcext:value-type="percentage">
            <text:p>0.00%</text:p>
          </table:table-cell>
          <table:table-cell table:formula="of:=([.J36]-[.D36])/[.D36]" office:value-type="percentage" office:value="0" calcext:value-type="percentage">
            <text:p>0.00%</text:p>
          </table:table-cell>
          <table:table-cell table:formula="of:=([.J36]-[.E36])/[.E36]" office:value-type="percentage" office:value="0" calcext:value-type="percentage">
            <text:p>0.00%</text:p>
          </table:table-cell>
          <table:table-cell table:formula="of:=([.J36]-[.F36])/[.F36]" office:value-type="percentage" office:value="0" calcext:value-type="percentage">
            <text:p>0.00%</text:p>
          </table:table-cell>
          <table:table-cell table:formula="of:=([.J36]-[.G36])/[.G36]" office:value-type="percentage" office:value="0" calcext:value-type="percentage">
            <text:p>0.00%</text:p>
          </table:table-cell>
          <table:table-cell table:formula="of:=([.J36]-[.H36])/[.H36]" office:value-type="percentage" office:value="0" calcext:value-type="percentage">
            <text:p>0.00%</text:p>
          </table:table-cell>
          <table:table-cell table:formula="of:=([.J36]-[.I36])/[.I3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196" calcext:value-type="float">
            <text:p>196</text:p>
          </table:table-cell>
          <table:table-cell table:style-name="ce5" office:value-type="float" office:value="196" calcext:value-type="float">
            <text:p>196</text:p>
          </table:table-cell>
          <table:table-cell table:formula="of:=([.J37]-[.A37])/[.A37]" office:value-type="percentage" office:value="0" calcext:value-type="percentage">
            <text:p>0.00%</text:p>
          </table:table-cell>
          <table:table-cell table:formula="of:=([.J37]-[.B37])/[.B37]" office:value-type="percentage" office:value="0" calcext:value-type="percentage">
            <text:p>0.00%</text:p>
          </table:table-cell>
          <table:table-cell table:formula="of:=([.J37]-[.C37])/[.C37]" office:value-type="percentage" office:value="0" calcext:value-type="percentage">
            <text:p>0.00%</text:p>
          </table:table-cell>
          <table:table-cell table:formula="of:=([.J37]-[.D37])/[.D37]" office:value-type="percentage" office:value="0" calcext:value-type="percentage">
            <text:p>0.00%</text:p>
          </table:table-cell>
          <table:table-cell table:formula="of:=([.J37]-[.E37])/[.E37]" office:value-type="percentage" office:value="0" calcext:value-type="percentage">
            <text:p>0.00%</text:p>
          </table:table-cell>
          <table:table-cell table:formula="of:=([.J37]-[.F37])/[.F37]" office:value-type="percentage" office:value="0" calcext:value-type="percentage">
            <text:p>0.00%</text:p>
          </table:table-cell>
          <table:table-cell table:formula="of:=([.J37]-[.G37])/[.G37]" office:value-type="percentage" office:value="0" calcext:value-type="percentage">
            <text:p>0.00%</text:p>
          </table:table-cell>
          <table:table-cell table:formula="of:=([.J37]-[.H37])/[.H37]" office:value-type="percentage" office:value="0" calcext:value-type="percentage">
            <text:p>0.00%</text:p>
          </table:table-cell>
          <table:table-cell table:formula="of:=([.J37]-[.I37])/[.I3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98" calcext:value-type="float">
            <text:p>198</text:p>
          </table:table-cell>
          <table:table-cell table:formula="of:=([.J38]-[.A38])/[.A38]" office:value-type="percentage" office:value="0" calcext:value-type="percentage">
            <text:p>0.00%</text:p>
          </table:table-cell>
          <table:table-cell table:formula="of:=([.J38]-[.B38])/[.B38]" office:value-type="percentage" office:value="0" calcext:value-type="percentage">
            <text:p>0.00%</text:p>
          </table:table-cell>
          <table:table-cell table:formula="of:=([.J38]-[.C38])/[.C38]" office:value-type="percentage" office:value="0" calcext:value-type="percentage">
            <text:p>0.00%</text:p>
          </table:table-cell>
          <table:table-cell table:formula="of:=([.J38]-[.D38])/[.D38]" office:value-type="percentage" office:value="0" calcext:value-type="percentage">
            <text:p>0.00%</text:p>
          </table:table-cell>
          <table:table-cell table:formula="of:=([.J38]-[.E38])/[.E38]" office:value-type="percentage" office:value="0" calcext:value-type="percentage">
            <text:p>0.00%</text:p>
          </table:table-cell>
          <table:table-cell table:formula="of:=([.J38]-[.F38])/[.F38]" office:value-type="percentage" office:value="0" calcext:value-type="percentage">
            <text:p>0.00%</text:p>
          </table:table-cell>
          <table:table-cell table:formula="of:=([.J38]-[.G38])/[.G38]" office:value-type="percentage" office:value="0" calcext:value-type="percentage">
            <text:p>0.00%</text:p>
          </table:table-cell>
          <table:table-cell table:formula="of:=([.J38]-[.H38])/[.H38]" office:value-type="percentage" office:value="0" calcext:value-type="percentage">
            <text:p>0.00%</text:p>
          </table:table-cell>
          <table:table-cell table:formula="of:=([.J38]-[.I38])/[.I3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98" calcext:value-type="float">
            <text:p>198</text:p>
          </table:table-cell>
          <table:table-cell table:formula="of:=([.J39]-[.A39])/[.A39]" office:value-type="percentage" office:value="0" calcext:value-type="percentage">
            <text:p>0.00%</text:p>
          </table:table-cell>
          <table:table-cell table:formula="of:=([.J39]-[.B39])/[.B39]" office:value-type="percentage" office:value="0" calcext:value-type="percentage">
            <text:p>0.00%</text:p>
          </table:table-cell>
          <table:table-cell table:formula="of:=([.J39]-[.C39])/[.C39]" office:value-type="percentage" office:value="0" calcext:value-type="percentage">
            <text:p>0.00%</text:p>
          </table:table-cell>
          <table:table-cell table:formula="of:=([.J39]-[.D39])/[.D39]" office:value-type="percentage" office:value="0" calcext:value-type="percentage">
            <text:p>0.00%</text:p>
          </table:table-cell>
          <table:table-cell table:formula="of:=([.J39]-[.E39])/[.E39]" office:value-type="percentage" office:value="0" calcext:value-type="percentage">
            <text:p>0.00%</text:p>
          </table:table-cell>
          <table:table-cell table:formula="of:=([.J39]-[.F39])/[.F39]" office:value-type="percentage" office:value="0" calcext:value-type="percentage">
            <text:p>0.00%</text:p>
          </table:table-cell>
          <table:table-cell table:formula="of:=([.J39]-[.G39])/[.G39]" office:value-type="percentage" office:value="0" calcext:value-type="percentage">
            <text:p>0.00%</text:p>
          </table:table-cell>
          <table:table-cell table:formula="of:=([.J39]-[.H39])/[.H39]" office:value-type="percentage" office:value="0" calcext:value-type="percentage">
            <text:p>0.00%</text:p>
          </table:table-cell>
          <table:table-cell table:formula="of:=([.J39]-[.I39])/[.I3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98" calcext:value-type="float">
            <text:p>198</text:p>
          </table:table-cell>
          <table:table-cell table:formula="of:=([.J40]-[.A40])/[.A40]" office:value-type="percentage" office:value="0" calcext:value-type="percentage">
            <text:p>0.00%</text:p>
          </table:table-cell>
          <table:table-cell table:formula="of:=([.J40]-[.B40])/[.B40]" office:value-type="percentage" office:value="0" calcext:value-type="percentage">
            <text:p>0.00%</text:p>
          </table:table-cell>
          <table:table-cell table:formula="of:=([.J40]-[.C40])/[.C40]" office:value-type="percentage" office:value="0" calcext:value-type="percentage">
            <text:p>0.00%</text:p>
          </table:table-cell>
          <table:table-cell table:formula="of:=([.J40]-[.D40])/[.D40]" office:value-type="percentage" office:value="0" calcext:value-type="percentage">
            <text:p>0.00%</text:p>
          </table:table-cell>
          <table:table-cell table:formula="of:=([.J40]-[.E40])/[.E40]" office:value-type="percentage" office:value="0" calcext:value-type="percentage">
            <text:p>0.00%</text:p>
          </table:table-cell>
          <table:table-cell table:formula="of:=([.J40]-[.F40])/[.F40]" office:value-type="percentage" office:value="0" calcext:value-type="percentage">
            <text:p>0.00%</text:p>
          </table:table-cell>
          <table:table-cell table:formula="of:=([.J40]-[.G40])/[.G40]" office:value-type="percentage" office:value="0" calcext:value-type="percentage">
            <text:p>0.00%</text:p>
          </table:table-cell>
          <table:table-cell table:formula="of:=([.J40]-[.H40])/[.H40]" office:value-type="percentage" office:value="0" calcext:value-type="percentage">
            <text:p>0.00%</text:p>
          </table:table-cell>
          <table:table-cell table:formula="of:=([.J40]-[.I40])/[.I4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99" calcext:value-type="float">
            <text:p>199</text:p>
          </table:table-cell>
          <table:table-cell table:formula="of:=([.J41]-[.A41])/[.A41]" office:value-type="percentage" office:value="0" calcext:value-type="percentage">
            <text:p>0.00%</text:p>
          </table:table-cell>
          <table:table-cell table:formula="of:=([.J41]-[.B41])/[.B41]" office:value-type="percentage" office:value="0" calcext:value-type="percentage">
            <text:p>0.00%</text:p>
          </table:table-cell>
          <table:table-cell table:formula="of:=([.J41]-[.C41])/[.C41]" office:value-type="percentage" office:value="0" calcext:value-type="percentage">
            <text:p>0.00%</text:p>
          </table:table-cell>
          <table:table-cell table:formula="of:=([.J41]-[.D41])/[.D41]" office:value-type="percentage" office:value="0" calcext:value-type="percentage">
            <text:p>0.00%</text:p>
          </table:table-cell>
          <table:table-cell table:formula="of:=([.J41]-[.E41])/[.E41]" office:value-type="percentage" office:value="0" calcext:value-type="percentage">
            <text:p>0.00%</text:p>
          </table:table-cell>
          <table:table-cell table:formula="of:=([.J41]-[.F41])/[.F41]" office:value-type="percentage" office:value="0" calcext:value-type="percentage">
            <text:p>0.00%</text:p>
          </table:table-cell>
          <table:table-cell table:formula="of:=([.J41]-[.G41])/[.G41]" office:value-type="percentage" office:value="0" calcext:value-type="percentage">
            <text:p>0.00%</text:p>
          </table:table-cell>
          <table:table-cell table:formula="of:=([.J41]-[.H41])/[.H41]" office:value-type="percentage" office:value="0" calcext:value-type="percentage">
            <text:p>0.00%</text:p>
          </table:table-cell>
          <table:table-cell table:formula="of:=([.J41]-[.I41])/[.I4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01" calcext:value-type="float">
            <text:p>201</text:p>
          </table:table-cell>
          <table:table-cell table:formula="of:=([.J42]-[.A42])/[.A42]" office:value-type="percentage" office:value="0" calcext:value-type="percentage">
            <text:p>0.00%</text:p>
          </table:table-cell>
          <table:table-cell table:formula="of:=([.J42]-[.B42])/[.B42]" office:value-type="percentage" office:value="0" calcext:value-type="percentage">
            <text:p>0.00%</text:p>
          </table:table-cell>
          <table:table-cell table:formula="of:=([.J42]-[.C42])/[.C42]" office:value-type="percentage" office:value="0" calcext:value-type="percentage">
            <text:p>0.00%</text:p>
          </table:table-cell>
          <table:table-cell table:formula="of:=([.J42]-[.D42])/[.D42]" office:value-type="percentage" office:value="0" calcext:value-type="percentage">
            <text:p>0.00%</text:p>
          </table:table-cell>
          <table:table-cell table:formula="of:=([.J42]-[.E42])/[.E42]" office:value-type="percentage" office:value="0" calcext:value-type="percentage">
            <text:p>0.00%</text:p>
          </table:table-cell>
          <table:table-cell table:formula="of:=([.J42]-[.F42])/[.F42]" office:value-type="percentage" office:value="0" calcext:value-type="percentage">
            <text:p>0.00%</text:p>
          </table:table-cell>
          <table:table-cell table:formula="of:=([.J42]-[.G42])/[.G42]" office:value-type="percentage" office:value="0" calcext:value-type="percentage">
            <text:p>0.00%</text:p>
          </table:table-cell>
          <table:table-cell table:formula="of:=([.J42]-[.H42])/[.H42]" office:value-type="percentage" office:value="0" calcext:value-type="percentage">
            <text:p>0.00%</text:p>
          </table:table-cell>
          <table:table-cell table:formula="of:=([.J42]-[.I42])/[.I4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02" calcext:value-type="float">
            <text:p>202</text:p>
          </table:table-cell>
          <table:table-cell table:formula="of:=([.J43]-[.A43])/[.A43]" office:value-type="percentage" office:value="0" calcext:value-type="percentage">
            <text:p>0.00%</text:p>
          </table:table-cell>
          <table:table-cell table:formula="of:=([.J43]-[.B43])/[.B43]" office:value-type="percentage" office:value="0" calcext:value-type="percentage">
            <text:p>0.00%</text:p>
          </table:table-cell>
          <table:table-cell table:formula="of:=([.J43]-[.C43])/[.C43]" office:value-type="percentage" office:value="0" calcext:value-type="percentage">
            <text:p>0.00%</text:p>
          </table:table-cell>
          <table:table-cell table:formula="of:=([.J43]-[.D43])/[.D43]" office:value-type="percentage" office:value="0" calcext:value-type="percentage">
            <text:p>0.00%</text:p>
          </table:table-cell>
          <table:table-cell table:formula="of:=([.J43]-[.E43])/[.E43]" office:value-type="percentage" office:value="0" calcext:value-type="percentage">
            <text:p>0.00%</text:p>
          </table:table-cell>
          <table:table-cell table:formula="of:=([.J43]-[.F43])/[.F43]" office:value-type="percentage" office:value="0" calcext:value-type="percentage">
            <text:p>0.00%</text:p>
          </table:table-cell>
          <table:table-cell table:formula="of:=([.J43]-[.G43])/[.G43]" office:value-type="percentage" office:value="0" calcext:value-type="percentage">
            <text:p>0.00%</text:p>
          </table:table-cell>
          <table:table-cell table:formula="of:=([.J43]-[.H43])/[.H43]" office:value-type="percentage" office:value="0" calcext:value-type="percentage">
            <text:p>0.00%</text:p>
          </table:table-cell>
          <table:table-cell table:formula="of:=([.J43]-[.I43])/[.I4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03" calcext:value-type="float">
            <text:p>203</text:p>
          </table:table-cell>
          <table:table-cell table:formula="of:=([.J44]-[.A44])/[.A44]" office:value-type="percentage" office:value="0" calcext:value-type="percentage">
            <text:p>0.00%</text:p>
          </table:table-cell>
          <table:table-cell table:formula="of:=([.J44]-[.B44])/[.B44]" office:value-type="percentage" office:value="0" calcext:value-type="percentage">
            <text:p>0.00%</text:p>
          </table:table-cell>
          <table:table-cell table:formula="of:=([.J44]-[.C44])/[.C44]" office:value-type="percentage" office:value="0" calcext:value-type="percentage">
            <text:p>0.00%</text:p>
          </table:table-cell>
          <table:table-cell table:formula="of:=([.J44]-[.D44])/[.D44]" office:value-type="percentage" office:value="0" calcext:value-type="percentage">
            <text:p>0.00%</text:p>
          </table:table-cell>
          <table:table-cell table:formula="of:=([.J44]-[.E44])/[.E44]" office:value-type="percentage" office:value="0" calcext:value-type="percentage">
            <text:p>0.00%</text:p>
          </table:table-cell>
          <table:table-cell table:formula="of:=([.J44]-[.F44])/[.F44]" office:value-type="percentage" office:value="0" calcext:value-type="percentage">
            <text:p>0.00%</text:p>
          </table:table-cell>
          <table:table-cell table:formula="of:=([.J44]-[.G44])/[.G44]" office:value-type="percentage" office:value="0" calcext:value-type="percentage">
            <text:p>0.00%</text:p>
          </table:table-cell>
          <table:table-cell table:formula="of:=([.J44]-[.H44])/[.H44]" office:value-type="percentage" office:value="0" calcext:value-type="percentage">
            <text:p>0.00%</text:p>
          </table:table-cell>
          <table:table-cell table:formula="of:=([.J44]-[.I44])/[.I4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4.3" calcext:value-type="float">
            <text:p>194.3</text:p>
          </table:table-cell>
          <table:table-cell office:value-type="float" office:value="194.5" calcext:value-type="float">
            <text:p>194.5</text:p>
          </table:table-cell>
          <table:table-cell office:value-type="float" office:value="195.1" calcext:value-type="float">
            <text:p>195.1</text:p>
          </table:table-cell>
          <table:table-cell office:value-type="float" office:value="195.8" calcext:value-type="float">
            <text:p>195.8</text:p>
          </table:table-cell>
          <table:table-cell office:value-type="float" office:value="196.4" calcext:value-type="float">
            <text:p>196.4</text:p>
          </table:table-cell>
          <table:table-cell office:value-type="float" office:value="195.3" calcext:value-type="float">
            <text:p>195.3</text:p>
          </table:table-cell>
          <table:table-cell office:value-type="float" office:value="195.2" calcext:value-type="float">
            <text:p>195.2</text:p>
          </table:table-cell>
          <table:table-cell office:value-type="float" office:value="195.1" calcext:value-type="float">
            <text:p>195.1</text:p>
          </table:table-cell>
          <table:table-cell office:value-type="float" office:value="192.8" calcext:value-type="float">
            <text:p>192.8</text:p>
          </table:table-cell>
          <table:table-cell office:value-type="float" office:value="200" calcext:value-type="float">
            <text:p>200</text:p>
          </table:table-cell>
          <table:table-cell table:formula="of:=([.J45]-[.A45])/[.A45]" office:value-type="percentage" office:value="0.0293360782295419" calcext:value-type="percentage">
            <text:p>2.93%</text:p>
          </table:table-cell>
          <table:table-cell table:formula="of:=([.J45]-[.B45])/[.B45]" office:value-type="percentage" office:value="0.0282776349614396" calcext:value-type="percentage">
            <text:p>2.83%</text:p>
          </table:table-cell>
          <table:table-cell table:formula="of:=([.J45]-[.C45])/[.C45]" office:value-type="percentage" office:value="0.0251153254741159" calcext:value-type="percentage">
            <text:p>2.51%</text:p>
          </table:table-cell>
          <table:table-cell table:formula="of:=([.J45]-[.D45])/[.D45]" office:value-type="percentage" office:value="0.0214504596527068" calcext:value-type="percentage">
            <text:p>2.15%</text:p>
          </table:table-cell>
          <table:table-cell table:formula="of:=([.J45]-[.E45])/[.E45]" office:value-type="percentage" office:value="0.0183299389002036" calcext:value-type="percentage">
            <text:p>1.83%</text:p>
          </table:table-cell>
          <table:table-cell table:formula="of:=([.J45]-[.F45])/[.F45]" office:value-type="percentage" office:value="0.0240655401945724" calcext:value-type="percentage">
            <text:p>2.41%</text:p>
          </table:table-cell>
          <table:table-cell table:formula="of:=([.J45]-[.G45])/[.G45]" office:value-type="percentage" office:value="0.0245901639344263" calcext:value-type="percentage">
            <text:p>2.46%</text:p>
          </table:table-cell>
          <table:table-cell table:formula="of:=([.J45]-[.H45])/[.H45]" office:value-type="percentage" office:value="0.0251153254741159" calcext:value-type="percentage">
            <text:p>2.51%</text:p>
          </table:table-cell>
          <table:table-cell table:formula="of:=([.J45]-[.I45])/[.I45]" office:value-type="percentage" office:value="0.0373443983402489" calcext:value-type="percentage">
            <text:p>3.73%</text:p>
          </table:table-cell>
        </table:table-row>
        <table:table-row table:style-name="ro1">
          <table:table-cell office:value-type="float" office:value="205.3" calcext:value-type="float">
            <text:p>205.3</text:p>
          </table:table-cell>
          <table:table-cell office:value-type="float" office:value="206" calcext:value-type="float">
            <text:p>206</text:p>
          </table:table-cell>
          <table:table-cell office:value-type="float" office:value="206.3" calcext:value-type="float">
            <text:p>206.3</text:p>
          </table:table-cell>
          <table:table-cell office:value-type="float" office:value="205.4" calcext:value-type="float">
            <text:p>205.4</text:p>
          </table:table-cell>
          <table:table-cell office:value-type="float" office:value="206.6" calcext:value-type="float">
            <text:p>206.6</text:p>
          </table:table-cell>
          <table:table-cell office:value-type="float" office:value="206.4" calcext:value-type="float">
            <text:p>206.4</text:p>
          </table:table-cell>
          <table:table-cell office:value-type="float" office:value="206.5" calcext:value-type="float">
            <text:p>206.5</text:p>
          </table:table-cell>
          <table:table-cell office:value-type="float" office:value="206.2" calcext:value-type="float">
            <text:p>206.2</text:p>
          </table:table-cell>
          <table:table-cell office:value-type="float" office:value="205.9" calcext:value-type="float">
            <text:p>205.9</text:p>
          </table:table-cell>
          <table:table-cell office:value-type="float" office:value="207" calcext:value-type="float">
            <text:p>207</text:p>
          </table:table-cell>
          <table:table-cell table:formula="of:=([.J46]-[.A46])/[.A46]" office:value-type="percentage" office:value="0.00828056502679001" calcext:value-type="percentage">
            <text:p>0.83%</text:p>
          </table:table-cell>
          <table:table-cell table:formula="of:=([.J46]-[.B46])/[.B46]" office:value-type="percentage" office:value="0.00485436893203883" calcext:value-type="percentage">
            <text:p>0.49%</text:p>
          </table:table-cell>
          <table:table-cell table:formula="of:=([.J46]-[.C46])/[.C46]" office:value-type="percentage" office:value="0.00339311682016475" calcext:value-type="percentage">
            <text:p>0.34%</text:p>
          </table:table-cell>
          <table:table-cell table:formula="of:=([.J46]-[.D46])/[.D46]" office:value-type="percentage" office:value="0.0077896786757546" calcext:value-type="percentage">
            <text:p>0.78%</text:p>
          </table:table-cell>
          <table:table-cell table:formula="of:=([.J46]-[.E46])/[.E46]" office:value-type="percentage" office:value="0.00193610842207166" calcext:value-type="percentage">
            <text:p>0.19%</text:p>
          </table:table-cell>
          <table:table-cell table:formula="of:=([.J46]-[.F46])/[.F46]" office:value-type="percentage" office:value="0.00290697674418602" calcext:value-type="percentage">
            <text:p>0.29%</text:p>
          </table:table-cell>
          <table:table-cell table:formula="of:=([.J46]-[.G46])/[.G46]" office:value-type="percentage" office:value="0.00242130750605327" calcext:value-type="percentage">
            <text:p>0.24%</text:p>
          </table:table-cell>
          <table:table-cell table:formula="of:=([.J46]-[.H46])/[.H46]" office:value-type="percentage" office:value="0.00387972841901072" calcext:value-type="percentage">
            <text:p>0.39%</text:p>
          </table:table-cell>
          <table:table-cell table:formula="of:=([.J46]-[.I46])/[.I46]" office:value-type="percentage" office:value="0.00534239922292372" calcext:value-type="percentage">
            <text:p>0.53%</text:p>
          </table:table-cell>
        </table:table-row>
        <table:table-row table:style-name="ro1">
          <table:table-cell table:number-columns-repeated="10" office:value-type="float" office:value="207" calcext:value-type="float">
            <text:p>207</text:p>
          </table:table-cell>
          <table:table-cell table:formula="of:=([.J47]-[.A47])/[.A47]" office:value-type="percentage" office:value="0" calcext:value-type="percentage">
            <text:p>0.00%</text:p>
          </table:table-cell>
          <table:table-cell table:formula="of:=([.J47]-[.B47])/[.B47]" office:value-type="percentage" office:value="0" calcext:value-type="percentage">
            <text:p>0.00%</text:p>
          </table:table-cell>
          <table:table-cell table:formula="of:=([.J47]-[.C47])/[.C47]" office:value-type="percentage" office:value="0" calcext:value-type="percentage">
            <text:p>0.00%</text:p>
          </table:table-cell>
          <table:table-cell table:formula="of:=([.J47]-[.D47])/[.D47]" office:value-type="percentage" office:value="0" calcext:value-type="percentage">
            <text:p>0.00%</text:p>
          </table:table-cell>
          <table:table-cell table:formula="of:=([.J47]-[.E47])/[.E47]" office:value-type="percentage" office:value="0" calcext:value-type="percentage">
            <text:p>0.00%</text:p>
          </table:table-cell>
          <table:table-cell table:formula="of:=([.J47]-[.F47])/[.F47]" office:value-type="percentage" office:value="0" calcext:value-type="percentage">
            <text:p>0.00%</text:p>
          </table:table-cell>
          <table:table-cell table:formula="of:=([.J47]-[.G47])/[.G47]" office:value-type="percentage" office:value="0" calcext:value-type="percentage">
            <text:p>0.00%</text:p>
          </table:table-cell>
          <table:table-cell table:formula="of:=([.J47]-[.H47])/[.H47]" office:value-type="percentage" office:value="0" calcext:value-type="percentage">
            <text:p>0.00%</text:p>
          </table:table-cell>
          <table:table-cell table:formula="of:=([.J47]-[.I47])/[.I4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4.3" calcext:value-type="float">
            <text:p>194.3</text:p>
          </table:table-cell>
          <table:table-cell office:value-type="float" office:value="194.2" calcext:value-type="float">
            <text:p>194.2</text:p>
          </table:table-cell>
          <table:table-cell office:value-type="float" office:value="194.5" calcext:value-type="float">
            <text:p>194.5</text:p>
          </table:table-cell>
          <table:table-cell office:value-type="float" office:value="194.7" calcext:value-type="float">
            <text:p>194.7</text:p>
          </table:table-cell>
          <table:table-cell office:value-type="float" office:value="194.1" calcext:value-type="float">
            <text:p>194.1</text:p>
          </table:table-cell>
          <table:table-cell office:value-type="float" office:value="195.1" calcext:value-type="float">
            <text:p>195.1</text:p>
          </table:table-cell>
          <table:table-cell office:value-type="float" office:value="194.5" calcext:value-type="float">
            <text:p>194.5</text:p>
          </table:table-cell>
          <table:table-cell office:value-type="float" office:value="193.8" calcext:value-type="float">
            <text:p>193.8</text:p>
          </table:table-cell>
          <table:table-cell office:value-type="float" office:value="191.4" calcext:value-type="float">
            <text:p>191.4</text:p>
          </table:table-cell>
          <table:table-cell office:value-type="float" office:value="199" calcext:value-type="float">
            <text:p>199</text:p>
          </table:table-cell>
          <table:table-cell table:formula="of:=([.J48]-[.A48])/[.A48]" office:value-type="percentage" office:value="0.0241893978383942" calcext:value-type="percentage">
            <text:p>2.42%</text:p>
          </table:table-cell>
          <table:table-cell table:formula="of:=([.J48]-[.B48])/[.B48]" office:value-type="percentage" office:value="0.0247167868177138" calcext:value-type="percentage">
            <text:p>2.47%</text:p>
          </table:table-cell>
          <table:table-cell table:formula="of:=([.J48]-[.C48])/[.C48]" office:value-type="percentage" office:value="0.0231362467866324" calcext:value-type="percentage">
            <text:p>2.31%</text:p>
          </table:table-cell>
          <table:table-cell table:formula="of:=([.J48]-[.D48])/[.D48]" office:value-type="percentage" office:value="0.022085259373395" calcext:value-type="percentage">
            <text:p>2.21%</text:p>
          </table:table-cell>
          <table:table-cell table:formula="of:=([.J48]-[.E48])/[.E48]" office:value-type="percentage" office:value="0.0252447192168985" calcext:value-type="percentage">
            <text:p>2.52%</text:p>
          </table:table-cell>
          <table:table-cell table:formula="of:=([.J48]-[.F48])/[.F48]" office:value-type="percentage" office:value="0.0199897488467453" calcext:value-type="percentage">
            <text:p>2.00%</text:p>
          </table:table-cell>
          <table:table-cell table:formula="of:=([.J48]-[.G48])/[.G48]" office:value-type="percentage" office:value="0.0231362467866324" calcext:value-type="percentage">
            <text:p>2.31%</text:p>
          </table:table-cell>
          <table:table-cell table:formula="of:=([.J48]-[.H48])/[.H48]" office:value-type="percentage" office:value="0.0268317853457172" calcext:value-type="percentage">
            <text:p>2.68%</text:p>
          </table:table-cell>
          <table:table-cell table:formula="of:=([.J48]-[.I48])/[.I48]" office:value-type="percentage" office:value="0.0397074190177638" calcext:value-type="percentage">
            <text:p>3.97%</text:p>
          </table:table-cell>
        </table:table-row>
        <table:table-row table:style-name="ro1">
          <table:table-cell table:number-columns-repeated="10" office:value-type="float" office:value="208" calcext:value-type="float">
            <text:p>208</text:p>
          </table:table-cell>
          <table:table-cell table:formula="of:=([.J49]-[.A49])/[.A49]" office:value-type="percentage" office:value="0" calcext:value-type="percentage">
            <text:p>0.00%</text:p>
          </table:table-cell>
          <table:table-cell table:formula="of:=([.J49]-[.B49])/[.B49]" office:value-type="percentage" office:value="0" calcext:value-type="percentage">
            <text:p>0.00%</text:p>
          </table:table-cell>
          <table:table-cell table:formula="of:=([.J49]-[.C49])/[.C49]" office:value-type="percentage" office:value="0" calcext:value-type="percentage">
            <text:p>0.00%</text:p>
          </table:table-cell>
          <table:table-cell table:formula="of:=([.J49]-[.D49])/[.D49]" office:value-type="percentage" office:value="0" calcext:value-type="percentage">
            <text:p>0.00%</text:p>
          </table:table-cell>
          <table:table-cell table:formula="of:=([.J49]-[.E49])/[.E49]" office:value-type="percentage" office:value="0" calcext:value-type="percentage">
            <text:p>0.00%</text:p>
          </table:table-cell>
          <table:table-cell table:formula="of:=([.J49]-[.F49])/[.F49]" office:value-type="percentage" office:value="0" calcext:value-type="percentage">
            <text:p>0.00%</text:p>
          </table:table-cell>
          <table:table-cell table:formula="of:=([.J49]-[.G49])/[.G49]" office:value-type="percentage" office:value="0" calcext:value-type="percentage">
            <text:p>0.00%</text:p>
          </table:table-cell>
          <table:table-cell table:formula="of:=([.J49]-[.H49])/[.H49]" office:value-type="percentage" office:value="0" calcext:value-type="percentage">
            <text:p>0.00%</text:p>
          </table:table-cell>
          <table:table-cell table:formula="of:=([.J49]-[.I49])/[.I4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8" office:value-type="float" office:value="211" calcext:value-type="float">
            <text:p>211</text:p>
          </table:table-cell>
          <table:table-cell office:value-type="float" office:value="210.9" calcext:value-type="float">
            <text:p>210.9</text:p>
          </table:table-cell>
          <table:table-cell office:value-type="float" office:value="211" calcext:value-type="float">
            <text:p>211</text:p>
          </table:table-cell>
          <table:table-cell table:formula="of:=([.J50]-[.A50])/[.A50]" office:value-type="percentage" office:value="0" calcext:value-type="percentage">
            <text:p>0.00%</text:p>
          </table:table-cell>
          <table:table-cell table:formula="of:=([.J50]-[.B50])/[.B50]" office:value-type="percentage" office:value="0" calcext:value-type="percentage">
            <text:p>0.00%</text:p>
          </table:table-cell>
          <table:table-cell table:formula="of:=([.J50]-[.C50])/[.C50]" office:value-type="percentage" office:value="0" calcext:value-type="percentage">
            <text:p>0.00%</text:p>
          </table:table-cell>
          <table:table-cell table:formula="of:=([.J50]-[.D50])/[.D50]" office:value-type="percentage" office:value="0" calcext:value-type="percentage">
            <text:p>0.00%</text:p>
          </table:table-cell>
          <table:table-cell table:formula="of:=([.J50]-[.E50])/[.E50]" office:value-type="percentage" office:value="0" calcext:value-type="percentage">
            <text:p>0.00%</text:p>
          </table:table-cell>
          <table:table-cell table:formula="of:=([.J50]-[.F50])/[.F50]" office:value-type="percentage" office:value="0" calcext:value-type="percentage">
            <text:p>0.00%</text:p>
          </table:table-cell>
          <table:table-cell table:formula="of:=([.J50]-[.G50])/[.G50]" office:value-type="percentage" office:value="0" calcext:value-type="percentage">
            <text:p>0.00%</text:p>
          </table:table-cell>
          <table:table-cell table:formula="of:=([.J50]-[.H50])/[.H50]" office:value-type="percentage" office:value="0" calcext:value-type="percentage">
            <text:p>0.00%</text:p>
          </table:table-cell>
          <table:table-cell table:formula="of:=([.J50]-[.I50])/[.I50]" office:value-type="percentage" office:value="0.000474158368895184" calcext:value-type="percentage">
            <text:p>0.05%</text:p>
          </table:table-cell>
        </table:table-row>
        <table:table-row table:style-name="ro1">
          <table:table-cell table:number-columns-repeated="10" office:value-type="float" office:value="211" calcext:value-type="float">
            <text:p>211</text:p>
          </table:table-cell>
          <table:table-cell table:formula="of:=([.J51]-[.A51])/[.A51]" office:value-type="percentage" office:value="0" calcext:value-type="percentage">
            <text:p>0.00%</text:p>
          </table:table-cell>
          <table:table-cell table:formula="of:=([.J51]-[.B51])/[.B51]" office:value-type="percentage" office:value="0" calcext:value-type="percentage">
            <text:p>0.00%</text:p>
          </table:table-cell>
          <table:table-cell table:formula="of:=([.J51]-[.C51])/[.C51]" office:value-type="percentage" office:value="0" calcext:value-type="percentage">
            <text:p>0.00%</text:p>
          </table:table-cell>
          <table:table-cell table:formula="of:=([.J51]-[.D51])/[.D51]" office:value-type="percentage" office:value="0" calcext:value-type="percentage">
            <text:p>0.00%</text:p>
          </table:table-cell>
          <table:table-cell table:formula="of:=([.J51]-[.E51])/[.E51]" office:value-type="percentage" office:value="0" calcext:value-type="percentage">
            <text:p>0.00%</text:p>
          </table:table-cell>
          <table:table-cell table:formula="of:=([.J51]-[.F51])/[.F51]" office:value-type="percentage" office:value="0" calcext:value-type="percentage">
            <text:p>0.00%</text:p>
          </table:table-cell>
          <table:table-cell table:formula="of:=([.J51]-[.G51])/[.G51]" office:value-type="percentage" office:value="0" calcext:value-type="percentage">
            <text:p>0.00%</text:p>
          </table:table-cell>
          <table:table-cell table:formula="of:=([.J51]-[.H51])/[.H51]" office:value-type="percentage" office:value="0" calcext:value-type="percentage">
            <text:p>0.00%</text:p>
          </table:table-cell>
          <table:table-cell table:formula="of:=([.J51]-[.I51])/[.I5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1.8" calcext:value-type="float">
            <text:p>211.8</text:p>
          </table:table-cell>
          <table:table-cell table:number-columns-repeated="9" office:value-type="float" office:value="212" calcext:value-type="float">
            <text:p>212</text:p>
          </table:table-cell>
          <table:table-cell table:formula="of:=([.J52]-[.A52])/[.A52]" office:value-type="percentage" office:value="0.00094428706326718" calcext:value-type="percentage">
            <text:p>0.09%</text:p>
          </table:table-cell>
          <table:table-cell table:formula="of:=([.J52]-[.B52])/[.B52]" office:value-type="percentage" office:value="0" calcext:value-type="percentage">
            <text:p>0.00%</text:p>
          </table:table-cell>
          <table:table-cell table:formula="of:=([.J52]-[.C52])/[.C52]" office:value-type="percentage" office:value="0" calcext:value-type="percentage">
            <text:p>0.00%</text:p>
          </table:table-cell>
          <table:table-cell table:formula="of:=([.J52]-[.D52])/[.D52]" office:value-type="percentage" office:value="0" calcext:value-type="percentage">
            <text:p>0.00%</text:p>
          </table:table-cell>
          <table:table-cell table:formula="of:=([.J52]-[.E52])/[.E52]" office:value-type="percentage" office:value="0" calcext:value-type="percentage">
            <text:p>0.00%</text:p>
          </table:table-cell>
          <table:table-cell table:formula="of:=([.J52]-[.F52])/[.F52]" office:value-type="percentage" office:value="0" calcext:value-type="percentage">
            <text:p>0.00%</text:p>
          </table:table-cell>
          <table:table-cell table:formula="of:=([.J52]-[.G52])/[.G52]" office:value-type="percentage" office:value="0" calcext:value-type="percentage">
            <text:p>0.00%</text:p>
          </table:table-cell>
          <table:table-cell table:formula="of:=([.J52]-[.H52])/[.H52]" office:value-type="percentage" office:value="0" calcext:value-type="percentage">
            <text:p>0.00%</text:p>
          </table:table-cell>
          <table:table-cell table:formula="of:=([.J52]-[.I52])/[.I5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13" calcext:value-type="float">
            <text:p>213</text:p>
          </table:table-cell>
          <table:table-cell table:formula="of:=([.J53]-[.A53])/[.A53]" office:value-type="percentage" office:value="0" calcext:value-type="percentage">
            <text:p>0.00%</text:p>
          </table:table-cell>
          <table:table-cell table:formula="of:=([.J53]-[.B53])/[.B53]" office:value-type="percentage" office:value="0" calcext:value-type="percentage">
            <text:p>0.00%</text:p>
          </table:table-cell>
          <table:table-cell table:formula="of:=([.J53]-[.C53])/[.C53]" office:value-type="percentage" office:value="0" calcext:value-type="percentage">
            <text:p>0.00%</text:p>
          </table:table-cell>
          <table:table-cell table:formula="of:=([.J53]-[.D53])/[.D53]" office:value-type="percentage" office:value="0" calcext:value-type="percentage">
            <text:p>0.00%</text:p>
          </table:table-cell>
          <table:table-cell table:formula="of:=([.J53]-[.E53])/[.E53]" office:value-type="percentage" office:value="0" calcext:value-type="percentage">
            <text:p>0.00%</text:p>
          </table:table-cell>
          <table:table-cell table:formula="of:=([.J53]-[.F53])/[.F53]" office:value-type="percentage" office:value="0" calcext:value-type="percentage">
            <text:p>0.00%</text:p>
          </table:table-cell>
          <table:table-cell table:formula="of:=([.J53]-[.G53])/[.G53]" office:value-type="percentage" office:value="0" calcext:value-type="percentage">
            <text:p>0.00%</text:p>
          </table:table-cell>
          <table:table-cell table:formula="of:=([.J53]-[.H53])/[.H53]" office:value-type="percentage" office:value="0" calcext:value-type="percentage">
            <text:p>0.00%</text:p>
          </table:table-cell>
          <table:table-cell table:formula="of:=([.J53]-[.I53])/[.I5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14" calcext:value-type="float">
            <text:p>214</text:p>
          </table:table-cell>
          <table:table-cell table:formula="of:=([.J54]-[.A54])/[.A54]" office:value-type="percentage" office:value="0" calcext:value-type="percentage">
            <text:p>0.00%</text:p>
          </table:table-cell>
          <table:table-cell table:formula="of:=([.J54]-[.B54])/[.B54]" office:value-type="percentage" office:value="0" calcext:value-type="percentage">
            <text:p>0.00%</text:p>
          </table:table-cell>
          <table:table-cell table:formula="of:=([.J54]-[.C54])/[.C54]" office:value-type="percentage" office:value="0" calcext:value-type="percentage">
            <text:p>0.00%</text:p>
          </table:table-cell>
          <table:table-cell table:formula="of:=([.J54]-[.D54])/[.D54]" office:value-type="percentage" office:value="0" calcext:value-type="percentage">
            <text:p>0.00%</text:p>
          </table:table-cell>
          <table:table-cell table:formula="of:=([.J54]-[.E54])/[.E54]" office:value-type="percentage" office:value="0" calcext:value-type="percentage">
            <text:p>0.00%</text:p>
          </table:table-cell>
          <table:table-cell table:formula="of:=([.J54]-[.F54])/[.F54]" office:value-type="percentage" office:value="0" calcext:value-type="percentage">
            <text:p>0.00%</text:p>
          </table:table-cell>
          <table:table-cell table:formula="of:=([.J54]-[.G54])/[.G54]" office:value-type="percentage" office:value="0" calcext:value-type="percentage">
            <text:p>0.00%</text:p>
          </table:table-cell>
          <table:table-cell table:formula="of:=([.J54]-[.H54])/[.H54]" office:value-type="percentage" office:value="0" calcext:value-type="percentage">
            <text:p>0.00%</text:p>
          </table:table-cell>
          <table:table-cell table:formula="of:=([.J54]-[.I54])/[.I5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3.3" calcext:value-type="float">
            <text:p>213.3</text:p>
          </table:table-cell>
          <table:table-cell office:value-type="float" office:value="214.2" calcext:value-type="float">
            <text:p>214.2</text:p>
          </table:table-cell>
          <table:table-cell office:value-type="float" office:value="214.1" calcext:value-type="float">
            <text:p>214.1</text:p>
          </table:table-cell>
          <table:table-cell office:value-type="float" office:value="214.5" calcext:value-type="float">
            <text:p>214.5</text:p>
          </table:table-cell>
          <table:table-cell office:value-type="float" office:value="214.4" calcext:value-type="float">
            <text:p>214.4</text:p>
          </table:table-cell>
          <table:table-cell table:number-columns-repeated="2" office:value-type="float" office:value="214.2" calcext:value-type="float">
            <text:p>214.2</text:p>
          </table:table-cell>
          <table:table-cell office:value-type="float" office:value="213.4" calcext:value-type="float">
            <text:p>213.4</text:p>
          </table:table-cell>
          <table:table-cell office:value-type="float" office:value="211.9" calcext:value-type="float">
            <text:p>211.9</text:p>
          </table:table-cell>
          <table:table-cell table:style-name="ce5" office:value-type="float" office:value="215" calcext:value-type="float">
            <text:p>215</text:p>
          </table:table-cell>
          <table:table-cell table:formula="of:=([.J55]-[.A55])/[.A55]" office:value-type="percentage" office:value="0.00796999531176741" calcext:value-type="percentage">
            <text:p>0.80%</text:p>
          </table:table-cell>
          <table:table-cell table:formula="of:=([.J55]-[.B55])/[.B55]" office:value-type="percentage" office:value="0.00373482726423908" calcext:value-type="percentage">
            <text:p>0.37%</text:p>
          </table:table-cell>
          <table:table-cell table:formula="of:=([.J55]-[.C55])/[.C55]" office:value-type="percentage" office:value="0.00420364315740311" calcext:value-type="percentage">
            <text:p>0.42%</text:p>
          </table:table-cell>
          <table:table-cell table:formula="of:=([.J55]-[.D55])/[.D55]" office:value-type="percentage" office:value="0.00233100233100233" calcext:value-type="percentage">
            <text:p>0.23%</text:p>
          </table:table-cell>
          <table:table-cell table:formula="of:=([.J55]-[.E55])/[.E55]" office:value-type="percentage" office:value="0.00279850746268654" calcext:value-type="percentage">
            <text:p>0.28%</text:p>
          </table:table-cell>
          <table:table-cell table:formula="of:=([.J55]-[.F55])/[.F55]" office:value-type="percentage" office:value="0.00373482726423908" calcext:value-type="percentage">
            <text:p>0.37%</text:p>
          </table:table-cell>
          <table:table-cell table:formula="of:=([.J55]-[.G55])/[.G55]" office:value-type="percentage" office:value="0.00373482726423908" calcext:value-type="percentage">
            <text:p>0.37%</text:p>
          </table:table-cell>
          <table:table-cell table:formula="of:=([.J55]-[.H55])/[.H55]" office:value-type="percentage" office:value="0.00749765698219304" calcext:value-type="percentage">
            <text:p>0.75%</text:p>
          </table:table-cell>
          <table:table-cell table:formula="of:=([.J55]-[.I55])/[.I55]" office:value-type="percentage" office:value="0.0146295422369042" calcext:value-type="percentage">
            <text:p>1.46%</text:p>
          </table:table-cell>
        </table:table-row>
        <table:table-row table:style-name="ro1">
          <table:table-cell office:value-type="float" office:value="208.4" calcext:value-type="float">
            <text:p>208.4</text:p>
          </table:table-cell>
          <table:table-cell office:value-type="float" office:value="208.5" calcext:value-type="float">
            <text:p>208.5</text:p>
          </table:table-cell>
          <table:table-cell office:value-type="float" office:value="209" calcext:value-type="float">
            <text:p>209</text:p>
          </table:table-cell>
          <table:table-cell office:value-type="float" office:value="208.8" calcext:value-type="float">
            <text:p>208.8</text:p>
          </table:table-cell>
          <table:table-cell table:number-columns-repeated="3" office:value-type="float" office:value="209.1" calcext:value-type="float">
            <text:p>209.1</text:p>
          </table:table-cell>
          <table:table-cell office:value-type="float" office:value="208.3" calcext:value-type="float">
            <text:p>208.3</text:p>
          </table:table-cell>
          <table:table-cell office:value-type="float" office:value="206.3" calcext:value-type="float">
            <text:p>206.3</text:p>
          </table:table-cell>
          <table:table-cell table:style-name="ce5" office:value-type="float" office:value="211" calcext:value-type="float">
            <text:p>211</text:p>
          </table:table-cell>
          <table:table-cell table:formula="of:=([.J56]-[.A56])/[.A56]" office:value-type="percentage" office:value="0.0124760076775432" calcext:value-type="percentage">
            <text:p>1.25%</text:p>
          </table:table-cell>
          <table:table-cell table:formula="of:=([.J56]-[.B56])/[.B56]" office:value-type="percentage" office:value="0.0119904076738609" calcext:value-type="percentage">
            <text:p>1.20%</text:p>
          </table:table-cell>
          <table:table-cell table:formula="of:=([.J56]-[.C56])/[.C56]" office:value-type="percentage" office:value="0.00956937799043062" calcext:value-type="percentage">
            <text:p>0.96%</text:p>
          </table:table-cell>
          <table:table-cell table:formula="of:=([.J56]-[.D56])/[.D56]" office:value-type="percentage" office:value="0.0105363984674329" calcext:value-type="percentage">
            <text:p>1.05%</text:p>
          </table:table-cell>
          <table:table-cell table:formula="of:=([.J56]-[.E56])/[.E56]" office:value-type="percentage" office:value="0.00908656145384986" calcext:value-type="percentage">
            <text:p>0.91%</text:p>
          </table:table-cell>
          <table:table-cell table:formula="of:=([.J56]-[.F56])/[.F56]" office:value-type="percentage" office:value="0.00908656145384986" calcext:value-type="percentage">
            <text:p>0.91%</text:p>
          </table:table-cell>
          <table:table-cell table:formula="of:=([.J56]-[.G56])/[.G56]" office:value-type="percentage" office:value="0.00908656145384986" calcext:value-type="percentage">
            <text:p>0.91%</text:p>
          </table:table-cell>
          <table:table-cell table:formula="of:=([.J56]-[.H56])/[.H56]" office:value-type="percentage" office:value="0.012962073931829" calcext:value-type="percentage">
            <text:p>1.30%</text:p>
          </table:table-cell>
          <table:table-cell table:formula="of:=([.J56]-[.I56])/[.I56]" office:value-type="percentage" office:value="0.0227823557925351" calcext:value-type="percentage">
            <text:p>2.28%</text:p>
          </table:table-cell>
        </table:table-row>
        <table:table-row table:style-name="ro1">
          <table:table-cell office:value-type="float" office:value="214.6" calcext:value-type="float">
            <text:p>214.6</text:p>
          </table:table-cell>
          <table:table-cell office:value-type="float" office:value="214.7" calcext:value-type="float">
            <text:p>214.7</text:p>
          </table:table-cell>
          <table:table-cell office:value-type="float" office:value="215.4" calcext:value-type="float">
            <text:p>215.4</text:p>
          </table:table-cell>
          <table:table-cell office:value-type="float" office:value="215.2" calcext:value-type="float">
            <text:p>215.2</text:p>
          </table:table-cell>
          <table:table-cell office:value-type="float" office:value="214.8" calcext:value-type="float">
            <text:p>214.8</text:p>
          </table:table-cell>
          <table:table-cell office:value-type="float" office:value="215" calcext:value-type="float">
            <text:p>215</text:p>
          </table:table-cell>
          <table:table-cell office:value-type="float" office:value="214.1" calcext:value-type="float">
            <text:p>214.1</text:p>
          </table:table-cell>
          <table:table-cell office:value-type="float" office:value="213.7" calcext:value-type="float">
            <text:p>213.7</text:p>
          </table:table-cell>
          <table:table-cell office:value-type="float" office:value="212.8" calcext:value-type="float">
            <text:p>212.8</text:p>
          </table:table-cell>
          <table:table-cell office:value-type="float" office:value="217" calcext:value-type="float">
            <text:p>217</text:p>
          </table:table-cell>
          <table:table-cell table:formula="of:=([.J57]-[.A57])/[.A57]" office:value-type="percentage" office:value="0.011183597390494" calcext:value-type="percentage">
            <text:p>1.12%</text:p>
          </table:table-cell>
          <table:table-cell table:formula="of:=([.J57]-[.B57])/[.B57]" office:value-type="percentage" office:value="0.0107126222636237" calcext:value-type="percentage">
            <text:p>1.07%</text:p>
          </table:table-cell>
          <table:table-cell table:formula="of:=([.J57]-[.C57])/[.C57]" office:value-type="percentage" office:value="0.00742804085422467" calcext:value-type="percentage">
            <text:p>0.74%</text:p>
          </table:table-cell>
          <table:table-cell table:formula="of:=([.J57]-[.D57])/[.D57]" office:value-type="percentage" office:value="0.00836431226765805" calcext:value-type="percentage">
            <text:p>0.84%</text:p>
          </table:table-cell>
          <table:table-cell table:formula="of:=([.J57]-[.E57])/[.E57]" office:value-type="percentage" office:value="0.01024208566108" calcext:value-type="percentage">
            <text:p>1.02%</text:p>
          </table:table-cell>
          <table:table-cell table:formula="of:=([.J57]-[.F57])/[.F57]" office:value-type="percentage" office:value="0.00930232558139535" calcext:value-type="percentage">
            <text:p>0.93%</text:p>
          </table:table-cell>
          <table:table-cell table:formula="of:=([.J57]-[.G57])/[.G57]" office:value-type="percentage" office:value="0.0135450723960766" calcext:value-type="percentage">
            <text:p>1.35%</text:p>
          </table:table-cell>
          <table:table-cell table:formula="of:=([.J57]-[.H57])/[.H57]" office:value-type="percentage" office:value="0.0154422087037904" calcext:value-type="percentage">
            <text:p>1.54%</text:p>
          </table:table-cell>
          <table:table-cell table:formula="of:=([.J57]-[.I57])/[.I57]" office:value-type="percentage" office:value="0.0197368421052631" calcext:value-type="percentage">
            <text:p>1.97%</text:p>
          </table:table-cell>
        </table:table-row>
        <table:table-row table:style-name="ro1">
          <table:table-cell table:number-columns-repeated="10" office:value-type="float" office:value="217" calcext:value-type="float">
            <text:p>217</text:p>
          </table:table-cell>
          <table:table-cell table:formula="of:=([.J58]-[.A58])/[.A58]" office:value-type="percentage" office:value="0" calcext:value-type="percentage">
            <text:p>0.00%</text:p>
          </table:table-cell>
          <table:table-cell table:formula="of:=([.J58]-[.B58])/[.B58]" office:value-type="percentage" office:value="0" calcext:value-type="percentage">
            <text:p>0.00%</text:p>
          </table:table-cell>
          <table:table-cell table:formula="of:=([.J58]-[.C58])/[.C58]" office:value-type="percentage" office:value="0" calcext:value-type="percentage">
            <text:p>0.00%</text:p>
          </table:table-cell>
          <table:table-cell table:formula="of:=([.J58]-[.D58])/[.D58]" office:value-type="percentage" office:value="0" calcext:value-type="percentage">
            <text:p>0.00%</text:p>
          </table:table-cell>
          <table:table-cell table:formula="of:=([.J58]-[.E58])/[.E58]" office:value-type="percentage" office:value="0" calcext:value-type="percentage">
            <text:p>0.00%</text:p>
          </table:table-cell>
          <table:table-cell table:formula="of:=([.J58]-[.F58])/[.F58]" office:value-type="percentage" office:value="0" calcext:value-type="percentage">
            <text:p>0.00%</text:p>
          </table:table-cell>
          <table:table-cell table:formula="of:=([.J58]-[.G58])/[.G58]" office:value-type="percentage" office:value="0" calcext:value-type="percentage">
            <text:p>0.00%</text:p>
          </table:table-cell>
          <table:table-cell table:formula="of:=([.J58]-[.H58])/[.H58]" office:value-type="percentage" office:value="0" calcext:value-type="percentage">
            <text:p>0.00%</text:p>
          </table:table-cell>
          <table:table-cell table:formula="of:=([.J58]-[.I58])/[.I5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2.7" calcext:value-type="float">
            <text:p>182.7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182.9" calcext:value-type="float">
            <text:p>182.9</text:p>
          </table:table-cell>
          <table:table-cell table:number-columns-repeated="5" office:value-type="float" office:value="183" calcext:value-type="float">
            <text:p>183</text:p>
          </table:table-cell>
          <table:table-cell table:formula="of:=([.J59]-[.A59])/[.A59]" office:value-type="percentage" office:value="0.00164203612479481" calcext:value-type="percentage">
            <text:p>0.16%</text:p>
          </table:table-cell>
          <table:table-cell table:formula="of:=([.J59]-[.B59])/[.B59]" office:value-type="percentage" office:value="0" calcext:value-type="percentage">
            <text:p>0.00%</text:p>
          </table:table-cell>
          <table:table-cell table:formula="of:=([.J59]-[.C59])/[.C59]" office:value-type="percentage" office:value="0.000546746856205546" calcext:value-type="percentage">
            <text:p>0.05%</text:p>
          </table:table-cell>
          <table:table-cell table:formula="of:=([.J59]-[.D59])/[.D59]" office:value-type="percentage" office:value="0.000546746856205546" calcext:value-type="percentage">
            <text:p>0.05%</text:p>
          </table:table-cell>
          <table:table-cell table:formula="of:=([.J59]-[.E59])/[.E59]" office:value-type="percentage" office:value="0.000546746856205546" calcext:value-type="percentage">
            <text:p>0.05%</text:p>
          </table:table-cell>
          <table:table-cell table:formula="of:=([.J59]-[.F59])/[.F59]" office:value-type="percentage" office:value="0" calcext:value-type="percentage">
            <text:p>0.00%</text:p>
          </table:table-cell>
          <table:table-cell table:formula="of:=([.J59]-[.G59])/[.G59]" office:value-type="percentage" office:value="0" calcext:value-type="percentage">
            <text:p>0.00%</text:p>
          </table:table-cell>
          <table:table-cell table:formula="of:=([.J59]-[.H59])/[.H59]" office:value-type="percentage" office:value="0" calcext:value-type="percentage">
            <text:p>0.00%</text:p>
          </table:table-cell>
          <table:table-cell table:formula="of:=([.J59]-[.I59])/[.I5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7.9" calcext:value-type="float">
            <text:p>217.9</text:p>
          </table:table-cell>
          <table:table-cell table:number-columns-repeated="9" office:value-type="float" office:value="218" calcext:value-type="float">
            <text:p>218</text:p>
          </table:table-cell>
          <table:table-cell table:formula="of:=([.J60]-[.A60])/[.A60]" office:value-type="percentage" office:value="0.000458926112895798" calcext:value-type="percentage">
            <text:p>0.05%</text:p>
          </table:table-cell>
          <table:table-cell table:formula="of:=([.J60]-[.B60])/[.B60]" office:value-type="percentage" office:value="0" calcext:value-type="percentage">
            <text:p>0.00%</text:p>
          </table:table-cell>
          <table:table-cell table:formula="of:=([.J60]-[.C60])/[.C60]" office:value-type="percentage" office:value="0" calcext:value-type="percentage">
            <text:p>0.00%</text:p>
          </table:table-cell>
          <table:table-cell table:formula="of:=([.J60]-[.D60])/[.D60]" office:value-type="percentage" office:value="0" calcext:value-type="percentage">
            <text:p>0.00%</text:p>
          </table:table-cell>
          <table:table-cell table:formula="of:=([.J60]-[.E60])/[.E60]" office:value-type="percentage" office:value="0" calcext:value-type="percentage">
            <text:p>0.00%</text:p>
          </table:table-cell>
          <table:table-cell table:formula="of:=([.J60]-[.F60])/[.F60]" office:value-type="percentage" office:value="0" calcext:value-type="percentage">
            <text:p>0.00%</text:p>
          </table:table-cell>
          <table:table-cell table:formula="of:=([.J60]-[.G60])/[.G60]" office:value-type="percentage" office:value="0" calcext:value-type="percentage">
            <text:p>0.00%</text:p>
          </table:table-cell>
          <table:table-cell table:formula="of:=([.J60]-[.H60])/[.H60]" office:value-type="percentage" office:value="0" calcext:value-type="percentage">
            <text:p>0.00%</text:p>
          </table:table-cell>
          <table:table-cell table:formula="of:=([.J60]-[.I60])/[.I6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19" calcext:value-type="float">
            <text:p>219</text:p>
          </table:table-cell>
          <table:table-cell table:formula="of:=([.J61]-[.A61])/[.A61]" office:value-type="percentage" office:value="0" calcext:value-type="percentage">
            <text:p>0.00%</text:p>
          </table:table-cell>
          <table:table-cell table:formula="of:=([.J61]-[.B61])/[.B61]" office:value-type="percentage" office:value="0" calcext:value-type="percentage">
            <text:p>0.00%</text:p>
          </table:table-cell>
          <table:table-cell table:formula="of:=([.J61]-[.C61])/[.C61]" office:value-type="percentage" office:value="0" calcext:value-type="percentage">
            <text:p>0.00%</text:p>
          </table:table-cell>
          <table:table-cell table:formula="of:=([.J61]-[.D61])/[.D61]" office:value-type="percentage" office:value="0" calcext:value-type="percentage">
            <text:p>0.00%</text:p>
          </table:table-cell>
          <table:table-cell table:formula="of:=([.J61]-[.E61])/[.E61]" office:value-type="percentage" office:value="0" calcext:value-type="percentage">
            <text:p>0.00%</text:p>
          </table:table-cell>
          <table:table-cell table:formula="of:=([.J61]-[.F61])/[.F61]" office:value-type="percentage" office:value="0" calcext:value-type="percentage">
            <text:p>0.00%</text:p>
          </table:table-cell>
          <table:table-cell table:formula="of:=([.J61]-[.G61])/[.G61]" office:value-type="percentage" office:value="0" calcext:value-type="percentage">
            <text:p>0.00%</text:p>
          </table:table-cell>
          <table:table-cell table:formula="of:=([.J61]-[.H61])/[.H61]" office:value-type="percentage" office:value="0" calcext:value-type="percentage">
            <text:p>0.00%</text:p>
          </table:table-cell>
          <table:table-cell table:formula="of:=([.J61]-[.I61])/[.I6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7.4" calcext:value-type="float">
            <text:p>217.4</text:p>
          </table:table-cell>
          <table:table-cell office:value-type="float" office:value="218.5" calcext:value-type="float">
            <text:p>218.5</text:p>
          </table:table-cell>
          <table:table-cell office:value-type="float" office:value="217.9" calcext:value-type="float">
            <text:p>217.9</text:p>
          </table:table-cell>
          <table:table-cell office:value-type="float" office:value="218.3" calcext:value-type="float">
            <text:p>218.3</text:p>
          </table:table-cell>
          <table:table-cell office:value-type="float" office:value="218.4" calcext:value-type="float">
            <text:p>218.4</text:p>
          </table:table-cell>
          <table:table-cell office:value-type="float" office:value="218.6" calcext:value-type="float">
            <text:p>218.6</text:p>
          </table:table-cell>
          <table:table-cell office:value-type="float" office:value="218.4" calcext:value-type="float">
            <text:p>218.4</text:p>
          </table:table-cell>
          <table:table-cell office:value-type="float" office:value="217.2" calcext:value-type="float">
            <text:p>217.2</text:p>
          </table:table-cell>
          <table:table-cell office:value-type="float" office:value="216.4" calcext:value-type="float">
            <text:p>216.4</text:p>
          </table:table-cell>
          <table:table-cell office:value-type="float" office:value="220" calcext:value-type="float">
            <text:p>220</text:p>
          </table:table-cell>
          <table:table-cell table:formula="of:=([.J62]-[.A62])/[.A62]" office:value-type="percentage" office:value="0.0119595216191352" calcext:value-type="percentage">
            <text:p>1.20%</text:p>
          </table:table-cell>
          <table:table-cell table:formula="of:=([.J62]-[.B62])/[.B62]" office:value-type="percentage" office:value="0.0068649885583524" calcext:value-type="percentage">
            <text:p>0.69%</text:p>
          </table:table-cell>
          <table:table-cell table:formula="of:=([.J62]-[.C62])/[.C62]" office:value-type="percentage" office:value="0.00963744837081227" calcext:value-type="percentage">
            <text:p>0.96%</text:p>
          </table:table-cell>
          <table:table-cell table:formula="of:=([.J62]-[.D62])/[.D62]" office:value-type="percentage" office:value="0.00778744846541451" calcext:value-type="percentage">
            <text:p>0.78%</text:p>
          </table:table-cell>
          <table:table-cell table:formula="of:=([.J62]-[.E62])/[.E62]" office:value-type="percentage" office:value="0.0073260073260073" calcext:value-type="percentage">
            <text:p>0.73%</text:p>
          </table:table-cell>
          <table:table-cell table:formula="of:=([.J62]-[.F62])/[.F62]" office:value-type="percentage" office:value="0.00640439158279966" calcext:value-type="percentage">
            <text:p>0.64%</text:p>
          </table:table-cell>
          <table:table-cell table:formula="of:=([.J62]-[.G62])/[.G62]" office:value-type="percentage" office:value="0.0073260073260073" calcext:value-type="percentage">
            <text:p>0.73%</text:p>
          </table:table-cell>
          <table:table-cell table:formula="of:=([.J62]-[.H62])/[.H62]" office:value-type="percentage" office:value="0.0128913443830571" calcext:value-type="percentage">
            <text:p>1.29%</text:p>
          </table:table-cell>
          <table:table-cell table:formula="of:=([.J62]-[.I62])/[.I62]" office:value-type="percentage" office:value="0.0166358595194085" calcext:value-type="percentage">
            <text:p>1.66%</text:p>
          </table:table-cell>
        </table:table-row>
        <table:table-row table:style-name="ro1">
          <table:table-cell office:value-type="float" office:value="208.6" calcext:value-type="float">
            <text:p>208.6</text:p>
          </table:table-cell>
          <table:table-cell office:value-type="float" office:value="211.9" calcext:value-type="float">
            <text:p>211.9</text:p>
          </table:table-cell>
          <table:table-cell office:value-type="float" office:value="212.5" calcext:value-type="float">
            <text:p>212.5</text:p>
          </table:table-cell>
          <table:table-cell office:value-type="float" office:value="212.8" calcext:value-type="float">
            <text:p>212.8</text:p>
          </table:table-cell>
          <table:table-cell office:value-type="float" office:value="213.4" calcext:value-type="float">
            <text:p>213.4</text:p>
          </table:table-cell>
          <table:table-cell office:value-type="float" office:value="212.8" calcext:value-type="float">
            <text:p>212.8</text:p>
          </table:table-cell>
          <table:table-cell office:value-type="float" office:value="214.8" calcext:value-type="float">
            <text:p>214.8</text:p>
          </table:table-cell>
          <table:table-cell office:value-type="float" office:value="214.5" calcext:value-type="float">
            <text:p>214.5</text:p>
          </table:table-cell>
          <table:table-cell office:value-type="float" office:value="211.9" calcext:value-type="float">
            <text:p>211.9</text:p>
          </table:table-cell>
          <table:table-cell office:value-type="float" office:value="220" calcext:value-type="float">
            <text:p>220</text:p>
          </table:table-cell>
          <table:table-cell table:formula="of:=([.J63]-[.A63])/[.A63]" office:value-type="percentage" office:value="0.0546500479386386" calcext:value-type="percentage">
            <text:p>5.47%</text:p>
          </table:table-cell>
          <table:table-cell table:formula="of:=([.J63]-[.B63])/[.B63]" office:value-type="percentage" office:value="0.0382255781028787" calcext:value-type="percentage">
            <text:p>3.82%</text:p>
          </table:table-cell>
          <table:table-cell table:formula="of:=([.J63]-[.C63])/[.C63]" office:value-type="percentage" office:value="0.0352941176470588" calcext:value-type="percentage">
            <text:p>3.53%</text:p>
          </table:table-cell>
          <table:table-cell table:formula="of:=([.J63]-[.D63])/[.D63]" office:value-type="percentage" office:value="0.0338345864661654" calcext:value-type="percentage">
            <text:p>3.38%</text:p>
          </table:table-cell>
          <table:table-cell table:formula="of:=([.J63]-[.E63])/[.E63]" office:value-type="percentage" office:value="0.0309278350515464" calcext:value-type="percentage">
            <text:p>3.09%</text:p>
          </table:table-cell>
          <table:table-cell table:formula="of:=([.J63]-[.F63])/[.F63]" office:value-type="percentage" office:value="0.0338345864661654" calcext:value-type="percentage">
            <text:p>3.38%</text:p>
          </table:table-cell>
          <table:table-cell table:formula="of:=([.J63]-[.G63])/[.G63]" office:value-type="percentage" office:value="0.0242085661080074" calcext:value-type="percentage">
            <text:p>2.42%</text:p>
          </table:table-cell>
          <table:table-cell table:formula="of:=([.J63]-[.H63])/[.H63]" office:value-type="percentage" office:value="0.0256410256410256" calcext:value-type="percentage">
            <text:p>2.56%</text:p>
          </table:table-cell>
          <table:table-cell table:formula="of:=([.J63]-[.I63])/[.I63]" office:value-type="percentage" office:value="0.0382255781028787" calcext:value-type="percentage">
            <text:p>3.82%</text:p>
          </table:table-cell>
        </table:table-row>
        <table:table-row table:style-name="ro1">
          <table:table-cell table:number-columns-repeated="10" office:value-type="float" office:value="222" calcext:value-type="float">
            <text:p>222</text:p>
          </table:table-cell>
          <table:table-cell table:formula="of:=([.J64]-[.A64])/[.A64]" office:value-type="percentage" office:value="0" calcext:value-type="percentage">
            <text:p>0.00%</text:p>
          </table:table-cell>
          <table:table-cell table:formula="of:=([.J64]-[.B64])/[.B64]" office:value-type="percentage" office:value="0" calcext:value-type="percentage">
            <text:p>0.00%</text:p>
          </table:table-cell>
          <table:table-cell table:formula="of:=([.J64]-[.C64])/[.C64]" office:value-type="percentage" office:value="0" calcext:value-type="percentage">
            <text:p>0.00%</text:p>
          </table:table-cell>
          <table:table-cell table:formula="of:=([.J64]-[.D64])/[.D64]" office:value-type="percentage" office:value="0" calcext:value-type="percentage">
            <text:p>0.00%</text:p>
          </table:table-cell>
          <table:table-cell table:formula="of:=([.J64]-[.E64])/[.E64]" office:value-type="percentage" office:value="0" calcext:value-type="percentage">
            <text:p>0.00%</text:p>
          </table:table-cell>
          <table:table-cell table:formula="of:=([.J64]-[.F64])/[.F64]" office:value-type="percentage" office:value="0" calcext:value-type="percentage">
            <text:p>0.00%</text:p>
          </table:table-cell>
          <table:table-cell table:formula="of:=([.J64]-[.G64])/[.G64]" office:value-type="percentage" office:value="0" calcext:value-type="percentage">
            <text:p>0.00%</text:p>
          </table:table-cell>
          <table:table-cell table:formula="of:=([.J64]-[.H64])/[.H64]" office:value-type="percentage" office:value="0" calcext:value-type="percentage">
            <text:p>0.00%</text:p>
          </table:table-cell>
          <table:table-cell table:formula="of:=([.J64]-[.I64])/[.I6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23" calcext:value-type="float">
            <text:p>223</text:p>
          </table:table-cell>
          <table:table-cell table:formula="of:=([.J65]-[.A65])/[.A65]" office:value-type="percentage" office:value="0" calcext:value-type="percentage">
            <text:p>0.00%</text:p>
          </table:table-cell>
          <table:table-cell table:formula="of:=([.J65]-[.B65])/[.B65]" office:value-type="percentage" office:value="0" calcext:value-type="percentage">
            <text:p>0.00%</text:p>
          </table:table-cell>
          <table:table-cell table:formula="of:=([.J65]-[.C65])/[.C65]" office:value-type="percentage" office:value="0" calcext:value-type="percentage">
            <text:p>0.00%</text:p>
          </table:table-cell>
          <table:table-cell table:formula="of:=([.J65]-[.D65])/[.D65]" office:value-type="percentage" office:value="0" calcext:value-type="percentage">
            <text:p>0.00%</text:p>
          </table:table-cell>
          <table:table-cell table:formula="of:=([.J65]-[.E65])/[.E65]" office:value-type="percentage" office:value="0" calcext:value-type="percentage">
            <text:p>0.00%</text:p>
          </table:table-cell>
          <table:table-cell table:formula="of:=([.J65]-[.F65])/[.F65]" office:value-type="percentage" office:value="0" calcext:value-type="percentage">
            <text:p>0.00%</text:p>
          </table:table-cell>
          <table:table-cell table:formula="of:=([.J65]-[.G65])/[.G65]" office:value-type="percentage" office:value="0" calcext:value-type="percentage">
            <text:p>0.00%</text:p>
          </table:table-cell>
          <table:table-cell table:formula="of:=([.J65]-[.H65])/[.H65]" office:value-type="percentage" office:value="0" calcext:value-type="percentage">
            <text:p>0.00%</text:p>
          </table:table-cell>
          <table:table-cell table:formula="of:=([.J65]-[.I65])/[.I6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223" calcext:value-type="float">
            <text:p>223</text:p>
          </table:table-cell>
          <table:table-cell table:style-name="ce5" office:value-type="float" office:value="223" calcext:value-type="float">
            <text:p>223</text:p>
          </table:table-cell>
          <table:table-cell table:formula="of:=([.J66]-[.A66])/[.A66]" office:value-type="percentage" office:value="0" calcext:value-type="percentage">
            <text:p>0.00%</text:p>
          </table:table-cell>
          <table:table-cell table:formula="of:=([.J66]-[.B66])/[.B66]" office:value-type="percentage" office:value="0" calcext:value-type="percentage">
            <text:p>0.00%</text:p>
          </table:table-cell>
          <table:table-cell table:formula="of:=([.J66]-[.C66])/[.C66]" office:value-type="percentage" office:value="0" calcext:value-type="percentage">
            <text:p>0.00%</text:p>
          </table:table-cell>
          <table:table-cell table:formula="of:=([.J66]-[.D66])/[.D66]" office:value-type="percentage" office:value="0" calcext:value-type="percentage">
            <text:p>0.00%</text:p>
          </table:table-cell>
          <table:table-cell table:formula="of:=([.J66]-[.E66])/[.E66]" office:value-type="percentage" office:value="0" calcext:value-type="percentage">
            <text:p>0.00%</text:p>
          </table:table-cell>
          <table:table-cell table:formula="of:=([.J66]-[.F66])/[.F66]" office:value-type="percentage" office:value="0" calcext:value-type="percentage">
            <text:p>0.00%</text:p>
          </table:table-cell>
          <table:table-cell table:formula="of:=([.J66]-[.G66])/[.G66]" office:value-type="percentage" office:value="0" calcext:value-type="percentage">
            <text:p>0.00%</text:p>
          </table:table-cell>
          <table:table-cell table:formula="of:=([.J66]-[.H66])/[.H66]" office:value-type="percentage" office:value="0" calcext:value-type="percentage">
            <text:p>0.00%</text:p>
          </table:table-cell>
          <table:table-cell table:formula="of:=([.J66]-[.I66])/[.I6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225" calcext:value-type="float">
            <text:p>225</text:p>
          </table:table-cell>
          <table:table-cell table:style-name="ce5" office:value-type="float" office:value="225" calcext:value-type="float">
            <text:p>225</text:p>
          </table:table-cell>
          <table:table-cell table:formula="of:=([.J67]-[.A67])/[.A67]" office:value-type="percentage" office:value="0" calcext:value-type="percentage">
            <text:p>0.00%</text:p>
          </table:table-cell>
          <table:table-cell table:formula="of:=([.J67]-[.B67])/[.B67]" office:value-type="percentage" office:value="0" calcext:value-type="percentage">
            <text:p>0.00%</text:p>
          </table:table-cell>
          <table:table-cell table:formula="of:=([.J67]-[.C67])/[.C67]" office:value-type="percentage" office:value="0" calcext:value-type="percentage">
            <text:p>0.00%</text:p>
          </table:table-cell>
          <table:table-cell table:formula="of:=([.J67]-[.D67])/[.D67]" office:value-type="percentage" office:value="0" calcext:value-type="percentage">
            <text:p>0.00%</text:p>
          </table:table-cell>
          <table:table-cell table:formula="of:=([.J67]-[.E67])/[.E67]" office:value-type="percentage" office:value="0" calcext:value-type="percentage">
            <text:p>0.00%</text:p>
          </table:table-cell>
          <table:table-cell table:formula="of:=([.J67]-[.F67])/[.F67]" office:value-type="percentage" office:value="0" calcext:value-type="percentage">
            <text:p>0.00%</text:p>
          </table:table-cell>
          <table:table-cell table:formula="of:=([.J67]-[.G67])/[.G67]" office:value-type="percentage" office:value="0" calcext:value-type="percentage">
            <text:p>0.00%</text:p>
          </table:table-cell>
          <table:table-cell table:formula="of:=([.J67]-[.H67])/[.H67]" office:value-type="percentage" office:value="0" calcext:value-type="percentage">
            <text:p>0.00%</text:p>
          </table:table-cell>
          <table:table-cell table:formula="of:=([.J67]-[.I67])/[.I6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26" calcext:value-type="float">
            <text:p>226</text:p>
          </table:table-cell>
          <table:table-cell table:formula="of:=([.J68]-[.A68])/[.A68]" office:value-type="percentage" office:value="0" calcext:value-type="percentage">
            <text:p>0.00%</text:p>
          </table:table-cell>
          <table:table-cell table:formula="of:=([.J68]-[.B68])/[.B68]" office:value-type="percentage" office:value="0" calcext:value-type="percentage">
            <text:p>0.00%</text:p>
          </table:table-cell>
          <table:table-cell table:formula="of:=([.J68]-[.C68])/[.C68]" office:value-type="percentage" office:value="0" calcext:value-type="percentage">
            <text:p>0.00%</text:p>
          </table:table-cell>
          <table:table-cell table:formula="of:=([.J68]-[.D68])/[.D68]" office:value-type="percentage" office:value="0" calcext:value-type="percentage">
            <text:p>0.00%</text:p>
          </table:table-cell>
          <table:table-cell table:formula="of:=([.J68]-[.E68])/[.E68]" office:value-type="percentage" office:value="0" calcext:value-type="percentage">
            <text:p>0.00%</text:p>
          </table:table-cell>
          <table:table-cell table:formula="of:=([.J68]-[.F68])/[.F68]" office:value-type="percentage" office:value="0" calcext:value-type="percentage">
            <text:p>0.00%</text:p>
          </table:table-cell>
          <table:table-cell table:formula="of:=([.J68]-[.G68])/[.G68]" office:value-type="percentage" office:value="0" calcext:value-type="percentage">
            <text:p>0.00%</text:p>
          </table:table-cell>
          <table:table-cell table:formula="of:=([.J68]-[.H68])/[.H68]" office:value-type="percentage" office:value="0" calcext:value-type="percentage">
            <text:p>0.00%</text:p>
          </table:table-cell>
          <table:table-cell table:formula="of:=([.J68]-[.I68])/[.I6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26" calcext:value-type="float">
            <text:p>226</text:p>
          </table:table-cell>
          <table:table-cell table:formula="of:=([.J69]-[.A69])/[.A69]" office:value-type="percentage" office:value="0" calcext:value-type="percentage">
            <text:p>0.00%</text:p>
          </table:table-cell>
          <table:table-cell table:formula="of:=([.J69]-[.B69])/[.B69]" office:value-type="percentage" office:value="0" calcext:value-type="percentage">
            <text:p>0.00%</text:p>
          </table:table-cell>
          <table:table-cell table:formula="of:=([.J69]-[.C69])/[.C69]" office:value-type="percentage" office:value="0" calcext:value-type="percentage">
            <text:p>0.00%</text:p>
          </table:table-cell>
          <table:table-cell table:formula="of:=([.J69]-[.D69])/[.D69]" office:value-type="percentage" office:value="0" calcext:value-type="percentage">
            <text:p>0.00%</text:p>
          </table:table-cell>
          <table:table-cell table:formula="of:=([.J69]-[.E69])/[.E69]" office:value-type="percentage" office:value="0" calcext:value-type="percentage">
            <text:p>0.00%</text:p>
          </table:table-cell>
          <table:table-cell table:formula="of:=([.J69]-[.F69])/[.F69]" office:value-type="percentage" office:value="0" calcext:value-type="percentage">
            <text:p>0.00%</text:p>
          </table:table-cell>
          <table:table-cell table:formula="of:=([.J69]-[.G69])/[.G69]" office:value-type="percentage" office:value="0" calcext:value-type="percentage">
            <text:p>0.00%</text:p>
          </table:table-cell>
          <table:table-cell table:formula="of:=([.J69]-[.H69])/[.H69]" office:value-type="percentage" office:value="0" calcext:value-type="percentage">
            <text:p>0.00%</text:p>
          </table:table-cell>
          <table:table-cell table:formula="of:=([.J69]-[.I69])/[.I6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5.3" calcext:value-type="float">
            <text:p>225.3</text:p>
          </table:table-cell>
          <table:table-cell office:value-type="float" office:value="226.9" calcext:value-type="float">
            <text:p>226.9</text:p>
          </table:table-cell>
          <table:table-cell office:value-type="float" office:value="227.2" calcext:value-type="float">
            <text:p>227.2</text:p>
          </table:table-cell>
          <table:table-cell office:value-type="float" office:value="227.5" calcext:value-type="float">
            <text:p>227.5</text:p>
          </table:table-cell>
          <table:table-cell office:value-type="float" office:value="227.9" calcext:value-type="float">
            <text:p>227.9</text:p>
          </table:table-cell>
          <table:table-cell office:value-type="float" office:value="227.4" calcext:value-type="float">
            <text:p>227.4</text:p>
          </table:table-cell>
          <table:table-cell office:value-type="float" office:value="227.5" calcext:value-type="float">
            <text:p>227.5</text:p>
          </table:table-cell>
          <table:table-cell office:value-type="float" office:value="227.2" calcext:value-type="float">
            <text:p>227.2</text:p>
          </table:table-cell>
          <table:table-cell office:value-type="float" office:value="226.2" calcext:value-type="float">
            <text:p>226.2</text:p>
          </table:table-cell>
          <table:table-cell office:value-type="float" office:value="229" calcext:value-type="float">
            <text:p>229</text:p>
          </table:table-cell>
          <table:table-cell table:formula="of:=([.J70]-[.A70])/[.A70]" office:value-type="percentage" office:value="0.0164225477141588" calcext:value-type="percentage">
            <text:p>1.64%</text:p>
          </table:table-cell>
          <table:table-cell table:formula="of:=([.J70]-[.B70])/[.B70]" office:value-type="percentage" office:value="0.00925517849272805" calcext:value-type="percentage">
            <text:p>0.93%</text:p>
          </table:table-cell>
          <table:table-cell table:formula="of:=([.J70]-[.C70])/[.C70]" office:value-type="percentage" office:value="0.00792253521126766" calcext:value-type="percentage">
            <text:p>0.79%</text:p>
          </table:table-cell>
          <table:table-cell table:formula="of:=([.J70]-[.D70])/[.D70]" office:value-type="percentage" office:value="0.00659340659340659" calcext:value-type="percentage">
            <text:p>0.66%</text:p>
          </table:table-cell>
          <table:table-cell table:formula="of:=([.J70]-[.E70])/[.E70]" office:value-type="percentage" office:value="0.00482667836770511" calcext:value-type="percentage">
            <text:p>0.48%</text:p>
          </table:table-cell>
          <table:table-cell table:formula="of:=([.J70]-[.F70])/[.F70]" office:value-type="percentage" office:value="0.00703605980650833" calcext:value-type="percentage">
            <text:p>0.70%</text:p>
          </table:table-cell>
          <table:table-cell table:formula="of:=([.J70]-[.G70])/[.G70]" office:value-type="percentage" office:value="0.00659340659340659" calcext:value-type="percentage">
            <text:p>0.66%</text:p>
          </table:table-cell>
          <table:table-cell table:formula="of:=([.J70]-[.H70])/[.H70]" office:value-type="percentage" office:value="0.00792253521126766" calcext:value-type="percentage">
            <text:p>0.79%</text:p>
          </table:table-cell>
          <table:table-cell table:formula="of:=([.J70]-[.I70])/[.I70]" office:value-type="percentage" office:value="0.0123784261715297" calcext:value-type="percentage">
            <text:p>1.24%</text:p>
          </table:table-cell>
        </table:table-row>
        <table:table-row table:style-name="ro1">
          <table:table-cell table:number-columns-repeated="10" office:value-type="float" office:value="243" calcext:value-type="float">
            <text:p>243</text:p>
          </table:table-cell>
          <table:table-cell table:formula="of:=([.J71]-[.A71])/[.A71]" office:value-type="percentage" office:value="0" calcext:value-type="percentage">
            <text:p>0.00%</text:p>
          </table:table-cell>
          <table:table-cell table:formula="of:=([.J71]-[.B71])/[.B71]" office:value-type="percentage" office:value="0" calcext:value-type="percentage">
            <text:p>0.00%</text:p>
          </table:table-cell>
          <table:table-cell table:formula="of:=([.J71]-[.C71])/[.C71]" office:value-type="percentage" office:value="0" calcext:value-type="percentage">
            <text:p>0.00%</text:p>
          </table:table-cell>
          <table:table-cell table:formula="of:=([.J71]-[.D71])/[.D71]" office:value-type="percentage" office:value="0" calcext:value-type="percentage">
            <text:p>0.00%</text:p>
          </table:table-cell>
          <table:table-cell table:formula="of:=([.J71]-[.E71])/[.E71]" office:value-type="percentage" office:value="0" calcext:value-type="percentage">
            <text:p>0.00%</text:p>
          </table:table-cell>
          <table:table-cell table:formula="of:=([.J71]-[.F71])/[.F71]" office:value-type="percentage" office:value="0" calcext:value-type="percentage">
            <text:p>0.00%</text:p>
          </table:table-cell>
          <table:table-cell table:formula="of:=([.J71]-[.G71])/[.G71]" office:value-type="percentage" office:value="0" calcext:value-type="percentage">
            <text:p>0.00%</text:p>
          </table:table-cell>
          <table:table-cell table:formula="of:=([.J71]-[.H71])/[.H71]" office:value-type="percentage" office:value="0" calcext:value-type="percentage">
            <text:p>0.00%</text:p>
          </table:table-cell>
          <table:table-cell table:formula="of:=([.J71]-[.I71])/[.I7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46" calcext:value-type="float">
            <text:p>246</text:p>
          </table:table-cell>
          <table:table-cell table:formula="of:=([.J72]-[.A72])/[.A72]" office:value-type="percentage" office:value="0" calcext:value-type="percentage">
            <text:p>0.00%</text:p>
          </table:table-cell>
          <table:table-cell table:formula="of:=([.J72]-[.B72])/[.B72]" office:value-type="percentage" office:value="0" calcext:value-type="percentage">
            <text:p>0.00%</text:p>
          </table:table-cell>
          <table:table-cell table:formula="of:=([.J72]-[.C72])/[.C72]" office:value-type="percentage" office:value="0" calcext:value-type="percentage">
            <text:p>0.00%</text:p>
          </table:table-cell>
          <table:table-cell table:formula="of:=([.J72]-[.D72])/[.D72]" office:value-type="percentage" office:value="0" calcext:value-type="percentage">
            <text:p>0.00%</text:p>
          </table:table-cell>
          <table:table-cell table:formula="of:=([.J72]-[.E72])/[.E72]" office:value-type="percentage" office:value="0" calcext:value-type="percentage">
            <text:p>0.00%</text:p>
          </table:table-cell>
          <table:table-cell table:formula="of:=([.J72]-[.F72])/[.F72]" office:value-type="percentage" office:value="0" calcext:value-type="percentage">
            <text:p>0.00%</text:p>
          </table:table-cell>
          <table:table-cell table:formula="of:=([.J72]-[.G72])/[.G72]" office:value-type="percentage" office:value="0" calcext:value-type="percentage">
            <text:p>0.00%</text:p>
          </table:table-cell>
          <table:table-cell table:formula="of:=([.J72]-[.H72])/[.H72]" office:value-type="percentage" office:value="0" calcext:value-type="percentage">
            <text:p>0.00%</text:p>
          </table:table-cell>
          <table:table-cell table:formula="of:=([.J72]-[.I72])/[.I7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47" calcext:value-type="float">
            <text:p>247</text:p>
          </table:table-cell>
          <table:table-cell table:formula="of:=([.J73]-[.A73])/[.A73]" office:value-type="percentage" office:value="0" calcext:value-type="percentage">
            <text:p>0.00%</text:p>
          </table:table-cell>
          <table:table-cell table:formula="of:=([.J73]-[.B73])/[.B73]" office:value-type="percentage" office:value="0" calcext:value-type="percentage">
            <text:p>0.00%</text:p>
          </table:table-cell>
          <table:table-cell table:formula="of:=([.J73]-[.C73])/[.C73]" office:value-type="percentage" office:value="0" calcext:value-type="percentage">
            <text:p>0.00%</text:p>
          </table:table-cell>
          <table:table-cell table:formula="of:=([.J73]-[.D73])/[.D73]" office:value-type="percentage" office:value="0" calcext:value-type="percentage">
            <text:p>0.00%</text:p>
          </table:table-cell>
          <table:table-cell table:formula="of:=([.J73]-[.E73])/[.E73]" office:value-type="percentage" office:value="0" calcext:value-type="percentage">
            <text:p>0.00%</text:p>
          </table:table-cell>
          <table:table-cell table:formula="of:=([.J73]-[.F73])/[.F73]" office:value-type="percentage" office:value="0" calcext:value-type="percentage">
            <text:p>0.00%</text:p>
          </table:table-cell>
          <table:table-cell table:formula="of:=([.J73]-[.G73])/[.G73]" office:value-type="percentage" office:value="0" calcext:value-type="percentage">
            <text:p>0.00%</text:p>
          </table:table-cell>
          <table:table-cell table:formula="of:=([.J73]-[.H73])/[.H73]" office:value-type="percentage" office:value="0" calcext:value-type="percentage">
            <text:p>0.00%</text:p>
          </table:table-cell>
          <table:table-cell table:formula="of:=([.J73]-[.I73])/[.I7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50" calcext:value-type="float">
            <text:p>250</text:p>
          </table:table-cell>
          <table:table-cell table:formula="of:=([.J74]-[.A74])/[.A74]" office:value-type="percentage" office:value="0" calcext:value-type="percentage">
            <text:p>0.00%</text:p>
          </table:table-cell>
          <table:table-cell table:formula="of:=([.J74]-[.B74])/[.B74]" office:value-type="percentage" office:value="0" calcext:value-type="percentage">
            <text:p>0.00%</text:p>
          </table:table-cell>
          <table:table-cell table:formula="of:=([.J74]-[.C74])/[.C74]" office:value-type="percentage" office:value="0" calcext:value-type="percentage">
            <text:p>0.00%</text:p>
          </table:table-cell>
          <table:table-cell table:formula="of:=([.J74]-[.D74])/[.D74]" office:value-type="percentage" office:value="0" calcext:value-type="percentage">
            <text:p>0.00%</text:p>
          </table:table-cell>
          <table:table-cell table:formula="of:=([.J74]-[.E74])/[.E74]" office:value-type="percentage" office:value="0" calcext:value-type="percentage">
            <text:p>0.00%</text:p>
          </table:table-cell>
          <table:table-cell table:formula="of:=([.J74]-[.F74])/[.F74]" office:value-type="percentage" office:value="0" calcext:value-type="percentage">
            <text:p>0.00%</text:p>
          </table:table-cell>
          <table:table-cell table:formula="of:=([.J74]-[.G74])/[.G74]" office:value-type="percentage" office:value="0" calcext:value-type="percentage">
            <text:p>0.00%</text:p>
          </table:table-cell>
          <table:table-cell table:formula="of:=([.J74]-[.H74])/[.H74]" office:value-type="percentage" office:value="0" calcext:value-type="percentage">
            <text:p>0.00%</text:p>
          </table:table-cell>
          <table:table-cell table:formula="of:=([.J74]-[.I74])/[.I7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62" calcext:value-type="float">
            <text:p>262</text:p>
          </table:table-cell>
          <table:table-cell table:formula="of:=([.J75]-[.A75])/[.A75]" office:value-type="percentage" office:value="0" calcext:value-type="percentage">
            <text:p>0.00%</text:p>
          </table:table-cell>
          <table:table-cell table:formula="of:=([.J75]-[.B75])/[.B75]" office:value-type="percentage" office:value="0" calcext:value-type="percentage">
            <text:p>0.00%</text:p>
          </table:table-cell>
          <table:table-cell table:formula="of:=([.J75]-[.C75])/[.C75]" office:value-type="percentage" office:value="0" calcext:value-type="percentage">
            <text:p>0.00%</text:p>
          </table:table-cell>
          <table:table-cell table:formula="of:=([.J75]-[.D75])/[.D75]" office:value-type="percentage" office:value="0" calcext:value-type="percentage">
            <text:p>0.00%</text:p>
          </table:table-cell>
          <table:table-cell table:formula="of:=([.J75]-[.E75])/[.E75]" office:value-type="percentage" office:value="0" calcext:value-type="percentage">
            <text:p>0.00%</text:p>
          </table:table-cell>
          <table:table-cell table:formula="of:=([.J75]-[.F75])/[.F75]" office:value-type="percentage" office:value="0" calcext:value-type="percentage">
            <text:p>0.00%</text:p>
          </table:table-cell>
          <table:table-cell table:formula="of:=([.J75]-[.G75])/[.G75]" office:value-type="percentage" office:value="0" calcext:value-type="percentage">
            <text:p>0.00%</text:p>
          </table:table-cell>
          <table:table-cell table:formula="of:=([.J75]-[.H75])/[.H75]" office:value-type="percentage" office:value="0" calcext:value-type="percentage">
            <text:p>0.00%</text:p>
          </table:table-cell>
          <table:table-cell table:formula="of:=([.J75]-[.I75])/[.I7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78" calcext:value-type="float">
            <text:p>278</text:p>
          </table:table-cell>
          <table:table-cell table:formula="of:=([.J76]-[.A76])/[.A76]" office:value-type="percentage" office:value="0" calcext:value-type="percentage">
            <text:p>0.00%</text:p>
          </table:table-cell>
          <table:table-cell table:formula="of:=([.J76]-[.B76])/[.B76]" office:value-type="percentage" office:value="0" calcext:value-type="percentage">
            <text:p>0.00%</text:p>
          </table:table-cell>
          <table:table-cell table:formula="of:=([.J76]-[.C76])/[.C76]" office:value-type="percentage" office:value="0" calcext:value-type="percentage">
            <text:p>0.00%</text:p>
          </table:table-cell>
          <table:table-cell table:formula="of:=([.J76]-[.D76])/[.D76]" office:value-type="percentage" office:value="0" calcext:value-type="percentage">
            <text:p>0.00%</text:p>
          </table:table-cell>
          <table:table-cell table:formula="of:=([.J76]-[.E76])/[.E76]" office:value-type="percentage" office:value="0" calcext:value-type="percentage">
            <text:p>0.00%</text:p>
          </table:table-cell>
          <table:table-cell table:formula="of:=([.J76]-[.F76])/[.F76]" office:value-type="percentage" office:value="0" calcext:value-type="percentage">
            <text:p>0.00%</text:p>
          </table:table-cell>
          <table:table-cell table:formula="of:=([.J76]-[.G76])/[.G76]" office:value-type="percentage" office:value="0" calcext:value-type="percentage">
            <text:p>0.00%</text:p>
          </table:table-cell>
          <table:table-cell table:formula="of:=([.J76]-[.H76])/[.H76]" office:value-type="percentage" office:value="0" calcext:value-type="percentage">
            <text:p>0.00%</text:p>
          </table:table-cell>
          <table:table-cell table:formula="of:=([.J76]-[.I76])/[.I7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87" calcext:value-type="float">
            <text:p>287</text:p>
          </table:table-cell>
          <table:table-cell table:formula="of:=([.J77]-[.A77])/[.A77]" office:value-type="percentage" office:value="0" calcext:value-type="percentage">
            <text:p>0.00%</text:p>
          </table:table-cell>
          <table:table-cell table:formula="of:=([.J77]-[.B77])/[.B77]" office:value-type="percentage" office:value="0" calcext:value-type="percentage">
            <text:p>0.00%</text:p>
          </table:table-cell>
          <table:table-cell table:formula="of:=([.J77]-[.C77])/[.C77]" office:value-type="percentage" office:value="0" calcext:value-type="percentage">
            <text:p>0.00%</text:p>
          </table:table-cell>
          <table:table-cell table:formula="of:=([.J77]-[.D77])/[.D77]" office:value-type="percentage" office:value="0" calcext:value-type="percentage">
            <text:p>0.00%</text:p>
          </table:table-cell>
          <table:table-cell table:formula="of:=([.J77]-[.E77])/[.E77]" office:value-type="percentage" office:value="0" calcext:value-type="percentage">
            <text:p>0.00%</text:p>
          </table:table-cell>
          <table:table-cell table:formula="of:=([.J77]-[.F77])/[.F77]" office:value-type="percentage" office:value="0" calcext:value-type="percentage">
            <text:p>0.00%</text:p>
          </table:table-cell>
          <table:table-cell table:formula="of:=([.J77]-[.G77])/[.G77]" office:value-type="percentage" office:value="0" calcext:value-type="percentage">
            <text:p>0.00%</text:p>
          </table:table-cell>
          <table:table-cell table:formula="of:=([.J77]-[.H77])/[.H77]" office:value-type="percentage" office:value="0" calcext:value-type="percentage">
            <text:p>0.00%</text:p>
          </table:table-cell>
          <table:table-cell table:formula="of:=([.J77]-[.I77])/[.I7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96" calcext:value-type="float">
            <text:p>296</text:p>
          </table:table-cell>
          <table:table-cell table:formula="of:=([.J78]-[.A78])/[.A78]" office:value-type="percentage" office:value="0" calcext:value-type="percentage">
            <text:p>0.00%</text:p>
          </table:table-cell>
          <table:table-cell table:formula="of:=([.J78]-[.B78])/[.B78]" office:value-type="percentage" office:value="0" calcext:value-type="percentage">
            <text:p>0.00%</text:p>
          </table:table-cell>
          <table:table-cell table:formula="of:=([.J78]-[.C78])/[.C78]" office:value-type="percentage" office:value="0" calcext:value-type="percentage">
            <text:p>0.00%</text:p>
          </table:table-cell>
          <table:table-cell table:formula="of:=([.J78]-[.D78])/[.D78]" office:value-type="percentage" office:value="0" calcext:value-type="percentage">
            <text:p>0.00%</text:p>
          </table:table-cell>
          <table:table-cell table:formula="of:=([.J78]-[.E78])/[.E78]" office:value-type="percentage" office:value="0" calcext:value-type="percentage">
            <text:p>0.00%</text:p>
          </table:table-cell>
          <table:table-cell table:formula="of:=([.J78]-[.F78])/[.F78]" office:value-type="percentage" office:value="0" calcext:value-type="percentage">
            <text:p>0.00%</text:p>
          </table:table-cell>
          <table:table-cell table:formula="of:=([.J78]-[.G78])/[.G78]" office:value-type="percentage" office:value="0" calcext:value-type="percentage">
            <text:p>0.00%</text:p>
          </table:table-cell>
          <table:table-cell table:formula="of:=([.J78]-[.H78])/[.H78]" office:value-type="percentage" office:value="0" calcext:value-type="percentage">
            <text:p>0.00%</text:p>
          </table:table-cell>
          <table:table-cell table:formula="of:=([.J78]-[.I78])/[.I7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99" calcext:value-type="float">
            <text:p>299</text:p>
          </table:table-cell>
          <table:table-cell table:formula="of:=([.J79]-[.A79])/[.A79]" office:value-type="percentage" office:value="0" calcext:value-type="percentage">
            <text:p>0.00%</text:p>
          </table:table-cell>
          <table:table-cell table:formula="of:=([.J79]-[.B79])/[.B79]" office:value-type="percentage" office:value="0" calcext:value-type="percentage">
            <text:p>0.00%</text:p>
          </table:table-cell>
          <table:table-cell table:formula="of:=([.J79]-[.C79])/[.C79]" office:value-type="percentage" office:value="0" calcext:value-type="percentage">
            <text:p>0.00%</text:p>
          </table:table-cell>
          <table:table-cell table:formula="of:=([.J79]-[.D79])/[.D79]" office:value-type="percentage" office:value="0" calcext:value-type="percentage">
            <text:p>0.00%</text:p>
          </table:table-cell>
          <table:table-cell table:formula="of:=([.J79]-[.E79])/[.E79]" office:value-type="percentage" office:value="0" calcext:value-type="percentage">
            <text:p>0.00%</text:p>
          </table:table-cell>
          <table:table-cell table:formula="of:=([.J79]-[.F79])/[.F79]" office:value-type="percentage" office:value="0" calcext:value-type="percentage">
            <text:p>0.00%</text:p>
          </table:table-cell>
          <table:table-cell table:formula="of:=([.J79]-[.G79])/[.G79]" office:value-type="percentage" office:value="0" calcext:value-type="percentage">
            <text:p>0.00%</text:p>
          </table:table-cell>
          <table:table-cell table:formula="of:=([.J79]-[.H79])/[.H79]" office:value-type="percentage" office:value="0" calcext:value-type="percentage">
            <text:p>0.00%</text:p>
          </table:table-cell>
          <table:table-cell table:formula="of:=([.J79]-[.I79])/[.I7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00" calcext:value-type="float">
            <text:p>300</text:p>
          </table:table-cell>
          <table:table-cell table:formula="of:=([.J80]-[.A80])/[.A80]" office:value-type="percentage" office:value="0" calcext:value-type="percentage">
            <text:p>0.00%</text:p>
          </table:table-cell>
          <table:table-cell table:formula="of:=([.J80]-[.B80])/[.B80]" office:value-type="percentage" office:value="0" calcext:value-type="percentage">
            <text:p>0.00%</text:p>
          </table:table-cell>
          <table:table-cell table:formula="of:=([.J80]-[.C80])/[.C80]" office:value-type="percentage" office:value="0" calcext:value-type="percentage">
            <text:p>0.00%</text:p>
          </table:table-cell>
          <table:table-cell table:formula="of:=([.J80]-[.D80])/[.D80]" office:value-type="percentage" office:value="0" calcext:value-type="percentage">
            <text:p>0.00%</text:p>
          </table:table-cell>
          <table:table-cell table:formula="of:=([.J80]-[.E80])/[.E80]" office:value-type="percentage" office:value="0" calcext:value-type="percentage">
            <text:p>0.00%</text:p>
          </table:table-cell>
          <table:table-cell table:formula="of:=([.J80]-[.F80])/[.F80]" office:value-type="percentage" office:value="0" calcext:value-type="percentage">
            <text:p>0.00%</text:p>
          </table:table-cell>
          <table:table-cell table:formula="of:=([.J80]-[.G80])/[.G80]" office:value-type="percentage" office:value="0" calcext:value-type="percentage">
            <text:p>0.00%</text:p>
          </table:table-cell>
          <table:table-cell table:formula="of:=([.J80]-[.H80])/[.H80]" office:value-type="percentage" office:value="0" calcext:value-type="percentage">
            <text:p>0.00%</text:p>
          </table:table-cell>
          <table:table-cell table:formula="of:=([.J80]-[.I80])/[.I8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99.7" calcext:value-type="float">
            <text:p>299.7</text:p>
          </table:table-cell>
          <table:table-cell office:value-type="float" office:value="300.7" calcext:value-type="float">
            <text:p>300.7</text:p>
          </table:table-cell>
          <table:table-cell office:value-type="float" office:value="300.6" calcext:value-type="float">
            <text:p>300.6</text:p>
          </table:table-cell>
          <table:table-cell office:value-type="float" office:value="300.9" calcext:value-type="float">
            <text:p>300.9</text:p>
          </table:table-cell>
          <table:table-cell table:number-columns-repeated="3" office:value-type="float" office:value="301" calcext:value-type="float">
            <text:p>301</text:p>
          </table:table-cell>
          <table:table-cell office:value-type="float" office:value="300.9" calcext:value-type="float">
            <text:p>300.9</text:p>
          </table:table-cell>
          <table:table-cell office:value-type="float" office:value="299.5" calcext:value-type="float">
            <text:p>299.5</text:p>
          </table:table-cell>
          <table:table-cell office:value-type="float" office:value="301" calcext:value-type="float">
            <text:p>301</text:p>
          </table:table-cell>
          <table:table-cell table:formula="of:=([.J81]-[.A81])/[.A81]" office:value-type="percentage" office:value="0.00433767100433771" calcext:value-type="percentage">
            <text:p>0.43%</text:p>
          </table:table-cell>
          <table:table-cell table:formula="of:=([.J81]-[.B81])/[.B81]" office:value-type="percentage" office:value="0.000997672098437018" calcext:value-type="percentage">
            <text:p>0.10%</text:p>
          </table:table-cell>
          <table:table-cell table:formula="of:=([.J81]-[.C81])/[.C81]" office:value-type="percentage" office:value="0.00133067198935455" calcext:value-type="percentage">
            <text:p>0.13%</text:p>
          </table:table-cell>
          <table:table-cell table:formula="of:=([.J81]-[.D81])/[.D81]" office:value-type="percentage" office:value="0.000332336324360328" calcext:value-type="percentage">
            <text:p>0.03%</text:p>
          </table:table-cell>
          <table:table-cell table:formula="of:=([.J81]-[.E81])/[.E81]" office:value-type="percentage" office:value="0" calcext:value-type="percentage">
            <text:p>0.00%</text:p>
          </table:table-cell>
          <table:table-cell table:formula="of:=([.J81]-[.F81])/[.F81]" office:value-type="percentage" office:value="0" calcext:value-type="percentage">
            <text:p>0.00%</text:p>
          </table:table-cell>
          <table:table-cell table:formula="of:=([.J81]-[.G81])/[.G81]" office:value-type="percentage" office:value="0" calcext:value-type="percentage">
            <text:p>0.00%</text:p>
          </table:table-cell>
          <table:table-cell table:formula="of:=([.J81]-[.H81])/[.H81]" office:value-type="percentage" office:value="0.000332336324360328" calcext:value-type="percentage">
            <text:p>0.03%</text:p>
          </table:table-cell>
          <table:table-cell table:formula="of:=([.J81]-[.I81])/[.I81]" office:value-type="percentage" office:value="0.00500834724540901" calcext:value-type="percentage">
            <text:p>0.50%</text:p>
          </table:table-cell>
        </table:table-row>
        <table:table-row table:style-name="ro1">
          <table:table-cell office:value-type="float" office:value="299.7" calcext:value-type="float">
            <text:p>299.7</text:p>
          </table:table-cell>
          <table:table-cell office:value-type="float" office:value="302.7" calcext:value-type="float">
            <text:p>302.7</text:p>
          </table:table-cell>
          <table:table-cell office:value-type="float" office:value="302.4" calcext:value-type="float">
            <text:p>302.4</text:p>
          </table:table-cell>
          <table:table-cell office:value-type="float" office:value="303.5" calcext:value-type="float">
            <text:p>303.5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303.9" calcext:value-type="float">
            <text:p>303.9</text:p>
          </table:table-cell>
          <table:table-cell office:value-type="float" office:value="304" calcext:value-type="float">
            <text:p>304</text:p>
          </table:table-cell>
          <table:table-cell office:value-type="float" office:value="303.9" calcext:value-type="float">
            <text:p>303.9</text:p>
          </table:table-cell>
          <table:table-cell office:value-type="float" office:value="304" calcext:value-type="float">
            <text:p>304</text:p>
          </table:table-cell>
          <table:table-cell table:formula="of:=([.J82]-[.A82])/[.A82]" office:value-type="percentage" office:value="0.0143476810143477" calcext:value-type="percentage">
            <text:p>1.43%</text:p>
          </table:table-cell>
          <table:table-cell table:formula="of:=([.J82]-[.B82])/[.B82]" office:value-type="percentage" office:value="0.00429468120251077" calcext:value-type="percentage">
            <text:p>0.43%</text:p>
          </table:table-cell>
          <table:table-cell table:formula="of:=([.J82]-[.C82])/[.C82]" office:value-type="percentage" office:value="0.00529100529100537" calcext:value-type="percentage">
            <text:p>0.53%</text:p>
          </table:table-cell>
          <table:table-cell table:formula="of:=([.J82]-[.D82])/[.D82]" office:value-type="percentage" office:value="0.00164744645799012" calcext:value-type="percentage">
            <text:p>0.16%</text:p>
          </table:table-cell>
          <table:table-cell table:formula="of:=([.J82]-[.E82])/[.E82]" office:value-type="percentage" office:value="0" calcext:value-type="percentage">
            <text:p>0.00%</text:p>
          </table:table-cell>
          <table:table-cell table:formula="of:=([.J82]-[.F82])/[.F82]" office:value-type="percentage" office:value="0" calcext:value-type="percentage">
            <text:p>0.00%</text:p>
          </table:table-cell>
          <table:table-cell table:formula="of:=([.J82]-[.G82])/[.G82]" office:value-type="percentage" office:value="0.000329055610398232" calcext:value-type="percentage">
            <text:p>0.03%</text:p>
          </table:table-cell>
          <table:table-cell table:formula="of:=([.J82]-[.H82])/[.H82]" office:value-type="percentage" office:value="0" calcext:value-type="percentage">
            <text:p>0.00%</text:p>
          </table:table-cell>
          <table:table-cell table:formula="of:=([.J82]-[.I82])/[.I82]" office:value-type="percentage" office:value="0.000329055610398232" calcext:value-type="percentage">
            <text:p>0.03%</text:p>
          </table:table-cell>
        </table:table-row>
        <table:table-row table:style-name="ro1">
          <table:table-cell table:number-columns-repeated="10" office:value-type="float" office:value="304" calcext:value-type="float">
            <text:p>304</text:p>
          </table:table-cell>
          <table:table-cell table:formula="of:=([.J83]-[.A83])/[.A83]" office:value-type="percentage" office:value="0" calcext:value-type="percentage">
            <text:p>0.00%</text:p>
          </table:table-cell>
          <table:table-cell table:formula="of:=([.J83]-[.B83])/[.B83]" office:value-type="percentage" office:value="0" calcext:value-type="percentage">
            <text:p>0.00%</text:p>
          </table:table-cell>
          <table:table-cell table:formula="of:=([.J83]-[.C83])/[.C83]" office:value-type="percentage" office:value="0" calcext:value-type="percentage">
            <text:p>0.00%</text:p>
          </table:table-cell>
          <table:table-cell table:formula="of:=([.J83]-[.D83])/[.D83]" office:value-type="percentage" office:value="0" calcext:value-type="percentage">
            <text:p>0.00%</text:p>
          </table:table-cell>
          <table:table-cell table:formula="of:=([.J83]-[.E83])/[.E83]" office:value-type="percentage" office:value="0" calcext:value-type="percentage">
            <text:p>0.00%</text:p>
          </table:table-cell>
          <table:table-cell table:formula="of:=([.J83]-[.F83])/[.F83]" office:value-type="percentage" office:value="0" calcext:value-type="percentage">
            <text:p>0.00%</text:p>
          </table:table-cell>
          <table:table-cell table:formula="of:=([.J83]-[.G83])/[.G83]" office:value-type="percentage" office:value="0" calcext:value-type="percentage">
            <text:p>0.00%</text:p>
          </table:table-cell>
          <table:table-cell table:formula="of:=([.J83]-[.H83])/[.H83]" office:value-type="percentage" office:value="0" calcext:value-type="percentage">
            <text:p>0.00%</text:p>
          </table:table-cell>
          <table:table-cell table:formula="of:=([.J83]-[.I83])/[.I8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04" calcext:value-type="float">
            <text:p>304</text:p>
          </table:table-cell>
          <table:table-cell table:formula="of:=([.J84]-[.A84])/[.A84]" office:value-type="percentage" office:value="0" calcext:value-type="percentage">
            <text:p>0.00%</text:p>
          </table:table-cell>
          <table:table-cell table:formula="of:=([.J84]-[.B84])/[.B84]" office:value-type="percentage" office:value="0" calcext:value-type="percentage">
            <text:p>0.00%</text:p>
          </table:table-cell>
          <table:table-cell table:formula="of:=([.J84]-[.C84])/[.C84]" office:value-type="percentage" office:value="0" calcext:value-type="percentage">
            <text:p>0.00%</text:p>
          </table:table-cell>
          <table:table-cell table:formula="of:=([.J84]-[.D84])/[.D84]" office:value-type="percentage" office:value="0" calcext:value-type="percentage">
            <text:p>0.00%</text:p>
          </table:table-cell>
          <table:table-cell table:formula="of:=([.J84]-[.E84])/[.E84]" office:value-type="percentage" office:value="0" calcext:value-type="percentage">
            <text:p>0.00%</text:p>
          </table:table-cell>
          <table:table-cell table:formula="of:=([.J84]-[.F84])/[.F84]" office:value-type="percentage" office:value="0" calcext:value-type="percentage">
            <text:p>0.00%</text:p>
          </table:table-cell>
          <table:table-cell table:formula="of:=([.J84]-[.G84])/[.G84]" office:value-type="percentage" office:value="0" calcext:value-type="percentage">
            <text:p>0.00%</text:p>
          </table:table-cell>
          <table:table-cell table:formula="of:=([.J84]-[.H84])/[.H84]" office:value-type="percentage" office:value="0" calcext:value-type="percentage">
            <text:p>0.00%</text:p>
          </table:table-cell>
          <table:table-cell table:formula="of:=([.J84]-[.I84])/[.I8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07" calcext:value-type="float">
            <text:p>307</text:p>
          </table:table-cell>
          <table:table-cell table:formula="of:=([.J85]-[.A85])/[.A85]" office:value-type="percentage" office:value="0" calcext:value-type="percentage">
            <text:p>0.00%</text:p>
          </table:table-cell>
          <table:table-cell table:formula="of:=([.J85]-[.B85])/[.B85]" office:value-type="percentage" office:value="0" calcext:value-type="percentage">
            <text:p>0.00%</text:p>
          </table:table-cell>
          <table:table-cell table:formula="of:=([.J85]-[.C85])/[.C85]" office:value-type="percentage" office:value="0" calcext:value-type="percentage">
            <text:p>0.00%</text:p>
          </table:table-cell>
          <table:table-cell table:formula="of:=([.J85]-[.D85])/[.D85]" office:value-type="percentage" office:value="0" calcext:value-type="percentage">
            <text:p>0.00%</text:p>
          </table:table-cell>
          <table:table-cell table:formula="of:=([.J85]-[.E85])/[.E85]" office:value-type="percentage" office:value="0" calcext:value-type="percentage">
            <text:p>0.00%</text:p>
          </table:table-cell>
          <table:table-cell table:formula="of:=([.J85]-[.F85])/[.F85]" office:value-type="percentage" office:value="0" calcext:value-type="percentage">
            <text:p>0.00%</text:p>
          </table:table-cell>
          <table:table-cell table:formula="of:=([.J85]-[.G85])/[.G85]" office:value-type="percentage" office:value="0" calcext:value-type="percentage">
            <text:p>0.00%</text:p>
          </table:table-cell>
          <table:table-cell table:formula="of:=([.J85]-[.H85])/[.H85]" office:value-type="percentage" office:value="0" calcext:value-type="percentage">
            <text:p>0.00%</text:p>
          </table:table-cell>
          <table:table-cell table:formula="of:=([.J85]-[.I85])/[.I8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07.3" calcext:value-type="float">
            <text:p>307.3</text:p>
          </table:table-cell>
          <table:table-cell office:value-type="float" office:value="308" calcext:value-type="float">
            <text:p>308</text:p>
          </table:table-cell>
          <table:table-cell office:value-type="float" office:value="307.9" calcext:value-type="float">
            <text:p>307.9</text:p>
          </table:table-cell>
          <table:table-cell office:value-type="float" office:value="307.8" calcext:value-type="float">
            <text:p>307.8</text:p>
          </table:table-cell>
          <table:table-cell table:number-columns-repeated="3" office:value-type="float" office:value="308" calcext:value-type="float">
            <text:p>308</text:p>
          </table:table-cell>
          <table:table-cell table:number-columns-repeated="2" office:value-type="float" office:value="307.9" calcext:value-type="float">
            <text:p>307.9</text:p>
          </table:table-cell>
          <table:table-cell office:value-type="float" office:value="308" calcext:value-type="float">
            <text:p>308</text:p>
          </table:table-cell>
          <table:table-cell table:formula="of:=([.J86]-[.A86])/[.A86]" office:value-type="percentage" office:value="0.00227790432801819" calcext:value-type="percentage">
            <text:p>0.23%</text:p>
          </table:table-cell>
          <table:table-cell table:formula="of:=([.J86]-[.B86])/[.B86]" office:value-type="percentage" office:value="0" calcext:value-type="percentage">
            <text:p>0.00%</text:p>
          </table:table-cell>
          <table:table-cell table:formula="of:=([.J86]-[.C86])/[.C86]" office:value-type="percentage" office:value="0.000324780772978314" calcext:value-type="percentage">
            <text:p>0.03%</text:p>
          </table:table-cell>
          <table:table-cell table:formula="of:=([.J86]-[.D86])/[.D86]" office:value-type="percentage" office:value="0.000649772579597104" calcext:value-type="percentage">
            <text:p>0.06%</text:p>
          </table:table-cell>
          <table:table-cell table:formula="of:=([.J86]-[.E86])/[.E86]" office:value-type="percentage" office:value="0" calcext:value-type="percentage">
            <text:p>0.00%</text:p>
          </table:table-cell>
          <table:table-cell table:formula="of:=([.J86]-[.F86])/[.F86]" office:value-type="percentage" office:value="0" calcext:value-type="percentage">
            <text:p>0.00%</text:p>
          </table:table-cell>
          <table:table-cell table:formula="of:=([.J86]-[.G86])/[.G86]" office:value-type="percentage" office:value="0" calcext:value-type="percentage">
            <text:p>0.00%</text:p>
          </table:table-cell>
          <table:table-cell table:formula="of:=([.J86]-[.H86])/[.H86]" office:value-type="percentage" office:value="0.000324780772978314" calcext:value-type="percentage">
            <text:p>0.03%</text:p>
          </table:table-cell>
          <table:table-cell table:formula="of:=([.J86]-[.I86])/[.I86]" office:value-type="percentage" office:value="0.000324780772978314" calcext:value-type="percentage">
            <text:p>0.03%</text:p>
          </table:table-cell>
        </table:table-row>
        <table:table-row table:style-name="ro1">
          <table:table-cell table:number-columns-repeated="10" office:value-type="float" office:value="308" calcext:value-type="float">
            <text:p>308</text:p>
          </table:table-cell>
          <table:table-cell table:formula="of:=([.J87]-[.A87])/[.A87]" office:value-type="percentage" office:value="0" calcext:value-type="percentage">
            <text:p>0.00%</text:p>
          </table:table-cell>
          <table:table-cell table:formula="of:=([.J87]-[.B87])/[.B87]" office:value-type="percentage" office:value="0" calcext:value-type="percentage">
            <text:p>0.00%</text:p>
          </table:table-cell>
          <table:table-cell table:formula="of:=([.J87]-[.C87])/[.C87]" office:value-type="percentage" office:value="0" calcext:value-type="percentage">
            <text:p>0.00%</text:p>
          </table:table-cell>
          <table:table-cell table:formula="of:=([.J87]-[.D87])/[.D87]" office:value-type="percentage" office:value="0" calcext:value-type="percentage">
            <text:p>0.00%</text:p>
          </table:table-cell>
          <table:table-cell table:formula="of:=([.J87]-[.E87])/[.E87]" office:value-type="percentage" office:value="0" calcext:value-type="percentage">
            <text:p>0.00%</text:p>
          </table:table-cell>
          <table:table-cell table:formula="of:=([.J87]-[.F87])/[.F87]" office:value-type="percentage" office:value="0" calcext:value-type="percentage">
            <text:p>0.00%</text:p>
          </table:table-cell>
          <table:table-cell table:formula="of:=([.J87]-[.G87])/[.G87]" office:value-type="percentage" office:value="0" calcext:value-type="percentage">
            <text:p>0.00%</text:p>
          </table:table-cell>
          <table:table-cell table:formula="of:=([.J87]-[.H87])/[.H87]" office:value-type="percentage" office:value="0" calcext:value-type="percentage">
            <text:p>0.00%</text:p>
          </table:table-cell>
          <table:table-cell table:formula="of:=([.J87]-[.I87])/[.I8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09" calcext:value-type="float">
            <text:p>309</text:p>
          </table:table-cell>
          <table:table-cell table:formula="of:=([.J88]-[.A88])/[.A88]" office:value-type="percentage" office:value="0" calcext:value-type="percentage">
            <text:p>0.00%</text:p>
          </table:table-cell>
          <table:table-cell table:formula="of:=([.J88]-[.B88])/[.B88]" office:value-type="percentage" office:value="0" calcext:value-type="percentage">
            <text:p>0.00%</text:p>
          </table:table-cell>
          <table:table-cell table:formula="of:=([.J88]-[.C88])/[.C88]" office:value-type="percentage" office:value="0" calcext:value-type="percentage">
            <text:p>0.00%</text:p>
          </table:table-cell>
          <table:table-cell table:formula="of:=([.J88]-[.D88])/[.D88]" office:value-type="percentage" office:value="0" calcext:value-type="percentage">
            <text:p>0.00%</text:p>
          </table:table-cell>
          <table:table-cell table:formula="of:=([.J88]-[.E88])/[.E88]" office:value-type="percentage" office:value="0" calcext:value-type="percentage">
            <text:p>0.00%</text:p>
          </table:table-cell>
          <table:table-cell table:formula="of:=([.J88]-[.F88])/[.F88]" office:value-type="percentage" office:value="0" calcext:value-type="percentage">
            <text:p>0.00%</text:p>
          </table:table-cell>
          <table:table-cell table:formula="of:=([.J88]-[.G88])/[.G88]" office:value-type="percentage" office:value="0" calcext:value-type="percentage">
            <text:p>0.00%</text:p>
          </table:table-cell>
          <table:table-cell table:formula="of:=([.J88]-[.H88])/[.H88]" office:value-type="percentage" office:value="0" calcext:value-type="percentage">
            <text:p>0.00%</text:p>
          </table:table-cell>
          <table:table-cell table:formula="of:=([.J88]-[.I88])/[.I8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10" calcext:value-type="float">
            <text:p>310</text:p>
          </table:table-cell>
          <table:table-cell table:formula="of:=([.J89]-[.A89])/[.A89]" office:value-type="percentage" office:value="0" calcext:value-type="percentage">
            <text:p>0.00%</text:p>
          </table:table-cell>
          <table:table-cell table:formula="of:=([.J89]-[.B89])/[.B89]" office:value-type="percentage" office:value="0" calcext:value-type="percentage">
            <text:p>0.00%</text:p>
          </table:table-cell>
          <table:table-cell table:formula="of:=([.J89]-[.C89])/[.C89]" office:value-type="percentage" office:value="0" calcext:value-type="percentage">
            <text:p>0.00%</text:p>
          </table:table-cell>
          <table:table-cell table:formula="of:=([.J89]-[.D89])/[.D89]" office:value-type="percentage" office:value="0" calcext:value-type="percentage">
            <text:p>0.00%</text:p>
          </table:table-cell>
          <table:table-cell table:formula="of:=([.J89]-[.E89])/[.E89]" office:value-type="percentage" office:value="0" calcext:value-type="percentage">
            <text:p>0.00%</text:p>
          </table:table-cell>
          <table:table-cell table:formula="of:=([.J89]-[.F89])/[.F89]" office:value-type="percentage" office:value="0" calcext:value-type="percentage">
            <text:p>0.00%</text:p>
          </table:table-cell>
          <table:table-cell table:formula="of:=([.J89]-[.G89])/[.G89]" office:value-type="percentage" office:value="0" calcext:value-type="percentage">
            <text:p>0.00%</text:p>
          </table:table-cell>
          <table:table-cell table:formula="of:=([.J89]-[.H89])/[.H89]" office:value-type="percentage" office:value="0" calcext:value-type="percentage">
            <text:p>0.00%</text:p>
          </table:table-cell>
          <table:table-cell table:formula="of:=([.J89]-[.I89])/[.I8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15" calcext:value-type="float">
            <text:p>315</text:p>
          </table:table-cell>
          <table:table-cell table:formula="of:=([.J90]-[.A90])/[.A90]" office:value-type="percentage" office:value="0" calcext:value-type="percentage">
            <text:p>0.00%</text:p>
          </table:table-cell>
          <table:table-cell table:formula="of:=([.J90]-[.B90])/[.B90]" office:value-type="percentage" office:value="0" calcext:value-type="percentage">
            <text:p>0.00%</text:p>
          </table:table-cell>
          <table:table-cell table:formula="of:=([.J90]-[.C90])/[.C90]" office:value-type="percentage" office:value="0" calcext:value-type="percentage">
            <text:p>0.00%</text:p>
          </table:table-cell>
          <table:table-cell table:formula="of:=([.J90]-[.D90])/[.D90]" office:value-type="percentage" office:value="0" calcext:value-type="percentage">
            <text:p>0.00%</text:p>
          </table:table-cell>
          <table:table-cell table:formula="of:=([.J90]-[.E90])/[.E90]" office:value-type="percentage" office:value="0" calcext:value-type="percentage">
            <text:p>0.00%</text:p>
          </table:table-cell>
          <table:table-cell table:formula="of:=([.J90]-[.F90])/[.F90]" office:value-type="percentage" office:value="0" calcext:value-type="percentage">
            <text:p>0.00%</text:p>
          </table:table-cell>
          <table:table-cell table:formula="of:=([.J90]-[.G90])/[.G90]" office:value-type="percentage" office:value="0" calcext:value-type="percentage">
            <text:p>0.00%</text:p>
          </table:table-cell>
          <table:table-cell table:formula="of:=([.J90]-[.H90])/[.H90]" office:value-type="percentage" office:value="0" calcext:value-type="percentage">
            <text:p>0.00%</text:p>
          </table:table-cell>
          <table:table-cell table:formula="of:=([.J90]-[.I90])/[.I9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5.1" calcext:value-type="float">
            <text:p>285.1</text:p>
          </table:table-cell>
          <table:table-cell office:value-type="float" office:value="288.3" calcext:value-type="float">
            <text:p>288.3</text:p>
          </table:table-cell>
          <table:table-cell office:value-type="float" office:value="288.1" calcext:value-type="float">
            <text:p>288.1</text:p>
          </table:table-cell>
          <table:table-cell office:value-type="float" office:value="289.2" calcext:value-type="float">
            <text:p>289.2</text:p>
          </table:table-cell>
          <table:table-cell office:value-type="float" office:value="289.7" calcext:value-type="float">
            <text:p>289.7</text:p>
          </table:table-cell>
          <table:table-cell office:value-type="float" office:value="289.9" calcext:value-type="float">
            <text:p>289.9</text:p>
          </table:table-cell>
          <table:table-cell office:value-type="float" office:value="289.8" calcext:value-type="float">
            <text:p>289.8</text:p>
          </table:table-cell>
          <table:table-cell office:value-type="float" office:value="290" calcext:value-type="float">
            <text:p>290</text:p>
          </table:table-cell>
          <table:table-cell office:value-type="float" office:value="289.7" calcext:value-type="float">
            <text:p>289.7</text:p>
          </table:table-cell>
          <table:table-cell office:value-type="float" office:value="291" calcext:value-type="float">
            <text:p>291</text:p>
          </table:table-cell>
          <table:table-cell table:formula="of:=([.J91]-[.A91])/[.A91]" office:value-type="percentage" office:value="0.0206944931602946" calcext:value-type="percentage">
            <text:p>2.07%</text:p>
          </table:table-cell>
          <table:table-cell table:formula="of:=([.J91]-[.B91])/[.B91]" office:value-type="percentage" office:value="0.00936524453694065" calcext:value-type="percentage">
            <text:p>0.94%</text:p>
          </table:table-cell>
          <table:table-cell table:formula="of:=([.J91]-[.C91])/[.C91]" office:value-type="percentage" office:value="0.0100659493231516" calcext:value-type="percentage">
            <text:p>1.01%</text:p>
          </table:table-cell>
          <table:table-cell table:formula="of:=([.J91]-[.D91])/[.D91]" office:value-type="percentage" office:value="0.00622406639004153" calcext:value-type="percentage">
            <text:p>0.62%</text:p>
          </table:table-cell>
          <table:table-cell table:formula="of:=([.J91]-[.E91])/[.E91]" office:value-type="percentage" office:value="0.00448740075940632" calcext:value-type="percentage">
            <text:p>0.45%</text:p>
          </table:table-cell>
          <table:table-cell table:formula="of:=([.J91]-[.F91])/[.F91]" office:value-type="percentage" office:value="0.00379441186616082" calcext:value-type="percentage">
            <text:p>0.38%</text:p>
          </table:table-cell>
          <table:table-cell table:formula="of:=([.J91]-[.G91])/[.G91]" office:value-type="percentage" office:value="0.00414078674948236" calcext:value-type="percentage">
            <text:p>0.41%</text:p>
          </table:table-cell>
          <table:table-cell table:formula="of:=([.J91]-[.H91])/[.H91]" office:value-type="percentage" office:value="0.00344827586206897" calcext:value-type="percentage">
            <text:p>0.34%</text:p>
          </table:table-cell>
          <table:table-cell table:formula="of:=([.J91]-[.I91])/[.I91]" office:value-type="percentage" office:value="0.00448740075940632" calcext:value-type="percentage">
            <text:p>0.45%</text:p>
          </table:table-cell>
        </table:table-row>
        <table:table-row table:style-name="ro1">
          <table:table-cell table:number-columns-repeated="10" office:value-type="float" office:value="317" calcext:value-type="float">
            <text:p>317</text:p>
          </table:table-cell>
          <table:table-cell table:formula="of:=([.J92]-[.A92])/[.A92]" office:value-type="percentage" office:value="0" calcext:value-type="percentage">
            <text:p>0.00%</text:p>
          </table:table-cell>
          <table:table-cell table:formula="of:=([.J92]-[.B92])/[.B92]" office:value-type="percentage" office:value="0" calcext:value-type="percentage">
            <text:p>0.00%</text:p>
          </table:table-cell>
          <table:table-cell table:formula="of:=([.J92]-[.C92])/[.C92]" office:value-type="percentage" office:value="0" calcext:value-type="percentage">
            <text:p>0.00%</text:p>
          </table:table-cell>
          <table:table-cell table:formula="of:=([.J92]-[.D92])/[.D92]" office:value-type="percentage" office:value="0" calcext:value-type="percentage">
            <text:p>0.00%</text:p>
          </table:table-cell>
          <table:table-cell table:formula="of:=([.J92]-[.E92])/[.E92]" office:value-type="percentage" office:value="0" calcext:value-type="percentage">
            <text:p>0.00%</text:p>
          </table:table-cell>
          <table:table-cell table:formula="of:=([.J92]-[.F92])/[.F92]" office:value-type="percentage" office:value="0" calcext:value-type="percentage">
            <text:p>0.00%</text:p>
          </table:table-cell>
          <table:table-cell table:formula="of:=([.J92]-[.G92])/[.G92]" office:value-type="percentage" office:value="0" calcext:value-type="percentage">
            <text:p>0.00%</text:p>
          </table:table-cell>
          <table:table-cell table:formula="of:=([.J92]-[.H92])/[.H92]" office:value-type="percentage" office:value="0" calcext:value-type="percentage">
            <text:p>0.00%</text:p>
          </table:table-cell>
          <table:table-cell table:formula="of:=([.J92]-[.I92])/[.I9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17" calcext:value-type="float">
            <text:p>317</text:p>
          </table:table-cell>
          <table:table-cell table:formula="of:=([.J93]-[.A93])/[.A93]" office:value-type="percentage" office:value="0" calcext:value-type="percentage">
            <text:p>0.00%</text:p>
          </table:table-cell>
          <table:table-cell table:formula="of:=([.J93]-[.B93])/[.B93]" office:value-type="percentage" office:value="0" calcext:value-type="percentage">
            <text:p>0.00%</text:p>
          </table:table-cell>
          <table:table-cell table:formula="of:=([.J93]-[.C93])/[.C93]" office:value-type="percentage" office:value="0" calcext:value-type="percentage">
            <text:p>0.00%</text:p>
          </table:table-cell>
          <table:table-cell table:formula="of:=([.J93]-[.D93])/[.D93]" office:value-type="percentage" office:value="0" calcext:value-type="percentage">
            <text:p>0.00%</text:p>
          </table:table-cell>
          <table:table-cell table:formula="of:=([.J93]-[.E93])/[.E93]" office:value-type="percentage" office:value="0" calcext:value-type="percentage">
            <text:p>0.00%</text:p>
          </table:table-cell>
          <table:table-cell table:formula="of:=([.J93]-[.F93])/[.F93]" office:value-type="percentage" office:value="0" calcext:value-type="percentage">
            <text:p>0.00%</text:p>
          </table:table-cell>
          <table:table-cell table:formula="of:=([.J93]-[.G93])/[.G93]" office:value-type="percentage" office:value="0" calcext:value-type="percentage">
            <text:p>0.00%</text:p>
          </table:table-cell>
          <table:table-cell table:formula="of:=([.J93]-[.H93])/[.H93]" office:value-type="percentage" office:value="0" calcext:value-type="percentage">
            <text:p>0.00%</text:p>
          </table:table-cell>
          <table:table-cell table:formula="of:=([.J93]-[.I93])/[.I9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18" calcext:value-type="float">
            <text:p>318</text:p>
          </table:table-cell>
          <table:table-cell table:formula="of:=([.J94]-[.A94])/[.A94]" office:value-type="percentage" office:value="0" calcext:value-type="percentage">
            <text:p>0.00%</text:p>
          </table:table-cell>
          <table:table-cell table:formula="of:=([.J94]-[.B94])/[.B94]" office:value-type="percentage" office:value="0" calcext:value-type="percentage">
            <text:p>0.00%</text:p>
          </table:table-cell>
          <table:table-cell table:formula="of:=([.J94]-[.C94])/[.C94]" office:value-type="percentage" office:value="0" calcext:value-type="percentage">
            <text:p>0.00%</text:p>
          </table:table-cell>
          <table:table-cell table:formula="of:=([.J94]-[.D94])/[.D94]" office:value-type="percentage" office:value="0" calcext:value-type="percentage">
            <text:p>0.00%</text:p>
          </table:table-cell>
          <table:table-cell table:formula="of:=([.J94]-[.E94])/[.E94]" office:value-type="percentage" office:value="0" calcext:value-type="percentage">
            <text:p>0.00%</text:p>
          </table:table-cell>
          <table:table-cell table:formula="of:=([.J94]-[.F94])/[.F94]" office:value-type="percentage" office:value="0" calcext:value-type="percentage">
            <text:p>0.00%</text:p>
          </table:table-cell>
          <table:table-cell table:formula="of:=([.J94]-[.G94])/[.G94]" office:value-type="percentage" office:value="0" calcext:value-type="percentage">
            <text:p>0.00%</text:p>
          </table:table-cell>
          <table:table-cell table:formula="of:=([.J94]-[.H94])/[.H94]" office:value-type="percentage" office:value="0" calcext:value-type="percentage">
            <text:p>0.00%</text:p>
          </table:table-cell>
          <table:table-cell table:formula="of:=([.J94]-[.I94])/[.I9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19" calcext:value-type="float">
            <text:p>319</text:p>
          </table:table-cell>
          <table:table-cell table:formula="of:=([.J95]-[.A95])/[.A95]" office:value-type="percentage" office:value="0" calcext:value-type="percentage">
            <text:p>0.00%</text:p>
          </table:table-cell>
          <table:table-cell table:formula="of:=([.J95]-[.B95])/[.B95]" office:value-type="percentage" office:value="0" calcext:value-type="percentage">
            <text:p>0.00%</text:p>
          </table:table-cell>
          <table:table-cell table:formula="of:=([.J95]-[.C95])/[.C95]" office:value-type="percentage" office:value="0" calcext:value-type="percentage">
            <text:p>0.00%</text:p>
          </table:table-cell>
          <table:table-cell table:formula="of:=([.J95]-[.D95])/[.D95]" office:value-type="percentage" office:value="0" calcext:value-type="percentage">
            <text:p>0.00%</text:p>
          </table:table-cell>
          <table:table-cell table:formula="of:=([.J95]-[.E95])/[.E95]" office:value-type="percentage" office:value="0" calcext:value-type="percentage">
            <text:p>0.00%</text:p>
          </table:table-cell>
          <table:table-cell table:formula="of:=([.J95]-[.F95])/[.F95]" office:value-type="percentage" office:value="0" calcext:value-type="percentage">
            <text:p>0.00%</text:p>
          </table:table-cell>
          <table:table-cell table:formula="of:=([.J95]-[.G95])/[.G95]" office:value-type="percentage" office:value="0" calcext:value-type="percentage">
            <text:p>0.00%</text:p>
          </table:table-cell>
          <table:table-cell table:formula="of:=([.J95]-[.H95])/[.H95]" office:value-type="percentage" office:value="0" calcext:value-type="percentage">
            <text:p>0.00%</text:p>
          </table:table-cell>
          <table:table-cell table:formula="of:=([.J95]-[.I95])/[.I9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24" calcext:value-type="float">
            <text:p>324</text:p>
          </table:table-cell>
          <table:table-cell table:formula="of:=([.J96]-[.A96])/[.A96]" office:value-type="percentage" office:value="0" calcext:value-type="percentage">
            <text:p>0.00%</text:p>
          </table:table-cell>
          <table:table-cell table:formula="of:=([.J96]-[.B96])/[.B96]" office:value-type="percentage" office:value="0" calcext:value-type="percentage">
            <text:p>0.00%</text:p>
          </table:table-cell>
          <table:table-cell table:formula="of:=([.J96]-[.C96])/[.C96]" office:value-type="percentage" office:value="0" calcext:value-type="percentage">
            <text:p>0.00%</text:p>
          </table:table-cell>
          <table:table-cell table:formula="of:=([.J96]-[.D96])/[.D96]" office:value-type="percentage" office:value="0" calcext:value-type="percentage">
            <text:p>0.00%</text:p>
          </table:table-cell>
          <table:table-cell table:formula="of:=([.J96]-[.E96])/[.E96]" office:value-type="percentage" office:value="0" calcext:value-type="percentage">
            <text:p>0.00%</text:p>
          </table:table-cell>
          <table:table-cell table:formula="of:=([.J96]-[.F96])/[.F96]" office:value-type="percentage" office:value="0" calcext:value-type="percentage">
            <text:p>0.00%</text:p>
          </table:table-cell>
          <table:table-cell table:formula="of:=([.J96]-[.G96])/[.G96]" office:value-type="percentage" office:value="0" calcext:value-type="percentage">
            <text:p>0.00%</text:p>
          </table:table-cell>
          <table:table-cell table:formula="of:=([.J96]-[.H96])/[.H96]" office:value-type="percentage" office:value="0" calcext:value-type="percentage">
            <text:p>0.00%</text:p>
          </table:table-cell>
          <table:table-cell table:formula="of:=([.J96]-[.I96])/[.I9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25" calcext:value-type="float">
            <text:p>325</text:p>
          </table:table-cell>
          <table:table-cell table:formula="of:=([.J97]-[.A97])/[.A97]" office:value-type="percentage" office:value="0" calcext:value-type="percentage">
            <text:p>0.00%</text:p>
          </table:table-cell>
          <table:table-cell table:formula="of:=([.J97]-[.B97])/[.B97]" office:value-type="percentage" office:value="0" calcext:value-type="percentage">
            <text:p>0.00%</text:p>
          </table:table-cell>
          <table:table-cell table:formula="of:=([.J97]-[.C97])/[.C97]" office:value-type="percentage" office:value="0" calcext:value-type="percentage">
            <text:p>0.00%</text:p>
          </table:table-cell>
          <table:table-cell table:formula="of:=([.J97]-[.D97])/[.D97]" office:value-type="percentage" office:value="0" calcext:value-type="percentage">
            <text:p>0.00%</text:p>
          </table:table-cell>
          <table:table-cell table:formula="of:=([.J97]-[.E97])/[.E97]" office:value-type="percentage" office:value="0" calcext:value-type="percentage">
            <text:p>0.00%</text:p>
          </table:table-cell>
          <table:table-cell table:formula="of:=([.J97]-[.F97])/[.F97]" office:value-type="percentage" office:value="0" calcext:value-type="percentage">
            <text:p>0.00%</text:p>
          </table:table-cell>
          <table:table-cell table:formula="of:=([.J97]-[.G97])/[.G97]" office:value-type="percentage" office:value="0" calcext:value-type="percentage">
            <text:p>0.00%</text:p>
          </table:table-cell>
          <table:table-cell table:formula="of:=([.J97]-[.H97])/[.H97]" office:value-type="percentage" office:value="0" calcext:value-type="percentage">
            <text:p>0.00%</text:p>
          </table:table-cell>
          <table:table-cell table:formula="of:=([.J97]-[.I97])/[.I9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25" calcext:value-type="float">
            <text:p>325</text:p>
          </table:table-cell>
          <table:table-cell table:style-name="ce5" office:value-type="float" office:value="325" calcext:value-type="float">
            <text:p>325</text:p>
          </table:table-cell>
          <table:table-cell table:formula="of:=([.J98]-[.A98])/[.A98]" office:value-type="percentage" office:value="0" calcext:value-type="percentage">
            <text:p>0.00%</text:p>
          </table:table-cell>
          <table:table-cell table:formula="of:=([.J98]-[.B98])/[.B98]" office:value-type="percentage" office:value="0" calcext:value-type="percentage">
            <text:p>0.00%</text:p>
          </table:table-cell>
          <table:table-cell table:formula="of:=([.J98]-[.C98])/[.C98]" office:value-type="percentage" office:value="0" calcext:value-type="percentage">
            <text:p>0.00%</text:p>
          </table:table-cell>
          <table:table-cell table:formula="of:=([.J98]-[.D98])/[.D98]" office:value-type="percentage" office:value="0" calcext:value-type="percentage">
            <text:p>0.00%</text:p>
          </table:table-cell>
          <table:table-cell table:formula="of:=([.J98]-[.E98])/[.E98]" office:value-type="percentage" office:value="0" calcext:value-type="percentage">
            <text:p>0.00%</text:p>
          </table:table-cell>
          <table:table-cell table:formula="of:=([.J98]-[.F98])/[.F98]" office:value-type="percentage" office:value="0" calcext:value-type="percentage">
            <text:p>0.00%</text:p>
          </table:table-cell>
          <table:table-cell table:formula="of:=([.J98]-[.G98])/[.G98]" office:value-type="percentage" office:value="0" calcext:value-type="percentage">
            <text:p>0.00%</text:p>
          </table:table-cell>
          <table:table-cell table:formula="of:=([.J98]-[.H98])/[.H98]" office:value-type="percentage" office:value="0" calcext:value-type="percentage">
            <text:p>0.00%</text:p>
          </table:table-cell>
          <table:table-cell table:formula="of:=([.J98]-[.I98])/[.I9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29" calcext:value-type="float">
            <text:p>329</text:p>
          </table:table-cell>
          <table:table-cell table:style-name="ce5" office:value-type="float" office:value="329" calcext:value-type="float">
            <text:p>329</text:p>
          </table:table-cell>
          <table:table-cell table:formula="of:=([.J99]-[.A99])/[.A99]" office:value-type="percentage" office:value="0" calcext:value-type="percentage">
            <text:p>0.00%</text:p>
          </table:table-cell>
          <table:table-cell table:formula="of:=([.J99]-[.B99])/[.B99]" office:value-type="percentage" office:value="0" calcext:value-type="percentage">
            <text:p>0.00%</text:p>
          </table:table-cell>
          <table:table-cell table:formula="of:=([.J99]-[.C99])/[.C99]" office:value-type="percentage" office:value="0" calcext:value-type="percentage">
            <text:p>0.00%</text:p>
          </table:table-cell>
          <table:table-cell table:formula="of:=([.J99]-[.D99])/[.D99]" office:value-type="percentage" office:value="0" calcext:value-type="percentage">
            <text:p>0.00%</text:p>
          </table:table-cell>
          <table:table-cell table:formula="of:=([.J99]-[.E99])/[.E99]" office:value-type="percentage" office:value="0" calcext:value-type="percentage">
            <text:p>0.00%</text:p>
          </table:table-cell>
          <table:table-cell table:formula="of:=([.J99]-[.F99])/[.F99]" office:value-type="percentage" office:value="0" calcext:value-type="percentage">
            <text:p>0.00%</text:p>
          </table:table-cell>
          <table:table-cell table:formula="of:=([.J99]-[.G99])/[.G99]" office:value-type="percentage" office:value="0" calcext:value-type="percentage">
            <text:p>0.00%</text:p>
          </table:table-cell>
          <table:table-cell table:formula="of:=([.J99]-[.H99])/[.H99]" office:value-type="percentage" office:value="0" calcext:value-type="percentage">
            <text:p>0.00%</text:p>
          </table:table-cell>
          <table:table-cell table:formula="of:=([.J99]-[.I99])/[.I9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29" calcext:value-type="float">
            <text:p>329</text:p>
          </table:table-cell>
          <table:table-cell table:style-name="ce5" office:value-type="float" office:value="329" calcext:value-type="float">
            <text:p>329</text:p>
          </table:table-cell>
          <table:table-cell table:formula="of:=([.J100]-[.A100])/[.A100]" office:value-type="percentage" office:value="0" calcext:value-type="percentage">
            <text:p>0.00%</text:p>
          </table:table-cell>
          <table:table-cell table:formula="of:=([.J100]-[.B100])/[.B100]" office:value-type="percentage" office:value="0" calcext:value-type="percentage">
            <text:p>0.00%</text:p>
          </table:table-cell>
          <table:table-cell table:formula="of:=([.J100]-[.C100])/[.C100]" office:value-type="percentage" office:value="0" calcext:value-type="percentage">
            <text:p>0.00%</text:p>
          </table:table-cell>
          <table:table-cell table:formula="of:=([.J100]-[.D100])/[.D100]" office:value-type="percentage" office:value="0" calcext:value-type="percentage">
            <text:p>0.00%</text:p>
          </table:table-cell>
          <table:table-cell table:formula="of:=([.J100]-[.E100])/[.E100]" office:value-type="percentage" office:value="0" calcext:value-type="percentage">
            <text:p>0.00%</text:p>
          </table:table-cell>
          <table:table-cell table:formula="of:=([.J100]-[.F100])/[.F100]" office:value-type="percentage" office:value="0" calcext:value-type="percentage">
            <text:p>0.00%</text:p>
          </table:table-cell>
          <table:table-cell table:formula="of:=([.J100]-[.G100])/[.G100]" office:value-type="percentage" office:value="0" calcext:value-type="percentage">
            <text:p>0.00%</text:p>
          </table:table-cell>
          <table:table-cell table:formula="of:=([.J100]-[.H100])/[.H100]" office:value-type="percentage" office:value="0" calcext:value-type="percentage">
            <text:p>0.00%</text:p>
          </table:table-cell>
          <table:table-cell table:formula="of:=([.J100]-[.I100])/[.I10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31" calcext:value-type="float">
            <text:p>331</text:p>
          </table:table-cell>
          <table:table-cell table:formula="of:=([.J101]-[.A101])/[.A101]" office:value-type="percentage" office:value="0" calcext:value-type="percentage">
            <text:p>0.00%</text:p>
          </table:table-cell>
          <table:table-cell table:formula="of:=([.J101]-[.B101])/[.B101]" office:value-type="percentage" office:value="0" calcext:value-type="percentage">
            <text:p>0.00%</text:p>
          </table:table-cell>
          <table:table-cell table:formula="of:=([.J101]-[.C101])/[.C101]" office:value-type="percentage" office:value="0" calcext:value-type="percentage">
            <text:p>0.00%</text:p>
          </table:table-cell>
          <table:table-cell table:formula="of:=([.J101]-[.D101])/[.D101]" office:value-type="percentage" office:value="0" calcext:value-type="percentage">
            <text:p>0.00%</text:p>
          </table:table-cell>
          <table:table-cell table:formula="of:=([.J101]-[.E101])/[.E101]" office:value-type="percentage" office:value="0" calcext:value-type="percentage">
            <text:p>0.00%</text:p>
          </table:table-cell>
          <table:table-cell table:formula="of:=([.J101]-[.F101])/[.F101]" office:value-type="percentage" office:value="0" calcext:value-type="percentage">
            <text:p>0.00%</text:p>
          </table:table-cell>
          <table:table-cell table:formula="of:=([.J101]-[.G101])/[.G101]" office:value-type="percentage" office:value="0" calcext:value-type="percentage">
            <text:p>0.00%</text:p>
          </table:table-cell>
          <table:table-cell table:formula="of:=([.J101]-[.H101])/[.H101]" office:value-type="percentage" office:value="0" calcext:value-type="percentage">
            <text:p>0.00%</text:p>
          </table:table-cell>
          <table:table-cell table:formula="of:=([.J101]-[.I101])/[.I10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32" calcext:value-type="float">
            <text:p>332</text:p>
          </table:table-cell>
          <table:table-cell table:formula="of:=([.J102]-[.A102])/[.A102]" office:value-type="percentage" office:value="0" calcext:value-type="percentage">
            <text:p>0.00%</text:p>
          </table:table-cell>
          <table:table-cell table:formula="of:=([.J102]-[.B102])/[.B102]" office:value-type="percentage" office:value="0" calcext:value-type="percentage">
            <text:p>0.00%</text:p>
          </table:table-cell>
          <table:table-cell table:formula="of:=([.J102]-[.C102])/[.C102]" office:value-type="percentage" office:value="0" calcext:value-type="percentage">
            <text:p>0.00%</text:p>
          </table:table-cell>
          <table:table-cell table:formula="of:=([.J102]-[.D102])/[.D102]" office:value-type="percentage" office:value="0" calcext:value-type="percentage">
            <text:p>0.00%</text:p>
          </table:table-cell>
          <table:table-cell table:formula="of:=([.J102]-[.E102])/[.E102]" office:value-type="percentage" office:value="0" calcext:value-type="percentage">
            <text:p>0.00%</text:p>
          </table:table-cell>
          <table:table-cell table:formula="of:=([.J102]-[.F102])/[.F102]" office:value-type="percentage" office:value="0" calcext:value-type="percentage">
            <text:p>0.00%</text:p>
          </table:table-cell>
          <table:table-cell table:formula="of:=([.J102]-[.G102])/[.G102]" office:value-type="percentage" office:value="0" calcext:value-type="percentage">
            <text:p>0.00%</text:p>
          </table:table-cell>
          <table:table-cell table:formula="of:=([.J102]-[.H102])/[.H102]" office:value-type="percentage" office:value="0" calcext:value-type="percentage">
            <text:p>0.00%</text:p>
          </table:table-cell>
          <table:table-cell table:formula="of:=([.J102]-[.I102])/[.I10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33" calcext:value-type="float">
            <text:p>333</text:p>
          </table:table-cell>
          <table:table-cell table:formula="of:=([.J103]-[.A103])/[.A103]" office:value-type="percentage" office:value="0" calcext:value-type="percentage">
            <text:p>0.00%</text:p>
          </table:table-cell>
          <table:table-cell table:formula="of:=([.J103]-[.B103])/[.B103]" office:value-type="percentage" office:value="0" calcext:value-type="percentage">
            <text:p>0.00%</text:p>
          </table:table-cell>
          <table:table-cell table:formula="of:=([.J103]-[.C103])/[.C103]" office:value-type="percentage" office:value="0" calcext:value-type="percentage">
            <text:p>0.00%</text:p>
          </table:table-cell>
          <table:table-cell table:formula="of:=([.J103]-[.D103])/[.D103]" office:value-type="percentage" office:value="0" calcext:value-type="percentage">
            <text:p>0.00%</text:p>
          </table:table-cell>
          <table:table-cell table:formula="of:=([.J103]-[.E103])/[.E103]" office:value-type="percentage" office:value="0" calcext:value-type="percentage">
            <text:p>0.00%</text:p>
          </table:table-cell>
          <table:table-cell table:formula="of:=([.J103]-[.F103])/[.F103]" office:value-type="percentage" office:value="0" calcext:value-type="percentage">
            <text:p>0.00%</text:p>
          </table:table-cell>
          <table:table-cell table:formula="of:=([.J103]-[.G103])/[.G103]" office:value-type="percentage" office:value="0" calcext:value-type="percentage">
            <text:p>0.00%</text:p>
          </table:table-cell>
          <table:table-cell table:formula="of:=([.J103]-[.H103])/[.H103]" office:value-type="percentage" office:value="0" calcext:value-type="percentage">
            <text:p>0.00%</text:p>
          </table:table-cell>
          <table:table-cell table:formula="of:=([.J103]-[.I103])/[.I10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28.6" calcext:value-type="float">
            <text:p>328.6</text:p>
          </table:table-cell>
          <table:table-cell office:value-type="float" office:value="329.6" calcext:value-type="float">
            <text:p>329.6</text:p>
          </table:table-cell>
          <table:table-cell office:value-type="float" office:value="329.4" calcext:value-type="float">
            <text:p>329.4</text:p>
          </table:table-cell>
          <table:table-cell office:value-type="float" office:value="329.9" calcext:value-type="float">
            <text:p>329.9</text:p>
          </table:table-cell>
          <table:table-cell office:value-type="float" office:value="329.8" calcext:value-type="float">
            <text:p>329.8</text:p>
          </table:table-cell>
          <table:table-cell office:value-type="float" office:value="329.9" calcext:value-type="float">
            <text:p>329.9</text:p>
          </table:table-cell>
          <table:table-cell office:value-type="float" office:value="329.8" calcext:value-type="float">
            <text:p>329.8</text:p>
          </table:table-cell>
          <table:table-cell office:value-type="float" office:value="329.7" calcext:value-type="float">
            <text:p>329.7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table:formula="of:=([.J104]-[.A104])/[.A104]" office:value-type="percentage" office:value="0.00426049908703584" calcext:value-type="percentage">
            <text:p>0.43%</text:p>
          </table:table-cell>
          <table:table-cell table:formula="of:=([.J104]-[.B104])/[.B104]" office:value-type="percentage" office:value="0.00121359223300964" calcext:value-type="percentage">
            <text:p>0.12%</text:p>
          </table:table-cell>
          <table:table-cell table:formula="of:=([.J104]-[.C104])/[.C104]" office:value-type="percentage" office:value="0.00182149362477238" calcext:value-type="percentage">
            <text:p>0.18%</text:p>
          </table:table-cell>
          <table:table-cell table:formula="of:=([.J104]-[.D104])/[.D104]" office:value-type="percentage" office:value="0.000303122158229836" calcext:value-type="percentage">
            <text:p>0.03%</text:p>
          </table:table-cell>
          <table:table-cell table:formula="of:=([.J104]-[.E104])/[.E104]" office:value-type="percentage" office:value="0.000606428138265581" calcext:value-type="percentage">
            <text:p>0.06%</text:p>
          </table:table-cell>
          <table:table-cell table:formula="of:=([.J104]-[.F104])/[.F104]" office:value-type="percentage" office:value="0.000303122158229836" calcext:value-type="percentage">
            <text:p>0.03%</text:p>
          </table:table-cell>
          <table:table-cell table:formula="of:=([.J104]-[.G104])/[.G104]" office:value-type="percentage" office:value="0.000606428138265581" calcext:value-type="percentage">
            <text:p>0.06%</text:p>
          </table:table-cell>
          <table:table-cell table:formula="of:=([.J104]-[.H104])/[.H104]" office:value-type="percentage" office:value="0.000909918107370371" calcext:value-type="percentage">
            <text:p>0.09%</text:p>
          </table:table-cell>
          <table:table-cell table:formula="of:=([.J104]-[.I104])/[.I104]" office:value-type="percentage" office:value="0.00303951367781155" calcext:value-type="percentage">
            <text:p>0.30%</text:p>
          </table:table-cell>
        </table:table-row>
        <table:table-row table:style-name="ro1">
          <table:table-cell table:number-columns-repeated="10" office:value-type="float" office:value="335" calcext:value-type="float">
            <text:p>335</text:p>
          </table:table-cell>
          <table:table-cell table:formula="of:=([.J105]-[.A105])/[.A105]" office:value-type="percentage" office:value="0" calcext:value-type="percentage">
            <text:p>0.00%</text:p>
          </table:table-cell>
          <table:table-cell table:formula="of:=([.J105]-[.B105])/[.B105]" office:value-type="percentage" office:value="0" calcext:value-type="percentage">
            <text:p>0.00%</text:p>
          </table:table-cell>
          <table:table-cell table:formula="of:=([.J105]-[.C105])/[.C105]" office:value-type="percentage" office:value="0" calcext:value-type="percentage">
            <text:p>0.00%</text:p>
          </table:table-cell>
          <table:table-cell table:formula="of:=([.J105]-[.D105])/[.D105]" office:value-type="percentage" office:value="0" calcext:value-type="percentage">
            <text:p>0.00%</text:p>
          </table:table-cell>
          <table:table-cell table:formula="of:=([.J105]-[.E105])/[.E105]" office:value-type="percentage" office:value="0" calcext:value-type="percentage">
            <text:p>0.00%</text:p>
          </table:table-cell>
          <table:table-cell table:formula="of:=([.J105]-[.F105])/[.F105]" office:value-type="percentage" office:value="0" calcext:value-type="percentage">
            <text:p>0.00%</text:p>
          </table:table-cell>
          <table:table-cell table:formula="of:=([.J105]-[.G105])/[.G105]" office:value-type="percentage" office:value="0" calcext:value-type="percentage">
            <text:p>0.00%</text:p>
          </table:table-cell>
          <table:table-cell table:formula="of:=([.J105]-[.H105])/[.H105]" office:value-type="percentage" office:value="0" calcext:value-type="percentage">
            <text:p>0.00%</text:p>
          </table:table-cell>
          <table:table-cell table:formula="of:=([.J105]-[.I105])/[.I10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36" calcext:value-type="float">
            <text:p>336</text:p>
          </table:table-cell>
          <table:table-cell table:formula="of:=([.J106]-[.A106])/[.A106]" office:value-type="percentage" office:value="0" calcext:value-type="percentage">
            <text:p>0.00%</text:p>
          </table:table-cell>
          <table:table-cell table:formula="of:=([.J106]-[.B106])/[.B106]" office:value-type="percentage" office:value="0" calcext:value-type="percentage">
            <text:p>0.00%</text:p>
          </table:table-cell>
          <table:table-cell table:formula="of:=([.J106]-[.C106])/[.C106]" office:value-type="percentage" office:value="0" calcext:value-type="percentage">
            <text:p>0.00%</text:p>
          </table:table-cell>
          <table:table-cell table:formula="of:=([.J106]-[.D106])/[.D106]" office:value-type="percentage" office:value="0" calcext:value-type="percentage">
            <text:p>0.00%</text:p>
          </table:table-cell>
          <table:table-cell table:formula="of:=([.J106]-[.E106])/[.E106]" office:value-type="percentage" office:value="0" calcext:value-type="percentage">
            <text:p>0.00%</text:p>
          </table:table-cell>
          <table:table-cell table:formula="of:=([.J106]-[.F106])/[.F106]" office:value-type="percentage" office:value="0" calcext:value-type="percentage">
            <text:p>0.00%</text:p>
          </table:table-cell>
          <table:table-cell table:formula="of:=([.J106]-[.G106])/[.G106]" office:value-type="percentage" office:value="0" calcext:value-type="percentage">
            <text:p>0.00%</text:p>
          </table:table-cell>
          <table:table-cell table:formula="of:=([.J106]-[.H106])/[.H106]" office:value-type="percentage" office:value="0" calcext:value-type="percentage">
            <text:p>0.00%</text:p>
          </table:table-cell>
          <table:table-cell table:formula="of:=([.J106]-[.I106])/[.I10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40" calcext:value-type="float">
            <text:p>340</text:p>
          </table:table-cell>
          <table:table-cell table:formula="of:=([.J107]-[.A107])/[.A107]" office:value-type="percentage" office:value="0" calcext:value-type="percentage">
            <text:p>0.00%</text:p>
          </table:table-cell>
          <table:table-cell table:formula="of:=([.J107]-[.B107])/[.B107]" office:value-type="percentage" office:value="0" calcext:value-type="percentage">
            <text:p>0.00%</text:p>
          </table:table-cell>
          <table:table-cell table:formula="of:=([.J107]-[.C107])/[.C107]" office:value-type="percentage" office:value="0" calcext:value-type="percentage">
            <text:p>0.00%</text:p>
          </table:table-cell>
          <table:table-cell table:formula="of:=([.J107]-[.D107])/[.D107]" office:value-type="percentage" office:value="0" calcext:value-type="percentage">
            <text:p>0.00%</text:p>
          </table:table-cell>
          <table:table-cell table:formula="of:=([.J107]-[.E107])/[.E107]" office:value-type="percentage" office:value="0" calcext:value-type="percentage">
            <text:p>0.00%</text:p>
          </table:table-cell>
          <table:table-cell table:formula="of:=([.J107]-[.F107])/[.F107]" office:value-type="percentage" office:value="0" calcext:value-type="percentage">
            <text:p>0.00%</text:p>
          </table:table-cell>
          <table:table-cell table:formula="of:=([.J107]-[.G107])/[.G107]" office:value-type="percentage" office:value="0" calcext:value-type="percentage">
            <text:p>0.00%</text:p>
          </table:table-cell>
          <table:table-cell table:formula="of:=([.J107]-[.H107])/[.H107]" office:value-type="percentage" office:value="0" calcext:value-type="percentage">
            <text:p>0.00%</text:p>
          </table:table-cell>
          <table:table-cell table:formula="of:=([.J107]-[.I107])/[.I10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43" calcext:value-type="float">
            <text:p>343</text:p>
          </table:table-cell>
          <table:table-cell table:formula="of:=([.J108]-[.A108])/[.A108]" office:value-type="percentage" office:value="0" calcext:value-type="percentage">
            <text:p>0.00%</text:p>
          </table:table-cell>
          <table:table-cell table:formula="of:=([.J108]-[.B108])/[.B108]" office:value-type="percentage" office:value="0" calcext:value-type="percentage">
            <text:p>0.00%</text:p>
          </table:table-cell>
          <table:table-cell table:formula="of:=([.J108]-[.C108])/[.C108]" office:value-type="percentage" office:value="0" calcext:value-type="percentage">
            <text:p>0.00%</text:p>
          </table:table-cell>
          <table:table-cell table:formula="of:=([.J108]-[.D108])/[.D108]" office:value-type="percentage" office:value="0" calcext:value-type="percentage">
            <text:p>0.00%</text:p>
          </table:table-cell>
          <table:table-cell table:formula="of:=([.J108]-[.E108])/[.E108]" office:value-type="percentage" office:value="0" calcext:value-type="percentage">
            <text:p>0.00%</text:p>
          </table:table-cell>
          <table:table-cell table:formula="of:=([.J108]-[.F108])/[.F108]" office:value-type="percentage" office:value="0" calcext:value-type="percentage">
            <text:p>0.00%</text:p>
          </table:table-cell>
          <table:table-cell table:formula="of:=([.J108]-[.G108])/[.G108]" office:value-type="percentage" office:value="0" calcext:value-type="percentage">
            <text:p>0.00%</text:p>
          </table:table-cell>
          <table:table-cell table:formula="of:=([.J108]-[.H108])/[.H108]" office:value-type="percentage" office:value="0" calcext:value-type="percentage">
            <text:p>0.00%</text:p>
          </table:table-cell>
          <table:table-cell table:formula="of:=([.J108]-[.I108])/[.I10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8.6" calcext:value-type="float">
            <text:p>298.6</text:p>
          </table:table-cell>
          <table:table-cell office:value-type="float" office:value="300" calcext:value-type="float">
            <text:p>300</text:p>
          </table:table-cell>
          <table:table-cell office:value-type="float" office:value="300.1" calcext:value-type="float">
            <text:p>300.1</text:p>
          </table:table-cell>
          <table:table-cell office:value-type="float" office:value="301.8" calcext:value-type="float">
            <text:p>301.8</text:p>
          </table:table-cell>
          <table:table-cell office:value-type="float" office:value="302.4" calcext:value-type="float">
            <text:p>302.4</text:p>
          </table:table-cell>
          <table:table-cell office:value-type="float" office:value="301.9" calcext:value-type="float">
            <text:p>301.9</text:p>
          </table:table-cell>
          <table:table-cell office:value-type="float" office:value="302" calcext:value-type="float">
            <text:p>302</text:p>
          </table:table-cell>
          <table:table-cell office:value-type="float" office:value="302.4" calcext:value-type="float">
            <text:p>302.4</text:p>
          </table:table-cell>
          <table:table-cell office:value-type="float" office:value="303" calcext:value-type="float">
            <text:p>303</text:p>
          </table:table-cell>
          <table:table-cell table:formula="of:=([.J109]-[.A109])/[.A109]" office:value-type="percentage" office:value="0.0412371134020619" calcext:value-type="percentage">
            <text:p>4.12%</text:p>
          </table:table-cell>
          <table:table-cell table:formula="of:=([.J109]-[.B109])/[.B109]" office:value-type="percentage" office:value="0.0147354320160749" calcext:value-type="percentage">
            <text:p>1.47%</text:p>
          </table:table-cell>
          <table:table-cell table:formula="of:=([.J109]-[.C109])/[.C109]" office:value-type="percentage" office:value="0.01" calcext:value-type="percentage">
            <text:p>1.00%</text:p>
          </table:table-cell>
          <table:table-cell table:formula="of:=([.J109]-[.D109])/[.D109]" office:value-type="percentage" office:value="0.00966344551816054" calcext:value-type="percentage">
            <text:p>0.97%</text:p>
          </table:table-cell>
          <table:table-cell table:formula="of:=([.J109]-[.E109])/[.E109]" office:value-type="percentage" office:value="0.00397614314115304" calcext:value-type="percentage">
            <text:p>0.40%</text:p>
          </table:table-cell>
          <table:table-cell table:formula="of:=([.J109]-[.F109])/[.F109]" office:value-type="percentage" office:value="0.00198412698412706" calcext:value-type="percentage">
            <text:p>0.20%</text:p>
          </table:table-cell>
          <table:table-cell table:formula="of:=([.J109]-[.G109])/[.G109]" office:value-type="percentage" office:value="0.00364359059291164" calcext:value-type="percentage">
            <text:p>0.36%</text:p>
          </table:table-cell>
          <table:table-cell table:formula="of:=([.J109]-[.H109])/[.H109]" office:value-type="percentage" office:value="0.0033112582781457" calcext:value-type="percentage">
            <text:p>0.33%</text:p>
          </table:table-cell>
          <table:table-cell table:formula="of:=([.J109]-[.I109])/[.I109]" office:value-type="percentage" office:value="0.00198412698412706" calcext:value-type="percentage">
            <text:p>0.20%</text:p>
          </table:table-cell>
        </table:table-row>
        <table:table-row table:style-name="ro1">
          <table:table-cell office:value-type="float" office:value="326.4" calcext:value-type="float">
            <text:p>326.4</text:p>
          </table:table-cell>
          <table:table-cell office:value-type="float" office:value="332.4" calcext:value-type="float">
            <text:p>332.4</text:p>
          </table:table-cell>
          <table:table-cell office:value-type="float" office:value="334.6" calcext:value-type="float">
            <text:p>334.6</text:p>
          </table:table-cell>
          <table:table-cell office:value-type="float" office:value="334.7" calcext:value-type="float">
            <text:p>334.7</text:p>
          </table:table-cell>
          <table:table-cell office:value-type="float" office:value="337.6" calcext:value-type="float">
            <text:p>337.6</text:p>
          </table:table-cell>
          <table:table-cell office:value-type="float" office:value="338.9" calcext:value-type="float">
            <text:p>338.9</text:p>
          </table:table-cell>
          <table:table-cell office:value-type="float" office:value="339.4" calcext:value-type="float">
            <text:p>339.4</text:p>
          </table:table-cell>
          <table:table-cell office:value-type="float" office:value="338.5" calcext:value-type="float">
            <text:p>338.5</text:p>
          </table:table-cell>
          <table:table-cell office:value-type="float" office:value="337.8" calcext:value-type="float">
            <text:p>337.8</text:p>
          </table:table-cell>
          <table:table-cell table:style-name="ce5" office:value-type="float" office:value="344" calcext:value-type="float">
            <text:p>344</text:p>
          </table:table-cell>
          <table:table-cell table:formula="of:=([.J110]-[.A110])/[.A110]" office:value-type="percentage" office:value="0.0539215686274511" calcext:value-type="percentage">
            <text:p>5.39%</text:p>
          </table:table-cell>
          <table:table-cell table:formula="of:=([.J110]-[.B110])/[.B110]" office:value-type="percentage" office:value="0.0348977135980747" calcext:value-type="percentage">
            <text:p>3.49%</text:p>
          </table:table-cell>
          <table:table-cell table:formula="of:=([.J110]-[.C110])/[.C110]" office:value-type="percentage" office:value="0.0280932456664673" calcext:value-type="percentage">
            <text:p>2.81%</text:p>
          </table:table-cell>
          <table:table-cell table:formula="of:=([.J110]-[.D110])/[.D110]" office:value-type="percentage" office:value="0.0277860770839558" calcext:value-type="percentage">
            <text:p>2.78%</text:p>
          </table:table-cell>
          <table:table-cell table:formula="of:=([.J110]-[.E110])/[.E110]" office:value-type="percentage" office:value="0.0189573459715639" calcext:value-type="percentage">
            <text:p>1.90%</text:p>
          </table:table-cell>
          <table:table-cell table:formula="of:=([.J110]-[.F110])/[.F110]" office:value-type="percentage" office:value="0.0150486869282975" calcext:value-type="percentage">
            <text:p>1.50%</text:p>
          </table:table-cell>
          <table:table-cell table:formula="of:=([.J110]-[.G110])/[.G110]" office:value-type="percentage" office:value="0.0135533294048321" calcext:value-type="percentage">
            <text:p>1.36%</text:p>
          </table:table-cell>
          <table:table-cell table:formula="of:=([.J110]-[.H110])/[.H110]" office:value-type="percentage" office:value="0.0162481536189069" calcext:value-type="percentage">
            <text:p>1.62%</text:p>
          </table:table-cell>
          <table:table-cell table:formula="of:=([.J110]-[.I110])/[.I110]" office:value-type="percentage" office:value="0.0183540556542332" calcext:value-type="percentage">
            <text:p>1.84%</text:p>
          </table:table-cell>
        </table:table-row>
        <table:table-row table:style-name="ro1">
          <table:table-cell office:value-type="float" office:value="335.2" calcext:value-type="float">
            <text:p>335.2</text:p>
          </table:table-cell>
          <table:table-cell office:value-type="float" office:value="340.7" calcext:value-type="float">
            <text:p>340.7</text:p>
          </table:table-cell>
          <table:table-cell office:value-type="float" office:value="341.3" calcext:value-type="float">
            <text:p>341.3</text:p>
          </table:table-cell>
          <table:table-cell office:value-type="float" office:value="342.7" calcext:value-type="float">
            <text:p>342.7</text:p>
          </table:table-cell>
          <table:table-cell office:value-type="float" office:value="341.8" calcext:value-type="float">
            <text:p>341.8</text:p>
          </table:table-cell>
          <table:table-cell office:value-type="float" office:value="344.1" calcext:value-type="float">
            <text:p>344.1</text:p>
          </table:table-cell>
          <table:table-cell office:value-type="float" office:value="344.3" calcext:value-type="float">
            <text:p>344.3</text:p>
          </table:table-cell>
          <table:table-cell office:value-type="float" office:value="344.4" calcext:value-type="float">
            <text:p>344.4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46" calcext:value-type="float">
            <text:p>346</text:p>
          </table:table-cell>
          <table:table-cell table:formula="of:=([.J111]-[.A111])/[.A111]" office:value-type="percentage" office:value="0.032219570405728" calcext:value-type="percentage">
            <text:p>3.22%</text:p>
          </table:table-cell>
          <table:table-cell table:formula="of:=([.J111]-[.B111])/[.B111]" office:value-type="percentage" office:value="0.0155562078074553" calcext:value-type="percentage">
            <text:p>1.56%</text:p>
          </table:table-cell>
          <table:table-cell table:formula="of:=([.J111]-[.C111])/[.C111]" office:value-type="percentage" office:value="0.0137708760621154" calcext:value-type="percentage">
            <text:p>1.38%</text:p>
          </table:table-cell>
          <table:table-cell table:formula="of:=([.J111]-[.D111])/[.D111]" office:value-type="percentage" office:value="0.00962941348117891" calcext:value-type="percentage">
            <text:p>0.96%</text:p>
          </table:table-cell>
          <table:table-cell table:formula="of:=([.J111]-[.E111])/[.E111]" office:value-type="percentage" office:value="0.0122878876535986" calcext:value-type="percentage">
            <text:p>1.23%</text:p>
          </table:table-cell>
          <table:table-cell table:formula="of:=([.J111]-[.F111])/[.F111]" office:value-type="percentage" office:value="0.00552165068294094" calcext:value-type="percentage">
            <text:p>0.55%</text:p>
          </table:table-cell>
          <table:table-cell table:formula="of:=([.J111]-[.G111])/[.G111]" office:value-type="percentage" office:value="0.0049375544583212" calcext:value-type="percentage">
            <text:p>0.49%</text:p>
          </table:table-cell>
          <table:table-cell table:formula="of:=([.J111]-[.H111])/[.H111]" office:value-type="percentage" office:value="0.00464576074332179" calcext:value-type="percentage">
            <text:p>0.46%</text:p>
          </table:table-cell>
          <table:table-cell table:formula="of:=([.J111]-[.I111])/[.I111]" office:value-type="percentage" office:value="0.0087463556851312" calcext:value-type="percentage">
            <text:p>0.87%</text:p>
          </table:table-cell>
        </table:table-row>
        <table:table-row table:style-name="ro1">
          <table:table-cell table:number-columns-repeated="10" office:value-type="float" office:value="347" calcext:value-type="float">
            <text:p>347</text:p>
          </table:table-cell>
          <table:table-cell table:formula="of:=([.J112]-[.A112])/[.A112]" office:value-type="percentage" office:value="0" calcext:value-type="percentage">
            <text:p>0.00%</text:p>
          </table:table-cell>
          <table:table-cell table:formula="of:=([.J112]-[.B112])/[.B112]" office:value-type="percentage" office:value="0" calcext:value-type="percentage">
            <text:p>0.00%</text:p>
          </table:table-cell>
          <table:table-cell table:formula="of:=([.J112]-[.C112])/[.C112]" office:value-type="percentage" office:value="0" calcext:value-type="percentage">
            <text:p>0.00%</text:p>
          </table:table-cell>
          <table:table-cell table:formula="of:=([.J112]-[.D112])/[.D112]" office:value-type="percentage" office:value="0" calcext:value-type="percentage">
            <text:p>0.00%</text:p>
          </table:table-cell>
          <table:table-cell table:formula="of:=([.J112]-[.E112])/[.E112]" office:value-type="percentage" office:value="0" calcext:value-type="percentage">
            <text:p>0.00%</text:p>
          </table:table-cell>
          <table:table-cell table:formula="of:=([.J112]-[.F112])/[.F112]" office:value-type="percentage" office:value="0" calcext:value-type="percentage">
            <text:p>0.00%</text:p>
          </table:table-cell>
          <table:table-cell table:formula="of:=([.J112]-[.G112])/[.G112]" office:value-type="percentage" office:value="0" calcext:value-type="percentage">
            <text:p>0.00%</text:p>
          </table:table-cell>
          <table:table-cell table:formula="of:=([.J112]-[.H112])/[.H112]" office:value-type="percentage" office:value="0" calcext:value-type="percentage">
            <text:p>0.00%</text:p>
          </table:table-cell>
          <table:table-cell table:formula="of:=([.J112]-[.I112])/[.I11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46" calcext:value-type="float">
            <text:p>346</text:p>
          </table:table-cell>
          <table:table-cell table:formula="of:=([.J113]-[.A113])/[.A113]" office:value-type="percentage" office:value="0" calcext:value-type="percentage">
            <text:p>0.00%</text:p>
          </table:table-cell>
          <table:table-cell table:formula="of:=([.J113]-[.B113])/[.B113]" office:value-type="percentage" office:value="0" calcext:value-type="percentage">
            <text:p>0.00%</text:p>
          </table:table-cell>
          <table:table-cell table:formula="of:=([.J113]-[.C113])/[.C113]" office:value-type="percentage" office:value="0" calcext:value-type="percentage">
            <text:p>0.00%</text:p>
          </table:table-cell>
          <table:table-cell table:formula="of:=([.J113]-[.D113])/[.D113]" office:value-type="percentage" office:value="0" calcext:value-type="percentage">
            <text:p>0.00%</text:p>
          </table:table-cell>
          <table:table-cell table:formula="of:=([.J113]-[.E113])/[.E113]" office:value-type="percentage" office:value="0" calcext:value-type="percentage">
            <text:p>0.00%</text:p>
          </table:table-cell>
          <table:table-cell table:formula="of:=([.J113]-[.F113])/[.F113]" office:value-type="percentage" office:value="0" calcext:value-type="percentage">
            <text:p>0.00%</text:p>
          </table:table-cell>
          <table:table-cell table:formula="of:=([.J113]-[.G113])/[.G113]" office:value-type="percentage" office:value="0" calcext:value-type="percentage">
            <text:p>0.00%</text:p>
          </table:table-cell>
          <table:table-cell table:formula="of:=([.J113]-[.H113])/[.H113]" office:value-type="percentage" office:value="0" calcext:value-type="percentage">
            <text:p>0.00%</text:p>
          </table:table-cell>
          <table:table-cell table:formula="of:=([.J113]-[.I113])/[.I11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46" calcext:value-type="float">
            <text:p>346</text:p>
          </table:table-cell>
          <table:table-cell table:formula="of:=([.J114]-[.A114])/[.A114]" office:value-type="percentage" office:value="0" calcext:value-type="percentage">
            <text:p>0.00%</text:p>
          </table:table-cell>
          <table:table-cell table:formula="of:=([.J114]-[.B114])/[.B114]" office:value-type="percentage" office:value="0" calcext:value-type="percentage">
            <text:p>0.00%</text:p>
          </table:table-cell>
          <table:table-cell table:formula="of:=([.J114]-[.C114])/[.C114]" office:value-type="percentage" office:value="0" calcext:value-type="percentage">
            <text:p>0.00%</text:p>
          </table:table-cell>
          <table:table-cell table:formula="of:=([.J114]-[.D114])/[.D114]" office:value-type="percentage" office:value="0" calcext:value-type="percentage">
            <text:p>0.00%</text:p>
          </table:table-cell>
          <table:table-cell table:formula="of:=([.J114]-[.E114])/[.E114]" office:value-type="percentage" office:value="0" calcext:value-type="percentage">
            <text:p>0.00%</text:p>
          </table:table-cell>
          <table:table-cell table:formula="of:=([.J114]-[.F114])/[.F114]" office:value-type="percentage" office:value="0" calcext:value-type="percentage">
            <text:p>0.00%</text:p>
          </table:table-cell>
          <table:table-cell table:formula="of:=([.J114]-[.G114])/[.G114]" office:value-type="percentage" office:value="0" calcext:value-type="percentage">
            <text:p>0.00%</text:p>
          </table:table-cell>
          <table:table-cell table:formula="of:=([.J114]-[.H114])/[.H114]" office:value-type="percentage" office:value="0" calcext:value-type="percentage">
            <text:p>0.00%</text:p>
          </table:table-cell>
          <table:table-cell table:formula="of:=([.J114]-[.I114])/[.I11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48" calcext:value-type="float">
            <text:p>348</text:p>
          </table:table-cell>
          <table:table-cell table:formula="of:=([.J115]-[.A115])/[.A115]" office:value-type="percentage" office:value="0" calcext:value-type="percentage">
            <text:p>0.00%</text:p>
          </table:table-cell>
          <table:table-cell table:formula="of:=([.J115]-[.B115])/[.B115]" office:value-type="percentage" office:value="0" calcext:value-type="percentage">
            <text:p>0.00%</text:p>
          </table:table-cell>
          <table:table-cell table:formula="of:=([.J115]-[.C115])/[.C115]" office:value-type="percentage" office:value="0" calcext:value-type="percentage">
            <text:p>0.00%</text:p>
          </table:table-cell>
          <table:table-cell table:formula="of:=([.J115]-[.D115])/[.D115]" office:value-type="percentage" office:value="0" calcext:value-type="percentage">
            <text:p>0.00%</text:p>
          </table:table-cell>
          <table:table-cell table:formula="of:=([.J115]-[.E115])/[.E115]" office:value-type="percentage" office:value="0" calcext:value-type="percentage">
            <text:p>0.00%</text:p>
          </table:table-cell>
          <table:table-cell table:formula="of:=([.J115]-[.F115])/[.F115]" office:value-type="percentage" office:value="0" calcext:value-type="percentage">
            <text:p>0.00%</text:p>
          </table:table-cell>
          <table:table-cell table:formula="of:=([.J115]-[.G115])/[.G115]" office:value-type="percentage" office:value="0" calcext:value-type="percentage">
            <text:p>0.00%</text:p>
          </table:table-cell>
          <table:table-cell table:formula="of:=([.J115]-[.H115])/[.H115]" office:value-type="percentage" office:value="0" calcext:value-type="percentage">
            <text:p>0.00%</text:p>
          </table:table-cell>
          <table:table-cell table:formula="of:=([.J115]-[.I115])/[.I11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1" calcext:value-type="float">
            <text:p>351</text:p>
          </table:table-cell>
          <table:table-cell table:formula="of:=([.J116]-[.A116])/[.A116]" office:value-type="percentage" office:value="0" calcext:value-type="percentage">
            <text:p>0.00%</text:p>
          </table:table-cell>
          <table:table-cell table:formula="of:=([.J116]-[.B116])/[.B116]" office:value-type="percentage" office:value="0" calcext:value-type="percentage">
            <text:p>0.00%</text:p>
          </table:table-cell>
          <table:table-cell table:formula="of:=([.J116]-[.C116])/[.C116]" office:value-type="percentage" office:value="0" calcext:value-type="percentage">
            <text:p>0.00%</text:p>
          </table:table-cell>
          <table:table-cell table:formula="of:=([.J116]-[.D116])/[.D116]" office:value-type="percentage" office:value="0" calcext:value-type="percentage">
            <text:p>0.00%</text:p>
          </table:table-cell>
          <table:table-cell table:formula="of:=([.J116]-[.E116])/[.E116]" office:value-type="percentage" office:value="0" calcext:value-type="percentage">
            <text:p>0.00%</text:p>
          </table:table-cell>
          <table:table-cell table:formula="of:=([.J116]-[.F116])/[.F116]" office:value-type="percentage" office:value="0" calcext:value-type="percentage">
            <text:p>0.00%</text:p>
          </table:table-cell>
          <table:table-cell table:formula="of:=([.J116]-[.G116])/[.G116]" office:value-type="percentage" office:value="0" calcext:value-type="percentage">
            <text:p>0.00%</text:p>
          </table:table-cell>
          <table:table-cell table:formula="of:=([.J116]-[.H116])/[.H116]" office:value-type="percentage" office:value="0" calcext:value-type="percentage">
            <text:p>0.00%</text:p>
          </table:table-cell>
          <table:table-cell table:formula="of:=([.J116]-[.I116])/[.I11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0" calcext:value-type="float">
            <text:p>350</text:p>
          </table:table-cell>
          <table:table-cell table:formula="of:=([.J117]-[.A117])/[.A117]" office:value-type="percentage" office:value="0" calcext:value-type="percentage">
            <text:p>0.00%</text:p>
          </table:table-cell>
          <table:table-cell table:formula="of:=([.J117]-[.B117])/[.B117]" office:value-type="percentage" office:value="0" calcext:value-type="percentage">
            <text:p>0.00%</text:p>
          </table:table-cell>
          <table:table-cell table:formula="of:=([.J117]-[.C117])/[.C117]" office:value-type="percentage" office:value="0" calcext:value-type="percentage">
            <text:p>0.00%</text:p>
          </table:table-cell>
          <table:table-cell table:formula="of:=([.J117]-[.D117])/[.D117]" office:value-type="percentage" office:value="0" calcext:value-type="percentage">
            <text:p>0.00%</text:p>
          </table:table-cell>
          <table:table-cell table:formula="of:=([.J117]-[.E117])/[.E117]" office:value-type="percentage" office:value="0" calcext:value-type="percentage">
            <text:p>0.00%</text:p>
          </table:table-cell>
          <table:table-cell table:formula="of:=([.J117]-[.F117])/[.F117]" office:value-type="percentage" office:value="0" calcext:value-type="percentage">
            <text:p>0.00%</text:p>
          </table:table-cell>
          <table:table-cell table:formula="of:=([.J117]-[.G117])/[.G117]" office:value-type="percentage" office:value="0" calcext:value-type="percentage">
            <text:p>0.00%</text:p>
          </table:table-cell>
          <table:table-cell table:formula="of:=([.J117]-[.H117])/[.H117]" office:value-type="percentage" office:value="0" calcext:value-type="percentage">
            <text:p>0.00%</text:p>
          </table:table-cell>
          <table:table-cell table:formula="of:=([.J117]-[.I117])/[.I11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52" calcext:value-type="float">
            <text:p>352</text:p>
          </table:table-cell>
          <table:table-cell table:style-name="ce5" office:value-type="float" office:value="352" calcext:value-type="float">
            <text:p>352</text:p>
          </table:table-cell>
          <table:table-cell table:formula="of:=([.J118]-[.A118])/[.A118]" office:value-type="percentage" office:value="0" calcext:value-type="percentage">
            <text:p>0.00%</text:p>
          </table:table-cell>
          <table:table-cell table:formula="of:=([.J118]-[.B118])/[.B118]" office:value-type="percentage" office:value="0" calcext:value-type="percentage">
            <text:p>0.00%</text:p>
          </table:table-cell>
          <table:table-cell table:formula="of:=([.J118]-[.C118])/[.C118]" office:value-type="percentage" office:value="0" calcext:value-type="percentage">
            <text:p>0.00%</text:p>
          </table:table-cell>
          <table:table-cell table:formula="of:=([.J118]-[.D118])/[.D118]" office:value-type="percentage" office:value="0" calcext:value-type="percentage">
            <text:p>0.00%</text:p>
          </table:table-cell>
          <table:table-cell table:formula="of:=([.J118]-[.E118])/[.E118]" office:value-type="percentage" office:value="0" calcext:value-type="percentage">
            <text:p>0.00%</text:p>
          </table:table-cell>
          <table:table-cell table:formula="of:=([.J118]-[.F118])/[.F118]" office:value-type="percentage" office:value="0" calcext:value-type="percentage">
            <text:p>0.00%</text:p>
          </table:table-cell>
          <table:table-cell table:formula="of:=([.J118]-[.G118])/[.G118]" office:value-type="percentage" office:value="0" calcext:value-type="percentage">
            <text:p>0.00%</text:p>
          </table:table-cell>
          <table:table-cell table:formula="of:=([.J118]-[.H118])/[.H118]" office:value-type="percentage" office:value="0" calcext:value-type="percentage">
            <text:p>0.00%</text:p>
          </table:table-cell>
          <table:table-cell table:formula="of:=([.J118]-[.I118])/[.I11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52" calcext:value-type="float">
            <text:p>352</text:p>
          </table:table-cell>
          <table:table-cell table:style-name="ce5" office:value-type="float" office:value="352" calcext:value-type="float">
            <text:p>352</text:p>
          </table:table-cell>
          <table:table-cell table:formula="of:=([.J119]-[.A119])/[.A119]" office:value-type="percentage" office:value="0" calcext:value-type="percentage">
            <text:p>0.00%</text:p>
          </table:table-cell>
          <table:table-cell table:formula="of:=([.J119]-[.B119])/[.B119]" office:value-type="percentage" office:value="0" calcext:value-type="percentage">
            <text:p>0.00%</text:p>
          </table:table-cell>
          <table:table-cell table:formula="of:=([.J119]-[.C119])/[.C119]" office:value-type="percentage" office:value="0" calcext:value-type="percentage">
            <text:p>0.00%</text:p>
          </table:table-cell>
          <table:table-cell table:formula="of:=([.J119]-[.D119])/[.D119]" office:value-type="percentage" office:value="0" calcext:value-type="percentage">
            <text:p>0.00%</text:p>
          </table:table-cell>
          <table:table-cell table:formula="of:=([.J119]-[.E119])/[.E119]" office:value-type="percentage" office:value="0" calcext:value-type="percentage">
            <text:p>0.00%</text:p>
          </table:table-cell>
          <table:table-cell table:formula="of:=([.J119]-[.F119])/[.F119]" office:value-type="percentage" office:value="0" calcext:value-type="percentage">
            <text:p>0.00%</text:p>
          </table:table-cell>
          <table:table-cell table:formula="of:=([.J119]-[.G119])/[.G119]" office:value-type="percentage" office:value="0" calcext:value-type="percentage">
            <text:p>0.00%</text:p>
          </table:table-cell>
          <table:table-cell table:formula="of:=([.J119]-[.H119])/[.H119]" office:value-type="percentage" office:value="0" calcext:value-type="percentage">
            <text:p>0.00%</text:p>
          </table:table-cell>
          <table:table-cell table:formula="of:=([.J119]-[.I119])/[.I11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52" calcext:value-type="float">
            <text:p>352</text:p>
          </table:table-cell>
          <table:table-cell table:style-name="ce5" office:value-type="float" office:value="352" calcext:value-type="float">
            <text:p>352</text:p>
          </table:table-cell>
          <table:table-cell table:formula="of:=([.J120]-[.A120])/[.A120]" office:value-type="percentage" office:value="0" calcext:value-type="percentage">
            <text:p>0.00%</text:p>
          </table:table-cell>
          <table:table-cell table:formula="of:=([.J120]-[.B120])/[.B120]" office:value-type="percentage" office:value="0" calcext:value-type="percentage">
            <text:p>0.00%</text:p>
          </table:table-cell>
          <table:table-cell table:formula="of:=([.J120]-[.C120])/[.C120]" office:value-type="percentage" office:value="0" calcext:value-type="percentage">
            <text:p>0.00%</text:p>
          </table:table-cell>
          <table:table-cell table:formula="of:=([.J120]-[.D120])/[.D120]" office:value-type="percentage" office:value="0" calcext:value-type="percentage">
            <text:p>0.00%</text:p>
          </table:table-cell>
          <table:table-cell table:formula="of:=([.J120]-[.E120])/[.E120]" office:value-type="percentage" office:value="0" calcext:value-type="percentage">
            <text:p>0.00%</text:p>
          </table:table-cell>
          <table:table-cell table:formula="of:=([.J120]-[.F120])/[.F120]" office:value-type="percentage" office:value="0" calcext:value-type="percentage">
            <text:p>0.00%</text:p>
          </table:table-cell>
          <table:table-cell table:formula="of:=([.J120]-[.G120])/[.G120]" office:value-type="percentage" office:value="0" calcext:value-type="percentage">
            <text:p>0.00%</text:p>
          </table:table-cell>
          <table:table-cell table:formula="of:=([.J120]-[.H120])/[.H120]" office:value-type="percentage" office:value="0" calcext:value-type="percentage">
            <text:p>0.00%</text:p>
          </table:table-cell>
          <table:table-cell table:formula="of:=([.J120]-[.I120])/[.I12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53" calcext:value-type="float">
            <text:p>353</text:p>
          </table:table-cell>
          <table:table-cell table:style-name="ce5" office:value-type="float" office:value="353" calcext:value-type="float">
            <text:p>353</text:p>
          </table:table-cell>
          <table:table-cell table:formula="of:=([.J121]-[.A121])/[.A121]" office:value-type="percentage" office:value="0" calcext:value-type="percentage">
            <text:p>0.00%</text:p>
          </table:table-cell>
          <table:table-cell table:formula="of:=([.J121]-[.B121])/[.B121]" office:value-type="percentage" office:value="0" calcext:value-type="percentage">
            <text:p>0.00%</text:p>
          </table:table-cell>
          <table:table-cell table:formula="of:=([.J121]-[.C121])/[.C121]" office:value-type="percentage" office:value="0" calcext:value-type="percentage">
            <text:p>0.00%</text:p>
          </table:table-cell>
          <table:table-cell table:formula="of:=([.J121]-[.D121])/[.D121]" office:value-type="percentage" office:value="0" calcext:value-type="percentage">
            <text:p>0.00%</text:p>
          </table:table-cell>
          <table:table-cell table:formula="of:=([.J121]-[.E121])/[.E121]" office:value-type="percentage" office:value="0" calcext:value-type="percentage">
            <text:p>0.00%</text:p>
          </table:table-cell>
          <table:table-cell table:formula="of:=([.J121]-[.F121])/[.F121]" office:value-type="percentage" office:value="0" calcext:value-type="percentage">
            <text:p>0.00%</text:p>
          </table:table-cell>
          <table:table-cell table:formula="of:=([.J121]-[.G121])/[.G121]" office:value-type="percentage" office:value="0" calcext:value-type="percentage">
            <text:p>0.00%</text:p>
          </table:table-cell>
          <table:table-cell table:formula="of:=([.J121]-[.H121])/[.H121]" office:value-type="percentage" office:value="0" calcext:value-type="percentage">
            <text:p>0.00%</text:p>
          </table:table-cell>
          <table:table-cell table:formula="of:=([.J121]-[.I121])/[.I12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3.9" calcext:value-type="float">
            <text:p>353.9</text:p>
          </table:table-cell>
          <table:table-cell table:number-columns-repeated="8" office:value-type="float" office:value="354" calcext:value-type="float">
            <text:p>354</text:p>
          </table:table-cell>
          <table:table-cell table:style-name="ce5" office:value-type="float" office:value="354" calcext:value-type="float">
            <text:p>354</text:p>
          </table:table-cell>
          <table:table-cell table:formula="of:=([.J122]-[.A122])/[.A122]" office:value-type="percentage" office:value="0.000282565696524506" calcext:value-type="percentage">
            <text:p>0.03%</text:p>
          </table:table-cell>
          <table:table-cell table:formula="of:=([.J122]-[.B122])/[.B122]" office:value-type="percentage" office:value="0" calcext:value-type="percentage">
            <text:p>0.00%</text:p>
          </table:table-cell>
          <table:table-cell table:formula="of:=([.J122]-[.C122])/[.C122]" office:value-type="percentage" office:value="0" calcext:value-type="percentage">
            <text:p>0.00%</text:p>
          </table:table-cell>
          <table:table-cell table:formula="of:=([.J122]-[.D122])/[.D122]" office:value-type="percentage" office:value="0" calcext:value-type="percentage">
            <text:p>0.00%</text:p>
          </table:table-cell>
          <table:table-cell table:formula="of:=([.J122]-[.E122])/[.E122]" office:value-type="percentage" office:value="0" calcext:value-type="percentage">
            <text:p>0.00%</text:p>
          </table:table-cell>
          <table:table-cell table:formula="of:=([.J122]-[.F122])/[.F122]" office:value-type="percentage" office:value="0" calcext:value-type="percentage">
            <text:p>0.00%</text:p>
          </table:table-cell>
          <table:table-cell table:formula="of:=([.J122]-[.G122])/[.G122]" office:value-type="percentage" office:value="0" calcext:value-type="percentage">
            <text:p>0.00%</text:p>
          </table:table-cell>
          <table:table-cell table:formula="of:=([.J122]-[.H122])/[.H122]" office:value-type="percentage" office:value="0" calcext:value-type="percentage">
            <text:p>0.00%</text:p>
          </table:table-cell>
          <table:table-cell table:formula="of:=([.J122]-[.I122])/[.I12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6.9" calcext:value-type="float">
            <text:p>346.9</text:p>
          </table:table-cell>
          <table:table-cell office:value-type="float" office:value="352.4" calcext:value-type="float">
            <text:p>352.4</text:p>
          </table:table-cell>
          <table:table-cell office:value-type="float" office:value="352.8" calcext:value-type="float">
            <text:p>352.8</text:p>
          </table:table-cell>
          <table:table-cell office:value-type="float" office:value="353.4" calcext:value-type="float">
            <text:p>353.4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float" office:value="353.7" calcext:value-type="float">
            <text:p>353.7</text:p>
          </table:table-cell>
          <table:table-cell office:value-type="float" office:value="354" calcext:value-type="float">
            <text:p>354</text:p>
          </table:table-cell>
          <table:table-cell office:value-type="float" office:value="353.4" calcext:value-type="float">
            <text:p>353.4</text:p>
          </table:table-cell>
          <table:table-cell table:style-name="ce5" office:value-type="float" office:value="354" calcext:value-type="float">
            <text:p>354</text:p>
          </table:table-cell>
          <table:table-cell table:formula="of:=([.J123]-[.A123])/[.A123]" office:value-type="percentage" office:value="0.0204669933698473" calcext:value-type="percentage">
            <text:p>2.05%</text:p>
          </table:table-cell>
          <table:table-cell table:formula="of:=([.J123]-[.B123])/[.B123]" office:value-type="percentage" office:value="0.00454029511918281" calcext:value-type="percentage">
            <text:p>0.45%</text:p>
          </table:table-cell>
          <table:table-cell table:formula="of:=([.J123]-[.C123])/[.C123]" office:value-type="percentage" office:value="0.00340136054421765" calcext:value-type="percentage">
            <text:p>0.34%</text:p>
          </table:table-cell>
          <table:table-cell table:formula="of:=([.J123]-[.D123])/[.D123]" office:value-type="percentage" office:value="0.00169779286927001" calcext:value-type="percentage">
            <text:p>0.17%</text:p>
          </table:table-cell>
          <table:table-cell table:formula="of:=([.J123]-[.E123])/[.E123]" office:value-type="percentage" office:value="0" calcext:value-type="percentage">
            <text:p>0.00%</text:p>
          </table:table-cell>
          <table:table-cell table:formula="of:=([.J123]-[.F123])/[.F123]" office:value-type="percentage" office:value="0" calcext:value-type="percentage">
            <text:p>0.00%</text:p>
          </table:table-cell>
          <table:table-cell table:formula="of:=([.J123]-[.G123])/[.G123]" office:value-type="percentage" office:value="0.000848176420695537" calcext:value-type="percentage">
            <text:p>0.08%</text:p>
          </table:table-cell>
          <table:table-cell table:formula="of:=([.J123]-[.H123])/[.H123]" office:value-type="percentage" office:value="0" calcext:value-type="percentage">
            <text:p>0.00%</text:p>
          </table:table-cell>
          <table:table-cell table:formula="of:=([.J123]-[.I123])/[.I123]" office:value-type="percentage" office:value="0.00169779286927001" calcext:value-type="percentage">
            <text:p>0.17%</text:p>
          </table:table-cell>
        </table:table-row>
        <table:table-row table:style-name="ro1">
          <table:table-cell office:value-type="float" office:value="333.7" calcext:value-type="float">
            <text:p>333.7</text:p>
          </table:table-cell>
          <table:table-cell office:value-type="float" office:value="337.1" calcext:value-type="float">
            <text:p>337.1</text:p>
          </table:table-cell>
          <table:table-cell office:value-type="float" office:value="338.5" calcext:value-type="float">
            <text:p>338.5</text:p>
          </table:table-cell>
          <table:table-cell office:value-type="float" office:value="338.8" calcext:value-type="float">
            <text:p>338.8</text:p>
          </table:table-cell>
          <table:table-cell office:value-type="float" office:value="338.4" calcext:value-type="float">
            <text:p>338.4</text:p>
          </table:table-cell>
          <table:table-cell office:value-type="float" office:value="340.1" calcext:value-type="float">
            <text:p>340.1</text:p>
          </table:table-cell>
          <table:table-cell office:value-type="float" office:value="340" calcext:value-type="float">
            <text:p>340</text:p>
          </table:table-cell>
          <table:table-cell office:value-type="float" office:value="340.2" calcext:value-type="float">
            <text:p>340.2</text:p>
          </table:table-cell>
          <table:table-cell office:value-type="float" office:value="338.6" calcext:value-type="float">
            <text:p>338.6</text:p>
          </table:table-cell>
          <table:table-cell table:style-name="ce5" office:value-type="float" office:value="341" calcext:value-type="float">
            <text:p>341</text:p>
          </table:table-cell>
          <table:table-cell table:formula="of:=([.J124]-[.A124])/[.A124]" office:value-type="percentage" office:value="0.0218759364698832" calcext:value-type="percentage">
            <text:p>2.19%</text:p>
          </table:table-cell>
          <table:table-cell table:formula="of:=([.J124]-[.B124])/[.B124]" office:value-type="percentage" office:value="0.0115692672797389" calcext:value-type="percentage">
            <text:p>1.16%</text:p>
          </table:table-cell>
          <table:table-cell table:formula="of:=([.J124]-[.C124])/[.C124]" office:value-type="percentage" office:value="0.00738552437223043" calcext:value-type="percentage">
            <text:p>0.74%</text:p>
          </table:table-cell>
          <table:table-cell table:formula="of:=([.J124]-[.D124])/[.D124]" office:value-type="percentage" office:value="0.00649350649350646" calcext:value-type="percentage">
            <text:p>0.65%</text:p>
          </table:table-cell>
          <table:table-cell table:formula="of:=([.J124]-[.E124])/[.E124]" office:value-type="percentage" office:value="0.00768321513002371" calcext:value-type="percentage">
            <text:p>0.77%</text:p>
          </table:table-cell>
          <table:table-cell table:formula="of:=([.J124]-[.F124])/[.F124]" office:value-type="percentage" office:value="0.00264628050573354" calcext:value-type="percentage">
            <text:p>0.26%</text:p>
          </table:table-cell>
          <table:table-cell table:formula="of:=([.J124]-[.G124])/[.G124]" office:value-type="percentage" office:value="0.00294117647058823" calcext:value-type="percentage">
            <text:p>0.29%</text:p>
          </table:table-cell>
          <table:table-cell table:formula="of:=([.J124]-[.H124])/[.H124]" office:value-type="percentage" office:value="0.0023515579071135" calcext:value-type="percentage">
            <text:p>0.24%</text:p>
          </table:table-cell>
          <table:table-cell table:formula="of:=([.J124]-[.I124])/[.I124]" office:value-type="percentage" office:value="0.0070880094506792" calcext:value-type="percentage">
            <text:p>0.71%</text:p>
          </table:table-cell>
        </table:table-row>
        <table:table-row table:style-name="ro1">
          <table:table-cell table:number-columns-repeated="10" office:value-type="float" office:value="356" calcext:value-type="float">
            <text:p>356</text:p>
          </table:table-cell>
          <table:table-cell table:formula="of:=([.J125]-[.A125])/[.A125]" office:value-type="percentage" office:value="0" calcext:value-type="percentage">
            <text:p>0.00%</text:p>
          </table:table-cell>
          <table:table-cell table:formula="of:=([.J125]-[.B125])/[.B125]" office:value-type="percentage" office:value="0" calcext:value-type="percentage">
            <text:p>0.00%</text:p>
          </table:table-cell>
          <table:table-cell table:formula="of:=([.J125]-[.C125])/[.C125]" office:value-type="percentage" office:value="0" calcext:value-type="percentage">
            <text:p>0.00%</text:p>
          </table:table-cell>
          <table:table-cell table:formula="of:=([.J125]-[.D125])/[.D125]" office:value-type="percentage" office:value="0" calcext:value-type="percentage">
            <text:p>0.00%</text:p>
          </table:table-cell>
          <table:table-cell table:formula="of:=([.J125]-[.E125])/[.E125]" office:value-type="percentage" office:value="0" calcext:value-type="percentage">
            <text:p>0.00%</text:p>
          </table:table-cell>
          <table:table-cell table:formula="of:=([.J125]-[.F125])/[.F125]" office:value-type="percentage" office:value="0" calcext:value-type="percentage">
            <text:p>0.00%</text:p>
          </table:table-cell>
          <table:table-cell table:formula="of:=([.J125]-[.G125])/[.G125]" office:value-type="percentage" office:value="0" calcext:value-type="percentage">
            <text:p>0.00%</text:p>
          </table:table-cell>
          <table:table-cell table:formula="of:=([.J125]-[.H125])/[.H125]" office:value-type="percentage" office:value="0" calcext:value-type="percentage">
            <text:p>0.00%</text:p>
          </table:table-cell>
          <table:table-cell table:formula="of:=([.J125]-[.I125])/[.I12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6" calcext:value-type="float">
            <text:p>356</text:p>
          </table:table-cell>
          <table:table-cell table:formula="of:=([.J126]-[.A126])/[.A126]" office:value-type="percentage" office:value="0" calcext:value-type="percentage">
            <text:p>0.00%</text:p>
          </table:table-cell>
          <table:table-cell table:formula="of:=([.J126]-[.B126])/[.B126]" office:value-type="percentage" office:value="0" calcext:value-type="percentage">
            <text:p>0.00%</text:p>
          </table:table-cell>
          <table:table-cell table:formula="of:=([.J126]-[.C126])/[.C126]" office:value-type="percentage" office:value="0" calcext:value-type="percentage">
            <text:p>0.00%</text:p>
          </table:table-cell>
          <table:table-cell table:formula="of:=([.J126]-[.D126])/[.D126]" office:value-type="percentage" office:value="0" calcext:value-type="percentage">
            <text:p>0.00%</text:p>
          </table:table-cell>
          <table:table-cell table:formula="of:=([.J126]-[.E126])/[.E126]" office:value-type="percentage" office:value="0" calcext:value-type="percentage">
            <text:p>0.00%</text:p>
          </table:table-cell>
          <table:table-cell table:formula="of:=([.J126]-[.F126])/[.F126]" office:value-type="percentage" office:value="0" calcext:value-type="percentage">
            <text:p>0.00%</text:p>
          </table:table-cell>
          <table:table-cell table:formula="of:=([.J126]-[.G126])/[.G126]" office:value-type="percentage" office:value="0" calcext:value-type="percentage">
            <text:p>0.00%</text:p>
          </table:table-cell>
          <table:table-cell table:formula="of:=([.J126]-[.H126])/[.H126]" office:value-type="percentage" office:value="0" calcext:value-type="percentage">
            <text:p>0.00%</text:p>
          </table:table-cell>
          <table:table-cell table:formula="of:=([.J126]-[.I126])/[.I12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7" calcext:value-type="float">
            <text:p>357</text:p>
          </table:table-cell>
          <table:table-cell table:formula="of:=([.J127]-[.A127])/[.A127]" office:value-type="percentage" office:value="0" calcext:value-type="percentage">
            <text:p>0.00%</text:p>
          </table:table-cell>
          <table:table-cell table:formula="of:=([.J127]-[.B127])/[.B127]" office:value-type="percentage" office:value="0" calcext:value-type="percentage">
            <text:p>0.00%</text:p>
          </table:table-cell>
          <table:table-cell table:formula="of:=([.J127]-[.C127])/[.C127]" office:value-type="percentage" office:value="0" calcext:value-type="percentage">
            <text:p>0.00%</text:p>
          </table:table-cell>
          <table:table-cell table:formula="of:=([.J127]-[.D127])/[.D127]" office:value-type="percentage" office:value="0" calcext:value-type="percentage">
            <text:p>0.00%</text:p>
          </table:table-cell>
          <table:table-cell table:formula="of:=([.J127]-[.E127])/[.E127]" office:value-type="percentage" office:value="0" calcext:value-type="percentage">
            <text:p>0.00%</text:p>
          </table:table-cell>
          <table:table-cell table:formula="of:=([.J127]-[.F127])/[.F127]" office:value-type="percentage" office:value="0" calcext:value-type="percentage">
            <text:p>0.00%</text:p>
          </table:table-cell>
          <table:table-cell table:formula="of:=([.J127]-[.G127])/[.G127]" office:value-type="percentage" office:value="0" calcext:value-type="percentage">
            <text:p>0.00%</text:p>
          </table:table-cell>
          <table:table-cell table:formula="of:=([.J127]-[.H127])/[.H127]" office:value-type="percentage" office:value="0" calcext:value-type="percentage">
            <text:p>0.00%</text:p>
          </table:table-cell>
          <table:table-cell table:formula="of:=([.J127]-[.I127])/[.I12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57" calcext:value-type="float">
            <text:p>357</text:p>
          </table:table-cell>
          <table:table-cell table:formula="of:=([.J128]-[.A128])/[.A128]" office:value-type="percentage" office:value="0" calcext:value-type="percentage">
            <text:p>0.00%</text:p>
          </table:table-cell>
          <table:table-cell table:formula="of:=([.J128]-[.B128])/[.B128]" office:value-type="percentage" office:value="0" calcext:value-type="percentage">
            <text:p>0.00%</text:p>
          </table:table-cell>
          <table:table-cell table:formula="of:=([.J128]-[.C128])/[.C128]" office:value-type="percentage" office:value="0" calcext:value-type="percentage">
            <text:p>0.00%</text:p>
          </table:table-cell>
          <table:table-cell table:formula="of:=([.J128]-[.D128])/[.D128]" office:value-type="percentage" office:value="0" calcext:value-type="percentage">
            <text:p>0.00%</text:p>
          </table:table-cell>
          <table:table-cell table:formula="of:=([.J128]-[.E128])/[.E128]" office:value-type="percentage" office:value="0" calcext:value-type="percentage">
            <text:p>0.00%</text:p>
          </table:table-cell>
          <table:table-cell table:formula="of:=([.J128]-[.F128])/[.F128]" office:value-type="percentage" office:value="0" calcext:value-type="percentage">
            <text:p>0.00%</text:p>
          </table:table-cell>
          <table:table-cell table:formula="of:=([.J128]-[.G128])/[.G128]" office:value-type="percentage" office:value="0" calcext:value-type="percentage">
            <text:p>0.00%</text:p>
          </table:table-cell>
          <table:table-cell table:formula="of:=([.J128]-[.H128])/[.H128]" office:value-type="percentage" office:value="0" calcext:value-type="percentage">
            <text:p>0.00%</text:p>
          </table:table-cell>
          <table:table-cell table:formula="of:=([.J128]-[.I128])/[.I12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58" calcext:value-type="float">
            <text:p>358</text:p>
          </table:table-cell>
          <table:table-cell table:style-name="ce5" office:value-type="float" office:value="358" calcext:value-type="float">
            <text:p>358</text:p>
          </table:table-cell>
          <table:table-cell table:formula="of:=([.J129]-[.A129])/[.A129]" office:value-type="percentage" office:value="0" calcext:value-type="percentage">
            <text:p>0.00%</text:p>
          </table:table-cell>
          <table:table-cell table:formula="of:=([.J129]-[.B129])/[.B129]" office:value-type="percentage" office:value="0" calcext:value-type="percentage">
            <text:p>0.00%</text:p>
          </table:table-cell>
          <table:table-cell table:formula="of:=([.J129]-[.C129])/[.C129]" office:value-type="percentage" office:value="0" calcext:value-type="percentage">
            <text:p>0.00%</text:p>
          </table:table-cell>
          <table:table-cell table:formula="of:=([.J129]-[.D129])/[.D129]" office:value-type="percentage" office:value="0" calcext:value-type="percentage">
            <text:p>0.00%</text:p>
          </table:table-cell>
          <table:table-cell table:formula="of:=([.J129]-[.E129])/[.E129]" office:value-type="percentage" office:value="0" calcext:value-type="percentage">
            <text:p>0.00%</text:p>
          </table:table-cell>
          <table:table-cell table:formula="of:=([.J129]-[.F129])/[.F129]" office:value-type="percentage" office:value="0" calcext:value-type="percentage">
            <text:p>0.00%</text:p>
          </table:table-cell>
          <table:table-cell table:formula="of:=([.J129]-[.G129])/[.G129]" office:value-type="percentage" office:value="0" calcext:value-type="percentage">
            <text:p>0.00%</text:p>
          </table:table-cell>
          <table:table-cell table:formula="of:=([.J129]-[.H129])/[.H129]" office:value-type="percentage" office:value="0" calcext:value-type="percentage">
            <text:p>0.00%</text:p>
          </table:table-cell>
          <table:table-cell table:formula="of:=([.J129]-[.I129])/[.I12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60" calcext:value-type="float">
            <text:p>360</text:p>
          </table:table-cell>
          <table:table-cell table:style-name="ce5" office:value-type="float" office:value="360" calcext:value-type="float">
            <text:p>360</text:p>
          </table:table-cell>
          <table:table-cell table:formula="of:=([.J130]-[.A130])/[.A130]" office:value-type="percentage" office:value="0" calcext:value-type="percentage">
            <text:p>0.00%</text:p>
          </table:table-cell>
          <table:table-cell table:formula="of:=([.J130]-[.B130])/[.B130]" office:value-type="percentage" office:value="0" calcext:value-type="percentage">
            <text:p>0.00%</text:p>
          </table:table-cell>
          <table:table-cell table:formula="of:=([.J130]-[.C130])/[.C130]" office:value-type="percentage" office:value="0" calcext:value-type="percentage">
            <text:p>0.00%</text:p>
          </table:table-cell>
          <table:table-cell table:formula="of:=([.J130]-[.D130])/[.D130]" office:value-type="percentage" office:value="0" calcext:value-type="percentage">
            <text:p>0.00%</text:p>
          </table:table-cell>
          <table:table-cell table:formula="of:=([.J130]-[.E130])/[.E130]" office:value-type="percentage" office:value="0" calcext:value-type="percentage">
            <text:p>0.00%</text:p>
          </table:table-cell>
          <table:table-cell table:formula="of:=([.J130]-[.F130])/[.F130]" office:value-type="percentage" office:value="0" calcext:value-type="percentage">
            <text:p>0.00%</text:p>
          </table:table-cell>
          <table:table-cell table:formula="of:=([.J130]-[.G130])/[.G130]" office:value-type="percentage" office:value="0" calcext:value-type="percentage">
            <text:p>0.00%</text:p>
          </table:table-cell>
          <table:table-cell table:formula="of:=([.J130]-[.H130])/[.H130]" office:value-type="percentage" office:value="0" calcext:value-type="percentage">
            <text:p>0.00%</text:p>
          </table:table-cell>
          <table:table-cell table:formula="of:=([.J130]-[.I130])/[.I13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6.1" calcext:value-type="float">
            <text:p>346.1</text:p>
          </table:table-cell>
          <table:table-cell office:value-type="float" office:value="347.1" calcext:value-type="float">
            <text:p>347.1</text:p>
          </table:table-cell>
          <table:table-cell office:value-type="float" office:value="346.6" calcext:value-type="float">
            <text:p>346.6</text:p>
          </table:table-cell>
          <table:table-cell office:value-type="float" office:value="346.7" calcext:value-type="float">
            <text:p>346.7</text:p>
          </table:table-cell>
          <table:table-cell office:value-type="float" office:value="347.1" calcext:value-type="float">
            <text:p>347.1</text:p>
          </table:table-cell>
          <table:table-cell office:value-type="float" office:value="347.9" calcext:value-type="float">
            <text:p>347.9</text:p>
          </table:table-cell>
          <table:table-cell office:value-type="float" office:value="348.4" calcext:value-type="float">
            <text:p>348.4</text:p>
          </table:table-cell>
          <table:table-cell office:value-type="float" office:value="347.8" calcext:value-type="float">
            <text:p>347.8</text:p>
          </table:table-cell>
          <table:table-cell office:value-type="float" office:value="345.1" calcext:value-type="float">
            <text:p>345.1</text:p>
          </table:table-cell>
          <table:table-cell table:style-name="ce5" office:value-type="float" office:value="351" calcext:value-type="float">
            <text:p>351</text:p>
          </table:table-cell>
          <table:table-cell table:formula="of:=([.J131]-[.A131])/[.A131]" office:value-type="percentage" office:value="0.0141577578734469" calcext:value-type="percentage">
            <text:p>1.42%</text:p>
          </table:table-cell>
          <table:table-cell table:formula="of:=([.J131]-[.B131])/[.B131]" office:value-type="percentage" office:value="0.0112359550561797" calcext:value-type="percentage">
            <text:p>1.12%</text:p>
          </table:table-cell>
          <table:table-cell table:formula="of:=([.J131]-[.C131])/[.C131]" office:value-type="percentage" office:value="0.0126947489901904" calcext:value-type="percentage">
            <text:p>1.27%</text:p>
          </table:table-cell>
          <table:table-cell table:formula="of:=([.J131]-[.D131])/[.D131]" office:value-type="percentage" office:value="0.0124026535910009" calcext:value-type="percentage">
            <text:p>1.24%</text:p>
          </table:table-cell>
          <table:table-cell table:formula="of:=([.J131]-[.E131])/[.E131]" office:value-type="percentage" office:value="0.0112359550561797" calcext:value-type="percentage">
            <text:p>1.12%</text:p>
          </table:table-cell>
          <table:table-cell table:formula="of:=([.J131]-[.F131])/[.F131]" office:value-type="percentage" office:value="0.00891060649611964" calcext:value-type="percentage">
            <text:p>0.89%</text:p>
          </table:table-cell>
          <table:table-cell table:formula="of:=([.J131]-[.G131])/[.G131]" office:value-type="percentage" office:value="0.00746268656716425" calcext:value-type="percentage">
            <text:p>0.75%</text:p>
          </table:table-cell>
          <table:table-cell table:formula="of:=([.J131]-[.H131])/[.H131]" office:value-type="percentage" office:value="0.00920069005175385" calcext:value-type="percentage">
            <text:p>0.92%</text:p>
          </table:table-cell>
          <table:table-cell table:formula="of:=([.J131]-[.I131])/[.I131]" office:value-type="percentage" office:value="0.0170964937699217" calcext:value-type="percentage">
            <text:p>1.71%</text:p>
          </table:table-cell>
        </table:table-row>
        <table:table-row table:style-name="ro1">
          <table:table-cell office:value-type="float" office:value="324.9" calcext:value-type="float">
            <text:p>324.9</text:p>
          </table:table-cell>
          <table:table-cell office:value-type="float" office:value="332" calcext:value-type="float">
            <text:p>332</text:p>
          </table:table-cell>
          <table:table-cell office:value-type="float" office:value="331.7" calcext:value-type="float">
            <text:p>331.7</text:p>
          </table:table-cell>
          <table:table-cell office:value-type="float" office:value="333.4" calcext:value-type="float">
            <text:p>333.4</text:p>
          </table:table-cell>
          <table:table-cell office:value-type="float" office:value="335.4" calcext:value-type="float">
            <text:p>335.4</text:p>
          </table:table-cell>
          <table:table-cell office:value-type="float" office:value="336.5" calcext:value-type="float">
            <text:p>336.5</text:p>
          </table:table-cell>
          <table:table-cell office:value-type="float" office:value="338.3" calcext:value-type="float">
            <text:p>338.3</text:p>
          </table:table-cell>
          <table:table-cell office:value-type="float" office:value="340.2" calcext:value-type="float">
            <text:p>340.2</text:p>
          </table:table-cell>
          <table:table-cell office:value-type="float" office:value="337.9" calcext:value-type="float">
            <text:p>337.9</text:p>
          </table:table-cell>
          <table:table-cell office:value-type="float" office:value="345" calcext:value-type="float">
            <text:p>345</text:p>
          </table:table-cell>
          <table:table-cell table:formula="of:=([.J132]-[.A132])/[.A132]" office:value-type="percentage" office:value="0.0618651892890121" calcext:value-type="percentage">
            <text:p>6.19%</text:p>
          </table:table-cell>
          <table:table-cell table:formula="of:=([.J132]-[.B132])/[.B132]" office:value-type="percentage" office:value="0.0391566265060241" calcext:value-type="percentage">
            <text:p>3.92%</text:p>
          </table:table-cell>
          <table:table-cell table:formula="of:=([.J132]-[.C132])/[.C132]" office:value-type="percentage" office:value="0.04009647271631" calcext:value-type="percentage">
            <text:p>4.01%</text:p>
          </table:table-cell>
          <table:table-cell table:formula="of:=([.J132]-[.D132])/[.D132]" office:value-type="percentage" office:value="0.0347930413917217" calcext:value-type="percentage">
            <text:p>3.48%</text:p>
          </table:table-cell>
          <table:table-cell table:formula="of:=([.J132]-[.E132])/[.E132]" office:value-type="percentage" office:value="0.0286225402504473" calcext:value-type="percentage">
            <text:p>2.86%</text:p>
          </table:table-cell>
          <table:table-cell table:formula="of:=([.J132]-[.F132])/[.F132]" office:value-type="percentage" office:value="0.025260029717682" calcext:value-type="percentage">
            <text:p>2.53%</text:p>
          </table:table-cell>
          <table:table-cell table:formula="of:=([.J132]-[.G132])/[.G132]" office:value-type="percentage" office:value="0.019804906887378" calcext:value-type="percentage">
            <text:p>1.98%</text:p>
          </table:table-cell>
          <table:table-cell table:formula="of:=([.J132]-[.H132])/[.H132]" office:value-type="percentage" office:value="0.0141093474426808" calcext:value-type="percentage">
            <text:p>1.41%</text:p>
          </table:table-cell>
          <table:table-cell table:formula="of:=([.J132]-[.I132])/[.I132]" office:value-type="percentage" office:value="0.0210121337673869" calcext:value-type="percentage">
            <text:p>2.10%</text:p>
          </table:table-cell>
        </table:table-row>
        <table:table-row table:style-name="ro1">
          <table:table-cell office:value-type="float" office:value="343.6" calcext:value-type="float">
            <text:p>343.6</text:p>
          </table:table-cell>
          <table:table-cell office:value-type="float" office:value="347" calcext:value-type="float">
            <text:p>347</text:p>
          </table:table-cell>
          <table:table-cell office:value-type="float" office:value="348.2" calcext:value-type="float">
            <text:p>348.2</text:p>
          </table:table-cell>
          <table:table-cell office:value-type="float" office:value="347.4" calcext:value-type="float">
            <text:p>347.4</text:p>
          </table:table-cell>
          <table:table-cell office:value-type="float" office:value="348.4" calcext:value-type="float">
            <text:p>348.4</text:p>
          </table:table-cell>
          <table:table-cell office:value-type="float" office:value="350.2" calcext:value-type="float">
            <text:p>350.2</text:p>
          </table:table-cell>
          <table:table-cell office:value-type="float" office:value="349.2" calcext:value-type="float">
            <text:p>349.2</text:p>
          </table:table-cell>
          <table:table-cell office:value-type="float" office:value="348.5" calcext:value-type="float">
            <text:p>348.5</text:p>
          </table:table-cell>
          <table:table-cell office:value-type="float" office:value="345.9" calcext:value-type="float">
            <text:p>345.9</text:p>
          </table:table-cell>
          <table:table-cell office:value-type="float" office:value="356" calcext:value-type="float">
            <text:p>356</text:p>
          </table:table-cell>
          <table:table-cell table:formula="of:=([.J133]-[.A133])/[.A133]" office:value-type="percentage" office:value="0.0360884749708963" calcext:value-type="percentage">
            <text:p>3.61%</text:p>
          </table:table-cell>
          <table:table-cell table:formula="of:=([.J133]-[.B133])/[.B133]" office:value-type="percentage" office:value="0.0259365994236311" calcext:value-type="percentage">
            <text:p>2.59%</text:p>
          </table:table-cell>
          <table:table-cell table:formula="of:=([.J133]-[.C133])/[.C133]" office:value-type="percentage" office:value="0.0224009190120621" calcext:value-type="percentage">
            <text:p>2.24%</text:p>
          </table:table-cell>
          <table:table-cell table:formula="of:=([.J133]-[.D133])/[.D133]" office:value-type="percentage" office:value="0.0247553252734601" calcext:value-type="percentage">
            <text:p>2.48%</text:p>
          </table:table-cell>
          <table:table-cell table:formula="of:=([.J133]-[.E133])/[.E133]" office:value-type="percentage" office:value="0.0218140068886338" calcext:value-type="percentage">
            <text:p>2.18%</text:p>
          </table:table-cell>
          <table:table-cell table:formula="of:=([.J133]-[.F133])/[.F133]" office:value-type="percentage" office:value="0.0165619645916619" calcext:value-type="percentage">
            <text:p>1.66%</text:p>
          </table:table-cell>
          <table:table-cell table:formula="of:=([.J133]-[.G133])/[.G133]" office:value-type="percentage" office:value="0.0194730813287515" calcext:value-type="percentage">
            <text:p>1.95%</text:p>
          </table:table-cell>
          <table:table-cell table:formula="of:=([.J133]-[.H133])/[.H133]" office:value-type="percentage" office:value="0.0215208034433286" calcext:value-type="percentage">
            <text:p>2.15%</text:p>
          </table:table-cell>
          <table:table-cell table:formula="of:=([.J133]-[.I133])/[.I133]" office:value-type="percentage" office:value="0.0291991905174907" calcext:value-type="percentage">
            <text:p>2.92%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9.6" calcext:value-type="float">
            <text:p>339.6</text:p>
          </table:table-cell>
          <table:table-cell office:value-type="float" office:value="340.1" calcext:value-type="float">
            <text:p>340.1</text:p>
          </table:table-cell>
          <table:table-cell office:value-type="float" office:value="340.6" calcext:value-type="float">
            <text:p>340.6</text:p>
          </table:table-cell>
          <table:table-cell office:value-type="float" office:value="342.1" calcext:value-type="float">
            <text:p>342.1</text:p>
          </table:table-cell>
          <table:table-cell office:value-type="float" office:value="344.3" calcext:value-type="float">
            <text:p>344.3</text:p>
          </table:table-cell>
          <table:table-cell office:value-type="float" office:value="345" calcext:value-type="float">
            <text:p>345</text:p>
          </table:table-cell>
          <table:table-cell office:value-type="float" office:value="345.4" calcext:value-type="float">
            <text:p>345.4</text:p>
          </table:table-cell>
          <table:table-cell office:value-type="float" office:value="341.9" calcext:value-type="float">
            <text:p>341.9</text:p>
          </table:table-cell>
          <table:table-cell office:value-type="float" office:value="358" calcext:value-type="float">
            <text:p>358</text:p>
          </table:table-cell>
          <table:table-cell table:formula="of:=([.J134]-[.A134])/[.A134]" office:value-type="percentage" office:value="0.0718562874251497" calcext:value-type="percentage">
            <text:p>7.19%</text:p>
          </table:table-cell>
          <table:table-cell table:formula="of:=([.J134]-[.B134])/[.B134]" office:value-type="percentage" office:value="0.0541813898704357" calcext:value-type="percentage">
            <text:p>5.42%</text:p>
          </table:table-cell>
          <table:table-cell table:formula="of:=([.J134]-[.C134])/[.C134]" office:value-type="percentage" office:value="0.0526315789473683" calcext:value-type="percentage">
            <text:p>5.26%</text:p>
          </table:table-cell>
          <table:table-cell table:formula="of:=([.J134]-[.D134])/[.D134]" office:value-type="percentage" office:value="0.0510863182618907" calcext:value-type="percentage">
            <text:p>5.11%</text:p>
          </table:table-cell>
          <table:table-cell table:formula="of:=([.J134]-[.E134])/[.E134]" office:value-type="percentage" office:value="0.0464776381175094" calcext:value-type="percentage">
            <text:p>4.65%</text:p>
          </table:table-cell>
          <table:table-cell table:formula="of:=([.J134]-[.F134])/[.F134]" office:value-type="percentage" office:value="0.0397908800464711" calcext:value-type="percentage">
            <text:p>3.98%</text:p>
          </table:table-cell>
          <table:table-cell table:formula="of:=([.J134]-[.G134])/[.G134]" office:value-type="percentage" office:value="0.0376811594202899" calcext:value-type="percentage">
            <text:p>3.77%</text:p>
          </table:table-cell>
          <table:table-cell table:formula="of:=([.J134]-[.H134])/[.H134]" office:value-type="percentage" office:value="0.0364794441227563" calcext:value-type="percentage">
            <text:p>3.65%</text:p>
          </table:table-cell>
          <table:table-cell table:formula="of:=([.J134]-[.I134])/[.I134]" office:value-type="percentage" office:value="0.0470897923369407" calcext:value-type="percentage">
            <text:p>4.71%</text:p>
          </table:table-cell>
        </table:table-row>
        <table:table-row table:style-name="ro1">
          <table:table-cell table:number-columns-repeated="9" office:value-type="float" office:value="369" calcext:value-type="float">
            <text:p>369</text:p>
          </table:table-cell>
          <table:table-cell table:style-name="ce5" office:value-type="float" office:value="369" calcext:value-type="float">
            <text:p>369</text:p>
          </table:table-cell>
          <table:table-cell table:formula="of:=([.J135]-[.A135])/[.A135]" office:value-type="percentage" office:value="0" calcext:value-type="percentage">
            <text:p>0.00%</text:p>
          </table:table-cell>
          <table:table-cell table:formula="of:=([.J135]-[.B135])/[.B135]" office:value-type="percentage" office:value="0" calcext:value-type="percentage">
            <text:p>0.00%</text:p>
          </table:table-cell>
          <table:table-cell table:formula="of:=([.J135]-[.C135])/[.C135]" office:value-type="percentage" office:value="0" calcext:value-type="percentage">
            <text:p>0.00%</text:p>
          </table:table-cell>
          <table:table-cell table:formula="of:=([.J135]-[.D135])/[.D135]" office:value-type="percentage" office:value="0" calcext:value-type="percentage">
            <text:p>0.00%</text:p>
          </table:table-cell>
          <table:table-cell table:formula="of:=([.J135]-[.E135])/[.E135]" office:value-type="percentage" office:value="0" calcext:value-type="percentage">
            <text:p>0.00%</text:p>
          </table:table-cell>
          <table:table-cell table:formula="of:=([.J135]-[.F135])/[.F135]" office:value-type="percentage" office:value="0" calcext:value-type="percentage">
            <text:p>0.00%</text:p>
          </table:table-cell>
          <table:table-cell table:formula="of:=([.J135]-[.G135])/[.G135]" office:value-type="percentage" office:value="0" calcext:value-type="percentage">
            <text:p>0.00%</text:p>
          </table:table-cell>
          <table:table-cell table:formula="of:=([.J135]-[.H135])/[.H135]" office:value-type="percentage" office:value="0" calcext:value-type="percentage">
            <text:p>0.00%</text:p>
          </table:table-cell>
          <table:table-cell table:formula="of:=([.J135]-[.I135])/[.I13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7.5" calcext:value-type="float">
            <text:p>347.5</text:p>
          </table:table-cell>
          <table:table-cell office:value-type="float" office:value="350.7" calcext:value-type="float">
            <text:p>350.7</text:p>
          </table:table-cell>
          <table:table-cell office:value-type="float" office:value="351.5" calcext:value-type="float">
            <text:p>351.5</text:p>
          </table:table-cell>
          <table:table-cell office:value-type="float" office:value="351.2" calcext:value-type="float">
            <text:p>351.2</text:p>
          </table:table-cell>
          <table:table-cell office:value-type="float" office:value="351.5" calcext:value-type="float">
            <text:p>351.5</text:p>
          </table:table-cell>
          <table:table-cell office:value-type="float" office:value="353.2" calcext:value-type="float">
            <text:p>353.2</text:p>
          </table:table-cell>
          <table:table-cell office:value-type="float" office:value="354.2" calcext:value-type="float">
            <text:p>354.2</text:p>
          </table:table-cell>
          <table:table-cell office:value-type="float" office:value="353.4" calcext:value-type="float">
            <text:p>353.4</text:p>
          </table:table-cell>
          <table:table-cell office:value-type="float" office:value="350.3" calcext:value-type="float">
            <text:p>350.3</text:p>
          </table:table-cell>
          <table:table-cell table:style-name="ce5" office:value-type="float" office:value="359" calcext:value-type="float">
            <text:p>359</text:p>
          </table:table-cell>
          <table:table-cell table:formula="of:=([.J136]-[.A136])/[.A136]" office:value-type="percentage" office:value="0.0330935251798561" calcext:value-type="percentage">
            <text:p>3.31%</text:p>
          </table:table-cell>
          <table:table-cell table:formula="of:=([.J136]-[.B136])/[.B136]" office:value-type="percentage" office:value="0.0236669518106644" calcext:value-type="percentage">
            <text:p>2.37%</text:p>
          </table:table-cell>
          <table:table-cell table:formula="of:=([.J136]-[.C136])/[.C136]" office:value-type="percentage" office:value="0.0213371266002845" calcext:value-type="percentage">
            <text:p>2.13%</text:p>
          </table:table-cell>
          <table:table-cell table:formula="of:=([.J136]-[.D136])/[.D136]" office:value-type="percentage" office:value="0.0222095671981777" calcext:value-type="percentage">
            <text:p>2.22%</text:p>
          </table:table-cell>
          <table:table-cell table:formula="of:=([.J136]-[.E136])/[.E136]" office:value-type="percentage" office:value="0.0213371266002845" calcext:value-type="percentage">
            <text:p>2.13%</text:p>
          </table:table-cell>
          <table:table-cell table:formula="of:=([.J136]-[.F136])/[.F136]" office:value-type="percentage" office:value="0.0164212910532277" calcext:value-type="percentage">
            <text:p>1.64%</text:p>
          </table:table-cell>
          <table:table-cell table:formula="of:=([.J136]-[.G136])/[.G136]" office:value-type="percentage" office:value="0.0135516657255788" calcext:value-type="percentage">
            <text:p>1.36%</text:p>
          </table:table-cell>
          <table:table-cell table:formula="of:=([.J136]-[.H136])/[.H136]" office:value-type="percentage" office:value="0.0158460667798529" calcext:value-type="percentage">
            <text:p>1.58%</text:p>
          </table:table-cell>
          <table:table-cell table:formula="of:=([.J136]-[.I136])/[.I136]" office:value-type="percentage" office:value="0.0248358549814444" calcext:value-type="percentage">
            <text:p>2.48%</text:p>
          </table:table-cell>
        </table:table-row>
        <table:table-row table:style-name="ro1">
          <table:table-cell table:number-columns-repeated="10" office:value-type="float" office:value="370" calcext:value-type="float">
            <text:p>370</text:p>
          </table:table-cell>
          <table:table-cell table:formula="of:=([.J137]-[.A137])/[.A137]" office:value-type="percentage" office:value="0" calcext:value-type="percentage">
            <text:p>0.00%</text:p>
          </table:table-cell>
          <table:table-cell table:formula="of:=([.J137]-[.B137])/[.B137]" office:value-type="percentage" office:value="0" calcext:value-type="percentage">
            <text:p>0.00%</text:p>
          </table:table-cell>
          <table:table-cell table:formula="of:=([.J137]-[.C137])/[.C137]" office:value-type="percentage" office:value="0" calcext:value-type="percentage">
            <text:p>0.00%</text:p>
          </table:table-cell>
          <table:table-cell table:formula="of:=([.J137]-[.D137])/[.D137]" office:value-type="percentage" office:value="0" calcext:value-type="percentage">
            <text:p>0.00%</text:p>
          </table:table-cell>
          <table:table-cell table:formula="of:=([.J137]-[.E137])/[.E137]" office:value-type="percentage" office:value="0" calcext:value-type="percentage">
            <text:p>0.00%</text:p>
          </table:table-cell>
          <table:table-cell table:formula="of:=([.J137]-[.F137])/[.F137]" office:value-type="percentage" office:value="0" calcext:value-type="percentage">
            <text:p>0.00%</text:p>
          </table:table-cell>
          <table:table-cell table:formula="of:=([.J137]-[.G137])/[.G137]" office:value-type="percentage" office:value="0" calcext:value-type="percentage">
            <text:p>0.00%</text:p>
          </table:table-cell>
          <table:table-cell table:formula="of:=([.J137]-[.H137])/[.H137]" office:value-type="percentage" office:value="0" calcext:value-type="percentage">
            <text:p>0.00%</text:p>
          </table:table-cell>
          <table:table-cell table:formula="of:=([.J137]-[.I137])/[.I13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3.7" calcext:value-type="float">
            <text:p>343.7</text:p>
          </table:table-cell>
          <table:table-cell office:value-type="float" office:value="343.8" calcext:value-type="float">
            <text:p>343.8</text:p>
          </table:table-cell>
          <table:table-cell office:value-type="float" office:value="343.1" calcext:value-type="float">
            <text:p>343.1</text:p>
          </table:table-cell>
          <table:table-cell office:value-type="float" office:value="344.4" calcext:value-type="float">
            <text:p>344.4</text:p>
          </table:table-cell>
          <table:table-cell office:value-type="float" office:value="344.1" calcext:value-type="float">
            <text:p>344.1</text:p>
          </table:table-cell>
          <table:table-cell office:value-type="float" office:value="344.7" calcext:value-type="float">
            <text:p>344.7</text:p>
          </table:table-cell>
          <table:table-cell office:value-type="float" office:value="344.9" calcext:value-type="float">
            <text:p>344.9</text:p>
          </table:table-cell>
          <table:table-cell office:value-type="float" office:value="344.4" calcext:value-type="float">
            <text:p>344.4</text:p>
          </table:table-cell>
          <table:table-cell office:value-type="float" office:value="341.2" calcext:value-type="float">
            <text:p>341.2</text:p>
          </table:table-cell>
          <table:table-cell table:style-name="ce5" office:value-type="float" office:value="347" calcext:value-type="float">
            <text:p>347</text:p>
          </table:table-cell>
          <table:table-cell table:formula="of:=([.J138]-[.A138])/[.A138]" office:value-type="percentage" office:value="0.00960139656677338" calcext:value-type="percentage">
            <text:p>0.96%</text:p>
          </table:table-cell>
          <table:table-cell table:formula="of:=([.J138]-[.B138])/[.B138]" office:value-type="percentage" office:value="0.00930773705642812" calcext:value-type="percentage">
            <text:p>0.93%</text:p>
          </table:table-cell>
          <table:table-cell table:formula="of:=([.J138]-[.C138])/[.C138]" office:value-type="percentage" office:value="0.0113669484115418" calcext:value-type="percentage">
            <text:p>1.14%</text:p>
          </table:table-cell>
          <table:table-cell table:formula="of:=([.J138]-[.D138])/[.D138]" office:value-type="percentage" office:value="0.00754936120789786" calcext:value-type="percentage">
            <text:p>0.75%</text:p>
          </table:table-cell>
          <table:table-cell table:formula="of:=([.J138]-[.E138])/[.E138]" office:value-type="percentage" office:value="0.00842778262133094" calcext:value-type="percentage">
            <text:p>0.84%</text:p>
          </table:table-cell>
          <table:table-cell table:formula="of:=([.J138]-[.F138])/[.F138]" office:value-type="percentage" office:value="0.00667246881346101" calcext:value-type="percentage">
            <text:p>0.67%</text:p>
          </table:table-cell>
          <table:table-cell table:formula="of:=([.J138]-[.G138])/[.G138]" office:value-type="percentage" office:value="0.00608872136851268" calcext:value-type="percentage">
            <text:p>0.61%</text:p>
          </table:table-cell>
          <table:table-cell table:formula="of:=([.J138]-[.H138])/[.H138]" office:value-type="percentage" office:value="0.00754936120789786" calcext:value-type="percentage">
            <text:p>0.75%</text:p>
          </table:table-cell>
          <table:table-cell table:formula="of:=([.J138]-[.I138])/[.I138]" office:value-type="percentage" office:value="0.0169988276670575" calcext:value-type="percentage">
            <text:p>1.70%</text:p>
          </table:table-cell>
        </table:table-row>
        <table:table-row table:style-name="ro1">
          <table:table-cell office:value-type="float" office:value="324.9" calcext:value-type="float">
            <text:p>324.9</text:p>
          </table:table-cell>
          <table:table-cell office:value-type="float" office:value="327.4" calcext:value-type="float">
            <text:p>327.4</text:p>
          </table:table-cell>
          <table:table-cell office:value-type="float" office:value="327.9" calcext:value-type="float">
            <text:p>327.9</text:p>
          </table:table-cell>
          <table:table-cell table:number-columns-repeated="3" office:value-type="float" office:value="328" calcext:value-type="float">
            <text:p>328</text:p>
          </table:table-cell>
          <table:table-cell table:number-columns-repeated="2" office:value-type="float" office:value="328.1" calcext:value-type="float">
            <text:p>328.1</text:p>
          </table:table-cell>
          <table:table-cell office:value-type="float" office:value="326.5" calcext:value-type="float">
            <text:p>326.5</text:p>
          </table:table-cell>
          <table:table-cell table:style-name="ce5" office:value-type="float" office:value="329" calcext:value-type="float">
            <text:p>329</text:p>
          </table:table-cell>
          <table:table-cell table:formula="of:=([.J139]-[.A139])/[.A139]" office:value-type="percentage" office:value="0.012619267466913" calcext:value-type="percentage">
            <text:p>1.26%</text:p>
          </table:table-cell>
          <table:table-cell table:formula="of:=([.J139]-[.B139])/[.B139]" office:value-type="percentage" office:value="0.00488698839340264" calcext:value-type="percentage">
            <text:p>0.49%</text:p>
          </table:table-cell>
          <table:table-cell table:formula="of:=([.J139]-[.C139])/[.C139]" office:value-type="percentage" office:value="0.00335468130527607" calcext:value-type="percentage">
            <text:p>0.34%</text:p>
          </table:table-cell>
          <table:table-cell table:formula="of:=([.J139]-[.D139])/[.D139]" office:value-type="percentage" office:value="0.00304878048780488" calcext:value-type="percentage">
            <text:p>0.30%</text:p>
          </table:table-cell>
          <table:table-cell table:formula="of:=([.J139]-[.E139])/[.E139]" office:value-type="percentage" office:value="0.00304878048780488" calcext:value-type="percentage">
            <text:p>0.30%</text:p>
          </table:table-cell>
          <table:table-cell table:formula="of:=([.J139]-[.F139])/[.F139]" office:value-type="percentage" office:value="0.00304878048780488" calcext:value-type="percentage">
            <text:p>0.30%</text:p>
          </table:table-cell>
          <table:table-cell table:formula="of:=([.J139]-[.G139])/[.G139]" office:value-type="percentage" office:value="0.00274306613837238" calcext:value-type="percentage">
            <text:p>0.27%</text:p>
          </table:table-cell>
          <table:table-cell table:formula="of:=([.J139]-[.H139])/[.H139]" office:value-type="percentage" office:value="0.00274306613837238" calcext:value-type="percentage">
            <text:p>0.27%</text:p>
          </table:table-cell>
          <table:table-cell table:formula="of:=([.J139]-[.I139])/[.I139]" office:value-type="percentage" office:value="0.00765696784073507" calcext:value-type="percentage">
            <text:p>0.77%</text:p>
          </table:table-cell>
        </table:table-row>
        <table:table-row table:style-name="ro1">
          <table:table-cell table:number-columns-repeated="10" office:value-type="float" office:value="371" calcext:value-type="float">
            <text:p>371</text:p>
          </table:table-cell>
          <table:table-cell table:formula="of:=([.J140]-[.A140])/[.A140]" office:value-type="percentage" office:value="0" calcext:value-type="percentage">
            <text:p>0.00%</text:p>
          </table:table-cell>
          <table:table-cell table:formula="of:=([.J140]-[.B140])/[.B140]" office:value-type="percentage" office:value="0" calcext:value-type="percentage">
            <text:p>0.00%</text:p>
          </table:table-cell>
          <table:table-cell table:formula="of:=([.J140]-[.C140])/[.C140]" office:value-type="percentage" office:value="0" calcext:value-type="percentage">
            <text:p>0.00%</text:p>
          </table:table-cell>
          <table:table-cell table:formula="of:=([.J140]-[.D140])/[.D140]" office:value-type="percentage" office:value="0" calcext:value-type="percentage">
            <text:p>0.00%</text:p>
          </table:table-cell>
          <table:table-cell table:formula="of:=([.J140]-[.E140])/[.E140]" office:value-type="percentage" office:value="0" calcext:value-type="percentage">
            <text:p>0.00%</text:p>
          </table:table-cell>
          <table:table-cell table:formula="of:=([.J140]-[.F140])/[.F140]" office:value-type="percentage" office:value="0" calcext:value-type="percentage">
            <text:p>0.00%</text:p>
          </table:table-cell>
          <table:table-cell table:formula="of:=([.J140]-[.G140])/[.G140]" office:value-type="percentage" office:value="0" calcext:value-type="percentage">
            <text:p>0.00%</text:p>
          </table:table-cell>
          <table:table-cell table:formula="of:=([.J140]-[.H140])/[.H140]" office:value-type="percentage" office:value="0" calcext:value-type="percentage">
            <text:p>0.00%</text:p>
          </table:table-cell>
          <table:table-cell table:formula="of:=([.J140]-[.I140])/[.I14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71" calcext:value-type="float">
            <text:p>371</text:p>
          </table:table-cell>
          <table:table-cell table:style-name="ce5" office:value-type="float" office:value="371" calcext:value-type="float">
            <text:p>371</text:p>
          </table:table-cell>
          <table:table-cell table:formula="of:=([.J141]-[.A141])/[.A141]" office:value-type="percentage" office:value="0" calcext:value-type="percentage">
            <text:p>0.00%</text:p>
          </table:table-cell>
          <table:table-cell table:formula="of:=([.J141]-[.B141])/[.B141]" office:value-type="percentage" office:value="0" calcext:value-type="percentage">
            <text:p>0.00%</text:p>
          </table:table-cell>
          <table:table-cell table:formula="of:=([.J141]-[.C141])/[.C141]" office:value-type="percentage" office:value="0" calcext:value-type="percentage">
            <text:p>0.00%</text:p>
          </table:table-cell>
          <table:table-cell table:formula="of:=([.J141]-[.D141])/[.D141]" office:value-type="percentage" office:value="0" calcext:value-type="percentage">
            <text:p>0.00%</text:p>
          </table:table-cell>
          <table:table-cell table:formula="of:=([.J141]-[.E141])/[.E141]" office:value-type="percentage" office:value="0" calcext:value-type="percentage">
            <text:p>0.00%</text:p>
          </table:table-cell>
          <table:table-cell table:formula="of:=([.J141]-[.F141])/[.F141]" office:value-type="percentage" office:value="0" calcext:value-type="percentage">
            <text:p>0.00%</text:p>
          </table:table-cell>
          <table:table-cell table:formula="of:=([.J141]-[.G141])/[.G141]" office:value-type="percentage" office:value="0" calcext:value-type="percentage">
            <text:p>0.00%</text:p>
          </table:table-cell>
          <table:table-cell table:formula="of:=([.J141]-[.H141])/[.H141]" office:value-type="percentage" office:value="0" calcext:value-type="percentage">
            <text:p>0.00%</text:p>
          </table:table-cell>
          <table:table-cell table:formula="of:=([.J141]-[.I141])/[.I14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3" office:value-type="float" office:value="344.1" calcext:value-type="float">
            <text:p>344.1</text:p>
          </table:table-cell>
          <table:table-cell office:value-type="float" office:value="343.9" calcext:value-type="float">
            <text:p>343.9</text:p>
          </table:table-cell>
          <table:table-cell office:value-type="float" office:value="344.4" calcext:value-type="float">
            <text:p>344.4</text:p>
          </table:table-cell>
          <table:table-cell office:value-type="float" office:value="344.5" calcext:value-type="float">
            <text:p>344.5</text:p>
          </table:table-cell>
          <table:table-cell office:value-type="float" office:value="345.2" calcext:value-type="float">
            <text:p>345.2</text:p>
          </table:table-cell>
          <table:table-cell office:value-type="float" office:value="345" calcext:value-type="float">
            <text:p>345</text:p>
          </table:table-cell>
          <table:table-cell office:value-type="float" office:value="342.7" calcext:value-type="float">
            <text:p>342.7</text:p>
          </table:table-cell>
          <table:table-cell table:style-name="ce5" office:value-type="float" office:value="347" calcext:value-type="float">
            <text:p>347</text:p>
          </table:table-cell>
          <table:table-cell table:formula="of:=([.J142]-[.A142])/[.A142]" office:value-type="percentage" office:value="0.00842778262133094" calcext:value-type="percentage">
            <text:p>0.84%</text:p>
          </table:table-cell>
          <table:table-cell table:formula="of:=([.J142]-[.B142])/[.B142]" office:value-type="percentage" office:value="0.00842778262133094" calcext:value-type="percentage">
            <text:p>0.84%</text:p>
          </table:table-cell>
          <table:table-cell table:formula="of:=([.J142]-[.C142])/[.C142]" office:value-type="percentage" office:value="0.00842778262133094" calcext:value-type="percentage">
            <text:p>0.84%</text:p>
          </table:table-cell>
          <table:table-cell table:formula="of:=([.J142]-[.D142])/[.D142]" office:value-type="percentage" office:value="0.00901424832800239" calcext:value-type="percentage">
            <text:p>0.90%</text:p>
          </table:table-cell>
          <table:table-cell table:formula="of:=([.J142]-[.E142])/[.E142]" office:value-type="percentage" office:value="0.00754936120789786" calcext:value-type="percentage">
            <text:p>0.75%</text:p>
          </table:table-cell>
          <table:table-cell table:formula="of:=([.J142]-[.F142])/[.F142]" office:value-type="percentage" office:value="0.00725689404934688" calcext:value-type="percentage">
            <text:p>0.73%</text:p>
          </table:table-cell>
          <table:table-cell table:formula="of:=([.J142]-[.G142])/[.G142]" office:value-type="percentage" office:value="0.00521436848203943" calcext:value-type="percentage">
            <text:p>0.52%</text:p>
          </table:table-cell>
          <table:table-cell table:formula="of:=([.J142]-[.H142])/[.H142]" office:value-type="percentage" office:value="0.00579710144927536" calcext:value-type="percentage">
            <text:p>0.58%</text:p>
          </table:table-cell>
          <table:table-cell table:formula="of:=([.J142]-[.I142])/[.I142]" office:value-type="percentage" office:value="0.0125474175663846" calcext:value-type="percentage">
            <text:p>1.25%</text:p>
          </table:table-cell>
        </table:table-row>
        <table:table-row table:style-name="ro1">
          <table:table-cell table:number-columns-repeated="9" office:value-type="float" office:value="372" calcext:value-type="float">
            <text:p>372</text:p>
          </table:table-cell>
          <table:table-cell table:style-name="ce5" office:value-type="float" office:value="372" calcext:value-type="float">
            <text:p>372</text:p>
          </table:table-cell>
          <table:table-cell table:formula="of:=([.J143]-[.A143])/[.A143]" office:value-type="percentage" office:value="0" calcext:value-type="percentage">
            <text:p>0.00%</text:p>
          </table:table-cell>
          <table:table-cell table:formula="of:=([.J143]-[.B143])/[.B143]" office:value-type="percentage" office:value="0" calcext:value-type="percentage">
            <text:p>0.00%</text:p>
          </table:table-cell>
          <table:table-cell table:formula="of:=([.J143]-[.C143])/[.C143]" office:value-type="percentage" office:value="0" calcext:value-type="percentage">
            <text:p>0.00%</text:p>
          </table:table-cell>
          <table:table-cell table:formula="of:=([.J143]-[.D143])/[.D143]" office:value-type="percentage" office:value="0" calcext:value-type="percentage">
            <text:p>0.00%</text:p>
          </table:table-cell>
          <table:table-cell table:formula="of:=([.J143]-[.E143])/[.E143]" office:value-type="percentage" office:value="0" calcext:value-type="percentage">
            <text:p>0.00%</text:p>
          </table:table-cell>
          <table:table-cell table:formula="of:=([.J143]-[.F143])/[.F143]" office:value-type="percentage" office:value="0" calcext:value-type="percentage">
            <text:p>0.00%</text:p>
          </table:table-cell>
          <table:table-cell table:formula="of:=([.J143]-[.G143])/[.G143]" office:value-type="percentage" office:value="0" calcext:value-type="percentage">
            <text:p>0.00%</text:p>
          </table:table-cell>
          <table:table-cell table:formula="of:=([.J143]-[.H143])/[.H143]" office:value-type="percentage" office:value="0" calcext:value-type="percentage">
            <text:p>0.00%</text:p>
          </table:table-cell>
          <table:table-cell table:formula="of:=([.J143]-[.I143])/[.I14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73" calcext:value-type="float">
            <text:p>373</text:p>
          </table:table-cell>
          <table:table-cell table:style-name="ce5" office:value-type="float" office:value="373" calcext:value-type="float">
            <text:p>373</text:p>
          </table:table-cell>
          <table:table-cell table:formula="of:=([.J144]-[.A144])/[.A144]" office:value-type="percentage" office:value="0" calcext:value-type="percentage">
            <text:p>0.00%</text:p>
          </table:table-cell>
          <table:table-cell table:formula="of:=([.J144]-[.B144])/[.B144]" office:value-type="percentage" office:value="0" calcext:value-type="percentage">
            <text:p>0.00%</text:p>
          </table:table-cell>
          <table:table-cell table:formula="of:=([.J144]-[.C144])/[.C144]" office:value-type="percentage" office:value="0" calcext:value-type="percentage">
            <text:p>0.00%</text:p>
          </table:table-cell>
          <table:table-cell table:formula="of:=([.J144]-[.D144])/[.D144]" office:value-type="percentage" office:value="0" calcext:value-type="percentage">
            <text:p>0.00%</text:p>
          </table:table-cell>
          <table:table-cell table:formula="of:=([.J144]-[.E144])/[.E144]" office:value-type="percentage" office:value="0" calcext:value-type="percentage">
            <text:p>0.00%</text:p>
          </table:table-cell>
          <table:table-cell table:formula="of:=([.J144]-[.F144])/[.F144]" office:value-type="percentage" office:value="0" calcext:value-type="percentage">
            <text:p>0.00%</text:p>
          </table:table-cell>
          <table:table-cell table:formula="of:=([.J144]-[.G144])/[.G144]" office:value-type="percentage" office:value="0" calcext:value-type="percentage">
            <text:p>0.00%</text:p>
          </table:table-cell>
          <table:table-cell table:formula="of:=([.J144]-[.H144])/[.H144]" office:value-type="percentage" office:value="0" calcext:value-type="percentage">
            <text:p>0.00%</text:p>
          </table:table-cell>
          <table:table-cell table:formula="of:=([.J144]-[.I144])/[.I14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73" calcext:value-type="float">
            <text:p>373</text:p>
          </table:table-cell>
          <table:table-cell table:style-name="ce5" office:value-type="float" office:value="373" calcext:value-type="float">
            <text:p>373</text:p>
          </table:table-cell>
          <table:table-cell table:formula="of:=([.J145]-[.A145])/[.A145]" office:value-type="percentage" office:value="0" calcext:value-type="percentage">
            <text:p>0.00%</text:p>
          </table:table-cell>
          <table:table-cell table:formula="of:=([.J145]-[.B145])/[.B145]" office:value-type="percentage" office:value="0" calcext:value-type="percentage">
            <text:p>0.00%</text:p>
          </table:table-cell>
          <table:table-cell table:formula="of:=([.J145]-[.C145])/[.C145]" office:value-type="percentage" office:value="0" calcext:value-type="percentage">
            <text:p>0.00%</text:p>
          </table:table-cell>
          <table:table-cell table:formula="of:=([.J145]-[.D145])/[.D145]" office:value-type="percentage" office:value="0" calcext:value-type="percentage">
            <text:p>0.00%</text:p>
          </table:table-cell>
          <table:table-cell table:formula="of:=([.J145]-[.E145])/[.E145]" office:value-type="percentage" office:value="0" calcext:value-type="percentage">
            <text:p>0.00%</text:p>
          </table:table-cell>
          <table:table-cell table:formula="of:=([.J145]-[.F145])/[.F145]" office:value-type="percentage" office:value="0" calcext:value-type="percentage">
            <text:p>0.00%</text:p>
          </table:table-cell>
          <table:table-cell table:formula="of:=([.J145]-[.G145])/[.G145]" office:value-type="percentage" office:value="0" calcext:value-type="percentage">
            <text:p>0.00%</text:p>
          </table:table-cell>
          <table:table-cell table:formula="of:=([.J145]-[.H145])/[.H145]" office:value-type="percentage" office:value="0" calcext:value-type="percentage">
            <text:p>0.00%</text:p>
          </table:table-cell>
          <table:table-cell table:formula="of:=([.J145]-[.I145])/[.I14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35.2" calcext:value-type="float">
            <text:p>335.2</text:p>
          </table:table-cell>
          <table:table-cell office:value-type="float" office:value="341.2" calcext:value-type="float">
            <text:p>341.2</text:p>
          </table:table-cell>
          <table:table-cell office:value-type="float" office:value="341.4" calcext:value-type="float">
            <text:p>341.4</text:p>
          </table:table-cell>
          <table:table-cell office:value-type="float" office:value="343.6" calcext:value-type="float">
            <text:p>343.6</text:p>
          </table:table-cell>
          <table:table-cell office:value-type="float" office:value="343.1" calcext:value-type="float">
            <text:p>343.1</text:p>
          </table:table-cell>
          <table:table-cell office:value-type="float" office:value="347.1" calcext:value-type="float">
            <text:p>347.1</text:p>
          </table:table-cell>
          <table:table-cell office:value-type="float" office:value="346" calcext:value-type="float">
            <text:p>346</text:p>
          </table:table-cell>
          <table:table-cell office:value-type="float" office:value="346.8" calcext:value-type="float">
            <text:p>346.8</text:p>
          </table:table-cell>
          <table:table-cell office:value-type="float" office:value="345.3" calcext:value-type="float">
            <text:p>345.3</text:p>
          </table:table-cell>
          <table:table-cell table:style-name="ce5" office:value-type="float" office:value="359" calcext:value-type="float">
            <text:p>359</text:p>
          </table:table-cell>
          <table:table-cell table:formula="of:=([.J146]-[.A146])/[.A146]" office:value-type="percentage" office:value="0.0710023866348449" calcext:value-type="percentage">
            <text:p>7.10%</text:p>
          </table:table-cell>
          <table:table-cell table:formula="of:=([.J146]-[.B146])/[.B146]" office:value-type="percentage" office:value="0.0521688159437281" calcext:value-type="percentage">
            <text:p>5.22%</text:p>
          </table:table-cell>
          <table:table-cell table:formula="of:=([.J146]-[.C146])/[.C146]" office:value-type="percentage" office:value="0.051552431165788" calcext:value-type="percentage">
            <text:p>5.16%</text:p>
          </table:table-cell>
          <table:table-cell table:formula="of:=([.J146]-[.D146])/[.D146]" office:value-type="percentage" office:value="0.0448195576251455" calcext:value-type="percentage">
            <text:p>4.48%</text:p>
          </table:table-cell>
          <table:table-cell table:formula="of:=([.J146]-[.E146])/[.E146]" office:value-type="percentage" office:value="0.0463421742932089" calcext:value-type="percentage">
            <text:p>4.63%</text:p>
          </table:table-cell>
          <table:table-cell table:formula="of:=([.J146]-[.F146])/[.F146]" office:value-type="percentage" office:value="0.0342840679919331" calcext:value-type="percentage">
            <text:p>3.43%</text:p>
          </table:table-cell>
          <table:table-cell table:formula="of:=([.J146]-[.G146])/[.G146]" office:value-type="percentage" office:value="0.0375722543352601" calcext:value-type="percentage">
            <text:p>3.76%</text:p>
          </table:table-cell>
          <table:table-cell table:formula="of:=([.J146]-[.H146])/[.H146]" office:value-type="percentage" office:value="0.0351787773933102" calcext:value-type="percentage">
            <text:p>3.52%</text:p>
          </table:table-cell>
          <table:table-cell table:formula="of:=([.J146]-[.I146])/[.I146]" office:value-type="percentage" office:value="0.0396756443672169" calcext:value-type="percentage">
            <text:p>3.97%</text:p>
          </table:table-cell>
        </table:table-row>
        <table:table-row table:style-name="ro1">
          <table:table-cell office:value-type="float" office:value="370.3" calcext:value-type="float">
            <text:p>370.3</text:p>
          </table:table-cell>
          <table:table-cell office:value-type="float" office:value="372.5" calcext:value-type="float">
            <text:p>372.5</text:p>
          </table:table-cell>
          <table:table-cell office:value-type="float" office:value="373.3" calcext:value-type="float">
            <text:p>373.3</text:p>
          </table:table-cell>
          <table:table-cell office:value-type="float" office:value="373.9" calcext:value-type="float">
            <text:p>373.9</text:p>
          </table:table-cell>
          <table:table-cell office:value-type="float" office:value="374.1" calcext:value-type="float">
            <text:p>374.1</text:p>
          </table:table-cell>
          <table:table-cell office:value-type="float" office:value="374.4" calcext:value-type="float">
            <text:p>374.4</text:p>
          </table:table-cell>
          <table:table-cell office:value-type="float" office:value="374.6" calcext:value-type="float">
            <text:p>374.6</text:p>
          </table:table-cell>
          <table:table-cell office:value-type="float" office:value="374.4" calcext:value-type="float">
            <text:p>374.4</text:p>
          </table:table-cell>
          <table:table-cell office:value-type="float" office:value="370.9" calcext:value-type="float">
            <text:p>370.9</text:p>
          </table:table-cell>
          <table:table-cell table:style-name="ce5" office:value-type="float" office:value="375" calcext:value-type="float">
            <text:p>375</text:p>
          </table:table-cell>
          <table:table-cell table:formula="of:=([.J147]-[.A147])/[.A147]" office:value-type="percentage" office:value="0.012692411558196" calcext:value-type="percentage">
            <text:p>1.27%</text:p>
          </table:table-cell>
          <table:table-cell table:formula="of:=([.J147]-[.B147])/[.B147]" office:value-type="percentage" office:value="0.00671140939597315" calcext:value-type="percentage">
            <text:p>0.67%</text:p>
          </table:table-cell>
          <table:table-cell table:formula="of:=([.J147]-[.C147])/[.C147]" office:value-type="percentage" office:value="0.00455397803375298" calcext:value-type="percentage">
            <text:p>0.46%</text:p>
          </table:table-cell>
          <table:table-cell table:formula="of:=([.J147]-[.D147])/[.D147]" office:value-type="percentage" office:value="0.00294196309173582" calcext:value-type="percentage">
            <text:p>0.29%</text:p>
          </table:table-cell>
          <table:table-cell table:formula="of:=([.J147]-[.E147])/[.E147]" office:value-type="percentage" office:value="0.00240577385725736" calcext:value-type="percentage">
            <text:p>0.24%</text:p>
          </table:table-cell>
          <table:table-cell table:formula="of:=([.J147]-[.F147])/[.F147]" office:value-type="percentage" office:value="0.00160256410256416" calcext:value-type="percentage">
            <text:p>0.16%</text:p>
          </table:table-cell>
          <table:table-cell table:formula="of:=([.J147]-[.G147])/[.G147]" office:value-type="percentage" office:value="0.00106780565936993" calcext:value-type="percentage">
            <text:p>0.11%</text:p>
          </table:table-cell>
          <table:table-cell table:formula="of:=([.J147]-[.H147])/[.H147]" office:value-type="percentage" office:value="0.00160256410256416" calcext:value-type="percentage">
            <text:p>0.16%</text:p>
          </table:table-cell>
          <table:table-cell table:formula="of:=([.J147]-[.I147])/[.I147]" office:value-type="percentage" office:value="0.0110541925047183" calcext:value-type="percentage">
            <text:p>1.11%</text:p>
          </table:table-cell>
        </table:table-row>
        <table:table-row table:style-name="ro1">
          <table:table-cell office:value-type="float" office:value="374.2" calcext:value-type="float">
            <text:p>374.2</text:p>
          </table:table-cell>
          <table:table-cell table:number-columns-repeated="8" office:value-type="float" office:value="375" calcext:value-type="float">
            <text:p>375</text:p>
          </table:table-cell>
          <table:table-cell table:style-name="ce5" office:value-type="float" office:value="375" calcext:value-type="float">
            <text:p>375</text:p>
          </table:table-cell>
          <table:table-cell table:formula="of:=([.J148]-[.A148])/[.A148]" office:value-type="percentage" office:value="0.00213789417423841" calcext:value-type="percentage">
            <text:p>0.21%</text:p>
          </table:table-cell>
          <table:table-cell table:formula="of:=([.J148]-[.B148])/[.B148]" office:value-type="percentage" office:value="0" calcext:value-type="percentage">
            <text:p>0.00%</text:p>
          </table:table-cell>
          <table:table-cell table:formula="of:=([.J148]-[.C148])/[.C148]" office:value-type="percentage" office:value="0" calcext:value-type="percentage">
            <text:p>0.00%</text:p>
          </table:table-cell>
          <table:table-cell table:formula="of:=([.J148]-[.D148])/[.D148]" office:value-type="percentage" office:value="0" calcext:value-type="percentage">
            <text:p>0.00%</text:p>
          </table:table-cell>
          <table:table-cell table:formula="of:=([.J148]-[.E148])/[.E148]" office:value-type="percentage" office:value="0" calcext:value-type="percentage">
            <text:p>0.00%</text:p>
          </table:table-cell>
          <table:table-cell table:formula="of:=([.J148]-[.F148])/[.F148]" office:value-type="percentage" office:value="0" calcext:value-type="percentage">
            <text:p>0.00%</text:p>
          </table:table-cell>
          <table:table-cell table:formula="of:=([.J148]-[.G148])/[.G148]" office:value-type="percentage" office:value="0" calcext:value-type="percentage">
            <text:p>0.00%</text:p>
          </table:table-cell>
          <table:table-cell table:formula="of:=([.J148]-[.H148])/[.H148]" office:value-type="percentage" office:value="0" calcext:value-type="percentage">
            <text:p>0.00%</text:p>
          </table:table-cell>
          <table:table-cell table:formula="of:=([.J148]-[.I148])/[.I14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76" calcext:value-type="float">
            <text:p>376</text:p>
          </table:table-cell>
          <table:table-cell table:style-name="ce5" office:value-type="float" office:value="376" calcext:value-type="float">
            <text:p>376</text:p>
          </table:table-cell>
          <table:table-cell table:formula="of:=([.J149]-[.A149])/[.A149]" office:value-type="percentage" office:value="0" calcext:value-type="percentage">
            <text:p>0.00%</text:p>
          </table:table-cell>
          <table:table-cell table:formula="of:=([.J149]-[.B149])/[.B149]" office:value-type="percentage" office:value="0" calcext:value-type="percentage">
            <text:p>0.00%</text:p>
          </table:table-cell>
          <table:table-cell table:formula="of:=([.J149]-[.C149])/[.C149]" office:value-type="percentage" office:value="0" calcext:value-type="percentage">
            <text:p>0.00%</text:p>
          </table:table-cell>
          <table:table-cell table:formula="of:=([.J149]-[.D149])/[.D149]" office:value-type="percentage" office:value="0" calcext:value-type="percentage">
            <text:p>0.00%</text:p>
          </table:table-cell>
          <table:table-cell table:formula="of:=([.J149]-[.E149])/[.E149]" office:value-type="percentage" office:value="0" calcext:value-type="percentage">
            <text:p>0.00%</text:p>
          </table:table-cell>
          <table:table-cell table:formula="of:=([.J149]-[.F149])/[.F149]" office:value-type="percentage" office:value="0" calcext:value-type="percentage">
            <text:p>0.00%</text:p>
          </table:table-cell>
          <table:table-cell table:formula="of:=([.J149]-[.G149])/[.G149]" office:value-type="percentage" office:value="0" calcext:value-type="percentage">
            <text:p>0.00%</text:p>
          </table:table-cell>
          <table:table-cell table:formula="of:=([.J149]-[.H149])/[.H149]" office:value-type="percentage" office:value="0" calcext:value-type="percentage">
            <text:p>0.00%</text:p>
          </table:table-cell>
          <table:table-cell table:formula="of:=([.J149]-[.I149])/[.I14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76" calcext:value-type="float">
            <text:p>376</text:p>
          </table:table-cell>
          <table:table-cell table:style-name="ce5" office:value-type="float" office:value="376" calcext:value-type="float">
            <text:p>376</text:p>
          </table:table-cell>
          <table:table-cell table:formula="of:=([.J150]-[.A150])/[.A150]" office:value-type="percentage" office:value="0" calcext:value-type="percentage">
            <text:p>0.00%</text:p>
          </table:table-cell>
          <table:table-cell table:formula="of:=([.J150]-[.B150])/[.B150]" office:value-type="percentage" office:value="0" calcext:value-type="percentage">
            <text:p>0.00%</text:p>
          </table:table-cell>
          <table:table-cell table:formula="of:=([.J150]-[.C150])/[.C150]" office:value-type="percentage" office:value="0" calcext:value-type="percentage">
            <text:p>0.00%</text:p>
          </table:table-cell>
          <table:table-cell table:formula="of:=([.J150]-[.D150])/[.D150]" office:value-type="percentage" office:value="0" calcext:value-type="percentage">
            <text:p>0.00%</text:p>
          </table:table-cell>
          <table:table-cell table:formula="of:=([.J150]-[.E150])/[.E150]" office:value-type="percentage" office:value="0" calcext:value-type="percentage">
            <text:p>0.00%</text:p>
          </table:table-cell>
          <table:table-cell table:formula="of:=([.J150]-[.F150])/[.F150]" office:value-type="percentage" office:value="0" calcext:value-type="percentage">
            <text:p>0.00%</text:p>
          </table:table-cell>
          <table:table-cell table:formula="of:=([.J150]-[.G150])/[.G150]" office:value-type="percentage" office:value="0" calcext:value-type="percentage">
            <text:p>0.00%</text:p>
          </table:table-cell>
          <table:table-cell table:formula="of:=([.J150]-[.H150])/[.H150]" office:value-type="percentage" office:value="0" calcext:value-type="percentage">
            <text:p>0.00%</text:p>
          </table:table-cell>
          <table:table-cell table:formula="of:=([.J150]-[.I150])/[.I15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76" calcext:value-type="float">
            <text:p>376</text:p>
          </table:table-cell>
          <table:table-cell table:formula="of:=([.J151]-[.A151])/[.A151]" office:value-type="percentage" office:value="0" calcext:value-type="percentage">
            <text:p>0.00%</text:p>
          </table:table-cell>
          <table:table-cell table:formula="of:=([.J151]-[.B151])/[.B151]" office:value-type="percentage" office:value="0" calcext:value-type="percentage">
            <text:p>0.00%</text:p>
          </table:table-cell>
          <table:table-cell table:formula="of:=([.J151]-[.C151])/[.C151]" office:value-type="percentage" office:value="0" calcext:value-type="percentage">
            <text:p>0.00%</text:p>
          </table:table-cell>
          <table:table-cell table:formula="of:=([.J151]-[.D151])/[.D151]" office:value-type="percentage" office:value="0" calcext:value-type="percentage">
            <text:p>0.00%</text:p>
          </table:table-cell>
          <table:table-cell table:formula="of:=([.J151]-[.E151])/[.E151]" office:value-type="percentage" office:value="0" calcext:value-type="percentage">
            <text:p>0.00%</text:p>
          </table:table-cell>
          <table:table-cell table:formula="of:=([.J151]-[.F151])/[.F151]" office:value-type="percentage" office:value="0" calcext:value-type="percentage">
            <text:p>0.00%</text:p>
          </table:table-cell>
          <table:table-cell table:formula="of:=([.J151]-[.G151])/[.G151]" office:value-type="percentage" office:value="0" calcext:value-type="percentage">
            <text:p>0.00%</text:p>
          </table:table-cell>
          <table:table-cell table:formula="of:=([.J151]-[.H151])/[.H151]" office:value-type="percentage" office:value="0" calcext:value-type="percentage">
            <text:p>0.00%</text:p>
          </table:table-cell>
          <table:table-cell table:formula="of:=([.J151]-[.I151])/[.I15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77" calcext:value-type="float">
            <text:p>377</text:p>
          </table:table-cell>
          <table:table-cell table:formula="of:=([.J152]-[.A152])/[.A152]" office:value-type="percentage" office:value="0" calcext:value-type="percentage">
            <text:p>0.00%</text:p>
          </table:table-cell>
          <table:table-cell table:formula="of:=([.J152]-[.B152])/[.B152]" office:value-type="percentage" office:value="0" calcext:value-type="percentage">
            <text:p>0.00%</text:p>
          </table:table-cell>
          <table:table-cell table:formula="of:=([.J152]-[.C152])/[.C152]" office:value-type="percentage" office:value="0" calcext:value-type="percentage">
            <text:p>0.00%</text:p>
          </table:table-cell>
          <table:table-cell table:formula="of:=([.J152]-[.D152])/[.D152]" office:value-type="percentage" office:value="0" calcext:value-type="percentage">
            <text:p>0.00%</text:p>
          </table:table-cell>
          <table:table-cell table:formula="of:=([.J152]-[.E152])/[.E152]" office:value-type="percentage" office:value="0" calcext:value-type="percentage">
            <text:p>0.00%</text:p>
          </table:table-cell>
          <table:table-cell table:formula="of:=([.J152]-[.F152])/[.F152]" office:value-type="percentage" office:value="0" calcext:value-type="percentage">
            <text:p>0.00%</text:p>
          </table:table-cell>
          <table:table-cell table:formula="of:=([.J152]-[.G152])/[.G152]" office:value-type="percentage" office:value="0" calcext:value-type="percentage">
            <text:p>0.00%</text:p>
          </table:table-cell>
          <table:table-cell table:formula="of:=([.J152]-[.H152])/[.H152]" office:value-type="percentage" office:value="0" calcext:value-type="percentage">
            <text:p>0.00%</text:p>
          </table:table-cell>
          <table:table-cell table:formula="of:=([.J152]-[.I152])/[.I15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77" calcext:value-type="float">
            <text:p>377</text:p>
          </table:table-cell>
          <table:table-cell table:formula="of:=([.J153]-[.A153])/[.A153]" office:value-type="percentage" office:value="0" calcext:value-type="percentage">
            <text:p>0.00%</text:p>
          </table:table-cell>
          <table:table-cell table:formula="of:=([.J153]-[.B153])/[.B153]" office:value-type="percentage" office:value="0" calcext:value-type="percentage">
            <text:p>0.00%</text:p>
          </table:table-cell>
          <table:table-cell table:formula="of:=([.J153]-[.C153])/[.C153]" office:value-type="percentage" office:value="0" calcext:value-type="percentage">
            <text:p>0.00%</text:p>
          </table:table-cell>
          <table:table-cell table:formula="of:=([.J153]-[.D153])/[.D153]" office:value-type="percentage" office:value="0" calcext:value-type="percentage">
            <text:p>0.00%</text:p>
          </table:table-cell>
          <table:table-cell table:formula="of:=([.J153]-[.E153])/[.E153]" office:value-type="percentage" office:value="0" calcext:value-type="percentage">
            <text:p>0.00%</text:p>
          </table:table-cell>
          <table:table-cell table:formula="of:=([.J153]-[.F153])/[.F153]" office:value-type="percentage" office:value="0" calcext:value-type="percentage">
            <text:p>0.00%</text:p>
          </table:table-cell>
          <table:table-cell table:formula="of:=([.J153]-[.G153])/[.G153]" office:value-type="percentage" office:value="0" calcext:value-type="percentage">
            <text:p>0.00%</text:p>
          </table:table-cell>
          <table:table-cell table:formula="of:=([.J153]-[.H153])/[.H153]" office:value-type="percentage" office:value="0" calcext:value-type="percentage">
            <text:p>0.00%</text:p>
          </table:table-cell>
          <table:table-cell table:formula="of:=([.J153]-[.I153])/[.I15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0" calcext:value-type="float">
            <text:p>380</text:p>
          </table:table-cell>
          <table:table-cell table:formula="of:=([.J154]-[.A154])/[.A154]" office:value-type="percentage" office:value="0" calcext:value-type="percentage">
            <text:p>0.00%</text:p>
          </table:table-cell>
          <table:table-cell table:formula="of:=([.J154]-[.B154])/[.B154]" office:value-type="percentage" office:value="0" calcext:value-type="percentage">
            <text:p>0.00%</text:p>
          </table:table-cell>
          <table:table-cell table:formula="of:=([.J154]-[.C154])/[.C154]" office:value-type="percentage" office:value="0" calcext:value-type="percentage">
            <text:p>0.00%</text:p>
          </table:table-cell>
          <table:table-cell table:formula="of:=([.J154]-[.D154])/[.D154]" office:value-type="percentage" office:value="0" calcext:value-type="percentage">
            <text:p>0.00%</text:p>
          </table:table-cell>
          <table:table-cell table:formula="of:=([.J154]-[.E154])/[.E154]" office:value-type="percentage" office:value="0" calcext:value-type="percentage">
            <text:p>0.00%</text:p>
          </table:table-cell>
          <table:table-cell table:formula="of:=([.J154]-[.F154])/[.F154]" office:value-type="percentage" office:value="0" calcext:value-type="percentage">
            <text:p>0.00%</text:p>
          </table:table-cell>
          <table:table-cell table:formula="of:=([.J154]-[.G154])/[.G154]" office:value-type="percentage" office:value="0" calcext:value-type="percentage">
            <text:p>0.00%</text:p>
          </table:table-cell>
          <table:table-cell table:formula="of:=([.J154]-[.H154])/[.H154]" office:value-type="percentage" office:value="0" calcext:value-type="percentage">
            <text:p>0.00%</text:p>
          </table:table-cell>
          <table:table-cell table:formula="of:=([.J154]-[.I154])/[.I15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9.9" calcext:value-type="float">
            <text:p>379.9</text:p>
          </table:table-cell>
          <table:table-cell table:number-columns-repeated="9" office:value-type="float" office:value="380" calcext:value-type="float">
            <text:p>380</text:p>
          </table:table-cell>
          <table:table-cell table:formula="of:=([.J155]-[.A155])/[.A155]" office:value-type="percentage" office:value="0.000263227165043492" calcext:value-type="percentage">
            <text:p>0.03%</text:p>
          </table:table-cell>
          <table:table-cell table:formula="of:=([.J155]-[.B155])/[.B155]" office:value-type="percentage" office:value="0" calcext:value-type="percentage">
            <text:p>0.00%</text:p>
          </table:table-cell>
          <table:table-cell table:formula="of:=([.J155]-[.C155])/[.C155]" office:value-type="percentage" office:value="0" calcext:value-type="percentage">
            <text:p>0.00%</text:p>
          </table:table-cell>
          <table:table-cell table:formula="of:=([.J155]-[.D155])/[.D155]" office:value-type="percentage" office:value="0" calcext:value-type="percentage">
            <text:p>0.00%</text:p>
          </table:table-cell>
          <table:table-cell table:formula="of:=([.J155]-[.E155])/[.E155]" office:value-type="percentage" office:value="0" calcext:value-type="percentage">
            <text:p>0.00%</text:p>
          </table:table-cell>
          <table:table-cell table:formula="of:=([.J155]-[.F155])/[.F155]" office:value-type="percentage" office:value="0" calcext:value-type="percentage">
            <text:p>0.00%</text:p>
          </table:table-cell>
          <table:table-cell table:formula="of:=([.J155]-[.G155])/[.G155]" office:value-type="percentage" office:value="0" calcext:value-type="percentage">
            <text:p>0.00%</text:p>
          </table:table-cell>
          <table:table-cell table:formula="of:=([.J155]-[.H155])/[.H155]" office:value-type="percentage" office:value="0" calcext:value-type="percentage">
            <text:p>0.00%</text:p>
          </table:table-cell>
          <table:table-cell table:formula="of:=([.J155]-[.I155])/[.I15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4.3" calcext:value-type="float">
            <text:p>364.3</text:p>
          </table:table-cell>
          <table:table-cell office:value-type="float" office:value="364.1" calcext:value-type="float">
            <text:p>364.1</text:p>
          </table:table-cell>
          <table:table-cell office:value-type="float" office:value="363.5" calcext:value-type="float">
            <text:p>363.5</text:p>
          </table:table-cell>
          <table:table-cell office:value-type="float" office:value="364.5" calcext:value-type="float">
            <text:p>364.5</text:p>
          </table:table-cell>
          <table:table-cell office:value-type="float" office:value="365.5" calcext:value-type="float">
            <text:p>365.5</text:p>
          </table:table-cell>
          <table:table-cell office:value-type="float" office:value="366.2" calcext:value-type="float">
            <text:p>366.2</text:p>
          </table:table-cell>
          <table:table-cell office:value-type="float" office:value="365.1" calcext:value-type="float">
            <text:p>365.1</text:p>
          </table:table-cell>
          <table:table-cell office:value-type="float" office:value="361.9" calcext:value-type="float">
            <text:p>361.9</text:p>
          </table:table-cell>
          <table:table-cell office:value-type="float" office:value="370" calcext:value-type="float">
            <text:p>370</text:p>
          </table:table-cell>
          <table:table-cell table:formula="of:=([.J156]-[.A156])/[.A156]" office:value-type="percentage" office:value="0.0192837465564738" calcext:value-type="percentage">
            <text:p>1.93%</text:p>
          </table:table-cell>
          <table:table-cell table:formula="of:=([.J156]-[.B156])/[.B156]" office:value-type="percentage" office:value="0.0156464452374416" calcext:value-type="percentage">
            <text:p>1.56%</text:p>
          </table:table-cell>
          <table:table-cell table:formula="of:=([.J156]-[.C156])/[.C156]" office:value-type="percentage" office:value="0.0162043394671793" calcext:value-type="percentage">
            <text:p>1.62%</text:p>
          </table:table-cell>
          <table:table-cell table:formula="of:=([.J156]-[.D156])/[.D156]" office:value-type="percentage" office:value="0.0178817056396149" calcext:value-type="percentage">
            <text:p>1.79%</text:p>
          </table:table-cell>
          <table:table-cell table:formula="of:=([.J156]-[.E156])/[.E156]" office:value-type="percentage" office:value="0.0150891632373114" calcext:value-type="percentage">
            <text:p>1.51%</text:p>
          </table:table-cell>
          <table:table-cell table:formula="of:=([.J156]-[.F156])/[.F156]" office:value-type="percentage" office:value="0.012311901504788" calcext:value-type="percentage">
            <text:p>1.23%</text:p>
          </table:table-cell>
          <table:table-cell table:formula="of:=([.J156]-[.G156])/[.G156]" office:value-type="percentage" office:value="0.0103768432550519" calcext:value-type="percentage">
            <text:p>1.04%</text:p>
          </table:table-cell>
          <table:table-cell table:formula="of:=([.J156]-[.H156])/[.H156]" office:value-type="percentage" office:value="0.013420980553273" calcext:value-type="percentage">
            <text:p>1.34%</text:p>
          </table:table-cell>
          <table:table-cell table:formula="of:=([.J156]-[.I156])/[.I156]" office:value-type="percentage" office:value="0.0223818734457033" calcext:value-type="percentage">
            <text:p>2.24%</text:p>
          </table:table-cell>
        </table:table-row>
        <table:table-row table:style-name="ro1">
          <table:table-cell table:number-columns-repeated="10" office:value-type="float" office:value="381" calcext:value-type="float">
            <text:p>381</text:p>
          </table:table-cell>
          <table:table-cell table:formula="of:=([.J157]-[.A157])/[.A157]" office:value-type="percentage" office:value="0" calcext:value-type="percentage">
            <text:p>0.00%</text:p>
          </table:table-cell>
          <table:table-cell table:formula="of:=([.J157]-[.B157])/[.B157]" office:value-type="percentage" office:value="0" calcext:value-type="percentage">
            <text:p>0.00%</text:p>
          </table:table-cell>
          <table:table-cell table:formula="of:=([.J157]-[.C157])/[.C157]" office:value-type="percentage" office:value="0" calcext:value-type="percentage">
            <text:p>0.00%</text:p>
          </table:table-cell>
          <table:table-cell table:formula="of:=([.J157]-[.D157])/[.D157]" office:value-type="percentage" office:value="0" calcext:value-type="percentage">
            <text:p>0.00%</text:p>
          </table:table-cell>
          <table:table-cell table:formula="of:=([.J157]-[.E157])/[.E157]" office:value-type="percentage" office:value="0" calcext:value-type="percentage">
            <text:p>0.00%</text:p>
          </table:table-cell>
          <table:table-cell table:formula="of:=([.J157]-[.F157])/[.F157]" office:value-type="percentage" office:value="0" calcext:value-type="percentage">
            <text:p>0.00%</text:p>
          </table:table-cell>
          <table:table-cell table:formula="of:=([.J157]-[.G157])/[.G157]" office:value-type="percentage" office:value="0" calcext:value-type="percentage">
            <text:p>0.00%</text:p>
          </table:table-cell>
          <table:table-cell table:formula="of:=([.J157]-[.H157])/[.H157]" office:value-type="percentage" office:value="0" calcext:value-type="percentage">
            <text:p>0.00%</text:p>
          </table:table-cell>
          <table:table-cell table:formula="of:=([.J157]-[.I157])/[.I15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2" calcext:value-type="float">
            <text:p>382</text:p>
          </table:table-cell>
          <table:table-cell table:formula="of:=([.J158]-[.A158])/[.A158]" office:value-type="percentage" office:value="0" calcext:value-type="percentage">
            <text:p>0.00%</text:p>
          </table:table-cell>
          <table:table-cell table:formula="of:=([.J158]-[.B158])/[.B158]" office:value-type="percentage" office:value="0" calcext:value-type="percentage">
            <text:p>0.00%</text:p>
          </table:table-cell>
          <table:table-cell table:formula="of:=([.J158]-[.C158])/[.C158]" office:value-type="percentage" office:value="0" calcext:value-type="percentage">
            <text:p>0.00%</text:p>
          </table:table-cell>
          <table:table-cell table:formula="of:=([.J158]-[.D158])/[.D158]" office:value-type="percentage" office:value="0" calcext:value-type="percentage">
            <text:p>0.00%</text:p>
          </table:table-cell>
          <table:table-cell table:formula="of:=([.J158]-[.E158])/[.E158]" office:value-type="percentage" office:value="0" calcext:value-type="percentage">
            <text:p>0.00%</text:p>
          </table:table-cell>
          <table:table-cell table:formula="of:=([.J158]-[.F158])/[.F158]" office:value-type="percentage" office:value="0" calcext:value-type="percentage">
            <text:p>0.00%</text:p>
          </table:table-cell>
          <table:table-cell table:formula="of:=([.J158]-[.G158])/[.G158]" office:value-type="percentage" office:value="0" calcext:value-type="percentage">
            <text:p>0.00%</text:p>
          </table:table-cell>
          <table:table-cell table:formula="of:=([.J158]-[.H158])/[.H158]" office:value-type="percentage" office:value="0" calcext:value-type="percentage">
            <text:p>0.00%</text:p>
          </table:table-cell>
          <table:table-cell table:formula="of:=([.J158]-[.I158])/[.I15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7.4" calcext:value-type="float">
            <text:p>347.4</text:p>
          </table:table-cell>
          <table:table-cell office:value-type="float" office:value="352.3" calcext:value-type="float">
            <text:p>352.3</text:p>
          </table:table-cell>
          <table:table-cell office:value-type="float" office:value="351.2" calcext:value-type="float">
            <text:p>351.2</text:p>
          </table:table-cell>
          <table:table-cell office:value-type="float" office:value="351.9" calcext:value-type="float">
            <text:p>351.9</text:p>
          </table:table-cell>
          <table:table-cell office:value-type="float" office:value="353.6" calcext:value-type="float">
            <text:p>353.6</text:p>
          </table:table-cell>
          <table:table-cell office:value-type="float" office:value="355.5" calcext:value-type="float">
            <text:p>355.5</text:p>
          </table:table-cell>
          <table:table-cell office:value-type="float" office:value="354.4" calcext:value-type="float">
            <text:p>354.4</text:p>
          </table:table-cell>
          <table:table-cell office:value-type="float" office:value="355.8" calcext:value-type="float">
            <text:p>355.8</text:p>
          </table:table-cell>
          <table:table-cell office:value-type="float" office:value="355" calcext:value-type="float">
            <text:p>355</text:p>
          </table:table-cell>
          <table:table-cell office:value-type="float" office:value="363" calcext:value-type="float">
            <text:p>363</text:p>
          </table:table-cell>
          <table:table-cell table:formula="of:=([.J159]-[.A159])/[.A159]" office:value-type="percentage" office:value="0.0449050086355787" calcext:value-type="percentage">
            <text:p>4.49%</text:p>
          </table:table-cell>
          <table:table-cell table:formula="of:=([.J159]-[.B159])/[.B159]" office:value-type="percentage" office:value="0.0303718421799602" calcext:value-type="percentage">
            <text:p>3.04%</text:p>
          </table:table-cell>
          <table:table-cell table:formula="of:=([.J159]-[.C159])/[.C159]" office:value-type="percentage" office:value="0.0335990888382688" calcext:value-type="percentage">
            <text:p>3.36%</text:p>
          </table:table-cell>
          <table:table-cell table:formula="of:=([.J159]-[.D159])/[.D159]" office:value-type="percentage" office:value="0.0315430520034101" calcext:value-type="percentage">
            <text:p>3.15%</text:p>
          </table:table-cell>
          <table:table-cell table:formula="of:=([.J159]-[.E159])/[.E159]" office:value-type="percentage" office:value="0.0265837104072398" calcext:value-type="percentage">
            <text:p>2.66%</text:p>
          </table:table-cell>
          <table:table-cell table:formula="of:=([.J159]-[.F159])/[.F159]" office:value-type="percentage" office:value="0.0210970464135021" calcext:value-type="percentage">
            <text:p>2.11%</text:p>
          </table:table-cell>
          <table:table-cell table:formula="of:=([.J159]-[.G159])/[.G159]" office:value-type="percentage" office:value="0.0242663656884876" calcext:value-type="percentage">
            <text:p>2.43%</text:p>
          </table:table-cell>
          <table:table-cell table:formula="of:=([.J159]-[.H159])/[.H159]" office:value-type="percentage" office:value="0.0202360876897133" calcext:value-type="percentage">
            <text:p>2.02%</text:p>
          </table:table-cell>
          <table:table-cell table:formula="of:=([.J159]-[.I159])/[.I159]" office:value-type="percentage" office:value="0.0225352112676056" calcext:value-type="percentage">
            <text:p>2.25%</text:p>
          </table:table-cell>
        </table:table-row>
        <table:table-row table:style-name="ro1">
          <table:table-cell table:number-columns-repeated="10" office:value-type="float" office:value="382" calcext:value-type="float">
            <text:p>382</text:p>
          </table:table-cell>
          <table:table-cell table:formula="of:=([.J160]-[.A160])/[.A160]" office:value-type="percentage" office:value="0" calcext:value-type="percentage">
            <text:p>0.00%</text:p>
          </table:table-cell>
          <table:table-cell table:formula="of:=([.J160]-[.B160])/[.B160]" office:value-type="percentage" office:value="0" calcext:value-type="percentage">
            <text:p>0.00%</text:p>
          </table:table-cell>
          <table:table-cell table:formula="of:=([.J160]-[.C160])/[.C160]" office:value-type="percentage" office:value="0" calcext:value-type="percentage">
            <text:p>0.00%</text:p>
          </table:table-cell>
          <table:table-cell table:formula="of:=([.J160]-[.D160])/[.D160]" office:value-type="percentage" office:value="0" calcext:value-type="percentage">
            <text:p>0.00%</text:p>
          </table:table-cell>
          <table:table-cell table:formula="of:=([.J160]-[.E160])/[.E160]" office:value-type="percentage" office:value="0" calcext:value-type="percentage">
            <text:p>0.00%</text:p>
          </table:table-cell>
          <table:table-cell table:formula="of:=([.J160]-[.F160])/[.F160]" office:value-type="percentage" office:value="0" calcext:value-type="percentage">
            <text:p>0.00%</text:p>
          </table:table-cell>
          <table:table-cell table:formula="of:=([.J160]-[.G160])/[.G160]" office:value-type="percentage" office:value="0" calcext:value-type="percentage">
            <text:p>0.00%</text:p>
          </table:table-cell>
          <table:table-cell table:formula="of:=([.J160]-[.H160])/[.H160]" office:value-type="percentage" office:value="0" calcext:value-type="percentage">
            <text:p>0.00%</text:p>
          </table:table-cell>
          <table:table-cell table:formula="of:=([.J160]-[.I160])/[.I16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3" calcext:value-type="float">
            <text:p>383</text:p>
          </table:table-cell>
          <table:table-cell table:formula="of:=([.J161]-[.A161])/[.A161]" office:value-type="percentage" office:value="0" calcext:value-type="percentage">
            <text:p>0.00%</text:p>
          </table:table-cell>
          <table:table-cell table:formula="of:=([.J161]-[.B161])/[.B161]" office:value-type="percentage" office:value="0" calcext:value-type="percentage">
            <text:p>0.00%</text:p>
          </table:table-cell>
          <table:table-cell table:formula="of:=([.J161]-[.C161])/[.C161]" office:value-type="percentage" office:value="0" calcext:value-type="percentage">
            <text:p>0.00%</text:p>
          </table:table-cell>
          <table:table-cell table:formula="of:=([.J161]-[.D161])/[.D161]" office:value-type="percentage" office:value="0" calcext:value-type="percentage">
            <text:p>0.00%</text:p>
          </table:table-cell>
          <table:table-cell table:formula="of:=([.J161]-[.E161])/[.E161]" office:value-type="percentage" office:value="0" calcext:value-type="percentage">
            <text:p>0.00%</text:p>
          </table:table-cell>
          <table:table-cell table:formula="of:=([.J161]-[.F161])/[.F161]" office:value-type="percentage" office:value="0" calcext:value-type="percentage">
            <text:p>0.00%</text:p>
          </table:table-cell>
          <table:table-cell table:formula="of:=([.J161]-[.G161])/[.G161]" office:value-type="percentage" office:value="0" calcext:value-type="percentage">
            <text:p>0.00%</text:p>
          </table:table-cell>
          <table:table-cell table:formula="of:=([.J161]-[.H161])/[.H161]" office:value-type="percentage" office:value="0" calcext:value-type="percentage">
            <text:p>0.00%</text:p>
          </table:table-cell>
          <table:table-cell table:formula="of:=([.J161]-[.I161])/[.I16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3" calcext:value-type="float">
            <text:p>383</text:p>
          </table:table-cell>
          <table:table-cell table:formula="of:=([.J162]-[.A162])/[.A162]" office:value-type="percentage" office:value="0" calcext:value-type="percentage">
            <text:p>0.00%</text:p>
          </table:table-cell>
          <table:table-cell table:formula="of:=([.J162]-[.B162])/[.B162]" office:value-type="percentage" office:value="0" calcext:value-type="percentage">
            <text:p>0.00%</text:p>
          </table:table-cell>
          <table:table-cell table:formula="of:=([.J162]-[.C162])/[.C162]" office:value-type="percentage" office:value="0" calcext:value-type="percentage">
            <text:p>0.00%</text:p>
          </table:table-cell>
          <table:table-cell table:formula="of:=([.J162]-[.D162])/[.D162]" office:value-type="percentage" office:value="0" calcext:value-type="percentage">
            <text:p>0.00%</text:p>
          </table:table-cell>
          <table:table-cell table:formula="of:=([.J162]-[.E162])/[.E162]" office:value-type="percentage" office:value="0" calcext:value-type="percentage">
            <text:p>0.00%</text:p>
          </table:table-cell>
          <table:table-cell table:formula="of:=([.J162]-[.F162])/[.F162]" office:value-type="percentage" office:value="0" calcext:value-type="percentage">
            <text:p>0.00%</text:p>
          </table:table-cell>
          <table:table-cell table:formula="of:=([.J162]-[.G162])/[.G162]" office:value-type="percentage" office:value="0" calcext:value-type="percentage">
            <text:p>0.00%</text:p>
          </table:table-cell>
          <table:table-cell table:formula="of:=([.J162]-[.H162])/[.H162]" office:value-type="percentage" office:value="0" calcext:value-type="percentage">
            <text:p>0.00%</text:p>
          </table:table-cell>
          <table:table-cell table:formula="of:=([.J162]-[.I162])/[.I16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84" calcext:value-type="float">
            <text:p>384</text:p>
          </table:table-cell>
          <table:table-cell table:style-name="ce5" office:value-type="float" office:value="384" calcext:value-type="float">
            <text:p>384</text:p>
          </table:table-cell>
          <table:table-cell table:formula="of:=([.J163]-[.A163])/[.A163]" office:value-type="percentage" office:value="0" calcext:value-type="percentage">
            <text:p>0.00%</text:p>
          </table:table-cell>
          <table:table-cell table:formula="of:=([.J163]-[.B163])/[.B163]" office:value-type="percentage" office:value="0" calcext:value-type="percentage">
            <text:p>0.00%</text:p>
          </table:table-cell>
          <table:table-cell table:formula="of:=([.J163]-[.C163])/[.C163]" office:value-type="percentage" office:value="0" calcext:value-type="percentage">
            <text:p>0.00%</text:p>
          </table:table-cell>
          <table:table-cell table:formula="of:=([.J163]-[.D163])/[.D163]" office:value-type="percentage" office:value="0" calcext:value-type="percentage">
            <text:p>0.00%</text:p>
          </table:table-cell>
          <table:table-cell table:formula="of:=([.J163]-[.E163])/[.E163]" office:value-type="percentage" office:value="0" calcext:value-type="percentage">
            <text:p>0.00%</text:p>
          </table:table-cell>
          <table:table-cell table:formula="of:=([.J163]-[.F163])/[.F163]" office:value-type="percentage" office:value="0" calcext:value-type="percentage">
            <text:p>0.00%</text:p>
          </table:table-cell>
          <table:table-cell table:formula="of:=([.J163]-[.G163])/[.G163]" office:value-type="percentage" office:value="0" calcext:value-type="percentage">
            <text:p>0.00%</text:p>
          </table:table-cell>
          <table:table-cell table:formula="of:=([.J163]-[.H163])/[.H163]" office:value-type="percentage" office:value="0" calcext:value-type="percentage">
            <text:p>0.00%</text:p>
          </table:table-cell>
          <table:table-cell table:formula="of:=([.J163]-[.I163])/[.I16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85" calcext:value-type="float">
            <text:p>385</text:p>
          </table:table-cell>
          <table:table-cell table:style-name="ce5" office:value-type="float" office:value="385" calcext:value-type="float">
            <text:p>385</text:p>
          </table:table-cell>
          <table:table-cell table:formula="of:=([.J164]-[.A164])/[.A164]" office:value-type="percentage" office:value="0" calcext:value-type="percentage">
            <text:p>0.00%</text:p>
          </table:table-cell>
          <table:table-cell table:formula="of:=([.J164]-[.B164])/[.B164]" office:value-type="percentage" office:value="0" calcext:value-type="percentage">
            <text:p>0.00%</text:p>
          </table:table-cell>
          <table:table-cell table:formula="of:=([.J164]-[.C164])/[.C164]" office:value-type="percentage" office:value="0" calcext:value-type="percentage">
            <text:p>0.00%</text:p>
          </table:table-cell>
          <table:table-cell table:formula="of:=([.J164]-[.D164])/[.D164]" office:value-type="percentage" office:value="0" calcext:value-type="percentage">
            <text:p>0.00%</text:p>
          </table:table-cell>
          <table:table-cell table:formula="of:=([.J164]-[.E164])/[.E164]" office:value-type="percentage" office:value="0" calcext:value-type="percentage">
            <text:p>0.00%</text:p>
          </table:table-cell>
          <table:table-cell table:formula="of:=([.J164]-[.F164])/[.F164]" office:value-type="percentage" office:value="0" calcext:value-type="percentage">
            <text:p>0.00%</text:p>
          </table:table-cell>
          <table:table-cell table:formula="of:=([.J164]-[.G164])/[.G164]" office:value-type="percentage" office:value="0" calcext:value-type="percentage">
            <text:p>0.00%</text:p>
          </table:table-cell>
          <table:table-cell table:formula="of:=([.J164]-[.H164])/[.H164]" office:value-type="percentage" office:value="0" calcext:value-type="percentage">
            <text:p>0.00%</text:p>
          </table:table-cell>
          <table:table-cell table:formula="of:=([.J164]-[.I164])/[.I16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86" calcext:value-type="float">
            <text:p>386</text:p>
          </table:table-cell>
          <table:table-cell table:style-name="ce5" office:value-type="float" office:value="386" calcext:value-type="float">
            <text:p>386</text:p>
          </table:table-cell>
          <table:table-cell table:formula="of:=([.J165]-[.A165])/[.A165]" office:value-type="percentage" office:value="0" calcext:value-type="percentage">
            <text:p>0.00%</text:p>
          </table:table-cell>
          <table:table-cell table:formula="of:=([.J165]-[.B165])/[.B165]" office:value-type="percentage" office:value="0" calcext:value-type="percentage">
            <text:p>0.00%</text:p>
          </table:table-cell>
          <table:table-cell table:formula="of:=([.J165]-[.C165])/[.C165]" office:value-type="percentage" office:value="0" calcext:value-type="percentage">
            <text:p>0.00%</text:p>
          </table:table-cell>
          <table:table-cell table:formula="of:=([.J165]-[.D165])/[.D165]" office:value-type="percentage" office:value="0" calcext:value-type="percentage">
            <text:p>0.00%</text:p>
          </table:table-cell>
          <table:table-cell table:formula="of:=([.J165]-[.E165])/[.E165]" office:value-type="percentage" office:value="0" calcext:value-type="percentage">
            <text:p>0.00%</text:p>
          </table:table-cell>
          <table:table-cell table:formula="of:=([.J165]-[.F165])/[.F165]" office:value-type="percentage" office:value="0" calcext:value-type="percentage">
            <text:p>0.00%</text:p>
          </table:table-cell>
          <table:table-cell table:formula="of:=([.J165]-[.G165])/[.G165]" office:value-type="percentage" office:value="0" calcext:value-type="percentage">
            <text:p>0.00%</text:p>
          </table:table-cell>
          <table:table-cell table:formula="of:=([.J165]-[.H165])/[.H165]" office:value-type="percentage" office:value="0" calcext:value-type="percentage">
            <text:p>0.00%</text:p>
          </table:table-cell>
          <table:table-cell table:formula="of:=([.J165]-[.I165])/[.I16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7.5" calcext:value-type="float">
            <text:p>357.5</text:p>
          </table:table-cell>
          <table:table-cell table:number-columns-repeated="2" office:value-type="float" office:value="358.3" calcext:value-type="float">
            <text:p>358.3</text:p>
          </table:table-cell>
          <table:table-cell office:value-type="float" office:value="358.6" calcext:value-type="float">
            <text:p>358.6</text:p>
          </table:table-cell>
          <table:table-cell office:value-type="float" office:value="358.9" calcext:value-type="float">
            <text:p>358.9</text:p>
          </table:table-cell>
          <table:table-cell office:value-type="float" office:value="359.3" calcext:value-type="float">
            <text:p>359.3</text:p>
          </table:table-cell>
          <table:table-cell office:value-type="float" office:value="359.5" calcext:value-type="float">
            <text:p>359.5</text:p>
          </table:table-cell>
          <table:table-cell office:value-type="float" office:value="359.3" calcext:value-type="float">
            <text:p>359.3</text:p>
          </table:table-cell>
          <table:table-cell office:value-type="float" office:value="356.9" calcext:value-type="float">
            <text:p>356.9</text:p>
          </table:table-cell>
          <table:table-cell table:style-name="ce5" office:value-type="float" office:value="363" calcext:value-type="float">
            <text:p>363</text:p>
          </table:table-cell>
          <table:table-cell table:formula="of:=([.J166]-[.A166])/[.A166]" office:value-type="percentage" office:value="0.0153846153846154" calcext:value-type="percentage">
            <text:p>1.54%</text:p>
          </table:table-cell>
          <table:table-cell table:formula="of:=([.J166]-[.B166])/[.B166]" office:value-type="percentage" office:value="0.0131174993022606" calcext:value-type="percentage">
            <text:p>1.31%</text:p>
          </table:table-cell>
          <table:table-cell table:formula="of:=([.J166]-[.C166])/[.C166]" office:value-type="percentage" office:value="0.0131174993022606" calcext:value-type="percentage">
            <text:p>1.31%</text:p>
          </table:table-cell>
          <table:table-cell table:formula="of:=([.J166]-[.D166])/[.D166]" office:value-type="percentage" office:value="0.0122699386503067" calcext:value-type="percentage">
            <text:p>1.23%</text:p>
          </table:table-cell>
          <table:table-cell table:formula="of:=([.J166]-[.E166])/[.E166]" office:value-type="percentage" office:value="0.0114237949289496" calcext:value-type="percentage">
            <text:p>1.14%</text:p>
          </table:table-cell>
          <table:table-cell table:formula="of:=([.J166]-[.F166])/[.F166]" office:value-type="percentage" office:value="0.0102978012802672" calcext:value-type="percentage">
            <text:p>1.03%</text:p>
          </table:table-cell>
          <table:table-cell table:formula="of:=([.J166]-[.G166])/[.G166]" office:value-type="percentage" office:value="0.00973574408901252" calcext:value-type="percentage">
            <text:p>0.97%</text:p>
          </table:table-cell>
          <table:table-cell table:formula="of:=([.J166]-[.H166])/[.H166]" office:value-type="percentage" office:value="0.0102978012802672" calcext:value-type="percentage">
            <text:p>1.03%</text:p>
          </table:table-cell>
          <table:table-cell table:formula="of:=([.J166]-[.I166])/[.I166]" office:value-type="percentage" office:value="0.0170916223031662" calcext:value-type="percentage">
            <text:p>1.71%</text:p>
          </table:table-cell>
        </table:table-row>
        <table:table-row table:style-name="ro1">
          <table:table-cell table:number-columns-repeated="9" office:value-type="float" office:value="387" calcext:value-type="float">
            <text:p>387</text:p>
          </table:table-cell>
          <table:table-cell table:style-name="ce5" office:value-type="float" office:value="387" calcext:value-type="float">
            <text:p>387</text:p>
          </table:table-cell>
          <table:table-cell table:formula="of:=([.J167]-[.A167])/[.A167]" office:value-type="percentage" office:value="0" calcext:value-type="percentage">
            <text:p>0.00%</text:p>
          </table:table-cell>
          <table:table-cell table:formula="of:=([.J167]-[.B167])/[.B167]" office:value-type="percentage" office:value="0" calcext:value-type="percentage">
            <text:p>0.00%</text:p>
          </table:table-cell>
          <table:table-cell table:formula="of:=([.J167]-[.C167])/[.C167]" office:value-type="percentage" office:value="0" calcext:value-type="percentage">
            <text:p>0.00%</text:p>
          </table:table-cell>
          <table:table-cell table:formula="of:=([.J167]-[.D167])/[.D167]" office:value-type="percentage" office:value="0" calcext:value-type="percentage">
            <text:p>0.00%</text:p>
          </table:table-cell>
          <table:table-cell table:formula="of:=([.J167]-[.E167])/[.E167]" office:value-type="percentage" office:value="0" calcext:value-type="percentage">
            <text:p>0.00%</text:p>
          </table:table-cell>
          <table:table-cell table:formula="of:=([.J167]-[.F167])/[.F167]" office:value-type="percentage" office:value="0" calcext:value-type="percentage">
            <text:p>0.00%</text:p>
          </table:table-cell>
          <table:table-cell table:formula="of:=([.J167]-[.G167])/[.G167]" office:value-type="percentage" office:value="0" calcext:value-type="percentage">
            <text:p>0.00%</text:p>
          </table:table-cell>
          <table:table-cell table:formula="of:=([.J167]-[.H167])/[.H167]" office:value-type="percentage" office:value="0" calcext:value-type="percentage">
            <text:p>0.00%</text:p>
          </table:table-cell>
          <table:table-cell table:formula="of:=([.J167]-[.I167])/[.I16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8" calcext:value-type="float">
            <text:p>388</text:p>
          </table:table-cell>
          <table:table-cell table:formula="of:=([.J168]-[.A168])/[.A168]" office:value-type="percentage" office:value="0" calcext:value-type="percentage">
            <text:p>0.00%</text:p>
          </table:table-cell>
          <table:table-cell table:formula="of:=([.J168]-[.B168])/[.B168]" office:value-type="percentage" office:value="0" calcext:value-type="percentage">
            <text:p>0.00%</text:p>
          </table:table-cell>
          <table:table-cell table:formula="of:=([.J168]-[.C168])/[.C168]" office:value-type="percentage" office:value="0" calcext:value-type="percentage">
            <text:p>0.00%</text:p>
          </table:table-cell>
          <table:table-cell table:formula="of:=([.J168]-[.D168])/[.D168]" office:value-type="percentage" office:value="0" calcext:value-type="percentage">
            <text:p>0.00%</text:p>
          </table:table-cell>
          <table:table-cell table:formula="of:=([.J168]-[.E168])/[.E168]" office:value-type="percentage" office:value="0" calcext:value-type="percentage">
            <text:p>0.00%</text:p>
          </table:table-cell>
          <table:table-cell table:formula="of:=([.J168]-[.F168])/[.F168]" office:value-type="percentage" office:value="0" calcext:value-type="percentage">
            <text:p>0.00%</text:p>
          </table:table-cell>
          <table:table-cell table:formula="of:=([.J168]-[.G168])/[.G168]" office:value-type="percentage" office:value="0" calcext:value-type="percentage">
            <text:p>0.00%</text:p>
          </table:table-cell>
          <table:table-cell table:formula="of:=([.J168]-[.H168])/[.H168]" office:value-type="percentage" office:value="0" calcext:value-type="percentage">
            <text:p>0.00%</text:p>
          </table:table-cell>
          <table:table-cell table:formula="of:=([.J168]-[.I168])/[.I16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88" calcext:value-type="float">
            <text:p>388</text:p>
          </table:table-cell>
          <table:table-cell table:formula="of:=([.J169]-[.A169])/[.A169]" office:value-type="percentage" office:value="0" calcext:value-type="percentage">
            <text:p>0.00%</text:p>
          </table:table-cell>
          <table:table-cell table:formula="of:=([.J169]-[.B169])/[.B169]" office:value-type="percentage" office:value="0" calcext:value-type="percentage">
            <text:p>0.00%</text:p>
          </table:table-cell>
          <table:table-cell table:formula="of:=([.J169]-[.C169])/[.C169]" office:value-type="percentage" office:value="0" calcext:value-type="percentage">
            <text:p>0.00%</text:p>
          </table:table-cell>
          <table:table-cell table:formula="of:=([.J169]-[.D169])/[.D169]" office:value-type="percentage" office:value="0" calcext:value-type="percentage">
            <text:p>0.00%</text:p>
          </table:table-cell>
          <table:table-cell table:formula="of:=([.J169]-[.E169])/[.E169]" office:value-type="percentage" office:value="0" calcext:value-type="percentage">
            <text:p>0.00%</text:p>
          </table:table-cell>
          <table:table-cell table:formula="of:=([.J169]-[.F169])/[.F169]" office:value-type="percentage" office:value="0" calcext:value-type="percentage">
            <text:p>0.00%</text:p>
          </table:table-cell>
          <table:table-cell table:formula="of:=([.J169]-[.G169])/[.G169]" office:value-type="percentage" office:value="0" calcext:value-type="percentage">
            <text:p>0.00%</text:p>
          </table:table-cell>
          <table:table-cell table:formula="of:=([.J169]-[.H169])/[.H169]" office:value-type="percentage" office:value="0" calcext:value-type="percentage">
            <text:p>0.00%</text:p>
          </table:table-cell>
          <table:table-cell table:formula="of:=([.J169]-[.I169])/[.I16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4.6" calcext:value-type="float">
            <text:p>374.6</text:p>
          </table:table-cell>
          <table:table-cell office:value-type="float" office:value="375.9" calcext:value-type="float">
            <text:p>375.9</text:p>
          </table:table-cell>
          <table:table-cell office:value-type="float" office:value="375.4" calcext:value-type="float">
            <text:p>375.4</text:p>
          </table:table-cell>
          <table:table-cell office:value-type="float" office:value="375.6" calcext:value-type="float">
            <text:p>375.6</text:p>
          </table:table-cell>
          <table:table-cell office:value-type="float" office:value="376.1" calcext:value-type="float">
            <text:p>376.1</text:p>
          </table:table-cell>
          <table:table-cell office:value-type="float" office:value="376.5" calcext:value-type="float">
            <text:p>376.5</text:p>
          </table:table-cell>
          <table:table-cell office:value-type="float" office:value="376" calcext:value-type="float">
            <text:p>376</text:p>
          </table:table-cell>
          <table:table-cell office:value-type="float" office:value="375.8" calcext:value-type="float">
            <text:p>375.8</text:p>
          </table:table-cell>
          <table:table-cell office:value-type="float" office:value="373.3" calcext:value-type="float">
            <text:p>373.3</text:p>
          </table:table-cell>
          <table:table-cell office:value-type="float" office:value="380" calcext:value-type="float">
            <text:p>380</text:p>
          </table:table-cell>
          <table:table-cell table:formula="of:=([.J170]-[.A170])/[.A170]" office:value-type="percentage" office:value="0.0144153764014949" calcext:value-type="percentage">
            <text:p>1.44%</text:p>
          </table:table-cell>
          <table:table-cell table:formula="of:=([.J170]-[.B170])/[.B170]" office:value-type="percentage" office:value="0.0109071561585529" calcext:value-type="percentage">
            <text:p>1.09%</text:p>
          </table:table-cell>
          <table:table-cell table:formula="of:=([.J170]-[.C170])/[.C170]" office:value-type="percentage" office:value="0.0122535961640917" calcext:value-type="percentage">
            <text:p>1.23%</text:p>
          </table:table-cell>
          <table:table-cell table:formula="of:=([.J170]-[.D170])/[.D170]" office:value-type="percentage" office:value="0.0117145899893503" calcext:value-type="percentage">
            <text:p>1.17%</text:p>
          </table:table-cell>
          <table:table-cell table:formula="of:=([.J170]-[.E170])/[.E170]" office:value-type="percentage" office:value="0.0103695825578303" calcext:value-type="percentage">
            <text:p>1.04%</text:p>
          </table:table-cell>
          <table:table-cell table:formula="of:=([.J170]-[.F170])/[.F170]" office:value-type="percentage" office:value="0.00929614873837982" calcext:value-type="percentage">
            <text:p>0.93%</text:p>
          </table:table-cell>
          <table:table-cell table:formula="of:=([.J170]-[.G170])/[.G170]" office:value-type="percentage" office:value="0.0106382978723404" calcext:value-type="percentage">
            <text:p>1.06%</text:p>
          </table:table-cell>
          <table:table-cell table:formula="of:=([.J170]-[.H170])/[.H170]" office:value-type="percentage" office:value="0.0111761575306014" calcext:value-type="percentage">
            <text:p>1.12%</text:p>
          </table:table-cell>
          <table:table-cell table:formula="of:=([.J170]-[.I170])/[.I170]" office:value-type="percentage" office:value="0.017948031074203" calcext:value-type="percentage">
            <text:p>1.79%</text:p>
          </table:table-cell>
        </table:table-row>
        <table:table-row table:style-name="ro1">
          <table:table-cell table:number-columns-repeated="10" office:value-type="float" office:value="390" calcext:value-type="float">
            <text:p>390</text:p>
          </table:table-cell>
          <table:table-cell table:formula="of:=([.J171]-[.A171])/[.A171]" office:value-type="percentage" office:value="0" calcext:value-type="percentage">
            <text:p>0.00%</text:p>
          </table:table-cell>
          <table:table-cell table:formula="of:=([.J171]-[.B171])/[.B171]" office:value-type="percentage" office:value="0" calcext:value-type="percentage">
            <text:p>0.00%</text:p>
          </table:table-cell>
          <table:table-cell table:formula="of:=([.J171]-[.C171])/[.C171]" office:value-type="percentage" office:value="0" calcext:value-type="percentage">
            <text:p>0.00%</text:p>
          </table:table-cell>
          <table:table-cell table:formula="of:=([.J171]-[.D171])/[.D171]" office:value-type="percentage" office:value="0" calcext:value-type="percentage">
            <text:p>0.00%</text:p>
          </table:table-cell>
          <table:table-cell table:formula="of:=([.J171]-[.E171])/[.E171]" office:value-type="percentage" office:value="0" calcext:value-type="percentage">
            <text:p>0.00%</text:p>
          </table:table-cell>
          <table:table-cell table:formula="of:=([.J171]-[.F171])/[.F171]" office:value-type="percentage" office:value="0" calcext:value-type="percentage">
            <text:p>0.00%</text:p>
          </table:table-cell>
          <table:table-cell table:formula="of:=([.J171]-[.G171])/[.G171]" office:value-type="percentage" office:value="0" calcext:value-type="percentage">
            <text:p>0.00%</text:p>
          </table:table-cell>
          <table:table-cell table:formula="of:=([.J171]-[.H171])/[.H171]" office:value-type="percentage" office:value="0" calcext:value-type="percentage">
            <text:p>0.00%</text:p>
          </table:table-cell>
          <table:table-cell table:formula="of:=([.J171]-[.I171])/[.I17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92" calcext:value-type="float">
            <text:p>392</text:p>
          </table:table-cell>
          <table:table-cell table:formula="of:=([.J172]-[.A172])/[.A172]" office:value-type="percentage" office:value="0" calcext:value-type="percentage">
            <text:p>0.00%</text:p>
          </table:table-cell>
          <table:table-cell table:formula="of:=([.J172]-[.B172])/[.B172]" office:value-type="percentage" office:value="0" calcext:value-type="percentage">
            <text:p>0.00%</text:p>
          </table:table-cell>
          <table:table-cell table:formula="of:=([.J172]-[.C172])/[.C172]" office:value-type="percentage" office:value="0" calcext:value-type="percentage">
            <text:p>0.00%</text:p>
          </table:table-cell>
          <table:table-cell table:formula="of:=([.J172]-[.D172])/[.D172]" office:value-type="percentage" office:value="0" calcext:value-type="percentage">
            <text:p>0.00%</text:p>
          </table:table-cell>
          <table:table-cell table:formula="of:=([.J172]-[.E172])/[.E172]" office:value-type="percentage" office:value="0" calcext:value-type="percentage">
            <text:p>0.00%</text:p>
          </table:table-cell>
          <table:table-cell table:formula="of:=([.J172]-[.F172])/[.F172]" office:value-type="percentage" office:value="0" calcext:value-type="percentage">
            <text:p>0.00%</text:p>
          </table:table-cell>
          <table:table-cell table:formula="of:=([.J172]-[.G172])/[.G172]" office:value-type="percentage" office:value="0" calcext:value-type="percentage">
            <text:p>0.00%</text:p>
          </table:table-cell>
          <table:table-cell table:formula="of:=([.J172]-[.H172])/[.H172]" office:value-type="percentage" office:value="0" calcext:value-type="percentage">
            <text:p>0.00%</text:p>
          </table:table-cell>
          <table:table-cell table:formula="of:=([.J172]-[.I172])/[.I17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93" calcext:value-type="float">
            <text:p>393</text:p>
          </table:table-cell>
          <table:table-cell table:style-name="ce5" office:value-type="float" office:value="393" calcext:value-type="float">
            <text:p>393</text:p>
          </table:table-cell>
          <table:table-cell table:formula="of:=([.J173]-[.A173])/[.A173]" office:value-type="percentage" office:value="0" calcext:value-type="percentage">
            <text:p>0.00%</text:p>
          </table:table-cell>
          <table:table-cell table:formula="of:=([.J173]-[.B173])/[.B173]" office:value-type="percentage" office:value="0" calcext:value-type="percentage">
            <text:p>0.00%</text:p>
          </table:table-cell>
          <table:table-cell table:formula="of:=([.J173]-[.C173])/[.C173]" office:value-type="percentage" office:value="0" calcext:value-type="percentage">
            <text:p>0.00%</text:p>
          </table:table-cell>
          <table:table-cell table:formula="of:=([.J173]-[.D173])/[.D173]" office:value-type="percentage" office:value="0" calcext:value-type="percentage">
            <text:p>0.00%</text:p>
          </table:table-cell>
          <table:table-cell table:formula="of:=([.J173]-[.E173])/[.E173]" office:value-type="percentage" office:value="0" calcext:value-type="percentage">
            <text:p>0.00%</text:p>
          </table:table-cell>
          <table:table-cell table:formula="of:=([.J173]-[.F173])/[.F173]" office:value-type="percentage" office:value="0" calcext:value-type="percentage">
            <text:p>0.00%</text:p>
          </table:table-cell>
          <table:table-cell table:formula="of:=([.J173]-[.G173])/[.G173]" office:value-type="percentage" office:value="0" calcext:value-type="percentage">
            <text:p>0.00%</text:p>
          </table:table-cell>
          <table:table-cell table:formula="of:=([.J173]-[.H173])/[.H173]" office:value-type="percentage" office:value="0" calcext:value-type="percentage">
            <text:p>0.00%</text:p>
          </table:table-cell>
          <table:table-cell table:formula="of:=([.J173]-[.I173])/[.I17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94" calcext:value-type="float">
            <text:p>394</text:p>
          </table:table-cell>
          <table:table-cell table:style-name="ce5" office:value-type="float" office:value="394" calcext:value-type="float">
            <text:p>394</text:p>
          </table:table-cell>
          <table:table-cell table:formula="of:=([.J174]-[.A174])/[.A174]" office:value-type="percentage" office:value="0" calcext:value-type="percentage">
            <text:p>0.00%</text:p>
          </table:table-cell>
          <table:table-cell table:formula="of:=([.J174]-[.B174])/[.B174]" office:value-type="percentage" office:value="0" calcext:value-type="percentage">
            <text:p>0.00%</text:p>
          </table:table-cell>
          <table:table-cell table:formula="of:=([.J174]-[.C174])/[.C174]" office:value-type="percentage" office:value="0" calcext:value-type="percentage">
            <text:p>0.00%</text:p>
          </table:table-cell>
          <table:table-cell table:formula="of:=([.J174]-[.D174])/[.D174]" office:value-type="percentage" office:value="0" calcext:value-type="percentage">
            <text:p>0.00%</text:p>
          </table:table-cell>
          <table:table-cell table:formula="of:=([.J174]-[.E174])/[.E174]" office:value-type="percentage" office:value="0" calcext:value-type="percentage">
            <text:p>0.00%</text:p>
          </table:table-cell>
          <table:table-cell table:formula="of:=([.J174]-[.F174])/[.F174]" office:value-type="percentage" office:value="0" calcext:value-type="percentage">
            <text:p>0.00%</text:p>
          </table:table-cell>
          <table:table-cell table:formula="of:=([.J174]-[.G174])/[.G174]" office:value-type="percentage" office:value="0" calcext:value-type="percentage">
            <text:p>0.00%</text:p>
          </table:table-cell>
          <table:table-cell table:formula="of:=([.J174]-[.H174])/[.H174]" office:value-type="percentage" office:value="0" calcext:value-type="percentage">
            <text:p>0.00%</text:p>
          </table:table-cell>
          <table:table-cell table:formula="of:=([.J174]-[.I174])/[.I17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96" calcext:value-type="float">
            <text:p>396</text:p>
          </table:table-cell>
          <table:table-cell table:formula="of:=([.J175]-[.A175])/[.A175]" office:value-type="percentage" office:value="0" calcext:value-type="percentage">
            <text:p>0.00%</text:p>
          </table:table-cell>
          <table:table-cell table:formula="of:=([.J175]-[.B175])/[.B175]" office:value-type="percentage" office:value="0" calcext:value-type="percentage">
            <text:p>0.00%</text:p>
          </table:table-cell>
          <table:table-cell table:formula="of:=([.J175]-[.C175])/[.C175]" office:value-type="percentage" office:value="0" calcext:value-type="percentage">
            <text:p>0.00%</text:p>
          </table:table-cell>
          <table:table-cell table:formula="of:=([.J175]-[.D175])/[.D175]" office:value-type="percentage" office:value="0" calcext:value-type="percentage">
            <text:p>0.00%</text:p>
          </table:table-cell>
          <table:table-cell table:formula="of:=([.J175]-[.E175])/[.E175]" office:value-type="percentage" office:value="0" calcext:value-type="percentage">
            <text:p>0.00%</text:p>
          </table:table-cell>
          <table:table-cell table:formula="of:=([.J175]-[.F175])/[.F175]" office:value-type="percentage" office:value="0" calcext:value-type="percentage">
            <text:p>0.00%</text:p>
          </table:table-cell>
          <table:table-cell table:formula="of:=([.J175]-[.G175])/[.G175]" office:value-type="percentage" office:value="0" calcext:value-type="percentage">
            <text:p>0.00%</text:p>
          </table:table-cell>
          <table:table-cell table:formula="of:=([.J175]-[.H175])/[.H175]" office:value-type="percentage" office:value="0" calcext:value-type="percentage">
            <text:p>0.00%</text:p>
          </table:table-cell>
          <table:table-cell table:formula="of:=([.J175]-[.I175])/[.I17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97" calcext:value-type="float">
            <text:p>397</text:p>
          </table:table-cell>
          <table:table-cell table:formula="of:=([.J176]-[.A176])/[.A176]" office:value-type="percentage" office:value="0" calcext:value-type="percentage">
            <text:p>0.00%</text:p>
          </table:table-cell>
          <table:table-cell table:formula="of:=([.J176]-[.B176])/[.B176]" office:value-type="percentage" office:value="0" calcext:value-type="percentage">
            <text:p>0.00%</text:p>
          </table:table-cell>
          <table:table-cell table:formula="of:=([.J176]-[.C176])/[.C176]" office:value-type="percentage" office:value="0" calcext:value-type="percentage">
            <text:p>0.00%</text:p>
          </table:table-cell>
          <table:table-cell table:formula="of:=([.J176]-[.D176])/[.D176]" office:value-type="percentage" office:value="0" calcext:value-type="percentage">
            <text:p>0.00%</text:p>
          </table:table-cell>
          <table:table-cell table:formula="of:=([.J176]-[.E176])/[.E176]" office:value-type="percentage" office:value="0" calcext:value-type="percentage">
            <text:p>0.00%</text:p>
          </table:table-cell>
          <table:table-cell table:formula="of:=([.J176]-[.F176])/[.F176]" office:value-type="percentage" office:value="0" calcext:value-type="percentage">
            <text:p>0.00%</text:p>
          </table:table-cell>
          <table:table-cell table:formula="of:=([.J176]-[.G176])/[.G176]" office:value-type="percentage" office:value="0" calcext:value-type="percentage">
            <text:p>0.00%</text:p>
          </table:table-cell>
          <table:table-cell table:formula="of:=([.J176]-[.H176])/[.H176]" office:value-type="percentage" office:value="0" calcext:value-type="percentage">
            <text:p>0.00%</text:p>
          </table:table-cell>
          <table:table-cell table:formula="of:=([.J176]-[.I176])/[.I17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400" calcext:value-type="float">
            <text:p>400</text:p>
          </table:table-cell>
          <table:table-cell table:formula="of:=([.J177]-[.A177])/[.A177]" office:value-type="percentage" office:value="0" calcext:value-type="percentage">
            <text:p>0.00%</text:p>
          </table:table-cell>
          <table:table-cell table:formula="of:=([.J177]-[.B177])/[.B177]" office:value-type="percentage" office:value="0" calcext:value-type="percentage">
            <text:p>0.00%</text:p>
          </table:table-cell>
          <table:table-cell table:formula="of:=([.J177]-[.C177])/[.C177]" office:value-type="percentage" office:value="0" calcext:value-type="percentage">
            <text:p>0.00%</text:p>
          </table:table-cell>
          <table:table-cell table:formula="of:=([.J177]-[.D177])/[.D177]" office:value-type="percentage" office:value="0" calcext:value-type="percentage">
            <text:p>0.00%</text:p>
          </table:table-cell>
          <table:table-cell table:formula="of:=([.J177]-[.E177])/[.E177]" office:value-type="percentage" office:value="0" calcext:value-type="percentage">
            <text:p>0.00%</text:p>
          </table:table-cell>
          <table:table-cell table:formula="of:=([.J177]-[.F177])/[.F177]" office:value-type="percentage" office:value="0" calcext:value-type="percentage">
            <text:p>0.00%</text:p>
          </table:table-cell>
          <table:table-cell table:formula="of:=([.J177]-[.G177])/[.G177]" office:value-type="percentage" office:value="0" calcext:value-type="percentage">
            <text:p>0.00%</text:p>
          </table:table-cell>
          <table:table-cell table:formula="of:=([.J177]-[.H177])/[.H177]" office:value-type="percentage" office:value="0" calcext:value-type="percentage">
            <text:p>0.00%</text:p>
          </table:table-cell>
          <table:table-cell table:formula="of:=([.J177]-[.I177])/[.I17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4.9" calcext:value-type="float">
            <text:p>384.9</text:p>
          </table:table-cell>
          <table:table-cell office:value-type="float" office:value="387.7" calcext:value-type="float">
            <text:p>387.7</text:p>
          </table:table-cell>
          <table:table-cell office:value-type="float" office:value="388.6" calcext:value-type="float">
            <text:p>388.6</text:p>
          </table:table-cell>
          <table:table-cell office:value-type="float" office:value="388.8" calcext:value-type="float">
            <text:p>388.8</text:p>
          </table:table-cell>
          <table:table-cell office:value-type="float" office:value="389" calcext:value-type="float">
            <text:p>389</text:p>
          </table:table-cell>
          <table:table-cell office:value-type="float" office:value="389.8" calcext:value-type="float">
            <text:p>389.8</text:p>
          </table:table-cell>
          <table:table-cell office:value-type="float" office:value="391.1" calcext:value-type="float">
            <text:p>391.1</text:p>
          </table:table-cell>
          <table:table-cell office:value-type="float" office:value="389.3" calcext:value-type="float">
            <text:p>389.3</text:p>
          </table:table-cell>
          <table:table-cell office:value-type="float" office:value="387" calcext:value-type="float">
            <text:p>387</text:p>
          </table:table-cell>
          <table:table-cell office:value-type="float" office:value="399" calcext:value-type="float">
            <text:p>399</text:p>
          </table:table-cell>
          <table:table-cell table:formula="of:=([.J178]-[.A178])/[.A178]" office:value-type="percentage" office:value="0.0366328916601715" calcext:value-type="percentage">
            <text:p>3.66%</text:p>
          </table:table-cell>
          <table:table-cell table:formula="of:=([.J178]-[.B178])/[.B178]" office:value-type="percentage" office:value="0.0291462470982719" calcext:value-type="percentage">
            <text:p>2.91%</text:p>
          </table:table-cell>
          <table:table-cell table:formula="of:=([.J178]-[.C178])/[.C178]" office:value-type="percentage" office:value="0.026762738033968" calcext:value-type="percentage">
            <text:p>2.68%</text:p>
          </table:table-cell>
          <table:table-cell table:formula="of:=([.J178]-[.D178])/[.D178]" office:value-type="percentage" office:value="0.0262345679012345" calcext:value-type="percentage">
            <text:p>2.62%</text:p>
          </table:table-cell>
          <table:table-cell table:formula="of:=([.J178]-[.E178])/[.E178]" office:value-type="percentage" office:value="0.025706940874036" calcext:value-type="percentage">
            <text:p>2.57%</text:p>
          </table:table-cell>
          <table:table-cell table:formula="of:=([.J178]-[.F178])/[.F178]" office:value-type="percentage" office:value="0.0236018471010774" calcext:value-type="percentage">
            <text:p>2.36%</text:p>
          </table:table-cell>
          <table:table-cell table:formula="of:=([.J178]-[.G178])/[.G178]" office:value-type="percentage" office:value="0.0201994374840194" calcext:value-type="percentage">
            <text:p>2.02%</text:p>
          </table:table-cell>
          <table:table-cell table:formula="of:=([.J178]-[.H178])/[.H178]" office:value-type="percentage" office:value="0.0249165168250706" calcext:value-type="percentage">
            <text:p>2.49%</text:p>
          </table:table-cell>
          <table:table-cell table:formula="of:=([.J178]-[.I178])/[.I178]" office:value-type="percentage" office:value="0.0310077519379845" calcext:value-type="percentage">
            <text:p>3.10%</text:p>
          </table:table-cell>
        </table:table-row>
        <table:table-row table:style-name="ro1">
          <table:table-cell table:number-columns-repeated="10" office:value-type="float" office:value="403" calcext:value-type="float">
            <text:p>403</text:p>
          </table:table-cell>
          <table:table-cell table:formula="of:=([.J179]-[.A179])/[.A179]" office:value-type="percentage" office:value="0" calcext:value-type="percentage">
            <text:p>0.00%</text:p>
          </table:table-cell>
          <table:table-cell table:formula="of:=([.J179]-[.B179])/[.B179]" office:value-type="percentage" office:value="0" calcext:value-type="percentage">
            <text:p>0.00%</text:p>
          </table:table-cell>
          <table:table-cell table:formula="of:=([.J179]-[.C179])/[.C179]" office:value-type="percentage" office:value="0" calcext:value-type="percentage">
            <text:p>0.00%</text:p>
          </table:table-cell>
          <table:table-cell table:formula="of:=([.J179]-[.D179])/[.D179]" office:value-type="percentage" office:value="0" calcext:value-type="percentage">
            <text:p>0.00%</text:p>
          </table:table-cell>
          <table:table-cell table:formula="of:=([.J179]-[.E179])/[.E179]" office:value-type="percentage" office:value="0" calcext:value-type="percentage">
            <text:p>0.00%</text:p>
          </table:table-cell>
          <table:table-cell table:formula="of:=([.J179]-[.F179])/[.F179]" office:value-type="percentage" office:value="0" calcext:value-type="percentage">
            <text:p>0.00%</text:p>
          </table:table-cell>
          <table:table-cell table:formula="of:=([.J179]-[.G179])/[.G179]" office:value-type="percentage" office:value="0" calcext:value-type="percentage">
            <text:p>0.00%</text:p>
          </table:table-cell>
          <table:table-cell table:formula="of:=([.J179]-[.H179])/[.H179]" office:value-type="percentage" office:value="0" calcext:value-type="percentage">
            <text:p>0.00%</text:p>
          </table:table-cell>
          <table:table-cell table:formula="of:=([.J179]-[.I179])/[.I17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67.3" calcext:value-type="float">
            <text:p>367.3</text:p>
          </table:table-cell>
          <table:table-cell office:value-type="float" office:value="370.6" calcext:value-type="float">
            <text:p>370.6</text:p>
          </table:table-cell>
          <table:table-cell office:value-type="float" office:value="371.3" calcext:value-type="float">
            <text:p>371.3</text:p>
          </table:table-cell>
          <table:table-cell office:value-type="float" office:value="372.5" calcext:value-type="float">
            <text:p>372.5</text:p>
          </table:table-cell>
          <table:table-cell office:value-type="float" office:value="373.2" calcext:value-type="float">
            <text:p>373.2</text:p>
          </table:table-cell>
          <table:table-cell office:value-type="float" office:value="374.1" calcext:value-type="float">
            <text:p>374.1</text:p>
          </table:table-cell>
          <table:table-cell office:value-type="float" office:value="374.7" calcext:value-type="float">
            <text:p>374.7</text:p>
          </table:table-cell>
          <table:table-cell office:value-type="float" office:value="374.2" calcext:value-type="float">
            <text:p>374.2</text:p>
          </table:table-cell>
          <table:table-cell office:value-type="float" office:value="372" calcext:value-type="float">
            <text:p>372</text:p>
          </table:table-cell>
          <table:table-cell office:value-type="float" office:value="382" calcext:value-type="float">
            <text:p>382</text:p>
          </table:table-cell>
          <table:table-cell table:formula="of:=([.J180]-[.A180])/[.A180]" office:value-type="percentage" office:value="0.0400217805608494" calcext:value-type="percentage">
            <text:p>4.00%</text:p>
          </table:table-cell>
          <table:table-cell table:formula="of:=([.J180]-[.B180])/[.B180]" office:value-type="percentage" office:value="0.0307609282245007" calcext:value-type="percentage">
            <text:p>3.08%</text:p>
          </table:table-cell>
          <table:table-cell table:formula="of:=([.J180]-[.C180])/[.C180]" office:value-type="percentage" office:value="0.028817667654188" calcext:value-type="percentage">
            <text:p>2.88%</text:p>
          </table:table-cell>
          <table:table-cell table:formula="of:=([.J180]-[.D180])/[.D180]" office:value-type="percentage" office:value="0.025503355704698" calcext:value-type="percentage">
            <text:p>2.55%</text:p>
          </table:table-cell>
          <table:table-cell table:formula="of:=([.J180]-[.E180])/[.E180]" office:value-type="percentage" office:value="0.0235798499464095" calcext:value-type="percentage">
            <text:p>2.36%</text:p>
          </table:table-cell>
          <table:table-cell table:formula="of:=([.J180]-[.F180])/[.F180]" office:value-type="percentage" office:value="0.0211173483025928" calcext:value-type="percentage">
            <text:p>2.11%</text:p>
          </table:table-cell>
          <table:table-cell table:formula="of:=([.J180]-[.G180])/[.G180]" office:value-type="percentage" office:value="0.0194822524686416" calcext:value-type="percentage">
            <text:p>1.95%</text:p>
          </table:table-cell>
          <table:table-cell table:formula="of:=([.J180]-[.H180])/[.H180]" office:value-type="percentage" office:value="0.0208444681988242" calcext:value-type="percentage">
            <text:p>2.08%</text:p>
          </table:table-cell>
          <table:table-cell table:formula="of:=([.J180]-[.I180])/[.I180]" office:value-type="percentage" office:value="0.0268817204301075" calcext:value-type="percentage">
            <text:p>2.69%</text:p>
          </table:table-cell>
        </table:table-row>
        <table:table-row table:style-name="ro1">
          <table:table-cell table:number-columns-repeated="10" office:value-type="float" office:value="406" calcext:value-type="float">
            <text:p>406</text:p>
          </table:table-cell>
          <table:table-cell table:formula="of:=([.J181]-[.A181])/[.A181]" office:value-type="percentage" office:value="0" calcext:value-type="percentage">
            <text:p>0.00%</text:p>
          </table:table-cell>
          <table:table-cell table:formula="of:=([.J181]-[.B181])/[.B181]" office:value-type="percentage" office:value="0" calcext:value-type="percentage">
            <text:p>0.00%</text:p>
          </table:table-cell>
          <table:table-cell table:formula="of:=([.J181]-[.C181])/[.C181]" office:value-type="percentage" office:value="0" calcext:value-type="percentage">
            <text:p>0.00%</text:p>
          </table:table-cell>
          <table:table-cell table:formula="of:=([.J181]-[.D181])/[.D181]" office:value-type="percentage" office:value="0" calcext:value-type="percentage">
            <text:p>0.00%</text:p>
          </table:table-cell>
          <table:table-cell table:formula="of:=([.J181]-[.E181])/[.E181]" office:value-type="percentage" office:value="0" calcext:value-type="percentage">
            <text:p>0.00%</text:p>
          </table:table-cell>
          <table:table-cell table:formula="of:=([.J181]-[.F181])/[.F181]" office:value-type="percentage" office:value="0" calcext:value-type="percentage">
            <text:p>0.00%</text:p>
          </table:table-cell>
          <table:table-cell table:formula="of:=([.J181]-[.G181])/[.G181]" office:value-type="percentage" office:value="0" calcext:value-type="percentage">
            <text:p>0.00%</text:p>
          </table:table-cell>
          <table:table-cell table:formula="of:=([.J181]-[.H181])/[.H181]" office:value-type="percentage" office:value="0" calcext:value-type="percentage">
            <text:p>0.00%</text:p>
          </table:table-cell>
          <table:table-cell table:formula="of:=([.J181]-[.I181])/[.I18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406" calcext:value-type="float">
            <text:p>406</text:p>
          </table:table-cell>
          <table:table-cell table:formula="of:=([.J182]-[.A182])/[.A182]" office:value-type="percentage" office:value="0" calcext:value-type="percentage">
            <text:p>0.00%</text:p>
          </table:table-cell>
          <table:table-cell table:formula="of:=([.J182]-[.B182])/[.B182]" office:value-type="percentage" office:value="0" calcext:value-type="percentage">
            <text:p>0.00%</text:p>
          </table:table-cell>
          <table:table-cell table:formula="of:=([.J182]-[.C182])/[.C182]" office:value-type="percentage" office:value="0" calcext:value-type="percentage">
            <text:p>0.00%</text:p>
          </table:table-cell>
          <table:table-cell table:formula="of:=([.J182]-[.D182])/[.D182]" office:value-type="percentage" office:value="0" calcext:value-type="percentage">
            <text:p>0.00%</text:p>
          </table:table-cell>
          <table:table-cell table:formula="of:=([.J182]-[.E182])/[.E182]" office:value-type="percentage" office:value="0" calcext:value-type="percentage">
            <text:p>0.00%</text:p>
          </table:table-cell>
          <table:table-cell table:formula="of:=([.J182]-[.F182])/[.F182]" office:value-type="percentage" office:value="0" calcext:value-type="percentage">
            <text:p>0.00%</text:p>
          </table:table-cell>
          <table:table-cell table:formula="of:=([.J182]-[.G182])/[.G182]" office:value-type="percentage" office:value="0" calcext:value-type="percentage">
            <text:p>0.00%</text:p>
          </table:table-cell>
          <table:table-cell table:formula="of:=([.J182]-[.H182])/[.H182]" office:value-type="percentage" office:value="0" calcext:value-type="percentage">
            <text:p>0.00%</text:p>
          </table:table-cell>
          <table:table-cell table:formula="of:=([.J182]-[.I182])/[.I18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6.1" calcext:value-type="float">
            <text:p>406.1</text:p>
          </table:table-cell>
          <table:table-cell table:number-columns-repeated="2" office:value-type="float" office:value="407.5" calcext:value-type="float">
            <text:p>407.5</text:p>
          </table:table-cell>
          <table:table-cell office:value-type="float" office:value="407.3" calcext:value-type="float">
            <text:p>407.3</text:p>
          </table:table-cell>
          <table:table-cell office:value-type="float" office:value="407.5" calcext:value-type="float">
            <text:p>407.5</text:p>
          </table:table-cell>
          <table:table-cell office:value-type="float" office:value="407.9" calcext:value-type="float">
            <text:p>407.9</text:p>
          </table:table-cell>
          <table:table-cell office:value-type="float" office:value="407.8" calcext:value-type="float">
            <text:p>407.8</text:p>
          </table:table-cell>
          <table:table-cell office:value-type="float" office:value="408" calcext:value-type="float">
            <text:p>408</text:p>
          </table:table-cell>
          <table:table-cell office:value-type="float" office:value="407.4" calcext:value-type="float">
            <text:p>407.4</text:p>
          </table:table-cell>
          <table:table-cell office:value-type="float" office:value="408" calcext:value-type="float">
            <text:p>408</text:p>
          </table:table-cell>
          <table:table-cell table:formula="of:=([.J183]-[.A183])/[.A183]" office:value-type="percentage" office:value="0.00467865057867515" calcext:value-type="percentage">
            <text:p>0.47%</text:p>
          </table:table-cell>
          <table:table-cell table:formula="of:=([.J183]-[.B183])/[.B183]" office:value-type="percentage" office:value="0.00122699386503067" calcext:value-type="percentage">
            <text:p>0.12%</text:p>
          </table:table-cell>
          <table:table-cell table:formula="of:=([.J183]-[.C183])/[.C183]" office:value-type="percentage" office:value="0.00122699386503067" calcext:value-type="percentage">
            <text:p>0.12%</text:p>
          </table:table-cell>
          <table:table-cell table:formula="of:=([.J183]-[.D183])/[.D183]" office:value-type="percentage" office:value="0.00171863491284063" calcext:value-type="percentage">
            <text:p>0.17%</text:p>
          </table:table-cell>
          <table:table-cell table:formula="of:=([.J183]-[.E183])/[.E183]" office:value-type="percentage" office:value="0.00122699386503067" calcext:value-type="percentage">
            <text:p>0.12%</text:p>
          </table:table-cell>
          <table:table-cell table:formula="of:=([.J183]-[.F183])/[.F183]" office:value-type="percentage" office:value="0.000245158126991965" calcext:value-type="percentage">
            <text:p>0.02%</text:p>
          </table:table-cell>
          <table:table-cell table:formula="of:=([.J183]-[.G183])/[.G183]" office:value-type="percentage" office:value="0.000490436488474715" calcext:value-type="percentage">
            <text:p>0.05%</text:p>
          </table:table-cell>
          <table:table-cell table:formula="of:=([.J183]-[.H183])/[.H183]" office:value-type="percentage" office:value="0" calcext:value-type="percentage">
            <text:p>0.00%</text:p>
          </table:table-cell>
          <table:table-cell table:formula="of:=([.J183]-[.I183])/[.I183]" office:value-type="percentage" office:value="0.00147275405007369" calcext:value-type="percentage">
            <text:p>0.15%</text:p>
          </table:table-cell>
        </table:table-row>
        <table:table-row table:style-name="ro1">
          <table:table-cell office:value-type="float" office:value="395.1" calcext:value-type="float">
            <text:p>395.1</text:p>
          </table:table-cell>
          <table:table-cell office:value-type="float" office:value="402.5" calcext:value-type="float">
            <text:p>402.5</text:p>
          </table:table-cell>
          <table:table-cell office:value-type="float" office:value="401.7" calcext:value-type="float">
            <text:p>401.7</text:p>
          </table:table-cell>
          <table:table-cell office:value-type="float" office:value="403.6" calcext:value-type="float">
            <text:p>403.6</text:p>
          </table:table-cell>
          <table:table-cell office:value-type="float" office:value="403.1" calcext:value-type="float">
            <text:p>403.1</text:p>
          </table:table-cell>
          <table:table-cell office:value-type="float" office:value="406.5" calcext:value-type="float">
            <text:p>406.5</text:p>
          </table:table-cell>
          <table:table-cell office:value-type="float" office:value="406.7" calcext:value-type="float">
            <text:p>406.7</text:p>
          </table:table-cell>
          <table:table-cell office:value-type="float" office:value="406.2" calcext:value-type="float">
            <text:p>406.2</text:p>
          </table:table-cell>
          <table:table-cell office:value-type="float" office:value="405.8" calcext:value-type="float">
            <text:p>405.8</text:p>
          </table:table-cell>
          <table:table-cell office:value-type="float" office:value="408" calcext:value-type="float">
            <text:p>408</text:p>
          </table:table-cell>
          <table:table-cell table:formula="of:=([.J184]-[.A184])/[.A184]" office:value-type="percentage" office:value="0.0326499620349278" calcext:value-type="percentage">
            <text:p>3.26%</text:p>
          </table:table-cell>
          <table:table-cell table:formula="of:=([.J184]-[.B184])/[.B184]" office:value-type="percentage" office:value="0.0136645962732919" calcext:value-type="percentage">
            <text:p>1.37%</text:p>
          </table:table-cell>
          <table:table-cell table:formula="of:=([.J184]-[.C184])/[.C184]" office:value-type="percentage" office:value="0.0156833457804332" calcext:value-type="percentage">
            <text:p>1.57%</text:p>
          </table:table-cell>
          <table:table-cell table:formula="of:=([.J184]-[.D184])/[.D184]" office:value-type="percentage" office:value="0.0109018830525272" calcext:value-type="percentage">
            <text:p>1.09%</text:p>
          </table:table-cell>
          <table:table-cell table:formula="of:=([.J184]-[.E184])/[.E184]" office:value-type="percentage" office:value="0.0121557926072934" calcext:value-type="percentage">
            <text:p>1.22%</text:p>
          </table:table-cell>
          <table:table-cell table:formula="of:=([.J184]-[.F184])/[.F184]" office:value-type="percentage" office:value="0.003690036900369" calcext:value-type="percentage">
            <text:p>0.37%</text:p>
          </table:table-cell>
          <table:table-cell table:formula="of:=([.J184]-[.G184])/[.G184]" office:value-type="percentage" office:value="0.00319645930661424" calcext:value-type="percentage">
            <text:p>0.32%</text:p>
          </table:table-cell>
          <table:table-cell table:formula="of:=([.J184]-[.H184])/[.H184]" office:value-type="percentage" office:value="0.00443131462333829" calcext:value-type="percentage">
            <text:p>0.44%</text:p>
          </table:table-cell>
          <table:table-cell table:formula="of:=([.J184]-[.I184])/[.I184]" office:value-type="percentage" office:value="0.00542138984721535" calcext:value-type="percentage">
            <text:p>0.54%</text:p>
          </table:table-cell>
        </table:table-row>
        <table:table-row table:style-name="ro1">
          <table:table-cell table:number-columns-repeated="10" office:value-type="float" office:value="411" calcext:value-type="float">
            <text:p>411</text:p>
          </table:table-cell>
          <table:table-cell table:formula="of:=([.J185]-[.A185])/[.A185]" office:value-type="percentage" office:value="0" calcext:value-type="percentage">
            <text:p>0.00%</text:p>
          </table:table-cell>
          <table:table-cell table:formula="of:=([.J185]-[.B185])/[.B185]" office:value-type="percentage" office:value="0" calcext:value-type="percentage">
            <text:p>0.00%</text:p>
          </table:table-cell>
          <table:table-cell table:formula="of:=([.J185]-[.C185])/[.C185]" office:value-type="percentage" office:value="0" calcext:value-type="percentage">
            <text:p>0.00%</text:p>
          </table:table-cell>
          <table:table-cell table:formula="of:=([.J185]-[.D185])/[.D185]" office:value-type="percentage" office:value="0" calcext:value-type="percentage">
            <text:p>0.00%</text:p>
          </table:table-cell>
          <table:table-cell table:formula="of:=([.J185]-[.E185])/[.E185]" office:value-type="percentage" office:value="0" calcext:value-type="percentage">
            <text:p>0.00%</text:p>
          </table:table-cell>
          <table:table-cell table:formula="of:=([.J185]-[.F185])/[.F185]" office:value-type="percentage" office:value="0" calcext:value-type="percentage">
            <text:p>0.00%</text:p>
          </table:table-cell>
          <table:table-cell table:formula="of:=([.J185]-[.G185])/[.G185]" office:value-type="percentage" office:value="0" calcext:value-type="percentage">
            <text:p>0.00%</text:p>
          </table:table-cell>
          <table:table-cell table:formula="of:=([.J185]-[.H185])/[.H185]" office:value-type="percentage" office:value="0" calcext:value-type="percentage">
            <text:p>0.00%</text:p>
          </table:table-cell>
          <table:table-cell table:formula="of:=([.J185]-[.I185])/[.I18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43" calcext:value-type="float">
            <text:p>43</text:p>
          </table:table-cell>
          <table:table-cell table:formula="of:=([.J186]-[.A186])/[.A186]" office:value-type="percentage" office:value="0" calcext:value-type="percentage">
            <text:p>0.00%</text:p>
          </table:table-cell>
          <table:table-cell table:formula="of:=([.J186]-[.B186])/[.B186]" office:value-type="percentage" office:value="0" calcext:value-type="percentage">
            <text:p>0.00%</text:p>
          </table:table-cell>
          <table:table-cell table:formula="of:=([.J186]-[.C186])/[.C186]" office:value-type="percentage" office:value="0" calcext:value-type="percentage">
            <text:p>0.00%</text:p>
          </table:table-cell>
          <table:table-cell table:formula="of:=([.J186]-[.D186])/[.D186]" office:value-type="percentage" office:value="0" calcext:value-type="percentage">
            <text:p>0.00%</text:p>
          </table:table-cell>
          <table:table-cell table:formula="of:=([.J186]-[.E186])/[.E186]" office:value-type="percentage" office:value="0" calcext:value-type="percentage">
            <text:p>0.00%</text:p>
          </table:table-cell>
          <table:table-cell table:formula="of:=([.J186]-[.F186])/[.F186]" office:value-type="percentage" office:value="0" calcext:value-type="percentage">
            <text:p>0.00%</text:p>
          </table:table-cell>
          <table:table-cell table:formula="of:=([.J186]-[.G186])/[.G186]" office:value-type="percentage" office:value="0" calcext:value-type="percentage">
            <text:p>0.00%</text:p>
          </table:table-cell>
          <table:table-cell table:formula="of:=([.J186]-[.H186])/[.H186]" office:value-type="percentage" office:value="0" calcext:value-type="percentage">
            <text:p>0.00%</text:p>
          </table:table-cell>
          <table:table-cell table:formula="of:=([.J186]-[.I186])/[.I18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43" calcext:value-type="float">
            <text:p>43</text:p>
          </table:table-cell>
          <table:table-cell table:style-name="ce5" office:value-type="float" office:value="43" calcext:value-type="float">
            <text:p>43</text:p>
          </table:table-cell>
          <table:table-cell table:formula="of:=([.J187]-[.A187])/[.A187]" office:value-type="percentage" office:value="0" calcext:value-type="percentage">
            <text:p>0.00%</text:p>
          </table:table-cell>
          <table:table-cell table:formula="of:=([.J187]-[.B187])/[.B187]" office:value-type="percentage" office:value="0" calcext:value-type="percentage">
            <text:p>0.00%</text:p>
          </table:table-cell>
          <table:table-cell table:formula="of:=([.J187]-[.C187])/[.C187]" office:value-type="percentage" office:value="0" calcext:value-type="percentage">
            <text:p>0.00%</text:p>
          </table:table-cell>
          <table:table-cell table:formula="of:=([.J187]-[.D187])/[.D187]" office:value-type="percentage" office:value="0" calcext:value-type="percentage">
            <text:p>0.00%</text:p>
          </table:table-cell>
          <table:table-cell table:formula="of:=([.J187]-[.E187])/[.E187]" office:value-type="percentage" office:value="0" calcext:value-type="percentage">
            <text:p>0.00%</text:p>
          </table:table-cell>
          <table:table-cell table:formula="of:=([.J187]-[.F187])/[.F187]" office:value-type="percentage" office:value="0" calcext:value-type="percentage">
            <text:p>0.00%</text:p>
          </table:table-cell>
          <table:table-cell table:formula="of:=([.J187]-[.G187])/[.G187]" office:value-type="percentage" office:value="0" calcext:value-type="percentage">
            <text:p>0.00%</text:p>
          </table:table-cell>
          <table:table-cell table:formula="of:=([.J187]-[.H187])/[.H187]" office:value-type="percentage" office:value="0" calcext:value-type="percentage">
            <text:p>0.00%</text:p>
          </table:table-cell>
          <table:table-cell table:formula="of:=([.J187]-[.I187])/[.I18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48" calcext:value-type="float">
            <text:p>48</text:p>
          </table:table-cell>
          <table:table-cell table:style-name="ce5" office:value-type="float" office:value="48" calcext:value-type="float">
            <text:p>48</text:p>
          </table:table-cell>
          <table:table-cell table:formula="of:=([.J188]-[.A188])/[.A188]" office:value-type="percentage" office:value="0" calcext:value-type="percentage">
            <text:p>0.00%</text:p>
          </table:table-cell>
          <table:table-cell table:formula="of:=([.J188]-[.B188])/[.B188]" office:value-type="percentage" office:value="0" calcext:value-type="percentage">
            <text:p>0.00%</text:p>
          </table:table-cell>
          <table:table-cell table:formula="of:=([.J188]-[.C188])/[.C188]" office:value-type="percentage" office:value="0" calcext:value-type="percentage">
            <text:p>0.00%</text:p>
          </table:table-cell>
          <table:table-cell table:formula="of:=([.J188]-[.D188])/[.D188]" office:value-type="percentage" office:value="0" calcext:value-type="percentage">
            <text:p>0.00%</text:p>
          </table:table-cell>
          <table:table-cell table:formula="of:=([.J188]-[.E188])/[.E188]" office:value-type="percentage" office:value="0" calcext:value-type="percentage">
            <text:p>0.00%</text:p>
          </table:table-cell>
          <table:table-cell table:formula="of:=([.J188]-[.F188])/[.F188]" office:value-type="percentage" office:value="0" calcext:value-type="percentage">
            <text:p>0.00%</text:p>
          </table:table-cell>
          <table:table-cell table:formula="of:=([.J188]-[.G188])/[.G188]" office:value-type="percentage" office:value="0" calcext:value-type="percentage">
            <text:p>0.00%</text:p>
          </table:table-cell>
          <table:table-cell table:formula="of:=([.J188]-[.H188])/[.H188]" office:value-type="percentage" office:value="0" calcext:value-type="percentage">
            <text:p>0.00%</text:p>
          </table:table-cell>
          <table:table-cell table:formula="of:=([.J188]-[.I188])/[.I18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576.3" calcext:value-type="float">
            <text:p>576.3</text:p>
          </table:table-cell>
          <table:table-cell office:value-type="float" office:value="579.1" calcext:value-type="float">
            <text:p>579.1</text:p>
          </table:table-cell>
          <table:table-cell office:value-type="float" office:value="578.3" calcext:value-type="float">
            <text:p>578.3</text:p>
          </table:table-cell>
          <table:table-cell office:value-type="float" office:value="579.3" calcext:value-type="float">
            <text:p>579.3</text:p>
          </table:table-cell>
          <table:table-cell office:value-type="float" office:value="580.2" calcext:value-type="float">
            <text:p>580.2</text:p>
          </table:table-cell>
          <table:table-cell office:value-type="float" office:value="580.3" calcext:value-type="float">
            <text:p>580.3</text:p>
          </table:table-cell>
          <table:table-cell office:value-type="float" office:value="581.9" calcext:value-type="float">
            <text:p>581.9</text:p>
          </table:table-cell>
          <table:table-cell office:value-type="float" office:value="582.4" calcext:value-type="float">
            <text:p>582.4</text:p>
          </table:table-cell>
          <table:table-cell office:value-type="float" office:value="579.6" calcext:value-type="float">
            <text:p>579.6</text:p>
          </table:table-cell>
          <table:table-cell table:style-name="ce5" office:value-type="float" office:value="589" calcext:value-type="float">
            <text:p>589</text:p>
          </table:table-cell>
          <table:table-cell table:formula="of:=([.J189]-[.A189])/[.A189]" office:value-type="percentage" office:value="0.0220371334374459" calcext:value-type="percentage">
            <text:p>2.20%</text:p>
          </table:table-cell>
          <table:table-cell table:formula="of:=([.J189]-[.B189])/[.B189]" office:value-type="percentage" office:value="0.0170954930063892" calcext:value-type="percentage">
            <text:p>1.71%</text:p>
          </table:table-cell>
          <table:table-cell table:formula="of:=([.J189]-[.C189])/[.C189]" office:value-type="percentage" office:value="0.0185025073491268" calcext:value-type="percentage">
            <text:p>1.85%</text:p>
          </table:table-cell>
          <table:table-cell table:formula="of:=([.J189]-[.D189])/[.D189]" office:value-type="percentage" office:value="0.0167443466252374" calcext:value-type="percentage">
            <text:p>1.67%</text:p>
          </table:table-cell>
          <table:table-cell table:formula="of:=([.J189]-[.E189])/[.E189]" office:value-type="percentage" office:value="0.0151671837297483" calcext:value-type="percentage">
            <text:p>1.52%</text:p>
          </table:table-cell>
          <table:table-cell table:formula="of:=([.J189]-[.F189])/[.F189]" office:value-type="percentage" office:value="0.0149922453903154" calcext:value-type="percentage">
            <text:p>1.50%</text:p>
          </table:table-cell>
          <table:table-cell table:formula="of:=([.J189]-[.G189])/[.G189]" office:value-type="percentage" office:value="0.0122014091768345" calcext:value-type="percentage">
            <text:p>1.22%</text:p>
          </table:table-cell>
          <table:table-cell table:formula="of:=([.J189]-[.H189])/[.H189]" office:value-type="percentage" office:value="0.0113324175824176" calcext:value-type="percentage">
            <text:p>1.13%</text:p>
          </table:table-cell>
          <table:table-cell table:formula="of:=([.J189]-[.I189])/[.I189]" office:value-type="percentage" office:value="0.0162180814354727" calcext:value-type="percentage">
            <text:p>1.62%</text:p>
          </table:table-cell>
        </table:table-row>
        <table:table-row table:style-name="ro1">
          <table:table-cell office:value-type="float" office:value="734.9" calcext:value-type="float">
            <text:p>734.9</text:p>
          </table:table-cell>
          <table:table-cell office:value-type="float" office:value="744.4" calcext:value-type="float">
            <text:p>744.4</text:p>
          </table:table-cell>
          <table:table-cell office:value-type="float" office:value="743.6" calcext:value-type="float">
            <text:p>743.6</text:p>
          </table:table-cell>
          <table:table-cell office:value-type="float" office:value="744.2" calcext:value-type="float">
            <text:p>744.2</text:p>
          </table:table-cell>
          <table:table-cell office:value-type="float" office:value="746.8" calcext:value-type="float">
            <text:p>746.8</text:p>
          </table:table-cell>
          <table:table-cell office:value-type="float" office:value="748.2" calcext:value-type="float">
            <text:p>748.2</text:p>
          </table:table-cell>
          <table:table-cell office:value-type="float" office:value="748.8" calcext:value-type="float">
            <text:p>748.8</text:p>
          </table:table-cell>
          <table:table-cell table:number-columns-repeated="3" office:value-type="float" office:value="749" calcext:value-type="float">
            <text:p>749</text:p>
          </table:table-cell>
          <table:table-cell table:formula="of:=([.J190]-[.A190])/[.A190]" office:value-type="percentage" office:value="0.0191862838481426" calcext:value-type="percentage">
            <text:p>1.92%</text:p>
          </table:table-cell>
          <table:table-cell table:formula="of:=([.J190]-[.B190])/[.B190]" office:value-type="percentage" office:value="0.00617947340139713" calcext:value-type="percentage">
            <text:p>0.62%</text:p>
          </table:table-cell>
          <table:table-cell table:formula="of:=([.J190]-[.C190])/[.C190]" office:value-type="percentage" office:value="0.00726196880043031" calcext:value-type="percentage">
            <text:p>0.73%</text:p>
          </table:table-cell>
          <table:table-cell table:formula="of:=([.J190]-[.D190])/[.D190]" office:value-type="percentage" office:value="0.00644987906476747" calcext:value-type="percentage">
            <text:p>0.64%</text:p>
          </table:table-cell>
          <table:table-cell table:formula="of:=([.J190]-[.E190])/[.E190]" office:value-type="percentage" office:value="0.00294590251740767" calcext:value-type="percentage">
            <text:p>0.29%</text:p>
          </table:table-cell>
          <table:table-cell table:formula="of:=([.J190]-[.F190])/[.F190]" office:value-type="percentage" office:value="0.00106923282544768" calcext:value-type="percentage">
            <text:p>0.11%</text:p>
          </table:table-cell>
          <table:table-cell table:formula="of:=([.J190]-[.G190])/[.G190]" office:value-type="percentage" office:value="0.000267094017094078" calcext:value-type="percentage">
            <text:p>0.03%</text:p>
          </table:table-cell>
          <table:table-cell table:formula="of:=([.J190]-[.H190])/[.H190]" office:value-type="percentage" office:value="0" calcext:value-type="percentage">
            <text:p>0.00%</text:p>
          </table:table-cell>
          <table:table-cell table:formula="of:=([.J190]-[.I190])/[.I19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79.6" calcext:value-type="float">
            <text:p>79.6</text:p>
          </table:table-cell>
          <table:table-cell office:value-type="float" office:value="79.5" calcext:value-type="float">
            <text:p>79.5</text:p>
          </table:table-cell>
          <table:table-cell table:number-columns-repeated="2" office:value-type="float" office:value="79.8" calcext:value-type="float">
            <text:p>79.8</text:p>
          </table:table-cell>
          <table:table-cell office:value-type="float" office:value="79.5" calcext:value-type="float">
            <text:p>79.5</text:p>
          </table:table-cell>
          <table:table-cell office:value-type="float" office:value="79.3" calcext:value-type="float">
            <text:p>79.3</text:p>
          </table:table-cell>
          <table:table-cell table:number-columns-repeated="2" office:value-type="float" office:value="78.6" calcext:value-type="float">
            <text:p>78.6</text:p>
          </table:table-cell>
          <table:table-cell office:value-type="float" office:value="80" calcext:value-type="float">
            <text:p>80</text:p>
          </table:table-cell>
          <table:table-cell table:formula="of:=([.J191]-[.A191])/[.A191]" office:value-type="percentage" office:value="0.00502512562814078" calcext:value-type="percentage">
            <text:p>0.50%</text:p>
          </table:table-cell>
          <table:table-cell table:formula="of:=([.J191]-[.B191])/[.B191]" office:value-type="percentage" office:value="0.00502512562814078" calcext:value-type="percentage">
            <text:p>0.50%</text:p>
          </table:table-cell>
          <table:table-cell table:formula="of:=([.J191]-[.C191])/[.C191]" office:value-type="percentage" office:value="0.00628930817610063" calcext:value-type="percentage">
            <text:p>0.63%</text:p>
          </table:table-cell>
          <table:table-cell table:formula="of:=([.J191]-[.D191])/[.D191]" office:value-type="percentage" office:value="0.00250626566416044" calcext:value-type="percentage">
            <text:p>0.25%</text:p>
          </table:table-cell>
          <table:table-cell table:formula="of:=([.J191]-[.E191])/[.E191]" office:value-type="percentage" office:value="0.00250626566416044" calcext:value-type="percentage">
            <text:p>0.25%</text:p>
          </table:table-cell>
          <table:table-cell table:formula="of:=([.J191]-[.F191])/[.F191]" office:value-type="percentage" office:value="0.00628930817610063" calcext:value-type="percentage">
            <text:p>0.63%</text:p>
          </table:table-cell>
          <table:table-cell table:formula="of:=([.J191]-[.G191])/[.G191]" office:value-type="percentage" office:value="0.00882723833543509" calcext:value-type="percentage">
            <text:p>0.88%</text:p>
          </table:table-cell>
          <table:table-cell table:formula="of:=([.J191]-[.H191])/[.H191]" office:value-type="percentage" office:value="0.0178117048346057" calcext:value-type="percentage">
            <text:p>1.78%</text:p>
          </table:table-cell>
          <table:table-cell table:formula="of:=([.J191]-[.I191])/[.I191]" office:value-type="percentage" office:value="0.0178117048346057" calcext:value-type="percentage">
            <text:p>1.78%</text:p>
          </table:table-cell>
        </table:table-row>
        <table:table-row table:style-name="ro1">
          <table:table-cell table:number-columns-repeated="10" office:value-type="float" office:value="8" calcext:value-type="float">
            <text:p>8</text:p>
          </table:table-cell>
          <table:table-cell table:formula="of:=([.J192]-[.A192])/[.A192]" office:value-type="percentage" office:value="0" calcext:value-type="percentage">
            <text:p>0.00%</text:p>
          </table:table-cell>
          <table:table-cell table:formula="of:=([.J192]-[.B192])/[.B192]" office:value-type="percentage" office:value="0" calcext:value-type="percentage">
            <text:p>0.00%</text:p>
          </table:table-cell>
          <table:table-cell table:formula="of:=([.J192]-[.C192])/[.C192]" office:value-type="percentage" office:value="0" calcext:value-type="percentage">
            <text:p>0.00%</text:p>
          </table:table-cell>
          <table:table-cell table:formula="of:=([.J192]-[.D192])/[.D192]" office:value-type="percentage" office:value="0" calcext:value-type="percentage">
            <text:p>0.00%</text:p>
          </table:table-cell>
          <table:table-cell table:formula="of:=([.J192]-[.E192])/[.E192]" office:value-type="percentage" office:value="0" calcext:value-type="percentage">
            <text:p>0.00%</text:p>
          </table:table-cell>
          <table:table-cell table:formula="of:=([.J192]-[.F192])/[.F192]" office:value-type="percentage" office:value="0" calcext:value-type="percentage">
            <text:p>0.00%</text:p>
          </table:table-cell>
          <table:table-cell table:formula="of:=([.J192]-[.G192])/[.G192]" office:value-type="percentage" office:value="0" calcext:value-type="percentage">
            <text:p>0.00%</text:p>
          </table:table-cell>
          <table:table-cell table:formula="of:=([.J192]-[.H192])/[.H192]" office:value-type="percentage" office:value="0" calcext:value-type="percentage">
            <text:p>0.00%</text:p>
          </table:table-cell>
          <table:table-cell table:formula="of:=([.J192]-[.I192])/[.I19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7.8" calcext:value-type="float">
            <text:p>7.8</text:p>
          </table:table-cell>
          <table:table-cell office:value-type="float" office:value="7.9" calcext:value-type="float">
            <text:p>7.9</text:p>
          </table:table-cell>
          <table:table-cell office:value-type="float" office:value="7.8" calcext:value-type="float">
            <text:p>7.8</text:p>
          </table:table-cell>
          <table:table-cell office:value-type="float" office:value="7.9" calcext:value-type="float">
            <text:p>7.9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7.9" calcext:value-type="float">
            <text:p>7.9</text:p>
          </table:table-cell>
          <table:table-cell office:value-type="float" office:value="7.7" calcext:value-type="float">
            <text:p>7.7</text:p>
          </table:table-cell>
          <table:table-cell office:value-type="float" office:value="8" calcext:value-type="float">
            <text:p>8</text:p>
          </table:table-cell>
          <table:table-cell table:formula="of:=([.J193]-[.A193])/[.A193]" office:value-type="percentage" office:value="0.0256410256410257" calcext:value-type="percentage">
            <text:p>2.56%</text:p>
          </table:table-cell>
          <table:table-cell table:formula="of:=([.J193]-[.B193])/[.B193]" office:value-type="percentage" office:value="0.0256410256410257" calcext:value-type="percentage">
            <text:p>2.56%</text:p>
          </table:table-cell>
          <table:table-cell table:formula="of:=([.J193]-[.C193])/[.C193]" office:value-type="percentage" office:value="0.0126582278481012" calcext:value-type="percentage">
            <text:p>1.27%</text:p>
          </table:table-cell>
          <table:table-cell table:formula="of:=([.J193]-[.D193])/[.D193]" office:value-type="percentage" office:value="0.0256410256410257" calcext:value-type="percentage">
            <text:p>2.56%</text:p>
          </table:table-cell>
          <table:table-cell table:formula="of:=([.J193]-[.E193])/[.E193]" office:value-type="percentage" office:value="0.0126582278481012" calcext:value-type="percentage">
            <text:p>1.27%</text:p>
          </table:table-cell>
          <table:table-cell table:formula="of:=([.J193]-[.F193])/[.F193]" office:value-type="percentage" office:value="0.0256410256410257" calcext:value-type="percentage">
            <text:p>2.56%</text:p>
          </table:table-cell>
          <table:table-cell table:formula="of:=([.J193]-[.G193])/[.G193]" office:value-type="percentage" office:value="0.0126582278481012" calcext:value-type="percentage">
            <text:p>1.27%</text:p>
          </table:table-cell>
          <table:table-cell table:formula="of:=([.J193]-[.H193])/[.H193]" office:value-type="percentage" office:value="0.0126582278481012" calcext:value-type="percentage">
            <text:p>1.27%</text:p>
          </table:table-cell>
          <table:table-cell table:formula="of:=([.J193]-[.I193])/[.I193]" office:value-type="percentage" office:value="0.0389610389610389" calcext:value-type="percentage">
            <text:p>3.90%</text:p>
          </table:table-cell>
        </table:table-row>
        <table:table-row table:style-name="ro1">
          <table:table-cell table:number-columns-repeated="10" office:value-type="float" office:value="96" calcext:value-type="float">
            <text:p>96</text:p>
          </table:table-cell>
          <table:table-cell table:formula="of:=([.J194]-[.A194])/[.A194]" office:value-type="percentage" office:value="0" calcext:value-type="percentage">
            <text:p>0.00%</text:p>
          </table:table-cell>
          <table:table-cell table:formula="of:=([.J194]-[.B194])/[.B194]" office:value-type="percentage" office:value="0" calcext:value-type="percentage">
            <text:p>0.00%</text:p>
          </table:table-cell>
          <table:table-cell table:formula="of:=([.J194]-[.C194])/[.C194]" office:value-type="percentage" office:value="0" calcext:value-type="percentage">
            <text:p>0.00%</text:p>
          </table:table-cell>
          <table:table-cell table:formula="of:=([.J194]-[.D194])/[.D194]" office:value-type="percentage" office:value="0" calcext:value-type="percentage">
            <text:p>0.00%</text:p>
          </table:table-cell>
          <table:table-cell table:formula="of:=([.J194]-[.E194])/[.E194]" office:value-type="percentage" office:value="0" calcext:value-type="percentage">
            <text:p>0.00%</text:p>
          </table:table-cell>
          <table:table-cell table:formula="of:=([.J194]-[.F194])/[.F194]" office:value-type="percentage" office:value="0" calcext:value-type="percentage">
            <text:p>0.00%</text:p>
          </table:table-cell>
          <table:table-cell table:formula="of:=([.J194]-[.G194])/[.G194]" office:value-type="percentage" office:value="0" calcext:value-type="percentage">
            <text:p>0.00%</text:p>
          </table:table-cell>
          <table:table-cell table:formula="of:=([.J194]-[.H194])/[.H194]" office:value-type="percentage" office:value="0" calcext:value-type="percentage">
            <text:p>0.00%</text:p>
          </table:table-cell>
          <table:table-cell table:formula="of:=([.J194]-[.I194])/[.I19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/>
          <table:table-cell table:style-name="ce11" table:formula="of:=SUM([.K2:.K194])/193" office:value-type="percentage" office:value="0.00664441949260735" calcext:value-type="percentage">
            <text:p>0.66%</text:p>
          </table:table-cell>
          <table:table-cell table:style-name="ce11" table:formula="of:=SUM([.L2:.L194])/193" office:value-type="percentage" office:value="0.00444269774895281" calcext:value-type="percentage">
            <text:p>0.44%</text:p>
          </table:table-cell>
          <table:table-cell table:style-name="ce11" table:formula="of:=SUM([.M2:.M194])/193" office:value-type="percentage" office:value="0.00417961053617717" calcext:value-type="percentage">
            <text:p>0.42%</text:p>
          </table:table-cell>
          <table:table-cell table:style-name="ce11" table:formula="of:=SUM([.N2:.N194])/193" office:value-type="percentage" office:value="0.0038713090020068" calcext:value-type="percentage">
            <text:p>0.39%</text:p>
          </table:table-cell>
          <table:table-cell table:style-name="ce11" table:formula="of:=SUM([.O2:.O194])/193" office:value-type="percentage" office:value="0.00340222670181307" calcext:value-type="percentage">
            <text:p>0.34%</text:p>
          </table:table-cell>
          <table:table-cell table:style-name="ce11" table:formula="of:=SUM([.P2:.P194])/193" office:value-type="percentage" office:value="0.00309734619593011" calcext:value-type="percentage">
            <text:p>0.31%</text:p>
          </table:table-cell>
          <table:table-cell table:style-name="ce11" table:formula="of:=SUM([.Q2:.Q194])/193" office:value-type="percentage" office:value="0.0029241547483266" calcext:value-type="percentage">
            <text:p>0.29%</text:p>
          </table:table-cell>
          <table:table-cell table:style-name="ce11" table:formula="of:=SUM([.R2:.R194])/193" office:value-type="percentage" office:value="0.00357909924525564" calcext:value-type="percentage">
            <text:p>0.36%</text:p>
          </table:table-cell>
          <table:table-cell table:style-name="ce11" table:formula="of:=SUM([.S2:.S194])/193" office:value-type="percentage" office:value="0.00560195389684378" calcext:value-type="percentage">
            <text:p>0.56%</text:p>
          </table:table-cell>
        </table:table-row>
      </table:table>
      <table:table table:name="C-objval" table:style-name="ta1">
        <table:table-column table:style-name="co1" table:number-columns-repeated="10" table:default-cell-style-name="Default"/>
        <table:table-column table:style-name="co1" table:number-columns-repeated="9" table:default-cell-style-name="ce6"/>
        <table:table-row table:style-name="ro1">
          <table:table-cell table:style-name="ce1" office:value-type="string" calcext:value-type="string">
            <text:p>J/5</text:p>
          </table:table-cell>
          <table:table-cell table:style-name="ce1" office:value-type="string" calcext:value-type="string">
            <text:p>J/10</text:p>
          </table:table-cell>
          <table:table-cell table:style-name="ce1" office:value-type="string" calcext:value-type="string">
            <text:p>J/11</text:p>
          </table:table-cell>
          <table:table-cell table:style-name="ce1" office:value-type="string" calcext:value-type="string">
            <text:p>J/12</text:p>
          </table:table-cell>
          <table:table-cell table:style-name="ce1" office:value-type="string" calcext:value-type="string">
            <text:p>J/15</text:p>
          </table:table-cell>
          <table:table-cell table:style-name="ce1" office:value-type="string" calcext:value-type="string">
            <text:p>J/20</text:p>
          </table:table-cell>
          <table:table-cell table:style-name="ce1" office:value-type="string" calcext:value-type="string">
            <text:p>J/25</text:p>
          </table:table-cell>
          <table:table-cell table:style-name="ce1" office:value-type="string" calcext:value-type="string">
            <text:p>J/50</text:p>
          </table:table-cell>
          <table:table-cell table:style-name="ce1" office:value-type="string" calcext:value-type="string">
            <text:p>J/100</text:p>
          </table:table-cell>
          <table:table-cell table:style-name="ce1" office:value-type="string" calcext:value-type="string">
            <text:p>optimal</text:p>
          </table:table-cell>
          <table:table-cell table:style-name="ce1" office:value-type="string" calcext:value-type="string">
            <text:p>gap J/5</text:p>
          </table:table-cell>
          <table:table-cell table:style-name="ce1" office:value-type="string" calcext:value-type="string">
            <text:p>gap J/10</text:p>
          </table:table-cell>
          <table:table-cell table:style-name="ce1" office:value-type="string" calcext:value-type="string">
            <text:p>gap J/11</text:p>
          </table:table-cell>
          <table:table-cell table:style-name="ce1" office:value-type="string" calcext:value-type="string">
            <text:p>gap J/12</text:p>
          </table:table-cell>
          <table:table-cell table:style-name="ce1" office:value-type="string" calcext:value-type="string">
            <text:p>gap J/15</text:p>
          </table:table-cell>
          <table:table-cell table:style-name="ce1" office:value-type="string" calcext:value-type="string">
            <text:p>gap J/20</text:p>
          </table:table-cell>
          <table:table-cell table:style-name="ce1" office:value-type="string" calcext:value-type="string">
            <text:p>gap J/25</text:p>
          </table:table-cell>
          <table:table-cell table:style-name="ce1" office:value-type="string" calcext:value-type="string">
            <text:p>gap J/50</text:p>
          </table:table-cell>
          <table:table-cell table:style-name="ce1" office:value-type="string" calcext:value-type="string">
            <text:p>gap J/100</text:p>
          </table:table-cell>
        </table:table-row>
        <table:table-row table:style-name="ro1">
          <table:table-cell table:number-columns-repeated="10" office:value-type="float" office:value="102" calcext:value-type="float">
            <text:p>102</text:p>
          </table:table-cell>
          <table:table-cell table:formula="of:=([.J2]-[.A2])/[.A2]" office:value-type="percentage" office:value="0" calcext:value-type="percentage">
            <text:p>0.00%</text:p>
          </table:table-cell>
          <table:table-cell table:formula="of:=([.J2]-[.B2])/[.B2]" office:value-type="percentage" office:value="0" calcext:value-type="percentage">
            <text:p>0.00%</text:p>
          </table:table-cell>
          <table:table-cell table:formula="of:=([.J2]-[.C2])/[.C2]" office:value-type="percentage" office:value="0" calcext:value-type="percentage">
            <text:p>0.00%</text:p>
          </table:table-cell>
          <table:table-cell table:formula="of:=([.J2]-[.D2])/[.D2]" office:value-type="percentage" office:value="0" calcext:value-type="percentage">
            <text:p>0.00%</text:p>
          </table:table-cell>
          <table:table-cell table:formula="of:=([.J2]-[.E2])/[.E2]" office:value-type="percentage" office:value="0" calcext:value-type="percentage">
            <text:p>0.00%</text:p>
          </table:table-cell>
          <table:table-cell table:formula="of:=([.J2]-[.F2])/[.F2]" office:value-type="percentage" office:value="0" calcext:value-type="percentage">
            <text:p>0.00%</text:p>
          </table:table-cell>
          <table:table-cell table:formula="of:=([.J2]-[.G2])/[.G2]" office:value-type="percentage" office:value="0" calcext:value-type="percentage">
            <text:p>0.00%</text:p>
          </table:table-cell>
          <table:table-cell table:formula="of:=([.J2]-[.H2])/[.H2]" office:value-type="percentage" office:value="0" calcext:value-type="percentage">
            <text:p>0.00%</text:p>
          </table:table-cell>
          <table:table-cell table:formula="of:=([.J2]-[.I2])/[.I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99.3" calcext:value-type="float">
            <text:p>99.3</text:p>
          </table:table-cell>
          <table:table-cell office:value-type="float" office:value="100" calcext:value-type="float">
            <text:p>100</text:p>
          </table:table-cell>
          <table:table-cell office:value-type="float" office:value="99.4" calcext:value-type="float">
            <text:p>99.4</text:p>
          </table:table-cell>
          <table:table-cell office:value-type="float" office:value="98.6" calcext:value-type="float">
            <text:p>98.6</text:p>
          </table:table-cell>
          <table:table-cell office:value-type="float" office:value="99.4" calcext:value-type="float">
            <text:p>99.4</text:p>
          </table:table-cell>
          <table:table-cell office:value-type="float" office:value="98.5" calcext:value-type="float">
            <text:p>98.5</text:p>
          </table:table-cell>
          <table:table-cell office:value-type="float" office:value="98.7" calcext:value-type="float">
            <text:p>98.7</text:p>
          </table:table-cell>
          <table:table-cell office:value-type="float" office:value="97.8" calcext:value-type="float">
            <text:p>97.8</text:p>
          </table:table-cell>
          <table:table-cell office:value-type="float" office:value="101" calcext:value-type="float">
            <text:p>101</text:p>
          </table:table-cell>
          <table:table-cell table:formula="of:=([.J3]-[.A3])/[.A3]" office:value-type="percentage" office:value="0.0140562248995985" calcext:value-type="percentage">
            <text:p>1.41%</text:p>
          </table:table-cell>
          <table:table-cell table:formula="of:=([.J3]-[.B3])/[.B3]" office:value-type="percentage" office:value="0.0171198388721048" calcext:value-type="percentage">
            <text:p>1.71%</text:p>
          </table:table-cell>
          <table:table-cell table:formula="of:=([.J3]-[.C3])/[.C3]" office:value-type="percentage" office:value="0.01" calcext:value-type="percentage">
            <text:p>1.00%</text:p>
          </table:table-cell>
          <table:table-cell table:formula="of:=([.J3]-[.D3])/[.D3]" office:value-type="percentage" office:value="0.0160965794768611" calcext:value-type="percentage">
            <text:p>1.61%</text:p>
          </table:table-cell>
          <table:table-cell table:formula="of:=([.J3]-[.E3])/[.E3]" office:value-type="percentage" office:value="0.0243407707910751" calcext:value-type="percentage">
            <text:p>2.43%</text:p>
          </table:table-cell>
          <table:table-cell table:formula="of:=([.J3]-[.F3])/[.F3]" office:value-type="percentage" office:value="0.0160965794768611" calcext:value-type="percentage">
            <text:p>1.61%</text:p>
          </table:table-cell>
          <table:table-cell table:formula="of:=([.J3]-[.G3])/[.G3]" office:value-type="percentage" office:value="0.0253807106598985" calcext:value-type="percentage">
            <text:p>2.54%</text:p>
          </table:table-cell>
          <table:table-cell table:formula="of:=([.J3]-[.H3])/[.H3]" office:value-type="percentage" office:value="0.0233029381965552" calcext:value-type="percentage">
            <text:p>2.33%</text:p>
          </table:table-cell>
          <table:table-cell table:formula="of:=([.J3]-[.I3])/[.I3]" office:value-type="percentage" office:value="0.032719836400818" calcext:value-type="percentage">
            <text:p>3.27%</text:p>
          </table:table-cell>
        </table:table-row>
        <table:table-row table:style-name="ro1">
          <table:table-cell table:number-columns-repeated="10" office:value-type="float" office:value="103" calcext:value-type="float">
            <text:p>103</text:p>
          </table:table-cell>
          <table:table-cell table:formula="of:=([.J4]-[.A4])/[.A4]" office:value-type="percentage" office:value="0" calcext:value-type="percentage">
            <text:p>0.00%</text:p>
          </table:table-cell>
          <table:table-cell table:formula="of:=([.J4]-[.B4])/[.B4]" office:value-type="percentage" office:value="0" calcext:value-type="percentage">
            <text:p>0.00%</text:p>
          </table:table-cell>
          <table:table-cell table:formula="of:=([.J4]-[.C4])/[.C4]" office:value-type="percentage" office:value="0" calcext:value-type="percentage">
            <text:p>0.00%</text:p>
          </table:table-cell>
          <table:table-cell table:formula="of:=([.J4]-[.D4])/[.D4]" office:value-type="percentage" office:value="0" calcext:value-type="percentage">
            <text:p>0.00%</text:p>
          </table:table-cell>
          <table:table-cell table:formula="of:=([.J4]-[.E4])/[.E4]" office:value-type="percentage" office:value="0" calcext:value-type="percentage">
            <text:p>0.00%</text:p>
          </table:table-cell>
          <table:table-cell table:formula="of:=([.J4]-[.F4])/[.F4]" office:value-type="percentage" office:value="0" calcext:value-type="percentage">
            <text:p>0.00%</text:p>
          </table:table-cell>
          <table:table-cell table:formula="of:=([.J4]-[.G4])/[.G4]" office:value-type="percentage" office:value="0" calcext:value-type="percentage">
            <text:p>0.00%</text:p>
          </table:table-cell>
          <table:table-cell table:formula="of:=([.J4]-[.H4])/[.H4]" office:value-type="percentage" office:value="0" calcext:value-type="percentage">
            <text:p>0.00%</text:p>
          </table:table-cell>
          <table:table-cell table:formula="of:=([.J4]-[.I4])/[.I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10" calcext:value-type="float">
            <text:p>110</text:p>
          </table:table-cell>
          <table:table-cell table:formula="of:=([.J5]-[.A5])/[.A5]" office:value-type="percentage" office:value="0" calcext:value-type="percentage">
            <text:p>0.00%</text:p>
          </table:table-cell>
          <table:table-cell table:formula="of:=([.J5]-[.B5])/[.B5]" office:value-type="percentage" office:value="0" calcext:value-type="percentage">
            <text:p>0.00%</text:p>
          </table:table-cell>
          <table:table-cell table:formula="of:=([.J5]-[.C5])/[.C5]" office:value-type="percentage" office:value="0" calcext:value-type="percentage">
            <text:p>0.00%</text:p>
          </table:table-cell>
          <table:table-cell table:formula="of:=([.J5]-[.D5])/[.D5]" office:value-type="percentage" office:value="0" calcext:value-type="percentage">
            <text:p>0.00%</text:p>
          </table:table-cell>
          <table:table-cell table:formula="of:=([.J5]-[.E5])/[.E5]" office:value-type="percentage" office:value="0" calcext:value-type="percentage">
            <text:p>0.00%</text:p>
          </table:table-cell>
          <table:table-cell table:formula="of:=([.J5]-[.F5])/[.F5]" office:value-type="percentage" office:value="0" calcext:value-type="percentage">
            <text:p>0.00%</text:p>
          </table:table-cell>
          <table:table-cell table:formula="of:=([.J5]-[.G5])/[.G5]" office:value-type="percentage" office:value="0" calcext:value-type="percentage">
            <text:p>0.00%</text:p>
          </table:table-cell>
          <table:table-cell table:formula="of:=([.J5]-[.H5])/[.H5]" office:value-type="percentage" office:value="0" calcext:value-type="percentage">
            <text:p>0.00%</text:p>
          </table:table-cell>
          <table:table-cell table:formula="of:=([.J5]-[.I5])/[.I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8" office:value-type="float" office:value="111" calcext:value-type="float">
            <text:p>111</text:p>
          </table:table-cell>
          <table:table-cell office:value-type="float" office:value="110.9" calcext:value-type="float">
            <text:p>110.9</text:p>
          </table:table-cell>
          <table:table-cell office:value-type="float" office:value="111" calcext:value-type="float">
            <text:p>111</text:p>
          </table:table-cell>
          <table:table-cell table:formula="of:=([.J6]-[.A6])/[.A6]" office:value-type="percentage" office:value="0" calcext:value-type="percentage">
            <text:p>0.00%</text:p>
          </table:table-cell>
          <table:table-cell table:formula="of:=([.J6]-[.B6])/[.B6]" office:value-type="percentage" office:value="0" calcext:value-type="percentage">
            <text:p>0.00%</text:p>
          </table:table-cell>
          <table:table-cell table:formula="of:=([.J6]-[.C6])/[.C6]" office:value-type="percentage" office:value="0" calcext:value-type="percentage">
            <text:p>0.00%</text:p>
          </table:table-cell>
          <table:table-cell table:formula="of:=([.J6]-[.D6])/[.D6]" office:value-type="percentage" office:value="0" calcext:value-type="percentage">
            <text:p>0.00%</text:p>
          </table:table-cell>
          <table:table-cell table:formula="of:=([.J6]-[.E6])/[.E6]" office:value-type="percentage" office:value="0" calcext:value-type="percentage">
            <text:p>0.00%</text:p>
          </table:table-cell>
          <table:table-cell table:formula="of:=([.J6]-[.F6])/[.F6]" office:value-type="percentage" office:value="0" calcext:value-type="percentage">
            <text:p>0.00%</text:p>
          </table:table-cell>
          <table:table-cell table:formula="of:=([.J6]-[.G6])/[.G6]" office:value-type="percentage" office:value="0" calcext:value-type="percentage">
            <text:p>0.00%</text:p>
          </table:table-cell>
          <table:table-cell table:formula="of:=([.J6]-[.H6])/[.H6]" office:value-type="percentage" office:value="0" calcext:value-type="percentage">
            <text:p>0.00%</text:p>
          </table:table-cell>
          <table:table-cell table:formula="of:=([.J6]-[.I6])/[.I6]" office:value-type="percentage" office:value="0.0009017132551848" calcext:value-type="percentage">
            <text:p>0.09%</text:p>
          </table:table-cell>
        </table:table-row>
        <table:table-row table:style-name="ro1">
          <table:table-cell table:number-columns-repeated="10" office:value-type="float" office:value="112" calcext:value-type="float">
            <text:p>112</text:p>
          </table:table-cell>
          <table:table-cell table:formula="of:=([.J7]-[.A7])/[.A7]" office:value-type="percentage" office:value="0" calcext:value-type="percentage">
            <text:p>0.00%</text:p>
          </table:table-cell>
          <table:table-cell table:formula="of:=([.J7]-[.B7])/[.B7]" office:value-type="percentage" office:value="0" calcext:value-type="percentage">
            <text:p>0.00%</text:p>
          </table:table-cell>
          <table:table-cell table:formula="of:=([.J7]-[.C7])/[.C7]" office:value-type="percentage" office:value="0" calcext:value-type="percentage">
            <text:p>0.00%</text:p>
          </table:table-cell>
          <table:table-cell table:formula="of:=([.J7]-[.D7])/[.D7]" office:value-type="percentage" office:value="0" calcext:value-type="percentage">
            <text:p>0.00%</text:p>
          </table:table-cell>
          <table:table-cell table:formula="of:=([.J7]-[.E7])/[.E7]" office:value-type="percentage" office:value="0" calcext:value-type="percentage">
            <text:p>0.00%</text:p>
          </table:table-cell>
          <table:table-cell table:formula="of:=([.J7]-[.F7])/[.F7]" office:value-type="percentage" office:value="0" calcext:value-type="percentage">
            <text:p>0.00%</text:p>
          </table:table-cell>
          <table:table-cell table:formula="of:=([.J7]-[.G7])/[.G7]" office:value-type="percentage" office:value="0" calcext:value-type="percentage">
            <text:p>0.00%</text:p>
          </table:table-cell>
          <table:table-cell table:formula="of:=([.J7]-[.H7])/[.H7]" office:value-type="percentage" office:value="0" calcext:value-type="percentage">
            <text:p>0.00%</text:p>
          </table:table-cell>
          <table:table-cell table:formula="of:=([.J7]-[.I7])/[.I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14" calcext:value-type="float">
            <text:p>114</text:p>
          </table:table-cell>
          <table:table-cell table:formula="of:=([.J8]-[.A8])/[.A8]" office:value-type="percentage" office:value="0" calcext:value-type="percentage">
            <text:p>0.00%</text:p>
          </table:table-cell>
          <table:table-cell table:formula="of:=([.J8]-[.B8])/[.B8]" office:value-type="percentage" office:value="0" calcext:value-type="percentage">
            <text:p>0.00%</text:p>
          </table:table-cell>
          <table:table-cell table:formula="of:=([.J8]-[.C8])/[.C8]" office:value-type="percentage" office:value="0" calcext:value-type="percentage">
            <text:p>0.00%</text:p>
          </table:table-cell>
          <table:table-cell table:formula="of:=([.J8]-[.D8])/[.D8]" office:value-type="percentage" office:value="0" calcext:value-type="percentage">
            <text:p>0.00%</text:p>
          </table:table-cell>
          <table:table-cell table:formula="of:=([.J8]-[.E8])/[.E8]" office:value-type="percentage" office:value="0" calcext:value-type="percentage">
            <text:p>0.00%</text:p>
          </table:table-cell>
          <table:table-cell table:formula="of:=([.J8]-[.F8])/[.F8]" office:value-type="percentage" office:value="0" calcext:value-type="percentage">
            <text:p>0.00%</text:p>
          </table:table-cell>
          <table:table-cell table:formula="of:=([.J8]-[.G8])/[.G8]" office:value-type="percentage" office:value="0" calcext:value-type="percentage">
            <text:p>0.00%</text:p>
          </table:table-cell>
          <table:table-cell table:formula="of:=([.J8]-[.H8])/[.H8]" office:value-type="percentage" office:value="0" calcext:value-type="percentage">
            <text:p>0.00%</text:p>
          </table:table-cell>
          <table:table-cell table:formula="of:=([.J8]-[.I8])/[.I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119.3" calcext:value-type="float">
            <text:p>119.3</text:p>
          </table:table-cell>
          <table:table-cell office:value-type="float" office:value="119.1" calcext:value-type="float">
            <text:p>119.1</text:p>
          </table:table-cell>
          <table:table-cell office:value-type="float" office:value="119.2" calcext:value-type="float">
            <text:p>119.2</text:p>
          </table:table-cell>
          <table:table-cell office:value-type="float" office:value="119.6" calcext:value-type="float">
            <text:p>119.6</text:p>
          </table:table-cell>
          <table:table-cell office:value-type="float" office:value="119.1" calcext:value-type="float">
            <text:p>119.1</text:p>
          </table:table-cell>
          <table:table-cell office:value-type="float" office:value="118.9" calcext:value-type="float">
            <text:p>118.9</text:p>
          </table:table-cell>
          <table:table-cell office:value-type="float" office:value="118.6" calcext:value-type="float">
            <text:p>118.6</text:p>
          </table:table-cell>
          <table:table-cell office:value-type="float" office:value="118.4" calcext:value-type="float">
            <text:p>118.4</text:p>
          </table:table-cell>
          <table:table-cell office:value-type="float" office:value="121" calcext:value-type="float">
            <text:p>121</text:p>
          </table:table-cell>
          <table:table-cell table:formula="of:=([.J9]-[.A9])/[.A9]" office:value-type="percentage" office:value="0.0134003350083752" calcext:value-type="percentage">
            <text:p>1.34%</text:p>
          </table:table-cell>
          <table:table-cell table:formula="of:=([.J9]-[.B9])/[.B9]" office:value-type="percentage" office:value="0.0142497904442582" calcext:value-type="percentage">
            <text:p>1.42%</text:p>
          </table:table-cell>
          <table:table-cell table:formula="of:=([.J9]-[.C9])/[.C9]" office:value-type="percentage" office:value="0.0159529806884971" calcext:value-type="percentage">
            <text:p>1.60%</text:p>
          </table:table-cell>
          <table:table-cell table:formula="of:=([.J9]-[.D9])/[.D9]" office:value-type="percentage" office:value="0.0151006711409396" calcext:value-type="percentage">
            <text:p>1.51%</text:p>
          </table:table-cell>
          <table:table-cell table:formula="of:=([.J9]-[.E9])/[.E9]" office:value-type="percentage" office:value="0.0117056856187291" calcext:value-type="percentage">
            <text:p>1.17%</text:p>
          </table:table-cell>
          <table:table-cell table:formula="of:=([.J9]-[.F9])/[.F9]" office:value-type="percentage" office:value="0.0159529806884971" calcext:value-type="percentage">
            <text:p>1.60%</text:p>
          </table:table-cell>
          <table:table-cell table:formula="of:=([.J9]-[.G9])/[.G9]" office:value-type="percentage" office:value="0.0176619007569386" calcext:value-type="percentage">
            <text:p>1.77%</text:p>
          </table:table-cell>
          <table:table-cell table:formula="of:=([.J9]-[.H9])/[.H9]" office:value-type="percentage" office:value="0.0202360876897134" calcext:value-type="percentage">
            <text:p>2.02%</text:p>
          </table:table-cell>
          <table:table-cell table:formula="of:=([.J9]-[.I9])/[.I9]" office:value-type="percentage" office:value="0.0219594594594594" calcext:value-type="percentage">
            <text:p>2.20%</text:p>
          </table:table-cell>
        </table:table-row>
        <table:table-row table:style-name="ro1">
          <table:table-cell table:number-columns-repeated="7" office:value-type="float" office:value="128" calcext:value-type="float">
            <text:p>128</text:p>
          </table:table-cell>
          <table:table-cell table:number-columns-repeated="2" office:value-type="float" office:value="127.9" calcext:value-type="float">
            <text:p>127.9</text:p>
          </table:table-cell>
          <table:table-cell table:style-name="ce5" office:value-type="float" office:value="128" calcext:value-type="float">
            <text:p>128</text:p>
          </table:table-cell>
          <table:table-cell table:formula="of:=([.J10]-[.A10])/[.A10]" office:value-type="percentage" office:value="0" calcext:value-type="percentage">
            <text:p>0.00%</text:p>
          </table:table-cell>
          <table:table-cell table:formula="of:=([.J10]-[.B10])/[.B10]" office:value-type="percentage" office:value="0" calcext:value-type="percentage">
            <text:p>0.00%</text:p>
          </table:table-cell>
          <table:table-cell table:formula="of:=([.J10]-[.C10])/[.C10]" office:value-type="percentage" office:value="0" calcext:value-type="percentage">
            <text:p>0.00%</text:p>
          </table:table-cell>
          <table:table-cell table:formula="of:=([.J10]-[.D10])/[.D10]" office:value-type="percentage" office:value="0" calcext:value-type="percentage">
            <text:p>0.00%</text:p>
          </table:table-cell>
          <table:table-cell table:formula="of:=([.J10]-[.E10])/[.E10]" office:value-type="percentage" office:value="0" calcext:value-type="percentage">
            <text:p>0.00%</text:p>
          </table:table-cell>
          <table:table-cell table:formula="of:=([.J10]-[.F10])/[.F10]" office:value-type="percentage" office:value="0" calcext:value-type="percentage">
            <text:p>0.00%</text:p>
          </table:table-cell>
          <table:table-cell table:formula="of:=([.J10]-[.G10])/[.G10]" office:value-type="percentage" office:value="0" calcext:value-type="percentage">
            <text:p>0.00%</text:p>
          </table:table-cell>
          <table:table-cell table:formula="of:=([.J10]-[.H10])/[.H10]" office:value-type="percentage" office:value="0.000781860828772434" calcext:value-type="percentage">
            <text:p>0.08%</text:p>
          </table:table-cell>
          <table:table-cell table:formula="of:=([.J10]-[.I10])/[.I10]" office:value-type="percentage" office:value="0.000781860828772434" calcext:value-type="percentage">
            <text:p>0.08%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office:value-type="float" office:value="137.8" calcext:value-type="float">
            <text:p>137.8</text:p>
          </table:table-cell>
          <table:table-cell office:value-type="float" office:value="137.9" calcext:value-type="float">
            <text:p>137.9</text:p>
          </table:table-cell>
          <table:table-cell office:value-type="float" office:value="137.7" calcext:value-type="float">
            <text:p>137.7</text:p>
          </table:table-cell>
          <table:table-cell office:value-type="float" office:value="137.8" calcext:value-type="float">
            <text:p>137.8</text:p>
          </table:table-cell>
          <table:table-cell office:value-type="float" office:value="137.9" calcext:value-type="float">
            <text:p>137.9</text:p>
          </table:table-cell>
          <table:table-cell office:value-type="float" office:value="137.6" calcext:value-type="float">
            <text:p>137.6</text:p>
          </table:table-cell>
          <table:table-cell office:value-type="float" office:value="137.8" calcext:value-type="float">
            <text:p>137.8</text:p>
          </table:table-cell>
          <table:table-cell office:value-type="float" office:value="137.7" calcext:value-type="float">
            <text:p>137.7</text:p>
          </table:table-cell>
          <table:table-cell table:style-name="ce5" office:value-type="float" office:value="138" calcext:value-type="float">
            <text:p>138</text:p>
          </table:table-cell>
          <table:table-cell table:formula="of:=([.J11]-[.A11])/[.A11]" office:value-type="percentage" office:value="0.00363636363636364" calcext:value-type="percentage">
            <text:p>0.36%</text:p>
          </table:table-cell>
          <table:table-cell table:formula="of:=([.J11]-[.B11])/[.B11]" office:value-type="percentage" office:value="0.00145137880986929" calcext:value-type="percentage">
            <text:p>0.15%</text:p>
          </table:table-cell>
          <table:table-cell table:formula="of:=([.J11]-[.C11])/[.C11]" office:value-type="percentage" office:value="0.000725163161711344" calcext:value-type="percentage">
            <text:p>0.07%</text:p>
          </table:table-cell>
          <table:table-cell table:formula="of:=([.J11]-[.D11])/[.D11]" office:value-type="percentage" office:value="0.00217864923747285" calcext:value-type="percentage">
            <text:p>0.22%</text:p>
          </table:table-cell>
          <table:table-cell table:formula="of:=([.J11]-[.E11])/[.E11]" office:value-type="percentage" office:value="0.00145137880986929" calcext:value-type="percentage">
            <text:p>0.15%</text:p>
          </table:table-cell>
          <table:table-cell table:formula="of:=([.J11]-[.F11])/[.F11]" office:value-type="percentage" office:value="0.000725163161711344" calcext:value-type="percentage">
            <text:p>0.07%</text:p>
          </table:table-cell>
          <table:table-cell table:formula="of:=([.J11]-[.G11])/[.G11]" office:value-type="percentage" office:value="0.00290697674418609" calcext:value-type="percentage">
            <text:p>0.29%</text:p>
          </table:table-cell>
          <table:table-cell table:formula="of:=([.J11]-[.H11])/[.H11]" office:value-type="percentage" office:value="0.00145137880986929" calcext:value-type="percentage">
            <text:p>0.15%</text:p>
          </table:table-cell>
          <table:table-cell table:formula="of:=([.J11]-[.I11])/[.I11]" office:value-type="percentage" office:value="0.00217864923747285" calcext:value-type="percentage">
            <text:p>0.22%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2.7" calcext:value-type="float">
            <text:p>132.7</text:p>
          </table:table-cell>
          <table:table-cell office:value-type="float" office:value="132.5" calcext:value-type="float">
            <text:p>132.5</text:p>
          </table:table-cell>
          <table:table-cell office:value-type="float" office:value="132.1" calcext:value-type="float">
            <text:p>132.1</text:p>
          </table:table-cell>
          <table:table-cell office:value-type="float" office:value="132.6" calcext:value-type="float">
            <text:p>132.6</text:p>
          </table:table-cell>
          <table:table-cell office:value-type="float" office:value="132.5" calcext:value-type="float">
            <text:p>132.5</text:p>
          </table:table-cell>
          <table:table-cell office:value-type="float" office:value="131.7" calcext:value-type="float">
            <text:p>131.7</text:p>
          </table:table-cell>
          <table:table-cell office:value-type="float" office:value="130.9" calcext:value-type="float">
            <text:p>130.9</text:p>
          </table:table-cell>
          <table:table-cell office:value-type="float" office:value="130.6" calcext:value-type="float">
            <text:p>130.6</text:p>
          </table:table-cell>
          <table:table-cell office:value-type="float" office:value="138" calcext:value-type="float">
            <text:p>138</text:p>
          </table:table-cell>
          <table:table-cell table:formula="of:=([.J12]-[.A12])/[.A12]" office:value-type="percentage" office:value="0.0534351145038168" calcext:value-type="percentage">
            <text:p>5.34%</text:p>
          </table:table-cell>
          <table:table-cell table:formula="of:=([.J12]-[.B12])/[.B12]" office:value-type="percentage" office:value="0.0399397136397891" calcext:value-type="percentage">
            <text:p>3.99%</text:p>
          </table:table-cell>
          <table:table-cell table:formula="of:=([.J12]-[.C12])/[.C12]" office:value-type="percentage" office:value="0.0415094339622642" calcext:value-type="percentage">
            <text:p>4.15%</text:p>
          </table:table-cell>
          <table:table-cell table:formula="of:=([.J12]-[.D12])/[.D12]" office:value-type="percentage" office:value="0.044663133989402" calcext:value-type="percentage">
            <text:p>4.47%</text:p>
          </table:table-cell>
          <table:table-cell table:formula="of:=([.J12]-[.E12])/[.E12]" office:value-type="percentage" office:value="0.0407239819004525" calcext:value-type="percentage">
            <text:p>4.07%</text:p>
          </table:table-cell>
          <table:table-cell table:formula="of:=([.J12]-[.F12])/[.F12]" office:value-type="percentage" office:value="0.0415094339622642" calcext:value-type="percentage">
            <text:p>4.15%</text:p>
          </table:table-cell>
          <table:table-cell table:formula="of:=([.J12]-[.G12])/[.G12]" office:value-type="percentage" office:value="0.0478359908883828" calcext:value-type="percentage">
            <text:p>4.78%</text:p>
          </table:table-cell>
          <table:table-cell table:formula="of:=([.J12]-[.H12])/[.H12]" office:value-type="percentage" office:value="0.0542398777692895" calcext:value-type="percentage">
            <text:p>5.42%</text:p>
          </table:table-cell>
          <table:table-cell table:formula="of:=([.J12]-[.I12])/[.I12]" office:value-type="percentage" office:value="0.0566615620214396" calcext:value-type="percentage">
            <text:p>5.67%</text:p>
          </table:table-cell>
        </table:table-row>
        <table:table-row table:style-name="ro1">
          <table:table-cell table:number-columns-repeated="10" office:value-type="float" office:value="141" calcext:value-type="float">
            <text:p>141</text:p>
          </table:table-cell>
          <table:table-cell table:formula="of:=([.J13]-[.A13])/[.A13]" office:value-type="percentage" office:value="0" calcext:value-type="percentage">
            <text:p>0.00%</text:p>
          </table:table-cell>
          <table:table-cell table:formula="of:=([.J13]-[.B13])/[.B13]" office:value-type="percentage" office:value="0" calcext:value-type="percentage">
            <text:p>0.00%</text:p>
          </table:table-cell>
          <table:table-cell table:formula="of:=([.J13]-[.C13])/[.C13]" office:value-type="percentage" office:value="0" calcext:value-type="percentage">
            <text:p>0.00%</text:p>
          </table:table-cell>
          <table:table-cell table:formula="of:=([.J13]-[.D13])/[.D13]" office:value-type="percentage" office:value="0" calcext:value-type="percentage">
            <text:p>0.00%</text:p>
          </table:table-cell>
          <table:table-cell table:formula="of:=([.J13]-[.E13])/[.E13]" office:value-type="percentage" office:value="0" calcext:value-type="percentage">
            <text:p>0.00%</text:p>
          </table:table-cell>
          <table:table-cell table:formula="of:=([.J13]-[.F13])/[.F13]" office:value-type="percentage" office:value="0" calcext:value-type="percentage">
            <text:p>0.00%</text:p>
          </table:table-cell>
          <table:table-cell table:formula="of:=([.J13]-[.G13])/[.G13]" office:value-type="percentage" office:value="0" calcext:value-type="percentage">
            <text:p>0.00%</text:p>
          </table:table-cell>
          <table:table-cell table:formula="of:=([.J13]-[.H13])/[.H13]" office:value-type="percentage" office:value="0" calcext:value-type="percentage">
            <text:p>0.00%</text:p>
          </table:table-cell>
          <table:table-cell table:formula="of:=([.J13]-[.I13])/[.I1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26.3" calcext:value-type="float">
            <text:p>126.3</text:p>
          </table:table-cell>
          <table:table-cell office:value-type="float" office:value="128.3" calcext:value-type="float">
            <text:p>128.3</text:p>
          </table:table-cell>
          <table:table-cell office:value-type="float" office:value="128.7" calcext:value-type="float">
            <text:p>128.7</text:p>
          </table:table-cell>
          <table:table-cell office:value-type="float" office:value="128.4" calcext:value-type="float">
            <text:p>128.4</text:p>
          </table:table-cell>
          <table:table-cell office:value-type="float" office:value="128.1" calcext:value-type="float">
            <text:p>128.1</text:p>
          </table:table-cell>
          <table:table-cell table:number-columns-repeated="2" office:value-type="float" office:value="127.8" calcext:value-type="float">
            <text:p>127.8</text:p>
          </table:table-cell>
          <table:table-cell office:value-type="float" office:value="127.1" calcext:value-type="float">
            <text:p>127.1</text:p>
          </table:table-cell>
          <table:table-cell office:value-type="float" office:value="125.4" calcext:value-type="float">
            <text:p>125.4</text:p>
          </table:table-cell>
          <table:table-cell office:value-type="float" office:value="134" calcext:value-type="float">
            <text:p>134</text:p>
          </table:table-cell>
          <table:table-cell table:formula="of:=([.J14]-[.A14])/[.A14]" office:value-type="percentage" office:value="0.0609659540775931" calcext:value-type="percentage">
            <text:p>6.10%</text:p>
          </table:table-cell>
          <table:table-cell table:formula="of:=([.J14]-[.B14])/[.B14]" office:value-type="percentage" office:value="0.044427123928293" calcext:value-type="percentage">
            <text:p>4.44%</text:p>
          </table:table-cell>
          <table:table-cell table:formula="of:=([.J14]-[.C14])/[.C14]" office:value-type="percentage" office:value="0.0411810411810413" calcext:value-type="percentage">
            <text:p>4.12%</text:p>
          </table:table-cell>
          <table:table-cell table:formula="of:=([.J14]-[.D14])/[.D14]" office:value-type="percentage" office:value="0.043613707165109" calcext:value-type="percentage">
            <text:p>4.36%</text:p>
          </table:table-cell>
          <table:table-cell table:formula="of:=([.J14]-[.E14])/[.E14]" office:value-type="percentage" office:value="0.0460577673692428" calcext:value-type="percentage">
            <text:p>4.61%</text:p>
          </table:table-cell>
          <table:table-cell table:formula="of:=([.J14]-[.F14])/[.F14]" office:value-type="percentage" office:value="0.0485133020344288" calcext:value-type="percentage">
            <text:p>4.85%</text:p>
          </table:table-cell>
          <table:table-cell table:formula="of:=([.J14]-[.G14])/[.G14]" office:value-type="percentage" office:value="0.0485133020344288" calcext:value-type="percentage">
            <text:p>4.85%</text:p>
          </table:table-cell>
          <table:table-cell table:formula="of:=([.J14]-[.H14])/[.H14]" office:value-type="percentage" office:value="0.0542879622344611" calcext:value-type="percentage">
            <text:p>5.43%</text:p>
          </table:table-cell>
          <table:table-cell table:formula="of:=([.J14]-[.I14])/[.I14]" office:value-type="percentage" office:value="0.0685805422647527" calcext:value-type="percentage">
            <text:p>6.86%</text:p>
          </table:table-cell>
        </table:table-row>
        <table:table-row table:style-name="ro1">
          <table:table-cell office:value-type="float" office:value="138.7" calcext:value-type="float">
            <text:p>138.7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8" calcext:value-type="float">
            <text:p>138.8</text:p>
          </table:table-cell>
          <table:table-cell office:value-type="float" office:value="139.1" calcext:value-type="float">
            <text:p>139.1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37.8" calcext:value-type="float">
            <text:p>137.8</text:p>
          </table:table-cell>
          <table:table-cell office:value-type="float" office:value="136.5" calcext:value-type="float">
            <text:p>136.5</text:p>
          </table:table-cell>
          <table:table-cell office:value-type="float" office:value="134.8" calcext:value-type="float">
            <text:p>134.8</text:p>
          </table:table-cell>
          <table:table-cell office:value-type="float" office:value="143" calcext:value-type="float">
            <text:p>143</text:p>
          </table:table-cell>
          <table:table-cell table:formula="of:=([.J15]-[.A15])/[.A15]" office:value-type="percentage" office:value="0.0310021629416007" calcext:value-type="percentage">
            <text:p>3.10%</text:p>
          </table:table-cell>
          <table:table-cell table:formula="of:=([.J15]-[.B15])/[.B15]" office:value-type="percentage" office:value="0.0265613783201722" calcext:value-type="percentage">
            <text:p>2.66%</text:p>
          </table:table-cell>
          <table:table-cell table:formula="of:=([.J15]-[.C15])/[.C15]" office:value-type="percentage" office:value="0.0302593659942362" calcext:value-type="percentage">
            <text:p>3.03%</text:p>
          </table:table-cell>
          <table:table-cell table:formula="of:=([.J15]-[.D15])/[.D15]" office:value-type="percentage" office:value="0.0280373831775701" calcext:value-type="percentage">
            <text:p>2.80%</text:p>
          </table:table-cell>
          <table:table-cell table:formula="of:=([.J15]-[.E15])/[.E15]" office:value-type="percentage" office:value="0.0287769784172662" calcext:value-type="percentage">
            <text:p>2.88%</text:p>
          </table:table-cell>
          <table:table-cell table:formula="of:=([.J15]-[.F15])/[.F15]" office:value-type="percentage" office:value="0.0287769784172662" calcext:value-type="percentage">
            <text:p>2.88%</text:p>
          </table:table-cell>
          <table:table-cell table:formula="of:=([.J15]-[.G15])/[.G15]" office:value-type="percentage" office:value="0.0377358490566037" calcext:value-type="percentage">
            <text:p>3.77%</text:p>
          </table:table-cell>
          <table:table-cell table:formula="of:=([.J15]-[.H15])/[.H15]" office:value-type="percentage" office:value="0.0476190476190476" calcext:value-type="percentage">
            <text:p>4.76%</text:p>
          </table:table-cell>
          <table:table-cell table:formula="of:=([.J15]-[.I15])/[.I15]" office:value-type="percentage" office:value="0.0608308605341245" calcext:value-type="percentage">
            <text:p>6.08%</text:p>
          </table:table-cell>
        </table:table-row>
        <table:table-row table:style-name="ro1">
          <table:table-cell table:number-columns-repeated="10" office:value-type="float" office:value="149" calcext:value-type="float">
            <text:p>149</text:p>
          </table:table-cell>
          <table:table-cell table:formula="of:=([.J16]-[.A16])/[.A16]" office:value-type="percentage" office:value="0" calcext:value-type="percentage">
            <text:p>0.00%</text:p>
          </table:table-cell>
          <table:table-cell table:formula="of:=([.J16]-[.B16])/[.B16]" office:value-type="percentage" office:value="0" calcext:value-type="percentage">
            <text:p>0.00%</text:p>
          </table:table-cell>
          <table:table-cell table:formula="of:=([.J16]-[.C16])/[.C16]" office:value-type="percentage" office:value="0" calcext:value-type="percentage">
            <text:p>0.00%</text:p>
          </table:table-cell>
          <table:table-cell table:formula="of:=([.J16]-[.D16])/[.D16]" office:value-type="percentage" office:value="0" calcext:value-type="percentage">
            <text:p>0.00%</text:p>
          </table:table-cell>
          <table:table-cell table:formula="of:=([.J16]-[.E16])/[.E16]" office:value-type="percentage" office:value="0" calcext:value-type="percentage">
            <text:p>0.00%</text:p>
          </table:table-cell>
          <table:table-cell table:formula="of:=([.J16]-[.F16])/[.F16]" office:value-type="percentage" office:value="0" calcext:value-type="percentage">
            <text:p>0.00%</text:p>
          </table:table-cell>
          <table:table-cell table:formula="of:=([.J16]-[.G16])/[.G16]" office:value-type="percentage" office:value="0" calcext:value-type="percentage">
            <text:p>0.00%</text:p>
          </table:table-cell>
          <table:table-cell table:formula="of:=([.J16]-[.H16])/[.H16]" office:value-type="percentage" office:value="0" calcext:value-type="percentage">
            <text:p>0.00%</text:p>
          </table:table-cell>
          <table:table-cell table:formula="of:=([.J16]-[.I16])/[.I1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 office:value-type="float" office:value="155" calcext:value-type="float">
            <text:p>155</text:p>
          </table:table-cell>
          <table:table-cell office:value-type="float" office:value="154.8" calcext:value-type="float">
            <text:p>154.8</text:p>
          </table:table-cell>
          <table:table-cell table:number-columns-repeated="2" office:value-type="float" office:value="155" calcext:value-type="float">
            <text:p>155</text:p>
          </table:table-cell>
          <table:table-cell table:formula="of:=([.J17]-[.A17])/[.A17]" office:value-type="percentage" office:value="0" calcext:value-type="percentage">
            <text:p>0.00%</text:p>
          </table:table-cell>
          <table:table-cell table:formula="of:=([.J17]-[.B17])/[.B17]" office:value-type="percentage" office:value="0" calcext:value-type="percentage">
            <text:p>0.00%</text:p>
          </table:table-cell>
          <table:table-cell table:formula="of:=([.J17]-[.C17])/[.C17]" office:value-type="percentage" office:value="0" calcext:value-type="percentage">
            <text:p>0.00%</text:p>
          </table:table-cell>
          <table:table-cell table:formula="of:=([.J17]-[.D17])/[.D17]" office:value-type="percentage" office:value="0" calcext:value-type="percentage">
            <text:p>0.00%</text:p>
          </table:table-cell>
          <table:table-cell table:formula="of:=([.J17]-[.E17])/[.E17]" office:value-type="percentage" office:value="0" calcext:value-type="percentage">
            <text:p>0.00%</text:p>
          </table:table-cell>
          <table:table-cell table:formula="of:=([.J17]-[.F17])/[.F17]" office:value-type="percentage" office:value="0" calcext:value-type="percentage">
            <text:p>0.00%</text:p>
          </table:table-cell>
          <table:table-cell table:formula="of:=([.J17]-[.G17])/[.G17]" office:value-type="percentage" office:value="0" calcext:value-type="percentage">
            <text:p>0.00%</text:p>
          </table:table-cell>
          <table:table-cell table:formula="of:=([.J17]-[.H17])/[.H17]" office:value-type="percentage" office:value="0.00129198966408261" calcext:value-type="percentage">
            <text:p>0.13%</text:p>
          </table:table-cell>
          <table:table-cell table:formula="of:=([.J17]-[.I17])/[.I1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8.8" calcext:value-type="float">
            <text:p>148.8</text:p>
          </table:table-cell>
          <table:table-cell office:value-type="float" office:value="149" calcext:value-type="float">
            <text:p>149</text:p>
          </table:table-cell>
          <table:table-cell office:value-type="float" office:value="149.2" calcext:value-type="float">
            <text:p>149.2</text:p>
          </table:table-cell>
          <table:table-cell office:value-type="float" office:value="148.7" calcext:value-type="float">
            <text:p>148.7</text:p>
          </table:table-cell>
          <table:table-cell office:value-type="float" office:value="149.2" calcext:value-type="float">
            <text:p>149.2</text:p>
          </table:table-cell>
          <table:table-cell office:value-type="float" office:value="148.5" calcext:value-type="float">
            <text:p>148.5</text:p>
          </table:table-cell>
          <table:table-cell office:value-type="float" office:value="149.2" calcext:value-type="float">
            <text:p>149.2</text:p>
          </table:table-cell>
          <table:table-cell office:value-type="float" office:value="148.2" calcext:value-type="float">
            <text:p>148.2</text:p>
          </table:table-cell>
          <table:table-cell office:value-type="float" office:value="145.5" calcext:value-type="float">
            <text:p>145.5</text:p>
          </table:table-cell>
          <table:table-cell office:value-type="float" office:value="153" calcext:value-type="float">
            <text:p>153</text:p>
          </table:table-cell>
          <table:table-cell table:formula="of:=([.J18]-[.A18])/[.A18]" office:value-type="percentage" office:value="0.0282258064516128" calcext:value-type="percentage">
            <text:p>2.82%</text:p>
          </table:table-cell>
          <table:table-cell table:formula="of:=([.J18]-[.B18])/[.B18]" office:value-type="percentage" office:value="0.0268456375838926" calcext:value-type="percentage">
            <text:p>2.68%</text:p>
          </table:table-cell>
          <table:table-cell table:formula="of:=([.J18]-[.C18])/[.C18]" office:value-type="percentage" office:value="0.0254691689008044" calcext:value-type="percentage">
            <text:p>2.55%</text:p>
          </table:table-cell>
          <table:table-cell table:formula="of:=([.J18]-[.D18])/[.D18]" office:value-type="percentage" office:value="0.0289172831203767" calcext:value-type="percentage">
            <text:p>2.89%</text:p>
          </table:table-cell>
          <table:table-cell table:formula="of:=([.J18]-[.E18])/[.E18]" office:value-type="percentage" office:value="0.0254691689008044" calcext:value-type="percentage">
            <text:p>2.55%</text:p>
          </table:table-cell>
          <table:table-cell table:formula="of:=([.J18]-[.F18])/[.F18]" office:value-type="percentage" office:value="0.0303030303030303" calcext:value-type="percentage">
            <text:p>3.03%</text:p>
          </table:table-cell>
          <table:table-cell table:formula="of:=([.J18]-[.G18])/[.G18]" office:value-type="percentage" office:value="0.0254691689008044" calcext:value-type="percentage">
            <text:p>2.55%</text:p>
          </table:table-cell>
          <table:table-cell table:formula="of:=([.J18]-[.H18])/[.H18]" office:value-type="percentage" office:value="0.0323886639676114" calcext:value-type="percentage">
            <text:p>3.24%</text:p>
          </table:table-cell>
          <table:table-cell table:formula="of:=([.J18]-[.I18])/[.I18]" office:value-type="percentage" office:value="0.0515463917525773" calcext:value-type="percentage">
            <text:p>5.15%</text:p>
          </table:table-cell>
        </table:table-row>
        <table:table-row table:style-name="ro1">
          <table:table-cell office:value-type="float" office:value="147.1" calcext:value-type="float">
            <text:p>147.1</text:p>
          </table:table-cell>
          <table:table-cell office:value-type="float" office:value="150.2" calcext:value-type="float">
            <text:p>150.2</text:p>
          </table:table-cell>
          <table:table-cell office:value-type="float" office:value="153.4" calcext:value-type="float">
            <text:p>153.4</text:p>
          </table:table-cell>
          <table:table-cell office:value-type="float" office:value="152.3" calcext:value-type="float">
            <text:p>152.3</text:p>
          </table:table-cell>
          <table:table-cell office:value-type="float" office:value="152.5" calcext:value-type="float">
            <text:p>152.5</text:p>
          </table:table-cell>
          <table:table-cell office:value-type="float" office:value="152.1" calcext:value-type="float">
            <text:p>152.1</text:p>
          </table:table-cell>
          <table:table-cell office:value-type="float" office:value="153.4" calcext:value-type="float">
            <text:p>153.4</text:p>
          </table:table-cell>
          <table:table-cell office:value-type="float" office:value="152.9" calcext:value-type="float">
            <text:p>152.9</text:p>
          </table:table-cell>
          <table:table-cell office:value-type="float" office:value="149.4" calcext:value-type="float">
            <text:p>149.4</text:p>
          </table:table-cell>
          <table:table-cell office:value-type="float" office:value="159" calcext:value-type="float">
            <text:p>159</text:p>
          </table:table-cell>
          <table:table-cell table:formula="of:=([.J19]-[.A19])/[.A19]" office:value-type="percentage" office:value="0.0808973487423522" calcext:value-type="percentage">
            <text:p>8.09%</text:p>
          </table:table-cell>
          <table:table-cell table:formula="of:=([.J19]-[.B19])/[.B19]" office:value-type="percentage" office:value="0.0585885486018643" calcext:value-type="percentage">
            <text:p>5.86%</text:p>
          </table:table-cell>
          <table:table-cell table:formula="of:=([.J19]-[.C19])/[.C19]" office:value-type="percentage" office:value="0.0365058670143416" calcext:value-type="percentage">
            <text:p>3.65%</text:p>
          </table:table-cell>
          <table:table-cell table:formula="of:=([.J19]-[.D19])/[.D19]" office:value-type="percentage" office:value="0.0439921208141825" calcext:value-type="percentage">
            <text:p>4.40%</text:p>
          </table:table-cell>
          <table:table-cell table:formula="of:=([.J19]-[.E19])/[.E19]" office:value-type="percentage" office:value="0.0426229508196721" calcext:value-type="percentage">
            <text:p>4.26%</text:p>
          </table:table-cell>
          <table:table-cell table:formula="of:=([.J19]-[.F19])/[.F19]" office:value-type="percentage" office:value="0.0453648915187377" calcext:value-type="percentage">
            <text:p>4.54%</text:p>
          </table:table-cell>
          <table:table-cell table:formula="of:=([.J19]-[.G19])/[.G19]" office:value-type="percentage" office:value="0.0365058670143416" calcext:value-type="percentage">
            <text:p>3.65%</text:p>
          </table:table-cell>
          <table:table-cell table:formula="of:=([.J19]-[.H19])/[.H19]" office:value-type="percentage" office:value="0.039895356442119" calcext:value-type="percentage">
            <text:p>3.99%</text:p>
          </table:table-cell>
          <table:table-cell table:formula="of:=([.J19]-[.I19])/[.I19]" office:value-type="percentage" office:value="0.0642570281124498" calcext:value-type="percentage">
            <text:p>6.43%</text:p>
          </table:table-cell>
        </table:table-row>
        <table:table-row table:style-name="ro1">
          <table:table-cell table:number-columns-repeated="10" office:value-type="float" office:value="160" calcext:value-type="float">
            <text:p>160</text:p>
          </table:table-cell>
          <table:table-cell table:formula="of:=([.J20]-[.A20])/[.A20]" office:value-type="percentage" office:value="0" calcext:value-type="percentage">
            <text:p>0.00%</text:p>
          </table:table-cell>
          <table:table-cell table:formula="of:=([.J20]-[.B20])/[.B20]" office:value-type="percentage" office:value="0" calcext:value-type="percentage">
            <text:p>0.00%</text:p>
          </table:table-cell>
          <table:table-cell table:formula="of:=([.J20]-[.C20])/[.C20]" office:value-type="percentage" office:value="0" calcext:value-type="percentage">
            <text:p>0.00%</text:p>
          </table:table-cell>
          <table:table-cell table:formula="of:=([.J20]-[.D20])/[.D20]" office:value-type="percentage" office:value="0" calcext:value-type="percentage">
            <text:p>0.00%</text:p>
          </table:table-cell>
          <table:table-cell table:formula="of:=([.J20]-[.E20])/[.E20]" office:value-type="percentage" office:value="0" calcext:value-type="percentage">
            <text:p>0.00%</text:p>
          </table:table-cell>
          <table:table-cell table:formula="of:=([.J20]-[.F20])/[.F20]" office:value-type="percentage" office:value="0" calcext:value-type="percentage">
            <text:p>0.00%</text:p>
          </table:table-cell>
          <table:table-cell table:formula="of:=([.J20]-[.G20])/[.G20]" office:value-type="percentage" office:value="0" calcext:value-type="percentage">
            <text:p>0.00%</text:p>
          </table:table-cell>
          <table:table-cell table:formula="of:=([.J20]-[.H20])/[.H20]" office:value-type="percentage" office:value="0" calcext:value-type="percentage">
            <text:p>0.00%</text:p>
          </table:table-cell>
          <table:table-cell table:formula="of:=([.J20]-[.I20])/[.I20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64" calcext:value-type="float">
            <text:p>164</text:p>
          </table:table-cell>
          <table:table-cell table:formula="of:=([.J21]-[.A21])/[.A21]" office:value-type="percentage" office:value="0" calcext:value-type="percentage">
            <text:p>0.00%</text:p>
          </table:table-cell>
          <table:table-cell table:formula="of:=([.J21]-[.B21])/[.B21]" office:value-type="percentage" office:value="0" calcext:value-type="percentage">
            <text:p>0.00%</text:p>
          </table:table-cell>
          <table:table-cell table:formula="of:=([.J21]-[.C21])/[.C21]" office:value-type="percentage" office:value="0" calcext:value-type="percentage">
            <text:p>0.00%</text:p>
          </table:table-cell>
          <table:table-cell table:formula="of:=([.J21]-[.D21])/[.D21]" office:value-type="percentage" office:value="0" calcext:value-type="percentage">
            <text:p>0.00%</text:p>
          </table:table-cell>
          <table:table-cell table:formula="of:=([.J21]-[.E21])/[.E21]" office:value-type="percentage" office:value="0" calcext:value-type="percentage">
            <text:p>0.00%</text:p>
          </table:table-cell>
          <table:table-cell table:formula="of:=([.J21]-[.F21])/[.F21]" office:value-type="percentage" office:value="0" calcext:value-type="percentage">
            <text:p>0.00%</text:p>
          </table:table-cell>
          <table:table-cell table:formula="of:=([.J21]-[.G21])/[.G21]" office:value-type="percentage" office:value="0" calcext:value-type="percentage">
            <text:p>0.00%</text:p>
          </table:table-cell>
          <table:table-cell table:formula="of:=([.J21]-[.H21])/[.H21]" office:value-type="percentage" office:value="0" calcext:value-type="percentage">
            <text:p>0.00%</text:p>
          </table:table-cell>
          <table:table-cell table:formula="of:=([.J21]-[.I21])/[.I21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159.5" calcext:value-type="float">
            <text:p>159.5</text:p>
          </table:table-cell>
          <table:table-cell office:value-type="float" office:value="160.2" calcext:value-type="float">
            <text:p>160.2</text:p>
          </table:table-cell>
          <table:table-cell office:value-type="float" office:value="159.3" calcext:value-type="float">
            <text:p>159.3</text:p>
          </table:table-cell>
          <table:table-cell office:value-type="float" office:value="160.6" calcext:value-type="float">
            <text:p>160.6</text:p>
          </table:table-cell>
          <table:table-cell office:value-type="float" office:value="160.2" calcext:value-type="float">
            <text:p>160.2</text:p>
          </table:table-cell>
          <table:table-cell office:value-type="float" office:value="160" calcext:value-type="float">
            <text:p>160</text:p>
          </table:table-cell>
          <table:table-cell office:value-type="float" office:value="158.8" calcext:value-type="float">
            <text:p>158.8</text:p>
          </table:table-cell>
          <table:table-cell office:value-type="float" office:value="157.5" calcext:value-type="float">
            <text:p>157.5</text:p>
          </table:table-cell>
          <table:table-cell office:value-type="float" office:value="164" calcext:value-type="float">
            <text:p>164</text:p>
          </table:table-cell>
          <table:table-cell table:formula="of:=([.J22]-[.A22])/[.A22]" office:value-type="percentage" office:value="0.0282131661442006" calcext:value-type="percentage">
            <text:p>2.82%</text:p>
          </table:table-cell>
          <table:table-cell table:formula="of:=([.J22]-[.B22])/[.B22]" office:value-type="percentage" office:value="0.0282131661442006" calcext:value-type="percentage">
            <text:p>2.82%</text:p>
          </table:table-cell>
          <table:table-cell table:formula="of:=([.J22]-[.C22])/[.C22]" office:value-type="percentage" office:value="0.0237203495630463" calcext:value-type="percentage">
            <text:p>2.37%</text:p>
          </table:table-cell>
          <table:table-cell table:formula="of:=([.J22]-[.D22])/[.D22]" office:value-type="percentage" office:value="0.0295040803515379" calcext:value-type="percentage">
            <text:p>2.95%</text:p>
          </table:table-cell>
          <table:table-cell table:formula="of:=([.J22]-[.E22])/[.E22]" office:value-type="percentage" office:value="0.0211706102117061" calcext:value-type="percentage">
            <text:p>2.12%</text:p>
          </table:table-cell>
          <table:table-cell table:formula="of:=([.J22]-[.F22])/[.F22]" office:value-type="percentage" office:value="0.0237203495630463" calcext:value-type="percentage">
            <text:p>2.37%</text:p>
          </table:table-cell>
          <table:table-cell table:formula="of:=([.J22]-[.G22])/[.G22]" office:value-type="percentage" office:value="0.025" calcext:value-type="percentage">
            <text:p>2.50%</text:p>
          </table:table-cell>
          <table:table-cell table:formula="of:=([.J22]-[.H22])/[.H22]" office:value-type="percentage" office:value="0.0327455919395465" calcext:value-type="percentage">
            <text:p>3.27%</text:p>
          </table:table-cell>
          <table:table-cell table:formula="of:=([.J22]-[.I22])/[.I22]" office:value-type="percentage" office:value="0.0412698412698413" calcext:value-type="percentage">
            <text:p>4.13%</text:p>
          </table:table-cell>
        </table:table-row>
        <table:table-row table:style-name="ro1">
          <table:table-cell table:number-columns-repeated="10" office:value-type="float" office:value="166" calcext:value-type="float">
            <text:p>166</text:p>
          </table:table-cell>
          <table:table-cell table:formula="of:=([.J23]-[.A23])/[.A23]" office:value-type="percentage" office:value="0" calcext:value-type="percentage">
            <text:p>0.00%</text:p>
          </table:table-cell>
          <table:table-cell table:formula="of:=([.J23]-[.B23])/[.B23]" office:value-type="percentage" office:value="0" calcext:value-type="percentage">
            <text:p>0.00%</text:p>
          </table:table-cell>
          <table:table-cell table:formula="of:=([.J23]-[.C23])/[.C23]" office:value-type="percentage" office:value="0" calcext:value-type="percentage">
            <text:p>0.00%</text:p>
          </table:table-cell>
          <table:table-cell table:formula="of:=([.J23]-[.D23])/[.D23]" office:value-type="percentage" office:value="0" calcext:value-type="percentage">
            <text:p>0.00%</text:p>
          </table:table-cell>
          <table:table-cell table:formula="of:=([.J23]-[.E23])/[.E23]" office:value-type="percentage" office:value="0" calcext:value-type="percentage">
            <text:p>0.00%</text:p>
          </table:table-cell>
          <table:table-cell table:formula="of:=([.J23]-[.F23])/[.F23]" office:value-type="percentage" office:value="0" calcext:value-type="percentage">
            <text:p>0.00%</text:p>
          </table:table-cell>
          <table:table-cell table:formula="of:=([.J23]-[.G23])/[.G23]" office:value-type="percentage" office:value="0" calcext:value-type="percentage">
            <text:p>0.00%</text:p>
          </table:table-cell>
          <table:table-cell table:formula="of:=([.J23]-[.H23])/[.H23]" office:value-type="percentage" office:value="0" calcext:value-type="percentage">
            <text:p>0.00%</text:p>
          </table:table-cell>
          <table:table-cell table:formula="of:=([.J23]-[.I23])/[.I2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73" calcext:value-type="float">
            <text:p>173</text:p>
          </table:table-cell>
          <table:table-cell table:formula="of:=([.J24]-[.A24])/[.A24]" office:value-type="percentage" office:value="0" calcext:value-type="percentage">
            <text:p>0.00%</text:p>
          </table:table-cell>
          <table:table-cell table:formula="of:=([.J24]-[.B24])/[.B24]" office:value-type="percentage" office:value="0" calcext:value-type="percentage">
            <text:p>0.00%</text:p>
          </table:table-cell>
          <table:table-cell table:formula="of:=([.J24]-[.C24])/[.C24]" office:value-type="percentage" office:value="0" calcext:value-type="percentage">
            <text:p>0.00%</text:p>
          </table:table-cell>
          <table:table-cell table:formula="of:=([.J24]-[.D24])/[.D24]" office:value-type="percentage" office:value="0" calcext:value-type="percentage">
            <text:p>0.00%</text:p>
          </table:table-cell>
          <table:table-cell table:formula="of:=([.J24]-[.E24])/[.E24]" office:value-type="percentage" office:value="0" calcext:value-type="percentage">
            <text:p>0.00%</text:p>
          </table:table-cell>
          <table:table-cell table:formula="of:=([.J24]-[.F24])/[.F24]" office:value-type="percentage" office:value="0" calcext:value-type="percentage">
            <text:p>0.00%</text:p>
          </table:table-cell>
          <table:table-cell table:formula="of:=([.J24]-[.G24])/[.G24]" office:value-type="percentage" office:value="0" calcext:value-type="percentage">
            <text:p>0.00%</text:p>
          </table:table-cell>
          <table:table-cell table:formula="of:=([.J24]-[.H24])/[.H24]" office:value-type="percentage" office:value="0" calcext:value-type="percentage">
            <text:p>0.00%</text:p>
          </table:table-cell>
          <table:table-cell table:formula="of:=([.J24]-[.I24])/[.I24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170" calcext:value-type="float">
            <text:p>170</text:p>
          </table:table-cell>
          <table:table-cell office:value-type="float" office:value="170.2" calcext:value-type="float">
            <text:p>170.2</text:p>
          </table:table-cell>
          <table:table-cell office:value-type="float" office:value="169.9" calcext:value-type="float">
            <text:p>169.9</text:p>
          </table:table-cell>
          <table:table-cell office:value-type="float" office:value="170.3" calcext:value-type="float">
            <text:p>170.3</text:p>
          </table:table-cell>
          <table:table-cell office:value-type="float" office:value="170.5" calcext:value-type="float">
            <text:p>170.5</text:p>
          </table:table-cell>
          <table:table-cell office:value-type="float" office:value="169.6" calcext:value-type="float">
            <text:p>169.6</text:p>
          </table:table-cell>
          <table:table-cell office:value-type="float" office:value="169.1" calcext:value-type="float">
            <text:p>169.1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table:formula="of:=([.J25]-[.A25])/[.A25]" office:value-type="percentage" office:value="0.0117647058823529" calcext:value-type="percentage">
            <text:p>1.18%</text:p>
          </table:table-cell>
          <table:table-cell table:formula="of:=([.J25]-[.B25])/[.B25]" office:value-type="percentage" office:value="0.0117647058823529" calcext:value-type="percentage">
            <text:p>1.18%</text:p>
          </table:table-cell>
          <table:table-cell table:formula="of:=([.J25]-[.C25])/[.C25]" office:value-type="percentage" office:value="0.0105757931844889" calcext:value-type="percentage">
            <text:p>1.06%</text:p>
          </table:table-cell>
          <table:table-cell table:formula="of:=([.J25]-[.D25])/[.D25]" office:value-type="percentage" office:value="0.0123602118893466" calcext:value-type="percentage">
            <text:p>1.24%</text:p>
          </table:table-cell>
          <table:table-cell table:formula="of:=([.J25]-[.E25])/[.E25]" office:value-type="percentage" office:value="0.00998238402818549" calcext:value-type="percentage">
            <text:p>1.00%</text:p>
          </table:table-cell>
          <table:table-cell table:formula="of:=([.J25]-[.F25])/[.F25]" office:value-type="percentage" office:value="0.00879765395894428" calcext:value-type="percentage">
            <text:p>0.88%</text:p>
          </table:table-cell>
          <table:table-cell table:formula="of:=([.J25]-[.G25])/[.G25]" office:value-type="percentage" office:value="0.0141509433962264" calcext:value-type="percentage">
            <text:p>1.42%</text:p>
          </table:table-cell>
          <table:table-cell table:formula="of:=([.J25]-[.H25])/[.H25]" office:value-type="percentage" office:value="0.0171496156120639" calcext:value-type="percentage">
            <text:p>1.71%</text:p>
          </table:table-cell>
          <table:table-cell table:formula="of:=([.J25]-[.I25])/[.I25]" office:value-type="percentage" office:value="0.0238095238095238" calcext:value-type="percentage">
            <text:p>2.38%</text:p>
          </table:table-cell>
        </table:table-row>
        <table:table-row table:style-name="ro1">
          <table:table-cell office:value-type="float" office:value="148.9" calcext:value-type="float">
            <text:p>148.9</text:p>
          </table:table-cell>
          <table:table-cell office:value-type="float" office:value="150.1" calcext:value-type="float">
            <text:p>150.1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51.1" calcext:value-type="float">
            <text:p>151.1</text:p>
          </table:table-cell>
          <table:table-cell office:value-type="float" office:value="150" calcext:value-type="float">
            <text:p>150</text:p>
          </table:table-cell>
          <table:table-cell office:value-type="float" office:value="149.8" calcext:value-type="float">
            <text:p>149.8</text:p>
          </table:table-cell>
          <table:table-cell office:value-type="float" office:value="150.4" calcext:value-type="float">
            <text:p>150.4</text:p>
          </table:table-cell>
          <table:table-cell office:value-type="float" office:value="150.6" calcext:value-type="float">
            <text:p>150.6</text:p>
          </table:table-cell>
          <table:table-cell table:style-name="ce5" office:value-type="float" office:value="155" calcext:value-type="float">
            <text:p>155</text:p>
          </table:table-cell>
          <table:table-cell table:formula="of:=([.J26]-[.A26])/[.A26]" office:value-type="percentage" office:value="0.0409670920080591" calcext:value-type="percentage">
            <text:p>4.10%</text:p>
          </table:table-cell>
          <table:table-cell table:formula="of:=([.J26]-[.B26])/[.B26]" office:value-type="percentage" office:value="0.0326449033977349" calcext:value-type="percentage">
            <text:p>3.26%</text:p>
          </table:table-cell>
          <table:table-cell table:formula="of:=([.J26]-[.C26])/[.C26]" office:value-type="percentage" office:value="0.0264900662251656" calcext:value-type="percentage">
            <text:p>2.65%</text:p>
          </table:table-cell>
          <table:table-cell table:formula="of:=([.J26]-[.D26])/[.D26]" office:value-type="percentage" office:value="0.0264900662251656" calcext:value-type="percentage">
            <text:p>2.65%</text:p>
          </table:table-cell>
          <table:table-cell table:formula="of:=([.J26]-[.E26])/[.E26]" office:value-type="percentage" office:value="0.0258107213765718" calcext:value-type="percentage">
            <text:p>2.58%</text:p>
          </table:table-cell>
          <table:table-cell table:formula="of:=([.J26]-[.F26])/[.F26]" office:value-type="percentage" office:value="0.0333333333333333" calcext:value-type="percentage">
            <text:p>3.33%</text:p>
          </table:table-cell>
          <table:table-cell table:formula="of:=([.J26]-[.G26])/[.G26]" office:value-type="percentage" office:value="0.034712950600801" calcext:value-type="percentage">
            <text:p>3.47%</text:p>
          </table:table-cell>
          <table:table-cell table:formula="of:=([.J26]-[.H26])/[.H26]" office:value-type="percentage" office:value="0.0305851063829787" calcext:value-type="percentage">
            <text:p>3.06%</text:p>
          </table:table-cell>
          <table:table-cell table:formula="of:=([.J26]-[.I26])/[.I26]" office:value-type="percentage" office:value="0.0292164674634795" calcext:value-type="percentage">
            <text:p>2.92%</text:p>
          </table:table-cell>
        </table:table-row>
        <table:table-row table:style-name="ro1">
          <table:table-cell office:value-type="float" office:value="173.7" calcext:value-type="float">
            <text:p>173.7</text:p>
          </table:table-cell>
          <table:table-cell office:value-type="float" office:value="174.1" calcext:value-type="float">
            <text:p>174.1</text:p>
          </table:table-cell>
          <table:table-cell office:value-type="float" office:value="173.8" calcext:value-type="float">
            <text:p>173.8</text:p>
          </table:table-cell>
          <table:table-cell table:number-columns-repeated="2" office:value-type="float" office:value="174.1" calcext:value-type="float">
            <text:p>174.1</text:p>
          </table:table-cell>
          <table:table-cell office:value-type="float" office:value="174.4" calcext:value-type="float">
            <text:p>174.4</text:p>
          </table:table-cell>
          <table:table-cell office:value-type="float" office:value="174.2" calcext:value-type="float">
            <text:p>174.2</text:p>
          </table:table-cell>
          <table:table-cell office:value-type="float" office:value="173.4" calcext:value-type="float">
            <text:p>173.4</text:p>
          </table:table-cell>
          <table:table-cell office:value-type="float" office:value="173" calcext:value-type="float">
            <text:p>173</text:p>
          </table:table-cell>
          <table:table-cell table:style-name="ce5" office:value-type="float" office:value="175" calcext:value-type="float">
            <text:p>175</text:p>
          </table:table-cell>
          <table:table-cell table:formula="of:=([.J27]-[.A27])/[.A27]" office:value-type="percentage" office:value="0.00748416810592983" calcext:value-type="percentage">
            <text:p>0.75%</text:p>
          </table:table-cell>
          <table:table-cell table:formula="of:=([.J27]-[.B27])/[.B27]" office:value-type="percentage" office:value="0.00516944284893743" calcext:value-type="percentage">
            <text:p>0.52%</text:p>
          </table:table-cell>
          <table:table-cell table:formula="of:=([.J27]-[.C27])/[.C27]" office:value-type="percentage" office:value="0.00690448791714608" calcext:value-type="percentage">
            <text:p>0.69%</text:p>
          </table:table-cell>
          <table:table-cell table:formula="of:=([.J27]-[.D27])/[.D27]" office:value-type="percentage" office:value="0.00516944284893743" calcext:value-type="percentage">
            <text:p>0.52%</text:p>
          </table:table-cell>
          <table:table-cell table:formula="of:=([.J27]-[.E27])/[.E27]" office:value-type="percentage" office:value="0.00516944284893743" calcext:value-type="percentage">
            <text:p>0.52%</text:p>
          </table:table-cell>
          <table:table-cell table:formula="of:=([.J27]-[.F27])/[.F27]" office:value-type="percentage" office:value="0.00344036697247703" calcext:value-type="percentage">
            <text:p>0.34%</text:p>
          </table:table-cell>
          <table:table-cell table:formula="of:=([.J27]-[.G27])/[.G27]" office:value-type="percentage" office:value="0.00459242250287033" calcext:value-type="percentage">
            <text:p>0.46%</text:p>
          </table:table-cell>
          <table:table-cell table:formula="of:=([.J27]-[.H27])/[.H27]" office:value-type="percentage" office:value="0.00922722029988463" calcext:value-type="percentage">
            <text:p>0.92%</text:p>
          </table:table-cell>
          <table:table-cell table:formula="of:=([.J27]-[.I27])/[.I27]" office:value-type="percentage" office:value="0.0115606936416185" calcext:value-type="percentage">
            <text:p>1.16%</text:p>
          </table:table-cell>
        </table:table-row>
        <table:table-row table:style-name="ro1">
          <table:table-cell table:number-columns-repeated="7" office:value-type="float" office:value="176" calcext:value-type="float">
            <text:p>176</text:p>
          </table:table-cell>
          <table:table-cell table:number-columns-repeated="2" office:value-type="float" office:value="175.8" calcext:value-type="float">
            <text:p>175.8</text:p>
          </table:table-cell>
          <table:table-cell office:value-type="float" office:value="176" calcext:value-type="float">
            <text:p>176</text:p>
          </table:table-cell>
          <table:table-cell table:formula="of:=([.J28]-[.A28])/[.A28]" office:value-type="percentage" office:value="0" calcext:value-type="percentage">
            <text:p>0.00%</text:p>
          </table:table-cell>
          <table:table-cell table:formula="of:=([.J28]-[.B28])/[.B28]" office:value-type="percentage" office:value="0" calcext:value-type="percentage">
            <text:p>0.00%</text:p>
          </table:table-cell>
          <table:table-cell table:formula="of:=([.J28]-[.C28])/[.C28]" office:value-type="percentage" office:value="0" calcext:value-type="percentage">
            <text:p>0.00%</text:p>
          </table:table-cell>
          <table:table-cell table:formula="of:=([.J28]-[.D28])/[.D28]" office:value-type="percentage" office:value="0" calcext:value-type="percentage">
            <text:p>0.00%</text:p>
          </table:table-cell>
          <table:table-cell table:formula="of:=([.J28]-[.E28])/[.E28]" office:value-type="percentage" office:value="0" calcext:value-type="percentage">
            <text:p>0.00%</text:p>
          </table:table-cell>
          <table:table-cell table:formula="of:=([.J28]-[.F28])/[.F28]" office:value-type="percentage" office:value="0" calcext:value-type="percentage">
            <text:p>0.00%</text:p>
          </table:table-cell>
          <table:table-cell table:formula="of:=([.J28]-[.G28])/[.G28]" office:value-type="percentage" office:value="0" calcext:value-type="percentage">
            <text:p>0.00%</text:p>
          </table:table-cell>
          <table:table-cell table:formula="of:=([.J28]-[.H28])/[.H28]" office:value-type="percentage" office:value="0.00113765642775875" calcext:value-type="percentage">
            <text:p>0.11%</text:p>
          </table:table-cell>
          <table:table-cell table:formula="of:=([.J28]-[.I28])/[.I28]" office:value-type="percentage" office:value="0.00113765642775875" calcext:value-type="percentage">
            <text:p>0.11%</text:p>
          </table:table-cell>
        </table:table-row>
        <table:table-row table:style-name="ro1">
          <table:table-cell table:number-columns-repeated="10" office:value-type="float" office:value="178" calcext:value-type="float">
            <text:p>178</text:p>
          </table:table-cell>
          <table:table-cell table:formula="of:=([.J29]-[.A29])/[.A29]" office:value-type="percentage" office:value="0" calcext:value-type="percentage">
            <text:p>0.00%</text:p>
          </table:table-cell>
          <table:table-cell table:formula="of:=([.J29]-[.B29])/[.B29]" office:value-type="percentage" office:value="0" calcext:value-type="percentage">
            <text:p>0.00%</text:p>
          </table:table-cell>
          <table:table-cell table:formula="of:=([.J29]-[.C29])/[.C29]" office:value-type="percentage" office:value="0" calcext:value-type="percentage">
            <text:p>0.00%</text:p>
          </table:table-cell>
          <table:table-cell table:formula="of:=([.J29]-[.D29])/[.D29]" office:value-type="percentage" office:value="0" calcext:value-type="percentage">
            <text:p>0.00%</text:p>
          </table:table-cell>
          <table:table-cell table:formula="of:=([.J29]-[.E29])/[.E29]" office:value-type="percentage" office:value="0" calcext:value-type="percentage">
            <text:p>0.00%</text:p>
          </table:table-cell>
          <table:table-cell table:formula="of:=([.J29]-[.F29])/[.F29]" office:value-type="percentage" office:value="0" calcext:value-type="percentage">
            <text:p>0.00%</text:p>
          </table:table-cell>
          <table:table-cell table:formula="of:=([.J29]-[.G29])/[.G29]" office:value-type="percentage" office:value="0" calcext:value-type="percentage">
            <text:p>0.00%</text:p>
          </table:table-cell>
          <table:table-cell table:formula="of:=([.J29]-[.H29])/[.H29]" office:value-type="percentage" office:value="0" calcext:value-type="percentage">
            <text:p>0.00%</text:p>
          </table:table-cell>
          <table:table-cell table:formula="of:=([.J29]-[.I29])/[.I2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4.6" calcext:value-type="float">
            <text:p>174.6</text:p>
          </table:table-cell>
          <table:table-cell office:value-type="float" office:value="175.3" calcext:value-type="float">
            <text:p>175.3</text:p>
          </table:table-cell>
          <table:table-cell office:value-type="float" office:value="176" calcext:value-type="float">
            <text:p>176</text:p>
          </table:table-cell>
          <table:table-cell office:value-type="float" office:value="175.5" calcext:value-type="float">
            <text:p>175.5</text:p>
          </table:table-cell>
          <table:table-cell office:value-type="float" office:value="175.9" calcext:value-type="float">
            <text:p>175.9</text:p>
          </table:table-cell>
          <table:table-cell office:value-type="float" office:value="176.2" calcext:value-type="float">
            <text:p>176.2</text:p>
          </table:table-cell>
          <table:table-cell office:value-type="float" office:value="175.9" calcext:value-type="float">
            <text:p>175.9</text:p>
          </table:table-cell>
          <table:table-cell office:value-type="float" office:value="176" calcext:value-type="float">
            <text:p>176</text:p>
          </table:table-cell>
          <table:table-cell office:value-type="float" office:value="176.4" calcext:value-type="float">
            <text:p>176.4</text:p>
          </table:table-cell>
          <table:table-cell office:value-type="float" office:value="178" calcext:value-type="float">
            <text:p>178</text:p>
          </table:table-cell>
          <table:table-cell table:formula="of:=([.J30]-[.A30])/[.A30]" office:value-type="percentage" office:value="0.0194730813287515" calcext:value-type="percentage">
            <text:p>1.95%</text:p>
          </table:table-cell>
          <table:table-cell table:formula="of:=([.J30]-[.B30])/[.B30]" office:value-type="percentage" office:value="0.0154021677124928" calcext:value-type="percentage">
            <text:p>1.54%</text:p>
          </table:table-cell>
          <table:table-cell table:formula="of:=([.J30]-[.C30])/[.C30]" office:value-type="percentage" office:value="0.0113636363636364" calcext:value-type="percentage">
            <text:p>1.14%</text:p>
          </table:table-cell>
          <table:table-cell table:formula="of:=([.J30]-[.D30])/[.D30]" office:value-type="percentage" office:value="0.0142450142450142" calcext:value-type="percentage">
            <text:p>1.42%</text:p>
          </table:table-cell>
          <table:table-cell table:formula="of:=([.J30]-[.E30])/[.E30]" office:value-type="percentage" office:value="0.0119386014781125" calcext:value-type="percentage">
            <text:p>1.19%</text:p>
          </table:table-cell>
          <table:table-cell table:formula="of:=([.J30]-[.F30])/[.F30]" office:value-type="percentage" office:value="0.0102156640181612" calcext:value-type="percentage">
            <text:p>1.02%</text:p>
          </table:table-cell>
          <table:table-cell table:formula="of:=([.J30]-[.G30])/[.G30]" office:value-type="percentage" office:value="0.0119386014781125" calcext:value-type="percentage">
            <text:p>1.19%</text:p>
          </table:table-cell>
          <table:table-cell table:formula="of:=([.J30]-[.H30])/[.H30]" office:value-type="percentage" office:value="0.0113636363636364" calcext:value-type="percentage">
            <text:p>1.14%</text:p>
          </table:table-cell>
          <table:table-cell table:formula="of:=([.J30]-[.I30])/[.I30]" office:value-type="percentage" office:value="0.00907029478458047" calcext:value-type="percentage">
            <text:p>0.91%</text:p>
          </table:table-cell>
        </table:table-row>
        <table:table-row table:style-name="ro1">
          <table:table-cell office:value-type="float" office:value="172.4" calcext:value-type="float">
            <text:p>172.4</text:p>
          </table:table-cell>
          <table:table-cell office:value-type="float" office:value="172.6" calcext:value-type="float">
            <text:p>172.6</text:p>
          </table:table-cell>
          <table:table-cell office:value-type="float" office:value="172.2" calcext:value-type="float">
            <text:p>172.2</text:p>
          </table:table-cell>
          <table:table-cell office:value-type="float" office:value="171.5" calcext:value-type="float">
            <text:p>171.5</text:p>
          </table:table-cell>
          <table:table-cell office:value-type="float" office:value="171.9" calcext:value-type="float">
            <text:p>171.9</text:p>
          </table:table-cell>
          <table:table-cell office:value-type="float" office:value="172.5" calcext:value-type="float">
            <text:p>172.5</text:p>
          </table:table-cell>
          <table:table-cell office:value-type="float" office:value="172" calcext:value-type="float">
            <text:p>172</text:p>
          </table:table-cell>
          <table:table-cell office:value-type="float" office:value="170.4" calcext:value-type="float">
            <text:p>170.4</text:p>
          </table:table-cell>
          <table:table-cell office:value-type="float" office:value="168.9" calcext:value-type="float">
            <text:p>168.9</text:p>
          </table:table-cell>
          <table:table-cell office:value-type="float" office:value="177" calcext:value-type="float">
            <text:p>177</text:p>
          </table:table-cell>
          <table:table-cell table:formula="of:=([.J31]-[.A31])/[.A31]" office:value-type="percentage" office:value="0.0266821345707656" calcext:value-type="percentage">
            <text:p>2.67%</text:p>
          </table:table-cell>
          <table:table-cell table:formula="of:=([.J31]-[.B31])/[.B31]" office:value-type="percentage" office:value="0.0254924681344149" calcext:value-type="percentage">
            <text:p>2.55%</text:p>
          </table:table-cell>
          <table:table-cell table:formula="of:=([.J31]-[.C31])/[.C31]" office:value-type="percentage" office:value="0.0278745644599304" calcext:value-type="percentage">
            <text:p>2.79%</text:p>
          </table:table-cell>
          <table:table-cell table:formula="of:=([.J31]-[.D31])/[.D31]" office:value-type="percentage" office:value="0.032069970845481" calcext:value-type="percentage">
            <text:p>3.21%</text:p>
          </table:table-cell>
          <table:table-cell table:formula="of:=([.J31]-[.E31])/[.E31]" office:value-type="percentage" office:value="0.0296684118673647" calcext:value-type="percentage">
            <text:p>2.97%</text:p>
          </table:table-cell>
          <table:table-cell table:formula="of:=([.J31]-[.F31])/[.F31]" office:value-type="percentage" office:value="0.0260869565217391" calcext:value-type="percentage">
            <text:p>2.61%</text:p>
          </table:table-cell>
          <table:table-cell table:formula="of:=([.J31]-[.G31])/[.G31]" office:value-type="percentage" office:value="0.0290697674418605" calcext:value-type="percentage">
            <text:p>2.91%</text:p>
          </table:table-cell>
          <table:table-cell table:formula="of:=([.J31]-[.H31])/[.H31]" office:value-type="percentage" office:value="0.0387323943661971" calcext:value-type="percentage">
            <text:p>3.87%</text:p>
          </table:table-cell>
          <table:table-cell table:formula="of:=([.J31]-[.I31])/[.I31]" office:value-type="percentage" office:value="0.0479573712255772" calcext:value-type="percentage">
            <text:p>4.80%</text:p>
          </table:table-cell>
        </table:table-row>
        <table:table-row table:style-name="ro1">
          <table:table-cell office:value-type="float" office:value="169.9" calcext:value-type="float">
            <text:p>169.9</text:p>
          </table:table-cell>
          <table:table-cell office:value-type="float" office:value="170" calcext:value-type="float">
            <text:p>170</text:p>
          </table:table-cell>
          <table:table-cell office:value-type="float" office:value="170.6" calcext:value-type="float">
            <text:p>170.6</text:p>
          </table:table-cell>
          <table:table-cell office:value-type="float" office:value="170.3" calcext:value-type="float">
            <text:p>170.3</text:p>
          </table:table-cell>
          <table:table-cell office:value-type="float" office:value="171.2" calcext:value-type="float">
            <text:p>171.2</text:p>
          </table:table-cell>
          <table:table-cell office:value-type="float" office:value="170.8" calcext:value-type="float">
            <text:p>170.8</text:p>
          </table:table-cell>
          <table:table-cell office:value-type="float" office:value="170.1" calcext:value-type="float">
            <text:p>170.1</text:p>
          </table:table-cell>
          <table:table-cell office:value-type="float" office:value="169.7" calcext:value-type="float">
            <text:p>169.7</text:p>
          </table:table-cell>
          <table:table-cell office:value-type="float" office:value="166.7" calcext:value-type="float">
            <text:p>166.7</text:p>
          </table:table-cell>
          <table:table-cell office:value-type="float" office:value="177" calcext:value-type="float">
            <text:p>177</text:p>
          </table:table-cell>
          <table:table-cell table:formula="of:=([.J32]-[.A32])/[.A32]" office:value-type="percentage" office:value="0.0417892878163625" calcext:value-type="percentage">
            <text:p>4.18%</text:p>
          </table:table-cell>
          <table:table-cell table:formula="of:=([.J32]-[.B32])/[.B32]" office:value-type="percentage" office:value="0.0411764705882353" calcext:value-type="percentage">
            <text:p>4.12%</text:p>
          </table:table-cell>
          <table:table-cell table:formula="of:=([.J32]-[.C32])/[.C32]" office:value-type="percentage" office:value="0.037514654161782" calcext:value-type="percentage">
            <text:p>3.75%</text:p>
          </table:table-cell>
          <table:table-cell table:formula="of:=([.J32]-[.D32])/[.D32]" office:value-type="percentage" office:value="0.0393423370522606" calcext:value-type="percentage">
            <text:p>3.93%</text:p>
          </table:table-cell>
          <table:table-cell table:formula="of:=([.J32]-[.E32])/[.E32]" office:value-type="percentage" office:value="0.0338785046728973" calcext:value-type="percentage">
            <text:p>3.39%</text:p>
          </table:table-cell>
          <table:table-cell table:formula="of:=([.J32]-[.F32])/[.F32]" office:value-type="percentage" office:value="0.0362997658079625" calcext:value-type="percentage">
            <text:p>3.63%</text:p>
          </table:table-cell>
          <table:table-cell table:formula="of:=([.J32]-[.G32])/[.G32]" office:value-type="percentage" office:value="0.0405643738977073" calcext:value-type="percentage">
            <text:p>4.06%</text:p>
          </table:table-cell>
          <table:table-cell table:formula="of:=([.J32]-[.H32])/[.H32]" office:value-type="percentage" office:value="0.043017088980554" calcext:value-type="percentage">
            <text:p>4.30%</text:p>
          </table:table-cell>
          <table:table-cell table:formula="of:=([.J32]-[.I32])/[.I32]" office:value-type="percentage" office:value="0.0617876424715058" calcext:value-type="percentage">
            <text:p>6.18%</text:p>
          </table:table-cell>
        </table:table-row>
        <table:table-row table:style-name="ro1">
          <table:table-cell office:value-type="float" office:value="187.6" calcext:value-type="float">
            <text:p>187.6</text:p>
          </table:table-cell>
          <table:table-cell office:value-type="float" office:value="187.8" calcext:value-type="float">
            <text:p>187.8</text:p>
          </table:table-cell>
          <table:table-cell office:value-type="float" office:value="187.6" calcext:value-type="float">
            <text:p>187.6</text:p>
          </table:table-cell>
          <table:table-cell table:number-columns-repeated="2" office:value-type="float" office:value="187.9" calcext:value-type="float">
            <text:p>187.9</text:p>
          </table:table-cell>
          <table:table-cell office:value-type="float" office:value="187.4" calcext:value-type="float">
            <text:p>187.4</text:p>
          </table:table-cell>
          <table:table-cell office:value-type="float" office:value="187.9" calcext:value-type="float">
            <text:p>187.9</text:p>
          </table:table-cell>
          <table:table-cell office:value-type="float" office:value="186.9" calcext:value-type="float">
            <text:p>186.9</text:p>
          </table:table-cell>
          <table:table-cell office:value-type="float" office:value="185.9" calcext:value-type="float">
            <text:p>185.9</text:p>
          </table:table-cell>
          <table:table-cell table:style-name="ce5" office:value-type="float" office:value="189" calcext:value-type="float">
            <text:p>189</text:p>
          </table:table-cell>
          <table:table-cell table:formula="of:=([.J33]-[.A33])/[.A33]" office:value-type="percentage" office:value="0.00746268656716421" calcext:value-type="percentage">
            <text:p>0.75%</text:p>
          </table:table-cell>
          <table:table-cell table:formula="of:=([.J33]-[.B33])/[.B33]" office:value-type="percentage" office:value="0.00638977635782742" calcext:value-type="percentage">
            <text:p>0.64%</text:p>
          </table:table-cell>
          <table:table-cell table:formula="of:=([.J33]-[.C33])/[.C33]" office:value-type="percentage" office:value="0.00746268656716421" calcext:value-type="percentage">
            <text:p>0.75%</text:p>
          </table:table-cell>
          <table:table-cell table:formula="of:=([.J33]-[.D33])/[.D33]" office:value-type="percentage" office:value="0.0058541777541245" calcext:value-type="percentage">
            <text:p>0.59%</text:p>
          </table:table-cell>
          <table:table-cell table:formula="of:=([.J33]-[.E33])/[.E33]" office:value-type="percentage" office:value="0.0058541777541245" calcext:value-type="percentage">
            <text:p>0.59%</text:p>
          </table:table-cell>
          <table:table-cell table:formula="of:=([.J33]-[.F33])/[.F33]" office:value-type="percentage" office:value="0.0085378868729989" calcext:value-type="percentage">
            <text:p>0.85%</text:p>
          </table:table-cell>
          <table:table-cell table:formula="of:=([.J33]-[.G33])/[.G33]" office:value-type="percentage" office:value="0.0058541777541245" calcext:value-type="percentage">
            <text:p>0.59%</text:p>
          </table:table-cell>
          <table:table-cell table:formula="of:=([.J33]-[.H33])/[.H33]" office:value-type="percentage" office:value="0.0112359550561797" calcext:value-type="percentage">
            <text:p>1.12%</text:p>
          </table:table-cell>
          <table:table-cell table:formula="of:=([.J33]-[.I33])/[.I33]" office:value-type="percentage" office:value="0.0166756320602474" calcext:value-type="percentage">
            <text:p>1.67%</text:p>
          </table:table-cell>
        </table:table-row>
        <table:table-row table:style-name="ro1">
          <table:table-cell office:value-type="float" office:value="175.1" calcext:value-type="float">
            <text:p>175.1</text:p>
          </table:table-cell>
          <table:table-cell office:value-type="float" office:value="175.5" calcext:value-type="float">
            <text:p>175.5</text:p>
          </table:table-cell>
          <table:table-cell office:value-type="float" office:value="177.1" calcext:value-type="float">
            <text:p>177.1</text:p>
          </table:table-cell>
          <table:table-cell office:value-type="float" office:value="176.3" calcext:value-type="float">
            <text:p>176.3</text:p>
          </table:table-cell>
          <table:table-cell office:value-type="float" office:value="176.6" calcext:value-type="float">
            <text:p>176.6</text:p>
          </table:table-cell>
          <table:table-cell office:value-type="float" office:value="175.9" calcext:value-type="float">
            <text:p>175.9</text:p>
          </table:table-cell>
          <table:table-cell office:value-type="float" office:value="175.8" calcext:value-type="float">
            <text:p>175.8</text:p>
          </table:table-cell>
          <table:table-cell office:value-type="float" office:value="175.9" calcext:value-type="float">
            <text:p>175.9</text:p>
          </table:table-cell>
          <table:table-cell office:value-type="float" office:value="172.3" calcext:value-type="float">
            <text:p>172.3</text:p>
          </table:table-cell>
          <table:table-cell table:style-name="ce5" office:value-type="float" office:value="183" calcext:value-type="float">
            <text:p>183</text:p>
          </table:table-cell>
          <table:table-cell table:formula="of:=([.J34]-[.A34])/[.A34]" office:value-type="percentage" office:value="0.0451170759565963" calcext:value-type="percentage">
            <text:p>4.51%</text:p>
          </table:table-cell>
          <table:table-cell table:formula="of:=([.J34]-[.B34])/[.B34]" office:value-type="percentage" office:value="0.0427350427350427" calcext:value-type="percentage">
            <text:p>4.27%</text:p>
          </table:table-cell>
          <table:table-cell table:formula="of:=([.J34]-[.C34])/[.C34]" office:value-type="percentage" office:value="0.0333145115753812" calcext:value-type="percentage">
            <text:p>3.33%</text:p>
          </table:table-cell>
          <table:table-cell table:formula="of:=([.J34]-[.D34])/[.D34]" office:value-type="percentage" office:value="0.0380034032898468" calcext:value-type="percentage">
            <text:p>3.80%</text:p>
          </table:table-cell>
          <table:table-cell table:formula="of:=([.J34]-[.E34])/[.E34]" office:value-type="percentage" office:value="0.0362400906002265" calcext:value-type="percentage">
            <text:p>3.62%</text:p>
          </table:table-cell>
          <table:table-cell table:formula="of:=([.J34]-[.F34])/[.F34]" office:value-type="percentage" office:value="0.0403638430926663" calcext:value-type="percentage">
            <text:p>4.04%</text:p>
          </table:table-cell>
          <table:table-cell table:formula="of:=([.J34]-[.G34])/[.G34]" office:value-type="percentage" office:value="0.0409556313993173" calcext:value-type="percentage">
            <text:p>4.10%</text:p>
          </table:table-cell>
          <table:table-cell table:formula="of:=([.J34]-[.H34])/[.H34]" office:value-type="percentage" office:value="0.0403638430926663" calcext:value-type="percentage">
            <text:p>4.04%</text:p>
          </table:table-cell>
          <table:table-cell table:formula="of:=([.J34]-[.I34])/[.I34]" office:value-type="percentage" office:value="0.0621009866511897" calcext:value-type="percentage">
            <text:p>6.21%</text:p>
          </table:table-cell>
        </table:table-row>
        <table:table-row table:style-name="ro1">
          <table:table-cell office:value-type="float" office:value="186.7" calcext:value-type="float">
            <text:p>186.7</text:p>
          </table:table-cell>
          <table:table-cell office:value-type="float" office:value="187.4" calcext:value-type="float">
            <text:p>187.4</text:p>
          </table:table-cell>
          <table:table-cell office:value-type="float" office:value="187.3" calcext:value-type="float">
            <text:p>187.3</text:p>
          </table:table-cell>
          <table:table-cell office:value-type="float" office:value="187.5" calcext:value-type="float">
            <text:p>187.5</text:p>
          </table:table-cell>
          <table:table-cell table:number-columns-repeated="2" office:value-type="float" office:value="187.7" calcext:value-type="float">
            <text:p>187.7</text:p>
          </table:table-cell>
          <table:table-cell office:value-type="float" office:value="188.8" calcext:value-type="float">
            <text:p>188.8</text:p>
          </table:table-cell>
          <table:table-cell office:value-type="float" office:value="186.9" calcext:value-type="float">
            <text:p>186.9</text:p>
          </table:table-cell>
          <table:table-cell office:value-type="float" office:value="183.9" calcext:value-type="float">
            <text:p>183.9</text:p>
          </table:table-cell>
          <table:table-cell office:value-type="float" office:value="191" calcext:value-type="float">
            <text:p>191</text:p>
          </table:table-cell>
          <table:table-cell table:formula="of:=([.J35]-[.A35])/[.A35]" office:value-type="percentage" office:value="0.0230316014997323" calcext:value-type="percentage">
            <text:p>2.30%</text:p>
          </table:table-cell>
          <table:table-cell table:formula="of:=([.J35]-[.B35])/[.B35]" office:value-type="percentage" office:value="0.0192102454642476" calcext:value-type="percentage">
            <text:p>1.92%</text:p>
          </table:table-cell>
          <table:table-cell table:formula="of:=([.J35]-[.C35])/[.C35]" office:value-type="percentage" office:value="0.0197544046983448" calcext:value-type="percentage">
            <text:p>1.98%</text:p>
          </table:table-cell>
          <table:table-cell table:formula="of:=([.J35]-[.D35])/[.D35]" office:value-type="percentage" office:value="0.0186666666666667" calcext:value-type="percentage">
            <text:p>1.87%</text:p>
          </table:table-cell>
          <table:table-cell table:formula="of:=([.J35]-[.E35])/[.E35]" office:value-type="percentage" office:value="0.0175812466702185" calcext:value-type="percentage">
            <text:p>1.76%</text:p>
          </table:table-cell>
          <table:table-cell table:formula="of:=([.J35]-[.F35])/[.F35]" office:value-type="percentage" office:value="0.0175812466702185" calcext:value-type="percentage">
            <text:p>1.76%</text:p>
          </table:table-cell>
          <table:table-cell table:formula="of:=([.J35]-[.G35])/[.G35]" office:value-type="percentage" office:value="0.0116525423728813" calcext:value-type="percentage">
            <text:p>1.17%</text:p>
          </table:table-cell>
          <table:table-cell table:formula="of:=([.J35]-[.H35])/[.H35]" office:value-type="percentage" office:value="0.0219368646334938" calcext:value-type="percentage">
            <text:p>2.19%</text:p>
          </table:table-cell>
          <table:table-cell table:formula="of:=([.J35]-[.I35])/[.I35]" office:value-type="percentage" office:value="0.0386079390973355" calcext:value-type="percentage">
            <text:p>3.86%</text:p>
          </table:table-cell>
        </table:table-row>
        <table:table-row table:style-name="ro1">
          <table:table-cell table:number-columns-repeated="10" office:value-type="float" office:value="195" calcext:value-type="float">
            <text:p>195</text:p>
          </table:table-cell>
          <table:table-cell table:formula="of:=([.J36]-[.A36])/[.A36]" office:value-type="percentage" office:value="0" calcext:value-type="percentage">
            <text:p>0.00%</text:p>
          </table:table-cell>
          <table:table-cell table:formula="of:=([.J36]-[.B36])/[.B36]" office:value-type="percentage" office:value="0" calcext:value-type="percentage">
            <text:p>0.00%</text:p>
          </table:table-cell>
          <table:table-cell table:formula="of:=([.J36]-[.C36])/[.C36]" office:value-type="percentage" office:value="0" calcext:value-type="percentage">
            <text:p>0.00%</text:p>
          </table:table-cell>
          <table:table-cell table:formula="of:=([.J36]-[.D36])/[.D36]" office:value-type="percentage" office:value="0" calcext:value-type="percentage">
            <text:p>0.00%</text:p>
          </table:table-cell>
          <table:table-cell table:formula="of:=([.J36]-[.E36])/[.E36]" office:value-type="percentage" office:value="0" calcext:value-type="percentage">
            <text:p>0.00%</text:p>
          </table:table-cell>
          <table:table-cell table:formula="of:=([.J36]-[.F36])/[.F36]" office:value-type="percentage" office:value="0" calcext:value-type="percentage">
            <text:p>0.00%</text:p>
          </table:table-cell>
          <table:table-cell table:formula="of:=([.J36]-[.G36])/[.G36]" office:value-type="percentage" office:value="0" calcext:value-type="percentage">
            <text:p>0.00%</text:p>
          </table:table-cell>
          <table:table-cell table:formula="of:=([.J36]-[.H36])/[.H36]" office:value-type="percentage" office:value="0" calcext:value-type="percentage">
            <text:p>0.00%</text:p>
          </table:table-cell>
          <table:table-cell table:formula="of:=([.J36]-[.I36])/[.I3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196" calcext:value-type="float">
            <text:p>196</text:p>
          </table:table-cell>
          <table:table-cell table:formula="of:=([.J37]-[.A37])/[.A37]" office:value-type="percentage" office:value="0" calcext:value-type="percentage">
            <text:p>0.00%</text:p>
          </table:table-cell>
          <table:table-cell table:formula="of:=([.J37]-[.B37])/[.B37]" office:value-type="percentage" office:value="0" calcext:value-type="percentage">
            <text:p>0.00%</text:p>
          </table:table-cell>
          <table:table-cell table:formula="of:=([.J37]-[.C37])/[.C37]" office:value-type="percentage" office:value="0" calcext:value-type="percentage">
            <text:p>0.00%</text:p>
          </table:table-cell>
          <table:table-cell table:formula="of:=([.J37]-[.D37])/[.D37]" office:value-type="percentage" office:value="0" calcext:value-type="percentage">
            <text:p>0.00%</text:p>
          </table:table-cell>
          <table:table-cell table:formula="of:=([.J37]-[.E37])/[.E37]" office:value-type="percentage" office:value="0" calcext:value-type="percentage">
            <text:p>0.00%</text:p>
          </table:table-cell>
          <table:table-cell table:formula="of:=([.J37]-[.F37])/[.F37]" office:value-type="percentage" office:value="0" calcext:value-type="percentage">
            <text:p>0.00%</text:p>
          </table:table-cell>
          <table:table-cell table:formula="of:=([.J37]-[.G37])/[.G37]" office:value-type="percentage" office:value="0" calcext:value-type="percentage">
            <text:p>0.00%</text:p>
          </table:table-cell>
          <table:table-cell table:formula="of:=([.J37]-[.H37])/[.H37]" office:value-type="percentage" office:value="0" calcext:value-type="percentage">
            <text:p>0.00%</text:p>
          </table:table-cell>
          <table:table-cell table:formula="of:=([.J37]-[.I37])/[.I3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6.1" calcext:value-type="float">
            <text:p>196.1</text:p>
          </table:table-cell>
          <table:table-cell office:value-type="float" office:value="196.3" calcext:value-type="float">
            <text:p>196.3</text:p>
          </table:table-cell>
          <table:table-cell office:value-type="float" office:value="196" calcext:value-type="float">
            <text:p>196</text:p>
          </table:table-cell>
          <table:table-cell office:value-type="float" office:value="196.1" calcext:value-type="float">
            <text:p>196.1</text:p>
          </table:table-cell>
          <table:table-cell office:value-type="float" office:value="196.4" calcext:value-type="float">
            <text:p>196.4</text:p>
          </table:table-cell>
          <table:table-cell office:value-type="float" office:value="196.2" calcext:value-type="float">
            <text:p>196.2</text:p>
          </table:table-cell>
          <table:table-cell office:value-type="float" office:value="196.7" calcext:value-type="float">
            <text:p>196.7</text:p>
          </table:table-cell>
          <table:table-cell office:value-type="float" office:value="195.7" calcext:value-type="float">
            <text:p>195.7</text:p>
          </table:table-cell>
          <table:table-cell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table:formula="of:=([.J38]-[.A38])/[.A38]" office:value-type="percentage" office:value="0.00968893421723613" calcext:value-type="percentage">
            <text:p>0.97%</text:p>
          </table:table-cell>
          <table:table-cell table:formula="of:=([.J38]-[.B38])/[.B38]" office:value-type="percentage" office:value="0.00866021395822714" calcext:value-type="percentage">
            <text:p>0.87%</text:p>
          </table:table-cell>
          <table:table-cell table:formula="of:=([.J38]-[.C38])/[.C38]" office:value-type="percentage" office:value="0.0102040816326531" calcext:value-type="percentage">
            <text:p>1.02%</text:p>
          </table:table-cell>
          <table:table-cell table:formula="of:=([.J38]-[.D38])/[.D38]" office:value-type="percentage" office:value="0.00968893421723613" calcext:value-type="percentage">
            <text:p>0.97%</text:p>
          </table:table-cell>
          <table:table-cell table:formula="of:=([.J38]-[.E38])/[.E38]" office:value-type="percentage" office:value="0.0081466395112016" calcext:value-type="percentage">
            <text:p>0.81%</text:p>
          </table:table-cell>
          <table:table-cell table:formula="of:=([.J38]-[.F38])/[.F38]" office:value-type="percentage" office:value="0.00917431192660556" calcext:value-type="percentage">
            <text:p>0.92%</text:p>
          </table:table-cell>
          <table:table-cell table:formula="of:=([.J38]-[.G38])/[.G38]" office:value-type="percentage" office:value="0.00660904931367571" calcext:value-type="percentage">
            <text:p>0.66%</text:p>
          </table:table-cell>
          <table:table-cell table:formula="of:=([.J38]-[.H38])/[.H38]" office:value-type="percentage" office:value="0.0117526826775678" calcext:value-type="percentage">
            <text:p>1.18%</text:p>
          </table:table-cell>
          <table:table-cell table:formula="of:=([.J38]-[.I38])/[.I38]" office:value-type="percentage" office:value="0.0153846153846154" calcext:value-type="percentage">
            <text:p>1.54%</text:p>
          </table:table-cell>
        </table:table-row>
        <table:table-row table:style-name="ro1">
          <table:table-cell office:value-type="float" office:value="197.3" calcext:value-type="float">
            <text:p>197.3</text:p>
          </table:table-cell>
          <table:table-cell office:value-type="float" office:value="197.6" calcext:value-type="float">
            <text:p>197.6</text:p>
          </table:table-cell>
          <table:table-cell office:value-type="float" office:value="197.5" calcext:value-type="float">
            <text:p>197.5</text:p>
          </table:table-cell>
          <table:table-cell office:value-type="float" office:value="197.7" calcext:value-type="float">
            <text:p>197.7</text:p>
          </table:table-cell>
          <table:table-cell office:value-type="float" office:value="197.4" calcext:value-type="float">
            <text:p>197.4</text:p>
          </table:table-cell>
          <table:table-cell office:value-type="float" office:value="197.5" calcext:value-type="float">
            <text:p>197.5</text:p>
          </table:table-cell>
          <table:table-cell office:value-type="float" office:value="197.6" calcext:value-type="float">
            <text:p>197.6</text:p>
          </table:table-cell>
          <table:table-cell office:value-type="float" office:value="197.3" calcext:value-type="float">
            <text:p>197.3</text:p>
          </table:table-cell>
          <table:table-cell office:value-type="float" office:value="196.4" calcext:value-type="float">
            <text:p>196.4</text:p>
          </table:table-cell>
          <table:table-cell office:value-type="float" office:value="198" calcext:value-type="float">
            <text:p>198</text:p>
          </table:table-cell>
          <table:table-cell table:formula="of:=([.J39]-[.A39])/[.A39]" office:value-type="percentage" office:value="0.00354789660415605" calcext:value-type="percentage">
            <text:p>0.35%</text:p>
          </table:table-cell>
          <table:table-cell table:formula="of:=([.J39]-[.B39])/[.B39]" office:value-type="percentage" office:value="0.00202429149797574" calcext:value-type="percentage">
            <text:p>0.20%</text:p>
          </table:table-cell>
          <table:table-cell table:formula="of:=([.J39]-[.C39])/[.C39]" office:value-type="percentage" office:value="0.00253164556962025" calcext:value-type="percentage">
            <text:p>0.25%</text:p>
          </table:table-cell>
          <table:table-cell table:formula="of:=([.J39]-[.D39])/[.D39]" office:value-type="percentage" office:value="0.00151745068285286" calcext:value-type="percentage">
            <text:p>0.15%</text:p>
          </table:table-cell>
          <table:table-cell table:formula="of:=([.J39]-[.E39])/[.E39]" office:value-type="percentage" office:value="0.00303951367781152" calcext:value-type="percentage">
            <text:p>0.30%</text:p>
          </table:table-cell>
          <table:table-cell table:formula="of:=([.J39]-[.F39])/[.F39]" office:value-type="percentage" office:value="0.00253164556962025" calcext:value-type="percentage">
            <text:p>0.25%</text:p>
          </table:table-cell>
          <table:table-cell table:formula="of:=([.J39]-[.G39])/[.G39]" office:value-type="percentage" office:value="0.00202429149797574" calcext:value-type="percentage">
            <text:p>0.20%</text:p>
          </table:table-cell>
          <table:table-cell table:formula="of:=([.J39]-[.H39])/[.H39]" office:value-type="percentage" office:value="0.00354789660415605" calcext:value-type="percentage">
            <text:p>0.35%</text:p>
          </table:table-cell>
          <table:table-cell table:formula="of:=([.J39]-[.I39])/[.I39]" office:value-type="percentage" office:value="0.0081466395112016" calcext:value-type="percentage">
            <text:p>0.81%</text:p>
          </table:table-cell>
        </table:table-row>
        <table:table-row table:style-name="ro1">
          <table:table-cell office:value-type="float" office:value="197.8" calcext:value-type="float">
            <text:p>197.8</text:p>
          </table:table-cell>
          <table:table-cell office:value-type="float" office:value="197.9" calcext:value-type="float">
            <text:p>197.9</text:p>
          </table:table-cell>
          <table:table-cell office:value-type="float" office:value="198" calcext:value-type="float">
            <text:p>198</text:p>
          </table:table-cell>
          <table:table-cell office:value-type="float" office:value="197.9" calcext:value-type="float">
            <text:p>197.9</text:p>
          </table:table-cell>
          <table:table-cell office:value-type="float" office:value="197.8" calcext:value-type="float">
            <text:p>197.8</text:p>
          </table:table-cell>
          <table:table-cell table:number-columns-repeated="2" office:value-type="float" office:value="197.9" calcext:value-type="float">
            <text:p>197.9</text:p>
          </table:table-cell>
          <table:table-cell office:value-type="float" office:value="197.8" calcext:value-type="float">
            <text:p>197.8</text:p>
          </table:table-cell>
          <table:table-cell office:value-type="float" office:value="197.3" calcext:value-type="float">
            <text:p>197.3</text:p>
          </table:table-cell>
          <table:table-cell office:value-type="float" office:value="198" calcext:value-type="float">
            <text:p>198</text:p>
          </table:table-cell>
          <table:table-cell table:formula="of:=([.J40]-[.A40])/[.A40]" office:value-type="percentage" office:value="0.00101112234580378" calcext:value-type="percentage">
            <text:p>0.10%</text:p>
          </table:table-cell>
          <table:table-cell table:formula="of:=([.J40]-[.B40])/[.B40]" office:value-type="percentage" office:value="0.000505305709954494" calcext:value-type="percentage">
            <text:p>0.05%</text:p>
          </table:table-cell>
          <table:table-cell table:formula="of:=([.J40]-[.C40])/[.C40]" office:value-type="percentage" office:value="0" calcext:value-type="percentage">
            <text:p>0.00%</text:p>
          </table:table-cell>
          <table:table-cell table:formula="of:=([.J40]-[.D40])/[.D40]" office:value-type="percentage" office:value="0.000505305709954494" calcext:value-type="percentage">
            <text:p>0.05%</text:p>
          </table:table-cell>
          <table:table-cell table:formula="of:=([.J40]-[.E40])/[.E40]" office:value-type="percentage" office:value="0.00101112234580378" calcext:value-type="percentage">
            <text:p>0.10%</text:p>
          </table:table-cell>
          <table:table-cell table:formula="of:=([.J40]-[.F40])/[.F40]" office:value-type="percentage" office:value="0.000505305709954494" calcext:value-type="percentage">
            <text:p>0.05%</text:p>
          </table:table-cell>
          <table:table-cell table:formula="of:=([.J40]-[.G40])/[.G40]" office:value-type="percentage" office:value="0.000505305709954494" calcext:value-type="percentage">
            <text:p>0.05%</text:p>
          </table:table-cell>
          <table:table-cell table:formula="of:=([.J40]-[.H40])/[.H40]" office:value-type="percentage" office:value="0.00101112234580378" calcext:value-type="percentage">
            <text:p>0.10%</text:p>
          </table:table-cell>
          <table:table-cell table:formula="of:=([.J40]-[.I40])/[.I40]" office:value-type="percentage" office:value="0.00354789660415605" calcext:value-type="percentage">
            <text:p>0.35%</text:p>
          </table:table-cell>
        </table:table-row>
        <table:table-row table:style-name="ro1">
          <table:table-cell office:value-type="float" office:value="198.5" calcext:value-type="float">
            <text:p>198.5</text:p>
          </table:table-cell>
          <table:table-cell office:value-type="float" office:value="198.1" calcext:value-type="float">
            <text:p>198.1</text:p>
          </table:table-cell>
          <table:table-cell office:value-type="float" office:value="198.4" calcext:value-type="float">
            <text:p>198.4</text:p>
          </table:table-cell>
          <table:table-cell office:value-type="float" office:value="198.8" calcext:value-type="float">
            <text:p>198.8</text:p>
          </table:table-cell>
          <table:table-cell office:value-type="float" office:value="198.3" calcext:value-type="float">
            <text:p>198.3</text:p>
          </table:table-cell>
          <table:table-cell office:value-type="float" office:value="198.5" calcext:value-type="float">
            <text:p>198.5</text:p>
          </table:table-cell>
          <table:table-cell office:value-type="float" office:value="198" calcext:value-type="float">
            <text:p>198</text:p>
          </table:table-cell>
          <table:table-cell office:value-type="float" office:value="197.6" calcext:value-type="float">
            <text:p>197.6</text:p>
          </table:table-cell>
          <table:table-cell office:value-type="float" office:value="197.5" calcext:value-type="float">
            <text:p>197.5</text:p>
          </table:table-cell>
          <table:table-cell table:style-name="ce5" office:value-type="float" office:value="199" calcext:value-type="float">
            <text:p>199</text:p>
          </table:table-cell>
          <table:table-cell table:formula="of:=([.J41]-[.A41])/[.A41]" office:value-type="percentage" office:value="0.00251889168765743" calcext:value-type="percentage">
            <text:p>0.25%</text:p>
          </table:table-cell>
          <table:table-cell table:formula="of:=([.J41]-[.B41])/[.B41]" office:value-type="percentage" office:value="0.00454316002019185" calcext:value-type="percentage">
            <text:p>0.45%</text:p>
          </table:table-cell>
          <table:table-cell table:formula="of:=([.J41]-[.C41])/[.C41]" office:value-type="percentage" office:value="0.00302419354838707" calcext:value-type="percentage">
            <text:p>0.30%</text:p>
          </table:table-cell>
          <table:table-cell table:formula="of:=([.J41]-[.D41])/[.D41]" office:value-type="percentage" office:value="0.00100603621730377" calcext:value-type="percentage">
            <text:p>0.10%</text:p>
          </table:table-cell>
          <table:table-cell table:formula="of:=([.J41]-[.E41])/[.E41]" office:value-type="percentage" office:value="0.00353000504286429" calcext:value-type="percentage">
            <text:p>0.35%</text:p>
          </table:table-cell>
          <table:table-cell table:formula="of:=([.J41]-[.F41])/[.F41]" office:value-type="percentage" office:value="0.00251889168765743" calcext:value-type="percentage">
            <text:p>0.25%</text:p>
          </table:table-cell>
          <table:table-cell table:formula="of:=([.J41]-[.G41])/[.G41]" office:value-type="percentage" office:value="0.00505050505050505" calcext:value-type="percentage">
            <text:p>0.51%</text:p>
          </table:table-cell>
          <table:table-cell table:formula="of:=([.J41]-[.H41])/[.H41]" office:value-type="percentage" office:value="0.00708502024291501" calcext:value-type="percentage">
            <text:p>0.71%</text:p>
          </table:table-cell>
          <table:table-cell table:formula="of:=([.J41]-[.I41])/[.I41]" office:value-type="percentage" office:value="0.00759493670886076" calcext:value-type="percentage">
            <text:p>0.76%</text:p>
          </table:table-cell>
        </table:table-row>
        <table:table-row table:style-name="ro1">
          <table:table-cell table:number-columns-repeated="9" office:value-type="float" office:value="201" calcext:value-type="float">
            <text:p>201</text:p>
          </table:table-cell>
          <table:table-cell table:style-name="ce5" office:value-type="float" office:value="201" calcext:value-type="float">
            <text:p>201</text:p>
          </table:table-cell>
          <table:table-cell table:formula="of:=([.J42]-[.A42])/[.A42]" office:value-type="percentage" office:value="0" calcext:value-type="percentage">
            <text:p>0.00%</text:p>
          </table:table-cell>
          <table:table-cell table:formula="of:=([.J42]-[.B42])/[.B42]" office:value-type="percentage" office:value="0" calcext:value-type="percentage">
            <text:p>0.00%</text:p>
          </table:table-cell>
          <table:table-cell table:formula="of:=([.J42]-[.C42])/[.C42]" office:value-type="percentage" office:value="0" calcext:value-type="percentage">
            <text:p>0.00%</text:p>
          </table:table-cell>
          <table:table-cell table:formula="of:=([.J42]-[.D42])/[.D42]" office:value-type="percentage" office:value="0" calcext:value-type="percentage">
            <text:p>0.00%</text:p>
          </table:table-cell>
          <table:table-cell table:formula="of:=([.J42]-[.E42])/[.E42]" office:value-type="percentage" office:value="0" calcext:value-type="percentage">
            <text:p>0.00%</text:p>
          </table:table-cell>
          <table:table-cell table:formula="of:=([.J42]-[.F42])/[.F42]" office:value-type="percentage" office:value="0" calcext:value-type="percentage">
            <text:p>0.00%</text:p>
          </table:table-cell>
          <table:table-cell table:formula="of:=([.J42]-[.G42])/[.G42]" office:value-type="percentage" office:value="0" calcext:value-type="percentage">
            <text:p>0.00%</text:p>
          </table:table-cell>
          <table:table-cell table:formula="of:=([.J42]-[.H42])/[.H42]" office:value-type="percentage" office:value="0" calcext:value-type="percentage">
            <text:p>0.00%</text:p>
          </table:table-cell>
          <table:table-cell table:formula="of:=([.J42]-[.I42])/[.I4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02" calcext:value-type="float">
            <text:p>202</text:p>
          </table:table-cell>
          <table:table-cell table:formula="of:=([.J43]-[.A43])/[.A43]" office:value-type="percentage" office:value="0" calcext:value-type="percentage">
            <text:p>0.00%</text:p>
          </table:table-cell>
          <table:table-cell table:formula="of:=([.J43]-[.B43])/[.B43]" office:value-type="percentage" office:value="0" calcext:value-type="percentage">
            <text:p>0.00%</text:p>
          </table:table-cell>
          <table:table-cell table:formula="of:=([.J43]-[.C43])/[.C43]" office:value-type="percentage" office:value="0" calcext:value-type="percentage">
            <text:p>0.00%</text:p>
          </table:table-cell>
          <table:table-cell table:formula="of:=([.J43]-[.D43])/[.D43]" office:value-type="percentage" office:value="0" calcext:value-type="percentage">
            <text:p>0.00%</text:p>
          </table:table-cell>
          <table:table-cell table:formula="of:=([.J43]-[.E43])/[.E43]" office:value-type="percentage" office:value="0" calcext:value-type="percentage">
            <text:p>0.00%</text:p>
          </table:table-cell>
          <table:table-cell table:formula="of:=([.J43]-[.F43])/[.F43]" office:value-type="percentage" office:value="0" calcext:value-type="percentage">
            <text:p>0.00%</text:p>
          </table:table-cell>
          <table:table-cell table:formula="of:=([.J43]-[.G43])/[.G43]" office:value-type="percentage" office:value="0" calcext:value-type="percentage">
            <text:p>0.00%</text:p>
          </table:table-cell>
          <table:table-cell table:formula="of:=([.J43]-[.H43])/[.H43]" office:value-type="percentage" office:value="0" calcext:value-type="percentage">
            <text:p>0.00%</text:p>
          </table:table-cell>
          <table:table-cell table:formula="of:=([.J43]-[.I43])/[.I4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9.7" calcext:value-type="float">
            <text:p>199.7</text:p>
          </table:table-cell>
          <table:table-cell office:value-type="float" office:value="199.9" calcext:value-type="float">
            <text:p>199.9</text:p>
          </table:table-cell>
          <table:table-cell office:value-type="float" office:value="199.4" calcext:value-type="float">
            <text:p>199.4</text:p>
          </table:table-cell>
          <table:table-cell office:value-type="float" office:value="199.9" calcext:value-type="float">
            <text:p>199.9</text:p>
          </table:table-cell>
          <table:table-cell office:value-type="float" office:value="199.8" calcext:value-type="float">
            <text:p>199.8</text:p>
          </table:table-cell>
          <table:table-cell office:value-type="float" office:value="200.1" calcext:value-type="float">
            <text:p>200.1</text:p>
          </table:table-cell>
          <table:table-cell office:value-type="float" office:value="199.8" calcext:value-type="float">
            <text:p>199.8</text:p>
          </table:table-cell>
          <table:table-cell office:value-type="float" office:value="199.2" calcext:value-type="float">
            <text:p>199.2</text:p>
          </table:table-cell>
          <table:table-cell office:value-type="float" office:value="198.2" calcext:value-type="float">
            <text:p>198.2</text:p>
          </table:table-cell>
          <table:table-cell office:value-type="float" office:value="203" calcext:value-type="float">
            <text:p>203</text:p>
          </table:table-cell>
          <table:table-cell table:formula="of:=([.J44]-[.A44])/[.A44]" office:value-type="percentage" office:value="0.0165247871807712" calcext:value-type="percentage">
            <text:p>1.65%</text:p>
          </table:table-cell>
          <table:table-cell table:formula="of:=([.J44]-[.B44])/[.B44]" office:value-type="percentage" office:value="0.0155077538769384" calcext:value-type="percentage">
            <text:p>1.55%</text:p>
          </table:table-cell>
          <table:table-cell table:formula="of:=([.J44]-[.C44])/[.C44]" office:value-type="percentage" office:value="0.0180541624874624" calcext:value-type="percentage">
            <text:p>1.81%</text:p>
          </table:table-cell>
          <table:table-cell table:formula="of:=([.J44]-[.D44])/[.D44]" office:value-type="percentage" office:value="0.0155077538769384" calcext:value-type="percentage">
            <text:p>1.55%</text:p>
          </table:table-cell>
          <table:table-cell table:formula="of:=([.J44]-[.E44])/[.E44]" office:value-type="percentage" office:value="0.016016016016016" calcext:value-type="percentage">
            <text:p>1.60%</text:p>
          </table:table-cell>
          <table:table-cell table:formula="of:=([.J44]-[.F44])/[.F44]" office:value-type="percentage" office:value="0.0144927536231884" calcext:value-type="percentage">
            <text:p>1.45%</text:p>
          </table:table-cell>
          <table:table-cell table:formula="of:=([.J44]-[.G44])/[.G44]" office:value-type="percentage" office:value="0.016016016016016" calcext:value-type="percentage">
            <text:p>1.60%</text:p>
          </table:table-cell>
          <table:table-cell table:formula="of:=([.J44]-[.H44])/[.H44]" office:value-type="percentage" office:value="0.0190763052208836" calcext:value-type="percentage">
            <text:p>1.91%</text:p>
          </table:table-cell>
          <table:table-cell table:formula="of:=([.J44]-[.I44])/[.I44]" office:value-type="percentage" office:value="0.0242179616548941" calcext:value-type="percentage">
            <text:p>2.42%</text:p>
          </table:table-cell>
        </table:table-row>
        <table:table-row table:style-name="ro1">
          <table:table-cell office:value-type="float" office:value="187.8" calcext:value-type="float">
            <text:p>187.8</text:p>
          </table:table-cell>
          <table:table-cell office:value-type="float" office:value="187.4" calcext:value-type="float">
            <text:p>187.4</text:p>
          </table:table-cell>
          <table:table-cell office:value-type="float" office:value="187.9" calcext:value-type="float">
            <text:p>187.9</text:p>
          </table:table-cell>
          <table:table-cell office:value-type="float" office:value="188.5" calcext:value-type="float">
            <text:p>188.5</text:p>
          </table:table-cell>
          <table:table-cell office:value-type="float" office:value="188.2" calcext:value-type="float">
            <text:p>188.2</text:p>
          </table:table-cell>
          <table:table-cell office:value-type="float" office:value="188.4" calcext:value-type="float">
            <text:p>188.4</text:p>
          </table:table-cell>
          <table:table-cell office:value-type="float" office:value="188.2" calcext:value-type="float">
            <text:p>188.2</text:p>
          </table:table-cell>
          <table:table-cell office:value-type="float" office:value="187.3" calcext:value-type="float">
            <text:p>187.3</text:p>
          </table:table-cell>
          <table:table-cell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table:formula="of:=([.J45]-[.A45])/[.A45]" office:value-type="percentage" office:value="0.0170394036208732" calcext:value-type="percentage">
            <text:p>1.70%</text:p>
          </table:table-cell>
          <table:table-cell table:formula="of:=([.J45]-[.B45])/[.B45]" office:value-type="percentage" office:value="0.0192102454642476" calcext:value-type="percentage">
            <text:p>1.92%</text:p>
          </table:table-cell>
          <table:table-cell table:formula="of:=([.J45]-[.C45])/[.C45]" office:value-type="percentage" office:value="0.0164981373070782" calcext:value-type="percentage">
            <text:p>1.65%</text:p>
          </table:table-cell>
          <table:table-cell table:formula="of:=([.J45]-[.D45])/[.D45]" office:value-type="percentage" office:value="0.013262599469496" calcext:value-type="percentage">
            <text:p>1.33%</text:p>
          </table:table-cell>
          <table:table-cell table:formula="of:=([.J45]-[.E45])/[.E45]" office:value-type="percentage" office:value="0.0148777895855474" calcext:value-type="percentage">
            <text:p>1.49%</text:p>
          </table:table-cell>
          <table:table-cell table:formula="of:=([.J45]-[.F45])/[.F45]" office:value-type="percentage" office:value="0.0138004246284501" calcext:value-type="percentage">
            <text:p>1.38%</text:p>
          </table:table-cell>
          <table:table-cell table:formula="of:=([.J45]-[.G45])/[.G45]" office:value-type="percentage" office:value="0.0148777895855474" calcext:value-type="percentage">
            <text:p>1.49%</text:p>
          </table:table-cell>
          <table:table-cell table:formula="of:=([.J45]-[.H45])/[.H45]" office:value-type="percentage" office:value="0.0197544046983448" calcext:value-type="percentage">
            <text:p>1.98%</text:p>
          </table:table-cell>
          <table:table-cell table:formula="of:=([.J45]-[.I45])/[.I45]" office:value-type="percentage" office:value="0.0268817204301075" calcext:value-type="percentage">
            <text:p>2.69%</text:p>
          </table:table-cell>
        </table:table-row>
        <table:table-row table:style-name="ro1">
          <table:table-cell office:value-type="float" office:value="200.8" calcext:value-type="float">
            <text:p>200.8</text:p>
          </table:table-cell>
          <table:table-cell office:value-type="float" office:value="202.6" calcext:value-type="float">
            <text:p>202.6</text:p>
          </table:table-cell>
          <table:table-cell office:value-type="float" office:value="202.4" calcext:value-type="float">
            <text:p>202.4</text:p>
          </table:table-cell>
          <table:table-cell office:value-type="float" office:value="202.5" calcext:value-type="float">
            <text:p>202.5</text:p>
          </table:table-cell>
          <table:table-cell office:value-type="float" office:value="202.7" calcext:value-type="float">
            <text:p>202.7</text:p>
          </table:table-cell>
          <table:table-cell office:value-type="float" office:value="202.4" calcext:value-type="float">
            <text:p>202.4</text:p>
          </table:table-cell>
          <table:table-cell office:value-type="float" office:value="201.7" calcext:value-type="float">
            <text:p>201.7</text:p>
          </table:table-cell>
          <table:table-cell office:value-type="float" office:value="201.3" calcext:value-type="float">
            <text:p>201.3</text:p>
          </table:table-cell>
          <table:table-cell office:value-type="float" office:value="200.3" calcext:value-type="float">
            <text:p>200.3</text:p>
          </table:table-cell>
          <table:table-cell office:value-type="float" office:value="207" calcext:value-type="float">
            <text:p>207</text:p>
          </table:table-cell>
          <table:table-cell table:formula="of:=([.J46]-[.A46])/[.A46]" office:value-type="percentage" office:value="0.0308764940239043" calcext:value-type="percentage">
            <text:p>3.09%</text:p>
          </table:table-cell>
          <table:table-cell table:formula="of:=([.J46]-[.B46])/[.B46]" office:value-type="percentage" office:value="0.0217176702862784" calcext:value-type="percentage">
            <text:p>2.17%</text:p>
          </table:table-cell>
          <table:table-cell table:formula="of:=([.J46]-[.C46])/[.C46]" office:value-type="percentage" office:value="0.0227272727272727" calcext:value-type="percentage">
            <text:p>2.27%</text:p>
          </table:table-cell>
          <table:table-cell table:formula="of:=([.J46]-[.D46])/[.D46]" office:value-type="percentage" office:value="0.0222222222222222" calcext:value-type="percentage">
            <text:p>2.22%</text:p>
          </table:table-cell>
          <table:table-cell table:formula="of:=([.J46]-[.E46])/[.E46]" office:value-type="percentage" office:value="0.0212136161815491" calcext:value-type="percentage">
            <text:p>2.12%</text:p>
          </table:table-cell>
          <table:table-cell table:formula="of:=([.J46]-[.F46])/[.F46]" office:value-type="percentage" office:value="0.0227272727272727" calcext:value-type="percentage">
            <text:p>2.27%</text:p>
          </table:table-cell>
          <table:table-cell table:formula="of:=([.J46]-[.G46])/[.G46]" office:value-type="percentage" office:value="0.0262766484878533" calcext:value-type="percentage">
            <text:p>2.63%</text:p>
          </table:table-cell>
          <table:table-cell table:formula="of:=([.J46]-[.H46])/[.H46]" office:value-type="percentage" office:value="0.0283159463487332" calcext:value-type="percentage">
            <text:p>2.83%</text:p>
          </table:table-cell>
          <table:table-cell table:formula="of:=([.J46]-[.I46])/[.I46]" office:value-type="percentage" office:value="0.0334498252621068" calcext:value-type="percentage">
            <text:p>3.34%</text:p>
          </table:table-cell>
        </table:table-row>
        <table:table-row table:style-name="ro1">
          <table:table-cell table:number-columns-repeated="10" office:value-type="float" office:value="207" calcext:value-type="float">
            <text:p>207</text:p>
          </table:table-cell>
          <table:table-cell table:formula="of:=([.J47]-[.A47])/[.A47]" office:value-type="percentage" office:value="0" calcext:value-type="percentage">
            <text:p>0.00%</text:p>
          </table:table-cell>
          <table:table-cell table:formula="of:=([.J47]-[.B47])/[.B47]" office:value-type="percentage" office:value="0" calcext:value-type="percentage">
            <text:p>0.00%</text:p>
          </table:table-cell>
          <table:table-cell table:formula="of:=([.J47]-[.C47])/[.C47]" office:value-type="percentage" office:value="0" calcext:value-type="percentage">
            <text:p>0.00%</text:p>
          </table:table-cell>
          <table:table-cell table:formula="of:=([.J47]-[.D47])/[.D47]" office:value-type="percentage" office:value="0" calcext:value-type="percentage">
            <text:p>0.00%</text:p>
          </table:table-cell>
          <table:table-cell table:formula="of:=([.J47]-[.E47])/[.E47]" office:value-type="percentage" office:value="0" calcext:value-type="percentage">
            <text:p>0.00%</text:p>
          </table:table-cell>
          <table:table-cell table:formula="of:=([.J47]-[.F47])/[.F47]" office:value-type="percentage" office:value="0" calcext:value-type="percentage">
            <text:p>0.00%</text:p>
          </table:table-cell>
          <table:table-cell table:formula="of:=([.J47]-[.G47])/[.G47]" office:value-type="percentage" office:value="0" calcext:value-type="percentage">
            <text:p>0.00%</text:p>
          </table:table-cell>
          <table:table-cell table:formula="of:=([.J47]-[.H47])/[.H47]" office:value-type="percentage" office:value="0" calcext:value-type="percentage">
            <text:p>0.00%</text:p>
          </table:table-cell>
          <table:table-cell table:formula="of:=([.J47]-[.I47])/[.I4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8.7" calcext:value-type="float">
            <text:p>188.7</text:p>
          </table:table-cell>
          <table:table-cell office:value-type="float" office:value="189.2" calcext:value-type="float">
            <text:p>189.2</text:p>
          </table:table-cell>
          <table:table-cell office:value-type="float" office:value="189.6" calcext:value-type="float">
            <text:p>189.6</text:p>
          </table:table-cell>
          <table:table-cell office:value-type="float" office:value="189.3" calcext:value-type="float">
            <text:p>189.3</text:p>
          </table:table-cell>
          <table:table-cell office:value-type="float" office:value="189" calcext:value-type="float">
            <text:p>189</text:p>
          </table:table-cell>
          <table:table-cell office:value-type="float" office:value="188.8" calcext:value-type="float">
            <text:p>188.8</text:p>
          </table:table-cell>
          <table:table-cell office:value-type="float" office:value="189.4" calcext:value-type="float">
            <text:p>189.4</text:p>
          </table:table-cell>
          <table:table-cell office:value-type="float" office:value="188" calcext:value-type="float">
            <text:p>188</text:p>
          </table:table-cell>
          <table:table-cell office:value-type="float" office:value="187.5" calcext:value-type="float">
            <text:p>187.5</text:p>
          </table:table-cell>
          <table:table-cell office:value-type="float" office:value="193" calcext:value-type="float">
            <text:p>193</text:p>
          </table:table-cell>
          <table:table-cell table:formula="of:=([.J48]-[.A48])/[.A48]" office:value-type="percentage" office:value="0.0227874933757287" calcext:value-type="percentage">
            <text:p>2.28%</text:p>
          </table:table-cell>
          <table:table-cell table:formula="of:=([.J48]-[.B48])/[.B48]" office:value-type="percentage" office:value="0.0200845665961946" calcext:value-type="percentage">
            <text:p>2.01%</text:p>
          </table:table-cell>
          <table:table-cell table:formula="of:=([.J48]-[.C48])/[.C48]" office:value-type="percentage" office:value="0.0179324894514768" calcext:value-type="percentage">
            <text:p>1.79%</text:p>
          </table:table-cell>
          <table:table-cell table:formula="of:=([.J48]-[.D48])/[.D48]" office:value-type="percentage" office:value="0.0195456946645536" calcext:value-type="percentage">
            <text:p>1.95%</text:p>
          </table:table-cell>
          <table:table-cell table:formula="of:=([.J48]-[.E48])/[.E48]" office:value-type="percentage" office:value="0.0211640211640212" calcext:value-type="percentage">
            <text:p>2.12%</text:p>
          </table:table-cell>
          <table:table-cell table:formula="of:=([.J48]-[.F48])/[.F48]" office:value-type="percentage" office:value="0.0222457627118643" calcext:value-type="percentage">
            <text:p>2.22%</text:p>
          </table:table-cell>
          <table:table-cell table:formula="of:=([.J48]-[.G48])/[.G48]" office:value-type="percentage" office:value="0.0190073917634635" calcext:value-type="percentage">
            <text:p>1.90%</text:p>
          </table:table-cell>
          <table:table-cell table:formula="of:=([.J48]-[.H48])/[.H48]" office:value-type="percentage" office:value="0.0265957446808511" calcext:value-type="percentage">
            <text:p>2.66%</text:p>
          </table:table-cell>
          <table:table-cell table:formula="of:=([.J48]-[.I48])/[.I48]" office:value-type="percentage" office:value="0.0293333333333333" calcext:value-type="percentage">
            <text:p>2.93%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7.8" calcext:value-type="float">
            <text:p>207.8</text:p>
          </table:table-cell>
          <table:table-cell office:value-type="float" office:value="208" calcext:value-type="float">
            <text:p>208</text:p>
          </table:table-cell>
          <table:table-cell office:value-type="float" office:value="207.8" calcext:value-type="float">
            <text:p>207.8</text:p>
          </table:table-cell>
          <table:table-cell office:value-type="float" office:value="207.9" calcext:value-type="float">
            <text:p>207.9</text:p>
          </table:table-cell>
          <table:table-cell office:value-type="float" office:value="207.8" calcext:value-type="float">
            <text:p>207.8</text:p>
          </table:table-cell>
          <table:table-cell office:value-type="float" office:value="207.7" calcext:value-type="float">
            <text:p>207.7</text:p>
          </table:table-cell>
          <table:table-cell office:value-type="float" office:value="206.9" calcext:value-type="float">
            <text:p>206.9</text:p>
          </table:table-cell>
          <table:table-cell office:value-type="float" office:value="206.1" calcext:value-type="float">
            <text:p>206.1</text:p>
          </table:table-cell>
          <table:table-cell office:value-type="float" office:value="208" calcext:value-type="float">
            <text:p>208</text:p>
          </table:table-cell>
          <table:table-cell table:formula="of:=([.J49]-[.A49])/[.A49]" office:value-type="percentage" office:value="0" calcext:value-type="percentage">
            <text:p>0.00%</text:p>
          </table:table-cell>
          <table:table-cell table:formula="of:=([.J49]-[.B49])/[.B49]" office:value-type="percentage" office:value="0.00096246390760341" calcext:value-type="percentage">
            <text:p>0.10%</text:p>
          </table:table-cell>
          <table:table-cell table:formula="of:=([.J49]-[.C49])/[.C49]" office:value-type="percentage" office:value="0" calcext:value-type="percentage">
            <text:p>0.00%</text:p>
          </table:table-cell>
          <table:table-cell table:formula="of:=([.J49]-[.D49])/[.D49]" office:value-type="percentage" office:value="0.00096246390760341" calcext:value-type="percentage">
            <text:p>0.10%</text:p>
          </table:table-cell>
          <table:table-cell table:formula="of:=([.J49]-[.E49])/[.E49]" office:value-type="percentage" office:value="0.000481000481000454" calcext:value-type="percentage">
            <text:p>0.05%</text:p>
          </table:table-cell>
          <table:table-cell table:formula="of:=([.J49]-[.F49])/[.F49]" office:value-type="percentage" office:value="0.00096246390760341" calcext:value-type="percentage">
            <text:p>0.10%</text:p>
          </table:table-cell>
          <table:table-cell table:formula="of:=([.J49]-[.G49])/[.G49]" office:value-type="percentage" office:value="0.00144439094848344" calcext:value-type="percentage">
            <text:p>0.14%</text:p>
          </table:table-cell>
          <table:table-cell table:formula="of:=([.J49]-[.H49])/[.H49]" office:value-type="percentage" office:value="0.00531657805703235" calcext:value-type="percentage">
            <text:p>0.53%</text:p>
          </table:table-cell>
          <table:table-cell table:formula="of:=([.J49]-[.I49])/[.I49]" office:value-type="percentage" office:value="0.0092188258127123" calcext:value-type="percentage">
            <text:p>0.92%</text:p>
          </table:table-cell>
        </table:table-row>
        <table:table-row table:style-name="ro1">
          <table:table-cell office:value-type="float" office:value="205.3" calcext:value-type="float">
            <text:p>205.3</text:p>
          </table:table-cell>
          <table:table-cell office:value-type="float" office:value="205.7" calcext:value-type="float">
            <text:p>205.7</text:p>
          </table:table-cell>
          <table:table-cell office:value-type="float" office:value="206.3" calcext:value-type="float">
            <text:p>206.3</text:p>
          </table:table-cell>
          <table:table-cell office:value-type="float" office:value="207.1" calcext:value-type="float">
            <text:p>207.1</text:p>
          </table:table-cell>
          <table:table-cell office:value-type="float" office:value="206.8" calcext:value-type="float">
            <text:p>206.8</text:p>
          </table:table-cell>
          <table:table-cell office:value-type="float" office:value="207.5" calcext:value-type="float">
            <text:p>207.5</text:p>
          </table:table-cell>
          <table:table-cell office:value-type="float" office:value="206.7" calcext:value-type="float">
            <text:p>206.7</text:p>
          </table:table-cell>
          <table:table-cell office:value-type="float" office:value="205.3" calcext:value-type="float">
            <text:p>205.3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table:formula="of:=([.J50]-[.A50])/[.A50]" office:value-type="percentage" office:value="0.0277642474427666" calcext:value-type="percentage">
            <text:p>2.78%</text:p>
          </table:table-cell>
          <table:table-cell table:formula="of:=([.J50]-[.B50])/[.B50]" office:value-type="percentage" office:value="0.0257656781720953" calcext:value-type="percentage">
            <text:p>2.58%</text:p>
          </table:table-cell>
          <table:table-cell table:formula="of:=([.J50]-[.C50])/[.C50]" office:value-type="percentage" office:value="0.0227823557925351" calcext:value-type="percentage">
            <text:p>2.28%</text:p>
          </table:table-cell>
          <table:table-cell table:formula="of:=([.J50]-[.D50])/[.D50]" office:value-type="percentage" office:value="0.018831482375664" calcext:value-type="percentage">
            <text:p>1.88%</text:p>
          </table:table-cell>
          <table:table-cell table:formula="of:=([.J50]-[.E50])/[.E50]" office:value-type="percentage" office:value="0.0203094777562862" calcext:value-type="percentage">
            <text:p>2.03%</text:p>
          </table:table-cell>
          <table:table-cell table:formula="of:=([.J50]-[.F50])/[.F50]" office:value-type="percentage" office:value="0.0168674698795181" calcext:value-type="percentage">
            <text:p>1.69%</text:p>
          </table:table-cell>
          <table:table-cell table:formula="of:=([.J50]-[.G50])/[.G50]" office:value-type="percentage" office:value="0.0208030962747944" calcext:value-type="percentage">
            <text:p>2.08%</text:p>
          </table:table-cell>
          <table:table-cell table:formula="of:=([.J50]-[.H50])/[.H50]" office:value-type="percentage" office:value="0.0277642474427666" calcext:value-type="percentage">
            <text:p>2.78%</text:p>
          </table:table-cell>
          <table:table-cell table:formula="of:=([.J50]-[.I50])/[.I50]" office:value-type="percentage" office:value="0.0343137254901961" calcext:value-type="percentage">
            <text:p>3.43%</text:p>
          </table:table-cell>
        </table:table-row>
        <table:table-row table:style-name="ro1">
          <table:table-cell table:number-columns-repeated="10" office:value-type="float" office:value="211" calcext:value-type="float">
            <text:p>211</text:p>
          </table:table-cell>
          <table:table-cell table:formula="of:=([.J51]-[.A51])/[.A51]" office:value-type="percentage" office:value="0" calcext:value-type="percentage">
            <text:p>0.00%</text:p>
          </table:table-cell>
          <table:table-cell table:formula="of:=([.J51]-[.B51])/[.B51]" office:value-type="percentage" office:value="0" calcext:value-type="percentage">
            <text:p>0.00%</text:p>
          </table:table-cell>
          <table:table-cell table:formula="of:=([.J51]-[.C51])/[.C51]" office:value-type="percentage" office:value="0" calcext:value-type="percentage">
            <text:p>0.00%</text:p>
          </table:table-cell>
          <table:table-cell table:formula="of:=([.J51]-[.D51])/[.D51]" office:value-type="percentage" office:value="0" calcext:value-type="percentage">
            <text:p>0.00%</text:p>
          </table:table-cell>
          <table:table-cell table:formula="of:=([.J51]-[.E51])/[.E51]" office:value-type="percentage" office:value="0" calcext:value-type="percentage">
            <text:p>0.00%</text:p>
          </table:table-cell>
          <table:table-cell table:formula="of:=([.J51]-[.F51])/[.F51]" office:value-type="percentage" office:value="0" calcext:value-type="percentage">
            <text:p>0.00%</text:p>
          </table:table-cell>
          <table:table-cell table:formula="of:=([.J51]-[.G51])/[.G51]" office:value-type="percentage" office:value="0" calcext:value-type="percentage">
            <text:p>0.00%</text:p>
          </table:table-cell>
          <table:table-cell table:formula="of:=([.J51]-[.H51])/[.H51]" office:value-type="percentage" office:value="0" calcext:value-type="percentage">
            <text:p>0.00%</text:p>
          </table:table-cell>
          <table:table-cell table:formula="of:=([.J51]-[.I51])/[.I5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7.2" calcext:value-type="float">
            <text:p>207.2</text:p>
          </table:table-cell>
          <table:table-cell office:value-type="float" office:value="208.7" calcext:value-type="float">
            <text:p>208.7</text:p>
          </table:table-cell>
          <table:table-cell office:value-type="float" office:value="209.2" calcext:value-type="float">
            <text:p>209.2</text:p>
          </table:table-cell>
          <table:table-cell office:value-type="float" office:value="209.3" calcext:value-type="float">
            <text:p>209.3</text:p>
          </table:table-cell>
          <table:table-cell office:value-type="float" office:value="209.1" calcext:value-type="float">
            <text:p>209.1</text:p>
          </table:table-cell>
          <table:table-cell office:value-type="float" office:value="209.5" calcext:value-type="float">
            <text:p>209.5</text:p>
          </table:table-cell>
          <table:table-cell office:value-type="float" office:value="209.4" calcext:value-type="float">
            <text:p>209.4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4" calcext:value-type="float">
            <text:p>206.4</text:p>
          </table:table-cell>
          <table:table-cell office:value-type="float" office:value="212" calcext:value-type="float">
            <text:p>212</text:p>
          </table:table-cell>
          <table:table-cell table:formula="of:=([.J52]-[.A52])/[.A52]" office:value-type="percentage" office:value="0.0231660231660232" calcext:value-type="percentage">
            <text:p>2.32%</text:p>
          </table:table-cell>
          <table:table-cell table:formula="of:=([.J52]-[.B52])/[.B52]" office:value-type="percentage" office:value="0.0158121705797796" calcext:value-type="percentage">
            <text:p>1.58%</text:p>
          </table:table-cell>
          <table:table-cell table:formula="of:=([.J52]-[.C52])/[.C52]" office:value-type="percentage" office:value="0.0133843212237094" calcext:value-type="percentage">
            <text:p>1.34%</text:p>
          </table:table-cell>
          <table:table-cell table:formula="of:=([.J52]-[.D52])/[.D52]" office:value-type="percentage" office:value="0.0129001433349259" calcext:value-type="percentage">
            <text:p>1.29%</text:p>
          </table:table-cell>
          <table:table-cell table:formula="of:=([.J52]-[.E52])/[.E52]" office:value-type="percentage" office:value="0.013868962219034" calcext:value-type="percentage">
            <text:p>1.39%</text:p>
          </table:table-cell>
          <table:table-cell table:formula="of:=([.J52]-[.F52])/[.F52]" office:value-type="percentage" office:value="0.0119331742243437" calcext:value-type="percentage">
            <text:p>1.19%</text:p>
          </table:table-cell>
          <table:table-cell table:formula="of:=([.J52]-[.G52])/[.G52]" office:value-type="percentage" office:value="0.0124164278892072" calcext:value-type="percentage">
            <text:p>1.24%</text:p>
          </table:table-cell>
          <table:table-cell table:formula="of:=([.J52]-[.H52])/[.H52]" office:value-type="percentage" office:value="0.013868962219034" calcext:value-type="percentage">
            <text:p>1.39%</text:p>
          </table:table-cell>
          <table:table-cell table:formula="of:=([.J52]-[.I52])/[.I52]" office:value-type="percentage" office:value="0.0271317829457364" calcext:value-type="percentage">
            <text:p>2.71%</text:p>
          </table:table-cell>
        </table:table-row>
        <table:table-row table:style-name="ro1">
          <table:table-cell office:value-type="float" office:value="210.3" calcext:value-type="float">
            <text:p>210.3</text:p>
          </table:table-cell>
          <table:table-cell table:number-columns-repeated="2" office:value-type="float" office:value="210.7" calcext:value-type="float">
            <text:p>210.7</text:p>
          </table:table-cell>
          <table:table-cell office:value-type="float" office:value="210.3" calcext:value-type="float">
            <text:p>210.3</text:p>
          </table:table-cell>
          <table:table-cell office:value-type="float" office:value="210.4" calcext:value-type="float">
            <text:p>210.4</text:p>
          </table:table-cell>
          <table:table-cell office:value-type="float" office:value="210.7" calcext:value-type="float">
            <text:p>210.7</text:p>
          </table:table-cell>
          <table:table-cell office:value-type="float" office:value="211.3" calcext:value-type="float">
            <text:p>211.3</text:p>
          </table:table-cell>
          <table:table-cell office:value-type="float" office:value="211" calcext:value-type="float">
            <text:p>211</text:p>
          </table:table-cell>
          <table:table-cell office:value-type="float" office:value="210.3" calcext:value-type="float">
            <text:p>210.3</text:p>
          </table:table-cell>
          <table:table-cell office:value-type="float" office:value="213" calcext:value-type="float">
            <text:p>213</text:p>
          </table:table-cell>
          <table:table-cell table:formula="of:=([.J53]-[.A53])/[.A53]" office:value-type="percentage" office:value="0.0128388017118402" calcext:value-type="percentage">
            <text:p>1.28%</text:p>
          </table:table-cell>
          <table:table-cell table:formula="of:=([.J53]-[.B53])/[.B53]" office:value-type="percentage" office:value="0.0109159943046987" calcext:value-type="percentage">
            <text:p>1.09%</text:p>
          </table:table-cell>
          <table:table-cell table:formula="of:=([.J53]-[.C53])/[.C53]" office:value-type="percentage" office:value="0.0109159943046987" calcext:value-type="percentage">
            <text:p>1.09%</text:p>
          </table:table-cell>
          <table:table-cell table:formula="of:=([.J53]-[.D53])/[.D53]" office:value-type="percentage" office:value="0.0128388017118402" calcext:value-type="percentage">
            <text:p>1.28%</text:p>
          </table:table-cell>
          <table:table-cell table:formula="of:=([.J53]-[.E53])/[.E53]" office:value-type="percentage" office:value="0.0123574144486692" calcext:value-type="percentage">
            <text:p>1.24%</text:p>
          </table:table-cell>
          <table:table-cell table:formula="of:=([.J53]-[.F53])/[.F53]" office:value-type="percentage" office:value="0.0109159943046987" calcext:value-type="percentage">
            <text:p>1.09%</text:p>
          </table:table-cell>
          <table:table-cell table:formula="of:=([.J53]-[.G53])/[.G53]" office:value-type="percentage" office:value="0.00804543303360146" calcext:value-type="percentage">
            <text:p>0.80%</text:p>
          </table:table-cell>
          <table:table-cell table:formula="of:=([.J53]-[.H53])/[.H53]" office:value-type="percentage" office:value="0.00947867298578199" calcext:value-type="percentage">
            <text:p>0.95%</text:p>
          </table:table-cell>
          <table:table-cell table:formula="of:=([.J53]-[.I53])/[.I53]" office:value-type="percentage" office:value="0.0128388017118402" calcext:value-type="percentage">
            <text:p>1.28%</text:p>
          </table:table-cell>
        </table:table-row>
        <table:table-row table:style-name="ro1">
          <table:table-cell office:value-type="float" office:value="212.8" calcext:value-type="float">
            <text:p>212.8</text:p>
          </table:table-cell>
          <table:table-cell office:value-type="float" office:value="213.1" calcext:value-type="float">
            <text:p>213.1</text:p>
          </table:table-cell>
          <table:table-cell office:value-type="float" office:value="212.9" calcext:value-type="float">
            <text:p>212.9</text:p>
          </table:table-cell>
          <table:table-cell office:value-type="float" office:value="212.7" calcext:value-type="float">
            <text:p>212.7</text:p>
          </table:table-cell>
          <table:table-cell office:value-type="float" office:value="213.3" calcext:value-type="float">
            <text:p>213.3</text:p>
          </table:table-cell>
          <table:table-cell office:value-type="float" office:value="213.1" calcext:value-type="float">
            <text:p>213.1</text:p>
          </table:table-cell>
          <table:table-cell office:value-type="float" office:value="213" calcext:value-type="float">
            <text:p>213</text:p>
          </table:table-cell>
          <table:table-cell office:value-type="float" office:value="212.4" calcext:value-type="float">
            <text:p>212.4</text:p>
          </table:table-cell>
          <table:table-cell office:value-type="float" office:value="211.4" calcext:value-type="float">
            <text:p>211.4</text:p>
          </table:table-cell>
          <table:table-cell office:value-type="float" office:value="214" calcext:value-type="float">
            <text:p>214</text:p>
          </table:table-cell>
          <table:table-cell table:formula="of:=([.J54]-[.A54])/[.A54]" office:value-type="percentage" office:value="0.00563909774436085" calcext:value-type="percentage">
            <text:p>0.56%</text:p>
          </table:table-cell>
          <table:table-cell table:formula="of:=([.J54]-[.B54])/[.B54]" office:value-type="percentage" office:value="0.00422336931018304" calcext:value-type="percentage">
            <text:p>0.42%</text:p>
          </table:table-cell>
          <table:table-cell table:formula="of:=([.J54]-[.C54])/[.C54]" office:value-type="percentage" office:value="0.00516674495068104" calcext:value-type="percentage">
            <text:p>0.52%</text:p>
          </table:table-cell>
          <table:table-cell table:formula="of:=([.J54]-[.D54])/[.D54]" office:value-type="percentage" office:value="0.00611189468735313" calcext:value-type="percentage">
            <text:p>0.61%</text:p>
          </table:table-cell>
          <table:table-cell table:formula="of:=([.J54]-[.E54])/[.E54]" office:value-type="percentage" office:value="0.00328176277543361" calcext:value-type="percentage">
            <text:p>0.33%</text:p>
          </table:table-cell>
          <table:table-cell table:formula="of:=([.J54]-[.F54])/[.F54]" office:value-type="percentage" office:value="0.00422336931018304" calcext:value-type="percentage">
            <text:p>0.42%</text:p>
          </table:table-cell>
          <table:table-cell table:formula="of:=([.J54]-[.G54])/[.G54]" office:value-type="percentage" office:value="0.00469483568075117" calcext:value-type="percentage">
            <text:p>0.47%</text:p>
          </table:table-cell>
          <table:table-cell table:formula="of:=([.J54]-[.H54])/[.H54]" office:value-type="percentage" office:value="0.00753295668549903" calcext:value-type="percentage">
            <text:p>0.75%</text:p>
          </table:table-cell>
          <table:table-cell table:formula="of:=([.J54]-[.I54])/[.I54]" office:value-type="percentage" office:value="0.0122989593188268" calcext:value-type="percentage">
            <text:p>1.23%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4.4" calcext:value-type="float">
            <text:p>204.4</text:p>
          </table:table-cell>
          <table:table-cell office:value-type="float" office:value="204.1" calcext:value-type="float">
            <text:p>204.1</text:p>
          </table:table-cell>
          <table:table-cell office:value-type="float" office:value="204.3" calcext:value-type="float">
            <text:p>204.3</text:p>
          </table:table-cell>
          <table:table-cell office:value-type="float" office:value="204.5" calcext:value-type="float">
            <text:p>204.5</text:p>
          </table:table-cell>
          <table:table-cell table:number-columns-repeated="2" office:value-type="float" office:value="204.2" calcext:value-type="float">
            <text:p>204.2</text:p>
          </table:table-cell>
          <table:table-cell office:value-type="float" office:value="203.3" calcext:value-type="float">
            <text:p>203.3</text:p>
          </table:table-cell>
          <table:table-cell office:value-type="float" office:value="202.9" calcext:value-type="float">
            <text:p>202.9</text:p>
          </table:table-cell>
          <table:table-cell table:style-name="ce5" office:value-type="float" office:value="207" calcext:value-type="float">
            <text:p>207</text:p>
          </table:table-cell>
          <table:table-cell table:formula="of:=([.J55]-[.A55])/[.A55]" office:value-type="percentage" office:value="0.0147058823529412" calcext:value-type="percentage">
            <text:p>1.47%</text:p>
          </table:table-cell>
          <table:table-cell table:formula="of:=([.J55]-[.B55])/[.B55]" office:value-type="percentage" office:value="0.012720156555773" calcext:value-type="percentage">
            <text:p>1.27%</text:p>
          </table:table-cell>
          <table:table-cell table:formula="of:=([.J55]-[.C55])/[.C55]" office:value-type="percentage" office:value="0.0142087212150907" calcext:value-type="percentage">
            <text:p>1.42%</text:p>
          </table:table-cell>
          <table:table-cell table:formula="of:=([.J55]-[.D55])/[.D55]" office:value-type="percentage" office:value="0.0132158590308369" calcext:value-type="percentage">
            <text:p>1.32%</text:p>
          </table:table-cell>
          <table:table-cell table:formula="of:=([.J55]-[.E55])/[.E55]" office:value-type="percentage" office:value="0.0122249388753056" calcext:value-type="percentage">
            <text:p>1.22%</text:p>
          </table:table-cell>
          <table:table-cell table:formula="of:=([.J55]-[.F55])/[.F55]" office:value-type="percentage" office:value="0.0137120470127327" calcext:value-type="percentage">
            <text:p>1.37%</text:p>
          </table:table-cell>
          <table:table-cell table:formula="of:=([.J55]-[.G55])/[.G55]" office:value-type="percentage" office:value="0.0137120470127327" calcext:value-type="percentage">
            <text:p>1.37%</text:p>
          </table:table-cell>
          <table:table-cell table:formula="of:=([.J55]-[.H55])/[.H55]" office:value-type="percentage" office:value="0.0181997048696507" calcext:value-type="percentage">
            <text:p>1.82%</text:p>
          </table:table-cell>
          <table:table-cell table:formula="of:=([.J55]-[.I55])/[.I55]" office:value-type="percentage" office:value="0.0202069985214391" calcext:value-type="percentage">
            <text:p>2.02%</text:p>
          </table:table-cell>
        </table:table-row>
        <table:table-row table:style-name="ro1">
          <table:table-cell office:value-type="float" office:value="196.6" calcext:value-type="float">
            <text:p>196.6</text:p>
          </table:table-cell>
          <table:table-cell office:value-type="float" office:value="197" calcext:value-type="float">
            <text:p>197</text:p>
          </table:table-cell>
          <table:table-cell office:value-type="float" office:value="196.7" calcext:value-type="float">
            <text:p>196.7</text:p>
          </table:table-cell>
          <table:table-cell office:value-type="float" office:value="196.9" calcext:value-type="float">
            <text:p>196.9</text:p>
          </table:table-cell>
          <table:table-cell office:value-type="float" office:value="197.3" calcext:value-type="float">
            <text:p>197.3</text:p>
          </table:table-cell>
          <table:table-cell office:value-type="float" office:value="197" calcext:value-type="float">
            <text:p>197</text:p>
          </table:table-cell>
          <table:table-cell office:value-type="float" office:value="196.8" calcext:value-type="float">
            <text:p>196.8</text:p>
          </table:table-cell>
          <table:table-cell office:value-type="float" office:value="195.7" calcext:value-type="float">
            <text:p>195.7</text:p>
          </table:table-cell>
          <table:table-cell office:value-type="float" office:value="194.6" calcext:value-type="float">
            <text:p>194.6</text:p>
          </table:table-cell>
          <table:table-cell table:style-name="ce5" office:value-type="float" office:value="199" calcext:value-type="float">
            <text:p>199</text:p>
          </table:table-cell>
          <table:table-cell table:formula="of:=([.J56]-[.A56])/[.A56]" office:value-type="percentage" office:value="0.012207527975585" calcext:value-type="percentage">
            <text:p>1.22%</text:p>
          </table:table-cell>
          <table:table-cell table:formula="of:=([.J56]-[.B56])/[.B56]" office:value-type="percentage" office:value="0.0101522842639594" calcext:value-type="percentage">
            <text:p>1.02%</text:p>
          </table:table-cell>
          <table:table-cell table:formula="of:=([.J56]-[.C56])/[.C56]" office:value-type="percentage" office:value="0.0116929334011185" calcext:value-type="percentage">
            <text:p>1.17%</text:p>
          </table:table-cell>
          <table:table-cell table:formula="of:=([.J56]-[.D56])/[.D56]" office:value-type="percentage" office:value="0.01066531234129" calcext:value-type="percentage">
            <text:p>1.07%</text:p>
          </table:table-cell>
          <table:table-cell table:formula="of:=([.J56]-[.E56])/[.E56]" office:value-type="percentage" office:value="0.00861632032437906" calcext:value-type="percentage">
            <text:p>0.86%</text:p>
          </table:table-cell>
          <table:table-cell table:formula="of:=([.J56]-[.F56])/[.F56]" office:value-type="percentage" office:value="0.0101522842639594" calcext:value-type="percentage">
            <text:p>1.02%</text:p>
          </table:table-cell>
          <table:table-cell table:formula="of:=([.J56]-[.G56])/[.G56]" office:value-type="percentage" office:value="0.0111788617886178" calcext:value-type="percentage">
            <text:p>1.12%</text:p>
          </table:table-cell>
          <table:table-cell table:formula="of:=([.J56]-[.H56])/[.H56]" office:value-type="percentage" office:value="0.0168625447112929" calcext:value-type="percentage">
            <text:p>1.69%</text:p>
          </table:table-cell>
          <table:table-cell table:formula="of:=([.J56]-[.I56])/[.I56]" office:value-type="percentage" office:value="0.0226104830421377" calcext:value-type="percentage">
            <text:p>2.26%</text:p>
          </table:table-cell>
        </table:table-row>
        <table:table-row table:style-name="ro1">
          <table:table-cell office:value-type="float" office:value="205.4" calcext:value-type="float">
            <text:p>205.4</text:p>
          </table:table-cell>
          <table:table-cell office:value-type="float" office:value="206.1" calcext:value-type="float">
            <text:p>206.1</text:p>
          </table:table-cell>
          <table:table-cell table:number-columns-repeated="2" office:value-type="float" office:value="205.3" calcext:value-type="float">
            <text:p>205.3</text:p>
          </table:table-cell>
          <table:table-cell table:number-columns-repeated="2" office:value-type="float" office:value="205.9" calcext:value-type="float">
            <text:p>205.9</text:p>
          </table:table-cell>
          <table:table-cell office:value-type="float" office:value="205.8" calcext:value-type="float">
            <text:p>205.8</text:p>
          </table:table-cell>
          <table:table-cell office:value-type="float" office:value="204.1" calcext:value-type="float">
            <text:p>204.1</text:p>
          </table:table-cell>
          <table:table-cell office:value-type="float" office:value="202.3" calcext:value-type="float">
            <text:p>202.3</text:p>
          </table:table-cell>
          <table:table-cell office:value-type="float" office:value="208" calcext:value-type="float">
            <text:p>208</text:p>
          </table:table-cell>
          <table:table-cell table:formula="of:=([.J57]-[.A57])/[.A57]" office:value-type="percentage" office:value="0.0126582278481012" calcext:value-type="percentage">
            <text:p>1.27%</text:p>
          </table:table-cell>
          <table:table-cell table:formula="of:=([.J57]-[.B57])/[.B57]" office:value-type="percentage" office:value="0.0092188258127123" calcext:value-type="percentage">
            <text:p>0.92%</text:p>
          </table:table-cell>
          <table:table-cell table:formula="of:=([.J57]-[.C57])/[.C57]" office:value-type="percentage" office:value="0.0131514856307842" calcext:value-type="percentage">
            <text:p>1.32%</text:p>
          </table:table-cell>
          <table:table-cell table:formula="of:=([.J57]-[.D57])/[.D57]" office:value-type="percentage" office:value="0.0131514856307842" calcext:value-type="percentage">
            <text:p>1.32%</text:p>
          </table:table-cell>
          <table:table-cell table:formula="of:=([.J57]-[.E57])/[.E57]" office:value-type="percentage" office:value="0.010199125789218" calcext:value-type="percentage">
            <text:p>1.02%</text:p>
          </table:table-cell>
          <table:table-cell table:formula="of:=([.J57]-[.F57])/[.F57]" office:value-type="percentage" office:value="0.010199125789218" calcext:value-type="percentage">
            <text:p>1.02%</text:p>
          </table:table-cell>
          <table:table-cell table:formula="of:=([.J57]-[.G57])/[.G57]" office:value-type="percentage" office:value="0.010689990281827" calcext:value-type="percentage">
            <text:p>1.07%</text:p>
          </table:table-cell>
          <table:table-cell table:formula="of:=([.J57]-[.H57])/[.H57]" office:value-type="percentage" office:value="0.0191082802547771" calcext:value-type="percentage">
            <text:p>1.91%</text:p>
          </table:table-cell>
          <table:table-cell table:formula="of:=([.J57]-[.I57])/[.I57]" office:value-type="percentage" office:value="0.028175976272862" calcext:value-type="percentage">
            <text:p>2.82%</text:p>
          </table:table-cell>
        </table:table-row>
        <table:table-row table:style-name="ro1">
          <table:table-cell table:number-columns-repeated="10" office:value-type="float" office:value="217" calcext:value-type="float">
            <text:p>217</text:p>
          </table:table-cell>
          <table:table-cell table:formula="of:=([.J58]-[.A58])/[.A58]" office:value-type="percentage" office:value="0" calcext:value-type="percentage">
            <text:p>0.00%</text:p>
          </table:table-cell>
          <table:table-cell table:formula="of:=([.J58]-[.B58])/[.B58]" office:value-type="percentage" office:value="0" calcext:value-type="percentage">
            <text:p>0.00%</text:p>
          </table:table-cell>
          <table:table-cell table:formula="of:=([.J58]-[.C58])/[.C58]" office:value-type="percentage" office:value="0" calcext:value-type="percentage">
            <text:p>0.00%</text:p>
          </table:table-cell>
          <table:table-cell table:formula="of:=([.J58]-[.D58])/[.D58]" office:value-type="percentage" office:value="0" calcext:value-type="percentage">
            <text:p>0.00%</text:p>
          </table:table-cell>
          <table:table-cell table:formula="of:=([.J58]-[.E58])/[.E58]" office:value-type="percentage" office:value="0" calcext:value-type="percentage">
            <text:p>0.00%</text:p>
          </table:table-cell>
          <table:table-cell table:formula="of:=([.J58]-[.F58])/[.F58]" office:value-type="percentage" office:value="0" calcext:value-type="percentage">
            <text:p>0.00%</text:p>
          </table:table-cell>
          <table:table-cell table:formula="of:=([.J58]-[.G58])/[.G58]" office:value-type="percentage" office:value="0" calcext:value-type="percentage">
            <text:p>0.00%</text:p>
          </table:table-cell>
          <table:table-cell table:formula="of:=([.J58]-[.H58])/[.H58]" office:value-type="percentage" office:value="0" calcext:value-type="percentage">
            <text:p>0.00%</text:p>
          </table:table-cell>
          <table:table-cell table:formula="of:=([.J58]-[.I58])/[.I5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8.5" calcext:value-type="float">
            <text:p>188.5</text:p>
          </table:table-cell>
          <table:table-cell office:value-type="float" office:value="191.6" calcext:value-type="float">
            <text:p>191.6</text:p>
          </table:table-cell>
          <table:table-cell office:value-type="float" office:value="191.1" calcext:value-type="float">
            <text:p>191.1</text:p>
          </table:table-cell>
          <table:table-cell office:value-type="float" office:value="190.8" calcext:value-type="float">
            <text:p>190.8</text:p>
          </table:table-cell>
          <table:table-cell office:value-type="float" office:value="192.2" calcext:value-type="float">
            <text:p>192.2</text:p>
          </table:table-cell>
          <table:table-cell office:value-type="float" office:value="192.6" calcext:value-type="float">
            <text:p>192.6</text:p>
          </table:table-cell>
          <table:table-cell office:value-type="float" office:value="192.1" calcext:value-type="float">
            <text:p>192.1</text:p>
          </table:table-cell>
          <table:table-cell office:value-type="float" office:value="192.7" calcext:value-type="float">
            <text:p>192.7</text:p>
          </table:table-cell>
          <table:table-cell office:value-type="float" office:value="192.1" calcext:value-type="float">
            <text:p>192.1</text:p>
          </table:table-cell>
          <table:table-cell office:value-type="float" office:value="195" calcext:value-type="float">
            <text:p>195</text:p>
          </table:table-cell>
          <table:table-cell table:formula="of:=([.J59]-[.A59])/[.A59]" office:value-type="percentage" office:value="0.0344827586206897" calcext:value-type="percentage">
            <text:p>3.45%</text:p>
          </table:table-cell>
          <table:table-cell table:formula="of:=([.J59]-[.B59])/[.B59]" office:value-type="percentage" office:value="0.0177453027139875" calcext:value-type="percentage">
            <text:p>1.77%</text:p>
          </table:table-cell>
          <table:table-cell table:formula="of:=([.J59]-[.C59])/[.C59]" office:value-type="percentage" office:value="0.0204081632653061" calcext:value-type="percentage">
            <text:p>2.04%</text:p>
          </table:table-cell>
          <table:table-cell table:formula="of:=([.J59]-[.D59])/[.D59]" office:value-type="percentage" office:value="0.0220125786163521" calcext:value-type="percentage">
            <text:p>2.20%</text:p>
          </table:table-cell>
          <table:table-cell table:formula="of:=([.J59]-[.E59])/[.E59]" office:value-type="percentage" office:value="0.0145681581685745" calcext:value-type="percentage">
            <text:p>1.46%</text:p>
          </table:table-cell>
          <table:table-cell table:formula="of:=([.J59]-[.F59])/[.F59]" office:value-type="percentage" office:value="0.0124610591900312" calcext:value-type="percentage">
            <text:p>1.25%</text:p>
          </table:table-cell>
          <table:table-cell table:formula="of:=([.J59]-[.G59])/[.G59]" office:value-type="percentage" office:value="0.015096304008329" calcext:value-type="percentage">
            <text:p>1.51%</text:p>
          </table:table-cell>
          <table:table-cell table:formula="of:=([.J59]-[.H59])/[.H59]" office:value-type="percentage" office:value="0.0119356512714064" calcext:value-type="percentage">
            <text:p>1.19%</text:p>
          </table:table-cell>
          <table:table-cell table:formula="of:=([.J59]-[.I59])/[.I59]" office:value-type="percentage" office:value="0.015096304008329" calcext:value-type="percentage">
            <text:p>1.51%</text:p>
          </table:table-cell>
        </table:table-row>
        <table:table-row table:style-name="ro1">
          <table:table-cell office:value-type="float" office:value="208.1" calcext:value-type="float">
            <text:p>208.1</text:p>
          </table:table-cell>
          <table:table-cell office:value-type="float" office:value="208.9" calcext:value-type="float">
            <text:p>208.9</text:p>
          </table:table-cell>
          <table:table-cell office:value-type="float" office:value="209" calcext:value-type="float">
            <text:p>209</text:p>
          </table:table-cell>
          <table:table-cell office:value-type="float" office:value="209.2" calcext:value-type="float">
            <text:p>209.2</text:p>
          </table:table-cell>
          <table:table-cell office:value-type="float" office:value="209.1" calcext:value-type="float">
            <text:p>209.1</text:p>
          </table:table-cell>
          <table:table-cell office:value-type="float" office:value="209.6" calcext:value-type="float">
            <text:p>209.6</text:p>
          </table:table-cell>
          <table:table-cell office:value-type="float" office:value="208.7" calcext:value-type="float">
            <text:p>208.7</text:p>
          </table:table-cell>
          <table:table-cell office:value-type="float" office:value="208.4" calcext:value-type="float">
            <text:p>208.4</text:p>
          </table:table-cell>
          <table:table-cell office:value-type="float" office:value="207.7" calcext:value-type="float">
            <text:p>207.7</text:p>
          </table:table-cell>
          <table:table-cell office:value-type="float" office:value="214" calcext:value-type="float">
            <text:p>214</text:p>
          </table:table-cell>
          <table:table-cell table:formula="of:=([.J60]-[.A60])/[.A60]" office:value-type="percentage" office:value="0.0283517539644402" calcext:value-type="percentage">
            <text:p>2.84%</text:p>
          </table:table-cell>
          <table:table-cell table:formula="of:=([.J60]-[.B60])/[.B60]" office:value-type="percentage" office:value="0.0244135950215414" calcext:value-type="percentage">
            <text:p>2.44%</text:p>
          </table:table-cell>
          <table:table-cell table:formula="of:=([.J60]-[.C60])/[.C60]" office:value-type="percentage" office:value="0.0239234449760766" calcext:value-type="percentage">
            <text:p>2.39%</text:p>
          </table:table-cell>
          <table:table-cell table:formula="of:=([.J60]-[.D60])/[.D60]" office:value-type="percentage" office:value="0.0229445506692161" calcext:value-type="percentage">
            <text:p>2.29%</text:p>
          </table:table-cell>
          <table:table-cell table:formula="of:=([.J60]-[.E60])/[.E60]" office:value-type="percentage" office:value="0.0234337637494022" calcext:value-type="percentage">
            <text:p>2.34%</text:p>
          </table:table-cell>
          <table:table-cell table:formula="of:=([.J60]-[.F60])/[.F60]" office:value-type="percentage" office:value="0.0209923664122138" calcext:value-type="percentage">
            <text:p>2.10%</text:p>
          </table:table-cell>
          <table:table-cell table:formula="of:=([.J60]-[.G60])/[.G60]" office:value-type="percentage" office:value="0.0253953042644945" calcext:value-type="percentage">
            <text:p>2.54%</text:p>
          </table:table-cell>
          <table:table-cell table:formula="of:=([.J60]-[.H60])/[.H60]" office:value-type="percentage" office:value="0.0268714011516314" calcext:value-type="percentage">
            <text:p>2.69%</text:p>
          </table:table-cell>
          <table:table-cell table:formula="of:=([.J60]-[.I60])/[.I60]" office:value-type="percentage" office:value="0.0303322099181512" calcext:value-type="percentage">
            <text:p>3.03%</text:p>
          </table:table-cell>
        </table:table-row>
        <table:table-row table:style-name="ro1">
          <table:table-cell office:value-type="float" office:value="213.5" calcext:value-type="float">
            <text:p>213.5</text:p>
          </table:table-cell>
          <table:table-cell office:value-type="float" office:value="213.6" calcext:value-type="float">
            <text:p>213.6</text:p>
          </table:table-cell>
          <table:table-cell table:number-columns-repeated="2" office:value-type="float" office:value="213.9" calcext:value-type="float">
            <text:p>213.9</text:p>
          </table:table-cell>
          <table:table-cell office:value-type="float" office:value="214.2" calcext:value-type="float">
            <text:p>214.2</text:p>
          </table:table-cell>
          <table:table-cell office:value-type="float" office:value="213.9" calcext:value-type="float">
            <text:p>213.9</text:p>
          </table:table-cell>
          <table:table-cell office:value-type="float" office:value="214.1" calcext:value-type="float">
            <text:p>214.1</text:p>
          </table:table-cell>
          <table:table-cell office:value-type="float" office:value="213.8" calcext:value-type="float">
            <text:p>213.8</text:p>
          </table:table-cell>
          <table:table-cell office:value-type="float" office:value="211.8" calcext:value-type="float">
            <text:p>211.8</text:p>
          </table:table-cell>
          <table:table-cell office:value-type="float" office:value="217" calcext:value-type="float">
            <text:p>217</text:p>
          </table:table-cell>
          <table:table-cell table:formula="of:=([.J61]-[.A61])/[.A61]" office:value-type="percentage" office:value="0.0163934426229508" calcext:value-type="percentage">
            <text:p>1.64%</text:p>
          </table:table-cell>
          <table:table-cell table:formula="of:=([.J61]-[.B61])/[.B61]" office:value-type="percentage" office:value="0.0159176029962547" calcext:value-type="percentage">
            <text:p>1.59%</text:p>
          </table:table-cell>
          <table:table-cell table:formula="of:=([.J61]-[.C61])/[.C61]" office:value-type="percentage" office:value="0.0144927536231884" calcext:value-type="percentage">
            <text:p>1.45%</text:p>
          </table:table-cell>
          <table:table-cell table:formula="of:=([.J61]-[.D61])/[.D61]" office:value-type="percentage" office:value="0.0144927536231884" calcext:value-type="percentage">
            <text:p>1.45%</text:p>
          </table:table-cell>
          <table:table-cell table:formula="of:=([.J61]-[.E61])/[.E61]" office:value-type="percentage" office:value="0.0130718954248367" calcext:value-type="percentage">
            <text:p>1.31%</text:p>
          </table:table-cell>
          <table:table-cell table:formula="of:=([.J61]-[.F61])/[.F61]" office:value-type="percentage" office:value="0.0144927536231884" calcext:value-type="percentage">
            <text:p>1.45%</text:p>
          </table:table-cell>
          <table:table-cell table:formula="of:=([.J61]-[.G61])/[.G61]" office:value-type="percentage" office:value="0.0135450723960766" calcext:value-type="percentage">
            <text:p>1.35%</text:p>
          </table:table-cell>
          <table:table-cell table:formula="of:=([.J61]-[.H61])/[.H61]" office:value-type="percentage" office:value="0.0149672591206735" calcext:value-type="percentage">
            <text:p>1.50%</text:p>
          </table:table-cell>
          <table:table-cell table:formula="of:=([.J61]-[.I61])/[.I61]" office:value-type="percentage" office:value="0.024551463644948" calcext:value-type="percentage">
            <text:p>2.46%</text:p>
          </table:table-cell>
        </table:table-row>
        <table:table-row table:style-name="ro1">
          <table:table-cell office:value-type="float" office:value="207.6" calcext:value-type="float">
            <text:p>207.6</text:p>
          </table:table-cell>
          <table:table-cell office:value-type="float" office:value="207.8" calcext:value-type="float">
            <text:p>207.8</text:p>
          </table:table-cell>
          <table:table-cell office:value-type="float" office:value="207.4" calcext:value-type="float">
            <text:p>207.4</text:p>
          </table:table-cell>
          <table:table-cell office:value-type="float" office:value="207.8" calcext:value-type="float">
            <text:p>207.8</text:p>
          </table:table-cell>
          <table:table-cell office:value-type="float" office:value="207.9" calcext:value-type="float">
            <text:p>207.9</text:p>
          </table:table-cell>
          <table:table-cell office:value-type="float" office:value="208.4" calcext:value-type="float">
            <text:p>208.4</text:p>
          </table:table-cell>
          <table:table-cell office:value-type="float" office:value="208" calcext:value-type="float">
            <text:p>208</text:p>
          </table:table-cell>
          <table:table-cell office:value-type="float" office:value="207.6" calcext:value-type="float">
            <text:p>207.6</text:p>
          </table:table-cell>
          <table:table-cell office:value-type="float" office:value="206.3" calcext:value-type="float">
            <text:p>206.3</text:p>
          </table:table-cell>
          <table:table-cell office:value-type="float" office:value="211" calcext:value-type="float">
            <text:p>211</text:p>
          </table:table-cell>
          <table:table-cell table:formula="of:=([.J62]-[.A62])/[.A62]" office:value-type="percentage" office:value="0.0163776493256262" calcext:value-type="percentage">
            <text:p>1.64%</text:p>
          </table:table-cell>
          <table:table-cell table:formula="of:=([.J62]-[.B62])/[.B62]" office:value-type="percentage" office:value="0.0153994225216554" calcext:value-type="percentage">
            <text:p>1.54%</text:p>
          </table:table-cell>
          <table:table-cell table:formula="of:=([.J62]-[.C62])/[.C62]" office:value-type="percentage" office:value="0.017357762777242" calcext:value-type="percentage">
            <text:p>1.74%</text:p>
          </table:table-cell>
          <table:table-cell table:formula="of:=([.J62]-[.D62])/[.D62]" office:value-type="percentage" office:value="0.0153994225216554" calcext:value-type="percentage">
            <text:p>1.54%</text:p>
          </table:table-cell>
          <table:table-cell table:formula="of:=([.J62]-[.E62])/[.E62]" office:value-type="percentage" office:value="0.0149110149110149" calcext:value-type="percentage">
            <text:p>1.49%</text:p>
          </table:table-cell>
          <table:table-cell table:formula="of:=([.J62]-[.F62])/[.F62]" office:value-type="percentage" office:value="0.0124760076775432" calcext:value-type="percentage">
            <text:p>1.25%</text:p>
          </table:table-cell>
          <table:table-cell table:formula="of:=([.J62]-[.G62])/[.G62]" office:value-type="percentage" office:value="0.0144230769230769" calcext:value-type="percentage">
            <text:p>1.44%</text:p>
          </table:table-cell>
          <table:table-cell table:formula="of:=([.J62]-[.H62])/[.H62]" office:value-type="percentage" office:value="0.0163776493256262" calcext:value-type="percentage">
            <text:p>1.64%</text:p>
          </table:table-cell>
          <table:table-cell table:formula="of:=([.J62]-[.I62])/[.I62]" office:value-type="percentage" office:value="0.0227823557925351" calcext:value-type="percentage">
            <text:p>2.28%</text:p>
          </table:table-cell>
        </table:table-row>
        <table:table-row table:style-name="ro1">
          <table:table-cell office:value-type="float" office:value="201.2" calcext:value-type="float">
            <text:p>201.2</text:p>
          </table:table-cell>
          <table:table-cell office:value-type="float" office:value="202.9" calcext:value-type="float">
            <text:p>202.9</text:p>
          </table:table-cell>
          <table:table-cell office:value-type="float" office:value="202.4" calcext:value-type="float">
            <text:p>202.4</text:p>
          </table:table-cell>
          <table:table-cell office:value-type="float" office:value="203.7" calcext:value-type="float">
            <text:p>203.7</text:p>
          </table:table-cell>
          <table:table-cell office:value-type="float" office:value="202.6" calcext:value-type="float">
            <text:p>202.6</text:p>
          </table:table-cell>
          <table:table-cell office:value-type="float" office:value="202.7" calcext:value-type="float">
            <text:p>202.7</text:p>
          </table:table-cell>
          <table:table-cell office:value-type="float" office:value="204.2" calcext:value-type="float">
            <text:p>204.2</text:p>
          </table:table-cell>
          <table:table-cell office:value-type="float" office:value="203" calcext:value-type="float">
            <text:p>203</text:p>
          </table:table-cell>
          <table:table-cell office:value-type="float" office:value="200.9" calcext:value-type="float">
            <text:p>200.9</text:p>
          </table:table-cell>
          <table:table-cell office:value-type="float" office:value="213" calcext:value-type="float">
            <text:p>213</text:p>
          </table:table-cell>
          <table:table-cell table:formula="of:=([.J63]-[.A63])/[.A63]" office:value-type="percentage" office:value="0.058648111332008" calcext:value-type="percentage">
            <text:p>5.86%</text:p>
          </table:table-cell>
          <table:table-cell table:formula="of:=([.J63]-[.B63])/[.B63]" office:value-type="percentage" office:value="0.0497782158698866" calcext:value-type="percentage">
            <text:p>4.98%</text:p>
          </table:table-cell>
          <table:table-cell table:formula="of:=([.J63]-[.C63])/[.C63]" office:value-type="percentage" office:value="0.0523715415019763" calcext:value-type="percentage">
            <text:p>5.24%</text:p>
          </table:table-cell>
          <table:table-cell table:formula="of:=([.J63]-[.D63])/[.D63]" office:value-type="percentage" office:value="0.0456553755522828" calcext:value-type="percentage">
            <text:p>4.57%</text:p>
          </table:table-cell>
          <table:table-cell table:formula="of:=([.J63]-[.E63])/[.E63]" office:value-type="percentage" office:value="0.0513326752221126" calcext:value-type="percentage">
            <text:p>5.13%</text:p>
          </table:table-cell>
          <table:table-cell table:formula="of:=([.J63]-[.F63])/[.F63]" office:value-type="percentage" office:value="0.0508140108534781" calcext:value-type="percentage">
            <text:p>5.08%</text:p>
          </table:table-cell>
          <table:table-cell table:formula="of:=([.J63]-[.G63])/[.G63]" office:value-type="percentage" office:value="0.0430950048971597" calcext:value-type="percentage">
            <text:p>4.31%</text:p>
          </table:table-cell>
          <table:table-cell table:formula="of:=([.J63]-[.H63])/[.H63]" office:value-type="percentage" office:value="0.0492610837438424" calcext:value-type="percentage">
            <text:p>4.93%</text:p>
          </table:table-cell>
          <table:table-cell table:formula="of:=([.J63]-[.I63])/[.I63]" office:value-type="percentage" office:value="0.0602289696366351" calcext:value-type="percentage">
            <text:p>6.02%</text:p>
          </table:table-cell>
        </table:table-row>
        <table:table-row table:style-name="ro1">
          <table:table-cell office:value-type="float" office:value="212.7" calcext:value-type="float">
            <text:p>212.7</text:p>
          </table:table-cell>
          <table:table-cell table:number-columns-repeated="2" office:value-type="float" office:value="213.1" calcext:value-type="float">
            <text:p>213.1</text:p>
          </table:table-cell>
          <table:table-cell table:number-columns-repeated="2" office:value-type="float" office:value="212.9" calcext:value-type="float">
            <text:p>212.9</text:p>
          </table:table-cell>
          <table:table-cell table:number-columns-repeated="2" office:value-type="float" office:value="213.1" calcext:value-type="float">
            <text:p>213.1</text:p>
          </table:table-cell>
          <table:table-cell office:value-type="float" office:value="212.9" calcext:value-type="float">
            <text:p>212.9</text:p>
          </table:table-cell>
          <table:table-cell office:value-type="float" office:value="212.2" calcext:value-type="float">
            <text:p>212.2</text:p>
          </table:table-cell>
          <table:table-cell table:style-name="ce5" office:value-type="float" office:value="215" calcext:value-type="float">
            <text:p>215</text:p>
          </table:table-cell>
          <table:table-cell table:formula="of:=([.J64]-[.A64])/[.A64]" office:value-type="percentage" office:value="0.0108133521391632" calcext:value-type="percentage">
            <text:p>1.08%</text:p>
          </table:table-cell>
          <table:table-cell table:formula="of:=([.J64]-[.B64])/[.B64]" office:value-type="percentage" office:value="0.00891600187705305" calcext:value-type="percentage">
            <text:p>0.89%</text:p>
          </table:table-cell>
          <table:table-cell table:formula="of:=([.J64]-[.C64])/[.C64]" office:value-type="percentage" office:value="0.00891600187705305" calcext:value-type="percentage">
            <text:p>0.89%</text:p>
          </table:table-cell>
          <table:table-cell table:formula="of:=([.J64]-[.D64])/[.D64]" office:value-type="percentage" office:value="0.00986378581493656" calcext:value-type="percentage">
            <text:p>0.99%</text:p>
          </table:table-cell>
          <table:table-cell table:formula="of:=([.J64]-[.E64])/[.E64]" office:value-type="percentage" office:value="0.00986378581493656" calcext:value-type="percentage">
            <text:p>0.99%</text:p>
          </table:table-cell>
          <table:table-cell table:formula="of:=([.J64]-[.F64])/[.F64]" office:value-type="percentage" office:value="0.00891600187705305" calcext:value-type="percentage">
            <text:p>0.89%</text:p>
          </table:table-cell>
          <table:table-cell table:formula="of:=([.J64]-[.G64])/[.G64]" office:value-type="percentage" office:value="0.00891600187705305" calcext:value-type="percentage">
            <text:p>0.89%</text:p>
          </table:table-cell>
          <table:table-cell table:formula="of:=([.J64]-[.H64])/[.H64]" office:value-type="percentage" office:value="0.00986378581493656" calcext:value-type="percentage">
            <text:p>0.99%</text:p>
          </table:table-cell>
          <table:table-cell table:formula="of:=([.J64]-[.I64])/[.I64]" office:value-type="percentage" office:value="0.0131950989632423" calcext:value-type="percentage">
            <text:p>1.32%</text:p>
          </table:table-cell>
        </table:table-row>
        <table:table-row table:style-name="ro1">
          <table:table-cell office:value-type="float" office:value="222.7" calcext:value-type="float">
            <text:p>222.7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float" office:value="222.8" calcext:value-type="float">
            <text:p>222.8</text:p>
          </table:table-cell>
          <table:table-cell office:value-type="float" office:value="222.9" calcext:value-type="float">
            <text:p>222.9</text:p>
          </table:table-cell>
          <table:table-cell office:value-type="float" office:value="222.4" calcext:value-type="float">
            <text:p>222.4</text:p>
          </table:table-cell>
          <table:table-cell office:value-type="float" office:value="222.9" calcext:value-type="float">
            <text:p>222.9</text:p>
          </table:table-cell>
          <table:table-cell office:value-type="float" office:value="222.7" calcext:value-type="float">
            <text:p>222.7</text:p>
          </table:table-cell>
          <table:table-cell office:value-type="float" office:value="221.7" calcext:value-type="float">
            <text:p>221.7</text:p>
          </table:table-cell>
          <table:table-cell table:style-name="ce5" office:value-type="float" office:value="223" calcext:value-type="float">
            <text:p>223</text:p>
          </table:table-cell>
          <table:table-cell table:formula="of:=([.J65]-[.A65])/[.A65]" office:value-type="percentage" office:value="0.00134710372698703" calcext:value-type="percentage">
            <text:p>0.13%</text:p>
          </table:table-cell>
          <table:table-cell table:formula="of:=([.J65]-[.B65])/[.B65]" office:value-type="percentage" office:value="0" calcext:value-type="percentage">
            <text:p>0.00%</text:p>
          </table:table-cell>
          <table:table-cell table:formula="of:=([.J65]-[.C65])/[.C65]" office:value-type="percentage" office:value="0" calcext:value-type="percentage">
            <text:p>0.00%</text:p>
          </table:table-cell>
          <table:table-cell table:formula="of:=([.J65]-[.D65])/[.D65]" office:value-type="percentage" office:value="0.00089766606822257" calcext:value-type="percentage">
            <text:p>0.09%</text:p>
          </table:table-cell>
          <table:table-cell table:formula="of:=([.J65]-[.E65])/[.E65]" office:value-type="percentage" office:value="0.000448631673396116" calcext:value-type="percentage">
            <text:p>0.04%</text:p>
          </table:table-cell>
          <table:table-cell table:formula="of:=([.J65]-[.F65])/[.F65]" office:value-type="percentage" office:value="0.00269784172661868" calcext:value-type="percentage">
            <text:p>0.27%</text:p>
          </table:table-cell>
          <table:table-cell table:formula="of:=([.J65]-[.G65])/[.G65]" office:value-type="percentage" office:value="0.000448631673396116" calcext:value-type="percentage">
            <text:p>0.04%</text:p>
          </table:table-cell>
          <table:table-cell table:formula="of:=([.J65]-[.H65])/[.H65]" office:value-type="percentage" office:value="0.00134710372698703" calcext:value-type="percentage">
            <text:p>0.13%</text:p>
          </table:table-cell>
          <table:table-cell table:formula="of:=([.J65]-[.I65])/[.I65]" office:value-type="percentage" office:value="0.00586377988272445" calcext:value-type="percentage">
            <text:p>0.59%</text:p>
          </table:table-cell>
        </table:table-row>
        <table:table-row table:style-name="ro1">
          <table:table-cell office:value-type="float" office:value="220.4" calcext:value-type="float">
            <text:p>220.4</text:p>
          </table:table-cell>
          <table:table-cell office:value-type="float" office:value="221.3" calcext:value-type="float">
            <text:p>221.3</text:p>
          </table:table-cell>
          <table:table-cell office:value-type="float" office:value="221.1" calcext:value-type="float">
            <text:p>221.1</text:p>
          </table:table-cell>
          <table:table-cell office:value-type="float" office:value="221.2" calcext:value-type="float">
            <text:p>221.2</text:p>
          </table:table-cell>
          <table:table-cell table:number-columns-repeated="2" office:value-type="float" office:value="221.6" calcext:value-type="float">
            <text:p>221.6</text:p>
          </table:table-cell>
          <table:table-cell office:value-type="float" office:value="221.5" calcext:value-type="float">
            <text:p>221.5</text:p>
          </table:table-cell>
          <table:table-cell office:value-type="float" office:value="220.7" calcext:value-type="float">
            <text:p>220.7</text:p>
          </table:table-cell>
          <table:table-cell office:value-type="float" office:value="219.4" calcext:value-type="float">
            <text:p>219.4</text:p>
          </table:table-cell>
          <table:table-cell table:style-name="ce5" office:value-type="float" office:value="223" calcext:value-type="float">
            <text:p>223</text:p>
          </table:table-cell>
          <table:table-cell table:formula="of:=([.J66]-[.A66])/[.A66]" office:value-type="percentage" office:value="0.0117967332123412" calcext:value-type="percentage">
            <text:p>1.18%</text:p>
          </table:table-cell>
          <table:table-cell table:formula="of:=([.J66]-[.B66])/[.B66]" office:value-type="percentage" office:value="0.00768187980117482" calcext:value-type="percentage">
            <text:p>0.77%</text:p>
          </table:table-cell>
          <table:table-cell table:formula="of:=([.J66]-[.C66])/[.C66]" office:value-type="percentage" office:value="0.00859339665309817" calcext:value-type="percentage">
            <text:p>0.86%</text:p>
          </table:table-cell>
          <table:table-cell table:formula="of:=([.J66]-[.D66])/[.D66]" office:value-type="percentage" office:value="0.00813743218806515" calcext:value-type="percentage">
            <text:p>0.81%</text:p>
          </table:table-cell>
          <table:table-cell table:formula="of:=([.J66]-[.E66])/[.E66]" office:value-type="percentage" office:value="0.00631768953068595" calcext:value-type="percentage">
            <text:p>0.63%</text:p>
          </table:table-cell>
          <table:table-cell table:formula="of:=([.J66]-[.F66])/[.F66]" office:value-type="percentage" office:value="0.00631768953068595" calcext:value-type="percentage">
            <text:p>0.63%</text:p>
          </table:table-cell>
          <table:table-cell table:formula="of:=([.J66]-[.G66])/[.G66]" office:value-type="percentage" office:value="0.00677200902934537" calcext:value-type="percentage">
            <text:p>0.68%</text:p>
          </table:table-cell>
          <table:table-cell table:formula="of:=([.J66]-[.H66])/[.H66]" office:value-type="percentage" office:value="0.010421386497508" calcext:value-type="percentage">
            <text:p>1.04%</text:p>
          </table:table-cell>
          <table:table-cell table:formula="of:=([.J66]-[.I66])/[.I66]" office:value-type="percentage" office:value="0.01640838650866" calcext:value-type="percentage">
            <text:p>1.64%</text:p>
          </table:table-cell>
        </table:table-row>
        <table:table-row table:style-name="ro1">
          <table:table-cell table:number-columns-repeated="9" office:value-type="float" office:value="225" calcext:value-type="float">
            <text:p>225</text:p>
          </table:table-cell>
          <table:table-cell table:style-name="ce5" office:value-type="float" office:value="225" calcext:value-type="float">
            <text:p>225</text:p>
          </table:table-cell>
          <table:table-cell table:formula="of:=([.J67]-[.A67])/[.A67]" office:value-type="percentage" office:value="0" calcext:value-type="percentage">
            <text:p>0.00%</text:p>
          </table:table-cell>
          <table:table-cell table:formula="of:=([.J67]-[.B67])/[.B67]" office:value-type="percentage" office:value="0" calcext:value-type="percentage">
            <text:p>0.00%</text:p>
          </table:table-cell>
          <table:table-cell table:formula="of:=([.J67]-[.C67])/[.C67]" office:value-type="percentage" office:value="0" calcext:value-type="percentage">
            <text:p>0.00%</text:p>
          </table:table-cell>
          <table:table-cell table:formula="of:=([.J67]-[.D67])/[.D67]" office:value-type="percentage" office:value="0" calcext:value-type="percentage">
            <text:p>0.00%</text:p>
          </table:table-cell>
          <table:table-cell table:formula="of:=([.J67]-[.E67])/[.E67]" office:value-type="percentage" office:value="0" calcext:value-type="percentage">
            <text:p>0.00%</text:p>
          </table:table-cell>
          <table:table-cell table:formula="of:=([.J67]-[.F67])/[.F67]" office:value-type="percentage" office:value="0" calcext:value-type="percentage">
            <text:p>0.00%</text:p>
          </table:table-cell>
          <table:table-cell table:formula="of:=([.J67]-[.G67])/[.G67]" office:value-type="percentage" office:value="0" calcext:value-type="percentage">
            <text:p>0.00%</text:p>
          </table:table-cell>
          <table:table-cell table:formula="of:=([.J67]-[.H67])/[.H67]" office:value-type="percentage" office:value="0" calcext:value-type="percentage">
            <text:p>0.00%</text:p>
          </table:table-cell>
          <table:table-cell table:formula="of:=([.J67]-[.I67])/[.I6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26" calcext:value-type="float">
            <text:p>226</text:p>
          </table:table-cell>
          <table:table-cell table:formula="of:=([.J68]-[.A68])/[.A68]" office:value-type="percentage" office:value="0" calcext:value-type="percentage">
            <text:p>0.00%</text:p>
          </table:table-cell>
          <table:table-cell table:formula="of:=([.J68]-[.B68])/[.B68]" office:value-type="percentage" office:value="0" calcext:value-type="percentage">
            <text:p>0.00%</text:p>
          </table:table-cell>
          <table:table-cell table:formula="of:=([.J68]-[.C68])/[.C68]" office:value-type="percentage" office:value="0" calcext:value-type="percentage">
            <text:p>0.00%</text:p>
          </table:table-cell>
          <table:table-cell table:formula="of:=([.J68]-[.D68])/[.D68]" office:value-type="percentage" office:value="0" calcext:value-type="percentage">
            <text:p>0.00%</text:p>
          </table:table-cell>
          <table:table-cell table:formula="of:=([.J68]-[.E68])/[.E68]" office:value-type="percentage" office:value="0" calcext:value-type="percentage">
            <text:p>0.00%</text:p>
          </table:table-cell>
          <table:table-cell table:formula="of:=([.J68]-[.F68])/[.F68]" office:value-type="percentage" office:value="0" calcext:value-type="percentage">
            <text:p>0.00%</text:p>
          </table:table-cell>
          <table:table-cell table:formula="of:=([.J68]-[.G68])/[.G68]" office:value-type="percentage" office:value="0" calcext:value-type="percentage">
            <text:p>0.00%</text:p>
          </table:table-cell>
          <table:table-cell table:formula="of:=([.J68]-[.H68])/[.H68]" office:value-type="percentage" office:value="0" calcext:value-type="percentage">
            <text:p>0.00%</text:p>
          </table:table-cell>
          <table:table-cell table:formula="of:=([.J68]-[.I68])/[.I6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5.8" calcext:value-type="float">
            <text:p>225.8</text:p>
          </table:table-cell>
          <table:table-cell office:value-type="float" office:value="225.9" calcext:value-type="float">
            <text:p>225.9</text:p>
          </table:table-cell>
          <table:table-cell table:number-columns-repeated="3" office:value-type="float" office:value="226" calcext:value-type="float">
            <text:p>226</text:p>
          </table:table-cell>
          <table:table-cell table:number-columns-repeated="3" office:value-type="float" office:value="225.9" calcext:value-type="float">
            <text:p>225.9</text:p>
          </table:table-cell>
          <table:table-cell office:value-type="float" office:value="225.6" calcext:value-type="float">
            <text:p>225.6</text:p>
          </table:table-cell>
          <table:table-cell office:value-type="float" office:value="226" calcext:value-type="float">
            <text:p>226</text:p>
          </table:table-cell>
          <table:table-cell table:formula="of:=([.J69]-[.A69])/[.A69]" office:value-type="percentage" office:value="0.000885739592559737" calcext:value-type="percentage">
            <text:p>0.09%</text:p>
          </table:table-cell>
          <table:table-cell table:formula="of:=([.J69]-[.B69])/[.B69]" office:value-type="percentage" office:value="0.000442673749446633" calcext:value-type="percentage">
            <text:p>0.04%</text:p>
          </table:table-cell>
          <table:table-cell table:formula="of:=([.J69]-[.C69])/[.C69]" office:value-type="percentage" office:value="0" calcext:value-type="percentage">
            <text:p>0.00%</text:p>
          </table:table-cell>
          <table:table-cell table:formula="of:=([.J69]-[.D69])/[.D69]" office:value-type="percentage" office:value="0" calcext:value-type="percentage">
            <text:p>0.00%</text:p>
          </table:table-cell>
          <table:table-cell table:formula="of:=([.J69]-[.E69])/[.E69]" office:value-type="percentage" office:value="0" calcext:value-type="percentage">
            <text:p>0.00%</text:p>
          </table:table-cell>
          <table:table-cell table:formula="of:=([.J69]-[.F69])/[.F69]" office:value-type="percentage" office:value="0.000442673749446633" calcext:value-type="percentage">
            <text:p>0.04%</text:p>
          </table:table-cell>
          <table:table-cell table:formula="of:=([.J69]-[.G69])/[.G69]" office:value-type="percentage" office:value="0.000442673749446633" calcext:value-type="percentage">
            <text:p>0.04%</text:p>
          </table:table-cell>
          <table:table-cell table:formula="of:=([.J69]-[.H69])/[.H69]" office:value-type="percentage" office:value="0.000442673749446633" calcext:value-type="percentage">
            <text:p>0.04%</text:p>
          </table:table-cell>
          <table:table-cell table:formula="of:=([.J69]-[.I69])/[.I69]" office:value-type="percentage" office:value="0.0017730496453901" calcext:value-type="percentage">
            <text:p>0.18%</text:p>
          </table:table-cell>
        </table:table-row>
        <table:table-row table:style-name="ro1">
          <table:table-cell office:value-type="float" office:value="212.9" calcext:value-type="float">
            <text:p>212.9</text:p>
          </table:table-cell>
          <table:table-cell table:number-columns-repeated="2" office:value-type="float" office:value="214.4" calcext:value-type="float">
            <text:p>214.4</text:p>
          </table:table-cell>
          <table:table-cell office:value-type="float" office:value="213.3" calcext:value-type="float">
            <text:p>213.3</text:p>
          </table:table-cell>
          <table:table-cell office:value-type="float" office:value="214.9" calcext:value-type="float">
            <text:p>214.9</text:p>
          </table:table-cell>
          <table:table-cell office:value-type="float" office:value="215.5" calcext:value-type="float">
            <text:p>215.5</text:p>
          </table:table-cell>
          <table:table-cell office:value-type="float" office:value="214.5" calcext:value-type="float">
            <text:p>214.5</text:p>
          </table:table-cell>
          <table:table-cell office:value-type="float" office:value="212.8" calcext:value-type="float">
            <text:p>212.8</text:p>
          </table:table-cell>
          <table:table-cell office:value-type="float" office:value="213.1" calcext:value-type="float">
            <text:p>213.1</text:p>
          </table:table-cell>
          <table:table-cell office:value-type="float" office:value="222" calcext:value-type="float">
            <text:p>222</text:p>
          </table:table-cell>
          <table:table-cell table:formula="of:=([.J70]-[.A70])/[.A70]" office:value-type="percentage" office:value="0.0427430718647252" calcext:value-type="percentage">
            <text:p>4.27%</text:p>
          </table:table-cell>
          <table:table-cell table:formula="of:=([.J70]-[.B70])/[.B70]" office:value-type="percentage" office:value="0.0354477611940298" calcext:value-type="percentage">
            <text:p>3.54%</text:p>
          </table:table-cell>
          <table:table-cell table:formula="of:=([.J70]-[.C70])/[.C70]" office:value-type="percentage" office:value="0.0354477611940298" calcext:value-type="percentage">
            <text:p>3.54%</text:p>
          </table:table-cell>
          <table:table-cell table:formula="of:=([.J70]-[.D70])/[.D70]" office:value-type="percentage" office:value="0.040787623066104" calcext:value-type="percentage">
            <text:p>4.08%</text:p>
          </table:table-cell>
          <table:table-cell table:formula="of:=([.J70]-[.E70])/[.E70]" office:value-type="percentage" office:value="0.0330386226151698" calcext:value-type="percentage">
            <text:p>3.30%</text:p>
          </table:table-cell>
          <table:table-cell table:formula="of:=([.J70]-[.F70])/[.F70]" office:value-type="percentage" office:value="0.0301624129930394" calcext:value-type="percentage">
            <text:p>3.02%</text:p>
          </table:table-cell>
          <table:table-cell table:formula="of:=([.J70]-[.G70])/[.G70]" office:value-type="percentage" office:value="0.034965034965035" calcext:value-type="percentage">
            <text:p>3.50%</text:p>
          </table:table-cell>
          <table:table-cell table:formula="of:=([.J70]-[.H70])/[.H70]" office:value-type="percentage" office:value="0.0432330827067669" calcext:value-type="percentage">
            <text:p>4.32%</text:p>
          </table:table-cell>
          <table:table-cell table:formula="of:=([.J70]-[.I70])/[.I70]" office:value-type="percentage" office:value="0.0417644298451432" calcext:value-type="percentage">
            <text:p>4.18%</text:p>
          </table:table-cell>
        </table:table-row>
        <table:table-row table:style-name="ro1">
          <table:table-cell table:number-columns-repeated="10" office:value-type="float" office:value="243" calcext:value-type="float">
            <text:p>243</text:p>
          </table:table-cell>
          <table:table-cell table:formula="of:=([.J71]-[.A71])/[.A71]" office:value-type="percentage" office:value="0" calcext:value-type="percentage">
            <text:p>0.00%</text:p>
          </table:table-cell>
          <table:table-cell table:formula="of:=([.J71]-[.B71])/[.B71]" office:value-type="percentage" office:value="0" calcext:value-type="percentage">
            <text:p>0.00%</text:p>
          </table:table-cell>
          <table:table-cell table:formula="of:=([.J71]-[.C71])/[.C71]" office:value-type="percentage" office:value="0" calcext:value-type="percentage">
            <text:p>0.00%</text:p>
          </table:table-cell>
          <table:table-cell table:formula="of:=([.J71]-[.D71])/[.D71]" office:value-type="percentage" office:value="0" calcext:value-type="percentage">
            <text:p>0.00%</text:p>
          </table:table-cell>
          <table:table-cell table:formula="of:=([.J71]-[.E71])/[.E71]" office:value-type="percentage" office:value="0" calcext:value-type="percentage">
            <text:p>0.00%</text:p>
          </table:table-cell>
          <table:table-cell table:formula="of:=([.J71]-[.F71])/[.F71]" office:value-type="percentage" office:value="0" calcext:value-type="percentage">
            <text:p>0.00%</text:p>
          </table:table-cell>
          <table:table-cell table:formula="of:=([.J71]-[.G71])/[.G71]" office:value-type="percentage" office:value="0" calcext:value-type="percentage">
            <text:p>0.00%</text:p>
          </table:table-cell>
          <table:table-cell table:formula="of:=([.J71]-[.H71])/[.H71]" office:value-type="percentage" office:value="0" calcext:value-type="percentage">
            <text:p>0.00%</text:p>
          </table:table-cell>
          <table:table-cell table:formula="of:=([.J71]-[.I71])/[.I7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1.6" calcext:value-type="float">
            <text:p>241.6</text:p>
          </table:table-cell>
          <table:table-cell office:value-type="float" office:value="242.5" calcext:value-type="float">
            <text:p>242.5</text:p>
          </table:table-cell>
          <table:table-cell office:value-type="float" office:value="242.7" calcext:value-type="float">
            <text:p>242.7</text:p>
          </table:table-cell>
          <table:table-cell office:value-type="float" office:value="242.5" calcext:value-type="float">
            <text:p>242.5</text:p>
          </table:table-cell>
          <table:table-cell office:value-type="float" office:value="242.4" calcext:value-type="float">
            <text:p>242.4</text:p>
          </table:table-cell>
          <table:table-cell office:value-type="float" office:value="243" calcext:value-type="float">
            <text:p>243</text:p>
          </table:table-cell>
          <table:table-cell office:value-type="float" office:value="243.2" calcext:value-type="float">
            <text:p>243.2</text:p>
          </table:table-cell>
          <table:table-cell office:value-type="float" office:value="241.6" calcext:value-type="float">
            <text:p>241.6</text:p>
          </table:table-cell>
          <table:table-cell office:value-type="float" office:value="240.8" calcext:value-type="float">
            <text:p>240.8</text:p>
          </table:table-cell>
          <table:table-cell office:value-type="float" office:value="246" calcext:value-type="float">
            <text:p>246</text:p>
          </table:table-cell>
          <table:table-cell table:formula="of:=([.J72]-[.A72])/[.A72]" office:value-type="percentage" office:value="0.0182119205298014" calcext:value-type="percentage">
            <text:p>1.82%</text:p>
          </table:table-cell>
          <table:table-cell table:formula="of:=([.J72]-[.B72])/[.B72]" office:value-type="percentage" office:value="0.0144329896907217" calcext:value-type="percentage">
            <text:p>1.44%</text:p>
          </table:table-cell>
          <table:table-cell table:formula="of:=([.J72]-[.C72])/[.C72]" office:value-type="percentage" office:value="0.0135970333745365" calcext:value-type="percentage">
            <text:p>1.36%</text:p>
          </table:table-cell>
          <table:table-cell table:formula="of:=([.J72]-[.D72])/[.D72]" office:value-type="percentage" office:value="0.0144329896907217" calcext:value-type="percentage">
            <text:p>1.44%</text:p>
          </table:table-cell>
          <table:table-cell table:formula="of:=([.J72]-[.E72])/[.E72]" office:value-type="percentage" office:value="0.0148514851485148" calcext:value-type="percentage">
            <text:p>1.49%</text:p>
          </table:table-cell>
          <table:table-cell table:formula="of:=([.J72]-[.F72])/[.F72]" office:value-type="percentage" office:value="0.0123456790123457" calcext:value-type="percentage">
            <text:p>1.23%</text:p>
          </table:table-cell>
          <table:table-cell table:formula="of:=([.J72]-[.G72])/[.G72]" office:value-type="percentage" office:value="0.0115131578947369" calcext:value-type="percentage">
            <text:p>1.15%</text:p>
          </table:table-cell>
          <table:table-cell table:formula="of:=([.J72]-[.H72])/[.H72]" office:value-type="percentage" office:value="0.0182119205298014" calcext:value-type="percentage">
            <text:p>1.82%</text:p>
          </table:table-cell>
          <table:table-cell table:formula="of:=([.J72]-[.I72])/[.I72]" office:value-type="percentage" office:value="0.021594684385382" calcext:value-type="percentage">
            <text:p>2.16%</text:p>
          </table:table-cell>
        </table:table-row>
        <table:table-row table:style-name="ro1">
          <table:table-cell table:number-columns-repeated="10" office:value-type="float" office:value="247" calcext:value-type="float">
            <text:p>247</text:p>
          </table:table-cell>
          <table:table-cell table:formula="of:=([.J73]-[.A73])/[.A73]" office:value-type="percentage" office:value="0" calcext:value-type="percentage">
            <text:p>0.00%</text:p>
          </table:table-cell>
          <table:table-cell table:formula="of:=([.J73]-[.B73])/[.B73]" office:value-type="percentage" office:value="0" calcext:value-type="percentage">
            <text:p>0.00%</text:p>
          </table:table-cell>
          <table:table-cell table:formula="of:=([.J73]-[.C73])/[.C73]" office:value-type="percentage" office:value="0" calcext:value-type="percentage">
            <text:p>0.00%</text:p>
          </table:table-cell>
          <table:table-cell table:formula="of:=([.J73]-[.D73])/[.D73]" office:value-type="percentage" office:value="0" calcext:value-type="percentage">
            <text:p>0.00%</text:p>
          </table:table-cell>
          <table:table-cell table:formula="of:=([.J73]-[.E73])/[.E73]" office:value-type="percentage" office:value="0" calcext:value-type="percentage">
            <text:p>0.00%</text:p>
          </table:table-cell>
          <table:table-cell table:formula="of:=([.J73]-[.F73])/[.F73]" office:value-type="percentage" office:value="0" calcext:value-type="percentage">
            <text:p>0.00%</text:p>
          </table:table-cell>
          <table:table-cell table:formula="of:=([.J73]-[.G73])/[.G73]" office:value-type="percentage" office:value="0" calcext:value-type="percentage">
            <text:p>0.00%</text:p>
          </table:table-cell>
          <table:table-cell table:formula="of:=([.J73]-[.H73])/[.H73]" office:value-type="percentage" office:value="0" calcext:value-type="percentage">
            <text:p>0.00%</text:p>
          </table:table-cell>
          <table:table-cell table:formula="of:=([.J73]-[.I73])/[.I7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7.7" calcext:value-type="float">
            <text:p>247.7</text:p>
          </table:table-cell>
          <table:table-cell office:value-type="float" office:value="248.1" calcext:value-type="float">
            <text:p>248.1</text:p>
          </table:table-cell>
          <table:table-cell office:value-type="float" office:value="247.3" calcext:value-type="float">
            <text:p>247.3</text:p>
          </table:table-cell>
          <table:table-cell table:number-columns-repeated="2" office:value-type="float" office:value="248.2" calcext:value-type="float">
            <text:p>248.2</text:p>
          </table:table-cell>
          <table:table-cell office:value-type="float" office:value="248.5" calcext:value-type="float">
            <text:p>248.5</text:p>
          </table:table-cell>
          <table:table-cell office:value-type="float" office:value="248.6" calcext:value-type="float">
            <text:p>248.6</text:p>
          </table:table-cell>
          <table:table-cell office:value-type="float" office:value="248.7" calcext:value-type="float">
            <text:p>248.7</text:p>
          </table:table-cell>
          <table:table-cell office:value-type="float" office:value="246.8" calcext:value-type="float">
            <text:p>246.8</text:p>
          </table:table-cell>
          <table:table-cell office:value-type="float" office:value="250" calcext:value-type="float">
            <text:p>250</text:p>
          </table:table-cell>
          <table:table-cell table:formula="of:=([.J74]-[.A74])/[.A74]" office:value-type="percentage" office:value="0.00928542591844978" calcext:value-type="percentage">
            <text:p>0.93%</text:p>
          </table:table-cell>
          <table:table-cell table:formula="of:=([.J74]-[.B74])/[.B74]" office:value-type="percentage" office:value="0.00765820233776705" calcext:value-type="percentage">
            <text:p>0.77%</text:p>
          </table:table-cell>
          <table:table-cell table:formula="of:=([.J74]-[.C74])/[.C74]" office:value-type="percentage" office:value="0.0109179134654266" calcext:value-type="percentage">
            <text:p>1.09%</text:p>
          </table:table-cell>
          <table:table-cell table:formula="of:=([.J74]-[.D74])/[.D74]" office:value-type="percentage" office:value="0.00725221595487515" calcext:value-type="percentage">
            <text:p>0.73%</text:p>
          </table:table-cell>
          <table:table-cell table:formula="of:=([.J74]-[.E74])/[.E74]" office:value-type="percentage" office:value="0.00725221595487515" calcext:value-type="percentage">
            <text:p>0.73%</text:p>
          </table:table-cell>
          <table:table-cell table:formula="of:=([.J74]-[.F74])/[.F74]" office:value-type="percentage" office:value="0.00603621730382294" calcext:value-type="percentage">
            <text:p>0.60%</text:p>
          </table:table-cell>
          <table:table-cell table:formula="of:=([.J74]-[.G74])/[.G74]" office:value-type="percentage" office:value="0.00563153660498795" calcext:value-type="percentage">
            <text:p>0.56%</text:p>
          </table:table-cell>
          <table:table-cell table:formula="of:=([.J74]-[.H74])/[.H74]" office:value-type="percentage" office:value="0.00522718134298356" calcext:value-type="percentage">
            <text:p>0.52%</text:p>
          </table:table-cell>
          <table:table-cell table:formula="of:=([.J74]-[.I74])/[.I74]" office:value-type="percentage" office:value="0.012965964343598" calcext:value-type="percentage">
            <text:p>1.30%</text:p>
          </table:table-cell>
        </table:table-row>
        <table:table-row table:style-name="ro1">
          <table:table-cell office:value-type="float" office:value="254.9" calcext:value-type="float">
            <text:p>254.9</text:p>
          </table:table-cell>
          <table:table-cell office:value-type="float" office:value="255.6" calcext:value-type="float">
            <text:p>255.6</text:p>
          </table:table-cell>
          <table:table-cell office:value-type="float" office:value="256.8" calcext:value-type="float">
            <text:p>256.8</text:p>
          </table:table-cell>
          <table:table-cell office:value-type="float" office:value="256.3" calcext:value-type="float">
            <text:p>256.3</text:p>
          </table:table-cell>
          <table:table-cell office:value-type="float" office:value="257.1" calcext:value-type="float">
            <text:p>257.1</text:p>
          </table:table-cell>
          <table:table-cell office:value-type="float" office:value="256.4" calcext:value-type="float">
            <text:p>256.4</text:p>
          </table:table-cell>
          <table:table-cell office:value-type="float" office:value="256.5" calcext:value-type="float">
            <text:p>256.5</text:p>
          </table:table-cell>
          <table:table-cell office:value-type="float" office:value="255.5" calcext:value-type="float">
            <text:p>255.5</text:p>
          </table:table-cell>
          <table:table-cell office:value-type="float" office:value="254.9" calcext:value-type="float">
            <text:p>254.9</text:p>
          </table:table-cell>
          <table:table-cell office:value-type="float" office:value="261" calcext:value-type="float">
            <text:p>261</text:p>
          </table:table-cell>
          <table:table-cell table:formula="of:=([.J75]-[.A75])/[.A75]" office:value-type="percentage" office:value="0.0239309533150255" calcext:value-type="percentage">
            <text:p>2.39%</text:p>
          </table:table-cell>
          <table:table-cell table:formula="of:=([.J75]-[.B75])/[.B75]" office:value-type="percentage" office:value="0.0211267605633803" calcext:value-type="percentage">
            <text:p>2.11%</text:p>
          </table:table-cell>
          <table:table-cell table:formula="of:=([.J75]-[.C75])/[.C75]" office:value-type="percentage" office:value="0.0163551401869158" calcext:value-type="percentage">
            <text:p>1.64%</text:p>
          </table:table-cell>
          <table:table-cell table:formula="of:=([.J75]-[.D75])/[.D75]" office:value-type="percentage" office:value="0.0183378852906749" calcext:value-type="percentage">
            <text:p>1.83%</text:p>
          </table:table-cell>
          <table:table-cell table:formula="of:=([.J75]-[.E75])/[.E75]" office:value-type="percentage" office:value="0.0151691948658109" calcext:value-type="percentage">
            <text:p>1.52%</text:p>
          </table:table-cell>
          <table:table-cell table:formula="of:=([.J75]-[.F75])/[.F75]" office:value-type="percentage" office:value="0.0179407176287052" calcext:value-type="percentage">
            <text:p>1.79%</text:p>
          </table:table-cell>
          <table:table-cell table:formula="of:=([.J75]-[.G75])/[.G75]" office:value-type="percentage" office:value="0.0175438596491228" calcext:value-type="percentage">
            <text:p>1.75%</text:p>
          </table:table-cell>
          <table:table-cell table:formula="of:=([.J75]-[.H75])/[.H75]" office:value-type="percentage" office:value="0.0215264187866928" calcext:value-type="percentage">
            <text:p>2.15%</text:p>
          </table:table-cell>
          <table:table-cell table:formula="of:=([.J75]-[.I75])/[.I75]" office:value-type="percentage" office:value="0.0239309533150255" calcext:value-type="percentage">
            <text:p>2.39%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7.9" calcext:value-type="float">
            <text:p>277.9</text:p>
          </table:table-cell>
          <table:table-cell office:value-type="float" office:value="278" calcext:value-type="float">
            <text:p>278</text:p>
          </table:table-cell>
          <table:table-cell office:value-type="float" office:value="277.9" calcext:value-type="float">
            <text:p>277.9</text:p>
          </table:table-cell>
          <table:table-cell table:number-columns-repeated="6" office:value-type="float" office:value="278" calcext:value-type="float">
            <text:p>278</text:p>
          </table:table-cell>
          <table:table-cell table:formula="of:=([.J76]-[.A76])/[.A76]" office:value-type="percentage" office:value="0" calcext:value-type="percentage">
            <text:p>0.00%</text:p>
          </table:table-cell>
          <table:table-cell table:formula="of:=([.J76]-[.B76])/[.B76]" office:value-type="percentage" office:value="0.000359841669665429" calcext:value-type="percentage">
            <text:p>0.04%</text:p>
          </table:table-cell>
          <table:table-cell table:formula="of:=([.J76]-[.C76])/[.C76]" office:value-type="percentage" office:value="0" calcext:value-type="percentage">
            <text:p>0.00%</text:p>
          </table:table-cell>
          <table:table-cell table:formula="of:=([.J76]-[.D76])/[.D76]" office:value-type="percentage" office:value="0.000359841669665429" calcext:value-type="percentage">
            <text:p>0.04%</text:p>
          </table:table-cell>
          <table:table-cell table:formula="of:=([.J76]-[.E76])/[.E76]" office:value-type="percentage" office:value="0" calcext:value-type="percentage">
            <text:p>0.00%</text:p>
          </table:table-cell>
          <table:table-cell table:formula="of:=([.J76]-[.F76])/[.F76]" office:value-type="percentage" office:value="0" calcext:value-type="percentage">
            <text:p>0.00%</text:p>
          </table:table-cell>
          <table:table-cell table:formula="of:=([.J76]-[.G76])/[.G76]" office:value-type="percentage" office:value="0" calcext:value-type="percentage">
            <text:p>0.00%</text:p>
          </table:table-cell>
          <table:table-cell table:formula="of:=([.J76]-[.H76])/[.H76]" office:value-type="percentage" office:value="0" calcext:value-type="percentage">
            <text:p>0.00%</text:p>
          </table:table-cell>
          <table:table-cell table:formula="of:=([.J76]-[.I76])/[.I76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287" calcext:value-type="float">
            <text:p>287</text:p>
          </table:table-cell>
          <table:table-cell table:formula="of:=([.J77]-[.A77])/[.A77]" office:value-type="percentage" office:value="0" calcext:value-type="percentage">
            <text:p>0.00%</text:p>
          </table:table-cell>
          <table:table-cell table:formula="of:=([.J77]-[.B77])/[.B77]" office:value-type="percentage" office:value="0" calcext:value-type="percentage">
            <text:p>0.00%</text:p>
          </table:table-cell>
          <table:table-cell table:formula="of:=([.J77]-[.C77])/[.C77]" office:value-type="percentage" office:value="0" calcext:value-type="percentage">
            <text:p>0.00%</text:p>
          </table:table-cell>
          <table:table-cell table:formula="of:=([.J77]-[.D77])/[.D77]" office:value-type="percentage" office:value="0" calcext:value-type="percentage">
            <text:p>0.00%</text:p>
          </table:table-cell>
          <table:table-cell table:formula="of:=([.J77]-[.E77])/[.E77]" office:value-type="percentage" office:value="0" calcext:value-type="percentage">
            <text:p>0.00%</text:p>
          </table:table-cell>
          <table:table-cell table:formula="of:=([.J77]-[.F77])/[.F77]" office:value-type="percentage" office:value="0" calcext:value-type="percentage">
            <text:p>0.00%</text:p>
          </table:table-cell>
          <table:table-cell table:formula="of:=([.J77]-[.G77])/[.G77]" office:value-type="percentage" office:value="0" calcext:value-type="percentage">
            <text:p>0.00%</text:p>
          </table:table-cell>
          <table:table-cell table:formula="of:=([.J77]-[.H77])/[.H77]" office:value-type="percentage" office:value="0" calcext:value-type="percentage">
            <text:p>0.00%</text:p>
          </table:table-cell>
          <table:table-cell table:formula="of:=([.J77]-[.I77])/[.I7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7.3" calcext:value-type="float">
            <text:p>287.3</text:p>
          </table:table-cell>
          <table:table-cell office:value-type="float" office:value="287.9" calcext:value-type="float">
            <text:p>287.9</text:p>
          </table:table-cell>
          <table:table-cell office:value-type="float" office:value="287.8" calcext:value-type="float">
            <text:p>287.8</text:p>
          </table:table-cell>
          <table:table-cell office:value-type="float" office:value="288.1" calcext:value-type="float">
            <text:p>288.1</text:p>
          </table:table-cell>
          <table:table-cell office:value-type="float" office:value="287.8" calcext:value-type="float">
            <text:p>287.8</text:p>
          </table:table-cell>
          <table:table-cell office:value-type="float" office:value="287.7" calcext:value-type="float">
            <text:p>287.7</text:p>
          </table:table-cell>
          <table:table-cell office:value-type="float" office:value="288.2" calcext:value-type="float">
            <text:p>288.2</text:p>
          </table:table-cell>
          <table:table-cell office:value-type="float" office:value="287.3" calcext:value-type="float">
            <text:p>287.3</text:p>
          </table:table-cell>
          <table:table-cell office:value-type="float" office:value="285.2" calcext:value-type="float">
            <text:p>285.2</text:p>
          </table:table-cell>
          <table:table-cell office:value-type="float" office:value="291" calcext:value-type="float">
            <text:p>291</text:p>
          </table:table-cell>
          <table:table-cell table:formula="of:=([.J78]-[.A78])/[.A78]" office:value-type="percentage" office:value="0.0128785241907413" calcext:value-type="percentage">
            <text:p>1.29%</text:p>
          </table:table-cell>
          <table:table-cell table:formula="of:=([.J78]-[.B78])/[.B78]" office:value-type="percentage" office:value="0.0107676276484891" calcext:value-type="percentage">
            <text:p>1.08%</text:p>
          </table:table-cell>
          <table:table-cell table:formula="of:=([.J78]-[.C78])/[.C78]" office:value-type="percentage" office:value="0.0111188325225851" calcext:value-type="percentage">
            <text:p>1.11%</text:p>
          </table:table-cell>
          <table:table-cell table:formula="of:=([.J78]-[.D78])/[.D78]" office:value-type="percentage" office:value="0.0100659493231516" calcext:value-type="percentage">
            <text:p>1.01%</text:p>
          </table:table-cell>
          <table:table-cell table:formula="of:=([.J78]-[.E78])/[.E78]" office:value-type="percentage" office:value="0.0111188325225851" calcext:value-type="percentage">
            <text:p>1.11%</text:p>
          </table:table-cell>
          <table:table-cell table:formula="of:=([.J78]-[.F78])/[.F78]" office:value-type="percentage" office:value="0.0114702815432743" calcext:value-type="percentage">
            <text:p>1.15%</text:p>
          </table:table-cell>
          <table:table-cell table:formula="of:=([.J78]-[.G78])/[.G78]" office:value-type="percentage" office:value="0.00971547536433036" calcext:value-type="percentage">
            <text:p>0.97%</text:p>
          </table:table-cell>
          <table:table-cell table:formula="of:=([.J78]-[.H78])/[.H78]" office:value-type="percentage" office:value="0.0128785241907413" calcext:value-type="percentage">
            <text:p>1.29%</text:p>
          </table:table-cell>
          <table:table-cell table:formula="of:=([.J78]-[.I78])/[.I78]" office:value-type="percentage" office:value="0.0203366058906031" calcext:value-type="percentage">
            <text:p>2.03%</text:p>
          </table:table-cell>
        </table:table-row>
        <table:table-row table:style-name="ro1">
          <table:table-cell table:number-columns-repeated="10" office:value-type="float" office:value="299" calcext:value-type="float">
            <text:p>299</text:p>
          </table:table-cell>
          <table:table-cell table:formula="of:=([.J79]-[.A79])/[.A79]" office:value-type="percentage" office:value="0" calcext:value-type="percentage">
            <text:p>0.00%</text:p>
          </table:table-cell>
          <table:table-cell table:formula="of:=([.J79]-[.B79])/[.B79]" office:value-type="percentage" office:value="0" calcext:value-type="percentage">
            <text:p>0.00%</text:p>
          </table:table-cell>
          <table:table-cell table:formula="of:=([.J79]-[.C79])/[.C79]" office:value-type="percentage" office:value="0" calcext:value-type="percentage">
            <text:p>0.00%</text:p>
          </table:table-cell>
          <table:table-cell table:formula="of:=([.J79]-[.D79])/[.D79]" office:value-type="percentage" office:value="0" calcext:value-type="percentage">
            <text:p>0.00%</text:p>
          </table:table-cell>
          <table:table-cell table:formula="of:=([.J79]-[.E79])/[.E79]" office:value-type="percentage" office:value="0" calcext:value-type="percentage">
            <text:p>0.00%</text:p>
          </table:table-cell>
          <table:table-cell table:formula="of:=([.J79]-[.F79])/[.F79]" office:value-type="percentage" office:value="0" calcext:value-type="percentage">
            <text:p>0.00%</text:p>
          </table:table-cell>
          <table:table-cell table:formula="of:=([.J79]-[.G79])/[.G79]" office:value-type="percentage" office:value="0" calcext:value-type="percentage">
            <text:p>0.00%</text:p>
          </table:table-cell>
          <table:table-cell table:formula="of:=([.J79]-[.H79])/[.H79]" office:value-type="percentage" office:value="0" calcext:value-type="percentage">
            <text:p>0.00%</text:p>
          </table:table-cell>
          <table:table-cell table:formula="of:=([.J79]-[.I79])/[.I7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10" office:value-type="float" office:value="300" calcext:value-type="float">
            <text:p>300</text:p>
          </table:table-cell>
          <table:table-cell table:formula="of:=([.J80]-[.A80])/[.A80]" office:value-type="percentage" office:value="0" calcext:value-type="percentage">
            <text:p>0.00%</text:p>
          </table:table-cell>
          <table:table-cell table:formula="of:=([.J80]-[.B80])/[.B80]" office:value-type="percentage" office:value="0" calcext:value-type="percentage">
            <text:p>0.00%</text:p>
          </table:table-cell>
          <table:table-cell table:formula="of:=([.J80]-[.C80])/[.C80]" office:value-type="percentage" office:value="0" calcext:value-type="percentage">
            <text:p>0.00%</text:p>
          </table:table-cell>
          <table:table-cell table:formula="of:=([.J80]-[.D80])/[.D80]" office:value-type="percentage" office:value="0" calcext:value-type="percentage">
            <text:p>0.00%</text:p>
          </table:table-cell>
          <table:table-cell table:formula="of:=([.J80]-[.E80])/[.E80]" office:value-type="percentage" office:value="0" calcext:value-type="percentage">
            <text:p>0.00%</text:p>
          </table:table-cell>
          <table:table-cell table:formula="of:=([.J80]-[.F80])/[.F80]" office:value-type="percentage" office:value="0" calcext:value-type="percentage">
            <text:p>0.00%</text:p>
          </table:table-cell>
          <table:table-cell table:formula="of:=([.J80]-[.G80])/[.G80]" office:value-type="percentage" office:value="0" calcext:value-type="percentage">
            <text:p>0.00%</text:p>
          </table:table-cell>
          <table:table-cell table:formula="of:=([.J80]-[.H80])/[.H80]" office:value-type="percentage" office:value="0" calcext:value-type="percentage">
            <text:p>0.00%</text:p>
          </table:table-cell>
          <table:table-cell table:formula="of:=([.J80]-[.I80])/[.I8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9.8" calcext:value-type="float">
            <text:p>279.8</text:p>
          </table:table-cell>
          <table:table-cell office:value-type="float" office:value="280.6" calcext:value-type="float">
            <text:p>280.6</text:p>
          </table:table-cell>
          <table:table-cell office:value-type="float" office:value="280.1" calcext:value-type="float">
            <text:p>280.1</text:p>
          </table:table-cell>
          <table:table-cell office:value-type="float" office:value="281" calcext:value-type="float">
            <text:p>281</text:p>
          </table:table-cell>
          <table:table-cell office:value-type="float" office:value="280.1" calcext:value-type="float">
            <text:p>280.1</text:p>
          </table:table-cell>
          <table:table-cell office:value-type="float" office:value="280.9" calcext:value-type="float">
            <text:p>280.9</text:p>
          </table:table-cell>
          <table:table-cell office:value-type="float" office:value="281.3" calcext:value-type="float">
            <text:p>281.3</text:p>
          </table:table-cell>
          <table:table-cell office:value-type="float" office:value="280.7" calcext:value-type="float">
            <text:p>280.7</text:p>
          </table:table-cell>
          <table:table-cell office:value-type="float" office:value="280.3" calcext:value-type="float">
            <text:p>280.3</text:p>
          </table:table-cell>
          <table:table-cell office:value-type="float" office:value="284" calcext:value-type="float">
            <text:p>284</text:p>
          </table:table-cell>
          <table:table-cell table:formula="of:=([.J81]-[.A81])/[.A81]" office:value-type="percentage" office:value="0.0150107219442458" calcext:value-type="percentage">
            <text:p>1.50%</text:p>
          </table:table-cell>
          <table:table-cell table:formula="of:=([.J81]-[.B81])/[.B81]" office:value-type="percentage" office:value="0.0121168923734853" calcext:value-type="percentage">
            <text:p>1.21%</text:p>
          </table:table-cell>
          <table:table-cell table:formula="of:=([.J81]-[.C81])/[.C81]" office:value-type="percentage" office:value="0.0139235987147447" calcext:value-type="percentage">
            <text:p>1.39%</text:p>
          </table:table-cell>
          <table:table-cell table:formula="of:=([.J81]-[.D81])/[.D81]" office:value-type="percentage" office:value="0.0106761565836299" calcext:value-type="percentage">
            <text:p>1.07%</text:p>
          </table:table-cell>
          <table:table-cell table:formula="of:=([.J81]-[.E81])/[.E81]" office:value-type="percentage" office:value="0.0139235987147447" calcext:value-type="percentage">
            <text:p>1.39%</text:p>
          </table:table-cell>
          <table:table-cell table:formula="of:=([.J81]-[.F81])/[.F81]" office:value-type="percentage" office:value="0.0110359558561767" calcext:value-type="percentage">
            <text:p>1.10%</text:p>
          </table:table-cell>
          <table:table-cell table:formula="of:=([.J81]-[.G81])/[.G81]" office:value-type="percentage" office:value="0.00959829363668677" calcext:value-type="percentage">
            <text:p>0.96%</text:p>
          </table:table-cell>
          <table:table-cell table:formula="of:=([.J81]-[.H81])/[.H81]" office:value-type="percentage" office:value="0.0117563234770218" calcext:value-type="percentage">
            <text:p>1.18%</text:p>
          </table:table-cell>
          <table:table-cell table:formula="of:=([.J81]-[.I81])/[.I81]" office:value-type="percentage" office:value="0.0132001427042454" calcext:value-type="percentage">
            <text:p>1.32%</text:p>
          </table:table-cell>
        </table:table-row>
        <table:table-row table:style-name="ro1">
          <table:table-cell office:value-type="float" office:value="286.7" calcext:value-type="float">
            <text:p>286.7</text:p>
          </table:table-cell>
          <table:table-cell office:value-type="float" office:value="289.7" calcext:value-type="float">
            <text:p>289.7</text:p>
          </table:table-cell>
          <table:table-cell office:value-type="float" office:value="289.2" calcext:value-type="float">
            <text:p>289.2</text:p>
          </table:table-cell>
          <table:table-cell table:number-columns-repeated="2" office:value-type="float" office:value="290.6" calcext:value-type="float">
            <text:p>290.6</text:p>
          </table:table-cell>
          <table:table-cell office:value-type="float" office:value="291.4" calcext:value-type="float">
            <text:p>291.4</text:p>
          </table:table-cell>
          <table:table-cell office:value-type="float" office:value="292.2" calcext:value-type="float">
            <text:p>292.2</text:p>
          </table:table-cell>
          <table:table-cell office:value-type="float" office:value="290" calcext:value-type="float">
            <text:p>290</text:p>
          </table:table-cell>
          <table:table-cell office:value-type="float" office:value="287.2" calcext:value-type="float">
            <text:p>287.2</text:p>
          </table:table-cell>
          <table:table-cell office:value-type="float" office:value="302" calcext:value-type="float">
            <text:p>302</text:p>
          </table:table-cell>
          <table:table-cell table:formula="of:=([.J82]-[.A82])/[.A82]" office:value-type="percentage" office:value="0.0533658876874782" calcext:value-type="percentage">
            <text:p>5.34%</text:p>
          </table:table-cell>
          <table:table-cell table:formula="of:=([.J82]-[.B82])/[.B82]" office:value-type="percentage" office:value="0.0424577148774595" calcext:value-type="percentage">
            <text:p>4.25%</text:p>
          </table:table-cell>
          <table:table-cell table:formula="of:=([.J82]-[.C82])/[.C82]" office:value-type="percentage" office:value="0.0442600276625173" calcext:value-type="percentage">
            <text:p>4.43%</text:p>
          </table:table-cell>
          <table:table-cell table:formula="of:=([.J82]-[.D82])/[.D82]" office:value-type="percentage" office:value="0.0392291810048175" calcext:value-type="percentage">
            <text:p>3.92%</text:p>
          </table:table-cell>
          <table:table-cell table:formula="of:=([.J82]-[.E82])/[.E82]" office:value-type="percentage" office:value="0.0392291810048175" calcext:value-type="percentage">
            <text:p>3.92%</text:p>
          </table:table-cell>
          <table:table-cell table:formula="of:=([.J82]-[.F82])/[.F82]" office:value-type="percentage" office:value="0.0363761153054222" calcext:value-type="percentage">
            <text:p>3.64%</text:p>
          </table:table-cell>
          <table:table-cell table:formula="of:=([.J82]-[.G82])/[.G82]" office:value-type="percentage" office:value="0.0335386721423683" calcext:value-type="percentage">
            <text:p>3.35%</text:p>
          </table:table-cell>
          <table:table-cell table:formula="of:=([.J82]-[.H82])/[.H82]" office:value-type="percentage" office:value="0.0413793103448276" calcext:value-type="percentage">
            <text:p>4.14%</text:p>
          </table:table-cell>
          <table:table-cell table:formula="of:=([.J82]-[.I82])/[.I82]" office:value-type="percentage" office:value="0.0515320334261839" calcext:value-type="percentage">
            <text:p>5.15%</text:p>
          </table:table-cell>
        </table:table-row>
        <table:table-row table:style-name="ro1">
          <table:table-cell office:value-type="float" office:value="301.1" calcext:value-type="float">
            <text:p>301.1</text:p>
          </table:table-cell>
          <table:table-cell office:value-type="float" office:value="301.4" calcext:value-type="float">
            <text:p>301.4</text:p>
          </table:table-cell>
          <table:table-cell office:value-type="float" office:value="302.1" calcext:value-type="float">
            <text:p>302.1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302.1" calcext:value-type="float">
            <text:p>302.1</text:p>
          </table:table-cell>
          <table:table-cell office:value-type="float" office:value="301.9" calcext:value-type="float">
            <text:p>301.9</text:p>
          </table:table-cell>
          <table:table-cell office:value-type="float" office:value="302" calcext:value-type="float">
            <text:p>302</text:p>
          </table:table-cell>
          <table:table-cell office:value-type="float" office:value="301.7" calcext:value-type="float">
            <text:p>301.7</text:p>
          </table:table-cell>
          <table:table-cell office:value-type="float" office:value="304" calcext:value-type="float">
            <text:p>304</text:p>
          </table:table-cell>
          <table:table-cell table:formula="of:=([.J83]-[.A83])/[.A83]" office:value-type="percentage" office:value="0.00963135171039514" calcext:value-type="percentage">
            <text:p>0.96%</text:p>
          </table:table-cell>
          <table:table-cell table:formula="of:=([.J83]-[.B83])/[.B83]" office:value-type="percentage" office:value="0.00862641008626418" calcext:value-type="percentage">
            <text:p>0.86%</text:p>
          </table:table-cell>
          <table:table-cell table:formula="of:=([.J83]-[.C83])/[.C83]" office:value-type="percentage" office:value="0.00628930817610055" calcext:value-type="percentage">
            <text:p>0.63%</text:p>
          </table:table-cell>
          <table:table-cell table:formula="of:=([.J83]-[.D83])/[.D83]" office:value-type="percentage" office:value="0.00662251655629139" calcext:value-type="percentage">
            <text:p>0.66%</text:p>
          </table:table-cell>
          <table:table-cell table:formula="of:=([.J83]-[.E83])/[.E83]" office:value-type="percentage" office:value="0.00662251655629139" calcext:value-type="percentage">
            <text:p>0.66%</text:p>
          </table:table-cell>
          <table:table-cell table:formula="of:=([.J83]-[.F83])/[.F83]" office:value-type="percentage" office:value="0.00628930817610055" calcext:value-type="percentage">
            <text:p>0.63%</text:p>
          </table:table-cell>
          <table:table-cell table:formula="of:=([.J83]-[.G83])/[.G83]" office:value-type="percentage" office:value="0.00695594567737669" calcext:value-type="percentage">
            <text:p>0.70%</text:p>
          </table:table-cell>
          <table:table-cell table:formula="of:=([.J83]-[.H83])/[.H83]" office:value-type="percentage" office:value="0.00662251655629139" calcext:value-type="percentage">
            <text:p>0.66%</text:p>
          </table:table-cell>
          <table:table-cell table:formula="of:=([.J83]-[.I83])/[.I83]" office:value-type="percentage" office:value="0.0076234670202188" calcext:value-type="percentage">
            <text:p>0.76%</text:p>
          </table:table-cell>
        </table:table-row>
        <table:table-row table:style-name="ro1">
          <table:table-cell office:value-type="float" office:value="297.8" calcext:value-type="float">
            <text:p>297.8</text:p>
          </table:table-cell>
          <table:table-cell office:value-type="float" office:value="297.7" calcext:value-type="float">
            <text:p>297.7</text:p>
          </table:table-cell>
          <table:table-cell office:value-type="float" office:value="297.5" calcext:value-type="float">
            <text:p>297.5</text:p>
          </table:table-cell>
          <table:table-cell office:value-type="float" office:value="298.2" calcext:value-type="float">
            <text:p>298.2</text:p>
          </table:table-cell>
          <table:table-cell office:value-type="float" office:value="297.8" calcext:value-type="float">
            <text:p>297.8</text:p>
          </table:table-cell>
          <table:table-cell office:value-type="float" office:value="298.6" calcext:value-type="float">
            <text:p>298.6</text:p>
          </table:table-cell>
          <table:table-cell office:value-type="float" office:value="299" calcext:value-type="float">
            <text:p>299</text:p>
          </table:table-cell>
          <table:table-cell office:value-type="float" office:value="298.4" calcext:value-type="float">
            <text:p>298.4</text:p>
          </table:table-cell>
          <table:table-cell office:value-type="float" office:value="296.8" calcext:value-type="float">
            <text:p>296.8</text:p>
          </table:table-cell>
          <table:table-cell office:value-type="float" office:value="302" calcext:value-type="float">
            <text:p>302</text:p>
          </table:table-cell>
          <table:table-cell table:formula="of:=([.J84]-[.A84])/[.A84]" office:value-type="percentage" office:value="0.0141034251175285" calcext:value-type="percentage">
            <text:p>1.41%</text:p>
          </table:table-cell>
          <table:table-cell table:formula="of:=([.J84]-[.B84])/[.B84]" office:value-type="percentage" office:value="0.0144440712126302" calcext:value-type="percentage">
            <text:p>1.44%</text:p>
          </table:table-cell>
          <table:table-cell table:formula="of:=([.J84]-[.C84])/[.C84]" office:value-type="percentage" office:value="0.0151260504201681" calcext:value-type="percentage">
            <text:p>1.51%</text:p>
          </table:table-cell>
          <table:table-cell table:formula="of:=([.J84]-[.D84])/[.D84]" office:value-type="percentage" office:value="0.0127431254191818" calcext:value-type="percentage">
            <text:p>1.27%</text:p>
          </table:table-cell>
          <table:table-cell table:formula="of:=([.J84]-[.E84])/[.E84]" office:value-type="percentage" office:value="0.0141034251175285" calcext:value-type="percentage">
            <text:p>1.41%</text:p>
          </table:table-cell>
          <table:table-cell table:formula="of:=([.J84]-[.F84])/[.F84]" office:value-type="percentage" office:value="0.0113864701942397" calcext:value-type="percentage">
            <text:p>1.14%</text:p>
          </table:table-cell>
          <table:table-cell table:formula="of:=([.J84]-[.G84])/[.G84]" office:value-type="percentage" office:value="0.0100334448160535" calcext:value-type="percentage">
            <text:p>1.00%</text:p>
          </table:table-cell>
          <table:table-cell table:formula="of:=([.J84]-[.H84])/[.H84]" office:value-type="percentage" office:value="0.012064343163539" calcext:value-type="percentage">
            <text:p>1.21%</text:p>
          </table:table-cell>
          <table:table-cell table:formula="of:=([.J84]-[.I84])/[.I84]" office:value-type="percentage" office:value="0.0175202156334231" calcext:value-type="percentage">
            <text:p>1.75%</text:p>
          </table:table-cell>
        </table:table-row>
        <table:table-row table:style-name="ro1">
          <table:table-cell table:number-columns-repeated="2" office:value-type="float" office:value="299.6" calcext:value-type="float">
            <text:p>299.6</text:p>
          </table:table-cell>
          <table:table-cell office:value-type="float" office:value="300" calcext:value-type="float">
            <text:p>300</text:p>
          </table:table-cell>
          <table:table-cell office:value-type="float" office:value="300.6" calcext:value-type="float">
            <text:p>300.6</text:p>
          </table:table-cell>
          <table:table-cell office:value-type="float" office:value="301.2" calcext:value-type="float">
            <text:p>301.2</text:p>
          </table:table-cell>
          <table:table-cell office:value-type="float" office:value="300.6" calcext:value-type="float">
            <text:p>300.6</text:p>
          </table:table-cell>
          <table:table-cell office:value-type="float" office:value="301.2" calcext:value-type="float">
            <text:p>301.2</text:p>
          </table:table-cell>
          <table:table-cell office:value-type="float" office:value="300.6" calcext:value-type="float">
            <text:p>300.6</text:p>
          </table:table-cell>
          <table:table-cell office:value-type="float" office:value="301.1" calcext:value-type="float">
            <text:p>301.1</text:p>
          </table:table-cell>
          <table:table-cell office:value-type="float" office:value="307" calcext:value-type="float">
            <text:p>307</text:p>
          </table:table-cell>
          <table:table-cell table:formula="of:=([.J85]-[.A85])/[.A85]" office:value-type="percentage" office:value="0.0246995994659545" calcext:value-type="percentage">
            <text:p>2.47%</text:p>
          </table:table-cell>
          <table:table-cell table:formula="of:=([.J85]-[.B85])/[.B85]" office:value-type="percentage" office:value="0.0246995994659545" calcext:value-type="percentage">
            <text:p>2.47%</text:p>
          </table:table-cell>
          <table:table-cell table:formula="of:=([.J85]-[.C85])/[.C85]" office:value-type="percentage" office:value="0.0233333333333333" calcext:value-type="percentage">
            <text:p>2.33%</text:p>
          </table:table-cell>
          <table:table-cell table:formula="of:=([.J85]-[.D85])/[.D85]" office:value-type="percentage" office:value="0.0212907518296739" calcext:value-type="percentage">
            <text:p>2.13%</text:p>
          </table:table-cell>
          <table:table-cell table:formula="of:=([.J85]-[.E85])/[.E85]" office:value-type="percentage" office:value="0.0192563081009297" calcext:value-type="percentage">
            <text:p>1.93%</text:p>
          </table:table-cell>
          <table:table-cell table:formula="of:=([.J85]-[.F85])/[.F85]" office:value-type="percentage" office:value="0.0212907518296739" calcext:value-type="percentage">
            <text:p>2.13%</text:p>
          </table:table-cell>
          <table:table-cell table:formula="of:=([.J85]-[.G85])/[.G85]" office:value-type="percentage" office:value="0.0192563081009297" calcext:value-type="percentage">
            <text:p>1.93%</text:p>
          </table:table-cell>
          <table:table-cell table:formula="of:=([.J85]-[.H85])/[.H85]" office:value-type="percentage" office:value="0.0212907518296739" calcext:value-type="percentage">
            <text:p>2.13%</text:p>
          </table:table-cell>
          <table:table-cell table:formula="of:=([.J85]-[.I85])/[.I85]" office:value-type="percentage" office:value="0.0195948189970109" calcext:value-type="percentage">
            <text:p>1.96%</text:p>
          </table:table-cell>
        </table:table-row>
        <table:table-row table:style-name="ro1">
          <table:table-cell office:value-type="float" office:value="293.9" calcext:value-type="float">
            <text:p>293.9</text:p>
          </table:table-cell>
          <table:table-cell office:value-type="float" office:value="294.5" calcext:value-type="float">
            <text:p>294.5</text:p>
          </table:table-cell>
          <table:table-cell office:value-type="float" office:value="295.6" calcext:value-type="float">
            <text:p>295.6</text:p>
          </table:table-cell>
          <table:table-cell office:value-type="float" office:value="296.7" calcext:value-type="float">
            <text:p>296.7</text:p>
          </table:table-cell>
          <table:table-cell office:value-type="float" office:value="295.1" calcext:value-type="float">
            <text:p>295.1</text:p>
          </table:table-cell>
          <table:table-cell office:value-type="float" office:value="296.9" calcext:value-type="float">
            <text:p>296.9</text:p>
          </table:table-cell>
          <table:table-cell office:value-type="float" office:value="297" calcext:value-type="float">
            <text:p>297</text:p>
          </table:table-cell>
          <table:table-cell office:value-type="float" office:value="296.2" calcext:value-type="float">
            <text:p>296.2</text:p>
          </table:table-cell>
          <table:table-cell office:value-type="float" office:value="292.7" calcext:value-type="float">
            <text:p>292.7</text:p>
          </table:table-cell>
          <table:table-cell office:value-type="float" office:value="305" calcext:value-type="float">
            <text:p>305</text:p>
          </table:table-cell>
          <table:table-cell table:formula="of:=([.J86]-[.A86])/[.A86]" office:value-type="percentage" office:value="0.0377679482817286" calcext:value-type="percentage">
            <text:p>3.78%</text:p>
          </table:table-cell>
          <table:table-cell table:formula="of:=([.J86]-[.B86])/[.B86]" office:value-type="percentage" office:value="0.0356536502546689" calcext:value-type="percentage">
            <text:p>3.57%</text:p>
          </table:table-cell>
          <table:table-cell table:formula="of:=([.J86]-[.C86])/[.C86]" office:value-type="percentage" office:value="0.0317997293640053" calcext:value-type="percentage">
            <text:p>3.18%</text:p>
          </table:table-cell>
          <table:table-cell table:formula="of:=([.J86]-[.D86])/[.D86]" office:value-type="percentage" office:value="0.027974384900573" calcext:value-type="percentage">
            <text:p>2.80%</text:p>
          </table:table-cell>
          <table:table-cell table:formula="of:=([.J86]-[.E86])/[.E86]" office:value-type="percentage" office:value="0.0335479498475092" calcext:value-type="percentage">
            <text:p>3.35%</text:p>
          </table:table-cell>
          <table:table-cell table:formula="of:=([.J86]-[.F86])/[.F86]" office:value-type="percentage" office:value="0.0272819131020546" calcext:value-type="percentage">
            <text:p>2.73%</text:p>
          </table:table-cell>
          <table:table-cell table:formula="of:=([.J86]-[.G86])/[.G86]" office:value-type="percentage" office:value="0.0269360269360269" calcext:value-type="percentage">
            <text:p>2.69%</text:p>
          </table:table-cell>
          <table:table-cell table:formula="of:=([.J86]-[.H86])/[.H86]" office:value-type="percentage" office:value="0.0297096556380824" calcext:value-type="percentage">
            <text:p>2.97%</text:p>
          </table:table-cell>
          <table:table-cell table:formula="of:=([.J86]-[.I86])/[.I86]" office:value-type="percentage" office:value="0.0420225486846601" calcext:value-type="percentage">
            <text:p>4.20%</text:p>
          </table:table-cell>
        </table:table-row>
        <table:table-row table:style-name="ro1">
          <table:table-cell office:value-type="float" office:value="307.8" calcext:value-type="float">
            <text:p>307.8</text:p>
          </table:table-cell>
          <table:table-cell table:number-columns-repeated="5" office:value-type="float" office:value="308" calcext:value-type="float">
            <text:p>308</text:p>
          </table:table-cell>
          <table:table-cell office:value-type="float" office:value="307.9" calcext:value-type="float">
            <text:p>307.9</text:p>
          </table:table-cell>
          <table:table-cell office:value-type="float" office:value="308" calcext:value-type="float">
            <text:p>308</text:p>
          </table:table-cell>
          <table:table-cell office:value-type="float" office:value="307.7" calcext:value-type="float">
            <text:p>307.7</text:p>
          </table:table-cell>
          <table:table-cell office:value-type="float" office:value="308" calcext:value-type="float">
            <text:p>308</text:p>
          </table:table-cell>
          <table:table-cell table:formula="of:=([.J87]-[.A87])/[.A87]" office:value-type="percentage" office:value="0.000649772579597104" calcext:value-type="percentage">
            <text:p>0.06%</text:p>
          </table:table-cell>
          <table:table-cell table:formula="of:=([.J87]-[.B87])/[.B87]" office:value-type="percentage" office:value="0" calcext:value-type="percentage">
            <text:p>0.00%</text:p>
          </table:table-cell>
          <table:table-cell table:formula="of:=([.J87]-[.C87])/[.C87]" office:value-type="percentage" office:value="0" calcext:value-type="percentage">
            <text:p>0.00%</text:p>
          </table:table-cell>
          <table:table-cell table:formula="of:=([.J87]-[.D87])/[.D87]" office:value-type="percentage" office:value="0" calcext:value-type="percentage">
            <text:p>0.00%</text:p>
          </table:table-cell>
          <table:table-cell table:formula="of:=([.J87]-[.E87])/[.E87]" office:value-type="percentage" office:value="0" calcext:value-type="percentage">
            <text:p>0.00%</text:p>
          </table:table-cell>
          <table:table-cell table:formula="of:=([.J87]-[.F87])/[.F87]" office:value-type="percentage" office:value="0" calcext:value-type="percentage">
            <text:p>0.00%</text:p>
          </table:table-cell>
          <table:table-cell table:formula="of:=([.J87]-[.G87])/[.G87]" office:value-type="percentage" office:value="0.000324780772978314" calcext:value-type="percentage">
            <text:p>0.03%</text:p>
          </table:table-cell>
          <table:table-cell table:formula="of:=([.J87]-[.H87])/[.H87]" office:value-type="percentage" office:value="0" calcext:value-type="percentage">
            <text:p>0.00%</text:p>
          </table:table-cell>
          <table:table-cell table:formula="of:=([.J87]-[.I87])/[.I87]" office:value-type="percentage" office:value="0.000974975625609397" calcext:value-type="percentage">
            <text:p>0.10%</text:p>
          </table:table-cell>
        </table:table-row>
        <table:table-row table:style-name="ro1">
          <table:table-cell office:value-type="float" office:value="304.3" calcext:value-type="float">
            <text:p>304.3</text:p>
          </table:table-cell>
          <table:table-cell table:number-columns-repeated="2" office:value-type="float" office:value="305.9" calcext:value-type="float">
            <text:p>305.9</text:p>
          </table:table-cell>
          <table:table-cell office:value-type="float" office:value="306.4" calcext:value-type="float">
            <text:p>306.4</text:p>
          </table:table-cell>
          <table:table-cell office:value-type="float" office:value="305.8" calcext:value-type="float">
            <text:p>305.8</text:p>
          </table:table-cell>
          <table:table-cell table:number-columns-repeated="2" office:value-type="float" office:value="306.3" calcext:value-type="float">
            <text:p>306.3</text:p>
          </table:table-cell>
          <table:table-cell office:value-type="float" office:value="305.8" calcext:value-type="float">
            <text:p>305.8</text:p>
          </table:table-cell>
          <table:table-cell office:value-type="float" office:value="305.6" calcext:value-type="float">
            <text:p>305.6</text:p>
          </table:table-cell>
          <table:table-cell office:value-type="float" office:value="309" calcext:value-type="float">
            <text:p>309</text:p>
          </table:table-cell>
          <table:table-cell table:formula="of:=([.J88]-[.A88])/[.A88]" office:value-type="percentage" office:value="0.0154452842589549" calcext:value-type="percentage">
            <text:p>1.54%</text:p>
          </table:table-cell>
          <table:table-cell table:formula="of:=([.J88]-[.B88])/[.B88]" office:value-type="percentage" office:value="0.0101340307289965" calcext:value-type="percentage">
            <text:p>1.01%</text:p>
          </table:table-cell>
          <table:table-cell table:formula="of:=([.J88]-[.C88])/[.C88]" office:value-type="percentage" office:value="0.0101340307289965" calcext:value-type="percentage">
            <text:p>1.01%</text:p>
          </table:table-cell>
          <table:table-cell table:formula="of:=([.J88]-[.D88])/[.D88]" office:value-type="percentage" office:value="0.00848563968668415" calcext:value-type="percentage">
            <text:p>0.85%</text:p>
          </table:table-cell>
          <table:table-cell table:formula="of:=([.J88]-[.E88])/[.E88]" office:value-type="percentage" office:value="0.0104643557880968" calcext:value-type="percentage">
            <text:p>1.05%</text:p>
          </table:table-cell>
          <table:table-cell table:formula="of:=([.J88]-[.F88])/[.F88]" office:value-type="percentage" office:value="0.00881488736532807" calcext:value-type="percentage">
            <text:p>0.88%</text:p>
          </table:table-cell>
          <table:table-cell table:formula="of:=([.J88]-[.G88])/[.G88]" office:value-type="percentage" office:value="0.00881488736532807" calcext:value-type="percentage">
            <text:p>0.88%</text:p>
          </table:table-cell>
          <table:table-cell table:formula="of:=([.J88]-[.H88])/[.H88]" office:value-type="percentage" office:value="0.0104643557880968" calcext:value-type="percentage">
            <text:p>1.05%</text:p>
          </table:table-cell>
          <table:table-cell table:formula="of:=([.J88]-[.I88])/[.I88]" office:value-type="percentage" office:value="0.0111256544502617" calcext:value-type="percentage">
            <text:p>1.11%</text:p>
          </table:table-cell>
        </table:table-row>
        <table:table-row table:style-name="ro1">
          <table:table-cell table:number-columns-repeated="9" office:value-type="float" office:value="310" calcext:value-type="float">
            <text:p>310</text:p>
          </table:table-cell>
          <table:table-cell table:style-name="ce5" office:value-type="float" office:value="310" calcext:value-type="float">
            <text:p>310</text:p>
          </table:table-cell>
          <table:table-cell table:formula="of:=([.J89]-[.A89])/[.A89]" office:value-type="percentage" office:value="0" calcext:value-type="percentage">
            <text:p>0.00%</text:p>
          </table:table-cell>
          <table:table-cell table:formula="of:=([.J89]-[.B89])/[.B89]" office:value-type="percentage" office:value="0" calcext:value-type="percentage">
            <text:p>0.00%</text:p>
          </table:table-cell>
          <table:table-cell table:formula="of:=([.J89]-[.C89])/[.C89]" office:value-type="percentage" office:value="0" calcext:value-type="percentage">
            <text:p>0.00%</text:p>
          </table:table-cell>
          <table:table-cell table:formula="of:=([.J89]-[.D89])/[.D89]" office:value-type="percentage" office:value="0" calcext:value-type="percentage">
            <text:p>0.00%</text:p>
          </table:table-cell>
          <table:table-cell table:formula="of:=([.J89]-[.E89])/[.E89]" office:value-type="percentage" office:value="0" calcext:value-type="percentage">
            <text:p>0.00%</text:p>
          </table:table-cell>
          <table:table-cell table:formula="of:=([.J89]-[.F89])/[.F89]" office:value-type="percentage" office:value="0" calcext:value-type="percentage">
            <text:p>0.00%</text:p>
          </table:table-cell>
          <table:table-cell table:formula="of:=([.J89]-[.G89])/[.G89]" office:value-type="percentage" office:value="0" calcext:value-type="percentage">
            <text:p>0.00%</text:p>
          </table:table-cell>
          <table:table-cell table:formula="of:=([.J89]-[.H89])/[.H89]" office:value-type="percentage" office:value="0" calcext:value-type="percentage">
            <text:p>0.00%</text:p>
          </table:table-cell>
          <table:table-cell table:formula="of:=([.J89]-[.I89])/[.I89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 office:value-type="float" office:value="315" calcext:value-type="float">
            <text:p>315</text:p>
          </table:table-cell>
          <table:table-cell table:style-name="ce5" office:value-type="float" office:value="315" calcext:value-type="float">
            <text:p>315</text:p>
          </table:table-cell>
          <table:table-cell table:formula="of:=([.J90]-[.A90])/[.A90]" office:value-type="percentage" office:value="0" calcext:value-type="percentage">
            <text:p>0.00%</text:p>
          </table:table-cell>
          <table:table-cell table:formula="of:=([.J90]-[.B90])/[.B90]" office:value-type="percentage" office:value="0" calcext:value-type="percentage">
            <text:p>0.00%</text:p>
          </table:table-cell>
          <table:table-cell table:formula="of:=([.J90]-[.C90])/[.C90]" office:value-type="percentage" office:value="0" calcext:value-type="percentage">
            <text:p>0.00%</text:p>
          </table:table-cell>
          <table:table-cell table:formula="of:=([.J90]-[.D90])/[.D90]" office:value-type="percentage" office:value="0" calcext:value-type="percentage">
            <text:p>0.00%</text:p>
          </table:table-cell>
          <table:table-cell table:formula="of:=([.J90]-[.E90])/[.E90]" office:value-type="percentage" office:value="0" calcext:value-type="percentage">
            <text:p>0.00%</text:p>
          </table:table-cell>
          <table:table-cell table:formula="of:=([.J90]-[.F90])/[.F90]" office:value-type="percentage" office:value="0" calcext:value-type="percentage">
            <text:p>0.00%</text:p>
          </table:table-cell>
          <table:table-cell table:formula="of:=([.J90]-[.G90])/[.G90]" office:value-type="percentage" office:value="0" calcext:value-type="percentage">
            <text:p>0.00%</text:p>
          </table:table-cell>
          <table:table-cell table:formula="of:=([.J90]-[.H90])/[.H90]" office:value-type="percentage" office:value="0" calcext:value-type="percentage">
            <text:p>0.00%</text:p>
          </table:table-cell>
          <table:table-cell table:formula="of:=([.J90]-[.I90])/[.I9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2.9" calcext:value-type="float">
            <text:p>282.9</text:p>
          </table:table-cell>
          <table:table-cell office:value-type="float" office:value="286.1" calcext:value-type="float">
            <text:p>286.1</text:p>
          </table:table-cell>
          <table:table-cell office:value-type="float" office:value="287.2" calcext:value-type="float">
            <text:p>287.2</text:p>
          </table:table-cell>
          <table:table-cell office:value-type="float" office:value="287.3" calcext:value-type="float">
            <text:p>287.3</text:p>
          </table:table-cell>
          <table:table-cell office:value-type="float" office:value="287.7" calcext:value-type="float">
            <text:p>287.7</text:p>
          </table:table-cell>
          <table:table-cell office:value-type="float" office:value="290.5" calcext:value-type="float">
            <text:p>290.5</text:p>
          </table:table-cell>
          <table:table-cell office:value-type="float" office:value="290.7" calcext:value-type="float">
            <text:p>290.7</text:p>
          </table:table-cell>
          <table:table-cell office:value-type="float" office:value="291" calcext:value-type="float">
            <text:p>291</text:p>
          </table:table-cell>
          <table:table-cell office:value-type="float" office:value="288.6" calcext:value-type="float">
            <text:p>288.6</text:p>
          </table:table-cell>
          <table:table-cell table:style-name="ce5" office:value-type="float" office:value="301" calcext:value-type="float">
            <text:p>301</text:p>
          </table:table-cell>
          <table:table-cell table:formula="of:=([.J91]-[.A91])/[.A91]" office:value-type="percentage" office:value="0.0639802050194416" calcext:value-type="percentage">
            <text:p>6.40%</text:p>
          </table:table-cell>
          <table:table-cell table:formula="of:=([.J91]-[.B91])/[.B91]" office:value-type="percentage" office:value="0.0520796924152393" calcext:value-type="percentage">
            <text:p>5.21%</text:p>
          </table:table-cell>
          <table:table-cell table:formula="of:=([.J91]-[.C91])/[.C91]" office:value-type="percentage" office:value="0.0480501392757661" calcext:value-type="percentage">
            <text:p>4.81%</text:p>
          </table:table-cell>
          <table:table-cell table:formula="of:=([.J91]-[.D91])/[.D91]" office:value-type="percentage" office:value="0.0476853463278802" calcext:value-type="percentage">
            <text:p>4.77%</text:p>
          </table:table-cell>
          <table:table-cell table:formula="of:=([.J91]-[.E91])/[.E91]" office:value-type="percentage" office:value="0.0462287104622871" calcext:value-type="percentage">
            <text:p>4.62%</text:p>
          </table:table-cell>
          <table:table-cell table:formula="of:=([.J91]-[.F91])/[.F91]" office:value-type="percentage" office:value="0.036144578313253" calcext:value-type="percentage">
            <text:p>3.61%</text:p>
          </table:table-cell>
          <table:table-cell table:formula="of:=([.J91]-[.G91])/[.G91]" office:value-type="percentage" office:value="0.0354317165462677" calcext:value-type="percentage">
            <text:p>3.54%</text:p>
          </table:table-cell>
          <table:table-cell table:formula="of:=([.J91]-[.H91])/[.H91]" office:value-type="percentage" office:value="0.0343642611683849" calcext:value-type="percentage">
            <text:p>3.44%</text:p>
          </table:table-cell>
          <table:table-cell table:formula="of:=([.J91]-[.I91])/[.I91]" office:value-type="percentage" office:value="0.0429660429660429" calcext:value-type="percentage">
            <text:p>4.30%</text:p>
          </table:table-cell>
        </table:table-row>
        <table:table-row table:style-name="ro1">
          <table:table-cell table:number-columns-repeated="2" office:value-type="float" office:value="317" calcext:value-type="float">
            <text:p>317</text:p>
          </table:table-cell>
          <table:table-cell office:value-type="float" office:value="316.9" calcext:value-type="float">
            <text:p>316.9</text:p>
          </table:table-cell>
          <table:table-cell table:number-columns-repeated="7" office:value-type="float" office:value="317" calcext:value-type="float">
            <text:p>317</text:p>
          </table:table-cell>
          <table:table-cell table:formula="of:=([.J92]-[.A92])/[.A92]" office:value-type="percentage" office:value="0" calcext:value-type="percentage">
            <text:p>0.00%</text:p>
          </table:table-cell>
          <table:table-cell table:formula="of:=([.J92]-[.B92])/[.B92]" office:value-type="percentage" office:value="0" calcext:value-type="percentage">
            <text:p>0.00%</text:p>
          </table:table-cell>
          <table:table-cell table:formula="of:=([.J92]-[.C92])/[.C92]" office:value-type="percentage" office:value="0.000315556958030996" calcext:value-type="percentage">
            <text:p>0.03%</text:p>
          </table:table-cell>
          <table:table-cell table:formula="of:=([.J92]-[.D92])/[.D92]" office:value-type="percentage" office:value="0" calcext:value-type="percentage">
            <text:p>0.00%</text:p>
          </table:table-cell>
          <table:table-cell table:formula="of:=([.J92]-[.E92])/[.E92]" office:value-type="percentage" office:value="0" calcext:value-type="percentage">
            <text:p>0.00%</text:p>
          </table:table-cell>
          <table:table-cell table:formula="of:=([.J92]-[.F92])/[.F92]" office:value-type="percentage" office:value="0" calcext:value-type="percentage">
            <text:p>0.00%</text:p>
          </table:table-cell>
          <table:table-cell table:formula="of:=([.J92]-[.G92])/[.G92]" office:value-type="percentage" office:value="0" calcext:value-type="percentage">
            <text:p>0.00%</text:p>
          </table:table-cell>
          <table:table-cell table:formula="of:=([.J92]-[.H92])/[.H92]" office:value-type="percentage" office:value="0" calcext:value-type="percentage">
            <text:p>0.00%</text:p>
          </table:table-cell>
          <table:table-cell table:formula="of:=([.J92]-[.I92])/[.I9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15.2" calcext:value-type="float">
            <text:p>315.2</text:p>
          </table:table-cell>
          <table:table-cell office:value-type="float" office:value="314.6" calcext:value-type="float">
            <text:p>314.6</text:p>
          </table:table-cell>
          <table:table-cell office:value-type="float" office:value="315.3" calcext:value-type="float">
            <text:p>315.3</text:p>
          </table:table-cell>
          <table:table-cell office:value-type="float" office:value="315.1" calcext:value-type="float">
            <text:p>315.1</text:p>
          </table:table-cell>
          <table:table-cell table:number-columns-repeated="2" office:value-type="float" office:value="315.3" calcext:value-type="float">
            <text:p>315.3</text:p>
          </table:table-cell>
          <table:table-cell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table:style-name="ce5" office:value-type="float" office:value="317" calcext:value-type="float">
            <text:p>317</text:p>
          </table:table-cell>
          <table:table-cell table:formula="of:=([.J93]-[.A93])/[.A93]" office:value-type="percentage" office:value="0.00571065989847719" calcext:value-type="percentage">
            <text:p>0.57%</text:p>
          </table:table-cell>
          <table:table-cell table:formula="of:=([.J93]-[.B93])/[.B93]" office:value-type="percentage" office:value="0.0076287349014621" calcext:value-type="percentage">
            <text:p>0.76%</text:p>
          </table:table-cell>
          <table:table-cell table:formula="of:=([.J93]-[.C93])/[.C93]" office:value-type="percentage" office:value="0.00539169045353628" calcext:value-type="percentage">
            <text:p>0.54%</text:p>
          </table:table-cell>
          <table:table-cell table:formula="of:=([.J93]-[.D93])/[.D93]" office:value-type="percentage" office:value="0.00602983179942868" calcext:value-type="percentage">
            <text:p>0.60%</text:p>
          </table:table-cell>
          <table:table-cell table:formula="of:=([.J93]-[.E93])/[.E93]" office:value-type="percentage" office:value="0.00539169045353628" calcext:value-type="percentage">
            <text:p>0.54%</text:p>
          </table:table-cell>
          <table:table-cell table:formula="of:=([.J93]-[.F93])/[.F93]" office:value-type="percentage" office:value="0.00539169045353628" calcext:value-type="percentage">
            <text:p>0.54%</text:p>
          </table:table-cell>
          <table:table-cell table:formula="of:=([.J93]-[.G93])/[.G93]" office:value-type="percentage" office:value="0.00634920634920635" calcext:value-type="percentage">
            <text:p>0.63%</text:p>
          </table:table-cell>
          <table:table-cell table:formula="of:=([.J93]-[.H93])/[.H93]" office:value-type="percentage" office:value="0.00955414012738853" calcext:value-type="percentage">
            <text:p>0.96%</text:p>
          </table:table-cell>
          <table:table-cell table:formula="of:=([.J93]-[.I93])/[.I93]" office:value-type="percentage" office:value="0.012779552715655" calcext:value-type="percentage">
            <text:p>1.28%</text:p>
          </table:table-cell>
        </table:table-row>
        <table:table-row table:style-name="ro1">
          <table:table-cell table:number-columns-repeated="9" office:value-type="float" office:value="318" calcext:value-type="float">
            <text:p>318</text:p>
          </table:table-cell>
          <table:table-cell table:style-name="ce5" office:value-type="float" office:value="318" calcext:value-type="float">
            <text:p>318</text:p>
          </table:table-cell>
          <table:table-cell table:formula="of:=([.J94]-[.A94])/[.A94]" office:value-type="percentage" office:value="0" calcext:value-type="percentage">
            <text:p>0.00%</text:p>
          </table:table-cell>
          <table:table-cell table:formula="of:=([.J94]-[.B94])/[.B94]" office:value-type="percentage" office:value="0" calcext:value-type="percentage">
            <text:p>0.00%</text:p>
          </table:table-cell>
          <table:table-cell table:formula="of:=([.J94]-[.C94])/[.C94]" office:value-type="percentage" office:value="0" calcext:value-type="percentage">
            <text:p>0.00%</text:p>
          </table:table-cell>
          <table:table-cell table:formula="of:=([.J94]-[.D94])/[.D94]" office:value-type="percentage" office:value="0" calcext:value-type="percentage">
            <text:p>0.00%</text:p>
          </table:table-cell>
          <table:table-cell table:formula="of:=([.J94]-[.E94])/[.E94]" office:value-type="percentage" office:value="0" calcext:value-type="percentage">
            <text:p>0.00%</text:p>
          </table:table-cell>
          <table:table-cell table:formula="of:=([.J94]-[.F94])/[.F94]" office:value-type="percentage" office:value="0" calcext:value-type="percentage">
            <text:p>0.00%</text:p>
          </table:table-cell>
          <table:table-cell table:formula="of:=([.J94]-[.G94])/[.G94]" office:value-type="percentage" office:value="0" calcext:value-type="percentage">
            <text:p>0.00%</text:p>
          </table:table-cell>
          <table:table-cell table:formula="of:=([.J94]-[.H94])/[.H94]" office:value-type="percentage" office:value="0" calcext:value-type="percentage">
            <text:p>0.00%</text:p>
          </table:table-cell>
          <table:table-cell table:formula="of:=([.J94]-[.I94])/[.I9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18.1" calcext:value-type="float">
            <text:p>318.1</text:p>
          </table:table-cell>
          <table:table-cell table:number-columns-repeated="2" office:value-type="float" office:value="318.6" calcext:value-type="float">
            <text:p>318.6</text:p>
          </table:table-cell>
          <table:table-cell office:value-type="float" office:value="318.7" calcext:value-type="float">
            <text:p>318.7</text:p>
          </table:table-cell>
          <table:table-cell office:value-type="float" office:value="318.4" calcext:value-type="float">
            <text:p>318.4</text:p>
          </table:table-cell>
          <table:table-cell office:value-type="float" office:value="318.6" calcext:value-type="float">
            <text:p>318.6</text:p>
          </table:table-cell>
          <table:table-cell table:number-columns-repeated="2" office:value-type="float" office:value="318.7" calcext:value-type="float">
            <text:p>318.7</text:p>
          </table:table-cell>
          <table:table-cell office:value-type="float" office:value="318.6" calcext:value-type="float">
            <text:p>318.6</text:p>
          </table:table-cell>
          <table:table-cell office:value-type="float" office:value="319" calcext:value-type="float">
            <text:p>319</text:p>
          </table:table-cell>
          <table:table-cell table:formula="of:=([.J95]-[.A95])/[.A95]" office:value-type="percentage" office:value="0.00282929896259031" calcext:value-type="percentage">
            <text:p>0.28%</text:p>
          </table:table-cell>
          <table:table-cell table:formula="of:=([.J95]-[.B95])/[.B95]" office:value-type="percentage" office:value="0.00125549278091644" calcext:value-type="percentage">
            <text:p>0.13%</text:p>
          </table:table-cell>
          <table:table-cell table:formula="of:=([.J95]-[.C95])/[.C95]" office:value-type="percentage" office:value="0.00125549278091644" calcext:value-type="percentage">
            <text:p>0.13%</text:p>
          </table:table-cell>
          <table:table-cell table:formula="of:=([.J95]-[.D95])/[.D95]" office:value-type="percentage" office:value="0.000941324129275216" calcext:value-type="percentage">
            <text:p>0.09%</text:p>
          </table:table-cell>
          <table:table-cell table:formula="of:=([.J95]-[.E95])/[.E95]" office:value-type="percentage" office:value="0.00188442211055284" calcext:value-type="percentage">
            <text:p>0.19%</text:p>
          </table:table-cell>
          <table:table-cell table:formula="of:=([.J95]-[.F95])/[.F95]" office:value-type="percentage" office:value="0.00125549278091644" calcext:value-type="percentage">
            <text:p>0.13%</text:p>
          </table:table-cell>
          <table:table-cell table:formula="of:=([.J95]-[.G95])/[.G95]" office:value-type="percentage" office:value="0.000941324129275216" calcext:value-type="percentage">
            <text:p>0.09%</text:p>
          </table:table-cell>
          <table:table-cell table:formula="of:=([.J95]-[.H95])/[.H95]" office:value-type="percentage" office:value="0.000941324129275216" calcext:value-type="percentage">
            <text:p>0.09%</text:p>
          </table:table-cell>
          <table:table-cell table:formula="of:=([.J95]-[.I95])/[.I95]" office:value-type="percentage" office:value="0.00125549278091644" calcext:value-type="percentage">
            <text:p>0.13%</text:p>
          </table:table-cell>
        </table:table-row>
        <table:table-row table:style-name="ro1">
          <table:table-cell office:value-type="float" office:value="323.2" calcext:value-type="float">
            <text:p>323.2</text:p>
          </table:table-cell>
          <table:table-cell office:value-type="float" office:value="323.5" calcext:value-type="float">
            <text:p>323.5</text:p>
          </table:table-cell>
          <table:table-cell office:value-type="float" office:value="323.9" calcext:value-type="float">
            <text:p>323.9</text:p>
          </table:table-cell>
          <table:table-cell office:value-type="float" office:value="323.6" calcext:value-type="float">
            <text:p>323.6</text:p>
          </table:table-cell>
          <table:table-cell table:number-columns-repeated="2" office:value-type="float" office:value="323.9" calcext:value-type="float">
            <text:p>323.9</text:p>
          </table:table-cell>
          <table:table-cell office:value-type="float" office:value="323.7" calcext:value-type="float">
            <text:p>323.7</text:p>
          </table:table-cell>
          <table:table-cell office:value-type="float" office:value="323.8" calcext:value-type="float">
            <text:p>323.8</text:p>
          </table:table-cell>
          <table:table-cell office:value-type="float" office:value="323.7" calcext:value-type="float">
            <text:p>323.7</text:p>
          </table:table-cell>
          <table:table-cell office:value-type="float" office:value="324" calcext:value-type="float">
            <text:p>324</text:p>
          </table:table-cell>
          <table:table-cell table:formula="of:=([.J96]-[.A96])/[.A96]" office:value-type="percentage" office:value="0.00247524752475251" calcext:value-type="percentage">
            <text:p>0.25%</text:p>
          </table:table-cell>
          <table:table-cell table:formula="of:=([.J96]-[.B96])/[.B96]" office:value-type="percentage" office:value="0.00154559505409583" calcext:value-type="percentage">
            <text:p>0.15%</text:p>
          </table:table-cell>
          <table:table-cell table:formula="of:=([.J96]-[.C96])/[.C96]" office:value-type="percentage" office:value="0.000308737264587906" calcext:value-type="percentage">
            <text:p>0.03%</text:p>
          </table:table-cell>
          <table:table-cell table:formula="of:=([.J96]-[.D96])/[.D96]" office:value-type="percentage" office:value="0.00123609394313961" calcext:value-type="percentage">
            <text:p>0.12%</text:p>
          </table:table-cell>
          <table:table-cell table:formula="of:=([.J96]-[.E96])/[.E96]" office:value-type="percentage" office:value="0.000308737264587906" calcext:value-type="percentage">
            <text:p>0.03%</text:p>
          </table:table-cell>
          <table:table-cell table:formula="of:=([.J96]-[.F96])/[.F96]" office:value-type="percentage" office:value="0.000308737264587906" calcext:value-type="percentage">
            <text:p>0.03%</text:p>
          </table:table-cell>
          <table:table-cell table:formula="of:=([.J96]-[.G96])/[.G96]" office:value-type="percentage" office:value="0.000926784059314215" calcext:value-type="percentage">
            <text:p>0.09%</text:p>
          </table:table-cell>
          <table:table-cell table:formula="of:=([.J96]-[.H96])/[.H96]" office:value-type="percentage" office:value="0.000617665225447772" calcext:value-type="percentage">
            <text:p>0.06%</text:p>
          </table:table-cell>
          <table:table-cell table:formula="of:=([.J96]-[.I96])/[.I96]" office:value-type="percentage" office:value="0.000926784059314215" calcext:value-type="percentage">
            <text:p>0.09%</text:p>
          </table:table-cell>
        </table:table-row>
        <table:table-row table:style-name="ro1">
          <table:table-cell office:value-type="float" office:value="320.2" calcext:value-type="float">
            <text:p>320.2</text:p>
          </table:table-cell>
          <table:table-cell office:value-type="float" office:value="322" calcext:value-type="float">
            <text:p>322</text:p>
          </table:table-cell>
          <table:table-cell office:value-type="float" office:value="321.8" calcext:value-type="float">
            <text:p>321.8</text:p>
          </table:table-cell>
          <table:table-cell office:value-type="float" office:value="322.2" calcext:value-type="float">
            <text:p>322.2</text:p>
          </table:table-cell>
          <table:table-cell office:value-type="float" office:value="322.3" calcext:value-type="float">
            <text:p>322.3</text:p>
          </table:table-cell>
          <table:table-cell office:value-type="float" office:value="323.4" calcext:value-type="float">
            <text:p>323.4</text:p>
          </table:table-cell>
          <table:table-cell office:value-type="float" office:value="322.7" calcext:value-type="float">
            <text:p>322.7</text:p>
          </table:table-cell>
          <table:table-cell office:value-type="float" office:value="322.5" calcext:value-type="float">
            <text:p>322.5</text:p>
          </table:table-cell>
          <table:table-cell office:value-type="float" office:value="321.7" calcext:value-type="float">
            <text:p>321.7</text:p>
          </table:table-cell>
          <table:table-cell office:value-type="float" office:value="325" calcext:value-type="float">
            <text:p>325</text:p>
          </table:table-cell>
          <table:table-cell table:formula="of:=([.J97]-[.A97])/[.A97]" office:value-type="percentage" office:value="0.0149906308557152" calcext:value-type="percentage">
            <text:p>1.50%</text:p>
          </table:table-cell>
          <table:table-cell table:formula="of:=([.J97]-[.B97])/[.B97]" office:value-type="percentage" office:value="0.0093167701863354" calcext:value-type="percentage">
            <text:p>0.93%</text:p>
          </table:table-cell>
          <table:table-cell table:formula="of:=([.J97]-[.C97])/[.C97]" office:value-type="percentage" office:value="0.0099440646364201" calcext:value-type="percentage">
            <text:p>0.99%</text:p>
          </table:table-cell>
          <table:table-cell table:formula="of:=([.J97]-[.D97])/[.D97]" office:value-type="percentage" office:value="0.0086902545003104" calcext:value-type="percentage">
            <text:p>0.87%</text:p>
          </table:table-cell>
          <table:table-cell table:formula="of:=([.J97]-[.E97])/[.E97]" office:value-type="percentage" office:value="0.00837728824076944" calcext:value-type="percentage">
            <text:p>0.84%</text:p>
          </table:table-cell>
          <table:table-cell table:formula="of:=([.J97]-[.F97])/[.F97]" office:value-type="percentage" office:value="0.00494743351886216" calcext:value-type="percentage">
            <text:p>0.49%</text:p>
          </table:table-cell>
          <table:table-cell table:formula="of:=([.J97]-[.G97])/[.G97]" office:value-type="percentage" office:value="0.00712736287573601" calcext:value-type="percentage">
            <text:p>0.71%</text:p>
          </table:table-cell>
          <table:table-cell table:formula="of:=([.J97]-[.H97])/[.H97]" office:value-type="percentage" office:value="0.00775193798449612" calcext:value-type="percentage">
            <text:p>0.78%</text:p>
          </table:table-cell>
          <table:table-cell table:formula="of:=([.J97]-[.I97])/[.I97]" office:value-type="percentage" office:value="0.0102580043518807" calcext:value-type="percentage">
            <text:p>1.03%</text:p>
          </table:table-cell>
        </table:table-row>
        <table:table-row table:style-name="ro1">
          <table:table-cell table:number-columns-repeated="9" office:value-type="float" office:value="325" calcext:value-type="float">
            <text:p>325</text:p>
          </table:table-cell>
          <table:table-cell table:style-name="ce5" office:value-type="float" office:value="325" calcext:value-type="float">
            <text:p>325</text:p>
          </table:table-cell>
          <table:table-cell table:formula="of:=([.J98]-[.A98])/[.A98]" office:value-type="percentage" office:value="0" calcext:value-type="percentage">
            <text:p>0.00%</text:p>
          </table:table-cell>
          <table:table-cell table:formula="of:=([.J98]-[.B98])/[.B98]" office:value-type="percentage" office:value="0" calcext:value-type="percentage">
            <text:p>0.00%</text:p>
          </table:table-cell>
          <table:table-cell table:formula="of:=([.J98]-[.C98])/[.C98]" office:value-type="percentage" office:value="0" calcext:value-type="percentage">
            <text:p>0.00%</text:p>
          </table:table-cell>
          <table:table-cell table:formula="of:=([.J98]-[.D98])/[.D98]" office:value-type="percentage" office:value="0" calcext:value-type="percentage">
            <text:p>0.00%</text:p>
          </table:table-cell>
          <table:table-cell table:formula="of:=([.J98]-[.E98])/[.E98]" office:value-type="percentage" office:value="0" calcext:value-type="percentage">
            <text:p>0.00%</text:p>
          </table:table-cell>
          <table:table-cell table:formula="of:=([.J98]-[.F98])/[.F98]" office:value-type="percentage" office:value="0" calcext:value-type="percentage">
            <text:p>0.00%</text:p>
          </table:table-cell>
          <table:table-cell table:formula="of:=([.J98]-[.G98])/[.G98]" office:value-type="percentage" office:value="0" calcext:value-type="percentage">
            <text:p>0.00%</text:p>
          </table:table-cell>
          <table:table-cell table:formula="of:=([.J98]-[.H98])/[.H98]" office:value-type="percentage" office:value="0" calcext:value-type="percentage">
            <text:p>0.00%</text:p>
          </table:table-cell>
          <table:table-cell table:formula="of:=([.J98]-[.I98])/[.I98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325.4" calcext:value-type="float">
            <text:p>325.4</text:p>
          </table:table-cell>
          <table:table-cell office:value-type="float" office:value="325.8" calcext:value-type="float">
            <text:p>325.8</text:p>
          </table:table-cell>
          <table:table-cell office:value-type="float" office:value="325.4" calcext:value-type="float">
            <text:p>325.4</text:p>
          </table:table-cell>
          <table:table-cell office:value-type="float" office:value="325.8" calcext:value-type="float">
            <text:p>325.8</text:p>
          </table:table-cell>
          <table:table-cell office:value-type="float" office:value="326" calcext:value-type="float">
            <text:p>326</text:p>
          </table:table-cell>
          <table:table-cell office:value-type="float" office:value="326.6" calcext:value-type="float">
            <text:p>326.6</text:p>
          </table:table-cell>
          <table:table-cell office:value-type="float" office:value="326.1" calcext:value-type="float">
            <text:p>326.1</text:p>
          </table:table-cell>
          <table:table-cell office:value-type="float" office:value="325.3" calcext:value-type="float">
            <text:p>325.3</text:p>
          </table:table-cell>
          <table:table-cell table:style-name="ce5" office:value-type="float" office:value="329" calcext:value-type="float">
            <text:p>329</text:p>
          </table:table-cell>
          <table:table-cell table:formula="of:=([.J99]-[.A99])/[.A99]" office:value-type="percentage" office:value="0.0110633066994469" calcext:value-type="percentage">
            <text:p>1.11%</text:p>
          </table:table-cell>
          <table:table-cell table:formula="of:=([.J99]-[.B99])/[.B99]" office:value-type="percentage" office:value="0.0110633066994469" calcext:value-type="percentage">
            <text:p>1.11%</text:p>
          </table:table-cell>
          <table:table-cell table:formula="of:=([.J99]-[.C99])/[.C99]" office:value-type="percentage" office:value="0.00982197667280537" calcext:value-type="percentage">
            <text:p>0.98%</text:p>
          </table:table-cell>
          <table:table-cell table:formula="of:=([.J99]-[.D99])/[.D99]" office:value-type="percentage" office:value="0.0110633066994469" calcext:value-type="percentage">
            <text:p>1.11%</text:p>
          </table:table-cell>
          <table:table-cell table:formula="of:=([.J99]-[.E99])/[.E99]" office:value-type="percentage" office:value="0.00982197667280537" calcext:value-type="percentage">
            <text:p>0.98%</text:p>
          </table:table-cell>
          <table:table-cell table:formula="of:=([.J99]-[.F99])/[.F99]" office:value-type="percentage" office:value="0.00920245398773006" calcext:value-type="percentage">
            <text:p>0.92%</text:p>
          </table:table-cell>
          <table:table-cell table:formula="of:=([.J99]-[.G99])/[.G99]" office:value-type="percentage" office:value="0.00734843845682785" calcext:value-type="percentage">
            <text:p>0.73%</text:p>
          </table:table-cell>
          <table:table-cell table:formula="of:=([.J99]-[.H99])/[.H99]" office:value-type="percentage" office:value="0.00889297761422869" calcext:value-type="percentage">
            <text:p>0.89%</text:p>
          </table:table-cell>
          <table:table-cell table:formula="of:=([.J99]-[.I99])/[.I99]" office:value-type="percentage" office:value="0.0113741162004303" calcext:value-type="percentage">
            <text:p>1.14%</text:p>
          </table:table-cell>
        </table:table-row>
        <table:table-row table:style-name="ro1">
          <table:table-cell table:number-columns-repeated="9" office:value-type="float" office:value="329" calcext:value-type="float">
            <text:p>329</text:p>
          </table:table-cell>
          <table:table-cell table:style-name="ce5" office:value-type="float" office:value="329" calcext:value-type="float">
            <text:p>329</text:p>
          </table:table-cell>
          <table:table-cell table:formula="of:=([.J100]-[.A100])/[.A100]" office:value-type="percentage" office:value="0" calcext:value-type="percentage">
            <text:p>0.00%</text:p>
          </table:table-cell>
          <table:table-cell table:formula="of:=([.J100]-[.B100])/[.B100]" office:value-type="percentage" office:value="0" calcext:value-type="percentage">
            <text:p>0.00%</text:p>
          </table:table-cell>
          <table:table-cell table:formula="of:=([.J100]-[.C100])/[.C100]" office:value-type="percentage" office:value="0" calcext:value-type="percentage">
            <text:p>0.00%</text:p>
          </table:table-cell>
          <table:table-cell table:formula="of:=([.J100]-[.D100])/[.D100]" office:value-type="percentage" office:value="0" calcext:value-type="percentage">
            <text:p>0.00%</text:p>
          </table:table-cell>
          <table:table-cell table:formula="of:=([.J100]-[.E100])/[.E100]" office:value-type="percentage" office:value="0" calcext:value-type="percentage">
            <text:p>0.00%</text:p>
          </table:table-cell>
          <table:table-cell table:formula="of:=([.J100]-[.F100])/[.F100]" office:value-type="percentage" office:value="0" calcext:value-type="percentage">
            <text:p>0.00%</text:p>
          </table:table-cell>
          <table:table-cell table:formula="of:=([.J100]-[.G100])/[.G100]" office:value-type="percentage" office:value="0" calcext:value-type="percentage">
            <text:p>0.00%</text:p>
          </table:table-cell>
          <table:table-cell table:formula="of:=([.J100]-[.H100])/[.H100]" office:value-type="percentage" office:value="0" calcext:value-type="percentage">
            <text:p>0.00%</text:p>
          </table:table-cell>
          <table:table-cell table:formula="of:=([.J100]-[.I100])/[.I10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23.6" calcext:value-type="float">
            <text:p>323.6</text:p>
          </table:table-cell>
          <table:table-cell office:value-type="float" office:value="324.1" calcext:value-type="float">
            <text:p>324.1</text:p>
          </table:table-cell>
          <table:table-cell table:number-columns-repeated="2" office:value-type="float" office:value="324.4" calcext:value-type="float">
            <text:p>324.4</text:p>
          </table:table-cell>
          <table:table-cell office:value-type="float" office:value="325.3" calcext:value-type="float">
            <text:p>325.3</text:p>
          </table:table-cell>
          <table:table-cell office:value-type="float" office:value="325.2" calcext:value-type="float">
            <text:p>325.2</text:p>
          </table:table-cell>
          <table:table-cell table:number-columns-repeated="2" office:value-type="float" office:value="325.3" calcext:value-type="float">
            <text:p>325.3</text:p>
          </table:table-cell>
          <table:table-cell office:value-type="float" office:value="323.7" calcext:value-type="float">
            <text:p>323.7</text:p>
          </table:table-cell>
          <table:table-cell office:value-type="float" office:value="329" calcext:value-type="float">
            <text:p>329</text:p>
          </table:table-cell>
          <table:table-cell table:formula="of:=([.J101]-[.A101])/[.A101]" office:value-type="percentage" office:value="0.0166872682323856" calcext:value-type="percentage">
            <text:p>1.67%</text:p>
          </table:table-cell>
          <table:table-cell table:formula="of:=([.J101]-[.B101])/[.B101]" office:value-type="percentage" office:value="0.0151187904967602" calcext:value-type="percentage">
            <text:p>1.51%</text:p>
          </table:table-cell>
          <table:table-cell table:formula="of:=([.J101]-[.C101])/[.C101]" office:value-type="percentage" office:value="0.0141800246609125" calcext:value-type="percentage">
            <text:p>1.42%</text:p>
          </table:table-cell>
          <table:table-cell table:formula="of:=([.J101]-[.D101])/[.D101]" office:value-type="percentage" office:value="0.0141800246609125" calcext:value-type="percentage">
            <text:p>1.42%</text:p>
          </table:table-cell>
          <table:table-cell table:formula="of:=([.J101]-[.E101])/[.E101]" office:value-type="percentage" office:value="0.0113741162004303" calcext:value-type="percentage">
            <text:p>1.14%</text:p>
          </table:table-cell>
          <table:table-cell table:formula="of:=([.J101]-[.F101])/[.F101]" office:value-type="percentage" office:value="0.0116851168511685" calcext:value-type="percentage">
            <text:p>1.17%</text:p>
          </table:table-cell>
          <table:table-cell table:formula="of:=([.J101]-[.G101])/[.G101]" office:value-type="percentage" office:value="0.0113741162004303" calcext:value-type="percentage">
            <text:p>1.14%</text:p>
          </table:table-cell>
          <table:table-cell table:formula="of:=([.J101]-[.H101])/[.H101]" office:value-type="percentage" office:value="0.0113741162004303" calcext:value-type="percentage">
            <text:p>1.14%</text:p>
          </table:table-cell>
          <table:table-cell table:formula="of:=([.J101]-[.I101])/[.I101]" office:value-type="percentage" office:value="0.0163731850478839" calcext:value-type="percentage">
            <text:p>1.64%</text:p>
          </table:table-cell>
        </table:table-row>
        <table:table-row table:style-name="ro1">
          <table:table-cell table:number-columns-repeated="3" office:value-type="float" office:value="332" calcext:value-type="float">
            <text:p>332</text:p>
          </table:table-cell>
          <table:table-cell table:number-columns-repeated="2" office:value-type="float" office:value="331.9" calcext:value-type="float">
            <text:p>331.9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1.8" calcext:value-type="float">
            <text:p>331.8</text:p>
          </table:table-cell>
          <table:table-cell office:value-type="float" office:value="331.7" calcext:value-type="float">
            <text:p>331.7</text:p>
          </table:table-cell>
          <table:table-cell office:value-type="float" office:value="332" calcext:value-type="float">
            <text:p>332</text:p>
          </table:table-cell>
          <table:table-cell table:formula="of:=([.J102]-[.A102])/[.A102]" office:value-type="percentage" office:value="0" calcext:value-type="percentage">
            <text:p>0.00%</text:p>
          </table:table-cell>
          <table:table-cell table:formula="of:=([.J102]-[.B102])/[.B102]" office:value-type="percentage" office:value="0" calcext:value-type="percentage">
            <text:p>0.00%</text:p>
          </table:table-cell>
          <table:table-cell table:formula="of:=([.J102]-[.C102])/[.C102]" office:value-type="percentage" office:value="0" calcext:value-type="percentage">
            <text:p>0.00%</text:p>
          </table:table-cell>
          <table:table-cell table:formula="of:=([.J102]-[.D102])/[.D102]" office:value-type="percentage" office:value="0.000301295570955175" calcext:value-type="percentage">
            <text:p>0.03%</text:p>
          </table:table-cell>
          <table:table-cell table:formula="of:=([.J102]-[.E102])/[.E102]" office:value-type="percentage" office:value="0.000301295570955175" calcext:value-type="percentage">
            <text:p>0.03%</text:p>
          </table:table-cell>
          <table:table-cell table:formula="of:=([.J102]-[.F102])/[.F102]" office:value-type="percentage" office:value="0" calcext:value-type="percentage">
            <text:p>0.00%</text:p>
          </table:table-cell>
          <table:table-cell table:formula="of:=([.J102]-[.G102])/[.G102]" office:value-type="percentage" office:value="0" calcext:value-type="percentage">
            <text:p>0.00%</text:p>
          </table:table-cell>
          <table:table-cell table:formula="of:=([.J102]-[.H102])/[.H102]" office:value-type="percentage" office:value="0.000602772754671455" calcext:value-type="percentage">
            <text:p>0.06%</text:p>
          </table:table-cell>
          <table:table-cell table:formula="of:=([.J102]-[.I102])/[.I102]" office:value-type="percentage" office:value="0.000904431715405521" calcext:value-type="percentage">
            <text:p>0.09%</text:p>
          </table:table-cell>
        </table:table-row>
        <table:table-row table:style-name="ro1">
          <table:table-cell office:value-type="float" office:value="332.2" calcext:value-type="float">
            <text:p>332.2</text:p>
          </table:table-cell>
          <table:table-cell office:value-type="float" office:value="332.7" calcext:value-type="float">
            <text:p>332.7</text:p>
          </table:table-cell>
          <table:table-cell office:value-type="float" office:value="332.3" calcext:value-type="float">
            <text:p>332.3</text:p>
          </table:table-cell>
          <table:table-cell office:value-type="float" office:value="332.2" calcext:value-type="float">
            <text:p>332.2</text:p>
          </table:table-cell>
          <table:table-cell office:value-type="float" office:value="332.6" calcext:value-type="float">
            <text:p>332.6</text:p>
          </table:table-cell>
          <table:table-cell office:value-type="float" office:value="332.4" calcext:value-type="float">
            <text:p>332.4</text:p>
          </table:table-cell>
          <table:table-cell office:value-type="float" office:value="332.7" calcext:value-type="float">
            <text:p>332.7</text:p>
          </table:table-cell>
          <table:table-cell office:value-type="float" office:value="332.2" calcext:value-type="float">
            <text:p>332.2</text:p>
          </table:table-cell>
          <table:table-cell office:value-type="float" office:value="330.8" calcext:value-type="float">
            <text:p>330.8</text:p>
          </table:table-cell>
          <table:table-cell office:value-type="float" office:value="333" calcext:value-type="float">
            <text:p>333</text:p>
          </table:table-cell>
          <table:table-cell table:formula="of:=([.J103]-[.A103])/[.A103]" office:value-type="percentage" office:value="0.00240818783865145" calcext:value-type="percentage">
            <text:p>0.24%</text:p>
          </table:table-cell>
          <table:table-cell table:formula="of:=([.J103]-[.B103])/[.B103]" office:value-type="percentage" office:value="0.000901713255184886" calcext:value-type="percentage">
            <text:p>0.09%</text:p>
          </table:table-cell>
          <table:table-cell table:formula="of:=([.J103]-[.C103])/[.C103]" office:value-type="percentage" office:value="0.00210653024375561" calcext:value-type="percentage">
            <text:p>0.21%</text:p>
          </table:table-cell>
          <table:table-cell table:formula="of:=([.J103]-[.D103])/[.D103]" office:value-type="percentage" office:value="0.00240818783865145" calcext:value-type="percentage">
            <text:p>0.24%</text:p>
          </table:table-cell>
          <table:table-cell table:formula="of:=([.J103]-[.E103])/[.E103]" office:value-type="percentage" office:value="0.0012026458208057" calcext:value-type="percentage">
            <text:p>0.12%</text:p>
          </table:table-cell>
          <table:table-cell table:formula="of:=([.J103]-[.F103])/[.F103]" office:value-type="percentage" office:value="0.00180505415162462" calcext:value-type="percentage">
            <text:p>0.18%</text:p>
          </table:table-cell>
          <table:table-cell table:formula="of:=([.J103]-[.G103])/[.G103]" office:value-type="percentage" office:value="0.000901713255184886" calcext:value-type="percentage">
            <text:p>0.09%</text:p>
          </table:table-cell>
          <table:table-cell table:formula="of:=([.J103]-[.H103])/[.H103]" office:value-type="percentage" office:value="0.00240818783865145" calcext:value-type="percentage">
            <text:p>0.24%</text:p>
          </table:table-cell>
          <table:table-cell table:formula="of:=([.J103]-[.I103])/[.I103]" office:value-type="percentage" office:value="0.00665054413542923" calcext:value-type="percentage">
            <text:p>0.67%</text:p>
          </table:table-cell>
        </table:table-row>
        <table:table-row table:style-name="ro1">
          <table:table-cell office:value-type="float" office:value="310.1" calcext:value-type="float">
            <text:p>310.1</text:p>
          </table:table-cell>
          <table:table-cell office:value-type="float" office:value="309.8" calcext:value-type="float">
            <text:p>309.8</text:p>
          </table:table-cell>
          <table:table-cell office:value-type="float" office:value="311.2" calcext:value-type="float">
            <text:p>311.2</text:p>
          </table:table-cell>
          <table:table-cell office:value-type="float" office:value="311.1" calcext:value-type="float">
            <text:p>311.1</text:p>
          </table:table-cell>
          <table:table-cell office:value-type="float" office:value="310.7" calcext:value-type="float">
            <text:p>310.7</text:p>
          </table:table-cell>
          <table:table-cell office:value-type="float" office:value="311.6" calcext:value-type="float">
            <text:p>311.6</text:p>
          </table:table-cell>
          <table:table-cell office:value-type="float" office:value="311.4" calcext:value-type="float">
            <text:p>311.4</text:p>
          </table:table-cell>
          <table:table-cell office:value-type="float" office:value="311.2" calcext:value-type="float">
            <text:p>311.2</text:p>
          </table:table-cell>
          <table:table-cell office:value-type="float" office:value="309.8" calcext:value-type="float">
            <text:p>309.8</text:p>
          </table:table-cell>
          <table:table-cell office:value-type="float" office:value="316" calcext:value-type="float">
            <text:p>316</text:p>
          </table:table-cell>
          <table:table-cell table:formula="of:=([.J104]-[.A104])/[.A104]" office:value-type="percentage" office:value="0.019026120606256" calcext:value-type="percentage">
            <text:p>1.90%</text:p>
          </table:table-cell>
          <table:table-cell table:formula="of:=([.J104]-[.B104])/[.B104]" office:value-type="percentage" office:value="0.0200129115558424" calcext:value-type="percentage">
            <text:p>2.00%</text:p>
          </table:table-cell>
          <table:table-cell table:formula="of:=([.J104]-[.C104])/[.C104]" office:value-type="percentage" office:value="0.0154241645244216" calcext:value-type="percentage">
            <text:p>1.54%</text:p>
          </table:table-cell>
          <table:table-cell table:formula="of:=([.J104]-[.D104])/[.D104]" office:value-type="percentage" office:value="0.0157505625200899" calcext:value-type="percentage">
            <text:p>1.58%</text:p>
          </table:table-cell>
          <table:table-cell table:formula="of:=([.J104]-[.E104])/[.E104]" office:value-type="percentage" office:value="0.0170582555519794" calcext:value-type="percentage">
            <text:p>1.71%</text:p>
          </table:table-cell>
          <table:table-cell table:formula="of:=([.J104]-[.F104])/[.F104]" office:value-type="percentage" office:value="0.0141206675224646" calcext:value-type="percentage">
            <text:p>1.41%</text:p>
          </table:table-cell>
          <table:table-cell table:formula="of:=([.J104]-[.G104])/[.G104]" office:value-type="percentage" office:value="0.014771997430957" calcext:value-type="percentage">
            <text:p>1.48%</text:p>
          </table:table-cell>
          <table:table-cell table:formula="of:=([.J104]-[.H104])/[.H104]" office:value-type="percentage" office:value="0.0154241645244216" calcext:value-type="percentage">
            <text:p>1.54%</text:p>
          </table:table-cell>
          <table:table-cell table:formula="of:=([.J104]-[.I104])/[.I104]" office:value-type="percentage" office:value="0.0200129115558424" calcext:value-type="percentage">
            <text:p>2.00%</text:p>
          </table:table-cell>
        </table:table-row>
        <table:table-row table:style-name="ro1">
          <table:table-cell table:number-columns-repeated="10" office:value-type="float" office:value="335" calcext:value-type="float">
            <text:p>335</text:p>
          </table:table-cell>
          <table:table-cell table:formula="of:=([.J105]-[.A105])/[.A105]" office:value-type="percentage" office:value="0" calcext:value-type="percentage">
            <text:p>0.00%</text:p>
          </table:table-cell>
          <table:table-cell table:formula="of:=([.J105]-[.B105])/[.B105]" office:value-type="percentage" office:value="0" calcext:value-type="percentage">
            <text:p>0.00%</text:p>
          </table:table-cell>
          <table:table-cell table:formula="of:=([.J105]-[.C105])/[.C105]" office:value-type="percentage" office:value="0" calcext:value-type="percentage">
            <text:p>0.00%</text:p>
          </table:table-cell>
          <table:table-cell table:formula="of:=([.J105]-[.D105])/[.D105]" office:value-type="percentage" office:value="0" calcext:value-type="percentage">
            <text:p>0.00%</text:p>
          </table:table-cell>
          <table:table-cell table:formula="of:=([.J105]-[.E105])/[.E105]" office:value-type="percentage" office:value="0" calcext:value-type="percentage">
            <text:p>0.00%</text:p>
          </table:table-cell>
          <table:table-cell table:formula="of:=([.J105]-[.F105])/[.F105]" office:value-type="percentage" office:value="0" calcext:value-type="percentage">
            <text:p>0.00%</text:p>
          </table:table-cell>
          <table:table-cell table:formula="of:=([.J105]-[.G105])/[.G105]" office:value-type="percentage" office:value="0" calcext:value-type="percentage">
            <text:p>0.00%</text:p>
          </table:table-cell>
          <table:table-cell table:formula="of:=([.J105]-[.H105])/[.H105]" office:value-type="percentage" office:value="0" calcext:value-type="percentage">
            <text:p>0.00%</text:p>
          </table:table-cell>
          <table:table-cell table:formula="of:=([.J105]-[.I105])/[.I10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3.8" calcext:value-type="float">
            <text:p>323.8</text:p>
          </table:table-cell>
          <table:table-cell office:value-type="float" office:value="323.1" calcext:value-type="float">
            <text:p>323.1</text:p>
          </table:table-cell>
          <table:table-cell office:value-type="float" office:value="324.5" calcext:value-type="float">
            <text:p>324.5</text:p>
          </table:table-cell>
          <table:table-cell table:number-columns-repeated="2" office:value-type="float" office:value="325.3" calcext:value-type="float">
            <text:p>325.3</text:p>
          </table:table-cell>
          <table:table-cell office:value-type="float" office:value="324.7" calcext:value-type="float">
            <text:p>324.7</text:p>
          </table:table-cell>
          <table:table-cell office:value-type="float" office:value="324.5" calcext:value-type="float">
            <text:p>324.5</text:p>
          </table:table-cell>
          <table:table-cell office:value-type="float" office:value="322.5" calcext:value-type="float">
            <text:p>322.5</text:p>
          </table:table-cell>
          <table:table-cell office:value-type="float" office:value="332" calcext:value-type="float">
            <text:p>332</text:p>
          </table:table-cell>
          <table:table-cell table:formula="of:=([.J106]-[.A106])/[.A106]" office:value-type="percentage" office:value="0.0278637770897833" calcext:value-type="percentage">
            <text:p>2.79%</text:p>
          </table:table-cell>
          <table:table-cell table:formula="of:=([.J106]-[.B106])/[.B106]" office:value-type="percentage" office:value="0.0253242742433601" calcext:value-type="percentage">
            <text:p>2.53%</text:p>
          </table:table-cell>
          <table:table-cell table:formula="of:=([.J106]-[.C106])/[.C106]" office:value-type="percentage" office:value="0.0275456515010832" calcext:value-type="percentage">
            <text:p>2.75%</text:p>
          </table:table-cell>
          <table:table-cell table:formula="of:=([.J106]-[.D106])/[.D106]" office:value-type="percentage" office:value="0.0231124807395994" calcext:value-type="percentage">
            <text:p>2.31%</text:p>
          </table:table-cell>
          <table:table-cell table:formula="of:=([.J106]-[.E106])/[.E106]" office:value-type="percentage" office:value="0.0205963725791577" calcext:value-type="percentage">
            <text:p>2.06%</text:p>
          </table:table-cell>
          <table:table-cell table:formula="of:=([.J106]-[.F106])/[.F106]" office:value-type="percentage" office:value="0.0205963725791577" calcext:value-type="percentage">
            <text:p>2.06%</text:p>
          </table:table-cell>
          <table:table-cell table:formula="of:=([.J106]-[.G106])/[.G106]" office:value-type="percentage" office:value="0.0224822913458577" calcext:value-type="percentage">
            <text:p>2.25%</text:p>
          </table:table-cell>
          <table:table-cell table:formula="of:=([.J106]-[.H106])/[.H106]" office:value-type="percentage" office:value="0.0231124807395994" calcext:value-type="percentage">
            <text:p>2.31%</text:p>
          </table:table-cell>
          <table:table-cell table:formula="of:=([.J106]-[.I106])/[.I106]" office:value-type="percentage" office:value="0.0294573643410853" calcext:value-type="percentage">
            <text:p>2.95%</text:p>
          </table:table-cell>
        </table:table-row>
        <table:table-row table:style-name="ro1">
          <table:table-cell office:value-type="float" office:value="336.6" calcext:value-type="float">
            <text:p>336.6</text:p>
          </table:table-cell>
          <table:table-cell office:value-type="float" office:value="338.5" calcext:value-type="float">
            <text:p>338.5</text:p>
          </table:table-cell>
          <table:table-cell office:value-type="float" office:value="338.4" calcext:value-type="float">
            <text:p>338.4</text:p>
          </table:table-cell>
          <table:table-cell office:value-type="float" office:value="338.6" calcext:value-type="float">
            <text:p>338.6</text:p>
          </table:table-cell>
          <table:table-cell office:value-type="float" office:value="338.8" calcext:value-type="float">
            <text:p>338.8</text:p>
          </table:table-cell>
          <table:table-cell office:value-type="float" office:value="339.1" calcext:value-type="float">
            <text:p>339.1</text:p>
          </table:table-cell>
          <table:table-cell office:value-type="float" office:value="338.7" calcext:value-type="float">
            <text:p>338.7</text:p>
          </table:table-cell>
          <table:table-cell office:value-type="float" office:value="338.4" calcext:value-type="float">
            <text:p>338.4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table:formula="of:=([.J107]-[.A107])/[.A107]" office:value-type="percentage" office:value="0.01010101010101" calcext:value-type="percentage">
            <text:p>1.01%</text:p>
          </table:table-cell>
          <table:table-cell table:formula="of:=([.J107]-[.B107])/[.B107]" office:value-type="percentage" office:value="0.00443131462333826" calcext:value-type="percentage">
            <text:p>0.44%</text:p>
          </table:table-cell>
          <table:table-cell table:formula="of:=([.J107]-[.C107])/[.C107]" office:value-type="percentage" office:value="0.00472813238770692" calcext:value-type="percentage">
            <text:p>0.47%</text:p>
          </table:table-cell>
          <table:table-cell table:formula="of:=([.J107]-[.D107])/[.D107]" office:value-type="percentage" office:value="0.00413467217956284" calcext:value-type="percentage">
            <text:p>0.41%</text:p>
          </table:table-cell>
          <table:table-cell table:formula="of:=([.J107]-[.E107])/[.E107]" office:value-type="percentage" office:value="0.00354191263282169" calcext:value-type="percentage">
            <text:p>0.35%</text:p>
          </table:table-cell>
          <table:table-cell table:formula="of:=([.J107]-[.F107])/[.F107]" office:value-type="percentage" office:value="0.00265408434090232" calcext:value-type="percentage">
            <text:p>0.27%</text:p>
          </table:table-cell>
          <table:table-cell table:formula="of:=([.J107]-[.G107])/[.G107]" office:value-type="percentage" office:value="0.00383820490109245" calcext:value-type="percentage">
            <text:p>0.38%</text:p>
          </table:table-cell>
          <table:table-cell table:formula="of:=([.J107]-[.H107])/[.H107]" office:value-type="percentage" office:value="0.00472813238770692" calcext:value-type="percentage">
            <text:p>0.47%</text:p>
          </table:table-cell>
          <table:table-cell table:formula="of:=([.J107]-[.I107])/[.I107]" office:value-type="percentage" office:value="0.00591715976331361" calcext:value-type="percentage">
            <text:p>0.59%</text:p>
          </table:table-cell>
        </table:table-row>
        <table:table-row table:style-name="ro1">
          <table:table-cell office:value-type="float" office:value="338.5" calcext:value-type="float">
            <text:p>338.5</text:p>
          </table:table-cell>
          <table:table-cell office:value-type="float" office:value="339.7" calcext:value-type="float">
            <text:p>339.7</text:p>
          </table:table-cell>
          <table:table-cell table:number-columns-repeated="2" office:value-type="float" office:value="339.8" calcext:value-type="float">
            <text:p>339.8</text:p>
          </table:table-cell>
          <table:table-cell office:value-type="float" office:value="339.7" calcext:value-type="float">
            <text:p>339.7</text:p>
          </table:table-cell>
          <table:table-cell office:value-type="float" office:value="340.5" calcext:value-type="float">
            <text:p>340.5</text:p>
          </table:table-cell>
          <table:table-cell table:number-columns-repeated="2" office:value-type="float" office:value="340.2" calcext:value-type="float">
            <text:p>340.2</text:p>
          </table:table-cell>
          <table:table-cell office:value-type="float" office:value="339.7" calcext:value-type="float">
            <text:p>339.7</text:p>
          </table:table-cell>
          <table:table-cell office:value-type="float" office:value="343" calcext:value-type="float">
            <text:p>343</text:p>
          </table:table-cell>
          <table:table-cell table:formula="of:=([.J108]-[.A108])/[.A108]" office:value-type="percentage" office:value="0.0132939438700148" calcext:value-type="percentage">
            <text:p>1.33%</text:p>
          </table:table-cell>
          <table:table-cell table:formula="of:=([.J108]-[.B108])/[.B108]" office:value-type="percentage" office:value="0.00971445392993821" calcext:value-type="percentage">
            <text:p>0.97%</text:p>
          </table:table-cell>
          <table:table-cell table:formula="of:=([.J108]-[.C108])/[.C108]" office:value-type="percentage" office:value="0.00941730429664505" calcext:value-type="percentage">
            <text:p>0.94%</text:p>
          </table:table-cell>
          <table:table-cell table:formula="of:=([.J108]-[.D108])/[.D108]" office:value-type="percentage" office:value="0.00941730429664505" calcext:value-type="percentage">
            <text:p>0.94%</text:p>
          </table:table-cell>
          <table:table-cell table:formula="of:=([.J108]-[.E108])/[.E108]" office:value-type="percentage" office:value="0.00971445392993821" calcext:value-type="percentage">
            <text:p>0.97%</text:p>
          </table:table-cell>
          <table:table-cell table:formula="of:=([.J108]-[.F108])/[.F108]" office:value-type="percentage" office:value="0.00734214390602056" calcext:value-type="percentage">
            <text:p>0.73%</text:p>
          </table:table-cell>
          <table:table-cell table:formula="of:=([.J108]-[.G108])/[.G108]" office:value-type="percentage" office:value="0.00823045267489715" calcext:value-type="percentage">
            <text:p>0.82%</text:p>
          </table:table-cell>
          <table:table-cell table:formula="of:=([.J108]-[.H108])/[.H108]" office:value-type="percentage" office:value="0.00823045267489715" calcext:value-type="percentage">
            <text:p>0.82%</text:p>
          </table:table-cell>
          <table:table-cell table:formula="of:=([.J108]-[.I108])/[.I108]" office:value-type="percentage" office:value="0.00971445392993821" calcext:value-type="percentage">
            <text:p>0.97%</text:p>
          </table:table-cell>
        </table:table-row>
        <table:table-row table:style-name="ro1">
          <table:table-cell office:value-type="float" office:value="286.9" calcext:value-type="float">
            <text:p>286.9</text:p>
          </table:table-cell>
          <table:table-cell office:value-type="float" office:value="293" calcext:value-type="float">
            <text:p>293</text:p>
          </table:table-cell>
          <table:table-cell office:value-type="float" office:value="295.3" calcext:value-type="float">
            <text:p>295.3</text:p>
          </table:table-cell>
          <table:table-cell office:value-type="float" office:value="295.9" calcext:value-type="float">
            <text:p>295.9</text:p>
          </table:table-cell>
          <table:table-cell office:value-type="float" office:value="297.9" calcext:value-type="float">
            <text:p>297.9</text:p>
          </table:table-cell>
          <table:table-cell office:value-type="float" office:value="297.3" calcext:value-type="float">
            <text:p>297.3</text:p>
          </table:table-cell>
          <table:table-cell office:value-type="float" office:value="299.2" calcext:value-type="float">
            <text:p>299.2</text:p>
          </table:table-cell>
          <table:table-cell office:value-type="float" office:value="300" calcext:value-type="float">
            <text:p>300</text:p>
          </table:table-cell>
          <table:table-cell office:value-type="float" office:value="298.3" calcext:value-type="float">
            <text:p>298.3</text:p>
          </table:table-cell>
          <table:table-cell office:value-type="float" office:value="301" calcext:value-type="float">
            <text:p>301</text:p>
          </table:table-cell>
          <table:table-cell table:formula="of:=([.J109]-[.A109])/[.A109]" office:value-type="percentage" office:value="0.0491460439177415" calcext:value-type="percentage">
            <text:p>4.91%</text:p>
          </table:table-cell>
          <table:table-cell table:formula="of:=([.J109]-[.B109])/[.B109]" office:value-type="percentage" office:value="0.0273037542662116" calcext:value-type="percentage">
            <text:p>2.73%</text:p>
          </table:table-cell>
          <table:table-cell table:formula="of:=([.J109]-[.C109])/[.C109]" office:value-type="percentage" office:value="0.019302404334575" calcext:value-type="percentage">
            <text:p>1.93%</text:p>
          </table:table-cell>
          <table:table-cell table:formula="of:=([.J109]-[.D109])/[.D109]" office:value-type="percentage" office:value="0.0172355525515378" calcext:value-type="percentage">
            <text:p>1.72%</text:p>
          </table:table-cell>
          <table:table-cell table:formula="of:=([.J109]-[.E109])/[.E109]" office:value-type="percentage" office:value="0.0104061765693186" calcext:value-type="percentage">
            <text:p>1.04%</text:p>
          </table:table-cell>
          <table:table-cell table:formula="of:=([.J109]-[.F109])/[.F109]" office:value-type="percentage" office:value="0.0124453414059872" calcext:value-type="percentage">
            <text:p>1.24%</text:p>
          </table:table-cell>
          <table:table-cell table:formula="of:=([.J109]-[.G109])/[.G109]" office:value-type="percentage" office:value="0.0060160427807487" calcext:value-type="percentage">
            <text:p>0.60%</text:p>
          </table:table-cell>
          <table:table-cell table:formula="of:=([.J109]-[.H109])/[.H109]" office:value-type="percentage" office:value="0.00333333333333333" calcext:value-type="percentage">
            <text:p>0.33%</text:p>
          </table:table-cell>
          <table:table-cell table:formula="of:=([.J109]-[.I109])/[.I109]" office:value-type="percentage" office:value="0.00905129064699963" calcext:value-type="percentage">
            <text:p>0.91%</text:p>
          </table:table-cell>
        </table:table-row>
        <table:table-row table:style-name="ro1">
          <table:table-cell office:value-type="float" office:value="312.5" calcext:value-type="float">
            <text:p>312.5</text:p>
          </table:table-cell>
          <table:table-cell office:value-type="float" office:value="318" calcext:value-type="float">
            <text:p>318</text:p>
          </table:table-cell>
          <table:table-cell office:value-type="float" office:value="318.5" calcext:value-type="float">
            <text:p>318.5</text:p>
          </table:table-cell>
          <table:table-cell office:value-type="float" office:value="318.9" calcext:value-type="float">
            <text:p>318.9</text:p>
          </table:table-cell>
          <table:table-cell office:value-type="float" office:value="319.5" calcext:value-type="float">
            <text:p>319.5</text:p>
          </table:table-cell>
          <table:table-cell office:value-type="float" office:value="321.9" calcext:value-type="float">
            <text:p>321.9</text:p>
          </table:table-cell>
          <table:table-cell office:value-type="float" office:value="322.8" calcext:value-type="float">
            <text:p>322.8</text:p>
          </table:table-cell>
          <table:table-cell office:value-type="float" office:value="321.2" calcext:value-type="float">
            <text:p>321.2</text:p>
          </table:table-cell>
          <table:table-cell office:value-type="float" office:value="318.8" calcext:value-type="float">
            <text:p>318.8</text:p>
          </table:table-cell>
          <table:table-cell table:style-name="ce5" office:value-type="float" office:value="342" calcext:value-type="float">
            <text:p>342</text:p>
          </table:table-cell>
          <table:table-cell table:formula="of:=([.J110]-[.A110])/[.A110]" office:value-type="percentage" office:value="0.0944" calcext:value-type="percentage">
            <text:p>9.44%</text:p>
          </table:table-cell>
          <table:table-cell table:formula="of:=([.J110]-[.B110])/[.B110]" office:value-type="percentage" office:value="0.0754716981132075" calcext:value-type="percentage">
            <text:p>7.55%</text:p>
          </table:table-cell>
          <table:table-cell table:formula="of:=([.J110]-[.C110])/[.C110]" office:value-type="percentage" office:value="0.0737833594976452" calcext:value-type="percentage">
            <text:p>7.38%</text:p>
          </table:table-cell>
          <table:table-cell table:formula="of:=([.J110]-[.D110])/[.D110]" office:value-type="percentage" office:value="0.072436500470367" calcext:value-type="percentage">
            <text:p>7.24%</text:p>
          </table:table-cell>
          <table:table-cell table:formula="of:=([.J110]-[.E110])/[.E110]" office:value-type="percentage" office:value="0.0704225352112676" calcext:value-type="percentage">
            <text:p>7.04%</text:p>
          </table:table-cell>
          <table:table-cell table:formula="of:=([.J110]-[.F110])/[.F110]" office:value-type="percentage" office:value="0.0624417520969246" calcext:value-type="percentage">
            <text:p>6.24%</text:p>
          </table:table-cell>
          <table:table-cell table:formula="of:=([.J110]-[.G110])/[.G110]" office:value-type="percentage" office:value="0.0594795539033457" calcext:value-type="percentage">
            <text:p>5.95%</text:p>
          </table:table-cell>
          <table:table-cell table:formula="of:=([.J110]-[.H110])/[.H110]" office:value-type="percentage" office:value="0.0647571606475716" calcext:value-type="percentage">
            <text:p>6.48%</text:p>
          </table:table-cell>
          <table:table-cell table:formula="of:=([.J110]-[.I110])/[.I110]" office:value-type="percentage" office:value="0.0727728983688833" calcext:value-type="percentage">
            <text:p>7.28%</text:p>
          </table:table-cell>
        </table:table-row>
        <table:table-row table:style-name="ro1">
          <table:table-cell office:value-type="float" office:value="320.6" calcext:value-type="float">
            <text:p>320.6</text:p>
          </table:table-cell>
          <table:table-cell office:value-type="float" office:value="325.1" calcext:value-type="float">
            <text:p>325.1</text:p>
          </table:table-cell>
          <table:table-cell office:value-type="float" office:value="325.2" calcext:value-type="float">
            <text:p>325.2</text:p>
          </table:table-cell>
          <table:table-cell office:value-type="float" office:value="325.6" calcext:value-type="float">
            <text:p>325.6</text:p>
          </table:table-cell>
          <table:table-cell office:value-type="float" office:value="324.2" calcext:value-type="float">
            <text:p>324.2</text:p>
          </table:table-cell>
          <table:table-cell office:value-type="float" office:value="326.5" calcext:value-type="float">
            <text:p>326.5</text:p>
          </table:table-cell>
          <table:table-cell office:value-type="float" office:value="326.1" calcext:value-type="float">
            <text:p>326.1</text:p>
          </table:table-cell>
          <table:table-cell office:value-type="float" office:value="323.6" calcext:value-type="float">
            <text:p>323.6</text:p>
          </table:table-cell>
          <table:table-cell office:value-type="float" office:value="323.4" calcext:value-type="float">
            <text:p>323.4</text:p>
          </table:table-cell>
          <table:table-cell table:style-name="ce5" office:value-type="float" office:value="338" calcext:value-type="float">
            <text:p>338</text:p>
          </table:table-cell>
          <table:table-cell table:formula="of:=([.J111]-[.A111])/[.A111]" office:value-type="percentage" office:value="0.0542732376793511" calcext:value-type="percentage">
            <text:p>5.43%</text:p>
          </table:table-cell>
          <table:table-cell table:formula="of:=([.J111]-[.B111])/[.B111]" office:value-type="percentage" office:value="0.0396800984312518" calcext:value-type="percentage">
            <text:p>3.97%</text:p>
          </table:table-cell>
          <table:table-cell table:formula="of:=([.J111]-[.C111])/[.C111]" office:value-type="percentage" office:value="0.0393603936039361" calcext:value-type="percentage">
            <text:p>3.94%</text:p>
          </table:table-cell>
          <table:table-cell table:formula="of:=([.J111]-[.D111])/[.D111]" office:value-type="percentage" office:value="0.038083538083538" calcext:value-type="percentage">
            <text:p>3.81%</text:p>
          </table:table-cell>
          <table:table-cell table:formula="of:=([.J111]-[.E111])/[.E111]" office:value-type="percentage" office:value="0.0425663170882172" calcext:value-type="percentage">
            <text:p>4.26%</text:p>
          </table:table-cell>
          <table:table-cell table:formula="of:=([.J111]-[.F111])/[.F111]" office:value-type="percentage" office:value="0.0352220520673813" calcext:value-type="percentage">
            <text:p>3.52%</text:p>
          </table:table-cell>
          <table:table-cell table:formula="of:=([.J111]-[.G111])/[.G111]" office:value-type="percentage" office:value="0.0364918736583869" calcext:value-type="percentage">
            <text:p>3.65%</text:p>
          </table:table-cell>
          <table:table-cell table:formula="of:=([.J111]-[.H111])/[.H111]" office:value-type="percentage" office:value="0.0444993819530284" calcext:value-type="percentage">
            <text:p>4.45%</text:p>
          </table:table-cell>
          <table:table-cell table:formula="of:=([.J111]-[.I111])/[.I111]" office:value-type="percentage" office:value="0.0451453308596166" calcext:value-type="percentage">
            <text:p>4.51%</text:p>
          </table:table-cell>
        </table:table-row>
        <table:table-row table:style-name="ro1">
          <table:table-cell table:number-columns-repeated="10" office:value-type="float" office:value="347" calcext:value-type="float">
            <text:p>347</text:p>
          </table:table-cell>
          <table:table-cell table:formula="of:=([.J112]-[.A112])/[.A112]" office:value-type="percentage" office:value="0" calcext:value-type="percentage">
            <text:p>0.00%</text:p>
          </table:table-cell>
          <table:table-cell table:formula="of:=([.J112]-[.B112])/[.B112]" office:value-type="percentage" office:value="0" calcext:value-type="percentage">
            <text:p>0.00%</text:p>
          </table:table-cell>
          <table:table-cell table:formula="of:=([.J112]-[.C112])/[.C112]" office:value-type="percentage" office:value="0" calcext:value-type="percentage">
            <text:p>0.00%</text:p>
          </table:table-cell>
          <table:table-cell table:formula="of:=([.J112]-[.D112])/[.D112]" office:value-type="percentage" office:value="0" calcext:value-type="percentage">
            <text:p>0.00%</text:p>
          </table:table-cell>
          <table:table-cell table:formula="of:=([.J112]-[.E112])/[.E112]" office:value-type="percentage" office:value="0" calcext:value-type="percentage">
            <text:p>0.00%</text:p>
          </table:table-cell>
          <table:table-cell table:formula="of:=([.J112]-[.F112])/[.F112]" office:value-type="percentage" office:value="0" calcext:value-type="percentage">
            <text:p>0.00%</text:p>
          </table:table-cell>
          <table:table-cell table:formula="of:=([.J112]-[.G112])/[.G112]" office:value-type="percentage" office:value="0" calcext:value-type="percentage">
            <text:p>0.00%</text:p>
          </table:table-cell>
          <table:table-cell table:formula="of:=([.J112]-[.H112])/[.H112]" office:value-type="percentage" office:value="0" calcext:value-type="percentage">
            <text:p>0.00%</text:p>
          </table:table-cell>
          <table:table-cell table:formula="of:=([.J112]-[.I112])/[.I11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5.6" calcext:value-type="float">
            <text:p>345.6</text:p>
          </table:table-cell>
          <table:table-cell table:number-columns-repeated="9" office:value-type="float" office:value="346" calcext:value-type="float">
            <text:p>346</text:p>
          </table:table-cell>
          <table:table-cell table:formula="of:=([.J113]-[.A113])/[.A113]" office:value-type="percentage" office:value="0.00115740740740734" calcext:value-type="percentage">
            <text:p>0.12%</text:p>
          </table:table-cell>
          <table:table-cell table:formula="of:=([.J113]-[.B113])/[.B113]" office:value-type="percentage" office:value="0" calcext:value-type="percentage">
            <text:p>0.00%</text:p>
          </table:table-cell>
          <table:table-cell table:formula="of:=([.J113]-[.C113])/[.C113]" office:value-type="percentage" office:value="0" calcext:value-type="percentage">
            <text:p>0.00%</text:p>
          </table:table-cell>
          <table:table-cell table:formula="of:=([.J113]-[.D113])/[.D113]" office:value-type="percentage" office:value="0" calcext:value-type="percentage">
            <text:p>0.00%</text:p>
          </table:table-cell>
          <table:table-cell table:formula="of:=([.J113]-[.E113])/[.E113]" office:value-type="percentage" office:value="0" calcext:value-type="percentage">
            <text:p>0.00%</text:p>
          </table:table-cell>
          <table:table-cell table:formula="of:=([.J113]-[.F113])/[.F113]" office:value-type="percentage" office:value="0" calcext:value-type="percentage">
            <text:p>0.00%</text:p>
          </table:table-cell>
          <table:table-cell table:formula="of:=([.J113]-[.G113])/[.G113]" office:value-type="percentage" office:value="0" calcext:value-type="percentage">
            <text:p>0.00%</text:p>
          </table:table-cell>
          <table:table-cell table:formula="of:=([.J113]-[.H113])/[.H113]" office:value-type="percentage" office:value="0" calcext:value-type="percentage">
            <text:p>0.00%</text:p>
          </table:table-cell>
          <table:table-cell table:formula="of:=([.J113]-[.I113])/[.I11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41.5" calcext:value-type="float">
            <text:p>341.5</text:p>
          </table:table-cell>
          <table:table-cell table:number-columns-repeated="2" office:value-type="float" office:value="343.6" calcext:value-type="float">
            <text:p>343.6</text:p>
          </table:table-cell>
          <table:table-cell office:value-type="float" office:value="343.9" calcext:value-type="float">
            <text:p>343.9</text:p>
          </table:table-cell>
          <table:table-cell office:value-type="float" office:value="344" calcext:value-type="float">
            <text:p>344</text:p>
          </table:table-cell>
          <table:table-cell office:value-type="float" office:value="343.4" calcext:value-type="float">
            <text:p>343.4</text:p>
          </table:table-cell>
          <table:table-cell office:value-type="float" office:value="344.2" calcext:value-type="float">
            <text:p>344.2</text:p>
          </table:table-cell>
          <table:table-cell office:value-type="float" office:value="343.8" calcext:value-type="float">
            <text:p>343.8</text:p>
          </table:table-cell>
          <table:table-cell office:value-type="float" office:value="343.6" calcext:value-type="float">
            <text:p>343.6</text:p>
          </table:table-cell>
          <table:table-cell office:value-type="float" office:value="346" calcext:value-type="float">
            <text:p>346</text:p>
          </table:table-cell>
          <table:table-cell table:formula="of:=([.J114]-[.A114])/[.A114]" office:value-type="percentage" office:value="0.0131771595900439" calcext:value-type="percentage">
            <text:p>1.32%</text:p>
          </table:table-cell>
          <table:table-cell table:formula="of:=([.J114]-[.B114])/[.B114]" office:value-type="percentage" office:value="0.00698486612339923" calcext:value-type="percentage">
            <text:p>0.70%</text:p>
          </table:table-cell>
          <table:table-cell table:formula="of:=([.J114]-[.C114])/[.C114]" office:value-type="percentage" office:value="0.00698486612339923" calcext:value-type="percentage">
            <text:p>0.70%</text:p>
          </table:table-cell>
          <table:table-cell table:formula="of:=([.J114]-[.D114])/[.D114]" office:value-type="percentage" office:value="0.00610642628671132" calcext:value-type="percentage">
            <text:p>0.61%</text:p>
          </table:table-cell>
          <table:table-cell table:formula="of:=([.J114]-[.E114])/[.E114]" office:value-type="percentage" office:value="0.00581395348837209" calcext:value-type="percentage">
            <text:p>0.58%</text:p>
          </table:table-cell>
          <table:table-cell table:formula="of:=([.J114]-[.F114])/[.F114]" office:value-type="percentage" office:value="0.00757134536983117" calcext:value-type="percentage">
            <text:p>0.76%</text:p>
          </table:table-cell>
          <table:table-cell table:formula="of:=([.J114]-[.G114])/[.G114]" office:value-type="percentage" office:value="0.00522951772225454" calcext:value-type="percentage">
            <text:p>0.52%</text:p>
          </table:table-cell>
          <table:table-cell table:formula="of:=([.J114]-[.H114])/[.H114]" office:value-type="percentage" office:value="0.00639906922629432" calcext:value-type="percentage">
            <text:p>0.64%</text:p>
          </table:table-cell>
          <table:table-cell table:formula="of:=([.J114]-[.I114])/[.I114]" office:value-type="percentage" office:value="0.00698486612339923" calcext:value-type="percentage">
            <text:p>0.70%</text:p>
          </table:table-cell>
        </table:table-row>
        <table:table-row table:style-name="ro1">
          <table:table-cell office:value-type="float" office:value="333.7" calcext:value-type="float">
            <text:p>333.7</text:p>
          </table:table-cell>
          <table:table-cell office:value-type="float" office:value="334.5" calcext:value-type="float">
            <text:p>334.5</text:p>
          </table:table-cell>
          <table:table-cell office:value-type="float" office:value="335" calcext:value-type="float">
            <text:p>335</text:p>
          </table:table-cell>
          <table:table-cell office:value-type="float" office:value="334.5" calcext:value-type="float">
            <text:p>334.5</text:p>
          </table:table-cell>
          <table:table-cell table:number-columns-repeated="2" office:value-type="float" office:value="335.7" calcext:value-type="float">
            <text:p>335.7</text:p>
          </table:table-cell>
          <table:table-cell office:value-type="float" office:value="336.6" calcext:value-type="float">
            <text:p>336.6</text:p>
          </table:table-cell>
          <table:table-cell office:value-type="float" office:value="335.5" calcext:value-type="float">
            <text:p>335.5</text:p>
          </table:table-cell>
          <table:table-cell office:value-type="float" office:value="333.7" calcext:value-type="float">
            <text:p>333.7</text:p>
          </table:table-cell>
          <table:table-cell office:value-type="float" office:value="341" calcext:value-type="float">
            <text:p>341</text:p>
          </table:table-cell>
          <table:table-cell table:formula="of:=([.J115]-[.A115])/[.A115]" office:value-type="percentage" office:value="0.0218759364698832" calcext:value-type="percentage">
            <text:p>2.19%</text:p>
          </table:table-cell>
          <table:table-cell table:formula="of:=([.J115]-[.B115])/[.B115]" office:value-type="percentage" office:value="0.0194319880418535" calcext:value-type="percentage">
            <text:p>1.94%</text:p>
          </table:table-cell>
          <table:table-cell table:formula="of:=([.J115]-[.C115])/[.C115]" office:value-type="percentage" office:value="0.017910447761194" calcext:value-type="percentage">
            <text:p>1.79%</text:p>
          </table:table-cell>
          <table:table-cell table:formula="of:=([.J115]-[.D115])/[.D115]" office:value-type="percentage" office:value="0.0194319880418535" calcext:value-type="percentage">
            <text:p>1.94%</text:p>
          </table:table-cell>
          <table:table-cell table:formula="of:=([.J115]-[.E115])/[.E115]" office:value-type="percentage" office:value="0.0157879058683349" calcext:value-type="percentage">
            <text:p>1.58%</text:p>
          </table:table-cell>
          <table:table-cell table:formula="of:=([.J115]-[.F115])/[.F115]" office:value-type="percentage" office:value="0.0157879058683349" calcext:value-type="percentage">
            <text:p>1.58%</text:p>
          </table:table-cell>
          <table:table-cell table:formula="of:=([.J115]-[.G115])/[.G115]" office:value-type="percentage" office:value="0.0130718954248365" calcext:value-type="percentage">
            <text:p>1.31%</text:p>
          </table:table-cell>
          <table:table-cell table:formula="of:=([.J115]-[.H115])/[.H115]" office:value-type="percentage" office:value="0.0163934426229508" calcext:value-type="percentage">
            <text:p>1.64%</text:p>
          </table:table-cell>
          <table:table-cell table:formula="of:=([.J115]-[.I115])/[.I115]" office:value-type="percentage" office:value="0.0218759364698832" calcext:value-type="percentage">
            <text:p>2.19%</text:p>
          </table:table-cell>
        </table:table-row>
        <table:table-row table:style-name="ro1">
          <table:table-cell table:number-columns-repeated="2" office:value-type="float" office:value="348.2" calcext:value-type="float">
            <text:p>348.2</text:p>
          </table:table-cell>
          <table:table-cell table:number-columns-repeated="2" office:value-type="float" office:value="348.5" calcext:value-type="float">
            <text:p>348.5</text:p>
          </table:table-cell>
          <table:table-cell office:value-type="float" office:value="349" calcext:value-type="float">
            <text:p>349</text:p>
          </table:table-cell>
          <table:table-cell office:value-type="float" office:value="349.4" calcext:value-type="float">
            <text:p>349.4</text:p>
          </table:table-cell>
          <table:table-cell office:value-type="float" office:value="348.8" calcext:value-type="float">
            <text:p>348.8</text:p>
          </table:table-cell>
          <table:table-cell office:value-type="float" office:value="349.6" calcext:value-type="float">
            <text:p>349.6</text:p>
          </table:table-cell>
          <table:table-cell office:value-type="float" office:value="349.2" calcext:value-type="float">
            <text:p>349.2</text:p>
          </table:table-cell>
          <table:table-cell office:value-type="float" office:value="351" calcext:value-type="float">
            <text:p>351</text:p>
          </table:table-cell>
          <table:table-cell table:formula="of:=([.J116]-[.A116])/[.A116]" office:value-type="percentage" office:value="0.00804135554279153" calcext:value-type="percentage">
            <text:p>0.80%</text:p>
          </table:table-cell>
          <table:table-cell table:formula="of:=([.J116]-[.B116])/[.B116]" office:value-type="percentage" office:value="0.00804135554279153" calcext:value-type="percentage">
            <text:p>0.80%</text:p>
          </table:table-cell>
          <table:table-cell table:formula="of:=([.J116]-[.C116])/[.C116]" office:value-type="percentage" office:value="0.00717360114777618" calcext:value-type="percentage">
            <text:p>0.72%</text:p>
          </table:table-cell>
          <table:table-cell table:formula="of:=([.J116]-[.D116])/[.D116]" office:value-type="percentage" office:value="0.00717360114777618" calcext:value-type="percentage">
            <text:p>0.72%</text:p>
          </table:table-cell>
          <table:table-cell table:formula="of:=([.J116]-[.E116])/[.E116]" office:value-type="percentage" office:value="0.00573065902578797" calcext:value-type="percentage">
            <text:p>0.57%</text:p>
          </table:table-cell>
          <table:table-cell table:formula="of:=([.J116]-[.F116])/[.F116]" office:value-type="percentage" office:value="0.0045792787635948" calcext:value-type="percentage">
            <text:p>0.46%</text:p>
          </table:table-cell>
          <table:table-cell table:formula="of:=([.J116]-[.G116])/[.G116]" office:value-type="percentage" office:value="0.00630733944954125" calcext:value-type="percentage">
            <text:p>0.63%</text:p>
          </table:table-cell>
          <table:table-cell table:formula="of:=([.J116]-[.H116])/[.H116]" office:value-type="percentage" office:value="0.00400457665903884" calcext:value-type="percentage">
            <text:p>0.40%</text:p>
          </table:table-cell>
          <table:table-cell table:formula="of:=([.J116]-[.I116])/[.I116]" office:value-type="percentage" office:value="0.00515463917525776" calcext:value-type="percentage">
            <text:p>0.52%</text:p>
          </table:table-cell>
        </table:table-row>
        <table:table-row table:style-name="ro1">
          <table:table-cell office:value-type="float" office:value="344.4" calcext:value-type="float">
            <text:p>344.4</text:p>
          </table:table-cell>
          <table:table-cell office:value-type="float" office:value="345.9" calcext:value-type="float">
            <text:p>345.9</text:p>
          </table:table-cell>
          <table:table-cell office:value-type="float" office:value="346.1" calcext:value-type="float">
            <text:p>346.1</text:p>
          </table:table-cell>
          <table:table-cell office:value-type="float" office:value="345.9" calcext:value-type="float">
            <text:p>345.9</text:p>
          </table:table-cell>
          <table:table-cell office:value-type="float" office:value="346.4" calcext:value-type="float">
            <text:p>346.4</text:p>
          </table:table-cell>
          <table:table-cell office:value-type="float" office:value="346.9" calcext:value-type="float">
            <text:p>346.9</text:p>
          </table:table-cell>
          <table:table-cell office:value-type="float" office:value="346.8" calcext:value-type="float">
            <text:p>346.8</text:p>
          </table:table-cell>
          <table:table-cell office:value-type="float" office:value="347.6" calcext:value-type="float">
            <text:p>347.6</text:p>
          </table:table-cell>
          <table:table-cell office:value-type="float" office:value="347.1" calcext:value-type="float">
            <text:p>347.1</text:p>
          </table:table-cell>
          <table:table-cell office:value-type="float" office:value="350" calcext:value-type="float">
            <text:p>350</text:p>
          </table:table-cell>
          <table:table-cell table:formula="of:=([.J117]-[.A117])/[.A117]" office:value-type="percentage" office:value="0.0162601626016261" calcext:value-type="percentage">
            <text:p>1.63%</text:p>
          </table:table-cell>
          <table:table-cell table:formula="of:=([.J117]-[.B117])/[.B117]" office:value-type="percentage" office:value="0.011853136744724" calcext:value-type="percentage">
            <text:p>1.19%</text:p>
          </table:table-cell>
          <table:table-cell table:formula="of:=([.J117]-[.C117])/[.C117]" office:value-type="percentage" office:value="0.0112684195319271" calcext:value-type="percentage">
            <text:p>1.13%</text:p>
          </table:table-cell>
          <table:table-cell table:formula="of:=([.J117]-[.D117])/[.D117]" office:value-type="percentage" office:value="0.011853136744724" calcext:value-type="percentage">
            <text:p>1.19%</text:p>
          </table:table-cell>
          <table:table-cell table:formula="of:=([.J117]-[.E117])/[.E117]" office:value-type="percentage" office:value="0.0103926096997691" calcext:value-type="percentage">
            <text:p>1.04%</text:p>
          </table:table-cell>
          <table:table-cell table:formula="of:=([.J117]-[.F117])/[.F117]" office:value-type="percentage" office:value="0.00893629287979251" calcext:value-type="percentage">
            <text:p>0.89%</text:p>
          </table:table-cell>
          <table:table-cell table:formula="of:=([.J117]-[.G117])/[.G117]" office:value-type="percentage" office:value="0.00922722029988463" calcext:value-type="percentage">
            <text:p>0.92%</text:p>
          </table:table-cell>
          <table:table-cell table:formula="of:=([.J117]-[.H117])/[.H117]" office:value-type="percentage" office:value="0.00690448791714608" calcext:value-type="percentage">
            <text:p>0.69%</text:p>
          </table:table-cell>
          <table:table-cell table:formula="of:=([.J117]-[.I117])/[.I117]" office:value-type="percentage" office:value="0.00835494093921054" calcext:value-type="percentage">
            <text:p>0.84%</text:p>
          </table:table-cell>
        </table:table-row>
        <table:table-row table:style-name="ro1">
          <table:table-cell office:value-type="float" office:value="351.9" calcext:value-type="float">
            <text:p>351.9</text:p>
          </table:table-cell>
          <table:table-cell table:number-columns-repeated="7" office:value-type="float" office:value="352" calcext:value-type="float">
            <text:p>352</text:p>
          </table:table-cell>
          <table:table-cell office:value-type="float" office:value="351.9" calcext:value-type="float">
            <text:p>351.9</text:p>
          </table:table-cell>
          <table:table-cell table:style-name="ce5" office:value-type="float" office:value="352" calcext:value-type="float">
            <text:p>352</text:p>
          </table:table-cell>
          <table:table-cell table:formula="of:=([.J118]-[.A118])/[.A118]" office:value-type="percentage" office:value="0.000284171639670426" calcext:value-type="percentage">
            <text:p>0.03%</text:p>
          </table:table-cell>
          <table:table-cell table:formula="of:=([.J118]-[.B118])/[.B118]" office:value-type="percentage" office:value="0" calcext:value-type="percentage">
            <text:p>0.00%</text:p>
          </table:table-cell>
          <table:table-cell table:formula="of:=([.J118]-[.C118])/[.C118]" office:value-type="percentage" office:value="0" calcext:value-type="percentage">
            <text:p>0.00%</text:p>
          </table:table-cell>
          <table:table-cell table:formula="of:=([.J118]-[.D118])/[.D118]" office:value-type="percentage" office:value="0" calcext:value-type="percentage">
            <text:p>0.00%</text:p>
          </table:table-cell>
          <table:table-cell table:formula="of:=([.J118]-[.E118])/[.E118]" office:value-type="percentage" office:value="0" calcext:value-type="percentage">
            <text:p>0.00%</text:p>
          </table:table-cell>
          <table:table-cell table:formula="of:=([.J118]-[.F118])/[.F118]" office:value-type="percentage" office:value="0" calcext:value-type="percentage">
            <text:p>0.00%</text:p>
          </table:table-cell>
          <table:table-cell table:formula="of:=([.J118]-[.G118])/[.G118]" office:value-type="percentage" office:value="0" calcext:value-type="percentage">
            <text:p>0.00%</text:p>
          </table:table-cell>
          <table:table-cell table:formula="of:=([.J118]-[.H118])/[.H118]" office:value-type="percentage" office:value="0" calcext:value-type="percentage">
            <text:p>0.00%</text:p>
          </table:table-cell>
          <table:table-cell table:formula="of:=([.J118]-[.I118])/[.I118]" office:value-type="percentage" office:value="0.000284171639670426" calcext:value-type="percentage">
            <text:p>0.03%</text:p>
          </table:table-cell>
        </table:table-row>
        <table:table-row table:style-name="ro1">
          <table:table-cell table:number-columns-repeated="8" office:value-type="float" office:value="352" calcext:value-type="float">
            <text:p>352</text:p>
          </table:table-cell>
          <table:table-cell office:value-type="float" office:value="351.9" calcext:value-type="float">
            <text:p>351.9</text:p>
          </table:table-cell>
          <table:table-cell table:style-name="ce5" office:value-type="float" office:value="352" calcext:value-type="float">
            <text:p>352</text:p>
          </table:table-cell>
          <table:table-cell table:formula="of:=([.J119]-[.A119])/[.A119]" office:value-type="percentage" office:value="0" calcext:value-type="percentage">
            <text:p>0.00%</text:p>
          </table:table-cell>
          <table:table-cell table:formula="of:=([.J119]-[.B119])/[.B119]" office:value-type="percentage" office:value="0" calcext:value-type="percentage">
            <text:p>0.00%</text:p>
          </table:table-cell>
          <table:table-cell table:formula="of:=([.J119]-[.C119])/[.C119]" office:value-type="percentage" office:value="0" calcext:value-type="percentage">
            <text:p>0.00%</text:p>
          </table:table-cell>
          <table:table-cell table:formula="of:=([.J119]-[.D119])/[.D119]" office:value-type="percentage" office:value="0" calcext:value-type="percentage">
            <text:p>0.00%</text:p>
          </table:table-cell>
          <table:table-cell table:formula="of:=([.J119]-[.E119])/[.E119]" office:value-type="percentage" office:value="0" calcext:value-type="percentage">
            <text:p>0.00%</text:p>
          </table:table-cell>
          <table:table-cell table:formula="of:=([.J119]-[.F119])/[.F119]" office:value-type="percentage" office:value="0" calcext:value-type="percentage">
            <text:p>0.00%</text:p>
          </table:table-cell>
          <table:table-cell table:formula="of:=([.J119]-[.G119])/[.G119]" office:value-type="percentage" office:value="0" calcext:value-type="percentage">
            <text:p>0.00%</text:p>
          </table:table-cell>
          <table:table-cell table:formula="of:=([.J119]-[.H119])/[.H119]" office:value-type="percentage" office:value="0" calcext:value-type="percentage">
            <text:p>0.00%</text:p>
          </table:table-cell>
          <table:table-cell table:formula="of:=([.J119]-[.I119])/[.I119]" office:value-type="percentage" office:value="0.000284171639670426" calcext:value-type="percentage">
            <text:p>0.03%</text:p>
          </table:table-cell>
        </table:table-row>
        <table:table-row table:style-name="ro1">
          <table:table-cell table:number-columns-repeated="9" office:value-type="float" office:value="352" calcext:value-type="float">
            <text:p>352</text:p>
          </table:table-cell>
          <table:table-cell table:style-name="ce5" office:value-type="float" office:value="352" calcext:value-type="float">
            <text:p>352</text:p>
          </table:table-cell>
          <table:table-cell table:formula="of:=([.J120]-[.A120])/[.A120]" office:value-type="percentage" office:value="0" calcext:value-type="percentage">
            <text:p>0.00%</text:p>
          </table:table-cell>
          <table:table-cell table:formula="of:=([.J120]-[.B120])/[.B120]" office:value-type="percentage" office:value="0" calcext:value-type="percentage">
            <text:p>0.00%</text:p>
          </table:table-cell>
          <table:table-cell table:formula="of:=([.J120]-[.C120])/[.C120]" office:value-type="percentage" office:value="0" calcext:value-type="percentage">
            <text:p>0.00%</text:p>
          </table:table-cell>
          <table:table-cell table:formula="of:=([.J120]-[.D120])/[.D120]" office:value-type="percentage" office:value="0" calcext:value-type="percentage">
            <text:p>0.00%</text:p>
          </table:table-cell>
          <table:table-cell table:formula="of:=([.J120]-[.E120])/[.E120]" office:value-type="percentage" office:value="0" calcext:value-type="percentage">
            <text:p>0.00%</text:p>
          </table:table-cell>
          <table:table-cell table:formula="of:=([.J120]-[.F120])/[.F120]" office:value-type="percentage" office:value="0" calcext:value-type="percentage">
            <text:p>0.00%</text:p>
          </table:table-cell>
          <table:table-cell table:formula="of:=([.J120]-[.G120])/[.G120]" office:value-type="percentage" office:value="0" calcext:value-type="percentage">
            <text:p>0.00%</text:p>
          </table:table-cell>
          <table:table-cell table:formula="of:=([.J120]-[.H120])/[.H120]" office:value-type="percentage" office:value="0" calcext:value-type="percentage">
            <text:p>0.00%</text:p>
          </table:table-cell>
          <table:table-cell table:formula="of:=([.J120]-[.I120])/[.I12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1.7" calcext:value-type="float">
            <text:p>351.7</text:p>
          </table:table-cell>
          <table:table-cell table:number-columns-repeated="2" office:value-type="float" office:value="352.3" calcext:value-type="float">
            <text:p>352.3</text:p>
          </table:table-cell>
          <table:table-cell office:value-type="float" office:value="351.9" calcext:value-type="float">
            <text:p>351.9</text:p>
          </table:table-cell>
          <table:table-cell office:value-type="float" office:value="352.7" calcext:value-type="float">
            <text:p>352.7</text:p>
          </table:table-cell>
          <table:table-cell office:value-type="float" office:value="352.8" calcext:value-type="float">
            <text:p>352.8</text:p>
          </table:table-cell>
          <table:table-cell office:value-type="float" office:value="352.6" calcext:value-type="float">
            <text:p>352.6</text:p>
          </table:table-cell>
          <table:table-cell office:value-type="float" office:value="352.5" calcext:value-type="float">
            <text:p>352.5</text:p>
          </table:table-cell>
          <table:table-cell office:value-type="float" office:value="352.3" calcext:value-type="float">
            <text:p>352.3</text:p>
          </table:table-cell>
          <table:table-cell table:style-name="ce5" office:value-type="float" office:value="353" calcext:value-type="float">
            <text:p>353</text:p>
          </table:table-cell>
          <table:table-cell table:formula="of:=([.J121]-[.A121])/[.A121]" office:value-type="percentage" office:value="0.00369633210122267" calcext:value-type="percentage">
            <text:p>0.37%</text:p>
          </table:table-cell>
          <table:table-cell table:formula="of:=([.J121]-[.B121])/[.B121]" office:value-type="percentage" office:value="0.00198694294635251" calcext:value-type="percentage">
            <text:p>0.20%</text:p>
          </table:table-cell>
          <table:table-cell table:formula="of:=([.J121]-[.C121])/[.C121]" office:value-type="percentage" office:value="0.00198694294635251" calcext:value-type="percentage">
            <text:p>0.20%</text:p>
          </table:table-cell>
          <table:table-cell table:formula="of:=([.J121]-[.D121])/[.D121]" office:value-type="percentage" office:value="0.00312588803637403" calcext:value-type="percentage">
            <text:p>0.31%</text:p>
          </table:table-cell>
          <table:table-cell table:formula="of:=([.J121]-[.E121])/[.E121]" office:value-type="percentage" office:value="0.000850581230507546" calcext:value-type="percentage">
            <text:p>0.09%</text:p>
          </table:table-cell>
          <table:table-cell table:formula="of:=([.J121]-[.F121])/[.F121]" office:value-type="percentage" office:value="0.000566893424036249" calcext:value-type="percentage">
            <text:p>0.06%</text:p>
          </table:table-cell>
          <table:table-cell table:formula="of:=([.J121]-[.G121])/[.G121]" office:value-type="percentage" office:value="0.00113442994895059" calcext:value-type="percentage">
            <text:p>0.11%</text:p>
          </table:table-cell>
          <table:table-cell table:formula="of:=([.J121]-[.H121])/[.H121]" office:value-type="percentage" office:value="0.00141843971631206" calcext:value-type="percentage">
            <text:p>0.14%</text:p>
          </table:table-cell>
          <table:table-cell table:formula="of:=([.J121]-[.I121])/[.I121]" office:value-type="percentage" office:value="0.00198694294635251" calcext:value-type="percentage">
            <text:p>0.20%</text:p>
          </table:table-cell>
        </table:table-row>
        <table:table-row table:style-name="ro1">
          <table:table-cell office:value-type="float" office:value="338.7" calcext:value-type="float">
            <text:p>338.7</text:p>
          </table:table-cell>
          <table:table-cell office:value-type="float" office:value="339.5" calcext:value-type="float">
            <text:p>339.5</text:p>
          </table:table-cell>
          <table:table-cell office:value-type="float" office:value="338.8" calcext:value-type="float">
            <text:p>338.8</text:p>
          </table:table-cell>
          <table:table-cell office:value-type="float" office:value="339.3" calcext:value-type="float">
            <text:p>339.3</text:p>
          </table:table-cell>
          <table:table-cell office:value-type="float" office:value="339" calcext:value-type="float">
            <text:p>339</text:p>
          </table:table-cell>
          <table:table-cell office:value-type="float" office:value="340.2" calcext:value-type="float">
            <text:p>340.2</text:p>
          </table:table-cell>
          <table:table-cell office:value-type="float" office:value="339.8" calcext:value-type="float">
            <text:p>339.8</text:p>
          </table:table-cell>
          <table:table-cell office:value-type="float" office:value="339.6" calcext:value-type="float">
            <text:p>339.6</text:p>
          </table:table-cell>
          <table:table-cell office:value-type="float" office:value="337.1" calcext:value-type="float">
            <text:p>337.1</text:p>
          </table:table-cell>
          <table:table-cell table:style-name="ce5" office:value-type="float" office:value="346" calcext:value-type="float">
            <text:p>346</text:p>
          </table:table-cell>
          <table:table-cell table:formula="of:=([.J122]-[.A122])/[.A122]" office:value-type="percentage" office:value="0.0215529967522882" calcext:value-type="percentage">
            <text:p>2.16%</text:p>
          </table:table-cell>
          <table:table-cell table:formula="of:=([.J122]-[.B122])/[.B122]" office:value-type="percentage" office:value="0.0191458026509573" calcext:value-type="percentage">
            <text:p>1.91%</text:p>
          </table:table-cell>
          <table:table-cell table:formula="of:=([.J122]-[.C122])/[.C122]" office:value-type="percentage" office:value="0.0212514757969303" calcext:value-type="percentage">
            <text:p>2.13%</text:p>
          </table:table-cell>
          <table:table-cell table:formula="of:=([.J122]-[.D122])/[.D122]" office:value-type="percentage" office:value="0.0197465369879163" calcext:value-type="percentage">
            <text:p>1.97%</text:p>
          </table:table-cell>
          <table:table-cell table:formula="of:=([.J122]-[.E122])/[.E122]" office:value-type="percentage" office:value="0.0206489675516224" calcext:value-type="percentage">
            <text:p>2.06%</text:p>
          </table:table-cell>
          <table:table-cell table:formula="of:=([.J122]-[.F122])/[.F122]" office:value-type="percentage" office:value="0.0170487948265726" calcext:value-type="percentage">
            <text:p>1.70%</text:p>
          </table:table-cell>
          <table:table-cell table:formula="of:=([.J122]-[.G122])/[.G122]" office:value-type="percentage" office:value="0.0182460270747498" calcext:value-type="percentage">
            <text:p>1.82%</text:p>
          </table:table-cell>
          <table:table-cell table:formula="of:=([.J122]-[.H122])/[.H122]" office:value-type="percentage" office:value="0.0188457008244993" calcext:value-type="percentage">
            <text:p>1.88%</text:p>
          </table:table-cell>
          <table:table-cell table:formula="of:=([.J122]-[.I122])/[.I122]" office:value-type="percentage" office:value="0.0264016612281221" calcext:value-type="percentage">
            <text:p>2.64%</text:p>
          </table:table-cell>
        </table:table-row>
        <table:table-row table:style-name="ro1">
          <table:table-cell office:value-type="float" office:value="331.4" calcext:value-type="float">
            <text:p>331.4</text:p>
          </table:table-cell>
          <table:table-cell office:value-type="float" office:value="338" calcext:value-type="float">
            <text:p>338</text:p>
          </table:table-cell>
          <table:table-cell office:value-type="float" office:value="339.3" calcext:value-type="float">
            <text:p>339.3</text:p>
          </table:table-cell>
          <table:table-cell office:value-type="float" office:value="339.4" calcext:value-type="float">
            <text:p>339.4</text:p>
          </table:table-cell>
          <table:table-cell office:value-type="float" office:value="340.8" calcext:value-type="float">
            <text:p>340.8</text:p>
          </table:table-cell>
          <table:table-cell office:value-type="float" office:value="342.8" calcext:value-type="float">
            <text:p>342.8</text:p>
          </table:table-cell>
          <table:table-cell office:value-type="float" office:value="343" calcext:value-type="float">
            <text:p>343</text:p>
          </table:table-cell>
          <table:table-cell office:value-type="float" office:value="342.4" calcext:value-type="float">
            <text:p>342.4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54" calcext:value-type="float">
            <text:p>354</text:p>
          </table:table-cell>
          <table:table-cell table:formula="of:=([.J123]-[.A123])/[.A123]" office:value-type="percentage" office:value="0.0681955340977671" calcext:value-type="percentage">
            <text:p>6.82%</text:p>
          </table:table-cell>
          <table:table-cell table:formula="of:=([.J123]-[.B123])/[.B123]" office:value-type="percentage" office:value="0.0473372781065089" calcext:value-type="percentage">
            <text:p>4.73%</text:p>
          </table:table-cell>
          <table:table-cell table:formula="of:=([.J123]-[.C123])/[.C123]" office:value-type="percentage" office:value="0.0433244916003536" calcext:value-type="percentage">
            <text:p>4.33%</text:p>
          </table:table-cell>
          <table:table-cell table:formula="of:=([.J123]-[.D123])/[.D123]" office:value-type="percentage" office:value="0.043017088980554" calcext:value-type="percentage">
            <text:p>4.30%</text:p>
          </table:table-cell>
          <table:table-cell table:formula="of:=([.J123]-[.E123])/[.E123]" office:value-type="percentage" office:value="0.0387323943661971" calcext:value-type="percentage">
            <text:p>3.87%</text:p>
          </table:table-cell>
          <table:table-cell table:formula="of:=([.J123]-[.F123])/[.F123]" office:value-type="percentage" office:value="0.0326721120186697" calcext:value-type="percentage">
            <text:p>3.27%</text:p>
          </table:table-cell>
          <table:table-cell table:formula="of:=([.J123]-[.G123])/[.G123]" office:value-type="percentage" office:value="0.032069970845481" calcext:value-type="percentage">
            <text:p>3.21%</text:p>
          </table:table-cell>
          <table:table-cell table:formula="of:=([.J123]-[.H123])/[.H123]" office:value-type="percentage" office:value="0.0338785046728973" calcext:value-type="percentage">
            <text:p>3.39%</text:p>
          </table:table-cell>
          <table:table-cell table:formula="of:=([.J123]-[.I123])/[.I123]" office:value-type="percentage" office:value="0.0442477876106195" calcext:value-type="percentage">
            <text:p>4.42%</text:p>
          </table:table-cell>
        </table:table-row>
        <table:table-row table:style-name="ro1">
          <table:table-cell office:value-type="float" office:value="318.8" calcext:value-type="float">
            <text:p>318.8</text:p>
          </table:table-cell>
          <table:table-cell office:value-type="float" office:value="323.5" calcext:value-type="float">
            <text:p>323.5</text:p>
          </table:table-cell>
          <table:table-cell office:value-type="float" office:value="323.6" calcext:value-type="float">
            <text:p>323.6</text:p>
          </table:table-cell>
          <table:table-cell office:value-type="float" office:value="323.4" calcext:value-type="float">
            <text:p>323.4</text:p>
          </table:table-cell>
          <table:table-cell office:value-type="float" office:value="326.7" calcext:value-type="float">
            <text:p>326.7</text:p>
          </table:table-cell>
          <table:table-cell office:value-type="float" office:value="327.7" calcext:value-type="float">
            <text:p>327.7</text:p>
          </table:table-cell>
          <table:table-cell office:value-type="float" office:value="329.4" calcext:value-type="float">
            <text:p>329.4</text:p>
          </table:table-cell>
          <table:table-cell office:value-type="float" office:value="327.9" calcext:value-type="float">
            <text:p>327.9</text:p>
          </table:table-cell>
          <table:table-cell office:value-type="float" office:value="326.1" calcext:value-type="float">
            <text:p>326.1</text:p>
          </table:table-cell>
          <table:table-cell table:style-name="ce5" office:value-type="float" office:value="337" calcext:value-type="float">
            <text:p>337</text:p>
          </table:table-cell>
          <table:table-cell table:formula="of:=([.J124]-[.A124])/[.A124]" office:value-type="percentage" office:value="0.0570890840652446" calcext:value-type="percentage">
            <text:p>5.71%</text:p>
          </table:table-cell>
          <table:table-cell table:formula="of:=([.J124]-[.B124])/[.B124]" office:value-type="percentage" office:value="0.0417310664605873" calcext:value-type="percentage">
            <text:p>4.17%</text:p>
          </table:table-cell>
          <table:table-cell table:formula="of:=([.J124]-[.C124])/[.C124]" office:value-type="percentage" office:value="0.0414091470951792" calcext:value-type="percentage">
            <text:p>4.14%</text:p>
          </table:table-cell>
          <table:table-cell table:formula="of:=([.J124]-[.D124])/[.D124]" office:value-type="percentage" office:value="0.0420531849103278" calcext:value-type="percentage">
            <text:p>4.21%</text:p>
          </table:table-cell>
          <table:table-cell table:formula="of:=([.J124]-[.E124])/[.E124]" office:value-type="percentage" office:value="0.0315273951637588" calcext:value-type="percentage">
            <text:p>3.15%</text:p>
          </table:table-cell>
          <table:table-cell table:formula="of:=([.J124]-[.F124])/[.F124]" office:value-type="percentage" office:value="0.0283796155019836" calcext:value-type="percentage">
            <text:p>2.84%</text:p>
          </table:table-cell>
          <table:table-cell table:formula="of:=([.J124]-[.G124])/[.G124]" office:value-type="percentage" office:value="0.0230722525804494" calcext:value-type="percentage">
            <text:p>2.31%</text:p>
          </table:table-cell>
          <table:table-cell table:formula="of:=([.J124]-[.H124])/[.H124]" office:value-type="percentage" office:value="0.0277523635254652" calcext:value-type="percentage">
            <text:p>2.78%</text:p>
          </table:table-cell>
          <table:table-cell table:formula="of:=([.J124]-[.I124])/[.I124]" office:value-type="percentage" office:value="0.0334253296534805" calcext:value-type="percentage">
            <text:p>3.34%</text:p>
          </table:table-cell>
        </table:table-row>
        <table:table-row table:style-name="ro1">
          <table:table-cell office:value-type="float" office:value="350.3" calcext:value-type="float">
            <text:p>350.3</text:p>
          </table:table-cell>
          <table:table-cell office:value-type="float" office:value="352.1" calcext:value-type="float">
            <text:p>352.1</text:p>
          </table:table-cell>
          <table:table-cell office:value-type="float" office:value="351.4" calcext:value-type="float">
            <text:p>351.4</text:p>
          </table:table-cell>
          <table:table-cell table:number-columns-repeated="2" office:value-type="float" office:value="352.3" calcext:value-type="float">
            <text:p>352.3</text:p>
          </table:table-cell>
          <table:table-cell office:value-type="float" office:value="352.1" calcext:value-type="float">
            <text:p>352.1</text:p>
          </table:table-cell>
          <table:table-cell table:number-columns-repeated="2" office:value-type="float" office:value="352.7" calcext:value-type="float">
            <text:p>352.7</text:p>
          </table:table-cell>
          <table:table-cell office:value-type="float" office:value="351.5" calcext:value-type="float">
            <text:p>351.5</text:p>
          </table:table-cell>
          <table:table-cell office:value-type="float" office:value="356" calcext:value-type="float">
            <text:p>356</text:p>
          </table:table-cell>
          <table:table-cell table:formula="of:=([.J125]-[.A125])/[.A125]" office:value-type="percentage" office:value="0.0162717670568084" calcext:value-type="percentage">
            <text:p>1.63%</text:p>
          </table:table-cell>
          <table:table-cell table:formula="of:=([.J125]-[.B125])/[.B125]" office:value-type="percentage" office:value="0.0110763987503549" calcext:value-type="percentage">
            <text:p>1.11%</text:p>
          </table:table-cell>
          <table:table-cell table:formula="of:=([.J125]-[.C125])/[.C125]" office:value-type="percentage" office:value="0.0130904951622084" calcext:value-type="percentage">
            <text:p>1.31%</text:p>
          </table:table-cell>
          <table:table-cell table:formula="of:=([.J125]-[.D125])/[.D125]" office:value-type="percentage" office:value="0.0105024127164348" calcext:value-type="percentage">
            <text:p>1.05%</text:p>
          </table:table-cell>
          <table:table-cell table:formula="of:=([.J125]-[.E125])/[.E125]" office:value-type="percentage" office:value="0.0105024127164348" calcext:value-type="percentage">
            <text:p>1.05%</text:p>
          </table:table-cell>
          <table:table-cell table:formula="of:=([.J125]-[.F125])/[.F125]" office:value-type="percentage" office:value="0.0110763987503549" calcext:value-type="percentage">
            <text:p>1.11%</text:p>
          </table:table-cell>
          <table:table-cell table:formula="of:=([.J125]-[.G125])/[.G125]" office:value-type="percentage" office:value="0.00935639353558268" calcext:value-type="percentage">
            <text:p>0.94%</text:p>
          </table:table-cell>
          <table:table-cell table:formula="of:=([.J125]-[.H125])/[.H125]" office:value-type="percentage" office:value="0.00935639353558268" calcext:value-type="percentage">
            <text:p>0.94%</text:p>
          </table:table-cell>
          <table:table-cell table:formula="of:=([.J125]-[.I125])/[.I125]" office:value-type="percentage" office:value="0.0128022759601707" calcext:value-type="percentage">
            <text:p>1.28%</text:p>
          </table:table-cell>
        </table:table-row>
        <table:table-row table:style-name="ro1">
          <table:table-cell office:value-type="float" office:value="347.6" calcext:value-type="float">
            <text:p>347.6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float" office:value="347.8" calcext:value-type="float">
            <text:p>347.8</text:p>
          </table:table-cell>
          <table:table-cell office:value-type="float" office:value="348.4" calcext:value-type="float">
            <text:p>348.4</text:p>
          </table:table-cell>
          <table:table-cell office:value-type="float" office:value="348.3" calcext:value-type="float">
            <text:p>348.3</text:p>
          </table:table-cell>
          <table:table-cell office:value-type="float" office:value="348.7" calcext:value-type="float">
            <text:p>348.7</text:p>
          </table:table-cell>
          <table:table-cell office:value-type="float" office:value="348.8" calcext:value-type="float">
            <text:p>348.8</text:p>
          </table:table-cell>
          <table:table-cell office:value-type="float" office:value="346.6" calcext:value-type="float">
            <text:p>346.6</text:p>
          </table:table-cell>
          <table:table-cell office:value-type="float" office:value="353" calcext:value-type="float">
            <text:p>353</text:p>
          </table:table-cell>
          <table:table-cell table:formula="of:=([.J126]-[.A126])/[.A126]" office:value-type="percentage" office:value="0.0155350978135788" calcext:value-type="percentage">
            <text:p>1.55%</text:p>
          </table:table-cell>
          <table:table-cell table:formula="of:=([.J126]-[.B126])/[.B126]" office:value-type="percentage" office:value="0.014367816091954" calcext:value-type="percentage">
            <text:p>1.44%</text:p>
          </table:table-cell>
          <table:table-cell table:formula="of:=([.J126]-[.C126])/[.C126]" office:value-type="percentage" office:value="0.014367816091954" calcext:value-type="percentage">
            <text:p>1.44%</text:p>
          </table:table-cell>
          <table:table-cell table:formula="of:=([.J126]-[.D126])/[.D126]" office:value-type="percentage" office:value="0.0149511213341" calcext:value-type="percentage">
            <text:p>1.50%</text:p>
          </table:table-cell>
          <table:table-cell table:formula="of:=([.J126]-[.E126])/[.E126]" office:value-type="percentage" office:value="0.0132032146957521" calcext:value-type="percentage">
            <text:p>1.32%</text:p>
          </table:table-cell>
          <table:table-cell table:formula="of:=([.J126]-[.F126])/[.F126]" office:value-type="percentage" office:value="0.013494114269308" calcext:value-type="percentage">
            <text:p>1.35%</text:p>
          </table:table-cell>
          <table:table-cell table:formula="of:=([.J126]-[.G126])/[.G126]" office:value-type="percentage" office:value="0.0123315170633783" calcext:value-type="percentage">
            <text:p>1.23%</text:p>
          </table:table-cell>
          <table:table-cell table:formula="of:=([.J126]-[.H126])/[.H126]" office:value-type="percentage" office:value="0.0120412844036697" calcext:value-type="percentage">
            <text:p>1.20%</text:p>
          </table:table-cell>
          <table:table-cell table:formula="of:=([.J126]-[.I126])/[.I126]" office:value-type="percentage" office:value="0.0184650894402769" calcext:value-type="percentage">
            <text:p>1.85%</text:p>
          </table:table-cell>
        </table:table-row>
        <table:table-row table:style-name="ro1">
          <table:table-cell office:value-type="float" office:value="356.8" calcext:value-type="float">
            <text:p>356.8</text:p>
          </table:table-cell>
          <table:table-cell table:number-columns-repeated="9" office:value-type="float" office:value="357" calcext:value-type="float">
            <text:p>357</text:p>
          </table:table-cell>
          <table:table-cell table:formula="of:=([.J127]-[.A127])/[.A127]" office:value-type="percentage" office:value="0.000560538116591896" calcext:value-type="percentage">
            <text:p>0.06%</text:p>
          </table:table-cell>
          <table:table-cell table:formula="of:=([.J127]-[.B127])/[.B127]" office:value-type="percentage" office:value="0" calcext:value-type="percentage">
            <text:p>0.00%</text:p>
          </table:table-cell>
          <table:table-cell table:formula="of:=([.J127]-[.C127])/[.C127]" office:value-type="percentage" office:value="0" calcext:value-type="percentage">
            <text:p>0.00%</text:p>
          </table:table-cell>
          <table:table-cell table:formula="of:=([.J127]-[.D127])/[.D127]" office:value-type="percentage" office:value="0" calcext:value-type="percentage">
            <text:p>0.00%</text:p>
          </table:table-cell>
          <table:table-cell table:formula="of:=([.J127]-[.E127])/[.E127]" office:value-type="percentage" office:value="0" calcext:value-type="percentage">
            <text:p>0.00%</text:p>
          </table:table-cell>
          <table:table-cell table:formula="of:=([.J127]-[.F127])/[.F127]" office:value-type="percentage" office:value="0" calcext:value-type="percentage">
            <text:p>0.00%</text:p>
          </table:table-cell>
          <table:table-cell table:formula="of:=([.J127]-[.G127])/[.G127]" office:value-type="percentage" office:value="0" calcext:value-type="percentage">
            <text:p>0.00%</text:p>
          </table:table-cell>
          <table:table-cell table:formula="of:=([.J127]-[.H127])/[.H127]" office:value-type="percentage" office:value="0" calcext:value-type="percentage">
            <text:p>0.00%</text:p>
          </table:table-cell>
          <table:table-cell table:formula="of:=([.J127]-[.I127])/[.I12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4.8" calcext:value-type="float">
            <text:p>354.8</text:p>
          </table:table-cell>
          <table:table-cell office:value-type="float" office:value="355.5" calcext:value-type="float">
            <text:p>355.5</text:p>
          </table:table-cell>
          <table:table-cell office:value-type="float" office:value="355.6" calcext:value-type="float">
            <text:p>355.6</text:p>
          </table:table-cell>
          <table:table-cell office:value-type="float" office:value="356.3" calcext:value-type="float">
            <text:p>356.3</text:p>
          </table:table-cell>
          <table:table-cell office:value-type="float" office:value="355.8" calcext:value-type="float">
            <text:p>355.8</text:p>
          </table:table-cell>
          <table:table-cell office:value-type="float" office:value="356.3" calcext:value-type="float">
            <text:p>356.3</text:p>
          </table:table-cell>
          <table:table-cell office:value-type="float" office:value="356.2" calcext:value-type="float">
            <text:p>356.2</text:p>
          </table:table-cell>
          <table:table-cell office:value-type="float" office:value="356.3" calcext:value-type="float">
            <text:p>356.3</text:p>
          </table:table-cell>
          <table:table-cell office:value-type="float" office:value="355.5" calcext:value-type="float">
            <text:p>355.5</text:p>
          </table:table-cell>
          <table:table-cell office:value-type="float" office:value="357" calcext:value-type="float">
            <text:p>357</text:p>
          </table:table-cell>
          <table:table-cell table:formula="of:=([.J128]-[.A128])/[.A128]" office:value-type="percentage" office:value="0.00620067643742951" calcext:value-type="percentage">
            <text:p>0.62%</text:p>
          </table:table-cell>
          <table:table-cell table:formula="of:=([.J128]-[.B128])/[.B128]" office:value-type="percentage" office:value="0.00421940928270042" calcext:value-type="percentage">
            <text:p>0.42%</text:p>
          </table:table-cell>
          <table:table-cell table:formula="of:=([.J128]-[.C128])/[.C128]" office:value-type="percentage" office:value="0.00393700787401568" calcext:value-type="percentage">
            <text:p>0.39%</text:p>
          </table:table-cell>
          <table:table-cell table:formula="of:=([.J128]-[.D128])/[.D128]" office:value-type="percentage" office:value="0.00196463654223965" calcext:value-type="percentage">
            <text:p>0.20%</text:p>
          </table:table-cell>
          <table:table-cell table:formula="of:=([.J128]-[.E128])/[.E128]" office:value-type="percentage" office:value="0.00337268128161885" calcext:value-type="percentage">
            <text:p>0.34%</text:p>
          </table:table-cell>
          <table:table-cell table:formula="of:=([.J128]-[.F128])/[.F128]" office:value-type="percentage" office:value="0.00196463654223965" calcext:value-type="percentage">
            <text:p>0.20%</text:p>
          </table:table-cell>
          <table:table-cell table:formula="of:=([.J128]-[.G128])/[.G128]" office:value-type="percentage" office:value="0.00224592925322855" calcext:value-type="percentage">
            <text:p>0.22%</text:p>
          </table:table-cell>
          <table:table-cell table:formula="of:=([.J128]-[.H128])/[.H128]" office:value-type="percentage" office:value="0.00196463654223965" calcext:value-type="percentage">
            <text:p>0.20%</text:p>
          </table:table-cell>
          <table:table-cell table:formula="of:=([.J128]-[.I128])/[.I128]" office:value-type="percentage" office:value="0.00421940928270042" calcext:value-type="percentage">
            <text:p>0.42%</text:p>
          </table:table-cell>
        </table:table-row>
        <table:table-row table:style-name="ro1">
          <table:table-cell office:value-type="float" office:value="355.7" calcext:value-type="float">
            <text:p>355.7</text:p>
          </table:table-cell>
          <table:table-cell office:value-type="float" office:value="355.9" calcext:value-type="float">
            <text:p>355.9</text:p>
          </table:table-cell>
          <table:table-cell office:value-type="float" office:value="356.2" calcext:value-type="float">
            <text:p>356.2</text:p>
          </table:table-cell>
          <table:table-cell office:value-type="float" office:value="356.3" calcext:value-type="float">
            <text:p>356.3</text:p>
          </table:table-cell>
          <table:table-cell office:value-type="float" office:value="356.5" calcext:value-type="float">
            <text:p>356.5</text:p>
          </table:table-cell>
          <table:table-cell office:value-type="float" office:value="356.7" calcext:value-type="float">
            <text:p>356.7</text:p>
          </table:table-cell>
          <table:table-cell office:value-type="float" office:value="357" calcext:value-type="float">
            <text:p>357</text:p>
          </table:table-cell>
          <table:table-cell office:value-type="float" office:value="356.9" calcext:value-type="float">
            <text:p>356.9</text:p>
          </table:table-cell>
          <table:table-cell office:value-type="float" office:value="357.1" calcext:value-type="float">
            <text:p>357.1</text:p>
          </table:table-cell>
          <table:table-cell table:style-name="ce5" office:value-type="float" office:value="358" calcext:value-type="float">
            <text:p>358</text:p>
          </table:table-cell>
          <table:table-cell table:formula="of:=([.J129]-[.A129])/[.A129]" office:value-type="percentage" office:value="0.00646612313747543" calcext:value-type="percentage">
            <text:p>0.65%</text:p>
          </table:table-cell>
          <table:table-cell table:formula="of:=([.J129]-[.B129])/[.B129]" office:value-type="percentage" office:value="0.0059005338578253" calcext:value-type="percentage">
            <text:p>0.59%</text:p>
          </table:table-cell>
          <table:table-cell table:formula="of:=([.J129]-[.C129])/[.C129]" office:value-type="percentage" office:value="0.00505334081976421" calcext:value-type="percentage">
            <text:p>0.51%</text:p>
          </table:table-cell>
          <table:table-cell table:formula="of:=([.J129]-[.D129])/[.D129]" office:value-type="percentage" office:value="0.00477126017401063" calcext:value-type="percentage">
            <text:p>0.48%</text:p>
          </table:table-cell>
          <table:table-cell table:formula="of:=([.J129]-[.E129])/[.E129]" office:value-type="percentage" office:value="0.00420757363253857" calcext:value-type="percentage">
            <text:p>0.42%</text:p>
          </table:table-cell>
          <table:table-cell table:formula="of:=([.J129]-[.F129])/[.F129]" office:value-type="percentage" office:value="0.00364451920381276" calcext:value-type="percentage">
            <text:p>0.36%</text:p>
          </table:table-cell>
          <table:table-cell table:formula="of:=([.J129]-[.G129])/[.G129]" office:value-type="percentage" office:value="0.00280112044817927" calcext:value-type="percentage">
            <text:p>0.28%</text:p>
          </table:table-cell>
          <table:table-cell table:formula="of:=([.J129]-[.H129])/[.H129]" office:value-type="percentage" office:value="0.00308209582516117" calcext:value-type="percentage">
            <text:p>0.31%</text:p>
          </table:table-cell>
          <table:table-cell table:formula="of:=([.J129]-[.I129])/[.I129]" office:value-type="percentage" office:value="0.00252030243629229" calcext:value-type="percentage">
            <text:p>0.25%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7.8" calcext:value-type="float">
            <text:p>357.8</text:p>
          </table:table-cell>
          <table:table-cell office:value-type="float" office:value="358.2" calcext:value-type="float">
            <text:p>358.2</text:p>
          </table:table-cell>
          <table:table-cell office:value-type="float" office:value="358.4" calcext:value-type="float">
            <text:p>358.4</text:p>
          </table:table-cell>
          <table:table-cell office:value-type="float" office:value="358.1" calcext:value-type="float">
            <text:p>358.1</text:p>
          </table:table-cell>
          <table:table-cell office:value-type="float" office:value="358.2" calcext:value-type="float">
            <text:p>358.2</text:p>
          </table:table-cell>
          <table:table-cell office:value-type="float" office:value="358.9" calcext:value-type="float">
            <text:p>358.9</text:p>
          </table:table-cell>
          <table:table-cell office:value-type="float" office:value="358.4" calcext:value-type="float">
            <text:p>358.4</text:p>
          </table:table-cell>
          <table:table-cell office:value-type="float" office:value="357.5" calcext:value-type="float">
            <text:p>357.5</text:p>
          </table:table-cell>
          <table:table-cell table:style-name="ce5" office:value-type="float" office:value="360" calcext:value-type="float">
            <text:p>360</text:p>
          </table:table-cell>
          <table:table-cell table:formula="of:=([.J130]-[.A130])/[.A130]" office:value-type="percentage" office:value="0.00558659217877095" calcext:value-type="percentage">
            <text:p>0.56%</text:p>
          </table:table-cell>
          <table:table-cell table:formula="of:=([.J130]-[.B130])/[.B130]" office:value-type="percentage" office:value="0.0061486864169927" calcext:value-type="percentage">
            <text:p>0.61%</text:p>
          </table:table-cell>
          <table:table-cell table:formula="of:=([.J130]-[.C130])/[.C130]" office:value-type="percentage" office:value="0.00502512562814074" calcext:value-type="percentage">
            <text:p>0.50%</text:p>
          </table:table-cell>
          <table:table-cell table:formula="of:=([.J130]-[.D130])/[.D130]" office:value-type="percentage" office:value="0.00446428571428578" calcext:value-type="percentage">
            <text:p>0.45%</text:p>
          </table:table-cell>
          <table:table-cell table:formula="of:=([.J130]-[.E130])/[.E130]" office:value-type="percentage" office:value="0.00530578050823786" calcext:value-type="percentage">
            <text:p>0.53%</text:p>
          </table:table-cell>
          <table:table-cell table:formula="of:=([.J130]-[.F130])/[.F130]" office:value-type="percentage" office:value="0.00502512562814074" calcext:value-type="percentage">
            <text:p>0.50%</text:p>
          </table:table-cell>
          <table:table-cell table:formula="of:=([.J130]-[.G130])/[.G130]" office:value-type="percentage" office:value="0.00306492059069385" calcext:value-type="percentage">
            <text:p>0.31%</text:p>
          </table:table-cell>
          <table:table-cell table:formula="of:=([.J130]-[.H130])/[.H130]" office:value-type="percentage" office:value="0.00446428571428578" calcext:value-type="percentage">
            <text:p>0.45%</text:p>
          </table:table-cell>
          <table:table-cell table:formula="of:=([.J130]-[.I130])/[.I130]" office:value-type="percentage" office:value="0.00699300699300699" calcext:value-type="percentage">
            <text:p>0.70%</text:p>
          </table:table-cell>
        </table:table-row>
        <table:table-row table:style-name="ro1">
          <table:table-cell office:value-type="float" office:value="326.8" calcext:value-type="float">
            <text:p>326.8</text:p>
          </table:table-cell>
          <table:table-cell office:value-type="float" office:value="327.6" calcext:value-type="float">
            <text:p>327.6</text:p>
          </table:table-cell>
          <table:table-cell office:value-type="float" office:value="327.5" calcext:value-type="float">
            <text:p>327.5</text:p>
          </table:table-cell>
          <table:table-cell office:value-type="float" office:value="327.8" calcext:value-type="float">
            <text:p>327.8</text:p>
          </table:table-cell>
          <table:table-cell office:value-type="float" office:value="327.5" calcext:value-type="float">
            <text:p>327.5</text:p>
          </table:table-cell>
          <table:table-cell office:value-type="float" office:value="328" calcext:value-type="float">
            <text:p>328</text:p>
          </table:table-cell>
          <table:table-cell office:value-type="float" office:value="328.5" calcext:value-type="float">
            <text:p>328.5</text:p>
          </table:table-cell>
          <table:table-cell office:value-type="float" office:value="328.3" calcext:value-type="float">
            <text:p>328.3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32" calcext:value-type="float">
            <text:p>332</text:p>
          </table:table-cell>
          <table:table-cell table:formula="of:=([.J131]-[.A131])/[.A131]" office:value-type="percentage" office:value="0.0159118727050183" calcext:value-type="percentage">
            <text:p>1.59%</text:p>
          </table:table-cell>
          <table:table-cell table:formula="of:=([.J131]-[.B131])/[.B131]" office:value-type="percentage" office:value="0.0134310134310134" calcext:value-type="percentage">
            <text:p>1.34%</text:p>
          </table:table-cell>
          <table:table-cell table:formula="of:=([.J131]-[.C131])/[.C131]" office:value-type="percentage" office:value="0.0137404580152672" calcext:value-type="percentage">
            <text:p>1.37%</text:p>
          </table:table-cell>
          <table:table-cell table:formula="of:=([.J131]-[.D131])/[.D131]" office:value-type="percentage" office:value="0.0128126906650396" calcext:value-type="percentage">
            <text:p>1.28%</text:p>
          </table:table-cell>
          <table:table-cell table:formula="of:=([.J131]-[.E131])/[.E131]" office:value-type="percentage" office:value="0.0137404580152672" calcext:value-type="percentage">
            <text:p>1.37%</text:p>
          </table:table-cell>
          <table:table-cell table:formula="of:=([.J131]-[.F131])/[.F131]" office:value-type="percentage" office:value="0.0121951219512195" calcext:value-type="percentage">
            <text:p>1.22%</text:p>
          </table:table-cell>
          <table:table-cell table:formula="of:=([.J131]-[.G131])/[.G131]" office:value-type="percentage" office:value="0.0106544901065449" calcext:value-type="percentage">
            <text:p>1.07%</text:p>
          </table:table-cell>
          <table:table-cell table:formula="of:=([.J131]-[.H131])/[.H131]" office:value-type="percentage" office:value="0.0112701797136765" calcext:value-type="percentage">
            <text:p>1.13%</text:p>
          </table:table-cell>
          <table:table-cell table:formula="of:=([.J131]-[.I131])/[.I131]" office:value-type="percentage" office:value="0.0184049079754601" calcext:value-type="percentage">
            <text:p>1.84%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8.5" calcext:value-type="float">
            <text:p>318.5</text:p>
          </table:table-cell>
          <table:table-cell office:value-type="float" office:value="319.3" calcext:value-type="float">
            <text:p>319.3</text:p>
          </table:table-cell>
          <table:table-cell office:value-type="float" office:value="319.1" calcext:value-type="float">
            <text:p>319.1</text:p>
          </table:table-cell>
          <table:table-cell office:value-type="float" office:value="320.5" calcext:value-type="float">
            <text:p>320.5</text:p>
          </table:table-cell>
          <table:table-cell office:value-type="float" office:value="323.6" calcext:value-type="float">
            <text:p>323.6</text:p>
          </table:table-cell>
          <table:table-cell office:value-type="float" office:value="323.4" calcext:value-type="float">
            <text:p>323.4</text:p>
          </table:table-cell>
          <table:table-cell office:value-type="float" office:value="324" calcext:value-type="float">
            <text:p>324</text:p>
          </table:table-cell>
          <table:table-cell office:value-type="float" office:value="322.8" calcext:value-type="float">
            <text:p>322.8</text:p>
          </table:table-cell>
          <table:table-cell table:style-name="ce5" office:value-type="float" office:value="343" calcext:value-type="float">
            <text:p>343</text:p>
          </table:table-cell>
          <table:table-cell table:formula="of:=([.J132]-[.A132])/[.A132]" office:value-type="percentage" office:value="0.0958466453674121" calcext:value-type="percentage">
            <text:p>9.58%</text:p>
          </table:table-cell>
          <table:table-cell table:formula="of:=([.J132]-[.B132])/[.B132]" office:value-type="percentage" office:value="0.0769230769230769" calcext:value-type="percentage">
            <text:p>7.69%</text:p>
          </table:table-cell>
          <table:table-cell table:formula="of:=([.J132]-[.C132])/[.C132]" office:value-type="percentage" office:value="0.0742248668963357" calcext:value-type="percentage">
            <text:p>7.42%</text:p>
          </table:table-cell>
          <table:table-cell table:formula="of:=([.J132]-[.D132])/[.D132]" office:value-type="percentage" office:value="0.0748981510498276" calcext:value-type="percentage">
            <text:p>7.49%</text:p>
          </table:table-cell>
          <table:table-cell table:formula="of:=([.J132]-[.E132])/[.E132]" office:value-type="percentage" office:value="0.0702028081123245" calcext:value-type="percentage">
            <text:p>7.02%</text:p>
          </table:table-cell>
          <table:table-cell table:formula="of:=([.J132]-[.F132])/[.F132]" office:value-type="percentage" office:value="0.0599505562422743" calcext:value-type="percentage">
            <text:p>6.00%</text:p>
          </table:table-cell>
          <table:table-cell table:formula="of:=([.J132]-[.G132])/[.G132]" office:value-type="percentage" office:value="0.0606060606060607" calcext:value-type="percentage">
            <text:p>6.06%</text:p>
          </table:table-cell>
          <table:table-cell table:formula="of:=([.J132]-[.H132])/[.H132]" office:value-type="percentage" office:value="0.058641975308642" calcext:value-type="percentage">
            <text:p>5.86%</text:p>
          </table:table-cell>
          <table:table-cell table:formula="of:=([.J132]-[.I132])/[.I132]" office:value-type="percentage" office:value="0.0625774473358116" calcext:value-type="percentage">
            <text:p>6.26%</text:p>
          </table:table-cell>
        </table:table-row>
        <table:table-row table:style-name="ro1">
          <table:table-cell office:value-type="float" office:value="328.2" calcext:value-type="float">
            <text:p>328.2</text:p>
          </table:table-cell>
          <table:table-cell office:value-type="float" office:value="328.8" calcext:value-type="float">
            <text:p>328.8</text:p>
          </table:table-cell>
          <table:table-cell office:value-type="float" office:value="329.4" calcext:value-type="float">
            <text:p>329.4</text:p>
          </table:table-cell>
          <table:table-cell office:value-type="float" office:value="330" calcext:value-type="float">
            <text:p>330</text:p>
          </table:table-cell>
          <table:table-cell office:value-type="float" office:value="329.1" calcext:value-type="float">
            <text:p>329.1</text:p>
          </table:table-cell>
          <table:table-cell office:value-type="float" office:value="329.6" calcext:value-type="float">
            <text:p>329.6</text:p>
          </table:table-cell>
          <table:table-cell office:value-type="float" office:value="329.9" calcext:value-type="float">
            <text:p>329.9</text:p>
          </table:table-cell>
          <table:table-cell office:value-type="float" office:value="329.4" calcext:value-type="float">
            <text:p>329.4</text:p>
          </table:table-cell>
          <table:table-cell office:value-type="float" office:value="327.5" calcext:value-type="float">
            <text:p>327.5</text:p>
          </table:table-cell>
          <table:table-cell table:style-name="ce5" office:value-type="float" office:value="335" calcext:value-type="float">
            <text:p>335</text:p>
          </table:table-cell>
          <table:table-cell table:formula="of:=([.J133]-[.A133])/[.A133]" office:value-type="percentage" office:value="0.0207190737355272" calcext:value-type="percentage">
            <text:p>2.07%</text:p>
          </table:table-cell>
          <table:table-cell table:formula="of:=([.J133]-[.B133])/[.B133]" office:value-type="percentage" office:value="0.0188564476885644" calcext:value-type="percentage">
            <text:p>1.89%</text:p>
          </table:table-cell>
          <table:table-cell table:formula="of:=([.J133]-[.C133])/[.C133]" office:value-type="percentage" office:value="0.0170006071645417" calcext:value-type="percentage">
            <text:p>1.70%</text:p>
          </table:table-cell>
          <table:table-cell table:formula="of:=([.J133]-[.D133])/[.D133]" office:value-type="percentage" office:value="0.0151515151515152" calcext:value-type="percentage">
            <text:p>1.52%</text:p>
          </table:table-cell>
          <table:table-cell table:formula="of:=([.J133]-[.E133])/[.E133]" office:value-type="percentage" office:value="0.0179276815557581" calcext:value-type="percentage">
            <text:p>1.79%</text:p>
          </table:table-cell>
          <table:table-cell table:formula="of:=([.J133]-[.F133])/[.F133]" office:value-type="percentage" office:value="0.016383495145631" calcext:value-type="percentage">
            <text:p>1.64%</text:p>
          </table:table-cell>
          <table:table-cell table:formula="of:=([.J133]-[.G133])/[.G133]" office:value-type="percentage" office:value="0.0154592300697182" calcext:value-type="percentage">
            <text:p>1.55%</text:p>
          </table:table-cell>
          <table:table-cell table:formula="of:=([.J133]-[.H133])/[.H133]" office:value-type="percentage" office:value="0.0170006071645417" calcext:value-type="percentage">
            <text:p>1.70%</text:p>
          </table:table-cell>
          <table:table-cell table:formula="of:=([.J133]-[.I133])/[.I133]" office:value-type="percentage" office:value="0.0229007633587786" calcext:value-type="percentage">
            <text:p>2.29%</text:p>
          </table:table-cell>
        </table:table-row>
        <table:table-row table:style-name="ro1">
          <table:table-cell office:value-type="float" office:value="317.4" calcext:value-type="float">
            <text:p>317.4</text:p>
          </table:table-cell>
          <table:table-cell office:value-type="float" office:value="320.6" calcext:value-type="float">
            <text:p>320.6</text:p>
          </table:table-cell>
          <table:table-cell office:value-type="float" office:value="321.9" calcext:value-type="float">
            <text:p>321.9</text:p>
          </table:table-cell>
          <table:table-cell office:value-type="float" office:value="320" calcext:value-type="float">
            <text:p>320</text:p>
          </table:table-cell>
          <table:table-cell office:value-type="float" office:value="322.5" calcext:value-type="float">
            <text:p>322.5</text:p>
          </table:table-cell>
          <table:table-cell office:value-type="float" office:value="324.8" calcext:value-type="float">
            <text:p>324.8</text:p>
          </table:table-cell>
          <table:table-cell office:value-type="float" office:value="324.2" calcext:value-type="float">
            <text:p>324.2</text:p>
          </table:table-cell>
          <table:table-cell office:value-type="float" office:value="323.6" calcext:value-type="float">
            <text:p>323.6</text:p>
          </table:table-cell>
          <table:table-cell office:value-type="float" office:value="318.7" calcext:value-type="float">
            <text:p>318.7</text:p>
          </table:table-cell>
          <table:table-cell office:value-type="float" office:value="339" calcext:value-type="float">
            <text:p>339</text:p>
          </table:table-cell>
          <table:table-cell table:formula="of:=([.J134]-[.A134])/[.A134]" office:value-type="percentage" office:value="0.0680529300567109" calcext:value-type="percentage">
            <text:p>6.81%</text:p>
          </table:table-cell>
          <table:table-cell table:formula="of:=([.J134]-[.B134])/[.B134]" office:value-type="percentage" office:value="0.0573923892701185" calcext:value-type="percentage">
            <text:p>5.74%</text:p>
          </table:table-cell>
          <table:table-cell table:formula="of:=([.J134]-[.C134])/[.C134]" office:value-type="percentage" office:value="0.0531220876048463" calcext:value-type="percentage">
            <text:p>5.31%</text:p>
          </table:table-cell>
          <table:table-cell table:formula="of:=([.J134]-[.D134])/[.D134]" office:value-type="percentage" office:value="0.059375" calcext:value-type="percentage">
            <text:p>5.94%</text:p>
          </table:table-cell>
          <table:table-cell table:formula="of:=([.J134]-[.E134])/[.E134]" office:value-type="percentage" office:value="0.0511627906976744" calcext:value-type="percentage">
            <text:p>5.12%</text:p>
          </table:table-cell>
          <table:table-cell table:formula="of:=([.J134]-[.F134])/[.F134]" office:value-type="percentage" office:value="0.0437192118226601" calcext:value-type="percentage">
            <text:p>4.37%</text:p>
          </table:table-cell>
          <table:table-cell table:formula="of:=([.J134]-[.G134])/[.G134]" office:value-type="percentage" office:value="0.0456508328192474" calcext:value-type="percentage">
            <text:p>4.57%</text:p>
          </table:table-cell>
          <table:table-cell table:formula="of:=([.J134]-[.H134])/[.H134]" office:value-type="percentage" office:value="0.0475896168108776" calcext:value-type="percentage">
            <text:p>4.76%</text:p>
          </table:table-cell>
          <table:table-cell table:formula="of:=([.J134]-[.I134])/[.I134]" office:value-type="percentage" office:value="0.0636962660809539" calcext:value-type="percentage">
            <text:p>6.37%</text:p>
          </table:table-cell>
        </table:table-row>
        <table:table-row table:style-name="ro1">
          <table:table-cell table:number-columns-repeated="9" office:value-type="float" office:value="369" calcext:value-type="float">
            <text:p>369</text:p>
          </table:table-cell>
          <table:table-cell table:style-name="ce5" office:value-type="float" office:value="369" calcext:value-type="float">
            <text:p>369</text:p>
          </table:table-cell>
          <table:table-cell table:formula="of:=([.J135]-[.A135])/[.A135]" office:value-type="percentage" office:value="0" calcext:value-type="percentage">
            <text:p>0.00%</text:p>
          </table:table-cell>
          <table:table-cell table:formula="of:=([.J135]-[.B135])/[.B135]" office:value-type="percentage" office:value="0" calcext:value-type="percentage">
            <text:p>0.00%</text:p>
          </table:table-cell>
          <table:table-cell table:formula="of:=([.J135]-[.C135])/[.C135]" office:value-type="percentage" office:value="0" calcext:value-type="percentage">
            <text:p>0.00%</text:p>
          </table:table-cell>
          <table:table-cell table:formula="of:=([.J135]-[.D135])/[.D135]" office:value-type="percentage" office:value="0" calcext:value-type="percentage">
            <text:p>0.00%</text:p>
          </table:table-cell>
          <table:table-cell table:formula="of:=([.J135]-[.E135])/[.E135]" office:value-type="percentage" office:value="0" calcext:value-type="percentage">
            <text:p>0.00%</text:p>
          </table:table-cell>
          <table:table-cell table:formula="of:=([.J135]-[.F135])/[.F135]" office:value-type="percentage" office:value="0" calcext:value-type="percentage">
            <text:p>0.00%</text:p>
          </table:table-cell>
          <table:table-cell table:formula="of:=([.J135]-[.G135])/[.G135]" office:value-type="percentage" office:value="0" calcext:value-type="percentage">
            <text:p>0.00%</text:p>
          </table:table-cell>
          <table:table-cell table:formula="of:=([.J135]-[.H135])/[.H135]" office:value-type="percentage" office:value="0" calcext:value-type="percentage">
            <text:p>0.00%</text:p>
          </table:table-cell>
          <table:table-cell table:formula="of:=([.J135]-[.I135])/[.I13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31.9" calcext:value-type="float">
            <text:p>331.9</text:p>
          </table:table-cell>
          <table:table-cell office:value-type="float" office:value="334" calcext:value-type="float">
            <text:p>334</text:p>
          </table:table-cell>
          <table:table-cell office:value-type="float" office:value="334.8" calcext:value-type="float">
            <text:p>334.8</text:p>
          </table:table-cell>
          <table:table-cell office:value-type="float" office:value="334.2" calcext:value-type="float">
            <text:p>334.2</text:p>
          </table:table-cell>
          <table:table-cell office:value-type="float" office:value="334" calcext:value-type="float">
            <text:p>334</text:p>
          </table:table-cell>
          <table:table-cell office:value-type="float" office:value="334.3" calcext:value-type="float">
            <text:p>334.3</text:p>
          </table:table-cell>
          <table:table-cell office:value-type="float" office:value="335.1" calcext:value-type="float">
            <text:p>335.1</text:p>
          </table:table-cell>
          <table:table-cell office:value-type="float" office:value="335.2" calcext:value-type="float">
            <text:p>335.2</text:p>
          </table:table-cell>
          <table:table-cell office:value-type="float" office:value="332" calcext:value-type="float">
            <text:p>332</text:p>
          </table:table-cell>
          <table:table-cell table:style-name="ce5" office:value-type="float" office:value="340" calcext:value-type="float">
            <text:p>340</text:p>
          </table:table-cell>
          <table:table-cell table:formula="of:=([.J136]-[.A136])/[.A136]" office:value-type="percentage" office:value="0.0244049412473637" calcext:value-type="percentage">
            <text:p>2.44%</text:p>
          </table:table-cell>
          <table:table-cell table:formula="of:=([.J136]-[.B136])/[.B136]" office:value-type="percentage" office:value="0.0179640718562874" calcext:value-type="percentage">
            <text:p>1.80%</text:p>
          </table:table-cell>
          <table:table-cell table:formula="of:=([.J136]-[.C136])/[.C136]" office:value-type="percentage" office:value="0.015531660692951" calcext:value-type="percentage">
            <text:p>1.55%</text:p>
          </table:table-cell>
          <table:table-cell table:formula="of:=([.J136]-[.D136])/[.D136]" office:value-type="percentage" office:value="0.0173548773189707" calcext:value-type="percentage">
            <text:p>1.74%</text:p>
          </table:table-cell>
          <table:table-cell table:formula="of:=([.J136]-[.E136])/[.E136]" office:value-type="percentage" office:value="0.0179640718562874" calcext:value-type="percentage">
            <text:p>1.80%</text:p>
          </table:table-cell>
          <table:table-cell table:formula="of:=([.J136]-[.F136])/[.F136]" office:value-type="percentage" office:value="0.017050553395154" calcext:value-type="percentage">
            <text:p>1.71%</text:p>
          </table:table-cell>
          <table:table-cell table:formula="of:=([.J136]-[.G136])/[.G136]" office:value-type="percentage" office:value="0.0146225007460459" calcext:value-type="percentage">
            <text:p>1.46%</text:p>
          </table:table-cell>
          <table:table-cell table:formula="of:=([.J136]-[.H136])/[.H136]" office:value-type="percentage" office:value="0.0143198090692124" calcext:value-type="percentage">
            <text:p>1.43%</text:p>
          </table:table-cell>
          <table:table-cell table:formula="of:=([.J136]-[.I136])/[.I136]" office:value-type="percentage" office:value="0.0240963855421687" calcext:value-type="percentage">
            <text:p>2.41%</text:p>
          </table:table-cell>
        </table:table-row>
        <table:table-row table:style-name="ro1">
          <table:table-cell office:value-type="float" office:value="366.8" calcext:value-type="float">
            <text:p>366.8</text:p>
          </table:table-cell>
          <table:table-cell office:value-type="float" office:value="367.1" calcext:value-type="float">
            <text:p>367.1</text:p>
          </table:table-cell>
          <table:table-cell office:value-type="float" office:value="366.8" calcext:value-type="float">
            <text:p>366.8</text:p>
          </table:table-cell>
          <table:table-cell office:value-type="float" office:value="367" calcext:value-type="float">
            <text:p>367</text:p>
          </table:table-cell>
          <table:table-cell office:value-type="float" office:value="367.1" calcext:value-type="float">
            <text:p>367.1</text:p>
          </table:table-cell>
          <table:table-cell office:value-type="float" office:value="367.7" calcext:value-type="float">
            <text:p>367.7</text:p>
          </table:table-cell>
          <table:table-cell office:value-type="float" office:value="367.4" calcext:value-type="float">
            <text:p>367.4</text:p>
          </table:table-cell>
          <table:table-cell office:value-type="float" office:value="368.1" calcext:value-type="float">
            <text:p>368.1</text:p>
          </table:table-cell>
          <table:table-cell office:value-type="float" office:value="367.1" calcext:value-type="float">
            <text:p>367.1</text:p>
          </table:table-cell>
          <table:table-cell office:value-type="float" office:value="370" calcext:value-type="float">
            <text:p>370</text:p>
          </table:table-cell>
          <table:table-cell table:formula="of:=([.J137]-[.A137])/[.A137]" office:value-type="percentage" office:value="0.00872410032715373" calcext:value-type="percentage">
            <text:p>0.87%</text:p>
          </table:table-cell>
          <table:table-cell table:formula="of:=([.J137]-[.B137])/[.B137]" office:value-type="percentage" office:value="0.00789975483519471" calcext:value-type="percentage">
            <text:p>0.79%</text:p>
          </table:table-cell>
          <table:table-cell table:formula="of:=([.J137]-[.C137])/[.C137]" office:value-type="percentage" office:value="0.00872410032715373" calcext:value-type="percentage">
            <text:p>0.87%</text:p>
          </table:table-cell>
          <table:table-cell table:formula="of:=([.J137]-[.D137])/[.D137]" office:value-type="percentage" office:value="0.00817438692098093" calcext:value-type="percentage">
            <text:p>0.82%</text:p>
          </table:table-cell>
          <table:table-cell table:formula="of:=([.J137]-[.E137])/[.E137]" office:value-type="percentage" office:value="0.00789975483519471" calcext:value-type="percentage">
            <text:p>0.79%</text:p>
          </table:table-cell>
          <table:table-cell table:formula="of:=([.J137]-[.F137])/[.F137]" office:value-type="percentage" office:value="0.00625509926570577" calcext:value-type="percentage">
            <text:p>0.63%</text:p>
          </table:table-cell>
          <table:table-cell table:formula="of:=([.J137]-[.G137])/[.G137]" office:value-type="percentage" office:value="0.00707675557974965" calcext:value-type="percentage">
            <text:p>0.71%</text:p>
          </table:table-cell>
          <table:table-cell table:formula="of:=([.J137]-[.H137])/[.H137]" office:value-type="percentage" office:value="0.00516164085846231" calcext:value-type="percentage">
            <text:p>0.52%</text:p>
          </table:table-cell>
          <table:table-cell table:formula="of:=([.J137]-[.I137])/[.I137]" office:value-type="percentage" office:value="0.00789975483519471" calcext:value-type="percentage">
            <text:p>0.79%</text:p>
          </table:table-cell>
        </table:table-row>
        <table:table-row table:style-name="ro1">
          <table:table-cell office:value-type="float" office:value="326.9" calcext:value-type="float">
            <text:p>326.9</text:p>
          </table:table-cell>
          <table:table-cell table:number-columns-repeated="2" office:value-type="float" office:value="327.1" calcext:value-type="float">
            <text:p>327.1</text:p>
          </table:table-cell>
          <table:table-cell office:value-type="float" office:value="327.2" calcext:value-type="float">
            <text:p>327.2</text:p>
          </table:table-cell>
          <table:table-cell office:value-type="float" office:value="327.6" calcext:value-type="float">
            <text:p>327.6</text:p>
          </table:table-cell>
          <table:table-cell office:value-type="float" office:value="326.8" calcext:value-type="float">
            <text:p>326.8</text:p>
          </table:table-cell>
          <table:table-cell table:number-columns-repeated="2" office:value-type="float" office:value="327.3" calcext:value-type="float">
            <text:p>327.3</text:p>
          </table:table-cell>
          <table:table-cell office:value-type="float" office:value="326.2" calcext:value-type="float">
            <text:p>326.2</text:p>
          </table:table-cell>
          <table:table-cell table:style-name="ce5" office:value-type="float" office:value="331" calcext:value-type="float">
            <text:p>331</text:p>
          </table:table-cell>
          <table:table-cell table:formula="of:=([.J138]-[.A138])/[.A138]" office:value-type="percentage" office:value="0.0125420617925972" calcext:value-type="percentage">
            <text:p>1.25%</text:p>
          </table:table-cell>
          <table:table-cell table:formula="of:=([.J138]-[.B138])/[.B138]" office:value-type="percentage" office:value="0.0119229593396514" calcext:value-type="percentage">
            <text:p>1.19%</text:p>
          </table:table-cell>
          <table:table-cell table:formula="of:=([.J138]-[.C138])/[.C138]" office:value-type="percentage" office:value="0.0119229593396514" calcext:value-type="percentage">
            <text:p>1.19%</text:p>
          </table:table-cell>
          <table:table-cell table:formula="of:=([.J138]-[.D138])/[.D138]" office:value-type="percentage" office:value="0.0116136919315404" calcext:value-type="percentage">
            <text:p>1.16%</text:p>
          </table:table-cell>
          <table:table-cell table:formula="of:=([.J138]-[.E138])/[.E138]" office:value-type="percentage" office:value="0.0103785103785103" calcext:value-type="percentage">
            <text:p>1.04%</text:p>
          </table:table-cell>
          <table:table-cell table:formula="of:=([.J138]-[.F138])/[.F138]" office:value-type="percentage" office:value="0.0128518971848225" calcext:value-type="percentage">
            <text:p>1.29%</text:p>
          </table:table-cell>
          <table:table-cell table:formula="of:=([.J138]-[.G138])/[.G138]" office:value-type="percentage" office:value="0.0113046135044302" calcext:value-type="percentage">
            <text:p>1.13%</text:p>
          </table:table-cell>
          <table:table-cell table:formula="of:=([.J138]-[.H138])/[.H138]" office:value-type="percentage" office:value="0.0113046135044302" calcext:value-type="percentage">
            <text:p>1.13%</text:p>
          </table:table-cell>
          <table:table-cell table:formula="of:=([.J138]-[.I138])/[.I138]" office:value-type="percentage" office:value="0.0147148988350705" calcext:value-type="percentage">
            <text:p>1.47%</text:p>
          </table:table-cell>
        </table:table-row>
        <table:table-row table:style-name="ro1">
          <table:table-cell office:value-type="float" office:value="321.8" calcext:value-type="float">
            <text:p>321.8</text:p>
          </table:table-cell>
          <table:table-cell office:value-type="float" office:value="327.6" calcext:value-type="float">
            <text:p>327.6</text:p>
          </table:table-cell>
          <table:table-cell office:value-type="float" office:value="325.9" calcext:value-type="float">
            <text:p>325.9</text:p>
          </table:table-cell>
          <table:table-cell office:value-type="float" office:value="327.3" calcext:value-type="float">
            <text:p>327.3</text:p>
          </table:table-cell>
          <table:table-cell office:value-type="float" office:value="328.5" calcext:value-type="float">
            <text:p>328.5</text:p>
          </table:table-cell>
          <table:table-cell office:value-type="float" office:value="329" calcext:value-type="float">
            <text:p>329</text:p>
          </table:table-cell>
          <table:table-cell office:value-type="float" office:value="331.1" calcext:value-type="float">
            <text:p>331.1</text:p>
          </table:table-cell>
          <table:table-cell office:value-type="float" office:value="331.6" calcext:value-type="float">
            <text:p>331.6</text:p>
          </table:table-cell>
          <table:table-cell office:value-type="float" office:value="329.7" calcext:value-type="float">
            <text:p>329.7</text:p>
          </table:table-cell>
          <table:table-cell table:style-name="ce5" office:value-type="float" office:value="335" calcext:value-type="float">
            <text:p>335</text:p>
          </table:table-cell>
          <table:table-cell table:formula="of:=([.J139]-[.A139])/[.A139]" office:value-type="percentage" office:value="0.041019266625233" calcext:value-type="percentage">
            <text:p>4.10%</text:p>
          </table:table-cell>
          <table:table-cell table:formula="of:=([.J139]-[.B139])/[.B139]" office:value-type="percentage" office:value="0.0225885225885225" calcext:value-type="percentage">
            <text:p>2.26%</text:p>
          </table:table-cell>
          <table:table-cell table:formula="of:=([.J139]-[.C139])/[.C139]" office:value-type="percentage" office:value="0.0279226756673827" calcext:value-type="percentage">
            <text:p>2.79%</text:p>
          </table:table-cell>
          <table:table-cell table:formula="of:=([.J139]-[.D139])/[.D139]" office:value-type="percentage" office:value="0.0235258172930033" calcext:value-type="percentage">
            <text:p>2.35%</text:p>
          </table:table-cell>
          <table:table-cell table:formula="of:=([.J139]-[.E139])/[.E139]" office:value-type="percentage" office:value="0.0197869101978691" calcext:value-type="percentage">
            <text:p>1.98%</text:p>
          </table:table-cell>
          <table:table-cell table:formula="of:=([.J139]-[.F139])/[.F139]" office:value-type="percentage" office:value="0.0182370820668693" calcext:value-type="percentage">
            <text:p>1.82%</text:p>
          </table:table-cell>
          <table:table-cell table:formula="of:=([.J139]-[.G139])/[.G139]" office:value-type="percentage" office:value="0.0117789187556629" calcext:value-type="percentage">
            <text:p>1.18%</text:p>
          </table:table-cell>
          <table:table-cell table:formula="of:=([.J139]-[.H139])/[.H139]" office:value-type="percentage" office:value="0.0102533172496984" calcext:value-type="percentage">
            <text:p>1.03%</text:p>
          </table:table-cell>
          <table:table-cell table:formula="of:=([.J139]-[.I139])/[.I139]" office:value-type="percentage" office:value="0.016075219896876" calcext:value-type="percentage">
            <text:p>1.61%</text:p>
          </table:table-cell>
        </table:table-row>
        <table:table-row table:style-name="ro1">
          <table:table-cell office:value-type="float" office:value="363.7" calcext:value-type="float">
            <text:p>363.7</text:p>
          </table:table-cell>
          <table:table-cell office:value-type="float" office:value="365.4" calcext:value-type="float">
            <text:p>365.4</text:p>
          </table:table-cell>
          <table:table-cell office:value-type="float" office:value="366.3" calcext:value-type="float">
            <text:p>366.3</text:p>
          </table:table-cell>
          <table:table-cell office:value-type="float" office:value="366.5" calcext:value-type="float">
            <text:p>366.5</text:p>
          </table:table-cell>
          <table:table-cell table:number-columns-repeated="2" office:value-type="float" office:value="366.4" calcext:value-type="float">
            <text:p>366.4</text:p>
          </table:table-cell>
          <table:table-cell office:value-type="float" office:value="367.4" calcext:value-type="float">
            <text:p>367.4</text:p>
          </table:table-cell>
          <table:table-cell office:value-type="float" office:value="366.7" calcext:value-type="float">
            <text:p>366.7</text:p>
          </table:table-cell>
          <table:table-cell office:value-type="float" office:value="366.3" calcext:value-type="float">
            <text:p>366.3</text:p>
          </table:table-cell>
          <table:table-cell office:value-type="float" office:value="371" calcext:value-type="float">
            <text:p>371</text:p>
          </table:table-cell>
          <table:table-cell table:formula="of:=([.J140]-[.A140])/[.A140]" office:value-type="percentage" office:value="0.0200714874896893" calcext:value-type="percentage">
            <text:p>2.01%</text:p>
          </table:table-cell>
          <table:table-cell table:formula="of:=([.J140]-[.B140])/[.B140]" office:value-type="percentage" office:value="0.0153256704980844" calcext:value-type="percentage">
            <text:p>1.53%</text:p>
          </table:table-cell>
          <table:table-cell table:formula="of:=([.J140]-[.C140])/[.C140]" office:value-type="percentage" office:value="0.0128310128310128" calcext:value-type="percentage">
            <text:p>1.28%</text:p>
          </table:table-cell>
          <table:table-cell table:formula="of:=([.J140]-[.D140])/[.D140]" office:value-type="percentage" office:value="0.0122783083219645" calcext:value-type="percentage">
            <text:p>1.23%</text:p>
          </table:table-cell>
          <table:table-cell table:formula="of:=([.J140]-[.E140])/[.E140]" office:value-type="percentage" office:value="0.0125545851528385" calcext:value-type="percentage">
            <text:p>1.26%</text:p>
          </table:table-cell>
          <table:table-cell table:formula="of:=([.J140]-[.F140])/[.F140]" office:value-type="percentage" office:value="0.0125545851528385" calcext:value-type="percentage">
            <text:p>1.26%</text:p>
          </table:table-cell>
          <table:table-cell table:formula="of:=([.J140]-[.G140])/[.G140]" office:value-type="percentage" office:value="0.00979858464888411" calcext:value-type="percentage">
            <text:p>0.98%</text:p>
          </table:table-cell>
          <table:table-cell table:formula="of:=([.J140]-[.H140])/[.H140]" office:value-type="percentage" office:value="0.0117262067084811" calcext:value-type="percentage">
            <text:p>1.17%</text:p>
          </table:table-cell>
          <table:table-cell table:formula="of:=([.J140]-[.I140])/[.I140]" office:value-type="percentage" office:value="0.0128310128310128" calcext:value-type="percentage">
            <text:p>1.28%</text:p>
          </table:table-cell>
        </table:table-row>
        <table:table-row table:style-name="ro1">
          <table:table-cell table:number-columns-repeated="9" office:value-type="float" office:value="371" calcext:value-type="float">
            <text:p>371</text:p>
          </table:table-cell>
          <table:table-cell table:style-name="ce5" office:value-type="float" office:value="371" calcext:value-type="float">
            <text:p>371</text:p>
          </table:table-cell>
          <table:table-cell table:formula="of:=([.J141]-[.A141])/[.A141]" office:value-type="percentage" office:value="0" calcext:value-type="percentage">
            <text:p>0.00%</text:p>
          </table:table-cell>
          <table:table-cell table:formula="of:=([.J141]-[.B141])/[.B141]" office:value-type="percentage" office:value="0" calcext:value-type="percentage">
            <text:p>0.00%</text:p>
          </table:table-cell>
          <table:table-cell table:formula="of:=([.J141]-[.C141])/[.C141]" office:value-type="percentage" office:value="0" calcext:value-type="percentage">
            <text:p>0.00%</text:p>
          </table:table-cell>
          <table:table-cell table:formula="of:=([.J141]-[.D141])/[.D141]" office:value-type="percentage" office:value="0" calcext:value-type="percentage">
            <text:p>0.00%</text:p>
          </table:table-cell>
          <table:table-cell table:formula="of:=([.J141]-[.E141])/[.E141]" office:value-type="percentage" office:value="0" calcext:value-type="percentage">
            <text:p>0.00%</text:p>
          </table:table-cell>
          <table:table-cell table:formula="of:=([.J141]-[.F141])/[.F141]" office:value-type="percentage" office:value="0" calcext:value-type="percentage">
            <text:p>0.00%</text:p>
          </table:table-cell>
          <table:table-cell table:formula="of:=([.J141]-[.G141])/[.G141]" office:value-type="percentage" office:value="0" calcext:value-type="percentage">
            <text:p>0.00%</text:p>
          </table:table-cell>
          <table:table-cell table:formula="of:=([.J141]-[.H141])/[.H141]" office:value-type="percentage" office:value="0" calcext:value-type="percentage">
            <text:p>0.00%</text:p>
          </table:table-cell>
          <table:table-cell table:formula="of:=([.J141]-[.I141])/[.I14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27.3" calcext:value-type="float">
            <text:p>327.3</text:p>
          </table:table-cell>
          <table:table-cell office:value-type="float" office:value="328.2" calcext:value-type="float">
            <text:p>328.2</text:p>
          </table:table-cell>
          <table:table-cell office:value-type="float" office:value="328.1" calcext:value-type="float">
            <text:p>328.1</text:p>
          </table:table-cell>
          <table:table-cell office:value-type="float" office:value="328.7" calcext:value-type="float">
            <text:p>328.7</text:p>
          </table:table-cell>
          <table:table-cell office:value-type="float" office:value="328.5" calcext:value-type="float">
            <text:p>328.5</text:p>
          </table:table-cell>
          <table:table-cell office:value-type="float" office:value="328.7" calcext:value-type="float">
            <text:p>328.7</text:p>
          </table:table-cell>
          <table:table-cell office:value-type="float" office:value="328.8" calcext:value-type="float">
            <text:p>328.8</text:p>
          </table:table-cell>
          <table:table-cell office:value-type="float" office:value="328.5" calcext:value-type="float">
            <text:p>328.5</text:p>
          </table:table-cell>
          <table:table-cell office:value-type="float" office:value="326.8" calcext:value-type="float">
            <text:p>326.8</text:p>
          </table:table-cell>
          <table:table-cell table:style-name="ce5" office:value-type="float" office:value="332" calcext:value-type="float">
            <text:p>332</text:p>
          </table:table-cell>
          <table:table-cell table:formula="of:=([.J142]-[.A142])/[.A142]" office:value-type="percentage" office:value="0.0143599144515734" calcext:value-type="percentage">
            <text:p>1.44%</text:p>
          </table:table-cell>
          <table:table-cell table:formula="of:=([.J142]-[.B142])/[.B142]" office:value-type="percentage" office:value="0.0115783059110299" calcext:value-type="percentage">
            <text:p>1.16%</text:p>
          </table:table-cell>
          <table:table-cell table:formula="of:=([.J142]-[.C142])/[.C142]" office:value-type="percentage" office:value="0.0118866199329472" calcext:value-type="percentage">
            <text:p>1.19%</text:p>
          </table:table-cell>
          <table:table-cell table:formula="of:=([.J142]-[.D142])/[.D142]" office:value-type="percentage" office:value="0.0100395497414056" calcext:value-type="percentage">
            <text:p>1.00%</text:p>
          </table:table-cell>
          <table:table-cell table:formula="of:=([.J142]-[.E142])/[.E142]" office:value-type="percentage" office:value="0.0106544901065449" calcext:value-type="percentage">
            <text:p>1.07%</text:p>
          </table:table-cell>
          <table:table-cell table:formula="of:=([.J142]-[.F142])/[.F142]" office:value-type="percentage" office:value="0.0100395497414056" calcext:value-type="percentage">
            <text:p>1.00%</text:p>
          </table:table-cell>
          <table:table-cell table:formula="of:=([.J142]-[.G142])/[.G142]" office:value-type="percentage" office:value="0.00973236009732357" calcext:value-type="percentage">
            <text:p>0.97%</text:p>
          </table:table-cell>
          <table:table-cell table:formula="of:=([.J142]-[.H142])/[.H142]" office:value-type="percentage" office:value="0.0106544901065449" calcext:value-type="percentage">
            <text:p>1.07%</text:p>
          </table:table-cell>
          <table:table-cell table:formula="of:=([.J142]-[.I142])/[.I142]" office:value-type="percentage" office:value="0.0159118727050183" calcext:value-type="percentage">
            <text:p>1.59%</text:p>
          </table:table-cell>
        </table:table-row>
        <table:table-row table:style-name="ro1">
          <table:table-cell office:value-type="float" office:value="371.6" calcext:value-type="float">
            <text:p>371.6</text:p>
          </table:table-cell>
          <table:table-cell table:number-columns-repeated="6" office:value-type="float" office:value="372" calcext:value-type="float">
            <text:p>372</text:p>
          </table:table-cell>
          <table:table-cell office:value-type="float" office:value="371.9" calcext:value-type="float">
            <text:p>371.9</text:p>
          </table:table-cell>
          <table:table-cell office:value-type="float" office:value="372" calcext:value-type="float">
            <text:p>372</text:p>
          </table:table-cell>
          <table:table-cell table:style-name="ce5" office:value-type="float" office:value="372" calcext:value-type="float">
            <text:p>372</text:p>
          </table:table-cell>
          <table:table-cell table:formula="of:=([.J143]-[.A143])/[.A143]" office:value-type="percentage" office:value="0.0010764262648008" calcext:value-type="percentage">
            <text:p>0.11%</text:p>
          </table:table-cell>
          <table:table-cell table:formula="of:=([.J143]-[.B143])/[.B143]" office:value-type="percentage" office:value="0" calcext:value-type="percentage">
            <text:p>0.00%</text:p>
          </table:table-cell>
          <table:table-cell table:formula="of:=([.J143]-[.C143])/[.C143]" office:value-type="percentage" office:value="0" calcext:value-type="percentage">
            <text:p>0.00%</text:p>
          </table:table-cell>
          <table:table-cell table:formula="of:=([.J143]-[.D143])/[.D143]" office:value-type="percentage" office:value="0" calcext:value-type="percentage">
            <text:p>0.00%</text:p>
          </table:table-cell>
          <table:table-cell table:formula="of:=([.J143]-[.E143])/[.E143]" office:value-type="percentage" office:value="0" calcext:value-type="percentage">
            <text:p>0.00%</text:p>
          </table:table-cell>
          <table:table-cell table:formula="of:=([.J143]-[.F143])/[.F143]" office:value-type="percentage" office:value="0" calcext:value-type="percentage">
            <text:p>0.00%</text:p>
          </table:table-cell>
          <table:table-cell table:formula="of:=([.J143]-[.G143])/[.G143]" office:value-type="percentage" office:value="0" calcext:value-type="percentage">
            <text:p>0.00%</text:p>
          </table:table-cell>
          <table:table-cell table:formula="of:=([.J143]-[.H143])/[.H143]" office:value-type="percentage" office:value="0.000268889486421142" calcext:value-type="percentage">
            <text:p>0.03%</text:p>
          </table:table-cell>
          <table:table-cell table:formula="of:=([.J143]-[.I143])/[.I14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68.4" calcext:value-type="float">
            <text:p>368.4</text:p>
          </table:table-cell>
          <table:table-cell office:value-type="float" office:value="369.6" calcext:value-type="float">
            <text:p>369.6</text:p>
          </table:table-cell>
          <table:table-cell office:value-type="float" office:value="370.1" calcext:value-type="float">
            <text:p>370.1</text:p>
          </table:table-cell>
          <table:table-cell office:value-type="float" office:value="369.8" calcext:value-type="float">
            <text:p>369.8</text:p>
          </table:table-cell>
          <table:table-cell office:value-type="float" office:value="370.4" calcext:value-type="float">
            <text:p>370.4</text:p>
          </table:table-cell>
          <table:table-cell office:value-type="float" office:value="370.5" calcext:value-type="float">
            <text:p>370.5</text:p>
          </table:table-cell>
          <table:table-cell office:value-type="float" office:value="370.8" calcext:value-type="float">
            <text:p>370.8</text:p>
          </table:table-cell>
          <table:table-cell office:value-type="float" office:value="370.9" calcext:value-type="float">
            <text:p>370.9</text:p>
          </table:table-cell>
          <table:table-cell office:value-type="float" office:value="370.5" calcext:value-type="float">
            <text:p>370.5</text:p>
          </table:table-cell>
          <table:table-cell table:style-name="ce5" office:value-type="float" office:value="373" calcext:value-type="float">
            <text:p>373</text:p>
          </table:table-cell>
          <table:table-cell table:formula="of:=([.J144]-[.A144])/[.A144]" office:value-type="percentage" office:value="0.0124864277958741" calcext:value-type="percentage">
            <text:p>1.25%</text:p>
          </table:table-cell>
          <table:table-cell table:formula="of:=([.J144]-[.B144])/[.B144]" office:value-type="percentage" office:value="0.00919913419913414" calcext:value-type="percentage">
            <text:p>0.92%</text:p>
          </table:table-cell>
          <table:table-cell table:formula="of:=([.J144]-[.C144])/[.C144]" office:value-type="percentage" office:value="0.00783572007565517" calcext:value-type="percentage">
            <text:p>0.78%</text:p>
          </table:table-cell>
          <table:table-cell table:formula="of:=([.J144]-[.D144])/[.D144]" office:value-type="percentage" office:value="0.0086533261222282" calcext:value-type="percentage">
            <text:p>0.87%</text:p>
          </table:table-cell>
          <table:table-cell table:formula="of:=([.J144]-[.E144])/[.E144]" office:value-type="percentage" office:value="0.00701943844492447" calcext:value-type="percentage">
            <text:p>0.70%</text:p>
          </table:table-cell>
          <table:table-cell table:formula="of:=([.J144]-[.F144])/[.F144]" office:value-type="percentage" office:value="0.0067476383265857" calcext:value-type="percentage">
            <text:p>0.67%</text:p>
          </table:table-cell>
          <table:table-cell table:formula="of:=([.J144]-[.G144])/[.G144]" office:value-type="percentage" office:value="0.00593311758360299" calcext:value-type="percentage">
            <text:p>0.59%</text:p>
          </table:table-cell>
          <table:table-cell table:formula="of:=([.J144]-[.H144])/[.H144]" office:value-type="percentage" office:value="0.00566190347802648" calcext:value-type="percentage">
            <text:p>0.57%</text:p>
          </table:table-cell>
          <table:table-cell table:formula="of:=([.J144]-[.I144])/[.I144]" office:value-type="percentage" office:value="0.0067476383265857" calcext:value-type="percentage">
            <text:p>0.67%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float" office:value="364.2" calcext:value-type="float">
            <text:p>364.2</text:p>
          </table:table-cell>
          <table:table-cell office:value-type="float" office:value="363.9" calcext:value-type="float">
            <text:p>363.9</text:p>
          </table:table-cell>
          <table:table-cell office:value-type="float" office:value="364.7" calcext:value-type="float">
            <text:p>364.7</text:p>
          </table:table-cell>
          <table:table-cell office:value-type="float" office:value="365.2" calcext:value-type="float">
            <text:p>365.2</text:p>
          </table:table-cell>
          <table:table-cell office:value-type="float" office:value="365.7" calcext:value-type="float">
            <text:p>365.7</text:p>
          </table:table-cell>
          <table:table-cell office:value-type="float" office:value="366.3" calcext:value-type="float">
            <text:p>366.3</text:p>
          </table:table-cell>
          <table:table-cell office:value-type="float" office:value="365.3" calcext:value-type="float">
            <text:p>365.3</text:p>
          </table:table-cell>
          <table:table-cell table:style-name="ce5" office:value-type="float" office:value="373" calcext:value-type="float">
            <text:p>373</text:p>
          </table:table-cell>
          <table:table-cell table:formula="of:=([.J145]-[.A145])/[.A145]" office:value-type="percentage" office:value="0.0303867403314917" calcext:value-type="percentage">
            <text:p>3.04%</text:p>
          </table:table-cell>
          <table:table-cell table:formula="of:=([.J145]-[.B145])/[.B145]" office:value-type="percentage" office:value="0.0241625480505217" calcext:value-type="percentage">
            <text:p>2.42%</text:p>
          </table:table-cell>
          <table:table-cell table:formula="of:=([.J145]-[.C145])/[.C145]" office:value-type="percentage" office:value="0.0241625480505217" calcext:value-type="percentage">
            <text:p>2.42%</text:p>
          </table:table-cell>
          <table:table-cell table:formula="of:=([.J145]-[.D145])/[.D145]" office:value-type="percentage" office:value="0.0250068700192361" calcext:value-type="percentage">
            <text:p>2.50%</text:p>
          </table:table-cell>
          <table:table-cell table:formula="of:=([.J145]-[.E145])/[.E145]" office:value-type="percentage" office:value="0.0227584315876063" calcext:value-type="percentage">
            <text:p>2.28%</text:p>
          </table:table-cell>
          <table:table-cell table:formula="of:=([.J145]-[.F145])/[.F145]" office:value-type="percentage" office:value="0.0213581599123768" calcext:value-type="percentage">
            <text:p>2.14%</text:p>
          </table:table-cell>
          <table:table-cell table:formula="of:=([.J145]-[.G145])/[.G145]" office:value-type="percentage" office:value="0.0199617172545803" calcext:value-type="percentage">
            <text:p>2.00%</text:p>
          </table:table-cell>
          <table:table-cell table:formula="of:=([.J145]-[.H145])/[.H145]" office:value-type="percentage" office:value="0.0182910182910183" calcext:value-type="percentage">
            <text:p>1.83%</text:p>
          </table:table-cell>
          <table:table-cell table:formula="of:=([.J145]-[.I145])/[.I145]" office:value-type="percentage" office:value="0.0210785655625513" calcext:value-type="percentage">
            <text:p>2.11%</text:p>
          </table:table-cell>
        </table:table-row>
        <table:table-row table:style-name="ro1">
          <table:table-cell office:value-type="float" office:value="315.4" calcext:value-type="float">
            <text:p>315.4</text:p>
          </table:table-cell>
          <table:table-cell office:value-type="float" office:value="321" calcext:value-type="float">
            <text:p>321</text:p>
          </table:table-cell>
          <table:table-cell office:value-type="float" office:value="321.8" calcext:value-type="float">
            <text:p>321.8</text:p>
          </table:table-cell>
          <table:table-cell office:value-type="float" office:value="323.6" calcext:value-type="float">
            <text:p>323.6</text:p>
          </table:table-cell>
          <table:table-cell office:value-type="float" office:value="324.7" calcext:value-type="float">
            <text:p>324.7</text:p>
          </table:table-cell>
          <table:table-cell office:value-type="float" office:value="325.6" calcext:value-type="float">
            <text:p>325.6</text:p>
          </table:table-cell>
          <table:table-cell office:value-type="float" office:value="329" calcext:value-type="float">
            <text:p>329</text:p>
          </table:table-cell>
          <table:table-cell office:value-type="float" office:value="327.2" calcext:value-type="float">
            <text:p>327.2</text:p>
          </table:table-cell>
          <table:table-cell office:value-type="float" office:value="322.2" calcext:value-type="float">
            <text:p>322.2</text:p>
          </table:table-cell>
          <table:table-cell table:style-name="ce5" office:value-type="float" office:value="352" calcext:value-type="float">
            <text:p>352</text:p>
          </table:table-cell>
          <table:table-cell table:formula="of:=([.J146]-[.A146])/[.A146]" office:value-type="percentage" office:value="0.116043119847812" calcext:value-type="percentage">
            <text:p>11.60%</text:p>
          </table:table-cell>
          <table:table-cell table:formula="of:=([.J146]-[.B146])/[.B146]" office:value-type="percentage" office:value="0.0965732087227414" calcext:value-type="percentage">
            <text:p>9.66%</text:p>
          </table:table-cell>
          <table:table-cell table:formula="of:=([.J146]-[.C146])/[.C146]" office:value-type="percentage" office:value="0.093847110006215" calcext:value-type="percentage">
            <text:p>9.38%</text:p>
          </table:table-cell>
          <table:table-cell table:formula="of:=([.J146]-[.D146])/[.D146]" office:value-type="percentage" office:value="0.0877626699629171" calcext:value-type="percentage">
            <text:p>8.78%</text:p>
          </table:table-cell>
          <table:table-cell table:formula="of:=([.J146]-[.E146])/[.E146]" office:value-type="percentage" office:value="0.0840776101016323" calcext:value-type="percentage">
            <text:p>8.41%</text:p>
          </table:table-cell>
          <table:table-cell table:formula="of:=([.J146]-[.F146])/[.F146]" office:value-type="percentage" office:value="0.081081081081081" calcext:value-type="percentage">
            <text:p>8.11%</text:p>
          </table:table-cell>
          <table:table-cell table:formula="of:=([.J146]-[.G146])/[.G146]" office:value-type="percentage" office:value="0.0699088145896657" calcext:value-type="percentage">
            <text:p>6.99%</text:p>
          </table:table-cell>
          <table:table-cell table:formula="of:=([.J146]-[.H146])/[.H146]" office:value-type="percentage" office:value="0.0757946210268949" calcext:value-type="percentage">
            <text:p>7.58%</text:p>
          </table:table-cell>
          <table:table-cell table:formula="of:=([.J146]-[.I146])/[.I146]" office:value-type="percentage" office:value="0.0924891371818747" calcext:value-type="percentage">
            <text:p>9.25%</text:p>
          </table:table-cell>
        </table:table-row>
        <table:table-row table:style-name="ro1">
          <table:table-cell office:value-type="float" office:value="352.5" calcext:value-type="float">
            <text:p>352.5</text:p>
          </table:table-cell>
          <table:table-cell office:value-type="float" office:value="353.7" calcext:value-type="float">
            <text:p>353.7</text:p>
          </table:table-cell>
          <table:table-cell office:value-type="float" office:value="354" calcext:value-type="float">
            <text:p>354</text:p>
          </table:table-cell>
          <table:table-cell office:value-type="float" office:value="352.2" calcext:value-type="float">
            <text:p>352.2</text:p>
          </table:table-cell>
          <table:table-cell office:value-type="float" office:value="354.2" calcext:value-type="float">
            <text:p>354.2</text:p>
          </table:table-cell>
          <table:table-cell office:value-type="float" office:value="354.7" calcext:value-type="float">
            <text:p>354.7</text:p>
          </table:table-cell>
          <table:table-cell office:value-type="float" office:value="354.6" calcext:value-type="float">
            <text:p>354.6</text:p>
          </table:table-cell>
          <table:table-cell office:value-type="float" office:value="354.8" calcext:value-type="float">
            <text:p>354.8</text:p>
          </table:table-cell>
          <table:table-cell office:value-type="float" office:value="352.1" calcext:value-type="float">
            <text:p>352.1</text:p>
          </table:table-cell>
          <table:table-cell table:style-name="ce5" office:value-type="float" office:value="359" calcext:value-type="float">
            <text:p>359</text:p>
          </table:table-cell>
          <table:table-cell table:formula="of:=([.J147]-[.A147])/[.A147]" office:value-type="percentage" office:value="0.0184397163120567" calcext:value-type="percentage">
            <text:p>1.84%</text:p>
          </table:table-cell>
          <table:table-cell table:formula="of:=([.J147]-[.B147])/[.B147]" office:value-type="percentage" office:value="0.014984450098954" calcext:value-type="percentage">
            <text:p>1.50%</text:p>
          </table:table-cell>
          <table:table-cell table:formula="of:=([.J147]-[.C147])/[.C147]" office:value-type="percentage" office:value="0.0141242937853107" calcext:value-type="percentage">
            <text:p>1.41%</text:p>
          </table:table-cell>
          <table:table-cell table:formula="of:=([.J147]-[.D147])/[.D147]" office:value-type="percentage" office:value="0.0193072118114708" calcext:value-type="percentage">
            <text:p>1.93%</text:p>
          </table:table-cell>
          <table:table-cell table:formula="of:=([.J147]-[.E147])/[.E147]" office:value-type="percentage" office:value="0.0135516657255788" calcext:value-type="percentage">
            <text:p>1.36%</text:p>
          </table:table-cell>
          <table:table-cell table:formula="of:=([.J147]-[.F147])/[.F147]" office:value-type="percentage" office:value="0.0121229207781224" calcext:value-type="percentage">
            <text:p>1.21%</text:p>
          </table:table-cell>
          <table:table-cell table:formula="of:=([.J147]-[.G147])/[.G147]" office:value-type="percentage" office:value="0.0124083474337281" calcext:value-type="percentage">
            <text:p>1.24%</text:p>
          </table:table-cell>
          <table:table-cell table:formula="of:=([.J147]-[.H147])/[.H147]" office:value-type="percentage" office:value="0.0118376550169109" calcext:value-type="percentage">
            <text:p>1.18%</text:p>
          </table:table-cell>
          <table:table-cell table:formula="of:=([.J147]-[.I147])/[.I147]" office:value-type="percentage" office:value="0.0195967054813973" calcext:value-type="percentage">
            <text:p>1.96%</text:p>
          </table:table-cell>
        </table:table-row>
        <table:table-row table:style-name="ro1">
          <table:table-cell office:value-type="float" office:value="354.9" calcext:value-type="float">
            <text:p>354.9</text:p>
          </table:table-cell>
          <table:table-cell office:value-type="float" office:value="357.6" calcext:value-type="float">
            <text:p>357.6</text:p>
          </table:table-cell>
          <table:table-cell office:value-type="float" office:value="357.1" calcext:value-type="float">
            <text:p>357.1</text:p>
          </table:table-cell>
          <table:table-cell office:value-type="float" office:value="358.2" calcext:value-type="float">
            <text:p>358.2</text:p>
          </table:table-cell>
          <table:table-cell office:value-type="float" office:value="358.7" calcext:value-type="float">
            <text:p>358.7</text:p>
          </table:table-cell>
          <table:table-cell office:value-type="float" office:value="358.5" calcext:value-type="float">
            <text:p>358.5</text:p>
          </table:table-cell>
          <table:table-cell office:value-type="float" office:value="358" calcext:value-type="float">
            <text:p>358</text:p>
          </table:table-cell>
          <table:table-cell office:value-type="float" office:value="358.3" calcext:value-type="float">
            <text:p>358.3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68" calcext:value-type="float">
            <text:p>368</text:p>
          </table:table-cell>
          <table:table-cell table:formula="of:=([.J148]-[.A148])/[.A148]" office:value-type="percentage" office:value="0.0369118061425754" calcext:value-type="percentage">
            <text:p>3.69%</text:p>
          </table:table-cell>
          <table:table-cell table:formula="of:=([.J148]-[.B148])/[.B148]" office:value-type="percentage" office:value="0.0290827740492169" calcext:value-type="percentage">
            <text:p>2.91%</text:p>
          </table:table-cell>
          <table:table-cell table:formula="of:=([.J148]-[.C148])/[.C148]" office:value-type="percentage" office:value="0.0305236628395407" calcext:value-type="percentage">
            <text:p>3.05%</text:p>
          </table:table-cell>
          <table:table-cell table:formula="of:=([.J148]-[.D148])/[.D148]" office:value-type="percentage" office:value="0.0273590173087661" calcext:value-type="percentage">
            <text:p>2.74%</text:p>
          </table:table-cell>
          <table:table-cell table:formula="of:=([.J148]-[.E148])/[.E148]" office:value-type="percentage" office:value="0.0259269584611096" calcext:value-type="percentage">
            <text:p>2.59%</text:p>
          </table:table-cell>
          <table:table-cell table:formula="of:=([.J148]-[.F148])/[.F148]" office:value-type="percentage" office:value="0.0264993026499303" calcext:value-type="percentage">
            <text:p>2.65%</text:p>
          </table:table-cell>
          <table:table-cell table:formula="of:=([.J148]-[.G148])/[.G148]" office:value-type="percentage" office:value="0.0279329608938547" calcext:value-type="percentage">
            <text:p>2.79%</text:p>
          </table:table-cell>
          <table:table-cell table:formula="of:=([.J148]-[.H148])/[.H148]" office:value-type="percentage" office:value="0.0270722857940273" calcext:value-type="percentage">
            <text:p>2.71%</text:p>
          </table:table-cell>
          <table:table-cell table:formula="of:=([.J148]-[.I148])/[.I148]" office:value-type="percentage" office:value="0.0337078651685393" calcext:value-type="percentage">
            <text:p>3.37%</text:p>
          </table:table-cell>
        </table:table-row>
        <table:table-row table:style-name="ro1">
          <table:table-cell office:value-type="float" office:value="369.1" calcext:value-type="float">
            <text:p>369.1</text:p>
          </table:table-cell>
          <table:table-cell office:value-type="float" office:value="369.5" calcext:value-type="float">
            <text:p>369.5</text:p>
          </table:table-cell>
          <table:table-cell office:value-type="float" office:value="370.1" calcext:value-type="float">
            <text:p>370.1</text:p>
          </table:table-cell>
          <table:table-cell office:value-type="float" office:value="369.9" calcext:value-type="float">
            <text:p>369.9</text:p>
          </table:table-cell>
          <table:table-cell office:value-type="float" office:value="370.1" calcext:value-type="float">
            <text:p>370.1</text:p>
          </table:table-cell>
          <table:table-cell office:value-type="float" office:value="370.9" calcext:value-type="float">
            <text:p>370.9</text:p>
          </table:table-cell>
          <table:table-cell office:value-type="float" office:value="370.6" calcext:value-type="float">
            <text:p>370.6</text:p>
          </table:table-cell>
          <table:table-cell office:value-type="float" office:value="371" calcext:value-type="float">
            <text:p>371</text:p>
          </table:table-cell>
          <table:table-cell office:value-type="float" office:value="370.4" calcext:value-type="float">
            <text:p>370.4</text:p>
          </table:table-cell>
          <table:table-cell table:style-name="ce5" office:value-type="float" office:value="376" calcext:value-type="float">
            <text:p>376</text:p>
          </table:table-cell>
          <table:table-cell table:formula="of:=([.J149]-[.A149])/[.A149]" office:value-type="percentage" office:value="0.0186941208344621" calcext:value-type="percentage">
            <text:p>1.87%</text:p>
          </table:table-cell>
          <table:table-cell table:formula="of:=([.J149]-[.B149])/[.B149]" office:value-type="percentage" office:value="0.0175913396481732" calcext:value-type="percentage">
            <text:p>1.76%</text:p>
          </table:table-cell>
          <table:table-cell table:formula="of:=([.J149]-[.C149])/[.C149]" office:value-type="percentage" office:value="0.0159416373952985" calcext:value-type="percentage">
            <text:p>1.59%</text:p>
          </table:table-cell>
          <table:table-cell table:formula="of:=([.J149]-[.D149])/[.D149]" office:value-type="percentage" office:value="0.0164909434982428" calcext:value-type="percentage">
            <text:p>1.65%</text:p>
          </table:table-cell>
          <table:table-cell table:formula="of:=([.J149]-[.E149])/[.E149]" office:value-type="percentage" office:value="0.0159416373952985" calcext:value-type="percentage">
            <text:p>1.59%</text:p>
          </table:table-cell>
          <table:table-cell table:formula="of:=([.J149]-[.F149])/[.F149]" office:value-type="percentage" office:value="0.0137503370180642" calcext:value-type="percentage">
            <text:p>1.38%</text:p>
          </table:table-cell>
          <table:table-cell table:formula="of:=([.J149]-[.G149])/[.G149]" office:value-type="percentage" office:value="0.0145709660010793" calcext:value-type="percentage">
            <text:p>1.46%</text:p>
          </table:table-cell>
          <table:table-cell table:formula="of:=([.J149]-[.H149])/[.H149]" office:value-type="percentage" office:value="0.0134770889487871" calcext:value-type="percentage">
            <text:p>1.35%</text:p>
          </table:table-cell>
          <table:table-cell table:formula="of:=([.J149]-[.I149])/[.I149]" office:value-type="percentage" office:value="0.0151187904967603" calcext:value-type="percentage">
            <text:p>1.51%</text:p>
          </table:table-cell>
        </table:table-row>
        <table:table-row table:style-name="ro1">
          <table:table-cell office:value-type="float" office:value="369.2" calcext:value-type="float">
            <text:p>369.2</text:p>
          </table:table-cell>
          <table:table-cell table:number-columns-repeated="2" office:value-type="float" office:value="370.9" calcext:value-type="float">
            <text:p>370.9</text:p>
          </table:table-cell>
          <table:table-cell office:value-type="float" office:value="370.5" calcext:value-type="float">
            <text:p>370.5</text:p>
          </table:table-cell>
          <table:table-cell office:value-type="float" office:value="372.4" calcext:value-type="float">
            <text:p>372.4</text:p>
          </table:table-cell>
          <table:table-cell office:value-type="float" office:value="372.1" calcext:value-type="float">
            <text:p>372.1</text:p>
          </table:table-cell>
          <table:table-cell office:value-type="float" office:value="371.8" calcext:value-type="float">
            <text:p>371.8</text:p>
          </table:table-cell>
          <table:table-cell office:value-type="float" office:value="371.7" calcext:value-type="float">
            <text:p>371.7</text:p>
          </table:table-cell>
          <table:table-cell office:value-type="float" office:value="370.3" calcext:value-type="float">
            <text:p>370.3</text:p>
          </table:table-cell>
          <table:table-cell table:style-name="ce5" office:value-type="float" office:value="376" calcext:value-type="float">
            <text:p>376</text:p>
          </table:table-cell>
          <table:table-cell table:formula="of:=([.J150]-[.A150])/[.A150]" office:value-type="percentage" office:value="0.0184182015167931" calcext:value-type="percentage">
            <text:p>1.84%</text:p>
          </table:table-cell>
          <table:table-cell table:formula="of:=([.J150]-[.B150])/[.B150]" office:value-type="percentage" office:value="0.0137503370180642" calcext:value-type="percentage">
            <text:p>1.38%</text:p>
          </table:table-cell>
          <table:table-cell table:formula="of:=([.J150]-[.C150])/[.C150]" office:value-type="percentage" office:value="0.0137503370180642" calcext:value-type="percentage">
            <text:p>1.38%</text:p>
          </table:table-cell>
          <table:table-cell table:formula="of:=([.J150]-[.D150])/[.D150]" office:value-type="percentage" office:value="0.0148448043184885" calcext:value-type="percentage">
            <text:p>1.48%</text:p>
          </table:table-cell>
          <table:table-cell table:formula="of:=([.J150]-[.E150])/[.E150]" office:value-type="percentage" office:value="0.00966702470461875" calcext:value-type="percentage">
            <text:p>0.97%</text:p>
          </table:table-cell>
          <table:table-cell table:formula="of:=([.J150]-[.F150])/[.F150]" office:value-type="percentage" office:value="0.0104810534802472" calcext:value-type="percentage">
            <text:p>1.05%</text:p>
          </table:table-cell>
          <table:table-cell table:formula="of:=([.J150]-[.G150])/[.G150]" office:value-type="percentage" office:value="0.0112963959117805" calcext:value-type="percentage">
            <text:p>1.13%</text:p>
          </table:table-cell>
          <table:table-cell table:formula="of:=([.J150]-[.H150])/[.H150]" office:value-type="percentage" office:value="0.0115684691955879" calcext:value-type="percentage">
            <text:p>1.16%</text:p>
          </table:table-cell>
          <table:table-cell table:formula="of:=([.J150]-[.I150])/[.I150]" office:value-type="percentage" office:value="0.0153929246556845" calcext:value-type="percentage">
            <text:p>1.54%</text:p>
          </table:table-cell>
        </table:table-row>
        <table:table-row table:style-name="ro1">
          <table:table-cell office:value-type="float" office:value="374.3" calcext:value-type="float">
            <text:p>374.3</text:p>
          </table:table-cell>
          <table:table-cell office:value-type="float" office:value="375.5" calcext:value-type="float">
            <text:p>375.5</text:p>
          </table:table-cell>
          <table:table-cell table:number-columns-repeated="2" office:value-type="float" office:value="375.7" calcext:value-type="float">
            <text:p>375.7</text:p>
          </table:table-cell>
          <table:table-cell table:number-columns-repeated="6" office:value-type="float" office:value="376" calcext:value-type="float">
            <text:p>376</text:p>
          </table:table-cell>
          <table:table-cell table:formula="of:=([.J151]-[.A151])/[.A151]" office:value-type="percentage" office:value="0.00454181138124496" calcext:value-type="percentage">
            <text:p>0.45%</text:p>
          </table:table-cell>
          <table:table-cell table:formula="of:=([.J151]-[.B151])/[.B151]" office:value-type="percentage" office:value="0.00133155792276964" calcext:value-type="percentage">
            <text:p>0.13%</text:p>
          </table:table-cell>
          <table:table-cell table:formula="of:=([.J151]-[.C151])/[.C151]" office:value-type="percentage" office:value="0.00079850944902851" calcext:value-type="percentage">
            <text:p>0.08%</text:p>
          </table:table-cell>
          <table:table-cell table:formula="of:=([.J151]-[.D151])/[.D151]" office:value-type="percentage" office:value="0.00079850944902851" calcext:value-type="percentage">
            <text:p>0.08%</text:p>
          </table:table-cell>
          <table:table-cell table:formula="of:=([.J151]-[.E151])/[.E151]" office:value-type="percentage" office:value="0" calcext:value-type="percentage">
            <text:p>0.00%</text:p>
          </table:table-cell>
          <table:table-cell table:formula="of:=([.J151]-[.F151])/[.F151]" office:value-type="percentage" office:value="0" calcext:value-type="percentage">
            <text:p>0.00%</text:p>
          </table:table-cell>
          <table:table-cell table:formula="of:=([.J151]-[.G151])/[.G151]" office:value-type="percentage" office:value="0" calcext:value-type="percentage">
            <text:p>0.00%</text:p>
          </table:table-cell>
          <table:table-cell table:formula="of:=([.J151]-[.H151])/[.H151]" office:value-type="percentage" office:value="0" calcext:value-type="percentage">
            <text:p>0.00%</text:p>
          </table:table-cell>
          <table:table-cell table:formula="of:=([.J151]-[.I151])/[.I15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68.9" calcext:value-type="float">
            <text:p>368.9</text:p>
          </table:table-cell>
          <table:table-cell table:number-columns-repeated="2" office:value-type="float" office:value="369.3" calcext:value-type="float">
            <text:p>369.3</text:p>
          </table:table-cell>
          <table:table-cell office:value-type="float" office:value="369.5" calcext:value-type="float">
            <text:p>369.5</text:p>
          </table:table-cell>
          <table:table-cell office:value-type="float" office:value="370.2" calcext:value-type="float">
            <text:p>370.2</text:p>
          </table:table-cell>
          <table:table-cell office:value-type="float" office:value="370.3" calcext:value-type="float">
            <text:p>370.3</text:p>
          </table:table-cell>
          <table:table-cell office:value-type="float" office:value="370.4" calcext:value-type="float">
            <text:p>370.4</text:p>
          </table:table-cell>
          <table:table-cell office:value-type="float" office:value="370.3" calcext:value-type="float">
            <text:p>370.3</text:p>
          </table:table-cell>
          <table:table-cell office:value-type="float" office:value="368.8" calcext:value-type="float">
            <text:p>368.8</text:p>
          </table:table-cell>
          <table:table-cell office:value-type="float" office:value="375" calcext:value-type="float">
            <text:p>375</text:p>
          </table:table-cell>
          <table:table-cell table:formula="of:=([.J152]-[.A152])/[.A152]" office:value-type="percentage" office:value="0.0165356465166712" calcext:value-type="percentage">
            <text:p>1.65%</text:p>
          </table:table-cell>
          <table:table-cell table:formula="of:=([.J152]-[.B152])/[.B152]" office:value-type="percentage" office:value="0.0154346060113728" calcext:value-type="percentage">
            <text:p>1.54%</text:p>
          </table:table-cell>
          <table:table-cell table:formula="of:=([.J152]-[.C152])/[.C152]" office:value-type="percentage" office:value="0.0154346060113728" calcext:value-type="percentage">
            <text:p>1.54%</text:p>
          </table:table-cell>
          <table:table-cell table:formula="of:=([.J152]-[.D152])/[.D152]" office:value-type="percentage" office:value="0.0148849797023004" calcext:value-type="percentage">
            <text:p>1.49%</text:p>
          </table:table-cell>
          <table:table-cell table:formula="of:=([.J152]-[.E152])/[.E152]" office:value-type="percentage" office:value="0.0129659643435981" calcext:value-type="percentage">
            <text:p>1.30%</text:p>
          </table:table-cell>
          <table:table-cell table:formula="of:=([.J152]-[.F152])/[.F152]" office:value-type="percentage" office:value="0.012692411558196" calcext:value-type="percentage">
            <text:p>1.27%</text:p>
          </table:table-cell>
          <table:table-cell table:formula="of:=([.J152]-[.G152])/[.G152]" office:value-type="percentage" office:value="0.0124190064794817" calcext:value-type="percentage">
            <text:p>1.24%</text:p>
          </table:table-cell>
          <table:table-cell table:formula="of:=([.J152]-[.H152])/[.H152]" office:value-type="percentage" office:value="0.012692411558196" calcext:value-type="percentage">
            <text:p>1.27%</text:p>
          </table:table-cell>
          <table:table-cell table:formula="of:=([.J152]-[.I152])/[.I152]" office:value-type="percentage" office:value="0.0168112798264642" calcext:value-type="percentage">
            <text:p>1.68%</text:p>
          </table:table-cell>
        </table:table-row>
        <table:table-row table:style-name="ro1">
          <table:table-cell office:value-type="float" office:value="365.7" calcext:value-type="float">
            <text:p>365.7</text:p>
          </table:table-cell>
          <table:table-cell office:value-type="float" office:value="367.9" calcext:value-type="float">
            <text:p>367.9</text:p>
          </table:table-cell>
          <table:table-cell office:value-type="float" office:value="368.4" calcext:value-type="float">
            <text:p>368.4</text:p>
          </table:table-cell>
          <table:table-cell office:value-type="float" office:value="368.6" calcext:value-type="float">
            <text:p>368.6</text:p>
          </table:table-cell>
          <table:table-cell office:value-type="float" office:value="368.5" calcext:value-type="float">
            <text:p>368.5</text:p>
          </table:table-cell>
          <table:table-cell office:value-type="float" office:value="369.8" calcext:value-type="float">
            <text:p>369.8</text:p>
          </table:table-cell>
          <table:table-cell office:value-type="float" office:value="369.1" calcext:value-type="float">
            <text:p>369.1</text:p>
          </table:table-cell>
          <table:table-cell office:value-type="float" office:value="369.6" calcext:value-type="float">
            <text:p>369.6</text:p>
          </table:table-cell>
          <table:table-cell office:value-type="float" office:value="369.3" calcext:value-type="float">
            <text:p>369.3</text:p>
          </table:table-cell>
          <table:table-cell office:value-type="float" office:value="377" calcext:value-type="float">
            <text:p>377</text:p>
          </table:table-cell>
          <table:table-cell table:formula="of:=([.J153]-[.A153])/[.A153]" office:value-type="percentage" office:value="0.030899644517364" calcext:value-type="percentage">
            <text:p>3.09%</text:p>
          </table:table-cell>
          <table:table-cell table:formula="of:=([.J153]-[.B153])/[.B153]" office:value-type="percentage" office:value="0.0247349823321555" calcext:value-type="percentage">
            <text:p>2.47%</text:p>
          </table:table-cell>
          <table:table-cell table:formula="of:=([.J153]-[.C153])/[.C153]" office:value-type="percentage" office:value="0.0233441910966342" calcext:value-type="percentage">
            <text:p>2.33%</text:p>
          </table:table-cell>
          <table:table-cell table:formula="of:=([.J153]-[.D153])/[.D153]" office:value-type="percentage" office:value="0.0227889310906131" calcext:value-type="percentage">
            <text:p>2.28%</text:p>
          </table:table-cell>
          <table:table-cell table:formula="of:=([.J153]-[.E153])/[.E153]" office:value-type="percentage" office:value="0.0230664857530529" calcext:value-type="percentage">
            <text:p>2.31%</text:p>
          </table:table-cell>
          <table:table-cell table:formula="of:=([.J153]-[.F153])/[.F153]" office:value-type="percentage" office:value="0.0194699837750135" calcext:value-type="percentage">
            <text:p>1.95%</text:p>
          </table:table-cell>
          <table:table-cell table:formula="of:=([.J153]-[.G153])/[.G153]" office:value-type="percentage" office:value="0.0214034137090219" calcext:value-type="percentage">
            <text:p>2.14%</text:p>
          </table:table-cell>
          <table:table-cell table:formula="of:=([.J153]-[.H153])/[.H153]" office:value-type="percentage" office:value="0.020021645021645" calcext:value-type="percentage">
            <text:p>2.00%</text:p>
          </table:table-cell>
          <table:table-cell table:formula="of:=([.J153]-[.I153])/[.I153]" office:value-type="percentage" office:value="0.0208502572434335" calcext:value-type="percentage">
            <text:p>2.09%</text:p>
          </table:table-cell>
        </table:table-row>
        <table:table-row table:style-name="ro1">
          <table:table-cell office:value-type="float" office:value="372.8" calcext:value-type="float">
            <text:p>372.8</text:p>
          </table:table-cell>
          <table:table-cell office:value-type="float" office:value="373.6" calcext:value-type="float">
            <text:p>373.6</text:p>
          </table:table-cell>
          <table:table-cell office:value-type="float" office:value="374.6" calcext:value-type="float">
            <text:p>374.6</text:p>
          </table:table-cell>
          <table:table-cell office:value-type="float" office:value="374" calcext:value-type="float">
            <text:p>374</text:p>
          </table:table-cell>
          <table:table-cell office:value-type="float" office:value="374.7" calcext:value-type="float">
            <text:p>374.7</text:p>
          </table:table-cell>
          <table:table-cell office:value-type="float" office:value="374.9" calcext:value-type="float">
            <text:p>374.9</text:p>
          </table:table-cell>
          <table:table-cell office:value-type="float" office:value="375.2" calcext:value-type="float">
            <text:p>375.2</text:p>
          </table:table-cell>
          <table:table-cell office:value-type="float" office:value="374.8" calcext:value-type="float">
            <text:p>374.8</text:p>
          </table:table-cell>
          <table:table-cell office:value-type="float" office:value="373.9" calcext:value-type="float">
            <text:p>373.9</text:p>
          </table:table-cell>
          <table:table-cell table:style-name="ce5" office:value-type="float" office:value="380" calcext:value-type="float">
            <text:p>380</text:p>
          </table:table-cell>
          <table:table-cell table:formula="of:=([.J154]-[.A154])/[.A154]" office:value-type="percentage" office:value="0.01931330472103" calcext:value-type="percentage">
            <text:p>1.93%</text:p>
          </table:table-cell>
          <table:table-cell table:formula="of:=([.J154]-[.B154])/[.B154]" office:value-type="percentage" office:value="0.0171306209850106" calcext:value-type="percentage">
            <text:p>1.71%</text:p>
          </table:table-cell>
          <table:table-cell table:formula="of:=([.J154]-[.C154])/[.C154]" office:value-type="percentage" office:value="0.0144153764014949" calcext:value-type="percentage">
            <text:p>1.44%</text:p>
          </table:table-cell>
          <table:table-cell table:formula="of:=([.J154]-[.D154])/[.D154]" office:value-type="percentage" office:value="0.0160427807486631" calcext:value-type="percentage">
            <text:p>1.60%</text:p>
          </table:table-cell>
          <table:table-cell table:formula="of:=([.J154]-[.E154])/[.E154]" office:value-type="percentage" office:value="0.0141446490525754" calcext:value-type="percentage">
            <text:p>1.41%</text:p>
          </table:table-cell>
          <table:table-cell table:formula="of:=([.J154]-[.F154])/[.F154]" office:value-type="percentage" office:value="0.0136036276340358" calcext:value-type="percentage">
            <text:p>1.36%</text:p>
          </table:table-cell>
          <table:table-cell table:formula="of:=([.J154]-[.G154])/[.G154]" office:value-type="percentage" office:value="0.0127931769722815" calcext:value-type="percentage">
            <text:p>1.28%</text:p>
          </table:table-cell>
          <table:table-cell table:formula="of:=([.J154]-[.H154])/[.H154]" office:value-type="percentage" office:value="0.0138740661686232" calcext:value-type="percentage">
            <text:p>1.39%</text:p>
          </table:table-cell>
          <table:table-cell table:formula="of:=([.J154]-[.I154])/[.I154]" office:value-type="percentage" office:value="0.0163145225996256" calcext:value-type="percentage">
            <text:p>1.63%</text:p>
          </table:table-cell>
        </table:table-row>
        <table:table-row table:style-name="ro1">
          <table:table-cell office:value-type="float" office:value="364.3" calcext:value-type="float">
            <text:p>364.3</text:p>
          </table:table-cell>
          <table:table-cell office:value-type="float" office:value="366.7" calcext:value-type="float">
            <text:p>366.7</text:p>
          </table:table-cell>
          <table:table-cell office:value-type="float" office:value="367.5" calcext:value-type="float">
            <text:p>367.5</text:p>
          </table:table-cell>
          <table:table-cell office:value-type="float" office:value="366.5" calcext:value-type="float">
            <text:p>366.5</text:p>
          </table:table-cell>
          <table:table-cell office:value-type="float" office:value="367.7" calcext:value-type="float">
            <text:p>367.7</text:p>
          </table:table-cell>
          <table:table-cell office:value-type="float" office:value="368.8" calcext:value-type="float">
            <text:p>368.8</text:p>
          </table:table-cell>
          <table:table-cell office:value-type="float" office:value="369.2" calcext:value-type="float">
            <text:p>369.2</text:p>
          </table:table-cell>
          <table:table-cell office:value-type="float" office:value="369" calcext:value-type="float">
            <text:p>369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80" calcext:value-type="float">
            <text:p>380</text:p>
          </table:table-cell>
          <table:table-cell table:formula="of:=([.J155]-[.A155])/[.A155]" office:value-type="percentage" office:value="0.0430963491627779" calcext:value-type="percentage">
            <text:p>4.31%</text:p>
          </table:table-cell>
          <table:table-cell table:formula="of:=([.J155]-[.B155])/[.B155]" office:value-type="percentage" office:value="0.0362694300518135" calcext:value-type="percentage">
            <text:p>3.63%</text:p>
          </table:table-cell>
          <table:table-cell table:formula="of:=([.J155]-[.C155])/[.C155]" office:value-type="percentage" office:value="0.0340136054421769" calcext:value-type="percentage">
            <text:p>3.40%</text:p>
          </table:table-cell>
          <table:table-cell table:formula="of:=([.J155]-[.D155])/[.D155]" office:value-type="percentage" office:value="0.0368349249658936" calcext:value-type="percentage">
            <text:p>3.68%</text:p>
          </table:table-cell>
          <table:table-cell table:formula="of:=([.J155]-[.E155])/[.E155]" office:value-type="percentage" office:value="0.0334511830296438" calcext:value-type="percentage">
            <text:p>3.35%</text:p>
          </table:table-cell>
          <table:table-cell table:formula="of:=([.J155]-[.F155])/[.F155]" office:value-type="percentage" office:value="0.0303687635574837" calcext:value-type="percentage">
            <text:p>3.04%</text:p>
          </table:table-cell>
          <table:table-cell table:formula="of:=([.J155]-[.G155])/[.G155]" office:value-type="percentage" office:value="0.029252437703142" calcext:value-type="percentage">
            <text:p>2.93%</text:p>
          </table:table-cell>
          <table:table-cell table:formula="of:=([.J155]-[.H155])/[.H155]" office:value-type="percentage" office:value="0.029810298102981" calcext:value-type="percentage">
            <text:p>2.98%</text:p>
          </table:table-cell>
          <table:table-cell table:formula="of:=([.J155]-[.I155])/[.I155]" office:value-type="percentage" office:value="0.0382513661202186" calcext:value-type="percentage">
            <text:p>3.83%</text:p>
          </table:table-cell>
        </table:table-row>
        <table:table-row table:style-name="ro1">
          <table:table-cell office:value-type="float" office:value="345.3" calcext:value-type="float">
            <text:p>345.3</text:p>
          </table:table-cell>
          <table:table-cell office:value-type="float" office:value="345.2" calcext:value-type="float">
            <text:p>345.2</text:p>
          </table:table-cell>
          <table:table-cell office:value-type="float" office:value="346" calcext:value-type="float">
            <text:p>346</text:p>
          </table:table-cell>
          <table:table-cell office:value-type="float" office:value="346.1" calcext:value-type="float">
            <text:p>346.1</text:p>
          </table:table-cell>
          <table:table-cell office:value-type="float" office:value="346.8" calcext:value-type="float">
            <text:p>346.8</text:p>
          </table:table-cell>
          <table:table-cell office:value-type="float" office:value="346.9" calcext:value-type="float">
            <text:p>346.9</text:p>
          </table:table-cell>
          <table:table-cell office:value-type="float" office:value="346.6" calcext:value-type="float">
            <text:p>346.6</text:p>
          </table:table-cell>
          <table:table-cell office:value-type="float" office:value="346.4" calcext:value-type="float">
            <text:p>346.4</text:p>
          </table:table-cell>
          <table:table-cell office:value-type="float" office:value="344.6" calcext:value-type="float">
            <text:p>344.6</text:p>
          </table:table-cell>
          <table:table-cell office:value-type="float" office:value="351" calcext:value-type="float">
            <text:p>351</text:p>
          </table:table-cell>
          <table:table-cell table:formula="of:=([.J156]-[.A156])/[.A156]" office:value-type="percentage" office:value="0.0165073848827107" calcext:value-type="percentage">
            <text:p>1.65%</text:p>
          </table:table-cell>
          <table:table-cell table:formula="of:=([.J156]-[.B156])/[.B156]" office:value-type="percentage" office:value="0.0168018539976825" calcext:value-type="percentage">
            <text:p>1.68%</text:p>
          </table:table-cell>
          <table:table-cell table:formula="of:=([.J156]-[.C156])/[.C156]" office:value-type="percentage" office:value="0.0144508670520231" calcext:value-type="percentage">
            <text:p>1.45%</text:p>
          </table:table-cell>
          <table:table-cell table:formula="of:=([.J156]-[.D156])/[.D156]" office:value-type="percentage" office:value="0.0141577578734469" calcext:value-type="percentage">
            <text:p>1.42%</text:p>
          </table:table-cell>
          <table:table-cell table:formula="of:=([.J156]-[.E156])/[.E156]" office:value-type="percentage" office:value="0.0121107266435986" calcext:value-type="percentage">
            <text:p>1.21%</text:p>
          </table:table-cell>
          <table:table-cell table:formula="of:=([.J156]-[.F156])/[.F156]" office:value-type="percentage" office:value="0.0118189680023062" calcext:value-type="percentage">
            <text:p>1.18%</text:p>
          </table:table-cell>
          <table:table-cell table:formula="of:=([.J156]-[.G156])/[.G156]" office:value-type="percentage" office:value="0.0126947489901904" calcext:value-type="percentage">
            <text:p>1.27%</text:p>
          </table:table-cell>
          <table:table-cell table:formula="of:=([.J156]-[.H156])/[.H156]" office:value-type="percentage" office:value="0.0132794457274827" calcext:value-type="percentage">
            <text:p>1.33%</text:p>
          </table:table-cell>
          <table:table-cell table:formula="of:=([.J156]-[.I156])/[.I156]" office:value-type="percentage" office:value="0.0185722576900754" calcext:value-type="percentage">
            <text:p>1.86%</text:p>
          </table:table-cell>
        </table:table-row>
        <table:table-row table:style-name="ro1">
          <table:table-cell office:value-type="float" office:value="380.8" calcext:value-type="float">
            <text:p>380.8</text:p>
          </table:table-cell>
          <table:table-cell table:number-columns-repeated="9" office:value-type="float" office:value="381" calcext:value-type="float">
            <text:p>381</text:p>
          </table:table-cell>
          <table:table-cell table:formula="of:=([.J157]-[.A157])/[.A157]" office:value-type="percentage" office:value="0.000525210084033584" calcext:value-type="percentage">
            <text:p>0.05%</text:p>
          </table:table-cell>
          <table:table-cell table:formula="of:=([.J157]-[.B157])/[.B157]" office:value-type="percentage" office:value="0" calcext:value-type="percentage">
            <text:p>0.00%</text:p>
          </table:table-cell>
          <table:table-cell table:formula="of:=([.J157]-[.C157])/[.C157]" office:value-type="percentage" office:value="0" calcext:value-type="percentage">
            <text:p>0.00%</text:p>
          </table:table-cell>
          <table:table-cell table:formula="of:=([.J157]-[.D157])/[.D157]" office:value-type="percentage" office:value="0" calcext:value-type="percentage">
            <text:p>0.00%</text:p>
          </table:table-cell>
          <table:table-cell table:formula="of:=([.J157]-[.E157])/[.E157]" office:value-type="percentage" office:value="0" calcext:value-type="percentage">
            <text:p>0.00%</text:p>
          </table:table-cell>
          <table:table-cell table:formula="of:=([.J157]-[.F157])/[.F157]" office:value-type="percentage" office:value="0" calcext:value-type="percentage">
            <text:p>0.00%</text:p>
          </table:table-cell>
          <table:table-cell table:formula="of:=([.J157]-[.G157])/[.G157]" office:value-type="percentage" office:value="0" calcext:value-type="percentage">
            <text:p>0.00%</text:p>
          </table:table-cell>
          <table:table-cell table:formula="of:=([.J157]-[.H157])/[.H157]" office:value-type="percentage" office:value="0" calcext:value-type="percentage">
            <text:p>0.00%</text:p>
          </table:table-cell>
          <table:table-cell table:formula="of:=([.J157]-[.I157])/[.I15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4.8" calcext:value-type="float">
            <text:p>374.8</text:p>
          </table:table-cell>
          <table:table-cell office:value-type="float" office:value="375.9" calcext:value-type="float">
            <text:p>375.9</text:p>
          </table:table-cell>
          <table:table-cell office:value-type="float" office:value="376.1" calcext:value-type="float">
            <text:p>376.1</text:p>
          </table:table-cell>
          <table:table-cell office:value-type="float" office:value="375.9" calcext:value-type="float">
            <text:p>375.9</text:p>
          </table:table-cell>
          <table:table-cell office:value-type="float" office:value="376.2" calcext:value-type="float">
            <text:p>376.2</text:p>
          </table:table-cell>
          <table:table-cell office:value-type="float" office:value="376.4" calcext:value-type="float">
            <text:p>376.4</text:p>
          </table:table-cell>
          <table:table-cell table:number-columns-repeated="2" office:value-type="float" office:value="376.3" calcext:value-type="float">
            <text:p>376.3</text:p>
          </table:table-cell>
          <table:table-cell office:value-type="float" office:value="374.3" calcext:value-type="float">
            <text:p>374.3</text:p>
          </table:table-cell>
          <table:table-cell office:value-type="float" office:value="382" calcext:value-type="float">
            <text:p>382</text:p>
          </table:table-cell>
          <table:table-cell table:formula="of:=([.J158]-[.A158])/[.A158]" office:value-type="percentage" office:value="0.0192102454642476" calcext:value-type="percentage">
            <text:p>1.92%</text:p>
          </table:table-cell>
          <table:table-cell table:formula="of:=([.J158]-[.B158])/[.B158]" office:value-type="percentage" office:value="0.0162277201383347" calcext:value-type="percentage">
            <text:p>1.62%</text:p>
          </table:table-cell>
          <table:table-cell table:formula="of:=([.J158]-[.C158])/[.C158]" office:value-type="percentage" office:value="0.0156873172028715" calcext:value-type="percentage">
            <text:p>1.57%</text:p>
          </table:table-cell>
          <table:table-cell table:formula="of:=([.J158]-[.D158])/[.D158]" office:value-type="percentage" office:value="0.0162277201383347" calcext:value-type="percentage">
            <text:p>1.62%</text:p>
          </table:table-cell>
          <table:table-cell table:formula="of:=([.J158]-[.E158])/[.E158]" office:value-type="percentage" office:value="0.0154173312068049" calcext:value-type="percentage">
            <text:p>1.54%</text:p>
          </table:table-cell>
          <table:table-cell table:formula="of:=([.J158]-[.F158])/[.F158]" office:value-type="percentage" office:value="0.0148777895855474" calcext:value-type="percentage">
            <text:p>1.49%</text:p>
          </table:table-cell>
          <table:table-cell table:formula="of:=([.J158]-[.G158])/[.G158]" office:value-type="percentage" office:value="0.0151474887058198" calcext:value-type="percentage">
            <text:p>1.51%</text:p>
          </table:table-cell>
          <table:table-cell table:formula="of:=([.J158]-[.H158])/[.H158]" office:value-type="percentage" office:value="0.0151474887058198" calcext:value-type="percentage">
            <text:p>1.51%</text:p>
          </table:table-cell>
          <table:table-cell table:formula="of:=([.J158]-[.I158])/[.I158]" office:value-type="percentage" office:value="0.0205717339032861" calcext:value-type="percentage">
            <text:p>2.06%</text:p>
          </table:table-cell>
        </table:table-row>
        <table:table-row table:style-name="ro1">
          <table:table-cell office:value-type="float" office:value="337.9" calcext:value-type="float">
            <text:p>337.9</text:p>
          </table:table-cell>
          <table:table-cell office:value-type="float" office:value="339.7" calcext:value-type="float">
            <text:p>339.7</text:p>
          </table:table-cell>
          <table:table-cell office:value-type="float" office:value="341.7" calcext:value-type="float">
            <text:p>341.7</text:p>
          </table:table-cell>
          <table:table-cell office:value-type="float" office:value="340.9" calcext:value-type="float">
            <text:p>340.9</text:p>
          </table:table-cell>
          <table:table-cell office:value-type="float" office:value="341.7" calcext:value-type="float">
            <text:p>341.7</text:p>
          </table:table-cell>
          <table:table-cell office:value-type="float" office:value="343.2" calcext:value-type="float">
            <text:p>343.2</text:p>
          </table:table-cell>
          <table:table-cell office:value-type="float" office:value="341.6" calcext:value-type="float">
            <text:p>341.6</text:p>
          </table:table-cell>
          <table:table-cell office:value-type="float" office:value="341.5" calcext:value-type="float">
            <text:p>341.5</text:p>
          </table:table-cell>
          <table:table-cell office:value-type="float" office:value="339.2" calcext:value-type="float">
            <text:p>339.2</text:p>
          </table:table-cell>
          <table:table-cell table:style-name="ce5" office:value-type="float" office:value="356" calcext:value-type="float">
            <text:p>356</text:p>
          </table:table-cell>
          <table:table-cell table:formula="of:=([.J159]-[.A159])/[.A159]" office:value-type="percentage" office:value="0.0535661438295354" calcext:value-type="percentage">
            <text:p>5.36%</text:p>
          </table:table-cell>
          <table:table-cell table:formula="of:=([.J159]-[.B159])/[.B159]" office:value-type="percentage" office:value="0.0479835148660583" calcext:value-type="percentage">
            <text:p>4.80%</text:p>
          </table:table-cell>
          <table:table-cell table:formula="of:=([.J159]-[.C159])/[.C159]" office:value-type="percentage" office:value="0.041849575651156" calcext:value-type="percentage">
            <text:p>4.18%</text:p>
          </table:table-cell>
          <table:table-cell table:formula="of:=([.J159]-[.D159])/[.D159]" office:value-type="percentage" office:value="0.0442945145203873" calcext:value-type="percentage">
            <text:p>4.43%</text:p>
          </table:table-cell>
          <table:table-cell table:formula="of:=([.J159]-[.E159])/[.E159]" office:value-type="percentage" office:value="0.041849575651156" calcext:value-type="percentage">
            <text:p>4.18%</text:p>
          </table:table-cell>
          <table:table-cell table:formula="of:=([.J159]-[.F159])/[.F159]" office:value-type="percentage" office:value="0.0372960372960373" calcext:value-type="percentage">
            <text:p>3.73%</text:p>
          </table:table-cell>
          <table:table-cell table:formula="of:=([.J159]-[.G159])/[.G159]" office:value-type="percentage" office:value="0.0421545667447306" calcext:value-type="percentage">
            <text:p>4.22%</text:p>
          </table:table-cell>
          <table:table-cell table:formula="of:=([.J159]-[.H159])/[.H159]" office:value-type="percentage" office:value="0.0424597364568082" calcext:value-type="percentage">
            <text:p>4.25%</text:p>
          </table:table-cell>
          <table:table-cell table:formula="of:=([.J159]-[.I159])/[.I159]" office:value-type="percentage" office:value="0.0495283018867925" calcext:value-type="percentage">
            <text:p>4.95%</text:p>
          </table:table-cell>
        </table:table-row>
        <table:table-row table:style-name="ro1">
          <table:table-cell office:value-type="float" office:value="379.3" calcext:value-type="float">
            <text:p>379.3</text:p>
          </table:table-cell>
          <table:table-cell office:value-type="float" office:value="379.2" calcext:value-type="float">
            <text:p>379.2</text:p>
          </table:table-cell>
          <table:table-cell office:value-type="float" office:value="379.9" calcext:value-type="float">
            <text:p>379.9</text:p>
          </table:table-cell>
          <table:table-cell office:value-type="float" office:value="380.3" calcext:value-type="float">
            <text:p>380.3</text:p>
          </table:table-cell>
          <table:table-cell office:value-type="float" office:value="379.6" calcext:value-type="float">
            <text:p>379.6</text:p>
          </table:table-cell>
          <table:table-cell office:value-type="float" office:value="380.4" calcext:value-type="float">
            <text:p>380.4</text:p>
          </table:table-cell>
          <table:table-cell office:value-type="float" office:value="379.9" calcext:value-type="float">
            <text:p>379.9</text:p>
          </table:table-cell>
          <table:table-cell office:value-type="float" office:value="380.9" calcext:value-type="float">
            <text:p>380.9</text:p>
          </table:table-cell>
          <table:table-cell office:value-type="float" office:value="380.3" calcext:value-type="float">
            <text:p>380.3</text:p>
          </table:table-cell>
          <table:table-cell table:style-name="ce5" office:value-type="float" office:value="382" calcext:value-type="float">
            <text:p>382</text:p>
          </table:table-cell>
          <table:table-cell table:formula="of:=([.J160]-[.A160])/[.A160]" office:value-type="percentage" office:value="0.00711837595570785" calcext:value-type="percentage">
            <text:p>0.71%</text:p>
          </table:table-cell>
          <table:table-cell table:formula="of:=([.J160]-[.B160])/[.B160]" office:value-type="percentage" office:value="0.00738396624472577" calcext:value-type="percentage">
            <text:p>0.74%</text:p>
          </table:table-cell>
          <table:table-cell table:formula="of:=([.J160]-[.C160])/[.C160]" office:value-type="percentage" office:value="0.00552777046591214" calcext:value-type="percentage">
            <text:p>0.55%</text:p>
          </table:table-cell>
          <table:table-cell table:formula="of:=([.J160]-[.D160])/[.D160]" office:value-type="percentage" office:value="0.00447015514067838" calcext:value-type="percentage">
            <text:p>0.45%</text:p>
          </table:table-cell>
          <table:table-cell table:formula="of:=([.J160]-[.E160])/[.E160]" office:value-type="percentage" office:value="0.006322444678609" calcext:value-type="percentage">
            <text:p>0.63%</text:p>
          </table:table-cell>
          <table:table-cell table:formula="of:=([.J160]-[.F160])/[.F160]" office:value-type="percentage" office:value="0.00420609884332288" calcext:value-type="percentage">
            <text:p>0.42%</text:p>
          </table:table-cell>
          <table:table-cell table:formula="of:=([.J160]-[.G160])/[.G160]" office:value-type="percentage" office:value="0.00552777046591214" calcext:value-type="percentage">
            <text:p>0.55%</text:p>
          </table:table-cell>
          <table:table-cell table:formula="of:=([.J160]-[.H160])/[.H160]" office:value-type="percentage" office:value="0.00288789708584936" calcext:value-type="percentage">
            <text:p>0.29%</text:p>
          </table:table-cell>
          <table:table-cell table:formula="of:=([.J160]-[.I160])/[.I160]" office:value-type="percentage" office:value="0.00447015514067838" calcext:value-type="percentage">
            <text:p>0.45%</text:p>
          </table:table-cell>
        </table:table-row>
        <table:table-row table:style-name="ro1">
          <table:table-cell office:value-type="float" office:value="378.8" calcext:value-type="float">
            <text:p>378.8</text:p>
          </table:table-cell>
          <table:table-cell office:value-type="float" office:value="379.3" calcext:value-type="float">
            <text:p>379.3</text:p>
          </table:table-cell>
          <table:table-cell office:value-type="float" office:value="378.8" calcext:value-type="float">
            <text:p>378.8</text:p>
          </table:table-cell>
          <table:table-cell office:value-type="float" office:value="379.8" calcext:value-type="float">
            <text:p>379.8</text:p>
          </table:table-cell>
          <table:table-cell office:value-type="float" office:value="380" calcext:value-type="float">
            <text:p>380</text:p>
          </table:table-cell>
          <table:table-cell office:value-type="float" office:value="380.6" calcext:value-type="float">
            <text:p>380.6</text:p>
          </table:table-cell>
          <table:table-cell office:value-type="float" office:value="381.1" calcext:value-type="float">
            <text:p>381.1</text:p>
          </table:table-cell>
          <table:table-cell office:value-type="float" office:value="381.3" calcext:value-type="float">
            <text:p>381.3</text:p>
          </table:table-cell>
          <table:table-cell office:value-type="float" office:value="380.4" calcext:value-type="float">
            <text:p>380.4</text:p>
          </table:table-cell>
          <table:table-cell office:value-type="float" office:value="383" calcext:value-type="float">
            <text:p>383</text:p>
          </table:table-cell>
          <table:table-cell table:formula="of:=([.J161]-[.A161])/[.A161]" office:value-type="percentage" office:value="0.0110876451953537" calcext:value-type="percentage">
            <text:p>1.11%</text:p>
          </table:table-cell>
          <table:table-cell table:formula="of:=([.J161]-[.B161])/[.B161]" office:value-type="percentage" office:value="0.00975481149485892" calcext:value-type="percentage">
            <text:p>0.98%</text:p>
          </table:table-cell>
          <table:table-cell table:formula="of:=([.J161]-[.C161])/[.C161]" office:value-type="percentage" office:value="0.0110876451953537" calcext:value-type="percentage">
            <text:p>1.11%</text:p>
          </table:table-cell>
          <table:table-cell table:formula="of:=([.J161]-[.D161])/[.D161]" office:value-type="percentage" office:value="0.00842548709847285" calcext:value-type="percentage">
            <text:p>0.84%</text:p>
          </table:table-cell>
          <table:table-cell table:formula="of:=([.J161]-[.E161])/[.E161]" office:value-type="percentage" office:value="0.00789473684210526" calcext:value-type="percentage">
            <text:p>0.79%</text:p>
          </table:table-cell>
          <table:table-cell table:formula="of:=([.J161]-[.F161])/[.F161]" office:value-type="percentage" office:value="0.00630583289542821" calcext:value-type="percentage">
            <text:p>0.63%</text:p>
          </table:table-cell>
          <table:table-cell table:formula="of:=([.J161]-[.G161])/[.G161]" office:value-type="percentage" office:value="0.00498556809236415" calcext:value-type="percentage">
            <text:p>0.50%</text:p>
          </table:table-cell>
          <table:table-cell table:formula="of:=([.J161]-[.H161])/[.H161]" office:value-type="percentage" office:value="0.00445843168109097" calcext:value-type="percentage">
            <text:p>0.45%</text:p>
          </table:table-cell>
          <table:table-cell table:formula="of:=([.J161]-[.I161])/[.I161]" office:value-type="percentage" office:value="0.00683491062039964" calcext:value-type="percentage">
            <text:p>0.68%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2.2" calcext:value-type="float">
            <text:p>382.2</text:p>
          </table:table-cell>
          <table:table-cell office:value-type="float" office:value="381.8" calcext:value-type="float">
            <text:p>381.8</text:p>
          </table:table-cell>
          <table:table-cell office:value-type="float" office:value="382.3" calcext:value-type="float">
            <text:p>382.3</text:p>
          </table:table-cell>
          <table:table-cell office:value-type="float" office:value="382" calcext:value-type="float">
            <text:p>382</text:p>
          </table:table-cell>
          <table:table-cell office:value-type="float" office:value="382.9" calcext:value-type="float">
            <text:p>382.9</text:p>
          </table:table-cell>
          <table:table-cell office:value-type="float" office:value="382.8" calcext:value-type="float">
            <text:p>382.8</text:p>
          </table:table-cell>
          <table:table-cell table:number-columns-repeated="2" office:value-type="float" office:value="382.9" calcext:value-type="float">
            <text:p>382.9</text:p>
          </table:table-cell>
          <table:table-cell office:value-type="float" office:value="383" calcext:value-type="float">
            <text:p>383</text:p>
          </table:table-cell>
          <table:table-cell table:formula="of:=([.J162]-[.A162])/[.A162]" office:value-type="percentage" office:value="0.005249343832021" calcext:value-type="percentage">
            <text:p>0.52%</text:p>
          </table:table-cell>
          <table:table-cell table:formula="of:=([.J162]-[.B162])/[.B162]" office:value-type="percentage" office:value="0.00209314495028784" calcext:value-type="percentage">
            <text:p>0.21%</text:p>
          </table:table-cell>
          <table:table-cell table:formula="of:=([.J162]-[.C162])/[.C162]" office:value-type="percentage" office:value="0.00314300680984806" calcext:value-type="percentage">
            <text:p>0.31%</text:p>
          </table:table-cell>
          <table:table-cell table:formula="of:=([.J162]-[.D162])/[.D162]" office:value-type="percentage" office:value="0.00183102275699709" calcext:value-type="percentage">
            <text:p>0.18%</text:p>
          </table:table-cell>
          <table:table-cell table:formula="of:=([.J162]-[.E162])/[.E162]" office:value-type="percentage" office:value="0.00261780104712042" calcext:value-type="percentage">
            <text:p>0.26%</text:p>
          </table:table-cell>
          <table:table-cell table:formula="of:=([.J162]-[.F162])/[.F162]" office:value-type="percentage" office:value="0.000261164794985695" calcext:value-type="percentage">
            <text:p>0.03%</text:p>
          </table:table-cell>
          <table:table-cell table:formula="of:=([.J162]-[.G162])/[.G162]" office:value-type="percentage" office:value="0.000522466039707389" calcext:value-type="percentage">
            <text:p>0.05%</text:p>
          </table:table-cell>
          <table:table-cell table:formula="of:=([.J162]-[.H162])/[.H162]" office:value-type="percentage" office:value="0.000261164794985695" calcext:value-type="percentage">
            <text:p>0.03%</text:p>
          </table:table-cell>
          <table:table-cell table:formula="of:=([.J162]-[.I162])/[.I162]" office:value-type="percentage" office:value="0.000261164794985695" calcext:value-type="percentage">
            <text:p>0.03%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3.9" calcext:value-type="float">
            <text:p>383.9</text:p>
          </table:table-cell>
          <table:table-cell office:value-type="float" office:value="384" calcext:value-type="float">
            <text:p>384</text:p>
          </table:table-cell>
          <table:table-cell office:value-type="float" office:value="383.9" calcext:value-type="float">
            <text:p>383.9</text:p>
          </table:table-cell>
          <table:table-cell table:number-columns-repeated="5" office:value-type="float" office:value="384" calcext:value-type="float">
            <text:p>384</text:p>
          </table:table-cell>
          <table:table-cell table:style-name="ce5" office:value-type="float" office:value="384" calcext:value-type="float">
            <text:p>384</text:p>
          </table:table-cell>
          <table:table-cell table:formula="of:=([.J163]-[.A163])/[.A163]" office:value-type="percentage" office:value="0" calcext:value-type="percentage">
            <text:p>0.00%</text:p>
          </table:table-cell>
          <table:table-cell table:formula="of:=([.J163]-[.B163])/[.B163]" office:value-type="percentage" office:value="0.00026048450117224" calcext:value-type="percentage">
            <text:p>0.03%</text:p>
          </table:table-cell>
          <table:table-cell table:formula="of:=([.J163]-[.C163])/[.C163]" office:value-type="percentage" office:value="0" calcext:value-type="percentage">
            <text:p>0.00%</text:p>
          </table:table-cell>
          <table:table-cell table:formula="of:=([.J163]-[.D163])/[.D163]" office:value-type="percentage" office:value="0.00026048450117224" calcext:value-type="percentage">
            <text:p>0.03%</text:p>
          </table:table-cell>
          <table:table-cell table:formula="of:=([.J163]-[.E163])/[.E163]" office:value-type="percentage" office:value="0" calcext:value-type="percentage">
            <text:p>0.00%</text:p>
          </table:table-cell>
          <table:table-cell table:formula="of:=([.J163]-[.F163])/[.F163]" office:value-type="percentage" office:value="0" calcext:value-type="percentage">
            <text:p>0.00%</text:p>
          </table:table-cell>
          <table:table-cell table:formula="of:=([.J163]-[.G163])/[.G163]" office:value-type="percentage" office:value="0" calcext:value-type="percentage">
            <text:p>0.00%</text:p>
          </table:table-cell>
          <table:table-cell table:formula="of:=([.J163]-[.H163])/[.H163]" office:value-type="percentage" office:value="0" calcext:value-type="percentage">
            <text:p>0.00%</text:p>
          </table:table-cell>
          <table:table-cell table:formula="of:=([.J163]-[.I163])/[.I16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4.7" calcext:value-type="float">
            <text:p>384.7</text:p>
          </table:table-cell>
          <table:table-cell table:number-columns-repeated="8" office:value-type="float" office:value="385" calcext:value-type="float">
            <text:p>385</text:p>
          </table:table-cell>
          <table:table-cell table:style-name="ce5" office:value-type="float" office:value="385" calcext:value-type="float">
            <text:p>385</text:p>
          </table:table-cell>
          <table:table-cell table:formula="of:=([.J164]-[.A164])/[.A164]" office:value-type="percentage" office:value="0.000779828437743726" calcext:value-type="percentage">
            <text:p>0.08%</text:p>
          </table:table-cell>
          <table:table-cell table:formula="of:=([.J164]-[.B164])/[.B164]" office:value-type="percentage" office:value="0" calcext:value-type="percentage">
            <text:p>0.00%</text:p>
          </table:table-cell>
          <table:table-cell table:formula="of:=([.J164]-[.C164])/[.C164]" office:value-type="percentage" office:value="0" calcext:value-type="percentage">
            <text:p>0.00%</text:p>
          </table:table-cell>
          <table:table-cell table:formula="of:=([.J164]-[.D164])/[.D164]" office:value-type="percentage" office:value="0" calcext:value-type="percentage">
            <text:p>0.00%</text:p>
          </table:table-cell>
          <table:table-cell table:formula="of:=([.J164]-[.E164])/[.E164]" office:value-type="percentage" office:value="0" calcext:value-type="percentage">
            <text:p>0.00%</text:p>
          </table:table-cell>
          <table:table-cell table:formula="of:=([.J164]-[.F164])/[.F164]" office:value-type="percentage" office:value="0" calcext:value-type="percentage">
            <text:p>0.00%</text:p>
          </table:table-cell>
          <table:table-cell table:formula="of:=([.J164]-[.G164])/[.G164]" office:value-type="percentage" office:value="0" calcext:value-type="percentage">
            <text:p>0.00%</text:p>
          </table:table-cell>
          <table:table-cell table:formula="of:=([.J164]-[.H164])/[.H164]" office:value-type="percentage" office:value="0" calcext:value-type="percentage">
            <text:p>0.00%</text:p>
          </table:table-cell>
          <table:table-cell table:formula="of:=([.J164]-[.I164])/[.I16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6.5" calcext:value-type="float">
            <text:p>376.5</text:p>
          </table:table-cell>
          <table:table-cell office:value-type="float" office:value="378.2" calcext:value-type="float">
            <text:p>378.2</text:p>
          </table:table-cell>
          <table:table-cell office:value-type="float" office:value="377.9" calcext:value-type="float">
            <text:p>377.9</text:p>
          </table:table-cell>
          <table:table-cell office:value-type="float" office:value="379.1" calcext:value-type="float">
            <text:p>379.1</text:p>
          </table:table-cell>
          <table:table-cell office:value-type="float" office:value="378.2" calcext:value-type="float">
            <text:p>378.2</text:p>
          </table:table-cell>
          <table:table-cell office:value-type="float" office:value="378.7" calcext:value-type="float">
            <text:p>378.7</text:p>
          </table:table-cell>
          <table:table-cell office:value-type="float" office:value="379.5" calcext:value-type="float">
            <text:p>379.5</text:p>
          </table:table-cell>
          <table:table-cell office:value-type="float" office:value="380" calcext:value-type="float">
            <text:p>380</text:p>
          </table:table-cell>
          <table:table-cell office:value-type="float" office:value="378.6" calcext:value-type="float">
            <text:p>378.6</text:p>
          </table:table-cell>
          <table:table-cell table:style-name="ce5" office:value-type="float" office:value="386" calcext:value-type="float">
            <text:p>386</text:p>
          </table:table-cell>
          <table:table-cell table:formula="of:=([.J165]-[.A165])/[.A165]" office:value-type="percentage" office:value="0.0252324037184595" calcext:value-type="percentage">
            <text:p>2.52%</text:p>
          </table:table-cell>
          <table:table-cell table:formula="of:=([.J165]-[.B165])/[.B165]" office:value-type="percentage" office:value="0.0206240084611317" calcext:value-type="percentage">
            <text:p>2.06%</text:p>
          </table:table-cell>
          <table:table-cell table:formula="of:=([.J165]-[.C165])/[.C165]" office:value-type="percentage" office:value="0.0214342418629268" calcext:value-type="percentage">
            <text:p>2.14%</text:p>
          </table:table-cell>
          <table:table-cell table:formula="of:=([.J165]-[.D165])/[.D165]" office:value-type="percentage" office:value="0.0182010023740437" calcext:value-type="percentage">
            <text:p>1.82%</text:p>
          </table:table-cell>
          <table:table-cell table:formula="of:=([.J165]-[.E165])/[.E165]" office:value-type="percentage" office:value="0.0206240084611317" calcext:value-type="percentage">
            <text:p>2.06%</text:p>
          </table:table-cell>
          <table:table-cell table:formula="of:=([.J165]-[.F165])/[.F165]" office:value-type="percentage" office:value="0.0192764721415369" calcext:value-type="percentage">
            <text:p>1.93%</text:p>
          </table:table-cell>
          <table:table-cell table:formula="of:=([.J165]-[.G165])/[.G165]" office:value-type="percentage" office:value="0.0171277997364954" calcext:value-type="percentage">
            <text:p>1.71%</text:p>
          </table:table-cell>
          <table:table-cell table:formula="of:=([.J165]-[.H165])/[.H165]" office:value-type="percentage" office:value="0.0157894736842105" calcext:value-type="percentage">
            <text:p>1.58%</text:p>
          </table:table-cell>
          <table:table-cell table:formula="of:=([.J165]-[.I165])/[.I165]" office:value-type="percentage" office:value="0.0195456946645536" calcext:value-type="percentage">
            <text:p>1.95%</text:p>
          </table:table-cell>
        </table:table-row>
        <table:table-row table:style-name="ro1">
          <table:table-cell office:value-type="float" office:value="337.3" calcext:value-type="float">
            <text:p>337.3</text:p>
          </table:table-cell>
          <table:table-cell office:value-type="float" office:value="337.7" calcext:value-type="float">
            <text:p>337.7</text:p>
          </table:table-cell>
          <table:table-cell office:value-type="float" office:value="337.8" calcext:value-type="float">
            <text:p>337.8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338.1" calcext:value-type="float">
            <text:p>338.1</text:p>
          </table:table-cell>
          <table:table-cell office:value-type="float" office:value="339" calcext:value-type="float">
            <text:p>339</text:p>
          </table:table-cell>
          <table:table-cell office:value-type="float" office:value="338.9" calcext:value-type="float">
            <text:p>338.9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43" calcext:value-type="float">
            <text:p>343</text:p>
          </table:table-cell>
          <table:table-cell table:formula="of:=([.J166]-[.A166])/[.A166]" office:value-type="percentage" office:value="0.0168989030536614" calcext:value-type="percentage">
            <text:p>1.69%</text:p>
          </table:table-cell>
          <table:table-cell table:formula="of:=([.J166]-[.B166])/[.B166]" office:value-type="percentage" office:value="0.0156944033165532" calcext:value-type="percentage">
            <text:p>1.57%</text:p>
          </table:table-cell>
          <table:table-cell table:formula="of:=([.J166]-[.C166])/[.C166]" office:value-type="percentage" office:value="0.0153937240970988" calcext:value-type="percentage">
            <text:p>1.54%</text:p>
          </table:table-cell>
          <table:table-cell table:formula="of:=([.J166]-[.D166])/[.D166]" office:value-type="percentage" office:value="0.014792899408284" calcext:value-type="percentage">
            <text:p>1.48%</text:p>
          </table:table-cell>
          <table:table-cell table:formula="of:=([.J166]-[.E166])/[.E166]" office:value-type="percentage" office:value="0.0144927536231883" calcext:value-type="percentage">
            <text:p>1.45%</text:p>
          </table:table-cell>
          <table:table-cell table:formula="of:=([.J166]-[.F166])/[.F166]" office:value-type="percentage" office:value="0.0144927536231883" calcext:value-type="percentage">
            <text:p>1.45%</text:p>
          </table:table-cell>
          <table:table-cell table:formula="of:=([.J166]-[.G166])/[.G166]" office:value-type="percentage" office:value="0.0117994100294985" calcext:value-type="percentage">
            <text:p>1.18%</text:p>
          </table:table-cell>
          <table:table-cell table:formula="of:=([.J166]-[.H166])/[.H166]" office:value-type="percentage" office:value="0.0120979640011804" calcext:value-type="percentage">
            <text:p>1.21%</text:p>
          </table:table-cell>
          <table:table-cell table:formula="of:=([.J166]-[.I166])/[.I166]" office:value-type="percentage" office:value="0.0178041543026706" calcext:value-type="percentage">
            <text:p>1.78%</text:p>
          </table:table-cell>
        </table:table-row>
        <table:table-row table:style-name="ro1">
          <table:table-cell office:value-type="float" office:value="376.9" calcext:value-type="float">
            <text:p>376.9</text:p>
          </table:table-cell>
          <table:table-cell office:value-type="float" office:value="379.1" calcext:value-type="float">
            <text:p>379.1</text:p>
          </table:table-cell>
          <table:table-cell office:value-type="float" office:value="379.9" calcext:value-type="float">
            <text:p>379.9</text:p>
          </table:table-cell>
          <table:table-cell office:value-type="float" office:value="379.7" calcext:value-type="float">
            <text:p>379.7</text:p>
          </table:table-cell>
          <table:table-cell office:value-type="float" office:value="379.9" calcext:value-type="float">
            <text:p>379.9</text:p>
          </table:table-cell>
          <table:table-cell office:value-type="float" office:value="380.1" calcext:value-type="float">
            <text:p>380.1</text:p>
          </table:table-cell>
          <table:table-cell office:value-type="float" office:value="381.7" calcext:value-type="float">
            <text:p>381.7</text:p>
          </table:table-cell>
          <table:table-cell office:value-type="float" office:value="381.8" calcext:value-type="float">
            <text:p>381.8</text:p>
          </table:table-cell>
          <table:table-cell office:value-type="float" office:value="381" calcext:value-type="float">
            <text:p>381</text:p>
          </table:table-cell>
          <table:table-cell table:style-name="ce5" office:value-type="float" office:value="387" calcext:value-type="float">
            <text:p>387</text:p>
          </table:table-cell>
          <table:table-cell table:formula="of:=([.J167]-[.A167])/[.A167]" office:value-type="percentage" office:value="0.0267975590342266" calcext:value-type="percentage">
            <text:p>2.68%</text:p>
          </table:table-cell>
          <table:table-cell table:formula="of:=([.J167]-[.B167])/[.B167]" office:value-type="percentage" office:value="0.0208388288050646" calcext:value-type="percentage">
            <text:p>2.08%</text:p>
          </table:table-cell>
          <table:table-cell table:formula="of:=([.J167]-[.C167])/[.C167]" office:value-type="percentage" office:value="0.0186891287180838" calcext:value-type="percentage">
            <text:p>1.87%</text:p>
          </table:table-cell>
          <table:table-cell table:formula="of:=([.J167]-[.D167])/[.D167]" office:value-type="percentage" office:value="0.0192257045035555" calcext:value-type="percentage">
            <text:p>1.92%</text:p>
          </table:table-cell>
          <table:table-cell table:formula="of:=([.J167]-[.E167])/[.E167]" office:value-type="percentage" office:value="0.0186891287180838" calcext:value-type="percentage">
            <text:p>1.87%</text:p>
          </table:table-cell>
          <table:table-cell table:formula="of:=([.J167]-[.F167])/[.F167]" office:value-type="percentage" office:value="0.0181531176006314" calcext:value-type="percentage">
            <text:p>1.82%</text:p>
          </table:table-cell>
          <table:table-cell table:formula="of:=([.J167]-[.G167])/[.G167]" office:value-type="percentage" office:value="0.0138852501964894" calcext:value-type="percentage">
            <text:p>1.39%</text:p>
          </table:table-cell>
          <table:table-cell table:formula="of:=([.J167]-[.H167])/[.H167]" office:value-type="percentage" office:value="0.0136196961760084" calcext:value-type="percentage">
            <text:p>1.36%</text:p>
          </table:table-cell>
          <table:table-cell table:formula="of:=([.J167]-[.I167])/[.I167]" office:value-type="percentage" office:value="0.015748031496063" calcext:value-type="percentage">
            <text:p>1.57%</text:p>
          </table:table-cell>
        </table:table-row>
        <table:table-row table:style-name="ro1">
          <table:table-cell table:number-columns-repeated="10" office:value-type="float" office:value="388" calcext:value-type="float">
            <text:p>388</text:p>
          </table:table-cell>
          <table:table-cell table:formula="of:=([.J168]-[.A168])/[.A168]" office:value-type="percentage" office:value="0" calcext:value-type="percentage">
            <text:p>0.00%</text:p>
          </table:table-cell>
          <table:table-cell table:formula="of:=([.J168]-[.B168])/[.B168]" office:value-type="percentage" office:value="0" calcext:value-type="percentage">
            <text:p>0.00%</text:p>
          </table:table-cell>
          <table:table-cell table:formula="of:=([.J168]-[.C168])/[.C168]" office:value-type="percentage" office:value="0" calcext:value-type="percentage">
            <text:p>0.00%</text:p>
          </table:table-cell>
          <table:table-cell table:formula="of:=([.J168]-[.D168])/[.D168]" office:value-type="percentage" office:value="0" calcext:value-type="percentage">
            <text:p>0.00%</text:p>
          </table:table-cell>
          <table:table-cell table:formula="of:=([.J168]-[.E168])/[.E168]" office:value-type="percentage" office:value="0" calcext:value-type="percentage">
            <text:p>0.00%</text:p>
          </table:table-cell>
          <table:table-cell table:formula="of:=([.J168]-[.F168])/[.F168]" office:value-type="percentage" office:value="0" calcext:value-type="percentage">
            <text:p>0.00%</text:p>
          </table:table-cell>
          <table:table-cell table:formula="of:=([.J168]-[.G168])/[.G168]" office:value-type="percentage" office:value="0" calcext:value-type="percentage">
            <text:p>0.00%</text:p>
          </table:table-cell>
          <table:table-cell table:formula="of:=([.J168]-[.H168])/[.H168]" office:value-type="percentage" office:value="0" calcext:value-type="percentage">
            <text:p>0.00%</text:p>
          </table:table-cell>
          <table:table-cell table:formula="of:=([.J168]-[.I168])/[.I16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5.9" calcext:value-type="float">
            <text:p>385.9</text:p>
          </table:table-cell>
          <table:table-cell office:value-type="float" office:value="386.7" calcext:value-type="float">
            <text:p>386.7</text:p>
          </table:table-cell>
          <table:table-cell table:number-columns-repeated="2" office:value-type="float" office:value="386.5" calcext:value-type="float">
            <text:p>386.5</text:p>
          </table:table-cell>
          <table:table-cell office:value-type="float" office:value="386.9" calcext:value-type="float">
            <text:p>386.9</text:p>
          </table:table-cell>
          <table:table-cell office:value-type="float" office:value="387.1" calcext:value-type="float">
            <text:p>387.1</text:p>
          </table:table-cell>
          <table:table-cell office:value-type="float" office:value="387.6" calcext:value-type="float">
            <text:p>387.6</text:p>
          </table:table-cell>
          <table:table-cell office:value-type="float" office:value="387.7" calcext:value-type="float">
            <text:p>387.7</text:p>
          </table:table-cell>
          <table:table-cell office:value-type="float" office:value="386.8" calcext:value-type="float">
            <text:p>386.8</text:p>
          </table:table-cell>
          <table:table-cell office:value-type="float" office:value="388" calcext:value-type="float">
            <text:p>388</text:p>
          </table:table-cell>
          <table:table-cell table:formula="of:=([.J169]-[.A169])/[.A169]" office:value-type="percentage" office:value="0.0054418243068153" calcext:value-type="percentage">
            <text:p>0.54%</text:p>
          </table:table-cell>
          <table:table-cell table:formula="of:=([.J169]-[.B169])/[.B169]" office:value-type="percentage" office:value="0.00336177915696926" calcext:value-type="percentage">
            <text:p>0.34%</text:p>
          </table:table-cell>
          <table:table-cell table:formula="of:=([.J169]-[.C169])/[.C169]" office:value-type="percentage" office:value="0.00388098318240621" calcext:value-type="percentage">
            <text:p>0.39%</text:p>
          </table:table-cell>
          <table:table-cell table:formula="of:=([.J169]-[.D169])/[.D169]" office:value-type="percentage" office:value="0.00388098318240621" calcext:value-type="percentage">
            <text:p>0.39%</text:p>
          </table:table-cell>
          <table:table-cell table:formula="of:=([.J169]-[.E169])/[.E169]" office:value-type="percentage" office:value="0.00284311191522363" calcext:value-type="percentage">
            <text:p>0.28%</text:p>
          </table:table-cell>
          <table:table-cell table:formula="of:=([.J169]-[.F169])/[.F169]" office:value-type="percentage" office:value="0.0023249806251614" calcext:value-type="percentage">
            <text:p>0.23%</text:p>
          </table:table-cell>
          <table:table-cell table:formula="of:=([.J169]-[.G169])/[.G169]" office:value-type="percentage" office:value="0.00103199174406599" calcext:value-type="percentage">
            <text:p>0.10%</text:p>
          </table:table-cell>
          <table:table-cell table:formula="of:=([.J169]-[.H169])/[.H169]" office:value-type="percentage" office:value="0.00077379417075061" calcext:value-type="percentage">
            <text:p>0.08%</text:p>
          </table:table-cell>
          <table:table-cell table:formula="of:=([.J169]-[.I169])/[.I169]" office:value-type="percentage" office:value="0.00310237849017577" calcext:value-type="percentage">
            <text:p>0.31%</text:p>
          </table:table-cell>
        </table:table-row>
        <table:table-row table:style-name="ro1">
          <table:table-cell office:value-type="float" office:value="353.3" calcext:value-type="float">
            <text:p>353.3</text:p>
          </table:table-cell>
          <table:table-cell office:value-type="float" office:value="354.1" calcext:value-type="float">
            <text:p>354.1</text:p>
          </table:table-cell>
          <table:table-cell office:value-type="float" office:value="354.5" calcext:value-type="float">
            <text:p>354.5</text:p>
          </table:table-cell>
          <table:table-cell office:value-type="float" office:value="354.2" calcext:value-type="float">
            <text:p>354.2</text:p>
          </table:table-cell>
          <table:table-cell office:value-type="float" office:value="354.7" calcext:value-type="float">
            <text:p>354.7</text:p>
          </table:table-cell>
          <table:table-cell office:value-type="float" office:value="354.8" calcext:value-type="float">
            <text:p>354.8</text:p>
          </table:table-cell>
          <table:table-cell office:value-type="float" office:value="354.9" calcext:value-type="float">
            <text:p>354.9</text:p>
          </table:table-cell>
          <table:table-cell office:value-type="float" office:value="354.8" calcext:value-type="float">
            <text:p>354.8</text:p>
          </table:table-cell>
          <table:table-cell office:value-type="float" office:value="353" calcext:value-type="float">
            <text:p>353</text:p>
          </table:table-cell>
          <table:table-cell office:value-type="float" office:value="358" calcext:value-type="float">
            <text:p>358</text:p>
          </table:table-cell>
          <table:table-cell table:formula="of:=([.J170]-[.A170])/[.A170]" office:value-type="percentage" office:value="0.0133031418058307" calcext:value-type="percentage">
            <text:p>1.33%</text:p>
          </table:table-cell>
          <table:table-cell table:formula="of:=([.J170]-[.B170])/[.B170]" office:value-type="percentage" office:value="0.0110138378988986" calcext:value-type="percentage">
            <text:p>1.10%</text:p>
          </table:table-cell>
          <table:table-cell table:formula="of:=([.J170]-[.C170])/[.C170]" office:value-type="percentage" office:value="0.00987306064880113" calcext:value-type="percentage">
            <text:p>0.99%</text:p>
          </table:table-cell>
          <table:table-cell table:formula="of:=([.J170]-[.D170])/[.D170]" office:value-type="percentage" office:value="0.0107284020327499" calcext:value-type="percentage">
            <text:p>1.07%</text:p>
          </table:table-cell>
          <table:table-cell table:formula="of:=([.J170]-[.E170])/[.E170]" office:value-type="percentage" office:value="0.00930363687623347" calcext:value-type="percentage">
            <text:p>0.93%</text:p>
          </table:table-cell>
          <table:table-cell table:formula="of:=([.J170]-[.F170])/[.F170]" office:value-type="percentage" office:value="0.0090191657271702" calcext:value-type="percentage">
            <text:p>0.90%</text:p>
          </table:table-cell>
          <table:table-cell table:formula="of:=([.J170]-[.G170])/[.G170]" office:value-type="percentage" office:value="0.00873485488870111" calcext:value-type="percentage">
            <text:p>0.87%</text:p>
          </table:table-cell>
          <table:table-cell table:formula="of:=([.J170]-[.H170])/[.H170]" office:value-type="percentage" office:value="0.0090191657271702" calcext:value-type="percentage">
            <text:p>0.90%</text:p>
          </table:table-cell>
          <table:table-cell table:formula="of:=([.J170]-[.I170])/[.I170]" office:value-type="percentage" office:value="0.0141643059490085" calcext:value-type="percentage">
            <text:p>1.42%</text:p>
          </table:table-cell>
        </table:table-row>
        <table:table-row table:style-name="ro1">
          <table:table-cell table:number-columns-repeated="10" office:value-type="float" office:value="390" calcext:value-type="float">
            <text:p>390</text:p>
          </table:table-cell>
          <table:table-cell table:formula="of:=([.J171]-[.A171])/[.A171]" office:value-type="percentage" office:value="0" calcext:value-type="percentage">
            <text:p>0.00%</text:p>
          </table:table-cell>
          <table:table-cell table:formula="of:=([.J171]-[.B171])/[.B171]" office:value-type="percentage" office:value="0" calcext:value-type="percentage">
            <text:p>0.00%</text:p>
          </table:table-cell>
          <table:table-cell table:formula="of:=([.J171]-[.C171])/[.C171]" office:value-type="percentage" office:value="0" calcext:value-type="percentage">
            <text:p>0.00%</text:p>
          </table:table-cell>
          <table:table-cell table:formula="of:=([.J171]-[.D171])/[.D171]" office:value-type="percentage" office:value="0" calcext:value-type="percentage">
            <text:p>0.00%</text:p>
          </table:table-cell>
          <table:table-cell table:formula="of:=([.J171]-[.E171])/[.E171]" office:value-type="percentage" office:value="0" calcext:value-type="percentage">
            <text:p>0.00%</text:p>
          </table:table-cell>
          <table:table-cell table:formula="of:=([.J171]-[.F171])/[.F171]" office:value-type="percentage" office:value="0" calcext:value-type="percentage">
            <text:p>0.00%</text:p>
          </table:table-cell>
          <table:table-cell table:formula="of:=([.J171]-[.G171])/[.G171]" office:value-type="percentage" office:value="0" calcext:value-type="percentage">
            <text:p>0.00%</text:p>
          </table:table-cell>
          <table:table-cell table:formula="of:=([.J171]-[.H171])/[.H171]" office:value-type="percentage" office:value="0" calcext:value-type="percentage">
            <text:p>0.00%</text:p>
          </table:table-cell>
          <table:table-cell table:formula="of:=([.J171]-[.I171])/[.I17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0.3" calcext:value-type="float">
            <text:p>380.3</text:p>
          </table:table-cell>
          <table:table-cell office:value-type="float" office:value="382" calcext:value-type="float">
            <text:p>382</text:p>
          </table:table-cell>
          <table:table-cell office:value-type="float" office:value="381.9" calcext:value-type="float">
            <text:p>381.9</text:p>
          </table:table-cell>
          <table:table-cell office:value-type="float" office:value="382.4" calcext:value-type="float">
            <text:p>382.4</text:p>
          </table:table-cell>
          <table:table-cell office:value-type="float" office:value="382.5" calcext:value-type="float">
            <text:p>382.5</text:p>
          </table:table-cell>
          <table:table-cell office:value-type="float" office:value="383.2" calcext:value-type="float">
            <text:p>383.2</text:p>
          </table:table-cell>
          <table:table-cell office:value-type="float" office:value="383.8" calcext:value-type="float">
            <text:p>383.8</text:p>
          </table:table-cell>
          <table:table-cell office:value-type="float" office:value="383.5" calcext:value-type="float">
            <text:p>383.5</text:p>
          </table:table-cell>
          <table:table-cell office:value-type="float" office:value="381.5" calcext:value-type="float">
            <text:p>381.5</text:p>
          </table:table-cell>
          <table:table-cell office:value-type="float" office:value="392" calcext:value-type="float">
            <text:p>392</text:p>
          </table:table-cell>
          <table:table-cell table:formula="of:=([.J172]-[.A172])/[.A172]" office:value-type="percentage" office:value="0.0307651853799632" calcext:value-type="percentage">
            <text:p>3.08%</text:p>
          </table:table-cell>
          <table:table-cell table:formula="of:=([.J172]-[.B172])/[.B172]" office:value-type="percentage" office:value="0.0261780104712042" calcext:value-type="percentage">
            <text:p>2.62%</text:p>
          </table:table-cell>
          <table:table-cell table:formula="of:=([.J172]-[.C172])/[.C172]" office:value-type="percentage" office:value="0.026446713799424" calcext:value-type="percentage">
            <text:p>2.64%</text:p>
          </table:table-cell>
          <table:table-cell table:formula="of:=([.J172]-[.D172])/[.D172]" office:value-type="percentage" office:value="0.0251046025104603" calcext:value-type="percentage">
            <text:p>2.51%</text:p>
          </table:table-cell>
          <table:table-cell table:formula="of:=([.J172]-[.E172])/[.E172]" office:value-type="percentage" office:value="0.0248366013071895" calcext:value-type="percentage">
            <text:p>2.48%</text:p>
          </table:table-cell>
          <table:table-cell table:formula="of:=([.J172]-[.F172])/[.F172]" office:value-type="percentage" office:value="0.0229645093945721" calcext:value-type="percentage">
            <text:p>2.30%</text:p>
          </table:table-cell>
          <table:table-cell table:formula="of:=([.J172]-[.G172])/[.G172]" office:value-type="percentage" office:value="0.0213652944241792" calcext:value-type="percentage">
            <text:p>2.14%</text:p>
          </table:table-cell>
          <table:table-cell table:formula="of:=([.J172]-[.H172])/[.H172]" office:value-type="percentage" office:value="0.0221642764015645" calcext:value-type="percentage">
            <text:p>2.22%</text:p>
          </table:table-cell>
          <table:table-cell table:formula="of:=([.J172]-[.I172])/[.I172]" office:value-type="percentage" office:value="0.0275229357798165" calcext:value-type="percentage">
            <text:p>2.75%</text:p>
          </table:table-cell>
        </table:table-row>
        <table:table-row table:style-name="ro1">
          <table:table-cell table:number-columns-repeated="9" office:value-type="float" office:value="393" calcext:value-type="float">
            <text:p>393</text:p>
          </table:table-cell>
          <table:table-cell table:style-name="ce5" office:value-type="float" office:value="393" calcext:value-type="float">
            <text:p>393</text:p>
          </table:table-cell>
          <table:table-cell table:formula="of:=([.J173]-[.A173])/[.A173]" office:value-type="percentage" office:value="0" calcext:value-type="percentage">
            <text:p>0.00%</text:p>
          </table:table-cell>
          <table:table-cell table:formula="of:=([.J173]-[.B173])/[.B173]" office:value-type="percentage" office:value="0" calcext:value-type="percentage">
            <text:p>0.00%</text:p>
          </table:table-cell>
          <table:table-cell table:formula="of:=([.J173]-[.C173])/[.C173]" office:value-type="percentage" office:value="0" calcext:value-type="percentage">
            <text:p>0.00%</text:p>
          </table:table-cell>
          <table:table-cell table:formula="of:=([.J173]-[.D173])/[.D173]" office:value-type="percentage" office:value="0" calcext:value-type="percentage">
            <text:p>0.00%</text:p>
          </table:table-cell>
          <table:table-cell table:formula="of:=([.J173]-[.E173])/[.E173]" office:value-type="percentage" office:value="0" calcext:value-type="percentage">
            <text:p>0.00%</text:p>
          </table:table-cell>
          <table:table-cell table:formula="of:=([.J173]-[.F173])/[.F173]" office:value-type="percentage" office:value="0" calcext:value-type="percentage">
            <text:p>0.00%</text:p>
          </table:table-cell>
          <table:table-cell table:formula="of:=([.J173]-[.G173])/[.G173]" office:value-type="percentage" office:value="0" calcext:value-type="percentage">
            <text:p>0.00%</text:p>
          </table:table-cell>
          <table:table-cell table:formula="of:=([.J173]-[.H173])/[.H173]" office:value-type="percentage" office:value="0" calcext:value-type="percentage">
            <text:p>0.00%</text:p>
          </table:table-cell>
          <table:table-cell table:formula="of:=([.J173]-[.I173])/[.I17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6.4" calcext:value-type="float">
            <text:p>386.4</text:p>
          </table:table-cell>
          <table:table-cell office:value-type="float" office:value="385.6" calcext:value-type="float">
            <text:p>385.6</text:p>
          </table:table-cell>
          <table:table-cell office:value-type="float" office:value="385.9" calcext:value-type="float">
            <text:p>385.9</text:p>
          </table:table-cell>
          <table:table-cell office:value-type="float" office:value="386.2" calcext:value-type="float">
            <text:p>386.2</text:p>
          </table:table-cell>
          <table:table-cell office:value-type="float" office:value="387.6" calcext:value-type="float">
            <text:p>387.6</text:p>
          </table:table-cell>
          <table:table-cell office:value-type="float" office:value="387.5" calcext:value-type="float">
            <text:p>387.5</text:p>
          </table:table-cell>
          <table:table-cell office:value-type="float" office:value="388" calcext:value-type="float">
            <text:p>388</text:p>
          </table:table-cell>
          <table:table-cell office:value-type="float" office:value="387" calcext:value-type="float">
            <text:p>387</text:p>
          </table:table-cell>
          <table:table-cell table:style-name="ce5" office:value-type="float" office:value="394" calcext:value-type="float">
            <text:p>394</text:p>
          </table:table-cell>
          <table:table-cell table:formula="of:=([.J174]-[.A174])/[.A174]" office:value-type="percentage" office:value="0.0260416666666667" calcext:value-type="percentage">
            <text:p>2.60%</text:p>
          </table:table-cell>
          <table:table-cell table:formula="of:=([.J174]-[.B174])/[.B174]" office:value-type="percentage" office:value="0.0196687370600415" calcext:value-type="percentage">
            <text:p>1.97%</text:p>
          </table:table-cell>
          <table:table-cell table:formula="of:=([.J174]-[.C174])/[.C174]" office:value-type="percentage" office:value="0.0217842323651452" calcext:value-type="percentage">
            <text:p>2.18%</text:p>
          </table:table-cell>
          <table:table-cell table:formula="of:=([.J174]-[.D174])/[.D174]" office:value-type="percentage" office:value="0.0209898937548588" calcext:value-type="percentage">
            <text:p>2.10%</text:p>
          </table:table-cell>
          <table:table-cell table:formula="of:=([.J174]-[.E174])/[.E174]" office:value-type="percentage" office:value="0.0201967892283791" calcext:value-type="percentage">
            <text:p>2.02%</text:p>
          </table:table-cell>
          <table:table-cell table:formula="of:=([.J174]-[.F174])/[.F174]" office:value-type="percentage" office:value="0.0165118679050567" calcext:value-type="percentage">
            <text:p>1.65%</text:p>
          </table:table-cell>
          <table:table-cell table:formula="of:=([.J174]-[.G174])/[.G174]" office:value-type="percentage" office:value="0.0167741935483871" calcext:value-type="percentage">
            <text:p>1.68%</text:p>
          </table:table-cell>
          <table:table-cell table:formula="of:=([.J174]-[.H174])/[.H174]" office:value-type="percentage" office:value="0.0154639175257732" calcext:value-type="percentage">
            <text:p>1.55%</text:p>
          </table:table-cell>
          <table:table-cell table:formula="of:=([.J174]-[.I174])/[.I174]" office:value-type="percentage" office:value="0.0180878552971576" calcext:value-type="percentage">
            <text:p>1.81%</text:p>
          </table:table-cell>
        </table:table-row>
        <table:table-row table:style-name="ro1">
          <table:table-cell office:value-type="float" office:value="388.7" calcext:value-type="float">
            <text:p>388.7</text:p>
          </table:table-cell>
          <table:table-cell office:value-type="float" office:value="390.1" calcext:value-type="float">
            <text:p>390.1</text:p>
          </table:table-cell>
          <table:table-cell office:value-type="float" office:value="390.2" calcext:value-type="float">
            <text:p>390.2</text:p>
          </table:table-cell>
          <table:table-cell office:value-type="float" office:value="389.9" calcext:value-type="float">
            <text:p>389.9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391.1" calcext:value-type="float">
            <text:p>391.1</text:p>
          </table:table-cell>
          <table:table-cell office:value-type="float" office:value="391.2" calcext:value-type="float">
            <text:p>391.2</text:p>
          </table:table-cell>
          <table:table-cell office:value-type="float" office:value="390.6" calcext:value-type="float">
            <text:p>390.6</text:p>
          </table:table-cell>
          <table:table-cell office:value-type="float" office:value="396" calcext:value-type="float">
            <text:p>396</text:p>
          </table:table-cell>
          <table:table-cell table:formula="of:=([.J175]-[.A175])/[.A175]" office:value-type="percentage" office:value="0.0187805505531258" calcext:value-type="percentage">
            <text:p>1.88%</text:p>
          </table:table-cell>
          <table:table-cell table:formula="of:=([.J175]-[.B175])/[.B175]" office:value-type="percentage" office:value="0.0151243270956164" calcext:value-type="percentage">
            <text:p>1.51%</text:p>
          </table:table-cell>
          <table:table-cell table:formula="of:=([.J175]-[.C175])/[.C175]" office:value-type="percentage" office:value="0.0148641722193747" calcext:value-type="percentage">
            <text:p>1.49%</text:p>
          </table:table-cell>
          <table:table-cell table:formula="of:=([.J175]-[.D175])/[.D175]" office:value-type="percentage" office:value="0.0156450371890229" calcext:value-type="percentage">
            <text:p>1.56%</text:p>
          </table:table-cell>
          <table:table-cell table:formula="of:=([.J175]-[.E175])/[.E175]" office:value-type="percentage" office:value="0.0127877237851662" calcext:value-type="percentage">
            <text:p>1.28%</text:p>
          </table:table-cell>
          <table:table-cell table:formula="of:=([.J175]-[.F175])/[.F175]" office:value-type="percentage" office:value="0.0125287650217335" calcext:value-type="percentage">
            <text:p>1.25%</text:p>
          </table:table-cell>
          <table:table-cell table:formula="of:=([.J175]-[.G175])/[.G175]" office:value-type="percentage" office:value="0.0125287650217335" calcext:value-type="percentage">
            <text:p>1.25%</text:p>
          </table:table-cell>
          <table:table-cell table:formula="of:=([.J175]-[.H175])/[.H175]" office:value-type="percentage" office:value="0.0122699386503068" calcext:value-type="percentage">
            <text:p>1.23%</text:p>
          </table:table-cell>
          <table:table-cell table:formula="of:=([.J175]-[.I175])/[.I175]" office:value-type="percentage" office:value="0.0138248847926267" calcext:value-type="percentage">
            <text:p>1.38%</text:p>
          </table:table-cell>
        </table:table-row>
        <table:table-row table:style-name="ro1">
          <table:table-cell office:value-type="float" office:value="388.7" calcext:value-type="float">
            <text:p>388.7</text:p>
          </table:table-cell>
          <table:table-cell office:value-type="float" office:value="390.8" calcext:value-type="float">
            <text:p>390.8</text:p>
          </table:table-cell>
          <table:table-cell office:value-type="float" office:value="390.6" calcext:value-type="float">
            <text:p>390.6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table:number-columns-repeated="3" office:value-type="float" office:value="392" calcext:value-type="float">
            <text:p>392</text:p>
          </table:table-cell>
          <table:table-cell office:value-type="float" office:value="390.8" calcext:value-type="float">
            <text:p>390.8</text:p>
          </table:table-cell>
          <table:table-cell office:value-type="float" office:value="397" calcext:value-type="float">
            <text:p>397</text:p>
          </table:table-cell>
          <table:table-cell table:formula="of:=([.J176]-[.A176])/[.A176]" office:value-type="percentage" office:value="0.0213532287110883" calcext:value-type="percentage">
            <text:p>2.14%</text:p>
          </table:table-cell>
          <table:table-cell table:formula="of:=([.J176]-[.B176])/[.B176]" office:value-type="percentage" office:value="0.0158648925281474" calcext:value-type="percentage">
            <text:p>1.59%</text:p>
          </table:table-cell>
          <table:table-cell table:formula="of:=([.J176]-[.C176])/[.C176]" office:value-type="percentage" office:value="0.0163850486431131" calcext:value-type="percentage">
            <text:p>1.64%</text:p>
          </table:table-cell>
          <table:table-cell table:formula="of:=([.J176]-[.D176])/[.D176]" office:value-type="percentage" office:value="0.0179487179487179" calcext:value-type="percentage">
            <text:p>1.79%</text:p>
          </table:table-cell>
          <table:table-cell table:formula="of:=([.J176]-[.E176])/[.E176]" office:value-type="percentage" office:value="0.0153452685421995" calcext:value-type="percentage">
            <text:p>1.53%</text:p>
          </table:table-cell>
          <table:table-cell table:formula="of:=([.J176]-[.F176])/[.F176]" office:value-type="percentage" office:value="0.0127551020408163" calcext:value-type="percentage">
            <text:p>1.28%</text:p>
          </table:table-cell>
          <table:table-cell table:formula="of:=([.J176]-[.G176])/[.G176]" office:value-type="percentage" office:value="0.0127551020408163" calcext:value-type="percentage">
            <text:p>1.28%</text:p>
          </table:table-cell>
          <table:table-cell table:formula="of:=([.J176]-[.H176])/[.H176]" office:value-type="percentage" office:value="0.0127551020408163" calcext:value-type="percentage">
            <text:p>1.28%</text:p>
          </table:table-cell>
          <table:table-cell table:formula="of:=([.J176]-[.I176])/[.I176]" office:value-type="percentage" office:value="0.0158648925281474" calcext:value-type="percentage">
            <text:p>1.59%</text:p>
          </table:table-cell>
        </table:table-row>
        <table:table-row table:style-name="ro1">
          <table:table-cell office:value-type="float" office:value="390.6" calcext:value-type="float">
            <text:p>390.6</text:p>
          </table:table-cell>
          <table:table-cell office:value-type="float" office:value="392.2" calcext:value-type="float">
            <text:p>392.2</text:p>
          </table:table-cell>
          <table:table-cell office:value-type="float" office:value="391.9" calcext:value-type="float">
            <text:p>391.9</text:p>
          </table:table-cell>
          <table:table-cell office:value-type="float" office:value="392.5" calcext:value-type="float">
            <text:p>392.5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393.4" calcext:value-type="float">
            <text:p>393.4</text:p>
          </table:table-cell>
          <table:table-cell office:value-type="float" office:value="393.8" calcext:value-type="float">
            <text:p>393.8</text:p>
          </table:table-cell>
          <table:table-cell office:value-type="float" office:value="393.4" calcext:value-type="float">
            <text:p>393.4</text:p>
          </table:table-cell>
          <table:table-cell office:value-type="float" office:value="400" calcext:value-type="float">
            <text:p>400</text:p>
          </table:table-cell>
          <table:table-cell table:formula="of:=([.J177]-[.A177])/[.A177]" office:value-type="percentage" office:value="0.0240655401945724" calcext:value-type="percentage">
            <text:p>2.41%</text:p>
          </table:table-cell>
          <table:table-cell table:formula="of:=([.J177]-[.B177])/[.B177]" office:value-type="percentage" office:value="0.0198878123406426" calcext:value-type="percentage">
            <text:p>1.99%</text:p>
          </table:table-cell>
          <table:table-cell table:formula="of:=([.J177]-[.C177])/[.C177]" office:value-type="percentage" office:value="0.0206685378923195" calcext:value-type="percentage">
            <text:p>2.07%</text:p>
          </table:table-cell>
          <table:table-cell table:formula="of:=([.J177]-[.D177])/[.D177]" office:value-type="percentage" office:value="0.0191082802547771" calcext:value-type="percentage">
            <text:p>1.91%</text:p>
          </table:table-cell>
          <table:table-cell table:formula="of:=([.J177]-[.E177])/[.E177]" office:value-type="percentage" office:value="0.0178117048346056" calcext:value-type="percentage">
            <text:p>1.78%</text:p>
          </table:table-cell>
          <table:table-cell table:formula="of:=([.J177]-[.F177])/[.F177]" office:value-type="percentage" office:value="0.0167768174885613" calcext:value-type="percentage">
            <text:p>1.68%</text:p>
          </table:table-cell>
          <table:table-cell table:formula="of:=([.J177]-[.G177])/[.G177]" office:value-type="percentage" office:value="0.0167768174885613" calcext:value-type="percentage">
            <text:p>1.68%</text:p>
          </table:table-cell>
          <table:table-cell table:formula="of:=([.J177]-[.H177])/[.H177]" office:value-type="percentage" office:value="0.015744032503809" calcext:value-type="percentage">
            <text:p>1.57%</text:p>
          </table:table-cell>
          <table:table-cell table:formula="of:=([.J177]-[.I177])/[.I177]" office:value-type="percentage" office:value="0.0167768174885613" calcext:value-type="percentage">
            <text:p>1.68%</text:p>
          </table:table-cell>
        </table:table-row>
        <table:table-row table:style-name="ro1">
          <table:table-cell office:value-type="float" office:value="366.6" calcext:value-type="float">
            <text:p>366.6</text:p>
          </table:table-cell>
          <table:table-cell office:value-type="float" office:value="366.9" calcext:value-type="float">
            <text:p>366.9</text:p>
          </table:table-cell>
          <table:table-cell office:value-type="float" office:value="367.3" calcext:value-type="float">
            <text:p>367.3</text:p>
          </table:table-cell>
          <table:table-cell office:value-type="float" office:value="368.4" calcext:value-type="float">
            <text:p>368.4</text:p>
          </table:table-cell>
          <table:table-cell office:value-type="float" office:value="367.8" calcext:value-type="float">
            <text:p>367.8</text:p>
          </table:table-cell>
          <table:table-cell office:value-type="float" office:value="367.4" calcext:value-type="float">
            <text:p>367.4</text:p>
          </table:table-cell>
          <table:table-cell office:value-type="float" office:value="369.2" calcext:value-type="float">
            <text:p>369.2</text:p>
          </table:table-cell>
          <table:table-cell office:value-type="float" office:value="367" calcext:value-type="float">
            <text:p>367</text:p>
          </table:table-cell>
          <table:table-cell office:value-type="float" office:value="365.6" calcext:value-type="float">
            <text:p>365.6</text:p>
          </table:table-cell>
          <table:table-cell office:value-type="float" office:value="375" calcext:value-type="float">
            <text:p>375</text:p>
          </table:table-cell>
          <table:table-cell table:formula="of:=([.J178]-[.A178])/[.A178]" office:value-type="percentage" office:value="0.0229132569558101" calcext:value-type="percentage">
            <text:p>2.29%</text:p>
          </table:table-cell>
          <table:table-cell table:formula="of:=([.J178]-[.B178])/[.B178]" office:value-type="percentage" office:value="0.0220768601798856" calcext:value-type="percentage">
            <text:p>2.21%</text:p>
          </table:table-cell>
          <table:table-cell table:formula="of:=([.J178]-[.C178])/[.C178]" office:value-type="percentage" office:value="0.0209637898175878" calcext:value-type="percentage">
            <text:p>2.10%</text:p>
          </table:table-cell>
          <table:table-cell table:formula="of:=([.J178]-[.D178])/[.D178]" office:value-type="percentage" office:value="0.0179153094462541" calcext:value-type="percentage">
            <text:p>1.79%</text:p>
          </table:table-cell>
          <table:table-cell table:formula="of:=([.J178]-[.E178])/[.E178]" office:value-type="percentage" office:value="0.0195758564437194" calcext:value-type="percentage">
            <text:p>1.96%</text:p>
          </table:table-cell>
          <table:table-cell table:formula="of:=([.J178]-[.F178])/[.F178]" office:value-type="percentage" office:value="0.0206859009254219" calcext:value-type="percentage">
            <text:p>2.07%</text:p>
          </table:table-cell>
          <table:table-cell table:formula="of:=([.J178]-[.G178])/[.G178]" office:value-type="percentage" office:value="0.0157096424702059" calcext:value-type="percentage">
            <text:p>1.57%</text:p>
          </table:table-cell>
          <table:table-cell table:formula="of:=([.J178]-[.H178])/[.H178]" office:value-type="percentage" office:value="0.0217983651226158" calcext:value-type="percentage">
            <text:p>2.18%</text:p>
          </table:table-cell>
          <table:table-cell table:formula="of:=([.J178]-[.I178])/[.I178]" office:value-type="percentage" office:value="0.0257111597374179" calcext:value-type="percentage">
            <text:p>2.57%</text:p>
          </table:table-cell>
        </table:table-row>
        <table:table-row table:style-name="ro1">
          <table:table-cell table:number-columns-repeated="10" office:value-type="float" office:value="403" calcext:value-type="float">
            <text:p>403</text:p>
          </table:table-cell>
          <table:table-cell table:formula="of:=([.J179]-[.A179])/[.A179]" office:value-type="percentage" office:value="0" calcext:value-type="percentage">
            <text:p>0.00%</text:p>
          </table:table-cell>
          <table:table-cell table:formula="of:=([.J179]-[.B179])/[.B179]" office:value-type="percentage" office:value="0" calcext:value-type="percentage">
            <text:p>0.00%</text:p>
          </table:table-cell>
          <table:table-cell table:formula="of:=([.J179]-[.C179])/[.C179]" office:value-type="percentage" office:value="0" calcext:value-type="percentage">
            <text:p>0.00%</text:p>
          </table:table-cell>
          <table:table-cell table:formula="of:=([.J179]-[.D179])/[.D179]" office:value-type="percentage" office:value="0" calcext:value-type="percentage">
            <text:p>0.00%</text:p>
          </table:table-cell>
          <table:table-cell table:formula="of:=([.J179]-[.E179])/[.E179]" office:value-type="percentage" office:value="0" calcext:value-type="percentage">
            <text:p>0.00%</text:p>
          </table:table-cell>
          <table:table-cell table:formula="of:=([.J179]-[.F179])/[.F179]" office:value-type="percentage" office:value="0" calcext:value-type="percentage">
            <text:p>0.00%</text:p>
          </table:table-cell>
          <table:table-cell table:formula="of:=([.J179]-[.G179])/[.G179]" office:value-type="percentage" office:value="0" calcext:value-type="percentage">
            <text:p>0.00%</text:p>
          </table:table-cell>
          <table:table-cell table:formula="of:=([.J179]-[.H179])/[.H179]" office:value-type="percentage" office:value="0" calcext:value-type="percentage">
            <text:p>0.00%</text:p>
          </table:table-cell>
          <table:table-cell table:formula="of:=([.J179]-[.I179])/[.I17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3.3" calcext:value-type="float">
            <text:p>353.3</text:p>
          </table:table-cell>
          <table:table-cell office:value-type="float" office:value="355.7" calcext:value-type="float">
            <text:p>355.7</text:p>
          </table:table-cell>
          <table:table-cell office:value-type="float" office:value="354.6" calcext:value-type="float">
            <text:p>354.6</text:p>
          </table:table-cell>
          <table:table-cell office:value-type="float" office:value="354.9" calcext:value-type="float">
            <text:p>354.9</text:p>
          </table:table-cell>
          <table:table-cell office:value-type="float" office:value="355.8" calcext:value-type="float">
            <text:p>355.8</text:p>
          </table:table-cell>
          <table:table-cell office:value-type="float" office:value="356.1" calcext:value-type="float">
            <text:p>356.1</text:p>
          </table:table-cell>
          <table:table-cell office:value-type="float" office:value="356.2" calcext:value-type="float">
            <text:p>356.2</text:p>
          </table:table-cell>
          <table:table-cell office:value-type="float" office:value="356.7" calcext:value-type="float">
            <text:p>356.7</text:p>
          </table:table-cell>
          <table:table-cell office:value-type="float" office:value="353.8" calcext:value-type="float">
            <text:p>353.8</text:p>
          </table:table-cell>
          <table:table-cell office:value-type="float" office:value="362" calcext:value-type="float">
            <text:p>362</text:p>
          </table:table-cell>
          <table:table-cell table:formula="of:=([.J180]-[.A180])/[.A180]" office:value-type="percentage" office:value="0.0246249646193037" calcext:value-type="percentage">
            <text:p>2.46%</text:p>
          </table:table-cell>
          <table:table-cell table:formula="of:=([.J180]-[.B180])/[.B180]" office:value-type="percentage" office:value="0.0177115546809109" calcext:value-type="percentage">
            <text:p>1.77%</text:p>
          </table:table-cell>
          <table:table-cell table:formula="of:=([.J180]-[.C180])/[.C180]" office:value-type="percentage" office:value="0.0208685843203609" calcext:value-type="percentage">
            <text:p>2.09%</text:p>
          </table:table-cell>
          <table:table-cell table:formula="of:=([.J180]-[.D180])/[.D180]" office:value-type="percentage" office:value="0.0200056353902508" calcext:value-type="percentage">
            <text:p>2.00%</text:p>
          </table:table-cell>
          <table:table-cell table:formula="of:=([.J180]-[.E180])/[.E180]" office:value-type="percentage" office:value="0.0174255199550309" calcext:value-type="percentage">
            <text:p>1.74%</text:p>
          </table:table-cell>
          <table:table-cell table:formula="of:=([.J180]-[.F180])/[.F180]" office:value-type="percentage" office:value="0.0165683796686323" calcext:value-type="percentage">
            <text:p>1.66%</text:p>
          </table:table-cell>
          <table:table-cell table:formula="of:=([.J180]-[.G180])/[.G180]" office:value-type="percentage" office:value="0.0162829870859068" calcext:value-type="percentage">
            <text:p>1.63%</text:p>
          </table:table-cell>
          <table:table-cell table:formula="of:=([.J180]-[.H180])/[.H180]" office:value-type="percentage" office:value="0.0148584244463135" calcext:value-type="percentage">
            <text:p>1.49%</text:p>
          </table:table-cell>
          <table:table-cell table:formula="of:=([.J180]-[.I180])/[.I180]" office:value-type="percentage" office:value="0.0231769361221028" calcext:value-type="percentage">
            <text:p>2.32%</text:p>
          </table:table-cell>
        </table:table-row>
        <table:table-row table:style-name="ro1">
          <table:table-cell office:value-type="float" office:value="392.7" calcext:value-type="float">
            <text:p>392.7</text:p>
          </table:table-cell>
          <table:table-cell office:value-type="float" office:value="395.9" calcext:value-type="float">
            <text:p>395.9</text:p>
          </table:table-cell>
          <table:table-cell office:value-type="float" office:value="396.4" calcext:value-type="float">
            <text:p>396.4</text:p>
          </table:table-cell>
          <table:table-cell office:value-type="float" office:value="396.1" calcext:value-type="float">
            <text:p>396.1</text:p>
          </table:table-cell>
          <table:table-cell office:value-type="float" office:value="396.5" calcext:value-type="float">
            <text:p>396.5</text:p>
          </table:table-cell>
          <table:table-cell office:value-type="float" office:value="398.1" calcext:value-type="float">
            <text:p>398.1</text:p>
          </table:table-cell>
          <table:table-cell office:value-type="float" office:value="397.5" calcext:value-type="float">
            <text:p>397.5</text:p>
          </table:table-cell>
          <table:table-cell office:value-type="float" office:value="398" calcext:value-type="float">
            <text:p>398</text:p>
          </table:table-cell>
          <table:table-cell office:value-type="float" office:value="397.8" calcext:value-type="float">
            <text:p>397.8</text:p>
          </table:table-cell>
          <table:table-cell office:value-type="float" office:value="406" calcext:value-type="float">
            <text:p>406</text:p>
          </table:table-cell>
          <table:table-cell table:formula="of:=([.J181]-[.A181])/[.A181]" office:value-type="percentage" office:value="0.0338680926916221" calcext:value-type="percentage">
            <text:p>3.39%</text:p>
          </table:table-cell>
          <table:table-cell table:formula="of:=([.J181]-[.B181])/[.B181]" office:value-type="percentage" office:value="0.0255114928012125" calcext:value-type="percentage">
            <text:p>2.55%</text:p>
          </table:table-cell>
          <table:table-cell table:formula="of:=([.J181]-[.C181])/[.C181]" office:value-type="percentage" office:value="0.0242179616548941" calcext:value-type="percentage">
            <text:p>2.42%</text:p>
          </table:table-cell>
          <table:table-cell table:formula="of:=([.J181]-[.D181])/[.D181]" office:value-type="percentage" office:value="0.0249936884625094" calcext:value-type="percentage">
            <text:p>2.50%</text:p>
          </table:table-cell>
          <table:table-cell table:formula="of:=([.J181]-[.E181])/[.E181]" office:value-type="percentage" office:value="0.0239596469104666" calcext:value-type="percentage">
            <text:p>2.40%</text:p>
          </table:table-cell>
          <table:table-cell table:formula="of:=([.J181]-[.F181])/[.F181]" office:value-type="percentage" office:value="0.0198442602361215" calcext:value-type="percentage">
            <text:p>1.98%</text:p>
          </table:table-cell>
          <table:table-cell table:formula="of:=([.J181]-[.G181])/[.G181]" office:value-type="percentage" office:value="0.0213836477987421" calcext:value-type="percentage">
            <text:p>2.14%</text:p>
          </table:table-cell>
          <table:table-cell table:formula="of:=([.J181]-[.H181])/[.H181]" office:value-type="percentage" office:value="0.0201005025125628" calcext:value-type="percentage">
            <text:p>2.01%</text:p>
          </table:table-cell>
          <table:table-cell table:formula="of:=([.J181]-[.I181])/[.I181]" office:value-type="percentage" office:value="0.02061337355455" calcext:value-type="percentage">
            <text:p>2.06%</text:p>
          </table:table-cell>
        </table:table-row>
        <table:table-row table:style-name="ro1">
          <table:table-cell office:value-type="float" office:value="405.4" calcext:value-type="float">
            <text:p>405.4</text:p>
          </table:table-cell>
          <table:table-cell table:number-columns-repeated="9" office:value-type="float" office:value="406" calcext:value-type="float">
            <text:p>406</text:p>
          </table:table-cell>
          <table:table-cell table:formula="of:=([.J182]-[.A182])/[.A182]" office:value-type="percentage" office:value="0.0014800197335965" calcext:value-type="percentage">
            <text:p>0.15%</text:p>
          </table:table-cell>
          <table:table-cell table:formula="of:=([.J182]-[.B182])/[.B182]" office:value-type="percentage" office:value="0" calcext:value-type="percentage">
            <text:p>0.00%</text:p>
          </table:table-cell>
          <table:table-cell table:formula="of:=([.J182]-[.C182])/[.C182]" office:value-type="percentage" office:value="0" calcext:value-type="percentage">
            <text:p>0.00%</text:p>
          </table:table-cell>
          <table:table-cell table:formula="of:=([.J182]-[.D182])/[.D182]" office:value-type="percentage" office:value="0" calcext:value-type="percentage">
            <text:p>0.00%</text:p>
          </table:table-cell>
          <table:table-cell table:formula="of:=([.J182]-[.E182])/[.E182]" office:value-type="percentage" office:value="0" calcext:value-type="percentage">
            <text:p>0.00%</text:p>
          </table:table-cell>
          <table:table-cell table:formula="of:=([.J182]-[.F182])/[.F182]" office:value-type="percentage" office:value="0" calcext:value-type="percentage">
            <text:p>0.00%</text:p>
          </table:table-cell>
          <table:table-cell table:formula="of:=([.J182]-[.G182])/[.G182]" office:value-type="percentage" office:value="0" calcext:value-type="percentage">
            <text:p>0.00%</text:p>
          </table:table-cell>
          <table:table-cell table:formula="of:=([.J182]-[.H182])/[.H182]" office:value-type="percentage" office:value="0" calcext:value-type="percentage">
            <text:p>0.00%</text:p>
          </table:table-cell>
          <table:table-cell table:formula="of:=([.J182]-[.I182])/[.I18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3.7" calcext:value-type="float">
            <text:p>383.7</text:p>
          </table:table-cell>
          <table:table-cell office:value-type="float" office:value="384.4" calcext:value-type="float">
            <text:p>384.4</text:p>
          </table:table-cell>
          <table:table-cell office:value-type="float" office:value="384.8" calcext:value-type="float">
            <text:p>384.8</text:p>
          </table:table-cell>
          <table:table-cell office:value-type="float" office:value="384.7" calcext:value-type="float">
            <text:p>384.7</text:p>
          </table:table-cell>
          <table:table-cell office:value-type="float" office:value="385.2" calcext:value-type="float">
            <text:p>385.2</text:p>
          </table:table-cell>
          <table:table-cell office:value-type="float" office:value="384.7" calcext:value-type="float">
            <text:p>384.7</text:p>
          </table:table-cell>
          <table:table-cell office:value-type="float" office:value="385" calcext:value-type="float">
            <text:p>385</text:p>
          </table:table-cell>
          <table:table-cell office:value-type="float" office:value="385.1" calcext:value-type="float">
            <text:p>385.1</text:p>
          </table:table-cell>
          <table:table-cell office:value-type="float" office:value="383.2" calcext:value-type="float">
            <text:p>383.2</text:p>
          </table:table-cell>
          <table:table-cell office:value-type="float" office:value="391" calcext:value-type="float">
            <text:p>391</text:p>
          </table:table-cell>
          <table:table-cell table:formula="of:=([.J183]-[.A183])/[.A183]" office:value-type="percentage" office:value="0.019025280166797" calcext:value-type="percentage">
            <text:p>1.90%</text:p>
          </table:table-cell>
          <table:table-cell table:formula="of:=([.J183]-[.B183])/[.B183]" office:value-type="percentage" office:value="0.0171696149843913" calcext:value-type="percentage">
            <text:p>1.72%</text:p>
          </table:table-cell>
          <table:table-cell table:formula="of:=([.J183]-[.C183])/[.C183]" office:value-type="percentage" office:value="0.0161122661122661" calcext:value-type="percentage">
            <text:p>1.61%</text:p>
          </table:table-cell>
          <table:table-cell table:formula="of:=([.J183]-[.D183])/[.D183]" office:value-type="percentage" office:value="0.0163763971926177" calcext:value-type="percentage">
            <text:p>1.64%</text:p>
          </table:table-cell>
          <table:table-cell table:formula="of:=([.J183]-[.E183])/[.E183]" office:value-type="percentage" office:value="0.0150571131879543" calcext:value-type="percentage">
            <text:p>1.51%</text:p>
          </table:table-cell>
          <table:table-cell table:formula="of:=([.J183]-[.F183])/[.F183]" office:value-type="percentage" office:value="0.0163763971926177" calcext:value-type="percentage">
            <text:p>1.64%</text:p>
          </table:table-cell>
          <table:table-cell table:formula="of:=([.J183]-[.G183])/[.G183]" office:value-type="percentage" office:value="0.0155844155844156" calcext:value-type="percentage">
            <text:p>1.56%</text:p>
          </table:table-cell>
          <table:table-cell table:formula="of:=([.J183]-[.H183])/[.H183]" office:value-type="percentage" office:value="0.0153206959231368" calcext:value-type="percentage">
            <text:p>1.53%</text:p>
          </table:table-cell>
          <table:table-cell table:formula="of:=([.J183]-[.I183])/[.I183]" office:value-type="percentage" office:value="0.0203549060542798" calcext:value-type="percentage">
            <text:p>2.04%</text:p>
          </table:table-cell>
        </table:table-row>
        <table:table-row table:style-name="ro1">
          <table:table-cell office:value-type="float" office:value="379.9" calcext:value-type="float">
            <text:p>379.9</text:p>
          </table:table-cell>
          <table:table-cell office:value-type="float" office:value="385.2" calcext:value-type="float">
            <text:p>385.2</text:p>
          </table:table-cell>
          <table:table-cell office:value-type="float" office:value="383.5" calcext:value-type="float">
            <text:p>383.5</text:p>
          </table:table-cell>
          <table:table-cell office:value-type="float" office:value="383.6" calcext:value-type="float">
            <text:p>383.6</text:p>
          </table:table-cell>
          <table:table-cell office:value-type="float" office:value="386.3" calcext:value-type="float">
            <text:p>386.3</text:p>
          </table:table-cell>
          <table:table-cell office:value-type="float" office:value="388.4" calcext:value-type="float">
            <text:p>388.4</text:p>
          </table:table-cell>
          <table:table-cell office:value-type="float" office:value="387.7" calcext:value-type="float">
            <text:p>387.7</text:p>
          </table:table-cell>
          <table:table-cell office:value-type="float" office:value="388.1" calcext:value-type="float">
            <text:p>388.1</text:p>
          </table:table-cell>
          <table:table-cell office:value-type="float" office:value="384.9" calcext:value-type="float">
            <text:p>384.9</text:p>
          </table:table-cell>
          <table:table-cell office:value-type="float" office:value="403" calcext:value-type="float">
            <text:p>403</text:p>
          </table:table-cell>
          <table:table-cell table:formula="of:=([.J184]-[.A184])/[.A184]" office:value-type="percentage" office:value="0.060805475125033" calcext:value-type="percentage">
            <text:p>6.08%</text:p>
          </table:table-cell>
          <table:table-cell table:formula="of:=([.J184]-[.B184])/[.B184]" office:value-type="percentage" office:value="0.0462097611630322" calcext:value-type="percentage">
            <text:p>4.62%</text:p>
          </table:table-cell>
          <table:table-cell table:formula="of:=([.J184]-[.C184])/[.C184]" office:value-type="percentage" office:value="0.0508474576271187" calcext:value-type="percentage">
            <text:p>5.08%</text:p>
          </table:table-cell>
          <table:table-cell table:formula="of:=([.J184]-[.D184])/[.D184]" office:value-type="percentage" office:value="0.0505735140771637" calcext:value-type="percentage">
            <text:p>5.06%</text:p>
          </table:table-cell>
          <table:table-cell table:formula="of:=([.J184]-[.E184])/[.E184]" office:value-type="percentage" office:value="0.0432306497540771" calcext:value-type="percentage">
            <text:p>4.32%</text:p>
          </table:table-cell>
          <table:table-cell table:formula="of:=([.J184]-[.F184])/[.F184]" office:value-type="percentage" office:value="0.037590113285273" calcext:value-type="percentage">
            <text:p>3.76%</text:p>
          </table:table-cell>
          <table:table-cell table:formula="of:=([.J184]-[.G184])/[.G184]" office:value-type="percentage" office:value="0.0394635027082796" calcext:value-type="percentage">
            <text:p>3.95%</text:p>
          </table:table-cell>
          <table:table-cell table:formula="of:=([.J184]-[.H184])/[.H184]" office:value-type="percentage" office:value="0.0383921669672764" calcext:value-type="percentage">
            <text:p>3.84%</text:p>
          </table:table-cell>
          <table:table-cell table:formula="of:=([.J184]-[.I184])/[.I184]" office:value-type="percentage" office:value="0.0470252013510003" calcext:value-type="percentage">
            <text:p>4.70%</text:p>
          </table:table-cell>
        </table:table-row>
        <table:table-row table:style-name="ro1">
          <table:table-cell table:number-columns-repeated="10" office:value-type="float" office:value="411" calcext:value-type="float">
            <text:p>411</text:p>
          </table:table-cell>
          <table:table-cell table:formula="of:=([.J185]-[.A185])/[.A185]" office:value-type="percentage" office:value="0" calcext:value-type="percentage">
            <text:p>0.00%</text:p>
          </table:table-cell>
          <table:table-cell table:formula="of:=([.J185]-[.B185])/[.B185]" office:value-type="percentage" office:value="0" calcext:value-type="percentage">
            <text:p>0.00%</text:p>
          </table:table-cell>
          <table:table-cell table:formula="of:=([.J185]-[.C185])/[.C185]" office:value-type="percentage" office:value="0" calcext:value-type="percentage">
            <text:p>0.00%</text:p>
          </table:table-cell>
          <table:table-cell table:formula="of:=([.J185]-[.D185])/[.D185]" office:value-type="percentage" office:value="0" calcext:value-type="percentage">
            <text:p>0.00%</text:p>
          </table:table-cell>
          <table:table-cell table:formula="of:=([.J185]-[.E185])/[.E185]" office:value-type="percentage" office:value="0" calcext:value-type="percentage">
            <text:p>0.00%</text:p>
          </table:table-cell>
          <table:table-cell table:formula="of:=([.J185]-[.F185])/[.F185]" office:value-type="percentage" office:value="0" calcext:value-type="percentage">
            <text:p>0.00%</text:p>
          </table:table-cell>
          <table:table-cell table:formula="of:=([.J185]-[.G185])/[.G185]" office:value-type="percentage" office:value="0" calcext:value-type="percentage">
            <text:p>0.00%</text:p>
          </table:table-cell>
          <table:table-cell table:formula="of:=([.J185]-[.H185])/[.H185]" office:value-type="percentage" office:value="0" calcext:value-type="percentage">
            <text:p>0.00%</text:p>
          </table:table-cell>
          <table:table-cell table:formula="of:=([.J185]-[.I185])/[.I185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8" office:value-type="float" office:value="43" calcext:value-type="float">
            <text:p>43</text:p>
          </table:table-cell>
          <table:table-cell office:value-type="float" office:value="42.9" calcext:value-type="float">
            <text:p>42.9</text:p>
          </table:table-cell>
          <table:table-cell office:value-type="float" office:value="43" calcext:value-type="float">
            <text:p>43</text:p>
          </table:table-cell>
          <table:table-cell table:formula="of:=([.J186]-[.A186])/[.A186]" office:value-type="percentage" office:value="0" calcext:value-type="percentage">
            <text:p>0.00%</text:p>
          </table:table-cell>
          <table:table-cell table:formula="of:=([.J186]-[.B186])/[.B186]" office:value-type="percentage" office:value="0" calcext:value-type="percentage">
            <text:p>0.00%</text:p>
          </table:table-cell>
          <table:table-cell table:formula="of:=([.J186]-[.C186])/[.C186]" office:value-type="percentage" office:value="0" calcext:value-type="percentage">
            <text:p>0.00%</text:p>
          </table:table-cell>
          <table:table-cell table:formula="of:=([.J186]-[.D186])/[.D186]" office:value-type="percentage" office:value="0" calcext:value-type="percentage">
            <text:p>0.00%</text:p>
          </table:table-cell>
          <table:table-cell table:formula="of:=([.J186]-[.E186])/[.E186]" office:value-type="percentage" office:value="0" calcext:value-type="percentage">
            <text:p>0.00%</text:p>
          </table:table-cell>
          <table:table-cell table:formula="of:=([.J186]-[.F186])/[.F186]" office:value-type="percentage" office:value="0" calcext:value-type="percentage">
            <text:p>0.00%</text:p>
          </table:table-cell>
          <table:table-cell table:formula="of:=([.J186]-[.G186])/[.G186]" office:value-type="percentage" office:value="0" calcext:value-type="percentage">
            <text:p>0.00%</text:p>
          </table:table-cell>
          <table:table-cell table:formula="of:=([.J186]-[.H186])/[.H186]" office:value-type="percentage" office:value="0" calcext:value-type="percentage">
            <text:p>0.00%</text:p>
          </table:table-cell>
          <table:table-cell table:formula="of:=([.J186]-[.I186])/[.I186]" office:value-type="percentage" office:value="0.00233100233100236" calcext:value-type="percentage">
            <text:p>0.23%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42.2" calcext:value-type="float">
            <text:p>42.2</text:p>
          </table:table-cell>
          <table:table-cell office:value-type="float" office:value="42.1" calcext:value-type="float">
            <text:p>42.1</text:p>
          </table:table-cell>
          <table:table-cell office:value-type="float" office:value="42.5" calcext:value-type="float">
            <text:p>42.5</text:p>
          </table:table-cell>
          <table:table-cell office:value-type="float" office:value="41.5" calcext:value-type="float">
            <text:p>41.5</text:p>
          </table:table-cell>
          <table:table-cell office:value-type="float" office:value="42.2" calcext:value-type="float">
            <text:p>42.2</text:p>
          </table:table-cell>
          <table:table-cell office:value-type="float" office:value="42.1" calcext:value-type="float">
            <text:p>42.1</text:p>
          </table:table-cell>
          <table:table-cell office:value-type="float" office:value="42" calcext:value-type="float">
            <text:p>42</text:p>
          </table:table-cell>
          <table:table-cell office:value-type="float" office:value="41.9" calcext:value-type="float">
            <text:p>41.9</text:p>
          </table:table-cell>
          <table:table-cell table:style-name="ce5" office:value-type="float" office:value="43" calcext:value-type="float">
            <text:p>43</text:p>
          </table:table-cell>
          <table:table-cell table:formula="of:=([.J187]-[.A187])/[.A187]" office:value-type="percentage" office:value="0.0141509433962264" calcext:value-type="percentage">
            <text:p>1.42%</text:p>
          </table:table-cell>
          <table:table-cell table:formula="of:=([.J187]-[.B187])/[.B187]" office:value-type="percentage" office:value="0.0189573459715639" calcext:value-type="percentage">
            <text:p>1.90%</text:p>
          </table:table-cell>
          <table:table-cell table:formula="of:=([.J187]-[.C187])/[.C187]" office:value-type="percentage" office:value="0.0213776722090261" calcext:value-type="percentage">
            <text:p>2.14%</text:p>
          </table:table-cell>
          <table:table-cell table:formula="of:=([.J187]-[.D187])/[.D187]" office:value-type="percentage" office:value="0.0117647058823529" calcext:value-type="percentage">
            <text:p>1.18%</text:p>
          </table:table-cell>
          <table:table-cell table:formula="of:=([.J187]-[.E187])/[.E187]" office:value-type="percentage" office:value="0.036144578313253" calcext:value-type="percentage">
            <text:p>3.61%</text:p>
          </table:table-cell>
          <table:table-cell table:formula="of:=([.J187]-[.F187])/[.F187]" office:value-type="percentage" office:value="0.0189573459715639" calcext:value-type="percentage">
            <text:p>1.90%</text:p>
          </table:table-cell>
          <table:table-cell table:formula="of:=([.J187]-[.G187])/[.G187]" office:value-type="percentage" office:value="0.0213776722090261" calcext:value-type="percentage">
            <text:p>2.14%</text:p>
          </table:table-cell>
          <table:table-cell table:formula="of:=([.J187]-[.H187])/[.H187]" office:value-type="percentage" office:value="0.0238095238095238" calcext:value-type="percentage">
            <text:p>2.38%</text:p>
          </table:table-cell>
          <table:table-cell table:formula="of:=([.J187]-[.I187])/[.I187]" office:value-type="percentage" office:value="0.0262529832935561" calcext:value-type="percentage">
            <text:p>2.63%</text:p>
          </table:table-cell>
        </table:table-row>
        <table:table-row table:style-name="ro1">
          <table:table-cell table:number-columns-repeated="9" office:value-type="float" office:value="48" calcext:value-type="float">
            <text:p>48</text:p>
          </table:table-cell>
          <table:table-cell table:style-name="ce5" office:value-type="float" office:value="48" calcext:value-type="float">
            <text:p>48</text:p>
          </table:table-cell>
          <table:table-cell table:formula="of:=([.J188]-[.A188])/[.A188]" office:value-type="percentage" office:value="0" calcext:value-type="percentage">
            <text:p>0.00%</text:p>
          </table:table-cell>
          <table:table-cell table:formula="of:=([.J188]-[.B188])/[.B188]" office:value-type="percentage" office:value="0" calcext:value-type="percentage">
            <text:p>0.00%</text:p>
          </table:table-cell>
          <table:table-cell table:formula="of:=([.J188]-[.C188])/[.C188]" office:value-type="percentage" office:value="0" calcext:value-type="percentage">
            <text:p>0.00%</text:p>
          </table:table-cell>
          <table:table-cell table:formula="of:=([.J188]-[.D188])/[.D188]" office:value-type="percentage" office:value="0" calcext:value-type="percentage">
            <text:p>0.00%</text:p>
          </table:table-cell>
          <table:table-cell table:formula="of:=([.J188]-[.E188])/[.E188]" office:value-type="percentage" office:value="0" calcext:value-type="percentage">
            <text:p>0.00%</text:p>
          </table:table-cell>
          <table:table-cell table:formula="of:=([.J188]-[.F188])/[.F188]" office:value-type="percentage" office:value="0" calcext:value-type="percentage">
            <text:p>0.00%</text:p>
          </table:table-cell>
          <table:table-cell table:formula="of:=([.J188]-[.G188])/[.G188]" office:value-type="percentage" office:value="0" calcext:value-type="percentage">
            <text:p>0.00%</text:p>
          </table:table-cell>
          <table:table-cell table:formula="of:=([.J188]-[.H188])/[.H188]" office:value-type="percentage" office:value="0" calcext:value-type="percentage">
            <text:p>0.00%</text:p>
          </table:table-cell>
          <table:table-cell table:formula="of:=([.J188]-[.I188])/[.I18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560.6" calcext:value-type="float">
            <text:p>560.6</text:p>
          </table:table-cell>
          <table:table-cell table:number-columns-repeated="2" office:value-type="float" office:value="561.6" calcext:value-type="float">
            <text:p>561.6</text:p>
          </table:table-cell>
          <table:table-cell office:value-type="float" office:value="562.2" calcext:value-type="float">
            <text:p>562.2</text:p>
          </table:table-cell>
          <table:table-cell office:value-type="float" office:value="562.9" calcext:value-type="float">
            <text:p>562.9</text:p>
          </table:table-cell>
          <table:table-cell office:value-type="float" office:value="563.2" calcext:value-type="float">
            <text:p>563.2</text:p>
          </table:table-cell>
          <table:table-cell office:value-type="float" office:value="564.5" calcext:value-type="float">
            <text:p>564.5</text:p>
          </table:table-cell>
          <table:table-cell office:value-type="float" office:value="563.8" calcext:value-type="float">
            <text:p>563.8</text:p>
          </table:table-cell>
          <table:table-cell office:value-type="float" office:value="562.6" calcext:value-type="float">
            <text:p>562.6</text:p>
          </table:table-cell>
          <table:table-cell table:style-name="ce5" office:value-type="float" office:value="571" calcext:value-type="float">
            <text:p>571</text:p>
          </table:table-cell>
          <table:table-cell table:formula="of:=([.J189]-[.A189])/[.A189]" office:value-type="percentage" office:value="0.0185515519086692" calcext:value-type="percentage">
            <text:p>1.86%</text:p>
          </table:table-cell>
          <table:table-cell table:formula="of:=([.J189]-[.B189])/[.B189]" office:value-type="percentage" office:value="0.0167378917378917" calcext:value-type="percentage">
            <text:p>1.67%</text:p>
          </table:table-cell>
          <table:table-cell table:formula="of:=([.J189]-[.C189])/[.C189]" office:value-type="percentage" office:value="0.0167378917378917" calcext:value-type="percentage">
            <text:p>1.67%</text:p>
          </table:table-cell>
          <table:table-cell table:formula="of:=([.J189]-[.D189])/[.D189]" office:value-type="percentage" office:value="0.015652792600498" calcext:value-type="percentage">
            <text:p>1.57%</text:p>
          </table:table-cell>
          <table:table-cell table:formula="of:=([.J189]-[.E189])/[.E189]" office:value-type="percentage" office:value="0.0143897672766033" calcext:value-type="percentage">
            <text:p>1.44%</text:p>
          </table:table-cell>
          <table:table-cell table:formula="of:=([.J189]-[.F189])/[.F189]" office:value-type="percentage" office:value="0.0138494318181817" calcext:value-type="percentage">
            <text:p>1.38%</text:p>
          </table:table-cell>
          <table:table-cell table:formula="of:=([.J189]-[.G189])/[.G189]" office:value-type="percentage" office:value="0.0115146147032772" calcext:value-type="percentage">
            <text:p>1.15%</text:p>
          </table:table-cell>
          <table:table-cell table:formula="of:=([.J189]-[.H189])/[.H189]" office:value-type="percentage" office:value="0.0127704859879391" calcext:value-type="percentage">
            <text:p>1.28%</text:p>
          </table:table-cell>
          <table:table-cell table:formula="of:=([.J189]-[.I189])/[.I189]" office:value-type="percentage" office:value="0.0149306789904017" calcext:value-type="percentage">
            <text:p>1.49%</text:p>
          </table:table-cell>
        </table:table-row>
        <table:table-row table:style-name="ro1">
          <table:table-cell office:value-type="float" office:value="740.5" calcext:value-type="float">
            <text:p>740.5</text:p>
          </table:table-cell>
          <table:table-cell office:value-type="float" office:value="748.1" calcext:value-type="float">
            <text:p>748.1</text:p>
          </table:table-cell>
          <table:table-cell office:value-type="float" office:value="748.3" calcext:value-type="float">
            <text:p>748.3</text:p>
          </table:table-cell>
          <table:table-cell office:value-type="float" office:value="748.7" calcext:value-type="float">
            <text:p>748.7</text:p>
          </table:table-cell>
          <table:table-cell table:number-columns-repeated="5" office:value-type="float" office:value="749" calcext:value-type="float">
            <text:p>749</text:p>
          </table:table-cell>
          <table:table-cell table:style-name="ce5" office:value-type="float" office:value="749" calcext:value-type="float">
            <text:p>749</text:p>
          </table:table-cell>
          <table:table-cell table:formula="of:=([.J190]-[.A190])/[.A190]" office:value-type="percentage" office:value="0.0114787305874409" calcext:value-type="percentage">
            <text:p>1.15%</text:p>
          </table:table-cell>
          <table:table-cell table:formula="of:=([.J190]-[.B190])/[.B190]" office:value-type="percentage" office:value="0.0012030477208929" calcext:value-type="percentage">
            <text:p>0.12%</text:p>
          </table:table-cell>
          <table:table-cell table:formula="of:=([.J190]-[.C190])/[.C190]" office:value-type="percentage" office:value="0.000935453695042156" calcext:value-type="percentage">
            <text:p>0.09%</text:p>
          </table:table-cell>
          <table:table-cell table:formula="of:=([.J190]-[.D190])/[.D190]" office:value-type="percentage" office:value="0.000400694537197749" calcext:value-type="percentage">
            <text:p>0.04%</text:p>
          </table:table-cell>
          <table:table-cell table:formula="of:=([.J190]-[.E190])/[.E190]" office:value-type="percentage" office:value="0" calcext:value-type="percentage">
            <text:p>0.00%</text:p>
          </table:table-cell>
          <table:table-cell table:formula="of:=([.J190]-[.F190])/[.F190]" office:value-type="percentage" office:value="0" calcext:value-type="percentage">
            <text:p>0.00%</text:p>
          </table:table-cell>
          <table:table-cell table:formula="of:=([.J190]-[.G190])/[.G190]" office:value-type="percentage" office:value="0" calcext:value-type="percentage">
            <text:p>0.00%</text:p>
          </table:table-cell>
          <table:table-cell table:formula="of:=([.J190]-[.H190])/[.H190]" office:value-type="percentage" office:value="0" calcext:value-type="percentage">
            <text:p>0.00%</text:p>
          </table:table-cell>
          <table:table-cell table:formula="of:=([.J190]-[.I190])/[.I19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1" calcext:value-type="float">
            <text:p>79.1</text:p>
          </table:table-cell>
          <table:table-cell table:number-columns-repeated="2" office:value-type="float" office:value="78.9" calcext:value-type="float">
            <text:p>78.9</text:p>
          </table:table-cell>
          <table:table-cell office:value-type="float" office:value="79" calcext:value-type="float">
            <text:p>79</text:p>
          </table:table-cell>
          <table:table-cell office:value-type="float" office:value="79.3" calcext:value-type="float">
            <text:p>79.3</text:p>
          </table:table-cell>
          <table:table-cell office:value-type="float" office:value="78.6" calcext:value-type="float">
            <text:p>78.6</text:p>
          </table:table-cell>
          <table:table-cell office:value-type="float" office:value="78.5" calcext:value-type="float">
            <text:p>78.5</text:p>
          </table:table-cell>
          <table:table-cell office:value-type="float" office:value="78.1" calcext:value-type="float">
            <text:p>78.1</text:p>
          </table:table-cell>
          <table:table-cell table:style-name="ce5" office:value-type="float" office:value="80" calcext:value-type="float">
            <text:p>80</text:p>
          </table:table-cell>
          <table:table-cell table:formula="of:=([.J191]-[.A191])/[.A191]" office:value-type="percentage" office:value="0.0126582278481013" calcext:value-type="percentage">
            <text:p>1.27%</text:p>
          </table:table-cell>
          <table:table-cell table:formula="of:=([.J191]-[.B191])/[.B191]" office:value-type="percentage" office:value="0.0113780025284451" calcext:value-type="percentage">
            <text:p>1.14%</text:p>
          </table:table-cell>
          <table:table-cell table:formula="of:=([.J191]-[.C191])/[.C191]" office:value-type="percentage" office:value="0.0139416983523447" calcext:value-type="percentage">
            <text:p>1.39%</text:p>
          </table:table-cell>
          <table:table-cell table:formula="of:=([.J191]-[.D191])/[.D191]" office:value-type="percentage" office:value="0.0139416983523447" calcext:value-type="percentage">
            <text:p>1.39%</text:p>
          </table:table-cell>
          <table:table-cell table:formula="of:=([.J191]-[.E191])/[.E191]" office:value-type="percentage" office:value="0.0126582278481013" calcext:value-type="percentage">
            <text:p>1.27%</text:p>
          </table:table-cell>
          <table:table-cell table:formula="of:=([.J191]-[.F191])/[.F191]" office:value-type="percentage" office:value="0.00882723833543509" calcext:value-type="percentage">
            <text:p>0.88%</text:p>
          </table:table-cell>
          <table:table-cell table:formula="of:=([.J191]-[.G191])/[.G191]" office:value-type="percentage" office:value="0.0178117048346057" calcext:value-type="percentage">
            <text:p>1.78%</text:p>
          </table:table-cell>
          <table:table-cell table:formula="of:=([.J191]-[.H191])/[.H191]" office:value-type="percentage" office:value="0.0191082802547771" calcext:value-type="percentage">
            <text:p>1.91%</text:p>
          </table:table-cell>
          <table:table-cell table:formula="of:=([.J191]-[.I191])/[.I191]" office:value-type="percentage" office:value="0.0243277848911652" calcext:value-type="percentage">
            <text:p>2.43%</text:p>
          </table:table-cell>
        </table:table-row>
        <table:table-row table:style-name="ro1">
          <table:table-cell table:number-columns-repeated="10" office:value-type="float" office:value="8" calcext:value-type="float">
            <text:p>8</text:p>
          </table:table-cell>
          <table:table-cell table:formula="of:=([.J192]-[.A192])/[.A192]" office:value-type="percentage" office:value="0" calcext:value-type="percentage">
            <text:p>0.00%</text:p>
          </table:table-cell>
          <table:table-cell table:formula="of:=([.J192]-[.B192])/[.B192]" office:value-type="percentage" office:value="0" calcext:value-type="percentage">
            <text:p>0.00%</text:p>
          </table:table-cell>
          <table:table-cell table:formula="of:=([.J192]-[.C192])/[.C192]" office:value-type="percentage" office:value="0" calcext:value-type="percentage">
            <text:p>0.00%</text:p>
          </table:table-cell>
          <table:table-cell table:formula="of:=([.J192]-[.D192])/[.D192]" office:value-type="percentage" office:value="0" calcext:value-type="percentage">
            <text:p>0.00%</text:p>
          </table:table-cell>
          <table:table-cell table:formula="of:=([.J192]-[.E192])/[.E192]" office:value-type="percentage" office:value="0" calcext:value-type="percentage">
            <text:p>0.00%</text:p>
          </table:table-cell>
          <table:table-cell table:formula="of:=([.J192]-[.F192])/[.F192]" office:value-type="percentage" office:value="0" calcext:value-type="percentage">
            <text:p>0.00%</text:p>
          </table:table-cell>
          <table:table-cell table:formula="of:=([.J192]-[.G192])/[.G192]" office:value-type="percentage" office:value="0" calcext:value-type="percentage">
            <text:p>0.00%</text:p>
          </table:table-cell>
          <table:table-cell table:formula="of:=([.J192]-[.H192])/[.H192]" office:value-type="percentage" office:value="0" calcext:value-type="percentage">
            <text:p>0.00%</text:p>
          </table:table-cell>
          <table:table-cell table:formula="of:=([.J192]-[.I192])/[.I19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7.9" calcext:value-type="float">
            <text:p>7.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.7" calcext:value-type="float">
            <text:p>7.7</text:p>
          </table:table-cell>
          <table:table-cell table:number-columns-repeated="2"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table:formula="of:=([.J193]-[.A193])/[.A193]" office:value-type="percentage" office:value="0.0126582278481012" calcext:value-type="percentage">
            <text:p>1.27%</text:p>
          </table:table-cell>
          <table:table-cell table:formula="of:=([.J193]-[.B193])/[.B193]" office:value-type="percentage" office:value="0.0126582278481012" calcext:value-type="percentage">
            <text:p>1.27%</text:p>
          </table:table-cell>
          <table:table-cell table:formula="of:=([.J193]-[.C193])/[.C193]" office:value-type="percentage" office:value="0" calcext:value-type="percentage">
            <text:p>0.00%</text:p>
          </table:table-cell>
          <table:table-cell table:formula="of:=([.J193]-[.D193])/[.D193]" office:value-type="percentage" office:value="0" calcext:value-type="percentage">
            <text:p>0.00%</text:p>
          </table:table-cell>
          <table:table-cell table:formula="of:=([.J193]-[.E193])/[.E193]" office:value-type="percentage" office:value="0.0389610389610389" calcext:value-type="percentage">
            <text:p>3.90%</text:p>
          </table:table-cell>
          <table:table-cell table:formula="of:=([.J193]-[.F193])/[.F193]" office:value-type="percentage" office:value="0.0126582278481012" calcext:value-type="percentage">
            <text:p>1.27%</text:p>
          </table:table-cell>
          <table:table-cell table:formula="of:=([.J193]-[.G193])/[.G193]" office:value-type="percentage" office:value="0.0126582278481012" calcext:value-type="percentage">
            <text:p>1.27%</text:p>
          </table:table-cell>
          <table:table-cell table:formula="of:=([.J193]-[.H193])/[.H193]" office:value-type="percentage" office:value="0" calcext:value-type="percentage">
            <text:p>0.00%</text:p>
          </table:table-cell>
          <table:table-cell table:formula="of:=([.J193]-[.I193])/[.I193]" office:value-type="percentage" office:value="0.0126582278481012" calcext:value-type="percentage">
            <text:p>1.27%</text:p>
          </table:table-cell>
        </table:table-row>
        <table:table-row table:style-name="ro1">
          <table:table-cell table:number-columns-repeated="7" office:value-type="float" office:value="96" calcext:value-type="float">
            <text:p>96</text:p>
          </table:table-cell>
          <table:table-cell office:value-type="float" office:value="95.8" calcext:value-type="float">
            <text:p>95.8</text:p>
          </table:table-cell>
          <table:table-cell office:value-type="float" office:value="95.3" calcext:value-type="float">
            <text:p>95.3</text:p>
          </table:table-cell>
          <table:table-cell office:value-type="float" office:value="96" calcext:value-type="float">
            <text:p>96</text:p>
          </table:table-cell>
          <table:table-cell table:formula="of:=([.J194]-[.A194])/[.A194]" office:value-type="percentage" office:value="0" calcext:value-type="percentage">
            <text:p>0.00%</text:p>
          </table:table-cell>
          <table:table-cell table:formula="of:=([.J194]-[.B194])/[.B194]" office:value-type="percentage" office:value="0" calcext:value-type="percentage">
            <text:p>0.00%</text:p>
          </table:table-cell>
          <table:table-cell table:formula="of:=([.J194]-[.C194])/[.C194]" office:value-type="percentage" office:value="0" calcext:value-type="percentage">
            <text:p>0.00%</text:p>
          </table:table-cell>
          <table:table-cell table:formula="of:=([.J194]-[.D194])/[.D194]" office:value-type="percentage" office:value="0" calcext:value-type="percentage">
            <text:p>0.00%</text:p>
          </table:table-cell>
          <table:table-cell table:formula="of:=([.J194]-[.E194])/[.E194]" office:value-type="percentage" office:value="0" calcext:value-type="percentage">
            <text:p>0.00%</text:p>
          </table:table-cell>
          <table:table-cell table:formula="of:=([.J194]-[.F194])/[.F194]" office:value-type="percentage" office:value="0" calcext:value-type="percentage">
            <text:p>0.00%</text:p>
          </table:table-cell>
          <table:table-cell table:formula="of:=([.J194]-[.G194])/[.G194]" office:value-type="percentage" office:value="0" calcext:value-type="percentage">
            <text:p>0.00%</text:p>
          </table:table-cell>
          <table:table-cell table:formula="of:=([.J194]-[.H194])/[.H194]" office:value-type="percentage" office:value="0.00208768267223385" calcext:value-type="percentage">
            <text:p>0.21%</text:p>
          </table:table-cell>
          <table:table-cell table:formula="of:=([.J194]-[.I194])/[.I194]" office:value-type="percentage" office:value="0.00734522560335785" calcext:value-type="percentage">
            <text:p>0.73%</text:p>
          </table:table-cell>
        </table:table-row>
        <table:table-row table:style-name="ro1">
          <table:table-cell table:number-columns-repeated="10"/>
          <table:table-cell table:style-name="ce11" table:formula="of:=SUM([.K2:.K194])/193" office:value-type="percentage" office:value="0.0160675342345818" calcext:value-type="percentage">
            <text:p>1.61%</text:p>
          </table:table-cell>
          <table:table-cell table:style-name="ce11" table:formula="of:=SUM([.L2:.L194])/193" office:value-type="percentage" office:value="0.0131046798589732" calcext:value-type="percentage">
            <text:p>1.31%</text:p>
          </table:table-cell>
          <table:table-cell table:style-name="ce11" table:formula="of:=SUM([.M2:.M194])/193" office:value-type="percentage" office:value="0.0125554652161999" calcext:value-type="percentage">
            <text:p>1.26%</text:p>
          </table:table-cell>
          <table:table-cell table:style-name="ce11" table:formula="of:=SUM([.N2:.N194])/193" office:value-type="percentage" office:value="0.0124284148593337" calcext:value-type="percentage">
            <text:p>1.24%</text:p>
          </table:table-cell>
          <table:table-cell table:style-name="ce11" table:formula="of:=SUM([.O2:.O194])/193" office:value-type="percentage" office:value="0.0120516465708225" calcext:value-type="percentage">
            <text:p>1.21%</text:p>
          </table:table-cell>
          <table:table-cell table:style-name="ce11" table:formula="of:=SUM([.P2:.P194])/193" office:value-type="percentage" office:value="0.0111464871134506" calcext:value-type="percentage">
            <text:p>1.11%</text:p>
          </table:table-cell>
          <table:table-cell table:style-name="ce11" table:formula="of:=SUM([.Q2:.Q194])/193" office:value-type="percentage" office:value="0.0110717491069931" calcext:value-type="percentage">
            <text:p>1.11%</text:p>
          </table:table-cell>
          <table:table-cell table:style-name="ce11" table:formula="of:=SUM([.R2:.R194])/193" office:value-type="percentage" office:value="0.0121551389496421" calcext:value-type="percentage">
            <text:p>1.22%</text:p>
          </table:table-cell>
          <table:table-cell table:style-name="ce11" table:formula="of:=SUM([.S2:.S194])/193" office:value-type="percentage" office:value="0.0156778143975901" calcext:value-type="percentage">
            <text:p>1.57%</text:p>
          </table:table-cell>
        </table:table-row>
      </table:table>
      <table:table table:name="D-objval" table:style-name="ta1">
        <table:table-column table:style-name="co1" table:number-columns-repeated="9" table:default-cell-style-name="Default"/>
        <table:table-column table:style-name="co1" table:default-cell-style-name="ce5"/>
        <table:table-column table:style-name="co1" table:number-columns-repeated="2" table:default-cell-style-name="ce6"/>
        <table:table-column table:style-name="co1" table:number-columns-repeated="2" table:default-cell-style-name="ce12"/>
        <table:table-column table:style-name="co1" table:number-columns-repeated="3" table:default-cell-style-name="ce6"/>
        <table:table-column table:style-name="co1" table:number-columns-repeated="2" table:default-cell-style-name="ce12"/>
        <table:table-row table:style-name="ro1">
          <table:table-cell table:style-name="ce1" office:value-type="string" calcext:value-type="string">
            <text:p>J/5</text:p>
          </table:table-cell>
          <table:table-cell table:style-name="ce1" office:value-type="string" calcext:value-type="string">
            <text:p>J/10</text:p>
          </table:table-cell>
          <table:table-cell table:style-name="ce1" office:value-type="string" calcext:value-type="string">
            <text:p>J/11</text:p>
          </table:table-cell>
          <table:table-cell table:style-name="ce1" office:value-type="string" calcext:value-type="string">
            <text:p>J/12</text:p>
          </table:table-cell>
          <table:table-cell table:style-name="ce1" office:value-type="string" calcext:value-type="string">
            <text:p>J/15</text:p>
          </table:table-cell>
          <table:table-cell table:style-name="ce1" office:value-type="string" calcext:value-type="string">
            <text:p>J/20</text:p>
          </table:table-cell>
          <table:table-cell table:style-name="ce1" office:value-type="string" calcext:value-type="string">
            <text:p>J/25</text:p>
          </table:table-cell>
          <table:table-cell table:style-name="ce1" office:value-type="string" calcext:value-type="string">
            <text:p>J/50</text:p>
          </table:table-cell>
          <table:table-cell table:style-name="ce1" office:value-type="string" calcext:value-type="string">
            <text:p>J/100</text:p>
          </table:table-cell>
          <table:table-cell table:style-name="ce1" office:value-type="string" calcext:value-type="string">
            <text:p>optimal</text:p>
          </table:table-cell>
          <table:table-cell table:style-name="ce1" office:value-type="string" calcext:value-type="string">
            <text:p>gap J/5</text:p>
          </table:table-cell>
          <table:table-cell table:style-name="ce1" office:value-type="string" calcext:value-type="string">
            <text:p>gap J/10</text:p>
          </table:table-cell>
          <table:table-cell table:style-name="ce10" office:value-type="string" calcext:value-type="string">
            <text:p>gap J/11</text:p>
          </table:table-cell>
          <table:table-cell table:style-name="ce10" office:value-type="string" calcext:value-type="string">
            <text:p>gap J/12</text:p>
          </table:table-cell>
          <table:table-cell table:style-name="ce1" office:value-type="string" calcext:value-type="string">
            <text:p>gap J/15</text:p>
          </table:table-cell>
          <table:table-cell table:style-name="ce1" office:value-type="string" calcext:value-type="string">
            <text:p>gap J/20</text:p>
          </table:table-cell>
          <table:table-cell table:style-name="ce1" office:value-type="string" calcext:value-type="string">
            <text:p>gap J/25</text:p>
          </table:table-cell>
          <table:table-cell table:style-name="ce10" office:value-type="string" calcext:value-type="string">
            <text:p>gap J/50</text:p>
          </table:table-cell>
          <table:table-cell table:style-name="ce10" office:value-type="string" calcext:value-type="string">
            <text:p>gap J/100</text:p>
          </table:table-cell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90.5" calcext:value-type="float">
            <text:p>90.5</text:p>
          </table:table-cell>
          <table:table-cell office:value-type="float" office:value="90.3" calcext:value-type="float">
            <text:p>90.3</text:p>
          </table:table-cell>
          <table:table-cell office:value-type="float" office:value="90.5" calcext:value-type="float">
            <text:p>90.5</text:p>
          </table:table-cell>
          <table:table-cell office:value-type="float" office:value="90.3" calcext:value-type="float">
            <text:p>90.3</text:p>
          </table:table-cell>
          <table:table-cell office:value-type="float" office:value="90.7" calcext:value-type="float">
            <text:p>90.7</text:p>
          </table:table-cell>
          <table:table-cell office:value-type="float" office:value="89.7" calcext:value-type="float">
            <text:p>89.7</text:p>
          </table:table-cell>
          <table:table-cell office:value-type="float" office:value="89.8" calcext:value-type="float">
            <text:p>89.8</text:p>
          </table:table-cell>
          <table:table-cell office:value-type="float" office:value="89.5" calcext:value-type="float">
            <text:p>89.5</text:p>
          </table:table-cell>
          <table:table-cell table:style-name="Default" office:value-type="float" office:value="93" calcext:value-type="float">
            <text:p>93</text:p>
          </table:table-cell>
          <table:table-cell table:formula="of:=([.J2]-[.A2])/[.A2]" office:value-type="percentage" office:value="0.0287610619469026" calcext:value-type="percentage">
            <text:p>2.88%</text:p>
          </table:table-cell>
          <table:table-cell table:formula="of:=([.J2]-[.B2])/[.B2]" office:value-type="percentage" office:value="0.0276243093922652" calcext:value-type="percentage">
            <text:p>2.76%</text:p>
          </table:table-cell>
          <table:table-cell table:formula="of:=([.J2]-[.C2])/[.C2]" office:value-type="percentage" office:value="0.0299003322259137" calcext:value-type="percentage">
            <text:p>2.99%</text:p>
          </table:table-cell>
          <table:table-cell table:formula="of:=([.J2]-[.D2])/[.D2]" office:value-type="percentage" office:value="0.0276243093922652" calcext:value-type="percentage">
            <text:p>2.76%</text:p>
          </table:table-cell>
          <table:table-cell table:formula="of:=([.J2]-[.E2])/[.E2]" office:value-type="percentage" office:value="0.0299003322259137" calcext:value-type="percentage">
            <text:p>2.99%</text:p>
          </table:table-cell>
          <table:table-cell table:formula="of:=([.J2]-[.F2])/[.F2]" office:value-type="percentage" office:value="0.0253583241455347" calcext:value-type="percentage">
            <text:p>2.54%</text:p>
          </table:table-cell>
          <table:table-cell table:formula="of:=([.J2]-[.G2])/[.G2]" office:value-type="percentage" office:value="0.0367892976588628" calcext:value-type="percentage">
            <text:p>3.68%</text:p>
          </table:table-cell>
          <table:table-cell table:formula="of:=([.J2]-[.H2])/[.H2]" office:value-type="percentage" office:value="0.0356347438752784" calcext:value-type="percentage">
            <text:p>3.56%</text:p>
          </table:table-cell>
          <table:table-cell table:formula="of:=([.J2]-[.I2])/[.I2]" office:value-type="percentage" office:value="0.0391061452513966" calcext:value-type="percentage">
            <text:p>3.91%</text:p>
          </table:table-cell>
        </table:table-row>
        <table:table-row table:style-name="ro1">
          <table:table-cell table:number-columns-repeated="2" office:value-type="float" office:value="84.5" calcext:value-type="float">
            <text:p>84.5</text:p>
          </table:table-cell>
          <table:table-cell office:value-type="float" office:value="84.6" calcext:value-type="float">
            <text:p>84.6</text:p>
          </table:table-cell>
          <table:table-cell office:value-type="float" office:value="84.7" calcext:value-type="float">
            <text:p>84.7</text:p>
          </table:table-cell>
          <table:table-cell office:value-type="float" office:value="84.9" calcext:value-type="float">
            <text:p>84.9</text:p>
          </table:table-cell>
          <table:table-cell office:value-type="float" office:value="84.3" calcext:value-type="float">
            <text:p>84.3</text:p>
          </table:table-cell>
          <table:table-cell office:value-type="float" office:value="84.5" calcext:value-type="float">
            <text:p>84.5</text:p>
          </table:table-cell>
          <table:table-cell office:value-type="float" office:value="83.8" calcext:value-type="float">
            <text:p>83.8</text:p>
          </table:table-cell>
          <table:table-cell office:value-type="float" office:value="83" calcext:value-type="float">
            <text:p>83</text:p>
          </table:table-cell>
          <table:table-cell table:style-name="Default" office:value-type="float" office:value="87" calcext:value-type="float">
            <text:p>87</text:p>
          </table:table-cell>
          <table:table-cell table:formula="of:=([.J3]-[.A3])/[.A3]" office:value-type="percentage" office:value="0.029585798816568" calcext:value-type="percentage">
            <text:p>2.96%</text:p>
          </table:table-cell>
          <table:table-cell table:formula="of:=([.J3]-[.B3])/[.B3]" office:value-type="percentage" office:value="0.029585798816568" calcext:value-type="percentage">
            <text:p>2.96%</text:p>
          </table:table-cell>
          <table:table-cell table:formula="of:=([.J3]-[.C3])/[.C3]" office:value-type="percentage" office:value="0.0283687943262412" calcext:value-type="percentage">
            <text:p>2.84%</text:p>
          </table:table-cell>
          <table:table-cell table:formula="of:=([.J3]-[.D3])/[.D3]" office:value-type="percentage" office:value="0.0271546635182998" calcext:value-type="percentage">
            <text:p>2.72%</text:p>
          </table:table-cell>
          <table:table-cell table:formula="of:=([.J3]-[.E3])/[.E3]" office:value-type="percentage" office:value="0.0247349823321554" calcext:value-type="percentage">
            <text:p>2.47%</text:p>
          </table:table-cell>
          <table:table-cell table:formula="of:=([.J3]-[.F3])/[.F3]" office:value-type="percentage" office:value="0.0320284697508897" calcext:value-type="percentage">
            <text:p>3.20%</text:p>
          </table:table-cell>
          <table:table-cell table:formula="of:=([.J3]-[.G3])/[.G3]" office:value-type="percentage" office:value="0.029585798816568" calcext:value-type="percentage">
            <text:p>2.96%</text:p>
          </table:table-cell>
          <table:table-cell table:formula="of:=([.J3]-[.H3])/[.H3]" office:value-type="percentage" office:value="0.0381861575178998" calcext:value-type="percentage">
            <text:p>3.82%</text:p>
          </table:table-cell>
          <table:table-cell table:formula="of:=([.J3]-[.I3])/[.I3]" office:value-type="percentage" office:value="0.0481927710843374" calcext:value-type="percentage">
            <text:p>4.82%</text:p>
          </table:table-cell>
        </table:table-row>
        <table:table-row table:style-name="ro1">
          <table:table-cell office:value-type="float" office:value="90.8" calcext:value-type="float">
            <text:p>90.8</text:p>
          </table:table-cell>
          <table:table-cell office:value-type="float" office:value="91.3" calcext:value-type="float">
            <text:p>91.3</text:p>
          </table:table-cell>
          <table:table-cell office:value-type="float" office:value="91.4" calcext:value-type="float">
            <text:p>91.4</text:p>
          </table:table-cell>
          <table:table-cell office:value-type="float" office:value="91.1" calcext:value-type="float">
            <text:p>91.1</text:p>
          </table:table-cell>
          <table:table-cell office:value-type="float" office:value="90.6" calcext:value-type="float">
            <text:p>90.6</text:p>
          </table:table-cell>
          <table:table-cell office:value-type="float" office:value="91.5" calcext:value-type="float">
            <text:p>91.5</text:p>
          </table:table-cell>
          <table:table-cell office:value-type="float" office:value="90.7" calcext:value-type="float">
            <text:p>90.7</text:p>
          </table:table-cell>
          <table:table-cell office:value-type="float" office:value="89.9" calcext:value-type="float">
            <text:p>89.9</text:p>
          </table:table-cell>
          <table:table-cell office:value-type="float" office:value="90.3" calcext:value-type="float">
            <text:p>90.3</text:p>
          </table:table-cell>
          <table:table-cell office:value-type="float" office:value="95" calcext:value-type="float">
            <text:p>95</text:p>
          </table:table-cell>
          <table:table-cell table:formula="of:=([.J4]-[.A4])/[.A4]" office:value-type="percentage" office:value="0.0462555066079296" calcext:value-type="percentage">
            <text:p>4.63%</text:p>
          </table:table-cell>
          <table:table-cell table:formula="of:=([.J4]-[.B4])/[.B4]" office:value-type="percentage" office:value="0.0405257393209201" calcext:value-type="percentage">
            <text:p>4.05%</text:p>
          </table:table-cell>
          <table:table-cell table:formula="of:=([.J4]-[.C4])/[.C4]" office:value-type="percentage" office:value="0.0393873085339168" calcext:value-type="percentage">
            <text:p>3.94%</text:p>
          </table:table-cell>
          <table:table-cell table:formula="of:=([.J4]-[.D4])/[.D4]" office:value-type="percentage" office:value="0.0428100987925357" calcext:value-type="percentage">
            <text:p>4.28%</text:p>
          </table:table-cell>
          <table:table-cell table:formula="of:=([.J4]-[.E4])/[.E4]" office:value-type="percentage" office:value="0.0485651214128036" calcext:value-type="percentage">
            <text:p>4.86%</text:p>
          </table:table-cell>
          <table:table-cell table:formula="of:=([.J4]-[.F4])/[.F4]" office:value-type="percentage" office:value="0.0382513661202186" calcext:value-type="percentage">
            <text:p>3.83%</text:p>
          </table:table-cell>
          <table:table-cell table:formula="of:=([.J4]-[.G4])/[.G4]" office:value-type="percentage" office:value="0.0474090407938258" calcext:value-type="percentage">
            <text:p>4.74%</text:p>
          </table:table-cell>
          <table:table-cell table:formula="of:=([.J4]-[.H4])/[.H4]" office:value-type="percentage" office:value="0.0567296996662958" calcext:value-type="percentage">
            <text:p>5.67%</text:p>
          </table:table-cell>
          <table:table-cell table:formula="of:=([.J4]-[.I4])/[.I4]" office:value-type="percentage" office:value="0.0520487264673312" calcext:value-type="percentage">
            <text:p>5.20%</text:p>
          </table:table-cell>
        </table:table-row>
        <table:table-row table:style-name="ro1">
          <table:table-cell office:value-type="float" office:value="98.4" calcext:value-type="float">
            <text:p>98.4</text:p>
          </table:table-cell>
          <table:table-cell table:number-columns-repeated="2" office:value-type="float" office:value="98.2" calcext:value-type="float">
            <text:p>98.2</text:p>
          </table:table-cell>
          <table:table-cell office:value-type="float" office:value="97.7" calcext:value-type="float">
            <text:p>97.7</text:p>
          </table:table-cell>
          <table:table-cell office:value-type="float" office:value="97.8" calcext:value-type="float">
            <text:p>97.8</text:p>
          </table:table-cell>
          <table:table-cell office:value-type="float" office:value="98" calcext:value-type="float">
            <text:p>98</text:p>
          </table:table-cell>
          <table:table-cell office:value-type="float" office:value="97.6" calcext:value-type="float">
            <text:p>97.6</text:p>
          </table:table-cell>
          <table:table-cell table:number-columns-repeated="2" office:value-type="float" office:value="97.7" calcext:value-type="float">
            <text:p>97.7</text:p>
          </table:table-cell>
          <table:table-cell office:value-type="float" office:value="104" calcext:value-type="float">
            <text:p>104</text:p>
          </table:table-cell>
          <table:table-cell table:formula="of:=([.J5]-[.A5])/[.A5]" office:value-type="percentage" office:value="0.056910569105691" calcext:value-type="percentage">
            <text:p>5.69%</text:p>
          </table:table-cell>
          <table:table-cell table:formula="of:=([.J5]-[.B5])/[.B5]" office:value-type="percentage" office:value="0.0590631364562118" calcext:value-type="percentage">
            <text:p>5.91%</text:p>
          </table:table-cell>
          <table:table-cell table:formula="of:=([.J5]-[.C5])/[.C5]" office:value-type="percentage" office:value="0.0590631364562118" calcext:value-type="percentage">
            <text:p>5.91%</text:p>
          </table:table-cell>
          <table:table-cell table:formula="of:=([.J5]-[.D5])/[.D5]" office:value-type="percentage" office:value="0.0644831115660184" calcext:value-type="percentage">
            <text:p>6.45%</text:p>
          </table:table-cell>
          <table:table-cell table:formula="of:=([.J5]-[.E5])/[.E5]" office:value-type="percentage" office:value="0.0633946830265849" calcext:value-type="percentage">
            <text:p>6.34%</text:p>
          </table:table-cell>
          <table:table-cell table:formula="of:=([.J5]-[.F5])/[.F5]" office:value-type="percentage" office:value="0.0612244897959184" calcext:value-type="percentage">
            <text:p>6.12%</text:p>
          </table:table-cell>
          <table:table-cell table:formula="of:=([.J5]-[.G5])/[.G5]" office:value-type="percentage" office:value="0.0655737704918033" calcext:value-type="percentage">
            <text:p>6.56%</text:p>
          </table:table-cell>
          <table:table-cell table:formula="of:=([.J5]-[.H5])/[.H5]" office:value-type="percentage" office:value="0.0644831115660184" calcext:value-type="percentage">
            <text:p>6.45%</text:p>
          </table:table-cell>
          <table:table-cell table:formula="of:=([.J5]-[.I5])/[.I5]" office:value-type="percentage" office:value="0.0644831115660184" calcext:value-type="percentage">
            <text:p>6.45%</text:p>
          </table:table-cell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99.6" calcext:value-type="float">
            <text:p>99.6</text:p>
          </table:table-cell>
          <table:table-cell office:value-type="float" office:value="99.7" calcext:value-type="float">
            <text:p>99.7</text:p>
          </table:table-cell>
          <table:table-cell office:value-type="float" office:value="99.8" calcext:value-type="float">
            <text:p>99.8</text:p>
          </table:table-cell>
          <table:table-cell office:value-type="float" office:value="99.6" calcext:value-type="float">
            <text:p>99.6</text:p>
          </table:table-cell>
          <table:table-cell office:value-type="float" office:value="99.4" calcext:value-type="float">
            <text:p>99.4</text:p>
          </table:table-cell>
          <table:table-cell office:value-type="float" office:value="99.1" calcext:value-type="float">
            <text:p>99.1</text:p>
          </table:table-cell>
          <table:table-cell office:value-type="float" office:value="98.5" calcext:value-type="float">
            <text:p>98.5</text:p>
          </table:table-cell>
          <table:table-cell office:value-type="float" office:value="98.4" calcext:value-type="float">
            <text:p>98.4</text:p>
          </table:table-cell>
          <table:table-cell table:style-name="Default" office:value-type="float" office:value="104" calcext:value-type="float">
            <text:p>104</text:p>
          </table:table-cell>
          <table:table-cell table:formula="of:=([.J6]-[.A6])/[.A6]" office:value-type="percentage" office:value="0.0483870967741935" calcext:value-type="percentage">
            <text:p>4.84%</text:p>
          </table:table-cell>
          <table:table-cell table:formula="of:=([.J6]-[.B6])/[.B6]" office:value-type="percentage" office:value="0.0441767068273093" calcext:value-type="percentage">
            <text:p>4.42%</text:p>
          </table:table-cell>
          <table:table-cell table:formula="of:=([.J6]-[.C6])/[.C6]" office:value-type="percentage" office:value="0.0431293881644935" calcext:value-type="percentage">
            <text:p>4.31%</text:p>
          </table:table-cell>
          <table:table-cell table:formula="of:=([.J6]-[.D6])/[.D6]" office:value-type="percentage" office:value="0.0420841683366734" calcext:value-type="percentage">
            <text:p>4.21%</text:p>
          </table:table-cell>
          <table:table-cell table:formula="of:=([.J6]-[.E6])/[.E6]" office:value-type="percentage" office:value="0.0441767068273093" calcext:value-type="percentage">
            <text:p>4.42%</text:p>
          </table:table-cell>
          <table:table-cell table:formula="of:=([.J6]-[.F6])/[.F6]" office:value-type="percentage" office:value="0.0462776659959758" calcext:value-type="percentage">
            <text:p>4.63%</text:p>
          </table:table-cell>
          <table:table-cell table:formula="of:=([.J6]-[.G6])/[.G6]" office:value-type="percentage" office:value="0.0494450050454087" calcext:value-type="percentage">
            <text:p>4.94%</text:p>
          </table:table-cell>
          <table:table-cell table:formula="of:=([.J6]-[.H6])/[.H6]" office:value-type="percentage" office:value="0.0558375634517767" calcext:value-type="percentage">
            <text:p>5.58%</text:p>
          </table:table-cell>
          <table:table-cell table:formula="of:=([.J6]-[.I6])/[.I6]" office:value-type="percentage" office:value="0.056910569105691" calcext:value-type="percentage">
            <text:p>5.69%</text:p>
          </table:table-cell>
        </table:table-row>
        <table:table-row table:style-name="ro1">
          <table:table-cell office:value-type="float" office:value="98.7" calcext:value-type="float">
            <text:p>98.7</text:p>
          </table:table-cell>
          <table:table-cell office:value-type="float" office:value="98.5" calcext:value-type="float">
            <text:p>98.5</text:p>
          </table:table-cell>
          <table:table-cell table:number-columns-repeated="2" office:value-type="float" office:value="99.2" calcext:value-type="float">
            <text:p>99.2</text:p>
          </table:table-cell>
          <table:table-cell office:value-type="float" office:value="98.3" calcext:value-type="float">
            <text:p>98.3</text:p>
          </table:table-cell>
          <table:table-cell table:number-columns-repeated="2" office:value-type="float" office:value="98.7" calcext:value-type="float">
            <text:p>98.7</text:p>
          </table:table-cell>
          <table:table-cell office:value-type="float" office:value="98.4" calcext:value-type="float">
            <text:p>98.4</text:p>
          </table:table-cell>
          <table:table-cell office:value-type="float" office:value="97.6" calcext:value-type="float">
            <text:p>97.6</text:p>
          </table:table-cell>
          <table:table-cell table:style-name="Default" office:value-type="float" office:value="105" calcext:value-type="float">
            <text:p>105</text:p>
          </table:table-cell>
          <table:table-cell table:formula="of:=([.J7]-[.A7])/[.A7]" office:value-type="percentage" office:value="0.0638297872340425" calcext:value-type="percentage">
            <text:p>6.38%</text:p>
          </table:table-cell>
          <table:table-cell table:formula="of:=([.J7]-[.B7])/[.B7]" office:value-type="percentage" office:value="0.065989847715736" calcext:value-type="percentage">
            <text:p>6.60%</text:p>
          </table:table-cell>
          <table:table-cell table:formula="of:=([.J7]-[.C7])/[.C7]" office:value-type="percentage" office:value="0.0584677419354838" calcext:value-type="percentage">
            <text:p>5.85%</text:p>
          </table:table-cell>
          <table:table-cell table:formula="of:=([.J7]-[.D7])/[.D7]" office:value-type="percentage" office:value="0.0584677419354838" calcext:value-type="percentage">
            <text:p>5.85%</text:p>
          </table:table-cell>
          <table:table-cell table:formula="of:=([.J7]-[.E7])/[.E7]" office:value-type="percentage" office:value="0.0681586978636826" calcext:value-type="percentage">
            <text:p>6.82%</text:p>
          </table:table-cell>
          <table:table-cell table:formula="of:=([.J7]-[.F7])/[.F7]" office:value-type="percentage" office:value="0.0638297872340425" calcext:value-type="percentage">
            <text:p>6.38%</text:p>
          </table:table-cell>
          <table:table-cell table:formula="of:=([.J7]-[.G7])/[.G7]" office:value-type="percentage" office:value="0.0638297872340425" calcext:value-type="percentage">
            <text:p>6.38%</text:p>
          </table:table-cell>
          <table:table-cell table:formula="of:=([.J7]-[.H7])/[.H7]" office:value-type="percentage" office:value="0.0670731707317073" calcext:value-type="percentage">
            <text:p>6.71%</text:p>
          </table:table-cell>
          <table:table-cell table:formula="of:=([.J7]-[.I7])/[.I7]" office:value-type="percentage" office:value="0.0758196721311476" calcext:value-type="percentage">
            <text:p>7.58%</text:p>
          </table:table-cell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101.2" calcext:value-type="float">
            <text:p>101.2</text:p>
          </table:table-cell>
          <table:table-cell office:value-type="float" office:value="100.4" calcext:value-type="float">
            <text:p>100.4</text:p>
          </table:table-cell>
          <table:table-cell office:value-type="float" office:value="101.3" calcext:value-type="float">
            <text:p>101.3</text:p>
          </table:table-cell>
          <table:table-cell office:value-type="float" office:value="101.1" calcext:value-type="float">
            <text:p>101.1</text:p>
          </table:table-cell>
          <table:table-cell office:value-type="float" office:value="101" calcext:value-type="float">
            <text:p>101</text:p>
          </table:table-cell>
          <table:table-cell office:value-type="float" office:value="100.5" calcext:value-type="float">
            <text:p>100.5</text:p>
          </table:table-cell>
          <table:table-cell office:value-type="float" office:value="100.4" calcext:value-type="float">
            <text:p>100.4</text:p>
          </table:table-cell>
          <table:table-cell office:value-type="float" office:value="100.1" calcext:value-type="float">
            <text:p>100.1</text:p>
          </table:table-cell>
          <table:table-cell table:style-name="Default" office:value-type="float" office:value="106" calcext:value-type="float">
            <text:p>106</text:p>
          </table:table-cell>
          <table:table-cell table:formula="of:=([.J8]-[.A8])/[.A8]" office:value-type="percentage" office:value="0.0515873015873016" calcext:value-type="percentage">
            <text:p>5.16%</text:p>
          </table:table-cell>
          <table:table-cell table:formula="of:=([.J8]-[.B8])/[.B8]" office:value-type="percentage" office:value="0.0474308300395257" calcext:value-type="percentage">
            <text:p>4.74%</text:p>
          </table:table-cell>
          <table:table-cell table:formula="of:=([.J8]-[.C8])/[.C8]" office:value-type="percentage" office:value="0.0557768924302788" calcext:value-type="percentage">
            <text:p>5.58%</text:p>
          </table:table-cell>
          <table:table-cell table:formula="of:=([.J8]-[.D8])/[.D8]" office:value-type="percentage" office:value="0.0463968410661402" calcext:value-type="percentage">
            <text:p>4.64%</text:p>
          </table:table-cell>
          <table:table-cell table:formula="of:=([.J8]-[.E8])/[.E8]" office:value-type="percentage" office:value="0.0484668644906034" calcext:value-type="percentage">
            <text:p>4.85%</text:p>
          </table:table-cell>
          <table:table-cell table:formula="of:=([.J8]-[.F8])/[.F8]" office:value-type="percentage" office:value="0.0495049504950495" calcext:value-type="percentage">
            <text:p>4.95%</text:p>
          </table:table-cell>
          <table:table-cell table:formula="of:=([.J8]-[.G8])/[.G8]" office:value-type="percentage" office:value="0.054726368159204" calcext:value-type="percentage">
            <text:p>5.47%</text:p>
          </table:table-cell>
          <table:table-cell table:formula="of:=([.J8]-[.H8])/[.H8]" office:value-type="percentage" office:value="0.0557768924302788" calcext:value-type="percentage">
            <text:p>5.58%</text:p>
          </table:table-cell>
          <table:table-cell table:formula="of:=([.J8]-[.I8])/[.I8]" office:value-type="percentage" office:value="0.058941058941059" calcext:value-type="percentage">
            <text:p>5.89%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4.1" calcext:value-type="float">
            <text:p>104.1</text:p>
          </table:table-cell>
          <table:table-cell office:value-type="float" office:value="104.8" calcext:value-type="float">
            <text:p>104.8</text:p>
          </table:table-cell>
          <table:table-cell office:value-type="float" office:value="103.8" calcext:value-type="float">
            <text:p>103.8</text:p>
          </table:table-cell>
          <table:table-cell office:value-type="float" office:value="104.1" calcext:value-type="float">
            <text:p>104.1</text:p>
          </table:table-cell>
          <table:table-cell table:number-columns-repeated="2" office:value-type="float" office:value="104.3" calcext:value-type="float">
            <text:p>104.3</text:p>
          </table:table-cell>
          <table:table-cell office:value-type="float" office:value="103.4" calcext:value-type="float">
            <text:p>103.4</text:p>
          </table:table-cell>
          <table:table-cell office:value-type="float" office:value="102.8" calcext:value-type="float">
            <text:p>102.8</text:p>
          </table:table-cell>
          <table:table-cell table:style-name="Default" office:value-type="float" office:value="106" calcext:value-type="float">
            <text:p>106</text:p>
          </table:table-cell>
          <table:table-cell table:formula="of:=([.J9]-[.A9])/[.A9]" office:value-type="percentage" office:value="0.0192307692307692" calcext:value-type="percentage">
            <text:p>1.92%</text:p>
          </table:table-cell>
          <table:table-cell table:formula="of:=([.J9]-[.B9])/[.B9]" office:value-type="percentage" office:value="0.0182516810758886" calcext:value-type="percentage">
            <text:p>1.83%</text:p>
          </table:table-cell>
          <table:table-cell table:formula="of:=([.J9]-[.C9])/[.C9]" office:value-type="percentage" office:value="0.0114503816793893" calcext:value-type="percentage">
            <text:p>1.15%</text:p>
          </table:table-cell>
          <table:table-cell table:formula="of:=([.J9]-[.D9])/[.D9]" office:value-type="percentage" office:value="0.0211946050096339" calcext:value-type="percentage">
            <text:p>2.12%</text:p>
          </table:table-cell>
          <table:table-cell table:formula="of:=([.J9]-[.E9])/[.E9]" office:value-type="percentage" office:value="0.0182516810758886" calcext:value-type="percentage">
            <text:p>1.83%</text:p>
          </table:table-cell>
          <table:table-cell table:formula="of:=([.J9]-[.F9])/[.F9]" office:value-type="percentage" office:value="0.0162991371045063" calcext:value-type="percentage">
            <text:p>1.63%</text:p>
          </table:table-cell>
          <table:table-cell table:formula="of:=([.J9]-[.G9])/[.G9]" office:value-type="percentage" office:value="0.0162991371045063" calcext:value-type="percentage">
            <text:p>1.63%</text:p>
          </table:table-cell>
          <table:table-cell table:formula="of:=([.J9]-[.H9])/[.H9]" office:value-type="percentage" office:value="0.0251450676982591" calcext:value-type="percentage">
            <text:p>2.51%</text:p>
          </table:table-cell>
          <table:table-cell table:formula="of:=([.J9]-[.I9])/[.I9]" office:value-type="percentage" office:value="0.0311284046692607" calcext:value-type="percentage">
            <text:p>3.11%</text:p>
          </table:table-cell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110.8" calcext:value-type="float">
            <text:p>110.8</text:p>
          </table:table-cell>
          <table:table-cell office:value-type="float" office:value="111.3" calcext:value-type="float">
            <text:p>111.3</text:p>
          </table:table-cell>
          <table:table-cell office:value-type="float" office:value="110.5" calcext:value-type="float">
            <text:p>110.5</text:p>
          </table:table-cell>
          <table:table-cell office:value-type="float" office:value="109.6" calcext:value-type="float">
            <text:p>109.6</text:p>
          </table:table-cell>
          <table:table-cell office:value-type="float" office:value="110.7" calcext:value-type="float">
            <text:p>110.7</text:p>
          </table:table-cell>
          <table:table-cell office:value-type="float" office:value="110.9" calcext:value-type="float">
            <text:p>110.9</text:p>
          </table:table-cell>
          <table:table-cell office:value-type="float" office:value="110.4" calcext:value-type="float">
            <text:p>110.4</text:p>
          </table:table-cell>
          <table:table-cell office:value-type="float" office:value="109.3" calcext:value-type="float">
            <text:p>109.3</text:p>
          </table:table-cell>
          <table:table-cell office:value-type="float" office:value="116" calcext:value-type="float">
            <text:p>116</text:p>
          </table:table-cell>
          <table:table-cell table:formula="of:=([.J10]-[.A10])/[.A10]" office:value-type="percentage" office:value="0.0431654676258993" calcext:value-type="percentage">
            <text:p>4.32%</text:p>
          </table:table-cell>
          <table:table-cell table:formula="of:=([.J10]-[.B10])/[.B10]" office:value-type="percentage" office:value="0.0469314079422383" calcext:value-type="percentage">
            <text:p>4.69%</text:p>
          </table:table-cell>
          <table:table-cell table:formula="of:=([.J10]-[.C10])/[.C10]" office:value-type="percentage" office:value="0.0422282120395328" calcext:value-type="percentage">
            <text:p>4.22%</text:p>
          </table:table-cell>
          <table:table-cell table:formula="of:=([.J10]-[.D10])/[.D10]" office:value-type="percentage" office:value="0.0497737556561086" calcext:value-type="percentage">
            <text:p>4.98%</text:p>
          </table:table-cell>
          <table:table-cell table:formula="of:=([.J10]-[.E10])/[.E10]" office:value-type="percentage" office:value="0.0583941605839417" calcext:value-type="percentage">
            <text:p>5.84%</text:p>
          </table:table-cell>
          <table:table-cell table:formula="of:=([.J10]-[.F10])/[.F10]" office:value-type="percentage" office:value="0.047877145438121" calcext:value-type="percentage">
            <text:p>4.79%</text:p>
          </table:table-cell>
          <table:table-cell table:formula="of:=([.J10]-[.G10])/[.G10]" office:value-type="percentage" office:value="0.0459873760144274" calcext:value-type="percentage">
            <text:p>4.60%</text:p>
          </table:table-cell>
          <table:table-cell table:formula="of:=([.J10]-[.H10])/[.H10]" office:value-type="percentage" office:value="0.0507246376811594" calcext:value-type="percentage">
            <text:p>5.07%</text:p>
          </table:table-cell>
          <table:table-cell table:formula="of:=([.J10]-[.I10])/[.I10]" office:value-type="percentage" office:value="0.0612991765782251" calcext:value-type="percentage">
            <text:p>6.13%</text:p>
          </table:table-cell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119.4" calcext:value-type="float">
            <text:p>119.4</text:p>
          </table:table-cell>
          <table:table-cell office:value-type="float" office:value="119.5" calcext:value-type="float">
            <text:p>119.5</text:p>
          </table:table-cell>
          <table:table-cell office:value-type="float" office:value="119.8" calcext:value-type="float">
            <text:p>119.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9.5" calcext:value-type="float">
            <text:p>119.5</text:p>
          </table:table-cell>
          <table:table-cell office:value-type="float" office:value="118.7" calcext:value-type="float">
            <text:p>118.7</text:p>
          </table:table-cell>
          <table:table-cell office:value-type="float" office:value="117.8" calcext:value-type="float">
            <text:p>117.8</text:p>
          </table:table-cell>
          <table:table-cell office:value-type="float" office:value="128" calcext:value-type="float">
            <text:p>128</text:p>
          </table:table-cell>
          <table:table-cell table:formula="of:=([.J11]-[.A11])/[.A11]" office:value-type="percentage" office:value="0.0702341137123746" calcext:value-type="percentage">
            <text:p>7.02%</text:p>
          </table:table-cell>
          <table:table-cell table:formula="of:=([.J11]-[.B11])/[.B11]" office:value-type="percentage" office:value="0.0720268006700167" calcext:value-type="percentage">
            <text:p>7.20%</text:p>
          </table:table-cell>
          <table:table-cell table:formula="of:=([.J11]-[.C11])/[.C11]" office:value-type="percentage" office:value="0.0711297071129707" calcext:value-type="percentage">
            <text:p>7.11%</text:p>
          </table:table-cell>
          <table:table-cell table:formula="of:=([.J11]-[.D11])/[.D11]" office:value-type="percentage" office:value="0.0684474123539232" calcext:value-type="percentage">
            <text:p>6.84%</text:p>
          </table:table-cell>
          <table:table-cell table:formula="of:=([.J11]-[.E11])/[.E11]" office:value-type="percentage" office:value="0.0666666666666667" calcext:value-type="percentage">
            <text:p>6.67%</text:p>
          </table:table-cell>
          <table:table-cell table:formula="of:=([.J11]-[.F11])/[.F11]" office:value-type="percentage" office:value="0.0711297071129707" calcext:value-type="percentage">
            <text:p>7.11%</text:p>
          </table:table-cell>
          <table:table-cell table:formula="of:=([.J11]-[.G11])/[.G11]" office:value-type="percentage" office:value="0.0711297071129707" calcext:value-type="percentage">
            <text:p>7.11%</text:p>
          </table:table-cell>
          <table:table-cell table:formula="of:=([.J11]-[.H11])/[.H11]" office:value-type="percentage" office:value="0.0783487784330244" calcext:value-type="percentage">
            <text:p>7.83%</text:p>
          </table:table-cell>
          <table:table-cell table:formula="of:=([.J11]-[.I11])/[.I11]" office:value-type="percentage" office:value="0.0865874363327674" calcext:value-type="percentage">
            <text:p>8.66%</text:p>
          </table:table-cell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108.8" calcext:value-type="float">
            <text:p>108.8</text:p>
          </table:table-cell>
          <table:table-cell office:value-type="float" office:value="109.3" calcext:value-type="float">
            <text:p>109.3</text:p>
          </table:table-cell>
          <table:table-cell office:value-type="float" office:value="110.3" calcext:value-type="float">
            <text:p>110.3</text:p>
          </table:table-cell>
          <table:table-cell office:value-type="float" office:value="109.6" calcext:value-type="float">
            <text:p>109.6</text:p>
          </table:table-cell>
          <table:table-cell office:value-type="float" office:value="110.3" calcext:value-type="float">
            <text:p>110.3</text:p>
          </table:table-cell>
          <table:table-cell office:value-type="float" office:value="109.7" calcext:value-type="float">
            <text:p>109.7</text:p>
          </table:table-cell>
          <table:table-cell office:value-type="float" office:value="109.1" calcext:value-type="float">
            <text:p>109.1</text:p>
          </table:table-cell>
          <table:table-cell office:value-type="float" office:value="107.4" calcext:value-type="float">
            <text:p>107.4</text:p>
          </table:table-cell>
          <table:table-cell table:style-name="Default" office:value-type="float" office:value="120" calcext:value-type="float">
            <text:p>120</text:p>
          </table:table-cell>
          <table:table-cell table:formula="of:=([.J12]-[.A12])/[.A12]" office:value-type="percentage" office:value="0.091901728844404" calcext:value-type="percentage">
            <text:p>9.19%</text:p>
          </table:table-cell>
          <table:table-cell table:formula="of:=([.J12]-[.B12])/[.B12]" office:value-type="percentage" office:value="0.102941176470588" calcext:value-type="percentage">
            <text:p>10.29%</text:p>
          </table:table-cell>
          <table:table-cell table:formula="of:=([.J12]-[.C12])/[.C12]" office:value-type="percentage" office:value="0.0978956999085087" calcext:value-type="percentage">
            <text:p>9.79%</text:p>
          </table:table-cell>
          <table:table-cell table:formula="of:=([.J12]-[.D12])/[.D12]" office:value-type="percentage" office:value="0.0879419764279239" calcext:value-type="percentage">
            <text:p>8.79%</text:p>
          </table:table-cell>
          <table:table-cell table:formula="of:=([.J12]-[.E12])/[.E12]" office:value-type="percentage" office:value="0.0948905109489052" calcext:value-type="percentage">
            <text:p>9.49%</text:p>
          </table:table-cell>
          <table:table-cell table:formula="of:=([.J12]-[.F12])/[.F12]" office:value-type="percentage" office:value="0.0879419764279239" calcext:value-type="percentage">
            <text:p>8.79%</text:p>
          </table:table-cell>
          <table:table-cell table:formula="of:=([.J12]-[.G12])/[.G12]" office:value-type="percentage" office:value="0.0938924339106654" calcext:value-type="percentage">
            <text:p>9.39%</text:p>
          </table:table-cell>
          <table:table-cell table:formula="of:=([.J12]-[.H12])/[.H12]" office:value-type="percentage" office:value="0.0999083409715858" calcext:value-type="percentage">
            <text:p>9.99%</text:p>
          </table:table-cell>
          <table:table-cell table:formula="of:=([.J12]-[.I12])/[.I12]" office:value-type="percentage" office:value="0.11731843575419" calcext:value-type="percentage">
            <text:p>11.73%</text:p>
          </table:table-cell>
        </table:table-row>
        <table:table-row table:style-name="ro1">
          <table:table-cell office:value-type="float" office:value="123.1" calcext:value-type="float">
            <text:p>123.1</text:p>
          </table:table-cell>
          <table:table-cell office:value-type="float" office:value="123.6" calcext:value-type="float">
            <text:p>123.6</text:p>
          </table:table-cell>
          <table:table-cell table:number-columns-repeated="2" office:value-type="float" office:value="123.9" calcext:value-type="float">
            <text:p>123.9</text:p>
          </table:table-cell>
          <table:table-cell office:value-type="float" office:value="124.2" calcext:value-type="float">
            <text:p>124.2</text:p>
          </table:table-cell>
          <table:table-cell office:value-type="float" office:value="124.1" calcext:value-type="float">
            <text:p>124.1</text:p>
          </table:table-cell>
          <table:table-cell office:value-type="float" office:value="124.3" calcext:value-type="float">
            <text:p>124.3</text:p>
          </table:table-cell>
          <table:table-cell office:value-type="float" office:value="123.3" calcext:value-type="float">
            <text:p>123.3</text:p>
          </table:table-cell>
          <table:table-cell office:value-type="float" office:value="122.3" calcext:value-type="float">
            <text:p>122.3</text:p>
          </table:table-cell>
          <table:table-cell table:style-name="Default" office:value-type="float" office:value="130" calcext:value-type="float">
            <text:p>130</text:p>
          </table:table-cell>
          <table:table-cell table:formula="of:=([.J13]-[.A13])/[.A13]" office:value-type="percentage" office:value="0.0560519902518278" calcext:value-type="percentage">
            <text:p>5.61%</text:p>
          </table:table-cell>
          <table:table-cell table:formula="of:=([.J13]-[.B13])/[.B13]" office:value-type="percentage" office:value="0.051779935275081" calcext:value-type="percentage">
            <text:p>5.18%</text:p>
          </table:table-cell>
          <table:table-cell table:formula="of:=([.J13]-[.C13])/[.C13]" office:value-type="percentage" office:value="0.0492332526230831" calcext:value-type="percentage">
            <text:p>4.92%</text:p>
          </table:table-cell>
          <table:table-cell table:formula="of:=([.J13]-[.D13])/[.D13]" office:value-type="percentage" office:value="0.0492332526230831" calcext:value-type="percentage">
            <text:p>4.92%</text:p>
          </table:table-cell>
          <table:table-cell table:formula="of:=([.J13]-[.E13])/[.E13]" office:value-type="percentage" office:value="0.0466988727858293" calcext:value-type="percentage">
            <text:p>4.67%</text:p>
          </table:table-cell>
          <table:table-cell table:formula="of:=([.J13]-[.F13])/[.F13]" office:value-type="percentage" office:value="0.0475423045930702" calcext:value-type="percentage">
            <text:p>4.75%</text:p>
          </table:table-cell>
          <table:table-cell table:formula="of:=([.J13]-[.G13])/[.G13]" office:value-type="percentage" office:value="0.0458567980691875" calcext:value-type="percentage">
            <text:p>4.59%</text:p>
          </table:table-cell>
          <table:table-cell table:formula="of:=([.J13]-[.H13])/[.H13]" office:value-type="percentage" office:value="0.0543390105433901" calcext:value-type="percentage">
            <text:p>5.43%</text:p>
          </table:table-cell>
          <table:table-cell table:formula="of:=([.J13]-[.I13])/[.I13]" office:value-type="percentage" office:value="0.062959934587081" calcext:value-type="percentage">
            <text:p>6.30%</text:p>
          </table:table-cell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109.3" calcext:value-type="float">
            <text:p>109.3</text:p>
          </table:table-cell>
          <table:table-cell office:value-type="float" office:value="108.8" calcext:value-type="float">
            <text:p>108.8</text:p>
          </table:table-cell>
          <table:table-cell table:number-columns-repeated="2" office:value-type="float" office:value="108.4" calcext:value-type="float">
            <text:p>108.4</text:p>
          </table:table-cell>
          <table:table-cell office:value-type="float" office:value="110.4" calcext:value-type="float">
            <text:p>110.4</text:p>
          </table:table-cell>
          <table:table-cell office:value-type="float" office:value="109.4" calcext:value-type="float">
            <text:p>109.4</text:p>
          </table:table-cell>
          <table:table-cell office:value-type="float" office:value="108.6" calcext:value-type="float">
            <text:p>108.6</text:p>
          </table:table-cell>
          <table:table-cell office:value-type="float" office:value="107.1" calcext:value-type="float">
            <text:p>107.1</text:p>
          </table:table-cell>
          <table:table-cell table:style-name="Default" office:value-type="float" office:value="121" calcext:value-type="float">
            <text:p>121</text:p>
          </table:table-cell>
          <table:table-cell table:formula="of:=([.J14]-[.A14])/[.A14]" office:value-type="percentage" office:value="0.104014598540146" calcext:value-type="percentage">
            <text:p>10.40%</text:p>
          </table:table-cell>
          <table:table-cell table:formula="of:=([.J14]-[.B14])/[.B14]" office:value-type="percentage" office:value="0.10704483074108" calcext:value-type="percentage">
            <text:p>10.70%</text:p>
          </table:table-cell>
          <table:table-cell table:formula="of:=([.J14]-[.C14])/[.C14]" office:value-type="percentage" office:value="0.112132352941177" calcext:value-type="percentage">
            <text:p>11.21%</text:p>
          </table:table-cell>
          <table:table-cell table:formula="of:=([.J14]-[.D14])/[.D14]" office:value-type="percentage" office:value="0.116236162361624" calcext:value-type="percentage">
            <text:p>11.62%</text:p>
          </table:table-cell>
          <table:table-cell table:formula="of:=([.J14]-[.E14])/[.E14]" office:value-type="percentage" office:value="0.116236162361624" calcext:value-type="percentage">
            <text:p>11.62%</text:p>
          </table:table-cell>
          <table:table-cell table:formula="of:=([.J14]-[.F14])/[.F14]" office:value-type="percentage" office:value="0.0960144927536231" calcext:value-type="percentage">
            <text:p>9.60%</text:p>
          </table:table-cell>
          <table:table-cell table:formula="of:=([.J14]-[.G14])/[.G14]" office:value-type="percentage" office:value="0.106032906764168" calcext:value-type="percentage">
            <text:p>10.60%</text:p>
          </table:table-cell>
          <table:table-cell table:formula="of:=([.J14]-[.H14])/[.H14]" office:value-type="percentage" office:value="0.114180478821363" calcext:value-type="percentage">
            <text:p>11.42%</text:p>
          </table:table-cell>
          <table:table-cell table:formula="of:=([.J14]-[.I14])/[.I14]" office:value-type="percentage" office:value="0.129785247432306" calcext:value-type="percentage">
            <text:p>12.98%</text:p>
          </table:table-cell>
        </table:table-row>
        <table:table-row table:style-name="ro1">
          <table:table-cell office:value-type="float" office:value="113.7" calcext:value-type="float">
            <text:p>113.7</text:p>
          </table:table-cell>
          <table:table-cell table:number-columns-repeated="2" office:value-type="float" office:value="113.1" calcext:value-type="float">
            <text:p>113.1</text:p>
          </table:table-cell>
          <table:table-cell office:value-type="float" office:value="112.9" calcext:value-type="float">
            <text:p>112.9</text:p>
          </table:table-cell>
          <table:table-cell office:value-type="float" office:value="112.6" calcext:value-type="float">
            <text:p>112.6</text:p>
          </table:table-cell>
          <table:table-cell office:value-type="float" office:value="113.3" calcext:value-type="float">
            <text:p>113.3</text:p>
          </table:table-cell>
          <table:table-cell office:value-type="float" office:value="112" calcext:value-type="float">
            <text:p>112</text:p>
          </table:table-cell>
          <table:table-cell office:value-type="float" office:value="111.7" calcext:value-type="float">
            <text:p>111.7</text:p>
          </table:table-cell>
          <table:table-cell office:value-type="float" office:value="111.4" calcext:value-type="float">
            <text:p>111.4</text:p>
          </table:table-cell>
          <table:table-cell table:style-name="Default" office:value-type="float" office:value="123" calcext:value-type="float">
            <text:p>123</text:p>
          </table:table-cell>
          <table:table-cell table:formula="of:=([.J15]-[.A15])/[.A15]" office:value-type="percentage" office:value="0.0817941952506596" calcext:value-type="percentage">
            <text:p>8.18%</text:p>
          </table:table-cell>
          <table:table-cell table:formula="of:=([.J15]-[.B15])/[.B15]" office:value-type="percentage" office:value="0.0875331564986738" calcext:value-type="percentage">
            <text:p>8.75%</text:p>
          </table:table-cell>
          <table:table-cell table:formula="of:=([.J15]-[.C15])/[.C15]" office:value-type="percentage" office:value="0.0875331564986738" calcext:value-type="percentage">
            <text:p>8.75%</text:p>
          </table:table-cell>
          <table:table-cell table:formula="of:=([.J15]-[.D15])/[.D15]" office:value-type="percentage" office:value="0.0894596988485385" calcext:value-type="percentage">
            <text:p>8.95%</text:p>
          </table:table-cell>
          <table:table-cell table:formula="of:=([.J15]-[.E15])/[.E15]" office:value-type="percentage" office:value="0.0923623445825933" calcext:value-type="percentage">
            <text:p>9.24%</text:p>
          </table:table-cell>
          <table:table-cell table:formula="of:=([.J15]-[.F15])/[.F15]" office:value-type="percentage" office:value="0.0856134157105031" calcext:value-type="percentage">
            <text:p>8.56%</text:p>
          </table:table-cell>
          <table:table-cell table:formula="of:=([.J15]-[.G15])/[.G15]" office:value-type="percentage" office:value="0.0982142857142857" calcext:value-type="percentage">
            <text:p>9.82%</text:p>
          </table:table-cell>
          <table:table-cell table:formula="of:=([.J15]-[.H15])/[.H15]" office:value-type="percentage" office:value="0.101163831692032" calcext:value-type="percentage">
            <text:p>10.12%</text:p>
          </table:table-cell>
          <table:table-cell table:formula="of:=([.J15]-[.I15])/[.I15]" office:value-type="percentage" office:value="0.104129263913824" calcext:value-type="percentage">
            <text:p>10.41%</text:p>
          </table:table-cell>
        </table:table-row>
        <table:table-row table:style-name="ro1">
          <table:table-cell office:value-type="float" office:value="128.1" calcext:value-type="float">
            <text:p>128.1</text:p>
          </table:table-cell>
          <table:table-cell office:value-type="float" office:value="128.4" calcext:value-type="float">
            <text:p>128.4</text:p>
          </table:table-cell>
          <table:table-cell office:value-type="float" office:value="127.6" calcext:value-type="float">
            <text:p>127.6</text:p>
          </table:table-cell>
          <table:table-cell office:value-type="float" office:value="128" calcext:value-type="float">
            <text:p>128</text:p>
          </table:table-cell>
          <table:table-cell office:value-type="float" office:value="128.4" calcext:value-type="float">
            <text:p>128.4</text:p>
          </table:table-cell>
          <table:table-cell office:value-type="float" office:value="128" calcext:value-type="float">
            <text:p>128</text:p>
          </table:table-cell>
          <table:table-cell office:value-type="float" office:value="127.6" calcext:value-type="float">
            <text:p>127.6</text:p>
          </table:table-cell>
          <table:table-cell table:number-columns-repeated="2" office:value-type="float" office:value="126.6" calcext:value-type="float">
            <text:p>126.6</text:p>
          </table:table-cell>
          <table:table-cell table:style-name="Default" office:value-type="float" office:value="133" calcext:value-type="float">
            <text:p>133</text:p>
          </table:table-cell>
          <table:table-cell table:formula="of:=([.J16]-[.A16])/[.A16]" office:value-type="percentage" office:value="0.0382513661202186" calcext:value-type="percentage">
            <text:p>3.83%</text:p>
          </table:table-cell>
          <table:table-cell table:formula="of:=([.J16]-[.B16])/[.B16]" office:value-type="percentage" office:value="0.0358255451713395" calcext:value-type="percentage">
            <text:p>3.58%</text:p>
          </table:table-cell>
          <table:table-cell table:formula="of:=([.J16]-[.C16])/[.C16]" office:value-type="percentage" office:value="0.042319749216301" calcext:value-type="percentage">
            <text:p>4.23%</text:p>
          </table:table-cell>
          <table:table-cell table:formula="of:=([.J16]-[.D16])/[.D16]" office:value-type="percentage" office:value="0.0390625" calcext:value-type="percentage">
            <text:p>3.91%</text:p>
          </table:table-cell>
          <table:table-cell table:formula="of:=([.J16]-[.E16])/[.E16]" office:value-type="percentage" office:value="0.0358255451713395" calcext:value-type="percentage">
            <text:p>3.58%</text:p>
          </table:table-cell>
          <table:table-cell table:formula="of:=([.J16]-[.F16])/[.F16]" office:value-type="percentage" office:value="0.0390625" calcext:value-type="percentage">
            <text:p>3.91%</text:p>
          </table:table-cell>
          <table:table-cell table:formula="of:=([.J16]-[.G16])/[.G16]" office:value-type="percentage" office:value="0.042319749216301" calcext:value-type="percentage">
            <text:p>4.23%</text:p>
          </table:table-cell>
          <table:table-cell table:formula="of:=([.J16]-[.H16])/[.H16]" office:value-type="percentage" office:value="0.0505529225908373" calcext:value-type="percentage">
            <text:p>5.06%</text:p>
          </table:table-cell>
          <table:table-cell table:formula="of:=([.J16]-[.I16])/[.I16]" office:value-type="percentage" office:value="0.0505529225908373" calcext:value-type="percentage">
            <text:p>5.06%</text:p>
          </table:table-cell>
        </table:table-row>
        <table:table-row table:style-name="ro1">
          <table:table-cell office:value-type="float" office:value="129.7" calcext:value-type="float">
            <text:p>129.7</text:p>
          </table:table-cell>
          <table:table-cell office:value-type="float" office:value="130.3" calcext:value-type="float">
            <text:p>130.3</text:p>
          </table:table-cell>
          <table:table-cell office:value-type="float" office:value="131.1" calcext:value-type="float">
            <text:p>131.1</text:p>
          </table:table-cell>
          <table:table-cell office:value-type="float" office:value="131.6" calcext:value-type="float">
            <text:p>131.6</text:p>
          </table:table-cell>
          <table:table-cell office:value-type="float" office:value="131" calcext:value-type="float">
            <text:p>131</text:p>
          </table:table-cell>
          <table:table-cell office:value-type="float" office:value="130.6" calcext:value-type="float">
            <text:p>130.6</text:p>
          </table:table-cell>
          <table:table-cell office:value-type="float" office:value="131.4" calcext:value-type="float">
            <text:p>131.4</text:p>
          </table:table-cell>
          <table:table-cell office:value-type="float" office:value="130.5" calcext:value-type="float">
            <text:p>130.5</text:p>
          </table:table-cell>
          <table:table-cell office:value-type="float" office:value="128.3" calcext:value-type="float">
            <text:p>128.3</text:p>
          </table:table-cell>
          <table:table-cell table:style-name="Default" office:value-type="float" office:value="139" calcext:value-type="float">
            <text:p>139</text:p>
          </table:table-cell>
          <table:table-cell table:formula="of:=([.J17]-[.A17])/[.A17]" office:value-type="percentage" office:value="0.0717039321511181" calcext:value-type="percentage">
            <text:p>7.17%</text:p>
          </table:table-cell>
          <table:table-cell table:formula="of:=([.J17]-[.B17])/[.B17]" office:value-type="percentage" office:value="0.066768994627782" calcext:value-type="percentage">
            <text:p>6.68%</text:p>
          </table:table-cell>
          <table:table-cell table:formula="of:=([.J17]-[.C17])/[.C17]" office:value-type="percentage" office:value="0.0602593440122045" calcext:value-type="percentage">
            <text:p>6.03%</text:p>
          </table:table-cell>
          <table:table-cell table:formula="of:=([.J17]-[.D17])/[.D17]" office:value-type="percentage" office:value="0.0562310030395137" calcext:value-type="percentage">
            <text:p>5.62%</text:p>
          </table:table-cell>
          <table:table-cell table:formula="of:=([.J17]-[.E17])/[.E17]" office:value-type="percentage" office:value="0.0610687022900763" calcext:value-type="percentage">
            <text:p>6.11%</text:p>
          </table:table-cell>
          <table:table-cell table:formula="of:=([.J17]-[.F17])/[.F17]" office:value-type="percentage" office:value="0.0643185298621746" calcext:value-type="percentage">
            <text:p>6.43%</text:p>
          </table:table-cell>
          <table:table-cell table:formula="of:=([.J17]-[.G17])/[.G17]" office:value-type="percentage" office:value="0.0578386605783866" calcext:value-type="percentage">
            <text:p>5.78%</text:p>
          </table:table-cell>
          <table:table-cell table:formula="of:=([.J17]-[.H17])/[.H17]" office:value-type="percentage" office:value="0.0651340996168582" calcext:value-type="percentage">
            <text:p>6.51%</text:p>
          </table:table-cell>
          <table:table-cell table:formula="of:=([.J17]-[.I17])/[.I17]" office:value-type="percentage" office:value="0.0833982852689009" calcext:value-type="percentage">
            <text:p>8.34%</text:p>
          </table:table-cell>
        </table:table-row>
        <table:table-row table:style-name="ro1">
          <table:table-cell office:value-type="float" office:value="124.1" calcext:value-type="float">
            <text:p>124.1</text:p>
          </table:table-cell>
          <table:table-cell office:value-type="float" office:value="126.7" calcext:value-type="float">
            <text:p>126.7</text:p>
          </table:table-cell>
          <table:table-cell office:value-type="float" office:value="124.7" calcext:value-type="float">
            <text:p>124.7</text:p>
          </table:table-cell>
          <table:table-cell office:value-type="float" office:value="125" calcext:value-type="float">
            <text:p>125</text:p>
          </table:table-cell>
          <table:table-cell office:value-type="float" office:value="125.2" calcext:value-type="float">
            <text:p>125.2</text:p>
          </table:table-cell>
          <table:table-cell office:value-type="float" office:value="125.7" calcext:value-type="float">
            <text:p>125.7</text:p>
          </table:table-cell>
          <table:table-cell office:value-type="float" office:value="125.8" calcext:value-type="float">
            <text:p>125.8</text:p>
          </table:table-cell>
          <table:table-cell office:value-type="float" office:value="125" calcext:value-type="float">
            <text:p>125</text:p>
          </table:table-cell>
          <table:table-cell office:value-type="float" office:value="122.3" calcext:value-type="float">
            <text:p>122.3</text:p>
          </table:table-cell>
          <table:table-cell office:value-type="float" office:value="135" calcext:value-type="float">
            <text:p>135</text:p>
          </table:table-cell>
          <table:table-cell table:formula="of:=([.J18]-[.A18])/[.A18]" office:value-type="percentage" office:value="0.0878323932312652" calcext:value-type="percentage">
            <text:p>8.78%</text:p>
          </table:table-cell>
          <table:table-cell table:formula="of:=([.J18]-[.B18])/[.B18]" office:value-type="percentage" office:value="0.0655090765588003" calcext:value-type="percentage">
            <text:p>6.55%</text:p>
          </table:table-cell>
          <table:table-cell table:formula="of:=([.J18]-[.C18])/[.C18]" office:value-type="percentage" office:value="0.082598235765838" calcext:value-type="percentage">
            <text:p>8.26%</text:p>
          </table:table-cell>
          <table:table-cell table:formula="of:=([.J18]-[.D18])/[.D18]" office:value-type="percentage" office:value="0.08" calcext:value-type="percentage">
            <text:p>8.00%</text:p>
          </table:table-cell>
          <table:table-cell table:formula="of:=([.J18]-[.E18])/[.E18]" office:value-type="percentage" office:value="0.0782747603833866" calcext:value-type="percentage">
            <text:p>7.83%</text:p>
          </table:table-cell>
          <table:table-cell table:formula="of:=([.J18]-[.F18])/[.F18]" office:value-type="percentage" office:value="0.0739856801909308" calcext:value-type="percentage">
            <text:p>7.40%</text:p>
          </table:table-cell>
          <table:table-cell table:formula="of:=([.J18]-[.G18])/[.G18]" office:value-type="percentage" office:value="0.0731319554848967" calcext:value-type="percentage">
            <text:p>7.31%</text:p>
          </table:table-cell>
          <table:table-cell table:formula="of:=([.J18]-[.H18])/[.H18]" office:value-type="percentage" office:value="0.08" calcext:value-type="percentage">
            <text:p>8.00%</text:p>
          </table:table-cell>
          <table:table-cell table:formula="of:=([.J18]-[.I18])/[.I18]" office:value-type="percentage" office:value="0.103843008994276" calcext:value-type="percentage">
            <text:p>10.38%</text:p>
          </table:table-cell>
        </table:table-row>
        <table:table-row table:style-name="ro1">
          <table:table-cell office:value-type="float" office:value="131.9" calcext:value-type="float">
            <text:p>131.9</text:p>
          </table:table-cell>
          <table:table-cell office:value-type="float" office:value="132.2" calcext:value-type="float">
            <text:p>132.2</text:p>
          </table:table-cell>
          <table:table-cell office:value-type="float" office:value="133.3" calcext:value-type="float">
            <text:p>133.3</text:p>
          </table:table-cell>
          <table:table-cell office:value-type="float" office:value="132.4" calcext:value-type="float">
            <text:p>132.4</text:p>
          </table:table-cell>
          <table:table-cell office:value-type="float" office:value="131.9" calcext:value-type="float">
            <text:p>131.9</text:p>
          </table:table-cell>
          <table:table-cell office:value-type="float" office:value="132.2" calcext:value-type="float">
            <text:p>132.2</text:p>
          </table:table-cell>
          <table:table-cell office:value-type="float" office:value="131.6" calcext:value-type="float">
            <text:p>131.6</text:p>
          </table:table-cell>
          <table:table-cell office:value-type="float" office:value="131.9" calcext:value-type="float">
            <text:p>131.9</text:p>
          </table:table-cell>
          <table:table-cell office:value-type="float" office:value="128.8" calcext:value-type="float">
            <text:p>128.8</text:p>
          </table:table-cell>
          <table:table-cell office:value-type="float" office:value="143" calcext:value-type="float">
            <text:p>143</text:p>
          </table:table-cell>
          <table:table-cell table:formula="of:=([.J19]-[.A19])/[.A19]" office:value-type="percentage" office:value="0.0841546626231994" calcext:value-type="percentage">
            <text:p>8.42%</text:p>
          </table:table-cell>
          <table:table-cell table:formula="of:=([.J19]-[.B19])/[.B19]" office:value-type="percentage" office:value="0.081694402420575" calcext:value-type="percentage">
            <text:p>8.17%</text:p>
          </table:table-cell>
          <table:table-cell table:formula="of:=([.J19]-[.C19])/[.C19]" office:value-type="percentage" office:value="0.0727681920480119" calcext:value-type="percentage">
            <text:p>7.28%</text:p>
          </table:table-cell>
          <table:table-cell table:formula="of:=([.J19]-[.D19])/[.D19]" office:value-type="percentage" office:value="0.080060422960725" calcext:value-type="percentage">
            <text:p>8.01%</text:p>
          </table:table-cell>
          <table:table-cell table:formula="of:=([.J19]-[.E19])/[.E19]" office:value-type="percentage" office:value="0.0841546626231994" calcext:value-type="percentage">
            <text:p>8.42%</text:p>
          </table:table-cell>
          <table:table-cell table:formula="of:=([.J19]-[.F19])/[.F19]" office:value-type="percentage" office:value="0.081694402420575" calcext:value-type="percentage">
            <text:p>8.17%</text:p>
          </table:table-cell>
          <table:table-cell table:formula="of:=([.J19]-[.G19])/[.G19]" office:value-type="percentage" office:value="0.0866261398176292" calcext:value-type="percentage">
            <text:p>8.66%</text:p>
          </table:table-cell>
          <table:table-cell table:formula="of:=([.J19]-[.H19])/[.H19]" office:value-type="percentage" office:value="0.0841546626231994" calcext:value-type="percentage">
            <text:p>8.42%</text:p>
          </table:table-cell>
          <table:table-cell table:formula="of:=([.J19]-[.I19])/[.I19]" office:value-type="percentage" office:value="0.110248447204969" calcext:value-type="percentage">
            <text:p>11.02%</text:p>
          </table:table-cell>
        </table:table-row>
        <table:table-row table:style-name="ro1">
          <table:table-cell office:value-type="float" office:value="138.5" calcext:value-type="float">
            <text:p>138.5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39.2" calcext:value-type="float">
            <text:p>139.2</text:p>
          </table:table-cell>
          <table:table-cell office:value-type="float" office:value="139.3" calcext:value-type="float">
            <text:p>139.3</text:p>
          </table:table-cell>
          <table:table-cell office:value-type="float" office:value="139.6" calcext:value-type="float">
            <text:p>139.6</text:p>
          </table:table-cell>
          <table:table-cell office:value-type="float" office:value="139.5" calcext:value-type="float">
            <text:p>139.5</text:p>
          </table:table-cell>
          <table:table-cell office:value-type="float" office:value="139" calcext:value-type="float">
            <text:p>139</text:p>
          </table:table-cell>
          <table:table-cell office:value-type="float" office:value="138.4" calcext:value-type="float">
            <text:p>138.4</text:p>
          </table:table-cell>
          <table:table-cell table:style-name="Default" office:value-type="float" office:value="145" calcext:value-type="float">
            <text:p>145</text:p>
          </table:table-cell>
          <table:table-cell table:formula="of:=([.J20]-[.A20])/[.A20]" office:value-type="percentage" office:value="0.0469314079422383" calcext:value-type="percentage">
            <text:p>4.69%</text:p>
          </table:table-cell>
          <table:table-cell table:formula="of:=([.J20]-[.B20])/[.B20]" office:value-type="percentage" office:value="0.0431654676258993" calcext:value-type="percentage">
            <text:p>4.32%</text:p>
          </table:table-cell>
          <table:table-cell table:formula="of:=([.J20]-[.C20])/[.C20]" office:value-type="percentage" office:value="0.0431654676258993" calcext:value-type="percentage">
            <text:p>4.32%</text:p>
          </table:table-cell>
          <table:table-cell table:formula="of:=([.J20]-[.D20])/[.D20]" office:value-type="percentage" office:value="0.0416666666666668" calcext:value-type="percentage">
            <text:p>4.17%</text:p>
          </table:table-cell>
          <table:table-cell table:formula="of:=([.J20]-[.E20])/[.E20]" office:value-type="percentage" office:value="0.0409188801148599" calcext:value-type="percentage">
            <text:p>4.09%</text:p>
          </table:table-cell>
          <table:table-cell table:formula="of:=([.J20]-[.F20])/[.F20]" office:value-type="percentage" office:value="0.0386819484240688" calcext:value-type="percentage">
            <text:p>3.87%</text:p>
          </table:table-cell>
          <table:table-cell table:formula="of:=([.J20]-[.G20])/[.G20]" office:value-type="percentage" office:value="0.039426523297491" calcext:value-type="percentage">
            <text:p>3.94%</text:p>
          </table:table-cell>
          <table:table-cell table:formula="of:=([.J20]-[.H20])/[.H20]" office:value-type="percentage" office:value="0.0431654676258993" calcext:value-type="percentage">
            <text:p>4.32%</text:p>
          </table:table-cell>
          <table:table-cell table:formula="of:=([.J20]-[.I20])/[.I20]" office:value-type="percentage" office:value="0.0476878612716763" calcext:value-type="percentage">
            <text:p>4.77%</text:p>
          </table:table-cell>
        </table:table-row>
        <table:table-row table:style-name="ro1">
          <table:table-cell office:value-type="float" office:value="142.8" calcext:value-type="float">
            <text:p>142.8</text:p>
          </table:table-cell>
          <table:table-cell office:value-type="float" office:value="141.9" calcext:value-type="float">
            <text:p>141.9</text:p>
          </table:table-cell>
          <table:table-cell office:value-type="float" office:value="142.7" calcext:value-type="float">
            <text:p>142.7</text:p>
          </table:table-cell>
          <table:table-cell office:value-type="float" office:value="142.8" calcext:value-type="float">
            <text:p>142.8</text:p>
          </table:table-cell>
          <table:table-cell office:value-type="float" office:value="142.7" calcext:value-type="float">
            <text:p>142.7</text:p>
          </table:table-cell>
          <table:table-cell office:value-type="float" office:value="143.1" calcext:value-type="float">
            <text:p>143.1</text:p>
          </table:table-cell>
          <table:table-cell office:value-type="float" office:value="143.3" calcext:value-type="float">
            <text:p>143.3</text:p>
          </table:table-cell>
          <table:table-cell office:value-type="float" office:value="141.6" calcext:value-type="float">
            <text:p>141.6</text:p>
          </table:table-cell>
          <table:table-cell office:value-type="float" office:value="141.4" calcext:value-type="float">
            <text:p>141.4</text:p>
          </table:table-cell>
          <table:table-cell table:style-name="Default" office:value-type="float" office:value="149" calcext:value-type="float">
            <text:p>149</text:p>
          </table:table-cell>
          <table:table-cell table:formula="of:=([.J21]-[.A21])/[.A21]" office:value-type="percentage" office:value="0.0434173669467786" calcext:value-type="percentage">
            <text:p>4.34%</text:p>
          </table:table-cell>
          <table:table-cell table:formula="of:=([.J21]-[.B21])/[.B21]" office:value-type="percentage" office:value="0.0500352360817477" calcext:value-type="percentage">
            <text:p>5.00%</text:p>
          </table:table-cell>
          <table:table-cell table:formula="of:=([.J21]-[.C21])/[.C21]" office:value-type="percentage" office:value="0.0441485634197618" calcext:value-type="percentage">
            <text:p>4.41%</text:p>
          </table:table-cell>
          <table:table-cell table:formula="of:=([.J21]-[.D21])/[.D21]" office:value-type="percentage" office:value="0.0434173669467786" calcext:value-type="percentage">
            <text:p>4.34%</text:p>
          </table:table-cell>
          <table:table-cell table:formula="of:=([.J21]-[.E21])/[.E21]" office:value-type="percentage" office:value="0.0441485634197618" calcext:value-type="percentage">
            <text:p>4.41%</text:p>
          </table:table-cell>
          <table:table-cell table:formula="of:=([.J21]-[.F21])/[.F21]" office:value-type="percentage" office:value="0.0412299091544375" calcext:value-type="percentage">
            <text:p>4.12%</text:p>
          </table:table-cell>
          <table:table-cell table:formula="of:=([.J21]-[.G21])/[.G21]" office:value-type="percentage" office:value="0.0397766922540125" calcext:value-type="percentage">
            <text:p>3.98%</text:p>
          </table:table-cell>
          <table:table-cell table:formula="of:=([.J21]-[.H21])/[.H21]" office:value-type="percentage" office:value="0.0522598870056498" calcext:value-type="percentage">
            <text:p>5.23%</text:p>
          </table:table-cell>
          <table:table-cell table:formula="of:=([.J21]-[.I21])/[.I21]" office:value-type="percentage" office:value="0.0537482319660537" calcext:value-type="percentage">
            <text:p>5.37%</text:p>
          </table:table-cell>
        </table:table-row>
        <table:table-row table:style-name="ro1">
          <table:table-cell office:value-type="float" office:value="135.2" calcext:value-type="float">
            <text:p>135.2</text:p>
          </table:table-cell>
          <table:table-cell office:value-type="float" office:value="135.5" calcext:value-type="float">
            <text:p>135.5</text:p>
          </table:table-cell>
          <table:table-cell office:value-type="float" office:value="136.3" calcext:value-type="float">
            <text:p>136.3</text:p>
          </table:table-cell>
          <table:table-cell office:value-type="float" office:value="135" calcext:value-type="float">
            <text:p>135</text:p>
          </table:table-cell>
          <table:table-cell office:value-type="float" office:value="135.6" calcext:value-type="float">
            <text:p>135.6</text:p>
          </table:table-cell>
          <table:table-cell office:value-type="float" office:value="135.9" calcext:value-type="float">
            <text:p>135.9</text:p>
          </table:table-cell>
          <table:table-cell office:value-type="float" office:value="136.3" calcext:value-type="float">
            <text:p>136.3</text:p>
          </table:table-cell>
          <table:table-cell office:value-type="float" office:value="134.3" calcext:value-type="float">
            <text:p>134.3</text:p>
          </table:table-cell>
          <table:table-cell office:value-type="float" office:value="133" calcext:value-type="float">
            <text:p>133</text:p>
          </table:table-cell>
          <table:table-cell table:style-name="Default" office:value-type="float" office:value="142" calcext:value-type="float">
            <text:p>142</text:p>
          </table:table-cell>
          <table:table-cell table:formula="of:=([.J22]-[.A22])/[.A22]" office:value-type="percentage" office:value="0.0502958579881658" calcext:value-type="percentage">
            <text:p>5.03%</text:p>
          </table:table-cell>
          <table:table-cell table:formula="of:=([.J22]-[.B22])/[.B22]" office:value-type="percentage" office:value="0.047970479704797" calcext:value-type="percentage">
            <text:p>4.80%</text:p>
          </table:table-cell>
          <table:table-cell table:formula="of:=([.J22]-[.C22])/[.C22]" office:value-type="percentage" office:value="0.0418195157740278" calcext:value-type="percentage">
            <text:p>4.18%</text:p>
          </table:table-cell>
          <table:table-cell table:formula="of:=([.J22]-[.D22])/[.D22]" office:value-type="percentage" office:value="0.0518518518518519" calcext:value-type="percentage">
            <text:p>5.19%</text:p>
          </table:table-cell>
          <table:table-cell table:formula="of:=([.J22]-[.E22])/[.E22]" office:value-type="percentage" office:value="0.0471976401179941" calcext:value-type="percentage">
            <text:p>4.72%</text:p>
          </table:table-cell>
          <table:table-cell table:formula="of:=([.J22]-[.F22])/[.F22]" office:value-type="percentage" office:value="0.0448859455481972" calcext:value-type="percentage">
            <text:p>4.49%</text:p>
          </table:table-cell>
          <table:table-cell table:formula="of:=([.J22]-[.G22])/[.G22]" office:value-type="percentage" office:value="0.0418195157740278" calcext:value-type="percentage">
            <text:p>4.18%</text:p>
          </table:table-cell>
          <table:table-cell table:formula="of:=([.J22]-[.H22])/[.H22]" office:value-type="percentage" office:value="0.0573343261355174" calcext:value-type="percentage">
            <text:p>5.73%</text:p>
          </table:table-cell>
          <table:table-cell table:formula="of:=([.J22]-[.I22])/[.I22]" office:value-type="percentage" office:value="0.0676691729323308" calcext:value-type="percentage">
            <text:p>6.77%</text:p>
          </table:table-cell>
        </table:table-row>
        <table:table-row table:style-name="ro1">
          <table:table-cell office:value-type="float" office:value="141.3" calcext:value-type="float">
            <text:p>141.3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41.8" calcext:value-type="float">
            <text:p>141.8</text:p>
          </table:table-cell>
          <table:table-cell office:value-type="float" office:value="141.5" calcext:value-type="float">
            <text:p>141.5</text:p>
          </table:table-cell>
          <table:table-cell office:value-type="float" office:value="141.7" calcext:value-type="float">
            <text:p>141.7</text:p>
          </table:table-cell>
          <table:table-cell office:value-type="float" office:value="141" calcext:value-type="float">
            <text:p>141</text:p>
          </table:table-cell>
          <table:table-cell office:value-type="float" office:value="140.1" calcext:value-type="float">
            <text:p>140.1</text:p>
          </table:table-cell>
          <table:table-cell office:value-type="float" office:value="139.4" calcext:value-type="float">
            <text:p>139.4</text:p>
          </table:table-cell>
          <table:table-cell table:style-name="Default" office:value-type="float" office:value="150" calcext:value-type="float">
            <text:p>150</text:p>
          </table:table-cell>
          <table:table-cell table:formula="of:=([.J23]-[.A23])/[.A23]" office:value-type="percentage" office:value="0.0615711252653927" calcext:value-type="percentage">
            <text:p>6.16%</text:p>
          </table:table-cell>
          <table:table-cell table:formula="of:=([.J23]-[.B23])/[.B23]" office:value-type="percentage" office:value="0.0638297872340425" calcext:value-type="percentage">
            <text:p>6.38%</text:p>
          </table:table-cell>
          <table:table-cell table:formula="of:=([.J23]-[.C23])/[.C23]" office:value-type="percentage" office:value="0.0638297872340425" calcext:value-type="percentage">
            <text:p>6.38%</text:p>
          </table:table-cell>
          <table:table-cell table:formula="of:=([.J23]-[.D23])/[.D23]" office:value-type="percentage" office:value="0.0578279266572637" calcext:value-type="percentage">
            <text:p>5.78%</text:p>
          </table:table-cell>
          <table:table-cell table:formula="of:=([.J23]-[.E23])/[.E23]" office:value-type="percentage" office:value="0.0600706713780919" calcext:value-type="percentage">
            <text:p>6.01%</text:p>
          </table:table-cell>
          <table:table-cell table:formula="of:=([.J23]-[.F23])/[.F23]" office:value-type="percentage" office:value="0.058574453069866" calcext:value-type="percentage">
            <text:p>5.86%</text:p>
          </table:table-cell>
          <table:table-cell table:formula="of:=([.J23]-[.G23])/[.G23]" office:value-type="percentage" office:value="0.0638297872340425" calcext:value-type="percentage">
            <text:p>6.38%</text:p>
          </table:table-cell>
          <table:table-cell table:formula="of:=([.J23]-[.H23])/[.H23]" office:value-type="percentage" office:value="0.0706638115631692" calcext:value-type="percentage">
            <text:p>7.07%</text:p>
          </table:table-cell>
          <table:table-cell table:formula="of:=([.J23]-[.I23])/[.I23]" office:value-type="percentage" office:value="0.0760401721664275" calcext:value-type="percentage">
            <text:p>7.60%</text:p>
          </table:table-cell>
        </table:table-row>
        <table:table-row table:style-name="ro1">
          <table:table-cell table:number-columns-repeated="2" office:value-type="float" office:value="149.8" calcext:value-type="float">
            <text:p>149.8</text:p>
          </table:table-cell>
          <table:table-cell office:value-type="float" office:value="150.3" calcext:value-type="float">
            <text:p>150.3</text:p>
          </table:table-cell>
          <table:table-cell office:value-type="float" office:value="150" calcext:value-type="float">
            <text:p>150</text:p>
          </table:table-cell>
          <table:table-cell office:value-type="float" office:value="150.4" calcext:value-type="float">
            <text:p>150.4</text:p>
          </table:table-cell>
          <table:table-cell office:value-type="float" office:value="150.2" calcext:value-type="float">
            <text:p>150.2</text:p>
          </table:table-cell>
          <table:table-cell office:value-type="float" office:value="151.1" calcext:value-type="float">
            <text:p>151.1</text:p>
          </table:table-cell>
          <table:table-cell office:value-type="float" office:value="149.8" calcext:value-type="float">
            <text:p>149.8</text:p>
          </table:table-cell>
          <table:table-cell office:value-type="float" office:value="149.3" calcext:value-type="float">
            <text:p>149.3</text:p>
          </table:table-cell>
          <table:table-cell table:style-name="Default" office:value-type="float" office:value="157" calcext:value-type="float">
            <text:p>157</text:p>
          </table:table-cell>
          <table:table-cell table:formula="of:=([.J24]-[.A24])/[.A24]" office:value-type="percentage" office:value="0.0480640854472629" calcext:value-type="percentage">
            <text:p>4.81%</text:p>
          </table:table-cell>
          <table:table-cell table:formula="of:=([.J24]-[.B24])/[.B24]" office:value-type="percentage" office:value="0.0480640854472629" calcext:value-type="percentage">
            <text:p>4.81%</text:p>
          </table:table-cell>
          <table:table-cell table:formula="of:=([.J24]-[.C24])/[.C24]" office:value-type="percentage" office:value="0.0445775116433798" calcext:value-type="percentage">
            <text:p>4.46%</text:p>
          </table:table-cell>
          <table:table-cell table:formula="of:=([.J24]-[.D24])/[.D24]" office:value-type="percentage" office:value="0.0466666666666667" calcext:value-type="percentage">
            <text:p>4.67%</text:p>
          </table:table-cell>
          <table:table-cell table:formula="of:=([.J24]-[.E24])/[.E24]" office:value-type="percentage" office:value="0.0438829787234042" calcext:value-type="percentage">
            <text:p>4.39%</text:p>
          </table:table-cell>
          <table:table-cell table:formula="of:=([.J24]-[.F24])/[.F24]" office:value-type="percentage" office:value="0.0452729693741679" calcext:value-type="percentage">
            <text:p>4.53%</text:p>
          </table:table-cell>
          <table:table-cell table:formula="of:=([.J24]-[.G24])/[.G24]" office:value-type="percentage" office:value="0.0390469887491728" calcext:value-type="percentage">
            <text:p>3.90%</text:p>
          </table:table-cell>
          <table:table-cell table:formula="of:=([.J24]-[.H24])/[.H24]" office:value-type="percentage" office:value="0.0480640854472629" calcext:value-type="percentage">
            <text:p>4.81%</text:p>
          </table:table-cell>
          <table:table-cell table:formula="of:=([.J24]-[.I24])/[.I24]" office:value-type="percentage" office:value="0.0515740120562625" calcext:value-type="percentage">
            <text:p>5.16%</text:p>
          </table:table-cell>
        </table:table-row>
        <table:table-row table:style-name="ro1">
          <table:table-cell office:value-type="float" office:value="140.9" calcext:value-type="float">
            <text:p>140.9</text:p>
          </table:table-cell>
          <table:table-cell office:value-type="float" office:value="141.9" calcext:value-type="float">
            <text:p>141.9</text:p>
          </table:table-cell>
          <table:table-cell office:value-type="float" office:value="142.1" calcext:value-type="float">
            <text:p>142.1</text:p>
          </table:table-cell>
          <table:table-cell office:value-type="float" office:value="141.8" calcext:value-type="float">
            <text:p>141.8</text:p>
          </table:table-cell>
          <table:table-cell office:value-type="float" office:value="142.2" calcext:value-type="float">
            <text:p>142.2</text:p>
          </table:table-cell>
          <table:table-cell office:value-type="float" office:value="141.5" calcext:value-type="float">
            <text:p>141.5</text:p>
          </table:table-cell>
          <table:table-cell office:value-type="float" office:value="142.6" calcext:value-type="float">
            <text:p>142.6</text:p>
          </table:table-cell>
          <table:table-cell office:value-type="float" office:value="141.8" calcext:value-type="float">
            <text:p>141.8</text:p>
          </table:table-cell>
          <table:table-cell office:value-type="float" office:value="139.8" calcext:value-type="float">
            <text:p>139.8</text:p>
          </table:table-cell>
          <table:table-cell table:style-name="Default" office:value-type="float" office:value="148" calcext:value-type="float">
            <text:p>148</text:p>
          </table:table-cell>
          <table:table-cell table:formula="of:=([.J25]-[.A25])/[.A25]" office:value-type="percentage" office:value="0.0503903477643719" calcext:value-type="percentage">
            <text:p>5.04%</text:p>
          </table:table-cell>
          <table:table-cell table:formula="of:=([.J25]-[.B25])/[.B25]" office:value-type="percentage" office:value="0.0429880197322057" calcext:value-type="percentage">
            <text:p>4.30%</text:p>
          </table:table-cell>
          <table:table-cell table:formula="of:=([.J25]-[.C25])/[.C25]" office:value-type="percentage" office:value="0.0415200562983815" calcext:value-type="percentage">
            <text:p>4.15%</text:p>
          </table:table-cell>
          <table:table-cell table:formula="of:=([.J25]-[.D25])/[.D25]" office:value-type="percentage" office:value="0.0437235543018335" calcext:value-type="percentage">
            <text:p>4.37%</text:p>
          </table:table-cell>
          <table:table-cell table:formula="of:=([.J25]-[.E25])/[.E25]" office:value-type="percentage" office:value="0.0407876230661042" calcext:value-type="percentage">
            <text:p>4.08%</text:p>
          </table:table-cell>
          <table:table-cell table:formula="of:=([.J25]-[.F25])/[.F25]" office:value-type="percentage" office:value="0.0459363957597173" calcext:value-type="percentage">
            <text:p>4.59%</text:p>
          </table:table-cell>
          <table:table-cell table:formula="of:=([.J25]-[.G25])/[.G25]" office:value-type="percentage" office:value="0.0378681626928472" calcext:value-type="percentage">
            <text:p>3.79%</text:p>
          </table:table-cell>
          <table:table-cell table:formula="of:=([.J25]-[.H25])/[.H25]" office:value-type="percentage" office:value="0.0437235543018335" calcext:value-type="percentage">
            <text:p>4.37%</text:p>
          </table:table-cell>
          <table:table-cell table:formula="of:=([.J25]-[.I25])/[.I25]" office:value-type="percentage" office:value="0.0586552217453504" calcext:value-type="percentage">
            <text:p>5.87%</text:p>
          </table:table-cell>
        </table:table-row>
        <table:table-row table:style-name="ro1">
          <table:table-cell office:value-type="float" office:value="125.8" calcext:value-type="float">
            <text:p>125.8</text:p>
          </table:table-cell>
          <table:table-cell table:number-columns-repeated="2" office:value-type="float" office:value="127.5" calcext:value-type="float">
            <text:p>127.5</text:p>
          </table:table-cell>
          <table:table-cell office:value-type="float" office:value="127.6" calcext:value-type="float">
            <text:p>127.6</text:p>
          </table:table-cell>
          <table:table-cell office:value-type="float" office:value="126.7" calcext:value-type="float">
            <text:p>126.7</text:p>
          </table:table-cell>
          <table:table-cell office:value-type="float" office:value="127.9" calcext:value-type="float">
            <text:p>127.9</text:p>
          </table:table-cell>
          <table:table-cell table:number-columns-repeated="2" office:value-type="float" office:value="126.6" calcext:value-type="float">
            <text:p>126.6</text:p>
          </table:table-cell>
          <table:table-cell office:value-type="float" office:value="124.4" calcext:value-type="float">
            <text:p>124.4</text:p>
          </table:table-cell>
          <table:table-cell office:value-type="float" office:value="141" calcext:value-type="float">
            <text:p>141</text:p>
          </table:table-cell>
          <table:table-cell table:formula="of:=([.J26]-[.A26])/[.A26]" office:value-type="percentage" office:value="0.120826709062003" calcext:value-type="percentage">
            <text:p>12.08%</text:p>
          </table:table-cell>
          <table:table-cell table:formula="of:=([.J26]-[.B26])/[.B26]" office:value-type="percentage" office:value="0.105882352941176" calcext:value-type="percentage">
            <text:p>10.59%</text:p>
          </table:table-cell>
          <table:table-cell table:formula="of:=([.J26]-[.C26])/[.C26]" office:value-type="percentage" office:value="0.105882352941176" calcext:value-type="percentage">
            <text:p>10.59%</text:p>
          </table:table-cell>
          <table:table-cell table:formula="of:=([.J26]-[.D26])/[.D26]" office:value-type="percentage" office:value="0.105015673981191" calcext:value-type="percentage">
            <text:p>10.50%</text:p>
          </table:table-cell>
          <table:table-cell table:formula="of:=([.J26]-[.E26])/[.E26]" office:value-type="percentage" office:value="0.112865035516969" calcext:value-type="percentage">
            <text:p>11.29%</text:p>
          </table:table-cell>
          <table:table-cell table:formula="of:=([.J26]-[.F26])/[.F26]" office:value-type="percentage" office:value="0.102423768569195" calcext:value-type="percentage">
            <text:p>10.24%</text:p>
          </table:table-cell>
          <table:table-cell table:formula="of:=([.J26]-[.G26])/[.G26]" office:value-type="percentage" office:value="0.113744075829384" calcext:value-type="percentage">
            <text:p>11.37%</text:p>
          </table:table-cell>
          <table:table-cell table:formula="of:=([.J26]-[.H26])/[.H26]" office:value-type="percentage" office:value="0.113744075829384" calcext:value-type="percentage">
            <text:p>11.37%</text:p>
          </table:table-cell>
          <table:table-cell table:formula="of:=([.J26]-[.I26])/[.I26]" office:value-type="percentage" office:value="0.133440514469453" calcext:value-type="percentage">
            <text:p>13.34%</text:p>
          </table:table-cell>
        </table:table-row>
        <table:table-row table:style-name="ro1">
          <table:table-cell office:value-type="float" office:value="145.4" calcext:value-type="float">
            <text:p>145.4</text:p>
          </table:table-cell>
          <table:table-cell office:value-type="float" office:value="147.6" calcext:value-type="float">
            <text:p>147.6</text:p>
          </table:table-cell>
          <table:table-cell office:value-type="float" office:value="146.7" calcext:value-type="float">
            <text:p>146.7</text:p>
          </table:table-cell>
          <table:table-cell office:value-type="float" office:value="146.2" calcext:value-type="float">
            <text:p>146.2</text:p>
          </table:table-cell>
          <table:table-cell office:value-type="float" office:value="146.9" calcext:value-type="float">
            <text:p>146.9</text:p>
          </table:table-cell>
          <table:table-cell office:value-type="float" office:value="147.7" calcext:value-type="float">
            <text:p>147.7</text:p>
          </table:table-cell>
          <table:table-cell office:value-type="float" office:value="147.2" calcext:value-type="float">
            <text:p>147.2</text:p>
          </table:table-cell>
          <table:table-cell office:value-type="float" office:value="145.8" calcext:value-type="float">
            <text:p>145.8</text:p>
          </table:table-cell>
          <table:table-cell office:value-type="float" office:value="144.6" calcext:value-type="float">
            <text:p>144.6</text:p>
          </table:table-cell>
          <table:table-cell office:value-type="float" office:value="154" calcext:value-type="float">
            <text:p>154</text:p>
          </table:table-cell>
          <table:table-cell table:formula="of:=([.J27]-[.A27])/[.A27]" office:value-type="percentage" office:value="0.0591471801925722" calcext:value-type="percentage">
            <text:p>5.91%</text:p>
          </table:table-cell>
          <table:table-cell table:formula="of:=([.J27]-[.B27])/[.B27]" office:value-type="percentage" office:value="0.0433604336043361" calcext:value-type="percentage">
            <text:p>4.34%</text:p>
          </table:table-cell>
          <table:table-cell table:formula="of:=([.J27]-[.C27])/[.C27]" office:value-type="percentage" office:value="0.0497614178595775" calcext:value-type="percentage">
            <text:p>4.98%</text:p>
          </table:table-cell>
          <table:table-cell table:formula="of:=([.J27]-[.D27])/[.D27]" office:value-type="percentage" office:value="0.0533515731874146" calcext:value-type="percentage">
            <text:p>5.34%</text:p>
          </table:table-cell>
          <table:table-cell table:formula="of:=([.J27]-[.E27])/[.E27]" office:value-type="percentage" office:value="0.0483321987746766" calcext:value-type="percentage">
            <text:p>4.83%</text:p>
          </table:table-cell>
          <table:table-cell table:formula="of:=([.J27]-[.F27])/[.F27]" office:value-type="percentage" office:value="0.042654028436019" calcext:value-type="percentage">
            <text:p>4.27%</text:p>
          </table:table-cell>
          <table:table-cell table:formula="of:=([.J27]-[.G27])/[.G27]" office:value-type="percentage" office:value="0.0461956521739131" calcext:value-type="percentage">
            <text:p>4.62%</text:p>
          </table:table-cell>
          <table:table-cell table:formula="of:=([.J27]-[.H27])/[.H27]" office:value-type="percentage" office:value="0.0562414266117969" calcext:value-type="percentage">
            <text:p>5.62%</text:p>
          </table:table-cell>
          <table:table-cell table:formula="of:=([.J27]-[.I27])/[.I27]" office:value-type="percentage" office:value="0.0650069156293223" calcext:value-type="percentage">
            <text:p>6.50%</text:p>
          </table:table-cell>
        </table:table-row>
        <table:table-row table:style-name="ro1">
          <table:table-cell office:value-type="float" office:value="151.8" calcext:value-type="float">
            <text:p>151.8</text:p>
          </table:table-cell>
          <table:table-cell office:value-type="float" office:value="152.3" calcext:value-type="float">
            <text:p>152.3</text:p>
          </table:table-cell>
          <table:table-cell office:value-type="float" office:value="152" calcext:value-type="float">
            <text:p>152</text:p>
          </table:table-cell>
          <table:table-cell office:value-type="float" office:value="151.7" calcext:value-type="float">
            <text:p>151.7</text:p>
          </table:table-cell>
          <table:table-cell office:value-type="float" office:value="152.3" calcext:value-type="float">
            <text:p>152.3</text:p>
          </table:table-cell>
          <table:table-cell office:value-type="float" office:value="152.6" calcext:value-type="float">
            <text:p>152.6</text:p>
          </table:table-cell>
          <table:table-cell office:value-type="float" office:value="152.2" calcext:value-type="float">
            <text:p>152.2</text:p>
          </table:table-cell>
          <table:table-cell office:value-type="float" office:value="151.4" calcext:value-type="float">
            <text:p>151.4</text:p>
          </table:table-cell>
          <table:table-cell office:value-type="float" office:value="150.6" calcext:value-type="float">
            <text:p>150.6</text:p>
          </table:table-cell>
          <table:table-cell office:value-type="float" office:value="159" calcext:value-type="float">
            <text:p>159</text:p>
          </table:table-cell>
          <table:table-cell table:formula="of:=([.J28]-[.A28])/[.A28]" office:value-type="percentage" office:value="0.0474308300395256" calcext:value-type="percentage">
            <text:p>4.74%</text:p>
          </table:table-cell>
          <table:table-cell table:formula="of:=([.J28]-[.B28])/[.B28]" office:value-type="percentage" office:value="0.0439921208141825" calcext:value-type="percentage">
            <text:p>4.40%</text:p>
          </table:table-cell>
          <table:table-cell table:formula="of:=([.J28]-[.C28])/[.C28]" office:value-type="percentage" office:value="0.0460526315789474" calcext:value-type="percentage">
            <text:p>4.61%</text:p>
          </table:table-cell>
          <table:table-cell table:formula="of:=([.J28]-[.D28])/[.D28]" office:value-type="percentage" office:value="0.0481212920237311" calcext:value-type="percentage">
            <text:p>4.81%</text:p>
          </table:table-cell>
          <table:table-cell table:formula="of:=([.J28]-[.E28])/[.E28]" office:value-type="percentage" office:value="0.0439921208141825" calcext:value-type="percentage">
            <text:p>4.40%</text:p>
          </table:table-cell>
          <table:table-cell table:formula="of:=([.J28]-[.F28])/[.F28]" office:value-type="percentage" office:value="0.0419397116644824" calcext:value-type="percentage">
            <text:p>4.19%</text:p>
          </table:table-cell>
          <table:table-cell table:formula="of:=([.J28]-[.G28])/[.G28]" office:value-type="percentage" office:value="0.0446780551905388" calcext:value-type="percentage">
            <text:p>4.47%</text:p>
          </table:table-cell>
          <table:table-cell table:formula="of:=([.J28]-[.H28])/[.H28]" office:value-type="percentage" office:value="0.0501981505944517" calcext:value-type="percentage">
            <text:p>5.02%</text:p>
          </table:table-cell>
          <table:table-cell table:formula="of:=([.J28]-[.I28])/[.I28]" office:value-type="percentage" office:value="0.0557768924302789" calcext:value-type="percentage">
            <text:p>5.58%</text:p>
          </table:table-cell>
        </table:table-row>
        <table:table-row table:style-name="ro1">
          <table:table-cell office:value-type="float" office:value="149.4" calcext:value-type="float">
            <text:p>149.4</text:p>
          </table:table-cell>
          <table:table-cell office:value-type="float" office:value="150.3" calcext:value-type="float">
            <text:p>150.3</text:p>
          </table:table-cell>
          <table:table-cell office:value-type="float" office:value="150.8" calcext:value-type="float">
            <text:p>150.8</text:p>
          </table:table-cell>
          <table:table-cell office:value-type="float" office:value="150.3" calcext:value-type="float">
            <text:p>150.3</text:p>
          </table:table-cell>
          <table:table-cell office:value-type="float" office:value="151.6" calcext:value-type="float">
            <text:p>151.6</text:p>
          </table:table-cell>
          <table:table-cell office:value-type="float" office:value="150.4" calcext:value-type="float">
            <text:p>150.4</text:p>
          </table:table-cell>
          <table:table-cell office:value-type="float" office:value="152.2" calcext:value-type="float">
            <text:p>152.2</text:p>
          </table:table-cell>
          <table:table-cell office:value-type="float" office:value="149.7" calcext:value-type="float">
            <text:p>149.7</text:p>
          </table:table-cell>
          <table:table-cell office:value-type="float" office:value="149.4" calcext:value-type="float">
            <text:p>149.4</text:p>
          </table:table-cell>
          <table:table-cell office:value-type="float" office:value="161" calcext:value-type="float">
            <text:p>161</text:p>
          </table:table-cell>
          <table:table-cell table:formula="of:=([.J29]-[.A29])/[.A29]" office:value-type="percentage" office:value="0.0776439089692101" calcext:value-type="percentage">
            <text:p>7.76%</text:p>
          </table:table-cell>
          <table:table-cell table:formula="of:=([.J29]-[.B29])/[.B29]" office:value-type="percentage" office:value="0.0711909514304723" calcext:value-type="percentage">
            <text:p>7.12%</text:p>
          </table:table-cell>
          <table:table-cell table:formula="of:=([.J29]-[.C29])/[.C29]" office:value-type="percentage" office:value="0.0676392572944296" calcext:value-type="percentage">
            <text:p>6.76%</text:p>
          </table:table-cell>
          <table:table-cell table:formula="of:=([.J29]-[.D29])/[.D29]" office:value-type="percentage" office:value="0.0711909514304723" calcext:value-type="percentage">
            <text:p>7.12%</text:p>
          </table:table-cell>
          <table:table-cell table:formula="of:=([.J29]-[.E29])/[.E29]" office:value-type="percentage" office:value="0.0620052770448549" calcext:value-type="percentage">
            <text:p>6.20%</text:p>
          </table:table-cell>
          <table:table-cell table:formula="of:=([.J29]-[.F29])/[.F29]" office:value-type="percentage" office:value="0.0704787234042553" calcext:value-type="percentage">
            <text:p>7.05%</text:p>
          </table:table-cell>
          <table:table-cell table:formula="of:=([.J29]-[.G29])/[.G29]" office:value-type="percentage" office:value="0.0578186596583444" calcext:value-type="percentage">
            <text:p>5.78%</text:p>
          </table:table-cell>
          <table:table-cell table:formula="of:=([.J29]-[.H29])/[.H29]" office:value-type="percentage" office:value="0.0754843019372078" calcext:value-type="percentage">
            <text:p>7.55%</text:p>
          </table:table-cell>
          <table:table-cell table:formula="of:=([.J29]-[.I29])/[.I29]" office:value-type="percentage" office:value="0.0776439089692101" calcext:value-type="percentage">
            <text:p>7.76%</text:p>
          </table:table-cell>
        </table:table-row>
        <table:table-row table:style-name="ro1">
          <table:table-cell office:value-type="float" office:value="151.4" calcext:value-type="float">
            <text:p>151.4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3.9" calcext:value-type="float">
            <text:p>153.9</text:p>
          </table:table-cell>
          <table:table-cell office:value-type="float" office:value="152.8" calcext:value-type="float">
            <text:p>152.8</text:p>
          </table:table-cell>
          <table:table-cell office:value-type="float" office:value="153.3" calcext:value-type="float">
            <text:p>153.3</text:p>
          </table:table-cell>
          <table:table-cell office:value-type="float" office:value="153.8" calcext:value-type="float">
            <text:p>153.8</text:p>
          </table:table-cell>
          <table:table-cell office:value-type="float" office:value="151.3" calcext:value-type="float">
            <text:p>151.3</text:p>
          </table:table-cell>
          <table:table-cell office:value-type="float" office:value="148.6" calcext:value-type="float">
            <text:p>148.6</text:p>
          </table:table-cell>
          <table:table-cell table:style-name="Default" office:value-type="float" office:value="165" calcext:value-type="float">
            <text:p>165</text:p>
          </table:table-cell>
          <table:table-cell table:formula="of:=([.J30]-[.A30])/[.A30]" office:value-type="percentage" office:value="0.0898282694848084" calcext:value-type="percentage">
            <text:p>8.98%</text:p>
          </table:table-cell>
          <table:table-cell table:formula="of:=([.J30]-[.B30])/[.B30]" office:value-type="percentage" office:value="0.0855263157894737" calcext:value-type="percentage">
            <text:p>8.55%</text:p>
          </table:table-cell>
          <table:table-cell table:formula="of:=([.J30]-[.C30])/[.C30]" office:value-type="percentage" office:value="0.0784313725490196" calcext:value-type="percentage">
            <text:p>7.84%</text:p>
          </table:table-cell>
          <table:table-cell table:formula="of:=([.J30]-[.D30])/[.D30]" office:value-type="percentage" office:value="0.0721247563352826" calcext:value-type="percentage">
            <text:p>7.21%</text:p>
          </table:table-cell>
          <table:table-cell table:formula="of:=([.J30]-[.E30])/[.E30]" office:value-type="percentage" office:value="0.0798429319371727" calcext:value-type="percentage">
            <text:p>7.98%</text:p>
          </table:table-cell>
          <table:table-cell table:formula="of:=([.J30]-[.F30])/[.F30]" office:value-type="percentage" office:value="0.0763209393346379" calcext:value-type="percentage">
            <text:p>7.63%</text:p>
          </table:table-cell>
          <table:table-cell table:formula="of:=([.J30]-[.G30])/[.G30]" office:value-type="percentage" office:value="0.0728218465539661" calcext:value-type="percentage">
            <text:p>7.28%</text:p>
          </table:table-cell>
          <table:table-cell table:formula="of:=([.J30]-[.H30])/[.H30]" office:value-type="percentage" office:value="0.0905485789821546" calcext:value-type="percentage">
            <text:p>9.05%</text:p>
          </table:table-cell>
          <table:table-cell table:formula="of:=([.J30]-[.I30])/[.I30]" office:value-type="percentage" office:value="0.110363391655451" calcext:value-type="percentage">
            <text:p>11.04%</text:p>
          </table:table-cell>
        </table:table-row>
        <table:table-row table:style-name="ro1">
          <table:table-cell office:value-type="float" office:value="143.8" calcext:value-type="float">
            <text:p>143.8</text:p>
          </table:table-cell>
          <table:table-cell office:value-type="float" office:value="144.4" calcext:value-type="float">
            <text:p>144.4</text:p>
          </table:table-cell>
          <table:table-cell office:value-type="float" office:value="143.9" calcext:value-type="float">
            <text:p>143.9</text:p>
          </table:table-cell>
          <table:table-cell office:value-type="float" office:value="144.5" calcext:value-type="float">
            <text:p>144.5</text:p>
          </table:table-cell>
          <table:table-cell office:value-type="float" office:value="143.9" calcext:value-type="float">
            <text:p>143.9</text:p>
          </table:table-cell>
          <table:table-cell office:value-type="float" office:value="143" calcext:value-type="float">
            <text:p>143</text:p>
          </table:table-cell>
          <table:table-cell office:value-type="float" office:value="143.5" calcext:value-type="float">
            <text:p>143.5</text:p>
          </table:table-cell>
          <table:table-cell office:value-type="float" office:value="143.3" calcext:value-type="float">
            <text:p>143.3</text:p>
          </table:table-cell>
          <table:table-cell office:value-type="float" office:value="141.5" calcext:value-type="float">
            <text:p>141.5</text:p>
          </table:table-cell>
          <table:table-cell table:style-name="Default" office:value-type="float" office:value="158" calcext:value-type="float">
            <text:p>158</text:p>
          </table:table-cell>
          <table:table-cell table:formula="of:=([.J31]-[.A31])/[.A31]" office:value-type="percentage" office:value="0.0987482614742697" calcext:value-type="percentage">
            <text:p>9.87%</text:p>
          </table:table-cell>
          <table:table-cell table:formula="of:=([.J31]-[.B31])/[.B31]" office:value-type="percentage" office:value="0.0941828254847645" calcext:value-type="percentage">
            <text:p>9.42%</text:p>
          </table:table-cell>
          <table:table-cell table:formula="of:=([.J31]-[.C31])/[.C31]" office:value-type="percentage" office:value="0.0979847116052814" calcext:value-type="percentage">
            <text:p>9.80%</text:p>
          </table:table-cell>
          <table:table-cell table:formula="of:=([.J31]-[.D31])/[.D31]" office:value-type="percentage" office:value="0.0934256055363322" calcext:value-type="percentage">
            <text:p>9.34%</text:p>
          </table:table-cell>
          <table:table-cell table:formula="of:=([.J31]-[.E31])/[.E31]" office:value-type="percentage" office:value="0.0979847116052814" calcext:value-type="percentage">
            <text:p>9.80%</text:p>
          </table:table-cell>
          <table:table-cell table:formula="of:=([.J31]-[.F31])/[.F31]" office:value-type="percentage" office:value="0.104895104895105" calcext:value-type="percentage">
            <text:p>10.49%</text:p>
          </table:table-cell>
          <table:table-cell table:formula="of:=([.J31]-[.G31])/[.G31]" office:value-type="percentage" office:value="0.101045296167247" calcext:value-type="percentage">
            <text:p>10.10%</text:p>
          </table:table-cell>
          <table:table-cell table:formula="of:=([.J31]-[.H31])/[.H31]" office:value-type="percentage" office:value="0.10258199581298" calcext:value-type="percentage">
            <text:p>10.26%</text:p>
          </table:table-cell>
          <table:table-cell table:formula="of:=([.J31]-[.I31])/[.I31]" office:value-type="percentage" office:value="0.11660777385159" calcext:value-type="percentage">
            <text:p>11.66%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3.4" calcext:value-type="float">
            <text:p>143.4</text:p>
          </table:table-cell>
          <table:table-cell office:value-type="float" office:value="143" calcext:value-type="float">
            <text:p>143</text:p>
          </table:table-cell>
          <table:table-cell office:value-type="float" office:value="143.6" calcext:value-type="float">
            <text:p>143.6</text:p>
          </table:table-cell>
          <table:table-cell office:value-type="float" office:value="142.5" calcext:value-type="float">
            <text:p>142.5</text:p>
          </table:table-cell>
          <table:table-cell office:value-type="float" office:value="144.5" calcext:value-type="float">
            <text:p>144.5</text:p>
          </table:table-cell>
          <table:table-cell table:number-columns-repeated="2" office:value-type="float" office:value="144.1" calcext:value-type="float">
            <text:p>144.1</text:p>
          </table:table-cell>
          <table:table-cell office:value-type="float" office:value="139.6" calcext:value-type="float">
            <text:p>139.6</text:p>
          </table:table-cell>
          <table:table-cell table:style-name="Default" office:value-type="float" office:value="160" calcext:value-type="float">
            <text:p>160</text:p>
          </table:table-cell>
          <table:table-cell table:formula="of:=([.J32]-[.A32])/[.A32]" office:value-type="percentage" office:value="0.118881118881119" calcext:value-type="percentage">
            <text:p>11.89%</text:p>
          </table:table-cell>
          <table:table-cell table:formula="of:=([.J32]-[.B32])/[.B32]" office:value-type="percentage" office:value="0.115760111576011" calcext:value-type="percentage">
            <text:p>11.58%</text:p>
          </table:table-cell>
          <table:table-cell table:formula="of:=([.J32]-[.C32])/[.C32]" office:value-type="percentage" office:value="0.118881118881119" calcext:value-type="percentage">
            <text:p>11.89%</text:p>
          </table:table-cell>
          <table:table-cell table:formula="of:=([.J32]-[.D32])/[.D32]" office:value-type="percentage" office:value="0.114206128133705" calcext:value-type="percentage">
            <text:p>11.42%</text:p>
          </table:table-cell>
          <table:table-cell table:formula="of:=([.J32]-[.E32])/[.E32]" office:value-type="percentage" office:value="0.12280701754386" calcext:value-type="percentage">
            <text:p>12.28%</text:p>
          </table:table-cell>
          <table:table-cell table:formula="of:=([.J32]-[.F32])/[.F32]" office:value-type="percentage" office:value="0.107266435986159" calcext:value-type="percentage">
            <text:p>10.73%</text:p>
          </table:table-cell>
          <table:table-cell table:formula="of:=([.J32]-[.G32])/[.G32]" office:value-type="percentage" office:value="0.110340041637752" calcext:value-type="percentage">
            <text:p>11.03%</text:p>
          </table:table-cell>
          <table:table-cell table:formula="of:=([.J32]-[.H32])/[.H32]" office:value-type="percentage" office:value="0.110340041637752" calcext:value-type="percentage">
            <text:p>11.03%</text:p>
          </table:table-cell>
          <table:table-cell table:formula="of:=([.J32]-[.I32])/[.I32]" office:value-type="percentage" office:value="0.146131805157593" calcext:value-type="percentage">
            <text:p>14.61%</text:p>
          </table:table-cell>
        </table:table-row>
        <table:table-row table:style-name="ro1">
          <table:table-cell office:value-type="float" office:value="159.7" calcext:value-type="float">
            <text:p>159.7</text:p>
          </table:table-cell>
          <table:table-cell table:number-columns-repeated="2" office:value-type="float" office:value="159.4" calcext:value-type="float">
            <text:p>159.4</text:p>
          </table:table-cell>
          <table:table-cell office:value-type="float" office:value="159.6" calcext:value-type="float">
            <text:p>159.6</text:p>
          </table:table-cell>
          <table:table-cell office:value-type="float" office:value="159.9" calcext:value-type="float">
            <text:p>159.9</text:p>
          </table:table-cell>
          <table:table-cell office:value-type="float" office:value="159.8" calcext:value-type="float">
            <text:p>159.8</text:p>
          </table:table-cell>
          <table:table-cell office:value-type="float" office:value="160.4" calcext:value-type="float">
            <text:p>160.4</text:p>
          </table:table-cell>
          <table:table-cell office:value-type="float" office:value="158.7" calcext:value-type="float">
            <text:p>158.7</text:p>
          </table:table-cell>
          <table:table-cell office:value-type="float" office:value="158.1" calcext:value-type="float">
            <text:p>158.1</text:p>
          </table:table-cell>
          <table:table-cell office:value-type="float" office:value="164" calcext:value-type="float">
            <text:p>164</text:p>
          </table:table-cell>
          <table:table-cell table:formula="of:=([.J33]-[.A33])/[.A33]" office:value-type="percentage" office:value="0.0269254852849093" calcext:value-type="percentage">
            <text:p>2.69%</text:p>
          </table:table-cell>
          <table:table-cell table:formula="of:=([.J33]-[.B33])/[.B33]" office:value-type="percentage" office:value="0.0288582183186951" calcext:value-type="percentage">
            <text:p>2.89%</text:p>
          </table:table-cell>
          <table:table-cell table:formula="of:=([.J33]-[.C33])/[.C33]" office:value-type="percentage" office:value="0.0288582183186951" calcext:value-type="percentage">
            <text:p>2.89%</text:p>
          </table:table-cell>
          <table:table-cell table:formula="of:=([.J33]-[.D33])/[.D33]" office:value-type="percentage" office:value="0.0275689223057644" calcext:value-type="percentage">
            <text:p>2.76%</text:p>
          </table:table-cell>
          <table:table-cell table:formula="of:=([.J33]-[.E33])/[.E33]" office:value-type="percentage" office:value="0.0256410256410256" calcext:value-type="percentage">
            <text:p>2.56%</text:p>
          </table:table-cell>
          <table:table-cell table:formula="of:=([.J33]-[.F33])/[.F33]" office:value-type="percentage" office:value="0.0262828535669586" calcext:value-type="percentage">
            <text:p>2.63%</text:p>
          </table:table-cell>
          <table:table-cell table:formula="of:=([.J33]-[.G33])/[.G33]" office:value-type="percentage" office:value="0.0224438902743142" calcext:value-type="percentage">
            <text:p>2.24%</text:p>
          </table:table-cell>
          <table:table-cell table:formula="of:=([.J33]-[.H33])/[.H33]" office:value-type="percentage" office:value="0.0333963453056081" calcext:value-type="percentage">
            <text:p>3.34%</text:p>
          </table:table-cell>
          <table:table-cell table:formula="of:=([.J33]-[.I33])/[.I33]" office:value-type="percentage" office:value="0.0373181530676787" calcext:value-type="percentage">
            <text:p>3.73%</text:p>
          </table:table-cell>
        </table:table-row>
        <table:table-row table:style-name="ro1">
          <table:table-cell office:value-type="float" office:value="143.1" calcext:value-type="float">
            <text:p>143.1</text:p>
          </table:table-cell>
          <table:table-cell office:value-type="float" office:value="145" calcext:value-type="float">
            <text:p>145</text:p>
          </table:table-cell>
          <table:table-cell office:value-type="float" office:value="144.8" calcext:value-type="float">
            <text:p>144.8</text:p>
          </table:table-cell>
          <table:table-cell office:value-type="float" office:value="145" calcext:value-type="float">
            <text:p>145</text:p>
          </table:table-cell>
          <table:table-cell office:value-type="float" office:value="144.4" calcext:value-type="float">
            <text:p>144.4</text:p>
          </table:table-cell>
          <table:table-cell office:value-type="float" office:value="145.8" calcext:value-type="float">
            <text:p>145.8</text:p>
          </table:table-cell>
          <table:table-cell office:value-type="float" office:value="146.9" calcext:value-type="float">
            <text:p>146.9</text:p>
          </table:table-cell>
          <table:table-cell office:value-type="float" office:value="145.2" calcext:value-type="float">
            <text:p>145.2</text:p>
          </table:table-cell>
          <table:table-cell office:value-type="float" office:value="141.7" calcext:value-type="float">
            <text:p>141.7</text:p>
          </table:table-cell>
          <table:table-cell office:value-type="float" office:value="162" calcext:value-type="float">
            <text:p>162</text:p>
          </table:table-cell>
          <table:table-cell table:formula="of:=([.J34]-[.A34])/[.A34]" office:value-type="percentage" office:value="0.132075471698113" calcext:value-type="percentage">
            <text:p>13.21%</text:p>
          </table:table-cell>
          <table:table-cell table:formula="of:=([.J34]-[.B34])/[.B34]" office:value-type="percentage" office:value="0.117241379310345" calcext:value-type="percentage">
            <text:p>11.72%</text:p>
          </table:table-cell>
          <table:table-cell table:formula="of:=([.J34]-[.C34])/[.C34]" office:value-type="percentage" office:value="0.11878453038674" calcext:value-type="percentage">
            <text:p>11.88%</text:p>
          </table:table-cell>
          <table:table-cell table:formula="of:=([.J34]-[.D34])/[.D34]" office:value-type="percentage" office:value="0.117241379310345" calcext:value-type="percentage">
            <text:p>11.72%</text:p>
          </table:table-cell>
          <table:table-cell table:formula="of:=([.J34]-[.E34])/[.E34]" office:value-type="percentage" office:value="0.121883656509695" calcext:value-type="percentage">
            <text:p>12.19%</text:p>
          </table:table-cell>
          <table:table-cell table:formula="of:=([.J34]-[.F34])/[.F34]" office:value-type="percentage" office:value="0.111111111111111" calcext:value-type="percentage">
            <text:p>11.11%</text:p>
          </table:table-cell>
          <table:table-cell table:formula="of:=([.J34]-[.G34])/[.G34]" office:value-type="percentage" office:value="0.102791014295439" calcext:value-type="percentage">
            <text:p>10.28%</text:p>
          </table:table-cell>
          <table:table-cell table:formula="of:=([.J34]-[.H34])/[.H34]" office:value-type="percentage" office:value="0.115702479338843" calcext:value-type="percentage">
            <text:p>11.57%</text:p>
          </table:table-cell>
          <table:table-cell table:formula="of:=([.J34]-[.I34])/[.I34]" office:value-type="percentage" office:value="0.143260409315455" calcext:value-type="percentage">
            <text:p>14.33%</text:p>
          </table:table-cell>
        </table:table-row>
        <table:table-row table:style-name="ro1">
          <table:table-cell office:value-type="float" office:value="156.1" calcext:value-type="float">
            <text:p>156.1</text:p>
          </table:table-cell>
          <table:table-cell office:value-type="float" office:value="156.2" calcext:value-type="float">
            <text:p>156.2</text:p>
          </table:table-cell>
          <table:table-cell office:value-type="float" office:value="156.6" calcext:value-type="float">
            <text:p>156.6</text:p>
          </table:table-cell>
          <table:table-cell office:value-type="float" office:value="156.5" calcext:value-type="float">
            <text:p>156.5</text:p>
          </table:table-cell>
          <table:table-cell office:value-type="float" office:value="157.2" calcext:value-type="float">
            <text:p>157.2</text:p>
          </table:table-cell>
          <table:table-cell office:value-type="float" office:value="157" calcext:value-type="float">
            <text:p>157</text:p>
          </table:table-cell>
          <table:table-cell office:value-type="float" office:value="157.1" calcext:value-type="float">
            <text:p>157.1</text:p>
          </table:table-cell>
          <table:table-cell office:value-type="float" office:value="156.8" calcext:value-type="float">
            <text:p>156.8</text:p>
          </table:table-cell>
          <table:table-cell office:value-type="float" office:value="154" calcext:value-type="float">
            <text:p>154</text:p>
          </table:table-cell>
          <table:table-cell table:style-name="Default" office:value-type="float" office:value="169" calcext:value-type="float">
            <text:p>169</text:p>
          </table:table-cell>
          <table:table-cell table:formula="of:=([.J35]-[.A35])/[.A35]" office:value-type="percentage" office:value="0.08263933376041" calcext:value-type="percentage">
            <text:p>8.26%</text:p>
          </table:table-cell>
          <table:table-cell table:formula="of:=([.J35]-[.B35])/[.B35]" office:value-type="percentage" office:value="0.0819462227912933" calcext:value-type="percentage">
            <text:p>8.19%</text:p>
          </table:table-cell>
          <table:table-cell table:formula="of:=([.J35]-[.C35])/[.C35]" office:value-type="percentage" office:value="0.0791826309067689" calcext:value-type="percentage">
            <text:p>7.92%</text:p>
          </table:table-cell>
          <table:table-cell table:formula="of:=([.J35]-[.D35])/[.D35]" office:value-type="percentage" office:value="0.0798722044728434" calcext:value-type="percentage">
            <text:p>7.99%</text:p>
          </table:table-cell>
          <table:table-cell table:formula="of:=([.J35]-[.E35])/[.E35]" office:value-type="percentage" office:value="0.0750636132315522" calcext:value-type="percentage">
            <text:p>7.51%</text:p>
          </table:table-cell>
          <table:table-cell table:formula="of:=([.J35]-[.F35])/[.F35]" office:value-type="percentage" office:value="0.0764331210191083" calcext:value-type="percentage">
            <text:p>7.64%</text:p>
          </table:table-cell>
          <table:table-cell table:formula="of:=([.J35]-[.G35])/[.G35]" office:value-type="percentage" office:value="0.0757479312539784" calcext:value-type="percentage">
            <text:p>7.57%</text:p>
          </table:table-cell>
          <table:table-cell table:formula="of:=([.J35]-[.H35])/[.H35]" office:value-type="percentage" office:value="0.0778061224489795" calcext:value-type="percentage">
            <text:p>7.78%</text:p>
          </table:table-cell>
          <table:table-cell table:formula="of:=([.J35]-[.I35])/[.I35]" office:value-type="percentage" office:value="0.0974025974025974" calcext:value-type="percentage">
            <text:p>9.74%</text:p>
          </table:table-cell>
        </table:table-row>
        <table:table-row table:style-name="ro1">
          <table:table-cell office:value-type="float" office:value="166.9" calcext:value-type="float">
            <text:p>166.9</text:p>
          </table:table-cell>
          <table:table-cell office:value-type="float" office:value="166.7" calcext:value-type="float">
            <text:p>166.7</text:p>
          </table:table-cell>
          <table:table-cell office:value-type="float" office:value="166.8" calcext:value-type="float">
            <text:p>166.8</text:p>
          </table:table-cell>
          <table:table-cell office:value-type="float" office:value="166.6" calcext:value-type="float">
            <text:p>166.6</text:p>
          </table:table-cell>
          <table:table-cell office:value-type="float" office:value="167" calcext:value-type="float">
            <text:p>167</text:p>
          </table:table-cell>
          <table:table-cell office:value-type="float" office:value="166.1" calcext:value-type="float">
            <text:p>166.1</text:p>
          </table:table-cell>
          <table:table-cell office:value-type="float" office:value="167.1" calcext:value-type="float">
            <text:p>167.1</text:p>
          </table:table-cell>
          <table:table-cell office:value-type="float" office:value="166.9" calcext:value-type="float">
            <text:p>166.9</text:p>
          </table:table-cell>
          <table:table-cell office:value-type="float" office:value="165.9" calcext:value-type="float">
            <text:p>165.9</text:p>
          </table:table-cell>
          <table:table-cell office:value-type="float" office:value="177" calcext:value-type="float">
            <text:p>177</text:p>
          </table:table-cell>
          <table:table-cell table:formula="of:=([.J36]-[.A36])/[.A36]" office:value-type="percentage" office:value="0.060515278609946" calcext:value-type="percentage">
            <text:p>6.05%</text:p>
          </table:table-cell>
          <table:table-cell table:formula="of:=([.J36]-[.B36])/[.B36]" office:value-type="percentage" office:value="0.0617876424715058" calcext:value-type="percentage">
            <text:p>6.18%</text:p>
          </table:table-cell>
          <table:table-cell table:formula="of:=([.J36]-[.C36])/[.C36]" office:value-type="percentage" office:value="0.0611510791366906" calcext:value-type="percentage">
            <text:p>6.12%</text:p>
          </table:table-cell>
          <table:table-cell table:formula="of:=([.J36]-[.D36])/[.D36]" office:value-type="percentage" office:value="0.0624249699879952" calcext:value-type="percentage">
            <text:p>6.24%</text:p>
          </table:table-cell>
          <table:table-cell table:formula="of:=([.J36]-[.E36])/[.E36]" office:value-type="percentage" office:value="0.0598802395209581" calcext:value-type="percentage">
            <text:p>5.99%</text:p>
          </table:table-cell>
          <table:table-cell table:formula="of:=([.J36]-[.F36])/[.F36]" office:value-type="percentage" office:value="0.0656231186032511" calcext:value-type="percentage">
            <text:p>6.56%</text:p>
          </table:table-cell>
          <table:table-cell table:formula="of:=([.J36]-[.G36])/[.G36]" office:value-type="percentage" office:value="0.059245960502693" calcext:value-type="percentage">
            <text:p>5.92%</text:p>
          </table:table-cell>
          <table:table-cell table:formula="of:=([.J36]-[.H36])/[.H36]" office:value-type="percentage" office:value="0.060515278609946" calcext:value-type="percentage">
            <text:p>6.05%</text:p>
          </table:table-cell>
          <table:table-cell table:formula="of:=([.J36]-[.I36])/[.I36]" office:value-type="percentage" office:value="0.0669077757685352" calcext:value-type="percentage">
            <text:p>6.69%</text:p>
          </table:table-cell>
        </table:table-row>
        <table:table-row table:style-name="ro1">
          <table:table-cell office:value-type="float" office:value="171.3" calcext:value-type="float">
            <text:p>171.3</text:p>
          </table:table-cell>
          <table:table-cell office:value-type="float" office:value="171.4" calcext:value-type="float">
            <text:p>171.4</text:p>
          </table:table-cell>
          <table:table-cell office:value-type="float" office:value="171" calcext:value-type="float">
            <text:p>171</text:p>
          </table:table-cell>
          <table:table-cell office:value-type="float" office:value="171.3" calcext:value-type="float">
            <text:p>171.3</text:p>
          </table:table-cell>
          <table:table-cell office:value-type="float" office:value="170.9" calcext:value-type="float">
            <text:p>170.9</text:p>
          </table:table-cell>
          <table:table-cell office:value-type="float" office:value="171.5" calcext:value-type="float">
            <text:p>171.5</text:p>
          </table:table-cell>
          <table:table-cell office:value-type="float" office:value="171.9" calcext:value-type="float">
            <text:p>171.9</text:p>
          </table:table-cell>
          <table:table-cell office:value-type="float" office:value="171.3" calcext:value-type="float">
            <text:p>171.3</text:p>
          </table:table-cell>
          <table:table-cell office:value-type="float" office:value="170.8" calcext:value-type="float">
            <text:p>170.8</text:p>
          </table:table-cell>
          <table:table-cell office:value-type="float" office:value="178" calcext:value-type="float">
            <text:p>178</text:p>
          </table:table-cell>
          <table:table-cell table:formula="of:=([.J37]-[.A37])/[.A37]" office:value-type="percentage" office:value="0.0391126678342089" calcext:value-type="percentage">
            <text:p>3.91%</text:p>
          </table:table-cell>
          <table:table-cell table:formula="of:=([.J37]-[.B37])/[.B37]" office:value-type="percentage" office:value="0.0385064177362894" calcext:value-type="percentage">
            <text:p>3.85%</text:p>
          </table:table-cell>
          <table:table-cell table:formula="of:=([.J37]-[.C37])/[.C37]" office:value-type="percentage" office:value="0.0409356725146199" calcext:value-type="percentage">
            <text:p>4.09%</text:p>
          </table:table-cell>
          <table:table-cell table:formula="of:=([.J37]-[.D37])/[.D37]" office:value-type="percentage" office:value="0.0391126678342089" calcext:value-type="percentage">
            <text:p>3.91%</text:p>
          </table:table-cell>
          <table:table-cell table:formula="of:=([.J37]-[.E37])/[.E37]" office:value-type="percentage" office:value="0.0415447630193095" calcext:value-type="percentage">
            <text:p>4.15%</text:p>
          </table:table-cell>
          <table:table-cell table:formula="of:=([.J37]-[.F37])/[.F37]" office:value-type="percentage" office:value="0.0379008746355685" calcext:value-type="percentage">
            <text:p>3.79%</text:p>
          </table:table-cell>
          <table:table-cell table:formula="of:=([.J37]-[.G37])/[.G37]" office:value-type="percentage" office:value="0.0354857475276323" calcext:value-type="percentage">
            <text:p>3.55%</text:p>
          </table:table-cell>
          <table:table-cell table:formula="of:=([.J37]-[.H37])/[.H37]" office:value-type="percentage" office:value="0.0391126678342089" calcext:value-type="percentage">
            <text:p>3.91%</text:p>
          </table:table-cell>
          <table:table-cell table:formula="of:=([.J37]-[.I37])/[.I37]" office:value-type="percentage" office:value="0.0421545667447306" calcext:value-type="percentage">
            <text:p>4.22%</text:p>
          </table:table-cell>
        </table:table-row>
        <table:table-row table:style-name="ro1">
          <table:table-cell office:value-type="float" office:value="162.4" calcext:value-type="float">
            <text:p>162.4</text:p>
          </table:table-cell>
          <table:table-cell office:value-type="float" office:value="162.9" calcext:value-type="float">
            <text:p>162.9</text:p>
          </table:table-cell>
          <table:table-cell office:value-type="float" office:value="162.3" calcext:value-type="float">
            <text:p>162.3</text:p>
          </table:table-cell>
          <table:table-cell table:number-columns-repeated="2" office:value-type="float" office:value="162.9" calcext:value-type="float">
            <text:p>162.9</text:p>
          </table:table-cell>
          <table:table-cell table:number-columns-repeated="2" office:value-type="float" office:value="163.1" calcext:value-type="float">
            <text:p>163.1</text:p>
          </table:table-cell>
          <table:table-cell office:value-type="float" office:value="162.3" calcext:value-type="float">
            <text:p>162.3</text:p>
          </table:table-cell>
          <table:table-cell office:value-type="float" office:value="160.1" calcext:value-type="float">
            <text:p>160.1</text:p>
          </table:table-cell>
          <table:table-cell table:style-name="Default" office:value-type="float" office:value="175" calcext:value-type="float">
            <text:p>175</text:p>
          </table:table-cell>
          <table:table-cell table:formula="of:=([.J38]-[.A38])/[.A38]" office:value-type="percentage" office:value="0.0775862068965517" calcext:value-type="percentage">
            <text:p>7.76%</text:p>
          </table:table-cell>
          <table:table-cell table:formula="of:=([.J38]-[.B38])/[.B38]" office:value-type="percentage" office:value="0.0742786985880908" calcext:value-type="percentage">
            <text:p>7.43%</text:p>
          </table:table-cell>
          <table:table-cell table:formula="of:=([.J38]-[.C38])/[.C38]" office:value-type="percentage" office:value="0.0782501540357362" calcext:value-type="percentage">
            <text:p>7.83%</text:p>
          </table:table-cell>
          <table:table-cell table:formula="of:=([.J38]-[.D38])/[.D38]" office:value-type="percentage" office:value="0.0742786985880908" calcext:value-type="percentage">
            <text:p>7.43%</text:p>
          </table:table-cell>
          <table:table-cell table:formula="of:=([.J38]-[.E38])/[.E38]" office:value-type="percentage" office:value="0.0742786985880908" calcext:value-type="percentage">
            <text:p>7.43%</text:p>
          </table:table-cell>
          <table:table-cell table:formula="of:=([.J38]-[.F38])/[.F38]" office:value-type="percentage" office:value="0.072961373390558" calcext:value-type="percentage">
            <text:p>7.30%</text:p>
          </table:table-cell>
          <table:table-cell table:formula="of:=([.J38]-[.G38])/[.G38]" office:value-type="percentage" office:value="0.072961373390558" calcext:value-type="percentage">
            <text:p>7.30%</text:p>
          </table:table-cell>
          <table:table-cell table:formula="of:=([.J38]-[.H38])/[.H38]" office:value-type="percentage" office:value="0.0782501540357362" calcext:value-type="percentage">
            <text:p>7.83%</text:p>
          </table:table-cell>
          <table:table-cell table:formula="of:=([.J38]-[.I38])/[.I38]" office:value-type="percentage" office:value="0.0930668332292318" calcext:value-type="percentage">
            <text:p>9.31%</text:p>
          </table:table-cell>
        </table:table-row>
        <table:table-row table:style-name="ro1">
          <table:table-cell office:value-type="float" office:value="168.7" calcext:value-type="float">
            <text:p>168.7</text:p>
          </table:table-cell>
          <table:table-cell office:value-type="float" office:value="168.6" calcext:value-type="float">
            <text:p>168.6</text:p>
          </table:table-cell>
          <table:table-cell office:value-type="float" office:value="170.1" calcext:value-type="float">
            <text:p>170.1</text:p>
          </table:table-cell>
          <table:table-cell office:value-type="float" office:value="169.5" calcext:value-type="float">
            <text:p>169.5</text:p>
          </table:table-cell>
          <table:table-cell office:value-type="float" office:value="169" calcext:value-type="float">
            <text:p>169</text:p>
          </table:table-cell>
          <table:table-cell office:value-type="float" office:value="170.2" calcext:value-type="float">
            <text:p>170.2</text:p>
          </table:table-cell>
          <table:table-cell office:value-type="float" office:value="170.1" calcext:value-type="float">
            <text:p>170.1</text:p>
          </table:table-cell>
          <table:table-cell office:value-type="float" office:value="168.6" calcext:value-type="float">
            <text:p>168.6</text:p>
          </table:table-cell>
          <table:table-cell office:value-type="float" office:value="168.2" calcext:value-type="float">
            <text:p>168.2</text:p>
          </table:table-cell>
          <table:table-cell table:style-name="Default" office:value-type="float" office:value="176" calcext:value-type="float">
            <text:p>176</text:p>
          </table:table-cell>
          <table:table-cell table:formula="of:=([.J39]-[.A39])/[.A39]" office:value-type="percentage" office:value="0.043272080616479" calcext:value-type="percentage">
            <text:p>4.33%</text:p>
          </table:table-cell>
          <table:table-cell table:formula="of:=([.J39]-[.B39])/[.B39]" office:value-type="percentage" office:value="0.0438908659549229" calcext:value-type="percentage">
            <text:p>4.39%</text:p>
          </table:table-cell>
          <table:table-cell table:formula="of:=([.J39]-[.C39])/[.C39]" office:value-type="percentage" office:value="0.0346854791299236" calcext:value-type="percentage">
            <text:p>3.47%</text:p>
          </table:table-cell>
          <table:table-cell table:formula="of:=([.J39]-[.D39])/[.D39]" office:value-type="percentage" office:value="0.0383480825958702" calcext:value-type="percentage">
            <text:p>3.83%</text:p>
          </table:table-cell>
          <table:table-cell table:formula="of:=([.J39]-[.E39])/[.E39]" office:value-type="percentage" office:value="0.0414201183431953" calcext:value-type="percentage">
            <text:p>4.14%</text:p>
          </table:table-cell>
          <table:table-cell table:formula="of:=([.J39]-[.F39])/[.F39]" office:value-type="percentage" office:value="0.0340775558166863" calcext:value-type="percentage">
            <text:p>3.41%</text:p>
          </table:table-cell>
          <table:table-cell table:formula="of:=([.J39]-[.G39])/[.G39]" office:value-type="percentage" office:value="0.0346854791299236" calcext:value-type="percentage">
            <text:p>3.47%</text:p>
          </table:table-cell>
          <table:table-cell table:formula="of:=([.J39]-[.H39])/[.H39]" office:value-type="percentage" office:value="0.0438908659549229" calcext:value-type="percentage">
            <text:p>4.39%</text:p>
          </table:table-cell>
          <table:table-cell table:formula="of:=([.J39]-[.I39])/[.I39]" office:value-type="percentage" office:value="0.0463733650416172" calcext:value-type="percentage">
            <text:p>4.64%</text:p>
          </table:table-cell>
        </table:table-row>
        <table:table-row table:style-name="ro1">
          <table:table-cell office:value-type="float" office:value="167.4" calcext:value-type="float">
            <text:p>167.4</text:p>
          </table:table-cell>
          <table:table-cell office:value-type="float" office:value="168.1" calcext:value-type="float">
            <text:p>168.1</text:p>
          </table:table-cell>
          <table:table-cell office:value-type="float" office:value="167.6" calcext:value-type="float">
            <text:p>167.6</text:p>
          </table:table-cell>
          <table:table-cell office:value-type="float" office:value="167.9" calcext:value-type="float">
            <text:p>167.9</text:p>
          </table:table-cell>
          <table:table-cell office:value-type="float" office:value="168.1" calcext:value-type="float">
            <text:p>168.1</text:p>
          </table:table-cell>
          <table:table-cell office:value-type="float" office:value="168.9" calcext:value-type="float">
            <text:p>168.9</text:p>
          </table:table-cell>
          <table:table-cell office:value-type="float" office:value="167.7" calcext:value-type="float">
            <text:p>167.7</text:p>
          </table:table-cell>
          <table:table-cell office:value-type="float" office:value="167.6" calcext:value-type="float">
            <text:p>167.6</text:p>
          </table:table-cell>
          <table:table-cell office:value-type="float" office:value="166.3" calcext:value-type="float">
            <text:p>166.3</text:p>
          </table:table-cell>
          <table:table-cell table:style-name="Default" office:value-type="float" office:value="176" calcext:value-type="float">
            <text:p>176</text:p>
          </table:table-cell>
          <table:table-cell table:formula="of:=([.J40]-[.A40])/[.A40]" office:value-type="percentage" office:value="0.051373954599761" calcext:value-type="percentage">
            <text:p>5.14%</text:p>
          </table:table-cell>
          <table:table-cell table:formula="of:=([.J40]-[.B40])/[.B40]" office:value-type="percentage" office:value="0.0469958358120167" calcext:value-type="percentage">
            <text:p>4.70%</text:p>
          </table:table-cell>
          <table:table-cell table:formula="of:=([.J40]-[.C40])/[.C40]" office:value-type="percentage" office:value="0.0501193317422435" calcext:value-type="percentage">
            <text:p>5.01%</text:p>
          </table:table-cell>
          <table:table-cell table:formula="of:=([.J40]-[.D40])/[.D40]" office:value-type="percentage" office:value="0.0482430017867778" calcext:value-type="percentage">
            <text:p>4.82%</text:p>
          </table:table-cell>
          <table:table-cell table:formula="of:=([.J40]-[.E40])/[.E40]" office:value-type="percentage" office:value="0.0469958358120167" calcext:value-type="percentage">
            <text:p>4.70%</text:p>
          </table:table-cell>
          <table:table-cell table:formula="of:=([.J40]-[.F40])/[.F40]" office:value-type="percentage" office:value="0.0420367081113084" calcext:value-type="percentage">
            <text:p>4.20%</text:p>
          </table:table-cell>
          <table:table-cell table:formula="of:=([.J40]-[.G40])/[.G40]" office:value-type="percentage" office:value="0.0494931425163984" calcext:value-type="percentage">
            <text:p>4.95%</text:p>
          </table:table-cell>
          <table:table-cell table:formula="of:=([.J40]-[.H40])/[.H40]" office:value-type="percentage" office:value="0.0501193317422435" calcext:value-type="percentage">
            <text:p>5.01%</text:p>
          </table:table-cell>
          <table:table-cell table:formula="of:=([.J40]-[.I40])/[.I40]" office:value-type="percentage" office:value="0.0583283223090799" calcext:value-type="percentage">
            <text:p>5.83%</text:p>
          </table:table-cell>
        </table:table-row>
        <table:table-row table:style-name="ro1">
          <table:table-cell office:value-type="float" office:value="166.4" calcext:value-type="float">
            <text:p>166.4</text:p>
          </table:table-cell>
          <table:table-cell office:value-type="float" office:value="166.7" calcext:value-type="float">
            <text:p>166.7</text:p>
          </table:table-cell>
          <table:table-cell office:value-type="float" office:value="167.3" calcext:value-type="float">
            <text:p>167.3</text:p>
          </table:table-cell>
          <table:table-cell office:value-type="float" office:value="167.9" calcext:value-type="float">
            <text:p>167.9</text:p>
          </table:table-cell>
          <table:table-cell office:value-type="float" office:value="168.2" calcext:value-type="float">
            <text:p>168.2</text:p>
          </table:table-cell>
          <table:table-cell office:value-type="float" office:value="168" calcext:value-type="float">
            <text:p>168</text:p>
          </table:table-cell>
          <table:table-cell office:value-type="float" office:value="167.2" calcext:value-type="float">
            <text:p>167.2</text:p>
          </table:table-cell>
          <table:table-cell office:value-type="float" office:value="166.3" calcext:value-type="float">
            <text:p>166.3</text:p>
          </table:table-cell>
          <table:table-cell office:value-type="float" office:value="165.3" calcext:value-type="float">
            <text:p>165.3</text:p>
          </table:table-cell>
          <table:table-cell office:value-type="float" office:value="181" calcext:value-type="float">
            <text:p>181</text:p>
          </table:table-cell>
          <table:table-cell table:formula="of:=([.J41]-[.A41])/[.A41]" office:value-type="percentage" office:value="0.0877403846153846" calcext:value-type="percentage">
            <text:p>8.77%</text:p>
          </table:table-cell>
          <table:table-cell table:formula="of:=([.J41]-[.B41])/[.B41]" office:value-type="percentage" office:value="0.0857828434313138" calcext:value-type="percentage">
            <text:p>8.58%</text:p>
          </table:table-cell>
          <table:table-cell table:formula="of:=([.J41]-[.C41])/[.C41]" office:value-type="percentage" office:value="0.0818888224745965" calcext:value-type="percentage">
            <text:p>8.19%</text:p>
          </table:table-cell>
          <table:table-cell table:formula="of:=([.J41]-[.D41])/[.D41]" office:value-type="percentage" office:value="0.0780226325193567" calcext:value-type="percentage">
            <text:p>7.80%</text:p>
          </table:table-cell>
          <table:table-cell table:formula="of:=([.J41]-[.E41])/[.E41]" office:value-type="percentage" office:value="0.0760998810939359" calcext:value-type="percentage">
            <text:p>7.61%</text:p>
          </table:table-cell>
          <table:table-cell table:formula="of:=([.J41]-[.F41])/[.F41]" office:value-type="percentage" office:value="0.0773809523809524" calcext:value-type="percentage">
            <text:p>7.74%</text:p>
          </table:table-cell>
          <table:table-cell table:formula="of:=([.J41]-[.G41])/[.G41]" office:value-type="percentage" office:value="0.0825358851674642" calcext:value-type="percentage">
            <text:p>8.25%</text:p>
          </table:table-cell>
          <table:table-cell table:formula="of:=([.J41]-[.H41])/[.H41]" office:value-type="percentage" office:value="0.0883944678292242" calcext:value-type="percentage">
            <text:p>8.84%</text:p>
          </table:table-cell>
          <table:table-cell table:formula="of:=([.J41]-[.I41])/[.I41]" office:value-type="percentage" office:value="0.0949788263762855" calcext:value-type="percentage">
            <text:p>9.50%</text:p>
          </table:table-cell>
        </table:table-row>
        <table:table-row table:style-name="ro1">
          <table:table-cell office:value-type="float" office:value="170.9" calcext:value-type="float">
            <text:p>170.9</text:p>
          </table:table-cell>
          <table:table-cell office:value-type="float" office:value="172.3" calcext:value-type="float">
            <text:p>172.3</text:p>
          </table:table-cell>
          <table:table-cell office:value-type="float" office:value="172.5" calcext:value-type="float">
            <text:p>172.5</text:p>
          </table:table-cell>
          <table:table-cell office:value-type="float" office:value="172.2" calcext:value-type="float">
            <text:p>172.2</text:p>
          </table:table-cell>
          <table:table-cell office:value-type="float" office:value="172.9" calcext:value-type="float">
            <text:p>172.9</text:p>
          </table:table-cell>
          <table:table-cell table:number-columns-repeated="2" office:value-type="float" office:value="173.6" calcext:value-type="float">
            <text:p>173.6</text:p>
          </table:table-cell>
          <table:table-cell office:value-type="float" office:value="172.2" calcext:value-type="float">
            <text:p>172.2</text:p>
          </table:table-cell>
          <table:table-cell office:value-type="float" office:value="171.5" calcext:value-type="float">
            <text:p>171.5</text:p>
          </table:table-cell>
          <table:table-cell office:value-type="float" office:value="184" calcext:value-type="float">
            <text:p>184</text:p>
          </table:table-cell>
          <table:table-cell table:formula="of:=([.J42]-[.A42])/[.A42]" office:value-type="percentage" office:value="0.0766530134581626" calcext:value-type="percentage">
            <text:p>7.67%</text:p>
          </table:table-cell>
          <table:table-cell table:formula="of:=([.J42]-[.B42])/[.B42]" office:value-type="percentage" office:value="0.0679048171793383" calcext:value-type="percentage">
            <text:p>6.79%</text:p>
          </table:table-cell>
          <table:table-cell table:formula="of:=([.J42]-[.C42])/[.C42]" office:value-type="percentage" office:value="0.0666666666666667" calcext:value-type="percentage">
            <text:p>6.67%</text:p>
          </table:table-cell>
          <table:table-cell table:formula="of:=([.J42]-[.D42])/[.D42]" office:value-type="percentage" office:value="0.0685249709639954" calcext:value-type="percentage">
            <text:p>6.85%</text:p>
          </table:table-cell>
          <table:table-cell table:formula="of:=([.J42]-[.E42])/[.E42]" office:value-type="percentage" office:value="0.064198958935801" calcext:value-type="percentage">
            <text:p>6.42%</text:p>
          </table:table-cell>
          <table:table-cell table:formula="of:=([.J42]-[.F42])/[.F42]" office:value-type="percentage" office:value="0.0599078341013825" calcext:value-type="percentage">
            <text:p>5.99%</text:p>
          </table:table-cell>
          <table:table-cell table:formula="of:=([.J42]-[.G42])/[.G42]" office:value-type="percentage" office:value="0.0599078341013825" calcext:value-type="percentage">
            <text:p>5.99%</text:p>
          </table:table-cell>
          <table:table-cell table:formula="of:=([.J42]-[.H42])/[.H42]" office:value-type="percentage" office:value="0.0685249709639954" calcext:value-type="percentage">
            <text:p>6.85%</text:p>
          </table:table-cell>
          <table:table-cell table:formula="of:=([.J42]-[.I42])/[.I42]" office:value-type="percentage" office:value="0.0728862973760933" calcext:value-type="percentage">
            <text:p>7.29%</text:p>
          </table:table-cell>
        </table:table-row>
        <table:table-row table:style-name="ro1">
          <table:table-cell office:value-type="float" office:value="175.8" calcext:value-type="float">
            <text:p>175.8</text:p>
          </table:table-cell>
          <table:table-cell office:value-type="float" office:value="176.2" calcext:value-type="float">
            <text:p>176.2</text:p>
          </table:table-cell>
          <table:table-cell office:value-type="float" office:value="176.6" calcext:value-type="float">
            <text:p>176.6</text:p>
          </table:table-cell>
          <table:table-cell office:value-type="float" office:value="176.4" calcext:value-type="float">
            <text:p>176.4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76.4" calcext:value-type="float">
            <text:p>176.4</text:p>
          </table:table-cell>
          <table:table-cell office:value-type="float" office:value="175.7" calcext:value-type="float">
            <text:p>175.7</text:p>
          </table:table-cell>
          <table:table-cell office:value-type="float" office:value="175.3" calcext:value-type="float">
            <text:p>175.3</text:p>
          </table:table-cell>
          <table:table-cell table:style-name="Default" office:value-type="float" office:value="184" calcext:value-type="float">
            <text:p>184</text:p>
          </table:table-cell>
          <table:table-cell table:formula="of:=([.J43]-[.A43])/[.A43]" office:value-type="percentage" office:value="0.0466439135381114" calcext:value-type="percentage">
            <text:p>4.66%</text:p>
          </table:table-cell>
          <table:table-cell table:formula="of:=([.J43]-[.B43])/[.B43]" office:value-type="percentage" office:value="0.0442678774120319" calcext:value-type="percentage">
            <text:p>4.43%</text:p>
          </table:table-cell>
          <table:table-cell table:formula="of:=([.J43]-[.C43])/[.C43]" office:value-type="percentage" office:value="0.0419026047565119" calcext:value-type="percentage">
            <text:p>4.19%</text:p>
          </table:table-cell>
          <table:table-cell table:formula="of:=([.J43]-[.D43])/[.D43]" office:value-type="percentage" office:value="0.0430839002267573" calcext:value-type="percentage">
            <text:p>4.31%</text:p>
          </table:table-cell>
          <table:table-cell table:formula="of:=([.J43]-[.E43])/[.E43]" office:value-type="percentage" office:value="0.0454545454545455" calcext:value-type="percentage">
            <text:p>4.55%</text:p>
          </table:table-cell>
          <table:table-cell table:formula="of:=([.J43]-[.F43])/[.F43]" office:value-type="percentage" office:value="0.0430839002267573" calcext:value-type="percentage">
            <text:p>4.31%</text:p>
          </table:table-cell>
          <table:table-cell table:formula="of:=([.J43]-[.G43])/[.G43]" office:value-type="percentage" office:value="0.0430839002267573" calcext:value-type="percentage">
            <text:p>4.31%</text:p>
          </table:table-cell>
          <table:table-cell table:formula="of:=([.J43]-[.H43])/[.H43]" office:value-type="percentage" office:value="0.0472396129766648" calcext:value-type="percentage">
            <text:p>4.72%</text:p>
          </table:table-cell>
          <table:table-cell table:formula="of:=([.J43]-[.I43])/[.I43]" office:value-type="percentage" office:value="0.0496292070735881" calcext:value-type="percentage">
            <text:p>4.96%</text:p>
          </table:table-cell>
        </table:table-row>
        <table:table-row table:style-name="ro1">
          <table:table-cell office:value-type="float" office:value="163.7" calcext:value-type="float">
            <text:p>163.7</text:p>
          </table:table-cell>
          <table:table-cell office:value-type="float" office:value="164.6" calcext:value-type="float">
            <text:p>164.6</text:p>
          </table:table-cell>
          <table:table-cell office:value-type="float" office:value="165.5" calcext:value-type="float">
            <text:p>165.5</text:p>
          </table:table-cell>
          <table:table-cell office:value-type="float" office:value="165.4" calcext:value-type="float">
            <text:p>165.4</text:p>
          </table:table-cell>
          <table:table-cell office:value-type="float" office:value="166.3" calcext:value-type="float">
            <text:p>166.3</text:p>
          </table:table-cell>
          <table:table-cell office:value-type="float" office:value="165.5" calcext:value-type="float">
            <text:p>165.5</text:p>
          </table:table-cell>
          <table:table-cell office:value-type="float" office:value="165.8" calcext:value-type="float">
            <text:p>165.8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table:style-name="Default" office:value-type="float" office:value="176" calcext:value-type="float">
            <text:p>176</text:p>
          </table:table-cell>
          <table:table-cell table:formula="of:=([.J44]-[.A44])/[.A44]" office:value-type="percentage" office:value="0.0751374465485645" calcext:value-type="percentage">
            <text:p>7.51%</text:p>
          </table:table-cell>
          <table:table-cell table:formula="of:=([.J44]-[.B44])/[.B44]" office:value-type="percentage" office:value="0.0692588092345079" calcext:value-type="percentage">
            <text:p>6.93%</text:p>
          </table:table-cell>
          <table:table-cell table:formula="of:=([.J44]-[.C44])/[.C44]" office:value-type="percentage" office:value="0.0634441087613293" calcext:value-type="percentage">
            <text:p>6.34%</text:p>
          </table:table-cell>
          <table:table-cell table:formula="of:=([.J44]-[.D44])/[.D44]" office:value-type="percentage" office:value="0.0640870616686819" calcext:value-type="percentage">
            <text:p>6.41%</text:p>
          </table:table-cell>
          <table:table-cell table:formula="of:=([.J44]-[.E44])/[.E44]" office:value-type="percentage" office:value="0.0583283223090799" calcext:value-type="percentage">
            <text:p>5.83%</text:p>
          </table:table-cell>
          <table:table-cell table:formula="of:=([.J44]-[.F44])/[.F44]" office:value-type="percentage" office:value="0.0634441087613293" calcext:value-type="percentage">
            <text:p>6.34%</text:p>
          </table:table-cell>
          <table:table-cell table:formula="of:=([.J44]-[.G44])/[.G44]" office:value-type="percentage" office:value="0.0615199034981905" calcext:value-type="percentage">
            <text:p>6.15%</text:p>
          </table:table-cell>
          <table:table-cell table:formula="of:=([.J44]-[.H44])/[.H44]" office:value-type="percentage" office:value="0.0692588092345079" calcext:value-type="percentage">
            <text:p>6.93%</text:p>
          </table:table-cell>
          <table:table-cell table:formula="of:=([.J44]-[.I44])/[.I44]" office:value-type="percentage" office:value="0.0764525993883792" calcext:value-type="percentage">
            <text:p>7.65%</text:p>
          </table:table-cell>
        </table:table-row>
        <table:table-row table:style-name="ro1">
          <table:table-cell office:value-type="float" office:value="157.4" calcext:value-type="float">
            <text:p>157.4</text:p>
          </table:table-cell>
          <table:table-cell office:value-type="float" office:value="158.8" calcext:value-type="float">
            <text:p>158.8</text:p>
          </table:table-cell>
          <table:table-cell office:value-type="float" office:value="158.2" calcext:value-type="float">
            <text:p>158.2</text:p>
          </table:table-cell>
          <table:table-cell office:value-type="float" office:value="160.6" calcext:value-type="float">
            <text:p>160.6</text:p>
          </table:table-cell>
          <table:table-cell office:value-type="float" office:value="159" calcext:value-type="float">
            <text:p>159</text:p>
          </table:table-cell>
          <table:table-cell office:value-type="float" office:value="158.7" calcext:value-type="float">
            <text:p>158.7</text:p>
          </table:table-cell>
          <table:table-cell office:value-type="float" office:value="159.2" calcext:value-type="float">
            <text:p>159.2</text:p>
          </table:table-cell>
          <table:table-cell office:value-type="float" office:value="157.9" calcext:value-type="float">
            <text:p>157.9</text:p>
          </table:table-cell>
          <table:table-cell office:value-type="float" office:value="157.7" calcext:value-type="float">
            <text:p>157.7</text:p>
          </table:table-cell>
          <table:table-cell office:value-type="float" office:value="169" calcext:value-type="float">
            <text:p>169</text:p>
          </table:table-cell>
          <table:table-cell table:formula="of:=([.J45]-[.A45])/[.A45]" office:value-type="percentage" office:value="0.073697585768742" calcext:value-type="percentage">
            <text:p>7.37%</text:p>
          </table:table-cell>
          <table:table-cell table:formula="of:=([.J45]-[.B45])/[.B45]" office:value-type="percentage" office:value="0.0642317380352644" calcext:value-type="percentage">
            <text:p>6.42%</text:p>
          </table:table-cell>
          <table:table-cell table:formula="of:=([.J45]-[.C45])/[.C45]" office:value-type="percentage" office:value="0.0682680151706701" calcext:value-type="percentage">
            <text:p>6.83%</text:p>
          </table:table-cell>
          <table:table-cell table:formula="of:=([.J45]-[.D45])/[.D45]" office:value-type="percentage" office:value="0.0523038605230386" calcext:value-type="percentage">
            <text:p>5.23%</text:p>
          </table:table-cell>
          <table:table-cell table:formula="of:=([.J45]-[.E45])/[.E45]" office:value-type="percentage" office:value="0.0628930817610063" calcext:value-type="percentage">
            <text:p>6.29%</text:p>
          </table:table-cell>
          <table:table-cell table:formula="of:=([.J45]-[.F45])/[.F45]" office:value-type="percentage" office:value="0.0649023314429742" calcext:value-type="percentage">
            <text:p>6.49%</text:p>
          </table:table-cell>
          <table:table-cell table:formula="of:=([.J45]-[.G45])/[.G45]" office:value-type="percentage" office:value="0.0615577889447237" calcext:value-type="percentage">
            <text:p>6.16%</text:p>
          </table:table-cell>
          <table:table-cell table:formula="of:=([.J45]-[.H45])/[.H45]" office:value-type="percentage" office:value="0.0702976567447751" calcext:value-type="percentage">
            <text:p>7.03%</text:p>
          </table:table-cell>
          <table:table-cell table:formula="of:=([.J45]-[.I45])/[.I45]" office:value-type="percentage" office:value="0.0716550412175017" calcext:value-type="percentage">
            <text:p>7.17%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7.2" calcext:value-type="float">
            <text:p>167.2</text:p>
          </table:table-cell>
          <table:table-cell office:value-type="float" office:value="167.1" calcext:value-type="float">
            <text:p>167.1</text:p>
          </table:table-cell>
          <table:table-cell office:value-type="float" office:value="166.5" calcext:value-type="float">
            <text:p>166.5</text:p>
          </table:table-cell>
          <table:table-cell office:value-type="float" office:value="168.5" calcext:value-type="float">
            <text:p>168.5</text:p>
          </table:table-cell>
          <table:table-cell office:value-type="float" office:value="167.9" calcext:value-type="float">
            <text:p>167.9</text:p>
          </table:table-cell>
          <table:table-cell office:value-type="float" office:value="167.8" calcext:value-type="float">
            <text:p>167.8</text:p>
          </table:table-cell>
          <table:table-cell office:value-type="float" office:value="166.7" calcext:value-type="float">
            <text:p>166.7</text:p>
          </table:table-cell>
          <table:table-cell office:value-type="float" office:value="164.5" calcext:value-type="float">
            <text:p>164.5</text:p>
          </table:table-cell>
          <table:table-cell office:value-type="float" office:value="179" calcext:value-type="float">
            <text:p>179</text:p>
          </table:table-cell>
          <table:table-cell table:formula="of:=([.J46]-[.A46])/[.A46]" office:value-type="percentage" office:value="0.0783132530120482" calcext:value-type="percentage">
            <text:p>7.83%</text:p>
          </table:table-cell>
          <table:table-cell table:formula="of:=([.J46]-[.B46])/[.B46]" office:value-type="percentage" office:value="0.0705741626794259" calcext:value-type="percentage">
            <text:p>7.06%</text:p>
          </table:table-cell>
          <table:table-cell table:formula="of:=([.J46]-[.C46])/[.C46]" office:value-type="percentage" office:value="0.071214841412328" calcext:value-type="percentage">
            <text:p>7.12%</text:p>
          </table:table-cell>
          <table:table-cell table:formula="of:=([.J46]-[.D46])/[.D46]" office:value-type="percentage" office:value="0.0750750750750751" calcext:value-type="percentage">
            <text:p>7.51%</text:p>
          </table:table-cell>
          <table:table-cell table:formula="of:=([.J46]-[.E46])/[.E46]" office:value-type="percentage" office:value="0.0623145400593472" calcext:value-type="percentage">
            <text:p>6.23%</text:p>
          </table:table-cell>
          <table:table-cell table:formula="of:=([.J46]-[.F46])/[.F46]" office:value-type="percentage" office:value="0.0661107802263252" calcext:value-type="percentage">
            <text:p>6.61%</text:p>
          </table:table-cell>
          <table:table-cell table:formula="of:=([.J46]-[.G46])/[.G46]" office:value-type="percentage" office:value="0.0667461263408819" calcext:value-type="percentage">
            <text:p>6.67%</text:p>
          </table:table-cell>
          <table:table-cell table:formula="of:=([.J46]-[.H46])/[.H46]" office:value-type="percentage" office:value="0.0737852429514098" calcext:value-type="percentage">
            <text:p>7.38%</text:p>
          </table:table-cell>
          <table:table-cell table:formula="of:=([.J46]-[.I46])/[.I46]" office:value-type="percentage" office:value="0.088145896656535" calcext:value-type="percentage">
            <text:p>8.81%</text:p>
          </table:table-cell>
        </table:table-row>
        <table:table-row table:style-name="ro1">
          <table:table-cell office:value-type="float" office:value="176.3" calcext:value-type="float">
            <text:p>176.3</text:p>
          </table:table-cell>
          <table:table-cell office:value-type="float" office:value="177.1" calcext:value-type="float">
            <text:p>177.1</text:p>
          </table:table-cell>
          <table:table-cell office:value-type="float" office:value="177" calcext:value-type="float">
            <text:p>177</text:p>
          </table:table-cell>
          <table:table-cell office:value-type="float" office:value="176.6" calcext:value-type="float">
            <text:p>176.6</text:p>
          </table:table-cell>
          <table:table-cell office:value-type="float" office:value="177.4" calcext:value-type="float">
            <text:p>177.4</text:p>
          </table:table-cell>
          <table:table-cell office:value-type="float" office:value="177.5" calcext:value-type="float">
            <text:p>177.5</text:p>
          </table:table-cell>
          <table:table-cell office:value-type="float" office:value="177.4" calcext:value-type="float">
            <text:p>177.4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table:formula="of:=([.J47]-[.A47])/[.A47]" office:value-type="percentage" office:value="0.0606920022688598" calcext:value-type="percentage">
            <text:p>6.07%</text:p>
          </table:table-cell>
          <table:table-cell table:formula="of:=([.J47]-[.B47])/[.B47]" office:value-type="percentage" office:value="0.0559006211180125" calcext:value-type="percentage">
            <text:p>5.59%</text:p>
          </table:table-cell>
          <table:table-cell table:formula="of:=([.J47]-[.C47])/[.C47]" office:value-type="percentage" office:value="0.0564971751412429" calcext:value-type="percentage">
            <text:p>5.65%</text:p>
          </table:table-cell>
          <table:table-cell table:formula="of:=([.J47]-[.D47])/[.D47]" office:value-type="percentage" office:value="0.0588901472253681" calcext:value-type="percentage">
            <text:p>5.89%</text:p>
          </table:table-cell>
          <table:table-cell table:formula="of:=([.J47]-[.E47])/[.E47]" office:value-type="percentage" office:value="0.0541149943630214" calcext:value-type="percentage">
            <text:p>5.41%</text:p>
          </table:table-cell>
          <table:table-cell table:formula="of:=([.J47]-[.F47])/[.F47]" office:value-type="percentage" office:value="0.0535211267605634" calcext:value-type="percentage">
            <text:p>5.35%</text:p>
          </table:table-cell>
          <table:table-cell table:formula="of:=([.J47]-[.G47])/[.G47]" office:value-type="percentage" office:value="0.0541149943630214" calcext:value-type="percentage">
            <text:p>5.41%</text:p>
          </table:table-cell>
          <table:table-cell table:formula="of:=([.J47]-[.H47])/[.H47]" office:value-type="percentage" office:value="0.0564971751412429" calcext:value-type="percentage">
            <text:p>5.65%</text:p>
          </table:table-cell>
          <table:table-cell table:formula="of:=([.J47]-[.I47])/[.I47]" office:value-type="percentage" office:value="0.0564971751412429" calcext:value-type="percentage">
            <text:p>5.65%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.4" calcext:value-type="float">
            <text:p>152.4</text:p>
          </table:table-cell>
          <table:table-cell office:value-type="float" office:value="153" calcext:value-type="float">
            <text:p>153</text:p>
          </table:table-cell>
          <table:table-cell office:value-type="float" office:value="154.2" calcext:value-type="float">
            <text:p>154.2</text:p>
          </table:table-cell>
          <table:table-cell office:value-type="float" office:value="153.1" calcext:value-type="float">
            <text:p>153.1</text:p>
          </table:table-cell>
          <table:table-cell office:value-type="float" office:value="153.4" calcext:value-type="float">
            <text:p>153.4</text:p>
          </table:table-cell>
          <table:table-cell office:value-type="float" office:value="154.5" calcext:value-type="float">
            <text:p>154.5</text:p>
          </table:table-cell>
          <table:table-cell office:value-type="float" office:value="153" calcext:value-type="float">
            <text:p>153</text:p>
          </table:table-cell>
          <table:table-cell office:value-type="float" office:value="151.1" calcext:value-type="float">
            <text:p>151.1</text:p>
          </table:table-cell>
          <table:table-cell table:style-name="Default" office:value-type="float" office:value="169" calcext:value-type="float">
            <text:p>169</text:p>
          </table:table-cell>
          <table:table-cell table:formula="of:=([.J48]-[.A48])/[.A48]" office:value-type="percentage" office:value="0.111842105263158" calcext:value-type="percentage">
            <text:p>11.18%</text:p>
          </table:table-cell>
          <table:table-cell table:formula="of:=([.J48]-[.B48])/[.B48]" office:value-type="percentage" office:value="0.108923884514436" calcext:value-type="percentage">
            <text:p>10.89%</text:p>
          </table:table-cell>
          <table:table-cell table:formula="of:=([.J48]-[.C48])/[.C48]" office:value-type="percentage" office:value="0.104575163398693" calcext:value-type="percentage">
            <text:p>10.46%</text:p>
          </table:table-cell>
          <table:table-cell table:formula="of:=([.J48]-[.D48])/[.D48]" office:value-type="percentage" office:value="0.0959792477302206" calcext:value-type="percentage">
            <text:p>9.60%</text:p>
          </table:table-cell>
          <table:table-cell table:formula="of:=([.J48]-[.E48])/[.E48]" office:value-type="percentage" office:value="0.103853690398432" calcext:value-type="percentage">
            <text:p>10.39%</text:p>
          </table:table-cell>
          <table:table-cell table:formula="of:=([.J48]-[.F48])/[.F48]" office:value-type="percentage" office:value="0.101694915254237" calcext:value-type="percentage">
            <text:p>10.17%</text:p>
          </table:table-cell>
          <table:table-cell table:formula="of:=([.J48]-[.G48])/[.G48]" office:value-type="percentage" office:value="0.0938511326860841" calcext:value-type="percentage">
            <text:p>9.39%</text:p>
          </table:table-cell>
          <table:table-cell table:formula="of:=([.J48]-[.H48])/[.H48]" office:value-type="percentage" office:value="0.104575163398693" calcext:value-type="percentage">
            <text:p>10.46%</text:p>
          </table:table-cell>
          <table:table-cell table:formula="of:=([.J48]-[.I48])/[.I48]" office:value-type="percentage" office:value="0.118464592984778" calcext:value-type="percentage">
            <text:p>11.85%</text:p>
          </table:table-cell>
        </table:table-row>
        <table:table-row table:style-name="ro1">
          <table:table-cell office:value-type="float" office:value="175.1" calcext:value-type="float">
            <text:p>175.1</text:p>
          </table:table-cell>
          <table:table-cell office:value-type="float" office:value="175.3" calcext:value-type="float">
            <text:p>175.3</text:p>
          </table:table-cell>
          <table:table-cell office:value-type="float" office:value="175.9" calcext:value-type="float">
            <text:p>175.9</text:p>
          </table:table-cell>
          <table:table-cell office:value-type="float" office:value="175.7" calcext:value-type="float">
            <text:p>175.7</text:p>
          </table:table-cell>
          <table:table-cell office:value-type="float" office:value="176" calcext:value-type="float">
            <text:p>176</text:p>
          </table:table-cell>
          <table:table-cell office:value-type="float" office:value="175.6" calcext:value-type="float">
            <text:p>175.6</text:p>
          </table:table-cell>
          <table:table-cell office:value-type="float" office:value="176.5" calcext:value-type="float">
            <text:p>176.5</text:p>
          </table:table-cell>
          <table:table-cell office:value-type="float" office:value="175.6" calcext:value-type="float">
            <text:p>175.6</text:p>
          </table:table-cell>
          <table:table-cell office:value-type="float" office:value="174.2" calcext:value-type="float">
            <text:p>174.2</text:p>
          </table:table-cell>
          <table:table-cell table:style-name="Default" office:value-type="float" office:value="187" calcext:value-type="float">
            <text:p>187</text:p>
          </table:table-cell>
          <table:table-cell table:formula="of:=([.J49]-[.A49])/[.A49]" office:value-type="percentage" office:value="0.0679611650485437" calcext:value-type="percentage">
            <text:p>6.80%</text:p>
          </table:table-cell>
          <table:table-cell table:formula="of:=([.J49]-[.B49])/[.B49]" office:value-type="percentage" office:value="0.0667427267541357" calcext:value-type="percentage">
            <text:p>6.67%</text:p>
          </table:table-cell>
          <table:table-cell table:formula="of:=([.J49]-[.C49])/[.C49]" office:value-type="percentage" office:value="0.0631040363843092" calcext:value-type="percentage">
            <text:p>6.31%</text:p>
          </table:table-cell>
          <table:table-cell table:formula="of:=([.J49]-[.D49])/[.D49]" office:value-type="percentage" office:value="0.0643141718838931" calcext:value-type="percentage">
            <text:p>6.43%</text:p>
          </table:table-cell>
          <table:table-cell table:formula="of:=([.J49]-[.E49])/[.E49]" office:value-type="percentage" office:value="0.0625" calcext:value-type="percentage">
            <text:p>6.25%</text:p>
          </table:table-cell>
          <table:table-cell table:formula="of:=([.J49]-[.F49])/[.F49]" office:value-type="percentage" office:value="0.0649202733485194" calcext:value-type="percentage">
            <text:p>6.49%</text:p>
          </table:table-cell>
          <table:table-cell table:formula="of:=([.J49]-[.G49])/[.G49]" office:value-type="percentage" office:value="0.0594900849858357" calcext:value-type="percentage">
            <text:p>5.95%</text:p>
          </table:table-cell>
          <table:table-cell table:formula="of:=([.J49]-[.H49])/[.H49]" office:value-type="percentage" office:value="0.0649202733485194" calcext:value-type="percentage">
            <text:p>6.49%</text:p>
          </table:table-cell>
          <table:table-cell table:formula="of:=([.J49]-[.I49])/[.I49]" office:value-type="percentage" office:value="0.0734787600459243" calcext:value-type="percentage">
            <text:p>7.35%</text:p>
          </table:table-cell>
        </table:table-row>
        <table:table-row table:style-name="ro1">
          <table:table-cell office:value-type="float" office:value="165.1" calcext:value-type="float">
            <text:p>165.1</text:p>
          </table:table-cell>
          <table:table-cell table:number-columns-repeated="2" office:value-type="float" office:value="166.7" calcext:value-type="float">
            <text:p>166.7</text:p>
          </table:table-cell>
          <table:table-cell office:value-type="float" office:value="166.5" calcext:value-type="float">
            <text:p>166.5</text:p>
          </table:table-cell>
          <table:table-cell office:value-type="float" office:value="167.1" calcext:value-type="float">
            <text:p>167.1</text:p>
          </table:table-cell>
          <table:table-cell office:value-type="float" office:value="166" calcext:value-type="float">
            <text:p>166</text:p>
          </table:table-cell>
          <table:table-cell office:value-type="float" office:value="167.5" calcext:value-type="float">
            <text:p>167.5</text:p>
          </table:table-cell>
          <table:table-cell office:value-type="float" office:value="165.1" calcext:value-type="float">
            <text:p>165.1</text:p>
          </table:table-cell>
          <table:table-cell office:value-type="float" office:value="164" calcext:value-type="float">
            <text:p>164</text:p>
          </table:table-cell>
          <table:table-cell table:style-name="Default" office:value-type="float" office:value="181" calcext:value-type="float">
            <text:p>181</text:p>
          </table:table-cell>
          <table:table-cell table:formula="of:=([.J50]-[.A50])/[.A50]" office:value-type="percentage" office:value="0.096305269533616" calcext:value-type="percentage">
            <text:p>9.63%</text:p>
          </table:table-cell>
          <table:table-cell table:formula="of:=([.J50]-[.B50])/[.B50]" office:value-type="percentage" office:value="0.0857828434313138" calcext:value-type="percentage">
            <text:p>8.58%</text:p>
          </table:table-cell>
          <table:table-cell table:formula="of:=([.J50]-[.C50])/[.C50]" office:value-type="percentage" office:value="0.0857828434313138" calcext:value-type="percentage">
            <text:p>8.58%</text:p>
          </table:table-cell>
          <table:table-cell table:formula="of:=([.J50]-[.D50])/[.D50]" office:value-type="percentage" office:value="0.0870870870870871" calcext:value-type="percentage">
            <text:p>8.71%</text:p>
          </table:table-cell>
          <table:table-cell table:formula="of:=([.J50]-[.E50])/[.E50]" office:value-type="percentage" office:value="0.0831837223219629" calcext:value-type="percentage">
            <text:p>8.32%</text:p>
          </table:table-cell>
          <table:table-cell table:formula="of:=([.J50]-[.F50])/[.F50]" office:value-type="percentage" office:value="0.0903614457831325" calcext:value-type="percentage">
            <text:p>9.04%</text:p>
          </table:table-cell>
          <table:table-cell table:formula="of:=([.J50]-[.G50])/[.G50]" office:value-type="percentage" office:value="0.0805970149253731" calcext:value-type="percentage">
            <text:p>8.06%</text:p>
          </table:table-cell>
          <table:table-cell table:formula="of:=([.J50]-[.H50])/[.H50]" office:value-type="percentage" office:value="0.096305269533616" calcext:value-type="percentage">
            <text:p>9.63%</text:p>
          </table:table-cell>
          <table:table-cell table:formula="of:=([.J50]-[.I50])/[.I50]" office:value-type="percentage" office:value="0.103658536585366" calcext:value-type="percentage">
            <text:p>10.37%</text:p>
          </table:table-cell>
        </table:table-row>
        <table:table-row table:style-name="ro1">
          <table:table-cell office:value-type="float" office:value="178.8" calcext:value-type="float">
            <text:p>178.8</text:p>
          </table:table-cell>
          <table:table-cell office:value-type="float" office:value="180.2" calcext:value-type="float">
            <text:p>180.2</text:p>
          </table:table-cell>
          <table:table-cell office:value-type="float" office:value="179.9" calcext:value-type="float">
            <text:p>179.9</text:p>
          </table:table-cell>
          <table:table-cell table:number-columns-repeated="2" office:value-type="float" office:value="180.5" calcext:value-type="float">
            <text:p>180.5</text:p>
          </table:table-cell>
          <table:table-cell office:value-type="float" office:value="181.5" calcext:value-type="float">
            <text:p>181.5</text:p>
          </table:table-cell>
          <table:table-cell office:value-type="float" office:value="180.6" calcext:value-type="float">
            <text:p>180.6</text:p>
          </table:table-cell>
          <table:table-cell office:value-type="float" office:value="180.1" calcext:value-type="float">
            <text:p>180.1</text:p>
          </table:table-cell>
          <table:table-cell office:value-type="float" office:value="179.4" calcext:value-type="float">
            <text:p>179.4</text:p>
          </table:table-cell>
          <table:table-cell table:style-name="Default" office:value-type="float" office:value="190" calcext:value-type="float">
            <text:p>190</text:p>
          </table:table-cell>
          <table:table-cell table:formula="of:=([.J51]-[.A51])/[.A51]" office:value-type="percentage" office:value="0.0626398210290827" calcext:value-type="percentage">
            <text:p>6.26%</text:p>
          </table:table-cell>
          <table:table-cell table:formula="of:=([.J51]-[.B51])/[.B51]" office:value-type="percentage" office:value="0.0543840177580467" calcext:value-type="percentage">
            <text:p>5.44%</text:p>
          </table:table-cell>
          <table:table-cell table:formula="of:=([.J51]-[.C51])/[.C51]" office:value-type="percentage" office:value="0.056142301278488" calcext:value-type="percentage">
            <text:p>5.61%</text:p>
          </table:table-cell>
          <table:table-cell table:formula="of:=([.J51]-[.D51])/[.D51]" office:value-type="percentage" office:value="0.0526315789473684" calcext:value-type="percentage">
            <text:p>5.26%</text:p>
          </table:table-cell>
          <table:table-cell table:formula="of:=([.J51]-[.E51])/[.E51]" office:value-type="percentage" office:value="0.0526315789473684" calcext:value-type="percentage">
            <text:p>5.26%</text:p>
          </table:table-cell>
          <table:table-cell table:formula="of:=([.J51]-[.F51])/[.F51]" office:value-type="percentage" office:value="0.046831955922865" calcext:value-type="percentage">
            <text:p>4.68%</text:p>
          </table:table-cell>
          <table:table-cell table:formula="of:=([.J51]-[.G51])/[.G51]" office:value-type="percentage" office:value="0.0520487264673312" calcext:value-type="percentage">
            <text:p>5.20%</text:p>
          </table:table-cell>
          <table:table-cell table:formula="of:=([.J51]-[.H51])/[.H51]" office:value-type="percentage" office:value="0.0549694614103276" calcext:value-type="percentage">
            <text:p>5.50%</text:p>
          </table:table-cell>
          <table:table-cell table:formula="of:=([.J51]-[.I51])/[.I51]" office:value-type="percentage" office:value="0.0590858416945373" calcext:value-type="percentage">
            <text:p>5.91%</text:p>
          </table:table-cell>
        </table:table-row>
        <table:table-row table:style-name="ro1">
          <table:table-cell office:value-type="float" office:value="170.2" calcext:value-type="float">
            <text:p>170.2</text:p>
          </table:table-cell>
          <table:table-cell office:value-type="float" office:value="171.6" calcext:value-type="float">
            <text:p>171.6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1.7" calcext:value-type="float">
            <text:p>171.7</text:p>
          </table:table-cell>
          <table:table-cell office:value-type="float" office:value="171.3" calcext:value-type="float">
            <text:p>171.3</text:p>
          </table:table-cell>
          <table:table-cell office:value-type="float" office:value="172.9" calcext:value-type="float">
            <text:p>172.9</text:p>
          </table:table-cell>
          <table:table-cell office:value-type="float" office:value="170.9" calcext:value-type="float">
            <text:p>170.9</text:p>
          </table:table-cell>
          <table:table-cell office:value-type="float" office:value="169.2" calcext:value-type="float">
            <text:p>169.2</text:p>
          </table:table-cell>
          <table:table-cell table:style-name="Default" office:value-type="float" office:value="188" calcext:value-type="float">
            <text:p>188</text:p>
          </table:table-cell>
          <table:table-cell table:formula="of:=([.J52]-[.A52])/[.A52]" office:value-type="percentage" office:value="0.104582843713279" calcext:value-type="percentage">
            <text:p>10.46%</text:p>
          </table:table-cell>
          <table:table-cell table:formula="of:=([.J52]-[.B52])/[.B52]" office:value-type="percentage" office:value="0.0955710955710956" calcext:value-type="percentage">
            <text:p>9.56%</text:p>
          </table:table-cell>
          <table:table-cell table:formula="of:=([.J52]-[.C52])/[.C52]" office:value-type="percentage" office:value="0.0867052023121387" calcext:value-type="percentage">
            <text:p>8.67%</text:p>
          </table:table-cell>
          <table:table-cell table:formula="of:=([.J52]-[.D52])/[.D52]" office:value-type="percentage" office:value="0.0930232558139535" calcext:value-type="percentage">
            <text:p>9.30%</text:p>
          </table:table-cell>
          <table:table-cell table:formula="of:=([.J52]-[.E52])/[.E52]" office:value-type="percentage" office:value="0.0949330227140362" calcext:value-type="percentage">
            <text:p>9.49%</text:p>
          </table:table-cell>
          <table:table-cell table:formula="of:=([.J52]-[.F52])/[.F52]" office:value-type="percentage" office:value="0.0974897840046701" calcext:value-type="percentage">
            <text:p>9.75%</text:p>
          </table:table-cell>
          <table:table-cell table:formula="of:=([.J52]-[.G52])/[.G52]" office:value-type="percentage" office:value="0.0873337189126662" calcext:value-type="percentage">
            <text:p>8.73%</text:p>
          </table:table-cell>
          <table:table-cell table:formula="of:=([.J52]-[.H52])/[.H52]" office:value-type="percentage" office:value="0.100058513750731" calcext:value-type="percentage">
            <text:p>10.01%</text:p>
          </table:table-cell>
          <table:table-cell table:formula="of:=([.J52]-[.I52])/[.I52]" office:value-type="percentage" office:value="0.111111111111111" calcext:value-type="percentage">
            <text:p>11.11%</text:p>
          </table:table-cell>
        </table:table-row>
        <table:table-row table:style-name="ro1">
          <table:table-cell table:number-columns-repeated="2" office:value-type="float" office:value="173.5" calcext:value-type="float">
            <text:p>173.5</text:p>
          </table:table-cell>
          <table:table-cell office:value-type="float" office:value="173.9" calcext:value-type="float">
            <text:p>173.9</text:p>
          </table:table-cell>
          <table:table-cell office:value-type="float" office:value="174.3" calcext:value-type="float">
            <text:p>174.3</text:p>
          </table:table-cell>
          <table:table-cell office:value-type="float" office:value="174.4" calcext:value-type="float">
            <text:p>174.4</text:p>
          </table:table-cell>
          <table:table-cell office:value-type="float" office:value="174.1" calcext:value-type="float">
            <text:p>174.1</text:p>
          </table:table-cell>
          <table:table-cell office:value-type="float" office:value="173.2" calcext:value-type="float">
            <text:p>173.2</text:p>
          </table:table-cell>
          <table:table-cell office:value-type="float" office:value="175" calcext:value-type="float">
            <text:p>175</text:p>
          </table:table-cell>
          <table:table-cell office:value-type="float" office:value="171.5" calcext:value-type="float">
            <text:p>171.5</text:p>
          </table:table-cell>
          <table:table-cell office:value-type="float" office:value="185" calcext:value-type="float">
            <text:p>185</text:p>
          </table:table-cell>
          <table:table-cell table:formula="of:=([.J53]-[.A53])/[.A53]" office:value-type="percentage" office:value="0.0662824207492795" calcext:value-type="percentage">
            <text:p>6.63%</text:p>
          </table:table-cell>
          <table:table-cell table:formula="of:=([.J53]-[.B53])/[.B53]" office:value-type="percentage" office:value="0.0662824207492795" calcext:value-type="percentage">
            <text:p>6.63%</text:p>
          </table:table-cell>
          <table:table-cell table:formula="of:=([.J53]-[.C53])/[.C53]" office:value-type="percentage" office:value="0.0638297872340425" calcext:value-type="percentage">
            <text:p>6.38%</text:p>
          </table:table-cell>
          <table:table-cell table:formula="of:=([.J53]-[.D53])/[.D53]" office:value-type="percentage" office:value="0.0613884107860011" calcext:value-type="percentage">
            <text:p>6.14%</text:p>
          </table:table-cell>
          <table:table-cell table:formula="of:=([.J53]-[.E53])/[.E53]" office:value-type="percentage" office:value="0.0607798165137614" calcext:value-type="percentage">
            <text:p>6.08%</text:p>
          </table:table-cell>
          <table:table-cell table:formula="of:=([.J53]-[.F53])/[.F53]" office:value-type="percentage" office:value="0.0626076967260196" calcext:value-type="percentage">
            <text:p>6.26%</text:p>
          </table:table-cell>
          <table:table-cell table:formula="of:=([.J53]-[.G53])/[.G53]" office:value-type="percentage" office:value="0.0681293302540416" calcext:value-type="percentage">
            <text:p>6.81%</text:p>
          </table:table-cell>
          <table:table-cell table:formula="of:=([.J53]-[.H53])/[.H53]" office:value-type="percentage" office:value="0.0571428571428571" calcext:value-type="percentage">
            <text:p>5.71%</text:p>
          </table:table-cell>
          <table:table-cell table:formula="of:=([.J53]-[.I53])/[.I53]" office:value-type="percentage" office:value="0.0787172011661808" calcext:value-type="percentage">
            <text:p>7.87%</text:p>
          </table:table-cell>
        </table:table-row>
        <table:table-row table:style-name="ro1">
          <table:table-cell office:value-type="float" office:value="172.6" calcext:value-type="float">
            <text:p>172.6</text:p>
          </table:table-cell>
          <table:table-cell office:value-type="float" office:value="173.3" calcext:value-type="float">
            <text:p>173.3</text:p>
          </table:table-cell>
          <table:table-cell office:value-type="float" office:value="173.7" calcext:value-type="float">
            <text:p>173.7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74.9" calcext:value-type="float">
            <text:p>174.9</text:p>
          </table:table-cell>
          <table:table-cell office:value-type="float" office:value="174.6" calcext:value-type="float">
            <text:p>174.6</text:p>
          </table:table-cell>
          <table:table-cell office:value-type="float" office:value="173.3" calcext:value-type="float">
            <text:p>173.3</text:p>
          </table:table-cell>
          <table:table-cell office:value-type="float" office:value="172.7" calcext:value-type="float">
            <text:p>172.7</text:p>
          </table:table-cell>
          <table:table-cell office:value-type="float" office:value="185" calcext:value-type="float">
            <text:p>185</text:p>
          </table:table-cell>
          <table:table-cell table:formula="of:=([.J54]-[.A54])/[.A54]" office:value-type="percentage" office:value="0.0718424101969873" calcext:value-type="percentage">
            <text:p>7.18%</text:p>
          </table:table-cell>
          <table:table-cell table:formula="of:=([.J54]-[.B54])/[.B54]" office:value-type="percentage" office:value="0.0675129832660126" calcext:value-type="percentage">
            <text:p>6.75%</text:p>
          </table:table-cell>
          <table:table-cell table:formula="of:=([.J54]-[.C54])/[.C54]" office:value-type="percentage" office:value="0.0650546919976972" calcext:value-type="percentage">
            <text:p>6.51%</text:p>
          </table:table-cell>
          <table:table-cell table:formula="of:=([.J54]-[.D54])/[.D54]" office:value-type="percentage" office:value="0.0632183908045977" calcext:value-type="percentage">
            <text:p>6.32%</text:p>
          </table:table-cell>
          <table:table-cell table:formula="of:=([.J54]-[.E54])/[.E54]" office:value-type="percentage" office:value="0.0577472841623785" calcext:value-type="percentage">
            <text:p>5.77%</text:p>
          </table:table-cell>
          <table:table-cell table:formula="of:=([.J54]-[.F54])/[.F54]" office:value-type="percentage" office:value="0.0577472841623785" calcext:value-type="percentage">
            <text:p>5.77%</text:p>
          </table:table-cell>
          <table:table-cell table:formula="of:=([.J54]-[.G54])/[.G54]" office:value-type="percentage" office:value="0.0595647193585338" calcext:value-type="percentage">
            <text:p>5.96%</text:p>
          </table:table-cell>
          <table:table-cell table:formula="of:=([.J54]-[.H54])/[.H54]" office:value-type="percentage" office:value="0.0675129832660126" calcext:value-type="percentage">
            <text:p>6.75%</text:p>
          </table:table-cell>
          <table:table-cell table:formula="of:=([.J54]-[.I54])/[.I54]" office:value-type="percentage" office:value="0.0712217718587146" calcext:value-type="percentage">
            <text:p>7.12%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2.4" calcext:value-type="float">
            <text:p>172.4</text:p>
          </table:table-cell>
          <table:table-cell office:value-type="float" office:value="171" calcext:value-type="float">
            <text:p>171</text:p>
          </table:table-cell>
          <table:table-cell office:value-type="float" office:value="171.7" calcext:value-type="float">
            <text:p>171.7</text:p>
          </table:table-cell>
          <table:table-cell office:value-type="float" office:value="172.7" calcext:value-type="float">
            <text:p>172.7</text:p>
          </table:table-cell>
          <table:table-cell office:value-type="float" office:value="172.1" calcext:value-type="float">
            <text:p>172.1</text:p>
          </table:table-cell>
          <table:table-cell office:value-type="float" office:value="171.6" calcext:value-type="float">
            <text:p>171.6</text:p>
          </table:table-cell>
          <table:table-cell office:value-type="float" office:value="171.2" calcext:value-type="float">
            <text:p>171.2</text:p>
          </table:table-cell>
          <table:table-cell office:value-type="float" office:value="171.5" calcext:value-type="float">
            <text:p>171.5</text:p>
          </table:table-cell>
          <table:table-cell office:value-type="float" office:value="181" calcext:value-type="float">
            <text:p>181</text:p>
          </table:table-cell>
          <table:table-cell table:formula="of:=([.J55]-[.A55])/[.A55]" office:value-type="percentage" office:value="0.0584795321637427" calcext:value-type="percentage">
            <text:p>5.85%</text:p>
          </table:table-cell>
          <table:table-cell table:formula="of:=([.J55]-[.B55])/[.B55]" office:value-type="percentage" office:value="0.0498839907192575" calcext:value-type="percentage">
            <text:p>4.99%</text:p>
          </table:table-cell>
          <table:table-cell table:formula="of:=([.J55]-[.C55])/[.C55]" office:value-type="percentage" office:value="0.0584795321637427" calcext:value-type="percentage">
            <text:p>5.85%</text:p>
          </table:table-cell>
          <table:table-cell table:formula="of:=([.J55]-[.D55])/[.D55]" office:value-type="percentage" office:value="0.0541642399534072" calcext:value-type="percentage">
            <text:p>5.42%</text:p>
          </table:table-cell>
          <table:table-cell table:formula="of:=([.J55]-[.E55])/[.E55]" office:value-type="percentage" office:value="0.0480602200347424" calcext:value-type="percentage">
            <text:p>4.81%</text:p>
          </table:table-cell>
          <table:table-cell table:formula="of:=([.J55]-[.F55])/[.F55]" office:value-type="percentage" office:value="0.0517141196978501" calcext:value-type="percentage">
            <text:p>5.17%</text:p>
          </table:table-cell>
          <table:table-cell table:formula="of:=([.J55]-[.G55])/[.G55]" office:value-type="percentage" office:value="0.0547785547785548" calcext:value-type="percentage">
            <text:p>5.48%</text:p>
          </table:table-cell>
          <table:table-cell table:formula="of:=([.J55]-[.H55])/[.H55]" office:value-type="percentage" office:value="0.0572429906542057" calcext:value-type="percentage">
            <text:p>5.72%</text:p>
          </table:table-cell>
          <table:table-cell table:formula="of:=([.J55]-[.I55])/[.I55]" office:value-type="percentage" office:value="0.0553935860058309" calcext:value-type="percentage">
            <text:p>5.54%</text:p>
          </table:table-cell>
        </table:table-row>
        <table:table-row table:style-name="ro1">
          <table:table-cell office:value-type="float" office:value="166.5" calcext:value-type="float">
            <text:p>166.5</text:p>
          </table:table-cell>
          <table:table-cell office:value-type="float" office:value="167.6" calcext:value-type="float">
            <text:p>167.6</text:p>
          </table:table-cell>
          <table:table-cell office:value-type="float" office:value="168.8" calcext:value-type="float">
            <text:p>168.8</text:p>
          </table:table-cell>
          <table:table-cell office:value-type="float" office:value="167.4" calcext:value-type="float">
            <text:p>167.4</text:p>
          </table:table-cell>
          <table:table-cell office:value-type="float" office:value="167.2" calcext:value-type="float">
            <text:p>167.2</text:p>
          </table:table-cell>
          <table:table-cell office:value-type="float" office:value="167.8" calcext:value-type="float">
            <text:p>167.8</text:p>
          </table:table-cell>
          <table:table-cell office:value-type="float" office:value="167.1" calcext:value-type="float">
            <text:p>167.1</text:p>
          </table:table-cell>
          <table:table-cell office:value-type="float" office:value="165.7" calcext:value-type="float">
            <text:p>165.7</text:p>
          </table:table-cell>
          <table:table-cell office:value-type="float" office:value="164.6" calcext:value-type="float">
            <text:p>164.6</text:p>
          </table:table-cell>
          <table:table-cell office:value-type="float" office:value="176" calcext:value-type="float">
            <text:p>176</text:p>
          </table:table-cell>
          <table:table-cell table:formula="of:=([.J56]-[.A56])/[.A56]" office:value-type="percentage" office:value="0.0570570570570571" calcext:value-type="percentage">
            <text:p>5.71%</text:p>
          </table:table-cell>
          <table:table-cell table:formula="of:=([.J56]-[.B56])/[.B56]" office:value-type="percentage" office:value="0.0501193317422435" calcext:value-type="percentage">
            <text:p>5.01%</text:p>
          </table:table-cell>
          <table:table-cell table:formula="of:=([.J56]-[.C56])/[.C56]" office:value-type="percentage" office:value="0.0426540284360189" calcext:value-type="percentage">
            <text:p>4.27%</text:p>
          </table:table-cell>
          <table:table-cell table:formula="of:=([.J56]-[.D56])/[.D56]" office:value-type="percentage" office:value="0.051373954599761" calcext:value-type="percentage">
            <text:p>5.14%</text:p>
          </table:table-cell>
          <table:table-cell table:formula="of:=([.J56]-[.E56])/[.E56]" office:value-type="percentage" office:value="0.0526315789473685" calcext:value-type="percentage">
            <text:p>5.26%</text:p>
          </table:table-cell>
          <table:table-cell table:formula="of:=([.J56]-[.F56])/[.F56]" office:value-type="percentage" office:value="0.0488676996424314" calcext:value-type="percentage">
            <text:p>4.89%</text:p>
          </table:table-cell>
          <table:table-cell table:formula="of:=([.J56]-[.G56])/[.G56]" office:value-type="percentage" office:value="0.0532615200478756" calcext:value-type="percentage">
            <text:p>5.33%</text:p>
          </table:table-cell>
          <table:table-cell table:formula="of:=([.J56]-[.H56])/[.H56]" office:value-type="percentage" office:value="0.0621605310802656" calcext:value-type="percentage">
            <text:p>6.22%</text:p>
          </table:table-cell>
          <table:table-cell table:formula="of:=([.J56]-[.I56])/[.I56]" office:value-type="percentage" office:value="0.0692588092345079" calcext:value-type="percentage">
            <text:p>6.93%</text:p>
          </table:table-cell>
        </table:table-row>
        <table:table-row table:style-name="ro1">
          <table:table-cell office:value-type="float" office:value="174.1" calcext:value-type="float">
            <text:p>174.1</text:p>
          </table:table-cell>
          <table:table-cell table:number-columns-repeated="2" office:value-type="float" office:value="174.7" calcext:value-type="float">
            <text:p>174.7</text:p>
          </table:table-cell>
          <table:table-cell office:value-type="float" office:value="174.3" calcext:value-type="float">
            <text:p>174.3</text:p>
          </table:table-cell>
          <table:table-cell office:value-type="float" office:value="173.3" calcext:value-type="float">
            <text:p>173.3</text:p>
          </table:table-cell>
          <table:table-cell office:value-type="float" office:value="175.4" calcext:value-type="float">
            <text:p>175.4</text:p>
          </table:table-cell>
          <table:table-cell office:value-type="float" office:value="175.8" calcext:value-type="float">
            <text:p>175.8</text:p>
          </table:table-cell>
          <table:table-cell office:value-type="float" office:value="174.3" calcext:value-type="float">
            <text:p>174.3</text:p>
          </table:table-cell>
          <table:table-cell office:value-type="float" office:value="173.7" calcext:value-type="float">
            <text:p>173.7</text:p>
          </table:table-cell>
          <table:table-cell office:value-type="float" office:value="182" calcext:value-type="float">
            <text:p>182</text:p>
          </table:table-cell>
          <table:table-cell table:formula="of:=([.J57]-[.A57])/[.A57]" office:value-type="percentage" office:value="0.0453762205628949" calcext:value-type="percentage">
            <text:p>4.54%</text:p>
          </table:table-cell>
          <table:table-cell table:formula="of:=([.J57]-[.B57])/[.B57]" office:value-type="percentage" office:value="0.041785918717802" calcext:value-type="percentage">
            <text:p>4.18%</text:p>
          </table:table-cell>
          <table:table-cell table:formula="of:=([.J57]-[.C57])/[.C57]" office:value-type="percentage" office:value="0.041785918717802" calcext:value-type="percentage">
            <text:p>4.18%</text:p>
          </table:table-cell>
          <table:table-cell table:formula="of:=([.J57]-[.D57])/[.D57]" office:value-type="percentage" office:value="0.0441767068273092" calcext:value-type="percentage">
            <text:p>4.42%</text:p>
          </table:table-cell>
          <table:table-cell table:formula="of:=([.J57]-[.E57])/[.E57]" office:value-type="percentage" office:value="0.050201961915753" calcext:value-type="percentage">
            <text:p>5.02%</text:p>
          </table:table-cell>
          <table:table-cell table:formula="of:=([.J57]-[.F57])/[.F57]" office:value-type="percentage" office:value="0.0376282782212086" calcext:value-type="percentage">
            <text:p>3.76%</text:p>
          </table:table-cell>
          <table:table-cell table:formula="of:=([.J57]-[.G57])/[.G57]" office:value-type="percentage" office:value="0.0352673492605233" calcext:value-type="percentage">
            <text:p>3.53%</text:p>
          </table:table-cell>
          <table:table-cell table:formula="of:=([.J57]-[.H57])/[.H57]" office:value-type="percentage" office:value="0.0441767068273092" calcext:value-type="percentage">
            <text:p>4.42%</text:p>
          </table:table-cell>
          <table:table-cell table:formula="of:=([.J57]-[.I57])/[.I57]" office:value-type="percentage" office:value="0.047783534830167" calcext:value-type="percentage">
            <text:p>4.78%</text:p>
          </table:table-cell>
        </table:table-row>
        <table:table-row table:style-name="ro1">
          <table:table-cell office:value-type="float" office:value="187.4" calcext:value-type="float">
            <text:p>187.4</text:p>
          </table:table-cell>
          <table:table-cell office:value-type="float" office:value="187.1" calcext:value-type="float">
            <text:p>187.1</text:p>
          </table:table-cell>
          <table:table-cell office:value-type="float" office:value="187.3" calcext:value-type="float">
            <text:p>187.3</text:p>
          </table:table-cell>
          <table:table-cell office:value-type="float" office:value="187.4" calcext:value-type="float">
            <text:p>187.4</text:p>
          </table:table-cell>
          <table:table-cell office:value-type="float" office:value="187.2" calcext:value-type="float">
            <text:p>187.2</text:p>
          </table:table-cell>
          <table:table-cell office:value-type="float" office:value="187.6" calcext:value-type="float">
            <text:p>187.6</text:p>
          </table:table-cell>
          <table:table-cell office:value-type="float" office:value="188.4" calcext:value-type="float">
            <text:p>188.4</text:p>
          </table:table-cell>
          <table:table-cell office:value-type="float" office:value="187.5" calcext:value-type="float">
            <text:p>187.5</text:p>
          </table:table-cell>
          <table:table-cell office:value-type="float" office:value="186.7" calcext:value-type="float">
            <text:p>186.7</text:p>
          </table:table-cell>
          <table:table-cell office:value-type="float" office:value="195" calcext:value-type="float">
            <text:p>195</text:p>
          </table:table-cell>
          <table:table-cell table:formula="of:=([.J58]-[.A58])/[.A58]" office:value-type="percentage" office:value="0.0405549626467449" calcext:value-type="percentage">
            <text:p>4.06%</text:p>
          </table:table-cell>
          <table:table-cell table:formula="of:=([.J58]-[.B58])/[.B58]" office:value-type="percentage" office:value="0.0422234099412079" calcext:value-type="percentage">
            <text:p>4.22%</text:p>
          </table:table-cell>
          <table:table-cell table:formula="of:=([.J58]-[.C58])/[.C58]" office:value-type="percentage" office:value="0.0411105178857447" calcext:value-type="percentage">
            <text:p>4.11%</text:p>
          </table:table-cell>
          <table:table-cell table:formula="of:=([.J58]-[.D58])/[.D58]" office:value-type="percentage" office:value="0.0405549626467449" calcext:value-type="percentage">
            <text:p>4.06%</text:p>
          </table:table-cell>
          <table:table-cell table:formula="of:=([.J58]-[.E58])/[.E58]" office:value-type="percentage" office:value="0.0416666666666667" calcext:value-type="percentage">
            <text:p>4.17%</text:p>
          </table:table-cell>
          <table:table-cell table:formula="of:=([.J58]-[.F58])/[.F58]" office:value-type="percentage" office:value="0.0394456289978678" calcext:value-type="percentage">
            <text:p>3.94%</text:p>
          </table:table-cell>
          <table:table-cell table:formula="of:=([.J58]-[.G58])/[.G58]" office:value-type="percentage" office:value="0.0350318471337579" calcext:value-type="percentage">
            <text:p>3.50%</text:p>
          </table:table-cell>
          <table:table-cell table:formula="of:=([.J58]-[.H58])/[.H58]" office:value-type="percentage" office:value="0.04" calcext:value-type="percentage">
            <text:p>4.00%</text:p>
          </table:table-cell>
          <table:table-cell table:formula="of:=([.J58]-[.I58])/[.I58]" office:value-type="percentage" office:value="0.0444563470808785" calcext:value-type="percentage">
            <text:p>4.45%</text:p>
          </table:table-cell>
        </table:table-row>
        <table:table-row table:style-name="ro1">
          <table:table-cell office:value-type="float" office:value="162.1" calcext:value-type="float">
            <text:p>162.1</text:p>
          </table:table-cell>
          <table:table-cell office:value-type="float" office:value="162.7" calcext:value-type="float">
            <text:p>162.7</text:p>
          </table:table-cell>
          <table:table-cell office:value-type="float" office:value="164.5" calcext:value-type="float">
            <text:p>164.5</text:p>
          </table:table-cell>
          <table:table-cell table:number-columns-repeated="2" office:value-type="float" office:value="164.1" calcext:value-type="float">
            <text:p>164.1</text:p>
          </table:table-cell>
          <table:table-cell office:value-type="float" office:value="165.3" calcext:value-type="float">
            <text:p>165.3</text:p>
          </table:table-cell>
          <table:table-cell office:value-type="float" office:value="164.7" calcext:value-type="float">
            <text:p>164.7</text:p>
          </table:table-cell>
          <table:table-cell office:value-type="float" office:value="164.3" calcext:value-type="float">
            <text:p>164.3</text:p>
          </table:table-cell>
          <table:table-cell office:value-type="float" office:value="160.4" calcext:value-type="float">
            <text:p>160.4</text:p>
          </table:table-cell>
          <table:table-cell table:style-name="Default" office:value-type="float" office:value="184" calcext:value-type="float">
            <text:p>184</text:p>
          </table:table-cell>
          <table:table-cell table:formula="of:=([.J59]-[.A59])/[.A59]" office:value-type="percentage" office:value="0.135101789019124" calcext:value-type="percentage">
            <text:p>13.51%</text:p>
          </table:table-cell>
          <table:table-cell table:formula="of:=([.J59]-[.B59])/[.B59]" office:value-type="percentage" office:value="0.130915795943454" calcext:value-type="percentage">
            <text:p>13.09%</text:p>
          </table:table-cell>
          <table:table-cell table:formula="of:=([.J59]-[.C59])/[.C59]" office:value-type="percentage" office:value="0.11854103343465" calcext:value-type="percentage">
            <text:p>11.85%</text:p>
          </table:table-cell>
          <table:table-cell table:formula="of:=([.J59]-[.D59])/[.D59]" office:value-type="percentage" office:value="0.121267519804997" calcext:value-type="percentage">
            <text:p>12.13%</text:p>
          </table:table-cell>
          <table:table-cell table:formula="of:=([.J59]-[.E59])/[.E59]" office:value-type="percentage" office:value="0.121267519804997" calcext:value-type="percentage">
            <text:p>12.13%</text:p>
          </table:table-cell>
          <table:table-cell table:formula="of:=([.J59]-[.F59])/[.F59]" office:value-type="percentage" office:value="0.113127646702964" calcext:value-type="percentage">
            <text:p>11.31%</text:p>
          </table:table-cell>
          <table:table-cell table:formula="of:=([.J59]-[.G59])/[.G59]" office:value-type="percentage" office:value="0.117182756527019" calcext:value-type="percentage">
            <text:p>11.72%</text:p>
          </table:table-cell>
          <table:table-cell table:formula="of:=([.J59]-[.H59])/[.H59]" office:value-type="percentage" office:value="0.119902617163725" calcext:value-type="percentage">
            <text:p>11.99%</text:p>
          </table:table-cell>
          <table:table-cell table:formula="of:=([.J59]-[.I59])/[.I59]" office:value-type="percentage" office:value="0.14713216957606" calcext:value-type="percentage">
            <text:p>14.71%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8.1" calcext:value-type="float">
            <text:p>168.1</text:p>
          </table:table-cell>
          <table:table-cell office:value-type="float" office:value="169.6" calcext:value-type="float">
            <text:p>169.6</text:p>
          </table:table-cell>
          <table:table-cell office:value-type="float" office:value="169.2" calcext:value-type="float">
            <text:p>169.2</text:p>
          </table:table-cell>
          <table:table-cell office:value-type="float" office:value="170.1" calcext:value-type="float">
            <text:p>170.1</text:p>
          </table:table-cell>
          <table:table-cell office:value-type="float" office:value="168.6" calcext:value-type="float">
            <text:p>168.6</text:p>
          </table:table-cell>
          <table:table-cell office:value-type="float" office:value="170.1" calcext:value-type="float">
            <text:p>170.1</text:p>
          </table:table-cell>
          <table:table-cell office:value-type="float" office:value="169" calcext:value-type="float">
            <text:p>169</text:p>
          </table:table-cell>
          <table:table-cell office:value-type="float" office:value="166.2" calcext:value-type="float">
            <text:p>166.2</text:p>
          </table:table-cell>
          <table:table-cell table:style-name="Default" office:value-type="float" office:value="187" calcext:value-type="float">
            <text:p>187</text:p>
          </table:table-cell>
          <table:table-cell table:formula="of:=([.J60]-[.A60])/[.A60]" office:value-type="percentage" office:value="0.113095238095238" calcext:value-type="percentage">
            <text:p>11.31%</text:p>
          </table:table-cell>
          <table:table-cell table:formula="of:=([.J60]-[.B60])/[.B60]" office:value-type="percentage" office:value="0.112433075550268" calcext:value-type="percentage">
            <text:p>11.24%</text:p>
          </table:table-cell>
          <table:table-cell table:formula="of:=([.J60]-[.C60])/[.C60]" office:value-type="percentage" office:value="0.102594339622642" calcext:value-type="percentage">
            <text:p>10.26%</text:p>
          </table:table-cell>
          <table:table-cell table:formula="of:=([.J60]-[.D60])/[.D60]" office:value-type="percentage" office:value="0.105200945626478" calcext:value-type="percentage">
            <text:p>10.52%</text:p>
          </table:table-cell>
          <table:table-cell table:formula="of:=([.J60]-[.E60])/[.E60]" office:value-type="percentage" office:value="0.0993533215755438" calcext:value-type="percentage">
            <text:p>9.94%</text:p>
          </table:table-cell>
          <table:table-cell table:formula="of:=([.J60]-[.F60])/[.F60]" office:value-type="percentage" office:value="0.109134045077106" calcext:value-type="percentage">
            <text:p>10.91%</text:p>
          </table:table-cell>
          <table:table-cell table:formula="of:=([.J60]-[.G60])/[.G60]" office:value-type="percentage" office:value="0.0993533215755438" calcext:value-type="percentage">
            <text:p>9.94%</text:p>
          </table:table-cell>
          <table:table-cell table:formula="of:=([.J60]-[.H60])/[.H60]" office:value-type="percentage" office:value="0.106508875739645" calcext:value-type="percentage">
            <text:p>10.65%</text:p>
          </table:table-cell>
          <table:table-cell table:formula="of:=([.J60]-[.I60])/[.I60]" office:value-type="percentage" office:value="0.125150421179302" calcext:value-type="percentage">
            <text:p>12.52%</text:p>
          </table:table-cell>
        </table:table-row>
        <table:table-row table:style-name="ro1">
          <table:table-cell office:value-type="float" office:value="178.1" calcext:value-type="float">
            <text:p>178.1</text:p>
          </table:table-cell>
          <table:table-cell office:value-type="float" office:value="179.4" calcext:value-type="float">
            <text:p>179.4</text:p>
          </table:table-cell>
          <table:table-cell office:value-type="float" office:value="180.2" calcext:value-type="float">
            <text:p>180.2</text:p>
          </table:table-cell>
          <table:table-cell office:value-type="float" office:value="179.5" calcext:value-type="float">
            <text:p>179.5</text:p>
          </table:table-cell>
          <table:table-cell office:value-type="float" office:value="180.1" calcext:value-type="float">
            <text:p>180.1</text:p>
          </table:table-cell>
          <table:table-cell office:value-type="float" office:value="179.5" calcext:value-type="float">
            <text:p>179.5</text:p>
          </table:table-cell>
          <table:table-cell office:value-type="float" office:value="180.4" calcext:value-type="float">
            <text:p>180.4</text:p>
          </table:table-cell>
          <table:table-cell office:value-type="float" office:value="180.5" calcext:value-type="float">
            <text:p>180.5</text:p>
          </table:table-cell>
          <table:table-cell office:value-type="float" office:value="179.8" calcext:value-type="float">
            <text:p>179.8</text:p>
          </table:table-cell>
          <table:table-cell table:style-name="Default" office:value-type="float" office:value="189" calcext:value-type="float">
            <text:p>189</text:p>
          </table:table-cell>
          <table:table-cell table:formula="of:=([.J61]-[.A61])/[.A61]" office:value-type="percentage" office:value="0.0612015721504773" calcext:value-type="percentage">
            <text:p>6.12%</text:p>
          </table:table-cell>
          <table:table-cell table:formula="of:=([.J61]-[.B61])/[.B61]" office:value-type="percentage" office:value="0.0535117056856187" calcext:value-type="percentage">
            <text:p>5.35%</text:p>
          </table:table-cell>
          <table:table-cell table:formula="of:=([.J61]-[.C61])/[.C61]" office:value-type="percentage" office:value="0.0488346281908991" calcext:value-type="percentage">
            <text:p>4.88%</text:p>
          </table:table-cell>
          <table:table-cell table:formula="of:=([.J61]-[.D61])/[.D61]" office:value-type="percentage" office:value="0.052924791086351" calcext:value-type="percentage">
            <text:p>5.29%</text:p>
          </table:table-cell>
          <table:table-cell table:formula="of:=([.J61]-[.E61])/[.E61]" office:value-type="percentage" office:value="0.0494169905607996" calcext:value-type="percentage">
            <text:p>4.94%</text:p>
          </table:table-cell>
          <table:table-cell table:formula="of:=([.J61]-[.F61])/[.F61]" office:value-type="percentage" office:value="0.052924791086351" calcext:value-type="percentage">
            <text:p>5.29%</text:p>
          </table:table-cell>
          <table:table-cell table:formula="of:=([.J61]-[.G61])/[.G61]" office:value-type="percentage" office:value="0.0476718403547672" calcext:value-type="percentage">
            <text:p>4.77%</text:p>
          </table:table-cell>
          <table:table-cell table:formula="of:=([.J61]-[.H61])/[.H61]" office:value-type="percentage" office:value="0.0470914127423823" calcext:value-type="percentage">
            <text:p>4.71%</text:p>
          </table:table-cell>
          <table:table-cell table:formula="of:=([.J61]-[.I61])/[.I61]" office:value-type="percentage" office:value="0.0511679644048943" calcext:value-type="percentage">
            <text:p>5.12%</text:p>
          </table:table-cell>
        </table:table-row>
        <table:table-row table:style-name="ro1">
          <table:table-cell office:value-type="float" office:value="175.5" calcext:value-type="float">
            <text:p>175.5</text:p>
          </table:table-cell>
          <table:table-cell office:value-type="float" office:value="176" calcext:value-type="float">
            <text:p>176</text:p>
          </table:table-cell>
          <table:table-cell office:value-type="float" office:value="175.8" calcext:value-type="float">
            <text:p>175.8</text:p>
          </table:table-cell>
          <table:table-cell office:value-type="float" office:value="175.7" calcext:value-type="float">
            <text:p>175.7</text:p>
          </table:table-cell>
          <table:table-cell table:number-columns-repeated="2" office:value-type="float" office:value="176.7" calcext:value-type="float">
            <text:p>176.7</text:p>
          </table:table-cell>
          <table:table-cell office:value-type="float" office:value="176.6" calcext:value-type="float">
            <text:p>176.6</text:p>
          </table:table-cell>
          <table:table-cell office:value-type="float" office:value="176.1" calcext:value-type="float">
            <text:p>176.1</text:p>
          </table:table-cell>
          <table:table-cell office:value-type="float" office:value="174.9" calcext:value-type="float">
            <text:p>174.9</text:p>
          </table:table-cell>
          <table:table-cell table:style-name="Default" office:value-type="float" office:value="185" calcext:value-type="float">
            <text:p>185</text:p>
          </table:table-cell>
          <table:table-cell table:formula="of:=([.J62]-[.A62])/[.A62]" office:value-type="percentage" office:value="0.0541310541310541" calcext:value-type="percentage">
            <text:p>5.41%</text:p>
          </table:table-cell>
          <table:table-cell table:formula="of:=([.J62]-[.B62])/[.B62]" office:value-type="percentage" office:value="0.0511363636363636" calcext:value-type="percentage">
            <text:p>5.11%</text:p>
          </table:table-cell>
          <table:table-cell table:formula="of:=([.J62]-[.C62])/[.C62]" office:value-type="percentage" office:value="0.0523321956769055" calcext:value-type="percentage">
            <text:p>5.23%</text:p>
          </table:table-cell>
          <table:table-cell table:formula="of:=([.J62]-[.D62])/[.D62]" office:value-type="percentage" office:value="0.0529311326124076" calcext:value-type="percentage">
            <text:p>5.29%</text:p>
          </table:table-cell>
          <table:table-cell table:formula="of:=([.J62]-[.E62])/[.E62]" office:value-type="percentage" office:value="0.0469722693831353" calcext:value-type="percentage">
            <text:p>4.70%</text:p>
          </table:table-cell>
          <table:table-cell table:formula="of:=([.J62]-[.F62])/[.F62]" office:value-type="percentage" office:value="0.0469722693831353" calcext:value-type="percentage">
            <text:p>4.70%</text:p>
          </table:table-cell>
          <table:table-cell table:formula="of:=([.J62]-[.G62])/[.G62]" office:value-type="percentage" office:value="0.0475651189127973" calcext:value-type="percentage">
            <text:p>4.76%</text:p>
          </table:table-cell>
          <table:table-cell table:formula="of:=([.J62]-[.H62])/[.H62]" office:value-type="percentage" office:value="0.0505394662123794" calcext:value-type="percentage">
            <text:p>5.05%</text:p>
          </table:table-cell>
          <table:table-cell table:formula="of:=([.J62]-[.I62])/[.I62]" office:value-type="percentage" office:value="0.0577472841623785" calcext:value-type="percentage">
            <text:p>5.77%</text:p>
          </table:table-cell>
        </table:table-row>
        <table:table-row table:style-name="ro1">
          <table:table-cell office:value-type="float" office:value="164.7" calcext:value-type="float">
            <text:p>164.7</text:p>
          </table:table-cell>
          <table:table-cell office:value-type="float" office:value="165.7" calcext:value-type="float">
            <text:p>165.7</text:p>
          </table:table-cell>
          <table:table-cell table:number-columns-repeated="2" office:value-type="float" office:value="166.3" calcext:value-type="float">
            <text:p>166.3</text:p>
          </table:table-cell>
          <table:table-cell office:value-type="float" office:value="168.4" calcext:value-type="float">
            <text:p>168.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67.9" calcext:value-type="float">
            <text:p>167.9</text:p>
          </table:table-cell>
          <table:table-cell office:value-type="float" office:value="164.2" calcext:value-type="float">
            <text:p>164.2</text:p>
          </table:table-cell>
          <table:table-cell table:style-name="Default" office:value-type="float" office:value="187" calcext:value-type="float">
            <text:p>187</text:p>
          </table:table-cell>
          <table:table-cell table:formula="of:=([.J63]-[.A63])/[.A63]" office:value-type="percentage" office:value="0.135397692774742" calcext:value-type="percentage">
            <text:p>13.54%</text:p>
          </table:table-cell>
          <table:table-cell table:formula="of:=([.J63]-[.B63])/[.B63]" office:value-type="percentage" office:value="0.128545564272782" calcext:value-type="percentage">
            <text:p>12.85%</text:p>
          </table:table-cell>
          <table:table-cell table:formula="of:=([.J63]-[.C63])/[.C63]" office:value-type="percentage" office:value="0.124473842453397" calcext:value-type="percentage">
            <text:p>12.45%</text:p>
          </table:table-cell>
          <table:table-cell table:formula="of:=([.J63]-[.D63])/[.D63]" office:value-type="percentage" office:value="0.124473842453397" calcext:value-type="percentage">
            <text:p>12.45%</text:p>
          </table:table-cell>
          <table:table-cell table:formula="of:=([.J63]-[.E63])/[.E63]" office:value-type="percentage" office:value="0.110451306413302" calcext:value-type="percentage">
            <text:p>11.05%</text:p>
          </table:table-cell>
          <table:table-cell table:formula="of:=([.J63]-[.F63])/[.F63]" office:value-type="percentage" office:value="0.119760479041916" calcext:value-type="percentage">
            <text:p>11.98%</text:p>
          </table:table-cell>
          <table:table-cell table:formula="of:=([.J63]-[.G63])/[.G63]" office:value-type="percentage" office:value="0.113758189398451" calcext:value-type="percentage">
            <text:p>11.38%</text:p>
          </table:table-cell>
          <table:table-cell table:formula="of:=([.J63]-[.H63])/[.H63]" office:value-type="percentage" office:value="0.113758189398451" calcext:value-type="percentage">
            <text:p>11.38%</text:p>
          </table:table-cell>
          <table:table-cell table:formula="of:=([.J63]-[.I63])/[.I63]" office:value-type="percentage" office:value="0.138855054811206" calcext:value-type="percentage">
            <text:p>13.89%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1.8" calcext:value-type="float">
            <text:p>181.8</text:p>
          </table:table-cell>
          <table:table-cell office:value-type="float" office:value="183.1" calcext:value-type="float">
            <text:p>183.1</text:p>
          </table:table-cell>
          <table:table-cell office:value-type="float" office:value="181" calcext:value-type="float">
            <text:p>181</text:p>
          </table:table-cell>
          <table:table-cell office:value-type="float" office:value="183.1" calcext:value-type="float">
            <text:p>183.1</text:p>
          </table:table-cell>
          <table:table-cell office:value-type="float" office:value="183.2" calcext:value-type="float">
            <text:p>183.2</text:p>
          </table:table-cell>
          <table:table-cell office:value-type="float" office:value="183.4" calcext:value-type="float">
            <text:p>183.4</text:p>
          </table:table-cell>
          <table:table-cell office:value-type="float" office:value="183" calcext:value-type="float">
            <text:p>183</text:p>
          </table:table-cell>
          <table:table-cell office:value-type="float" office:value="180.3" calcext:value-type="float">
            <text:p>180.3</text:p>
          </table:table-cell>
          <table:table-cell office:value-type="float" office:value="191" calcext:value-type="float">
            <text:p>191</text:p>
          </table:table-cell>
          <table:table-cell table:formula="of:=([.J64]-[.A64])/[.A64]" office:value-type="percentage" office:value="0.0494505494505494" calcext:value-type="percentage">
            <text:p>4.95%</text:p>
          </table:table-cell>
          <table:table-cell table:formula="of:=([.J64]-[.B64])/[.B64]" office:value-type="percentage" office:value="0.0506050605060505" calcext:value-type="percentage">
            <text:p>5.06%</text:p>
          </table:table-cell>
          <table:table-cell table:formula="of:=([.J64]-[.C64])/[.C64]" office:value-type="percentage" office:value="0.0431458219552158" calcext:value-type="percentage">
            <text:p>4.31%</text:p>
          </table:table-cell>
          <table:table-cell table:formula="of:=([.J64]-[.D64])/[.D64]" office:value-type="percentage" office:value="0.0552486187845304" calcext:value-type="percentage">
            <text:p>5.52%</text:p>
          </table:table-cell>
          <table:table-cell table:formula="of:=([.J64]-[.E64])/[.E64]" office:value-type="percentage" office:value="0.0431458219552158" calcext:value-type="percentage">
            <text:p>4.31%</text:p>
          </table:table-cell>
          <table:table-cell table:formula="of:=([.J64]-[.F64])/[.F64]" office:value-type="percentage" office:value="0.0425764192139739" calcext:value-type="percentage">
            <text:p>4.26%</text:p>
          </table:table-cell>
          <table:table-cell table:formula="of:=([.J64]-[.G64])/[.G64]" office:value-type="percentage" office:value="0.0414394765539803" calcext:value-type="percentage">
            <text:p>4.14%</text:p>
          </table:table-cell>
          <table:table-cell table:formula="of:=([.J64]-[.H64])/[.H64]" office:value-type="percentage" office:value="0.0437158469945355" calcext:value-type="percentage">
            <text:p>4.37%</text:p>
          </table:table-cell>
          <table:table-cell table:formula="of:=([.J64]-[.I64])/[.I64]" office:value-type="percentage" office:value="0.0593455352190792" calcext:value-type="percentage">
            <text:p>5.93%</text:p>
          </table:table-cell>
        </table:table-row>
        <table:table-row table:style-name="ro1">
          <table:table-cell office:value-type="float" office:value="185.8" calcext:value-type="float">
            <text:p>185.8</text:p>
          </table:table-cell>
          <table:table-cell office:value-type="float" office:value="187.4" calcext:value-type="float">
            <text:p>187.4</text:p>
          </table:table-cell>
          <table:table-cell office:value-type="float" office:value="188.2" calcext:value-type="float">
            <text:p>188.2</text:p>
          </table:table-cell>
          <table:table-cell office:value-type="float" office:value="188" calcext:value-type="float">
            <text:p>188</text:p>
          </table:table-cell>
          <table:table-cell office:value-type="float" office:value="188.6" calcext:value-type="float">
            <text:p>188.6</text:p>
          </table:table-cell>
          <table:table-cell office:value-type="float" office:value="187.2" calcext:value-type="float">
            <text:p>187.2</text:p>
          </table:table-cell>
          <table:table-cell office:value-type="float" office:value="189" calcext:value-type="float">
            <text:p>189</text:p>
          </table:table-cell>
          <table:table-cell office:value-type="float" office:value="188.1" calcext:value-type="float">
            <text:p>188.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table:formula="of:=([.J65]-[.A65])/[.A65]" office:value-type="percentage" office:value="0.0764262648008611" calcext:value-type="percentage">
            <text:p>7.64%</text:p>
          </table:table-cell>
          <table:table-cell table:formula="of:=([.J65]-[.B65])/[.B65]" office:value-type="percentage" office:value="0.0672358591248666" calcext:value-type="percentage">
            <text:p>6.72%</text:p>
          </table:table-cell>
          <table:table-cell table:formula="of:=([.J65]-[.C65])/[.C65]" office:value-type="percentage" office:value="0.0626992561105208" calcext:value-type="percentage">
            <text:p>6.27%</text:p>
          </table:table-cell>
          <table:table-cell table:formula="of:=([.J65]-[.D65])/[.D65]" office:value-type="percentage" office:value="0.0638297872340425" calcext:value-type="percentage">
            <text:p>6.38%</text:p>
          </table:table-cell>
          <table:table-cell table:formula="of:=([.J65]-[.E65])/[.E65]" office:value-type="percentage" office:value="0.0604453870625663" calcext:value-type="percentage">
            <text:p>6.04%</text:p>
          </table:table-cell>
          <table:table-cell table:formula="of:=([.J65]-[.F65])/[.F65]" office:value-type="percentage" office:value="0.0683760683760684" calcext:value-type="percentage">
            <text:p>6.84%</text:p>
          </table:table-cell>
          <table:table-cell table:formula="of:=([.J65]-[.G65])/[.G65]" office:value-type="percentage" office:value="0.0582010582010582" calcext:value-type="percentage">
            <text:p>5.82%</text:p>
          </table:table-cell>
          <table:table-cell table:formula="of:=([.J65]-[.H65])/[.H65]" office:value-type="percentage" office:value="0.063264221158958" calcext:value-type="percentage">
            <text:p>6.33%</text:p>
          </table:table-cell>
          <table:table-cell table:formula="of:=([.J65]-[.I65])/[.I65]" office:value-type="percentage" office:value="0.0695187165775401" calcext:value-type="percentage">
            <text:p>6.95%</text:p>
          </table:table-cell>
        </table:table-row>
        <table:table-row table:style-name="ro1">
          <table:table-cell office:value-type="float" office:value="182.9" calcext:value-type="float">
            <text:p>182.9</text:p>
          </table:table-cell>
          <table:table-cell office:value-type="float" office:value="183.3" calcext:value-type="float">
            <text:p>183.3</text:p>
          </table:table-cell>
          <table:table-cell office:value-type="float" office:value="183.2" calcext:value-type="float">
            <text:p>183.2</text:p>
          </table:table-cell>
          <table:table-cell office:value-type="float" office:value="184" calcext:value-type="float">
            <text:p>184</text:p>
          </table:table-cell>
          <table:table-cell office:value-type="float" office:value="184.1" calcext:value-type="float">
            <text:p>184.1</text:p>
          </table:table-cell>
          <table:table-cell office:value-type="float" office:value="184.2" calcext:value-type="float">
            <text:p>184.2</text:p>
          </table:table-cell>
          <table:table-cell office:value-type="float" office:value="184.3" calcext:value-type="float">
            <text:p>184.3</text:p>
          </table:table-cell>
          <table:table-cell office:value-type="float" office:value="183.4" calcext:value-type="float">
            <text:p>183.4</text:p>
          </table:table-cell>
          <table:table-cell office:value-type="float" office:value="181.9" calcext:value-type="float">
            <text:p>181.9</text:p>
          </table:table-cell>
          <table:table-cell office:value-type="float" office:value="194" calcext:value-type="float">
            <text:p>194</text:p>
          </table:table-cell>
          <table:table-cell table:formula="of:=([.J66]-[.A66])/[.A66]" office:value-type="percentage" office:value="0.060688901038819" calcext:value-type="percentage">
            <text:p>6.07%</text:p>
          </table:table-cell>
          <table:table-cell table:formula="of:=([.J66]-[.B66])/[.B66]" office:value-type="percentage" office:value="0.0583742498636115" calcext:value-type="percentage">
            <text:p>5.84%</text:p>
          </table:table-cell>
          <table:table-cell table:formula="of:=([.J66]-[.C66])/[.C66]" office:value-type="percentage" office:value="0.0589519650655023" calcext:value-type="percentage">
            <text:p>5.90%</text:p>
          </table:table-cell>
          <table:table-cell table:formula="of:=([.J66]-[.D66])/[.D66]" office:value-type="percentage" office:value="0.0543478260869565" calcext:value-type="percentage">
            <text:p>5.43%</text:p>
          </table:table-cell>
          <table:table-cell table:formula="of:=([.J66]-[.E66])/[.E66]" office:value-type="percentage" office:value="0.0537751222161869" calcext:value-type="percentage">
            <text:p>5.38%</text:p>
          </table:table-cell>
          <table:table-cell table:formula="of:=([.J66]-[.F66])/[.F66]" office:value-type="percentage" office:value="0.0532030401737243" calcext:value-type="percentage">
            <text:p>5.32%</text:p>
          </table:table-cell>
          <table:table-cell table:formula="of:=([.J66]-[.G66])/[.G66]" office:value-type="percentage" office:value="0.0526315789473684" calcext:value-type="percentage">
            <text:p>5.26%</text:p>
          </table:table-cell>
          <table:table-cell table:formula="of:=([.J66]-[.H66])/[.H66]" office:value-type="percentage" office:value="0.0577971646673936" calcext:value-type="percentage">
            <text:p>5.78%</text:p>
          </table:table-cell>
          <table:table-cell table:formula="of:=([.J66]-[.I66])/[.I66]" office:value-type="percentage" office:value="0.0665200659703133" calcext:value-type="percentage">
            <text:p>6.65%</text:p>
          </table:table-cell>
        </table:table-row>
        <table:table-row table:style-name="ro1">
          <table:table-cell office:value-type="float" office:value="193.4" calcext:value-type="float">
            <text:p>193.4</text:p>
          </table:table-cell>
          <table:table-cell office:value-type="float" office:value="195" calcext:value-type="float">
            <text:p>195</text:p>
          </table:table-cell>
          <table:table-cell office:value-type="float" office:value="194.6" calcext:value-type="float">
            <text:p>194.6</text:p>
          </table:table-cell>
          <table:table-cell office:value-type="float" office:value="194.2" calcext:value-type="float">
            <text:p>194.2</text:p>
          </table:table-cell>
          <table:table-cell office:value-type="float" office:value="194.5" calcext:value-type="float">
            <text:p>194.5</text:p>
          </table:table-cell>
          <table:table-cell office:value-type="float" office:value="195" calcext:value-type="float">
            <text:p>195</text:p>
          </table:table-cell>
          <table:table-cell office:value-type="float" office:value="195.1" calcext:value-type="float">
            <text:p>195.1</text:p>
          </table:table-cell>
          <table:table-cell office:value-type="float" office:value="194.4" calcext:value-type="float">
            <text:p>194.4</text:p>
          </table:table-cell>
          <table:table-cell office:value-type="float" office:value="193.6" calcext:value-type="float">
            <text:p>193.6</text:p>
          </table:table-cell>
          <table:table-cell office:value-type="float" office:value="203" calcext:value-type="float">
            <text:p>203</text:p>
          </table:table-cell>
          <table:table-cell table:formula="of:=([.J67]-[.A67])/[.A67]" office:value-type="percentage" office:value="0.0496380558428128" calcext:value-type="percentage">
            <text:p>4.96%</text:p>
          </table:table-cell>
          <table:table-cell table:formula="of:=([.J67]-[.B67])/[.B67]" office:value-type="percentage" office:value="0.041025641025641" calcext:value-type="percentage">
            <text:p>4.10%</text:p>
          </table:table-cell>
          <table:table-cell table:formula="of:=([.J67]-[.C67])/[.C67]" office:value-type="percentage" office:value="0.0431654676258993" calcext:value-type="percentage">
            <text:p>4.32%</text:p>
          </table:table-cell>
          <table:table-cell table:formula="of:=([.J67]-[.D67])/[.D67]" office:value-type="percentage" office:value="0.0453141091658085" calcext:value-type="percentage">
            <text:p>4.53%</text:p>
          </table:table-cell>
          <table:table-cell table:formula="of:=([.J67]-[.E67])/[.E67]" office:value-type="percentage" office:value="0.0437017994858612" calcext:value-type="percentage">
            <text:p>4.37%</text:p>
          </table:table-cell>
          <table:table-cell table:formula="of:=([.J67]-[.F67])/[.F67]" office:value-type="percentage" office:value="0.041025641025641" calcext:value-type="percentage">
            <text:p>4.10%</text:p>
          </table:table-cell>
          <table:table-cell table:formula="of:=([.J67]-[.G67])/[.G67]" office:value-type="percentage" office:value="0.0404920553562276" calcext:value-type="percentage">
            <text:p>4.05%</text:p>
          </table:table-cell>
          <table:table-cell table:formula="of:=([.J67]-[.H67])/[.H67]" office:value-type="percentage" office:value="0.044238683127572" calcext:value-type="percentage">
            <text:p>4.42%</text:p>
          </table:table-cell>
          <table:table-cell table:formula="of:=([.J67]-[.I67])/[.I67]" office:value-type="percentage" office:value="0.0485537190082645" calcext:value-type="percentage">
            <text:p>4.86%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9.5" calcext:value-type="float">
            <text:p>189.5</text:p>
          </table:table-cell>
          <table:table-cell office:value-type="float" office:value="190.1" calcext:value-type="float">
            <text:p>190.1</text:p>
          </table:table-cell>
          <table:table-cell office:value-type="float" office:value="188.9" calcext:value-type="float">
            <text:p>188.9</text:p>
          </table:table-cell>
          <table:table-cell office:value-type="float" office:value="190.8" calcext:value-type="float">
            <text:p>190.8</text:p>
          </table:table-cell>
          <table:table-cell office:value-type="float" office:value="190.1" calcext:value-type="float">
            <text:p>190.1</text:p>
          </table:table-cell>
          <table:table-cell office:value-type="float" office:value="190.5" calcext:value-type="float">
            <text:p>190.5</text:p>
          </table:table-cell>
          <table:table-cell office:value-type="float" office:value="190.2" calcext:value-type="float">
            <text:p>190.2</text:p>
          </table:table-cell>
          <table:table-cell office:value-type="float" office:value="188.8" calcext:value-type="float">
            <text:p>188.8</text:p>
          </table:table-cell>
          <table:table-cell table:style-name="Default" office:value-type="float" office:value="204" calcext:value-type="float">
            <text:p>204</text:p>
          </table:table-cell>
          <table:table-cell table:formula="of:=([.J68]-[.A68])/[.A68]" office:value-type="percentage" office:value="0.0851063829787234" calcext:value-type="percentage">
            <text:p>8.51%</text:p>
          </table:table-cell>
          <table:table-cell table:formula="of:=([.J68]-[.B68])/[.B68]" office:value-type="percentage" office:value="0.0765171503957784" calcext:value-type="percentage">
            <text:p>7.65%</text:p>
          </table:table-cell>
          <table:table-cell table:formula="of:=([.J68]-[.C68])/[.C68]" office:value-type="percentage" office:value="0.0731194108364019" calcext:value-type="percentage">
            <text:p>7.31%</text:p>
          </table:table-cell>
          <table:table-cell table:formula="of:=([.J68]-[.D68])/[.D68]" office:value-type="percentage" office:value="0.0799364743250397" calcext:value-type="percentage">
            <text:p>7.99%</text:p>
          </table:table-cell>
          <table:table-cell table:formula="of:=([.J68]-[.E68])/[.E68]" office:value-type="percentage" office:value="0.0691823899371069" calcext:value-type="percentage">
            <text:p>6.92%</text:p>
          </table:table-cell>
          <table:table-cell table:formula="of:=([.J68]-[.F68])/[.F68]" office:value-type="percentage" office:value="0.0731194108364019" calcext:value-type="percentage">
            <text:p>7.31%</text:p>
          </table:table-cell>
          <table:table-cell table:formula="of:=([.J68]-[.G68])/[.G68]" office:value-type="percentage" office:value="0.0708661417322835" calcext:value-type="percentage">
            <text:p>7.09%</text:p>
          </table:table-cell>
          <table:table-cell table:formula="of:=([.J68]-[.H68])/[.H68]" office:value-type="percentage" office:value="0.0725552050473187" calcext:value-type="percentage">
            <text:p>7.26%</text:p>
          </table:table-cell>
          <table:table-cell table:formula="of:=([.J68]-[.I68])/[.I68]" office:value-type="percentage" office:value="0.0805084745762711" calcext:value-type="percentage">
            <text:p>8.05%</text:p>
          </table:table-cell>
        </table:table-row>
        <table:table-row table:style-name="ro1">
          <table:table-cell office:value-type="float" office:value="183.2" calcext:value-type="float">
            <text:p>183.2</text:p>
          </table:table-cell>
          <table:table-cell office:value-type="float" office:value="184" calcext:value-type="float">
            <text:p>184</text:p>
          </table:table-cell>
          <table:table-cell office:value-type="float" office:value="184.5" calcext:value-type="float">
            <text:p>184.5</text:p>
          </table:table-cell>
          <table:table-cell office:value-type="float" office:value="185.7" calcext:value-type="float">
            <text:p>185.7</text:p>
          </table:table-cell>
          <table:table-cell office:value-type="float" office:value="185.9" calcext:value-type="float">
            <text:p>185.9</text:p>
          </table:table-cell>
          <table:table-cell office:value-type="float" office:value="186.2" calcext:value-type="float">
            <text:p>186.2</text:p>
          </table:table-cell>
          <table:table-cell office:value-type="float" office:value="186.3" calcext:value-type="float">
            <text:p>186.3</text:p>
          </table:table-cell>
          <table:table-cell office:value-type="float" office:value="185.1" calcext:value-type="float">
            <text:p>185.1</text:p>
          </table:table-cell>
          <table:table-cell office:value-type="float" office:value="184.7" calcext:value-type="float">
            <text:p>184.7</text:p>
          </table:table-cell>
          <table:table-cell office:value-type="float" office:value="199" calcext:value-type="float">
            <text:p>199</text:p>
          </table:table-cell>
          <table:table-cell table:formula="of:=([.J69]-[.A69])/[.A69]" office:value-type="percentage" office:value="0.0862445414847162" calcext:value-type="percentage">
            <text:p>8.62%</text:p>
          </table:table-cell>
          <table:table-cell table:formula="of:=([.J69]-[.B69])/[.B69]" office:value-type="percentage" office:value="0.0815217391304348" calcext:value-type="percentage">
            <text:p>8.15%</text:p>
          </table:table-cell>
          <table:table-cell table:formula="of:=([.J69]-[.C69])/[.C69]" office:value-type="percentage" office:value="0.0785907859078591" calcext:value-type="percentage">
            <text:p>7.86%</text:p>
          </table:table-cell>
          <table:table-cell table:formula="of:=([.J69]-[.D69])/[.D69]" office:value-type="percentage" office:value="0.0716208939149166" calcext:value-type="percentage">
            <text:p>7.16%</text:p>
          </table:table-cell>
          <table:table-cell table:formula="of:=([.J69]-[.E69])/[.E69]" office:value-type="percentage" office:value="0.0704679935449166" calcext:value-type="percentage">
            <text:p>7.05%</text:p>
          </table:table-cell>
          <table:table-cell table:formula="of:=([.J69]-[.F69])/[.F69]" office:value-type="percentage" office:value="0.0687432867883996" calcext:value-type="percentage">
            <text:p>6.87%</text:p>
          </table:table-cell>
          <table:table-cell table:formula="of:=([.J69]-[.G69])/[.G69]" office:value-type="percentage" office:value="0.0681696188942565" calcext:value-type="percentage">
            <text:p>6.82%</text:p>
          </table:table-cell>
          <table:table-cell table:formula="of:=([.J69]-[.H69])/[.H69]" office:value-type="percentage" office:value="0.0750945434900054" calcext:value-type="percentage">
            <text:p>7.51%</text:p>
          </table:table-cell>
          <table:table-cell table:formula="of:=([.J69]-[.I69])/[.I69]" office:value-type="percentage" office:value="0.0774228478613969" calcext:value-type="percentage">
            <text:p>7.74%</text:p>
          </table:table-cell>
        </table:table-row>
        <table:table-row table:style-name="ro1">
          <table:table-cell office:value-type="float" office:value="177.1" calcext:value-type="float">
            <text:p>177.1</text:p>
          </table:table-cell>
          <table:table-cell office:value-type="float" office:value="177.2" calcext:value-type="float">
            <text:p>177.2</text:p>
          </table:table-cell>
          <table:table-cell office:value-type="float" office:value="177.1" calcext:value-type="float">
            <text:p>177.1</text:p>
          </table:table-cell>
          <table:table-cell office:value-type="float" office:value="177.6" calcext:value-type="float">
            <text:p>177.6</text:p>
          </table:table-cell>
          <table:table-cell office:value-type="float" office:value="177" calcext:value-type="float">
            <text:p>177</text:p>
          </table:table-cell>
          <table:table-cell office:value-type="float" office:value="177.7" calcext:value-type="float">
            <text:p>177.7</text:p>
          </table:table-cell>
          <table:table-cell office:value-type="float" office:value="176.8" calcext:value-type="float">
            <text:p>176.8</text:p>
          </table:table-cell>
          <table:table-cell office:value-type="float" office:value="176.2" calcext:value-type="float">
            <text:p>176.2</text:p>
          </table:table-cell>
          <table:table-cell office:value-type="float" office:value="173.8" calcext:value-type="float">
            <text:p>173.8</text:p>
          </table:table-cell>
          <table:table-cell office:value-type="float" office:value="196" calcext:value-type="float">
            <text:p>196</text:p>
          </table:table-cell>
          <table:table-cell table:formula="of:=([.J70]-[.A70])/[.A70]" office:value-type="percentage" office:value="0.106719367588933" calcext:value-type="percentage">
            <text:p>10.67%</text:p>
          </table:table-cell>
          <table:table-cell table:formula="of:=([.J70]-[.B70])/[.B70]" office:value-type="percentage" office:value="0.106094808126411" calcext:value-type="percentage">
            <text:p>10.61%</text:p>
          </table:table-cell>
          <table:table-cell table:formula="of:=([.J70]-[.C70])/[.C70]" office:value-type="percentage" office:value="0.106719367588933" calcext:value-type="percentage">
            <text:p>10.67%</text:p>
          </table:table-cell>
          <table:table-cell table:formula="of:=([.J70]-[.D70])/[.D70]" office:value-type="percentage" office:value="0.103603603603604" calcext:value-type="percentage">
            <text:p>10.36%</text:p>
          </table:table-cell>
          <table:table-cell table:formula="of:=([.J70]-[.E70])/[.E70]" office:value-type="percentage" office:value="0.107344632768362" calcext:value-type="percentage">
            <text:p>10.73%</text:p>
          </table:table-cell>
          <table:table-cell table:formula="of:=([.J70]-[.F70])/[.F70]" office:value-type="percentage" office:value="0.102982554867755" calcext:value-type="percentage">
            <text:p>10.30%</text:p>
          </table:table-cell>
          <table:table-cell table:formula="of:=([.J70]-[.G70])/[.G70]" office:value-type="percentage" office:value="0.108597285067873" calcext:value-type="percentage">
            <text:p>10.86%</text:p>
          </table:table-cell>
          <table:table-cell table:formula="of:=([.J70]-[.H70])/[.H70]" office:value-type="percentage" office:value="0.112372304199773" calcext:value-type="percentage">
            <text:p>11.24%</text:p>
          </table:table-cell>
          <table:table-cell table:formula="of:=([.J70]-[.I70])/[.I70]" office:value-type="percentage" office:value="0.127733026467204" calcext:value-type="percentage">
            <text:p>12.77%</text:p>
          </table:table-cell>
        </table:table-row>
        <table:table-row table:style-name="ro1">
          <table:table-cell office:value-type="float" office:value="198.5" calcext:value-type="float">
            <text:p>198.5</text:p>
          </table:table-cell>
          <table:table-cell table:number-columns-repeated="2" office:value-type="float" office:value="199.9" calcext:value-type="float">
            <text:p>199.9</text:p>
          </table:table-cell>
          <table:table-cell office:value-type="float" office:value="200.9" calcext:value-type="float">
            <text:p>200.9</text:p>
          </table:table-cell>
          <table:table-cell office:value-type="float" office:value="200.2" calcext:value-type="float">
            <text:p>200.2</text:p>
          </table:table-cell>
          <table:table-cell office:value-type="float" office:value="200.5" calcext:value-type="float">
            <text:p>200.5</text:p>
          </table:table-cell>
          <table:table-cell office:value-type="float" office:value="201.8" calcext:value-type="float">
            <text:p>201.8</text:p>
          </table:table-cell>
          <table:table-cell office:value-type="float" office:value="200.8" calcext:value-type="float">
            <text:p>200.8</text:p>
          </table:table-cell>
          <table:table-cell office:value-type="float" office:value="199.9" calcext:value-type="float">
            <text:p>199.9</text:p>
          </table:table-cell>
          <table:table-cell table:style-name="Default" office:value-type="float" office:value="215" calcext:value-type="float">
            <text:p>215</text:p>
          </table:table-cell>
          <table:table-cell table:formula="of:=([.J71]-[.A71])/[.A71]" office:value-type="percentage" office:value="0.0831234256926952" calcext:value-type="percentage">
            <text:p>8.31%</text:p>
          </table:table-cell>
          <table:table-cell table:formula="of:=([.J71]-[.B71])/[.B71]" office:value-type="percentage" office:value="0.0755377688844422" calcext:value-type="percentage">
            <text:p>7.55%</text:p>
          </table:table-cell>
          <table:table-cell table:formula="of:=([.J71]-[.C71])/[.C71]" office:value-type="percentage" office:value="0.0755377688844422" calcext:value-type="percentage">
            <text:p>7.55%</text:p>
          </table:table-cell>
          <table:table-cell table:formula="of:=([.J71]-[.D71])/[.D71]" office:value-type="percentage" office:value="0.0701841712294674" calcext:value-type="percentage">
            <text:p>7.02%</text:p>
          </table:table-cell>
          <table:table-cell table:formula="of:=([.J71]-[.E71])/[.E71]" office:value-type="percentage" office:value="0.073926073926074" calcext:value-type="percentage">
            <text:p>7.39%</text:p>
          </table:table-cell>
          <table:table-cell table:formula="of:=([.J71]-[.F71])/[.F71]" office:value-type="percentage" office:value="0.0723192019950125" calcext:value-type="percentage">
            <text:p>7.23%</text:p>
          </table:table-cell>
          <table:table-cell table:formula="of:=([.J71]-[.G71])/[.G71]" office:value-type="percentage" office:value="0.0654112983151635" calcext:value-type="percentage">
            <text:p>6.54%</text:p>
          </table:table-cell>
          <table:table-cell table:formula="of:=([.J71]-[.H71])/[.H71]" office:value-type="percentage" office:value="0.0707171314741035" calcext:value-type="percentage">
            <text:p>7.07%</text:p>
          </table:table-cell>
          <table:table-cell table:formula="of:=([.J71]-[.I71])/[.I71]" office:value-type="percentage" office:value="0.0755377688844422" calcext:value-type="percentage">
            <text:p>7.55%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4.6" calcext:value-type="float">
            <text:p>194.6</text:p>
          </table:table-cell>
          <table:table-cell office:value-type="float" office:value="194.8" calcext:value-type="float">
            <text:p>194.8</text:p>
          </table:table-cell>
          <table:table-cell office:value-type="float" office:value="195.5" calcext:value-type="float">
            <text:p>195.5</text:p>
          </table:table-cell>
          <table:table-cell office:value-type="float" office:value="195.2" calcext:value-type="float">
            <text:p>195.2</text:p>
          </table:table-cell>
          <table:table-cell office:value-type="float" office:value="195.5" calcext:value-type="float">
            <text:p>195.5</text:p>
          </table:table-cell>
          <table:table-cell office:value-type="float" office:value="196.1" calcext:value-type="float">
            <text:p>196.1</text:p>
          </table:table-cell>
          <table:table-cell office:value-type="float" office:value="195.1" calcext:value-type="float">
            <text:p>195.1</text:p>
          </table:table-cell>
          <table:table-cell office:value-type="float" office:value="194.1" calcext:value-type="float">
            <text:p>194.1</text:p>
          </table:table-cell>
          <table:table-cell office:value-type="float" office:value="211" calcext:value-type="float">
            <text:p>211</text:p>
          </table:table-cell>
          <table:table-cell table:formula="of:=([.J72]-[.A72])/[.A72]" office:value-type="percentage" office:value="0.0932642487046632" calcext:value-type="percentage">
            <text:p>9.33%</text:p>
          </table:table-cell>
          <table:table-cell table:formula="of:=([.J72]-[.B72])/[.B72]" office:value-type="percentage" office:value="0.0842754367934224" calcext:value-type="percentage">
            <text:p>8.43%</text:p>
          </table:table-cell>
          <table:table-cell table:formula="of:=([.J72]-[.C72])/[.C72]" office:value-type="percentage" office:value="0.0831622176591375" calcext:value-type="percentage">
            <text:p>8.32%</text:p>
          </table:table-cell>
          <table:table-cell table:formula="of:=([.J72]-[.D72])/[.D72]" office:value-type="percentage" office:value="0.0792838874680307" calcext:value-type="percentage">
            <text:p>7.93%</text:p>
          </table:table-cell>
          <table:table-cell table:formula="of:=([.J72]-[.E72])/[.E72]" office:value-type="percentage" office:value="0.0809426229508197" calcext:value-type="percentage">
            <text:p>8.09%</text:p>
          </table:table-cell>
          <table:table-cell table:formula="of:=([.J72]-[.F72])/[.F72]" office:value-type="percentage" office:value="0.0792838874680307" calcext:value-type="percentage">
            <text:p>7.93%</text:p>
          </table:table-cell>
          <table:table-cell table:formula="of:=([.J72]-[.G72])/[.G72]" office:value-type="percentage" office:value="0.0759816420193779" calcext:value-type="percentage">
            <text:p>7.60%</text:p>
          </table:table-cell>
          <table:table-cell table:formula="of:=([.J72]-[.H72])/[.H72]" office:value-type="percentage" office:value="0.0814966683751922" calcext:value-type="percentage">
            <text:p>8.15%</text:p>
          </table:table-cell>
          <table:table-cell table:formula="of:=([.J72]-[.I72])/[.I72]" office:value-type="percentage" office:value="0.0870685213807316" calcext:value-type="percentage">
            <text:p>8.71%</text:p>
          </table:table-cell>
        </table:table-row>
        <table:table-row table:style-name="ro1">
          <table:table-cell table:number-columns-repeated="2" office:value-type="float" office:value="206.8" calcext:value-type="float">
            <text:p>206.8</text:p>
          </table:table-cell>
          <table:table-cell office:value-type="float" office:value="206.4" calcext:value-type="float">
            <text:p>206.4</text:p>
          </table:table-cell>
          <table:table-cell office:value-type="float" office:value="207.8" calcext:value-type="float">
            <text:p>207.8</text:p>
          </table:table-cell>
          <table:table-cell office:value-type="float" office:value="207.5" calcext:value-type="float">
            <text:p>207.5</text:p>
          </table:table-cell>
          <table:table-cell office:value-type="float" office:value="208.9" calcext:value-type="float">
            <text:p>208.9</text:p>
          </table:table-cell>
          <table:table-cell office:value-type="float" office:value="209.3" calcext:value-type="float">
            <text:p>209.3</text:p>
          </table:table-cell>
          <table:table-cell office:value-type="float" office:value="208.6" calcext:value-type="float">
            <text:p>208.6</text:p>
          </table:table-cell>
          <table:table-cell office:value-type="float" office:value="207.5" calcext:value-type="float">
            <text:p>207.5</text:p>
          </table:table-cell>
          <table:table-cell office:value-type="float" office:value="220" calcext:value-type="float">
            <text:p>220</text:p>
          </table:table-cell>
          <table:table-cell table:formula="of:=([.J73]-[.A73])/[.A73]" office:value-type="percentage" office:value="0.0638297872340425" calcext:value-type="percentage">
            <text:p>6.38%</text:p>
          </table:table-cell>
          <table:table-cell table:formula="of:=([.J73]-[.B73])/[.B73]" office:value-type="percentage" office:value="0.0638297872340425" calcext:value-type="percentage">
            <text:p>6.38%</text:p>
          </table:table-cell>
          <table:table-cell table:formula="of:=([.J73]-[.C73])/[.C73]" office:value-type="percentage" office:value="0.065891472868217" calcext:value-type="percentage">
            <text:p>6.59%</text:p>
          </table:table-cell>
          <table:table-cell table:formula="of:=([.J73]-[.D73])/[.D73]" office:value-type="percentage" office:value="0.0587102983638113" calcext:value-type="percentage">
            <text:p>5.87%</text:p>
          </table:table-cell>
          <table:table-cell table:formula="of:=([.J73]-[.E73])/[.E73]" office:value-type="percentage" office:value="0.0602409638554217" calcext:value-type="percentage">
            <text:p>6.02%</text:p>
          </table:table-cell>
          <table:table-cell table:formula="of:=([.J73]-[.F73])/[.F73]" office:value-type="percentage" office:value="0.0531354715174724" calcext:value-type="percentage">
            <text:p>5.31%</text:p>
          </table:table-cell>
          <table:table-cell table:formula="of:=([.J73]-[.G73])/[.G73]" office:value-type="percentage" office:value="0.051122790253225" calcext:value-type="percentage">
            <text:p>5.11%</text:p>
          </table:table-cell>
          <table:table-cell table:formula="of:=([.J73]-[.H73])/[.H73]" office:value-type="percentage" office:value="0.0546500479386386" calcext:value-type="percentage">
            <text:p>5.47%</text:p>
          </table:table-cell>
          <table:table-cell table:formula="of:=([.J73]-[.I73])/[.I73]" office:value-type="percentage" office:value="0.0602409638554217" calcext:value-type="percentage">
            <text:p>6.02%</text:p>
          </table:table-cell>
        </table:table-row>
        <table:table-row table:style-name="ro1">
          <table:table-cell office:value-type="float" office:value="201.6" calcext:value-type="float">
            <text:p>201.6</text:p>
          </table:table-cell>
          <table:table-cell office:value-type="float" office:value="202.4" calcext:value-type="float">
            <text:p>202.4</text:p>
          </table:table-cell>
          <table:table-cell office:value-type="float" office:value="202.3" calcext:value-type="float">
            <text:p>202.3</text:p>
          </table:table-cell>
          <table:table-cell office:value-type="float" office:value="203.2" calcext:value-type="float">
            <text:p>203.2</text:p>
          </table:table-cell>
          <table:table-cell office:value-type="float" office:value="203.4" calcext:value-type="float">
            <text:p>203.4</text:p>
          </table:table-cell>
          <table:table-cell office:value-type="float" office:value="203.6" calcext:value-type="float">
            <text:p>203.6</text:p>
          </table:table-cell>
          <table:table-cell office:value-type="float" office:value="205.4" calcext:value-type="float">
            <text:p>205.4</text:p>
          </table:table-cell>
          <table:table-cell office:value-type="float" office:value="202.9" calcext:value-type="float">
            <text:p>202.9</text:p>
          </table:table-cell>
          <table:table-cell office:value-type="float" office:value="201.7" calcext:value-type="float">
            <text:p>201.7</text:p>
          </table:table-cell>
          <table:table-cell table:style-name="Default" office:value-type="float" office:value="214" calcext:value-type="float">
            <text:p>214</text:p>
          </table:table-cell>
          <table:table-cell table:formula="of:=([.J74]-[.A74])/[.A74]" office:value-type="percentage" office:value="0.0615079365079365" calcext:value-type="percentage">
            <text:p>6.15%</text:p>
          </table:table-cell>
          <table:table-cell table:formula="of:=([.J74]-[.B74])/[.B74]" office:value-type="percentage" office:value="0.0573122529644268" calcext:value-type="percentage">
            <text:p>5.73%</text:p>
          </table:table-cell>
          <table:table-cell table:formula="of:=([.J74]-[.C74])/[.C74]" office:value-type="percentage" office:value="0.0578348986653484" calcext:value-type="percentage">
            <text:p>5.78%</text:p>
          </table:table-cell>
          <table:table-cell table:formula="of:=([.J74]-[.D74])/[.D74]" office:value-type="percentage" office:value="0.0531496062992127" calcext:value-type="percentage">
            <text:p>5.31%</text:p>
          </table:table-cell>
          <table:table-cell table:formula="of:=([.J74]-[.E74])/[.E74]" office:value-type="percentage" office:value="0.0521140609636185" calcext:value-type="percentage">
            <text:p>5.21%</text:p>
          </table:table-cell>
          <table:table-cell table:formula="of:=([.J74]-[.F74])/[.F74]" office:value-type="percentage" office:value="0.0510805500982319" calcext:value-type="percentage">
            <text:p>5.11%</text:p>
          </table:table-cell>
          <table:table-cell table:formula="of:=([.J74]-[.G74])/[.G74]" office:value-type="percentage" office:value="0.0418695228821811" calcext:value-type="percentage">
            <text:p>4.19%</text:p>
          </table:table-cell>
          <table:table-cell table:formula="of:=([.J74]-[.H74])/[.H74]" office:value-type="percentage" office:value="0.0547067520946279" calcext:value-type="percentage">
            <text:p>5.47%</text:p>
          </table:table-cell>
          <table:table-cell table:formula="of:=([.J74]-[.I74])/[.I74]" office:value-type="percentage" office:value="0.0609816559246406" calcext:value-type="percentage">
            <text:p>6.10%</text:p>
          </table:table-cell>
        </table:table-row>
        <table:table-row table:style-name="ro1">
          <table:table-cell office:value-type="float" office:value="221.4" calcext:value-type="float">
            <text:p>221.4</text:p>
          </table:table-cell>
          <table:table-cell office:value-type="float" office:value="220.7" calcext:value-type="float">
            <text:p>220.7</text:p>
          </table:table-cell>
          <table:table-cell office:value-type="float" office:value="221.3" calcext:value-type="float">
            <text:p>221.3</text:p>
          </table:table-cell>
          <table:table-cell office:value-type="float" office:value="221.1" calcext:value-type="float">
            <text:p>221.1</text:p>
          </table:table-cell>
          <table:table-cell office:value-type="float" office:value="221.5" calcext:value-type="float">
            <text:p>221.5</text:p>
          </table:table-cell>
          <table:table-cell office:value-type="float" office:value="222.2" calcext:value-type="float">
            <text:p>222.2</text:p>
          </table:table-cell>
          <table:table-cell office:value-type="float" office:value="221.3" calcext:value-type="float">
            <text:p>221.3</text:p>
          </table:table-cell>
          <table:table-cell office:value-type="float" office:value="220.5" calcext:value-type="float">
            <text:p>220.5</text:p>
          </table:table-cell>
          <table:table-cell office:value-type="float" office:value="220.3" calcext:value-type="float">
            <text:p>220.3</text:p>
          </table:table-cell>
          <table:table-cell office:value-type="float" office:value="227" calcext:value-type="float">
            <text:p>227</text:p>
          </table:table-cell>
          <table:table-cell table:formula="of:=([.J75]-[.A75])/[.A75]" office:value-type="percentage" office:value="0.025293586269196" calcext:value-type="percentage">
            <text:p>2.53%</text:p>
          </table:table-cell>
          <table:table-cell table:formula="of:=([.J75]-[.B75])/[.B75]" office:value-type="percentage" office:value="0.0285455369279566" calcext:value-type="percentage">
            <text:p>2.85%</text:p>
          </table:table-cell>
          <table:table-cell table:formula="of:=([.J75]-[.C75])/[.C75]" office:value-type="percentage" office:value="0.0257568910980569" calcext:value-type="percentage">
            <text:p>2.58%</text:p>
          </table:table-cell>
          <table:table-cell table:formula="of:=([.J75]-[.D75])/[.D75]" office:value-type="percentage" office:value="0.0266847580280416" calcext:value-type="percentage">
            <text:p>2.67%</text:p>
          </table:table-cell>
          <table:table-cell table:formula="of:=([.J75]-[.E75])/[.E75]" office:value-type="percentage" office:value="0.0248306997742664" calcext:value-type="percentage">
            <text:p>2.48%</text:p>
          </table:table-cell>
          <table:table-cell table:formula="of:=([.J75]-[.F75])/[.F75]" office:value-type="percentage" office:value="0.0216021602160217" calcext:value-type="percentage">
            <text:p>2.16%</text:p>
          </table:table-cell>
          <table:table-cell table:formula="of:=([.J75]-[.G75])/[.G75]" office:value-type="percentage" office:value="0.0257568910980569" calcext:value-type="percentage">
            <text:p>2.58%</text:p>
          </table:table-cell>
          <table:table-cell table:formula="of:=([.J75]-[.H75])/[.H75]" office:value-type="percentage" office:value="0.0294784580498866" calcext:value-type="percentage">
            <text:p>2.95%</text:p>
          </table:table-cell>
          <table:table-cell table:formula="of:=([.J75]-[.I75])/[.I75]" office:value-type="percentage" office:value="0.0304130730821606" calcext:value-type="percentage">
            <text:p>3.04%</text:p>
          </table:table-cell>
        </table:table-row>
        <table:table-row table:style-name="ro1">
          <table:table-cell office:value-type="float" office:value="247.2" calcext:value-type="float">
            <text:p>247.2</text:p>
          </table:table-cell>
          <table:table-cell office:value-type="float" office:value="247.6" calcext:value-type="float">
            <text:p>247.6</text:p>
          </table:table-cell>
          <table:table-cell office:value-type="float" office:value="247.8" calcext:value-type="float">
            <text:p>247.8</text:p>
          </table:table-cell>
          <table:table-cell office:value-type="float" office:value="247.9" calcext:value-type="float">
            <text:p>247.9</text:p>
          </table:table-cell>
          <table:table-cell table:number-columns-repeated="2" office:value-type="float" office:value="248.4" calcext:value-type="float">
            <text:p>248.4</text:p>
          </table:table-cell>
          <table:table-cell office:value-type="float" office:value="248.5" calcext:value-type="float">
            <text:p>248.5</text:p>
          </table:table-cell>
          <table:table-cell office:value-type="float" office:value="248.1" calcext:value-type="float">
            <text:p>248.1</text:p>
          </table:table-cell>
          <table:table-cell office:value-type="float" office:value="247.2" calcext:value-type="float">
            <text:p>247.2</text:p>
          </table:table-cell>
          <table:table-cell office:value-type="float" office:value="253" calcext:value-type="float">
            <text:p>253</text:p>
          </table:table-cell>
          <table:table-cell table:formula="of:=([.J76]-[.A76])/[.A76]" office:value-type="percentage" office:value="0.0234627831715211" calcext:value-type="percentage">
            <text:p>2.35%</text:p>
          </table:table-cell>
          <table:table-cell table:formula="of:=([.J76]-[.B76])/[.B76]" office:value-type="percentage" office:value="0.0218093699515348" calcext:value-type="percentage">
            <text:p>2.18%</text:p>
          </table:table-cell>
          <table:table-cell table:formula="of:=([.J76]-[.C76])/[.C76]" office:value-type="percentage" office:value="0.0209846650524616" calcext:value-type="percentage">
            <text:p>2.10%</text:p>
          </table:table-cell>
          <table:table-cell table:formula="of:=([.J76]-[.D76])/[.D76]" office:value-type="percentage" office:value="0.0205728116175877" calcext:value-type="percentage">
            <text:p>2.06%</text:p>
          </table:table-cell>
          <table:table-cell table:formula="of:=([.J76]-[.E76])/[.E76]" office:value-type="percentage" office:value="0.0185185185185185" calcext:value-type="percentage">
            <text:p>1.85%</text:p>
          </table:table-cell>
          <table:table-cell table:formula="of:=([.J76]-[.F76])/[.F76]" office:value-type="percentage" office:value="0.0185185185185185" calcext:value-type="percentage">
            <text:p>1.85%</text:p>
          </table:table-cell>
          <table:table-cell table:formula="of:=([.J76]-[.G76])/[.G76]" office:value-type="percentage" office:value="0.0181086519114688" calcext:value-type="percentage">
            <text:p>1.81%</text:p>
          </table:table-cell>
          <table:table-cell table:formula="of:=([.J76]-[.H76])/[.H76]" office:value-type="percentage" office:value="0.0197501007658203" calcext:value-type="percentage">
            <text:p>1.98%</text:p>
          </table:table-cell>
          <table:table-cell table:formula="of:=([.J76]-[.I76])/[.I76]" office:value-type="percentage" office:value="0.0234627831715211" calcext:value-type="percentage">
            <text:p>2.35%</text:p>
          </table:table-cell>
        </table:table-row>
        <table:table-row table:style-name="ro1">
          <table:table-cell office:value-type="float" office:value="253.7" calcext:value-type="float">
            <text:p>253.7</text:p>
          </table:table-cell>
          <table:table-cell office:value-type="float" office:value="254.6" calcext:value-type="float">
            <text:p>254.6</text:p>
          </table:table-cell>
          <table:table-cell table:number-columns-repeated="2" office:value-type="float" office:value="256.3" calcext:value-type="float">
            <text:p>256.3</text:p>
          </table:table-cell>
          <table:table-cell office:value-type="float" office:value="256.5" calcext:value-type="float">
            <text:p>256.5</text:p>
          </table:table-cell>
          <table:table-cell office:value-type="float" office:value="256.8" calcext:value-type="float">
            <text:p>256.8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float" office:value="256.8" calcext:value-type="float">
            <text:p>256.8</text:p>
          </table:table-cell>
          <table:table-cell table:style-name="Default" office:value-type="float" office:value="266" calcext:value-type="float">
            <text:p>266</text:p>
          </table:table-cell>
          <table:table-cell table:formula="of:=([.J77]-[.A77])/[.A77]" office:value-type="percentage" office:value="0.0484824595979504" calcext:value-type="percentage">
            <text:p>4.85%</text:p>
          </table:table-cell>
          <table:table-cell table:formula="of:=([.J77]-[.B77])/[.B77]" office:value-type="percentage" office:value="0.0447761194029851" calcext:value-type="percentage">
            <text:p>4.48%</text:p>
          </table:table-cell>
          <table:table-cell table:formula="of:=([.J77]-[.C77])/[.C77]" office:value-type="percentage" office:value="0.037846273897776" calcext:value-type="percentage">
            <text:p>3.78%</text:p>
          </table:table-cell>
          <table:table-cell table:formula="of:=([.J77]-[.D77])/[.D77]" office:value-type="percentage" office:value="0.037846273897776" calcext:value-type="percentage">
            <text:p>3.78%</text:p>
          </table:table-cell>
          <table:table-cell table:formula="of:=([.J77]-[.E77])/[.E77]" office:value-type="percentage" office:value="0.037037037037037" calcext:value-type="percentage">
            <text:p>3.70%</text:p>
          </table:table-cell>
          <table:table-cell table:formula="of:=([.J77]-[.F77])/[.F77]" office:value-type="percentage" office:value="0.0358255451713395" calcext:value-type="percentage">
            <text:p>3.58%</text:p>
          </table:table-cell>
          <table:table-cell table:formula="of:=([.J77]-[.G77])/[.G77]" office:value-type="percentage" office:value="0.0350194552529183" calcext:value-type="percentage">
            <text:p>3.50%</text:p>
          </table:table-cell>
          <table:table-cell table:formula="of:=([.J77]-[.H77])/[.H77]" office:value-type="percentage" office:value="0.0350194552529183" calcext:value-type="percentage">
            <text:p>3.50%</text:p>
          </table:table-cell>
          <table:table-cell table:formula="of:=([.J77]-[.I77])/[.I77]" office:value-type="percentage" office:value="0.0358255451713395" calcext:value-type="percentage">
            <text:p>3.58%</text:p>
          </table:table-cell>
        </table:table-row>
        <table:table-row table:style-name="ro1">
          <table:table-cell office:value-type="float" office:value="254.4" calcext:value-type="float">
            <text:p>254.4</text:p>
          </table:table-cell>
          <table:table-cell office:value-type="float" office:value="255.5" calcext:value-type="float">
            <text:p>255.5</text:p>
          </table:table-cell>
          <table:table-cell office:value-type="float" office:value="254" calcext:value-type="float">
            <text:p>254</text:p>
          </table:table-cell>
          <table:table-cell office:value-type="float" office:value="254.4" calcext:value-type="float">
            <text:p>254.4</text:p>
          </table:table-cell>
          <table:table-cell office:value-type="float" office:value="254.1" calcext:value-type="float">
            <text:p>254.1</text:p>
          </table:table-cell>
          <table:table-cell office:value-type="float" office:value="253.7" calcext:value-type="float">
            <text:p>253.7</text:p>
          </table:table-cell>
          <table:table-cell office:value-type="float" office:value="254.7" calcext:value-type="float">
            <text:p>254.7</text:p>
          </table:table-cell>
          <table:table-cell office:value-type="float" office:value="253.7" calcext:value-type="float">
            <text:p>253.7</text:p>
          </table:table-cell>
          <table:table-cell office:value-type="float" office:value="252.6" calcext:value-type="float">
            <text:p>252.6</text:p>
          </table:table-cell>
          <table:table-cell table:style-name="Default" office:value-type="float" office:value="259" calcext:value-type="float">
            <text:p>259</text:p>
          </table:table-cell>
          <table:table-cell table:formula="of:=([.J78]-[.A78])/[.A78]" office:value-type="percentage" office:value="0.0180817610062893" calcext:value-type="percentage">
            <text:p>1.81%</text:p>
          </table:table-cell>
          <table:table-cell table:formula="of:=([.J78]-[.B78])/[.B78]" office:value-type="percentage" office:value="0.0136986301369863" calcext:value-type="percentage">
            <text:p>1.37%</text:p>
          </table:table-cell>
          <table:table-cell table:formula="of:=([.J78]-[.C78])/[.C78]" office:value-type="percentage" office:value="0.0196850393700787" calcext:value-type="percentage">
            <text:p>1.97%</text:p>
          </table:table-cell>
          <table:table-cell table:formula="of:=([.J78]-[.D78])/[.D78]" office:value-type="percentage" office:value="0.0180817610062893" calcext:value-type="percentage">
            <text:p>1.81%</text:p>
          </table:table-cell>
          <table:table-cell table:formula="of:=([.J78]-[.E78])/[.E78]" office:value-type="percentage" office:value="0.0192837465564739" calcext:value-type="percentage">
            <text:p>1.93%</text:p>
          </table:table-cell>
          <table:table-cell table:formula="of:=([.J78]-[.F78])/[.F78]" office:value-type="percentage" office:value="0.0208908159243201" calcext:value-type="percentage">
            <text:p>2.09%</text:p>
          </table:table-cell>
          <table:table-cell table:formula="of:=([.J78]-[.G78])/[.G78]" office:value-type="percentage" office:value="0.0168826069886141" calcext:value-type="percentage">
            <text:p>1.69%</text:p>
          </table:table-cell>
          <table:table-cell table:formula="of:=([.J78]-[.H78])/[.H78]" office:value-type="percentage" office:value="0.0208908159243201" calcext:value-type="percentage">
            <text:p>2.09%</text:p>
          </table:table-cell>
          <table:table-cell table:formula="of:=([.J78]-[.I78])/[.I78]" office:value-type="percentage" office:value="0.0253365003958828" calcext:value-type="percentage">
            <text:p>2.53%</text:p>
          </table:table-cell>
        </table:table-row>
        <table:table-row table:style-name="ro1">
          <table:table-cell office:value-type="float" office:value="274.1" calcext:value-type="float">
            <text:p>274.1</text:p>
          </table:table-cell>
          <table:table-cell office:value-type="float" office:value="274.4" calcext:value-type="float">
            <text:p>274.4</text:p>
          </table:table-cell>
          <table:table-cell office:value-type="float" office:value="274.2" calcext:value-type="float">
            <text:p>274.2</text:p>
          </table:table-cell>
          <table:table-cell office:value-type="float" office:value="273.6" calcext:value-type="float">
            <text:p>273.6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275.3" calcext:value-type="float">
            <text:p>275.3</text:p>
          </table:table-cell>
          <table:table-cell office:value-type="float" office:value="274.8" calcext:value-type="float">
            <text:p>274.8</text:p>
          </table:table-cell>
          <table:table-cell office:value-type="float" office:value="274.1" calcext:value-type="float">
            <text:p>274.1</text:p>
          </table:table-cell>
          <table:table-cell table:style-name="Default" office:value-type="float" office:value="280" calcext:value-type="float">
            <text:p>280</text:p>
          </table:table-cell>
          <table:table-cell table:formula="of:=([.J79]-[.A79])/[.A79]" office:value-type="percentage" office:value="0.0215249908792411" calcext:value-type="percentage">
            <text:p>2.15%</text:p>
          </table:table-cell>
          <table:table-cell table:formula="of:=([.J79]-[.B79])/[.B79]" office:value-type="percentage" office:value="0.0204081632653062" calcext:value-type="percentage">
            <text:p>2.04%</text:p>
          </table:table-cell>
          <table:table-cell table:formula="of:=([.J79]-[.C79])/[.C79]" office:value-type="percentage" office:value="0.0211524434719183" calcext:value-type="percentage">
            <text:p>2.12%</text:p>
          </table:table-cell>
          <table:table-cell table:formula="of:=([.J79]-[.D79])/[.D79]" office:value-type="percentage" office:value="0.023391812865497" calcext:value-type="percentage">
            <text:p>2.34%</text:p>
          </table:table-cell>
          <table:table-cell table:formula="of:=([.J79]-[.E79])/[.E79]" office:value-type="percentage" office:value="0.0181818181818182" calcext:value-type="percentage">
            <text:p>1.82%</text:p>
          </table:table-cell>
          <table:table-cell table:formula="of:=([.J79]-[.F79])/[.F79]" office:value-type="percentage" office:value="0.0181818181818182" calcext:value-type="percentage">
            <text:p>1.82%</text:p>
          </table:table-cell>
          <table:table-cell table:formula="of:=([.J79]-[.G79])/[.G79]" office:value-type="percentage" office:value="0.0170722847802397" calcext:value-type="percentage">
            <text:p>1.71%</text:p>
          </table:table-cell>
          <table:table-cell table:formula="of:=([.J79]-[.H79])/[.H79]" office:value-type="percentage" office:value="0.0189228529839883" calcext:value-type="percentage">
            <text:p>1.89%</text:p>
          </table:table-cell>
          <table:table-cell table:formula="of:=([.J79]-[.I79])/[.I79]" office:value-type="percentage" office:value="0.0215249908792411" calcext:value-type="percentage">
            <text:p>2.15%</text:p>
          </table:table-cell>
        </table:table-row>
        <table:table-row table:style-name="ro1">
          <table:table-cell office:value-type="float" office:value="273.2" calcext:value-type="float">
            <text:p>273.2</text:p>
          </table:table-cell>
          <table:table-cell office:value-type="float" office:value="275.4" calcext:value-type="float">
            <text:p>275.4</text:p>
          </table:table-cell>
          <table:table-cell office:value-type="float" office:value="274.5" calcext:value-type="float">
            <text:p>274.5</text:p>
          </table:table-cell>
          <table:table-cell office:value-type="float" office:value="275.2" calcext:value-type="float">
            <text:p>275.2</text:p>
          </table:table-cell>
          <table:table-cell office:value-type="float" office:value="274.8" calcext:value-type="float">
            <text:p>274.8</text:p>
          </table:table-cell>
          <table:table-cell office:value-type="float" office:value="275.8" calcext:value-type="float">
            <text:p>275.8</text:p>
          </table:table-cell>
          <table:table-cell office:value-type="float" office:value="275.3" calcext:value-type="float">
            <text:p>275.3</text:p>
          </table:table-cell>
          <table:table-cell office:value-type="float" office:value="275.7" calcext:value-type="float">
            <text:p>275.7</text:p>
          </table:table-cell>
          <table:table-cell office:value-type="float" office:value="273.8" calcext:value-type="float">
            <text:p>273.8</text:p>
          </table:table-cell>
          <table:table-cell table:style-name="Default" office:value-type="float" office:value="284" calcext:value-type="float">
            <text:p>284</text:p>
          </table:table-cell>
          <table:table-cell table:formula="of:=([.J80]-[.A80])/[.A80]" office:value-type="percentage" office:value="0.0395314787701318" calcext:value-type="percentage">
            <text:p>3.95%</text:p>
          </table:table-cell>
          <table:table-cell table:formula="of:=([.J80]-[.B80])/[.B80]" office:value-type="percentage" office:value="0.0312273057371097" calcext:value-type="percentage">
            <text:p>3.12%</text:p>
          </table:table-cell>
          <table:table-cell table:formula="of:=([.J80]-[.C80])/[.C80]" office:value-type="percentage" office:value="0.034608378870674" calcext:value-type="percentage">
            <text:p>3.46%</text:p>
          </table:table-cell>
          <table:table-cell table:formula="of:=([.J80]-[.D80])/[.D80]" office:value-type="percentage" office:value="0.0319767441860466" calcext:value-type="percentage">
            <text:p>3.20%</text:p>
          </table:table-cell>
          <table:table-cell table:formula="of:=([.J80]-[.E80])/[.E80]" office:value-type="percentage" office:value="0.0334788937409024" calcext:value-type="percentage">
            <text:p>3.35%</text:p>
          </table:table-cell>
          <table:table-cell table:formula="of:=([.J80]-[.F80])/[.F80]" office:value-type="percentage" office:value="0.0297316896301667" calcext:value-type="percentage">
            <text:p>2.97%</text:p>
          </table:table-cell>
          <table:table-cell table:formula="of:=([.J80]-[.G80])/[.G80]" office:value-type="percentage" office:value="0.0316018888485288" calcext:value-type="percentage">
            <text:p>3.16%</text:p>
          </table:table-cell>
          <table:table-cell table:formula="of:=([.J80]-[.H80])/[.H80]" office:value-type="percentage" office:value="0.0301051867972434" calcext:value-type="percentage">
            <text:p>3.01%</text:p>
          </table:table-cell>
          <table:table-cell table:formula="of:=([.J80]-[.I80])/[.I80]" office:value-type="percentage" office:value="0.0372534696859021" calcext:value-type="percentage">
            <text:p>3.73%</text:p>
          </table:table-cell>
        </table:table-row>
        <table:table-row table:style-name="ro1">
          <table:table-cell office:value-type="float" office:value="262.4" calcext:value-type="float">
            <text:p>262.4</text:p>
          </table:table-cell>
          <table:table-cell office:value-type="float" office:value="262.6" calcext:value-type="float">
            <text:p>262.6</text:p>
          </table:table-cell>
          <table:table-cell table:number-columns-repeated="2" office:value-type="float" office:value="263.2" calcext:value-type="float">
            <text:p>263.2</text:p>
          </table:table-cell>
          <table:table-cell office:value-type="float" office:value="262.5" calcext:value-type="float">
            <text:p>262.5</text:p>
          </table:table-cell>
          <table:table-cell office:value-type="float" office:value="263.2" calcext:value-type="float">
            <text:p>263.2</text:p>
          </table:table-cell>
          <table:table-cell office:value-type="float" office:value="262.1" calcext:value-type="float">
            <text:p>262.1</text:p>
          </table:table-cell>
          <table:table-cell office:value-type="float" office:value="262" calcext:value-type="float">
            <text:p>262</text:p>
          </table:table-cell>
          <table:table-cell office:value-type="float" office:value="262.1" calcext:value-type="float">
            <text:p>262.1</text:p>
          </table:table-cell>
          <table:table-cell table:style-name="Default" office:value-type="float" office:value="266" calcext:value-type="float">
            <text:p>266</text:p>
          </table:table-cell>
          <table:table-cell table:formula="of:=([.J81]-[.A81])/[.A81]" office:value-type="percentage" office:value="0.013719512195122" calcext:value-type="percentage">
            <text:p>1.37%</text:p>
          </table:table-cell>
          <table:table-cell table:formula="of:=([.J81]-[.B81])/[.B81]" office:value-type="percentage" office:value="0.0129474485910129" calcext:value-type="percentage">
            <text:p>1.29%</text:p>
          </table:table-cell>
          <table:table-cell table:formula="of:=([.J81]-[.C81])/[.C81]" office:value-type="percentage" office:value="0.0106382978723405" calcext:value-type="percentage">
            <text:p>1.06%</text:p>
          </table:table-cell>
          <table:table-cell table:formula="of:=([.J81]-[.D81])/[.D81]" office:value-type="percentage" office:value="0.0106382978723405" calcext:value-type="percentage">
            <text:p>1.06%</text:p>
          </table:table-cell>
          <table:table-cell table:formula="of:=([.J81]-[.E81])/[.E81]" office:value-type="percentage" office:value="0.0133333333333333" calcext:value-type="percentage">
            <text:p>1.33%</text:p>
          </table:table-cell>
          <table:table-cell table:formula="of:=([.J81]-[.F81])/[.F81]" office:value-type="percentage" office:value="0.0106382978723405" calcext:value-type="percentage">
            <text:p>1.06%</text:p>
          </table:table-cell>
          <table:table-cell table:formula="of:=([.J81]-[.G81])/[.G81]" office:value-type="percentage" office:value="0.0148798168637924" calcext:value-type="percentage">
            <text:p>1.49%</text:p>
          </table:table-cell>
          <table:table-cell table:formula="of:=([.J81]-[.H81])/[.H81]" office:value-type="percentage" office:value="0.0152671755725191" calcext:value-type="percentage">
            <text:p>1.53%</text:p>
          </table:table-cell>
          <table:table-cell table:formula="of:=([.J81]-[.I81])/[.I81]" office:value-type="percentage" office:value="0.0148798168637924" calcext:value-type="percentage">
            <text:p>1.49%</text:p>
          </table:table-cell>
        </table:table-row>
        <table:table-row table:style-name="ro1">
          <table:table-cell office:value-type="float" office:value="267.4" calcext:value-type="float">
            <text:p>267.4</text:p>
          </table:table-cell>
          <table:table-cell office:value-type="float" office:value="268.8" calcext:value-type="float">
            <text:p>268.8</text:p>
          </table:table-cell>
          <table:table-cell office:value-type="float" office:value="269.2" calcext:value-type="float">
            <text:p>269.2</text:p>
          </table:table-cell>
          <table:table-cell office:value-type="float" office:value="269.7" calcext:value-type="float">
            <text:p>269.7</text:p>
          </table:table-cell>
          <table:table-cell office:value-type="float" office:value="270.2" calcext:value-type="float">
            <text:p>270.2</text:p>
          </table:table-cell>
          <table:table-cell office:value-type="float" office:value="270.3" calcext:value-type="float">
            <text:p>270.3</text:p>
          </table:table-cell>
          <table:table-cell office:value-type="float" office:value="271.8" calcext:value-type="float">
            <text:p>271.8</text:p>
          </table:table-cell>
          <table:table-cell office:value-type="float" office:value="270.4" calcext:value-type="float">
            <text:p>270.4</text:p>
          </table:table-cell>
          <table:table-cell office:value-type="float" office:value="266.6" calcext:value-type="float">
            <text:p>266.6</text:p>
          </table:table-cell>
          <table:table-cell table:style-name="Default" office:value-type="float" office:value="287" calcext:value-type="float">
            <text:p>287</text:p>
          </table:table-cell>
          <table:table-cell table:formula="of:=([.J82]-[.A82])/[.A82]" office:value-type="percentage" office:value="0.0732984293193718" calcext:value-type="percentage">
            <text:p>7.33%</text:p>
          </table:table-cell>
          <table:table-cell table:formula="of:=([.J82]-[.B82])/[.B82]" office:value-type="percentage" office:value="0.0677083333333333" calcext:value-type="percentage">
            <text:p>6.77%</text:p>
          </table:table-cell>
          <table:table-cell table:formula="of:=([.J82]-[.C82])/[.C82]" office:value-type="percentage" office:value="0.0661218424962853" calcext:value-type="percentage">
            <text:p>6.61%</text:p>
          </table:table-cell>
          <table:table-cell table:formula="of:=([.J82]-[.D82])/[.D82]" office:value-type="percentage" office:value="0.064145346681498" calcext:value-type="percentage">
            <text:p>6.41%</text:p>
          </table:table-cell>
          <table:table-cell table:formula="of:=([.J82]-[.E82])/[.E82]" office:value-type="percentage" office:value="0.0621761658031089" calcext:value-type="percentage">
            <text:p>6.22%</text:p>
          </table:table-cell>
          <table:table-cell table:formula="of:=([.J82]-[.F82])/[.F82]" office:value-type="percentage" office:value="0.0617832038475767" calcext:value-type="percentage">
            <text:p>6.18%</text:p>
          </table:table-cell>
          <table:table-cell table:formula="of:=([.J82]-[.G82])/[.G82]" office:value-type="percentage" office:value="0.0559234731420161" calcext:value-type="percentage">
            <text:p>5.59%</text:p>
          </table:table-cell>
          <table:table-cell table:formula="of:=([.J82]-[.H82])/[.H82]" office:value-type="percentage" office:value="0.0613905325443788" calcext:value-type="percentage">
            <text:p>6.14%</text:p>
          </table:table-cell>
          <table:table-cell table:formula="of:=([.J82]-[.I82])/[.I82]" office:value-type="percentage" office:value="0.0765191297824455" calcext:value-type="percentage">
            <text:p>7.65%</text:p>
          </table:table-cell>
        </table:table-row>
        <table:table-row table:style-name="ro1">
          <table:table-cell office:value-type="float" office:value="271.1" calcext:value-type="float">
            <text:p>271.1</text:p>
          </table:table-cell>
          <table:table-cell office:value-type="float" office:value="272.3" calcext:value-type="float">
            <text:p>272.3</text:p>
          </table:table-cell>
          <table:table-cell office:value-type="float" office:value="272.2" calcext:value-type="float">
            <text:p>272.2</text:p>
          </table:table-cell>
          <table:table-cell office:value-type="float" office:value="272.7" calcext:value-type="float">
            <text:p>272.7</text:p>
          </table:table-cell>
          <table:table-cell office:value-type="float" office:value="272.4" calcext:value-type="float">
            <text:p>272.4</text:p>
          </table:table-cell>
          <table:table-cell office:value-type="float" office:value="272.6" calcext:value-type="float">
            <text:p>272.6</text:p>
          </table:table-cell>
          <table:table-cell office:value-type="float" office:value="272.9" calcext:value-type="float">
            <text:p>272.9</text:p>
          </table:table-cell>
          <table:table-cell office:value-type="float" office:value="272.5" calcext:value-type="float">
            <text:p>272.5</text:p>
          </table:table-cell>
          <table:table-cell office:value-type="float" office:value="270.9" calcext:value-type="float">
            <text:p>270.9</text:p>
          </table:table-cell>
          <table:table-cell table:style-name="Default" office:value-type="float" office:value="277" calcext:value-type="float">
            <text:p>277</text:p>
          </table:table-cell>
          <table:table-cell table:formula="of:=([.J83]-[.A83])/[.A83]" office:value-type="percentage" office:value="0.0217631870158612" calcext:value-type="percentage">
            <text:p>2.18%</text:p>
          </table:table-cell>
          <table:table-cell table:formula="of:=([.J83]-[.B83])/[.B83]" office:value-type="percentage" office:value="0.0172603745868527" calcext:value-type="percentage">
            <text:p>1.73%</text:p>
          </table:table-cell>
          <table:table-cell table:formula="of:=([.J83]-[.C83])/[.C83]" office:value-type="percentage" office:value="0.0176340925789861" calcext:value-type="percentage">
            <text:p>1.76%</text:p>
          </table:table-cell>
          <table:table-cell table:formula="of:=([.J83]-[.D83])/[.D83]" office:value-type="percentage" office:value="0.0157682434910158" calcext:value-type="percentage">
            <text:p>1.58%</text:p>
          </table:table-cell>
          <table:table-cell table:formula="of:=([.J83]-[.E83])/[.E83]" office:value-type="percentage" office:value="0.0168869309838474" calcext:value-type="percentage">
            <text:p>1.69%</text:p>
          </table:table-cell>
          <table:table-cell table:formula="of:=([.J83]-[.F83])/[.F83]" office:value-type="percentage" office:value="0.016140865737344" calcext:value-type="percentage">
            <text:p>1.61%</text:p>
          </table:table-cell>
          <table:table-cell table:formula="of:=([.J83]-[.G83])/[.G83]" office:value-type="percentage" office:value="0.0150238182484427" calcext:value-type="percentage">
            <text:p>1.50%</text:p>
          </table:table-cell>
          <table:table-cell table:formula="of:=([.J83]-[.H83])/[.H83]" office:value-type="percentage" office:value="0.0165137614678899" calcext:value-type="percentage">
            <text:p>1.65%</text:p>
          </table:table-cell>
          <table:table-cell table:formula="of:=([.J83]-[.I83])/[.I83]" office:value-type="percentage" office:value="0.0225175341454412" calcext:value-type="percentage">
            <text:p>2.25%</text:p>
          </table:table-cell>
        </table:table-row>
        <table:table-row table:style-name="ro1">
          <table:table-cell office:value-type="float" office:value="272.2" calcext:value-type="float">
            <text:p>272.2</text:p>
          </table:table-cell>
          <table:table-cell office:value-type="float" office:value="273.2" calcext:value-type="float">
            <text:p>273.2</text:p>
          </table:table-cell>
          <table:table-cell office:value-type="float" office:value="273.4" calcext:value-type="float">
            <text:p>273.4</text:p>
          </table:table-cell>
          <table:table-cell office:value-type="float" office:value="273.2" calcext:value-type="float">
            <text:p>273.2</text:p>
          </table:table-cell>
          <table:table-cell office:value-type="float" office:value="273.4" calcext:value-type="float">
            <text:p>273.4</text:p>
          </table:table-cell>
          <table:table-cell office:value-type="float" office:value="274.1" calcext:value-type="float">
            <text:p>274.1</text:p>
          </table:table-cell>
          <table:table-cell office:value-type="float" office:value="273.3" calcext:value-type="float">
            <text:p>273.3</text:p>
          </table:table-cell>
          <table:table-cell office:value-type="float" office:value="272.9" calcext:value-type="float">
            <text:p>272.9</text:p>
          </table:table-cell>
          <table:table-cell office:value-type="float" office:value="272.2" calcext:value-type="float">
            <text:p>272.2</text:p>
          </table:table-cell>
          <table:table-cell table:style-name="Default" office:value-type="float" office:value="277" calcext:value-type="float">
            <text:p>277</text:p>
          </table:table-cell>
          <table:table-cell table:formula="of:=([.J84]-[.A84])/[.A84]" office:value-type="percentage" office:value="0.0176340925789861" calcext:value-type="percentage">
            <text:p>1.76%</text:p>
          </table:table-cell>
          <table:table-cell table:formula="of:=([.J84]-[.B84])/[.B84]" office:value-type="percentage" office:value="0.0139092240117131" calcext:value-type="percentage">
            <text:p>1.39%</text:p>
          </table:table-cell>
          <table:table-cell table:formula="of:=([.J84]-[.C84])/[.C84]" office:value-type="percentage" office:value="0.0131675201170447" calcext:value-type="percentage">
            <text:p>1.32%</text:p>
          </table:table-cell>
          <table:table-cell table:formula="of:=([.J84]-[.D84])/[.D84]" office:value-type="percentage" office:value="0.0139092240117131" calcext:value-type="percentage">
            <text:p>1.39%</text:p>
          </table:table-cell>
          <table:table-cell table:formula="of:=([.J84]-[.E84])/[.E84]" office:value-type="percentage" office:value="0.0131675201170447" calcext:value-type="percentage">
            <text:p>1.32%</text:p>
          </table:table-cell>
          <table:table-cell table:formula="of:=([.J84]-[.F84])/[.F84]" office:value-type="percentage" office:value="0.0105800802626778" calcext:value-type="percentage">
            <text:p>1.06%</text:p>
          </table:table-cell>
          <table:table-cell table:formula="of:=([.J84]-[.G84])/[.G84]" office:value-type="percentage" office:value="0.013538236370289" calcext:value-type="percentage">
            <text:p>1.35%</text:p>
          </table:table-cell>
          <table:table-cell table:formula="of:=([.J84]-[.H84])/[.H84]" office:value-type="percentage" office:value="0.0150238182484427" calcext:value-type="percentage">
            <text:p>1.50%</text:p>
          </table:table-cell>
          <table:table-cell table:formula="of:=([.J84]-[.I84])/[.I84]" office:value-type="percentage" office:value="0.0176340925789861" calcext:value-type="percentage">
            <text:p>1.76%</text:p>
          </table:table-cell>
        </table:table-row>
        <table:table-row table:style-name="ro1">
          <table:table-cell office:value-type="float" office:value="275.5" calcext:value-type="float">
            <text:p>275.5</text:p>
          </table:table-cell>
          <table:table-cell office:value-type="float" office:value="277.1" calcext:value-type="float">
            <text:p>277.1</text:p>
          </table:table-cell>
          <table:table-cell office:value-type="float" office:value="276" calcext:value-type="float">
            <text:p>276</text:p>
          </table:table-cell>
          <table:table-cell office:value-type="float" office:value="277.3" calcext:value-type="float">
            <text:p>277.3</text:p>
          </table:table-cell>
          <table:table-cell office:value-type="float" office:value="277.6" calcext:value-type="float">
            <text:p>277.6</text:p>
          </table:table-cell>
          <table:table-cell office:value-type="float" office:value="277.1" calcext:value-type="float">
            <text:p>277.1</text:p>
          </table:table-cell>
          <table:table-cell office:value-type="float" office:value="278.4" calcext:value-type="float">
            <text:p>278.4</text:p>
          </table:table-cell>
          <table:table-cell office:value-type="float" office:value="278.3" calcext:value-type="float">
            <text:p>278.3</text:p>
          </table:table-cell>
          <table:table-cell office:value-type="float" office:value="277.8" calcext:value-type="float">
            <text:p>277.8</text:p>
          </table:table-cell>
          <table:table-cell table:style-name="Default" office:value-type="float" office:value="289" calcext:value-type="float">
            <text:p>289</text:p>
          </table:table-cell>
          <table:table-cell table:formula="of:=([.J85]-[.A85])/[.A85]" office:value-type="percentage" office:value="0.0490018148820327" calcext:value-type="percentage">
            <text:p>4.90%</text:p>
          </table:table-cell>
          <table:table-cell table:formula="of:=([.J85]-[.B85])/[.B85]" office:value-type="percentage" office:value="0.0429447852760735" calcext:value-type="percentage">
            <text:p>4.29%</text:p>
          </table:table-cell>
          <table:table-cell table:formula="of:=([.J85]-[.C85])/[.C85]" office:value-type="percentage" office:value="0.0471014492753623" calcext:value-type="percentage">
            <text:p>4.71%</text:p>
          </table:table-cell>
          <table:table-cell table:formula="of:=([.J85]-[.D85])/[.D85]" office:value-type="percentage" office:value="0.0421925712225027" calcext:value-type="percentage">
            <text:p>4.22%</text:p>
          </table:table-cell>
          <table:table-cell table:formula="of:=([.J85]-[.E85])/[.E85]" office:value-type="percentage" office:value="0.0410662824207492" calcext:value-type="percentage">
            <text:p>4.11%</text:p>
          </table:table-cell>
          <table:table-cell table:formula="of:=([.J85]-[.F85])/[.F85]" office:value-type="percentage" office:value="0.0429447852760735" calcext:value-type="percentage">
            <text:p>4.29%</text:p>
          </table:table-cell>
          <table:table-cell table:formula="of:=([.J85]-[.G85])/[.G85]" office:value-type="percentage" office:value="0.0380747126436782" calcext:value-type="percentage">
            <text:p>3.81%</text:p>
          </table:table-cell>
          <table:table-cell table:formula="of:=([.J85]-[.H85])/[.H85]" office:value-type="percentage" office:value="0.0384477182896155" calcext:value-type="percentage">
            <text:p>3.84%</text:p>
          </table:table-cell>
          <table:table-cell table:formula="of:=([.J85]-[.I85])/[.I85]" office:value-type="percentage" office:value="0.0403167746580273" calcext:value-type="percentage">
            <text:p>4.03%</text:p>
          </table:table-cell>
        </table:table-row>
        <table:table-row table:style-name="ro1">
          <table:table-cell office:value-type="float" office:value="273.3" calcext:value-type="float">
            <text:p>273.3</text:p>
          </table:table-cell>
          <table:table-cell office:value-type="float" office:value="274.8" calcext:value-type="float">
            <text:p>274.8</text:p>
          </table:table-cell>
          <table:table-cell office:value-type="float" office:value="274.3" calcext:value-type="float">
            <text:p>274.3</text:p>
          </table:table-cell>
          <table:table-cell office:value-type="float" office:value="275.3" calcext:value-type="float">
            <text:p>275.3</text:p>
          </table:table-cell>
          <table:table-cell office:value-type="float" office:value="273.3" calcext:value-type="float">
            <text:p>273.3</text:p>
          </table:table-cell>
          <table:table-cell office:value-type="float" office:value="275.4" calcext:value-type="float">
            <text:p>275.4</text:p>
          </table:table-cell>
          <table:table-cell office:value-type="float" office:value="274.9" calcext:value-type="float">
            <text:p>274.9</text:p>
          </table:table-cell>
          <table:table-cell office:value-type="float" office:value="274.7" calcext:value-type="float">
            <text:p>274.7</text:p>
          </table:table-cell>
          <table:table-cell office:value-type="float" office:value="272.4" calcext:value-type="float">
            <text:p>272.4</text:p>
          </table:table-cell>
          <table:table-cell table:style-name="Default" office:value-type="float" office:value="290" calcext:value-type="float">
            <text:p>290</text:p>
          </table:table-cell>
          <table:table-cell table:formula="of:=([.J86]-[.A86])/[.A86]" office:value-type="percentage" office:value="0.0611050128064398" calcext:value-type="percentage">
            <text:p>6.11%</text:p>
          </table:table-cell>
          <table:table-cell table:formula="of:=([.J86]-[.B86])/[.B86]" office:value-type="percentage" office:value="0.0553129548762736" calcext:value-type="percentage">
            <text:p>5.53%</text:p>
          </table:table-cell>
          <table:table-cell table:formula="of:=([.J86]-[.C86])/[.C86]" office:value-type="percentage" office:value="0.0572366022602989" calcext:value-type="percentage">
            <text:p>5.72%</text:p>
          </table:table-cell>
          <table:table-cell table:formula="of:=([.J86]-[.D86])/[.D86]" office:value-type="percentage" office:value="0.0533962949509625" calcext:value-type="percentage">
            <text:p>5.34%</text:p>
          </table:table-cell>
          <table:table-cell table:formula="of:=([.J86]-[.E86])/[.E86]" office:value-type="percentage" office:value="0.0611050128064398" calcext:value-type="percentage">
            <text:p>6.11%</text:p>
          </table:table-cell>
          <table:table-cell table:formula="of:=([.J86]-[.F86])/[.F86]" office:value-type="percentage" office:value="0.0530137981118374" calcext:value-type="percentage">
            <text:p>5.30%</text:p>
          </table:table-cell>
          <table:table-cell table:formula="of:=([.J86]-[.G86])/[.G86]" office:value-type="percentage" office:value="0.0549290651145872" calcext:value-type="percentage">
            <text:p>5.49%</text:p>
          </table:table-cell>
          <table:table-cell table:formula="of:=([.J86]-[.H86])/[.H86]" office:value-type="percentage" office:value="0.0556971241354205" calcext:value-type="percentage">
            <text:p>5.57%</text:p>
          </table:table-cell>
          <table:table-cell table:formula="of:=([.J86]-[.I86])/[.I86]" office:value-type="percentage" office:value="0.064610866372981" calcext:value-type="percentage">
            <text:p>6.46%</text:p>
          </table:table-cell>
        </table:table-row>
        <table:table-row table:style-name="ro1">
          <table:table-cell office:value-type="float" office:value="278.8" calcext:value-type="float">
            <text:p>278.8</text:p>
          </table:table-cell>
          <table:table-cell office:value-type="float" office:value="280.5" calcext:value-type="float">
            <text:p>280.5</text:p>
          </table:table-cell>
          <table:table-cell office:value-type="float" office:value="280.6" calcext:value-type="float">
            <text:p>280.6</text:p>
          </table:table-cell>
          <table:table-cell office:value-type="float" office:value="280.7" calcext:value-type="float">
            <text:p>280.7</text:p>
          </table:table-cell>
          <table:table-cell office:value-type="float" office:value="281.7" calcext:value-type="float">
            <text:p>281.7</text:p>
          </table:table-cell>
          <table:table-cell office:value-type="float" office:value="281.6" calcext:value-type="float">
            <text:p>281.6</text:p>
          </table:table-cell>
          <table:table-cell office:value-type="float" office:value="281" calcext:value-type="float">
            <text:p>281</text:p>
          </table:table-cell>
          <table:table-cell office:value-type="float" office:value="282.3" calcext:value-type="float">
            <text:p>282.3</text:p>
          </table:table-cell>
          <table:table-cell office:value-type="float" office:value="281.1" calcext:value-type="float">
            <text:p>281.1</text:p>
          </table:table-cell>
          <table:table-cell table:style-name="Default" office:value-type="float" office:value="293" calcext:value-type="float">
            <text:p>293</text:p>
          </table:table-cell>
          <table:table-cell table:formula="of:=([.J87]-[.A87])/[.A87]" office:value-type="percentage" office:value="0.0509325681492109" calcext:value-type="percentage">
            <text:p>5.09%</text:p>
          </table:table-cell>
          <table:table-cell table:formula="of:=([.J87]-[.B87])/[.B87]" office:value-type="percentage" office:value="0.0445632798573975" calcext:value-type="percentage">
            <text:p>4.46%</text:p>
          </table:table-cell>
          <table:table-cell table:formula="of:=([.J87]-[.C87])/[.C87]" office:value-type="percentage" office:value="0.044191019244476" calcext:value-type="percentage">
            <text:p>4.42%</text:p>
          </table:table-cell>
          <table:table-cell table:formula="of:=([.J87]-[.D87])/[.D87]" office:value-type="percentage" office:value="0.0438190238688992" calcext:value-type="percentage">
            <text:p>4.38%</text:p>
          </table:table-cell>
          <table:table-cell table:formula="of:=([.J87]-[.E87])/[.E87]" office:value-type="percentage" office:value="0.0401135960241392" calcext:value-type="percentage">
            <text:p>4.01%</text:p>
          </table:table-cell>
          <table:table-cell table:formula="of:=([.J87]-[.F87])/[.F87]" office:value-type="percentage" office:value="0.0404829545454545" calcext:value-type="percentage">
            <text:p>4.05%</text:p>
          </table:table-cell>
          <table:table-cell table:formula="of:=([.J87]-[.G87])/[.G87]" office:value-type="percentage" office:value="0.0427046263345196" calcext:value-type="percentage">
            <text:p>4.27%</text:p>
          </table:table-cell>
          <table:table-cell table:formula="of:=([.J87]-[.H87])/[.H87]" office:value-type="percentage" office:value="0.0379029401346085" calcext:value-type="percentage">
            <text:p>3.79%</text:p>
          </table:table-cell>
          <table:table-cell table:formula="of:=([.J87]-[.I87])/[.I87]" office:value-type="percentage" office:value="0.0423336890786196" calcext:value-type="percentage">
            <text:p>4.23%</text:p>
          </table:table-cell>
        </table:table-row>
        <table:table-row table:style-name="ro1">
          <table:table-cell office:value-type="float" office:value="272.1" calcext:value-type="float">
            <text:p>272.1</text:p>
          </table:table-cell>
          <table:table-cell office:value-type="float" office:value="273.8" calcext:value-type="float">
            <text:p>273.8</text:p>
          </table:table-cell>
          <table:table-cell office:value-type="float" office:value="273.6" calcext:value-type="float">
            <text:p>273.6</text:p>
          </table:table-cell>
          <table:table-cell office:value-type="float" office:value="275" calcext:value-type="float">
            <text:p>275</text:p>
          </table:table-cell>
          <table:table-cell office:value-type="float" office:value="275.2" calcext:value-type="float">
            <text:p>275.2</text:p>
          </table:table-cell>
          <table:table-cell office:value-type="float" office:value="275.4" calcext:value-type="float">
            <text:p>275.4</text:p>
          </table:table-cell>
          <table:table-cell table:number-columns-repeated="2" office:value-type="float" office:value="276.5" calcext:value-type="float">
            <text:p>276.5</text:p>
          </table:table-cell>
          <table:table-cell office:value-type="float" office:value="275.2" calcext:value-type="float">
            <text:p>275.2</text:p>
          </table:table-cell>
          <table:table-cell table:style-name="Default" office:value-type="float" office:value="292" calcext:value-type="float">
            <text:p>292</text:p>
          </table:table-cell>
          <table:table-cell table:formula="of:=([.J88]-[.A88])/[.A88]" office:value-type="percentage" office:value="0.0731348768834986" calcext:value-type="percentage">
            <text:p>7.31%</text:p>
          </table:table-cell>
          <table:table-cell table:formula="of:=([.J88]-[.B88])/[.B88]" office:value-type="percentage" office:value="0.0664718772826881" calcext:value-type="percentage">
            <text:p>6.65%</text:p>
          </table:table-cell>
          <table:table-cell table:formula="of:=([.J88]-[.C88])/[.C88]" office:value-type="percentage" office:value="0.067251461988304" calcext:value-type="percentage">
            <text:p>6.73%</text:p>
          </table:table-cell>
          <table:table-cell table:formula="of:=([.J88]-[.D88])/[.D88]" office:value-type="percentage" office:value="0.0618181818181818" calcext:value-type="percentage">
            <text:p>6.18%</text:p>
          </table:table-cell>
          <table:table-cell table:formula="of:=([.J88]-[.E88])/[.E88]" office:value-type="percentage" office:value="0.061046511627907" calcext:value-type="percentage">
            <text:p>6.10%</text:p>
          </table:table-cell>
          <table:table-cell table:formula="of:=([.J88]-[.F88])/[.F88]" office:value-type="percentage" office:value="0.0602759622367466" calcext:value-type="percentage">
            <text:p>6.03%</text:p>
          </table:table-cell>
          <table:table-cell table:formula="of:=([.J88]-[.G88])/[.G88]" office:value-type="percentage" office:value="0.0560578661844485" calcext:value-type="percentage">
            <text:p>5.61%</text:p>
          </table:table-cell>
          <table:table-cell table:formula="of:=([.J88]-[.H88])/[.H88]" office:value-type="percentage" office:value="0.0560578661844485" calcext:value-type="percentage">
            <text:p>5.61%</text:p>
          </table:table-cell>
          <table:table-cell table:formula="of:=([.J88]-[.I88])/[.I88]" office:value-type="percentage" office:value="0.061046511627907" calcext:value-type="percentage">
            <text:p>6.10%</text:p>
          </table:table-cell>
        </table:table-row>
        <table:table-row table:style-name="ro1">
          <table:table-cell office:value-type="float" office:value="286.2" calcext:value-type="float">
            <text:p>286.2</text:p>
          </table:table-cell>
          <table:table-cell office:value-type="float" office:value="286.8" calcext:value-type="float">
            <text:p>286.8</text:p>
          </table:table-cell>
          <table:table-cell office:value-type="float" office:value="287" calcext:value-type="float">
            <text:p>287</text:p>
          </table:table-cell>
          <table:table-cell office:value-type="float" office:value="286.9" calcext:value-type="float">
            <text:p>286.9</text:p>
          </table:table-cell>
          <table:table-cell office:value-type="float" office:value="288.1" calcext:value-type="float">
            <text:p>288.1</text:p>
          </table:table-cell>
          <table:table-cell office:value-type="float" office:value="287.4" calcext:value-type="float">
            <text:p>287.4</text:p>
          </table:table-cell>
          <table:table-cell office:value-type="float" office:value="288.5" calcext:value-type="float">
            <text:p>288.5</text:p>
          </table:table-cell>
          <table:table-cell office:value-type="float" office:value="288.4" calcext:value-type="float">
            <text:p>288.4</text:p>
          </table:table-cell>
          <table:table-cell office:value-type="float" office:value="287.5" calcext:value-type="float">
            <text:p>287.5</text:p>
          </table:table-cell>
          <table:table-cell office:value-type="float" office:value="296" calcext:value-type="float">
            <text:p>296</text:p>
          </table:table-cell>
          <table:table-cell table:formula="of:=([.J89]-[.A89])/[.A89]" office:value-type="percentage" office:value="0.0342417889587701" calcext:value-type="percentage">
            <text:p>3.42%</text:p>
          </table:table-cell>
          <table:table-cell table:formula="of:=([.J89]-[.B89])/[.B89]" office:value-type="percentage" office:value="0.0320781032078103" calcext:value-type="percentage">
            <text:p>3.21%</text:p>
          </table:table-cell>
          <table:table-cell table:formula="of:=([.J89]-[.C89])/[.C89]" office:value-type="percentage" office:value="0.0313588850174216" calcext:value-type="percentage">
            <text:p>3.14%</text:p>
          </table:table-cell>
          <table:table-cell table:formula="of:=([.J89]-[.D89])/[.D89]" office:value-type="percentage" office:value="0.0317183687696062" calcext:value-type="percentage">
            <text:p>3.17%</text:p>
          </table:table-cell>
          <table:table-cell table:formula="of:=([.J89]-[.E89])/[.E89]" office:value-type="percentage" office:value="0.0274210343630683" calcext:value-type="percentage">
            <text:p>2.74%</text:p>
          </table:table-cell>
          <table:table-cell table:formula="of:=([.J89]-[.F89])/[.F89]" office:value-type="percentage" office:value="0.0299234516353515" calcext:value-type="percentage">
            <text:p>2.99%</text:p>
          </table:table-cell>
          <table:table-cell table:formula="of:=([.J89]-[.G89])/[.G89]" office:value-type="percentage" office:value="0.0259965337954939" calcext:value-type="percentage">
            <text:p>2.60%</text:p>
          </table:table-cell>
          <table:table-cell table:formula="of:=([.J89]-[.H89])/[.H89]" office:value-type="percentage" office:value="0.0263522884882109" calcext:value-type="percentage">
            <text:p>2.64%</text:p>
          </table:table-cell>
          <table:table-cell table:formula="of:=([.J89]-[.I89])/[.I89]" office:value-type="percentage" office:value="0.0295652173913043" calcext:value-type="percentage">
            <text:p>2.96%</text:p>
          </table:table-cell>
        </table:table-row>
        <table:table-row table:style-name="ro1">
          <table:table-cell table:number-columns-repeated="2" office:value-type="float" office:value="293.5" calcext:value-type="float">
            <text:p>293.5</text:p>
          </table:table-cell>
          <table:table-cell office:value-type="float" office:value="294.1" calcext:value-type="float">
            <text:p>294.1</text:p>
          </table:table-cell>
          <table:table-cell office:value-type="float" office:value="293.4" calcext:value-type="float">
            <text:p>293.4</text:p>
          </table:table-cell>
          <table:table-cell office:value-type="float" office:value="294" calcext:value-type="float">
            <text:p>294</text:p>
          </table:table-cell>
          <table:table-cell office:value-type="float" office:value="294.5" calcext:value-type="float">
            <text:p>294.5</text:p>
          </table:table-cell>
          <table:table-cell office:value-type="float" office:value="294.4" calcext:value-type="float">
            <text:p>294.4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301" calcext:value-type="float">
            <text:p>301</text:p>
          </table:table-cell>
          <table:table-cell table:formula="of:=([.J90]-[.A90])/[.A90]" office:value-type="percentage" office:value="0.0255536626916525" calcext:value-type="percentage">
            <text:p>2.56%</text:p>
          </table:table-cell>
          <table:table-cell table:formula="of:=([.J90]-[.B90])/[.B90]" office:value-type="percentage" office:value="0.0255536626916525" calcext:value-type="percentage">
            <text:p>2.56%</text:p>
          </table:table-cell>
          <table:table-cell table:formula="of:=([.J90]-[.C90])/[.C90]" office:value-type="percentage" office:value="0.023461407684461" calcext:value-type="percentage">
            <text:p>2.35%</text:p>
          </table:table-cell>
          <table:table-cell table:formula="of:=([.J90]-[.D90])/[.D90]" office:value-type="percentage" office:value="0.0259032038173143" calcext:value-type="percentage">
            <text:p>2.59%</text:p>
          </table:table-cell>
          <table:table-cell table:formula="of:=([.J90]-[.E90])/[.E90]" office:value-type="percentage" office:value="0.0238095238095238" calcext:value-type="percentage">
            <text:p>2.38%</text:p>
          </table:table-cell>
          <table:table-cell table:formula="of:=([.J90]-[.F90])/[.F90]" office:value-type="percentage" office:value="0.0220713073005093" calcext:value-type="percentage">
            <text:p>2.21%</text:p>
          </table:table-cell>
          <table:table-cell table:formula="of:=([.J90]-[.G90])/[.G90]" office:value-type="percentage" office:value="0.0224184782608696" calcext:value-type="percentage">
            <text:p>2.24%</text:p>
          </table:table-cell>
          <table:table-cell table:formula="of:=([.J90]-[.H90])/[.H90]" office:value-type="percentage" office:value="0.0238095238095238" calcext:value-type="percentage">
            <text:p>2.38%</text:p>
          </table:table-cell>
          <table:table-cell table:formula="of:=([.J90]-[.I90])/[.I90]" office:value-type="percentage" office:value="0.0238095238095238" calcext:value-type="percentage">
            <text:p>2.38%</text:p>
          </table:table-cell>
        </table:table-row>
        <table:table-row table:style-name="ro1">
          <table:table-cell office:value-type="float" office:value="270.2" calcext:value-type="float">
            <text:p>270.2</text:p>
          </table:table-cell>
          <table:table-cell office:value-type="float" office:value="271.8" calcext:value-type="float">
            <text:p>271.8</text:p>
          </table:table-cell>
          <table:table-cell office:value-type="float" office:value="272.4" calcext:value-type="float">
            <text:p>272.4</text:p>
          </table:table-cell>
          <table:table-cell office:value-type="float" office:value="273.5" calcext:value-type="float">
            <text:p>273.5</text:p>
          </table:table-cell>
          <table:table-cell office:value-type="float" office:value="273.2" calcext:value-type="float">
            <text:p>273.2</text:p>
          </table:table-cell>
          <table:table-cell office:value-type="float" office:value="274.1" calcext:value-type="float">
            <text:p>274.1</text:p>
          </table:table-cell>
          <table:table-cell office:value-type="float" office:value="274.7" calcext:value-type="float">
            <text:p>274.7</text:p>
          </table:table-cell>
          <table:table-cell office:value-type="float" office:value="274.3" calcext:value-type="float">
            <text:p>274.3</text:p>
          </table:table-cell>
          <table:table-cell office:value-type="float" office:value="272.1" calcext:value-type="float">
            <text:p>272.1</text:p>
          </table:table-cell>
          <table:table-cell office:value-type="float" office:value="283" calcext:value-type="float">
            <text:p>283</text:p>
          </table:table-cell>
          <table:table-cell table:formula="of:=([.J91]-[.A91])/[.A91]" office:value-type="percentage" office:value="0.0473723168023687" calcext:value-type="percentage">
            <text:p>4.74%</text:p>
          </table:table-cell>
          <table:table-cell table:formula="of:=([.J91]-[.B91])/[.B91]" office:value-type="percentage" office:value="0.0412067696835908" calcext:value-type="percentage">
            <text:p>4.12%</text:p>
          </table:table-cell>
          <table:table-cell table:formula="of:=([.J91]-[.C91])/[.C91]" office:value-type="percentage" office:value="0.038913362701909" calcext:value-type="percentage">
            <text:p>3.89%</text:p>
          </table:table-cell>
          <table:table-cell table:formula="of:=([.J91]-[.D91])/[.D91]" office:value-type="percentage" office:value="0.0347349177330896" calcext:value-type="percentage">
            <text:p>3.47%</text:p>
          </table:table-cell>
          <table:table-cell table:formula="of:=([.J91]-[.E91])/[.E91]" office:value-type="percentage" office:value="0.0358711566617863" calcext:value-type="percentage">
            <text:p>3.59%</text:p>
          </table:table-cell>
          <table:table-cell table:formula="of:=([.J91]-[.F91])/[.F91]" office:value-type="percentage" office:value="0.0324699014958044" calcext:value-type="percentage">
            <text:p>3.25%</text:p>
          </table:table-cell>
          <table:table-cell table:formula="of:=([.J91]-[.G91])/[.G91]" office:value-type="percentage" office:value="0.0302147797597379" calcext:value-type="percentage">
            <text:p>3.02%</text:p>
          </table:table-cell>
          <table:table-cell table:formula="of:=([.J91]-[.H91])/[.H91]" office:value-type="percentage" office:value="0.0317170980678089" calcext:value-type="percentage">
            <text:p>3.17%</text:p>
          </table:table-cell>
          <table:table-cell table:formula="of:=([.J91]-[.I91])/[.I91]" office:value-type="percentage" office:value="0.040058801911062" calcext:value-type="percentage">
            <text:p>4.01%</text:p>
          </table:table-cell>
        </table:table-row>
        <table:table-row table:style-name="ro1">
          <table:table-cell office:value-type="float" office:value="292.2" calcext:value-type="float">
            <text:p>292.2</text:p>
          </table:table-cell>
          <table:table-cell office:value-type="float" office:value="292.5" calcext:value-type="float">
            <text:p>292.5</text:p>
          </table:table-cell>
          <table:table-cell office:value-type="float" office:value="292.4" calcext:value-type="float">
            <text:p>292.4</text:p>
          </table:table-cell>
          <table:table-cell office:value-type="float" office:value="292.7" calcext:value-type="float">
            <text:p>292.7</text:p>
          </table:table-cell>
          <table:table-cell office:value-type="float" office:value="292.2" calcext:value-type="float">
            <text:p>292.2</text:p>
          </table:table-cell>
          <table:table-cell office:value-type="float" office:value="292.5" calcext:value-type="float">
            <text:p>292.5</text:p>
          </table:table-cell>
          <table:table-cell office:value-type="float" office:value="292.8" calcext:value-type="float">
            <text:p>292.8</text:p>
          </table:table-cell>
          <table:table-cell office:value-type="float" office:value="292.4" calcext:value-type="float">
            <text:p>292.4</text:p>
          </table:table-cell>
          <table:table-cell office:value-type="float" office:value="292.2" calcext:value-type="float">
            <text:p>292.2</text:p>
          </table:table-cell>
          <table:table-cell table:style-name="Default" office:value-type="float" office:value="297" calcext:value-type="float">
            <text:p>297</text:p>
          </table:table-cell>
          <table:table-cell table:formula="of:=([.J92]-[.A92])/[.A92]" office:value-type="percentage" office:value="0.0164271047227926" calcext:value-type="percentage">
            <text:p>1.64%</text:p>
          </table:table-cell>
          <table:table-cell table:formula="of:=([.J92]-[.B92])/[.B92]" office:value-type="percentage" office:value="0.0153846153846154" calcext:value-type="percentage">
            <text:p>1.54%</text:p>
          </table:table-cell>
          <table:table-cell table:formula="of:=([.J92]-[.C92])/[.C92]" office:value-type="percentage" office:value="0.0157318741450069" calcext:value-type="percentage">
            <text:p>1.57%</text:p>
          </table:table-cell>
          <table:table-cell table:formula="of:=([.J92]-[.D92])/[.D92]" office:value-type="percentage" office:value="0.0146908097027674" calcext:value-type="percentage">
            <text:p>1.47%</text:p>
          </table:table-cell>
          <table:table-cell table:formula="of:=([.J92]-[.E92])/[.E92]" office:value-type="percentage" office:value="0.0164271047227926" calcext:value-type="percentage">
            <text:p>1.64%</text:p>
          </table:table-cell>
          <table:table-cell table:formula="of:=([.J92]-[.F92])/[.F92]" office:value-type="percentage" office:value="0.0153846153846154" calcext:value-type="percentage">
            <text:p>1.54%</text:p>
          </table:table-cell>
          <table:table-cell table:formula="of:=([.J92]-[.G92])/[.G92]" office:value-type="percentage" office:value="0.0143442622950819" calcext:value-type="percentage">
            <text:p>1.43%</text:p>
          </table:table-cell>
          <table:table-cell table:formula="of:=([.J92]-[.H92])/[.H92]" office:value-type="percentage" office:value="0.0157318741450069" calcext:value-type="percentage">
            <text:p>1.57%</text:p>
          </table:table-cell>
          <table:table-cell table:formula="of:=([.J92]-[.I92])/[.I92]" office:value-type="percentage" office:value="0.0164271047227926" calcext:value-type="percentage">
            <text:p>1.64%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4.6" calcext:value-type="float">
            <text:p>294.6</text:p>
          </table:table-cell>
          <table:table-cell office:value-type="float" office:value="295" calcext:value-type="float">
            <text:p>295</text:p>
          </table:table-cell>
          <table:table-cell office:value-type="float" office:value="294.3" calcext:value-type="float">
            <text:p>294.3</text:p>
          </table:table-cell>
          <table:table-cell office:value-type="float" office:value="295.1" calcext:value-type="float">
            <text:p>295.1</text:p>
          </table:table-cell>
          <table:table-cell office:value-type="float" office:value="295.3" calcext:value-type="float">
            <text:p>295.3</text:p>
          </table:table-cell>
          <table:table-cell office:value-type="float" office:value="295.5" calcext:value-type="float">
            <text:p>295.5</text:p>
          </table:table-cell>
          <table:table-cell office:value-type="float" office:value="294.7" calcext:value-type="float">
            <text:p>294.7</text:p>
          </table:table-cell>
          <table:table-cell office:value-type="float" office:value="293.7" calcext:value-type="float">
            <text:p>293.7</text:p>
          </table:table-cell>
          <table:table-cell office:value-type="float" office:value="300" calcext:value-type="float">
            <text:p>300</text:p>
          </table:table-cell>
          <table:table-cell table:formula="of:=([.J93]-[.A93])/[.A93]" office:value-type="percentage" office:value="0.0204081632653061" calcext:value-type="percentage">
            <text:p>2.04%</text:p>
          </table:table-cell>
          <table:table-cell table:formula="of:=([.J93]-[.B93])/[.B93]" office:value-type="percentage" office:value="0.0183299389002036" calcext:value-type="percentage">
            <text:p>1.83%</text:p>
          </table:table-cell>
          <table:table-cell table:formula="of:=([.J93]-[.C93])/[.C93]" office:value-type="percentage" office:value="0.0169491525423729" calcext:value-type="percentage">
            <text:p>1.69%</text:p>
          </table:table-cell>
          <table:table-cell table:formula="of:=([.J93]-[.D93])/[.D93]" office:value-type="percentage" office:value="0.019367991845056" calcext:value-type="percentage">
            <text:p>1.94%</text:p>
          </table:table-cell>
          <table:table-cell table:formula="of:=([.J93]-[.E93])/[.E93]" office:value-type="percentage" office:value="0.0166045408336156" calcext:value-type="percentage">
            <text:p>1.66%</text:p>
          </table:table-cell>
          <table:table-cell table:formula="of:=([.J93]-[.F93])/[.F93]" office:value-type="percentage" office:value="0.0159160176092109" calcext:value-type="percentage">
            <text:p>1.59%</text:p>
          </table:table-cell>
          <table:table-cell table:formula="of:=([.J93]-[.G93])/[.G93]" office:value-type="percentage" office:value="0.0152284263959391" calcext:value-type="percentage">
            <text:p>1.52%</text:p>
          </table:table-cell>
          <table:table-cell table:formula="of:=([.J93]-[.H93])/[.H93]" office:value-type="percentage" office:value="0.0179843909060061" calcext:value-type="percentage">
            <text:p>1.80%</text:p>
          </table:table-cell>
          <table:table-cell table:formula="of:=([.J93]-[.I93])/[.I93]" office:value-type="percentage" office:value="0.0214504596527069" calcext:value-type="percentage">
            <text:p>2.15%</text:p>
          </table:table-cell>
        </table:table-row>
        <table:table-row table:style-name="ro1">
          <table:table-cell office:value-type="float" office:value="294.3" calcext:value-type="float">
            <text:p>294.3</text:p>
          </table:table-cell>
          <table:table-cell office:value-type="float" office:value="295" calcext:value-type="float">
            <text:p>295</text:p>
          </table:table-cell>
          <table:table-cell office:value-type="float" office:value="294.7" calcext:value-type="float">
            <text:p>294.7</text:p>
          </table:table-cell>
          <table:table-cell office:value-type="float" office:value="295.3" calcext:value-type="float">
            <text:p>295.3</text:p>
          </table:table-cell>
          <table:table-cell office:value-type="float" office:value="295.5" calcext:value-type="float">
            <text:p>295.5</text:p>
          </table:table-cell>
          <table:table-cell office:value-type="float" office:value="294.8" calcext:value-type="float">
            <text:p>294.8</text:p>
          </table:table-cell>
          <table:table-cell table:number-columns-repeated="2" office:value-type="float" office:value="296.3" calcext:value-type="float">
            <text:p>296.3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table:formula="of:=([.J94]-[.A94])/[.A94]" office:value-type="percentage" office:value="0.0261637784573564" calcext:value-type="percentage">
            <text:p>2.62%</text:p>
          </table:table-cell>
          <table:table-cell table:formula="of:=([.J94]-[.B94])/[.B94]" office:value-type="percentage" office:value="0.023728813559322" calcext:value-type="percentage">
            <text:p>2.37%</text:p>
          </table:table-cell>
          <table:table-cell table:formula="of:=([.J94]-[.C94])/[.C94]" office:value-type="percentage" office:value="0.0247709535120462" calcext:value-type="percentage">
            <text:p>2.48%</text:p>
          </table:table-cell>
          <table:table-cell table:formula="of:=([.J94]-[.D94])/[.D94]" office:value-type="percentage" office:value="0.022688791059939" calcext:value-type="percentage">
            <text:p>2.27%</text:p>
          </table:table-cell>
          <table:table-cell table:formula="of:=([.J94]-[.E94])/[.E94]" office:value-type="percentage" office:value="0.0219966159052453" calcext:value-type="percentage">
            <text:p>2.20%</text:p>
          </table:table-cell>
          <table:table-cell table:formula="of:=([.J94]-[.F94])/[.F94]" office:value-type="percentage" office:value="0.0244233378561736" calcext:value-type="percentage">
            <text:p>2.44%</text:p>
          </table:table-cell>
          <table:table-cell table:formula="of:=([.J94]-[.G94])/[.G94]" office:value-type="percentage" office:value="0.0192372595342558" calcext:value-type="percentage">
            <text:p>1.92%</text:p>
          </table:table-cell>
          <table:table-cell table:formula="of:=([.J94]-[.H94])/[.H94]" office:value-type="percentage" office:value="0.0192372595342558" calcext:value-type="percentage">
            <text:p>1.92%</text:p>
          </table:table-cell>
          <table:table-cell table:formula="of:=([.J94]-[.I94])/[.I94]" office:value-type="percentage" office:value="0.023728813559322" calcext:value-type="percentage">
            <text:p>2.37%</text:p>
          </table:table-cell>
        </table:table-row>
        <table:table-row table:style-name="ro1">
          <table:table-cell office:value-type="float" office:value="292.6" calcext:value-type="float">
            <text:p>292.6</text:p>
          </table:table-cell>
          <table:table-cell office:value-type="float" office:value="294.7" calcext:value-type="float">
            <text:p>294.7</text:p>
          </table:table-cell>
          <table:table-cell office:value-type="float" office:value="293.5" calcext:value-type="float">
            <text:p>293.5</text:p>
          </table:table-cell>
          <table:table-cell office:value-type="float" office:value="294.6" calcext:value-type="float">
            <text:p>294.6</text:p>
          </table:table-cell>
          <table:table-cell office:value-type="float" office:value="294.3" calcext:value-type="float">
            <text:p>294.3</text:p>
          </table:table-cell>
          <table:table-cell office:value-type="float" office:value="295.7" calcext:value-type="float">
            <text:p>295.7</text:p>
          </table:table-cell>
          <table:table-cell office:value-type="float" office:value="295.3" calcext:value-type="float">
            <text:p>295.3</text:p>
          </table:table-cell>
          <table:table-cell office:value-type="float" office:value="295.1" calcext:value-type="float">
            <text:p>295.1</text:p>
          </table:table-cell>
          <table:table-cell office:value-type="float" office:value="294.4" calcext:value-type="float">
            <text:p>294.4</text:p>
          </table:table-cell>
          <table:table-cell table:style-name="Default" office:value-type="float" office:value="303" calcext:value-type="float">
            <text:p>303</text:p>
          </table:table-cell>
          <table:table-cell table:formula="of:=([.J95]-[.A95])/[.A95]" office:value-type="percentage" office:value="0.0355434039644565" calcext:value-type="percentage">
            <text:p>3.55%</text:p>
          </table:table-cell>
          <table:table-cell table:formula="of:=([.J95]-[.B95])/[.B95]" office:value-type="percentage" office:value="0.0281642348150662" calcext:value-type="percentage">
            <text:p>2.82%</text:p>
          </table:table-cell>
          <table:table-cell table:formula="of:=([.J95]-[.C95])/[.C95]" office:value-type="percentage" office:value="0.0323679727427598" calcext:value-type="percentage">
            <text:p>3.24%</text:p>
          </table:table-cell>
          <table:table-cell table:formula="of:=([.J95]-[.D95])/[.D95]" office:value-type="percentage" office:value="0.0285132382892056" calcext:value-type="percentage">
            <text:p>2.85%</text:p>
          </table:table-cell>
          <table:table-cell table:formula="of:=([.J95]-[.E95])/[.E95]" office:value-type="percentage" office:value="0.0295616717635066" calcext:value-type="percentage">
            <text:p>2.96%</text:p>
          </table:table-cell>
          <table:table-cell table:formula="of:=([.J95]-[.F95])/[.F95]" office:value-type="percentage" office:value="0.0246871829556984" calcext:value-type="percentage">
            <text:p>2.47%</text:p>
          </table:table-cell>
          <table:table-cell table:formula="of:=([.J95]-[.G95])/[.G95]" office:value-type="percentage" office:value="0.026075177785303" calcext:value-type="percentage">
            <text:p>2.61%</text:p>
          </table:table-cell>
          <table:table-cell table:formula="of:=([.J95]-[.H95])/[.H95]" office:value-type="percentage" office:value="0.0267705862419518" calcext:value-type="percentage">
            <text:p>2.68%</text:p>
          </table:table-cell>
          <table:table-cell table:formula="of:=([.J95]-[.I95])/[.I95]" office:value-type="percentage" office:value="0.0292119565217392" calcext:value-type="percentage">
            <text:p>2.92%</text:p>
          </table:table-cell>
        </table:table-row>
        <table:table-row table:style-name="ro1">
          <table:table-cell office:value-type="float" office:value="298.9" calcext:value-type="float">
            <text:p>298.9</text:p>
          </table:table-cell>
          <table:table-cell office:value-type="float" office:value="298.6" calcext:value-type="float">
            <text:p>298.6</text:p>
          </table:table-cell>
          <table:table-cell office:value-type="float" office:value="298.7" calcext:value-type="float">
            <text:p>298.7</text:p>
          </table:table-cell>
          <table:table-cell office:value-type="float" office:value="299.4" calcext:value-type="float">
            <text:p>299.4</text:p>
          </table:table-cell>
          <table:table-cell office:value-type="float" office:value="299.2" calcext:value-type="float">
            <text:p>299.2</text:p>
          </table:table-cell>
          <table:table-cell office:value-type="float" office:value="299.6" calcext:value-type="float">
            <text:p>299.6</text:p>
          </table:table-cell>
          <table:table-cell office:value-type="float" office:value="299.8" calcext:value-type="float">
            <text:p>299.8</text:p>
          </table:table-cell>
          <table:table-cell office:value-type="float" office:value="299.7" calcext:value-type="float">
            <text:p>299.7</text:p>
          </table:table-cell>
          <table:table-cell office:value-type="float" office:value="299.1" calcext:value-type="float">
            <text:p>299.1</text:p>
          </table:table-cell>
          <table:table-cell table:style-name="Default" office:value-type="float" office:value="303" calcext:value-type="float">
            <text:p>303</text:p>
          </table:table-cell>
          <table:table-cell table:formula="of:=([.J96]-[.A96])/[.A96]" office:value-type="percentage" office:value="0.013716962194714" calcext:value-type="percentage">
            <text:p>1.37%</text:p>
          </table:table-cell>
          <table:table-cell table:formula="of:=([.J96]-[.B96])/[.B96]" office:value-type="percentage" office:value="0.0147354320160749" calcext:value-type="percentage">
            <text:p>1.47%</text:p>
          </table:table-cell>
          <table:table-cell table:formula="of:=([.J96]-[.C96])/[.C96]" office:value-type="percentage" office:value="0.0143957147639773" calcext:value-type="percentage">
            <text:p>1.44%</text:p>
          </table:table-cell>
          <table:table-cell table:formula="of:=([.J96]-[.D96])/[.D96]" office:value-type="percentage" office:value="0.0120240480961925" calcext:value-type="percentage">
            <text:p>1.20%</text:p>
          </table:table-cell>
          <table:table-cell table:formula="of:=([.J96]-[.E96])/[.E96]" office:value-type="percentage" office:value="0.0127005347593583" calcext:value-type="percentage">
            <text:p>1.27%</text:p>
          </table:table-cell>
          <table:table-cell table:formula="of:=([.J96]-[.F96])/[.F96]" office:value-type="percentage" office:value="0.0113484646194926" calcext:value-type="percentage">
            <text:p>1.13%</text:p>
          </table:table-cell>
          <table:table-cell table:formula="of:=([.J96]-[.G96])/[.G96]" office:value-type="percentage" office:value="0.0106737825216811" calcext:value-type="percentage">
            <text:p>1.07%</text:p>
          </table:table-cell>
          <table:table-cell table:formula="of:=([.J96]-[.H96])/[.H96]" office:value-type="percentage" office:value="0.0110110110110111" calcext:value-type="percentage">
            <text:p>1.10%</text:p>
          </table:table-cell>
          <table:table-cell table:formula="of:=([.J96]-[.I96])/[.I96]" office:value-type="percentage" office:value="0.0130391173520561" calcext:value-type="percentage">
            <text:p>1.30%</text:p>
          </table:table-cell>
        </table:table-row>
        <table:table-row table:style-name="ro1">
          <table:table-cell office:value-type="float" office:value="298.6" calcext:value-type="float">
            <text:p>298.6</text:p>
          </table:table-cell>
          <table:table-cell office:value-type="float" office:value="299.2" calcext:value-type="float">
            <text:p>299.2</text:p>
          </table:table-cell>
          <table:table-cell table:number-columns-repeated="2" office:value-type="float" office:value="300.2" calcext:value-type="float">
            <text:p>300.2</text:p>
          </table:table-cell>
          <table:table-cell office:value-type="float" office:value="300.6" calcext:value-type="float">
            <text:p>300.6</text:p>
          </table:table-cell>
          <table:table-cell office:value-type="float" office:value="300.1" calcext:value-type="float">
            <text:p>300.1</text:p>
          </table:table-cell>
          <table:table-cell office:value-type="float" office:value="300.2" calcext:value-type="float">
            <text:p>300.2</text:p>
          </table:table-cell>
          <table:table-cell office:value-type="float" office:value="300.8" calcext:value-type="float">
            <text:p>300.8</text:p>
          </table:table-cell>
          <table:table-cell office:value-type="float" office:value="300.2" calcext:value-type="float">
            <text:p>300.2</text:p>
          </table:table-cell>
          <table:table-cell table:style-name="Default" office:value-type="float" office:value="308" calcext:value-type="float">
            <text:p>308</text:p>
          </table:table-cell>
          <table:table-cell table:formula="of:=([.J97]-[.A97])/[.A97]" office:value-type="percentage" office:value="0.0314802411252511" calcext:value-type="percentage">
            <text:p>3.15%</text:p>
          </table:table-cell>
          <table:table-cell table:formula="of:=([.J97]-[.B97])/[.B97]" office:value-type="percentage" office:value="0.0294117647058824" calcext:value-type="percentage">
            <text:p>2.94%</text:p>
          </table:table-cell>
          <table:table-cell table:formula="of:=([.J97]-[.C97])/[.C97]" office:value-type="percentage" office:value="0.0259826782145237" calcext:value-type="percentage">
            <text:p>2.60%</text:p>
          </table:table-cell>
          <table:table-cell table:formula="of:=([.J97]-[.D97])/[.D97]" office:value-type="percentage" office:value="0.0259826782145237" calcext:value-type="percentage">
            <text:p>2.60%</text:p>
          </table:table-cell>
          <table:table-cell table:formula="of:=([.J97]-[.E97])/[.E97]" office:value-type="percentage" office:value="0.0246174318030605" calcext:value-type="percentage">
            <text:p>2.46%</text:p>
          </table:table-cell>
          <table:table-cell table:formula="of:=([.J97]-[.F97])/[.F97]" office:value-type="percentage" office:value="0.0263245584805064" calcext:value-type="percentage">
            <text:p>2.63%</text:p>
          </table:table-cell>
          <table:table-cell table:formula="of:=([.J97]-[.G97])/[.G97]" office:value-type="percentage" office:value="0.0259826782145237" calcext:value-type="percentage">
            <text:p>2.60%</text:p>
          </table:table-cell>
          <table:table-cell table:formula="of:=([.J97]-[.H97])/[.H97]" office:value-type="percentage" office:value="0.0239361702127659" calcext:value-type="percentage">
            <text:p>2.39%</text:p>
          </table:table-cell>
          <table:table-cell table:formula="of:=([.J97]-[.I97])/[.I97]" office:value-type="percentage" office:value="0.0259826782145237" calcext:value-type="percentage">
            <text:p>2.60%</text:p>
          </table:table-cell>
        </table:table-row>
        <table:table-row table:style-name="ro1">
          <table:table-cell office:value-type="float" office:value="305.7" calcext:value-type="float">
            <text:p>305.7</text:p>
          </table:table-cell>
          <table:table-cell office:value-type="float" office:value="306" calcext:value-type="float">
            <text:p>306</text:p>
          </table:table-cell>
          <table:table-cell office:value-type="float" office:value="305.8" calcext:value-type="float">
            <text:p>305.8</text:p>
          </table:table-cell>
          <table:table-cell table:number-columns-repeated="2" office:value-type="float" office:value="306.1" calcext:value-type="float">
            <text:p>306.1</text:p>
          </table:table-cell>
          <table:table-cell office:value-type="float" office:value="306.6" calcext:value-type="float">
            <text:p>306.6</text:p>
          </table:table-cell>
          <table:table-cell office:value-type="float" office:value="307.2" calcext:value-type="float">
            <text:p>307.2</text:p>
          </table:table-cell>
          <table:table-cell office:value-type="float" office:value="307.3" calcext:value-type="float">
            <text:p>307.3</text:p>
          </table:table-cell>
          <table:table-cell office:value-type="float" office:value="305.8" calcext:value-type="float">
            <text:p>305.8</text:p>
          </table:table-cell>
          <table:table-cell office:value-type="float" office:value="313" calcext:value-type="float">
            <text:p>313</text:p>
          </table:table-cell>
          <table:table-cell table:formula="of:=([.J98]-[.A98])/[.A98]" office:value-type="percentage" office:value="0.0238796205430161" calcext:value-type="percentage">
            <text:p>2.39%</text:p>
          </table:table-cell>
          <table:table-cell table:formula="of:=([.J98]-[.B98])/[.B98]" office:value-type="percentage" office:value="0.022875816993464" calcext:value-type="percentage">
            <text:p>2.29%</text:p>
          </table:table-cell>
          <table:table-cell table:formula="of:=([.J98]-[.C98])/[.C98]" office:value-type="percentage" office:value="0.0235448005232177" calcext:value-type="percentage">
            <text:p>2.35%</text:p>
          </table:table-cell>
          <table:table-cell table:formula="of:=([.J98]-[.D98])/[.D98]" office:value-type="percentage" office:value="0.0225416530545573" calcext:value-type="percentage">
            <text:p>2.25%</text:p>
          </table:table-cell>
          <table:table-cell table:formula="of:=([.J98]-[.E98])/[.E98]" office:value-type="percentage" office:value="0.0225416530545573" calcext:value-type="percentage">
            <text:p>2.25%</text:p>
          </table:table-cell>
          <table:table-cell table:formula="of:=([.J98]-[.F98])/[.F98]" office:value-type="percentage" office:value="0.0208741030658838" calcext:value-type="percentage">
            <text:p>2.09%</text:p>
          </table:table-cell>
          <table:table-cell table:formula="of:=([.J98]-[.G98])/[.G98]" office:value-type="percentage" office:value="0.0188802083333334" calcext:value-type="percentage">
            <text:p>1.89%</text:p>
          </table:table-cell>
          <table:table-cell table:formula="of:=([.J98]-[.H98])/[.H98]" office:value-type="percentage" office:value="0.0185486495281484" calcext:value-type="percentage">
            <text:p>1.85%</text:p>
          </table:table-cell>
          <table:table-cell table:formula="of:=([.J98]-[.I98])/[.I98]" office:value-type="percentage" office:value="0.0235448005232177" calcext:value-type="percentage">
            <text:p>2.35%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9.8" calcext:value-type="float">
            <text:p>299.8</text:p>
          </table:table-cell>
          <table:table-cell office:value-type="float" office:value="300.2" calcext:value-type="float">
            <text:p>300.2</text:p>
          </table:table-cell>
          <table:table-cell table:number-columns-repeated="2" office:value-type="float" office:value="300.6" calcext:value-type="float">
            <text:p>300.6</text:p>
          </table:table-cell>
          <table:table-cell office:value-type="float" office:value="301.2" calcext:value-type="float">
            <text:p>301.2</text:p>
          </table:table-cell>
          <table:table-cell office:value-type="float" office:value="301.1" calcext:value-type="float">
            <text:p>301.1</text:p>
          </table:table-cell>
          <table:table-cell office:value-type="float" office:value="300.9" calcext:value-type="float">
            <text:p>300.9</text:p>
          </table:table-cell>
          <table:table-cell office:value-type="float" office:value="298.9" calcext:value-type="float">
            <text:p>298.9</text:p>
          </table:table-cell>
          <table:table-cell office:value-type="float" office:value="305" calcext:value-type="float">
            <text:p>305</text:p>
          </table:table-cell>
          <table:table-cell table:formula="of:=([.J99]-[.A99])/[.A99]" office:value-type="percentage" office:value="0.020066889632107" calcext:value-type="percentage">
            <text:p>2.01%</text:p>
          </table:table-cell>
          <table:table-cell table:formula="of:=([.J99]-[.B99])/[.B99]" office:value-type="percentage" office:value="0.0173448965977318" calcext:value-type="percentage">
            <text:p>1.73%</text:p>
          </table:table-cell>
          <table:table-cell table:formula="of:=([.J99]-[.C99])/[.C99]" office:value-type="percentage" office:value="0.0159893404397069" calcext:value-type="percentage">
            <text:p>1.60%</text:p>
          </table:table-cell>
          <table:table-cell table:formula="of:=([.J99]-[.D99])/[.D99]" office:value-type="percentage" office:value="0.0146373918829008" calcext:value-type="percentage">
            <text:p>1.46%</text:p>
          </table:table-cell>
          <table:table-cell table:formula="of:=([.J99]-[.E99])/[.E99]" office:value-type="percentage" office:value="0.0146373918829008" calcext:value-type="percentage">
            <text:p>1.46%</text:p>
          </table:table-cell>
          <table:table-cell table:formula="of:=([.J99]-[.F99])/[.F99]" office:value-type="percentage" office:value="0.0126162018592298" calcext:value-type="percentage">
            <text:p>1.26%</text:p>
          </table:table-cell>
          <table:table-cell table:formula="of:=([.J99]-[.G99])/[.G99]" office:value-type="percentage" office:value="0.0129525074726004" calcext:value-type="percentage">
            <text:p>1.30%</text:p>
          </table:table-cell>
          <table:table-cell table:formula="of:=([.J99]-[.H99])/[.H99]" office:value-type="percentage" office:value="0.0136257892987704" calcext:value-type="percentage">
            <text:p>1.36%</text:p>
          </table:table-cell>
          <table:table-cell table:formula="of:=([.J99]-[.I99])/[.I99]" office:value-type="percentage" office:value="0.0204081632653062" calcext:value-type="percentage">
            <text:p>2.04%</text:p>
          </table:table-cell>
        </table:table-row>
        <table:table-row table:style-name="ro1">
          <table:table-cell table:number-columns-repeated="3" office:value-type="float" office:value="311.8" calcext:value-type="float">
            <text:p>311.8</text:p>
          </table:table-cell>
          <table:table-cell office:value-type="float" office:value="312" calcext:value-type="float">
            <text:p>312</text:p>
          </table:table-cell>
          <table:table-cell office:value-type="float" office:value="312.4" calcext:value-type="float">
            <text:p>312.4</text:p>
          </table:table-cell>
          <table:table-cell office:value-type="float" office:value="312" calcext:value-type="float">
            <text:p>312</text:p>
          </table:table-cell>
          <table:table-cell office:value-type="float" office:value="311.4" calcext:value-type="float">
            <text:p>311.4</text:p>
          </table:table-cell>
          <table:table-cell office:value-type="float" office:value="312.2" calcext:value-type="float">
            <text:p>312.2</text:p>
          </table:table-cell>
          <table:table-cell office:value-type="float" office:value="311.7" calcext:value-type="float">
            <text:p>311.7</text:p>
          </table:table-cell>
          <table:table-cell office:value-type="float" office:value="319" calcext:value-type="float">
            <text:p>319</text:p>
          </table:table-cell>
          <table:table-cell table:formula="of:=([.J100]-[.A100])/[.A100]" office:value-type="percentage" office:value="0.0230917254650417" calcext:value-type="percentage">
            <text:p>2.31%</text:p>
          </table:table-cell>
          <table:table-cell table:formula="of:=([.J100]-[.B100])/[.B100]" office:value-type="percentage" office:value="0.0230917254650417" calcext:value-type="percentage">
            <text:p>2.31%</text:p>
          </table:table-cell>
          <table:table-cell table:formula="of:=([.J100]-[.C100])/[.C100]" office:value-type="percentage" office:value="0.0230917254650417" calcext:value-type="percentage">
            <text:p>2.31%</text:p>
          </table:table-cell>
          <table:table-cell table:formula="of:=([.J100]-[.D100])/[.D100]" office:value-type="percentage" office:value="0.0224358974358974" calcext:value-type="percentage">
            <text:p>2.24%</text:p>
          </table:table-cell>
          <table:table-cell table:formula="of:=([.J100]-[.E100])/[.E100]" office:value-type="percentage" office:value="0.0211267605633804" calcext:value-type="percentage">
            <text:p>2.11%</text:p>
          </table:table-cell>
          <table:table-cell table:formula="of:=([.J100]-[.F100])/[.F100]" office:value-type="percentage" office:value="0.0224358974358974" calcext:value-type="percentage">
            <text:p>2.24%</text:p>
          </table:table-cell>
          <table:table-cell table:formula="of:=([.J100]-[.G100])/[.G100]" office:value-type="percentage" office:value="0.0244059087989725" calcext:value-type="percentage">
            <text:p>2.44%</text:p>
          </table:table-cell>
          <table:table-cell table:formula="of:=([.J100]-[.H100])/[.H100]" office:value-type="percentage" office:value="0.0217809096732864" calcext:value-type="percentage">
            <text:p>2.18%</text:p>
          </table:table-cell>
          <table:table-cell table:formula="of:=([.J100]-[.I100])/[.I100]" office:value-type="percentage" office:value="0.0234199550850177" calcext:value-type="percentage">
            <text:p>2.34%</text:p>
          </table:table-cell>
        </table:table-row>
        <table:table-row table:style-name="ro1">
          <table:table-cell office:value-type="float" office:value="304.5" calcext:value-type="float">
            <text:p>304.5</text:p>
          </table:table-cell>
          <table:table-cell office:value-type="float" office:value="305.5" calcext:value-type="float">
            <text:p>305.5</text:p>
          </table:table-cell>
          <table:table-cell office:value-type="float" office:value="305.2" calcext:value-type="float">
            <text:p>305.2</text:p>
          </table:table-cell>
          <table:table-cell office:value-type="float" office:value="304.9" calcext:value-type="float">
            <text:p>304.9</text:p>
          </table:table-cell>
          <table:table-cell office:value-type="float" office:value="306" calcext:value-type="float">
            <text:p>306</text:p>
          </table:table-cell>
          <table:table-cell office:value-type="float" office:value="305.8" calcext:value-type="float">
            <text:p>305.8</text:p>
          </table:table-cell>
          <table:table-cell office:value-type="float" office:value="305.6" calcext:value-type="float">
            <text:p>305.6</text:p>
          </table:table-cell>
          <table:table-cell office:value-type="float" office:value="306.1" calcext:value-type="float">
            <text:p>306.1</text:p>
          </table:table-cell>
          <table:table-cell office:value-type="float" office:value="305.1" calcext:value-type="float">
            <text:p>305.1</text:p>
          </table:table-cell>
          <table:table-cell table:style-name="Default" office:value-type="float" office:value="310" calcext:value-type="float">
            <text:p>310</text:p>
          </table:table-cell>
          <table:table-cell table:formula="of:=([.J101]-[.A101])/[.A101]" office:value-type="percentage" office:value="0.0180623973727422" calcext:value-type="percentage">
            <text:p>1.81%</text:p>
          </table:table-cell>
          <table:table-cell table:formula="of:=([.J101]-[.B101])/[.B101]" office:value-type="percentage" office:value="0.0147299509001637" calcext:value-type="percentage">
            <text:p>1.47%</text:p>
          </table:table-cell>
          <table:table-cell table:formula="of:=([.J101]-[.C101])/[.C101]" office:value-type="percentage" office:value="0.0157273918741809" calcext:value-type="percentage">
            <text:p>1.57%</text:p>
          </table:table-cell>
          <table:table-cell table:formula="of:=([.J101]-[.D101])/[.D101]" office:value-type="percentage" office:value="0.0167267956707118" calcext:value-type="percentage">
            <text:p>1.67%</text:p>
          </table:table-cell>
          <table:table-cell table:formula="of:=([.J101]-[.E101])/[.E101]" office:value-type="percentage" office:value="0.0130718954248366" calcext:value-type="percentage">
            <text:p>1.31%</text:p>
          </table:table-cell>
          <table:table-cell table:formula="of:=([.J101]-[.F101])/[.F101]" office:value-type="percentage" office:value="0.013734466971877" calcext:value-type="percentage">
            <text:p>1.37%</text:p>
          </table:table-cell>
          <table:table-cell table:formula="of:=([.J101]-[.G101])/[.G101]" office:value-type="percentage" office:value="0.0143979057591622" calcext:value-type="percentage">
            <text:p>1.44%</text:p>
          </table:table-cell>
          <table:table-cell table:formula="of:=([.J101]-[.H101])/[.H101]" office:value-type="percentage" office:value="0.0127409343351845" calcext:value-type="percentage">
            <text:p>1.27%</text:p>
          </table:table-cell>
          <table:table-cell table:formula="of:=([.J101]-[.I101])/[.I101]" office:value-type="percentage" office:value="0.0160603080957063" calcext:value-type="percentage">
            <text:p>1.61%</text:p>
          </table:table-cell>
        </table:table-row>
        <table:table-row table:style-name="ro1">
          <table:table-cell office:value-type="float" office:value="313.1" calcext:value-type="float">
            <text:p>313.1</text:p>
          </table:table-cell>
          <table:table-cell table:number-columns-repeated="2" office:value-type="float" office:value="313.5" calcext:value-type="float">
            <text:p>313.5</text:p>
          </table:table-cell>
          <table:table-cell office:value-type="float" office:value="314" calcext:value-type="float">
            <text:p>314</text:p>
          </table:table-cell>
          <table:table-cell office:value-type="float" office:value="314.1" calcext:value-type="float">
            <text:p>314.1</text:p>
          </table:table-cell>
          <table:table-cell office:value-type="float" office:value="314.2" calcext:value-type="float">
            <text:p>314.2</text:p>
          </table:table-cell>
          <table:table-cell office:value-type="float" office:value="314.3" calcext:value-type="float">
            <text:p>314.3</text:p>
          </table:table-cell>
          <table:table-cell office:value-type="float" office:value="314.7" calcext:value-type="float">
            <text:p>314.7</text:p>
          </table:table-cell>
          <table:table-cell office:value-type="float" office:value="314.1" calcext:value-type="float">
            <text:p>314.1</text:p>
          </table:table-cell>
          <table:table-cell table:style-name="Default" office:value-type="float" office:value="322" calcext:value-type="float">
            <text:p>322</text:p>
          </table:table-cell>
          <table:table-cell table:formula="of:=([.J102]-[.A102])/[.A102]" office:value-type="percentage" office:value="0.02842542318748" calcext:value-type="percentage">
            <text:p>2.84%</text:p>
          </table:table-cell>
          <table:table-cell table:formula="of:=([.J102]-[.B102])/[.B102]" office:value-type="percentage" office:value="0.0271132376395534" calcext:value-type="percentage">
            <text:p>2.71%</text:p>
          </table:table-cell>
          <table:table-cell table:formula="of:=([.J102]-[.C102])/[.C102]" office:value-type="percentage" office:value="0.0271132376395534" calcext:value-type="percentage">
            <text:p>2.71%</text:p>
          </table:table-cell>
          <table:table-cell table:formula="of:=([.J102]-[.D102])/[.D102]" office:value-type="percentage" office:value="0.0254777070063694" calcext:value-type="percentage">
            <text:p>2.55%</text:p>
          </table:table-cell>
          <table:table-cell table:formula="of:=([.J102]-[.E102])/[.E102]" office:value-type="percentage" office:value="0.0251512257242915" calcext:value-type="percentage">
            <text:p>2.52%</text:p>
          </table:table-cell>
          <table:table-cell table:formula="of:=([.J102]-[.F102])/[.F102]" office:value-type="percentage" office:value="0.0248249522597072" calcext:value-type="percentage">
            <text:p>2.48%</text:p>
          </table:table-cell>
          <table:table-cell table:formula="of:=([.J102]-[.G102])/[.G102]" office:value-type="percentage" office:value="0.0244988864142539" calcext:value-type="percentage">
            <text:p>2.45%</text:p>
          </table:table-cell>
          <table:table-cell table:formula="of:=([.J102]-[.H102])/[.H102]" office:value-type="percentage" office:value="0.0231966952653321" calcext:value-type="percentage">
            <text:p>2.32%</text:p>
          </table:table-cell>
          <table:table-cell table:formula="of:=([.J102]-[.I102])/[.I102]" office:value-type="percentage" office:value="0.0251512257242915" calcext:value-type="percentage">
            <text:p>2.52%</text:p>
          </table:table-cell>
        </table:table-row>
        <table:table-row table:style-name="ro1">
          <table:table-cell office:value-type="float" office:value="310.3" calcext:value-type="float">
            <text:p>310.3</text:p>
          </table:table-cell>
          <table:table-cell office:value-type="float" office:value="311.1" calcext:value-type="float">
            <text:p>311.1</text:p>
          </table:table-cell>
          <table:table-cell office:value-type="float" office:value="310.7" calcext:value-type="float">
            <text:p>310.7</text:p>
          </table:table-cell>
          <table:table-cell office:value-type="float" office:value="310.9" calcext:value-type="float">
            <text:p>310.9</text:p>
          </table:table-cell>
          <table:table-cell office:value-type="float" office:value="310.7" calcext:value-type="float">
            <text:p>310.7</text:p>
          </table:table-cell>
          <table:table-cell office:value-type="float" office:value="311.5" calcext:value-type="float">
            <text:p>311.5</text:p>
          </table:table-cell>
          <table:table-cell office:value-type="float" office:value="311.8" calcext:value-type="float">
            <text:p>311.8</text:p>
          </table:table-cell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table:style-name="Default" office:value-type="float" office:value="317" calcext:value-type="float">
            <text:p>317</text:p>
          </table:table-cell>
          <table:table-cell table:formula="of:=([.J103]-[.A103])/[.A103]" office:value-type="percentage" office:value="0.0215920077344505" calcext:value-type="percentage">
            <text:p>2.16%</text:p>
          </table:table-cell>
          <table:table-cell table:formula="of:=([.J103]-[.B103])/[.B103]" office:value-type="percentage" office:value="0.018964963034394" calcext:value-type="percentage">
            <text:p>1.90%</text:p>
          </table:table-cell>
          <table:table-cell table:formula="of:=([.J103]-[.C103])/[.C103]" office:value-type="percentage" office:value="0.0202767943353718" calcext:value-type="percentage">
            <text:p>2.03%</text:p>
          </table:table-cell>
          <table:table-cell table:formula="of:=([.J103]-[.D103])/[.D103]" office:value-type="percentage" office:value="0.0196204567385012" calcext:value-type="percentage">
            <text:p>1.96%</text:p>
          </table:table-cell>
          <table:table-cell table:formula="of:=([.J103]-[.E103])/[.E103]" office:value-type="percentage" office:value="0.0202767943353718" calcext:value-type="percentage">
            <text:p>2.03%</text:p>
          </table:table-cell>
          <table:table-cell table:formula="of:=([.J103]-[.F103])/[.F103]" office:value-type="percentage" office:value="0.0176565008025682" calcext:value-type="percentage">
            <text:p>1.77%</text:p>
          </table:table-cell>
          <table:table-cell table:formula="of:=([.J103]-[.G103])/[.G103]" office:value-type="percentage" office:value="0.0166773572803079" calcext:value-type="percentage">
            <text:p>1.67%</text:p>
          </table:table-cell>
          <table:table-cell table:formula="of:=([.J103]-[.H103])/[.H103]" office:value-type="percentage" office:value="0.0192926045016077" calcext:value-type="percentage">
            <text:p>1.93%</text:p>
          </table:table-cell>
          <table:table-cell table:formula="of:=([.J103]-[.I103])/[.I103]" office:value-type="percentage" office:value="0.0225806451612903" calcext:value-type="percentage">
            <text:p>2.26%</text:p>
          </table:table-cell>
        </table:table-row>
        <table:table-row table:style-name="ro1">
          <table:table-cell office:value-type="float" office:value="297.1" calcext:value-type="float">
            <text:p>297.1</text:p>
          </table:table-cell>
          <table:table-cell office:value-type="float" office:value="297.8" calcext:value-type="float">
            <text:p>297.8</text:p>
          </table:table-cell>
          <table:table-cell office:value-type="float" office:value="297.9" calcext:value-type="float">
            <text:p>297.9</text:p>
          </table:table-cell>
          <table:table-cell office:value-type="float" office:value="298.6" calcext:value-type="float">
            <text:p>298.6</text:p>
          </table:table-cell>
          <table:table-cell office:value-type="float" office:value="298.1" calcext:value-type="float">
            <text:p>298.1</text:p>
          </table:table-cell>
          <table:table-cell office:value-type="float" office:value="298.2" calcext:value-type="float">
            <text:p>298.2</text:p>
          </table:table-cell>
          <table:table-cell office:value-type="float" office:value="298.8" calcext:value-type="float">
            <text:p>298.8</text:p>
          </table:table-cell>
          <table:table-cell office:value-type="float" office:value="297.4" calcext:value-type="float">
            <text:p>297.4</text:p>
          </table:table-cell>
          <table:table-cell office:value-type="float" office:value="296.9" calcext:value-type="float">
            <text:p>296.9</text:p>
          </table:table-cell>
          <table:table-cell office:value-type="float" office:value="303" calcext:value-type="float">
            <text:p>303</text:p>
          </table:table-cell>
          <table:table-cell table:formula="of:=([.J104]-[.A104])/[.A104]" office:value-type="percentage" office:value="0.0198586334567485" calcext:value-type="percentage">
            <text:p>1.99%</text:p>
          </table:table-cell>
          <table:table-cell table:formula="of:=([.J104]-[.B104])/[.B104]" office:value-type="percentage" office:value="0.0174613834788448" calcext:value-type="percentage">
            <text:p>1.75%</text:p>
          </table:table-cell>
          <table:table-cell table:formula="of:=([.J104]-[.C104])/[.C104]" office:value-type="percentage" office:value="0.0171198388721048" calcext:value-type="percentage">
            <text:p>1.71%</text:p>
          </table:table-cell>
          <table:table-cell table:formula="of:=([.J104]-[.D104])/[.D104]" office:value-type="percentage" office:value="0.0147354320160749" calcext:value-type="percentage">
            <text:p>1.47%</text:p>
          </table:table-cell>
          <table:table-cell table:formula="of:=([.J104]-[.E104])/[.E104]" office:value-type="percentage" office:value="0.0164374371016437" calcext:value-type="percentage">
            <text:p>1.64%</text:p>
          </table:table-cell>
          <table:table-cell table:formula="of:=([.J104]-[.F104])/[.F104]" office:value-type="percentage" office:value="0.0160965794768612" calcext:value-type="percentage">
            <text:p>1.61%</text:p>
          </table:table-cell>
          <table:table-cell table:formula="of:=([.J104]-[.G104])/[.G104]" office:value-type="percentage" office:value="0.0140562248995984" calcext:value-type="percentage">
            <text:p>1.41%</text:p>
          </table:table-cell>
          <table:table-cell table:formula="of:=([.J104]-[.H104])/[.H104]" office:value-type="percentage" office:value="0.0188298587760593" calcext:value-type="percentage">
            <text:p>1.88%</text:p>
          </table:table-cell>
          <table:table-cell table:formula="of:=([.J104]-[.I104])/[.I104]" office:value-type="percentage" office:value="0.0205456382620412" calcext:value-type="percentage">
            <text:p>2.05%</text:p>
          </table:table-cell>
        </table:table-row>
        <table:table-row table:style-name="ro1">
          <table:table-cell office:value-type="float" office:value="317.7" calcext:value-type="float">
            <text:p>317.7</text:p>
          </table:table-cell>
          <table:table-cell office:value-type="float" office:value="316.5" calcext:value-type="float">
            <text:p>316.5</text:p>
          </table:table-cell>
          <table:table-cell office:value-type="float" office:value="317.5" calcext:value-type="float">
            <text:p>317.5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18.1" calcext:value-type="float">
            <text:p>318.1</text:p>
          </table:table-cell>
          <table:table-cell office:value-type="float" office:value="318.6" calcext:value-type="float">
            <text:p>318.6</text:p>
          </table:table-cell>
          <table:table-cell office:value-type="float" office:value="318.1" calcext:value-type="float">
            <text:p>318.1</text:p>
          </table:table-cell>
          <table:table-cell office:value-type="float" office:value="317.3" calcext:value-type="float">
            <text:p>317.3</text:p>
          </table:table-cell>
          <table:table-cell office:value-type="float" office:value="326" calcext:value-type="float">
            <text:p>326</text:p>
          </table:table-cell>
          <table:table-cell table:formula="of:=([.J105]-[.A105])/[.A105]" office:value-type="percentage" office:value="0.0261252754170602" calcext:value-type="percentage">
            <text:p>2.61%</text:p>
          </table:table-cell>
          <table:table-cell table:formula="of:=([.J105]-[.B105])/[.B105]" office:value-type="percentage" office:value="0.0300157977883096" calcext:value-type="percentage">
            <text:p>3.00%</text:p>
          </table:table-cell>
          <table:table-cell table:formula="of:=([.J105]-[.C105])/[.C105]" office:value-type="percentage" office:value="0.0267716535433071" calcext:value-type="percentage">
            <text:p>2.68%</text:p>
          </table:table-cell>
          <table:table-cell table:formula="of:=([.J105]-[.D105])/[.D105]" office:value-type="percentage" office:value="0.0251572327044025" calcext:value-type="percentage">
            <text:p>2.52%</text:p>
          </table:table-cell>
          <table:table-cell table:formula="of:=([.J105]-[.E105])/[.E105]" office:value-type="percentage" office:value="0.0251572327044025" calcext:value-type="percentage">
            <text:p>2.52%</text:p>
          </table:table-cell>
          <table:table-cell table:formula="of:=([.J105]-[.F105])/[.F105]" office:value-type="percentage" office:value="0.0248349575605155" calcext:value-type="percentage">
            <text:p>2.48%</text:p>
          </table:table-cell>
          <table:table-cell table:formula="of:=([.J105]-[.G105])/[.G105]" office:value-type="percentage" office:value="0.0232266164469554" calcext:value-type="percentage">
            <text:p>2.32%</text:p>
          </table:table-cell>
          <table:table-cell table:formula="of:=([.J105]-[.H105])/[.H105]" office:value-type="percentage" office:value="0.0248349575605155" calcext:value-type="percentage">
            <text:p>2.48%</text:p>
          </table:table-cell>
          <table:table-cell table:formula="of:=([.J105]-[.I105])/[.I105]" office:value-type="percentage" office:value="0.0274188465174913" calcext:value-type="percentage">
            <text:p>2.74%</text:p>
          </table:table-cell>
        </table:table-row>
        <table:table-row table:style-name="ro1">
          <table:table-cell office:value-type="float" office:value="289.8" calcext:value-type="float">
            <text:p>289.8</text:p>
          </table:table-cell>
          <table:table-cell office:value-type="float" office:value="292.2" calcext:value-type="float">
            <text:p>292.2</text:p>
          </table:table-cell>
          <table:table-cell office:value-type="float" office:value="292.4" calcext:value-type="float">
            <text:p>292.4</text:p>
          </table:table-cell>
          <table:table-cell office:value-type="float" office:value="292.1" calcext:value-type="float">
            <text:p>292.1</text:p>
          </table:table-cell>
          <table:table-cell office:value-type="float" office:value="292.9" calcext:value-type="float">
            <text:p>292.9</text:p>
          </table:table-cell>
          <table:table-cell office:value-type="float" office:value="293.6" calcext:value-type="float">
            <text:p>293.6</text:p>
          </table:table-cell>
          <table:table-cell office:value-type="float" office:value="293.7" calcext:value-type="float">
            <text:p>293.7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table:style-name="Default" office:value-type="float" office:value="302" calcext:value-type="float">
            <text:p>302</text:p>
          </table:table-cell>
          <table:table-cell table:formula="of:=([.J106]-[.A106])/[.A106]" office:value-type="percentage" office:value="0.0420979986197377" calcext:value-type="percentage">
            <text:p>4.21%</text:p>
          </table:table-cell>
          <table:table-cell table:formula="of:=([.J106]-[.B106])/[.B106]" office:value-type="percentage" office:value="0.0335386721423683" calcext:value-type="percentage">
            <text:p>3.35%</text:p>
          </table:table-cell>
          <table:table-cell table:formula="of:=([.J106]-[.C106])/[.C106]" office:value-type="percentage" office:value="0.0328317373461013" calcext:value-type="percentage">
            <text:p>3.28%</text:p>
          </table:table-cell>
          <table:table-cell table:formula="of:=([.J106]-[.D106])/[.D106]" office:value-type="percentage" office:value="0.0338925025676138" calcext:value-type="percentage">
            <text:p>3.39%</text:p>
          </table:table-cell>
          <table:table-cell table:formula="of:=([.J106]-[.E106])/[.E106]" office:value-type="percentage" office:value="0.0310686241037898" calcext:value-type="percentage">
            <text:p>3.11%</text:p>
          </table:table-cell>
          <table:table-cell table:formula="of:=([.J106]-[.F106])/[.F106]" office:value-type="percentage" office:value="0.0286103542234332" calcext:value-type="percentage">
            <text:p>2.86%</text:p>
          </table:table-cell>
          <table:table-cell table:formula="of:=([.J106]-[.G106])/[.G106]" office:value-type="percentage" office:value="0.0282601293837249" calcext:value-type="percentage">
            <text:p>2.83%</text:p>
          </table:table-cell>
          <table:table-cell table:formula="of:=([.J106]-[.H106])/[.H106]" office:value-type="percentage" office:value="0.0272108843537415" calcext:value-type="percentage">
            <text:p>2.72%</text:p>
          </table:table-cell>
          <table:table-cell table:formula="of:=([.J106]-[.I106])/[.I106]" office:value-type="percentage" office:value="0.0413793103448276" calcext:value-type="percentage">
            <text:p>4.14%</text:p>
          </table:table-cell>
        </table:table-row>
        <table:table-row table:style-name="ro1">
          <table:table-cell office:value-type="float" office:value="315.7" calcext:value-type="float">
            <text:p>315.7</text:p>
          </table:table-cell>
          <table:table-cell office:value-type="float" office:value="317.8" calcext:value-type="float">
            <text:p>317.8</text:p>
          </table:table-cell>
          <table:table-cell office:value-type="float" office:value="318.1" calcext:value-type="float">
            <text:p>318.1</text:p>
          </table:table-cell>
          <table:table-cell office:value-type="float" office:value="318.4" calcext:value-type="float">
            <text:p>318.4</text:p>
          </table:table-cell>
          <table:table-cell office:value-type="float" office:value="317.6" calcext:value-type="float">
            <text:p>317.6</text:p>
          </table:table-cell>
          <table:table-cell office:value-type="float" office:value="318.6" calcext:value-type="float">
            <text:p>318.6</text:p>
          </table:table-cell>
          <table:table-cell office:value-type="float" office:value="319.5" calcext:value-type="float">
            <text:p>319.5</text:p>
          </table:table-cell>
          <table:table-cell office:value-type="float" office:value="318.4" calcext:value-type="float">
            <text:p>318.4</text:p>
          </table:table-cell>
          <table:table-cell office:value-type="float" office:value="317.2" calcext:value-type="float">
            <text:p>317.2</text:p>
          </table:table-cell>
          <table:table-cell table:style-name="Default" office:value-type="float" office:value="328" calcext:value-type="float">
            <text:p>328</text:p>
          </table:table-cell>
          <table:table-cell table:formula="of:=([.J107]-[.A107])/[.A107]" office:value-type="percentage" office:value="0.038961038961039" calcext:value-type="percentage">
            <text:p>3.90%</text:p>
          </table:table-cell>
          <table:table-cell table:formula="of:=([.J107]-[.B107])/[.B107]" office:value-type="percentage" office:value="0.0320956576463184" calcext:value-type="percentage">
            <text:p>3.21%</text:p>
          </table:table-cell>
          <table:table-cell table:formula="of:=([.J107]-[.C107])/[.C107]" office:value-type="percentage" office:value="0.0311222885884941" calcext:value-type="percentage">
            <text:p>3.11%</text:p>
          </table:table-cell>
          <table:table-cell table:formula="of:=([.J107]-[.D107])/[.D107]" office:value-type="percentage" office:value="0.0301507537688443" calcext:value-type="percentage">
            <text:p>3.02%</text:p>
          </table:table-cell>
          <table:table-cell table:formula="of:=([.J107]-[.E107])/[.E107]" office:value-type="percentage" office:value="0.0327455919395465" calcext:value-type="percentage">
            <text:p>3.27%</text:p>
          </table:table-cell>
          <table:table-cell table:formula="of:=([.J107]-[.F107])/[.F107]" office:value-type="percentage" office:value="0.0295040803515379" calcext:value-type="percentage">
            <text:p>2.95%</text:p>
          </table:table-cell>
          <table:table-cell table:formula="of:=([.J107]-[.G107])/[.G107]" office:value-type="percentage" office:value="0.02660406885759" calcext:value-type="percentage">
            <text:p>2.66%</text:p>
          </table:table-cell>
          <table:table-cell table:formula="of:=([.J107]-[.H107])/[.H107]" office:value-type="percentage" office:value="0.0301507537688443" calcext:value-type="percentage">
            <text:p>3.02%</text:p>
          </table:table-cell>
          <table:table-cell table:formula="of:=([.J107]-[.I107])/[.I107]" office:value-type="percentage" office:value="0.034047919293821" calcext:value-type="percentage">
            <text:p>3.40%</text:p>
          </table:table-cell>
        </table:table-row>
        <table:table-row table:style-name="ro1">
          <table:table-cell office:value-type="float" office:value="321.1" calcext:value-type="float">
            <text:p>321.1</text:p>
          </table:table-cell>
          <table:table-cell office:value-type="float" office:value="322.4" calcext:value-type="float">
            <text:p>322.4</text:p>
          </table:table-cell>
          <table:table-cell office:value-type="float" office:value="323.3" calcext:value-type="float">
            <text:p>323.3</text:p>
          </table:table-cell>
          <table:table-cell office:value-type="float" office:value="323" calcext:value-type="float">
            <text:p>323</text:p>
          </table:table-cell>
          <table:table-cell office:value-type="float" office:value="322.7" calcext:value-type="float">
            <text:p>322.7</text:p>
          </table:table-cell>
          <table:table-cell office:value-type="float" office:value="324" calcext:value-type="float">
            <text:p>324</text:p>
          </table:table-cell>
          <table:table-cell office:value-type="float" office:value="324.2" calcext:value-type="float">
            <text:p>324.2</text:p>
          </table:table-cell>
          <table:table-cell office:value-type="float" office:value="322.8" calcext:value-type="float">
            <text:p>322.8</text:p>
          </table:table-cell>
          <table:table-cell office:value-type="float" office:value="322.7" calcext:value-type="float">
            <text:p>322.7</text:p>
          </table:table-cell>
          <table:table-cell table:style-name="Default" office:value-type="float" office:value="332" calcext:value-type="float">
            <text:p>332</text:p>
          </table:table-cell>
          <table:table-cell table:formula="of:=([.J108]-[.A108])/[.A108]" office:value-type="percentage" office:value="0.0339458112737464" calcext:value-type="percentage">
            <text:p>3.39%</text:p>
          </table:table-cell>
          <table:table-cell table:formula="of:=([.J108]-[.B108])/[.B108]" office:value-type="percentage" office:value="0.0297766749379653" calcext:value-type="percentage">
            <text:p>2.98%</text:p>
          </table:table-cell>
          <table:table-cell table:formula="of:=([.J108]-[.C108])/[.C108]" office:value-type="percentage" office:value="0.0269099907206928" calcext:value-type="percentage">
            <text:p>2.69%</text:p>
          </table:table-cell>
          <table:table-cell table:formula="of:=([.J108]-[.D108])/[.D108]" office:value-type="percentage" office:value="0.0278637770897833" calcext:value-type="percentage">
            <text:p>2.79%</text:p>
          </table:table-cell>
          <table:table-cell table:formula="of:=([.J108]-[.E108])/[.E108]" office:value-type="percentage" office:value="0.0288193368453672" calcext:value-type="percentage">
            <text:p>2.88%</text:p>
          </table:table-cell>
          <table:table-cell table:formula="of:=([.J108]-[.F108])/[.F108]" office:value-type="percentage" office:value="0.0246913580246914" calcext:value-type="percentage">
            <text:p>2.47%</text:p>
          </table:table-cell>
          <table:table-cell table:formula="of:=([.J108]-[.G108])/[.G108]" office:value-type="percentage" office:value="0.0240592227020358" calcext:value-type="percentage">
            <text:p>2.41%</text:p>
          </table:table-cell>
          <table:table-cell table:formula="of:=([.J108]-[.H108])/[.H108]" office:value-type="percentage" office:value="0.0285006195786865" calcext:value-type="percentage">
            <text:p>2.85%</text:p>
          </table:table-cell>
          <table:table-cell table:formula="of:=([.J108]-[.I108])/[.I108]" office:value-type="percentage" office:value="0.0288193368453672" calcext:value-type="percentage">
            <text:p>2.88%</text:p>
          </table:table-cell>
        </table:table-row>
        <table:table-row table:style-name="ro1">
          <table:table-cell office:value-type="float" office:value="302.9" calcext:value-type="float">
            <text:p>302.9</text:p>
          </table:table-cell>
          <table:table-cell office:value-type="float" office:value="304.1" calcext:value-type="float">
            <text:p>304.1</text:p>
          </table:table-cell>
          <table:table-cell office:value-type="float" office:value="304.2" calcext:value-type="float">
            <text:p>304.2</text:p>
          </table:table-cell>
          <table:table-cell office:value-type="float" office:value="306.9" calcext:value-type="float">
            <text:p>306.9</text:p>
          </table:table-cell>
          <table:table-cell office:value-type="float" office:value="305.5" calcext:value-type="float">
            <text:p>305.5</text:p>
          </table:table-cell>
          <table:table-cell office:value-type="float" office:value="307.1" calcext:value-type="float">
            <text:p>307.1</text:p>
          </table:table-cell>
          <table:table-cell office:value-type="float" office:value="307.9" calcext:value-type="float">
            <text:p>307.9</text:p>
          </table:table-cell>
          <table:table-cell office:value-type="float" office:value="305.1" calcext:value-type="float">
            <text:p>305.1</text:p>
          </table:table-cell>
          <table:table-cell office:value-type="float" office:value="303.5" calcext:value-type="float">
            <text:p>303.5</text:p>
          </table:table-cell>
          <table:table-cell table:style-name="Default" office:value-type="float" office:value="316" calcext:value-type="float">
            <text:p>316</text:p>
          </table:table-cell>
          <table:table-cell table:formula="of:=([.J109]-[.A109])/[.A109]" office:value-type="percentage" office:value="0.0432485968966657" calcext:value-type="percentage">
            <text:p>4.32%</text:p>
          </table:table-cell>
          <table:table-cell table:formula="of:=([.J109]-[.B109])/[.B109]" office:value-type="percentage" office:value="0.0391318645182505" calcext:value-type="percentage">
            <text:p>3.91%</text:p>
          </table:table-cell>
          <table:table-cell table:formula="of:=([.J109]-[.C109])/[.C109]" office:value-type="percentage" office:value="0.0387902695595004" calcext:value-type="percentage">
            <text:p>3.88%</text:p>
          </table:table-cell>
          <table:table-cell table:formula="of:=([.J109]-[.D109])/[.D109]" office:value-type="percentage" office:value="0.0296513522319975" calcext:value-type="percentage">
            <text:p>2.97%</text:p>
          </table:table-cell>
          <table:table-cell table:formula="of:=([.J109]-[.E109])/[.E109]" office:value-type="percentage" office:value="0.0343698854337152" calcext:value-type="percentage">
            <text:p>3.44%</text:p>
          </table:table-cell>
          <table:table-cell table:formula="of:=([.J109]-[.F109])/[.F109]" office:value-type="percentage" office:value="0.0289807880169325" calcext:value-type="percentage">
            <text:p>2.90%</text:p>
          </table:table-cell>
          <table:table-cell table:formula="of:=([.J109]-[.G109])/[.G109]" office:value-type="percentage" office:value="0.0263072426112375" calcext:value-type="percentage">
            <text:p>2.63%</text:p>
          </table:table-cell>
          <table:table-cell table:formula="of:=([.J109]-[.H109])/[.H109]" office:value-type="percentage" office:value="0.0357259914782038" calcext:value-type="percentage">
            <text:p>3.57%</text:p>
          </table:table-cell>
          <table:table-cell table:formula="of:=([.J109]-[.I109])/[.I109]" office:value-type="percentage" office:value="0.0411861614497529" calcext:value-type="percentage">
            <text:p>4.12%</text:p>
          </table:table-cell>
        </table:table-row>
        <table:table-row table:style-name="ro1">
          <table:table-cell office:value-type="float" office:value="317.3" calcext:value-type="float">
            <text:p>317.3</text:p>
          </table:table-cell>
          <table:table-cell office:value-type="float" office:value="318.3" calcext:value-type="float">
            <text:p>318.3</text:p>
          </table:table-cell>
          <table:table-cell office:value-type="float" office:value="319.2" calcext:value-type="float">
            <text:p>319.2</text:p>
          </table:table-cell>
          <table:table-cell office:value-type="float" office:value="318.8" calcext:value-type="float">
            <text:p>318.8</text:p>
          </table:table-cell>
          <table:table-cell office:value-type="float" office:value="319.5" calcext:value-type="float">
            <text:p>319.5</text:p>
          </table:table-cell>
          <table:table-cell office:value-type="float" office:value="319.4" calcext:value-type="float">
            <text:p>319.4</text:p>
          </table:table-cell>
          <table:table-cell office:value-type="float" office:value="321.8" calcext:value-type="float">
            <text:p>321.8</text:p>
          </table:table-cell>
          <table:table-cell office:value-type="float" office:value="320.1" calcext:value-type="float">
            <text:p>320.1</text:p>
          </table:table-cell>
          <table:table-cell office:value-type="float" office:value="319.5" calcext:value-type="float">
            <text:p>319.5</text:p>
          </table:table-cell>
          <table:table-cell office:value-type="float" office:value="335" calcext:value-type="float">
            <text:p>335</text:p>
          </table:table-cell>
          <table:table-cell table:formula="of:=([.J110]-[.A110])/[.A110]" office:value-type="percentage" office:value="0.055783170501103" calcext:value-type="percentage">
            <text:p>5.58%</text:p>
          </table:table-cell>
          <table:table-cell table:formula="of:=([.J110]-[.B110])/[.B110]" office:value-type="percentage" office:value="0.0524662268300345" calcext:value-type="percentage">
            <text:p>5.25%</text:p>
          </table:table-cell>
          <table:table-cell table:formula="of:=([.J110]-[.C110])/[.C110]" office:value-type="percentage" office:value="0.049498746867168" calcext:value-type="percentage">
            <text:p>4.95%</text:p>
          </table:table-cell>
          <table:table-cell table:formula="of:=([.J110]-[.D110])/[.D110]" office:value-type="percentage" office:value="0.0508155583437892" calcext:value-type="percentage">
            <text:p>5.08%</text:p>
          </table:table-cell>
          <table:table-cell table:formula="of:=([.J110]-[.E110])/[.E110]" office:value-type="percentage" office:value="0.0485133020344288" calcext:value-type="percentage">
            <text:p>4.85%</text:p>
          </table:table-cell>
          <table:table-cell table:formula="of:=([.J110]-[.F110])/[.F110]" office:value-type="percentage" office:value="0.0488415779586726" calcext:value-type="percentage">
            <text:p>4.88%</text:p>
          </table:table-cell>
          <table:table-cell table:formula="of:=([.J110]-[.G110])/[.G110]" office:value-type="percentage" office:value="0.041019266625233" calcext:value-type="percentage">
            <text:p>4.10%</text:p>
          </table:table-cell>
          <table:table-cell table:formula="of:=([.J110]-[.H110])/[.H110]" office:value-type="percentage" office:value="0.0465479537644485" calcext:value-type="percentage">
            <text:p>4.65%</text:p>
          </table:table-cell>
          <table:table-cell table:formula="of:=([.J110]-[.I110])/[.I110]" office:value-type="percentage" office:value="0.0485133020344288" calcext:value-type="percentage">
            <text:p>4.85%</text:p>
          </table:table-cell>
        </table:table-row>
        <table:table-row table:style-name="ro1">
          <table:table-cell office:value-type="float" office:value="307.2" calcext:value-type="float">
            <text:p>307.2</text:p>
          </table:table-cell>
          <table:table-cell office:value-type="float" office:value="307.9" calcext:value-type="float">
            <text:p>307.9</text:p>
          </table:table-cell>
          <table:table-cell office:value-type="float" office:value="308" calcext:value-type="float">
            <text:p>308</text:p>
          </table:table-cell>
          <table:table-cell office:value-type="float" office:value="308.8" calcext:value-type="float">
            <text:p>308.8</text:p>
          </table:table-cell>
          <table:table-cell office:value-type="float" office:value="308.4" calcext:value-type="float">
            <text:p>308.4</text:p>
          </table:table-cell>
          <table:table-cell office:value-type="float" office:value="308.5" calcext:value-type="float">
            <text:p>308.5</text:p>
          </table:table-cell>
          <table:table-cell office:value-type="float" office:value="308.2" calcext:value-type="float">
            <text:p>308.2</text:p>
          </table:table-cell>
          <table:table-cell office:value-type="float" office:value="307" calcext:value-type="float">
            <text:p>307</text:p>
          </table:table-cell>
          <table:table-cell office:value-type="float" office:value="305.5" calcext:value-type="float">
            <text:p>305.5</text:p>
          </table:table-cell>
          <table:table-cell office:value-type="float" office:value="314" calcext:value-type="float">
            <text:p>314</text:p>
          </table:table-cell>
          <table:table-cell table:formula="of:=([.J111]-[.A111])/[.A111]" office:value-type="percentage" office:value="0.0221354166666667" calcext:value-type="percentage">
            <text:p>2.21%</text:p>
          </table:table-cell>
          <table:table-cell table:formula="of:=([.J111]-[.B111])/[.B111]" office:value-type="percentage" office:value="0.0198116271516727" calcext:value-type="percentage">
            <text:p>1.98%</text:p>
          </table:table-cell>
          <table:table-cell table:formula="of:=([.J111]-[.C111])/[.C111]" office:value-type="percentage" office:value="0.0194805194805195" calcext:value-type="percentage">
            <text:p>1.95%</text:p>
          </table:table-cell>
          <table:table-cell table:formula="of:=([.J111]-[.D111])/[.D111]" office:value-type="percentage" office:value="0.0168393782383419" calcext:value-type="percentage">
            <text:p>1.68%</text:p>
          </table:table-cell>
          <table:table-cell table:formula="of:=([.J111]-[.E111])/[.E111]" office:value-type="percentage" office:value="0.0181582360570688" calcext:value-type="percentage">
            <text:p>1.82%</text:p>
          </table:table-cell>
          <table:table-cell table:formula="of:=([.J111]-[.F111])/[.F111]" office:value-type="percentage" office:value="0.0178282009724473" calcext:value-type="percentage">
            <text:p>1.78%</text:p>
          </table:table-cell>
          <table:table-cell table:formula="of:=([.J111]-[.G111])/[.G111]" office:value-type="percentage" office:value="0.018818948734588" calcext:value-type="percentage">
            <text:p>1.88%</text:p>
          </table:table-cell>
          <table:table-cell table:formula="of:=([.J111]-[.H111])/[.H111]" office:value-type="percentage" office:value="0.0228013029315961" calcext:value-type="percentage">
            <text:p>2.28%</text:p>
          </table:table-cell>
          <table:table-cell table:formula="of:=([.J111]-[.I111])/[.I111]" office:value-type="percentage" office:value="0.027823240589198" calcext:value-type="percentage">
            <text:p>2.78%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30.6" calcext:value-type="float">
            <text:p>330.6</text:p>
          </table:table-cell>
          <table:table-cell office:value-type="float" office:value="330.9" calcext:value-type="float">
            <text:p>330.9</text:p>
          </table:table-cell>
          <table:table-cell office:value-type="float" office:value="330.6" calcext:value-type="float">
            <text:p>330.6</text:p>
          </table:table-cell>
          <table:table-cell office:value-type="float" office:value="331.5" calcext:value-type="float">
            <text:p>331.5</text:p>
          </table:table-cell>
          <table:table-cell office:value-type="float" office:value="331.3" calcext:value-type="float">
            <text:p>331.3</text:p>
          </table:table-cell>
          <table:table-cell office:value-type="float" office:value="330.7" calcext:value-type="float">
            <text:p>330.7</text:p>
          </table:table-cell>
          <table:table-cell office:value-type="float" office:value="329.7" calcext:value-type="float">
            <text:p>329.7</text:p>
          </table:table-cell>
          <table:table-cell office:value-type="float" office:value="329.3" calcext:value-type="float">
            <text:p>329.3</text:p>
          </table:table-cell>
          <table:table-cell table:style-name="Default" office:value-type="float" office:value="339" calcext:value-type="float">
            <text:p>339</text:p>
          </table:table-cell>
          <table:table-cell table:formula="of:=([.J112]-[.A112])/[.A112]" office:value-type="percentage" office:value="0.0303951367781155" calcext:value-type="percentage">
            <text:p>3.04%</text:p>
          </table:table-cell>
          <table:table-cell table:formula="of:=([.J112]-[.B112])/[.B112]" office:value-type="percentage" office:value="0.0254083484573502" calcext:value-type="percentage">
            <text:p>2.54%</text:p>
          </table:table-cell>
          <table:table-cell table:formula="of:=([.J112]-[.C112])/[.C112]" office:value-type="percentage" office:value="0.0244786944696284" calcext:value-type="percentage">
            <text:p>2.45%</text:p>
          </table:table-cell>
          <table:table-cell table:formula="of:=([.J112]-[.D112])/[.D112]" office:value-type="percentage" office:value="0.0254083484573502" calcext:value-type="percentage">
            <text:p>2.54%</text:p>
          </table:table-cell>
          <table:table-cell table:formula="of:=([.J112]-[.E112])/[.E112]" office:value-type="percentage" office:value="0.0226244343891403" calcext:value-type="percentage">
            <text:p>2.26%</text:p>
          </table:table-cell>
          <table:table-cell table:formula="of:=([.J112]-[.F112])/[.F112]" office:value-type="percentage" office:value="0.0232417748264413" calcext:value-type="percentage">
            <text:p>2.32%</text:p>
          </table:table-cell>
          <table:table-cell table:formula="of:=([.J112]-[.G112])/[.G112]" office:value-type="percentage" office:value="0.0250982763834291" calcext:value-type="percentage">
            <text:p>2.51%</text:p>
          </table:table-cell>
          <table:table-cell table:formula="of:=([.J112]-[.H112])/[.H112]" office:value-type="percentage" office:value="0.0282074613284805" calcext:value-type="percentage">
            <text:p>2.82%</text:p>
          </table:table-cell>
          <table:table-cell table:formula="of:=([.J112]-[.I112])/[.I112]" office:value-type="percentage" office:value="0.0294564227148496" calcext:value-type="percentage">
            <text:p>2.95%</text:p>
          </table:table-cell>
        </table:table-row>
        <table:table-row table:style-name="ro1">
          <table:table-cell office:value-type="float" office:value="328.3" calcext:value-type="float">
            <text:p>328.3</text:p>
          </table:table-cell>
          <table:table-cell office:value-type="float" office:value="327.5" calcext:value-type="float">
            <text:p>327.5</text:p>
          </table:table-cell>
          <table:table-cell office:value-type="float" office:value="328.4" calcext:value-type="float">
            <text:p>328.4</text:p>
          </table:table-cell>
          <table:table-cell office:value-type="float" office:value="328.2" calcext:value-type="float">
            <text:p>328.2</text:p>
          </table:table-cell>
          <table:table-cell office:value-type="float" office:value="329.2" calcext:value-type="float">
            <text:p>329.2</text:p>
          </table:table-cell>
          <table:table-cell office:value-type="float" office:value="327.7" calcext:value-type="float">
            <text:p>327.7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28.7" calcext:value-type="float">
            <text:p>328.7</text:p>
          </table:table-cell>
          <table:table-cell table:style-name="Default" office:value-type="float" office:value="336" calcext:value-type="float">
            <text:p>336</text:p>
          </table:table-cell>
          <table:table-cell table:formula="of:=([.J113]-[.A113])/[.A113]" office:value-type="percentage" office:value="0.023454157782516" calcext:value-type="percentage">
            <text:p>2.35%</text:p>
          </table:table-cell>
          <table:table-cell table:formula="of:=([.J113]-[.B113])/[.B113]" office:value-type="percentage" office:value="0.0259541984732824" calcext:value-type="percentage">
            <text:p>2.60%</text:p>
          </table:table-cell>
          <table:table-cell table:formula="of:=([.J113]-[.C113])/[.C113]" office:value-type="percentage" office:value="0.023142509135201" calcext:value-type="percentage">
            <text:p>2.31%</text:p>
          </table:table-cell>
          <table:table-cell table:formula="of:=([.J113]-[.D113])/[.D113]" office:value-type="percentage" office:value="0.0237659963436929" calcext:value-type="percentage">
            <text:p>2.38%</text:p>
          </table:table-cell>
          <table:table-cell table:formula="of:=([.J113]-[.E113])/[.E113]" office:value-type="percentage" office:value="0.0206561360874848" calcext:value-type="percentage">
            <text:p>2.07%</text:p>
          </table:table-cell>
          <table:table-cell table:formula="of:=([.J113]-[.F113])/[.F113]" office:value-type="percentage" office:value="0.0253280439426305" calcext:value-type="percentage">
            <text:p>2.53%</text:p>
          </table:table-cell>
          <table:table-cell table:formula="of:=([.J113]-[.G113])/[.G113]" office:value-type="percentage" office:value="0.0212765957446808" calcext:value-type="percentage">
            <text:p>2.13%</text:p>
          </table:table-cell>
          <table:table-cell table:formula="of:=([.J113]-[.H113])/[.H113]" office:value-type="percentage" office:value="0.0222087009431092" calcext:value-type="percentage">
            <text:p>2.22%</text:p>
          </table:table-cell>
          <table:table-cell table:formula="of:=([.J113]-[.I113])/[.I113]" office:value-type="percentage" office:value="0.0222087009431092" calcext:value-type="percentage">
            <text:p>2.22%</text:p>
          </table:table-cell>
        </table:table-row>
        <table:table-row table:style-name="ro1">
          <table:table-cell office:value-type="float" office:value="328.1" calcext:value-type="float">
            <text:p>328.1</text:p>
          </table:table-cell>
          <table:table-cell office:value-type="float" office:value="327.8" calcext:value-type="float">
            <text:p>327.8</text:p>
          </table:table-cell>
          <table:table-cell office:value-type="float" office:value="328.1" calcext:value-type="float">
            <text:p>328.1</text:p>
          </table:table-cell>
          <table:table-cell office:value-type="float" office:value="329.1" calcext:value-type="float">
            <text:p>329.1</text:p>
          </table:table-cell>
          <table:table-cell office:value-type="float" office:value="328.3" calcext:value-type="float">
            <text:p>328.3</text:p>
          </table:table-cell>
          <table:table-cell office:value-type="float" office:value="328.7" calcext:value-type="float">
            <text:p>328.7</text:p>
          </table:table-cell>
          <table:table-cell office:value-type="float" office:value="329.1" calcext:value-type="float">
            <text:p>329.1</text:p>
          </table:table-cell>
          <table:table-cell office:value-type="float" office:value="328.5" calcext:value-type="float">
            <text:p>328.5</text:p>
          </table:table-cell>
          <table:table-cell office:value-type="float" office:value="328" calcext:value-type="float">
            <text:p>328</text:p>
          </table:table-cell>
          <table:table-cell table:style-name="Default" office:value-type="float" office:value="335" calcext:value-type="float">
            <text:p>335</text:p>
          </table:table-cell>
          <table:table-cell table:formula="of:=([.J114]-[.A114])/[.A114]" office:value-type="percentage" office:value="0.021030173727522" calcext:value-type="percentage">
            <text:p>2.10%</text:p>
          </table:table-cell>
          <table:table-cell table:formula="of:=([.J114]-[.B114])/[.B114]" office:value-type="percentage" office:value="0.0219646125686394" calcext:value-type="percentage">
            <text:p>2.20%</text:p>
          </table:table-cell>
          <table:table-cell table:formula="of:=([.J114]-[.C114])/[.C114]" office:value-type="percentage" office:value="0.021030173727522" calcext:value-type="percentage">
            <text:p>2.10%</text:p>
          </table:table-cell>
          <table:table-cell table:formula="of:=([.J114]-[.D114])/[.D114]" office:value-type="percentage" office:value="0.0179276815557581" calcext:value-type="percentage">
            <text:p>1.79%</text:p>
          </table:table-cell>
          <table:table-cell table:formula="of:=([.J114]-[.E114])/[.E114]" office:value-type="percentage" office:value="0.0204081632653061" calcext:value-type="percentage">
            <text:p>2.04%</text:p>
          </table:table-cell>
          <table:table-cell table:formula="of:=([.J114]-[.F114])/[.F114]" office:value-type="percentage" office:value="0.0191664131426833" calcext:value-type="percentage">
            <text:p>1.92%</text:p>
          </table:table-cell>
          <table:table-cell table:formula="of:=([.J114]-[.G114])/[.G114]" office:value-type="percentage" office:value="0.0179276815557581" calcext:value-type="percentage">
            <text:p>1.79%</text:p>
          </table:table-cell>
          <table:table-cell table:formula="of:=([.J114]-[.H114])/[.H114]" office:value-type="percentage" office:value="0.0197869101978691" calcext:value-type="percentage">
            <text:p>1.98%</text:p>
          </table:table-cell>
          <table:table-cell table:formula="of:=([.J114]-[.I114])/[.I114]" office:value-type="percentage" office:value="0.0213414634146341" calcext:value-type="percentage">
            <text:p>2.13%</text:p>
          </table:table-cell>
        </table:table-row>
        <table:table-row table:style-name="ro1">
          <table:table-cell office:value-type="float" office:value="314.3" calcext:value-type="float">
            <text:p>314.3</text:p>
          </table:table-cell>
          <table:table-cell office:value-type="float" office:value="315.6" calcext:value-type="float">
            <text:p>315.6</text:p>
          </table:table-cell>
          <table:table-cell office:value-type="float" office:value="315.1" calcext:value-type="float">
            <text:p>315.1</text:p>
          </table:table-cell>
          <table:table-cell office:value-type="float" office:value="315.6" calcext:value-type="float">
            <text:p>315.6</text:p>
          </table:table-cell>
          <table:table-cell office:value-type="float" office:value="315.5" calcext:value-type="float">
            <text:p>315.5</text:p>
          </table:table-cell>
          <table:table-cell office:value-type="float" office:value="315.2" calcext:value-type="float">
            <text:p>315.2</text:p>
          </table:table-cell>
          <table:table-cell office:value-type="float" office:value="315.9" calcext:value-type="float">
            <text:p>315.9</text:p>
          </table:table-cell>
          <table:table-cell office:value-type="float" office:value="315.3" calcext:value-type="float">
            <text:p>315.3</text:p>
          </table:table-cell>
          <table:table-cell office:value-type="float" office:value="314" calcext:value-type="float">
            <text:p>314</text:p>
          </table:table-cell>
          <table:table-cell table:style-name="Default" office:value-type="float" office:value="320" calcext:value-type="float">
            <text:p>320</text:p>
          </table:table-cell>
          <table:table-cell table:formula="of:=([.J115]-[.A115])/[.A115]" office:value-type="percentage" office:value="0.0181355392936684" calcext:value-type="percentage">
            <text:p>1.81%</text:p>
          </table:table-cell>
          <table:table-cell table:formula="of:=([.J115]-[.B115])/[.B115]" office:value-type="percentage" office:value="0.0139416983523447" calcext:value-type="percentage">
            <text:p>1.39%</text:p>
          </table:table-cell>
          <table:table-cell table:formula="of:=([.J115]-[.C115])/[.C115]" office:value-type="percentage" office:value="0.0155506188511583" calcext:value-type="percentage">
            <text:p>1.56%</text:p>
          </table:table-cell>
          <table:table-cell table:formula="of:=([.J115]-[.D115])/[.D115]" office:value-type="percentage" office:value="0.0139416983523447" calcext:value-type="percentage">
            <text:p>1.39%</text:p>
          </table:table-cell>
          <table:table-cell table:formula="of:=([.J115]-[.E115])/[.E115]" office:value-type="percentage" office:value="0.0142630744849445" calcext:value-type="percentage">
            <text:p>1.43%</text:p>
          </table:table-cell>
          <table:table-cell table:formula="of:=([.J115]-[.F115])/[.F115]" office:value-type="percentage" office:value="0.0152284263959391" calcext:value-type="percentage">
            <text:p>1.52%</text:p>
          </table:table-cell>
          <table:table-cell table:formula="of:=([.J115]-[.G115])/[.G115]" office:value-type="percentage" office:value="0.0129787907565686" calcext:value-type="percentage">
            <text:p>1.30%</text:p>
          </table:table-cell>
          <table:table-cell table:formula="of:=([.J115]-[.H115])/[.H115]" office:value-type="percentage" office:value="0.014906438312718" calcext:value-type="percentage">
            <text:p>1.49%</text:p>
          </table:table-cell>
          <table:table-cell table:formula="of:=([.J115]-[.I115])/[.I115]" office:value-type="percentage" office:value="0.0191082802547771" calcext:value-type="percentage">
            <text:p>1.91%</text:p>
          </table:table-cell>
        </table:table-row>
        <table:table-row table:style-name="ro1">
          <table:table-cell office:value-type="float" office:value="333.1" calcext:value-type="float">
            <text:p>333.1</text:p>
          </table:table-cell>
          <table:table-cell office:value-type="float" office:value="333.4" calcext:value-type="float">
            <text:p>333.4</text:p>
          </table:table-cell>
          <table:table-cell office:value-type="float" office:value="333.9" calcext:value-type="float">
            <text:p>333.9</text:p>
          </table:table-cell>
          <table:table-cell office:value-type="float" office:value="333.7" calcext:value-type="float">
            <text:p>333.7</text:p>
          </table:table-cell>
          <table:table-cell office:value-type="float" office:value="334" calcext:value-type="float">
            <text:p>334</text:p>
          </table:table-cell>
          <table:table-cell office:value-type="float" office:value="333.3" calcext:value-type="float">
            <text:p>333.3</text:p>
          </table:table-cell>
          <table:table-cell office:value-type="float" office:value="333.9" calcext:value-type="float">
            <text:p>333.9</text:p>
          </table:table-cell>
          <table:table-cell office:value-type="float" office:value="333.7" calcext:value-type="float">
            <text:p>333.7</text:p>
          </table:table-cell>
          <table:table-cell office:value-type="float" office:value="333.2" calcext:value-type="float">
            <text:p>333.2</text:p>
          </table:table-cell>
          <table:table-cell table:style-name="Default" office:value-type="float" office:value="339" calcext:value-type="float">
            <text:p>339</text:p>
          </table:table-cell>
          <table:table-cell table:formula="of:=([.J116]-[.A116])/[.A116]" office:value-type="percentage" office:value="0.0177123986790753" calcext:value-type="percentage">
            <text:p>1.77%</text:p>
          </table:table-cell>
          <table:table-cell table:formula="of:=([.J116]-[.B116])/[.B116]" office:value-type="percentage" office:value="0.0167966406718657" calcext:value-type="percentage">
            <text:p>1.68%</text:p>
          </table:table-cell>
          <table:table-cell table:formula="of:=([.J116]-[.C116])/[.C116]" office:value-type="percentage" office:value="0.0152740341419587" calcext:value-type="percentage">
            <text:p>1.53%</text:p>
          </table:table-cell>
          <table:table-cell table:formula="of:=([.J116]-[.D116])/[.D116]" office:value-type="percentage" office:value="0.0158825292178604" calcext:value-type="percentage">
            <text:p>1.59%</text:p>
          </table:table-cell>
          <table:table-cell table:formula="of:=([.J116]-[.E116])/[.E116]" office:value-type="percentage" office:value="0.0149700598802395" calcext:value-type="percentage">
            <text:p>1.50%</text:p>
          </table:table-cell>
          <table:table-cell table:formula="of:=([.J116]-[.F116])/[.F116]" office:value-type="percentage" office:value="0.0171017101710171" calcext:value-type="percentage">
            <text:p>1.71%</text:p>
          </table:table-cell>
          <table:table-cell table:formula="of:=([.J116]-[.G116])/[.G116]" office:value-type="percentage" office:value="0.0152740341419587" calcext:value-type="percentage">
            <text:p>1.53%</text:p>
          </table:table-cell>
          <table:table-cell table:formula="of:=([.J116]-[.H116])/[.H116]" office:value-type="percentage" office:value="0.0158825292178604" calcext:value-type="percentage">
            <text:p>1.59%</text:p>
          </table:table-cell>
          <table:table-cell table:formula="of:=([.J116]-[.I116])/[.I116]" office:value-type="percentage" office:value="0.0174069627851141" calcext:value-type="percentage">
            <text:p>1.74%</text:p>
          </table:table-cell>
        </table:table-row>
        <table:table-row table:style-name="ro1">
          <table:table-cell office:value-type="float" office:value="330.7" calcext:value-type="float">
            <text:p>330.7</text:p>
          </table:table-cell>
          <table:table-cell office:value-type="float" office:value="331.2" calcext:value-type="float">
            <text:p>331.2</text:p>
          </table:table-cell>
          <table:table-cell office:value-type="float" office:value="330.6" calcext:value-type="float">
            <text:p>330.6</text:p>
          </table:table-cell>
          <table:table-cell office:value-type="float" office:value="330.9" calcext:value-type="float">
            <text:p>330.9</text:p>
          </table:table-cell>
          <table:table-cell office:value-type="float" office:value="331.5" calcext:value-type="float">
            <text:p>331.5</text:p>
          </table:table-cell>
          <table:table-cell office:value-type="float" office:value="331.6" calcext:value-type="float">
            <text:p>331.6</text:p>
          </table:table-cell>
          <table:table-cell office:value-type="float" office:value="331.9" calcext:value-type="float">
            <text:p>331.9</text:p>
          </table:table-cell>
          <table:table-cell office:value-type="float" office:value="332.8" calcext:value-type="float">
            <text:p>332.8</text:p>
          </table:table-cell>
          <table:table-cell office:value-type="float" office:value="331.9" calcext:value-type="float">
            <text:p>331.9</text:p>
          </table:table-cell>
          <table:table-cell table:style-name="Default" office:value-type="float" office:value="340" calcext:value-type="float">
            <text:p>340</text:p>
          </table:table-cell>
          <table:table-cell table:formula="of:=([.J117]-[.A117])/[.A117]" office:value-type="percentage" office:value="0.0281221651043242" calcext:value-type="percentage">
            <text:p>2.81%</text:p>
          </table:table-cell>
          <table:table-cell table:formula="of:=([.J117]-[.B117])/[.B117]" office:value-type="percentage" office:value="0.0265700483091788" calcext:value-type="percentage">
            <text:p>2.66%</text:p>
          </table:table-cell>
          <table:table-cell table:formula="of:=([.J117]-[.C117])/[.C117]" office:value-type="percentage" office:value="0.02843315184513" calcext:value-type="percentage">
            <text:p>2.84%</text:p>
          </table:table-cell>
          <table:table-cell table:formula="of:=([.J117]-[.D117])/[.D117]" office:value-type="percentage" office:value="0.0275007555152615" calcext:value-type="percentage">
            <text:p>2.75%</text:p>
          </table:table-cell>
          <table:table-cell table:formula="of:=([.J117]-[.E117])/[.E117]" office:value-type="percentage" office:value="0.0256410256410256" calcext:value-type="percentage">
            <text:p>2.56%</text:p>
          </table:table-cell>
          <table:table-cell table:formula="of:=([.J117]-[.F117])/[.F117]" office:value-type="percentage" office:value="0.0253317249698431" calcext:value-type="percentage">
            <text:p>2.53%</text:p>
          </table:table-cell>
          <table:table-cell table:formula="of:=([.J117]-[.G117])/[.G117]" office:value-type="percentage" office:value="0.0244049412473637" calcext:value-type="percentage">
            <text:p>2.44%</text:p>
          </table:table-cell>
          <table:table-cell table:formula="of:=([.J117]-[.H117])/[.H117]" office:value-type="percentage" office:value="0.0216346153846153" calcext:value-type="percentage">
            <text:p>2.16%</text:p>
          </table:table-cell>
          <table:table-cell table:formula="of:=([.J117]-[.I117])/[.I117]" office:value-type="percentage" office:value="0.0244049412473637" calcext:value-type="percentage">
            <text:p>2.44%</text:p>
          </table:table-cell>
        </table:table-row>
        <table:table-row table:style-name="ro1">
          <table:table-cell office:value-type="float" office:value="334.3" calcext:value-type="float">
            <text:p>334.3</text:p>
          </table:table-cell>
          <table:table-cell office:value-type="float" office:value="334.7" calcext:value-type="float">
            <text:p>334.7</text:p>
          </table:table-cell>
          <table:table-cell office:value-type="float" office:value="335" calcext:value-type="float">
            <text:p>335</text:p>
          </table:table-cell>
          <table:table-cell office:value-type="float" office:value="335.4" calcext:value-type="float">
            <text:p>335.4</text:p>
          </table:table-cell>
          <table:table-cell office:value-type="float" office:value="335.2" calcext:value-type="float">
            <text:p>335.2</text:p>
          </table:table-cell>
          <table:table-cell office:value-type="float" office:value="335.1" calcext:value-type="float">
            <text:p>335.1</text:p>
          </table:table-cell>
          <table:table-cell office:value-type="float" office:value="336.1" calcext:value-type="float">
            <text:p>336.1</text:p>
          </table:table-cell>
          <table:table-cell office:value-type="float" office:value="335.2" calcext:value-type="float">
            <text:p>335.2</text:p>
          </table:table-cell>
          <table:table-cell office:value-type="float" office:value="334.8" calcext:value-type="float">
            <text:p>334.8</text:p>
          </table:table-cell>
          <table:table-cell office:value-type="float" office:value="341" calcext:value-type="float">
            <text:p>341</text:p>
          </table:table-cell>
          <table:table-cell table:formula="of:=([.J118]-[.A118])/[.A118]" office:value-type="percentage" office:value="0.0200418785521986" calcext:value-type="percentage">
            <text:p>2.00%</text:p>
          </table:table-cell>
          <table:table-cell table:formula="of:=([.J118]-[.B118])/[.B118]" office:value-type="percentage" office:value="0.018822826411712" calcext:value-type="percentage">
            <text:p>1.88%</text:p>
          </table:table-cell>
          <table:table-cell table:formula="of:=([.J118]-[.C118])/[.C118]" office:value-type="percentage" office:value="0.017910447761194" calcext:value-type="percentage">
            <text:p>1.79%</text:p>
          </table:table-cell>
          <table:table-cell table:formula="of:=([.J118]-[.D118])/[.D118]" office:value-type="percentage" office:value="0.016696481812761" calcext:value-type="percentage">
            <text:p>1.67%</text:p>
          </table:table-cell>
          <table:table-cell table:formula="of:=([.J118]-[.E118])/[.E118]" office:value-type="percentage" office:value="0.0173031026252984" calcext:value-type="percentage">
            <text:p>1.73%</text:p>
          </table:table-cell>
          <table:table-cell table:formula="of:=([.J118]-[.F118])/[.F118]" office:value-type="percentage" office:value="0.0176066845717696" calcext:value-type="percentage">
            <text:p>1.76%</text:p>
          </table:table-cell>
          <table:table-cell table:formula="of:=([.J118]-[.G118])/[.G118]" office:value-type="percentage" office:value="0.0145789943469205" calcext:value-type="percentage">
            <text:p>1.46%</text:p>
          </table:table-cell>
          <table:table-cell table:formula="of:=([.J118]-[.H118])/[.H118]" office:value-type="percentage" office:value="0.0173031026252984" calcext:value-type="percentage">
            <text:p>1.73%</text:p>
          </table:table-cell>
          <table:table-cell table:formula="of:=([.J118]-[.I118])/[.I118]" office:value-type="percentage" office:value="0.0185185185185185" calcext:value-type="percentage">
            <text:p>1.85%</text:p>
          </table:table-cell>
        </table:table-row>
        <table:table-row table:style-name="ro1">
          <table:table-cell office:value-type="float" office:value="337.1" calcext:value-type="float">
            <text:p>337.1</text:p>
          </table:table-cell>
          <table:table-cell office:value-type="float" office:value="337" calcext:value-type="float">
            <text:p>337</text:p>
          </table:table-cell>
          <table:table-cell office:value-type="float" office:value="337.6" calcext:value-type="float">
            <text:p>337.6</text:p>
          </table:table-cell>
          <table:table-cell office:value-type="float" office:value="337.2" calcext:value-type="float">
            <text:p>337.2</text:p>
          </table:table-cell>
          <table:table-cell office:value-type="float" office:value="337.4" calcext:value-type="float">
            <text:p>337.4</text:p>
          </table:table-cell>
          <table:table-cell table:number-columns-repeated="2" office:value-type="float" office:value="337.8" calcext:value-type="float">
            <text:p>337.8</text:p>
          </table:table-cell>
          <table:table-cell office:value-type="float" office:value="337.7" calcext:value-type="float">
            <text:p>337.7</text:p>
          </table:table-cell>
          <table:table-cell office:value-type="float" office:value="337.4" calcext:value-type="float">
            <text:p>337.4</text:p>
          </table:table-cell>
          <table:table-cell office:value-type="float" office:value="345" calcext:value-type="float">
            <text:p>345</text:p>
          </table:table-cell>
          <table:table-cell table:formula="of:=([.J119]-[.A119])/[.A119]" office:value-type="percentage" office:value="0.0234351824384455" calcext:value-type="percentage">
            <text:p>2.34%</text:p>
          </table:table-cell>
          <table:table-cell table:formula="of:=([.J119]-[.B119])/[.B119]" office:value-type="percentage" office:value="0.0237388724035608" calcext:value-type="percentage">
            <text:p>2.37%</text:p>
          </table:table-cell>
          <table:table-cell table:formula="of:=([.J119]-[.C119])/[.C119]" office:value-type="percentage" office:value="0.0219194312796208" calcext:value-type="percentage">
            <text:p>2.19%</text:p>
          </table:table-cell>
          <table:table-cell table:formula="of:=([.J119]-[.D119])/[.D119]" office:value-type="percentage" office:value="0.0231316725978648" calcext:value-type="percentage">
            <text:p>2.31%</text:p>
          </table:table-cell>
          <table:table-cell table:formula="of:=([.J119]-[.E119])/[.E119]" office:value-type="percentage" office:value="0.022525192649674" calcext:value-type="percentage">
            <text:p>2.25%</text:p>
          </table:table-cell>
          <table:table-cell table:formula="of:=([.J119]-[.F119])/[.F119]" office:value-type="percentage" office:value="0.0213143872113676" calcext:value-type="percentage">
            <text:p>2.13%</text:p>
          </table:table-cell>
          <table:table-cell table:formula="of:=([.J119]-[.G119])/[.G119]" office:value-type="percentage" office:value="0.0213143872113676" calcext:value-type="percentage">
            <text:p>2.13%</text:p>
          </table:table-cell>
          <table:table-cell table:formula="of:=([.J119]-[.H119])/[.H119]" office:value-type="percentage" office:value="0.0216168196624223" calcext:value-type="percentage">
            <text:p>2.16%</text:p>
          </table:table-cell>
          <table:table-cell table:formula="of:=([.J119]-[.I119])/[.I119]" office:value-type="percentage" office:value="0.022525192649674" calcext:value-type="percentage">
            <text:p>2.25%</text:p>
          </table:table-cell>
        </table:table-row>
        <table:table-row table:style-name="ro1">
          <table:table-cell office:value-type="float" office:value="337.7" calcext:value-type="float">
            <text:p>337.7</text:p>
          </table:table-cell>
          <table:table-cell office:value-type="float" office:value="338.1" calcext:value-type="float">
            <text:p>338.1</text:p>
          </table:table-cell>
          <table:table-cell office:value-type="float" office:value="338.2" calcext:value-type="float">
            <text:p>338.2</text:p>
          </table:table-cell>
          <table:table-cell office:value-type="float" office:value="338.1" calcext:value-type="float">
            <text:p>338.1</text:p>
          </table:table-cell>
          <table:table-cell office:value-type="float" office:value="338.4" calcext:value-type="float">
            <text:p>338.4</text:p>
          </table:table-cell>
          <table:table-cell office:value-type="float" office:value="337.9" calcext:value-type="float">
            <text:p>337.9</text:p>
          </table:table-cell>
          <table:table-cell table:number-columns-repeated="2" office:value-type="float" office:value="338.8" calcext:value-type="float">
            <text:p>338.8</text:p>
          </table:table-cell>
          <table:table-cell office:value-type="float" office:value="337.3" calcext:value-type="float">
            <text:p>337.3</text:p>
          </table:table-cell>
          <table:table-cell office:value-type="float" office:value="346" calcext:value-type="float">
            <text:p>346</text:p>
          </table:table-cell>
          <table:table-cell table:formula="of:=([.J120]-[.A120])/[.A120]" office:value-type="percentage" office:value="0.0245780278353569" calcext:value-type="percentage">
            <text:p>2.46%</text:p>
          </table:table-cell>
          <table:table-cell table:formula="of:=([.J120]-[.B120])/[.B120]" office:value-type="percentage" office:value="0.0233658680863649" calcext:value-type="percentage">
            <text:p>2.34%</text:p>
          </table:table-cell>
          <table:table-cell table:formula="of:=([.J120]-[.C120])/[.C120]" office:value-type="percentage" office:value="0.023063276167948" calcext:value-type="percentage">
            <text:p>2.31%</text:p>
          </table:table-cell>
          <table:table-cell table:formula="of:=([.J120]-[.D120])/[.D120]" office:value-type="percentage" office:value="0.0233658680863649" calcext:value-type="percentage">
            <text:p>2.34%</text:p>
          </table:table-cell>
          <table:table-cell table:formula="of:=([.J120]-[.E120])/[.E120]" office:value-type="percentage" office:value="0.0224586288416076" calcext:value-type="percentage">
            <text:p>2.25%</text:p>
          </table:table-cell>
          <table:table-cell table:formula="of:=([.J120]-[.F120])/[.F120]" office:value-type="percentage" office:value="0.0239715892275822" calcext:value-type="percentage">
            <text:p>2.40%</text:p>
          </table:table-cell>
          <table:table-cell table:formula="of:=([.J120]-[.G120])/[.G120]" office:value-type="percentage" office:value="0.0212514757969303" calcext:value-type="percentage">
            <text:p>2.13%</text:p>
          </table:table-cell>
          <table:table-cell table:formula="of:=([.J120]-[.H120])/[.H120]" office:value-type="percentage" office:value="0.0212514757969303" calcext:value-type="percentage">
            <text:p>2.13%</text:p>
          </table:table-cell>
          <table:table-cell table:formula="of:=([.J120]-[.I120])/[.I120]" office:value-type="percentage" office:value="0.0257930625555885" calcext:value-type="percentage">
            <text:p>2.58%</text:p>
          </table:table-cell>
        </table:table-row>
        <table:table-row table:style-name="ro1">
          <table:table-cell office:value-type="float" office:value="334.8" calcext:value-type="float">
            <text:p>334.8</text:p>
          </table:table-cell>
          <table:table-cell office:value-type="float" office:value="336.4" calcext:value-type="float">
            <text:p>336.4</text:p>
          </table:table-cell>
          <table:table-cell office:value-type="float" office:value="336.5" calcext:value-type="float">
            <text:p>336.5</text:p>
          </table:table-cell>
          <table:table-cell office:value-type="float" office:value="336.1" calcext:value-type="float">
            <text:p>336.1</text:p>
          </table:table-cell>
          <table:table-cell office:value-type="float" office:value="337.6" calcext:value-type="float">
            <text:p>337.6</text:p>
          </table:table-cell>
          <table:table-cell office:value-type="float" office:value="337.1" calcext:value-type="float">
            <text:p>337.1</text:p>
          </table:table-cell>
          <table:table-cell office:value-type="float" office:value="337.5" calcext:value-type="float">
            <text:p>337.5</text:p>
          </table:table-cell>
          <table:table-cell office:value-type="float" office:value="337.9" calcext:value-type="float">
            <text:p>337.9</text:p>
          </table:table-cell>
          <table:table-cell office:value-type="float" office:value="336.3" calcext:value-type="float">
            <text:p>336.3</text:p>
          </table:table-cell>
          <table:table-cell office:value-type="float" office:value="346" calcext:value-type="float">
            <text:p>346</text:p>
          </table:table-cell>
          <table:table-cell table:formula="of:=([.J121]-[.A121])/[.A121]" office:value-type="percentage" office:value="0.033452807646356" calcext:value-type="percentage">
            <text:p>3.35%</text:p>
          </table:table-cell>
          <table:table-cell table:formula="of:=([.J121]-[.B121])/[.B121]" office:value-type="percentage" office:value="0.028537455410226" calcext:value-type="percentage">
            <text:p>2.85%</text:p>
          </table:table-cell>
          <table:table-cell table:formula="of:=([.J121]-[.C121])/[.C121]" office:value-type="percentage" office:value="0.0282317979197623" calcext:value-type="percentage">
            <text:p>2.82%</text:p>
          </table:table-cell>
          <table:table-cell table:formula="of:=([.J121]-[.D121])/[.D121]" office:value-type="percentage" office:value="0.029455519190717" calcext:value-type="percentage">
            <text:p>2.95%</text:p>
          </table:table-cell>
          <table:table-cell table:formula="of:=([.J121]-[.E121])/[.E121]" office:value-type="percentage" office:value="0.0248815165876777" calcext:value-type="percentage">
            <text:p>2.49%</text:p>
          </table:table-cell>
          <table:table-cell table:formula="of:=([.J121]-[.F121])/[.F121]" office:value-type="percentage" office:value="0.0264016612281221" calcext:value-type="percentage">
            <text:p>2.64%</text:p>
          </table:table-cell>
          <table:table-cell table:formula="of:=([.J121]-[.G121])/[.G121]" office:value-type="percentage" office:value="0.0251851851851852" calcext:value-type="percentage">
            <text:p>2.52%</text:p>
          </table:table-cell>
          <table:table-cell table:formula="of:=([.J121]-[.H121])/[.H121]" office:value-type="percentage" office:value="0.0239715892275822" calcext:value-type="percentage">
            <text:p>2.40%</text:p>
          </table:table-cell>
          <table:table-cell table:formula="of:=([.J121]-[.I121])/[.I121]" office:value-type="percentage" office:value="0.0288432946773714" calcext:value-type="percentage">
            <text:p>2.88%</text:p>
          </table:table-cell>
        </table:table-row>
        <table:table-row table:style-name="ro1">
          <table:table-cell office:value-type="float" office:value="327.2" calcext:value-type="float">
            <text:p>327.2</text:p>
          </table:table-cell>
          <table:table-cell office:value-type="float" office:value="328.1" calcext:value-type="float">
            <text:p>328.1</text:p>
          </table:table-cell>
          <table:table-cell office:value-type="float" office:value="328.4" calcext:value-type="float">
            <text:p>328.4</text:p>
          </table:table-cell>
          <table:table-cell office:value-type="float" office:value="328.3" calcext:value-type="float">
            <text:p>328.3</text:p>
          </table:table-cell>
          <table:table-cell office:value-type="float" office:value="328.8" calcext:value-type="float">
            <text:p>328.8</text:p>
          </table:table-cell>
          <table:table-cell office:value-type="float" office:value="329.3" calcext:value-type="float">
            <text:p>329.3</text:p>
          </table:table-cell>
          <table:table-cell office:value-type="float" office:value="329.2" calcext:value-type="float">
            <text:p>329.2</text:p>
          </table:table-cell>
          <table:table-cell office:value-type="float" office:value="328.9" calcext:value-type="float">
            <text:p>328.9</text:p>
          </table:table-cell>
          <table:table-cell office:value-type="float" office:value="327.1" calcext:value-type="float">
            <text:p>327.1</text:p>
          </table:table-cell>
          <table:table-cell office:value-type="float" office:value="332" calcext:value-type="float">
            <text:p>332</text:p>
          </table:table-cell>
          <table:table-cell table:formula="of:=([.J122]-[.A122])/[.A122]" office:value-type="percentage" office:value="0.0146699266503668" calcext:value-type="percentage">
            <text:p>1.47%</text:p>
          </table:table-cell>
          <table:table-cell table:formula="of:=([.J122]-[.B122])/[.B122]" office:value-type="percentage" office:value="0.0118866199329472" calcext:value-type="percentage">
            <text:p>1.19%</text:p>
          </table:table-cell>
          <table:table-cell table:formula="of:=([.J122]-[.C122])/[.C122]" office:value-type="percentage" office:value="0.0109622411693058" calcext:value-type="percentage">
            <text:p>1.10%</text:p>
          </table:table-cell>
          <table:table-cell table:formula="of:=([.J122]-[.D122])/[.D122]" office:value-type="percentage" office:value="0.0112701797136765" calcext:value-type="percentage">
            <text:p>1.13%</text:p>
          </table:table-cell>
          <table:table-cell table:formula="of:=([.J122]-[.E122])/[.E122]" office:value-type="percentage" office:value="0.00973236009732357" calcext:value-type="percentage">
            <text:p>0.97%</text:p>
          </table:table-cell>
          <table:table-cell table:formula="of:=([.J122]-[.F122])/[.F122]" office:value-type="percentage" office:value="0.00819921044640142" calcext:value-type="percentage">
            <text:p>0.82%</text:p>
          </table:table-cell>
          <table:table-cell table:formula="of:=([.J122]-[.G122])/[.G122]" office:value-type="percentage" office:value="0.00850546780072907" calcext:value-type="percentage">
            <text:p>0.85%</text:p>
          </table:table-cell>
          <table:table-cell table:formula="of:=([.J122]-[.H122])/[.H122]" office:value-type="percentage" office:value="0.00942535725144428" calcext:value-type="percentage">
            <text:p>0.94%</text:p>
          </table:table-cell>
          <table:table-cell table:formula="of:=([.J122]-[.I122])/[.I122]" office:value-type="percentage" office:value="0.0149801284011005" calcext:value-type="percentage">
            <text:p>1.50%</text:p>
          </table:table-cell>
        </table:table-row>
        <table:table-row table:style-name="ro1">
          <table:table-cell office:value-type="float" office:value="301.5" calcext:value-type="float">
            <text:p>301.5</text:p>
          </table:table-cell>
          <table:table-cell office:value-type="float" office:value="303.4" calcext:value-type="float">
            <text:p>303.4</text:p>
          </table:table-cell>
          <table:table-cell office:value-type="float" office:value="305" calcext:value-type="float">
            <text:p>305</text:p>
          </table:table-cell>
          <table:table-cell office:value-type="float" office:value="303.6" calcext:value-type="float">
            <text:p>303.6</text:p>
          </table:table-cell>
          <table:table-cell office:value-type="float" office:value="303.3" calcext:value-type="float">
            <text:p>303.3</text:p>
          </table:table-cell>
          <table:table-cell office:value-type="float" office:value="306.5" calcext:value-type="float">
            <text:p>306.5</text:p>
          </table:table-cell>
          <table:table-cell office:value-type="float" office:value="306.2" calcext:value-type="float">
            <text:p>306.2</text:p>
          </table:table-cell>
          <table:table-cell office:value-type="float" office:value="308.4" calcext:value-type="float">
            <text:p>308.4</text:p>
          </table:table-cell>
          <table:table-cell office:value-type="float" office:value="304.2" calcext:value-type="float">
            <text:p>304.2</text:p>
          </table:table-cell>
          <table:table-cell office:value-type="float" office:value="326" calcext:value-type="float">
            <text:p>326</text:p>
          </table:table-cell>
          <table:table-cell table:formula="of:=([.J123]-[.A123])/[.A123]" office:value-type="percentage" office:value="0.0812603648424544" calcext:value-type="percentage">
            <text:p>8.13%</text:p>
          </table:table-cell>
          <table:table-cell table:formula="of:=([.J123]-[.B123])/[.B123]" office:value-type="percentage" office:value="0.0744891232696112" calcext:value-type="percentage">
            <text:p>7.45%</text:p>
          </table:table-cell>
          <table:table-cell table:formula="of:=([.J123]-[.C123])/[.C123]" office:value-type="percentage" office:value="0.0688524590163935" calcext:value-type="percentage">
            <text:p>6.89%</text:p>
          </table:table-cell>
          <table:table-cell table:formula="of:=([.J123]-[.D123])/[.D123]" office:value-type="percentage" office:value="0.0737812911725954" calcext:value-type="percentage">
            <text:p>7.38%</text:p>
          </table:table-cell>
          <table:table-cell table:formula="of:=([.J123]-[.E123])/[.E123]" office:value-type="percentage" office:value="0.0748433893834487" calcext:value-type="percentage">
            <text:p>7.48%</text:p>
          </table:table-cell>
          <table:table-cell table:formula="of:=([.J123]-[.F123])/[.F123]" office:value-type="percentage" office:value="0.0636215334420881" calcext:value-type="percentage">
            <text:p>6.36%</text:p>
          </table:table-cell>
          <table:table-cell table:formula="of:=([.J123]-[.G123])/[.G123]" office:value-type="percentage" office:value="0.0646636185499674" calcext:value-type="percentage">
            <text:p>6.47%</text:p>
          </table:table-cell>
          <table:table-cell table:formula="of:=([.J123]-[.H123])/[.H123]" office:value-type="percentage" office:value="0.0570687418936447" calcext:value-type="percentage">
            <text:p>5.71%</text:p>
          </table:table-cell>
          <table:table-cell table:formula="of:=([.J123]-[.I123])/[.I123]" office:value-type="percentage" office:value="0.0716633793556871" calcext:value-type="percentage">
            <text:p>7.17%</text:p>
          </table:table-cell>
        </table:table-row>
        <table:table-row table:style-name="ro1">
          <table:table-cell office:value-type="float" office:value="316.6" calcext:value-type="float">
            <text:p>316.6</text:p>
          </table:table-cell>
          <table:table-cell office:value-type="float" office:value="318.4" calcext:value-type="float">
            <text:p>318.4</text:p>
          </table:table-cell>
          <table:table-cell office:value-type="float" office:value="320.1" calcext:value-type="float">
            <text:p>320.1</text:p>
          </table:table-cell>
          <table:table-cell office:value-type="float" office:value="320" calcext:value-type="float">
            <text:p>320</text:p>
          </table:table-cell>
          <table:table-cell office:value-type="float" office:value="320.9" calcext:value-type="float">
            <text:p>320.9</text:p>
          </table:table-cell>
          <table:table-cell office:value-type="float" office:value="321" calcext:value-type="float">
            <text:p>321</text:p>
          </table:table-cell>
          <table:table-cell office:value-type="float" office:value="322.6" calcext:value-type="float">
            <text:p>322.6</text:p>
          </table:table-cell>
          <table:table-cell office:value-type="float" office:value="321.3" calcext:value-type="float">
            <text:p>321.3</text:p>
          </table:table-cell>
          <table:table-cell office:value-type="float" office:value="319.9" calcext:value-type="float">
            <text:p>319.9</text:p>
          </table:table-cell>
          <table:table-cell office:value-type="float" office:value="332" calcext:value-type="float">
            <text:p>332</text:p>
          </table:table-cell>
          <table:table-cell table:formula="of:=([.J124]-[.A124])/[.A124]" office:value-type="percentage" office:value="0.0486418193303853" calcext:value-type="percentage">
            <text:p>4.86%</text:p>
          </table:table-cell>
          <table:table-cell table:formula="of:=([.J124]-[.B124])/[.B124]" office:value-type="percentage" office:value="0.0427135678391961" calcext:value-type="percentage">
            <text:p>4.27%</text:p>
          </table:table-cell>
          <table:table-cell table:formula="of:=([.J124]-[.C124])/[.C124]" office:value-type="percentage" office:value="0.0371758825367072" calcext:value-type="percentage">
            <text:p>3.72%</text:p>
          </table:table-cell>
          <table:table-cell table:formula="of:=([.J124]-[.D124])/[.D124]" office:value-type="percentage" office:value="0.0375" calcext:value-type="percentage">
            <text:p>3.75%</text:p>
          </table:table-cell>
          <table:table-cell table:formula="of:=([.J124]-[.E124])/[.E124]" office:value-type="percentage" office:value="0.0345902150202556" calcext:value-type="percentage">
            <text:p>3.46%</text:p>
          </table:table-cell>
          <table:table-cell table:formula="of:=([.J124]-[.F124])/[.F124]" office:value-type="percentage" office:value="0.0342679127725857" calcext:value-type="percentage">
            <text:p>3.43%</text:p>
          </table:table-cell>
          <table:table-cell table:formula="of:=([.J124]-[.G124])/[.G124]" office:value-type="percentage" office:value="0.0291382517048976" calcext:value-type="percentage">
            <text:p>2.91%</text:p>
          </table:table-cell>
          <table:table-cell table:formula="of:=([.J124]-[.H124])/[.H124]" office:value-type="percentage" office:value="0.033302209772798" calcext:value-type="percentage">
            <text:p>3.33%</text:p>
          </table:table-cell>
          <table:table-cell table:formula="of:=([.J124]-[.I124])/[.I124]" office:value-type="percentage" office:value="0.0378243201000313" calcext:value-type="percentage">
            <text:p>3.78%</text:p>
          </table:table-cell>
        </table:table-row>
        <table:table-row table:style-name="ro1">
          <table:table-cell office:value-type="float" office:value="326.5" calcext:value-type="float">
            <text:p>326.5</text:p>
          </table:table-cell>
          <table:table-cell office:value-type="float" office:value="331.3" calcext:value-type="float">
            <text:p>331.3</text:p>
          </table:table-cell>
          <table:table-cell office:value-type="float" office:value="330.4" calcext:value-type="float">
            <text:p>330.4</text:p>
          </table:table-cell>
          <table:table-cell table:number-columns-repeated="2" office:value-type="float" office:value="331.2" calcext:value-type="float">
            <text:p>331.2</text:p>
          </table:table-cell>
          <table:table-cell office:value-type="float" office:value="333.8" calcext:value-type="float">
            <text:p>333.8</text:p>
          </table:table-cell>
          <table:table-cell office:value-type="float" office:value="334.7" calcext:value-type="float">
            <text:p>334.7</text:p>
          </table:table-cell>
          <table:table-cell office:value-type="float" office:value="333.9" calcext:value-type="float">
            <text:p>333.9</text:p>
          </table:table-cell>
          <table:table-cell office:value-type="float" office:value="332.9" calcext:value-type="float">
            <text:p>332.9</text:p>
          </table:table-cell>
          <table:table-cell office:value-type="float" office:value="345" calcext:value-type="float">
            <text:p>345</text:p>
          </table:table-cell>
          <table:table-cell table:formula="of:=([.J125]-[.A125])/[.A125]" office:value-type="percentage" office:value="0.0566615620214395" calcext:value-type="percentage">
            <text:p>5.67%</text:p>
          </table:table-cell>
          <table:table-cell table:formula="of:=([.J125]-[.B125])/[.B125]" office:value-type="percentage" office:value="0.0413522487171747" calcext:value-type="percentage">
            <text:p>4.14%</text:p>
          </table:table-cell>
          <table:table-cell table:formula="of:=([.J125]-[.C125])/[.C125]" office:value-type="percentage" office:value="0.0441888619854722" calcext:value-type="percentage">
            <text:p>4.42%</text:p>
          </table:table-cell>
          <table:table-cell table:formula="of:=([.J125]-[.D125])/[.D125]" office:value-type="percentage" office:value="0.0416666666666667" calcext:value-type="percentage">
            <text:p>4.17%</text:p>
          </table:table-cell>
          <table:table-cell table:formula="of:=([.J125]-[.E125])/[.E125]" office:value-type="percentage" office:value="0.0416666666666667" calcext:value-type="percentage">
            <text:p>4.17%</text:p>
          </table:table-cell>
          <table:table-cell table:formula="of:=([.J125]-[.F125])/[.F125]" office:value-type="percentage" office:value="0.0335530257639305" calcext:value-type="percentage">
            <text:p>3.36%</text:p>
          </table:table-cell>
          <table:table-cell table:formula="of:=([.J125]-[.G125])/[.G125]" office:value-type="percentage" office:value="0.0307738273080371" calcext:value-type="percentage">
            <text:p>3.08%</text:p>
          </table:table-cell>
          <table:table-cell table:formula="of:=([.J125]-[.H125])/[.H125]" office:value-type="percentage" office:value="0.0332434860736748" calcext:value-type="percentage">
            <text:p>3.32%</text:p>
          </table:table-cell>
          <table:table-cell table:formula="of:=([.J125]-[.I125])/[.I125]" office:value-type="percentage" office:value="0.036347251426855" calcext:value-type="percentage">
            <text:p>3.63%</text:p>
          </table:table-cell>
        </table:table-row>
        <table:table-row table:style-name="ro1">
          <table:table-cell office:value-type="float" office:value="323.7" calcext:value-type="float">
            <text:p>323.7</text:p>
          </table:table-cell>
          <table:table-cell table:number-columns-repeated="2" office:value-type="float" office:value="324.2" calcext:value-type="float">
            <text:p>324.2</text:p>
          </table:table-cell>
          <table:table-cell office:value-type="float" office:value="324.5" calcext:value-type="float">
            <text:p>324.5</text:p>
          </table:table-cell>
          <table:table-cell office:value-type="float" office:value="324.4" calcext:value-type="float">
            <text:p>324.4</text:p>
          </table:table-cell>
          <table:table-cell office:value-type="float" office:value="325.1" calcext:value-type="float">
            <text:p>325.1</text:p>
          </table:table-cell>
          <table:table-cell office:value-type="float" office:value="324.6" calcext:value-type="float">
            <text:p>324.6</text:p>
          </table:table-cell>
          <table:table-cell office:value-type="float" office:value="324" calcext:value-type="float">
            <text:p>324</text:p>
          </table:table-cell>
          <table:table-cell office:value-type="float" office:value="322.4" calcext:value-type="float">
            <text:p>322.4</text:p>
          </table:table-cell>
          <table:table-cell office:value-type="float" office:value="328" calcext:value-type="float">
            <text:p>328</text:p>
          </table:table-cell>
          <table:table-cell table:formula="of:=([.J126]-[.A126])/[.A126]" office:value-type="percentage" office:value="0.0132839048501699" calcext:value-type="percentage">
            <text:p>1.33%</text:p>
          </table:table-cell>
          <table:table-cell table:formula="of:=([.J126]-[.B126])/[.B126]" office:value-type="percentage" office:value="0.0117211597779149" calcext:value-type="percentage">
            <text:p>1.17%</text:p>
          </table:table-cell>
          <table:table-cell table:formula="of:=([.J126]-[.C126])/[.C126]" office:value-type="percentage" office:value="0.0117211597779149" calcext:value-type="percentage">
            <text:p>1.17%</text:p>
          </table:table-cell>
          <table:table-cell table:formula="of:=([.J126]-[.D126])/[.D126]" office:value-type="percentage" office:value="0.0107858243451464" calcext:value-type="percentage">
            <text:p>1.08%</text:p>
          </table:table-cell>
          <table:table-cell table:formula="of:=([.J126]-[.E126])/[.E126]" office:value-type="percentage" office:value="0.0110974106041924" calcext:value-type="percentage">
            <text:p>1.11%</text:p>
          </table:table-cell>
          <table:table-cell table:formula="of:=([.J126]-[.F126])/[.F126]" office:value-type="percentage" office:value="0.00892033220547517" calcext:value-type="percentage">
            <text:p>0.89%</text:p>
          </table:table-cell>
          <table:table-cell table:formula="of:=([.J126]-[.G126])/[.G126]" office:value-type="percentage" office:value="0.0104744300677757" calcext:value-type="percentage">
            <text:p>1.05%</text:p>
          </table:table-cell>
          <table:table-cell table:formula="of:=([.J126]-[.H126])/[.H126]" office:value-type="percentage" office:value="0.0123456790123457" calcext:value-type="percentage">
            <text:p>1.23%</text:p>
          </table:table-cell>
          <table:table-cell table:formula="of:=([.J126]-[.I126])/[.I126]" office:value-type="percentage" office:value="0.0173697270471465" calcext:value-type="percentage">
            <text:p>1.74%</text:p>
          </table:table-cell>
        </table:table-row>
        <table:table-row table:style-name="ro1">
          <table:table-cell office:value-type="float" office:value="341.9" calcext:value-type="float">
            <text:p>341.9</text:p>
          </table:table-cell>
          <table:table-cell office:value-type="float" office:value="342.4" calcext:value-type="float">
            <text:p>342.4</text:p>
          </table:table-cell>
          <table:table-cell office:value-type="float" office:value="343.5" calcext:value-type="float">
            <text:p>343.5</text:p>
          </table:table-cell>
          <table:table-cell office:value-type="float" office:value="341.9" calcext:value-type="float">
            <text:p>341.9</text:p>
          </table:table-cell>
          <table:table-cell table:number-columns-repeated="2" office:value-type="float" office:value="343.4" calcext:value-type="float">
            <text:p>343.4</text:p>
          </table:table-cell>
          <table:table-cell office:value-type="float" office:value="343.9" calcext:value-type="float">
            <text:p>343.9</text:p>
          </table:table-cell>
          <table:table-cell office:value-type="float" office:value="344.3" calcext:value-type="float">
            <text:p>344.3</text:p>
          </table:table-cell>
          <table:table-cell office:value-type="float" office:value="342.6" calcext:value-type="float">
            <text:p>342.6</text:p>
          </table:table-cell>
          <table:table-cell office:value-type="float" office:value="352" calcext:value-type="float">
            <text:p>352</text:p>
          </table:table-cell>
          <table:table-cell table:formula="of:=([.J127]-[.A127])/[.A127]" office:value-type="percentage" office:value="0.0295408014039193" calcext:value-type="percentage">
            <text:p>2.95%</text:p>
          </table:table-cell>
          <table:table-cell table:formula="of:=([.J127]-[.B127])/[.B127]" office:value-type="percentage" office:value="0.0280373831775702" calcext:value-type="percentage">
            <text:p>2.80%</text:p>
          </table:table-cell>
          <table:table-cell table:formula="of:=([.J127]-[.C127])/[.C127]" office:value-type="percentage" office:value="0.024745269286754" calcext:value-type="percentage">
            <text:p>2.47%</text:p>
          </table:table-cell>
          <table:table-cell table:formula="of:=([.J127]-[.D127])/[.D127]" office:value-type="percentage" office:value="0.0295408014039193" calcext:value-type="percentage">
            <text:p>2.95%</text:p>
          </table:table-cell>
          <table:table-cell table:formula="of:=([.J127]-[.E127])/[.E127]" office:value-type="percentage" office:value="0.0250436808386722" calcext:value-type="percentage">
            <text:p>2.50%</text:p>
          </table:table-cell>
          <table:table-cell table:formula="of:=([.J127]-[.F127])/[.F127]" office:value-type="percentage" office:value="0.0250436808386722" calcext:value-type="percentage">
            <text:p>2.50%</text:p>
          </table:table-cell>
          <table:table-cell table:formula="of:=([.J127]-[.G127])/[.G127]" office:value-type="percentage" office:value="0.0235533585344578" calcext:value-type="percentage">
            <text:p>2.36%</text:p>
          </table:table-cell>
          <table:table-cell table:formula="of:=([.J127]-[.H127])/[.H127]" office:value-type="percentage" office:value="0.0223642172523961" calcext:value-type="percentage">
            <text:p>2.24%</text:p>
          </table:table-cell>
          <table:table-cell table:formula="of:=([.J127]-[.I127])/[.I127]" office:value-type="percentage" office:value="0.0274372446001167" calcext:value-type="percentage">
            <text:p>2.74%</text:p>
          </table:table-cell>
        </table:table-row>
        <table:table-row table:style-name="ro1">
          <table:table-cell office:value-type="float" office:value="340.5" calcext:value-type="float">
            <text:p>340.5</text:p>
          </table:table-cell>
          <table:table-cell office:value-type="float" office:value="341.2" calcext:value-type="float">
            <text:p>341.2</text:p>
          </table:table-cell>
          <table:table-cell office:value-type="float" office:value="341.6" calcext:value-type="float">
            <text:p>341.6</text:p>
          </table:table-cell>
          <table:table-cell office:value-type="float" office:value="340.4" calcext:value-type="float">
            <text:p>340.4</text:p>
          </table:table-cell>
          <table:table-cell office:value-type="float" office:value="341.3" calcext:value-type="float">
            <text:p>341.3</text:p>
          </table:table-cell>
          <table:table-cell office:value-type="float" office:value="341.7" calcext:value-type="float">
            <text:p>341.7</text:p>
          </table:table-cell>
          <table:table-cell office:value-type="float" office:value="342.2" calcext:value-type="float">
            <text:p>342.2</text:p>
          </table:table-cell>
          <table:table-cell office:value-type="float" office:value="341.2" calcext:value-type="float">
            <text:p>341.2</text:p>
          </table:table-cell>
          <table:table-cell office:value-type="float" office:value="341.1" calcext:value-type="float">
            <text:p>341.1</text:p>
          </table:table-cell>
          <table:table-cell table:style-name="Default" office:value-type="float" office:value="348" calcext:value-type="float">
            <text:p>348</text:p>
          </table:table-cell>
          <table:table-cell table:formula="of:=([.J128]-[.A128])/[.A128]" office:value-type="percentage" office:value="0.0220264317180617" calcext:value-type="percentage">
            <text:p>2.20%</text:p>
          </table:table-cell>
          <table:table-cell table:formula="of:=([.J128]-[.B128])/[.B128]" office:value-type="percentage" office:value="0.0199296600234467" calcext:value-type="percentage">
            <text:p>1.99%</text:p>
          </table:table-cell>
          <table:table-cell table:formula="of:=([.J128]-[.C128])/[.C128]" office:value-type="percentage" office:value="0.018735362997658" calcext:value-type="percentage">
            <text:p>1.87%</text:p>
          </table:table-cell>
          <table:table-cell table:formula="of:=([.J128]-[.D128])/[.D128]" office:value-type="percentage" office:value="0.0223266745005876" calcext:value-type="percentage">
            <text:p>2.23%</text:p>
          </table:table-cell>
          <table:table-cell table:formula="of:=([.J128]-[.E128])/[.E128]" office:value-type="percentage" office:value="0.0196308233225901" calcext:value-type="percentage">
            <text:p>1.96%</text:p>
          </table:table-cell>
          <table:table-cell table:formula="of:=([.J128]-[.F128])/[.F128]" office:value-type="percentage" office:value="0.0184372256365233" calcext:value-type="percentage">
            <text:p>1.84%</text:p>
          </table:table-cell>
          <table:table-cell table:formula="of:=([.J128]-[.G128])/[.G128]" office:value-type="percentage" office:value="0.0169491525423729" calcext:value-type="percentage">
            <text:p>1.69%</text:p>
          </table:table-cell>
          <table:table-cell table:formula="of:=([.J128]-[.H128])/[.H128]" office:value-type="percentage" office:value="0.0199296600234467" calcext:value-type="percentage">
            <text:p>1.99%</text:p>
          </table:table-cell>
          <table:table-cell table:formula="of:=([.J128]-[.I128])/[.I128]" office:value-type="percentage" office:value="0.0202286719437115" calcext:value-type="percentage">
            <text:p>2.02%</text:p>
          </table:table-cell>
        </table:table-row>
        <table:table-row table:style-name="ro1">
          <table:table-cell office:value-type="float" office:value="343.8" calcext:value-type="float">
            <text:p>343.8</text:p>
          </table:table-cell>
          <table:table-cell office:value-type="float" office:value="343.6" calcext:value-type="float">
            <text:p>343.6</text:p>
          </table:table-cell>
          <table:table-cell office:value-type="float" office:value="343.3" calcext:value-type="float">
            <text:p>343.3</text:p>
          </table:table-cell>
          <table:table-cell office:value-type="float" office:value="343.5" calcext:value-type="float">
            <text:p>343.5</text:p>
          </table:table-cell>
          <table:table-cell table:number-columns-repeated="2" office:value-type="float" office:value="344.2" calcext:value-type="float">
            <text:p>344.2</text:p>
          </table:table-cell>
          <table:table-cell office:value-type="float" office:value="343.8" calcext:value-type="float">
            <text:p>343.8</text:p>
          </table:table-cell>
          <table:table-cell office:value-type="float" office:value="343.6" calcext:value-type="float">
            <text:p>343.6</text:p>
          </table:table-cell>
          <table:table-cell office:value-type="float" office:value="343.7" calcext:value-type="float">
            <text:p>343.7</text:p>
          </table:table-cell>
          <table:table-cell office:value-type="float" office:value="353" calcext:value-type="float">
            <text:p>353</text:p>
          </table:table-cell>
          <table:table-cell table:formula="of:=([.J129]-[.A129])/[.A129]" office:value-type="percentage" office:value="0.0267597440372309" calcext:value-type="percentage">
            <text:p>2.68%</text:p>
          </table:table-cell>
          <table:table-cell table:formula="of:=([.J129]-[.B129])/[.B129]" office:value-type="percentage" office:value="0.0273573923166472" calcext:value-type="percentage">
            <text:p>2.74%</text:p>
          </table:table-cell>
          <table:table-cell table:formula="of:=([.J129]-[.C129])/[.C129]" office:value-type="percentage" office:value="0.0282551704048936" calcext:value-type="percentage">
            <text:p>2.83%</text:p>
          </table:table-cell>
          <table:table-cell table:formula="of:=([.J129]-[.D129])/[.D129]" office:value-type="percentage" office:value="0.0276564774381368" calcext:value-type="percentage">
            <text:p>2.77%</text:p>
          </table:table-cell>
          <table:table-cell table:formula="of:=([.J129]-[.E129])/[.E129]" office:value-type="percentage" office:value="0.0255665310865776" calcext:value-type="percentage">
            <text:p>2.56%</text:p>
          </table:table-cell>
          <table:table-cell table:formula="of:=([.J129]-[.F129])/[.F129]" office:value-type="percentage" office:value="0.0255665310865776" calcext:value-type="percentage">
            <text:p>2.56%</text:p>
          </table:table-cell>
          <table:table-cell table:formula="of:=([.J129]-[.G129])/[.G129]" office:value-type="percentage" office:value="0.0267597440372309" calcext:value-type="percentage">
            <text:p>2.68%</text:p>
          </table:table-cell>
          <table:table-cell table:formula="of:=([.J129]-[.H129])/[.H129]" office:value-type="percentage" office:value="0.0273573923166472" calcext:value-type="percentage">
            <text:p>2.74%</text:p>
          </table:table-cell>
          <table:table-cell table:formula="of:=([.J129]-[.I129])/[.I129]" office:value-type="percentage" office:value="0.027058481233634" calcext:value-type="percentage">
            <text:p>2.71%</text:p>
          </table:table-cell>
        </table:table-row>
        <table:table-row table:style-name="ro1">
          <table:table-cell office:value-type="float" office:value="342.7" calcext:value-type="float">
            <text:p>342.7</text:p>
          </table:table-cell>
          <table:table-cell office:value-type="float" office:value="343.1" calcext:value-type="float">
            <text:p>343.1</text:p>
          </table:table-cell>
          <table:table-cell table:number-columns-repeated="2" office:value-type="float" office:value="343.5" calcext:value-type="float">
            <text:p>343.5</text:p>
          </table:table-cell>
          <table:table-cell office:value-type="float" office:value="343.9" calcext:value-type="float">
            <text:p>343.9</text:p>
          </table:table-cell>
          <table:table-cell office:value-type="float" office:value="344.1" calcext:value-type="float">
            <text:p>344.1</text:p>
          </table:table-cell>
          <table:table-cell office:value-type="float" office:value="343.8" calcext:value-type="float">
            <text:p>343.8</text:p>
          </table:table-cell>
          <table:table-cell office:value-type="float" office:value="344" calcext:value-type="float">
            <text:p>344</text:p>
          </table:table-cell>
          <table:table-cell office:value-type="float" office:value="343.7" calcext:value-type="float">
            <text:p>343.7</text:p>
          </table:table-cell>
          <table:table-cell office:value-type="float" office:value="350" calcext:value-type="float">
            <text:p>350</text:p>
          </table:table-cell>
          <table:table-cell table:formula="of:=([.J130]-[.A130])/[.A130]" office:value-type="percentage" office:value="0.0213014298220018" calcext:value-type="percentage">
            <text:p>2.13%</text:p>
          </table:table-cell>
          <table:table-cell table:formula="of:=([.J130]-[.B130])/[.B130]" office:value-type="percentage" office:value="0.0201107548819585" calcext:value-type="percentage">
            <text:p>2.01%</text:p>
          </table:table-cell>
          <table:table-cell table:formula="of:=([.J130]-[.C130])/[.C130]" office:value-type="percentage" office:value="0.0189228529839884" calcext:value-type="percentage">
            <text:p>1.89%</text:p>
          </table:table-cell>
          <table:table-cell table:formula="of:=([.J130]-[.D130])/[.D130]" office:value-type="percentage" office:value="0.0189228529839884" calcext:value-type="percentage">
            <text:p>1.89%</text:p>
          </table:table-cell>
          <table:table-cell table:formula="of:=([.J130]-[.E130])/[.E130]" office:value-type="percentage" office:value="0.0177377144518756" calcext:value-type="percentage">
            <text:p>1.77%</text:p>
          </table:table-cell>
          <table:table-cell table:formula="of:=([.J130]-[.F130])/[.F130]" office:value-type="percentage" office:value="0.017146178436501" calcext:value-type="percentage">
            <text:p>1.71%</text:p>
          </table:table-cell>
          <table:table-cell table:formula="of:=([.J130]-[.G130])/[.G130]" office:value-type="percentage" office:value="0.0180337405468295" calcext:value-type="percentage">
            <text:p>1.80%</text:p>
          </table:table-cell>
          <table:table-cell table:formula="of:=([.J130]-[.H130])/[.H130]" office:value-type="percentage" office:value="0.0174418604651163" calcext:value-type="percentage">
            <text:p>1.74%</text:p>
          </table:table-cell>
          <table:table-cell table:formula="of:=([.J130]-[.I130])/[.I130]" office:value-type="percentage" office:value="0.0183299389002037" calcext:value-type="percentage">
            <text:p>1.83%</text:p>
          </table:table-cell>
        </table:table-row>
        <table:table-row table:style-name="ro1">
          <table:table-cell office:value-type="float" office:value="316.2" calcext:value-type="float">
            <text:p>316.2</text:p>
          </table:table-cell>
          <table:table-cell office:value-type="float" office:value="317.1" calcext:value-type="float">
            <text:p>317.1</text:p>
          </table:table-cell>
          <table:table-cell office:value-type="float" office:value="317" calcext:value-type="float">
            <text:p>317</text:p>
          </table:table-cell>
          <table:table-cell office:value-type="float" office:value="317.1" calcext:value-type="float">
            <text:p>317.1</text:p>
          </table:table-cell>
          <table:table-cell office:value-type="float" office:value="317.7" calcext:value-type="float">
            <text:p>317.7</text:p>
          </table:table-cell>
          <table:table-cell office:value-type="float" office:value="318.2" calcext:value-type="float">
            <text:p>318.2</text:p>
          </table:table-cell>
          <table:table-cell office:value-type="float" office:value="317.6" calcext:value-type="float">
            <text:p>317.6</text:p>
          </table:table-cell>
          <table:table-cell office:value-type="float" office:value="317.4" calcext:value-type="float">
            <text:p>317.4</text:p>
          </table:table-cell>
          <table:table-cell office:value-type="float" office:value="315.4" calcext:value-type="float">
            <text:p>315.4</text:p>
          </table:table-cell>
          <table:table-cell office:value-type="float" office:value="321" calcext:value-type="float">
            <text:p>321</text:p>
          </table:table-cell>
          <table:table-cell table:formula="of:=([.J131]-[.A131])/[.A131]" office:value-type="percentage" office:value="0.015180265654649" calcext:value-type="percentage">
            <text:p>1.52%</text:p>
          </table:table-cell>
          <table:table-cell table:formula="of:=([.J131]-[.B131])/[.B131]" office:value-type="percentage" office:value="0.0122989593188268" calcext:value-type="percentage">
            <text:p>1.23%</text:p>
          </table:table-cell>
          <table:table-cell table:formula="of:=([.J131]-[.C131])/[.C131]" office:value-type="percentage" office:value="0.0126182965299685" calcext:value-type="percentage">
            <text:p>1.26%</text:p>
          </table:table-cell>
          <table:table-cell table:formula="of:=([.J131]-[.D131])/[.D131]" office:value-type="percentage" office:value="0.0122989593188268" calcext:value-type="percentage">
            <text:p>1.23%</text:p>
          </table:table-cell>
          <table:table-cell table:formula="of:=([.J131]-[.E131])/[.E131]" office:value-type="percentage" office:value="0.0103871576959396" calcext:value-type="percentage">
            <text:p>1.04%</text:p>
          </table:table-cell>
          <table:table-cell table:formula="of:=([.J131]-[.F131])/[.F131]" office:value-type="percentage" office:value="0.00879949717159023" calcext:value-type="percentage">
            <text:p>0.88%</text:p>
          </table:table-cell>
          <table:table-cell table:formula="of:=([.J131]-[.G131])/[.G131]" office:value-type="percentage" office:value="0.010705289672544" calcext:value-type="percentage">
            <text:p>1.07%</text:p>
          </table:table-cell>
          <table:table-cell table:formula="of:=([.J131]-[.H131])/[.H131]" office:value-type="percentage" office:value="0.0113421550094519" calcext:value-type="percentage">
            <text:p>1.13%</text:p>
          </table:table-cell>
          <table:table-cell table:formula="of:=([.J131]-[.I131])/[.I131]" office:value-type="percentage" office:value="0.0177552314521244" calcext:value-type="percentage">
            <text:p>1.78%</text:p>
          </table:table-cell>
        </table:table-row>
        <table:table-row table:style-name="ro1">
          <table:table-cell office:value-type="float" office:value="318.4" calcext:value-type="float">
            <text:p>318.4</text:p>
          </table:table-cell>
          <table:table-cell office:value-type="float" office:value="321.4" calcext:value-type="float">
            <text:p>321.4</text:p>
          </table:table-cell>
          <table:table-cell office:value-type="float" office:value="323.7" calcext:value-type="float">
            <text:p>323.7</text:p>
          </table:table-cell>
          <table:table-cell office:value-type="float" office:value="324.8" calcext:value-type="float">
            <text:p>324.8</text:p>
          </table:table-cell>
          <table:table-cell office:value-type="float" office:value="326.5" calcext:value-type="float">
            <text:p>326.5</text:p>
          </table:table-cell>
          <table:table-cell office:value-type="float" office:value="327" calcext:value-type="float">
            <text:p>327</text:p>
          </table:table-cell>
          <table:table-cell office:value-type="float" office:value="327.7" calcext:value-type="float">
            <text:p>327.7</text:p>
          </table:table-cell>
          <table:table-cell office:value-type="float" office:value="328.7" calcext:value-type="float">
            <text:p>328.7</text:p>
          </table:table-cell>
          <table:table-cell office:value-type="float" office:value="324.3" calcext:value-type="float">
            <text:p>324.3</text:p>
          </table:table-cell>
          <table:table-cell office:value-type="float" office:value="350" calcext:value-type="float">
            <text:p>350</text:p>
          </table:table-cell>
          <table:table-cell table:formula="of:=([.J132]-[.A132])/[.A132]" office:value-type="percentage" office:value="0.099246231155779" calcext:value-type="percentage">
            <text:p>9.92%</text:p>
          </table:table-cell>
          <table:table-cell table:formula="of:=([.J132]-[.B132])/[.B132]" office:value-type="percentage" office:value="0.0889856876166771" calcext:value-type="percentage">
            <text:p>8.90%</text:p>
          </table:table-cell>
          <table:table-cell table:formula="of:=([.J132]-[.C132])/[.C132]" office:value-type="percentage" office:value="0.0812480691998765" calcext:value-type="percentage">
            <text:p>8.12%</text:p>
          </table:table-cell>
          <table:table-cell table:formula="of:=([.J132]-[.D132])/[.D132]" office:value-type="percentage" office:value="0.0775862068965517" calcext:value-type="percentage">
            <text:p>7.76%</text:p>
          </table:table-cell>
          <table:table-cell table:formula="of:=([.J132]-[.E132])/[.E132]" office:value-type="percentage" office:value="0.0719754977029097" calcext:value-type="percentage">
            <text:p>7.20%</text:p>
          </table:table-cell>
          <table:table-cell table:formula="of:=([.J132]-[.F132])/[.F132]" office:value-type="percentage" office:value="0.0703363914373089" calcext:value-type="percentage">
            <text:p>7.03%</text:p>
          </table:table-cell>
          <table:table-cell table:formula="of:=([.J132]-[.G132])/[.G132]" office:value-type="percentage" office:value="0.0680500457735734" calcext:value-type="percentage">
            <text:p>6.81%</text:p>
          </table:table-cell>
          <table:table-cell table:formula="of:=([.J132]-[.H132])/[.H132]" office:value-type="percentage" office:value="0.0648007301490721" calcext:value-type="percentage">
            <text:p>6.48%</text:p>
          </table:table-cell>
          <table:table-cell table:formula="of:=([.J132]-[.I132])/[.I132]" office:value-type="percentage" office:value="0.0792476102374344" calcext:value-type="percentage">
            <text:p>7.92%</text:p>
          </table:table-cell>
        </table:table-row>
        <table:table-row table:style-name="ro1">
          <table:table-cell office:value-type="float" office:value="325.5" calcext:value-type="float">
            <text:p>325.5</text:p>
          </table:table-cell>
          <table:table-cell table:number-columns-repeated="2" office:value-type="float" office:value="326.4" calcext:value-type="float">
            <text:p>326.4</text:p>
          </table:table-cell>
          <table:table-cell office:value-type="float" office:value="326.7" calcext:value-type="float">
            <text:p>326.7</text:p>
          </table:table-cell>
          <table:table-cell office:value-type="float" office:value="327.2" calcext:value-type="float">
            <text:p>327.2</text:p>
          </table:table-cell>
          <table:table-cell office:value-type="float" office:value="327.7" calcext:value-type="float">
            <text:p>327.7</text:p>
          </table:table-cell>
          <table:table-cell office:value-type="float" office:value="327.2" calcext:value-type="float">
            <text:p>327.2</text:p>
          </table:table-cell>
          <table:table-cell office:value-type="float" office:value="327" calcext:value-type="float">
            <text:p>327</text:p>
          </table:table-cell>
          <table:table-cell office:value-type="float" office:value="326.1" calcext:value-type="float">
            <text:p>326.1</text:p>
          </table:table-cell>
          <table:table-cell office:value-type="float" office:value="332" calcext:value-type="float">
            <text:p>332</text:p>
          </table:table-cell>
          <table:table-cell table:formula="of:=([.J133]-[.A133])/[.A133]" office:value-type="percentage" office:value="0.0199692780337942" calcext:value-type="percentage">
            <text:p>2.00%</text:p>
          </table:table-cell>
          <table:table-cell table:formula="of:=([.J133]-[.B133])/[.B133]" office:value-type="percentage" office:value="0.0171568627450981" calcext:value-type="percentage">
            <text:p>1.72%</text:p>
          </table:table-cell>
          <table:table-cell table:formula="of:=([.J133]-[.C133])/[.C133]" office:value-type="percentage" office:value="0.0171568627450981" calcext:value-type="percentage">
            <text:p>1.72%</text:p>
          </table:table-cell>
          <table:table-cell table:formula="of:=([.J133]-[.D133])/[.D133]" office:value-type="percentage" office:value="0.0162228344046526" calcext:value-type="percentage">
            <text:p>1.62%</text:p>
          </table:table-cell>
          <table:table-cell table:formula="of:=([.J133]-[.E133])/[.E133]" office:value-type="percentage" office:value="0.0146699266503668" calcext:value-type="percentage">
            <text:p>1.47%</text:p>
          </table:table-cell>
          <table:table-cell table:formula="of:=([.J133]-[.F133])/[.F133]" office:value-type="percentage" office:value="0.0131217577052182" calcext:value-type="percentage">
            <text:p>1.31%</text:p>
          </table:table-cell>
          <table:table-cell table:formula="of:=([.J133]-[.G133])/[.G133]" office:value-type="percentage" office:value="0.0146699266503668" calcext:value-type="percentage">
            <text:p>1.47%</text:p>
          </table:table-cell>
          <table:table-cell table:formula="of:=([.J133]-[.H133])/[.H133]" office:value-type="percentage" office:value="0.0152905198776758" calcext:value-type="percentage">
            <text:p>1.53%</text:p>
          </table:table-cell>
          <table:table-cell table:formula="of:=([.J133]-[.I133])/[.I133]" office:value-type="percentage" office:value="0.0180926096289481" calcext:value-type="percentage">
            <text:p>1.81%</text:p>
          </table:table-cell>
        </table:table-row>
        <table:table-row table:style-name="ro1">
          <table:table-cell office:value-type="float" office:value="330.2" calcext:value-type="float">
            <text:p>330.2</text:p>
          </table:table-cell>
          <table:table-cell office:value-type="float" office:value="332.2" calcext:value-type="float">
            <text:p>332.2</text:p>
          </table:table-cell>
          <table:table-cell office:value-type="float" office:value="333.2" calcext:value-type="float">
            <text:p>333.2</text:p>
          </table:table-cell>
          <table:table-cell office:value-type="float" office:value="333.3" calcext:value-type="float">
            <text:p>333.3</text:p>
          </table:table-cell>
          <table:table-cell office:value-type="float" office:value="333.1" calcext:value-type="float">
            <text:p>333.1</text:p>
          </table:table-cell>
          <table:table-cell office:value-type="float" office:value="334.2" calcext:value-type="float">
            <text:p>334.2</text:p>
          </table:table-cell>
          <table:table-cell office:value-type="float" office:value="336.1" calcext:value-type="float">
            <text:p>336.1</text:p>
          </table:table-cell>
          <table:table-cell office:value-type="float" office:value="335.8" calcext:value-type="float">
            <text:p>335.8</text:p>
          </table:table-cell>
          <table:table-cell office:value-type="float" office:value="331.1" calcext:value-type="float">
            <text:p>331.1</text:p>
          </table:table-cell>
          <table:table-cell table:style-name="Default" office:value-type="float" office:value="351" calcext:value-type="float">
            <text:p>351</text:p>
          </table:table-cell>
          <table:table-cell table:formula="of:=([.J134]-[.A134])/[.A134]" office:value-type="percentage" office:value="0.062992125984252" calcext:value-type="percentage">
            <text:p>6.30%</text:p>
          </table:table-cell>
          <table:table-cell table:formula="of:=([.J134]-[.B134])/[.B134]" office:value-type="percentage" office:value="0.0565924142083083" calcext:value-type="percentage">
            <text:p>5.66%</text:p>
          </table:table-cell>
          <table:table-cell table:formula="of:=([.J134]-[.C134])/[.C134]" office:value-type="percentage" office:value="0.053421368547419" calcext:value-type="percentage">
            <text:p>5.34%</text:p>
          </table:table-cell>
          <table:table-cell table:formula="of:=([.J134]-[.D134])/[.D134]" office:value-type="percentage" office:value="0.0531053105310531" calcext:value-type="percentage">
            <text:p>5.31%</text:p>
          </table:table-cell>
          <table:table-cell table:formula="of:=([.J134]-[.E134])/[.E134]" office:value-type="percentage" office:value="0.0537376163314319" calcext:value-type="percentage">
            <text:p>5.37%</text:p>
          </table:table-cell>
          <table:table-cell table:formula="of:=([.J134]-[.F134])/[.F134]" office:value-type="percentage" office:value="0.0502692998204668" calcext:value-type="percentage">
            <text:p>5.03%</text:p>
          </table:table-cell>
          <table:table-cell table:formula="of:=([.J134]-[.G134])/[.G134]" office:value-type="percentage" office:value="0.0443320440345135" calcext:value-type="percentage">
            <text:p>4.43%</text:p>
          </table:table-cell>
          <table:table-cell table:formula="of:=([.J134]-[.H134])/[.H134]" office:value-type="percentage" office:value="0.0452650387135199" calcext:value-type="percentage">
            <text:p>4.53%</text:p>
          </table:table-cell>
          <table:table-cell table:formula="of:=([.J134]-[.I134])/[.I134]" office:value-type="percentage" office:value="0.0601026880096647" calcext:value-type="percentage">
            <text:p>6.01%</text:p>
          </table:table-cell>
        </table:table-row>
        <table:table-row table:style-name="ro1">
          <table:table-cell table:number-columns-repeated="2" office:value-type="float" office:value="355.5" calcext:value-type="float">
            <text:p>355.5</text:p>
          </table:table-cell>
          <table:table-cell office:value-type="float" office:value="356.2" calcext:value-type="float">
            <text:p>356.2</text:p>
          </table:table-cell>
          <table:table-cell office:value-type="float" office:value="355.6" calcext:value-type="float">
            <text:p>355.6</text:p>
          </table:table-cell>
          <table:table-cell office:value-type="float" office:value="356" calcext:value-type="float">
            <text:p>356</text:p>
          </table:table-cell>
          <table:table-cell office:value-type="float" office:value="356.1" calcext:value-type="float">
            <text:p>356.1</text:p>
          </table:table-cell>
          <table:table-cell table:number-columns-repeated="2" office:value-type="float" office:value="356.8" calcext:value-type="float">
            <text:p>356.8</text:p>
          </table:table-cell>
          <table:table-cell office:value-type="float" office:value="355.7" calcext:value-type="float">
            <text:p>355.7</text:p>
          </table:table-cell>
          <table:table-cell office:value-type="float" office:value="363" calcext:value-type="float">
            <text:p>363</text:p>
          </table:table-cell>
          <table:table-cell table:formula="of:=([.J135]-[.A135])/[.A135]" office:value-type="percentage" office:value="0.0210970464135021" calcext:value-type="percentage">
            <text:p>2.11%</text:p>
          </table:table-cell>
          <table:table-cell table:formula="of:=([.J135]-[.B135])/[.B135]" office:value-type="percentage" office:value="0.0210970464135021" calcext:value-type="percentage">
            <text:p>2.11%</text:p>
          </table:table-cell>
          <table:table-cell table:formula="of:=([.J135]-[.C135])/[.C135]" office:value-type="percentage" office:value="0.0190903986524425" calcext:value-type="percentage">
            <text:p>1.91%</text:p>
          </table:table-cell>
          <table:table-cell table:formula="of:=([.J135]-[.D135])/[.D135]" office:value-type="percentage" office:value="0.0208098987626546" calcext:value-type="percentage">
            <text:p>2.08%</text:p>
          </table:table-cell>
          <table:table-cell table:formula="of:=([.J135]-[.E135])/[.E135]" office:value-type="percentage" office:value="0.0196629213483146" calcext:value-type="percentage">
            <text:p>1.97%</text:p>
          </table:table-cell>
          <table:table-cell table:formula="of:=([.J135]-[.F135])/[.F135]" office:value-type="percentage" office:value="0.0193765796124683" calcext:value-type="percentage">
            <text:p>1.94%</text:p>
          </table:table-cell>
          <table:table-cell table:formula="of:=([.J135]-[.G135])/[.G135]" office:value-type="percentage" office:value="0.0173766816143497" calcext:value-type="percentage">
            <text:p>1.74%</text:p>
          </table:table-cell>
          <table:table-cell table:formula="of:=([.J135]-[.H135])/[.H135]" office:value-type="percentage" office:value="0.0173766816143497" calcext:value-type="percentage">
            <text:p>1.74%</text:p>
          </table:table-cell>
          <table:table-cell table:formula="of:=([.J135]-[.I135])/[.I135]" office:value-type="percentage" office:value="0.0205229125667698" calcext:value-type="percentage">
            <text:p>2.05%</text:p>
          </table:table-cell>
        </table:table-row>
        <table:table-row table:style-name="ro1">
          <table:table-cell office:value-type="float" office:value="318.7" calcext:value-type="float">
            <text:p>318.7</text:p>
          </table:table-cell>
          <table:table-cell office:value-type="float" office:value="319.6" calcext:value-type="float">
            <text:p>319.6</text:p>
          </table:table-cell>
          <table:table-cell office:value-type="float" office:value="319.7" calcext:value-type="float">
            <text:p>319.7</text:p>
          </table:table-cell>
          <table:table-cell office:value-type="float" office:value="320.2" calcext:value-type="float">
            <text:p>320.2</text:p>
          </table:table-cell>
          <table:table-cell office:value-type="float" office:value="320.8" calcext:value-type="float">
            <text:p>320.8</text:p>
          </table:table-cell>
          <table:table-cell office:value-type="float" office:value="320.4" calcext:value-type="float">
            <text:p>320.4</text:p>
          </table:table-cell>
          <table:table-cell office:value-type="float" office:value="320.3" calcext:value-type="float">
            <text:p>320.3</text:p>
          </table:table-cell>
          <table:table-cell office:value-type="float" office:value="320.4" calcext:value-type="float">
            <text:p>320.4</text:p>
          </table:table-cell>
          <table:table-cell office:value-type="float" office:value="318.8" calcext:value-type="float">
            <text:p>318.8</text:p>
          </table:table-cell>
          <table:table-cell office:value-type="float" office:value="325" calcext:value-type="float">
            <text:p>325</text:p>
          </table:table-cell>
          <table:table-cell table:formula="of:=([.J136]-[.A136])/[.A136]" office:value-type="percentage" office:value="0.0197678067147788" calcext:value-type="percentage">
            <text:p>1.98%</text:p>
          </table:table-cell>
          <table:table-cell table:formula="of:=([.J136]-[.B136])/[.B136]" office:value-type="percentage" office:value="0.0168961201501877" calcext:value-type="percentage">
            <text:p>1.69%</text:p>
          </table:table-cell>
          <table:table-cell table:formula="of:=([.J136]-[.C136])/[.C136]" office:value-type="percentage" office:value="0.0165780419142947" calcext:value-type="percentage">
            <text:p>1.66%</text:p>
          </table:table-cell>
          <table:table-cell table:formula="of:=([.J136]-[.D136])/[.D136]" office:value-type="percentage" office:value="0.0149906308557152" calcext:value-type="percentage">
            <text:p>1.50%</text:p>
          </table:table-cell>
          <table:table-cell table:formula="of:=([.J136]-[.E136])/[.E136]" office:value-type="percentage" office:value="0.0130922693266833" calcext:value-type="percentage">
            <text:p>1.31%</text:p>
          </table:table-cell>
          <table:table-cell table:formula="of:=([.J136]-[.F136])/[.F136]" office:value-type="percentage" office:value="0.0143570536828965" calcext:value-type="percentage">
            <text:p>1.44%</text:p>
          </table:table-cell>
          <table:table-cell table:formula="of:=([.J136]-[.G136])/[.G136]" office:value-type="percentage" office:value="0.0146737433655947" calcext:value-type="percentage">
            <text:p>1.47%</text:p>
          </table:table-cell>
          <table:table-cell table:formula="of:=([.J136]-[.H136])/[.H136]" office:value-type="percentage" office:value="0.0143570536828965" calcext:value-type="percentage">
            <text:p>1.44%</text:p>
          </table:table-cell>
          <table:table-cell table:formula="of:=([.J136]-[.I136])/[.I136]" office:value-type="percentage" office:value="0.0194479297365119" calcext:value-type="percentage">
            <text:p>1.94%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4.1" calcext:value-type="float">
            <text:p>354.1</text:p>
          </table:table-cell>
          <table:table-cell office:value-type="float" office:value="353.2" calcext:value-type="float">
            <text:p>353.2</text:p>
          </table:table-cell>
          <table:table-cell office:value-type="float" office:value="353.6" calcext:value-type="float">
            <text:p>353.6</text:p>
          </table:table-cell>
          <table:table-cell office:value-type="float" office:value="353.7" calcext:value-type="float">
            <text:p>353.7</text:p>
          </table:table-cell>
          <table:table-cell office:value-type="float" office:value="354.2" calcext:value-type="float">
            <text:p>354.2</text:p>
          </table:table-cell>
          <table:table-cell office:value-type="float" office:value="354.5" calcext:value-type="float">
            <text:p>354.5</text:p>
          </table:table-cell>
          <table:table-cell office:value-type="float" office:value="354.6" calcext:value-type="float">
            <text:p>354.6</text:p>
          </table:table-cell>
          <table:table-cell office:value-type="float" office:value="353.7" calcext:value-type="float">
            <text:p>353.7</text:p>
          </table:table-cell>
          <table:table-cell table:style-name="Default" office:value-type="float" office:value="359" calcext:value-type="float">
            <text:p>359</text:p>
          </table:table-cell>
          <table:table-cell table:formula="of:=([.J137]-[.A137])/[.A137]" office:value-type="percentage" office:value="0.0169971671388102" calcext:value-type="percentage">
            <text:p>1.70%</text:p>
          </table:table-cell>
          <table:table-cell table:formula="of:=([.J137]-[.B137])/[.B137]" office:value-type="percentage" office:value="0.0138378988986161" calcext:value-type="percentage">
            <text:p>1.38%</text:p>
          </table:table-cell>
          <table:table-cell table:formula="of:=([.J137]-[.C137])/[.C137]" office:value-type="percentage" office:value="0.0164212910532277" calcext:value-type="percentage">
            <text:p>1.64%</text:p>
          </table:table-cell>
          <table:table-cell table:formula="of:=([.J137]-[.D137])/[.D137]" office:value-type="percentage" office:value="0.0152714932126696" calcext:value-type="percentage">
            <text:p>1.53%</text:p>
          </table:table-cell>
          <table:table-cell table:formula="of:=([.J137]-[.E137])/[.E137]" office:value-type="percentage" office:value="0.014984450098954" calcext:value-type="percentage">
            <text:p>1.50%</text:p>
          </table:table-cell>
          <table:table-cell table:formula="of:=([.J137]-[.F137])/[.F137]" office:value-type="percentage" office:value="0.0135516657255788" calcext:value-type="percentage">
            <text:p>1.36%</text:p>
          </table:table-cell>
          <table:table-cell table:formula="of:=([.J137]-[.G137])/[.G137]" office:value-type="percentage" office:value="0.0126939351198872" calcext:value-type="percentage">
            <text:p>1.27%</text:p>
          </table:table-cell>
          <table:table-cell table:formula="of:=([.J137]-[.H137])/[.H137]" office:value-type="percentage" office:value="0.0124083474337281" calcext:value-type="percentage">
            <text:p>1.24%</text:p>
          </table:table-cell>
          <table:table-cell table:formula="of:=([.J137]-[.I137])/[.I137]" office:value-type="percentage" office:value="0.014984450098954" calcext:value-type="percentage">
            <text:p>1.50%</text:p>
          </table:table-cell>
        </table:table-row>
        <table:table-row table:style-name="ro1">
          <table:table-cell office:value-type="float" office:value="323.2" calcext:value-type="float">
            <text:p>323.2</text:p>
          </table:table-cell>
          <table:table-cell office:value-type="float" office:value="323.8" calcext:value-type="float">
            <text:p>323.8</text:p>
          </table:table-cell>
          <table:table-cell office:value-type="float" office:value="323.6" calcext:value-type="float">
            <text:p>323.6</text:p>
          </table:table-cell>
          <table:table-cell office:value-type="float" office:value="323.8" calcext:value-type="float">
            <text:p>323.8</text:p>
          </table:table-cell>
          <table:table-cell office:value-type="float" office:value="323.6" calcext:value-type="float">
            <text:p>323.6</text:p>
          </table:table-cell>
          <table:table-cell office:value-type="float" office:value="324.2" calcext:value-type="float">
            <text:p>324.2</text:p>
          </table:table-cell>
          <table:table-cell office:value-type="float" office:value="323.7" calcext:value-type="float">
            <text:p>323.7</text:p>
          </table:table-cell>
          <table:table-cell office:value-type="float" office:value="323.4" calcext:value-type="float">
            <text:p>323.4</text:p>
          </table:table-cell>
          <table:table-cell office:value-type="float" office:value="322.7" calcext:value-type="float">
            <text:p>322.7</text:p>
          </table:table-cell>
          <table:table-cell office:value-type="float" office:value="327" calcext:value-type="float">
            <text:p>327</text:p>
          </table:table-cell>
          <table:table-cell table:formula="of:=([.J138]-[.A138])/[.A138]" office:value-type="percentage" office:value="0.0117574257425743" calcext:value-type="percentage">
            <text:p>1.18%</text:p>
          </table:table-cell>
          <table:table-cell table:formula="of:=([.J138]-[.B138])/[.B138]" office:value-type="percentage" office:value="0.00988264360716488" calcext:value-type="percentage">
            <text:p>0.99%</text:p>
          </table:table-cell>
          <table:table-cell table:formula="of:=([.J138]-[.C138])/[.C138]" office:value-type="percentage" office:value="0.0105067985166872" calcext:value-type="percentage">
            <text:p>1.05%</text:p>
          </table:table-cell>
          <table:table-cell table:formula="of:=([.J138]-[.D138])/[.D138]" office:value-type="percentage" office:value="0.00988264360716488" calcext:value-type="percentage">
            <text:p>0.99%</text:p>
          </table:table-cell>
          <table:table-cell table:formula="of:=([.J138]-[.E138])/[.E138]" office:value-type="percentage" office:value="0.0105067985166872" calcext:value-type="percentage">
            <text:p>1.05%</text:p>
          </table:table-cell>
          <table:table-cell table:formula="of:=([.J138]-[.F138])/[.F138]" office:value-type="percentage" office:value="0.00863664404688467" calcext:value-type="percentage">
            <text:p>0.86%</text:p>
          </table:table-cell>
          <table:table-cell table:formula="of:=([.J138]-[.G138])/[.G138]" office:value-type="percentage" office:value="0.010194624652456" calcext:value-type="percentage">
            <text:p>1.02%</text:p>
          </table:table-cell>
          <table:table-cell table:formula="of:=([.J138]-[.H138])/[.H138]" office:value-type="percentage" office:value="0.0111317254174398" calcext:value-type="percentage">
            <text:p>1.11%</text:p>
          </table:table-cell>
          <table:table-cell table:formula="of:=([.J138]-[.I138])/[.I138]" office:value-type="percentage" office:value="0.0133250697242021" calcext:value-type="percentage">
            <text:p>1.33%</text:p>
          </table:table-cell>
        </table:table-row>
        <table:table-row table:style-name="ro1">
          <table:table-cell office:value-type="float" office:value="329.5" calcext:value-type="float">
            <text:p>329.5</text:p>
          </table:table-cell>
          <table:table-cell table:number-columns-repeated="2" office:value-type="float" office:value="331.9" calcext:value-type="float">
            <text:p>331.9</text:p>
          </table:table-cell>
          <table:table-cell office:value-type="float" office:value="332" calcext:value-type="float">
            <text:p>332</text:p>
          </table:table-cell>
          <table:table-cell office:value-type="float" office:value="332.4" calcext:value-type="float">
            <text:p>332.4</text:p>
          </table:table-cell>
          <table:table-cell office:value-type="float" office:value="333.8" calcext:value-type="float">
            <text:p>333.8</text:p>
          </table:table-cell>
          <table:table-cell office:value-type="float" office:value="334.4" calcext:value-type="float">
            <text:p>334.4</text:p>
          </table:table-cell>
          <table:table-cell office:value-type="float" office:value="333.7" calcext:value-type="float">
            <text:p>333.7</text:p>
          </table:table-cell>
          <table:table-cell office:value-type="float" office:value="332.4" calcext:value-type="float">
            <text:p>332.4</text:p>
          </table:table-cell>
          <table:table-cell office:value-type="float" office:value="344" calcext:value-type="float">
            <text:p>344</text:p>
          </table:table-cell>
          <table:table-cell table:formula="of:=([.J139]-[.A139])/[.A139]" office:value-type="percentage" office:value="0.0440060698027314" calcext:value-type="percentage">
            <text:p>4.40%</text:p>
          </table:table-cell>
          <table:table-cell table:formula="of:=([.J139]-[.B139])/[.B139]" office:value-type="percentage" office:value="0.036456764085568" calcext:value-type="percentage">
            <text:p>3.65%</text:p>
          </table:table-cell>
          <table:table-cell table:formula="of:=([.J139]-[.C139])/[.C139]" office:value-type="percentage" office:value="0.036456764085568" calcext:value-type="percentage">
            <text:p>3.65%</text:p>
          </table:table-cell>
          <table:table-cell table:formula="of:=([.J139]-[.D139])/[.D139]" office:value-type="percentage" office:value="0.036144578313253" calcext:value-type="percentage">
            <text:p>3.61%</text:p>
          </table:table-cell>
          <table:table-cell table:formula="of:=([.J139]-[.E139])/[.E139]" office:value-type="percentage" office:value="0.0348977135980747" calcext:value-type="percentage">
            <text:p>3.49%</text:p>
          </table:table-cell>
          <table:table-cell table:formula="of:=([.J139]-[.F139])/[.F139]" office:value-type="percentage" office:value="0.030557219892151" calcext:value-type="percentage">
            <text:p>3.06%</text:p>
          </table:table-cell>
          <table:table-cell table:formula="of:=([.J139]-[.G139])/[.G139]" office:value-type="percentage" office:value="0.0287081339712919" calcext:value-type="percentage">
            <text:p>2.87%</text:p>
          </table:table-cell>
          <table:table-cell table:formula="of:=([.J139]-[.H139])/[.H139]" office:value-type="percentage" office:value="0.0308660473479173" calcext:value-type="percentage">
            <text:p>3.09%</text:p>
          </table:table-cell>
          <table:table-cell table:formula="of:=([.J139]-[.I139])/[.I139]" office:value-type="percentage" office:value="0.0348977135980747" calcext:value-type="percentage">
            <text:p>3.49%</text:p>
          </table:table-cell>
        </table:table-row>
        <table:table-row table:style-name="ro1">
          <table:table-cell office:value-type="float" office:value="356.6" calcext:value-type="float">
            <text:p>356.6</text:p>
          </table:table-cell>
          <table:table-cell office:value-type="float" office:value="357.9" calcext:value-type="float">
            <text:p>357.9</text:p>
          </table:table-cell>
          <table:table-cell office:value-type="float" office:value="357.8" calcext:value-type="float">
            <text:p>357.8</text:p>
          </table:table-cell>
          <table:table-cell office:value-type="float" office:value="358.3" calcext:value-type="float">
            <text:p>358.3</text:p>
          </table:table-cell>
          <table:table-cell office:value-type="float" office:value="359" calcext:value-type="float">
            <text:p>359</text:p>
          </table:table-cell>
          <table:table-cell office:value-type="float" office:value="358.1" calcext:value-type="float">
            <text:p>358.1</text:p>
          </table:table-cell>
          <table:table-cell office:value-type="float" office:value="358.7" calcext:value-type="float">
            <text:p>358.7</text:p>
          </table:table-cell>
          <table:table-cell office:value-type="float" office:value="359.2" calcext:value-type="float">
            <text:p>359.2</text:p>
          </table:table-cell>
          <table:table-cell office:value-type="float" office:value="358" calcext:value-type="float">
            <text:p>358</text:p>
          </table:table-cell>
          <table:table-cell table:style-name="Default" office:value-type="float" office:value="367" calcext:value-type="float">
            <text:p>367</text:p>
          </table:table-cell>
          <table:table-cell table:formula="of:=([.J140]-[.A140])/[.A140]" office:value-type="percentage" office:value="0.0291643297812675" calcext:value-type="percentage">
            <text:p>2.92%</text:p>
          </table:table-cell>
          <table:table-cell table:formula="of:=([.J140]-[.B140])/[.B140]" office:value-type="percentage" office:value="0.025426096675049" calcext:value-type="percentage">
            <text:p>2.54%</text:p>
          </table:table-cell>
          <table:table-cell table:formula="of:=([.J140]-[.C140])/[.C140]" office:value-type="percentage" office:value="0.0257126886528787" calcext:value-type="percentage">
            <text:p>2.57%</text:p>
          </table:table-cell>
          <table:table-cell table:formula="of:=([.J140]-[.D140])/[.D140]" office:value-type="percentage" office:value="0.024281328495674" calcext:value-type="percentage">
            <text:p>2.43%</text:p>
          </table:table-cell>
          <table:table-cell table:formula="of:=([.J140]-[.E140])/[.E140]" office:value-type="percentage" office:value="0.0222841225626741" calcext:value-type="percentage">
            <text:p>2.23%</text:p>
          </table:table-cell>
          <table:table-cell table:formula="of:=([.J140]-[.F140])/[.F140]" office:value-type="percentage" office:value="0.0248533929070091" calcext:value-type="percentage">
            <text:p>2.49%</text:p>
          </table:table-cell>
          <table:table-cell table:formula="of:=([.J140]-[.G140])/[.G140]" office:value-type="percentage" office:value="0.0231391134652914" calcext:value-type="percentage">
            <text:p>2.31%</text:p>
          </table:table-cell>
          <table:table-cell table:formula="of:=([.J140]-[.H140])/[.H140]" office:value-type="percentage" office:value="0.0217149220489978" calcext:value-type="percentage">
            <text:p>2.17%</text:p>
          </table:table-cell>
          <table:table-cell table:formula="of:=([.J140]-[.I140])/[.I140]" office:value-type="percentage" office:value="0.0251396648044693" calcext:value-type="percentage">
            <text:p>2.51%</text:p>
          </table:table-cell>
        </table:table-row>
        <table:table-row table:style-name="ro1">
          <table:table-cell office:value-type="float" office:value="354.5" calcext:value-type="float">
            <text:p>354.5</text:p>
          </table:table-cell>
          <table:table-cell office:value-type="float" office:value="354.6" calcext:value-type="float">
            <text:p>354.6</text:p>
          </table:table-cell>
          <table:table-cell office:value-type="float" office:value="354.5" calcext:value-type="float">
            <text:p>354.5</text:p>
          </table:table-cell>
          <table:table-cell office:value-type="float" office:value="354.4" calcext:value-type="float">
            <text:p>354.4</text:p>
          </table:table-cell>
          <table:table-cell office:value-type="float" office:value="354.8" calcext:value-type="float">
            <text:p>354.8</text:p>
          </table:table-cell>
          <table:table-cell office:value-type="float" office:value="354.5" calcext:value-type="float">
            <text:p>354.5</text:p>
          </table:table-cell>
          <table:table-cell office:value-type="float" office:value="355" calcext:value-type="float">
            <text:p>355</text:p>
          </table:table-cell>
          <table:table-cell office:value-type="float" office:value="355.1" calcext:value-type="float">
            <text:p>355.1</text:p>
          </table:table-cell>
          <table:table-cell office:value-type="float" office:value="354.5" calcext:value-type="float">
            <text:p>354.5</text:p>
          </table:table-cell>
          <table:table-cell office:value-type="float" office:value="359" calcext:value-type="float">
            <text:p>359</text:p>
          </table:table-cell>
          <table:table-cell table:formula="of:=([.J141]-[.A141])/[.A141]" office:value-type="percentage" office:value="0.0126939351198872" calcext:value-type="percentage">
            <text:p>1.27%</text:p>
          </table:table-cell>
          <table:table-cell table:formula="of:=([.J141]-[.B141])/[.B141]" office:value-type="percentage" office:value="0.0124083474337281" calcext:value-type="percentage">
            <text:p>1.24%</text:p>
          </table:table-cell>
          <table:table-cell table:formula="of:=([.J141]-[.C141])/[.C141]" office:value-type="percentage" office:value="0.0126939351198872" calcext:value-type="percentage">
            <text:p>1.27%</text:p>
          </table:table-cell>
          <table:table-cell table:formula="of:=([.J141]-[.D141])/[.D141]" office:value-type="percentage" office:value="0.012979683972912" calcext:value-type="percentage">
            <text:p>1.30%</text:p>
          </table:table-cell>
          <table:table-cell table:formula="of:=([.J141]-[.E141])/[.E141]" office:value-type="percentage" office:value="0.0118376550169109" calcext:value-type="percentage">
            <text:p>1.18%</text:p>
          </table:table-cell>
          <table:table-cell table:formula="of:=([.J141]-[.F141])/[.F141]" office:value-type="percentage" office:value="0.0126939351198872" calcext:value-type="percentage">
            <text:p>1.27%</text:p>
          </table:table-cell>
          <table:table-cell table:formula="of:=([.J141]-[.G141])/[.G141]" office:value-type="percentage" office:value="0.0112676056338028" calcext:value-type="percentage">
            <text:p>1.13%</text:p>
          </table:table-cell>
          <table:table-cell table:formula="of:=([.J141]-[.H141])/[.H141]" office:value-type="percentage" office:value="0.0109828217403548" calcext:value-type="percentage">
            <text:p>1.10%</text:p>
          </table:table-cell>
          <table:table-cell table:formula="of:=([.J141]-[.I141])/[.I141]" office:value-type="percentage" office:value="0.0126939351198872" calcext:value-type="percentage">
            <text:p>1.27%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7.1" calcext:value-type="float">
            <text:p>317.1</text:p>
          </table:table-cell>
          <table:table-cell office:value-type="float" office:value="317.4" calcext:value-type="float">
            <text:p>317.4</text:p>
          </table:table-cell>
          <table:table-cell office:value-type="float" office:value="317.1" calcext:value-type="float">
            <text:p>317.1</text:p>
          </table:table-cell>
          <table:table-cell office:value-type="float" office:value="317.3" calcext:value-type="float">
            <text:p>317.3</text:p>
          </table:table-cell>
          <table:table-cell office:value-type="float" office:value="317.5" calcext:value-type="float">
            <text:p>317.5</text:p>
          </table:table-cell>
          <table:table-cell office:value-type="float" office:value="317.8" calcext:value-type="float">
            <text:p>317.8</text:p>
          </table:table-cell>
          <table:table-cell office:value-type="float" office:value="317.6" calcext:value-type="float">
            <text:p>317.6</text:p>
          </table:table-cell>
          <table:table-cell office:value-type="float" office:value="315.8" calcext:value-type="float">
            <text:p>315.8</text:p>
          </table:table-cell>
          <table:table-cell office:value-type="float" office:value="321" calcext:value-type="float">
            <text:p>321</text:p>
          </table:table-cell>
          <table:table-cell table:formula="of:=([.J142]-[.A142])/[.A142]" office:value-type="percentage" office:value="0.0126182965299685" calcext:value-type="percentage">
            <text:p>1.26%</text:p>
          </table:table-cell>
          <table:table-cell table:formula="of:=([.J142]-[.B142])/[.B142]" office:value-type="percentage" office:value="0.0122989593188268" calcext:value-type="percentage">
            <text:p>1.23%</text:p>
          </table:table-cell>
          <table:table-cell table:formula="of:=([.J142]-[.C142])/[.C142]" office:value-type="percentage" office:value="0.0113421550094519" calcext:value-type="percentage">
            <text:p>1.13%</text:p>
          </table:table-cell>
          <table:table-cell table:formula="of:=([.J142]-[.D142])/[.D142]" office:value-type="percentage" office:value="0.0122989593188268" calcext:value-type="percentage">
            <text:p>1.23%</text:p>
          </table:table-cell>
          <table:table-cell table:formula="of:=([.J142]-[.E142])/[.E142]" office:value-type="percentage" office:value="0.0116608887488181" calcext:value-type="percentage">
            <text:p>1.17%</text:p>
          </table:table-cell>
          <table:table-cell table:formula="of:=([.J142]-[.F142])/[.F142]" office:value-type="percentage" office:value="0.0110236220472441" calcext:value-type="percentage">
            <text:p>1.10%</text:p>
          </table:table-cell>
          <table:table-cell table:formula="of:=([.J142]-[.G142])/[.G142]" office:value-type="percentage" office:value="0.0100692259282567" calcext:value-type="percentage">
            <text:p>1.01%</text:p>
          </table:table-cell>
          <table:table-cell table:formula="of:=([.J142]-[.H142])/[.H142]" office:value-type="percentage" office:value="0.010705289672544" calcext:value-type="percentage">
            <text:p>1.07%</text:p>
          </table:table-cell>
          <table:table-cell table:formula="of:=([.J142]-[.I142])/[.I142]" office:value-type="percentage" office:value="0.0164661177960734" calcext:value-type="percentage">
            <text:p>1.65%</text:p>
          </table:table-cell>
        </table:table-row>
        <table:table-row table:style-name="ro1">
          <table:table-cell office:value-type="float" office:value="361.5" calcext:value-type="float">
            <text:p>361.5</text:p>
          </table:table-cell>
          <table:table-cell office:value-type="float" office:value="361.7" calcext:value-type="float">
            <text:p>361.7</text:p>
          </table:table-cell>
          <table:table-cell office:value-type="float" office:value="361.6" calcext:value-type="float">
            <text:p>361.6</text:p>
          </table:table-cell>
          <table:table-cell office:value-type="float" office:value="361.7" calcext:value-type="float">
            <text:p>361.7</text:p>
          </table:table-cell>
          <table:table-cell office:value-type="float" office:value="361.9" calcext:value-type="float">
            <text:p>361.9</text:p>
          </table:table-cell>
          <table:table-cell office:value-type="float" office:value="362" calcext:value-type="float">
            <text:p>362</text:p>
          </table:table-cell>
          <table:table-cell office:value-type="float" office:value="363.1" calcext:value-type="float">
            <text:p>363.1</text:p>
          </table:table-cell>
          <table:table-cell office:value-type="float" office:value="362.3" calcext:value-type="float">
            <text:p>362.3</text:p>
          </table:table-cell>
          <table:table-cell office:value-type="float" office:value="362" calcext:value-type="float">
            <text:p>362</text:p>
          </table:table-cell>
          <table:table-cell office:value-type="float" office:value="370" calcext:value-type="float">
            <text:p>370</text:p>
          </table:table-cell>
          <table:table-cell table:formula="of:=([.J143]-[.A143])/[.A143]" office:value-type="percentage" office:value="0.0235131396957123" calcext:value-type="percentage">
            <text:p>2.35%</text:p>
          </table:table-cell>
          <table:table-cell table:formula="of:=([.J143]-[.B143])/[.B143]" office:value-type="percentage" office:value="0.0229471938070224" calcext:value-type="percentage">
            <text:p>2.29%</text:p>
          </table:table-cell>
          <table:table-cell table:formula="of:=([.J143]-[.C143])/[.C143]" office:value-type="percentage" office:value="0.0232300884955752" calcext:value-type="percentage">
            <text:p>2.32%</text:p>
          </table:table-cell>
          <table:table-cell table:formula="of:=([.J143]-[.D143])/[.D143]" office:value-type="percentage" office:value="0.0229471938070224" calcext:value-type="percentage">
            <text:p>2.29%</text:p>
          </table:table-cell>
          <table:table-cell table:formula="of:=([.J143]-[.E143])/[.E143]" office:value-type="percentage" office:value="0.0223818734457033" calcext:value-type="percentage">
            <text:p>2.24%</text:p>
          </table:table-cell>
          <table:table-cell table:formula="of:=([.J143]-[.F143])/[.F143]" office:value-type="percentage" office:value="0.0220994475138122" calcext:value-type="percentage">
            <text:p>2.21%</text:p>
          </table:table-cell>
          <table:table-cell table:formula="of:=([.J143]-[.G143])/[.G143]" office:value-type="percentage" office:value="0.0190030294684659" calcext:value-type="percentage">
            <text:p>1.90%</text:p>
          </table:table-cell>
          <table:table-cell table:formula="of:=([.J143]-[.H143])/[.H143]" office:value-type="percentage" office:value="0.0212531051614684" calcext:value-type="percentage">
            <text:p>2.13%</text:p>
          </table:table-cell>
          <table:table-cell table:formula="of:=([.J143]-[.I143])/[.I143]" office:value-type="percentage" office:value="0.0220994475138122" calcext:value-type="percentage">
            <text:p>2.21%</text:p>
          </table:table-cell>
        </table:table-row>
        <table:table-row table:style-name="ro1">
          <table:table-cell office:value-type="float" office:value="354.3" calcext:value-type="float">
            <text:p>354.3</text:p>
          </table:table-cell>
          <table:table-cell office:value-type="float" office:value="354.1" calcext:value-type="float">
            <text:p>354.1</text:p>
          </table:table-cell>
          <table:table-cell office:value-type="float" office:value="354.9" calcext:value-type="float">
            <text:p>354.9</text:p>
          </table:table-cell>
          <table:table-cell office:value-type="float" office:value="354.7" calcext:value-type="float">
            <text:p>354.7</text:p>
          </table:table-cell>
          <table:table-cell office:value-type="float" office:value="355.3" calcext:value-type="float">
            <text:p>355.3</text:p>
          </table:table-cell>
          <table:table-cell office:value-type="float" office:value="355.8" calcext:value-type="float">
            <text:p>355.8</text:p>
          </table:table-cell>
          <table:table-cell office:value-type="float" office:value="355.4" calcext:value-type="float">
            <text:p>355.4</text:p>
          </table:table-cell>
          <table:table-cell office:value-type="float" office:value="356.4" calcext:value-type="float">
            <text:p>356.4</text:p>
          </table:table-cell>
          <table:table-cell office:value-type="float" office:value="354.9" calcext:value-type="float">
            <text:p>354.9</text:p>
          </table:table-cell>
          <table:table-cell office:value-type="float" office:value="361" calcext:value-type="float">
            <text:p>361</text:p>
          </table:table-cell>
          <table:table-cell table:formula="of:=([.J144]-[.A144])/[.A144]" office:value-type="percentage" office:value="0.0189105278012983" calcext:value-type="percentage">
            <text:p>1.89%</text:p>
          </table:table-cell>
          <table:table-cell table:formula="of:=([.J144]-[.B144])/[.B144]" office:value-type="percentage" office:value="0.0194860208980513" calcext:value-type="percentage">
            <text:p>1.95%</text:p>
          </table:table-cell>
          <table:table-cell table:formula="of:=([.J144]-[.C144])/[.C144]" office:value-type="percentage" office:value="0.0171879402648634" calcext:value-type="percentage">
            <text:p>1.72%</text:p>
          </table:table-cell>
          <table:table-cell table:formula="of:=([.J144]-[.D144])/[.D144]" office:value-type="percentage" office:value="0.0177614885819002" calcext:value-type="percentage">
            <text:p>1.78%</text:p>
          </table:table-cell>
          <table:table-cell table:formula="of:=([.J144]-[.E144])/[.E144]" office:value-type="percentage" office:value="0.0160427807486631" calcext:value-type="percentage">
            <text:p>1.60%</text:p>
          </table:table-cell>
          <table:table-cell table:formula="of:=([.J144]-[.F144])/[.F144]" office:value-type="percentage" office:value="0.0146149522203485" calcext:value-type="percentage">
            <text:p>1.46%</text:p>
          </table:table-cell>
          <table:table-cell table:formula="of:=([.J144]-[.G144])/[.G144]" office:value-type="percentage" office:value="0.015756893640968" calcext:value-type="percentage">
            <text:p>1.58%</text:p>
          </table:table-cell>
          <table:table-cell table:formula="of:=([.J144]-[.H144])/[.H144]" office:value-type="percentage" office:value="0.0129068462401796" calcext:value-type="percentage">
            <text:p>1.29%</text:p>
          </table:table-cell>
          <table:table-cell table:formula="of:=([.J144]-[.I144])/[.I144]" office:value-type="percentage" office:value="0.0171879402648634" calcext:value-type="percentage">
            <text:p>1.72%</text:p>
          </table:table-cell>
        </table:table-row>
        <table:table-row table:style-name="ro1">
          <table:table-cell office:value-type="float" office:value="352.2" calcext:value-type="float">
            <text:p>352.2</text:p>
          </table:table-cell>
          <table:table-cell office:value-type="float" office:value="353.9" calcext:value-type="float">
            <text:p>353.9</text:p>
          </table:table-cell>
          <table:table-cell office:value-type="float" office:value="354" calcext:value-type="float">
            <text:p>354</text:p>
          </table:table-cell>
          <table:table-cell office:value-type="float" office:value="354.8" calcext:value-type="float">
            <text:p>354.8</text:p>
          </table:table-cell>
          <table:table-cell office:value-type="float" office:value="355.2" calcext:value-type="float">
            <text:p>355.2</text:p>
          </table:table-cell>
          <table:table-cell office:value-type="float" office:value="355.7" calcext:value-type="float">
            <text:p>355.7</text:p>
          </table:table-cell>
          <table:table-cell office:value-type="float" office:value="355.6" calcext:value-type="float">
            <text:p>355.6</text:p>
          </table:table-cell>
          <table:table-cell office:value-type="float" office:value="356.5" calcext:value-type="float">
            <text:p>356.5</text:p>
          </table:table-cell>
          <table:table-cell office:value-type="float" office:value="355.9" calcext:value-type="float">
            <text:p>355.9</text:p>
          </table:table-cell>
          <table:table-cell office:value-type="float" office:value="362" calcext:value-type="float">
            <text:p>362</text:p>
          </table:table-cell>
          <table:table-cell table:formula="of:=([.J145]-[.A145])/[.A145]" office:value-type="percentage" office:value="0.0278250993753549" calcext:value-type="percentage">
            <text:p>2.78%</text:p>
          </table:table-cell>
          <table:table-cell table:formula="of:=([.J145]-[.B145])/[.B145]" office:value-type="percentage" office:value="0.0228878214184799" calcext:value-type="percentage">
            <text:p>2.29%</text:p>
          </table:table-cell>
          <table:table-cell table:formula="of:=([.J145]-[.C145])/[.C145]" office:value-type="percentage" office:value="0.0225988700564972" calcext:value-type="percentage">
            <text:p>2.26%</text:p>
          </table:table-cell>
          <table:table-cell table:formula="of:=([.J145]-[.D145])/[.D145]" office:value-type="percentage" office:value="0.020293122886133" calcext:value-type="percentage">
            <text:p>2.03%</text:p>
          </table:table-cell>
          <table:table-cell table:formula="of:=([.J145]-[.E145])/[.E145]" office:value-type="percentage" office:value="0.0191441441441442" calcext:value-type="percentage">
            <text:p>1.91%</text:p>
          </table:table-cell>
          <table:table-cell table:formula="of:=([.J145]-[.F145])/[.F145]" office:value-type="percentage" office:value="0.0177115546809109" calcext:value-type="percentage">
            <text:p>1.77%</text:p>
          </table:table-cell>
          <table:table-cell table:formula="of:=([.J145]-[.G145])/[.G145]" office:value-type="percentage" office:value="0.0179977502812148" calcext:value-type="percentage">
            <text:p>1.80%</text:p>
          </table:table-cell>
          <table:table-cell table:formula="of:=([.J145]-[.H145])/[.H145]" office:value-type="percentage" office:value="0.0154277699859748" calcext:value-type="percentage">
            <text:p>1.54%</text:p>
          </table:table-cell>
          <table:table-cell table:formula="of:=([.J145]-[.I145])/[.I145]" office:value-type="percentage" office:value="0.0171396459679686" calcext:value-type="percentage">
            <text:p>1.71%</text:p>
          </table:table-cell>
        </table:table-row>
        <table:table-row table:style-name="ro1">
          <table:table-cell office:value-type="float" office:value="329.9" calcext:value-type="float">
            <text:p>329.9</text:p>
          </table:table-cell>
          <table:table-cell office:value-type="float" office:value="334.1" calcext:value-type="float">
            <text:p>334.1</text:p>
          </table:table-cell>
          <table:table-cell office:value-type="float" office:value="332.6" calcext:value-type="float">
            <text:p>332.6</text:p>
          </table:table-cell>
          <table:table-cell table:number-columns-repeated="2" office:value-type="float" office:value="335.2" calcext:value-type="float">
            <text:p>335.2</text:p>
          </table:table-cell>
          <table:table-cell office:value-type="float" office:value="336.1" calcext:value-type="float">
            <text:p>336.1</text:p>
          </table:table-cell>
          <table:table-cell office:value-type="float" office:value="336.2" calcext:value-type="float">
            <text:p>336.2</text:p>
          </table:table-cell>
          <table:table-cell office:value-type="float" office:value="335.6" calcext:value-type="float">
            <text:p>335.6</text:p>
          </table:table-cell>
          <table:table-cell office:value-type="float" office:value="332.1" calcext:value-type="float">
            <text:p>332.1</text:p>
          </table:table-cell>
          <table:table-cell office:value-type="float" office:value="355" calcext:value-type="float">
            <text:p>355</text:p>
          </table:table-cell>
          <table:table-cell table:formula="of:=([.J146]-[.A146])/[.A146]" office:value-type="percentage" office:value="0.0760836617156715" calcext:value-type="percentage">
            <text:p>7.61%</text:p>
          </table:table-cell>
          <table:table-cell table:formula="of:=([.J146]-[.B146])/[.B146]" office:value-type="percentage" office:value="0.0625561209218796" calcext:value-type="percentage">
            <text:p>6.26%</text:p>
          </table:table-cell>
          <table:table-cell table:formula="of:=([.J146]-[.C146])/[.C146]" office:value-type="percentage" office:value="0.0673481659651232" calcext:value-type="percentage">
            <text:p>6.73%</text:p>
          </table:table-cell>
          <table:table-cell table:formula="of:=([.J146]-[.D146])/[.D146]" office:value-type="percentage" office:value="0.0590692124105012" calcext:value-type="percentage">
            <text:p>5.91%</text:p>
          </table:table-cell>
          <table:table-cell table:formula="of:=([.J146]-[.E146])/[.E146]" office:value-type="percentage" office:value="0.0590692124105012" calcext:value-type="percentage">
            <text:p>5.91%</text:p>
          </table:table-cell>
          <table:table-cell table:formula="of:=([.J146]-[.F146])/[.F146]" office:value-type="percentage" office:value="0.0562332639095507" calcext:value-type="percentage">
            <text:p>5.62%</text:p>
          </table:table-cell>
          <table:table-cell table:formula="of:=([.J146]-[.G146])/[.G146]" office:value-type="percentage" office:value="0.0559190957763237" calcext:value-type="percentage">
            <text:p>5.59%</text:p>
          </table:table-cell>
          <table:table-cell table:formula="of:=([.J146]-[.H146])/[.H146]" office:value-type="percentage" office:value="0.0578069129916567" calcext:value-type="percentage">
            <text:p>5.78%</text:p>
          </table:table-cell>
          <table:table-cell table:formula="of:=([.J146]-[.I146])/[.I146]" office:value-type="percentage" office:value="0.0689551339957843" calcext:value-type="percentage">
            <text:p>6.90%</text:p>
          </table:table-cell>
        </table:table-row>
        <table:table-row table:style-name="ro1">
          <table:table-cell office:value-type="float" office:value="339.6" calcext:value-type="float">
            <text:p>339.6</text:p>
          </table:table-cell>
          <table:table-cell office:value-type="float" office:value="339.9" calcext:value-type="float">
            <text:p>339.9</text:p>
          </table:table-cell>
          <table:table-cell office:value-type="float" office:value="340.7" calcext:value-type="float">
            <text:p>340.7</text:p>
          </table:table-cell>
          <table:table-cell office:value-type="float" office:value="340.3" calcext:value-type="float">
            <text:p>340.3</text:p>
          </table:table-cell>
          <table:table-cell office:value-type="float" office:value="340.4" calcext:value-type="float">
            <text:p>340.4</text:p>
          </table:table-cell>
          <table:table-cell office:value-type="float" office:value="340.8" calcext:value-type="float">
            <text:p>340.8</text:p>
          </table:table-cell>
          <table:table-cell office:value-type="float" office:value="341.2" calcext:value-type="float">
            <text:p>341.2</text:p>
          </table:table-cell>
          <table:table-cell office:value-type="float" office:value="340.2" calcext:value-type="float">
            <text:p>340.2</text:p>
          </table:table-cell>
          <table:table-cell office:value-type="float" office:value="338.9" calcext:value-type="float">
            <text:p>338.9</text:p>
          </table:table-cell>
          <table:table-cell office:value-type="float" office:value="345" calcext:value-type="float">
            <text:p>345</text:p>
          </table:table-cell>
          <table:table-cell table:formula="of:=([.J147]-[.A147])/[.A147]" office:value-type="percentage" office:value="0.0159010600706713" calcext:value-type="percentage">
            <text:p>1.59%</text:p>
          </table:table-cell>
          <table:table-cell table:formula="of:=([.J147]-[.B147])/[.B147]" office:value-type="percentage" office:value="0.0150044130626656" calcext:value-type="percentage">
            <text:p>1.50%</text:p>
          </table:table-cell>
          <table:table-cell table:formula="of:=([.J147]-[.C147])/[.C147]" office:value-type="percentage" office:value="0.0126210742588788" calcext:value-type="percentage">
            <text:p>1.26%</text:p>
          </table:table-cell>
          <table:table-cell table:formula="of:=([.J147]-[.D147])/[.D147]" office:value-type="percentage" office:value="0.0138113429327064" calcext:value-type="percentage">
            <text:p>1.38%</text:p>
          </table:table-cell>
          <table:table-cell table:formula="of:=([.J147]-[.E147])/[.E147]" office:value-type="percentage" office:value="0.0135135135135136" calcext:value-type="percentage">
            <text:p>1.35%</text:p>
          </table:table-cell>
          <table:table-cell table:formula="of:=([.J147]-[.F147])/[.F147]" office:value-type="percentage" office:value="0.0123239436619718" calcext:value-type="percentage">
            <text:p>1.23%</text:p>
          </table:table-cell>
          <table:table-cell table:formula="of:=([.J147]-[.G147])/[.G147]" office:value-type="percentage" office:value="0.0111371629542791" calcext:value-type="percentage">
            <text:p>1.11%</text:p>
          </table:table-cell>
          <table:table-cell table:formula="of:=([.J147]-[.H147])/[.H147]" office:value-type="percentage" office:value="0.0141093474426808" calcext:value-type="percentage">
            <text:p>1.41%</text:p>
          </table:table-cell>
          <table:table-cell table:formula="of:=([.J147]-[.I147])/[.I147]" office:value-type="percentage" office:value="0.0179994098554146" calcext:value-type="percentage">
            <text:p>1.80%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4.9" calcext:value-type="float">
            <text:p>334.9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4.1" calcext:value-type="float">
            <text:p>334.1</text:p>
          </table:table-cell>
          <table:table-cell office:value-type="float" office:value="335.1" calcext:value-type="float">
            <text:p>335.1</text:p>
          </table:table-cell>
          <table:table-cell office:value-type="float" office:value="335.5" calcext:value-type="float">
            <text:p>335.5</text:p>
          </table:table-cell>
          <table:table-cell office:value-type="float" office:value="335.8" calcext:value-type="float">
            <text:p>335.8</text:p>
          </table:table-cell>
          <table:table-cell office:value-type="float" office:value="332.6" calcext:value-type="float">
            <text:p>332.6</text:p>
          </table:table-cell>
          <table:table-cell office:value-type="float" office:value="341" calcext:value-type="float">
            <text:p>341</text:p>
          </table:table-cell>
          <table:table-cell table:formula="of:=([.J148]-[.A148])/[.A148]" office:value-type="percentage" office:value="0.024024024024024" calcext:value-type="percentage">
            <text:p>2.40%</text:p>
          </table:table-cell>
          <table:table-cell table:formula="of:=([.J148]-[.B148])/[.B148]" office:value-type="percentage" office:value="0.0182143923559272" calcext:value-type="percentage">
            <text:p>1.82%</text:p>
          </table:table-cell>
          <table:table-cell table:formula="of:=([.J148]-[.C148])/[.C148]" office:value-type="percentage" office:value="0.0209580838323353" calcext:value-type="percentage">
            <text:p>2.10%</text:p>
          </table:table-cell>
          <table:table-cell table:formula="of:=([.J148]-[.D148])/[.D148]" office:value-type="percentage" office:value="0.020652499251721" calcext:value-type="percentage">
            <text:p>2.07%</text:p>
          </table:table-cell>
          <table:table-cell table:formula="of:=([.J148]-[.E148])/[.E148]" office:value-type="percentage" office:value="0.020652499251721" calcext:value-type="percentage">
            <text:p>2.07%</text:p>
          </table:table-cell>
          <table:table-cell table:formula="of:=([.J148]-[.F148])/[.F148]" office:value-type="percentage" office:value="0.0176066845717696" calcext:value-type="percentage">
            <text:p>1.76%</text:p>
          </table:table-cell>
          <table:table-cell table:formula="of:=([.J148]-[.G148])/[.G148]" office:value-type="percentage" office:value="0.0163934426229508" calcext:value-type="percentage">
            <text:p>1.64%</text:p>
          </table:table-cell>
          <table:table-cell table:formula="of:=([.J148]-[.H148])/[.H148]" office:value-type="percentage" office:value="0.015485407980941" calcext:value-type="percentage">
            <text:p>1.55%</text:p>
          </table:table-cell>
          <table:table-cell table:formula="of:=([.J148]-[.I148])/[.I148]" office:value-type="percentage" office:value="0.0252555622369212" calcext:value-type="percentage">
            <text:p>2.53%</text:p>
          </table:table-cell>
        </table:table-row>
        <table:table-row table:style-name="ro1">
          <table:table-cell office:value-type="float" office:value="360.2" calcext:value-type="float">
            <text:p>360.2</text:p>
          </table:table-cell>
          <table:table-cell office:value-type="float" office:value="360.4" calcext:value-type="float">
            <text:p>360.4</text:p>
          </table:table-cell>
          <table:table-cell office:value-type="float" office:value="359.7" calcext:value-type="float">
            <text:p>359.7</text:p>
          </table:table-cell>
          <table:table-cell office:value-type="float" office:value="360.8" calcext:value-type="float">
            <text:p>360.8</text:p>
          </table:table-cell>
          <table:table-cell office:value-type="float" office:value="360.7" calcext:value-type="float">
            <text:p>360.7</text:p>
          </table:table-cell>
          <table:table-cell office:value-type="float" office:value="361.2" calcext:value-type="float">
            <text:p>361.2</text:p>
          </table:table-cell>
          <table:table-cell office:value-type="float" office:value="361.3" calcext:value-type="float">
            <text:p>361.3</text:p>
          </table:table-cell>
          <table:table-cell office:value-type="float" office:value="361.6" calcext:value-type="float">
            <text:p>361.6</text:p>
          </table:table-cell>
          <table:table-cell office:value-type="float" office:value="361.2" calcext:value-type="float">
            <text:p>361.2</text:p>
          </table:table-cell>
          <table:table-cell office:value-type="float" office:value="369" calcext:value-type="float">
            <text:p>369</text:p>
          </table:table-cell>
          <table:table-cell table:formula="of:=([.J149]-[.A149])/[.A149]" office:value-type="percentage" office:value="0.0244308717379234" calcext:value-type="percentage">
            <text:p>2.44%</text:p>
          </table:table-cell>
          <table:table-cell table:formula="of:=([.J149]-[.B149])/[.B149]" office:value-type="percentage" office:value="0.0238623751387348" calcext:value-type="percentage">
            <text:p>2.39%</text:p>
          </table:table-cell>
          <table:table-cell table:formula="of:=([.J149]-[.C149])/[.C149]" office:value-type="percentage" office:value="0.0258548790658883" calcext:value-type="percentage">
            <text:p>2.59%</text:p>
          </table:table-cell>
          <table:table-cell table:formula="of:=([.J149]-[.D149])/[.D149]" office:value-type="percentage" office:value="0.0227272727272727" calcext:value-type="percentage">
            <text:p>2.27%</text:p>
          </table:table-cell>
          <table:table-cell table:formula="of:=([.J149]-[.E149])/[.E149]" office:value-type="percentage" office:value="0.0230108123093984" calcext:value-type="percentage">
            <text:p>2.30%</text:p>
          </table:table-cell>
          <table:table-cell table:formula="of:=([.J149]-[.F149])/[.F149]" office:value-type="percentage" office:value="0.0215946843853821" calcext:value-type="percentage">
            <text:p>2.16%</text:p>
          </table:table-cell>
          <table:table-cell table:formula="of:=([.J149]-[.G149])/[.G149]" office:value-type="percentage" office:value="0.021311929144755" calcext:value-type="percentage">
            <text:p>2.13%</text:p>
          </table:table-cell>
          <table:table-cell table:formula="of:=([.J149]-[.H149])/[.H149]" office:value-type="percentage" office:value="0.0204646017699114" calcext:value-type="percentage">
            <text:p>2.05%</text:p>
          </table:table-cell>
          <table:table-cell table:formula="of:=([.J149]-[.I149])/[.I149]" office:value-type="percentage" office:value="0.0215946843853821" calcext:value-type="percentage">
            <text:p>2.16%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0.1" calcext:value-type="float">
            <text:p>360.1</text:p>
          </table:table-cell>
          <table:table-cell office:value-type="float" office:value="360.6" calcext:value-type="float">
            <text:p>360.6</text:p>
          </table:table-cell>
          <table:table-cell office:value-type="float" office:value="360.9" calcext:value-type="float">
            <text:p>360.9</text:p>
          </table:table-cell>
          <table:table-cell office:value-type="float" office:value="361.2" calcext:value-type="float">
            <text:p>361.2</text:p>
          </table:table-cell>
          <table:table-cell table:number-columns-repeated="2" office:value-type="float" office:value="362.1" calcext:value-type="float">
            <text:p>362.1</text:p>
          </table:table-cell>
          <table:table-cell office:value-type="float" office:value="362.9" calcext:value-type="float">
            <text:p>362.9</text:p>
          </table:table-cell>
          <table:table-cell office:value-type="float" office:value="362" calcext:value-type="float">
            <text:p>362</text:p>
          </table:table-cell>
          <table:table-cell office:value-type="float" office:value="371" calcext:value-type="float">
            <text:p>371</text:p>
          </table:table-cell>
          <table:table-cell table:formula="of:=([.J150]-[.A150])/[.A150]" office:value-type="percentage" office:value="0.0305555555555556" calcext:value-type="percentage">
            <text:p>3.06%</text:p>
          </table:table-cell>
          <table:table-cell table:formula="of:=([.J150]-[.B150])/[.B150]" office:value-type="percentage" office:value="0.0302693696195501" calcext:value-type="percentage">
            <text:p>3.03%</text:p>
          </table:table-cell>
          <table:table-cell table:formula="of:=([.J150]-[.C150])/[.C150]" office:value-type="percentage" office:value="0.0288408208541319" calcext:value-type="percentage">
            <text:p>2.88%</text:p>
          </table:table-cell>
          <table:table-cell table:formula="of:=([.J150]-[.D150])/[.D150]" office:value-type="percentage" office:value="0.0279855915766141" calcext:value-type="percentage">
            <text:p>2.80%</text:p>
          </table:table-cell>
          <table:table-cell table:formula="of:=([.J150]-[.E150])/[.E150]" office:value-type="percentage" office:value="0.0271317829457365" calcext:value-type="percentage">
            <text:p>2.71%</text:p>
          </table:table-cell>
          <table:table-cell table:formula="of:=([.J150]-[.F150])/[.F150]" office:value-type="percentage" office:value="0.0245788456227561" calcext:value-type="percentage">
            <text:p>2.46%</text:p>
          </table:table-cell>
          <table:table-cell table:formula="of:=([.J150]-[.G150])/[.G150]" office:value-type="percentage" office:value="0.0245788456227561" calcext:value-type="percentage">
            <text:p>2.46%</text:p>
          </table:table-cell>
          <table:table-cell table:formula="of:=([.J150]-[.H150])/[.H150]" office:value-type="percentage" office:value="0.0223201984017636" calcext:value-type="percentage">
            <text:p>2.23%</text:p>
          </table:table-cell>
          <table:table-cell table:formula="of:=([.J150]-[.I150])/[.I150]" office:value-type="percentage" office:value="0.0248618784530387" calcext:value-type="percentage">
            <text:p>2.49%</text:p>
          </table:table-cell>
        </table:table-row>
        <table:table-row table:style-name="ro1">
          <table:table-cell office:value-type="float" office:value="363.9" calcext:value-type="float">
            <text:p>363.9</text:p>
          </table:table-cell>
          <table:table-cell office:value-type="float" office:value="362.9" calcext:value-type="float">
            <text:p>362.9</text:p>
          </table:table-cell>
          <table:table-cell office:value-type="float" office:value="363.6" calcext:value-type="float">
            <text:p>363.6</text:p>
          </table:table-cell>
          <table:table-cell office:value-type="float" office:value="363.1" calcext:value-type="float">
            <text:p>363.1</text:p>
          </table:table-cell>
          <table:table-cell office:value-type="float" office:value="363.9" calcext:value-type="float">
            <text:p>363.9</text:p>
          </table:table-cell>
          <table:table-cell office:value-type="float" office:value="365.3" calcext:value-type="float">
            <text:p>365.3</text:p>
          </table:table-cell>
          <table:table-cell office:value-type="float" office:value="364.6" calcext:value-type="float">
            <text:p>364.6</text:p>
          </table:table-cell>
          <table:table-cell office:value-type="float" office:value="365.9" calcext:value-type="float">
            <text:p>365.9</text:p>
          </table:table-cell>
          <table:table-cell office:value-type="float" office:value="365.2" calcext:value-type="float">
            <text:p>365.2</text:p>
          </table:table-cell>
          <table:table-cell office:value-type="float" office:value="375" calcext:value-type="float">
            <text:p>375</text:p>
          </table:table-cell>
          <table:table-cell table:formula="of:=([.J151]-[.A151])/[.A151]" office:value-type="percentage" office:value="0.0305028854080792" calcext:value-type="percentage">
            <text:p>3.05%</text:p>
          </table:table-cell>
          <table:table-cell table:formula="of:=([.J151]-[.B151])/[.B151]" office:value-type="percentage" office:value="0.0333425186001654" calcext:value-type="percentage">
            <text:p>3.33%</text:p>
          </table:table-cell>
          <table:table-cell table:formula="of:=([.J151]-[.C151])/[.C151]" office:value-type="percentage" office:value="0.0313531353135313" calcext:value-type="percentage">
            <text:p>3.14%</text:p>
          </table:table-cell>
          <table:table-cell table:formula="of:=([.J151]-[.D151])/[.D151]" office:value-type="percentage" office:value="0.0327733406774992" calcext:value-type="percentage">
            <text:p>3.28%</text:p>
          </table:table-cell>
          <table:table-cell table:formula="of:=([.J151]-[.E151])/[.E151]" office:value-type="percentage" office:value="0.0305028854080792" calcext:value-type="percentage">
            <text:p>3.05%</text:p>
          </table:table-cell>
          <table:table-cell table:formula="of:=([.J151]-[.F151])/[.F151]" office:value-type="percentage" office:value="0.0265535176567205" calcext:value-type="percentage">
            <text:p>2.66%</text:p>
          </table:table-cell>
          <table:table-cell table:formula="of:=([.J151]-[.G151])/[.G151]" office:value-type="percentage" office:value="0.0285244103126714" calcext:value-type="percentage">
            <text:p>2.85%</text:p>
          </table:table-cell>
          <table:table-cell table:formula="of:=([.J151]-[.H151])/[.H151]" office:value-type="percentage" office:value="0.0248701831101394" calcext:value-type="percentage">
            <text:p>2.49%</text:p>
          </table:table-cell>
          <table:table-cell table:formula="of:=([.J151]-[.I151])/[.I151]" office:value-type="percentage" office:value="0.0268346111719606" calcext:value-type="percentage">
            <text:p>2.68%</text:p>
          </table:table-cell>
        </table:table-row>
        <table:table-row table:style-name="ro1">
          <table:table-cell office:value-type="float" office:value="351.3" calcext:value-type="float">
            <text:p>351.3</text:p>
          </table:table-cell>
          <table:table-cell office:value-type="float" office:value="352.1" calcext:value-type="float">
            <text:p>352.1</text:p>
          </table:table-cell>
          <table:table-cell office:value-type="float" office:value="352.3" calcext:value-type="float">
            <text:p>352.3</text:p>
          </table:table-cell>
          <table:table-cell office:value-type="float" office:value="352.1" calcext:value-type="float">
            <text:p>352.1</text:p>
          </table:table-cell>
          <table:table-cell office:value-type="float" office:value="352.3" calcext:value-type="float">
            <text:p>352.3</text:p>
          </table:table-cell>
          <table:table-cell office:value-type="float" office:value="352.4" calcext:value-type="float">
            <text:p>352.4</text:p>
          </table:table-cell>
          <table:table-cell office:value-type="float" office:value="351.9" calcext:value-type="float">
            <text:p>351.9</text:p>
          </table:table-cell>
          <table:table-cell office:value-type="float" office:value="352.3" calcext:value-type="float">
            <text:p>352.3</text:p>
          </table:table-cell>
          <table:table-cell office:value-type="float" office:value="350.8" calcext:value-type="float">
            <text:p>350.8</text:p>
          </table:table-cell>
          <table:table-cell office:value-type="float" office:value="356" calcext:value-type="float">
            <text:p>356</text:p>
          </table:table-cell>
          <table:table-cell table:formula="of:=([.J152]-[.A152])/[.A152]" office:value-type="percentage" office:value="0.013378878451466" calcext:value-type="percentage">
            <text:p>1.34%</text:p>
          </table:table-cell>
          <table:table-cell table:formula="of:=([.J152]-[.B152])/[.B152]" office:value-type="percentage" office:value="0.0110763987503549" calcext:value-type="percentage">
            <text:p>1.11%</text:p>
          </table:table-cell>
          <table:table-cell table:formula="of:=([.J152]-[.C152])/[.C152]" office:value-type="percentage" office:value="0.0105024127164348" calcext:value-type="percentage">
            <text:p>1.05%</text:p>
          </table:table-cell>
          <table:table-cell table:formula="of:=([.J152]-[.D152])/[.D152]" office:value-type="percentage" office:value="0.0110763987503549" calcext:value-type="percentage">
            <text:p>1.11%</text:p>
          </table:table-cell>
          <table:table-cell table:formula="of:=([.J152]-[.E152])/[.E152]" office:value-type="percentage" office:value="0.0105024127164348" calcext:value-type="percentage">
            <text:p>1.05%</text:p>
          </table:table-cell>
          <table:table-cell table:formula="of:=([.J152]-[.F152])/[.F152]" office:value-type="percentage" office:value="0.0102156640181612" calcext:value-type="percentage">
            <text:p>1.02%</text:p>
          </table:table-cell>
          <table:table-cell table:formula="of:=([.J152]-[.G152])/[.G152]" office:value-type="percentage" office:value="0.0116510372264849" calcext:value-type="percentage">
            <text:p>1.17%</text:p>
          </table:table-cell>
          <table:table-cell table:formula="of:=([.J152]-[.H152])/[.H152]" office:value-type="percentage" office:value="0.0105024127164348" calcext:value-type="percentage">
            <text:p>1.05%</text:p>
          </table:table-cell>
          <table:table-cell table:formula="of:=([.J152]-[.I152])/[.I152]" office:value-type="percentage" office:value="0.0148232611174458" calcext:value-type="percentage">
            <text:p>1.48%</text:p>
          </table:table-cell>
        </table:table-row>
        <table:table-row table:style-name="ro1">
          <table:table-cell office:value-type="float" office:value="355.1" calcext:value-type="float">
            <text:p>355.1</text:p>
          </table:table-cell>
          <table:table-cell office:value-type="float" office:value="357.3" calcext:value-type="float">
            <text:p>357.3</text:p>
          </table:table-cell>
          <table:table-cell office:value-type="float" office:value="356.2" calcext:value-type="float">
            <text:p>356.2</text:p>
          </table:table-cell>
          <table:table-cell office:value-type="float" office:value="357" calcext:value-type="float">
            <text:p>357</text:p>
          </table:table-cell>
          <table:table-cell office:value-type="float" office:value="356.4" calcext:value-type="float">
            <text:p>356.4</text:p>
          </table:table-cell>
          <table:table-cell office:value-type="float" office:value="357.7" calcext:value-type="float">
            <text:p>357.7</text:p>
          </table:table-cell>
          <table:table-cell office:value-type="float" office:value="358.7" calcext:value-type="float">
            <text:p>358.7</text:p>
          </table:table-cell>
          <table:table-cell office:value-type="float" office:value="358" calcext:value-type="float">
            <text:p>358</text:p>
          </table:table-cell>
          <table:table-cell office:value-type="float" office:value="356.7" calcext:value-type="float">
            <text:p>356.7</text:p>
          </table:table-cell>
          <table:table-cell table:style-name="Default" office:value-type="float" office:value="367" calcext:value-type="float">
            <text:p>367</text:p>
          </table:table-cell>
          <table:table-cell table:formula="of:=([.J153]-[.A153])/[.A153]" office:value-type="percentage" office:value="0.0335116868487749" calcext:value-type="percentage">
            <text:p>3.35%</text:p>
          </table:table-cell>
          <table:table-cell table:formula="of:=([.J153]-[.B153])/[.B153]" office:value-type="percentage" office:value="0.0271480548558634" calcext:value-type="percentage">
            <text:p>2.71%</text:p>
          </table:table-cell>
          <table:table-cell table:formula="of:=([.J153]-[.C153])/[.C153]" office:value-type="percentage" office:value="0.0303200449185851" calcext:value-type="percentage">
            <text:p>3.03%</text:p>
          </table:table-cell>
          <table:table-cell table:formula="of:=([.J153]-[.D153])/[.D153]" office:value-type="percentage" office:value="0.0280112044817927" calcext:value-type="percentage">
            <text:p>2.80%</text:p>
          </table:table-cell>
          <table:table-cell table:formula="of:=([.J153]-[.E153])/[.E153]" office:value-type="percentage" office:value="0.0297418630751965" calcext:value-type="percentage">
            <text:p>2.97%</text:p>
          </table:table-cell>
          <table:table-cell table:formula="of:=([.J153]-[.F153])/[.F153]" office:value-type="percentage" office:value="0.0259994408722393" calcext:value-type="percentage">
            <text:p>2.60%</text:p>
          </table:table-cell>
          <table:table-cell table:formula="of:=([.J153]-[.G153])/[.G153]" office:value-type="percentage" office:value="0.0231391134652914" calcext:value-type="percentage">
            <text:p>2.31%</text:p>
          </table:table-cell>
          <table:table-cell table:formula="of:=([.J153]-[.H153])/[.H153]" office:value-type="percentage" office:value="0.0251396648044693" calcext:value-type="percentage">
            <text:p>2.51%</text:p>
          </table:table-cell>
          <table:table-cell table:formula="of:=([.J153]-[.I153])/[.I153]" office:value-type="percentage" office:value="0.0288758059994393" calcext:value-type="percentage">
            <text:p>2.89%</text:p>
          </table:table-cell>
        </table:table-row>
        <table:table-row table:style-name="ro1">
          <table:table-cell office:value-type="float" office:value="356.7" calcext:value-type="float">
            <text:p>356.7</text:p>
          </table:table-cell>
          <table:table-cell office:value-type="float" office:value="357.1" calcext:value-type="float">
            <text:p>357.1</text:p>
          </table:table-cell>
          <table:table-cell office:value-type="float" office:value="357.2" calcext:value-type="float">
            <text:p>357.2</text:p>
          </table:table-cell>
          <table:table-cell office:value-type="float" office:value="357" calcext:value-type="float">
            <text:p>357</text:p>
          </table:table-cell>
          <table:table-cell office:value-type="float" office:value="357.5" calcext:value-type="float">
            <text:p>357.5</text:p>
          </table:table-cell>
          <table:table-cell office:value-type="float" office:value="358.2" calcext:value-type="float">
            <text:p>358.2</text:p>
          </table:table-cell>
          <table:table-cell office:value-type="float" office:value="358.5" calcext:value-type="float">
            <text:p>358.5</text:p>
          </table:table-cell>
          <table:table-cell office:value-type="float" office:value="358.1" calcext:value-type="float">
            <text:p>358.1</text:p>
          </table:table-cell>
          <table:table-cell office:value-type="float" office:value="356.9" calcext:value-type="float">
            <text:p>356.9</text:p>
          </table:table-cell>
          <table:table-cell office:value-type="float" office:value="363" calcext:value-type="float">
            <text:p>363</text:p>
          </table:table-cell>
          <table:table-cell table:formula="of:=([.J154]-[.A154])/[.A154]" office:value-type="percentage" office:value="0.0176619007569386" calcext:value-type="percentage">
            <text:p>1.77%</text:p>
          </table:table-cell>
          <table:table-cell table:formula="of:=([.J154]-[.B154])/[.B154]" office:value-type="percentage" office:value="0.0165219826379165" calcext:value-type="percentage">
            <text:p>1.65%</text:p>
          </table:table-cell>
          <table:table-cell table:formula="of:=([.J154]-[.C154])/[.C154]" office:value-type="percentage" office:value="0.0162374020156775" calcext:value-type="percentage">
            <text:p>1.62%</text:p>
          </table:table-cell>
          <table:table-cell table:formula="of:=([.J154]-[.D154])/[.D154]" office:value-type="percentage" office:value="0.0168067226890756" calcext:value-type="percentage">
            <text:p>1.68%</text:p>
          </table:table-cell>
          <table:table-cell table:formula="of:=([.J154]-[.E154])/[.E154]" office:value-type="percentage" office:value="0.0153846153846154" calcext:value-type="percentage">
            <text:p>1.54%</text:p>
          </table:table-cell>
          <table:table-cell table:formula="of:=([.J154]-[.F154])/[.F154]" office:value-type="percentage" office:value="0.0134003350083752" calcext:value-type="percentage">
            <text:p>1.34%</text:p>
          </table:table-cell>
          <table:table-cell table:formula="of:=([.J154]-[.G154])/[.G154]" office:value-type="percentage" office:value="0.0125523012552301" calcext:value-type="percentage">
            <text:p>1.26%</text:p>
          </table:table-cell>
          <table:table-cell table:formula="of:=([.J154]-[.H154])/[.H154]" office:value-type="percentage" office:value="0.0136833286791398" calcext:value-type="percentage">
            <text:p>1.37%</text:p>
          </table:table-cell>
          <table:table-cell table:formula="of:=([.J154]-[.I154])/[.I154]" office:value-type="percentage" office:value="0.0170916223031662" calcext:value-type="percentage">
            <text:p>1.71%</text:p>
          </table:table-cell>
        </table:table-row>
        <table:table-row table:style-name="ro1">
          <table:table-cell office:value-type="float" office:value="349.5" calcext:value-type="float">
            <text:p>349.5</text:p>
          </table:table-cell>
          <table:table-cell office:value-type="float" office:value="351.2" calcext:value-type="float">
            <text:p>351.2</text:p>
          </table:table-cell>
          <table:table-cell office:value-type="float" office:value="352.3" calcext:value-type="float">
            <text:p>352.3</text:p>
          </table:table-cell>
          <table:table-cell office:value-type="float" office:value="352.1" calcext:value-type="float">
            <text:p>352.1</text:p>
          </table:table-cell>
          <table:table-cell office:value-type="float" office:value="353.6" calcext:value-type="float">
            <text:p>353.6</text:p>
          </table:table-cell>
          <table:table-cell office:value-type="float" office:value="353" calcext:value-type="float">
            <text:p>353</text:p>
          </table:table-cell>
          <table:table-cell office:value-type="float" office:value="353.9" calcext:value-type="float">
            <text:p>353.9</text:p>
          </table:table-cell>
          <table:table-cell office:value-type="float" office:value="355.7" calcext:value-type="float">
            <text:p>355.7</text:p>
          </table:table-cell>
          <table:table-cell office:value-type="float" office:value="353.3" calcext:value-type="float">
            <text:p>353.3</text:p>
          </table:table-cell>
          <table:table-cell office:value-type="float" office:value="370" calcext:value-type="float">
            <text:p>370</text:p>
          </table:table-cell>
          <table:table-cell table:formula="of:=([.J155]-[.A155])/[.A155]" office:value-type="percentage" office:value="0.0586552217453505" calcext:value-type="percentage">
            <text:p>5.87%</text:p>
          </table:table-cell>
          <table:table-cell table:formula="of:=([.J155]-[.B155])/[.B155]" office:value-type="percentage" office:value="0.0535307517084283" calcext:value-type="percentage">
            <text:p>5.35%</text:p>
          </table:table-cell>
          <table:table-cell table:formula="of:=([.J155]-[.C155])/[.C155]" office:value-type="percentage" office:value="0.0502412716434856" calcext:value-type="percentage">
            <text:p>5.02%</text:p>
          </table:table-cell>
          <table:table-cell table:formula="of:=([.J155]-[.D155])/[.D155]" office:value-type="percentage" office:value="0.0508378301618858" calcext:value-type="percentage">
            <text:p>5.08%</text:p>
          </table:table-cell>
          <table:table-cell table:formula="of:=([.J155]-[.E155])/[.E155]" office:value-type="percentage" office:value="0.0463800904977375" calcext:value-type="percentage">
            <text:p>4.64%</text:p>
          </table:table-cell>
          <table:table-cell table:formula="of:=([.J155]-[.F155])/[.F155]" office:value-type="percentage" office:value="0.0481586402266289" calcext:value-type="percentage">
            <text:p>4.82%</text:p>
          </table:table-cell>
          <table:table-cell table:formula="of:=([.J155]-[.G155])/[.G155]" office:value-type="percentage" office:value="0.0454930771404352" calcext:value-type="percentage">
            <text:p>4.55%</text:p>
          </table:table-cell>
          <table:table-cell table:formula="of:=([.J155]-[.H155])/[.H155]" office:value-type="percentage" office:value="0.0402024177677819" calcext:value-type="percentage">
            <text:p>4.02%</text:p>
          </table:table-cell>
          <table:table-cell table:formula="of:=([.J155]-[.I155])/[.I155]" office:value-type="percentage" office:value="0.0472686102462496" calcext:value-type="percentage">
            <text:p>4.73%</text:p>
          </table:table-cell>
        </table:table-row>
        <table:table-row table:style-name="ro1">
          <table:table-cell office:value-type="float" office:value="330.5" calcext:value-type="float">
            <text:p>330.5</text:p>
          </table:table-cell>
          <table:table-cell office:value-type="float" office:value="330.6" calcext:value-type="float">
            <text:p>330.6</text:p>
          </table:table-cell>
          <table:table-cell office:value-type="float" office:value="331.9" calcext:value-type="float">
            <text:p>331.9</text:p>
          </table:table-cell>
          <table:table-cell table:number-columns-repeated="2" office:value-type="float" office:value="331.2" calcext:value-type="float">
            <text:p>331.2</text:p>
          </table:table-cell>
          <table:table-cell office:value-type="float" office:value="331.8" calcext:value-type="float">
            <text:p>331.8</text:p>
          </table:table-cell>
          <table:table-cell office:value-type="float" office:value="331.2" calcext:value-type="float">
            <text:p>331.2</text:p>
          </table:table-cell>
          <table:table-cell office:value-type="float" office:value="330.6" calcext:value-type="float">
            <text:p>330.6</text:p>
          </table:table-cell>
          <table:table-cell office:value-type="float" office:value="330.4" calcext:value-type="float">
            <text:p>330.4</text:p>
          </table:table-cell>
          <table:table-cell office:value-type="float" office:value="335" calcext:value-type="float">
            <text:p>335</text:p>
          </table:table-cell>
          <table:table-cell table:formula="of:=([.J156]-[.A156])/[.A156]" office:value-type="percentage" office:value="0.0136157337367625" calcext:value-type="percentage">
            <text:p>1.36%</text:p>
          </table:table-cell>
          <table:table-cell table:formula="of:=([.J156]-[.B156])/[.B156]" office:value-type="percentage" office:value="0.013309134906231" calcext:value-type="percentage">
            <text:p>1.33%</text:p>
          </table:table-cell>
          <table:table-cell table:formula="of:=([.J156]-[.C156])/[.C156]" office:value-type="percentage" office:value="0.00934016269960839" calcext:value-type="percentage">
            <text:p>0.93%</text:p>
          </table:table-cell>
          <table:table-cell table:formula="of:=([.J156]-[.D156])/[.D156]" office:value-type="percentage" office:value="0.0114734299516909" calcext:value-type="percentage">
            <text:p>1.15%</text:p>
          </table:table-cell>
          <table:table-cell table:formula="of:=([.J156]-[.E156])/[.E156]" office:value-type="percentage" office:value="0.0114734299516909" calcext:value-type="percentage">
            <text:p>1.15%</text:p>
          </table:table-cell>
          <table:table-cell table:formula="of:=([.J156]-[.F156])/[.F156]" office:value-type="percentage" office:value="0.00964436407474379" calcext:value-type="percentage">
            <text:p>0.96%</text:p>
          </table:table-cell>
          <table:table-cell table:formula="of:=([.J156]-[.G156])/[.G156]" office:value-type="percentage" office:value="0.0114734299516909" calcext:value-type="percentage">
            <text:p>1.15%</text:p>
          </table:table-cell>
          <table:table-cell table:formula="of:=([.J156]-[.H156])/[.H156]" office:value-type="percentage" office:value="0.013309134906231" calcext:value-type="percentage">
            <text:p>1.33%</text:p>
          </table:table-cell>
          <table:table-cell table:formula="of:=([.J156]-[.I156])/[.I156]" office:value-type="percentage" office:value="0.0139225181598064" calcext:value-type="percentage">
            <text:p>1.39%</text:p>
          </table:table-cell>
        </table:table-row>
        <table:table-row table:style-name="ro1">
          <table:table-cell office:value-type="float" office:value="367.8" calcext:value-type="float">
            <text:p>367.8</text:p>
          </table:table-cell>
          <table:table-cell office:value-type="float" office:value="367.6" calcext:value-type="float">
            <text:p>367.6</text:p>
          </table:table-cell>
          <table:table-cell office:value-type="float" office:value="368" calcext:value-type="float">
            <text:p>368</text:p>
          </table:table-cell>
          <table:table-cell office:value-type="float" office:value="368.4" calcext:value-type="float">
            <text:p>368.4</text:p>
          </table:table-cell>
          <table:table-cell office:value-type="float" office:value="368" calcext:value-type="float">
            <text:p>368</text:p>
          </table:table-cell>
          <table:table-cell office:value-type="float" office:value="368.6" calcext:value-type="float">
            <text:p>368.6</text:p>
          </table:table-cell>
          <table:table-cell office:value-type="float" office:value="369" calcext:value-type="float">
            <text:p>369</text:p>
          </table:table-cell>
          <table:table-cell office:value-type="float" office:value="369.4" calcext:value-type="float">
            <text:p>369.4</text:p>
          </table:table-cell>
          <table:table-cell office:value-type="float" office:value="366.4" calcext:value-type="float">
            <text:p>366.4</text:p>
          </table:table-cell>
          <table:table-cell office:value-type="float" office:value="374" calcext:value-type="float">
            <text:p>374</text:p>
          </table:table-cell>
          <table:table-cell table:formula="of:=([.J157]-[.A157])/[.A157]" office:value-type="percentage" office:value="0.0168569874932028" calcext:value-type="percentage">
            <text:p>1.69%</text:p>
          </table:table-cell>
          <table:table-cell table:formula="of:=([.J157]-[.B157])/[.B157]" office:value-type="percentage" office:value="0.0174102285092491" calcext:value-type="percentage">
            <text:p>1.74%</text:p>
          </table:table-cell>
          <table:table-cell table:formula="of:=([.J157]-[.C157])/[.C157]" office:value-type="percentage" office:value="0.016304347826087" calcext:value-type="percentage">
            <text:p>1.63%</text:p>
          </table:table-cell>
          <table:table-cell table:formula="of:=([.J157]-[.D157])/[.D157]" office:value-type="percentage" office:value="0.0152008686210641" calcext:value-type="percentage">
            <text:p>1.52%</text:p>
          </table:table-cell>
          <table:table-cell table:formula="of:=([.J157]-[.E157])/[.E157]" office:value-type="percentage" office:value="0.016304347826087" calcext:value-type="percentage">
            <text:p>1.63%</text:p>
          </table:table-cell>
          <table:table-cell table:formula="of:=([.J157]-[.F157])/[.F157]" office:value-type="percentage" office:value="0.0146500271296798" calcext:value-type="percentage">
            <text:p>1.47%</text:p>
          </table:table-cell>
          <table:table-cell table:formula="of:=([.J157]-[.G157])/[.G157]" office:value-type="percentage" office:value="0.013550135501355" calcext:value-type="percentage">
            <text:p>1.36%</text:p>
          </table:table-cell>
          <table:table-cell table:formula="of:=([.J157]-[.H157])/[.H157]" office:value-type="percentage" office:value="0.0124526258798052" calcext:value-type="percentage">
            <text:p>1.25%</text:p>
          </table:table-cell>
          <table:table-cell table:formula="of:=([.J157]-[.I157])/[.I157]" office:value-type="percentage" office:value="0.0207423580786027" calcext:value-type="percentage">
            <text:p>2.07%</text:p>
          </table:table-cell>
        </table:table-row>
        <table:table-row table:style-name="ro1">
          <table:table-cell office:value-type="float" office:value="362.9" calcext:value-type="float">
            <text:p>362.9</text:p>
          </table:table-cell>
          <table:table-cell office:value-type="float" office:value="363.7" calcext:value-type="float">
            <text:p>363.7</text:p>
          </table:table-cell>
          <table:table-cell table:number-columns-repeated="2" office:value-type="float" office:value="363.8" calcext:value-type="float">
            <text:p>363.8</text:p>
          </table:table-cell>
          <table:table-cell office:value-type="float" office:value="363.7" calcext:value-type="float">
            <text:p>363.7</text:p>
          </table:table-cell>
          <table:table-cell office:value-type="float" office:value="364.2" calcext:value-type="float">
            <text:p>364.2</text:p>
          </table:table-cell>
          <table:table-cell office:value-type="float" office:value="364.7" calcext:value-type="float">
            <text:p>364.7</text:p>
          </table:table-cell>
          <table:table-cell office:value-type="float" office:value="364.6" calcext:value-type="float">
            <text:p>364.6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table:formula="of:=([.J158]-[.A158])/[.A158]" office:value-type="percentage" office:value="0.0168090383025628" calcext:value-type="percentage">
            <text:p>1.68%</text:p>
          </table:table-cell>
          <table:table-cell table:formula="of:=([.J158]-[.B158])/[.B158]" office:value-type="percentage" office:value="0.0145724498212813" calcext:value-type="percentage">
            <text:p>1.46%</text:p>
          </table:table-cell>
          <table:table-cell table:formula="of:=([.J158]-[.C158])/[.C158]" office:value-type="percentage" office:value="0.0142935678944475" calcext:value-type="percentage">
            <text:p>1.43%</text:p>
          </table:table-cell>
          <table:table-cell table:formula="of:=([.J158]-[.D158])/[.D158]" office:value-type="percentage" office:value="0.0142935678944475" calcext:value-type="percentage">
            <text:p>1.43%</text:p>
          </table:table-cell>
          <table:table-cell table:formula="of:=([.J158]-[.E158])/[.E158]" office:value-type="percentage" office:value="0.0145724498212813" calcext:value-type="percentage">
            <text:p>1.46%</text:p>
          </table:table-cell>
          <table:table-cell table:formula="of:=([.J158]-[.F158])/[.F158]" office:value-type="percentage" office:value="0.013179571663921" calcext:value-type="percentage">
            <text:p>1.32%</text:p>
          </table:table-cell>
          <table:table-cell table:formula="of:=([.J158]-[.G158])/[.G158]" office:value-type="percentage" office:value="0.0117905127502057" calcext:value-type="percentage">
            <text:p>1.18%</text:p>
          </table:table-cell>
          <table:table-cell table:formula="of:=([.J158]-[.H158])/[.H158]" office:value-type="percentage" office:value="0.0120680197476686" calcext:value-type="percentage">
            <text:p>1.21%</text:p>
          </table:table-cell>
          <table:table-cell table:formula="of:=([.J158]-[.I158])/[.I158]" office:value-type="percentage" office:value="0.0193370165745856" calcext:value-type="percentage">
            <text:p>1.93%</text:p>
          </table:table-cell>
        </table:table-row>
        <table:table-row table:style-name="ro1">
          <table:table-cell office:value-type="float" office:value="342.8" calcext:value-type="float">
            <text:p>342.8</text:p>
          </table:table-cell>
          <table:table-cell office:value-type="float" office:value="343.6" calcext:value-type="float">
            <text:p>343.6</text:p>
          </table:table-cell>
          <table:table-cell office:value-type="float" office:value="343.1" calcext:value-type="float">
            <text:p>343.1</text:p>
          </table:table-cell>
          <table:table-cell office:value-type="float" office:value="344.2" calcext:value-type="float">
            <text:p>344.2</text:p>
          </table:table-cell>
          <table:table-cell office:value-type="float" office:value="344.5" calcext:value-type="float">
            <text:p>344.5</text:p>
          </table:table-cell>
          <table:table-cell office:value-type="float" office:value="344.4" calcext:value-type="float">
            <text:p>344.4</text:p>
          </table:table-cell>
          <table:table-cell office:value-type="float" office:value="344.5" calcext:value-type="float">
            <text:p>344.5</text:p>
          </table:table-cell>
          <table:table-cell office:value-type="float" office:value="344.2" calcext:value-type="float">
            <text:p>344.2</text:p>
          </table:table-cell>
          <table:table-cell office:value-type="float" office:value="343" calcext:value-type="float">
            <text:p>343</text:p>
          </table:table-cell>
          <table:table-cell office:value-type="float" office:value="350" calcext:value-type="float">
            <text:p>350</text:p>
          </table:table-cell>
          <table:table-cell table:formula="of:=([.J159]-[.A159])/[.A159]" office:value-type="percentage" office:value="0.0210035005834305" calcext:value-type="percentage">
            <text:p>2.10%</text:p>
          </table:table-cell>
          <table:table-cell table:formula="of:=([.J159]-[.B159])/[.B159]" office:value-type="percentage" office:value="0.0186263096623981" calcext:value-type="percentage">
            <text:p>1.86%</text:p>
          </table:table-cell>
          <table:table-cell table:formula="of:=([.J159]-[.C159])/[.C159]" office:value-type="percentage" office:value="0.0201107548819585" calcext:value-type="percentage">
            <text:p>2.01%</text:p>
          </table:table-cell>
          <table:table-cell table:formula="of:=([.J159]-[.D159])/[.D159]" office:value-type="percentage" office:value="0.0168506682161534" calcext:value-type="percentage">
            <text:p>1.69%</text:p>
          </table:table-cell>
          <table:table-cell table:formula="of:=([.J159]-[.E159])/[.E159]" office:value-type="percentage" office:value="0.0159651669085631" calcext:value-type="percentage">
            <text:p>1.60%</text:p>
          </table:table-cell>
          <table:table-cell table:formula="of:=([.J159]-[.F159])/[.F159]" office:value-type="percentage" office:value="0.0162601626016261" calcext:value-type="percentage">
            <text:p>1.63%</text:p>
          </table:table-cell>
          <table:table-cell table:formula="of:=([.J159]-[.G159])/[.G159]" office:value-type="percentage" office:value="0.0159651669085631" calcext:value-type="percentage">
            <text:p>1.60%</text:p>
          </table:table-cell>
          <table:table-cell table:formula="of:=([.J159]-[.H159])/[.H159]" office:value-type="percentage" office:value="0.0168506682161534" calcext:value-type="percentage">
            <text:p>1.69%</text:p>
          </table:table-cell>
          <table:table-cell table:formula="of:=([.J159]-[.I159])/[.I159]" office:value-type="percentage" office:value="0.0204081632653061" calcext:value-type="percentage">
            <text:p>2.04%</text:p>
          </table:table-cell>
        </table:table-row>
        <table:table-row table:style-name="ro1">
          <table:table-cell office:value-type="float" office:value="370.8" calcext:value-type="float">
            <text:p>370.8</text:p>
          </table:table-cell>
          <table:table-cell office:value-type="float" office:value="369.7" calcext:value-type="float">
            <text:p>369.7</text:p>
          </table:table-cell>
          <table:table-cell office:value-type="float" office:value="369.9" calcext:value-type="float">
            <text:p>369.9</text:p>
          </table:table-cell>
          <table:table-cell office:value-type="float" office:value="370.4" calcext:value-type="float">
            <text:p>370.4</text:p>
          </table:table-cell>
          <table:table-cell office:value-type="float" office:value="370.2" calcext:value-type="float">
            <text:p>370.2</text:p>
          </table:table-cell>
          <table:table-cell office:value-type="float" office:value="370.6" calcext:value-type="float">
            <text:p>370.6</text:p>
          </table:table-cell>
          <table:table-cell office:value-type="float" office:value="370.3" calcext:value-type="float">
            <text:p>370.3</text:p>
          </table:table-cell>
          <table:table-cell office:value-type="float" office:value="370.4" calcext:value-type="float">
            <text:p>370.4</text:p>
          </table:table-cell>
          <table:table-cell office:value-type="float" office:value="370.1" calcext:value-type="float">
            <text:p>370.1</text:p>
          </table:table-cell>
          <table:table-cell office:value-type="float" office:value="377" calcext:value-type="float">
            <text:p>377</text:p>
          </table:table-cell>
          <table:table-cell table:formula="of:=([.J160]-[.A160])/[.A160]" office:value-type="percentage" office:value="0.0167206040992448" calcext:value-type="percentage">
            <text:p>1.67%</text:p>
          </table:table-cell>
          <table:table-cell table:formula="of:=([.J160]-[.B160])/[.B160]" office:value-type="percentage" office:value="0.0197457397890182" calcext:value-type="percentage">
            <text:p>1.97%</text:p>
          </table:table-cell>
          <table:table-cell table:formula="of:=([.J160]-[.C160])/[.C160]" office:value-type="percentage" office:value="0.0191943768586105" calcext:value-type="percentage">
            <text:p>1.92%</text:p>
          </table:table-cell>
          <table:table-cell table:formula="of:=([.J160]-[.D160])/[.D160]" office:value-type="percentage" office:value="0.0178185745140389" calcext:value-type="percentage">
            <text:p>1.78%</text:p>
          </table:table-cell>
          <table:table-cell table:formula="of:=([.J160]-[.E160])/[.E160]" office:value-type="percentage" office:value="0.0183684494867639" calcext:value-type="percentage">
            <text:p>1.84%</text:p>
          </table:table-cell>
          <table:table-cell table:formula="of:=([.J160]-[.F160])/[.F160]" office:value-type="percentage" office:value="0.0172692930383162" calcext:value-type="percentage">
            <text:p>1.73%</text:p>
          </table:table-cell>
          <table:table-cell table:formula="of:=([.J160]-[.G160])/[.G160]" office:value-type="percentage" office:value="0.0180934377531731" calcext:value-type="percentage">
            <text:p>1.81%</text:p>
          </table:table-cell>
          <table:table-cell table:formula="of:=([.J160]-[.H160])/[.H160]" office:value-type="percentage" office:value="0.0178185745140389" calcext:value-type="percentage">
            <text:p>1.78%</text:p>
          </table:table-cell>
          <table:table-cell table:formula="of:=([.J160]-[.I160])/[.I160]" office:value-type="percentage" office:value="0.0186436098351796" calcext:value-type="percentage">
            <text:p>1.86%</text:p>
          </table:table-cell>
        </table:table-row>
        <table:table-row table:style-name="ro1">
          <table:table-cell office:value-type="float" office:value="368.1" calcext:value-type="float">
            <text:p>368.1</text:p>
          </table:table-cell>
          <table:table-cell office:value-type="float" office:value="367.6" calcext:value-type="float">
            <text:p>367.6</text:p>
          </table:table-cell>
          <table:table-cell office:value-type="float" office:value="367" calcext:value-type="float">
            <text:p>367</text:p>
          </table:table-cell>
          <table:table-cell office:value-type="float" office:value="367.6" calcext:value-type="float">
            <text:p>367.6</text:p>
          </table:table-cell>
          <table:table-cell office:value-type="float" office:value="368.7" calcext:value-type="float">
            <text:p>368.7</text:p>
          </table:table-cell>
          <table:table-cell table:number-columns-repeated="2" office:value-type="float" office:value="368.8" calcext:value-type="float">
            <text:p>368.8</text:p>
          </table:table-cell>
          <table:table-cell office:value-type="float" office:value="369.2" calcext:value-type="float">
            <text:p>369.2</text:p>
          </table:table-cell>
          <table:table-cell office:value-type="float" office:value="369" calcext:value-type="float">
            <text:p>369</text:p>
          </table:table-cell>
          <table:table-cell office:value-type="float" office:value="379" calcext:value-type="float">
            <text:p>379</text:p>
          </table:table-cell>
          <table:table-cell table:formula="of:=([.J161]-[.A161])/[.A161]" office:value-type="percentage" office:value="0.0296115186090736" calcext:value-type="percentage">
            <text:p>2.96%</text:p>
          </table:table-cell>
          <table:table-cell table:formula="of:=([.J161]-[.B161])/[.B161]" office:value-type="percentage" office:value="0.0310119695321" calcext:value-type="percentage">
            <text:p>3.10%</text:p>
          </table:table-cell>
          <table:table-cell table:formula="of:=([.J161]-[.C161])/[.C161]" office:value-type="percentage" office:value="0.0326975476839237" calcext:value-type="percentage">
            <text:p>3.27%</text:p>
          </table:table-cell>
          <table:table-cell table:formula="of:=([.J161]-[.D161])/[.D161]" office:value-type="percentage" office:value="0.0310119695321" calcext:value-type="percentage">
            <text:p>3.10%</text:p>
          </table:table-cell>
          <table:table-cell table:formula="of:=([.J161]-[.E161])/[.E161]" office:value-type="percentage" office:value="0.0279359913208571" calcext:value-type="percentage">
            <text:p>2.79%</text:p>
          </table:table-cell>
          <table:table-cell table:formula="of:=([.J161]-[.F161])/[.F161]" office:value-type="percentage" office:value="0.0276572668112798" calcext:value-type="percentage">
            <text:p>2.77%</text:p>
          </table:table-cell>
          <table:table-cell table:formula="of:=([.J161]-[.G161])/[.G161]" office:value-type="percentage" office:value="0.0276572668112798" calcext:value-type="percentage">
            <text:p>2.77%</text:p>
          </table:table-cell>
          <table:table-cell table:formula="of:=([.J161]-[.H161])/[.H161]" office:value-type="percentage" office:value="0.0265438786565547" calcext:value-type="percentage">
            <text:p>2.65%</text:p>
          </table:table-cell>
          <table:table-cell table:formula="of:=([.J161]-[.I161])/[.I161]" office:value-type="percentage" office:value="0.02710027100271" calcext:value-type="percentage">
            <text:p>2.71%</text:p>
          </table:table-cell>
        </table:table-row>
        <table:table-row table:style-name="ro1">
          <table:table-cell office:value-type="float" office:value="371.3" calcext:value-type="float">
            <text:p>371.3</text:p>
          </table:table-cell>
          <table:table-cell office:value-type="float" office:value="370.4" calcext:value-type="float">
            <text:p>370.4</text:p>
          </table:table-cell>
          <table:table-cell office:value-type="float" office:value="371.1" calcext:value-type="float">
            <text:p>371.1</text:p>
          </table:table-cell>
          <table:table-cell office:value-type="float" office:value="370.7" calcext:value-type="float">
            <text:p>370.7</text:p>
          </table:table-cell>
          <table:table-cell office:value-type="float" office:value="370.6" calcext:value-type="float">
            <text:p>370.6</text:p>
          </table:table-cell>
          <table:table-cell office:value-type="float" office:value="371.5" calcext:value-type="float">
            <text:p>371.5</text:p>
          </table:table-cell>
          <table:table-cell office:value-type="float" office:value="372" calcext:value-type="float">
            <text:p>372</text:p>
          </table:table-cell>
          <table:table-cell office:value-type="float" office:value="371.5" calcext:value-type="float">
            <text:p>371.5</text:p>
          </table:table-cell>
          <table:table-cell office:value-type="float" office:value="371.6" calcext:value-type="float">
            <text:p>371.6</text:p>
          </table:table-cell>
          <table:table-cell office:value-type="float" office:value="379" calcext:value-type="float">
            <text:p>379</text:p>
          </table:table-cell>
          <table:table-cell table:formula="of:=([.J162]-[.A162])/[.A162]" office:value-type="percentage" office:value="0.0207379477511446" calcext:value-type="percentage">
            <text:p>2.07%</text:p>
          </table:table-cell>
          <table:table-cell table:formula="of:=([.J162]-[.B162])/[.B162]" office:value-type="percentage" office:value="0.0232181425485962" calcext:value-type="percentage">
            <text:p>2.32%</text:p>
          </table:table-cell>
          <table:table-cell table:formula="of:=([.J162]-[.C162])/[.C162]" office:value-type="percentage" office:value="0.0212880625168418" calcext:value-type="percentage">
            <text:p>2.13%</text:p>
          </table:table-cell>
          <table:table-cell table:formula="of:=([.J162]-[.D162])/[.D162]" office:value-type="percentage" office:value="0.0223900728351767" calcext:value-type="percentage">
            <text:p>2.24%</text:p>
          </table:table-cell>
          <table:table-cell table:formula="of:=([.J162]-[.E162])/[.E162]" office:value-type="percentage" office:value="0.02266594711279" calcext:value-type="percentage">
            <text:p>2.27%</text:p>
          </table:table-cell>
          <table:table-cell table:formula="of:=([.J162]-[.F162])/[.F162]" office:value-type="percentage" office:value="0.0201884253028264" calcext:value-type="percentage">
            <text:p>2.02%</text:p>
          </table:table-cell>
          <table:table-cell table:formula="of:=([.J162]-[.G162])/[.G162]" office:value-type="percentage" office:value="0.0188172043010753" calcext:value-type="percentage">
            <text:p>1.88%</text:p>
          </table:table-cell>
          <table:table-cell table:formula="of:=([.J162]-[.H162])/[.H162]" office:value-type="percentage" office:value="0.0201884253028264" calcext:value-type="percentage">
            <text:p>2.02%</text:p>
          </table:table-cell>
          <table:table-cell table:formula="of:=([.J162]-[.I162])/[.I162]" office:value-type="percentage" office:value="0.0199138858988159" calcext:value-type="percentage">
            <text:p>1.99%</text:p>
          </table:table-cell>
        </table:table-row>
        <table:table-row table:style-name="ro1">
          <table:table-cell office:value-type="float" office:value="372.6" calcext:value-type="float">
            <text:p>372.6</text:p>
          </table:table-cell>
          <table:table-cell table:number-columns-repeated="2" office:value-type="float" office:value="372.4" calcext:value-type="float">
            <text:p>372.4</text:p>
          </table:table-cell>
          <table:table-cell office:value-type="float" office:value="372.6" calcext:value-type="float">
            <text:p>372.6</text:p>
          </table:table-cell>
          <table:table-cell office:value-type="float" office:value="373.2" calcext:value-type="float">
            <text:p>373.2</text:p>
          </table:table-cell>
          <table:table-cell office:value-type="float" office:value="373.3" calcext:value-type="float">
            <text:p>373.3</text:p>
          </table:table-cell>
          <table:table-cell office:value-type="float" office:value="373.5" calcext:value-type="float">
            <text:p>373.5</text:p>
          </table:table-cell>
          <table:table-cell office:value-type="float" office:value="373.4" calcext:value-type="float">
            <text:p>373.4</text:p>
          </table:table-cell>
          <table:table-cell office:value-type="float" office:value="372.6" calcext:value-type="float">
            <text:p>372.6</text:p>
          </table:table-cell>
          <table:table-cell office:value-type="float" office:value="380" calcext:value-type="float">
            <text:p>380</text:p>
          </table:table-cell>
          <table:table-cell table:formula="of:=([.J163]-[.A163])/[.A163]" office:value-type="percentage" office:value="0.0198604401502952" calcext:value-type="percentage">
            <text:p>1.99%</text:p>
          </table:table-cell>
          <table:table-cell table:formula="of:=([.J163]-[.B163])/[.B163]" office:value-type="percentage" office:value="0.0204081632653062" calcext:value-type="percentage">
            <text:p>2.04%</text:p>
          </table:table-cell>
          <table:table-cell table:formula="of:=([.J163]-[.C163])/[.C163]" office:value-type="percentage" office:value="0.0204081632653062" calcext:value-type="percentage">
            <text:p>2.04%</text:p>
          </table:table-cell>
          <table:table-cell table:formula="of:=([.J163]-[.D163])/[.D163]" office:value-type="percentage" office:value="0.0198604401502952" calcext:value-type="percentage">
            <text:p>1.99%</text:p>
          </table:table-cell>
          <table:table-cell table:formula="of:=([.J163]-[.E163])/[.E163]" office:value-type="percentage" office:value="0.0182207931404073" calcext:value-type="percentage">
            <text:p>1.82%</text:p>
          </table:table-cell>
          <table:table-cell table:formula="of:=([.J163]-[.F163])/[.F163]" office:value-type="percentage" office:value="0.017948031074203" calcext:value-type="percentage">
            <text:p>1.79%</text:p>
          </table:table-cell>
          <table:table-cell table:formula="of:=([.J163]-[.G163])/[.G163]" office:value-type="percentage" office:value="0.0174029451137885" calcext:value-type="percentage">
            <text:p>1.74%</text:p>
          </table:table-cell>
          <table:table-cell table:formula="of:=([.J163]-[.H163])/[.H163]" office:value-type="percentage" office:value="0.0176754151044457" calcext:value-type="percentage">
            <text:p>1.77%</text:p>
          </table:table-cell>
          <table:table-cell table:formula="of:=([.J163]-[.I163])/[.I163]" office:value-type="percentage" office:value="0.0198604401502952" calcext:value-type="percentage">
            <text:p>1.99%</text:p>
          </table:table-cell>
        </table:table-row>
        <table:table-row table:style-name="ro1">
          <table:table-cell office:value-type="float" office:value="375.5" calcext:value-type="float">
            <text:p>375.5</text:p>
          </table:table-cell>
          <table:table-cell office:value-type="float" office:value="376.2" calcext:value-type="float">
            <text:p>376.2</text:p>
          </table:table-cell>
          <table:table-cell office:value-type="float" office:value="375.4" calcext:value-type="float">
            <text:p>375.4</text:p>
          </table:table-cell>
          <table:table-cell office:value-type="float" office:value="375.8" calcext:value-type="float">
            <text:p>375.8</text:p>
          </table:table-cell>
          <table:table-cell office:value-type="float" office:value="375.7" calcext:value-type="float">
            <text:p>375.7</text:p>
          </table:table-cell>
          <table:table-cell office:value-type="float" office:value="376.4" calcext:value-type="float">
            <text:p>376.4</text:p>
          </table:table-cell>
          <table:table-cell office:value-type="float" office:value="377.1" calcext:value-type="float">
            <text:p>377.1</text:p>
          </table:table-cell>
          <table:table-cell office:value-type="float" office:value="377.3" calcext:value-type="float">
            <text:p>377.3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table:formula="of:=([.J164]-[.A164])/[.A164]" office:value-type="percentage" office:value="0.0252996005326232" calcext:value-type="percentage">
            <text:p>2.53%</text:p>
          </table:table-cell>
          <table:table-cell table:formula="of:=([.J164]-[.B164])/[.B164]" office:value-type="percentage" office:value="0.0233918128654971" calcext:value-type="percentage">
            <text:p>2.34%</text:p>
          </table:table-cell>
          <table:table-cell table:formula="of:=([.J164]-[.C164])/[.C164]" office:value-type="percentage" office:value="0.0255727224294087" calcext:value-type="percentage">
            <text:p>2.56%</text:p>
          </table:table-cell>
          <table:table-cell table:formula="of:=([.J164]-[.D164])/[.D164]" office:value-type="percentage" office:value="0.0244811069717935" calcext:value-type="percentage">
            <text:p>2.45%</text:p>
          </table:table-cell>
          <table:table-cell table:formula="of:=([.J164]-[.E164])/[.E164]" office:value-type="percentage" office:value="0.0247537929198829" calcext:value-type="percentage">
            <text:p>2.48%</text:p>
          </table:table-cell>
          <table:table-cell table:formula="of:=([.J164]-[.F164])/[.F164]" office:value-type="percentage" office:value="0.0228480340063763" calcext:value-type="percentage">
            <text:p>2.28%</text:p>
          </table:table-cell>
          <table:table-cell table:formula="of:=([.J164]-[.G164])/[.G164]" office:value-type="percentage" office:value="0.0209493503049588" calcext:value-type="percentage">
            <text:p>2.09%</text:p>
          </table:table-cell>
          <table:table-cell table:formula="of:=([.J164]-[.H164])/[.H164]" office:value-type="percentage" office:value="0.0204081632653061" calcext:value-type="percentage">
            <text:p>2.04%</text:p>
          </table:table-cell>
          <table:table-cell table:formula="of:=([.J164]-[.I164])/[.I164]" office:value-type="percentage" office:value="0.023936170212766" calcext:value-type="percentage">
            <text:p>2.39%</text:p>
          </table:table-cell>
        </table:table-row>
        <table:table-row table:style-name="ro1">
          <table:table-cell office:value-type="float" office:value="360.2" calcext:value-type="float">
            <text:p>360.2</text:p>
          </table:table-cell>
          <table:table-cell office:value-type="float" office:value="361.2" calcext:value-type="float">
            <text:p>361.2</text:p>
          </table:table-cell>
          <table:table-cell office:value-type="float" office:value="361.1" calcext:value-type="float">
            <text:p>361.1</text:p>
          </table:table-cell>
          <table:table-cell table:number-columns-repeated="2" office:value-type="float" office:value="361.6" calcext:value-type="float">
            <text:p>361.6</text:p>
          </table:table-cell>
          <table:table-cell office:value-type="float" office:value="362.1" calcext:value-type="float">
            <text:p>362.1</text:p>
          </table:table-cell>
          <table:table-cell office:value-type="float" office:value="362.2" calcext:value-type="float">
            <text:p>362.2</text:p>
          </table:table-cell>
          <table:table-cell office:value-type="float" office:value="361.3" calcext:value-type="float">
            <text:p>361.3</text:p>
          </table:table-cell>
          <table:table-cell office:value-type="float" office:value="360.7" calcext:value-type="float">
            <text:p>360.7</text:p>
          </table:table-cell>
          <table:table-cell office:value-type="float" office:value="367" calcext:value-type="float">
            <text:p>367</text:p>
          </table:table-cell>
          <table:table-cell table:formula="of:=([.J165]-[.A165])/[.A165]" office:value-type="percentage" office:value="0.0188784008883954" calcext:value-type="percentage">
            <text:p>1.89%</text:p>
          </table:table-cell>
          <table:table-cell table:formula="of:=([.J165]-[.B165])/[.B165]" office:value-type="percentage" office:value="0.0160575858250277" calcext:value-type="percentage">
            <text:p>1.61%</text:p>
          </table:table-cell>
          <table:table-cell table:formula="of:=([.J165]-[.C165])/[.C165]" office:value-type="percentage" office:value="0.0163389642758238" calcext:value-type="percentage">
            <text:p>1.63%</text:p>
          </table:table-cell>
          <table:table-cell table:formula="of:=([.J165]-[.D165])/[.D165]" office:value-type="percentage" office:value="0.014933628318584" calcext:value-type="percentage">
            <text:p>1.49%</text:p>
          </table:table-cell>
          <table:table-cell table:formula="of:=([.J165]-[.E165])/[.E165]" office:value-type="percentage" office:value="0.014933628318584" calcext:value-type="percentage">
            <text:p>1.49%</text:p>
          </table:table-cell>
          <table:table-cell table:formula="of:=([.J165]-[.F165])/[.F165]" office:value-type="percentage" office:value="0.0135321734327533" calcext:value-type="percentage">
            <text:p>1.35%</text:p>
          </table:table-cell>
          <table:table-cell table:formula="of:=([.J165]-[.G165])/[.G165]" office:value-type="percentage" office:value="0.0132523467697405" calcext:value-type="percentage">
            <text:p>1.33%</text:p>
          </table:table-cell>
          <table:table-cell table:formula="of:=([.J165]-[.H165])/[.H165]" office:value-type="percentage" office:value="0.0157763631331303" calcext:value-type="percentage">
            <text:p>1.58%</text:p>
          </table:table-cell>
          <table:table-cell table:formula="of:=([.J165]-[.I165])/[.I165]" office:value-type="percentage" office:value="0.017466038258941" calcext:value-type="percentage">
            <text:p>1.75%</text:p>
          </table:table-cell>
        </table:table-row>
        <table:table-row table:style-name="ro1">
          <table:table-cell office:value-type="float" office:value="323.8" calcext:value-type="float">
            <text:p>323.8</text:p>
          </table:table-cell>
          <table:table-cell office:value-type="float" office:value="324.3" calcext:value-type="float">
            <text:p>324.3</text:p>
          </table:table-cell>
          <table:table-cell office:value-type="float" office:value="324.1" calcext:value-type="float">
            <text:p>324.1</text:p>
          </table:table-cell>
          <table:table-cell office:value-type="float" office:value="324.2" calcext:value-type="float">
            <text:p>324.2</text:p>
          </table:table-cell>
          <table:table-cell office:value-type="float" office:value="324.8" calcext:value-type="float">
            <text:p>324.8</text:p>
          </table:table-cell>
          <table:table-cell office:value-type="float" office:value="325" calcext:value-type="float">
            <text:p>325</text:p>
          </table:table-cell>
          <table:table-cell office:value-type="float" office:value="325.2" calcext:value-type="float">
            <text:p>325.2</text:p>
          </table:table-cell>
          <table:table-cell office:value-type="float" office:value="324.6" calcext:value-type="float">
            <text:p>324.6</text:p>
          </table:table-cell>
          <table:table-cell office:value-type="float" office:value="322.6" calcext:value-type="float">
            <text:p>322.6</text:p>
          </table:table-cell>
          <table:table-cell office:value-type="float" office:value="328" calcext:value-type="float">
            <text:p>328</text:p>
          </table:table-cell>
          <table:table-cell table:formula="of:=([.J166]-[.A166])/[.A166]" office:value-type="percentage" office:value="0.0129709697344039" calcext:value-type="percentage">
            <text:p>1.30%</text:p>
          </table:table-cell>
          <table:table-cell table:formula="of:=([.J166]-[.B166])/[.B166]" office:value-type="percentage" office:value="0.01140918902251" calcext:value-type="percentage">
            <text:p>1.14%</text:p>
          </table:table-cell>
          <table:table-cell table:formula="of:=([.J166]-[.C166])/[.C166]" office:value-type="percentage" office:value="0.0120333230484418" calcext:value-type="percentage">
            <text:p>1.20%</text:p>
          </table:table-cell>
          <table:table-cell table:formula="of:=([.J166]-[.D166])/[.D166]" office:value-type="percentage" office:value="0.0117211597779149" calcext:value-type="percentage">
            <text:p>1.17%</text:p>
          </table:table-cell>
          <table:table-cell table:formula="of:=([.J166]-[.E166])/[.E166]" office:value-type="percentage" office:value="0.00985221674876844" calcext:value-type="percentage">
            <text:p>0.99%</text:p>
          </table:table-cell>
          <table:table-cell table:formula="of:=([.J166]-[.F166])/[.F166]" office:value-type="percentage" office:value="0.00923076923076923" calcext:value-type="percentage">
            <text:p>0.92%</text:p>
          </table:table-cell>
          <table:table-cell table:formula="of:=([.J166]-[.G166])/[.G166]" office:value-type="percentage" office:value="0.00861008610086105" calcext:value-type="percentage">
            <text:p>0.86%</text:p>
          </table:table-cell>
          <table:table-cell table:formula="of:=([.J166]-[.H166])/[.H166]" office:value-type="percentage" office:value="0.0104744300677757" calcext:value-type="percentage">
            <text:p>1.05%</text:p>
          </table:table-cell>
          <table:table-cell table:formula="of:=([.J166]-[.I166])/[.I166]" office:value-type="percentage" office:value="0.0167389956602603" calcext:value-type="percentage">
            <text:p>1.67%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0.5" calcext:value-type="float">
            <text:p>370.5</text:p>
          </table:table-cell>
          <table:table-cell office:value-type="float" office:value="371" calcext:value-type="float">
            <text:p>371</text:p>
          </table:table-cell>
          <table:table-cell office:value-type="float" office:value="371.2" calcext:value-type="float">
            <text:p>371.2</text:p>
          </table:table-cell>
          <table:table-cell office:value-type="float" office:value="372.1" calcext:value-type="float">
            <text:p>372.1</text:p>
          </table:table-cell>
          <table:table-cell office:value-type="float" office:value="371.5" calcext:value-type="float">
            <text:p>371.5</text:p>
          </table:table-cell>
          <table:table-cell table:number-columns-repeated="2" office:value-type="float" office:value="372.4" calcext:value-type="float">
            <text:p>372.4</text:p>
          </table:table-cell>
          <table:table-cell office:value-type="float" office:value="384" calcext:value-type="float">
            <text:p>384</text:p>
          </table:table-cell>
          <table:table-cell table:formula="of:=([.J167]-[.A167])/[.A167]" office:value-type="percentage" office:value="0.040650406504065" calcext:value-type="percentage">
            <text:p>4.07%</text:p>
          </table:table-cell>
          <table:table-cell table:formula="of:=([.J167]-[.B167])/[.B167]" office:value-type="percentage" office:value="0.0378378378378378" calcext:value-type="percentage">
            <text:p>3.78%</text:p>
          </table:table-cell>
          <table:table-cell table:formula="of:=([.J167]-[.C167])/[.C167]" office:value-type="percentage" office:value="0.0364372469635627" calcext:value-type="percentage">
            <text:p>3.64%</text:p>
          </table:table-cell>
          <table:table-cell table:formula="of:=([.J167]-[.D167])/[.D167]" office:value-type="percentage" office:value="0.0350404312668464" calcext:value-type="percentage">
            <text:p>3.50%</text:p>
          </table:table-cell>
          <table:table-cell table:formula="of:=([.J167]-[.E167])/[.E167]" office:value-type="percentage" office:value="0.0344827586206897" calcext:value-type="percentage">
            <text:p>3.45%</text:p>
          </table:table-cell>
          <table:table-cell table:formula="of:=([.J167]-[.F167])/[.F167]" office:value-type="percentage" office:value="0.0319806503628056" calcext:value-type="percentage">
            <text:p>3.20%</text:p>
          </table:table-cell>
          <table:table-cell table:formula="of:=([.J167]-[.G167])/[.G167]" office:value-type="percentage" office:value="0.0336473755047106" calcext:value-type="percentage">
            <text:p>3.36%</text:p>
          </table:table-cell>
          <table:table-cell table:formula="of:=([.J167]-[.H167])/[.H167]" office:value-type="percentage" office:value="0.0311493018259936" calcext:value-type="percentage">
            <text:p>3.11%</text:p>
          </table:table-cell>
          <table:table-cell table:formula="of:=([.J167]-[.I167])/[.I167]" office:value-type="percentage" office:value="0.0311493018259936" calcext:value-type="percentage">
            <text:p>3.11%</text:p>
          </table:table-cell>
        </table:table-row>
        <table:table-row table:style-name="ro1">
          <table:table-cell office:value-type="float" office:value="379.4" calcext:value-type="float">
            <text:p>379.4</text:p>
          </table:table-cell>
          <table:table-cell office:value-type="float" office:value="380.2" calcext:value-type="float">
            <text:p>380.2</text:p>
          </table:table-cell>
          <table:table-cell office:value-type="float" office:value="378.9" calcext:value-type="float">
            <text:p>378.9</text:p>
          </table:table-cell>
          <table:table-cell office:value-type="float" office:value="379.3" calcext:value-type="float">
            <text:p>379.3</text:p>
          </table:table-cell>
          <table:table-cell office:value-type="float" office:value="379.9" calcext:value-type="float">
            <text:p>379.9</text:p>
          </table:table-cell>
          <table:table-cell office:value-type="float" office:value="380.7" calcext:value-type="float">
            <text:p>380.7</text:p>
          </table:table-cell>
          <table:table-cell office:value-type="float" office:value="379.6" calcext:value-type="float">
            <text:p>379.6</text:p>
          </table:table-cell>
          <table:table-cell office:value-type="float" office:value="380.5" calcext:value-type="float">
            <text:p>380.5</text:p>
          </table:table-cell>
          <table:table-cell office:value-type="float" office:value="380" calcext:value-type="float">
            <text:p>380</text:p>
          </table:table-cell>
          <table:table-cell table:style-name="Default" office:value-type="float" office:value="388" calcext:value-type="float">
            <text:p>388</text:p>
          </table:table-cell>
          <table:table-cell table:formula="of:=([.J168]-[.A168])/[.A168]" office:value-type="percentage" office:value="0.0226673695308382" calcext:value-type="percentage">
            <text:p>2.27%</text:p>
          </table:table-cell>
          <table:table-cell table:formula="of:=([.J168]-[.B168])/[.B168]" office:value-type="percentage" office:value="0.020515518148343" calcext:value-type="percentage">
            <text:p>2.05%</text:p>
          </table:table-cell>
          <table:table-cell table:formula="of:=([.J168]-[.C168])/[.C168]" office:value-type="percentage" office:value="0.024016891000264" calcext:value-type="percentage">
            <text:p>2.40%</text:p>
          </table:table-cell>
          <table:table-cell table:formula="of:=([.J168]-[.D168])/[.D168]" office:value-type="percentage" office:value="0.0229369891906143" calcext:value-type="percentage">
            <text:p>2.29%</text:p>
          </table:table-cell>
          <table:table-cell table:formula="of:=([.J168]-[.E168])/[.E168]" office:value-type="percentage" office:value="0.0213214003685181" calcext:value-type="percentage">
            <text:p>2.13%</text:p>
          </table:table-cell>
          <table:table-cell table:formula="of:=([.J168]-[.F168])/[.F168]" office:value-type="percentage" office:value="0.0191752035723667" calcext:value-type="percentage">
            <text:p>1.92%</text:p>
          </table:table-cell>
          <table:table-cell table:formula="of:=([.J168]-[.G168])/[.G168]" office:value-type="percentage" office:value="0.0221285563751317" calcext:value-type="percentage">
            <text:p>2.21%</text:p>
          </table:table-cell>
          <table:table-cell table:formula="of:=([.J168]-[.H168])/[.H168]" office:value-type="percentage" office:value="0.0197109067017083" calcext:value-type="percentage">
            <text:p>1.97%</text:p>
          </table:table-cell>
          <table:table-cell table:formula="of:=([.J168]-[.I168])/[.I168]" office:value-type="percentage" office:value="0.0210526315789474" calcext:value-type="percentage">
            <text:p>2.11%</text:p>
          </table:table-cell>
        </table:table-row>
        <table:table-row table:style-name="ro1">
          <table:table-cell office:value-type="float" office:value="375.5" calcext:value-type="float">
            <text:p>375.5</text:p>
          </table:table-cell>
          <table:table-cell office:value-type="float" office:value="375.3" calcext:value-type="float">
            <text:p>375.3</text:p>
          </table:table-cell>
          <table:table-cell office:value-type="float" office:value="376.1" calcext:value-type="float">
            <text:p>376.1</text:p>
          </table:table-cell>
          <table:table-cell office:value-type="float" office:value="376.6" calcext:value-type="float">
            <text:p>376.6</text:p>
          </table:table-cell>
          <table:table-cell table:number-columns-repeated="2" office:value-type="float" office:value="376.3" calcext:value-type="float">
            <text:p>376.3</text:p>
          </table:table-cell>
          <table:table-cell office:value-type="float" office:value="376.1" calcext:value-type="float">
            <text:p>376.1</text:p>
          </table:table-cell>
          <table:table-cell office:value-type="float" office:value="377" calcext:value-type="float">
            <text:p>377</text:p>
          </table:table-cell>
          <table:table-cell office:value-type="float" office:value="376.2" calcext:value-type="float">
            <text:p>376.2</text:p>
          </table:table-cell>
          <table:table-cell table:style-name="Default" office:value-type="float" office:value="382" calcext:value-type="float">
            <text:p>382</text:p>
          </table:table-cell>
          <table:table-cell table:formula="of:=([.J169]-[.A169])/[.A169]" office:value-type="percentage" office:value="0.0173102529960053" calcext:value-type="percentage">
            <text:p>1.73%</text:p>
          </table:table-cell>
          <table:table-cell table:formula="of:=([.J169]-[.B169])/[.B169]" office:value-type="percentage" office:value="0.0178523847588595" calcext:value-type="percentage">
            <text:p>1.79%</text:p>
          </table:table-cell>
          <table:table-cell table:formula="of:=([.J169]-[.C169])/[.C169]" office:value-type="percentage" office:value="0.0156873172028715" calcext:value-type="percentage">
            <text:p>1.57%</text:p>
          </table:table-cell>
          <table:table-cell table:formula="of:=([.J169]-[.D169])/[.D169]" office:value-type="percentage" office:value="0.0143388210302708" calcext:value-type="percentage">
            <text:p>1.43%</text:p>
          </table:table-cell>
          <table:table-cell table:formula="of:=([.J169]-[.E169])/[.E169]" office:value-type="percentage" office:value="0.0151474887058198" calcext:value-type="percentage">
            <text:p>1.51%</text:p>
          </table:table-cell>
          <table:table-cell table:formula="of:=([.J169]-[.F169])/[.F169]" office:value-type="percentage" office:value="0.0151474887058198" calcext:value-type="percentage">
            <text:p>1.51%</text:p>
          </table:table-cell>
          <table:table-cell table:formula="of:=([.J169]-[.G169])/[.G169]" office:value-type="percentage" office:value="0.0156873172028715" calcext:value-type="percentage">
            <text:p>1.57%</text:p>
          </table:table-cell>
          <table:table-cell table:formula="of:=([.J169]-[.H169])/[.H169]" office:value-type="percentage" office:value="0.013262599469496" calcext:value-type="percentage">
            <text:p>1.33%</text:p>
          </table:table-cell>
          <table:table-cell table:formula="of:=([.J169]-[.I169])/[.I169]" office:value-type="percentage" office:value="0.0154173312068049" calcext:value-type="percentage">
            <text:p>1.54%</text:p>
          </table:table-cell>
        </table:table-row>
        <table:table-row table:style-name="ro1">
          <table:table-cell office:value-type="float" office:value="344.7" calcext:value-type="float">
            <text:p>344.7</text:p>
          </table:table-cell>
          <table:table-cell office:value-type="float" office:value="345.2" calcext:value-type="float">
            <text:p>345.2</text:p>
          </table:table-cell>
          <table:table-cell office:value-type="float" office:value="345" calcext:value-type="float">
            <text:p>345</text:p>
          </table:table-cell>
          <table:table-cell office:value-type="float" office:value="344.7" calcext:value-type="float">
            <text:p>344.7</text:p>
          </table:table-cell>
          <table:table-cell office:value-type="float" office:value="345.1" calcext:value-type="float">
            <text:p>345.1</text:p>
          </table:table-cell>
          <table:table-cell office:value-type="float" office:value="345.3" calcext:value-type="float">
            <text:p>345.3</text:p>
          </table:table-cell>
          <table:table-cell table:number-columns-repeated="2" office:value-type="float" office:value="344.3" calcext:value-type="float">
            <text:p>344.3</text:p>
          </table:table-cell>
          <table:table-cell office:value-type="float" office:value="342.9" calcext:value-type="float">
            <text:p>342.9</text:p>
          </table:table-cell>
          <table:table-cell table:style-name="Default" office:value-type="float" office:value="349" calcext:value-type="float">
            <text:p>349</text:p>
          </table:table-cell>
          <table:table-cell table:formula="of:=([.J170]-[.A170])/[.A170]" office:value-type="percentage" office:value="0.0124746156077749" calcext:value-type="percentage">
            <text:p>1.25%</text:p>
          </table:table-cell>
          <table:table-cell table:formula="of:=([.J170]-[.B170])/[.B170]" office:value-type="percentage" office:value="0.011008111239861" calcext:value-type="percentage">
            <text:p>1.10%</text:p>
          </table:table-cell>
          <table:table-cell table:formula="of:=([.J170]-[.C170])/[.C170]" office:value-type="percentage" office:value="0.0115942028985507" calcext:value-type="percentage">
            <text:p>1.16%</text:p>
          </table:table-cell>
          <table:table-cell table:formula="of:=([.J170]-[.D170])/[.D170]" office:value-type="percentage" office:value="0.0124746156077749" calcext:value-type="percentage">
            <text:p>1.25%</text:p>
          </table:table-cell>
          <table:table-cell table:formula="of:=([.J170]-[.E170])/[.E170]" office:value-type="percentage" office:value="0.0113010721529991" calcext:value-type="percentage">
            <text:p>1.13%</text:p>
          </table:table-cell>
          <table:table-cell table:formula="of:=([.J170]-[.F170])/[.F170]" office:value-type="percentage" office:value="0.0107153200115841" calcext:value-type="percentage">
            <text:p>1.07%</text:p>
          </table:table-cell>
          <table:table-cell table:formula="of:=([.J170]-[.G170])/[.G170]" office:value-type="percentage" office:value="0.0136508858553587" calcext:value-type="percentage">
            <text:p>1.37%</text:p>
          </table:table-cell>
          <table:table-cell table:formula="of:=([.J170]-[.H170])/[.H170]" office:value-type="percentage" office:value="0.0136508858553587" calcext:value-type="percentage">
            <text:p>1.37%</text:p>
          </table:table-cell>
          <table:table-cell table:formula="of:=([.J170]-[.I170])/[.I170]" office:value-type="percentage" office:value="0.0177894429862934" calcext:value-type="percentage">
            <text:p>1.78%</text:p>
          </table:table-cell>
        </table:table-row>
        <table:table-row table:style-name="ro1">
          <table:table-cell office:value-type="float" office:value="383.6" calcext:value-type="float">
            <text:p>383.6</text:p>
          </table:table-cell>
          <table:table-cell office:value-type="float" office:value="382.9" calcext:value-type="float">
            <text:p>382.9</text:p>
          </table:table-cell>
          <table:table-cell office:value-type="float" office:value="382.3" calcext:value-type="float">
            <text:p>382.3</text:p>
          </table:table-cell>
          <table:table-cell office:value-type="float" office:value="383.5" calcext:value-type="float">
            <text:p>383.5</text:p>
          </table:table-cell>
          <table:table-cell office:value-type="float" office:value="382.7" calcext:value-type="float">
            <text:p>382.7</text:p>
          </table:table-cell>
          <table:table-cell office:value-type="float" office:value="383.5" calcext:value-type="float">
            <text:p>383.5</text:p>
          </table:table-cell>
          <table:table-cell table:number-columns-repeated="2" office:value-type="float" office:value="384.2" calcext:value-type="float">
            <text:p>384.2</text:p>
          </table:table-cell>
          <table:table-cell office:value-type="float" office:value="384.1" calcext:value-type="float">
            <text:p>384.1</text:p>
          </table:table-cell>
          <table:table-cell table:style-name="Default" office:value-type="float" office:value="389" calcext:value-type="float">
            <text:p>389</text:p>
          </table:table-cell>
          <table:table-cell table:formula="of:=([.J171]-[.A171])/[.A171]" office:value-type="percentage" office:value="0.0140771637122001" calcext:value-type="percentage">
            <text:p>1.41%</text:p>
          </table:table-cell>
          <table:table-cell table:formula="of:=([.J171]-[.B171])/[.B171]" office:value-type="percentage" office:value="0.0159310524941239" calcext:value-type="percentage">
            <text:p>1.59%</text:p>
          </table:table-cell>
          <table:table-cell table:formula="of:=([.J171]-[.C171])/[.C171]" office:value-type="percentage" office:value="0.0175255035312581" calcext:value-type="percentage">
            <text:p>1.75%</text:p>
          </table:table-cell>
          <table:table-cell table:formula="of:=([.J171]-[.D171])/[.D171]" office:value-type="percentage" office:value="0.0143415906127771" calcext:value-type="percentage">
            <text:p>1.43%</text:p>
          </table:table-cell>
          <table:table-cell table:formula="of:=([.J171]-[.E171])/[.E171]" office:value-type="percentage" office:value="0.0164619806637053" calcext:value-type="percentage">
            <text:p>1.65%</text:p>
          </table:table-cell>
          <table:table-cell table:formula="of:=([.J171]-[.F171])/[.F171]" office:value-type="percentage" office:value="0.0143415906127771" calcext:value-type="percentage">
            <text:p>1.43%</text:p>
          </table:table-cell>
          <table:table-cell table:formula="of:=([.J171]-[.G171])/[.G171]" office:value-type="percentage" office:value="0.0124934929724102" calcext:value-type="percentage">
            <text:p>1.25%</text:p>
          </table:table-cell>
          <table:table-cell table:formula="of:=([.J171]-[.H171])/[.H171]" office:value-type="percentage" office:value="0.0124934929724102" calcext:value-type="percentage">
            <text:p>1.25%</text:p>
          </table:table-cell>
          <table:table-cell table:formula="of:=([.J171]-[.I171])/[.I171]" office:value-type="percentage" office:value="0.0127570945066388" calcext:value-type="percentage">
            <text:p>1.28%</text:p>
          </table:table-cell>
        </table:table-row>
        <table:table-row table:style-name="ro1">
          <table:table-cell office:value-type="float" office:value="368.3" calcext:value-type="float">
            <text:p>368.3</text:p>
          </table:table-cell>
          <table:table-cell office:value-type="float" office:value="369.4" calcext:value-type="float">
            <text:p>369.4</text:p>
          </table:table-cell>
          <table:table-cell office:value-type="float" office:value="370" calcext:value-type="float">
            <text:p>370</text:p>
          </table:table-cell>
          <table:table-cell office:value-type="float" office:value="369.8" calcext:value-type="float">
            <text:p>369.8</text:p>
          </table:table-cell>
          <table:table-cell office:value-type="float" office:value="370" calcext:value-type="float">
            <text:p>370</text:p>
          </table:table-cell>
          <table:table-cell office:value-type="float" office:value="370.5" calcext:value-type="float">
            <text:p>370.5</text:p>
          </table:table-cell>
          <table:table-cell office:value-type="float" office:value="370.9" calcext:value-type="float">
            <text:p>370.9</text:p>
          </table:table-cell>
          <table:table-cell office:value-type="float" office:value="370.2" calcext:value-type="float">
            <text:p>370.2</text:p>
          </table:table-cell>
          <table:table-cell office:value-type="float" office:value="368.3" calcext:value-type="float">
            <text:p>368.3</text:p>
          </table:table-cell>
          <table:table-cell table:style-name="Default" office:value-type="float" office:value="375" calcext:value-type="float">
            <text:p>375</text:p>
          </table:table-cell>
          <table:table-cell table:formula="of:=([.J172]-[.A172])/[.A172]" office:value-type="percentage" office:value="0.0181916915557969" calcext:value-type="percentage">
            <text:p>1.82%</text:p>
          </table:table-cell>
          <table:table-cell table:formula="of:=([.J172]-[.B172])/[.B172]" office:value-type="percentage" office:value="0.0151597184623715" calcext:value-type="percentage">
            <text:p>1.52%</text:p>
          </table:table-cell>
          <table:table-cell table:formula="of:=([.J172]-[.C172])/[.C172]" office:value-type="percentage" office:value="0.0135135135135135" calcext:value-type="percentage">
            <text:p>1.35%</text:p>
          </table:table-cell>
          <table:table-cell table:formula="of:=([.J172]-[.D172])/[.D172]" office:value-type="percentage" office:value="0.0140616549486208" calcext:value-type="percentage">
            <text:p>1.41%</text:p>
          </table:table-cell>
          <table:table-cell table:formula="of:=([.J172]-[.E172])/[.E172]" office:value-type="percentage" office:value="0.0135135135135135" calcext:value-type="percentage">
            <text:p>1.35%</text:p>
          </table:table-cell>
          <table:table-cell table:formula="of:=([.J172]-[.F172])/[.F172]" office:value-type="percentage" office:value="0.0121457489878543" calcext:value-type="percentage">
            <text:p>1.21%</text:p>
          </table:table-cell>
          <table:table-cell table:formula="of:=([.J172]-[.G172])/[.G172]" office:value-type="percentage" office:value="0.0110541925047183" calcext:value-type="percentage">
            <text:p>1.11%</text:p>
          </table:table-cell>
          <table:table-cell table:formula="of:=([.J172]-[.H172])/[.H172]" office:value-type="percentage" office:value="0.0129659643435981" calcext:value-type="percentage">
            <text:p>1.30%</text:p>
          </table:table-cell>
          <table:table-cell table:formula="of:=([.J172]-[.I172])/[.I172]" office:value-type="percentage" office:value="0.0181916915557969" calcext:value-type="percentage">
            <text:p>1.82%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7.8" calcext:value-type="float">
            <text:p>387.8</text:p>
          </table:table-cell>
          <table:table-cell office:value-type="float" office:value="387.5" calcext:value-type="float">
            <text:p>387.5</text:p>
          </table:table-cell>
          <table:table-cell office:value-type="float" office:value="387.1" calcext:value-type="float">
            <text:p>387.1</text:p>
          </table:table-cell>
          <table:table-cell office:value-type="float" office:value="387.5" calcext:value-type="float">
            <text:p>387.5</text:p>
          </table:table-cell>
          <table:table-cell office:value-type="float" office:value="388" calcext:value-type="float">
            <text:p>388</text:p>
          </table:table-cell>
          <table:table-cell office:value-type="float" office:value="387.6" calcext:value-type="float">
            <text:p>387.6</text:p>
          </table:table-cell>
          <table:table-cell office:value-type="float" office:value="388.2" calcext:value-type="float">
            <text:p>388.2</text:p>
          </table:table-cell>
          <table:table-cell office:value-type="float" office:value="386.7" calcext:value-type="float">
            <text:p>386.7</text:p>
          </table:table-cell>
          <table:table-cell office:value-type="float" office:value="393" calcext:value-type="float">
            <text:p>393</text:p>
          </table:table-cell>
          <table:table-cell table:formula="of:=([.J173]-[.A173])/[.A173]" office:value-type="percentage" office:value="0.0181347150259067" calcext:value-type="percentage">
            <text:p>1.81%</text:p>
          </table:table-cell>
          <table:table-cell table:formula="of:=([.J173]-[.B173])/[.B173]" office:value-type="percentage" office:value="0.0134089736977823" calcext:value-type="percentage">
            <text:p>1.34%</text:p>
          </table:table-cell>
          <table:table-cell table:formula="of:=([.J173]-[.C173])/[.C173]" office:value-type="percentage" office:value="0.0141935483870968" calcext:value-type="percentage">
            <text:p>1.42%</text:p>
          </table:table-cell>
          <table:table-cell table:formula="of:=([.J173]-[.D173])/[.D173]" office:value-type="percentage" office:value="0.0152415396538362" calcext:value-type="percentage">
            <text:p>1.52%</text:p>
          </table:table-cell>
          <table:table-cell table:formula="of:=([.J173]-[.E173])/[.E173]" office:value-type="percentage" office:value="0.0141935483870968" calcext:value-type="percentage">
            <text:p>1.42%</text:p>
          </table:table-cell>
          <table:table-cell table:formula="of:=([.J173]-[.F173])/[.F173]" office:value-type="percentage" office:value="0.0128865979381443" calcext:value-type="percentage">
            <text:p>1.29%</text:p>
          </table:table-cell>
          <table:table-cell table:formula="of:=([.J173]-[.G173])/[.G173]" office:value-type="percentage" office:value="0.0139318885448916" calcext:value-type="percentage">
            <text:p>1.39%</text:p>
          </table:table-cell>
          <table:table-cell table:formula="of:=([.J173]-[.H173])/[.H173]" office:value-type="percentage" office:value="0.0123647604327666" calcext:value-type="percentage">
            <text:p>1.24%</text:p>
          </table:table-cell>
          <table:table-cell table:formula="of:=([.J173]-[.I173])/[.I173]" office:value-type="percentage" office:value="0.0162916989914663" calcext:value-type="percentage">
            <text:p>1.63%</text:p>
          </table:table-cell>
        </table:table-row>
        <table:table-row table:style-name="ro1">
          <table:table-cell office:value-type="float" office:value="380.9" calcext:value-type="float">
            <text:p>380.9</text:p>
          </table:table-cell>
          <table:table-cell office:value-type="float" office:value="381.9" calcext:value-type="float">
            <text:p>381.9</text:p>
          </table:table-cell>
          <table:table-cell office:value-type="float" office:value="381.2" calcext:value-type="float">
            <text:p>381.2</text:p>
          </table:table-cell>
          <table:table-cell table:number-columns-repeated="2" office:value-type="float" office:value="382.8" calcext:value-type="float">
            <text:p>382.8</text:p>
          </table:table-cell>
          <table:table-cell office:value-type="float" office:value="382.7" calcext:value-type="float">
            <text:p>382.7</text:p>
          </table:table-cell>
          <table:table-cell office:value-type="float" office:value="383.4" calcext:value-type="float">
            <text:p>383.4</text:p>
          </table:table-cell>
          <table:table-cell office:value-type="float" office:value="383.9" calcext:value-type="float">
            <text:p>383.9</text:p>
          </table:table-cell>
          <table:table-cell office:value-type="float" office:value="383.3" calcext:value-type="float">
            <text:p>383.3</text:p>
          </table:table-cell>
          <table:table-cell office:value-type="float" office:value="394" calcext:value-type="float">
            <text:p>394</text:p>
          </table:table-cell>
          <table:table-cell table:formula="of:=([.J174]-[.A174])/[.A174]" office:value-type="percentage" office:value="0.0343922289314781" calcext:value-type="percentage">
            <text:p>3.44%</text:p>
          </table:table-cell>
          <table:table-cell table:formula="of:=([.J174]-[.B174])/[.B174]" office:value-type="percentage" office:value="0.0316836868290129" calcext:value-type="percentage">
            <text:p>3.17%</text:p>
          </table:table-cell>
          <table:table-cell table:formula="of:=([.J174]-[.C174])/[.C174]" office:value-type="percentage" office:value="0.0335781741867786" calcext:value-type="percentage">
            <text:p>3.36%</text:p>
          </table:table-cell>
          <table:table-cell table:formula="of:=([.J174]-[.D174])/[.D174]" office:value-type="percentage" office:value="0.0292580982236154" calcext:value-type="percentage">
            <text:p>2.93%</text:p>
          </table:table-cell>
          <table:table-cell table:formula="of:=([.J174]-[.E174])/[.E174]" office:value-type="percentage" office:value="0.0292580982236154" calcext:value-type="percentage">
            <text:p>2.93%</text:p>
          </table:table-cell>
          <table:table-cell table:formula="of:=([.J174]-[.F174])/[.F174]" office:value-type="percentage" office:value="0.029527044682519" calcext:value-type="percentage">
            <text:p>2.95%</text:p>
          </table:table-cell>
          <table:table-cell table:formula="of:=([.J174]-[.G174])/[.G174]" office:value-type="percentage" office:value="0.0276473656755347" calcext:value-type="percentage">
            <text:p>2.76%</text:p>
          </table:table-cell>
          <table:table-cell table:formula="of:=([.J174]-[.H174])/[.H174]" office:value-type="percentage" office:value="0.0263089346183903" calcext:value-type="percentage">
            <text:p>2.63%</text:p>
          </table:table-cell>
          <table:table-cell table:formula="of:=([.J174]-[.I174])/[.I174]" office:value-type="percentage" office:value="0.0279154709105139" calcext:value-type="percentage">
            <text:p>2.79%</text:p>
          </table:table-cell>
        </table:table-row>
        <table:table-row table:style-name="ro1">
          <table:table-cell office:value-type="float" office:value="381.5" calcext:value-type="float">
            <text:p>381.5</text:p>
          </table:table-cell>
          <table:table-cell office:value-type="float" office:value="382.3" calcext:value-type="float">
            <text:p>382.3</text:p>
          </table:table-cell>
          <table:table-cell office:value-type="float" office:value="383" calcext:value-type="float">
            <text:p>383</text:p>
          </table:table-cell>
          <table:table-cell office:value-type="float" office:value="383.3" calcext:value-type="float">
            <text:p>383.3</text:p>
          </table:table-cell>
          <table:table-cell office:value-type="float" office:value="383.2" calcext:value-type="float">
            <text:p>383.2</text:p>
          </table:table-cell>
          <table:table-cell office:value-type="float" office:value="384.1" calcext:value-type="float">
            <text:p>384.1</text:p>
          </table:table-cell>
          <table:table-cell office:value-type="float" office:value="384.5" calcext:value-type="float">
            <text:p>384.5</text:p>
          </table:table-cell>
          <table:table-cell office:value-type="float" office:value="384.7" calcext:value-type="float">
            <text:p>384.7</text:p>
          </table:table-cell>
          <table:table-cell office:value-type="float" office:value="384.3" calcext:value-type="float">
            <text:p>384.3</text:p>
          </table:table-cell>
          <table:table-cell office:value-type="float" office:value="396" calcext:value-type="float">
            <text:p>396</text:p>
          </table:table-cell>
          <table:table-cell table:formula="of:=([.J175]-[.A175])/[.A175]" office:value-type="percentage" office:value="0.0380078636959371" calcext:value-type="percentage">
            <text:p>3.80%</text:p>
          </table:table-cell>
          <table:table-cell table:formula="of:=([.J175]-[.B175])/[.B175]" office:value-type="percentage" office:value="0.0358357311012294" calcext:value-type="percentage">
            <text:p>3.58%</text:p>
          </table:table-cell>
          <table:table-cell table:formula="of:=([.J175]-[.C175])/[.C175]" office:value-type="percentage" office:value="0.0339425587467363" calcext:value-type="percentage">
            <text:p>3.39%</text:p>
          </table:table-cell>
          <table:table-cell table:formula="of:=([.J175]-[.D175])/[.D175]" office:value-type="percentage" office:value="0.0331333159405165" calcext:value-type="percentage">
            <text:p>3.31%</text:p>
          </table:table-cell>
          <table:table-cell table:formula="of:=([.J175]-[.E175])/[.E175]" office:value-type="percentage" office:value="0.0334029227557412" calcext:value-type="percentage">
            <text:p>3.34%</text:p>
          </table:table-cell>
          <table:table-cell table:formula="of:=([.J175]-[.F175])/[.F175]" office:value-type="percentage" office:value="0.0309815152304087" calcext:value-type="percentage">
            <text:p>3.10%</text:p>
          </table:table-cell>
          <table:table-cell table:formula="of:=([.J175]-[.G175])/[.G175]" office:value-type="percentage" office:value="0.0299089726918075" calcext:value-type="percentage">
            <text:p>2.99%</text:p>
          </table:table-cell>
          <table:table-cell table:formula="of:=([.J175]-[.H175])/[.H175]" office:value-type="percentage" office:value="0.0293735378216793" calcext:value-type="percentage">
            <text:p>2.94%</text:p>
          </table:table-cell>
          <table:table-cell table:formula="of:=([.J175]-[.I175])/[.I175]" office:value-type="percentage" office:value="0.0304449648711943" calcext:value-type="percentage">
            <text:p>3.04%</text:p>
          </table:table-cell>
        </table:table-row>
        <table:table-row table:style-name="ro1">
          <table:table-cell office:value-type="float" office:value="382.3" calcext:value-type="float">
            <text:p>382.3</text:p>
          </table:table-cell>
          <table:table-cell office:value-type="float" office:value="382.7" calcext:value-type="float">
            <text:p>382.7</text:p>
          </table:table-cell>
          <table:table-cell office:value-type="float" office:value="383" calcext:value-type="float">
            <text:p>383</text:p>
          </table:table-cell>
          <table:table-cell office:value-type="float" office:value="383.4" calcext:value-type="float">
            <text:p>383.4</text:p>
          </table:table-cell>
          <table:table-cell office:value-type="float" office:value="382.8" calcext:value-type="float">
            <text:p>382.8</text:p>
          </table:table-cell>
          <table:table-cell office:value-type="float" office:value="384" calcext:value-type="float">
            <text:p>384</text:p>
          </table:table-cell>
          <table:table-cell office:value-type="float" office:value="384.5" calcext:value-type="float">
            <text:p>384.5</text:p>
          </table:table-cell>
          <table:table-cell office:value-type="float" office:value="384.7" calcext:value-type="float">
            <text:p>384.7</text:p>
          </table:table-cell>
          <table:table-cell office:value-type="float" office:value="383.3" calcext:value-type="float">
            <text:p>383.3</text:p>
          </table:table-cell>
          <table:table-cell office:value-type="float" office:value="391" calcext:value-type="float">
            <text:p>391</text:p>
          </table:table-cell>
          <table:table-cell table:formula="of:=([.J176]-[.A176])/[.A176]" office:value-type="percentage" office:value="0.0227569971226785" calcext:value-type="percentage">
            <text:p>2.28%</text:p>
          </table:table-cell>
          <table:table-cell table:formula="of:=([.J176]-[.B176])/[.B176]" office:value-type="percentage" office:value="0.0216880062712308" calcext:value-type="percentage">
            <text:p>2.17%</text:p>
          </table:table-cell>
          <table:table-cell table:formula="of:=([.J176]-[.C176])/[.C176]" office:value-type="percentage" office:value="0.02088772845953" calcext:value-type="percentage">
            <text:p>2.09%</text:p>
          </table:table-cell>
          <table:table-cell table:formula="of:=([.J176]-[.D176])/[.D176]" office:value-type="percentage" office:value="0.0198226395409495" calcext:value-type="percentage">
            <text:p>1.98%</text:p>
          </table:table-cell>
          <table:table-cell table:formula="of:=([.J176]-[.E176])/[.E176]" office:value-type="percentage" office:value="0.0214211076280041" calcext:value-type="percentage">
            <text:p>2.14%</text:p>
          </table:table-cell>
          <table:table-cell table:formula="of:=([.J176]-[.F176])/[.F176]" office:value-type="percentage" office:value="0.0182291666666667" calcext:value-type="percentage">
            <text:p>1.82%</text:p>
          </table:table-cell>
          <table:table-cell table:formula="of:=([.J176]-[.G176])/[.G176]" office:value-type="percentage" office:value="0.0169050715214564" calcext:value-type="percentage">
            <text:p>1.69%</text:p>
          </table:table-cell>
          <table:table-cell table:formula="of:=([.J176]-[.H176])/[.H176]" office:value-type="percentage" office:value="0.0163763971926177" calcext:value-type="percentage">
            <text:p>1.64%</text:p>
          </table:table-cell>
          <table:table-cell table:formula="of:=([.J176]-[.I176])/[.I176]" office:value-type="percentage" office:value="0.02008870336551" calcext:value-type="percentage">
            <text:p>2.01%</text:p>
          </table:table-cell>
        </table:table-row>
        <table:table-row table:style-name="ro1">
          <table:table-cell office:value-type="float" office:value="382.1" calcext:value-type="float">
            <text:p>382.1</text:p>
          </table:table-cell>
          <table:table-cell table:number-columns-repeated="2" office:value-type="float" office:value="382.8" calcext:value-type="float">
            <text:p>382.8</text:p>
          </table:table-cell>
          <table:table-cell office:value-type="float" office:value="382.9" calcext:value-type="float">
            <text:p>382.9</text:p>
          </table:table-cell>
          <table:table-cell office:value-type="float" office:value="382.8" calcext:value-type="float">
            <text:p>382.8</text:p>
          </table:table-cell>
          <table:table-cell office:value-type="float" office:value="383.5" calcext:value-type="float">
            <text:p>383.5</text:p>
          </table:table-cell>
          <table:table-cell office:value-type="float" office:value="384" calcext:value-type="float">
            <text:p>384</text:p>
          </table:table-cell>
          <table:table-cell office:value-type="float" office:value="384.4" calcext:value-type="float">
            <text:p>384.4</text:p>
          </table:table-cell>
          <table:table-cell office:value-type="float" office:value="382.7" calcext:value-type="float">
            <text:p>382.7</text:p>
          </table:table-cell>
          <table:table-cell table:style-name="Default" office:value-type="float" office:value="391" calcext:value-type="float">
            <text:p>391</text:p>
          </table:table-cell>
          <table:table-cell table:formula="of:=([.J177]-[.A177])/[.A177]" office:value-type="percentage" office:value="0.0232923318503009" calcext:value-type="percentage">
            <text:p>2.33%</text:p>
          </table:table-cell>
          <table:table-cell table:formula="of:=([.J177]-[.B177])/[.B177]" office:value-type="percentage" office:value="0.0214211076280041" calcext:value-type="percentage">
            <text:p>2.14%</text:p>
          </table:table-cell>
          <table:table-cell table:formula="of:=([.J177]-[.C177])/[.C177]" office:value-type="percentage" office:value="0.0214211076280041" calcext:value-type="percentage">
            <text:p>2.14%</text:p>
          </table:table-cell>
          <table:table-cell table:formula="of:=([.J177]-[.D177])/[.D177]" office:value-type="percentage" office:value="0.0211543483938366" calcext:value-type="percentage">
            <text:p>2.12%</text:p>
          </table:table-cell>
          <table:table-cell table:formula="of:=([.J177]-[.E177])/[.E177]" office:value-type="percentage" office:value="0.0214211076280041" calcext:value-type="percentage">
            <text:p>2.14%</text:p>
          </table:table-cell>
          <table:table-cell table:formula="of:=([.J177]-[.F177])/[.F177]" office:value-type="percentage" office:value="0.0195567144719687" calcext:value-type="percentage">
            <text:p>1.96%</text:p>
          </table:table-cell>
          <table:table-cell table:formula="of:=([.J177]-[.G177])/[.G177]" office:value-type="percentage" office:value="0.0182291666666667" calcext:value-type="percentage">
            <text:p>1.82%</text:p>
          </table:table-cell>
          <table:table-cell table:formula="of:=([.J177]-[.H177])/[.H177]" office:value-type="percentage" office:value="0.0171696149843913" calcext:value-type="percentage">
            <text:p>1.72%</text:p>
          </table:table-cell>
          <table:table-cell table:formula="of:=([.J177]-[.I177])/[.I177]" office:value-type="percentage" office:value="0.0216880062712308" calcext:value-type="percentage">
            <text:p>2.17%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9.5" calcext:value-type="float">
            <text:p>349.5</text:p>
          </table:table-cell>
          <table:table-cell office:value-type="float" office:value="348.9" calcext:value-type="float">
            <text:p>348.9</text:p>
          </table:table-cell>
          <table:table-cell office:value-type="float" office:value="349.5" calcext:value-type="float">
            <text:p>349.5</text:p>
          </table:table-cell>
          <table:table-cell office:value-type="float" office:value="349.8" calcext:value-type="float">
            <text:p>349.8</text:p>
          </table:table-cell>
          <table:table-cell office:value-type="float" office:value="349.2" calcext:value-type="float">
            <text:p>349.2</text:p>
          </table:table-cell>
          <table:table-cell office:value-type="float" office:value="349.7" calcext:value-type="float">
            <text:p>349.7</text:p>
          </table:table-cell>
          <table:table-cell office:value-type="float" office:value="349.9" calcext:value-type="float">
            <text:p>349.9</text:p>
          </table:table-cell>
          <table:table-cell office:value-type="float" office:value="348.1" calcext:value-type="float">
            <text:p>348.1</text:p>
          </table:table-cell>
          <table:table-cell table:style-name="Default" office:value-type="float" office:value="355" calcext:value-type="float">
            <text:p>355</text:p>
          </table:table-cell>
          <table:table-cell table:formula="of:=([.J178]-[.A178])/[.A178]" office:value-type="percentage" office:value="0.0201149425287356" calcext:value-type="percentage">
            <text:p>2.01%</text:p>
          </table:table-cell>
          <table:table-cell table:formula="of:=([.J178]-[.B178])/[.B178]" office:value-type="percentage" office:value="0.0157367668097282" calcext:value-type="percentage">
            <text:p>1.57%</text:p>
          </table:table-cell>
          <table:table-cell table:formula="of:=([.J178]-[.C178])/[.C178]" office:value-type="percentage" office:value="0.0174835196331328" calcext:value-type="percentage">
            <text:p>1.75%</text:p>
          </table:table-cell>
          <table:table-cell table:formula="of:=([.J178]-[.D178])/[.D178]" office:value-type="percentage" office:value="0.0157367668097282" calcext:value-type="percentage">
            <text:p>1.57%</text:p>
          </table:table-cell>
          <table:table-cell table:formula="of:=([.J178]-[.E178])/[.E178]" office:value-type="percentage" office:value="0.0148656375071469" calcext:value-type="percentage">
            <text:p>1.49%</text:p>
          </table:table-cell>
          <table:table-cell table:formula="of:=([.J178]-[.F178])/[.F178]" office:value-type="percentage" office:value="0.0166093928980527" calcext:value-type="percentage">
            <text:p>1.66%</text:p>
          </table:table-cell>
          <table:table-cell table:formula="of:=([.J178]-[.G178])/[.G178]" office:value-type="percentage" office:value="0.0151558478696026" calcext:value-type="percentage">
            <text:p>1.52%</text:p>
          </table:table-cell>
          <table:table-cell table:formula="of:=([.J178]-[.H178])/[.H178]" office:value-type="percentage" office:value="0.0145755930265791" calcext:value-type="percentage">
            <text:p>1.46%</text:p>
          </table:table-cell>
          <table:table-cell table:formula="of:=([.J178]-[.I178])/[.I178]" office:value-type="percentage" office:value="0.0198218902614191" calcext:value-type="percentage">
            <text:p>1.98%</text:p>
          </table:table-cell>
        </table:table-row>
        <table:table-row table:style-name="ro1">
          <table:table-cell office:value-type="float" office:value="396.3" calcext:value-type="float">
            <text:p>396.3</text:p>
          </table:table-cell>
          <table:table-cell office:value-type="float" office:value="396" calcext:value-type="float">
            <text:p>396</text:p>
          </table:table-cell>
          <table:table-cell office:value-type="float" office:value="395.9" calcext:value-type="float">
            <text:p>395.9</text:p>
          </table:table-cell>
          <table:table-cell office:value-type="float" office:value="396" calcext:value-type="float">
            <text:p>396</text:p>
          </table:table-cell>
          <table:table-cell office:value-type="float" office:value="396.6" calcext:value-type="float">
            <text:p>396.6</text:p>
          </table:table-cell>
          <table:table-cell office:value-type="float" office:value="396.5" calcext:value-type="float">
            <text:p>396.5</text:p>
          </table:table-cell>
          <table:table-cell office:value-type="float" office:value="396.3" calcext:value-type="float">
            <text:p>396.3</text:p>
          </table:table-cell>
          <table:table-cell office:value-type="float" office:value="397.2" calcext:value-type="float">
            <text:p>397.2</text:p>
          </table:table-cell>
          <table:table-cell office:value-type="float" office:value="396.5" calcext:value-type="float">
            <text:p>396.5</text:p>
          </table:table-cell>
          <table:table-cell table:style-name="Default" office:value-type="float" office:value="403" calcext:value-type="float">
            <text:p>403</text:p>
          </table:table-cell>
          <table:table-cell table:formula="of:=([.J179]-[.A179])/[.A179]" office:value-type="percentage" office:value="0.0169063840524855" calcext:value-type="percentage">
            <text:p>1.69%</text:p>
          </table:table-cell>
          <table:table-cell table:formula="of:=([.J179]-[.B179])/[.B179]" office:value-type="percentage" office:value="0.0176767676767677" calcext:value-type="percentage">
            <text:p>1.77%</text:p>
          </table:table-cell>
          <table:table-cell table:formula="of:=([.J179]-[.C179])/[.C179]" office:value-type="percentage" office:value="0.0179338216721395" calcext:value-type="percentage">
            <text:p>1.79%</text:p>
          </table:table-cell>
          <table:table-cell table:formula="of:=([.J179]-[.D179])/[.D179]" office:value-type="percentage" office:value="0.0176767676767677" calcext:value-type="percentage">
            <text:p>1.77%</text:p>
          </table:table-cell>
          <table:table-cell table:formula="of:=([.J179]-[.E179])/[.E179]" office:value-type="percentage" office:value="0.016137165910237" calcext:value-type="percentage">
            <text:p>1.61%</text:p>
          </table:table-cell>
          <table:table-cell table:formula="of:=([.J179]-[.F179])/[.F179]" office:value-type="percentage" office:value="0.0163934426229508" calcext:value-type="percentage">
            <text:p>1.64%</text:p>
          </table:table-cell>
          <table:table-cell table:formula="of:=([.J179]-[.G179])/[.G179]" office:value-type="percentage" office:value="0.0169063840524855" calcext:value-type="percentage">
            <text:p>1.69%</text:p>
          </table:table-cell>
          <table:table-cell table:formula="of:=([.J179]-[.H179])/[.H179]" office:value-type="percentage" office:value="0.0146022155085599" calcext:value-type="percentage">
            <text:p>1.46%</text:p>
          </table:table-cell>
          <table:table-cell table:formula="of:=([.J179]-[.I179])/[.I179]" office:value-type="percentage" office:value="0.0163934426229508" calcext:value-type="percentage">
            <text:p>1.64%</text:p>
          </table:table-cell>
        </table:table-row>
        <table:table-row table:style-name="ro1">
          <table:table-cell office:value-type="float" office:value="347.3" calcext:value-type="float">
            <text:p>347.3</text:p>
          </table:table-cell>
          <table:table-cell office:value-type="float" office:value="348.9" calcext:value-type="float">
            <text:p>348.9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348.9" calcext:value-type="float">
            <text:p>348.9</text:p>
          </table:table-cell>
          <table:table-cell office:value-type="float" office:value="348.5" calcext:value-type="float">
            <text:p>348.5</text:p>
          </table:table-cell>
          <table:table-cell office:value-type="float" office:value="349" calcext:value-type="float">
            <text:p>349</text:p>
          </table:table-cell>
          <table:table-cell office:value-type="float" office:value="348.4" calcext:value-type="float">
            <text:p>348.4</text:p>
          </table:table-cell>
          <table:table-cell office:value-type="float" office:value="347.3" calcext:value-type="float">
            <text:p>347.3</text:p>
          </table:table-cell>
          <table:table-cell table:style-name="Default" office:value-type="float" office:value="353" calcext:value-type="float">
            <text:p>353</text:p>
          </table:table-cell>
          <table:table-cell table:formula="of:=([.J180]-[.A180])/[.A180]" office:value-type="percentage" office:value="0.0164123236395047" calcext:value-type="percentage">
            <text:p>1.64%</text:p>
          </table:table-cell>
          <table:table-cell table:formula="of:=([.J180]-[.B180])/[.B180]" office:value-type="percentage" office:value="0.0117512181140729" calcext:value-type="percentage">
            <text:p>1.18%</text:p>
          </table:table-cell>
          <table:table-cell table:formula="of:=([.J180]-[.C180])/[.C180]" office:value-type="percentage" office:value="0.014367816091954" calcext:value-type="percentage">
            <text:p>1.44%</text:p>
          </table:table-cell>
          <table:table-cell table:formula="of:=([.J180]-[.D180])/[.D180]" office:value-type="percentage" office:value="0.0117512181140729" calcext:value-type="percentage">
            <text:p>1.18%</text:p>
          </table:table-cell>
          <table:table-cell table:formula="of:=([.J180]-[.E180])/[.E180]" office:value-type="percentage" office:value="0.0117512181140729" calcext:value-type="percentage">
            <text:p>1.18%</text:p>
          </table:table-cell>
          <table:table-cell table:formula="of:=([.J180]-[.F180])/[.F180]" office:value-type="percentage" office:value="0.0129124820659971" calcext:value-type="percentage">
            <text:p>1.29%</text:p>
          </table:table-cell>
          <table:table-cell table:formula="of:=([.J180]-[.G180])/[.G180]" office:value-type="percentage" office:value="0.0114613180515759" calcext:value-type="percentage">
            <text:p>1.15%</text:p>
          </table:table-cell>
          <table:table-cell table:formula="of:=([.J180]-[.H180])/[.H180]" office:value-type="percentage" office:value="0.0132032146957521" calcext:value-type="percentage">
            <text:p>1.32%</text:p>
          </table:table-cell>
          <table:table-cell table:formula="of:=([.J180]-[.I180])/[.I180]" office:value-type="percentage" office:value="0.0164123236395047" calcext:value-type="percentage">
            <text:p>1.64%</text:p>
          </table:table-cell>
        </table:table-row>
        <table:table-row table:style-name="ro1">
          <table:table-cell office:value-type="float" office:value="395.8" calcext:value-type="float">
            <text:p>395.8</text:p>
          </table:table-cell>
          <table:table-cell office:value-type="float" office:value="397.1" calcext:value-type="float">
            <text:p>397.1</text:p>
          </table:table-cell>
          <table:table-cell office:value-type="float" office:value="396.5" calcext:value-type="float">
            <text:p>396.5</text:p>
          </table:table-cell>
          <table:table-cell office:value-type="float" office:value="397.6" calcext:value-type="float">
            <text:p>397.6</text:p>
          </table:table-cell>
          <table:table-cell office:value-type="float" office:value="395.9" calcext:value-type="float">
            <text:p>395.9</text:p>
          </table:table-cell>
          <table:table-cell office:value-type="float" office:value="397.3" calcext:value-type="float">
            <text:p>397.3</text:p>
          </table:table-cell>
          <table:table-cell office:value-type="float" office:value="397.9" calcext:value-type="float">
            <text:p>397.9</text:p>
          </table:table-cell>
          <table:table-cell office:value-type="float" office:value="398.9" calcext:value-type="float">
            <text:p>398.9</text:p>
          </table:table-cell>
          <table:table-cell office:value-type="float" office:value="397.9" calcext:value-type="float">
            <text:p>397.9</text:p>
          </table:table-cell>
          <table:table-cell table:style-name="Default" office:value-type="float" office:value="406" calcext:value-type="float">
            <text:p>406</text:p>
          </table:table-cell>
          <table:table-cell table:formula="of:=([.J181]-[.A181])/[.A181]" office:value-type="percentage" office:value="0.0257705912076806" calcext:value-type="percentage">
            <text:p>2.58%</text:p>
          </table:table-cell>
          <table:table-cell table:formula="of:=([.J181]-[.B181])/[.B181]" office:value-type="percentage" office:value="0.0224124905565348" calcext:value-type="percentage">
            <text:p>2.24%</text:p>
          </table:table-cell>
          <table:table-cell table:formula="of:=([.J181]-[.C181])/[.C181]" office:value-type="percentage" office:value="0.0239596469104666" calcext:value-type="percentage">
            <text:p>2.40%</text:p>
          </table:table-cell>
          <table:table-cell table:formula="of:=([.J181]-[.D181])/[.D181]" office:value-type="percentage" office:value="0.0211267605633802" calcext:value-type="percentage">
            <text:p>2.11%</text:p>
          </table:table-cell>
          <table:table-cell table:formula="of:=([.J181]-[.E181])/[.E181]" office:value-type="percentage" office:value="0.0255114928012125" calcext:value-type="percentage">
            <text:p>2.55%</text:p>
          </table:table-cell>
          <table:table-cell table:formula="of:=([.J181]-[.F181])/[.F181]" office:value-type="percentage" office:value="0.0218978102189781" calcext:value-type="percentage">
            <text:p>2.19%</text:p>
          </table:table-cell>
          <table:table-cell table:formula="of:=([.J181]-[.G181])/[.G181]" office:value-type="percentage" office:value="0.0203568735863283" calcext:value-type="percentage">
            <text:p>2.04%</text:p>
          </table:table-cell>
          <table:table-cell table:formula="of:=([.J181]-[.H181])/[.H181]" office:value-type="percentage" office:value="0.0177989471045375" calcext:value-type="percentage">
            <text:p>1.78%</text:p>
          </table:table-cell>
          <table:table-cell table:formula="of:=([.J181]-[.I181])/[.I181]" office:value-type="percentage" office:value="0.0203568735863283" calcext:value-type="percentage">
            <text:p>2.04%</text:p>
          </table:table-cell>
        </table:table-row>
        <table:table-row table:style-name="ro1">
          <table:table-cell office:value-type="float" office:value="400.8" calcext:value-type="float">
            <text:p>400.8</text:p>
          </table:table-cell>
          <table:table-cell office:value-type="float" office:value="401.1" calcext:value-type="float">
            <text:p>401.1</text:p>
          </table:table-cell>
          <table:table-cell office:value-type="float" office:value="401.2" calcext:value-type="float">
            <text:p>401.2</text:p>
          </table:table-cell>
          <table:table-cell office:value-type="float" office:value="401" calcext:value-type="float">
            <text:p>401</text:p>
          </table:table-cell>
          <table:table-cell office:value-type="float" office:value="401.5" calcext:value-type="float">
            <text:p>401.5</text:p>
          </table:table-cell>
          <table:table-cell office:value-type="float" office:value="401.1" calcext:value-type="float">
            <text:p>401.1</text:p>
          </table:table-cell>
          <table:table-cell office:value-type="float" office:value="401.3" calcext:value-type="float">
            <text:p>401.3</text:p>
          </table:table-cell>
          <table:table-cell office:value-type="float" office:value="401.9" calcext:value-type="float">
            <text:p>401.9</text:p>
          </table:table-cell>
          <table:table-cell office:value-type="float" office:value="401.6" calcext:value-type="float">
            <text:p>401.6</text:p>
          </table:table-cell>
          <table:table-cell table:style-name="Default" office:value-type="float" office:value="406" calcext:value-type="float">
            <text:p>406</text:p>
          </table:table-cell>
          <table:table-cell table:formula="of:=([.J182]-[.A182])/[.A182]" office:value-type="percentage" office:value="0.0129740518962076" calcext:value-type="percentage">
            <text:p>1.30%</text:p>
          </table:table-cell>
          <table:table-cell table:formula="of:=([.J182]-[.B182])/[.B182]" office:value-type="percentage" office:value="0.0122164048865619" calcext:value-type="percentage">
            <text:p>1.22%</text:p>
          </table:table-cell>
          <table:table-cell table:formula="of:=([.J182]-[.C182])/[.C182]" office:value-type="percentage" office:value="0.0119641076769691" calcext:value-type="percentage">
            <text:p>1.20%</text:p>
          </table:table-cell>
          <table:table-cell table:formula="of:=([.J182]-[.D182])/[.D182]" office:value-type="percentage" office:value="0.0124688279301746" calcext:value-type="percentage">
            <text:p>1.25%</text:p>
          </table:table-cell>
          <table:table-cell table:formula="of:=([.J182]-[.E182])/[.E182]" office:value-type="percentage" office:value="0.0112079701120797" calcext:value-type="percentage">
            <text:p>1.12%</text:p>
          </table:table-cell>
          <table:table-cell table:formula="of:=([.J182]-[.F182])/[.F182]" office:value-type="percentage" office:value="0.0122164048865619" calcext:value-type="percentage">
            <text:p>1.22%</text:p>
          </table:table-cell>
          <table:table-cell table:formula="of:=([.J182]-[.G182])/[.G182]" office:value-type="percentage" office:value="0.0117119362073262" calcext:value-type="percentage">
            <text:p>1.17%</text:p>
          </table:table-cell>
          <table:table-cell table:formula="of:=([.J182]-[.H182])/[.H182]" office:value-type="percentage" office:value="0.0102015426723066" calcext:value-type="percentage">
            <text:p>1.02%</text:p>
          </table:table-cell>
          <table:table-cell table:formula="of:=([.J182]-[.I182])/[.I182]" office:value-type="percentage" office:value="0.0109561752988047" calcext:value-type="percentage">
            <text:p>1.10%</text:p>
          </table:table-cell>
        </table:table-row>
        <table:table-row table:style-name="ro1">
          <table:table-cell office:value-type="float" office:value="383.6" calcext:value-type="float">
            <text:p>383.6</text:p>
          </table:table-cell>
          <table:table-cell office:value-type="float" office:value="384.5" calcext:value-type="float">
            <text:p>384.5</text:p>
          </table:table-cell>
          <table:table-cell office:value-type="float" office:value="383.9" calcext:value-type="float">
            <text:p>383.9</text:p>
          </table:table-cell>
          <table:table-cell office:value-type="float" office:value="384.7" calcext:value-type="float">
            <text:p>384.7</text:p>
          </table:table-cell>
          <table:table-cell table:number-columns-repeated="2" office:value-type="float" office:value="384.8" calcext:value-type="float">
            <text:p>384.8</text:p>
          </table:table-cell>
          <table:table-cell office:value-type="float" office:value="385.9" calcext:value-type="float">
            <text:p>385.9</text:p>
          </table:table-cell>
          <table:table-cell office:value-type="float" office:value="385" calcext:value-type="float">
            <text:p>385</text:p>
          </table:table-cell>
          <table:table-cell office:value-type="float" office:value="383.9" calcext:value-type="float">
            <text:p>383.9</text:p>
          </table:table-cell>
          <table:table-cell table:style-name="Default" office:value-type="float" office:value="389" calcext:value-type="float">
            <text:p>389</text:p>
          </table:table-cell>
          <table:table-cell table:formula="of:=([.J183]-[.A183])/[.A183]" office:value-type="percentage" office:value="0.0140771637122001" calcext:value-type="percentage">
            <text:p>1.41%</text:p>
          </table:table-cell>
          <table:table-cell table:formula="of:=([.J183]-[.B183])/[.B183]" office:value-type="percentage" office:value="0.011703511053316" calcext:value-type="percentage">
            <text:p>1.17%</text:p>
          </table:table-cell>
          <table:table-cell table:formula="of:=([.J183]-[.C183])/[.C183]" office:value-type="percentage" office:value="0.0132847095597813" calcext:value-type="percentage">
            <text:p>1.33%</text:p>
          </table:table-cell>
          <table:table-cell table:formula="of:=([.J183]-[.D183])/[.D183]" office:value-type="percentage" office:value="0.011177540940993" calcext:value-type="percentage">
            <text:p>1.12%</text:p>
          </table:table-cell>
          <table:table-cell table:formula="of:=([.J183]-[.E183])/[.E183]" office:value-type="percentage" office:value="0.0109147609147609" calcext:value-type="percentage">
            <text:p>1.09%</text:p>
          </table:table-cell>
          <table:table-cell table:formula="of:=([.J183]-[.F183])/[.F183]" office:value-type="percentage" office:value="0.0109147609147609" calcext:value-type="percentage">
            <text:p>1.09%</text:p>
          </table:table-cell>
          <table:table-cell table:formula="of:=([.J183]-[.G183])/[.G183]" office:value-type="percentage" office:value="0.00803316921482255" calcext:value-type="percentage">
            <text:p>0.80%</text:p>
          </table:table-cell>
          <table:table-cell table:formula="of:=([.J183]-[.H183])/[.H183]" office:value-type="percentage" office:value="0.0103896103896104" calcext:value-type="percentage">
            <text:p>1.04%</text:p>
          </table:table-cell>
          <table:table-cell table:formula="of:=([.J183]-[.I183])/[.I183]" office:value-type="percentage" office:value="0.0132847095597813" calcext:value-type="percentage">
            <text:p>1.33%</text:p>
          </table:table-cell>
        </table:table-row>
        <table:table-row table:style-name="ro1">
          <table:table-cell office:value-type="float" office:value="387.4" calcext:value-type="float">
            <text:p>387.4</text:p>
          </table:table-cell>
          <table:table-cell office:value-type="float" office:value="388.1" calcext:value-type="float">
            <text:p>388.1</text:p>
          </table:table-cell>
          <table:table-cell office:value-type="float" office:value="388.5" calcext:value-type="float">
            <text:p>388.5</text:p>
          </table:table-cell>
          <table:table-cell office:value-type="float" office:value="389.4" calcext:value-type="float">
            <text:p>389.4</text:p>
          </table:table-cell>
          <table:table-cell office:value-type="float" office:value="389.2" calcext:value-type="float">
            <text:p>389.2</text:p>
          </table:table-cell>
          <table:table-cell office:value-type="float" office:value="390.1" calcext:value-type="float">
            <text:p>390.1</text:p>
          </table:table-cell>
          <table:table-cell office:value-type="float" office:value="390.4" calcext:value-type="float">
            <text:p>390.4</text:p>
          </table:table-cell>
          <table:table-cell table:number-columns-repeated="2" office:value-type="float" office:value="390.9" calcext:value-type="float">
            <text:p>390.9</text:p>
          </table:table-cell>
          <table:table-cell table:style-name="Default" office:value-type="float" office:value="404" calcext:value-type="float">
            <text:p>404</text:p>
          </table:table-cell>
          <table:table-cell table:formula="of:=([.J184]-[.A184])/[.A184]" office:value-type="percentage" office:value="0.0428497676819825" calcext:value-type="percentage">
            <text:p>4.28%</text:p>
          </table:table-cell>
          <table:table-cell table:formula="of:=([.J184]-[.B184])/[.B184]" office:value-type="percentage" office:value="0.0409688224684359" calcext:value-type="percentage">
            <text:p>4.10%</text:p>
          </table:table-cell>
          <table:table-cell table:formula="of:=([.J184]-[.C184])/[.C184]" office:value-type="percentage" office:value="0.0398970398970399" calcext:value-type="percentage">
            <text:p>3.99%</text:p>
          </table:table-cell>
          <table:table-cell table:formula="of:=([.J184]-[.D184])/[.D184]" office:value-type="percentage" office:value="0.0374935798664613" calcext:value-type="percentage">
            <text:p>3.75%</text:p>
          </table:table-cell>
          <table:table-cell table:formula="of:=([.J184]-[.E184])/[.E184]" office:value-type="percentage" office:value="0.0380267214799589" calcext:value-type="percentage">
            <text:p>3.80%</text:p>
          </table:table-cell>
          <table:table-cell table:formula="of:=([.J184]-[.F184])/[.F184]" office:value-type="percentage" office:value="0.0356318892591643" calcext:value-type="percentage">
            <text:p>3.56%</text:p>
          </table:table-cell>
          <table:table-cell table:formula="of:=([.J184]-[.G184])/[.G184]" office:value-type="percentage" office:value="0.0348360655737706" calcext:value-type="percentage">
            <text:p>3.48%</text:p>
          </table:table-cell>
          <table:table-cell table:formula="of:=([.J184]-[.H184])/[.H184]" office:value-type="percentage" office:value="0.0335124072652853" calcext:value-type="percentage">
            <text:p>3.35%</text:p>
          </table:table-cell>
          <table:table-cell table:formula="of:=([.J184]-[.I184])/[.I184]" office:value-type="percentage" office:value="0.0335124072652853" calcext:value-type="percentage">
            <text:p>3.35%</text:p>
          </table:table-cell>
        </table:table-row>
        <table:table-row table:style-name="ro1">
          <table:table-cell office:value-type="float" office:value="407.3" calcext:value-type="float">
            <text:p>407.3</text:p>
          </table:table-cell>
          <table:table-cell office:value-type="float" office:value="407.1" calcext:value-type="float">
            <text:p>407.1</text:p>
          </table:table-cell>
          <table:table-cell office:value-type="float" office:value="407.3" calcext:value-type="float">
            <text:p>407.3</text:p>
          </table:table-cell>
          <table:table-cell office:value-type="float" office:value="407.1" calcext:value-type="float">
            <text:p>407.1</text:p>
          </table:table-cell>
          <table:table-cell office:value-type="float" office:value="407.5" calcext:value-type="float">
            <text:p>407.5</text:p>
          </table:table-cell>
          <table:table-cell table:number-columns-repeated="2" office:value-type="float" office:value="407.6" calcext:value-type="float">
            <text:p>407.6</text:p>
          </table:table-cell>
          <table:table-cell office:value-type="float" office:value="408.2" calcext:value-type="float">
            <text:p>408.2</text:p>
          </table:table-cell>
          <table:table-cell office:value-type="float" office:value="407.4" calcext:value-type="float">
            <text:p>407.4</text:p>
          </table:table-cell>
          <table:table-cell table:style-name="Default" office:value-type="float" office:value="411" calcext:value-type="float">
            <text:p>411</text:p>
          </table:table-cell>
          <table:table-cell table:formula="of:=([.J185]-[.A185])/[.A185]" office:value-type="percentage" office:value="0.00908421311072916" calcext:value-type="percentage">
            <text:p>0.91%</text:p>
          </table:table-cell>
          <table:table-cell table:formula="of:=([.J185]-[.B185])/[.B185]" office:value-type="percentage" office:value="0.0095799557848194" calcext:value-type="percentage">
            <text:p>0.96%</text:p>
          </table:table-cell>
          <table:table-cell table:formula="of:=([.J185]-[.C185])/[.C185]" office:value-type="percentage" office:value="0.00908421311072916" calcext:value-type="percentage">
            <text:p>0.91%</text:p>
          </table:table-cell>
          <table:table-cell table:formula="of:=([.J185]-[.D185])/[.D185]" office:value-type="percentage" office:value="0.0095799557848194" calcext:value-type="percentage">
            <text:p>0.96%</text:p>
          </table:table-cell>
          <table:table-cell table:formula="of:=([.J185]-[.E185])/[.E185]" office:value-type="percentage" office:value="0.00858895705521472" calcext:value-type="percentage">
            <text:p>0.86%</text:p>
          </table:table-cell>
          <table:table-cell table:formula="of:=([.J185]-[.F185])/[.F185]" office:value-type="percentage" office:value="0.00834151128557404" calcext:value-type="percentage">
            <text:p>0.83%</text:p>
          </table:table-cell>
          <table:table-cell table:formula="of:=([.J185]-[.G185])/[.G185]" office:value-type="percentage" office:value="0.00834151128557404" calcext:value-type="percentage">
            <text:p>0.83%</text:p>
          </table:table-cell>
          <table:table-cell table:formula="of:=([.J185]-[.H185])/[.H185]" office:value-type="percentage" office:value="0.00685938265556103" calcext:value-type="percentage">
            <text:p>0.69%</text:p>
          </table:table-cell>
          <table:table-cell table:formula="of:=([.J185]-[.I185])/[.I185]" office:value-type="percentage" office:value="0.00883652430044188" calcext:value-type="percentage">
            <text:p>0.88%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39.7" calcext:value-type="float">
            <text:p>39.7</text:p>
          </table:table-cell>
          <table:table-cell office:value-type="float" office:value="39.5" calcext:value-type="float">
            <text:p>39.5</text:p>
          </table:table-cell>
          <table:table-cell office:value-type="float" office:value="38.9" calcext:value-type="float">
            <text:p>38.9</text:p>
          </table:table-cell>
          <table:table-cell office:value-type="float" office:value="39.5" calcext:value-type="float">
            <text:p>39.5</text:p>
          </table:table-cell>
          <table:table-cell office:value-type="float" office:value="39.2" calcext:value-type="float">
            <text:p>39.2</text:p>
          </table:table-cell>
          <table:table-cell office:value-type="float" office:value="38.7" calcext:value-type="float">
            <text:p>38.7</text:p>
          </table:table-cell>
          <table:table-cell office:value-type="float" office:value="39.3" calcext:value-type="float">
            <text:p>39.3</text:p>
          </table:table-cell>
          <table:table-cell office:value-type="float" office:value="39.2" calcext:value-type="float">
            <text:p>39.2</text:p>
          </table:table-cell>
          <table:table-cell table:style-name="Default" office:value-type="float" office:value="42" calcext:value-type="float">
            <text:p>42</text:p>
          </table:table-cell>
          <table:table-cell table:formula="of:=([.J186]-[.A186])/[.A186]" office:value-type="percentage" office:value="0.0606060606060606" calcext:value-type="percentage">
            <text:p>6.06%</text:p>
          </table:table-cell>
          <table:table-cell table:formula="of:=([.J186]-[.B186])/[.B186]" office:value-type="percentage" office:value="0.0579345088161208" calcext:value-type="percentage">
            <text:p>5.79%</text:p>
          </table:table-cell>
          <table:table-cell table:formula="of:=([.J186]-[.C186])/[.C186]" office:value-type="percentage" office:value="0.0632911392405063" calcext:value-type="percentage">
            <text:p>6.33%</text:p>
          </table:table-cell>
          <table:table-cell table:formula="of:=([.J186]-[.D186])/[.D186]" office:value-type="percentage" office:value="0.0796915167095116" calcext:value-type="percentage">
            <text:p>7.97%</text:p>
          </table:table-cell>
          <table:table-cell table:formula="of:=([.J186]-[.E186])/[.E186]" office:value-type="percentage" office:value="0.0632911392405063" calcext:value-type="percentage">
            <text:p>6.33%</text:p>
          </table:table-cell>
          <table:table-cell table:formula="of:=([.J186]-[.F186])/[.F186]" office:value-type="percentage" office:value="0.0714285714285714" calcext:value-type="percentage">
            <text:p>7.14%</text:p>
          </table:table-cell>
          <table:table-cell table:formula="of:=([.J186]-[.G186])/[.G186]" office:value-type="percentage" office:value="0.0852713178294573" calcext:value-type="percentage">
            <text:p>8.53%</text:p>
          </table:table-cell>
          <table:table-cell table:formula="of:=([.J186]-[.H186])/[.H186]" office:value-type="percentage" office:value="0.068702290076336" calcext:value-type="percentage">
            <text:p>6.87%</text:p>
          </table:table-cell>
          <table:table-cell table:formula="of:=([.J186]-[.I186])/[.I186]" office:value-type="percentage" office:value="0.0714285714285714" calcext:value-type="percentage">
            <text:p>7.14%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40" calcext:value-type="float">
            <text:p>40</text:p>
          </table:table-cell>
          <table:table-cell office:value-type="float" office:value="39.7" calcext:value-type="float">
            <text:p>39.7</text:p>
          </table:table-cell>
          <table:table-cell office:value-type="float" office:value="39.6" calcext:value-type="float">
            <text:p>39.6</text:p>
          </table:table-cell>
          <table:table-cell office:value-type="float" office:value="39.5" calcext:value-type="float">
            <text:p>39.5</text:p>
          </table:table-cell>
          <table:table-cell office:value-type="float" office:value="39.7" calcext:value-type="float">
            <text:p>39.7</text:p>
          </table:table-cell>
          <table:table-cell office:value-type="float" office:value="39.5" calcext:value-type="float">
            <text:p>39.5</text:p>
          </table:table-cell>
          <table:table-cell office:value-type="float" office:value="38.9" calcext:value-type="float">
            <text:p>38.9</text:p>
          </table:table-cell>
          <table:table-cell office:value-type="float" office:value="38.8" calcext:value-type="float">
            <text:p>38.8</text:p>
          </table:table-cell>
          <table:table-cell office:value-type="float" office:value="41" calcext:value-type="float">
            <text:p>41</text:p>
          </table:table-cell>
          <table:table-cell table:formula="of:=([.J187]-[.A187])/[.A187]" office:value-type="percentage" office:value="0.0327455919395465" calcext:value-type="percentage">
            <text:p>3.27%</text:p>
          </table:table-cell>
          <table:table-cell table:formula="of:=([.J187]-[.B187])/[.B187]" office:value-type="percentage" office:value="0.025" calcext:value-type="percentage">
            <text:p>2.50%</text:p>
          </table:table-cell>
          <table:table-cell table:formula="of:=([.J187]-[.C187])/[.C187]" office:value-type="percentage" office:value="0.0327455919395465" calcext:value-type="percentage">
            <text:p>3.27%</text:p>
          </table:table-cell>
          <table:table-cell table:formula="of:=([.J187]-[.D187])/[.D187]" office:value-type="percentage" office:value="0.0353535353535353" calcext:value-type="percentage">
            <text:p>3.54%</text:p>
          </table:table-cell>
          <table:table-cell table:formula="of:=([.J187]-[.E187])/[.E187]" office:value-type="percentage" office:value="0.0379746835443038" calcext:value-type="percentage">
            <text:p>3.80%</text:p>
          </table:table-cell>
          <table:table-cell table:formula="of:=([.J187]-[.F187])/[.F187]" office:value-type="percentage" office:value="0.0327455919395465" calcext:value-type="percentage">
            <text:p>3.27%</text:p>
          </table:table-cell>
          <table:table-cell table:formula="of:=([.J187]-[.G187])/[.G187]" office:value-type="percentage" office:value="0.0379746835443038" calcext:value-type="percentage">
            <text:p>3.80%</text:p>
          </table:table-cell>
          <table:table-cell table:formula="of:=([.J187]-[.H187])/[.H187]" office:value-type="percentage" office:value="0.0539845758354756" calcext:value-type="percentage">
            <text:p>5.40%</text:p>
          </table:table-cell>
          <table:table-cell table:formula="of:=([.J187]-[.I187])/[.I187]" office:value-type="percentage" office:value="0.0567010309278351" calcext:value-type="percentage">
            <text:p>5.67%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44.1" calcext:value-type="float">
            <text:p>44.1</text:p>
          </table:table-cell>
          <table:table-cell office:value-type="float" office:value="43.9" calcext:value-type="float">
            <text:p>43.9</text:p>
          </table:table-cell>
          <table:table-cell office:value-type="float" office:value="44.3" calcext:value-type="float">
            <text:p>44.3</text:p>
          </table:table-cell>
          <table:table-cell office:value-type="float" office:value="44" calcext:value-type="float">
            <text:p>44</text:p>
          </table:table-cell>
          <table:table-cell office:value-type="float" office:value="43.8" calcext:value-type="float">
            <text:p>43.8</text:p>
          </table:table-cell>
          <table:table-cell office:value-type="float" office:value="43.6" calcext:value-type="float">
            <text:p>43.6</text:p>
          </table:table-cell>
          <table:table-cell office:value-type="float" office:value="43.7" calcext:value-type="float">
            <text:p>43.7</text:p>
          </table:table-cell>
          <table:table-cell office:value-type="float" office:value="43.3" calcext:value-type="float">
            <text:p>43.3</text:p>
          </table:table-cell>
          <table:table-cell office:value-type="float" office:value="46" calcext:value-type="float">
            <text:p>46</text:p>
          </table:table-cell>
          <table:table-cell table:formula="of:=([.J188]-[.A188])/[.A188]" office:value-type="percentage" office:value="0.0407239819004524" calcext:value-type="percentage">
            <text:p>4.07%</text:p>
          </table:table-cell>
          <table:table-cell table:formula="of:=([.J188]-[.B188])/[.B188]" office:value-type="percentage" office:value="0.0430839002267573" calcext:value-type="percentage">
            <text:p>4.31%</text:p>
          </table:table-cell>
          <table:table-cell table:formula="of:=([.J188]-[.C188])/[.C188]" office:value-type="percentage" office:value="0.0478359908883827" calcext:value-type="percentage">
            <text:p>4.78%</text:p>
          </table:table-cell>
          <table:table-cell table:formula="of:=([.J188]-[.D188])/[.D188]" office:value-type="percentage" office:value="0.0383747178329572" calcext:value-type="percentage">
            <text:p>3.84%</text:p>
          </table:table-cell>
          <table:table-cell table:formula="of:=([.J188]-[.E188])/[.E188]" office:value-type="percentage" office:value="0.0454545454545455" calcext:value-type="percentage">
            <text:p>4.55%</text:p>
          </table:table-cell>
          <table:table-cell table:formula="of:=([.J188]-[.F188])/[.F188]" office:value-type="percentage" office:value="0.0502283105022832" calcext:value-type="percentage">
            <text:p>5.02%</text:p>
          </table:table-cell>
          <table:table-cell table:formula="of:=([.J188]-[.G188])/[.G188]" office:value-type="percentage" office:value="0.055045871559633" calcext:value-type="percentage">
            <text:p>5.50%</text:p>
          </table:table-cell>
          <table:table-cell table:formula="of:=([.J188]-[.H188])/[.H188]" office:value-type="percentage" office:value="0.0526315789473684" calcext:value-type="percentage">
            <text:p>5.26%</text:p>
          </table:table-cell>
          <table:table-cell table:formula="of:=([.J188]-[.I188])/[.I188]" office:value-type="percentage" office:value="0.0623556581986144" calcext:value-type="percentage">
            <text:p>6.24%</text:p>
          </table:table-cell>
        </table:table-row>
        <table:table-row table:style-name="ro1">
          <table:table-cell office:value-type="float" office:value="535.9" calcext:value-type="float">
            <text:p>535.9</text:p>
          </table:table-cell>
          <table:table-cell office:value-type="float" office:value="537.9" calcext:value-type="float">
            <text:p>537.9</text:p>
          </table:table-cell>
          <table:table-cell office:value-type="float" office:value="538.4" calcext:value-type="float">
            <text:p>538.4</text:p>
          </table:table-cell>
          <table:table-cell office:value-type="float" office:value="538.1" calcext:value-type="float">
            <text:p>538.1</text:p>
          </table:table-cell>
          <table:table-cell office:value-type="float" office:value="539.4" calcext:value-type="float">
            <text:p>539.4</text:p>
          </table:table-cell>
          <table:table-cell office:value-type="float" office:value="540" calcext:value-type="float">
            <text:p>540</text:p>
          </table:table-cell>
          <table:table-cell office:value-type="float" office:value="539.6" calcext:value-type="float">
            <text:p>539.6</text:p>
          </table:table-cell>
          <table:table-cell office:value-type="float" office:value="541.3" calcext:value-type="float">
            <text:p>541.3</text:p>
          </table:table-cell>
          <table:table-cell office:value-type="float" office:value="539.3" calcext:value-type="float">
            <text:p>539.3</text:p>
          </table:table-cell>
          <table:table-cell office:value-type="float" office:value="547" calcext:value-type="float">
            <text:p>547</text:p>
          </table:table-cell>
          <table:table-cell table:formula="of:=([.J189]-[.A189])/[.A189]" office:value-type="percentage" office:value="0.0207128195558873" calcext:value-type="percentage">
            <text:p>2.07%</text:p>
          </table:table-cell>
          <table:table-cell table:formula="of:=([.J189]-[.B189])/[.B189]" office:value-type="percentage" office:value="0.0169176426845139" calcext:value-type="percentage">
            <text:p>1.69%</text:p>
          </table:table-cell>
          <table:table-cell table:formula="of:=([.J189]-[.C189])/[.C189]" office:value-type="percentage" office:value="0.0159732540861813" calcext:value-type="percentage">
            <text:p>1.60%</text:p>
          </table:table-cell>
          <table:table-cell table:formula="of:=([.J189]-[.D189])/[.D189]" office:value-type="percentage" office:value="0.0165396766400297" calcext:value-type="percentage">
            <text:p>1.65%</text:p>
          </table:table-cell>
          <table:table-cell table:formula="of:=([.J189]-[.E189])/[.E189]" office:value-type="percentage" office:value="0.014089729328884" calcext:value-type="percentage">
            <text:p>1.41%</text:p>
          </table:table-cell>
          <table:table-cell table:formula="of:=([.J189]-[.F189])/[.F189]" office:value-type="percentage" office:value="0.012962962962963" calcext:value-type="percentage">
            <text:p>1.30%</text:p>
          </table:table-cell>
          <table:table-cell table:formula="of:=([.J189]-[.G189])/[.G189]" office:value-type="percentage" office:value="0.0137138621200889" calcext:value-type="percentage">
            <text:p>1.37%</text:p>
          </table:table-cell>
          <table:table-cell table:formula="of:=([.J189]-[.H189])/[.H189]" office:value-type="percentage" office:value="0.0105302050618881" calcext:value-type="percentage">
            <text:p>1.05%</text:p>
          </table:table-cell>
          <table:table-cell table:formula="of:=([.J189]-[.I189])/[.I189]" office:value-type="percentage" office:value="0.0142777674763583" calcext:value-type="percentage">
            <text:p>1.43%</text:p>
          </table:table-cell>
        </table:table-row>
        <table:table-row table:style-name="ro1">
          <table:table-cell table:number-columns-repeated="10" office:value-type="float" office:value="749" calcext:value-type="float">
            <text:p>749</text:p>
          </table:table-cell>
          <table:table-cell table:formula="of:=([.J190]-[.A190])/[.A190]" office:value-type="percentage" office:value="0" calcext:value-type="percentage">
            <text:p>0.00%</text:p>
          </table:table-cell>
          <table:table-cell table:formula="of:=([.J190]-[.B190])/[.B190]" office:value-type="percentage" office:value="0" calcext:value-type="percentage">
            <text:p>0.00%</text:p>
          </table:table-cell>
          <table:table-cell table:formula="of:=([.J190]-[.C190])/[.C190]" office:value-type="percentage" office:value="0" calcext:value-type="percentage">
            <text:p>0.00%</text:p>
          </table:table-cell>
          <table:table-cell table:formula="of:=([.J190]-[.D190])/[.D190]" office:value-type="percentage" office:value="0" calcext:value-type="percentage">
            <text:p>0.00%</text:p>
          </table:table-cell>
          <table:table-cell table:formula="of:=([.J190]-[.E190])/[.E190]" office:value-type="percentage" office:value="0" calcext:value-type="percentage">
            <text:p>0.00%</text:p>
          </table:table-cell>
          <table:table-cell table:formula="of:=([.J190]-[.F190])/[.F190]" office:value-type="percentage" office:value="0" calcext:value-type="percentage">
            <text:p>0.00%</text:p>
          </table:table-cell>
          <table:table-cell table:formula="of:=([.J190]-[.G190])/[.G190]" office:value-type="percentage" office:value="0" calcext:value-type="percentage">
            <text:p>0.00%</text:p>
          </table:table-cell>
          <table:table-cell table:formula="of:=([.J190]-[.H190])/[.H190]" office:value-type="percentage" office:value="0" calcext:value-type="percentage">
            <text:p>0.00%</text:p>
          </table:table-cell>
          <table:table-cell table:formula="of:=([.J190]-[.I190])/[.I19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68.5" calcext:value-type="float">
            <text:p>68.5</text:p>
          </table:table-cell>
          <table:table-cell office:value-type="float" office:value="68" calcext:value-type="float">
            <text:p>68</text:p>
          </table:table-cell>
          <table:table-cell office:value-type="float" office:value="68.4" calcext:value-type="float">
            <text:p>68.4</text:p>
          </table:table-cell>
          <table:table-cell office:value-type="float" office:value="67.8" calcext:value-type="float">
            <text:p>67.8</text:p>
          </table:table-cell>
          <table:table-cell office:value-type="float" office:value="67.9" calcext:value-type="float">
            <text:p>67.9</text:p>
          </table:table-cell>
          <table:table-cell office:value-type="float" office:value="68.3" calcext:value-type="float">
            <text:p>68.3</text:p>
          </table:table-cell>
          <table:table-cell office:value-type="float" office:value="67.5" calcext:value-type="float">
            <text:p>67.5</text:p>
          </table:table-cell>
          <table:table-cell office:value-type="float" office:value="65.7" calcext:value-type="float">
            <text:p>65.7</text:p>
          </table:table-cell>
          <table:table-cell office:value-type="float" office:value="71" calcext:value-type="float">
            <text:p>71</text:p>
          </table:table-cell>
          <table:table-cell table:formula="of:=([.J191]-[.A191])/[.A191]" office:value-type="percentage" office:value="0.0349854227405249" calcext:value-type="percentage">
            <text:p>3.50%</text:p>
          </table:table-cell>
          <table:table-cell table:formula="of:=([.J191]-[.B191])/[.B191]" office:value-type="percentage" office:value="0.0364963503649635" calcext:value-type="percentage">
            <text:p>3.65%</text:p>
          </table:table-cell>
          <table:table-cell table:formula="of:=([.J191]-[.C191])/[.C191]" office:value-type="percentage" office:value="0.0441176470588235" calcext:value-type="percentage">
            <text:p>4.41%</text:p>
          </table:table-cell>
          <table:table-cell table:formula="of:=([.J191]-[.D191])/[.D191]" office:value-type="percentage" office:value="0.0380116959064327" calcext:value-type="percentage">
            <text:p>3.80%</text:p>
          </table:table-cell>
          <table:table-cell table:formula="of:=([.J191]-[.E191])/[.E191]" office:value-type="percentage" office:value="0.0471976401179941" calcext:value-type="percentage">
            <text:p>4.72%</text:p>
          </table:table-cell>
          <table:table-cell table:formula="of:=([.J191]-[.F191])/[.F191]" office:value-type="percentage" office:value="0.0456553755522827" calcext:value-type="percentage">
            <text:p>4.57%</text:p>
          </table:table-cell>
          <table:table-cell table:formula="of:=([.J191]-[.G191])/[.G191]" office:value-type="percentage" office:value="0.0395314787701318" calcext:value-type="percentage">
            <text:p>3.95%</text:p>
          </table:table-cell>
          <table:table-cell table:formula="of:=([.J191]-[.H191])/[.H191]" office:value-type="percentage" office:value="0.0518518518518519" calcext:value-type="percentage">
            <text:p>5.19%</text:p>
          </table:table-cell>
          <table:table-cell table:formula="of:=([.J191]-[.I191])/[.I191]" office:value-type="percentage" office:value="0.0806697108066971" calcext:value-type="percentage">
            <text:p>8.07%</text:p>
          </table:table-cell>
        </table:table-row>
        <table:table-row table:style-name="ro1">
          <table:table-cell table:number-columns-repeated="9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formula="of:=([.J192]-[.A192])/[.A192]" office:value-type="percentage" office:value="0" calcext:value-type="percentage">
            <text:p>0.00%</text:p>
          </table:table-cell>
          <table:table-cell table:formula="of:=([.J192]-[.B192])/[.B192]" office:value-type="percentage" office:value="0" calcext:value-type="percentage">
            <text:p>0.00%</text:p>
          </table:table-cell>
          <table:table-cell table:formula="of:=([.J192]-[.C192])/[.C192]" office:value-type="percentage" office:value="0" calcext:value-type="percentage">
            <text:p>0.00%</text:p>
          </table:table-cell>
          <table:table-cell table:formula="of:=([.J192]-[.D192])/[.D192]" office:value-type="percentage" office:value="0" calcext:value-type="percentage">
            <text:p>0.00%</text:p>
          </table:table-cell>
          <table:table-cell table:formula="of:=([.J192]-[.E192])/[.E192]" office:value-type="percentage" office:value="0" calcext:value-type="percentage">
            <text:p>0.00%</text:p>
          </table:table-cell>
          <table:table-cell table:formula="of:=([.J192]-[.F192])/[.F192]" office:value-type="percentage" office:value="0" calcext:value-type="percentage">
            <text:p>0.00%</text:p>
          </table:table-cell>
          <table:table-cell table:formula="of:=([.J192]-[.G192])/[.G192]" office:value-type="percentage" office:value="0" calcext:value-type="percentage">
            <text:p>0.00%</text:p>
          </table:table-cell>
          <table:table-cell table:formula="of:=([.J192]-[.H192])/[.H192]" office:value-type="percentage" office:value="0" calcext:value-type="percentage">
            <text:p>0.00%</text:p>
          </table:table-cell>
          <table:table-cell table:formula="of:=([.J192]-[.I192])/[.I192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7.6" calcext:value-type="float">
            <text:p>7.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.8" calcext:value-type="float">
            <text:p>7.8</text:p>
          </table:table-cell>
          <table:table-cell office:value-type="float" office:value="7.5" calcext:value-type="float">
            <text:p>7.5</text:p>
          </table:table-cell>
          <table:table-cell office:value-type="float" office:value="7.6" calcext:value-type="float">
            <text:p>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8" calcext:value-type="float">
            <text:p>8</text:p>
          </table:table-cell>
          <table:table-cell table:formula="of:=([.J193]-[.A193])/[.A193]" office:value-type="percentage" office:value="0.0526315789473685" calcext:value-type="percentage">
            <text:p>5.26%</text:p>
          </table:table-cell>
          <table:table-cell table:formula="of:=([.J193]-[.B193])/[.B193]" office:value-type="percentage" office:value="0.0526315789473685" calcext:value-type="percentage">
            <text:p>5.26%</text:p>
          </table:table-cell>
          <table:table-cell table:formula="of:=([.J193]-[.C193])/[.C193]" office:value-type="percentage" office:value="0" calcext:value-type="percentage">
            <text:p>0.00%</text:p>
          </table:table-cell>
          <table:table-cell table:formula="of:=([.J193]-[.D193])/[.D193]" office:value-type="percentage" office:value="0.0256410256410257" calcext:value-type="percentage">
            <text:p>2.56%</text:p>
          </table:table-cell>
          <table:table-cell table:formula="of:=([.J193]-[.E193])/[.E193]" office:value-type="percentage" office:value="0.0256410256410257" calcext:value-type="percentage">
            <text:p>2.56%</text:p>
          </table:table-cell>
          <table:table-cell table:formula="of:=([.J193]-[.F193])/[.F193]" office:value-type="percentage" office:value="0.0256410256410257" calcext:value-type="percentage">
            <text:p>2.56%</text:p>
          </table:table-cell>
          <table:table-cell table:formula="of:=([.J193]-[.G193])/[.G193]" office:value-type="percentage" office:value="0.0666666666666667" calcext:value-type="percentage">
            <text:p>6.67%</text:p>
          </table:table-cell>
          <table:table-cell table:formula="of:=([.J193]-[.H193])/[.H193]" office:value-type="percentage" office:value="0.0526315789473685" calcext:value-type="percentage">
            <text:p>5.26%</text:p>
          </table:table-cell>
          <table:table-cell table:formula="of:=([.J193]-[.I193])/[.I193]" office:value-type="percentage" office:value="0.0256410256410257" calcext:value-type="percentage">
            <text:p>2.56%</text:p>
          </table:table-cell>
        </table:table-row>
        <table:table-row table:style-name="ro1">
          <table:table-cell office:value-type="float" office:value="84.7" calcext:value-type="float">
            <text:p>84.7</text:p>
          </table:table-cell>
          <table:table-cell office:value-type="float" office:value="84.4" calcext:value-type="float">
            <text:p>84.4</text:p>
          </table:table-cell>
          <table:table-cell office:value-type="float" office:value="84.7" calcext:value-type="float">
            <text:p>84.7</text:p>
          </table:table-cell>
          <table:table-cell office:value-type="float" office:value="84.4" calcext:value-type="float">
            <text:p>84.4</text:p>
          </table:table-cell>
          <table:table-cell office:value-type="float" office:value="84.6" calcext:value-type="float">
            <text:p>84.6</text:p>
          </table:table-cell>
          <table:table-cell office:value-type="float" office:value="84.2" calcext:value-type="float">
            <text:p>84.2</text:p>
          </table:table-cell>
          <table:table-cell office:value-type="float" office:value="84.3" calcext:value-type="float">
            <text:p>84.3</text:p>
          </table:table-cell>
          <table:table-cell office:value-type="float" office:value="83.9" calcext:value-type="float">
            <text:p>83.9</text:p>
          </table:table-cell>
          <table:table-cell office:value-type="float" office:value="81.5" calcext:value-type="float">
            <text:p>81.5</text:p>
          </table:table-cell>
          <table:table-cell table:style-name="Default" office:value-type="float" office:value="88" calcext:value-type="float">
            <text:p>88</text:p>
          </table:table-cell>
          <table:table-cell table:formula="of:=([.J194]-[.A194])/[.A194]" office:value-type="percentage" office:value="0.0389610389610389" calcext:value-type="percentage">
            <text:p>3.90%</text:p>
          </table:table-cell>
          <table:table-cell table:formula="of:=([.J194]-[.B194])/[.B194]" office:value-type="percentage" office:value="0.0426540284360189" calcext:value-type="percentage">
            <text:p>4.27%</text:p>
          </table:table-cell>
          <table:table-cell table:formula="of:=([.J194]-[.C194])/[.C194]" office:value-type="percentage" office:value="0.0389610389610389" calcext:value-type="percentage">
            <text:p>3.90%</text:p>
          </table:table-cell>
          <table:table-cell table:formula="of:=([.J194]-[.D194])/[.D194]" office:value-type="percentage" office:value="0.0426540284360189" calcext:value-type="percentage">
            <text:p>4.27%</text:p>
          </table:table-cell>
          <table:table-cell table:formula="of:=([.J194]-[.E194])/[.E194]" office:value-type="percentage" office:value="0.0401891252955083" calcext:value-type="percentage">
            <text:p>4.02%</text:p>
          </table:table-cell>
          <table:table-cell table:formula="of:=([.J194]-[.F194])/[.F194]" office:value-type="percentage" office:value="0.0451306413301662" calcext:value-type="percentage">
            <text:p>4.51%</text:p>
          </table:table-cell>
          <table:table-cell table:formula="of:=([.J194]-[.G194])/[.G194]" office:value-type="percentage" office:value="0.0438908659549229" calcext:value-type="percentage">
            <text:p>4.39%</text:p>
          </table:table-cell>
          <table:table-cell table:formula="of:=([.J194]-[.H194])/[.H194]" office:value-type="percentage" office:value="0.0488676996424314" calcext:value-type="percentage">
            <text:p>4.89%</text:p>
          </table:table-cell>
          <table:table-cell table:formula="of:=([.J194]-[.I194])/[.I194]" office:value-type="percentage" office:value="0.0797546012269939" calcext:value-type="percentage">
            <text:p>7.98%</text:p>
          </table:table-cell>
        </table:table-row>
        <table:table-row table:style-name="ro1">
          <table:table-cell table:number-columns-repeated="9"/>
          <table:table-cell table:style-name="Default"/>
          <table:table-cell table:style-name="ce11" table:formula="of:=SUM([.K2:.K194])/193" office:value-type="percentage" office:value="0.0442022266278981" calcext:value-type="percentage">
            <text:p>4.42%</text:p>
          </table:table-cell>
          <table:table-cell table:style-name="ce11" table:formula="of:=SUM([.L2:.L194])/193" office:value-type="percentage" office:value="0.0412741363914894" calcext:value-type="percentage">
            <text:p>4.13%</text:p>
          </table:table-cell>
          <table:table-cell table:style-name="ce13" table:formula="of:=SUM([.M2:.M194])/193" office:value-type="percentage" office:value="0.0404351987598385" calcext:value-type="percentage">
            <text:p>4.04%</text:p>
          </table:table-cell>
          <table:table-cell table:style-name="ce13" table:formula="of:=SUM([.N2:.N194])/193" office:value-type="percentage" office:value="0.040067100119197" calcext:value-type="percentage">
            <text:p>4.01%</text:p>
          </table:table-cell>
          <table:table-cell table:style-name="ce11" table:formula="of:=SUM([.O2:.O194])/193" office:value-type="percentage" office:value="0.0395545435452103" calcext:value-type="percentage">
            <text:p>3.96%</text:p>
          </table:table-cell>
          <table:table-cell table:style-name="ce11" table:formula="of:=SUM([.P2:.P194])/193" office:value-type="percentage" office:value="0.0384402955395967" calcext:value-type="percentage">
            <text:p>3.84%</text:p>
          </table:table-cell>
          <table:table-cell table:style-name="ce11" table:formula="of:=SUM([.Q2:.Q194])/193" office:value-type="percentage" office:value="0.0381047765778478" calcext:value-type="percentage">
            <text:p>3.81%</text:p>
          </table:table-cell>
          <table:table-cell table:style-name="ce13" table:formula="of:=SUM([.R2:.R194])/193" office:value-type="percentage" office:value="0.04052430266083" calcext:value-type="percentage">
            <text:p>4.05%</text:p>
          </table:table-cell>
          <table:table-cell table:style-name="ce13" table:formula="of:=SUM([.S2:.S194])/193" office:value-type="percentage" office:value="0.0464294569483092" calcext:value-type="percentage">
            <text:p>4.64%</text:p>
          </table:table-cell>
        </table:table-row>
      </table:table>
      <table:table table:name="A-time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J/5</text:p>
          </table:table-cell>
          <table:table-cell table:style-name="ce1" office:value-type="string" calcext:value-type="string">
            <text:p>J/10</text:p>
          </table:table-cell>
          <table:table-cell table:style-name="ce1" office:value-type="string" calcext:value-type="string">
            <text:p>J/11</text:p>
          </table:table-cell>
          <table:table-cell table:style-name="ce1" office:value-type="string" calcext:value-type="string">
            <text:p>J/12</text:p>
          </table:table-cell>
          <table:table-cell table:style-name="ce1" office:value-type="string" calcext:value-type="string">
            <text:p>J/15</text:p>
          </table:table-cell>
          <table:table-cell table:style-name="ce1" office:value-type="string" calcext:value-type="string">
            <text:p>J/20</text:p>
          </table:table-cell>
          <table:table-cell table:style-name="ce1" office:value-type="string" calcext:value-type="string">
            <text:p>J/25</text:p>
          </table:table-cell>
          <table:table-cell table:style-name="ce1" office:value-type="string" calcext:value-type="string">
            <text:p>J/50</text:p>
          </table:table-cell>
          <table:table-cell table:style-name="ce1" office:value-type="string" calcext:value-type="string">
            <text:p>J/100</text:p>
          </table:table-cell>
        </table:table-row>
        <table:table-row table:style-name="ro1">
          <table:table-cell office:value-type="float" office:value="0.00427365" calcext:value-type="float">
            <text:p>0.00427365</text:p>
          </table:table-cell>
          <table:table-cell office:value-type="float" office:value="0.00426878" calcext:value-type="float">
            <text:p>0.00426878</text:p>
          </table:table-cell>
          <table:table-cell office:value-type="float" office:value="0.00423345" calcext:value-type="float">
            <text:p>0.00423345</text:p>
          </table:table-cell>
          <table:table-cell office:value-type="float" office:value="0.00369473" calcext:value-type="float">
            <text:p>0.00369473</text:p>
          </table:table-cell>
          <table:table-cell office:value-type="float" office:value="0.00369981" calcext:value-type="float">
            <text:p>0.00369981</text:p>
          </table:table-cell>
          <table:table-cell office:value-type="float" office:value="0.00345849" calcext:value-type="float">
            <text:p>0.00345849</text:p>
          </table:table-cell>
          <table:table-cell office:value-type="float" office:value="0.00348216" calcext:value-type="float">
            <text:p>0.00348216</text:p>
          </table:table-cell>
          <table:table-cell office:value-type="float" office:value="0.00301877" calcext:value-type="float">
            <text:p>0.00301877</text:p>
          </table:table-cell>
          <table:table-cell office:value-type="float" office:value="0.00254295" calcext:value-type="float">
            <text:p>0.00254295</text:p>
          </table:table-cell>
        </table:table-row>
        <table:table-row table:style-name="ro1">
          <table:table-cell office:value-type="float" office:value="0.00029622" calcext:value-type="float">
            <text:p>0.00029622</text:p>
          </table:table-cell>
          <table:table-cell office:value-type="float" office:value="0.0002899" calcext:value-type="float">
            <text:p>0.0002899</text:p>
          </table:table-cell>
          <table:table-cell office:value-type="float" office:value="0.000418851" calcext:value-type="float">
            <text:p>0.000418851</text:p>
          </table:table-cell>
          <table:table-cell office:value-type="float" office:value="0.000246862" calcext:value-type="float">
            <text:p>0.000246862</text:p>
          </table:table-cell>
          <table:table-cell office:value-type="float" office:value="0.000231792" calcext:value-type="float">
            <text:p>0.000231792</text:p>
          </table:table-cell>
          <table:table-cell office:value-type="float" office:value="0.000226237" calcext:value-type="float">
            <text:p>0.000226237</text:p>
          </table:table-cell>
          <table:table-cell office:value-type="float" office:value="0.000158977" calcext:value-type="float">
            <text:p>0.000158977</text:p>
          </table:table-cell>
          <table:table-cell office:value-type="float" office:value="0.000200998" calcext:value-type="float">
            <text:p>0.000200998</text:p>
          </table:table-cell>
          <table:table-cell office:value-type="float" office:value="0.000192517" calcext:value-type="float">
            <text:p>0.000192517</text:p>
          </table:table-cell>
        </table:table-row>
        <table:table-row table:style-name="ro1">
          <table:table-cell table:style-name="ce7" office:value-type="float" office:value="0.0000897902" calcext:value-type="float">
            <text:p>8.98E-05</text:p>
          </table:table-cell>
          <table:table-cell table:style-name="ce7" office:value-type="float" office:value="0.0000634382" calcext:value-type="float">
            <text:p>6.34E-05</text:p>
          </table:table-cell>
          <table:table-cell table:style-name="ce7" office:value-type="float" office:value="0.0000672779" calcext:value-type="float">
            <text:p>6.73E-05</text:p>
          </table:table-cell>
          <table:table-cell table:style-name="ce7" office:value-type="float" office:value="0.0000619038" calcext:value-type="float">
            <text:p>6.19E-05</text:p>
          </table:table-cell>
          <table:table-cell table:style-name="ce7" office:value-type="float" office:value="0.0000760402" calcext:value-type="float">
            <text:p>7.60E-05</text:p>
          </table:table-cell>
          <table:table-cell table:style-name="ce7" office:value-type="float" office:value="0.0000660859" calcext:value-type="float">
            <text:p>6.61E-05</text:p>
          </table:table-cell>
          <table:table-cell table:style-name="ce7" office:value-type="float" office:value="0.0000641803" calcext:value-type="float">
            <text:p>6.42E-05</text:p>
          </table:table-cell>
          <table:table-cell table:style-name="ce7" office:value-type="float" office:value="0.0000636189" calcext:value-type="float">
            <text:p>6.36E-05</text:p>
          </table:table-cell>
          <table:table-cell table:style-name="ce7" office:value-type="float" office:value="0.0000628346" calcext:value-type="float">
            <text:p>6.28E-05</text:p>
          </table:table-cell>
        </table:table-row>
        <table:table-row table:style-name="ro1">
          <table:table-cell office:value-type="float" office:value="0.000183659" calcext:value-type="float">
            <text:p>0.000183659</text:p>
          </table:table-cell>
          <table:table-cell office:value-type="float" office:value="0.000132101" calcext:value-type="float">
            <text:p>0.000132101</text:p>
          </table:table-cell>
          <table:table-cell office:value-type="float" office:value="0.000149505" calcext:value-type="float">
            <text:p>0.000149505</text:p>
          </table:table-cell>
          <table:table-cell office:value-type="float" office:value="0.000120863" calcext:value-type="float">
            <text:p>0.000120863</text:p>
          </table:table-cell>
          <table:table-cell office:value-type="float" office:value="0.000113528" calcext:value-type="float">
            <text:p>0.000113528</text:p>
          </table:table-cell>
          <table:table-cell office:value-type="float" office:value="0.000116092" calcext:value-type="float">
            <text:p>0.000116092</text:p>
          </table:table-cell>
          <table:table-cell table:style-name="ce7" office:value-type="float" office:value="0.000093059" calcext:value-type="float">
            <text:p>9.31E-05</text:p>
          </table:table-cell>
          <table:table-cell table:style-name="ce7" office:value-type="float" office:value="0.000096464" calcext:value-type="float">
            <text:p>9.65E-05</text:p>
          </table:table-cell>
          <table:table-cell office:value-type="float" office:value="0.000106961" calcext:value-type="float">
            <text:p>0.000106961</text:p>
          </table:table-cell>
        </table:table-row>
        <table:table-row table:style-name="ro1">
          <table:table-cell office:value-type="float" office:value="0.000190886" calcext:value-type="float">
            <text:p>0.000190886</text:p>
          </table:table-cell>
          <table:table-cell office:value-type="float" office:value="0.000146546" calcext:value-type="float">
            <text:p>0.000146546</text:p>
          </table:table-cell>
          <table:table-cell table:style-name="ce7" office:value-type="float" office:value="0.0000967624" calcext:value-type="float">
            <text:p>9.68E-05</text:p>
          </table:table-cell>
          <table:table-cell office:value-type="float" office:value="0.000167921" calcext:value-type="float">
            <text:p>0.000167921</text:p>
          </table:table-cell>
          <table:table-cell office:value-type="float" office:value="0.00017252" calcext:value-type="float">
            <text:p>0.00017252</text:p>
          </table:table-cell>
          <table:table-cell office:value-type="float" office:value="0.000161204" calcext:value-type="float">
            <text:p>0.000161204</text:p>
          </table:table-cell>
          <table:table-cell table:style-name="ce7" office:value-type="float" office:value="0.0000889008" calcext:value-type="float">
            <text:p>8.89E-05</text:p>
          </table:table-cell>
          <table:table-cell office:value-type="float" office:value="0.000120204" calcext:value-type="float">
            <text:p>0.000120204</text:p>
          </table:table-cell>
          <table:table-cell office:value-type="float" office:value="0.000119241" calcext:value-type="float">
            <text:p>0.000119241</text:p>
          </table:table-cell>
        </table:table-row>
        <table:table-row table:style-name="ro1">
          <table:table-cell office:value-type="float" office:value="0.000252535" calcext:value-type="float">
            <text:p>0.000252535</text:p>
          </table:table-cell>
          <table:table-cell office:value-type="float" office:value="0.000186589" calcext:value-type="float">
            <text:p>0.000186589</text:p>
          </table:table-cell>
          <table:table-cell office:value-type="float" office:value="0.000184875" calcext:value-type="float">
            <text:p>0.000184875</text:p>
          </table:table-cell>
          <table:table-cell office:value-type="float" office:value="0.000210227" calcext:value-type="float">
            <text:p>0.000210227</text:p>
          </table:table-cell>
          <table:table-cell office:value-type="float" office:value="0.000212195" calcext:value-type="float">
            <text:p>0.000212195</text:p>
          </table:table-cell>
          <table:table-cell office:value-type="float" office:value="0.000169468" calcext:value-type="float">
            <text:p>0.000169468</text:p>
          </table:table-cell>
          <table:table-cell office:value-type="float" office:value="0.000161189" calcext:value-type="float">
            <text:p>0.000161189</text:p>
          </table:table-cell>
          <table:table-cell office:value-type="float" office:value="0.000143831" calcext:value-type="float">
            <text:p>0.000143831</text:p>
          </table:table-cell>
          <table:table-cell office:value-type="float" office:value="0.00016737" calcext:value-type="float">
            <text:p>0.00016737</text:p>
          </table:table-cell>
        </table:table-row>
        <table:table-row table:style-name="ro1">
          <table:table-cell office:value-type="float" office:value="0.000116526" calcext:value-type="float">
            <text:p>0.000116526</text:p>
          </table:table-cell>
          <table:table-cell office:value-type="float" office:value="0.000178471" calcext:value-type="float">
            <text:p>0.000178471</text:p>
          </table:table-cell>
          <table:table-cell office:value-type="float" office:value="0.000152463" calcext:value-type="float">
            <text:p>0.000152463</text:p>
          </table:table-cell>
          <table:table-cell office:value-type="float" office:value="0.000133502" calcext:value-type="float">
            <text:p>0.000133502</text:p>
          </table:table-cell>
          <table:table-cell office:value-type="float" office:value="0.000151688" calcext:value-type="float">
            <text:p>0.000151688</text:p>
          </table:table-cell>
          <table:table-cell office:value-type="float" office:value="0.000106877" calcext:value-type="float">
            <text:p>0.000106877</text:p>
          </table:table-cell>
          <table:table-cell office:value-type="float" office:value="0.000150287" calcext:value-type="float">
            <text:p>0.000150287</text:p>
          </table:table-cell>
          <table:table-cell office:value-type="float" office:value="0.000108097" calcext:value-type="float">
            <text:p>0.000108097</text:p>
          </table:table-cell>
          <table:table-cell office:value-type="float" office:value="0.000124998" calcext:value-type="float">
            <text:p>0.000124998</text:p>
          </table:table-cell>
        </table:table-row>
        <table:table-row table:style-name="ro1">
          <table:table-cell office:value-type="float" office:value="0.00022775" calcext:value-type="float">
            <text:p>0.00022775</text:p>
          </table:table-cell>
          <table:table-cell office:value-type="float" office:value="0.000159668" calcext:value-type="float">
            <text:p>0.000159668</text:p>
          </table:table-cell>
          <table:table-cell office:value-type="float" office:value="0.000249932" calcext:value-type="float">
            <text:p>0.000249932</text:p>
          </table:table-cell>
          <table:table-cell office:value-type="float" office:value="0.000210122" calcext:value-type="float">
            <text:p>0.000210122</text:p>
          </table:table-cell>
          <table:table-cell office:value-type="float" office:value="0.000130778" calcext:value-type="float">
            <text:p>0.000130778</text:p>
          </table:table-cell>
          <table:table-cell office:value-type="float" office:value="0.000135042" calcext:value-type="float">
            <text:p>0.000135042</text:p>
          </table:table-cell>
          <table:table-cell office:value-type="float" office:value="0.000166367" calcext:value-type="float">
            <text:p>0.000166367</text:p>
          </table:table-cell>
          <table:table-cell office:value-type="float" office:value="0.000278408" calcext:value-type="float">
            <text:p>0.000278408</text:p>
          </table:table-cell>
          <table:table-cell office:value-type="float" office:value="0.000129136" calcext:value-type="float">
            <text:p>0.000129136</text:p>
          </table:table-cell>
        </table:table-row>
        <table:table-row table:style-name="ro1">
          <table:table-cell office:value-type="float" office:value="0.000257354" calcext:value-type="float">
            <text:p>0.000257354</text:p>
          </table:table-cell>
          <table:table-cell office:value-type="float" office:value="0.000230823" calcext:value-type="float">
            <text:p>0.000230823</text:p>
          </table:table-cell>
          <table:table-cell office:value-type="float" office:value="0.00023147" calcext:value-type="float">
            <text:p>0.00023147</text:p>
          </table:table-cell>
          <table:table-cell office:value-type="float" office:value="0.000216355" calcext:value-type="float">
            <text:p>0.000216355</text:p>
          </table:table-cell>
          <table:table-cell office:value-type="float" office:value="0.000197324" calcext:value-type="float">
            <text:p>0.000197324</text:p>
          </table:table-cell>
          <table:table-cell office:value-type="float" office:value="0.000148984" calcext:value-type="float">
            <text:p>0.000148984</text:p>
          </table:table-cell>
          <table:table-cell office:value-type="float" office:value="0.000174844" calcext:value-type="float">
            <text:p>0.000174844</text:p>
          </table:table-cell>
          <table:table-cell office:value-type="float" office:value="0.000188596" calcext:value-type="float">
            <text:p>0.000188596</text:p>
          </table:table-cell>
          <table:table-cell office:value-type="float" office:value="0.00014497" calcext:value-type="float">
            <text:p>0.00014497</text:p>
          </table:table-cell>
        </table:table-row>
        <table:table-row table:style-name="ro1">
          <table:table-cell office:value-type="float" office:value="0.000319426" calcext:value-type="float">
            <text:p>0.000319426</text:p>
          </table:table-cell>
          <table:table-cell office:value-type="float" office:value="0.00033909" calcext:value-type="float">
            <text:p>0.00033909</text:p>
          </table:table-cell>
          <table:table-cell office:value-type="float" office:value="0.000246603" calcext:value-type="float">
            <text:p>0.000246603</text:p>
          </table:table-cell>
          <table:table-cell office:value-type="float" office:value="0.000203212" calcext:value-type="float">
            <text:p>0.000203212</text:p>
          </table:table-cell>
          <table:table-cell office:value-type="float" office:value="0.000246311" calcext:value-type="float">
            <text:p>0.000246311</text:p>
          </table:table-cell>
          <table:table-cell office:value-type="float" office:value="0.00021598" calcext:value-type="float">
            <text:p>0.00021598</text:p>
          </table:table-cell>
          <table:table-cell office:value-type="float" office:value="0.000252016" calcext:value-type="float">
            <text:p>0.000252016</text:p>
          </table:table-cell>
          <table:table-cell office:value-type="float" office:value="0.000168027" calcext:value-type="float">
            <text:p>0.000168027</text:p>
          </table:table-cell>
          <table:table-cell office:value-type="float" office:value="0.000147807" calcext:value-type="float">
            <text:p>0.000147807</text:p>
          </table:table-cell>
        </table:table-row>
        <table:table-row table:style-name="ro1">
          <table:table-cell office:value-type="float" office:value="0.00647499" calcext:value-type="float">
            <text:p>0.00647499</text:p>
          </table:table-cell>
          <table:table-cell office:value-type="float" office:value="0.00123215" calcext:value-type="float">
            <text:p>0.00123215</text:p>
          </table:table-cell>
          <table:table-cell office:value-type="float" office:value="0.00107984" calcext:value-type="float">
            <text:p>0.00107984</text:p>
          </table:table-cell>
          <table:table-cell office:value-type="float" office:value="0.00114271" calcext:value-type="float">
            <text:p>0.00114271</text:p>
          </table:table-cell>
          <table:table-cell office:value-type="float" office:value="0.00144559" calcext:value-type="float">
            <text:p>0.00144559</text:p>
          </table:table-cell>
          <table:table-cell office:value-type="float" office:value="0.00123908" calcext:value-type="float">
            <text:p>0.00123908</text:p>
          </table:table-cell>
          <table:table-cell office:value-type="float" office:value="0.000927135" calcext:value-type="float">
            <text:p>0.000927135</text:p>
          </table:table-cell>
          <table:table-cell office:value-type="float" office:value="0.000690287" calcext:value-type="float">
            <text:p>0.000690287</text:p>
          </table:table-cell>
          <table:table-cell office:value-type="float" office:value="0.0016717" calcext:value-type="float">
            <text:p>0.0016717</text:p>
          </table:table-cell>
        </table:table-row>
        <table:table-row table:style-name="ro1">
          <table:table-cell office:value-type="float" office:value="0.00035003" calcext:value-type="float">
            <text:p>0.00035003</text:p>
          </table:table-cell>
          <table:table-cell office:value-type="float" office:value="0.000212869" calcext:value-type="float">
            <text:p>0.000212869</text:p>
          </table:table-cell>
          <table:table-cell office:value-type="float" office:value="0.000230615" calcext:value-type="float">
            <text:p>0.000230615</text:p>
          </table:table-cell>
          <table:table-cell office:value-type="float" office:value="0.000219599" calcext:value-type="float">
            <text:p>0.000219599</text:p>
          </table:table-cell>
          <table:table-cell office:value-type="float" office:value="0.000189192" calcext:value-type="float">
            <text:p>0.000189192</text:p>
          </table:table-cell>
          <table:table-cell office:value-type="float" office:value="0.00018321" calcext:value-type="float">
            <text:p>0.00018321</text:p>
          </table:table-cell>
          <table:table-cell office:value-type="float" office:value="0.000237584" calcext:value-type="float">
            <text:p>0.000237584</text:p>
          </table:table-cell>
          <table:table-cell office:value-type="float" office:value="0.000173632" calcext:value-type="float">
            <text:p>0.000173632</text:p>
          </table:table-cell>
          <table:table-cell office:value-type="float" office:value="0.000149113" calcext:value-type="float">
            <text:p>0.000149113</text:p>
          </table:table-cell>
        </table:table-row>
        <table:table-row table:style-name="ro1">
          <table:table-cell office:value-type="float" office:value="0.0113474" calcext:value-type="float">
            <text:p>0.0113474</text:p>
          </table:table-cell>
          <table:table-cell office:value-type="float" office:value="0.0111375" calcext:value-type="float">
            <text:p>0.0111375</text:p>
          </table:table-cell>
          <table:table-cell office:value-type="float" office:value="0.0113737" calcext:value-type="float">
            <text:p>0.0113737</text:p>
          </table:table-cell>
          <table:table-cell office:value-type="float" office:value="0.0136698" calcext:value-type="float">
            <text:p>0.0136698</text:p>
          </table:table-cell>
          <table:table-cell office:value-type="float" office:value="0.0114046" calcext:value-type="float">
            <text:p>0.0114046</text:p>
          </table:table-cell>
          <table:table-cell office:value-type="float" office:value="0.0123307" calcext:value-type="float">
            <text:p>0.0123307</text:p>
          </table:table-cell>
          <table:table-cell office:value-type="float" office:value="0.0108032" calcext:value-type="float">
            <text:p>0.0108032</text:p>
          </table:table-cell>
          <table:table-cell office:value-type="float" office:value="0.0125837" calcext:value-type="float">
            <text:p>0.0125837</text:p>
          </table:table-cell>
          <table:table-cell office:value-type="float" office:value="0.00808259" calcext:value-type="float">
            <text:p>0.00808259</text:p>
          </table:table-cell>
        </table:table-row>
        <table:table-row table:style-name="ro1">
          <table:table-cell office:value-type="float" office:value="0.00103171" calcext:value-type="float">
            <text:p>0.00103171</text:p>
          </table:table-cell>
          <table:table-cell office:value-type="float" office:value="0.000445782" calcext:value-type="float">
            <text:p>0.000445782</text:p>
          </table:table-cell>
          <table:table-cell office:value-type="float" office:value="0.000496675" calcext:value-type="float">
            <text:p>0.000496675</text:p>
          </table:table-cell>
          <table:table-cell office:value-type="float" office:value="0.000573405" calcext:value-type="float">
            <text:p>0.000573405</text:p>
          </table:table-cell>
          <table:table-cell office:value-type="float" office:value="0.000433746" calcext:value-type="float">
            <text:p>0.000433746</text:p>
          </table:table-cell>
          <table:table-cell office:value-type="float" office:value="0.000256549" calcext:value-type="float">
            <text:p>0.000256549</text:p>
          </table:table-cell>
          <table:table-cell office:value-type="float" office:value="0.000320526" calcext:value-type="float">
            <text:p>0.000320526</text:p>
          </table:table-cell>
          <table:table-cell office:value-type="float" office:value="0.000381031" calcext:value-type="float">
            <text:p>0.000381031</text:p>
          </table:table-cell>
          <table:table-cell office:value-type="float" office:value="0.000275967" calcext:value-type="float">
            <text:p>0.000275967</text:p>
          </table:table-cell>
        </table:table-row>
        <table:table-row table:style-name="ro1">
          <table:table-cell office:value-type="float" office:value="0.000268801" calcext:value-type="float">
            <text:p>0.000268801</text:p>
          </table:table-cell>
          <table:table-cell office:value-type="float" office:value="0.000276539" calcext:value-type="float">
            <text:p>0.000276539</text:p>
          </table:table-cell>
          <table:table-cell office:value-type="float" office:value="0.00031129" calcext:value-type="float">
            <text:p>0.00031129</text:p>
          </table:table-cell>
          <table:table-cell office:value-type="float" office:value="0.000285085" calcext:value-type="float">
            <text:p>0.000285085</text:p>
          </table:table-cell>
          <table:table-cell office:value-type="float" office:value="0.000280623" calcext:value-type="float">
            <text:p>0.000280623</text:p>
          </table:table-cell>
          <table:table-cell office:value-type="float" office:value="0.000274539" calcext:value-type="float">
            <text:p>0.000274539</text:p>
          </table:table-cell>
          <table:table-cell office:value-type="float" office:value="0.000229324" calcext:value-type="float">
            <text:p>0.000229324</text:p>
          </table:table-cell>
          <table:table-cell office:value-type="float" office:value="0.00017906" calcext:value-type="float">
            <text:p>0.00017906</text:p>
          </table:table-cell>
          <table:table-cell office:value-type="float" office:value="0.000216504" calcext:value-type="float">
            <text:p>0.000216504</text:p>
          </table:table-cell>
        </table:table-row>
        <table:table-row table:style-name="ro1">
          <table:table-cell office:value-type="float" office:value="0.00467517" calcext:value-type="float">
            <text:p>0.00467517</text:p>
          </table:table-cell>
          <table:table-cell office:value-type="float" office:value="0.000501314" calcext:value-type="float">
            <text:p>0.000501314</text:p>
          </table:table-cell>
          <table:table-cell office:value-type="float" office:value="0.0011983" calcext:value-type="float">
            <text:p>0.0011983</text:p>
          </table:table-cell>
          <table:table-cell office:value-type="float" office:value="0.00116268" calcext:value-type="float">
            <text:p>0.00116268</text:p>
          </table:table-cell>
          <table:table-cell office:value-type="float" office:value="0.000620649" calcext:value-type="float">
            <text:p>0.000620649</text:p>
          </table:table-cell>
          <table:table-cell office:value-type="float" office:value="0.000506255" calcext:value-type="float">
            <text:p>0.000506255</text:p>
          </table:table-cell>
          <table:table-cell office:value-type="float" office:value="0.000326113" calcext:value-type="float">
            <text:p>0.000326113</text:p>
          </table:table-cell>
          <table:table-cell office:value-type="float" office:value="0.000361963" calcext:value-type="float">
            <text:p>0.000361963</text:p>
          </table:table-cell>
          <table:table-cell office:value-type="float" office:value="0.000622627" calcext:value-type="float">
            <text:p>0.000622627</text:p>
          </table:table-cell>
        </table:table-row>
        <table:table-row table:style-name="ro1">
          <table:table-cell office:value-type="float" office:value="0.00126137" calcext:value-type="float">
            <text:p>0.00126137</text:p>
          </table:table-cell>
          <table:table-cell office:value-type="float" office:value="0.000949018" calcext:value-type="float">
            <text:p>0.000949018</text:p>
          </table:table-cell>
          <table:table-cell office:value-type="float" office:value="0.000932049" calcext:value-type="float">
            <text:p>0.000932049</text:p>
          </table:table-cell>
          <table:table-cell office:value-type="float" office:value="0.000450554" calcext:value-type="float">
            <text:p>0.000450554</text:p>
          </table:table-cell>
          <table:table-cell office:value-type="float" office:value="0.000665523" calcext:value-type="float">
            <text:p>0.000665523</text:p>
          </table:table-cell>
          <table:table-cell office:value-type="float" office:value="0.000363117" calcext:value-type="float">
            <text:p>0.000363117</text:p>
          </table:table-cell>
          <table:table-cell office:value-type="float" office:value="0.000418075" calcext:value-type="float">
            <text:p>0.000418075</text:p>
          </table:table-cell>
          <table:table-cell office:value-type="float" office:value="0.00101442" calcext:value-type="float">
            <text:p>0.00101442</text:p>
          </table:table-cell>
          <table:table-cell office:value-type="float" office:value="0.000792469" calcext:value-type="float">
            <text:p>0.000792469</text:p>
          </table:table-cell>
        </table:table-row>
        <table:table-row table:style-name="ro1">
          <table:table-cell office:value-type="float" office:value="0.0173371" calcext:value-type="float">
            <text:p>0.0173371</text:p>
          </table:table-cell>
          <table:table-cell office:value-type="float" office:value="0.020467" calcext:value-type="float">
            <text:p>0.020467</text:p>
          </table:table-cell>
          <table:table-cell office:value-type="float" office:value="0.0176026" calcext:value-type="float">
            <text:p>0.0176026</text:p>
          </table:table-cell>
          <table:table-cell office:value-type="float" office:value="0.0160145" calcext:value-type="float">
            <text:p>0.0160145</text:p>
          </table:table-cell>
          <table:table-cell office:value-type="float" office:value="0.0207127" calcext:value-type="float">
            <text:p>0.0207127</text:p>
          </table:table-cell>
          <table:table-cell office:value-type="float" office:value="0.0197063" calcext:value-type="float">
            <text:p>0.0197063</text:p>
          </table:table-cell>
          <table:table-cell office:value-type="float" office:value="0.0170149" calcext:value-type="float">
            <text:p>0.0170149</text:p>
          </table:table-cell>
          <table:table-cell office:value-type="float" office:value="0.0166917" calcext:value-type="float">
            <text:p>0.0166917</text:p>
          </table:table-cell>
          <table:table-cell office:value-type="float" office:value="0.0167707" calcext:value-type="float">
            <text:p>0.0167707</text:p>
          </table:table-cell>
        </table:table-row>
        <table:table-row table:style-name="ro1">
          <table:table-cell office:value-type="float" office:value="0.000410925" calcext:value-type="float">
            <text:p>0.000410925</text:p>
          </table:table-cell>
          <table:table-cell office:value-type="float" office:value="0.000237367" calcext:value-type="float">
            <text:p>0.000237367</text:p>
          </table:table-cell>
          <table:table-cell office:value-type="float" office:value="0.00025709" calcext:value-type="float">
            <text:p>0.00025709</text:p>
          </table:table-cell>
          <table:table-cell office:value-type="float" office:value="0.000278957" calcext:value-type="float">
            <text:p>0.000278957</text:p>
          </table:table-cell>
          <table:table-cell office:value-type="float" office:value="0.000211493" calcext:value-type="float">
            <text:p>0.000211493</text:p>
          </table:table-cell>
          <table:table-cell office:value-type="float" office:value="0.000201093" calcext:value-type="float">
            <text:p>0.000201093</text:p>
          </table:table-cell>
          <table:table-cell office:value-type="float" office:value="0.000175064" calcext:value-type="float">
            <text:p>0.000175064</text:p>
          </table:table-cell>
          <table:table-cell office:value-type="float" office:value="0.000196349" calcext:value-type="float">
            <text:p>0.000196349</text:p>
          </table:table-cell>
          <table:table-cell office:value-type="float" office:value="0.000162676" calcext:value-type="float">
            <text:p>0.000162676</text:p>
          </table:table-cell>
        </table:table-row>
        <table:table-row table:style-name="ro1">
          <table:table-cell office:value-type="float" office:value="0.000305205" calcext:value-type="float">
            <text:p>0.000305205</text:p>
          </table:table-cell>
          <table:table-cell office:value-type="float" office:value="0.000201908" calcext:value-type="float">
            <text:p>0.000201908</text:p>
          </table:table-cell>
          <table:table-cell office:value-type="float" office:value="0.000326054" calcext:value-type="float">
            <text:p>0.000326054</text:p>
          </table:table-cell>
          <table:table-cell office:value-type="float" office:value="0.000303147" calcext:value-type="float">
            <text:p>0.000303147</text:p>
          </table:table-cell>
          <table:table-cell office:value-type="float" office:value="0.000318167" calcext:value-type="float">
            <text:p>0.000318167</text:p>
          </table:table-cell>
          <table:table-cell office:value-type="float" office:value="0.000272488" calcext:value-type="float">
            <text:p>0.000272488</text:p>
          </table:table-cell>
          <table:table-cell office:value-type="float" office:value="0.000270765" calcext:value-type="float">
            <text:p>0.000270765</text:p>
          </table:table-cell>
          <table:table-cell office:value-type="float" office:value="0.000240692" calcext:value-type="float">
            <text:p>0.000240692</text:p>
          </table:table-cell>
          <table:table-cell office:value-type="float" office:value="0.000199873" calcext:value-type="float">
            <text:p>0.000199873</text:p>
          </table:table-cell>
        </table:table-row>
        <table:table-row table:style-name="ro1">
          <table:table-cell office:value-type="float" office:value="0.0007122" calcext:value-type="float">
            <text:p>0.0007122</text:p>
          </table:table-cell>
          <table:table-cell office:value-type="float" office:value="0.000266571" calcext:value-type="float">
            <text:p>0.000266571</text:p>
          </table:table-cell>
          <table:table-cell office:value-type="float" office:value="0.000377082" calcext:value-type="float">
            <text:p>0.000377082</text:p>
          </table:table-cell>
          <table:table-cell office:value-type="float" office:value="0.000250175" calcext:value-type="float">
            <text:p>0.000250175</text:p>
          </table:table-cell>
          <table:table-cell office:value-type="float" office:value="0.000399201" calcext:value-type="float">
            <text:p>0.000399201</text:p>
          </table:table-cell>
          <table:table-cell office:value-type="float" office:value="0.00031242" calcext:value-type="float">
            <text:p>0.00031242</text:p>
          </table:table-cell>
          <table:table-cell office:value-type="float" office:value="0.000324733" calcext:value-type="float">
            <text:p>0.000324733</text:p>
          </table:table-cell>
          <table:table-cell office:value-type="float" office:value="0.000224771" calcext:value-type="float">
            <text:p>0.000224771</text:p>
          </table:table-cell>
          <table:table-cell office:value-type="float" office:value="0.000207828" calcext:value-type="float">
            <text:p>0.000207828</text:p>
          </table:table-cell>
        </table:table-row>
        <table:table-row table:style-name="ro1">
          <table:table-cell office:value-type="float" office:value="0.000346059" calcext:value-type="float">
            <text:p>0.000346059</text:p>
          </table:table-cell>
          <table:table-cell office:value-type="float" office:value="0.000341468" calcext:value-type="float">
            <text:p>0.000341468</text:p>
          </table:table-cell>
          <table:table-cell office:value-type="float" office:value="0.000246608" calcext:value-type="float">
            <text:p>0.000246608</text:p>
          </table:table-cell>
          <table:table-cell office:value-type="float" office:value="0.000209025" calcext:value-type="float">
            <text:p>0.000209025</text:p>
          </table:table-cell>
          <table:table-cell office:value-type="float" office:value="0.000233774" calcext:value-type="float">
            <text:p>0.000233774</text:p>
          </table:table-cell>
          <table:table-cell office:value-type="float" office:value="0.000275452" calcext:value-type="float">
            <text:p>0.000275452</text:p>
          </table:table-cell>
          <table:table-cell office:value-type="float" office:value="0.000260225" calcext:value-type="float">
            <text:p>0.000260225</text:p>
          </table:table-cell>
          <table:table-cell office:value-type="float" office:value="0.00023535" calcext:value-type="float">
            <text:p>0.00023535</text:p>
          </table:table-cell>
          <table:table-cell office:value-type="float" office:value="0.000181707" calcext:value-type="float">
            <text:p>0.000181707</text:p>
          </table:table-cell>
        </table:table-row>
        <table:table-row table:style-name="ro1">
          <table:table-cell office:value-type="float" office:value="0.000124979" calcext:value-type="float">
            <text:p>0.000124979</text:p>
          </table:table-cell>
          <table:table-cell office:value-type="float" office:value="0.000121209" calcext:value-type="float">
            <text:p>0.000121209</text:p>
          </table:table-cell>
          <table:table-cell office:value-type="float" office:value="0.000124754" calcext:value-type="float">
            <text:p>0.000124754</text:p>
          </table:table-cell>
          <table:table-cell office:value-type="float" office:value="0.00012222" calcext:value-type="float">
            <text:p>0.00012222</text:p>
          </table:table-cell>
          <table:table-cell office:value-type="float" office:value="0.000121286" calcext:value-type="float">
            <text:p>0.000121286</text:p>
          </table:table-cell>
          <table:table-cell office:value-type="float" office:value="0.000125032" calcext:value-type="float">
            <text:p>0.000125032</text:p>
          </table:table-cell>
          <table:table-cell office:value-type="float" office:value="0.000128458" calcext:value-type="float">
            <text:p>0.000128458</text:p>
          </table:table-cell>
          <table:table-cell office:value-type="float" office:value="0.000113946" calcext:value-type="float">
            <text:p>0.000113946</text:p>
          </table:table-cell>
          <table:table-cell office:value-type="float" office:value="0.000121458" calcext:value-type="float">
            <text:p>0.000121458</text:p>
          </table:table-cell>
        </table:table-row>
        <table:table-row table:style-name="ro1">
          <table:table-cell office:value-type="float" office:value="0.000427068" calcext:value-type="float">
            <text:p>0.000427068</text:p>
          </table:table-cell>
          <table:table-cell office:value-type="float" office:value="0.000318781" calcext:value-type="float">
            <text:p>0.000318781</text:p>
          </table:table-cell>
          <table:table-cell office:value-type="float" office:value="0.000284785" calcext:value-type="float">
            <text:p>0.000284785</text:p>
          </table:table-cell>
          <table:table-cell office:value-type="float" office:value="0.000336581" calcext:value-type="float">
            <text:p>0.000336581</text:p>
          </table:table-cell>
          <table:table-cell office:value-type="float" office:value="0.000258111" calcext:value-type="float">
            <text:p>0.000258111</text:p>
          </table:table-cell>
          <table:table-cell office:value-type="float" office:value="0.00026412" calcext:value-type="float">
            <text:p>0.00026412</text:p>
          </table:table-cell>
          <table:table-cell office:value-type="float" office:value="0.00027768" calcext:value-type="float">
            <text:p>0.00027768</text:p>
          </table:table-cell>
          <table:table-cell office:value-type="float" office:value="0.000242739" calcext:value-type="float">
            <text:p>0.000242739</text:p>
          </table:table-cell>
          <table:table-cell office:value-type="float" office:value="0.000205374" calcext:value-type="float">
            <text:p>0.000205374</text:p>
          </table:table-cell>
        </table:table-row>
        <table:table-row table:style-name="ro1">
          <table:table-cell office:value-type="float" office:value="0.0150817" calcext:value-type="float">
            <text:p>0.0150817</text:p>
          </table:table-cell>
          <table:table-cell office:value-type="float" office:value="0.0141585" calcext:value-type="float">
            <text:p>0.0141585</text:p>
          </table:table-cell>
          <table:table-cell office:value-type="float" office:value="0.0136263" calcext:value-type="float">
            <text:p>0.0136263</text:p>
          </table:table-cell>
          <table:table-cell office:value-type="float" office:value="0.0129928" calcext:value-type="float">
            <text:p>0.0129928</text:p>
          </table:table-cell>
          <table:table-cell office:value-type="float" office:value="0.0114393" calcext:value-type="float">
            <text:p>0.0114393</text:p>
          </table:table-cell>
          <table:table-cell office:value-type="float" office:value="0.0111575" calcext:value-type="float">
            <text:p>0.0111575</text:p>
          </table:table-cell>
          <table:table-cell office:value-type="float" office:value="0.0103957" calcext:value-type="float">
            <text:p>0.0103957</text:p>
          </table:table-cell>
          <table:table-cell office:value-type="float" office:value="0.00928148" calcext:value-type="float">
            <text:p>0.00928148</text:p>
          </table:table-cell>
          <table:table-cell office:value-type="float" office:value="0.00999059" calcext:value-type="float">
            <text:p>0.00999059</text:p>
          </table:table-cell>
        </table:table-row>
        <table:table-row table:style-name="ro1">
          <table:table-cell office:value-type="float" office:value="0.000322341" calcext:value-type="float">
            <text:p>0.000322341</text:p>
          </table:table-cell>
          <table:table-cell office:value-type="float" office:value="0.000321439" calcext:value-type="float">
            <text:p>0.000321439</text:p>
          </table:table-cell>
          <table:table-cell office:value-type="float" office:value="0.000295002" calcext:value-type="float">
            <text:p>0.000295002</text:p>
          </table:table-cell>
          <table:table-cell office:value-type="float" office:value="0.000363965" calcext:value-type="float">
            <text:p>0.000363965</text:p>
          </table:table-cell>
          <table:table-cell office:value-type="float" office:value="0.00026011" calcext:value-type="float">
            <text:p>0.00026011</text:p>
          </table:table-cell>
          <table:table-cell office:value-type="float" office:value="0.000305956" calcext:value-type="float">
            <text:p>0.000305956</text:p>
          </table:table-cell>
          <table:table-cell office:value-type="float" office:value="0.000321607" calcext:value-type="float">
            <text:p>0.000321607</text:p>
          </table:table-cell>
          <table:table-cell office:value-type="float" office:value="0.000276967" calcext:value-type="float">
            <text:p>0.000276967</text:p>
          </table:table-cell>
          <table:table-cell office:value-type="float" office:value="0.000221192" calcext:value-type="float">
            <text:p>0.000221192</text:p>
          </table:table-cell>
        </table:table-row>
        <table:table-row table:style-name="ro1">
          <table:table-cell office:value-type="float" office:value="0.00037819" calcext:value-type="float">
            <text:p>0.00037819</text:p>
          </table:table-cell>
          <table:table-cell office:value-type="float" office:value="0.000284345" calcext:value-type="float">
            <text:p>0.000284345</text:p>
          </table:table-cell>
          <table:table-cell office:value-type="float" office:value="0.00022124" calcext:value-type="float">
            <text:p>0.00022124</text:p>
          </table:table-cell>
          <table:table-cell office:value-type="float" office:value="0.000245056" calcext:value-type="float">
            <text:p>0.000245056</text:p>
          </table:table-cell>
          <table:table-cell office:value-type="float" office:value="0.00022991" calcext:value-type="float">
            <text:p>0.00022991</text:p>
          </table:table-cell>
          <table:table-cell office:value-type="float" office:value="0.000315806" calcext:value-type="float">
            <text:p>0.000315806</text:p>
          </table:table-cell>
          <table:table-cell office:value-type="float" office:value="0.000211858" calcext:value-type="float">
            <text:p>0.000211858</text:p>
          </table:table-cell>
          <table:table-cell office:value-type="float" office:value="0.00018236" calcext:value-type="float">
            <text:p>0.00018236</text:p>
          </table:table-cell>
          <table:table-cell office:value-type="float" office:value="0.00022739" calcext:value-type="float">
            <text:p>0.00022739</text:p>
          </table:table-cell>
        </table:table-row>
        <table:table-row table:style-name="ro1">
          <table:table-cell office:value-type="float" office:value="0.0127804" calcext:value-type="float">
            <text:p>0.0127804</text:p>
          </table:table-cell>
          <table:table-cell office:value-type="float" office:value="0.0105039" calcext:value-type="float">
            <text:p>0.0105039</text:p>
          </table:table-cell>
          <table:table-cell office:value-type="float" office:value="0.0103639" calcext:value-type="float">
            <text:p>0.0103639</text:p>
          </table:table-cell>
          <table:table-cell office:value-type="float" office:value="0.0108545" calcext:value-type="float">
            <text:p>0.0108545</text:p>
          </table:table-cell>
          <table:table-cell office:value-type="float" office:value="0.00860632" calcext:value-type="float">
            <text:p>0.00860632</text:p>
          </table:table-cell>
          <table:table-cell office:value-type="float" office:value="0.00997829" calcext:value-type="float">
            <text:p>0.00997829</text:p>
          </table:table-cell>
          <table:table-cell office:value-type="float" office:value="0.0105664" calcext:value-type="float">
            <text:p>0.0105664</text:p>
          </table:table-cell>
          <table:table-cell office:value-type="float" office:value="0.0086488" calcext:value-type="float">
            <text:p>0.0086488</text:p>
          </table:table-cell>
          <table:table-cell office:value-type="float" office:value="0.00891324" calcext:value-type="float">
            <text:p>0.00891324</text:p>
          </table:table-cell>
        </table:table-row>
        <table:table-row table:style-name="ro1">
          <table:table-cell office:value-type="float" office:value="0.012937" calcext:value-type="float">
            <text:p>0.012937</text:p>
          </table:table-cell>
          <table:table-cell office:value-type="float" office:value="0.0137885" calcext:value-type="float">
            <text:p>0.0137885</text:p>
          </table:table-cell>
          <table:table-cell office:value-type="float" office:value="0.0128083" calcext:value-type="float">
            <text:p>0.0128083</text:p>
          </table:table-cell>
          <table:table-cell office:value-type="float" office:value="0.0127551" calcext:value-type="float">
            <text:p>0.0127551</text:p>
          </table:table-cell>
          <table:table-cell office:value-type="float" office:value="0.0103555" calcext:value-type="float">
            <text:p>0.0103555</text:p>
          </table:table-cell>
          <table:table-cell office:value-type="float" office:value="0.0109862" calcext:value-type="float">
            <text:p>0.0109862</text:p>
          </table:table-cell>
          <table:table-cell office:value-type="float" office:value="0.0109027" calcext:value-type="float">
            <text:p>0.0109027</text:p>
          </table:table-cell>
          <table:table-cell office:value-type="float" office:value="0.011271" calcext:value-type="float">
            <text:p>0.011271</text:p>
          </table:table-cell>
          <table:table-cell office:value-type="float" office:value="0.0108455" calcext:value-type="float">
            <text:p>0.0108455</text:p>
          </table:table-cell>
        </table:table-row>
        <table:table-row table:style-name="ro1">
          <table:table-cell office:value-type="float" office:value="0.00667465" calcext:value-type="float">
            <text:p>0.00667465</text:p>
          </table:table-cell>
          <table:table-cell office:value-type="float" office:value="0.00196281" calcext:value-type="float">
            <text:p>0.00196281</text:p>
          </table:table-cell>
          <table:table-cell office:value-type="float" office:value="0.0014184" calcext:value-type="float">
            <text:p>0.0014184</text:p>
          </table:table-cell>
          <table:table-cell office:value-type="float" office:value="0.00107638" calcext:value-type="float">
            <text:p>0.00107638</text:p>
          </table:table-cell>
          <table:table-cell office:value-type="float" office:value="0.00150334" calcext:value-type="float">
            <text:p>0.00150334</text:p>
          </table:table-cell>
          <table:table-cell office:value-type="float" office:value="0.00103733" calcext:value-type="float">
            <text:p>0.00103733</text:p>
          </table:table-cell>
          <table:table-cell office:value-type="float" office:value="0.000907686" calcext:value-type="float">
            <text:p>0.000907686</text:p>
          </table:table-cell>
          <table:table-cell office:value-type="float" office:value="0.00148899" calcext:value-type="float">
            <text:p>0.00148899</text:p>
          </table:table-cell>
          <table:table-cell office:value-type="float" office:value="0.00247611" calcext:value-type="float">
            <text:p>0.00247611</text:p>
          </table:table-cell>
        </table:table-row>
        <table:table-row table:style-name="ro1">
          <table:table-cell office:value-type="float" office:value="0.0206608" calcext:value-type="float">
            <text:p>0.0206608</text:p>
          </table:table-cell>
          <table:table-cell office:value-type="float" office:value="0.0151414" calcext:value-type="float">
            <text:p>0.0151414</text:p>
          </table:table-cell>
          <table:table-cell office:value-type="float" office:value="0.0115895" calcext:value-type="float">
            <text:p>0.0115895</text:p>
          </table:table-cell>
          <table:table-cell office:value-type="float" office:value="0.0116943" calcext:value-type="float">
            <text:p>0.0116943</text:p>
          </table:table-cell>
          <table:table-cell office:value-type="float" office:value="0.00916227" calcext:value-type="float">
            <text:p>0.00916227</text:p>
          </table:table-cell>
          <table:table-cell office:value-type="float" office:value="0.0103042" calcext:value-type="float">
            <text:p>0.0103042</text:p>
          </table:table-cell>
          <table:table-cell office:value-type="float" office:value="0.0105431" calcext:value-type="float">
            <text:p>0.0105431</text:p>
          </table:table-cell>
          <table:table-cell office:value-type="float" office:value="0.0139193" calcext:value-type="float">
            <text:p>0.0139193</text:p>
          </table:table-cell>
          <table:table-cell office:value-type="float" office:value="0.0199877" calcext:value-type="float">
            <text:p>0.0199877</text:p>
          </table:table-cell>
        </table:table-row>
        <table:table-row table:style-name="ro1">
          <table:table-cell office:value-type="float" office:value="0.000366162" calcext:value-type="float">
            <text:p>0.000366162</text:p>
          </table:table-cell>
          <table:table-cell office:value-type="float" office:value="0.000405655" calcext:value-type="float">
            <text:p>0.000405655</text:p>
          </table:table-cell>
          <table:table-cell office:value-type="float" office:value="0.000370812" calcext:value-type="float">
            <text:p>0.000370812</text:p>
          </table:table-cell>
          <table:table-cell office:value-type="float" office:value="0.000249201" calcext:value-type="float">
            <text:p>0.000249201</text:p>
          </table:table-cell>
          <table:table-cell office:value-type="float" office:value="0.000267026" calcext:value-type="float">
            <text:p>0.000267026</text:p>
          </table:table-cell>
          <table:table-cell office:value-type="float" office:value="0.000206614" calcext:value-type="float">
            <text:p>0.000206614</text:p>
          </table:table-cell>
          <table:table-cell office:value-type="float" office:value="0.000267113" calcext:value-type="float">
            <text:p>0.000267113</text:p>
          </table:table-cell>
          <table:table-cell office:value-type="float" office:value="0.000209698" calcext:value-type="float">
            <text:p>0.000209698</text:p>
          </table:table-cell>
          <table:table-cell office:value-type="float" office:value="0.000226095" calcext:value-type="float">
            <text:p>0.000226095</text:p>
          </table:table-cell>
        </table:table-row>
        <table:table-row table:style-name="ro1">
          <table:table-cell office:value-type="float" office:value="0.0175763" calcext:value-type="float">
            <text:p>0.0175763</text:p>
          </table:table-cell>
          <table:table-cell office:value-type="float" office:value="0.00841543" calcext:value-type="float">
            <text:p>0.00841543</text:p>
          </table:table-cell>
          <table:table-cell office:value-type="float" office:value="0.00626265" calcext:value-type="float">
            <text:p>0.00626265</text:p>
          </table:table-cell>
          <table:table-cell office:value-type="float" office:value="0.0070499" calcext:value-type="float">
            <text:p>0.0070499</text:p>
          </table:table-cell>
          <table:table-cell office:value-type="float" office:value="0.00617872" calcext:value-type="float">
            <text:p>0.00617872</text:p>
          </table:table-cell>
          <table:table-cell office:value-type="float" office:value="0.00518821" calcext:value-type="float">
            <text:p>0.00518821</text:p>
          </table:table-cell>
          <table:table-cell office:value-type="float" office:value="0.00675953" calcext:value-type="float">
            <text:p>0.00675953</text:p>
          </table:table-cell>
          <table:table-cell office:value-type="float" office:value="0.0090256" calcext:value-type="float">
            <text:p>0.0090256</text:p>
          </table:table-cell>
          <table:table-cell office:value-type="float" office:value="0.0164237" calcext:value-type="float">
            <text:p>0.0164237</text:p>
          </table:table-cell>
        </table:table-row>
        <table:table-row table:style-name="ro1">
          <table:table-cell office:value-type="float" office:value="0.000562884" calcext:value-type="float">
            <text:p>0.000562884</text:p>
          </table:table-cell>
          <table:table-cell office:value-type="float" office:value="0.00042388" calcext:value-type="float">
            <text:p>0.00042388</text:p>
          </table:table-cell>
          <table:table-cell office:value-type="float" office:value="0.000313878" calcext:value-type="float">
            <text:p>0.000313878</text:p>
          </table:table-cell>
          <table:table-cell office:value-type="float" office:value="0.000307308" calcext:value-type="float">
            <text:p>0.000307308</text:p>
          </table:table-cell>
          <table:table-cell office:value-type="float" office:value="0.000290627" calcext:value-type="float">
            <text:p>0.000290627</text:p>
          </table:table-cell>
          <table:table-cell office:value-type="float" office:value="0.000333656" calcext:value-type="float">
            <text:p>0.000333656</text:p>
          </table:table-cell>
          <table:table-cell office:value-type="float" office:value="0.000362142" calcext:value-type="float">
            <text:p>0.000362142</text:p>
          </table:table-cell>
          <table:table-cell office:value-type="float" office:value="0.000308955" calcext:value-type="float">
            <text:p>0.000308955</text:p>
          </table:table-cell>
          <table:table-cell office:value-type="float" office:value="0.00029596" calcext:value-type="float">
            <text:p>0.00029596</text:p>
          </table:table-cell>
        </table:table-row>
        <table:table-row table:style-name="ro1">
          <table:table-cell office:value-type="float" office:value="0.000158735" calcext:value-type="float">
            <text:p>0.000158735</text:p>
          </table:table-cell>
          <table:table-cell office:value-type="float" office:value="0.000162767" calcext:value-type="float">
            <text:p>0.000162767</text:p>
          </table:table-cell>
          <table:table-cell office:value-type="float" office:value="0.000198128" calcext:value-type="float">
            <text:p>0.000198128</text:p>
          </table:table-cell>
          <table:table-cell office:value-type="float" office:value="0.000167028" calcext:value-type="float">
            <text:p>0.000167028</text:p>
          </table:table-cell>
          <table:table-cell office:value-type="float" office:value="0.000192682" calcext:value-type="float">
            <text:p>0.000192682</text:p>
          </table:table-cell>
          <table:table-cell office:value-type="float" office:value="0.000195504" calcext:value-type="float">
            <text:p>0.000195504</text:p>
          </table:table-cell>
          <table:table-cell office:value-type="float" office:value="0.000205979" calcext:value-type="float">
            <text:p>0.000205979</text:p>
          </table:table-cell>
          <table:table-cell office:value-type="float" office:value="0.000184344" calcext:value-type="float">
            <text:p>0.000184344</text:p>
          </table:table-cell>
          <table:table-cell office:value-type="float" office:value="0.000183267" calcext:value-type="float">
            <text:p>0.000183267</text:p>
          </table:table-cell>
        </table:table-row>
        <table:table-row table:style-name="ro1">
          <table:table-cell office:value-type="float" office:value="0.00013078" calcext:value-type="float">
            <text:p>0.00013078</text:p>
          </table:table-cell>
          <table:table-cell office:value-type="float" office:value="0.00013124" calcext:value-type="float">
            <text:p>0.00013124</text:p>
          </table:table-cell>
          <table:table-cell office:value-type="float" office:value="0.00013153" calcext:value-type="float">
            <text:p>0.00013153</text:p>
          </table:table-cell>
          <table:table-cell office:value-type="float" office:value="0.000131156" calcext:value-type="float">
            <text:p>0.000131156</text:p>
          </table:table-cell>
          <table:table-cell office:value-type="float" office:value="0.000124105" calcext:value-type="float">
            <text:p>0.000124105</text:p>
          </table:table-cell>
          <table:table-cell office:value-type="float" office:value="0.000131773" calcext:value-type="float">
            <text:p>0.000131773</text:p>
          </table:table-cell>
          <table:table-cell office:value-type="float" office:value="0.000126333" calcext:value-type="float">
            <text:p>0.000126333</text:p>
          </table:table-cell>
          <table:table-cell office:value-type="float" office:value="0.000133398" calcext:value-type="float">
            <text:p>0.000133398</text:p>
          </table:table-cell>
          <table:table-cell office:value-type="float" office:value="0.00012927" calcext:value-type="float">
            <text:p>0.00012927</text:p>
          </table:table-cell>
        </table:table-row>
        <table:table-row table:style-name="ro1">
          <table:table-cell office:value-type="float" office:value="0.000325006" calcext:value-type="float">
            <text:p>0.000325006</text:p>
          </table:table-cell>
          <table:table-cell office:value-type="float" office:value="0.000292524" calcext:value-type="float">
            <text:p>0.000292524</text:p>
          </table:table-cell>
          <table:table-cell office:value-type="float" office:value="0.000326607" calcext:value-type="float">
            <text:p>0.000326607</text:p>
          </table:table-cell>
          <table:table-cell office:value-type="float" office:value="0.000245964" calcext:value-type="float">
            <text:p>0.000245964</text:p>
          </table:table-cell>
          <table:table-cell office:value-type="float" office:value="0.000361679" calcext:value-type="float">
            <text:p>0.000361679</text:p>
          </table:table-cell>
          <table:table-cell office:value-type="float" office:value="0.000232308" calcext:value-type="float">
            <text:p>0.000232308</text:p>
          </table:table-cell>
          <table:table-cell office:value-type="float" office:value="0.000245022" calcext:value-type="float">
            <text:p>0.000245022</text:p>
          </table:table-cell>
          <table:table-cell office:value-type="float" office:value="0.000228272" calcext:value-type="float">
            <text:p>0.000228272</text:p>
          </table:table-cell>
          <table:table-cell office:value-type="float" office:value="0.000221148" calcext:value-type="float">
            <text:p>0.000221148</text:p>
          </table:table-cell>
        </table:table-row>
        <table:table-row table:style-name="ro1">
          <table:table-cell office:value-type="float" office:value="0.000244237" calcext:value-type="float">
            <text:p>0.000244237</text:p>
          </table:table-cell>
          <table:table-cell office:value-type="float" office:value="0.000185205" calcext:value-type="float">
            <text:p>0.000185205</text:p>
          </table:table-cell>
          <table:table-cell office:value-type="float" office:value="0.000179544" calcext:value-type="float">
            <text:p>0.000179544</text:p>
          </table:table-cell>
          <table:table-cell office:value-type="float" office:value="0.000182727" calcext:value-type="float">
            <text:p>0.000182727</text:p>
          </table:table-cell>
          <table:table-cell office:value-type="float" office:value="0.000205645" calcext:value-type="float">
            <text:p>0.000205645</text:p>
          </table:table-cell>
          <table:table-cell office:value-type="float" office:value="0.000176883" calcext:value-type="float">
            <text:p>0.000176883</text:p>
          </table:table-cell>
          <table:table-cell office:value-type="float" office:value="0.000236179" calcext:value-type="float">
            <text:p>0.000236179</text:p>
          </table:table-cell>
          <table:table-cell office:value-type="float" office:value="0.000179518" calcext:value-type="float">
            <text:p>0.000179518</text:p>
          </table:table-cell>
          <table:table-cell office:value-type="float" office:value="0.000172836" calcext:value-type="float">
            <text:p>0.000172836</text:p>
          </table:table-cell>
        </table:table-row>
        <table:table-row table:style-name="ro1">
          <table:table-cell office:value-type="float" office:value="0.000159426" calcext:value-type="float">
            <text:p>0.000159426</text:p>
          </table:table-cell>
          <table:table-cell office:value-type="float" office:value="0.000159713" calcext:value-type="float">
            <text:p>0.000159713</text:p>
          </table:table-cell>
          <table:table-cell office:value-type="float" office:value="0.000200969" calcext:value-type="float">
            <text:p>0.000200969</text:p>
          </table:table-cell>
          <table:table-cell office:value-type="float" office:value="0.000159816" calcext:value-type="float">
            <text:p>0.000159816</text:p>
          </table:table-cell>
          <table:table-cell office:value-type="float" office:value="0.000152587" calcext:value-type="float">
            <text:p>0.000152587</text:p>
          </table:table-cell>
          <table:table-cell office:value-type="float" office:value="0.000161649" calcext:value-type="float">
            <text:p>0.000161649</text:p>
          </table:table-cell>
          <table:table-cell office:value-type="float" office:value="0.000162751" calcext:value-type="float">
            <text:p>0.000162751</text:p>
          </table:table-cell>
          <table:table-cell office:value-type="float" office:value="0.00016009" calcext:value-type="float">
            <text:p>0.00016009</text:p>
          </table:table-cell>
          <table:table-cell office:value-type="float" office:value="0.000166401" calcext:value-type="float">
            <text:p>0.000166401</text:p>
          </table:table-cell>
        </table:table-row>
        <table:table-row table:style-name="ro1">
          <table:table-cell office:value-type="float" office:value="0.000867259" calcext:value-type="float">
            <text:p>0.000867259</text:p>
          </table:table-cell>
          <table:table-cell office:value-type="float" office:value="0.000507294" calcext:value-type="float">
            <text:p>0.000507294</text:p>
          </table:table-cell>
          <table:table-cell office:value-type="float" office:value="0.000632696" calcext:value-type="float">
            <text:p>0.000632696</text:p>
          </table:table-cell>
          <table:table-cell office:value-type="float" office:value="0.000628459" calcext:value-type="float">
            <text:p>0.000628459</text:p>
          </table:table-cell>
          <table:table-cell office:value-type="float" office:value="0.000486762" calcext:value-type="float">
            <text:p>0.000486762</text:p>
          </table:table-cell>
          <table:table-cell office:value-type="float" office:value="0.000544353" calcext:value-type="float">
            <text:p>0.000544353</text:p>
          </table:table-cell>
          <table:table-cell office:value-type="float" office:value="0.000458827" calcext:value-type="float">
            <text:p>0.000458827</text:p>
          </table:table-cell>
          <table:table-cell office:value-type="float" office:value="0.000590307" calcext:value-type="float">
            <text:p>0.000590307</text:p>
          </table:table-cell>
          <table:table-cell office:value-type="float" office:value="0.000404064" calcext:value-type="float">
            <text:p>0.000404064</text:p>
          </table:table-cell>
        </table:table-row>
        <table:table-row table:style-name="ro1">
          <table:table-cell office:value-type="float" office:value="0.000462342" calcext:value-type="float">
            <text:p>0.000462342</text:p>
          </table:table-cell>
          <table:table-cell office:value-type="float" office:value="0.000419727" calcext:value-type="float">
            <text:p>0.000419727</text:p>
          </table:table-cell>
          <table:table-cell office:value-type="float" office:value="0.000338609" calcext:value-type="float">
            <text:p>0.000338609</text:p>
          </table:table-cell>
          <table:table-cell office:value-type="float" office:value="0.000325645" calcext:value-type="float">
            <text:p>0.000325645</text:p>
          </table:table-cell>
          <table:table-cell office:value-type="float" office:value="0.00033604" calcext:value-type="float">
            <text:p>0.00033604</text:p>
          </table:table-cell>
          <table:table-cell office:value-type="float" office:value="0.000303577" calcext:value-type="float">
            <text:p>0.000303577</text:p>
          </table:table-cell>
          <table:table-cell office:value-type="float" office:value="0.000309711" calcext:value-type="float">
            <text:p>0.000309711</text:p>
          </table:table-cell>
          <table:table-cell office:value-type="float" office:value="0.000316794" calcext:value-type="float">
            <text:p>0.000316794</text:p>
          </table:table-cell>
          <table:table-cell office:value-type="float" office:value="0.000253438" calcext:value-type="float">
            <text:p>0.000253438</text:p>
          </table:table-cell>
        </table:table-row>
        <table:table-row table:style-name="ro1">
          <table:table-cell office:value-type="float" office:value="0.00012853" calcext:value-type="float">
            <text:p>0.00012853</text:p>
          </table:table-cell>
          <table:table-cell office:value-type="float" office:value="0.000124603" calcext:value-type="float">
            <text:p>0.000124603</text:p>
          </table:table-cell>
          <table:table-cell office:value-type="float" office:value="0.00012683" calcext:value-type="float">
            <text:p>0.00012683</text:p>
          </table:table-cell>
          <table:table-cell office:value-type="float" office:value="0.000129502" calcext:value-type="float">
            <text:p>0.000129502</text:p>
          </table:table-cell>
          <table:table-cell office:value-type="float" office:value="0.000124749" calcext:value-type="float">
            <text:p>0.000124749</text:p>
          </table:table-cell>
          <table:table-cell office:value-type="float" office:value="0.000126101" calcext:value-type="float">
            <text:p>0.000126101</text:p>
          </table:table-cell>
          <table:table-cell office:value-type="float" office:value="0.000124155" calcext:value-type="float">
            <text:p>0.000124155</text:p>
          </table:table-cell>
          <table:table-cell office:value-type="float" office:value="0.000127799" calcext:value-type="float">
            <text:p>0.000127799</text:p>
          </table:table-cell>
          <table:table-cell office:value-type="float" office:value="0.000125847" calcext:value-type="float">
            <text:p>0.000125847</text:p>
          </table:table-cell>
        </table:table-row>
        <table:table-row table:style-name="ro1">
          <table:table-cell office:value-type="float" office:value="0.000438912" calcext:value-type="float">
            <text:p>0.000438912</text:p>
          </table:table-cell>
          <table:table-cell office:value-type="float" office:value="0.000313639" calcext:value-type="float">
            <text:p>0.000313639</text:p>
          </table:table-cell>
          <table:table-cell office:value-type="float" office:value="0.00054942" calcext:value-type="float">
            <text:p>0.00054942</text:p>
          </table:table-cell>
          <table:table-cell office:value-type="float" office:value="0.000430544" calcext:value-type="float">
            <text:p>0.000430544</text:p>
          </table:table-cell>
          <table:table-cell office:value-type="float" office:value="0.000527269" calcext:value-type="float">
            <text:p>0.000527269</text:p>
          </table:table-cell>
          <table:table-cell office:value-type="float" office:value="0.000420818" calcext:value-type="float">
            <text:p>0.000420818</text:p>
          </table:table-cell>
          <table:table-cell office:value-type="float" office:value="0.000378137" calcext:value-type="float">
            <text:p>0.000378137</text:p>
          </table:table-cell>
          <table:table-cell office:value-type="float" office:value="0.00032453" calcext:value-type="float">
            <text:p>0.00032453</text:p>
          </table:table-cell>
          <table:table-cell office:value-type="float" office:value="0.000323011" calcext:value-type="float">
            <text:p>0.000323011</text:p>
          </table:table-cell>
        </table:table-row>
        <table:table-row table:style-name="ro1">
          <table:table-cell office:value-type="float" office:value="0.0282836" calcext:value-type="float">
            <text:p>0.0282836</text:p>
          </table:table-cell>
          <table:table-cell office:value-type="float" office:value="0.00792447" calcext:value-type="float">
            <text:p>0.00792447</text:p>
          </table:table-cell>
          <table:table-cell office:value-type="float" office:value="0.00832357" calcext:value-type="float">
            <text:p>0.00832357</text:p>
          </table:table-cell>
          <table:table-cell office:value-type="float" office:value="0.00997196" calcext:value-type="float">
            <text:p>0.00997196</text:p>
          </table:table-cell>
          <table:table-cell office:value-type="float" office:value="0.00637383" calcext:value-type="float">
            <text:p>0.00637383</text:p>
          </table:table-cell>
          <table:table-cell office:value-type="float" office:value="0.00409909" calcext:value-type="float">
            <text:p>0.00409909</text:p>
          </table:table-cell>
          <table:table-cell office:value-type="float" office:value="0.00629846" calcext:value-type="float">
            <text:p>0.00629846</text:p>
          </table:table-cell>
          <table:table-cell office:value-type="float" office:value="0.00734758" calcext:value-type="float">
            <text:p>0.00734758</text:p>
          </table:table-cell>
          <table:table-cell office:value-type="float" office:value="0.0108334" calcext:value-type="float">
            <text:p>0.0108334</text:p>
          </table:table-cell>
        </table:table-row>
        <table:table-row table:style-name="ro1">
          <table:table-cell office:value-type="float" office:value="0.0132248" calcext:value-type="float">
            <text:p>0.0132248</text:p>
          </table:table-cell>
          <table:table-cell office:value-type="float" office:value="0.00633582" calcext:value-type="float">
            <text:p>0.00633582</text:p>
          </table:table-cell>
          <table:table-cell office:value-type="float" office:value="0.00527847" calcext:value-type="float">
            <text:p>0.00527847</text:p>
          </table:table-cell>
          <table:table-cell office:value-type="float" office:value="0.00812259" calcext:value-type="float">
            <text:p>0.00812259</text:p>
          </table:table-cell>
          <table:table-cell office:value-type="float" office:value="0.00778547" calcext:value-type="float">
            <text:p>0.00778547</text:p>
          </table:table-cell>
          <table:table-cell office:value-type="float" office:value="0.0059931" calcext:value-type="float">
            <text:p>0.0059931</text:p>
          </table:table-cell>
          <table:table-cell office:value-type="float" office:value="0.00701846" calcext:value-type="float">
            <text:p>0.00701846</text:p>
          </table:table-cell>
          <table:table-cell office:value-type="float" office:value="0.00940523" calcext:value-type="float">
            <text:p>0.00940523</text:p>
          </table:table-cell>
          <table:table-cell office:value-type="float" office:value="0.0167375" calcext:value-type="float">
            <text:p>0.0167375</text:p>
          </table:table-cell>
        </table:table-row>
        <table:table-row table:style-name="ro1">
          <table:table-cell office:value-type="float" office:value="0.00022496" calcext:value-type="float">
            <text:p>0.00022496</text:p>
          </table:table-cell>
          <table:table-cell office:value-type="float" office:value="0.000162774" calcext:value-type="float">
            <text:p>0.000162774</text:p>
          </table:table-cell>
          <table:table-cell office:value-type="float" office:value="0.000205615" calcext:value-type="float">
            <text:p>0.000205615</text:p>
          </table:table-cell>
          <table:table-cell office:value-type="float" office:value="0.000198139" calcext:value-type="float">
            <text:p>0.000198139</text:p>
          </table:table-cell>
          <table:table-cell office:value-type="float" office:value="0.000192279" calcext:value-type="float">
            <text:p>0.000192279</text:p>
          </table:table-cell>
          <table:table-cell office:value-type="float" office:value="0.000192601" calcext:value-type="float">
            <text:p>0.000192601</text:p>
          </table:table-cell>
          <table:table-cell office:value-type="float" office:value="0.000197981" calcext:value-type="float">
            <text:p>0.000197981</text:p>
          </table:table-cell>
          <table:table-cell office:value-type="float" office:value="0.000183971" calcext:value-type="float">
            <text:p>0.000183971</text:p>
          </table:table-cell>
          <table:table-cell office:value-type="float" office:value="0.000176614" calcext:value-type="float">
            <text:p>0.000176614</text:p>
          </table:table-cell>
        </table:table-row>
        <table:table-row table:style-name="ro1">
          <table:table-cell office:value-type="float" office:value="0.0256635" calcext:value-type="float">
            <text:p>0.0256635</text:p>
          </table:table-cell>
          <table:table-cell office:value-type="float" office:value="0.0262447" calcext:value-type="float">
            <text:p>0.0262447</text:p>
          </table:table-cell>
          <table:table-cell office:value-type="float" office:value="0.0271446" calcext:value-type="float">
            <text:p>0.0271446</text:p>
          </table:table-cell>
          <table:table-cell office:value-type="float" office:value="0.0268805" calcext:value-type="float">
            <text:p>0.0268805</text:p>
          </table:table-cell>
          <table:table-cell office:value-type="float" office:value="0.0215263" calcext:value-type="float">
            <text:p>0.0215263</text:p>
          </table:table-cell>
          <table:table-cell office:value-type="float" office:value="0.0246281" calcext:value-type="float">
            <text:p>0.0246281</text:p>
          </table:table-cell>
          <table:table-cell office:value-type="float" office:value="0.0227824" calcext:value-type="float">
            <text:p>0.0227824</text:p>
          </table:table-cell>
          <table:table-cell office:value-type="float" office:value="0.0224271" calcext:value-type="float">
            <text:p>0.0224271</text:p>
          </table:table-cell>
          <table:table-cell office:value-type="float" office:value="0.0217922" calcext:value-type="float">
            <text:p>0.0217922</text:p>
          </table:table-cell>
        </table:table-row>
        <table:table-row table:style-name="ro1">
          <table:table-cell office:value-type="float" office:value="0.000364815" calcext:value-type="float">
            <text:p>0.000364815</text:p>
          </table:table-cell>
          <table:table-cell office:value-type="float" office:value="0.000406345" calcext:value-type="float">
            <text:p>0.000406345</text:p>
          </table:table-cell>
          <table:table-cell office:value-type="float" office:value="0.000378416" calcext:value-type="float">
            <text:p>0.000378416</text:p>
          </table:table-cell>
          <table:table-cell office:value-type="float" office:value="0.000352123" calcext:value-type="float">
            <text:p>0.000352123</text:p>
          </table:table-cell>
          <table:table-cell office:value-type="float" office:value="0.000371521" calcext:value-type="float">
            <text:p>0.000371521</text:p>
          </table:table-cell>
          <table:table-cell office:value-type="float" office:value="0.000296273" calcext:value-type="float">
            <text:p>0.000296273</text:p>
          </table:table-cell>
          <table:table-cell office:value-type="float" office:value="0.000294871" calcext:value-type="float">
            <text:p>0.000294871</text:p>
          </table:table-cell>
          <table:table-cell office:value-type="float" office:value="0.000203293" calcext:value-type="float">
            <text:p>0.000203293</text:p>
          </table:table-cell>
          <table:table-cell office:value-type="float" office:value="0.000246337" calcext:value-type="float">
            <text:p>0.000246337</text:p>
          </table:table-cell>
        </table:table-row>
        <table:table-row table:style-name="ro1">
          <table:table-cell office:value-type="float" office:value="0.000669701" calcext:value-type="float">
            <text:p>0.000669701</text:p>
          </table:table-cell>
          <table:table-cell office:value-type="float" office:value="0.000504306" calcext:value-type="float">
            <text:p>0.000504306</text:p>
          </table:table-cell>
          <table:table-cell office:value-type="float" office:value="0.000577157" calcext:value-type="float">
            <text:p>0.000577157</text:p>
          </table:table-cell>
          <table:table-cell office:value-type="float" office:value="0.000524322" calcext:value-type="float">
            <text:p>0.000524322</text:p>
          </table:table-cell>
          <table:table-cell office:value-type="float" office:value="0.000489671" calcext:value-type="float">
            <text:p>0.000489671</text:p>
          </table:table-cell>
          <table:table-cell office:value-type="float" office:value="0.000346841" calcext:value-type="float">
            <text:p>0.000346841</text:p>
          </table:table-cell>
          <table:table-cell office:value-type="float" office:value="0.000459122" calcext:value-type="float">
            <text:p>0.000459122</text:p>
          </table:table-cell>
          <table:table-cell office:value-type="float" office:value="0.000421164" calcext:value-type="float">
            <text:p>0.000421164</text:p>
          </table:table-cell>
          <table:table-cell office:value-type="float" office:value="0.000351761" calcext:value-type="float">
            <text:p>0.000351761</text:p>
          </table:table-cell>
        </table:table-row>
        <table:table-row table:style-name="ro1">
          <table:table-cell office:value-type="float" office:value="0.000435512" calcext:value-type="float">
            <text:p>0.000435512</text:p>
          </table:table-cell>
          <table:table-cell office:value-type="float" office:value="0.000247929" calcext:value-type="float">
            <text:p>0.000247929</text:p>
          </table:table-cell>
          <table:table-cell office:value-type="float" office:value="0.000316222" calcext:value-type="float">
            <text:p>0.000316222</text:p>
          </table:table-cell>
          <table:table-cell office:value-type="float" office:value="0.000382533" calcext:value-type="float">
            <text:p>0.000382533</text:p>
          </table:table-cell>
          <table:table-cell office:value-type="float" office:value="0.000193368" calcext:value-type="float">
            <text:p>0.000193368</text:p>
          </table:table-cell>
          <table:table-cell office:value-type="float" office:value="0.000332308" calcext:value-type="float">
            <text:p>0.000332308</text:p>
          </table:table-cell>
          <table:table-cell office:value-type="float" office:value="0.000285668" calcext:value-type="float">
            <text:p>0.000285668</text:p>
          </table:table-cell>
          <table:table-cell office:value-type="float" office:value="0.000246287" calcext:value-type="float">
            <text:p>0.000246287</text:p>
          </table:table-cell>
          <table:table-cell office:value-type="float" office:value="0.000207719" calcext:value-type="float">
            <text:p>0.000207719</text:p>
          </table:table-cell>
        </table:table-row>
        <table:table-row table:style-name="ro1">
          <table:table-cell office:value-type="float" office:value="0.00176588" calcext:value-type="float">
            <text:p>0.00176588</text:p>
          </table:table-cell>
          <table:table-cell office:value-type="float" office:value="0.00124965" calcext:value-type="float">
            <text:p>0.00124965</text:p>
          </table:table-cell>
          <table:table-cell office:value-type="float" office:value="0.000651729" calcext:value-type="float">
            <text:p>0.000651729</text:p>
          </table:table-cell>
          <table:table-cell office:value-type="float" office:value="0.000683197" calcext:value-type="float">
            <text:p>0.000683197</text:p>
          </table:table-cell>
          <table:table-cell office:value-type="float" office:value="0.00126381" calcext:value-type="float">
            <text:p>0.00126381</text:p>
          </table:table-cell>
          <table:table-cell office:value-type="float" office:value="0.000799456" calcext:value-type="float">
            <text:p>0.000799456</text:p>
          </table:table-cell>
          <table:table-cell office:value-type="float" office:value="0.000710004" calcext:value-type="float">
            <text:p>0.000710004</text:p>
          </table:table-cell>
          <table:table-cell office:value-type="float" office:value="0.000724527" calcext:value-type="float">
            <text:p>0.000724527</text:p>
          </table:table-cell>
          <table:table-cell office:value-type="float" office:value="0.00183807" calcext:value-type="float">
            <text:p>0.00183807</text:p>
          </table:table-cell>
        </table:table-row>
        <table:table-row table:style-name="ro1">
          <table:table-cell office:value-type="float" office:value="0.000203635" calcext:value-type="float">
            <text:p>0.000203635</text:p>
          </table:table-cell>
          <table:table-cell office:value-type="float" office:value="0.000242837" calcext:value-type="float">
            <text:p>0.000242837</text:p>
          </table:table-cell>
          <table:table-cell office:value-type="float" office:value="0.00020559" calcext:value-type="float">
            <text:p>0.00020559</text:p>
          </table:table-cell>
          <table:table-cell office:value-type="float" office:value="0.000211321" calcext:value-type="float">
            <text:p>0.000211321</text:p>
          </table:table-cell>
          <table:table-cell office:value-type="float" office:value="0.000199897" calcext:value-type="float">
            <text:p>0.000199897</text:p>
          </table:table-cell>
          <table:table-cell office:value-type="float" office:value="0.000264507" calcext:value-type="float">
            <text:p>0.000264507</text:p>
          </table:table-cell>
          <table:table-cell office:value-type="float" office:value="0.000196159" calcext:value-type="float">
            <text:p>0.000196159</text:p>
          </table:table-cell>
          <table:table-cell office:value-type="float" office:value="0.000198858" calcext:value-type="float">
            <text:p>0.000198858</text:p>
          </table:table-cell>
          <table:table-cell office:value-type="float" office:value="0.000196131" calcext:value-type="float">
            <text:p>0.000196131</text:p>
          </table:table-cell>
        </table:table-row>
        <table:table-row table:style-name="ro1">
          <table:table-cell office:value-type="float" office:value="0.000643774" calcext:value-type="float">
            <text:p>0.000643774</text:p>
          </table:table-cell>
          <table:table-cell office:value-type="float" office:value="0.000559285" calcext:value-type="float">
            <text:p>0.000559285</text:p>
          </table:table-cell>
          <table:table-cell office:value-type="float" office:value="0.00043143" calcext:value-type="float">
            <text:p>0.00043143</text:p>
          </table:table-cell>
          <table:table-cell office:value-type="float" office:value="0.000409215" calcext:value-type="float">
            <text:p>0.000409215</text:p>
          </table:table-cell>
          <table:table-cell office:value-type="float" office:value="0.000434773" calcext:value-type="float">
            <text:p>0.000434773</text:p>
          </table:table-cell>
          <table:table-cell office:value-type="float" office:value="0.000372478" calcext:value-type="float">
            <text:p>0.000372478</text:p>
          </table:table-cell>
          <table:table-cell office:value-type="float" office:value="0.000336382" calcext:value-type="float">
            <text:p>0.000336382</text:p>
          </table:table-cell>
          <table:table-cell office:value-type="float" office:value="0.000312831" calcext:value-type="float">
            <text:p>0.000312831</text:p>
          </table:table-cell>
          <table:table-cell office:value-type="float" office:value="0.000343809" calcext:value-type="float">
            <text:p>0.000343809</text:p>
          </table:table-cell>
        </table:table-row>
        <table:table-row table:style-name="ro1">
          <table:table-cell office:value-type="float" office:value="0.0004111" calcext:value-type="float">
            <text:p>0.0004111</text:p>
          </table:table-cell>
          <table:table-cell office:value-type="float" office:value="0.000401193" calcext:value-type="float">
            <text:p>0.000401193</text:p>
          </table:table-cell>
          <table:table-cell office:value-type="float" office:value="0.000293282" calcext:value-type="float">
            <text:p>0.000293282</text:p>
          </table:table-cell>
          <table:table-cell office:value-type="float" office:value="0.000481404" calcext:value-type="float">
            <text:p>0.000481404</text:p>
          </table:table-cell>
          <table:table-cell office:value-type="float" office:value="0.000405971" calcext:value-type="float">
            <text:p>0.000405971</text:p>
          </table:table-cell>
          <table:table-cell office:value-type="float" office:value="0.000347846" calcext:value-type="float">
            <text:p>0.000347846</text:p>
          </table:table-cell>
          <table:table-cell office:value-type="float" office:value="0.000373217" calcext:value-type="float">
            <text:p>0.000373217</text:p>
          </table:table-cell>
          <table:table-cell office:value-type="float" office:value="0.000395658" calcext:value-type="float">
            <text:p>0.000395658</text:p>
          </table:table-cell>
          <table:table-cell office:value-type="float" office:value="0.000340846" calcext:value-type="float">
            <text:p>0.000340846</text:p>
          </table:table-cell>
        </table:table-row>
        <table:table-row table:style-name="ro1">
          <table:table-cell office:value-type="float" office:value="0.0014778" calcext:value-type="float">
            <text:p>0.0014778</text:p>
          </table:table-cell>
          <table:table-cell office:value-type="float" office:value="0.000800279" calcext:value-type="float">
            <text:p>0.000800279</text:p>
          </table:table-cell>
          <table:table-cell office:value-type="float" office:value="0.000862324" calcext:value-type="float">
            <text:p>0.000862324</text:p>
          </table:table-cell>
          <table:table-cell office:value-type="float" office:value="0.000904793" calcext:value-type="float">
            <text:p>0.000904793</text:p>
          </table:table-cell>
          <table:table-cell office:value-type="float" office:value="0.000666471" calcext:value-type="float">
            <text:p>0.000666471</text:p>
          </table:table-cell>
          <table:table-cell office:value-type="float" office:value="0.00101036" calcext:value-type="float">
            <text:p>0.00101036</text:p>
          </table:table-cell>
          <table:table-cell office:value-type="float" office:value="0.00082496" calcext:value-type="float">
            <text:p>0.00082496</text:p>
          </table:table-cell>
          <table:table-cell office:value-type="float" office:value="0.00152878" calcext:value-type="float">
            <text:p>0.00152878</text:p>
          </table:table-cell>
          <table:table-cell office:value-type="float" office:value="0.00124381" calcext:value-type="float">
            <text:p>0.00124381</text:p>
          </table:table-cell>
        </table:table-row>
        <table:table-row table:style-name="ro1">
          <table:table-cell office:value-type="float" office:value="0.00188733" calcext:value-type="float">
            <text:p>0.00188733</text:p>
          </table:table-cell>
          <table:table-cell office:value-type="float" office:value="0.00111103" calcext:value-type="float">
            <text:p>0.00111103</text:p>
          </table:table-cell>
          <table:table-cell office:value-type="float" office:value="0.00078998" calcext:value-type="float">
            <text:p>0.00078998</text:p>
          </table:table-cell>
          <table:table-cell office:value-type="float" office:value="0.00064365" calcext:value-type="float">
            <text:p>0.00064365</text:p>
          </table:table-cell>
          <table:table-cell office:value-type="float" office:value="0.000800843" calcext:value-type="float">
            <text:p>0.000800843</text:p>
          </table:table-cell>
          <table:table-cell office:value-type="float" office:value="0.000816133" calcext:value-type="float">
            <text:p>0.000816133</text:p>
          </table:table-cell>
          <table:table-cell office:value-type="float" office:value="0.000730348" calcext:value-type="float">
            <text:p>0.000730348</text:p>
          </table:table-cell>
          <table:table-cell office:value-type="float" office:value="0.000961618" calcext:value-type="float">
            <text:p>0.000961618</text:p>
          </table:table-cell>
          <table:table-cell office:value-type="float" office:value="0.00151615" calcext:value-type="float">
            <text:p>0.00151615</text:p>
          </table:table-cell>
        </table:table-row>
        <table:table-row table:style-name="ro1">
          <table:table-cell office:value-type="float" office:value="0.000146859" calcext:value-type="float">
            <text:p>0.000146859</text:p>
          </table:table-cell>
          <table:table-cell office:value-type="float" office:value="0.000141778" calcext:value-type="float">
            <text:p>0.000141778</text:p>
          </table:table-cell>
          <table:table-cell office:value-type="float" office:value="0.000228456" calcext:value-type="float">
            <text:p>0.000228456</text:p>
          </table:table-cell>
          <table:table-cell office:value-type="float" office:value="0.000150417" calcext:value-type="float">
            <text:p>0.000150417</text:p>
          </table:table-cell>
          <table:table-cell office:value-type="float" office:value="0.000141897" calcext:value-type="float">
            <text:p>0.000141897</text:p>
          </table:table-cell>
          <table:table-cell office:value-type="float" office:value="0.000149072" calcext:value-type="float">
            <text:p>0.000149072</text:p>
          </table:table-cell>
          <table:table-cell office:value-type="float" office:value="0.000147903" calcext:value-type="float">
            <text:p>0.000147903</text:p>
          </table:table-cell>
          <table:table-cell office:value-type="float" office:value="0.0001472" calcext:value-type="float">
            <text:p>0.0001472</text:p>
          </table:table-cell>
          <table:table-cell office:value-type="float" office:value="0.000145254" calcext:value-type="float">
            <text:p>0.000145254</text:p>
          </table:table-cell>
        </table:table-row>
        <table:table-row table:style-name="ro1">
          <table:table-cell office:value-type="float" office:value="0.024496" calcext:value-type="float">
            <text:p>0.024496</text:p>
          </table:table-cell>
          <table:table-cell office:value-type="float" office:value="0.022728" calcext:value-type="float">
            <text:p>0.022728</text:p>
          </table:table-cell>
          <table:table-cell office:value-type="float" office:value="0.0201881" calcext:value-type="float">
            <text:p>0.0201881</text:p>
          </table:table-cell>
          <table:table-cell office:value-type="float" office:value="0.0187833" calcext:value-type="float">
            <text:p>0.0187833</text:p>
          </table:table-cell>
          <table:table-cell office:value-type="float" office:value="0.0172753" calcext:value-type="float">
            <text:p>0.0172753</text:p>
          </table:table-cell>
          <table:table-cell office:value-type="float" office:value="0.0169181" calcext:value-type="float">
            <text:p>0.0169181</text:p>
          </table:table-cell>
          <table:table-cell office:value-type="float" office:value="0.0169714" calcext:value-type="float">
            <text:p>0.0169714</text:p>
          </table:table-cell>
          <table:table-cell office:value-type="float" office:value="0.0148458" calcext:value-type="float">
            <text:p>0.0148458</text:p>
          </table:table-cell>
          <table:table-cell office:value-type="float" office:value="0.0136979" calcext:value-type="float">
            <text:p>0.0136979</text:p>
          </table:table-cell>
        </table:table-row>
        <table:table-row table:style-name="ro1">
          <table:table-cell office:value-type="float" office:value="0.000660336" calcext:value-type="float">
            <text:p>0.000660336</text:p>
          </table:table-cell>
          <table:table-cell office:value-type="float" office:value="0.000472902" calcext:value-type="float">
            <text:p>0.000472902</text:p>
          </table:table-cell>
          <table:table-cell office:value-type="float" office:value="0.0005012" calcext:value-type="float">
            <text:p>0.0005012</text:p>
          </table:table-cell>
          <table:table-cell office:value-type="float" office:value="0.000522516" calcext:value-type="float">
            <text:p>0.000522516</text:p>
          </table:table-cell>
          <table:table-cell office:value-type="float" office:value="0.000433558" calcext:value-type="float">
            <text:p>0.000433558</text:p>
          </table:table-cell>
          <table:table-cell office:value-type="float" office:value="0.000436665" calcext:value-type="float">
            <text:p>0.000436665</text:p>
          </table:table-cell>
          <table:table-cell office:value-type="float" office:value="0.000325462" calcext:value-type="float">
            <text:p>0.000325462</text:p>
          </table:table-cell>
          <table:table-cell office:value-type="float" office:value="0.000383511" calcext:value-type="float">
            <text:p>0.000383511</text:p>
          </table:table-cell>
          <table:table-cell office:value-type="float" office:value="0.000343268" calcext:value-type="float">
            <text:p>0.000343268</text:p>
          </table:table-cell>
        </table:table-row>
        <table:table-row table:style-name="ro1">
          <table:table-cell office:value-type="float" office:value="0.000312886" calcext:value-type="float">
            <text:p>0.000312886</text:p>
          </table:table-cell>
          <table:table-cell office:value-type="float" office:value="0.000281534" calcext:value-type="float">
            <text:p>0.000281534</text:p>
          </table:table-cell>
          <table:table-cell office:value-type="float" office:value="0.000276852" calcext:value-type="float">
            <text:p>0.000276852</text:p>
          </table:table-cell>
          <table:table-cell office:value-type="float" office:value="0.000290285" calcext:value-type="float">
            <text:p>0.000290285</text:p>
          </table:table-cell>
          <table:table-cell office:value-type="float" office:value="0.000234809" calcext:value-type="float">
            <text:p>0.000234809</text:p>
          </table:table-cell>
          <table:table-cell office:value-type="float" office:value="0.00026684" calcext:value-type="float">
            <text:p>0.00026684</text:p>
          </table:table-cell>
          <table:table-cell office:value-type="float" office:value="0.000236993" calcext:value-type="float">
            <text:p>0.000236993</text:p>
          </table:table-cell>
          <table:table-cell office:value-type="float" office:value="0.000246372" calcext:value-type="float">
            <text:p>0.000246372</text:p>
          </table:table-cell>
          <table:table-cell office:value-type="float" office:value="0.000277495" calcext:value-type="float">
            <text:p>0.000277495</text:p>
          </table:table-cell>
        </table:table-row>
        <table:table-row table:style-name="ro1">
          <table:table-cell office:value-type="float" office:value="0.000968517" calcext:value-type="float">
            <text:p>0.000968517</text:p>
          </table:table-cell>
          <table:table-cell office:value-type="float" office:value="0.000415052" calcext:value-type="float">
            <text:p>0.000415052</text:p>
          </table:table-cell>
          <table:table-cell office:value-type="float" office:value="0.000311684" calcext:value-type="float">
            <text:p>0.000311684</text:p>
          </table:table-cell>
          <table:table-cell office:value-type="float" office:value="0.000443849" calcext:value-type="float">
            <text:p>0.000443849</text:p>
          </table:table-cell>
          <table:table-cell office:value-type="float" office:value="0.000330166" calcext:value-type="float">
            <text:p>0.000330166</text:p>
          </table:table-cell>
          <table:table-cell office:value-type="float" office:value="0.00041051" calcext:value-type="float">
            <text:p>0.00041051</text:p>
          </table:table-cell>
          <table:table-cell office:value-type="float" office:value="0.00040358" calcext:value-type="float">
            <text:p>0.00040358</text:p>
          </table:table-cell>
          <table:table-cell office:value-type="float" office:value="0.000416471" calcext:value-type="float">
            <text:p>0.000416471</text:p>
          </table:table-cell>
          <table:table-cell office:value-type="float" office:value="0.000357494" calcext:value-type="float">
            <text:p>0.000357494</text:p>
          </table:table-cell>
        </table:table-row>
        <table:table-row table:style-name="ro1">
          <table:table-cell office:value-type="float" office:value="0.0292444" calcext:value-type="float">
            <text:p>0.0292444</text:p>
          </table:table-cell>
          <table:table-cell office:value-type="float" office:value="0.0301148" calcext:value-type="float">
            <text:p>0.0301148</text:p>
          </table:table-cell>
          <table:table-cell office:value-type="float" office:value="0.030132" calcext:value-type="float">
            <text:p>0.030132</text:p>
          </table:table-cell>
          <table:table-cell office:value-type="float" office:value="0.026749" calcext:value-type="float">
            <text:p>0.026749</text:p>
          </table:table-cell>
          <table:table-cell office:value-type="float" office:value="0.0240441" calcext:value-type="float">
            <text:p>0.0240441</text:p>
          </table:table-cell>
          <table:table-cell office:value-type="float" office:value="0.0181151" calcext:value-type="float">
            <text:p>0.0181151</text:p>
          </table:table-cell>
          <table:table-cell office:value-type="float" office:value="0.0181555" calcext:value-type="float">
            <text:p>0.0181555</text:p>
          </table:table-cell>
          <table:table-cell office:value-type="float" office:value="0.020174" calcext:value-type="float">
            <text:p>0.020174</text:p>
          </table:table-cell>
          <table:table-cell office:value-type="float" office:value="0.0265336" calcext:value-type="float">
            <text:p>0.0265336</text:p>
          </table:table-cell>
        </table:table-row>
        <table:table-row table:style-name="ro1">
          <table:table-cell office:value-type="float" office:value="0.000187445" calcext:value-type="float">
            <text:p>0.000187445</text:p>
          </table:table-cell>
          <table:table-cell office:value-type="float" office:value="0.000191573" calcext:value-type="float">
            <text:p>0.000191573</text:p>
          </table:table-cell>
          <table:table-cell office:value-type="float" office:value="0.000186476" calcext:value-type="float">
            <text:p>0.000186476</text:p>
          </table:table-cell>
          <table:table-cell office:value-type="float" office:value="0.000184794" calcext:value-type="float">
            <text:p>0.000184794</text:p>
          </table:table-cell>
          <table:table-cell office:value-type="float" office:value="0.00017606" calcext:value-type="float">
            <text:p>0.00017606</text:p>
          </table:table-cell>
          <table:table-cell office:value-type="float" office:value="0.000191983" calcext:value-type="float">
            <text:p>0.000191983</text:p>
          </table:table-cell>
          <table:table-cell office:value-type="float" office:value="0.000194804" calcext:value-type="float">
            <text:p>0.000194804</text:p>
          </table:table-cell>
          <table:table-cell office:value-type="float" office:value="0.000187928" calcext:value-type="float">
            <text:p>0.000187928</text:p>
          </table:table-cell>
          <table:table-cell office:value-type="float" office:value="0.000185812" calcext:value-type="float">
            <text:p>0.000185812</text:p>
          </table:table-cell>
        </table:table-row>
        <table:table-row table:style-name="ro1">
          <table:table-cell office:value-type="float" office:value="0.000279963" calcext:value-type="float">
            <text:p>0.000279963</text:p>
          </table:table-cell>
          <table:table-cell office:value-type="float" office:value="0.000213907" calcext:value-type="float">
            <text:p>0.000213907</text:p>
          </table:table-cell>
          <table:table-cell office:value-type="float" office:value="0.000339359" calcext:value-type="float">
            <text:p>0.000339359</text:p>
          </table:table-cell>
          <table:table-cell office:value-type="float" office:value="0.000250525" calcext:value-type="float">
            <text:p>0.000250525</text:p>
          </table:table-cell>
          <table:table-cell office:value-type="float" office:value="0.000243005" calcext:value-type="float">
            <text:p>0.000243005</text:p>
          </table:table-cell>
          <table:table-cell office:value-type="float" office:value="0.000275576" calcext:value-type="float">
            <text:p>0.000275576</text:p>
          </table:table-cell>
          <table:table-cell office:value-type="float" office:value="0.000260045" calcext:value-type="float">
            <text:p>0.000260045</text:p>
          </table:table-cell>
          <table:table-cell office:value-type="float" office:value="0.000205253" calcext:value-type="float">
            <text:p>0.000205253</text:p>
          </table:table-cell>
          <table:table-cell office:value-type="float" office:value="0.000246436" calcext:value-type="float">
            <text:p>0.000246436</text:p>
          </table:table-cell>
        </table:table-row>
        <table:table-row table:style-name="ro1">
          <table:table-cell office:value-type="float" office:value="0.000520785" calcext:value-type="float">
            <text:p>0.000520785</text:p>
          </table:table-cell>
          <table:table-cell office:value-type="float" office:value="0.000349963" calcext:value-type="float">
            <text:p>0.000349963</text:p>
          </table:table-cell>
          <table:table-cell office:value-type="float" office:value="0.000447689" calcext:value-type="float">
            <text:p>0.000447689</text:p>
          </table:table-cell>
          <table:table-cell office:value-type="float" office:value="0.000389374" calcext:value-type="float">
            <text:p>0.000389374</text:p>
          </table:table-cell>
          <table:table-cell office:value-type="float" office:value="0.000304522" calcext:value-type="float">
            <text:p>0.000304522</text:p>
          </table:table-cell>
          <table:table-cell office:value-type="float" office:value="0.000243188" calcext:value-type="float">
            <text:p>0.000243188</text:p>
          </table:table-cell>
          <table:table-cell office:value-type="float" office:value="0.000323546" calcext:value-type="float">
            <text:p>0.000323546</text:p>
          </table:table-cell>
          <table:table-cell office:value-type="float" office:value="0.000296323" calcext:value-type="float">
            <text:p>0.000296323</text:p>
          </table:table-cell>
          <table:table-cell office:value-type="float" office:value="0.000282513" calcext:value-type="float">
            <text:p>0.000282513</text:p>
          </table:table-cell>
        </table:table-row>
        <table:table-row table:style-name="ro1">
          <table:table-cell office:value-type="float" office:value="0.000413647" calcext:value-type="float">
            <text:p>0.000413647</text:p>
          </table:table-cell>
          <table:table-cell office:value-type="float" office:value="0.000222945" calcext:value-type="float">
            <text:p>0.000222945</text:p>
          </table:table-cell>
          <table:table-cell office:value-type="float" office:value="0.000182788" calcext:value-type="float">
            <text:p>0.000182788</text:p>
          </table:table-cell>
          <table:table-cell office:value-type="float" office:value="0.000144989" calcext:value-type="float">
            <text:p>0.000144989</text:p>
          </table:table-cell>
          <table:table-cell office:value-type="float" office:value="0.000182079" calcext:value-type="float">
            <text:p>0.000182079</text:p>
          </table:table-cell>
          <table:table-cell office:value-type="float" office:value="0.000242212" calcext:value-type="float">
            <text:p>0.000242212</text:p>
          </table:table-cell>
          <table:table-cell office:value-type="float" office:value="0.000197931" calcext:value-type="float">
            <text:p>0.000197931</text:p>
          </table:table-cell>
          <table:table-cell office:value-type="float" office:value="0.00020677" calcext:value-type="float">
            <text:p>0.00020677</text:p>
          </table:table-cell>
          <table:table-cell office:value-type="float" office:value="0.000159174" calcext:value-type="float">
            <text:p>0.000159174</text:p>
          </table:table-cell>
        </table:table-row>
        <table:table-row table:style-name="ro1">
          <table:table-cell office:value-type="float" office:value="0.000311996" calcext:value-type="float">
            <text:p>0.000311996</text:p>
          </table:table-cell>
          <table:table-cell office:value-type="float" office:value="0.000430843" calcext:value-type="float">
            <text:p>0.000430843</text:p>
          </table:table-cell>
          <table:table-cell office:value-type="float" office:value="0.000363113" calcext:value-type="float">
            <text:p>0.000363113</text:p>
          </table:table-cell>
          <table:table-cell office:value-type="float" office:value="0.000368317" calcext:value-type="float">
            <text:p>0.000368317</text:p>
          </table:table-cell>
          <table:table-cell office:value-type="float" office:value="0.00040669" calcext:value-type="float">
            <text:p>0.00040669</text:p>
          </table:table-cell>
          <table:table-cell office:value-type="float" office:value="0.000363752" calcext:value-type="float">
            <text:p>0.000363752</text:p>
          </table:table-cell>
          <table:table-cell office:value-type="float" office:value="0.000315902" calcext:value-type="float">
            <text:p>0.000315902</text:p>
          </table:table-cell>
          <table:table-cell office:value-type="float" office:value="0.000278541" calcext:value-type="float">
            <text:p>0.000278541</text:p>
          </table:table-cell>
          <table:table-cell office:value-type="float" office:value="0.000316307" calcext:value-type="float">
            <text:p>0.000316307</text:p>
          </table:table-cell>
        </table:table-row>
        <table:table-row table:style-name="ro1">
          <table:table-cell office:value-type="float" office:value="0.000911418" calcext:value-type="float">
            <text:p>0.000911418</text:p>
          </table:table-cell>
          <table:table-cell office:value-type="float" office:value="0.000411498" calcext:value-type="float">
            <text:p>0.000411498</text:p>
          </table:table-cell>
          <table:table-cell office:value-type="float" office:value="0.000404633" calcext:value-type="float">
            <text:p>0.000404633</text:p>
          </table:table-cell>
          <table:table-cell office:value-type="float" office:value="0.00043194" calcext:value-type="float">
            <text:p>0.00043194</text:p>
          </table:table-cell>
          <table:table-cell office:value-type="float" office:value="0.00043638" calcext:value-type="float">
            <text:p>0.00043638</text:p>
          </table:table-cell>
          <table:table-cell office:value-type="float" office:value="0.000454534" calcext:value-type="float">
            <text:p>0.000454534</text:p>
          </table:table-cell>
          <table:table-cell office:value-type="float" office:value="0.000321488" calcext:value-type="float">
            <text:p>0.000321488</text:p>
          </table:table-cell>
          <table:table-cell office:value-type="float" office:value="0.000326746" calcext:value-type="float">
            <text:p>0.000326746</text:p>
          </table:table-cell>
          <table:table-cell office:value-type="float" office:value="0.000368265" calcext:value-type="float">
            <text:p>0.000368265</text:p>
          </table:table-cell>
        </table:table-row>
        <table:table-row table:style-name="ro1">
          <table:table-cell office:value-type="float" office:value="0.00845544" calcext:value-type="float">
            <text:p>0.00845544</text:p>
          </table:table-cell>
          <table:table-cell office:value-type="float" office:value="0.00167506" calcext:value-type="float">
            <text:p>0.00167506</text:p>
          </table:table-cell>
          <table:table-cell office:value-type="float" office:value="0.00138587" calcext:value-type="float">
            <text:p>0.00138587</text:p>
          </table:table-cell>
          <table:table-cell office:value-type="float" office:value="0.001758" calcext:value-type="float">
            <text:p>0.001758</text:p>
          </table:table-cell>
          <table:table-cell office:value-type="float" office:value="0.00122606" calcext:value-type="float">
            <text:p>0.00122606</text:p>
          </table:table-cell>
          <table:table-cell office:value-type="float" office:value="0.00155285" calcext:value-type="float">
            <text:p>0.00155285</text:p>
          </table:table-cell>
          <table:table-cell office:value-type="float" office:value="0.00101851" calcext:value-type="float">
            <text:p>0.00101851</text:p>
          </table:table-cell>
          <table:table-cell office:value-type="float" office:value="0.002322" calcext:value-type="float">
            <text:p>0.002322</text:p>
          </table:table-cell>
          <table:table-cell office:value-type="float" office:value="0.00304111" calcext:value-type="float">
            <text:p>0.00304111</text:p>
          </table:table-cell>
        </table:table-row>
        <table:table-row table:style-name="ro1">
          <table:table-cell office:value-type="float" office:value="0.000326427" calcext:value-type="float">
            <text:p>0.000326427</text:p>
          </table:table-cell>
          <table:table-cell office:value-type="float" office:value="0.000285314" calcext:value-type="float">
            <text:p>0.000285314</text:p>
          </table:table-cell>
          <table:table-cell office:value-type="float" office:value="0.000369206" calcext:value-type="float">
            <text:p>0.000369206</text:p>
          </table:table-cell>
          <table:table-cell office:value-type="float" office:value="0.00027423" calcext:value-type="float">
            <text:p>0.00027423</text:p>
          </table:table-cell>
          <table:table-cell office:value-type="float" office:value="0.000261996" calcext:value-type="float">
            <text:p>0.000261996</text:p>
          </table:table-cell>
          <table:table-cell office:value-type="float" office:value="0.000259983" calcext:value-type="float">
            <text:p>0.000259983</text:p>
          </table:table-cell>
          <table:table-cell office:value-type="float" office:value="0.000249522" calcext:value-type="float">
            <text:p>0.000249522</text:p>
          </table:table-cell>
          <table:table-cell office:value-type="float" office:value="0.000238164" calcext:value-type="float">
            <text:p>0.000238164</text:p>
          </table:table-cell>
          <table:table-cell office:value-type="float" office:value="0.000250446" calcext:value-type="float">
            <text:p>0.000250446</text:p>
          </table:table-cell>
        </table:table-row>
        <table:table-row table:style-name="ro1">
          <table:table-cell office:value-type="float" office:value="0.00083259" calcext:value-type="float">
            <text:p>0.00083259</text:p>
          </table:table-cell>
          <table:table-cell office:value-type="float" office:value="0.000469466" calcext:value-type="float">
            <text:p>0.000469466</text:p>
          </table:table-cell>
          <table:table-cell office:value-type="float" office:value="0.000545866" calcext:value-type="float">
            <text:p>0.000545866</text:p>
          </table:table-cell>
          <table:table-cell office:value-type="float" office:value="0.000442014" calcext:value-type="float">
            <text:p>0.000442014</text:p>
          </table:table-cell>
          <table:table-cell office:value-type="float" office:value="0.000424297" calcext:value-type="float">
            <text:p>0.000424297</text:p>
          </table:table-cell>
          <table:table-cell office:value-type="float" office:value="0.000372074" calcext:value-type="float">
            <text:p>0.000372074</text:p>
          </table:table-cell>
          <table:table-cell office:value-type="float" office:value="0.000380987" calcext:value-type="float">
            <text:p>0.000380987</text:p>
          </table:table-cell>
          <table:table-cell office:value-type="float" office:value="0.000371841" calcext:value-type="float">
            <text:p>0.000371841</text:p>
          </table:table-cell>
          <table:table-cell office:value-type="float" office:value="0.000320028" calcext:value-type="float">
            <text:p>0.000320028</text:p>
          </table:table-cell>
        </table:table-row>
        <table:table-row table:style-name="ro1">
          <table:table-cell office:value-type="float" office:value="0.000278647" calcext:value-type="float">
            <text:p>0.000278647</text:p>
          </table:table-cell>
          <table:table-cell office:value-type="float" office:value="0.000309532" calcext:value-type="float">
            <text:p>0.000309532</text:p>
          </table:table-cell>
          <table:table-cell office:value-type="float" office:value="0.00030078" calcext:value-type="float">
            <text:p>0.00030078</text:p>
          </table:table-cell>
          <table:table-cell office:value-type="float" office:value="0.000360951" calcext:value-type="float">
            <text:p>0.000360951</text:p>
          </table:table-cell>
          <table:table-cell office:value-type="float" office:value="0.000338044" calcext:value-type="float">
            <text:p>0.000338044</text:p>
          </table:table-cell>
          <table:table-cell office:value-type="float" office:value="0.000295294" calcext:value-type="float">
            <text:p>0.000295294</text:p>
          </table:table-cell>
          <table:table-cell office:value-type="float" office:value="0.000266765" calcext:value-type="float">
            <text:p>0.000266765</text:p>
          </table:table-cell>
          <table:table-cell office:value-type="float" office:value="0.000259646" calcext:value-type="float">
            <text:p>0.000259646</text:p>
          </table:table-cell>
          <table:table-cell office:value-type="float" office:value="0.000258945" calcext:value-type="float">
            <text:p>0.000258945</text:p>
          </table:table-cell>
        </table:table-row>
        <table:table-row table:style-name="ro1">
          <table:table-cell office:value-type="float" office:value="0.000555228" calcext:value-type="float">
            <text:p>0.000555228</text:p>
          </table:table-cell>
          <table:table-cell office:value-type="float" office:value="0.000478884" calcext:value-type="float">
            <text:p>0.000478884</text:p>
          </table:table-cell>
          <table:table-cell office:value-type="float" office:value="0.00048299" calcext:value-type="float">
            <text:p>0.00048299</text:p>
          </table:table-cell>
          <table:table-cell office:value-type="float" office:value="0.000444038" calcext:value-type="float">
            <text:p>0.000444038</text:p>
          </table:table-cell>
          <table:table-cell office:value-type="float" office:value="0.000357251" calcext:value-type="float">
            <text:p>0.000357251</text:p>
          </table:table-cell>
          <table:table-cell office:value-type="float" office:value="0.000450044" calcext:value-type="float">
            <text:p>0.000450044</text:p>
          </table:table-cell>
          <table:table-cell office:value-type="float" office:value="0.00031363" calcext:value-type="float">
            <text:p>0.00031363</text:p>
          </table:table-cell>
          <table:table-cell office:value-type="float" office:value="0.000428777" calcext:value-type="float">
            <text:p>0.000428777</text:p>
          </table:table-cell>
          <table:table-cell office:value-type="float" office:value="0.000311327" calcext:value-type="float">
            <text:p>0.000311327</text:p>
          </table:table-cell>
        </table:table-row>
        <table:table-row table:style-name="ro1">
          <table:table-cell office:value-type="float" office:value="0.000344765" calcext:value-type="float">
            <text:p>0.000344765</text:p>
          </table:table-cell>
          <table:table-cell office:value-type="float" office:value="0.000366948" calcext:value-type="float">
            <text:p>0.000366948</text:p>
          </table:table-cell>
          <table:table-cell office:value-type="float" office:value="0.000374801" calcext:value-type="float">
            <text:p>0.000374801</text:p>
          </table:table-cell>
          <table:table-cell office:value-type="float" office:value="0.000414011" calcext:value-type="float">
            <text:p>0.000414011</text:p>
          </table:table-cell>
          <table:table-cell office:value-type="float" office:value="0.000303632" calcext:value-type="float">
            <text:p>0.000303632</text:p>
          </table:table-cell>
          <table:table-cell office:value-type="float" office:value="0.000496134" calcext:value-type="float">
            <text:p>0.000496134</text:p>
          </table:table-cell>
          <table:table-cell office:value-type="float" office:value="0.000365006" calcext:value-type="float">
            <text:p>0.000365006</text:p>
          </table:table-cell>
          <table:table-cell office:value-type="float" office:value="0.000312963" calcext:value-type="float">
            <text:p>0.000312963</text:p>
          </table:table-cell>
          <table:table-cell office:value-type="float" office:value="0.000306845" calcext:value-type="float">
            <text:p>0.000306845</text:p>
          </table:table-cell>
        </table:table-row>
        <table:table-row table:style-name="ro1">
          <table:table-cell office:value-type="float" office:value="0.000192293" calcext:value-type="float">
            <text:p>0.000192293</text:p>
          </table:table-cell>
          <table:table-cell office:value-type="float" office:value="0.000198817" calcext:value-type="float">
            <text:p>0.000198817</text:p>
          </table:table-cell>
          <table:table-cell office:value-type="float" office:value="0.000190296" calcext:value-type="float">
            <text:p>0.000190296</text:p>
          </table:table-cell>
          <table:table-cell office:value-type="float" office:value="0.000195279" calcext:value-type="float">
            <text:p>0.000195279</text:p>
          </table:table-cell>
          <table:table-cell office:value-type="float" office:value="0.000189194" calcext:value-type="float">
            <text:p>0.000189194</text:p>
          </table:table-cell>
          <table:table-cell office:value-type="float" office:value="0.000197596" calcext:value-type="float">
            <text:p>0.000197596</text:p>
          </table:table-cell>
          <table:table-cell office:value-type="float" office:value="0.00019168" calcext:value-type="float">
            <text:p>0.00019168</text:p>
          </table:table-cell>
          <table:table-cell office:value-type="float" office:value="0.000193405" calcext:value-type="float">
            <text:p>0.000193405</text:p>
          </table:table-cell>
          <table:table-cell office:value-type="float" office:value="0.000195589" calcext:value-type="float">
            <text:p>0.000195589</text:p>
          </table:table-cell>
        </table:table-row>
        <table:table-row table:style-name="ro1">
          <table:table-cell office:value-type="float" office:value="0.000522857" calcext:value-type="float">
            <text:p>0.000522857</text:p>
          </table:table-cell>
          <table:table-cell office:value-type="float" office:value="0.000447823" calcext:value-type="float">
            <text:p>0.000447823</text:p>
          </table:table-cell>
          <table:table-cell office:value-type="float" office:value="0.000564346" calcext:value-type="float">
            <text:p>0.000564346</text:p>
          </table:table-cell>
          <table:table-cell office:value-type="float" office:value="0.000442883" calcext:value-type="float">
            <text:p>0.000442883</text:p>
          </table:table-cell>
          <table:table-cell office:value-type="float" office:value="0.000311906" calcext:value-type="float">
            <text:p>0.000311906</text:p>
          </table:table-cell>
          <table:table-cell office:value-type="float" office:value="0.000220094" calcext:value-type="float">
            <text:p>0.000220094</text:p>
          </table:table-cell>
          <table:table-cell office:value-type="float" office:value="0.000381056" calcext:value-type="float">
            <text:p>0.000381056</text:p>
          </table:table-cell>
          <table:table-cell office:value-type="float" office:value="0.000370071" calcext:value-type="float">
            <text:p>0.000370071</text:p>
          </table:table-cell>
          <table:table-cell office:value-type="float" office:value="0.000393521" calcext:value-type="float">
            <text:p>0.000393521</text:p>
          </table:table-cell>
        </table:table-row>
        <table:table-row table:style-name="ro1">
          <table:table-cell office:value-type="float" office:value="0.000782762" calcext:value-type="float">
            <text:p>0.000782762</text:p>
          </table:table-cell>
          <table:table-cell office:value-type="float" office:value="0.000576767" calcext:value-type="float">
            <text:p>0.000576767</text:p>
          </table:table-cell>
          <table:table-cell office:value-type="float" office:value="0.000626064" calcext:value-type="float">
            <text:p>0.000626064</text:p>
          </table:table-cell>
          <table:table-cell office:value-type="float" office:value="0.000610602" calcext:value-type="float">
            <text:p>0.000610602</text:p>
          </table:table-cell>
          <table:table-cell office:value-type="float" office:value="0.000496288" calcext:value-type="float">
            <text:p>0.000496288</text:p>
          </table:table-cell>
          <table:table-cell office:value-type="float" office:value="0.000375618" calcext:value-type="float">
            <text:p>0.000375618</text:p>
          </table:table-cell>
          <table:table-cell office:value-type="float" office:value="0.000408938" calcext:value-type="float">
            <text:p>0.000408938</text:p>
          </table:table-cell>
          <table:table-cell office:value-type="float" office:value="0.000372934" calcext:value-type="float">
            <text:p>0.000372934</text:p>
          </table:table-cell>
          <table:table-cell office:value-type="float" office:value="0.000364179" calcext:value-type="float">
            <text:p>0.000364179</text:p>
          </table:table-cell>
        </table:table-row>
        <table:table-row table:style-name="ro1">
          <table:table-cell office:value-type="float" office:value="0.000201578" calcext:value-type="float">
            <text:p>0.000201578</text:p>
          </table:table-cell>
          <table:table-cell office:value-type="float" office:value="0.000198086" calcext:value-type="float">
            <text:p>0.000198086</text:p>
          </table:table-cell>
          <table:table-cell office:value-type="float" office:value="0.000196756" calcext:value-type="float">
            <text:p>0.000196756</text:p>
          </table:table-cell>
          <table:table-cell office:value-type="float" office:value="0.000195948" calcext:value-type="float">
            <text:p>0.000195948</text:p>
          </table:table-cell>
          <table:table-cell office:value-type="float" office:value="0.000200446" calcext:value-type="float">
            <text:p>0.000200446</text:p>
          </table:table-cell>
          <table:table-cell office:value-type="float" office:value="0.000203231" calcext:value-type="float">
            <text:p>0.000203231</text:p>
          </table:table-cell>
          <table:table-cell office:value-type="float" office:value="0.000204543" calcext:value-type="float">
            <text:p>0.000204543</text:p>
          </table:table-cell>
          <table:table-cell office:value-type="float" office:value="0.000200511" calcext:value-type="float">
            <text:p>0.000200511</text:p>
          </table:table-cell>
          <table:table-cell office:value-type="float" office:value="0.000201022" calcext:value-type="float">
            <text:p>0.000201022</text:p>
          </table:table-cell>
        </table:table-row>
        <table:table-row table:style-name="ro1">
          <table:table-cell office:value-type="float" office:value="0.000735978" calcext:value-type="float">
            <text:p>0.000735978</text:p>
          </table:table-cell>
          <table:table-cell office:value-type="float" office:value="0.000662739" calcext:value-type="float">
            <text:p>0.000662739</text:p>
          </table:table-cell>
          <table:table-cell office:value-type="float" office:value="0.000408493" calcext:value-type="float">
            <text:p>0.000408493</text:p>
          </table:table-cell>
          <table:table-cell office:value-type="float" office:value="0.000566199" calcext:value-type="float">
            <text:p>0.000566199</text:p>
          </table:table-cell>
          <table:table-cell office:value-type="float" office:value="0.000374778" calcext:value-type="float">
            <text:p>0.000374778</text:p>
          </table:table-cell>
          <table:table-cell office:value-type="float" office:value="0.000436282" calcext:value-type="float">
            <text:p>0.000436282</text:p>
          </table:table-cell>
          <table:table-cell office:value-type="float" office:value="0.000421463" calcext:value-type="float">
            <text:p>0.000421463</text:p>
          </table:table-cell>
          <table:table-cell office:value-type="float" office:value="0.00030677" calcext:value-type="float">
            <text:p>0.00030677</text:p>
          </table:table-cell>
          <table:table-cell office:value-type="float" office:value="0.000272863" calcext:value-type="float">
            <text:p>0.000272863</text:p>
          </table:table-cell>
        </table:table-row>
        <table:table-row table:style-name="ro1">
          <table:table-cell office:value-type="float" office:value="0.00130203" calcext:value-type="float">
            <text:p>0.00130203</text:p>
          </table:table-cell>
          <table:table-cell office:value-type="float" office:value="0.000527921" calcext:value-type="float">
            <text:p>0.000527921</text:p>
          </table:table-cell>
          <table:table-cell office:value-type="float" office:value="0.000435143" calcext:value-type="float">
            <text:p>0.000435143</text:p>
          </table:table-cell>
          <table:table-cell office:value-type="float" office:value="0.000584073" calcext:value-type="float">
            <text:p>0.000584073</text:p>
          </table:table-cell>
          <table:table-cell office:value-type="float" office:value="0.000420457" calcext:value-type="float">
            <text:p>0.000420457</text:p>
          </table:table-cell>
          <table:table-cell office:value-type="float" office:value="0.00054966" calcext:value-type="float">
            <text:p>0.00054966</text:p>
          </table:table-cell>
          <table:table-cell office:value-type="float" office:value="0.000431764" calcext:value-type="float">
            <text:p>0.000431764</text:p>
          </table:table-cell>
          <table:table-cell office:value-type="float" office:value="0.000435619" calcext:value-type="float">
            <text:p>0.000435619</text:p>
          </table:table-cell>
          <table:table-cell office:value-type="float" office:value="0.000546178" calcext:value-type="float">
            <text:p>0.000546178</text:p>
          </table:table-cell>
        </table:table-row>
        <table:table-row table:style-name="ro1">
          <table:table-cell office:value-type="float" office:value="0.030252" calcext:value-type="float">
            <text:p>0.030252</text:p>
          </table:table-cell>
          <table:table-cell office:value-type="float" office:value="0.00424801" calcext:value-type="float">
            <text:p>0.00424801</text:p>
          </table:table-cell>
          <table:table-cell office:value-type="float" office:value="0.0059045" calcext:value-type="float">
            <text:p>0.0059045</text:p>
          </table:table-cell>
          <table:table-cell office:value-type="float" office:value="0.00392201" calcext:value-type="float">
            <text:p>0.00392201</text:p>
          </table:table-cell>
          <table:table-cell office:value-type="float" office:value="0.00250746" calcext:value-type="float">
            <text:p>0.00250746</text:p>
          </table:table-cell>
          <table:table-cell office:value-type="float" office:value="0.0036764" calcext:value-type="float">
            <text:p>0.0036764</text:p>
          </table:table-cell>
          <table:table-cell office:value-type="float" office:value="0.00274816" calcext:value-type="float">
            <text:p>0.00274816</text:p>
          </table:table-cell>
          <table:table-cell office:value-type="float" office:value="0.00466052" calcext:value-type="float">
            <text:p>0.00466052</text:p>
          </table:table-cell>
          <table:table-cell office:value-type="float" office:value="0.00907633" calcext:value-type="float">
            <text:p>0.00907633</text:p>
          </table:table-cell>
        </table:table-row>
        <table:table-row table:style-name="ro1">
          <table:table-cell office:value-type="float" office:value="0.00025481" calcext:value-type="float">
            <text:p>0.00025481</text:p>
          </table:table-cell>
          <table:table-cell office:value-type="float" office:value="0.000320756" calcext:value-type="float">
            <text:p>0.000320756</text:p>
          </table:table-cell>
          <table:table-cell office:value-type="float" office:value="0.000319885" calcext:value-type="float">
            <text:p>0.000319885</text:p>
          </table:table-cell>
          <table:table-cell office:value-type="float" office:value="0.000388916" calcext:value-type="float">
            <text:p>0.000388916</text:p>
          </table:table-cell>
          <table:table-cell office:value-type="float" office:value="0.000297175" calcext:value-type="float">
            <text:p>0.000297175</text:p>
          </table:table-cell>
          <table:table-cell office:value-type="float" office:value="0.000307279" calcext:value-type="float">
            <text:p>0.000307279</text:p>
          </table:table-cell>
          <table:table-cell office:value-type="float" office:value="0.000327156" calcext:value-type="float">
            <text:p>0.000327156</text:p>
          </table:table-cell>
          <table:table-cell office:value-type="float" office:value="0.000349146" calcext:value-type="float">
            <text:p>0.000349146</text:p>
          </table:table-cell>
          <table:table-cell office:value-type="float" office:value="0.000272354" calcext:value-type="float">
            <text:p>0.000272354</text:p>
          </table:table-cell>
        </table:table-row>
        <table:table-row table:style-name="ro1">
          <table:table-cell office:value-type="float" office:value="0.000239728" calcext:value-type="float">
            <text:p>0.000239728</text:p>
          </table:table-cell>
          <table:table-cell office:value-type="float" office:value="0.000254002" calcext:value-type="float">
            <text:p>0.000254002</text:p>
          </table:table-cell>
          <table:table-cell office:value-type="float" office:value="0.00024448" calcext:value-type="float">
            <text:p>0.00024448</text:p>
          </table:table-cell>
          <table:table-cell office:value-type="float" office:value="0.000247954" calcext:value-type="float">
            <text:p>0.000247954</text:p>
          </table:table-cell>
          <table:table-cell office:value-type="float" office:value="0.0002427" calcext:value-type="float">
            <text:p>0.0002427</text:p>
          </table:table-cell>
          <table:table-cell office:value-type="float" office:value="0.000245139" calcext:value-type="float">
            <text:p>0.000245139</text:p>
          </table:table-cell>
          <table:table-cell office:value-type="float" office:value="0.000243475" calcext:value-type="float">
            <text:p>0.000243475</text:p>
          </table:table-cell>
          <table:table-cell office:value-type="float" office:value="0.000243472" calcext:value-type="float">
            <text:p>0.000243472</text:p>
          </table:table-cell>
          <table:table-cell office:value-type="float" office:value="0.000241454" calcext:value-type="float">
            <text:p>0.000241454</text:p>
          </table:table-cell>
        </table:table-row>
        <table:table-row table:style-name="ro1">
          <table:table-cell office:value-type="float" office:value="0.000780532" calcext:value-type="float">
            <text:p>0.000780532</text:p>
          </table:table-cell>
          <table:table-cell office:value-type="float" office:value="0.000506339" calcext:value-type="float">
            <text:p>0.000506339</text:p>
          </table:table-cell>
          <table:table-cell office:value-type="float" office:value="0.000466273" calcext:value-type="float">
            <text:p>0.000466273</text:p>
          </table:table-cell>
          <table:table-cell office:value-type="float" office:value="0.000524391" calcext:value-type="float">
            <text:p>0.000524391</text:p>
          </table:table-cell>
          <table:table-cell office:value-type="float" office:value="0.000616509" calcext:value-type="float">
            <text:p>0.000616509</text:p>
          </table:table-cell>
          <table:table-cell office:value-type="float" office:value="0.000560917" calcext:value-type="float">
            <text:p>0.000560917</text:p>
          </table:table-cell>
          <table:table-cell office:value-type="float" office:value="0.000541506" calcext:value-type="float">
            <text:p>0.000541506</text:p>
          </table:table-cell>
          <table:table-cell office:value-type="float" office:value="0.000428171" calcext:value-type="float">
            <text:p>0.000428171</text:p>
          </table:table-cell>
          <table:table-cell office:value-type="float" office:value="0.00049288" calcext:value-type="float">
            <text:p>0.00049288</text:p>
          </table:table-cell>
        </table:table-row>
        <table:table-row table:style-name="ro1">
          <table:table-cell office:value-type="float" office:value="0.00783132" calcext:value-type="float">
            <text:p>0.00783132</text:p>
          </table:table-cell>
          <table:table-cell office:value-type="float" office:value="0.00192206" calcext:value-type="float">
            <text:p>0.00192206</text:p>
          </table:table-cell>
          <table:table-cell office:value-type="float" office:value="0.00147029" calcext:value-type="float">
            <text:p>0.00147029</text:p>
          </table:table-cell>
          <table:table-cell office:value-type="float" office:value="0.00140489" calcext:value-type="float">
            <text:p>0.00140489</text:p>
          </table:table-cell>
          <table:table-cell office:value-type="float" office:value="0.00147189" calcext:value-type="float">
            <text:p>0.00147189</text:p>
          </table:table-cell>
          <table:table-cell office:value-type="float" office:value="0.000983542" calcext:value-type="float">
            <text:p>0.000983542</text:p>
          </table:table-cell>
          <table:table-cell office:value-type="float" office:value="0.00150426" calcext:value-type="float">
            <text:p>0.00150426</text:p>
          </table:table-cell>
          <table:table-cell office:value-type="float" office:value="0.00133375" calcext:value-type="float">
            <text:p>0.00133375</text:p>
          </table:table-cell>
          <table:table-cell office:value-type="float" office:value="0.0017504" calcext:value-type="float">
            <text:p>0.0017504</text:p>
          </table:table-cell>
        </table:table-row>
        <table:table-row table:style-name="ro1">
          <table:table-cell office:value-type="float" office:value="0.000848366" calcext:value-type="float">
            <text:p>0.000848366</text:p>
          </table:table-cell>
          <table:table-cell office:value-type="float" office:value="0.00086991" calcext:value-type="float">
            <text:p>0.00086991</text:p>
          </table:table-cell>
          <table:table-cell office:value-type="float" office:value="0.000679917" calcext:value-type="float">
            <text:p>0.000679917</text:p>
          </table:table-cell>
          <table:table-cell office:value-type="float" office:value="0.00044816" calcext:value-type="float">
            <text:p>0.00044816</text:p>
          </table:table-cell>
          <table:table-cell office:value-type="float" office:value="0.000513082" calcext:value-type="float">
            <text:p>0.000513082</text:p>
          </table:table-cell>
          <table:table-cell office:value-type="float" office:value="0.00048647" calcext:value-type="float">
            <text:p>0.00048647</text:p>
          </table:table-cell>
          <table:table-cell office:value-type="float" office:value="0.000456017" calcext:value-type="float">
            <text:p>0.000456017</text:p>
          </table:table-cell>
          <table:table-cell office:value-type="float" office:value="0.00038051" calcext:value-type="float">
            <text:p>0.00038051</text:p>
          </table:table-cell>
          <table:table-cell office:value-type="float" office:value="0.000385853" calcext:value-type="float">
            <text:p>0.000385853</text:p>
          </table:table-cell>
        </table:table-row>
        <table:table-row table:style-name="ro1">
          <table:table-cell office:value-type="float" office:value="0.0390425" calcext:value-type="float">
            <text:p>0.0390425</text:p>
          </table:table-cell>
          <table:table-cell office:value-type="float" office:value="0.0288322" calcext:value-type="float">
            <text:p>0.0288322</text:p>
          </table:table-cell>
          <table:table-cell office:value-type="float" office:value="0.0302756" calcext:value-type="float">
            <text:p>0.0302756</text:p>
          </table:table-cell>
          <table:table-cell office:value-type="float" office:value="0.0296036" calcext:value-type="float">
            <text:p>0.0296036</text:p>
          </table:table-cell>
          <table:table-cell office:value-type="float" office:value="0.0320834" calcext:value-type="float">
            <text:p>0.0320834</text:p>
          </table:table-cell>
          <table:table-cell office:value-type="float" office:value="0.0270581" calcext:value-type="float">
            <text:p>0.0270581</text:p>
          </table:table-cell>
          <table:table-cell office:value-type="float" office:value="0.0307402" calcext:value-type="float">
            <text:p>0.0307402</text:p>
          </table:table-cell>
          <table:table-cell office:value-type="float" office:value="0.0325215" calcext:value-type="float">
            <text:p>0.0325215</text:p>
          </table:table-cell>
          <table:table-cell office:value-type="float" office:value="0.0331632" calcext:value-type="float">
            <text:p>0.0331632</text:p>
          </table:table-cell>
        </table:table-row>
        <table:table-row table:style-name="ro1">
          <table:table-cell office:value-type="float" office:value="0.000358833" calcext:value-type="float">
            <text:p>0.000358833</text:p>
          </table:table-cell>
          <table:table-cell office:value-type="float" office:value="0.000315521" calcext:value-type="float">
            <text:p>0.000315521</text:p>
          </table:table-cell>
          <table:table-cell office:value-type="float" office:value="0.000311275" calcext:value-type="float">
            <text:p>0.000311275</text:p>
          </table:table-cell>
          <table:table-cell office:value-type="float" office:value="0.000245364" calcext:value-type="float">
            <text:p>0.000245364</text:p>
          </table:table-cell>
          <table:table-cell office:value-type="float" office:value="0.000239596" calcext:value-type="float">
            <text:p>0.000239596</text:p>
          </table:table-cell>
          <table:table-cell office:value-type="float" office:value="0.000243906" calcext:value-type="float">
            <text:p>0.000243906</text:p>
          </table:table-cell>
          <table:table-cell office:value-type="float" office:value="0.000257325" calcext:value-type="float">
            <text:p>0.000257325</text:p>
          </table:table-cell>
          <table:table-cell office:value-type="float" office:value="0.000244788" calcext:value-type="float">
            <text:p>0.000244788</text:p>
          </table:table-cell>
          <table:table-cell office:value-type="float" office:value="0.000238827" calcext:value-type="float">
            <text:p>0.000238827</text:p>
          </table:table-cell>
        </table:table-row>
        <table:table-row table:style-name="ro1">
          <table:table-cell office:value-type="float" office:value="0.000448754" calcext:value-type="float">
            <text:p>0.000448754</text:p>
          </table:table-cell>
          <table:table-cell office:value-type="float" office:value="0.000435977" calcext:value-type="float">
            <text:p>0.000435977</text:p>
          </table:table-cell>
          <table:table-cell office:value-type="float" office:value="0.000227347" calcext:value-type="float">
            <text:p>0.000227347</text:p>
          </table:table-cell>
          <table:table-cell office:value-type="float" office:value="0.000432072" calcext:value-type="float">
            <text:p>0.000432072</text:p>
          </table:table-cell>
          <table:table-cell office:value-type="float" office:value="0.000327637" calcext:value-type="float">
            <text:p>0.000327637</text:p>
          </table:table-cell>
          <table:table-cell office:value-type="float" office:value="0.000331205" calcext:value-type="float">
            <text:p>0.000331205</text:p>
          </table:table-cell>
          <table:table-cell office:value-type="float" office:value="0.000296995" calcext:value-type="float">
            <text:p>0.000296995</text:p>
          </table:table-cell>
          <table:table-cell office:value-type="float" office:value="0.000263977" calcext:value-type="float">
            <text:p>0.000263977</text:p>
          </table:table-cell>
          <table:table-cell office:value-type="float" office:value="0.000282823" calcext:value-type="float">
            <text:p>0.000282823</text:p>
          </table:table-cell>
        </table:table-row>
        <table:table-row table:style-name="ro1">
          <table:table-cell office:value-type="float" office:value="0.056045" calcext:value-type="float">
            <text:p>0.056045</text:p>
          </table:table-cell>
          <table:table-cell office:value-type="float" office:value="0.0575212" calcext:value-type="float">
            <text:p>0.0575212</text:p>
          </table:table-cell>
          <table:table-cell office:value-type="float" office:value="0.0521423" calcext:value-type="float">
            <text:p>0.0521423</text:p>
          </table:table-cell>
          <table:table-cell office:value-type="float" office:value="0.0526078" calcext:value-type="float">
            <text:p>0.0526078</text:p>
          </table:table-cell>
          <table:table-cell office:value-type="float" office:value="0.0609217" calcext:value-type="float">
            <text:p>0.0609217</text:p>
          </table:table-cell>
          <table:table-cell office:value-type="float" office:value="0.0538612" calcext:value-type="float">
            <text:p>0.0538612</text:p>
          </table:table-cell>
          <table:table-cell office:value-type="float" office:value="0.0583627" calcext:value-type="float">
            <text:p>0.0583627</text:p>
          </table:table-cell>
          <table:table-cell office:value-type="float" office:value="0.0438297" calcext:value-type="float">
            <text:p>0.0438297</text:p>
          </table:table-cell>
          <table:table-cell office:value-type="float" office:value="0.0462412" calcext:value-type="float">
            <text:p>0.0462412</text:p>
          </table:table-cell>
        </table:table-row>
        <table:table-row table:style-name="ro1">
          <table:table-cell office:value-type="float" office:value="0.000652939" calcext:value-type="float">
            <text:p>0.000652939</text:p>
          </table:table-cell>
          <table:table-cell office:value-type="float" office:value="0.000545837" calcext:value-type="float">
            <text:p>0.000545837</text:p>
          </table:table-cell>
          <table:table-cell office:value-type="float" office:value="0.000528451" calcext:value-type="float">
            <text:p>0.000528451</text:p>
          </table:table-cell>
          <table:table-cell office:value-type="float" office:value="0.0003977" calcext:value-type="float">
            <text:p>0.0003977</text:p>
          </table:table-cell>
          <table:table-cell office:value-type="float" office:value="0.00045767" calcext:value-type="float">
            <text:p>0.00045767</text:p>
          </table:table-cell>
          <table:table-cell office:value-type="float" office:value="0.000481148" calcext:value-type="float">
            <text:p>0.000481148</text:p>
          </table:table-cell>
          <table:table-cell office:value-type="float" office:value="0.000346312" calcext:value-type="float">
            <text:p>0.000346312</text:p>
          </table:table-cell>
          <table:table-cell office:value-type="float" office:value="0.000429824" calcext:value-type="float">
            <text:p>0.000429824</text:p>
          </table:table-cell>
          <table:table-cell office:value-type="float" office:value="0.000384032" calcext:value-type="float">
            <text:p>0.000384032</text:p>
          </table:table-cell>
        </table:table-row>
        <table:table-row table:style-name="ro1">
          <table:table-cell office:value-type="float" office:value="0.00127866" calcext:value-type="float">
            <text:p>0.00127866</text:p>
          </table:table-cell>
          <table:table-cell office:value-type="float" office:value="0.000522131" calcext:value-type="float">
            <text:p>0.000522131</text:p>
          </table:table-cell>
          <table:table-cell office:value-type="float" office:value="0.000649825" calcext:value-type="float">
            <text:p>0.000649825</text:p>
          </table:table-cell>
          <table:table-cell office:value-type="float" office:value="0.000460535" calcext:value-type="float">
            <text:p>0.000460535</text:p>
          </table:table-cell>
          <table:table-cell office:value-type="float" office:value="0.000570647" calcext:value-type="float">
            <text:p>0.000570647</text:p>
          </table:table-cell>
          <table:table-cell office:value-type="float" office:value="0.000436033" calcext:value-type="float">
            <text:p>0.000436033</text:p>
          </table:table-cell>
          <table:table-cell office:value-type="float" office:value="0.000563561" calcext:value-type="float">
            <text:p>0.000563561</text:p>
          </table:table-cell>
          <table:table-cell office:value-type="float" office:value="0.000450308" calcext:value-type="float">
            <text:p>0.000450308</text:p>
          </table:table-cell>
          <table:table-cell office:value-type="float" office:value="0.000314598" calcext:value-type="float">
            <text:p>0.000314598</text:p>
          </table:table-cell>
        </table:table-row>
        <table:table-row table:style-name="ro1">
          <table:table-cell office:value-type="float" office:value="0.000250694" calcext:value-type="float">
            <text:p>0.000250694</text:p>
          </table:table-cell>
          <table:table-cell office:value-type="float" office:value="0.000244815" calcext:value-type="float">
            <text:p>0.000244815</text:p>
          </table:table-cell>
          <table:table-cell office:value-type="float" office:value="0.000260249" calcext:value-type="float">
            <text:p>0.000260249</text:p>
          </table:table-cell>
          <table:table-cell office:value-type="float" office:value="0.000316715" calcext:value-type="float">
            <text:p>0.000316715</text:p>
          </table:table-cell>
          <table:table-cell office:value-type="float" office:value="0.000299172" calcext:value-type="float">
            <text:p>0.000299172</text:p>
          </table:table-cell>
          <table:table-cell office:value-type="float" office:value="0.000239131" calcext:value-type="float">
            <text:p>0.000239131</text:p>
          </table:table-cell>
          <table:table-cell office:value-type="float" office:value="0.000303326" calcext:value-type="float">
            <text:p>0.000303326</text:p>
          </table:table-cell>
          <table:table-cell office:value-type="float" office:value="0.000253457" calcext:value-type="float">
            <text:p>0.000253457</text:p>
          </table:table-cell>
          <table:table-cell office:value-type="float" office:value="0.000342654" calcext:value-type="float">
            <text:p>0.000342654</text:p>
          </table:table-cell>
        </table:table-row>
        <table:table-row table:style-name="ro1">
          <table:table-cell office:value-type="float" office:value="0.000744442" calcext:value-type="float">
            <text:p>0.000744442</text:p>
          </table:table-cell>
          <table:table-cell office:value-type="float" office:value="0.00070796" calcext:value-type="float">
            <text:p>0.00070796</text:p>
          </table:table-cell>
          <table:table-cell office:value-type="float" office:value="0.000357846" calcext:value-type="float">
            <text:p>0.000357846</text:p>
          </table:table-cell>
          <table:table-cell office:value-type="float" office:value="0.000551982" calcext:value-type="float">
            <text:p>0.000551982</text:p>
          </table:table-cell>
          <table:table-cell office:value-type="float" office:value="0.000438276" calcext:value-type="float">
            <text:p>0.000438276</text:p>
          </table:table-cell>
          <table:table-cell office:value-type="float" office:value="0.000376183" calcext:value-type="float">
            <text:p>0.000376183</text:p>
          </table:table-cell>
          <table:table-cell office:value-type="float" office:value="0.000330519" calcext:value-type="float">
            <text:p>0.000330519</text:p>
          </table:table-cell>
          <table:table-cell office:value-type="float" office:value="0.000409793" calcext:value-type="float">
            <text:p>0.000409793</text:p>
          </table:table-cell>
          <table:table-cell office:value-type="float" office:value="0.000378027" calcext:value-type="float">
            <text:p>0.000378027</text:p>
          </table:table-cell>
        </table:table-row>
        <table:table-row table:style-name="ro1">
          <table:table-cell office:value-type="float" office:value="0.000211964" calcext:value-type="float">
            <text:p>0.000211964</text:p>
          </table:table-cell>
          <table:table-cell office:value-type="float" office:value="0.000209852" calcext:value-type="float">
            <text:p>0.000209852</text:p>
          </table:table-cell>
          <table:table-cell office:value-type="float" office:value="0.000210437" calcext:value-type="float">
            <text:p>0.000210437</text:p>
          </table:table-cell>
          <table:table-cell office:value-type="float" office:value="0.000211631" calcext:value-type="float">
            <text:p>0.000211631</text:p>
          </table:table-cell>
          <table:table-cell office:value-type="float" office:value="0.000210564" calcext:value-type="float">
            <text:p>0.000210564</text:p>
          </table:table-cell>
          <table:table-cell office:value-type="float" office:value="0.000215061" calcext:value-type="float">
            <text:p>0.000215061</text:p>
          </table:table-cell>
          <table:table-cell office:value-type="float" office:value="0.000209427" calcext:value-type="float">
            <text:p>0.000209427</text:p>
          </table:table-cell>
          <table:table-cell office:value-type="float" office:value="0.000213796" calcext:value-type="float">
            <text:p>0.000213796</text:p>
          </table:table-cell>
          <table:table-cell office:value-type="float" office:value="0.000216151" calcext:value-type="float">
            <text:p>0.000216151</text:p>
          </table:table-cell>
        </table:table-row>
        <table:table-row table:style-name="ro1">
          <table:table-cell office:value-type="float" office:value="0.00098862" calcext:value-type="float">
            <text:p>0.00098862</text:p>
          </table:table-cell>
          <table:table-cell office:value-type="float" office:value="0.000822696" calcext:value-type="float">
            <text:p>0.000822696</text:p>
          </table:table-cell>
          <table:table-cell office:value-type="float" office:value="0.000675693" calcext:value-type="float">
            <text:p>0.000675693</text:p>
          </table:table-cell>
          <table:table-cell office:value-type="float" office:value="0.000562402" calcext:value-type="float">
            <text:p>0.000562402</text:p>
          </table:table-cell>
          <table:table-cell office:value-type="float" office:value="0.000571594" calcext:value-type="float">
            <text:p>0.000571594</text:p>
          </table:table-cell>
          <table:table-cell office:value-type="float" office:value="0.000571466" calcext:value-type="float">
            <text:p>0.000571466</text:p>
          </table:table-cell>
          <table:table-cell office:value-type="float" office:value="0.000591081" calcext:value-type="float">
            <text:p>0.000591081</text:p>
          </table:table-cell>
          <table:table-cell office:value-type="float" office:value="0.000475526" calcext:value-type="float">
            <text:p>0.000475526</text:p>
          </table:table-cell>
          <table:table-cell office:value-type="float" office:value="0.000407044" calcext:value-type="float">
            <text:p>0.000407044</text:p>
          </table:table-cell>
        </table:table-row>
        <table:table-row table:style-name="ro1">
          <table:table-cell office:value-type="float" office:value="0.000343561" calcext:value-type="float">
            <text:p>0.000343561</text:p>
          </table:table-cell>
          <table:table-cell office:value-type="float" office:value="0.000300092" calcext:value-type="float">
            <text:p>0.000300092</text:p>
          </table:table-cell>
          <table:table-cell office:value-type="float" office:value="0.000234673" calcext:value-type="float">
            <text:p>0.000234673</text:p>
          </table:table-cell>
          <table:table-cell office:value-type="float" office:value="0.000220411" calcext:value-type="float">
            <text:p>0.000220411</text:p>
          </table:table-cell>
          <table:table-cell office:value-type="float" office:value="0.000283563" calcext:value-type="float">
            <text:p>0.000283563</text:p>
          </table:table-cell>
          <table:table-cell office:value-type="float" office:value="0.000380199" calcext:value-type="float">
            <text:p>0.000380199</text:p>
          </table:table-cell>
          <table:table-cell office:value-type="float" office:value="0.000228072" calcext:value-type="float">
            <text:p>0.000228072</text:p>
          </table:table-cell>
          <table:table-cell office:value-type="float" office:value="0.000251538" calcext:value-type="float">
            <text:p>0.000251538</text:p>
          </table:table-cell>
          <table:table-cell office:value-type="float" office:value="0.000287069" calcext:value-type="float">
            <text:p>0.000287069</text:p>
          </table:table-cell>
        </table:table-row>
        <table:table-row table:style-name="ro1">
          <table:table-cell office:value-type="float" office:value="0.00104482" calcext:value-type="float">
            <text:p>0.00104482</text:p>
          </table:table-cell>
          <table:table-cell office:value-type="float" office:value="0.000763576" calcext:value-type="float">
            <text:p>0.000763576</text:p>
          </table:table-cell>
          <table:table-cell office:value-type="float" office:value="0.000566533" calcext:value-type="float">
            <text:p>0.000566533</text:p>
          </table:table-cell>
          <table:table-cell office:value-type="float" office:value="0.000867059" calcext:value-type="float">
            <text:p>0.000867059</text:p>
          </table:table-cell>
          <table:table-cell office:value-type="float" office:value="0.000723284" calcext:value-type="float">
            <text:p>0.000723284</text:p>
          </table:table-cell>
          <table:table-cell office:value-type="float" office:value="0.000587228" calcext:value-type="float">
            <text:p>0.000587228</text:p>
          </table:table-cell>
          <table:table-cell office:value-type="float" office:value="0.000555678" calcext:value-type="float">
            <text:p>0.000555678</text:p>
          </table:table-cell>
          <table:table-cell office:value-type="float" office:value="0.000462883" calcext:value-type="float">
            <text:p>0.000462883</text:p>
          </table:table-cell>
          <table:table-cell office:value-type="float" office:value="0.000493024" calcext:value-type="float">
            <text:p>0.000493024</text:p>
          </table:table-cell>
        </table:table-row>
        <table:table-row table:style-name="ro1">
          <table:table-cell office:value-type="float" office:value="0.000214062" calcext:value-type="float">
            <text:p>0.000214062</text:p>
          </table:table-cell>
          <table:table-cell office:value-type="float" office:value="0.000205499" calcext:value-type="float">
            <text:p>0.000205499</text:p>
          </table:table-cell>
          <table:table-cell office:value-type="float" office:value="0.000205695" calcext:value-type="float">
            <text:p>0.000205695</text:p>
          </table:table-cell>
          <table:table-cell office:value-type="float" office:value="0.000218662" calcext:value-type="float">
            <text:p>0.000218662</text:p>
          </table:table-cell>
          <table:table-cell office:value-type="float" office:value="0.000210944" calcext:value-type="float">
            <text:p>0.000210944</text:p>
          </table:table-cell>
          <table:table-cell office:value-type="float" office:value="0.000207736" calcext:value-type="float">
            <text:p>0.000207736</text:p>
          </table:table-cell>
          <table:table-cell office:value-type="float" office:value="0.000213669" calcext:value-type="float">
            <text:p>0.000213669</text:p>
          </table:table-cell>
          <table:table-cell office:value-type="float" office:value="0.000206658" calcext:value-type="float">
            <text:p>0.000206658</text:p>
          </table:table-cell>
          <table:table-cell office:value-type="float" office:value="0.000214173" calcext:value-type="float">
            <text:p>0.000214173</text:p>
          </table:table-cell>
        </table:table-row>
        <table:table-row table:style-name="ro1">
          <table:table-cell office:value-type="float" office:value="0.000405716" calcext:value-type="float">
            <text:p>0.000405716</text:p>
          </table:table-cell>
          <table:table-cell office:value-type="float" office:value="0.000306155" calcext:value-type="float">
            <text:p>0.000306155</text:p>
          </table:table-cell>
          <table:table-cell office:value-type="float" office:value="0.0003035" calcext:value-type="float">
            <text:p>0.0003035</text:p>
          </table:table-cell>
          <table:table-cell office:value-type="float" office:value="0.000360191" calcext:value-type="float">
            <text:p>0.000360191</text:p>
          </table:table-cell>
          <table:table-cell office:value-type="float" office:value="0.000296184" calcext:value-type="float">
            <text:p>0.000296184</text:p>
          </table:table-cell>
          <table:table-cell office:value-type="float" office:value="0.000334363" calcext:value-type="float">
            <text:p>0.000334363</text:p>
          </table:table-cell>
          <table:table-cell office:value-type="float" office:value="0.000342312" calcext:value-type="float">
            <text:p>0.000342312</text:p>
          </table:table-cell>
          <table:table-cell office:value-type="float" office:value="0.000292523" calcext:value-type="float">
            <text:p>0.000292523</text:p>
          </table:table-cell>
          <table:table-cell office:value-type="float" office:value="0.000300455" calcext:value-type="float">
            <text:p>0.000300455</text:p>
          </table:table-cell>
        </table:table-row>
        <table:table-row table:style-name="ro1">
          <table:table-cell office:value-type="float" office:value="0.000729065" calcext:value-type="float">
            <text:p>0.000729065</text:p>
          </table:table-cell>
          <table:table-cell office:value-type="float" office:value="0.000615698" calcext:value-type="float">
            <text:p>0.000615698</text:p>
          </table:table-cell>
          <table:table-cell office:value-type="float" office:value="0.000416709" calcext:value-type="float">
            <text:p>0.000416709</text:p>
          </table:table-cell>
          <table:table-cell office:value-type="float" office:value="0.000572341" calcext:value-type="float">
            <text:p>0.000572341</text:p>
          </table:table-cell>
          <table:table-cell office:value-type="float" office:value="0.000395298" calcext:value-type="float">
            <text:p>0.000395298</text:p>
          </table:table-cell>
          <table:table-cell office:value-type="float" office:value="0.000488336" calcext:value-type="float">
            <text:p>0.000488336</text:p>
          </table:table-cell>
          <table:table-cell office:value-type="float" office:value="0.000467565" calcext:value-type="float">
            <text:p>0.000467565</text:p>
          </table:table-cell>
          <table:table-cell office:value-type="float" office:value="0.000409584" calcext:value-type="float">
            <text:p>0.000409584</text:p>
          </table:table-cell>
          <table:table-cell office:value-type="float" office:value="0.000379354" calcext:value-type="float">
            <text:p>0.000379354</text:p>
          </table:table-cell>
        </table:table-row>
        <table:table-row table:style-name="ro1">
          <table:table-cell office:value-type="float" office:value="0.000690389" calcext:value-type="float">
            <text:p>0.000690389</text:p>
          </table:table-cell>
          <table:table-cell office:value-type="float" office:value="0.000670963" calcext:value-type="float">
            <text:p>0.000670963</text:p>
          </table:table-cell>
          <table:table-cell office:value-type="float" office:value="0.000482097" calcext:value-type="float">
            <text:p>0.000482097</text:p>
          </table:table-cell>
          <table:table-cell office:value-type="float" office:value="0.000612048" calcext:value-type="float">
            <text:p>0.000612048</text:p>
          </table:table-cell>
          <table:table-cell office:value-type="float" office:value="0.000638748" calcext:value-type="float">
            <text:p>0.000638748</text:p>
          </table:table-cell>
          <table:table-cell office:value-type="float" office:value="0.000446113" calcext:value-type="float">
            <text:p>0.000446113</text:p>
          </table:table-cell>
          <table:table-cell office:value-type="float" office:value="0.000498227" calcext:value-type="float">
            <text:p>0.000498227</text:p>
          </table:table-cell>
          <table:table-cell office:value-type="float" office:value="0.000332758" calcext:value-type="float">
            <text:p>0.000332758</text:p>
          </table:table-cell>
          <table:table-cell office:value-type="float" office:value="0.000382566" calcext:value-type="float">
            <text:p>0.000382566</text:p>
          </table:table-cell>
        </table:table-row>
        <table:table-row table:style-name="ro1">
          <table:table-cell office:value-type="float" office:value="0.00129007" calcext:value-type="float">
            <text:p>0.00129007</text:p>
          </table:table-cell>
          <table:table-cell office:value-type="float" office:value="0.000793027" calcext:value-type="float">
            <text:p>0.000793027</text:p>
          </table:table-cell>
          <table:table-cell office:value-type="float" office:value="0.00088363" calcext:value-type="float">
            <text:p>0.00088363</text:p>
          </table:table-cell>
          <table:table-cell office:value-type="float" office:value="0.000654592" calcext:value-type="float">
            <text:p>0.000654592</text:p>
          </table:table-cell>
          <table:table-cell office:value-type="float" office:value="0.000794754" calcext:value-type="float">
            <text:p>0.000794754</text:p>
          </table:table-cell>
          <table:table-cell office:value-type="float" office:value="0.000573514" calcext:value-type="float">
            <text:p>0.000573514</text:p>
          </table:table-cell>
          <table:table-cell office:value-type="float" office:value="0.000534237" calcext:value-type="float">
            <text:p>0.000534237</text:p>
          </table:table-cell>
          <table:table-cell office:value-type="float" office:value="0.000663416" calcext:value-type="float">
            <text:p>0.000663416</text:p>
          </table:table-cell>
          <table:table-cell office:value-type="float" office:value="0.000560402" calcext:value-type="float">
            <text:p>0.000560402</text:p>
          </table:table-cell>
        </table:table-row>
        <table:table-row table:style-name="ro1">
          <table:table-cell office:value-type="float" office:value="0.000603813" calcext:value-type="float">
            <text:p>0.000603813</text:p>
          </table:table-cell>
          <table:table-cell office:value-type="float" office:value="0.000739751" calcext:value-type="float">
            <text:p>0.000739751</text:p>
          </table:table-cell>
          <table:table-cell office:value-type="float" office:value="0.000834779" calcext:value-type="float">
            <text:p>0.000834779</text:p>
          </table:table-cell>
          <table:table-cell office:value-type="float" office:value="0.000415361" calcext:value-type="float">
            <text:p>0.000415361</text:p>
          </table:table-cell>
          <table:table-cell office:value-type="float" office:value="0.000546027" calcext:value-type="float">
            <text:p>0.000546027</text:p>
          </table:table-cell>
          <table:table-cell office:value-type="float" office:value="0.000610667" calcext:value-type="float">
            <text:p>0.000610667</text:p>
          </table:table-cell>
          <table:table-cell office:value-type="float" office:value="0.000497627" calcext:value-type="float">
            <text:p>0.000497627</text:p>
          </table:table-cell>
          <table:table-cell office:value-type="float" office:value="0.000348978" calcext:value-type="float">
            <text:p>0.000348978</text:p>
          </table:table-cell>
          <table:table-cell office:value-type="float" office:value="0.000415535" calcext:value-type="float">
            <text:p>0.000415535</text:p>
          </table:table-cell>
        </table:table-row>
        <table:table-row table:style-name="ro1">
          <table:table-cell office:value-type="float" office:value="0.000710109" calcext:value-type="float">
            <text:p>0.000710109</text:p>
          </table:table-cell>
          <table:table-cell office:value-type="float" office:value="0.000509136" calcext:value-type="float">
            <text:p>0.000509136</text:p>
          </table:table-cell>
          <table:table-cell office:value-type="float" office:value="0.000662264" calcext:value-type="float">
            <text:p>0.000662264</text:p>
          </table:table-cell>
          <table:table-cell office:value-type="float" office:value="0.000599915" calcext:value-type="float">
            <text:p>0.000599915</text:p>
          </table:table-cell>
          <table:table-cell office:value-type="float" office:value="0.000695868" calcext:value-type="float">
            <text:p>0.000695868</text:p>
          </table:table-cell>
          <table:table-cell office:value-type="float" office:value="0.000436887" calcext:value-type="float">
            <text:p>0.000436887</text:p>
          </table:table-cell>
          <table:table-cell office:value-type="float" office:value="0.000447953" calcext:value-type="float">
            <text:p>0.000447953</text:p>
          </table:table-cell>
          <table:table-cell office:value-type="float" office:value="0.000586944" calcext:value-type="float">
            <text:p>0.000586944</text:p>
          </table:table-cell>
          <table:table-cell office:value-type="float" office:value="0.000500714" calcext:value-type="float">
            <text:p>0.000500714</text:p>
          </table:table-cell>
        </table:table-row>
        <table:table-row table:style-name="ro1">
          <table:table-cell office:value-type="float" office:value="0.000786688" calcext:value-type="float">
            <text:p>0.000786688</text:p>
          </table:table-cell>
          <table:table-cell office:value-type="float" office:value="0.000528892" calcext:value-type="float">
            <text:p>0.000528892</text:p>
          </table:table-cell>
          <table:table-cell office:value-type="float" office:value="0.000510691" calcext:value-type="float">
            <text:p>0.000510691</text:p>
          </table:table-cell>
          <table:table-cell office:value-type="float" office:value="0.00063953" calcext:value-type="float">
            <text:p>0.00063953</text:p>
          </table:table-cell>
          <table:table-cell office:value-type="float" office:value="0.00053367" calcext:value-type="float">
            <text:p>0.00053367</text:p>
          </table:table-cell>
          <table:table-cell office:value-type="float" office:value="0.000712933" calcext:value-type="float">
            <text:p>0.000712933</text:p>
          </table:table-cell>
          <table:table-cell office:value-type="float" office:value="0.000529811" calcext:value-type="float">
            <text:p>0.000529811</text:p>
          </table:table-cell>
          <table:table-cell office:value-type="float" office:value="0.000550657" calcext:value-type="float">
            <text:p>0.000550657</text:p>
          </table:table-cell>
          <table:table-cell office:value-type="float" office:value="0.000453835" calcext:value-type="float">
            <text:p>0.000453835</text:p>
          </table:table-cell>
        </table:table-row>
        <table:table-row table:style-name="ro1">
          <table:table-cell office:value-type="float" office:value="0.00088951" calcext:value-type="float">
            <text:p>0.00088951</text:p>
          </table:table-cell>
          <table:table-cell office:value-type="float" office:value="0.000895698" calcext:value-type="float">
            <text:p>0.000895698</text:p>
          </table:table-cell>
          <table:table-cell office:value-type="float" office:value="0.000744739" calcext:value-type="float">
            <text:p>0.000744739</text:p>
          </table:table-cell>
          <table:table-cell office:value-type="float" office:value="0.00084885" calcext:value-type="float">
            <text:p>0.00084885</text:p>
          </table:table-cell>
          <table:table-cell office:value-type="float" office:value="0.000656514" calcext:value-type="float">
            <text:p>0.000656514</text:p>
          </table:table-cell>
          <table:table-cell office:value-type="float" office:value="0.000715512" calcext:value-type="float">
            <text:p>0.000715512</text:p>
          </table:table-cell>
          <table:table-cell office:value-type="float" office:value="0.000532623" calcext:value-type="float">
            <text:p>0.000532623</text:p>
          </table:table-cell>
          <table:table-cell office:value-type="float" office:value="0.000399461" calcext:value-type="float">
            <text:p>0.000399461</text:p>
          </table:table-cell>
          <table:table-cell office:value-type="float" office:value="0.000379533" calcext:value-type="float">
            <text:p>0.000379533</text:p>
          </table:table-cell>
        </table:table-row>
        <table:table-row table:style-name="ro1">
          <table:table-cell office:value-type="float" office:value="0.0535777" calcext:value-type="float">
            <text:p>0.0535777</text:p>
          </table:table-cell>
          <table:table-cell office:value-type="float" office:value="0.055033" calcext:value-type="float">
            <text:p>0.055033</text:p>
          </table:table-cell>
          <table:table-cell office:value-type="float" office:value="0.0605011" calcext:value-type="float">
            <text:p>0.0605011</text:p>
          </table:table-cell>
          <table:table-cell office:value-type="float" office:value="0.0530229" calcext:value-type="float">
            <text:p>0.0530229</text:p>
          </table:table-cell>
          <table:table-cell office:value-type="float" office:value="0.0533254" calcext:value-type="float">
            <text:p>0.0533254</text:p>
          </table:table-cell>
          <table:table-cell office:value-type="float" office:value="0.0603852" calcext:value-type="float">
            <text:p>0.0603852</text:p>
          </table:table-cell>
          <table:table-cell office:value-type="float" office:value="0.0534603" calcext:value-type="float">
            <text:p>0.0534603</text:p>
          </table:table-cell>
          <table:table-cell office:value-type="float" office:value="0.0411456" calcext:value-type="float">
            <text:p>0.0411456</text:p>
          </table:table-cell>
          <table:table-cell office:value-type="float" office:value="0.0391461" calcext:value-type="float">
            <text:p>0.0391461</text:p>
          </table:table-cell>
        </table:table-row>
        <table:table-row table:style-name="ro1">
          <table:table-cell office:value-type="float" office:value="0.0605425" calcext:value-type="float">
            <text:p>0.0605425</text:p>
          </table:table-cell>
          <table:table-cell office:value-type="float" office:value="0.0515976" calcext:value-type="float">
            <text:p>0.0515976</text:p>
          </table:table-cell>
          <table:table-cell office:value-type="float" office:value="0.0613467" calcext:value-type="float">
            <text:p>0.0613467</text:p>
          </table:table-cell>
          <table:table-cell office:value-type="float" office:value="0.0697017" calcext:value-type="float">
            <text:p>0.0697017</text:p>
          </table:table-cell>
          <table:table-cell office:value-type="float" office:value="0.0575005" calcext:value-type="float">
            <text:p>0.0575005</text:p>
          </table:table-cell>
          <table:table-cell office:value-type="float" office:value="0.0516566" calcext:value-type="float">
            <text:p>0.0516566</text:p>
          </table:table-cell>
          <table:table-cell office:value-type="float" office:value="0.0514507" calcext:value-type="float">
            <text:p>0.0514507</text:p>
          </table:table-cell>
          <table:table-cell office:value-type="float" office:value="0.0469174" calcext:value-type="float">
            <text:p>0.0469174</text:p>
          </table:table-cell>
          <table:table-cell office:value-type="float" office:value="0.0513648" calcext:value-type="float">
            <text:p>0.0513648</text:p>
          </table:table-cell>
        </table:table-row>
        <table:table-row table:style-name="ro1">
          <table:table-cell office:value-type="float" office:value="0.063779" calcext:value-type="float">
            <text:p>0.063779</text:p>
          </table:table-cell>
          <table:table-cell office:value-type="float" office:value="0.0764499" calcext:value-type="float">
            <text:p>0.0764499</text:p>
          </table:table-cell>
          <table:table-cell office:value-type="float" office:value="0.0764942" calcext:value-type="float">
            <text:p>0.0764942</text:p>
          </table:table-cell>
          <table:table-cell office:value-type="float" office:value="0.0683213" calcext:value-type="float">
            <text:p>0.0683213</text:p>
          </table:table-cell>
          <table:table-cell office:value-type="float" office:value="0.0785797" calcext:value-type="float">
            <text:p>0.0785797</text:p>
          </table:table-cell>
          <table:table-cell office:value-type="float" office:value="0.0625665" calcext:value-type="float">
            <text:p>0.0625665</text:p>
          </table:table-cell>
          <table:table-cell office:value-type="float" office:value="0.0700756" calcext:value-type="float">
            <text:p>0.0700756</text:p>
          </table:table-cell>
          <table:table-cell office:value-type="float" office:value="0.0581757" calcext:value-type="float">
            <text:p>0.0581757</text:p>
          </table:table-cell>
          <table:table-cell office:value-type="float" office:value="0.0682958" calcext:value-type="float">
            <text:p>0.0682958</text:p>
          </table:table-cell>
        </table:table-row>
        <table:table-row table:style-name="ro1">
          <table:table-cell office:value-type="float" office:value="0.000864434" calcext:value-type="float">
            <text:p>0.000864434</text:p>
          </table:table-cell>
          <table:table-cell office:value-type="float" office:value="0.000553989" calcext:value-type="float">
            <text:p>0.000553989</text:p>
          </table:table-cell>
          <table:table-cell office:value-type="float" office:value="0.000596502" calcext:value-type="float">
            <text:p>0.000596502</text:p>
          </table:table-cell>
          <table:table-cell office:value-type="float" office:value="0.000578427" calcext:value-type="float">
            <text:p>0.000578427</text:p>
          </table:table-cell>
          <table:table-cell office:value-type="float" office:value="0.000437142" calcext:value-type="float">
            <text:p>0.000437142</text:p>
          </table:table-cell>
          <table:table-cell office:value-type="float" office:value="0.000459661" calcext:value-type="float">
            <text:p>0.000459661</text:p>
          </table:table-cell>
          <table:table-cell office:value-type="float" office:value="0.000462931" calcext:value-type="float">
            <text:p>0.000462931</text:p>
          </table:table-cell>
          <table:table-cell office:value-type="float" office:value="0.000449138" calcext:value-type="float">
            <text:p>0.000449138</text:p>
          </table:table-cell>
          <table:table-cell office:value-type="float" office:value="0.000428892" calcext:value-type="float">
            <text:p>0.000428892</text:p>
          </table:table-cell>
        </table:table-row>
        <table:table-row table:style-name="ro1">
          <table:table-cell office:value-type="float" office:value="0.000265734" calcext:value-type="float">
            <text:p>0.000265734</text:p>
          </table:table-cell>
          <table:table-cell office:value-type="float" office:value="0.000266158" calcext:value-type="float">
            <text:p>0.000266158</text:p>
          </table:table-cell>
          <table:table-cell office:value-type="float" office:value="0.000271481" calcext:value-type="float">
            <text:p>0.000271481</text:p>
          </table:table-cell>
          <table:table-cell office:value-type="float" office:value="0.000344092" calcext:value-type="float">
            <text:p>0.000344092</text:p>
          </table:table-cell>
          <table:table-cell office:value-type="float" office:value="0.00025898" calcext:value-type="float">
            <text:p>0.00025898</text:p>
          </table:table-cell>
          <table:table-cell office:value-type="float" office:value="0.000329016" calcext:value-type="float">
            <text:p>0.000329016</text:p>
          </table:table-cell>
          <table:table-cell office:value-type="float" office:value="0.00027014" calcext:value-type="float">
            <text:p>0.00027014</text:p>
          </table:table-cell>
          <table:table-cell office:value-type="float" office:value="0.000300275" calcext:value-type="float">
            <text:p>0.000300275</text:p>
          </table:table-cell>
          <table:table-cell office:value-type="float" office:value="0.000274682" calcext:value-type="float">
            <text:p>0.000274682</text:p>
          </table:table-cell>
        </table:table-row>
        <table:table-row table:style-name="ro1">
          <table:table-cell office:value-type="float" office:value="0.0019236" calcext:value-type="float">
            <text:p>0.0019236</text:p>
          </table:table-cell>
          <table:table-cell office:value-type="float" office:value="0.00116578" calcext:value-type="float">
            <text:p>0.00116578</text:p>
          </table:table-cell>
          <table:table-cell office:value-type="float" office:value="0.00119501" calcext:value-type="float">
            <text:p>0.00119501</text:p>
          </table:table-cell>
          <table:table-cell office:value-type="float" office:value="0.00110119" calcext:value-type="float">
            <text:p>0.00110119</text:p>
          </table:table-cell>
          <table:table-cell office:value-type="float" office:value="0.000868435" calcext:value-type="float">
            <text:p>0.000868435</text:p>
          </table:table-cell>
          <table:table-cell office:value-type="float" office:value="0.000776134" calcext:value-type="float">
            <text:p>0.000776134</text:p>
          </table:table-cell>
          <table:table-cell office:value-type="float" office:value="0.000704192" calcext:value-type="float">
            <text:p>0.000704192</text:p>
          </table:table-cell>
          <table:table-cell office:value-type="float" office:value="0.000555396" calcext:value-type="float">
            <text:p>0.000555396</text:p>
          </table:table-cell>
          <table:table-cell office:value-type="float" office:value="0.000462745" calcext:value-type="float">
            <text:p>0.000462745</text:p>
          </table:table-cell>
        </table:table-row>
        <table:table-row table:style-name="ro1">
          <table:table-cell office:value-type="float" office:value="0.000747064" calcext:value-type="float">
            <text:p>0.000747064</text:p>
          </table:table-cell>
          <table:table-cell office:value-type="float" office:value="0.00032949" calcext:value-type="float">
            <text:p>0.00032949</text:p>
          </table:table-cell>
          <table:table-cell office:value-type="float" office:value="0.000563475" calcext:value-type="float">
            <text:p>0.000563475</text:p>
          </table:table-cell>
          <table:table-cell office:value-type="float" office:value="0.000707744" calcext:value-type="float">
            <text:p>0.000707744</text:p>
          </table:table-cell>
          <table:table-cell office:value-type="float" office:value="0.000662534" calcext:value-type="float">
            <text:p>0.000662534</text:p>
          </table:table-cell>
          <table:table-cell office:value-type="float" office:value="0.000501874" calcext:value-type="float">
            <text:p>0.000501874</text:p>
          </table:table-cell>
          <table:table-cell office:value-type="float" office:value="0.00047433" calcext:value-type="float">
            <text:p>0.00047433</text:p>
          </table:table-cell>
          <table:table-cell office:value-type="float" office:value="0.00043798" calcext:value-type="float">
            <text:p>0.00043798</text:p>
          </table:table-cell>
          <table:table-cell office:value-type="float" office:value="0.000410332" calcext:value-type="float">
            <text:p>0.000410332</text:p>
          </table:table-cell>
        </table:table-row>
        <table:table-row table:style-name="ro1">
          <table:table-cell office:value-type="float" office:value="0.000342871" calcext:value-type="float">
            <text:p>0.000342871</text:p>
          </table:table-cell>
          <table:table-cell office:value-type="float" office:value="0.00033657" calcext:value-type="float">
            <text:p>0.00033657</text:p>
          </table:table-cell>
          <table:table-cell office:value-type="float" office:value="0.000332779" calcext:value-type="float">
            <text:p>0.000332779</text:p>
          </table:table-cell>
          <table:table-cell office:value-type="float" office:value="0.000334846" calcext:value-type="float">
            <text:p>0.000334846</text:p>
          </table:table-cell>
          <table:table-cell office:value-type="float" office:value="0.000334946" calcext:value-type="float">
            <text:p>0.000334946</text:p>
          </table:table-cell>
          <table:table-cell office:value-type="float" office:value="0.000334339" calcext:value-type="float">
            <text:p>0.000334339</text:p>
          </table:table-cell>
          <table:table-cell office:value-type="float" office:value="0.000337986" calcext:value-type="float">
            <text:p>0.000337986</text:p>
          </table:table-cell>
          <table:table-cell office:value-type="float" office:value="0.000340132" calcext:value-type="float">
            <text:p>0.000340132</text:p>
          </table:table-cell>
          <table:table-cell office:value-type="float" office:value="0.000324758" calcext:value-type="float">
            <text:p>0.000324758</text:p>
          </table:table-cell>
        </table:table-row>
        <table:table-row table:style-name="ro1">
          <table:table-cell office:value-type="float" office:value="0.00141984" calcext:value-type="float">
            <text:p>0.00141984</text:p>
          </table:table-cell>
          <table:table-cell office:value-type="float" office:value="0.000757162" calcext:value-type="float">
            <text:p>0.000757162</text:p>
          </table:table-cell>
          <table:table-cell office:value-type="float" office:value="0.000561692" calcext:value-type="float">
            <text:p>0.000561692</text:p>
          </table:table-cell>
          <table:table-cell office:value-type="float" office:value="0.000652764" calcext:value-type="float">
            <text:p>0.000652764</text:p>
          </table:table-cell>
          <table:table-cell office:value-type="float" office:value="0.000493904" calcext:value-type="float">
            <text:p>0.000493904</text:p>
          </table:table-cell>
          <table:table-cell office:value-type="float" office:value="0.000482936" calcext:value-type="float">
            <text:p>0.000482936</text:p>
          </table:table-cell>
          <table:table-cell office:value-type="float" office:value="0.000489743" calcext:value-type="float">
            <text:p>0.000489743</text:p>
          </table:table-cell>
          <table:table-cell office:value-type="float" office:value="0.000508926" calcext:value-type="float">
            <text:p>0.000508926</text:p>
          </table:table-cell>
          <table:table-cell office:value-type="float" office:value="0.000411504" calcext:value-type="float">
            <text:p>0.000411504</text:p>
          </table:table-cell>
        </table:table-row>
        <table:table-row table:style-name="ro1">
          <table:table-cell office:value-type="float" office:value="0.000973704" calcext:value-type="float">
            <text:p>0.000973704</text:p>
          </table:table-cell>
          <table:table-cell office:value-type="float" office:value="0.000562677" calcext:value-type="float">
            <text:p>0.000562677</text:p>
          </table:table-cell>
          <table:table-cell office:value-type="float" office:value="0.000703089" calcext:value-type="float">
            <text:p>0.000703089</text:p>
          </table:table-cell>
          <table:table-cell office:value-type="float" office:value="0.000526404" calcext:value-type="float">
            <text:p>0.000526404</text:p>
          </table:table-cell>
          <table:table-cell office:value-type="float" office:value="0.000543265" calcext:value-type="float">
            <text:p>0.000543265</text:p>
          </table:table-cell>
          <table:table-cell office:value-type="float" office:value="0.000526806" calcext:value-type="float">
            <text:p>0.000526806</text:p>
          </table:table-cell>
          <table:table-cell office:value-type="float" office:value="0.000514324" calcext:value-type="float">
            <text:p>0.000514324</text:p>
          </table:table-cell>
          <table:table-cell office:value-type="float" office:value="0.0003372" calcext:value-type="float">
            <text:p>0.0003372</text:p>
          </table:table-cell>
          <table:table-cell office:value-type="float" office:value="0.000350773" calcext:value-type="float">
            <text:p>0.000350773</text:p>
          </table:table-cell>
        </table:table-row>
        <table:table-row table:style-name="ro1">
          <table:table-cell office:value-type="float" office:value="0.000255345" calcext:value-type="float">
            <text:p>0.000255345</text:p>
          </table:table-cell>
          <table:table-cell office:value-type="float" office:value="0.00025947" calcext:value-type="float">
            <text:p>0.00025947</text:p>
          </table:table-cell>
          <table:table-cell office:value-type="float" office:value="0.00027129" calcext:value-type="float">
            <text:p>0.00027129</text:p>
          </table:table-cell>
          <table:table-cell office:value-type="float" office:value="0.00026763" calcext:value-type="float">
            <text:p>0.00026763</text:p>
          </table:table-cell>
          <table:table-cell office:value-type="float" office:value="0.000264549" calcext:value-type="float">
            <text:p>0.000264549</text:p>
          </table:table-cell>
          <table:table-cell office:value-type="float" office:value="0.000269907" calcext:value-type="float">
            <text:p>0.000269907</text:p>
          </table:table-cell>
          <table:table-cell office:value-type="float" office:value="0.000266135" calcext:value-type="float">
            <text:p>0.000266135</text:p>
          </table:table-cell>
          <table:table-cell office:value-type="float" office:value="0.000270035" calcext:value-type="float">
            <text:p>0.000270035</text:p>
          </table:table-cell>
          <table:table-cell office:value-type="float" office:value="0.000280902" calcext:value-type="float">
            <text:p>0.000280902</text:p>
          </table:table-cell>
        </table:table-row>
        <table:table-row table:style-name="ro1">
          <table:table-cell office:value-type="float" office:value="0.000236224" calcext:value-type="float">
            <text:p>0.000236224</text:p>
          </table:table-cell>
          <table:table-cell office:value-type="float" office:value="0.000242482" calcext:value-type="float">
            <text:p>0.000242482</text:p>
          </table:table-cell>
          <table:table-cell office:value-type="float" office:value="0.000232224" calcext:value-type="float">
            <text:p>0.000232224</text:p>
          </table:table-cell>
          <table:table-cell office:value-type="float" office:value="0.000226386" calcext:value-type="float">
            <text:p>0.000226386</text:p>
          </table:table-cell>
          <table:table-cell office:value-type="float" office:value="0.000218196" calcext:value-type="float">
            <text:p>0.000218196</text:p>
          </table:table-cell>
          <table:table-cell office:value-type="float" office:value="0.000239093" calcext:value-type="float">
            <text:p>0.000239093</text:p>
          </table:table-cell>
          <table:table-cell office:value-type="float" office:value="0.000238255" calcext:value-type="float">
            <text:p>0.000238255</text:p>
          </table:table-cell>
          <table:table-cell office:value-type="float" office:value="0.00023885" calcext:value-type="float">
            <text:p>0.00023885</text:p>
          </table:table-cell>
          <table:table-cell office:value-type="float" office:value="0.000242116" calcext:value-type="float">
            <text:p>0.000242116</text:p>
          </table:table-cell>
        </table:table-row>
        <table:table-row table:style-name="ro1">
          <table:table-cell office:value-type="float" office:value="0.000690462" calcext:value-type="float">
            <text:p>0.000690462</text:p>
          </table:table-cell>
          <table:table-cell office:value-type="float" office:value="0.00063031" calcext:value-type="float">
            <text:p>0.00063031</text:p>
          </table:table-cell>
          <table:table-cell office:value-type="float" office:value="0.000776969" calcext:value-type="float">
            <text:p>0.000776969</text:p>
          </table:table-cell>
          <table:table-cell office:value-type="float" office:value="0.000743845" calcext:value-type="float">
            <text:p>0.000743845</text:p>
          </table:table-cell>
          <table:table-cell office:value-type="float" office:value="0.000603186" calcext:value-type="float">
            <text:p>0.000603186</text:p>
          </table:table-cell>
          <table:table-cell office:value-type="float" office:value="0.000618893" calcext:value-type="float">
            <text:p>0.000618893</text:p>
          </table:table-cell>
          <table:table-cell office:value-type="float" office:value="0.000452466" calcext:value-type="float">
            <text:p>0.000452466</text:p>
          </table:table-cell>
          <table:table-cell office:value-type="float" office:value="0.000496939" calcext:value-type="float">
            <text:p>0.000496939</text:p>
          </table:table-cell>
          <table:table-cell office:value-type="float" office:value="0.000400928" calcext:value-type="float">
            <text:p>0.000400928</text:p>
          </table:table-cell>
        </table:table-row>
        <table:table-row table:style-name="ro1">
          <table:table-cell office:value-type="float" office:value="0.000631227" calcext:value-type="float">
            <text:p>0.000631227</text:p>
          </table:table-cell>
          <table:table-cell office:value-type="float" office:value="0.000932119" calcext:value-type="float">
            <text:p>0.000932119</text:p>
          </table:table-cell>
          <table:table-cell office:value-type="float" office:value="0.000832607" calcext:value-type="float">
            <text:p>0.000832607</text:p>
          </table:table-cell>
          <table:table-cell office:value-type="float" office:value="0.000698435" calcext:value-type="float">
            <text:p>0.000698435</text:p>
          </table:table-cell>
          <table:table-cell office:value-type="float" office:value="0.000703177" calcext:value-type="float">
            <text:p>0.000703177</text:p>
          </table:table-cell>
          <table:table-cell office:value-type="float" office:value="0.000728194" calcext:value-type="float">
            <text:p>0.000728194</text:p>
          </table:table-cell>
          <table:table-cell office:value-type="float" office:value="0.000856886" calcext:value-type="float">
            <text:p>0.000856886</text:p>
          </table:table-cell>
          <table:table-cell office:value-type="float" office:value="0.000700055" calcext:value-type="float">
            <text:p>0.000700055</text:p>
          </table:table-cell>
          <table:table-cell office:value-type="float" office:value="0.00067247" calcext:value-type="float">
            <text:p>0.00067247</text:p>
          </table:table-cell>
        </table:table-row>
        <table:table-row table:style-name="ro1">
          <table:table-cell office:value-type="float" office:value="0.0618075" calcext:value-type="float">
            <text:p>0.0618075</text:p>
          </table:table-cell>
          <table:table-cell office:value-type="float" office:value="0.00896414" calcext:value-type="float">
            <text:p>0.00896414</text:p>
          </table:table-cell>
          <table:table-cell office:value-type="float" office:value="0.0097297" calcext:value-type="float">
            <text:p>0.0097297</text:p>
          </table:table-cell>
          <table:table-cell office:value-type="float" office:value="0.00733557" calcext:value-type="float">
            <text:p>0.00733557</text:p>
          </table:table-cell>
          <table:table-cell office:value-type="float" office:value="0.0065592" calcext:value-type="float">
            <text:p>0.0065592</text:p>
          </table:table-cell>
          <table:table-cell office:value-type="float" office:value="0.00399364" calcext:value-type="float">
            <text:p>0.00399364</text:p>
          </table:table-cell>
          <table:table-cell office:value-type="float" office:value="0.00343041" calcext:value-type="float">
            <text:p>0.00343041</text:p>
          </table:table-cell>
          <table:table-cell office:value-type="float" office:value="0.00378741" calcext:value-type="float">
            <text:p>0.00378741</text:p>
          </table:table-cell>
          <table:table-cell office:value-type="float" office:value="0.00769003" calcext:value-type="float">
            <text:p>0.00769003</text:p>
          </table:table-cell>
        </table:table-row>
        <table:table-row table:style-name="ro1">
          <table:table-cell office:value-type="float" office:value="0.0663515" calcext:value-type="float">
            <text:p>0.0663515</text:p>
          </table:table-cell>
          <table:table-cell office:value-type="float" office:value="0.058092" calcext:value-type="float">
            <text:p>0.058092</text:p>
          </table:table-cell>
          <table:table-cell office:value-type="float" office:value="0.0590086" calcext:value-type="float">
            <text:p>0.0590086</text:p>
          </table:table-cell>
          <table:table-cell office:value-type="float" office:value="0.0532273" calcext:value-type="float">
            <text:p>0.0532273</text:p>
          </table:table-cell>
          <table:table-cell office:value-type="float" office:value="0.0485545" calcext:value-type="float">
            <text:p>0.0485545</text:p>
          </table:table-cell>
          <table:table-cell office:value-type="float" office:value="0.0457504" calcext:value-type="float">
            <text:p>0.0457504</text:p>
          </table:table-cell>
          <table:table-cell office:value-type="float" office:value="0.047451" calcext:value-type="float">
            <text:p>0.047451</text:p>
          </table:table-cell>
          <table:table-cell office:value-type="float" office:value="0.0398622" calcext:value-type="float">
            <text:p>0.0398622</text:p>
          </table:table-cell>
          <table:table-cell office:value-type="float" office:value="0.0385668" calcext:value-type="float">
            <text:p>0.0385668</text:p>
          </table:table-cell>
        </table:table-row>
        <table:table-row table:style-name="ro1">
          <table:table-cell office:value-type="float" office:value="0.000985697" calcext:value-type="float">
            <text:p>0.000985697</text:p>
          </table:table-cell>
          <table:table-cell office:value-type="float" office:value="0.000777519" calcext:value-type="float">
            <text:p>0.000777519</text:p>
          </table:table-cell>
          <table:table-cell office:value-type="float" office:value="0.000761321" calcext:value-type="float">
            <text:p>0.000761321</text:p>
          </table:table-cell>
          <table:table-cell office:value-type="float" office:value="0.000614735" calcext:value-type="float">
            <text:p>0.000614735</text:p>
          </table:table-cell>
          <table:table-cell office:value-type="float" office:value="0.000748563" calcext:value-type="float">
            <text:p>0.000748563</text:p>
          </table:table-cell>
          <table:table-cell office:value-type="float" office:value="0.0005669" calcext:value-type="float">
            <text:p>0.0005669</text:p>
          </table:table-cell>
          <table:table-cell office:value-type="float" office:value="0.000680755" calcext:value-type="float">
            <text:p>0.000680755</text:p>
          </table:table-cell>
          <table:table-cell office:value-type="float" office:value="0.000548341" calcext:value-type="float">
            <text:p>0.000548341</text:p>
          </table:table-cell>
          <table:table-cell office:value-type="float" office:value="0.000444892" calcext:value-type="float">
            <text:p>0.000444892</text:p>
          </table:table-cell>
        </table:table-row>
        <table:table-row table:style-name="ro1">
          <table:table-cell office:value-type="float" office:value="0.0010073" calcext:value-type="float">
            <text:p>0.0010073</text:p>
          </table:table-cell>
          <table:table-cell office:value-type="float" office:value="0.00067243" calcext:value-type="float">
            <text:p>0.00067243</text:p>
          </table:table-cell>
          <table:table-cell office:value-type="float" office:value="0.000715059" calcext:value-type="float">
            <text:p>0.000715059</text:p>
          </table:table-cell>
          <table:table-cell office:value-type="float" office:value="0.000649979" calcext:value-type="float">
            <text:p>0.000649979</text:p>
          </table:table-cell>
          <table:table-cell office:value-type="float" office:value="0.000767647" calcext:value-type="float">
            <text:p>0.000767647</text:p>
          </table:table-cell>
          <table:table-cell office:value-type="float" office:value="0.000529272" calcext:value-type="float">
            <text:p>0.000529272</text:p>
          </table:table-cell>
          <table:table-cell office:value-type="float" office:value="0.000552274" calcext:value-type="float">
            <text:p>0.000552274</text:p>
          </table:table-cell>
          <table:table-cell office:value-type="float" office:value="0.000579451" calcext:value-type="float">
            <text:p>0.000579451</text:p>
          </table:table-cell>
          <table:table-cell office:value-type="float" office:value="0.000559223" calcext:value-type="float">
            <text:p>0.000559223</text:p>
          </table:table-cell>
        </table:table-row>
        <table:table-row table:style-name="ro1">
          <table:table-cell office:value-type="float" office:value="0.00110448" calcext:value-type="float">
            <text:p>0.00110448</text:p>
          </table:table-cell>
          <table:table-cell office:value-type="float" office:value="0.000639249" calcext:value-type="float">
            <text:p>0.000639249</text:p>
          </table:table-cell>
          <table:table-cell office:value-type="float" office:value="0.00061572" calcext:value-type="float">
            <text:p>0.00061572</text:p>
          </table:table-cell>
          <table:table-cell office:value-type="float" office:value="0.000535664" calcext:value-type="float">
            <text:p>0.000535664</text:p>
          </table:table-cell>
          <table:table-cell office:value-type="float" office:value="0.000553291" calcext:value-type="float">
            <text:p>0.000553291</text:p>
          </table:table-cell>
          <table:table-cell office:value-type="float" office:value="0.000574359" calcext:value-type="float">
            <text:p>0.000574359</text:p>
          </table:table-cell>
          <table:table-cell office:value-type="float" office:value="0.000405777" calcext:value-type="float">
            <text:p>0.000405777</text:p>
          </table:table-cell>
          <table:table-cell office:value-type="float" office:value="0.000452843" calcext:value-type="float">
            <text:p>0.000452843</text:p>
          </table:table-cell>
          <table:table-cell office:value-type="float" office:value="0.000488479" calcext:value-type="float">
            <text:p>0.000488479</text:p>
          </table:table-cell>
        </table:table-row>
        <table:table-row table:style-name="ro1">
          <table:table-cell office:value-type="float" office:value="0.00128812" calcext:value-type="float">
            <text:p>0.00128812</text:p>
          </table:table-cell>
          <table:table-cell office:value-type="float" office:value="0.00043116" calcext:value-type="float">
            <text:p>0.00043116</text:p>
          </table:table-cell>
          <table:table-cell office:value-type="float" office:value="0.000835958" calcext:value-type="float">
            <text:p>0.000835958</text:p>
          </table:table-cell>
          <table:table-cell office:value-type="float" office:value="0.000981333" calcext:value-type="float">
            <text:p>0.000981333</text:p>
          </table:table-cell>
          <table:table-cell office:value-type="float" office:value="0.000657817" calcext:value-type="float">
            <text:p>0.000657817</text:p>
          </table:table-cell>
          <table:table-cell office:value-type="float" office:value="0.00063259" calcext:value-type="float">
            <text:p>0.00063259</text:p>
          </table:table-cell>
          <table:table-cell office:value-type="float" office:value="0.000454387" calcext:value-type="float">
            <text:p>0.000454387</text:p>
          </table:table-cell>
          <table:table-cell office:value-type="float" office:value="0.000630936" calcext:value-type="float">
            <text:p>0.000630936</text:p>
          </table:table-cell>
          <table:table-cell office:value-type="float" office:value="0.000503905" calcext:value-type="float">
            <text:p>0.000503905</text:p>
          </table:table-cell>
        </table:table-row>
        <table:table-row table:style-name="ro1">
          <table:table-cell office:value-type="float" office:value="0.00113891" calcext:value-type="float">
            <text:p>0.00113891</text:p>
          </table:table-cell>
          <table:table-cell office:value-type="float" office:value="0.000750638" calcext:value-type="float">
            <text:p>0.000750638</text:p>
          </table:table-cell>
          <table:table-cell office:value-type="float" office:value="0.000791721" calcext:value-type="float">
            <text:p>0.000791721</text:p>
          </table:table-cell>
          <table:table-cell office:value-type="float" office:value="0.000737011" calcext:value-type="float">
            <text:p>0.000737011</text:p>
          </table:table-cell>
          <table:table-cell office:value-type="float" office:value="0.000477753" calcext:value-type="float">
            <text:p>0.000477753</text:p>
          </table:table-cell>
          <table:table-cell office:value-type="float" office:value="0.000589775" calcext:value-type="float">
            <text:p>0.000589775</text:p>
          </table:table-cell>
          <table:table-cell office:value-type="float" office:value="0.000527079" calcext:value-type="float">
            <text:p>0.000527079</text:p>
          </table:table-cell>
          <table:table-cell office:value-type="float" office:value="0.000517611" calcext:value-type="float">
            <text:p>0.000517611</text:p>
          </table:table-cell>
          <table:table-cell office:value-type="float" office:value="0.000379596" calcext:value-type="float">
            <text:p>0.000379596</text:p>
          </table:table-cell>
        </table:table-row>
        <table:table-row table:style-name="ro1">
          <table:table-cell office:value-type="float" office:value="0.00135957" calcext:value-type="float">
            <text:p>0.00135957</text:p>
          </table:table-cell>
          <table:table-cell office:value-type="float" office:value="0.000633301" calcext:value-type="float">
            <text:p>0.000633301</text:p>
          </table:table-cell>
          <table:table-cell office:value-type="float" office:value="0.000923227" calcext:value-type="float">
            <text:p>0.000923227</text:p>
          </table:table-cell>
          <table:table-cell office:value-type="float" office:value="0.000608523" calcext:value-type="float">
            <text:p>0.000608523</text:p>
          </table:table-cell>
          <table:table-cell office:value-type="float" office:value="0.00060884" calcext:value-type="float">
            <text:p>0.00060884</text:p>
          </table:table-cell>
          <table:table-cell office:value-type="float" office:value="0.00048861" calcext:value-type="float">
            <text:p>0.00048861</text:p>
          </table:table-cell>
          <table:table-cell office:value-type="float" office:value="0.000629356" calcext:value-type="float">
            <text:p>0.000629356</text:p>
          </table:table-cell>
          <table:table-cell office:value-type="float" office:value="0.00052623" calcext:value-type="float">
            <text:p>0.00052623</text:p>
          </table:table-cell>
          <table:table-cell office:value-type="float" office:value="0.000511892" calcext:value-type="float">
            <text:p>0.000511892</text:p>
          </table:table-cell>
        </table:table-row>
        <table:table-row table:style-name="ro1">
          <table:table-cell office:value-type="float" office:value="0.0553125" calcext:value-type="float">
            <text:p>0.0553125</text:p>
          </table:table-cell>
          <table:table-cell office:value-type="float" office:value="0.049931" calcext:value-type="float">
            <text:p>0.049931</text:p>
          </table:table-cell>
          <table:table-cell office:value-type="float" office:value="0.0521787" calcext:value-type="float">
            <text:p>0.0521787</text:p>
          </table:table-cell>
          <table:table-cell office:value-type="float" office:value="0.0636753" calcext:value-type="float">
            <text:p>0.0636753</text:p>
          </table:table-cell>
          <table:table-cell office:value-type="float" office:value="0.0470938" calcext:value-type="float">
            <text:p>0.0470938</text:p>
          </table:table-cell>
          <table:table-cell office:value-type="float" office:value="0.0557915" calcext:value-type="float">
            <text:p>0.0557915</text:p>
          </table:table-cell>
          <table:table-cell office:value-type="float" office:value="0.0280744" calcext:value-type="float">
            <text:p>0.0280744</text:p>
          </table:table-cell>
          <table:table-cell office:value-type="float" office:value="0.0369283" calcext:value-type="float">
            <text:p>0.0369283</text:p>
          </table:table-cell>
          <table:table-cell office:value-type="float" office:value="0.0577249" calcext:value-type="float">
            <text:p>0.0577249</text:p>
          </table:table-cell>
        </table:table-row>
        <table:table-row table:style-name="ro1">
          <table:table-cell office:value-type="float" office:value="0.0592742" calcext:value-type="float">
            <text:p>0.0592742</text:p>
          </table:table-cell>
          <table:table-cell office:value-type="float" office:value="0.0709377" calcext:value-type="float">
            <text:p>0.0709377</text:p>
          </table:table-cell>
          <table:table-cell office:value-type="float" office:value="0.0690181" calcext:value-type="float">
            <text:p>0.0690181</text:p>
          </table:table-cell>
          <table:table-cell office:value-type="float" office:value="0.0546001" calcext:value-type="float">
            <text:p>0.0546001</text:p>
          </table:table-cell>
          <table:table-cell office:value-type="float" office:value="0.0619737" calcext:value-type="float">
            <text:p>0.0619737</text:p>
          </table:table-cell>
          <table:table-cell office:value-type="float" office:value="0.0552992" calcext:value-type="float">
            <text:p>0.0552992</text:p>
          </table:table-cell>
          <table:table-cell office:value-type="float" office:value="0.0606046" calcext:value-type="float">
            <text:p>0.0606046</text:p>
          </table:table-cell>
          <table:table-cell office:value-type="float" office:value="0.0494313" calcext:value-type="float">
            <text:p>0.0494313</text:p>
          </table:table-cell>
          <table:table-cell office:value-type="float" office:value="0.0433947" calcext:value-type="float">
            <text:p>0.0433947</text:p>
          </table:table-cell>
        </table:table-row>
        <table:table-row table:style-name="ro1">
          <table:table-cell office:value-type="float" office:value="0.069416" calcext:value-type="float">
            <text:p>0.069416</text:p>
          </table:table-cell>
          <table:table-cell office:value-type="float" office:value="0.0605146" calcext:value-type="float">
            <text:p>0.0605146</text:p>
          </table:table-cell>
          <table:table-cell office:value-type="float" office:value="0.0645993" calcext:value-type="float">
            <text:p>0.0645993</text:p>
          </table:table-cell>
          <table:table-cell office:value-type="float" office:value="0.0609331" calcext:value-type="float">
            <text:p>0.0609331</text:p>
          </table:table-cell>
          <table:table-cell office:value-type="float" office:value="0.0609509" calcext:value-type="float">
            <text:p>0.0609509</text:p>
          </table:table-cell>
          <table:table-cell office:value-type="float" office:value="0.0595076" calcext:value-type="float">
            <text:p>0.0595076</text:p>
          </table:table-cell>
          <table:table-cell office:value-type="float" office:value="0.0543577" calcext:value-type="float">
            <text:p>0.0543577</text:p>
          </table:table-cell>
          <table:table-cell office:value-type="float" office:value="0.0467781" calcext:value-type="float">
            <text:p>0.0467781</text:p>
          </table:table-cell>
          <table:table-cell office:value-type="float" office:value="0.0630124" calcext:value-type="float">
            <text:p>0.0630124</text:p>
          </table:table-cell>
        </table:table-row>
        <table:table-row table:style-name="ro1">
          <table:table-cell office:value-type="float" office:value="0.0596937" calcext:value-type="float">
            <text:p>0.0596937</text:p>
          </table:table-cell>
          <table:table-cell office:value-type="float" office:value="0.0751338" calcext:value-type="float">
            <text:p>0.0751338</text:p>
          </table:table-cell>
          <table:table-cell office:value-type="float" office:value="0.0743287" calcext:value-type="float">
            <text:p>0.0743287</text:p>
          </table:table-cell>
          <table:table-cell office:value-type="float" office:value="0.0707161" calcext:value-type="float">
            <text:p>0.0707161</text:p>
          </table:table-cell>
          <table:table-cell office:value-type="float" office:value="0.0769045" calcext:value-type="float">
            <text:p>0.0769045</text:p>
          </table:table-cell>
          <table:table-cell office:value-type="float" office:value="0.086429" calcext:value-type="float">
            <text:p>0.086429</text:p>
          </table:table-cell>
          <table:table-cell office:value-type="float" office:value="0.0905727" calcext:value-type="float">
            <text:p>0.0905727</text:p>
          </table:table-cell>
          <table:table-cell office:value-type="float" office:value="0.0777948" calcext:value-type="float">
            <text:p>0.0777948</text:p>
          </table:table-cell>
          <table:table-cell office:value-type="float" office:value="0.0878365" calcext:value-type="float">
            <text:p>0.0878365</text:p>
          </table:table-cell>
        </table:table-row>
        <table:table-row table:style-name="ro1">
          <table:table-cell office:value-type="float" office:value="0.000275352" calcext:value-type="float">
            <text:p>0.000275352</text:p>
          </table:table-cell>
          <table:table-cell office:value-type="float" office:value="0.00027239" calcext:value-type="float">
            <text:p>0.00027239</text:p>
          </table:table-cell>
          <table:table-cell office:value-type="float" office:value="0.000277491" calcext:value-type="float">
            <text:p>0.000277491</text:p>
          </table:table-cell>
          <table:table-cell office:value-type="float" office:value="0.000274343" calcext:value-type="float">
            <text:p>0.000274343</text:p>
          </table:table-cell>
          <table:table-cell office:value-type="float" office:value="0.000272336" calcext:value-type="float">
            <text:p>0.000272336</text:p>
          </table:table-cell>
          <table:table-cell office:value-type="float" office:value="0.00027547" calcext:value-type="float">
            <text:p>0.00027547</text:p>
          </table:table-cell>
          <table:table-cell office:value-type="float" office:value="0.000271536" calcext:value-type="float">
            <text:p>0.000271536</text:p>
          </table:table-cell>
          <table:table-cell office:value-type="float" office:value="0.000272729" calcext:value-type="float">
            <text:p>0.000272729</text:p>
          </table:table-cell>
          <table:table-cell office:value-type="float" office:value="0.000273511" calcext:value-type="float">
            <text:p>0.000273511</text:p>
          </table:table-cell>
        </table:table-row>
        <table:table-row table:style-name="ro1">
          <table:table-cell office:value-type="float" office:value="0.0846002" calcext:value-type="float">
            <text:p>0.0846002</text:p>
          </table:table-cell>
          <table:table-cell office:value-type="float" office:value="0.0741142" calcext:value-type="float">
            <text:p>0.0741142</text:p>
          </table:table-cell>
          <table:table-cell office:value-type="float" office:value="0.0692819" calcext:value-type="float">
            <text:p>0.0692819</text:p>
          </table:table-cell>
          <table:table-cell office:value-type="float" office:value="0.0687869" calcext:value-type="float">
            <text:p>0.0687869</text:p>
          </table:table-cell>
          <table:table-cell office:value-type="float" office:value="0.0630613" calcext:value-type="float">
            <text:p>0.0630613</text:p>
          </table:table-cell>
          <table:table-cell office:value-type="float" office:value="0.0602031" calcext:value-type="float">
            <text:p>0.0602031</text:p>
          </table:table-cell>
          <table:table-cell office:value-type="float" office:value="0.0524751" calcext:value-type="float">
            <text:p>0.0524751</text:p>
          </table:table-cell>
          <table:table-cell office:value-type="float" office:value="0.0607632" calcext:value-type="float">
            <text:p>0.0607632</text:p>
          </table:table-cell>
          <table:table-cell office:value-type="float" office:value="0.0690517" calcext:value-type="float">
            <text:p>0.0690517</text:p>
          </table:table-cell>
        </table:table-row>
        <table:table-row table:style-name="ro1">
          <table:table-cell office:value-type="float" office:value="0.000302831" calcext:value-type="float">
            <text:p>0.000302831</text:p>
          </table:table-cell>
          <table:table-cell office:value-type="float" office:value="0.000301799" calcext:value-type="float">
            <text:p>0.000301799</text:p>
          </table:table-cell>
          <table:table-cell office:value-type="float" office:value="0.000385784" calcext:value-type="float">
            <text:p>0.000385784</text:p>
          </table:table-cell>
          <table:table-cell office:value-type="float" office:value="0.000302588" calcext:value-type="float">
            <text:p>0.000302588</text:p>
          </table:table-cell>
          <table:table-cell office:value-type="float" office:value="0.00030053" calcext:value-type="float">
            <text:p>0.00030053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309668" calcext:value-type="float">
            <text:p>0.000309668</text:p>
          </table:table-cell>
          <table:table-cell office:value-type="float" office:value="0.000290378" calcext:value-type="float">
            <text:p>0.000290378</text:p>
          </table:table-cell>
          <table:table-cell office:value-type="float" office:value="0.00030149" calcext:value-type="float">
            <text:p>0.00030149</text:p>
          </table:table-cell>
        </table:table-row>
        <table:table-row table:style-name="ro1">
          <table:table-cell office:value-type="float" office:value="0.0611807" calcext:value-type="float">
            <text:p>0.0611807</text:p>
          </table:table-cell>
          <table:table-cell office:value-type="float" office:value="0.0531173" calcext:value-type="float">
            <text:p>0.0531173</text:p>
          </table:table-cell>
          <table:table-cell office:value-type="float" office:value="0.0561392" calcext:value-type="float">
            <text:p>0.0561392</text:p>
          </table:table-cell>
          <table:table-cell office:value-type="float" office:value="0.0585492" calcext:value-type="float">
            <text:p>0.0585492</text:p>
          </table:table-cell>
          <table:table-cell office:value-type="float" office:value="0.0565196" calcext:value-type="float">
            <text:p>0.0565196</text:p>
          </table:table-cell>
          <table:table-cell office:value-type="float" office:value="0.0654605" calcext:value-type="float">
            <text:p>0.0654605</text:p>
          </table:table-cell>
          <table:table-cell office:value-type="float" office:value="0.0681657" calcext:value-type="float">
            <text:p>0.0681657</text:p>
          </table:table-cell>
          <table:table-cell office:value-type="float" office:value="0.069632" calcext:value-type="float">
            <text:p>0.069632</text:p>
          </table:table-cell>
          <table:table-cell office:value-type="float" office:value="0.0628364" calcext:value-type="float">
            <text:p>0.0628364</text:p>
          </table:table-cell>
        </table:table-row>
        <table:table-row table:style-name="ro1">
          <table:table-cell office:value-type="float" office:value="0.0671393" calcext:value-type="float">
            <text:p>0.0671393</text:p>
          </table:table-cell>
          <table:table-cell office:value-type="float" office:value="0.0688706" calcext:value-type="float">
            <text:p>0.0688706</text:p>
          </table:table-cell>
          <table:table-cell office:value-type="float" office:value="0.0741484" calcext:value-type="float">
            <text:p>0.0741484</text:p>
          </table:table-cell>
          <table:table-cell office:value-type="float" office:value="0.0606027" calcext:value-type="float">
            <text:p>0.0606027</text:p>
          </table:table-cell>
          <table:table-cell office:value-type="float" office:value="0.0653236" calcext:value-type="float">
            <text:p>0.0653236</text:p>
          </table:table-cell>
          <table:table-cell office:value-type="float" office:value="0.0594788" calcext:value-type="float">
            <text:p>0.0594788</text:p>
          </table:table-cell>
          <table:table-cell office:value-type="float" office:value="0.056947" calcext:value-type="float">
            <text:p>0.056947</text:p>
          </table:table-cell>
          <table:table-cell office:value-type="float" office:value="0.0482897" calcext:value-type="float">
            <text:p>0.0482897</text:p>
          </table:table-cell>
          <table:table-cell office:value-type="float" office:value="0.0416788" calcext:value-type="float">
            <text:p>0.0416788</text:p>
          </table:table-cell>
        </table:table-row>
        <table:table-row table:style-name="ro1">
          <table:table-cell office:value-type="float" office:value="0.00343314" calcext:value-type="float">
            <text:p>0.00343314</text:p>
          </table:table-cell>
          <table:table-cell office:value-type="float" office:value="0.00106223" calcext:value-type="float">
            <text:p>0.00106223</text:p>
          </table:table-cell>
          <table:table-cell office:value-type="float" office:value="0.00152436" calcext:value-type="float">
            <text:p>0.00152436</text:p>
          </table:table-cell>
          <table:table-cell office:value-type="float" office:value="0.000866833" calcext:value-type="float">
            <text:p>0.000866833</text:p>
          </table:table-cell>
          <table:table-cell office:value-type="float" office:value="0.0010602" calcext:value-type="float">
            <text:p>0.0010602</text:p>
          </table:table-cell>
          <table:table-cell office:value-type="float" office:value="0.00131127" calcext:value-type="float">
            <text:p>0.00131127</text:p>
          </table:table-cell>
          <table:table-cell office:value-type="float" office:value="0.000973463" calcext:value-type="float">
            <text:p>0.000973463</text:p>
          </table:table-cell>
          <table:table-cell office:value-type="float" office:value="0.00090668" calcext:value-type="float">
            <text:p>0.00090668</text:p>
          </table:table-cell>
          <table:table-cell office:value-type="float" office:value="0.000681155" calcext:value-type="float">
            <text:p>0.000681155</text:p>
          </table:table-cell>
        </table:table-row>
        <table:table-row table:style-name="ro1">
          <table:table-cell office:value-type="float" office:value="0.000237668" calcext:value-type="float">
            <text:p>0.000237668</text:p>
          </table:table-cell>
          <table:table-cell office:value-type="float" office:value="0.000239809" calcext:value-type="float">
            <text:p>0.000239809</text:p>
          </table:table-cell>
          <table:table-cell office:value-type="float" office:value="0.000235254" calcext:value-type="float">
            <text:p>0.000235254</text:p>
          </table:table-cell>
          <table:table-cell office:value-type="float" office:value="0.000225148" calcext:value-type="float">
            <text:p>0.000225148</text:p>
          </table:table-cell>
          <table:table-cell office:value-type="float" office:value="0.000233555" calcext:value-type="float">
            <text:p>0.000233555</text:p>
          </table:table-cell>
          <table:table-cell office:value-type="float" office:value="0.000236858" calcext:value-type="float">
            <text:p>0.000236858</text:p>
          </table:table-cell>
          <table:table-cell office:value-type="float" office:value="0.000237148" calcext:value-type="float">
            <text:p>0.000237148</text:p>
          </table:table-cell>
          <table:table-cell office:value-type="float" office:value="0.000232202" calcext:value-type="float">
            <text:p>0.000232202</text:p>
          </table:table-cell>
          <table:table-cell office:value-type="float" office:value="0.000239344" calcext:value-type="float">
            <text:p>0.000239344</text:p>
          </table:table-cell>
        </table:table-row>
        <table:table-row table:style-name="ro1">
          <table:table-cell office:value-type="float" office:value="0.064278" calcext:value-type="float">
            <text:p>0.064278</text:p>
          </table:table-cell>
          <table:table-cell office:value-type="float" office:value="0.0586666" calcext:value-type="float">
            <text:p>0.0586666</text:p>
          </table:table-cell>
          <table:table-cell office:value-type="float" office:value="0.0670842" calcext:value-type="float">
            <text:p>0.0670842</text:p>
          </table:table-cell>
          <table:table-cell office:value-type="float" office:value="0.0608119" calcext:value-type="float">
            <text:p>0.0608119</text:p>
          </table:table-cell>
          <table:table-cell office:value-type="float" office:value="0.0570564" calcext:value-type="float">
            <text:p>0.0570564</text:p>
          </table:table-cell>
          <table:table-cell office:value-type="float" office:value="0.0573084" calcext:value-type="float">
            <text:p>0.0573084</text:p>
          </table:table-cell>
          <table:table-cell office:value-type="float" office:value="0.061561" calcext:value-type="float">
            <text:p>0.061561</text:p>
          </table:table-cell>
          <table:table-cell office:value-type="float" office:value="0.0658103" calcext:value-type="float">
            <text:p>0.0658103</text:p>
          </table:table-cell>
          <table:table-cell office:value-type="float" office:value="0.0643897" calcext:value-type="float">
            <text:p>0.0643897</text:p>
          </table:table-cell>
        </table:table-row>
        <table:table-row table:style-name="ro1">
          <table:table-cell office:value-type="float" office:value="0.00106448" calcext:value-type="float">
            <text:p>0.00106448</text:p>
          </table:table-cell>
          <table:table-cell office:value-type="float" office:value="0.000643099" calcext:value-type="float">
            <text:p>0.000643099</text:p>
          </table:table-cell>
          <table:table-cell office:value-type="float" office:value="0.000465799" calcext:value-type="float">
            <text:p>0.000465799</text:p>
          </table:table-cell>
          <table:table-cell office:value-type="float" office:value="0.000802533" calcext:value-type="float">
            <text:p>0.000802533</text:p>
          </table:table-cell>
          <table:table-cell office:value-type="float" office:value="0.000496891" calcext:value-type="float">
            <text:p>0.000496891</text:p>
          </table:table-cell>
          <table:table-cell office:value-type="float" office:value="0.000646092" calcext:value-type="float">
            <text:p>0.000646092</text:p>
          </table:table-cell>
          <table:table-cell office:value-type="float" office:value="0.000531234" calcext:value-type="float">
            <text:p>0.000531234</text:p>
          </table:table-cell>
          <table:table-cell office:value-type="float" office:value="0.000502182" calcext:value-type="float">
            <text:p>0.000502182</text:p>
          </table:table-cell>
          <table:table-cell office:value-type="float" office:value="0.000465635" calcext:value-type="float">
            <text:p>0.000465635</text:p>
          </table:table-cell>
        </table:table-row>
        <table:table-row table:style-name="ro1">
          <table:table-cell office:value-type="float" office:value="0.00060836" calcext:value-type="float">
            <text:p>0.00060836</text:p>
          </table:table-cell>
          <table:table-cell office:value-type="float" office:value="0.000767819" calcext:value-type="float">
            <text:p>0.000767819</text:p>
          </table:table-cell>
          <table:table-cell office:value-type="float" office:value="0.000628319" calcext:value-type="float">
            <text:p>0.000628319</text:p>
          </table:table-cell>
          <table:table-cell office:value-type="float" office:value="0.000651703" calcext:value-type="float">
            <text:p>0.000651703</text:p>
          </table:table-cell>
          <table:table-cell office:value-type="float" office:value="0.00056008" calcext:value-type="float">
            <text:p>0.00056008</text:p>
          </table:table-cell>
          <table:table-cell office:value-type="float" office:value="0.000441661" calcext:value-type="float">
            <text:p>0.000441661</text:p>
          </table:table-cell>
          <table:table-cell office:value-type="float" office:value="0.000540421" calcext:value-type="float">
            <text:p>0.000540421</text:p>
          </table:table-cell>
          <table:table-cell office:value-type="float" office:value="0.000455317" calcext:value-type="float">
            <text:p>0.000455317</text:p>
          </table:table-cell>
          <table:table-cell office:value-type="float" office:value="0.000461102" calcext:value-type="float">
            <text:p>0.000461102</text:p>
          </table:table-cell>
        </table:table-row>
        <table:table-row table:style-name="ro1">
          <table:table-cell office:value-type="float" office:value="0.013157" calcext:value-type="float">
            <text:p>0.013157</text:p>
          </table:table-cell>
          <table:table-cell office:value-type="float" office:value="0.00119848" calcext:value-type="float">
            <text:p>0.00119848</text:p>
          </table:table-cell>
          <table:table-cell office:value-type="float" office:value="0.00163554" calcext:value-type="float">
            <text:p>0.00163554</text:p>
          </table:table-cell>
          <table:table-cell office:value-type="float" office:value="0.0011533" calcext:value-type="float">
            <text:p>0.0011533</text:p>
          </table:table-cell>
          <table:table-cell office:value-type="float" office:value="0.000930304" calcext:value-type="float">
            <text:p>0.000930304</text:p>
          </table:table-cell>
          <table:table-cell office:value-type="float" office:value="0.000963778" calcext:value-type="float">
            <text:p>0.000963778</text:p>
          </table:table-cell>
          <table:table-cell office:value-type="float" office:value="0.00109313" calcext:value-type="float">
            <text:p>0.00109313</text:p>
          </table:table-cell>
          <table:table-cell office:value-type="float" office:value="0.000902177" calcext:value-type="float">
            <text:p>0.000902177</text:p>
          </table:table-cell>
          <table:table-cell office:value-type="float" office:value="0.000692355" calcext:value-type="float">
            <text:p>0.000692355</text:p>
          </table:table-cell>
        </table:table-row>
        <table:table-row table:style-name="ro1">
          <table:table-cell office:value-type="float" office:value="0.084273" calcext:value-type="float">
            <text:p>0.084273</text:p>
          </table:table-cell>
          <table:table-cell office:value-type="float" office:value="0.0852109" calcext:value-type="float">
            <text:p>0.0852109</text:p>
          </table:table-cell>
          <table:table-cell office:value-type="float" office:value="0.0695573" calcext:value-type="float">
            <text:p>0.0695573</text:p>
          </table:table-cell>
          <table:table-cell office:value-type="float" office:value="0.0787732" calcext:value-type="float">
            <text:p>0.0787732</text:p>
          </table:table-cell>
          <table:table-cell office:value-type="float" office:value="0.0794487" calcext:value-type="float">
            <text:p>0.0794487</text:p>
          </table:table-cell>
          <table:table-cell office:value-type="float" office:value="0.0637523" calcext:value-type="float">
            <text:p>0.0637523</text:p>
          </table:table-cell>
          <table:table-cell office:value-type="float" office:value="0.0737962" calcext:value-type="float">
            <text:p>0.0737962</text:p>
          </table:table-cell>
          <table:table-cell office:value-type="float" office:value="0.0518629" calcext:value-type="float">
            <text:p>0.0518629</text:p>
          </table:table-cell>
          <table:table-cell office:value-type="float" office:value="0.0481604" calcext:value-type="float">
            <text:p>0.0481604</text:p>
          </table:table-cell>
        </table:table-row>
        <table:table-row table:style-name="ro1">
          <table:table-cell office:value-type="float" office:value="0.00551252" calcext:value-type="float">
            <text:p>0.00551252</text:p>
          </table:table-cell>
          <table:table-cell office:value-type="float" office:value="0.00143501" calcext:value-type="float">
            <text:p>0.00143501</text:p>
          </table:table-cell>
          <table:table-cell office:value-type="float" office:value="0.00105138" calcext:value-type="float">
            <text:p>0.00105138</text:p>
          </table:table-cell>
          <table:table-cell office:value-type="float" office:value="0.00114086" calcext:value-type="float">
            <text:p>0.00114086</text:p>
          </table:table-cell>
          <table:table-cell office:value-type="float" office:value="0.00131073" calcext:value-type="float">
            <text:p>0.00131073</text:p>
          </table:table-cell>
          <table:table-cell office:value-type="float" office:value="0.00124026" calcext:value-type="float">
            <text:p>0.00124026</text:p>
          </table:table-cell>
          <table:table-cell office:value-type="float" office:value="0.00117586" calcext:value-type="float">
            <text:p>0.00117586</text:p>
          </table:table-cell>
          <table:table-cell office:value-type="float" office:value="0.00112016" calcext:value-type="float">
            <text:p>0.00112016</text:p>
          </table:table-cell>
          <table:table-cell office:value-type="float" office:value="0.000700797" calcext:value-type="float">
            <text:p>0.000700797</text:p>
          </table:table-cell>
        </table:table-row>
        <table:table-row table:style-name="ro1">
          <table:table-cell office:value-type="float" office:value="0.00223891" calcext:value-type="float">
            <text:p>0.00223891</text:p>
          </table:table-cell>
          <table:table-cell office:value-type="float" office:value="0.00141022" calcext:value-type="float">
            <text:p>0.00141022</text:p>
          </table:table-cell>
          <table:table-cell office:value-type="float" office:value="0.00161401" calcext:value-type="float">
            <text:p>0.00161401</text:p>
          </table:table-cell>
          <table:table-cell office:value-type="float" office:value="0.00207493" calcext:value-type="float">
            <text:p>0.00207493</text:p>
          </table:table-cell>
          <table:table-cell office:value-type="float" office:value="0.00109665" calcext:value-type="float">
            <text:p>0.00109665</text:p>
          </table:table-cell>
          <table:table-cell office:value-type="float" office:value="0.00140783" calcext:value-type="float">
            <text:p>0.00140783</text:p>
          </table:table-cell>
          <table:table-cell office:value-type="float" office:value="0.00107129" calcext:value-type="float">
            <text:p>0.00107129</text:p>
          </table:table-cell>
          <table:table-cell office:value-type="float" office:value="0.00115395" calcext:value-type="float">
            <text:p>0.00115395</text:p>
          </table:table-cell>
          <table:table-cell office:value-type="float" office:value="0.00172123" calcext:value-type="float">
            <text:p>0.00172123</text:p>
          </table:table-cell>
        </table:table-row>
        <table:table-row table:style-name="ro1">
          <table:table-cell office:value-type="float" office:value="0.000943193" calcext:value-type="float">
            <text:p>0.000943193</text:p>
          </table:table-cell>
          <table:table-cell office:value-type="float" office:value="0.000799954" calcext:value-type="float">
            <text:p>0.000799954</text:p>
          </table:table-cell>
          <table:table-cell office:value-type="float" office:value="0.000482904" calcext:value-type="float">
            <text:p>0.000482904</text:p>
          </table:table-cell>
          <table:table-cell office:value-type="float" office:value="0.000688998" calcext:value-type="float">
            <text:p>0.000688998</text:p>
          </table:table-cell>
          <table:table-cell office:value-type="float" office:value="0.000546286" calcext:value-type="float">
            <text:p>0.000546286</text:p>
          </table:table-cell>
          <table:table-cell office:value-type="float" office:value="0.000491308" calcext:value-type="float">
            <text:p>0.000491308</text:p>
          </table:table-cell>
          <table:table-cell office:value-type="float" office:value="0.000618453" calcext:value-type="float">
            <text:p>0.000618453</text:p>
          </table:table-cell>
          <table:table-cell office:value-type="float" office:value="0.000509057" calcext:value-type="float">
            <text:p>0.000509057</text:p>
          </table:table-cell>
          <table:table-cell office:value-type="float" office:value="0.000470996" calcext:value-type="float">
            <text:p>0.000470996</text:p>
          </table:table-cell>
        </table:table-row>
        <table:table-row table:style-name="ro1">
          <table:table-cell office:value-type="float" office:value="0.00250832" calcext:value-type="float">
            <text:p>0.00250832</text:p>
          </table:table-cell>
          <table:table-cell office:value-type="float" office:value="0.00128007" calcext:value-type="float">
            <text:p>0.00128007</text:p>
          </table:table-cell>
          <table:table-cell office:value-type="float" office:value="0.00105882" calcext:value-type="float">
            <text:p>0.00105882</text:p>
          </table:table-cell>
          <table:table-cell office:value-type="float" office:value="0.00104504" calcext:value-type="float">
            <text:p>0.00104504</text:p>
          </table:table-cell>
          <table:table-cell office:value-type="float" office:value="0.000936819" calcext:value-type="float">
            <text:p>0.000936819</text:p>
          </table:table-cell>
          <table:table-cell office:value-type="float" office:value="0.00102339" calcext:value-type="float">
            <text:p>0.00102339</text:p>
          </table:table-cell>
          <table:table-cell office:value-type="float" office:value="0.000757969" calcext:value-type="float">
            <text:p>0.000757969</text:p>
          </table:table-cell>
          <table:table-cell office:value-type="float" office:value="0.000570468" calcext:value-type="float">
            <text:p>0.000570468</text:p>
          </table:table-cell>
          <table:table-cell office:value-type="float" office:value="0.000718308" calcext:value-type="float">
            <text:p>0.000718308</text:p>
          </table:table-cell>
        </table:table-row>
        <table:table-row table:style-name="ro1">
          <table:table-cell office:value-type="float" office:value="0.00110337" calcext:value-type="float">
            <text:p>0.00110337</text:p>
          </table:table-cell>
          <table:table-cell office:value-type="float" office:value="0.00064581" calcext:value-type="float">
            <text:p>0.00064581</text:p>
          </table:table-cell>
          <table:table-cell office:value-type="float" office:value="0.000637903" calcext:value-type="float">
            <text:p>0.000637903</text:p>
          </table:table-cell>
          <table:table-cell office:value-type="float" office:value="0.00050726" calcext:value-type="float">
            <text:p>0.00050726</text:p>
          </table:table-cell>
          <table:table-cell office:value-type="float" office:value="0.000404343" calcext:value-type="float">
            <text:p>0.000404343</text:p>
          </table:table-cell>
          <table:table-cell office:value-type="float" office:value="0.000426483" calcext:value-type="float">
            <text:p>0.000426483</text:p>
          </table:table-cell>
          <table:table-cell office:value-type="float" office:value="0.000442198" calcext:value-type="float">
            <text:p>0.000442198</text:p>
          </table:table-cell>
          <table:table-cell office:value-type="float" office:value="0.000448588" calcext:value-type="float">
            <text:p>0.000448588</text:p>
          </table:table-cell>
          <table:table-cell office:value-type="float" office:value="0.000328064" calcext:value-type="float">
            <text:p>0.000328064</text:p>
          </table:table-cell>
        </table:table-row>
        <table:table-row table:style-name="ro1">
          <table:table-cell office:value-type="float" office:value="0.000699318" calcext:value-type="float">
            <text:p>0.000699318</text:p>
          </table:table-cell>
          <table:table-cell office:value-type="float" office:value="0.00083356" calcext:value-type="float">
            <text:p>0.00083356</text:p>
          </table:table-cell>
          <table:table-cell office:value-type="float" office:value="0.000823396" calcext:value-type="float">
            <text:p>0.000823396</text:p>
          </table:table-cell>
          <table:table-cell office:value-type="float" office:value="0.000773508" calcext:value-type="float">
            <text:p>0.000773508</text:p>
          </table:table-cell>
          <table:table-cell office:value-type="float" office:value="0.000626084" calcext:value-type="float">
            <text:p>0.000626084</text:p>
          </table:table-cell>
          <table:table-cell office:value-type="float" office:value="0.000556821" calcext:value-type="float">
            <text:p>0.000556821</text:p>
          </table:table-cell>
          <table:table-cell office:value-type="float" office:value="0.000581314" calcext:value-type="float">
            <text:p>0.000581314</text:p>
          </table:table-cell>
          <table:table-cell office:value-type="float" office:value="0.0004137" calcext:value-type="float">
            <text:p>0.0004137</text:p>
          </table:table-cell>
          <table:table-cell office:value-type="float" office:value="0.000482396" calcext:value-type="float">
            <text:p>0.000482396</text:p>
          </table:table-cell>
        </table:table-row>
        <table:table-row table:style-name="ro1">
          <table:table-cell office:value-type="float" office:value="0.00118924" calcext:value-type="float">
            <text:p>0.00118924</text:p>
          </table:table-cell>
          <table:table-cell office:value-type="float" office:value="0.000987445" calcext:value-type="float">
            <text:p>0.000987445</text:p>
          </table:table-cell>
          <table:table-cell office:value-type="float" office:value="0.000761647" calcext:value-type="float">
            <text:p>0.000761647</text:p>
          </table:table-cell>
          <table:table-cell office:value-type="float" office:value="0.000777034" calcext:value-type="float">
            <text:p>0.000777034</text:p>
          </table:table-cell>
          <table:table-cell office:value-type="float" office:value="0.000897217" calcext:value-type="float">
            <text:p>0.000897217</text:p>
          </table:table-cell>
          <table:table-cell office:value-type="float" office:value="0.00091057" calcext:value-type="float">
            <text:p>0.00091057</text:p>
          </table:table-cell>
          <table:table-cell office:value-type="float" office:value="0.000678387" calcext:value-type="float">
            <text:p>0.000678387</text:p>
          </table:table-cell>
          <table:table-cell office:value-type="float" office:value="0.000652719" calcext:value-type="float">
            <text:p>0.000652719</text:p>
          </table:table-cell>
          <table:table-cell office:value-type="float" office:value="0.000661965" calcext:value-type="float">
            <text:p>0.000661965</text:p>
          </table:table-cell>
        </table:table-row>
        <table:table-row table:style-name="ro1">
          <table:table-cell office:value-type="float" office:value="0.00170194" calcext:value-type="float">
            <text:p>0.00170194</text:p>
          </table:table-cell>
          <table:table-cell office:value-type="float" office:value="0.000660396" calcext:value-type="float">
            <text:p>0.000660396</text:p>
          </table:table-cell>
          <table:table-cell office:value-type="float" office:value="0.000906764" calcext:value-type="float">
            <text:p>0.000906764</text:p>
          </table:table-cell>
          <table:table-cell office:value-type="float" office:value="0.000945594" calcext:value-type="float">
            <text:p>0.000945594</text:p>
          </table:table-cell>
          <table:table-cell office:value-type="float" office:value="0.00101728" calcext:value-type="float">
            <text:p>0.00101728</text:p>
          </table:table-cell>
          <table:table-cell office:value-type="float" office:value="0.000856628" calcext:value-type="float">
            <text:p>0.000856628</text:p>
          </table:table-cell>
          <table:table-cell office:value-type="float" office:value="0.000744838" calcext:value-type="float">
            <text:p>0.000744838</text:p>
          </table:table-cell>
          <table:table-cell office:value-type="float" office:value="0.000705484" calcext:value-type="float">
            <text:p>0.000705484</text:p>
          </table:table-cell>
          <table:table-cell office:value-type="float" office:value="0.000639799" calcext:value-type="float">
            <text:p>0.000639799</text:p>
          </table:table-cell>
        </table:table-row>
        <table:table-row table:style-name="ro1">
          <table:table-cell office:value-type="float" office:value="0.000951784" calcext:value-type="float">
            <text:p>0.000951784</text:p>
          </table:table-cell>
          <table:table-cell office:value-type="float" office:value="0.000871401" calcext:value-type="float">
            <text:p>0.000871401</text:p>
          </table:table-cell>
          <table:table-cell office:value-type="float" office:value="0.000666671" calcext:value-type="float">
            <text:p>0.000666671</text:p>
          </table:table-cell>
          <table:table-cell office:value-type="float" office:value="0.000833683" calcext:value-type="float">
            <text:p>0.000833683</text:p>
          </table:table-cell>
          <table:table-cell office:value-type="float" office:value="0.000781847" calcext:value-type="float">
            <text:p>0.000781847</text:p>
          </table:table-cell>
          <table:table-cell office:value-type="float" office:value="0.000884959" calcext:value-type="float">
            <text:p>0.000884959</text:p>
          </table:table-cell>
          <table:table-cell office:value-type="float" office:value="0.000825386" calcext:value-type="float">
            <text:p>0.000825386</text:p>
          </table:table-cell>
          <table:table-cell office:value-type="float" office:value="0.000643527" calcext:value-type="float">
            <text:p>0.000643527</text:p>
          </table:table-cell>
          <table:table-cell office:value-type="float" office:value="0.000597128" calcext:value-type="float">
            <text:p>0.000597128</text:p>
          </table:table-cell>
        </table:table-row>
        <table:table-row table:style-name="ro1">
          <table:table-cell office:value-type="float" office:value="0.0801143" calcext:value-type="float">
            <text:p>0.0801143</text:p>
          </table:table-cell>
          <table:table-cell office:value-type="float" office:value="0.045868" calcext:value-type="float">
            <text:p>0.045868</text:p>
          </table:table-cell>
          <table:table-cell office:value-type="float" office:value="0.0296017" calcext:value-type="float">
            <text:p>0.0296017</text:p>
          </table:table-cell>
          <table:table-cell office:value-type="float" office:value="0.0207212" calcext:value-type="float">
            <text:p>0.0207212</text:p>
          </table:table-cell>
          <table:table-cell office:value-type="float" office:value="0.023493" calcext:value-type="float">
            <text:p>0.023493</text:p>
          </table:table-cell>
          <table:table-cell office:value-type="float" office:value="0.0112804" calcext:value-type="float">
            <text:p>0.0112804</text:p>
          </table:table-cell>
          <table:table-cell office:value-type="float" office:value="0.0129056" calcext:value-type="float">
            <text:p>0.0129056</text:p>
          </table:table-cell>
          <table:table-cell office:value-type="float" office:value="0.0187141" calcext:value-type="float">
            <text:p>0.0187141</text:p>
          </table:table-cell>
          <table:table-cell office:value-type="float" office:value="0.0238293" calcext:value-type="float">
            <text:p>0.0238293</text:p>
          </table:table-cell>
        </table:table-row>
        <table:table-row table:style-name="ro1">
          <table:table-cell office:value-type="float" office:value="0.00118568" calcext:value-type="float">
            <text:p>0.00118568</text:p>
          </table:table-cell>
          <table:table-cell office:value-type="float" office:value="0.000464772" calcext:value-type="float">
            <text:p>0.000464772</text:p>
          </table:table-cell>
          <table:table-cell office:value-type="float" office:value="0.000517277" calcext:value-type="float">
            <text:p>0.000517277</text:p>
          </table:table-cell>
          <table:table-cell office:value-type="float" office:value="0.000769615" calcext:value-type="float">
            <text:p>0.000769615</text:p>
          </table:table-cell>
          <table:table-cell office:value-type="float" office:value="0.000638657" calcext:value-type="float">
            <text:p>0.000638657</text:p>
          </table:table-cell>
          <table:table-cell office:value-type="float" office:value="0.000436277" calcext:value-type="float">
            <text:p>0.000436277</text:p>
          </table:table-cell>
          <table:table-cell office:value-type="float" office:value="0.000488761" calcext:value-type="float">
            <text:p>0.000488761</text:p>
          </table:table-cell>
          <table:table-cell office:value-type="float" office:value="0.000361204" calcext:value-type="float">
            <text:p>0.000361204</text:p>
          </table:table-cell>
          <table:table-cell office:value-type="float" office:value="0.000315397" calcext:value-type="float">
            <text:p>0.000315397</text:p>
          </table:table-cell>
        </table:table-row>
        <table:table-row table:style-name="ro1">
          <table:table-cell office:value-type="float" office:value="0.000735035" calcext:value-type="float">
            <text:p>0.000735035</text:p>
          </table:table-cell>
          <table:table-cell office:value-type="float" office:value="0.000511492" calcext:value-type="float">
            <text:p>0.000511492</text:p>
          </table:table-cell>
          <table:table-cell office:value-type="float" office:value="0.000564313" calcext:value-type="float">
            <text:p>0.000564313</text:p>
          </table:table-cell>
          <table:table-cell office:value-type="float" office:value="0.000767286" calcext:value-type="float">
            <text:p>0.000767286</text:p>
          </table:table-cell>
          <table:table-cell office:value-type="float" office:value="0.000395987" calcext:value-type="float">
            <text:p>0.000395987</text:p>
          </table:table-cell>
          <table:table-cell office:value-type="float" office:value="0.000433001" calcext:value-type="float">
            <text:p>0.000433001</text:p>
          </table:table-cell>
          <table:table-cell office:value-type="float" office:value="0.000417136" calcext:value-type="float">
            <text:p>0.000417136</text:p>
          </table:table-cell>
          <table:table-cell office:value-type="float" office:value="0.000501649" calcext:value-type="float">
            <text:p>0.000501649</text:p>
          </table:table-cell>
          <table:table-cell office:value-type="float" office:value="0.000432718" calcext:value-type="float">
            <text:p>0.000432718</text:p>
          </table:table-cell>
        </table:table-row>
        <table:table-row table:style-name="ro1">
          <table:table-cell office:value-type="float" office:value="0.0681757" calcext:value-type="float">
            <text:p>0.0681757</text:p>
          </table:table-cell>
          <table:table-cell office:value-type="float" office:value="0.0584311" calcext:value-type="float">
            <text:p>0.0584311</text:p>
          </table:table-cell>
          <table:table-cell office:value-type="float" office:value="0.0674694" calcext:value-type="float">
            <text:p>0.0674694</text:p>
          </table:table-cell>
          <table:table-cell office:value-type="float" office:value="0.0711818" calcext:value-type="float">
            <text:p>0.0711818</text:p>
          </table:table-cell>
          <table:table-cell office:value-type="float" office:value="0.0581423" calcext:value-type="float">
            <text:p>0.0581423</text:p>
          </table:table-cell>
          <table:table-cell office:value-type="float" office:value="0.0639616" calcext:value-type="float">
            <text:p>0.0639616</text:p>
          </table:table-cell>
          <table:table-cell office:value-type="float" office:value="0.0569843" calcext:value-type="float">
            <text:p>0.0569843</text:p>
          </table:table-cell>
          <table:table-cell office:value-type="float" office:value="0.0440565" calcext:value-type="float">
            <text:p>0.0440565</text:p>
          </table:table-cell>
          <table:table-cell office:value-type="float" office:value="0.0425374" calcext:value-type="float">
            <text:p>0.0425374</text:p>
          </table:table-cell>
        </table:table-row>
        <table:table-row table:style-name="ro1">
          <table:table-cell office:value-type="float" office:value="0.00119345" calcext:value-type="float">
            <text:p>0.00119345</text:p>
          </table:table-cell>
          <table:table-cell office:value-type="float" office:value="0.000769423" calcext:value-type="float">
            <text:p>0.000769423</text:p>
          </table:table-cell>
          <table:table-cell office:value-type="float" office:value="0.000826717" calcext:value-type="float">
            <text:p>0.000826717</text:p>
          </table:table-cell>
          <table:table-cell office:value-type="float" office:value="0.000721524" calcext:value-type="float">
            <text:p>0.000721524</text:p>
          </table:table-cell>
          <table:table-cell office:value-type="float" office:value="0.000730071" calcext:value-type="float">
            <text:p>0.000730071</text:p>
          </table:table-cell>
          <table:table-cell office:value-type="float" office:value="0.000531461" calcext:value-type="float">
            <text:p>0.000531461</text:p>
          </table:table-cell>
          <table:table-cell office:value-type="float" office:value="0.000397481" calcext:value-type="float">
            <text:p>0.000397481</text:p>
          </table:table-cell>
          <table:table-cell office:value-type="float" office:value="0.000549423" calcext:value-type="float">
            <text:p>0.000549423</text:p>
          </table:table-cell>
          <table:table-cell office:value-type="float" office:value="0.000539355" calcext:value-type="float">
            <text:p>0.000539355</text:p>
          </table:table-cell>
        </table:table-row>
        <table:table-row table:style-name="ro1">
          <table:table-cell office:value-type="float" office:value="0.000945223" calcext:value-type="float">
            <text:p>0.000945223</text:p>
          </table:table-cell>
          <table:table-cell office:value-type="float" office:value="0.000929119" calcext:value-type="float">
            <text:p>0.000929119</text:p>
          </table:table-cell>
          <table:table-cell office:value-type="float" office:value="0.00055461" calcext:value-type="float">
            <text:p>0.00055461</text:p>
          </table:table-cell>
          <table:table-cell office:value-type="float" office:value="0.000705282" calcext:value-type="float">
            <text:p>0.000705282</text:p>
          </table:table-cell>
          <table:table-cell office:value-type="float" office:value="0.000547821" calcext:value-type="float">
            <text:p>0.000547821</text:p>
          </table:table-cell>
          <table:table-cell office:value-type="float" office:value="0.000629278" calcext:value-type="float">
            <text:p>0.000629278</text:p>
          </table:table-cell>
          <table:table-cell office:value-type="float" office:value="0.000609784" calcext:value-type="float">
            <text:p>0.000609784</text:p>
          </table:table-cell>
          <table:table-cell office:value-type="float" office:value="0.000545701" calcext:value-type="float">
            <text:p>0.000545701</text:p>
          </table:table-cell>
          <table:table-cell office:value-type="float" office:value="0.000597523" calcext:value-type="float">
            <text:p>0.000597523</text:p>
          </table:table-cell>
        </table:table-row>
        <table:table-row table:style-name="ro1">
          <table:table-cell office:value-type="float" office:value="0.0010434" calcext:value-type="float">
            <text:p>0.0010434</text:p>
          </table:table-cell>
          <table:table-cell office:value-type="float" office:value="0.000674101" calcext:value-type="float">
            <text:p>0.000674101</text:p>
          </table:table-cell>
          <table:table-cell office:value-type="float" office:value="0.000737083" calcext:value-type="float">
            <text:p>0.000737083</text:p>
          </table:table-cell>
          <table:table-cell office:value-type="float" office:value="0.000459798" calcext:value-type="float">
            <text:p>0.000459798</text:p>
          </table:table-cell>
          <table:table-cell office:value-type="float" office:value="0.000433687" calcext:value-type="float">
            <text:p>0.000433687</text:p>
          </table:table-cell>
          <table:table-cell office:value-type="float" office:value="0.000477762" calcext:value-type="float">
            <text:p>0.000477762</text:p>
          </table:table-cell>
          <table:table-cell office:value-type="float" office:value="0.000667703" calcext:value-type="float">
            <text:p>0.000667703</text:p>
          </table:table-cell>
          <table:table-cell office:value-type="float" office:value="0.000503504" calcext:value-type="float">
            <text:p>0.000503504</text:p>
          </table:table-cell>
          <table:table-cell office:value-type="float" office:value="0.000446032" calcext:value-type="float">
            <text:p>0.000446032</text:p>
          </table:table-cell>
        </table:table-row>
        <table:table-row table:style-name="ro1">
          <table:table-cell office:value-type="float" office:value="0.000321307" calcext:value-type="float">
            <text:p>0.000321307</text:p>
          </table:table-cell>
          <table:table-cell office:value-type="float" office:value="0.000297737" calcext:value-type="float">
            <text:p>0.000297737</text:p>
          </table:table-cell>
          <table:table-cell office:value-type="float" office:value="0.000311805" calcext:value-type="float">
            <text:p>0.000311805</text:p>
          </table:table-cell>
          <table:table-cell office:value-type="float" office:value="0.000296329" calcext:value-type="float">
            <text:p>0.000296329</text:p>
          </table:table-cell>
          <table:table-cell office:value-type="float" office:value="0.000370331" calcext:value-type="float">
            <text:p>0.000370331</text:p>
          </table:table-cell>
          <table:table-cell office:value-type="float" office:value="0.00029663" calcext:value-type="float">
            <text:p>0.00029663</text:p>
          </table:table-cell>
          <table:table-cell office:value-type="float" office:value="0.000300523" calcext:value-type="float">
            <text:p>0.000300523</text:p>
          </table:table-cell>
          <table:table-cell office:value-type="float" office:value="0.000297534" calcext:value-type="float">
            <text:p>0.000297534</text:p>
          </table:table-cell>
          <table:table-cell office:value-type="float" office:value="0.00028766" calcext:value-type="float">
            <text:p>0.00028766</text:p>
          </table:table-cell>
        </table:table-row>
        <table:table-row table:style-name="ro1">
          <table:table-cell office:value-type="float" office:value="0.00127686" calcext:value-type="float">
            <text:p>0.00127686</text:p>
          </table:table-cell>
          <table:table-cell office:value-type="float" office:value="0.000611792" calcext:value-type="float">
            <text:p>0.000611792</text:p>
          </table:table-cell>
          <table:table-cell office:value-type="float" office:value="0.000404811" calcext:value-type="float">
            <text:p>0.000404811</text:p>
          </table:table-cell>
          <table:table-cell office:value-type="float" office:value="0.000862657" calcext:value-type="float">
            <text:p>0.000862657</text:p>
          </table:table-cell>
          <table:table-cell office:value-type="float" office:value="0.00076171" calcext:value-type="float">
            <text:p>0.00076171</text:p>
          </table:table-cell>
          <table:table-cell office:value-type="float" office:value="0.000641675" calcext:value-type="float">
            <text:p>0.000641675</text:p>
          </table:table-cell>
          <table:table-cell office:value-type="float" office:value="0.000550778" calcext:value-type="float">
            <text:p>0.000550778</text:p>
          </table:table-cell>
          <table:table-cell office:value-type="float" office:value="0.000467613" calcext:value-type="float">
            <text:p>0.000467613</text:p>
          </table:table-cell>
          <table:table-cell office:value-type="float" office:value="0.000574864" calcext:value-type="float">
            <text:p>0.000574864</text:p>
          </table:table-cell>
        </table:table-row>
        <table:table-row table:style-name="ro1">
          <table:table-cell office:value-type="float" office:value="0.00137168" calcext:value-type="float">
            <text:p>0.00137168</text:p>
          </table:table-cell>
          <table:table-cell office:value-type="float" office:value="0.000907159" calcext:value-type="float">
            <text:p>0.000907159</text:p>
          </table:table-cell>
          <table:table-cell office:value-type="float" office:value="0.000877243" calcext:value-type="float">
            <text:p>0.000877243</text:p>
          </table:table-cell>
          <table:table-cell office:value-type="float" office:value="0.000718368" calcext:value-type="float">
            <text:p>0.000718368</text:p>
          </table:table-cell>
          <table:table-cell office:value-type="float" office:value="0.000771997" calcext:value-type="float">
            <text:p>0.000771997</text:p>
          </table:table-cell>
          <table:table-cell office:value-type="float" office:value="0.000628786" calcext:value-type="float">
            <text:p>0.000628786</text:p>
          </table:table-cell>
          <table:table-cell office:value-type="float" office:value="0.000601809" calcext:value-type="float">
            <text:p>0.000601809</text:p>
          </table:table-cell>
          <table:table-cell office:value-type="float" office:value="0.000539768" calcext:value-type="float">
            <text:p>0.000539768</text:p>
          </table:table-cell>
          <table:table-cell office:value-type="float" office:value="0.000498035" calcext:value-type="float">
            <text:p>0.000498035</text:p>
          </table:table-cell>
        </table:table-row>
        <table:table-row table:style-name="ro1">
          <table:table-cell office:value-type="float" office:value="0.066162" calcext:value-type="float">
            <text:p>0.066162</text:p>
          </table:table-cell>
          <table:table-cell office:value-type="float" office:value="0.0689081" calcext:value-type="float">
            <text:p>0.0689081</text:p>
          </table:table-cell>
          <table:table-cell office:value-type="float" office:value="0.0632629" calcext:value-type="float">
            <text:p>0.0632629</text:p>
          </table:table-cell>
          <table:table-cell office:value-type="float" office:value="0.0642882" calcext:value-type="float">
            <text:p>0.0642882</text:p>
          </table:table-cell>
          <table:table-cell office:value-type="float" office:value="0.067916" calcext:value-type="float">
            <text:p>0.067916</text:p>
          </table:table-cell>
          <table:table-cell office:value-type="float" office:value="0.0741381" calcext:value-type="float">
            <text:p>0.0741381</text:p>
          </table:table-cell>
          <table:table-cell office:value-type="float" office:value="0.0795483" calcext:value-type="float">
            <text:p>0.0795483</text:p>
          </table:table-cell>
          <table:table-cell office:value-type="float" office:value="0.0730101" calcext:value-type="float">
            <text:p>0.0730101</text:p>
          </table:table-cell>
          <table:table-cell office:value-type="float" office:value="0.0857817" calcext:value-type="float">
            <text:p>0.0857817</text:p>
          </table:table-cell>
        </table:table-row>
        <table:table-row table:style-name="ro1">
          <table:table-cell office:value-type="float" office:value="0.00135556" calcext:value-type="float">
            <text:p>0.00135556</text:p>
          </table:table-cell>
          <table:table-cell office:value-type="float" office:value="0.000578739" calcext:value-type="float">
            <text:p>0.000578739</text:p>
          </table:table-cell>
          <table:table-cell office:value-type="float" office:value="0.000965176" calcext:value-type="float">
            <text:p>0.000965176</text:p>
          </table:table-cell>
          <table:table-cell office:value-type="float" office:value="0.000644214" calcext:value-type="float">
            <text:p>0.000644214</text:p>
          </table:table-cell>
          <table:table-cell office:value-type="float" office:value="0.000835876" calcext:value-type="float">
            <text:p>0.000835876</text:p>
          </table:table-cell>
          <table:table-cell office:value-type="float" office:value="0.000690429" calcext:value-type="float">
            <text:p>0.000690429</text:p>
          </table:table-cell>
          <table:table-cell office:value-type="float" office:value="0.000576306" calcext:value-type="float">
            <text:p>0.000576306</text:p>
          </table:table-cell>
          <table:table-cell office:value-type="float" office:value="0.000677441" calcext:value-type="float">
            <text:p>0.000677441</text:p>
          </table:table-cell>
          <table:table-cell office:value-type="float" office:value="0.000529299" calcext:value-type="float">
            <text:p>0.000529299</text:p>
          </table:table-cell>
        </table:table-row>
        <table:table-row table:style-name="ro1">
          <table:table-cell office:value-type="float" office:value="0.00042137" calcext:value-type="float">
            <text:p>0.00042137</text:p>
          </table:table-cell>
          <table:table-cell office:value-type="float" office:value="0.00045624" calcext:value-type="float">
            <text:p>0.00045624</text:p>
          </table:table-cell>
          <table:table-cell office:value-type="float" office:value="0.000357787" calcext:value-type="float">
            <text:p>0.000357787</text:p>
          </table:table-cell>
          <table:table-cell office:value-type="float" office:value="0.000514626" calcext:value-type="float">
            <text:p>0.000514626</text:p>
          </table:table-cell>
          <table:table-cell office:value-type="float" office:value="0.000401908" calcext:value-type="float">
            <text:p>0.000401908</text:p>
          </table:table-cell>
          <table:table-cell office:value-type="float" office:value="0.000261016" calcext:value-type="float">
            <text:p>0.000261016</text:p>
          </table:table-cell>
          <table:table-cell office:value-type="float" office:value="0.000258531" calcext:value-type="float">
            <text:p>0.000258531</text:p>
          </table:table-cell>
          <table:table-cell office:value-type="float" office:value="0.000260345" calcext:value-type="float">
            <text:p>0.000260345</text:p>
          </table:table-cell>
          <table:table-cell office:value-type="float" office:value="0.000295058" calcext:value-type="float">
            <text:p>0.000295058</text:p>
          </table:table-cell>
        </table:table-row>
        <table:table-row table:style-name="ro1">
          <table:table-cell office:value-type="float" office:value="0.000316926" calcext:value-type="float">
            <text:p>0.000316926</text:p>
          </table:table-cell>
          <table:table-cell office:value-type="float" office:value="0.000507439" calcext:value-type="float">
            <text:p>0.000507439</text:p>
          </table:table-cell>
          <table:table-cell office:value-type="float" office:value="0.000395794" calcext:value-type="float">
            <text:p>0.000395794</text:p>
          </table:table-cell>
          <table:table-cell office:value-type="float" office:value="0.000560336" calcext:value-type="float">
            <text:p>0.000560336</text:p>
          </table:table-cell>
          <table:table-cell office:value-type="float" office:value="0.000455604" calcext:value-type="float">
            <text:p>0.000455604</text:p>
          </table:table-cell>
          <table:table-cell office:value-type="float" office:value="0.000359564" calcext:value-type="float">
            <text:p>0.000359564</text:p>
          </table:table-cell>
          <table:table-cell office:value-type="float" office:value="0.000485214" calcext:value-type="float">
            <text:p>0.000485214</text:p>
          </table:table-cell>
          <table:table-cell office:value-type="float" office:value="0.00039075" calcext:value-type="float">
            <text:p>0.00039075</text:p>
          </table:table-cell>
          <table:table-cell office:value-type="float" office:value="0.000460312" calcext:value-type="float">
            <text:p>0.000460312</text:p>
          </table:table-cell>
        </table:table-row>
        <table:table-row table:style-name="ro1">
          <table:table-cell office:value-type="float" office:value="0.00458767" calcext:value-type="float">
            <text:p>0.00458767</text:p>
          </table:table-cell>
          <table:table-cell office:value-type="float" office:value="0.00275584" calcext:value-type="float">
            <text:p>0.00275584</text:p>
          </table:table-cell>
          <table:table-cell office:value-type="float" office:value="0.0028028" calcext:value-type="float">
            <text:p>0.0028028</text:p>
          </table:table-cell>
          <table:table-cell office:value-type="float" office:value="0.00299728" calcext:value-type="float">
            <text:p>0.00299728</text:p>
          </table:table-cell>
          <table:table-cell office:value-type="float" office:value="0.00275754" calcext:value-type="float">
            <text:p>0.00275754</text:p>
          </table:table-cell>
          <table:table-cell office:value-type="float" office:value="0.00250023" calcext:value-type="float">
            <text:p>0.00250023</text:p>
          </table:table-cell>
          <table:table-cell office:value-type="float" office:value="0.00245059" calcext:value-type="float">
            <text:p>0.00245059</text:p>
          </table:table-cell>
          <table:table-cell office:value-type="float" office:value="0.00328219" calcext:value-type="float">
            <text:p>0.00328219</text:p>
          </table:table-cell>
          <table:table-cell office:value-type="float" office:value="0.00504361" calcext:value-type="float">
            <text:p>0.00504361</text:p>
          </table:table-cell>
        </table:table-row>
        <table:table-row table:style-name="ro1">
          <table:table-cell office:value-type="float" office:value="0.00023783" calcext:value-type="float">
            <text:p>0.00023783</text:p>
          </table:table-cell>
          <table:table-cell office:value-type="float" office:value="0.000238316" calcext:value-type="float">
            <text:p>0.000238316</text:p>
          </table:table-cell>
          <table:table-cell office:value-type="float" office:value="0.00023059" calcext:value-type="float">
            <text:p>0.00023059</text:p>
          </table:table-cell>
          <table:table-cell office:value-type="float" office:value="0.000236022" calcext:value-type="float">
            <text:p>0.000236022</text:p>
          </table:table-cell>
          <table:table-cell office:value-type="float" office:value="0.000229379" calcext:value-type="float">
            <text:p>0.000229379</text:p>
          </table:table-cell>
          <table:table-cell office:value-type="float" office:value="0.000239157" calcext:value-type="float">
            <text:p>0.000239157</text:p>
          </table:table-cell>
          <table:table-cell office:value-type="float" office:value="0.000236578" calcext:value-type="float">
            <text:p>0.000236578</text:p>
          </table:table-cell>
          <table:table-cell office:value-type="float" office:value="0.000247129" calcext:value-type="float">
            <text:p>0.000247129</text:p>
          </table:table-cell>
          <table:table-cell office:value-type="float" office:value="0.000237714" calcext:value-type="float">
            <text:p>0.000237714</text:p>
          </table:table-cell>
        </table:table-row>
        <table:table-row table:style-name="ro1">
          <table:table-cell office:value-type="float" office:value="0.00084324" calcext:value-type="float">
            <text:p>0.00084324</text:p>
          </table:table-cell>
          <table:table-cell office:value-type="float" office:value="0.00102718" calcext:value-type="float">
            <text:p>0.00102718</text:p>
          </table:table-cell>
          <table:table-cell office:value-type="float" office:value="0.000705624" calcext:value-type="float">
            <text:p>0.000705624</text:p>
          </table:table-cell>
          <table:table-cell office:value-type="float" office:value="0.000985233" calcext:value-type="float">
            <text:p>0.000985233</text:p>
          </table:table-cell>
          <table:table-cell office:value-type="float" office:value="0.000729148" calcext:value-type="float">
            <text:p>0.000729148</text:p>
          </table:table-cell>
          <table:table-cell office:value-type="float" office:value="0.000622337" calcext:value-type="float">
            <text:p>0.000622337</text:p>
          </table:table-cell>
          <table:table-cell office:value-type="float" office:value="0.000598463" calcext:value-type="float">
            <text:p>0.000598463</text:p>
          </table:table-cell>
          <table:table-cell office:value-type="float" office:value="0.000618618" calcext:value-type="float">
            <text:p>0.000618618</text:p>
          </table:table-cell>
          <table:table-cell office:value-type="float" office:value="0.00054037" calcext:value-type="float">
            <text:p>0.00054037</text:p>
          </table:table-cell>
        </table:table-row>
        <table:table-row table:style-name="ro1">
          <table:table-cell office:value-type="float" office:value="0.000350245" calcext:value-type="float">
            <text:p>0.000350245</text:p>
          </table:table-cell>
          <table:table-cell office:value-type="float" office:value="0.000382463" calcext:value-type="float">
            <text:p>0.000382463</text:p>
          </table:table-cell>
          <table:table-cell office:value-type="float" office:value="0.000289244" calcext:value-type="float">
            <text:p>0.000289244</text:p>
          </table:table-cell>
          <table:table-cell office:value-type="float" office:value="0.000277247" calcext:value-type="float">
            <text:p>0.000277247</text:p>
          </table:table-cell>
          <table:table-cell office:value-type="float" office:value="0.000410587" calcext:value-type="float">
            <text:p>0.000410587</text:p>
          </table:table-cell>
          <table:table-cell office:value-type="float" office:value="0.000386311" calcext:value-type="float">
            <text:p>0.000386311</text:p>
          </table:table-cell>
          <table:table-cell office:value-type="float" office:value="0.000201593" calcext:value-type="float">
            <text:p>0.000201593</text:p>
          </table:table-cell>
          <table:table-cell office:value-type="float" office:value="0.000279194" calcext:value-type="float">
            <text:p>0.000279194</text:p>
          </table:table-cell>
          <table:table-cell office:value-type="float" office:value="0.000230311" calcext:value-type="float">
            <text:p>0.000230311</text:p>
          </table:table-cell>
        </table:table-row>
        <table:table-row table:style-name="ro1">
          <table:table-cell office:value-type="float" office:value="0.00101028" calcext:value-type="float">
            <text:p>0.00101028</text:p>
          </table:table-cell>
          <table:table-cell office:value-type="float" office:value="0.000673073" calcext:value-type="float">
            <text:p>0.000673073</text:p>
          </table:table-cell>
          <table:table-cell office:value-type="float" office:value="0.000830352" calcext:value-type="float">
            <text:p>0.000830352</text:p>
          </table:table-cell>
          <table:table-cell office:value-type="float" office:value="0.000756082" calcext:value-type="float">
            <text:p>0.000756082</text:p>
          </table:table-cell>
          <table:table-cell office:value-type="float" office:value="0.000780758" calcext:value-type="float">
            <text:p>0.000780758</text:p>
          </table:table-cell>
          <table:table-cell office:value-type="float" office:value="0.000805583" calcext:value-type="float">
            <text:p>0.000805583</text:p>
          </table:table-cell>
          <table:table-cell office:value-type="float" office:value="0.000583029" calcext:value-type="float">
            <text:p>0.000583029</text:p>
          </table:table-cell>
          <table:table-cell office:value-type="float" office:value="0.000642402" calcext:value-type="float">
            <text:p>0.000642402</text:p>
          </table:table-cell>
          <table:table-cell office:value-type="float" office:value="0.000557034" calcext:value-type="float">
            <text:p>0.000557034</text:p>
          </table:table-cell>
        </table:table-row>
        <table:table-row table:style-name="ro1">
          <table:table-cell office:value-type="float" office:value="0.00110025" calcext:value-type="float">
            <text:p>0.00110025</text:p>
          </table:table-cell>
          <table:table-cell office:value-type="float" office:value="0.000704516" calcext:value-type="float">
            <text:p>0.000704516</text:p>
          </table:table-cell>
          <table:table-cell office:value-type="float" office:value="0.000521066" calcext:value-type="float">
            <text:p>0.000521066</text:p>
          </table:table-cell>
          <table:table-cell office:value-type="float" office:value="0.000802734" calcext:value-type="float">
            <text:p>0.000802734</text:p>
          </table:table-cell>
          <table:table-cell office:value-type="float" office:value="0.000676645" calcext:value-type="float">
            <text:p>0.000676645</text:p>
          </table:table-cell>
          <table:table-cell office:value-type="float" office:value="0.000851641" calcext:value-type="float">
            <text:p>0.000851641</text:p>
          </table:table-cell>
          <table:table-cell office:value-type="float" office:value="0.000568319" calcext:value-type="float">
            <text:p>0.000568319</text:p>
          </table:table-cell>
          <table:table-cell office:value-type="float" office:value="0.000507021" calcext:value-type="float">
            <text:p>0.000507021</text:p>
          </table:table-cell>
          <table:table-cell office:value-type="float" office:value="0.000558968" calcext:value-type="float">
            <text:p>0.000558968</text:p>
          </table:table-cell>
        </table:table-row>
        <table:table-row table:style-name="ro1">
          <table:table-cell office:value-type="float" office:value="0.000866326" calcext:value-type="float">
            <text:p>0.000866326</text:p>
          </table:table-cell>
          <table:table-cell office:value-type="float" office:value="0.000695524" calcext:value-type="float">
            <text:p>0.000695524</text:p>
          </table:table-cell>
          <table:table-cell office:value-type="float" office:value="0.000755479" calcext:value-type="float">
            <text:p>0.000755479</text:p>
          </table:table-cell>
          <table:table-cell office:value-type="float" office:value="0.000415117" calcext:value-type="float">
            <text:p>0.000415117</text:p>
          </table:table-cell>
          <table:table-cell office:value-type="float" office:value="0.000474843" calcext:value-type="float">
            <text:p>0.000474843</text:p>
          </table:table-cell>
          <table:table-cell office:value-type="float" office:value="0.000728844" calcext:value-type="float">
            <text:p>0.000728844</text:p>
          </table:table-cell>
          <table:table-cell office:value-type="float" office:value="0.000577677" calcext:value-type="float">
            <text:p>0.000577677</text:p>
          </table:table-cell>
          <table:table-cell office:value-type="float" office:value="0.000443133" calcext:value-type="float">
            <text:p>0.000443133</text:p>
          </table:table-cell>
          <table:table-cell office:value-type="float" office:value="0.000441239" calcext:value-type="float">
            <text:p>0.000441239</text:p>
          </table:table-cell>
        </table:table-row>
        <table:table-row table:style-name="ro1">
          <table:table-cell office:value-type="float" office:value="0.00165844" calcext:value-type="float">
            <text:p>0.00165844</text:p>
          </table:table-cell>
          <table:table-cell office:value-type="float" office:value="0.00099506" calcext:value-type="float">
            <text:p>0.00099506</text:p>
          </table:table-cell>
          <table:table-cell office:value-type="float" office:value="0.000908685" calcext:value-type="float">
            <text:p>0.000908685</text:p>
          </table:table-cell>
          <table:table-cell office:value-type="float" office:value="0.0010335" calcext:value-type="float">
            <text:p>0.0010335</text:p>
          </table:table-cell>
          <table:table-cell office:value-type="float" office:value="0.000780097" calcext:value-type="float">
            <text:p>0.000780097</text:p>
          </table:table-cell>
          <table:table-cell office:value-type="float" office:value="0.000840673" calcext:value-type="float">
            <text:p>0.000840673</text:p>
          </table:table-cell>
          <table:table-cell office:value-type="float" office:value="0.000742528" calcext:value-type="float">
            <text:p>0.000742528</text:p>
          </table:table-cell>
          <table:table-cell office:value-type="float" office:value="0.000625714" calcext:value-type="float">
            <text:p>0.000625714</text:p>
          </table:table-cell>
          <table:table-cell office:value-type="float" office:value="0.000710148" calcext:value-type="float">
            <text:p>0.000710148</text:p>
          </table:table-cell>
        </table:table-row>
        <table:table-row table:style-name="ro1">
          <table:table-cell office:value-type="float" office:value="0.102956" calcext:value-type="float">
            <text:p>0.102956</text:p>
          </table:table-cell>
          <table:table-cell office:value-type="float" office:value="0.0783486" calcext:value-type="float">
            <text:p>0.0783486</text:p>
          </table:table-cell>
          <table:table-cell office:value-type="float" office:value="0.0591795" calcext:value-type="float">
            <text:p>0.0591795</text:p>
          </table:table-cell>
          <table:table-cell office:value-type="float" office:value="0.0463931" calcext:value-type="float">
            <text:p>0.0463931</text:p>
          </table:table-cell>
          <table:table-cell office:value-type="float" office:value="0.027548" calcext:value-type="float">
            <text:p>0.027548</text:p>
          </table:table-cell>
          <table:table-cell office:value-type="float" office:value="0.0230713" calcext:value-type="float">
            <text:p>0.0230713</text:p>
          </table:table-cell>
          <table:table-cell office:value-type="float" office:value="0.0163823" calcext:value-type="float">
            <text:p>0.0163823</text:p>
          </table:table-cell>
          <table:table-cell office:value-type="float" office:value="0.0213055" calcext:value-type="float">
            <text:p>0.0213055</text:p>
          </table:table-cell>
          <table:table-cell office:value-type="float" office:value="0.0334698" calcext:value-type="float">
            <text:p>0.0334698</text:p>
          </table:table-cell>
        </table:table-row>
        <table:table-row table:style-name="ro1">
          <table:table-cell office:value-type="float" office:value="0.000302672" calcext:value-type="float">
            <text:p>0.000302672</text:p>
          </table:table-cell>
          <table:table-cell office:value-type="float" office:value="0.000292171" calcext:value-type="float">
            <text:p>0.000292171</text:p>
          </table:table-cell>
          <table:table-cell office:value-type="float" office:value="0.000298921" calcext:value-type="float">
            <text:p>0.000298921</text:p>
          </table:table-cell>
          <table:table-cell office:value-type="float" office:value="0.000308772" calcext:value-type="float">
            <text:p>0.000308772</text:p>
          </table:table-cell>
          <table:table-cell office:value-type="float" office:value="0.000382532" calcext:value-type="float">
            <text:p>0.000382532</text:p>
          </table:table-cell>
          <table:table-cell office:value-type="float" office:value="0.000286453" calcext:value-type="float">
            <text:p>0.000286453</text:p>
          </table:table-cell>
          <table:table-cell office:value-type="float" office:value="0.000311309" calcext:value-type="float">
            <text:p>0.000311309</text:p>
          </table:table-cell>
          <table:table-cell office:value-type="float" office:value="0.000300427" calcext:value-type="float">
            <text:p>0.000300427</text:p>
          </table:table-cell>
          <table:table-cell office:value-type="float" office:value="0.000306972" calcext:value-type="float">
            <text:p>0.000306972</text:p>
          </table:table-cell>
        </table:table-row>
        <table:table-row table:style-name="ro1">
          <table:table-cell office:value-type="float" office:value="0.107604" calcext:value-type="float">
            <text:p>0.107604</text:p>
          </table:table-cell>
          <table:table-cell office:value-type="float" office:value="0.106058" calcext:value-type="float">
            <text:p>0.106058</text:p>
          </table:table-cell>
          <table:table-cell office:value-type="float" office:value="0.126983" calcext:value-type="float">
            <text:p>0.126983</text:p>
          </table:table-cell>
          <table:table-cell office:value-type="float" office:value="0.109112" calcext:value-type="float">
            <text:p>0.109112</text:p>
          </table:table-cell>
          <table:table-cell office:value-type="float" office:value="0.116495" calcext:value-type="float">
            <text:p>0.116495</text:p>
          </table:table-cell>
          <table:table-cell office:value-type="float" office:value="0.0966024" calcext:value-type="float">
            <text:p>0.0966024</text:p>
          </table:table-cell>
          <table:table-cell office:value-type="float" office:value="0.108247" calcext:value-type="float">
            <text:p>0.108247</text:p>
          </table:table-cell>
          <table:table-cell office:value-type="float" office:value="0.0988923" calcext:value-type="float">
            <text:p>0.0988923</text:p>
          </table:table-cell>
          <table:table-cell office:value-type="float" office:value="0.102692" calcext:value-type="float">
            <text:p>0.102692</text:p>
          </table:table-cell>
        </table:table-row>
        <table:table-row table:style-name="ro1">
          <table:table-cell office:value-type="float" office:value="0.000917394" calcext:value-type="float">
            <text:p>0.000917394</text:p>
          </table:table-cell>
          <table:table-cell office:value-type="float" office:value="0.00100315" calcext:value-type="float">
            <text:p>0.00100315</text:p>
          </table:table-cell>
          <table:table-cell office:value-type="float" office:value="0.000870019" calcext:value-type="float">
            <text:p>0.000870019</text:p>
          </table:table-cell>
          <table:table-cell office:value-type="float" office:value="0.000758455" calcext:value-type="float">
            <text:p>0.000758455</text:p>
          </table:table-cell>
          <table:table-cell office:value-type="float" office:value="0.00085328" calcext:value-type="float">
            <text:p>0.00085328</text:p>
          </table:table-cell>
          <table:table-cell office:value-type="float" office:value="0.000597291" calcext:value-type="float">
            <text:p>0.000597291</text:p>
          </table:table-cell>
          <table:table-cell office:value-type="float" office:value="0.000757924" calcext:value-type="float">
            <text:p>0.000757924</text:p>
          </table:table-cell>
          <table:table-cell office:value-type="float" office:value="0.000607568" calcext:value-type="float">
            <text:p>0.000607568</text:p>
          </table:table-cell>
          <table:table-cell office:value-type="float" office:value="0.000553399" calcext:value-type="float">
            <text:p>0.000553399</text:p>
          </table:table-cell>
        </table:table-row>
        <table:table-row table:style-name="ro1">
          <table:table-cell office:value-type="float" office:value="0.000458265" calcext:value-type="float">
            <text:p>0.000458265</text:p>
          </table:table-cell>
          <table:table-cell office:value-type="float" office:value="0.000600695" calcext:value-type="float">
            <text:p>0.000600695</text:p>
          </table:table-cell>
          <table:table-cell office:value-type="float" office:value="0.000566669" calcext:value-type="float">
            <text:p>0.000566669</text:p>
          </table:table-cell>
          <table:table-cell office:value-type="float" office:value="0.000367557" calcext:value-type="float">
            <text:p>0.000367557</text:p>
          </table:table-cell>
          <table:table-cell office:value-type="float" office:value="0.000440749" calcext:value-type="float">
            <text:p>0.000440749</text:p>
          </table:table-cell>
          <table:table-cell office:value-type="float" office:value="0.000507865" calcext:value-type="float">
            <text:p>0.000507865</text:p>
          </table:table-cell>
          <table:table-cell office:value-type="float" office:value="0.00043019" calcext:value-type="float">
            <text:p>0.00043019</text:p>
          </table:table-cell>
          <table:table-cell office:value-type="float" office:value="0.00052086" calcext:value-type="float">
            <text:p>0.00052086</text:p>
          </table:table-cell>
          <table:table-cell office:value-type="float" office:value="0.00040725" calcext:value-type="float">
            <text:p>0.00040725</text:p>
          </table:table-cell>
        </table:table-row>
        <table:table-row table:style-name="ro1">
          <table:table-cell office:value-type="float" office:value="0.00123016" calcext:value-type="float">
            <text:p>0.00123016</text:p>
          </table:table-cell>
          <table:table-cell office:value-type="float" office:value="0.00110116" calcext:value-type="float">
            <text:p>0.00110116</text:p>
          </table:table-cell>
          <table:table-cell office:value-type="float" office:value="0.000944528" calcext:value-type="float">
            <text:p>0.000944528</text:p>
          </table:table-cell>
          <table:table-cell office:value-type="float" office:value="0.0010548" calcext:value-type="float">
            <text:p>0.0010548</text:p>
          </table:table-cell>
          <table:table-cell office:value-type="float" office:value="0.000786738" calcext:value-type="float">
            <text:p>0.000786738</text:p>
          </table:table-cell>
          <table:table-cell office:value-type="float" office:value="0.000811183" calcext:value-type="float">
            <text:p>0.000811183</text:p>
          </table:table-cell>
          <table:table-cell office:value-type="float" office:value="0.000864106" calcext:value-type="float">
            <text:p>0.000864106</text:p>
          </table:table-cell>
          <table:table-cell office:value-type="float" office:value="0.000671239" calcext:value-type="float">
            <text:p>0.000671239</text:p>
          </table:table-cell>
          <table:table-cell office:value-type="float" office:value="0.000740789" calcext:value-type="float">
            <text:p>0.000740789</text:p>
          </table:table-cell>
        </table:table-row>
        <table:table-row table:style-name="ro1">
          <table:table-cell office:value-type="float" office:value="0.0615431" calcext:value-type="float">
            <text:p>0.0615431</text:p>
          </table:table-cell>
          <table:table-cell office:value-type="float" office:value="0.0116974" calcext:value-type="float">
            <text:p>0.0116974</text:p>
          </table:table-cell>
          <table:table-cell office:value-type="float" office:value="0.00833905" calcext:value-type="float">
            <text:p>0.00833905</text:p>
          </table:table-cell>
          <table:table-cell office:value-type="float" office:value="0.00558681" calcext:value-type="float">
            <text:p>0.00558681</text:p>
          </table:table-cell>
          <table:table-cell office:value-type="float" office:value="0.00649994" calcext:value-type="float">
            <text:p>0.00649994</text:p>
          </table:table-cell>
          <table:table-cell office:value-type="float" office:value="0.00557143" calcext:value-type="float">
            <text:p>0.00557143</text:p>
          </table:table-cell>
          <table:table-cell office:value-type="float" office:value="0.00603345" calcext:value-type="float">
            <text:p>0.00603345</text:p>
          </table:table-cell>
          <table:table-cell office:value-type="float" office:value="0.00503845" calcext:value-type="float">
            <text:p>0.00503845</text:p>
          </table:table-cell>
          <table:table-cell office:value-type="float" office:value="0.011532" calcext:value-type="float">
            <text:p>0.011532</text:p>
          </table:table-cell>
        </table:table-row>
        <table:table-row table:style-name="ro1">
          <table:table-cell office:value-type="float" office:value="0.000425542" calcext:value-type="float">
            <text:p>0.000425542</text:p>
          </table:table-cell>
          <table:table-cell office:value-type="float" office:value="0.000269644" calcext:value-type="float">
            <text:p>0.000269644</text:p>
          </table:table-cell>
          <table:table-cell office:value-type="float" office:value="0.000278141" calcext:value-type="float">
            <text:p>0.000278141</text:p>
          </table:table-cell>
          <table:table-cell office:value-type="float" office:value="0.000273199" calcext:value-type="float">
            <text:p>0.000273199</text:p>
          </table:table-cell>
          <table:table-cell office:value-type="float" office:value="0.000268981" calcext:value-type="float">
            <text:p>0.000268981</text:p>
          </table:table-cell>
          <table:table-cell office:value-type="float" office:value="0.000269389" calcext:value-type="float">
            <text:p>0.000269389</text:p>
          </table:table-cell>
          <table:table-cell office:value-type="float" office:value="0.000265835" calcext:value-type="float">
            <text:p>0.000265835</text:p>
          </table:table-cell>
          <table:table-cell office:value-type="float" office:value="0.000274627" calcext:value-type="float">
            <text:p>0.000274627</text:p>
          </table:table-cell>
          <table:table-cell office:value-type="float" office:value="0.000321998" calcext:value-type="float">
            <text:p>0.000321998</text:p>
          </table:table-cell>
        </table:table-row>
        <table:table-row table:style-name="ro1">
          <table:table-cell office:value-type="float" office:value="0.000165205" calcext:value-type="float">
            <text:p>0.000165205</text:p>
          </table:table-cell>
          <table:table-cell office:value-type="float" office:value="0.000113773" calcext:value-type="float">
            <text:p>0.000113773</text:p>
          </table:table-cell>
          <table:table-cell table:style-name="ce7" office:value-type="float" office:value="0.000086343" calcext:value-type="float">
            <text:p>8.63E-05</text:p>
          </table:table-cell>
          <table:table-cell office:value-type="float" office:value="0.000101064" calcext:value-type="float">
            <text:p>0.000101064</text:p>
          </table:table-cell>
          <table:table-cell table:style-name="ce7" office:value-type="float" office:value="0.0000873176" calcext:value-type="float">
            <text:p>8.73E-05</text:p>
          </table:table-cell>
          <table:table-cell table:style-name="ce7" office:value-type="float" office:value="0.00008944" calcext:value-type="float">
            <text:p>8.94E-05</text:p>
          </table:table-cell>
          <table:table-cell table:style-name="ce7" office:value-type="float" office:value="0.0000765295" calcext:value-type="float">
            <text:p>7.65E-05</text:p>
          </table:table-cell>
          <table:table-cell table:style-name="ce7" office:value-type="float" office:value="0.0000692951" calcext:value-type="float">
            <text:p>6.93E-05</text:p>
          </table:table-cell>
          <table:table-cell table:style-name="ce7" office:value-type="float" office:value="0.0000691914" calcext:value-type="float">
            <text:p>6.92E-05</text:p>
          </table:table-cell>
        </table:table-row>
        <table:table-row table:style-name="ro1">
          <table:table-cell office:value-type="float" office:value="0.000325761" calcext:value-type="float">
            <text:p>0.000325761</text:p>
          </table:table-cell>
          <table:table-cell office:value-type="float" office:value="0.000184518" calcext:value-type="float">
            <text:p>0.000184518</text:p>
          </table:table-cell>
          <table:table-cell office:value-type="float" office:value="0.000171404" calcext:value-type="float">
            <text:p>0.000171404</text:p>
          </table:table-cell>
          <table:table-cell office:value-type="float" office:value="0.000147239" calcext:value-type="float">
            <text:p>0.000147239</text:p>
          </table:table-cell>
          <table:table-cell office:value-type="float" office:value="0.000131318" calcext:value-type="float">
            <text:p>0.000131318</text:p>
          </table:table-cell>
          <table:table-cell office:value-type="float" office:value="0.000199465" calcext:value-type="float">
            <text:p>0.000199465</text:p>
          </table:table-cell>
          <table:table-cell office:value-type="float" office:value="0.000224459" calcext:value-type="float">
            <text:p>0.000224459</text:p>
          </table:table-cell>
          <table:table-cell table:style-name="ce7" office:value-type="float" office:value="0.0000975309" calcext:value-type="float">
            <text:p>9.75E-05</text:p>
          </table:table-cell>
          <table:table-cell office:value-type="float" office:value="0.000118095" calcext:value-type="float">
            <text:p>0.000118095</text:p>
          </table:table-cell>
        </table:table-row>
        <table:table-row table:style-name="ro1">
          <table:table-cell table:style-name="ce7" office:value-type="float" office:value="0.0000511204" calcext:value-type="float">
            <text:p>5.11E-05</text:p>
          </table:table-cell>
          <table:table-cell table:style-name="ce7" office:value-type="float" office:value="0.0000479101" calcext:value-type="float">
            <text:p>4.79E-05</text:p>
          </table:table-cell>
          <table:table-cell table:style-name="ce7" office:value-type="float" office:value="0.0000548898" calcext:value-type="float">
            <text:p>5.49E-05</text:p>
          </table:table-cell>
          <table:table-cell table:style-name="ce7" office:value-type="float" office:value="0.0000414197" calcext:value-type="float">
            <text:p>4.14E-05</text:p>
          </table:table-cell>
          <table:table-cell table:style-name="ce7" office:value-type="float" office:value="0.0000455209" calcext:value-type="float">
            <text:p>4.55E-05</text:p>
          </table:table-cell>
          <table:table-cell table:style-name="ce7" office:value-type="float" office:value="0.0000453367" calcext:value-type="float">
            <text:p>4.53E-05</text:p>
          </table:table-cell>
          <table:table-cell table:style-name="ce7" office:value-type="float" office:value="0.0000411419" calcext:value-type="float">
            <text:p>4.11E-05</text:p>
          </table:table-cell>
          <table:table-cell table:style-name="ce7" office:value-type="float" office:value="0.0000408256" calcext:value-type="float">
            <text:p>4.08E-05</text:p>
          </table:table-cell>
          <table:table-cell table:style-name="ce7" office:value-type="float" office:value="0.0000402415" calcext:value-type="float">
            <text:p>4.02E-05</text:p>
          </table:table-cell>
        </table:table-row>
        <table:table-row table:style-name="ro1">
          <table:table-cell office:value-type="float" office:value="0.152247" calcext:value-type="float">
            <text:p>0.152247</text:p>
          </table:table-cell>
          <table:table-cell office:value-type="float" office:value="0.10096" calcext:value-type="float">
            <text:p>0.10096</text:p>
          </table:table-cell>
          <table:table-cell office:value-type="float" office:value="0.0924198" calcext:value-type="float">
            <text:p>0.0924198</text:p>
          </table:table-cell>
          <table:table-cell office:value-type="float" office:value="0.05811" calcext:value-type="float">
            <text:p>0.05811</text:p>
          </table:table-cell>
          <table:table-cell office:value-type="float" office:value="0.0313646" calcext:value-type="float">
            <text:p>0.0313646</text:p>
          </table:table-cell>
          <table:table-cell office:value-type="float" office:value="0.024648" calcext:value-type="float">
            <text:p>0.024648</text:p>
          </table:table-cell>
          <table:table-cell office:value-type="float" office:value="0.0194586" calcext:value-type="float">
            <text:p>0.0194586</text:p>
          </table:table-cell>
          <table:table-cell office:value-type="float" office:value="0.0238772" calcext:value-type="float">
            <text:p>0.0238772</text:p>
          </table:table-cell>
          <table:table-cell office:value-type="float" office:value="0.0325784" calcext:value-type="float">
            <text:p>0.0325784</text:p>
          </table:table-cell>
        </table:table-row>
        <table:table-row table:style-name="ro1">
          <table:table-cell office:value-type="float" office:value="0.0936227" calcext:value-type="float">
            <text:p>0.0936227</text:p>
          </table:table-cell>
          <table:table-cell office:value-type="float" office:value="0.00650707" calcext:value-type="float">
            <text:p>0.00650707</text:p>
          </table:table-cell>
          <table:table-cell office:value-type="float" office:value="0.0071679" calcext:value-type="float">
            <text:p>0.0071679</text:p>
          </table:table-cell>
          <table:table-cell office:value-type="float" office:value="0.00510677" calcext:value-type="float">
            <text:p>0.00510677</text:p>
          </table:table-cell>
          <table:table-cell office:value-type="float" office:value="0.00332832" calcext:value-type="float">
            <text:p>0.00332832</text:p>
          </table:table-cell>
          <table:table-cell office:value-type="float" office:value="0.00343621" calcext:value-type="float">
            <text:p>0.00343621</text:p>
          </table:table-cell>
          <table:table-cell office:value-type="float" office:value="0.00342498" calcext:value-type="float">
            <text:p>0.00342498</text:p>
          </table:table-cell>
          <table:table-cell office:value-type="float" office:value="0.00283787" calcext:value-type="float">
            <text:p>0.00283787</text:p>
          </table:table-cell>
          <table:table-cell office:value-type="float" office:value="0.00383422" calcext:value-type="float">
            <text:p>0.00383422</text:p>
          </table:table-cell>
        </table:table-row>
        <table:table-row table:style-name="ro1">
          <table:table-cell office:value-type="float" office:value="0.000146232" calcext:value-type="float">
            <text:p>0.000146232</text:p>
          </table:table-cell>
          <table:table-cell table:style-name="ce7" office:value-type="float" office:value="0.000090965" calcext:value-type="float">
            <text:p>9.10E-05</text:p>
          </table:table-cell>
          <table:table-cell table:style-name="ce7" office:value-type="float" office:value="0.0000911038" calcext:value-type="float">
            <text:p>9.11E-05</text:p>
          </table:table-cell>
          <table:table-cell table:style-name="ce7" office:value-type="float" office:value="0.0000998128" calcext:value-type="float">
            <text:p>9.98E-05</text:p>
          </table:table-cell>
          <table:table-cell office:value-type="float" office:value="0.00011507" calcext:value-type="float">
            <text:p>0.00011507</text:p>
          </table:table-cell>
          <table:table-cell table:style-name="ce7" office:value-type="float" office:value="0.0000865174" calcext:value-type="float">
            <text:p>8.65E-05</text:p>
          </table:table-cell>
          <table:table-cell table:style-name="ce7" office:value-type="float" office:value="0.0000872493" calcext:value-type="float">
            <text:p>8.72E-05</text:p>
          </table:table-cell>
          <table:table-cell table:style-name="ce7" office:value-type="float" office:value="0.0000850862" calcext:value-type="float">
            <text:p>8.51E-05</text:p>
          </table:table-cell>
          <table:table-cell table:style-name="ce7" office:value-type="float" office:value="0.0000808647" calcext:value-type="float">
            <text:p>8.09E-05</text:p>
          </table:table-cell>
        </table:table-row>
        <table:table-row table:style-name="ro1">
          <table:table-cell table:style-name="ce7" office:value-type="float" office:value="0.000032577" calcext:value-type="float">
            <text:p>3.26E-05</text:p>
          </table:table-cell>
          <table:table-cell table:style-name="ce7" office:value-type="float" office:value="0.0000333664" calcext:value-type="float">
            <text:p>3.34E-05</text:p>
          </table:table-cell>
          <table:table-cell table:style-name="ce7" office:value-type="float" office:value="0.0000306626" calcext:value-type="float">
            <text:p>3.07E-05</text:p>
          </table:table-cell>
          <table:table-cell table:style-name="ce7" office:value-type="float" office:value="0.0000291599" calcext:value-type="float">
            <text:p>2.92E-05</text:p>
          </table:table-cell>
          <table:table-cell table:style-name="ce7" office:value-type="float" office:value="0.0000317986" calcext:value-type="float">
            <text:p>3.18E-05</text:p>
          </table:table-cell>
          <table:table-cell table:style-name="ce7" office:value-type="float" office:value="0.000029238" calcext:value-type="float">
            <text:p>2.92E-05</text:p>
          </table:table-cell>
          <table:table-cell table:style-name="ce7" office:value-type="float" office:value="0.0000299645" calcext:value-type="float">
            <text:p>3.00E-05</text:p>
          </table:table-cell>
          <table:table-cell table:style-name="ce7" office:value-type="float" office:value="0.0000315917" calcext:value-type="float">
            <text:p>3.16E-05</text:p>
          </table:table-cell>
          <table:table-cell table:style-name="ce7" office:value-type="float" office:value="0.000031563" calcext:value-type="float">
            <text:p>3.16E-05</text:p>
          </table:table-cell>
        </table:table-row>
        <table:table-row table:style-name="ro1">
          <table:table-cell table:style-name="ce7" office:value-type="float" office:value="0.0000293461" calcext:value-type="float">
            <text:p>2.93E-05</text:p>
          </table:table-cell>
          <table:table-cell table:style-name="ce7" office:value-type="float" office:value="0.0000332764" calcext:value-type="float">
            <text:p>3.33E-05</text:p>
          </table:table-cell>
          <table:table-cell table:style-name="ce7" office:value-type="float" office:value="0.0000301613" calcext:value-type="float">
            <text:p>3.02E-05</text:p>
          </table:table-cell>
          <table:table-cell table:style-name="ce7" office:value-type="float" office:value="0.000028694" calcext:value-type="float">
            <text:p>2.87E-05</text:p>
          </table:table-cell>
          <table:table-cell table:style-name="ce7" office:value-type="float" office:value="0.0000343873" calcext:value-type="float">
            <text:p>3.44E-05</text:p>
          </table:table-cell>
          <table:table-cell table:style-name="ce7" office:value-type="float" office:value="0.0000295192" calcext:value-type="float">
            <text:p>2.95E-05</text:p>
          </table:table-cell>
          <table:table-cell table:style-name="ce7" office:value-type="float" office:value="0.0000289372" calcext:value-type="float">
            <text:p>2.89E-05</text:p>
          </table:table-cell>
          <table:table-cell table:style-name="ce7" office:value-type="float" office:value="0.0000343309" calcext:value-type="float">
            <text:p>3.43E-05</text:p>
          </table:table-cell>
          <table:table-cell table:style-name="ce7" office:value-type="float" office:value="0.0000316019" calcext:value-type="float">
            <text:p>3.16E-05</text:p>
          </table:table-cell>
        </table:table-row>
        <table:table-row table:style-name="ro1">
          <table:table-cell office:value-type="float" office:value="0.000229528" calcext:value-type="float">
            <text:p>0.000229528</text:p>
          </table:table-cell>
          <table:table-cell office:value-type="float" office:value="0.000136722" calcext:value-type="float">
            <text:p>0.000136722</text:p>
          </table:table-cell>
          <table:table-cell office:value-type="float" office:value="0.00018736" calcext:value-type="float">
            <text:p>0.00018736</text:p>
          </table:table-cell>
          <table:table-cell office:value-type="float" office:value="0.000178884" calcext:value-type="float">
            <text:p>0.000178884</text:p>
          </table:table-cell>
          <table:table-cell office:value-type="float" office:value="0.00020204" calcext:value-type="float">
            <text:p>0.00020204</text:p>
          </table:table-cell>
          <table:table-cell office:value-type="float" office:value="0.000152112" calcext:value-type="float">
            <text:p>0.000152112</text:p>
          </table:table-cell>
          <table:table-cell office:value-type="float" office:value="0.000150206" calcext:value-type="float">
            <text:p>0.000150206</text:p>
          </table:table-cell>
          <table:table-cell office:value-type="float" office:value="0.000149589" calcext:value-type="float">
            <text:p>0.000149589</text:p>
          </table:table-cell>
          <table:table-cell office:value-type="float" office:value="0.000128201" calcext:value-type="float">
            <text:p>0.000128201</text:p>
          </table:table-cell>
        </table:table-row>
        <table:table-row table:style-name="ro1">
          <table:table-cell table:style-name="ce8" table:formula="of:=SUM([.A2:.A194])/193" office:value-type="float" office:value="0.0111795951227979" calcext:value-type="float">
            <text:p>0.0111795951227979</text:p>
          </table:table-cell>
          <table:table-cell table:style-name="ce8" table:formula="of:=SUM([.B2:.B194])/193" office:value-type="float" office:value="0.00874728973108808" calcext:value-type="float">
            <text:p>0.00874728973108808</text:p>
          </table:table-cell>
          <table:table-cell table:style-name="ce8" table:formula="of:=SUM([.C2:.C194])/193" office:value-type="float" office:value="0.00862922354818653" calcext:value-type="float">
            <text:p>0.00862922354818653</text:p>
          </table:table-cell>
          <table:table-cell table:style-name="ce8" table:formula="of:=SUM([.D2:.D194])/193" office:value-type="float" office:value="0.00805292056580311" calcext:value-type="float">
            <text:p>0.00805292056580311</text:p>
          </table:table-cell>
          <table:table-cell table:style-name="ce8" table:formula="of:=SUM([.E2:.E194])/193" office:value-type="float" office:value="0.00764542509119171" calcext:value-type="float">
            <text:p>0.00764542509119171</text:p>
          </table:table-cell>
          <table:table-cell table:style-name="ce8" table:formula="of:=SUM([.F2:.F194])/193" office:value-type="float" office:value="0.00724421646217617" calcext:value-type="float">
            <text:p>0.00724421646217617</text:p>
          </table:table-cell>
          <table:table-cell table:style-name="ce8" table:formula="of:=SUM([.G2:.G194])/193" office:value-type="float" office:value="0.00717520125129534" calcext:value-type="float">
            <text:p>0.00717520125129534</text:p>
          </table:table-cell>
          <table:table-cell table:style-name="ce8" table:formula="of:=SUM([.H2:.H194])/193" office:value-type="float" office:value="0.00668734143160622" calcext:value-type="float">
            <text:p>0.00668734143160622</text:p>
          </table:table-cell>
          <table:table-cell table:style-name="ce8" table:formula="of:=SUM([.I2:.I194])/193" office:value-type="float" office:value="0.00736193555492228" calcext:value-type="float">
            <text:p>0.00736193555492228</text:p>
          </table:table-cell>
        </table:table-row>
      </table:table>
      <table:table table:name="B-time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J/5</text:p>
          </table:table-cell>
          <table:table-cell table:style-name="ce1" office:value-type="string" calcext:value-type="string">
            <text:p>J/10</text:p>
          </table:table-cell>
          <table:table-cell table:style-name="ce1" office:value-type="string" calcext:value-type="string">
            <text:p>J/11</text:p>
          </table:table-cell>
          <table:table-cell table:style-name="ce1" office:value-type="string" calcext:value-type="string">
            <text:p>J/12</text:p>
          </table:table-cell>
          <table:table-cell table:style-name="ce1" office:value-type="string" calcext:value-type="string">
            <text:p>J/15</text:p>
          </table:table-cell>
          <table:table-cell table:style-name="ce1" office:value-type="string" calcext:value-type="string">
            <text:p>J/20</text:p>
          </table:table-cell>
          <table:table-cell table:style-name="ce1" office:value-type="string" calcext:value-type="string">
            <text:p>J/25</text:p>
          </table:table-cell>
          <table:table-cell table:style-name="ce1" office:value-type="string" calcext:value-type="string">
            <text:p>J/50</text:p>
          </table:table-cell>
          <table:table-cell table:style-name="ce1" office:value-type="string" calcext:value-type="string">
            <text:p>J/100</text:p>
          </table:table-cell>
        </table:table-row>
        <table:table-row table:style-name="ro1">
          <table:table-cell office:value-type="float" office:value="0.000460602" calcext:value-type="float">
            <text:p>0.000460602</text:p>
          </table:table-cell>
          <table:table-cell office:value-type="float" office:value="0.000227339" calcext:value-type="float">
            <text:p>0.000227339</text:p>
          </table:table-cell>
          <table:table-cell office:value-type="float" office:value="0.000316434" calcext:value-type="float">
            <text:p>0.000316434</text:p>
          </table:table-cell>
          <table:table-cell office:value-type="float" office:value="0.000283884" calcext:value-type="float">
            <text:p>0.000283884</text:p>
          </table:table-cell>
          <table:table-cell office:value-type="float" office:value="0.000245327" calcext:value-type="float">
            <text:p>0.000245327</text:p>
          </table:table-cell>
          <table:table-cell office:value-type="float" office:value="0.000236367" calcext:value-type="float">
            <text:p>0.000236367</text:p>
          </table:table-cell>
          <table:table-cell office:value-type="float" office:value="0.000288912" calcext:value-type="float">
            <text:p>0.000288912</text:p>
          </table:table-cell>
          <table:table-cell office:value-type="float" office:value="0.000265725" calcext:value-type="float">
            <text:p>0.000265725</text:p>
          </table:table-cell>
          <table:table-cell office:value-type="float" office:value="0.000270415" calcext:value-type="float">
            <text:p>0.000270415</text:p>
          </table:table-cell>
        </table:table-row>
        <table:table-row table:style-name="ro1">
          <table:table-cell office:value-type="float" office:value="0.00962361" calcext:value-type="float">
            <text:p>0.00962361</text:p>
          </table:table-cell>
          <table:table-cell office:value-type="float" office:value="0.0069507" calcext:value-type="float">
            <text:p>0.0069507</text:p>
          </table:table-cell>
          <table:table-cell office:value-type="float" office:value="0.00741398" calcext:value-type="float">
            <text:p>0.00741398</text:p>
          </table:table-cell>
          <table:table-cell office:value-type="float" office:value="0.0065536" calcext:value-type="float">
            <text:p>0.0065536</text:p>
          </table:table-cell>
          <table:table-cell office:value-type="float" office:value="0.00608773" calcext:value-type="float">
            <text:p>0.00608773</text:p>
          </table:table-cell>
          <table:table-cell office:value-type="float" office:value="0.00589202" calcext:value-type="float">
            <text:p>0.00589202</text:p>
          </table:table-cell>
          <table:table-cell office:value-type="float" office:value="0.00602669" calcext:value-type="float">
            <text:p>0.00602669</text:p>
          </table:table-cell>
          <table:table-cell office:value-type="float" office:value="0.00452337" calcext:value-type="float">
            <text:p>0.00452337</text:p>
          </table:table-cell>
          <table:table-cell office:value-type="float" office:value="0.00377185" calcext:value-type="float">
            <text:p>0.00377185</text:p>
          </table:table-cell>
        </table:table-row>
        <table:table-row table:style-name="ro1">
          <table:table-cell office:value-type="float" office:value="0.000137352" calcext:value-type="float">
            <text:p>0.000137352</text:p>
          </table:table-cell>
          <table:table-cell office:value-type="float" office:value="0.000166323" calcext:value-type="float">
            <text:p>0.000166323</text:p>
          </table:table-cell>
          <table:table-cell office:value-type="float" office:value="0.000148206" calcext:value-type="float">
            <text:p>0.000148206</text:p>
          </table:table-cell>
          <table:table-cell office:value-type="float" office:value="0.00018483" calcext:value-type="float">
            <text:p>0.00018483</text:p>
          </table:table-cell>
          <table:table-cell office:value-type="float" office:value="0.000172342" calcext:value-type="float">
            <text:p>0.000172342</text:p>
          </table:table-cell>
          <table:table-cell office:value-type="float" office:value="0.000160563" calcext:value-type="float">
            <text:p>0.000160563</text:p>
          </table:table-cell>
          <table:table-cell office:value-type="float" office:value="0.000151316" calcext:value-type="float">
            <text:p>0.000151316</text:p>
          </table:table-cell>
          <table:table-cell office:value-type="float" office:value="0.000157262" calcext:value-type="float">
            <text:p>0.000157262</text:p>
          </table:table-cell>
          <table:table-cell office:value-type="float" office:value="0.000140686" calcext:value-type="float">
            <text:p>0.000140686</text:p>
          </table:table-cell>
        </table:table-row>
        <table:table-row table:style-name="ro1">
          <table:table-cell office:value-type="float" office:value="0.000169442" calcext:value-type="float">
            <text:p>0.000169442</text:p>
          </table:table-cell>
          <table:table-cell office:value-type="float" office:value="0.000293784" calcext:value-type="float">
            <text:p>0.000293784</text:p>
          </table:table-cell>
          <table:table-cell office:value-type="float" office:value="0.000193851" calcext:value-type="float">
            <text:p>0.000193851</text:p>
          </table:table-cell>
          <table:table-cell office:value-type="float" office:value="0.000169172" calcext:value-type="float">
            <text:p>0.000169172</text:p>
          </table:table-cell>
          <table:table-cell office:value-type="float" office:value="0.000193771" calcext:value-type="float">
            <text:p>0.000193771</text:p>
          </table:table-cell>
          <table:table-cell office:value-type="float" office:value="0.000170385" calcext:value-type="float">
            <text:p>0.000170385</text:p>
          </table:table-cell>
          <table:table-cell office:value-type="float" office:value="0.000168739" calcext:value-type="float">
            <text:p>0.000168739</text:p>
          </table:table-cell>
          <table:table-cell office:value-type="float" office:value="0.000197746" calcext:value-type="float">
            <text:p>0.000197746</text:p>
          </table:table-cell>
          <table:table-cell office:value-type="float" office:value="0.000174866" calcext:value-type="float">
            <text:p>0.000174866</text:p>
          </table:table-cell>
        </table:table-row>
        <table:table-row table:style-name="ro1">
          <table:table-cell office:value-type="float" office:value="0.000300066" calcext:value-type="float">
            <text:p>0.000300066</text:p>
          </table:table-cell>
          <table:table-cell office:value-type="float" office:value="0.000297658" calcext:value-type="float">
            <text:p>0.000297658</text:p>
          </table:table-cell>
          <table:table-cell office:value-type="float" office:value="0.000213621" calcext:value-type="float">
            <text:p>0.000213621</text:p>
          </table:table-cell>
          <table:table-cell office:value-type="float" office:value="0.00024431" calcext:value-type="float">
            <text:p>0.00024431</text:p>
          </table:table-cell>
          <table:table-cell office:value-type="float" office:value="0.000281023" calcext:value-type="float">
            <text:p>0.000281023</text:p>
          </table:table-cell>
          <table:table-cell office:value-type="float" office:value="0.000244238" calcext:value-type="float">
            <text:p>0.000244238</text:p>
          </table:table-cell>
          <table:table-cell office:value-type="float" office:value="0.000241919" calcext:value-type="float">
            <text:p>0.000241919</text:p>
          </table:table-cell>
          <table:table-cell office:value-type="float" office:value="0.000228298" calcext:value-type="float">
            <text:p>0.000228298</text:p>
          </table:table-cell>
          <table:table-cell office:value-type="float" office:value="0.000198789" calcext:value-type="float">
            <text:p>0.000198789</text:p>
          </table:table-cell>
        </table:table-row>
        <table:table-row table:style-name="ro1">
          <table:table-cell office:value-type="float" office:value="0.000388252" calcext:value-type="float">
            <text:p>0.000388252</text:p>
          </table:table-cell>
          <table:table-cell office:value-type="float" office:value="0.000339428" calcext:value-type="float">
            <text:p>0.000339428</text:p>
          </table:table-cell>
          <table:table-cell office:value-type="float" office:value="0.000300455" calcext:value-type="float">
            <text:p>0.000300455</text:p>
          </table:table-cell>
          <table:table-cell office:value-type="float" office:value="0.000270625" calcext:value-type="float">
            <text:p>0.000270625</text:p>
          </table:table-cell>
          <table:table-cell office:value-type="float" office:value="0.000265056" calcext:value-type="float">
            <text:p>0.000265056</text:p>
          </table:table-cell>
          <table:table-cell office:value-type="float" office:value="0.000289547" calcext:value-type="float">
            <text:p>0.000289547</text:p>
          </table:table-cell>
          <table:table-cell office:value-type="float" office:value="0.000251645" calcext:value-type="float">
            <text:p>0.000251645</text:p>
          </table:table-cell>
          <table:table-cell office:value-type="float" office:value="0.000262996" calcext:value-type="float">
            <text:p>0.000262996</text:p>
          </table:table-cell>
          <table:table-cell office:value-type="float" office:value="0.000236673" calcext:value-type="float">
            <text:p>0.000236673</text:p>
          </table:table-cell>
        </table:table-row>
        <table:table-row table:style-name="ro1">
          <table:table-cell office:value-type="float" office:value="0.000355768" calcext:value-type="float">
            <text:p>0.000355768</text:p>
          </table:table-cell>
          <table:table-cell office:value-type="float" office:value="0.000246561" calcext:value-type="float">
            <text:p>0.000246561</text:p>
          </table:table-cell>
          <table:table-cell office:value-type="float" office:value="0.000264127" calcext:value-type="float">
            <text:p>0.000264127</text:p>
          </table:table-cell>
          <table:table-cell office:value-type="float" office:value="0.000250386" calcext:value-type="float">
            <text:p>0.000250386</text:p>
          </table:table-cell>
          <table:table-cell office:value-type="float" office:value="0.000232429" calcext:value-type="float">
            <text:p>0.000232429</text:p>
          </table:table-cell>
          <table:table-cell office:value-type="float" office:value="0.000237808" calcext:value-type="float">
            <text:p>0.000237808</text:p>
          </table:table-cell>
          <table:table-cell office:value-type="float" office:value="0.000230846" calcext:value-type="float">
            <text:p>0.000230846</text:p>
          </table:table-cell>
          <table:table-cell office:value-type="float" office:value="0.000249695" calcext:value-type="float">
            <text:p>0.000249695</text:p>
          </table:table-cell>
          <table:table-cell office:value-type="float" office:value="0.000197689" calcext:value-type="float">
            <text:p>0.000197689</text:p>
          </table:table-cell>
        </table:table-row>
        <table:table-row table:style-name="ro1">
          <table:table-cell office:value-type="float" office:value="0.0112568" calcext:value-type="float">
            <text:p>0.0112568</text:p>
          </table:table-cell>
          <table:table-cell office:value-type="float" office:value="0.0100767" calcext:value-type="float">
            <text:p>0.0100767</text:p>
          </table:table-cell>
          <table:table-cell office:value-type="float" office:value="0.00946608" calcext:value-type="float">
            <text:p>0.00946608</text:p>
          </table:table-cell>
          <table:table-cell office:value-type="float" office:value="0.0101471" calcext:value-type="float">
            <text:p>0.0101471</text:p>
          </table:table-cell>
          <table:table-cell office:value-type="float" office:value="0.00822448" calcext:value-type="float">
            <text:p>0.00822448</text:p>
          </table:table-cell>
          <table:table-cell office:value-type="float" office:value="0.00909251" calcext:value-type="float">
            <text:p>0.00909251</text:p>
          </table:table-cell>
          <table:table-cell office:value-type="float" office:value="0.00717622" calcext:value-type="float">
            <text:p>0.00717622</text:p>
          </table:table-cell>
          <table:table-cell office:value-type="float" office:value="0.00638813" calcext:value-type="float">
            <text:p>0.00638813</text:p>
          </table:table-cell>
          <table:table-cell office:value-type="float" office:value="0.00517127" calcext:value-type="float">
            <text:p>0.00517127</text:p>
          </table:table-cell>
        </table:table-row>
        <table:table-row table:style-name="ro1">
          <table:table-cell office:value-type="float" office:value="0.000293978" calcext:value-type="float">
            <text:p>0.000293978</text:p>
          </table:table-cell>
          <table:table-cell office:value-type="float" office:value="0.000309583" calcext:value-type="float">
            <text:p>0.000309583</text:p>
          </table:table-cell>
          <table:table-cell office:value-type="float" office:value="0.000366665" calcext:value-type="float">
            <text:p>0.000366665</text:p>
          </table:table-cell>
          <table:table-cell office:value-type="float" office:value="0.000332812" calcext:value-type="float">
            <text:p>0.000332812</text:p>
          </table:table-cell>
          <table:table-cell office:value-type="float" office:value="0.000317888" calcext:value-type="float">
            <text:p>0.000317888</text:p>
          </table:table-cell>
          <table:table-cell office:value-type="float" office:value="0.000327615" calcext:value-type="float">
            <text:p>0.000327615</text:p>
          </table:table-cell>
          <table:table-cell office:value-type="float" office:value="0.000336036" calcext:value-type="float">
            <text:p>0.000336036</text:p>
          </table:table-cell>
          <table:table-cell office:value-type="float" office:value="0.000322743" calcext:value-type="float">
            <text:p>0.000322743</text:p>
          </table:table-cell>
          <table:table-cell office:value-type="float" office:value="0.000325814" calcext:value-type="float">
            <text:p>0.000325814</text:p>
          </table:table-cell>
        </table:table-row>
        <table:table-row table:style-name="ro1">
          <table:table-cell office:value-type="float" office:value="0.000428538" calcext:value-type="float">
            <text:p>0.000428538</text:p>
          </table:table-cell>
          <table:table-cell office:value-type="float" office:value="0.000411691" calcext:value-type="float">
            <text:p>0.000411691</text:p>
          </table:table-cell>
          <table:table-cell office:value-type="float" office:value="0.000373766" calcext:value-type="float">
            <text:p>0.000373766</text:p>
          </table:table-cell>
          <table:table-cell office:value-type="float" office:value="0.000421846" calcext:value-type="float">
            <text:p>0.000421846</text:p>
          </table:table-cell>
          <table:table-cell office:value-type="float" office:value="0.000361394" calcext:value-type="float">
            <text:p>0.000361394</text:p>
          </table:table-cell>
          <table:table-cell office:value-type="float" office:value="0.00030669" calcext:value-type="float">
            <text:p>0.00030669</text:p>
          </table:table-cell>
          <table:table-cell office:value-type="float" office:value="0.000341263" calcext:value-type="float">
            <text:p>0.000341263</text:p>
          </table:table-cell>
          <table:table-cell office:value-type="float" office:value="0.000330085" calcext:value-type="float">
            <text:p>0.000330085</text:p>
          </table:table-cell>
          <table:table-cell office:value-type="float" office:value="0.000333392" calcext:value-type="float">
            <text:p>0.000333392</text:p>
          </table:table-cell>
        </table:table-row>
        <table:table-row table:style-name="ro1">
          <table:table-cell office:value-type="float" office:value="0.011523" calcext:value-type="float">
            <text:p>0.011523</text:p>
          </table:table-cell>
          <table:table-cell office:value-type="float" office:value="0.00832016" calcext:value-type="float">
            <text:p>0.00832016</text:p>
          </table:table-cell>
          <table:table-cell office:value-type="float" office:value="0.0059994" calcext:value-type="float">
            <text:p>0.0059994</text:p>
          </table:table-cell>
          <table:table-cell office:value-type="float" office:value="0.00487331" calcext:value-type="float">
            <text:p>0.00487331</text:p>
          </table:table-cell>
          <table:table-cell office:value-type="float" office:value="0.00442743" calcext:value-type="float">
            <text:p>0.00442743</text:p>
          </table:table-cell>
          <table:table-cell office:value-type="float" office:value="0.00616684" calcext:value-type="float">
            <text:p>0.00616684</text:p>
          </table:table-cell>
          <table:table-cell office:value-type="float" office:value="0.00539464" calcext:value-type="float">
            <text:p>0.00539464</text:p>
          </table:table-cell>
          <table:table-cell office:value-type="float" office:value="0.00733327" calcext:value-type="float">
            <text:p>0.00733327</text:p>
          </table:table-cell>
          <table:table-cell office:value-type="float" office:value="0.0097405" calcext:value-type="float">
            <text:p>0.0097405</text:p>
          </table:table-cell>
        </table:table-row>
        <table:table-row table:style-name="ro1">
          <table:table-cell office:value-type="float" office:value="0.000562732" calcext:value-type="float">
            <text:p>0.000562732</text:p>
          </table:table-cell>
          <table:table-cell office:value-type="float" office:value="0.000355504" calcext:value-type="float">
            <text:p>0.000355504</text:p>
          </table:table-cell>
          <table:table-cell office:value-type="float" office:value="0.000436624" calcext:value-type="float">
            <text:p>0.000436624</text:p>
          </table:table-cell>
          <table:table-cell office:value-type="float" office:value="0.000405204" calcext:value-type="float">
            <text:p>0.000405204</text:p>
          </table:table-cell>
          <table:table-cell office:value-type="float" office:value="0.000332687" calcext:value-type="float">
            <text:p>0.000332687</text:p>
          </table:table-cell>
          <table:table-cell office:value-type="float" office:value="0.000427526" calcext:value-type="float">
            <text:p>0.000427526</text:p>
          </table:table-cell>
          <table:table-cell office:value-type="float" office:value="0.000351106" calcext:value-type="float">
            <text:p>0.000351106</text:p>
          </table:table-cell>
          <table:table-cell office:value-type="float" office:value="0.000303958" calcext:value-type="float">
            <text:p>0.000303958</text:p>
          </table:table-cell>
          <table:table-cell office:value-type="float" office:value="0.000319429" calcext:value-type="float">
            <text:p>0.000319429</text:p>
          </table:table-cell>
        </table:table-row>
        <table:table-row table:style-name="ro1">
          <table:table-cell office:value-type="float" office:value="0.0155456" calcext:value-type="float">
            <text:p>0.0155456</text:p>
          </table:table-cell>
          <table:table-cell office:value-type="float" office:value="0.0139753" calcext:value-type="float">
            <text:p>0.0139753</text:p>
          </table:table-cell>
          <table:table-cell office:value-type="float" office:value="0.0154027" calcext:value-type="float">
            <text:p>0.0154027</text:p>
          </table:table-cell>
          <table:table-cell office:value-type="float" office:value="0.0156951" calcext:value-type="float">
            <text:p>0.0156951</text:p>
          </table:table-cell>
          <table:table-cell office:value-type="float" office:value="0.0150382" calcext:value-type="float">
            <text:p>0.0150382</text:p>
          </table:table-cell>
          <table:table-cell office:value-type="float" office:value="0.0156834" calcext:value-type="float">
            <text:p>0.0156834</text:p>
          </table:table-cell>
          <table:table-cell office:value-type="float" office:value="0.0157339" calcext:value-type="float">
            <text:p>0.0157339</text:p>
          </table:table-cell>
          <table:table-cell office:value-type="float" office:value="0.0125895" calcext:value-type="float">
            <text:p>0.0125895</text:p>
          </table:table-cell>
          <table:table-cell office:value-type="float" office:value="0.0122741" calcext:value-type="float">
            <text:p>0.0122741</text:p>
          </table:table-cell>
        </table:table-row>
        <table:table-row table:style-name="ro1">
          <table:table-cell office:value-type="float" office:value="0.0135139" calcext:value-type="float">
            <text:p>0.0135139</text:p>
          </table:table-cell>
          <table:table-cell office:value-type="float" office:value="0.00807605" calcext:value-type="float">
            <text:p>0.00807605</text:p>
          </table:table-cell>
          <table:table-cell office:value-type="float" office:value="0.0121694" calcext:value-type="float">
            <text:p>0.0121694</text:p>
          </table:table-cell>
          <table:table-cell office:value-type="float" office:value="0.0115257" calcext:value-type="float">
            <text:p>0.0115257</text:p>
          </table:table-cell>
          <table:table-cell office:value-type="float" office:value="0.00959091" calcext:value-type="float">
            <text:p>0.00959091</text:p>
          </table:table-cell>
          <table:table-cell office:value-type="float" office:value="0.00801168" calcext:value-type="float">
            <text:p>0.00801168</text:p>
          </table:table-cell>
          <table:table-cell office:value-type="float" office:value="0.00819148" calcext:value-type="float">
            <text:p>0.00819148</text:p>
          </table:table-cell>
          <table:table-cell office:value-type="float" office:value="0.0121169" calcext:value-type="float">
            <text:p>0.0121169</text:p>
          </table:table-cell>
          <table:table-cell office:value-type="float" office:value="0.00895169" calcext:value-type="float">
            <text:p>0.00895169</text:p>
          </table:table-cell>
        </table:table-row>
        <table:table-row table:style-name="ro1">
          <table:table-cell office:value-type="float" office:value="0.000536776" calcext:value-type="float">
            <text:p>0.000536776</text:p>
          </table:table-cell>
          <table:table-cell office:value-type="float" office:value="0.000498228" calcext:value-type="float">
            <text:p>0.000498228</text:p>
          </table:table-cell>
          <table:table-cell office:value-type="float" office:value="0.00044201" calcext:value-type="float">
            <text:p>0.00044201</text:p>
          </table:table-cell>
          <table:table-cell office:value-type="float" office:value="0.000455236" calcext:value-type="float">
            <text:p>0.000455236</text:p>
          </table:table-cell>
          <table:table-cell office:value-type="float" office:value="0.000384823" calcext:value-type="float">
            <text:p>0.000384823</text:p>
          </table:table-cell>
          <table:table-cell office:value-type="float" office:value="0.000420274" calcext:value-type="float">
            <text:p>0.000420274</text:p>
          </table:table-cell>
          <table:table-cell office:value-type="float" office:value="0.000424726" calcext:value-type="float">
            <text:p>0.000424726</text:p>
          </table:table-cell>
          <table:table-cell office:value-type="float" office:value="0.000443795" calcext:value-type="float">
            <text:p>0.000443795</text:p>
          </table:table-cell>
          <table:table-cell office:value-type="float" office:value="0.000397943" calcext:value-type="float">
            <text:p>0.000397943</text:p>
          </table:table-cell>
        </table:table-row>
        <table:table-row table:style-name="ro1">
          <table:table-cell office:value-type="float" office:value="0.000808642" calcext:value-type="float">
            <text:p>0.000808642</text:p>
          </table:table-cell>
          <table:table-cell office:value-type="float" office:value="0.000503311" calcext:value-type="float">
            <text:p>0.000503311</text:p>
          </table:table-cell>
          <table:table-cell office:value-type="float" office:value="0.000599015" calcext:value-type="float">
            <text:p>0.000599015</text:p>
          </table:table-cell>
          <table:table-cell office:value-type="float" office:value="0.000524597" calcext:value-type="float">
            <text:p>0.000524597</text:p>
          </table:table-cell>
          <table:table-cell office:value-type="float" office:value="0.000524648" calcext:value-type="float">
            <text:p>0.000524648</text:p>
          </table:table-cell>
          <table:table-cell office:value-type="float" office:value="0.000495141" calcext:value-type="float">
            <text:p>0.000495141</text:p>
          </table:table-cell>
          <table:table-cell office:value-type="float" office:value="0.00044902" calcext:value-type="float">
            <text:p>0.00044902</text:p>
          </table:table-cell>
          <table:table-cell office:value-type="float" office:value="0.000544085" calcext:value-type="float">
            <text:p>0.000544085</text:p>
          </table:table-cell>
          <table:table-cell office:value-type="float" office:value="0.000519612" calcext:value-type="float">
            <text:p>0.000519612</text:p>
          </table:table-cell>
        </table:table-row>
        <table:table-row table:style-name="ro1">
          <table:table-cell office:value-type="float" office:value="0.0249582" calcext:value-type="float">
            <text:p>0.0249582</text:p>
          </table:table-cell>
          <table:table-cell office:value-type="float" office:value="0.0157549" calcext:value-type="float">
            <text:p>0.0157549</text:p>
          </table:table-cell>
          <table:table-cell office:value-type="float" office:value="0.0167974" calcext:value-type="float">
            <text:p>0.0167974</text:p>
          </table:table-cell>
          <table:table-cell office:value-type="float" office:value="0.0136589" calcext:value-type="float">
            <text:p>0.0136589</text:p>
          </table:table-cell>
          <table:table-cell office:value-type="float" office:value="0.0128912" calcext:value-type="float">
            <text:p>0.0128912</text:p>
          </table:table-cell>
          <table:table-cell office:value-type="float" office:value="0.0101351" calcext:value-type="float">
            <text:p>0.0101351</text:p>
          </table:table-cell>
          <table:table-cell office:value-type="float" office:value="0.0106211" calcext:value-type="float">
            <text:p>0.0106211</text:p>
          </table:table-cell>
          <table:table-cell office:value-type="float" office:value="0.0131477" calcext:value-type="float">
            <text:p>0.0131477</text:p>
          </table:table-cell>
          <table:table-cell office:value-type="float" office:value="0.0128091" calcext:value-type="float">
            <text:p>0.0128091</text:p>
          </table:table-cell>
        </table:table-row>
        <table:table-row table:style-name="ro1">
          <table:table-cell office:value-type="float" office:value="0.0330603" calcext:value-type="float">
            <text:p>0.0330603</text:p>
          </table:table-cell>
          <table:table-cell office:value-type="float" office:value="0.0345455" calcext:value-type="float">
            <text:p>0.0345455</text:p>
          </table:table-cell>
          <table:table-cell office:value-type="float" office:value="0.0355162" calcext:value-type="float">
            <text:p>0.0355162</text:p>
          </table:table-cell>
          <table:table-cell office:value-type="float" office:value="0.0395413" calcext:value-type="float">
            <text:p>0.0395413</text:p>
          </table:table-cell>
          <table:table-cell office:value-type="float" office:value="0.0373591" calcext:value-type="float">
            <text:p>0.0373591</text:p>
          </table:table-cell>
          <table:table-cell office:value-type="float" office:value="0.0339247" calcext:value-type="float">
            <text:p>0.0339247</text:p>
          </table:table-cell>
          <table:table-cell office:value-type="float" office:value="0.0345697" calcext:value-type="float">
            <text:p>0.0345697</text:p>
          </table:table-cell>
          <table:table-cell office:value-type="float" office:value="0.0285795" calcext:value-type="float">
            <text:p>0.0285795</text:p>
          </table:table-cell>
          <table:table-cell office:value-type="float" office:value="0.0260562" calcext:value-type="float">
            <text:p>0.0260562</text:p>
          </table:table-cell>
        </table:table-row>
        <table:table-row table:style-name="ro1">
          <table:table-cell office:value-type="float" office:value="0.000353634" calcext:value-type="float">
            <text:p>0.000353634</text:p>
          </table:table-cell>
          <table:table-cell office:value-type="float" office:value="0.000385979" calcext:value-type="float">
            <text:p>0.000385979</text:p>
          </table:table-cell>
          <table:table-cell office:value-type="float" office:value="0.000401912" calcext:value-type="float">
            <text:p>0.000401912</text:p>
          </table:table-cell>
          <table:table-cell office:value-type="float" office:value="0.000481795" calcext:value-type="float">
            <text:p>0.000481795</text:p>
          </table:table-cell>
          <table:table-cell office:value-type="float" office:value="0.000390838" calcext:value-type="float">
            <text:p>0.000390838</text:p>
          </table:table-cell>
          <table:table-cell office:value-type="float" office:value="0.000449501" calcext:value-type="float">
            <text:p>0.000449501</text:p>
          </table:table-cell>
          <table:table-cell office:value-type="float" office:value="0.000461853" calcext:value-type="float">
            <text:p>0.000461853</text:p>
          </table:table-cell>
          <table:table-cell office:value-type="float" office:value="0.000407926" calcext:value-type="float">
            <text:p>0.000407926</text:p>
          </table:table-cell>
          <table:table-cell office:value-type="float" office:value="0.00040812" calcext:value-type="float">
            <text:p>0.00040812</text:p>
          </table:table-cell>
        </table:table-row>
        <table:table-row table:style-name="ro1">
          <table:table-cell office:value-type="float" office:value="0.000697058" calcext:value-type="float">
            <text:p>0.000697058</text:p>
          </table:table-cell>
          <table:table-cell office:value-type="float" office:value="0.000492714" calcext:value-type="float">
            <text:p>0.000492714</text:p>
          </table:table-cell>
          <table:table-cell office:value-type="float" office:value="0.000497729" calcext:value-type="float">
            <text:p>0.000497729</text:p>
          </table:table-cell>
          <table:table-cell office:value-type="float" office:value="0.000481394" calcext:value-type="float">
            <text:p>0.000481394</text:p>
          </table:table-cell>
          <table:table-cell office:value-type="float" office:value="0.000407087" calcext:value-type="float">
            <text:p>0.000407087</text:p>
          </table:table-cell>
          <table:table-cell office:value-type="float" office:value="0.000382156" calcext:value-type="float">
            <text:p>0.000382156</text:p>
          </table:table-cell>
          <table:table-cell office:value-type="float" office:value="0.000471135" calcext:value-type="float">
            <text:p>0.000471135</text:p>
          </table:table-cell>
          <table:table-cell office:value-type="float" office:value="0.000389908" calcext:value-type="float">
            <text:p>0.000389908</text:p>
          </table:table-cell>
          <table:table-cell office:value-type="float" office:value="0.000453305" calcext:value-type="float">
            <text:p>0.000453305</text:p>
          </table:table-cell>
        </table:table-row>
        <table:table-row table:style-name="ro1">
          <table:table-cell office:value-type="float" office:value="0.00124574" calcext:value-type="float">
            <text:p>0.00124574</text:p>
          </table:table-cell>
          <table:table-cell office:value-type="float" office:value="0.0010515" calcext:value-type="float">
            <text:p>0.0010515</text:p>
          </table:table-cell>
          <table:table-cell office:value-type="float" office:value="0.00120382" calcext:value-type="float">
            <text:p>0.00120382</text:p>
          </table:table-cell>
          <table:table-cell office:value-type="float" office:value="0.00129045" calcext:value-type="float">
            <text:p>0.00129045</text:p>
          </table:table-cell>
          <table:table-cell office:value-type="float" office:value="0.00129721" calcext:value-type="float">
            <text:p>0.00129721</text:p>
          </table:table-cell>
          <table:table-cell office:value-type="float" office:value="0.00107166" calcext:value-type="float">
            <text:p>0.00107166</text:p>
          </table:table-cell>
          <table:table-cell office:value-type="float" office:value="0.00115251" calcext:value-type="float">
            <text:p>0.00115251</text:p>
          </table:table-cell>
          <table:table-cell office:value-type="float" office:value="0.00140803" calcext:value-type="float">
            <text:p>0.00140803</text:p>
          </table:table-cell>
          <table:table-cell office:value-type="float" office:value="0.00119652" calcext:value-type="float">
            <text:p>0.00119652</text:p>
          </table:table-cell>
        </table:table-row>
        <table:table-row table:style-name="ro1">
          <table:table-cell office:value-type="float" office:value="0.000454703" calcext:value-type="float">
            <text:p>0.000454703</text:p>
          </table:table-cell>
          <table:table-cell office:value-type="float" office:value="0.000493143" calcext:value-type="float">
            <text:p>0.000493143</text:p>
          </table:table-cell>
          <table:table-cell office:value-type="float" office:value="0.000508554" calcext:value-type="float">
            <text:p>0.000508554</text:p>
          </table:table-cell>
          <table:table-cell office:value-type="float" office:value="0.000431996" calcext:value-type="float">
            <text:p>0.000431996</text:p>
          </table:table-cell>
          <table:table-cell office:value-type="float" office:value="0.000407487" calcext:value-type="float">
            <text:p>0.000407487</text:p>
          </table:table-cell>
          <table:table-cell office:value-type="float" office:value="0.000446104" calcext:value-type="float">
            <text:p>0.000446104</text:p>
          </table:table-cell>
          <table:table-cell office:value-type="float" office:value="0.000514144" calcext:value-type="float">
            <text:p>0.000514144</text:p>
          </table:table-cell>
          <table:table-cell office:value-type="float" office:value="0.000432554" calcext:value-type="float">
            <text:p>0.000432554</text:p>
          </table:table-cell>
          <table:table-cell office:value-type="float" office:value="0.000390572" calcext:value-type="float">
            <text:p>0.000390572</text:p>
          </table:table-cell>
        </table:table-row>
        <table:table-row table:style-name="ro1">
          <table:table-cell office:value-type="float" office:value="0.000373022" calcext:value-type="float">
            <text:p>0.000373022</text:p>
          </table:table-cell>
          <table:table-cell office:value-type="float" office:value="0.000377908" calcext:value-type="float">
            <text:p>0.000377908</text:p>
          </table:table-cell>
          <table:table-cell office:value-type="float" office:value="0.000387251" calcext:value-type="float">
            <text:p>0.000387251</text:p>
          </table:table-cell>
          <table:table-cell office:value-type="float" office:value="0.000359785" calcext:value-type="float">
            <text:p>0.000359785</text:p>
          </table:table-cell>
          <table:table-cell office:value-type="float" office:value="0.000360297" calcext:value-type="float">
            <text:p>0.000360297</text:p>
          </table:table-cell>
          <table:table-cell office:value-type="float" office:value="0.000355542" calcext:value-type="float">
            <text:p>0.000355542</text:p>
          </table:table-cell>
          <table:table-cell office:value-type="float" office:value="0.000373251" calcext:value-type="float">
            <text:p>0.000373251</text:p>
          </table:table-cell>
          <table:table-cell office:value-type="float" office:value="0.000379324" calcext:value-type="float">
            <text:p>0.000379324</text:p>
          </table:table-cell>
          <table:table-cell office:value-type="float" office:value="0.000358941" calcext:value-type="float">
            <text:p>0.000358941</text:p>
          </table:table-cell>
        </table:table-row>
        <table:table-row table:style-name="ro1">
          <table:table-cell office:value-type="float" office:value="0.000918709" calcext:value-type="float">
            <text:p>0.000918709</text:p>
          </table:table-cell>
          <table:table-cell office:value-type="float" office:value="0.000790519" calcext:value-type="float">
            <text:p>0.000790519</text:p>
          </table:table-cell>
          <table:table-cell office:value-type="float" office:value="0.000640193" calcext:value-type="float">
            <text:p>0.000640193</text:p>
          </table:table-cell>
          <table:table-cell office:value-type="float" office:value="0.000718888" calcext:value-type="float">
            <text:p>0.000718888</text:p>
          </table:table-cell>
          <table:table-cell office:value-type="float" office:value="0.000692397" calcext:value-type="float">
            <text:p>0.000692397</text:p>
          </table:table-cell>
          <table:table-cell office:value-type="float" office:value="0.000694149" calcext:value-type="float">
            <text:p>0.000694149</text:p>
          </table:table-cell>
          <table:table-cell office:value-type="float" office:value="0.000926134" calcext:value-type="float">
            <text:p>0.000926134</text:p>
          </table:table-cell>
          <table:table-cell office:value-type="float" office:value="0.000698997" calcext:value-type="float">
            <text:p>0.000698997</text:p>
          </table:table-cell>
          <table:table-cell office:value-type="float" office:value="0.000637975" calcext:value-type="float">
            <text:p>0.000637975</text:p>
          </table:table-cell>
        </table:table-row>
        <table:table-row table:style-name="ro1">
          <table:table-cell office:value-type="float" office:value="0.0401956" calcext:value-type="float">
            <text:p>0.0401956</text:p>
          </table:table-cell>
          <table:table-cell office:value-type="float" office:value="0.0320865" calcext:value-type="float">
            <text:p>0.0320865</text:p>
          </table:table-cell>
          <table:table-cell office:value-type="float" office:value="0.0317472" calcext:value-type="float">
            <text:p>0.0317472</text:p>
          </table:table-cell>
          <table:table-cell office:value-type="float" office:value="0.0323785" calcext:value-type="float">
            <text:p>0.0323785</text:p>
          </table:table-cell>
          <table:table-cell office:value-type="float" office:value="0.0255429" calcext:value-type="float">
            <text:p>0.0255429</text:p>
          </table:table-cell>
          <table:table-cell office:value-type="float" office:value="0.0229209" calcext:value-type="float">
            <text:p>0.0229209</text:p>
          </table:table-cell>
          <table:table-cell office:value-type="float" office:value="0.0259198" calcext:value-type="float">
            <text:p>0.0259198</text:p>
          </table:table-cell>
          <table:table-cell office:value-type="float" office:value="0.0172047" calcext:value-type="float">
            <text:p>0.0172047</text:p>
          </table:table-cell>
          <table:table-cell office:value-type="float" office:value="0.0250414" calcext:value-type="float">
            <text:p>0.0250414</text:p>
          </table:table-cell>
        </table:table-row>
        <table:table-row table:style-name="ro1">
          <table:table-cell office:value-type="float" office:value="0.000822007" calcext:value-type="float">
            <text:p>0.000822007</text:p>
          </table:table-cell>
          <table:table-cell office:value-type="float" office:value="0.000723568" calcext:value-type="float">
            <text:p>0.000723568</text:p>
          </table:table-cell>
          <table:table-cell office:value-type="float" office:value="0.000696866" calcext:value-type="float">
            <text:p>0.000696866</text:p>
          </table:table-cell>
          <table:table-cell office:value-type="float" office:value="0.000619723" calcext:value-type="float">
            <text:p>0.000619723</text:p>
          </table:table-cell>
          <table:table-cell office:value-type="float" office:value="0.000665859" calcext:value-type="float">
            <text:p>0.000665859</text:p>
          </table:table-cell>
          <table:table-cell office:value-type="float" office:value="0.000630918" calcext:value-type="float">
            <text:p>0.000630918</text:p>
          </table:table-cell>
          <table:table-cell office:value-type="float" office:value="0.000541348" calcext:value-type="float">
            <text:p>0.000541348</text:p>
          </table:table-cell>
          <table:table-cell office:value-type="float" office:value="0.000568005" calcext:value-type="float">
            <text:p>0.000568005</text:p>
          </table:table-cell>
          <table:table-cell office:value-type="float" office:value="0.000555304" calcext:value-type="float">
            <text:p>0.000555304</text:p>
          </table:table-cell>
        </table:table-row>
        <table:table-row table:style-name="ro1">
          <table:table-cell office:value-type="float" office:value="0.000755672" calcext:value-type="float">
            <text:p>0.000755672</text:p>
          </table:table-cell>
          <table:table-cell office:value-type="float" office:value="0.000663677" calcext:value-type="float">
            <text:p>0.000663677</text:p>
          </table:table-cell>
          <table:table-cell office:value-type="float" office:value="0.00057219" calcext:value-type="float">
            <text:p>0.00057219</text:p>
          </table:table-cell>
          <table:table-cell office:value-type="float" office:value="0.000575347" calcext:value-type="float">
            <text:p>0.000575347</text:p>
          </table:table-cell>
          <table:table-cell office:value-type="float" office:value="0.000536279" calcext:value-type="float">
            <text:p>0.000536279</text:p>
          </table:table-cell>
          <table:table-cell office:value-type="float" office:value="0.000520942" calcext:value-type="float">
            <text:p>0.000520942</text:p>
          </table:table-cell>
          <table:table-cell office:value-type="float" office:value="0.000559514" calcext:value-type="float">
            <text:p>0.000559514</text:p>
          </table:table-cell>
          <table:table-cell office:value-type="float" office:value="0.000553353" calcext:value-type="float">
            <text:p>0.000553353</text:p>
          </table:table-cell>
          <table:table-cell office:value-type="float" office:value="0.000513848" calcext:value-type="float">
            <text:p>0.000513848</text:p>
          </table:table-cell>
        </table:table-row>
        <table:table-row table:style-name="ro1">
          <table:table-cell office:value-type="float" office:value="0.00119325" calcext:value-type="float">
            <text:p>0.00119325</text:p>
          </table:table-cell>
          <table:table-cell office:value-type="float" office:value="0.000716517" calcext:value-type="float">
            <text:p>0.000716517</text:p>
          </table:table-cell>
          <table:table-cell office:value-type="float" office:value="0.000757749" calcext:value-type="float">
            <text:p>0.000757749</text:p>
          </table:table-cell>
          <table:table-cell office:value-type="float" office:value="0.000642227" calcext:value-type="float">
            <text:p>0.000642227</text:p>
          </table:table-cell>
          <table:table-cell office:value-type="float" office:value="0.000662558" calcext:value-type="float">
            <text:p>0.000662558</text:p>
          </table:table-cell>
          <table:table-cell office:value-type="float" office:value="0.000684638" calcext:value-type="float">
            <text:p>0.000684638</text:p>
          </table:table-cell>
          <table:table-cell office:value-type="float" office:value="0.000597969" calcext:value-type="float">
            <text:p>0.000597969</text:p>
          </table:table-cell>
          <table:table-cell office:value-type="float" office:value="0.000647175" calcext:value-type="float">
            <text:p>0.000647175</text:p>
          </table:table-cell>
          <table:table-cell office:value-type="float" office:value="0.000567391" calcext:value-type="float">
            <text:p>0.000567391</text:p>
          </table:table-cell>
        </table:table-row>
        <table:table-row table:style-name="ro1">
          <table:table-cell office:value-type="float" office:value="0.0335596" calcext:value-type="float">
            <text:p>0.0335596</text:p>
          </table:table-cell>
          <table:table-cell office:value-type="float" office:value="0.0247786" calcext:value-type="float">
            <text:p>0.0247786</text:p>
          </table:table-cell>
          <table:table-cell office:value-type="float" office:value="0.0251555" calcext:value-type="float">
            <text:p>0.0251555</text:p>
          </table:table-cell>
          <table:table-cell office:value-type="float" office:value="0.0232267" calcext:value-type="float">
            <text:p>0.0232267</text:p>
          </table:table-cell>
          <table:table-cell office:value-type="float" office:value="0.0229537" calcext:value-type="float">
            <text:p>0.0229537</text:p>
          </table:table-cell>
          <table:table-cell office:value-type="float" office:value="0.0198191" calcext:value-type="float">
            <text:p>0.0198191</text:p>
          </table:table-cell>
          <table:table-cell office:value-type="float" office:value="0.0199715" calcext:value-type="float">
            <text:p>0.0199715</text:p>
          </table:table-cell>
          <table:table-cell office:value-type="float" office:value="0.019483" calcext:value-type="float">
            <text:p>0.019483</text:p>
          </table:table-cell>
          <table:table-cell office:value-type="float" office:value="0.0188691" calcext:value-type="float">
            <text:p>0.0188691</text:p>
          </table:table-cell>
        </table:table-row>
        <table:table-row table:style-name="ro1">
          <table:table-cell office:value-type="float" office:value="0.0475614" calcext:value-type="float">
            <text:p>0.0475614</text:p>
          </table:table-cell>
          <table:table-cell office:value-type="float" office:value="0.0330624" calcext:value-type="float">
            <text:p>0.0330624</text:p>
          </table:table-cell>
          <table:table-cell office:value-type="float" office:value="0.0328759" calcext:value-type="float">
            <text:p>0.0328759</text:p>
          </table:table-cell>
          <table:table-cell office:value-type="float" office:value="0.0358205" calcext:value-type="float">
            <text:p>0.0358205</text:p>
          </table:table-cell>
          <table:table-cell office:value-type="float" office:value="0.0311409" calcext:value-type="float">
            <text:p>0.0311409</text:p>
          </table:table-cell>
          <table:table-cell office:value-type="float" office:value="0.0343846" calcext:value-type="float">
            <text:p>0.0343846</text:p>
          </table:table-cell>
          <table:table-cell office:value-type="float" office:value="0.028142" calcext:value-type="float">
            <text:p>0.028142</text:p>
          </table:table-cell>
          <table:table-cell office:value-type="float" office:value="0.0269007" calcext:value-type="float">
            <text:p>0.0269007</text:p>
          </table:table-cell>
          <table:table-cell office:value-type="float" office:value="0.0178255" calcext:value-type="float">
            <text:p>0.0178255</text:p>
          </table:table-cell>
        </table:table-row>
        <table:table-row table:style-name="ro1">
          <table:table-cell office:value-type="float" office:value="0.0377297" calcext:value-type="float">
            <text:p>0.0377297</text:p>
          </table:table-cell>
          <table:table-cell office:value-type="float" office:value="0.0324082" calcext:value-type="float">
            <text:p>0.0324082</text:p>
          </table:table-cell>
          <table:table-cell office:value-type="float" office:value="0.035275" calcext:value-type="float">
            <text:p>0.035275</text:p>
          </table:table-cell>
          <table:table-cell office:value-type="float" office:value="0.0357348" calcext:value-type="float">
            <text:p>0.0357348</text:p>
          </table:table-cell>
          <table:table-cell office:value-type="float" office:value="0.0369762" calcext:value-type="float">
            <text:p>0.0369762</text:p>
          </table:table-cell>
          <table:table-cell office:value-type="float" office:value="0.0347403" calcext:value-type="float">
            <text:p>0.0347403</text:p>
          </table:table-cell>
          <table:table-cell office:value-type="float" office:value="0.0356748" calcext:value-type="float">
            <text:p>0.0356748</text:p>
          </table:table-cell>
          <table:table-cell office:value-type="float" office:value="0.0305082" calcext:value-type="float">
            <text:p>0.0305082</text:p>
          </table:table-cell>
          <table:table-cell office:value-type="float" office:value="0.0250436" calcext:value-type="float">
            <text:p>0.0250436</text:p>
          </table:table-cell>
        </table:table-row>
        <table:table-row table:style-name="ro1">
          <table:table-cell office:value-type="float" office:value="0.000588527" calcext:value-type="float">
            <text:p>0.000588527</text:p>
          </table:table-cell>
          <table:table-cell office:value-type="float" office:value="0.000645493" calcext:value-type="float">
            <text:p>0.000645493</text:p>
          </table:table-cell>
          <table:table-cell office:value-type="float" office:value="0.000579668" calcext:value-type="float">
            <text:p>0.000579668</text:p>
          </table:table-cell>
          <table:table-cell office:value-type="float" office:value="0.000581664" calcext:value-type="float">
            <text:p>0.000581664</text:p>
          </table:table-cell>
          <table:table-cell office:value-type="float" office:value="0.00050205" calcext:value-type="float">
            <text:p>0.00050205</text:p>
          </table:table-cell>
          <table:table-cell office:value-type="float" office:value="0.000538845" calcext:value-type="float">
            <text:p>0.000538845</text:p>
          </table:table-cell>
          <table:table-cell office:value-type="float" office:value="0.000505024" calcext:value-type="float">
            <text:p>0.000505024</text:p>
          </table:table-cell>
          <table:table-cell office:value-type="float" office:value="0.000591856" calcext:value-type="float">
            <text:p>0.000591856</text:p>
          </table:table-cell>
          <table:table-cell office:value-type="float" office:value="0.000480357" calcext:value-type="float">
            <text:p>0.000480357</text:p>
          </table:table-cell>
        </table:table-row>
        <table:table-row table:style-name="ro1">
          <table:table-cell office:value-type="float" office:value="0.049342" calcext:value-type="float">
            <text:p>0.049342</text:p>
          </table:table-cell>
          <table:table-cell office:value-type="float" office:value="0.041528" calcext:value-type="float">
            <text:p>0.041528</text:p>
          </table:table-cell>
          <table:table-cell office:value-type="float" office:value="0.0466651" calcext:value-type="float">
            <text:p>0.0466651</text:p>
          </table:table-cell>
          <table:table-cell office:value-type="float" office:value="0.0458556" calcext:value-type="float">
            <text:p>0.0458556</text:p>
          </table:table-cell>
          <table:table-cell office:value-type="float" office:value="0.0381786" calcext:value-type="float">
            <text:p>0.0381786</text:p>
          </table:table-cell>
          <table:table-cell office:value-type="float" office:value="0.0340426" calcext:value-type="float">
            <text:p>0.0340426</text:p>
          </table:table-cell>
          <table:table-cell office:value-type="float" office:value="0.0384497" calcext:value-type="float">
            <text:p>0.0384497</text:p>
          </table:table-cell>
          <table:table-cell office:value-type="float" office:value="0.03675" calcext:value-type="float">
            <text:p>0.03675</text:p>
          </table:table-cell>
          <table:table-cell office:value-type="float" office:value="0.0272627" calcext:value-type="float">
            <text:p>0.0272627</text:p>
          </table:table-cell>
        </table:table-row>
        <table:table-row table:style-name="ro1">
          <table:table-cell office:value-type="float" office:value="0.00109216" calcext:value-type="float">
            <text:p>0.00109216</text:p>
          </table:table-cell>
          <table:table-cell office:value-type="float" office:value="0.00173752" calcext:value-type="float">
            <text:p>0.00173752</text:p>
          </table:table-cell>
          <table:table-cell office:value-type="float" office:value="0.00102706" calcext:value-type="float">
            <text:p>0.00102706</text:p>
          </table:table-cell>
          <table:table-cell office:value-type="float" office:value="0.00121571" calcext:value-type="float">
            <text:p>0.00121571</text:p>
          </table:table-cell>
          <table:table-cell office:value-type="float" office:value="0.000986602" calcext:value-type="float">
            <text:p>0.000986602</text:p>
          </table:table-cell>
          <table:table-cell office:value-type="float" office:value="0.000682916" calcext:value-type="float">
            <text:p>0.000682916</text:p>
          </table:table-cell>
          <table:table-cell office:value-type="float" office:value="0.00141246" calcext:value-type="float">
            <text:p>0.00141246</text:p>
          </table:table-cell>
          <table:table-cell office:value-type="float" office:value="0.00240214" calcext:value-type="float">
            <text:p>0.00240214</text:p>
          </table:table-cell>
          <table:table-cell office:value-type="float" office:value="0.00313958" calcext:value-type="float">
            <text:p>0.00313958</text:p>
          </table:table-cell>
        </table:table-row>
        <table:table-row table:style-name="ro1">
          <table:table-cell office:value-type="float" office:value="0.000407588" calcext:value-type="float">
            <text:p>0.000407588</text:p>
          </table:table-cell>
          <table:table-cell office:value-type="float" office:value="0.000470852" calcext:value-type="float">
            <text:p>0.000470852</text:p>
          </table:table-cell>
          <table:table-cell office:value-type="float" office:value="0.00041385" calcext:value-type="float">
            <text:p>0.00041385</text:p>
          </table:table-cell>
          <table:table-cell office:value-type="float" office:value="0.000425865" calcext:value-type="float">
            <text:p>0.000425865</text:p>
          </table:table-cell>
          <table:table-cell office:value-type="float" office:value="0.000385074" calcext:value-type="float">
            <text:p>0.000385074</text:p>
          </table:table-cell>
          <table:table-cell office:value-type="float" office:value="0.000407638" calcext:value-type="float">
            <text:p>0.000407638</text:p>
          </table:table-cell>
          <table:table-cell office:value-type="float" office:value="0.000463949" calcext:value-type="float">
            <text:p>0.000463949</text:p>
          </table:table-cell>
          <table:table-cell office:value-type="float" office:value="0.000436159" calcext:value-type="float">
            <text:p>0.000436159</text:p>
          </table:table-cell>
          <table:table-cell office:value-type="float" office:value="0.000474489" calcext:value-type="float">
            <text:p>0.000474489</text:p>
          </table:table-cell>
        </table:table-row>
        <table:table-row table:style-name="ro1">
          <table:table-cell office:value-type="float" office:value="0.000375266" calcext:value-type="float">
            <text:p>0.000375266</text:p>
          </table:table-cell>
          <table:table-cell office:value-type="float" office:value="0.000391379" calcext:value-type="float">
            <text:p>0.000391379</text:p>
          </table:table-cell>
          <table:table-cell office:value-type="float" office:value="0.000389218" calcext:value-type="float">
            <text:p>0.000389218</text:p>
          </table:table-cell>
          <table:table-cell office:value-type="float" office:value="0.000399659" calcext:value-type="float">
            <text:p>0.000399659</text:p>
          </table:table-cell>
          <table:table-cell office:value-type="float" office:value="0.000352543" calcext:value-type="float">
            <text:p>0.000352543</text:p>
          </table:table-cell>
          <table:table-cell office:value-type="float" office:value="0.000388803" calcext:value-type="float">
            <text:p>0.000388803</text:p>
          </table:table-cell>
          <table:table-cell office:value-type="float" office:value="0.000388862" calcext:value-type="float">
            <text:p>0.000388862</text:p>
          </table:table-cell>
          <table:table-cell office:value-type="float" office:value="0.000390956" calcext:value-type="float">
            <text:p>0.000390956</text:p>
          </table:table-cell>
          <table:table-cell office:value-type="float" office:value="0.00039131" calcext:value-type="float">
            <text:p>0.00039131</text:p>
          </table:table-cell>
        </table:table-row>
        <table:table-row table:style-name="ro1">
          <table:table-cell office:value-type="float" office:value="0.00088226" calcext:value-type="float">
            <text:p>0.00088226</text:p>
          </table:table-cell>
          <table:table-cell office:value-type="float" office:value="0.000674758" calcext:value-type="float">
            <text:p>0.000674758</text:p>
          </table:table-cell>
          <table:table-cell office:value-type="float" office:value="0.000711616" calcext:value-type="float">
            <text:p>0.000711616</text:p>
          </table:table-cell>
          <table:table-cell office:value-type="float" office:value="0.000696178" calcext:value-type="float">
            <text:p>0.000696178</text:p>
          </table:table-cell>
          <table:table-cell office:value-type="float" office:value="0.000660306" calcext:value-type="float">
            <text:p>0.000660306</text:p>
          </table:table-cell>
          <table:table-cell office:value-type="float" office:value="0.000739522" calcext:value-type="float">
            <text:p>0.000739522</text:p>
          </table:table-cell>
          <table:table-cell office:value-type="float" office:value="0.000717176" calcext:value-type="float">
            <text:p>0.000717176</text:p>
          </table:table-cell>
          <table:table-cell office:value-type="float" office:value="0.000715384" calcext:value-type="float">
            <text:p>0.000715384</text:p>
          </table:table-cell>
          <table:table-cell office:value-type="float" office:value="0.000669675" calcext:value-type="float">
            <text:p>0.000669675</text:p>
          </table:table-cell>
        </table:table-row>
        <table:table-row table:style-name="ro1">
          <table:table-cell office:value-type="float" office:value="0.000663126" calcext:value-type="float">
            <text:p>0.000663126</text:p>
          </table:table-cell>
          <table:table-cell office:value-type="float" office:value="0.00049715" calcext:value-type="float">
            <text:p>0.00049715</text:p>
          </table:table-cell>
          <table:table-cell office:value-type="float" office:value="0.000616896" calcext:value-type="float">
            <text:p>0.000616896</text:p>
          </table:table-cell>
          <table:table-cell office:value-type="float" office:value="0.000535683" calcext:value-type="float">
            <text:p>0.000535683</text:p>
          </table:table-cell>
          <table:table-cell office:value-type="float" office:value="0.000469961" calcext:value-type="float">
            <text:p>0.000469961</text:p>
          </table:table-cell>
          <table:table-cell office:value-type="float" office:value="0.000453553" calcext:value-type="float">
            <text:p>0.000453553</text:p>
          </table:table-cell>
          <table:table-cell office:value-type="float" office:value="0.000540474" calcext:value-type="float">
            <text:p>0.000540474</text:p>
          </table:table-cell>
          <table:table-cell office:value-type="float" office:value="0.000498241" calcext:value-type="float">
            <text:p>0.000498241</text:p>
          </table:table-cell>
          <table:table-cell office:value-type="float" office:value="0.000457628" calcext:value-type="float">
            <text:p>0.000457628</text:p>
          </table:table-cell>
        </table:table-row>
        <table:table-row table:style-name="ro1">
          <table:table-cell office:value-type="float" office:value="0.000594004" calcext:value-type="float">
            <text:p>0.000594004</text:p>
          </table:table-cell>
          <table:table-cell office:value-type="float" office:value="0.000601498" calcext:value-type="float">
            <text:p>0.000601498</text:p>
          </table:table-cell>
          <table:table-cell office:value-type="float" office:value="0.000614442" calcext:value-type="float">
            <text:p>0.000614442</text:p>
          </table:table-cell>
          <table:table-cell office:value-type="float" office:value="0.00065883" calcext:value-type="float">
            <text:p>0.00065883</text:p>
          </table:table-cell>
          <table:table-cell office:value-type="float" office:value="0.000586813" calcext:value-type="float">
            <text:p>0.000586813</text:p>
          </table:table-cell>
          <table:table-cell office:value-type="float" office:value="0.000591942" calcext:value-type="float">
            <text:p>0.000591942</text:p>
          </table:table-cell>
          <table:table-cell office:value-type="float" office:value="0.000588712" calcext:value-type="float">
            <text:p>0.000588712</text:p>
          </table:table-cell>
          <table:table-cell office:value-type="float" office:value="0.000633871" calcext:value-type="float">
            <text:p>0.000633871</text:p>
          </table:table-cell>
          <table:table-cell office:value-type="float" office:value="0.000589468" calcext:value-type="float">
            <text:p>0.000589468</text:p>
          </table:table-cell>
        </table:table-row>
        <table:table-row table:style-name="ro1">
          <table:table-cell office:value-type="float" office:value="0.00278707" calcext:value-type="float">
            <text:p>0.00278707</text:p>
          </table:table-cell>
          <table:table-cell office:value-type="float" office:value="0.00198436" calcext:value-type="float">
            <text:p>0.00198436</text:p>
          </table:table-cell>
          <table:table-cell office:value-type="float" office:value="0.00225856" calcext:value-type="float">
            <text:p>0.00225856</text:p>
          </table:table-cell>
          <table:table-cell office:value-type="float" office:value="0.00142252" calcext:value-type="float">
            <text:p>0.00142252</text:p>
          </table:table-cell>
          <table:table-cell office:value-type="float" office:value="0.00209554" calcext:value-type="float">
            <text:p>0.00209554</text:p>
          </table:table-cell>
          <table:table-cell office:value-type="float" office:value="0.00141215" calcext:value-type="float">
            <text:p>0.00141215</text:p>
          </table:table-cell>
          <table:table-cell office:value-type="float" office:value="0.00162489" calcext:value-type="float">
            <text:p>0.00162489</text:p>
          </table:table-cell>
          <table:table-cell office:value-type="float" office:value="0.00162226" calcext:value-type="float">
            <text:p>0.00162226</text:p>
          </table:table-cell>
          <table:table-cell office:value-type="float" office:value="0.00261948" calcext:value-type="float">
            <text:p>0.00261948</text:p>
          </table:table-cell>
        </table:table-row>
        <table:table-row table:style-name="ro1">
          <table:table-cell office:value-type="float" office:value="0.00102534" calcext:value-type="float">
            <text:p>0.00102534</text:p>
          </table:table-cell>
          <table:table-cell office:value-type="float" office:value="0.000663107" calcext:value-type="float">
            <text:p>0.000663107</text:p>
          </table:table-cell>
          <table:table-cell office:value-type="float" office:value="0.000620869" calcext:value-type="float">
            <text:p>0.000620869</text:p>
          </table:table-cell>
          <table:table-cell office:value-type="float" office:value="0.00057536" calcext:value-type="float">
            <text:p>0.00057536</text:p>
          </table:table-cell>
          <table:table-cell office:value-type="float" office:value="0.000636238" calcext:value-type="float">
            <text:p>0.000636238</text:p>
          </table:table-cell>
          <table:table-cell office:value-type="float" office:value="0.000583145" calcext:value-type="float">
            <text:p>0.000583145</text:p>
          </table:table-cell>
          <table:table-cell office:value-type="float" office:value="0.000569429" calcext:value-type="float">
            <text:p>0.000569429</text:p>
          </table:table-cell>
          <table:table-cell office:value-type="float" office:value="0.000618176" calcext:value-type="float">
            <text:p>0.000618176</text:p>
          </table:table-cell>
          <table:table-cell office:value-type="float" office:value="0.000581045" calcext:value-type="float">
            <text:p>0.000581045</text:p>
          </table:table-cell>
        </table:table-row>
        <table:table-row table:style-name="ro1">
          <table:table-cell office:value-type="float" office:value="0.000404389" calcext:value-type="float">
            <text:p>0.000404389</text:p>
          </table:table-cell>
          <table:table-cell office:value-type="float" office:value="0.000409625" calcext:value-type="float">
            <text:p>0.000409625</text:p>
          </table:table-cell>
          <table:table-cell office:value-type="float" office:value="0.000399462" calcext:value-type="float">
            <text:p>0.000399462</text:p>
          </table:table-cell>
          <table:table-cell office:value-type="float" office:value="0.000407579" calcext:value-type="float">
            <text:p>0.000407579</text:p>
          </table:table-cell>
          <table:table-cell office:value-type="float" office:value="0.000390115" calcext:value-type="float">
            <text:p>0.000390115</text:p>
          </table:table-cell>
          <table:table-cell office:value-type="float" office:value="0.000397016" calcext:value-type="float">
            <text:p>0.000397016</text:p>
          </table:table-cell>
          <table:table-cell office:value-type="float" office:value="0.000403003" calcext:value-type="float">
            <text:p>0.000403003</text:p>
          </table:table-cell>
          <table:table-cell office:value-type="float" office:value="0.000404102" calcext:value-type="float">
            <text:p>0.000404102</text:p>
          </table:table-cell>
          <table:table-cell office:value-type="float" office:value="0.000403677" calcext:value-type="float">
            <text:p>0.000403677</text:p>
          </table:table-cell>
        </table:table-row>
        <table:table-row table:style-name="ro1">
          <table:table-cell office:value-type="float" office:value="0.000928861" calcext:value-type="float">
            <text:p>0.000928861</text:p>
          </table:table-cell>
          <table:table-cell office:value-type="float" office:value="0.00100074" calcext:value-type="float">
            <text:p>0.00100074</text:p>
          </table:table-cell>
          <table:table-cell office:value-type="float" office:value="0.000861501" calcext:value-type="float">
            <text:p>0.000861501</text:p>
          </table:table-cell>
          <table:table-cell office:value-type="float" office:value="0.000916031" calcext:value-type="float">
            <text:p>0.000916031</text:p>
          </table:table-cell>
          <table:table-cell office:value-type="float" office:value="0.000866707" calcext:value-type="float">
            <text:p>0.000866707</text:p>
          </table:table-cell>
          <table:table-cell office:value-type="float" office:value="0.000887593" calcext:value-type="float">
            <text:p>0.000887593</text:p>
          </table:table-cell>
          <table:table-cell office:value-type="float" office:value="0.000666002" calcext:value-type="float">
            <text:p>0.000666002</text:p>
          </table:table-cell>
          <table:table-cell office:value-type="float" office:value="0.000869937" calcext:value-type="float">
            <text:p>0.000869937</text:p>
          </table:table-cell>
          <table:table-cell office:value-type="float" office:value="0.000719323" calcext:value-type="float">
            <text:p>0.000719323</text:p>
          </table:table-cell>
        </table:table-row>
        <table:table-row table:style-name="ro1">
          <table:table-cell office:value-type="float" office:value="0.0564049" calcext:value-type="float">
            <text:p>0.0564049</text:p>
          </table:table-cell>
          <table:table-cell office:value-type="float" office:value="0.0520977" calcext:value-type="float">
            <text:p>0.0520977</text:p>
          </table:table-cell>
          <table:table-cell office:value-type="float" office:value="0.0446172" calcext:value-type="float">
            <text:p>0.0446172</text:p>
          </table:table-cell>
          <table:table-cell office:value-type="float" office:value="0.0530324" calcext:value-type="float">
            <text:p>0.0530324</text:p>
          </table:table-cell>
          <table:table-cell office:value-type="float" office:value="0.0491688" calcext:value-type="float">
            <text:p>0.0491688</text:p>
          </table:table-cell>
          <table:table-cell office:value-type="float" office:value="0.0459596" calcext:value-type="float">
            <text:p>0.0459596</text:p>
          </table:table-cell>
          <table:table-cell office:value-type="float" office:value="0.0416094" calcext:value-type="float">
            <text:p>0.0416094</text:p>
          </table:table-cell>
          <table:table-cell office:value-type="float" office:value="0.0324135" calcext:value-type="float">
            <text:p>0.0324135</text:p>
          </table:table-cell>
          <table:table-cell office:value-type="float" office:value="0.0241366" calcext:value-type="float">
            <text:p>0.0241366</text:p>
          </table:table-cell>
        </table:table-row>
        <table:table-row table:style-name="ro1">
          <table:table-cell office:value-type="float" office:value="0.0492174" calcext:value-type="float">
            <text:p>0.0492174</text:p>
          </table:table-cell>
          <table:table-cell office:value-type="float" office:value="0.038073" calcext:value-type="float">
            <text:p>0.038073</text:p>
          </table:table-cell>
          <table:table-cell office:value-type="float" office:value="0.0348013" calcext:value-type="float">
            <text:p>0.0348013</text:p>
          </table:table-cell>
          <table:table-cell office:value-type="float" office:value="0.0373495" calcext:value-type="float">
            <text:p>0.0373495</text:p>
          </table:table-cell>
          <table:table-cell office:value-type="float" office:value="0.0304146" calcext:value-type="float">
            <text:p>0.0304146</text:p>
          </table:table-cell>
          <table:table-cell office:value-type="float" office:value="0.0317454" calcext:value-type="float">
            <text:p>0.0317454</text:p>
          </table:table-cell>
          <table:table-cell office:value-type="float" office:value="0.0286699" calcext:value-type="float">
            <text:p>0.0286699</text:p>
          </table:table-cell>
          <table:table-cell office:value-type="float" office:value="0.029976" calcext:value-type="float">
            <text:p>0.029976</text:p>
          </table:table-cell>
          <table:table-cell office:value-type="float" office:value="0.0343046" calcext:value-type="float">
            <text:p>0.0343046</text:p>
          </table:table-cell>
        </table:table-row>
        <table:table-row table:style-name="ro1">
          <table:table-cell office:value-type="float" office:value="0.000447964" calcext:value-type="float">
            <text:p>0.000447964</text:p>
          </table:table-cell>
          <table:table-cell office:value-type="float" office:value="0.00060518" calcext:value-type="float">
            <text:p>0.00060518</text:p>
          </table:table-cell>
          <table:table-cell office:value-type="float" office:value="0.000514956" calcext:value-type="float">
            <text:p>0.000514956</text:p>
          </table:table-cell>
          <table:table-cell office:value-type="float" office:value="0.00052212" calcext:value-type="float">
            <text:p>0.00052212</text:p>
          </table:table-cell>
          <table:table-cell office:value-type="float" office:value="0.000544534" calcext:value-type="float">
            <text:p>0.000544534</text:p>
          </table:table-cell>
          <table:table-cell office:value-type="float" office:value="0.000444019" calcext:value-type="float">
            <text:p>0.000444019</text:p>
          </table:table-cell>
          <table:table-cell office:value-type="float" office:value="0.000484341" calcext:value-type="float">
            <text:p>0.000484341</text:p>
          </table:table-cell>
          <table:table-cell office:value-type="float" office:value="0.000486076" calcext:value-type="float">
            <text:p>0.000486076</text:p>
          </table:table-cell>
          <table:table-cell office:value-type="float" office:value="0.000501458" calcext:value-type="float">
            <text:p>0.000501458</text:p>
          </table:table-cell>
        </table:table-row>
        <table:table-row table:style-name="ro1">
          <table:table-cell office:value-type="float" office:value="0.0609793" calcext:value-type="float">
            <text:p>0.0609793</text:p>
          </table:table-cell>
          <table:table-cell office:value-type="float" office:value="0.0445579" calcext:value-type="float">
            <text:p>0.0445579</text:p>
          </table:table-cell>
          <table:table-cell office:value-type="float" office:value="0.0504037" calcext:value-type="float">
            <text:p>0.0504037</text:p>
          </table:table-cell>
          <table:table-cell office:value-type="float" office:value="0.0438631" calcext:value-type="float">
            <text:p>0.0438631</text:p>
          </table:table-cell>
          <table:table-cell office:value-type="float" office:value="0.0331221" calcext:value-type="float">
            <text:p>0.0331221</text:p>
          </table:table-cell>
          <table:table-cell office:value-type="float" office:value="0.0358629" calcext:value-type="float">
            <text:p>0.0358629</text:p>
          </table:table-cell>
          <table:table-cell office:value-type="float" office:value="0.0413199" calcext:value-type="float">
            <text:p>0.0413199</text:p>
          </table:table-cell>
          <table:table-cell office:value-type="float" office:value="0.0347129" calcext:value-type="float">
            <text:p>0.0347129</text:p>
          </table:table-cell>
          <table:table-cell office:value-type="float" office:value="0.0287887" calcext:value-type="float">
            <text:p>0.0287887</text:p>
          </table:table-cell>
        </table:table-row>
        <table:table-row table:style-name="ro1">
          <table:table-cell office:value-type="float" office:value="0.00114469" calcext:value-type="float">
            <text:p>0.00114469</text:p>
          </table:table-cell>
          <table:table-cell office:value-type="float" office:value="0.000638961" calcext:value-type="float">
            <text:p>0.000638961</text:p>
          </table:table-cell>
          <table:table-cell office:value-type="float" office:value="0.000813029" calcext:value-type="float">
            <text:p>0.000813029</text:p>
          </table:table-cell>
          <table:table-cell office:value-type="float" office:value="0.000748433" calcext:value-type="float">
            <text:p>0.000748433</text:p>
          </table:table-cell>
          <table:table-cell office:value-type="float" office:value="0.000571561" calcext:value-type="float">
            <text:p>0.000571561</text:p>
          </table:table-cell>
          <table:table-cell office:value-type="float" office:value="0.000696737" calcext:value-type="float">
            <text:p>0.000696737</text:p>
          </table:table-cell>
          <table:table-cell office:value-type="float" office:value="0.000701544" calcext:value-type="float">
            <text:p>0.000701544</text:p>
          </table:table-cell>
          <table:table-cell office:value-type="float" office:value="0.00053721" calcext:value-type="float">
            <text:p>0.00053721</text:p>
          </table:table-cell>
          <table:table-cell office:value-type="float" office:value="0.000588823" calcext:value-type="float">
            <text:p>0.000588823</text:p>
          </table:table-cell>
        </table:table-row>
        <table:table-row table:style-name="ro1">
          <table:table-cell office:value-type="float" office:value="0.00815492" calcext:value-type="float">
            <text:p>0.00815492</text:p>
          </table:table-cell>
          <table:table-cell office:value-type="float" office:value="0.00648942" calcext:value-type="float">
            <text:p>0.00648942</text:p>
          </table:table-cell>
          <table:table-cell office:value-type="float" office:value="0.00658399" calcext:value-type="float">
            <text:p>0.00658399</text:p>
          </table:table-cell>
          <table:table-cell office:value-type="float" office:value="0.00762565" calcext:value-type="float">
            <text:p>0.00762565</text:p>
          </table:table-cell>
          <table:table-cell office:value-type="float" office:value="0.00520522" calcext:value-type="float">
            <text:p>0.00520522</text:p>
          </table:table-cell>
          <table:table-cell office:value-type="float" office:value="0.00661397" calcext:value-type="float">
            <text:p>0.00661397</text:p>
          </table:table-cell>
          <table:table-cell office:value-type="float" office:value="0.00588378" calcext:value-type="float">
            <text:p>0.00588378</text:p>
          </table:table-cell>
          <table:table-cell office:value-type="float" office:value="0.0107808" calcext:value-type="float">
            <text:p>0.0107808</text:p>
          </table:table-cell>
          <table:table-cell office:value-type="float" office:value="0.0178563" calcext:value-type="float">
            <text:p>0.0178563</text:p>
          </table:table-cell>
        </table:table-row>
        <table:table-row table:style-name="ro1">
          <table:table-cell office:value-type="float" office:value="0.000601451" calcext:value-type="float">
            <text:p>0.000601451</text:p>
          </table:table-cell>
          <table:table-cell office:value-type="float" office:value="0.00059095" calcext:value-type="float">
            <text:p>0.00059095</text:p>
          </table:table-cell>
          <table:table-cell office:value-type="float" office:value="0.000491521" calcext:value-type="float">
            <text:p>0.000491521</text:p>
          </table:table-cell>
          <table:table-cell office:value-type="float" office:value="0.000494235" calcext:value-type="float">
            <text:p>0.000494235</text:p>
          </table:table-cell>
          <table:table-cell office:value-type="float" office:value="0.000547911" calcext:value-type="float">
            <text:p>0.000547911</text:p>
          </table:table-cell>
          <table:table-cell office:value-type="float" office:value="0.000561697" calcext:value-type="float">
            <text:p>0.000561697</text:p>
          </table:table-cell>
          <table:table-cell office:value-type="float" office:value="0.000616882" calcext:value-type="float">
            <text:p>0.000616882</text:p>
          </table:table-cell>
          <table:table-cell office:value-type="float" office:value="0.00053828" calcext:value-type="float">
            <text:p>0.00053828</text:p>
          </table:table-cell>
          <table:table-cell office:value-type="float" office:value="0.000520871" calcext:value-type="float">
            <text:p>0.000520871</text:p>
          </table:table-cell>
        </table:table-row>
        <table:table-row table:style-name="ro1">
          <table:table-cell office:value-type="float" office:value="0.0257481" calcext:value-type="float">
            <text:p>0.0257481</text:p>
          </table:table-cell>
          <table:table-cell office:value-type="float" office:value="0.00886493" calcext:value-type="float">
            <text:p>0.00886493</text:p>
          </table:table-cell>
          <table:table-cell office:value-type="float" office:value="0.00688043" calcext:value-type="float">
            <text:p>0.00688043</text:p>
          </table:table-cell>
          <table:table-cell office:value-type="float" office:value="0.00793805" calcext:value-type="float">
            <text:p>0.00793805</text:p>
          </table:table-cell>
          <table:table-cell office:value-type="float" office:value="0.00759018" calcext:value-type="float">
            <text:p>0.00759018</text:p>
          </table:table-cell>
          <table:table-cell office:value-type="float" office:value="0.00704893" calcext:value-type="float">
            <text:p>0.00704893</text:p>
          </table:table-cell>
          <table:table-cell office:value-type="float" office:value="0.00808475" calcext:value-type="float">
            <text:p>0.00808475</text:p>
          </table:table-cell>
          <table:table-cell office:value-type="float" office:value="0.0113375" calcext:value-type="float">
            <text:p>0.0113375</text:p>
          </table:table-cell>
          <table:table-cell office:value-type="float" office:value="0.0120379" calcext:value-type="float">
            <text:p>0.0120379</text:p>
          </table:table-cell>
        </table:table-row>
        <table:table-row table:style-name="ro1">
          <table:table-cell office:value-type="float" office:value="0.00125308" calcext:value-type="float">
            <text:p>0.00125308</text:p>
          </table:table-cell>
          <table:table-cell office:value-type="float" office:value="0.00126159" calcext:value-type="float">
            <text:p>0.00126159</text:p>
          </table:table-cell>
          <table:table-cell office:value-type="float" office:value="0.000813081" calcext:value-type="float">
            <text:p>0.000813081</text:p>
          </table:table-cell>
          <table:table-cell office:value-type="float" office:value="0.000953937" calcext:value-type="float">
            <text:p>0.000953937</text:p>
          </table:table-cell>
          <table:table-cell office:value-type="float" office:value="0.000885552" calcext:value-type="float">
            <text:p>0.000885552</text:p>
          </table:table-cell>
          <table:table-cell office:value-type="float" office:value="0.000857776" calcext:value-type="float">
            <text:p>0.000857776</text:p>
          </table:table-cell>
          <table:table-cell office:value-type="float" office:value="0.000709152" calcext:value-type="float">
            <text:p>0.000709152</text:p>
          </table:table-cell>
          <table:table-cell office:value-type="float" office:value="0.000797208" calcext:value-type="float">
            <text:p>0.000797208</text:p>
          </table:table-cell>
          <table:table-cell office:value-type="float" office:value="0.000797911" calcext:value-type="float">
            <text:p>0.000797911</text:p>
          </table:table-cell>
        </table:table-row>
        <table:table-row table:style-name="ro1">
          <table:table-cell office:value-type="float" office:value="0.000915073" calcext:value-type="float">
            <text:p>0.000915073</text:p>
          </table:table-cell>
          <table:table-cell office:value-type="float" office:value="0.00105229" calcext:value-type="float">
            <text:p>0.00105229</text:p>
          </table:table-cell>
          <table:table-cell office:value-type="float" office:value="0.000917518" calcext:value-type="float">
            <text:p>0.000917518</text:p>
          </table:table-cell>
          <table:table-cell office:value-type="float" office:value="0.000812419" calcext:value-type="float">
            <text:p>0.000812419</text:p>
          </table:table-cell>
          <table:table-cell office:value-type="float" office:value="0.000842843" calcext:value-type="float">
            <text:p>0.000842843</text:p>
          </table:table-cell>
          <table:table-cell office:value-type="float" office:value="0.000836463" calcext:value-type="float">
            <text:p>0.000836463</text:p>
          </table:table-cell>
          <table:table-cell office:value-type="float" office:value="0.000859988" calcext:value-type="float">
            <text:p>0.000859988</text:p>
          </table:table-cell>
          <table:table-cell office:value-type="float" office:value="0.0008523" calcext:value-type="float">
            <text:p>0.0008523</text:p>
          </table:table-cell>
          <table:table-cell office:value-type="float" office:value="0.000786388" calcext:value-type="float">
            <text:p>0.000786388</text:p>
          </table:table-cell>
        </table:table-row>
        <table:table-row table:style-name="ro1">
          <table:table-cell office:value-type="float" office:value="0.0470509" calcext:value-type="float">
            <text:p>0.0470509</text:p>
          </table:table-cell>
          <table:table-cell office:value-type="float" office:value="0.0401572" calcext:value-type="float">
            <text:p>0.0401572</text:p>
          </table:table-cell>
          <table:table-cell office:value-type="float" office:value="0.0399938" calcext:value-type="float">
            <text:p>0.0399938</text:p>
          </table:table-cell>
          <table:table-cell office:value-type="float" office:value="0.0226588" calcext:value-type="float">
            <text:p>0.0226588</text:p>
          </table:table-cell>
          <table:table-cell office:value-type="float" office:value="0.0254989" calcext:value-type="float">
            <text:p>0.0254989</text:p>
          </table:table-cell>
          <table:table-cell office:value-type="float" office:value="0.0306775" calcext:value-type="float">
            <text:p>0.0306775</text:p>
          </table:table-cell>
          <table:table-cell office:value-type="float" office:value="0.0213074" calcext:value-type="float">
            <text:p>0.0213074</text:p>
          </table:table-cell>
          <table:table-cell office:value-type="float" office:value="0.0275964" calcext:value-type="float">
            <text:p>0.0275964</text:p>
          </table:table-cell>
          <table:table-cell office:value-type="float" office:value="0.0246431" calcext:value-type="float">
            <text:p>0.0246431</text:p>
          </table:table-cell>
        </table:table-row>
        <table:table-row table:style-name="ro1">
          <table:table-cell office:value-type="float" office:value="0.0574674" calcext:value-type="float">
            <text:p>0.0574674</text:p>
          </table:table-cell>
          <table:table-cell office:value-type="float" office:value="0.0496079" calcext:value-type="float">
            <text:p>0.0496079</text:p>
          </table:table-cell>
          <table:table-cell office:value-type="float" office:value="0.0578965" calcext:value-type="float">
            <text:p>0.0578965</text:p>
          </table:table-cell>
          <table:table-cell office:value-type="float" office:value="0.052167" calcext:value-type="float">
            <text:p>0.052167</text:p>
          </table:table-cell>
          <table:table-cell office:value-type="float" office:value="0.0418849" calcext:value-type="float">
            <text:p>0.0418849</text:p>
          </table:table-cell>
          <table:table-cell office:value-type="float" office:value="0.0526773" calcext:value-type="float">
            <text:p>0.0526773</text:p>
          </table:table-cell>
          <table:table-cell office:value-type="float" office:value="0.0425052" calcext:value-type="float">
            <text:p>0.0425052</text:p>
          </table:table-cell>
          <table:table-cell office:value-type="float" office:value="0.0356691" calcext:value-type="float">
            <text:p>0.0356691</text:p>
          </table:table-cell>
          <table:table-cell office:value-type="float" office:value="0.0270648" calcext:value-type="float">
            <text:p>0.0270648</text:p>
          </table:table-cell>
        </table:table-row>
        <table:table-row table:style-name="ro1">
          <table:table-cell office:value-type="float" office:value="0.0487503" calcext:value-type="float">
            <text:p>0.0487503</text:p>
          </table:table-cell>
          <table:table-cell office:value-type="float" office:value="0.0468931" calcext:value-type="float">
            <text:p>0.0468931</text:p>
          </table:table-cell>
          <table:table-cell office:value-type="float" office:value="0.0522629" calcext:value-type="float">
            <text:p>0.0522629</text:p>
          </table:table-cell>
          <table:table-cell office:value-type="float" office:value="0.0411445" calcext:value-type="float">
            <text:p>0.0411445</text:p>
          </table:table-cell>
          <table:table-cell office:value-type="float" office:value="0.0383019" calcext:value-type="float">
            <text:p>0.0383019</text:p>
          </table:table-cell>
          <table:table-cell office:value-type="float" office:value="0.036286" calcext:value-type="float">
            <text:p>0.036286</text:p>
          </table:table-cell>
          <table:table-cell office:value-type="float" office:value="0.0341922" calcext:value-type="float">
            <text:p>0.0341922</text:p>
          </table:table-cell>
          <table:table-cell office:value-type="float" office:value="0.0328583" calcext:value-type="float">
            <text:p>0.0328583</text:p>
          </table:table-cell>
          <table:table-cell office:value-type="float" office:value="0.0340066" calcext:value-type="float">
            <text:p>0.0340066</text:p>
          </table:table-cell>
        </table:table-row>
        <table:table-row table:style-name="ro1">
          <table:table-cell office:value-type="float" office:value="0.000459772" calcext:value-type="float">
            <text:p>0.000459772</text:p>
          </table:table-cell>
          <table:table-cell office:value-type="float" office:value="0.000457035" calcext:value-type="float">
            <text:p>0.000457035</text:p>
          </table:table-cell>
          <table:table-cell office:value-type="float" office:value="0.000435448" calcext:value-type="float">
            <text:p>0.000435448</text:p>
          </table:table-cell>
          <table:table-cell office:value-type="float" office:value="0.000456957" calcext:value-type="float">
            <text:p>0.000456957</text:p>
          </table:table-cell>
          <table:table-cell office:value-type="float" office:value="0.00043067" calcext:value-type="float">
            <text:p>0.00043067</text:p>
          </table:table-cell>
          <table:table-cell office:value-type="float" office:value="0.000451535" calcext:value-type="float">
            <text:p>0.000451535</text:p>
          </table:table-cell>
          <table:table-cell office:value-type="float" office:value="0.000476576" calcext:value-type="float">
            <text:p>0.000476576</text:p>
          </table:table-cell>
          <table:table-cell office:value-type="float" office:value="0.000456748" calcext:value-type="float">
            <text:p>0.000456748</text:p>
          </table:table-cell>
          <table:table-cell office:value-type="float" office:value="0.000490897" calcext:value-type="float">
            <text:p>0.000490897</text:p>
          </table:table-cell>
        </table:table-row>
        <table:table-row table:style-name="ro1">
          <table:table-cell office:value-type="float" office:value="0.0767292" calcext:value-type="float">
            <text:p>0.0767292</text:p>
          </table:table-cell>
          <table:table-cell office:value-type="float" office:value="0.0570124" calcext:value-type="float">
            <text:p>0.0570124</text:p>
          </table:table-cell>
          <table:table-cell office:value-type="float" office:value="0.0558835" calcext:value-type="float">
            <text:p>0.0558835</text:p>
          </table:table-cell>
          <table:table-cell office:value-type="float" office:value="0.0536362" calcext:value-type="float">
            <text:p>0.0536362</text:p>
          </table:table-cell>
          <table:table-cell office:value-type="float" office:value="0.0470392" calcext:value-type="float">
            <text:p>0.0470392</text:p>
          </table:table-cell>
          <table:table-cell office:value-type="float" office:value="0.0438355" calcext:value-type="float">
            <text:p>0.0438355</text:p>
          </table:table-cell>
          <table:table-cell office:value-type="float" office:value="0.0360451" calcext:value-type="float">
            <text:p>0.0360451</text:p>
          </table:table-cell>
          <table:table-cell office:value-type="float" office:value="0.0304401" calcext:value-type="float">
            <text:p>0.0304401</text:p>
          </table:table-cell>
          <table:table-cell office:value-type="float" office:value="0.0257036" calcext:value-type="float">
            <text:p>0.0257036</text:p>
          </table:table-cell>
        </table:table-row>
        <table:table-row table:style-name="ro1">
          <table:table-cell office:value-type="float" office:value="0.00690689" calcext:value-type="float">
            <text:p>0.00690689</text:p>
          </table:table-cell>
          <table:table-cell office:value-type="float" office:value="0.00480414" calcext:value-type="float">
            <text:p>0.00480414</text:p>
          </table:table-cell>
          <table:table-cell office:value-type="float" office:value="0.00519146" calcext:value-type="float">
            <text:p>0.00519146</text:p>
          </table:table-cell>
          <table:table-cell office:value-type="float" office:value="0.00150473" calcext:value-type="float">
            <text:p>0.00150473</text:p>
          </table:table-cell>
          <table:table-cell office:value-type="float" office:value="0.00140638" calcext:value-type="float">
            <text:p>0.00140638</text:p>
          </table:table-cell>
          <table:table-cell office:value-type="float" office:value="0.00283001" calcext:value-type="float">
            <text:p>0.00283001</text:p>
          </table:table-cell>
          <table:table-cell office:value-type="float" office:value="0.00206044" calcext:value-type="float">
            <text:p>0.00206044</text:p>
          </table:table-cell>
          <table:table-cell office:value-type="float" office:value="0.00137222" calcext:value-type="float">
            <text:p>0.00137222</text:p>
          </table:table-cell>
          <table:table-cell office:value-type="float" office:value="0.00190579" calcext:value-type="float">
            <text:p>0.00190579</text:p>
          </table:table-cell>
        </table:table-row>
        <table:table-row table:style-name="ro1">
          <table:table-cell office:value-type="float" office:value="0.0010467" calcext:value-type="float">
            <text:p>0.0010467</text:p>
          </table:table-cell>
          <table:table-cell office:value-type="float" office:value="0.000804129" calcext:value-type="float">
            <text:p>0.000804129</text:p>
          </table:table-cell>
          <table:table-cell office:value-type="float" office:value="0.000734126" calcext:value-type="float">
            <text:p>0.000734126</text:p>
          </table:table-cell>
          <table:table-cell office:value-type="float" office:value="0.000839941" calcext:value-type="float">
            <text:p>0.000839941</text:p>
          </table:table-cell>
          <table:table-cell office:value-type="float" office:value="0.000768334" calcext:value-type="float">
            <text:p>0.000768334</text:p>
          </table:table-cell>
          <table:table-cell office:value-type="float" office:value="0.00081278" calcext:value-type="float">
            <text:p>0.00081278</text:p>
          </table:table-cell>
          <table:table-cell office:value-type="float" office:value="0.000723672" calcext:value-type="float">
            <text:p>0.000723672</text:p>
          </table:table-cell>
          <table:table-cell office:value-type="float" office:value="0.00074254" calcext:value-type="float">
            <text:p>0.00074254</text:p>
          </table:table-cell>
          <table:table-cell office:value-type="float" office:value="0.000750712" calcext:value-type="float">
            <text:p>0.000750712</text:p>
          </table:table-cell>
        </table:table-row>
        <table:table-row table:style-name="ro1">
          <table:table-cell office:value-type="float" office:value="0.0518272" calcext:value-type="float">
            <text:p>0.0518272</text:p>
          </table:table-cell>
          <table:table-cell office:value-type="float" office:value="0.0457391" calcext:value-type="float">
            <text:p>0.0457391</text:p>
          </table:table-cell>
          <table:table-cell office:value-type="float" office:value="0.044532" calcext:value-type="float">
            <text:p>0.044532</text:p>
          </table:table-cell>
          <table:table-cell office:value-type="float" office:value="0.0458084" calcext:value-type="float">
            <text:p>0.0458084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65662" calcext:value-type="float">
            <text:p>0.0365662</text:p>
          </table:table-cell>
          <table:table-cell office:value-type="float" office:value="0.0329987" calcext:value-type="float">
            <text:p>0.0329987</text:p>
          </table:table-cell>
          <table:table-cell office:value-type="float" office:value="0.0336237" calcext:value-type="float">
            <text:p>0.0336237</text:p>
          </table:table-cell>
          <table:table-cell office:value-type="float" office:value="0.0275919" calcext:value-type="float">
            <text:p>0.0275919</text:p>
          </table:table-cell>
        </table:table-row>
        <table:table-row table:style-name="ro1">
          <table:table-cell office:value-type="float" office:value="0.0508649" calcext:value-type="float">
            <text:p>0.0508649</text:p>
          </table:table-cell>
          <table:table-cell office:value-type="float" office:value="0.0452837" calcext:value-type="float">
            <text:p>0.0452837</text:p>
          </table:table-cell>
          <table:table-cell office:value-type="float" office:value="0.0571765" calcext:value-type="float">
            <text:p>0.0571765</text:p>
          </table:table-cell>
          <table:table-cell office:value-type="float" office:value="0.0499629" calcext:value-type="float">
            <text:p>0.0499629</text:p>
          </table:table-cell>
          <table:table-cell office:value-type="float" office:value="0.0545276" calcext:value-type="float">
            <text:p>0.0545276</text:p>
          </table:table-cell>
          <table:table-cell office:value-type="float" office:value="0.0463021" calcext:value-type="float">
            <text:p>0.0463021</text:p>
          </table:table-cell>
          <table:table-cell office:value-type="float" office:value="0.0561956" calcext:value-type="float">
            <text:p>0.0561956</text:p>
          </table:table-cell>
          <table:table-cell office:value-type="float" office:value="0.0515422" calcext:value-type="float">
            <text:p>0.0515422</text:p>
          </table:table-cell>
          <table:table-cell office:value-type="float" office:value="0.0461264" calcext:value-type="float">
            <text:p>0.0461264</text:p>
          </table:table-cell>
        </table:table-row>
        <table:table-row table:style-name="ro1">
          <table:table-cell office:value-type="float" office:value="0.000631776" calcext:value-type="float">
            <text:p>0.000631776</text:p>
          </table:table-cell>
          <table:table-cell office:value-type="float" office:value="0.00070095" calcext:value-type="float">
            <text:p>0.00070095</text:p>
          </table:table-cell>
          <table:table-cell office:value-type="float" office:value="0.000720817" calcext:value-type="float">
            <text:p>0.000720817</text:p>
          </table:table-cell>
          <table:table-cell office:value-type="float" office:value="0.000730338" calcext:value-type="float">
            <text:p>0.000730338</text:p>
          </table:table-cell>
          <table:table-cell office:value-type="float" office:value="0.000741948" calcext:value-type="float">
            <text:p>0.000741948</text:p>
          </table:table-cell>
          <table:table-cell office:value-type="float" office:value="0.000695326" calcext:value-type="float">
            <text:p>0.000695326</text:p>
          </table:table-cell>
          <table:table-cell office:value-type="float" office:value="0.000775861" calcext:value-type="float">
            <text:p>0.000775861</text:p>
          </table:table-cell>
          <table:table-cell office:value-type="float" office:value="0.000724103" calcext:value-type="float">
            <text:p>0.000724103</text:p>
          </table:table-cell>
          <table:table-cell office:value-type="float" office:value="0.00067991" calcext:value-type="float">
            <text:p>0.00067991</text:p>
          </table:table-cell>
        </table:table-row>
        <table:table-row table:style-name="ro1">
          <table:table-cell office:value-type="float" office:value="0.00103774" calcext:value-type="float">
            <text:p>0.00103774</text:p>
          </table:table-cell>
          <table:table-cell office:value-type="float" office:value="0.000752652" calcext:value-type="float">
            <text:p>0.000752652</text:p>
          </table:table-cell>
          <table:table-cell office:value-type="float" office:value="0.000689215" calcext:value-type="float">
            <text:p>0.000689215</text:p>
          </table:table-cell>
          <table:table-cell office:value-type="float" office:value="0.000794984" calcext:value-type="float">
            <text:p>0.000794984</text:p>
          </table:table-cell>
          <table:table-cell office:value-type="float" office:value="0.00071766" calcext:value-type="float">
            <text:p>0.00071766</text:p>
          </table:table-cell>
          <table:table-cell office:value-type="float" office:value="0.000825904" calcext:value-type="float">
            <text:p>0.000825904</text:p>
          </table:table-cell>
          <table:table-cell office:value-type="float" office:value="0.000838973" calcext:value-type="float">
            <text:p>0.000838973</text:p>
          </table:table-cell>
          <table:table-cell office:value-type="float" office:value="0.000668337" calcext:value-type="float">
            <text:p>0.000668337</text:p>
          </table:table-cell>
          <table:table-cell office:value-type="float" office:value="0.000737439" calcext:value-type="float">
            <text:p>0.000737439</text:p>
          </table:table-cell>
        </table:table-row>
        <table:table-row table:style-name="ro1">
          <table:table-cell office:value-type="float" office:value="0.000658838" calcext:value-type="float">
            <text:p>0.000658838</text:p>
          </table:table-cell>
          <table:table-cell office:value-type="float" office:value="0.000759687" calcext:value-type="float">
            <text:p>0.000759687</text:p>
          </table:table-cell>
          <table:table-cell office:value-type="float" office:value="0.00084906" calcext:value-type="float">
            <text:p>0.00084906</text:p>
          </table:table-cell>
          <table:table-cell office:value-type="float" office:value="0.000954889" calcext:value-type="float">
            <text:p>0.000954889</text:p>
          </table:table-cell>
          <table:table-cell office:value-type="float" office:value="0.000900586" calcext:value-type="float">
            <text:p>0.000900586</text:p>
          </table:table-cell>
          <table:table-cell office:value-type="float" office:value="0.000743427" calcext:value-type="float">
            <text:p>0.000743427</text:p>
          </table:table-cell>
          <table:table-cell office:value-type="float" office:value="0.000746065" calcext:value-type="float">
            <text:p>0.000746065</text:p>
          </table:table-cell>
          <table:table-cell office:value-type="float" office:value="0.000702285" calcext:value-type="float">
            <text:p>0.000702285</text:p>
          </table:table-cell>
          <table:table-cell office:value-type="float" office:value="0.000692024" calcext:value-type="float">
            <text:p>0.000692024</text:p>
          </table:table-cell>
        </table:table-row>
        <table:table-row table:style-name="ro1">
          <table:table-cell office:value-type="float" office:value="0.000611191" calcext:value-type="float">
            <text:p>0.000611191</text:p>
          </table:table-cell>
          <table:table-cell office:value-type="float" office:value="0.000653768" calcext:value-type="float">
            <text:p>0.000653768</text:p>
          </table:table-cell>
          <table:table-cell office:value-type="float" office:value="0.000596908" calcext:value-type="float">
            <text:p>0.000596908</text:p>
          </table:table-cell>
          <table:table-cell office:value-type="float" office:value="0.000514945" calcext:value-type="float">
            <text:p>0.000514945</text:p>
          </table:table-cell>
          <table:table-cell office:value-type="float" office:value="0.000502688" calcext:value-type="float">
            <text:p>0.000502688</text:p>
          </table:table-cell>
          <table:table-cell office:value-type="float" office:value="0.00053553" calcext:value-type="float">
            <text:p>0.00053553</text:p>
          </table:table-cell>
          <table:table-cell office:value-type="float" office:value="0.000517869" calcext:value-type="float">
            <text:p>0.000517869</text:p>
          </table:table-cell>
          <table:table-cell office:value-type="float" office:value="0.000540878" calcext:value-type="float">
            <text:p>0.000540878</text:p>
          </table:table-cell>
          <table:table-cell office:value-type="float" office:value="0.000554122" calcext:value-type="float">
            <text:p>0.000554122</text:p>
          </table:table-cell>
        </table:table-row>
        <table:table-row table:style-name="ro1">
          <table:table-cell office:value-type="float" office:value="0.000951523" calcext:value-type="float">
            <text:p>0.000951523</text:p>
          </table:table-cell>
          <table:table-cell office:value-type="float" office:value="0.000781508" calcext:value-type="float">
            <text:p>0.000781508</text:p>
          </table:table-cell>
          <table:table-cell office:value-type="float" office:value="0.000690134" calcext:value-type="float">
            <text:p>0.000690134</text:p>
          </table:table-cell>
          <table:table-cell office:value-type="float" office:value="0.000691533" calcext:value-type="float">
            <text:p>0.000691533</text:p>
          </table:table-cell>
          <table:table-cell office:value-type="float" office:value="0.000737127" calcext:value-type="float">
            <text:p>0.000737127</text:p>
          </table:table-cell>
          <table:table-cell office:value-type="float" office:value="0.000721636" calcext:value-type="float">
            <text:p>0.000721636</text:p>
          </table:table-cell>
          <table:table-cell office:value-type="float" office:value="0.000809403" calcext:value-type="float">
            <text:p>0.000809403</text:p>
          </table:table-cell>
          <table:table-cell office:value-type="float" office:value="0.000707627" calcext:value-type="float">
            <text:p>0.000707627</text:p>
          </table:table-cell>
          <table:table-cell office:value-type="float" office:value="0.000709059" calcext:value-type="float">
            <text:p>0.000709059</text:p>
          </table:table-cell>
        </table:table-row>
        <table:table-row table:style-name="ro1">
          <table:table-cell office:value-type="float" office:value="0.00108078" calcext:value-type="float">
            <text:p>0.00108078</text:p>
          </table:table-cell>
          <table:table-cell office:value-type="float" office:value="0.00101893" calcext:value-type="float">
            <text:p>0.00101893</text:p>
          </table:table-cell>
          <table:table-cell office:value-type="float" office:value="0.00104327" calcext:value-type="float">
            <text:p>0.00104327</text:p>
          </table:table-cell>
          <table:table-cell office:value-type="float" office:value="0.000967384" calcext:value-type="float">
            <text:p>0.000967384</text:p>
          </table:table-cell>
          <table:table-cell office:value-type="float" office:value="0.000887958" calcext:value-type="float">
            <text:p>0.000887958</text:p>
          </table:table-cell>
          <table:table-cell office:value-type="float" office:value="0.000949561" calcext:value-type="float">
            <text:p>0.000949561</text:p>
          </table:table-cell>
          <table:table-cell office:value-type="float" office:value="0.000896502" calcext:value-type="float">
            <text:p>0.000896502</text:p>
          </table:table-cell>
          <table:table-cell office:value-type="float" office:value="0.000824244" calcext:value-type="float">
            <text:p>0.000824244</text:p>
          </table:table-cell>
          <table:table-cell office:value-type="float" office:value="0.000799546" calcext:value-type="float">
            <text:p>0.000799546</text:p>
          </table:table-cell>
        </table:table-row>
        <table:table-row table:style-name="ro1">
          <table:table-cell office:value-type="float" office:value="0.0720718" calcext:value-type="float">
            <text:p>0.0720718</text:p>
          </table:table-cell>
          <table:table-cell office:value-type="float" office:value="0.0461276" calcext:value-type="float">
            <text:p>0.0461276</text:p>
          </table:table-cell>
          <table:table-cell office:value-type="float" office:value="0.0496129" calcext:value-type="float">
            <text:p>0.0496129</text:p>
          </table:table-cell>
          <table:table-cell office:value-type="float" office:value="0.0510109" calcext:value-type="float">
            <text:p>0.0510109</text:p>
          </table:table-cell>
          <table:table-cell office:value-type="float" office:value="0.0406986" calcext:value-type="float">
            <text:p>0.0406986</text:p>
          </table:table-cell>
          <table:table-cell office:value-type="float" office:value="0.0466324" calcext:value-type="float">
            <text:p>0.0466324</text:p>
          </table:table-cell>
          <table:table-cell office:value-type="float" office:value="0.0410642" calcext:value-type="float">
            <text:p>0.0410642</text:p>
          </table:table-cell>
          <table:table-cell office:value-type="float" office:value="0.0438713" calcext:value-type="float">
            <text:p>0.0438713</text:p>
          </table:table-cell>
          <table:table-cell office:value-type="float" office:value="0.0418728" calcext:value-type="float">
            <text:p>0.0418728</text:p>
          </table:table-cell>
        </table:table-row>
        <table:table-row table:style-name="ro1">
          <table:table-cell office:value-type="float" office:value="0.000689362" calcext:value-type="float">
            <text:p>0.000689362</text:p>
          </table:table-cell>
          <table:table-cell office:value-type="float" office:value="0.000841042" calcext:value-type="float">
            <text:p>0.000841042</text:p>
          </table:table-cell>
          <table:table-cell office:value-type="float" office:value="0.000716517" calcext:value-type="float">
            <text:p>0.000716517</text:p>
          </table:table-cell>
          <table:table-cell office:value-type="float" office:value="0.000656602" calcext:value-type="float">
            <text:p>0.000656602</text:p>
          </table:table-cell>
          <table:table-cell office:value-type="float" office:value="0.000660505" calcext:value-type="float">
            <text:p>0.000660505</text:p>
          </table:table-cell>
          <table:table-cell office:value-type="float" office:value="0.000832772" calcext:value-type="float">
            <text:p>0.000832772</text:p>
          </table:table-cell>
          <table:table-cell office:value-type="float" office:value="0.000660027" calcext:value-type="float">
            <text:p>0.000660027</text:p>
          </table:table-cell>
          <table:table-cell office:value-type="float" office:value="0.000690183" calcext:value-type="float">
            <text:p>0.000690183</text:p>
          </table:table-cell>
          <table:table-cell office:value-type="float" office:value="0.000663921" calcext:value-type="float">
            <text:p>0.000663921</text:p>
          </table:table-cell>
        </table:table-row>
        <table:table-row table:style-name="ro1">
          <table:table-cell office:value-type="float" office:value="0.00114641" calcext:value-type="float">
            <text:p>0.00114641</text:p>
          </table:table-cell>
          <table:table-cell office:value-type="float" office:value="0.00108149" calcext:value-type="float">
            <text:p>0.00108149</text:p>
          </table:table-cell>
          <table:table-cell office:value-type="float" office:value="0.00099682" calcext:value-type="float">
            <text:p>0.00099682</text:p>
          </table:table-cell>
          <table:table-cell office:value-type="float" office:value="0.000986443" calcext:value-type="float">
            <text:p>0.000986443</text:p>
          </table:table-cell>
          <table:table-cell office:value-type="float" office:value="0.000939079" calcext:value-type="float">
            <text:p>0.000939079</text:p>
          </table:table-cell>
          <table:table-cell office:value-type="float" office:value="0.000948913" calcext:value-type="float">
            <text:p>0.000948913</text:p>
          </table:table-cell>
          <table:table-cell office:value-type="float" office:value="0.000939655" calcext:value-type="float">
            <text:p>0.000939655</text:p>
          </table:table-cell>
          <table:table-cell office:value-type="float" office:value="0.000906472" calcext:value-type="float">
            <text:p>0.000906472</text:p>
          </table:table-cell>
          <table:table-cell office:value-type="float" office:value="0.000962563" calcext:value-type="float">
            <text:p>0.000962563</text:p>
          </table:table-cell>
        </table:table-row>
        <table:table-row table:style-name="ro1">
          <table:table-cell office:value-type="float" office:value="0.000969819" calcext:value-type="float">
            <text:p>0.000969819</text:p>
          </table:table-cell>
          <table:table-cell office:value-type="float" office:value="0.000776074" calcext:value-type="float">
            <text:p>0.000776074</text:p>
          </table:table-cell>
          <table:table-cell office:value-type="float" office:value="0.000820218" calcext:value-type="float">
            <text:p>0.000820218</text:p>
          </table:table-cell>
          <table:table-cell office:value-type="float" office:value="0.000920522" calcext:value-type="float">
            <text:p>0.000920522</text:p>
          </table:table-cell>
          <table:table-cell office:value-type="float" office:value="0.000793347" calcext:value-type="float">
            <text:p>0.000793347</text:p>
          </table:table-cell>
          <table:table-cell office:value-type="float" office:value="0.000809144" calcext:value-type="float">
            <text:p>0.000809144</text:p>
          </table:table-cell>
          <table:table-cell office:value-type="float" office:value="0.000729261" calcext:value-type="float">
            <text:p>0.000729261</text:p>
          </table:table-cell>
          <table:table-cell office:value-type="float" office:value="0.000749054" calcext:value-type="float">
            <text:p>0.000749054</text:p>
          </table:table-cell>
          <table:table-cell office:value-type="float" office:value="0.00072807" calcext:value-type="float">
            <text:p>0.00072807</text:p>
          </table:table-cell>
        </table:table-row>
        <table:table-row table:style-name="ro1">
          <table:table-cell office:value-type="float" office:value="0.00137664" calcext:value-type="float">
            <text:p>0.00137664</text:p>
          </table:table-cell>
          <table:table-cell office:value-type="float" office:value="0.00104051" calcext:value-type="float">
            <text:p>0.00104051</text:p>
          </table:table-cell>
          <table:table-cell office:value-type="float" office:value="0.00107667" calcext:value-type="float">
            <text:p>0.00107667</text:p>
          </table:table-cell>
          <table:table-cell office:value-type="float" office:value="0.00110038" calcext:value-type="float">
            <text:p>0.00110038</text:p>
          </table:table-cell>
          <table:table-cell office:value-type="float" office:value="0.000931379" calcext:value-type="float">
            <text:p>0.000931379</text:p>
          </table:table-cell>
          <table:table-cell office:value-type="float" office:value="0.00102313" calcext:value-type="float">
            <text:p>0.00102313</text:p>
          </table:table-cell>
          <table:table-cell office:value-type="float" office:value="0.00105121" calcext:value-type="float">
            <text:p>0.00105121</text:p>
          </table:table-cell>
          <table:table-cell office:value-type="float" office:value="0.000843625" calcext:value-type="float">
            <text:p>0.000843625</text:p>
          </table:table-cell>
          <table:table-cell office:value-type="float" office:value="0.000898877" calcext:value-type="float">
            <text:p>0.000898877</text:p>
          </table:table-cell>
        </table:table-row>
        <table:table-row table:style-name="ro1">
          <table:table-cell office:value-type="float" office:value="0.00183644" calcext:value-type="float">
            <text:p>0.00183644</text:p>
          </table:table-cell>
          <table:table-cell office:value-type="float" office:value="0.00148668" calcext:value-type="float">
            <text:p>0.00148668</text:p>
          </table:table-cell>
          <table:table-cell office:value-type="float" office:value="0.00157733" calcext:value-type="float">
            <text:p>0.00157733</text:p>
          </table:table-cell>
          <table:table-cell office:value-type="float" office:value="0.00150464" calcext:value-type="float">
            <text:p>0.00150464</text:p>
          </table:table-cell>
          <table:table-cell office:value-type="float" office:value="0.00176325" calcext:value-type="float">
            <text:p>0.00176325</text:p>
          </table:table-cell>
          <table:table-cell office:value-type="float" office:value="0.00164513" calcext:value-type="float">
            <text:p>0.00164513</text:p>
          </table:table-cell>
          <table:table-cell office:value-type="float" office:value="0.00107624" calcext:value-type="float">
            <text:p>0.00107624</text:p>
          </table:table-cell>
          <table:table-cell office:value-type="float" office:value="0.00141746" calcext:value-type="float">
            <text:p>0.00141746</text:p>
          </table:table-cell>
          <table:table-cell office:value-type="float" office:value="0.00205406" calcext:value-type="float">
            <text:p>0.00205406</text:p>
          </table:table-cell>
        </table:table-row>
        <table:table-row table:style-name="ro1">
          <table:table-cell office:value-type="float" office:value="0.000734843" calcext:value-type="float">
            <text:p>0.000734843</text:p>
          </table:table-cell>
          <table:table-cell office:value-type="float" office:value="0.000764169" calcext:value-type="float">
            <text:p>0.000764169</text:p>
          </table:table-cell>
          <table:table-cell office:value-type="float" office:value="0.000761054" calcext:value-type="float">
            <text:p>0.000761054</text:p>
          </table:table-cell>
          <table:table-cell office:value-type="float" office:value="0.000757183" calcext:value-type="float">
            <text:p>0.000757183</text:p>
          </table:table-cell>
          <table:table-cell office:value-type="float" office:value="0.000732897" calcext:value-type="float">
            <text:p>0.000732897</text:p>
          </table:table-cell>
          <table:table-cell office:value-type="float" office:value="0.000676455" calcext:value-type="float">
            <text:p>0.000676455</text:p>
          </table:table-cell>
          <table:table-cell office:value-type="float" office:value="0.000763249" calcext:value-type="float">
            <text:p>0.000763249</text:p>
          </table:table-cell>
          <table:table-cell office:value-type="float" office:value="0.000748767" calcext:value-type="float">
            <text:p>0.000748767</text:p>
          </table:table-cell>
          <table:table-cell office:value-type="float" office:value="0.000764688" calcext:value-type="float">
            <text:p>0.000764688</text:p>
          </table:table-cell>
        </table:table-row>
        <table:table-row table:style-name="ro1">
          <table:table-cell office:value-type="float" office:value="0.00138516" calcext:value-type="float">
            <text:p>0.00138516</text:p>
          </table:table-cell>
          <table:table-cell office:value-type="float" office:value="0.001118" calcext:value-type="float">
            <text:p>0.001118</text:p>
          </table:table-cell>
          <table:table-cell office:value-type="float" office:value="0.00121952" calcext:value-type="float">
            <text:p>0.00121952</text:p>
          </table:table-cell>
          <table:table-cell office:value-type="float" office:value="0.000977336" calcext:value-type="float">
            <text:p>0.000977336</text:p>
          </table:table-cell>
          <table:table-cell office:value-type="float" office:value="0.00103047" calcext:value-type="float">
            <text:p>0.00103047</text:p>
          </table:table-cell>
          <table:table-cell office:value-type="float" office:value="0.000923775" calcext:value-type="float">
            <text:p>0.000923775</text:p>
          </table:table-cell>
          <table:table-cell office:value-type="float" office:value="0.000923626" calcext:value-type="float">
            <text:p>0.000923626</text:p>
          </table:table-cell>
          <table:table-cell office:value-type="float" office:value="0.00106375" calcext:value-type="float">
            <text:p>0.00106375</text:p>
          </table:table-cell>
          <table:table-cell office:value-type="float" office:value="0.00103185" calcext:value-type="float">
            <text:p>0.00103185</text:p>
          </table:table-cell>
        </table:table-row>
        <table:table-row table:style-name="ro1">
          <table:table-cell office:value-type="float" office:value="0.00244128" calcext:value-type="float">
            <text:p>0.00244128</text:p>
          </table:table-cell>
          <table:table-cell office:value-type="float" office:value="0.00194721" calcext:value-type="float">
            <text:p>0.00194721</text:p>
          </table:table-cell>
          <table:table-cell office:value-type="float" office:value="0.00176739" calcext:value-type="float">
            <text:p>0.00176739</text:p>
          </table:table-cell>
          <table:table-cell office:value-type="float" office:value="0.00158929" calcext:value-type="float">
            <text:p>0.00158929</text:p>
          </table:table-cell>
          <table:table-cell office:value-type="float" office:value="0.00136401" calcext:value-type="float">
            <text:p>0.00136401</text:p>
          </table:table-cell>
          <table:table-cell office:value-type="float" office:value="0.00149985" calcext:value-type="float">
            <text:p>0.00149985</text:p>
          </table:table-cell>
          <table:table-cell office:value-type="float" office:value="0.00151561" calcext:value-type="float">
            <text:p>0.00151561</text:p>
          </table:table-cell>
          <table:table-cell office:value-type="float" office:value="0.00197269" calcext:value-type="float">
            <text:p>0.00197269</text:p>
          </table:table-cell>
          <table:table-cell office:value-type="float" office:value="0.00142496" calcext:value-type="float">
            <text:p>0.00142496</text:p>
          </table:table-cell>
        </table:table-row>
        <table:table-row table:style-name="ro1">
          <table:table-cell office:value-type="float" office:value="0.000799051" calcext:value-type="float">
            <text:p>0.000799051</text:p>
          </table:table-cell>
          <table:table-cell office:value-type="float" office:value="0.000808057" calcext:value-type="float">
            <text:p>0.000808057</text:p>
          </table:table-cell>
          <table:table-cell office:value-type="float" office:value="0.000814769" calcext:value-type="float">
            <text:p>0.000814769</text:p>
          </table:table-cell>
          <table:table-cell office:value-type="float" office:value="0.000798848" calcext:value-type="float">
            <text:p>0.000798848</text:p>
          </table:table-cell>
          <table:table-cell office:value-type="float" office:value="0.000761792" calcext:value-type="float">
            <text:p>0.000761792</text:p>
          </table:table-cell>
          <table:table-cell office:value-type="float" office:value="0.000807193" calcext:value-type="float">
            <text:p>0.000807193</text:p>
          </table:table-cell>
          <table:table-cell office:value-type="float" office:value="0.000811458" calcext:value-type="float">
            <text:p>0.000811458</text:p>
          </table:table-cell>
          <table:table-cell office:value-type="float" office:value="0.00079241" calcext:value-type="float">
            <text:p>0.00079241</text:p>
          </table:table-cell>
          <table:table-cell office:value-type="float" office:value="0.000799165" calcext:value-type="float">
            <text:p>0.000799165</text:p>
          </table:table-cell>
        </table:table-row>
        <table:table-row table:style-name="ro1">
          <table:table-cell office:value-type="float" office:value="0.00133165" calcext:value-type="float">
            <text:p>0.00133165</text:p>
          </table:table-cell>
          <table:table-cell office:value-type="float" office:value="0.00119357" calcext:value-type="float">
            <text:p>0.00119357</text:p>
          </table:table-cell>
          <table:table-cell office:value-type="float" office:value="0.000956563" calcext:value-type="float">
            <text:p>0.000956563</text:p>
          </table:table-cell>
          <table:table-cell office:value-type="float" office:value="0.000986658" calcext:value-type="float">
            <text:p>0.000986658</text:p>
          </table:table-cell>
          <table:table-cell office:value-type="float" office:value="0.00114661" calcext:value-type="float">
            <text:p>0.00114661</text:p>
          </table:table-cell>
          <table:table-cell office:value-type="float" office:value="0.000914775" calcext:value-type="float">
            <text:p>0.000914775</text:p>
          </table:table-cell>
          <table:table-cell office:value-type="float" office:value="0.000869725" calcext:value-type="float">
            <text:p>0.000869725</text:p>
          </table:table-cell>
          <table:table-cell office:value-type="float" office:value="0.00101739" calcext:value-type="float">
            <text:p>0.00101739</text:p>
          </table:table-cell>
          <table:table-cell office:value-type="float" office:value="0.00098732" calcext:value-type="float">
            <text:p>0.00098732</text:p>
          </table:table-cell>
        </table:table-row>
        <table:table-row table:style-name="ro1">
          <table:table-cell office:value-type="float" office:value="0.0841022" calcext:value-type="float">
            <text:p>0.0841022</text:p>
          </table:table-cell>
          <table:table-cell office:value-type="float" office:value="0.0389171" calcext:value-type="float">
            <text:p>0.0389171</text:p>
          </table:table-cell>
          <table:table-cell office:value-type="float" office:value="0.0455623" calcext:value-type="float">
            <text:p>0.0455623</text:p>
          </table:table-cell>
          <table:table-cell office:value-type="float" office:value="0.0341533" calcext:value-type="float">
            <text:p>0.0341533</text:p>
          </table:table-cell>
          <table:table-cell office:value-type="float" office:value="0.0346687" calcext:value-type="float">
            <text:p>0.0346687</text:p>
          </table:table-cell>
          <table:table-cell office:value-type="float" office:value="0.0168244" calcext:value-type="float">
            <text:p>0.0168244</text:p>
          </table:table-cell>
          <table:table-cell office:value-type="float" office:value="0.0227721" calcext:value-type="float">
            <text:p>0.0227721</text:p>
          </table:table-cell>
          <table:table-cell office:value-type="float" office:value="0.0280445" calcext:value-type="float">
            <text:p>0.0280445</text:p>
          </table:table-cell>
          <table:table-cell office:value-type="float" office:value="0.0522699" calcext:value-type="float">
            <text:p>0.0522699</text:p>
          </table:table-cell>
        </table:table-row>
        <table:table-row table:style-name="ro1">
          <table:table-cell office:value-type="float" office:value="0.1242" calcext:value-type="float">
            <text:p>0.1242</text:p>
          </table:table-cell>
          <table:table-cell office:value-type="float" office:value="0.0799807" calcext:value-type="float">
            <text:p>0.0799807</text:p>
          </table:table-cell>
          <table:table-cell office:value-type="float" office:value="0.0637641" calcext:value-type="float">
            <text:p>0.0637641</text:p>
          </table:table-cell>
          <table:table-cell office:value-type="float" office:value="0.0681278" calcext:value-type="float">
            <text:p>0.0681278</text:p>
          </table:table-cell>
          <table:table-cell office:value-type="float" office:value="0.0458784" calcext:value-type="float">
            <text:p>0.0458784</text:p>
          </table:table-cell>
          <table:table-cell office:value-type="float" office:value="0.0378574" calcext:value-type="float">
            <text:p>0.0378574</text:p>
          </table:table-cell>
          <table:table-cell office:value-type="float" office:value="0.0438686" calcext:value-type="float">
            <text:p>0.0438686</text:p>
          </table:table-cell>
          <table:table-cell office:value-type="float" office:value="0.0413368" calcext:value-type="float">
            <text:p>0.0413368</text:p>
          </table:table-cell>
          <table:table-cell office:value-type="float" office:value="0.0520435" calcext:value-type="float">
            <text:p>0.0520435</text:p>
          </table:table-cell>
        </table:table-row>
        <table:table-row table:style-name="ro1">
          <table:table-cell office:value-type="float" office:value="0.00119411" calcext:value-type="float">
            <text:p>0.00119411</text:p>
          </table:table-cell>
          <table:table-cell office:value-type="float" office:value="0.00148693" calcext:value-type="float">
            <text:p>0.00148693</text:p>
          </table:table-cell>
          <table:table-cell office:value-type="float" office:value="0.00131835" calcext:value-type="float">
            <text:p>0.00131835</text:p>
          </table:table-cell>
          <table:table-cell office:value-type="float" office:value="0.00138609" calcext:value-type="float">
            <text:p>0.00138609</text:p>
          </table:table-cell>
          <table:table-cell office:value-type="float" office:value="0.00133333" calcext:value-type="float">
            <text:p>0.00133333</text:p>
          </table:table-cell>
          <table:table-cell office:value-type="float" office:value="0.00112701" calcext:value-type="float">
            <text:p>0.00112701</text:p>
          </table:table-cell>
          <table:table-cell office:value-type="float" office:value="0.0012073" calcext:value-type="float">
            <text:p>0.0012073</text:p>
          </table:table-cell>
          <table:table-cell office:value-type="float" office:value="0.00124252" calcext:value-type="float">
            <text:p>0.00124252</text:p>
          </table:table-cell>
          <table:table-cell office:value-type="float" office:value="0.00117403" calcext:value-type="float">
            <text:p>0.00117403</text:p>
          </table:table-cell>
        </table:table-row>
        <table:table-row table:style-name="ro1">
          <table:table-cell office:value-type="float" office:value="0.00100024" calcext:value-type="float">
            <text:p>0.00100024</text:p>
          </table:table-cell>
          <table:table-cell office:value-type="float" office:value="0.00098022" calcext:value-type="float">
            <text:p>0.00098022</text:p>
          </table:table-cell>
          <table:table-cell office:value-type="float" office:value="0.00101348" calcext:value-type="float">
            <text:p>0.00101348</text:p>
          </table:table-cell>
          <table:table-cell office:value-type="float" office:value="0.000984396" calcext:value-type="float">
            <text:p>0.000984396</text:p>
          </table:table-cell>
          <table:table-cell office:value-type="float" office:value="0.000987298" calcext:value-type="float">
            <text:p>0.000987298</text:p>
          </table:table-cell>
          <table:table-cell office:value-type="float" office:value="0.00101883" calcext:value-type="float">
            <text:p>0.00101883</text:p>
          </table:table-cell>
          <table:table-cell office:value-type="float" office:value="0.00100351" calcext:value-type="float">
            <text:p>0.00100351</text:p>
          </table:table-cell>
          <table:table-cell office:value-type="float" office:value="0.00096637" calcext:value-type="float">
            <text:p>0.00096637</text:p>
          </table:table-cell>
          <table:table-cell office:value-type="float" office:value="0.000997734" calcext:value-type="float">
            <text:p>0.000997734</text:p>
          </table:table-cell>
        </table:table-row>
        <table:table-row table:style-name="ro1">
          <table:table-cell office:value-type="float" office:value="0.00439627" calcext:value-type="float">
            <text:p>0.00439627</text:p>
          </table:table-cell>
          <table:table-cell office:value-type="float" office:value="0.00301085" calcext:value-type="float">
            <text:p>0.00301085</text:p>
          </table:table-cell>
          <table:table-cell office:value-type="float" office:value="0.00465132" calcext:value-type="float">
            <text:p>0.00465132</text:p>
          </table:table-cell>
          <table:table-cell office:value-type="float" office:value="0.00483544" calcext:value-type="float">
            <text:p>0.00483544</text:p>
          </table:table-cell>
          <table:table-cell office:value-type="float" office:value="0.00298166" calcext:value-type="float">
            <text:p>0.00298166</text:p>
          </table:table-cell>
          <table:table-cell office:value-type="float" office:value="0.00322804" calcext:value-type="float">
            <text:p>0.00322804</text:p>
          </table:table-cell>
          <table:table-cell office:value-type="float" office:value="0.00280943" calcext:value-type="float">
            <text:p>0.00280943</text:p>
          </table:table-cell>
          <table:table-cell office:value-type="float" office:value="0.00584626" calcext:value-type="float">
            <text:p>0.00584626</text:p>
          </table:table-cell>
          <table:table-cell office:value-type="float" office:value="0.00554138" calcext:value-type="float">
            <text:p>0.00554138</text:p>
          </table:table-cell>
        </table:table-row>
        <table:table-row table:style-name="ro1">
          <table:table-cell office:value-type="float" office:value="0.0812604" calcext:value-type="float">
            <text:p>0.0812604</text:p>
          </table:table-cell>
          <table:table-cell office:value-type="float" office:value="0.038995" calcext:value-type="float">
            <text:p>0.038995</text:p>
          </table:table-cell>
          <table:table-cell office:value-type="float" office:value="0.0478385" calcext:value-type="float">
            <text:p>0.0478385</text:p>
          </table:table-cell>
          <table:table-cell office:value-type="float" office:value="0.0420092" calcext:value-type="float">
            <text:p>0.0420092</text:p>
          </table:table-cell>
          <table:table-cell office:value-type="float" office:value="0.0249244" calcext:value-type="float">
            <text:p>0.0249244</text:p>
          </table:table-cell>
          <table:table-cell office:value-type="float" office:value="0.0182286" calcext:value-type="float">
            <text:p>0.0182286</text:p>
          </table:table-cell>
          <table:table-cell office:value-type="float" office:value="0.024877" calcext:value-type="float">
            <text:p>0.024877</text:p>
          </table:table-cell>
          <table:table-cell office:value-type="float" office:value="0.0340038" calcext:value-type="float">
            <text:p>0.0340038</text:p>
          </table:table-cell>
          <table:table-cell office:value-type="float" office:value="0.0385669" calcext:value-type="float">
            <text:p>0.0385669</text:p>
          </table:table-cell>
        </table:table-row>
        <table:table-row table:style-name="ro1">
          <table:table-cell office:value-type="float" office:value="0.00174909" calcext:value-type="float">
            <text:p>0.00174909</text:p>
          </table:table-cell>
          <table:table-cell office:value-type="float" office:value="0.00132143" calcext:value-type="float">
            <text:p>0.00132143</text:p>
          </table:table-cell>
          <table:table-cell office:value-type="float" office:value="0.00141062" calcext:value-type="float">
            <text:p>0.00141062</text:p>
          </table:table-cell>
          <table:table-cell office:value-type="float" office:value="0.00138058" calcext:value-type="float">
            <text:p>0.00138058</text:p>
          </table:table-cell>
          <table:table-cell office:value-type="float" office:value="0.00114019" calcext:value-type="float">
            <text:p>0.00114019</text:p>
          </table:table-cell>
          <table:table-cell office:value-type="float" office:value="0.00108059" calcext:value-type="float">
            <text:p>0.00108059</text:p>
          </table:table-cell>
          <table:table-cell office:value-type="float" office:value="0.00117994" calcext:value-type="float">
            <text:p>0.00117994</text:p>
          </table:table-cell>
          <table:table-cell office:value-type="float" office:value="0.00114561" calcext:value-type="float">
            <text:p>0.00114561</text:p>
          </table:table-cell>
          <table:table-cell office:value-type="float" office:value="0.00110524" calcext:value-type="float">
            <text:p>0.00110524</text:p>
          </table:table-cell>
        </table:table-row>
        <table:table-row table:style-name="ro1">
          <table:table-cell office:value-type="float" office:value="0.00279034" calcext:value-type="float">
            <text:p>0.00279034</text:p>
          </table:table-cell>
          <table:table-cell office:value-type="float" office:value="0.00158481" calcext:value-type="float">
            <text:p>0.00158481</text:p>
          </table:table-cell>
          <table:table-cell office:value-type="float" office:value="0.00143388" calcext:value-type="float">
            <text:p>0.00143388</text:p>
          </table:table-cell>
          <table:table-cell office:value-type="float" office:value="0.00147581" calcext:value-type="float">
            <text:p>0.00147581</text:p>
          </table:table-cell>
          <table:table-cell office:value-type="float" office:value="0.00136681" calcext:value-type="float">
            <text:p>0.00136681</text:p>
          </table:table-cell>
          <table:table-cell office:value-type="float" office:value="0.0012446" calcext:value-type="float">
            <text:p>0.0012446</text:p>
          </table:table-cell>
          <table:table-cell office:value-type="float" office:value="0.00121203" calcext:value-type="float">
            <text:p>0.00121203</text:p>
          </table:table-cell>
          <table:table-cell office:value-type="float" office:value="0.00127464" calcext:value-type="float">
            <text:p>0.00127464</text:p>
          </table:table-cell>
          <table:table-cell office:value-type="float" office:value="0.00107778" calcext:value-type="float">
            <text:p>0.00107778</text:p>
          </table:table-cell>
        </table:table-row>
        <table:table-row table:style-name="ro1">
          <table:table-cell office:value-type="float" office:value="0.000860462" calcext:value-type="float">
            <text:p>0.000860462</text:p>
          </table:table-cell>
          <table:table-cell office:value-type="float" office:value="0.000970072" calcext:value-type="float">
            <text:p>0.000970072</text:p>
          </table:table-cell>
          <table:table-cell office:value-type="float" office:value="0.000878071" calcext:value-type="float">
            <text:p>0.000878071</text:p>
          </table:table-cell>
          <table:table-cell office:value-type="float" office:value="0.000817094" calcext:value-type="float">
            <text:p>0.000817094</text:p>
          </table:table-cell>
          <table:table-cell office:value-type="float" office:value="0.000934627" calcext:value-type="float">
            <text:p>0.000934627</text:p>
          </table:table-cell>
          <table:table-cell office:value-type="float" office:value="0.000908927" calcext:value-type="float">
            <text:p>0.000908927</text:p>
          </table:table-cell>
          <table:table-cell office:value-type="float" office:value="0.000909674" calcext:value-type="float">
            <text:p>0.000909674</text:p>
          </table:table-cell>
          <table:table-cell office:value-type="float" office:value="0.000847889" calcext:value-type="float">
            <text:p>0.000847889</text:p>
          </table:table-cell>
          <table:table-cell office:value-type="float" office:value="0.000946259" calcext:value-type="float">
            <text:p>0.000946259</text:p>
          </table:table-cell>
        </table:table-row>
        <table:table-row table:style-name="ro1">
          <table:table-cell office:value-type="float" office:value="0.001283" calcext:value-type="float">
            <text:p>0.001283</text:p>
          </table:table-cell>
          <table:table-cell office:value-type="float" office:value="0.000972309" calcext:value-type="float">
            <text:p>0.000972309</text:p>
          </table:table-cell>
          <table:table-cell office:value-type="float" office:value="0.000932313" calcext:value-type="float">
            <text:p>0.000932313</text:p>
          </table:table-cell>
          <table:table-cell office:value-type="float" office:value="0.000882197" calcext:value-type="float">
            <text:p>0.000882197</text:p>
          </table:table-cell>
          <table:table-cell office:value-type="float" office:value="0.00108151" calcext:value-type="float">
            <text:p>0.00108151</text:p>
          </table:table-cell>
          <table:table-cell office:value-type="float" office:value="0.000880472" calcext:value-type="float">
            <text:p>0.000880472</text:p>
          </table:table-cell>
          <table:table-cell office:value-type="float" office:value="0.000849277" calcext:value-type="float">
            <text:p>0.000849277</text:p>
          </table:table-cell>
          <table:table-cell office:value-type="float" office:value="0.000878511" calcext:value-type="float">
            <text:p>0.000878511</text:p>
          </table:table-cell>
          <table:table-cell office:value-type="float" office:value="0.000863825" calcext:value-type="float">
            <text:p>0.000863825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140188" calcext:value-type="float">
            <text:p>0.140188</text:p>
          </table:table-cell>
          <table:table-cell office:value-type="float" office:value="0.133134" calcext:value-type="float">
            <text:p>0.133134</text:p>
          </table:table-cell>
          <table:table-cell office:value-type="float" office:value="0.148693" calcext:value-type="float">
            <text:p>0.148693</text:p>
          </table:table-cell>
          <table:table-cell office:value-type="float" office:value="0.127653" calcext:value-type="float">
            <text:p>0.127653</text:p>
          </table:table-cell>
          <table:table-cell office:value-type="float" office:value="0.123096" calcext:value-type="float">
            <text:p>0.123096</text:p>
          </table:table-cell>
          <table:table-cell office:value-type="float" office:value="0.116102" calcext:value-type="float">
            <text:p>0.116102</text:p>
          </table:table-cell>
          <table:table-cell office:value-type="float" office:value="0.096325" calcext:value-type="float">
            <text:p>0.096325</text:p>
          </table:table-cell>
          <table:table-cell office:value-type="float" office:value="0.0885036" calcext:value-type="float">
            <text:p>0.0885036</text:p>
          </table:table-cell>
        </table:table-row>
        <table:table-row table:style-name="ro1">
          <table:table-cell office:value-type="float" office:value="0.00141871" calcext:value-type="float">
            <text:p>0.00141871</text:p>
          </table:table-cell>
          <table:table-cell office:value-type="float" office:value="0.00135298" calcext:value-type="float">
            <text:p>0.00135298</text:p>
          </table:table-cell>
          <table:table-cell office:value-type="float" office:value="0.00126804" calcext:value-type="float">
            <text:p>0.00126804</text:p>
          </table:table-cell>
          <table:table-cell office:value-type="float" office:value="0.00128297" calcext:value-type="float">
            <text:p>0.00128297</text:p>
          </table:table-cell>
          <table:table-cell office:value-type="float" office:value="0.00146309" calcext:value-type="float">
            <text:p>0.00146309</text:p>
          </table:table-cell>
          <table:table-cell office:value-type="float" office:value="0.00126376" calcext:value-type="float">
            <text:p>0.00126376</text:p>
          </table:table-cell>
          <table:table-cell office:value-type="float" office:value="0.00123535" calcext:value-type="float">
            <text:p>0.00123535</text:p>
          </table:table-cell>
          <table:table-cell office:value-type="float" office:value="0.00123411" calcext:value-type="float">
            <text:p>0.00123411</text:p>
          </table:table-cell>
          <table:table-cell office:value-type="float" office:value="0.00115707" calcext:value-type="float">
            <text:p>0.00115707</text:p>
          </table:table-cell>
        </table:table-row>
        <table:table-row table:style-name="ro1">
          <table:table-cell office:value-type="float" office:value="0.00269208" calcext:value-type="float">
            <text:p>0.00269208</text:p>
          </table:table-cell>
          <table:table-cell office:value-type="float" office:value="0.00168821" calcext:value-type="float">
            <text:p>0.00168821</text:p>
          </table:table-cell>
          <table:table-cell office:value-type="float" office:value="0.00141046" calcext:value-type="float">
            <text:p>0.00141046</text:p>
          </table:table-cell>
          <table:table-cell office:value-type="float" office:value="0.0018187" calcext:value-type="float">
            <text:p>0.0018187</text:p>
          </table:table-cell>
          <table:table-cell office:value-type="float" office:value="0.0015687" calcext:value-type="float">
            <text:p>0.0015687</text:p>
          </table:table-cell>
          <table:table-cell office:value-type="float" office:value="0.00136582" calcext:value-type="float">
            <text:p>0.00136582</text:p>
          </table:table-cell>
          <table:table-cell office:value-type="float" office:value="0.00142965" calcext:value-type="float">
            <text:p>0.00142965</text:p>
          </table:table-cell>
          <table:table-cell office:value-type="float" office:value="0.00153839" calcext:value-type="float">
            <text:p>0.00153839</text:p>
          </table:table-cell>
          <table:table-cell office:value-type="float" office:value="0.00144863" calcext:value-type="float">
            <text:p>0.00144863</text:p>
          </table:table-cell>
        </table:table-row>
        <table:table-row table:style-name="ro1">
          <table:table-cell office:value-type="float" office:value="0.000997159" calcext:value-type="float">
            <text:p>0.000997159</text:p>
          </table:table-cell>
          <table:table-cell office:value-type="float" office:value="0.00108187" calcext:value-type="float">
            <text:p>0.00108187</text:p>
          </table:table-cell>
          <table:table-cell office:value-type="float" office:value="0.00101889" calcext:value-type="float">
            <text:p>0.00101889</text:p>
          </table:table-cell>
          <table:table-cell office:value-type="float" office:value="0.000945632" calcext:value-type="float">
            <text:p>0.000945632</text:p>
          </table:table-cell>
          <table:table-cell office:value-type="float" office:value="0.00101177" calcext:value-type="float">
            <text:p>0.00101177</text:p>
          </table:table-cell>
          <table:table-cell office:value-type="float" office:value="0.00101831" calcext:value-type="float">
            <text:p>0.00101831</text:p>
          </table:table-cell>
          <table:table-cell office:value-type="float" office:value="0.00103507" calcext:value-type="float">
            <text:p>0.00103507</text:p>
          </table:table-cell>
          <table:table-cell office:value-type="float" office:value="0.000991161" calcext:value-type="float">
            <text:p>0.000991161</text:p>
          </table:table-cell>
          <table:table-cell office:value-type="float" office:value="0.00109041" calcext:value-type="float">
            <text:p>0.00109041</text:p>
          </table:table-cell>
        </table:table-row>
        <table:table-row table:style-name="ro1">
          <table:table-cell office:value-type="float" office:value="0.00133256" calcext:value-type="float">
            <text:p>0.00133256</text:p>
          </table:table-cell>
          <table:table-cell office:value-type="float" office:value="0.00125861" calcext:value-type="float">
            <text:p>0.00125861</text:p>
          </table:table-cell>
          <table:table-cell office:value-type="float" office:value="0.00114156" calcext:value-type="float">
            <text:p>0.00114156</text:p>
          </table:table-cell>
          <table:table-cell office:value-type="float" office:value="0.00131631" calcext:value-type="float">
            <text:p>0.00131631</text:p>
          </table:table-cell>
          <table:table-cell office:value-type="float" office:value="0.00107899" calcext:value-type="float">
            <text:p>0.00107899</text:p>
          </table:table-cell>
          <table:table-cell office:value-type="float" office:value="0.00110726" calcext:value-type="float">
            <text:p>0.00110726</text:p>
          </table:table-cell>
          <table:table-cell office:value-type="float" office:value="0.00121675" calcext:value-type="float">
            <text:p>0.00121675</text:p>
          </table:table-cell>
          <table:table-cell office:value-type="float" office:value="0.00119756" calcext:value-type="float">
            <text:p>0.00119756</text:p>
          </table:table-cell>
          <table:table-cell office:value-type="float" office:value="0.00112695" calcext:value-type="float">
            <text:p>0.00112695</text:p>
          </table:table-cell>
        </table:table-row>
        <table:table-row table:style-name="ro1">
          <table:table-cell office:value-type="float" office:value="0.000793235" calcext:value-type="float">
            <text:p>0.000793235</text:p>
          </table:table-cell>
          <table:table-cell office:value-type="float" office:value="0.000811079" calcext:value-type="float">
            <text:p>0.000811079</text:p>
          </table:table-cell>
          <table:table-cell office:value-type="float" office:value="0.000829464" calcext:value-type="float">
            <text:p>0.000829464</text:p>
          </table:table-cell>
          <table:table-cell office:value-type="float" office:value="0.000790134" calcext:value-type="float">
            <text:p>0.000790134</text:p>
          </table:table-cell>
          <table:table-cell office:value-type="float" office:value="0.000801107" calcext:value-type="float">
            <text:p>0.000801107</text:p>
          </table:table-cell>
          <table:table-cell office:value-type="float" office:value="0.000786863" calcext:value-type="float">
            <text:p>0.000786863</text:p>
          </table:table-cell>
          <table:table-cell office:value-type="float" office:value="0.000818659" calcext:value-type="float">
            <text:p>0.000818659</text:p>
          </table:table-cell>
          <table:table-cell office:value-type="float" office:value="0.000821511" calcext:value-type="float">
            <text:p>0.000821511</text:p>
          </table:table-cell>
          <table:table-cell office:value-type="float" office:value="0.000808315" calcext:value-type="float">
            <text:p>0.000808315</text:p>
          </table:table-cell>
        </table:table-row>
        <table:table-row table:style-name="ro1">
          <table:table-cell office:value-type="float" office:value="0.00192569" calcext:value-type="float">
            <text:p>0.00192569</text:p>
          </table:table-cell>
          <table:table-cell office:value-type="float" office:value="0.00167096" calcext:value-type="float">
            <text:p>0.00167096</text:p>
          </table:table-cell>
          <table:table-cell office:value-type="float" office:value="0.00150688" calcext:value-type="float">
            <text:p>0.00150688</text:p>
          </table:table-cell>
          <table:table-cell office:value-type="float" office:value="0.00162929" calcext:value-type="float">
            <text:p>0.00162929</text:p>
          </table:table-cell>
          <table:table-cell office:value-type="float" office:value="0.00156557" calcext:value-type="float">
            <text:p>0.00156557</text:p>
          </table:table-cell>
          <table:table-cell office:value-type="float" office:value="0.00133025" calcext:value-type="float">
            <text:p>0.00133025</text:p>
          </table:table-cell>
          <table:table-cell office:value-type="float" office:value="0.00173623" calcext:value-type="float">
            <text:p>0.00173623</text:p>
          </table:table-cell>
          <table:table-cell office:value-type="float" office:value="0.00140511" calcext:value-type="float">
            <text:p>0.00140511</text:p>
          </table:table-cell>
          <table:table-cell office:value-type="float" office:value="0.00145949" calcext:value-type="float">
            <text:p>0.00145949</text:p>
          </table:table-cell>
        </table:table-row>
        <table:table-row table:style-name="ro1">
          <table:table-cell office:value-type="float" office:value="0.00109289" calcext:value-type="float">
            <text:p>0.00109289</text:p>
          </table:table-cell>
          <table:table-cell office:value-type="float" office:value="0.00119145" calcext:value-type="float">
            <text:p>0.00119145</text:p>
          </table:table-cell>
          <table:table-cell office:value-type="float" office:value="0.00116248" calcext:value-type="float">
            <text:p>0.00116248</text:p>
          </table:table-cell>
          <table:table-cell office:value-type="float" office:value="0.00119718" calcext:value-type="float">
            <text:p>0.00119718</text:p>
          </table:table-cell>
          <table:table-cell office:value-type="float" office:value="0.00121227" calcext:value-type="float">
            <text:p>0.00121227</text:p>
          </table:table-cell>
          <table:table-cell office:value-type="float" office:value="0.00109457" calcext:value-type="float">
            <text:p>0.00109457</text:p>
          </table:table-cell>
          <table:table-cell office:value-type="float" office:value="0.00118089" calcext:value-type="float">
            <text:p>0.00118089</text:p>
          </table:table-cell>
          <table:table-cell office:value-type="float" office:value="0.00121451" calcext:value-type="float">
            <text:p>0.00121451</text:p>
          </table:table-cell>
          <table:table-cell office:value-type="float" office:value="0.00115112" calcext:value-type="float">
            <text:p>0.00115112</text:p>
          </table:table-cell>
        </table:table-row>
        <table:table-row table:style-name="ro1">
          <table:table-cell office:value-type="float" office:value="0.00172832" calcext:value-type="float">
            <text:p>0.00172832</text:p>
          </table:table-cell>
          <table:table-cell office:value-type="float" office:value="0.00165117" calcext:value-type="float">
            <text:p>0.00165117</text:p>
          </table:table-cell>
          <table:table-cell office:value-type="float" office:value="0.00207767" calcext:value-type="float">
            <text:p>0.00207767</text:p>
          </table:table-cell>
          <table:table-cell office:value-type="float" office:value="0.00163456" calcext:value-type="float">
            <text:p>0.00163456</text:p>
          </table:table-cell>
          <table:table-cell office:value-type="float" office:value="0.00160078" calcext:value-type="float">
            <text:p>0.00160078</text:p>
          </table:table-cell>
          <table:table-cell office:value-type="float" office:value="0.00157177" calcext:value-type="float">
            <text:p>0.00157177</text:p>
          </table:table-cell>
          <table:table-cell office:value-type="float" office:value="0.00142165" calcext:value-type="float">
            <text:p>0.00142165</text:p>
          </table:table-cell>
          <table:table-cell office:value-type="float" office:value="0.00148552" calcext:value-type="float">
            <text:p>0.00148552</text:p>
          </table:table-cell>
          <table:table-cell office:value-type="float" office:value="0.00148796" calcext:value-type="float">
            <text:p>0.00148796</text:p>
          </table:table-cell>
        </table:table-row>
        <table:table-row table:style-name="ro1">
          <table:table-cell office:value-type="float" office:value="0.000945765" calcext:value-type="float">
            <text:p>0.000945765</text:p>
          </table:table-cell>
          <table:table-cell office:value-type="float" office:value="0.000993556" calcext:value-type="float">
            <text:p>0.000993556</text:p>
          </table:table-cell>
          <table:table-cell office:value-type="float" office:value="0.000981908" calcext:value-type="float">
            <text:p>0.000981908</text:p>
          </table:table-cell>
          <table:table-cell office:value-type="float" office:value="0.000941072" calcext:value-type="float">
            <text:p>0.000941072</text:p>
          </table:table-cell>
          <table:table-cell office:value-type="float" office:value="0.000932291" calcext:value-type="float">
            <text:p>0.000932291</text:p>
          </table:table-cell>
          <table:table-cell office:value-type="float" office:value="0.00098993" calcext:value-type="float">
            <text:p>0.00098993</text:p>
          </table:table-cell>
          <table:table-cell office:value-type="float" office:value="0.000963425" calcext:value-type="float">
            <text:p>0.000963425</text:p>
          </table:table-cell>
          <table:table-cell office:value-type="float" office:value="0.000990196" calcext:value-type="float">
            <text:p>0.000990196</text:p>
          </table:table-cell>
          <table:table-cell office:value-type="float" office:value="0.000992775" calcext:value-type="float">
            <text:p>0.000992775</text:p>
          </table:table-cell>
        </table:table-row>
        <table:table-row table:style-name="ro1">
          <table:table-cell office:value-type="float" office:value="0.00127721" calcext:value-type="float">
            <text:p>0.00127721</text:p>
          </table:table-cell>
          <table:table-cell office:value-type="float" office:value="0.00156737" calcext:value-type="float">
            <text:p>0.00156737</text:p>
          </table:table-cell>
          <table:table-cell office:value-type="float" office:value="0.00143871" calcext:value-type="float">
            <text:p>0.00143871</text:p>
          </table:table-cell>
          <table:table-cell office:value-type="float" office:value="0.0011359" calcext:value-type="float">
            <text:p>0.0011359</text:p>
          </table:table-cell>
          <table:table-cell office:value-type="float" office:value="0.00115436" calcext:value-type="float">
            <text:p>0.00115436</text:p>
          </table:table-cell>
          <table:table-cell office:value-type="float" office:value="0.00112375" calcext:value-type="float">
            <text:p>0.00112375</text:p>
          </table:table-cell>
          <table:table-cell office:value-type="float" office:value="0.00127351" calcext:value-type="float">
            <text:p>0.00127351</text:p>
          </table:table-cell>
          <table:table-cell office:value-type="float" office:value="0.00120411" calcext:value-type="float">
            <text:p>0.00120411</text:p>
          </table:table-cell>
          <table:table-cell office:value-type="float" office:value="0.00121964" calcext:value-type="float">
            <text:p>0.00121964</text:p>
          </table:table-cell>
        </table:table-row>
        <table:table-row table:style-name="ro1">
          <table:table-cell office:value-type="float" office:value="0.00141917" calcext:value-type="float">
            <text:p>0.00141917</text:p>
          </table:table-cell>
          <table:table-cell office:value-type="float" office:value="0.0015174" calcext:value-type="float">
            <text:p>0.0015174</text:p>
          </table:table-cell>
          <table:table-cell office:value-type="float" office:value="0.00126813" calcext:value-type="float">
            <text:p>0.00126813</text:p>
          </table:table-cell>
          <table:table-cell office:value-type="float" office:value="0.00133951" calcext:value-type="float">
            <text:p>0.00133951</text:p>
          </table:table-cell>
          <table:table-cell office:value-type="float" office:value="0.0012642" calcext:value-type="float">
            <text:p>0.0012642</text:p>
          </table:table-cell>
          <table:table-cell office:value-type="float" office:value="0.00131475" calcext:value-type="float">
            <text:p>0.00131475</text:p>
          </table:table-cell>
          <table:table-cell office:value-type="float" office:value="0.00130983" calcext:value-type="float">
            <text:p>0.00130983</text:p>
          </table:table-cell>
          <table:table-cell office:value-type="float" office:value="0.00134841" calcext:value-type="float">
            <text:p>0.00134841</text:p>
          </table:table-cell>
          <table:table-cell office:value-type="float" office:value="0.00122767" calcext:value-type="float">
            <text:p>0.00122767</text:p>
          </table:table-cell>
        </table:table-row>
        <table:table-row table:style-name="ro1">
          <table:table-cell office:value-type="float" office:value="0.00149102" calcext:value-type="float">
            <text:p>0.00149102</text:p>
          </table:table-cell>
          <table:table-cell office:value-type="float" office:value="0.00154073" calcext:value-type="float">
            <text:p>0.00154073</text:p>
          </table:table-cell>
          <table:table-cell office:value-type="float" office:value="0.00132732" calcext:value-type="float">
            <text:p>0.00132732</text:p>
          </table:table-cell>
          <table:table-cell office:value-type="float" office:value="0.00144173" calcext:value-type="float">
            <text:p>0.00144173</text:p>
          </table:table-cell>
          <table:table-cell office:value-type="float" office:value="0.00147643" calcext:value-type="float">
            <text:p>0.00147643</text:p>
          </table:table-cell>
          <table:table-cell office:value-type="float" office:value="0.00121233" calcext:value-type="float">
            <text:p>0.00121233</text:p>
          </table:table-cell>
          <table:table-cell office:value-type="float" office:value="0.00140578" calcext:value-type="float">
            <text:p>0.00140578</text:p>
          </table:table-cell>
          <table:table-cell office:value-type="float" office:value="0.00130067" calcext:value-type="float">
            <text:p>0.00130067</text:p>
          </table:table-cell>
          <table:table-cell office:value-type="float" office:value="0.00127081" calcext:value-type="float">
            <text:p>0.00127081</text:p>
          </table:table-cell>
        </table:table-row>
        <table:table-row table:style-name="ro1">
          <table:table-cell office:value-type="float" office:value="0.112571" calcext:value-type="float">
            <text:p>0.112571</text:p>
          </table:table-cell>
          <table:table-cell office:value-type="float" office:value="0.0659419" calcext:value-type="float">
            <text:p>0.0659419</text:p>
          </table:table-cell>
          <table:table-cell office:value-type="float" office:value="0.0646366" calcext:value-type="float">
            <text:p>0.0646366</text:p>
          </table:table-cell>
          <table:table-cell office:value-type="float" office:value="0.0499644" calcext:value-type="float">
            <text:p>0.0499644</text:p>
          </table:table-cell>
          <table:table-cell office:value-type="float" office:value="0.0504877" calcext:value-type="float">
            <text:p>0.0504877</text:p>
          </table:table-cell>
          <table:table-cell office:value-type="float" office:value="0.0385201" calcext:value-type="float">
            <text:p>0.0385201</text:p>
          </table:table-cell>
          <table:table-cell office:value-type="float" office:value="0.0525049" calcext:value-type="float">
            <text:p>0.0525049</text:p>
          </table:table-cell>
          <table:table-cell office:value-type="float" office:value="0.0425009" calcext:value-type="float">
            <text:p>0.0425009</text:p>
          </table:table-cell>
          <table:table-cell office:value-type="float" office:value="0.0647706" calcext:value-type="float">
            <text:p>0.0647706</text:p>
          </table:table-cell>
        </table:table-row>
        <table:table-row table:style-name="ro1">
          <table:table-cell office:value-type="float" office:value="0.00200875" calcext:value-type="float">
            <text:p>0.00200875</text:p>
          </table:table-cell>
          <table:table-cell office:value-type="float" office:value="0.0013564" calcext:value-type="float">
            <text:p>0.0013564</text:p>
          </table:table-cell>
          <table:table-cell office:value-type="float" office:value="0.00115672" calcext:value-type="float">
            <text:p>0.00115672</text:p>
          </table:table-cell>
          <table:table-cell office:value-type="float" office:value="0.00131499" calcext:value-type="float">
            <text:p>0.00131499</text:p>
          </table:table-cell>
          <table:table-cell office:value-type="float" office:value="0.00134961" calcext:value-type="float">
            <text:p>0.00134961</text:p>
          </table:table-cell>
          <table:table-cell office:value-type="float" office:value="0.00108837" calcext:value-type="float">
            <text:p>0.00108837</text:p>
          </table:table-cell>
          <table:table-cell office:value-type="float" office:value="0.00124166" calcext:value-type="float">
            <text:p>0.00124166</text:p>
          </table:table-cell>
          <table:table-cell office:value-type="float" office:value="0.00120013" calcext:value-type="float">
            <text:p>0.00120013</text:p>
          </table:table-cell>
          <table:table-cell office:value-type="float" office:value="0.0012054" calcext:value-type="float">
            <text:p>0.0012054</text:p>
          </table:table-cell>
        </table:table-row>
        <table:table-row table:style-name="ro1">
          <table:table-cell office:value-type="float" office:value="0.00345245" calcext:value-type="float">
            <text:p>0.00345245</text:p>
          </table:table-cell>
          <table:table-cell office:value-type="float" office:value="0.00232208" calcext:value-type="float">
            <text:p>0.00232208</text:p>
          </table:table-cell>
          <table:table-cell office:value-type="float" office:value="0.00189209" calcext:value-type="float">
            <text:p>0.00189209</text:p>
          </table:table-cell>
          <table:table-cell office:value-type="float" office:value="0.00224996" calcext:value-type="float">
            <text:p>0.00224996</text:p>
          </table:table-cell>
          <table:table-cell office:value-type="float" office:value="0.00171933" calcext:value-type="float">
            <text:p>0.00171933</text:p>
          </table:table-cell>
          <table:table-cell office:value-type="float" office:value="0.0018279" calcext:value-type="float">
            <text:p>0.0018279</text:p>
          </table:table-cell>
          <table:table-cell office:value-type="float" office:value="0.00200872" calcext:value-type="float">
            <text:p>0.00200872</text:p>
          </table:table-cell>
          <table:table-cell office:value-type="float" office:value="0.00171136" calcext:value-type="float">
            <text:p>0.00171136</text:p>
          </table:table-cell>
          <table:table-cell office:value-type="float" office:value="0.00163429" calcext:value-type="float">
            <text:p>0.00163429</text:p>
          </table:table-cell>
        </table:table-row>
        <table:table-row table:style-name="ro1">
          <table:table-cell office:value-type="float" office:value="0.00144843" calcext:value-type="float">
            <text:p>0.00144843</text:p>
          </table:table-cell>
          <table:table-cell office:value-type="float" office:value="0.00167022" calcext:value-type="float">
            <text:p>0.00167022</text:p>
          </table:table-cell>
          <table:table-cell office:value-type="float" office:value="0.00175225" calcext:value-type="float">
            <text:p>0.00175225</text:p>
          </table:table-cell>
          <table:table-cell office:value-type="float" office:value="0.00170316" calcext:value-type="float">
            <text:p>0.00170316</text:p>
          </table:table-cell>
          <table:table-cell office:value-type="float" office:value="0.00149783" calcext:value-type="float">
            <text:p>0.00149783</text:p>
          </table:table-cell>
          <table:table-cell office:value-type="float" office:value="0.00141311" calcext:value-type="float">
            <text:p>0.00141311</text:p>
          </table:table-cell>
          <table:table-cell office:value-type="float" office:value="0.00164085" calcext:value-type="float">
            <text:p>0.00164085</text:p>
          </table:table-cell>
          <table:table-cell office:value-type="float" office:value="0.00159502" calcext:value-type="float">
            <text:p>0.00159502</text:p>
          </table:table-cell>
          <table:table-cell office:value-type="float" office:value="0.00144808" calcext:value-type="float">
            <text:p>0.00144808</text:p>
          </table:table-cell>
        </table:table-row>
        <table:table-row table:style-name="ro1">
          <table:table-cell office:value-type="float" office:value="0.00178692" calcext:value-type="float">
            <text:p>0.00178692</text:p>
          </table:table-cell>
          <table:table-cell office:value-type="float" office:value="0.00237431" calcext:value-type="float">
            <text:p>0.00237431</text:p>
          </table:table-cell>
          <table:table-cell office:value-type="float" office:value="0.00181064" calcext:value-type="float">
            <text:p>0.00181064</text:p>
          </table:table-cell>
          <table:table-cell office:value-type="float" office:value="0.00192227" calcext:value-type="float">
            <text:p>0.00192227</text:p>
          </table:table-cell>
          <table:table-cell office:value-type="float" office:value="0.0016903" calcext:value-type="float">
            <text:p>0.0016903</text:p>
          </table:table-cell>
          <table:table-cell office:value-type="float" office:value="0.00153146" calcext:value-type="float">
            <text:p>0.00153146</text:p>
          </table:table-cell>
          <table:table-cell office:value-type="float" office:value="0.00155103" calcext:value-type="float">
            <text:p>0.00155103</text:p>
          </table:table-cell>
          <table:table-cell office:value-type="float" office:value="0.00153385" calcext:value-type="float">
            <text:p>0.00153385</text:p>
          </table:table-cell>
          <table:table-cell office:value-type="float" office:value="0.00133584" calcext:value-type="float">
            <text:p>0.00133584</text:p>
          </table:table-cell>
        </table:table-row>
        <table:table-row table:style-name="ro1">
          <table:table-cell office:value-type="float" office:value="0.189013" calcext:value-type="float">
            <text:p>0.189013</text:p>
          </table:table-cell>
          <table:table-cell office:value-type="float" office:value="0.179842" calcext:value-type="float">
            <text:p>0.179842</text:p>
          </table:table-cell>
          <table:table-cell office:value-type="float" office:value="0.196145" calcext:value-type="float">
            <text:p>0.196145</text:p>
          </table:table-cell>
          <table:table-cell office:value-type="float" office:value="0.191545" calcext:value-type="float">
            <text:p>0.191545</text:p>
          </table:table-cell>
          <table:table-cell office:value-type="float" office:value="0.219964" calcext:value-type="float">
            <text:p>0.219964</text:p>
          </table:table-cell>
          <table:table-cell office:value-type="float" office:value="0.221458" calcext:value-type="float">
            <text:p>0.221458</text:p>
          </table:table-cell>
          <table:table-cell office:value-type="float" office:value="0.177497" calcext:value-type="float">
            <text:p>0.177497</text:p>
          </table:table-cell>
          <table:table-cell office:value-type="float" office:value="0.176749" calcext:value-type="float">
            <text:p>0.176749</text:p>
          </table:table-cell>
          <table:table-cell office:value-type="float" office:value="0.130187" calcext:value-type="float">
            <text:p>0.130187</text:p>
          </table:table-cell>
        </table:table-row>
        <table:table-row table:style-name="ro1">
          <table:table-cell office:value-type="float" office:value="0.162642" calcext:value-type="float">
            <text:p>0.162642</text:p>
          </table:table-cell>
          <table:table-cell office:value-type="float" office:value="0.153227" calcext:value-type="float">
            <text:p>0.153227</text:p>
          </table:table-cell>
          <table:table-cell office:value-type="float" office:value="0.172607" calcext:value-type="float">
            <text:p>0.172607</text:p>
          </table:table-cell>
          <table:table-cell office:value-type="float" office:value="0.192718" calcext:value-type="float">
            <text:p>0.192718</text:p>
          </table:table-cell>
          <table:table-cell office:value-type="float" office:value="0.16688" calcext:value-type="float">
            <text:p>0.16688</text:p>
          </table:table-cell>
          <table:table-cell office:value-type="float" office:value="0.185333" calcext:value-type="float">
            <text:p>0.185333</text:p>
          </table:table-cell>
          <table:table-cell office:value-type="float" office:value="0.183007" calcext:value-type="float">
            <text:p>0.183007</text:p>
          </table:table-cell>
          <table:table-cell office:value-type="float" office:value="0.129296" calcext:value-type="float">
            <text:p>0.129296</text:p>
          </table:table-cell>
          <table:table-cell office:value-type="float" office:value="0.119878" calcext:value-type="float">
            <text:p>0.119878</text:p>
          </table:table-cell>
        </table:table-row>
        <table:table-row table:style-name="ro1">
          <table:table-cell office:value-type="float" office:value="0.155358" calcext:value-type="float">
            <text:p>0.155358</text:p>
          </table:table-cell>
          <table:table-cell office:value-type="float" office:value="0.156472" calcext:value-type="float">
            <text:p>0.156472</text:p>
          </table:table-cell>
          <table:table-cell office:value-type="float" office:value="0.16152" calcext:value-type="float">
            <text:p>0.16152</text:p>
          </table:table-cell>
          <table:table-cell office:value-type="float" office:value="0.153659" calcext:value-type="float">
            <text:p>0.153659</text:p>
          </table:table-cell>
          <table:table-cell office:value-type="float" office:value="0.15333" calcext:value-type="float">
            <text:p>0.15333</text:p>
          </table:table-cell>
          <table:table-cell office:value-type="float" office:value="0.133974" calcext:value-type="float">
            <text:p>0.133974</text:p>
          </table:table-cell>
          <table:table-cell office:value-type="float" office:value="0.124605" calcext:value-type="float">
            <text:p>0.124605</text:p>
          </table:table-cell>
          <table:table-cell office:value-type="float" office:value="0.109552" calcext:value-type="float">
            <text:p>0.109552</text:p>
          </table:table-cell>
          <table:table-cell office:value-type="float" office:value="0.137008" calcext:value-type="float">
            <text:p>0.137008</text:p>
          </table:table-cell>
        </table:table-row>
        <table:table-row table:style-name="ro1">
          <table:table-cell office:value-type="float" office:value="0.0020951" calcext:value-type="float">
            <text:p>0.0020951</text:p>
          </table:table-cell>
          <table:table-cell office:value-type="float" office:value="0.00163286" calcext:value-type="float">
            <text:p>0.00163286</text:p>
          </table:table-cell>
          <table:table-cell office:value-type="float" office:value="0.00152067" calcext:value-type="float">
            <text:p>0.00152067</text:p>
          </table:table-cell>
          <table:table-cell office:value-type="float" office:value="0.00154763" calcext:value-type="float">
            <text:p>0.00154763</text:p>
          </table:table-cell>
          <table:table-cell office:value-type="float" office:value="0.00131857" calcext:value-type="float">
            <text:p>0.00131857</text:p>
          </table:table-cell>
          <table:table-cell office:value-type="float" office:value="0.00136749" calcext:value-type="float">
            <text:p>0.00136749</text:p>
          </table:table-cell>
          <table:table-cell office:value-type="float" office:value="0.00152032" calcext:value-type="float">
            <text:p>0.00152032</text:p>
          </table:table-cell>
          <table:table-cell office:value-type="float" office:value="0.00127172" calcext:value-type="float">
            <text:p>0.00127172</text:p>
          </table:table-cell>
          <table:table-cell office:value-type="float" office:value="0.00129544" calcext:value-type="float">
            <text:p>0.00129544</text:p>
          </table:table-cell>
        </table:table-row>
        <table:table-row table:style-name="ro1">
          <table:table-cell office:value-type="float" office:value="0.00119099" calcext:value-type="float">
            <text:p>0.00119099</text:p>
          </table:table-cell>
          <table:table-cell office:value-type="float" office:value="0.00113553" calcext:value-type="float">
            <text:p>0.00113553</text:p>
          </table:table-cell>
          <table:table-cell office:value-type="float" office:value="0.00110357" calcext:value-type="float">
            <text:p>0.00110357</text:p>
          </table:table-cell>
          <table:table-cell office:value-type="float" office:value="0.00103294" calcext:value-type="float">
            <text:p>0.00103294</text:p>
          </table:table-cell>
          <table:table-cell office:value-type="float" office:value="0.000875789" calcext:value-type="float">
            <text:p>0.000875789</text:p>
          </table:table-cell>
          <table:table-cell office:value-type="float" office:value="0.00103019" calcext:value-type="float">
            <text:p>0.00103019</text:p>
          </table:table-cell>
          <table:table-cell office:value-type="float" office:value="0.000926871" calcext:value-type="float">
            <text:p>0.000926871</text:p>
          </table:table-cell>
          <table:table-cell office:value-type="float" office:value="0.000996235" calcext:value-type="float">
            <text:p>0.000996235</text:p>
          </table:table-cell>
          <table:table-cell office:value-type="float" office:value="0.000974586" calcext:value-type="float">
            <text:p>0.000974586</text:p>
          </table:table-cell>
        </table:table-row>
        <table:table-row table:style-name="ro1">
          <table:table-cell office:value-type="float" office:value="0.00248334" calcext:value-type="float">
            <text:p>0.00248334</text:p>
          </table:table-cell>
          <table:table-cell office:value-type="float" office:value="0.00395179" calcext:value-type="float">
            <text:p>0.00395179</text:p>
          </table:table-cell>
          <table:table-cell office:value-type="float" office:value="0.00255435" calcext:value-type="float">
            <text:p>0.00255435</text:p>
          </table:table-cell>
          <table:table-cell office:value-type="float" office:value="0.00162758" calcext:value-type="float">
            <text:p>0.00162758</text:p>
          </table:table-cell>
          <table:table-cell office:value-type="float" office:value="0.00196081" calcext:value-type="float">
            <text:p>0.00196081</text:p>
          </table:table-cell>
          <table:table-cell office:value-type="float" office:value="0.0013606" calcext:value-type="float">
            <text:p>0.0013606</text:p>
          </table:table-cell>
          <table:table-cell office:value-type="float" office:value="0.00166778" calcext:value-type="float">
            <text:p>0.00166778</text:p>
          </table:table-cell>
          <table:table-cell office:value-type="float" office:value="0.00152876" calcext:value-type="float">
            <text:p>0.00152876</text:p>
          </table:table-cell>
          <table:table-cell office:value-type="float" office:value="0.00149169" calcext:value-type="float">
            <text:p>0.00149169</text:p>
          </table:table-cell>
        </table:table-row>
        <table:table-row table:style-name="ro1">
          <table:table-cell office:value-type="float" office:value="0.00199423" calcext:value-type="float">
            <text:p>0.00199423</text:p>
          </table:table-cell>
          <table:table-cell office:value-type="float" office:value="0.00154081" calcext:value-type="float">
            <text:p>0.00154081</text:p>
          </table:table-cell>
          <table:table-cell office:value-type="float" office:value="0.00145509" calcext:value-type="float">
            <text:p>0.00145509</text:p>
          </table:table-cell>
          <table:table-cell office:value-type="float" office:value="0.00148841" calcext:value-type="float">
            <text:p>0.00148841</text:p>
          </table:table-cell>
          <table:table-cell office:value-type="float" office:value="0.00161154" calcext:value-type="float">
            <text:p>0.00161154</text:p>
          </table:table-cell>
          <table:table-cell office:value-type="float" office:value="0.00178589" calcext:value-type="float">
            <text:p>0.00178589</text:p>
          </table:table-cell>
          <table:table-cell office:value-type="float" office:value="0.00162206" calcext:value-type="float">
            <text:p>0.00162206</text:p>
          </table:table-cell>
          <table:table-cell office:value-type="float" office:value="0.00152548" calcext:value-type="float">
            <text:p>0.00152548</text:p>
          </table:table-cell>
          <table:table-cell office:value-type="float" office:value="0.00172028" calcext:value-type="float">
            <text:p>0.00172028</text:p>
          </table:table-cell>
        </table:table-row>
        <table:table-row table:style-name="ro1">
          <table:table-cell office:value-type="float" office:value="0.00125612" calcext:value-type="float">
            <text:p>0.00125612</text:p>
          </table:table-cell>
          <table:table-cell office:value-type="float" office:value="0.0012966" calcext:value-type="float">
            <text:p>0.0012966</text:p>
          </table:table-cell>
          <table:table-cell office:value-type="float" office:value="0.00130482" calcext:value-type="float">
            <text:p>0.00130482</text:p>
          </table:table-cell>
          <table:table-cell office:value-type="float" office:value="0.00129374" calcext:value-type="float">
            <text:p>0.00129374</text:p>
          </table:table-cell>
          <table:table-cell office:value-type="float" office:value="0.00121841" calcext:value-type="float">
            <text:p>0.00121841</text:p>
          </table:table-cell>
          <table:table-cell office:value-type="float" office:value="0.00132916" calcext:value-type="float">
            <text:p>0.00132916</text:p>
          </table:table-cell>
          <table:table-cell office:value-type="float" office:value="0.0013424" calcext:value-type="float">
            <text:p>0.0013424</text:p>
          </table:table-cell>
          <table:table-cell office:value-type="float" office:value="0.00131289" calcext:value-type="float">
            <text:p>0.00131289</text:p>
          </table:table-cell>
          <table:table-cell office:value-type="float" office:value="0.00132199" calcext:value-type="float">
            <text:p>0.00132199</text:p>
          </table:table-cell>
        </table:table-row>
        <table:table-row table:style-name="ro1">
          <table:table-cell office:value-type="float" office:value="0.00236821" calcext:value-type="float">
            <text:p>0.00236821</text:p>
          </table:table-cell>
          <table:table-cell office:value-type="float" office:value="0.00249075" calcext:value-type="float">
            <text:p>0.00249075</text:p>
          </table:table-cell>
          <table:table-cell office:value-type="float" office:value="0.00198867" calcext:value-type="float">
            <text:p>0.00198867</text:p>
          </table:table-cell>
          <table:table-cell office:value-type="float" office:value="0.00200846" calcext:value-type="float">
            <text:p>0.00200846</text:p>
          </table:table-cell>
          <table:table-cell office:value-type="float" office:value="0.00238313" calcext:value-type="float">
            <text:p>0.00238313</text:p>
          </table:table-cell>
          <table:table-cell office:value-type="float" office:value="0.00305199" calcext:value-type="float">
            <text:p>0.00305199</text:p>
          </table:table-cell>
          <table:table-cell office:value-type="float" office:value="0.00177346" calcext:value-type="float">
            <text:p>0.00177346</text:p>
          </table:table-cell>
          <table:table-cell office:value-type="float" office:value="0.0018364" calcext:value-type="float">
            <text:p>0.0018364</text:p>
          </table:table-cell>
          <table:table-cell office:value-type="float" office:value="0.0028029" calcext:value-type="float">
            <text:p>0.0028029</text:p>
          </table:table-cell>
        </table:table-row>
        <table:table-row table:style-name="ro1">
          <table:table-cell office:value-type="float" office:value="0.00187316" calcext:value-type="float">
            <text:p>0.00187316</text:p>
          </table:table-cell>
          <table:table-cell office:value-type="float" office:value="0.00158848" calcext:value-type="float">
            <text:p>0.00158848</text:p>
          </table:table-cell>
          <table:table-cell office:value-type="float" office:value="0.00159211" calcext:value-type="float">
            <text:p>0.00159211</text:p>
          </table:table-cell>
          <table:table-cell office:value-type="float" office:value="0.0014021" calcext:value-type="float">
            <text:p>0.0014021</text:p>
          </table:table-cell>
          <table:table-cell office:value-type="float" office:value="0.00135858" calcext:value-type="float">
            <text:p>0.00135858</text:p>
          </table:table-cell>
          <table:table-cell office:value-type="float" office:value="0.0014307" calcext:value-type="float">
            <text:p>0.0014307</text:p>
          </table:table-cell>
          <table:table-cell office:value-type="float" office:value="0.00157574" calcext:value-type="float">
            <text:p>0.00157574</text:p>
          </table:table-cell>
          <table:table-cell office:value-type="float" office:value="0.00143513" calcext:value-type="float">
            <text:p>0.00143513</text:p>
          </table:table-cell>
          <table:table-cell office:value-type="float" office:value="0.00143446" calcext:value-type="float">
            <text:p>0.00143446</text:p>
          </table:table-cell>
        </table:table-row>
        <table:table-row table:style-name="ro1">
          <table:table-cell office:value-type="float" office:value="0.0013813" calcext:value-type="float">
            <text:p>0.0013813</text:p>
          </table:table-cell>
          <table:table-cell office:value-type="float" office:value="0.00136257" calcext:value-type="float">
            <text:p>0.00136257</text:p>
          </table:table-cell>
          <table:table-cell office:value-type="float" office:value="0.00136018" calcext:value-type="float">
            <text:p>0.00136018</text:p>
          </table:table-cell>
          <table:table-cell office:value-type="float" office:value="0.00121985" calcext:value-type="float">
            <text:p>0.00121985</text:p>
          </table:table-cell>
          <table:table-cell office:value-type="float" office:value="0.00137958" calcext:value-type="float">
            <text:p>0.00137958</text:p>
          </table:table-cell>
          <table:table-cell office:value-type="float" office:value="0.00136658" calcext:value-type="float">
            <text:p>0.00136658</text:p>
          </table:table-cell>
          <table:table-cell office:value-type="float" office:value="0.00139074" calcext:value-type="float">
            <text:p>0.00139074</text:p>
          </table:table-cell>
          <table:table-cell office:value-type="float" office:value="0.00138453" calcext:value-type="float">
            <text:p>0.00138453</text:p>
          </table:table-cell>
          <table:table-cell office:value-type="float" office:value="0.00138096" calcext:value-type="float">
            <text:p>0.00138096</text:p>
          </table:table-cell>
        </table:table-row>
        <table:table-row table:style-name="ro1">
          <table:table-cell office:value-type="float" office:value="0.000949427" calcext:value-type="float">
            <text:p>0.000949427</text:p>
          </table:table-cell>
          <table:table-cell office:value-type="float" office:value="0.000912229" calcext:value-type="float">
            <text:p>0.000912229</text:p>
          </table:table-cell>
          <table:table-cell office:value-type="float" office:value="0.000939479" calcext:value-type="float">
            <text:p>0.000939479</text:p>
          </table:table-cell>
          <table:table-cell office:value-type="float" office:value="0.000948192" calcext:value-type="float">
            <text:p>0.000948192</text:p>
          </table:table-cell>
          <table:table-cell office:value-type="float" office:value="0.000870129" calcext:value-type="float">
            <text:p>0.000870129</text:p>
          </table:table-cell>
          <table:table-cell office:value-type="float" office:value="0.000924972" calcext:value-type="float">
            <text:p>0.000924972</text:p>
          </table:table-cell>
          <table:table-cell office:value-type="float" office:value="0.000950685" calcext:value-type="float">
            <text:p>0.000950685</text:p>
          </table:table-cell>
          <table:table-cell office:value-type="float" office:value="0.000938331" calcext:value-type="float">
            <text:p>0.000938331</text:p>
          </table:table-cell>
          <table:table-cell office:value-type="float" office:value="0.000943284" calcext:value-type="float">
            <text:p>0.000943284</text:p>
          </table:table-cell>
        </table:table-row>
        <table:table-row table:style-name="ro1">
          <table:table-cell office:value-type="float" office:value="0.00175962" calcext:value-type="float">
            <text:p>0.00175962</text:p>
          </table:table-cell>
          <table:table-cell office:value-type="float" office:value="0.00165565" calcext:value-type="float">
            <text:p>0.00165565</text:p>
          </table:table-cell>
          <table:table-cell office:value-type="float" office:value="0.00180186" calcext:value-type="float">
            <text:p>0.00180186</text:p>
          </table:table-cell>
          <table:table-cell office:value-type="float" office:value="0.00173998" calcext:value-type="float">
            <text:p>0.00173998</text:p>
          </table:table-cell>
          <table:table-cell office:value-type="float" office:value="0.00151745" calcext:value-type="float">
            <text:p>0.00151745</text:p>
          </table:table-cell>
          <table:table-cell office:value-type="float" office:value="0.0012416" calcext:value-type="float">
            <text:p>0.0012416</text:p>
          </table:table-cell>
          <table:table-cell office:value-type="float" office:value="0.00139144" calcext:value-type="float">
            <text:p>0.00139144</text:p>
          </table:table-cell>
          <table:table-cell office:value-type="float" office:value="0.00139235" calcext:value-type="float">
            <text:p>0.00139235</text:p>
          </table:table-cell>
          <table:table-cell office:value-type="float" office:value="0.00140271" calcext:value-type="float">
            <text:p>0.00140271</text:p>
          </table:table-cell>
        </table:table-row>
        <table:table-row table:style-name="ro1">
          <table:table-cell office:value-type="float" office:value="0.0349219" calcext:value-type="float">
            <text:p>0.0349219</text:p>
          </table:table-cell>
          <table:table-cell office:value-type="float" office:value="0.0162325" calcext:value-type="float">
            <text:p>0.0162325</text:p>
          </table:table-cell>
          <table:table-cell office:value-type="float" office:value="0.00936835" calcext:value-type="float">
            <text:p>0.00936835</text:p>
          </table:table-cell>
          <table:table-cell office:value-type="float" office:value="0.0205617" calcext:value-type="float">
            <text:p>0.0205617</text:p>
          </table:table-cell>
          <table:table-cell office:value-type="float" office:value="0.0147158" calcext:value-type="float">
            <text:p>0.0147158</text:p>
          </table:table-cell>
          <table:table-cell office:value-type="float" office:value="0.0154079" calcext:value-type="float">
            <text:p>0.0154079</text:p>
          </table:table-cell>
          <table:table-cell office:value-type="float" office:value="0.013608" calcext:value-type="float">
            <text:p>0.013608</text:p>
          </table:table-cell>
          <table:table-cell office:value-type="float" office:value="0.0209238" calcext:value-type="float">
            <text:p>0.0209238</text:p>
          </table:table-cell>
          <table:table-cell office:value-type="float" office:value="0.0266699" calcext:value-type="float">
            <text:p>0.0266699</text:p>
          </table:table-cell>
        </table:table-row>
        <table:table-row table:style-name="ro1">
          <table:table-cell office:value-type="float" office:value="0.123878" calcext:value-type="float">
            <text:p>0.123878</text:p>
          </table:table-cell>
          <table:table-cell office:value-type="float" office:value="0.0974998" calcext:value-type="float">
            <text:p>0.0974998</text:p>
          </table:table-cell>
          <table:table-cell office:value-type="float" office:value="0.0944083" calcext:value-type="float">
            <text:p>0.0944083</text:p>
          </table:table-cell>
          <table:table-cell office:value-type="float" office:value="0.0646009" calcext:value-type="float">
            <text:p>0.0646009</text:p>
          </table:table-cell>
          <table:table-cell office:value-type="float" office:value="0.0559527" calcext:value-type="float">
            <text:p>0.0559527</text:p>
          </table:table-cell>
          <table:table-cell office:value-type="float" office:value="0.043758" calcext:value-type="float">
            <text:p>0.043758</text:p>
          </table:table-cell>
          <table:table-cell office:value-type="float" office:value="0.0464221" calcext:value-type="float">
            <text:p>0.0464221</text:p>
          </table:table-cell>
          <table:table-cell office:value-type="float" office:value="0.0480033" calcext:value-type="float">
            <text:p>0.0480033</text:p>
          </table:table-cell>
          <table:table-cell office:value-type="float" office:value="0.0842068" calcext:value-type="float">
            <text:p>0.0842068</text:p>
          </table:table-cell>
        </table:table-row>
        <table:table-row table:style-name="ro1">
          <table:table-cell office:value-type="float" office:value="0.13696" calcext:value-type="float">
            <text:p>0.13696</text:p>
          </table:table-cell>
          <table:table-cell office:value-type="float" office:value="0.128022" calcext:value-type="float">
            <text:p>0.128022</text:p>
          </table:table-cell>
          <table:table-cell office:value-type="float" office:value="0.137176" calcext:value-type="float">
            <text:p>0.137176</text:p>
          </table:table-cell>
          <table:table-cell office:value-type="float" office:value="0.146105" calcext:value-type="float">
            <text:p>0.146105</text:p>
          </table:table-cell>
          <table:table-cell office:value-type="float" office:value="0.132419" calcext:value-type="float">
            <text:p>0.132419</text:p>
          </table:table-cell>
          <table:table-cell office:value-type="float" office:value="0.124312" calcext:value-type="float">
            <text:p>0.124312</text:p>
          </table:table-cell>
          <table:table-cell office:value-type="float" office:value="0.134051" calcext:value-type="float">
            <text:p>0.134051</text:p>
          </table:table-cell>
          <table:table-cell office:value-type="float" office:value="0.0967079" calcext:value-type="float">
            <text:p>0.0967079</text:p>
          </table:table-cell>
          <table:table-cell office:value-type="float" office:value="0.0815781" calcext:value-type="float">
            <text:p>0.0815781</text:p>
          </table:table-cell>
        </table:table-row>
        <table:table-row table:style-name="ro1">
          <table:table-cell office:value-type="float" office:value="0.00281496" calcext:value-type="float">
            <text:p>0.00281496</text:p>
          </table:table-cell>
          <table:table-cell office:value-type="float" office:value="0.00235136" calcext:value-type="float">
            <text:p>0.00235136</text:p>
          </table:table-cell>
          <table:table-cell office:value-type="float" office:value="0.00264938" calcext:value-type="float">
            <text:p>0.00264938</text:p>
          </table:table-cell>
          <table:table-cell office:value-type="float" office:value="0.00259038" calcext:value-type="float">
            <text:p>0.00259038</text:p>
          </table:table-cell>
          <table:table-cell office:value-type="float" office:value="0.00232356" calcext:value-type="float">
            <text:p>0.00232356</text:p>
          </table:table-cell>
          <table:table-cell office:value-type="float" office:value="0.00242118" calcext:value-type="float">
            <text:p>0.00242118</text:p>
          </table:table-cell>
          <table:table-cell office:value-type="float" office:value="0.00294862" calcext:value-type="float">
            <text:p>0.00294862</text:p>
          </table:table-cell>
          <table:table-cell office:value-type="float" office:value="0.00195621" calcext:value-type="float">
            <text:p>0.00195621</text:p>
          </table:table-cell>
          <table:table-cell office:value-type="float" office:value="0.00264472" calcext:value-type="float">
            <text:p>0.00264472</text:p>
          </table:table-cell>
        </table:table-row>
        <table:table-row table:style-name="ro1">
          <table:table-cell office:value-type="float" office:value="0.00231088" calcext:value-type="float">
            <text:p>0.00231088</text:p>
          </table:table-cell>
          <table:table-cell office:value-type="float" office:value="0.00195998" calcext:value-type="float">
            <text:p>0.00195998</text:p>
          </table:table-cell>
          <table:table-cell office:value-type="float" office:value="0.00175513" calcext:value-type="float">
            <text:p>0.00175513</text:p>
          </table:table-cell>
          <table:table-cell office:value-type="float" office:value="0.00172486" calcext:value-type="float">
            <text:p>0.00172486</text:p>
          </table:table-cell>
          <table:table-cell office:value-type="float" office:value="0.00168218" calcext:value-type="float">
            <text:p>0.00168218</text:p>
          </table:table-cell>
          <table:table-cell office:value-type="float" office:value="0.00172234" calcext:value-type="float">
            <text:p>0.00172234</text:p>
          </table:table-cell>
          <table:table-cell office:value-type="float" office:value="0.00174311" calcext:value-type="float">
            <text:p>0.00174311</text:p>
          </table:table-cell>
          <table:table-cell office:value-type="float" office:value="0.00168535" calcext:value-type="float">
            <text:p>0.00168535</text:p>
          </table:table-cell>
          <table:table-cell office:value-type="float" office:value="0.00174386" calcext:value-type="float">
            <text:p>0.00174386</text:p>
          </table:table-cell>
        </table:table-row>
        <table:table-row table:style-name="ro1">
          <table:table-cell office:value-type="float" office:value="0.00210185" calcext:value-type="float">
            <text:p>0.00210185</text:p>
          </table:table-cell>
          <table:table-cell office:value-type="float" office:value="0.00135824" calcext:value-type="float">
            <text:p>0.00135824</text:p>
          </table:table-cell>
          <table:table-cell office:value-type="float" office:value="0.00131474" calcext:value-type="float">
            <text:p>0.00131474</text:p>
          </table:table-cell>
          <table:table-cell office:value-type="float" office:value="0.00135681" calcext:value-type="float">
            <text:p>0.00135681</text:p>
          </table:table-cell>
          <table:table-cell office:value-type="float" office:value="0.00135801" calcext:value-type="float">
            <text:p>0.00135801</text:p>
          </table:table-cell>
          <table:table-cell office:value-type="float" office:value="0.00158543" calcext:value-type="float">
            <text:p>0.00158543</text:p>
          </table:table-cell>
          <table:table-cell office:value-type="float" office:value="0.00152831" calcext:value-type="float">
            <text:p>0.00152831</text:p>
          </table:table-cell>
          <table:table-cell office:value-type="float" office:value="0.00147111" calcext:value-type="float">
            <text:p>0.00147111</text:p>
          </table:table-cell>
          <table:table-cell office:value-type="float" office:value="0.00144042" calcext:value-type="float">
            <text:p>0.00144042</text:p>
          </table:table-cell>
        </table:table-row>
        <table:table-row table:style-name="ro1">
          <table:table-cell office:value-type="float" office:value="0.00199345" calcext:value-type="float">
            <text:p>0.00199345</text:p>
          </table:table-cell>
          <table:table-cell office:value-type="float" office:value="0.00178986" calcext:value-type="float">
            <text:p>0.00178986</text:p>
          </table:table-cell>
          <table:table-cell office:value-type="float" office:value="0.0021189" calcext:value-type="float">
            <text:p>0.0021189</text:p>
          </table:table-cell>
          <table:table-cell office:value-type="float" office:value="0.00184531" calcext:value-type="float">
            <text:p>0.00184531</text:p>
          </table:table-cell>
          <table:table-cell office:value-type="float" office:value="0.00149352" calcext:value-type="float">
            <text:p>0.00149352</text:p>
          </table:table-cell>
          <table:table-cell office:value-type="float" office:value="0.00198568" calcext:value-type="float">
            <text:p>0.00198568</text:p>
          </table:table-cell>
          <table:table-cell office:value-type="float" office:value="0.00171007" calcext:value-type="float">
            <text:p>0.00171007</text:p>
          </table:table-cell>
          <table:table-cell office:value-type="float" office:value="0.00193974" calcext:value-type="float">
            <text:p>0.00193974</text:p>
          </table:table-cell>
          <table:table-cell office:value-type="float" office:value="0.00170899" calcext:value-type="float">
            <text:p>0.00170899</text:p>
          </table:table-cell>
        </table:table-row>
        <table:table-row table:style-name="ro1">
          <table:table-cell office:value-type="float" office:value="0.00195457" calcext:value-type="float">
            <text:p>0.00195457</text:p>
          </table:table-cell>
          <table:table-cell office:value-type="float" office:value="0.00147785" calcext:value-type="float">
            <text:p>0.00147785</text:p>
          </table:table-cell>
          <table:table-cell office:value-type="float" office:value="0.00155621" calcext:value-type="float">
            <text:p>0.00155621</text:p>
          </table:table-cell>
          <table:table-cell office:value-type="float" office:value="0.00142501" calcext:value-type="float">
            <text:p>0.00142501</text:p>
          </table:table-cell>
          <table:table-cell office:value-type="float" office:value="0.00162918" calcext:value-type="float">
            <text:p>0.00162918</text:p>
          </table:table-cell>
          <table:table-cell office:value-type="float" office:value="0.00186466" calcext:value-type="float">
            <text:p>0.00186466</text:p>
          </table:table-cell>
          <table:table-cell office:value-type="float" office:value="0.00158878" calcext:value-type="float">
            <text:p>0.00158878</text:p>
          </table:table-cell>
          <table:table-cell office:value-type="float" office:value="0.00148358" calcext:value-type="float">
            <text:p>0.00148358</text:p>
          </table:table-cell>
          <table:table-cell office:value-type="float" office:value="0.00141498" calcext:value-type="float">
            <text:p>0.00141498</text:p>
          </table:table-cell>
        </table:table-row>
        <table:table-row table:style-name="ro1">
          <table:table-cell office:value-type="float" office:value="0.00215063" calcext:value-type="float">
            <text:p>0.00215063</text:p>
          </table:table-cell>
          <table:table-cell office:value-type="float" office:value="0.00181858" calcext:value-type="float">
            <text:p>0.00181858</text:p>
          </table:table-cell>
          <table:table-cell office:value-type="float" office:value="0.001497" calcext:value-type="float">
            <text:p>0.001497</text:p>
          </table:table-cell>
          <table:table-cell office:value-type="float" office:value="0.00178243" calcext:value-type="float">
            <text:p>0.00178243</text:p>
          </table:table-cell>
          <table:table-cell office:value-type="float" office:value="0.00162038" calcext:value-type="float">
            <text:p>0.00162038</text:p>
          </table:table-cell>
          <table:table-cell office:value-type="float" office:value="0.00173397" calcext:value-type="float">
            <text:p>0.00173397</text:p>
          </table:table-cell>
          <table:table-cell office:value-type="float" office:value="0.00162907" calcext:value-type="float">
            <text:p>0.00162907</text:p>
          </table:table-cell>
          <table:table-cell office:value-type="float" office:value="0.00167275" calcext:value-type="float">
            <text:p>0.00167275</text:p>
          </table:table-cell>
          <table:table-cell office:value-type="float" office:value="0.00162793" calcext:value-type="float">
            <text:p>0.00162793</text:p>
          </table:table-cell>
        </table:table-row>
        <table:table-row table:style-name="ro1">
          <table:table-cell office:value-type="float" office:value="0.152955" calcext:value-type="float">
            <text:p>0.152955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111481" calcext:value-type="float">
            <text:p>0.111481</text:p>
          </table:table-cell>
          <table:table-cell office:value-type="float" office:value="0.11376" calcext:value-type="float">
            <text:p>0.11376</text:p>
          </table:table-cell>
          <table:table-cell office:value-type="float" office:value="0.106371" calcext:value-type="float">
            <text:p>0.106371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116458" calcext:value-type="float">
            <text:p>0.116458</text:p>
          </table:table-cell>
          <table:table-cell office:value-type="float" office:value="0.0981948" calcext:value-type="float">
            <text:p>0.0981948</text:p>
          </table:table-cell>
          <table:table-cell office:value-type="float" office:value="0.0844901" calcext:value-type="float">
            <text:p>0.0844901</text:p>
          </table:table-cell>
        </table:table-row>
        <table:table-row table:style-name="ro1">
          <table:table-cell office:value-type="float" office:value="0.14518" calcext:value-type="float">
            <text:p>0.14518</text:p>
          </table:table-cell>
          <table:table-cell office:value-type="float" office:value="0.149898" calcext:value-type="float">
            <text:p>0.149898</text:p>
          </table:table-cell>
          <table:table-cell office:value-type="float" office:value="0.138305" calcext:value-type="float">
            <text:p>0.138305</text:p>
          </table:table-cell>
          <table:table-cell office:value-type="float" office:value="0.144695" calcext:value-type="float">
            <text:p>0.144695</text:p>
          </table:table-cell>
          <table:table-cell office:value-type="float" office:value="0.134733" calcext:value-type="float">
            <text:p>0.134733</text:p>
          </table:table-cell>
          <table:table-cell office:value-type="float" office:value="0.146388" calcext:value-type="float">
            <text:p>0.146388</text:p>
          </table:table-cell>
          <table:table-cell office:value-type="float" office:value="0.121599" calcext:value-type="float">
            <text:p>0.121599</text:p>
          </table:table-cell>
          <table:table-cell office:value-type="float" office:value="0.146803" calcext:value-type="float">
            <text:p>0.146803</text:p>
          </table:table-cell>
          <table:table-cell office:value-type="float" office:value="0.125534" calcext:value-type="float">
            <text:p>0.125534</text:p>
          </table:table-cell>
        </table:table-row>
        <table:table-row table:style-name="ro1">
          <table:table-cell office:value-type="float" office:value="0.133087" calcext:value-type="float">
            <text:p>0.133087</text:p>
          </table:table-cell>
          <table:table-cell office:value-type="float" office:value="0.14706" calcext:value-type="float">
            <text:p>0.14706</text:p>
          </table:table-cell>
          <table:table-cell office:value-type="float" office:value="0.146025" calcext:value-type="float">
            <text:p>0.146025</text:p>
          </table:table-cell>
          <table:table-cell office:value-type="float" office:value="0.135219" calcext:value-type="float">
            <text:p>0.135219</text:p>
          </table:table-cell>
          <table:table-cell office:value-type="float" office:value="0.161356" calcext:value-type="float">
            <text:p>0.161356</text:p>
          </table:table-cell>
          <table:table-cell office:value-type="float" office:value="0.157555" calcext:value-type="float">
            <text:p>0.157555</text:p>
          </table:table-cell>
          <table:table-cell office:value-type="float" office:value="0.129386" calcext:value-type="float">
            <text:p>0.129386</text:p>
          </table:table-cell>
          <table:table-cell office:value-type="float" office:value="0.119003" calcext:value-type="float">
            <text:p>0.119003</text:p>
          </table:table-cell>
          <table:table-cell office:value-type="float" office:value="0.0933206" calcext:value-type="float">
            <text:p>0.0933206</text:p>
          </table:table-cell>
        </table:table-row>
        <table:table-row table:style-name="ro1">
          <table:table-cell office:value-type="float" office:value="0.169761" calcext:value-type="float">
            <text:p>0.169761</text:p>
          </table:table-cell>
          <table:table-cell office:value-type="float" office:value="0.184342" calcext:value-type="float">
            <text:p>0.184342</text:p>
          </table:table-cell>
          <table:table-cell office:value-type="float" office:value="0.162665" calcext:value-type="float">
            <text:p>0.162665</text:p>
          </table:table-cell>
          <table:table-cell office:value-type="float" office:value="0.175959" calcext:value-type="float">
            <text:p>0.175959</text:p>
          </table:table-cell>
          <table:table-cell office:value-type="float" office:value="0.165611" calcext:value-type="float">
            <text:p>0.165611</text:p>
          </table:table-cell>
          <table:table-cell office:value-type="float" office:value="0.195821" calcext:value-type="float">
            <text:p>0.195821</text:p>
          </table:table-cell>
          <table:table-cell office:value-type="float" office:value="0.174887" calcext:value-type="float">
            <text:p>0.174887</text:p>
          </table:table-cell>
          <table:table-cell office:value-type="float" office:value="0.217963" calcext:value-type="float">
            <text:p>0.217963</text:p>
          </table:table-cell>
          <table:table-cell office:value-type="float" office:value="0.131492" calcext:value-type="float">
            <text:p>0.131492</text:p>
          </table:table-cell>
        </table:table-row>
        <table:table-row table:style-name="ro1">
          <table:table-cell office:value-type="float" office:value="0.00126606" calcext:value-type="float">
            <text:p>0.00126606</text:p>
          </table:table-cell>
          <table:table-cell office:value-type="float" office:value="0.0012743" calcext:value-type="float">
            <text:p>0.0012743</text:p>
          </table:table-cell>
          <table:table-cell office:value-type="float" office:value="0.00120652" calcext:value-type="float">
            <text:p>0.00120652</text:p>
          </table:table-cell>
          <table:table-cell office:value-type="float" office:value="0.00126867" calcext:value-type="float">
            <text:p>0.00126867</text:p>
          </table:table-cell>
          <table:table-cell office:value-type="float" office:value="0.00124474" calcext:value-type="float">
            <text:p>0.00124474</text:p>
          </table:table-cell>
          <table:table-cell office:value-type="float" office:value="0.00126397" calcext:value-type="float">
            <text:p>0.00126397</text:p>
          </table:table-cell>
          <table:table-cell office:value-type="float" office:value="0.00120715" calcext:value-type="float">
            <text:p>0.00120715</text:p>
          </table:table-cell>
          <table:table-cell office:value-type="float" office:value="0.00129691" calcext:value-type="float">
            <text:p>0.00129691</text:p>
          </table:table-cell>
          <table:table-cell office:value-type="float" office:value="0.00127572" calcext:value-type="float">
            <text:p>0.00127572</text:p>
          </table:table-cell>
        </table:table-row>
        <table:table-row table:style-name="ro1">
          <table:table-cell office:value-type="float" office:value="0.147007" calcext:value-type="float">
            <text:p>0.147007</text:p>
          </table:table-cell>
          <table:table-cell office:value-type="float" office:value="0.126148" calcext:value-type="float">
            <text:p>0.126148</text:p>
          </table:table-cell>
          <table:table-cell office:value-type="float" office:value="0.120104" calcext:value-type="float">
            <text:p>0.120104</text:p>
          </table:table-cell>
          <table:table-cell office:value-type="float" office:value="0.115355" calcext:value-type="float">
            <text:p>0.115355</text:p>
          </table:table-cell>
          <table:table-cell office:value-type="float" office:value="0.10503" calcext:value-type="float">
            <text:p>0.10503</text:p>
          </table:table-cell>
          <table:table-cell office:value-type="float" office:value="0.140815" calcext:value-type="float">
            <text:p>0.140815</text:p>
          </table:table-cell>
          <table:table-cell office:value-type="float" office:value="0.128525" calcext:value-type="float">
            <text:p>0.128525</text:p>
          </table:table-cell>
          <table:table-cell office:value-type="float" office:value="0.118202" calcext:value-type="float">
            <text:p>0.118202</text:p>
          </table:table-cell>
          <table:table-cell office:value-type="float" office:value="0.10133" calcext:value-type="float">
            <text:p>0.10133</text:p>
          </table:table-cell>
        </table:table-row>
        <table:table-row table:style-name="ro1">
          <table:table-cell office:value-type="float" office:value="0.00114894" calcext:value-type="float">
            <text:p>0.00114894</text:p>
          </table:table-cell>
          <table:table-cell office:value-type="float" office:value="0.00108319" calcext:value-type="float">
            <text:p>0.00108319</text:p>
          </table:table-cell>
          <table:table-cell office:value-type="float" office:value="0.00111103" calcext:value-type="float">
            <text:p>0.00111103</text:p>
          </table:table-cell>
          <table:table-cell office:value-type="float" office:value="0.00102189" calcext:value-type="float">
            <text:p>0.00102189</text:p>
          </table:table-cell>
          <table:table-cell office:value-type="float" office:value="0.00117906" calcext:value-type="float">
            <text:p>0.00117906</text:p>
          </table:table-cell>
          <table:table-cell office:value-type="float" office:value="0.00121656" calcext:value-type="float">
            <text:p>0.00121656</text:p>
          </table:table-cell>
          <table:table-cell office:value-type="float" office:value="0.00118321" calcext:value-type="float">
            <text:p>0.00118321</text:p>
          </table:table-cell>
          <table:table-cell office:value-type="float" office:value="0.0012443" calcext:value-type="float">
            <text:p>0.0012443</text:p>
          </table:table-cell>
          <table:table-cell office:value-type="float" office:value="0.00120786" calcext:value-type="float">
            <text:p>0.00120786</text:p>
          </table:table-cell>
        </table:table-row>
        <table:table-row table:style-name="ro1">
          <table:table-cell office:value-type="float" office:value="0.151172" calcext:value-type="float">
            <text:p>0.151172</text:p>
          </table:table-cell>
          <table:table-cell office:value-type="float" office:value="0.120139" calcext:value-type="float">
            <text:p>0.120139</text:p>
          </table:table-cell>
          <table:table-cell office:value-type="float" office:value="0.110566" calcext:value-type="float">
            <text:p>0.110566</text:p>
          </table:table-cell>
          <table:table-cell office:value-type="float" office:value="0.130937" calcext:value-type="float">
            <text:p>0.130937</text:p>
          </table:table-cell>
          <table:table-cell office:value-type="float" office:value="0.111598" calcext:value-type="float">
            <text:p>0.111598</text:p>
          </table:table-cell>
          <table:table-cell office:value-type="float" office:value="0.121858" calcext:value-type="float">
            <text:p>0.121858</text:p>
          </table:table-cell>
          <table:table-cell office:value-type="float" office:value="0.125833" calcext:value-type="float">
            <text:p>0.125833</text:p>
          </table:table-cell>
          <table:table-cell office:value-type="float" office:value="0.115489" calcext:value-type="float">
            <text:p>0.115489</text:p>
          </table:table-cell>
          <table:table-cell office:value-type="float" office:value="0.0825115" calcext:value-type="float">
            <text:p>0.0825115</text:p>
          </table:table-cell>
        </table:table-row>
        <table:table-row table:style-name="ro1">
          <table:table-cell office:value-type="float" office:value="0.173902" calcext:value-type="float">
            <text:p>0.173902</text:p>
          </table:table-cell>
          <table:table-cell office:value-type="float" office:value="0.154766" calcext:value-type="float">
            <text:p>0.154766</text:p>
          </table:table-cell>
          <table:table-cell office:value-type="float" office:value="0.179208" calcext:value-type="float">
            <text:p>0.179208</text:p>
          </table:table-cell>
          <table:table-cell office:value-type="float" office:value="0.183016" calcext:value-type="float">
            <text:p>0.183016</text:p>
          </table:table-cell>
          <table:table-cell office:value-type="float" office:value="0.174141" calcext:value-type="float">
            <text:p>0.174141</text:p>
          </table:table-cell>
          <table:table-cell office:value-type="float" office:value="0.152715" calcext:value-type="float">
            <text:p>0.152715</text:p>
          </table:table-cell>
          <table:table-cell office:value-type="float" office:value="0.164583" calcext:value-type="float">
            <text:p>0.164583</text:p>
          </table:table-cell>
          <table:table-cell office:value-type="float" office:value="0.165785" calcext:value-type="float">
            <text:p>0.165785</text:p>
          </table:table-cell>
          <table:table-cell office:value-type="float" office:value="0.138854" calcext:value-type="float">
            <text:p>0.138854</text:p>
          </table:table-cell>
        </table:table-row>
        <table:table-row table:style-name="ro1">
          <table:table-cell office:value-type="float" office:value="0.00695117" calcext:value-type="float">
            <text:p>0.00695117</text:p>
          </table:table-cell>
          <table:table-cell office:value-type="float" office:value="0.00238734" calcext:value-type="float">
            <text:p>0.00238734</text:p>
          </table:table-cell>
          <table:table-cell office:value-type="float" office:value="0.00460084" calcext:value-type="float">
            <text:p>0.00460084</text:p>
          </table:table-cell>
          <table:table-cell office:value-type="float" office:value="0.00520619" calcext:value-type="float">
            <text:p>0.00520619</text:p>
          </table:table-cell>
          <table:table-cell office:value-type="float" office:value="0.00311263" calcext:value-type="float">
            <text:p>0.00311263</text:p>
          </table:table-cell>
          <table:table-cell office:value-type="float" office:value="0.00364985" calcext:value-type="float">
            <text:p>0.00364985</text:p>
          </table:table-cell>
          <table:table-cell office:value-type="float" office:value="0.00203202" calcext:value-type="float">
            <text:p>0.00203202</text:p>
          </table:table-cell>
          <table:table-cell office:value-type="float" office:value="0.00201569" calcext:value-type="float">
            <text:p>0.00201569</text:p>
          </table:table-cell>
          <table:table-cell office:value-type="float" office:value="0.00202626" calcext:value-type="float">
            <text:p>0.00202626</text:p>
          </table:table-cell>
        </table:table-row>
        <table:table-row table:style-name="ro1">
          <table:table-cell office:value-type="float" office:value="0.00122494" calcext:value-type="float">
            <text:p>0.00122494</text:p>
          </table:table-cell>
          <table:table-cell office:value-type="float" office:value="0.00118229" calcext:value-type="float">
            <text:p>0.00118229</text:p>
          </table:table-cell>
          <table:table-cell office:value-type="float" office:value="0.00120373" calcext:value-type="float">
            <text:p>0.00120373</text:p>
          </table:table-cell>
          <table:table-cell office:value-type="float" office:value="0.00114744" calcext:value-type="float">
            <text:p>0.00114744</text:p>
          </table:table-cell>
          <table:table-cell office:value-type="float" office:value="0.00117185" calcext:value-type="float">
            <text:p>0.00117185</text:p>
          </table:table-cell>
          <table:table-cell office:value-type="float" office:value="0.00118385" calcext:value-type="float">
            <text:p>0.00118385</text:p>
          </table:table-cell>
          <table:table-cell office:value-type="float" office:value="0.00120414" calcext:value-type="float">
            <text:p>0.00120414</text:p>
          </table:table-cell>
          <table:table-cell office:value-type="float" office:value="0.00124374" calcext:value-type="float">
            <text:p>0.00124374</text:p>
          </table:table-cell>
          <table:table-cell office:value-type="float" office:value="0.00118539" calcext:value-type="float">
            <text:p>0.00118539</text:p>
          </table:table-cell>
        </table:table-row>
        <table:table-row table:style-name="ro1">
          <table:table-cell office:value-type="float" office:value="0.214628" calcext:value-type="float">
            <text:p>0.214628</text:p>
          </table:table-cell>
          <table:table-cell office:value-type="float" office:value="0.148007" calcext:value-type="float">
            <text:p>0.148007</text:p>
          </table:table-cell>
          <table:table-cell office:value-type="float" office:value="0.147057" calcext:value-type="float">
            <text:p>0.147057</text:p>
          </table:table-cell>
          <table:table-cell office:value-type="float" office:value="0.14399" calcext:value-type="float">
            <text:p>0.14399</text:p>
          </table:table-cell>
          <table:table-cell office:value-type="float" office:value="0.130894" calcext:value-type="float">
            <text:p>0.130894</text:p>
          </table:table-cell>
          <table:table-cell office:value-type="float" office:value="0.129392" calcext:value-type="float">
            <text:p>0.129392</text:p>
          </table:table-cell>
          <table:table-cell office:value-type="float" office:value="0.157432" calcext:value-type="float">
            <text:p>0.157432</text:p>
          </table:table-cell>
          <table:table-cell office:value-type="float" office:value="0.112571" calcext:value-type="float">
            <text:p>0.112571</text:p>
          </table:table-cell>
          <table:table-cell office:value-type="float" office:value="0.114651" calcext:value-type="float">
            <text:p>0.114651</text:p>
          </table:table-cell>
        </table:table-row>
        <table:table-row table:style-name="ro1">
          <table:table-cell office:value-type="float" office:value="0.00189963" calcext:value-type="float">
            <text:p>0.00189963</text:p>
          </table:table-cell>
          <table:table-cell office:value-type="float" office:value="0.00136518" calcext:value-type="float">
            <text:p>0.00136518</text:p>
          </table:table-cell>
          <table:table-cell office:value-type="float" office:value="0.00174944" calcext:value-type="float">
            <text:p>0.00174944</text:p>
          </table:table-cell>
          <table:table-cell office:value-type="float" office:value="0.0018484" calcext:value-type="float">
            <text:p>0.0018484</text:p>
          </table:table-cell>
          <table:table-cell office:value-type="float" office:value="0.00166894" calcext:value-type="float">
            <text:p>0.00166894</text:p>
          </table:table-cell>
          <table:table-cell office:value-type="float" office:value="0.00142105" calcext:value-type="float">
            <text:p>0.00142105</text:p>
          </table:table-cell>
          <table:table-cell office:value-type="float" office:value="0.00177025" calcext:value-type="float">
            <text:p>0.00177025</text:p>
          </table:table-cell>
          <table:table-cell office:value-type="float" office:value="0.00159216" calcext:value-type="float">
            <text:p>0.00159216</text:p>
          </table:table-cell>
          <table:table-cell office:value-type="float" office:value="0.00146607" calcext:value-type="float">
            <text:p>0.00146607</text:p>
          </table:table-cell>
        </table:table-row>
        <table:table-row table:style-name="ro1">
          <table:table-cell office:value-type="float" office:value="0.00176454" calcext:value-type="float">
            <text:p>0.00176454</text:p>
          </table:table-cell>
          <table:table-cell office:value-type="float" office:value="0.00176642" calcext:value-type="float">
            <text:p>0.00176642</text:p>
          </table:table-cell>
          <table:table-cell office:value-type="float" office:value="0.00163664" calcext:value-type="float">
            <text:p>0.00163664</text:p>
          </table:table-cell>
          <table:table-cell office:value-type="float" office:value="0.00158045" calcext:value-type="float">
            <text:p>0.00158045</text:p>
          </table:table-cell>
          <table:table-cell office:value-type="float" office:value="0.00169047" calcext:value-type="float">
            <text:p>0.00169047</text:p>
          </table:table-cell>
          <table:table-cell office:value-type="float" office:value="0.00186707" calcext:value-type="float">
            <text:p>0.00186707</text:p>
          </table:table-cell>
          <table:table-cell office:value-type="float" office:value="0.00163418" calcext:value-type="float">
            <text:p>0.00163418</text:p>
          </table:table-cell>
          <table:table-cell office:value-type="float" office:value="0.00152359" calcext:value-type="float">
            <text:p>0.00152359</text:p>
          </table:table-cell>
          <table:table-cell office:value-type="float" office:value="0.00168096" calcext:value-type="float">
            <text:p>0.00168096</text:p>
          </table:table-cell>
        </table:table-row>
        <table:table-row table:style-name="ro1">
          <table:table-cell office:value-type="float" office:value="0.00186591" calcext:value-type="float">
            <text:p>0.00186591</text:p>
          </table:table-cell>
          <table:table-cell office:value-type="float" office:value="0.00203425" calcext:value-type="float">
            <text:p>0.00203425</text:p>
          </table:table-cell>
          <table:table-cell office:value-type="float" office:value="0.00189051" calcext:value-type="float">
            <text:p>0.00189051</text:p>
          </table:table-cell>
          <table:table-cell office:value-type="float" office:value="0.00198536" calcext:value-type="float">
            <text:p>0.00198536</text:p>
          </table:table-cell>
          <table:table-cell office:value-type="float" office:value="0.00168037" calcext:value-type="float">
            <text:p>0.00168037</text:p>
          </table:table-cell>
          <table:table-cell office:value-type="float" office:value="0.00172269" calcext:value-type="float">
            <text:p>0.00172269</text:p>
          </table:table-cell>
          <table:table-cell office:value-type="float" office:value="0.00168387" calcext:value-type="float">
            <text:p>0.00168387</text:p>
          </table:table-cell>
          <table:table-cell office:value-type="float" office:value="0.00185937" calcext:value-type="float">
            <text:p>0.00185937</text:p>
          </table:table-cell>
          <table:table-cell office:value-type="float" office:value="0.00156197" calcext:value-type="float">
            <text:p>0.00156197</text:p>
          </table:table-cell>
        </table:table-row>
        <table:table-row table:style-name="ro1">
          <table:table-cell office:value-type="float" office:value="0.216121" calcext:value-type="float">
            <text:p>0.216121</text:p>
          </table:table-cell>
          <table:table-cell office:value-type="float" office:value="0.210509" calcext:value-type="float">
            <text:p>0.210509</text:p>
          </table:table-cell>
          <table:table-cell office:value-type="float" office:value="0.193036" calcext:value-type="float">
            <text:p>0.193036</text:p>
          </table:table-cell>
          <table:table-cell office:value-type="float" office:value="0.201129" calcext:value-type="float">
            <text:p>0.201129</text:p>
          </table:table-cell>
          <table:table-cell office:value-type="float" office:value="0.181893" calcext:value-type="float">
            <text:p>0.181893</text:p>
          </table:table-cell>
          <table:table-cell office:value-type="float" office:value="0.217033" calcext:value-type="float">
            <text:p>0.217033</text:p>
          </table:table-cell>
          <table:table-cell office:value-type="float" office:value="0.199608" calcext:value-type="float">
            <text:p>0.199608</text:p>
          </table:table-cell>
          <table:table-cell office:value-type="float" office:value="0.192257" calcext:value-type="float">
            <text:p>0.192257</text:p>
          </table:table-cell>
          <table:table-cell office:value-type="float" office:value="0.162575" calcext:value-type="float">
            <text:p>0.162575</text:p>
          </table:table-cell>
        </table:table-row>
        <table:table-row table:style-name="ro1">
          <table:table-cell office:value-type="float" office:value="0.140599" calcext:value-type="float">
            <text:p>0.140599</text:p>
          </table:table-cell>
          <table:table-cell office:value-type="float" office:value="0.112411" calcext:value-type="float">
            <text:p>0.112411</text:p>
          </table:table-cell>
          <table:table-cell office:value-type="float" office:value="0.103893" calcext:value-type="float">
            <text:p>0.103893</text:p>
          </table:table-cell>
          <table:table-cell office:value-type="float" office:value="0.112169" calcext:value-type="float">
            <text:p>0.112169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804252" calcext:value-type="float">
            <text:p>0.0804252</text:p>
          </table:table-cell>
          <table:table-cell office:value-type="float" office:value="0.0859836" calcext:value-type="float">
            <text:p>0.0859836</text:p>
          </table:table-cell>
          <table:table-cell office:value-type="float" office:value="0.0908323" calcext:value-type="float">
            <text:p>0.0908323</text:p>
          </table:table-cell>
          <table:table-cell office:value-type="float" office:value="0.103434" calcext:value-type="float">
            <text:p>0.103434</text:p>
          </table:table-cell>
        </table:table-row>
        <table:table-row table:style-name="ro1">
          <table:table-cell office:value-type="float" office:value="0.0875938" calcext:value-type="float">
            <text:p>0.0875938</text:p>
          </table:table-cell>
          <table:table-cell office:value-type="float" office:value="0.0290909" calcext:value-type="float">
            <text:p>0.0290909</text:p>
          </table:table-cell>
          <table:table-cell office:value-type="float" office:value="0.0375464" calcext:value-type="float">
            <text:p>0.0375464</text:p>
          </table:table-cell>
          <table:table-cell office:value-type="float" office:value="0.0250462" calcext:value-type="float">
            <text:p>0.0250462</text:p>
          </table:table-cell>
          <table:table-cell office:value-type="float" office:value="0.0225514" calcext:value-type="float">
            <text:p>0.0225514</text:p>
          </table:table-cell>
          <table:table-cell office:value-type="float" office:value="0.0202634" calcext:value-type="float">
            <text:p>0.0202634</text:p>
          </table:table-cell>
          <table:table-cell office:value-type="float" office:value="0.0266742" calcext:value-type="float">
            <text:p>0.0266742</text:p>
          </table:table-cell>
          <table:table-cell office:value-type="float" office:value="0.0439964" calcext:value-type="float">
            <text:p>0.0439964</text:p>
          </table:table-cell>
          <table:table-cell office:value-type="float" office:value="0.0473682" calcext:value-type="float">
            <text:p>0.0473682</text:p>
          </table:table-cell>
        </table:table-row>
        <table:table-row table:style-name="ro1">
          <table:table-cell office:value-type="float" office:value="0.00307391" calcext:value-type="float">
            <text:p>0.00307391</text:p>
          </table:table-cell>
          <table:table-cell office:value-type="float" office:value="0.00194533" calcext:value-type="float">
            <text:p>0.00194533</text:p>
          </table:table-cell>
          <table:table-cell office:value-type="float" office:value="0.00266054" calcext:value-type="float">
            <text:p>0.00266054</text:p>
          </table:table-cell>
          <table:table-cell office:value-type="float" office:value="0.0025783" calcext:value-type="float">
            <text:p>0.0025783</text:p>
          </table:table-cell>
          <table:table-cell office:value-type="float" office:value="0.00212072" calcext:value-type="float">
            <text:p>0.00212072</text:p>
          </table:table-cell>
          <table:table-cell office:value-type="float" office:value="0.00209098" calcext:value-type="float">
            <text:p>0.00209098</text:p>
          </table:table-cell>
          <table:table-cell office:value-type="float" office:value="0.00212446" calcext:value-type="float">
            <text:p>0.00212446</text:p>
          </table:table-cell>
          <table:table-cell office:value-type="float" office:value="0.00187621" calcext:value-type="float">
            <text:p>0.00187621</text:p>
          </table:table-cell>
          <table:table-cell office:value-type="float" office:value="0.00171641" calcext:value-type="float">
            <text:p>0.00171641</text:p>
          </table:table-cell>
        </table:table-row>
        <table:table-row table:style-name="ro1">
          <table:table-cell office:value-type="float" office:value="0.00448707" calcext:value-type="float">
            <text:p>0.00448707</text:p>
          </table:table-cell>
          <table:table-cell office:value-type="float" office:value="0.00337726" calcext:value-type="float">
            <text:p>0.00337726</text:p>
          </table:table-cell>
          <table:table-cell office:value-type="float" office:value="0.00388369" calcext:value-type="float">
            <text:p>0.00388369</text:p>
          </table:table-cell>
          <table:table-cell office:value-type="float" office:value="0.00292733" calcext:value-type="float">
            <text:p>0.00292733</text:p>
          </table:table-cell>
          <table:table-cell office:value-type="float" office:value="0.00240939" calcext:value-type="float">
            <text:p>0.00240939</text:p>
          </table:table-cell>
          <table:table-cell office:value-type="float" office:value="0.00279062" calcext:value-type="float">
            <text:p>0.00279062</text:p>
          </table:table-cell>
          <table:table-cell office:value-type="float" office:value="0.00235679" calcext:value-type="float">
            <text:p>0.00235679</text:p>
          </table:table-cell>
          <table:table-cell office:value-type="float" office:value="0.00171393" calcext:value-type="float">
            <text:p>0.00171393</text:p>
          </table:table-cell>
          <table:table-cell office:value-type="float" office:value="0.00185721" calcext:value-type="float">
            <text:p>0.00185721</text:p>
          </table:table-cell>
        </table:table-row>
        <table:table-row table:style-name="ro1">
          <table:table-cell office:value-type="float" office:value="0.00200248" calcext:value-type="float">
            <text:p>0.00200248</text:p>
          </table:table-cell>
          <table:table-cell office:value-type="float" office:value="0.00169617" calcext:value-type="float">
            <text:p>0.00169617</text:p>
          </table:table-cell>
          <table:table-cell office:value-type="float" office:value="0.00155939" calcext:value-type="float">
            <text:p>0.00155939</text:p>
          </table:table-cell>
          <table:table-cell office:value-type="float" office:value="0.00141679" calcext:value-type="float">
            <text:p>0.00141679</text:p>
          </table:table-cell>
          <table:table-cell office:value-type="float" office:value="0.00158754" calcext:value-type="float">
            <text:p>0.00158754</text:p>
          </table:table-cell>
          <table:table-cell office:value-type="float" office:value="0.00153387" calcext:value-type="float">
            <text:p>0.00153387</text:p>
          </table:table-cell>
          <table:table-cell office:value-type="float" office:value="0.00164563" calcext:value-type="float">
            <text:p>0.00164563</text:p>
          </table:table-cell>
          <table:table-cell office:value-type="float" office:value="0.00152441" calcext:value-type="float">
            <text:p>0.00152441</text:p>
          </table:table-cell>
          <table:table-cell office:value-type="float" office:value="0.00135255" calcext:value-type="float">
            <text:p>0.00135255</text:p>
          </table:table-cell>
        </table:table-row>
        <table:table-row table:style-name="ro1">
          <table:table-cell office:value-type="float" office:value="0.00212471" calcext:value-type="float">
            <text:p>0.00212471</text:p>
          </table:table-cell>
          <table:table-cell office:value-type="float" office:value="0.00174458" calcext:value-type="float">
            <text:p>0.00174458</text:p>
          </table:table-cell>
          <table:table-cell office:value-type="float" office:value="0.0017228" calcext:value-type="float">
            <text:p>0.0017228</text:p>
          </table:table-cell>
          <table:table-cell office:value-type="float" office:value="0.00179712" calcext:value-type="float">
            <text:p>0.00179712</text:p>
          </table:table-cell>
          <table:table-cell office:value-type="float" office:value="0.00147086" calcext:value-type="float">
            <text:p>0.00147086</text:p>
          </table:table-cell>
          <table:table-cell office:value-type="float" office:value="0.00179847" calcext:value-type="float">
            <text:p>0.00179847</text:p>
          </table:table-cell>
          <table:table-cell office:value-type="float" office:value="0.00164705" calcext:value-type="float">
            <text:p>0.00164705</text:p>
          </table:table-cell>
          <table:table-cell office:value-type="float" office:value="0.00168978" calcext:value-type="float">
            <text:p>0.00168978</text:p>
          </table:table-cell>
          <table:table-cell office:value-type="float" office:value="0.00171219" calcext:value-type="float">
            <text:p>0.00171219</text:p>
          </table:table-cell>
        </table:table-row>
        <table:table-row table:style-name="ro1">
          <table:table-cell office:value-type="float" office:value="0.00291585" calcext:value-type="float">
            <text:p>0.00291585</text:p>
          </table:table-cell>
          <table:table-cell office:value-type="float" office:value="0.00229619" calcext:value-type="float">
            <text:p>0.00229619</text:p>
          </table:table-cell>
          <table:table-cell office:value-type="float" office:value="0.00207758" calcext:value-type="float">
            <text:p>0.00207758</text:p>
          </table:table-cell>
          <table:table-cell office:value-type="float" office:value="0.00203571" calcext:value-type="float">
            <text:p>0.00203571</text:p>
          </table:table-cell>
          <table:table-cell office:value-type="float" office:value="0.00205666" calcext:value-type="float">
            <text:p>0.00205666</text:p>
          </table:table-cell>
          <table:table-cell office:value-type="float" office:value="0.00203537" calcext:value-type="float">
            <text:p>0.00203537</text:p>
          </table:table-cell>
          <table:table-cell office:value-type="float" office:value="0.00182609" calcext:value-type="float">
            <text:p>0.00182609</text:p>
          </table:table-cell>
          <table:table-cell office:value-type="float" office:value="0.0019966" calcext:value-type="float">
            <text:p>0.0019966</text:p>
          </table:table-cell>
          <table:table-cell office:value-type="float" office:value="0.00191258" calcext:value-type="float">
            <text:p>0.00191258</text:p>
          </table:table-cell>
        </table:table-row>
        <table:table-row table:style-name="ro1">
          <table:table-cell office:value-type="float" office:value="0.00454914" calcext:value-type="float">
            <text:p>0.00454914</text:p>
          </table:table-cell>
          <table:table-cell office:value-type="float" office:value="0.00272532" calcext:value-type="float">
            <text:p>0.00272532</text:p>
          </table:table-cell>
          <table:table-cell office:value-type="float" office:value="0.00422392" calcext:value-type="float">
            <text:p>0.00422392</text:p>
          </table:table-cell>
          <table:table-cell office:value-type="float" office:value="0.00301409" calcext:value-type="float">
            <text:p>0.00301409</text:p>
          </table:table-cell>
          <table:table-cell office:value-type="float" office:value="0.00301512" calcext:value-type="float">
            <text:p>0.00301512</text:p>
          </table:table-cell>
          <table:table-cell office:value-type="float" office:value="0.00225762" calcext:value-type="float">
            <text:p>0.00225762</text:p>
          </table:table-cell>
          <table:table-cell office:value-type="float" office:value="0.00259024" calcext:value-type="float">
            <text:p>0.00259024</text:p>
          </table:table-cell>
          <table:table-cell office:value-type="float" office:value="0.00276232" calcext:value-type="float">
            <text:p>0.00276232</text:p>
          </table:table-cell>
          <table:table-cell office:value-type="float" office:value="0.00221887" calcext:value-type="float">
            <text:p>0.00221887</text:p>
          </table:table-cell>
        </table:table-row>
        <table:table-row table:style-name="ro1">
          <table:table-cell office:value-type="float" office:value="0.0295442" calcext:value-type="float">
            <text:p>0.0295442</text:p>
          </table:table-cell>
          <table:table-cell office:value-type="float" office:value="0.0147645" calcext:value-type="float">
            <text:p>0.0147645</text:p>
          </table:table-cell>
          <table:table-cell office:value-type="float" office:value="0.0147558" calcext:value-type="float">
            <text:p>0.0147558</text:p>
          </table:table-cell>
          <table:table-cell office:value-type="float" office:value="0.013635" calcext:value-type="float">
            <text:p>0.013635</text:p>
          </table:table-cell>
          <table:table-cell office:value-type="float" office:value="0.0112574" calcext:value-type="float">
            <text:p>0.0112574</text:p>
          </table:table-cell>
          <table:table-cell office:value-type="float" office:value="0.0132458" calcext:value-type="float">
            <text:p>0.0132458</text:p>
          </table:table-cell>
          <table:table-cell office:value-type="float" office:value="0.014404" calcext:value-type="float">
            <text:p>0.014404</text:p>
          </table:table-cell>
          <table:table-cell office:value-type="float" office:value="0.0223369" calcext:value-type="float">
            <text:p>0.0223369</text:p>
          </table:table-cell>
          <table:table-cell office:value-type="float" office:value="0.0337687" calcext:value-type="float">
            <text:p>0.0337687</text:p>
          </table:table-cell>
        </table:table-row>
        <table:table-row table:style-name="ro1">
          <table:table-cell office:value-type="float" office:value="0.17232" calcext:value-type="float">
            <text:p>0.17232</text:p>
          </table:table-cell>
          <table:table-cell office:value-type="float" office:value="0.142059" calcext:value-type="float">
            <text:p>0.142059</text:p>
          </table:table-cell>
          <table:table-cell office:value-type="float" office:value="0.146941" calcext:value-type="float">
            <text:p>0.146941</text:p>
          </table:table-cell>
          <table:table-cell office:value-type="float" office:value="0.126964" calcext:value-type="float">
            <text:p>0.126964</text:p>
          </table:table-cell>
          <table:table-cell office:value-type="float" office:value="0.103553" calcext:value-type="float">
            <text:p>0.103553</text:p>
          </table:table-cell>
          <table:table-cell office:value-type="float" office:value="0.134443" calcext:value-type="float">
            <text:p>0.134443</text:p>
          </table:table-cell>
          <table:table-cell office:value-type="float" office:value="0.120785" calcext:value-type="float">
            <text:p>0.120785</text:p>
          </table:table-cell>
          <table:table-cell office:value-type="float" office:value="0.107455" calcext:value-type="float">
            <text:p>0.107455</text:p>
          </table:table-cell>
          <table:table-cell office:value-type="float" office:value="0.089192" calcext:value-type="float">
            <text:p>0.089192</text:p>
          </table:table-cell>
        </table:table-row>
        <table:table-row table:style-name="ro1">
          <table:table-cell office:value-type="float" office:value="0.00166611" calcext:value-type="float">
            <text:p>0.00166611</text:p>
          </table:table-cell>
          <table:table-cell office:value-type="float" office:value="0.00164328" calcext:value-type="float">
            <text:p>0.00164328</text:p>
          </table:table-cell>
          <table:table-cell office:value-type="float" office:value="0.00146872" calcext:value-type="float">
            <text:p>0.00146872</text:p>
          </table:table-cell>
          <table:table-cell office:value-type="float" office:value="0.00146007" calcext:value-type="float">
            <text:p>0.00146007</text:p>
          </table:table-cell>
          <table:table-cell office:value-type="float" office:value="0.00173781" calcext:value-type="float">
            <text:p>0.00173781</text:p>
          </table:table-cell>
          <table:table-cell office:value-type="float" office:value="0.00153237" calcext:value-type="float">
            <text:p>0.00153237</text:p>
          </table:table-cell>
          <table:table-cell office:value-type="float" office:value="0.00163084" calcext:value-type="float">
            <text:p>0.00163084</text:p>
          </table:table-cell>
          <table:table-cell office:value-type="float" office:value="0.0014547" calcext:value-type="float">
            <text:p>0.0014547</text:p>
          </table:table-cell>
          <table:table-cell office:value-type="float" office:value="0.00138498" calcext:value-type="float">
            <text:p>0.00138498</text:p>
          </table:table-cell>
        </table:table-row>
        <table:table-row table:style-name="ro1">
          <table:table-cell office:value-type="float" office:value="0.00260149" calcext:value-type="float">
            <text:p>0.00260149</text:p>
          </table:table-cell>
          <table:table-cell office:value-type="float" office:value="0.00227477" calcext:value-type="float">
            <text:p>0.00227477</text:p>
          </table:table-cell>
          <table:table-cell office:value-type="float" office:value="0.00236432" calcext:value-type="float">
            <text:p>0.00236432</text:p>
          </table:table-cell>
          <table:table-cell office:value-type="float" office:value="0.00196486" calcext:value-type="float">
            <text:p>0.00196486</text:p>
          </table:table-cell>
          <table:table-cell office:value-type="float" office:value="0.00190093" calcext:value-type="float">
            <text:p>0.00190093</text:p>
          </table:table-cell>
          <table:table-cell office:value-type="float" office:value="0.0016723" calcext:value-type="float">
            <text:p>0.0016723</text:p>
          </table:table-cell>
          <table:table-cell office:value-type="float" office:value="0.00190792" calcext:value-type="float">
            <text:p>0.00190792</text:p>
          </table:table-cell>
          <table:table-cell office:value-type="float" office:value="0.00178495" calcext:value-type="float">
            <text:p>0.00178495</text:p>
          </table:table-cell>
          <table:table-cell office:value-type="float" office:value="0.00187407" calcext:value-type="float">
            <text:p>0.00187407</text:p>
          </table:table-cell>
        </table:table-row>
        <table:table-row table:style-name="ro1">
          <table:table-cell office:value-type="float" office:value="0.188325" calcext:value-type="float">
            <text:p>0.188325</text:p>
          </table:table-cell>
          <table:table-cell office:value-type="float" office:value="0.175679" calcext:value-type="float">
            <text:p>0.175679</text:p>
          </table:table-cell>
          <table:table-cell office:value-type="float" office:value="0.133591" calcext:value-type="float">
            <text:p>0.133591</text:p>
          </table:table-cell>
          <table:table-cell office:value-type="float" office:value="0.146704" calcext:value-type="float">
            <text:p>0.146704</text:p>
          </table:table-cell>
          <table:table-cell office:value-type="float" office:value="0.132388" calcext:value-type="float">
            <text:p>0.132388</text:p>
          </table:table-cell>
          <table:table-cell office:value-type="float" office:value="0.169733" calcext:value-type="float">
            <text:p>0.169733</text:p>
          </table:table-cell>
          <table:table-cell office:value-type="float" office:value="0.138933" calcext:value-type="float">
            <text:p>0.138933</text:p>
          </table:table-cell>
          <table:table-cell office:value-type="float" office:value="0.130606" calcext:value-type="float">
            <text:p>0.130606</text:p>
          </table:table-cell>
          <table:table-cell office:value-type="float" office:value="0.119373" calcext:value-type="float">
            <text:p>0.119373</text:p>
          </table:table-cell>
        </table:table-row>
        <table:table-row table:style-name="ro1">
          <table:table-cell office:value-type="float" office:value="0.00219172" calcext:value-type="float">
            <text:p>0.00219172</text:p>
          </table:table-cell>
          <table:table-cell office:value-type="float" office:value="0.0017529" calcext:value-type="float">
            <text:p>0.0017529</text:p>
          </table:table-cell>
          <table:table-cell office:value-type="float" office:value="0.00191601" calcext:value-type="float">
            <text:p>0.00191601</text:p>
          </table:table-cell>
          <table:table-cell office:value-type="float" office:value="0.00195113" calcext:value-type="float">
            <text:p>0.00195113</text:p>
          </table:table-cell>
          <table:table-cell office:value-type="float" office:value="0.0016551" calcext:value-type="float">
            <text:p>0.0016551</text:p>
          </table:table-cell>
          <table:table-cell office:value-type="float" office:value="0.00195931" calcext:value-type="float">
            <text:p>0.00195931</text:p>
          </table:table-cell>
          <table:table-cell office:value-type="float" office:value="0.00207864" calcext:value-type="float">
            <text:p>0.00207864</text:p>
          </table:table-cell>
          <table:table-cell office:value-type="float" office:value="0.00175099" calcext:value-type="float">
            <text:p>0.00175099</text:p>
          </table:table-cell>
          <table:table-cell office:value-type="float" office:value="0.00179177" calcext:value-type="float">
            <text:p>0.00179177</text:p>
          </table:table-cell>
        </table:table-row>
        <table:table-row table:style-name="ro1">
          <table:table-cell office:value-type="float" office:value="0.00232782" calcext:value-type="float">
            <text:p>0.00232782</text:p>
          </table:table-cell>
          <table:table-cell office:value-type="float" office:value="0.00216687" calcext:value-type="float">
            <text:p>0.00216687</text:p>
          </table:table-cell>
          <table:table-cell office:value-type="float" office:value="0.00203203" calcext:value-type="float">
            <text:p>0.00203203</text:p>
          </table:table-cell>
          <table:table-cell office:value-type="float" office:value="0.00201261" calcext:value-type="float">
            <text:p>0.00201261</text:p>
          </table:table-cell>
          <table:table-cell office:value-type="float" office:value="0.00208239" calcext:value-type="float">
            <text:p>0.00208239</text:p>
          </table:table-cell>
          <table:table-cell office:value-type="float" office:value="0.00215847" calcext:value-type="float">
            <text:p>0.00215847</text:p>
          </table:table-cell>
          <table:table-cell office:value-type="float" office:value="0.0018772" calcext:value-type="float">
            <text:p>0.0018772</text:p>
          </table:table-cell>
          <table:table-cell office:value-type="float" office:value="0.00199522" calcext:value-type="float">
            <text:p>0.00199522</text:p>
          </table:table-cell>
          <table:table-cell office:value-type="float" office:value="0.00188359" calcext:value-type="float">
            <text:p>0.00188359</text:p>
          </table:table-cell>
        </table:table-row>
        <table:table-row table:style-name="ro1">
          <table:table-cell office:value-type="float" office:value="0.00161353" calcext:value-type="float">
            <text:p>0.00161353</text:p>
          </table:table-cell>
          <table:table-cell office:value-type="float" office:value="0.00134287" calcext:value-type="float">
            <text:p>0.00134287</text:p>
          </table:table-cell>
          <table:table-cell office:value-type="float" office:value="0.00151426" calcext:value-type="float">
            <text:p>0.00151426</text:p>
          </table:table-cell>
          <table:table-cell office:value-type="float" office:value="0.00148159" calcext:value-type="float">
            <text:p>0.00148159</text:p>
          </table:table-cell>
          <table:table-cell office:value-type="float" office:value="0.00155315" calcext:value-type="float">
            <text:p>0.00155315</text:p>
          </table:table-cell>
          <table:table-cell office:value-type="float" office:value="0.00137917" calcext:value-type="float">
            <text:p>0.00137917</text:p>
          </table:table-cell>
          <table:table-cell office:value-type="float" office:value="0.00150778" calcext:value-type="float">
            <text:p>0.00150778</text:p>
          </table:table-cell>
          <table:table-cell office:value-type="float" office:value="0.00144218" calcext:value-type="float">
            <text:p>0.00144218</text:p>
          </table:table-cell>
          <table:table-cell office:value-type="float" office:value="0.00148008" calcext:value-type="float">
            <text:p>0.00148008</text:p>
          </table:table-cell>
        </table:table-row>
        <table:table-row table:style-name="ro1">
          <table:table-cell office:value-type="float" office:value="0.0017666" calcext:value-type="float">
            <text:p>0.0017666</text:p>
          </table:table-cell>
          <table:table-cell office:value-type="float" office:value="0.00139491" calcext:value-type="float">
            <text:p>0.00139491</text:p>
          </table:table-cell>
          <table:table-cell office:value-type="float" office:value="0.00166222" calcext:value-type="float">
            <text:p>0.00166222</text:p>
          </table:table-cell>
          <table:table-cell office:value-type="float" office:value="0.00143229" calcext:value-type="float">
            <text:p>0.00143229</text:p>
          </table:table-cell>
          <table:table-cell office:value-type="float" office:value="0.00145269" calcext:value-type="float">
            <text:p>0.00145269</text:p>
          </table:table-cell>
          <table:table-cell office:value-type="float" office:value="0.00143452" calcext:value-type="float">
            <text:p>0.00143452</text:p>
          </table:table-cell>
          <table:table-cell office:value-type="float" office:value="0.00140831" calcext:value-type="float">
            <text:p>0.00140831</text:p>
          </table:table-cell>
          <table:table-cell office:value-type="float" office:value="0.00152513" calcext:value-type="float">
            <text:p>0.00152513</text:p>
          </table:table-cell>
          <table:table-cell office:value-type="float" office:value="0.00146896" calcext:value-type="float">
            <text:p>0.00146896</text:p>
          </table:table-cell>
        </table:table-row>
        <table:table-row table:style-name="ro1">
          <table:table-cell office:value-type="float" office:value="0.0023776" calcext:value-type="float">
            <text:p>0.0023776</text:p>
          </table:table-cell>
          <table:table-cell office:value-type="float" office:value="0.0019219" calcext:value-type="float">
            <text:p>0.0019219</text:p>
          </table:table-cell>
          <table:table-cell office:value-type="float" office:value="0.00220871" calcext:value-type="float">
            <text:p>0.00220871</text:p>
          </table:table-cell>
          <table:table-cell office:value-type="float" office:value="0.00190272" calcext:value-type="float">
            <text:p>0.00190272</text:p>
          </table:table-cell>
          <table:table-cell office:value-type="float" office:value="0.00177115" calcext:value-type="float">
            <text:p>0.00177115</text:p>
          </table:table-cell>
          <table:table-cell office:value-type="float" office:value="0.00200904" calcext:value-type="float">
            <text:p>0.00200904</text:p>
          </table:table-cell>
          <table:table-cell office:value-type="float" office:value="0.001807" calcext:value-type="float">
            <text:p>0.001807</text:p>
          </table:table-cell>
          <table:table-cell office:value-type="float" office:value="0.0016635" calcext:value-type="float">
            <text:p>0.0016635</text:p>
          </table:table-cell>
          <table:table-cell office:value-type="float" office:value="0.00156807" calcext:value-type="float">
            <text:p>0.00156807</text:p>
          </table:table-cell>
        </table:table-row>
        <table:table-row table:style-name="ro1">
          <table:table-cell office:value-type="float" office:value="0.00241389" calcext:value-type="float">
            <text:p>0.00241389</text:p>
          </table:table-cell>
          <table:table-cell office:value-type="float" office:value="0.00236505" calcext:value-type="float">
            <text:p>0.00236505</text:p>
          </table:table-cell>
          <table:table-cell office:value-type="float" office:value="0.0023806" calcext:value-type="float">
            <text:p>0.0023806</text:p>
          </table:table-cell>
          <table:table-cell office:value-type="float" office:value="0.00242987" calcext:value-type="float">
            <text:p>0.00242987</text:p>
          </table:table-cell>
          <table:table-cell office:value-type="float" office:value="0.00222008" calcext:value-type="float">
            <text:p>0.00222008</text:p>
          </table:table-cell>
          <table:table-cell office:value-type="float" office:value="0.00214577" calcext:value-type="float">
            <text:p>0.00214577</text:p>
          </table:table-cell>
          <table:table-cell office:value-type="float" office:value="0.00207357" calcext:value-type="float">
            <text:p>0.00207357</text:p>
          </table:table-cell>
          <table:table-cell office:value-type="float" office:value="0.00208442" calcext:value-type="float">
            <text:p>0.00208442</text:p>
          </table:table-cell>
          <table:table-cell office:value-type="float" office:value="0.00196438" calcext:value-type="float">
            <text:p>0.00196438</text:p>
          </table:table-cell>
        </table:table-row>
        <table:table-row table:style-name="ro1">
          <table:table-cell office:value-type="float" office:value="0.163921" calcext:value-type="float">
            <text:p>0.163921</text:p>
          </table:table-cell>
          <table:table-cell office:value-type="float" office:value="0.164222" calcext:value-type="float">
            <text:p>0.164222</text:p>
          </table:table-cell>
          <table:table-cell office:value-type="float" office:value="0.120516" calcext:value-type="float">
            <text:p>0.120516</text:p>
          </table:table-cell>
          <table:table-cell office:value-type="float" office:value="0.154258" calcext:value-type="float">
            <text:p>0.154258</text:p>
          </table:table-cell>
          <table:table-cell office:value-type="float" office:value="0.124769" calcext:value-type="float">
            <text:p>0.124769</text:p>
          </table:table-cell>
          <table:table-cell office:value-type="float" office:value="0.137463" calcext:value-type="float">
            <text:p>0.137463</text:p>
          </table:table-cell>
          <table:table-cell office:value-type="float" office:value="0.138984" calcext:value-type="float">
            <text:p>0.138984</text:p>
          </table:table-cell>
          <table:table-cell office:value-type="float" office:value="0.124806" calcext:value-type="float">
            <text:p>0.124806</text:p>
          </table:table-cell>
          <table:table-cell office:value-type="float" office:value="0.107235" calcext:value-type="float">
            <text:p>0.107235</text:p>
          </table:table-cell>
        </table:table-row>
        <table:table-row table:style-name="ro1">
          <table:table-cell office:value-type="float" office:value="0.00273394" calcext:value-type="float">
            <text:p>0.00273394</text:p>
          </table:table-cell>
          <table:table-cell office:value-type="float" office:value="0.00230853" calcext:value-type="float">
            <text:p>0.00230853</text:p>
          </table:table-cell>
          <table:table-cell office:value-type="float" office:value="0.00221543" calcext:value-type="float">
            <text:p>0.00221543</text:p>
          </table:table-cell>
          <table:table-cell office:value-type="float" office:value="0.00198357" calcext:value-type="float">
            <text:p>0.00198357</text:p>
          </table:table-cell>
          <table:table-cell office:value-type="float" office:value="0.00179526" calcext:value-type="float">
            <text:p>0.00179526</text:p>
          </table:table-cell>
          <table:table-cell office:value-type="float" office:value="0.00212404" calcext:value-type="float">
            <text:p>0.00212404</text:p>
          </table:table-cell>
          <table:table-cell office:value-type="float" office:value="0.00208463" calcext:value-type="float">
            <text:p>0.00208463</text:p>
          </table:table-cell>
          <table:table-cell office:value-type="float" office:value="0.00171378" calcext:value-type="float">
            <text:p>0.00171378</text:p>
          </table:table-cell>
          <table:table-cell office:value-type="float" office:value="0.00185734" calcext:value-type="float">
            <text:p>0.00185734</text:p>
          </table:table-cell>
        </table:table-row>
        <table:table-row table:style-name="ro1">
          <table:table-cell office:value-type="float" office:value="0.00177161" calcext:value-type="float">
            <text:p>0.00177161</text:p>
          </table:table-cell>
          <table:table-cell office:value-type="float" office:value="0.00162211" calcext:value-type="float">
            <text:p>0.00162211</text:p>
          </table:table-cell>
          <table:table-cell office:value-type="float" office:value="0.0015389" calcext:value-type="float">
            <text:p>0.0015389</text:p>
          </table:table-cell>
          <table:table-cell office:value-type="float" office:value="0.00129517" calcext:value-type="float">
            <text:p>0.00129517</text:p>
          </table:table-cell>
          <table:table-cell office:value-type="float" office:value="0.00147824" calcext:value-type="float">
            <text:p>0.00147824</text:p>
          </table:table-cell>
          <table:table-cell office:value-type="float" office:value="0.00135707" calcext:value-type="float">
            <text:p>0.00135707</text:p>
          </table:table-cell>
          <table:table-cell office:value-type="float" office:value="0.00126764" calcext:value-type="float">
            <text:p>0.00126764</text:p>
          </table:table-cell>
          <table:table-cell office:value-type="float" office:value="0.00141566" calcext:value-type="float">
            <text:p>0.00141566</text:p>
          </table:table-cell>
          <table:table-cell office:value-type="float" office:value="0.00141205" calcext:value-type="float">
            <text:p>0.00141205</text:p>
          </table:table-cell>
        </table:table-row>
        <table:table-row table:style-name="ro1">
          <table:table-cell office:value-type="float" office:value="0.00187748" calcext:value-type="float">
            <text:p>0.00187748</text:p>
          </table:table-cell>
          <table:table-cell office:value-type="float" office:value="0.00145778" calcext:value-type="float">
            <text:p>0.00145778</text:p>
          </table:table-cell>
          <table:table-cell office:value-type="float" office:value="0.00146379" calcext:value-type="float">
            <text:p>0.00146379</text:p>
          </table:table-cell>
          <table:table-cell office:value-type="float" office:value="0.00145287" calcext:value-type="float">
            <text:p>0.00145287</text:p>
          </table:table-cell>
          <table:table-cell office:value-type="float" office:value="0.00150013" calcext:value-type="float">
            <text:p>0.00150013</text:p>
          </table:table-cell>
          <table:table-cell office:value-type="float" office:value="0.00156983" calcext:value-type="float">
            <text:p>0.00156983</text:p>
          </table:table-cell>
          <table:table-cell office:value-type="float" office:value="0.00155288" calcext:value-type="float">
            <text:p>0.00155288</text:p>
          </table:table-cell>
          <table:table-cell office:value-type="float" office:value="0.00144462" calcext:value-type="float">
            <text:p>0.00144462</text:p>
          </table:table-cell>
          <table:table-cell office:value-type="float" office:value="0.00150674" calcext:value-type="float">
            <text:p>0.00150674</text:p>
          </table:table-cell>
        </table:table-row>
        <table:table-row table:style-name="ro1">
          <table:table-cell office:value-type="float" office:value="0.166087" calcext:value-type="float">
            <text:p>0.166087</text:p>
          </table:table-cell>
          <table:table-cell office:value-type="float" office:value="0.152457" calcext:value-type="float">
            <text:p>0.152457</text:p>
          </table:table-cell>
          <table:table-cell office:value-type="float" office:value="0.119681" calcext:value-type="float">
            <text:p>0.119681</text:p>
          </table:table-cell>
          <table:table-cell office:value-type="float" office:value="0.161019" calcext:value-type="float">
            <text:p>0.161019</text:p>
          </table:table-cell>
          <table:table-cell office:value-type="float" office:value="0.125726" calcext:value-type="float">
            <text:p>0.125726</text:p>
          </table:table-cell>
          <table:table-cell office:value-type="float" office:value="0.136792" calcext:value-type="float">
            <text:p>0.136792</text:p>
          </table:table-cell>
          <table:table-cell office:value-type="float" office:value="0.128623" calcext:value-type="float">
            <text:p>0.128623</text:p>
          </table:table-cell>
          <table:table-cell office:value-type="float" office:value="0.112107" calcext:value-type="float">
            <text:p>0.112107</text:p>
          </table:table-cell>
          <table:table-cell office:value-type="float" office:value="0.104615" calcext:value-type="float">
            <text:p>0.104615</text:p>
          </table:table-cell>
        </table:table-row>
        <table:table-row table:style-name="ro1">
          <table:table-cell office:value-type="float" office:value="0.00118062" calcext:value-type="float">
            <text:p>0.00118062</text:p>
          </table:table-cell>
          <table:table-cell office:value-type="float" office:value="0.00122281" calcext:value-type="float">
            <text:p>0.00122281</text:p>
          </table:table-cell>
          <table:table-cell office:value-type="float" office:value="0.0011512" calcext:value-type="float">
            <text:p>0.0011512</text:p>
          </table:table-cell>
          <table:table-cell office:value-type="float" office:value="0.00121279" calcext:value-type="float">
            <text:p>0.00121279</text:p>
          </table:table-cell>
          <table:table-cell office:value-type="float" office:value="0.00122139" calcext:value-type="float">
            <text:p>0.00122139</text:p>
          </table:table-cell>
          <table:table-cell office:value-type="float" office:value="0.00114724" calcext:value-type="float">
            <text:p>0.00114724</text:p>
          </table:table-cell>
          <table:table-cell office:value-type="float" office:value="0.0011937" calcext:value-type="float">
            <text:p>0.0011937</text:p>
          </table:table-cell>
          <table:table-cell office:value-type="float" office:value="0.00125004" calcext:value-type="float">
            <text:p>0.00125004</text:p>
          </table:table-cell>
          <table:table-cell office:value-type="float" office:value="0.0012205" calcext:value-type="float">
            <text:p>0.0012205</text:p>
          </table:table-cell>
        </table:table-row>
        <table:table-row table:style-name="ro1">
          <table:table-cell office:value-type="float" office:value="0.00291224" calcext:value-type="float">
            <text:p>0.00291224</text:p>
          </table:table-cell>
          <table:table-cell office:value-type="float" office:value="0.00240188" calcext:value-type="float">
            <text:p>0.00240188</text:p>
          </table:table-cell>
          <table:table-cell office:value-type="float" office:value="0.00212028" calcext:value-type="float">
            <text:p>0.00212028</text:p>
          </table:table-cell>
          <table:table-cell office:value-type="float" office:value="0.00213002" calcext:value-type="float">
            <text:p>0.00213002</text:p>
          </table:table-cell>
          <table:table-cell office:value-type="float" office:value="0.00213681" calcext:value-type="float">
            <text:p>0.00213681</text:p>
          </table:table-cell>
          <table:table-cell office:value-type="float" office:value="0.00214701" calcext:value-type="float">
            <text:p>0.00214701</text:p>
          </table:table-cell>
          <table:table-cell office:value-type="float" office:value="0.00198522" calcext:value-type="float">
            <text:p>0.00198522</text:p>
          </table:table-cell>
          <table:table-cell office:value-type="float" office:value="0.00200409" calcext:value-type="float">
            <text:p>0.00200409</text:p>
          </table:table-cell>
          <table:table-cell office:value-type="float" office:value="0.00195932" calcext:value-type="float">
            <text:p>0.00195932</text:p>
          </table:table-cell>
        </table:table-row>
        <table:table-row table:style-name="ro1">
          <table:table-cell office:value-type="float" office:value="0.00154642" calcext:value-type="float">
            <text:p>0.00154642</text:p>
          </table:table-cell>
          <table:table-cell office:value-type="float" office:value="0.00131196" calcext:value-type="float">
            <text:p>0.00131196</text:p>
          </table:table-cell>
          <table:table-cell office:value-type="float" office:value="0.00128833" calcext:value-type="float">
            <text:p>0.00128833</text:p>
          </table:table-cell>
          <table:table-cell office:value-type="float" office:value="0.00153452" calcext:value-type="float">
            <text:p>0.00153452</text:p>
          </table:table-cell>
          <table:table-cell office:value-type="float" office:value="0.00132419" calcext:value-type="float">
            <text:p>0.00132419</text:p>
          </table:table-cell>
          <table:table-cell office:value-type="float" office:value="0.00137731" calcext:value-type="float">
            <text:p>0.00137731</text:p>
          </table:table-cell>
          <table:table-cell office:value-type="float" office:value="0.00122995" calcext:value-type="float">
            <text:p>0.00122995</text:p>
          </table:table-cell>
          <table:table-cell office:value-type="float" office:value="0.0013993" calcext:value-type="float">
            <text:p>0.0013993</text:p>
          </table:table-cell>
          <table:table-cell office:value-type="float" office:value="0.00135907" calcext:value-type="float">
            <text:p>0.00135907</text:p>
          </table:table-cell>
        </table:table-row>
        <table:table-row table:style-name="ro1">
          <table:table-cell office:value-type="float" office:value="0.00326343" calcext:value-type="float">
            <text:p>0.00326343</text:p>
          </table:table-cell>
          <table:table-cell office:value-type="float" office:value="0.00243176" calcext:value-type="float">
            <text:p>0.00243176</text:p>
          </table:table-cell>
          <table:table-cell office:value-type="float" office:value="0.00222394" calcext:value-type="float">
            <text:p>0.00222394</text:p>
          </table:table-cell>
          <table:table-cell office:value-type="float" office:value="0.0025492" calcext:value-type="float">
            <text:p>0.0025492</text:p>
          </table:table-cell>
          <table:table-cell office:value-type="float" office:value="0.00279527" calcext:value-type="float">
            <text:p>0.00279527</text:p>
          </table:table-cell>
          <table:table-cell office:value-type="float" office:value="0.0021158" calcext:value-type="float">
            <text:p>0.0021158</text:p>
          </table:table-cell>
          <table:table-cell office:value-type="float" office:value="0.00245802" calcext:value-type="float">
            <text:p>0.00245802</text:p>
          </table:table-cell>
          <table:table-cell office:value-type="float" office:value="0.00207593" calcext:value-type="float">
            <text:p>0.00207593</text:p>
          </table:table-cell>
          <table:table-cell office:value-type="float" office:value="0.00209041" calcext:value-type="float">
            <text:p>0.00209041</text:p>
          </table:table-cell>
        </table:table-row>
        <table:table-row table:style-name="ro1">
          <table:table-cell office:value-type="float" office:value="0.00311454" calcext:value-type="float">
            <text:p>0.00311454</text:p>
          </table:table-cell>
          <table:table-cell office:value-type="float" office:value="0.00237018" calcext:value-type="float">
            <text:p>0.00237018</text:p>
          </table:table-cell>
          <table:table-cell office:value-type="float" office:value="0.00220335" calcext:value-type="float">
            <text:p>0.00220335</text:p>
          </table:table-cell>
          <table:table-cell office:value-type="float" office:value="0.00167993" calcext:value-type="float">
            <text:p>0.00167993</text:p>
          </table:table-cell>
          <table:table-cell office:value-type="float" office:value="0.00196865" calcext:value-type="float">
            <text:p>0.00196865</text:p>
          </table:table-cell>
          <table:table-cell office:value-type="float" office:value="0.00203544" calcext:value-type="float">
            <text:p>0.00203544</text:p>
          </table:table-cell>
          <table:table-cell office:value-type="float" office:value="0.00195409" calcext:value-type="float">
            <text:p>0.00195409</text:p>
          </table:table-cell>
          <table:table-cell office:value-type="float" office:value="0.00251834" calcext:value-type="float">
            <text:p>0.00251834</text:p>
          </table:table-cell>
          <table:table-cell office:value-type="float" office:value="0.00222119" calcext:value-type="float">
            <text:p>0.00222119</text:p>
          </table:table-cell>
        </table:table-row>
        <table:table-row table:style-name="ro1">
          <table:table-cell office:value-type="float" office:value="0.0019035" calcext:value-type="float">
            <text:p>0.0019035</text:p>
          </table:table-cell>
          <table:table-cell office:value-type="float" office:value="0.00197139" calcext:value-type="float">
            <text:p>0.00197139</text:p>
          </table:table-cell>
          <table:table-cell office:value-type="float" office:value="0.00191168" calcext:value-type="float">
            <text:p>0.00191168</text:p>
          </table:table-cell>
          <table:table-cell office:value-type="float" office:value="0.00165985" calcext:value-type="float">
            <text:p>0.00165985</text:p>
          </table:table-cell>
          <table:table-cell office:value-type="float" office:value="0.00176986" calcext:value-type="float">
            <text:p>0.00176986</text:p>
          </table:table-cell>
          <table:table-cell office:value-type="float" office:value="0.00202455" calcext:value-type="float">
            <text:p>0.00202455</text:p>
          </table:table-cell>
          <table:table-cell office:value-type="float" office:value="0.0019045" calcext:value-type="float">
            <text:p>0.0019045</text:p>
          </table:table-cell>
          <table:table-cell office:value-type="float" office:value="0.00169419" calcext:value-type="float">
            <text:p>0.00169419</text:p>
          </table:table-cell>
          <table:table-cell office:value-type="float" office:value="0.00181492" calcext:value-type="float">
            <text:p>0.00181492</text:p>
          </table:table-cell>
        </table:table-row>
        <table:table-row table:style-name="ro1">
          <table:table-cell office:value-type="float" office:value="0.00199749" calcext:value-type="float">
            <text:p>0.00199749</text:p>
          </table:table-cell>
          <table:table-cell office:value-type="float" office:value="0.00217708" calcext:value-type="float">
            <text:p>0.00217708</text:p>
          </table:table-cell>
          <table:table-cell office:value-type="float" office:value="0.00199939" calcext:value-type="float">
            <text:p>0.00199939</text:p>
          </table:table-cell>
          <table:table-cell office:value-type="float" office:value="0.0023094" calcext:value-type="float">
            <text:p>0.0023094</text:p>
          </table:table-cell>
          <table:table-cell office:value-type="float" office:value="0.0022297" calcext:value-type="float">
            <text:p>0.0022297</text:p>
          </table:table-cell>
          <table:table-cell office:value-type="float" office:value="0.00238173" calcext:value-type="float">
            <text:p>0.00238173</text:p>
          </table:table-cell>
          <table:table-cell office:value-type="float" office:value="0.00207677" calcext:value-type="float">
            <text:p>0.00207677</text:p>
          </table:table-cell>
          <table:table-cell office:value-type="float" office:value="0.00215855" calcext:value-type="float">
            <text:p>0.00215855</text:p>
          </table:table-cell>
          <table:table-cell office:value-type="float" office:value="0.00195264" calcext:value-type="float">
            <text:p>0.00195264</text:p>
          </table:table-cell>
        </table:table-row>
        <table:table-row table:style-name="ro1">
          <table:table-cell office:value-type="float" office:value="0.171653" calcext:value-type="float">
            <text:p>0.171653</text:p>
          </table:table-cell>
          <table:table-cell office:value-type="float" office:value="0.146188" calcext:value-type="float">
            <text:p>0.146188</text:p>
          </table:table-cell>
          <table:table-cell office:value-type="float" office:value="0.143355" calcext:value-type="float">
            <text:p>0.143355</text:p>
          </table:table-cell>
          <table:table-cell office:value-type="float" office:value="0.157009" calcext:value-type="float">
            <text:p>0.157009</text:p>
          </table:table-cell>
          <table:table-cell office:value-type="float" office:value="0.133994" calcext:value-type="float">
            <text:p>0.133994</text:p>
          </table:table-cell>
          <table:table-cell office:value-type="float" office:value="0.146075" calcext:value-type="float">
            <text:p>0.146075</text:p>
          </table:table-cell>
          <table:table-cell office:value-type="float" office:value="0.158177" calcext:value-type="float">
            <text:p>0.158177</text:p>
          </table:table-cell>
          <table:table-cell office:value-type="float" office:value="0.152951" calcext:value-type="float">
            <text:p>0.152951</text:p>
          </table:table-cell>
          <table:table-cell office:value-type="float" office:value="0.122694" calcext:value-type="float">
            <text:p>0.122694</text:p>
          </table:table-cell>
        </table:table-row>
        <table:table-row table:style-name="ro1">
          <table:table-cell office:value-type="float" office:value="0.00136477" calcext:value-type="float">
            <text:p>0.00136477</text:p>
          </table:table-cell>
          <table:table-cell office:value-type="float" office:value="0.00108752" calcext:value-type="float">
            <text:p>0.00108752</text:p>
          </table:table-cell>
          <table:table-cell office:value-type="float" office:value="0.00139145" calcext:value-type="float">
            <text:p>0.00139145</text:p>
          </table:table-cell>
          <table:table-cell office:value-type="float" office:value="0.00137964" calcext:value-type="float">
            <text:p>0.00137964</text:p>
          </table:table-cell>
          <table:table-cell office:value-type="float" office:value="0.0012905" calcext:value-type="float">
            <text:p>0.0012905</text:p>
          </table:table-cell>
          <table:table-cell office:value-type="float" office:value="0.00131649" calcext:value-type="float">
            <text:p>0.00131649</text:p>
          </table:table-cell>
          <table:table-cell office:value-type="float" office:value="0.0013957" calcext:value-type="float">
            <text:p>0.0013957</text:p>
          </table:table-cell>
          <table:table-cell office:value-type="float" office:value="0.00130888" calcext:value-type="float">
            <text:p>0.00130888</text:p>
          </table:table-cell>
          <table:table-cell office:value-type="float" office:value="0.00141521" calcext:value-type="float">
            <text:p>0.00141521</text:p>
          </table:table-cell>
        </table:table-row>
        <table:table-row table:style-name="ro1">
          <table:table-cell office:value-type="float" office:value="0.210821" calcext:value-type="float">
            <text:p>0.210821</text:p>
          </table:table-cell>
          <table:table-cell office:value-type="float" office:value="0.162809" calcext:value-type="float">
            <text:p>0.162809</text:p>
          </table:table-cell>
          <table:table-cell office:value-type="float" office:value="0.198158" calcext:value-type="float">
            <text:p>0.198158</text:p>
          </table:table-cell>
          <table:table-cell office:value-type="float" office:value="0.189339" calcext:value-type="float">
            <text:p>0.189339</text:p>
          </table:table-cell>
          <table:table-cell office:value-type="float" office:value="0.216509" calcext:value-type="float">
            <text:p>0.216509</text:p>
          </table:table-cell>
          <table:table-cell office:value-type="float" office:value="0.209068" calcext:value-type="float">
            <text:p>0.209068</text:p>
          </table:table-cell>
          <table:table-cell office:value-type="float" office:value="0.239419" calcext:value-type="float">
            <text:p>0.239419</text:p>
          </table:table-cell>
          <table:table-cell office:value-type="float" office:value="0.192508" calcext:value-type="float">
            <text:p>0.192508</text:p>
          </table:table-cell>
          <table:table-cell office:value-type="float" office:value="0.140226" calcext:value-type="float">
            <text:p>0.140226</text:p>
          </table:table-cell>
        </table:table-row>
        <table:table-row table:style-name="ro1">
          <table:table-cell office:value-type="float" office:value="0.00248154" calcext:value-type="float">
            <text:p>0.00248154</text:p>
          </table:table-cell>
          <table:table-cell office:value-type="float" office:value="0.00210577" calcext:value-type="float">
            <text:p>0.00210577</text:p>
          </table:table-cell>
          <table:table-cell office:value-type="float" office:value="0.00200569" calcext:value-type="float">
            <text:p>0.00200569</text:p>
          </table:table-cell>
          <table:table-cell office:value-type="float" office:value="0.00229629" calcext:value-type="float">
            <text:p>0.00229629</text:p>
          </table:table-cell>
          <table:table-cell office:value-type="float" office:value="0.00227985" calcext:value-type="float">
            <text:p>0.00227985</text:p>
          </table:table-cell>
          <table:table-cell office:value-type="float" office:value="0.00221806" calcext:value-type="float">
            <text:p>0.00221806</text:p>
          </table:table-cell>
          <table:table-cell office:value-type="float" office:value="0.00225736" calcext:value-type="float">
            <text:p>0.00225736</text:p>
          </table:table-cell>
          <table:table-cell office:value-type="float" office:value="0.00198867" calcext:value-type="float">
            <text:p>0.00198867</text:p>
          </table:table-cell>
          <table:table-cell office:value-type="float" office:value="0.0020701" calcext:value-type="float">
            <text:p>0.0020701</text:p>
          </table:table-cell>
        </table:table-row>
        <table:table-row table:style-name="ro1">
          <table:table-cell office:value-type="float" office:value="0.001321" calcext:value-type="float">
            <text:p>0.001321</text:p>
          </table:table-cell>
          <table:table-cell office:value-type="float" office:value="0.00149532" calcext:value-type="float">
            <text:p>0.00149532</text:p>
          </table:table-cell>
          <table:table-cell office:value-type="float" office:value="0.00134637" calcext:value-type="float">
            <text:p>0.00134637</text:p>
          </table:table-cell>
          <table:table-cell office:value-type="float" office:value="0.00157471" calcext:value-type="float">
            <text:p>0.00157471</text:p>
          </table:table-cell>
          <table:table-cell office:value-type="float" office:value="0.0013767" calcext:value-type="float">
            <text:p>0.0013767</text:p>
          </table:table-cell>
          <table:table-cell office:value-type="float" office:value="0.00151806" calcext:value-type="float">
            <text:p>0.00151806</text:p>
          </table:table-cell>
          <table:table-cell office:value-type="float" office:value="0.00143708" calcext:value-type="float">
            <text:p>0.00143708</text:p>
          </table:table-cell>
          <table:table-cell office:value-type="float" office:value="0.00136999" calcext:value-type="float">
            <text:p>0.00136999</text:p>
          </table:table-cell>
          <table:table-cell office:value-type="float" office:value="0.00157216" calcext:value-type="float">
            <text:p>0.00157216</text:p>
          </table:table-cell>
        </table:table-row>
        <table:table-row table:style-name="ro1">
          <table:table-cell office:value-type="float" office:value="0.1572" calcext:value-type="float">
            <text:p>0.1572</text:p>
          </table:table-cell>
          <table:table-cell office:value-type="float" office:value="0.102853" calcext:value-type="float">
            <text:p>0.102853</text:p>
          </table:table-cell>
          <table:table-cell office:value-type="float" office:value="0.114047" calcext:value-type="float">
            <text:p>0.114047</text:p>
          </table:table-cell>
          <table:table-cell office:value-type="float" office:value="0.0751464" calcext:value-type="float">
            <text:p>0.0751464</text:p>
          </table:table-cell>
          <table:table-cell office:value-type="float" office:value="0.0788659" calcext:value-type="float">
            <text:p>0.0788659</text:p>
          </table:table-cell>
          <table:table-cell office:value-type="float" office:value="0.0630509" calcext:value-type="float">
            <text:p>0.0630509</text:p>
          </table:table-cell>
          <table:table-cell office:value-type="float" office:value="0.0624337" calcext:value-type="float">
            <text:p>0.0624337</text:p>
          </table:table-cell>
          <table:table-cell office:value-type="float" office:value="0.0409251" calcext:value-type="float">
            <text:p>0.0409251</text:p>
          </table:table-cell>
          <table:table-cell office:value-type="float" office:value="0.0948167" calcext:value-type="float">
            <text:p>0.0948167</text:p>
          </table:table-cell>
        </table:table-row>
        <table:table-row table:style-name="ro1">
          <table:table-cell office:value-type="float" office:value="0.263862" calcext:value-type="float">
            <text:p>0.263862</text:p>
          </table:table-cell>
          <table:table-cell office:value-type="float" office:value="0.276247" calcext:value-type="float">
            <text:p>0.276247</text:p>
          </table:table-cell>
          <table:table-cell office:value-type="float" office:value="0.268783" calcext:value-type="float">
            <text:p>0.268783</text:p>
          </table:table-cell>
          <table:table-cell office:value-type="float" office:value="0.273379" calcext:value-type="float">
            <text:p>0.273379</text:p>
          </table:table-cell>
          <table:table-cell office:value-type="float" office:value="0.203663" calcext:value-type="float">
            <text:p>0.203663</text:p>
          </table:table-cell>
          <table:table-cell office:value-type="float" office:value="0.216998" calcext:value-type="float">
            <text:p>0.216998</text:p>
          </table:table-cell>
          <table:table-cell office:value-type="float" office:value="0.167637" calcext:value-type="float">
            <text:p>0.167637</text:p>
          </table:table-cell>
          <table:table-cell office:value-type="float" office:value="0.157313" calcext:value-type="float">
            <text:p>0.157313</text:p>
          </table:table-cell>
          <table:table-cell office:value-type="float" office:value="0.182761" calcext:value-type="float">
            <text:p>0.182761</text:p>
          </table:table-cell>
        </table:table-row>
        <table:table-row table:style-name="ro1">
          <table:table-cell office:value-type="float" office:value="0.0014975" calcext:value-type="float">
            <text:p>0.0014975</text:p>
          </table:table-cell>
          <table:table-cell office:value-type="float" office:value="0.00187162" calcext:value-type="float">
            <text:p>0.00187162</text:p>
          </table:table-cell>
          <table:table-cell office:value-type="float" office:value="0.00151937" calcext:value-type="float">
            <text:p>0.00151937</text:p>
          </table:table-cell>
          <table:table-cell office:value-type="float" office:value="0.00161349" calcext:value-type="float">
            <text:p>0.00161349</text:p>
          </table:table-cell>
          <table:table-cell office:value-type="float" office:value="0.00156873" calcext:value-type="float">
            <text:p>0.00156873</text:p>
          </table:table-cell>
          <table:table-cell office:value-type="float" office:value="0.00157958" calcext:value-type="float">
            <text:p>0.00157958</text:p>
          </table:table-cell>
          <table:table-cell office:value-type="float" office:value="0.00152048" calcext:value-type="float">
            <text:p>0.00152048</text:p>
          </table:table-cell>
          <table:table-cell office:value-type="float" office:value="0.00149222" calcext:value-type="float">
            <text:p>0.00149222</text:p>
          </table:table-cell>
          <table:table-cell office:value-type="float" office:value="0.00158428" calcext:value-type="float">
            <text:p>0.00158428</text:p>
          </table:table-cell>
        </table:table-row>
        <table:table-row table:style-name="ro1">
          <table:table-cell office:value-type="float" office:value="0.000116468" calcext:value-type="float">
            <text:p>0.000116468</text:p>
          </table:table-cell>
          <table:table-cell office:value-type="float" office:value="0.000114529" calcext:value-type="float">
            <text:p>0.000114529</text:p>
          </table:table-cell>
          <table:table-cell table:style-name="ce7" office:value-type="float" office:value="0.0000978953" calcext:value-type="float">
            <text:p>9.79E-05</text:p>
          </table:table-cell>
          <table:table-cell office:value-type="float" office:value="0.000101397" calcext:value-type="float">
            <text:p>0.000101397</text:p>
          </table:table-cell>
          <table:table-cell office:value-type="float" office:value="0.000133494" calcext:value-type="float">
            <text:p>0.000133494</text:p>
          </table:table-cell>
          <table:table-cell office:value-type="float" office:value="0.000156232" calcext:value-type="float">
            <text:p>0.000156232</text:p>
          </table:table-cell>
          <table:table-cell office:value-type="float" office:value="0.000105117" calcext:value-type="float">
            <text:p>0.000105117</text:p>
          </table:table-cell>
          <table:table-cell table:style-name="ce7" office:value-type="float" office:value="0.0000902309" calcext:value-type="float">
            <text:p>9.02E-05</text:p>
          </table:table-cell>
          <table:table-cell table:style-name="ce7" office:value-type="float" office:value="0.0000935105" calcext:value-type="float">
            <text:p>9.35E-05</text:p>
          </table:table-cell>
        </table:table-row>
        <table:table-row table:style-name="ro1">
          <table:table-cell office:value-type="float" office:value="0.000165467" calcext:value-type="float">
            <text:p>0.000165467</text:p>
          </table:table-cell>
          <table:table-cell office:value-type="float" office:value="0.000108649" calcext:value-type="float">
            <text:p>0.000108649</text:p>
          </table:table-cell>
          <table:table-cell office:value-type="float" office:value="0.000144341" calcext:value-type="float">
            <text:p>0.000144341</text:p>
          </table:table-cell>
          <table:table-cell office:value-type="float" office:value="0.000140659" calcext:value-type="float">
            <text:p>0.000140659</text:p>
          </table:table-cell>
          <table:table-cell office:value-type="float" office:value="0.000140958" calcext:value-type="float">
            <text:p>0.000140958</text:p>
          </table:table-cell>
          <table:table-cell office:value-type="float" office:value="0.000143438" calcext:value-type="float">
            <text:p>0.000143438</text:p>
          </table:table-cell>
          <table:table-cell office:value-type="float" office:value="0.000141165" calcext:value-type="float">
            <text:p>0.000141165</text:p>
          </table:table-cell>
          <table:table-cell office:value-type="float" office:value="0.000111971" calcext:value-type="float">
            <text:p>0.000111971</text:p>
          </table:table-cell>
          <table:table-cell office:value-type="float" office:value="0.000109344" calcext:value-type="float">
            <text:p>0.000109344</text:p>
          </table:table-cell>
        </table:table-row>
        <table:table-row table:style-name="ro1">
          <table:table-cell table:style-name="ce7" office:value-type="float" office:value="0.0000547494" calcext:value-type="float">
            <text:p>5.47E-05</text:p>
          </table:table-cell>
          <table:table-cell table:style-name="ce7" office:value-type="float" office:value="0.0000522236" calcext:value-type="float">
            <text:p>5.22E-05</text:p>
          </table:table-cell>
          <table:table-cell table:style-name="ce7" office:value-type="float" office:value="0.0000609986" calcext:value-type="float">
            <text:p>6.10E-05</text:p>
          </table:table-cell>
          <table:table-cell table:style-name="ce7" office:value-type="float" office:value="0.0000639944" calcext:value-type="float">
            <text:p>6.40E-05</text:p>
          </table:table-cell>
          <table:table-cell table:style-name="ce7" office:value-type="float" office:value="0.0000633002" calcext:value-type="float">
            <text:p>6.33E-05</text:p>
          </table:table-cell>
          <table:table-cell table:style-name="ce7" office:value-type="float" office:value="0.0000629374" calcext:value-type="float">
            <text:p>6.29E-05</text:p>
          </table:table-cell>
          <table:table-cell table:style-name="ce7" office:value-type="float" office:value="0.0000566538" calcext:value-type="float">
            <text:p>5.67E-05</text:p>
          </table:table-cell>
          <table:table-cell table:style-name="ce7" office:value-type="float" office:value="0.0000562176" calcext:value-type="float">
            <text:p>5.62E-05</text:p>
          </table:table-cell>
          <table:table-cell table:style-name="ce7" office:value-type="float" office:value="0.0000579942" calcext:value-type="float">
            <text:p>5.80E-05</text:p>
          </table:table-cell>
        </table:table-row>
        <table:table-row table:style-name="ro1">
          <table:table-cell office:value-type="float" office:value="0.404153" calcext:value-type="float">
            <text:p>0.404153</text:p>
          </table:table-cell>
          <table:table-cell office:value-type="float" office:value="0.371579" calcext:value-type="float">
            <text:p>0.371579</text:p>
          </table:table-cell>
          <table:table-cell office:value-type="float" office:value="0.348448" calcext:value-type="float">
            <text:p>0.348448</text:p>
          </table:table-cell>
          <table:table-cell office:value-type="float" office:value="0.334192" calcext:value-type="float">
            <text:p>0.334192</text:p>
          </table:table-cell>
          <table:table-cell office:value-type="float" office:value="0.301586" calcext:value-type="float">
            <text:p>0.301586</text:p>
          </table:table-cell>
          <table:table-cell office:value-type="float" office:value="0.310079" calcext:value-type="float">
            <text:p>0.310079</text:p>
          </table:table-cell>
          <table:table-cell office:value-type="float" office:value="0.377156" calcext:value-type="float">
            <text:p>0.377156</text:p>
          </table:table-cell>
          <table:table-cell office:value-type="float" office:value="0.365826" calcext:value-type="float">
            <text:p>0.365826</text:p>
          </table:table-cell>
          <table:table-cell office:value-type="float" office:value="0.299036" calcext:value-type="float">
            <text:p>0.299036</text:p>
          </table:table-cell>
        </table:table-row>
        <table:table-row table:style-name="ro1">
          <table:table-cell office:value-type="float" office:value="0.488971" calcext:value-type="float">
            <text:p>0.488971</text:p>
          </table:table-cell>
          <table:table-cell office:value-type="float" office:value="0.544299" calcext:value-type="float">
            <text:p>0.544299</text:p>
          </table:table-cell>
          <table:table-cell office:value-type="float" office:value="0.500085" calcext:value-type="float">
            <text:p>0.500085</text:p>
          </table:table-cell>
          <table:table-cell office:value-type="float" office:value="0.467842" calcext:value-type="float">
            <text:p>0.467842</text:p>
          </table:table-cell>
          <table:table-cell office:value-type="float" office:value="0.475605" calcext:value-type="float">
            <text:p>0.475605</text:p>
          </table:table-cell>
          <table:table-cell office:value-type="float" office:value="0.307058" calcext:value-type="float">
            <text:p>0.307058</text:p>
          </table:table-cell>
          <table:table-cell office:value-type="float" office:value="0.22483" calcext:value-type="float">
            <text:p>0.22483</text:p>
          </table:table-cell>
          <table:table-cell office:value-type="float" office:value="0.145363" calcext:value-type="float">
            <text:p>0.145363</text:p>
          </table:table-cell>
          <table:table-cell office:value-type="float" office:value="0.174472" calcext:value-type="float">
            <text:p>0.174472</text:p>
          </table:table-cell>
        </table:table-row>
        <table:table-row table:style-name="ro1">
          <table:table-cell office:value-type="float" office:value="0.00232829" calcext:value-type="float">
            <text:p>0.00232829</text:p>
          </table:table-cell>
          <table:table-cell office:value-type="float" office:value="0.00177107" calcext:value-type="float">
            <text:p>0.00177107</text:p>
          </table:table-cell>
          <table:table-cell office:value-type="float" office:value="0.00191516" calcext:value-type="float">
            <text:p>0.00191516</text:p>
          </table:table-cell>
          <table:table-cell office:value-type="float" office:value="0.00174822" calcext:value-type="float">
            <text:p>0.00174822</text:p>
          </table:table-cell>
          <table:table-cell office:value-type="float" office:value="0.00150177" calcext:value-type="float">
            <text:p>0.00150177</text:p>
          </table:table-cell>
          <table:table-cell office:value-type="float" office:value="0.00142863" calcext:value-type="float">
            <text:p>0.00142863</text:p>
          </table:table-cell>
          <table:table-cell office:value-type="float" office:value="0.00212911" calcext:value-type="float">
            <text:p>0.00212911</text:p>
          </table:table-cell>
          <table:table-cell office:value-type="float" office:value="0.00186744" calcext:value-type="float">
            <text:p>0.00186744</text:p>
          </table:table-cell>
          <table:table-cell office:value-type="float" office:value="0.00115408" calcext:value-type="float">
            <text:p>0.00115408</text:p>
          </table:table-cell>
        </table:table-row>
        <table:table-row table:style-name="ro1">
          <table:table-cell table:style-name="ce7" office:value-type="float" office:value="0.0000221444" calcext:value-type="float">
            <text:p>2.21E-05</text:p>
          </table:table-cell>
          <table:table-cell table:style-name="ce7" office:value-type="float" office:value="0.0000299962" calcext:value-type="float">
            <text:p>3.00E-05</text:p>
          </table:table-cell>
          <table:table-cell table:style-name="ce7" office:value-type="float" office:value="0.0000257938" calcext:value-type="float">
            <text:p>2.58E-05</text:p>
          </table:table-cell>
          <table:table-cell table:style-name="ce7" office:value-type="float" office:value="0.0000289381" calcext:value-type="float">
            <text:p>2.89E-05</text:p>
          </table:table-cell>
          <table:table-cell table:style-name="ce7" office:value-type="float" office:value="0.000030902" calcext:value-type="float">
            <text:p>3.09E-05</text:p>
          </table:table-cell>
          <table:table-cell table:style-name="ce7" office:value-type="float" office:value="0.0000319599" calcext:value-type="float">
            <text:p>3.20E-05</text:p>
          </table:table-cell>
          <table:table-cell table:style-name="ce7" office:value-type="float" office:value="0.0000302403" calcext:value-type="float">
            <text:p>3.02E-05</text:p>
          </table:table-cell>
          <table:table-cell table:style-name="ce7" office:value-type="float" office:value="0.0000357882" calcext:value-type="float">
            <text:p>3.58E-05</text:p>
          </table:table-cell>
          <table:table-cell table:style-name="ce7" office:value-type="float" office:value="0.0000351901" calcext:value-type="float">
            <text:p>3.52E-05</text:p>
          </table:table-cell>
        </table:table-row>
        <table:table-row table:style-name="ro1">
          <table:table-cell table:style-name="ce7" office:value-type="float" office:value="0.0000315561" calcext:value-type="float">
            <text:p>3.16E-05</text:p>
          </table:table-cell>
          <table:table-cell table:style-name="ce7" office:value-type="float" office:value="0.0000329572" calcext:value-type="float">
            <text:p>3.30E-05</text:p>
          </table:table-cell>
          <table:table-cell table:style-name="ce7" office:value-type="float" office:value="0.0000321227" calcext:value-type="float">
            <text:p>3.21E-05</text:p>
          </table:table-cell>
          <table:table-cell table:style-name="ce7" office:value-type="float" office:value="0.0000317379" calcext:value-type="float">
            <text:p>3.17E-05</text:p>
          </table:table-cell>
          <table:table-cell table:style-name="ce7" office:value-type="float" office:value="0.0000298005" calcext:value-type="float">
            <text:p>2.98E-05</text:p>
          </table:table-cell>
          <table:table-cell table:style-name="ce7" office:value-type="float" office:value="0.00003314" calcext:value-type="float">
            <text:p>3.31E-05</text:p>
          </table:table-cell>
          <table:table-cell table:style-name="ce7" office:value-type="float" office:value="0.0000322381" calcext:value-type="float">
            <text:p>3.22E-05</text:p>
          </table:table-cell>
          <table:table-cell table:style-name="ce7" office:value-type="float" office:value="0.000032112" calcext:value-type="float">
            <text:p>3.21E-05</text:p>
          </table:table-cell>
          <table:table-cell table:style-name="ce7" office:value-type="float" office:value="0.0000354916" calcext:value-type="float">
            <text:p>3.55E-05</text:p>
          </table:table-cell>
        </table:table-row>
        <table:table-row table:style-name="ro1">
          <table:table-cell office:value-type="float" office:value="0.000372272" calcext:value-type="float">
            <text:p>0.000372272</text:p>
          </table:table-cell>
          <table:table-cell office:value-type="float" office:value="0.000334367" calcext:value-type="float">
            <text:p>0.000334367</text:p>
          </table:table-cell>
          <table:table-cell office:value-type="float" office:value="0.000299644" calcext:value-type="float">
            <text:p>0.000299644</text:p>
          </table:table-cell>
          <table:table-cell office:value-type="float" office:value="0.000315738" calcext:value-type="float">
            <text:p>0.000315738</text:p>
          </table:table-cell>
          <table:table-cell office:value-type="float" office:value="0.000252297" calcext:value-type="float">
            <text:p>0.000252297</text:p>
          </table:table-cell>
          <table:table-cell office:value-type="float" office:value="0.000260251" calcext:value-type="float">
            <text:p>0.000260251</text:p>
          </table:table-cell>
          <table:table-cell office:value-type="float" office:value="0.000321859" calcext:value-type="float">
            <text:p>0.000321859</text:p>
          </table:table-cell>
          <table:table-cell office:value-type="float" office:value="0.000324079" calcext:value-type="float">
            <text:p>0.000324079</text:p>
          </table:table-cell>
          <table:table-cell office:value-type="float" office:value="0.0002517" calcext:value-type="float">
            <text:p>0.0002517</text:p>
          </table:table-cell>
        </table:table-row>
        <table:table-row table:style-name="ro1">
          <table:table-cell table:style-name="ce8" table:formula="of:=SUM([.A2:.A194])/193" office:value-type="float" office:value="0.0345300260720207" calcext:value-type="float">
            <text:p>0.0345300260720207</text:p>
          </table:table-cell>
          <table:table-cell table:style-name="ce8" table:formula="of:=SUM([.B2:.B194])/193" office:value-type="float" office:value="0.0298455459896373" calcext:value-type="float">
            <text:p>0.0298455459896373</text:p>
          </table:table-cell>
          <table:table-cell table:style-name="ce8" table:formula="of:=SUM([.C2:.C194])/193" office:value-type="float" office:value="0.0291957488829016" calcext:value-type="float">
            <text:p>0.0291957488829016</text:p>
          </table:table-cell>
          <table:table-cell table:style-name="ce8" table:formula="of:=SUM([.D2:.D194])/193" office:value-type="float" office:value="0.0290226757222798" calcext:value-type="float">
            <text:p>0.0290226757222798</text:p>
          </table:table-cell>
          <table:table-cell table:style-name="ce8" table:formula="of:=SUM([.E2:.E194])/193" office:value-type="float" office:value="0.0266631928119171" calcext:value-type="float">
            <text:p>0.0266631928119171</text:p>
          </table:table-cell>
          <table:table-cell table:style-name="ce8" table:formula="of:=SUM([.F2:.F194])/193" office:value-type="float" office:value="0.0263524740792746" calcext:value-type="float">
            <text:p>0.0263524740792746</text:p>
          </table:table-cell>
          <table:table-cell table:style-name="ce8" table:formula="of:=SUM([.G2:.G194])/193" office:value-type="float" office:value="0.0255179480321243" calcext:value-type="float">
            <text:p>0.0255179480321243</text:p>
          </table:table-cell>
          <table:table-cell table:style-name="ce8" table:formula="of:=SUM([.H2:.H194])/193" office:value-type="float" office:value="0.0235461453455959" calcext:value-type="float">
            <text:p>0.0235461453455959</text:p>
          </table:table-cell>
          <table:table-cell table:style-name="ce8" table:formula="of:=SUM([.I2:.I194])/193" office:value-type="float" office:value="0.0218830011834197" calcext:value-type="float">
            <text:p>0.0218830011834197</text:p>
          </table:table-cell>
        </table:table-row>
      </table:table>
      <table:table table:name="C-time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J/5</text:p>
          </table:table-cell>
          <table:table-cell table:style-name="ce1" office:value-type="string" calcext:value-type="string">
            <text:p>J/10</text:p>
          </table:table-cell>
          <table:table-cell table:style-name="ce1" office:value-type="string" calcext:value-type="string">
            <text:p>J/11</text:p>
          </table:table-cell>
          <table:table-cell table:style-name="ce1" office:value-type="string" calcext:value-type="string">
            <text:p>J/12</text:p>
          </table:table-cell>
          <table:table-cell table:style-name="ce1" office:value-type="string" calcext:value-type="string">
            <text:p>J/15</text:p>
          </table:table-cell>
          <table:table-cell table:style-name="ce1" office:value-type="string" calcext:value-type="string">
            <text:p>J/20</text:p>
          </table:table-cell>
          <table:table-cell table:style-name="ce1" office:value-type="string" calcext:value-type="string">
            <text:p>J/25</text:p>
          </table:table-cell>
          <table:table-cell table:style-name="ce1" office:value-type="string" calcext:value-type="string">
            <text:p>J/50</text:p>
          </table:table-cell>
          <table:table-cell table:style-name="ce1" office:value-type="string" calcext:value-type="string">
            <text:p>J/100</text:p>
          </table:table-cell>
        </table:table-row>
        <table:table-row table:style-name="ro1">
          <table:table-cell office:value-type="float" office:value="0.000427909" calcext:value-type="float">
            <text:p>0.000427909</text:p>
          </table:table-cell>
          <table:table-cell office:value-type="float" office:value="0.000403496" calcext:value-type="float">
            <text:p>0.000403496</text:p>
          </table:table-cell>
          <table:table-cell office:value-type="float" office:value="0.00039382" calcext:value-type="float">
            <text:p>0.00039382</text:p>
          </table:table-cell>
          <table:table-cell office:value-type="float" office:value="0.000427284" calcext:value-type="float">
            <text:p>0.000427284</text:p>
          </table:table-cell>
          <table:table-cell office:value-type="float" office:value="0.000391635" calcext:value-type="float">
            <text:p>0.000391635</text:p>
          </table:table-cell>
          <table:table-cell office:value-type="float" office:value="0.00035417" calcext:value-type="float">
            <text:p>0.00035417</text:p>
          </table:table-cell>
          <table:table-cell office:value-type="float" office:value="0.000419564" calcext:value-type="float">
            <text:p>0.000419564</text:p>
          </table:table-cell>
          <table:table-cell office:value-type="float" office:value="0.000396889" calcext:value-type="float">
            <text:p>0.000396889</text:p>
          </table:table-cell>
          <table:table-cell office:value-type="float" office:value="0.000361965" calcext:value-type="float">
            <text:p>0.000361965</text:p>
          </table:table-cell>
        </table:table-row>
        <table:table-row table:style-name="ro1">
          <table:table-cell office:value-type="float" office:value="0.00983836" calcext:value-type="float">
            <text:p>0.00983836</text:p>
          </table:table-cell>
          <table:table-cell office:value-type="float" office:value="0.00824733" calcext:value-type="float">
            <text:p>0.00824733</text:p>
          </table:table-cell>
          <table:table-cell office:value-type="float" office:value="0.00858353" calcext:value-type="float">
            <text:p>0.00858353</text:p>
          </table:table-cell>
          <table:table-cell office:value-type="float" office:value="0.00757285" calcext:value-type="float">
            <text:p>0.00757285</text:p>
          </table:table-cell>
          <table:table-cell office:value-type="float" office:value="0.0064001" calcext:value-type="float">
            <text:p>0.0064001</text:p>
          </table:table-cell>
          <table:table-cell office:value-type="float" office:value="0.00671843" calcext:value-type="float">
            <text:p>0.00671843</text:p>
          </table:table-cell>
          <table:table-cell office:value-type="float" office:value="0.00619145" calcext:value-type="float">
            <text:p>0.00619145</text:p>
          </table:table-cell>
          <table:table-cell office:value-type="float" office:value="0.00493312" calcext:value-type="float">
            <text:p>0.00493312</text:p>
          </table:table-cell>
          <table:table-cell office:value-type="float" office:value="0.00460457" calcext:value-type="float">
            <text:p>0.00460457</text:p>
          </table:table-cell>
        </table:table-row>
        <table:table-row table:style-name="ro1">
          <table:table-cell office:value-type="float" office:value="0.000373075" calcext:value-type="float">
            <text:p>0.000373075</text:p>
          </table:table-cell>
          <table:table-cell office:value-type="float" office:value="0.000281964" calcext:value-type="float">
            <text:p>0.000281964</text:p>
          </table:table-cell>
          <table:table-cell office:value-type="float" office:value="0.000277831" calcext:value-type="float">
            <text:p>0.000277831</text:p>
          </table:table-cell>
          <table:table-cell office:value-type="float" office:value="0.000321982" calcext:value-type="float">
            <text:p>0.000321982</text:p>
          </table:table-cell>
          <table:table-cell office:value-type="float" office:value="0.00029718" calcext:value-type="float">
            <text:p>0.00029718</text:p>
          </table:table-cell>
          <table:table-cell office:value-type="float" office:value="0.000303206" calcext:value-type="float">
            <text:p>0.000303206</text:p>
          </table:table-cell>
          <table:table-cell office:value-type="float" office:value="0.000309998" calcext:value-type="float">
            <text:p>0.000309998</text:p>
          </table:table-cell>
          <table:table-cell office:value-type="float" office:value="0.00033546" calcext:value-type="float">
            <text:p>0.00033546</text:p>
          </table:table-cell>
          <table:table-cell office:value-type="float" office:value="0.000318143" calcext:value-type="float">
            <text:p>0.000318143</text:p>
          </table:table-cell>
        </table:table-row>
        <table:table-row table:style-name="ro1">
          <table:table-cell office:value-type="float" office:value="0.000299172" calcext:value-type="float">
            <text:p>0.000299172</text:p>
          </table:table-cell>
          <table:table-cell office:value-type="float" office:value="0.000305543" calcext:value-type="float">
            <text:p>0.000305543</text:p>
          </table:table-cell>
          <table:table-cell office:value-type="float" office:value="0.000320228" calcext:value-type="float">
            <text:p>0.000320228</text:p>
          </table:table-cell>
          <table:table-cell office:value-type="float" office:value="0.000289873" calcext:value-type="float">
            <text:p>0.000289873</text:p>
          </table:table-cell>
          <table:table-cell office:value-type="float" office:value="0.000317473" calcext:value-type="float">
            <text:p>0.000317473</text:p>
          </table:table-cell>
          <table:table-cell office:value-type="float" office:value="0.000292497" calcext:value-type="float">
            <text:p>0.000292497</text:p>
          </table:table-cell>
          <table:table-cell office:value-type="float" office:value="0.000324317" calcext:value-type="float">
            <text:p>0.000324317</text:p>
          </table:table-cell>
          <table:table-cell office:value-type="float" office:value="0.00032021" calcext:value-type="float">
            <text:p>0.00032021</text:p>
          </table:table-cell>
          <table:table-cell office:value-type="float" office:value="0.000322932" calcext:value-type="float">
            <text:p>0.000322932</text:p>
          </table:table-cell>
        </table:table-row>
        <table:table-row table:style-name="ro1">
          <table:table-cell office:value-type="float" office:value="0.000333269" calcext:value-type="float">
            <text:p>0.000333269</text:p>
          </table:table-cell>
          <table:table-cell office:value-type="float" office:value="0.000463411" calcext:value-type="float">
            <text:p>0.000463411</text:p>
          </table:table-cell>
          <table:table-cell office:value-type="float" office:value="0.000482332" calcext:value-type="float">
            <text:p>0.000482332</text:p>
          </table:table-cell>
          <table:table-cell office:value-type="float" office:value="0.000423619" calcext:value-type="float">
            <text:p>0.000423619</text:p>
          </table:table-cell>
          <table:table-cell office:value-type="float" office:value="0.000418044" calcext:value-type="float">
            <text:p>0.000418044</text:p>
          </table:table-cell>
          <table:table-cell office:value-type="float" office:value="0.000452822" calcext:value-type="float">
            <text:p>0.000452822</text:p>
          </table:table-cell>
          <table:table-cell office:value-type="float" office:value="0.000414655" calcext:value-type="float">
            <text:p>0.000414655</text:p>
          </table:table-cell>
          <table:table-cell office:value-type="float" office:value="0.000404148" calcext:value-type="float">
            <text:p>0.000404148</text:p>
          </table:table-cell>
          <table:table-cell office:value-type="float" office:value="0.000762568" calcext:value-type="float">
            <text:p>0.000762568</text:p>
          </table:table-cell>
        </table:table-row>
        <table:table-row table:style-name="ro1">
          <table:table-cell office:value-type="float" office:value="0.000881494" calcext:value-type="float">
            <text:p>0.000881494</text:p>
          </table:table-cell>
          <table:table-cell office:value-type="float" office:value="0.000633398" calcext:value-type="float">
            <text:p>0.000633398</text:p>
          </table:table-cell>
          <table:table-cell office:value-type="float" office:value="0.000777731" calcext:value-type="float">
            <text:p>0.000777731</text:p>
          </table:table-cell>
          <table:table-cell office:value-type="float" office:value="0.000929097" calcext:value-type="float">
            <text:p>0.000929097</text:p>
          </table:table-cell>
          <table:table-cell office:value-type="float" office:value="0.000726366" calcext:value-type="float">
            <text:p>0.000726366</text:p>
          </table:table-cell>
          <table:table-cell office:value-type="float" office:value="0.000694241" calcext:value-type="float">
            <text:p>0.000694241</text:p>
          </table:table-cell>
          <table:table-cell office:value-type="float" office:value="0.000479558" calcext:value-type="float">
            <text:p>0.000479558</text:p>
          </table:table-cell>
          <table:table-cell office:value-type="float" office:value="0.000929823" calcext:value-type="float">
            <text:p>0.000929823</text:p>
          </table:table-cell>
          <table:table-cell office:value-type="float" office:value="0.000612372" calcext:value-type="float">
            <text:p>0.000612372</text:p>
          </table:table-cell>
        </table:table-row>
        <table:table-row table:style-name="ro1">
          <table:table-cell office:value-type="float" office:value="0.000393758" calcext:value-type="float">
            <text:p>0.000393758</text:p>
          </table:table-cell>
          <table:table-cell office:value-type="float" office:value="0.000413687" calcext:value-type="float">
            <text:p>0.000413687</text:p>
          </table:table-cell>
          <table:table-cell office:value-type="float" office:value="0.00034184" calcext:value-type="float">
            <text:p>0.00034184</text:p>
          </table:table-cell>
          <table:table-cell office:value-type="float" office:value="0.000382792" calcext:value-type="float">
            <text:p>0.000382792</text:p>
          </table:table-cell>
          <table:table-cell office:value-type="float" office:value="0.000419139" calcext:value-type="float">
            <text:p>0.000419139</text:p>
          </table:table-cell>
          <table:table-cell office:value-type="float" office:value="0.000360813" calcext:value-type="float">
            <text:p>0.000360813</text:p>
          </table:table-cell>
          <table:table-cell office:value-type="float" office:value="0.00050224" calcext:value-type="float">
            <text:p>0.00050224</text:p>
          </table:table-cell>
          <table:table-cell office:value-type="float" office:value="0.000442641" calcext:value-type="float">
            <text:p>0.000442641</text:p>
          </table:table-cell>
          <table:table-cell office:value-type="float" office:value="0.000348029" calcext:value-type="float">
            <text:p>0.000348029</text:p>
          </table:table-cell>
        </table:table-row>
        <table:table-row table:style-name="ro1">
          <table:table-cell office:value-type="float" office:value="0.0200531" calcext:value-type="float">
            <text:p>0.0200531</text:p>
          </table:table-cell>
          <table:table-cell office:value-type="float" office:value="0.0157056" calcext:value-type="float">
            <text:p>0.0157056</text:p>
          </table:table-cell>
          <table:table-cell office:value-type="float" office:value="0.0162163" calcext:value-type="float">
            <text:p>0.0162163</text:p>
          </table:table-cell>
          <table:table-cell office:value-type="float" office:value="0.0151058" calcext:value-type="float">
            <text:p>0.0151058</text:p>
          </table:table-cell>
          <table:table-cell office:value-type="float" office:value="0.0127767" calcext:value-type="float">
            <text:p>0.0127767</text:p>
          </table:table-cell>
          <table:table-cell office:value-type="float" office:value="0.0112498" calcext:value-type="float">
            <text:p>0.0112498</text:p>
          </table:table-cell>
          <table:table-cell office:value-type="float" office:value="0.0122804" calcext:value-type="float">
            <text:p>0.0122804</text:p>
          </table:table-cell>
          <table:table-cell office:value-type="float" office:value="0.00939712" calcext:value-type="float">
            <text:p>0.00939712</text:p>
          </table:table-cell>
          <table:table-cell office:value-type="float" office:value="0.00986605" calcext:value-type="float">
            <text:p>0.00986605</text:p>
          </table:table-cell>
        </table:table-row>
        <table:table-row table:style-name="ro1">
          <table:table-cell office:value-type="float" office:value="0.00150893" calcext:value-type="float">
            <text:p>0.00150893</text:p>
          </table:table-cell>
          <table:table-cell office:value-type="float" office:value="0.00135991" calcext:value-type="float">
            <text:p>0.00135991</text:p>
          </table:table-cell>
          <table:table-cell office:value-type="float" office:value="0.000662722" calcext:value-type="float">
            <text:p>0.000662722</text:p>
          </table:table-cell>
          <table:table-cell office:value-type="float" office:value="0.000914111" calcext:value-type="float">
            <text:p>0.000914111</text:p>
          </table:table-cell>
          <table:table-cell office:value-type="float" office:value="0.00171425" calcext:value-type="float">
            <text:p>0.00171425</text:p>
          </table:table-cell>
          <table:table-cell office:value-type="float" office:value="0.00108923" calcext:value-type="float">
            <text:p>0.00108923</text:p>
          </table:table-cell>
          <table:table-cell office:value-type="float" office:value="0.000806809" calcext:value-type="float">
            <text:p>0.000806809</text:p>
          </table:table-cell>
          <table:table-cell office:value-type="float" office:value="0.00183092" calcext:value-type="float">
            <text:p>0.00183092</text:p>
          </table:table-cell>
          <table:table-cell office:value-type="float" office:value="0.00114644" calcext:value-type="float">
            <text:p>0.00114644</text:p>
          </table:table-cell>
        </table:table-row>
        <table:table-row table:style-name="ro1">
          <table:table-cell office:value-type="float" office:value="0.0133084" calcext:value-type="float">
            <text:p>0.0133084</text:p>
          </table:table-cell>
          <table:table-cell office:value-type="float" office:value="0.00559353" calcext:value-type="float">
            <text:p>0.00559353</text:p>
          </table:table-cell>
          <table:table-cell office:value-type="float" office:value="0.00285216" calcext:value-type="float">
            <text:p>0.00285216</text:p>
          </table:table-cell>
          <table:table-cell office:value-type="float" office:value="0.00581096" calcext:value-type="float">
            <text:p>0.00581096</text:p>
          </table:table-cell>
          <table:table-cell office:value-type="float" office:value="0.00594296" calcext:value-type="float">
            <text:p>0.00594296</text:p>
          </table:table-cell>
          <table:table-cell office:value-type="float" office:value="0.00344074" calcext:value-type="float">
            <text:p>0.00344074</text:p>
          </table:table-cell>
          <table:table-cell office:value-type="float" office:value="0.00524935" calcext:value-type="float">
            <text:p>0.00524935</text:p>
          </table:table-cell>
          <table:table-cell office:value-type="float" office:value="0.00301948" calcext:value-type="float">
            <text:p>0.00301948</text:p>
          </table:table-cell>
          <table:table-cell office:value-type="float" office:value="0.00214847" calcext:value-type="float">
            <text:p>0.00214847</text:p>
          </table:table-cell>
        </table:table-row>
        <table:table-row table:style-name="ro1">
          <table:table-cell office:value-type="float" office:value="0.0342864" calcext:value-type="float">
            <text:p>0.0342864</text:p>
          </table:table-cell>
          <table:table-cell office:value-type="float" office:value="0.0373746" calcext:value-type="float">
            <text:p>0.0373746</text:p>
          </table:table-cell>
          <table:table-cell office:value-type="float" office:value="0.0298226" calcext:value-type="float">
            <text:p>0.0298226</text:p>
          </table:table-cell>
          <table:table-cell office:value-type="float" office:value="0.0330562" calcext:value-type="float">
            <text:p>0.0330562</text:p>
          </table:table-cell>
          <table:table-cell office:value-type="float" office:value="0.0328428" calcext:value-type="float">
            <text:p>0.0328428</text:p>
          </table:table-cell>
          <table:table-cell office:value-type="float" office:value="0.0311798" calcext:value-type="float">
            <text:p>0.0311798</text:p>
          </table:table-cell>
          <table:table-cell office:value-type="float" office:value="0.034107" calcext:value-type="float">
            <text:p>0.034107</text:p>
          </table:table-cell>
          <table:table-cell office:value-type="float" office:value="0.0271161" calcext:value-type="float">
            <text:p>0.0271161</text:p>
          </table:table-cell>
          <table:table-cell office:value-type="float" office:value="0.031939" calcext:value-type="float">
            <text:p>0.031939</text:p>
          </table:table-cell>
        </table:table-row>
        <table:table-row table:style-name="ro1">
          <table:table-cell office:value-type="float" office:value="0.00076853" calcext:value-type="float">
            <text:p>0.00076853</text:p>
          </table:table-cell>
          <table:table-cell office:value-type="float" office:value="0.000577068" calcext:value-type="float">
            <text:p>0.000577068</text:p>
          </table:table-cell>
          <table:table-cell office:value-type="float" office:value="0.000567934" calcext:value-type="float">
            <text:p>0.000567934</text:p>
          </table:table-cell>
          <table:table-cell office:value-type="float" office:value="0.000620778" calcext:value-type="float">
            <text:p>0.000620778</text:p>
          </table:table-cell>
          <table:table-cell office:value-type="float" office:value="0.000643965" calcext:value-type="float">
            <text:p>0.000643965</text:p>
          </table:table-cell>
          <table:table-cell office:value-type="float" office:value="0.000497747" calcext:value-type="float">
            <text:p>0.000497747</text:p>
          </table:table-cell>
          <table:table-cell office:value-type="float" office:value="0.000612288" calcext:value-type="float">
            <text:p>0.000612288</text:p>
          </table:table-cell>
          <table:table-cell office:value-type="float" office:value="0.00059134" calcext:value-type="float">
            <text:p>0.00059134</text:p>
          </table:table-cell>
          <table:table-cell office:value-type="float" office:value="0.00059943" calcext:value-type="float">
            <text:p>0.00059943</text:p>
          </table:table-cell>
        </table:table-row>
        <table:table-row table:style-name="ro1">
          <table:table-cell office:value-type="float" office:value="0.0312174" calcext:value-type="float">
            <text:p>0.0312174</text:p>
          </table:table-cell>
          <table:table-cell office:value-type="float" office:value="0.0313486" calcext:value-type="float">
            <text:p>0.0313486</text:p>
          </table:table-cell>
          <table:table-cell office:value-type="float" office:value="0.0355172" calcext:value-type="float">
            <text:p>0.0355172</text:p>
          </table:table-cell>
          <table:table-cell office:value-type="float" office:value="0.0318908" calcext:value-type="float">
            <text:p>0.0318908</text:p>
          </table:table-cell>
          <table:table-cell office:value-type="float" office:value="0.0234122" calcext:value-type="float">
            <text:p>0.0234122</text:p>
          </table:table-cell>
          <table:table-cell office:value-type="float" office:value="0.0255346" calcext:value-type="float">
            <text:p>0.0255346</text:p>
          </table:table-cell>
          <table:table-cell office:value-type="float" office:value="0.0251352" calcext:value-type="float">
            <text:p>0.0251352</text:p>
          </table:table-cell>
          <table:table-cell office:value-type="float" office:value="0.0245877" calcext:value-type="float">
            <text:p>0.0245877</text:p>
          </table:table-cell>
          <table:table-cell office:value-type="float" office:value="0.0144938" calcext:value-type="float">
            <text:p>0.0144938</text:p>
          </table:table-cell>
        </table:table-row>
        <table:table-row table:style-name="ro1">
          <table:table-cell office:value-type="float" office:value="0.0394603" calcext:value-type="float">
            <text:p>0.0394603</text:p>
          </table:table-cell>
          <table:table-cell office:value-type="float" office:value="0.0305104" calcext:value-type="float">
            <text:p>0.0305104</text:p>
          </table:table-cell>
          <table:table-cell office:value-type="float" office:value="0.0335737" calcext:value-type="float">
            <text:p>0.0335737</text:p>
          </table:table-cell>
          <table:table-cell office:value-type="float" office:value="0.0323721" calcext:value-type="float">
            <text:p>0.0323721</text:p>
          </table:table-cell>
          <table:table-cell office:value-type="float" office:value="0.0327767" calcext:value-type="float">
            <text:p>0.0327767</text:p>
          </table:table-cell>
          <table:table-cell office:value-type="float" office:value="0.0317252" calcext:value-type="float">
            <text:p>0.0317252</text:p>
          </table:table-cell>
          <table:table-cell office:value-type="float" office:value="0.0266831" calcext:value-type="float">
            <text:p>0.0266831</text:p>
          </table:table-cell>
          <table:table-cell office:value-type="float" office:value="0.029263" calcext:value-type="float">
            <text:p>0.029263</text:p>
          </table:table-cell>
          <table:table-cell office:value-type="float" office:value="0.0252867" calcext:value-type="float">
            <text:p>0.0252867</text:p>
          </table:table-cell>
        </table:table-row>
        <table:table-row table:style-name="ro1">
          <table:table-cell office:value-type="float" office:value="0.000654333" calcext:value-type="float">
            <text:p>0.000654333</text:p>
          </table:table-cell>
          <table:table-cell office:value-type="float" office:value="0.000648413" calcext:value-type="float">
            <text:p>0.000648413</text:p>
          </table:table-cell>
          <table:table-cell office:value-type="float" office:value="0.000907045" calcext:value-type="float">
            <text:p>0.000907045</text:p>
          </table:table-cell>
          <table:table-cell office:value-type="float" office:value="0.000698787" calcext:value-type="float">
            <text:p>0.000698787</text:p>
          </table:table-cell>
          <table:table-cell office:value-type="float" office:value="0.000645472" calcext:value-type="float">
            <text:p>0.000645472</text:p>
          </table:table-cell>
          <table:table-cell office:value-type="float" office:value="0.000666762" calcext:value-type="float">
            <text:p>0.000666762</text:p>
          </table:table-cell>
          <table:table-cell office:value-type="float" office:value="0.000716621" calcext:value-type="float">
            <text:p>0.000716621</text:p>
          </table:table-cell>
          <table:table-cell office:value-type="float" office:value="0.000727485" calcext:value-type="float">
            <text:p>0.000727485</text:p>
          </table:table-cell>
          <table:table-cell office:value-type="float" office:value="0.000716687" calcext:value-type="float">
            <text:p>0.000716687</text:p>
          </table:table-cell>
        </table:table-row>
        <table:table-row table:style-name="ro1">
          <table:table-cell office:value-type="float" office:value="0.00176178" calcext:value-type="float">
            <text:p>0.00176178</text:p>
          </table:table-cell>
          <table:table-cell office:value-type="float" office:value="0.00137406" calcext:value-type="float">
            <text:p>0.00137406</text:p>
          </table:table-cell>
          <table:table-cell office:value-type="float" office:value="0.00110864" calcext:value-type="float">
            <text:p>0.00110864</text:p>
          </table:table-cell>
          <table:table-cell office:value-type="float" office:value="0.00135188" calcext:value-type="float">
            <text:p>0.00135188</text:p>
          </table:table-cell>
          <table:table-cell office:value-type="float" office:value="0.00177135" calcext:value-type="float">
            <text:p>0.00177135</text:p>
          </table:table-cell>
          <table:table-cell office:value-type="float" office:value="0.00104054" calcext:value-type="float">
            <text:p>0.00104054</text:p>
          </table:table-cell>
          <table:table-cell office:value-type="float" office:value="0.000852897" calcext:value-type="float">
            <text:p>0.000852897</text:p>
          </table:table-cell>
          <table:table-cell office:value-type="float" office:value="0.0035194" calcext:value-type="float">
            <text:p>0.0035194</text:p>
          </table:table-cell>
          <table:table-cell office:value-type="float" office:value="0.00170011" calcext:value-type="float">
            <text:p>0.00170011</text:p>
          </table:table-cell>
        </table:table-row>
        <table:table-row table:style-name="ro1">
          <table:table-cell office:value-type="float" office:value="0.0425621" calcext:value-type="float">
            <text:p>0.0425621</text:p>
          </table:table-cell>
          <table:table-cell office:value-type="float" office:value="0.0395021" calcext:value-type="float">
            <text:p>0.0395021</text:p>
          </table:table-cell>
          <table:table-cell office:value-type="float" office:value="0.0355964" calcext:value-type="float">
            <text:p>0.0355964</text:p>
          </table:table-cell>
          <table:table-cell office:value-type="float" office:value="0.0333866" calcext:value-type="float">
            <text:p>0.0333866</text:p>
          </table:table-cell>
          <table:table-cell office:value-type="float" office:value="0.0368297" calcext:value-type="float">
            <text:p>0.0368297</text:p>
          </table:table-cell>
          <table:table-cell office:value-type="float" office:value="0.0301082" calcext:value-type="float">
            <text:p>0.0301082</text:p>
          </table:table-cell>
          <table:table-cell office:value-type="float" office:value="0.0328678" calcext:value-type="float">
            <text:p>0.0328678</text:p>
          </table:table-cell>
          <table:table-cell office:value-type="float" office:value="0.0277378" calcext:value-type="float">
            <text:p>0.0277378</text:p>
          </table:table-cell>
          <table:table-cell office:value-type="float" office:value="0.0184301" calcext:value-type="float">
            <text:p>0.0184301</text:p>
          </table:table-cell>
        </table:table-row>
        <table:table-row table:style-name="ro1">
          <table:table-cell office:value-type="float" office:value="0.048821" calcext:value-type="float">
            <text:p>0.048821</text:p>
          </table:table-cell>
          <table:table-cell office:value-type="float" office:value="0.0512729" calcext:value-type="float">
            <text:p>0.0512729</text:p>
          </table:table-cell>
          <table:table-cell office:value-type="float" office:value="0.0466648" calcext:value-type="float">
            <text:p>0.0466648</text:p>
          </table:table-cell>
          <table:table-cell office:value-type="float" office:value="0.0488531" calcext:value-type="float">
            <text:p>0.0488531</text:p>
          </table:table-cell>
          <table:table-cell office:value-type="float" office:value="0.0554326" calcext:value-type="float">
            <text:p>0.0554326</text:p>
          </table:table-cell>
          <table:table-cell office:value-type="float" office:value="0.0430852" calcext:value-type="float">
            <text:p>0.0430852</text:p>
          </table:table-cell>
          <table:table-cell office:value-type="float" office:value="0.0572871" calcext:value-type="float">
            <text:p>0.0572871</text:p>
          </table:table-cell>
          <table:table-cell office:value-type="float" office:value="0.052372" calcext:value-type="float">
            <text:p>0.052372</text:p>
          </table:table-cell>
          <table:table-cell office:value-type="float" office:value="0.0536405" calcext:value-type="float">
            <text:p>0.0536405</text:p>
          </table:table-cell>
        </table:table-row>
        <table:table-row table:style-name="ro1">
          <table:table-cell office:value-type="float" office:value="0.000674813" calcext:value-type="float">
            <text:p>0.000674813</text:p>
          </table:table-cell>
          <table:table-cell office:value-type="float" office:value="0.000820663" calcext:value-type="float">
            <text:p>0.000820663</text:p>
          </table:table-cell>
          <table:table-cell office:value-type="float" office:value="0.000677942" calcext:value-type="float">
            <text:p>0.000677942</text:p>
          </table:table-cell>
          <table:table-cell office:value-type="float" office:value="0.000775205" calcext:value-type="float">
            <text:p>0.000775205</text:p>
          </table:table-cell>
          <table:table-cell office:value-type="float" office:value="0.000612067" calcext:value-type="float">
            <text:p>0.000612067</text:p>
          </table:table-cell>
          <table:table-cell office:value-type="float" office:value="0.000653206" calcext:value-type="float">
            <text:p>0.000653206</text:p>
          </table:table-cell>
          <table:table-cell office:value-type="float" office:value="0.00065609" calcext:value-type="float">
            <text:p>0.00065609</text:p>
          </table:table-cell>
          <table:table-cell office:value-type="float" office:value="0.000601487" calcext:value-type="float">
            <text:p>0.000601487</text:p>
          </table:table-cell>
          <table:table-cell office:value-type="float" office:value="0.000671993" calcext:value-type="float">
            <text:p>0.000671993</text:p>
          </table:table-cell>
        </table:table-row>
        <table:table-row table:style-name="ro1">
          <table:table-cell office:value-type="float" office:value="0.00102244" calcext:value-type="float">
            <text:p>0.00102244</text:p>
          </table:table-cell>
          <table:table-cell office:value-type="float" office:value="0.000776298" calcext:value-type="float">
            <text:p>0.000776298</text:p>
          </table:table-cell>
          <table:table-cell office:value-type="float" office:value="0.000789105" calcext:value-type="float">
            <text:p>0.000789105</text:p>
          </table:table-cell>
          <table:table-cell office:value-type="float" office:value="0.00078531" calcext:value-type="float">
            <text:p>0.00078531</text:p>
          </table:table-cell>
          <table:table-cell office:value-type="float" office:value="0.000694977" calcext:value-type="float">
            <text:p>0.000694977</text:p>
          </table:table-cell>
          <table:table-cell office:value-type="float" office:value="0.000750544" calcext:value-type="float">
            <text:p>0.000750544</text:p>
          </table:table-cell>
          <table:table-cell office:value-type="float" office:value="0.000783197" calcext:value-type="float">
            <text:p>0.000783197</text:p>
          </table:table-cell>
          <table:table-cell office:value-type="float" office:value="0.000818762" calcext:value-type="float">
            <text:p>0.000818762</text:p>
          </table:table-cell>
          <table:table-cell office:value-type="float" office:value="0.000807891" calcext:value-type="float">
            <text:p>0.000807891</text:p>
          </table:table-cell>
        </table:table-row>
        <table:table-row table:style-name="ro1">
          <table:table-cell office:value-type="float" office:value="0.0394288" calcext:value-type="float">
            <text:p>0.0394288</text:p>
          </table:table-cell>
          <table:table-cell office:value-type="float" office:value="0.0354993" calcext:value-type="float">
            <text:p>0.0354993</text:p>
          </table:table-cell>
          <table:table-cell office:value-type="float" office:value="0.0362892" calcext:value-type="float">
            <text:p>0.0362892</text:p>
          </table:table-cell>
          <table:table-cell office:value-type="float" office:value="0.0303362" calcext:value-type="float">
            <text:p>0.0303362</text:p>
          </table:table-cell>
          <table:table-cell office:value-type="float" office:value="0.0313009" calcext:value-type="float">
            <text:p>0.0313009</text:p>
          </table:table-cell>
          <table:table-cell office:value-type="float" office:value="0.0356036" calcext:value-type="float">
            <text:p>0.0356036</text:p>
          </table:table-cell>
          <table:table-cell office:value-type="float" office:value="0.0325981" calcext:value-type="float">
            <text:p>0.0325981</text:p>
          </table:table-cell>
          <table:table-cell office:value-type="float" office:value="0.028533" calcext:value-type="float">
            <text:p>0.028533</text:p>
          </table:table-cell>
          <table:table-cell office:value-type="float" office:value="0.0233015" calcext:value-type="float">
            <text:p>0.0233015</text:p>
          </table:table-cell>
        </table:table-row>
        <table:table-row table:style-name="ro1">
          <table:table-cell office:value-type="float" office:value="0.00180179" calcext:value-type="float">
            <text:p>0.00180179</text:p>
          </table:table-cell>
          <table:table-cell office:value-type="float" office:value="0.0013123" calcext:value-type="float">
            <text:p>0.0013123</text:p>
          </table:table-cell>
          <table:table-cell office:value-type="float" office:value="0.00134264" calcext:value-type="float">
            <text:p>0.00134264</text:p>
          </table:table-cell>
          <table:table-cell office:value-type="float" office:value="0.000863675" calcext:value-type="float">
            <text:p>0.000863675</text:p>
          </table:table-cell>
          <table:table-cell office:value-type="float" office:value="0.000790513" calcext:value-type="float">
            <text:p>0.000790513</text:p>
          </table:table-cell>
          <table:table-cell office:value-type="float" office:value="0.00103841" calcext:value-type="float">
            <text:p>0.00103841</text:p>
          </table:table-cell>
          <table:table-cell office:value-type="float" office:value="0.0011436" calcext:value-type="float">
            <text:p>0.0011436</text:p>
          </table:table-cell>
          <table:table-cell office:value-type="float" office:value="0.0011566" calcext:value-type="float">
            <text:p>0.0011566</text:p>
          </table:table-cell>
          <table:table-cell office:value-type="float" office:value="0.00105181" calcext:value-type="float">
            <text:p>0.00105181</text:p>
          </table:table-cell>
        </table:table-row>
        <table:table-row table:style-name="ro1">
          <table:table-cell office:value-type="float" office:value="0.000817466" calcext:value-type="float">
            <text:p>0.000817466</text:p>
          </table:table-cell>
          <table:table-cell office:value-type="float" office:value="0.000831104" calcext:value-type="float">
            <text:p>0.000831104</text:p>
          </table:table-cell>
          <table:table-cell office:value-type="float" office:value="0.00084602" calcext:value-type="float">
            <text:p>0.00084602</text:p>
          </table:table-cell>
          <table:table-cell office:value-type="float" office:value="0.00081789" calcext:value-type="float">
            <text:p>0.00081789</text:p>
          </table:table-cell>
          <table:table-cell office:value-type="float" office:value="0.00073197" calcext:value-type="float">
            <text:p>0.00073197</text:p>
          </table:table-cell>
          <table:table-cell office:value-type="float" office:value="0.000732293" calcext:value-type="float">
            <text:p>0.000732293</text:p>
          </table:table-cell>
          <table:table-cell office:value-type="float" office:value="0.000836491" calcext:value-type="float">
            <text:p>0.000836491</text:p>
          </table:table-cell>
          <table:table-cell office:value-type="float" office:value="0.000833832" calcext:value-type="float">
            <text:p>0.000833832</text:p>
          </table:table-cell>
          <table:table-cell office:value-type="float" office:value="0.000752879" calcext:value-type="float">
            <text:p>0.000752879</text:p>
          </table:table-cell>
        </table:table-row>
        <table:table-row table:style-name="ro1">
          <table:table-cell office:value-type="float" office:value="0.040608" calcext:value-type="float">
            <text:p>0.040608</text:p>
          </table:table-cell>
          <table:table-cell office:value-type="float" office:value="0.0375625" calcext:value-type="float">
            <text:p>0.0375625</text:p>
          </table:table-cell>
          <table:table-cell office:value-type="float" office:value="0.0357586" calcext:value-type="float">
            <text:p>0.0357586</text:p>
          </table:table-cell>
          <table:table-cell office:value-type="float" office:value="0.0370598" calcext:value-type="float">
            <text:p>0.0370598</text:p>
          </table:table-cell>
          <table:table-cell office:value-type="float" office:value="0.0362628" calcext:value-type="float">
            <text:p>0.0362628</text:p>
          </table:table-cell>
          <table:table-cell office:value-type="float" office:value="0.0437606" calcext:value-type="float">
            <text:p>0.0437606</text:p>
          </table:table-cell>
          <table:table-cell office:value-type="float" office:value="0.0368248" calcext:value-type="float">
            <text:p>0.0368248</text:p>
          </table:table-cell>
          <table:table-cell office:value-type="float" office:value="0.0297981" calcext:value-type="float">
            <text:p>0.0297981</text:p>
          </table:table-cell>
          <table:table-cell office:value-type="float" office:value="0.0242414" calcext:value-type="float">
            <text:p>0.0242414</text:p>
          </table:table-cell>
        </table:table-row>
        <table:table-row table:style-name="ro1">
          <table:table-cell office:value-type="float" office:value="0.0536417" calcext:value-type="float">
            <text:p>0.0536417</text:p>
          </table:table-cell>
          <table:table-cell office:value-type="float" office:value="0.0529153" calcext:value-type="float">
            <text:p>0.0529153</text:p>
          </table:table-cell>
          <table:table-cell office:value-type="float" office:value="0.0507141" calcext:value-type="float">
            <text:p>0.0507141</text:p>
          </table:table-cell>
          <table:table-cell office:value-type="float" office:value="0.0556556" calcext:value-type="float">
            <text:p>0.0556556</text:p>
          </table:table-cell>
          <table:table-cell office:value-type="float" office:value="0.0487785" calcext:value-type="float">
            <text:p>0.0487785</text:p>
          </table:table-cell>
          <table:table-cell office:value-type="float" office:value="0.0417049" calcext:value-type="float">
            <text:p>0.0417049</text:p>
          </table:table-cell>
          <table:table-cell office:value-type="float" office:value="0.0455319" calcext:value-type="float">
            <text:p>0.0455319</text:p>
          </table:table-cell>
          <table:table-cell office:value-type="float" office:value="0.0469708" calcext:value-type="float">
            <text:p>0.0469708</text:p>
          </table:table-cell>
          <table:table-cell office:value-type="float" office:value="0.0556838" calcext:value-type="float">
            <text:p>0.0556838</text:p>
          </table:table-cell>
        </table:table-row>
        <table:table-row table:style-name="ro1">
          <table:table-cell office:value-type="float" office:value="0.0296522" calcext:value-type="float">
            <text:p>0.0296522</text:p>
          </table:table-cell>
          <table:table-cell office:value-type="float" office:value="0.0208796" calcext:value-type="float">
            <text:p>0.0208796</text:p>
          </table:table-cell>
          <table:table-cell office:value-type="float" office:value="0.02113" calcext:value-type="float">
            <text:p>0.02113</text:p>
          </table:table-cell>
          <table:table-cell office:value-type="float" office:value="0.0214557" calcext:value-type="float">
            <text:p>0.0214557</text:p>
          </table:table-cell>
          <table:table-cell office:value-type="float" office:value="0.0160952" calcext:value-type="float">
            <text:p>0.0160952</text:p>
          </table:table-cell>
          <table:table-cell office:value-type="float" office:value="0.0170321" calcext:value-type="float">
            <text:p>0.0170321</text:p>
          </table:table-cell>
          <table:table-cell office:value-type="float" office:value="0.0178741" calcext:value-type="float">
            <text:p>0.0178741</text:p>
          </table:table-cell>
          <table:table-cell office:value-type="float" office:value="0.0143025" calcext:value-type="float">
            <text:p>0.0143025</text:p>
          </table:table-cell>
          <table:table-cell office:value-type="float" office:value="0.0164214" calcext:value-type="float">
            <text:p>0.0164214</text:p>
          </table:table-cell>
        </table:table-row>
        <table:table-row table:style-name="ro1">
          <table:table-cell office:value-type="float" office:value="0.00282393" calcext:value-type="float">
            <text:p>0.00282393</text:p>
          </table:table-cell>
          <table:table-cell office:value-type="float" office:value="0.00298698" calcext:value-type="float">
            <text:p>0.00298698</text:p>
          </table:table-cell>
          <table:table-cell office:value-type="float" office:value="0.00358553" calcext:value-type="float">
            <text:p>0.00358553</text:p>
          </table:table-cell>
          <table:table-cell office:value-type="float" office:value="0.00354733" calcext:value-type="float">
            <text:p>0.00354733</text:p>
          </table:table-cell>
          <table:table-cell office:value-type="float" office:value="0.00226368" calcext:value-type="float">
            <text:p>0.00226368</text:p>
          </table:table-cell>
          <table:table-cell office:value-type="float" office:value="0.0037081" calcext:value-type="float">
            <text:p>0.0037081</text:p>
          </table:table-cell>
          <table:table-cell office:value-type="float" office:value="0.00342571" calcext:value-type="float">
            <text:p>0.00342571</text:p>
          </table:table-cell>
          <table:table-cell office:value-type="float" office:value="0.00530988" calcext:value-type="float">
            <text:p>0.00530988</text:p>
          </table:table-cell>
          <table:table-cell office:value-type="float" office:value="0.00318242" calcext:value-type="float">
            <text:p>0.00318242</text:p>
          </table:table-cell>
        </table:table-row>
        <table:table-row table:style-name="ro1">
          <table:table-cell office:value-type="float" office:value="0.00156692" calcext:value-type="float">
            <text:p>0.00156692</text:p>
          </table:table-cell>
          <table:table-cell office:value-type="float" office:value="0.00132044" calcext:value-type="float">
            <text:p>0.00132044</text:p>
          </table:table-cell>
          <table:table-cell office:value-type="float" office:value="0.000969882" calcext:value-type="float">
            <text:p>0.000969882</text:p>
          </table:table-cell>
          <table:table-cell office:value-type="float" office:value="0.000777628" calcext:value-type="float">
            <text:p>0.000777628</text:p>
          </table:table-cell>
          <table:table-cell office:value-type="float" office:value="0.00102169" calcext:value-type="float">
            <text:p>0.00102169</text:p>
          </table:table-cell>
          <table:table-cell office:value-type="float" office:value="0.00104551" calcext:value-type="float">
            <text:p>0.00104551</text:p>
          </table:table-cell>
          <table:table-cell office:value-type="float" office:value="0.00102098" calcext:value-type="float">
            <text:p>0.00102098</text:p>
          </table:table-cell>
          <table:table-cell office:value-type="float" office:value="0.00102447" calcext:value-type="float">
            <text:p>0.00102447</text:p>
          </table:table-cell>
          <table:table-cell office:value-type="float" office:value="0.000959375" calcext:value-type="float">
            <text:p>0.000959375</text:p>
          </table:table-cell>
        </table:table-row>
        <table:table-row table:style-name="ro1">
          <table:table-cell office:value-type="float" office:value="0.0415578" calcext:value-type="float">
            <text:p>0.0415578</text:p>
          </table:table-cell>
          <table:table-cell office:value-type="float" office:value="0.035065" calcext:value-type="float">
            <text:p>0.035065</text:p>
          </table:table-cell>
          <table:table-cell office:value-type="float" office:value="0.0353318" calcext:value-type="float">
            <text:p>0.0353318</text:p>
          </table:table-cell>
          <table:table-cell office:value-type="float" office:value="0.0353611" calcext:value-type="float">
            <text:p>0.0353611</text:p>
          </table:table-cell>
          <table:table-cell office:value-type="float" office:value="0.0321291" calcext:value-type="float">
            <text:p>0.0321291</text:p>
          </table:table-cell>
          <table:table-cell office:value-type="float" office:value="0.0287387" calcext:value-type="float">
            <text:p>0.0287387</text:p>
          </table:table-cell>
          <table:table-cell office:value-type="float" office:value="0.0378209" calcext:value-type="float">
            <text:p>0.0378209</text:p>
          </table:table-cell>
          <table:table-cell office:value-type="float" office:value="0.0279145" calcext:value-type="float">
            <text:p>0.0279145</text:p>
          </table:table-cell>
          <table:table-cell office:value-type="float" office:value="0.0321045" calcext:value-type="float">
            <text:p>0.0321045</text:p>
          </table:table-cell>
        </table:table-row>
        <table:table-row table:style-name="ro1">
          <table:table-cell office:value-type="float" office:value="0.0667918" calcext:value-type="float">
            <text:p>0.0667918</text:p>
          </table:table-cell>
          <table:table-cell office:value-type="float" office:value="0.0628645" calcext:value-type="float">
            <text:p>0.0628645</text:p>
          </table:table-cell>
          <table:table-cell office:value-type="float" office:value="0.0613286" calcext:value-type="float">
            <text:p>0.0613286</text:p>
          </table:table-cell>
          <table:table-cell office:value-type="float" office:value="0.0585688" calcext:value-type="float">
            <text:p>0.0585688</text:p>
          </table:table-cell>
          <table:table-cell office:value-type="float" office:value="0.0500583" calcext:value-type="float">
            <text:p>0.0500583</text:p>
          </table:table-cell>
          <table:table-cell office:value-type="float" office:value="0.0559015" calcext:value-type="float">
            <text:p>0.0559015</text:p>
          </table:table-cell>
          <table:table-cell office:value-type="float" office:value="0.0569172" calcext:value-type="float">
            <text:p>0.0569172</text:p>
          </table:table-cell>
          <table:table-cell office:value-type="float" office:value="0.0430907" calcext:value-type="float">
            <text:p>0.0430907</text:p>
          </table:table-cell>
          <table:table-cell office:value-type="float" office:value="0.0424407" calcext:value-type="float">
            <text:p>0.0424407</text:p>
          </table:table-cell>
        </table:table-row>
        <table:table-row table:style-name="ro1">
          <table:table-cell office:value-type="float" office:value="0.0611556" calcext:value-type="float">
            <text:p>0.0611556</text:p>
          </table:table-cell>
          <table:table-cell office:value-type="float" office:value="0.0497994" calcext:value-type="float">
            <text:p>0.0497994</text:p>
          </table:table-cell>
          <table:table-cell office:value-type="float" office:value="0.0541928" calcext:value-type="float">
            <text:p>0.0541928</text:p>
          </table:table-cell>
          <table:table-cell office:value-type="float" office:value="0.0525238" calcext:value-type="float">
            <text:p>0.0525238</text:p>
          </table:table-cell>
          <table:table-cell office:value-type="float" office:value="0.0430589" calcext:value-type="float">
            <text:p>0.0430589</text:p>
          </table:table-cell>
          <table:table-cell office:value-type="float" office:value="0.0513701" calcext:value-type="float">
            <text:p>0.0513701</text:p>
          </table:table-cell>
          <table:table-cell office:value-type="float" office:value="0.0454353" calcext:value-type="float">
            <text:p>0.0454353</text:p>
          </table:table-cell>
          <table:table-cell office:value-type="float" office:value="0.0526434" calcext:value-type="float">
            <text:p>0.0526434</text:p>
          </table:table-cell>
          <table:table-cell office:value-type="float" office:value="0.0440036" calcext:value-type="float">
            <text:p>0.0440036</text:p>
          </table:table-cell>
        </table:table-row>
        <table:table-row table:style-name="ro1">
          <table:table-cell office:value-type="float" office:value="0.0364941" calcext:value-type="float">
            <text:p>0.0364941</text:p>
          </table:table-cell>
          <table:table-cell office:value-type="float" office:value="0.0350596" calcext:value-type="float">
            <text:p>0.0350596</text:p>
          </table:table-cell>
          <table:table-cell office:value-type="float" office:value="0.0304049" calcext:value-type="float">
            <text:p>0.0304049</text:p>
          </table:table-cell>
          <table:table-cell office:value-type="float" office:value="0.0278215" calcext:value-type="float">
            <text:p>0.0278215</text:p>
          </table:table-cell>
          <table:table-cell office:value-type="float" office:value="0.0252774" calcext:value-type="float">
            <text:p>0.0252774</text:p>
          </table:table-cell>
          <table:table-cell office:value-type="float" office:value="0.0238556" calcext:value-type="float">
            <text:p>0.0238556</text:p>
          </table:table-cell>
          <table:table-cell office:value-type="float" office:value="0.0253272" calcext:value-type="float">
            <text:p>0.0253272</text:p>
          </table:table-cell>
          <table:table-cell office:value-type="float" office:value="0.0204982" calcext:value-type="float">
            <text:p>0.0204982</text:p>
          </table:table-cell>
          <table:table-cell office:value-type="float" office:value="0.0188442" calcext:value-type="float">
            <text:p>0.0188442</text:p>
          </table:table-cell>
        </table:table-row>
        <table:table-row table:style-name="ro1">
          <table:table-cell office:value-type="float" office:value="0.0692041" calcext:value-type="float">
            <text:p>0.0692041</text:p>
          </table:table-cell>
          <table:table-cell office:value-type="float" office:value="0.0639053" calcext:value-type="float">
            <text:p>0.0639053</text:p>
          </table:table-cell>
          <table:table-cell office:value-type="float" office:value="0.0720184" calcext:value-type="float">
            <text:p>0.0720184</text:p>
          </table:table-cell>
          <table:table-cell office:value-type="float" office:value="0.0497834" calcext:value-type="float">
            <text:p>0.0497834</text:p>
          </table:table-cell>
          <table:table-cell office:value-type="float" office:value="0.0647687" calcext:value-type="float">
            <text:p>0.0647687</text:p>
          </table:table-cell>
          <table:table-cell office:value-type="float" office:value="0.05379" calcext:value-type="float">
            <text:p>0.05379</text:p>
          </table:table-cell>
          <table:table-cell office:value-type="float" office:value="0.0664173" calcext:value-type="float">
            <text:p>0.0664173</text:p>
          </table:table-cell>
          <table:table-cell office:value-type="float" office:value="0.0660017" calcext:value-type="float">
            <text:p>0.0660017</text:p>
          </table:table-cell>
          <table:table-cell office:value-type="float" office:value="0.0519372" calcext:value-type="float">
            <text:p>0.0519372</text:p>
          </table:table-cell>
        </table:table-row>
        <table:table-row table:style-name="ro1">
          <table:table-cell office:value-type="float" office:value="0.055062" calcext:value-type="float">
            <text:p>0.055062</text:p>
          </table:table-cell>
          <table:table-cell office:value-type="float" office:value="0.0466726" calcext:value-type="float">
            <text:p>0.0466726</text:p>
          </table:table-cell>
          <table:table-cell office:value-type="float" office:value="0.0500327" calcext:value-type="float">
            <text:p>0.0500327</text:p>
          </table:table-cell>
          <table:table-cell office:value-type="float" office:value="0.0524559" calcext:value-type="float">
            <text:p>0.0524559</text:p>
          </table:table-cell>
          <table:table-cell office:value-type="float" office:value="0.040838" calcext:value-type="float">
            <text:p>0.040838</text:p>
          </table:table-cell>
          <table:table-cell office:value-type="float" office:value="0.0507526" calcext:value-type="float">
            <text:p>0.0507526</text:p>
          </table:table-cell>
          <table:table-cell office:value-type="float" office:value="0.0428627" calcext:value-type="float">
            <text:p>0.0428627</text:p>
          </table:table-cell>
          <table:table-cell office:value-type="float" office:value="0.0415193" calcext:value-type="float">
            <text:p>0.0415193</text:p>
          </table:table-cell>
          <table:table-cell office:value-type="float" office:value="0.0265596" calcext:value-type="float">
            <text:p>0.0265596</text:p>
          </table:table-cell>
        </table:table-row>
        <table:table-row table:style-name="ro1">
          <table:table-cell office:value-type="float" office:value="0.00169377" calcext:value-type="float">
            <text:p>0.00169377</text:p>
          </table:table-cell>
          <table:table-cell office:value-type="float" office:value="0.000955258" calcext:value-type="float">
            <text:p>0.000955258</text:p>
          </table:table-cell>
          <table:table-cell office:value-type="float" office:value="0.000921716" calcext:value-type="float">
            <text:p>0.000921716</text:p>
          </table:table-cell>
          <table:table-cell office:value-type="float" office:value="0.00108163" calcext:value-type="float">
            <text:p>0.00108163</text:p>
          </table:table-cell>
          <table:table-cell office:value-type="float" office:value="0.00093597" calcext:value-type="float">
            <text:p>0.00093597</text:p>
          </table:table-cell>
          <table:table-cell office:value-type="float" office:value="0.000992105" calcext:value-type="float">
            <text:p>0.000992105</text:p>
          </table:table-cell>
          <table:table-cell office:value-type="float" office:value="0.00114945" calcext:value-type="float">
            <text:p>0.00114945</text:p>
          </table:table-cell>
          <table:table-cell office:value-type="float" office:value="0.0010596" calcext:value-type="float">
            <text:p>0.0010596</text:p>
          </table:table-cell>
          <table:table-cell office:value-type="float" office:value="0.00104008" calcext:value-type="float">
            <text:p>0.00104008</text:p>
          </table:table-cell>
        </table:table-row>
        <table:table-row table:style-name="ro1">
          <table:table-cell office:value-type="float" office:value="0.000940282" calcext:value-type="float">
            <text:p>0.000940282</text:p>
          </table:table-cell>
          <table:table-cell office:value-type="float" office:value="0.00089965" calcext:value-type="float">
            <text:p>0.00089965</text:p>
          </table:table-cell>
          <table:table-cell office:value-type="float" office:value="0.000903216" calcext:value-type="float">
            <text:p>0.000903216</text:p>
          </table:table-cell>
          <table:table-cell office:value-type="float" office:value="0.000914876" calcext:value-type="float">
            <text:p>0.000914876</text:p>
          </table:table-cell>
          <table:table-cell office:value-type="float" office:value="0.000916145" calcext:value-type="float">
            <text:p>0.000916145</text:p>
          </table:table-cell>
          <table:table-cell office:value-type="float" office:value="0.000935242" calcext:value-type="float">
            <text:p>0.000935242</text:p>
          </table:table-cell>
          <table:table-cell office:value-type="float" office:value="0.000955936" calcext:value-type="float">
            <text:p>0.000955936</text:p>
          </table:table-cell>
          <table:table-cell office:value-type="float" office:value="0.000944824" calcext:value-type="float">
            <text:p>0.000944824</text:p>
          </table:table-cell>
          <table:table-cell office:value-type="float" office:value="0.000944425" calcext:value-type="float">
            <text:p>0.000944425</text:p>
          </table:table-cell>
        </table:table-row>
        <table:table-row table:style-name="ro1">
          <table:table-cell office:value-type="float" office:value="0.0568723" calcext:value-type="float">
            <text:p>0.0568723</text:p>
          </table:table-cell>
          <table:table-cell office:value-type="float" office:value="0.0438783" calcext:value-type="float">
            <text:p>0.0438783</text:p>
          </table:table-cell>
          <table:table-cell office:value-type="float" office:value="0.0403321" calcext:value-type="float">
            <text:p>0.0403321</text:p>
          </table:table-cell>
          <table:table-cell office:value-type="float" office:value="0.0373262" calcext:value-type="float">
            <text:p>0.0373262</text:p>
          </table:table-cell>
          <table:table-cell office:value-type="float" office:value="0.0331901" calcext:value-type="float">
            <text:p>0.0331901</text:p>
          </table:table-cell>
          <table:table-cell office:value-type="float" office:value="0.0296643" calcext:value-type="float">
            <text:p>0.0296643</text:p>
          </table:table-cell>
          <table:table-cell office:value-type="float" office:value="0.0301315" calcext:value-type="float">
            <text:p>0.0301315</text:p>
          </table:table-cell>
          <table:table-cell office:value-type="float" office:value="0.0310191" calcext:value-type="float">
            <text:p>0.0310191</text:p>
          </table:table-cell>
          <table:table-cell office:value-type="float" office:value="0.0258913" calcext:value-type="float">
            <text:p>0.0258913</text:p>
          </table:table-cell>
        </table:table-row>
        <table:table-row table:style-name="ro1">
          <table:table-cell office:value-type="float" office:value="0.0272941" calcext:value-type="float">
            <text:p>0.0272941</text:p>
          </table:table-cell>
          <table:table-cell office:value-type="float" office:value="0.0152439" calcext:value-type="float">
            <text:p>0.0152439</text:p>
          </table:table-cell>
          <table:table-cell office:value-type="float" office:value="0.0176994" calcext:value-type="float">
            <text:p>0.0176994</text:p>
          </table:table-cell>
          <table:table-cell office:value-type="float" office:value="0.0110837" calcext:value-type="float">
            <text:p>0.0110837</text:p>
          </table:table-cell>
          <table:table-cell office:value-type="float" office:value="0.0151504" calcext:value-type="float">
            <text:p>0.0151504</text:p>
          </table:table-cell>
          <table:table-cell office:value-type="float" office:value="0.0147569" calcext:value-type="float">
            <text:p>0.0147569</text:p>
          </table:table-cell>
          <table:table-cell office:value-type="float" office:value="0.0134116" calcext:value-type="float">
            <text:p>0.0134116</text:p>
          </table:table-cell>
          <table:table-cell office:value-type="float" office:value="0.0174946" calcext:value-type="float">
            <text:p>0.0174946</text:p>
          </table:table-cell>
          <table:table-cell office:value-type="float" office:value="0.0142477" calcext:value-type="float">
            <text:p>0.0142477</text:p>
          </table:table-cell>
        </table:table-row>
        <table:table-row table:style-name="ro1">
          <table:table-cell office:value-type="float" office:value="0.0127127" calcext:value-type="float">
            <text:p>0.0127127</text:p>
          </table:table-cell>
          <table:table-cell office:value-type="float" office:value="0.00889211" calcext:value-type="float">
            <text:p>0.00889211</text:p>
          </table:table-cell>
          <table:table-cell office:value-type="float" office:value="0.00534522" calcext:value-type="float">
            <text:p>0.00534522</text:p>
          </table:table-cell>
          <table:table-cell office:value-type="float" office:value="0.00564921" calcext:value-type="float">
            <text:p>0.00564921</text:p>
          </table:table-cell>
          <table:table-cell office:value-type="float" office:value="0.00924708" calcext:value-type="float">
            <text:p>0.00924708</text:p>
          </table:table-cell>
          <table:table-cell office:value-type="float" office:value="0.0049242" calcext:value-type="float">
            <text:p>0.0049242</text:p>
          </table:table-cell>
          <table:table-cell office:value-type="float" office:value="0.00544687" calcext:value-type="float">
            <text:p>0.00544687</text:p>
          </table:table-cell>
          <table:table-cell office:value-type="float" office:value="0.00792355" calcext:value-type="float">
            <text:p>0.00792355</text:p>
          </table:table-cell>
          <table:table-cell office:value-type="float" office:value="0.011477" calcext:value-type="float">
            <text:p>0.011477</text:p>
          </table:table-cell>
        </table:table-row>
        <table:table-row table:style-name="ro1">
          <table:table-cell office:value-type="float" office:value="0.0315899" calcext:value-type="float">
            <text:p>0.0315899</text:p>
          </table:table-cell>
          <table:table-cell office:value-type="float" office:value="0.0286362" calcext:value-type="float">
            <text:p>0.0286362</text:p>
          </table:table-cell>
          <table:table-cell office:value-type="float" office:value="0.0258341" calcext:value-type="float">
            <text:p>0.0258341</text:p>
          </table:table-cell>
          <table:table-cell office:value-type="float" office:value="0.0211878" calcext:value-type="float">
            <text:p>0.0211878</text:p>
          </table:table-cell>
          <table:table-cell office:value-type="float" office:value="0.026183" calcext:value-type="float">
            <text:p>0.026183</text:p>
          </table:table-cell>
          <table:table-cell office:value-type="float" office:value="0.0215957" calcext:value-type="float">
            <text:p>0.0215957</text:p>
          </table:table-cell>
          <table:table-cell office:value-type="float" office:value="0.0223449" calcext:value-type="float">
            <text:p>0.0223449</text:p>
          </table:table-cell>
          <table:table-cell office:value-type="float" office:value="0.0189828" calcext:value-type="float">
            <text:p>0.0189828</text:p>
          </table:table-cell>
          <table:table-cell office:value-type="float" office:value="0.0207948" calcext:value-type="float">
            <text:p>0.0207948</text:p>
          </table:table-cell>
        </table:table-row>
        <table:table-row table:style-name="ro1">
          <table:table-cell office:value-type="float" office:value="0.00196608" calcext:value-type="float">
            <text:p>0.00196608</text:p>
          </table:table-cell>
          <table:table-cell office:value-type="float" office:value="0.00124132" calcext:value-type="float">
            <text:p>0.00124132</text:p>
          </table:table-cell>
          <table:table-cell office:value-type="float" office:value="0.00125814" calcext:value-type="float">
            <text:p>0.00125814</text:p>
          </table:table-cell>
          <table:table-cell office:value-type="float" office:value="0.00115473" calcext:value-type="float">
            <text:p>0.00115473</text:p>
          </table:table-cell>
          <table:table-cell office:value-type="float" office:value="0.00113313" calcext:value-type="float">
            <text:p>0.00113313</text:p>
          </table:table-cell>
          <table:table-cell office:value-type="float" office:value="0.00122848" calcext:value-type="float">
            <text:p>0.00122848</text:p>
          </table:table-cell>
          <table:table-cell office:value-type="float" office:value="0.00118383" calcext:value-type="float">
            <text:p>0.00118383</text:p>
          </table:table-cell>
          <table:table-cell office:value-type="float" office:value="0.00118231" calcext:value-type="float">
            <text:p>0.00118231</text:p>
          </table:table-cell>
          <table:table-cell office:value-type="float" office:value="0.00115997" calcext:value-type="float">
            <text:p>0.00115997</text:p>
          </table:table-cell>
        </table:table-row>
        <table:table-row table:style-name="ro1">
          <table:table-cell office:value-type="float" office:value="0.000910774" calcext:value-type="float">
            <text:p>0.000910774</text:p>
          </table:table-cell>
          <table:table-cell office:value-type="float" office:value="0.000871879" calcext:value-type="float">
            <text:p>0.000871879</text:p>
          </table:table-cell>
          <table:table-cell office:value-type="float" office:value="0.000896428" calcext:value-type="float">
            <text:p>0.000896428</text:p>
          </table:table-cell>
          <table:table-cell office:value-type="float" office:value="0.000882654" calcext:value-type="float">
            <text:p>0.000882654</text:p>
          </table:table-cell>
          <table:table-cell office:value-type="float" office:value="0.000918899" calcext:value-type="float">
            <text:p>0.000918899</text:p>
          </table:table-cell>
          <table:table-cell office:value-type="float" office:value="0.000940508" calcext:value-type="float">
            <text:p>0.000940508</text:p>
          </table:table-cell>
          <table:table-cell office:value-type="float" office:value="0.000939458" calcext:value-type="float">
            <text:p>0.000939458</text:p>
          </table:table-cell>
          <table:table-cell office:value-type="float" office:value="0.000935586" calcext:value-type="float">
            <text:p>0.000935586</text:p>
          </table:table-cell>
          <table:table-cell office:value-type="float" office:value="0.000942614" calcext:value-type="float">
            <text:p>0.000942614</text:p>
          </table:table-cell>
        </table:table-row>
        <table:table-row table:style-name="ro1">
          <table:table-cell office:value-type="float" office:value="0.0540509" calcext:value-type="float">
            <text:p>0.0540509</text:p>
          </table:table-cell>
          <table:table-cell office:value-type="float" office:value="0.0506249" calcext:value-type="float">
            <text:p>0.0506249</text:p>
          </table:table-cell>
          <table:table-cell office:value-type="float" office:value="0.0433926" calcext:value-type="float">
            <text:p>0.0433926</text:p>
          </table:table-cell>
          <table:table-cell office:value-type="float" office:value="0.0532971" calcext:value-type="float">
            <text:p>0.0532971</text:p>
          </table:table-cell>
          <table:table-cell office:value-type="float" office:value="0.0483273" calcext:value-type="float">
            <text:p>0.0483273</text:p>
          </table:table-cell>
          <table:table-cell office:value-type="float" office:value="0.0492429" calcext:value-type="float">
            <text:p>0.0492429</text:p>
          </table:table-cell>
          <table:table-cell office:value-type="float" office:value="0.0402256" calcext:value-type="float">
            <text:p>0.0402256</text:p>
          </table:table-cell>
          <table:table-cell office:value-type="float" office:value="0.0430058" calcext:value-type="float">
            <text:p>0.0430058</text:p>
          </table:table-cell>
          <table:table-cell office:value-type="float" office:value="0.0321089" calcext:value-type="float">
            <text:p>0.0321089</text:p>
          </table:table-cell>
        </table:table-row>
        <table:table-row table:style-name="ro1">
          <table:table-cell office:value-type="float" office:value="0.0717241" calcext:value-type="float">
            <text:p>0.0717241</text:p>
          </table:table-cell>
          <table:table-cell office:value-type="float" office:value="0.0602198" calcext:value-type="float">
            <text:p>0.0602198</text:p>
          </table:table-cell>
          <table:table-cell office:value-type="float" office:value="0.0613091" calcext:value-type="float">
            <text:p>0.0613091</text:p>
          </table:table-cell>
          <table:table-cell office:value-type="float" office:value="0.0649022" calcext:value-type="float">
            <text:p>0.0649022</text:p>
          </table:table-cell>
          <table:table-cell office:value-type="float" office:value="0.0654436" calcext:value-type="float">
            <text:p>0.0654436</text:p>
          </table:table-cell>
          <table:table-cell office:value-type="float" office:value="0.0613985" calcext:value-type="float">
            <text:p>0.0613985</text:p>
          </table:table-cell>
          <table:table-cell office:value-type="float" office:value="0.0661676" calcext:value-type="float">
            <text:p>0.0661676</text:p>
          </table:table-cell>
          <table:table-cell office:value-type="float" office:value="0.0606493" calcext:value-type="float">
            <text:p>0.0606493</text:p>
          </table:table-cell>
          <table:table-cell office:value-type="float" office:value="0.0461549" calcext:value-type="float">
            <text:p>0.0461549</text:p>
          </table:table-cell>
        </table:table-row>
        <table:table-row table:style-name="ro1">
          <table:table-cell office:value-type="float" office:value="0.0737788" calcext:value-type="float">
            <text:p>0.0737788</text:p>
          </table:table-cell>
          <table:table-cell office:value-type="float" office:value="0.0745629" calcext:value-type="float">
            <text:p>0.0745629</text:p>
          </table:table-cell>
          <table:table-cell office:value-type="float" office:value="0.0677773" calcext:value-type="float">
            <text:p>0.0677773</text:p>
          </table:table-cell>
          <table:table-cell office:value-type="float" office:value="0.0672905" calcext:value-type="float">
            <text:p>0.0672905</text:p>
          </table:table-cell>
          <table:table-cell office:value-type="float" office:value="0.0715707" calcext:value-type="float">
            <text:p>0.0715707</text:p>
          </table:table-cell>
          <table:table-cell office:value-type="float" office:value="0.062699" calcext:value-type="float">
            <text:p>0.062699</text:p>
          </table:table-cell>
          <table:table-cell office:value-type="float" office:value="0.0688436" calcext:value-type="float">
            <text:p>0.0688436</text:p>
          </table:table-cell>
          <table:table-cell office:value-type="float" office:value="0.0711321" calcext:value-type="float">
            <text:p>0.0711321</text:p>
          </table:table-cell>
          <table:table-cell office:value-type="float" office:value="0.0838727" calcext:value-type="float">
            <text:p>0.0838727</text:p>
          </table:table-cell>
        </table:table-row>
        <table:table-row table:style-name="ro1">
          <table:table-cell office:value-type="float" office:value="0.00191704" calcext:value-type="float">
            <text:p>0.00191704</text:p>
          </table:table-cell>
          <table:table-cell office:value-type="float" office:value="0.00345518" calcext:value-type="float">
            <text:p>0.00345518</text:p>
          </table:table-cell>
          <table:table-cell office:value-type="float" office:value="0.00260438" calcext:value-type="float">
            <text:p>0.00260438</text:p>
          </table:table-cell>
          <table:table-cell office:value-type="float" office:value="0.00307105" calcext:value-type="float">
            <text:p>0.00307105</text:p>
          </table:table-cell>
          <table:table-cell office:value-type="float" office:value="0.00168908" calcext:value-type="float">
            <text:p>0.00168908</text:p>
          </table:table-cell>
          <table:table-cell office:value-type="float" office:value="0.0015573" calcext:value-type="float">
            <text:p>0.0015573</text:p>
          </table:table-cell>
          <table:table-cell office:value-type="float" office:value="0.00198425" calcext:value-type="float">
            <text:p>0.00198425</text:p>
          </table:table-cell>
          <table:table-cell office:value-type="float" office:value="0.00355331" calcext:value-type="float">
            <text:p>0.00355331</text:p>
          </table:table-cell>
          <table:table-cell office:value-type="float" office:value="0.00181312" calcext:value-type="float">
            <text:p>0.00181312</text:p>
          </table:table-cell>
        </table:table-row>
        <table:table-row table:style-name="ro1">
          <table:table-cell office:value-type="float" office:value="0.0609189" calcext:value-type="float">
            <text:p>0.0609189</text:p>
          </table:table-cell>
          <table:table-cell office:value-type="float" office:value="0.068114" calcext:value-type="float">
            <text:p>0.068114</text:p>
          </table:table-cell>
          <table:table-cell office:value-type="float" office:value="0.0557525" calcext:value-type="float">
            <text:p>0.0557525</text:p>
          </table:table-cell>
          <table:table-cell office:value-type="float" office:value="0.0585285" calcext:value-type="float">
            <text:p>0.0585285</text:p>
          </table:table-cell>
          <table:table-cell office:value-type="float" office:value="0.0484828" calcext:value-type="float">
            <text:p>0.0484828</text:p>
          </table:table-cell>
          <table:table-cell office:value-type="float" office:value="0.0387688" calcext:value-type="float">
            <text:p>0.0387688</text:p>
          </table:table-cell>
          <table:table-cell office:value-type="float" office:value="0.0659716" calcext:value-type="float">
            <text:p>0.0659716</text:p>
          </table:table-cell>
          <table:table-cell office:value-type="float" office:value="0.0431976" calcext:value-type="float">
            <text:p>0.0431976</text:p>
          </table:table-cell>
          <table:table-cell office:value-type="float" office:value="0.0356547" calcext:value-type="float">
            <text:p>0.0356547</text:p>
          </table:table-cell>
        </table:table-row>
        <table:table-row table:style-name="ro1">
          <table:table-cell office:value-type="float" office:value="0.0184211" calcext:value-type="float">
            <text:p>0.0184211</text:p>
          </table:table-cell>
          <table:table-cell office:value-type="float" office:value="0.0222882" calcext:value-type="float">
            <text:p>0.0222882</text:p>
          </table:table-cell>
          <table:table-cell office:value-type="float" office:value="0.0169717" calcext:value-type="float">
            <text:p>0.0169717</text:p>
          </table:table-cell>
          <table:table-cell office:value-type="float" office:value="0.0163945" calcext:value-type="float">
            <text:p>0.0163945</text:p>
          </table:table-cell>
          <table:table-cell office:value-type="float" office:value="0.0132309" calcext:value-type="float">
            <text:p>0.0132309</text:p>
          </table:table-cell>
          <table:table-cell office:value-type="float" office:value="0.0173874" calcext:value-type="float">
            <text:p>0.0173874</text:p>
          </table:table-cell>
          <table:table-cell office:value-type="float" office:value="0.0231035" calcext:value-type="float">
            <text:p>0.0231035</text:p>
          </table:table-cell>
          <table:table-cell office:value-type="float" office:value="0.0220879" calcext:value-type="float">
            <text:p>0.0220879</text:p>
          </table:table-cell>
          <table:table-cell office:value-type="float" office:value="0.0308061" calcext:value-type="float">
            <text:p>0.0308061</text:p>
          </table:table-cell>
        </table:table-row>
        <table:table-row table:style-name="ro1">
          <table:table-cell office:value-type="float" office:value="0.0794974" calcext:value-type="float">
            <text:p>0.0794974</text:p>
          </table:table-cell>
          <table:table-cell office:value-type="float" office:value="0.0817315" calcext:value-type="float">
            <text:p>0.0817315</text:p>
          </table:table-cell>
          <table:table-cell office:value-type="float" office:value="0.0615892" calcext:value-type="float">
            <text:p>0.0615892</text:p>
          </table:table-cell>
          <table:table-cell office:value-type="float" office:value="0.0672944" calcext:value-type="float">
            <text:p>0.0672944</text:p>
          </table:table-cell>
          <table:table-cell office:value-type="float" office:value="0.0681975" calcext:value-type="float">
            <text:p>0.0681975</text:p>
          </table:table-cell>
          <table:table-cell office:value-type="float" office:value="0.0803431" calcext:value-type="float">
            <text:p>0.0803431</text:p>
          </table:table-cell>
          <table:table-cell office:value-type="float" office:value="0.0757797" calcext:value-type="float">
            <text:p>0.0757797</text:p>
          </table:table-cell>
          <table:table-cell office:value-type="float" office:value="0.065056" calcext:value-type="float">
            <text:p>0.065056</text:p>
          </table:table-cell>
          <table:table-cell office:value-type="float" office:value="0.0621805" calcext:value-type="float">
            <text:p>0.0621805</text:p>
          </table:table-cell>
        </table:table-row>
        <table:table-row table:style-name="ro1">
          <table:table-cell office:value-type="float" office:value="0.00118506" calcext:value-type="float">
            <text:p>0.00118506</text:p>
          </table:table-cell>
          <table:table-cell office:value-type="float" office:value="0.00115222" calcext:value-type="float">
            <text:p>0.00115222</text:p>
          </table:table-cell>
          <table:table-cell office:value-type="float" office:value="0.00104961" calcext:value-type="float">
            <text:p>0.00104961</text:p>
          </table:table-cell>
          <table:table-cell office:value-type="float" office:value="0.00114726" calcext:value-type="float">
            <text:p>0.00114726</text:p>
          </table:table-cell>
          <table:table-cell office:value-type="float" office:value="0.000999902" calcext:value-type="float">
            <text:p>0.000999902</text:p>
          </table:table-cell>
          <table:table-cell office:value-type="float" office:value="0.00105901" calcext:value-type="float">
            <text:p>0.00105901</text:p>
          </table:table-cell>
          <table:table-cell office:value-type="float" office:value="0.00109616" calcext:value-type="float">
            <text:p>0.00109616</text:p>
          </table:table-cell>
          <table:table-cell office:value-type="float" office:value="0.00109636" calcext:value-type="float">
            <text:p>0.00109636</text:p>
          </table:table-cell>
          <table:table-cell office:value-type="float" office:value="0.00109515" calcext:value-type="float">
            <text:p>0.00109515</text:p>
          </table:table-cell>
        </table:table-row>
        <table:table-row table:style-name="ro1">
          <table:table-cell office:value-type="float" office:value="0.0701777" calcext:value-type="float">
            <text:p>0.0701777</text:p>
          </table:table-cell>
          <table:table-cell office:value-type="float" office:value="0.0627441" calcext:value-type="float">
            <text:p>0.0627441</text:p>
          </table:table-cell>
          <table:table-cell office:value-type="float" office:value="0.0741694" calcext:value-type="float">
            <text:p>0.0741694</text:p>
          </table:table-cell>
          <table:table-cell office:value-type="float" office:value="0.0722959" calcext:value-type="float">
            <text:p>0.0722959</text:p>
          </table:table-cell>
          <table:table-cell office:value-type="float" office:value="0.0596695" calcext:value-type="float">
            <text:p>0.0596695</text:p>
          </table:table-cell>
          <table:table-cell office:value-type="float" office:value="0.0568803" calcext:value-type="float">
            <text:p>0.0568803</text:p>
          </table:table-cell>
          <table:table-cell office:value-type="float" office:value="0.0575505" calcext:value-type="float">
            <text:p>0.0575505</text:p>
          </table:table-cell>
          <table:table-cell office:value-type="float" office:value="0.0727629" calcext:value-type="float">
            <text:p>0.0727629</text:p>
          </table:table-cell>
          <table:table-cell office:value-type="float" office:value="0.0782268" calcext:value-type="float">
            <text:p>0.0782268</text:p>
          </table:table-cell>
        </table:table-row>
        <table:table-row table:style-name="ro1">
          <table:table-cell office:value-type="float" office:value="0.0637132" calcext:value-type="float">
            <text:p>0.0637132</text:p>
          </table:table-cell>
          <table:table-cell office:value-type="float" office:value="0.0556413" calcext:value-type="float">
            <text:p>0.0556413</text:p>
          </table:table-cell>
          <table:table-cell office:value-type="float" office:value="0.0470874" calcext:value-type="float">
            <text:p>0.0470874</text:p>
          </table:table-cell>
          <table:table-cell office:value-type="float" office:value="0.0541703" calcext:value-type="float">
            <text:p>0.0541703</text:p>
          </table:table-cell>
          <table:table-cell office:value-type="float" office:value="0.0457037" calcext:value-type="float">
            <text:p>0.0457037</text:p>
          </table:table-cell>
          <table:table-cell office:value-type="float" office:value="0.0519022" calcext:value-type="float">
            <text:p>0.0519022</text:p>
          </table:table-cell>
          <table:table-cell office:value-type="float" office:value="0.0418694" calcext:value-type="float">
            <text:p>0.0418694</text:p>
          </table:table-cell>
          <table:table-cell office:value-type="float" office:value="0.0368388" calcext:value-type="float">
            <text:p>0.0368388</text:p>
          </table:table-cell>
          <table:table-cell office:value-type="float" office:value="0.039249" calcext:value-type="float">
            <text:p>0.039249</text:p>
          </table:table-cell>
        </table:table-row>
        <table:table-row table:style-name="ro1">
          <table:table-cell office:value-type="float" office:value="0.04694" calcext:value-type="float">
            <text:p>0.04694</text:p>
          </table:table-cell>
          <table:table-cell office:value-type="float" office:value="0.0334874" calcext:value-type="float">
            <text:p>0.0334874</text:p>
          </table:table-cell>
          <table:table-cell office:value-type="float" office:value="0.0381391" calcext:value-type="float">
            <text:p>0.0381391</text:p>
          </table:table-cell>
          <table:table-cell office:value-type="float" office:value="0.0374133" calcext:value-type="float">
            <text:p>0.0374133</text:p>
          </table:table-cell>
          <table:table-cell office:value-type="float" office:value="0.0316565" calcext:value-type="float">
            <text:p>0.0316565</text:p>
          </table:table-cell>
          <table:table-cell office:value-type="float" office:value="0.029176" calcext:value-type="float">
            <text:p>0.029176</text:p>
          </table:table-cell>
          <table:table-cell office:value-type="float" office:value="0.0293196" calcext:value-type="float">
            <text:p>0.0293196</text:p>
          </table:table-cell>
          <table:table-cell office:value-type="float" office:value="0.0328937" calcext:value-type="float">
            <text:p>0.0328937</text:p>
          </table:table-cell>
          <table:table-cell office:value-type="float" office:value="0.0331105" calcext:value-type="float">
            <text:p>0.0331105</text:p>
          </table:table-cell>
        </table:table-row>
        <table:table-row table:style-name="ro1">
          <table:table-cell office:value-type="float" office:value="0.0713914" calcext:value-type="float">
            <text:p>0.0713914</text:p>
          </table:table-cell>
          <table:table-cell office:value-type="float" office:value="0.0653903" calcext:value-type="float">
            <text:p>0.0653903</text:p>
          </table:table-cell>
          <table:table-cell office:value-type="float" office:value="0.0677437" calcext:value-type="float">
            <text:p>0.0677437</text:p>
          </table:table-cell>
          <table:table-cell office:value-type="float" office:value="0.061817" calcext:value-type="float">
            <text:p>0.061817</text:p>
          </table:table-cell>
          <table:table-cell office:value-type="float" office:value="0.057089" calcext:value-type="float">
            <text:p>0.057089</text:p>
          </table:table-cell>
          <table:table-cell office:value-type="float" office:value="0.0498083" calcext:value-type="float">
            <text:p>0.0498083</text:p>
          </table:table-cell>
          <table:table-cell office:value-type="float" office:value="0.0519885" calcext:value-type="float">
            <text:p>0.0519885</text:p>
          </table:table-cell>
          <table:table-cell office:value-type="float" office:value="0.0443739" calcext:value-type="float">
            <text:p>0.0443739</text:p>
          </table:table-cell>
          <table:table-cell office:value-type="float" office:value="0.0435862" calcext:value-type="float">
            <text:p>0.0435862</text:p>
          </table:table-cell>
        </table:table-row>
        <table:table-row table:style-name="ro1">
          <table:table-cell office:value-type="float" office:value="0.11537" calcext:value-type="float">
            <text:p>0.11537</text:p>
          </table:table-cell>
          <table:table-cell office:value-type="float" office:value="0.0802331" calcext:value-type="float">
            <text:p>0.0802331</text:p>
          </table:table-cell>
          <table:table-cell office:value-type="float" office:value="0.0869899" calcext:value-type="float">
            <text:p>0.0869899</text:p>
          </table:table-cell>
          <table:table-cell office:value-type="float" office:value="0.0875761" calcext:value-type="float">
            <text:p>0.0875761</text:p>
          </table:table-cell>
          <table:table-cell office:value-type="float" office:value="0.0941701" calcext:value-type="float">
            <text:p>0.0941701</text:p>
          </table:table-cell>
          <table:table-cell office:value-type="float" office:value="0.0739925" calcext:value-type="float">
            <text:p>0.0739925</text:p>
          </table:table-cell>
          <table:table-cell office:value-type="float" office:value="0.0858572" calcext:value-type="float">
            <text:p>0.0858572</text:p>
          </table:table-cell>
          <table:table-cell office:value-type="float" office:value="0.0762954" calcext:value-type="float">
            <text:p>0.0762954</text:p>
          </table:table-cell>
          <table:table-cell office:value-type="float" office:value="0.0537912" calcext:value-type="float">
            <text:p>0.0537912</text:p>
          </table:table-cell>
        </table:table-row>
        <table:table-row table:style-name="ro1">
          <table:table-cell office:value-type="float" office:value="0.0889297" calcext:value-type="float">
            <text:p>0.0889297</text:p>
          </table:table-cell>
          <table:table-cell office:value-type="float" office:value="0.0756391" calcext:value-type="float">
            <text:p>0.0756391</text:p>
          </table:table-cell>
          <table:table-cell office:value-type="float" office:value="0.0693283" calcext:value-type="float">
            <text:p>0.0693283</text:p>
          </table:table-cell>
          <table:table-cell office:value-type="float" office:value="0.0743855" calcext:value-type="float">
            <text:p>0.0743855</text:p>
          </table:table-cell>
          <table:table-cell office:value-type="float" office:value="0.0706545" calcext:value-type="float">
            <text:p>0.0706545</text:p>
          </table:table-cell>
          <table:table-cell office:value-type="float" office:value="0.0789871" calcext:value-type="float">
            <text:p>0.0789871</text:p>
          </table:table-cell>
          <table:table-cell office:value-type="float" office:value="0.0887248" calcext:value-type="float">
            <text:p>0.0887248</text:p>
          </table:table-cell>
          <table:table-cell office:value-type="float" office:value="0.0768901" calcext:value-type="float">
            <text:p>0.0768901</text:p>
          </table:table-cell>
          <table:table-cell office:value-type="float" office:value="0.0638836" calcext:value-type="float">
            <text:p>0.0638836</text:p>
          </table:table-cell>
        </table:table-row>
        <table:table-row table:style-name="ro1">
          <table:table-cell office:value-type="float" office:value="0.00120146" calcext:value-type="float">
            <text:p>0.00120146</text:p>
          </table:table-cell>
          <table:table-cell office:value-type="float" office:value="0.00115013" calcext:value-type="float">
            <text:p>0.00115013</text:p>
          </table:table-cell>
          <table:table-cell office:value-type="float" office:value="0.00104505" calcext:value-type="float">
            <text:p>0.00104505</text:p>
          </table:table-cell>
          <table:table-cell office:value-type="float" office:value="0.00101376" calcext:value-type="float">
            <text:p>0.00101376</text:p>
          </table:table-cell>
          <table:table-cell office:value-type="float" office:value="0.00107226" calcext:value-type="float">
            <text:p>0.00107226</text:p>
          </table:table-cell>
          <table:table-cell office:value-type="float" office:value="0.00100688" calcext:value-type="float">
            <text:p>0.00100688</text:p>
          </table:table-cell>
          <table:table-cell office:value-type="float" office:value="0.00117458" calcext:value-type="float">
            <text:p>0.00117458</text:p>
          </table:table-cell>
          <table:table-cell office:value-type="float" office:value="0.00106955" calcext:value-type="float">
            <text:p>0.00106955</text:p>
          </table:table-cell>
          <table:table-cell office:value-type="float" office:value="0.00101546" calcext:value-type="float">
            <text:p>0.00101546</text:p>
          </table:table-cell>
        </table:table-row>
        <table:table-row table:style-name="ro1">
          <table:table-cell office:value-type="float" office:value="0.124789" calcext:value-type="float">
            <text:p>0.124789</text:p>
          </table:table-cell>
          <table:table-cell office:value-type="float" office:value="0.117293" calcext:value-type="float">
            <text:p>0.117293</text:p>
          </table:table-cell>
          <table:table-cell office:value-type="float" office:value="0.108774" calcext:value-type="float">
            <text:p>0.108774</text:p>
          </table:table-cell>
          <table:table-cell office:value-type="float" office:value="0.113577" calcext:value-type="float">
            <text:p>0.113577</text:p>
          </table:table-cell>
          <table:table-cell office:value-type="float" office:value="0.11171" calcext:value-type="float">
            <text:p>0.11171</text:p>
          </table:table-cell>
          <table:table-cell office:value-type="float" office:value="0.123842" calcext:value-type="float">
            <text:p>0.123842</text:p>
          </table:table-cell>
          <table:table-cell office:value-type="float" office:value="0.0974446" calcext:value-type="float">
            <text:p>0.0974446</text:p>
          </table:table-cell>
          <table:table-cell office:value-type="float" office:value="0.123428" calcext:value-type="float">
            <text:p>0.123428</text:p>
          </table:table-cell>
          <table:table-cell office:value-type="float" office:value="0.121934" calcext:value-type="float">
            <text:p>0.121934</text:p>
          </table:table-cell>
        </table:table-row>
        <table:table-row table:style-name="ro1">
          <table:table-cell office:value-type="float" office:value="0.0852806" calcext:value-type="float">
            <text:p>0.0852806</text:p>
          </table:table-cell>
          <table:table-cell office:value-type="float" office:value="0.103039" calcext:value-type="float">
            <text:p>0.103039</text:p>
          </table:table-cell>
          <table:table-cell office:value-type="float" office:value="0.0978247" calcext:value-type="float">
            <text:p>0.0978247</text:p>
          </table:table-cell>
          <table:table-cell office:value-type="float" office:value="0.105385" calcext:value-type="float">
            <text:p>0.105385</text:p>
          </table:table-cell>
          <table:table-cell office:value-type="float" office:value="0.0870067" calcext:value-type="float">
            <text:p>0.0870067</text:p>
          </table:table-cell>
          <table:table-cell office:value-type="float" office:value="0.104895" calcext:value-type="float">
            <text:p>0.104895</text:p>
          </table:table-cell>
          <table:table-cell office:value-type="float" office:value="0.0941493" calcext:value-type="float">
            <text:p>0.0941493</text:p>
          </table:table-cell>
          <table:table-cell office:value-type="float" office:value="0.100257" calcext:value-type="float">
            <text:p>0.100257</text:p>
          </table:table-cell>
          <table:table-cell office:value-type="float" office:value="0.0948477" calcext:value-type="float">
            <text:p>0.0948477</text:p>
          </table:table-cell>
        </table:table-row>
        <table:table-row table:style-name="ro1">
          <table:table-cell office:value-type="float" office:value="0.0784423" calcext:value-type="float">
            <text:p>0.0784423</text:p>
          </table:table-cell>
          <table:table-cell office:value-type="float" office:value="0.0673855" calcext:value-type="float">
            <text:p>0.0673855</text:p>
          </table:table-cell>
          <table:table-cell office:value-type="float" office:value="0.0688325" calcext:value-type="float">
            <text:p>0.0688325</text:p>
          </table:table-cell>
          <table:table-cell office:value-type="float" office:value="0.0733979" calcext:value-type="float">
            <text:p>0.0733979</text:p>
          </table:table-cell>
          <table:table-cell office:value-type="float" office:value="0.0660672" calcext:value-type="float">
            <text:p>0.0660672</text:p>
          </table:table-cell>
          <table:table-cell office:value-type="float" office:value="0.0620392" calcext:value-type="float">
            <text:p>0.0620392</text:p>
          </table:table-cell>
          <table:table-cell office:value-type="float" office:value="0.0578935" calcext:value-type="float">
            <text:p>0.0578935</text:p>
          </table:table-cell>
          <table:table-cell office:value-type="float" office:value="0.0636472" calcext:value-type="float">
            <text:p>0.0636472</text:p>
          </table:table-cell>
          <table:table-cell office:value-type="float" office:value="0.0442779" calcext:value-type="float">
            <text:p>0.0442779</text:p>
          </table:table-cell>
        </table:table-row>
        <table:table-row table:style-name="ro1">
          <table:table-cell office:value-type="float" office:value="0.0792389" calcext:value-type="float">
            <text:p>0.0792389</text:p>
          </table:table-cell>
          <table:table-cell office:value-type="float" office:value="0.0683302" calcext:value-type="float">
            <text:p>0.0683302</text:p>
          </table:table-cell>
          <table:table-cell office:value-type="float" office:value="0.061569" calcext:value-type="float">
            <text:p>0.061569</text:p>
          </table:table-cell>
          <table:table-cell office:value-type="float" office:value="0.0652857" calcext:value-type="float">
            <text:p>0.0652857</text:p>
          </table:table-cell>
          <table:table-cell office:value-type="float" office:value="0.0552684" calcext:value-type="float">
            <text:p>0.0552684</text:p>
          </table:table-cell>
          <table:table-cell office:value-type="float" office:value="0.0739535" calcext:value-type="float">
            <text:p>0.0739535</text:p>
          </table:table-cell>
          <table:table-cell office:value-type="float" office:value="0.0647867" calcext:value-type="float">
            <text:p>0.0647867</text:p>
          </table:table-cell>
          <table:table-cell office:value-type="float" office:value="0.0547942" calcext:value-type="float">
            <text:p>0.0547942</text:p>
          </table:table-cell>
          <table:table-cell office:value-type="float" office:value="0.0347135" calcext:value-type="float">
            <text:p>0.0347135</text:p>
          </table:table-cell>
        </table:table-row>
        <table:table-row table:style-name="ro1">
          <table:table-cell office:value-type="float" office:value="0.0921711" calcext:value-type="float">
            <text:p>0.0921711</text:p>
          </table:table-cell>
          <table:table-cell office:value-type="float" office:value="0.0851815" calcext:value-type="float">
            <text:p>0.0851815</text:p>
          </table:table-cell>
          <table:table-cell office:value-type="float" office:value="0.0876266" calcext:value-type="float">
            <text:p>0.0876266</text:p>
          </table:table-cell>
          <table:table-cell office:value-type="float" office:value="0.082999" calcext:value-type="float">
            <text:p>0.082999</text:p>
          </table:table-cell>
          <table:table-cell office:value-type="float" office:value="0.0811324" calcext:value-type="float">
            <text:p>0.0811324</text:p>
          </table:table-cell>
          <table:table-cell office:value-type="float" office:value="0.0895008" calcext:value-type="float">
            <text:p>0.0895008</text:p>
          </table:table-cell>
          <table:table-cell office:value-type="float" office:value="0.0797866" calcext:value-type="float">
            <text:p>0.0797866</text:p>
          </table:table-cell>
          <table:table-cell office:value-type="float" office:value="0.0859336" calcext:value-type="float">
            <text:p>0.0859336</text:p>
          </table:table-cell>
          <table:table-cell office:value-type="float" office:value="0.0849956" calcext:value-type="float">
            <text:p>0.0849956</text:p>
          </table:table-cell>
        </table:table-row>
        <table:table-row table:style-name="ro1">
          <table:table-cell office:value-type="float" office:value="0.0836266" calcext:value-type="float">
            <text:p>0.0836266</text:p>
          </table:table-cell>
          <table:table-cell office:value-type="float" office:value="0.079237" calcext:value-type="float">
            <text:p>0.079237</text:p>
          </table:table-cell>
          <table:table-cell office:value-type="float" office:value="0.0818289" calcext:value-type="float">
            <text:p>0.0818289</text:p>
          </table:table-cell>
          <table:table-cell office:value-type="float" office:value="0.069903" calcext:value-type="float">
            <text:p>0.069903</text:p>
          </table:table-cell>
          <table:table-cell office:value-type="float" office:value="0.0722492" calcext:value-type="float">
            <text:p>0.0722492</text:p>
          </table:table-cell>
          <table:table-cell office:value-type="float" office:value="0.0769957" calcext:value-type="float">
            <text:p>0.0769957</text:p>
          </table:table-cell>
          <table:table-cell office:value-type="float" office:value="0.0736454" calcext:value-type="float">
            <text:p>0.0736454</text:p>
          </table:table-cell>
          <table:table-cell office:value-type="float" office:value="0.0641799" calcext:value-type="float">
            <text:p>0.0641799</text:p>
          </table:table-cell>
          <table:table-cell office:value-type="float" office:value="0.0494865" calcext:value-type="float">
            <text:p>0.0494865</text:p>
          </table:table-cell>
        </table:table-row>
        <table:table-row table:style-name="ro1">
          <table:table-cell office:value-type="float" office:value="0.0283966" calcext:value-type="float">
            <text:p>0.0283966</text:p>
          </table:table-cell>
          <table:table-cell office:value-type="float" office:value="0.0135875" calcext:value-type="float">
            <text:p>0.0135875</text:p>
          </table:table-cell>
          <table:table-cell office:value-type="float" office:value="0.00576932" calcext:value-type="float">
            <text:p>0.00576932</text:p>
          </table:table-cell>
          <table:table-cell office:value-type="float" office:value="0.0176896" calcext:value-type="float">
            <text:p>0.0176896</text:p>
          </table:table-cell>
          <table:table-cell office:value-type="float" office:value="0.0126756" calcext:value-type="float">
            <text:p>0.0126756</text:p>
          </table:table-cell>
          <table:table-cell office:value-type="float" office:value="0.0216929" calcext:value-type="float">
            <text:p>0.0216929</text:p>
          </table:table-cell>
          <table:table-cell office:value-type="float" office:value="0.0100639" calcext:value-type="float">
            <text:p>0.0100639</text:p>
          </table:table-cell>
          <table:table-cell office:value-type="float" office:value="0.0132012" calcext:value-type="float">
            <text:p>0.0132012</text:p>
          </table:table-cell>
          <table:table-cell office:value-type="float" office:value="0.0280103" calcext:value-type="float">
            <text:p>0.0280103</text:p>
          </table:table-cell>
        </table:table-row>
        <table:table-row table:style-name="ro1">
          <table:table-cell office:value-type="float" office:value="0.057121" calcext:value-type="float">
            <text:p>0.057121</text:p>
          </table:table-cell>
          <table:table-cell office:value-type="float" office:value="0.0538531" calcext:value-type="float">
            <text:p>0.0538531</text:p>
          </table:table-cell>
          <table:table-cell office:value-type="float" office:value="0.0438016" calcext:value-type="float">
            <text:p>0.0438016</text:p>
          </table:table-cell>
          <table:table-cell office:value-type="float" office:value="0.0491985" calcext:value-type="float">
            <text:p>0.0491985</text:p>
          </table:table-cell>
          <table:table-cell office:value-type="float" office:value="0.0455021" calcext:value-type="float">
            <text:p>0.0455021</text:p>
          </table:table-cell>
          <table:table-cell office:value-type="float" office:value="0.0479809" calcext:value-type="float">
            <text:p>0.0479809</text:p>
          </table:table-cell>
          <table:table-cell office:value-type="float" office:value="0.039153" calcext:value-type="float">
            <text:p>0.039153</text:p>
          </table:table-cell>
          <table:table-cell office:value-type="float" office:value="0.0462522" calcext:value-type="float">
            <text:p>0.0462522</text:p>
          </table:table-cell>
          <table:table-cell office:value-type="float" office:value="0.0462045" calcext:value-type="float">
            <text:p>0.0462045</text:p>
          </table:table-cell>
        </table:table-row>
        <table:table-row table:style-name="ro1">
          <table:table-cell office:value-type="float" office:value="0.00125289" calcext:value-type="float">
            <text:p>0.00125289</text:p>
          </table:table-cell>
          <table:table-cell office:value-type="float" office:value="0.0015062" calcext:value-type="float">
            <text:p>0.0015062</text:p>
          </table:table-cell>
          <table:table-cell office:value-type="float" office:value="0.00115289" calcext:value-type="float">
            <text:p>0.00115289</text:p>
          </table:table-cell>
          <table:table-cell office:value-type="float" office:value="0.00120921" calcext:value-type="float">
            <text:p>0.00120921</text:p>
          </table:table-cell>
          <table:table-cell office:value-type="float" office:value="0.00113133" calcext:value-type="float">
            <text:p>0.00113133</text:p>
          </table:table-cell>
          <table:table-cell office:value-type="float" office:value="0.00128963" calcext:value-type="float">
            <text:p>0.00128963</text:p>
          </table:table-cell>
          <table:table-cell office:value-type="float" office:value="0.00133996" calcext:value-type="float">
            <text:p>0.00133996</text:p>
          </table:table-cell>
          <table:table-cell office:value-type="float" office:value="0.00124477" calcext:value-type="float">
            <text:p>0.00124477</text:p>
          </table:table-cell>
          <table:table-cell office:value-type="float" office:value="0.00125348" calcext:value-type="float">
            <text:p>0.00125348</text:p>
          </table:table-cell>
        </table:table-row>
        <table:table-row table:style-name="ro1">
          <table:table-cell office:value-type="float" office:value="0.00157459" calcext:value-type="float">
            <text:p>0.00157459</text:p>
          </table:table-cell>
          <table:table-cell office:value-type="float" office:value="0.00138714" calcext:value-type="float">
            <text:p>0.00138714</text:p>
          </table:table-cell>
          <table:table-cell office:value-type="float" office:value="0.00132839" calcext:value-type="float">
            <text:p>0.00132839</text:p>
          </table:table-cell>
          <table:table-cell office:value-type="float" office:value="0.00141015" calcext:value-type="float">
            <text:p>0.00141015</text:p>
          </table:table-cell>
          <table:table-cell office:value-type="float" office:value="0.00140449" calcext:value-type="float">
            <text:p>0.00140449</text:p>
          </table:table-cell>
          <table:table-cell office:value-type="float" office:value="0.00149485" calcext:value-type="float">
            <text:p>0.00149485</text:p>
          </table:table-cell>
          <table:table-cell office:value-type="float" office:value="0.00146393" calcext:value-type="float">
            <text:p>0.00146393</text:p>
          </table:table-cell>
          <table:table-cell office:value-type="float" office:value="0.00148291" calcext:value-type="float">
            <text:p>0.00148291</text:p>
          </table:table-cell>
          <table:table-cell office:value-type="float" office:value="0.00146828" calcext:value-type="float">
            <text:p>0.00146828</text:p>
          </table:table-cell>
        </table:table-row>
        <table:table-row table:style-name="ro1">
          <table:table-cell office:value-type="float" office:value="0.0177434" calcext:value-type="float">
            <text:p>0.0177434</text:p>
          </table:table-cell>
          <table:table-cell office:value-type="float" office:value="0.0109464" calcext:value-type="float">
            <text:p>0.0109464</text:p>
          </table:table-cell>
          <table:table-cell office:value-type="float" office:value="0.00746229" calcext:value-type="float">
            <text:p>0.00746229</text:p>
          </table:table-cell>
          <table:table-cell office:value-type="float" office:value="0.00437161" calcext:value-type="float">
            <text:p>0.00437161</text:p>
          </table:table-cell>
          <table:table-cell office:value-type="float" office:value="0.00730374" calcext:value-type="float">
            <text:p>0.00730374</text:p>
          </table:table-cell>
          <table:table-cell office:value-type="float" office:value="0.00890576" calcext:value-type="float">
            <text:p>0.00890576</text:p>
          </table:table-cell>
          <table:table-cell office:value-type="float" office:value="0.00803539" calcext:value-type="float">
            <text:p>0.00803539</text:p>
          </table:table-cell>
          <table:table-cell office:value-type="float" office:value="0.00656975" calcext:value-type="float">
            <text:p>0.00656975</text:p>
          </table:table-cell>
          <table:table-cell office:value-type="float" office:value="0.00986197" calcext:value-type="float">
            <text:p>0.00986197</text:p>
          </table:table-cell>
        </table:table-row>
        <table:table-row table:style-name="ro1">
          <table:table-cell office:value-type="float" office:value="0.131906" calcext:value-type="float">
            <text:p>0.131906</text:p>
          </table:table-cell>
          <table:table-cell office:value-type="float" office:value="0.140447" calcext:value-type="float">
            <text:p>0.140447</text:p>
          </table:table-cell>
          <table:table-cell office:value-type="float" office:value="0.140894" calcext:value-type="float">
            <text:p>0.140894</text:p>
          </table:table-cell>
          <table:table-cell office:value-type="float" office:value="0.11718" calcext:value-type="float">
            <text:p>0.11718</text:p>
          </table:table-cell>
          <table:table-cell office:value-type="float" office:value="0.149897" calcext:value-type="float">
            <text:p>0.149897</text:p>
          </table:table-cell>
          <table:table-cell office:value-type="float" office:value="0.13731" calcext:value-type="float">
            <text:p>0.13731</text:p>
          </table:table-cell>
          <table:table-cell office:value-type="float" office:value="0.127354" calcext:value-type="float">
            <text:p>0.127354</text:p>
          </table:table-cell>
          <table:table-cell office:value-type="float" office:value="0.132672" calcext:value-type="float">
            <text:p>0.132672</text:p>
          </table:table-cell>
          <table:table-cell office:value-type="float" office:value="0.145897" calcext:value-type="float">
            <text:p>0.145897</text:p>
          </table:table-cell>
        </table:table-row>
        <table:table-row table:style-name="ro1">
          <table:table-cell office:value-type="float" office:value="0.0015829" calcext:value-type="float">
            <text:p>0.0015829</text:p>
          </table:table-cell>
          <table:table-cell office:value-type="float" office:value="0.00147419" calcext:value-type="float">
            <text:p>0.00147419</text:p>
          </table:table-cell>
          <table:table-cell office:value-type="float" office:value="0.00150799" calcext:value-type="float">
            <text:p>0.00150799</text:p>
          </table:table-cell>
          <table:table-cell office:value-type="float" office:value="0.00140714" calcext:value-type="float">
            <text:p>0.00140714</text:p>
          </table:table-cell>
          <table:table-cell office:value-type="float" office:value="0.00188659" calcext:value-type="float">
            <text:p>0.00188659</text:p>
          </table:table-cell>
          <table:table-cell office:value-type="float" office:value="0.00154749" calcext:value-type="float">
            <text:p>0.00154749</text:p>
          </table:table-cell>
          <table:table-cell office:value-type="float" office:value="0.0016825" calcext:value-type="float">
            <text:p>0.0016825</text:p>
          </table:table-cell>
          <table:table-cell office:value-type="float" office:value="0.0015792" calcext:value-type="float">
            <text:p>0.0015792</text:p>
          </table:table-cell>
          <table:table-cell office:value-type="float" office:value="0.00155451" calcext:value-type="float">
            <text:p>0.00155451</text:p>
          </table:table-cell>
        </table:table-row>
        <table:table-row table:style-name="ro1">
          <table:table-cell office:value-type="float" office:value="0.0966186" calcext:value-type="float">
            <text:p>0.0966186</text:p>
          </table:table-cell>
          <table:table-cell office:value-type="float" office:value="0.0760439" calcext:value-type="float">
            <text:p>0.0760439</text:p>
          </table:table-cell>
          <table:table-cell office:value-type="float" office:value="0.0790474" calcext:value-type="float">
            <text:p>0.0790474</text:p>
          </table:table-cell>
          <table:table-cell office:value-type="float" office:value="0.0790117" calcext:value-type="float">
            <text:p>0.0790117</text:p>
          </table:table-cell>
          <table:table-cell office:value-type="float" office:value="0.0822008" calcext:value-type="float">
            <text:p>0.0822008</text:p>
          </table:table-cell>
          <table:table-cell office:value-type="float" office:value="0.0841083" calcext:value-type="float">
            <text:p>0.0841083</text:p>
          </table:table-cell>
          <table:table-cell office:value-type="float" office:value="0.0657745" calcext:value-type="float">
            <text:p>0.0657745</text:p>
          </table:table-cell>
          <table:table-cell office:value-type="float" office:value="0.0724651" calcext:value-type="float">
            <text:p>0.0724651</text:p>
          </table:table-cell>
          <table:table-cell office:value-type="float" office:value="0.0513352" calcext:value-type="float">
            <text:p>0.0513352</text:p>
          </table:table-cell>
        </table:table-row>
        <table:table-row table:style-name="ro1">
          <table:table-cell office:value-type="float" office:value="0.00346563" calcext:value-type="float">
            <text:p>0.00346563</text:p>
          </table:table-cell>
          <table:table-cell office:value-type="float" office:value="0.00317034" calcext:value-type="float">
            <text:p>0.00317034</text:p>
          </table:table-cell>
          <table:table-cell office:value-type="float" office:value="0.00328626" calcext:value-type="float">
            <text:p>0.00328626</text:p>
          </table:table-cell>
          <table:table-cell office:value-type="float" office:value="0.00355781" calcext:value-type="float">
            <text:p>0.00355781</text:p>
          </table:table-cell>
          <table:table-cell office:value-type="float" office:value="0.00311861" calcext:value-type="float">
            <text:p>0.00311861</text:p>
          </table:table-cell>
          <table:table-cell office:value-type="float" office:value="0.00298151" calcext:value-type="float">
            <text:p>0.00298151</text:p>
          </table:table-cell>
          <table:table-cell office:value-type="float" office:value="0.00430663" calcext:value-type="float">
            <text:p>0.00430663</text:p>
          </table:table-cell>
          <table:table-cell office:value-type="float" office:value="0.00351477" calcext:value-type="float">
            <text:p>0.00351477</text:p>
          </table:table-cell>
          <table:table-cell office:value-type="float" office:value="0.00288995" calcext:value-type="float">
            <text:p>0.00288995</text:p>
          </table:table-cell>
        </table:table-row>
        <table:table-row table:style-name="ro1">
          <table:table-cell office:value-type="float" office:value="0.0863279" calcext:value-type="float">
            <text:p>0.0863279</text:p>
          </table:table-cell>
          <table:table-cell office:value-type="float" office:value="0.0604692" calcext:value-type="float">
            <text:p>0.0604692</text:p>
          </table:table-cell>
          <table:table-cell office:value-type="float" office:value="0.0616789" calcext:value-type="float">
            <text:p>0.0616789</text:p>
          </table:table-cell>
          <table:table-cell office:value-type="float" office:value="0.0555566" calcext:value-type="float">
            <text:p>0.0555566</text:p>
          </table:table-cell>
          <table:table-cell office:value-type="float" office:value="0.0552017" calcext:value-type="float">
            <text:p>0.0552017</text:p>
          </table:table-cell>
          <table:table-cell office:value-type="float" office:value="0.0601048" calcext:value-type="float">
            <text:p>0.0601048</text:p>
          </table:table-cell>
          <table:table-cell office:value-type="float" office:value="0.0451484" calcext:value-type="float">
            <text:p>0.0451484</text:p>
          </table:table-cell>
          <table:table-cell office:value-type="float" office:value="0.0490833" calcext:value-type="float">
            <text:p>0.0490833</text:p>
          </table:table-cell>
          <table:table-cell office:value-type="float" office:value="0.0426608" calcext:value-type="float">
            <text:p>0.0426608</text:p>
          </table:table-cell>
        </table:table-row>
        <table:table-row table:style-name="ro1">
          <table:table-cell office:value-type="float" office:value="0.0926425" calcext:value-type="float">
            <text:p>0.0926425</text:p>
          </table:table-cell>
          <table:table-cell office:value-type="float" office:value="0.097728" calcext:value-type="float">
            <text:p>0.097728</text:p>
          </table:table-cell>
          <table:table-cell office:value-type="float" office:value="0.0890949" calcext:value-type="float">
            <text:p>0.0890949</text:p>
          </table:table-cell>
          <table:table-cell office:value-type="float" office:value="0.107527" calcext:value-type="float">
            <text:p>0.107527</text:p>
          </table:table-cell>
          <table:table-cell office:value-type="float" office:value="0.0906838" calcext:value-type="float">
            <text:p>0.0906838</text:p>
          </table:table-cell>
          <table:table-cell office:value-type="float" office:value="0.089952" calcext:value-type="float">
            <text:p>0.089952</text:p>
          </table:table-cell>
          <table:table-cell office:value-type="float" office:value="0.0826937" calcext:value-type="float">
            <text:p>0.0826937</text:p>
          </table:table-cell>
          <table:table-cell office:value-type="float" office:value="0.0611629" calcext:value-type="float">
            <text:p>0.0611629</text:p>
          </table:table-cell>
          <table:table-cell office:value-type="float" office:value="0.0440084" calcext:value-type="float">
            <text:p>0.0440084</text:p>
          </table:table-cell>
        </table:table-row>
        <table:table-row table:style-name="ro1">
          <table:table-cell office:value-type="float" office:value="0.00188164" calcext:value-type="float">
            <text:p>0.00188164</text:p>
          </table:table-cell>
          <table:table-cell office:value-type="float" office:value="0.0103613" calcext:value-type="float">
            <text:p>0.0103613</text:p>
          </table:table-cell>
          <table:table-cell office:value-type="float" office:value="0.00426292" calcext:value-type="float">
            <text:p>0.00426292</text:p>
          </table:table-cell>
          <table:table-cell office:value-type="float" office:value="0.00718526" calcext:value-type="float">
            <text:p>0.00718526</text:p>
          </table:table-cell>
          <table:table-cell office:value-type="float" office:value="0.00198962" calcext:value-type="float">
            <text:p>0.00198962</text:p>
          </table:table-cell>
          <table:table-cell office:value-type="float" office:value="0.00299156" calcext:value-type="float">
            <text:p>0.00299156</text:p>
          </table:table-cell>
          <table:table-cell office:value-type="float" office:value="0.00219071" calcext:value-type="float">
            <text:p>0.00219071</text:p>
          </table:table-cell>
          <table:table-cell office:value-type="float" office:value="0.00210384" calcext:value-type="float">
            <text:p>0.00210384</text:p>
          </table:table-cell>
          <table:table-cell office:value-type="float" office:value="0.00210403" calcext:value-type="float">
            <text:p>0.00210403</text:p>
          </table:table-cell>
        </table:table-row>
        <table:table-row table:style-name="ro1">
          <table:table-cell office:value-type="float" office:value="0.0039004" calcext:value-type="float">
            <text:p>0.0039004</text:p>
          </table:table-cell>
          <table:table-cell office:value-type="float" office:value="0.00274981" calcext:value-type="float">
            <text:p>0.00274981</text:p>
          </table:table-cell>
          <table:table-cell office:value-type="float" office:value="0.00590477" calcext:value-type="float">
            <text:p>0.00590477</text:p>
          </table:table-cell>
          <table:table-cell office:value-type="float" office:value="0.00300673" calcext:value-type="float">
            <text:p>0.00300673</text:p>
          </table:table-cell>
          <table:table-cell office:value-type="float" office:value="0.00235444" calcext:value-type="float">
            <text:p>0.00235444</text:p>
          </table:table-cell>
          <table:table-cell office:value-type="float" office:value="0.00289461" calcext:value-type="float">
            <text:p>0.00289461</text:p>
          </table:table-cell>
          <table:table-cell office:value-type="float" office:value="0.00231476" calcext:value-type="float">
            <text:p>0.00231476</text:p>
          </table:table-cell>
          <table:table-cell office:value-type="float" office:value="0.00233357" calcext:value-type="float">
            <text:p>0.00233357</text:p>
          </table:table-cell>
          <table:table-cell office:value-type="float" office:value="0.00221443" calcext:value-type="float">
            <text:p>0.00221443</text:p>
          </table:table-cell>
        </table:table-row>
        <table:table-row table:style-name="ro1">
          <table:table-cell office:value-type="float" office:value="0.161381" calcext:value-type="float">
            <text:p>0.161381</text:p>
          </table:table-cell>
          <table:table-cell office:value-type="float" office:value="0.163967" calcext:value-type="float">
            <text:p>0.163967</text:p>
          </table:table-cell>
          <table:table-cell office:value-type="float" office:value="0.164824" calcext:value-type="float">
            <text:p>0.164824</text:p>
          </table:table-cell>
          <table:table-cell office:value-type="float" office:value="0.16041" calcext:value-type="float">
            <text:p>0.16041</text:p>
          </table:table-cell>
          <table:table-cell office:value-type="float" office:value="0.136987" calcext:value-type="float">
            <text:p>0.136987</text:p>
          </table:table-cell>
          <table:table-cell office:value-type="float" office:value="0.134894" calcext:value-type="float">
            <text:p>0.134894</text:p>
          </table:table-cell>
          <table:table-cell office:value-type="float" office:value="0.156229" calcext:value-type="float">
            <text:p>0.156229</text:p>
          </table:table-cell>
          <table:table-cell office:value-type="float" office:value="0.158436" calcext:value-type="float">
            <text:p>0.158436</text:p>
          </table:table-cell>
          <table:table-cell office:value-type="float" office:value="0.129615" calcext:value-type="float">
            <text:p>0.129615</text:p>
          </table:table-cell>
        </table:table-row>
        <table:table-row table:style-name="ro1">
          <table:table-cell office:value-type="float" office:value="0.00223378" calcext:value-type="float">
            <text:p>0.00223378</text:p>
          </table:table-cell>
          <table:table-cell office:value-type="float" office:value="0.00207108" calcext:value-type="float">
            <text:p>0.00207108</text:p>
          </table:table-cell>
          <table:table-cell office:value-type="float" office:value="0.00201385" calcext:value-type="float">
            <text:p>0.00201385</text:p>
          </table:table-cell>
          <table:table-cell office:value-type="float" office:value="0.00223634" calcext:value-type="float">
            <text:p>0.00223634</text:p>
          </table:table-cell>
          <table:table-cell office:value-type="float" office:value="0.00199815" calcext:value-type="float">
            <text:p>0.00199815</text:p>
          </table:table-cell>
          <table:table-cell office:value-type="float" office:value="0.00197252" calcext:value-type="float">
            <text:p>0.00197252</text:p>
          </table:table-cell>
          <table:table-cell office:value-type="float" office:value="0.00223099" calcext:value-type="float">
            <text:p>0.00223099</text:p>
          </table:table-cell>
          <table:table-cell office:value-type="float" office:value="0.0022101" calcext:value-type="float">
            <text:p>0.0022101</text:p>
          </table:table-cell>
          <table:table-cell office:value-type="float" office:value="0.00217579" calcext:value-type="float">
            <text:p>0.00217579</text:p>
          </table:table-cell>
        </table:table-row>
        <table:table-row table:style-name="ro1">
          <table:table-cell office:value-type="float" office:value="0.00378608" calcext:value-type="float">
            <text:p>0.00378608</text:p>
          </table:table-cell>
          <table:table-cell office:value-type="float" office:value="0.00256328" calcext:value-type="float">
            <text:p>0.00256328</text:p>
          </table:table-cell>
          <table:table-cell office:value-type="float" office:value="0.00306349" calcext:value-type="float">
            <text:p>0.00306349</text:p>
          </table:table-cell>
          <table:table-cell office:value-type="float" office:value="0.00244557" calcext:value-type="float">
            <text:p>0.00244557</text:p>
          </table:table-cell>
          <table:table-cell office:value-type="float" office:value="0.0027147" calcext:value-type="float">
            <text:p>0.0027147</text:p>
          </table:table-cell>
          <table:table-cell office:value-type="float" office:value="0.00378054" calcext:value-type="float">
            <text:p>0.00378054</text:p>
          </table:table-cell>
          <table:table-cell office:value-type="float" office:value="0.00230999" calcext:value-type="float">
            <text:p>0.00230999</text:p>
          </table:table-cell>
          <table:table-cell office:value-type="float" office:value="0.00231478" calcext:value-type="float">
            <text:p>0.00231478</text:p>
          </table:table-cell>
          <table:table-cell office:value-type="float" office:value="0.00369676" calcext:value-type="float">
            <text:p>0.00369676</text:p>
          </table:table-cell>
        </table:table-row>
        <table:table-row table:style-name="ro1">
          <table:table-cell office:value-type="float" office:value="0.113349" calcext:value-type="float">
            <text:p>0.113349</text:p>
          </table:table-cell>
          <table:table-cell office:value-type="float" office:value="0.130919" calcext:value-type="float">
            <text:p>0.130919</text:p>
          </table:table-cell>
          <table:table-cell office:value-type="float" office:value="0.101955" calcext:value-type="float">
            <text:p>0.101955</text:p>
          </table:table-cell>
          <table:table-cell office:value-type="float" office:value="0.12985" calcext:value-type="float">
            <text:p>0.12985</text:p>
          </table:table-cell>
          <table:table-cell office:value-type="float" office:value="0.0915222" calcext:value-type="float">
            <text:p>0.0915222</text:p>
          </table:table-cell>
          <table:table-cell office:value-type="float" office:value="0.111717" calcext:value-type="float">
            <text:p>0.111717</text:p>
          </table:table-cell>
          <table:table-cell office:value-type="float" office:value="0.121836" calcext:value-type="float">
            <text:p>0.121836</text:p>
          </table:table-cell>
          <table:table-cell office:value-type="float" office:value="0.0851299" calcext:value-type="float">
            <text:p>0.0851299</text:p>
          </table:table-cell>
          <table:table-cell office:value-type="float" office:value="0.0592071" calcext:value-type="float">
            <text:p>0.0592071</text:p>
          </table:table-cell>
        </table:table-row>
        <table:table-row table:style-name="ro1">
          <table:table-cell office:value-type="float" office:value="0.151203" calcext:value-type="float">
            <text:p>0.151203</text:p>
          </table:table-cell>
          <table:table-cell office:value-type="float" office:value="0.176943" calcext:value-type="float">
            <text:p>0.176943</text:p>
          </table:table-cell>
          <table:table-cell office:value-type="float" office:value="0.168296" calcext:value-type="float">
            <text:p>0.168296</text:p>
          </table:table-cell>
          <table:table-cell office:value-type="float" office:value="0.1551" calcext:value-type="float">
            <text:p>0.1551</text:p>
          </table:table-cell>
          <table:table-cell office:value-type="float" office:value="0.161179" calcext:value-type="float">
            <text:p>0.161179</text:p>
          </table:table-cell>
          <table:table-cell office:value-type="float" office:value="0.192283" calcext:value-type="float">
            <text:p>0.192283</text:p>
          </table:table-cell>
          <table:table-cell office:value-type="float" office:value="0.200138" calcext:value-type="float">
            <text:p>0.200138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150787" calcext:value-type="float">
            <text:p>0.150787</text:p>
          </table:table-cell>
        </table:table-row>
        <table:table-row table:style-name="ro1">
          <table:table-cell office:value-type="float" office:value="0.119306" calcext:value-type="float">
            <text:p>0.119306</text:p>
          </table:table-cell>
          <table:table-cell office:value-type="float" office:value="0.0857532" calcext:value-type="float">
            <text:p>0.0857532</text:p>
          </table:table-cell>
          <table:table-cell office:value-type="float" office:value="0.0947803" calcext:value-type="float">
            <text:p>0.0947803</text:p>
          </table:table-cell>
          <table:table-cell office:value-type="float" office:value="0.0932448" calcext:value-type="float">
            <text:p>0.0932448</text:p>
          </table:table-cell>
          <table:table-cell office:value-type="float" office:value="0.0879819" calcext:value-type="float">
            <text:p>0.0879819</text:p>
          </table:table-cell>
          <table:table-cell office:value-type="float" office:value="0.0947033" calcext:value-type="float">
            <text:p>0.0947033</text:p>
          </table:table-cell>
          <table:table-cell office:value-type="float" office:value="0.0821673" calcext:value-type="float">
            <text:p>0.0821673</text:p>
          </table:table-cell>
          <table:table-cell office:value-type="float" office:value="0.080416" calcext:value-type="float">
            <text:p>0.080416</text:p>
          </table:table-cell>
          <table:table-cell office:value-type="float" office:value="0.0749576" calcext:value-type="float">
            <text:p>0.0749576</text:p>
          </table:table-cell>
        </table:table-row>
        <table:table-row table:style-name="ro1">
          <table:table-cell office:value-type="float" office:value="0.140441" calcext:value-type="float">
            <text:p>0.140441</text:p>
          </table:table-cell>
          <table:table-cell office:value-type="float" office:value="0.110672" calcext:value-type="float">
            <text:p>0.110672</text:p>
          </table:table-cell>
          <table:table-cell office:value-type="float" office:value="0.11642" calcext:value-type="float">
            <text:p>0.11642</text:p>
          </table:table-cell>
          <table:table-cell office:value-type="float" office:value="0.0982154" calcext:value-type="float">
            <text:p>0.0982154</text:p>
          </table:table-cell>
          <table:table-cell office:value-type="float" office:value="0.0955918" calcext:value-type="float">
            <text:p>0.0955918</text:p>
          </table:table-cell>
          <table:table-cell office:value-type="float" office:value="0.106493" calcext:value-type="float">
            <text:p>0.106493</text:p>
          </table:table-cell>
          <table:table-cell office:value-type="float" office:value="0.115865" calcext:value-type="float">
            <text:p>0.115865</text:p>
          </table:table-cell>
          <table:table-cell office:value-type="float" office:value="0.092325" calcext:value-type="float">
            <text:p>0.092325</text:p>
          </table:table-cell>
          <table:table-cell office:value-type="float" office:value="0.0627074" calcext:value-type="float">
            <text:p>0.0627074</text:p>
          </table:table-cell>
        </table:table-row>
        <table:table-row table:style-name="ro1">
          <table:table-cell office:value-type="float" office:value="0.196833" calcext:value-type="float">
            <text:p>0.196833</text:p>
          </table:table-cell>
          <table:table-cell office:value-type="float" office:value="0.176754" calcext:value-type="float">
            <text:p>0.176754</text:p>
          </table:table-cell>
          <table:table-cell office:value-type="float" office:value="0.16232" calcext:value-type="float">
            <text:p>0.16232</text:p>
          </table:table-cell>
          <table:table-cell office:value-type="float" office:value="0.16671" calcext:value-type="float">
            <text:p>0.16671</text:p>
          </table:table-cell>
          <table:table-cell office:value-type="float" office:value="0.165834" calcext:value-type="float">
            <text:p>0.165834</text:p>
          </table:table-cell>
          <table:table-cell office:value-type="float" office:value="0.165418" calcext:value-type="float">
            <text:p>0.165418</text:p>
          </table:table-cell>
          <table:table-cell office:value-type="float" office:value="0.149623" calcext:value-type="float">
            <text:p>0.149623</text:p>
          </table:table-cell>
          <table:table-cell office:value-type="float" office:value="0.153508" calcext:value-type="float">
            <text:p>0.153508</text:p>
          </table:table-cell>
          <table:table-cell office:value-type="float" office:value="0.171081" calcext:value-type="float">
            <text:p>0.171081</text:p>
          </table:table-cell>
        </table:table-row>
        <table:table-row table:style-name="ro1">
          <table:table-cell office:value-type="float" office:value="0.186262" calcext:value-type="float">
            <text:p>0.186262</text:p>
          </table:table-cell>
          <table:table-cell office:value-type="float" office:value="0.206443" calcext:value-type="float">
            <text:p>0.206443</text:p>
          </table:table-cell>
          <table:table-cell office:value-type="float" office:value="0.200105" calcext:value-type="float">
            <text:p>0.200105</text:p>
          </table:table-cell>
          <table:table-cell office:value-type="float" office:value="0.246633" calcext:value-type="float">
            <text:p>0.246633</text:p>
          </table:table-cell>
          <table:table-cell office:value-type="float" office:value="0.186189" calcext:value-type="float">
            <text:p>0.186189</text:p>
          </table:table-cell>
          <table:table-cell office:value-type="float" office:value="0.231365" calcext:value-type="float">
            <text:p>0.231365</text:p>
          </table:table-cell>
          <table:table-cell office:value-type="float" office:value="0.189484" calcext:value-type="float">
            <text:p>0.189484</text:p>
          </table:table-cell>
          <table:table-cell office:value-type="float" office:value="0.198568" calcext:value-type="float">
            <text:p>0.198568</text:p>
          </table:table-cell>
          <table:table-cell office:value-type="float" office:value="0.117193" calcext:value-type="float">
            <text:p>0.117193</text:p>
          </table:table-cell>
        </table:table-row>
        <table:table-row table:style-name="ro1">
          <table:table-cell office:value-type="float" office:value="0.0367483" calcext:value-type="float">
            <text:p>0.0367483</text:p>
          </table:table-cell>
          <table:table-cell office:value-type="float" office:value="0.00636596" calcext:value-type="float">
            <text:p>0.00636596</text:p>
          </table:table-cell>
          <table:table-cell office:value-type="float" office:value="0.00659463" calcext:value-type="float">
            <text:p>0.00659463</text:p>
          </table:table-cell>
          <table:table-cell office:value-type="float" office:value="0.0149852" calcext:value-type="float">
            <text:p>0.0149852</text:p>
          </table:table-cell>
          <table:table-cell office:value-type="float" office:value="0.00894295" calcext:value-type="float">
            <text:p>0.00894295</text:p>
          </table:table-cell>
          <table:table-cell office:value-type="float" office:value="0.0048232" calcext:value-type="float">
            <text:p>0.0048232</text:p>
          </table:table-cell>
          <table:table-cell office:value-type="float" office:value="0.0113894" calcext:value-type="float">
            <text:p>0.0113894</text:p>
          </table:table-cell>
          <table:table-cell office:value-type="float" office:value="0.00324498" calcext:value-type="float">
            <text:p>0.00324498</text:p>
          </table:table-cell>
          <table:table-cell office:value-type="float" office:value="0.011239" calcext:value-type="float">
            <text:p>0.011239</text:p>
          </table:table-cell>
        </table:table-row>
        <table:table-row table:style-name="ro1">
          <table:table-cell office:value-type="float" office:value="0.128769" calcext:value-type="float">
            <text:p>0.128769</text:p>
          </table:table-cell>
          <table:table-cell office:value-type="float" office:value="0.12221" calcext:value-type="float">
            <text:p>0.12221</text:p>
          </table:table-cell>
          <table:table-cell office:value-type="float" office:value="0.102434" calcext:value-type="float">
            <text:p>0.102434</text:p>
          </table:table-cell>
          <table:table-cell office:value-type="float" office:value="0.127166" calcext:value-type="float">
            <text:p>0.127166</text:p>
          </table:table-cell>
          <table:table-cell office:value-type="float" office:value="0.114785" calcext:value-type="float">
            <text:p>0.114785</text:p>
          </table:table-cell>
          <table:table-cell office:value-type="float" office:value="0.103342" calcext:value-type="float">
            <text:p>0.103342</text:p>
          </table:table-cell>
          <table:table-cell office:value-type="float" office:value="0.0788081" calcext:value-type="float">
            <text:p>0.0788081</text:p>
          </table:table-cell>
          <table:table-cell office:value-type="float" office:value="0.0727333" calcext:value-type="float">
            <text:p>0.0727333</text:p>
          </table:table-cell>
          <table:table-cell office:value-type="float" office:value="0.0857566" calcext:value-type="float">
            <text:p>0.0857566</text:p>
          </table:table-cell>
        </table:table-row>
        <table:table-row table:style-name="ro1">
          <table:table-cell office:value-type="float" office:value="0.00374951" calcext:value-type="float">
            <text:p>0.00374951</text:p>
          </table:table-cell>
          <table:table-cell office:value-type="float" office:value="0.00268803" calcext:value-type="float">
            <text:p>0.00268803</text:p>
          </table:table-cell>
          <table:table-cell office:value-type="float" office:value="0.00251026" calcext:value-type="float">
            <text:p>0.00251026</text:p>
          </table:table-cell>
          <table:table-cell office:value-type="float" office:value="0.00256537" calcext:value-type="float">
            <text:p>0.00256537</text:p>
          </table:table-cell>
          <table:table-cell office:value-type="float" office:value="0.00225601" calcext:value-type="float">
            <text:p>0.00225601</text:p>
          </table:table-cell>
          <table:table-cell office:value-type="float" office:value="0.00243132" calcext:value-type="float">
            <text:p>0.00243132</text:p>
          </table:table-cell>
          <table:table-cell office:value-type="float" office:value="0.00259255" calcext:value-type="float">
            <text:p>0.00259255</text:p>
          </table:table-cell>
          <table:table-cell office:value-type="float" office:value="0.00257484" calcext:value-type="float">
            <text:p>0.00257484</text:p>
          </table:table-cell>
          <table:table-cell office:value-type="float" office:value="0.00248017" calcext:value-type="float">
            <text:p>0.00248017</text:p>
          </table:table-cell>
        </table:table-row>
        <table:table-row table:style-name="ro1">
          <table:table-cell office:value-type="float" office:value="0.00373634" calcext:value-type="float">
            <text:p>0.00373634</text:p>
          </table:table-cell>
          <table:table-cell office:value-type="float" office:value="0.00291108" calcext:value-type="float">
            <text:p>0.00291108</text:p>
          </table:table-cell>
          <table:table-cell office:value-type="float" office:value="0.00275467" calcext:value-type="float">
            <text:p>0.00275467</text:p>
          </table:table-cell>
          <table:table-cell office:value-type="float" office:value="0.00308581" calcext:value-type="float">
            <text:p>0.00308581</text:p>
          </table:table-cell>
          <table:table-cell office:value-type="float" office:value="0.00266203" calcext:value-type="float">
            <text:p>0.00266203</text:p>
          </table:table-cell>
          <table:table-cell office:value-type="float" office:value="0.00274263" calcext:value-type="float">
            <text:p>0.00274263</text:p>
          </table:table-cell>
          <table:table-cell office:value-type="float" office:value="0.00240657" calcext:value-type="float">
            <text:p>0.00240657</text:p>
          </table:table-cell>
          <table:table-cell office:value-type="float" office:value="0.00246951" calcext:value-type="float">
            <text:p>0.00246951</text:p>
          </table:table-cell>
          <table:table-cell office:value-type="float" office:value="0.0025043" calcext:value-type="float">
            <text:p>0.0025043</text:p>
          </table:table-cell>
        </table:table-row>
        <table:table-row table:style-name="ro1">
          <table:table-cell office:value-type="float" office:value="0.241107" calcext:value-type="float">
            <text:p>0.241107</text:p>
          </table:table-cell>
          <table:table-cell office:value-type="float" office:value="0.24761" calcext:value-type="float">
            <text:p>0.24761</text:p>
          </table:table-cell>
          <table:table-cell office:value-type="float" office:value="0.244857" calcext:value-type="float">
            <text:p>0.244857</text:p>
          </table:table-cell>
          <table:table-cell office:value-type="float" office:value="0.220959" calcext:value-type="float">
            <text:p>0.220959</text:p>
          </table:table-cell>
          <table:table-cell office:value-type="float" office:value="0.23493" calcext:value-type="float">
            <text:p>0.23493</text:p>
          </table:table-cell>
          <table:table-cell office:value-type="float" office:value="0.252659" calcext:value-type="float">
            <text:p>0.252659</text:p>
          </table:table-cell>
          <table:table-cell office:value-type="float" office:value="0.259517" calcext:value-type="float">
            <text:p>0.259517</text:p>
          </table:table-cell>
          <table:table-cell office:value-type="float" office:value="0.246801" calcext:value-type="float">
            <text:p>0.246801</text:p>
          </table:table-cell>
          <table:table-cell office:value-type="float" office:value="0.273074" calcext:value-type="float">
            <text:p>0.273074</text:p>
          </table:table-cell>
        </table:table-row>
        <table:table-row table:style-name="ro1">
          <table:table-cell office:value-type="float" office:value="0.00650531" calcext:value-type="float">
            <text:p>0.00650531</text:p>
          </table:table-cell>
          <table:table-cell office:value-type="float" office:value="0.0117031" calcext:value-type="float">
            <text:p>0.0117031</text:p>
          </table:table-cell>
          <table:table-cell office:value-type="float" office:value="0.0128105" calcext:value-type="float">
            <text:p>0.0128105</text:p>
          </table:table-cell>
          <table:table-cell office:value-type="float" office:value="0.00482802" calcext:value-type="float">
            <text:p>0.00482802</text:p>
          </table:table-cell>
          <table:table-cell office:value-type="float" office:value="0.00980081" calcext:value-type="float">
            <text:p>0.00980081</text:p>
          </table:table-cell>
          <table:table-cell office:value-type="float" office:value="0.00595537" calcext:value-type="float">
            <text:p>0.00595537</text:p>
          </table:table-cell>
          <table:table-cell office:value-type="float" office:value="0.00774084" calcext:value-type="float">
            <text:p>0.00774084</text:p>
          </table:table-cell>
          <table:table-cell office:value-type="float" office:value="0.00966287" calcext:value-type="float">
            <text:p>0.00966287</text:p>
          </table:table-cell>
          <table:table-cell office:value-type="float" office:value="0.0036688" calcext:value-type="float">
            <text:p>0.0036688</text:p>
          </table:table-cell>
        </table:table-row>
        <table:table-row table:style-name="ro1">
          <table:table-cell office:value-type="float" office:value="0.14809" calcext:value-type="float">
            <text:p>0.14809</text:p>
          </table:table-cell>
          <table:table-cell office:value-type="float" office:value="0.122824" calcext:value-type="float">
            <text:p>0.122824</text:p>
          </table:table-cell>
          <table:table-cell office:value-type="float" office:value="0.122896" calcext:value-type="float">
            <text:p>0.122896</text:p>
          </table:table-cell>
          <table:table-cell office:value-type="float" office:value="0.118036" calcext:value-type="float">
            <text:p>0.118036</text:p>
          </table:table-cell>
          <table:table-cell office:value-type="float" office:value="0.126409" calcext:value-type="float">
            <text:p>0.126409</text:p>
          </table:table-cell>
          <table:table-cell office:value-type="float" office:value="0.121151" calcext:value-type="float">
            <text:p>0.121151</text:p>
          </table:table-cell>
          <table:table-cell office:value-type="float" office:value="0.116249" calcext:value-type="float">
            <text:p>0.116249</text:p>
          </table:table-cell>
          <table:table-cell office:value-type="float" office:value="0.131174" calcext:value-type="float">
            <text:p>0.131174</text:p>
          </table:table-cell>
          <table:table-cell office:value-type="float" office:value="0.117609" calcext:value-type="float">
            <text:p>0.117609</text:p>
          </table:table-cell>
        </table:table-row>
        <table:table-row table:style-name="ro1">
          <table:table-cell office:value-type="float" office:value="0.0060407" calcext:value-type="float">
            <text:p>0.0060407</text:p>
          </table:table-cell>
          <table:table-cell office:value-type="float" office:value="0.00271571" calcext:value-type="float">
            <text:p>0.00271571</text:p>
          </table:table-cell>
          <table:table-cell office:value-type="float" office:value="0.00285339" calcext:value-type="float">
            <text:p>0.00285339</text:p>
          </table:table-cell>
          <table:table-cell office:value-type="float" office:value="0.003407" calcext:value-type="float">
            <text:p>0.003407</text:p>
          </table:table-cell>
          <table:table-cell office:value-type="float" office:value="0.00286255" calcext:value-type="float">
            <text:p>0.00286255</text:p>
          </table:table-cell>
          <table:table-cell office:value-type="float" office:value="0.00293648" calcext:value-type="float">
            <text:p>0.00293648</text:p>
          </table:table-cell>
          <table:table-cell office:value-type="float" office:value="0.00378452" calcext:value-type="float">
            <text:p>0.00378452</text:p>
          </table:table-cell>
          <table:table-cell office:value-type="float" office:value="0.00507218" calcext:value-type="float">
            <text:p>0.00507218</text:p>
          </table:table-cell>
          <table:table-cell office:value-type="float" office:value="0.00382979" calcext:value-type="float">
            <text:p>0.00382979</text:p>
          </table:table-cell>
        </table:table-row>
        <table:table-row table:style-name="ro1">
          <table:table-cell office:value-type="float" office:value="0.0997918" calcext:value-type="float">
            <text:p>0.0997918</text:p>
          </table:table-cell>
          <table:table-cell office:value-type="float" office:value="0.0612063" calcext:value-type="float">
            <text:p>0.0612063</text:p>
          </table:table-cell>
          <table:table-cell office:value-type="float" office:value="0.0401937" calcext:value-type="float">
            <text:p>0.0401937</text:p>
          </table:table-cell>
          <table:table-cell office:value-type="float" office:value="0.0496495" calcext:value-type="float">
            <text:p>0.0496495</text:p>
          </table:table-cell>
          <table:table-cell office:value-type="float" office:value="0.0624527" calcext:value-type="float">
            <text:p>0.0624527</text:p>
          </table:table-cell>
          <table:table-cell office:value-type="float" office:value="0.0504929" calcext:value-type="float">
            <text:p>0.0504929</text:p>
          </table:table-cell>
          <table:table-cell office:value-type="float" office:value="0.0338372" calcext:value-type="float">
            <text:p>0.0338372</text:p>
          </table:table-cell>
          <table:table-cell office:value-type="float" office:value="0.0236436" calcext:value-type="float">
            <text:p>0.0236436</text:p>
          </table:table-cell>
          <table:table-cell office:value-type="float" office:value="0.0320319" calcext:value-type="float">
            <text:p>0.0320319</text:p>
          </table:table-cell>
        </table:table-row>
        <table:table-row table:style-name="ro1">
          <table:table-cell office:value-type="float" office:value="0.0645844" calcext:value-type="float">
            <text:p>0.0645844</text:p>
          </table:table-cell>
          <table:table-cell office:value-type="float" office:value="0.054435" calcext:value-type="float">
            <text:p>0.054435</text:p>
          </table:table-cell>
          <table:table-cell office:value-type="float" office:value="0.0330835" calcext:value-type="float">
            <text:p>0.0330835</text:p>
          </table:table-cell>
          <table:table-cell office:value-type="float" office:value="0.0420315" calcext:value-type="float">
            <text:p>0.0420315</text:p>
          </table:table-cell>
          <table:table-cell office:value-type="float" office:value="0.0268421" calcext:value-type="float">
            <text:p>0.0268421</text:p>
          </table:table-cell>
          <table:table-cell office:value-type="float" office:value="0.0230223" calcext:value-type="float">
            <text:p>0.0230223</text:p>
          </table:table-cell>
          <table:table-cell office:value-type="float" office:value="0.030898" calcext:value-type="float">
            <text:p>0.030898</text:p>
          </table:table-cell>
          <table:table-cell office:value-type="float" office:value="0.0186997" calcext:value-type="float">
            <text:p>0.0186997</text:p>
          </table:table-cell>
          <table:table-cell office:value-type="float" office:value="0.024257" calcext:value-type="float">
            <text:p>0.024257</text:p>
          </table:table-cell>
        </table:table-row>
        <table:table-row table:style-name="ro1">
          <table:table-cell office:value-type="float" office:value="0.174359" calcext:value-type="float">
            <text:p>0.174359</text:p>
          </table:table-cell>
          <table:table-cell office:value-type="float" office:value="0.146052" calcext:value-type="float">
            <text:p>0.146052</text:p>
          </table:table-cell>
          <table:table-cell office:value-type="float" office:value="0.135199" calcext:value-type="float">
            <text:p>0.135199</text:p>
          </table:table-cell>
          <table:table-cell office:value-type="float" office:value="0.130944" calcext:value-type="float">
            <text:p>0.130944</text:p>
          </table:table-cell>
          <table:table-cell office:value-type="float" office:value="0.122775" calcext:value-type="float">
            <text:p>0.122775</text:p>
          </table:table-cell>
          <table:table-cell office:value-type="float" office:value="0.121363" calcext:value-type="float">
            <text:p>0.121363</text:p>
          </table:table-cell>
          <table:table-cell office:value-type="float" office:value="0.113323" calcext:value-type="float">
            <text:p>0.113323</text:p>
          </table:table-cell>
          <table:table-cell office:value-type="float" office:value="0.105617" calcext:value-type="float">
            <text:p>0.105617</text:p>
          </table:table-cell>
          <table:table-cell office:value-type="float" office:value="0.0957424" calcext:value-type="float">
            <text:p>0.0957424</text:p>
          </table:table-cell>
        </table:table-row>
        <table:table-row table:style-name="ro1">
          <table:table-cell office:value-type="float" office:value="0.00309703" calcext:value-type="float">
            <text:p>0.00309703</text:p>
          </table:table-cell>
          <table:table-cell office:value-type="float" office:value="0.00279333" calcext:value-type="float">
            <text:p>0.00279333</text:p>
          </table:table-cell>
          <table:table-cell office:value-type="float" office:value="0.00914681" calcext:value-type="float">
            <text:p>0.00914681</text:p>
          </table:table-cell>
          <table:table-cell office:value-type="float" office:value="0.00360896" calcext:value-type="float">
            <text:p>0.00360896</text:p>
          </table:table-cell>
          <table:table-cell office:value-type="float" office:value="0.00282041" calcext:value-type="float">
            <text:p>0.00282041</text:p>
          </table:table-cell>
          <table:table-cell office:value-type="float" office:value="0.00259064" calcext:value-type="float">
            <text:p>0.00259064</text:p>
          </table:table-cell>
          <table:table-cell office:value-type="float" office:value="0.00293192" calcext:value-type="float">
            <text:p>0.00293192</text:p>
          </table:table-cell>
          <table:table-cell office:value-type="float" office:value="0.00704704" calcext:value-type="float">
            <text:p>0.00704704</text:p>
          </table:table-cell>
          <table:table-cell office:value-type="float" office:value="0.00798619" calcext:value-type="float">
            <text:p>0.00798619</text:p>
          </table:table-cell>
        </table:table-row>
        <table:table-row table:style-name="ro1">
          <table:table-cell office:value-type="float" office:value="0.159622" calcext:value-type="float">
            <text:p>0.159622</text:p>
          </table:table-cell>
          <table:table-cell office:value-type="float" office:value="0.119041" calcext:value-type="float">
            <text:p>0.119041</text:p>
          </table:table-cell>
          <table:table-cell office:value-type="float" office:value="0.132299" calcext:value-type="float">
            <text:p>0.132299</text:p>
          </table:table-cell>
          <table:table-cell office:value-type="float" office:value="0.12775" calcext:value-type="float">
            <text:p>0.12775</text:p>
          </table:table-cell>
          <table:table-cell office:value-type="float" office:value="0.126867" calcext:value-type="float">
            <text:p>0.126867</text:p>
          </table:table-cell>
          <table:table-cell office:value-type="float" office:value="0.0956278" calcext:value-type="float">
            <text:p>0.0956278</text:p>
          </table:table-cell>
          <table:table-cell office:value-type="float" office:value="0.101893" calcext:value-type="float">
            <text:p>0.101893</text:p>
          </table:table-cell>
          <table:table-cell office:value-type="float" office:value="0.105057" calcext:value-type="float">
            <text:p>0.105057</text:p>
          </table:table-cell>
          <table:table-cell office:value-type="float" office:value="0.108837" calcext:value-type="float">
            <text:p>0.108837</text:p>
          </table:table-cell>
        </table:table-row>
        <table:table-row table:style-name="ro1">
          <table:table-cell office:value-type="float" office:value="0.00254734" calcext:value-type="float">
            <text:p>0.00254734</text:p>
          </table:table-cell>
          <table:table-cell office:value-type="float" office:value="0.00233169" calcext:value-type="float">
            <text:p>0.00233169</text:p>
          </table:table-cell>
          <table:table-cell office:value-type="float" office:value="0.00253326" calcext:value-type="float">
            <text:p>0.00253326</text:p>
          </table:table-cell>
          <table:table-cell office:value-type="float" office:value="0.00249522" calcext:value-type="float">
            <text:p>0.00249522</text:p>
          </table:table-cell>
          <table:table-cell office:value-type="float" office:value="0.00229711" calcext:value-type="float">
            <text:p>0.00229711</text:p>
          </table:table-cell>
          <table:table-cell office:value-type="float" office:value="0.00230843" calcext:value-type="float">
            <text:p>0.00230843</text:p>
          </table:table-cell>
          <table:table-cell office:value-type="float" office:value="0.00251657" calcext:value-type="float">
            <text:p>0.00251657</text:p>
          </table:table-cell>
          <table:table-cell office:value-type="float" office:value="0.00253275" calcext:value-type="float">
            <text:p>0.00253275</text:p>
          </table:table-cell>
          <table:table-cell office:value-type="float" office:value="0.0025081" calcext:value-type="float">
            <text:p>0.0025081</text:p>
          </table:table-cell>
        </table:table-row>
        <table:table-row table:style-name="ro1">
          <table:table-cell office:value-type="float" office:value="0.193517" calcext:value-type="float">
            <text:p>0.193517</text:p>
          </table:table-cell>
          <table:table-cell office:value-type="float" office:value="0.16053" calcext:value-type="float">
            <text:p>0.16053</text:p>
          </table:table-cell>
          <table:table-cell office:value-type="float" office:value="0.16356" calcext:value-type="float">
            <text:p>0.16356</text:p>
          </table:table-cell>
          <table:table-cell office:value-type="float" office:value="0.166618" calcext:value-type="float">
            <text:p>0.166618</text:p>
          </table:table-cell>
          <table:table-cell office:value-type="float" office:value="0.142025" calcext:value-type="float">
            <text:p>0.142025</text:p>
          </table:table-cell>
          <table:table-cell office:value-type="float" office:value="0.128887" calcext:value-type="float">
            <text:p>0.128887</text:p>
          </table:table-cell>
          <table:table-cell office:value-type="float" office:value="0.154303" calcext:value-type="float">
            <text:p>0.154303</text:p>
          </table:table-cell>
          <table:table-cell office:value-type="float" office:value="0.148454" calcext:value-type="float">
            <text:p>0.148454</text:p>
          </table:table-cell>
          <table:table-cell office:value-type="float" office:value="0.126075" calcext:value-type="float">
            <text:p>0.126075</text:p>
          </table:table-cell>
        </table:table-row>
        <table:table-row table:style-name="ro1">
          <table:table-cell office:value-type="float" office:value="0.0135837" calcext:value-type="float">
            <text:p>0.0135837</text:p>
          </table:table-cell>
          <table:table-cell office:value-type="float" office:value="0.0137074" calcext:value-type="float">
            <text:p>0.0137074</text:p>
          </table:table-cell>
          <table:table-cell office:value-type="float" office:value="0.0102271" calcext:value-type="float">
            <text:p>0.0102271</text:p>
          </table:table-cell>
          <table:table-cell office:value-type="float" office:value="0.0191896" calcext:value-type="float">
            <text:p>0.0191896</text:p>
          </table:table-cell>
          <table:table-cell office:value-type="float" office:value="0.014141" calcext:value-type="float">
            <text:p>0.014141</text:p>
          </table:table-cell>
          <table:table-cell office:value-type="float" office:value="0.0156829" calcext:value-type="float">
            <text:p>0.0156829</text:p>
          </table:table-cell>
          <table:table-cell office:value-type="float" office:value="0.0122048" calcext:value-type="float">
            <text:p>0.0122048</text:p>
          </table:table-cell>
          <table:table-cell office:value-type="float" office:value="0.0125364" calcext:value-type="float">
            <text:p>0.0125364</text:p>
          </table:table-cell>
          <table:table-cell office:value-type="float" office:value="0.0190477" calcext:value-type="float">
            <text:p>0.0190477</text:p>
          </table:table-cell>
        </table:table-row>
        <table:table-row table:style-name="ro1">
          <table:table-cell office:value-type="float" office:value="0.117973" calcext:value-type="float">
            <text:p>0.117973</text:p>
          </table:table-cell>
          <table:table-cell office:value-type="float" office:value="0.0785239" calcext:value-type="float">
            <text:p>0.0785239</text:p>
          </table:table-cell>
          <table:table-cell office:value-type="float" office:value="0.0792023" calcext:value-type="float">
            <text:p>0.0792023</text:p>
          </table:table-cell>
          <table:table-cell office:value-type="float" office:value="0.0804326" calcext:value-type="float">
            <text:p>0.0804326</text:p>
          </table:table-cell>
          <table:table-cell office:value-type="float" office:value="0.0605278" calcext:value-type="float">
            <text:p>0.0605278</text:p>
          </table:table-cell>
          <table:table-cell office:value-type="float" office:value="0.0597328" calcext:value-type="float">
            <text:p>0.0597328</text:p>
          </table:table-cell>
          <table:table-cell office:value-type="float" office:value="0.068298" calcext:value-type="float">
            <text:p>0.068298</text:p>
          </table:table-cell>
          <table:table-cell office:value-type="float" office:value="0.0809692" calcext:value-type="float">
            <text:p>0.0809692</text:p>
          </table:table-cell>
          <table:table-cell office:value-type="float" office:value="0.0866977" calcext:value-type="float">
            <text:p>0.0866977</text:p>
          </table:table-cell>
        </table:table-row>
        <table:table-row table:style-name="ro1">
          <table:table-cell office:value-type="float" office:value="0.227064" calcext:value-type="float">
            <text:p>0.227064</text:p>
          </table:table-cell>
          <table:table-cell office:value-type="float" office:value="0.17923" calcext:value-type="float">
            <text:p>0.17923</text:p>
          </table:table-cell>
          <table:table-cell office:value-type="float" office:value="0.240857" calcext:value-type="float">
            <text:p>0.240857</text:p>
          </table:table-cell>
          <table:table-cell office:value-type="float" office:value="0.207106" calcext:value-type="float">
            <text:p>0.207106</text:p>
          </table:table-cell>
          <table:table-cell office:value-type="float" office:value="0.226424" calcext:value-type="float">
            <text:p>0.226424</text:p>
          </table:table-cell>
          <table:table-cell office:value-type="float" office:value="0.2215" calcext:value-type="float">
            <text:p>0.2215</text:p>
          </table:table-cell>
          <table:table-cell office:value-type="float" office:value="0.170021" calcext:value-type="float">
            <text:p>0.170021</text:p>
          </table:table-cell>
          <table:table-cell office:value-type="float" office:value="0.181662" calcext:value-type="float">
            <text:p>0.181662</text:p>
          </table:table-cell>
          <table:table-cell office:value-type="float" office:value="0.139253" calcext:value-type="float">
            <text:p>0.139253</text:p>
          </table:table-cell>
        </table:table-row>
        <table:table-row table:style-name="ro1">
          <table:table-cell office:value-type="float" office:value="0.00384963" calcext:value-type="float">
            <text:p>0.00384963</text:p>
          </table:table-cell>
          <table:table-cell office:value-type="float" office:value="0.00395706" calcext:value-type="float">
            <text:p>0.00395706</text:p>
          </table:table-cell>
          <table:table-cell office:value-type="float" office:value="0.0030266" calcext:value-type="float">
            <text:p>0.0030266</text:p>
          </table:table-cell>
          <table:table-cell office:value-type="float" office:value="0.00317004" calcext:value-type="float">
            <text:p>0.00317004</text:p>
          </table:table-cell>
          <table:table-cell office:value-type="float" office:value="0.0031792" calcext:value-type="float">
            <text:p>0.0031792</text:p>
          </table:table-cell>
          <table:table-cell office:value-type="float" office:value="0.00253327" calcext:value-type="float">
            <text:p>0.00253327</text:p>
          </table:table-cell>
          <table:table-cell office:value-type="float" office:value="0.00314907" calcext:value-type="float">
            <text:p>0.00314907</text:p>
          </table:table-cell>
          <table:table-cell office:value-type="float" office:value="0.00315943" calcext:value-type="float">
            <text:p>0.00315943</text:p>
          </table:table-cell>
          <table:table-cell office:value-type="float" office:value="0.00286176" calcext:value-type="float">
            <text:p>0.00286176</text:p>
          </table:table-cell>
        </table:table-row>
        <table:table-row table:style-name="ro1">
          <table:table-cell office:value-type="float" office:value="0.268268" calcext:value-type="float">
            <text:p>0.268268</text:p>
          </table:table-cell>
          <table:table-cell office:value-type="float" office:value="0.230475" calcext:value-type="float">
            <text:p>0.230475</text:p>
          </table:table-cell>
          <table:table-cell office:value-type="float" office:value="0.206745" calcext:value-type="float">
            <text:p>0.206745</text:p>
          </table:table-cell>
          <table:table-cell office:value-type="float" office:value="0.250283" calcext:value-type="float">
            <text:p>0.250283</text:p>
          </table:table-cell>
          <table:table-cell office:value-type="float" office:value="0.242574" calcext:value-type="float">
            <text:p>0.242574</text:p>
          </table:table-cell>
          <table:table-cell office:value-type="float" office:value="0.261332" calcext:value-type="float">
            <text:p>0.261332</text:p>
          </table:table-cell>
          <table:table-cell office:value-type="float" office:value="0.223475" calcext:value-type="float">
            <text:p>0.223475</text:p>
          </table:table-cell>
          <table:table-cell office:value-type="float" office:value="0.257808" calcext:value-type="float">
            <text:p>0.257808</text:p>
          </table:table-cell>
          <table:table-cell office:value-type="float" office:value="0.188493" calcext:value-type="float">
            <text:p>0.188493</text:p>
          </table:table-cell>
        </table:table-row>
        <table:table-row table:style-name="ro1">
          <table:table-cell office:value-type="float" office:value="0.143648" calcext:value-type="float">
            <text:p>0.143648</text:p>
          </table:table-cell>
          <table:table-cell office:value-type="float" office:value="0.114166" calcext:value-type="float">
            <text:p>0.114166</text:p>
          </table:table-cell>
          <table:table-cell office:value-type="float" office:value="0.100446" calcext:value-type="float">
            <text:p>0.100446</text:p>
          </table:table-cell>
          <table:table-cell office:value-type="float" office:value="0.120507" calcext:value-type="float">
            <text:p>0.120507</text:p>
          </table:table-cell>
          <table:table-cell office:value-type="float" office:value="0.0998453" calcext:value-type="float">
            <text:p>0.0998453</text:p>
          </table:table-cell>
          <table:table-cell office:value-type="float" office:value="0.0876004" calcext:value-type="float">
            <text:p>0.0876004</text:p>
          </table:table-cell>
          <table:table-cell office:value-type="float" office:value="0.0916046" calcext:value-type="float">
            <text:p>0.0916046</text:p>
          </table:table-cell>
          <table:table-cell office:value-type="float" office:value="0.0739123" calcext:value-type="float">
            <text:p>0.0739123</text:p>
          </table:table-cell>
          <table:table-cell office:value-type="float" office:value="0.0794401" calcext:value-type="float">
            <text:p>0.0794401</text:p>
          </table:table-cell>
        </table:table-row>
        <table:table-row table:style-name="ro1">
          <table:table-cell office:value-type="float" office:value="0.180066" calcext:value-type="float">
            <text:p>0.180066</text:p>
          </table:table-cell>
          <table:table-cell office:value-type="float" office:value="0.196459" calcext:value-type="float">
            <text:p>0.196459</text:p>
          </table:table-cell>
          <table:table-cell office:value-type="float" office:value="0.154235" calcext:value-type="float">
            <text:p>0.154235</text:p>
          </table:table-cell>
          <table:table-cell office:value-type="float" office:value="0.134901" calcext:value-type="float">
            <text:p>0.134901</text:p>
          </table:table-cell>
          <table:table-cell office:value-type="float" office:value="0.137199" calcext:value-type="float">
            <text:p>0.137199</text:p>
          </table:table-cell>
          <table:table-cell office:value-type="float" office:value="0.128108" calcext:value-type="float">
            <text:p>0.128108</text:p>
          </table:table-cell>
          <table:table-cell office:value-type="float" office:value="0.134435" calcext:value-type="float">
            <text:p>0.134435</text:p>
          </table:table-cell>
          <table:table-cell office:value-type="float" office:value="0.0939145" calcext:value-type="float">
            <text:p>0.0939145</text:p>
          </table:table-cell>
          <table:table-cell office:value-type="float" office:value="0.0892333" calcext:value-type="float">
            <text:p>0.0892333</text:p>
          </table:table-cell>
        </table:table-row>
        <table:table-row table:style-name="ro1">
          <table:table-cell office:value-type="float" office:value="0.379452" calcext:value-type="float">
            <text:p>0.379452</text:p>
          </table:table-cell>
          <table:table-cell office:value-type="float" office:value="0.442721" calcext:value-type="float">
            <text:p>0.442721</text:p>
          </table:table-cell>
          <table:table-cell office:value-type="float" office:value="0.441814" calcext:value-type="float">
            <text:p>0.441814</text:p>
          </table:table-cell>
          <table:table-cell office:value-type="float" office:value="0.549394" calcext:value-type="float">
            <text:p>0.549394</text:p>
          </table:table-cell>
          <table:table-cell office:value-type="float" office:value="0.553847" calcext:value-type="float">
            <text:p>0.553847</text:p>
          </table:table-cell>
          <table:table-cell office:value-type="float" office:value="0.455522" calcext:value-type="float">
            <text:p>0.455522</text:p>
          </table:table-cell>
          <table:table-cell office:value-type="float" office:value="0.466456" calcext:value-type="float">
            <text:p>0.466456</text:p>
          </table:table-cell>
          <table:table-cell office:value-type="float" office:value="0.456923" calcext:value-type="float">
            <text:p>0.456923</text:p>
          </table:table-cell>
          <table:table-cell office:value-type="float" office:value="0.55575" calcext:value-type="float">
            <text:p>0.55575</text:p>
          </table:table-cell>
        </table:table-row>
        <table:table-row table:style-name="ro1">
          <table:table-cell office:value-type="float" office:value="0.226103" calcext:value-type="float">
            <text:p>0.226103</text:p>
          </table:table-cell>
          <table:table-cell office:value-type="float" office:value="0.273181" calcext:value-type="float">
            <text:p>0.273181</text:p>
          </table:table-cell>
          <table:table-cell office:value-type="float" office:value="0.277818" calcext:value-type="float">
            <text:p>0.277818</text:p>
          </table:table-cell>
          <table:table-cell office:value-type="float" office:value="0.287849" calcext:value-type="float">
            <text:p>0.287849</text:p>
          </table:table-cell>
          <table:table-cell office:value-type="float" office:value="0.258851" calcext:value-type="float">
            <text:p>0.258851</text:p>
          </table:table-cell>
          <table:table-cell office:value-type="float" office:value="0.278246" calcext:value-type="float">
            <text:p>0.278246</text:p>
          </table:table-cell>
          <table:table-cell office:value-type="float" office:value="0.27072" calcext:value-type="float">
            <text:p>0.27072</text:p>
          </table:table-cell>
          <table:table-cell office:value-type="float" office:value="0.241301" calcext:value-type="float">
            <text:p>0.241301</text:p>
          </table:table-cell>
          <table:table-cell office:value-type="float" office:value="0.171991" calcext:value-type="float">
            <text:p>0.171991</text:p>
          </table:table-cell>
        </table:table-row>
        <table:table-row table:style-name="ro1">
          <table:table-cell office:value-type="float" office:value="0.440783" calcext:value-type="float">
            <text:p>0.440783</text:p>
          </table:table-cell>
          <table:table-cell office:value-type="float" office:value="0.416841" calcext:value-type="float">
            <text:p>0.416841</text:p>
          </table:table-cell>
          <table:table-cell office:value-type="float" office:value="0.45797" calcext:value-type="float">
            <text:p>0.45797</text:p>
          </table:table-cell>
          <table:table-cell office:value-type="float" office:value="0.446286" calcext:value-type="float">
            <text:p>0.446286</text:p>
          </table:table-cell>
          <table:table-cell office:value-type="float" office:value="0.393041" calcext:value-type="float">
            <text:p>0.393041</text:p>
          </table:table-cell>
          <table:table-cell office:value-type="float" office:value="0.461664" calcext:value-type="float">
            <text:p>0.461664</text:p>
          </table:table-cell>
          <table:table-cell office:value-type="float" office:value="0.49012" calcext:value-type="float">
            <text:p>0.49012</text:p>
          </table:table-cell>
          <table:table-cell office:value-type="float" office:value="0.39902" calcext:value-type="float">
            <text:p>0.39902</text:p>
          </table:table-cell>
          <table:table-cell office:value-type="float" office:value="0.414471" calcext:value-type="float">
            <text:p>0.414471</text:p>
          </table:table-cell>
        </table:table-row>
        <table:table-row table:style-name="ro1">
          <table:table-cell office:value-type="float" office:value="0.0163502" calcext:value-type="float">
            <text:p>0.0163502</text:p>
          </table:table-cell>
          <table:table-cell office:value-type="float" office:value="0.00604302" calcext:value-type="float">
            <text:p>0.00604302</text:p>
          </table:table-cell>
          <table:table-cell office:value-type="float" office:value="0.00674133" calcext:value-type="float">
            <text:p>0.00674133</text:p>
          </table:table-cell>
          <table:table-cell office:value-type="float" office:value="0.00671843" calcext:value-type="float">
            <text:p>0.00671843</text:p>
          </table:table-cell>
          <table:table-cell office:value-type="float" office:value="0.0105896" calcext:value-type="float">
            <text:p>0.0105896</text:p>
          </table:table-cell>
          <table:table-cell office:value-type="float" office:value="0.00721621" calcext:value-type="float">
            <text:p>0.00721621</text:p>
          </table:table-cell>
          <table:table-cell office:value-type="float" office:value="0.00694368" calcext:value-type="float">
            <text:p>0.00694368</text:p>
          </table:table-cell>
          <table:table-cell office:value-type="float" office:value="0.00350252" calcext:value-type="float">
            <text:p>0.00350252</text:p>
          </table:table-cell>
          <table:table-cell office:value-type="float" office:value="0.00325757" calcext:value-type="float">
            <text:p>0.00325757</text:p>
          </table:table-cell>
        </table:table-row>
        <table:table-row table:style-name="ro1">
          <table:table-cell office:value-type="float" office:value="0.0596529" calcext:value-type="float">
            <text:p>0.0596529</text:p>
          </table:table-cell>
          <table:table-cell office:value-type="float" office:value="0.0149473" calcext:value-type="float">
            <text:p>0.0149473</text:p>
          </table:table-cell>
          <table:table-cell office:value-type="float" office:value="0.0104492" calcext:value-type="float">
            <text:p>0.0104492</text:p>
          </table:table-cell>
          <table:table-cell office:value-type="float" office:value="0.0149335" calcext:value-type="float">
            <text:p>0.0149335</text:p>
          </table:table-cell>
          <table:table-cell office:value-type="float" office:value="0.00800315" calcext:value-type="float">
            <text:p>0.00800315</text:p>
          </table:table-cell>
          <table:table-cell office:value-type="float" office:value="0.00762488" calcext:value-type="float">
            <text:p>0.00762488</text:p>
          </table:table-cell>
          <table:table-cell office:value-type="float" office:value="0.00489221" calcext:value-type="float">
            <text:p>0.00489221</text:p>
          </table:table-cell>
          <table:table-cell office:value-type="float" office:value="0.00486515" calcext:value-type="float">
            <text:p>0.00486515</text:p>
          </table:table-cell>
          <table:table-cell office:value-type="float" office:value="0.00966309" calcext:value-type="float">
            <text:p>0.00966309</text:p>
          </table:table-cell>
        </table:table-row>
        <table:table-row table:style-name="ro1">
          <table:table-cell office:value-type="float" office:value="0.1733" calcext:value-type="float">
            <text:p>0.1733</text:p>
          </table:table-cell>
          <table:table-cell office:value-type="float" office:value="0.139556" calcext:value-type="float">
            <text:p>0.139556</text:p>
          </table:table-cell>
          <table:table-cell office:value-type="float" office:value="0.163396" calcext:value-type="float">
            <text:p>0.163396</text:p>
          </table:table-cell>
          <table:table-cell office:value-type="float" office:value="0.122794" calcext:value-type="float">
            <text:p>0.122794</text:p>
          </table:table-cell>
          <table:table-cell office:value-type="float" office:value="0.143702" calcext:value-type="float">
            <text:p>0.143702</text:p>
          </table:table-cell>
          <table:table-cell office:value-type="float" office:value="0.11187" calcext:value-type="float">
            <text:p>0.11187</text:p>
          </table:table-cell>
          <table:table-cell office:value-type="float" office:value="0.0886944" calcext:value-type="float">
            <text:p>0.0886944</text:p>
          </table:table-cell>
          <table:table-cell office:value-type="float" office:value="0.0727065" calcext:value-type="float">
            <text:p>0.0727065</text:p>
          </table:table-cell>
          <table:table-cell office:value-type="float" office:value="0.0800635" calcext:value-type="float">
            <text:p>0.0800635</text:p>
          </table:table-cell>
        </table:table-row>
        <table:table-row table:style-name="ro1">
          <table:table-cell office:value-type="float" office:value="0.279688" calcext:value-type="float">
            <text:p>0.279688</text:p>
          </table:table-cell>
          <table:table-cell office:value-type="float" office:value="0.256867" calcext:value-type="float">
            <text:p>0.256867</text:p>
          </table:table-cell>
          <table:table-cell office:value-type="float" office:value="0.301215" calcext:value-type="float">
            <text:p>0.301215</text:p>
          </table:table-cell>
          <table:table-cell office:value-type="float" office:value="0.274602" calcext:value-type="float">
            <text:p>0.274602</text:p>
          </table:table-cell>
          <table:table-cell office:value-type="float" office:value="0.244588" calcext:value-type="float">
            <text:p>0.244588</text:p>
          </table:table-cell>
          <table:table-cell office:value-type="float" office:value="0.25086" calcext:value-type="float">
            <text:p>0.25086</text:p>
          </table:table-cell>
          <table:table-cell office:value-type="float" office:value="0.261539" calcext:value-type="float">
            <text:p>0.261539</text:p>
          </table:table-cell>
          <table:table-cell office:value-type="float" office:value="0.272987" calcext:value-type="float">
            <text:p>0.272987</text:p>
          </table:table-cell>
          <table:table-cell office:value-type="float" office:value="0.228024" calcext:value-type="float">
            <text:p>0.228024</text:p>
          </table:table-cell>
        </table:table-row>
        <table:table-row table:style-name="ro1">
          <table:table-cell office:value-type="float" office:value="0.136199" calcext:value-type="float">
            <text:p>0.136199</text:p>
          </table:table-cell>
          <table:table-cell office:value-type="float" office:value="0.122511" calcext:value-type="float">
            <text:p>0.122511</text:p>
          </table:table-cell>
          <table:table-cell office:value-type="float" office:value="0.121875" calcext:value-type="float">
            <text:p>0.121875</text:p>
          </table:table-cell>
          <table:table-cell office:value-type="float" office:value="0.125618" calcext:value-type="float">
            <text:p>0.125618</text:p>
          </table:table-cell>
          <table:table-cell office:value-type="float" office:value="0.115374" calcext:value-type="float">
            <text:p>0.115374</text:p>
          </table:table-cell>
          <table:table-cell office:value-type="float" office:value="0.113154" calcext:value-type="float">
            <text:p>0.113154</text:p>
          </table:table-cell>
          <table:table-cell office:value-type="float" office:value="0.0990335" calcext:value-type="float">
            <text:p>0.0990335</text:p>
          </table:table-cell>
          <table:table-cell office:value-type="float" office:value="0.0951681" calcext:value-type="float">
            <text:p>0.0951681</text:p>
          </table:table-cell>
          <table:table-cell office:value-type="float" office:value="0.0922991" calcext:value-type="float">
            <text:p>0.0922991</text:p>
          </table:table-cell>
        </table:table-row>
        <table:table-row table:style-name="ro1">
          <table:table-cell office:value-type="float" office:value="0.219969" calcext:value-type="float">
            <text:p>0.219969</text:p>
          </table:table-cell>
          <table:table-cell office:value-type="float" office:value="0.178779" calcext:value-type="float">
            <text:p>0.178779</text:p>
          </table:table-cell>
          <table:table-cell office:value-type="float" office:value="0.187571" calcext:value-type="float">
            <text:p>0.187571</text:p>
          </table:table-cell>
          <table:table-cell office:value-type="float" office:value="0.195716" calcext:value-type="float">
            <text:p>0.195716</text:p>
          </table:table-cell>
          <table:table-cell office:value-type="float" office:value="0.170589" calcext:value-type="float">
            <text:p>0.170589</text:p>
          </table:table-cell>
          <table:table-cell office:value-type="float" office:value="0.186842" calcext:value-type="float">
            <text:p>0.186842</text:p>
          </table:table-cell>
          <table:table-cell office:value-type="float" office:value="0.155641" calcext:value-type="float">
            <text:p>0.155641</text:p>
          </table:table-cell>
          <table:table-cell office:value-type="float" office:value="0.144161" calcext:value-type="float">
            <text:p>0.144161</text:p>
          </table:table-cell>
          <table:table-cell office:value-type="float" office:value="0.157243" calcext:value-type="float">
            <text:p>0.157243</text:p>
          </table:table-cell>
        </table:table-row>
        <table:table-row table:style-name="ro1">
          <table:table-cell office:value-type="float" office:value="0.0368118" calcext:value-type="float">
            <text:p>0.0368118</text:p>
          </table:table-cell>
          <table:table-cell office:value-type="float" office:value="0.0275875" calcext:value-type="float">
            <text:p>0.0275875</text:p>
          </table:table-cell>
          <table:table-cell office:value-type="float" office:value="0.0184106" calcext:value-type="float">
            <text:p>0.0184106</text:p>
          </table:table-cell>
          <table:table-cell office:value-type="float" office:value="0.00930192" calcext:value-type="float">
            <text:p>0.00930192</text:p>
          </table:table-cell>
          <table:table-cell office:value-type="float" office:value="0.00992097" calcext:value-type="float">
            <text:p>0.00992097</text:p>
          </table:table-cell>
          <table:table-cell office:value-type="float" office:value="0.0128335" calcext:value-type="float">
            <text:p>0.0128335</text:p>
          </table:table-cell>
          <table:table-cell office:value-type="float" office:value="0.00626723" calcext:value-type="float">
            <text:p>0.00626723</text:p>
          </table:table-cell>
          <table:table-cell office:value-type="float" office:value="0.00497357" calcext:value-type="float">
            <text:p>0.00497357</text:p>
          </table:table-cell>
          <table:table-cell office:value-type="float" office:value="0.00796339" calcext:value-type="float">
            <text:p>0.00796339</text:p>
          </table:table-cell>
        </table:table-row>
        <table:table-row table:style-name="ro1">
          <table:table-cell office:value-type="float" office:value="0.00867207" calcext:value-type="float">
            <text:p>0.00867207</text:p>
          </table:table-cell>
          <table:table-cell office:value-type="float" office:value="0.00559233" calcext:value-type="float">
            <text:p>0.00559233</text:p>
          </table:table-cell>
          <table:table-cell office:value-type="float" office:value="0.00629847" calcext:value-type="float">
            <text:p>0.00629847</text:p>
          </table:table-cell>
          <table:table-cell office:value-type="float" office:value="0.00292949" calcext:value-type="float">
            <text:p>0.00292949</text:p>
          </table:table-cell>
          <table:table-cell office:value-type="float" office:value="0.0032761" calcext:value-type="float">
            <text:p>0.0032761</text:p>
          </table:table-cell>
          <table:table-cell office:value-type="float" office:value="0.00720271" calcext:value-type="float">
            <text:p>0.00720271</text:p>
          </table:table-cell>
          <table:table-cell office:value-type="float" office:value="0.00350446" calcext:value-type="float">
            <text:p>0.00350446</text:p>
          </table:table-cell>
          <table:table-cell office:value-type="float" office:value="0.00384741" calcext:value-type="float">
            <text:p>0.00384741</text:p>
          </table:table-cell>
          <table:table-cell office:value-type="float" office:value="0.00823528" calcext:value-type="float">
            <text:p>0.00823528</text:p>
          </table:table-cell>
        </table:table-row>
        <table:table-row table:style-name="ro1">
          <table:table-cell office:value-type="float" office:value="0.00261595" calcext:value-type="float">
            <text:p>0.00261595</text:p>
          </table:table-cell>
          <table:table-cell office:value-type="float" office:value="0.00255521" calcext:value-type="float">
            <text:p>0.00255521</text:p>
          </table:table-cell>
          <table:table-cell office:value-type="float" office:value="0.00253299" calcext:value-type="float">
            <text:p>0.00253299</text:p>
          </table:table-cell>
          <table:table-cell office:value-type="float" office:value="0.00281972" calcext:value-type="float">
            <text:p>0.00281972</text:p>
          </table:table-cell>
          <table:table-cell office:value-type="float" office:value="0.00275838" calcext:value-type="float">
            <text:p>0.00275838</text:p>
          </table:table-cell>
          <table:table-cell office:value-type="float" office:value="0.0027657" calcext:value-type="float">
            <text:p>0.0027657</text:p>
          </table:table-cell>
          <table:table-cell office:value-type="float" office:value="0.0028309" calcext:value-type="float">
            <text:p>0.0028309</text:p>
          </table:table-cell>
          <table:table-cell office:value-type="float" office:value="0.00278961" calcext:value-type="float">
            <text:p>0.00278961</text:p>
          </table:table-cell>
          <table:table-cell office:value-type="float" office:value="0.0027658" calcext:value-type="float">
            <text:p>0.0027658</text:p>
          </table:table-cell>
        </table:table-row>
        <table:table-row table:style-name="ro1">
          <table:table-cell office:value-type="float" office:value="0.120195" calcext:value-type="float">
            <text:p>0.120195</text:p>
          </table:table-cell>
          <table:table-cell office:value-type="float" office:value="0.100402" calcext:value-type="float">
            <text:p>0.100402</text:p>
          </table:table-cell>
          <table:table-cell office:value-type="float" office:value="0.093328" calcext:value-type="float">
            <text:p>0.093328</text:p>
          </table:table-cell>
          <table:table-cell office:value-type="float" office:value="0.105172" calcext:value-type="float">
            <text:p>0.105172</text:p>
          </table:table-cell>
          <table:table-cell office:value-type="float" office:value="0.0464304" calcext:value-type="float">
            <text:p>0.0464304</text:p>
          </table:table-cell>
          <table:table-cell office:value-type="float" office:value="0.0566446" calcext:value-type="float">
            <text:p>0.0566446</text:p>
          </table:table-cell>
          <table:table-cell office:value-type="float" office:value="0.0361088" calcext:value-type="float">
            <text:p>0.0361088</text:p>
          </table:table-cell>
          <table:table-cell office:value-type="float" office:value="0.048633" calcext:value-type="float">
            <text:p>0.048633</text:p>
          </table:table-cell>
          <table:table-cell office:value-type="float" office:value="0.0332467" calcext:value-type="float">
            <text:p>0.0332467</text:p>
          </table:table-cell>
        </table:table-row>
        <table:table-row table:style-name="ro1">
          <table:table-cell office:value-type="float" office:value="0.303974" calcext:value-type="float">
            <text:p>0.303974</text:p>
          </table:table-cell>
          <table:table-cell office:value-type="float" office:value="0.268315" calcext:value-type="float">
            <text:p>0.268315</text:p>
          </table:table-cell>
          <table:table-cell office:value-type="float" office:value="0.25466" calcext:value-type="float">
            <text:p>0.25466</text:p>
          </table:table-cell>
          <table:table-cell office:value-type="float" office:value="0.230367" calcext:value-type="float">
            <text:p>0.230367</text:p>
          </table:table-cell>
          <table:table-cell office:value-type="float" office:value="0.219304" calcext:value-type="float">
            <text:p>0.219304</text:p>
          </table:table-cell>
          <table:table-cell office:value-type="float" office:value="0.291968" calcext:value-type="float">
            <text:p>0.291968</text:p>
          </table:table-cell>
          <table:table-cell office:value-type="float" office:value="0.192041" calcext:value-type="float">
            <text:p>0.192041</text:p>
          </table:table-cell>
          <table:table-cell office:value-type="float" office:value="0.276743" calcext:value-type="float">
            <text:p>0.276743</text:p>
          </table:table-cell>
          <table:table-cell office:value-type="float" office:value="0.187548" calcext:value-type="float">
            <text:p>0.187548</text:p>
          </table:table-cell>
        </table:table-row>
        <table:table-row table:style-name="ro1">
          <table:table-cell office:value-type="float" office:value="0.302712" calcext:value-type="float">
            <text:p>0.302712</text:p>
          </table:table-cell>
          <table:table-cell office:value-type="float" office:value="0.373907" calcext:value-type="float">
            <text:p>0.373907</text:p>
          </table:table-cell>
          <table:table-cell office:value-type="float" office:value="0.312019" calcext:value-type="float">
            <text:p>0.312019</text:p>
          </table:table-cell>
          <table:table-cell office:value-type="float" office:value="0.292519" calcext:value-type="float">
            <text:p>0.292519</text:p>
          </table:table-cell>
          <table:table-cell office:value-type="float" office:value="0.331694" calcext:value-type="float">
            <text:p>0.331694</text:p>
          </table:table-cell>
          <table:table-cell office:value-type="float" office:value="0.299564" calcext:value-type="float">
            <text:p>0.299564</text:p>
          </table:table-cell>
          <table:table-cell office:value-type="float" office:value="0.408957" calcext:value-type="float">
            <text:p>0.408957</text:p>
          </table:table-cell>
          <table:table-cell office:value-type="float" office:value="0.421611" calcext:value-type="float">
            <text:p>0.421611</text:p>
          </table:table-cell>
          <table:table-cell office:value-type="float" office:value="0.407571" calcext:value-type="float">
            <text:p>0.407571</text:p>
          </table:table-cell>
        </table:table-row>
        <table:table-row table:style-name="ro1">
          <table:table-cell office:value-type="float" office:value="0.319376" calcext:value-type="float">
            <text:p>0.319376</text:p>
          </table:table-cell>
          <table:table-cell office:value-type="float" office:value="0.420275" calcext:value-type="float">
            <text:p>0.420275</text:p>
          </table:table-cell>
          <table:table-cell office:value-type="float" office:value="0.4228" calcext:value-type="float">
            <text:p>0.4228</text:p>
          </table:table-cell>
          <table:table-cell office:value-type="float" office:value="0.329842" calcext:value-type="float">
            <text:p>0.329842</text:p>
          </table:table-cell>
          <table:table-cell office:value-type="float" office:value="0.449342" calcext:value-type="float">
            <text:p>0.449342</text:p>
          </table:table-cell>
          <table:table-cell office:value-type="float" office:value="0.417303" calcext:value-type="float">
            <text:p>0.417303</text:p>
          </table:table-cell>
          <table:table-cell office:value-type="float" office:value="0.496575" calcext:value-type="float">
            <text:p>0.496575</text:p>
          </table:table-cell>
          <table:table-cell office:value-type="float" office:value="0.381367" calcext:value-type="float">
            <text:p>0.381367</text:p>
          </table:table-cell>
          <table:table-cell office:value-type="float" office:value="0.356561" calcext:value-type="float">
            <text:p>0.356561</text:p>
          </table:table-cell>
        </table:table-row>
        <table:table-row table:style-name="ro1">
          <table:table-cell office:value-type="float" office:value="0.204549" calcext:value-type="float">
            <text:p>0.204549</text:p>
          </table:table-cell>
          <table:table-cell office:value-type="float" office:value="0.234563" calcext:value-type="float">
            <text:p>0.234563</text:p>
          </table:table-cell>
          <table:table-cell office:value-type="float" office:value="0.19094" calcext:value-type="float">
            <text:p>0.19094</text:p>
          </table:table-cell>
          <table:table-cell office:value-type="float" office:value="0.174063" calcext:value-type="float">
            <text:p>0.174063</text:p>
          </table:table-cell>
          <table:table-cell office:value-type="float" office:value="0.149132" calcext:value-type="float">
            <text:p>0.149132</text:p>
          </table:table-cell>
          <table:table-cell office:value-type="float" office:value="0.165751" calcext:value-type="float">
            <text:p>0.165751</text:p>
          </table:table-cell>
          <table:table-cell office:value-type="float" office:value="0.153685" calcext:value-type="float">
            <text:p>0.153685</text:p>
          </table:table-cell>
          <table:table-cell office:value-type="float" office:value="0.182943" calcext:value-type="float">
            <text:p>0.182943</text:p>
          </table:table-cell>
          <table:table-cell office:value-type="float" office:value="0.19653" calcext:value-type="float">
            <text:p>0.19653</text:p>
          </table:table-cell>
        </table:table-row>
        <table:table-row table:style-name="ro1">
          <table:table-cell office:value-type="float" office:value="0.275783" calcext:value-type="float">
            <text:p>0.275783</text:p>
          </table:table-cell>
          <table:table-cell office:value-type="float" office:value="0.257892" calcext:value-type="float">
            <text:p>0.257892</text:p>
          </table:table-cell>
          <table:table-cell office:value-type="float" office:value="0.203288" calcext:value-type="float">
            <text:p>0.203288</text:p>
          </table:table-cell>
          <table:table-cell office:value-type="float" office:value="0.203721" calcext:value-type="float">
            <text:p>0.203721</text:p>
          </table:table-cell>
          <table:table-cell office:value-type="float" office:value="0.231188" calcext:value-type="float">
            <text:p>0.231188</text:p>
          </table:table-cell>
          <table:table-cell office:value-type="float" office:value="0.186694" calcext:value-type="float">
            <text:p>0.186694</text:p>
          </table:table-cell>
          <table:table-cell office:value-type="float" office:value="0.187199" calcext:value-type="float">
            <text:p>0.187199</text:p>
          </table:table-cell>
          <table:table-cell office:value-type="float" office:value="0.190877" calcext:value-type="float">
            <text:p>0.190877</text:p>
          </table:table-cell>
          <table:table-cell office:value-type="float" office:value="0.170929" calcext:value-type="float">
            <text:p>0.170929</text:p>
          </table:table-cell>
        </table:table-row>
        <table:table-row table:style-name="ro1">
          <table:table-cell office:value-type="float" office:value="0.0527305" calcext:value-type="float">
            <text:p>0.0527305</text:p>
          </table:table-cell>
          <table:table-cell office:value-type="float" office:value="0.012847" calcext:value-type="float">
            <text:p>0.012847</text:p>
          </table:table-cell>
          <table:table-cell office:value-type="float" office:value="0.0109842" calcext:value-type="float">
            <text:p>0.0109842</text:p>
          </table:table-cell>
          <table:table-cell office:value-type="float" office:value="0.0176731" calcext:value-type="float">
            <text:p>0.0176731</text:p>
          </table:table-cell>
          <table:table-cell office:value-type="float" office:value="0.00972116" calcext:value-type="float">
            <text:p>0.00972116</text:p>
          </table:table-cell>
          <table:table-cell office:value-type="float" office:value="0.00567824" calcext:value-type="float">
            <text:p>0.00567824</text:p>
          </table:table-cell>
          <table:table-cell office:value-type="float" office:value="0.00716181" calcext:value-type="float">
            <text:p>0.00716181</text:p>
          </table:table-cell>
          <table:table-cell office:value-type="float" office:value="0.0155866" calcext:value-type="float">
            <text:p>0.0155866</text:p>
          </table:table-cell>
          <table:table-cell office:value-type="float" office:value="0.00658345" calcext:value-type="float">
            <text:p>0.00658345</text:p>
          </table:table-cell>
        </table:table-row>
        <table:table-row table:style-name="ro1">
          <table:table-cell office:value-type="float" office:value="0.151931" calcext:value-type="float">
            <text:p>0.151931</text:p>
          </table:table-cell>
          <table:table-cell office:value-type="float" office:value="0.131165" calcext:value-type="float">
            <text:p>0.131165</text:p>
          </table:table-cell>
          <table:table-cell office:value-type="float" office:value="0.137218" calcext:value-type="float">
            <text:p>0.137218</text:p>
          </table:table-cell>
          <table:table-cell office:value-type="float" office:value="0.0775257" calcext:value-type="float">
            <text:p>0.0775257</text:p>
          </table:table-cell>
          <table:table-cell office:value-type="float" office:value="0.0916156" calcext:value-type="float">
            <text:p>0.0916156</text:p>
          </table:table-cell>
          <table:table-cell office:value-type="float" office:value="0.0690246" calcext:value-type="float">
            <text:p>0.0690246</text:p>
          </table:table-cell>
          <table:table-cell office:value-type="float" office:value="0.0593177" calcext:value-type="float">
            <text:p>0.0593177</text:p>
          </table:table-cell>
          <table:table-cell office:value-type="float" office:value="0.0766022" calcext:value-type="float">
            <text:p>0.0766022</text:p>
          </table:table-cell>
          <table:table-cell office:value-type="float" office:value="0.0735046" calcext:value-type="float">
            <text:p>0.0735046</text:p>
          </table:table-cell>
        </table:table-row>
        <table:table-row table:style-name="ro1">
          <table:table-cell office:value-type="float" office:value="0.152039" calcext:value-type="float">
            <text:p>0.152039</text:p>
          </table:table-cell>
          <table:table-cell office:value-type="float" office:value="0.133336" calcext:value-type="float">
            <text:p>0.133336</text:p>
          </table:table-cell>
          <table:table-cell office:value-type="float" office:value="0.134947" calcext:value-type="float">
            <text:p>0.134947</text:p>
          </table:table-cell>
          <table:table-cell office:value-type="float" office:value="0.123882" calcext:value-type="float">
            <text:p>0.123882</text:p>
          </table:table-cell>
          <table:table-cell office:value-type="float" office:value="0.114602" calcext:value-type="float">
            <text:p>0.114602</text:p>
          </table:table-cell>
          <table:table-cell office:value-type="float" office:value="0.0944353" calcext:value-type="float">
            <text:p>0.0944353</text:p>
          </table:table-cell>
          <table:table-cell office:value-type="float" office:value="0.0821241" calcext:value-type="float">
            <text:p>0.0821241</text:p>
          </table:table-cell>
          <table:table-cell office:value-type="float" office:value="0.0859123" calcext:value-type="float">
            <text:p>0.0859123</text:p>
          </table:table-cell>
          <table:table-cell office:value-type="float" office:value="0.0594477" calcext:value-type="float">
            <text:p>0.0594477</text:p>
          </table:table-cell>
        </table:table-row>
        <table:table-row table:style-name="ro1">
          <table:table-cell office:value-type="float" office:value="0.164275" calcext:value-type="float">
            <text:p>0.164275</text:p>
          </table:table-cell>
          <table:table-cell office:value-type="float" office:value="0.127111" calcext:value-type="float">
            <text:p>0.127111</text:p>
          </table:table-cell>
          <table:table-cell office:value-type="float" office:value="0.121454" calcext:value-type="float">
            <text:p>0.121454</text:p>
          </table:table-cell>
          <table:table-cell office:value-type="float" office:value="0.109022" calcext:value-type="float">
            <text:p>0.109022</text:p>
          </table:table-cell>
          <table:table-cell office:value-type="float" office:value="0.104921" calcext:value-type="float">
            <text:p>0.104921</text:p>
          </table:table-cell>
          <table:table-cell office:value-type="float" office:value="0.0990546" calcext:value-type="float">
            <text:p>0.0990546</text:p>
          </table:table-cell>
          <table:table-cell office:value-type="float" office:value="0.102163" calcext:value-type="float">
            <text:p>0.102163</text:p>
          </table:table-cell>
          <table:table-cell office:value-type="float" office:value="0.105505" calcext:value-type="float">
            <text:p>0.105505</text:p>
          </table:table-cell>
          <table:table-cell office:value-type="float" office:value="0.105783" calcext:value-type="float">
            <text:p>0.105783</text:p>
          </table:table-cell>
        </table:table-row>
        <table:table-row table:style-name="ro1">
          <table:table-cell office:value-type="float" office:value="0.303916" calcext:value-type="float">
            <text:p>0.303916</text:p>
          </table:table-cell>
          <table:table-cell office:value-type="float" office:value="0.230201" calcext:value-type="float">
            <text:p>0.230201</text:p>
          </table:table-cell>
          <table:table-cell office:value-type="float" office:value="0.255632" calcext:value-type="float">
            <text:p>0.255632</text:p>
          </table:table-cell>
          <table:table-cell office:value-type="float" office:value="0.302106" calcext:value-type="float">
            <text:p>0.302106</text:p>
          </table:table-cell>
          <table:table-cell office:value-type="float" office:value="0.243292" calcext:value-type="float">
            <text:p>0.243292</text:p>
          </table:table-cell>
          <table:table-cell office:value-type="float" office:value="0.220376" calcext:value-type="float">
            <text:p>0.220376</text:p>
          </table:table-cell>
          <table:table-cell office:value-type="float" office:value="0.261268" calcext:value-type="float">
            <text:p>0.261268</text:p>
          </table:table-cell>
          <table:table-cell office:value-type="float" office:value="0.208499" calcext:value-type="float">
            <text:p>0.208499</text:p>
          </table:table-cell>
          <table:table-cell office:value-type="float" office:value="0.143097" calcext:value-type="float">
            <text:p>0.143097</text:p>
          </table:table-cell>
        </table:table-row>
        <table:table-row table:style-name="ro1">
          <table:table-cell office:value-type="float" office:value="0.324971" calcext:value-type="float">
            <text:p>0.324971</text:p>
          </table:table-cell>
          <table:table-cell office:value-type="float" office:value="0.401077" calcext:value-type="float">
            <text:p>0.401077</text:p>
          </table:table-cell>
          <table:table-cell office:value-type="float" office:value="0.39531" calcext:value-type="float">
            <text:p>0.39531</text:p>
          </table:table-cell>
          <table:table-cell office:value-type="float" office:value="0.382166" calcext:value-type="float">
            <text:p>0.382166</text:p>
          </table:table-cell>
          <table:table-cell office:value-type="float" office:value="0.406114" calcext:value-type="float">
            <text:p>0.406114</text:p>
          </table:table-cell>
          <table:table-cell office:value-type="float" office:value="0.431235" calcext:value-type="float">
            <text:p>0.431235</text:p>
          </table:table-cell>
          <table:table-cell office:value-type="float" office:value="0.428554" calcext:value-type="float">
            <text:p>0.428554</text:p>
          </table:table-cell>
          <table:table-cell office:value-type="float" office:value="0.500156" calcext:value-type="float">
            <text:p>0.500156</text:p>
          </table:table-cell>
          <table:table-cell office:value-type="float" office:value="0.553259" calcext:value-type="float">
            <text:p>0.553259</text:p>
          </table:table-cell>
        </table:table-row>
        <table:table-row table:style-name="ro1">
          <table:table-cell office:value-type="float" office:value="0.236826" calcext:value-type="float">
            <text:p>0.236826</text:p>
          </table:table-cell>
          <table:table-cell office:value-type="float" office:value="0.269321" calcext:value-type="float">
            <text:p>0.269321</text:p>
          </table:table-cell>
          <table:table-cell office:value-type="float" office:value="0.302064" calcext:value-type="float">
            <text:p>0.302064</text:p>
          </table:table-cell>
          <table:table-cell office:value-type="float" office:value="0.289622" calcext:value-type="float">
            <text:p>0.289622</text:p>
          </table:table-cell>
          <table:table-cell office:value-type="float" office:value="0.243293" calcext:value-type="float">
            <text:p>0.243293</text:p>
          </table:table-cell>
          <table:table-cell office:value-type="float" office:value="0.231355" calcext:value-type="float">
            <text:p>0.231355</text:p>
          </table:table-cell>
          <table:table-cell office:value-type="float" office:value="0.214052" calcext:value-type="float">
            <text:p>0.214052</text:p>
          </table:table-cell>
          <table:table-cell office:value-type="float" office:value="0.197576" calcext:value-type="float">
            <text:p>0.197576</text:p>
          </table:table-cell>
          <table:table-cell office:value-type="float" office:value="0.136497" calcext:value-type="float">
            <text:p>0.136497</text:p>
          </table:table-cell>
        </table:table-row>
        <table:table-row table:style-name="ro1">
          <table:table-cell office:value-type="float" office:value="0.338254" calcext:value-type="float">
            <text:p>0.338254</text:p>
          </table:table-cell>
          <table:table-cell office:value-type="float" office:value="0.333203" calcext:value-type="float">
            <text:p>0.333203</text:p>
          </table:table-cell>
          <table:table-cell office:value-type="float" office:value="0.446842" calcext:value-type="float">
            <text:p>0.446842</text:p>
          </table:table-cell>
          <table:table-cell office:value-type="float" office:value="0.369079" calcext:value-type="float">
            <text:p>0.369079</text:p>
          </table:table-cell>
          <table:table-cell office:value-type="float" office:value="0.399497" calcext:value-type="float">
            <text:p>0.399497</text:p>
          </table:table-cell>
          <table:table-cell office:value-type="float" office:value="0.41622" calcext:value-type="float">
            <text:p>0.41622</text:p>
          </table:table-cell>
          <table:table-cell office:value-type="float" office:value="0.407848" calcext:value-type="float">
            <text:p>0.407848</text:p>
          </table:table-cell>
          <table:table-cell office:value-type="float" office:value="0.43861" calcext:value-type="float">
            <text:p>0.43861</text:p>
          </table:table-cell>
          <table:table-cell office:value-type="float" office:value="0.413823" calcext:value-type="float">
            <text:p>0.413823</text:p>
          </table:table-cell>
        </table:table-row>
        <table:table-row table:style-name="ro1">
          <table:table-cell office:value-type="float" office:value="0.00313446" calcext:value-type="float">
            <text:p>0.00313446</text:p>
          </table:table-cell>
          <table:table-cell office:value-type="float" office:value="0.00316622" calcext:value-type="float">
            <text:p>0.00316622</text:p>
          </table:table-cell>
          <table:table-cell office:value-type="float" office:value="0.00319941" calcext:value-type="float">
            <text:p>0.00319941</text:p>
          </table:table-cell>
          <table:table-cell office:value-type="float" office:value="0.00274385" calcext:value-type="float">
            <text:p>0.00274385</text:p>
          </table:table-cell>
          <table:table-cell office:value-type="float" office:value="0.00285591" calcext:value-type="float">
            <text:p>0.00285591</text:p>
          </table:table-cell>
          <table:table-cell office:value-type="float" office:value="0.00310553" calcext:value-type="float">
            <text:p>0.00310553</text:p>
          </table:table-cell>
          <table:table-cell office:value-type="float" office:value="0.0032393" calcext:value-type="float">
            <text:p>0.0032393</text:p>
          </table:table-cell>
          <table:table-cell office:value-type="float" office:value="0.00307884" calcext:value-type="float">
            <text:p>0.00307884</text:p>
          </table:table-cell>
          <table:table-cell office:value-type="float" office:value="0.00317608" calcext:value-type="float">
            <text:p>0.00317608</text:p>
          </table:table-cell>
        </table:table-row>
        <table:table-row table:style-name="ro1">
          <table:table-cell office:value-type="float" office:value="0.260298" calcext:value-type="float">
            <text:p>0.260298</text:p>
          </table:table-cell>
          <table:table-cell office:value-type="float" office:value="0.237406" calcext:value-type="float">
            <text:p>0.237406</text:p>
          </table:table-cell>
          <table:table-cell office:value-type="float" office:value="0.298577" calcext:value-type="float">
            <text:p>0.298577</text:p>
          </table:table-cell>
          <table:table-cell office:value-type="float" office:value="0.288864" calcext:value-type="float">
            <text:p>0.288864</text:p>
          </table:table-cell>
          <table:table-cell office:value-type="float" office:value="0.260367" calcext:value-type="float">
            <text:p>0.260367</text:p>
          </table:table-cell>
          <table:table-cell office:value-type="float" office:value="0.263623" calcext:value-type="float">
            <text:p>0.263623</text:p>
          </table:table-cell>
          <table:table-cell office:value-type="float" office:value="0.213485" calcext:value-type="float">
            <text:p>0.213485</text:p>
          </table:table-cell>
          <table:table-cell office:value-type="float" office:value="0.248654" calcext:value-type="float">
            <text:p>0.248654</text:p>
          </table:table-cell>
          <table:table-cell office:value-type="float" office:value="0.171235" calcext:value-type="float">
            <text:p>0.171235</text:p>
          </table:table-cell>
        </table:table-row>
        <table:table-row table:style-name="ro1">
          <table:table-cell office:value-type="float" office:value="0.139174" calcext:value-type="float">
            <text:p>0.139174</text:p>
          </table:table-cell>
          <table:table-cell office:value-type="float" office:value="0.136901" calcext:value-type="float">
            <text:p>0.136901</text:p>
          </table:table-cell>
          <table:table-cell office:value-type="float" office:value="0.12362" calcext:value-type="float">
            <text:p>0.12362</text:p>
          </table:table-cell>
          <table:table-cell office:value-type="float" office:value="0.127317" calcext:value-type="float">
            <text:p>0.127317</text:p>
          </table:table-cell>
          <table:table-cell office:value-type="float" office:value="0.126332" calcext:value-type="float">
            <text:p>0.126332</text:p>
          </table:table-cell>
          <table:table-cell office:value-type="float" office:value="0.120052" calcext:value-type="float">
            <text:p>0.120052</text:p>
          </table:table-cell>
          <table:table-cell office:value-type="float" office:value="0.141717" calcext:value-type="float">
            <text:p>0.141717</text:p>
          </table:table-cell>
          <table:table-cell office:value-type="float" office:value="0.101708" calcext:value-type="float">
            <text:p>0.101708</text:p>
          </table:table-cell>
          <table:table-cell office:value-type="float" office:value="0.0953705" calcext:value-type="float">
            <text:p>0.0953705</text:p>
          </table:table-cell>
        </table:table-row>
        <table:table-row table:style-name="ro1">
          <table:table-cell office:value-type="float" office:value="0.33697" calcext:value-type="float">
            <text:p>0.33697</text:p>
          </table:table-cell>
          <table:table-cell office:value-type="float" office:value="0.26958" calcext:value-type="float">
            <text:p>0.26958</text:p>
          </table:table-cell>
          <table:table-cell office:value-type="float" office:value="0.250304" calcext:value-type="float">
            <text:p>0.250304</text:p>
          </table:table-cell>
          <table:table-cell office:value-type="float" office:value="0.270165" calcext:value-type="float">
            <text:p>0.270165</text:p>
          </table:table-cell>
          <table:table-cell office:value-type="float" office:value="0.258739" calcext:value-type="float">
            <text:p>0.258739</text:p>
          </table:table-cell>
          <table:table-cell office:value-type="float" office:value="0.240837" calcext:value-type="float">
            <text:p>0.240837</text:p>
          </table:table-cell>
          <table:table-cell office:value-type="float" office:value="0.197353" calcext:value-type="float">
            <text:p>0.197353</text:p>
          </table:table-cell>
          <table:table-cell office:value-type="float" office:value="0.239114" calcext:value-type="float">
            <text:p>0.239114</text:p>
          </table:table-cell>
          <table:table-cell office:value-type="float" office:value="0.181196" calcext:value-type="float">
            <text:p>0.181196</text:p>
          </table:table-cell>
        </table:table-row>
        <table:table-row table:style-name="ro1">
          <table:table-cell office:value-type="float" office:value="0.393653" calcext:value-type="float">
            <text:p>0.393653</text:p>
          </table:table-cell>
          <table:table-cell office:value-type="float" office:value="0.43996" calcext:value-type="float">
            <text:p>0.43996</text:p>
          </table:table-cell>
          <table:table-cell office:value-type="float" office:value="0.393391" calcext:value-type="float">
            <text:p>0.393391</text:p>
          </table:table-cell>
          <table:table-cell office:value-type="float" office:value="0.404535" calcext:value-type="float">
            <text:p>0.404535</text:p>
          </table:table-cell>
          <table:table-cell office:value-type="float" office:value="0.439344" calcext:value-type="float">
            <text:p>0.439344</text:p>
          </table:table-cell>
          <table:table-cell office:value-type="float" office:value="0.432739" calcext:value-type="float">
            <text:p>0.432739</text:p>
          </table:table-cell>
          <table:table-cell office:value-type="float" office:value="0.511523" calcext:value-type="float">
            <text:p>0.511523</text:p>
          </table:table-cell>
          <table:table-cell office:value-type="float" office:value="0.532909" calcext:value-type="float">
            <text:p>0.532909</text:p>
          </table:table-cell>
          <table:table-cell office:value-type="float" office:value="0.512691" calcext:value-type="float">
            <text:p>0.512691</text:p>
          </table:table-cell>
        </table:table-row>
        <table:table-row table:style-name="ro1">
          <table:table-cell office:value-type="float" office:value="0.274784" calcext:value-type="float">
            <text:p>0.274784</text:p>
          </table:table-cell>
          <table:table-cell office:value-type="float" office:value="0.223289" calcext:value-type="float">
            <text:p>0.223289</text:p>
          </table:table-cell>
          <table:table-cell office:value-type="float" office:value="0.192334" calcext:value-type="float">
            <text:p>0.192334</text:p>
          </table:table-cell>
          <table:table-cell office:value-type="float" office:value="0.250806" calcext:value-type="float">
            <text:p>0.250806</text:p>
          </table:table-cell>
          <table:table-cell office:value-type="float" office:value="0.181771" calcext:value-type="float">
            <text:p>0.181771</text:p>
          </table:table-cell>
          <table:table-cell office:value-type="float" office:value="0.1854" calcext:value-type="float">
            <text:p>0.1854</text:p>
          </table:table-cell>
          <table:table-cell office:value-type="float" office:value="0.207643" calcext:value-type="float">
            <text:p>0.207643</text:p>
          </table:table-cell>
          <table:table-cell office:value-type="float" office:value="0.149289" calcext:value-type="float">
            <text:p>0.149289</text:p>
          </table:table-cell>
          <table:table-cell office:value-type="float" office:value="0.133386" calcext:value-type="float">
            <text:p>0.133386</text:p>
          </table:table-cell>
        </table:table-row>
        <table:table-row table:style-name="ro1">
          <table:table-cell office:value-type="float" office:value="0.00311435" calcext:value-type="float">
            <text:p>0.00311435</text:p>
          </table:table-cell>
          <table:table-cell office:value-type="float" office:value="0.00303837" calcext:value-type="float">
            <text:p>0.00303837</text:p>
          </table:table-cell>
          <table:table-cell office:value-type="float" office:value="0.00314904" calcext:value-type="float">
            <text:p>0.00314904</text:p>
          </table:table-cell>
          <table:table-cell office:value-type="float" office:value="0.00308486" calcext:value-type="float">
            <text:p>0.00308486</text:p>
          </table:table-cell>
          <table:table-cell office:value-type="float" office:value="0.00304218" calcext:value-type="float">
            <text:p>0.00304218</text:p>
          </table:table-cell>
          <table:table-cell office:value-type="float" office:value="0.0032449" calcext:value-type="float">
            <text:p>0.0032449</text:p>
          </table:table-cell>
          <table:table-cell office:value-type="float" office:value="0.00328748" calcext:value-type="float">
            <text:p>0.00328748</text:p>
          </table:table-cell>
          <table:table-cell office:value-type="float" office:value="0.00313128" calcext:value-type="float">
            <text:p>0.00313128</text:p>
          </table:table-cell>
          <table:table-cell office:value-type="float" office:value="0.00320726" calcext:value-type="float">
            <text:p>0.00320726</text:p>
          </table:table-cell>
        </table:table-row>
        <table:table-row table:style-name="ro1">
          <table:table-cell office:value-type="float" office:value="0.302258" calcext:value-type="float">
            <text:p>0.302258</text:p>
          </table:table-cell>
          <table:table-cell office:value-type="float" office:value="0.367021" calcext:value-type="float">
            <text:p>0.367021</text:p>
          </table:table-cell>
          <table:table-cell office:value-type="float" office:value="0.311626" calcext:value-type="float">
            <text:p>0.311626</text:p>
          </table:table-cell>
          <table:table-cell office:value-type="float" office:value="0.271994" calcext:value-type="float">
            <text:p>0.271994</text:p>
          </table:table-cell>
          <table:table-cell office:value-type="float" office:value="0.308414" calcext:value-type="float">
            <text:p>0.308414</text:p>
          </table:table-cell>
          <table:table-cell office:value-type="float" office:value="0.312614" calcext:value-type="float">
            <text:p>0.312614</text:p>
          </table:table-cell>
          <table:table-cell office:value-type="float" office:value="0.322547" calcext:value-type="float">
            <text:p>0.322547</text:p>
          </table:table-cell>
          <table:table-cell office:value-type="float" office:value="0.260708" calcext:value-type="float">
            <text:p>0.260708</text:p>
          </table:table-cell>
          <table:table-cell office:value-type="float" office:value="0.191671" calcext:value-type="float">
            <text:p>0.191671</text:p>
          </table:table-cell>
        </table:table-row>
        <table:table-row table:style-name="ro1">
          <table:table-cell office:value-type="float" office:value="0.0738802" calcext:value-type="float">
            <text:p>0.0738802</text:p>
          </table:table-cell>
          <table:table-cell office:value-type="float" office:value="0.00699499" calcext:value-type="float">
            <text:p>0.00699499</text:p>
          </table:table-cell>
          <table:table-cell office:value-type="float" office:value="0.0210437" calcext:value-type="float">
            <text:p>0.0210437</text:p>
          </table:table-cell>
          <table:table-cell office:value-type="float" office:value="0.0162816" calcext:value-type="float">
            <text:p>0.0162816</text:p>
          </table:table-cell>
          <table:table-cell office:value-type="float" office:value="0.00748167" calcext:value-type="float">
            <text:p>0.00748167</text:p>
          </table:table-cell>
          <table:table-cell office:value-type="float" office:value="0.00632626" calcext:value-type="float">
            <text:p>0.00632626</text:p>
          </table:table-cell>
          <table:table-cell office:value-type="float" office:value="0.00654068" calcext:value-type="float">
            <text:p>0.00654068</text:p>
          </table:table-cell>
          <table:table-cell office:value-type="float" office:value="0.00960352" calcext:value-type="float">
            <text:p>0.00960352</text:p>
          </table:table-cell>
          <table:table-cell office:value-type="float" office:value="0.00354781" calcext:value-type="float">
            <text:p>0.00354781</text:p>
          </table:table-cell>
        </table:table-row>
        <table:table-row table:style-name="ro1">
          <table:table-cell office:value-type="float" office:value="0.198761" calcext:value-type="float">
            <text:p>0.198761</text:p>
          </table:table-cell>
          <table:table-cell office:value-type="float" office:value="0.170388" calcext:value-type="float">
            <text:p>0.170388</text:p>
          </table:table-cell>
          <table:table-cell office:value-type="float" office:value="0.16352" calcext:value-type="float">
            <text:p>0.16352</text:p>
          </table:table-cell>
          <table:table-cell office:value-type="float" office:value="0.182777" calcext:value-type="float">
            <text:p>0.182777</text:p>
          </table:table-cell>
          <table:table-cell office:value-type="float" office:value="0.124186" calcext:value-type="float">
            <text:p>0.124186</text:p>
          </table:table-cell>
          <table:table-cell office:value-type="float" office:value="0.137037" calcext:value-type="float">
            <text:p>0.137037</text:p>
          </table:table-cell>
          <table:table-cell office:value-type="float" office:value="0.114588" calcext:value-type="float">
            <text:p>0.114588</text:p>
          </table:table-cell>
          <table:table-cell office:value-type="float" office:value="0.102436" calcext:value-type="float">
            <text:p>0.102436</text:p>
          </table:table-cell>
          <table:table-cell office:value-type="float" office:value="0.0909051" calcext:value-type="float">
            <text:p>0.0909051</text:p>
          </table:table-cell>
        </table:table-row>
        <table:table-row table:style-name="ro1">
          <table:table-cell office:value-type="float" office:value="0.311504" calcext:value-type="float">
            <text:p>0.311504</text:p>
          </table:table-cell>
          <table:table-cell office:value-type="float" office:value="0.255212" calcext:value-type="float">
            <text:p>0.255212</text:p>
          </table:table-cell>
          <table:table-cell office:value-type="float" office:value="0.240678" calcext:value-type="float">
            <text:p>0.240678</text:p>
          </table:table-cell>
          <table:table-cell office:value-type="float" office:value="0.262005" calcext:value-type="float">
            <text:p>0.262005</text:p>
          </table:table-cell>
          <table:table-cell office:value-type="float" office:value="0.226265" calcext:value-type="float">
            <text:p>0.226265</text:p>
          </table:table-cell>
          <table:table-cell office:value-type="float" office:value="0.28622" calcext:value-type="float">
            <text:p>0.28622</text:p>
          </table:table-cell>
          <table:table-cell office:value-type="float" office:value="0.232917" calcext:value-type="float">
            <text:p>0.232917</text:p>
          </table:table-cell>
          <table:table-cell office:value-type="float" office:value="0.237574" calcext:value-type="float">
            <text:p>0.237574</text:p>
          </table:table-cell>
          <table:table-cell office:value-type="float" office:value="0.214436" calcext:value-type="float">
            <text:p>0.214436</text:p>
          </table:table-cell>
        </table:table-row>
        <table:table-row table:style-name="ro1">
          <table:table-cell office:value-type="float" office:value="0.337455" calcext:value-type="float">
            <text:p>0.337455</text:p>
          </table:table-cell>
          <table:table-cell office:value-type="float" office:value="0.356008" calcext:value-type="float">
            <text:p>0.356008</text:p>
          </table:table-cell>
          <table:table-cell office:value-type="float" office:value="0.423451" calcext:value-type="float">
            <text:p>0.423451</text:p>
          </table:table-cell>
          <table:table-cell office:value-type="float" office:value="0.416888" calcext:value-type="float">
            <text:p>0.416888</text:p>
          </table:table-cell>
          <table:table-cell office:value-type="float" office:value="0.519475" calcext:value-type="float">
            <text:p>0.519475</text:p>
          </table:table-cell>
          <table:table-cell office:value-type="float" office:value="0.568576" calcext:value-type="float">
            <text:p>0.568576</text:p>
          </table:table-cell>
          <table:table-cell office:value-type="float" office:value="0.635981" calcext:value-type="float">
            <text:p>0.635981</text:p>
          </table:table-cell>
          <table:table-cell office:value-type="float" office:value="0.610676" calcext:value-type="float">
            <text:p>0.610676</text:p>
          </table:table-cell>
          <table:table-cell office:value-type="float" office:value="0.452299" calcext:value-type="float">
            <text:p>0.452299</text:p>
          </table:table-cell>
        </table:table-row>
        <table:table-row table:style-name="ro1">
          <table:table-cell office:value-type="float" office:value="0.326382" calcext:value-type="float">
            <text:p>0.326382</text:p>
          </table:table-cell>
          <table:table-cell office:value-type="float" office:value="0.233393" calcext:value-type="float">
            <text:p>0.233393</text:p>
          </table:table-cell>
          <table:table-cell office:value-type="float" office:value="0.25496" calcext:value-type="float">
            <text:p>0.25496</text:p>
          </table:table-cell>
          <table:table-cell office:value-type="float" office:value="0.221658" calcext:value-type="float">
            <text:p>0.221658</text:p>
          </table:table-cell>
          <table:table-cell office:value-type="float" office:value="0.30296" calcext:value-type="float">
            <text:p>0.30296</text:p>
          </table:table-cell>
          <table:table-cell office:value-type="float" office:value="0.275787" calcext:value-type="float">
            <text:p>0.275787</text:p>
          </table:table-cell>
          <table:table-cell office:value-type="float" office:value="0.254355" calcext:value-type="float">
            <text:p>0.254355</text:p>
          </table:table-cell>
          <table:table-cell office:value-type="float" office:value="0.226211" calcext:value-type="float">
            <text:p>0.226211</text:p>
          </table:table-cell>
          <table:table-cell office:value-type="float" office:value="0.219627" calcext:value-type="float">
            <text:p>0.219627</text:p>
          </table:table-cell>
        </table:table-row>
        <table:table-row table:style-name="ro1">
          <table:table-cell office:value-type="float" office:value="0.307793" calcext:value-type="float">
            <text:p>0.307793</text:p>
          </table:table-cell>
          <table:table-cell office:value-type="float" office:value="0.299952" calcext:value-type="float">
            <text:p>0.299952</text:p>
          </table:table-cell>
          <table:table-cell office:value-type="float" office:value="0.27264" calcext:value-type="float">
            <text:p>0.27264</text:p>
          </table:table-cell>
          <table:table-cell office:value-type="float" office:value="0.289027" calcext:value-type="float">
            <text:p>0.289027</text:p>
          </table:table-cell>
          <table:table-cell office:value-type="float" office:value="0.325193" calcext:value-type="float">
            <text:p>0.325193</text:p>
          </table:table-cell>
          <table:table-cell office:value-type="float" office:value="0.247326" calcext:value-type="float">
            <text:p>0.247326</text:p>
          </table:table-cell>
          <table:table-cell office:value-type="float" office:value="0.285443" calcext:value-type="float">
            <text:p>0.285443</text:p>
          </table:table-cell>
          <table:table-cell office:value-type="float" office:value="0.284791" calcext:value-type="float">
            <text:p>0.284791</text:p>
          </table:table-cell>
          <table:table-cell office:value-type="float" office:value="0.267886" calcext:value-type="float">
            <text:p>0.267886</text:p>
          </table:table-cell>
        </table:table-row>
        <table:table-row table:style-name="ro1">
          <table:table-cell office:value-type="float" office:value="0.266213" calcext:value-type="float">
            <text:p>0.266213</text:p>
          </table:table-cell>
          <table:table-cell office:value-type="float" office:value="0.252257" calcext:value-type="float">
            <text:p>0.252257</text:p>
          </table:table-cell>
          <table:table-cell office:value-type="float" office:value="0.267783" calcext:value-type="float">
            <text:p>0.267783</text:p>
          </table:table-cell>
          <table:table-cell office:value-type="float" office:value="0.231783" calcext:value-type="float">
            <text:p>0.231783</text:p>
          </table:table-cell>
          <table:table-cell office:value-type="float" office:value="0.252755" calcext:value-type="float">
            <text:p>0.252755</text:p>
          </table:table-cell>
          <table:table-cell office:value-type="float" office:value="0.227624" calcext:value-type="float">
            <text:p>0.227624</text:p>
          </table:table-cell>
          <table:table-cell office:value-type="float" office:value="0.22476" calcext:value-type="float">
            <text:p>0.22476</text:p>
          </table:table-cell>
          <table:table-cell office:value-type="float" office:value="0.187272" calcext:value-type="float">
            <text:p>0.187272</text:p>
          </table:table-cell>
          <table:table-cell office:value-type="float" office:value="0.21178" calcext:value-type="float">
            <text:p>0.21178</text:p>
          </table:table-cell>
        </table:table-row>
        <table:table-row table:style-name="ro1">
          <table:table-cell office:value-type="float" office:value="0.243322" calcext:value-type="float">
            <text:p>0.243322</text:p>
          </table:table-cell>
          <table:table-cell office:value-type="float" office:value="0.244261" calcext:value-type="float">
            <text:p>0.244261</text:p>
          </table:table-cell>
          <table:table-cell office:value-type="float" office:value="0.219039" calcext:value-type="float">
            <text:p>0.219039</text:p>
          </table:table-cell>
          <table:table-cell office:value-type="float" office:value="0.210028" calcext:value-type="float">
            <text:p>0.210028</text:p>
          </table:table-cell>
          <table:table-cell office:value-type="float" office:value="0.22927" calcext:value-type="float">
            <text:p>0.22927</text:p>
          </table:table-cell>
          <table:table-cell office:value-type="float" office:value="0.181508" calcext:value-type="float">
            <text:p>0.181508</text:p>
          </table:table-cell>
          <table:table-cell office:value-type="float" office:value="0.192375" calcext:value-type="float">
            <text:p>0.192375</text:p>
          </table:table-cell>
          <table:table-cell office:value-type="float" office:value="0.160432" calcext:value-type="float">
            <text:p>0.160432</text:p>
          </table:table-cell>
          <table:table-cell office:value-type="float" office:value="0.157096" calcext:value-type="float">
            <text:p>0.157096</text:p>
          </table:table-cell>
        </table:table-row>
        <table:table-row table:style-name="ro1">
          <table:table-cell office:value-type="float" office:value="0.116404" calcext:value-type="float">
            <text:p>0.116404</text:p>
          </table:table-cell>
          <table:table-cell office:value-type="float" office:value="0.0421872" calcext:value-type="float">
            <text:p>0.0421872</text:p>
          </table:table-cell>
          <table:table-cell office:value-type="float" office:value="0.0387258" calcext:value-type="float">
            <text:p>0.0387258</text:p>
          </table:table-cell>
          <table:table-cell office:value-type="float" office:value="0.0360303" calcext:value-type="float">
            <text:p>0.0360303</text:p>
          </table:table-cell>
          <table:table-cell office:value-type="float" office:value="0.0250816" calcext:value-type="float">
            <text:p>0.0250816</text:p>
          </table:table-cell>
          <table:table-cell office:value-type="float" office:value="0.0160631" calcext:value-type="float">
            <text:p>0.0160631</text:p>
          </table:table-cell>
          <table:table-cell office:value-type="float" office:value="0.0110496" calcext:value-type="float">
            <text:p>0.0110496</text:p>
          </table:table-cell>
          <table:table-cell office:value-type="float" office:value="0.00468066" calcext:value-type="float">
            <text:p>0.00468066</text:p>
          </table:table-cell>
          <table:table-cell office:value-type="float" office:value="0.00375953" calcext:value-type="float">
            <text:p>0.00375953</text:p>
          </table:table-cell>
        </table:table-row>
        <table:table-row table:style-name="ro1">
          <table:table-cell office:value-type="float" office:value="0.252136" calcext:value-type="float">
            <text:p>0.252136</text:p>
          </table:table-cell>
          <table:table-cell office:value-type="float" office:value="0.197384" calcext:value-type="float">
            <text:p>0.197384</text:p>
          </table:table-cell>
          <table:table-cell office:value-type="float" office:value="0.200394" calcext:value-type="float">
            <text:p>0.200394</text:p>
          </table:table-cell>
          <table:table-cell office:value-type="float" office:value="0.244404" calcext:value-type="float">
            <text:p>0.244404</text:p>
          </table:table-cell>
          <table:table-cell office:value-type="float" office:value="0.197878" calcext:value-type="float">
            <text:p>0.197878</text:p>
          </table:table-cell>
          <table:table-cell office:value-type="float" office:value="0.207998" calcext:value-type="float">
            <text:p>0.207998</text:p>
          </table:table-cell>
          <table:table-cell office:value-type="float" office:value="0.218537" calcext:value-type="float">
            <text:p>0.218537</text:p>
          </table:table-cell>
          <table:table-cell office:value-type="float" office:value="0.18175" calcext:value-type="float">
            <text:p>0.18175</text:p>
          </table:table-cell>
          <table:table-cell office:value-type="float" office:value="0.173536" calcext:value-type="float">
            <text:p>0.173536</text:p>
          </table:table-cell>
        </table:table-row>
        <table:table-row table:style-name="ro1">
          <table:table-cell office:value-type="float" office:value="0.29257" calcext:value-type="float">
            <text:p>0.29257</text:p>
          </table:table-cell>
          <table:table-cell office:value-type="float" office:value="0.310408" calcext:value-type="float">
            <text:p>0.310408</text:p>
          </table:table-cell>
          <table:table-cell office:value-type="float" office:value="0.292979" calcext:value-type="float">
            <text:p>0.292979</text:p>
          </table:table-cell>
          <table:table-cell office:value-type="float" office:value="0.251682" calcext:value-type="float">
            <text:p>0.251682</text:p>
          </table:table-cell>
          <table:table-cell office:value-type="float" office:value="0.26717" calcext:value-type="float">
            <text:p>0.26717</text:p>
          </table:table-cell>
          <table:table-cell office:value-type="float" office:value="0.29182" calcext:value-type="float">
            <text:p>0.29182</text:p>
          </table:table-cell>
          <table:table-cell office:value-type="float" office:value="0.245178" calcext:value-type="float">
            <text:p>0.245178</text:p>
          </table:table-cell>
          <table:table-cell office:value-type="float" office:value="0.204332" calcext:value-type="float">
            <text:p>0.204332</text:p>
          </table:table-cell>
          <table:table-cell office:value-type="float" office:value="0.24682" calcext:value-type="float">
            <text:p>0.24682</text:p>
          </table:table-cell>
        </table:table-row>
        <table:table-row table:style-name="ro1">
          <table:table-cell office:value-type="float" office:value="0.265168" calcext:value-type="float">
            <text:p>0.265168</text:p>
          </table:table-cell>
          <table:table-cell office:value-type="float" office:value="0.258029" calcext:value-type="float">
            <text:p>0.258029</text:p>
          </table:table-cell>
          <table:table-cell office:value-type="float" office:value="0.266168" calcext:value-type="float">
            <text:p>0.266168</text:p>
          </table:table-cell>
          <table:table-cell office:value-type="float" office:value="0.216212" calcext:value-type="float">
            <text:p>0.216212</text:p>
          </table:table-cell>
          <table:table-cell office:value-type="float" office:value="0.261436" calcext:value-type="float">
            <text:p>0.261436</text:p>
          </table:table-cell>
          <table:table-cell office:value-type="float" office:value="0.222823" calcext:value-type="float">
            <text:p>0.222823</text:p>
          </table:table-cell>
          <table:table-cell office:value-type="float" office:value="0.204736" calcext:value-type="float">
            <text:p>0.204736</text:p>
          </table:table-cell>
          <table:table-cell office:value-type="float" office:value="0.200056" calcext:value-type="float">
            <text:p>0.200056</text:p>
          </table:table-cell>
          <table:table-cell office:value-type="float" office:value="0.213001" calcext:value-type="float">
            <text:p>0.213001</text:p>
          </table:table-cell>
        </table:table-row>
        <table:table-row table:style-name="ro1">
          <table:table-cell office:value-type="float" office:value="0.374038" calcext:value-type="float">
            <text:p>0.374038</text:p>
          </table:table-cell>
          <table:table-cell office:value-type="float" office:value="0.368392" calcext:value-type="float">
            <text:p>0.368392</text:p>
          </table:table-cell>
          <table:table-cell office:value-type="float" office:value="0.438375" calcext:value-type="float">
            <text:p>0.438375</text:p>
          </table:table-cell>
          <table:table-cell office:value-type="float" office:value="0.37367" calcext:value-type="float">
            <text:p>0.37367</text:p>
          </table:table-cell>
          <table:table-cell office:value-type="float" office:value="0.328272" calcext:value-type="float">
            <text:p>0.328272</text:p>
          </table:table-cell>
          <table:table-cell office:value-type="float" office:value="0.387508" calcext:value-type="float">
            <text:p>0.387508</text:p>
          </table:table-cell>
          <table:table-cell office:value-type="float" office:value="0.435461" calcext:value-type="float">
            <text:p>0.435461</text:p>
          </table:table-cell>
          <table:table-cell office:value-type="float" office:value="0.41598" calcext:value-type="float">
            <text:p>0.41598</text:p>
          </table:table-cell>
          <table:table-cell office:value-type="float" office:value="0.425477" calcext:value-type="float">
            <text:p>0.425477</text:p>
          </table:table-cell>
        </table:table-row>
        <table:table-row table:style-name="ro1">
          <table:table-cell office:value-type="float" office:value="0.364929" calcext:value-type="float">
            <text:p>0.364929</text:p>
          </table:table-cell>
          <table:table-cell office:value-type="float" office:value="0.312913" calcext:value-type="float">
            <text:p>0.312913</text:p>
          </table:table-cell>
          <table:table-cell office:value-type="float" office:value="0.311903" calcext:value-type="float">
            <text:p>0.311903</text:p>
          </table:table-cell>
          <table:table-cell office:value-type="float" office:value="0.293286" calcext:value-type="float">
            <text:p>0.293286</text:p>
          </table:table-cell>
          <table:table-cell office:value-type="float" office:value="0.276023" calcext:value-type="float">
            <text:p>0.276023</text:p>
          </table:table-cell>
          <table:table-cell office:value-type="float" office:value="0.317325" calcext:value-type="float">
            <text:p>0.317325</text:p>
          </table:table-cell>
          <table:table-cell office:value-type="float" office:value="0.265546" calcext:value-type="float">
            <text:p>0.265546</text:p>
          </table:table-cell>
          <table:table-cell office:value-type="float" office:value="0.27839" calcext:value-type="float">
            <text:p>0.27839</text:p>
          </table:table-cell>
          <table:table-cell office:value-type="float" office:value="0.257879" calcext:value-type="float">
            <text:p>0.257879</text:p>
          </table:table-cell>
        </table:table-row>
        <table:table-row table:style-name="ro1">
          <table:table-cell office:value-type="float" office:value="0.0708853" calcext:value-type="float">
            <text:p>0.0708853</text:p>
          </table:table-cell>
          <table:table-cell office:value-type="float" office:value="0.0211505" calcext:value-type="float">
            <text:p>0.0211505</text:p>
          </table:table-cell>
          <table:table-cell office:value-type="float" office:value="0.0154623" calcext:value-type="float">
            <text:p>0.0154623</text:p>
          </table:table-cell>
          <table:table-cell office:value-type="float" office:value="0.0202894" calcext:value-type="float">
            <text:p>0.0202894</text:p>
          </table:table-cell>
          <table:table-cell office:value-type="float" office:value="0.0152356" calcext:value-type="float">
            <text:p>0.0152356</text:p>
          </table:table-cell>
          <table:table-cell office:value-type="float" office:value="0.0169682" calcext:value-type="float">
            <text:p>0.0169682</text:p>
          </table:table-cell>
          <table:table-cell office:value-type="float" office:value="0.0231229" calcext:value-type="float">
            <text:p>0.0231229</text:p>
          </table:table-cell>
          <table:table-cell office:value-type="float" office:value="0.0129012" calcext:value-type="float">
            <text:p>0.0129012</text:p>
          </table:table-cell>
          <table:table-cell office:value-type="float" office:value="0.0215517" calcext:value-type="float">
            <text:p>0.0215517</text:p>
          </table:table-cell>
        </table:table-row>
        <table:table-row table:style-name="ro1">
          <table:table-cell office:value-type="float" office:value="0.252603" calcext:value-type="float">
            <text:p>0.252603</text:p>
          </table:table-cell>
          <table:table-cell office:value-type="float" office:value="0.253407" calcext:value-type="float">
            <text:p>0.253407</text:p>
          </table:table-cell>
          <table:table-cell office:value-type="float" office:value="0.21559" calcext:value-type="float">
            <text:p>0.21559</text:p>
          </table:table-cell>
          <table:table-cell office:value-type="float" office:value="0.206361" calcext:value-type="float">
            <text:p>0.206361</text:p>
          </table:table-cell>
          <table:table-cell office:value-type="float" office:value="0.260972" calcext:value-type="float">
            <text:p>0.260972</text:p>
          </table:table-cell>
          <table:table-cell office:value-type="float" office:value="0.173481" calcext:value-type="float">
            <text:p>0.173481</text:p>
          </table:table-cell>
          <table:table-cell office:value-type="float" office:value="0.222052" calcext:value-type="float">
            <text:p>0.222052</text:p>
          </table:table-cell>
          <table:table-cell office:value-type="float" office:value="0.200808" calcext:value-type="float">
            <text:p>0.200808</text:p>
          </table:table-cell>
          <table:table-cell office:value-type="float" office:value="0.157556" calcext:value-type="float">
            <text:p>0.157556</text:p>
          </table:table-cell>
        </table:table-row>
        <table:table-row table:style-name="ro1">
          <table:table-cell office:value-type="float" office:value="0.400315" calcext:value-type="float">
            <text:p>0.400315</text:p>
          </table:table-cell>
          <table:table-cell office:value-type="float" office:value="0.303175" calcext:value-type="float">
            <text:p>0.303175</text:p>
          </table:table-cell>
          <table:table-cell office:value-type="float" office:value="0.443027" calcext:value-type="float">
            <text:p>0.443027</text:p>
          </table:table-cell>
          <table:table-cell office:value-type="float" office:value="0.260864" calcext:value-type="float">
            <text:p>0.260864</text:p>
          </table:table-cell>
          <table:table-cell office:value-type="float" office:value="0.296318" calcext:value-type="float">
            <text:p>0.296318</text:p>
          </table:table-cell>
          <table:table-cell office:value-type="float" office:value="0.387417" calcext:value-type="float">
            <text:p>0.387417</text:p>
          </table:table-cell>
          <table:table-cell office:value-type="float" office:value="0.303425" calcext:value-type="float">
            <text:p>0.303425</text:p>
          </table:table-cell>
          <table:table-cell office:value-type="float" office:value="0.262411" calcext:value-type="float">
            <text:p>0.262411</text:p>
          </table:table-cell>
          <table:table-cell office:value-type="float" office:value="0.257188" calcext:value-type="float">
            <text:p>0.257188</text:p>
          </table:table-cell>
        </table:table-row>
        <table:table-row table:style-name="ro1">
          <table:table-cell office:value-type="float" office:value="0.180696" calcext:value-type="float">
            <text:p>0.180696</text:p>
          </table:table-cell>
          <table:table-cell office:value-type="float" office:value="0.159023" calcext:value-type="float">
            <text:p>0.159023</text:p>
          </table:table-cell>
          <table:table-cell office:value-type="float" office:value="0.119431" calcext:value-type="float">
            <text:p>0.119431</text:p>
          </table:table-cell>
          <table:table-cell office:value-type="float" office:value="0.117258" calcext:value-type="float">
            <text:p>0.117258</text:p>
          </table:table-cell>
          <table:table-cell office:value-type="float" office:value="0.128431" calcext:value-type="float">
            <text:p>0.128431</text:p>
          </table:table-cell>
          <table:table-cell office:value-type="float" office:value="0.12712" calcext:value-type="float">
            <text:p>0.12712</text:p>
          </table:table-cell>
          <table:table-cell office:value-type="float" office:value="0.0950168" calcext:value-type="float">
            <text:p>0.0950168</text:p>
          </table:table-cell>
          <table:table-cell office:value-type="float" office:value="0.0865299" calcext:value-type="float">
            <text:p>0.0865299</text:p>
          </table:table-cell>
          <table:table-cell office:value-type="float" office:value="0.0785126" calcext:value-type="float">
            <text:p>0.0785126</text:p>
          </table:table-cell>
        </table:table-row>
        <table:table-row table:style-name="ro1">
          <table:table-cell office:value-type="float" office:value="0.192742" calcext:value-type="float">
            <text:p>0.192742</text:p>
          </table:table-cell>
          <table:table-cell office:value-type="float" office:value="0.17182" calcext:value-type="float">
            <text:p>0.17182</text:p>
          </table:table-cell>
          <table:table-cell office:value-type="float" office:value="0.185769" calcext:value-type="float">
            <text:p>0.185769</text:p>
          </table:table-cell>
          <table:table-cell office:value-type="float" office:value="0.149828" calcext:value-type="float">
            <text:p>0.149828</text:p>
          </table:table-cell>
          <table:table-cell office:value-type="float" office:value="0.141226" calcext:value-type="float">
            <text:p>0.141226</text:p>
          </table:table-cell>
          <table:table-cell office:value-type="float" office:value="0.143441" calcext:value-type="float">
            <text:p>0.143441</text:p>
          </table:table-cell>
          <table:table-cell office:value-type="float" office:value="0.144689" calcext:value-type="float">
            <text:p>0.144689</text:p>
          </table:table-cell>
          <table:table-cell office:value-type="float" office:value="0.0884692" calcext:value-type="float">
            <text:p>0.0884692</text:p>
          </table:table-cell>
          <table:table-cell office:value-type="float" office:value="0.087694" calcext:value-type="float">
            <text:p>0.087694</text:p>
          </table:table-cell>
        </table:table-row>
        <table:table-row table:style-name="ro1">
          <table:table-cell office:value-type="float" office:value="0.106427" calcext:value-type="float">
            <text:p>0.106427</text:p>
          </table:table-cell>
          <table:table-cell office:value-type="float" office:value="0.0576602" calcext:value-type="float">
            <text:p>0.0576602</text:p>
          </table:table-cell>
          <table:table-cell office:value-type="float" office:value="0.118562" calcext:value-type="float">
            <text:p>0.118562</text:p>
          </table:table-cell>
          <table:table-cell office:value-type="float" office:value="0.0756657" calcext:value-type="float">
            <text:p>0.0756657</text:p>
          </table:table-cell>
          <table:table-cell office:value-type="float" office:value="0.0830003" calcext:value-type="float">
            <text:p>0.0830003</text:p>
          </table:table-cell>
          <table:table-cell office:value-type="float" office:value="0.0311245" calcext:value-type="float">
            <text:p>0.0311245</text:p>
          </table:table-cell>
          <table:table-cell office:value-type="float" office:value="0.0365181" calcext:value-type="float">
            <text:p>0.0365181</text:p>
          </table:table-cell>
          <table:table-cell office:value-type="float" office:value="0.0174301" calcext:value-type="float">
            <text:p>0.0174301</text:p>
          </table:table-cell>
          <table:table-cell office:value-type="float" office:value="0.0148446" calcext:value-type="float">
            <text:p>0.0148446</text:p>
          </table:table-cell>
        </table:table-row>
        <table:table-row table:style-name="ro1">
          <table:table-cell office:value-type="float" office:value="0.0193662" calcext:value-type="float">
            <text:p>0.0193662</text:p>
          </table:table-cell>
          <table:table-cell office:value-type="float" office:value="0.0174218" calcext:value-type="float">
            <text:p>0.0174218</text:p>
          </table:table-cell>
          <table:table-cell office:value-type="float" office:value="0.00438104" calcext:value-type="float">
            <text:p>0.00438104</text:p>
          </table:table-cell>
          <table:table-cell office:value-type="float" office:value="0.0135335" calcext:value-type="float">
            <text:p>0.0135335</text:p>
          </table:table-cell>
          <table:table-cell office:value-type="float" office:value="0.00806352" calcext:value-type="float">
            <text:p>0.00806352</text:p>
          </table:table-cell>
          <table:table-cell office:value-type="float" office:value="0.00611785" calcext:value-type="float">
            <text:p>0.00611785</text:p>
          </table:table-cell>
          <table:table-cell office:value-type="float" office:value="0.0109186" calcext:value-type="float">
            <text:p>0.0109186</text:p>
          </table:table-cell>
          <table:table-cell office:value-type="float" office:value="0.0067962" calcext:value-type="float">
            <text:p>0.0067962</text:p>
          </table:table-cell>
          <table:table-cell office:value-type="float" office:value="0.0120153" calcext:value-type="float">
            <text:p>0.0120153</text:p>
          </table:table-cell>
        </table:table-row>
        <table:table-row table:style-name="ro1">
          <table:table-cell office:value-type="float" office:value="0.0667155" calcext:value-type="float">
            <text:p>0.0667155</text:p>
          </table:table-cell>
          <table:table-cell office:value-type="float" office:value="0.0138223" calcext:value-type="float">
            <text:p>0.0138223</text:p>
          </table:table-cell>
          <table:table-cell office:value-type="float" office:value="0.0258294" calcext:value-type="float">
            <text:p>0.0258294</text:p>
          </table:table-cell>
          <table:table-cell office:value-type="float" office:value="0.00859603" calcext:value-type="float">
            <text:p>0.00859603</text:p>
          </table:table-cell>
          <table:table-cell office:value-type="float" office:value="0.00799957" calcext:value-type="float">
            <text:p>0.00799957</text:p>
          </table:table-cell>
          <table:table-cell office:value-type="float" office:value="0.00979874" calcext:value-type="float">
            <text:p>0.00979874</text:p>
          </table:table-cell>
          <table:table-cell office:value-type="float" office:value="0.00614817" calcext:value-type="float">
            <text:p>0.00614817</text:p>
          </table:table-cell>
          <table:table-cell office:value-type="float" office:value="0.00406316" calcext:value-type="float">
            <text:p>0.00406316</text:p>
          </table:table-cell>
          <table:table-cell office:value-type="float" office:value="0.00528215" calcext:value-type="float">
            <text:p>0.00528215</text:p>
          </table:table-cell>
        </table:table-row>
        <table:table-row table:style-name="ro1">
          <table:table-cell office:value-type="float" office:value="0.246417" calcext:value-type="float">
            <text:p>0.246417</text:p>
          </table:table-cell>
          <table:table-cell office:value-type="float" office:value="0.258904" calcext:value-type="float">
            <text:p>0.258904</text:p>
          </table:table-cell>
          <table:table-cell office:value-type="float" office:value="0.194651" calcext:value-type="float">
            <text:p>0.194651</text:p>
          </table:table-cell>
          <table:table-cell office:value-type="float" office:value="0.283925" calcext:value-type="float">
            <text:p>0.283925</text:p>
          </table:table-cell>
          <table:table-cell office:value-type="float" office:value="0.28206" calcext:value-type="float">
            <text:p>0.28206</text:p>
          </table:table-cell>
          <table:table-cell office:value-type="float" office:value="0.216135" calcext:value-type="float">
            <text:p>0.216135</text:p>
          </table:table-cell>
          <table:table-cell office:value-type="float" office:value="0.248566" calcext:value-type="float">
            <text:p>0.248566</text:p>
          </table:table-cell>
          <table:table-cell office:value-type="float" office:value="0.233551" calcext:value-type="float">
            <text:p>0.233551</text:p>
          </table:table-cell>
          <table:table-cell office:value-type="float" office:value="0.251055" calcext:value-type="float">
            <text:p>0.251055</text:p>
          </table:table-cell>
        </table:table-row>
        <table:table-row table:style-name="ro1">
          <table:table-cell office:value-type="float" office:value="0.347956" calcext:value-type="float">
            <text:p>0.347956</text:p>
          </table:table-cell>
          <table:table-cell office:value-type="float" office:value="0.336266" calcext:value-type="float">
            <text:p>0.336266</text:p>
          </table:table-cell>
          <table:table-cell office:value-type="float" office:value="0.320098" calcext:value-type="float">
            <text:p>0.320098</text:p>
          </table:table-cell>
          <table:table-cell office:value-type="float" office:value="0.448867" calcext:value-type="float">
            <text:p>0.448867</text:p>
          </table:table-cell>
          <table:table-cell office:value-type="float" office:value="0.377059" calcext:value-type="float">
            <text:p>0.377059</text:p>
          </table:table-cell>
          <table:table-cell office:value-type="float" office:value="0.388948" calcext:value-type="float">
            <text:p>0.388948</text:p>
          </table:table-cell>
          <table:table-cell office:value-type="float" office:value="0.373638" calcext:value-type="float">
            <text:p>0.373638</text:p>
          </table:table-cell>
          <table:table-cell office:value-type="float" office:value="0.302013" calcext:value-type="float">
            <text:p>0.302013</text:p>
          </table:table-cell>
          <table:table-cell office:value-type="float" office:value="0.248124" calcext:value-type="float">
            <text:p>0.248124</text:p>
          </table:table-cell>
        </table:table-row>
        <table:table-row table:style-name="ro1">
          <table:table-cell office:value-type="float" office:value="0.285024" calcext:value-type="float">
            <text:p>0.285024</text:p>
          </table:table-cell>
          <table:table-cell office:value-type="float" office:value="0.279538" calcext:value-type="float">
            <text:p>0.279538</text:p>
          </table:table-cell>
          <table:table-cell office:value-type="float" office:value="0.206649" calcext:value-type="float">
            <text:p>0.206649</text:p>
          </table:table-cell>
          <table:table-cell office:value-type="float" office:value="0.212499" calcext:value-type="float">
            <text:p>0.212499</text:p>
          </table:table-cell>
          <table:table-cell office:value-type="float" office:value="0.205036" calcext:value-type="float">
            <text:p>0.205036</text:p>
          </table:table-cell>
          <table:table-cell office:value-type="float" office:value="0.174263" calcext:value-type="float">
            <text:p>0.174263</text:p>
          </table:table-cell>
          <table:table-cell office:value-type="float" office:value="0.227254" calcext:value-type="float">
            <text:p>0.227254</text:p>
          </table:table-cell>
          <table:table-cell office:value-type="float" office:value="0.201355" calcext:value-type="float">
            <text:p>0.201355</text:p>
          </table:table-cell>
          <table:table-cell office:value-type="float" office:value="0.154357" calcext:value-type="float">
            <text:p>0.154357</text:p>
          </table:table-cell>
        </table:table-row>
        <table:table-row table:style-name="ro1">
          <table:table-cell office:value-type="float" office:value="0.00439465" calcext:value-type="float">
            <text:p>0.00439465</text:p>
          </table:table-cell>
          <table:table-cell office:value-type="float" office:value="0.00590694" calcext:value-type="float">
            <text:p>0.00590694</text:p>
          </table:table-cell>
          <table:table-cell office:value-type="float" office:value="0.00470989" calcext:value-type="float">
            <text:p>0.00470989</text:p>
          </table:table-cell>
          <table:table-cell office:value-type="float" office:value="0.0043038" calcext:value-type="float">
            <text:p>0.0043038</text:p>
          </table:table-cell>
          <table:table-cell office:value-type="float" office:value="0.00364875" calcext:value-type="float">
            <text:p>0.00364875</text:p>
          </table:table-cell>
          <table:table-cell office:value-type="float" office:value="0.00394307" calcext:value-type="float">
            <text:p>0.00394307</text:p>
          </table:table-cell>
          <table:table-cell office:value-type="float" office:value="0.00406868" calcext:value-type="float">
            <text:p>0.00406868</text:p>
          </table:table-cell>
          <table:table-cell office:value-type="float" office:value="0.00385856" calcext:value-type="float">
            <text:p>0.00385856</text:p>
          </table:table-cell>
          <table:table-cell office:value-type="float" office:value="0.00388652" calcext:value-type="float">
            <text:p>0.00388652</text:p>
          </table:table-cell>
        </table:table-row>
        <table:table-row table:style-name="ro1">
          <table:table-cell office:value-type="float" office:value="0.140789" calcext:value-type="float">
            <text:p>0.140789</text:p>
          </table:table-cell>
          <table:table-cell office:value-type="float" office:value="0.142742" calcext:value-type="float">
            <text:p>0.142742</text:p>
          </table:table-cell>
          <table:table-cell office:value-type="float" office:value="0.130722" calcext:value-type="float">
            <text:p>0.130722</text:p>
          </table:table-cell>
          <table:table-cell office:value-type="float" office:value="0.127676" calcext:value-type="float">
            <text:p>0.127676</text:p>
          </table:table-cell>
          <table:table-cell office:value-type="float" office:value="0.10582" calcext:value-type="float">
            <text:p>0.10582</text:p>
          </table:table-cell>
          <table:table-cell office:value-type="float" office:value="0.0759034" calcext:value-type="float">
            <text:p>0.0759034</text:p>
          </table:table-cell>
          <table:table-cell office:value-type="float" office:value="0.0616135" calcext:value-type="float">
            <text:p>0.0616135</text:p>
          </table:table-cell>
          <table:table-cell office:value-type="float" office:value="0.048748" calcext:value-type="float">
            <text:p>0.048748</text:p>
          </table:table-cell>
          <table:table-cell office:value-type="float" office:value="0.0587598" calcext:value-type="float">
            <text:p>0.0587598</text:p>
          </table:table-cell>
        </table:table-row>
        <table:table-row table:style-name="ro1">
          <table:table-cell office:value-type="float" office:value="0.394391" calcext:value-type="float">
            <text:p>0.394391</text:p>
          </table:table-cell>
          <table:table-cell office:value-type="float" office:value="0.37148" calcext:value-type="float">
            <text:p>0.37148</text:p>
          </table:table-cell>
          <table:table-cell office:value-type="float" office:value="0.378433" calcext:value-type="float">
            <text:p>0.378433</text:p>
          </table:table-cell>
          <table:table-cell office:value-type="float" office:value="0.33734" calcext:value-type="float">
            <text:p>0.33734</text:p>
          </table:table-cell>
          <table:table-cell office:value-type="float" office:value="0.353236" calcext:value-type="float">
            <text:p>0.353236</text:p>
          </table:table-cell>
          <table:table-cell office:value-type="float" office:value="0.337055" calcext:value-type="float">
            <text:p>0.337055</text:p>
          </table:table-cell>
          <table:table-cell office:value-type="float" office:value="0.319492" calcext:value-type="float">
            <text:p>0.319492</text:p>
          </table:table-cell>
          <table:table-cell office:value-type="float" office:value="0.404651" calcext:value-type="float">
            <text:p>0.404651</text:p>
          </table:table-cell>
          <table:table-cell office:value-type="float" office:value="0.342607" calcext:value-type="float">
            <text:p>0.342607</text:p>
          </table:table-cell>
        </table:table-row>
        <table:table-row table:style-name="ro1">
          <table:table-cell office:value-type="float" office:value="0.00328301" calcext:value-type="float">
            <text:p>0.00328301</text:p>
          </table:table-cell>
          <table:table-cell office:value-type="float" office:value="0.00336655" calcext:value-type="float">
            <text:p>0.00336655</text:p>
          </table:table-cell>
          <table:table-cell office:value-type="float" office:value="0.00312335" calcext:value-type="float">
            <text:p>0.00312335</text:p>
          </table:table-cell>
          <table:table-cell office:value-type="float" office:value="0.00338143" calcext:value-type="float">
            <text:p>0.00338143</text:p>
          </table:table-cell>
          <table:table-cell office:value-type="float" office:value="0.00329593" calcext:value-type="float">
            <text:p>0.00329593</text:p>
          </table:table-cell>
          <table:table-cell office:value-type="float" office:value="0.00331542" calcext:value-type="float">
            <text:p>0.00331542</text:p>
          </table:table-cell>
          <table:table-cell office:value-type="float" office:value="0.00330313" calcext:value-type="float">
            <text:p>0.00330313</text:p>
          </table:table-cell>
          <table:table-cell office:value-type="float" office:value="0.003243" calcext:value-type="float">
            <text:p>0.003243</text:p>
          </table:table-cell>
          <table:table-cell office:value-type="float" office:value="0.00333784" calcext:value-type="float">
            <text:p>0.00333784</text:p>
          </table:table-cell>
        </table:table-row>
        <table:table-row table:style-name="ro1">
          <table:table-cell office:value-type="float" office:value="0.296323" calcext:value-type="float">
            <text:p>0.296323</text:p>
          </table:table-cell>
          <table:table-cell office:value-type="float" office:value="0.282181" calcext:value-type="float">
            <text:p>0.282181</text:p>
          </table:table-cell>
          <table:table-cell office:value-type="float" office:value="0.25432" calcext:value-type="float">
            <text:p>0.25432</text:p>
          </table:table-cell>
          <table:table-cell office:value-type="float" office:value="0.265711" calcext:value-type="float">
            <text:p>0.265711</text:p>
          </table:table-cell>
          <table:table-cell office:value-type="float" office:value="0.252614" calcext:value-type="float">
            <text:p>0.252614</text:p>
          </table:table-cell>
          <table:table-cell office:value-type="float" office:value="0.269328" calcext:value-type="float">
            <text:p>0.269328</text:p>
          </table:table-cell>
          <table:table-cell office:value-type="float" office:value="0.268984" calcext:value-type="float">
            <text:p>0.268984</text:p>
          </table:table-cell>
          <table:table-cell office:value-type="float" office:value="0.225526" calcext:value-type="float">
            <text:p>0.225526</text:p>
          </table:table-cell>
          <table:table-cell office:value-type="float" office:value="0.238409" calcext:value-type="float">
            <text:p>0.238409</text:p>
          </table:table-cell>
        </table:table-row>
        <table:table-row table:style-name="ro1">
          <table:table-cell office:value-type="float" office:value="0.00414333" calcext:value-type="float">
            <text:p>0.00414333</text:p>
          </table:table-cell>
          <table:table-cell office:value-type="float" office:value="0.00398165" calcext:value-type="float">
            <text:p>0.00398165</text:p>
          </table:table-cell>
          <table:table-cell office:value-type="float" office:value="0.00343027" calcext:value-type="float">
            <text:p>0.00343027</text:p>
          </table:table-cell>
          <table:table-cell office:value-type="float" office:value="0.00369274" calcext:value-type="float">
            <text:p>0.00369274</text:p>
          </table:table-cell>
          <table:table-cell office:value-type="float" office:value="0.00334215" calcext:value-type="float">
            <text:p>0.00334215</text:p>
          </table:table-cell>
          <table:table-cell office:value-type="float" office:value="0.0039536" calcext:value-type="float">
            <text:p>0.0039536</text:p>
          </table:table-cell>
          <table:table-cell office:value-type="float" office:value="0.00339015" calcext:value-type="float">
            <text:p>0.00339015</text:p>
          </table:table-cell>
          <table:table-cell office:value-type="float" office:value="0.00341286" calcext:value-type="float">
            <text:p>0.00341286</text:p>
          </table:table-cell>
          <table:table-cell office:value-type="float" office:value="0.00344505" calcext:value-type="float">
            <text:p>0.00344505</text:p>
          </table:table-cell>
        </table:table-row>
        <table:table-row table:style-name="ro1">
          <table:table-cell office:value-type="float" office:value="0.349774" calcext:value-type="float">
            <text:p>0.349774</text:p>
          </table:table-cell>
          <table:table-cell office:value-type="float" office:value="0.320193" calcext:value-type="float">
            <text:p>0.320193</text:p>
          </table:table-cell>
          <table:table-cell office:value-type="float" office:value="0.268172" calcext:value-type="float">
            <text:p>0.268172</text:p>
          </table:table-cell>
          <table:table-cell office:value-type="float" office:value="0.272525" calcext:value-type="float">
            <text:p>0.272525</text:p>
          </table:table-cell>
          <table:table-cell office:value-type="float" office:value="0.342579" calcext:value-type="float">
            <text:p>0.342579</text:p>
          </table:table-cell>
          <table:table-cell office:value-type="float" office:value="0.309231" calcext:value-type="float">
            <text:p>0.309231</text:p>
          </table:table-cell>
          <table:table-cell office:value-type="float" office:value="0.246373" calcext:value-type="float">
            <text:p>0.246373</text:p>
          </table:table-cell>
          <table:table-cell office:value-type="float" office:value="0.238576" calcext:value-type="float">
            <text:p>0.238576</text:p>
          </table:table-cell>
          <table:table-cell office:value-type="float" office:value="0.28325" calcext:value-type="float">
            <text:p>0.28325</text:p>
          </table:table-cell>
        </table:table-row>
        <table:table-row table:style-name="ro1">
          <table:table-cell office:value-type="float" office:value="0.322466" calcext:value-type="float">
            <text:p>0.322466</text:p>
          </table:table-cell>
          <table:table-cell office:value-type="float" office:value="0.267296" calcext:value-type="float">
            <text:p>0.267296</text:p>
          </table:table-cell>
          <table:table-cell office:value-type="float" office:value="0.241795" calcext:value-type="float">
            <text:p>0.241795</text:p>
          </table:table-cell>
          <table:table-cell office:value-type="float" office:value="0.244047" calcext:value-type="float">
            <text:p>0.244047</text:p>
          </table:table-cell>
          <table:table-cell office:value-type="float" office:value="0.264307" calcext:value-type="float">
            <text:p>0.264307</text:p>
          </table:table-cell>
          <table:table-cell office:value-type="float" office:value="0.220819" calcext:value-type="float">
            <text:p>0.220819</text:p>
          </table:table-cell>
          <table:table-cell office:value-type="float" office:value="0.235651" calcext:value-type="float">
            <text:p>0.235651</text:p>
          </table:table-cell>
          <table:table-cell office:value-type="float" office:value="0.253135" calcext:value-type="float">
            <text:p>0.253135</text:p>
          </table:table-cell>
          <table:table-cell office:value-type="float" office:value="0.252587" calcext:value-type="float">
            <text:p>0.252587</text:p>
          </table:table-cell>
        </table:table-row>
        <table:table-row table:style-name="ro1">
          <table:table-cell office:value-type="float" office:value="0.32187" calcext:value-type="float">
            <text:p>0.32187</text:p>
          </table:table-cell>
          <table:table-cell office:value-type="float" office:value="0.239085" calcext:value-type="float">
            <text:p>0.239085</text:p>
          </table:table-cell>
          <table:table-cell office:value-type="float" office:value="0.222502" calcext:value-type="float">
            <text:p>0.222502</text:p>
          </table:table-cell>
          <table:table-cell office:value-type="float" office:value="0.218503" calcext:value-type="float">
            <text:p>0.218503</text:p>
          </table:table-cell>
          <table:table-cell office:value-type="float" office:value="0.178153" calcext:value-type="float">
            <text:p>0.178153</text:p>
          </table:table-cell>
          <table:table-cell office:value-type="float" office:value="0.247483" calcext:value-type="float">
            <text:p>0.247483</text:p>
          </table:table-cell>
          <table:table-cell office:value-type="float" office:value="0.182581" calcext:value-type="float">
            <text:p>0.182581</text:p>
          </table:table-cell>
          <table:table-cell office:value-type="float" office:value="0.195114" calcext:value-type="float">
            <text:p>0.195114</text:p>
          </table:table-cell>
          <table:table-cell office:value-type="float" office:value="0.201362" calcext:value-type="float">
            <text:p>0.201362</text:p>
          </table:table-cell>
        </table:table-row>
        <table:table-row table:style-name="ro1">
          <table:table-cell office:value-type="float" office:value="0.308289" calcext:value-type="float">
            <text:p>0.308289</text:p>
          </table:table-cell>
          <table:table-cell office:value-type="float" office:value="0.24407" calcext:value-type="float">
            <text:p>0.24407</text:p>
          </table:table-cell>
          <table:table-cell office:value-type="float" office:value="0.240415" calcext:value-type="float">
            <text:p>0.240415</text:p>
          </table:table-cell>
          <table:table-cell office:value-type="float" office:value="0.284813" calcext:value-type="float">
            <text:p>0.284813</text:p>
          </table:table-cell>
          <table:table-cell office:value-type="float" office:value="0.256511" calcext:value-type="float">
            <text:p>0.256511</text:p>
          </table:table-cell>
          <table:table-cell office:value-type="float" office:value="0.239327" calcext:value-type="float">
            <text:p>0.239327</text:p>
          </table:table-cell>
          <table:table-cell office:value-type="float" office:value="0.252843" calcext:value-type="float">
            <text:p>0.252843</text:p>
          </table:table-cell>
          <table:table-cell office:value-type="float" office:value="0.199662" calcext:value-type="float">
            <text:p>0.199662</text:p>
          </table:table-cell>
          <table:table-cell office:value-type="float" office:value="0.182962" calcext:value-type="float">
            <text:p>0.182962</text:p>
          </table:table-cell>
        </table:table-row>
        <table:table-row table:style-name="ro1">
          <table:table-cell office:value-type="float" office:value="0.44111" calcext:value-type="float">
            <text:p>0.44111</text:p>
          </table:table-cell>
          <table:table-cell office:value-type="float" office:value="0.346843" calcext:value-type="float">
            <text:p>0.346843</text:p>
          </table:table-cell>
          <table:table-cell office:value-type="float" office:value="0.367596" calcext:value-type="float">
            <text:p>0.367596</text:p>
          </table:table-cell>
          <table:table-cell office:value-type="float" office:value="0.385246" calcext:value-type="float">
            <text:p>0.385246</text:p>
          </table:table-cell>
          <table:table-cell office:value-type="float" office:value="0.367757" calcext:value-type="float">
            <text:p>0.367757</text:p>
          </table:table-cell>
          <table:table-cell office:value-type="float" office:value="0.401073" calcext:value-type="float">
            <text:p>0.401073</text:p>
          </table:table-cell>
          <table:table-cell office:value-type="float" office:value="0.457965" calcext:value-type="float">
            <text:p>0.457965</text:p>
          </table:table-cell>
          <table:table-cell office:value-type="float" office:value="0.333932" calcext:value-type="float">
            <text:p>0.333932</text:p>
          </table:table-cell>
          <table:table-cell office:value-type="float" office:value="0.358132" calcext:value-type="float">
            <text:p>0.358132</text:p>
          </table:table-cell>
        </table:table-row>
        <table:table-row table:style-name="ro1">
          <table:table-cell office:value-type="float" office:value="0.00438824" calcext:value-type="float">
            <text:p>0.00438824</text:p>
          </table:table-cell>
          <table:table-cell office:value-type="float" office:value="0.00391218" calcext:value-type="float">
            <text:p>0.00391218</text:p>
          </table:table-cell>
          <table:table-cell office:value-type="float" office:value="0.00367768" calcext:value-type="float">
            <text:p>0.00367768</text:p>
          </table:table-cell>
          <table:table-cell office:value-type="float" office:value="0.00376283" calcext:value-type="float">
            <text:p>0.00376283</text:p>
          </table:table-cell>
          <table:table-cell office:value-type="float" office:value="0.00574436" calcext:value-type="float">
            <text:p>0.00574436</text:p>
          </table:table-cell>
          <table:table-cell office:value-type="float" office:value="0.00380405" calcext:value-type="float">
            <text:p>0.00380405</text:p>
          </table:table-cell>
          <table:table-cell office:value-type="float" office:value="0.00374567" calcext:value-type="float">
            <text:p>0.00374567</text:p>
          </table:table-cell>
          <table:table-cell office:value-type="float" office:value="0.0037831" calcext:value-type="float">
            <text:p>0.0037831</text:p>
          </table:table-cell>
          <table:table-cell office:value-type="float" office:value="0.00370419" calcext:value-type="float">
            <text:p>0.00370419</text:p>
          </table:table-cell>
        </table:table-row>
        <table:table-row table:style-name="ro1">
          <table:table-cell office:value-type="float" office:value="0.419778" calcext:value-type="float">
            <text:p>0.419778</text:p>
          </table:table-cell>
          <table:table-cell office:value-type="float" office:value="0.412535" calcext:value-type="float">
            <text:p>0.412535</text:p>
          </table:table-cell>
          <table:table-cell office:value-type="float" office:value="0.353519" calcext:value-type="float">
            <text:p>0.353519</text:p>
          </table:table-cell>
          <table:table-cell office:value-type="float" office:value="0.381858" calcext:value-type="float">
            <text:p>0.381858</text:p>
          </table:table-cell>
          <table:table-cell office:value-type="float" office:value="0.399516" calcext:value-type="float">
            <text:p>0.399516</text:p>
          </table:table-cell>
          <table:table-cell office:value-type="float" office:value="0.409538" calcext:value-type="float">
            <text:p>0.409538</text:p>
          </table:table-cell>
          <table:table-cell office:value-type="float" office:value="0.456504" calcext:value-type="float">
            <text:p>0.456504</text:p>
          </table:table-cell>
          <table:table-cell office:value-type="float" office:value="0.424851" calcext:value-type="float">
            <text:p>0.424851</text:p>
          </table:table-cell>
          <table:table-cell office:value-type="float" office:value="0.386137" calcext:value-type="float">
            <text:p>0.386137</text:p>
          </table:table-cell>
        </table:table-row>
        <table:table-row table:style-name="ro1">
          <table:table-cell office:value-type="float" office:value="0.453959" calcext:value-type="float">
            <text:p>0.453959</text:p>
          </table:table-cell>
          <table:table-cell office:value-type="float" office:value="0.305643" calcext:value-type="float">
            <text:p>0.305643</text:p>
          </table:table-cell>
          <table:table-cell office:value-type="float" office:value="0.307372" calcext:value-type="float">
            <text:p>0.307372</text:p>
          </table:table-cell>
          <table:table-cell office:value-type="float" office:value="0.331765" calcext:value-type="float">
            <text:p>0.331765</text:p>
          </table:table-cell>
          <table:table-cell office:value-type="float" office:value="0.317709" calcext:value-type="float">
            <text:p>0.317709</text:p>
          </table:table-cell>
          <table:table-cell office:value-type="float" office:value="0.31051" calcext:value-type="float">
            <text:p>0.31051</text:p>
          </table:table-cell>
          <table:table-cell office:value-type="float" office:value="0.317753" calcext:value-type="float">
            <text:p>0.317753</text:p>
          </table:table-cell>
          <table:table-cell office:value-type="float" office:value="0.249417" calcext:value-type="float">
            <text:p>0.249417</text:p>
          </table:table-cell>
          <table:table-cell office:value-type="float" office:value="0.250036" calcext:value-type="float">
            <text:p>0.250036</text:p>
          </table:table-cell>
        </table:table-row>
        <table:table-row table:style-name="ro1">
          <table:table-cell office:value-type="float" office:value="0.117721" calcext:value-type="float">
            <text:p>0.117721</text:p>
          </table:table-cell>
          <table:table-cell office:value-type="float" office:value="0.00895196" calcext:value-type="float">
            <text:p>0.00895196</text:p>
          </table:table-cell>
          <table:table-cell office:value-type="float" office:value="0.0149702" calcext:value-type="float">
            <text:p>0.0149702</text:p>
          </table:table-cell>
          <table:table-cell office:value-type="float" office:value="0.0115696" calcext:value-type="float">
            <text:p>0.0115696</text:p>
          </table:table-cell>
          <table:table-cell office:value-type="float" office:value="0.00562604" calcext:value-type="float">
            <text:p>0.00562604</text:p>
          </table:table-cell>
          <table:table-cell office:value-type="float" office:value="0.0053237" calcext:value-type="float">
            <text:p>0.0053237</text:p>
          </table:table-cell>
          <table:table-cell office:value-type="float" office:value="0.0067662" calcext:value-type="float">
            <text:p>0.0067662</text:p>
          </table:table-cell>
          <table:table-cell office:value-type="float" office:value="0.00524778" calcext:value-type="float">
            <text:p>0.00524778</text:p>
          </table:table-cell>
          <table:table-cell office:value-type="float" office:value="0.00451009" calcext:value-type="float">
            <text:p>0.00451009</text:p>
          </table:table-cell>
        </table:table-row>
        <table:table-row table:style-name="ro1">
          <table:table-cell office:value-type="float" office:value="0.446682" calcext:value-type="float">
            <text:p>0.446682</text:p>
          </table:table-cell>
          <table:table-cell office:value-type="float" office:value="0.414438" calcext:value-type="float">
            <text:p>0.414438</text:p>
          </table:table-cell>
          <table:table-cell office:value-type="float" office:value="0.499054" calcext:value-type="float">
            <text:p>0.499054</text:p>
          </table:table-cell>
          <table:table-cell office:value-type="float" office:value="0.36143" calcext:value-type="float">
            <text:p>0.36143</text:p>
          </table:table-cell>
          <table:table-cell office:value-type="float" office:value="0.403057" calcext:value-type="float">
            <text:p>0.403057</text:p>
          </table:table-cell>
          <table:table-cell office:value-type="float" office:value="0.342444" calcext:value-type="float">
            <text:p>0.342444</text:p>
          </table:table-cell>
          <table:table-cell office:value-type="float" office:value="0.378561" calcext:value-type="float">
            <text:p>0.378561</text:p>
          </table:table-cell>
          <table:table-cell office:value-type="float" office:value="0.338468" calcext:value-type="float">
            <text:p>0.338468</text:p>
          </table:table-cell>
          <table:table-cell office:value-type="float" office:value="0.315207" calcext:value-type="float">
            <text:p>0.315207</text:p>
          </table:table-cell>
        </table:table-row>
        <table:table-row table:style-name="ro1">
          <table:table-cell office:value-type="float" office:value="0.526232" calcext:value-type="float">
            <text:p>0.526232</text:p>
          </table:table-cell>
          <table:table-cell office:value-type="float" office:value="0.569484" calcext:value-type="float">
            <text:p>0.569484</text:p>
          </table:table-cell>
          <table:table-cell office:value-type="float" office:value="0.524554" calcext:value-type="float">
            <text:p>0.524554</text:p>
          </table:table-cell>
          <table:table-cell office:value-type="float" office:value="0.485623" calcext:value-type="float">
            <text:p>0.485623</text:p>
          </table:table-cell>
          <table:table-cell office:value-type="float" office:value="0.537322" calcext:value-type="float">
            <text:p>0.537322</text:p>
          </table:table-cell>
          <table:table-cell office:value-type="float" office:value="0.531528" calcext:value-type="float">
            <text:p>0.531528</text:p>
          </table:table-cell>
          <table:table-cell office:value-type="float" office:value="0.584936" calcext:value-type="float">
            <text:p>0.584936</text:p>
          </table:table-cell>
          <table:table-cell office:value-type="float" office:value="0.677689" calcext:value-type="float">
            <text:p>0.677689</text:p>
          </table:table-cell>
          <table:table-cell office:value-type="float" office:value="0.537101" calcext:value-type="float">
            <text:p>0.537101</text:p>
          </table:table-cell>
        </table:table-row>
        <table:table-row table:style-name="ro1">
          <table:table-cell office:value-type="float" office:value="0.00392456" calcext:value-type="float">
            <text:p>0.00392456</text:p>
          </table:table-cell>
          <table:table-cell office:value-type="float" office:value="0.00404547" calcext:value-type="float">
            <text:p>0.00404547</text:p>
          </table:table-cell>
          <table:table-cell office:value-type="float" office:value="0.00365851" calcext:value-type="float">
            <text:p>0.00365851</text:p>
          </table:table-cell>
          <table:table-cell office:value-type="float" office:value="0.00411312" calcext:value-type="float">
            <text:p>0.00411312</text:p>
          </table:table-cell>
          <table:table-cell office:value-type="float" office:value="0.00407674" calcext:value-type="float">
            <text:p>0.00407674</text:p>
          </table:table-cell>
          <table:table-cell office:value-type="float" office:value="0.0039984" calcext:value-type="float">
            <text:p>0.0039984</text:p>
          </table:table-cell>
          <table:table-cell office:value-type="float" office:value="0.00402366" calcext:value-type="float">
            <text:p>0.00402366</text:p>
          </table:table-cell>
          <table:table-cell office:value-type="float" office:value="0.00401361" calcext:value-type="float">
            <text:p>0.00401361</text:p>
          </table:table-cell>
          <table:table-cell office:value-type="float" office:value="0.00408574" calcext:value-type="float">
            <text:p>0.00408574</text:p>
          </table:table-cell>
        </table:table-row>
        <table:table-row table:style-name="ro1">
          <table:table-cell office:value-type="float" office:value="0.000196772" calcext:value-type="float">
            <text:p>0.000196772</text:p>
          </table:table-cell>
          <table:table-cell office:value-type="float" office:value="0.000170581" calcext:value-type="float">
            <text:p>0.000170581</text:p>
          </table:table-cell>
          <table:table-cell office:value-type="float" office:value="0.000202995" calcext:value-type="float">
            <text:p>0.000202995</text:p>
          </table:table-cell>
          <table:table-cell office:value-type="float" office:value="0.000169738" calcext:value-type="float">
            <text:p>0.000169738</text:p>
          </table:table-cell>
          <table:table-cell office:value-type="float" office:value="0.000133856" calcext:value-type="float">
            <text:p>0.000133856</text:p>
          </table:table-cell>
          <table:table-cell office:value-type="float" office:value="0.000150817" calcext:value-type="float">
            <text:p>0.000150817</text:p>
          </table:table-cell>
          <table:table-cell office:value-type="float" office:value="0.000147923" calcext:value-type="float">
            <text:p>0.000147923</text:p>
          </table:table-cell>
          <table:table-cell office:value-type="float" office:value="0.000123627" calcext:value-type="float">
            <text:p>0.000123627</text:p>
          </table:table-cell>
          <table:table-cell office:value-type="float" office:value="0.000148716" calcext:value-type="float">
            <text:p>0.000148716</text:p>
          </table:table-cell>
        </table:table-row>
        <table:table-row table:style-name="ro1">
          <table:table-cell office:value-type="float" office:value="0.000696897" calcext:value-type="float">
            <text:p>0.000696897</text:p>
          </table:table-cell>
          <table:table-cell office:value-type="float" office:value="0.000732373" calcext:value-type="float">
            <text:p>0.000732373</text:p>
          </table:table-cell>
          <table:table-cell office:value-type="float" office:value="0.000759892" calcext:value-type="float">
            <text:p>0.000759892</text:p>
          </table:table-cell>
          <table:table-cell office:value-type="float" office:value="0.000537031" calcext:value-type="float">
            <text:p>0.000537031</text:p>
          </table:table-cell>
          <table:table-cell office:value-type="float" office:value="0.000691078" calcext:value-type="float">
            <text:p>0.000691078</text:p>
          </table:table-cell>
          <table:table-cell office:value-type="float" office:value="0.000551745" calcext:value-type="float">
            <text:p>0.000551745</text:p>
          </table:table-cell>
          <table:table-cell office:value-type="float" office:value="0.000550689" calcext:value-type="float">
            <text:p>0.000550689</text:p>
          </table:table-cell>
          <table:table-cell office:value-type="float" office:value="0.000352634" calcext:value-type="float">
            <text:p>0.000352634</text:p>
          </table:table-cell>
          <table:table-cell office:value-type="float" office:value="0.000367871" calcext:value-type="float">
            <text:p>0.000367871</text:p>
          </table:table-cell>
        </table:table-row>
        <table:table-row table:style-name="ro1">
          <table:table-cell office:value-type="float" office:value="0.00012266" calcext:value-type="float">
            <text:p>0.00012266</text:p>
          </table:table-cell>
          <table:table-cell table:style-name="ce7" office:value-type="float" office:value="0.0000846886" calcext:value-type="float">
            <text:p>8.47E-05</text:p>
          </table:table-cell>
          <table:table-cell table:style-name="ce7" office:value-type="float" office:value="0.0000865287" calcext:value-type="float">
            <text:p>8.65E-05</text:p>
          </table:table-cell>
          <table:table-cell office:value-type="float" office:value="0.000102219" calcext:value-type="float">
            <text:p>0.000102219</text:p>
          </table:table-cell>
          <table:table-cell office:value-type="float" office:value="0.000100283" calcext:value-type="float">
            <text:p>0.000100283</text:p>
          </table:table-cell>
          <table:table-cell table:style-name="ce7" office:value-type="float" office:value="0.0000867528" calcext:value-type="float">
            <text:p>8.68E-05</text:p>
          </table:table-cell>
          <table:table-cell office:value-type="float" office:value="0.000100025" calcext:value-type="float">
            <text:p>0.000100025</text:p>
          </table:table-cell>
          <table:table-cell table:style-name="ce7" office:value-type="float" office:value="0.000090026" calcext:value-type="float">
            <text:p>9.00E-05</text:p>
          </table:table-cell>
          <table:table-cell table:style-name="ce7" office:value-type="float" office:value="0.0000937827" calcext:value-type="float">
            <text:p>9.38E-05</text:p>
          </table:table-cell>
        </table:table-row>
        <table:table-row table:style-name="ro1">
          <table:table-cell office:value-type="float" office:value="1.03329" calcext:value-type="float">
            <text:p>1.03329</text:p>
          </table:table-cell>
          <table:table-cell office:value-type="float" office:value="0.90921" calcext:value-type="float">
            <text:p>0.90921</text:p>
          </table:table-cell>
          <table:table-cell office:value-type="float" office:value="0.841284" calcext:value-type="float">
            <text:p>0.841284</text:p>
          </table:table-cell>
          <table:table-cell office:value-type="float" office:value="0.888594" calcext:value-type="float">
            <text:p>0.888594</text:p>
          </table:table-cell>
          <table:table-cell office:value-type="float" office:value="0.968762" calcext:value-type="float">
            <text:p>0.968762</text:p>
          </table:table-cell>
          <table:table-cell office:value-type="float" office:value="0.708671" calcext:value-type="float">
            <text:p>0.708671</text:p>
          </table:table-cell>
          <table:table-cell office:value-type="float" office:value="0.908149" calcext:value-type="float">
            <text:p>0.908149</text:p>
          </table:table-cell>
          <table:table-cell office:value-type="float" office:value="0.639447" calcext:value-type="float">
            <text:p>0.639447</text:p>
          </table:table-cell>
          <table:table-cell office:value-type="float" office:value="0.589582" calcext:value-type="float">
            <text:p>0.589582</text:p>
          </table:table-cell>
        </table:table-row>
        <table:table-row table:style-name="ro1">
          <table:table-cell office:value-type="float" office:value="0.725495" calcext:value-type="float">
            <text:p>0.725495</text:p>
          </table:table-cell>
          <table:table-cell office:value-type="float" office:value="0.545139" calcext:value-type="float">
            <text:p>0.545139</text:p>
          </table:table-cell>
          <table:table-cell office:value-type="float" office:value="0.550133" calcext:value-type="float">
            <text:p>0.550133</text:p>
          </table:table-cell>
          <table:table-cell office:value-type="float" office:value="0.337835" calcext:value-type="float">
            <text:p>0.337835</text:p>
          </table:table-cell>
          <table:table-cell office:value-type="float" office:value="0.189412" calcext:value-type="float">
            <text:p>0.189412</text:p>
          </table:table-cell>
          <table:table-cell office:value-type="float" office:value="0.0806904" calcext:value-type="float">
            <text:p>0.0806904</text:p>
          </table:table-cell>
          <table:table-cell office:value-type="float" office:value="0.0607181" calcext:value-type="float">
            <text:p>0.0607181</text:p>
          </table:table-cell>
          <table:table-cell office:value-type="float" office:value="0.0561744" calcext:value-type="float">
            <text:p>0.0561744</text:p>
          </table:table-cell>
          <table:table-cell office:value-type="float" office:value="0.0750816" calcext:value-type="float">
            <text:p>0.0750816</text:p>
          </table:table-cell>
        </table:table-row>
        <table:table-row table:style-name="ro1">
          <table:table-cell office:value-type="float" office:value="0.00409712" calcext:value-type="float">
            <text:p>0.00409712</text:p>
          </table:table-cell>
          <table:table-cell office:value-type="float" office:value="0.00340344" calcext:value-type="float">
            <text:p>0.00340344</text:p>
          </table:table-cell>
          <table:table-cell office:value-type="float" office:value="0.0034294" calcext:value-type="float">
            <text:p>0.0034294</text:p>
          </table:table-cell>
          <table:table-cell office:value-type="float" office:value="0.00386361" calcext:value-type="float">
            <text:p>0.00386361</text:p>
          </table:table-cell>
          <table:table-cell office:value-type="float" office:value="0.00225557" calcext:value-type="float">
            <text:p>0.00225557</text:p>
          </table:table-cell>
          <table:table-cell office:value-type="float" office:value="0.0029135" calcext:value-type="float">
            <text:p>0.0029135</text:p>
          </table:table-cell>
          <table:table-cell office:value-type="float" office:value="0.00263853" calcext:value-type="float">
            <text:p>0.00263853</text:p>
          </table:table-cell>
          <table:table-cell office:value-type="float" office:value="0.00276131" calcext:value-type="float">
            <text:p>0.00276131</text:p>
          </table:table-cell>
          <table:table-cell office:value-type="float" office:value="0.00172044" calcext:value-type="float">
            <text:p>0.00172044</text:p>
          </table:table-cell>
        </table:table-row>
        <table:table-row table:style-name="ro1">
          <table:table-cell table:style-name="ce7" office:value-type="float" office:value="0.0000326255" calcext:value-type="float">
            <text:p>3.26E-05</text:p>
          </table:table-cell>
          <table:table-cell table:style-name="ce7" office:value-type="float" office:value="0.000029741" calcext:value-type="float">
            <text:p>2.97E-05</text:p>
          </table:table-cell>
          <table:table-cell table:style-name="ce7" office:value-type="float" office:value="0.0000276911" calcext:value-type="float">
            <text:p>2.77E-05</text:p>
          </table:table-cell>
          <table:table-cell table:style-name="ce7" office:value-type="float" office:value="0.0000298785" calcext:value-type="float">
            <text:p>2.99E-05</text:p>
          </table:table-cell>
          <table:table-cell table:style-name="ce7" office:value-type="float" office:value="0.0000284162" calcext:value-type="float">
            <text:p>2.84E-05</text:p>
          </table:table-cell>
          <table:table-cell table:style-name="ce7" office:value-type="float" office:value="0.0000284872" calcext:value-type="float">
            <text:p>2.85E-05</text:p>
          </table:table-cell>
          <table:table-cell table:style-name="ce7" office:value-type="float" office:value="0.0000314853" calcext:value-type="float">
            <text:p>3.15E-05</text:p>
          </table:table-cell>
          <table:table-cell table:style-name="ce7" office:value-type="float" office:value="0.0000300761" calcext:value-type="float">
            <text:p>3.01E-05</text:p>
          </table:table-cell>
          <table:table-cell table:style-name="ce7" office:value-type="float" office:value="0.0000293106" calcext:value-type="float">
            <text:p>2.93E-05</text:p>
          </table:table-cell>
        </table:table-row>
        <table:table-row table:style-name="ro1">
          <table:table-cell table:style-name="ce7" office:value-type="float" office:value="0.0000348824" calcext:value-type="float">
            <text:p>3.49E-05</text:p>
          </table:table-cell>
          <table:table-cell table:style-name="ce7" office:value-type="float" office:value="0.0000306098" calcext:value-type="float">
            <text:p>3.06E-05</text:p>
          </table:table-cell>
          <table:table-cell table:style-name="ce7" office:value-type="float" office:value="0.0000315112" calcext:value-type="float">
            <text:p>3.15E-05</text:p>
          </table:table-cell>
          <table:table-cell table:style-name="ce7" office:value-type="float" office:value="0.0000306158" calcext:value-type="float">
            <text:p>3.06E-05</text:p>
          </table:table-cell>
          <table:table-cell table:style-name="ce7" office:value-type="float" office:value="0.0000319117" calcext:value-type="float">
            <text:p>3.19E-05</text:p>
          </table:table-cell>
          <table:table-cell table:style-name="ce7" office:value-type="float" office:value="0.000024026" calcext:value-type="float">
            <text:p>2.40E-05</text:p>
          </table:table-cell>
          <table:table-cell table:style-name="ce7" office:value-type="float" office:value="0.0000330432" calcext:value-type="float">
            <text:p>3.30E-05</text:p>
          </table:table-cell>
          <table:table-cell table:style-name="ce7" office:value-type="float" office:value="0.0000322054" calcext:value-type="float">
            <text:p>3.22E-05</text:p>
          </table:table-cell>
          <table:table-cell table:style-name="ce7" office:value-type="float" office:value="0.0000328272" calcext:value-type="float">
            <text:p>3.28E-05</text:p>
          </table:table-cell>
        </table:table-row>
        <table:table-row table:style-name="ro1">
          <table:table-cell office:value-type="float" office:value="0.00122592" calcext:value-type="float">
            <text:p>0.00122592</text:p>
          </table:table-cell>
          <table:table-cell office:value-type="float" office:value="0.000949295" calcext:value-type="float">
            <text:p>0.000949295</text:p>
          </table:table-cell>
          <table:table-cell office:value-type="float" office:value="0.00127283" calcext:value-type="float">
            <text:p>0.00127283</text:p>
          </table:table-cell>
          <table:table-cell office:value-type="float" office:value="0.000840205" calcext:value-type="float">
            <text:p>0.000840205</text:p>
          </table:table-cell>
          <table:table-cell office:value-type="float" office:value="0.000678418" calcext:value-type="float">
            <text:p>0.000678418</text:p>
          </table:table-cell>
          <table:table-cell office:value-type="float" office:value="0.00087241" calcext:value-type="float">
            <text:p>0.00087241</text:p>
          </table:table-cell>
          <table:table-cell office:value-type="float" office:value="0.00120494" calcext:value-type="float">
            <text:p>0.00120494</text:p>
          </table:table-cell>
          <table:table-cell office:value-type="float" office:value="0.00110367" calcext:value-type="float">
            <text:p>0.00110367</text:p>
          </table:table-cell>
          <table:table-cell office:value-type="float" office:value="0.00122423" calcext:value-type="float">
            <text:p>0.00122423</text:p>
          </table:table-cell>
        </table:table-row>
        <table:table-row table:style-name="ro1">
          <table:table-cell table:style-name="ce8" table:formula="of:=SUM([.A2:.A194])/193" office:value-type="float" office:value="0.130781606227461" calcext:value-type="float">
            <text:p>0.130781606227461</text:p>
          </table:table-cell>
          <table:table-cell table:style-name="ce8" table:formula="of:=SUM([.B2:.B194])/193" office:value-type="float" office:value="0.118604043836269" calcext:value-type="float">
            <text:p>0.118604043836269</text:p>
          </table:table-cell>
          <table:table-cell table:style-name="ce8" table:formula="of:=SUM([.C2:.C194])/193" office:value-type="float" office:value="0.116923562227979" calcext:value-type="float">
            <text:p>0.116923562227979</text:p>
          </table:table-cell>
          <table:table-cell table:style-name="ce8" table:formula="of:=SUM([.D2:.D194])/193" office:value-type="float" office:value="0.113773634084456" calcext:value-type="float">
            <text:p>0.113773634084456</text:p>
          </table:table-cell>
          <table:table-cell table:style-name="ce8" table:formula="of:=SUM([.E2:.E194])/193" office:value-type="float" office:value="0.112208704921762" calcext:value-type="float">
            <text:p>0.112208704921762</text:p>
          </table:table-cell>
          <table:table-cell table:style-name="ce8" table:formula="of:=SUM([.F2:.F194])/193" office:value-type="float" office:value="0.109152590642487" calcext:value-type="float">
            <text:p>0.109152590642487</text:p>
          </table:table-cell>
          <table:table-cell table:style-name="ce8" table:formula="of:=SUM([.G2:.G194])/193" office:value-type="float" office:value="0.109719482354922" calcext:value-type="float">
            <text:p>0.109719482354922</text:p>
          </table:table-cell>
          <table:table-cell table:style-name="ce8" table:formula="of:=SUM([.H2:.H194])/193" office:value-type="float" office:value="0.10314589961399" calcext:value-type="float">
            <text:p>0.10314589961399</text:p>
          </table:table-cell>
          <table:table-cell table:style-name="ce8" table:formula="of:=SUM([.I2:.I194])/193" office:value-type="float" office:value="0.0956950423860104" calcext:value-type="float">
            <text:p>0.0956950423860104</text:p>
          </table:table-cell>
        </table:table-row>
      </table:table>
      <table:table table:name="D-time" table:style-name="ta1">
        <table:table-column table:style-name="co1" table:number-columns-repeated="2" table:default-cell-style-name="Default"/>
        <table:table-column table:style-name="co1" table:number-columns-repeated="2" table:default-cell-style-name="ce16"/>
        <table:table-column table:style-name="co1" table:number-columns-repeated="3" table:default-cell-style-name="Default"/>
        <table:table-column table:style-name="co1" table:number-columns-repeated="2" table:default-cell-style-name="ce16"/>
        <table:table-row table:style-name="ro1">
          <table:table-cell table:style-name="ce1" office:value-type="string" calcext:value-type="string">
            <text:p>J/5</text:p>
          </table:table-cell>
          <table:table-cell table:style-name="ce1" office:value-type="string" calcext:value-type="string">
            <text:p>J/10</text:p>
          </table:table-cell>
          <table:table-cell table:style-name="ce10" office:value-type="string" calcext:value-type="string">
            <text:p>J/11</text:p>
          </table:table-cell>
          <table:table-cell table:style-name="ce10" office:value-type="string" calcext:value-type="string">
            <text:p>J/12</text:p>
          </table:table-cell>
          <table:table-cell table:style-name="ce1" office:value-type="string" calcext:value-type="string">
            <text:p>J/15</text:p>
          </table:table-cell>
          <table:table-cell table:style-name="ce1" office:value-type="string" calcext:value-type="string">
            <text:p>J/20</text:p>
          </table:table-cell>
          <table:table-cell table:style-name="ce1" office:value-type="string" calcext:value-type="string">
            <text:p>J/25</text:p>
          </table:table-cell>
          <table:table-cell table:style-name="ce10" office:value-type="string" calcext:value-type="string">
            <text:p>J/50</text:p>
          </table:table-cell>
          <table:table-cell table:style-name="ce10" office:value-type="string" calcext:value-type="string">
            <text:p>J/100</text:p>
          </table:table-cell>
        </table:table-row>
        <table:table-row table:style-name="ro1">
          <table:table-cell office:value-type="float" office:value="0.0261618" calcext:value-type="float">
            <text:p>0.0261618</text:p>
          </table:table-cell>
          <table:table-cell office:value-type="float" office:value="0.0252417" calcext:value-type="float">
            <text:p>0.0252417</text:p>
          </table:table-cell>
          <table:table-cell office:value-type="float" office:value="0.0267773" calcext:value-type="float">
            <text:p>0.0267773</text:p>
          </table:table-cell>
          <table:table-cell office:value-type="float" office:value="0.0194657" calcext:value-type="float">
            <text:p>0.0194657</text:p>
          </table:table-cell>
          <table:table-cell office:value-type="float" office:value="0.0242764" calcext:value-type="float">
            <text:p>0.0242764</text:p>
          </table:table-cell>
          <table:table-cell office:value-type="float" office:value="0.0216588" calcext:value-type="float">
            <text:p>0.0216588</text:p>
          </table:table-cell>
          <table:table-cell office:value-type="float" office:value="0.0210417" calcext:value-type="float">
            <text:p>0.0210417</text:p>
          </table:table-cell>
          <table:table-cell office:value-type="float" office:value="0.0207827" calcext:value-type="float">
            <text:p>0.0207827</text:p>
          </table:table-cell>
          <table:table-cell office:value-type="float" office:value="0.0167316" calcext:value-type="float">
            <text:p>0.0167316</text:p>
          </table:table-cell>
        </table:table-row>
        <table:table-row table:style-name="ro1">
          <table:table-cell office:value-type="float" office:value="0.0311698" calcext:value-type="float">
            <text:p>0.0311698</text:p>
          </table:table-cell>
          <table:table-cell office:value-type="float" office:value="0.0304679" calcext:value-type="float">
            <text:p>0.0304679</text:p>
          </table:table-cell>
          <table:table-cell office:value-type="float" office:value="0.024508" calcext:value-type="float">
            <text:p>0.024508</text:p>
          </table:table-cell>
          <table:table-cell office:value-type="float" office:value="0.0271909" calcext:value-type="float">
            <text:p>0.0271909</text:p>
          </table:table-cell>
          <table:table-cell office:value-type="float" office:value="0.0262801" calcext:value-type="float">
            <text:p>0.0262801</text:p>
          </table:table-cell>
          <table:table-cell office:value-type="float" office:value="0.0255184" calcext:value-type="float">
            <text:p>0.0255184</text:p>
          </table:table-cell>
          <table:table-cell office:value-type="float" office:value="0.0275989" calcext:value-type="float">
            <text:p>0.0275989</text:p>
          </table:table-cell>
          <table:table-cell office:value-type="float" office:value="0.0293787" calcext:value-type="float">
            <text:p>0.0293787</text:p>
          </table:table-cell>
          <table:table-cell office:value-type="float" office:value="0.0251537" calcext:value-type="float">
            <text:p>0.0251537</text:p>
          </table:table-cell>
        </table:table-row>
        <table:table-row table:style-name="ro1">
          <table:table-cell office:value-type="float" office:value="0.0279687" calcext:value-type="float">
            <text:p>0.0279687</text:p>
          </table:table-cell>
          <table:table-cell office:value-type="float" office:value="0.0251676" calcext:value-type="float">
            <text:p>0.0251676</text:p>
          </table:table-cell>
          <table:table-cell office:value-type="float" office:value="0.0213735" calcext:value-type="float">
            <text:p>0.0213735</text:p>
          </table:table-cell>
          <table:table-cell office:value-type="float" office:value="0.0235477" calcext:value-type="float">
            <text:p>0.0235477</text:p>
          </table:table-cell>
          <table:table-cell office:value-type="float" office:value="0.0187145" calcext:value-type="float">
            <text:p>0.0187145</text:p>
          </table:table-cell>
          <table:table-cell office:value-type="float" office:value="0.0224115" calcext:value-type="float">
            <text:p>0.0224115</text:p>
          </table:table-cell>
          <table:table-cell office:value-type="float" office:value="0.0232632" calcext:value-type="float">
            <text:p>0.0232632</text:p>
          </table:table-cell>
          <table:table-cell office:value-type="float" office:value="0.0187919" calcext:value-type="float">
            <text:p>0.0187919</text:p>
          </table:table-cell>
          <table:table-cell office:value-type="float" office:value="0.0176894" calcext:value-type="float">
            <text:p>0.0176894</text:p>
          </table:table-cell>
        </table:table-row>
        <table:table-row table:style-name="ro1">
          <table:table-cell office:value-type="float" office:value="0.0282071" calcext:value-type="float">
            <text:p>0.0282071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872" calcext:value-type="float">
            <text:p>0.02872</text:p>
          </table:table-cell>
          <table:table-cell office:value-type="float" office:value="0.0260394" calcext:value-type="float">
            <text:p>0.0260394</text:p>
          </table:table-cell>
          <table:table-cell office:value-type="float" office:value="0.0243211" calcext:value-type="float">
            <text:p>0.0243211</text:p>
          </table:table-cell>
          <table:table-cell office:value-type="float" office:value="0.0267452" calcext:value-type="float">
            <text:p>0.0267452</text:p>
          </table:table-cell>
          <table:table-cell office:value-type="float" office:value="0.0241952" calcext:value-type="float">
            <text:p>0.0241952</text:p>
          </table:table-cell>
          <table:table-cell office:value-type="float" office:value="0.0198001" calcext:value-type="float">
            <text:p>0.0198001</text:p>
          </table:table-cell>
          <table:table-cell office:value-type="float" office:value="0.0242949" calcext:value-type="float">
            <text:p>0.0242949</text:p>
          </table:table-cell>
        </table:table-row>
        <table:table-row table:style-name="ro1">
          <table:table-cell office:value-type="float" office:value="0.0280872" calcext:value-type="float">
            <text:p>0.0280872</text:p>
          </table:table-cell>
          <table:table-cell office:value-type="float" office:value="0.0335217" calcext:value-type="float">
            <text:p>0.0335217</text:p>
          </table:table-cell>
          <table:table-cell office:value-type="float" office:value="0.0291792" calcext:value-type="float">
            <text:p>0.0291792</text:p>
          </table:table-cell>
          <table:table-cell office:value-type="float" office:value="0.0354654" calcext:value-type="float">
            <text:p>0.0354654</text:p>
          </table:table-cell>
          <table:table-cell office:value-type="float" office:value="0.0255867" calcext:value-type="float">
            <text:p>0.0255867</text:p>
          </table:table-cell>
          <table:table-cell office:value-type="float" office:value="0.0292542" calcext:value-type="float">
            <text:p>0.0292542</text:p>
          </table:table-cell>
          <table:table-cell office:value-type="float" office:value="0.0300005" calcext:value-type="float">
            <text:p>0.0300005</text:p>
          </table:table-cell>
          <table:table-cell office:value-type="float" office:value="0.0240139" calcext:value-type="float">
            <text:p>0.0240139</text:p>
          </table:table-cell>
          <table:table-cell office:value-type="float" office:value="0.0256027" calcext:value-type="float">
            <text:p>0.0256027</text:p>
          </table:table-cell>
        </table:table-row>
        <table:table-row table:style-name="ro1">
          <table:table-cell office:value-type="float" office:value="0.0335458" calcext:value-type="float">
            <text:p>0.0335458</text:p>
          </table:table-cell>
          <table:table-cell office:value-type="float" office:value="0.0326309" calcext:value-type="float">
            <text:p>0.0326309</text:p>
          </table:table-cell>
          <table:table-cell office:value-type="float" office:value="0.0339534" calcext:value-type="float">
            <text:p>0.0339534</text:p>
          </table:table-cell>
          <table:table-cell office:value-type="float" office:value="0.0335907" calcext:value-type="float">
            <text:p>0.0335907</text:p>
          </table:table-cell>
          <table:table-cell office:value-type="float" office:value="0.0271084" calcext:value-type="float">
            <text:p>0.0271084</text:p>
          </table:table-cell>
          <table:table-cell office:value-type="float" office:value="0.0275432" calcext:value-type="float">
            <text:p>0.0275432</text:p>
          </table:table-cell>
          <table:table-cell office:value-type="float" office:value="0.0362167" calcext:value-type="float">
            <text:p>0.0362167</text:p>
          </table:table-cell>
          <table:table-cell office:value-type="float" office:value="0.0281698" calcext:value-type="float">
            <text:p>0.0281698</text:p>
          </table:table-cell>
          <table:table-cell office:value-type="float" office:value="0.0265614" calcext:value-type="float">
            <text:p>0.0265614</text:p>
          </table:table-cell>
        </table:table-row>
        <table:table-row table:style-name="ro1">
          <table:table-cell office:value-type="float" office:value="0.033056" calcext:value-type="float">
            <text:p>0.033056</text:p>
          </table:table-cell>
          <table:table-cell office:value-type="float" office:value="0.0329564" calcext:value-type="float">
            <text:p>0.0329564</text:p>
          </table:table-cell>
          <table:table-cell office:value-type="float" office:value="0.0317809" calcext:value-type="float">
            <text:p>0.0317809</text:p>
          </table:table-cell>
          <table:table-cell office:value-type="float" office:value="0.0320453" calcext:value-type="float">
            <text:p>0.0320453</text:p>
          </table:table-cell>
          <table:table-cell office:value-type="float" office:value="0.0272261" calcext:value-type="float">
            <text:p>0.0272261</text:p>
          </table:table-cell>
          <table:table-cell office:value-type="float" office:value="0.029833" calcext:value-type="float">
            <text:p>0.029833</text:p>
          </table:table-cell>
          <table:table-cell office:value-type="float" office:value="0.0324378" calcext:value-type="float">
            <text:p>0.0324378</text:p>
          </table:table-cell>
          <table:table-cell office:value-type="float" office:value="0.0257209" calcext:value-type="float">
            <text:p>0.0257209</text:p>
          </table:table-cell>
          <table:table-cell office:value-type="float" office:value="0.023197" calcext:value-type="float">
            <text:p>0.023197</text:p>
          </table:table-cell>
        </table:table-row>
        <table:table-row table:style-name="ro1">
          <table:table-cell office:value-type="float" office:value="0.0418928" calcext:value-type="float">
            <text:p>0.0418928</text:p>
          </table:table-cell>
          <table:table-cell office:value-type="float" office:value="0.0526733" calcext:value-type="float">
            <text:p>0.0526733</text:p>
          </table:table-cell>
          <table:table-cell office:value-type="float" office:value="0.0506576" calcext:value-type="float">
            <text:p>0.0506576</text:p>
          </table:table-cell>
          <table:table-cell office:value-type="float" office:value="0.0438893" calcext:value-type="float">
            <text:p>0.0438893</text:p>
          </table:table-cell>
          <table:table-cell office:value-type="float" office:value="0.0414559" calcext:value-type="float">
            <text:p>0.0414559</text:p>
          </table:table-cell>
          <table:table-cell office:value-type="float" office:value="0.0453582" calcext:value-type="float">
            <text:p>0.0453582</text:p>
          </table:table-cell>
          <table:table-cell office:value-type="float" office:value="0.0412089" calcext:value-type="float">
            <text:p>0.0412089</text:p>
          </table:table-cell>
          <table:table-cell office:value-type="float" office:value="0.040136" calcext:value-type="float">
            <text:p>0.040136</text:p>
          </table:table-cell>
          <table:table-cell office:value-type="float" office:value="0.0380249" calcext:value-type="float">
            <text:p>0.0380249</text:p>
          </table:table-cell>
        </table:table-row>
        <table:table-row table:style-name="ro1">
          <table:table-cell office:value-type="float" office:value="0.058307" calcext:value-type="float">
            <text:p>0.058307</text:p>
          </table:table-cell>
          <table:table-cell office:value-type="float" office:value="0.046419" calcext:value-type="float">
            <text:p>0.046419</text:p>
          </table:table-cell>
          <table:table-cell office:value-type="float" office:value="0.0502843" calcext:value-type="float">
            <text:p>0.0502843</text:p>
          </table:table-cell>
          <table:table-cell office:value-type="float" office:value="0.0480732" calcext:value-type="float">
            <text:p>0.0480732</text:p>
          </table:table-cell>
          <table:table-cell office:value-type="float" office:value="0.0453281" calcext:value-type="float">
            <text:p>0.0453281</text:p>
          </table:table-cell>
          <table:table-cell office:value-type="float" office:value="0.0423043" calcext:value-type="float">
            <text:p>0.0423043</text:p>
          </table:table-cell>
          <table:table-cell office:value-type="float" office:value="0.0495318" calcext:value-type="float">
            <text:p>0.0495318</text:p>
          </table:table-cell>
          <table:table-cell office:value-type="float" office:value="0.0463323" calcext:value-type="float">
            <text:p>0.0463323</text:p>
          </table:table-cell>
          <table:table-cell office:value-type="float" office:value="0.0436661" calcext:value-type="float">
            <text:p>0.0436661</text:p>
          </table:table-cell>
        </table:table-row>
        <table:table-row table:style-name="ro1">
          <table:table-cell office:value-type="float" office:value="0.0608965" calcext:value-type="float">
            <text:p>0.0608965</text:p>
          </table:table-cell>
          <table:table-cell office:value-type="float" office:value="0.0566068" calcext:value-type="float">
            <text:p>0.0566068</text:p>
          </table:table-cell>
          <table:table-cell office:value-type="float" office:value="0.0554583" calcext:value-type="float">
            <text:p>0.0554583</text:p>
          </table:table-cell>
          <table:table-cell office:value-type="float" office:value="0.0681439" calcext:value-type="float">
            <text:p>0.0681439</text:p>
          </table:table-cell>
          <table:table-cell office:value-type="float" office:value="0.0577514" calcext:value-type="float">
            <text:p>0.0577514</text:p>
          </table:table-cell>
          <table:table-cell office:value-type="float" office:value="0.0491204" calcext:value-type="float">
            <text:p>0.0491204</text:p>
          </table:table-cell>
          <table:table-cell office:value-type="float" office:value="0.0660647" calcext:value-type="float">
            <text:p>0.0660647</text:p>
          </table:table-cell>
          <table:table-cell office:value-type="float" office:value="0.0666993" calcext:value-type="float">
            <text:p>0.0666993</text:p>
          </table:table-cell>
          <table:table-cell office:value-type="float" office:value="0.0563166" calcext:value-type="float">
            <text:p>0.0563166</text:p>
          </table:table-cell>
        </table:table-row>
        <table:table-row table:style-name="ro1">
          <table:table-cell office:value-type="float" office:value="0.0744332" calcext:value-type="float">
            <text:p>0.0744332</text:p>
          </table:table-cell>
          <table:table-cell office:value-type="float" office:value="0.0703519" calcext:value-type="float">
            <text:p>0.0703519</text:p>
          </table:table-cell>
          <table:table-cell office:value-type="float" office:value="0.0637187" calcext:value-type="float">
            <text:p>0.0637187</text:p>
          </table:table-cell>
          <table:table-cell office:value-type="float" office:value="0.0856181" calcext:value-type="float">
            <text:p>0.0856181</text:p>
          </table:table-cell>
          <table:table-cell office:value-type="float" office:value="0.0712036" calcext:value-type="float">
            <text:p>0.0712036</text:p>
          </table:table-cell>
          <table:table-cell office:value-type="float" office:value="0.0742199" calcext:value-type="float">
            <text:p>0.0742199</text:p>
          </table:table-cell>
          <table:table-cell office:value-type="float" office:value="0.0738383" calcext:value-type="float">
            <text:p>0.0738383</text:p>
          </table:table-cell>
          <table:table-cell office:value-type="float" office:value="0.0742039" calcext:value-type="float">
            <text:p>0.0742039</text:p>
          </table:table-cell>
          <table:table-cell office:value-type="float" office:value="0.0607644" calcext:value-type="float">
            <text:p>0.0607644</text:p>
          </table:table-cell>
        </table:table-row>
        <table:table-row table:style-name="ro1">
          <table:table-cell office:value-type="float" office:value="0.0563151" calcext:value-type="float">
            <text:p>0.0563151</text:p>
          </table:table-cell>
          <table:table-cell office:value-type="float" office:value="0.0567808" calcext:value-type="float">
            <text:p>0.0567808</text:p>
          </table:table-cell>
          <table:table-cell office:value-type="float" office:value="0.0484014" calcext:value-type="float">
            <text:p>0.0484014</text:p>
          </table:table-cell>
          <table:table-cell office:value-type="float" office:value="0.0522076" calcext:value-type="float">
            <text:p>0.0522076</text:p>
          </table:table-cell>
          <table:table-cell office:value-type="float" office:value="0.0540757" calcext:value-type="float">
            <text:p>0.0540757</text:p>
          </table:table-cell>
          <table:table-cell office:value-type="float" office:value="0.0581867" calcext:value-type="float">
            <text:p>0.0581867</text:p>
          </table:table-cell>
          <table:table-cell office:value-type="float" office:value="0.0482322" calcext:value-type="float">
            <text:p>0.0482322</text:p>
          </table:table-cell>
          <table:table-cell office:value-type="float" office:value="0.045917" calcext:value-type="float">
            <text:p>0.045917</text:p>
          </table:table-cell>
          <table:table-cell office:value-type="float" office:value="0.0520808" calcext:value-type="float">
            <text:p>0.0520808</text:p>
          </table:table-cell>
        </table:table-row>
        <table:table-row table:style-name="ro1">
          <table:table-cell office:value-type="float" office:value="0.0680994" calcext:value-type="float">
            <text:p>0.0680994</text:p>
          </table:table-cell>
          <table:table-cell office:value-type="float" office:value="0.0596837" calcext:value-type="float">
            <text:p>0.0596837</text:p>
          </table:table-cell>
          <table:table-cell office:value-type="float" office:value="0.0784177" calcext:value-type="float">
            <text:p>0.0784177</text:p>
          </table:table-cell>
          <table:table-cell office:value-type="float" office:value="0.0680455" calcext:value-type="float">
            <text:p>0.0680455</text:p>
          </table:table-cell>
          <table:table-cell office:value-type="float" office:value="0.0718138" calcext:value-type="float">
            <text:p>0.0718138</text:p>
          </table:table-cell>
          <table:table-cell office:value-type="float" office:value="0.0808279" calcext:value-type="float">
            <text:p>0.0808279</text:p>
          </table:table-cell>
          <table:table-cell office:value-type="float" office:value="0.0778229" calcext:value-type="float">
            <text:p>0.0778229</text:p>
          </table:table-cell>
          <table:table-cell office:value-type="float" office:value="0.0726177" calcext:value-type="float">
            <text:p>0.0726177</text:p>
          </table:table-cell>
          <table:table-cell office:value-type="float" office:value="0.0549079" calcext:value-type="float">
            <text:p>0.0549079</text:p>
          </table:table-cell>
        </table:table-row>
        <table:table-row table:style-name="ro1">
          <table:table-cell office:value-type="float" office:value="0.0835522" calcext:value-type="float">
            <text:p>0.0835522</text:p>
          </table:table-cell>
          <table:table-cell office:value-type="float" office:value="0.0870791" calcext:value-type="float">
            <text:p>0.0870791</text:p>
          </table:table-cell>
          <table:table-cell office:value-type="float" office:value="0.0743214" calcext:value-type="float">
            <text:p>0.0743214</text:p>
          </table:table-cell>
          <table:table-cell office:value-type="float" office:value="0.0841745" calcext:value-type="float">
            <text:p>0.0841745</text:p>
          </table:table-cell>
          <table:table-cell office:value-type="float" office:value="0.0770617" calcext:value-type="float">
            <text:p>0.0770617</text:p>
          </table:table-cell>
          <table:table-cell office:value-type="float" office:value="0.0855119" calcext:value-type="float">
            <text:p>0.0855119</text:p>
          </table:table-cell>
          <table:table-cell office:value-type="float" office:value="0.0772957" calcext:value-type="float">
            <text:p>0.0772957</text:p>
          </table:table-cell>
          <table:table-cell office:value-type="float" office:value="0.0832064" calcext:value-type="float">
            <text:p>0.0832064</text:p>
          </table:table-cell>
          <table:table-cell office:value-type="float" office:value="0.0835388" calcext:value-type="float">
            <text:p>0.0835388</text:p>
          </table:table-cell>
        </table:table-row>
        <table:table-row table:style-name="ro1">
          <table:table-cell office:value-type="float" office:value="0.0751004" calcext:value-type="float">
            <text:p>0.0751004</text:p>
          </table:table-cell>
          <table:table-cell office:value-type="float" office:value="0.0685798" calcext:value-type="float">
            <text:p>0.0685798</text:p>
          </table:table-cell>
          <table:table-cell office:value-type="float" office:value="0.0716202" calcext:value-type="float">
            <text:p>0.0716202</text:p>
          </table:table-cell>
          <table:table-cell office:value-type="float" office:value="0.0720567" calcext:value-type="float">
            <text:p>0.0720567</text:p>
          </table:table-cell>
          <table:table-cell office:value-type="float" office:value="0.083769" calcext:value-type="float">
            <text:p>0.083769</text:p>
          </table:table-cell>
          <table:table-cell office:value-type="float" office:value="0.0594562" calcext:value-type="float">
            <text:p>0.0594562</text:p>
          </table:table-cell>
          <table:table-cell office:value-type="float" office:value="0.0743777" calcext:value-type="float">
            <text:p>0.0743777</text:p>
          </table:table-cell>
          <table:table-cell office:value-type="float" office:value="0.0628273" calcext:value-type="float">
            <text:p>0.0628273</text:p>
          </table:table-cell>
          <table:table-cell office:value-type="float" office:value="0.0791059" calcext:value-type="float">
            <text:p>0.0791059</text:p>
          </table:table-cell>
        </table:table-row>
        <table:table-row table:style-name="ro1">
          <table:table-cell office:value-type="float" office:value="0.0864303" calcext:value-type="float">
            <text:p>0.0864303</text:p>
          </table:table-cell>
          <table:table-cell office:value-type="float" office:value="0.0929047" calcext:value-type="float">
            <text:p>0.0929047</text:p>
          </table:table-cell>
          <table:table-cell office:value-type="float" office:value="0.0930694" calcext:value-type="float">
            <text:p>0.0930694</text:p>
          </table:table-cell>
          <table:table-cell office:value-type="float" office:value="0.0881618" calcext:value-type="float">
            <text:p>0.0881618</text:p>
          </table:table-cell>
          <table:table-cell office:value-type="float" office:value="0.0926557" calcext:value-type="float">
            <text:p>0.0926557</text:p>
          </table:table-cell>
          <table:table-cell office:value-type="float" office:value="0.0881837" calcext:value-type="float">
            <text:p>0.0881837</text:p>
          </table:table-cell>
          <table:table-cell office:value-type="float" office:value="0.0976654" calcext:value-type="float">
            <text:p>0.0976654</text:p>
          </table:table-cell>
          <table:table-cell office:value-type="float" office:value="0.0887275" calcext:value-type="float">
            <text:p>0.0887275</text:p>
          </table:table-cell>
          <table:table-cell office:value-type="float" office:value="0.0804082" calcext:value-type="float">
            <text:p>0.0804082</text:p>
          </table:table-cell>
        </table:table-row>
        <table:table-row table:style-name="ro1">
          <table:table-cell office:value-type="float" office:value="0.090774" calcext:value-type="float">
            <text:p>0.090774</text:p>
          </table:table-cell>
          <table:table-cell office:value-type="float" office:value="0.125136" calcext:value-type="float">
            <text:p>0.125136</text:p>
          </table:table-cell>
          <table:table-cell office:value-type="float" office:value="0.0902098" calcext:value-type="float">
            <text:p>0.0902098</text:p>
          </table:table-cell>
          <table:table-cell office:value-type="float" office:value="0.0996619" calcext:value-type="float">
            <text:p>0.0996619</text:p>
          </table:table-cell>
          <table:table-cell office:value-type="float" office:value="0.0836105" calcext:value-type="float">
            <text:p>0.0836105</text:p>
          </table:table-cell>
          <table:table-cell office:value-type="float" office:value="0.11325" calcext:value-type="float">
            <text:p>0.11325</text:p>
          </table:table-cell>
          <table:table-cell office:value-type="float" office:value="0.101914" calcext:value-type="float">
            <text:p>0.101914</text:p>
          </table:table-cell>
          <table:table-cell office:value-type="float" office:value="0.105126" calcext:value-type="float">
            <text:p>0.105126</text:p>
          </table:table-cell>
          <table:table-cell office:value-type="float" office:value="0.0773954" calcext:value-type="float">
            <text:p>0.0773954</text:p>
          </table:table-cell>
        </table:table-row>
        <table:table-row table:style-name="ro1">
          <table:table-cell office:value-type="float" office:value="0.104221" calcext:value-type="float">
            <text:p>0.104221</text:p>
          </table:table-cell>
          <table:table-cell office:value-type="float" office:value="0.116731" calcext:value-type="float">
            <text:p>0.116731</text:p>
          </table:table-cell>
          <table:table-cell office:value-type="float" office:value="0.103965" calcext:value-type="float">
            <text:p>0.103965</text:p>
          </table:table-cell>
          <table:table-cell office:value-type="float" office:value="0.109586" calcext:value-type="float">
            <text:p>0.109586</text:p>
          </table:table-cell>
          <table:table-cell office:value-type="float" office:value="0.102068" calcext:value-type="float">
            <text:p>0.102068</text:p>
          </table:table-cell>
          <table:table-cell office:value-type="float" office:value="0.109293" calcext:value-type="float">
            <text:p>0.109293</text:p>
          </table:table-cell>
          <table:table-cell office:value-type="float" office:value="0.119644" calcext:value-type="float">
            <text:p>0.119644</text:p>
          </table:table-cell>
          <table:table-cell office:value-type="float" office:value="0.134428" calcext:value-type="float">
            <text:p>0.134428</text:p>
          </table:table-cell>
          <table:table-cell office:value-type="float" office:value="0.117269" calcext:value-type="float">
            <text:p>0.117269</text:p>
          </table:table-cell>
        </table:table-row>
        <table:table-row table:style-name="ro1">
          <table:table-cell office:value-type="float" office:value="0.072172" calcext:value-type="float">
            <text:p>0.072172</text:p>
          </table:table-cell>
          <table:table-cell office:value-type="float" office:value="0.077355" calcext:value-type="float">
            <text:p>0.077355</text:p>
          </table:table-cell>
          <table:table-cell office:value-type="float" office:value="0.0858701" calcext:value-type="float">
            <text:p>0.0858701</text:p>
          </table:table-cell>
          <table:table-cell office:value-type="float" office:value="0.0722966" calcext:value-type="float">
            <text:p>0.0722966</text:p>
          </table:table-cell>
          <table:table-cell office:value-type="float" office:value="0.0708296" calcext:value-type="float">
            <text:p>0.0708296</text:p>
          </table:table-cell>
          <table:table-cell office:value-type="float" office:value="0.0902625" calcext:value-type="float">
            <text:p>0.0902625</text:p>
          </table:table-cell>
          <table:table-cell office:value-type="float" office:value="0.0773861" calcext:value-type="float">
            <text:p>0.0773861</text:p>
          </table:table-cell>
          <table:table-cell office:value-type="float" office:value="0.067998" calcext:value-type="float">
            <text:p>0.067998</text:p>
          </table:table-cell>
          <table:table-cell office:value-type="float" office:value="0.0667517" calcext:value-type="float">
            <text:p>0.0667517</text:p>
          </table:table-cell>
        </table:table-row>
        <table:table-row table:style-name="ro1">
          <table:table-cell office:value-type="float" office:value="0.0902909" calcext:value-type="float">
            <text:p>0.0902909</text:p>
          </table:table-cell>
          <table:table-cell office:value-type="float" office:value="0.0797725" calcext:value-type="float">
            <text:p>0.0797725</text:p>
          </table:table-cell>
          <table:table-cell office:value-type="float" office:value="0.0951675" calcext:value-type="float">
            <text:p>0.0951675</text:p>
          </table:table-cell>
          <table:table-cell office:value-type="float" office:value="0.104882" calcext:value-type="float">
            <text:p>0.104882</text:p>
          </table:table-cell>
          <table:table-cell office:value-type="float" office:value="0.0773909" calcext:value-type="float">
            <text:p>0.0773909</text:p>
          </table:table-cell>
          <table:table-cell office:value-type="float" office:value="0.100319" calcext:value-type="float">
            <text:p>0.100319</text:p>
          </table:table-cell>
          <table:table-cell office:value-type="float" office:value="0.108104" calcext:value-type="float">
            <text:p>0.108104</text:p>
          </table:table-cell>
          <table:table-cell office:value-type="float" office:value="0.0791094" calcext:value-type="float">
            <text:p>0.0791094</text:p>
          </table:table-cell>
          <table:table-cell office:value-type="float" office:value="0.0856982" calcext:value-type="float">
            <text:p>0.0856982</text:p>
          </table:table-cell>
        </table:table-row>
        <table:table-row table:style-name="ro1">
          <table:table-cell office:value-type="float" office:value="0.102284" calcext:value-type="float">
            <text:p>0.102284</text:p>
          </table:table-cell>
          <table:table-cell office:value-type="float" office:value="0.103628" calcext:value-type="float">
            <text:p>0.103628</text:p>
          </table:table-cell>
          <table:table-cell office:value-type="float" office:value="0.115447" calcext:value-type="float">
            <text:p>0.115447</text:p>
          </table:table-cell>
          <table:table-cell office:value-type="float" office:value="0.107768" calcext:value-type="float">
            <text:p>0.107768</text:p>
          </table:table-cell>
          <table:table-cell office:value-type="float" office:value="0.0983907" calcext:value-type="float">
            <text:p>0.0983907</text:p>
          </table:table-cell>
          <table:table-cell office:value-type="float" office:value="0.121578" calcext:value-type="float">
            <text:p>0.121578</text:p>
          </table:table-cell>
          <table:table-cell office:value-type="float" office:value="0.11389" calcext:value-type="float">
            <text:p>0.11389</text:p>
          </table:table-cell>
          <table:table-cell office:value-type="float" office:value="0.0888529" calcext:value-type="float">
            <text:p>0.0888529</text:p>
          </table:table-cell>
          <table:table-cell office:value-type="float" office:value="0.10126" calcext:value-type="float">
            <text:p>0.10126</text:p>
          </table:table-cell>
        </table:table-row>
        <table:table-row table:style-name="ro1">
          <table:table-cell office:value-type="float" office:value="0.102247" calcext:value-type="float">
            <text:p>0.102247</text:p>
          </table:table-cell>
          <table:table-cell office:value-type="float" office:value="0.0908739" calcext:value-type="float">
            <text:p>0.0908739</text:p>
          </table:table-cell>
          <table:table-cell office:value-type="float" office:value="0.0956451" calcext:value-type="float">
            <text:p>0.0956451</text:p>
          </table:table-cell>
          <table:table-cell office:value-type="float" office:value="0.0909927" calcext:value-type="float">
            <text:p>0.0909927</text:p>
          </table:table-cell>
          <table:table-cell office:value-type="float" office:value="0.0864565" calcext:value-type="float">
            <text:p>0.0864565</text:p>
          </table:table-cell>
          <table:table-cell office:value-type="float" office:value="0.105245" calcext:value-type="float">
            <text:p>0.105245</text:p>
          </table:table-cell>
          <table:table-cell office:value-type="float" office:value="0.101592" calcext:value-type="float">
            <text:p>0.101592</text:p>
          </table:table-cell>
          <table:table-cell office:value-type="float" office:value="0.0983127" calcext:value-type="float">
            <text:p>0.0983127</text:p>
          </table:table-cell>
          <table:table-cell office:value-type="float" office:value="0.0920895" calcext:value-type="float">
            <text:p>0.0920895</text:p>
          </table:table-cell>
        </table:table-row>
        <table:table-row table:style-name="ro1">
          <table:table-cell office:value-type="float" office:value="0.0742772" calcext:value-type="float">
            <text:p>0.0742772</text:p>
          </table:table-cell>
          <table:table-cell office:value-type="float" office:value="0.0932279" calcext:value-type="float">
            <text:p>0.0932279</text:p>
          </table:table-cell>
          <table:table-cell office:value-type="float" office:value="0.0888671" calcext:value-type="float">
            <text:p>0.0888671</text:p>
          </table:table-cell>
          <table:table-cell office:value-type="float" office:value="0.0902817" calcext:value-type="float">
            <text:p>0.0902817</text:p>
          </table:table-cell>
          <table:table-cell office:value-type="float" office:value="0.0844759" calcext:value-type="float">
            <text:p>0.0844759</text:p>
          </table:table-cell>
          <table:table-cell office:value-type="float" office:value="0.0884366" calcext:value-type="float">
            <text:p>0.0884366</text:p>
          </table:table-cell>
          <table:table-cell office:value-type="float" office:value="0.0769525" calcext:value-type="float">
            <text:p>0.0769525</text:p>
          </table:table-cell>
          <table:table-cell office:value-type="float" office:value="0.0700606" calcext:value-type="float">
            <text:p>0.0700606</text:p>
          </table:table-cell>
          <table:table-cell office:value-type="float" office:value="0.071559" calcext:value-type="float">
            <text:p>0.071559</text:p>
          </table:table-cell>
        </table:table-row>
        <table:table-row table:style-name="ro1">
          <table:table-cell office:value-type="float" office:value="0.112341" calcext:value-type="float">
            <text:p>0.112341</text:p>
          </table:table-cell>
          <table:table-cell office:value-type="float" office:value="0.124006" calcext:value-type="float">
            <text:p>0.124006</text:p>
          </table:table-cell>
          <table:table-cell office:value-type="float" office:value="0.141864" calcext:value-type="float">
            <text:p>0.141864</text:p>
          </table:table-cell>
          <table:table-cell office:value-type="float" office:value="0.127802" calcext:value-type="float">
            <text:p>0.127802</text:p>
          </table:table-cell>
          <table:table-cell office:value-type="float" office:value="0.105751" calcext:value-type="float">
            <text:p>0.105751</text:p>
          </table:table-cell>
          <table:table-cell office:value-type="float" office:value="0.131083" calcext:value-type="float">
            <text:p>0.131083</text:p>
          </table:table-cell>
          <table:table-cell office:value-type="float" office:value="0.141481" calcext:value-type="float">
            <text:p>0.141481</text:p>
          </table:table-cell>
          <table:table-cell office:value-type="float" office:value="0.117443" calcext:value-type="float">
            <text:p>0.117443</text:p>
          </table:table-cell>
          <table:table-cell office:value-type="float" office:value="0.106718" calcext:value-type="float">
            <text:p>0.106718</text:p>
          </table:table-cell>
        </table:table-row>
        <table:table-row table:style-name="ro1">
          <table:table-cell office:value-type="float" office:value="0.129493" calcext:value-type="float">
            <text:p>0.129493</text:p>
          </table:table-cell>
          <table:table-cell office:value-type="float" office:value="0.130358" calcext:value-type="float">
            <text:p>0.130358</text:p>
          </table:table-cell>
          <table:table-cell office:value-type="float" office:value="0.139292" calcext:value-type="float">
            <text:p>0.139292</text:p>
          </table:table-cell>
          <table:table-cell office:value-type="float" office:value="0.137703" calcext:value-type="float">
            <text:p>0.137703</text:p>
          </table:table-cell>
          <table:table-cell office:value-type="float" office:value="0.114386" calcext:value-type="float">
            <text:p>0.114386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123894" calcext:value-type="float">
            <text:p>0.123894</text:p>
          </table:table-cell>
          <table:table-cell office:value-type="float" office:value="0.120456" calcext:value-type="float">
            <text:p>0.120456</text:p>
          </table:table-cell>
          <table:table-cell office:value-type="float" office:value="0.119049" calcext:value-type="float">
            <text:p>0.119049</text:p>
          </table:table-cell>
        </table:table-row>
        <table:table-row table:style-name="ro1">
          <table:table-cell office:value-type="float" office:value="0.1049" calcext:value-type="float">
            <text:p>0.1049</text:p>
          </table:table-cell>
          <table:table-cell office:value-type="float" office:value="0.131819" calcext:value-type="float">
            <text:p>0.131819</text:p>
          </table:table-cell>
          <table:table-cell office:value-type="float" office:value="0.100481" calcext:value-type="float">
            <text:p>0.100481</text:p>
          </table:table-cell>
          <table:table-cell office:value-type="float" office:value="0.100909" calcext:value-type="float">
            <text:p>0.100909</text:p>
          </table:table-cell>
          <table:table-cell office:value-type="float" office:value="0.0963191" calcext:value-type="float">
            <text:p>0.0963191</text:p>
          </table:table-cell>
          <table:table-cell office:value-type="float" office:value="0.119887" calcext:value-type="float">
            <text:p>0.119887</text:p>
          </table:table-cell>
          <table:table-cell office:value-type="float" office:value="0.122904" calcext:value-type="float">
            <text:p>0.122904</text:p>
          </table:table-cell>
          <table:table-cell office:value-type="float" office:value="0.100867" calcext:value-type="float">
            <text:p>0.100867</text:p>
          </table:table-cell>
          <table:table-cell office:value-type="float" office:value="0.0910539" calcext:value-type="float">
            <text:p>0.0910539</text:p>
          </table:table-cell>
        </table:table-row>
        <table:table-row table:style-name="ro1">
          <table:table-cell office:value-type="float" office:value="0.101013" calcext:value-type="float">
            <text:p>0.101013</text:p>
          </table:table-cell>
          <table:table-cell office:value-type="float" office:value="0.0985251" calcext:value-type="float">
            <text:p>0.0985251</text:p>
          </table:table-cell>
          <table:table-cell office:value-type="float" office:value="0.103553" calcext:value-type="float">
            <text:p>0.103553</text:p>
          </table:table-cell>
          <table:table-cell office:value-type="float" office:value="0.11249" calcext:value-type="float">
            <text:p>0.11249</text:p>
          </table:table-cell>
          <table:table-cell office:value-type="float" office:value="0.121466" calcext:value-type="float">
            <text:p>0.121466</text:p>
          </table:table-cell>
          <table:table-cell office:value-type="float" office:value="0.0983424" calcext:value-type="float">
            <text:p>0.0983424</text:p>
          </table:table-cell>
          <table:table-cell office:value-type="float" office:value="0.0946933" calcext:value-type="float">
            <text:p>0.0946933</text:p>
          </table:table-cell>
          <table:table-cell office:value-type="float" office:value="0.0953976" calcext:value-type="float">
            <text:p>0.0953976</text:p>
          </table:table-cell>
          <table:table-cell office:value-type="float" office:value="0.0965575" calcext:value-type="float">
            <text:p>0.0965575</text:p>
          </table:table-cell>
        </table:table-row>
        <table:table-row table:style-name="ro1">
          <table:table-cell office:value-type="float" office:value="0.108075" calcext:value-type="float">
            <text:p>0.108075</text:p>
          </table:table-cell>
          <table:table-cell office:value-type="float" office:value="0.115886" calcext:value-type="float">
            <text:p>0.115886</text:p>
          </table:table-cell>
          <table:table-cell office:value-type="float" office:value="0.122869" calcext:value-type="float">
            <text:p>0.122869</text:p>
          </table:table-cell>
          <table:table-cell office:value-type="float" office:value="0.118306" calcext:value-type="float">
            <text:p>0.118306</text:p>
          </table:table-cell>
          <table:table-cell office:value-type="float" office:value="0.0997521" calcext:value-type="float">
            <text:p>0.0997521</text:p>
          </table:table-cell>
          <table:table-cell office:value-type="float" office:value="0.134415" calcext:value-type="float">
            <text:p>0.134415</text:p>
          </table:table-cell>
          <table:table-cell office:value-type="float" office:value="0.125861" calcext:value-type="float">
            <text:p>0.125861</text:p>
          </table:table-cell>
          <table:table-cell office:value-type="float" office:value="0.116662" calcext:value-type="float">
            <text:p>0.116662</text:p>
          </table:table-cell>
          <table:table-cell office:value-type="float" office:value="0.104471" calcext:value-type="float">
            <text:p>0.104471</text:p>
          </table:table-cell>
        </table:table-row>
        <table:table-row table:style-name="ro1">
          <table:table-cell office:value-type="float" office:value="0.13152" calcext:value-type="float">
            <text:p>0.13152</text:p>
          </table:table-cell>
          <table:table-cell office:value-type="float" office:value="0.126121" calcext:value-type="float">
            <text:p>0.126121</text:p>
          </table:table-cell>
          <table:table-cell office:value-type="float" office:value="0.144491" calcext:value-type="float">
            <text:p>0.144491</text:p>
          </table:table-cell>
          <table:table-cell office:value-type="float" office:value="0.144884" calcext:value-type="float">
            <text:p>0.144884</text:p>
          </table:table-cell>
          <table:table-cell office:value-type="float" office:value="0.128516" calcext:value-type="float">
            <text:p>0.128516</text:p>
          </table:table-cell>
          <table:table-cell office:value-type="float" office:value="0.141253" calcext:value-type="float">
            <text:p>0.141253</text:p>
          </table:table-cell>
          <table:table-cell office:value-type="float" office:value="0.149256" calcext:value-type="float">
            <text:p>0.149256</text:p>
          </table:table-cell>
          <table:table-cell office:value-type="float" office:value="0.14257" calcext:value-type="float">
            <text:p>0.14257</text:p>
          </table:table-cell>
          <table:table-cell office:value-type="float" office:value="0.12068" calcext:value-type="float">
            <text:p>0.12068</text:p>
          </table:table-cell>
        </table:table-row>
        <table:table-row table:style-name="ro1">
          <table:table-cell office:value-type="float" office:value="0.166936" calcext:value-type="float">
            <text:p>0.166936</text:p>
          </table:table-cell>
          <table:table-cell office:value-type="float" office:value="0.145792" calcext:value-type="float">
            <text:p>0.145792</text:p>
          </table:table-cell>
          <table:table-cell office:value-type="float" office:value="0.141361" calcext:value-type="float">
            <text:p>0.141361</text:p>
          </table:table-cell>
          <table:table-cell office:value-type="float" office:value="0.128838" calcext:value-type="float">
            <text:p>0.128838</text:p>
          </table:table-cell>
          <table:table-cell office:value-type="float" office:value="0.124478" calcext:value-type="float">
            <text:p>0.124478</text:p>
          </table:table-cell>
          <table:table-cell office:value-type="float" office:value="0.129301" calcext:value-type="float">
            <text:p>0.129301</text:p>
          </table:table-cell>
          <table:table-cell office:value-type="float" office:value="0.149166" calcext:value-type="float">
            <text:p>0.149166</text:p>
          </table:table-cell>
          <table:table-cell office:value-type="float" office:value="0.139513" calcext:value-type="float">
            <text:p>0.139513</text:p>
          </table:table-cell>
          <table:table-cell office:value-type="float" office:value="0.126029" calcext:value-type="float">
            <text:p>0.126029</text:p>
          </table:table-cell>
        </table:table-row>
        <table:table-row table:style-name="ro1">
          <table:table-cell office:value-type="float" office:value="0.139522" calcext:value-type="float">
            <text:p>0.139522</text:p>
          </table:table-cell>
          <table:table-cell office:value-type="float" office:value="0.152318" calcext:value-type="float">
            <text:p>0.152318</text:p>
          </table:table-cell>
          <table:table-cell office:value-type="float" office:value="0.132497" calcext:value-type="float">
            <text:p>0.132497</text:p>
          </table:table-cell>
          <table:table-cell office:value-type="float" office:value="0.15063" calcext:value-type="float">
            <text:p>0.15063</text:p>
          </table:table-cell>
          <table:table-cell office:value-type="float" office:value="0.135582" calcext:value-type="float">
            <text:p>0.135582</text:p>
          </table:table-cell>
          <table:table-cell office:value-type="float" office:value="0.177287" calcext:value-type="float">
            <text:p>0.177287</text:p>
          </table:table-cell>
          <table:table-cell office:value-type="float" office:value="0.159703" calcext:value-type="float">
            <text:p>0.159703</text:p>
          </table:table-cell>
          <table:table-cell office:value-type="float" office:value="0.194373" calcext:value-type="float">
            <text:p>0.194373</text:p>
          </table:table-cell>
          <table:table-cell office:value-type="float" office:value="0.150562" calcext:value-type="float">
            <text:p>0.150562</text:p>
          </table:table-cell>
        </table:table-row>
        <table:table-row table:style-name="ro1">
          <table:table-cell office:value-type="float" office:value="0.159709" calcext:value-type="float">
            <text:p>0.159709</text:p>
          </table:table-cell>
          <table:table-cell office:value-type="float" office:value="0.126628" calcext:value-type="float">
            <text:p>0.126628</text:p>
          </table:table-cell>
          <table:table-cell office:value-type="float" office:value="0.120012" calcext:value-type="float">
            <text:p>0.120012</text:p>
          </table:table-cell>
          <table:table-cell office:value-type="float" office:value="0.111571" calcext:value-type="float">
            <text:p>0.111571</text:p>
          </table:table-cell>
          <table:table-cell office:value-type="float" office:value="0.115635" calcext:value-type="float">
            <text:p>0.115635</text:p>
          </table:table-cell>
          <table:table-cell office:value-type="float" office:value="0.135413" calcext:value-type="float">
            <text:p>0.135413</text:p>
          </table:table-cell>
          <table:table-cell office:value-type="float" office:value="0.159416" calcext:value-type="float">
            <text:p>0.159416</text:p>
          </table:table-cell>
          <table:table-cell office:value-type="float" office:value="0.120845" calcext:value-type="float">
            <text:p>0.120845</text:p>
          </table:table-cell>
          <table:table-cell office:value-type="float" office:value="0.135173" calcext:value-type="float">
            <text:p>0.135173</text:p>
          </table:table-cell>
        </table:table-row>
        <table:table-row table:style-name="ro1">
          <table:table-cell office:value-type="float" office:value="0.137261" calcext:value-type="float">
            <text:p>0.137261</text:p>
          </table:table-cell>
          <table:table-cell office:value-type="float" office:value="0.14094" calcext:value-type="float">
            <text:p>0.14094</text:p>
          </table:table-cell>
          <table:table-cell office:value-type="float" office:value="0.146849" calcext:value-type="float">
            <text:p>0.146849</text:p>
          </table:table-cell>
          <table:table-cell office:value-type="float" office:value="0.150846" calcext:value-type="float">
            <text:p>0.150846</text:p>
          </table:table-cell>
          <table:table-cell office:value-type="float" office:value="0.158538" calcext:value-type="float">
            <text:p>0.158538</text:p>
          </table:table-cell>
          <table:table-cell office:value-type="float" office:value="0.191942" calcext:value-type="float">
            <text:p>0.191942</text:p>
          </table:table-cell>
          <table:table-cell office:value-type="float" office:value="0.228641" calcext:value-type="float">
            <text:p>0.228641</text:p>
          </table:table-cell>
          <table:table-cell office:value-type="float" office:value="0.193768" calcext:value-type="float">
            <text:p>0.193768</text:p>
          </table:table-cell>
          <table:table-cell office:value-type="float" office:value="0.184704" calcext:value-type="float">
            <text:p>0.184704</text:p>
          </table:table-cell>
        </table:table-row>
        <table:table-row table:style-name="ro1">
          <table:table-cell office:value-type="float" office:value="0.181121" calcext:value-type="float">
            <text:p>0.181121</text:p>
          </table:table-cell>
          <table:table-cell office:value-type="float" office:value="0.146529" calcext:value-type="float">
            <text:p>0.146529</text:p>
          </table:table-cell>
          <table:table-cell office:value-type="float" office:value="0.177695" calcext:value-type="float">
            <text:p>0.177695</text:p>
          </table:table-cell>
          <table:table-cell office:value-type="float" office:value="0.16359" calcext:value-type="float">
            <text:p>0.16359</text:p>
          </table:table-cell>
          <table:table-cell office:value-type="float" office:value="0.16484" calcext:value-type="float">
            <text:p>0.16484</text:p>
          </table:table-cell>
          <table:table-cell office:value-type="float" office:value="0.158941" calcext:value-type="float">
            <text:p>0.158941</text:p>
          </table:table-cell>
          <table:table-cell office:value-type="float" office:value="0.162706" calcext:value-type="float">
            <text:p>0.162706</text:p>
          </table:table-cell>
          <table:table-cell office:value-type="float" office:value="0.177657" calcext:value-type="float">
            <text:p>0.177657</text:p>
          </table:table-cell>
          <table:table-cell office:value-type="float" office:value="0.162787" calcext:value-type="float">
            <text:p>0.162787</text:p>
          </table:table-cell>
        </table:table-row>
        <table:table-row table:style-name="ro1">
          <table:table-cell office:value-type="float" office:value="0.119646" calcext:value-type="float">
            <text:p>0.119646</text:p>
          </table:table-cell>
          <table:table-cell office:value-type="float" office:value="0.130296" calcext:value-type="float">
            <text:p>0.130296</text:p>
          </table:table-cell>
          <table:table-cell office:value-type="float" office:value="0.156692" calcext:value-type="float">
            <text:p>0.156692</text:p>
          </table:table-cell>
          <table:table-cell office:value-type="float" office:value="0.12351" calcext:value-type="float">
            <text:p>0.12351</text:p>
          </table:table-cell>
          <table:table-cell office:value-type="float" office:value="0.128504" calcext:value-type="float">
            <text:p>0.128504</text:p>
          </table:table-cell>
          <table:table-cell office:value-type="float" office:value="0.126371" calcext:value-type="float">
            <text:p>0.126371</text:p>
          </table:table-cell>
          <table:table-cell office:value-type="float" office:value="0.13631" calcext:value-type="float">
            <text:p>0.13631</text:p>
          </table:table-cell>
          <table:table-cell office:value-type="float" office:value="0.162683" calcext:value-type="float">
            <text:p>0.162683</text:p>
          </table:table-cell>
          <table:table-cell office:value-type="float" office:value="0.114563" calcext:value-type="float">
            <text:p>0.114563</text:p>
          </table:table-cell>
        </table:table-row>
        <table:table-row table:style-name="ro1">
          <table:table-cell office:value-type="float" office:value="0.113965" calcext:value-type="float">
            <text:p>0.113965</text:p>
          </table:table-cell>
          <table:table-cell office:value-type="float" office:value="0.131171" calcext:value-type="float">
            <text:p>0.131171</text:p>
          </table:table-cell>
          <table:table-cell office:value-type="float" office:value="0.123752" calcext:value-type="float">
            <text:p>0.123752</text:p>
          </table:table-cell>
          <table:table-cell office:value-type="float" office:value="0.107813" calcext:value-type="float">
            <text:p>0.107813</text:p>
          </table:table-cell>
          <table:table-cell office:value-type="float" office:value="0.111213" calcext:value-type="float">
            <text:p>0.111213</text:p>
          </table:table-cell>
          <table:table-cell office:value-type="float" office:value="0.112261" calcext:value-type="float">
            <text:p>0.112261</text:p>
          </table:table-cell>
          <table:table-cell office:value-type="float" office:value="0.124511" calcext:value-type="float">
            <text:p>0.124511</text:p>
          </table:table-cell>
          <table:table-cell office:value-type="float" office:value="0.103312" calcext:value-type="float">
            <text:p>0.103312</text:p>
          </table:table-cell>
          <table:table-cell office:value-type="float" office:value="0.0942345" calcext:value-type="float">
            <text:p>0.0942345</text:p>
          </table:table-cell>
        </table:table-row>
        <table:table-row table:style-name="ro1">
          <table:table-cell office:value-type="float" office:value="0.154874" calcext:value-type="float">
            <text:p>0.154874</text:p>
          </table:table-cell>
          <table:table-cell office:value-type="float" office:value="0.140921" calcext:value-type="float">
            <text:p>0.140921</text:p>
          </table:table-cell>
          <table:table-cell office:value-type="float" office:value="0.133831" calcext:value-type="float">
            <text:p>0.133831</text:p>
          </table:table-cell>
          <table:table-cell office:value-type="float" office:value="0.19948" calcext:value-type="float">
            <text:p>0.19948</text:p>
          </table:table-cell>
          <table:table-cell office:value-type="float" office:value="0.157703" calcext:value-type="float">
            <text:p>0.157703</text:p>
          </table:table-cell>
          <table:table-cell office:value-type="float" office:value="0.174139" calcext:value-type="float">
            <text:p>0.174139</text:p>
          </table:table-cell>
          <table:table-cell office:value-type="float" office:value="0.166535" calcext:value-type="float">
            <text:p>0.166535</text:p>
          </table:table-cell>
          <table:table-cell office:value-type="float" office:value="0.193014" calcext:value-type="float">
            <text:p>0.193014</text:p>
          </table:table-cell>
          <table:table-cell office:value-type="float" office:value="0.17257" calcext:value-type="float">
            <text:p>0.17257</text:p>
          </table:table-cell>
        </table:table-row>
        <table:table-row table:style-name="ro1">
          <table:table-cell office:value-type="float" office:value="0.122322" calcext:value-type="float">
            <text:p>0.122322</text:p>
          </table:table-cell>
          <table:table-cell office:value-type="float" office:value="0.133388" calcext:value-type="float">
            <text:p>0.133388</text:p>
          </table:table-cell>
          <table:table-cell office:value-type="float" office:value="0.137323" calcext:value-type="float">
            <text:p>0.137323</text:p>
          </table:table-cell>
          <table:table-cell office:value-type="float" office:value="0.158045" calcext:value-type="float">
            <text:p>0.158045</text:p>
          </table:table-cell>
          <table:table-cell office:value-type="float" office:value="0.151509" calcext:value-type="float">
            <text:p>0.151509</text:p>
          </table:table-cell>
          <table:table-cell office:value-type="float" office:value="0.165989" calcext:value-type="float">
            <text:p>0.165989</text:p>
          </table:table-cell>
          <table:table-cell office:value-type="float" office:value="0.18257" calcext:value-type="float">
            <text:p>0.18257</text:p>
          </table:table-cell>
          <table:table-cell office:value-type="float" office:value="0.158471" calcext:value-type="float">
            <text:p>0.158471</text:p>
          </table:table-cell>
          <table:table-cell office:value-type="float" office:value="0.123447" calcext:value-type="float">
            <text:p>0.123447</text:p>
          </table:table-cell>
        </table:table-row>
        <table:table-row table:style-name="ro1">
          <table:table-cell office:value-type="float" office:value="0.140588" calcext:value-type="float">
            <text:p>0.140588</text:p>
          </table:table-cell>
          <table:table-cell office:value-type="float" office:value="0.160027" calcext:value-type="float">
            <text:p>0.160027</text:p>
          </table:table-cell>
          <table:table-cell office:value-type="float" office:value="0.122338" calcext:value-type="float">
            <text:p>0.122338</text:p>
          </table:table-cell>
          <table:table-cell office:value-type="float" office:value="0.14414" calcext:value-type="float">
            <text:p>0.14414</text:p>
          </table:table-cell>
          <table:table-cell office:value-type="float" office:value="0.144746" calcext:value-type="float">
            <text:p>0.144746</text:p>
          </table:table-cell>
          <table:table-cell office:value-type="float" office:value="0.133419" calcext:value-type="float">
            <text:p>0.133419</text:p>
          </table:table-cell>
          <table:table-cell office:value-type="float" office:value="0.147133" calcext:value-type="float">
            <text:p>0.147133</text:p>
          </table:table-cell>
          <table:table-cell office:value-type="float" office:value="0.134342" calcext:value-type="float">
            <text:p>0.134342</text:p>
          </table:table-cell>
          <table:table-cell office:value-type="float" office:value="0.111058" calcext:value-type="float">
            <text:p>0.111058</text:p>
          </table:table-cell>
        </table:table-row>
        <table:table-row table:style-name="ro1">
          <table:table-cell office:value-type="float" office:value="0.164883" calcext:value-type="float">
            <text:p>0.164883</text:p>
          </table:table-cell>
          <table:table-cell office:value-type="float" office:value="0.192364" calcext:value-type="float">
            <text:p>0.192364</text:p>
          </table:table-cell>
          <table:table-cell office:value-type="float" office:value="0.153721" calcext:value-type="float">
            <text:p>0.153721</text:p>
          </table:table-cell>
          <table:table-cell office:value-type="float" office:value="0.179694" calcext:value-type="float">
            <text:p>0.179694</text:p>
          </table:table-cell>
          <table:table-cell office:value-type="float" office:value="0.193502" calcext:value-type="float">
            <text:p>0.193502</text:p>
          </table:table-cell>
          <table:table-cell office:value-type="float" office:value="0.182247" calcext:value-type="float">
            <text:p>0.182247</text:p>
          </table:table-cell>
          <table:table-cell office:value-type="float" office:value="0.180515" calcext:value-type="float">
            <text:p>0.180515</text:p>
          </table:table-cell>
          <table:table-cell office:value-type="float" office:value="0.205508" calcext:value-type="float">
            <text:p>0.205508</text:p>
          </table:table-cell>
          <table:table-cell office:value-type="float" office:value="0.203653" calcext:value-type="float">
            <text:p>0.203653</text:p>
          </table:table-cell>
        </table:table-row>
        <table:table-row table:style-name="ro1">
          <table:table-cell office:value-type="float" office:value="0.152116" calcext:value-type="float">
            <text:p>0.152116</text:p>
          </table:table-cell>
          <table:table-cell office:value-type="float" office:value="0.144851" calcext:value-type="float">
            <text:p>0.144851</text:p>
          </table:table-cell>
          <table:table-cell office:value-type="float" office:value="0.159727" calcext:value-type="float">
            <text:p>0.159727</text:p>
          </table:table-cell>
          <table:table-cell office:value-type="float" office:value="0.160265" calcext:value-type="float">
            <text:p>0.160265</text:p>
          </table:table-cell>
          <table:table-cell office:value-type="float" office:value="0.166553" calcext:value-type="float">
            <text:p>0.166553</text:p>
          </table:table-cell>
          <table:table-cell office:value-type="float" office:value="0.178025" calcext:value-type="float">
            <text:p>0.178025</text:p>
          </table:table-cell>
          <table:table-cell office:value-type="float" office:value="0.180683" calcext:value-type="float">
            <text:p>0.180683</text:p>
          </table:table-cell>
          <table:table-cell office:value-type="float" office:value="0.141762" calcext:value-type="float">
            <text:p>0.141762</text:p>
          </table:table-cell>
          <table:table-cell office:value-type="float" office:value="0.145677" calcext:value-type="float">
            <text:p>0.145677</text:p>
          </table:table-cell>
        </table:table-row>
        <table:table-row table:style-name="ro1">
          <table:table-cell office:value-type="float" office:value="0.100297" calcext:value-type="float">
            <text:p>0.100297</text:p>
          </table:table-cell>
          <table:table-cell office:value-type="float" office:value="0.112504" calcext:value-type="float">
            <text:p>0.112504</text:p>
          </table:table-cell>
          <table:table-cell office:value-type="float" office:value="0.113155" calcext:value-type="float">
            <text:p>0.113155</text:p>
          </table:table-cell>
          <table:table-cell office:value-type="float" office:value="0.119905" calcext:value-type="float">
            <text:p>0.119905</text:p>
          </table:table-cell>
          <table:table-cell office:value-type="float" office:value="0.120415" calcext:value-type="float">
            <text:p>0.120415</text:p>
          </table:table-cell>
          <table:table-cell office:value-type="float" office:value="0.131133" calcext:value-type="float">
            <text:p>0.131133</text:p>
          </table:table-cell>
          <table:table-cell office:value-type="float" office:value="0.120631" calcext:value-type="float">
            <text:p>0.120631</text:p>
          </table:table-cell>
          <table:table-cell office:value-type="float" office:value="0.129692" calcext:value-type="float">
            <text:p>0.129692</text:p>
          </table:table-cell>
          <table:table-cell office:value-type="float" office:value="0.104515" calcext:value-type="float">
            <text:p>0.104515</text:p>
          </table:table-cell>
        </table:table-row>
        <table:table-row table:style-name="ro1">
          <table:table-cell office:value-type="float" office:value="0.16809" calcext:value-type="float">
            <text:p>0.16809</text:p>
          </table:table-cell>
          <table:table-cell office:value-type="float" office:value="0.169523" calcext:value-type="float">
            <text:p>0.169523</text:p>
          </table:table-cell>
          <table:table-cell office:value-type="float" office:value="0.177311" calcext:value-type="float">
            <text:p>0.177311</text:p>
          </table:table-cell>
          <table:table-cell office:value-type="float" office:value="0.195119" calcext:value-type="float">
            <text:p>0.195119</text:p>
          </table:table-cell>
          <table:table-cell office:value-type="float" office:value="0.218095" calcext:value-type="float">
            <text:p>0.218095</text:p>
          </table:table-cell>
          <table:table-cell office:value-type="float" office:value="0.203939" calcext:value-type="float">
            <text:p>0.203939</text:p>
          </table:table-cell>
          <table:table-cell office:value-type="float" office:value="0.206049" calcext:value-type="float">
            <text:p>0.206049</text:p>
          </table:table-cell>
          <table:table-cell office:value-type="float" office:value="0.1929" calcext:value-type="float">
            <text:p>0.1929</text:p>
          </table:table-cell>
          <table:table-cell office:value-type="float" office:value="0.191301" calcext:value-type="float">
            <text:p>0.191301</text:p>
          </table:table-cell>
        </table:table-row>
        <table:table-row table:style-name="ro1">
          <table:table-cell office:value-type="float" office:value="0.149901" calcext:value-type="float">
            <text:p>0.149901</text:p>
          </table:table-cell>
          <table:table-cell office:value-type="float" office:value="0.143151" calcext:value-type="float">
            <text:p>0.143151</text:p>
          </table:table-cell>
          <table:table-cell office:value-type="float" office:value="0.171465" calcext:value-type="float">
            <text:p>0.171465</text:p>
          </table:table-cell>
          <table:table-cell office:value-type="float" office:value="0.206432" calcext:value-type="float">
            <text:p>0.206432</text:p>
          </table:table-cell>
          <table:table-cell office:value-type="float" office:value="0.165794" calcext:value-type="float">
            <text:p>0.165794</text:p>
          </table:table-cell>
          <table:table-cell office:value-type="float" office:value="0.204692" calcext:value-type="float">
            <text:p>0.204692</text:p>
          </table:table-cell>
          <table:table-cell office:value-type="float" office:value="0.218537" calcext:value-type="float">
            <text:p>0.218537</text:p>
          </table:table-cell>
          <table:table-cell office:value-type="float" office:value="0.20308" calcext:value-type="float">
            <text:p>0.20308</text:p>
          </table:table-cell>
          <table:table-cell office:value-type="float" office:value="0.183119" calcext:value-type="float">
            <text:p>0.183119</text:p>
          </table:table-cell>
        </table:table-row>
        <table:table-row table:style-name="ro1">
          <table:table-cell office:value-type="float" office:value="0.195161" calcext:value-type="float">
            <text:p>0.195161</text:p>
          </table:table-cell>
          <table:table-cell office:value-type="float" office:value="0.19629" calcext:value-type="float">
            <text:p>0.19629</text:p>
          </table:table-cell>
          <table:table-cell office:value-type="float" office:value="0.21306" calcext:value-type="float">
            <text:p>0.21306</text:p>
          </table:table-cell>
          <table:table-cell office:value-type="float" office:value="0.204044" calcext:value-type="float">
            <text:p>0.204044</text:p>
          </table:table-cell>
          <table:table-cell office:value-type="float" office:value="0.272154" calcext:value-type="float">
            <text:p>0.272154</text:p>
          </table:table-cell>
          <table:table-cell office:value-type="float" office:value="0.246967" calcext:value-type="float">
            <text:p>0.246967</text:p>
          </table:table-cell>
          <table:table-cell office:value-type="float" office:value="0.260389" calcext:value-type="float">
            <text:p>0.260389</text:p>
          </table:table-cell>
          <table:table-cell office:value-type="float" office:value="0.241077" calcext:value-type="float">
            <text:p>0.241077</text:p>
          </table:table-cell>
          <table:table-cell office:value-type="float" office:value="0.254199" calcext:value-type="float">
            <text:p>0.254199</text:p>
          </table:table-cell>
        </table:table-row>
        <table:table-row table:style-name="ro1">
          <table:table-cell office:value-type="float" office:value="0.173742" calcext:value-type="float">
            <text:p>0.173742</text:p>
          </table:table-cell>
          <table:table-cell office:value-type="float" office:value="0.173989" calcext:value-type="float">
            <text:p>0.173989</text:p>
          </table:table-cell>
          <table:table-cell office:value-type="float" office:value="0.175514" calcext:value-type="float">
            <text:p>0.175514</text:p>
          </table:table-cell>
          <table:table-cell office:value-type="float" office:value="0.160565" calcext:value-type="float">
            <text:p>0.160565</text:p>
          </table:table-cell>
          <table:table-cell office:value-type="float" office:value="0.151257" calcext:value-type="float">
            <text:p>0.151257</text:p>
          </table:table-cell>
          <table:table-cell office:value-type="float" office:value="0.172997" calcext:value-type="float">
            <text:p>0.172997</text:p>
          </table:table-cell>
          <table:table-cell office:value-type="float" office:value="0.174894" calcext:value-type="float">
            <text:p>0.174894</text:p>
          </table:table-cell>
          <table:table-cell office:value-type="float" office:value="0.202018" calcext:value-type="float">
            <text:p>0.202018</text:p>
          </table:table-cell>
          <table:table-cell office:value-type="float" office:value="0.19263" calcext:value-type="float">
            <text:p>0.19263</text:p>
          </table:table-cell>
        </table:table-row>
        <table:table-row table:style-name="ro1">
          <table:table-cell office:value-type="float" office:value="0.158119" calcext:value-type="float">
            <text:p>0.158119</text:p>
          </table:table-cell>
          <table:table-cell office:value-type="float" office:value="0.212004" calcext:value-type="float">
            <text:p>0.212004</text:p>
          </table:table-cell>
          <table:table-cell office:value-type="float" office:value="0.184558" calcext:value-type="float">
            <text:p>0.184558</text:p>
          </table:table-cell>
          <table:table-cell office:value-type="float" office:value="0.225702" calcext:value-type="float">
            <text:p>0.225702</text:p>
          </table:table-cell>
          <table:table-cell office:value-type="float" office:value="0.226728" calcext:value-type="float">
            <text:p>0.226728</text:p>
          </table:table-cell>
          <table:table-cell office:value-type="float" office:value="0.237476" calcext:value-type="float">
            <text:p>0.237476</text:p>
          </table:table-cell>
          <table:table-cell office:value-type="float" office:value="0.265326" calcext:value-type="float">
            <text:p>0.265326</text:p>
          </table:table-cell>
          <table:table-cell office:value-type="float" office:value="0.269235" calcext:value-type="float">
            <text:p>0.269235</text:p>
          </table:table-cell>
          <table:table-cell office:value-type="float" office:value="0.223063" calcext:value-type="float">
            <text:p>0.223063</text:p>
          </table:table-cell>
        </table:table-row>
        <table:table-row table:style-name="ro1">
          <table:table-cell office:value-type="float" office:value="0.181901" calcext:value-type="float">
            <text:p>0.181901</text:p>
          </table:table-cell>
          <table:table-cell office:value-type="float" office:value="0.183591" calcext:value-type="float">
            <text:p>0.183591</text:p>
          </table:table-cell>
          <table:table-cell office:value-type="float" office:value="0.191187" calcext:value-type="float">
            <text:p>0.191187</text:p>
          </table:table-cell>
          <table:table-cell office:value-type="float" office:value="0.155398" calcext:value-type="float">
            <text:p>0.155398</text:p>
          </table:table-cell>
          <table:table-cell office:value-type="float" office:value="0.159686" calcext:value-type="float">
            <text:p>0.159686</text:p>
          </table:table-cell>
          <table:table-cell office:value-type="float" office:value="0.15797" calcext:value-type="float">
            <text:p>0.15797</text:p>
          </table:table-cell>
          <table:table-cell office:value-type="float" office:value="0.23129" calcext:value-type="float">
            <text:p>0.23129</text:p>
          </table:table-cell>
          <table:table-cell office:value-type="float" office:value="0.197688" calcext:value-type="float">
            <text:p>0.197688</text:p>
          </table:table-cell>
          <table:table-cell office:value-type="float" office:value="0.159029" calcext:value-type="float">
            <text:p>0.159029</text:p>
          </table:table-cell>
        </table:table-row>
        <table:table-row table:style-name="ro1">
          <table:table-cell office:value-type="float" office:value="0.218319" calcext:value-type="float">
            <text:p>0.218319</text:p>
          </table:table-cell>
          <table:table-cell office:value-type="float" office:value="0.237039" calcext:value-type="float">
            <text:p>0.237039</text:p>
          </table:table-cell>
          <table:table-cell office:value-type="float" office:value="0.230343" calcext:value-type="float">
            <text:p>0.230343</text:p>
          </table:table-cell>
          <table:table-cell office:value-type="float" office:value="0.232251" calcext:value-type="float">
            <text:p>0.232251</text:p>
          </table:table-cell>
          <table:table-cell office:value-type="float" office:value="0.230521" calcext:value-type="float">
            <text:p>0.230521</text:p>
          </table:table-cell>
          <table:table-cell office:value-type="float" office:value="0.236089" calcext:value-type="float">
            <text:p>0.236089</text:p>
          </table:table-cell>
          <table:table-cell office:value-type="float" office:value="0.298481" calcext:value-type="float">
            <text:p>0.298481</text:p>
          </table:table-cell>
          <table:table-cell office:value-type="float" office:value="0.245006" calcext:value-type="float">
            <text:p>0.245006</text:p>
          </table:table-cell>
          <table:table-cell office:value-type="float" office:value="0.280267" calcext:value-type="float">
            <text:p>0.280267</text:p>
          </table:table-cell>
        </table:table-row>
        <table:table-row table:style-name="ro1">
          <table:table-cell office:value-type="float" office:value="0.150045" calcext:value-type="float">
            <text:p>0.150045</text:p>
          </table:table-cell>
          <table:table-cell office:value-type="float" office:value="0.164955" calcext:value-type="float">
            <text:p>0.164955</text:p>
          </table:table-cell>
          <table:table-cell office:value-type="float" office:value="0.200585" calcext:value-type="float">
            <text:p>0.200585</text:p>
          </table:table-cell>
          <table:table-cell office:value-type="float" office:value="0.193502" calcext:value-type="float">
            <text:p>0.193502</text:p>
          </table:table-cell>
          <table:table-cell office:value-type="float" office:value="0.154089" calcext:value-type="float">
            <text:p>0.154089</text:p>
          </table:table-cell>
          <table:table-cell office:value-type="float" office:value="0.199853" calcext:value-type="float">
            <text:p>0.199853</text:p>
          </table:table-cell>
          <table:table-cell office:value-type="float" office:value="0.179915" calcext:value-type="float">
            <text:p>0.179915</text:p>
          </table:table-cell>
          <table:table-cell office:value-type="float" office:value="0.168601" calcext:value-type="float">
            <text:p>0.168601</text:p>
          </table:table-cell>
          <table:table-cell office:value-type="float" office:value="0.156565" calcext:value-type="float">
            <text:p>0.156565</text:p>
          </table:table-cell>
        </table:table-row>
        <table:table-row table:style-name="ro1">
          <table:table-cell office:value-type="float" office:value="0.207046" calcext:value-type="float">
            <text:p>0.207046</text:p>
          </table:table-cell>
          <table:table-cell office:value-type="float" office:value="0.199014" calcext:value-type="float">
            <text:p>0.199014</text:p>
          </table:table-cell>
          <table:table-cell office:value-type="float" office:value="0.292795" calcext:value-type="float">
            <text:p>0.292795</text:p>
          </table:table-cell>
          <table:table-cell office:value-type="float" office:value="0.228496" calcext:value-type="float">
            <text:p>0.228496</text:p>
          </table:table-cell>
          <table:table-cell office:value-type="float" office:value="0.231389" calcext:value-type="float">
            <text:p>0.231389</text:p>
          </table:table-cell>
          <table:table-cell office:value-type="float" office:value="0.22437" calcext:value-type="float">
            <text:p>0.22437</text:p>
          </table:table-cell>
          <table:table-cell office:value-type="float" office:value="0.215076" calcext:value-type="float">
            <text:p>0.215076</text:p>
          </table:table-cell>
          <table:table-cell office:value-type="float" office:value="0.207959" calcext:value-type="float">
            <text:p>0.207959</text:p>
          </table:table-cell>
          <table:table-cell office:value-type="float" office:value="0.27427" calcext:value-type="float">
            <text:p>0.27427</text:p>
          </table:table-cell>
        </table:table-row>
        <table:table-row table:style-name="ro1">
          <table:table-cell office:value-type="float" office:value="0.224911" calcext:value-type="float">
            <text:p>0.224911</text:p>
          </table:table-cell>
          <table:table-cell office:value-type="float" office:value="0.19642" calcext:value-type="float">
            <text:p>0.19642</text:p>
          </table:table-cell>
          <table:table-cell office:value-type="float" office:value="0.212339" calcext:value-type="float">
            <text:p>0.212339</text:p>
          </table:table-cell>
          <table:table-cell office:value-type="float" office:value="0.219915" calcext:value-type="float">
            <text:p>0.219915</text:p>
          </table:table-cell>
          <table:table-cell office:value-type="float" office:value="0.23278" calcext:value-type="float">
            <text:p>0.23278</text:p>
          </table:table-cell>
          <table:table-cell office:value-type="float" office:value="0.271998" calcext:value-type="float">
            <text:p>0.271998</text:p>
          </table:table-cell>
          <table:table-cell office:value-type="float" office:value="0.208694" calcext:value-type="float">
            <text:p>0.208694</text:p>
          </table:table-cell>
          <table:table-cell office:value-type="float" office:value="0.279325" calcext:value-type="float">
            <text:p>0.279325</text:p>
          </table:table-cell>
          <table:table-cell office:value-type="float" office:value="0.208385" calcext:value-type="float">
            <text:p>0.208385</text:p>
          </table:table-cell>
        </table:table-row>
        <table:table-row table:style-name="ro1">
          <table:table-cell office:value-type="float" office:value="0.196942" calcext:value-type="float">
            <text:p>0.196942</text:p>
          </table:table-cell>
          <table:table-cell office:value-type="float" office:value="0.177599" calcext:value-type="float">
            <text:p>0.177599</text:p>
          </table:table-cell>
          <table:table-cell office:value-type="float" office:value="0.186196" calcext:value-type="float">
            <text:p>0.186196</text:p>
          </table:table-cell>
          <table:table-cell office:value-type="float" office:value="0.218065" calcext:value-type="float">
            <text:p>0.218065</text:p>
          </table:table-cell>
          <table:table-cell office:value-type="float" office:value="0.245005" calcext:value-type="float">
            <text:p>0.245005</text:p>
          </table:table-cell>
          <table:table-cell office:value-type="float" office:value="0.237782" calcext:value-type="float">
            <text:p>0.237782</text:p>
          </table:table-cell>
          <table:table-cell office:value-type="float" office:value="0.210013" calcext:value-type="float">
            <text:p>0.210013</text:p>
          </table:table-cell>
          <table:table-cell office:value-type="float" office:value="0.202949" calcext:value-type="float">
            <text:p>0.202949</text:p>
          </table:table-cell>
          <table:table-cell office:value-type="float" office:value="0.19202" calcext:value-type="float">
            <text:p>0.19202</text:p>
          </table:table-cell>
        </table:table-row>
        <table:table-row table:style-name="ro1">
          <table:table-cell office:value-type="float" office:value="0.192177" calcext:value-type="float">
            <text:p>0.192177</text:p>
          </table:table-cell>
          <table:table-cell office:value-type="float" office:value="0.255902" calcext:value-type="float">
            <text:p>0.255902</text:p>
          </table:table-cell>
          <table:table-cell office:value-type="float" office:value="0.198108" calcext:value-type="float">
            <text:p>0.198108</text:p>
          </table:table-cell>
          <table:table-cell office:value-type="float" office:value="0.196783" calcext:value-type="float">
            <text:p>0.196783</text:p>
          </table:table-cell>
          <table:table-cell office:value-type="float" office:value="0.220883" calcext:value-type="float">
            <text:p>0.220883</text:p>
          </table:table-cell>
          <table:table-cell office:value-type="float" office:value="0.209273" calcext:value-type="float">
            <text:p>0.209273</text:p>
          </table:table-cell>
          <table:table-cell office:value-type="float" office:value="0.176686" calcext:value-type="float">
            <text:p>0.176686</text:p>
          </table:table-cell>
          <table:table-cell office:value-type="float" office:value="0.208762" calcext:value-type="float">
            <text:p>0.208762</text:p>
          </table:table-cell>
          <table:table-cell office:value-type="float" office:value="0.248964" calcext:value-type="float">
            <text:p>0.248964</text:p>
          </table:table-cell>
        </table:table-row>
        <table:table-row table:style-name="ro1">
          <table:table-cell office:value-type="float" office:value="0.231904" calcext:value-type="float">
            <text:p>0.231904</text:p>
          </table:table-cell>
          <table:table-cell office:value-type="float" office:value="0.241947" calcext:value-type="float">
            <text:p>0.241947</text:p>
          </table:table-cell>
          <table:table-cell office:value-type="float" office:value="0.283658" calcext:value-type="float">
            <text:p>0.283658</text:p>
          </table:table-cell>
          <table:table-cell office:value-type="float" office:value="0.229516" calcext:value-type="float">
            <text:p>0.229516</text:p>
          </table:table-cell>
          <table:table-cell office:value-type="float" office:value="0.245322" calcext:value-type="float">
            <text:p>0.245322</text:p>
          </table:table-cell>
          <table:table-cell office:value-type="float" office:value="0.242936" calcext:value-type="float">
            <text:p>0.242936</text:p>
          </table:table-cell>
          <table:table-cell office:value-type="float" office:value="0.244814" calcext:value-type="float">
            <text:p>0.244814</text:p>
          </table:table-cell>
          <table:table-cell office:value-type="float" office:value="0.189663" calcext:value-type="float">
            <text:p>0.189663</text:p>
          </table:table-cell>
          <table:table-cell office:value-type="float" office:value="0.207967" calcext:value-type="float">
            <text:p>0.207967</text:p>
          </table:table-cell>
        </table:table-row>
        <table:table-row table:style-name="ro1">
          <table:table-cell office:value-type="float" office:value="0.193771" calcext:value-type="float">
            <text:p>0.193771</text:p>
          </table:table-cell>
          <table:table-cell office:value-type="float" office:value="0.23249" calcext:value-type="float">
            <text:p>0.23249</text:p>
          </table:table-cell>
          <table:table-cell office:value-type="float" office:value="0.227819" calcext:value-type="float">
            <text:p>0.227819</text:p>
          </table:table-cell>
          <table:table-cell office:value-type="float" office:value="0.199649" calcext:value-type="float">
            <text:p>0.199649</text:p>
          </table:table-cell>
          <table:table-cell office:value-type="float" office:value="0.172488" calcext:value-type="float">
            <text:p>0.172488</text:p>
          </table:table-cell>
          <table:table-cell office:value-type="float" office:value="0.209912" calcext:value-type="float">
            <text:p>0.209912</text:p>
          </table:table-cell>
          <table:table-cell office:value-type="float" office:value="0.28667" calcext:value-type="float">
            <text:p>0.28667</text:p>
          </table:table-cell>
          <table:table-cell office:value-type="float" office:value="0.248502" calcext:value-type="float">
            <text:p>0.248502</text:p>
          </table:table-cell>
          <table:table-cell office:value-type="float" office:value="0.207561" calcext:value-type="float">
            <text:p>0.207561</text:p>
          </table:table-cell>
        </table:table-row>
        <table:table-row table:style-name="ro1">
          <table:table-cell office:value-type="float" office:value="0.151786" calcext:value-type="float">
            <text:p>0.151786</text:p>
          </table:table-cell>
          <table:table-cell office:value-type="float" office:value="0.160276" calcext:value-type="float">
            <text:p>0.160276</text:p>
          </table:table-cell>
          <table:table-cell office:value-type="float" office:value="0.191415" calcext:value-type="float">
            <text:p>0.191415</text:p>
          </table:table-cell>
          <table:table-cell office:value-type="float" office:value="0.163294" calcext:value-type="float">
            <text:p>0.163294</text:p>
          </table:table-cell>
          <table:table-cell office:value-type="float" office:value="0.154337" calcext:value-type="float">
            <text:p>0.154337</text:p>
          </table:table-cell>
          <table:table-cell office:value-type="float" office:value="0.172019" calcext:value-type="float">
            <text:p>0.172019</text:p>
          </table:table-cell>
          <table:table-cell office:value-type="float" office:value="0.176485" calcext:value-type="float">
            <text:p>0.176485</text:p>
          </table:table-cell>
          <table:table-cell office:value-type="float" office:value="0.159071" calcext:value-type="float">
            <text:p>0.159071</text:p>
          </table:table-cell>
          <table:table-cell office:value-type="float" office:value="0.137189" calcext:value-type="float">
            <text:p>0.137189</text:p>
          </table:table-cell>
        </table:table-row>
        <table:table-row table:style-name="ro1">
          <table:table-cell office:value-type="float" office:value="0.237472" calcext:value-type="float">
            <text:p>0.237472</text:p>
          </table:table-cell>
          <table:table-cell office:value-type="float" office:value="0.229381" calcext:value-type="float">
            <text:p>0.229381</text:p>
          </table:table-cell>
          <table:table-cell office:value-type="float" office:value="0.22802" calcext:value-type="float">
            <text:p>0.22802</text:p>
          </table:table-cell>
          <table:table-cell office:value-type="float" office:value="0.257911" calcext:value-type="float">
            <text:p>0.257911</text:p>
          </table:table-cell>
          <table:table-cell office:value-type="float" office:value="0.302108" calcext:value-type="float">
            <text:p>0.302108</text:p>
          </table:table-cell>
          <table:table-cell office:value-type="float" office:value="0.29989" calcext:value-type="float">
            <text:p>0.29989</text:p>
          </table:table-cell>
          <table:table-cell office:value-type="float" office:value="0.275976" calcext:value-type="float">
            <text:p>0.275976</text:p>
          </table:table-cell>
          <table:table-cell office:value-type="float" office:value="0.348493" calcext:value-type="float">
            <text:p>0.348493</text:p>
          </table:table-cell>
          <table:table-cell office:value-type="float" office:value="0.290137" calcext:value-type="float">
            <text:p>0.290137</text:p>
          </table:table-cell>
        </table:table-row>
        <table:table-row table:style-name="ro1">
          <table:table-cell office:value-type="float" office:value="0.23257" calcext:value-type="float">
            <text:p>0.23257</text:p>
          </table:table-cell>
          <table:table-cell office:value-type="float" office:value="0.264109" calcext:value-type="float">
            <text:p>0.264109</text:p>
          </table:table-cell>
          <table:table-cell office:value-type="float" office:value="0.297807" calcext:value-type="float">
            <text:p>0.297807</text:p>
          </table:table-cell>
          <table:table-cell office:value-type="float" office:value="0.263946" calcext:value-type="float">
            <text:p>0.263946</text:p>
          </table:table-cell>
          <table:table-cell office:value-type="float" office:value="0.261682" calcext:value-type="float">
            <text:p>0.261682</text:p>
          </table:table-cell>
          <table:table-cell office:value-type="float" office:value="0.281405" calcext:value-type="float">
            <text:p>0.281405</text:p>
          </table:table-cell>
          <table:table-cell office:value-type="float" office:value="0.298429" calcext:value-type="float">
            <text:p>0.298429</text:p>
          </table:table-cell>
          <table:table-cell office:value-type="float" office:value="0.297607" calcext:value-type="float">
            <text:p>0.297607</text:p>
          </table:table-cell>
          <table:table-cell office:value-type="float" office:value="0.342276" calcext:value-type="float">
            <text:p>0.342276</text:p>
          </table:table-cell>
        </table:table-row>
        <table:table-row table:style-name="ro1">
          <table:table-cell office:value-type="float" office:value="0.197947" calcext:value-type="float">
            <text:p>0.197947</text:p>
          </table:table-cell>
          <table:table-cell office:value-type="float" office:value="0.205829" calcext:value-type="float">
            <text:p>0.205829</text:p>
          </table:table-cell>
          <table:table-cell office:value-type="float" office:value="0.22869" calcext:value-type="float">
            <text:p>0.22869</text:p>
          </table:table-cell>
          <table:table-cell office:value-type="float" office:value="0.203817" calcext:value-type="float">
            <text:p>0.203817</text:p>
          </table:table-cell>
          <table:table-cell office:value-type="float" office:value="0.205294" calcext:value-type="float">
            <text:p>0.205294</text:p>
          </table:table-cell>
          <table:table-cell office:value-type="float" office:value="0.233457" calcext:value-type="float">
            <text:p>0.233457</text:p>
          </table:table-cell>
          <table:table-cell office:value-type="float" office:value="0.215962" calcext:value-type="float">
            <text:p>0.215962</text:p>
          </table:table-cell>
          <table:table-cell office:value-type="float" office:value="0.299461" calcext:value-type="float">
            <text:p>0.299461</text:p>
          </table:table-cell>
          <table:table-cell office:value-type="float" office:value="0.209738" calcext:value-type="float">
            <text:p>0.209738</text:p>
          </table:table-cell>
        </table:table-row>
        <table:table-row table:style-name="ro1">
          <table:table-cell office:value-type="float" office:value="0.219129" calcext:value-type="float">
            <text:p>0.219129</text:p>
          </table:table-cell>
          <table:table-cell office:value-type="float" office:value="0.197594" calcext:value-type="float">
            <text:p>0.197594</text:p>
          </table:table-cell>
          <table:table-cell office:value-type="float" office:value="0.25452" calcext:value-type="float">
            <text:p>0.25452</text:p>
          </table:table-cell>
          <table:table-cell office:value-type="float" office:value="0.251128" calcext:value-type="float">
            <text:p>0.251128</text:p>
          </table:table-cell>
          <table:table-cell office:value-type="float" office:value="0.187269" calcext:value-type="float">
            <text:p>0.187269</text:p>
          </table:table-cell>
          <table:table-cell office:value-type="float" office:value="0.207961" calcext:value-type="float">
            <text:p>0.207961</text:p>
          </table:table-cell>
          <table:table-cell office:value-type="float" office:value="0.221678" calcext:value-type="float">
            <text:p>0.221678</text:p>
          </table:table-cell>
          <table:table-cell office:value-type="float" office:value="0.237163" calcext:value-type="float">
            <text:p>0.237163</text:p>
          </table:table-cell>
          <table:table-cell office:value-type="float" office:value="0.180725" calcext:value-type="float">
            <text:p>0.180725</text:p>
          </table:table-cell>
        </table:table-row>
        <table:table-row table:style-name="ro1">
          <table:table-cell office:value-type="float" office:value="0.220709" calcext:value-type="float">
            <text:p>0.220709</text:p>
          </table:table-cell>
          <table:table-cell office:value-type="float" office:value="0.218935" calcext:value-type="float">
            <text:p>0.218935</text:p>
          </table:table-cell>
          <table:table-cell office:value-type="float" office:value="0.227367" calcext:value-type="float">
            <text:p>0.227367</text:p>
          </table:table-cell>
          <table:table-cell office:value-type="float" office:value="0.262007" calcext:value-type="float">
            <text:p>0.262007</text:p>
          </table:table-cell>
          <table:table-cell office:value-type="float" office:value="0.250938" calcext:value-type="float">
            <text:p>0.250938</text:p>
          </table:table-cell>
          <table:table-cell office:value-type="float" office:value="0.258955" calcext:value-type="float">
            <text:p>0.258955</text:p>
          </table:table-cell>
          <table:table-cell office:value-type="float" office:value="0.286141" calcext:value-type="float">
            <text:p>0.286141</text:p>
          </table:table-cell>
          <table:table-cell office:value-type="float" office:value="0.376339" calcext:value-type="float">
            <text:p>0.376339</text:p>
          </table:table-cell>
          <table:table-cell office:value-type="float" office:value="0.26436" calcext:value-type="float">
            <text:p>0.26436</text:p>
          </table:table-cell>
        </table:table-row>
        <table:table-row table:style-name="ro1">
          <table:table-cell office:value-type="float" office:value="0.229114" calcext:value-type="float">
            <text:p>0.229114</text:p>
          </table:table-cell>
          <table:table-cell office:value-type="float" office:value="0.195441" calcext:value-type="float">
            <text:p>0.195441</text:p>
          </table:table-cell>
          <table:table-cell office:value-type="float" office:value="0.249444" calcext:value-type="float">
            <text:p>0.249444</text:p>
          </table:table-cell>
          <table:table-cell office:value-type="float" office:value="0.219426" calcext:value-type="float">
            <text:p>0.219426</text:p>
          </table:table-cell>
          <table:table-cell office:value-type="float" office:value="0.206002" calcext:value-type="float">
            <text:p>0.206002</text:p>
          </table:table-cell>
          <table:table-cell office:value-type="float" office:value="0.249602" calcext:value-type="float">
            <text:p>0.249602</text:p>
          </table:table-cell>
          <table:table-cell office:value-type="float" office:value="0.237196" calcext:value-type="float">
            <text:p>0.237196</text:p>
          </table:table-cell>
          <table:table-cell office:value-type="float" office:value="0.260451" calcext:value-type="float">
            <text:p>0.260451</text:p>
          </table:table-cell>
          <table:table-cell office:value-type="float" office:value="0.231942" calcext:value-type="float">
            <text:p>0.231942</text:p>
          </table:table-cell>
        </table:table-row>
        <table:table-row table:style-name="ro1">
          <table:table-cell office:value-type="float" office:value="0.206051" calcext:value-type="float">
            <text:p>0.206051</text:p>
          </table:table-cell>
          <table:table-cell office:value-type="float" office:value="0.223527" calcext:value-type="float">
            <text:p>0.223527</text:p>
          </table:table-cell>
          <table:table-cell office:value-type="float" office:value="0.215473" calcext:value-type="float">
            <text:p>0.215473</text:p>
          </table:table-cell>
          <table:table-cell office:value-type="float" office:value="0.225772" calcext:value-type="float">
            <text:p>0.225772</text:p>
          </table:table-cell>
          <table:table-cell office:value-type="float" office:value="0.21025" calcext:value-type="float">
            <text:p>0.21025</text:p>
          </table:table-cell>
          <table:table-cell office:value-type="float" office:value="0.234835" calcext:value-type="float">
            <text:p>0.234835</text:p>
          </table:table-cell>
          <table:table-cell office:value-type="float" office:value="0.226988" calcext:value-type="float">
            <text:p>0.226988</text:p>
          </table:table-cell>
          <table:table-cell office:value-type="float" office:value="0.268801" calcext:value-type="float">
            <text:p>0.268801</text:p>
          </table:table-cell>
          <table:table-cell office:value-type="float" office:value="0.21881" calcext:value-type="float">
            <text:p>0.21881</text:p>
          </table:table-cell>
        </table:table-row>
        <table:table-row table:style-name="ro1">
          <table:table-cell office:value-type="float" office:value="0.23766" calcext:value-type="float">
            <text:p>0.23766</text:p>
          </table:table-cell>
          <table:table-cell office:value-type="float" office:value="0.231061" calcext:value-type="float">
            <text:p>0.231061</text:p>
          </table:table-cell>
          <table:table-cell office:value-type="float" office:value="0.256772" calcext:value-type="float">
            <text:p>0.256772</text:p>
          </table:table-cell>
          <table:table-cell office:value-type="float" office:value="0.210364" calcext:value-type="float">
            <text:p>0.210364</text:p>
          </table:table-cell>
          <table:table-cell office:value-type="float" office:value="0.204628" calcext:value-type="float">
            <text:p>0.204628</text:p>
          </table:table-cell>
          <table:table-cell office:value-type="float" office:value="0.238223" calcext:value-type="float">
            <text:p>0.238223</text:p>
          </table:table-cell>
          <table:table-cell office:value-type="float" office:value="0.254076" calcext:value-type="float">
            <text:p>0.254076</text:p>
          </table:table-cell>
          <table:table-cell office:value-type="float" office:value="0.258895" calcext:value-type="float">
            <text:p>0.258895</text:p>
          </table:table-cell>
          <table:table-cell office:value-type="float" office:value="0.268274" calcext:value-type="float">
            <text:p>0.268274</text:p>
          </table:table-cell>
        </table:table-row>
        <table:table-row table:style-name="ro1">
          <table:table-cell office:value-type="float" office:value="0.19972" calcext:value-type="float">
            <text:p>0.19972</text:p>
          </table:table-cell>
          <table:table-cell office:value-type="float" office:value="0.203441" calcext:value-type="float">
            <text:p>0.203441</text:p>
          </table:table-cell>
          <table:table-cell office:value-type="float" office:value="0.199412" calcext:value-type="float">
            <text:p>0.199412</text:p>
          </table:table-cell>
          <table:table-cell office:value-type="float" office:value="0.201034" calcext:value-type="float">
            <text:p>0.201034</text:p>
          </table:table-cell>
          <table:table-cell office:value-type="float" office:value="0.166657" calcext:value-type="float">
            <text:p>0.166657</text:p>
          </table:table-cell>
          <table:table-cell office:value-type="float" office:value="0.187004" calcext:value-type="float">
            <text:p>0.187004</text:p>
          </table:table-cell>
          <table:table-cell office:value-type="float" office:value="0.207629" calcext:value-type="float">
            <text:p>0.207629</text:p>
          </table:table-cell>
          <table:table-cell office:value-type="float" office:value="0.16577" calcext:value-type="float">
            <text:p>0.16577</text:p>
          </table:table-cell>
          <table:table-cell office:value-type="float" office:value="0.174908" calcext:value-type="float">
            <text:p>0.174908</text:p>
          </table:table-cell>
        </table:table-row>
        <table:table-row table:style-name="ro1">
          <table:table-cell office:value-type="float" office:value="0.228205" calcext:value-type="float">
            <text:p>0.228205</text:p>
          </table:table-cell>
          <table:table-cell office:value-type="float" office:value="0.254466" calcext:value-type="float">
            <text:p>0.254466</text:p>
          </table:table-cell>
          <table:table-cell office:value-type="float" office:value="0.217628" calcext:value-type="float">
            <text:p>0.217628</text:p>
          </table:table-cell>
          <table:table-cell office:value-type="float" office:value="0.197942" calcext:value-type="float">
            <text:p>0.197942</text:p>
          </table:table-cell>
          <table:table-cell office:value-type="float" office:value="0.262166" calcext:value-type="float">
            <text:p>0.262166</text:p>
          </table:table-cell>
          <table:table-cell office:value-type="float" office:value="0.211606" calcext:value-type="float">
            <text:p>0.211606</text:p>
          </table:table-cell>
          <table:table-cell office:value-type="float" office:value="0.257805" calcext:value-type="float">
            <text:p>0.257805</text:p>
          </table:table-cell>
          <table:table-cell office:value-type="float" office:value="0.20701" calcext:value-type="float">
            <text:p>0.20701</text:p>
          </table:table-cell>
          <table:table-cell office:value-type="float" office:value="0.24828" calcext:value-type="float">
            <text:p>0.24828</text:p>
          </table:table-cell>
        </table:table-row>
        <table:table-row table:style-name="ro1">
          <table:table-cell office:value-type="float" office:value="0.240093" calcext:value-type="float">
            <text:p>0.240093</text:p>
          </table:table-cell>
          <table:table-cell office:value-type="float" office:value="0.245212" calcext:value-type="float">
            <text:p>0.245212</text:p>
          </table:table-cell>
          <table:table-cell office:value-type="float" office:value="0.253513" calcext:value-type="float">
            <text:p>0.253513</text:p>
          </table:table-cell>
          <table:table-cell office:value-type="float" office:value="0.278353" calcext:value-type="float">
            <text:p>0.278353</text:p>
          </table:table-cell>
          <table:table-cell office:value-type="float" office:value="0.227969" calcext:value-type="float">
            <text:p>0.227969</text:p>
          </table:table-cell>
          <table:table-cell office:value-type="float" office:value="0.244316" calcext:value-type="float">
            <text:p>0.244316</text:p>
          </table:table-cell>
          <table:table-cell office:value-type="float" office:value="0.292523" calcext:value-type="float">
            <text:p>0.292523</text:p>
          </table:table-cell>
          <table:table-cell office:value-type="float" office:value="0.274166" calcext:value-type="float">
            <text:p>0.274166</text:p>
          </table:table-cell>
          <table:table-cell office:value-type="float" office:value="0.300232" calcext:value-type="float">
            <text:p>0.300232</text:p>
          </table:table-cell>
        </table:table-row>
        <table:table-row table:style-name="ro1">
          <table:table-cell office:value-type="float" office:value="0.299807" calcext:value-type="float">
            <text:p>0.299807</text:p>
          </table:table-cell>
          <table:table-cell office:value-type="float" office:value="0.285799" calcext:value-type="float">
            <text:p>0.285799</text:p>
          </table:table-cell>
          <table:table-cell office:value-type="float" office:value="0.284503" calcext:value-type="float">
            <text:p>0.284503</text:p>
          </table:table-cell>
          <table:table-cell office:value-type="float" office:value="0.281558" calcext:value-type="float">
            <text:p>0.281558</text:p>
          </table:table-cell>
          <table:table-cell office:value-type="float" office:value="0.264988" calcext:value-type="float">
            <text:p>0.264988</text:p>
          </table:table-cell>
          <table:table-cell office:value-type="float" office:value="0.362115" calcext:value-type="float">
            <text:p>0.362115</text:p>
          </table:table-cell>
          <table:table-cell office:value-type="float" office:value="0.328051" calcext:value-type="float">
            <text:p>0.328051</text:p>
          </table:table-cell>
          <table:table-cell office:value-type="float" office:value="0.361394" calcext:value-type="float">
            <text:p>0.361394</text:p>
          </table:table-cell>
          <table:table-cell office:value-type="float" office:value="0.308129" calcext:value-type="float">
            <text:p>0.308129</text:p>
          </table:table-cell>
        </table:table-row>
        <table:table-row table:style-name="ro1">
          <table:table-cell office:value-type="float" office:value="0.262175" calcext:value-type="float">
            <text:p>0.262175</text:p>
          </table:table-cell>
          <table:table-cell office:value-type="float" office:value="0.260991" calcext:value-type="float">
            <text:p>0.260991</text:p>
          </table:table-cell>
          <table:table-cell office:value-type="float" office:value="0.252306" calcext:value-type="float">
            <text:p>0.252306</text:p>
          </table:table-cell>
          <table:table-cell office:value-type="float" office:value="0.277923" calcext:value-type="float">
            <text:p>0.277923</text:p>
          </table:table-cell>
          <table:table-cell office:value-type="float" office:value="0.325597" calcext:value-type="float">
            <text:p>0.325597</text:p>
          </table:table-cell>
          <table:table-cell office:value-type="float" office:value="0.280107" calcext:value-type="float">
            <text:p>0.280107</text:p>
          </table:table-cell>
          <table:table-cell office:value-type="float" office:value="0.317471" calcext:value-type="float">
            <text:p>0.317471</text:p>
          </table:table-cell>
          <table:table-cell office:value-type="float" office:value="0.293044" calcext:value-type="float">
            <text:p>0.293044</text:p>
          </table:table-cell>
          <table:table-cell office:value-type="float" office:value="0.301835" calcext:value-type="float">
            <text:p>0.301835</text:p>
          </table:table-cell>
        </table:table-row>
        <table:table-row table:style-name="ro1">
          <table:table-cell office:value-type="float" office:value="0.289991" calcext:value-type="float">
            <text:p>0.289991</text:p>
          </table:table-cell>
          <table:table-cell office:value-type="float" office:value="0.340545" calcext:value-type="float">
            <text:p>0.340545</text:p>
          </table:table-cell>
          <table:table-cell office:value-type="float" office:value="0.346004" calcext:value-type="float">
            <text:p>0.346004</text:p>
          </table:table-cell>
          <table:table-cell office:value-type="float" office:value="0.356177" calcext:value-type="float">
            <text:p>0.356177</text:p>
          </table:table-cell>
          <table:table-cell office:value-type="float" office:value="0.326538" calcext:value-type="float">
            <text:p>0.326538</text:p>
          </table:table-cell>
          <table:table-cell office:value-type="float" office:value="0.408619" calcext:value-type="float">
            <text:p>0.408619</text:p>
          </table:table-cell>
          <table:table-cell office:value-type="float" office:value="0.35342" calcext:value-type="float">
            <text:p>0.35342</text:p>
          </table:table-cell>
          <table:table-cell office:value-type="float" office:value="0.376012" calcext:value-type="float">
            <text:p>0.376012</text:p>
          </table:table-cell>
          <table:table-cell office:value-type="float" office:value="0.323504" calcext:value-type="float">
            <text:p>0.323504</text:p>
          </table:table-cell>
        </table:table-row>
        <table:table-row table:style-name="ro1">
          <table:table-cell office:value-type="float" office:value="0.284864" calcext:value-type="float">
            <text:p>0.284864</text:p>
          </table:table-cell>
          <table:table-cell office:value-type="float" office:value="0.296507" calcext:value-type="float">
            <text:p>0.296507</text:p>
          </table:table-cell>
          <table:table-cell office:value-type="float" office:value="0.283922" calcext:value-type="float">
            <text:p>0.283922</text:p>
          </table:table-cell>
          <table:table-cell office:value-type="float" office:value="0.262074" calcext:value-type="float">
            <text:p>0.262074</text:p>
          </table:table-cell>
          <table:table-cell office:value-type="float" office:value="0.223971" calcext:value-type="float">
            <text:p>0.223971</text:p>
          </table:table-cell>
          <table:table-cell office:value-type="float" office:value="0.243117" calcext:value-type="float">
            <text:p>0.243117</text:p>
          </table:table-cell>
          <table:table-cell office:value-type="float" office:value="0.275142" calcext:value-type="float">
            <text:p>0.275142</text:p>
          </table:table-cell>
          <table:table-cell office:value-type="float" office:value="0.266555" calcext:value-type="float">
            <text:p>0.266555</text:p>
          </table:table-cell>
          <table:table-cell office:value-type="float" office:value="0.249859" calcext:value-type="float">
            <text:p>0.249859</text:p>
          </table:table-cell>
        </table:table-row>
        <table:table-row table:style-name="ro1">
          <table:table-cell office:value-type="float" office:value="0.346157" calcext:value-type="float">
            <text:p>0.346157</text:p>
          </table:table-cell>
          <table:table-cell office:value-type="float" office:value="0.275135" calcext:value-type="float">
            <text:p>0.275135</text:p>
          </table:table-cell>
          <table:table-cell office:value-type="float" office:value="0.330004" calcext:value-type="float">
            <text:p>0.330004</text:p>
          </table:table-cell>
          <table:table-cell office:value-type="float" office:value="0.36258" calcext:value-type="float">
            <text:p>0.36258</text:p>
          </table:table-cell>
          <table:table-cell office:value-type="float" office:value="0.303985" calcext:value-type="float">
            <text:p>0.303985</text:p>
          </table:table-cell>
          <table:table-cell office:value-type="float" office:value="0.342089" calcext:value-type="float">
            <text:p>0.342089</text:p>
          </table:table-cell>
          <table:table-cell office:value-type="float" office:value="0.446323" calcext:value-type="float">
            <text:p>0.446323</text:p>
          </table:table-cell>
          <table:table-cell office:value-type="float" office:value="0.423306" calcext:value-type="float">
            <text:p>0.423306</text:p>
          </table:table-cell>
          <table:table-cell office:value-type="float" office:value="0.321882" calcext:value-type="float">
            <text:p>0.321882</text:p>
          </table:table-cell>
        </table:table-row>
        <table:table-row table:style-name="ro1">
          <table:table-cell office:value-type="float" office:value="0.329634" calcext:value-type="float">
            <text:p>0.329634</text:p>
          </table:table-cell>
          <table:table-cell office:value-type="float" office:value="0.323948" calcext:value-type="float">
            <text:p>0.323948</text:p>
          </table:table-cell>
          <table:table-cell office:value-type="float" office:value="0.269578" calcext:value-type="float">
            <text:p>0.269578</text:p>
          </table:table-cell>
          <table:table-cell office:value-type="float" office:value="0.309755" calcext:value-type="float">
            <text:p>0.309755</text:p>
          </table:table-cell>
          <table:table-cell office:value-type="float" office:value="0.275817" calcext:value-type="float">
            <text:p>0.275817</text:p>
          </table:table-cell>
          <table:table-cell office:value-type="float" office:value="0.384288" calcext:value-type="float">
            <text:p>0.384288</text:p>
          </table:table-cell>
          <table:table-cell office:value-type="float" office:value="0.270602" calcext:value-type="float">
            <text:p>0.270602</text:p>
          </table:table-cell>
          <table:table-cell office:value-type="float" office:value="0.311109" calcext:value-type="float">
            <text:p>0.311109</text:p>
          </table:table-cell>
          <table:table-cell office:value-type="float" office:value="0.24166" calcext:value-type="float">
            <text:p>0.24166</text:p>
          </table:table-cell>
        </table:table-row>
        <table:table-row table:style-name="ro1">
          <table:table-cell office:value-type="float" office:value="0.243452" calcext:value-type="float">
            <text:p>0.243452</text:p>
          </table:table-cell>
          <table:table-cell office:value-type="float" office:value="0.237411" calcext:value-type="float">
            <text:p>0.237411</text:p>
          </table:table-cell>
          <table:table-cell office:value-type="float" office:value="0.258016" calcext:value-type="float">
            <text:p>0.258016</text:p>
          </table:table-cell>
          <table:table-cell office:value-type="float" office:value="0.215263" calcext:value-type="float">
            <text:p>0.215263</text:p>
          </table:table-cell>
          <table:table-cell office:value-type="float" office:value="0.239669" calcext:value-type="float">
            <text:p>0.239669</text:p>
          </table:table-cell>
          <table:table-cell office:value-type="float" office:value="0.28505" calcext:value-type="float">
            <text:p>0.28505</text:p>
          </table:table-cell>
          <table:table-cell office:value-type="float" office:value="0.260776" calcext:value-type="float">
            <text:p>0.260776</text:p>
          </table:table-cell>
          <table:table-cell office:value-type="float" office:value="0.269874" calcext:value-type="float">
            <text:p>0.269874</text:p>
          </table:table-cell>
          <table:table-cell office:value-type="float" office:value="0.220363" calcext:value-type="float">
            <text:p>0.220363</text:p>
          </table:table-cell>
        </table:table-row>
        <table:table-row table:style-name="ro1">
          <table:table-cell office:value-type="float" office:value="0.257646" calcext:value-type="float">
            <text:p>0.257646</text:p>
          </table:table-cell>
          <table:table-cell office:value-type="float" office:value="0.305496" calcext:value-type="float">
            <text:p>0.305496</text:p>
          </table:table-cell>
          <table:table-cell office:value-type="float" office:value="0.324583" calcext:value-type="float">
            <text:p>0.324583</text:p>
          </table:table-cell>
          <table:table-cell office:value-type="float" office:value="0.294355" calcext:value-type="float">
            <text:p>0.294355</text:p>
          </table:table-cell>
          <table:table-cell office:value-type="float" office:value="0.275798" calcext:value-type="float">
            <text:p>0.275798</text:p>
          </table:table-cell>
          <table:table-cell office:value-type="float" office:value="0.319947" calcext:value-type="float">
            <text:p>0.319947</text:p>
          </table:table-cell>
          <table:table-cell office:value-type="float" office:value="0.26407" calcext:value-type="float">
            <text:p>0.26407</text:p>
          </table:table-cell>
          <table:table-cell office:value-type="float" office:value="0.32697" calcext:value-type="float">
            <text:p>0.32697</text:p>
          </table:table-cell>
          <table:table-cell office:value-type="float" office:value="0.285201" calcext:value-type="float">
            <text:p>0.285201</text:p>
          </table:table-cell>
        </table:table-row>
        <table:table-row table:style-name="ro1">
          <table:table-cell office:value-type="float" office:value="0.449875" calcext:value-type="float">
            <text:p>0.449875</text:p>
          </table:table-cell>
          <table:table-cell office:value-type="float" office:value="0.407307" calcext:value-type="float">
            <text:p>0.407307</text:p>
          </table:table-cell>
          <table:table-cell office:value-type="float" office:value="0.370909" calcext:value-type="float">
            <text:p>0.370909</text:p>
          </table:table-cell>
          <table:table-cell office:value-type="float" office:value="0.330519" calcext:value-type="float">
            <text:p>0.330519</text:p>
          </table:table-cell>
          <table:table-cell office:value-type="float" office:value="0.441756" calcext:value-type="float">
            <text:p>0.441756</text:p>
          </table:table-cell>
          <table:table-cell office:value-type="float" office:value="0.421546" calcext:value-type="float">
            <text:p>0.421546</text:p>
          </table:table-cell>
          <table:table-cell office:value-type="float" office:value="0.387357" calcext:value-type="float">
            <text:p>0.387357</text:p>
          </table:table-cell>
          <table:table-cell office:value-type="float" office:value="0.381354" calcext:value-type="float">
            <text:p>0.381354</text:p>
          </table:table-cell>
          <table:table-cell office:value-type="float" office:value="0.316549" calcext:value-type="float">
            <text:p>0.316549</text:p>
          </table:table-cell>
        </table:table-row>
        <table:table-row table:style-name="ro1">
          <table:table-cell office:value-type="float" office:value="0.239596" calcext:value-type="float">
            <text:p>0.239596</text:p>
          </table:table-cell>
          <table:table-cell office:value-type="float" office:value="0.244076" calcext:value-type="float">
            <text:p>0.244076</text:p>
          </table:table-cell>
          <table:table-cell office:value-type="float" office:value="0.242835" calcext:value-type="float">
            <text:p>0.242835</text:p>
          </table:table-cell>
          <table:table-cell office:value-type="float" office:value="0.220791" calcext:value-type="float">
            <text:p>0.220791</text:p>
          </table:table-cell>
          <table:table-cell office:value-type="float" office:value="0.284257" calcext:value-type="float">
            <text:p>0.284257</text:p>
          </table:table-cell>
          <table:table-cell office:value-type="float" office:value="0.277307" calcext:value-type="float">
            <text:p>0.277307</text:p>
          </table:table-cell>
          <table:table-cell office:value-type="float" office:value="0.207478" calcext:value-type="float">
            <text:p>0.207478</text:p>
          </table:table-cell>
          <table:table-cell office:value-type="float" office:value="0.238066" calcext:value-type="float">
            <text:p>0.238066</text:p>
          </table:table-cell>
          <table:table-cell office:value-type="float" office:value="0.223724" calcext:value-type="float">
            <text:p>0.223724</text:p>
          </table:table-cell>
        </table:table-row>
        <table:table-row table:style-name="ro1">
          <table:table-cell office:value-type="float" office:value="0.319429" calcext:value-type="float">
            <text:p>0.319429</text:p>
          </table:table-cell>
          <table:table-cell office:value-type="float" office:value="0.348581" calcext:value-type="float">
            <text:p>0.348581</text:p>
          </table:table-cell>
          <table:table-cell office:value-type="float" office:value="0.307799" calcext:value-type="float">
            <text:p>0.307799</text:p>
          </table:table-cell>
          <table:table-cell office:value-type="float" office:value="0.365987" calcext:value-type="float">
            <text:p>0.365987</text:p>
          </table:table-cell>
          <table:table-cell office:value-type="float" office:value="0.363871" calcext:value-type="float">
            <text:p>0.363871</text:p>
          </table:table-cell>
          <table:table-cell office:value-type="float" office:value="0.367891" calcext:value-type="float">
            <text:p>0.367891</text:p>
          </table:table-cell>
          <table:table-cell office:value-type="float" office:value="0.298609" calcext:value-type="float">
            <text:p>0.298609</text:p>
          </table:table-cell>
          <table:table-cell office:value-type="float" office:value="0.354262" calcext:value-type="float">
            <text:p>0.354262</text:p>
          </table:table-cell>
          <table:table-cell office:value-type="float" office:value="0.31148" calcext:value-type="float">
            <text:p>0.31148</text:p>
          </table:table-cell>
        </table:table-row>
        <table:table-row table:style-name="ro1">
          <table:table-cell office:value-type="float" office:value="0.264189" calcext:value-type="float">
            <text:p>0.264189</text:p>
          </table:table-cell>
          <table:table-cell office:value-type="float" office:value="0.246729" calcext:value-type="float">
            <text:p>0.246729</text:p>
          </table:table-cell>
          <table:table-cell office:value-type="float" office:value="0.337809" calcext:value-type="float">
            <text:p>0.337809</text:p>
          </table:table-cell>
          <table:table-cell office:value-type="float" office:value="0.337545" calcext:value-type="float">
            <text:p>0.337545</text:p>
          </table:table-cell>
          <table:table-cell office:value-type="float" office:value="0.296308" calcext:value-type="float">
            <text:p>0.296308</text:p>
          </table:table-cell>
          <table:table-cell office:value-type="float" office:value="0.30638" calcext:value-type="float">
            <text:p>0.30638</text:p>
          </table:table-cell>
          <table:table-cell office:value-type="float" office:value="0.298041" calcext:value-type="float">
            <text:p>0.298041</text:p>
          </table:table-cell>
          <table:table-cell office:value-type="float" office:value="0.284744" calcext:value-type="float">
            <text:p>0.284744</text:p>
          </table:table-cell>
          <table:table-cell office:value-type="float" office:value="0.26732" calcext:value-type="float">
            <text:p>0.26732</text:p>
          </table:table-cell>
        </table:table-row>
        <table:table-row table:style-name="ro1">
          <table:table-cell office:value-type="float" office:value="0.49167" calcext:value-type="float">
            <text:p>0.49167</text:p>
          </table:table-cell>
          <table:table-cell office:value-type="float" office:value="0.413841" calcext:value-type="float">
            <text:p>0.413841</text:p>
          </table:table-cell>
          <table:table-cell office:value-type="float" office:value="0.495883" calcext:value-type="float">
            <text:p>0.495883</text:p>
          </table:table-cell>
          <table:table-cell office:value-type="float" office:value="0.46506" calcext:value-type="float">
            <text:p>0.46506</text:p>
          </table:table-cell>
          <table:table-cell office:value-type="float" office:value="0.429005" calcext:value-type="float">
            <text:p>0.429005</text:p>
          </table:table-cell>
          <table:table-cell office:value-type="float" office:value="0.499461" calcext:value-type="float">
            <text:p>0.499461</text:p>
          </table:table-cell>
          <table:table-cell office:value-type="float" office:value="0.641899" calcext:value-type="float">
            <text:p>0.641899</text:p>
          </table:table-cell>
          <table:table-cell office:value-type="float" office:value="0.503909" calcext:value-type="float">
            <text:p>0.503909</text:p>
          </table:table-cell>
          <table:table-cell office:value-type="float" office:value="0.522007" calcext:value-type="float">
            <text:p>0.522007</text:p>
          </table:table-cell>
        </table:table-row>
        <table:table-row table:style-name="ro1">
          <table:table-cell office:value-type="float" office:value="0.302253" calcext:value-type="float">
            <text:p>0.302253</text:p>
          </table:table-cell>
          <table:table-cell office:value-type="float" office:value="0.34967" calcext:value-type="float">
            <text:p>0.34967</text:p>
          </table:table-cell>
          <table:table-cell office:value-type="float" office:value="0.347588" calcext:value-type="float">
            <text:p>0.347588</text:p>
          </table:table-cell>
          <table:table-cell office:value-type="float" office:value="0.365868" calcext:value-type="float">
            <text:p>0.365868</text:p>
          </table:table-cell>
          <table:table-cell office:value-type="float" office:value="0.334327" calcext:value-type="float">
            <text:p>0.334327</text:p>
          </table:table-cell>
          <table:table-cell office:value-type="float" office:value="0.363179" calcext:value-type="float">
            <text:p>0.363179</text:p>
          </table:table-cell>
          <table:table-cell office:value-type="float" office:value="0.38747" calcext:value-type="float">
            <text:p>0.38747</text:p>
          </table:table-cell>
          <table:table-cell office:value-type="float" office:value="0.316895" calcext:value-type="float">
            <text:p>0.316895</text:p>
          </table:table-cell>
          <table:table-cell office:value-type="float" office:value="0.283786" calcext:value-type="float">
            <text:p>0.283786</text:p>
          </table:table-cell>
        </table:table-row>
        <table:table-row table:style-name="ro1">
          <table:table-cell office:value-type="float" office:value="0.279814" calcext:value-type="float">
            <text:p>0.279814</text:p>
          </table:table-cell>
          <table:table-cell office:value-type="float" office:value="0.28253" calcext:value-type="float">
            <text:p>0.28253</text:p>
          </table:table-cell>
          <table:table-cell office:value-type="float" office:value="0.376977" calcext:value-type="float">
            <text:p>0.376977</text:p>
          </table:table-cell>
          <table:table-cell office:value-type="float" office:value="0.336292" calcext:value-type="float">
            <text:p>0.336292</text:p>
          </table:table-cell>
          <table:table-cell office:value-type="float" office:value="0.308657" calcext:value-type="float">
            <text:p>0.308657</text:p>
          </table:table-cell>
          <table:table-cell office:value-type="float" office:value="0.344934" calcext:value-type="float">
            <text:p>0.344934</text:p>
          </table:table-cell>
          <table:table-cell office:value-type="float" office:value="0.29783" calcext:value-type="float">
            <text:p>0.29783</text:p>
          </table:table-cell>
          <table:table-cell office:value-type="float" office:value="0.343484" calcext:value-type="float">
            <text:p>0.343484</text:p>
          </table:table-cell>
          <table:table-cell office:value-type="float" office:value="0.237424" calcext:value-type="float">
            <text:p>0.237424</text:p>
          </table:table-cell>
        </table:table-row>
        <table:table-row table:style-name="ro1">
          <table:table-cell office:value-type="float" office:value="0.401853" calcext:value-type="float">
            <text:p>0.401853</text:p>
          </table:table-cell>
          <table:table-cell office:value-type="float" office:value="0.37291" calcext:value-type="float">
            <text:p>0.37291</text:p>
          </table:table-cell>
          <table:table-cell office:value-type="float" office:value="0.341564" calcext:value-type="float">
            <text:p>0.341564</text:p>
          </table:table-cell>
          <table:table-cell office:value-type="float" office:value="0.382496" calcext:value-type="float">
            <text:p>0.382496</text:p>
          </table:table-cell>
          <table:table-cell office:value-type="float" office:value="0.38106" calcext:value-type="float">
            <text:p>0.38106</text:p>
          </table:table-cell>
          <table:table-cell office:value-type="float" office:value="0.375559" calcext:value-type="float">
            <text:p>0.375559</text:p>
          </table:table-cell>
          <table:table-cell office:value-type="float" office:value="0.393473" calcext:value-type="float">
            <text:p>0.393473</text:p>
          </table:table-cell>
          <table:table-cell office:value-type="float" office:value="0.395245" calcext:value-type="float">
            <text:p>0.395245</text:p>
          </table:table-cell>
          <table:table-cell office:value-type="float" office:value="0.433272" calcext:value-type="float">
            <text:p>0.433272</text:p>
          </table:table-cell>
        </table:table-row>
        <table:table-row table:style-name="ro1">
          <table:table-cell office:value-type="float" office:value="0.394572" calcext:value-type="float">
            <text:p>0.394572</text:p>
          </table:table-cell>
          <table:table-cell office:value-type="float" office:value="0.463293" calcext:value-type="float">
            <text:p>0.463293</text:p>
          </table:table-cell>
          <table:table-cell office:value-type="float" office:value="0.526739" calcext:value-type="float">
            <text:p>0.526739</text:p>
          </table:table-cell>
          <table:table-cell office:value-type="float" office:value="0.509691" calcext:value-type="float">
            <text:p>0.509691</text:p>
          </table:table-cell>
          <table:table-cell office:value-type="float" office:value="0.430427" calcext:value-type="float">
            <text:p>0.430427</text:p>
          </table:table-cell>
          <table:table-cell office:value-type="float" office:value="0.517659" calcext:value-type="float">
            <text:p>0.517659</text:p>
          </table:table-cell>
          <table:table-cell office:value-type="float" office:value="0.430383" calcext:value-type="float">
            <text:p>0.430383</text:p>
          </table:table-cell>
          <table:table-cell office:value-type="float" office:value="0.564132" calcext:value-type="float">
            <text:p>0.564132</text:p>
          </table:table-cell>
          <table:table-cell office:value-type="float" office:value="0.477121" calcext:value-type="float">
            <text:p>0.477121</text:p>
          </table:table-cell>
        </table:table-row>
        <table:table-row table:style-name="ro1">
          <table:table-cell office:value-type="float" office:value="0.328739" calcext:value-type="float">
            <text:p>0.328739</text:p>
          </table:table-cell>
          <table:table-cell office:value-type="float" office:value="0.287687" calcext:value-type="float">
            <text:p>0.287687</text:p>
          </table:table-cell>
          <table:table-cell office:value-type="float" office:value="0.366063" calcext:value-type="float">
            <text:p>0.366063</text:p>
          </table:table-cell>
          <table:table-cell office:value-type="float" office:value="0.293042" calcext:value-type="float">
            <text:p>0.293042</text:p>
          </table:table-cell>
          <table:table-cell office:value-type="float" office:value="0.368096" calcext:value-type="float">
            <text:p>0.368096</text:p>
          </table:table-cell>
          <table:table-cell office:value-type="float" office:value="0.361964" calcext:value-type="float">
            <text:p>0.361964</text:p>
          </table:table-cell>
          <table:table-cell office:value-type="float" office:value="0.325564" calcext:value-type="float">
            <text:p>0.325564</text:p>
          </table:table-cell>
          <table:table-cell office:value-type="float" office:value="0.401684" calcext:value-type="float">
            <text:p>0.401684</text:p>
          </table:table-cell>
          <table:table-cell office:value-type="float" office:value="0.3144" calcext:value-type="float">
            <text:p>0.3144</text:p>
          </table:table-cell>
        </table:table-row>
        <table:table-row table:style-name="ro1">
          <table:table-cell office:value-type="float" office:value="0.364118" calcext:value-type="float">
            <text:p>0.364118</text:p>
          </table:table-cell>
          <table:table-cell office:value-type="float" office:value="0.346922" calcext:value-type="float">
            <text:p>0.346922</text:p>
          </table:table-cell>
          <table:table-cell office:value-type="float" office:value="0.412479" calcext:value-type="float">
            <text:p>0.412479</text:p>
          </table:table-cell>
          <table:table-cell office:value-type="float" office:value="0.419026" calcext:value-type="float">
            <text:p>0.419026</text:p>
          </table:table-cell>
          <table:table-cell office:value-type="float" office:value="0.434219" calcext:value-type="float">
            <text:p>0.434219</text:p>
          </table:table-cell>
          <table:table-cell office:value-type="float" office:value="0.399903" calcext:value-type="float">
            <text:p>0.399903</text:p>
          </table:table-cell>
          <table:table-cell office:value-type="float" office:value="0.405922" calcext:value-type="float">
            <text:p>0.405922</text:p>
          </table:table-cell>
          <table:table-cell office:value-type="float" office:value="0.454058" calcext:value-type="float">
            <text:p>0.454058</text:p>
          </table:table-cell>
          <table:table-cell office:value-type="float" office:value="0.490682" calcext:value-type="float">
            <text:p>0.490682</text:p>
          </table:table-cell>
        </table:table-row>
        <table:table-row table:style-name="ro1">
          <table:table-cell office:value-type="float" office:value="0.266755" calcext:value-type="float">
            <text:p>0.266755</text:p>
          </table:table-cell>
          <table:table-cell office:value-type="float" office:value="0.29885" calcext:value-type="float">
            <text:p>0.29885</text:p>
          </table:table-cell>
          <table:table-cell office:value-type="float" office:value="0.248815" calcext:value-type="float">
            <text:p>0.248815</text:p>
          </table:table-cell>
          <table:table-cell office:value-type="float" office:value="0.24462" calcext:value-type="float">
            <text:p>0.24462</text:p>
          </table:table-cell>
          <table:table-cell office:value-type="float" office:value="0.305021" calcext:value-type="float">
            <text:p>0.305021</text:p>
          </table:table-cell>
          <table:table-cell office:value-type="float" office:value="0.325527" calcext:value-type="float">
            <text:p>0.325527</text:p>
          </table:table-cell>
          <table:table-cell office:value-type="float" office:value="0.294402" calcext:value-type="float">
            <text:p>0.294402</text:p>
          </table:table-cell>
          <table:table-cell office:value-type="float" office:value="0.272807" calcext:value-type="float">
            <text:p>0.272807</text:p>
          </table:table-cell>
          <table:table-cell office:value-type="float" office:value="0.249535" calcext:value-type="float">
            <text:p>0.249535</text:p>
          </table:table-cell>
        </table:table-row>
        <table:table-row table:style-name="ro1">
          <table:table-cell office:value-type="float" office:value="0.241825" calcext:value-type="float">
            <text:p>0.241825</text:p>
          </table:table-cell>
          <table:table-cell office:value-type="float" office:value="0.229096" calcext:value-type="float">
            <text:p>0.229096</text:p>
          </table:table-cell>
          <table:table-cell office:value-type="float" office:value="0.295723" calcext:value-type="float">
            <text:p>0.295723</text:p>
          </table:table-cell>
          <table:table-cell office:value-type="float" office:value="0.274618" calcext:value-type="float">
            <text:p>0.274618</text:p>
          </table:table-cell>
          <table:table-cell office:value-type="float" office:value="0.250031" calcext:value-type="float">
            <text:p>0.250031</text:p>
          </table:table-cell>
          <table:table-cell office:value-type="float" office:value="0.256191" calcext:value-type="float">
            <text:p>0.256191</text:p>
          </table:table-cell>
          <table:table-cell office:value-type="float" office:value="0.319961" calcext:value-type="float">
            <text:p>0.319961</text:p>
          </table:table-cell>
          <table:table-cell office:value-type="float" office:value="0.266508" calcext:value-type="float">
            <text:p>0.266508</text:p>
          </table:table-cell>
          <table:table-cell office:value-type="float" office:value="0.231529" calcext:value-type="float">
            <text:p>0.231529</text:p>
          </table:table-cell>
        </table:table-row>
        <table:table-row table:style-name="ro1">
          <table:table-cell office:value-type="float" office:value="0.493367" calcext:value-type="float">
            <text:p>0.493367</text:p>
          </table:table-cell>
          <table:table-cell office:value-type="float" office:value="0.502434" calcext:value-type="float">
            <text:p>0.502434</text:p>
          </table:table-cell>
          <table:table-cell office:value-type="float" office:value="0.486716" calcext:value-type="float">
            <text:p>0.486716</text:p>
          </table:table-cell>
          <table:table-cell office:value-type="float" office:value="0.420191" calcext:value-type="float">
            <text:p>0.420191</text:p>
          </table:table-cell>
          <table:table-cell office:value-type="float" office:value="0.537295" calcext:value-type="float">
            <text:p>0.537295</text:p>
          </table:table-cell>
          <table:table-cell office:value-type="float" office:value="0.515597" calcext:value-type="float">
            <text:p>0.515597</text:p>
          </table:table-cell>
          <table:table-cell office:value-type="float" office:value="0.497233" calcext:value-type="float">
            <text:p>0.497233</text:p>
          </table:table-cell>
          <table:table-cell office:value-type="float" office:value="0.531552" calcext:value-type="float">
            <text:p>0.531552</text:p>
          </table:table-cell>
          <table:table-cell office:value-type="float" office:value="0.49993" calcext:value-type="float">
            <text:p>0.49993</text:p>
          </table:table-cell>
        </table:table-row>
        <table:table-row table:style-name="ro1">
          <table:table-cell office:value-type="float" office:value="0.284849" calcext:value-type="float">
            <text:p>0.284849</text:p>
          </table:table-cell>
          <table:table-cell office:value-type="float" office:value="0.355567" calcext:value-type="float">
            <text:p>0.355567</text:p>
          </table:table-cell>
          <table:table-cell office:value-type="float" office:value="0.292757" calcext:value-type="float">
            <text:p>0.292757</text:p>
          </table:table-cell>
          <table:table-cell office:value-type="float" office:value="0.339429" calcext:value-type="float">
            <text:p>0.339429</text:p>
          </table:table-cell>
          <table:table-cell office:value-type="float" office:value="0.336175" calcext:value-type="float">
            <text:p>0.336175</text:p>
          </table:table-cell>
          <table:table-cell office:value-type="float" office:value="0.27962" calcext:value-type="float">
            <text:p>0.27962</text:p>
          </table:table-cell>
          <table:table-cell office:value-type="float" office:value="0.310322" calcext:value-type="float">
            <text:p>0.310322</text:p>
          </table:table-cell>
          <table:table-cell office:value-type="float" office:value="0.322977" calcext:value-type="float">
            <text:p>0.322977</text:p>
          </table:table-cell>
          <table:table-cell office:value-type="float" office:value="0.257168" calcext:value-type="float">
            <text:p>0.257168</text:p>
          </table:table-cell>
        </table:table-row>
        <table:table-row table:style-name="ro1">
          <table:table-cell office:value-type="float" office:value="0.319493" calcext:value-type="float">
            <text:p>0.319493</text:p>
          </table:table-cell>
          <table:table-cell office:value-type="float" office:value="0.383678" calcext:value-type="float">
            <text:p>0.383678</text:p>
          </table:table-cell>
          <table:table-cell office:value-type="float" office:value="0.282802" calcext:value-type="float">
            <text:p>0.282802</text:p>
          </table:table-cell>
          <table:table-cell office:value-type="float" office:value="0.272949" calcext:value-type="float">
            <text:p>0.272949</text:p>
          </table:table-cell>
          <table:table-cell office:value-type="float" office:value="0.320714" calcext:value-type="float">
            <text:p>0.320714</text:p>
          </table:table-cell>
          <table:table-cell office:value-type="float" office:value="0.286183" calcext:value-type="float">
            <text:p>0.286183</text:p>
          </table:table-cell>
          <table:table-cell office:value-type="float" office:value="0.359356" calcext:value-type="float">
            <text:p>0.359356</text:p>
          </table:table-cell>
          <table:table-cell office:value-type="float" office:value="0.341687" calcext:value-type="float">
            <text:p>0.341687</text:p>
          </table:table-cell>
          <table:table-cell office:value-type="float" office:value="0.269451" calcext:value-type="float">
            <text:p>0.269451</text:p>
          </table:table-cell>
        </table:table-row>
        <table:table-row table:style-name="ro1">
          <table:table-cell office:value-type="float" office:value="0.283917" calcext:value-type="float">
            <text:p>0.283917</text:p>
          </table:table-cell>
          <table:table-cell office:value-type="float" office:value="0.27383" calcext:value-type="float">
            <text:p>0.27383</text:p>
          </table:table-cell>
          <table:table-cell office:value-type="float" office:value="0.287439" calcext:value-type="float">
            <text:p>0.287439</text:p>
          </table:table-cell>
          <table:table-cell office:value-type="float" office:value="0.337163" calcext:value-type="float">
            <text:p>0.337163</text:p>
          </table:table-cell>
          <table:table-cell office:value-type="float" office:value="0.307778" calcext:value-type="float">
            <text:p>0.307778</text:p>
          </table:table-cell>
          <table:table-cell office:value-type="float" office:value="0.347559" calcext:value-type="float">
            <text:p>0.347559</text:p>
          </table:table-cell>
          <table:table-cell office:value-type="float" office:value="0.304555" calcext:value-type="float">
            <text:p>0.304555</text:p>
          </table:table-cell>
          <table:table-cell office:value-type="float" office:value="0.278456" calcext:value-type="float">
            <text:p>0.278456</text:p>
          </table:table-cell>
          <table:table-cell office:value-type="float" office:value="0.245868" calcext:value-type="float">
            <text:p>0.245868</text:p>
          </table:table-cell>
        </table:table-row>
        <table:table-row table:style-name="ro1">
          <table:table-cell office:value-type="float" office:value="0.307009" calcext:value-type="float">
            <text:p>0.307009</text:p>
          </table:table-cell>
          <table:table-cell office:value-type="float" office:value="0.36131" calcext:value-type="float">
            <text:p>0.36131</text:p>
          </table:table-cell>
          <table:table-cell office:value-type="float" office:value="0.338211" calcext:value-type="float">
            <text:p>0.338211</text:p>
          </table:table-cell>
          <table:table-cell office:value-type="float" office:value="0.310306" calcext:value-type="float">
            <text:p>0.310306</text:p>
          </table:table-cell>
          <table:table-cell office:value-type="float" office:value="0.269491" calcext:value-type="float">
            <text:p>0.269491</text:p>
          </table:table-cell>
          <table:table-cell office:value-type="float" office:value="0.415343" calcext:value-type="float">
            <text:p>0.415343</text:p>
          </table:table-cell>
          <table:table-cell office:value-type="float" office:value="0.32569" calcext:value-type="float">
            <text:p>0.32569</text:p>
          </table:table-cell>
          <table:table-cell office:value-type="float" office:value="0.312858" calcext:value-type="float">
            <text:p>0.312858</text:p>
          </table:table-cell>
          <table:table-cell office:value-type="float" office:value="0.299346" calcext:value-type="float">
            <text:p>0.299346</text:p>
          </table:table-cell>
        </table:table-row>
        <table:table-row table:style-name="ro1">
          <table:table-cell office:value-type="float" office:value="0.25565" calcext:value-type="float">
            <text:p>0.25565</text:p>
          </table:table-cell>
          <table:table-cell office:value-type="float" office:value="0.300927" calcext:value-type="float">
            <text:p>0.300927</text:p>
          </table:table-cell>
          <table:table-cell office:value-type="float" office:value="0.315672" calcext:value-type="float">
            <text:p>0.315672</text:p>
          </table:table-cell>
          <table:table-cell office:value-type="float" office:value="0.279647" calcext:value-type="float">
            <text:p>0.279647</text:p>
          </table:table-cell>
          <table:table-cell office:value-type="float" office:value="0.291843" calcext:value-type="float">
            <text:p>0.291843</text:p>
          </table:table-cell>
          <table:table-cell office:value-type="float" office:value="0.316832" calcext:value-type="float">
            <text:p>0.316832</text:p>
          </table:table-cell>
          <table:table-cell office:value-type="float" office:value="0.303922" calcext:value-type="float">
            <text:p>0.303922</text:p>
          </table:table-cell>
          <table:table-cell office:value-type="float" office:value="0.340919" calcext:value-type="float">
            <text:p>0.340919</text:p>
          </table:table-cell>
          <table:table-cell office:value-type="float" office:value="0.242132" calcext:value-type="float">
            <text:p>0.242132</text:p>
          </table:table-cell>
        </table:table-row>
        <table:table-row table:style-name="ro1">
          <table:table-cell office:value-type="float" office:value="0.337518" calcext:value-type="float">
            <text:p>0.337518</text:p>
          </table:table-cell>
          <table:table-cell office:value-type="float" office:value="0.374461" calcext:value-type="float">
            <text:p>0.374461</text:p>
          </table:table-cell>
          <table:table-cell office:value-type="float" office:value="0.328297" calcext:value-type="float">
            <text:p>0.328297</text:p>
          </table:table-cell>
          <table:table-cell office:value-type="float" office:value="0.407662" calcext:value-type="float">
            <text:p>0.407662</text:p>
          </table:table-cell>
          <table:table-cell office:value-type="float" office:value="0.335393" calcext:value-type="float">
            <text:p>0.335393</text:p>
          </table:table-cell>
          <table:table-cell office:value-type="float" office:value="0.394772" calcext:value-type="float">
            <text:p>0.394772</text:p>
          </table:table-cell>
          <table:table-cell office:value-type="float" office:value="0.379986" calcext:value-type="float">
            <text:p>0.379986</text:p>
          </table:table-cell>
          <table:table-cell office:value-type="float" office:value="0.329742" calcext:value-type="float">
            <text:p>0.329742</text:p>
          </table:table-cell>
          <table:table-cell office:value-type="float" office:value="0.376894" calcext:value-type="float">
            <text:p>0.376894</text:p>
          </table:table-cell>
        </table:table-row>
        <table:table-row table:style-name="ro1">
          <table:table-cell office:value-type="float" office:value="0.238871" calcext:value-type="float">
            <text:p>0.238871</text:p>
          </table:table-cell>
          <table:table-cell office:value-type="float" office:value="0.264" calcext:value-type="float">
            <text:p>0.264</text:p>
          </table:table-cell>
          <table:table-cell office:value-type="float" office:value="0.236094" calcext:value-type="float">
            <text:p>0.236094</text:p>
          </table:table-cell>
          <table:table-cell office:value-type="float" office:value="0.248371" calcext:value-type="float">
            <text:p>0.248371</text:p>
          </table:table-cell>
          <table:table-cell office:value-type="float" office:value="0.232479" calcext:value-type="float">
            <text:p>0.232479</text:p>
          </table:table-cell>
          <table:table-cell office:value-type="float" office:value="0.271807" calcext:value-type="float">
            <text:p>0.271807</text:p>
          </table:table-cell>
          <table:table-cell office:value-type="float" office:value="0.284503" calcext:value-type="float">
            <text:p>0.284503</text:p>
          </table:table-cell>
          <table:table-cell office:value-type="float" office:value="0.274692" calcext:value-type="float">
            <text:p>0.274692</text:p>
          </table:table-cell>
          <table:table-cell office:value-type="float" office:value="0.205904" calcext:value-type="float">
            <text:p>0.205904</text:p>
          </table:table-cell>
        </table:table-row>
        <table:table-row table:style-name="ro1">
          <table:table-cell office:value-type="float" office:value="0.425687" calcext:value-type="float">
            <text:p>0.425687</text:p>
          </table:table-cell>
          <table:table-cell office:value-type="float" office:value="0.41098" calcext:value-type="float">
            <text:p>0.41098</text:p>
          </table:table-cell>
          <table:table-cell office:value-type="float" office:value="0.410257" calcext:value-type="float">
            <text:p>0.410257</text:p>
          </table:table-cell>
          <table:table-cell office:value-type="float" office:value="0.404405" calcext:value-type="float">
            <text:p>0.404405</text:p>
          </table:table-cell>
          <table:table-cell office:value-type="float" office:value="0.38501" calcext:value-type="float">
            <text:p>0.38501</text:p>
          </table:table-cell>
          <table:table-cell office:value-type="float" office:value="0.366776" calcext:value-type="float">
            <text:p>0.366776</text:p>
          </table:table-cell>
          <table:table-cell office:value-type="float" office:value="0.370115" calcext:value-type="float">
            <text:p>0.370115</text:p>
          </table:table-cell>
          <table:table-cell office:value-type="float" office:value="0.496559" calcext:value-type="float">
            <text:p>0.496559</text:p>
          </table:table-cell>
          <table:table-cell office:value-type="float" office:value="0.397724" calcext:value-type="float">
            <text:p>0.397724</text:p>
          </table:table-cell>
        </table:table-row>
        <table:table-row table:style-name="ro1">
          <table:table-cell office:value-type="float" office:value="0.24553" calcext:value-type="float">
            <text:p>0.24553</text:p>
          </table:table-cell>
          <table:table-cell office:value-type="float" office:value="0.240906" calcext:value-type="float">
            <text:p>0.240906</text:p>
          </table:table-cell>
          <table:table-cell office:value-type="float" office:value="0.231028" calcext:value-type="float">
            <text:p>0.231028</text:p>
          </table:table-cell>
          <table:table-cell office:value-type="float" office:value="0.225603" calcext:value-type="float">
            <text:p>0.225603</text:p>
          </table:table-cell>
          <table:table-cell office:value-type="float" office:value="0.204017" calcext:value-type="float">
            <text:p>0.204017</text:p>
          </table:table-cell>
          <table:table-cell office:value-type="float" office:value="0.194917" calcext:value-type="float">
            <text:p>0.194917</text:p>
          </table:table-cell>
          <table:table-cell office:value-type="float" office:value="0.256767" calcext:value-type="float">
            <text:p>0.256767</text:p>
          </table:table-cell>
          <table:table-cell office:value-type="float" office:value="0.233139" calcext:value-type="float">
            <text:p>0.233139</text:p>
          </table:table-cell>
          <table:table-cell office:value-type="float" office:value="0.185849" calcext:value-type="float">
            <text:p>0.185849</text:p>
          </table:table-cell>
        </table:table-row>
        <table:table-row table:style-name="ro1">
          <table:table-cell office:value-type="float" office:value="0.369158" calcext:value-type="float">
            <text:p>0.369158</text:p>
          </table:table-cell>
          <table:table-cell office:value-type="float" office:value="0.33579" calcext:value-type="float">
            <text:p>0.33579</text:p>
          </table:table-cell>
          <table:table-cell office:value-type="float" office:value="0.344229" calcext:value-type="float">
            <text:p>0.344229</text:p>
          </table:table-cell>
          <table:table-cell office:value-type="float" office:value="0.304275" calcext:value-type="float">
            <text:p>0.304275</text:p>
          </table:table-cell>
          <table:table-cell office:value-type="float" office:value="0.307949" calcext:value-type="float">
            <text:p>0.307949</text:p>
          </table:table-cell>
          <table:table-cell office:value-type="float" office:value="0.337088" calcext:value-type="float">
            <text:p>0.337088</text:p>
          </table:table-cell>
          <table:table-cell office:value-type="float" office:value="0.336389" calcext:value-type="float">
            <text:p>0.336389</text:p>
          </table:table-cell>
          <table:table-cell office:value-type="float" office:value="0.387761" calcext:value-type="float">
            <text:p>0.387761</text:p>
          </table:table-cell>
          <table:table-cell office:value-type="float" office:value="0.303016" calcext:value-type="float">
            <text:p>0.303016</text:p>
          </table:table-cell>
        </table:table-row>
        <table:table-row table:style-name="ro1">
          <table:table-cell office:value-type="float" office:value="0.283137" calcext:value-type="float">
            <text:p>0.283137</text:p>
          </table:table-cell>
          <table:table-cell office:value-type="float" office:value="0.261239" calcext:value-type="float">
            <text:p>0.261239</text:p>
          </table:table-cell>
          <table:table-cell office:value-type="float" office:value="0.273827" calcext:value-type="float">
            <text:p>0.273827</text:p>
          </table:table-cell>
          <table:table-cell office:value-type="float" office:value="0.302831" calcext:value-type="float">
            <text:p>0.302831</text:p>
          </table:table-cell>
          <table:table-cell office:value-type="float" office:value="0.291525" calcext:value-type="float">
            <text:p>0.291525</text:p>
          </table:table-cell>
          <table:table-cell office:value-type="float" office:value="0.301653" calcext:value-type="float">
            <text:p>0.301653</text:p>
          </table:table-cell>
          <table:table-cell office:value-type="float" office:value="0.249706" calcext:value-type="float">
            <text:p>0.249706</text:p>
          </table:table-cell>
          <table:table-cell office:value-type="float" office:value="0.330281" calcext:value-type="float">
            <text:p>0.330281</text:p>
          </table:table-cell>
          <table:table-cell office:value-type="float" office:value="0.250717" calcext:value-type="float">
            <text:p>0.250717</text:p>
          </table:table-cell>
        </table:table-row>
        <table:table-row table:style-name="ro1">
          <table:table-cell office:value-type="float" office:value="0.350218" calcext:value-type="float">
            <text:p>0.350218</text:p>
          </table:table-cell>
          <table:table-cell office:value-type="float" office:value="0.345275" calcext:value-type="float">
            <text:p>0.345275</text:p>
          </table:table-cell>
          <table:table-cell office:value-type="float" office:value="0.336078" calcext:value-type="float">
            <text:p>0.336078</text:p>
          </table:table-cell>
          <table:table-cell office:value-type="float" office:value="0.334178" calcext:value-type="float">
            <text:p>0.334178</text:p>
          </table:table-cell>
          <table:table-cell office:value-type="float" office:value="0.307777" calcext:value-type="float">
            <text:p>0.307777</text:p>
          </table:table-cell>
          <table:table-cell office:value-type="float" office:value="0.378272" calcext:value-type="float">
            <text:p>0.378272</text:p>
          </table:table-cell>
          <table:table-cell office:value-type="float" office:value="0.365601" calcext:value-type="float">
            <text:p>0.365601</text:p>
          </table:table-cell>
          <table:table-cell office:value-type="float" office:value="0.364213" calcext:value-type="float">
            <text:p>0.364213</text:p>
          </table:table-cell>
          <table:table-cell office:value-type="float" office:value="0.336224" calcext:value-type="float">
            <text:p>0.336224</text:p>
          </table:table-cell>
        </table:table-row>
        <table:table-row table:style-name="ro1">
          <table:table-cell office:value-type="float" office:value="0.486922" calcext:value-type="float">
            <text:p>0.486922</text:p>
          </table:table-cell>
          <table:table-cell office:value-type="float" office:value="0.386379" calcext:value-type="float">
            <text:p>0.386379</text:p>
          </table:table-cell>
          <table:table-cell office:value-type="float" office:value="0.38106" calcext:value-type="float">
            <text:p>0.38106</text:p>
          </table:table-cell>
          <table:table-cell office:value-type="float" office:value="0.407271" calcext:value-type="float">
            <text:p>0.407271</text:p>
          </table:table-cell>
          <table:table-cell office:value-type="float" office:value="0.392942" calcext:value-type="float">
            <text:p>0.392942</text:p>
          </table:table-cell>
          <table:table-cell office:value-type="float" office:value="0.417046" calcext:value-type="float">
            <text:p>0.417046</text:p>
          </table:table-cell>
          <table:table-cell office:value-type="float" office:value="0.372356" calcext:value-type="float">
            <text:p>0.372356</text:p>
          </table:table-cell>
          <table:table-cell office:value-type="float" office:value="0.371727" calcext:value-type="float">
            <text:p>0.371727</text:p>
          </table:table-cell>
          <table:table-cell office:value-type="float" office:value="0.319122" calcext:value-type="float">
            <text:p>0.319122</text:p>
          </table:table-cell>
        </table:table-row>
        <table:table-row table:style-name="ro1">
          <table:table-cell office:value-type="float" office:value="0.322072" calcext:value-type="float">
            <text:p>0.322072</text:p>
          </table:table-cell>
          <table:table-cell office:value-type="float" office:value="0.252725" calcext:value-type="float">
            <text:p>0.252725</text:p>
          </table:table-cell>
          <table:table-cell office:value-type="float" office:value="0.336082" calcext:value-type="float">
            <text:p>0.336082</text:p>
          </table:table-cell>
          <table:table-cell office:value-type="float" office:value="0.29335" calcext:value-type="float">
            <text:p>0.29335</text:p>
          </table:table-cell>
          <table:table-cell office:value-type="float" office:value="0.314794" calcext:value-type="float">
            <text:p>0.314794</text:p>
          </table:table-cell>
          <table:table-cell office:value-type="float" office:value="0.291281" calcext:value-type="float">
            <text:p>0.291281</text:p>
          </table:table-cell>
          <table:table-cell office:value-type="float" office:value="0.317613" calcext:value-type="float">
            <text:p>0.317613</text:p>
          </table:table-cell>
          <table:table-cell office:value-type="float" office:value="0.275969" calcext:value-type="float">
            <text:p>0.275969</text:p>
          </table:table-cell>
          <table:table-cell office:value-type="float" office:value="0.226154" calcext:value-type="float">
            <text:p>0.226154</text:p>
          </table:table-cell>
        </table:table-row>
        <table:table-row table:style-name="ro1">
          <table:table-cell office:value-type="float" office:value="0.525225" calcext:value-type="float">
            <text:p>0.525225</text:p>
          </table:table-cell>
          <table:table-cell office:value-type="float" office:value="0.521768" calcext:value-type="float">
            <text:p>0.521768</text:p>
          </table:table-cell>
          <table:table-cell office:value-type="float" office:value="0.565498" calcext:value-type="float">
            <text:p>0.565498</text:p>
          </table:table-cell>
          <table:table-cell office:value-type="float" office:value="0.519063" calcext:value-type="float">
            <text:p>0.519063</text:p>
          </table:table-cell>
          <table:table-cell office:value-type="float" office:value="0.525582" calcext:value-type="float">
            <text:p>0.525582</text:p>
          </table:table-cell>
          <table:table-cell office:value-type="float" office:value="0.51452" calcext:value-type="float">
            <text:p>0.51452</text:p>
          </table:table-cell>
          <table:table-cell office:value-type="float" office:value="0.553208" calcext:value-type="float">
            <text:p>0.553208</text:p>
          </table:table-cell>
          <table:table-cell office:value-type="float" office:value="0.629077" calcext:value-type="float">
            <text:p>0.629077</text:p>
          </table:table-cell>
          <table:table-cell office:value-type="float" office:value="0.477597" calcext:value-type="float">
            <text:p>0.477597</text:p>
          </table:table-cell>
        </table:table-row>
        <table:table-row table:style-name="ro1">
          <table:table-cell office:value-type="float" office:value="0.343555" calcext:value-type="float">
            <text:p>0.343555</text:p>
          </table:table-cell>
          <table:table-cell office:value-type="float" office:value="0.420962" calcext:value-type="float">
            <text:p>0.420962</text:p>
          </table:table-cell>
          <table:table-cell office:value-type="float" office:value="0.4305" calcext:value-type="float">
            <text:p>0.4305</text:p>
          </table:table-cell>
          <table:table-cell office:value-type="float" office:value="0.412856" calcext:value-type="float">
            <text:p>0.412856</text:p>
          </table:table-cell>
          <table:table-cell office:value-type="float" office:value="0.393285" calcext:value-type="float">
            <text:p>0.393285</text:p>
          </table:table-cell>
          <table:table-cell office:value-type="float" office:value="0.35566" calcext:value-type="float">
            <text:p>0.35566</text:p>
          </table:table-cell>
          <table:table-cell office:value-type="float" office:value="0.421632" calcext:value-type="float">
            <text:p>0.421632</text:p>
          </table:table-cell>
          <table:table-cell office:value-type="float" office:value="0.30991" calcext:value-type="float">
            <text:p>0.30991</text:p>
          </table:table-cell>
          <table:table-cell office:value-type="float" office:value="0.335281" calcext:value-type="float">
            <text:p>0.335281</text:p>
          </table:table-cell>
        </table:table-row>
        <table:table-row table:style-name="ro1">
          <table:table-cell office:value-type="float" office:value="0.429012" calcext:value-type="float">
            <text:p>0.429012</text:p>
          </table:table-cell>
          <table:table-cell office:value-type="float" office:value="0.39094" calcext:value-type="float">
            <text:p>0.39094</text:p>
          </table:table-cell>
          <table:table-cell office:value-type="float" office:value="0.386677" calcext:value-type="float">
            <text:p>0.386677</text:p>
          </table:table-cell>
          <table:table-cell office:value-type="float" office:value="0.383573" calcext:value-type="float">
            <text:p>0.383573</text:p>
          </table:table-cell>
          <table:table-cell office:value-type="float" office:value="0.358134" calcext:value-type="float">
            <text:p>0.358134</text:p>
          </table:table-cell>
          <table:table-cell office:value-type="float" office:value="0.41058" calcext:value-type="float">
            <text:p>0.41058</text:p>
          </table:table-cell>
          <table:table-cell office:value-type="float" office:value="0.403611" calcext:value-type="float">
            <text:p>0.403611</text:p>
          </table:table-cell>
          <table:table-cell office:value-type="float" office:value="0.412714" calcext:value-type="float">
            <text:p>0.412714</text:p>
          </table:table-cell>
          <table:table-cell office:value-type="float" office:value="0.340748" calcext:value-type="float">
            <text:p>0.340748</text:p>
          </table:table-cell>
        </table:table-row>
        <table:table-row table:style-name="ro1">
          <table:table-cell office:value-type="float" office:value="0.534157" calcext:value-type="float">
            <text:p>0.534157</text:p>
          </table:table-cell>
          <table:table-cell office:value-type="float" office:value="0.457052" calcext:value-type="float">
            <text:p>0.457052</text:p>
          </table:table-cell>
          <table:table-cell office:value-type="float" office:value="0.492212" calcext:value-type="float">
            <text:p>0.492212</text:p>
          </table:table-cell>
          <table:table-cell office:value-type="float" office:value="0.599274" calcext:value-type="float">
            <text:p>0.599274</text:p>
          </table:table-cell>
          <table:table-cell office:value-type="float" office:value="0.510781" calcext:value-type="float">
            <text:p>0.510781</text:p>
          </table:table-cell>
          <table:table-cell office:value-type="float" office:value="0.668246" calcext:value-type="float">
            <text:p>0.668246</text:p>
          </table:table-cell>
          <table:table-cell office:value-type="float" office:value="0.698487" calcext:value-type="float">
            <text:p>0.698487</text:p>
          </table:table-cell>
          <table:table-cell office:value-type="float" office:value="0.604033" calcext:value-type="float">
            <text:p>0.604033</text:p>
          </table:table-cell>
          <table:table-cell office:value-type="float" office:value="0.600802" calcext:value-type="float">
            <text:p>0.600802</text:p>
          </table:table-cell>
        </table:table-row>
        <table:table-row table:style-name="ro1">
          <table:table-cell office:value-type="float" office:value="0.480478" calcext:value-type="float">
            <text:p>0.480478</text:p>
          </table:table-cell>
          <table:table-cell office:value-type="float" office:value="0.493521" calcext:value-type="float">
            <text:p>0.493521</text:p>
          </table:table-cell>
          <table:table-cell office:value-type="float" office:value="0.550748" calcext:value-type="float">
            <text:p>0.550748</text:p>
          </table:table-cell>
          <table:table-cell office:value-type="float" office:value="0.520265" calcext:value-type="float">
            <text:p>0.520265</text:p>
          </table:table-cell>
          <table:table-cell office:value-type="float" office:value="0.444046" calcext:value-type="float">
            <text:p>0.444046</text:p>
          </table:table-cell>
          <table:table-cell office:value-type="float" office:value="0.414509" calcext:value-type="float">
            <text:p>0.414509</text:p>
          </table:table-cell>
          <table:table-cell office:value-type="float" office:value="0.557294" calcext:value-type="float">
            <text:p>0.557294</text:p>
          </table:table-cell>
          <table:table-cell office:value-type="float" office:value="0.559734" calcext:value-type="float">
            <text:p>0.559734</text:p>
          </table:table-cell>
          <table:table-cell office:value-type="float" office:value="0.572803" calcext:value-type="float">
            <text:p>0.572803</text:p>
          </table:table-cell>
        </table:table-row>
        <table:table-row table:style-name="ro1">
          <table:table-cell office:value-type="float" office:value="0.552371" calcext:value-type="float">
            <text:p>0.552371</text:p>
          </table:table-cell>
          <table:table-cell office:value-type="float" office:value="0.515193" calcext:value-type="float">
            <text:p>0.515193</text:p>
          </table:table-cell>
          <table:table-cell office:value-type="float" office:value="0.479387" calcext:value-type="float">
            <text:p>0.479387</text:p>
          </table:table-cell>
          <table:table-cell office:value-type="float" office:value="0.526378" calcext:value-type="float">
            <text:p>0.526378</text:p>
          </table:table-cell>
          <table:table-cell office:value-type="float" office:value="0.482453" calcext:value-type="float">
            <text:p>0.482453</text:p>
          </table:table-cell>
          <table:table-cell office:value-type="float" office:value="0.565663" calcext:value-type="float">
            <text:p>0.565663</text:p>
          </table:table-cell>
          <table:table-cell office:value-type="float" office:value="0.489086" calcext:value-type="float">
            <text:p>0.489086</text:p>
          </table:table-cell>
          <table:table-cell office:value-type="float" office:value="0.433873" calcext:value-type="float">
            <text:p>0.433873</text:p>
          </table:table-cell>
          <table:table-cell office:value-type="float" office:value="0.384471" calcext:value-type="float">
            <text:p>0.384471</text:p>
          </table:table-cell>
        </table:table-row>
        <table:table-row table:style-name="ro1">
          <table:table-cell office:value-type="float" office:value="0.363707" calcext:value-type="float">
            <text:p>0.363707</text:p>
          </table:table-cell>
          <table:table-cell office:value-type="float" office:value="0.42306" calcext:value-type="float">
            <text:p>0.42306</text:p>
          </table:table-cell>
          <table:table-cell office:value-type="float" office:value="0.473452" calcext:value-type="float">
            <text:p>0.473452</text:p>
          </table:table-cell>
          <table:table-cell office:value-type="float" office:value="0.421169" calcext:value-type="float">
            <text:p>0.421169</text:p>
          </table:table-cell>
          <table:table-cell office:value-type="float" office:value="0.375557" calcext:value-type="float">
            <text:p>0.375557</text:p>
          </table:table-cell>
          <table:table-cell office:value-type="float" office:value="0.381478" calcext:value-type="float">
            <text:p>0.381478</text:p>
          </table:table-cell>
          <table:table-cell office:value-type="float" office:value="0.351681" calcext:value-type="float">
            <text:p>0.351681</text:p>
          </table:table-cell>
          <table:table-cell office:value-type="float" office:value="0.337329" calcext:value-type="float">
            <text:p>0.337329</text:p>
          </table:table-cell>
          <table:table-cell office:value-type="float" office:value="0.305378" calcext:value-type="float">
            <text:p>0.305378</text:p>
          </table:table-cell>
        </table:table-row>
        <table:table-row table:style-name="ro1">
          <table:table-cell office:value-type="float" office:value="0.271522" calcext:value-type="float">
            <text:p>0.271522</text:p>
          </table:table-cell>
          <table:table-cell office:value-type="float" office:value="0.283127" calcext:value-type="float">
            <text:p>0.283127</text:p>
          </table:table-cell>
          <table:table-cell office:value-type="float" office:value="0.247926" calcext:value-type="float">
            <text:p>0.247926</text:p>
          </table:table-cell>
          <table:table-cell office:value-type="float" office:value="0.295373" calcext:value-type="float">
            <text:p>0.295373</text:p>
          </table:table-cell>
          <table:table-cell office:value-type="float" office:value="0.285064" calcext:value-type="float">
            <text:p>0.285064</text:p>
          </table:table-cell>
          <table:table-cell office:value-type="float" office:value="0.262491" calcext:value-type="float">
            <text:p>0.262491</text:p>
          </table:table-cell>
          <table:table-cell office:value-type="float" office:value="0.277432" calcext:value-type="float">
            <text:p>0.277432</text:p>
          </table:table-cell>
          <table:table-cell office:value-type="float" office:value="0.259528" calcext:value-type="float">
            <text:p>0.259528</text:p>
          </table:table-cell>
          <table:table-cell office:value-type="float" office:value="0.221497" calcext:value-type="float">
            <text:p>0.221497</text:p>
          </table:table-cell>
        </table:table-row>
        <table:table-row table:style-name="ro1">
          <table:table-cell office:value-type="float" office:value="0.342806" calcext:value-type="float">
            <text:p>0.342806</text:p>
          </table:table-cell>
          <table:table-cell office:value-type="float" office:value="0.294283" calcext:value-type="float">
            <text:p>0.294283</text:p>
          </table:table-cell>
          <table:table-cell office:value-type="float" office:value="0.304142" calcext:value-type="float">
            <text:p>0.304142</text:p>
          </table:table-cell>
          <table:table-cell office:value-type="float" office:value="0.305286" calcext:value-type="float">
            <text:p>0.305286</text:p>
          </table:table-cell>
          <table:table-cell office:value-type="float" office:value="0.278005" calcext:value-type="float">
            <text:p>0.278005</text:p>
          </table:table-cell>
          <table:table-cell office:value-type="float" office:value="0.294218" calcext:value-type="float">
            <text:p>0.294218</text:p>
          </table:table-cell>
          <table:table-cell office:value-type="float" office:value="0.380962" calcext:value-type="float">
            <text:p>0.380962</text:p>
          </table:table-cell>
          <table:table-cell office:value-type="float" office:value="0.304864" calcext:value-type="float">
            <text:p>0.304864</text:p>
          </table:table-cell>
          <table:table-cell office:value-type="float" office:value="0.228954" calcext:value-type="float">
            <text:p>0.228954</text:p>
          </table:table-cell>
        </table:table-row>
        <table:table-row table:style-name="ro1">
          <table:table-cell office:value-type="float" office:value="0.414053" calcext:value-type="float">
            <text:p>0.414053</text:p>
          </table:table-cell>
          <table:table-cell office:value-type="float" office:value="0.460705" calcext:value-type="float">
            <text:p>0.460705</text:p>
          </table:table-cell>
          <table:table-cell office:value-type="float" office:value="0.491652" calcext:value-type="float">
            <text:p>0.491652</text:p>
          </table:table-cell>
          <table:table-cell office:value-type="float" office:value="0.44848" calcext:value-type="float">
            <text:p>0.44848</text:p>
          </table:table-cell>
          <table:table-cell office:value-type="float" office:value="0.432299" calcext:value-type="float">
            <text:p>0.432299</text:p>
          </table:table-cell>
          <table:table-cell office:value-type="float" office:value="0.497896" calcext:value-type="float">
            <text:p>0.497896</text:p>
          </table:table-cell>
          <table:table-cell office:value-type="float" office:value="0.484756" calcext:value-type="float">
            <text:p>0.484756</text:p>
          </table:table-cell>
          <table:table-cell office:value-type="float" office:value="0.438236" calcext:value-type="float">
            <text:p>0.438236</text:p>
          </table:table-cell>
          <table:table-cell office:value-type="float" office:value="0.295752" calcext:value-type="float">
            <text:p>0.295752</text:p>
          </table:table-cell>
        </table:table-row>
        <table:table-row table:style-name="ro1">
          <table:table-cell office:value-type="float" office:value="0.334218" calcext:value-type="float">
            <text:p>0.334218</text:p>
          </table:table-cell>
          <table:table-cell office:value-type="float" office:value="0.276163" calcext:value-type="float">
            <text:p>0.276163</text:p>
          </table:table-cell>
          <table:table-cell office:value-type="float" office:value="0.305337" calcext:value-type="float">
            <text:p>0.305337</text:p>
          </table:table-cell>
          <table:table-cell office:value-type="float" office:value="0.309816" calcext:value-type="float">
            <text:p>0.309816</text:p>
          </table:table-cell>
          <table:table-cell office:value-type="float" office:value="0.251421" calcext:value-type="float">
            <text:p>0.251421</text:p>
          </table:table-cell>
          <table:table-cell office:value-type="float" office:value="0.30408" calcext:value-type="float">
            <text:p>0.30408</text:p>
          </table:table-cell>
          <table:table-cell office:value-type="float" office:value="0.278879" calcext:value-type="float">
            <text:p>0.278879</text:p>
          </table:table-cell>
          <table:table-cell office:value-type="float" office:value="0.291842" calcext:value-type="float">
            <text:p>0.291842</text:p>
          </table:table-cell>
          <table:table-cell office:value-type="float" office:value="0.261886" calcext:value-type="float">
            <text:p>0.261886</text:p>
          </table:table-cell>
        </table:table-row>
        <table:table-row table:style-name="ro1">
          <table:table-cell office:value-type="float" office:value="0.415668" calcext:value-type="float">
            <text:p>0.415668</text:p>
          </table:table-cell>
          <table:table-cell office:value-type="float" office:value="0.350774" calcext:value-type="float">
            <text:p>0.350774</text:p>
          </table:table-cell>
          <table:table-cell office:value-type="float" office:value="0.41514" calcext:value-type="float">
            <text:p>0.41514</text:p>
          </table:table-cell>
          <table:table-cell office:value-type="float" office:value="0.343125" calcext:value-type="float">
            <text:p>0.343125</text:p>
          </table:table-cell>
          <table:table-cell office:value-type="float" office:value="0.343814" calcext:value-type="float">
            <text:p>0.343814</text:p>
          </table:table-cell>
          <table:table-cell office:value-type="float" office:value="0.39863" calcext:value-type="float">
            <text:p>0.39863</text:p>
          </table:table-cell>
          <table:table-cell office:value-type="float" office:value="0.309785" calcext:value-type="float">
            <text:p>0.309785</text:p>
          </table:table-cell>
          <table:table-cell office:value-type="float" office:value="0.361243" calcext:value-type="float">
            <text:p>0.361243</text:p>
          </table:table-cell>
          <table:table-cell office:value-type="float" office:value="0.271204" calcext:value-type="float">
            <text:p>0.271204</text:p>
          </table:table-cell>
        </table:table-row>
        <table:table-row table:style-name="ro1">
          <table:table-cell office:value-type="float" office:value="0.298745" calcext:value-type="float">
            <text:p>0.298745</text:p>
          </table:table-cell>
          <table:table-cell office:value-type="float" office:value="0.280341" calcext:value-type="float">
            <text:p>0.280341</text:p>
          </table:table-cell>
          <table:table-cell office:value-type="float" office:value="0.290238" calcext:value-type="float">
            <text:p>0.290238</text:p>
          </table:table-cell>
          <table:table-cell office:value-type="float" office:value="0.295272" calcext:value-type="float">
            <text:p>0.295272</text:p>
          </table:table-cell>
          <table:table-cell office:value-type="float" office:value="0.297808" calcext:value-type="float">
            <text:p>0.297808</text:p>
          </table:table-cell>
          <table:table-cell office:value-type="float" office:value="0.263491" calcext:value-type="float">
            <text:p>0.263491</text:p>
          </table:table-cell>
          <table:table-cell office:value-type="float" office:value="0.322102" calcext:value-type="float">
            <text:p>0.322102</text:p>
          </table:table-cell>
          <table:table-cell office:value-type="float" office:value="0.259015" calcext:value-type="float">
            <text:p>0.259015</text:p>
          </table:table-cell>
          <table:table-cell office:value-type="float" office:value="0.232613" calcext:value-type="float">
            <text:p>0.232613</text:p>
          </table:table-cell>
        </table:table-row>
        <table:table-row table:style-name="ro1">
          <table:table-cell office:value-type="float" office:value="0.246279" calcext:value-type="float">
            <text:p>0.246279</text:p>
          </table:table-cell>
          <table:table-cell office:value-type="float" office:value="0.224161" calcext:value-type="float">
            <text:p>0.224161</text:p>
          </table:table-cell>
          <table:table-cell office:value-type="float" office:value="0.231189" calcext:value-type="float">
            <text:p>0.231189</text:p>
          </table:table-cell>
          <table:table-cell office:value-type="float" office:value="0.238775" calcext:value-type="float">
            <text:p>0.238775</text:p>
          </table:table-cell>
          <table:table-cell office:value-type="float" office:value="0.246546" calcext:value-type="float">
            <text:p>0.246546</text:p>
          </table:table-cell>
          <table:table-cell office:value-type="float" office:value="0.199683" calcext:value-type="float">
            <text:p>0.199683</text:p>
          </table:table-cell>
          <table:table-cell office:value-type="float" office:value="0.2305" calcext:value-type="float">
            <text:p>0.2305</text:p>
          </table:table-cell>
          <table:table-cell office:value-type="float" office:value="0.234709" calcext:value-type="float">
            <text:p>0.234709</text:p>
          </table:table-cell>
          <table:table-cell office:value-type="float" office:value="0.195171" calcext:value-type="float">
            <text:p>0.195171</text:p>
          </table:table-cell>
        </table:table-row>
        <table:table-row table:style-name="ro1">
          <table:table-cell office:value-type="float" office:value="0.23637" calcext:value-type="float">
            <text:p>0.23637</text:p>
          </table:table-cell>
          <table:table-cell office:value-type="float" office:value="0.233996" calcext:value-type="float">
            <text:p>0.233996</text:p>
          </table:table-cell>
          <table:table-cell office:value-type="float" office:value="0.255842" calcext:value-type="float">
            <text:p>0.255842</text:p>
          </table:table-cell>
          <table:table-cell office:value-type="float" office:value="0.298642" calcext:value-type="float">
            <text:p>0.298642</text:p>
          </table:table-cell>
          <table:table-cell office:value-type="float" office:value="0.229622" calcext:value-type="float">
            <text:p>0.229622</text:p>
          </table:table-cell>
          <table:table-cell office:value-type="float" office:value="0.237446" calcext:value-type="float">
            <text:p>0.237446</text:p>
          </table:table-cell>
          <table:table-cell office:value-type="float" office:value="0.272123" calcext:value-type="float">
            <text:p>0.272123</text:p>
          </table:table-cell>
          <table:table-cell office:value-type="float" office:value="0.240939" calcext:value-type="float">
            <text:p>0.240939</text:p>
          </table:table-cell>
          <table:table-cell office:value-type="float" office:value="0.226934" calcext:value-type="float">
            <text:p>0.226934</text:p>
          </table:table-cell>
        </table:table-row>
        <table:table-row table:style-name="ro1">
          <table:table-cell office:value-type="float" office:value="0.357525" calcext:value-type="float">
            <text:p>0.357525</text:p>
          </table:table-cell>
          <table:table-cell office:value-type="float" office:value="0.372116" calcext:value-type="float">
            <text:p>0.372116</text:p>
          </table:table-cell>
          <table:table-cell office:value-type="float" office:value="0.307843" calcext:value-type="float">
            <text:p>0.307843</text:p>
          </table:table-cell>
          <table:table-cell office:value-type="float" office:value="0.339188" calcext:value-type="float">
            <text:p>0.339188</text:p>
          </table:table-cell>
          <table:table-cell office:value-type="float" office:value="0.352224" calcext:value-type="float">
            <text:p>0.352224</text:p>
          </table:table-cell>
          <table:table-cell office:value-type="float" office:value="0.322074" calcext:value-type="float">
            <text:p>0.322074</text:p>
          </table:table-cell>
          <table:table-cell office:value-type="float" office:value="0.322034" calcext:value-type="float">
            <text:p>0.322034</text:p>
          </table:table-cell>
          <table:table-cell office:value-type="float" office:value="0.413047" calcext:value-type="float">
            <text:p>0.413047</text:p>
          </table:table-cell>
          <table:table-cell office:value-type="float" office:value="0.31108" calcext:value-type="float">
            <text:p>0.31108</text:p>
          </table:table-cell>
        </table:table-row>
        <table:table-row table:style-name="ro1">
          <table:table-cell office:value-type="float" office:value="0.397416" calcext:value-type="float">
            <text:p>0.397416</text:p>
          </table:table-cell>
          <table:table-cell office:value-type="float" office:value="0.375633" calcext:value-type="float">
            <text:p>0.375633</text:p>
          </table:table-cell>
          <table:table-cell office:value-type="float" office:value="0.421172" calcext:value-type="float">
            <text:p>0.421172</text:p>
          </table:table-cell>
          <table:table-cell office:value-type="float" office:value="0.480164" calcext:value-type="float">
            <text:p>0.480164</text:p>
          </table:table-cell>
          <table:table-cell office:value-type="float" office:value="0.351491" calcext:value-type="float">
            <text:p>0.351491</text:p>
          </table:table-cell>
          <table:table-cell office:value-type="float" office:value="0.407425" calcext:value-type="float">
            <text:p>0.407425</text:p>
          </table:table-cell>
          <table:table-cell office:value-type="float" office:value="0.455607" calcext:value-type="float">
            <text:p>0.455607</text:p>
          </table:table-cell>
          <table:table-cell office:value-type="float" office:value="0.443636" calcext:value-type="float">
            <text:p>0.443636</text:p>
          </table:table-cell>
          <table:table-cell office:value-type="float" office:value="0.284726" calcext:value-type="float">
            <text:p>0.284726</text:p>
          </table:table-cell>
        </table:table-row>
        <table:table-row table:style-name="ro1">
          <table:table-cell office:value-type="float" office:value="0.512537" calcext:value-type="float">
            <text:p>0.512537</text:p>
          </table:table-cell>
          <table:table-cell office:value-type="float" office:value="0.560987" calcext:value-type="float">
            <text:p>0.560987</text:p>
          </table:table-cell>
          <table:table-cell office:value-type="float" office:value="0.623031" calcext:value-type="float">
            <text:p>0.623031</text:p>
          </table:table-cell>
          <table:table-cell office:value-type="float" office:value="0.477707" calcext:value-type="float">
            <text:p>0.477707</text:p>
          </table:table-cell>
          <table:table-cell office:value-type="float" office:value="0.460098" calcext:value-type="float">
            <text:p>0.460098</text:p>
          </table:table-cell>
          <table:table-cell office:value-type="float" office:value="0.656708" calcext:value-type="float">
            <text:p>0.656708</text:p>
          </table:table-cell>
          <table:table-cell office:value-type="float" office:value="0.680391" calcext:value-type="float">
            <text:p>0.680391</text:p>
          </table:table-cell>
          <table:table-cell office:value-type="float" office:value="0.754518" calcext:value-type="float">
            <text:p>0.754518</text:p>
          </table:table-cell>
          <table:table-cell office:value-type="float" office:value="0.708462" calcext:value-type="float">
            <text:p>0.708462</text:p>
          </table:table-cell>
        </table:table-row>
        <table:table-row table:style-name="ro1">
          <table:table-cell office:value-type="float" office:value="0.557659" calcext:value-type="float">
            <text:p>0.557659</text:p>
          </table:table-cell>
          <table:table-cell office:value-type="float" office:value="0.553428" calcext:value-type="float">
            <text:p>0.553428</text:p>
          </table:table-cell>
          <table:table-cell office:value-type="float" office:value="0.52953" calcext:value-type="float">
            <text:p>0.52953</text:p>
          </table:table-cell>
          <table:table-cell office:value-type="float" office:value="0.475902" calcext:value-type="float">
            <text:p>0.475902</text:p>
          </table:table-cell>
          <table:table-cell office:value-type="float" office:value="0.598157" calcext:value-type="float">
            <text:p>0.598157</text:p>
          </table:table-cell>
          <table:table-cell office:value-type="float" office:value="0.580021" calcext:value-type="float">
            <text:p>0.580021</text:p>
          </table:table-cell>
          <table:table-cell office:value-type="float" office:value="0.562343" calcext:value-type="float">
            <text:p>0.562343</text:p>
          </table:table-cell>
          <table:table-cell office:value-type="float" office:value="0.622928" calcext:value-type="float">
            <text:p>0.622928</text:p>
          </table:table-cell>
          <table:table-cell office:value-type="float" office:value="0.522799" calcext:value-type="float">
            <text:p>0.522799</text:p>
          </table:table-cell>
        </table:table-row>
        <table:table-row table:style-name="ro1">
          <table:table-cell office:value-type="float" office:value="0.468722" calcext:value-type="float">
            <text:p>0.468722</text:p>
          </table:table-cell>
          <table:table-cell office:value-type="float" office:value="0.619155" calcext:value-type="float">
            <text:p>0.619155</text:p>
          </table:table-cell>
          <table:table-cell office:value-type="float" office:value="0.513637" calcext:value-type="float">
            <text:p>0.513637</text:p>
          </table:table-cell>
          <table:table-cell office:value-type="float" office:value="0.507113" calcext:value-type="float">
            <text:p>0.507113</text:p>
          </table:table-cell>
          <table:table-cell office:value-type="float" office:value="0.476137" calcext:value-type="float">
            <text:p>0.476137</text:p>
          </table:table-cell>
          <table:table-cell office:value-type="float" office:value="0.595339" calcext:value-type="float">
            <text:p>0.595339</text:p>
          </table:table-cell>
          <table:table-cell office:value-type="float" office:value="0.63281" calcext:value-type="float">
            <text:p>0.63281</text:p>
          </table:table-cell>
          <table:table-cell office:value-type="float" office:value="0.607285" calcext:value-type="float">
            <text:p>0.607285</text:p>
          </table:table-cell>
          <table:table-cell office:value-type="float" office:value="0.617258" calcext:value-type="float">
            <text:p>0.617258</text:p>
          </table:table-cell>
        </table:table-row>
        <table:table-row table:style-name="ro1">
          <table:table-cell office:value-type="float" office:value="0.524354" calcext:value-type="float">
            <text:p>0.524354</text:p>
          </table:table-cell>
          <table:table-cell office:value-type="float" office:value="0.414243" calcext:value-type="float">
            <text:p>0.414243</text:p>
          </table:table-cell>
          <table:table-cell office:value-type="float" office:value="0.380347" calcext:value-type="float">
            <text:p>0.380347</text:p>
          </table:table-cell>
          <table:table-cell office:value-type="float" office:value="0.44274" calcext:value-type="float">
            <text:p>0.44274</text:p>
          </table:table-cell>
          <table:table-cell office:value-type="float" office:value="0.383321" calcext:value-type="float">
            <text:p>0.383321</text:p>
          </table:table-cell>
          <table:table-cell office:value-type="float" office:value="0.471399" calcext:value-type="float">
            <text:p>0.471399</text:p>
          </table:table-cell>
          <table:table-cell office:value-type="float" office:value="0.433348" calcext:value-type="float">
            <text:p>0.433348</text:p>
          </table:table-cell>
          <table:table-cell office:value-type="float" office:value="0.405562" calcext:value-type="float">
            <text:p>0.405562</text:p>
          </table:table-cell>
          <table:table-cell office:value-type="float" office:value="0.390569" calcext:value-type="float">
            <text:p>0.390569</text:p>
          </table:table-cell>
        </table:table-row>
        <table:table-row table:style-name="ro1">
          <table:table-cell office:value-type="float" office:value="0.275123" calcext:value-type="float">
            <text:p>0.275123</text:p>
          </table:table-cell>
          <table:table-cell office:value-type="float" office:value="0.313032" calcext:value-type="float">
            <text:p>0.313032</text:p>
          </table:table-cell>
          <table:table-cell office:value-type="float" office:value="0.31756" calcext:value-type="float">
            <text:p>0.31756</text:p>
          </table:table-cell>
          <table:table-cell office:value-type="float" office:value="0.278951" calcext:value-type="float">
            <text:p>0.278951</text:p>
          </table:table-cell>
          <table:table-cell office:value-type="float" office:value="0.271731" calcext:value-type="float">
            <text:p>0.271731</text:p>
          </table:table-cell>
          <table:table-cell office:value-type="float" office:value="0.262003" calcext:value-type="float">
            <text:p>0.262003</text:p>
          </table:table-cell>
          <table:table-cell office:value-type="float" office:value="0.308976" calcext:value-type="float">
            <text:p>0.308976</text:p>
          </table:table-cell>
          <table:table-cell office:value-type="float" office:value="0.25117" calcext:value-type="float">
            <text:p>0.25117</text:p>
          </table:table-cell>
          <table:table-cell office:value-type="float" office:value="0.252887" calcext:value-type="float">
            <text:p>0.252887</text:p>
          </table:table-cell>
        </table:table-row>
        <table:table-row table:style-name="ro1">
          <table:table-cell office:value-type="float" office:value="0.264502" calcext:value-type="float">
            <text:p>0.264502</text:p>
          </table:table-cell>
          <table:table-cell office:value-type="float" office:value="0.252228" calcext:value-type="float">
            <text:p>0.252228</text:p>
          </table:table-cell>
          <table:table-cell office:value-type="float" office:value="0.267228" calcext:value-type="float">
            <text:p>0.267228</text:p>
          </table:table-cell>
          <table:table-cell office:value-type="float" office:value="0.256949" calcext:value-type="float">
            <text:p>0.256949</text:p>
          </table:table-cell>
          <table:table-cell office:value-type="float" office:value="0.24825" calcext:value-type="float">
            <text:p>0.24825</text:p>
          </table:table-cell>
          <table:table-cell office:value-type="float" office:value="0.278296" calcext:value-type="float">
            <text:p>0.278296</text:p>
          </table:table-cell>
          <table:table-cell office:value-type="float" office:value="0.354381" calcext:value-type="float">
            <text:p>0.354381</text:p>
          </table:table-cell>
          <table:table-cell office:value-type="float" office:value="0.298259" calcext:value-type="float">
            <text:p>0.298259</text:p>
          </table:table-cell>
          <table:table-cell office:value-type="float" office:value="0.253394" calcext:value-type="float">
            <text:p>0.253394</text:p>
          </table:table-cell>
        </table:table-row>
        <table:table-row table:style-name="ro1">
          <table:table-cell office:value-type="float" office:value="0.252183" calcext:value-type="float">
            <text:p>0.252183</text:p>
          </table:table-cell>
          <table:table-cell office:value-type="float" office:value="0.282199" calcext:value-type="float">
            <text:p>0.282199</text:p>
          </table:table-cell>
          <table:table-cell office:value-type="float" office:value="0.241995" calcext:value-type="float">
            <text:p>0.241995</text:p>
          </table:table-cell>
          <table:table-cell office:value-type="float" office:value="0.26921" calcext:value-type="float">
            <text:p>0.26921</text:p>
          </table:table-cell>
          <table:table-cell office:value-type="float" office:value="0.239021" calcext:value-type="float">
            <text:p>0.239021</text:p>
          </table:table-cell>
          <table:table-cell office:value-type="float" office:value="0.257051" calcext:value-type="float">
            <text:p>0.257051</text:p>
          </table:table-cell>
          <table:table-cell office:value-type="float" office:value="0.262262" calcext:value-type="float">
            <text:p>0.262262</text:p>
          </table:table-cell>
          <table:table-cell office:value-type="float" office:value="0.255349" calcext:value-type="float">
            <text:p>0.255349</text:p>
          </table:table-cell>
          <table:table-cell office:value-type="float" office:value="0.249225" calcext:value-type="float">
            <text:p>0.249225</text:p>
          </table:table-cell>
        </table:table-row>
        <table:table-row table:style-name="ro1">
          <table:table-cell office:value-type="float" office:value="0.29947" calcext:value-type="float">
            <text:p>0.29947</text:p>
          </table:table-cell>
          <table:table-cell office:value-type="float" office:value="0.289939" calcext:value-type="float">
            <text:p>0.289939</text:p>
          </table:table-cell>
          <table:table-cell office:value-type="float" office:value="0.296964" calcext:value-type="float">
            <text:p>0.296964</text:p>
          </table:table-cell>
          <table:table-cell office:value-type="float" office:value="0.340873" calcext:value-type="float">
            <text:p>0.340873</text:p>
          </table:table-cell>
          <table:table-cell office:value-type="float" office:value="0.327166" calcext:value-type="float">
            <text:p>0.327166</text:p>
          </table:table-cell>
          <table:table-cell office:value-type="float" office:value="0.279589" calcext:value-type="float">
            <text:p>0.279589</text:p>
          </table:table-cell>
          <table:table-cell office:value-type="float" office:value="0.307821" calcext:value-type="float">
            <text:p>0.307821</text:p>
          </table:table-cell>
          <table:table-cell office:value-type="float" office:value="0.293892" calcext:value-type="float">
            <text:p>0.293892</text:p>
          </table:table-cell>
          <table:table-cell office:value-type="float" office:value="0.24056" calcext:value-type="float">
            <text:p>0.24056</text:p>
          </table:table-cell>
        </table:table-row>
        <table:table-row table:style-name="ro1">
          <table:table-cell office:value-type="float" office:value="0.381123" calcext:value-type="float">
            <text:p>0.381123</text:p>
          </table:table-cell>
          <table:table-cell office:value-type="float" office:value="0.402472" calcext:value-type="float">
            <text:p>0.402472</text:p>
          </table:table-cell>
          <table:table-cell office:value-type="float" office:value="0.410351" calcext:value-type="float">
            <text:p>0.410351</text:p>
          </table:table-cell>
          <table:table-cell office:value-type="float" office:value="0.466968" calcext:value-type="float">
            <text:p>0.466968</text:p>
          </table:table-cell>
          <table:table-cell office:value-type="float" office:value="0.515835" calcext:value-type="float">
            <text:p>0.515835</text:p>
          </table:table-cell>
          <table:table-cell office:value-type="float" office:value="0.459494" calcext:value-type="float">
            <text:p>0.459494</text:p>
          </table:table-cell>
          <table:table-cell office:value-type="float" office:value="0.43587" calcext:value-type="float">
            <text:p>0.43587</text:p>
          </table:table-cell>
          <table:table-cell office:value-type="float" office:value="0.395383" calcext:value-type="float">
            <text:p>0.395383</text:p>
          </table:table-cell>
          <table:table-cell office:value-type="float" office:value="0.293962" calcext:value-type="float">
            <text:p>0.293962</text:p>
          </table:table-cell>
        </table:table-row>
        <table:table-row table:style-name="ro1">
          <table:table-cell office:value-type="float" office:value="0.526339" calcext:value-type="float">
            <text:p>0.526339</text:p>
          </table:table-cell>
          <table:table-cell office:value-type="float" office:value="0.592976" calcext:value-type="float">
            <text:p>0.592976</text:p>
          </table:table-cell>
          <table:table-cell office:value-type="float" office:value="0.657709" calcext:value-type="float">
            <text:p>0.657709</text:p>
          </table:table-cell>
          <table:table-cell office:value-type="float" office:value="0.706229" calcext:value-type="float">
            <text:p>0.706229</text:p>
          </table:table-cell>
          <table:table-cell office:value-type="float" office:value="0.762594" calcext:value-type="float">
            <text:p>0.762594</text:p>
          </table:table-cell>
          <table:table-cell office:value-type="float" office:value="0.762059" calcext:value-type="float">
            <text:p>0.762059</text:p>
          </table:table-cell>
          <table:table-cell office:value-type="float" office:value="0.77931" calcext:value-type="float">
            <text:p>0.77931</text:p>
          </table:table-cell>
          <table:table-cell office:value-type="float" office:value="0.860914" calcext:value-type="float">
            <text:p>0.860914</text:p>
          </table:table-cell>
          <table:table-cell office:value-type="float" office:value="0.705329" calcext:value-type="float">
            <text:p>0.705329</text:p>
          </table:table-cell>
        </table:table-row>
        <table:table-row table:style-name="ro1">
          <table:table-cell office:value-type="float" office:value="0.347868" calcext:value-type="float">
            <text:p>0.347868</text:p>
          </table:table-cell>
          <table:table-cell office:value-type="float" office:value="0.348306" calcext:value-type="float">
            <text:p>0.348306</text:p>
          </table:table-cell>
          <table:table-cell office:value-type="float" office:value="0.370752" calcext:value-type="float">
            <text:p>0.370752</text:p>
          </table:table-cell>
          <table:table-cell office:value-type="float" office:value="0.376372" calcext:value-type="float">
            <text:p>0.376372</text:p>
          </table:table-cell>
          <table:table-cell office:value-type="float" office:value="0.388981" calcext:value-type="float">
            <text:p>0.388981</text:p>
          </table:table-cell>
          <table:table-cell office:value-type="float" office:value="0.439904" calcext:value-type="float">
            <text:p>0.439904</text:p>
          </table:table-cell>
          <table:table-cell office:value-type="float" office:value="0.325952" calcext:value-type="float">
            <text:p>0.325952</text:p>
          </table:table-cell>
          <table:table-cell office:value-type="float" office:value="0.34154" calcext:value-type="float">
            <text:p>0.34154</text:p>
          </table:table-cell>
          <table:table-cell office:value-type="float" office:value="0.30448" calcext:value-type="float">
            <text:p>0.30448</text:p>
          </table:table-cell>
        </table:table-row>
        <table:table-row table:style-name="ro1">
          <table:table-cell office:value-type="float" office:value="0.653365" calcext:value-type="float">
            <text:p>0.653365</text:p>
          </table:table-cell>
          <table:table-cell office:value-type="float" office:value="0.610694" calcext:value-type="float">
            <text:p>0.610694</text:p>
          </table:table-cell>
          <table:table-cell office:value-type="float" office:value="0.668939" calcext:value-type="float">
            <text:p>0.668939</text:p>
          </table:table-cell>
          <table:table-cell office:value-type="float" office:value="0.748345" calcext:value-type="float">
            <text:p>0.748345</text:p>
          </table:table-cell>
          <table:table-cell office:value-type="float" office:value="0.638233" calcext:value-type="float">
            <text:p>0.638233</text:p>
          </table:table-cell>
          <table:table-cell office:value-type="float" office:value="0.723977" calcext:value-type="float">
            <text:p>0.723977</text:p>
          </table:table-cell>
          <table:table-cell office:value-type="float" office:value="0.816305" calcext:value-type="float">
            <text:p>0.816305</text:p>
          </table:table-cell>
          <table:table-cell office:value-type="float" office:value="0.79988" calcext:value-type="float">
            <text:p>0.79988</text:p>
          </table:table-cell>
          <table:table-cell office:value-type="float" office:value="0.783006" calcext:value-type="float">
            <text:p>0.783006</text:p>
          </table:table-cell>
        </table:table-row>
        <table:table-row table:style-name="ro1">
          <table:table-cell office:value-type="float" office:value="0.287551" calcext:value-type="float">
            <text:p>0.287551</text:p>
          </table:table-cell>
          <table:table-cell office:value-type="float" office:value="0.235116" calcext:value-type="float">
            <text:p>0.235116</text:p>
          </table:table-cell>
          <table:table-cell office:value-type="float" office:value="0.243932" calcext:value-type="float">
            <text:p>0.243932</text:p>
          </table:table-cell>
          <table:table-cell office:value-type="float" office:value="0.26522" calcext:value-type="float">
            <text:p>0.26522</text:p>
          </table:table-cell>
          <table:table-cell office:value-type="float" office:value="0.225692" calcext:value-type="float">
            <text:p>0.225692</text:p>
          </table:table-cell>
          <table:table-cell office:value-type="float" office:value="0.234083" calcext:value-type="float">
            <text:p>0.234083</text:p>
          </table:table-cell>
          <table:table-cell office:value-type="float" office:value="0.232502" calcext:value-type="float">
            <text:p>0.232502</text:p>
          </table:table-cell>
          <table:table-cell office:value-type="float" office:value="0.21665" calcext:value-type="float">
            <text:p>0.21665</text:p>
          </table:table-cell>
          <table:table-cell office:value-type="float" office:value="0.208287" calcext:value-type="float">
            <text:p>0.208287</text:p>
          </table:table-cell>
        </table:table-row>
        <table:table-row table:style-name="ro1">
          <table:table-cell office:value-type="float" office:value="0.4823" calcext:value-type="float">
            <text:p>0.4823</text:p>
          </table:table-cell>
          <table:table-cell office:value-type="float" office:value="0.374159" calcext:value-type="float">
            <text:p>0.374159</text:p>
          </table:table-cell>
          <table:table-cell office:value-type="float" office:value="0.487223" calcext:value-type="float">
            <text:p>0.487223</text:p>
          </table:table-cell>
          <table:table-cell office:value-type="float" office:value="0.491348" calcext:value-type="float">
            <text:p>0.491348</text:p>
          </table:table-cell>
          <table:table-cell office:value-type="float" office:value="0.480129" calcext:value-type="float">
            <text:p>0.480129</text:p>
          </table:table-cell>
          <table:table-cell office:value-type="float" office:value="0.466606" calcext:value-type="float">
            <text:p>0.466606</text:p>
          </table:table-cell>
          <table:table-cell office:value-type="float" office:value="0.469134" calcext:value-type="float">
            <text:p>0.469134</text:p>
          </table:table-cell>
          <table:table-cell office:value-type="float" office:value="0.421435" calcext:value-type="float">
            <text:p>0.421435</text:p>
          </table:table-cell>
          <table:table-cell office:value-type="float" office:value="0.355765" calcext:value-type="float">
            <text:p>0.355765</text:p>
          </table:table-cell>
        </table:table-row>
        <table:table-row table:style-name="ro1">
          <table:table-cell office:value-type="float" office:value="0.283265" calcext:value-type="float">
            <text:p>0.283265</text:p>
          </table:table-cell>
          <table:table-cell office:value-type="float" office:value="0.28387" calcext:value-type="float">
            <text:p>0.28387</text:p>
          </table:table-cell>
          <table:table-cell office:value-type="float" office:value="0.303339" calcext:value-type="float">
            <text:p>0.303339</text:p>
          </table:table-cell>
          <table:table-cell office:value-type="float" office:value="0.248499" calcext:value-type="float">
            <text:p>0.248499</text:p>
          </table:table-cell>
          <table:table-cell office:value-type="float" office:value="0.264042" calcext:value-type="float">
            <text:p>0.264042</text:p>
          </table:table-cell>
          <table:table-cell office:value-type="float" office:value="0.300176" calcext:value-type="float">
            <text:p>0.300176</text:p>
          </table:table-cell>
          <table:table-cell office:value-type="float" office:value="0.33237" calcext:value-type="float">
            <text:p>0.33237</text:p>
          </table:table-cell>
          <table:table-cell office:value-type="float" office:value="0.318564" calcext:value-type="float">
            <text:p>0.318564</text:p>
          </table:table-cell>
          <table:table-cell office:value-type="float" office:value="0.226988" calcext:value-type="float">
            <text:p>0.226988</text:p>
          </table:table-cell>
        </table:table-row>
        <table:table-row table:style-name="ro1">
          <table:table-cell office:value-type="float" office:value="0.497651" calcext:value-type="float">
            <text:p>0.497651</text:p>
          </table:table-cell>
          <table:table-cell office:value-type="float" office:value="0.521597" calcext:value-type="float">
            <text:p>0.521597</text:p>
          </table:table-cell>
          <table:table-cell office:value-type="float" office:value="0.495263" calcext:value-type="float">
            <text:p>0.495263</text:p>
          </table:table-cell>
          <table:table-cell office:value-type="float" office:value="0.472573" calcext:value-type="float">
            <text:p>0.472573</text:p>
          </table:table-cell>
          <table:table-cell office:value-type="float" office:value="0.433386" calcext:value-type="float">
            <text:p>0.433386</text:p>
          </table:table-cell>
          <table:table-cell office:value-type="float" office:value="0.484376" calcext:value-type="float">
            <text:p>0.484376</text:p>
          </table:table-cell>
          <table:table-cell office:value-type="float" office:value="0.470884" calcext:value-type="float">
            <text:p>0.470884</text:p>
          </table:table-cell>
          <table:table-cell office:value-type="float" office:value="0.371532" calcext:value-type="float">
            <text:p>0.371532</text:p>
          </table:table-cell>
          <table:table-cell office:value-type="float" office:value="0.356529" calcext:value-type="float">
            <text:p>0.356529</text:p>
          </table:table-cell>
        </table:table-row>
        <table:table-row table:style-name="ro1">
          <table:table-cell office:value-type="float" office:value="0.585095" calcext:value-type="float">
            <text:p>0.585095</text:p>
          </table:table-cell>
          <table:table-cell office:value-type="float" office:value="0.602013" calcext:value-type="float">
            <text:p>0.602013</text:p>
          </table:table-cell>
          <table:table-cell office:value-type="float" office:value="0.532763" calcext:value-type="float">
            <text:p>0.532763</text:p>
          </table:table-cell>
          <table:table-cell office:value-type="float" office:value="0.614379" calcext:value-type="float">
            <text:p>0.614379</text:p>
          </table:table-cell>
          <table:table-cell office:value-type="float" office:value="0.579773" calcext:value-type="float">
            <text:p>0.579773</text:p>
          </table:table-cell>
          <table:table-cell office:value-type="float" office:value="0.565194" calcext:value-type="float">
            <text:p>0.565194</text:p>
          </table:table-cell>
          <table:table-cell office:value-type="float" office:value="0.627187" calcext:value-type="float">
            <text:p>0.627187</text:p>
          </table:table-cell>
          <table:table-cell office:value-type="float" office:value="0.649283" calcext:value-type="float">
            <text:p>0.649283</text:p>
          </table:table-cell>
          <table:table-cell office:value-type="float" office:value="0.546423" calcext:value-type="float">
            <text:p>0.546423</text:p>
          </table:table-cell>
        </table:table-row>
        <table:table-row table:style-name="ro1">
          <table:table-cell office:value-type="float" office:value="0.280844" calcext:value-type="float">
            <text:p>0.280844</text:p>
          </table:table-cell>
          <table:table-cell office:value-type="float" office:value="0.272303" calcext:value-type="float">
            <text:p>0.272303</text:p>
          </table:table-cell>
          <table:table-cell office:value-type="float" office:value="0.313859" calcext:value-type="float">
            <text:p>0.313859</text:p>
          </table:table-cell>
          <table:table-cell office:value-type="float" office:value="0.286762" calcext:value-type="float">
            <text:p>0.286762</text:p>
          </table:table-cell>
          <table:table-cell office:value-type="float" office:value="0.258952" calcext:value-type="float">
            <text:p>0.258952</text:p>
          </table:table-cell>
          <table:table-cell office:value-type="float" office:value="0.313024" calcext:value-type="float">
            <text:p>0.313024</text:p>
          </table:table-cell>
          <table:table-cell office:value-type="float" office:value="0.312895" calcext:value-type="float">
            <text:p>0.312895</text:p>
          </table:table-cell>
          <table:table-cell office:value-type="float" office:value="0.301315" calcext:value-type="float">
            <text:p>0.301315</text:p>
          </table:table-cell>
          <table:table-cell office:value-type="float" office:value="0.242428" calcext:value-type="float">
            <text:p>0.242428</text:p>
          </table:table-cell>
        </table:table-row>
        <table:table-row table:style-name="ro1">
          <table:table-cell office:value-type="float" office:value="0.382961" calcext:value-type="float">
            <text:p>0.382961</text:p>
          </table:table-cell>
          <table:table-cell office:value-type="float" office:value="0.342759" calcext:value-type="float">
            <text:p>0.342759</text:p>
          </table:table-cell>
          <table:table-cell office:value-type="float" office:value="0.283142" calcext:value-type="float">
            <text:p>0.283142</text:p>
          </table:table-cell>
          <table:table-cell office:value-type="float" office:value="0.290062" calcext:value-type="float">
            <text:p>0.290062</text:p>
          </table:table-cell>
          <table:table-cell office:value-type="float" office:value="0.295473" calcext:value-type="float">
            <text:p>0.295473</text:p>
          </table:table-cell>
          <table:table-cell office:value-type="float" office:value="0.286166" calcext:value-type="float">
            <text:p>0.286166</text:p>
          </table:table-cell>
          <table:table-cell office:value-type="float" office:value="0.305473" calcext:value-type="float">
            <text:p>0.305473</text:p>
          </table:table-cell>
          <table:table-cell office:value-type="float" office:value="0.281681" calcext:value-type="float">
            <text:p>0.281681</text:p>
          </table:table-cell>
          <table:table-cell office:value-type="float" office:value="0.237455" calcext:value-type="float">
            <text:p>0.237455</text:p>
          </table:table-cell>
        </table:table-row>
        <table:table-row table:style-name="ro1">
          <table:table-cell office:value-type="float" office:value="0.42387" calcext:value-type="float">
            <text:p>0.42387</text:p>
          </table:table-cell>
          <table:table-cell office:value-type="float" office:value="0.457956" calcext:value-type="float">
            <text:p>0.457956</text:p>
          </table:table-cell>
          <table:table-cell office:value-type="float" office:value="0.490325" calcext:value-type="float">
            <text:p>0.490325</text:p>
          </table:table-cell>
          <table:table-cell office:value-type="float" office:value="0.411668" calcext:value-type="float">
            <text:p>0.411668</text:p>
          </table:table-cell>
          <table:table-cell office:value-type="float" office:value="0.446983" calcext:value-type="float">
            <text:p>0.446983</text:p>
          </table:table-cell>
          <table:table-cell office:value-type="float" office:value="0.433756" calcext:value-type="float">
            <text:p>0.433756</text:p>
          </table:table-cell>
          <table:table-cell office:value-type="float" office:value="0.511018" calcext:value-type="float">
            <text:p>0.511018</text:p>
          </table:table-cell>
          <table:table-cell office:value-type="float" office:value="0.406618" calcext:value-type="float">
            <text:p>0.406618</text:p>
          </table:table-cell>
          <table:table-cell office:value-type="float" office:value="0.338975" calcext:value-type="float">
            <text:p>0.338975</text:p>
          </table:table-cell>
        </table:table-row>
        <table:table-row table:style-name="ro1">
          <table:table-cell office:value-type="float" office:value="0.249582" calcext:value-type="float">
            <text:p>0.249582</text:p>
          </table:table-cell>
          <table:table-cell office:value-type="float" office:value="0.217639" calcext:value-type="float">
            <text:p>0.217639</text:p>
          </table:table-cell>
          <table:table-cell office:value-type="float" office:value="0.21187" calcext:value-type="float">
            <text:p>0.21187</text:p>
          </table:table-cell>
          <table:table-cell office:value-type="float" office:value="0.201577" calcext:value-type="float">
            <text:p>0.201577</text:p>
          </table:table-cell>
          <table:table-cell office:value-type="float" office:value="0.203476" calcext:value-type="float">
            <text:p>0.203476</text:p>
          </table:table-cell>
          <table:table-cell office:value-type="float" office:value="0.227049" calcext:value-type="float">
            <text:p>0.227049</text:p>
          </table:table-cell>
          <table:table-cell office:value-type="float" office:value="0.244935" calcext:value-type="float">
            <text:p>0.244935</text:p>
          </table:table-cell>
          <table:table-cell office:value-type="float" office:value="0.233191" calcext:value-type="float">
            <text:p>0.233191</text:p>
          </table:table-cell>
          <table:table-cell office:value-type="float" office:value="0.21072" calcext:value-type="float">
            <text:p>0.21072</text:p>
          </table:table-cell>
        </table:table-row>
        <table:table-row table:style-name="ro1">
          <table:table-cell office:value-type="float" office:value="0.331082" calcext:value-type="float">
            <text:p>0.331082</text:p>
          </table:table-cell>
          <table:table-cell office:value-type="float" office:value="0.305984" calcext:value-type="float">
            <text:p>0.305984</text:p>
          </table:table-cell>
          <table:table-cell office:value-type="float" office:value="0.383919" calcext:value-type="float">
            <text:p>0.383919</text:p>
          </table:table-cell>
          <table:table-cell office:value-type="float" office:value="0.338743" calcext:value-type="float">
            <text:p>0.338743</text:p>
          </table:table-cell>
          <table:table-cell office:value-type="float" office:value="0.335013" calcext:value-type="float">
            <text:p>0.335013</text:p>
          </table:table-cell>
          <table:table-cell office:value-type="float" office:value="0.382565" calcext:value-type="float">
            <text:p>0.382565</text:p>
          </table:table-cell>
          <table:table-cell office:value-type="float" office:value="0.368624" calcext:value-type="float">
            <text:p>0.368624</text:p>
          </table:table-cell>
          <table:table-cell office:value-type="float" office:value="0.291917" calcext:value-type="float">
            <text:p>0.291917</text:p>
          </table:table-cell>
          <table:table-cell office:value-type="float" office:value="0.274498" calcext:value-type="float">
            <text:p>0.274498</text:p>
          </table:table-cell>
        </table:table-row>
        <table:table-row table:style-name="ro1">
          <table:table-cell office:value-type="float" office:value="0.444231" calcext:value-type="float">
            <text:p>0.444231</text:p>
          </table:table-cell>
          <table:table-cell office:value-type="float" office:value="0.331044" calcext:value-type="float">
            <text:p>0.331044</text:p>
          </table:table-cell>
          <table:table-cell office:value-type="float" office:value="0.401951" calcext:value-type="float">
            <text:p>0.401951</text:p>
          </table:table-cell>
          <table:table-cell office:value-type="float" office:value="0.316737" calcext:value-type="float">
            <text:p>0.316737</text:p>
          </table:table-cell>
          <table:table-cell office:value-type="float" office:value="0.366807" calcext:value-type="float">
            <text:p>0.366807</text:p>
          </table:table-cell>
          <table:table-cell office:value-type="float" office:value="0.389694" calcext:value-type="float">
            <text:p>0.389694</text:p>
          </table:table-cell>
          <table:table-cell office:value-type="float" office:value="0.386759" calcext:value-type="float">
            <text:p>0.386759</text:p>
          </table:table-cell>
          <table:table-cell office:value-type="float" office:value="0.423119" calcext:value-type="float">
            <text:p>0.423119</text:p>
          </table:table-cell>
          <table:table-cell office:value-type="float" office:value="0.292296" calcext:value-type="float">
            <text:p>0.292296</text:p>
          </table:table-cell>
        </table:table-row>
        <table:table-row table:style-name="ro1">
          <table:table-cell office:value-type="float" office:value="0.612923" calcext:value-type="float">
            <text:p>0.612923</text:p>
          </table:table-cell>
          <table:table-cell office:value-type="float" office:value="0.907505" calcext:value-type="float">
            <text:p>0.907505</text:p>
          </table:table-cell>
          <table:table-cell office:value-type="float" office:value="0.688665" calcext:value-type="float">
            <text:p>0.688665</text:p>
          </table:table-cell>
          <table:table-cell office:value-type="float" office:value="0.732017" calcext:value-type="float">
            <text:p>0.732017</text:p>
          </table:table-cell>
          <table:table-cell office:value-type="float" office:value="0.735586" calcext:value-type="float">
            <text:p>0.735586</text:p>
          </table:table-cell>
          <table:table-cell office:value-type="float" office:value="0.80711" calcext:value-type="float">
            <text:p>0.80711</text:p>
          </table:table-cell>
          <table:table-cell office:value-type="float" office:value="0.806716" calcext:value-type="float">
            <text:p>0.806716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92008" calcext:value-type="float">
            <text:p>0.92008</text:p>
          </table:table-cell>
        </table:table-row>
        <table:table-row table:style-name="ro1">
          <table:table-cell office:value-type="float" office:value="0.420951" calcext:value-type="float">
            <text:p>0.420951</text:p>
          </table:table-cell>
          <table:table-cell office:value-type="float" office:value="0.405583" calcext:value-type="float">
            <text:p>0.405583</text:p>
          </table:table-cell>
          <table:table-cell office:value-type="float" office:value="0.450108" calcext:value-type="float">
            <text:p>0.450108</text:p>
          </table:table-cell>
          <table:table-cell office:value-type="float" office:value="0.403872" calcext:value-type="float">
            <text:p>0.403872</text:p>
          </table:table-cell>
          <table:table-cell office:value-type="float" office:value="0.402424" calcext:value-type="float">
            <text:p>0.402424</text:p>
          </table:table-cell>
          <table:table-cell office:value-type="float" office:value="0.423477" calcext:value-type="float">
            <text:p>0.423477</text:p>
          </table:table-cell>
          <table:table-cell office:value-type="float" office:value="0.434337" calcext:value-type="float">
            <text:p>0.434337</text:p>
          </table:table-cell>
          <table:table-cell office:value-type="float" office:value="0.373487" calcext:value-type="float">
            <text:p>0.373487</text:p>
          </table:table-cell>
          <table:table-cell office:value-type="float" office:value="0.290034" calcext:value-type="float">
            <text:p>0.290034</text:p>
          </table:table-cell>
        </table:table-row>
        <table:table-row table:style-name="ro1">
          <table:table-cell office:value-type="float" office:value="0.590306" calcext:value-type="float">
            <text:p>0.590306</text:p>
          </table:table-cell>
          <table:table-cell office:value-type="float" office:value="0.554543" calcext:value-type="float">
            <text:p>0.554543</text:p>
          </table:table-cell>
          <table:table-cell office:value-type="float" office:value="0.442964" calcext:value-type="float">
            <text:p>0.442964</text:p>
          </table:table-cell>
          <table:table-cell office:value-type="float" office:value="0.444253" calcext:value-type="float">
            <text:p>0.444253</text:p>
          </table:table-cell>
          <table:table-cell office:value-type="float" office:value="0.404712" calcext:value-type="float">
            <text:p>0.404712</text:p>
          </table:table-cell>
          <table:table-cell office:value-type="float" office:value="0.460489" calcext:value-type="float">
            <text:p>0.460489</text:p>
          </table:table-cell>
          <table:table-cell office:value-type="float" office:value="0.587309" calcext:value-type="float">
            <text:p>0.587309</text:p>
          </table:table-cell>
          <table:table-cell office:value-type="float" office:value="0.635887" calcext:value-type="float">
            <text:p>0.635887</text:p>
          </table:table-cell>
          <table:table-cell office:value-type="float" office:value="0.371531" calcext:value-type="float">
            <text:p>0.371531</text:p>
          </table:table-cell>
        </table:table-row>
        <table:table-row table:style-name="ro1">
          <table:table-cell office:value-type="float" office:value="0.364675" calcext:value-type="float">
            <text:p>0.364675</text:p>
          </table:table-cell>
          <table:table-cell office:value-type="float" office:value="0.295432" calcext:value-type="float">
            <text:p>0.295432</text:p>
          </table:table-cell>
          <table:table-cell office:value-type="float" office:value="0.27442" calcext:value-type="float">
            <text:p>0.27442</text:p>
          </table:table-cell>
          <table:table-cell office:value-type="float" office:value="0.304383" calcext:value-type="float">
            <text:p>0.304383</text:p>
          </table:table-cell>
          <table:table-cell office:value-type="float" office:value="0.30664" calcext:value-type="float">
            <text:p>0.30664</text:p>
          </table:table-cell>
          <table:table-cell office:value-type="float" office:value="0.345331" calcext:value-type="float">
            <text:p>0.345331</text:p>
          </table:table-cell>
          <table:table-cell office:value-type="float" office:value="0.329656" calcext:value-type="float">
            <text:p>0.329656</text:p>
          </table:table-cell>
          <table:table-cell office:value-type="float" office:value="0.30085" calcext:value-type="float">
            <text:p>0.30085</text:p>
          </table:table-cell>
          <table:table-cell office:value-type="float" office:value="0.256389" calcext:value-type="float">
            <text:p>0.256389</text:p>
          </table:table-cell>
        </table:table-row>
        <table:table-row table:style-name="ro1">
          <table:table-cell office:value-type="float" office:value="0.414396" calcext:value-type="float">
            <text:p>0.414396</text:p>
          </table:table-cell>
          <table:table-cell office:value-type="float" office:value="0.412439" calcext:value-type="float">
            <text:p>0.412439</text:p>
          </table:table-cell>
          <table:table-cell office:value-type="float" office:value="0.36621" calcext:value-type="float">
            <text:p>0.36621</text:p>
          </table:table-cell>
          <table:table-cell office:value-type="float" office:value="0.349394" calcext:value-type="float">
            <text:p>0.349394</text:p>
          </table:table-cell>
          <table:table-cell office:value-type="float" office:value="0.374032" calcext:value-type="float">
            <text:p>0.374032</text:p>
          </table:table-cell>
          <table:table-cell office:value-type="float" office:value="0.370314" calcext:value-type="float">
            <text:p>0.370314</text:p>
          </table:table-cell>
          <table:table-cell office:value-type="float" office:value="0.371578" calcext:value-type="float">
            <text:p>0.371578</text:p>
          </table:table-cell>
          <table:table-cell office:value-type="float" office:value="0.365373" calcext:value-type="float">
            <text:p>0.365373</text:p>
          </table:table-cell>
          <table:table-cell office:value-type="float" office:value="0.31216" calcext:value-type="float">
            <text:p>0.31216</text:p>
          </table:table-cell>
        </table:table-row>
        <table:table-row table:style-name="ro1">
          <table:table-cell office:value-type="float" office:value="0.303064" calcext:value-type="float">
            <text:p>0.303064</text:p>
          </table:table-cell>
          <table:table-cell office:value-type="float" office:value="0.289337" calcext:value-type="float">
            <text:p>0.289337</text:p>
          </table:table-cell>
          <table:table-cell office:value-type="float" office:value="0.237374" calcext:value-type="float">
            <text:p>0.237374</text:p>
          </table:table-cell>
          <table:table-cell office:value-type="float" office:value="0.291714" calcext:value-type="float">
            <text:p>0.291714</text:p>
          </table:table-cell>
          <table:table-cell office:value-type="float" office:value="0.30864" calcext:value-type="float">
            <text:p>0.30864</text:p>
          </table:table-cell>
          <table:table-cell office:value-type="float" office:value="0.25837" calcext:value-type="float">
            <text:p>0.25837</text:p>
          </table:table-cell>
          <table:table-cell office:value-type="float" office:value="0.216016" calcext:value-type="float">
            <text:p>0.216016</text:p>
          </table:table-cell>
          <table:table-cell office:value-type="float" office:value="0.253501" calcext:value-type="float">
            <text:p>0.253501</text:p>
          </table:table-cell>
          <table:table-cell office:value-type="float" office:value="0.187626" calcext:value-type="float">
            <text:p>0.187626</text:p>
          </table:table-cell>
        </table:table-row>
        <table:table-row table:style-name="ro1">
          <table:table-cell office:value-type="float" office:value="0.448976" calcext:value-type="float">
            <text:p>0.448976</text:p>
          </table:table-cell>
          <table:table-cell office:value-type="float" office:value="0.419499" calcext:value-type="float">
            <text:p>0.419499</text:p>
          </table:table-cell>
          <table:table-cell office:value-type="float" office:value="0.473128" calcext:value-type="float">
            <text:p>0.473128</text:p>
          </table:table-cell>
          <table:table-cell office:value-type="float" office:value="0.451502" calcext:value-type="float">
            <text:p>0.451502</text:p>
          </table:table-cell>
          <table:table-cell office:value-type="float" office:value="0.383219" calcext:value-type="float">
            <text:p>0.383219</text:p>
          </table:table-cell>
          <table:table-cell office:value-type="float" office:value="0.397364" calcext:value-type="float">
            <text:p>0.397364</text:p>
          </table:table-cell>
          <table:table-cell office:value-type="float" office:value="0.358804" calcext:value-type="float">
            <text:p>0.358804</text:p>
          </table:table-cell>
          <table:table-cell office:value-type="float" office:value="0.373799" calcext:value-type="float">
            <text:p>0.373799</text:p>
          </table:table-cell>
          <table:table-cell office:value-type="float" office:value="0.264833" calcext:value-type="float">
            <text:p>0.264833</text:p>
          </table:table-cell>
        </table:table-row>
        <table:table-row table:style-name="ro1">
          <table:table-cell office:value-type="float" office:value="0.431677" calcext:value-type="float">
            <text:p>0.431677</text:p>
          </table:table-cell>
          <table:table-cell office:value-type="float" office:value="0.445466" calcext:value-type="float">
            <text:p>0.445466</text:p>
          </table:table-cell>
          <table:table-cell office:value-type="float" office:value="0.401032" calcext:value-type="float">
            <text:p>0.401032</text:p>
          </table:table-cell>
          <table:table-cell office:value-type="float" office:value="0.393395" calcext:value-type="float">
            <text:p>0.393395</text:p>
          </table:table-cell>
          <table:table-cell office:value-type="float" office:value="0.374047" calcext:value-type="float">
            <text:p>0.374047</text:p>
          </table:table-cell>
          <table:table-cell office:value-type="float" office:value="0.393755" calcext:value-type="float">
            <text:p>0.393755</text:p>
          </table:table-cell>
          <table:table-cell office:value-type="float" office:value="0.455743" calcext:value-type="float">
            <text:p>0.455743</text:p>
          </table:table-cell>
          <table:table-cell office:value-type="float" office:value="0.445528" calcext:value-type="float">
            <text:p>0.445528</text:p>
          </table:table-cell>
          <table:table-cell office:value-type="float" office:value="0.318013" calcext:value-type="float">
            <text:p>0.318013</text:p>
          </table:table-cell>
        </table:table-row>
        <table:table-row table:style-name="ro1">
          <table:table-cell office:value-type="float" office:value="0.536044" calcext:value-type="float">
            <text:p>0.536044</text:p>
          </table:table-cell>
          <table:table-cell office:value-type="float" office:value="0.422591" calcext:value-type="float">
            <text:p>0.422591</text:p>
          </table:table-cell>
          <table:table-cell office:value-type="float" office:value="0.449927" calcext:value-type="float">
            <text:p>0.449927</text:p>
          </table:table-cell>
          <table:table-cell office:value-type="float" office:value="0.396236" calcext:value-type="float">
            <text:p>0.396236</text:p>
          </table:table-cell>
          <table:table-cell office:value-type="float" office:value="0.404348" calcext:value-type="float">
            <text:p>0.404348</text:p>
          </table:table-cell>
          <table:table-cell office:value-type="float" office:value="0.489001" calcext:value-type="float">
            <text:p>0.489001</text:p>
          </table:table-cell>
          <table:table-cell office:value-type="float" office:value="0.441719" calcext:value-type="float">
            <text:p>0.441719</text:p>
          </table:table-cell>
          <table:table-cell office:value-type="float" office:value="0.426224" calcext:value-type="float">
            <text:p>0.426224</text:p>
          </table:table-cell>
          <table:table-cell office:value-type="float" office:value="0.332231" calcext:value-type="float">
            <text:p>0.332231</text:p>
          </table:table-cell>
        </table:table-row>
        <table:table-row table:style-name="ro1">
          <table:table-cell office:value-type="float" office:value="0.657306" calcext:value-type="float">
            <text:p>0.657306</text:p>
          </table:table-cell>
          <table:table-cell office:value-type="float" office:value="0.64467" calcext:value-type="float">
            <text:p>0.64467</text:p>
          </table:table-cell>
          <table:table-cell office:value-type="float" office:value="0.587209" calcext:value-type="float">
            <text:p>0.587209</text:p>
          </table:table-cell>
          <table:table-cell office:value-type="float" office:value="0.518873" calcext:value-type="float">
            <text:p>0.518873</text:p>
          </table:table-cell>
          <table:table-cell office:value-type="float" office:value="0.720302" calcext:value-type="float">
            <text:p>0.720302</text:p>
          </table:table-cell>
          <table:table-cell office:value-type="float" office:value="0.665095" calcext:value-type="float">
            <text:p>0.665095</text:p>
          </table:table-cell>
          <table:table-cell office:value-type="float" office:value="0.555399" calcext:value-type="float">
            <text:p>0.555399</text:p>
          </table:table-cell>
          <table:table-cell office:value-type="float" office:value="0.782227" calcext:value-type="float">
            <text:p>0.782227</text:p>
          </table:table-cell>
          <table:table-cell office:value-type="float" office:value="0.674793" calcext:value-type="float">
            <text:p>0.674793</text:p>
          </table:table-cell>
        </table:table-row>
        <table:table-row table:style-name="ro1">
          <table:table-cell office:value-type="float" office:value="0.502392" calcext:value-type="float">
            <text:p>0.502392</text:p>
          </table:table-cell>
          <table:table-cell office:value-type="float" office:value="0.404693" calcext:value-type="float">
            <text:p>0.404693</text:p>
          </table:table-cell>
          <table:table-cell office:value-type="float" office:value="0.478567" calcext:value-type="float">
            <text:p>0.478567</text:p>
          </table:table-cell>
          <table:table-cell office:value-type="float" office:value="0.435259" calcext:value-type="float">
            <text:p>0.435259</text:p>
          </table:table-cell>
          <table:table-cell office:value-type="float" office:value="0.460042" calcext:value-type="float">
            <text:p>0.460042</text:p>
          </table:table-cell>
          <table:table-cell office:value-type="float" office:value="0.443272" calcext:value-type="float">
            <text:p>0.443272</text:p>
          </table:table-cell>
          <table:table-cell office:value-type="float" office:value="0.457957" calcext:value-type="float">
            <text:p>0.457957</text:p>
          </table:table-cell>
          <table:table-cell office:value-type="float" office:value="0.464612" calcext:value-type="float">
            <text:p>0.464612</text:p>
          </table:table-cell>
          <table:table-cell office:value-type="float" office:value="0.324757" calcext:value-type="float">
            <text:p>0.324757</text:p>
          </table:table-cell>
        </table:table-row>
        <table:table-row table:style-name="ro1">
          <table:table-cell office:value-type="float" office:value="0.420025" calcext:value-type="float">
            <text:p>0.420025</text:p>
          </table:table-cell>
          <table:table-cell office:value-type="float" office:value="0.386727" calcext:value-type="float">
            <text:p>0.386727</text:p>
          </table:table-cell>
          <table:table-cell office:value-type="float" office:value="0.36146" calcext:value-type="float">
            <text:p>0.36146</text:p>
          </table:table-cell>
          <table:table-cell office:value-type="float" office:value="0.333726" calcext:value-type="float">
            <text:p>0.333726</text:p>
          </table:table-cell>
          <table:table-cell office:value-type="float" office:value="0.302696" calcext:value-type="float">
            <text:p>0.302696</text:p>
          </table:table-cell>
          <table:table-cell office:value-type="float" office:value="0.320722" calcext:value-type="float">
            <text:p>0.320722</text:p>
          </table:table-cell>
          <table:table-cell office:value-type="float" office:value="0.332098" calcext:value-type="float">
            <text:p>0.332098</text:p>
          </table:table-cell>
          <table:table-cell office:value-type="float" office:value="0.403678" calcext:value-type="float">
            <text:p>0.403678</text:p>
          </table:table-cell>
          <table:table-cell office:value-type="float" office:value="0.334481" calcext:value-type="float">
            <text:p>0.334481</text:p>
          </table:table-cell>
        </table:table-row>
        <table:table-row table:style-name="ro1">
          <table:table-cell office:value-type="float" office:value="0.409387" calcext:value-type="float">
            <text:p>0.409387</text:p>
          </table:table-cell>
          <table:table-cell office:value-type="float" office:value="0.474007" calcext:value-type="float">
            <text:p>0.474007</text:p>
          </table:table-cell>
          <table:table-cell office:value-type="float" office:value="0.392201" calcext:value-type="float">
            <text:p>0.392201</text:p>
          </table:table-cell>
          <table:table-cell office:value-type="float" office:value="0.40734" calcext:value-type="float">
            <text:p>0.40734</text:p>
          </table:table-cell>
          <table:table-cell office:value-type="float" office:value="0.35686" calcext:value-type="float">
            <text:p>0.35686</text:p>
          </table:table-cell>
          <table:table-cell office:value-type="float" office:value="0.429413" calcext:value-type="float">
            <text:p>0.429413</text:p>
          </table:table-cell>
          <table:table-cell office:value-type="float" office:value="0.419764" calcext:value-type="float">
            <text:p>0.419764</text:p>
          </table:table-cell>
          <table:table-cell office:value-type="float" office:value="0.280043" calcext:value-type="float">
            <text:p>0.280043</text:p>
          </table:table-cell>
          <table:table-cell office:value-type="float" office:value="0.267432" calcext:value-type="float">
            <text:p>0.267432</text:p>
          </table:table-cell>
        </table:table-row>
        <table:table-row table:style-name="ro1">
          <table:table-cell office:value-type="float" office:value="0.468707" calcext:value-type="float">
            <text:p>0.468707</text:p>
          </table:table-cell>
          <table:table-cell office:value-type="float" office:value="0.384312" calcext:value-type="float">
            <text:p>0.384312</text:p>
          </table:table-cell>
          <table:table-cell office:value-type="float" office:value="0.397748" calcext:value-type="float">
            <text:p>0.397748</text:p>
          </table:table-cell>
          <table:table-cell office:value-type="float" office:value="0.351838" calcext:value-type="float">
            <text:p>0.351838</text:p>
          </table:table-cell>
          <table:table-cell office:value-type="float" office:value="0.413623" calcext:value-type="float">
            <text:p>0.413623</text:p>
          </table:table-cell>
          <table:table-cell office:value-type="float" office:value="0.433914" calcext:value-type="float">
            <text:p>0.433914</text:p>
          </table:table-cell>
          <table:table-cell office:value-type="float" office:value="0.397567" calcext:value-type="float">
            <text:p>0.397567</text:p>
          </table:table-cell>
          <table:table-cell office:value-type="float" office:value="0.440559" calcext:value-type="float">
            <text:p>0.440559</text:p>
          </table:table-cell>
          <table:table-cell office:value-type="float" office:value="0.355036" calcext:value-type="float">
            <text:p>0.355036</text:p>
          </table:table-cell>
        </table:table-row>
        <table:table-row table:style-name="ro1">
          <table:table-cell office:value-type="float" office:value="0.259229" calcext:value-type="float">
            <text:p>0.259229</text:p>
          </table:table-cell>
          <table:table-cell office:value-type="float" office:value="0.242731" calcext:value-type="float">
            <text:p>0.242731</text:p>
          </table:table-cell>
          <table:table-cell office:value-type="float" office:value="0.278153" calcext:value-type="float">
            <text:p>0.278153</text:p>
          </table:table-cell>
          <table:table-cell office:value-type="float" office:value="0.220726" calcext:value-type="float">
            <text:p>0.220726</text:p>
          </table:table-cell>
          <table:table-cell office:value-type="float" office:value="0.253353" calcext:value-type="float">
            <text:p>0.253353</text:p>
          </table:table-cell>
          <table:table-cell office:value-type="float" office:value="0.30643" calcext:value-type="float">
            <text:p>0.30643</text:p>
          </table:table-cell>
          <table:table-cell office:value-type="float" office:value="0.238528" calcext:value-type="float">
            <text:p>0.238528</text:p>
          </table:table-cell>
          <table:table-cell office:value-type="float" office:value="0.245754" calcext:value-type="float">
            <text:p>0.245754</text:p>
          </table:table-cell>
          <table:table-cell office:value-type="float" office:value="0.207728" calcext:value-type="float">
            <text:p>0.207728</text:p>
          </table:table-cell>
        </table:table-row>
        <table:table-row table:style-name="ro1">
          <table:table-cell office:value-type="float" office:value="0.354813" calcext:value-type="float">
            <text:p>0.354813</text:p>
          </table:table-cell>
          <table:table-cell office:value-type="float" office:value="0.32874" calcext:value-type="float">
            <text:p>0.32874</text:p>
          </table:table-cell>
          <table:table-cell office:value-type="float" office:value="0.441947" calcext:value-type="float">
            <text:p>0.441947</text:p>
          </table:table-cell>
          <table:table-cell office:value-type="float" office:value="0.361716" calcext:value-type="float">
            <text:p>0.361716</text:p>
          </table:table-cell>
          <table:table-cell office:value-type="float" office:value="0.332095" calcext:value-type="float">
            <text:p>0.332095</text:p>
          </table:table-cell>
          <table:table-cell office:value-type="float" office:value="0.336158" calcext:value-type="float">
            <text:p>0.336158</text:p>
          </table:table-cell>
          <table:table-cell office:value-type="float" office:value="0.283336" calcext:value-type="float">
            <text:p>0.283336</text:p>
          </table:table-cell>
          <table:table-cell office:value-type="float" office:value="0.285608" calcext:value-type="float">
            <text:p>0.285608</text:p>
          </table:table-cell>
          <table:table-cell office:value-type="float" office:value="0.303201" calcext:value-type="float">
            <text:p>0.303201</text:p>
          </table:table-cell>
        </table:table-row>
        <table:table-row table:style-name="ro1">
          <table:table-cell office:value-type="float" office:value="0.262318" calcext:value-type="float">
            <text:p>0.262318</text:p>
          </table:table-cell>
          <table:table-cell office:value-type="float" office:value="0.240805" calcext:value-type="float">
            <text:p>0.240805</text:p>
          </table:table-cell>
          <table:table-cell office:value-type="float" office:value="0.234273" calcext:value-type="float">
            <text:p>0.234273</text:p>
          </table:table-cell>
          <table:table-cell office:value-type="float" office:value="0.232237" calcext:value-type="float">
            <text:p>0.232237</text:p>
          </table:table-cell>
          <table:table-cell office:value-type="float" office:value="0.215693" calcext:value-type="float">
            <text:p>0.215693</text:p>
          </table:table-cell>
          <table:table-cell office:value-type="float" office:value="0.238758" calcext:value-type="float">
            <text:p>0.238758</text:p>
          </table:table-cell>
          <table:table-cell office:value-type="float" office:value="0.23886" calcext:value-type="float">
            <text:p>0.23886</text:p>
          </table:table-cell>
          <table:table-cell office:value-type="float" office:value="0.238371" calcext:value-type="float">
            <text:p>0.238371</text:p>
          </table:table-cell>
          <table:table-cell office:value-type="float" office:value="0.20511" calcext:value-type="float">
            <text:p>0.20511</text:p>
          </table:table-cell>
        </table:table-row>
        <table:table-row table:style-name="ro1">
          <table:table-cell office:value-type="float" office:value="0.286503" calcext:value-type="float">
            <text:p>0.286503</text:p>
          </table:table-cell>
          <table:table-cell office:value-type="float" office:value="0.255103" calcext:value-type="float">
            <text:p>0.255103</text:p>
          </table:table-cell>
          <table:table-cell office:value-type="float" office:value="0.240768" calcext:value-type="float">
            <text:p>0.240768</text:p>
          </table:table-cell>
          <table:table-cell office:value-type="float" office:value="0.275467" calcext:value-type="float">
            <text:p>0.275467</text:p>
          </table:table-cell>
          <table:table-cell office:value-type="float" office:value="0.216375" calcext:value-type="float">
            <text:p>0.216375</text:p>
          </table:table-cell>
          <table:table-cell office:value-type="float" office:value="0.302164" calcext:value-type="float">
            <text:p>0.302164</text:p>
          </table:table-cell>
          <table:table-cell office:value-type="float" office:value="0.258098" calcext:value-type="float">
            <text:p>0.258098</text:p>
          </table:table-cell>
          <table:table-cell office:value-type="float" office:value="0.29206" calcext:value-type="float">
            <text:p>0.29206</text:p>
          </table:table-cell>
          <table:table-cell office:value-type="float" office:value="0.232817" calcext:value-type="float">
            <text:p>0.232817</text:p>
          </table:table-cell>
        </table:table-row>
        <table:table-row table:style-name="ro1">
          <table:table-cell office:value-type="float" office:value="0.253121" calcext:value-type="float">
            <text:p>0.253121</text:p>
          </table:table-cell>
          <table:table-cell office:value-type="float" office:value="0.220633" calcext:value-type="float">
            <text:p>0.220633</text:p>
          </table:table-cell>
          <table:table-cell office:value-type="float" office:value="0.23728" calcext:value-type="float">
            <text:p>0.23728</text:p>
          </table:table-cell>
          <table:table-cell office:value-type="float" office:value="0.22214" calcext:value-type="float">
            <text:p>0.22214</text:p>
          </table:table-cell>
          <table:table-cell office:value-type="float" office:value="0.196893" calcext:value-type="float">
            <text:p>0.196893</text:p>
          </table:table-cell>
          <table:table-cell office:value-type="float" office:value="0.209271" calcext:value-type="float">
            <text:p>0.209271</text:p>
          </table:table-cell>
          <table:table-cell office:value-type="float" office:value="0.277894" calcext:value-type="float">
            <text:p>0.277894</text:p>
          </table:table-cell>
          <table:table-cell office:value-type="float" office:value="0.250084" calcext:value-type="float">
            <text:p>0.250084</text:p>
          </table:table-cell>
          <table:table-cell office:value-type="float" office:value="0.211466" calcext:value-type="float">
            <text:p>0.211466</text:p>
          </table:table-cell>
        </table:table-row>
        <table:table-row table:style-name="ro1">
          <table:table-cell office:value-type="float" office:value="0.490734" calcext:value-type="float">
            <text:p>0.490734</text:p>
          </table:table-cell>
          <table:table-cell office:value-type="float" office:value="0.469886" calcext:value-type="float">
            <text:p>0.469886</text:p>
          </table:table-cell>
          <table:table-cell office:value-type="float" office:value="0.463623" calcext:value-type="float">
            <text:p>0.463623</text:p>
          </table:table-cell>
          <table:table-cell office:value-type="float" office:value="0.44515" calcext:value-type="float">
            <text:p>0.44515</text:p>
          </table:table-cell>
          <table:table-cell office:value-type="float" office:value="0.460649" calcext:value-type="float">
            <text:p>0.460649</text:p>
          </table:table-cell>
          <table:table-cell office:value-type="float" office:value="0.508287" calcext:value-type="float">
            <text:p>0.508287</text:p>
          </table:table-cell>
          <table:table-cell office:value-type="float" office:value="0.526317" calcext:value-type="float">
            <text:p>0.526317</text:p>
          </table:table-cell>
          <table:table-cell office:value-type="float" office:value="0.436447" calcext:value-type="float">
            <text:p>0.436447</text:p>
          </table:table-cell>
          <table:table-cell office:value-type="float" office:value="0.424361" calcext:value-type="float">
            <text:p>0.424361</text:p>
          </table:table-cell>
        </table:table-row>
        <table:table-row table:style-name="ro1">
          <table:table-cell office:value-type="float" office:value="0.542756" calcext:value-type="float">
            <text:p>0.542756</text:p>
          </table:table-cell>
          <table:table-cell office:value-type="float" office:value="0.421068" calcext:value-type="float">
            <text:p>0.421068</text:p>
          </table:table-cell>
          <table:table-cell office:value-type="float" office:value="0.457817" calcext:value-type="float">
            <text:p>0.457817</text:p>
          </table:table-cell>
          <table:table-cell office:value-type="float" office:value="0.455753" calcext:value-type="float">
            <text:p>0.455753</text:p>
          </table:table-cell>
          <table:table-cell office:value-type="float" office:value="0.546653" calcext:value-type="float">
            <text:p>0.546653</text:p>
          </table:table-cell>
          <table:table-cell office:value-type="float" office:value="0.489978" calcext:value-type="float">
            <text:p>0.489978</text:p>
          </table:table-cell>
          <table:table-cell office:value-type="float" office:value="0.482287" calcext:value-type="float">
            <text:p>0.482287</text:p>
          </table:table-cell>
          <table:table-cell office:value-type="float" office:value="0.420118" calcext:value-type="float">
            <text:p>0.420118</text:p>
          </table:table-cell>
          <table:table-cell office:value-type="float" office:value="0.411913" calcext:value-type="float">
            <text:p>0.411913</text:p>
          </table:table-cell>
        </table:table-row>
        <table:table-row table:style-name="ro1">
          <table:table-cell office:value-type="float" office:value="0.389884" calcext:value-type="float">
            <text:p>0.389884</text:p>
          </table:table-cell>
          <table:table-cell office:value-type="float" office:value="0.458571" calcext:value-type="float">
            <text:p>0.458571</text:p>
          </table:table-cell>
          <table:table-cell office:value-type="float" office:value="0.334618" calcext:value-type="float">
            <text:p>0.334618</text:p>
          </table:table-cell>
          <table:table-cell office:value-type="float" office:value="0.386817" calcext:value-type="float">
            <text:p>0.386817</text:p>
          </table:table-cell>
          <table:table-cell office:value-type="float" office:value="0.326688" calcext:value-type="float">
            <text:p>0.326688</text:p>
          </table:table-cell>
          <table:table-cell office:value-type="float" office:value="0.419038" calcext:value-type="float">
            <text:p>0.419038</text:p>
          </table:table-cell>
          <table:table-cell office:value-type="float" office:value="0.372507" calcext:value-type="float">
            <text:p>0.372507</text:p>
          </table:table-cell>
          <table:table-cell office:value-type="float" office:value="0.39137" calcext:value-type="float">
            <text:p>0.39137</text:p>
          </table:table-cell>
          <table:table-cell office:value-type="float" office:value="0.366794" calcext:value-type="float">
            <text:p>0.366794</text:p>
          </table:table-cell>
        </table:table-row>
        <table:table-row table:style-name="ro1">
          <table:table-cell office:value-type="float" office:value="0.222649" calcext:value-type="float">
            <text:p>0.222649</text:p>
          </table:table-cell>
          <table:table-cell office:value-type="float" office:value="0.226348" calcext:value-type="float">
            <text:p>0.226348</text:p>
          </table:table-cell>
          <table:table-cell office:value-type="float" office:value="0.207764" calcext:value-type="float">
            <text:p>0.207764</text:p>
          </table:table-cell>
          <table:table-cell office:value-type="float" office:value="0.197113" calcext:value-type="float">
            <text:p>0.197113</text:p>
          </table:table-cell>
          <table:table-cell office:value-type="float" office:value="0.197378" calcext:value-type="float">
            <text:p>0.197378</text:p>
          </table:table-cell>
          <table:table-cell office:value-type="float" office:value="0.20678" calcext:value-type="float">
            <text:p>0.20678</text:p>
          </table:table-cell>
          <table:table-cell office:value-type="float" office:value="0.204035" calcext:value-type="float">
            <text:p>0.204035</text:p>
          </table:table-cell>
          <table:table-cell office:value-type="float" office:value="0.1776" calcext:value-type="float">
            <text:p>0.1776</text:p>
          </table:table-cell>
          <table:table-cell office:value-type="float" office:value="0.15686" calcext:value-type="float">
            <text:p>0.15686</text:p>
          </table:table-cell>
        </table:table-row>
        <table:table-row table:style-name="ro1">
          <table:table-cell office:value-type="float" office:value="0.278679" calcext:value-type="float">
            <text:p>0.278679</text:p>
          </table:table-cell>
          <table:table-cell office:value-type="float" office:value="0.281595" calcext:value-type="float">
            <text:p>0.281595</text:p>
          </table:table-cell>
          <table:table-cell office:value-type="float" office:value="0.232882" calcext:value-type="float">
            <text:p>0.232882</text:p>
          </table:table-cell>
          <table:table-cell office:value-type="float" office:value="0.278245" calcext:value-type="float">
            <text:p>0.278245</text:p>
          </table:table-cell>
          <table:table-cell office:value-type="float" office:value="0.256577" calcext:value-type="float">
            <text:p>0.256577</text:p>
          </table:table-cell>
          <table:table-cell office:value-type="float" office:value="0.28536" calcext:value-type="float">
            <text:p>0.28536</text:p>
          </table:table-cell>
          <table:table-cell office:value-type="float" office:value="0.282878" calcext:value-type="float">
            <text:p>0.282878</text:p>
          </table:table-cell>
          <table:table-cell office:value-type="float" office:value="0.253884" calcext:value-type="float">
            <text:p>0.253884</text:p>
          </table:table-cell>
          <table:table-cell office:value-type="float" office:value="0.210635" calcext:value-type="float">
            <text:p>0.210635</text:p>
          </table:table-cell>
        </table:table-row>
        <table:table-row table:style-name="ro1">
          <table:table-cell office:value-type="float" office:value="0.546229" calcext:value-type="float">
            <text:p>0.546229</text:p>
          </table:table-cell>
          <table:table-cell office:value-type="float" office:value="0.55337" calcext:value-type="float">
            <text:p>0.55337</text:p>
          </table:table-cell>
          <table:table-cell office:value-type="float" office:value="0.471203" calcext:value-type="float">
            <text:p>0.471203</text:p>
          </table:table-cell>
          <table:table-cell office:value-type="float" office:value="0.523331" calcext:value-type="float">
            <text:p>0.523331</text:p>
          </table:table-cell>
          <table:table-cell office:value-type="float" office:value="0.464319" calcext:value-type="float">
            <text:p>0.464319</text:p>
          </table:table-cell>
          <table:table-cell office:value-type="float" office:value="0.504743" calcext:value-type="float">
            <text:p>0.504743</text:p>
          </table:table-cell>
          <table:table-cell office:value-type="float" office:value="0.343861" calcext:value-type="float">
            <text:p>0.343861</text:p>
          </table:table-cell>
          <table:table-cell office:value-type="float" office:value="0.443211" calcext:value-type="float">
            <text:p>0.443211</text:p>
          </table:table-cell>
          <table:table-cell office:value-type="float" office:value="0.360079" calcext:value-type="float">
            <text:p>0.360079</text:p>
          </table:table-cell>
        </table:table-row>
        <table:table-row table:style-name="ro1">
          <table:table-cell office:value-type="float" office:value="0.221508" calcext:value-type="float">
            <text:p>0.221508</text:p>
          </table:table-cell>
          <table:table-cell office:value-type="float" office:value="0.2114" calcext:value-type="float">
            <text:p>0.2114</text:p>
          </table:table-cell>
          <table:table-cell office:value-type="float" office:value="0.187893" calcext:value-type="float">
            <text:p>0.187893</text:p>
          </table:table-cell>
          <table:table-cell office:value-type="float" office:value="0.199998" calcext:value-type="float">
            <text:p>0.199998</text:p>
          </table:table-cell>
          <table:table-cell office:value-type="float" office:value="0.186995" calcext:value-type="float">
            <text:p>0.186995</text:p>
          </table:table-cell>
          <table:table-cell office:value-type="float" office:value="0.1938" calcext:value-type="float">
            <text:p>0.1938</text:p>
          </table:table-cell>
          <table:table-cell office:value-type="float" office:value="0.199393" calcext:value-type="float">
            <text:p>0.199393</text:p>
          </table:table-cell>
          <table:table-cell office:value-type="float" office:value="0.176047" calcext:value-type="float">
            <text:p>0.176047</text:p>
          </table:table-cell>
          <table:table-cell office:value-type="float" office:value="0.143069" calcext:value-type="float">
            <text:p>0.143069</text:p>
          </table:table-cell>
        </table:table-row>
        <table:table-row table:style-name="ro1">
          <table:table-cell office:value-type="float" office:value="0.452264" calcext:value-type="float">
            <text:p>0.452264</text:p>
          </table:table-cell>
          <table:table-cell office:value-type="float" office:value="0.440035" calcext:value-type="float">
            <text:p>0.440035</text:p>
          </table:table-cell>
          <table:table-cell office:value-type="float" office:value="0.4652" calcext:value-type="float">
            <text:p>0.4652</text:p>
          </table:table-cell>
          <table:table-cell office:value-type="float" office:value="0.399027" calcext:value-type="float">
            <text:p>0.399027</text:p>
          </table:table-cell>
          <table:table-cell office:value-type="float" office:value="0.421451" calcext:value-type="float">
            <text:p>0.421451</text:p>
          </table:table-cell>
          <table:table-cell office:value-type="float" office:value="0.445666" calcext:value-type="float">
            <text:p>0.445666</text:p>
          </table:table-cell>
          <table:table-cell office:value-type="float" office:value="0.48012" calcext:value-type="float">
            <text:p>0.48012</text:p>
          </table:table-cell>
          <table:table-cell office:value-type="float" office:value="0.421709" calcext:value-type="float">
            <text:p>0.421709</text:p>
          </table:table-cell>
          <table:table-cell office:value-type="float" office:value="0.298759" calcext:value-type="float">
            <text:p>0.298759</text:p>
          </table:table-cell>
        </table:table-row>
        <table:table-row table:style-name="ro1">
          <table:table-cell office:value-type="float" office:value="0.217497" calcext:value-type="float">
            <text:p>0.217497</text:p>
          </table:table-cell>
          <table:table-cell office:value-type="float" office:value="0.18199" calcext:value-type="float">
            <text:p>0.18199</text:p>
          </table:table-cell>
          <table:table-cell office:value-type="float" office:value="0.183414" calcext:value-type="float">
            <text:p>0.183414</text:p>
          </table:table-cell>
          <table:table-cell office:value-type="float" office:value="0.192755" calcext:value-type="float">
            <text:p>0.192755</text:p>
          </table:table-cell>
          <table:table-cell office:value-type="float" office:value="0.193688" calcext:value-type="float">
            <text:p>0.193688</text:p>
          </table:table-cell>
          <table:table-cell office:value-type="float" office:value="0.172193" calcext:value-type="float">
            <text:p>0.172193</text:p>
          </table:table-cell>
          <table:table-cell office:value-type="float" office:value="0.191444" calcext:value-type="float">
            <text:p>0.191444</text:p>
          </table:table-cell>
          <table:table-cell office:value-type="float" office:value="0.184471" calcext:value-type="float">
            <text:p>0.184471</text:p>
          </table:table-cell>
          <table:table-cell office:value-type="float" office:value="0.151737" calcext:value-type="float">
            <text:p>0.151737</text:p>
          </table:table-cell>
        </table:table-row>
        <table:table-row table:style-name="ro1">
          <table:table-cell office:value-type="float" office:value="0.300789" calcext:value-type="float">
            <text:p>0.300789</text:p>
          </table:table-cell>
          <table:table-cell office:value-type="float" office:value="0.343005" calcext:value-type="float">
            <text:p>0.343005</text:p>
          </table:table-cell>
          <table:table-cell office:value-type="float" office:value="0.348618" calcext:value-type="float">
            <text:p>0.348618</text:p>
          </table:table-cell>
          <table:table-cell office:value-type="float" office:value="0.305198" calcext:value-type="float">
            <text:p>0.305198</text:p>
          </table:table-cell>
          <table:table-cell office:value-type="float" office:value="0.377203" calcext:value-type="float">
            <text:p>0.377203</text:p>
          </table:table-cell>
          <table:table-cell office:value-type="float" office:value="0.277891" calcext:value-type="float">
            <text:p>0.277891</text:p>
          </table:table-cell>
          <table:table-cell office:value-type="float" office:value="0.273725" calcext:value-type="float">
            <text:p>0.273725</text:p>
          </table:table-cell>
          <table:table-cell office:value-type="float" office:value="0.296427" calcext:value-type="float">
            <text:p>0.296427</text:p>
          </table:table-cell>
          <table:table-cell office:value-type="float" office:value="0.256641" calcext:value-type="float">
            <text:p>0.256641</text:p>
          </table:table-cell>
        </table:table-row>
        <table:table-row table:style-name="ro1">
          <table:table-cell office:value-type="float" office:value="0.358508" calcext:value-type="float">
            <text:p>0.358508</text:p>
          </table:table-cell>
          <table:table-cell office:value-type="float" office:value="0.403336" calcext:value-type="float">
            <text:p>0.403336</text:p>
          </table:table-cell>
          <table:table-cell office:value-type="float" office:value="0.348187" calcext:value-type="float">
            <text:p>0.348187</text:p>
          </table:table-cell>
          <table:table-cell office:value-type="float" office:value="0.375137" calcext:value-type="float">
            <text:p>0.375137</text:p>
          </table:table-cell>
          <table:table-cell office:value-type="float" office:value="0.364617" calcext:value-type="float">
            <text:p>0.364617</text:p>
          </table:table-cell>
          <table:table-cell office:value-type="float" office:value="0.342687" calcext:value-type="float">
            <text:p>0.342687</text:p>
          </table:table-cell>
          <table:table-cell office:value-type="float" office:value="0.36914" calcext:value-type="float">
            <text:p>0.36914</text:p>
          </table:table-cell>
          <table:table-cell office:value-type="float" office:value="0.259243" calcext:value-type="float">
            <text:p>0.259243</text:p>
          </table:table-cell>
          <table:table-cell office:value-type="float" office:value="0.278045" calcext:value-type="float">
            <text:p>0.278045</text:p>
          </table:table-cell>
        </table:table-row>
        <table:table-row table:style-name="ro1">
          <table:table-cell office:value-type="float" office:value="0.336617" calcext:value-type="float">
            <text:p>0.336617</text:p>
          </table:table-cell>
          <table:table-cell office:value-type="float" office:value="0.34548" calcext:value-type="float">
            <text:p>0.34548</text:p>
          </table:table-cell>
          <table:table-cell office:value-type="float" office:value="0.332288" calcext:value-type="float">
            <text:p>0.332288</text:p>
          </table:table-cell>
          <table:table-cell office:value-type="float" office:value="0.302073" calcext:value-type="float">
            <text:p>0.302073</text:p>
          </table:table-cell>
          <table:table-cell office:value-type="float" office:value="0.312501" calcext:value-type="float">
            <text:p>0.312501</text:p>
          </table:table-cell>
          <table:table-cell office:value-type="float" office:value="0.322789" calcext:value-type="float">
            <text:p>0.322789</text:p>
          </table:table-cell>
          <table:table-cell office:value-type="float" office:value="0.356784" calcext:value-type="float">
            <text:p>0.356784</text:p>
          </table:table-cell>
          <table:table-cell office:value-type="float" office:value="0.35328" calcext:value-type="float">
            <text:p>0.35328</text:p>
          </table:table-cell>
          <table:table-cell office:value-type="float" office:value="0.273544" calcext:value-type="float">
            <text:p>0.273544</text:p>
          </table:table-cell>
        </table:table-row>
        <table:table-row table:style-name="ro1">
          <table:table-cell office:value-type="float" office:value="0.393457" calcext:value-type="float">
            <text:p>0.393457</text:p>
          </table:table-cell>
          <table:table-cell office:value-type="float" office:value="0.38499" calcext:value-type="float">
            <text:p>0.38499</text:p>
          </table:table-cell>
          <table:table-cell office:value-type="float" office:value="0.335246" calcext:value-type="float">
            <text:p>0.335246</text:p>
          </table:table-cell>
          <table:table-cell office:value-type="float" office:value="0.359911" calcext:value-type="float">
            <text:p>0.359911</text:p>
          </table:table-cell>
          <table:table-cell office:value-type="float" office:value="0.382121" calcext:value-type="float">
            <text:p>0.382121</text:p>
          </table:table-cell>
          <table:table-cell office:value-type="float" office:value="0.367284" calcext:value-type="float">
            <text:p>0.367284</text:p>
          </table:table-cell>
          <table:table-cell office:value-type="float" office:value="0.328468" calcext:value-type="float">
            <text:p>0.328468</text:p>
          </table:table-cell>
          <table:table-cell office:value-type="float" office:value="0.399801" calcext:value-type="float">
            <text:p>0.399801</text:p>
          </table:table-cell>
          <table:table-cell office:value-type="float" office:value="0.400564" calcext:value-type="float">
            <text:p>0.400564</text:p>
          </table:table-cell>
        </table:table-row>
        <table:table-row table:style-name="ro1">
          <table:table-cell office:value-type="float" office:value="0.417506" calcext:value-type="float">
            <text:p>0.417506</text:p>
          </table:table-cell>
          <table:table-cell office:value-type="float" office:value="0.530825" calcext:value-type="float">
            <text:p>0.530825</text:p>
          </table:table-cell>
          <table:table-cell office:value-type="float" office:value="0.407794" calcext:value-type="float">
            <text:p>0.407794</text:p>
          </table:table-cell>
          <table:table-cell office:value-type="float" office:value="0.444924" calcext:value-type="float">
            <text:p>0.444924</text:p>
          </table:table-cell>
          <table:table-cell office:value-type="float" office:value="0.39154" calcext:value-type="float">
            <text:p>0.39154</text:p>
          </table:table-cell>
          <table:table-cell office:value-type="float" office:value="0.404061" calcext:value-type="float">
            <text:p>0.404061</text:p>
          </table:table-cell>
          <table:table-cell office:value-type="float" office:value="0.411532" calcext:value-type="float">
            <text:p>0.411532</text:p>
          </table:table-cell>
          <table:table-cell office:value-type="float" office:value="0.397981" calcext:value-type="float">
            <text:p>0.397981</text:p>
          </table:table-cell>
          <table:table-cell office:value-type="float" office:value="0.351334" calcext:value-type="float">
            <text:p>0.351334</text:p>
          </table:table-cell>
        </table:table-row>
        <table:table-row table:style-name="ro1">
          <table:table-cell office:value-type="float" office:value="0.239482" calcext:value-type="float">
            <text:p>0.239482</text:p>
          </table:table-cell>
          <table:table-cell office:value-type="float" office:value="0.230491" calcext:value-type="float">
            <text:p>0.230491</text:p>
          </table:table-cell>
          <table:table-cell office:value-type="float" office:value="0.216638" calcext:value-type="float">
            <text:p>0.216638</text:p>
          </table:table-cell>
          <table:table-cell office:value-type="float" office:value="0.222968" calcext:value-type="float">
            <text:p>0.222968</text:p>
          </table:table-cell>
          <table:table-cell office:value-type="float" office:value="0.189918" calcext:value-type="float">
            <text:p>0.189918</text:p>
          </table:table-cell>
          <table:table-cell office:value-type="float" office:value="0.195923" calcext:value-type="float">
            <text:p>0.195923</text:p>
          </table:table-cell>
          <table:table-cell office:value-type="float" office:value="0.222741" calcext:value-type="float">
            <text:p>0.222741</text:p>
          </table:table-cell>
          <table:table-cell office:value-type="float" office:value="0.195816" calcext:value-type="float">
            <text:p>0.195816</text:p>
          </table:table-cell>
          <table:table-cell office:value-type="float" office:value="0.216272" calcext:value-type="float">
            <text:p>0.216272</text:p>
          </table:table-cell>
        </table:table-row>
        <table:table-row table:style-name="ro1">
          <table:table-cell office:value-type="float" office:value="0.364903" calcext:value-type="float">
            <text:p>0.364903</text:p>
          </table:table-cell>
          <table:table-cell office:value-type="float" office:value="0.49099" calcext:value-type="float">
            <text:p>0.49099</text:p>
          </table:table-cell>
          <table:table-cell office:value-type="float" office:value="0.434733" calcext:value-type="float">
            <text:p>0.434733</text:p>
          </table:table-cell>
          <table:table-cell office:value-type="float" office:value="0.444739" calcext:value-type="float">
            <text:p>0.444739</text:p>
          </table:table-cell>
          <table:table-cell office:value-type="float" office:value="0.455451" calcext:value-type="float">
            <text:p>0.455451</text:p>
          </table:table-cell>
          <table:table-cell office:value-type="float" office:value="0.485702" calcext:value-type="float">
            <text:p>0.485702</text:p>
          </table:table-cell>
          <table:table-cell office:value-type="float" office:value="0.454386" calcext:value-type="float">
            <text:p>0.454386</text:p>
          </table:table-cell>
          <table:table-cell office:value-type="float" office:value="0.375993" calcext:value-type="float">
            <text:p>0.375993</text:p>
          </table:table-cell>
          <table:table-cell office:value-type="float" office:value="0.323953" calcext:value-type="float">
            <text:p>0.323953</text:p>
          </table:table-cell>
        </table:table-row>
        <table:table-row table:style-name="ro1">
          <table:table-cell office:value-type="float" office:value="0.329871" calcext:value-type="float">
            <text:p>0.329871</text:p>
          </table:table-cell>
          <table:table-cell office:value-type="float" office:value="0.239565" calcext:value-type="float">
            <text:p>0.239565</text:p>
          </table:table-cell>
          <table:table-cell office:value-type="float" office:value="0.269259" calcext:value-type="float">
            <text:p>0.269259</text:p>
          </table:table-cell>
          <table:table-cell office:value-type="float" office:value="0.23981" calcext:value-type="float">
            <text:p>0.23981</text:p>
          </table:table-cell>
          <table:table-cell office:value-type="float" office:value="0.28103" calcext:value-type="float">
            <text:p>0.28103</text:p>
          </table:table-cell>
          <table:table-cell office:value-type="float" office:value="0.24195" calcext:value-type="float">
            <text:p>0.24195</text:p>
          </table:table-cell>
          <table:table-cell office:value-type="float" office:value="0.247027" calcext:value-type="float">
            <text:p>0.247027</text:p>
          </table:table-cell>
          <table:table-cell office:value-type="float" office:value="0.18873" calcext:value-type="float">
            <text:p>0.18873</text:p>
          </table:table-cell>
          <table:table-cell office:value-type="float" office:value="0.181223" calcext:value-type="float">
            <text:p>0.181223</text:p>
          </table:table-cell>
        </table:table-row>
        <table:table-row table:style-name="ro1">
          <table:table-cell office:value-type="float" office:value="0.229424" calcext:value-type="float">
            <text:p>0.229424</text:p>
          </table:table-cell>
          <table:table-cell office:value-type="float" office:value="0.182772" calcext:value-type="float">
            <text:p>0.182772</text:p>
          </table:table-cell>
          <table:table-cell office:value-type="float" office:value="0.173603" calcext:value-type="float">
            <text:p>0.173603</text:p>
          </table:table-cell>
          <table:table-cell office:value-type="float" office:value="0.175469" calcext:value-type="float">
            <text:p>0.175469</text:p>
          </table:table-cell>
          <table:table-cell office:value-type="float" office:value="0.180382" calcext:value-type="float">
            <text:p>0.180382</text:p>
          </table:table-cell>
          <table:table-cell office:value-type="float" office:value="0.176203" calcext:value-type="float">
            <text:p>0.176203</text:p>
          </table:table-cell>
          <table:table-cell office:value-type="float" office:value="0.18736" calcext:value-type="float">
            <text:p>0.18736</text:p>
          </table:table-cell>
          <table:table-cell office:value-type="float" office:value="0.142203" calcext:value-type="float">
            <text:p>0.142203</text:p>
          </table:table-cell>
          <table:table-cell office:value-type="float" office:value="0.151657" calcext:value-type="float">
            <text:p>0.151657</text:p>
          </table:table-cell>
        </table:table-row>
        <table:table-row table:style-name="ro1">
          <table:table-cell office:value-type="float" office:value="0.466829" calcext:value-type="float">
            <text:p>0.466829</text:p>
          </table:table-cell>
          <table:table-cell office:value-type="float" office:value="0.436544" calcext:value-type="float">
            <text:p>0.436544</text:p>
          </table:table-cell>
          <table:table-cell office:value-type="float" office:value="0.315434" calcext:value-type="float">
            <text:p>0.315434</text:p>
          </table:table-cell>
          <table:table-cell office:value-type="float" office:value="0.442311" calcext:value-type="float">
            <text:p>0.442311</text:p>
          </table:table-cell>
          <table:table-cell office:value-type="float" office:value="0.382375" calcext:value-type="float">
            <text:p>0.382375</text:p>
          </table:table-cell>
          <table:table-cell office:value-type="float" office:value="0.358778" calcext:value-type="float">
            <text:p>0.358778</text:p>
          </table:table-cell>
          <table:table-cell office:value-type="float" office:value="0.545977" calcext:value-type="float">
            <text:p>0.545977</text:p>
          </table:table-cell>
          <table:table-cell office:value-type="float" office:value="0.435645" calcext:value-type="float">
            <text:p>0.435645</text:p>
          </table:table-cell>
          <table:table-cell office:value-type="float" office:value="0.305501" calcext:value-type="float">
            <text:p>0.305501</text:p>
          </table:table-cell>
        </table:table-row>
        <table:table-row table:style-name="ro1">
          <table:table-cell office:value-type="float" office:value="0.609721" calcext:value-type="float">
            <text:p>0.609721</text:p>
          </table:table-cell>
          <table:table-cell office:value-type="float" office:value="0.500041" calcext:value-type="float">
            <text:p>0.500041</text:p>
          </table:table-cell>
          <table:table-cell office:value-type="float" office:value="0.542811" calcext:value-type="float">
            <text:p>0.542811</text:p>
          </table:table-cell>
          <table:table-cell office:value-type="float" office:value="0.549032" calcext:value-type="float">
            <text:p>0.549032</text:p>
          </table:table-cell>
          <table:table-cell office:value-type="float" office:value="0.480639" calcext:value-type="float">
            <text:p>0.480639</text:p>
          </table:table-cell>
          <table:table-cell office:value-type="float" office:value="0.54018" calcext:value-type="float">
            <text:p>0.54018</text:p>
          </table:table-cell>
          <table:table-cell office:value-type="float" office:value="0.583507" calcext:value-type="float">
            <text:p>0.583507</text:p>
          </table:table-cell>
          <table:table-cell office:value-type="float" office:value="0.562573" calcext:value-type="float">
            <text:p>0.562573</text:p>
          </table:table-cell>
          <table:table-cell office:value-type="float" office:value="0.705375" calcext:value-type="float">
            <text:p>0.705375</text:p>
          </table:table-cell>
        </table:table-row>
        <table:table-row table:style-name="ro1">
          <table:table-cell office:value-type="float" office:value="0.211048" calcext:value-type="float">
            <text:p>0.211048</text:p>
          </table:table-cell>
          <table:table-cell office:value-type="float" office:value="0.190841" calcext:value-type="float">
            <text:p>0.190841</text:p>
          </table:table-cell>
          <table:table-cell office:value-type="float" office:value="0.172006" calcext:value-type="float">
            <text:p>0.172006</text:p>
          </table:table-cell>
          <table:table-cell office:value-type="float" office:value="0.166224" calcext:value-type="float">
            <text:p>0.166224</text:p>
          </table:table-cell>
          <table:table-cell office:value-type="float" office:value="0.170526" calcext:value-type="float">
            <text:p>0.170526</text:p>
          </table:table-cell>
          <table:table-cell office:value-type="float" office:value="0.136433" calcext:value-type="float">
            <text:p>0.136433</text:p>
          </table:table-cell>
          <table:table-cell office:value-type="float" office:value="0.176053" calcext:value-type="float">
            <text:p>0.176053</text:p>
          </table:table-cell>
          <table:table-cell office:value-type="float" office:value="0.140544" calcext:value-type="float">
            <text:p>0.140544</text:p>
          </table:table-cell>
          <table:table-cell office:value-type="float" office:value="0.126198" calcext:value-type="float">
            <text:p>0.126198</text:p>
          </table:table-cell>
        </table:table-row>
        <table:table-row table:style-name="ro1">
          <table:table-cell office:value-type="float" office:value="0.00211093" calcext:value-type="float">
            <text:p>0.00211093</text:p>
          </table:table-cell>
          <table:table-cell office:value-type="float" office:value="0.00158137" calcext:value-type="float">
            <text:p>0.00158137</text:p>
          </table:table-cell>
          <table:table-cell office:value-type="float" office:value="0.0013645" calcext:value-type="float">
            <text:p>0.0013645</text:p>
          </table:table-cell>
          <table:table-cell office:value-type="float" office:value="0.00160337" calcext:value-type="float">
            <text:p>0.00160337</text:p>
          </table:table-cell>
          <table:table-cell office:value-type="float" office:value="0.00169339" calcext:value-type="float">
            <text:p>0.00169339</text:p>
          </table:table-cell>
          <table:table-cell office:value-type="float" office:value="0.00134099" calcext:value-type="float">
            <text:p>0.00134099</text:p>
          </table:table-cell>
          <table:table-cell office:value-type="float" office:value="0.00130643" calcext:value-type="float">
            <text:p>0.00130643</text:p>
          </table:table-cell>
          <table:table-cell office:value-type="float" office:value="0.000793009" calcext:value-type="float">
            <text:p>0.000793009</text:p>
          </table:table-cell>
          <table:table-cell office:value-type="float" office:value="0.000800692" calcext:value-type="float">
            <text:p>0.000800692</text:p>
          </table:table-cell>
        </table:table-row>
        <table:table-row table:style-name="ro1">
          <table:table-cell office:value-type="float" office:value="0.00192166" calcext:value-type="float">
            <text:p>0.00192166</text:p>
          </table:table-cell>
          <table:table-cell office:value-type="float" office:value="0.00155964" calcext:value-type="float">
            <text:p>0.00155964</text:p>
          </table:table-cell>
          <table:table-cell office:value-type="float" office:value="0.00137926" calcext:value-type="float">
            <text:p>0.00137926</text:p>
          </table:table-cell>
          <table:table-cell office:value-type="float" office:value="0.00149003" calcext:value-type="float">
            <text:p>0.00149003</text:p>
          </table:table-cell>
          <table:table-cell office:value-type="float" office:value="0.00152144" calcext:value-type="float">
            <text:p>0.00152144</text:p>
          </table:table-cell>
          <table:table-cell office:value-type="float" office:value="0.00119218" calcext:value-type="float">
            <text:p>0.00119218</text:p>
          </table:table-cell>
          <table:table-cell office:value-type="float" office:value="0.00116534" calcext:value-type="float">
            <text:p>0.00116534</text:p>
          </table:table-cell>
          <table:table-cell office:value-type="float" office:value="0.00083548" calcext:value-type="float">
            <text:p>0.00083548</text:p>
          </table:table-cell>
          <table:table-cell office:value-type="float" office:value="0.000911147" calcext:value-type="float">
            <text:p>0.000911147</text:p>
          </table:table-cell>
        </table:table-row>
        <table:table-row table:style-name="ro1">
          <table:table-cell office:value-type="float" office:value="0.00238254" calcext:value-type="float">
            <text:p>0.00238254</text:p>
          </table:table-cell>
          <table:table-cell office:value-type="float" office:value="0.00190924" calcext:value-type="float">
            <text:p>0.00190924</text:p>
          </table:table-cell>
          <table:table-cell office:value-type="float" office:value="0.00221645" calcext:value-type="float">
            <text:p>0.00221645</text:p>
          </table:table-cell>
          <table:table-cell office:value-type="float" office:value="0.00238392" calcext:value-type="float">
            <text:p>0.00238392</text:p>
          </table:table-cell>
          <table:table-cell office:value-type="float" office:value="0.00202259" calcext:value-type="float">
            <text:p>0.00202259</text:p>
          </table:table-cell>
          <table:table-cell office:value-type="float" office:value="0.00173695" calcext:value-type="float">
            <text:p>0.00173695</text:p>
          </table:table-cell>
          <table:table-cell office:value-type="float" office:value="0.00173395" calcext:value-type="float">
            <text:p>0.00173395</text:p>
          </table:table-cell>
          <table:table-cell office:value-type="float" office:value="0.00117966" calcext:value-type="float">
            <text:p>0.00117966</text:p>
          </table:table-cell>
          <table:table-cell office:value-type="float" office:value="0.00120274" calcext:value-type="float">
            <text:p>0.00120274</text:p>
          </table:table-cell>
        </table:table-row>
        <table:table-row table:style-name="ro1">
          <table:table-cell office:value-type="float" office:value="0.734657" calcext:value-type="float">
            <text:p>0.734657</text:p>
          </table:table-cell>
          <table:table-cell office:value-type="float" office:value="0.594818" calcext:value-type="float">
            <text:p>0.594818</text:p>
          </table:table-cell>
          <table:table-cell office:value-type="float" office:value="0.830483" calcext:value-type="float">
            <text:p>0.830483</text:p>
          </table:table-cell>
          <table:table-cell office:value-type="float" office:value="0.636795" calcext:value-type="float">
            <text:p>0.636795</text:p>
          </table:table-cell>
          <table:table-cell office:value-type="float" office:value="0.810418" calcext:value-type="float">
            <text:p>0.810418</text:p>
          </table:table-cell>
          <table:table-cell office:value-type="float" office:value="0.783285" calcext:value-type="float">
            <text:p>0.783285</text:p>
          </table:table-cell>
          <table:table-cell office:value-type="float" office:value="0.546014" calcext:value-type="float">
            <text:p>0.546014</text:p>
          </table:table-cell>
          <table:table-cell office:value-type="float" office:value="0.566167" calcext:value-type="float">
            <text:p>0.566167</text:p>
          </table:table-cell>
          <table:table-cell office:value-type="float" office:value="0.370329" calcext:value-type="float">
            <text:p>0.370329</text:p>
          </table:table-cell>
        </table:table-row>
        <table:table-row table:style-name="ro1">
          <table:table-cell office:value-type="float" office:value="0.00722475" calcext:value-type="float">
            <text:p>0.00722475</text:p>
          </table:table-cell>
          <table:table-cell office:value-type="float" office:value="0.00683852" calcext:value-type="float">
            <text:p>0.00683852</text:p>
          </table:table-cell>
          <table:table-cell office:value-type="float" office:value="0.00673634" calcext:value-type="float">
            <text:p>0.00673634</text:p>
          </table:table-cell>
          <table:table-cell office:value-type="float" office:value="0.00693153" calcext:value-type="float">
            <text:p>0.00693153</text:p>
          </table:table-cell>
          <table:table-cell office:value-type="float" office:value="0.00680371" calcext:value-type="float">
            <text:p>0.00680371</text:p>
          </table:table-cell>
          <table:table-cell office:value-type="float" office:value="0.00605221" calcext:value-type="float">
            <text:p>0.00605221</text:p>
          </table:table-cell>
          <table:table-cell office:value-type="float" office:value="0.00587501" calcext:value-type="float">
            <text:p>0.00587501</text:p>
          </table:table-cell>
          <table:table-cell office:value-type="float" office:value="0.00592145" calcext:value-type="float">
            <text:p>0.00592145</text:p>
          </table:table-cell>
          <table:table-cell office:value-type="float" office:value="0.00582007" calcext:value-type="float">
            <text:p>0.00582007</text:p>
          </table:table-cell>
        </table:table-row>
        <table:table-row table:style-name="ro1">
          <table:table-cell office:value-type="float" office:value="0.0138656" calcext:value-type="float">
            <text:p>0.0138656</text:p>
          </table:table-cell>
          <table:table-cell office:value-type="float" office:value="0.014089" calcext:value-type="float">
            <text:p>0.014089</text:p>
          </table:table-cell>
          <table:table-cell office:value-type="float" office:value="0.0125681" calcext:value-type="float">
            <text:p>0.0125681</text:p>
          </table:table-cell>
          <table:table-cell office:value-type="float" office:value="0.0166425" calcext:value-type="float">
            <text:p>0.0166425</text:p>
          </table:table-cell>
          <table:table-cell office:value-type="float" office:value="0.014734" calcext:value-type="float">
            <text:p>0.014734</text:p>
          </table:table-cell>
          <table:table-cell office:value-type="float" office:value="0.0129286" calcext:value-type="float">
            <text:p>0.0129286</text:p>
          </table:table-cell>
          <table:table-cell office:value-type="float" office:value="0.0120511" calcext:value-type="float">
            <text:p>0.0120511</text:p>
          </table:table-cell>
          <table:table-cell office:value-type="float" office:value="0.0103001" calcext:value-type="float">
            <text:p>0.0103001</text:p>
          </table:table-cell>
          <table:table-cell office:value-type="float" office:value="0.00868067" calcext:value-type="float">
            <text:p>0.00868067</text:p>
          </table:table-cell>
        </table:table-row>
        <table:table-row table:style-name="ro1">
          <table:table-cell table:style-name="ce7" office:value-type="float" office:value="0.000033897" calcext:value-type="float">
            <text:p>3.39E-05</text:p>
          </table:table-cell>
          <table:table-cell table:style-name="ce7" office:value-type="float" office:value="0.0000295253" calcext:value-type="float">
            <text:p>2.95E-05</text:p>
          </table:table-cell>
          <table:table-cell table:style-name="ce17" office:value-type="float" office:value="0.0000334587" calcext:value-type="float">
            <text:p>3.35E-05</text:p>
          </table:table-cell>
          <table:table-cell table:style-name="ce17" office:value-type="float" office:value="0.0000283909" calcext:value-type="float">
            <text:p>2.84E-05</text:p>
          </table:table-cell>
          <table:table-cell table:style-name="ce7" office:value-type="float" office:value="0.0000310319" calcext:value-type="float">
            <text:p>3.10E-05</text:p>
          </table:table-cell>
          <table:table-cell table:style-name="ce7" office:value-type="float" office:value="0.0000322288" calcext:value-type="float">
            <text:p>3.22E-05</text:p>
          </table:table-cell>
          <table:table-cell table:style-name="ce7" office:value-type="float" office:value="0.0000312131" calcext:value-type="float">
            <text:p>3.12E-05</text:p>
          </table:table-cell>
          <table:table-cell table:style-name="ce17" office:value-type="float" office:value="0.0000361304" calcext:value-type="float">
            <text:p>3.61E-05</text:p>
          </table:table-cell>
          <table:table-cell table:style-name="ce17" office:value-type="float" office:value="0.000030311" calcext:value-type="float">
            <text:p>3.03E-05</text:p>
          </table:table-cell>
        </table:table-row>
        <table:table-row table:style-name="ro1">
          <table:table-cell table:style-name="ce7" office:value-type="float" office:value="0.0000434461" calcext:value-type="float">
            <text:p>4.34E-05</text:p>
          </table:table-cell>
          <table:table-cell table:style-name="ce7" office:value-type="float" office:value="0.0000334102" calcext:value-type="float">
            <text:p>3.34E-05</text:p>
          </table:table-cell>
          <table:table-cell table:style-name="ce17" office:value-type="float" office:value="0.0000295183" calcext:value-type="float">
            <text:p>2.95E-05</text:p>
          </table:table-cell>
          <table:table-cell table:style-name="ce17" office:value-type="float" office:value="0.000031755" calcext:value-type="float">
            <text:p>3.18E-05</text:p>
          </table:table-cell>
          <table:table-cell table:style-name="ce7" office:value-type="float" office:value="0.0000336097" calcext:value-type="float">
            <text:p>3.36E-05</text:p>
          </table:table-cell>
          <table:table-cell table:style-name="ce7" office:value-type="float" office:value="0.0000344132" calcext:value-type="float">
            <text:p>3.44E-05</text:p>
          </table:table-cell>
          <table:table-cell table:style-name="ce7" office:value-type="float" office:value="0.0000352308" calcext:value-type="float">
            <text:p>3.52E-05</text:p>
          </table:table-cell>
          <table:table-cell table:style-name="ce17" office:value-type="float" office:value="0.0000347383" calcext:value-type="float">
            <text:p>3.47E-05</text:p>
          </table:table-cell>
          <table:table-cell table:style-name="ce17" office:value-type="float" office:value="0.0000352594" calcext:value-type="float">
            <text:p>3.53E-05</text:p>
          </table:table-cell>
        </table:table-row>
        <table:table-row table:style-name="ro1">
          <table:table-cell office:value-type="float" office:value="0.0256262" calcext:value-type="float">
            <text:p>0.0256262</text:p>
          </table:table-cell>
          <table:table-cell office:value-type="float" office:value="0.0205647" calcext:value-type="float">
            <text:p>0.0205647</text:p>
          </table:table-cell>
          <table:table-cell office:value-type="float" office:value="0.0213042" calcext:value-type="float">
            <text:p>0.0213042</text:p>
          </table:table-cell>
          <table:table-cell office:value-type="float" office:value="0.0194803" calcext:value-type="float">
            <text:p>0.0194803</text:p>
          </table:table-cell>
          <table:table-cell office:value-type="float" office:value="0.0220763" calcext:value-type="float">
            <text:p>0.0220763</text:p>
          </table:table-cell>
          <table:table-cell office:value-type="float" office:value="0.0222756" calcext:value-type="float">
            <text:p>0.0222756</text:p>
          </table:table-cell>
          <table:table-cell office:value-type="float" office:value="0.0224509" calcext:value-type="float">
            <text:p>0.0224509</text:p>
          </table:table-cell>
          <table:table-cell office:value-type="float" office:value="0.0179769" calcext:value-type="float">
            <text:p>0.0179769</text:p>
          </table:table-cell>
          <table:table-cell office:value-type="float" office:value="0.0136542" calcext:value-type="float">
            <text:p>0.0136542</text:p>
          </table:table-cell>
        </table:table-row>
        <table:table-row table:style-name="ro1">
          <table:table-cell table:style-name="ce8" table:formula="of:=SUM([.A2:.A194])/193" office:value-type="float" office:value="0.275410292347668" calcext:value-type="float">
            <text:p>0.275410292347668</text:p>
          </table:table-cell>
          <table:table-cell table:style-name="ce8" table:formula="of:=SUM([.B2:.B194])/193" office:value-type="float" office:value="0.272565204173575" calcext:value-type="float">
            <text:p>0.272565204173575</text:p>
          </table:table-cell>
          <table:table-cell table:style-name="ce18" table:formula="of:=SUM([.C2:.C194])/193" office:value-type="float" office:value="0.274506356098446" calcext:value-type="float">
            <text:p>0.274506356098446</text:p>
          </table:table-cell>
          <table:table-cell table:style-name="ce18" table:formula="of:=SUM([.D2:.D194])/193" office:value-type="float" office:value="0.271792711895855" calcext:value-type="float">
            <text:p>0.271792711895855</text:p>
          </table:table-cell>
          <table:table-cell table:style-name="ce8" table:formula="of:=SUM([.E2:.E194])/193" office:value-type="float" office:value="0.267234852702591" calcext:value-type="float">
            <text:p>0.267234852702591</text:p>
          </table:table-cell>
          <table:table-cell table:style-name="ce8" table:formula="of:=SUM([.F2:.F194])/193" office:value-type="float" office:value="0.282778772911917" calcext:value-type="float">
            <text:p>0.282778772911917</text:p>
          </table:table-cell>
          <table:table-cell table:style-name="ce8" table:formula="of:=SUM([.G2:.G194])/193" office:value-type="float" office:value="0.284897806600518" calcext:value-type="float">
            <text:p>0.284897806600518</text:p>
          </table:table-cell>
          <table:table-cell table:style-name="ce18" table:formula="of:=SUM([.H2:.H194])/193" office:value-type="float" office:value="0.28066881382228" calcext:value-type="float">
            <text:p>0.28066881382228</text:p>
          </table:table-cell>
          <table:table-cell table:style-name="ce18" table:formula="of:=SUM([.I2:.I194])/193" office:value-type="float" office:value="0.247074762121243" calcext:value-type="float">
            <text:p>0.247074762121243</text:p>
          </table:table-cell>
        </table:table-row>
      </table:table>
      <table:named-expressions/>
      <table:database-ranges>
        <table:database-range table:name="__Anonymous_Sheet_DB__0" table:target-range-address="'A-objval'.A2:'A-objval'.J19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B-objval'.A2:'B-objval'.J194" table:contains-header="false">
          <table:sort>
            <table:sort-by table:field-number="9" table:data-type="automatic"/>
          </table:sort>
        </table:database-range>
        <table:database-range table:name="__Anonymous_Sheet_DB__2" table:target-range-address="'C-objval'.A2:'C-objval'.J194" table:contains-header="false">
          <table:sort>
            <table:sort-by table:field-number="9" table:data-type="automatic"/>
          </table:sort>
        </table:database-range>
        <table:database-range table:name="__Anonymous_Sheet_DB__3" table:target-range-address="'D-objval'.A2:'D-objval'.J194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 style:data-style-name="N2" text:time-value="00:42:19.8336136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1:15:56.791078352</meta:creation-date>
    <dc:date>2022-01-28T01:05:38.784369226</dc:date>
    <meta:editing-duration>PT5H36M20S</meta:editing-duration>
    <meta:editing-cycles>52</meta:editing-cycles>
    <meta:generator>LibreOffice/7.2.5.2$Linux_X86_64 LibreOffice_project/499f9727c189e6ef3471021d6132d4c694f357e5</meta:generator>
    <meta:document-statistic meta:table-count="8" meta:cell-count="21800" meta:object-count="0"/>
  </office:meta>
</office:document-meta>
</file>